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-- phpMyAdmin SQL Dump</text:p>
      <text:p text:style-name="P1">-- version 4.1.8</text:p>
      <text:p text:style-name="P1">-- http://www.phpmyadmin.net</text:p>
      <text:p text:style-name="P1">--</text:p>
      <text:p text:style-name="P1">-- Host: localhost:8889</text:p>
      <text:p text:style-name="P1">-- Generation Time: Jan 08, 2015 at 10:29 AM</text:p>
      <text:p text:style-name="P1">-- Server version: 5.5.34</text:p>
      <text:p text:style-name="P1">-- PHP Version: 5.5.10</text:p>
      <text:p text:style-name="P1"/>
      <text:p text:style-name="P1">SET SQL_MODE = "NO_AUTO_VALUE_ON_ZERO";</text:p>
      <text:p text:style-name="P1">SET time_zone = "+00:00";</text:p>
      <text:p text:style-name="P1"/>
      <text:p text:style-name="P1">--</text:p>
      <text:p text:style-name="P1">-- Database: `Hacking`</text:p>
      <text:p text:style-name="P1">--</text:p>
      <text:p text:style-name="P1"/>
      <text:p text:style-name="P1">-- --------------------------------------------------------</text:p>
      <text:p text:style-name="P1"/>
      <text:p text:style-name="P1">--</text:p>
      <text:p text:style-name="P1">-- Table structure for table `comments`</text:p>
      <text:p text:style-name="P1">--</text:p>
      <text:p text:style-name="P1"/>
      <text:p text:style-name="P1">CREATE TABLE `comments` (</text:p>
      <text:p text:style-name="P1"><text:s text:c="2"/>`id` int(11) NOT NULL AUTO_INCREMENT,</text:p>
      <text:p text:style-name="P1"><text:s text:c="2"/>`comment` text NOT NULL,</text:p>
      <text:p text:style-name="P1"><text:s text:c="2"/>`contentNr` varchar(40) NOT NULL,</text:p>
      <text:p text:style-name="P1"><text:s text:c="2"/>`user_id` int(10) NOT NULL,</text:p>
      <text:p text:style-name="P1"><text:s text:c="2"/>`date` timestamp NOT NULL DEFAULT CURRENT_TIMESTAMP,</text:p>
      <text:p text:style-name="P1"><text:s text:c="2"/>PRIMARY KEY (`id`)</text:p>
      <text:p text:style-name="P1">) ENGINE=InnoDB <text:s/>DEFAULT CHARSET=latin1 AUTO_INCREMENT=37 ;</text:p>
      <text:p text:style-name="P1"/>
      <text:p text:style-name="P1">--</text:p>
      <text:p text:style-name="P1">-- Dumping data for table `comments`</text:p>
      <text:p text:style-name="P1">--</text:p>
      <text:p text:style-name="P1"/>
      <text:p text:style-name="P1">INSERT INTO `comments` (`id`, `comment`, `contentNr`, `user_id`, `date`) VALUES</text:p>
      <text:p text:style-name="P1">(27, 'sAby+sqBdvU=', '2724545', 19, '2014-12-12 11:06:05'),</text:p>
      <text:p text:style-name="P1">(28, 'Th3Bw8EYqp0=', '2724545', 19, '2014-12-12 11:08:37'),</text:p>
      <text:p text:style-name="P1">(29, 'F44Hasfm6oMfndQp6vtPrQE9ya/x5lc/8mn0hN6fy+eB6r4N04nhGTZrPXjLWPZY', '2724545', 18, '2014-12-12 11:13:41'),</text:p>
      <text:p text:style-name="P1">(30, '4/+0mWWEb1A=', '6723053', 18, '2014-12-12 11:23:39'),</text:p>
      <text:p text:style-name="P1">(31, 'mmLgCucn1rLhtI5BiZpGPA==', '6723053', 18, '2014-12-15 08:39:29'),</text:p>
      <text:p text:style-name="P1">(32, 'kZZbiDyjsu1eCKx3Zwq1+xhEYvjUK6dcz89sI7MsBVfRBw9034SMScG1NmpRnxJLi0BX9fye6Knj9HafivEsYW5jXS5YTMMVFIGo4IDZBHQm/l0WdArrC9GuQuT6+sv0eORYgN5aPZcS+QFQN8d/35GWW4g8o7LtXgisd2cKtftCBQXHdvndw7M9CUX9uaoLjjdJLOGkvmLfxgs921lBWhzUUZ87jn7P6im7tCOjwKyV7bPXo+Bjt6pm3yI9QEc4qVuwOtxdsWjkzZP+7zbAo4XM3x8BS/bmc87EVhMOuWx08Boka29HcqQA5qFDv9khmwdLGzWB4b3rq6qeUnFnsJxjI+XsIn+HrGnMaQPJkGHqKbu0I6PArJXts9ej4GO3qmbfIj1ARzipW7A63F2xaOTNk/7vNsCjhczfHwFL9uZzzsRWEw65bGGZww2klsnH2a5H7f1YHeOzui03M2HnYmWtMERwf/bTlIMaPS69SSDPz2wjsywFVwScaE2Xoq7F9FnCQF+se66Q0t9zeWV837pH7+QJ7c+U9vIv+SxfTL6DFwfcxUna+WLwniejCxl48w220HGh2D9JNkb89gN8KxGclkU24Oe0o3H0tg+n9RmkAOahQ7/ZITn1rApy/gmtjHjXqW3wYQgtwEskKeAqRuurqp5ScWewnGMj5ewif4ei2P+SAVw3XJAtBe+scsyc07rrqUdjHP1Qj38bxUdIIVgqZhrWuUIHijz2QuIMeXBE3hv/9aOZ8cw4FE/PeXHRt+sIGJftmguzUS9zmAxNI036nZr/OyP7TWM8pe4X6GTYyNdw3cYfZ9Dk8LB5ufOHsz0JRf25qguON0ks4aS+Yj8LoZvYa/l4szMfM4g//4qM1Qyu98tfnskN5jhBsnGssnALnvu+/tZYrhdEkj2Ss4sk0BVYdWNoq/DdOIA0XWp9G8w/5+k9fJT0eTG0dlWwls1MP31/B6OlDjA+yclY2/JRrdlLzjfqlAoo1sy/O5EQdEkbHBmSRbpH7+QJ7c+U9vIv+SxfTL6DFwfcxUna+WLwniejCxl48w220HGh2D9JNkb89gN8KxGclkU24Oe0VAIpEAJliuaAQj954F9083VPHaZizziqMnxrK+jg8uqhe6G1/+Rw/g88Tc2rbzROm5J+J5tCL7gd8WfRsJ7SrrMzHzOIP/+KjNUMrvfLX57JDeY4QbJxrLJwC577vv7WWK4XRJI9krOLJNAVWHVjaKvw3TiANF1qxKXDm35UaQaItW84wJckEyT+HxVQBN8K2a5H7f1YHeOzui03M2HnYmWtMERwf/bT7swzr2JiR9QPPE3Nq280TlQXo8mckrwxkC0F76xyzJzTuuupR2Mc/VCPfxvFR0ghWCpmGta5QgeKPPZC4gx5cETeG//1o5nxzDgUT895cdGw8Ty3v9Frg8BQ8VygNsX3Vzxp0eOB0URXPGnR44HRRFc8adHjgdFEywHS/UegRBw=', '6723053', 18, '2014-12-15 08:40:44'),</text:p>
      <text:p text:style-name="P1">(33, '4zUuoAXHuWsbbeQqmRMD3qDRHLeT4FYZlTEsiEYdkC7va8lA7A7TChoadMNIAcfNa1gtfIQu8xk=', '2724545', 18, '2014-12-16 09:05:01'),</text:p>
      <text:p text:style-name="P1">(34, 'bNUhiUfXIq4=', '2724545', 29, '2014-12-18 08:52:54'),</text:p>
      <text:p text:style-name="P1">(35, 'bNUhiUfXIq4=', '2724545', 29, '2014-12-18 09:12:58'),</text:p>
      <text:p text:style-name="P1">(36, 'DTvcGpLMXnU=', '2724545', 29, '2014-12-18 09:15:40');</text:p>
      <text:p text:style-name="P1"/>
      <text:p text:style-name="P1">-- --------------------------------------------------------</text:p>
      <text:p text:style-name="P1"/>
      <text:p text:style-name="P1">--</text:p>
      <text:p text:style-name="P1">-- Table structure for table `content`</text:p>
      <text:p text:style-name="P1">--</text:p>
      <text:p text:style-name="P1"/>
      <text:p text:style-name="P1">CREATE TABLE `content` (</text:p>
      <text:p text:style-name="P1"><text:s text:c="2"/>`id` int(11) NOT NULL AUTO_INCREMENT,</text:p>
      <text:p text:style-name="P1"><text:s text:c="2"/>`randomnr` int(10) NOT NULL,</text:p>
      <text:p text:style-name="P1"><text:s text:c="2"/>`text_input` varchar(250) NOT NULL,</text:p>
      <text:p text:style-name="P1"><text:s text:c="2"/>`image` longtext NOT NULL,</text:p>
      <text:p text:style-name="P1"><text:s text:c="2"/>`image_name` varchar(25) NOT NULL,</text:p>
      <text:p text:style-name="P1"><text:s text:c="2"/>PRIMARY KEY (`id`)</text:p>
      <text:p text:style-name="P1">) ENGINE=InnoDB <text:s/>DEFAULT CHARSET=latin1 AUTO_INCREMENT=9 ;</text:p>
      <text:p text:style-name="P1"/>
      <text:p text:style-name="P1">--</text:p>
      <text:p text:style-name="P1">-- Dumping data for table `content`</text:p>
      <text:p text:style-name="P1">--</text:p>
      <text:p text:style-name="P1"/>
      <text:p text:style-name="P1">INSERT INTO `content` (`id`, `randomnr`, `text_input`, `image`, `image_name`) VALUES</text:p>
      <text:p text:style-name="P1">(1, 2724545, 'hej', 'data:image/jpeg;base64,/9j/4AAQSkZJRgABAQEAYABgAAD//gAEKgD/4gv4SUNDX1BST0ZJTEUAAQEAAAvoAAAAAAIAAABtbnRyUkdCIFhZWiAH2QADABsAFQAkAB9hY3NwAAAAAAAAAAAAAAAAAAAAAAAAAAEAAAAAAAAAAAAA9tYAAQAAAADTLQAAAAAp+D3er/JVrnhC+uTKgzkNAAAAAAAAAAAAAAAAAAAAAAAAAAAAAAAAAAAAAAAAABBkZXNjAAABRAAAAHliWFlaAAABwAAAABRiVFJDAAAB1AAACAxkbWRkAAAJ4AAAAIhnWFlaAAAKaAAAABRnVFJDAAAB1AAACAxsdW1pAAAKfAAAABRtZWFzAAAKkAAAACRia3B0AAAKtAAAABRyWFlaAAAKyAAAABRyVFJDAAAB1AAACAx0ZWNoAAAK3AAAAAx2dWVkAAAK6AAAAId3dHB0AAALcAAAABRjcHJ0AAALhAAAADdjaGFkAAALvAAAACxkZXNjAAAAAAAAAB9zUkdCIElFQzYxOTY2LTItMSBibGFjayBzY2FsZWQAAAAAAAAAAAAAAAAAAAAAAAAAAAAAAAAAAAAAAAAAAAAAAAAAAAAAAAAAAAAAAAAAAAAAAAAAAAAAAAAAAAAAAAAAAAAAAAAAAAAAAAAAAAAAWFlaIAAAAAAAACSgAAAPhAAAts9jdXJ2AAAAAAAABAAAAAAFAAoADwAUABkAHgAjACgALQAyADcAOwBAAEUASgBPAFQAWQBeAGMAaABtAHIAdwB8AIEAhgCLAJAAlQCaAJ8ApACpAK4AsgC3ALwAwQDGAMsA0ADVANsA4ADlAOsA8AD2APsBAQEHAQ0BEwEZAR8BJQErATIBOAE+AUUBTAFSAVkBYAFnAW4BdQF8AYMBiwGSAZoBoQGpAbEBuQHBAckB0QHZAeEB6QHyAfoCAwIMAhQCHQImAi8COAJBAksCVAJdAmcCcQJ6AoQCjgKYAqICrAK2AsECywLVAuAC6wL1AwADCwMWAyEDLQM4A0MDTwNaA2YDcgN+A4oDlgOiA64DugPHA9MD4APsA/kEBgQTBCAELQQ7BEgEVQRjBHEEfgSMBJoEqAS2BMQE0wThBPAE/gUNBRwFKwU6BUkFWAVnBXcFhgWWBaYFtQXFBdUF5QX2BgYGFgYnBjcGSAZZBmoGewaMBp0GrwbABtEG4wb1BwcHGQcrBz0HTwdhB3QHhgeZB6wHvwfSB+UH+AgLCB8IMghGCFoIbgiCCJYIqgi+CNII5wj7CRAJJQk6CU8JZAl5CY8JpAm6Cc8J5Qn7ChEKJwo9ClQKagqBCpgKrgrFCtwK8wsLCyILOQtRC2kLgAuYC7ALyAvhC/kMEgwqDEMMXAx1DI4MpwzADNkM8w0NDSYNQA1aDXQNjg2pDcMN3g34DhMOLg5JDmQOfw6bDrYO0g7uDwkPJQ9BD14Peg+WD7MPzw/sEAkQJhBDEGEQfhCbELkQ1xD1ERMRMRFPEW0RjBGqEckR6BIHEiYSRRJkEoQSoxLDEuMTAxMjE0MTYxODE6QTxRPlFAYUJxRJFGoUixStFM4U8BUSFTQVVhV4FZsVvRXgFgMWJhZJFmwWjxayFtYW+hcdF0EXZReJF64X0hf3GBsYQBhlGIoYrxjVGPoZIBlFGWsZkRm3Gd0aBBoqGlEadxqeGsUa7BsUGzsbYxuKG7Ib2hwCHCocUhx7HKMczBz1HR4dRx1wHZkdwx3sHhYeQB5qHpQevh7pHxMfPh9pH5Qfvx/qIBUgQSBsIJggxCDwIRwhSCF1IaEhziH7IiciVSKCIq8i3SMKIzgjZiOUI8Ij8CQfJE0kfCSrJNolCSU4JWgllyXHJfcmJyZXJocmtyboJxgnSSd6J6sn3CgNKD8ocSiiKNQpBik4KWspnSnQKgIqNSpoKpsqzysCKzYraSudK9EsBSw5LG4soizXLQwtQS12Last4S4WLkwugi63Lu4vJC9aL5Evxy/+MDUwbDCkMNsxEjFKMYIxujHyMioyYzKbMtQzDTNGM38zuDPxNCs0ZTSeNNg1EzVNNYc1wjX9Njc2cjauNuk3JDdgN5w31zgUOFA4jDjIOQU5Qjl/Obw5+To2OnQ6sjrvOy07azuqO+g8JzxlPKQ84z0iPWE9oT3gPiA+YD6gPuA/IT9hP6I/4kAjQGRApkDnQSlBakGsQe5CMEJyQrVC90M6Q31DwEQDREdEikTORRJFVUWaRd5GIkZnRqtG8Ec1R3tHwEgFSEtIkUjXSR1JY0mpSfBKN0p9SsRLDEtTS5pL4kwqTHJMuk0CTUpNk03cTiVObk63TwBPSU+TT91QJ1BxULtRBlFQUZtR5lIxUnxSx1MTU19TqlP2VEJUj1TbVShVdVXCVg9WXFapVvdXRFeSV+BYL1h9WMtZGllpWbhaB1pWWqZa9VtFW5Vb5Vw1XIZc1l0nXXhdyV4aXmxevV8PX2Ffs2AFYFdgqmD8YU9homH1YklinGLwY0Njl2PrZEBklGTpZT1lkmXnZj1mkmboZz1nk2fpaD9olmjsaUNpmmnxakhqn2r3a09rp2v/bFdsr20IbWBtuW4SbmtuxG8eb3hv0XArcIZw4HE6cZVx8HJLcqZzAXNdc7h0FHRwdMx1KHWFdeF2Pnabdvh3VnezeBF4bnjMeSp5iXnnekZ6pXsEe2N7wnwhfIF84X1BfaF+AX5ifsJ/I3+Ef+WAR4CogQqBa4HNgjCCkoL0g1eDuoQdhICE44VHhauGDoZyhteHO4efiASIaYjOiTOJmYn+imSKyoswi5aL/IxjjMqNMY2Yjf+OZo7OjzaPnpAGkG6Q1pE/kaiSEZJ6kuOTTZO2lCCUipT0lV+VyZY0lp+XCpd1l+CYTJi4mSSZkJn8mmia1ZtCm6+cHJyJnPedZJ3SnkCerp8dn4uf+qBpoNihR6G2oiailqMGo3aj5qRWpMelOKWpphqmi6b9p26n4KhSqMSpN6mpqhyqj6sCq3Wr6axcrNCtRK24ri2uoa8Wr4uwALB1sOqxYLHWskuywrM4s660JbSctRO1irYBtnm28Ldot+C4WbjRuUq5wro7urW7LrunvCG8m70VvY++Cr6Evv+/er/1wHDA7MFnwePCX8Lbw1jD1MRRxM7FS8XIxkbGw8dBx7/IPci8yTrJuco4yrfLNsu2zDXMtc01zbXONs62zzfPuNA50LrRPNG+0j/SwdNE08bUSdTL1U7V0dZV1tjXXNfg2GTY6Nls2fHadtr724DcBdyK3RDdlt4c3qLfKd+v4DbgveFE4cziU+Lb42Pj6+Rz5PzlhOYN5pbnH+ep6DLovOlG6dDqW+rl63Dr++yG7RHtnO4o7rTvQO/M8Fjw5fFy8f/yjPMZ86f0NPTC9VD13vZt9vv3ivgZ+Kj5OPnH+lf65/t3/Af8mP0p/br+S/7c/23//2Rlc2MAAAAAAAAALklFQyA2MTk2Ni0yLTEgRGVmYXVsdCBSR0IgQ29sb3VyIFNwYWNlIC0gc1JHQgAAAAAAAAAAAAAAAAAAAAAAAAAAAAAAAAAAAAAAAAAAAAAAAAAAAAAAAAAAAAAAAAAAAAAAAAAAAAAAAAAAAAAAAAAAAAAAAAAAAAAAAABYWVogAAAAAAAAYpkAALeFAAAY2lhZWiAAAAAAAAAAAABQAAAAAAAAbWVhcwAAAAAAAAABAAAAAAAAAAAAAAAAAAAAAAAAAAAAAAACWFlaIAAAAAAAAAMWAAADMwAAAqRYWVogAAAAAAAAb6IAADj1AAADkHNpZyAAAAAAQ1JUIGRlc2MAAAAAAAAALVJlZmVyZW5jZSBWaWV3aW5nIENvbmRpdGlvbiBpbiBJRUMgNjE5NjYtMi0xAAAAAAAAAAAAAAAAAAAAAAAAAAAAAAAAAAAAAAAAAAAAAAAAAAAAAAAAAAAAAAAAAAAAAAAAAAAAAAAAAAAAAAAAAAAAAAAAAAAAAAAAAABYWVogAAAAAAAA9tYAAQAAAADTLXRleHQAAAAAQ29weXJpZ2h0IEludGVybmF0aW9uYWwgQ29sb3IgQ29uc29ydGl1bSwgMjAwOQAAc2YzMgAAAAAAAQxEAAAF3///8yYAAAeUAAD9j///+6H///2iAAAD2wAAwHX/2wBDAAIBAQIBAQICAgICAgICAwUDAwMDAwYEBAMFBwYHBwcGBwcICQsJCAgKCAcHCg0KCgsMDAwMBwkODw0MDgsMDAz/2wBDAQICAgMDAwYDAwYMCAcIDAwMDAwMDAwMDAwMDAwMDAwMDAwMDAwMDAwMDAwMDAwMDAwMDAwMDAwMDAwMDAwMDAz/wAARCAgAClgDASIAAhEBAxEB/8QAHwAAAQUBAQEBAQEAAAAAAAAAAAECAwQFBgcICQoL/8QAtRAAAgEDAwIEAwUFBAQAAAF9AQIDAAQRBRIhMUEGE1FhByJxFDKBkaEII0KxwRVS0fAkM2JyggkKFhcYGRolJicoKSo0NTY3ODk6Q0RFRkdISUpTVFVWV1hZWmNkZWZnaGlqc3R1dnd4eXqDhIWGh4iJipKTlJWWl5iZmqKjpKWmp6ipqrKztLW2t7i5usLDxMXGx8jJytLT1NXW19jZ2uHi4+Tl5ufo6erx8vP09fb3+Pn6/8QAHwEAAwEBAQEBAQEBAQAAAAAAAAECAwQFBgcICQoL/8QAtREAAgECBAQDBAcFBAQAAQJ3AAECAxEEBSExBhJBUQdhcRMiMoEIFEKRobHBCSMzUvAVYnLRChYkNOEl8RcYGRomJygpKjU2Nzg5OkNERUZHSElKU1RVVldYWVpjZGVmZ2hpanN0dXZ3eHl6goOEhYaHiImKkpOUlZaXmJmaoqOkpaanqKmqsrO0tba3uLm6wsPExcbHyMnK0tPU1dbX2Nna4uPk5ebn6Onq8vP09fb3+Pn6/9oADAMBAAIRAxEAPwD+f+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q7od8dL1OC5Cq5tpUl2sMqcMDzVKigCa4JJGRtI4wBx0FQ0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EzRSeSshB2HgH6UTxokaFX3Fs5HpUNFABRRRQAUUUUAFFFFABVqCWNbaQMjGUsuxw2NnXP1zx+VVaKAHyZx6jJ5x1q/YXFsmh3UL22+8kmiaK48zHkoBIHXb/FuLJ9NnvWbRQBNKcYyACcnHpz0/T9ahoooAKfExUkjcPXBxxTKKALN15cjDylKIFyAzd+9OGnSvdRwxqZJJACFTknNRwzOkLxhiqNhmA74zj+dRy5JBbJZucnvQA+eEwMVYFSrFSpGCMetQ0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Eh2o453Dvjj8KjJzRRQAUUUUAFFFFABRRRQAUUUUAFFFFABRSkcA+tJ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WIbkpbyRgIRJgnKgkYz09OtV6KAHOc4/xqWKcJbyJsQlyCGPVcZ6VBRQAruXOTyaSiigAoop0ab2xkDvyaAG0oxu56U+eMwysmVO04yDkVHQAUUUUAFFFFABRRRQAUUUUAFFFFABS5weKSigBWct1JNJRRQAUUUUAFFFFAC7+Oh/OgtkUl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Usc7xoyBmCvjcAevpUVFAClsge1JRRQAUUUUAFFFFABRRRQAUUUUAFFFFABRRTk5B7Y5zQA2ipJJGmO5mLE8cnpQ8LCMNtO1sgHHUjrQAzjb70lAODR1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pS2SfekooAUnIHFJRRQAUUUUAFFFFABRRRQAUUUUAFFFFABRRRQAUUUUAFFBGKKAClXrx1pKKAFbqc9aS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jCHO4sOOMDPPbvQBGRiiiigAooooAKKKKACiiigAoopypkEnoP1oAbRU9xA8SozJIqvnaW7/SltbNrlJWUoBENxycE/SgCvRViJQBsZ9iMNx9/SoZGLHnJxxmgBtFFKMYPWgBKKUDdmhlK9e/NACUUUUAFFFFABRRRQAUUUUAFFFFABRRRQAUUUAZoAKVRk0EZxikoAc0hIAJPFNqaAFkf028nbnHNLehVchfmwx+bdnPSgCCiiigAooooAKKKKACiiigApTjAoGMHrntSUAFFKq7jikIwa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JkaSdAnLbPujFSXUkTWMCpD5cilt7+Zu8zpjjtjn86XTbuaznLwSyQyFWTdGxDEFSCvHqDivob4jf8E8PF/wAJ/wBgnR/jrrosLLQ/E/iOHQ9Ltpbgfa5A9nNdb/K/iBTym3D7oYZ60AfN1C9RVm7JLDOSeuT36D6Hp171WoAG6miiigAHXilKEHBFJRQArHJpKKKACiiigAooooAKKKKACiiigAooooAKKKKALdham4ZlV9rgjYmGLSMTgAAd6+2/APwT0P8AZ3/4Is+Lvit4g0TQrvxd8ePFNr4O8FvqMSTXFhpNlKbnUbu2WTIXfcQpbtKoV0MY2yJvIf5S/Zy+DWs/tFfHHwn4C8OwrNr3jDVrXSdP3fcjmmlVFd/RFySx7KCe1fXf/Bfr4y6FJ+0v4c+A3gON7T4afs0aQPBmkQN9+e++RtQupR2neVUjk9Wtt38VAHwteL5bLwBkE9uRnA46jp35796qUUUAFFFFABRRRQAUUUUAFFFFAADilOMDrnvSUUAFPYLuAU8Y5NEMLTyBVxk+pxTt2xHTH457/wCc0ARtjccdKSg4zx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SjGD60lFACnOB6UlFFABVuxLBjt3DIwSBnHfOO/T9M9qqVPbIGfBJAYgHC5wO5/CgDuPCfw0vPij4x8L+FPC1rd6z4q8RXNppulWlvboj3d1PKVWJW3Dc/mPGgc/KctkjaK+9v8Ag5T+OWhSfHT4Z/Ajwje6ZdeGPgB4Vj0KSO0j3/YtScj7RDvIGCkUNqhjHyxlCAE5jTd/4JJ+BdC/YD/YC+JP7afje2mTxIqT+D/hGF8k3H9qzRSxSX0Ky8bVkbaXHKrbX2ASdp/MPxVrt34n1qfUdQvrjUr68kaa6uZ3LyzSMcszMSSxJOST3J69SAZsvzDphsknnineQVVHdSI3JwfXHWoaKAHSEFztztzxnrQ6lOCMHrSDqadIxkIJ9MflQAyiiigAooooAKKKKACiiigAooooAKKKKACilQAtycCp7y0ls3RJY2iJUMAe4PegCvWroelSTyC5Zfs9jHNHDLeOkjQWryBim4oCQSEcgDk7G6gGs+3BaUbfvZAX654rpp7k+H/hzE1v9jil1eYEyoubpVjWeN1WTqkbrOA6dHwufuCgD9Q/+DZ34Caf8OtP+Lv7XHi7S7a48L/BDQNTTRgWiL3F+li1xebFB8wMlq0UQLgKftxCklXA/LH4keN9S+JnjrWPEmt30+pa54hvp9T1G7m/1l1cTyGWSVvdndm/Gv2P/ao+DF5/wSd/4NnbfwJf6hqknin4++INK1DUbK+0g6VfeH5rq0try7sZIjIXzCunfZ3d1WQ+aQVVGVF/FZpDJHk9sAdfTH9B/nFAC28wjVwURtw6t2+lRSZwufSm0UAFFFFABRRRQAUUUUAFFKpAbnkUlABRRRQAUUoBAJ/CnmBljVyrBHJCsRwcdaAI6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iHz8528Zx3FWNQihSC2MchaUofPUpt2Pubj34xQA2wtHvS6pt3Ku7lscCo0ma3X5HZQw5x0qGigCVpt0apgYUk5HU5r0v9j79mTXf2yP2lfBvwy8Noqat4v1FLJZ3GY7OEAyT3D/7EUKSSN/so3pXm1uSGIDYDYDH0GR/9av16/4I+aFo/wDwSw/4JhfEX9tTxPZ2994w8TxSeFPh1YSspWcmfYZTG3yyK91A2/8AjWLTpdv3jQB47/wcG/tQeH3+MHhH9mz4a5tfhp+zTYHw7CFfm81YbRdvMOjSRFBE57zrcyf8ta/Oa4zhBzhRgA8H1/rWh4q1W48Q61cahf3Et5f6hLJc3NzIxZriR5GZpCTySSTnPOayaACiiigAooooAc0ham0UUABOaKKKAAHFFFFABRRRQAUUUUAFFFKevpQAqDcTzinzytOFZ3LN057VFRQBZtWCqykLyQcnGRjPsT+VfTH/AASP+BunftVf8FLvg74P1e3tbzQo9XGo3tjqDo8F7b2Ucl9LbsjKVZJRCYygXBVznA3NXzRp77Zuq54wScAc9T7evsTX7df8GlXgCD4Y/AT9ob40+KXSx8GWUtlZi9+2ELCNOgnvb9ng3BCEhurYh3BYBpdhHz0AeJ/8HYn7X0fxr/bf0L4T2unPaW/wdsiZ72Riv2+41O2s7piq5wI1iWHH+08vUYJ/LS9CRwweWiLlclgc7vwOMfl1zg4wB6v+3f8AtO337an7YXxK+Kt3LesnivXJZtOSaFVe2sgfKs7ZgnyqYrWOKPAzny+p5NeSXkjylHctllAAJJ2gAAAE9sAYHYYoArUUUUAFFFFABRRRQAUUUUAFFFFABRSohkbAodSjEHrQAl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VdsX8ncw2gjocnK9eQAc5Hr2oA+h/+CVP7Auq/8FH/ANsXQPh5Z+faaGqnU/EmoxjI03TIWUzyem9gRHHnjzJI88ZNfcv/AAdMftK6bo/xI+HX7MHguKLSvB/wi0m0ub3TolKiC8ktkis7cg87YLARMmef9MbPzZNfWn/BG/4CaB/wRx/4JN+MP2ifiTp0lt4m8V6YPEeoW00eySOxBZNLsFVThXneeNyDgA3cauAYQB+Afxw+MGvfH/4s+I/G3ii+bUfEfivUrjVdTuGGDJcTSGR8Doq7idqD5VXAHSgDl0maBhn0zyuRyBULnJ7evApFG4HGc9farl1apZSJ5csdwuFbcOik9iPb+tAFGiun8dfC3xJ8ONN0m517w7ruiW+twm40+bULCW2S+jwuWiZwBIo3Dlem4Z6iuYoAKKKKACiiigAooooAKKKKACiiigAooooAKKKKACiiigCW1WWaUJEC0knAA75BH9a/oC/bf0e+/wCCMX/Bt3oXwvFqn/CafEGJfC+tPsjU293qsd1d6iHKMDL5UMctqkg3fKsW4YIA/MD/AIINfspXH7XH/BT34a6O1mLrQ/Ct+vi3W2kj3wxW1gwmVZPRZpxBb/W4FfY//B3R+19D8Q/jx4H+C2k3ZNv4Asjr2uxqx2rf3iRCCCRe0kNsA4zj5b31oA/ISfV520y2t/OIhij8lVRRGWG4yYbHLYd3wWzxx0GBnytkjjAHGM5q1q1y93OksshlmcEyOzbnYk5JZsDcSSTnJ4IGeKpLnoKAEoqS5n8+Xd7YqOgAooooAKKKKACiiigAoqW0kEEu4osmONp701/mA4UdTxQAyirVq4RZNxXaRg8ZYfT+XpzX6C/s7fsZeDf2Iv2Q9K/ad/aJ0qw1a68Qq7/Cn4Yal5kf/CX3ShR9v1CHh106JWjmCAoJleI79k0CTAH572kIuJGUyLGNpOT/ACqN23YIAHGOK6D4leMbz4ieONX8Q366bFe65f3GoXEdhZRWVpHLNK0jrDBGFSGMMx2xoqqgwAqjFc5QAoBPFJRRQAUUUUAFFFFABRRRQAUUUUATx3DxwvGGZUkwWAPDYzjP51C772zgD6Ul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KqFugzQyFeoxQAlFFFABX21/wQa/4J4H/AIKD/t1aRp+s2Us/w98DqviHxW+0eXcQRtiKxJb5T9plxGynnyhOw+4a+NNKhWTzGPLrjauCT3+YY6kdcdxn0r+oP/gkd+yT4e/4I1/8ExL3xV8RoTo3iDUNMfxl48e5CrdWapbs8Wm8cloYeBGetzJKn8VAHxt/wdqftyONV8Hfs7aHcolusEXizxQbZ0IdyZEsbNiCGwqLJO0MnysWtJF5Ffh9KCIwMjHpnvxn/Pt7V337VX7RHiT9rP8AaC8V/EjxddzXviLxfqD392zvuEOQFSFfRI0VI1X+FERe1ec0ASwxtIw2nksFGT616N+yr+ztrH7VX7Svgz4Z6KfL1bxlrFvpUcwQyC1WSQCWdlyMpHHvkb/ZRq85jyVJAOV5Jz2/ziv1i/4NVv2WtL1n9o/x38fPF7W9j4X+CmjTLDeXTlILa8uoZlknY9PLhskuy27gGVD1AoA8p/4OWvjnF4//AOCgsPgDSRPb+Fvgj4dsfBemW20pbo0UQllaJdxwMypH/uwpX53V3n7R/wAYdX/aC+PHi/x3rt7PqGseMNYu9Yu55iPMaSaVn5C/KAARgJ8gGAuAABwdABRRRQAUUU4RkqWwdo4J9KAG0UEYooAKKKKACiiigAooooAKKKKACrdmWCuFxggZY9FAIP8APA/H3qpXo/7JX7P+q/tWftJeB/htojiLUfG2tWukpMw/d2iyyBXuH/2IlzI3+yhoA/oD/wCDWH9hC2+Bn7FcvxV1WzCeLvjDcEW7yQbZdP0iCRooI1yMo003mTM/R4/s2Pu1+C37e/7QZ/ap/bP+KHxEWSSS28XeJ9Q1CyEh3NFaNOwto89wkIjUf7tf0r/8Fef2itN/4Jk/8En9ch8HxPpNwNGtfh/4MhjbElm8tubeMpx1gtre4lH+3Aa/lQvIgm0jcQ2SCeuO2ffv9CKAK1FFFABRRRQAA4ooooAKKKKACiiigBVz2q7bSHYcBowmGLc5BzwRgcH3+tNsUMhkAIOFz78eg/PnsMmv13/4JXf8E5Ph1+wx+z/F+19+1tbR2OhWKxT+BPCt3bx3FzqcziRo5msnP7+WQLut4iQoVJLmQrHG0iAHnX7HP7Cfwz/YJ/ZX079qj9qTSpdWl1STzfhl8LGkEE3i6dCXSe8VgxFoD5cm5lMQh2u6y+bDbzfEX7bP7ZPjr9u348ap8QvH+qjUNV1E+Xa20O5bLSLUcxWltGxby4kBPG5mZizuzu7u3Vf8FP8A9vfxD/wUk/a6174l6zDc6bYXix2eiaRJevdRaNYxoAkKM3dmLzPgANLPIwHzV8+wWss1pLMqSGGIqsjqOELZxn64P5UAQJjDZznHFT/uoU+Y+ZuT5drY2n3qGQdM8HpjGKTcTnvn2oAHIY8Z96bRRQAUUUUAFFFFABRRRQAU+Jgsi7gWXPIzjIplFACscmkoooAe0m5QOOPQUylVMkfXFK67GI4JHp0oAbRUkiIEXaxLHqMYxUdABRRRQAUUUUAFFFFABRT1jLKWwdq8E+lMoAcw2kc54pt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Vb0q7jsrnfLBDcLjGyTOPrxQBUqxa4+YnOFwTjGcZxx780lyQ7ZAUKSSNudo9hmtTwH4P1T4i+LtN8P6JY3Gp6zrt3Dp+n2duu+W7uZnEcUSL3Z3YKB6sKAP0V/wCDbz/gmef2w/2uv+Fh+K9Olm+HXwkki1R3dAbbVNXDq1paMQysyrh5nKgjMUcbY88V9sf8HZP7erfDf4LeGvgN4e1JU1fx0za14niQnzYNLglxaxOwUJie4SRtqklRZLnqK+9P+CfH7JPhX/gln+wLo3hS8vrPTI/DmmS+IPGGtO+YZb/yQ19du38UcQi2qO0NvH1r+YD/AIKY/tfz/t2/tteO/ifJHNb2PiC/KaTayEk2enwqIbSI5J+YQpGX6ZkaQ45oA8L1CLyrgpuVwh2hlPysPUfXr+NVqKKALVmcyhhgsCOCMrjvn27Y96/fP42eGX/4JNf8Gwsfhia2Xwz8RvizbR6fqcbRZlubvV2Ml1HMp6SppUTQM38Jg96/L7/gh1+xsf23f+Ck3w98M3tiL3wxoV2PEviFXiEkTWVmRJ5MgP8ABPN5Nt9bgV9tf8He37VEPjT49fDP4SabdSTnwbpc3iHV9rIB9qviiQRsi/ddIIBJz1F0KAPxwuFC7cEEY6gcA9xnv/8AXqCrFygQjHIwQvGMgHr+PNV6ACiiigAooooAKKKKACiiigAooooAKKKKAAjFFWdLtUvb+KKSZLaORwrSvnbGPU4pLsAMAAvyjqM4bnrz+X4UATaRNHFI/mq7oY2GEbaclWC5P93cVyO9ftF/waPfsIweIfGPjD9oTXLVpI/Djt4W8Kl41IhvJoQ15dc/deOCaKJT3W8l9K/GPwl4dvfFviCx0zTbaW91HUbmK1tbeJcvPLI4REHuWIA9yK/sB/ZP+CPhn/gmh+wP4d8L6g9rp2ifDHwt9v8AEd9AmVknihNxqN3juWYTsB3GF/ioA/JX/g76/al03xD4++GHwd0u8hmvvDdrP4j15IZ1kWGS5WJLKBwOkgiSWY/7N1HX4tTtuChhzjg+owAP5V6z+3d+1Rqn7bX7W/jv4p6oJkn8X6m9zBDI242dqgWK1t89/Jt0hiz38vPevIKACiiigAooooAKKKAcGgAoqzMzeVGTtGRxgAH07c9qrUAFXrFhucsxSPAJIXJ64/z2yB04ISwmTDBygUgA/KCT27/XPUdOowK/Sz/gnr/wTt8Bfst/s7y/tb/tWadFJ4Ftgsvw/wDA11IBd+Pb5lLQmaNgSICRuVZE2SojzOrWwXzwDW/4Ji/8E/vAX7HPwJt/2vP2rLaK08H2Q87wH4Kukia+8YXRU+Rci2k5ZSTmGJlw2wXMg+yqrS/I/wDwUs/4Kc/EP/gpv8bJPFHjG8ks9DtGki0Hw5BKWs9BtiwIjXoJZmCoZbhlV5WAyAiRomb/AMFHP+Chnj7/AIKTfH+48deO71VWNZLbR9ItiRZaJaGRnEMY6liTueRhvkblieMfPVAEkowB6kk1HRRQAUUUUAKMd6SiigAooooAKKKKACiiigAooooAKKKKACiiigAooooAKKKKACiiigAooooAKKKKACiiigAooooAAc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VYsDH9rjExZYSw8wqMnbnmkuCu4AFjgnlhgkf5zQBBRRRQAUUUUAFFFFAFi2TIboO/PQ4ycfpX68f8GrH/BNwfGH416h8f/FWmed4d8Aymx8MJdQCSG/1p4yWmUN8rG1RkYA8rJPFIP8AVGvy0/Z9+CniL9pL4y+GvAPhOza/8ReLtRh0ywt1Gd8srhAT6KoJYnsFJ7V/YP8Asjfsz+F/2Jv2XvCXwz0CaOHQvBmmJaTXrDyxdvuMl1eEdR50pklYD7rSY7UAfBX/AAdJ/tzL8CP2K7T4VaPcRN4m+LwP23E58+w0i3lhaWQBvmUTSmOFM8NH9qx901/OBdMGAbGNxJHPQemO3Oa+oP8AgsZ+3Xd/8FCf28fGHjhLpZvC9lcyaJ4WhR3aO30u3lcQsN3Rpiz3D4/juHr5XoAKljPJHzYPBx6f5xUVdN8I/hzq3xf+Jvh7wloNob7W/FGp22k6fbgqDcXE8qxRxgt8uWZwBnuRQB+83/Bp7+yvB8Gv2S/HPx38SLa2A8bXRs9PvLp9gt9H08v9pk3do5ZxIrDv/Z61+Mf/AAUW/aruf22P20/iH8TZmk+zeJ9WkfTklULLBYRAQ2cTj++ltHChPfbX9Bf/AAV417Rv+CYX/BCHUPh34elTL6DYfDLSZC6xPdNcQst1O6p8m+W2ivJWK8l5Hz8u6v5kbr5Qu0AgptPygjP1/L+nGKAKVFTXEvmqgKxrtXHyjGfr71DQAUUUUAFFFFABRRRQAUUUUAFFFFABRRRQAU+M84HUkDNMq1bYZWyDjgkgDIGef59PpQB+mf8Awa3fsQN+0X+3dL8SdUtfO8MfBy2XUVLJHL52q3AkjsVCPzmPy57hXH3XtY/Wv09/4Obv2pz+z1/wTL1Tw/pl9FZ678V9Sh8NWqQzsJhZjdPdmNRw0flxLA57/bRXaf8ABv1+xwP2Nv8Agmd4Mj1G28nxR4+3eNdZIBEkBvIENqjZ4ASyFsWU/deWT1r8dP8Ag54/bM/4aX/4KH3XgvTL0T+GvgxA/hqOKOONIRqeVOouuzkkSoluc/8APmPegD857ttyxLtRdgIyufmBOc89uf51UqSSRtiof4SSPxqOgAopyjcpOQMdvWm0AFFFFABRRRQAVespFQtuK+XwSCu4MM9P/rZHTrwKbYsscpZwuwEE7lyDz0/nxkdOvFfql/wTQ/4Jo+Cf2dfhMf2uP2vIDo/w30hLWfwZ4Y1DE174tmdR9mdrXhpoygBhi+XzgjTuBaIWkAOY/wCCdv8AwTj8CfsxfBFf2sv2sbNbT4c2CfaPA/ge5Ctf+PL3BMDmBh88GRvWOQKkyp5sgNoD53yn/wAFJf8Ago78RP8Agpf8dm8Y+Or8R2NmJYNA0G2kJsfD9o8hfyoh1Z2OC8r5klKqWOAirZ/4Kff8FI/Gv/BTf9oe68aeKZJNP0ayMlr4c8PpctPb6FZlshA2AJZnIDSzkBpXycKixonzXQAUUUUAFFFFABRRRQAUUUUAFFFFABRRRQAUUUUAFFFFABRRQvUUAFFDdTRQAUUUUAFFFFABRRRQAUUUUAFFFFABRRRQAUUUUAFKzbjmk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qe3fyw2SCCB+HuPcVBXq/7Fn7M2v/ALZP7UPgz4YeGlUat4x1FLISlVZbOEAvPcsD1SGFJZXA6pEw70Afrz/wac/8E854Zda/aR8TW0yCSOfw94NEqBlnySL6+Ukb+Npt1K9Qb0HoK+rf+Dkf9vW0/ZI/YC1Xwfpl+IPHHxijk8P2QgdW+y6f+7/tG4YffG6FxAN3/P0cd6+4/gl8IdC/Z9+EPhrwN4WsI7Pw/wCD7CDSrC2wv+qhQRgMR1kdslznlpJG/ir+Wv8A4Lq/t4Q/t+f8FA/Emv6Pex3/AIM8Jp/wjHhqeLHl3dnbySFroYJGJ55J5V/2HjHagD47u+HC8gKMYI+73I/Ak1XoooAniQscKDuJwMHnPP6V+qn/AAaq/sPL8df2yNV+LesxM2g/CG1SaxiMQK3uq3aTRQEBvvLDHHcSkjpJHB61+V1kAWYHOGwM4zg9j+f6Zr+tD/gid+xP/wAMNf8ABOrwB4UvrFbHxZrtv/wkXiPMHlypqV2ok8mX1aGEQ2ze8JoA/Mz/AIO+v2nIdd+Jnwt+ENhd+cPDlhceKNVCBZEa4un8i3QsP4444J2I7eeK/F64Yv8A7q/L+QAz/KvoL/gqx+0+f2x/+Cg/xV+IUN1Fe6Tquvz2mjTxDEb6bakW1lj/ALdooT+NfO9ABRRRQAUUUUAFFFFABRRRQAUUdakR9m8dQRg+/wDk0AR0UrcHGc4pKACiiigAr7j/AOCB/wDwThX/AIKI/tsWdtrlus3gDwGIdd8SRyJuj1JFlHk6cf8Ar4dWB/2I5Mc4r4lsmALcgZGOTgevPqOOlf1Vf8EF/wDgn7cf8E//ANgjTLHXbH7J478dyf8ACTeJVdPLurOR4l+z2MuecwRqhK/wyzT+tAHtP/BRP9sfSP2CP2O/G3xN1L7PNJodrs0izKjGqahKQlrAV77rgrI+PuxRu38NfyA+JfF+qeLNTv8AUdRvrrUb/VLl9QvriZ973E7szNK7dS253PPdif4q/bf/AIPBv2q1t9B+FvwU0+5VnuppvGWrRq2SEUSWlln8Wvq/DGclyMghdp2/TJ/rmgCFs96SnOMAcEf1ptABRRRQAUUqsVPBxSEYoAkjheRGZVJCYz7U+AEhgBnPtk+vH5VJYqxVsBeFPXGB9c9v64xzX7C/8Etf+CR3g79kH4Ear+1Z+19pjad4V8N2sepeHfCepWnnT3TM48m4urXPzySyNFHDazEKxlV5sIFBAOc/4Jm/8E2fhx+xx8ALL9r79rlIrLwXDtuPB3gq4s0ku/EE8m4QSm2kOJi20vBAxCNGv2hz5Mb18c/8FSv+CoHj3/gp38eZfEniWWTSfCun7o/DfhiCTfbaJbNtJy2A0s8hUNJPIN74QALGkUaQ/wDBU/8A4Ke+Nv8AgqD+0DN4p8RSzab4Y0h5oPC/h0SiSHQ7R2BO5gB5txJtQyzMAXKIAFRI40+YZpWnbcxyelAA7Bh75JzTKKfBt3fPu298UAMop8+3d8m7b2zTKACp4YXMDyBN8ceAx7DOcfyNQUUAPkUoRu69aZRVqzby33YDbSCFb7rEHOD65x0oAq0V1XjD4SeJvBXgLwx4l1XRNT0/w94wW5fRL+4iKQaoLeQRTmI/xbJDtJ+lcrQAUUUUATIqFZchidvy4OADkdePTPp/SoaKKACiiigAooooAKKKKACiiigAooooAKKKKACiiigB7MGQAKAR1OetM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t2cQcsvGTgKDwCTx1PA4JOT0xX9Cf8Awau/8E64fg/8A9W+P3iOxli8UfERHsfD3nBEWz0ZGUSTALypuZ1cBTx5dvC44kr8g/8AgkH+wPdf8FHP23PDXgOaO8XwraN/bHiu7tx81npULr5xB7PIzpCh7PMp7V/W5oPh2z8NaNZaTpljZafY2FumnWNjbx7ILaOMCOOBPSJUUBR2VcdqAPjj/gvZ+3XbfsM/8E+fFdxYamll448exyeF/DiRyYuY5J8G6uYh/D5NqZP3v8Dywj+Ov5UJclIwegBwQcjrnA/w/wAa+6P+Dgv/AIKMWH/BQT9t64fwvf3V54A+H0Emg6GzS77e9dZT599EOyTlY9v+xDHXwrAzISVKggggnHB/GgBo24zz6H1qe6u2ltIYSqAQliMJtY5x19elO1e4iu7hXij8pSoDDjlu54qO1yyyAcnHrjHUdfTnGO+RQB9k/wDBAz9je3/bX/4KWeC9D1a0W98MeE1k8Wa7G7YjktrQqY43/wBiS6kton/2JXr+in/grh+1FH+yH/wTl+LXjiK9ex1c6FLpmjvF/rF1G9xa28kXvG8iTD/ZjNfHv/Bql+xDL8Dv2Rda+LGsWUkOvfFm8jTTI5U/eR6TasRCQCMgzSvMxOcFI4SOteO/8HfX7Uv2Pw38KfgvYyTA30k3jTVl24jkjTzLOydfZma9Df7i0AfhjOu2NOVPJ6fh+nX9arVbdJLl1VQWwDgdgM549s5qqwyoOMDpQAlFHWlZeAeOaAEooooAKKKKAClVtpzSUUAFFFFABRRRQAUUVbsQHLZwFAzkjP4dD16Zx1xQB+g3/Btx/wAE9of23f2408Ra9bi48EfCT7NruoxF9ov75nf+z7Q+oeWJ5GX+NLeRP46/p6U/abhWQlhKTu3ru8wbzkse+eOf9lR2r5D/AOCJX7Ax/wCCe37BXhrw1qkMsfjfxPjxJ4rE8e2a0v7iKP8A0Jhk7fs8SxRld3LiSTCiUZsf8FuP2wB+xT/wTa+IfiW1vEs/EniO2HhPw8d5WT7bfBozIn+3Dbrc3C/7VutAH82//BWL9rmX9t/9vj4i+P1na40i81N9P0MsuCNMtcW1ofq0USu3+3I9fOFWLz7secfMuRzkgZOM++P0xVegCxb23nLIQVGxdxy2D+HrUMkRTHuM1NbKWLYBPBGFPP3T+nrU+tWT2VwiPJHKWjSXKHIG9Q+PqN3NAFCiiigArQ06ULFMh8rLbfmKZKjPPPYc845zjHejR9Pl1K5jtYIWnuLp1iiRFLOzscKqgclieAOhz+I/cT/gk3/wRp8L/wDBPb4dQ/tTftYz6Z4dufDEKanpHhnU40UeHpNy+TcXQI2HUGyogteTE7o7YuMRxAHG/wDBJb/gkX4Y/Ys+DFz+13+1dbzaJpXg2Aa34c8L30AEqOCv2a7uIz9+5kmKrb2rc7yjyfKMV8M/8Fcf+CrXi3/gqH8e31m+FxoXgbQpJbfwx4dEisthbswJmmZeJbmYqrSMPlGFVflUVtf8FfP+Cvfi7/gp38YwyLP4f+GPhy4YeGfDoKghTgfbLoAnzLmRduQCUjACoW+aR/jC66KP7uQPXGc8+/NADZFIbJ6EnkdD9KiXqKKKABuppUQyNgVNaCMyMJWZV2noMnNRyggjOenGRjigBrqUYg9aSinxthGGwMT39KAH20Hmo5yg2DdycE/SmyqV2k5+YZ60wjAHNWLYgBsgcAE98j0x+I/KgBbZjKrLnCsOeM9ATn69fzr7H/4Ja/8ABO7RP2kIvEnxc+LWsr4P/Z9+EbpdeKdSbckurTcNHpdowVt00hManALKZ41ALyoDP/wSO/4I+eMP+CmnxNE84uvCvwq0Cfd4i8VSxAptGSba0MnyS3DAYLf6uBT5kmRtVtn/AIK6/wDBRjwj8d9M8OfAf4G6Pb+F/wBnj4TyAaPDABG/ie+VPKbU7jHLZVn2F/3jeZJJJiSV1UA+ef27/wBsHVf22vj7d+Mb6xs9B0m3totI8N+HbB86f4W0i3Xy7TT7ZQqqsUUY/hRAzs77FLHPilWZ4vKiBL7mYkbe4GFIP0Of0qtQA7bkE5HH602iigAooooAKKAM094miIDAqSM8igBlFFFABRRRQAUUUUAFFFFABRRShCw4BJoADjAxSUrAcYzSUAFFFFABRRRQAUUUUAFFFKwwBQAl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VZtX2o5AJ24JP93/Jxz+HeqwGa+8v+Df3/AIJun/goF+29YT+INKe++Gvw9EeteI85Ed625vstj/tefIhLr1NvDckfMooA/ZL/AIN2f+CbyfsNfsZ2vinXbSS1+I3xZih1rVEnt8Pplph/sVqq9VcRSNJJkfLJOyf8s66j/gvr/wAFBoP2CP2DNaXTbiSHx38R4ZvDPh5Yp9k9n5kTC5v8ZHEEbDaw5WaaD3r7cDB8uzhTIQwdfu7MA7sdNmP4chV2j+A1+Ff/AAX3/YY/a5/4KF/tgNqfhj4SaxffDLwHato/hrydU08veYCy3V4YjcecGmkwBuXPlxQ5+bdQB+LF2UAjVduADwMfLz0yByffJ4I9KpV9L+Iv+CR/7UXg28jtr39n34tytLKYVa08L3V2jFcgrvijdATzgk84OO9cX8T/ANin4q/CvX7fS9Z+GnxI027a0gujHqPhbULCUrInzfJNEp2iRZYw/RvJOOlAHjleyfsE/suX37aX7XvgT4X6e/ky+L9US2nnEgQ21qoaW6lB55S2SZwMHJQDBzg+W3umy6dqstpNDNazRyeU0MybXibOCCDzxk1+8v8AwabfsBN4K+HPin4/+I7WWG/8VrJ4c8NRyqYnjsI3Burlc9RJMgjT0Nq/rQB+v/gLwJpHwz8FaJ4a8P2aWWheHLO20nTrI3HmR21pAixwxb8ncEjVIwc8hQctu3N/KN/wXU/aZH7VH/BUb4p65bXCXOj6HqJ8NaW6HKvBYD7N5g/66SRyS/8AbSv6dv25P2i4v2S/2PPiX8S5neOfwpoF3f2gVsia8ZSlojf7b3DwKfqK/jZdRLA8rOodcfK3V8jqPyz+NAFKirUMiRFjIhl3L8oyQoPrx6CqpOTQAUUUUAFFFFABRRRQAUUqEK2SMigAscAcmgBKKVhk/pSUAFFFFACrwc+lfoH/AMG4H7DT/tif8FBtK1vVLEz+C/hQqeJ9UlZtkRu49x06Bm7hrlFkZP4o7aX0r4H0y4e0m8xAjbOCrIHyCDkYPbGc1/VP/wAEFf2ApP2C/wBgfRLfW7fyfG/xAceKPECttaS0eaNfs9oWHUxQeXuB6SyTetAH2vLIUEh252k5Xy8Kn8OCv8LKdvHoRX8/n/B2R+1vJ8U/2svBnwK0m9VdM+H9mNR1USkxA6nfBTF53qI7QQup7fa39a/dn44fGTRP2dvgt4r8f+JJZItB8F6Vc61feX/rJYreNpTGvqzlQqr3cp6V/G5+0p8ctb/aZ+Oniz4h+IpPM1rxnq1zq1yF/wBXE00hfy09EUNtVeyhaAOKuzuKNkfMCcDovJ4H8/xqvRRQAUUUUAFXtH02fWb6O1tYHubq6kSCGKMEu7swCgAdSTx9SKv+A/Bmq/EPxXZaF4f0nUNc1zVZ0tbDT7G3a5uL2ZzhYkiUFnYnoAM1/Q1/wSI/4I3eDv8AglD8K7/4/wD7QN/4ds/iBpVj9te4v5Faw+HsJVlZfM5ilvGDxoTFkhisUHmEs0gBx3/BHL/gjj4N/wCCbvwc/wCGm/2lBp2h+KNDtBrFnp2sbVt/A8XAjmmV8htQZ3h2JgvE5RAPP4X84f8Ags5/wWK8R/8ABTf4uvYaY19oXwf8OXTf8I9obyhjdSqZFOo3XGXndXbahJWCNljUthnk3v8AgtZ/wWz8S/8ABSXxzJ4U8Ni98OfBjQ7rfp2kTfJca5Knyi+vuSPM+X5IlJESkglnLu35+yjAwSMgkfX3oAmuWJCFyTn3ztxgYz64H8qq0UUAFFFFABRUsZI47Ejg9PxqeeymgtIbh4pEgnLLHIUwkhXG7B74yPpkUAU6KKKACvoz/gmZ/wAE7vGX/BSr9pjT/A3hfGnaZb7LvxBr0iZt9BsQ4DzNyN0jfdjjBBdyASiB3Tkf2J/2OPHn7enx+0n4cfDrS49S17VMzSTTsI7PSrZCPNu7mQg7II1PPBLMyIivI6I37oftP/Fj4c/8G0//AATmtfh78MrjTNW+NvjWDzYdQuLEfaNVnXak2rXEYyYoYQWFtDLkblwfMxdmQA+c/wDgup+3V4V/Yi+AGj/sQfAOU6Vo/h7Tok8YajHJ5kxV2adtNd9ozLO7C4uGUKAJVgIVWuIl/GzULiSWKBXkZ44VKRBjkomS2PYZZuBxnPvVrxl4j1Dxf4ivNX1i/utV1bVZpL2+vbqUzXF5PK5eSWSRstI7MxJZiSSScnqcpZ2WJkDEK+Nw7HFAEdFFFABRRRQAUUUUAKrbTTppWncu7FmY8k96ZRQAUUUUAFFFFABRRRQAUUUUAFFKcYHrSUAFFFFABRRRQAUU6ONpXCqCWY4AHekK4znINACUUUUAC9RQ3U0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Vi02hyWBKqQSAcEjOOD680AXPDWi3XiLVIrOyglur24dYbeGIZkmkc7URAOSxYrgD3r+s//gjx/wAE+rb/AIJyfsQ+HfB09ukfjDWSNc8WTBt2/UpY41eJT0KQKiW4Kfu3MDyL80j1+MH/AAbAf8E+3/aX/bMm+J3iHTvO8HfCOMXlvLKgaG41twRZIB/GYcSXGR92SCDPD8/0ipCsz/JGwUtsCblBbnplvuyHGM4+XcOg6gCUV+Z3xV/4Osf2bfhl461fQo9D+KHih9Gvp7L+0tN07T20/UDDI0Ylt5DdKWhbbuVvLGd1eQ+P/wDg8P8Ah9ZaWH8MfBTxhrlys3K6vrtrpkYXscxQ3BJ69SuO2cnAB+x9Phmki3BJGQHqA2N1fhf4i/4PItSmVjo/wAsrZtrYa/8AGctz8/GMbLSMkDnqe/bvw11/weF/F2YkR/CP4XqCPl82XUJGU+pPnjPOOmOlAH9ApQGVXKt5i52uzZ20sszY3s28/wB71r+dy+/4O8/2h40t/J8A/BPeFP2gyabqkhlbPBJGodh7CqN9/wAHb37SOtWF0sfhn4OaPMiBoJLXQ7+Uq24DpLfsvQn+FvpQB9qf8Hav7Ssvw3/Yt8E/DW0W7juPijrr3d3KkgWJrHTRHLJEw3AlmuLizZchl/dNn5tlfzz6tDFFZ2Pl3ME5eEs4jEgMB3EbG3qBu43fISuHHOd1fQ//AAUl/wCCpHxL/wCCn3irwtqvxFj8M2p8JWctnpttoljJawIshQyOfMkkcljGvV8Dbwq5OfmuGcxSKR/CwbkZHHt0oAiJyBwB/Wkp0hyeetNoAKKKKACiiigAooooAKKKKACnAn6+2KbRQBPPMJQoCRptz90dfrUFFXNOh86Uoo3OfujcF5+p4/x4HegD7g/4N7P2Cpf25P8AgoL4fl1XTorzwF8OHTxJ4ikuE3W5MZY2du4/jEtyE3R/xRRzn+Gv6ni/mTggzCSR/wB3ubdKnGdzHueG+mcdq+P/APgiL/wT7T/gnl+wtoWg6pZJB478VlfEHimRrcxzQXM0aeXZPu+ZTbRBI2j6LIZSPvmvsGBWeeJUUFmkVQd2M5OMH2JP5haAPyf/AODsD9shfhR+x34e+EWl3ijWPirqAvdSSPqulWZSby5P+uty1sw/64Gv527oghecnnJ/vc9f6fhX11/wXP8A21Lb9ub/AIKN+M/E2j3sl74R0AReGvDjb90TWdouxpY/9ie4NxcD2uBXx9QAUUUUAFdv8APgp4t/aR+LOi+BPA+h3fiPxV4kn+y6fp1uq77hwC5yzkIiKqFmdyERVZmIUMa2P2TP2V/HX7Zfxt0rwD8OtAn8ReJNVfKwq2yG3hB+eeeQ4EcKZBZyRjjHJFf0lfsE/sD/AAg/4IL/ALIWteN/GuuaR/wksVjv8YeM54wA4LArY2KAebs8woEi2+bO+3cFYRJGAc5/wTa/4JKfCL/giZ8CtR+LfxO1vw9qPjzRrA3et+MryM/Y/D0ToI5LfTg67lDGUwCXb5twzBFTEogr8d/+CyH/AAWh8U/8FOfiPLo+lG98OfBzQrvzdB0KVgJ71lyq3l9tJDTFWYrGCY4Q2xC+C7w/8FjP+Cyfiv8A4KgfEoWdslx4X+EehXZfw94cZ1MjMoZFvbzbkSTlHYKFPlwowRCx8yST4hvGMmzqBjgZzjAA/PAFAEcwwB12849P85qGiigB0eOcjP8ASpX2GCPaXMmTuBGR7Y/WoKKALFwqNGjB9ztkMu3G30qvRRQAUUUUAFdN8M/AeqfFTxhpnhjw9pWo634j1++gsdNsbKHz5ruWQlFjSMcs7My49OaxtPj3y/K4RsjBJ28545PA+pIx1r+jL/g3f/4I6237IHwwh+N3xO0qGz+KXiS0d9Ntb4D/AIo3S5EwZCrhgt3PGQXbBaOBhGSGedGAPSP2Lv2VvAP/AAb3/wDBNXxX498aPZ6l4xsdMTV/GGqWm5m1O8LrHaaXavxiHzZI7eMsCN7tOQg3LF/OT+11+1L4t/bR/aD8Q/EXxtqDahr/AIiuDI4BbybKIcRW0CsSVhiTaiL12qM5bLH7J/4OBv8AgrXN+33+0Y3hHwbfq3wj+Hl3LaaU0bIE168XaJtQJBLNCWG2AMxHlKGwrSOo/OqeQMFAJIUYGR2//WTQBFRRRQAUUUUAFFFFABRRRQAUUUUAFFFFABRRRQAUUUq9B9aAEoqS42bhtz90Zz64Gf1zUdABRRRQAUUUUAFFFFABRRRQAE5oopVGTQAlFKxyaS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3PBPhTUvHvirTtC0axuNT1jWbqGxsLSCPzJbieSRUjRF/iZmIUDuWAFZVvKYixBxgdPXt/Imv15/4NTf8AgnZ/wuL446p8fvEVs3/CO/DqaTSdAhaMsmparLCfOfI7W9vMp9pLiBv4aAP2P/4Jr/sO6P8A8E8/2NfCPwx0xbWW/wBOg+3eIL+EAf2tqkwDXE5I++AwESMefKhiXqleP/8ABfH9vq1/YV/YI15be4vrTxp8TLa58N+G/sV0bW5t3aL/AEi8WXB2CCJuCvz75Igm0nzI/tq3leVxiSQOSjblyZGzsG7A/jyx68cB+9fynf8ABeP/AIKEn/goJ+3frV/pcsDeCPAIl8L+GVtbgS21zbQzOXvUKYjb7RKzSCRQC0fkg/dFAHxtqRDOr742kctuxxnnrjaMfTrkE9xVCiigAooooAKvabePBFcxrs2XMeyTMau20ENxnkH5eoqjRQBbv4pIVjEqeWzjzAMEZDAEEZ4x9KqUUUAFK4Abg5FJRQAUUUUAFFFFABRRRQAUUUUAFFFKV+XPH50AJX6Hf8G137CC/th/8FA9O8R6vZG68HfCHyPE2oBl/d3N6sudPtmPo08ZlK/xpayJ/HXwHoFjdapdrZWdtNeXN5IkUVtCjPJcSE4VFVeWJJ4A5Jxiv61v+CPX7CFt/wAE9v2EvCPgua2MPirVYl1/xTIQNzapcxoZYiRx+4Cpbgr8rLArjmRqAPqBV2pyQSeQQuwMMAE47ncHG7uFA7V8m/8ABbb9tF/2Gf8AgnL478Uadex2firXIl8N+GyzMrC+u8xmZMf8tILf7TcLkfegFfWajcQMA7/kAPG4njAbs2M4/Gv53P8Ag68/bQh+M37Yvhz4T6NdwXWk/CrTmOpsibY21W+8uSQFv4glvFZ/SRp/WgD8p764VrK3j8qIMhYmVS25wcYU59AOPZqo1LM+7vkkkn3PrRDkAnnjHTv7UAEW7IUZIYjjsT2r6X/4Jsf8EvfiR/wU0+LD6H4OsVsNA03ZJrviS8Qpp2iwsSoLEcySthtkKZeQq33UWSSP1j/gjd/wRN8Y/wDBTDxvbeIdV+2eF/g3ot5jWNfEY83U2RhmxsMg7p2zhpCCkQIYh38uKT+jOJfhF/wS6/ZFkKDR/hx8LPh5ZtIUJMscPJwcNumuLiR9gB5klZs/MzFSAeW/s1fsn/AP/ghb+yFreqNeW2iaRpNuL3xT4t1badS1yZQURcDsZCBDaRDG5gF3TM8r/gR/wWJ/4LF+Lf8AgqL8U4LaKGfwx8LvDM+fD/h7zld3lKlWvrtk/dyXDAsFCnbCjBELHzJJKf8AwV2/4K++MP8Agp98aPMzeaF8MvDs5Xwz4baVHMK9DdXOz5ZbmTknBKRghFJALN8aXXRR/dyB64znn35oAsahBshjkUIqOWUKHBK7ccEdfQ56HJx0NUKKKACiiigCa3dlOFJU5Bz6dv606/uJL24aWVmaWUl2Y9881XooAKKKKACrEDEZx/THp+HXrVevqb/gk3/wTO8Vf8FQP2k4PCOjJc6d4Y0rybvxNriw7o9KtDKPlVj8v2mULIsKH7xVicIkjqAfW/8AwbXf8El5P2ovjWnxq8e6NHd/DPwHc/8AEohuFzFrmsIwMZYbSGt7fmRyTgyG3VlZGkx9Z/8ABz3/AMFWf+FPfD+X9nfwHrCr4o8YWxk8YzWsrGfTtLkBEen5y2yS6Qh2GEItwF2hbk19nftf/tF/D7/giv8A8E44tS0DSLSDR/B1jb+HPBuhiRj/AGpfurmCFz95w+yaWeQ/M4incZLIzfyj/Fv4ja78YPiPrfi3xRqk+teJPEt7NqWp3877pby4lcu8jduWJ6cenGKAMKR3mBA3EKuWx0xxzjt2quwI6jFJTiATwfzoAbRRRQAUUUUAFFFFABRSp94VJJGRGr/L8xI6jPHt2oAip8S5DH0GaZRQBdFk8KI7Fdkg3MVcMQuRnI/EV9LfB39guw8X/wDBMX4tftDa74ivNHbwh4h03wz4a00WiNFr97M8bXSM7H5fKtpTIMdcH0r5ltFBSU8gquQQM4+vt2+pFfpV/wAFWLOf9ir/AIJW/stfs0T20Nn4j1q3uPir4xRF/eR3dy00VhG//TWKGWeGT2hjoA/NK7yr7DglSejbv1qGnSuZHLHGWOTTaACiiigAooooAKKKKACiiigAooooAKKKKACpFG2Et68VHUs6+Wqr6DP50AR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WLL/WgYJzxwMn8Pf096AOs+A3wX8Q/tD/ABa8P+B/Clm1/wCIvFWoQaVp8IIUPPNIETcT91QTlm/hQOx+VTX9gn7Gf7Kfh/8AYi/Zc8HfC7w1l7Hwhpwgku/J8uTULliXubgj+Ey3DTSbTygcIPlRa/Jb/g09/wCCeUUdprH7SnijTopJN02g+C45o9+0Di/vk9B/y7qfT7aP4a/a3X9XtPCuh3up6jdRWWl6Tby3N3eTMwit4Y42d5yR9xVALFvYjvQB8D/8HFP/AAUfH7DH7Ftx4Z0C+ksviN8WIptH0prd902m2o8v7bdb/wDlm4ilEaFfmEk6OP8AVGv5hr1HBjc/ebJzuBP446H269+9fRX/AAVk/bqvP+CiX7cPi/4jst1a6DLINM8O2MzsRYabb5SJQp+4ZDvmdf8AnrPIe9fNVAEsAAGSSAGHIGcdaLrYLhvLZnTPDEYJqKigAooooAKKKKACiigHBoAKKCcmigAooooAKKKKACiiigAooooAKVehpKmggaeZURWd3ICqoyWJ7D1oA/TX/g2Q/wCCcs37VX7Xa/FLXY4x4I+DlzBqflSjA1PVsO9nGh7CF4/Pc9/LSP8A5a1/Se646kkgkEkckjqR6KTkgdsn1r5r/wCCSf7Dtt/wT5/YL8DfD97NbbxK9r/a/imUoBJNq9yA9wrEcMIQI7dH/ijt0NfSausTLITzGwYc9MHhsd8HH50AcT+0f8f9D/ZW+A3i34jeJHiTRfB2lz6pcK84h+1eUhdbZT/z0mYLEg7vIlfxofFb4hat8XviTr/i3Xro32ueJ9RuNW1G4KhTPczyGWWQj/adyc981+83/B2v+2ZdfDP4AeBvgfpUxhm+IDya1r5jjEcn9n2joLWHPdJbrMje9otfgGIWnYJtGIhhtzHCjPPPQDJ/OgCCzPLdM4yAeh9f0zX6lf8ABFH/AIN9td/bV1DS/iV8XrS+8O/CFWW4srR99vqHjBQScoDh0s2IAaVcSSAqkRXLSx+2f8EMv+DdyHxPaaD8aP2gtFeTSyo1Hw54Hv4FUaiODDc6iH/5ZnhktWwr7d0hKB4pP2h+Nnxt8Jfsx/CXV/G3jTWbHw14S8L2vnXd3MBFFFGgAEcYALtKfupEgJbaEjUsVDAGZ478eeAP2Mf2frjXNbuNI8DfDrwFpwLp5SQwafaxgqltFGo8stkjbHEN7M2yMbtjV/M1/wAFgv8Agsr4r/4Kh/FBLG0W+8MfCnw5dtLoWgSTkvcSBSg1G82EhrlkJCqMpbq7KhYtJJJW/wCCwf8AwWF8V/8ABT74xyLavfeH/hT4fnJ8N+H2kCBiMqNQukjJQ3bqfuglYVO0F2MksvxXcx+WQMbT0K9wRxz7+1AC3bb9pzwRjH93HAB98Ac+9VaKKACiiigB8XJIxnPvUs7g28a7EBQn516v06/T+tV6KACipIWKfMP4cH681PfQCK2tXEiOZEJKr1T5jwaAKlFFbPhDw7e+LtetdL0u0vNR1bUpktbOztYmmmvJXbasSRqCzMxwAADzgY5yADvf2OP2T/Gf7bf7QGg/DjwHZR3eveIJljEkzFLbT4Qcy3U7gHZDEm52bBPACguyKf6wv+Cf/wCwv4M/4Jyfsw6P8OvB4Lw2YN/quqXSCGXWr58CS7uEyQu4iNVTJCRxQqSQrMfDf+CIv/BIjSP+CYfwKTU9digvvjB4xso5fEl/G8cqaeh/epp1rKMoI0OBKyk+fIhIYokYHjH/AAc0f8FNW/Zk/Z8h+C3hDUorfxx8UreWLWZ0UMNP0ExvHOBtkXY90+IgCj/u0uNu19hIB+V3/Bej/gqJP/wUW/a7urbQb2ST4WeAJbjS/DUKyEpqJMn+kaic8lrhkTBPPlxQ5+YGvhJn3MT6nNWL2XzmByDjIznO7knP6+g/PNVqACiiigAJzRRRQAUUUUAFFFTW0H2hmG9I8DOWOM+1AENFSzJsC5HJ+vHtzUVABRRT432luuSOMetAH1X/AMES/wBmy2/at/4Kc/CfwrqVgupaHDqp1rVbeSLzIJrWxhku3jlHeOTyRGw7iTHeuz/4OJ/j7H8fv+Cs3xLltNVOr6T4Pa18K2T5ykBs4EW6iX2F613z3JJ717n/AMG3ukj4D+Cv2n/2l54oLi5+D3gC4g0eC5YpDd3txFcXCBmHI+ewji/3bhq/LTULyW/unlmkaWV2LMzNuLMTknPuST+JoArUUUUAFOZsqBjp39abRQAUUUUAFFFFABRRRQAUUUUAFFFFAD4E3ygYz7Uty26U8YxxS2ozJ9BUbncxPvQAl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AZpzPuRR6UANooooAK9Z/Yk/ZZ139tf9qTwd8LfDYCan4v1BbU3BTcmnwKDJcXTDqVhhSSUgEEiMjvXlkah89wOTjr/ACr+hP8A4NVP+CfEXwn+A+r/AB48SWkf9ufEBW07w+Z0xJZaVC5WaZD3+0zLgdtlrGf4qAP1I+CPwb8P/s9/Cbwx4E8J2iWHh3whZQaXpsL8kRxKI97HuzP8+T1Ls38Vfmh/wdI/8FDofgX+zLYfA7w5fuvi74pRLNrIikKzaZokchJRsfxXMy7B/eiS4T+Ov1F8W+LNM8A+D9U1zXb2HStF0SxmvtQvZyBHZ28avLJI/wDFtVMk44xn+LZX8hH/AAU4/a11P9uT9tjx18TtQkb7L4kvy+jW5mST+z9LRQtnb/J8oZIAgfHPmeZu+fdQB4RdZO1jkbySMnJPv+efxzVaiigAoopzOSAMnA6UANooooAKKKKACiiigAooooAUKTSUUUAFFFFABRSqCW460simNsMCCPWgBtFFFADlQsQAMknFfoj/AMG7v/BLLS/+CiH7Smt6541N3H8PvhtDbXV3HazrHJqV/PKwtrY/xCEpBcs7xlWXy0AZS4YfAPhDw3e+MPEVlpWmWs19qup3EdrZW0Q3SXM0jBEjUd2ZmAA7njvX9cn/AASi/YRsf+Cdf7EvhT4diKzbxIsf9p+Jr2FMNfalOqvLuP8AEIhsgQ94oI2/ioA+jlfcTgFQMcELnlQ3JHVuRk9+KVU8wlAyqZFKfMuVwfX26fjiivkL/gt58dPEPwr/AGEda8K+BrLUNX+JHxiuk8B+GNP09d91JLeRyfaZQuR8iWcd1lyQsbvExIwDQB/PJ/wVR/bH1T/gpH/wUH8V+LdKjvdR0u/vU0DwpZQQmSc2EDeTaoiDlpJjmcqOTLcyAdTX64f8ESP+DeDSv2dbLRfiz8d9Jtta+I8iC70nwnewLJp/hlz80bzpjEt4o+YIQ8UO5jsMyRvH6d/wRX/4IJeHf+CeGn6f4/8AiCmn+JfjZLE6pNGwlsfCO8Y8u23cSXG0bWucAL5hRRwXf7j/AGjf2kfBX7JHwc1fx74912y8P+FfD8PnT3D7maY87beGL77uxLKsY5ZlOMBmdQB37Rn7Rvg79lD4M678QfHmvRaF4a0CE3VxdSEPcXB5CQwBiTLO5yI1Q5faMAKWkH8v3/BW7/gsB44/4Kf/ABXmS4efw78M9GlJ0DwvFc5hHG0XNwE+WW5YEYP3Yl+Rc4Znj/4K5f8ABXXxn/wU5+MpnkF1oHw20Cdh4b8ONMr+UOR9qutvyyXbjGcfLGNqDOCzfHFxjgc/LkDOM4znn35oAWZFjIx3zjjgj16/Xiq9FFAF20tkbTriczxK8ToqwnO+Tduyy/7uB/30KgmHPvnHPXtyahooAKKKKACiipYF3Hnhdwye1AEVFaOoanJeWdvG8dsqwKQpihjjY5P8RUZbp396q2xDN8xAUkAsR933+tADrViDw5QZGSDz6ce/J/Wv3L/4NYf+CX9u+gXv7SPjrRo7qa58zT/AVvd26yiNVLJc6jGG/wCWnmDyISOhW4r44/4IV/8ABIrU/wDgpf8AF6PxD4uju7X4L+BrrbrMiy+W2rXHyyDTLbPQvvV5XHKRsdv7wx1/ThoPh6w8OaFZaTp+n2Wm6Vp0CWlvZWkKQW8EKARrHEi8RxhVGE6ADHXNAHA/te/tR+Gv2LP2bvF/xO8W3Bh0TwlYtcCJJk8+7uDhYLaJhx5ksrCJc8K53H5Vav5Ef2sv2kfE/wC2J+0T4u+JPi24hm13xbfvevGsgENpHjbFbxBuRFFGEjReyoB1Br9DP+Dnf/gp637TH7QUHwT8H6sZ/A/w2nJ1qWCULDrGuhdspKj+G2BaJQekjXHrX5VLcmKbem5MoUJB5IK7T+fP50AQs2cYptLyx9SaTrQAUUUUAFAOD60daUrhQcjntQAhOTRRRQAUUUUAFFFFABU9o2wscngcY657frUFdD8O/CV/8QPGGleHtKtXvtU12/t7CytY0Z3uJpZBHGiheSS7KOPm5wOtAH6j+L7GT9hH/g17stJvGez8TftPeMBqKWpR7W5TTY5YpI5ArffhaPTYJFcfeTUo6/Jev2K/4Ov/AA/ZfBXT/wBmj4TeHkNv4T8C+GryDTLcqzNHEos7WMNIfv8AyWqkZ+b59zffFfju0ZVAxBAbofWgBtFFFABRRRQAUUUUAFFFFABRRSq2wn6YoASpV27DkZ5GD/TrUVFAE0qKEVg6EtnKjOV+vGPyqGiigCxbAfZ5CfSq9TyfJbAdmP8AKo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nxFVlBZdy55Aq1GBI7hVAC87WYD279Tz0wTQB7Z/wTc/Yy1j9vj9sLwZ8NNMt9Qay1i/hk1u8s4PNfStMSRftVyewKxkhA3yvK8SdXFf19eBPBmjfDLwRo3hvw7Y22leHtA0+HTdLs7Zy1vbW8USwxQrnkhIwqZb5sKAeAtfmB/wAGsP7AMfwD/ZW1L4y69p86eLfimTa6aJl8t7fRIXOwKhjVwbmcNIzFmVoo7Urj5s/pB+0R8dvDf7L/AMC/FPxD8X3v2Lw74R0ye/u5oz80u0MVWId5JJWEaDuzBf4qAPy9/wCDqz/gofa/Cz4Baf8As/8Ah2+X/hIvHph1LxIqDH2LSIWV4bfrn9/cIjEj+G2Yd6/n5v5PMVO5UY7dv84+gWvSv21f2pPEf7an7UPjP4o+LEii1rxhqL3jW8TbobGAKsdvbRHvFDCkcaHuqCvKaACiiigAooooAKKKKACiiigAooooAKfIFGNpJ9cjvTKKACiiigAooooAKKKKACp7Zgu4FdwOMjOMgckfpUFbvw98Gar8RvGOl6DodldaprOs3cVlYWVvH5st3PIwRI1T+JiTgDuSB3oA/Uj/AINe/wDgn3b/ALSH7UjfF3X9HR/CfwnXFnNeQGSC+8QyB2tXj/dMCtrGElYZBik+zE/63j+iMt5uWG7DHOC2dhPO0f7vAzgZx7V4h/wTo/Yt0r9gD9jnwX8MNOS1a90OzWTW7uH5v7S1OUB7q4L/AMamQlEPaKKJP4K9voAR13rjrznBHyn6ntWTe+AdG1Xx1p/ii70+C61zQ7W4ttNvZf3kmnpOY/OSFv4BL5Ue718tfStevNv2tf2ufAX7D/wN1T4hfEfXl0Hw5prLCjLGZLi9uXDeVbQIMGSZ9rAKp3BQ7krHHJIgBZ/ap/ak8FfsXfAzXviL8QNUi0rw34ei3tsBmlupCVEdrAg/1szkkBT8o5LYUFh/Lp/wVV/4K3eO/wDgp98W01HVnk0PwPocjjw34ailDQafHu4mmP8Ay1uXXG9uFHAQKoCi5/wVn/4K8eNP+CofxjW8uUm8N/DzQ5Nvh/wvFceZFaAZX7RcYws1y4xlwAqrtRcKor4+uDwo7LkDpkjOeffmgBtxnCDnCjAB4Pr/AFqGiigAooooAKKKKACiiigAooooAK99/wCCc37Bvi//AIKLftNaR8OvCcbW63WLrWNYkiZ7Xw/YIw827mxjplVRcgySOiAguDXlPwp+HGtfGP4haL4X8Oafd6tr2v3kVjYWNtF5s11K7YVFXgHn1IA6kgZI/q1/4JG/8Ev/AA5/wTA/ZqtvD6QWOo+P9aEVz4u12M7vtt4FJEMbEA/Z4BIyRjAzl3IVpGVQD3P9mT9m/wAJ/sgfA7w78O/BOnDTvD/hi2FrDEZQ0k8mB5s0rjAaR5NzMQAMkgADCj5V/wCC9X/BTCD/AIJ4fsfXdl4f1aey+KfxDSbSvCxtRuNhtaL7XeMeNpihlATk/vZYzsbG5PtDxz4w0f4a+DtV8Q+IdUh0TQtCs5tQ1PU7iQxx2FtFGzyTFhyFRVLHHOBxziv5Hf8Agqv+33q3/BSX9sXX/iPfQ3GnaMUTS/DulSSCQaPpkOTFCGHBZmeSZ8ceZPJjjFAHz9PIkrNDFFvkmK7Cv8LYGQBzkEk9+eDgdKzmx2pKKACilVtpzSUAFAGaKKAJHhMaIxxhxkYI9cVHRRQAUVNASAxHYZ4OCe2P1r7R/wCCWX/BFL4n/wDBUHVLzU9Ka18HfD3SXEN54n1K1mliuZCceRZxBlNzKudzAOiIANzhmjRwD4oor1r9tX4F6T+zJ+074y8CaD400L4iaN4a1F7Sz8R6OwNrqke1WD8MyrIA2yRFZlWRHCs64ZvJaACiiigCSMbuB1JA96++v+DcD9kt/wBpv/gp74P1C9tmk8OfDqGfxhfySAbWa12raqM/KzC9ltG2HqqOf4a+BoQSDjqSAPXNfuZ/wazaTafs4/sKftJ/tBX6rJFprPGghP79ItI06XULlB/vrdxf98UAfEH/AAca/taTftT/APBUDxlb2uoC98OfDoJ4T0pVUIqNB814SB8pb7a9yu8dVjjH8Ir4NrT8W+IL7xX4jvtT1O5lvdQ1GeS6uLiX79xJI5dpD7sWJ/GsygAooooAKKKKACiilHLcd6AEooooAKKVBk49aHGDj0oASiiigApVGT9KSlQ4YHsKAJLpv3gUdEGKipWbcSe5p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vff+Cav7Fer/APBQD9sTwj8MtM82G11a5FzrF4q7hp2mw/vLqfH94RBgg/ikeNP468Q0i1lvrxIYInmmlZUSNFLNIScBcDrkkD64r+jz/g14/wCCfq/s4fsdXPxY8QWbxeL/AIvBZrRnUSPYaJGCbYAdUNw+6V89YjbUAfpb4P8ABml/Dnwbo3hvRdOt9M0LQLGDS9Os4X/d2dvDGI4rdD32RKFU+i47V+Hv/B1//wAFEpNf8caD+zl4e1EJaaOI9f8AGYRuZ7yUb7K2dv7scDCZl/iaeM/w1+yP7W37T3h39jD9nDxd8UfFJkbRvBli1/JbQS+XJe3DYWK0hPRXlndI0b+Fn3dq/jz/AGjfjXr37Snxz8UeP/E9wlxr/jDUp9UvXj4iV5XLbIx/DGgIRV/hVAO1AHIX6mNlz0I4GMYH07Z6/QiqlFFABRRRQAUUUUAFFFFABRRRQAVJDG8soVFLOxwABkk0kKGTdjsMmvv7/glF+wZ4QX4RePP2ovjzpd5cfBT4WafMdN0wXD2cnjPWXXyre0hmQgoqTPHlwTiSSAlGj8wUAfCni/wvdeDdcfTrzyhdQKhkWN94QlQ20+hGcEdiDWWuV549K6r4z/EFvi18VPEfiqXTNH0WXxLqdzqkmn6VbC2sLF55WlaG3i6xwoX2ohJ2qoGTjNcnQArjDUlFFAFmzXczfezg8qMkDBJ4/n7Zq14i0i70HV57C/tZrK+sZnt7i3lQo8EiNhkKnkEHOR65rMooAKKKKALlpetDaTwgJtuAAT5YZuDkAE8gZ649BX61f8GpP7Bh+L37TGtfHLWwBpPwvJ07SYjbecL3U7qCZWkQjhTbxHdz1eeLHQ1+TnhfRrrxHrltp1ja3F9e38qQW8ECeZJLIzAKqp/ExzgD1Nf1+f8ABMr9ju1/YP8A2HPh98No7eODV9L02O78QlX3mbV7hRLeNv8A41EjbEP/ADyjiHagD3ktvwR5ZVssrIflcEkggdhg4+qmiikdlVGLzJAuOZGIAi9HGeAR0yegLY5IoA8i/bf/AG3vAP8AwT9+AGqfEP4g6mbTT7IeTYWMHz3usXrKxitrdAQTI2G+YnYihixA+Zf5bf8Agor/AMFMPiB/wUz+OieKvHl9PDoVjI8WieGbOXFloFqzDKRDgPM4VC8zDfIUUfKiRoul/wAFd/8AgoXr3/BRf9r3XvFNxrGo3fgnS7qez8HaZIzLb6Xp4YBWSM8rJNsWWR3zI5Ybj8qgfLEJw3NAFrVJoppwIYhFEmQmTliuTjdj+KqVTXLo8cQVNhVcE/3uTzUNABVq0s2uEkZTH+6G47pFX8gev4VVooAkmHI6ZxngD+lR0UUAFFFFABRRRQAVatmZFfAY5AHBxyePzxkfiajtyQGILZ2kDH05/TNfp9/wb1f8EhW/b1+IK+P/AIj2Mlx8FvAuoSRpYzhzb+INTMal4lA6wxokDyj+I+TH/wAtKAPr/wD4Nif+CSx+Fnhex/aR+IOnxxeJPEloyeB7WYGFrHT50eN9RPo91G7JGmAfs4kk5Ey1+wTOZYSGONwX7wba3A+XI4Kk9c9s05F2opCiMEf6sFiIuT8oJ6juD6EDtXz1/wAFPv8AgoNoH/BNb9kzWviHqy299rMjDTfDWlSAn+1NUkVmiR8EHyVVHeTkHanB3bQQD82f+Dqz/gpzHpmlxfs1+DtQlF7e+XqvjiVNuUgO2ez08453NlbiTP8ACLavwpuVKkEjaTzj68/yIroPir8Rtd+MPxB1nxb4o1K71nxH4mvJtT1K/uXDTXk8rl3kbGACWJOAAMYwAMVgWqSqGmiD/usEsB92gCCipJyzPljuLfNn1zUdABSrwegNJRQAUUUUAFW7SZoI5gv3ZgEcZHzLndj81H5Ulii7stnAI3YxnbnnGeCenFfbX/BH3/gj54i/4Ke/GY3l79t8PfB3wzdKviPxMTHG0oA80WdoZG8trp4wFJOY4FYO4JMcUoBf/wCCM/8AwRm1/wD4KhfEC61fWLq68MfCfwzNH/besJAwl1FiGZra0Z1KeYFB8yTBWHdGSGLqD79/wWf/AOCzOg6T4Jk/ZY/ZefSfDXwZ8LWa6JqeraITs1tB/rrG0lLEtaF2JmlJ33Tmbc8kUjtcR/8ABZv/AILEeFNL+FcX7Ln7Lh0zQfg1o1idL1zV9Gijjg1z96zS2tkygMbVmO6W43brqRpl3NC0huPyh1GMbwVUrE5LJl92RwM9s9OTgcg8DGKAHzQwjy2JZY2BK5cM3rjjtyBnA53emBQlHOSST7jFMooAKltnEcwJRXx2PQ1FRQBcjIlycIASPkHcdfwHqfav3M+JmpW/7C3/AAac+HrCzgTStc+LVtbW8sn2XyZNSl1W4kvHaQfxMdOiMav/ABRQQ+lfix8BfhTqPx5+NfhPwRo4P9reMNZs9Fs8KW/e3M6QpwPQuD+FfsJ/wdofEjS/hh8Of2ffgH4dujHpPhvT5dYexwzbLa3SPTtNO4+iJfDHbHvQB+J03YYxjt6cmozjtmnPnIzzxim0AKq7jT5EKqpOPmGeCPpUdFABRRRQA5XKqQCQD1ptPkKkjaCBj1plABRRRQAUUUUAFFFPQeYyKAATx9aAGUUrZ70l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B7F+wT4N8B/ED9sb4c6R8TtTn0rwBda9bHXJYLa4uJJrdW3G3VIP3u6ZgsIZPmUy7h0r+yDS9ItPD2l2thZW1np9jptsltBbWqRpbWMSKqKkSpwoVcKqjhQdo6V/Ep4P8AEd/4Q8T6dq+l3D2epaVcR3lpcIBvgmjcOjrnjcGUEepFf1w/8E2P26dK/bx/Zc8L/EGyit7O51eDy9T0+GbzF0q+jZknt/UKHUuh/iikiPc0Afmp/wAHfX7Ums6fe/C34K2Qv7LTL22m8W6sU/49b2RZZLSzjX/ahEdyX/67pX4c3B+VMg4IyCep7flkGv6jf+DhP/gnNL+3r+xPcap4ZspLv4jfCsz6/occKTSz31tsBvrKNE3bnkjjjkQCNpGltoUUqJHz/LxebCI9vKgY7ZzgdgfwzxnHQHNAFKiiigAooooAKKKKAHLxzjP16UMcknGM+nSm0UAFFFafhrRLrxNq9vp1haT32o30yW9pb28bSy3ErnasaIoLMzEgAAHnAxzQB61/wT7/AGMPE/7fv7Vnhf4YeF4Jmn124DX94FJi0qxQhri6lP8AcjTJx1dtqL8zivtz/g45/aN8NeCvEvgX9k/4U/Z9N+GHwN0+M3lpaTKY7nV5UDsJSn7t5Io5SzMPn8+7ug/zCv0n/wCCaP7EHh3/AIIS/wDBN/xt8UPHEcZ+Ic2gN4k8WTSXClLZoYZGtNHiKEptMkyRmQE+bPcDDFFjx/Nd4+8c6z8QvEeo6rrup32q6nqmoXOpXlxdSbnnuZ33zSsOzu/LHucelAGPcyM+AxYgdARg4wAP0A/KoKKKAJYx8jdPTnp/nirGr2Vzp1ykd1HLC7RrIqyLtJRxvU/Qhs/jVKigAooooAKkib5+hOTwPftUdW7UOVZQgcttwNuSTngevP8Ah7UAfpX/AMGvf7ENz+0T+3rF8SNW03zvB3wftTrJmlTEM2qPujso1PeRD5twvvaV/SmRxkFePlZV6IfT8iv4ba+Uf+CMH7Aj/wDBO/8AYP8ADfg/V7K3tfHOsySa74rKtukW+nxi3Y/9O8SxwHadjSQyuvD19W0AFfD3/BwT+3HD+xd/wTt8UW1hchPGHxPil8H6KizbJIluImF3cAKQ5EdvvCspws0sBbjFfcSruz1VsfK4GSnqR/tYyAe2TX85X/B1/wDtbj4z/t06P8M9Mug2i/CPSBBdRBQwGqXuy4nCyD76rbrYoR/DJHN60AflxdAswzkEDcOOSDzk8c9evfiorq3MccbFkO8ZGH3EfX0qJ2LNluvpimUAFFFFABRRUkYBHqcgYoAmsmETE7QzLyAcEH2IP+e3ev1C+O2maJ/wSH/4JG6T8M7zRtNl/aF/aisBrXiP7fZQzXPhTw0TtgtisgJhmc71G5d6SC6yVe2tzXnf/BvN+wJpf7W/7W15448eW2myfCb4PWTeIPED6sP9AupVSR7aCbPymIGGWeQN8pjtJAetfO//AAU1/bMu/wBv79tnx18UbiO7trHxDfbNItblt0lrp8KLBao+CV83yo1MhT5TIXIzmgDxDUJY2eN92dwPHTA4A4HAGO2c8duKzqKKACiiup+Enw0134z/ABD0Twj4X0ubV/Efie/g0vTLOEqJLi4mkCRoCxAALEDcSAvUsBmgD23/AIJcf8E5vF3/AAUr/absvBPh0NYaHaAXfiXX5IleDQLDnfLhiA87AMsUYOWc5yqo8if1i/Aj4HeF/wBmr4P+HPAfgvR4dC8MeFbCPT7K1RApwo5kkIALyuTueRwHkZi7DLGvEP8Agkx/wTg0H/gmh+yXo/hC1gs7rxjq8cep+LtXWMedf6g0YBhD4B+zwLhIkYKRmRyoMpJ+nM4Q8sQvzMu/aCvQnPY4JAPuR3oAo+JvE2n+C/Dd/rGrX1rpuk6Tbve393dS+Xb2tvEpeSWVv4Y1C7mbsATX8p//AAWu/wCCnWof8FNv2sptYspLiD4deE/N07whYyja/wBnZlMl5MvQXFwURmUfcRIYv+WQr9Bv+Dnj/gqd9uOo/s0+BtbtoI9PjiuvHk8byB9Rm8yIwaRCF4GzKTShsbRFHGG/dlH/AA6vAGlBU7lI4O3Gfp7Z4H06DpQBUooooAKKK0tHlsozdC7iu5N0DCEQSBNsnYtkHK9cj9aAM2irNwRkDIbBOCOhHtwOOv8A9aq1AE0to8NvHIw+SXO3n0xn+dSWow7AtsDDBOM4HXkdxx/I1Jbh508nAkwMxqT3JxgDqScjgex6Cv1q/wCCHn/Bvjf/ALTOoaF8YPjJYXuifDRZEvdC0aScQXXilQxeO4lZWV4bIgK25P3kqsHjKoyOQDxr/gjr/wAEK/GX/BRPxVp/i/xVb3/hH4L2NwWu9VcLHc6+FPzWtmWHzAjO+4IKRqc4JCqfU/8AgsZ/wWg8NzeCh+zX+y3Fpvhb4L+GFfStW1LRoFjh8RKrHfBADnNmzFjJIx3XZZg5aIt5m9/wXV/4Ln6V460C9/Zz/Z3fStG+GGjxDSdc1zQ4YoLPW4kVVOm2KxqqR6fHgxs8eFuAmxP9GLGf8lbDUrjQNRtr2xuZ7O4t2Wa3nilxJA6nKsrr8y445GOR04oAqPsLIr4Xjlwxbd6H6Y7fX6Cm55x1wevrV7WNs928iRrEjSNtRCzJGBjChm5OB6npis6gAooqW2h+0MV3Be+TQBFRT3XnOR1xxUkK7xtOBuIGTwB2yT6c0Afc3/Bt/wDA+T41f8FbfhvM9kLvTfBS3nii+Yso+y/ZraQWsuD1xeyWg/Gut/4Oj/jdD8Wv+CrOr6NbhGh+HPh3TPDXmqqjzZDG19JyOu2S9dP+2dfbH/BoB+y9Bp3w3+KHxgvre0Nzr9/beEdMnd83UEMKJcXi47RzSXFkfpAa/Gf9uT4yH9of9sb4p+OvtJv4vFvivU9Ut7g9XgluZGix/siPYB7CgDyWiiigBWbgDjikoooAKe4AVduc4+bPrn/9VMooAKKKKACiiigAoooBxQAUUE5N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X9A1a60PWba8sZZILy2lWSGVD80bg5BFfrZ/wAGqX7Y1v4L+OHiz4QazqRgTxjt13Q1uG/dS3cCH7ZHg9ZJIEjcf9ehr8hK7j9nv40a/wDs5/Gvwv468L3L2fiDwrqUGpWDq5UNLG4YI2OqPyrL0ZGZTw1AH9p9o5VVYNMpgI5CgmLGAS3HAG4An1ZK/ll/4OAv+CdUv/BP/wDbev7jSbIQfD/4ktca/wCHGiULDaFpAbqw6fegkkGB/wA8Zrc96/pi/Zp/aC8O/tW/ATwj8R/CVxHceHfGWmR6nZ7X3GEsWWWFvR4pVkhZf4Xidf4a8W/4K8/8E6NL/wCCk37HuteEltoV8b6Ir6v4Pvs4eHUUQhbdv+mM6kxvn7p2OPmRaAP5GaKv6tEbaZY2iaKVBtkVl2srYGQfcH9MZ5zVCgAooooAKKKcu4dKAG0U53LnJJNT2zYDgjIYYzjO3vke/H86AFs0DO+c9MBV6sfQfhnn/Gv3l/4Nk/8AgkXbeFvCFr+0f8Q9HtrnVdXi3eB9Pu7NGbTrcOCdX2ycrM7Kot2A4jBk6TLXwp/wQh/4JHX3/BRr9oaLxB4l0+eH4O+BrpZfENw06wLqlwP3kemQtkM5cYaUoUMcWf3kbtET/SF+0d8f/CX7Ev7NniX4g+IRBpnhT4e6WLhLKNVtRMkYVLewgVQsaNI5jijVQNsjDPPAAPya/wCDrz/go1p1l4e0n9m/wzqF4dZlvbfXfGf2W7lgiithDutdPnVfln88yJdMT93ybQgdx+FVzDslA4dgvJHy54zz7jofcHk12H7R3xr1z9pP43+J/HXiW6lu9f8AFepT6leySPuO+RyduSeiD5B/sotcHQBf8Q6RcaBrNzY3aGO6s5XgmGc/OrENVClXjP8AL1qWWbfGqhdgGen8VAENFSOgWJCHDE5yP7tR0AFFFFABX39/wbm/sJH9tH/goLpOravp73Pgf4ViPxLrLsv7iS4ViLG2c91ecB2j/jit5hXwdppib5ZZDGjuqsQucLg5P4HBx3r+qX/ggl+wTF+wl/wT/wDDkWpab9i8cePkTxH4ieaMpcxtKgNvavnkeRCQpX+GRpvWgD7WJ6jlSC2EK7SgLE/MOzElifUkn+KiilQAuu5N8ecsOzYIO39M/wDAaAOb+MHxCX4RfCLxV4sKafMfDGj3mrLDf3a2VrObeB5hHNcN8sEbGMBpH+VcjPav4wPiz491j4q/EzX/ABT4h1A6t4g8Tajcarqd6xUtdXU8hmmkO35ctI7H5eOeK/e7/g69/bvu/hP8AvDHwI0C/SLV/iRGda8StFLsKaXA4EMZ9ri6ic/9ue3+Kv599QCIyBC2NmTkfh+uAfbOO1AFOiiigAooooAK6f4VfDfXfi98Q9F8K+GNJuNc8R+JL2HTtNsYOZbqeVwiRrkgckgEkgDuQM1z9mSofaCTjn0x/wDrxX7d/wDBpv8A8E8YtV1rW/2jPE2nXDvprPoPgnOMNI5KX19F8u7cgZLeMqcZluR94JQBsf8ABVEaF/wRO/4IyeF/2bvCV1aT/EL4wyMPE2pWwlWW8jAibVLnzONolZYbKNWALWzSggMrE/hbPGYyAee/49//ANVfZn/BeX9uuz/b2/4KCeIdb0Xyn8K+DkPhXQJ43LLd2lrI+6dedu2a4a4mUryVmXd82a+K6ACiirNq2HH1GTweOex6/wCfWgB1qygN1JOBtH8ft9M4P4duK/o7/wCDej/gi+n7GXgK0+MXxFsZ0+Lni6y2WGn3lt5b+EbKUfcwwDpeTgIJWYAwxyNCQHaSvkT/AINnP+CRY+N3jay/aH+I2lyL4O8K3BPhHT5bMuuv38bNG96VJHmW9pIjYwQJLhSu4mBo3/f5i247tu7JJxyMnk84H8hjOMLjaAAZtxOB8meMfdHABAPtjkds47V8cf8ABbX/AIKc2n/BM39ka61PTHWb4j+NBNpPhK2BQtazBMy6iwYEeXbB4yRhg7yxRFdsrOn1R8UfiboPwY+HGueLfFGow6R4d8NWUupaheTAskMUSlmO0cu20EhByxGBziv5PP8Agpn/AMFCtT/4KY/tW+IviB4je70vTLK1XTvCGix7Z002zjnUx27uWABKvPLJKA4aRiAu0hlAPnTx5r2oeJPFF7f6teT6lqt9cSXN7dzXP2mS5mkYu8hlyS5ZmLFiSSWJJJJJw61L6Oz/ALJt2iuLhrwyyiSIwKsSxAJ5bhw5JZj5gZSi7QqHc+8hMugAqzBhkbK7hg8E4GcHBz6+3eq1FAF/WLWC3uEWGSSRPLUkvF5ZDbRkYz0z3qhRRQBoaLaJeTSJJPDbhI3k3S7trlVJ2cd26VPp0Ml/dRQRxTSXEhVURELyTE7QEAPXOSQO5IGDxXRfs/fB3xJ+0F8WND8F+ENCu/EviTxFdx2llptoQktySfmyzEIkaqCzu5Coql2KqrMP6MP+CMf/AAQF8N/8E/oLP4hfEgab4p+M1zGskbSeXNYeC+QcW5YZlusgF7khAvKRnAczAHz/AP8ABEH/AINyIPCCaL8Wf2ivD8d5rORcaJ4Ev7YTR2uRlJ9Rib78xJG2zKnYdnmfOWhTkf8Ag4R/4Lw2/iCx1X4BfA7XALGOT7L4u8SabMrwXkS436VbOM7oiS32iVTiUbostG8wk9D/AODhH/gvCvwltda+A3wX1aNvFd6rWXi/xHZ3W2Tw8DlJNLgdMH7XgbZ5NxEKsY1Pnh2g/BXxDYPpd0LaSSCSZBudoZ0nRiwB4dSQeMDgnp70AVrl0ZI9rZbZhvz/AMO30+gqUUUAFFORS5IGfWpHgZLdJCpCOSFbH3sYz/OgCGiirFvO6RuqO6iTCkDo31oAr1b04b7jqo6fMcfLz15/X2zVaQkgA/w8V67+wd+z1/w1h+2H8Nfhuyy/Z/GfiSx0y6kj+9BbPKPPkz2CwiRie23PagD+jf8AZS8K23/BMn/g36ttVL22h67onwyvfFEsssSq/wDbF/ayXcCSkdZlnnggGf4Ejr+XG8bzJAwJIbJGep/z0/Cv6ef+Dl/4w2vwc/4JWan4as1t9Lh+IOv6X4Xtx5ZWDToFmN4Q6r+8ISKxWNlRX4YoVOeP5nPGugHwzqkdp9tsNQRoI50ns7jz4mWSNXUZ42sFZQyMqshBVlBWgDBoopzKABgknvx0oAbRRRQAUUUUAFFFFABRRRQAUUUUAFKn3hSUqfeFAA/3jS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Do22tnt0qwl/Munm2JPklw5HuM/41WX6Zob6YoAV8988802irdg/lzZJwvcgDcOvTPANAFSiv0D/4LF/s1fDz4A/sjfsZat4M8K2vhzWfHvw5XW/EM0RLtqdxJbafJ5rufmLeZJPx0XPFfn5QBPDbPJG7qrlY8bmX+HPrT4PlJI5PbuTwTyPT1qrRQB+2X/BpZ+3vNo3j3xN+z1r+qO9prsTeIvCMEk2PJuoE330MR7yS26+aq/w/ZpP71fuoUEgAEbANkEIP3kabTwPVQuPx3V/GB+yb+0HrH7KP7SXgr4kaCw/tTwXq9vqkURfat2sbgyQP6xyx743X+JHZe9f2L/A74v6D+0H8G/C3jrwxdC98P+LtLt9WsJg2S0UyBwrejpny3X+B42X+GgD+fP8A4Og/+CeT/s5/tYw/GLw9YrD4M+L8st3eCJAyWOtjD3AOBwtyCLgHJzJJcD+Gvy1nA2KQzEYxyeRwD+WTX9hX/BSn9iHS/wDgod+xp4x+F999ng1LVLf7XoN7KONO1SEFraXP8K7iUkbtDJN61/IT4+8J6r8P/FmpaBrlhdaXrWhXc2n39lcrsms54pGSSJ1/gZXBBXsQfWgDDoq5am3FnKHjkaXepRg+FVedwK45J+XB3DGDwc8LqUlrLIGtkmjj6YllEjdB3CrxnPb86AKVFFFAFqzuFhtrhWgjlLqArN1j9xXr37Cv7IPi79uj9pvw78NPBdvHNq2vzeXPcTIzWumWox513Nt5CRr8wxyz7FXLsit5j4Q8Oaj4t8Q2WkaTZ3Oo6tqlwlpZ2lvE8091NIdiRRogLO7MwUKASScYr+pD/gh7/wAEmrD/AIJn/s2i78QwRT/FrxzbxS+KbzzVf+yU+by9OgkQlFijBIkYE+Y5YhjGsYAB9K/sifss+EP2Kf2dvDHw08C2P2TQvDVskayPGDc6ncf8tbq4A4a5lcCRiOFKlVwgRV/Cj/g6a/4KOy/HT9pOP4EeG9QifwX8Lpo59VFu+5NQ10xsHy3cW0czQY7Sef61+yX/AAVR/wCCg+lf8E2f2Q/EXxBuvs03iWc/2b4X06RCyX+qyofKXaMExRIjTOcrlInVWDsgP8lHxH8Y3/xE8Xalr2r3T32sa5eTX+oXb7Qbu4lcvJLgAAbmYngAAEADgkgGFOpQAEY4B6+vI/SoQM0V0Xw28Dat8UfGmk+G9A0641jxBr95Dpum2Nuu+a9uZnEccKL3LswHbBIOaAPW/wBkj/gn748/bD+Ffxd8aeFm0Oz8PfBjw63iTXbnU7mSBZY1WWRbe32RuGuHjt7h1Vyi4gfLjgHw+/i2lSpXHTA6g4B+vfrgAnOK/Wz/AIKj+EdI/wCCSX/BMT4e/smaHqFgvxJ+K88fiv4oX8MgkEkEbqI4S/3jALhCibQMjTpHKjzAW/Kvw1Hpkl5Mup3c9sGiJiuIIxOBKRwGjOCyHI3HOVG4hX+4wBzVFXLvy/Jj2rg85Ofvfy+nTseT2p0AFFFXLEea5jwS0hUDHJ6+mCT9P/rUAfan/BAr9gVf29P2/dAstZ0tNR8B+BgniPxKJ7aSa2miikUQ2z7CAfOmKKVLDMaynB2mv6qAxkG5iWbJBJbdnkkHoCcghgxUZDKMnbx8P/8ABv8AfsEQ/sNf8E/NAk1G1hj8bfExYvFWuyiMCSFJol+x2ZYorEQwY3I2dlxLdAV9wUAFISuQrMEU/ec9FXoSfbkH6gUtfE3/AAcB/to2/wCxx/wTa8aC2vktfFXxFgbwjokYJ8xvtIxdyKR9wpaCcrJ/DIYx/HQB/Pd/wV//AG2j/wAFAf2+/G/xAtLi4m8Nm4Gk+HI5esGm22YoPxlw07f7dw9fMNXbuMu6uOVkBYdhjJ6DsM5H4Gqkow3PX65oAbRSqNxx60MNpx6UAJRRVqy5jlHAJXgnjb75/T/gVAHq/wCwx+yP4m/bm/ab8L/DDwnA0mp+JrpY5rgxmSLTrRTuuLqQZX5IowXI3Att2rl2QH+hP/gsD8ZtA/4JD/8ABG+H4cfDe5XRb3VbGDwJ4WRhvvmilBe/vmACjzmh85pJAigT3iHkvk8b/wAGvf8AwTit/wBnL9lhvjN4hsBF44+LVsVsPOj8uWw0DzFkhXGG+W5eJZydpyn2XkY5/LL/AIOE/wDgoV/w3b+3TqVpo91JL4F+GTT+HNCAm3xXkqSBby+UZOBPLGAvzH9zDBwKAPhK7DeZznnnk5z757/Wq9FW9P1GaxSdIZHjF1H5Um043JkEg/kKAKlfXX/BHT/gmbrP/BTP9qWDw4GvNP8AAvhwRal4v1WFQrW9lvI+zRSEFVubgq0cYYEYEjkMsTA+Ifstfs5eMP2uvjl4e+HPgPTY9S8UeKLgw2kbyLHFGqozySyu33Ioo0eRm7BM4JxX9Yv/AATp/wCCe3gv/gmp+zfp/wAO/CIkvrhJDd61rdzGi3evXrgb5328Ki/6uNP4Y41BLMWkcA9i8BfD3RfhN4I0nwx4c0yy0XQfDtrHpun2FohS3s4IlCpHGCSQoA7knOSSW3MddGVDubbgc4IznHOPxAIx3JGPmC0lcD+1BN8Rk+A/iSP4SReH5PiPc2bwaDJrU7w2VlcOpX7S+2KXzDEpZliKYdwmSAGoA/GX/g6R/wCCpZ8X+J1/Zn8EasH0nRJorvx7dRvv+13gZJbfTmP8SwHbLKn/AD3MaH5rZq/FzVYPIuRhkYOqtlZRJ1VW5I788+hyO1fqtq3/AAaa/tQ+M9Tm1PVfHXwfudW1OeW8vLi81/VLi4nkkbc0kkgsG3uzFmJ3kkk5AOcyaV/waCftBPPH9t+I/wAFYYS2HaHUdTmkQd8IbFc8Z79qAPyo0aBLiaRJJ0t1EbuHYEliqMQgx/e6fjVWY7wuVC8Dt14A/wDr/jX6/S/8Ge/xfkLAfFj4XNg9THf78/xfL5XY57Vf03/gzs+IskoW5+M3gONeNxh0m+kK/TcEB/P8qAPx+0aZI7O9DQQys8QVZG8zNr86nzBt47bef79Vrj93JwnllSRj8T+Pt+FftzoP/BmzOR/xMv2hreMnGRaeCPOC/i98p/SuhtP+DOHRLZDG/wC0bq7QyMHkjXwIib9ucf8AL8wOMnqO9AH4QKxkZm4yBmva/wBiP9hD4mft9fGK18E/DjQJ9Rv5wst5qE4Men6LbltrXV1NtJjiUE8KGdzhUR3Kof2q8Ff8GgvwZ060lXXvin8StVluEMaSafDY6equSCGKtFcfKAD8nysxICk8qf0f/Y//AGNvh5+wn8ErDwB8NNCj0bQrN2uJ5XKy3uo3LACSe6nAzNM20ZbJVRhECxoigA8h/wCCWH/BIj4df8EuPhvJb6PHF4m8favHt1vxVeWyw3d0uUZrS3wWNtaBoQ4TMhYgOxZlQJ8l/wDBfT/gu3F+zDZav8E/g3qizfEm/ie21/xDZToh8KBwVaKBoyQL5kzkgloNyYPm42/qp4n0M+JPDeoact7facdQtntRdWUzQ3FrvGPMjkVlaNx/C4OQxGK+Q4f+Dfn9jyS6lubj4M22pXNzIbh7i98UazdSO7HJ3vJebnbpyVwQQRyTQB/KlqN09xOZnJeaY+Y7HBySSSfQ5OT+OO1LqWnyW+l2t0TCY7ouF2SoT8u3OUXleo69fwr+s7TP+CIv7J2kWZgh+BPgcpkHE0c1y3Ho0snH65/Dn0DwP/wTm/Z7+GsqS6B8DfhJp1ygCrcDwlZTTLj+9I8eT+BPegD+N+pIsk9M9hxnmv7YNH+EHg/wzbPHY+EfC+nROQWjtNJhhBIzg/KoHGT+ddBZ6SszAQWccoGADBGpYY6AY6UAfxLaT4TvdQuGhFtcBxC820QsxdVUnjAPU4Gf9oVvad8BPG3iMXDaf4P8U6gYNol+y6VcTqpKhgW2J8uVIIB9a/s88WfEjSfh7HLLr/iGw0GJAEkk1DUY7ZI89A29gK4fUf28PgtpM4S9+OPwhtJF+XZN430yPbj0BmB70AfyG2n7I3xYv7bz4fhp8QZIArSeavh68KBVxuYHy+gyPzq54b/Yn+MnjHVrew0v4UfErU7y9INvDbeGL6WSfPOUUR88A/lX9Xfir/gq5+zb4LieW+/aD+EoERy4tPFlleycfNxHDI5PT0rjbX/guZ+yZqMskSfHvwdncOW+2R53MPWEL/GehPTtQB/Ndof/AASW/ae19gtt+z38ZWDrvVrjwffwfL83I3IB/Ca/R3/g27/4JMfFP4L/ALbL/Fj4qfDrxZ4K0zwp4bvJdAl1aH7BNPqN0PshHkyYZkFrJeZ4HzNH61+nGs/8Ft/2TfDdoJ7r48eBWQo7D7NJNdyDaxX7kcLN0A6+vHesaP8A4Lz/ALHsyxqvx28MnEZnXzdN1SNSeFwwNsVHDHHB6Hg9QAfAX/B458R3ig+A/g2C5jCvJrOr3dmCvmcfYobZiB0XP2nH+0ZK/DeVt6hjknGOfQAD/P0r7q/4OJP2vvDX7ZX/AAUa1DXPBfiu08YeCtB0HTtF0e+thIIQqw+fOih0U8XVxcd2/wB7sPg+gApScgdKSigAooooAKKKKACiiigAooooAKKKKACpIxhSe1MT7wpz5CDPU0AM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lgt3uFYIhbHJPpUVFAD2Yscnr0+lMoooAKu6eN8wGVG4gZPIBzxkAEkcdAKpV65+wf8GB+0V+2b8LfArxrLB4t8VabpVwrb9vkzXMccmdnzfcZulAH6Jf8HMvw2X4I/s/fsX+BLiS2k1Xwb4Dn0m8wmycNDa6TEdylywTzI5duUT+LG7nH5I1+vH/B4L4yl1D9uD4Z6I+zyLHwR/aUSK5ZFa41C7jb/ZHFqnTn17V+R88o+yxxBEDRsxLjq+ccH6Y/WgCvRRRQBYt3EW4kdMEcdT6fQjNfvT/waX/tyjxZ8PfFvwA1mdDc+GhJ4m8NyTSRsfsUrCO9txv5GyZ0kjx3uZM9q/A6vYP2EP2rNY/Yi/a28DfFHRGuHufCepJcXFvFJsOoWjgxXVqT6TQPLFnt5me1AH9lRkPmjzCVZW58xFdu5ywPBYA5IH8OT2r8I/8Ag6h/4JkjwX4lsf2kfB+kxW2m6u0emeNoLeJQbS+6W+oMB1FxkRyP/wA9Fib/AJbYP7ffDP4iaJ8XvhzoPivw3epqXh7xJp8Gp6ZdIfkmtpkEsZx2O1wSO2cdqo/HP4J+HP2kPg34l8A+L7Iaj4Z8X2Eul6jARkmKRSC6H+GWPHmRv/DJGhHzBaAP4rbtgJiDwCSw+ffx9ehPXn1qnXrX7av7J3ir9iP9pDxN8NPGEDR6v4Zunt1nEeyG/g3Ew3UP96KaPbIp/wBsg/MrV5TA2xw2A2GHynoaAI6tQuUjckZDADqQOuefy/P8aDJ5skvyqA55UdRgHpX6g/8ABuP/AMEgbX9tj4py/Fv4l6NDqPwl8F3Bjt7G5KtH4l1ZWjZbdo2/1lvGr+ZKnR9qI3yO9AH1d/wbY/8ABGZ/hhpel/tFfFDTFXXtXtzN4K0a6tSH02F92NRmVgNs8qA+Sg6RSbwd0qY/Y9P3xYLtLvtyCTIrMWHyqf4htwAo6bXJ+bdSzRsZcfJI8jBAxUkbiC25gecfeGDyvT0r8+f+DhH/AIKkt/wT+/ZRXw54XuAvxN+KNvPp+jzpN+90Gx2BLm+ZezbJfLhXjEkvmZ/c7HAPyM/4ORP+Ch0P7b37cT+H/D13FdeBfhL9o0LSpYm3JfXjOn2+7B9HmiWNT/EltG/8dfnfV+7CzF5BIoUHcFZtzN9T3Pv79ugtaTrFxb6LfWBll+x3hjmMBlkWISpuCTFF4ZlV5EUt08446mgDOtztc8nJxweQeR19RX7D/wDBr/8AsXaRpvifxh+1X46WLSfBHwz065tdFvr6UbIbxbYPqF5z8u2C0aRV3dDc7l+ZFr8qPg78J/EPxw+JmleDPCGjXuv+JvEdwtlp+nW8QeWeQkfLzgIFwS0hO1VDFsIGNfsN/wAFy/jhY/8ABMf/AIJ6fDL9inwHqCpq994fhufF+o2jNALq1812lAH3lN5ercSOh5EUHlkETGgD8r/+Chn7Xurft2/tfeNPidqvnQx+Ib5v7Ms5GB/szTo/3dpbAD5R5cKoG2/efex+ZjXiNWbtQpHIJPJ4/mfWq1ABRRRQBJAQrgsCVBGcHBr7v/4IA/8ABPaL9vn9vLTp9W0kXfw4+HCp4g8RxzndDcsCVtLJ/UTzgbl7xRT+lfEPh66On6nHcxpBI8MisqTQLMhwc5ZHVlZcgAqeucc5r+qv/ghj/wAE+rf/AIJ/fsH+HrDUdPNr4+8cRxeIvFLTIBcQTyxL5Nk2VDAW0WEKnIEpuCD8xoA+yGcSSO2WbJBBPVgVBy3o24uCvbHvRRRQAuMrgFclgAH/ANWTg8N7Yz+OK/mu/wCDpr9tG3/aP/b1s/AejXj3Ph/4O2U2lS5GF/teeUSagR7oY7e3b/btHr98v29f2udL/YT/AGQ/HXxW1WNLlfCWnmWytSxH2+9lZYbW34BwrzyR7m/gVS3av47/ABv4ov8Axt4qv9Y1a8m1HVdVne7vruYgyXM8jF5JGI6szEkt1Y5PegDFoop0ezB3Zz2oAfBI0cgZCVZSGBHbHekuJmuJmkdizOSST3qOigAr68/4Ip/8E85v+Cj/AO3FovhC8Q/8IdocY17xVIDhm06GWNWgQ9nnd0hU/wAPmF/4K+TLP/XA/u/vD7/Tr1Pt61/U5/wQF/4JwN/wT6/YospPEGlLZfEn4iGPWfEQcjzrRdrC0sWPZ4YpJCyf89J5u60Aav8AwXH/AG6o/wDgnh/wTy17UPDF1baN4t8URjwr4Sht5Cn2V5Y3R7mAA5Vba1VjG3RZUhz94V/Klfx7HVcqxUbWIxjIxwCDhvqOua++v+Dj39vWD9tj9vy90fQbqWbwV8KIpfDOmfvd0N3drMxvrxF7eZKqxhv+WiW0T9XNfnxQBYgYRgk+3Hrznkdxx/KttPCepvJpEUen3csmvJH9gj8pme/BleEeWoyzjzY5IwFB5T1xWZpkfmLK26IeSokCupbfg9AB14znPGM+gr9v/wDg2e/4I+u+oaX+0n8TNIiKbHTwHpl9GzsZCONWbHcJuEAPzEN9oThbckA+vP8Aggv/AMEkdM/4J4fs8QeK/FOjqfjL47tEk1uSVhJNo1mzCSPTonXKxnIQzkEl3UDoi19+ltzHlWGSQ4TaZMkkt7jJIB9jRg9S2/f8wYkbmB6E44xjkEcFSO4NBOEOccj5fmIO4c9uQMBgWHIz6E0AFFfhJ/wXm/4L9ePPCf7T7/DD4AeMr3wtp/w/e40/xFrWnpCZtT1MsUlt45GRisVsQ8e5CA8jzYzGsePzc8T/APBVv9prxdeyXV38f/jFG8iKDHa+ML+2gwAF/wBVHIEHT0FAH9gMUTy52RvJjrtXOKqa3qVt4ftvP1CaGwgAJMlwyxIAOvzFlAr+L/xR+078SfGzbta+IPjbWGBZt99rdzcHLYzy7nrgflXEahezalOZZ5pJ5W5Z3Ysx+pNAH9m3iL9s74N+Eo5Bqvxf+Fel+V/rBe+MNOhdP+AvMDXC6x/wVb/Zj8PNGs/x9+ErGaQRA23iyxuTk+oikcge7YH17fx9p97rit74f+DNY+JPjPTPD+gadeazres3cNnY2VpC0s93M7hUjRVBYsSQAFGfyoA/rB8Vf8Fvv2SfBGqXFnffHrweZLRcyfYYrvVIMNwMPaxyRPz1AUsF3MflVq+ivhf8S9K+MfgLTvE2hHUW0XVk82ykvtPubCW4j4xKIbiOORYmH3CVAZQGX5WWvzB/4Izf8G5fh79mWz0b4lfHjTNO8VfElFW70/w7IyXmkeGywV0eReUurtGZv79uhBZVkZY5x+rbD5FBLMT8rM24mUd/l5Zj93HXcB93c26gAKGZlRQxZztGHCkHttyCN2cAZBByRhiQK/N3/gqd/wAHHPgL9gT4ov4A8JeH7f4peNtLcf29FDqJsdO0Zijf6O0vlyM8ytsLxZ/dYVGberpH4v8A8F3P+DhGD4SHVfgx8A9fim8VODb+JfGVnKsq6KcjzLWzkB2vckKVeZSywjCR4n3SQ/gjqVw90iO/LuS7FuXJOMkseTk8+mScdSAAfsd4n/4PEfHt5ZqdD+C/gvTrlgokl1HWb2+VyF5JVPIyC3O3eAO3WvMfEv8Awdu/tLaxbRraeHPhBpUu1g8ttol45JJ6gS3kg4GK/LiCULayIUQl2X5z/BjP8/6VFL68dSKAP0C13/g5s/bG12YG0+IWiaYr7l8m08JaVIDuxj/XQSNxjjBHXnPFcJ4v/wCC9X7YHiEtHe/GvxJZyjIYWWn2WnsoP/XG3Qj86+QtPbJ2kIdw25Y/dyCOmD656ZyBjnrZ8Sau+sXUc77QY4IrYASSScRRJGDl2bqF6A7RyFAUAUAe461/wVX/AGnvE5Y3f7QvxoYA7tkfjPUY485H8CShRzjtXnPjn9pb4kfEOZX1/wAf+NdebbtDahrdzdHAAT+Nz/Cij32ivPqKALbXrSs7SATSSD5nkJLfmarSZwufSm0UATW6PI5CjcB8xHY4psziR9wXbnt2FR0UAS2zrGWLJv4/KoyQV980lFABRRRQAUUUUAFFFFABRRRQAUuCR0z3pK+i/wBh79gfUf22/BXxc1HSNfg02/8Ahb4cj8TPp7WLTSalarOqXLLISkMQhhLykNJvk2qkcchYlAD50orV8YaPBoHiW9sba6+2wWkzRLPs2ebg4Jxk8ZB71lUAFFFFACou5gPWllJL4PbiiNtrg+lIxyaAE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r7v/wCDcLwM/jz/AIK3/DRVsLa6XSBqOsSzyls2iwabdsrDDjrIYlGQfmZOV618IV+on/BpNoY1X/gpxr100TONK8B31zuH8Gb7T4c/+RaAMb/g6t15NU/4KqT2kdzNP/Y/hPTLQo4bbAW86bau45587cfkj+Zm+U/fb81K+7/+DlPUGvv+Cy/xZRmDfZoNEiBH/YEsG/rXwhQAUUUUAFWLNDIxXvj0z+P4DJ/Cq9WLO6ks2d4pHiJUqSvcHtQB+/f/AAajf8FALv4ofCTxP8BfE2oSXWo+B4jrfhjzQZ3k0yRvKuLfP8McE7Ruv/X23pX7DB13HYykqPvbtu07g5fPYb+D9RX8bH7CX7V2r/sR/tbeBfipoUC3V74P1FLiW1Z9ovbZw0NzAT282CWWPPbzM9q/sJ+GXxM0L4y/DnQvFnhjUINU8PeJbCDU7C6hPyzwyxq6NjtlSDjt07UAfnH/AMHM/wDwTQT9rH9lv/hbHhbSxN8QvhRatNdLBbbrrV9EL7p4WP8AEbU77hD2iFz61/N1fP5uxiSSV9d31Ofc5OO2a/t8njjuLaSOWKOaN1IZJBuSQYxtI7g55Hddw71/Mp+1X/wQ++IWk/8ABW7Uv2dfhxayx+FvGEp8TaHqF27/ANm2Oh75T9punXOEtXaW23Yy8ihUDPKisAeFf8Em/wDgmx4m/wCCmn7TVl4R02G6svB+lvFeeLtfjAA0Wx3HPlsQQbmUK6QxkEM2SwCI7r/V78G/g14Y/Z5+FWheCPBmjWfh7wx4YtV0/TtOtWZo7aJAMfM3LuxJdpCSzs5dmZ2cnzX/AIJ/fsEeBv8AgnR+zrpvw+8FW8sxiIudX1e5hSO9169ZF8y5mCk7f7qxknYiKMscs3t4zHl1yTGpbbv2b/YEfMDyMY69O9AGD8UviRonwb+GfiDxd4luxYeHfDGnXGq6pOwUqttBE8svB5LbEYqB1K7f4q/kh/4KOft265/wUZ/bB8UfEjXDdQWGpTfY9D0yW5Mh0jTUYrBbKWyNwz5jno0ju2Rmv1V/4Ot/+CiY0rw5p/7OPhLVNk8xtdY8aGGTa0kWTJZ2LqnK4KR3EkU3IU2JX7zV+Gpu420KW2kGZFmRoC7NiJdrb8AcZP7vOf7ooAveJ9cttR1XWTp9tFZ6df3jXUMDrC0kUYZyqiQIm3AbGI0QNjlRgAYyHZMS/bOOxPsR1wRx+NXINLWbRnu0e3WOBo45Q08XmlmL4KRkh2GFGSv3cjPUV9Kf8EjP2Ab/AP4KJftp+GfBz6feXHgzSp49W8X3lswCWmlxNulXcXQK82PJU7sqZN2CENAH6Mf8G4v7F3hr9k39nLxb+2h8WVFrpumaRejw0ssJMlpYxBlvL6P1lmMb2sA7kyL/ABV+TH7c/wC1XrP7b/7V/jf4qa4vk3njDUmuY7ZTlLG2REhtrZT3ENvHDFnuIwe9frp/wdUftj2Hwq+G3gX9ljwIljpGmx2ltq2u2mnxrFBY2ELGLTdOCA/u4wYzMYto2rFZtlt/H4a3SgSHAcDJxuGDjtn3oAgooooAegwST0HbOCaneNJIA6IyFPvFm6/SqtaOi2M19NLHBE0rCJ5WUd1RS759gqsf+A57UAfcX/BvF+xA37Z3/BQ/w9c6npq33gv4cgeJ9d3qHjlaIkWluwP3/NuPL3R/xRpKf4a/qXlZnlfdjIODhtwBxkgnu2T+A2jtXwB/wbkfsHf8MbfsA6f4g1G2EXjD4yLB4m1Nm/1kFgUY6bbt6EQyNOR/C9269q+/FbeM9ugoAWmudpBwjN6ONytyPlI7g4GfbNOrF+I3j3SfhX4A17xPr94lhoHhzTbnVNUuW6W9rBE0ssn/AAFUJz2GaAPxU/4O3/23FudT8Ffs+aPcu8WnrH4v8TukudsrLLFY25X+CRYnlkb1W5t/SvxEuIymM4yecD8+Pbn+delftiftGax+1x+0544+JOthl1HxprNzqZhaYzCzieQ+Tbq55McMIjiQdAkaYrgbe6hOjyW5t7fzt6stzl94wGyoxxzkdfSgDLqUXLtb+Vn5etK+EcDbkZzjofoajk++cDaOuM9KAE42+9WbNEaKUuzKyp8mFyGbPQ/huqrWx4MsbvVvEdjZ2GmyavfXt1DBbWEcTzPeytIAsQjT533n5dq8kkY5xQB+g/8Awbg/8E4V/bZ/bLj8ZeJtNN58O/hQYdXvo5kLwanqO8/YrMr/ABIWRpHB+VkgZD/rBX7a/wDBbf8AbvP7A/7AfjLxVp96bbxl4j3eH/C7RtiRdQuFf/SU9Ps6LNcKw+XfBEB0Nb3/AAST/YYX/gnh+wr4P8AT21nH4rCyar4ouLGTzI7zVZmDOVbIMjJCsUKno3kYHDCvwU/4OPP2/wA/tqft8aj4f0idJPBHwfe58MaV5Um+K8u1lxfXinHSSWNY0OTmK2hPegD4DtniSXMsbyRbThVOD6ZNLbEyOcnIxnk5IA5498A/nVOvpn/glt/wTm8Xf8FMf2lrXwX4eEunaFp6pf8AijxA0W+HQtO3hXfHAeeTPlxRE4kdvmKoryIAe3f8EKf+CPt3/wAFIvjk3iDxTBPb/B7wTco+uyo5jbWZwFkXTIZR0LLtMsg5ijJ2/OyV/T1pejWfh3SrXTtPtray0/T4Utra2tYRFb20SKAkcSjgIq4AA4AwOua5D9nH9nXwn+yZ8EfDvw78DaV/Y3hbwtai0srYEyEksXlleQ4MkskrySOSAdznjBFdtQAqhiflRXORkMNwfJACkdxkg/8AAa/Pn/g4J/4Ksx/sA/syz+FfCOrtb/Fv4jWklvpLxSSefounklJ9S+U4jc4eODPIkYSD/VGvs39pT9obwn+yj8CPFPxC8can/ZfhjwrYPe3kigNLLjAjiiUkB5ZJTHEikgM8qgnaWB/kc/4KBftk+J/2+/2qvFXxT8VKba68S3RaysBMZYtIs0AS3tEYgEiOMLliAXZmkI3SMSAeO3u5GUNw/ORnOO2PXjGMH0qpRRQBNbnDDjIJAPOP8/8A1qta5Kk11EyW6WwEESeWpPJEagv/AMDOW/4FTNLwkrs6l1AwQCM89D+ePr07193/APBIf/giD8Rf+CkfinT/ABTdS3Xgj4S2F0BfeIxGv2m/KNl7ewTo0wOMyP8AJDlSdzCOKQA+b/2HP2GfiR/wUA+M9v4J+Gmgy6rqDKJ7+8lbyNP0S2B+a5urgjbDGOQCclmwFDOVU/0q/wDBJv8A4IyfD/8A4JdeC7q8tZovF3xM1+EQ6r4qmto4jDEwz9mskJJtrfJ+faWklbliFESJ7/8AsrfskeAP2LPhNZ+Cfh54fttE0q1/e3M4Xdd6xOeGu7qf/lvO+Buk6DAVdqIsUffa5rtl4X0a81PU72z0zTNMge8vL28nFva2MMSl3nlmOBEiIrEuxCqMsSNu4AFqVnCOSqxhFLyKCF6Ablw3zFcANxgkKxzhSD+Gv/Bc7/g4nfXLnX/gx+z5q0q2Cs+m+I/G9lJskviMCS3014/upnKNcgAsMqmYwssnm3/Bbv8A4OFrj9qWHU/hJ8Fr+7074ZPm31vxDtaG78Ux5ObeONsGK02nDK2HnK4kwjNE35L6gU8z5HDDkZHQ4OARwOMf14HSgCc6hNYOzRXDpJKGSRkZgXXv17H88g5xWfLztOeOgHcCo6KACiiigAq3aAEEDbksBxndjnp2x0zn296qUUAafiB0luomjtIrNBDGhSMthysagyfNzl/v+nzccVmUUUAFFFKjFGyOooASildi7ZPU0lAFqC/mt7Oa3SWRYbgqZIwcK5XOM/TJ/OoZlIIyc+4ORUdFABT4XEb5IVsdj0NMooAfM4kfICrnsOgplFTxBfLY85GOg5HXnrQBBRWhq15FfGPyrS2tBGuwiEyESEYG47mbk+2BWfQAUUUUAWbUEbuGJ4GB356D3zj9a/cz9hX4N6b/AMEwP+DeT4x/E/x3bDSfFnxz0O4i06NiBeTQ3Vo1ppEIB6qxuJbwjqsEofqlfmj/AMEdv2GLj/goL+3n4M8Dy2b3fhiynXXPFTZZY49JtnRp0Z1YGMzMY7ZG7SXMZr75/wCDtz9sG01v4jfD79n7w9qISx8FRHxJ4htLUqlql3cIEsInTczxyQ2pldVf7sd9GB3oA/GGQYNNqW4jMbAEEEjcAeoB5H6c/jUVABQAT0opSASMUALjEf1ptOl4bGc4pt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X7Ff8GdXw2m1L9p/4yeLwjm30bwjbaK7L/C15epcKPxGnP8AlX49xLuBzjgd/wAv8/Sv6C/+DQHwFY6T+x/8V/FUVpOuo634xi0u4umz5c0NpYxywxr7o97OT/10FAH5a/8ABe/4jR/E7/grv8cr2GN447TXE0tkPTzbKyt7KQ/99W5r5B1C3+yzKm9JMorZXtlQcfhXuX/BU2d7r/gpj+0M7n5z8S/EQP8A4M7ivBKACiiigAoq3pV01leRzptLwuHAZQw456Hr0ptzuZzuwC2TwAo9Og4HSgBbDiUkqGGOR39Bx35IOO+K/oR/4NSf27P+Fpfs4eIfgZrmpJJ4g+HBOseHhcSB3m0e6k/exx+v2e7kZiT0+2heiCv56pvL8mPbv34+bd0/Cvdf+Cav7Z2qf8E/v2yPB/xQ09J7y10SdoNW06KUp/a2nzKY7m3I+6SY2LoX+VZI436oKAP7DJQG3qyGII54PWM53FT/AMCJP41ANMtn1lNQNpajUIo2jW5SLfOI2xuRT2DYGfoKboOu23inQ7PVbG5+12Oqwpe283lPEJkkRWVwr/MAwwcN82Se22rVAClwVUAfIowuDwB6Y7Ed/rXkX7dH7Yvhj9gz9l/xR8TvFLxPbaBbH7FYm5WCXWrxwUhsYyQTulY4LKG2KrOVKoxHrocJyTtC/Mxxn5fukZ7ZDda/nL/4Ogv+Cjb/ALRf7VFt8HfDWppL4H+FDeXqH2e48y31HXGTbOzY4cWqk2yg/ckW5x985APzq/aQ+NviX9pD4zeI/HnjKc3XinxbqM2q6hM2/BaVt6pGGJ2QopVI0BO1FVQdqqBxN1JDJbxeXGySLnexfdu6Y+netTT9YurW3ngicNFdInmRyBJEJUqF4cH5hkgEcgNjgbhUeonz1hufsqQW7RrCDGWCyusabzufJ3HduIHA3AAbdooAoWDAM+SwbYQuADz756DGeexwa/px/wCCJP7HWgf8Emf+Cat78Q/iDnRtf8R6d/wm/jC6eEibS7GC3eW3szjndFD5suwcma5MY+bbX5Y/8G63/BNBP2w/2y7Xxl4lt7HV/hz8Llg1u8i2s8WqX7mRrGyYJ8wxJE00kfQrb7D/AK0V94f8HWH7dkfwr/Zu0b4E6PPHNrfxKSDWdYIC5g0u3uEMG0qQC093CV3DnbZzqeooA/C79rr9o7Wf2uf2kvGfxI8QzTSan4v1OW+2O2RaQEhYLZOyxQwrHEijhUjVRworzQoVUHHDdKmnwVTkHAwMDHHr+ZP5VXoAfBI0T7lZlI7jtRPI0r7mZmJ7nvUtpMbWYOoTchBG4Bh+R4NaWlX8cjX3n2dpcS3cXlJIwZTaMXQ+ZGqFV3YBTD5XEh4BAZQDIQFckDPbpkV9V/8ABHT9iiT/AIKEf8FAvBPgi7t5ZvC9pJ/a/igxDaE0m3ZTOpOfl81mjgB7NcKe1fMsilJUlSQDzQZkKsBtIcgbvmJUjBPPPI6ggn+l3/g21/4J1SfsZfsZ/wDCc+IbQR+OPi9HbavLDJAfN0rS1jb7FCwJ+WV0ledu4W5jQ8oaAP0UtUjjtUWGGKCBFVI44l2xxKFACKM8ALtAHZdo7U+jAQKo+UqowpPzAdiR270UAORgnLHA6ZA+bPoD2r8xv+Dpj9tIfs9/sKW3wy05mTxB8Y7prOVorkiSz06zkgnuDuHRpJGtYtn8Ucs/pX6azLuiIyACDgnorBSQfYkjbu7Bj61/LF/wcP8A7Yv/AA1//wAFOvG5sbs3Phr4ey/8Iho4C4jxasRdOvqHvGumDd08v0oA+JJZWExDcbSQAVBA5PAU8AZJ+nNJqVk2myojeX8yBxtkWTqO5H8qZc2Rt4InJjIkzja4bpjr6daq0AFFPhYgkL1YYqSe2dLeOUo4ikJVGPRiMZx+YoAZByGycAjB/n/Sv1p/4Nh/+CWKftEfGg/H3xlZs/hD4bagieHrZuupa7GUkWc/9MrUFJD/ANNHgz8u6vzc/ZO/Zr8TftgftDeFvht4PtRc6/4uv47KB2jkkis0JzJcSiNWIhijDySNtIVEY9q/sD/Zg/Zz8Nfsi/s/+E/hp4Pslh8P+ErCOygWRAr3rEbpLibaqgyzSsXdtoJlk56UAfOv/Bcj/goJ/wAO+v2Edc1fSb5rbx14zLeHvCxgfbLBPJE4kvYz/AYIQ0gk/hcxAfKy1/KNdzM21WGNq7cDoMe36/Uk96+3v+C+3/BSQf8ABRH9tK5Og3stx8OPh4s2ieGcz+ZHqH7z/SdSHYG5dEK/9MYoB/DXxHYx+ZJ8pUEEYycc+vPA+p4HPtQBq+A/CGofETxDY6Boum3Gq65rN7b2WnWlrDJPdXc8j+XHDFGgJdnd1UKqlixQAcmv6u/+CPf/AATa07/gmX+yDpXhKaDTZ/H+vKupeMtUtUJF3eksEt1kJIeK2jIhUowVmWSXYhmbPyV/wbkf8EXD+zJ4OsPjx8UNHjb4j+ILXzfCuj3EZL+GbCQHFw6HmO7uE3e8EMhDbZJHRP1hx5aoAcrtG0jhMdgo7DGMD0we9AAEWNAB1HWkMH2l1iAJd2UKOdvXPzEDOOMYDqdxU4YA4VSMkfKrYyrEcryAcHscGvzM/wCDkP8A4KrSfsW/AG3+FvgfVjY/Er4lW0gvJ7eUNdeHtFbdHJIW5Mc9wTsicLlAkzqVkjjNAH55/wDByp/wVUg/bE+P1p8K/Auqm++HPw0uJUvbiH5Y9e1zJSaUEHEsEAXy4zsUF2uXUskqY/L64U9STjoARg8ADp/npUl8MOBlSRwe/OBnnnvnv78ZqnQA5BkHg4HpWxqGpf2pfidj5ZjtIYVym7d5cSR4/wDHeo746ckVNKt2u38qNGkmkKpGigEuScYx/wDr5xxzkfun/wAEPf8Ag3TtvDtpovxk/aF0VZ9SbGoaB4I1G33xWucGO71JTjLHgpbMMLwZSG3xxAHiP/BD3/g3r1f9pG+0X4u/Gmzl0X4XwOuoaRoLqrXfiyNWDLKxOPKsmIGJMhplxsxHIJh/QN4Y8Lad4G8Madomj2FppOkaPbR2VnYWsKQQWUcaBVijjTCKgHQIAo5GMg1dSIR5UDCqdoHPyAAAKQeQQMdOMbR1DVyPx5+P3g39l74Uav468feINP8ADHhfw/EZ7u/umz2OIkQAtJI/RUQF3ICqNzKQAanxK+JWgfBzwDrPivxVrOn+H/DXh6zk1DUtQvnKW1tEg5Z2UFgMkAAAl2ZUAZmUV/OV/wAFmv8Agutqf/BRu/1bwD4AvtT8HfB3TVj2Wl5Ckd74zuRKmHuyhzFDGMmOMsQ3lB5SZGRI/Mv+Cxv/AAWZ8Wf8FPviN/Z2ntqHhn4R6BcsND0AtskvyMAXt8sZ8qS4I5VMlIFYqpZmkkk+HLr7qckhcqOnTr1H1oAdcEnbyT8vHTgenH4/hjtVWiigAoq1ZbPPG4jBYZ4zxn8P5j61a1cWa2Nh9ne4eXym+0CSHYqvvbGD5jbvk2c4THTacb2AMurdtFDJbTFncTLt8tAm4P1zn07fnVSigBznIHGKbRRQAUUUUAFKkhjbKkg0lFACvIZGyxyaSiigAooooAK0dP1++0/SbyxguriKyvyjXEKSbUnKbtm4d8bm/M1nUUAPmbLdQfp0plFFABRRRQAVZtlBLHA6gdex6/Qe/biq1fQX/BMj9iXVv+Cg37Zfg/4ZaeskWn6rc/addvEO06dpcI8y6nDHgOIwVjDfK0rxKfvCgD9t/wDg3A/ZV0b9hD/gnH4l+PPj5P7D1HxzaS+I7u/uYyr6d4ds1Y25EZ7yHz7jP/LRJrb+5X4JftfftGav+1v+0x42+JWufJqHjLV59TMAbKWUbt+6tk9EhjCRKOyxiv3s/wCDpD9sOy/Zn/YY0H4MeFrmDTNX+JlylpPZW2RJa6FZBd4JyNglkFrGuPlaJJkHCGv50LpeI+W6EHJB6HHGPYCgCtRRRQAU6M4PTOKbTgh2Fh0HFADScn0ooIKnm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q5ZxQvZ3LPNskVRsTZu8znnnt2/OgCnRU0x3HJGCT6/SmRjOev4DNADKKmeUtCqYUBCcYHPPrUNADkcq2R2Oa/pC/4NF7Rrb/gmh4ofbIfN+JN+4LfKARpul4wf1x/Ftx3r+cG1O2Tg4OD2znjp+PT8a/qA/4NcvCw0X/gk/4NuZLfyV8QeItUvTJJJuW7C3vkeaB2P7jYPeIUAfzu/wDBQqQzft3fGl2i+zyHx7r26LzfN8v/AImM/G/+LHTPfGe9eN13n7TXiu58dftE+PdcvRAbvWfEeo30/k/6vzJbqV2x7Zbj2xXDSKAineGJ7elADKKKfC4jfJCtjsehoAZRT5nEj5AVc9h0FWrOQRxyE8jGCODjIIBwT1BPXtmgBLCPzHJwTgc4H9cHBPQcdTX7Kf8ABuF/wRcsPjZJpv7RHxU05rnw3pl60fg/QruzJg1m5i/5f50kRVe1RyUQBiJJkcsSIzFL8x/8ENf+CSF7/wAFIPjX/aHiTS7i1+E3hO+im17UlEsLajIiOf7Jt5OEMku5GmOQY41ypBcBv6edB0Gw8K6HZaXpVna6dpWnW0VrZ2dsiRwWkUaBFjjRAFRFCgKgAAHAAGCQC1tOdxHDAbehAH90EcnHvgg5BGQSVoooA8i/b68R+PPB/wCxR8U9V+GEccvj/T/DN7caIjAszTLEzHylUMzzrGJHiQKQ0kaBiq5r+OvxRrV14m1i41O/u7u/1HU55Lq6urmRpJ7mVzukkdmJZmLliXZiWPJwc1/biFLEgfeIKqcqMN2JJ/hz19jjjO5f5m/+DjL/AIJnH9if9rp/GnhSwtrX4a/FiaXUNLtre3WKPRr4bDdWbRjhFLuZYs9EkCDPllmAPzgtYGuGIUqrDnJbFdB8N/hzrHxT8baN4e0KwudQ1jxDfw6Xp1vCuWurmaQRRxLkgbmZlUZIGSMkDJrKgneOELvk8typKh+W5IHHqOSD2z71+zX/AAas/wDBNE+KfGNz+0r4qtbcaPoD3Gk+EIZ0LG51ADbPfAgDEcUTtCnXMsjv/wAu9AH6m/8ABPT9kPwv/wAEqf2BtH8JajeaXp6+GbC48QeNddWMokt1saa9uZAQCyRLE0KDAPlQRkhWDBf5gP8Ago3+2Tq37ef7YvjX4m6o84ttdvWTSLSSQudN02L93aW+fVIlXeRw8hlfq5NfuJ/wdRftuS/Af9j3SfhHol0bXX/i9O39pbG2SWuj2vlySqOQUaeYwx5/5aolynQ1/OfcSPuG5mAznIxjOcZ469OvfFAFOr1jqt3Y2Vxbw3E8MFzt85EkKpJtzjcB1xk/maq3M73Em+RmZz1JqOgB7DGP8OKZRVi1JVnwxUhTjHUn2/z0zQB9d/8ABDz9gL/h4f8At7eHfDOp2yz+CPDIHiPxYX4R9PgkTMBPbz5WihJ/hWV3/gr+sOKMQptCJFz/AKtI9iR8D5QO2OgH91UPeviP/ggj/wAE54v+Cf37Eemvq1oIviJ8Q47fXPEzMm2SyBjLWunn/r3jkYt6TTz19vUAFFFAlMJ3Bd20EkFsBh6Htg55z2zQB4J/wU//AGuk/YY/YP8AiP8AEqOaOLV9H0trbRFblptTuSLa0UD+MLLKsrL3jhc/w1/IDq95LqE/nTSSTSvlmeR97uTzknuff2x2r9nf+DuP9te38Q+MvBH7P2i3kzjww3/CUeJUDxMn2iSIxWMTbORLHbvcSNu/guocd6/FmcB5PlDAE8f5+mKAIaKmuJpJwpkctt+UZ7YqGgAqWI/K45G7r9P/ANeKir33/gmv+xTrH/BQT9sDwn8NdMS8Sy1K4F1rd7bRGR9M02JgbmfHsh2qO7ug70AfsB/waefsAWng/wCDWtftDeIbFW13xjJP4f8ACpcK32XT43EdzcoD0aWdHh3f3beRf469w/4OWf8AgoD/AMMlfsTHwHoV35HjP4zibR1RGRpbfSAu2+mAwVBdJI7ZWI3ZmuCvMFff/wAPfh9onwZ+G+i+F9CtINL8PeFdLt9M0+BZD5Vta20KxKhPZVRTlu7KD/FX8rP/AAWz/wCCgp/4KJft3+IPFemSyt4L8OJ/YPhWOYFS1jBJJ+/Yf37iZpZyP4RKqfwUAfJkg3kqpRtvOVJ+cnuAee44x3PTmv2C/wCDcf8A4Ij2nxrutK/aE+K+nJP4Q0+58zwhoVzCkq67PGWBvbiNgR9mikX92vIkkQlg0cbpJ8t/8ENf+CSl3/wU0+P01xr4u7T4V+BWt7rxHcRAxy6kWdimnwv1R5QkmZByioxHzEV/Uboeg2PhXQrDStMtbax0/S7aOztba3QJHbwxKI4kVRwFEaoFA42hQOAKALRcu2SMcDIJBKHptyMnphuSSCxGcAUUUBVdgp3fMcDGTk9QAq/MWJAwRwOc0AeY/tlftTeHP2KP2ZfGHxQ8UgzaV4UsDP8AZFYLLqc7sscNpESCBJNK6RgkMFDMxVlVhX8h37Vf7SXir9sb4/8Aif4meNryG+8T+Lbo3d40KlYoFVVjigjBJIjiiSONASxCIgLMcmv0p/4Oi/8AgpG/xx/aGh+BPhy4tZ/B3w1lW51oxSxyLd626/Om7BGbWNmh4PDzXOQeMflDrhtGitTbT3E7mHNxvgEaxybj8qEMSy42nJC8sflHcAzNvyg+vFdP8LvAGtfFPxpYeHvDejah4i17WZ47Ow06xgae4u5nYBUVEBc55B24PvzXafsh/sd/Ej9tf4rWvg34aeFdS8SaveyKkrxDy7OwVgx33M7YjhTCv8zMudpUZJxX9MP/AASR/wCCNvgH/gmP8M7S8SKw8T/FrVLYprHihoXLxtKqbrWwDBRHaLsOGKiSU7nbAKRxgHkH/BFP/ggRov7Astn8TPiSLDXvjM8bmzSCUyWHhFJEKssY2hZrgozK03+qQsqRhgrSy/pSJPmIG4IQrKGKllG0KAdvBICgZ749qfIgUnGcE56dOAMZ7nivC/29P+Cg3w7/AOCenwmXxD451B5NQ1YyW2g6BZ5fU/EdwAAYbdBzgeYm92+RQ4ByXVWAOl/a6/bD8AfsMfBDVPiD8R9bj0bQtOxFEilGvNTuGB2WtpE+BNcOocqmcYRmYpGskifzCf8ABVj/AIK1+Of+CoPxeXUNQNzoHgbS3B8P+FI7rz7fSxtIMjtx5878s0jAEFioGACeG/4KPf8ABRv4g/8ABSz48XPjPxxfeXZ2zyxaHoNu5+w+HrZip8mEdGJ2rvlPzyFQTgBVX54oAnnYErjOBkDPXr39/wD61QUUUAPiznjrkdelSzwhLWOQOhaRmBQdUxjr9c/pVenRY3jdnb3oAbRTpcbztzt7U2gBVG449aGG049KsWmA5LfdGM4AY49ga1fE0Om2+rRHSry+vrT7NAzy3UCQSpL5SecgVZJMoku9EkJUyIqOY4yxjUAg8K6Dd+K9atdM02yutT1LUZ47W0s7WEyz3UznZHHGi5Z5GdlCqoJYnFekftifsWfEz9hr4k2vhP4o+FbvwtrN7YRalbo7xTwXUMij54p4maKQKwZGCMdjo6HBU1+n3/BH7/gnz4V/4J2/AW5/bS/aWjisdP0PT0v/AADocqB7iSWdFeC6jQkBryTdttomO1CZJiUMayR/m9/wUV/bz8af8FGP2kNS+InjK4SL7Vuh0fSoZS9toNiHYxWkeeeMlmYgF3dnIG6gDweMgD0OQc1dj1y7t9OezSaRbdyf3JGRz1xWdRQA+RtwAPBUYximUUUAFFFFABRRRQAUUUUASQ8E8MR3wccUt0Y2k/dKyp7nNRUUAFFFFAE9twzcemTnGP8AJxX9Af8AwaSfsWv4F+APi3446pZtHqvj6WTw/oMr7j/xLbVw1xIFX7wluU8vnvaCvxB/ZC/Zy139rn9pfwV8NPDSP/a/jPVYdNjmCbltI2OZbh/SOGMPK7fwpEzdq/pK/wCCv/xb0H/glj/wRv1fwr4EaLQ5JdHg8A+Frd5PKmTzx5U0iAfMZktfPn80f8tisn8QoA/B3/gtP+3BP+3t+374y8WW+opqHhLR7iTQPCjRbhD/AGXbSyCKVVPQzsz3B97ivkurl90Q/KeMbhj5uhz6k89T9O1VFXOaAEoqaSB1hSQqVR8hTj72MZ/nUSdf4vwoAReop83RakC8Bvn+X+9UMjb3JoAS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BUG5sc81/WJ/wQv8MyfCz/gjb8GRKxR00K71wMewnu7q5H/o2v5PkchTywB9P8/Wv7D/AIbeALb4Gf8ABMnRfDV55XkeEPhVHpl5533MW+jhZc+2U59t1AH8eVzH5TDnd159eSP6VHGMuATtB7+lS3YYlXcYZxuPGO5H9KgoAdIMOQDuA7+tNoooAs2EEc8rCSUQhVJViOp7CvqD/glX/wAEy/Ff/BUD9o2DwloIbSfDemCK58T69LHvi0q1aTaxQZAadwHESEgMyfMVQOy+Qfsq/s0+L/2wfjVovw48CaW+q+KPE9wlvaRgERIM5eSZ+kcKIGkd24UR5r+sH/gmv/wT/wDC/wDwTc/ZZ0b4eaA6ajqSk3uv6y9usFzrV84G+WRBkoqgCONG5WNFDbn8yRwD0b9m79nfwd+yd8D/AA98PvAWiw6D4W8OW3k2duhLu5Yl2llkIBlmkLeY7kAlnPCjCr29FFAAGKkY2jphm6IxYBT9ckVTt9es5dcuNMSdP7Rgt4r2a2b/AF0MMzypG7ezvBNj/dNZ3xQ+KXh74IfDXXvGHizVLTRvDXhuxk1DUby5Y7IIYh5jnaOWJVGAUAli2wKxcKf52f2Sf+C7/iR/+C1L/GvxfNBo/gX4ky2/hXW9M83zodH0TckVvIx/iaBkSWQgAS5nAVFmCgA/pD27efWvmv8A4K3fsMx/8FDv2FfGHw+t0jPiOFF1vw5I5wI9StgxhTPYTB3tyewuCe1fS0kLwPsdShjGwrnIQgn5c9yPX0IHam9VYcE7ScEZVe27HcjIxz3PDdKAP46v2Kf2LfEf7bP7W3hL4U6KjWF/r11i+u3gLR6PaxBnuriQDoI0RyRx842ZBxX9b37O/wCzx4V/ZM+Bvhv4deCNN/snwn4TsjaWVtLJ+8UkvI7yn/ns0ru7t/fkZ68y/Zw/4Ju+Af2av2wvi98aNCsLX/hJfipNDmFLXyxpMZAkvEhPmPua6uy0snEf3E+Q/wCtk8l/4OCf24m/Yl/4J0+IBpV1Gvi74kmTwnouG2OizpK15eJ7xQ+Yu7+F5IvWgD8Dv+C3f7c0P7f/APwUK8X+L9KmSfwnou3w74ZkUYFxp1sz7bjHbz5XmuMdvtGO1fJsYJOAMkkYGCcnsPrT75DHtB7g84wG5xkeo46+uaq0AX9Y0260m68m7t57ebaH2zKVcggYJz29KoUUL1FACjHP6V+hH/BuT+wA/wC2t+3TZa3rWlRah4A+FbweINb81GZbi5/efYLXA+8JLhPMZP447aQV8BWKO8hWMAuwIAAJPT2/z68E1/Wj/wAEb/8Agn5a/wDBOz9iDwz4WvdMt7Tx9rsQ1vxjOg+eTUJsn7O3937NHtt8J+7byjKvMrUAfVjOZCzkhxIxdXBZvMBx8xJ6HO7j02n+KkoooAKx/iH8QdG+Evw/13xV4iv00vQPDenXGqajdt0t7eCJpZXx7Ro5+u2tgJvdBjJLYXLYCnBO76gA4+tflr/wdSftux/BD9i3TPhBpLSnXPjHcZu2Viz2el2rxTNux/HNN5KL6xi4HegD8Gv2w/2kNU/a+/ak8ffE3WS0V1411e51KO3l+YWtu7t5Fuv+xDCEjTviNa43xNq+n+INU1O+h0+z0lbrdLbWeniX7PbOZEzGvmPI+AvmEbpH4I5HSufugNwwOBnnse/9agoAmuNu/wCTO3nGfrx+mKhoooAt2IDSmMsi78Ab+F6jqew9/TPrX9Kf/BtF/wAE54v2Uf2Rz8U9fswnjr4wWkN9E08KLLpei/6y1iVuQrTgi6cD+B7dDzGa/Gv/AIIc/wDBO5/+CjH7cGj6BqlncTeAvCyrrviuWPKBrWNx5dqH6BribZFz0RpX/wCWdf1X61rGl+CvC9/qWoz2Oj6Fo9m893dN/osGnW0cYd3x/wAs444wz7+ynPegD86v+DmT/goVb/so/sWz/DbRZkPjP40w3elxoxVmsNIVRFeTOiggGVXNtGDjIeVwQYq/nx/ZS/Zq8U/tn/tH+GPhp4Qihn8T+Lr7ybaS6kxDboqmWa5lIBJSOFJJHIDErGcKzECvSP8AgrB+3Re/8FDv26PGXxDMs48Pyzf2Z4bs5FAFjpcO5LdQh+4z5M7p/DLPJ9a/ab/g18/Yz+F/gP8AYv034zaHe2Ov/EnxhDfaZr15Dc+YdARLkMNN2D7khSC2nbf87faVP+rERoA+4/2Ef2JvCf8AwT6/Zk8P/DDwhCWtdGTzdR1CSART6xfuq+fdSgEjezADALBFVUDMqKa9hpPmDtuGNxLYP3hzgg/iDS0AFfPv/BUn9tyH/gnt+w740+JgCTa1YQrYaBbyDck+qXG6O2JUkb1jbMzpn5ooZRX0FXxN/wAFv/8AglVqv/BUj4B6Jp3hvxZceH/Ffgi6m1HSLC6mYaNrMsiorR3SoC6SBUIinUN5fmSKV2yl0AP5Z/EOs3viPXrrUdQmmvb69naa4nmfzGuJHJZnZj95mZixbuSTX0h/wTA/4JXfEH/gp/8AGM6F4YUaN4X0vZN4h8TXUJa10iEk4CqCPNnfY/lxZXdsYlkRHdfqn/gnB/wbI/Fb9oX4iy3vxu03U/hd8PtJu7i2u0EsP9uavJGTHts0IkjEe/B+0yBomQhohKGBP9BnwP8AgV4Q/Zq+GOneC/AnhzSvCvhnSN32bT7CJUjDMcvIxA3SOzZDSOWLMp+ZgAaAPPv2Ff8Agn38Mf8AgnT8I4/Cnw50MW5kKyaprFyIpNR1ucD/AFtxMgG7G5tqALHHuYIoBLN7c25nUPITz0HGMgjJPTGCcg9aQnYm7tkKx2khQe5x/DnAweCWHpX5v/8ABaT/AIL6eH/+Cecd/wDDz4fJa+J/jRJC32mOUxz6d4QDoQDdbeJrkZDLAgAXAMjbR5cgB7J/wVa/4LB/D/8A4JffDsJePbeI/iXq0AuPD/heKdVlQciO6u/L5gtRsYcZkk3EIAA7p/MT+19+1148/be+NOpfED4h65NrWuamxWNclbbTYAxZLW2jJIihTedqAnGSSSzMTy/xm+K/iT45fEXVfFfi/WNT8Q+JdZnM19qOoXTXNxdOFVMtIxJOAoAAO1RgKFUAVytvE00mxFZmbgAd6AI6K1/D9imo65aWdxf2ujxXFxHBLe3aytBYqXAMsgiR5Cq/ePloz4U7VY8GfXdEutMsLNp4mgiuomvLSR7byhdwlim9GwN6h45EOMqGRgCeaAMGprS2a6l2qVBxnk4FMmj2bT/eGaZQBI6GNiDjIOOoNR0UUAFFFXtOVp2kUbWl2kr8pboCTnsBjJJPpzxmgBtkuVl+bACZIx97kHHr27enpkj9aP8AgiN/wR90Ow8Pp+1T+0fLp/hb4P8Ag+Ia9odrrRKw60UY+XfXIUE/ZlkCCOEYa6d0Zd8e1Zr/APwQU/4IbWvxZtF+Pn7QGiWtp8MdFtG1Pw9o+txiODxAqLva/u1ZgPsMSK7qr/LMVLPugheOXyb/AIL2/wDBaSf9v34gt8N/h/LJZfBnwZfv9kljyreKbmI7FvnQMVSBQH8hB8wWR2faX8qMA82/4LMf8FffEf8AwU++PLSWBvtE+FfhqYx+GdElkBluMEq1/eKDte7l9B8scaxoNxDSSfE1weFHZQQOmcZzz781FNwwHYe+aZQAUUUUAFFFFAD4/uN8m739KZRRQAUUUUAFFFFABRRRQBa02aKC6Rp1keIMC6o21iPY9qsM8L3chgVkhYnakmHcDr1x14Izg4/Gs2uu+B/wh1r4+fF7wx4H8N2xvPEHi/VLbRtNh6LJcXEixRgnsN7DJ7AE9qAP2a/4NKP2F2bUfGX7QetW4KwLJ4U8LtICGMxAlvrtDjACoIoFfJ3eZcjtXgf/AAdK/txTfH39t2L4VaRemTwn8IoTYyiK5jeC71W4WOW6kYp0MQENuYm+49tIR981+zWvXPgr/gij/wAEsZ/sK202kfCXw2y2S3DeWviHU5TuUN/d+03kpY/3Nz/3K/k4+InjLU/iP431fxHrt9Pqms+IL2fUb69m/wBZeTyyF5JW92csTx1J9KAMeZmI+YsSfm+bqScc1BRRQA9Dg+nI59Kutfx/2T5KqwleQNKxbO/HT6YyfzrPp0ZAPOfbHrQBOWZo5HK7ecg4xnNVqUknueaS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p6EA5754oA6n4H+Aj8VPjD4U8LLL5DeJNastLEmcbPPnSLP4bwfwr+w/9ti7sPCv7F/xjuLjK6Zp/gTxBJMPm/1a6dclun+yVHP92v5Q/wDgmF4Pn+JH/BRD4EaHZkxXN1490hmmBx8i3sMjH8AhP4V/Vh+3lro8JfsMfGvUUh+1DT/AGvELtz93Trg/pnH4UAfxsyfuGZCBnBXgn+vuKbc3JmSMEINi44XB/H1p0RYkc4JwCDwPx9hgVratZzaffNbyTRyoitFbyuu5GjErKTHnPG4NjAzwcUAYFdL8OfAGofEvxRBoulwG4v787LdApZnk/hRVUEvI5xGkagtI8iKoLMoLr6CDVbSz+ywNHJBashUlZPPZd53bVjXkjd1LMNvJ6V+53/Btf/wSGtvCHgLRP2hPiJa3L6nqDPeeEtImjwkEJVRFqbn+NiS4iVuEcCQfvY4qAPqP/giJ/wAEdtE/4JtfCYeIvEtnY3fxl8WWSR63eowlj0a2bYwsrYKSOCqedICQ8wkVSUjRj94sMNjC/KCPlPyjkkjHY5Jz9aQlh8rHcyHbkfc9cD15JJJ5yfpRQAUbd4I27j1UD7zN2C+5oryr9t39qzRP2I/2WPGXxP16RVtvC9iZLaF+VvbxyI7W2x6yztHHk/Kqu7P8qkUAfk9/wda/8FImhjsf2afC91dQTSG11zxjdw3GyIxuHlttPZB95TvhuHz0YRV+H9kI5pSsxkVSrFQOW3Y+UY7DIXJ9K6D47fFnX/jx8XvEXjPxTqMmqeIvFGoTanqN26BGmnlcu52j7oBYgKPlUAKvyqK5CT7g+bd/SgD+p3/g3v8A23U/bC/YB0vTdQ1eLVfFXwun/wCEV1CTy/KmubSJANPuZE9XtBHHv6s1s+eRX3RX8xP/AAbWft2D9kP/AIKA6f4W1e7a38H/ABjMHhq+LPtitb8yYsLpj6LLI8RPZLqQ9q/p1VdjMuACpwwAwFPUjHY85x2DAdqAFMgiIbB+U5JC7to6biByygkZUdeD2r+Yz/g5V/bQuv2nv+CimseFrdp/+EZ+EMUnhWwgmEkZN6khOoTmN/us9wDGGH+sjtoX/jr+nKRC0TBSocjCbm2KWPABJ4xkg89wD2r8Ff8Ag6W/4JxH4WfF/Tf2jPBmiuuheKJI7TxYY7d5ks9TUBYbqaJhsRbiIBWX/ViWFt/NygIB+MkmcLn0ptXL4tu2vjcuR2Pv17/X6Y4qnQAVZs445HYM7r8vy7V3Fm7DGarVq+GNIuvEms2unafbXF5qGozx21tBCm+SeRzsWNR3LMwAHfpQB+lH/BsV/wAE+If2qf2y5/iN4htJ5PCnweNvq9r+7HkX2sGXdZRMxH+rj8qaZiOhhT1r+koLtxjeUVQoD8OuOze+CG+jCvnT/glP+wpbf8E6f2JPCfw3LW0+vojav4ku7dcRXep3OHmIb+Ly0EUCnvHbxN/FX0ZQAUUUUAOjJLABlQA7y5k2CMLk7iewHr2OD2r+R/8A4LBftzN/wUI/bq8YePImun8NWrLonhaF2/49tMtmcRtj+EzSNLcMOz3Eg7V+7n/Bx/8At3x/se/sAX/hvTLyKDxf8X3l8NWaY3TR6cYidRuEAKn5Y3ijzkYa5Q9q/mK1y2itL11t3llt1JWJ5I/LZ0BwCVDMAT3G44OR2oApADPJAJ75zillBEEeU2jnDf3qiooAKvaRC97OIIo3mnmYLFGi5d27Bcc5JwMDrn1xUNvkFgCT34OMY5z+Wfzr9Tv+DYD/AIJt2f7Uf7SmpfFvxhpT3fgv4VSRSaWjz+THda9uSSAlTG4kW3jHmsMqBJJbbtyF1IB+tf8AwQ4/4J4t/wAE8f2H9I0fXNKtrT4keMnGteKirgsZ2DLb2TyDgpbwMAYx92Uz44YV4F/wdIft6xfs+/sdWfwk0LV44vF3xanQahBE2J4tDiGZmb/niLiVbeNf+eka3H92v081fW7Lw1ol7qWpXdtpenaZbtc3l3dS/ZYbGKJCZZXckGNECsxYjIXceBhV/kV/4Ky/twXX/BQn9uPxj8Rd8q6DLOdM8N2rp5f2LSrdmW2XZn5GdSZpB/z2nmoA+cbn7qEFvmBJzwM98fy/CveP2Ef+CkHxb/4J0+NL7WPhl4mTSodYa2/tbTLqzgvLDWUgdmjSeKVWAwHlAkj2yoJXCum8mvCLHT5793EEUkrRqXYKucKOpqJxsC+nUHHJFAH9Zv8AwTi/4LOfBn/gpJa2uleH9Z/4Rv4iC0gnv/C2rSqt5u8hJLk20jKEu4oyLjMi4kPkhpETegP1xztAICnqVC7QhPzbcdM4IPHrX8SXgfxVqngLxPY65omqX2jaxpUy3VnfWNy9tdWcynKSxSJhkdGwQVIYYyCOtf0bf8EFP+C5Gp/8FALUfDD4jaRqE3xO0OxNx/wkWn6ex03WrdBtMl1JHiKxnAwCX2QzHIR0keOJwD9NqKRFCqQAAqkqABgY4OQMAAc9AMDoDgYC0AFIyGQFQH3dV27QcjnALcA4z0wcBjuUA5WuS+O/wV0D9o74QeIPAnij+0z4e8U2b2GoLpt9NY3jwMPnWKWJlIJHBU7ldN6MrIzKQD8nv+C3n/BxTH8MbPVfhV+zzrFrda+0r2GseONPu98elOABNaaeUwWm5wbtSyR/MISZG82H8F9e1O513U5767nmu729leeeeVi7zOzEszMfvEnJJ/8Ar197/wDBVv8A4INfEv8A4J1S3vibRYpPH/wmSZUh162jRbvSwwkOy+gQlogu3/XACEgxlxG8ojHwDeIInQAhuDg8DcMnBI7fQ9sUAVKKntmCltxXbjOGzhvbj/PFXL+5ibSraJbW2SaOaVnnUuZZQQmFbnZhcHGwA/Mc9qAMyiiigAooooAKKKniAw/Y444z/k//AF6AI4ickjtzX6Sf8EB/+COGsft+/FxPH3ixNQ0f4P8AhqVobmWHdGfFNwcq2mxlfmEBQsLhl+by5BGMNMHXl/8AgiL/AMEa9Z/4KZfF0az4ijutK+EPhO4Vddv0IifWpvvjTrWQ5BlYY8yQf6mPJwWKK31d/wAF6P8AgsL4f+G/gOb9k79naaz0LwvoVo2i+KNQ0PbDbJAEKNo9o6kkRkMwuXU7pSzQkkNMXAOH/wCC/wB/wXBtP2izefAT4K31snwm0tEtNa1XT1SK28RPCysltagfKllCY1Clflk2DZmFYmf8kbwsZMsSSwzkjGc81NqgzckqPkJJUhQvB56Dgdeg4544IqlQAUUUUAOjfy2z3FPlkV1UgYbnd6VFRQAUVNFGWgd+PkIHXB5zVrT75tMuGkjWNnaN4/3iLIMMpU8EdeeDQBn0VavJPugcgDuwY9AOo7ccDtVWgAooooAKKKKACipLaB7iTZGrM56AUSqU6hhgkYPagB9vHuV+p+U8Dr0Jz9OK/aT/AINOP2AG8QfELxH+0T4gsQ1j4a87w74UMkbFWvJov9MuUI4Pl27+UFPVbyRv4K/Hj4V+ANY+LHxH0Hwr4esJtV8Q+J9RttJ0yyiYK95dTyrFFEpPGWdlUcjkiv7A/wBiz9l/Q/8Agn/+xp4P+G8F9BDp3gLR3/tHVC5VJrgM897egkkqrXLSvtycIAufloA/J/8A4O8P2wWe7+G3wG0y4IRF/wCE18QxhkZFkJltLCI45TYguSVP8Mkbfx1+H03QdvY9eg/T0r2//gpR+1VP+2x+3L8S/ic0haz8Ta3O2mIU2GDT4j5FnGR6rbRwqT3INeGw7d/z9MUAMopX+8aSgApytwRgHP6UijJpzhVf5SSB6igBrEk80l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+T7i/Jt9/WmUUAFFFFABRRRQB9nf8G+3gm98c/8ABXv4MQWVs1y2n6lcapJt6xpa2dxcFx7jyuPfFf0m/wDBTUyL/wAE6P2gDbI1xn4c+I2Aj7g6RdHcPb09sV+Dn/BqL418JeDv+Cmd7H4i1iz0zWNe8J3ek+G4rmLK3l9Jc2sjIsn8D/Z4rjC/8tMlOd21v6Cv2vvhVqXx8/ZR+J/gbRWtbXVfGnhLVdCtGvnKwQtdWksMfnHoVVnUsx7egUqoB/GUkazTyF5xAQCTvzuJ9OKu6LaS3rSGGNdkcYeRFfaWUHBPPsTkjoN1en/Gf9lL4k/sy/FjVvC3jXwRrHh/X9EBvp7a5tzIGhSSRjcxyJ+6lixFLiQfuWEcgHzKa+7v+CMP/BIe7/bG1vTvFmp3sR8FaXcpJcusSulxamOa3ubVSVKpcOiwxFlIkTc7kq6QSIAXf+CFH/BEIfteeMD49+KOm6lB8MtBdYG02aMQQ+J7lJFkSOOZSN1qF8oySAgt86AhnDD+iG1soNOtYre2iggt7VBDHFCgjjiVPlVUQYCxhQAoAACgAAKAopeEvBum/Dvwvp+g6PaQWWlaRCLW0hgXZFGi/wAKqFUYBJBKjBOTgc50KACiigusaEnqOlACM4RgSSB/Fjg7cjO3/a9Pxr+dv/g6Q/4KH3Hx/wD2lIfgloE7Dwn8KLhjqoXYYtR1loj5j+o+zLI9tj/nok56kV+un/BZP/goPY/8E8/2MdY1631WxsPHnilJNH8Iwz+YzG6ddsl0Fj+bbbxuZd3QOIgfv1/KR4l1ebWtSuWuDPdX9zPJPcTzXX2iSeVmLM7N0ZjxlurEZPWgDMvyoESq0Z4JO3dzz1Oe5AHSo7S9mtIJ1id0WdNjhTwwznB/KoZlZW+ZSvbpirWiTR2+pRPLGs0atuMZGfMx/D+PT8aANjwdrUtqbq3S4ls8qboXEFsklwjRRShVBJDKp3kNtbockNtAr+t//gll+2Qn7eH7DHgP4hzzwSeIbmyGneJIk+VodVtzsuCVwNqyfJMg28JMoy2M1/IUZyUVyVbKscBR8udwxz27/jX7C/8ABpr+24PA37QPi/4I61NHFp3j+1XVdCJlVY7fUrRGadEA6ma2DSHP/PmKAP30rzn9rr9mbQ/2yP2aPGnwx8RRwNpfjDTJLIyywmZbSfhre42KyMxhuFhmADqD5O0kbsj0dyS3IAJGWA7Hpj/vkLQvcnbhQSfl3N6cDuOfw4PagD+Lz9qn9nfxJ+yZ+0B4q+HPjC1Nr4k8JahJYXm1JEiucYZLiLzFRzDMjLLGWRS0ckbYG6vOa/fP/g65/wCCdtr4q+Fmn/tG+G9MP9u6DLbaH4sMHzJPYuSlteSN/HJHOy2/mfxRvCP4a/BKdju3Elt3OT35/wAc0AOtMliO2MngHgc96/Vb/g1u/wCCftz8ff2t7j4y65aFvB/wlG6yedMw6lrUqEQIH6E20bG4JH3JI7f+9X5feCPC19418T2Oj6VZT6pquq3EdlZWdvE8s13NI22OJEUFnd2IUKvzEsAOa/rz/wCCan7E9j/wT9/Y58KfDeFra61iyiN7r1/EkYOpajNhp5S8aqsgVv3SOcu0UMRf5s0Ae8lQuegYMQV7qR1B9WznLd+PSkoooAKWJPMcAsFDnYWPRAf4j7dj7E0lfDv/AAcDft6n9hr9gDW10a9S38c/EV28NaEA37y3jlQi8ulXPWO3LKr4+SaaBufusAfhL/wXb/bytf8AgoF/wUD8R+JNCuRceCfDMS+HPDLowMctpBJIXnTH8E1w88q+iOg7V8Z1sa7dWE9vYpa2txbvbxvHdNLcCUTSeY5VlAjQoojMa7SWJZHbI37Vx6AHpwTjg+uelXYQj2gwu2TdgsSMEYPqMZ49Qee/bPqVbqTyPK3kRnkj1oA7v4YfBTVfjV8bPCHgPwtNY6vrvjLUbHTNOEfmCAXN00apG5kUEFGkCuQpUbOCw5P9c37BH7Gfhr9gL9lTwr8LvDCxSQaDAX1G+WPY2sX74NxeOOfmdhgDJ2pHGn8Ffx4eEtavPDfiGz1DT7y4sNQ06Vbq1u7aYwz20sZ3JJG4IKurAFSpDZAwQcEf0Ff8EM/+DhO2/aeXTfhP8eNU0/TviMxFvoHiK5RYbTxNkZS2nVcKl3knZjYlyCUANwR5wB9Nf8F9vDPxU8af8EwvHmj/AAn0mfWNS1Qww6/BZs5vhooJkuzbxrzKSY4kePvFJKf4a/lOvQyMoPA64568Zznv2P0r+32OEwuMGdZIycBpB5rgfxMxAKnkjkDgYIUYFfm3/wAFaf8Ag3X+Hv7btpqHjb4YR6X8OviqweWZIrfydG8SMRnZcIgIgmz832mMMrDzFkUbkdAD+ZwZ7ZqzbuyK3JAAy2MgkdMZ9Oa734yfs++Lv2cvivqngn4g+Hb/AMJ+KdHmMN7YXu2GaNiRtdc5SSJx8yOh2OrK6uUKsf0O/wCCWn/BtV4+/ayOjeMvi7/aPw2+G95Es62skXk69raHlVhgcEwRMAxEsqFmKqI42QrLQB82f8Eof+CSXjv/AIKhfF+fTdJf/hHvA+iEN4h8Rzw+bHZDkiG3QEGa4YKdoBVV5Lsq/e/py/Y7/Ys+G37CPwds/A/wz8OwaHpNuFe4nd/OvtVl2jNxdTMA0kjHcfuqi5wiIoCL1vwV+CfhH9nP4W6N4K8CeH9P8L+FdBtxBY6dZAeXGuMF3YkvLM5G+SV2ZnZiWZ33u3UqoYNuVXAGQrPhS3bIHOPfpnA6kUAJRXwZ/wAFcP8AgvH8P/8AgmzYXvhPQ44PHvxhktt9toiMBaaOWAxLqUiEPGSpY/ZwfOITbIUWRZE/MD9gn/g42+LHw6+M3ifXPiDLrPxJfxJetef2TFqlvaWcJcRIy2lswCRyJHbqsMcABdnZcB5g4AP6MqK8Z/Yy/bv+G37c/gWHVPAuvaZd6tb2cc2s6CZwmpeHpWaVGtLmE/PHJG8MiBj8sojEiZVtzeyquDyc5AIJbLY7A0ANubOHULWWC5giuba5RoZoZIllWZGBBTaxA5HU5HGRnmvxb/4K/wD/AAbLxeJDqXxJ/Zq0+2tNQlzd6p4F8yOK3uCT88mmFsLGcF2NqdsbYbySv7qA/tPSNGXBxjBGw7huUZ7svUpx83bHHVhQB/E9q0Gs+AL7XPD19a6hot7FI+n6tp9zEbe5SSOVC9tMjDcHSWJSVYAq0Z4ByKw7i4aWUszmQ5ySWJDckn8zk/jX9U3/AAVV/wCCHnwu/wCCl+i3+trb23g34uvEkFj4tgDMJvLBKRX8QIW5RsbRKxW4QPDklImR/wCbb9tL9h74k/sA/GCTwT8StAbR9VEP2m0uImM1jq1uxwJ7aYfLLHkFTgAoysjhXVlAB5Xe6XJa2FpdBJzb3BZPNkjKo0qYLqp74DJn61VuIgLZJN6bpGYFF6pjHX65/SpIvNubV0DStFCpYADITJGf5fpUM6qSArbhnOMYIzigCCiiigB8IDPgkgdcivrD/gkn/wAExvFX/BTn9o238P6at5pXg3QmS98V+I0jVhpNod+Fj3YDXMux1iQEksGcjZG7JyX/AATd/wCCfPjT/gpD+0bYeAfB8JtbYbLnW9cmhMlpoFkGw1xLyFY5ICREgythQVySP2f/AOCjX7bPw3/4N+/2M9O+AX7PkcNp8UdXtVuY7iXbcT6b5oCS6zfOB5Ut9MkaeWu0RjYjbPKhjjcA4D/gs1/wU88Gf8E0v2ebf9j39nNE0zV9K0qPSda1S2IRvDltIN7xCRdu7UbkOzzzgfILh2VlmfMP4Tag3myqQAOORjGD3HHA+g4Ax71Z8SeILvxTrV1qGoXc+oX97K9xc3NxM0stzK7F3dmbLMzEklmJYkkk5NZNABRRRQA6M4cEjcB29aJDlyQNoPb0ptFABRRUkbYyO3c45AoAbFIY3BU7SO9EshkcljuJ71a1TSbjSZES5hkgaRBIgcY3KehqnQAUUUUAFFFFABRRRQAVZt1XB3Z7ZIwTjoQB68j9arVu+AfCt/488YaVomlwPdalrF5DZWkCqWaeaRwkaADkszMAAOfSgD9Tf+DVj9hL/hb/AO19rXxg1y2t73QfhRZRyaWzOJI5tbuo8wnb/GbeEzSH+5KYPWv0p/4OOv2y4f2TP+Cb/iXQtO1Bbfxd8WC3hDSYjKpme0fab9zH3QW5aNm/gkubf+9X0P8A8E5P2ItK/wCCev7IHg/4UafLBfXmhxvLq+oW9ts/tbU5ZN1xKM/NtJOxC/zCGKIH7wr+ez/g5D/bxg/bR/4KB3mk6DqAvfBXwqtj4Y014pvMgvLtHJvrtPXfMBGH/jS2iNAH5/TkEjBJ7kk55/yKhoooAKUDnPakooAXODxQcgfWpdheIMFAAOM+uabcxmKTae1AEd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XrK4gj0y4V0c3DvH5cgkwsajduBX+LPH0x71XuDufoRySOMDHsKWKEvC75XCYByeec1HKACAB+uaAGUUUUAbngvxHqPhHxDZaxpN9Npeo6VdQ3dreQSmOa0mjcSJKhBHzKyAg9iBjnFf1vf8ErP2+9O/wCCkH7Gfh34hpFFZ68oOleJ7GNGSGy1GFUEqRA5zFKCk8YB+RZth+ZGr+Qy14Y5wR1IPRsc4/Sv1C/4Njv2sfEXwn/bttPAqR61rWjfEO1bTdZtY289bP7LFNJaXIj7pF+/Rj288UAfuf8Atxf8E+vht+3x4OSy8b6FFd6rYxkWGqwk2uoWyEpuh80YIifYsb4IO1iQQVDDvf2ffgL4Y/Zo+FWmeDvCGnW2m6LpKBVSGERiWTA3OcYBzgAYAAUKAAAFHaFs5PHLHo2VbBK5HoOMY/2aSgAooooAKjvL6HS7Ke6uJUhgtonlld1JEaBSS5xzheD8vzZxjmpAo3qCu5XO1gGwSME8flX55f8ABwt+3S/7Pn7Kt34C8LeJbTR/G3jZI1vTE7+fYabnc/zI6PF5jLGhkVi6qzhFZ2TAB+Rn/BeH/go837c37YM8ulnUrT4e+F7UaNoFl5/2Z7wIXc6jMFBD75ZGKbcKI4o/4zJXwbep9pXaLiJVjG4BpOuQvQ4GeAB/wGum8S6Pa22p3ErRJazl4JRFKDFKxYO7na8kijBGBvYsVKHZkmsCTULgXVrKjtA2TKkmTkHPD5PugPYfLwB3AMiVd7KoJZsADByKJmLBScBh8vHbFXNkl5qqx25kd2cJHgZb0AH0AA/ClvLZrThkk3JkMrrj5g3O79KAI3vIbi3hRoI4jGG3OvWQnGM/TH611XwA+M+tfs5/GTw1488M3cln4i8I6nBqunSoxX99E+5VbHJRiMMuQGQsp+9WJazR2g1COe1tZWuI1jVizD7KWZT5igdfu4Of71UrNVN+jOuVZstGobuSPQ/yPXoelAH9on7O/wAd9A/af+BvhX4heFrqO78P+LtNh1GyZWDGFXUM0LbflDxuXRlByrq6n7ors6/KX/g1D/avj+Iv7Inib4S6jeXV3ffDbUG1DS1lMe2PSrxt5hXac/Lc/aZDuJ5n4OPlT9W2yh2E5KZDH3BIx+QFAGN8QPh/o3xZ8Ca34V8RWEOqaD4msJtK1GzmHyXdvMvlyRk9gyscnsMntX8iX7d/7DfiT9hn9q7xn8MtVaO8/wCEWkS4tryVkiTUbGba1vcBWIOZA6AgfdOR2r+weI5cDuMNjs3OAPzYV8M/8Fg/+CTui/t/y+BvE9rp+lP4o0G+tNMvrm4yBf6SzyloNykMCjzuwwwGcZB7AH50/wDBrh/wTZtviV8Z9U+OniyzgvNJ+H139j8PJL8sdzqbwo63AbptihmLg/wySQv/AAV+/O3DscMuT0xgMBwGI7NgAEf7IPevN/2Qv2adC/Y+/Zt8JfDjw4kh0zw1ZLH50uDPcSv+8lklZQFMjOzMcKDh1yT29JoAKKKKAAgtgDueSRu2YBIIXudwUewYntX8wv8AwcU/tgyftq/8FB/EVn4dmnv/AAZ8ILQ+HbLyUzEJYrjyry5Df8tFe7ZY1k/ijiiH8NfvB/wWA/bYj/YF/YE8b+OoLh4PEN1bNoXhsLjLardRyJA/P/PECS5/7da/kYuV2uMFmUk7CRjK9Af0/SgCxcpGTMRJMWyPL+X/AFg5yf6/jVOYjcMenpimUUAFFFKjmNgQcEUAJVu0unhDlSQAVyVyCcHIGfwzz/dHpUdvdvDK78EspU5GRzSRTmCRHULlCMcdaAP3t/4IEf8ABfC4+JsujfBH45a0h1kvHpXhXxhe3SJLqR2t5dpeGWVc3IC7Yrg7vMcIj5kbzJP2VA2NFhIyVOQnllQSMnaQfurwSVJLIcg8ba/jI/Zq/Zc8dftf/Ea08IfDvw3qninxZql5DBBY2dqzRqshYNNNNkRwRIVXdJKVRQzMWULmv6z/APgnv8FPiD+z1+yJ4O8J/FHxz/wsPxrpdrtvdXCMylTykCzOBJMIhmMySBXcozMqlsUAdT8TP2Vfhl8bviJ4W8WeLvA3hrxJ4j8EOx0XVNSshczWCspHDHiVQZRtVvlTBf76R13+8MAAAOA2dxfdlRyHPLD0LfMep5NFcF+0t+1B4C/Y8+EOo+PPiP4ksPDHhrSyA9xcAvJPIVYpDBEMmaZtpCooLdWAwjUAdtqmo2+kaZc3d3dW9laWcLXE888ipFAijJdmbhAB1cYZRnB5IP4nf8Ffv+DnAwXusfDX9mq7KyRP9k1L4gRFWHdZItKQjAHULdEd28pSPKuD8ff8FZv+C9fxB/4KM6hqHhPw8114D+EaSDyNBjmxc62EOVk1GVP9apOHFtnyY2Vd29oxI3wDPdAq6jYQ/TcuXAGce2T1PrmgCbxRqN3rupS6jf3El5e6lK9xPcSyNJLO7HLO5bLMxJJLkncSTknJqLRbyTSbsXUEiw3NqyyxOQG2MDkHB6kHHY49O4z3YMRgEfjSx5xxjgg49aAPqz/gmb4k+IXwq+ONp8QfhtqGpaD/AMIOkk/iXW7iGS40bSbGWSKFpboRsvmIzNH/AKPuIlaNVJKs23+l/wDYA/b68Pft4fCNPEVjBPoesJcPbXenXUkayCRSVLoyO4bJUgguSrKVyy7ZJP5QvgJ8ftS+FFlqmnRQ2Op6Hqk1rcahpd9bfarfUEt5hMImjY7QGK/NIpSVU8xVkCSSpJ0XwG/a7+IPwJ1JZvCHivXvBV/Et7drquiSvDqE7PavDHEzoyK6j5o1fB8tbiTbn5UoA/sV3Fx0wAcYI+b8T3or81/+COP/AAX78J/tx2WhfDj4j30eg/GCSBhJeSi1s9L8Vym58uJbbYQY7tkeH90Y1BKvtJACp+k6MXXcRy53E/Kc8DHTphdox2IPrQAtcT+0D+zh4E/at+Gt74M+I3hbR/F3hnUeXstQi3JHKAdsqSKVlgkVS+2WF0dScbgGIbtqKAP59P8AgrH/AMGzOv8A7OGhTeN/gA+u+OfB1pE9xqfh+9WO51vSlyMSxGNV+1whD9xUMsYUNiTc7p+R+owGCby2Uq6ZDKw+ZW7gj1/zxjA/t7ClyFX5ZCRscgsqN2LKCNy+24HOCAcHH5z/APBYj/ggH4K/4KEWdz45+H0Gi+Afi7bh5pZVthFp3iouFfy78RLlZwWyt0iHO4JKDuR4wD+Y+vTf2TP2Y/Gf7Y3x10L4deAtKk1fxJ4lnW2hX51itELAPcTMoOyGNSWkcghU3HBOKv6l+yB8T9J/abHwduPBXiCD4oHUho48Om23Xstyx4ULkqysuH83cYzGQ4YoQa/en4C/Af4Rf8GzX7A2q/EHxzPpfij4x+JrIw3MltNHHPrt4SjLpemuV82OyhkEbyy7SXaLzmXZ5NuACb4n+PPgz/wbA/sIp4f8K29r4q+MHjaPdAs6qJvEt/Eu37beKhylhbs7bIo2wS+xG8wy3FfzzfHH4veJ/j98Tta8a+MtWude8TeJ7uS+1C/uGUvcSseSAAAqDG1VUBFVQqgBRXU/tp/teeNf25/2g9e+I/j/AFIXuu6zJtSGKPybXTLZPlhtLeLJ8uGNMAAksTuZi7s7t5JQAUUU+P7jfJu9/SgBlFFFABUkPBPDEd8HHFR0UAS3RjaT90rKnuc1FRRQAUUVNa2slwzCNN5VSx9gOtAENFOftjuKbQAUVLb53jrnI+797r296sa59l/tSf7F532TefJ8372ztmgClRRRQBZsl+Y5OAO+cEd8j8Afzr9av+DVD/gn4vxo/aT1f44eJNIa48N/DA/YtDM8eIbrWpUOHHqbaE7y3/LOS4t3/gr8u/gj8JfEHx5+KOg+DPCunnVPEXirUbfSdPtQcGaeeQRoue3zMCT2UMT8oav7Av2IP2SdC/YX/ZU8GfCzw6yPa+FbFY7m6j4Op3jhjdXZHYSzPKwB5CFQPlC0Aedf8Fhv24j/AME/P2AvGvxBsbmGHxVcpHofhrccmXVbgsscn+9DFHLcFf8ApzA/jr+R7UWZ53ZmdmZiXJbduJ5znvn174zX6wf8HVv7dh+M/wC1npfwX0S4lbQfhPF5mpGOQ+Re6rdJE7qI+ji3j2RqT0ke59a/JuZVVVOckjqO46UAQUUrZwM5x2pKAFT7wqWXZ5Y2+bnvnpUNanh57SO9P23zXtsFiqAEuyglRz0BIAJ7BjQBXs4o2iLSMqqo4x1J7VUZt3JJJra8Ul4bhbeRWV7ZdjB4VjcMOCrY+8RgAsepBrE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mQnYxyAcgex/p2qGigC/qFg9pb2zv5WLhPMGyRHPXHIXkfQ0lhcRrYzxOiZcq4lx+8TaG+VfY55+gqmmecda2vD+n2uo2Usay3P9rSzRxW8KQF45EYOHYsrbgwby1CCN94kflNo3AF/wCF/wANdU+LPjrS/D2hWc+p6zrNxHb2NjaRGe4vZWOFijjAJdycKFAJJYcYyR/UP/wRT/4JRWX/AATW+BQ1DxAyav8AF7xfFFceI72bEo03hwllBgn5YQ7Iz5YPJvKsUCBfJP8Ag37/AOCMa/sSfDiz+KPxM0uOT4reJbSOWxsJrXdN4LtXQlYlJAZL+UOqzSfeiR/IABLZ/TH7qKNqggYO05UHuB7DsD8wBAPQUAByDgggKNoyecD27UUUUAFFFI0YkBVgSjgocMQckHAGAWzxn5VY4U8UAcr8b/jPo37Pnww1TxdrsqpYaSgcIXEZuZSf3cIdiFXc+0ZJBHUEbdw/lN/az/aU1T9rH9ofxf8AEfxLaf2nd63qBvLK3MvlPphDKIYRK4O1I98SOrrsITyx5bmMx/pp/wAF/wD/AIKMaf8AFHxA3w48PasYtK8H3y3d1La263M8uoJLLA9wF/eRiIC4+TI8w7JQUQkK/wCQ2uXjaZHPZW0g02Ce4XSpbZL1mW0BmfAdt5YhQksYDb8wvkY3FnAOYext9M1WBZ4LS6jQBBLebwIopI/4ljcopTLMq796tE4YZAVft39h34AaX+zB/wAEz/jX+0p49i2SeKNKu/hP8PbG/wBKS5gub2/jK3N0nngFTEsd1HuRRgpd5L8Rv4L+yR+zX4h/bL+K/hP4eaCs8mvavfCCCXYGshbSJl3KSFgsEfkvIzCIn55m2sEYD6g/4OAPiTo/gv4qeB/2dfBDQab4E+AXh6SxWVD5MGo6lc7RfXDMJnM0zuHjkUqJBKLlmMnmMQAfnhosqQ+K/OuJkktomkuBFOqXXnPyy+au9VZXJVWfdkIzMM7adema90y8upAM3+1oYVuNihBkYWMkllUYUDAACgAnts6RbtpWg3U6vPaxXckZtbNkLtczb5EjMwcLCyqY50csmDkgB90m2x4i0XUfhvdx28r21yliltdQs9wrblWHzF2Rlg2w+bJvz0ZypVSpyAeaznYix7y+0/KS2AvqMdqkBzJiOOI+aMBA24g9j+Zrf0+3S/0qeSa7jj+w2yR2cEibnud06uYVVWJXIkdwTjO04YHrUt/DbNZyXDnbajaFkmTyxg4w+3O5gBjdtBALJk8igD7P/wCCA37XV1+yp/wUA8L/AOlTL4e8WTJoOs25bEM1tOSv2h/e2BE4/wCuZr+pZ/8AWyZxvLHcC2TkYXP0O3I+tfxdeArq60K6s763sri2kF3IfOdWijYRquAuE2CSJmRySGwXjJKgHP8AW9/wT5/aGT9qX9jrwL4xNxDcX9zp4stTMUisv22AmOc4BJUMw3AMxIDAEBlbIB7NRRRQAUUUUAFABYgAAk8YzywPBAH0Jorhf2nfj3o/7LP7PHjT4j+IGhOkeCtHudWlgknEIvniiZ47ZW/56SuAkY7yMlAH4N/8HW37cCfGH9rrQPhBpc8k+hfC2wa51LCeV5+r3iq/X+KOK2W2x6SSXHrX5OTjlSc5xj2wOP6Guj+MnxO1X42fFbxJ4z125N7rvi3VLnWdSnIC+bc3ErSynHu7nnvXLx7MHdnPagBtFFaXh1LOXU4EvpZ4LR5UE0sUfnMkefmOzcu4gcgblyRjIzkAGbU1qIyW3syjbxgZ5qbUBHHIgjMhARdxddpLYG7jJ4zkDnkAHAzgJp6l3KgctxxncRg5A+o4oARQqoQSc4+mV646den619g/8Eqf+CPnxB/4Kh/EVTp4l8MfDvSpvK1zxfPaCeC1cozrDDE0sbXU5OFKRH5AVLsgIJ9l/wCCKP8AwQj13/goRrNr4++ICal4a+Dmn3ACyLHJDceL5VLBoLRgMi2UqUluQdoJaKLL7nj/AKMPgx8GvCn7PPwy0jwX4G8PWPhfwpoEAg0/TrMfuoEySQWyxeTP33Z3Z2+ZiWYkgHm37Bn/AAT0+GP/AATp+En/AAinw30U2guhE+ratduJtS1qZFO2S4lwN2FfKqgEab2Cqp3ivcjux8jKrHhdxwASCMn2wTx3zSEErwYlOQA8jYVD7g8YPTLcZIHUivzz/wCCyn/BeXwf/wAE9dOv/AnggWni/wCM9zbuPsR2SWnhUFPle+A6yjlltsbsA+eQhQMAe6f8FK/+Cqvwv/4JjfCr+2fF1zJq/ifUrcTaH4SsZxFqOqNyiu2QRbWu4fNMQ3BACuSEb+Zv/goV/wAFK/il/wAFIfiefEfxB1Zhp9tJJ/ZGg2hZNL0GNiu5LeMkkMwWPfI5aSQxoWYgKF8v/aD+PHjD9pb4n6j418e+IbzxT4p1yQ3F5f3LDe2eiKgAWNF6KiqqqOANu2uDoAex3DnOSSTTKKKACnxktkdR1IzgUyigDYsbybQXb7POEmmTaZoXO4xurI8fHZlY5+lVXupI0KLkBgVK8nHAyMHpzmqsXDZHUEcnoPrWnHdxy6M9tcy3g8o77ZFcNChb72R2zhfyoAg0+5ltGDxMySR4cFWKshB4Kn+9zwe2eOa/az/gkV/wc36oviO1+Hn7S+qWl9p944ttN8dmEW5tnzhYtQjjTa8LEj/SRGroR+93q2+L8RpGBweAe4AxVmw2/PuBx3wQDgAk49+P1oA/t3sNSttZsobuzuIru0vI1uIJ4pVlSdGUFXWRXZZAR0fqRjllCmpa/nI/4IW/8F7L79iPW7P4ZfF7V9W1f4TXUqR6ffOz3Mvg5tuMIpzK9mSVLRL/AKop5kasd0b/ANEvg7xfpXj/AMKadrehanp+taNq1ut1Z39hcrdW15G/IkSVSVYEf3CU4yp5oA0qULtYNlQU5VmGQjAEqx9RkAY759qSigDBvPhV4Z1P4lWHjG68OaVP4v0vT20mx1mSzSW+s7WRlke2W4ZSVjLg4TOBkBgwbFfzD/8ABwf4l+PviL9u7VP+F66a2jQwGUeDrGxkeXQ00neBHJZSFV80vgebIwEu9dkiRmNY1/qWrzL9rD9jv4a/tufCubwd8UPC1l4m0Uv9otxIXjns5wCBJDLG6yRvtLcg7cA7geAQD+MiADfyQo9SMirV4IP7LtyDN9rLP5qsMIE+XZt/8ez+Ffq7/wAFFf8Ag1q+JPwCjuPEfwQvr/4seGxKy3GjPbpb+IdLTBZW2q3lXePkRvKKzFmGICMsv5T63YTaTfS211bzWt5bSPDcQSxmJ4pFbDKyHBUg5UrgY2/kAZlWLJlSQFgzYYfKpwT+PbnFV6KALOpGN7yQwq6wliY1dtzBe2T9MVFAwRwSoYf3T3qOpIwcHsMjnHSgAnYO5IUKP7o7VHVqeWNraMKjCUM29y2d/TH0xz+dVaACtvw/BYvpupvcm/8AtEFukloIIUeHzPOQN5zMQVTyzJjAJL7B05rEooAuXchMMKFUXyxtyAvzdDnIAz17k1XimeJW2uVDdcd6jooAKKKKAJIpniVtrlQ3XHeo6KKACrVkDnhQxbjG3JOcjj3549/pVWvTP2Rf2afEf7Yn7RfhH4Z+EoEm13xfqMdlC8v+ptY+XmuJcciKGJXlduyRtQB+tH/BqN/wTtXxJ4u179ozxLYRyWWjSSeHfBkU8e5Zbx1CXd2vAyqROsCSDhnlnXrGa/YT9tr9qjRP2K/2WPHnxU19o3s/CWlyXMEMzsPt142EtoBt6STXDJFu/hEjN/DWv+zh+z74a/ZY+AfhP4ceEbWS28N+D9Oj061jmXbNPty0skgHHnyO8js3d2f0r8W/+Dtb9vP/AISHx/4V/Z70S68yLw2YvFHilhLv8y8mQ/YYCOzR20rSH/r6FAH45/EPxtqfxJ8aat4h1q8n1DWtfvJtQ1C6nfdNdXE0hkkkc92ZmJJ6kkk9aybu4a5WMkINowNq7f8A9dRzDJ79APxwKioAKVeM/wAvWkp8K7mAyBlgMntQA6WQSRoAgXGeR3qWxjLSEqW3J82Aucj+lRXUfkzsm4Pg/eHemxPsDe9AE986sy7UZActy2c5/lVWlZt1JQAUUUUAFFFFABRRRQAUUUUAFFFFABRRRQAUUUUAFFFFABRRRQAUUUUAFFFFABRRRQAUUUUAFFFFABRRRQAUUUUAFFFFABRRRQAUUUUAFFFFABRRRQAUUUUAFFFFABRRRQAUUUUAFFFFABRRRQAUUUUAFFFFABRRRQAUU4KW6fl3NXrrRbuzs45praeKGTJR2j2hsdfr1FAGfRWha6De3/k+TazSGcnZtUktjGcfnS3WgXmnrKbi2nhEDKshZSCm7OM/kaAM6ipJBt7kkEio6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rFsjMGK9VGSeeO3+frX6Af8ABNv/AIN1f2hP+Ciltaa4NDT4bfD+4CuniLxNBLENQjIxm0t8CW46bgxKQn++KAPz3qZIy/A5JIAGev4da/qM/ZD/AODQ/wDZv+CdtbX3xFvfE/xk1+JFkdb+c6TpQfJIdbW2kEvOeRJcyKdg685/Qz4E/sUfB79l24834dfCr4eeB7kxiKS50Lw/aWNzMq8ZeVEV3xk8sWPJ55NAH8Vvw6/ZE+K/xjt2bwl8MPiF4mjVlGdI8O3t6uXzt5jjbrtOPXB9K9D0b/gkZ+1Rr4kNv+zj8bisbBWM3grUYhk+heIZ/DNf2y2xGTjpgYx0I5/D8qsUAfxUyf8ABFP9rZNv/GO/xcb0x4buuPrlKnH/AARF/a2kfaP2ePixk8j/AIp2YfmWAr+0+igD+LC4/wCCHf7XdtErP+zz8UsHgY0WQ/n6UR/8EOf2u5J9n/DPXxRDbd3zaLIM1/afRQB/FrJ/wQ8/a5tpljb9nr4oM8gBGNElKD6kcD8etV7r/giZ+1tbXjW5/Z0+K7SDuvh+4ZB9GAxX9qVFAH8Xlj/wQr/a/usBP2e/iYjN036Z5Yx7lmGPoetaWmf8ECf2wtbhQwfAHxt8+4IZFt4W+XGflaUY6jk9a/sxooA/jT1L/g34/bI0g26zfAHxmxuTtUwPa3G0/wC35cp8tfd8D9avWf8Awbx/tlmBZf8AhQ3igAzLDte8sEYlmCghWnyRz97GAAWOApNf2J6hHM1xbGKXy40c+YuM7xtOB+eKmg+7kY2HG3jGBigD+MLUv+CHH7XFn4ytdBH7PPxOOoXYbZJHpcktmoVyp3XYH2deRxmQZHzDKsprYn/4N8v2yXvZYF+AfjBnjfaSstmyZ9N4nIP5mv7KqKAP42Ln/g3w/bP0eznuZfgF4uMUCGR0jmtZncDnaEjmLMT6Ac18o/FX4Y+Ifg1431Hwx4s0XVPDviTRbh7TUNO1K3a2urWRMDa8bAMv49etf3pucDPXFfyEf8HRNhHp3/BcL40rEm1X/sR8+pOg6dQB+flFFFABRRRQBLbpvyAMk8AAZJr3P9n/AP4Js/Hn9qfwhD4h+Hvwi+IXi7QLid7aLVNM0S4nsnkTG5RMEKZXIzkjGa8LiGST6D0zmv7T/wDgiN4Etvhv/wAEk/2e9OtokhWXwPp2oyKBg+bdRC5lJ/7aTPQB/Ls//BAL9sgaY1wPgD42Ma5OALYyYH+wJN/f0qew/wCDfL9svUNNS5j+AHjBElwB509pE5z0+RpQ35iv7K6KAP41v+Iez9sqSd44/gJ4sJjfYd1xZoMnpjM/NTQf8G7H7aVzKI1+AficMzFctfWKjj3M+K/sjooA/j5j/wCDZn9uCaMbPgVffN/f8TaIp/8AHrsEVPN/wbBfty29urt8DZTnpt8XaESPqPtvFf1/0UAfyAW3/BsB+3Ldx7k+Bsq+u7xfoC/zvhUn/ELt+3T/ANEPP/hZeHv/AJPr+vuigD+QaL/g1x/bnkDE/BJVK9A3jHQDn8r41OP+DW/9uN0Tf8GoUyCTnxhoWFxj/p8r+vKigD+Qxv8Ag1t/biWQqPgzA67Q25fGGhc/T/TKuaT/AMGrn7beqW5eX4U6dZSd45vFujlh/wB83TV/XPRQB/JZpv8Awad/tpXwcS+A/DtltxjzvFWnHf8ATZM3T3x1qd/+DTD9s2L7vg/wmxPb/hJ7H+slf1mUUAfx6/tIf8G5H7Wf7Kfwg1zxz4q+HljJ4W8M2cupatdadrun3b2NtEu55mjWYSFFAJOwNgAk4r4aukI2FgzM+WYtncxzyeR68d+QfWv7mf26PAh+Kf7Fvxd8ML9/xF4L1nTRxn/XWM0X/s9fwuShuCwwfpigBlFFFABRRRQAV9O/8EwP+CWvxH/4KvfGDX/Bvw5uvDul3fh7SDrF5f69NcW9hGgljiWIyQQTP5rmQlV2fMI3ORtr5niYgMQcbRnPf0/rX9AH/Bj74TjWz/aP1uTy2cS+HbOFc/PCFGqM+frvX8jQB8+/Dr/gzO/aV8S+IZIvEHjX4ReHdMil8t7uHUL29eZcAiSGJbZAVOcYd0OR09PaNI/4MfdUuoX+3/tI2NtKpBAt/Ajzhs9eXv4+nHrnPbv/AEGxKADwOBge47VJQB+A9t/wY4W6wnz/ANpq4lk7bPh8EA+udSNX9K/4MfNEtmP239o3VZ0ZeBF4KSLaf/A5s8Zr96aKAPwan/4MgfD8tiRD+0Vq8dywBDyeDI5FUj72V+2jPPvVT/iB2011Gf2lr4nuR4CjCn6D+0OK/fCigD8C7r/gxzsRFiH9pa6EpPy7/AClfxxqFMh/4McrUW7Cb9pa4Mx6bPAHyD/yoV++9FAH4D2//BjpaKHEv7S9yT/Ds8AZA+v/ABMK+hv+Cav/AAameBf2CP2gI/iT4m8ft8Vdb0ZA/hy2ufDw0y10m4+YNdMnnzedKAVCMwAiy0gBlETxfrlRQB55D8ImZdo1LJi+U/6L074+8OMknBJPPU5Bqb/hTcn/AEER/wCA3/2yu9ooA4L/AIU3J/0ER/4Df/bKT/hTTnrqP/kv/wDbK76igDg4/gywz/xMR+Nv/wDZ1hfE74A6v4q+H+saXofikeH9Y1C1kt7TU/7P+0rYyMMCRovNTzAM/c3rk4PavWaKAPxm+Ln/AAak3/xfnW91z9oq7vrqKBY7ZH8Fk2sT+YC07wi/LvK8bSI0iOj8x7WXbmuF1/8A4M3X1m91KST9oSwJ1GRZZ3k+HZuZJpAzMZGLamoQszR71iCRkRR/KFyK/dOigD8z/wBgD/giJon/AASd0Lxv8Q5vENx8T/FMWmTXUCaV4V/s+eONYnZ7WzgW4kd3dFiRQ7ksUUdXbP8APn+2l4y0v9pP9uT4q+LtJS8i0vxZ4nuNQsLKdZZJ44pJxJDcGFfMLXEkCt+7KeXEHUMylVz/AGD/AB78VReCvg94m1e5019YttN0u5uZ9PSHzmvY1jJePYMlsrkbVBZjgKGJCn+QT4E/B290xoDqs9vpthYszXczQ280EFy1wkDJMJiVFwk8luCyiVPLhkVop2hlFAHnWvfD3UPDlvHpV34ei1G61K/Nvpa3MCreQ3VoIEmtn8lm2lUVU+zeeJkYIx2iYJJznxF0yx8OWIVo72K1dpFtLuWNGjmw+dkEBdTbxhZVOX3y7ZEkCJ5rV9PWpufBevR6TpxNprNtfmSfW9Tu572Rb572KSK5yIbhM+ZPIu9DO8hSPDiSHzK8G+Ouhy32v/2XDZRo9jDGsNtYWjTtAkNsZJF8pmMinDyT7ZS2wtKDIz5WMA4v4TfCfxF+0H+0F4Q8D+GNPsJPEHjTV7XTNLsWmkNtDNczqEWR8lgo3ku7FiELknjj9Drn/g0u/a30+wuWnsvAeoTTCNyieJPPYhVwcK8UalgcbSZRtXeMNurwL/giN4Z/t3/grd8Cd2llIIvFdpqDRwRObeNo97JsRtxChpISWYEoWPIBGf7C7DIDZyVBwpJJJGT3yc/n+AoA/l0sv+DTb9rKWzP2rR/h7GssbTSg+IIWlldVLCMnyhsLEKMoeMykluFP6zf8EWv+Cfvxr/Yo+Gvi7wV8Q9O0y20m51A6lpT2l/DPDHLIuJggDFkUsqnawG5zI4xvKr+mFFAHlb/DHVpXJEES88jzF64GTxQPhbrCHiGI/wDbRf616pRQB5HqHgHV9OQO1rK4wf8AVbXx9cVRXRr7ac2N9k/9MWP8q9qooA8WfQL2NctYXpBOObaQrn3/AMe1fmd/wdAv8XNX/Yr07wJ8O/AXxA1zS9evJdW8aappGkXFxbaXpNgiymKeZVI8uSSRJfmxj7Ge2a/ZqvL/ANtjUItI/Y7+K15OB5Nn4N1idz6BbGYn9M0AfwyyWamzeTzo98bKnlHO5yRyQMDAHH+cVRkyBgjoSOetE6FGIIwRx+XFR0AFFbGganHYWmpRyWtrO17bLAskqFpLUiWOTzIjkYciPZnn5ZH+o1vh38M9a+LHxG03wp4V0+fXde16+j03T7SyQvLezSSBERFP3iWKkc8Dk8AkAHd/sffsC/F79vPW9b034SeBNV8bXXh23S61BbSWKGO0RyQm95WVctsfC7sna2Ohr9a/+CTH/BqN4qvPEUHjf9pnQ5NOtdPn/wBB8D21/bu9867XSW/mgdoxbHA/co4lY/eKgYb9Kv8Ag38/4J5H/gnZ+xlZeGdf0Lw1YfEa+aW/8S3+nuLmWeaWZ2hiebqywwGKMBD5WVd0yZXZvvuFt27ggA9xigDx3Sfhpf6XpsFtY6SLSzt41igtohFClqigKsYjAAUADjaAuMYAO4myPAOsE4bT7gKeCyTRo/0VgylSTj1GAcgnAr1yigD8iP8Agr58Vf20/EsF98M/2afgx4xsLO7TydQ+IEN7Z2s7OwYSQaejTBrdQAP9KfZKMkxBUWOaX8bvEf8Awbv/ALZWsTRXK/BTxhqGrXIkm1U3d7paCK4M0nCSfbGM4aMRuXZUIaRgFKhXf+wiigD+OHVv+Dc/9tDTHUH4C+JWBj3/ALvUdPmx9ds/H41Um/4N7f2zbaIyt8AfGLIFDHy5bORvwUTEn8K/spooA/i/u/8AghL+2BaWyyP+z78RWVyQuzT1kbjHUKxI/rXmP7QP7AXxr/ZG0Cz1f4nfCzxx4D0u+m+yWuoazo9xa20s+N3liUjbv2hiB1IU4HGR/cdX5Nf8HlESyf8ABKLw+Sqtt+ImnEZ7f6BqVAH8ud7IjvhUEackKDwuee/PTA/DvVSrN7ELeRFEiy5RW3DtlRx+FVqAJrWMzSBNyrvIG5mwo+tF1GYZCm5W2EjcrZU/SoadHE0pO0E4oAfBs8uTd5mccben40x/ur9KuWYM8m0E/MwAx98+oHbJ/U4r7w/4Jif8G/Hx1/4Kb2Vl4l0vTrXwR8MrmV4pfFutKVgvPLZQ4soB+8uiMsA42WxeGRDKrLggHwVZgncACWIwMAMc9en4de1fph/wQi/bv/ah/Zz1uHwz8Nvhb4y+Mnwrvbw3Gp6Dp+jzzLp7SEK9zb3qIUtpMgZ8/MTbQGGdrp+y37AH/BsR+zT+xTqr69rWk3Pxl8VIIwl34vtYriy09gpDtBYiPytz/K2Z/OZCF2MmWL/o5oulW+iadFaWlvDZWtqiwxQQoEjhRRhVVRwqgYwBjA7CgDy7wl4U1jxfoFpqJ0u70j7ZCkzWmpkJdW7MoJR1VmUMvQgdweWyDW1D8Jr4nLXFqG6YXJ4716RRQB53D8JLo3EsbXUKRIAUkEW4yE5zn0xgfnU//Cm5f+ghH/4Diu9ooA88uPhA/lEm9hkwDlHtAyuMZKke+AD1GCw2kkFfh7/gqj/wbu/DD/gpdb3PiN79fA/xTRY4k8WWdl551GNOAl/CZEW4wPk80t56okQLlUEZ/SSigD+b3xl/wZVfFGDR5ZvD/wAaPAep3ZCmODUtIvNPQ5/vuplKjJB5Utj+EH5a+fF/4NNP2xbjwjHqsvhfwdZ3vllm0qbxPa/awRK8YBYMYMkKrj97jZLHk7/MRP6xaKAP4t/jJ/wRL/au+BGqz6frfwB+JN3JbyNGbjRNFm1y3IVc7vNs/Nixg9Sw/HnHy/4h0mbQb1rG7srzT9Qs3aG6guQUkjkBwVKFQUI7g1/fBORgZAIJ6HufT6/4V5J8Uf2Ivg98b9GWx8YfDDwJ4tt4pL2aJda0G3vjA91M9xO0TSIzIZJpDKdjKxbBzlRgA/hmor+nL9vX/g0L+DPx106/1X4LazrPwu8UGItb2d7eTazol7LyT5rTu91G7nAMiyMFAGIzgivwk/bd/wCCWHx3/wCCeWszW/xN+Hus6TpUciWsHiG2ha50S6d9xjWK+i/cs7KrHY5Eg5DIvFAHzSOOaDxxVi7P3eAA2SMcADp0wOeKrUAPjBOcZzjsM8U+88vevlMWG0ZyMc1DRQBcs5DEj8Nk427e7ZyAe+OvTuB6V94/s9/8G2v7WX7UnwV8PePfDPgTTYfD3ijT4dU0l9S1y0tJby1mXfFKkbSlgjoVcFgMiQGvgWBtkit/dYGv7gv+CXTeZ/wTP/Z3b+98MvDR/wDKVa0AfzWxf8Gl37ZjRBm8JeEYyeSjeKLXI+u0mpX/AODR79soopXw14Iy3Vf+Ent8rX9YlFAH8odj/wAGj37Y8kio+h+BIC/Id/E0O1Tkd1UnpnpX6M/8EC/+DfL4gf8ABPH4peL/AIjfFMeGZPGN5ZDR/DkOmag9zHYW7sXuZ2coB5kmyGNcZPlvc56iv2jooA8h1/4fa7oujX93ZafbalfQQyPa2TX4tvtco3OsYlKERbmwC3UKXx1r+ez9o3/g10/bZ/aX+O3inx54muPhVfa94v1ObVL2eHxDKtvG8rFvLiDwllijB2InRURAK/pxooA/lf1H/gz4/a40+ylmW4+Fd5JEm4RReIZhJP8A7ILwKn5sK5zX/wDg02/bB8NeELzVU8N+Dr+4toGuBptp4hhkup9o3eUisAjMcYA8zkkA4zmv6w6imXcAOeeMg4x70Afwj/tIfs+eMP2VfjHrHw+8f6FceGvF/huVIdS024dJJLcvGksZLISrBo5EYEMQQwPGa4Cv0B/4Ogbtr/8A4Le/GeRrSS0Cf2NGN0e3zcaLY/P75r4Aj5OOOfbNADaUfdNTAPO6oMZXOP4ajmDI+1s5HXJzQAyiivYv2O/2Jvip+3Z8Sn8I/CbwTq/jTWlVZJ1tkRLayT5iHuLiUiCBSVOGldQ20qCSQCAeO1YtbYXDbQ3zEjAx1/r+QNf0W/sG/wDBm74H8NaHpet/tDeMb/xfrxCTTaD4Ynax0mAAkmKW6ZPtFznglozbFeVBYAGv1V/Ze/4J7/BX9ifSorf4XfC/wd4Kkih8j7dY6fG2pzJ02y3km64lzzzI7nk80Afx8/CH/glh+0h8eNLtr/wj8DPiprmnXg3W+oQ+GbuOynHqs7xrGR7huOPWvd9B/wCDZX9t/XrNJ4fgXcxpMoO268U6JbOAe5R7xXGPTbX9fEKbBwACMDAXAUemM/yqvr+q22haTcX15cQWlnZI1xPPPIscUMajLM7twqgcknoAaAP5RNH/AODTH9szUo1M3g/wrpwKhiLnxRZEg9wfLdxx9a0rb/g0X/bEuJHU6L4BhVcENJ4miw+fTap6e/qK/qI+Cnxj8LfH74e2firwV4l0Txf4a1IyLaato96l5ZXZikeKQpKnyMRKkinaeCtdlQB/KXH/AMGhH7YTSqp0/wCHKKeSW8SjA/KOlX/g0H/bC+0FBZfDkLjIceJOD/5Dr+rOigD+U6D/AINBv2wLiPc1p8N4jk4VvEnX/wAh0i/8Gif7YALxvYfDjAUsC3iMfNgdB+7zn6cetf1ZUUAfykWP/Bo3+2BqSJv0bwDYmTd/rvEikoFx12xkYOeO/BzV21/4NAf2vJlAZfhfHuYLhvETMADn5vlhPT+tf1VUUAfy2Wn/AAZxftY3kHz6z8G7b5iCkuv33OP4vlsyOf6VEn/BnT+1k0twial8IMwMm1jr90FnDbgSn+idFxzuwfmGM81/UrIQFyf4RnPpUFpai3lnYPI/mNuwz7gOO3pQB/LzqH/BnF+1dZJMU134M3QxGB5Ov3vz5PzcvZj7uOc+owDzjB8G/wDBoZ+194wsb2S9s/hz4Ze0uXhSHU/EnmPeICcSx/ZYplCHqA5R+eUWv6rqKAP5aIf+DNb9rKXk618G4/ZtfvP/AJDrhv2mf+DWT9qL9lD4H+JvH+sD4d69ong/TLjWdTGja3JLcW1rbxmSaTZPDECFjDvwSfkOB6/1oV49/wAFBdHXX/2DvjXp5XcL7wFrsG313adOKAP4bbggxqQFGc9D2wOvv/jVanS5yM+gptABRRRQAV0Xwz8A6v8AFfx/ovhbw9pd1rPiDxHfwabptja8z3txNII44UHTc7soGelc7X2P/wAG/fgxfHv/AAWS+AFg+dsXiUah1x/x6281z/7RoA+hPD//AAaK/tfeJIXe5sPh1ojdQt54jD+Zk9QYIpOOBw2OvGeca03/AAZ2/tawlQmofCCVnbB2+IJ/3fuc2v8AL0r+peJgzHBByAeuakoA/lsn/wCDNv8Aawi3bdc+DkiopfjXr3Lf7P8Ax59aRf8AgzY/axnCt/bnwbXcobDa/e5XPb/jz7V/UpRQB/Lpp/8AwZj/ALVd1uEvin4IWuMY83XtRO76bLBv1xV+3/4Msv2oS2JvH3wHjTqT/bWqnH/lOr+nyigD+YSf/gy3/afimCJ4/wDgK0TdGOtaqP0/s/mrtt/wZS/tJOP33xJ+CCH/AGL/AFRh/wCkIr+m6igD+ZuP/gyj/aHz8/xN+C4J/u3Wpn+dnTv+IKb9oQMB/wALO+DWNw3H7RqPTvj/AEOv6YqKAP5oj/wZUfHssQPij8H8gN1l1HAHG3/l0+tRJ/wZVftAvHGp+KHwcDMfnPn6l8o7YH2Pnv3Ff0xUUAfzaj/gyc+MghX/AIvB8Md+OQtvfFV9esfP6VqW/wDwZG/Eue1j8/45+CIZOdyJol06r9CZBn8hX9G1FAH8411/wZIfEqBsR/HLwPJkH72jXSHPYcMevP5V8Jf8Fcv+CJfxC/4JB6h4NPi/xD4Y8UaR44F4NOvNG88tFJa/Z/MWdJY02Z+0x7cFs4bOMDP9k1fjN/wev+Fobz/gn58K9cbPn6d8Q47FB/sz6beu36260AfzQy5zyNuCRjtnvUVSTE4HXjt6d/61HQAUUUUAFFFFABRRRQAUUUUAFFWIn2qxBweMH0PX8+Ov1r7C/wCCWH/BGP4tf8FXfiE9t4Qs49D8F6RcrBrfizUI3+waY2CxiQD557jaciOP5QSm9kVg1AHyHp8e8NtVXbgKMZ5JwO4+ncc89q+7/wBjL/g2/wD2q/21IrbVLPwD/wAK+8N3ZDx6v4zdtJjkTaGDLa7TdujAgq6W5jbnD1/Q/wD8E1v+CDnwC/4Jp6bZX/h7w1H4r8dxorXPi7X40uL8yDdk26fctIjuOFjBYqEDu7KGr7dgXavUn6nNAH4U/s/f8GTPhCwt4Z/ip8bNf1aVow01n4V0iLTlhbncq3Fy0+8dMHyYyOcg5GPqH4Wf8Glf7HHw7R49W8M+N/HRZQfM1zxRcwumM9DZG2HOeeD0HTv+nFFAHxP4C/4N5/2NPhwR/ZvwC8JTEgA/2lcXuqdM97qdz359ePSvUtB/4JSfsxeFYYo7D9nX4HReTkrI3gbTXkHr87Qlv1r6GooA868Bfsr/AAy+GARPDXw98D+H0j+ZV0/Q7a2C59kUfh+NdlaeFNNs0xDp9pAoOQFiVR+ladFAEcEKwghFCj0AxUlFFABUUqAghgpUgg57j0qWigDLXwzpy2zwrp9qkMhyyCAAMfU461Gvg/SuraXp+SMf8e6cCtiigDGTwVo0Vv5Q0nTRCQQQYExz17Vi3HwK8FXRTzPCPhiTYSyh9MgZsnGeSp4PeuzooA89079mL4aaXC8Nr8PfBFvHIzSSJFoVssbs33if3eCTWHd/sJfA++d/P+DXwtmaZt7iTwnp77jnOTmL2r16igD8Pf8Ag8E/Zd+GXwq/4J+fDjXfC3gfwl4X1u08fx6bBPo+kwWUhtp9OvpZov3SqCjPDbsc5/1Y96/nPvBufIdWBJ6dB3OB6ZJ/Kv6cv+D0e9ltP+CY3gaNJHRZ/iRZq6r91v8AiW6l1r+YaY8he68cdKAG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XYfBH4UeJvjp8TtG8HeDNF1DxF4p8R3cdnp2nWMPm3FzITn5McrjG4twFVWJIANU/hb4A1z4q/ELRfDXhnS59a8Q+IL2LT9MsII98t5cStsjjVehLMQMHjkZ4r+sH/ghH/wAEOfDv/BLD4Tp4g8S2um618a/Etrs1vWkG9NJgbDfYLUn7sYwvmSfelfP8CxgAHg//AARO/wCDYjwz+yI1t8R/2g9J8O+N/iRFLHcaRo2/7fo/h5TAhJliMapcXkcplGT5kKbEeP51Ei/r/pUJgtwhMjBQOZCWY9e/OfzJ4ySSc1YthuZjxk4zgd+vB7jmrFABRRRQBXuhv28ZYHI5xjtn8ia808N/sr+AfCv7Smv/ABisfC9pa/EPxHpEWi6lriySedeWkTqyRFCdigGNDlQC38XQV6nRQBFCFXIXbxxx2/zzUtFFABRRRQAUUUUAFFFFABRRRQAUUUUANkwME9jX8kH/AAdaQ7P+C2XxMf8Av6don6aTaV/XA3X8DX8kP/B1t/ymt+JH3/8AkG6L16f8gq16UAfnFRRRQAUUUUASROQ+fTn9c1/cP/wTL0gaB/wTg+AFh/z5/Djw9D+WmW4r+HmEkOCGCcgZ9Pev7uf2XvDn/CIfs5eAtIFmdPGleHNOs/sp/wCXXyrWOPyv+A7cUAd9RRRQAUUUUAFFFFABRRRQAUUUUAFFFFABRRRQBU1bTotU06e1nXfDcIY3GOqkYI/Kv4G9ZsJtJ1Oa1nXZNbuY3GMYYHkfnX99U5wByFzkZPav4Wf22Phm/wAFP2xviv4OkYO/hTxjq+j5B6/Z72aH/wBkoA8uooooAKKKKAHxnGTjPtX9DH/Bj9aWqeAf2jJ0Um8kv/D6SyFNu5Fj1HYPfBZ/zr+eiA4LfQfzFf0Qf8GPS4+Dv7QZ9dY0X/0TeUAfuxRRRQAUUUUAFFFFABRRRQAUUUUAFFFFABRRRQAUUUUAFFFFAHnH7VOhReIfgF4ss7rxAPCunSaTc/b9XIO2xtvLJmdirK4Xy9+SrKRwdwxz/MnqHhp/h62iW/iCCS70XSrh724ia5L3BM3lRQzTQuoSC3H2aQRRhp2V2EsiuCCv9LH7cev2vhL9kX4jarfQNd2OleHr69ubdPN825jjhZ3ij8oiQyugZECEMWZcEV/ODeXl3d393qWmaZd6bIti9xe6xZKILSdVmluREsKzOlvGI4bSSSSNmU+Y582227mAMj4p+Jf7E8D6TrWqaP4gs20yKRBdW2s3U7XcrxeRukkXHnPJKkPyFI/LJZjKjQ7T8v614W0vUPENtc2U4vr/AFGKGKOOxiUG/mkDSOJ4Y1ZHSNDamXyAwYS58vcs0a/QP7Tenav4C8Tpa21rZai7z2OhvAEms7e5eBR5duWaECJBdTwHblFCRhSFJVU8h0r4e29v4Pv7uEPrviLUdXW9tGm08rtfdM8tuTmNx5w/fKsphYi2mxGoYKQD2/8A4IteGo7D/grT8C7ZbVpIYfEDzoiGIC1Jt5gJAJVS62KAoDSLuJZwXcqSP6t7Y5DEjBPJB7e39fxr+Yf/AIJM/D+707/gpd8G0sp7RtLg8VwSFrmCRHeJYmfzIZ1hjUq/lQZVcyuysZsDzy39OlipCupyNpAH5fkPoOlAFuiiigAooooAKKKKACvIP+Cgkfm/sH/GtR1bwFroH1/s64r1+vNf2wNHHiL9lP4l2HntbG+8KarbiVfvJus5Rkfz/CgD+FK5QxzMp6hjn60xGCqQRknpUs4wepOOOeo46H+X4UQRb2QF1AJ5LfdX60AROjKoJGAelehfst/tBa9+yj8fPCvxJ8Ky2ieIvBuoxapYC7jaS3keM5MciqQxR13IdrKwDEhlIBrgmQR3DDcGAJwV+6fpTflCfJuyeDigD+x7/gip/wAFJ/Cn/BTX9nl/GOirb6X4k0xY7DxPoSyqz6ReAdhwTDIo3xyAFWXI3eYkqp9rx9W+tfzo/wDBkbdTv+0L8dY23PF/wjmmguf+WRFzLgfjk/lX9FyEsuSCM9qAHUUUUAFFFFABRRRQAV+TX/B5X/yic0L/ALKJpn/pFqNfrLX5O/8AB44Wh/4JSaFIFVvL+IWmt8yK6/8AHnf9Q3WgD+WVupqxARkgqpzxk9F9/wDPFOv5zcTF2CKXOSECqvQdFHAqsM4PpQBr6hpkX9l2k0N7bT3NxJIstmgk8222bcO+UEeHycbHc/IdwXjLvC/h6/8AEeu22m6bp91qWq388dpbWdvC0s9xLIwRI40UEs7OyqAOSSBg5IpfB/hy98Wazb6VpdteXupalNHa21tawtPNcyuwVI0jTLOzOVVVAJLMuOcA/wBUH/BBb/gg54f/AOCbXw6sPiH48s7TXPjp4ms4p7k3MEUieDY5In8yxtn+YiUrK0c024iTGxflyXAPmv8A4IX/APBrpafDtB8TP2pPC9pfeJIpzHoXgO6kt72y09Vxi7vTHJJFcs5GUgJMaqCzhmcJF+4WhWaafarBBDHbWkKrHBFGgRI1AwFVR0AGAOmAMYGKk0zKRsTndu+Y/wB89N3446dRjHtV+gAqG7uEtIjJKyJGgJLMcAVNRQBBbziZAykMrKGDKcg59KnoooAKKKKACiiigAooooAKKKKACub+JXgDRPil4OvvDviXR9K8RaFrEDW99pup2kd5Z3sRxujlhkBR1PfcMduM10lFAH85/wDwWw/4NZ5/hDZ618Vv2brG91LwnZrJfa14H3m4v9JQDLy2Bf5p4lHJt2ZpQF+R3DhV/D7USrXTlUEYLH5Bn5OenPPHvX98926rsJK4UliDzwPb64+hxX4E/wDBy5/wQEi0+w8UftKfBrSorWGDN9498M2dr8uzgyarbqgO0KMyXI/2XuD0egD8A6Ks3LEBQeDyR1wQe/P41WoAkhUySADvx+df3Df8EyIfsv8AwTe/Z/i/55/Dfw4v/lLtq/h5tP8Aj5T/AHh/Ov7jv+CbX/KO74Cf9k48O/8Apst6APaqKKKACiiigAooooAKq3gGBkZA57nGOen+fTvVqkdtq5oA/k8/4O3LvxDcf8FjNfTWdOks9LtfDOjw6DO1qYhf2f2fe8ok/wCW+Lp7qPzO3lbP+WdfmQnUcZ5r9jP+D1TdN/wUs+HMKKW2/DK0b89V1T/Cvx2EbOR8p+Y7R9aAHT/6/wC7s46UR580gAHdxz0FWkil3sjB/MUfxdFABOceuAf1+tfoN/wQQ/4Imar/AMFUvjbJrviSC7074MeDbpD4h1BRJEdXnA3jS7Z/vGRl2mV1/wBTGwP33iyAQ/8ABFr/AIID/EL/AIKo66fEuqXM/gT4Q2D7brxC1qJbjU5ASDbWUZwJG7OzMFRWBw52o39SX7G37H3w8/YX+CGmfD74aeH9P8PaBpyrJJ9mj/eahOVCvczyHLSzPtGWdmbCqM4AFdr8K/h5ofwm8C6Z4Z8NaPp/h/QNBt0sbDTbG3S3t7KFBhY0jT5VUDoB2IzzXS0AFFFFABVO/jE6LuAKvlcHHceh6nGRj3NXKKAMDwF4K0b4feHItH8PaPpugaNaZNvY6fax2ttBuZnbZHGAgBZixx1LHNb9FFABRRRQAUUUUAFFFFABRRRQAUUUUAFed/tcRiX9lX4mJ3fwnqqj/wAA5a9Erz39rX/k1b4mfLu/4pTVOPX/AEOWgD+EdkIPPrim0+b7x42/Mfl9KZQAUUUUAFff3/Br9oK6/wD8FvfgyjfdthrNweM/d0a+/wAa+Aa/S7/g0w0ZtT/4LOeDp18sf2doWsXB3debKSPj/v5QB/WVDxuOc556YqSmxsGzg5p1ABRRRQAUUUUAFFFFABRRRQAUUUUAFFFFABX5Pf8AB5H4On8Tf8EmtIvoU3ReHviBpl/cEdRG1rfW/wD6HPHX6w1+fH/B0b4RtvFX/BEz4tvOVWbSptHvbZiM4kGrWaEfijvQB/IhdK6sC/V8t+pB/UGoamucsQT6DBxjI6D9BUNABRRRQAUUUUAFFFFABVuyywcfNjqcDOAMkn64z+GaqV9Ef8ExP+CfPin/AIKa/tfeHvhX4YdrOO+Jvdb1XyDNHoemRMonu3XIzjeiIpI3yyxJld2QAfRH/BB7/giJr/8AwVZ+Lkuua+93oXwZ8K3SprurRgLJqc6hHGm2r84kZGUvJgrCrKcF2jU/1b/Aj4LeF/2dvhZo/grwToNj4Y8K+HbdbTTtNsovLgtoxnpnLMxPLOxLOxLEksWOV+yr+zX4S/Y9+BXhv4beBtJh0bwr4UtEs7GBcGSUDlppWGA0sjlndsfM7MxwWwPSqACiiigAooooAKKKKACiiigAooooAKKKKACiiigAooooAKKKKAPx9/4PT4Y5v+CZHw/dpNjR/Eyz2j+9nStUr+YZv1r+of8A4PPoUf8A4JWeEGZNzJ8S9P2n+7nTdUr+XqX75z1yc0AM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s2wG2TjOB64/yf8KrV9R/8Eef2B7z/AIKTft+eB/hiI7keHp7n+1PE11DkGz0q3Ie4bcPuNICsCP2luIqAP2O/4NMv+CSMXw3+GyftReO9LH/CReJbeW18DW1xCF/s+wbck2oc5KPcfPFGQAVgDOMrccfuHbjaWXIO3AOPXH6fT/GszwL4a03wX4T0zRtHsrfTNJ0e0hsrGygi8uOzgjQJFCq/wqqBQF7ACtugAooooAKKKKACiiigAooooAKKKKACiiigAooooAKKKKACiiigCG5QSBQfUj8wRX8l/wDwdjWLWX/Bajx5KeFvNG0WZfw0+FP/AGSv61ZPuGv5Ov8Ag7h/5TMeJv8AsW9I/wDSegD8yaKKKACiiigC3oely65qtvZwDMt1KkK/VmCj9SK/vh8M6UND0Czs1xttYEhGPRVCj9AK/hQ/Zc8J/wDCeftLfD3Qypf+2fEunWO0d/NuY0/9mr+7uHAZsZBPJB7dv6UASUUUUAFFFFABRRRQAUUUUAFFFFABRRRQAUUUUAV5gHCqQCGyDn07/wD6v8K/ir/4LQ+HI/Cn/BWH9oa0i+4/j7V7rHk+UAZrl5SMf8D69+tf2sTjeoXGd2R+hr+OD/g4x8NHwn/wWn+PVtt2ibWLW+H/AG8afa3H/tWgD4mooooAKKKKAFXoPrX9FH/Bj7/yRT9oD/sN6P8A+k91X87UH3m+g/mK/oh/4Me8f8Kc/aCx1/tjRc/9+bygD916KKKACiiigAooooAKKKKACiiigAooooAKKKKACiiigAooooA8V/4KD6ilh+xp8RGlsp9Rt30aaGa3ij3mRHxGwP7uTC4Ykny2AAJOACR+EF+tpqAsjpY0TVbeWcSrLaCGS7trmJppnBigaQpukjj3BFCbrjCMpWTb+/f7YGi2HiT9mPx5p2pQfabDUNBvbeaPzGTIaFgDlQWGDggqC2QAoYkKf57PiUIPDNpPB4XYbdbgaK30iKz/ALLs1gS63QxxABo97W7FQyN+6VBI758iEAHjHxH1C+8XLJ4wi8VWmt2l9NGJzeSSxqLSO7hlhdg7zrG0V3JAWf5ow6yANIDbwl3gXwxGnxBghvRaWl39ivLiGwli860tBuuY44JJFxLbvM9ohEiFgV+ywCBAInF/4Yy3mvahdl7D7VYamzSyLNYmWe5iNvbME80InklvMuZImLxmWObYgZnlgk9Q8N/DLUPBPhUjyvD7a5CUcyz2jxTPAsIiubqVw6SyIgupDFIVjLSMUyM+UoB6N/wTd8KaT4//AG7/AIO67EoEdrq1obcLZ28lyZAZbpm3efmG3y4QoA2xo3iwBEpb+hq2xz8uMADOOo7c96/Dz/gnX8N30T9qb4fW+qGC1urTXbO4gWNWklkiiUwBDKyo0MKzTPtzFHv3NDgZ2J+4FqQSTg7jgntn6A8gZzQBaooooAKKKKACiiigArzb9sJGf9k34nhHaNz4S1XayjJU/Y5eRXpNefftWfaP+GZfiF9ja1W7/wCEa1HyPtIzD5n2WTbv/wBnOM+2aAP4Tb0IpQIWPy/PuXBDdxVarMwzDHgseD97juenqP65pJ7gyxRqRGNmfuqAfx9aAK9OjLKdy9qbTk5OPmyfSgD9x/8AgyMW4P7RHx3lDxi3Hh7TBIv8bMbmbbj8jn6iv6L4t2ecYwPrnvX85f8AwZIl1/aX+OUbI+D4XsMMf4P9Kf8Az+Ff0Zn92x9eTk0AS0VUtpw91NDtcNGqsTs2od2enr05q3QAUUUUAFMddx/Ain0UAR20Ito9gPTmvyu/4PDorST/AIJGwm4UmVfG+l/ZucYk8u5z/wCQ/Mr9Va/Ln/g75jLf8Efb0jt4w0j/ANCloA/lLc5AwMCrFqQchmYLxnHX0/Hr0+tQy/Kq+v8A9YV9B/8ABML9hnWP+CjP7bPgj4WaQJ4rTW7wTa3exrn+zNLi+e7uCf7wiDBAeGleNM/NQB+sP/BpZ/wSDi8S3h/ak+IGjNLBp0rW/wAO4Ltf3TzrvjuNT29H8s7oIt2VDGaQASRROn9BFgjoZNwcBCACxyW4/M4zjJ5OPxOJ8J/hvoXwd8A6P4S8M6bBpGgeGrC30zT7GEER2lvDGI4o1B/hVFVQe4HtXT0AFMkYIm5iAq8nPYUyR/nUcYYlcf5+hqnp+tWl3qk9jFPE13bwRXMkQbLpHKZAjn/eMcmP900AWrC8hv4hLA6SoeN696sUUUAFFFFABRRRQAUUUUAFFFFABRRRQAUUUUAFZ2tWcN9aGGeFZ4ZFZXV13KVKnII6EEZBzwc4PWtGigD+SD/g4t/4JNj/AIJsftgPrHhDTxbfCT4lSTan4aSIEppE6lTc6eR1VYnkzGMf6uRFOWVjX55X2r3V5Y2ttNczy29oG8iNpGaOIMQTtB6ZI5x1wPSv7KP+C6v7CMP/AAUJ/wCCb3jvwfbWT3nirQ7Z/E3hcRQ+ZK2p2kUjxwp6GdDLbn2nNfxmXA2yEZzgkZx196AEtP8Aj5T/AHh/Ov7jv+CbX/KO74Cf9k48O/8Apst6/hytuZVHPJHT61/cV/wTTGz/AIJ0fAJfm4+HHh7r/wBgy3oA9tooooAKKKKACiiigAprdvr/AFp1Mm/g/wB4UAfzG/8AB61/yk2+Hf8A2TCy/wDTrqtfj3Ejcsozt61+wX/B6l/yk7+Hvf8A4tbYcf8AcW1avyEY7mI37wyhSc/574oA9Q/Y1/ZU8UfttftM+C/hZ4Pihk1/xrqS2MDynbFaxgM81zI2MiKKJZJHxltqHarNgV/aJ+xB+x94O/YP/Zn8LfC/wLZNaaH4Ys1g82Q7p7+ckma5mYAAyyyF5GwAoZyFVFAUfk1/wZz/APBO5PAPwS8R/tH+I7LbrHjSWTQvC5kTb9n02B8XU6+vnXCeX7fY/ev2/gADOBxg4x+v9aAJKKKKACiiigAooooAKKKKACiiigAooooAKKKKACiiigAooooAK4n9pDTRrP7PPjuz/wCfvw7qEH/fVrIK7auW+Nf/ACSLxR/2CLvtn/lk1AH8GE0heQk/xEt+dR06T/PGKbQAUUUUAFfrH/wZs+G01z/grFrl22N+ifDzU72LP95rywt/5Tmvycr9nv8Agyg8ISX/AO3f8WNd8rdbab4EFi0n9x59RtZEH4/Zm/KgD+lmEoZDtxkADj05x/WpajjOUz0zyR6HrUlABRRRQAUUUUAFFFFABRRRQAUUUUAFFFFABXx//wAF7fBtn47/AOCPvx/sb37T5cHhSfUU8iTy38y1eO4jyf7nmRJuHdc19gV4B/wVX8P/APCU/wDBMz9oSwDbWuvhv4hQf+C2c/0oA/iKu1+YY3ADIG4YOB7f55zVenyAhyCckcfrTKACiiigAooooAKKKKALNpgsemQCctyAMHt+Vf1g/wDBst/wS3T9gj9h608XeIrFoviV8XIbfXNUMy/vNLstj/YrML/CyxSGRweRJO6H/Viv59f+CF37Dif8FBP+Cl3w+8DalYvfeErG4bxB4oBXdF/ZtmPNeKX0jnl8m3J7G4Ff2Z2g2rt+f5flG7uASM/59qAJoxtGPQAdetPoooAKKKKACiiigAooooAKKKKACiiigAooooAKKKKACiiigAooooA/I/8A4PPv+UU/hP8A7KXp3/pt1Sv5dH++frX9R/8AweZRI/8AwSo8LF9+B8SdN+7/ANg/Uq/lzm+8PoPr0FAEd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E0IOGIyOmfQf5OK/pB/4My/2Lz4A/Zh8cfHDVbZBqXxC1IaFosjj5002xJE0iH+7LdM0bf9ea1/N/b7iHA3njoBn2/rj8a/tn/4JF/AWP8AZm/4Jk/A3wZ/Z50q707wdp9zqNqRgw39zELq8H/gTNMfxoA+hrcDLY69/bOT+fNWKKKACiiigAooooAKKKKACiiigAooooAKKKZLxg5AxyT7UAPoryH4yfFrTdJ+N/w98E23j2Hwr4s1+5nvbPR7nSvtdr4ntbZFe7tDIQvlzi3Z5YwkyP8Aunk8u4igmjr06xhCs4Vt2AqkscnI9ffoM4B4HXFAGhRRRQAUUUUAMm+430P8q/k//wCDuf8A5TKeIv8AsW9I/wDSev6wJeUb/dPNfygf8Hc3/KZPxF8+7/imtI+X+7/o9AH5i0UUUAFFFFAHv3/BK3RH8Sf8FNf2ebGM4af4leHh+A1K3P8ASv7eogoZiv8AEcn69P6V/F5/wQi8M/8ACXf8Fgf2fLXBPkeLra/wP+nYNcf+0q/tEiIOcAjHHNAD6KKKACiiigAooooAKKKKACiiigAooooAKKKKAIJwV2kdAcdOQScZ/U1/JR/wdZeE38Of8FpPiFdtE6R67pWi30TseJlXTbe33D8YGr+ti4XKYHJPH0zxmv5b/wDg8nsUtf8Agq14flWIo158O9NmZ/8Anri91BA35JQB+TNFFFABRRRQA9MgEjtz0r+gn/gx11EzaB+0ta/Ofs0/hp+vyfMNW6f98/yr+fMDNf0Af8GMrZT9qEen/CKf+5qgD9/KKKKACiiigAooooAKKKKACiiigAooooAKKKKACiiigAoryv8AaqvPGUPhbwxa+CrTUZrvUfFujW+qXVm0YbT9L+2xPeyNu+Yo8CPATH+8T7R5g4jNej2KlWkG5ygbC5GBjrx2xggfh6k0Aed/tjNcJ+zR43a1vbnTp00a5aO5gI3wMIyVYZVhweTkAYzllHNfgj8ZdOfXvHttb3MPiWWKON72QW1swcm6htoo0+0Su5judq+YFmmdTJJvKr5MiSfvN+3DZrqf7JfxHs5XkigvvDd/aySRjLoJIGTKjem4jdnbvTdjG9Otfh3oPwCl+Keh6peav/YtrolpdWkrX62h1O5u43aedZ2KRiSWVjNuDCR0/wBHLsrtHHLQByvwd+Bur/Fy5Vke48Saxr0UE1nqcc9xbDSoZbaBZCmVC9GV8LAJ1LyYLTSTs/tniL9mfw14JvltLbVLt9auSkqx21gwtbES4iEVvE7rGrCMoyoqsJHj2Bz5myOpZaSfA/gaTSNNP9s30clzOsI1CV7nEkRhgVjEYcShJY1RSUEnnMcFg5fqvCXjmC/8d3TeLvtVylzJe2c5+zXE1tIjpvXcjyxMsQTMaKuARI4McuQCAdv+xf8ADDVdV/aF8Easl3JJZ+HfFENybK+jNoZ45f3sdx5btGDII7lFRmD5CYXGDn9fLPkMM5HGDj73GM/pXwJ+xz8NNItfHOkeIdL0uPT4or+2cSJAI1u8yeWXUqNrR5ZghDElNhP3tzfoBCoVAB2G38uKAJKKKKACiiigAopHzt+XGfehM7fmxn2oAWuD/ajLD9mr4hbF3v8A8I1qOF9f9GkrvK4j9pCIT/s/+N0Z0iVtAvgzt0UeQ+aAP4PZFO45BBzyPSmjPXrV+52T2qHJMseUISP5doxg59+al0jV5tJgna2na1nkUR+ZFLJHIUOdyfLwQeM59B70AUpYVhgRg8blwcqOqdKkaMvbvKPKUIFUr3bOen5VPZPEPNjld0RkYhlTcykA4X2HJzUMF20cy4kMSFQGKHgDAB/E4GaAP2u/4MkHx+1b8bE3bd3hOzIH97F5/wDX/Wv6PozlfxP86/m7/wCDJ7A/a9+NMQ+6/hC2K748kgXq4/nX9IqHcT7cUAOooooAKKKKACiiigAr8mf+DyrV7vTP+CT+gR22fKvviJptvc/9cxZahIP/ACJHHX6zV+XX/B3Zp9pef8ElHkvFLQ2njPSZTtTc6g+cjFT2O1moA/lQiRt7KSwx94gZwPWv6K/+DMX9i2Hwt8DviJ8edTtpBq/i2/PhPRnkQBobG22TXEinuJbho0I7fYx61+A/hDwh/wALC8W6B4e0nT3XVNZntrELcXaxrcTSN9/cylYwQyfMx2jBJBxx/Zh/wSR/Z21T9lD/AIJyfCLwJrmlRaJr2keHoJtW0+N4WWzv7gtc3ceYFWHi4ml4jBAzjdJjzHAPoq2l8xXOQfmIA9McY/MGp6KoeIIri50a7jtJore6aF/JmlXckL4+ViO4B5/CgC/RVW0Xapy2SAB0C+vOO3p+FWqACiiigAooooAKKKKACiiigAooooAKKKKACiiigAooooAq3IXMe4E5bHsO+T+X51/Hd/wcI/sZ2v7Dv/BVH4geHdD05tM8KeJBb+KdBhkYOogu03zBM/8ALNLwXca/7MQr+xaZ1XbkgAnH17Yr8Zf+Dq//AIJP/E79u3xB8IfGXwh8GJ4o17R4NQ0LWgt9a2Mv2djDPZjM8sYYK/2vpnG/nGRkA/mue5e7vI2coW3AfKoA6j0r+4b/AIJtf8o7vgJ/2Tjw7/6bLev5YJv+DdL9tPV5Vkl+EBkLxJGhbxdoW4xoAqg4vcjgLwRziv6rP2EvAurfDL9i34SeG9etms9c8P8AgzRtN1G3MqS+RcwWMMUqb0ZkbEiNypx6UAeu0UUUAFFFFABRRRQAUjfrS0xuDn/PWgD+Yf8A4PUJmf8A4KgeAk2bVT4YWGD/AHs6rq1flL8I/hzqvxg+Jfh7wnoMIutd8T6pa6Vp1uT/AK+4nmSGJPqXdfwzX6t/8HqQI/4KgeAMvuH/AAq+xwv93/ia6tXzz/wbL/s/N+0F/wAFk/hXFPpzahpPg5rvxVfkHiz+yW0htZj/ALt69oP+BUAf1d/so/s/aR+yn+zd4G+Gug7m0nwLolpolvIwAe5EESoZmx/FIQXb/aY16LUFvks7Hg56f3Rjp/X8anoAKKKKACiiigAooooAKKKKACiiigAooooAKKoai6RhA2cMCMAkE59CO/fqOhPbI8v/AGbvED+NvHPxH1mXS/iZ4clbXH0uTSvE4k/s6T7GXt01HTA+4Jb3cSROUjcJ8iuYo5ZJnlAPX6KKKACiiigArnPi8N3wp8Tr66Tdf+iWro6534uJ5nwr8Srzzpdz/wCimoA/gnb7o+n9abSsu0kdxSUAFFFFABX7z/8ABjtoKXHjX9pDUi+2W1svD1og9RK+pOf/AESK/BxBkHr/APX/AM5r+hL/AIMdvDk1n4K/aS1VtvkXl/4es0x/ehj1J2/SdaAP3igUImF6ElvzOf61JRRQAUUUUAFFFFABRRRQAUUUUAFFFFABRRRQAVwn7Tngk/Ev9nD4geHAqs3iDw1qOmgN0PnW0keP/Hq7uq98UEPzrvQAkrjOQAaAP4EJvmkOQFOTwOg9hUVavjPS7nQvFWo2V7H5d3Z3MkE64xiRWIb9RWVQAUUUUAFFFFABVuwlMEuVODwQffPGfbOD+AqpU0GcHG4kcjHb3/PFAH9Ev/Blh+yT/wAI78GPir8btQt4xceJ9Sh8KaQ7x7ZEt7VPPumQ55WSWeFPramv3KgRVZtuASecdR35/En86+Y/+CL/AMAdO/Zm/wCCXnwS8K6ZH5cY8KWWqXWG3CS8vYxe3Tg/3TPcS7f9gJX1HQAUUUUAFFFFABRRRQAUUUUAFFFIzhepxQAtFJ5g+tCtuoAWiiigAooooAKKKKACiiigD8jP+Dz+Xy/+CVnhAbc7viXp/wCH/Et1Sv5eJeHPGOa/qI/4PQf+UVPg/wD7Kbp3/ps1Wv5eJfuJ9P6mgBl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Hq/7Dnwfi/aF/bL+FPgK4x9l8a+MNI0O43dPKuL2GJ8/g1f3QwrtXnGTycdM1/HL/AMG4/gUfET/gtN8B7FjhLXV7rVD/ANumn3VyP1ir+xqD7z+mePyFAElFFFABRRRQAUUUUAFFFVL7cdgBYAnkjrj29/1xnHNAC3jgKFJQbsqAf4uOgHc4zxXyl+03/wAFtf2Wf2P/ABHcaP4++NHhSz1qzeSO503S2m1m7t3XGUmjtIpTC+Twr7T1xnBx+Mf/AAcV/wDBwX4t+MXxd8VfAr4NeI7jw58P/DM0mk+INe0q7Md14quEAWeBJ0wyWqyeZFhPln+ZiTGQD+MN9jZHgRgYOAvXGe//ANfn8MUAf1bar/wdtfsb6XeyRR+JvG15HF92SDwvcqsv+6JArf8AfQFctq//AAeL/soWryi10r4vXwQZDx6DaKJB7CW8jr+WepIQZGwOoBb8gTQB/cZ+wF+3D4S/4KKfsyaH8V/A9lr+n+HPEMlzFbQ6zbR294pguJLeQskckiAeZE+MOa9sr83v+DUO/wDtn/BFX4exbt/2LVdagx6f8TK4f/2ev0hoAa8SyYyM46U6iigAooooAKKKKAGOoYc56/8A1q/lI/4O7rRrf/gsHqUrbP8ATPCekzjHX/VunP8A3xX9XVfyq/8AB4b/AMpeU/7EbSv/AEZdUAflbRRRQAUUUUAfeH/BszpKax/wW++BkUgysdxq9x/360W/k/8AZa/sJRcDGAMcfhX8mH/Bpp4PbxN/wWi8EX2WC+HdE1nUGI6fNYy2/P8A3/r+s6LAJwc8/l2/pQBJRRRQAUUUUAFFFFABRRRQAUUUUAFFFFABRRRQBDMQQB1J7fof51/OH/we0/DOXTv2q/gz4xEMixaz4Uu9HMuzakhtLwzYB7kC+GfqK/pCr8Uf+D1/4Z22rfsh/Bvxm0c5vNA8X3Gixt5SNEsd7ZtM+5m5VibCPbjrhs9BQB/NnIu1sdutNqzNIXCEkk4IJJz7dfT6VWoAKKKKACv0T/4IA/8ABanRv+CPfi74lN4i8F6r4u0T4hW2niQ6XdpDd2U1kbnYQsnyOjLdy5yRgovXNfnvZnYGPAIx16fyOD78Yq5q/h+ez0O01Jhb/Zr2aa3jC3MbTB4hGX3xBjIg/erhnAD87SdrAAH9JMP/AAeo/s/QQxs/wv8AjAGcZdUt9NIBwM4P2oZGc898HgVDqf8AwerfAH7KWs/hV8X5p1HCzJp0YJyONwuWI4zyB2H4fzS0UAf2Lf8ABL3/AILgfDz/AIKj6R4quPDGgat4el8LyxiTTdT1G0m1O5hKlmuBbRyM6wqSBvbG45xnBx9ZJ8XrKN3Vra4JRtu5WUh+Acjnpgiv4aPgl8ZfE/7PXxQ0jxj4K1zUPDvifQphc2GoWMojngbBVgCcghkZ0ZSCHVmUgqxB/ox/4Iz/APBwR4f/AG+b+3+HvxLi0Xwd8YQjLZfZZPK0zxYdzNstg5Ihn2sAYcsrkO0ZCny0AP1o/wCFxWH/AD7Xf5p/jR/wt+zx8trdN69P6V58wCHaCuE+X5FIT327vmwDkYPAIOOtJQB6CfjFZEcW13kem3+tL/wuGy/59r7/AMc/xrz2igD0GX4x2a4xaXjfXb/Q1Jp3xXtdRvIoVtLlDK4TJ6c151V/wx/yMtj/ANfEP/o1KAPZFAHA6DjFLRRQAUUUUAFFFFABRRRQB5z+1C0CfAfxX9sa3S0GkXRma5kSO32eXgiRn+VFIJyzAgDOSM8/jN44+L9/4b1qbw/bWlnarfCO0huInhijt0WFP3hjXy9oWSQOZpGikkePcq4i2w/sh+2J/aCfsxeOW0xpBex6NcSRrHF5jSFU3FQMjGQCM5XGc7lxmv57NS8bv4inv0N1e+VPcRwqY7ze10kGxt7yhlaVRCvlF0jBwGyYkV0kAPWtM+ItnZa7bXWuGHV9K1Kb91G8kseptM0kociWMpGbplaFYVZInkkkjw5d40H0J8LNW0aaKOw0qO6srbw+gWd42aNJT80vKxKNqiOOESSquGkEhMa7tqfNej3qaroOn2Mup2st1avb2V6tukNwY5FieHfI8rbpQp+0RPIJGHzuTkxyKvtnwru1HiWGMaloV/daJbDy0sxBIIFDROIxgAQbZGIlNvH5bAMwZiTFIAfbf7J2l2l5q3h+e2DRgyRbGEJiiUpKvm7OSrAyFuQSRjYSfLAH2fGBgkDG7mvj39lPXTpWt6XZSRpbQx30MMJ8/fHJ+7A+SU4MgChcAqu1SnHOa+wYwF4HYAUAPooooAKKKKACiiigArgf2k1jk+BnjBJpHjifQdQEjb1RVX7M+SWYFV+p6cnoDXfVxXx+0V/EfwW8V6erMjX2jXluGBAKF4HUEZGM5IAzjqeRQB/DVLZKJY7c+cdOtkkzBNK8kMVw0MaM6hVG3dJ5XH3xsAflaybzRri3uh9rXyPMkYM0quNh3FSx/i4K/wAXfPvXoXi74enwPZabJLeuIzcTRSPAWkW0lCRNNBJ82wMFdT8sx+9yF4I542trqVh5P9qTxhroEKS0qWvyv5j+WAvu27aNoi98KAcdqUKQNtSVJVVmXKbtrYx8wz6/0pNKeOK+RpVZ4lYF1U7WK98HsfT3xWvqDi4jgeS3tbYNEYl2hmLFT8zHJ+8STg/Ws+4KwRlAIZSybUK5DIcg5/3uMH60Aftp/wAGUG3/AIas+Om0Bf8AimbHCg7lA+2HGD3Hp7V/Rovf6/1r+c3/AIMo7iS8/ar+OU80hmmm8MWLMxJLN/pn3j9etf0ZL3+v9aAHUUUUAFFFFABRRRQAV8g/8Ftf2Gbj/goZ+wtqnw7stQSw1B9UstTtGZFIlkt5Q5jywKoTH5nzMCvYjkEfX1cz8Wv+RS/7bJ/WgD+c3/gmP/wbs+KviR8XIJfihbx6N4C02R4dSWHfBqeqXcdwUjt1U5QREAllj3KMKed3yf0mWCyMCZPvEDIxyDjnn9Op6dT28t8DQ/aPF9mhzxMX/If/AF69SuI3kjIjYKWU/Mc/LkcHAwT+YPJ5oAuVFOGKnaRnacZGeay/C1xqlzDdnVrSzs5BdSpbrb3jXIltw7eU7ExxhXZMEoAwXpvfGa2aAIbQSCIeaVMmOSBipqydeu20+0WQH5QdrJvRTJkjCjcVG4nCj5gPm+lVfh54mfxZ4PsdRmsbzSrm5iVrjT7t42uLCXHzwSGNmQujZU7GZcqdpIxQB0FFFFABRUU8ghBY9gT+XNYia+Drr2qNGuwtEEkDRvK4VHATdw3ys5OOmBnrQBsz9OvVSPY9Pxrx/wCN37f3wM/Zp1mXT/H/AMYfhv4Q1JFy1hqviO0tbwAf9MWcSd/TvX5v/wDBzz/wWb1P9jv4SaV8H/hD4tTTfiZ413SavqWmXSfbPDOkCMfcaMhrea4LoY5RysazFSr+XIn81JZ9Wv3uriWUzySebcM7BpGZmCkngEEsWP0I9zQB/bf8Ff8Agoj8Bf2kdfg0vwF8Zvhl4t1WVSU0/TPEtpcXp+kKuZO3pXtEPIOCSOnTAH9a/hG+HHhKXxR4q0jTLK2Q3NzOJYyg82WQq7KuR/dDAFh/dDH+Gv7PP2LItX+Cn7PfgHwd4haV7zRdEtLK8824+0tbzrCm+MSfxqrlgp/uhR2oA+g6KZGwKgg5BGR9KfQAUUUUAFFFFABRRRQAVzfxUshd+EpP+mTrJ+VdJXL/ABX8Q2HhP4ea5qmrX9npWkadp89zeXl3OsMFrGiFjI7thVUAEkswGOtAHmchLqzn+NSf/HTXs/hz/kAWX/XBP/QRX52/Fr/guH+yZ8H76eLVPjn4J1CcIxUaF52tpyvmA+ZYwyw5OGUgOCCec9vu34EfEPRvi98HfCvi7w7etqPh/wAU6NZ6vplyYmi+0Ws8KyxSbGVWXcjq3zDPNAHZUUUUAFFFFABRRRQAU1yMgHGT0p1Rz4+XOMZ+bPpg0AfzFf8AB5/cNN/wVO8DxhA5j+GGnFc/dH/E11fOa9F/4MlvhQur/tF/HPx6xkR9B8PafoUUa/6uT7bcyzt+X9nL+dedf8HnIDf8FQ/CO9Uyvwu05lc9l/tTVgAPqSfyr7H/AODJTwLHYfsf/GfxOCTNq/jG30t/cWtkkoP/AJOH8qAP2uhH3hnJXg/Xr/WpKKKACiiigAooooAKKKKACvG/2xv27fhH+wV4Eg8S/Frx1o/gzTroSLaLdO0l1qBTZvWC2jDSzFd6Z2Idu9ckbhnkP+CrX7f+jf8ABNP9ivxZ8UtTNlNqenwmz8O6fcH5dX1WUEW1tgOjMpIZ5AhLLFFK+CENfx1fte/tbeP/ANtz42al8RPiX4jufEXifV2Ks7tiGxhU5jt4IwdsUKbjtRAFGSeWLUAf0K/F/wD4PQ/2fvCk9xD4P+HnxR8XSQuyJcXUVnpdrPjGGQmaSUA/7UQI44ry++/4PffDkaB7b9nbWpiwxtl8YRxgY9CLNs/kMe/b+eaigD+ij4Sf8HosHxc+LvhPwrB+zlJZHxPrFppRuW8eiQ2/nzJH5mwacN23d03Lmv3KswRkHPAA6YA69v8A6wr+Ez9lu4az/aU+H0yLM7xeJtNYLEuZD/pUf3f9r096/u1seYicMpJOQRgjn+Xp7YoAsUUUUAFFFFABRRRQAVi/EO1/tDwLrVvnBmsLhPziYf1raql4j/5Ad5/1wf8AlQB/ApICAuTnjj+f9ajp0v8ArW+tNoAKKKKAJYjgNgckcH07/wBK/pc/4MoPDCWv7AvxV1vydsuofEBrFpc/6wQadZuF/wCA/aD/AN9V/NFE/luGGcqQR9a/qJ/4Mx9HfTf+CU3iqZyf+Jh8StRuB9Bp2lx/+06AP1vooooAKKKKACiiigAooooAKKKKACiiigAooooAKr3QyB8pb/ZyAD+dWKr3QDIQe4IyeRzx07/SgD+ID/gpn8M5Pg3/AMFCvjZ4ZkRIhpHjjWIY1VgcR/bZWj6f7BSvCq+/f+DnLwgnhD/gtZ8ZPKSJIdTl0vUUCzeaf3uk2Rck9v3ok+Xt9CK+AqACiiigAooooAK7P4CfDe4+Mnxp8JeD7Qutz4t1mz0WEpEsrh7mZYV2qxCs2X4BIyQOR1HGV9W/8EO/hwPip/wV0/Z50lmZUh8bWGqnB6/YpPtmPx+z0Af2d+F9Mj0LRrexhjWGCxiW3iRUVFVEG0YVQFUYHCqAAMcDoNSmpxmnUAFFFFABRRRQAUUUUAV7kFgoBKs2VB64PXp0PSvj3/gq7/wWK+F3/BJz4YW+peLZLvXfFusxSzeH/C2myhLzVWXAMjyFSltbhmXdI2TyQqSH5D9ca/qttommTXV5PHbWlrG880shxHCiLuLsegVQMkniv4m/+CoP7b+s/wDBRD9tbxp8VNVluhaazeyQ6JZzSbhpelxOyWluFz8jCIKzgfeleWTrIaAPq/8Aag/4OsP2tPjprN0PDXiXQ/hZo8zbY7Hw5pcTyKo4Gbi6WSXcO5QxrnJCjPHyx4l/4K5ftSeLriSW/wD2iPjQ3mSea0cPjHULeMHkcJHKqjr2FfONFAHtNx/wUQ+P11IjN8cPjAxjXaHbxlqR757zH1r9Wv8Ag0J/aN+Ifx2/4KDfEG38bfEXx14tjtfh7cyW1trWuXGo28T/ANo6fmURzO3zgAAFeztntX4eV+0n/Bk/o0037b3xc1Hbm0tvA8drI392SXULcp+kT0Af0n2sgcE7drcbl4+U46fX/GrNRw4Zd3GWwSfWpKACiiigAooooAKKKKAPyK/4PQI0P/BK/wAHOU3FPibp2D6f8SzVK/l6b7o+n9a/qI/4PQP+UVHhP/spenf+m7U6/l3f77fU0AN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/SL/AINPfDP9vf8ABa34fXXbRNI1q9/7606e3/8Aa9f1rwACJQOwr+V3/gzs8Of21/wVuvLvbu/sXwHql79Mz2cP/tav6oIowrtg9+fzJ/rQBLRRRQAUUUUAFFFFABXgn/BT743ah+zd/wAE8fjR450a9/szW/Dfg3U7rSrvGTa3v2Z0t5P+Aysle918D/8ABzprLaH/AMEP/jfIjbXmh0i3x6iTWrCM/o1AH8gM7M+0sckjA9QBwB+lQ0923nPv17mmUAFOXJ4HUnpTafB/F9D/ACNAH9Z//BpprP8Aan/BFvwRBs2/2dres22fXN9LJ/7Ur9Kq/Lf/AINGbuK1/wCCPOnSEylT4t1UH5t+Pmj/ACr9RYiGXIBAPPTFAD6KKKACiiigAooooAbL0/Efzr+Vn/g8R/5S5W3/AGIul/8Ao+8r+qWUhFJP8IJr+WD/AIPGLN7b/grZYs33ZfAmmsv/AIE3tAH5S0UUUAFFFFAH60/8GaGhLq//AAVf8Ryt/wAw/wCHGpzj8b7Tov8A2pX9SMZDJkdDzX8zn/BlL4Ve9/4KC/FDWgcRaf8AD2SyYeWTkz6lZOPm/h/49z9fwr+l+3AA4AH6+/X8aAJqKKKACiiigAooooAKKKKACiiigAooooAKKKKACvyQ/wCDy/w/Dqf/AAS18LXcupxWUumfEOwltrVvvajK9lfx+Wn+0qPJJ9IzX631+Y//AAdvfB//AIWX/wAEbfEesfbPsreAfEmka8Ix/wAvhkuP7O8r/wAn9/8A2yoA/lCkbdtwAF5xj/PXp+lQVNeMXmLE7i3JJ6n3/Hr+NQ0AFFFFABRRRQAVYs7SS7kZYo2lYKWwOwHeq9FAD5SCwIYtkZOfWrOmXM1rcLLDIYpY2Do6kh0YchlI5BHXI54qnRQB+6v/AAQt/wCDhSTV7vS/gz+0Pr++W4Mdj4Y8ZalKHVz8gjsdQk4Bb7oW4c9gspAww/bSQFZWV95cE7iylW5JPIOCDjHQAEFTgMWUfxA2KK7tuIAx3ODwCf6Y/HoelfsP/wAEMv8Ag4am+BFtpHwa+PesGbwLBCthoPi26R5p/DaDb5VpdbMvJZgrtEmGkh8wRnNuqrEAfvtRUVjqFtq9lBd2c8FzZ3kSXNvNBKs0U0cih1dZEJRgwbf8pIwwwSMAS0AFX/DH/Iy2P/XxD/6NSqFX/DH/ACMtj/18Q/8Ao1KAPZaKKKACiiigAooooAKKKKAPPf2n/FcfgX9nfxzrk1rHfQaP4e1C+ktZCoW4Edu7bPmBXJxgZyOehr8KND/b4/Zv+L+rvp/jPwjJ4F1fUDJ/pk1sk/nXTTrDHeM80SrHGsxdTujEWIi2JEjk2/vX8bjcL8J/EZtPs32saZdeQLpnW2MnkuFErJ8yxkkbiOcZxzX4sfGXRPgV8YbvVrj4h/D3RrHVJYbm7uNS0WIPLuWMxZ8m3BLK0asnmKVDNIyk7WUEA3vBvwj0j4ppba98MviBp+uwWd0klojtEpW3mWMiEsYixxE/mqoB3SsGlj3sQeh0fwJ4o+Hfi2Qapa3AgmhkbUGknkl0/TYU82eMhhG/lCQ+XIEbcnmRph2UOG8CtP8AgnppN34isv8AhW/xQ1COKKBC2l640cU1zcqrw+asrorRiItHt2gbVLq6sF2SeqfAjxr8fPhDqc0Gv6N9t0iXU1M2b0NZQWySMf3W+V28ryPImjd8K8YIckg4APuP9lbxHLeeLLOK7miyL+BpGjm3JIXkSRdiEbljKOjAliSXbIRgVH20hJzn1r4M/ZV+OPhvx14o8LWt1BaWuuDVlttttu/0e5RoXmhcP+8R0kkdDHJ86lCT96vvC3LeWNwIOB1oAlooooAKKKKACiiigAr56/4KZfH7xF+zV+yjrnibw5ZaZdXOPsMs1+kksWnrOrRrc+VGpaXy3ZSUBXcMjIzuX6Frhf2g/AUPxT+EPiLw7cPOkep6fPHujkkiZG25Rg8RWRSrhWGxlYlcA9SAD+Q/9pD9nKX4P+J7LXoNX1+d7DyTDqNrayEwOgWbcl0GLwOZZI9u9Fw1wYwV2FK8E1nw1D4c0ZhdWstvc28qbopt5uJNyMwJWQBdu3zg42IceUQPmJP6aftNfs7Xaa7ceHhFb7VtBcaL9v1BfKmYQPb3dwttMzRGdZZ7d2A+zhZZSrqkUUKt8veN/BEEviWfU9Tj0w6b4m+1w/bbe1ISzu/MMHlou8y/urme3dg8BEKIo2JKZ0AB8rtotprfh24k08Ce5W5S2too7XznlWRCeAikpJ8kSjdwZJZtvRiuLd2oWGCyaJ4dQiJtpUCbWBBBRCpUESb/ADFbP91f95varz4XxzeH9TTRLHUEsII5S/7poprMSCFhG4ijL3KrHcoj7Csg+0Mdix+dnz/XtMZ/E919la9mE01zBi7M0El/5rzr5oYsW2nbt3sBliVfIzQB+sf/AAZXXE2j/tsfGXTJ4sSf8IdE8yn70TQ30aYP/fZr+kONAq4HQE/zzX84X/BmZZta/t1fE0EyMX8ACUt9pWeJt9/ZH5WXv3IPzKTtb5kNf0gRncgPqKAFooooAKKKKACiiigArl/i7/yKR/67J/WuormPix/yLKf9fKfyNAHJfDj/AJHO1/3n/wDRbV6dkBRn+70HU9K82+FSk+Koz6RP/OvTwc0AUrcSvdTFmUwlVEa+WQydc5z17Uker280ojjlQSOzKqtwXK4zj8x+dPv4vPjUh3hMbq+5RyQCGK/Q4wao6gkWuWCrE8EqRXUbZCeYoMUoYrgdGGzGexxQBB448UW/g3SZLy7klk3I6w2cIVri+kWNpDFCh5klZI32ovJ59MjmP2Zf2hvDH7UfwqtvFnhC4mm0yWeewmguIDBcaddW0z29zazRn7ksU0UkbDp8oK7kKs3a3sKvBhi6hGVy28hhtYNy3pkDI9M9qNKt7aykmt7ZYYmVjM8UY2AeY7MXK+rNvJPcg0AaVFUYpxcXbxqJozbgFjsKo+c9PXp+tW0YMSRtIPp1oAfX5Gf8HcfxL8efBr9lv4V+JPCmv22gaHP4i1Hw7rErpvdv7Q0m5gGCqmVFNr9vQvEQwMqAZ3Ar+udfmZ/wdcfAXxN8eP8Aglmp8LaHqviG98IeMNP1+4sbCymu5ZLdYbq2dykQ37E+1CRm6KEJJGKAP5XfGOl6dpuobLXWYtTWKaWAyxQyRqyx7QsiiRFbYxLbQwD4XLIhO0P8HaS+tmYvJGsNvHJczG4lKRyeXE7IPlBbLNiNWxgNKMsmQwveMte/4TLxnqd81vawR6zezXUdpZEQw28kjy7VWMfdUOflUglU2DOAMv02a6N3JeywxyTRzSOjNEX3MCxdmUqYzGrP84kj2lWZe5NAH2n/AMEIP2Wp/jx/wUZ8AWey5m0rw7qKeKb55bYNZzWdlHIHRCAyyFrh4YkcA8NyI87a/p8EW6LyiPmC7SepOOFBbJyQoUY3HHoM8/kN/wAGs37P/wDY+n/FT4k3dklpJqT2+k24SZnaIyRrc3MEruWkl8vZb/JIxaJ3lU5/1kn68S7ofMDnkguwA2qSDjgduAKAPVvh5qjar4Xgd8b4/wB2fwrdrjPg9dSNp99A0flpFMHU/wB7cP8A61dnQAUUUUAFFFFABRRRQAV5H+3l4S/4T/8AYk+MGg+TcXP9t+B9bsfKtxmWTzbCZMJ/tndhfcivXK5r4u6MPEPwu8R2Bz/p2l3UH3iPvQsO1AH8GmGM8bBlYucgnr97v7/41/bv/wAEtt3/AA7N/Z3zjd/wrHw1n6/2Ta1/EIeblRxw2OM+vvX9vv8AwS3/AOUZv7O//ZMvDX/pptaAPd6KKKACiiigAooooAKZLhUJPIA5HrT6jnOAPqBn8RQB/MP/AMHnn2WP/gqH4Qbe7XT/AA104FR0VRqWqdfrX6E/8GYmkiy/4JX+LrokF9Q+JWoScdlXTdMjA/8AHDX5y/8AB5tLn/gqz4VVX3eV8NdNUD0/4mGp1+qX/Bo34Wfw9/wRz0K7ZEQa54n1a9G3vtlW359/3FAH6d0UUUAFFFFABRRRQAVFKoYAHkH5cf5+lS1FcD5CPUY56UAfgh/we5/F28h0P9n/AMCW98gsbm51nX762A+9LELSG1c/7qT3Q/4Ga/n+njMYQFSrY5BPJzyD+RFfs1/weveIWuv26PhRpWyQR2XgU3YY/dYy6jdIce/7kZ+or8XqACiiigDr/gN4qbwR8bfCGtoAX0bW7G+Gf+mVxG//ALLX95EChcgfw4B/n/Wv4GvC7RRa/ZvcqrW63EfmbvugbxnP4Zr+8jVfGOnaR4m0rRri9tLbUdZSZ7OEzor3LR7fM8tT8zlQ5Y7egHPWgDoqKq2RyG+UAZxgHPc847ZGD+NWqACiiigAooooAKp69/yBLv8A65N/KrlVdSQS2EyEhfMjZdx6DINAH8CN1/r3/wB41HVi+j8icx7g/lkrkdDyar0AFFFFAD4slWPYDJ/l/Wv6zf8Ag0u8IL4b/wCCL/gy9G3d4g13Wb84/wBm9kt//aFfyYxgk4H8XFf2Ef8ABsnp/wDZf/BD34GRd2t9Xm/7+a1fyf8As1AH3lRRRQAUUUUAFFFFABRRVa6YFlySADkkHB4I/T1+lAFmis/Q9Wh1i1aS3limjjkeBmjbKrJG7RyJ9VdWB+laFABRRRQAUUUUAFQXIyq8KSTj5unPX9M1PTZHCgE8c0Afyaf8HZvhjSPD/wDwWU8WXOm/2r9r1rw/o17qn2yMLH9oFmkC+QR96LyIIMn/AJ6+cO1fmhX61/8AB5d4UsdA/wCCqvhy9tWP2jXvh3p17dp/dkW9v7dT+McCflX5KUAFFFFABRRRQAV+gH/Br1paav8A8FyPgosmcQjW5R9V0O/xX5/1+n//AAaJ+DrjxJ/wWM0W+i2eR4d8K6vqFzn/AJ5tEluP/H7hKAP6t7cDLHuxz+GTipqhgf5cFgWAGcevT+YNTUAFFFFABRRRQAUUUUAeAf8ABVfxNceDv+CZn7QeqWjbLqy+HHiCWE46ONOnxX8Qkpy1f2j/APBdXU/7K/4JA/tCy+aYd/g28g3ZxnzAI9v47sfjX8X1xkMCSWJ5zk889fxoAr0UUUAFft3/AMGSd7Zp+1D8cLWSYLfT+F7CSGMnG+JLw+Y34Fo/++q/ESv28/4MjERv2qfjc/HmL4UsgufQ3hz/AEoA/o6hJJbOODzg5wfT8sVNSL7YxS0AFFFFABRRRQAUUUUAfkf/AMHm8KP/AMEqvCrsisyfEnT9pP8AD/xLtTr+XZm3Ef571/UB/wAHomoR2/8AwS48E27Z33HxMsCv/AdM1TP86/l+b7o+n9aAG0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r3/wZaxu3/BUbx0yjIX4YX+f3m3/mK6T271/T+gySeOfav5h/+DKr/lJ98Q/+yW3/AP6dtJr+nlOh+poAWiiigAooooAKKKgvJTDFvEbykcbF70AT1+fH/B0xu/4cbfGjH3d+hZ/8H2nV+gqnr1yeee1fn7/wdJRvL/wQ2+NIVdw36Fn/AMH2nUAfyEHqfXNJSsMGkoAKfFwp/wA9jTKF6igD+oP/AINPvB+n/E//AIIreIvDesW811o/iHxbrmmX0UM8tvLJBNaWscirLERJGSjMAyEMDghlIFfq94W0eLQ4pIYHneJdqxrIRtiQDCooAHAAGGOSRgFjgY/K3/gzH/5RS+Kf+yk6j/6bdLr9baACiiigAooooAKKKKAGyHA4xn3r+Wf/AIPI0Zf+CsWjbkRQfh/puCvf/S7+v6mWbb9T0r+Wv/g8sVx/wVe0Av5eT8O9Nxt6/wDH7qHWgD8mKKKKACiipI5DGcjqP/1UAfuf/wAGQXg6S8+M/wC0D4gD/uNM0XRtOeP+81zPdOD+Atm/Ov6I4QAnBz7/AK1+DH/BjnpTweF/2k7058u4u/Dluuf+maaox/8ARgr97aACiiigAooooAKztYvZbOW38uzubsSSbG8rZiL/AG23MOB7c1o0UAU7fc0h3Ett5HXPfnqeDnj6V5Z4l+IIsv23/BXhLzJW/tTwN4g1bH8A+z3+iw8/+BfH4163KAcAnHp/L+tfHPxK+IKWP/Beb4WeH9+1pfgt4kkb383V9JYf+kdAH2RGwYtjqDg06mxjAxjinUAFFFFABRRRQAV8Ef8ABzdoVrrf/BEr40m7iMy2Uek3UYDYw66vZAH/AMeNfe9fLf8AwWg8Cw/Ef/glX8e9LubC61KIeC9Rvxb27IJGktYjdREb4pBgSQpn5CfdfvqAfxWSklVJye2Sc9hxUVXtQEaRwhVAODuGckHPQ85z+Q9B3NGgAooq1bAvG/IwD2ALfdY9OuOuccevagCrRWrqWnTWFz5UphzJCkhMcyOgDqrjleM4P3eo6dqXVdRebR7W0K24jt5ZZVZbeNZW37Ad8gHmMPkGFckLklfvmgDJopykhSAcd+tTXtr9ldRlDuQN8rZ60AV6tWVlLdxzPGkjLbqJHKrnaMgZP51VrR0nWLrS4b2G3nlgj1CH7PchG2iaPcr7D6gsin8KAIFKwwPGykyMRsOcbR3/AD4/KpbVz5bR4XH94KNw5GSPU9se9Q3kheXJ3d+G/h5yR+eafZyrEDviRlZWXDHHJUgN+BOfwoA/T3/giL/wX71z9h/U9M+GnxTu7jX/AIMTS+VaXQMk174P3kgNGv357ENy9sCHXCyRk+W0Mv8ART4G8daL8TvCGneIPDms6br+harAs9nf6fcx3NpeIRkSxyxfu3Bz1XHToOM/xPanbrZybQ6Su6RyBkOQu5Q238On4V91/wDBHj/guH43/wCCbPiM+G9Vgn8Z/CTUp/MvtBe5Ed1pzO6h7ixdiFEuB80TEJMo2kxttljAP6jKv+GP+Rlsf+viH/0alcL8Dfjr4S/aa+E2iePPAuvWXibwr4lg+1WOpWzMwmBPKtuAZZIz+7aN1V0aMqwDBgO68Mf8jLY/9fEP/o1KAPZaKKKACiiigAooooAKKKKAOJ+PUjw/CDxKwlSENpdzGJGYqEZoyFOQQRhsHIbPGACxFfit4z8FkWN/Hafabsa2m+GO7SW5tLMrGzy25yB8jyW674VTYiXDli0TFG/bD45W7Xfwr12FFLtcWUsRGW+6VO84HX5N3Hfp3r83Pjh8L7LS7mZoxHdwMxtW3i4YmBnPlIJUjkAzgcEJ5mM+YnIYA+Tddl/sLxtPY6DPpem2F9A62en+eLWVYhE1qksEe9I5f3W9drzRADbFJHFHGxHt/wAIPin4m+Huo2LaJc3EmmafbTpdad9p8+NCkZeCLzT5i+Y2DlxKVfcCNmBty/E3wiur3WN1zAJbi0mVb2OVGzBKrIvyP5Su/wAj3aMob5Ulf7u7fWn4b0S2aafT57e6NxqQa4jv4rFZL4RwiKOIyhm3kkSQ7OE4jI3R7vlAPpf4D6p4c8T/ABP8PSX/AIb06HUdP1OzS1vYJTIhna6iKjJRTvC4LcZ+cbgsm9R99QNuzgDbxtI7ivzx/ZZ8IvoXirw21msUjz6hbXepTR3rSL5qzFAkZOwGJSXC4cdz8+7an6G2w2qwPUHHvQBNRRRQAUUUUAFFFFABVHVy5tGwrOpBDAZyR6AYOT+X1FXqo3FykhdQy/uhltxwMHt7fXtQB+T/AO0F8NrO68O3kdxperwxXdtHl4r2VHgHmTCNlhRj+9MjLgs0qBxHuVFJcfE/x5+BWjeELLVrKSay8MwaRaiSDVYtNtJkt7ZQ0s0iR+S8cUrFblVZWZpY2USb2UZ/VX4ufDLTNSsiLlXgsIzFGYZNohZxICp8skEcydQR5hxz8lfN/wC0v8Kn1LUbxHsddu9J1K2e7u7p5JDJHKto6GMZU4ZyqDZGBIsquyhQrRoAfj78dfhNe+KfE93LZWF9qFoLFLaGyWGCKW2tUQR+ZDFFlblIUW3x5YJdrzaxPkiJfGdS8Cf2n4gjOiW+oW+nmVRa5kW2kt91wYUljWUM0VshCIZBjZMwfcfLBb9HfiD+y7p2s6HLZWGnTfaLWyS5vbK+ijvZr6eSGNWnXylG1XbyDvwWVF4ZDEzVw3hX9lD4b+NfDB8NWniNPDY1mC2a1S6sp7ayN0XeQyKyxyAmFBCCzncY7cPsDbQgB7T/AMGjc8Whft1ePdOS0FiL/wCHz6lZRJGZUS2fULKYLJcZw0qrcIjfu4+UJ2nOa/oVtyqLtAxswvr9Oa/F7/g3B/Z5svgJ+1h4wi0vVdP1a0fw1eWsk1nextHMIr+0aE/ZUO5OJZCC2cKVGSyuF/aSBdqkd8885oAkooooAKKKKACiiigArl/i7/yKR/67J/Wuorlvi5/yLMf/AF8p/I0Acz8Lcf8ACVHO7G1unTt1r0dUm3ozMqhc7gO47V5v8Jf+Rlb/AK9n/mK9Pj+4KAGxqpJZQPm6n1qhrTSNbIkJADOqudpJ25GQu3kMR0PQde1aVMj++3y7ff1oAzdJvpNUsrW5h3rFcxiZlmieKQBgCMo3zKevB5HTtUHjG/s9P06CTUDEtu11BGpljMiGVpUWIbR3MjLtJ6Nt74raZwrhf71MkjLTIQ+0DOV/vUAULKJ7ea9ZZpJPNbKeYoKR4UDAI7cdDznPbFXrYP5S+YVaTAyVBANVdRlMSqS5ijX7xHReRgnHb8QOucis/SLWW3s5EOpyaixuZZBJceUSgaQ4hGxFG1MmNSQWGwbi7ZoA1dQuntYlaOF52LBSq9ge/wBKZqKgiI+Y0aCRRlTx1GB+JwPx/Ecn8KfDviDwjp+pJrvimTxTHLNE1hLNYRWt3BGlrEkiTvHtjnkaeOaTesUO1ZVjKfu9x1fEVhYeLLeS01HT7a8gsb63lSO4iSdfPieG4hk2kHDRyiORW/gaNX/hoA/iX/a0c6F+0z8QorWa9tbKDxTqFzDbXOPOLfaHC3BA6goQ4+vf7zUfAcU7ahcW1ukFvYC2e2u3IEJaGZSU3HYzModewwCi5DcKej/aO+FNn4e/ae+KWlWccseieHfEd/DFFbKu6zT7QwQCJQ2NkSJuTcm118vep5r079g34L3nxz+MHgyDw5DbJq19r8FpZreWYujbN5sf2aWaQFG3g+f5vLoY0y0aZVHAP6FP+CNvwHh/Z7/4J8eCNIgmv5Uv0k1MfaZEcOJW+WaLYoXyZlVZ05JxNyT95vqNuh/z3rP8KeE7HwB4U0vQ9Lg+y6ZotnFYWkIRFWCKFRHHGoTK4WNUA2kjGOT95tD+B/8Ad/qKAPQvgz/yBr3/AK+D/KuxrjPg7/x5X/8A12H8jXZFsMB60ALRSBcMT60yTfvXbjHOaAJKrXV4to6F8KjZBc9FPGPzqx+Wap6haRX0YjmhjnRjgo4BB5Bzg+hAP4etAFpCO2ORnin1y3/CQXEHjWeyudPurbT2s45YtUaVPs8srSMrwBPvqwARgW4PmfLyGrckc4HBUgbhnIAHAwSO/tQBdrM8X5/4RbUQpQH7LLy/3fuHrS6BqMeqW8jxRyxrHK8OHgaLJRyhIB6j5eD6YrN+KenHWPh3rtn56Wou9OuYTK65EYaFhn76dOv316dR1AB/BmH2FlKIzEr846L0r+3j/glqc/8ABMz9nbr/AMkx8Nf+mm1r+IvVBHFco0T71CRnI6AmNSR1PQ5HXt0XoP7b/wDglTJ5v/BMD9m9vX4XeGf/AE021AHvtFFFABRRRQAUUUUAFQzHy0LDHygn+tTVHIyouSQPr+dAH8sv/B4tfT3f/BW7TYZMbLPwBpcEH+4bm9f/ANCdq/Yf/g1SsTb/APBEv4YTHYDeahrc3y+2rXaf+yV+Lf8Awd0Xkt1/wWE1WORkaKz8JaRBAF7R7Hf+btX7Vf8ABqt/yg9+E3/X5rn/AKeLygD9EaKq6hfQaeiPcSpErNsUucAsegqaABQwAxz0zmgCSiiigAooooAKbIAy4P5VDcGQTxhVQx87yTgjpjH609ASRkdTjrnjFAH8zn/B65CV/wCCiHwyk35D/DqABf7uNSv/APGvxrr9nf8Ag9ggcft9fCyc/wCrk8AKi/VdSvM/zFfjFQAUUUUAORinIr++HUfD2nazq9jf3NjaTajZRSxWl0Y1FzapJs80RyfeQNsTcFPO1c9BX8D8XUfh/Ov77tC/5A9r/wBck/8AQRQA60GIwBuKrwu7Ocfjz+NWaKKACiiigAooooAKjnVpIiFbax6H04qSmyrvTGcZoA/gO1NDHfzKx3MJGBb15qtVvXIzFq9ypO7Ejc/jVSgAooooAmgOM5GQQRj8Dz+Ff2Y/8EAfhu/wt/4I4fADTHkEhuvDKavn0F9NLe4/8mK/jOgXzCQOoBPTPABJr+3r/gllojeHP+CZ/wCzzYO257P4aeHImOMHI0u3FAHvlFFFABRRRQAVXuiRjaTnnAzjJ/z7irFFAGTpUt+2tX6zwWyWKpF9mlWYmWVvm8zfGY12AfLg733ZP3cc6U2BtyQOeOcVJUF79wcE54x698fjjH40AeJf8E9vFknjX4D6/dTMGa3+I/jqyU5z+7h8WavFH/5DVK90r4l/4IUfFdPix+zL8Tp0uftI034y+NoM56edrM95n8ftW78a+2qACiiigAooooAKrXjkRrhmTJ5YYwo65OeO361ZpHHH14oA/m0/4PYvDMNn+2B8GtXXToobm+8H3Fk94N2+ZIbxnSE/w4jNw5G3n98c9q/E+v6HP+D3TwHf3Hw4+APimLSvO0qxv9a0y71LD/6LPPHZSQW/BC/vUtrh/mBP+jcY5z/PffxJGkexgwyykjocH6Dtjufw6UAU6KKKACiiigAr9af+DM1N/wDwVh8QH+78OtS/9LdPr8lq/X//AIMr/wDlKL47/wCyYX//AKddKoA/p8HPNLSJ90UtABRRRQAUUUUAFFFFAHxZ/wAHEVx9n/4Iv/Hth1Ohwj/ydt6/jYdSoA9s1/ZL/wAHFX/KFr49/wDYEg/9Lbev42KACiiigAr9wP8AgyNhY/tLfHSXYfKXwxp6NJ/cZrp8D8cH8q/D+v3I/wCDIOIN+0X8eJD/AAeHNMX87qX/AAoA/owjIywwBtOPwqSmxDCAf3eKdQAUUUUAFFFFABRRRQB+PP8Awesf8oy/h3/2U2z/APTVqlfzFN0Ff06/8HqrY/4JnfDv5N2fiZac/wB3/iVapX8xhGCPcf0oAZ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B+u3/Bl1c/Z/8Agqf41U9JfhhqC/8AlV0mv6gXA6ggbeDxnj0r+VH/AINEvija/D3/AIKz/wBmXE/ky+NvBup6HbRC2klN3KJLe9EW5eIRts2fzG4Hl4/ir+qiyIcZySTzkjGevODyOc0AOsbKKwRo4Y0iQndhFwMnvVmiigAooooAKKjlbcBzj8cZPpUVg8piYzRpE+48KcjHrQBZr4K/4Ob7B9S/4Ie/HKOPqsGkTE+gj1qwk/8AZK+69QJWH+EnsCdoJyMc9j6e9fCX/BxRqUHin/ghp8b73TriC9tL3SNMureeFgyXER1OyYSAjghl6e1AH8fbdP60lOkb5zxgZzim0AFPHIb6f1plKOVx6mgD+oX/AIMvJd3/AASs8Yr3T4m6j/6bNLr9dq/H3/gyslL/APBMHx+v9z4n33/pq0qv2CoAKKKKACiiigAooooAZJ95fr/Q1/Ln/wAHnP8Ayla8Lf8AZNdO/wDTlqlf1FynaQx6Lkk+nFfy9f8AB59Cqf8ABU7wayvu8z4Y6cxHp/xM9VoA/IyiiigAqWDcMkDPtjPv/SoqkhBZto7kD9aAP6V/+DJvw2Lb9hH4s6wEH+nePBZl8fe8nTrV8fh5/wCtftDX5Ff8GYOmmx/4JZeMp263nxL1CT8tN0wf0r9daACoblGlQBHMZz1254ourxLONC5xvYKPqakTqec4NAEUIkFxISV8ogbABgg85z+lT02RN2DnG05rPvdJhnu7acu6mCUzfK5XOUZeg6/eoA0qKhtYxDHtGcKAOR6DH9KmoAZMMgegPNfk/wDtOfEabSP+Duf9nbQ1kdrfVPg/fWbInRJG/t64b9LZPyr9YJflGf19K/CL9uv4vjQ/+Dxn4FSCQH+xdJ0/QCPT7XZ6gP8A29oA/d1R85PHP+f8afTIgNzAHODj+v8AWn0AFFFFABRRRQAV5r+11a6jqX7MPxEtdIvtG0rVbjwvqkdle6s+ywspzaSCKW4O18Qq5Uv8jfJu4P3T6VWT420geIPCuo2BAJv7Wa2GRnG+NhQB/BNqO3zjtztAxkncSepy2Bk5Pp6fWqVTXamOdkIA2k9BioaACiiigAooqSAYOcsoHVgM4oAjoqa8EaSnymZkPcjGasaXCbifYGijLYAdn2CPn72fbv3xQBRorW8UaBe+FtXn03UbSew1CxkaC5tp4vLlhdcAqy9Rj375qj5pe02OeE5Qemev8hQBXpVOOcZoOcDPSpIghjcsSCMY96ALmlStp0zsYY5d0bJtkXcMOpTIHdhuyPQin6tZXOkarcWV5BLbXNtK0NxC6hXjkVvnGOMMCMdO1GmXV3Z6TeiASR21yFgncDIOSWVD9Sh/KqE5zjOf88/1oA+wf+CUP/BXfx5/wTC+Kkl3poOv+AtdlA1/w1NOYorjjH2i3YA+TdKoIViGVskMp4K/07fsHftrfDz9vf4WaB4/+HOspf6VqE8BnspUEV9osvmKDa3MWSI5VIOcFkOcozxlHb+MWM4cEjcB29a+u/8Agh/+0J4u/Z+/4Kb/AAbk8I69d6MfFnjbQ/DesWytttdT0271CGKeGbOezKVO0lSNwIK8gH9nqfeb606qWm+YFcSncykDcBgP3yBk469M9ugq7QAUUUUAFFFFABRRRQBz/wARbP7b4Uvoy21DCxbO3DdPlOVPWvkT4ofAl549Vu7a61FmFtLNGcI0UThNy4Xy9rbSvQlTzwy85+w/HUnleFb5/SIj9RXkRO4FR95SX/DAzQB8o3HwjD+Irw28EcTyypbQ3UAcyPGq71ByxYljCrAYzGYhtZt5xman8Mhb6lMbmSWGIssLBWkSaSLeqpNE21tir8gJI3OETJG0Z+m/E/w/j1aNyhXypWDsrruV+vBrjl8DjTtQIhie286ZYwkaDyYWB3K5B4zuAxng8g8MaAMv4IG9bxnozzw24uvtVvPLiNkkSWRoi5OVTLFRGAdg+ZBwv+rT7YtBiMA7ScAkr0J9vavl/wCGfhE6De6UyR3MDQywQPI05me5VWVUYynlxtHGeeSTyxr6mUBcj8etADqKKKACiiigAooooAKbKNy49adUczEMMDP/AOsUAfNXinwzFe2IkkjSRo1baRHmVNybco38J5/E7fSvIfipoLapcrPcma3tTdIrRBSjHEwgV9wYB08ySNsHAARWLKFbPvd9bhoncMWZBuH+zwB/WuP8aaCPNkvDCt7NYxiJVdiqZwV2EqjN83mYwAR3IOMqAfHHifwVe2OpXRiubXVrrS5N8kDmaOeWVmWS5iSHzMgMkW4NhnO4sGLMceZfEXwn8Ip7nU9F8ReFvFsN+3kH+0LO1g1K7mtmaV1dlMezB2I65+RGjDb45VZq+svGuhyS6GLTR9PimF08kTxKN++WR5WyqLhZdpbcX2y79wz/AKvA8x8R/CK7fxDcX1hBHJdatOLN4vNt5mltMSxbnRgIyGUNIGSQZd0DrGF+YAl/4IW/DjQvCf7Resav4b8Vw+JdD1nwxqFzp0EdlcWH9nRS6pBOC9vK21JGWZVd4kVJGgZsliyp+qcJDZwcgcZ9a/O3/gln4JstF/aVudSi067tL5/CssI+0IFjtFa8glkKqI+JZ3lDycqchctKc7P0OijKEgAABQAPQen+TQBYooGe+KKACiiigAooooAK5b4uf8izH/18p/I11Ncx8WP+RZT/AK+U/kaAOR+GUrQ6+5Rd7/Z32Luxk5GK9MCtJbnJ8uRh8xByFbArzv4U4/4SKTPX7M+PzFejNIIlZmYKF7k8dB1oAZpscsEJWaYTOD1HYVPO/lqDVRblzdtHFGxA2sXY4Qg5+769KhN3PO0vkCM4baufl3Y6/WgC91Zw2PLwMfjVTUdNE0KxrJJAFDfMjYYZGOPxNTNOkG07AzJwQpztJqRnKSsWGRgY29R9aAOc1ZrrVvF+lQLpstxpcUV3PPeG58vyZ4ykMcRi/wCWolWWc5Pyr5Izywq/Zasj3E8FusskkUcchUq2dj7trEt1J2kEH5gV54Iq7fDYASxO45wecY544/qPrWP4ft4PDL3I2wQ28cUTvPJcPLcytlx+8LFiwAAw5di2WGF2DIBv2ayLHiQqz9yKp69aPfWEkAM6pMjJI8UjRyKpGCVZfmDc5G3B44IIFJMFvpraYM4gj/fI8chUOdpGGA4Iwc88ZAqmZIfDulwhftDx+csKLbxeYYxI+1EwoyI1LKMjAUDLEKGYAH8Vfi3wNPpHxPvE1yzMl/eaneTwi2uC1oJvtMse4gqVEKFduUBYrlkfCqR+o/8AwbUfAPSPGH7QXiDxg1npky+BdKj3SnSPIKXs4RhtyiGOSNHlU7UVNkUIALrI7/COrfBnT/iD8cfGdxdpZi3s/EOr5tEvUgDFLt9xVF8wRqWnIYmRkjQyMwxFEZP3e/4Ii/szaT+z/wDslNqGmwSRt4qvpZWZ7r7S2yCWSERl2LvmOXz02tI2AoIwDuYA+yAoDuQDksQSTuPBwFz/ALKhR+FObof896Sl/gf/AHf6igD0L4M/8ga9/wCvg/yrr23b1x071xPwm3/Z7vHl+X5vz7vpxj9a7RiEJJ6gcUAOkzt+WkTfgZ/GooWEhEjRhSOAakjJ3sCDxjn1oASD/WP/AKzt97p+FQX6KISpUsP7uQA3sc8Y9vTNXKKAOA1j4LeHdUu7D7TpFve2OlNBNZ2lwgltLC4t2LQXEMLKUjlViWEiAEFVOeARreB38QJresW+rw6W1hbvENPvLe5Y3F0GUtIJYPKVYdjEKu2WTePmIQ8HqaKAKWo30FvNbRTSokl25jhRjjzHCl8D3AUn8K84/a+uLm1/Zc+IUmnRySXDeGtRCeWiS+WWgc+ZskBjbbnfhg2QpAR87T6pXB/tNQG6/Z48dxKumu0vh3UVC6gM2hP2aT/Xf9Mv73tQB/CbeJtEajBIBAwRyvuBnHfvzwe+T/bT/wAEl5o7r/glv+ze0Y2gfC/wypHuNKtq/lV/4Ij/APBOIf8ABSP9tnTvDeu298vw+8MWz6z4tntSYnFtGG8q2D4yrzzBIyR8wjMrjlK/sS8BWcOn+ENNgt4ba2ht7WOGOG3QRwwoqgKiKDgKBwMcEAY4xQBu0UUUAFFFFABRRRQAVDNjoTjdxnHrx/hU1Nfp+dAH8kX/AAdVWWrWn/Ba34lyam0jWV3puizaWC+4C3/sq1RsDt/pCTV+4P8AwajyTN/wRS+HYl/1K6rrf2b/AK5/2lcZ/wDH99fi/wD8HaUTJ/wWR8S7yQp8O6Rt8xyyj/R8545HSv1i/wCDPr4jT+Mv+CWV3pDW2prbeFPF19YxT3Hl+QxkSK4aKLB3/J5wJ3j/AJaDHegD9XKKKKACiiigAooqlqVkbtY9vlh423Bmj3Y9celAF2o5CMjI6fNn0py9/Q989ap6jex2MturhybiTy02xs/OC3boPlNAH84n/B7Xpf2b9rj4K3XmZEvg+5g8v+5svGOfx3/pX4mV+4f/AAe427D9ov4FTZzG/hvUYxychhcxMevs4r8PKACiiigBQdpr++jwe5k8M2LHvAn8q/gct03yqpO0OQpPoCetf3p/CTUU1b4X+HLqMho7rS7WZW/vbolOaAOjooooAKKKKACiiigApG6ilpsuNvPTv9KAP4FvFX/IfvP+u7/zrOrX8d7f+Ex1Ty87Ptk2P+/jVkUAFFFFAEsDMrEqM45x+n9a/uy/ZE8LHwN+yj8MdEZdp0bwnpVhj/rlZxJ/7LX8J1qjSy7UDMzcADv6friv75PCmjJ4f0GzsIxtisYEt0X0CDA/TFAGlQTgUjHAqC3nzcyx7JAEwQzdGznp+VAD3jAcuN3IxxUceLaI75WdRyWbv7VZqvdMUTIBbAJwD14/z+dAEsMiypuU5U9KfWXouiWukX1/NBBDFPqEyz3MiRhWuXEaRh2I6kJGi/RBWpQAVDMM4649jgg9OPzqauc+LviT/hC/hb4k1nJB0nS7q8yO3lxM/wD7LQB+W3/Bn/8AEcfEH9ir40XBdnlu/i1qWquHbLj7TZWJGf8Av2a/Wyvwn/4Mg/HL3nwn/aD8Ms7iPS9X0TUo42/h+0wXiE/j9lH5V+7FABRRRQAUUUUAFFFFAH40f8HpmhT3P7BXwx1RtYuLawtPHP2VtMW2d4724l0+6MczSCRVj8pIp1AZHLfaDjaA27+ae8cSFZAirklsBduOnHGB0wcgDr9K/qE/4PMNIfUf+CU3hqZS4+w/EbTZjt6c2Oox8/8Afdfy4uu0ZPUkg0AMooooAKKKKACv1/8A+DLeVE/4Ke+Ow0M8jN8NL0K6LlE/4mml/e/p9DX5AV+w/wDwZS/8pNviJ/2TC9/9OulUAf04xnhhyce2O1SU1e/1/rTqACiiigAooooAKKKKAPhf/g5Rvk0v/giT8d5nzj+z9PiGPWTVbOP/ANnr+O+Zi8hJzkknmv6/v+Dny/8AsH/BDv42N/fGiJ+euafX8gEg+RT+H6CgBlFFFABX7of8GQZB+OHx9yef7D0jH7wj/lvdfw/xf0/Gvwvr91v+DH9P+LvftCP/AHdH0Ufdz1nu/wDCgD+iGLgfh9PXt2qWmou0dvyxTqACiiigAooooAKKKKAPxv8A+D1jUjD/AME6PhpaDeftHxFgfjp8mm3/AF/76r+ZWQl2J9ea/pX/AOD2CVT+wv8ACWHEXmP46Zx/z0wunXWcf7PIz/wGv5q35wc5zk/596AIq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P1P/wCDPzQk1b/gryk7nnTfBmqXKjZuzl7eP8P9ZX9VUI+XJ6mv5Qv+DR7TrK+/4LC6NLdRzvNZeF9WmtDGpZRKY0jO8DqvlySfjtr+q7QL9dU0+O5VJUFwiSYliMT8j+JT0P8A9agDSoqC4GSAN24g44O0/Xt+dQ2sDpqE8hmdkdUCxELtixnJGOecjr6CgC7RUc0qwKXdgqjjPpRAwKDadykZB9aAJKZLnYduN2OM9KfRQBBaed5P7/Z5medvpXxF/wAHIU1zb/8ABFL47taHEp0yxVv3e/8AdnU7TzOP+ue/nt1r7kr4o/4OIIY7n/gjF8eFlj81V0WB8fJ8pF7bHPz8cfn6c0AfxwT8qDz6evYd/wCnaoasXBJjTJU+mMZ6D8f6elV6AClXv9KSpI+3OPmH4e9AH9MP/BlB/wAo8/if/wBlDl/9NthX7L1+Lv8AwZQf8mKfFb9/n/ivT+4/55/8S60+f/gX/slftCn3RQAtZ+oXD208RIkMZDFmXomMcnn0yemOOucBtCigDA8EeIZfEmlPcz6XqGjXXmtFLZ3pj82HaTt/1ckiYZNrjax4cbgrblXfqvcGQTxhVQx87yTgjpjH61LFnByMfjmgB9FFFACN29K/l+/4PS4xH/wVN8D4Xbn4X6ec+v8AxNdWr+oFu31r+X//AIPSwy/8FSfAQLbsfCvTse3/ABNtXoA/ISiiigAp8SmRwv8AeIFMqa2AYtkEg8cdv8jNAH9Vv/BoH4Ybw9/wSAtLtkkH9u+L9VvgW6Nt8m34/wC/Ffp/d7js2jPI4xnJyP5devavz+/4NdvDa6F/wQ8+DjtGFk1F9aunJGd2davgpx3+VVr7unGpSeJUdZbdNJhgPmqVZprmQkYw24CILg5BB3bu22gDnvAH7QXhP4i/F3xx4F0fVWuvFPw7+wnX7I2lxH/Z4vYnltv3kkaxyb44y37tn2jG7GVz2WosFiHqASOcdvU8fn9e1FlbSQXUzGaWSNyMK6qAp5zjCgntySelXKAPOx8VrW8+Ll54KtPt9rr1vpsOtLLcaPcGyuLczywOsc5IiMimPBjDAp5kbEESiuzsrxJZ2R2IlJJCE4YAEgEjAIzjPTueSKl1GVYlQyMgTnJY7dvvnt6fUiq/hnWLTxFolpqNhPBd2eoQpcQXELBo7iNhlHVh1Uggj2NAGpRRRQBBd8oMKGPUA9yOR+oFfzD/APBUXx/PpH/B3boF/PcFLXQviL4EhRsY2QCDSXcfm8lf0+HAxnuf/r1/Hz/wXH+KzL/wXr+K/ihWwdD8Y2BX/tyt7SL/ANoUAf2B25ypPy5OOR3H+c1NUVsu1cE5ZeG+vX+tS0AFFFZuufahbILVYWlM0YcyOyAR718wgrzu2biB0yBnigDSoqlpdz9phdgsq4dkPmIUJwxGQD/D3B7girtABTJQCVPGQeM0+obkBgAQDj5seuOf54oA/hB/aV8In4eftE+PdAO3Oh+I9R084/6ZXMkf/stcPX0R/wAFbvDK+EP+Co/7ROnpD5EUPxI19okHaN9RndP/AB1hXzvQAUUUUAFFFFABU0BwckEjv27HvUNFAGp4p1q88R6zcahqN1Pe6heyvNcXE8hkkndjkuWPXJzVXT5YY5H89HkQodqq235uxqrQBmgC3DHGjxF3RkJ3MM5Ix1H41qaba2mp6ctsVt7O4t0uLmS6llJSdRFvSHHZiUKr6l6q6dqbLptxYstqIZ3SV5JIkMkZXcBh9pdV+c7lQjdhcg7RivqSLDcNGsscwRmG+MMEP0yAQPbFACxzSW8paN5Od0eVY8gggj8QT/31U01ncaazRzo0Tukc4DFVLK6h0b1IKkHj1B7Csur2kXT2k7tGELNG6HfGrrhlKn73Tr17de1AE2vaY+m30aO0H76GKf8AczJKoEkav1TgH5uU6qflPIr2f/gljCbn/gp1+zpGGILfE/w0M+n/ABNbavEtXge3nUOIwzxpJ8hUjDKGH3eB16dR07V7d/wSp/5Sg/s3f9lR8M/+na2oA/t40+4iuYj5TrIEOwsO5FWKZD9xfoP5U+gAooooAKKKKACiiigDG+IX/Il6h/1y/qK8kH3z/ntXrfxC/wCRL1D/AK5f1FeSD75/z2oAUZHK9R/LvVOfQ7W5Z2A3bunse9W6KAK+iaYttqlmqx8LcJ/M172v0xXiem/8hG1/67JXtafcX6CgB1FI+ccUyEks2UC+/rQBJRRRQAUUUUAFMk+8v+e4p9Mk+8v+e4oA8NHPHr/gKyfEmjx31uFkV2Abdw2Ola69P8+gpk0fmMB84H94LkKfegDiPE9u10sZRp41ciJFVgd7YO0H5ScbtvTj14zXDeJvAjXN7Ha3UavCUi/0dXdYVcsUYAGL5gzSEMsvJ+XjO/HsFzaxxLKJGQyPjcV+Qv6f1rnrrRN+pRSSSb5NjqDM2fIU43BfqoP5CgCT9jnT3tvjBdXDWVvYm60OYSKiKC+25iCtlXYbTkkLxjceXz5j/UUf3m6df6CvD/2ddCSz8dXVz5XlM2nSRn0ZvMj3H/vrNe3xNnPscUAPpGbbS0UAMkkXHJx3oikWYb1OQeKJgGGGGVPWkTai4UYUdMdKAJKR87flxn3phgV5hJ3HSo5kZriOQPJhAQUXo2cdfp/WgCdM7fmxn2rmPi7/AMikf+uyf1rpYk25ycn1rk/jNefY/DVqdm/zLtU+mUegDlfBNzDaavI8yuU2EAoMsjbkwR75xXaSRG6tVd5pmt4YWme2YBmlUOWQn3YD9K434eWttca863SxvCkLZ8z7owF616LpS2d1p8bQLE1u4CgJ9wYz0oAjt4fslw0qt5drs+Zfu+VtAUD9DWhatlBglgVDBic5zUUSxTO4CxH+FyPbp/Wg2TTwvHMylcgrjtQBOyb3B5yvoeKjWOKCd5dqo8pAY92x0/nUTwCOVWJQHIEue64OP1qSOEFiQQjht0m3+I4/wxQBV1e6aygdsw7FVmJf7vbAP6n/AIDXm3iKXxN4R8bQ6u32vXbQxQW72tverbW0ZBCbirsA0szTy7QAc/ZrddyliG9J1m+Gl2ZkWGafL5woyBkHlv8AZqmNDstRnjvJbO0muJEicStGuWZSSnXnCk8Y9aAMWz1+bwlq16k89pPpCWkVzAtpZyPd+YzuJXfYdjKxKsGVEyS5IOQam8Q6Zb3PiWwES6iLuO4+0iS3jQkR/JEytJIOE3CNmRCGOwdQpUu1nW77StEvLm/v9FtbJEYx3kgJhUksoWRCV3jlOFZckHnoDj+HdWPxHgjGpaYNZ0+K7e7sryXSzbfY5bSWOLbLFOBKLgXCzSRMkYUrCvzA7S4B/L78FfCv/CwPjo2j2Mt5rE02sNYWt813b3kV/dl4klnQwEeW0kQuUGZbmALcyzP5e7dL/Rb8D/hxbfB/4QeGfC9rBDAmiaZb20oiUqrTeWplcZwx8xy0pZgCzSux5avy+/YM+B2i/Ef/AIKLeMJ7potXTSfFGqDD6di2VI764uR5WWWBnWTahIicgRXXzc5X9bHYl2JwNx3EBi4U9CASq9weAMD3+8wAlL/A/wDu/wBRSUq9/pQB3fwlthNBeOWdTHLxg9ciuwkhLspZ/wB2AQyn+LNcf8GP+Pa/+sf/ALNXazOVK4Vjz2oApx28Wixlt+2En7uM9aJY1F9HMGdAqnIUYDZxjNQPeRahePEYyUtyZJC3Yj7v9asxzGONXllA3nOO2D0/lQBJcEfKCG2kDkZyOR3HNVbHSo4dYu7sfai91HEj77mRo12bsbYydkZ+Y5KAFuN3QVI99G+GUqAhPJOAACMn9f6d65vUNX1BPAMV1c2F5b6qLMvLpVndwtNLN5LN9lSeRkXeSMBvMTk5LKDuABoeOdHv/Ffh3UdKstV1Tw5c3cDR2+raets13ZuRgPELiOWLeOcb4nX1Hrr6bG0dtyoVmO5sLtyT1P1/E/U1i+F5NTs/D+mJq7Jd6vLDHFfS2lu9tb+csbb5FR3do42ZThTI+Ny/MxyzWWltvGPhljZ37fZ9Utybe8tpATslTcrxv34YMMdsUAbtea/tV603hv4D+KNQ8iTUVtdKu9+loyJ/a++B41ttz/dLyOgBHU4X+LFdL4hOp3UCxaTc2djeR3NvLJJeWkk8MkPnL50QKyxnzHiDxq+WEbsjmOQKY20b592k3LHBIiYnKlQc/Ue3/wCqgD85/wDgi3/wTsg/4Jr/ALFFh4d1byIfHHiKVdb8VzFyYY7x1CpCH6COCJtnHRvPk/ixX3Z+zB8XNJ+P/wCz74M8c6D9oOi+L9FtNY09pxtle2uIVliZh2JR1yOxyO1fmR/wcj/tzWv7JH/BPLWfDdlPCvi/4xCfwzp8Qk2yJYMgGozAd18mRYD/ANfYr7e/4I321vZ/8Epv2dY7WUzJ/wAK50J2Y9d7WMRcD2DbgPpQB9M0UUUAFFFFABRRRQAUyb7jfQ/yp9Q3Cqy5bACkHk46EEUAfyj/APB26f8Ajct4lzwP+EY0fPOM/wCjnj8f6V+tv/BoAmmx/wDBJFlsZ1lux4z1M6kqyo4in8u2wPl6Zh8k8881+Q//AAdmX0F1/wAFmvFSI6l7Pw/o0NxtOSH+yq/8nWv1h/4NBETT/wDgk+/2bS/s7XPxB1T7XclgPNP2K1P2jn0wkP8AwGgD9aKKr2gAUgLsxgFc5xwP/wBX4UXcImhZefmUrwdp5x0PagCxRVeyg+zWyRjfhFA+Zix/PvTbq7SG7hhO7fKGZcJuGFxn6dRQBaopkbhlB9RnnrT6AILoblVRIYyT19aeSc5JIzxj096ZeQG4jVRI0eGByOp9qbK26PkMuCRj8D+H58UAfzn/APB7msq/tI/AzdOzRHw5qOyDtE32mLcw/wB7j/vmvw8r90v+D3ZSnxm+AOVZc6RrJBMkjZ/fWfZvlH/AefXtX4W0AFFFFAD4fvr9R/Ov7wf2Zv8Ak3T4f/8AYtad/wCk0dfwg2il51VQ5JIxsGWz7V/dR+xilsn7IfwrFnn7IPB+keRuGG8v7FDtz74oA9OooooA5n4kXus6foMcug6fbanqC3MJaCafyS1v5qfaCh7yeVv2KdqmTYGeNSZF2NOmEskvyy9QTvyByOgB/mOD6k5q5J247+mcVHbK4Z977xnj5cYoAmooooAKa/3em7jp606o5QuAScE/KD9aAP4IviSMfELXBt2f6fPx6fvGrErb+JcXkfEPXE3b9t/OM/8AbRqxKACiiigDpfg5oZ8TfFjw1pu3eL/VLa3xnGd0qiv707dQqbQNu3jGc4r+G3/gndoH/CW/t9fA/SG2+XqnxB0C1bcMr8+owJz7fNX9xYkRIo8yRrkDGMBX9h7UAZPxI8WSeBPA2r66mk6rrj6PYz3o03TIlmvdQ8tN3kQozKrSvjaqlgCxHNQfCXxpdfEb4c6Hr17ouq+G7rWbCC7l0rVIlivdOd03NDMqMyrKhJVlDHBU81r6PpktjBKk11NdNJIZA0g+4D0Qewq/EuxdvpQBQ1iQRxI5iknZNzKqEBicYwCSMMc4B45OMjNct8HPGGr/ABA8CWWuat4e1jwlqV8phuNC1Oe2eSwkilkRisls0kbq+AVZZCGjEZwp3Z7qsTxFrQ0m+0qJo7xzf3LQJ5NtJKgYRPIPMdOIVxGf3kmEzhPvyICAXtMvBeW7OEmQByoWSIxkYPp6e9XapaaAEK9NqrxsKAcdlPQf/q7VdoAK8Z/4KL62/hr/AIJ//HLUoiBLYfD7X7hM+qadO39K9mr5j/4LP+KF8I/8Em/2jLtgCJfh5rVl/wCBFnLb/wDtWgD8bf8AgyO8Z/ZP2g/jzoTyDztW8P6ZqCr/AHvs9zMp/wDSr9a/oqhwSxH8Ryf5f0r+X3/gzN8SJpf/AAVL8YWcshWPV/hxqEaJ2eRdS02RfyCP+df1BQKVBHBHYigCSiioZ8sAAQCQQPY+v4UATUVmiO4tdQnnEjzQMqIluIwuxgW3NnvnI/KtCM5HRh9aAHUUUUAfnD/wdaeEIPE3/BFf4h3kmTN4f1XRdQtgE3fvDqVvbn6fJO9fyTTFiq5LHA79v8jFf2Uf8HCnhWfxj/wRq+PVpbwmdoNCiv3Ufwx215b3Ejf8Bjidvwr+NibIIyCCOOc5GO34UAQ0UUUAFFFFABX7Ef8ABlXC/wDw8v8AiLIC4jT4Z3anA4ydV0zGfyNfjvX7G/8ABlS4P/BSD4lRlC2/4bXB3f3cappv+P6UAf02xnkg9R7Yp1NjJOc4xng+tOoAKKKKACiiigAooooA/Pr/AIOko9//AAQ3+MuE3ES6Dj2/4nun1/IWeQv0/rX9fn/B0L/yg1+Nvzbf+QJz/wBxzT6/kDm7c9h/IUAMooooAK/dj/gx9hi/4W5+0LIwJmTSNECY9DNe7v5Cvwnr93/+DHqVx8RP2jY/+WTaboLP9RJqGP5mgD+hmHIZs4zxnH0qSmo3B/OnUAFFFFABRRRQAUUUUAfiv/wex3dvB+xZ8IIGhVrqbxrI0cx6wotlLuA+pKflX82EhwoA3AZyAfw5r+kL/g9osmk/ZN+Ct0Z4lit/Fl2jQFsPKWszhl/3dp/76FfzfTg8Ek5JPBOT0HP40AQ0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pn/AMGlWprY/wDBZLwxE1w8TXnh7V4kQSbVuGFsX2H14Qn/AIDX9Wc+olrGOe1U3qStEFKEY2sR+9+gBz/wGv5Lf+DXPxbp3gb/AIK7eF9W1nVYdF0XT/Dmv3WoXc8git4YItMuJZHlduERFRpCx4Hl1/Wt4f0m10DSIdPsbe2s7azjWGK3t4xFDAqqAERF4RQMYA6AigAxMNQVkkUWwVhJHsLMWz1GOncfhV6Mg/kOD1FSU1ztxnGDxzQBX1PyPsc32nZ9n8tvN3/c2fxZ/CnMR9n+YoDj5jjK9OfwqKxunuoWMkDwneUCN3A7/Sp40dbmQl9yEDav93rmgCHS/PWwiFyUa4Ea+aUGFL98fjUt7A1wqBZXhIbOV7+1FxKqgKW2kgkYOCcelVYtWtZNUeyW4h+2xorvDkF1Bzgn64NAGT8Stdu/D/h8z2ema3qbyN5D/wBkrbtdWaFWzcBZnUOExnYqyOTjbG54r5U/4L2JJ/w5s/aC83cHfwzuPybQx8+H5gOo9MEkgKK+0ImDLxxjjHpXxf8A8HB+vWegf8EbvjzNqF4+nwzeH1tUkWBpQ80tzBFFGQFbAkkdE3EDG/qvWgD+NdmJAJ9MU2rl2u5VyQck4xnpxzk9vxPTtVOgAp8ZwfpyKZUsOSCACe+P8+2aAP6Tv+DJq9Vv2Jvi3a/8tIfG6TH6Pp9sB/6Aa/ahPuivxE/4Mlp3f9lL40w+SQkXiyzkEoOPMLWfI/DA/Ov20srJLNZAhPzsXOTnrQBYooooAKKKKACiiigBG7fWv5gP+D1D/lKR4A/7JXp3/p21ev6f2Of51/ML/wAHqaAf8FQfh9IP4/hZYD8tW1f/ABoA/H6iiigApycBuSOKbViByocjggEfmCCPy/lQB/Yz/wAG8Hg+bwR/wRi+AtldxrDNc6JPqQRM/wCrur25uIycesciV9eXet6b4T8MXN5dTpaabpNu01xcSttSGOHIZiT0ACGvn7/gkR8OLXwR/wAEzf2d0kgWa/i+HWjN9omQfaIvPtIpnQMeQu5+g64HpX0f/Z6yrOrRhhMgjKNuMWBnHyngdecdfwoAm0+VLi3EsTo8Ug3KUIZWzzuB75zVusi9FxYf2dBa2sLQmUxzkNsFvH5bneg7ncEGPRjUt3LNDEDDDHJI0iKUL7MKWXdg98Lub3xigDSqtqPmi0kMIVpgp8sMcAtjj9ax73TZv7QtXfULiGOG989YbeKNVuR5JTypNyltu9mlyhVsoMtsDq1kadHf6PJbS75YZIfIfDFC/GGAKgED/dAHXgUAaNtuIO4KvA4U5AP+cVPWdpWmxaTpUVrbIyxW8YRI2dnwB05bk/jV6EsYxuAU46DtQA2cquMlQAcnP+fXFfxMf8FfPEL+Jf8Agqj+0ZcSMGVPiRr9qnskWoTxp/46or+2W6ZVUFh8rZB+mM/0r+GX9uPxaPHX7bvxl11CduteN9avQf8Artfzt/JjQB/bb+zp41HxK+AXgjxGH8weINAsNS3+vnW6Sf8As1dpXzz/AMEmvEi+Lf8Agl7+ztfqSfN+Gvh5GP8Atpp0CN/48pr6GoAKKKKACmSR7wACV5zkU+q11u42k8gjj8OeooAdZzG4jZjGYjuIwep96WRdxA7kY/Diqmk3st1NOslnc2ojfavm+XiX/aXaxOPrzVqcbioBHJHB6Hv/ACFAH8dP/Bx94aXwn/wWt+PNtH9241Syv/8AwI020uP/AGrXxBX6Pf8AB1t4el0b/gtZ8RLt1Cxa1pWiXkBHdBptvD/6FC1fnDQAUUUUAPjJU8AHHPTNOuZzcMGIUduBioqmtp3jR1V9ocYI9aAIaKdI5YjP8IxTaACinxruOBuJJwAO9SXtrJZyhJY2ifGdp9KAIKVPvCkooA04LVX0mSQ3NsGSRFEIGZXBDZYcdsDP1FVADuJ5JIznBGB/e4qzpqRLFcTTxPLHGAo2SKjBznB5ByODkAfiOtOvprF9KgWKKdb9JJPPkMytDIh27AkYQFCMNklm3ZHC4+YAi1e9W9FvtgjtxFEI8Jn95j+Pn1/pXuf/AASghNx/wVH/AGbkAzn4peGT/wCVa2r5+r6E/wCCTMUdx/wVI/ZvWXOw/FDw0eBnJ/tW2oA/t2QDJ4x2p1MjOc8EY45GKfQAUUUUAFFFFABRRRQBjfEL/kS9Q/65f1FeSD75/wA9q9Z+I3/Im3v+6v8A6GteTnr/AMCb+ZoASiiigCfSv+Qtaf8AXVa9sToPoK8Rtf8AXx/7y/8AoQr2jyxJHHlc4I/DigCeimx9+Mc06gAooooAKKKCM0AFFNVwzlf7tK3UUAeHydT9B/IUxuhp033z+H8hTaAK7pvz7VB9j85j7Vdlxs+YYX+96HsPxqJ7JbiSN5o8eVnMP97PQ/pQB0/wOthbeJ5f9q1f/wBDSvU16mvN/hGB/wAJJMc5Y2xz7DemBXon8J+91PT6mgCO/Ei27GJVeQKdqsxUE/UdKS1MklonmgI7KNwVtwU/U9anj+70Y/WmuX81NoUKc7s9aAEhgSJ2KoqlsZYfxVNWbqty9ppctxFbz3jRKxFvHsDzn+6N7Ku49BuYDnk0zR5bi4ihlmW5gcxBnhk2bgW7NsLLuGP4WI544oA05XWOMljhRVd4/tE0UiSSKqZ+VejdOtUtesHv4HhLN5UtvIrgSNFI2RgYkX7uMn889qu2gA3kbh7Hdx1PQ/Xt9O1AFkHJP8q8V/bm8cR/D34P22ouYWcarbxwwvIqG7lbdshXONzMRwuRnHXsfaJW2jJ6Dk8Zr49/4LLfEB/Bn7Juja7a2zXf2PxRa/u2cxqWNvdKpfsUDshOeAAT2oA9O/Zs+Itn43hh1CJ1kjRJI7hiytufj5jgDDFcZXAxxwM5PtcV5EsMUka5SXAG3t9a/PH/AIJ0/GuP4k/Ei2sYtYv7y+1GKa5kle3mge7tUCqjRQzfOF2hA2z92CMdq+/rK4jh0+3YB38/90VZlXnax+6vy84xx60AaRtRubDeXgknb159ahTTJMTZuGYyYKE/wYz/AI0aXGVlnkMokScrIo24C/KBnPfOM/jT7ISNE4lVCxZgCvYUAQ3NstvZO906OGwJS5wu0etTWUglgC/udrr+78s5XYOlPit/slqyH94ACStMD2088AKoJlUtGCOV6Zx+lAFjy0fBYAnA7YpsqyKQE2bSD9717UQ2cMczzKoDOck+tR3Fszzq8cu3aDlP4X6df896AMbxF4dg8UaZBaalAtwkd1DclVchd8UqSxkgA7sMgYAjHy84rj/DvwefTNU1SbT9f1/SPtsVnDCsUsVwY44JppN8ZmWVgkqT+S6tkRhAYvKbLV6G4a5CfuTvRgwAk2qOeo9f/r1m6xosepafOzWssbzbkeKOcxb8kEvuXndgHH1IPDGgD89/2GfgDdeAv2jfiFqesK15c6dqN7HDqFxkvczSzvIWjMMxXABlG0wlV6KI1G2vrcsGY43lexbqRjjuT0x1P4CuV+FPw+b4f6XfxSuktxcXs0kkiszebl2bexP32YuxL/x5B711VABTovvfhTaKAO3+ErkQXuADkx8ZK927/wBO9bsviOOCUxxK06mTaRCmDH16jtn19jXL/Cq++yXd2pVmjkVdwCZ6bvy61uJo+nLdtf8AltNFN+7dGkJ2EsuCF/OgB9lM2t2itC89u8LR5LL5zHDngSd/cdq1bpJp7gxxukKkhiM/OQS24n26Y/GqME0GgOiO115DkhZnY+WjbjgY7da0p7YXQi85kd4nEwVenGelAESQGK1hjBDKgJU7SePwIwff6+9cv8FfF974+8IW99qXh+88M3aEwpY3l1BdTR7QA2Wjdh8r7oyDh8xHdzV/xprMejeC7i4tzpsc08cn2W3vr5rKG6nIOyJpVV2RWYAFljkIGSFPSm6al1caVZ3Gu21paa3KsCTxabNLcpBL+7LxrNtjeSISfxMkWV2lkHSgDSvkiTUHT7TIt1ewl1i+0PvKphWdY8ghQZADt5y698VB4d8NweDNLSOG7lj0rT0jjtrZljSGwgii2BV2qGIwM/MT7YFc946bWvDfjnR9ei1nW5NC80abd6JBawy24adljhuyVtjOfLlKhh56RLHJJIzfugD2mmJPEs63MsEmJPlEaFAi7VwDljlupyNvUfL3IBNpt7HeW6SxESRSRrIjg5DgjjFU/FVybLSJJFUkBWG7PCnHG4d1PTHuOgyRqW8y3Ee9eh4rxz/goF450HwD+xr8S7nxHrFjoen3fhnUrNbm7uhbRmV7SXaoc9GODgd+aAP5OP8Agud/wUKP/BRD9uzW9e0x5F8FeFN/h/wzCz7t1rFK265Y92nkLSg/wxtDHz5WT/UJ/wAEPP8AlEV+zx8u3/iiNP8A/RdfxbuNjcgDnuPlxgfrX9pv/BFJQf8Agkt+zyRLNMD4D0r5pBz/AMeycD2HagD6looooAKKKKACiiigAqC4cIAeQAC2RjjAqemuRjBoA/kv/wCDruMw/wDBaXx0TIhD6PorZChSv+gQ8nHX8a/VH/gzk1u20v8A4Jd65DMhgmv/AIo6lb2x8gnzpBpGnybsj/Yjkr8nv+DqzXhqn/BbH4nW+E/4lun6Jb8JtI3aTaS8+v8ArK/U/wD4MyvEEdt/wTd8X6X5V+81z8TNWuBLHbyG3iEel6GCskqjYjHzMqrcvtfH3TQB+wcQnS9cOIzaLGnlgE7y+47ic9gNv61LpsDW8bq0rSkuzZPYFjxS2hIQg8kYBOMZ9yOx9vpVqgAqGeby3RdjsG6lRwPrVTXJJ1s1Nukcj+am4PJ5YEe4bzn1CbuKlhLMGDlmbkZxtPU8Y9ux70AQ6nZXFxf28sV5cQxwbg8EezZPnGN+UZuMHG0r1Oc8YtMu7OMkFcf3l/L/AAp1vCLaMqCWxzzTZbpYo3aRdqoMk7c0AU4rFVvpJh5okkCq2XcqQM8AHhOTn5fQZ6Csm1uNZbx4YZdNtF0WKzzDfpfyGdpy43xPbGMLswFKyCR8neCE43aLeJ7GWKBjdxx/aZRBBubYXkIJCD1JAP5VcmAlBXkFwB2AXPv3IwTQB/PX/wAHvqyL8TP2emcYDabrv4HzNPyPfsc++O1fhJX7nf8AB7tqbyfHH4CWn9nXsUUWiavOt+zZtrlnuLYGFP8AbjEau3tcR1+GNABRRRQA5AWOPev7pf2GtXHiH9i74RX4/wCX3wXo8/8A31ZQmv4XrdjHIGGMoQ3PT8a/uL/4J44u/wDgn38DXuVjLy/D/QC2Pu5/s6DFAHtdFMiXbxhQB0xT6ACiiigAooqnqF9DBJbxSuitdSeXCrfxuFLgfkpP4UAXKR1DqQeh4qO3CGPcnKt8wPrnnP60sx+6M4yevpQB/BT8XUWP4q+JVT7o1S5x/wB/Wrna6b4zhV+LnicI29Rq11hvX961czQAUUUUAfTf/BGvwu/jP/gqx+zvYpLHAU+Imh3heRN64t72Kcrj1by9oPbdX9ouk6/Y+I9PkudNlXVLeK4mtmeJw6iWKRoZVJP8SSRupHYrX8gH/BuF4NtfHX/Bar4D2V3G0sVtq15qSgHH7y1027uYz/38iSv7FCiFcMQytlSCc5yelAGNrvi620XXtEsLlLhZtbnkgtX8sMiSJDJKQxHQlEfH0NbduQVOO2Rx9TVSe3KeQEPlxRkhkUDGMHHJGQc4xjFQacl/HeXbXVxZyWjkfZljhaOSMYGdzmRg2T0wFxjv2ANZm20K26si70+W7muIpJCttcxhAsYKSRthtx3jucrg9sY70QRW+jx3d080iRyETSyyysdoWMKThvuj5eg75PU0ASatqC2eq2EclzBCLxngjjf78smA+F/4Akn5irtpgxAgYVxvweoJ5P8AOqUj2Wq3MEhEE0lqRcwsCGMe9WRXH+8CwFTSJIXiEMiJGhIYeXu3YOAB6YxQBer4f/4OP9cHh7/gij8eLjLAyaVZWwx/011K0j/9mr7eTkk1+d//AAdS+I10P/giJ8VrdgCdXvNFsx7Y1a0m/wDaNAH4c/8ABqL4vTw3/wAFqfh7YsWJ17S9asRn/Z0y4uP/AGhX9asfHHqSf1r+Nj/g3p8cv8Pf+CzvwE1Hn97rc2nf+BNlcWv/ALVr+yiNQq4HQcUAOooooAKKKKAILzzNq+X5e/d/F6VInf6/rWX4sk1CLRpX0uC1ur4KRFFc3LW8TMcfedY5COM4/dtzjirdoGZScYHHGOhx69x05Hp+QB4d/wAFUfDbeMf+CZv7QelxQmee9+HHiGOFB3k/s242/wDj2K/iHuPlC8MMZBz256fliv7xvj54Vk8efA/xjocA3T61od7YR8Z+aW3dB/6FX8HE7MAA2e5wRjB6H+VAENFFFABRRRQAV+xP/BlTg/8ABSz4jgvyfhnd/u/73/E10zn8P61+O1fsP/wZTf8AKTb4h/8AZMb3/wBOulUAf05pkcHt3p1FFABRRRQAUUUUAFFRzLu2jJBz1AqpYWezVLi686Z/tCRp5Zk3RR7d3KjsTnn6CgD4F/4Ol/J/4ce/GHztufP0Py8/3v7bsf6Zr+RCbHbp2/IV/Xr/AMHRscUn/BD34y+acKsmhkfLnn+3LCv5Cpeg57ensKAI6KKKACv3l/4MerHf47/aPn38R2Hh+Mx4zv3Salz+G39a/Bqv3u/4McTjxF+0v80Y/wBG8NcH7x+bVent6/hQB/QXEdwJzntnGKfUcfVv6/U1JQAUUUUAFFFFABRRRQB+I3/B7lCD+yh8E5TJgp4rvFCf382fX8MfrX84EhJYZOcDGfwr+j3/AIPd/wDk1D4I/wDY23n/AKR1/ODN0H+ewoAZ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B+i3/Bqls/4fcfCzdsz9i1vbu65/si86V/WvqEXnhUJlA+Zso5U8duGBPWv5JP8Ag1atzJ/wW4+FDfvAI7TWySB8o/4k971Pav63orrz7uSJUkXaVYsVIVwR2P4UAYdn4odNDvtT1OOXSLOxefzPtirGVjt5HUzEh9vluqh1J/hYZ7VZ8A+MbDx54fg1XS7uC9sLtQ0UsMsc6OCSch42KHII4HI707WtROmaXd3V2scKWgaRCZgA4AyASzKBnpgsAc88Vx/wA/Z48F/BK11O+8MeF18Oaj4illvNUM0hnu3eW7ur1oZJmZy0cdze3bIgYxx+c4jwhWgD02qOsT/ZrYzsX8qFWaRUjZ3Zcfw7ec/SpQryzvuMbQkDYB9CDn8xVbT3trhZLi1Mbx3LF2kX7rMPlyfpsxQBjzWepyalFfQXVzLaNIH+yMixZjMLDacqWLbipO8rjb17Gabw1azNPcLAnnXkoke5BbzTuijRmRlYMCVjUfLt4Toe8WmeIBr2pSx2c9pG2l3sltfQ/wCvfiMusQ2MoR2SSGb5t3yvjbk7l1dGnklurxWguII4JhFGXK7JgEUl0AZiFySuDtOUb5cfMwBU8AeFbTwH4W0/QdPa9On6NaQWVp9svZr648qOMRr5k87PNM+E+aSV2kY5LEnk/MX/AAXnuEt/+CPX7QbSP5at4RuUB9SWQAfjX1D49k1SLwfqj6CLE68tnMdNW+MgtDc+W3led5fz+Xv27tvOOnOK+Zv+C2usWWh/8Ejf2hJr66tbKCbwXqEAe8nWNfNmQxxRrv4LySssca9Wd0VeSKAP4vJTnB6e34Dn8aiq5fKFKEAZIzx0xgfj689+tU6ACnRZ3DHbmm0DoaAP6Mv+DI2bz/2cfjtbnOE8RaaxwcfetZf8K/cG2tEtYfLQuF9zk81+Hn/BkB/yb98ev+xh0v8A9Jpq/cpyMjj8cdKAGWsAtkKBmbHOTUtVbd5Dcyq8WxFxsbfu39c8dqtUAFFFFAFa6JJUBc4+bkZBx2+vf8Kj0XS4ND0q3s7SFLa1tIkgghRcLEijCqPYDA/CrtFAEcuFIJ6Llq/mS/4PWNNFv/wUk+Gt0P8Alt8M7WD/AL41TUj/AOz1/Tg/3TX8zP8Awew/8pEPhh/2TuH/ANOV/QB+NVFFFABU1rIySAp1BBH16f1qGr2nlXkwVG1yF4OG5zwMAnJGR0I56dKAP7hv2TRp3w2/Zg+DnhG41C2h1Wy8C6eINPEo+13kNnZ2kUsiRg72SNpYQxUHDTRKSN4DenaI91HA0N3NbXUqPKyywRNHGI9+YgQzMSwQqpfdhmjZgFzsXzv4A6N/wgPg/TNB1nUne9uoSNK0u7YJcpZ20FtbNiHz5PNRSiSFgAy/aV3okjNu2fHfw8u212y8QaLq8Oka5DLHayPqct9f6dLbS3Fu9xCtol3DEJpEgVIpSrGJmyFdWeOQA0/EPjC/0jw6l/B4b1zVnF7JZyW9p5JnjiWVozc7ZJEDJtTfhd7kOAqNk1q6fdSiRxLJCXj3MACUQKWOw9Tg7BzxyQThAcGloeu2D6tLog1WC71fTbaC9ubUXEf2pIZmlSOaREAIV2guAp5DtbyAElGrN07Rm8Ua3beJtL126h0zUobe5W2tba3RdSAhnUebIR5rIVmhcBWRla2T59jSI4B0eix3n2OQanJbSzNNJhoImjj8syMI1wWbLbCoY55OeBwBNFotlNLNIbeFzcSieRsZLyBQmfwCgfhXPfD7Rr/wtpElhrN5olxLPf3MluNNsJLCERSSPJHF5UkspkcRk7mB2sVYhYwoUO0bREPw7vR4f1aZP7UNzqVpqUt3JqgV7mR5/MV5XfdEDIQiK3lxxqkcYWNEAAOuj6tznPfGPwqSq9qNiYGAo+7hdoA54x7VYoAgvJVghLudqqCxPpjn+lfwR+OddbxT4z1jUmO4395Nc59d8pb+tf3YftEeMF+HnwC8ceIG+7oXh+/1A/8AbK3eT/2Wv4PAmJgBnHBHtxmgD+yD/g3V8Z/8J3/wRb+Al53tdEn03/wFvrm2/wDaVfa1fm1/wag+LD4i/wCCKPw/tdxk/sLVtasdvpnUZ7j/ANr1+kcZygONvt6UAOooqK5gScKHVGAOQGGRmgCWoLhhGQxOAoJOThQO5NQXBlE5fcjRBCBGV2nd3O7txmn6UZDZoZUWOUqN6qdwDd+e/OaAII7+DW7VZbSaOeHdgOhBAYEc9DyKZ4f0qTSLEwy3l3fuGZvNuNvmHLEgfKoGB2qn4usLS71XQprmbVYpLO8ea2FpLNHE0ht5k/f7PlaPYz4E37vzPK/j8utS0jRkPD7cgfOSSeNvU8/59c0AfzE/8HpFh9k/4Kl+B5AuFn+GFg+fU/2rq2a/Iav3M/4Pevh8mnfHz4CeKw26TWdA1XSWX+6LS4gmH/pcfyr8NFzg4zjvQAlFTDy/Jb7/AJmRjHT3qJ/vGgBKKKKACiinRgsSAM5oAbRViVw9vGgRAUJy46vnHX6f1qvQAUUVe06aCAS+dFJI2zMZWRUCsOhYMp3L/s8Z9aAKNFX767NxaRr+62rI75WNVJZtueQBxwMDtzwM80KACvo//gkTbvc/8FUP2cAsckm34meHXYJF5hAGp2+SR6ep7DmvnCvpz/gjJpiaz/wVf/Z1ie8t7IRfELRrkPN92QxXccgiH+3IUCL/ALTigD+1azlEiDBDcDkNuH4H/Pb1q1Ve1i2s+ST8xwT1xn/I+gFWKACiiigAoopk8ghQuxwqDJoAfRUcO0rlejfN+dSUAYfxI/5Eq9+if+hrXlEn+tb6n+Zr1T4of8iNffRP/Ri15ZJ1H1P/AKEaAG0UUUAOh++Px/ka9xXqa8Pj6j6H+Rr3GgAooooAKKjkmWN1VmAL5x70sbqXYA5K9fagB9FNl+5RF9ygB1MuP9X+f8jT6a/+sX6/0NAHiV1/r5P95v8A0I1FU97/AMfMn/XRv/QjUFABSFWc4HTvS02fcIiR0HWgDo/hLdK/iuaNRlktX/mteoxtuHIw3evKPgxMsvj+cDqLN8/99x16qY94+8y8np9aAJKR2CKWPQVXureV4gIpijbgckZ49KliUDOBj14xk+tAEdzdxWsSSO4jVmCgnuSelNlvEtpEjkeKN5WKopbBf6fnT7q1ju4wsqB1B3YPYjvTba0jhvJpxHGJpgqu69XC5xn6ZP50ATQtuDdsHGM5p9MkHT69PWs7UhdXNtKls32e4IKRzOm9Y2PRtuV3AY5GRmgC3e2aXkSq+7CsH+U46f0r4T/4OGfFtp4O/YZ0p77UZNMtLzxbZ2s0qXKxHY1tdkg55ZTtG5V+Yrv7bq+1tD0K8sbmMz6jLcwxx4ZWBLSyEnczMW+7jbhNo24bls8fnb/wdOWLXf8AwTc0iWO8NpcWHjSzuoCMbJX+x3yBG5A2Yc7iSqqMszBVbIB82/8ABGH9pG7tP2jfDlq8HnQa1pqwaetvqNiJjax2aeZM37xfkjUiRY40lJRFCpktX7JfD2/OseGYkg+zsbRjaEDCqPJd4idi/Kh3I2UwCn3CoKV+CX/Bvylj41/bK8JxeKdHtfEumf2VcwQXtxBHPEz20J8uSRXYkiF4DEk/zRiVQkJZhcPH+0Xw9v5vC/h+/wD7OtPGlrd+GVgsL/RbySa8toU8qKd4bOV+J1jF2qiUZIETISPLCIAe02FtEl3NIhaSZiBIwOA2M4+uOfzpzxyw34ciI25OFP3DHnr9c8flWN4W1rR/Elv/AGhp1zDcJqRJSWGbctwFwpIP90EEY7HdWrFLHc3LGCOKQRSskp38rheB+JxQBLcPiJ5UZpFiyGQ/Nv8A8KLa0hiBNvElvJMFZyiDPfr+tR2uoSNZwyXUb21zP8hjBzg/5xVae8k+3Oluxaa2AXZI+2NgfX3GOKALrtDqduxC+d5TYG4YDOOlJp00tw7rPGqlhyvuKkaJkKszTLtyzYOcnjj6U24uAl3ComjiMoJVWGTJ0z+X9aALHlfPxKQMAbfSo7tATGh8z5iTlfYHrUOoXkFpbKzRh494QqEzknuKjGrmS/8As/2W7VVPEm3Axg0AeS3hzdSezsP1NRVJdc3EgG44duT1PJqOgAooooA6P4aTOmvBFO1XAZm8vfjGe/brXd3tjEdThYsmM+b5RGWLZADD0xk/nXE/DG2kku7mUTLHDDsMqFc+aDuwv54rrtbWU6fMgKJO+HVwcbCMvj8Ai/nQA26tLaOWCC4t1uI4U/dtjeVRVXOfTk/pViSOa/mR1aKK3O0rj5i6kFce33qqQ+XBGLO4H2yWOMQPMw3ZL5YD/d+Xn8KsYa9tYWB8t1CSCJX2BQGHbuvHFAHDfG3TPE2sjwtF4OPhQu2sKb+11+C4Mb2qKR58JhIPnwTrb3CowxKIGj3wb/tMPd+EBqCaFaJqVxb3V+lvEtzNBEY4ppdvzuoLNhSegycep6Dgvidf+Jk8d/DTVNG1TWIdCbW3tPEFjY6Tb3sV3bS6fcGJ55HHnW6Jdpa/vYd2A5EibCZoJtZ8KatpXgKDTLy98UeJ4rCO304TWV7DZatqe9PIluZpI2tYUZfNaYiERuDBujBfZEQD0HVLpI3ijMio8u4IpIDSELnAzx78+lU9P0uf/hIb+7fUb+a1uYIY47CVIlgtWR5S0qERiUtIGQNvkZcQptWM7y9KLQtK1nxHZa4LPTrrUtMW4sra+Nuj3ForlFnRJAm5A7wxB1zhjCmRlBit4A8A23gu4vru0ie4v9VeP7deXE7zTzLFGscSeY5LFEUEKCecs5LPJJI4B18UYjXA6DpXiP8AwUT0ez8T/sW/FHSNS02S/wBK1nwjrVrdyBIXjsk/s64k891l+UgGMBeG/eNHlduXT25FwD159814l/wURFlN+xf8TIr28NoknhbVVUNIyxTlrKaPy5cdY2LhT7sKAP4g74IJTjKqcgKMrsGRgEHODj3P1r+0P/giJv8A+HRv7O2/73/CCaZ1OePJGP0r+LhiYiCzth1Y7hnPQgDn/ODX9m3/AAQhiaD/AIJAfs+q9zfXTHwjbPvu/wDWJksfLH/TNPuJ/sKlAH1zRUU8oiUsc4UFjxnpRa3C3UCyrna4yMjBoAlooooAKKKKACo5/mTH97I/Q1JVa4VpGUALtOckj6fzGf0oA/kb/wCDqC5E/wDwXA+LmP8Alna6Gn4jR7Ov1m/4MrrhJP8AgmX8QI/+WifE++duMddK0rH8jX49/wDByl4z0nx5/wAFo/jPqGi6zY63ZLPplk01pci4jgnttKs7aeAuD9+KaGRHU8h1bPOa/YD/AIMr02f8Ez/iPKBudviXeDGc5xpWl0Afrl4mimhh+12dnbXV/EhjiMr+UVV2Td+8CkqOASO+0elct8WPjZoXwE0a0v8AxXfLpemzyrHLql1+6s7NjLGu2SbACbjIAgP3yCK7pzJNbDbiKZl4yM4rm/iBoVn4rt9P0rVdN07VtNeZLy7jvrTzrdPs7LLDINwKCRLhYHXPPyFl5SgDU8I+I7HxhoFtqmm3tpqNjqES3FvdWsolgnjcblZHHyspB4YdRg96vajOlnbtNKyxxRKXZmbAGMHn8qr2ttHawSKiiNMsNiIVP3uwPr7cEknvUd3ejRLKHzHmuGDJEZEgMrsT6heR6596AKuuLJcR/YooL+4i1TdC9zbziMWSmMjzN4ZXB4wPLy25h0GWWpo/h97SbVRiFrfVZmn2SM0hTEUMaggscg7CcLhQCvBO5iz4q+OrX4ZfDrXvEWpzx22m+H7CfUr6dlmdYbaFGllb90jPkRo5ARSwIGAxwDdltb7TrXVZbaYXV1Jue0gm2Rw277AFUFQCFJBc7tzZkf5tu1VAGaz4U0/W9Q0S5u9Ksby58PXBvdPmlto2ksJzBJbmWDdzE5inmj3rz5csqdHNbVpwmAQ46cDaMjrx2o09t8G47M5I+Rtw4J4z3Pr75rA8TzXlt420KSPVWgsniuoZNOEMTfb5isbxvvZhIpjVJflTIYSHdjAoA/A//g+H/wCR9/ZwGxhjT/EH7w9H/eadwPp/Wvwcr95v+D3vU1uvF37ONoBKXtrbxG5fyGEbhn0teJNoRmyhyqklflzjcK/BmgAooooAdGxQ5Hav7hP+CZ0aXn/BN/8AZ/3qCP8AhXHhwj/wVW1fw+R9Txng8V/cN/wTF/5Rs/s+/Ls/4tr4c49P+JVbUAey6jBHdW+J4g211kA90O9T+a1cj6t9ahu1yqgFVPO0sMgcf4ZqPSvNFjEJyjXARfNKjClu+PxzQBcooooAKKKKACo7mUQxFj0UFvy5qSkf7h+lAH8HX7Sdgml/tCeOrWMEJa+IdQhGf9m5kFcTXdftQ/8AJynxC/7GXUf/AEpkrhaACiiigD9FP+DVzSV1H/gtb8MZ2ufJ/s/T9cuFi3bftR/si7TZntjfvz22Cv6xIb+HxLp1wIp9Sslsr0LLLNavbs/lOC2BKo3xuAV3oCjKTtNfyrf8Gq3wjf4yf8FN9R09Y5TDH4D1gXVzFcLBNYW9wIbGWeJir/vVW7IRQpyzLnC5r+qLS203xN4avLNLEmxaSS0vLeW0eFJi2TLhCg3BizZIABJbnOaAL9xqMslkJLBYbyRblY2XzAiY84LISQD8yAPkdyhrHvD4l1HxJJboLWz0MLFJDd2s5N60kcqNJC8ckJj8p1V0JUhypG3aT5iY9p4Z0zwT8Qbq8k8TX1nZavHC0WhC3tLTTY7kyEtcwtHCk7zSMwEgeeRcbcoOtbej+MLbxDoGka5YaZqYj1+OFgbjTns7q0jdDLH9ohnWOePDNtMToJFaX5lT5yoAniXxJY33hzTbh/ED6JDqt7afZLjdFbyXZeVGS3Czqf8AXD9zgKsmJDsZH2yL0Iulsi7yyeXCQuGYjGeRkYGOcDv+Arz3R/CGl3Ph7V/DnhTxbrGn3sV+Dc3Vvqsep39pNGsO9H+3JP5e5BGrKUYkTiT70hc6fi3xn4V1bxVpXgrW59Judb1RF1i00O5EU90YbWaJ/tbQZOyKGbyB5xwiTPCAwkeNaAO9Q5yflweRjuKfWJLo63OuwXq3F1H9mhktvswkCwsJDEQWUdWUJ8uenmN61pwxBWfAAyQx45bjGT6nj9BQBYr8ov8Ag8f8TDQf+CSenWh6634+0yyH/Aba9uP/AGhX6u1+N/8Awes+Iza/8E6fhppI/wCX/wCIkNz/AN+dNvx/7VoA/Bz/AIJM+KT4Q/4Kj/s76izFYofiVoCyN6I+owI//jrGv7bYCGBOQx+6T644/nmv4OfgX4qPgb42eD9aJ2/2Jrdle5/65XEb/wBK/vCCMhUKUYDIYv1PcfzoAtUUg9ulVLi+givIbZpY1nnVnjiL7XkC43EDqcbhn60AXKKrHaVDA5DADOB+B5qoLS7t440S5Z2EhLNJGCSvoMdKAJNav49OtEeSKWZXkSIeXF5hBdggJHp83J9M1T1/RLTxJZpb3aGZIbiK8QCZlXzIphJGdw7h1TitKYhdueNxwD6cZzjp2rlbVvDvhLxbcDyLHSdS8WahyTsjm1icWQG7jlm+z2ZHPO209MUAdONsisrYkYAkJgrkcjofqee9fwafFvwndeAvih4j0G9QxXui6pdWFwnpJFKyN+q1/ei7+Y4IAIyQcj0z/UCv4hP+CpOgJ4X/AOClv7QumxjEdl8SvEUUf+4NTuAv6YoA8FooooAKKKKACv2F/wCDKiQJ/wAFN/iGP73wwvf/AE66VX49V+wX/Blb5f8Aw9A8f7vv/wDCsL7b/wCDXSs0Af08LyTTqRfvH1paACiioZ5AsiKQ+Wz90cfjQBBqPnrNbeUiNGXPnFn24Tafz5xVmAAE9MnGceuKh1CeK1tZJZ2CxRLvYsRgAc8/lVPVdOs9b0maxu4YbqxvITHMkgBhkQjaQfYgY/GgDWorI3zyrA8SGAeafNQxjJTDdDkYy21voT9RHIJrq1kWZAnzuF2SZ+XJ254+6RtzwRzyCBuIB8Gf8HT8Kyf8EQfi4zbv3dzoZ4fb/wAxqxH49a/kVnfzJGbsxJFf1q/8HN0dzD/wRI+OM1xJeyrdajozJDJIirZKusafGETbGhKN5fmfOXbMrYbbtA/kqkGHPXqeCKAI6KKKACv3s/4Mc3z4n/aUj+T57bw2eevD6p0/OvwTr98P+DG2Mf8ACQftLyH+C38ND821X/CgD+ghTvYn2x/OpKZD90/U/wAzT6ACiiigAooooAKKKKAPw9/4PdJ5x+zT8DIk/wBRJ4nv9/8Avi1j2/oWr+cg/dX6c/nX9E//AAe937xfBX4AWgdhHNrWsyuo6MUt7XGf++j+dfzsSElyT1z0oAZ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B+g3/AAa434sf+C4PwYzuYOmuLtVck/8AEi1E1/W5rl1FpkAuWjl33MkNszRQPJId8gQZCfMoHmH5+iDLHgV/IJ/wbX3P2T/gtr8CW5w+oaghx76VeV/YHc6hHBqlta4lMtxG5T5CV+TbnLD7v3h9fwoAkt9nmOMMGIHQMB7c9Py9h2FSWtuEupZcsTIFU/PuXjPT061LA29c8cgHjkfn3p0zbdvucUAPqvdS7NvGQTgdz+Xf1+gNJbTCV5AA42HHKFR+HrS3yPJbOI38tyDtbAO0+tAHO2WiR6Rrdzc2kVlYw30xuNQPkbLi/nEMMUcrSBl+ZY4hGdwYlUj6ADOlqH2i70W6FjcQQzPA32e5ZQ0UT4O1ivfB5PParlhbJAZdqKrlh5hCBd7YGW/GrT9F+ooAxr65jjmgsp7ea5W/3xMVh3RqoUk7wPu5+774r5u/4LLW6Sf8EpP2hJCZdjeANYWMRh2UBrUjJReCDtJBPTPua+pMkOw3FuemD8v5V87f8FYbNLH/AIJY/tKLHvw/wx8St80jN10q69elAH8S8x3beuceuaZTm6fgKbQAVNAccjGQwPJxnrUNSwYCuWzkAEDPU5H9M0Af0U/8GQs8h+BPx8hKERR65pLo+eGLW9zkfhgfnX7nV+FX/BkFJK3wc/aBjaHbAusaKyS5z5jGG83D8ML+dfurQAUUUUAFFFFABRRRQA2RdyEeoNfzSf8AB69YlP28vhVdHbsn8BiIY6/JqN3nP/fVf0uEA/zr+bX/AIPaYv8AjL74MSZGH8Gzgfhev/jQB+J1FFFABW78NNEPiT4gaJp42j7dfwQZbp80gFYVe2f8E49Gj8R/8FAvgbp0q7or74haBA4DBSVbUYFIGfXNAH9v01jbi/trqWGBp7dWjjkEeXiDFchW6qp2ru7HC56V538W/Fd9pGtx6ddWt/qPh/W/smitZaXbTxamLi7nMbXH2pZo447eKASyOVzJ8uQwZUST0GDUzBqz2jxCGERxmKZmH75iXDIAO6hVz/vCrE9qZrqOVZJFaJWjC5Oxs4O4juRjj6mgDFtdEXwnoVwmnx3t2hmkufJe7a4eZ5XMjqrzP91mYgAnaucKFAAqLX/BVr4q1rRtSvLcPPok73MAlghleNniaNhu2uVOGz8hUHPOcVtWl3BHczwQtEboKJpIt4D/ADEgMR2B2nH0NF8J5IVCiNXZSCN5wOntxnkZ7Z6N0oAyfiP8O9C+Lfgu+8N+J9Ks9a0TVQq3VldpvinAbeoIPPDKCOOoFbunRyRxsJJDKdxO4pt6kkfkCB+Fc38MPE1/qFl/Zesul54g0q1tzql5aWE1rp89w4beIfMZ8EFCxiEkhjDoCx3Anr6ACiiigDwz/gprq9z4e/4Jy/H7ULMZu7D4b+I7iD/roul3BX9a/h9LCKUlc7TnAzj1Ff2k/wDBcLxQnhD/AIJHftC3MkgiW48E6hYbiMjNzEbcD85a/i3dmUHaMGQAYxjI4OR+IoA/qC/4Mx/E51r/AIJa+MLJiSNH+JOoQRgnkRtp+myD9Xav1yr8QP8AgyQ8ax3n7Mfxx8N+ZG1xpfiex1SRB99Bc2rxDd9TZtj8a/b+gCC8tY72ExzIskTcFGGQaWCMIpVQAq4UADGAKmrI8S6NZ67ZQwXtpBeQrcQ3SJNEJFSWKVJYpAD0dJFV1PZlGOcUAa9cp8XtG1jxH8P9QsNB1a80HVLyPyodRtfI8+x5BMsfnwzQ+YFB2+bFIm7G5GGRXQae2Vb7oUHACtuAH1/p2GKqa3ey2NzGXhVrAQySXEocmSMqUKhYwp3A5bJ4xtHrQBg+L/AE3jC40B5NX1myTQ75dQaO2uRAmqH7PNB9nugEIkiJm3lOheGLPTnW8E+HIfB+hW+mWwWOzsIlgtYo4o4Y4IVGEiVI1VFVB8gCjhUXJNSWGpTSy6i0kLJJbPsRM7lcBQ24HaOTv5HOMVp2E5urVJWXazqCR6UAfhF/wfD+GZLrwH+zjq4/1Vlf6/ZP9Zk05x/6INfz1ygqBzn/ADn+tf0xf8HrXhW41D/gn78L9YjQNDpnj9LaX1HnadeEf+ijX8zs24uc55JIzQBHRRRQAUUUUAFaun+HtQu9Eu9Vitpm06xnhtp7kITFFLKJGiRj2LiGQj12GsqigCaTO0AgjGcZPQfT/PWoaKKACiiigAooooAK+l/+CN1zbWf/AAVc/ZzkuwpiPxG0ONQf+erX0Qi/8iba+aK+jv8AgkRaXN9/wVI/Z5htNQj0u4b4iaGy3LTCLYBfQkqP7zMAVEf/AC0LBP4qAP7awOcAYx93jio4bqOSV0V0Z48bgp5Gemajs02yyZ25JAO0Y3EAfN/T8BVugAooooAKKKKACiiigDA+KH/IjX30T/0YteWSdR9T/wChGtL9uX476R+zN+zfrHjbX7mKz0fSbvT4bqaR1RVS4v7e25Y9OZhXNeEfElp4v8O2mo2NzFeWlzGrRzRFXRhtGMMOvGKANGiiigBUXdldzpvwm5e2WFe2WUPkW0ceS3lqF3HvxXiafe/P+Ve3b9iE+5/maAHOgZlyucdD6UqKQ7EtkHoPSiN965p1AFTUtOivniaRNzQtuRh95T7UttGZolJZwdoyc4Y9etTHduOcY7UA84xnNACLF5f8TNn1OaXYHcZXOOh9Kb9owzjbjy8frSiUMqsc5PpQA9FIdiWyD0HpQ/8ArF+v9DSRNuZuGGPWlf8A1i/X+hoA8Uvf+PmT/ro3/oRqCp73/j5k/wCujf8AoRqCgApDydu3duBpaOjA+nf0oA3vgrx4zkXbt22cn4/PHXpzyyRyAIgcHOTnpzXmfwjj8jxnJIJWkLWrgIP99K9FkPkwqGcsQzHcVJOcnoB1I9Px7UASfaU02BjKQOc/nTp5HCoV2EsRnJx8tc3K8Ou6upW0LxxKRDeIxBPQyKJOwJWME/xZI/hrUSC6eySKOQwyRMELzqZfMCkDpkfeABz7mgA1jU5LBV3RkxB2M0gdAsEYRmDPuYYBKgdD15wMsKsEF/Z65Bbx3kNzZukskpuGzc5ZyyeWFUDagO3JJJG3POWa9aBrYSxLEZDw2QDtYszZGST0xyO2RVi0u/tLSlRGyq+wlX3A46/TFADbhbhdOl8hkNz5Z8tm+4zYO0n8cZply0iQlv3LEZPU7Ryc9AeTwOnc9eht2l3HeozxSLIoYrkdiO1PkG7jOMgjPp70Ac14R1q8uNA0yS4E2oXMsSR3M8dmbFTIBhnMEriSLJ52HcVBHJ6n4D/4OZdS/s39gXQzqFtLJpcPjnT5Hkt7h0mQpaX8kbAgDJEyQgIFlZ9xAXcQR+i9ldPeeaXglgCO0YDY+fnhhX5vf8HTGjW19/wTYtXkSIifxfZQ3D+QZC0Zs79GYnYyqqK7OzNtARXwyttNAH5uf8EWPG19rH7evh+DUPFnh+90bTLO6bVBqF7vgktlslguXkYStKX8o5O5wqhi3ywNKjftf+zv+0zrvx48LeCnn8Ezwa9eNHNqJtNaSO1tItl1bPeyBP3U8LTWjCERNMki+XMjlAjN+B//AAQK8YWeuf8ABTf4T+H7+5u5rHxHb3jWc2os0MN60FlNPbNC0lwGaUSQwpIArRylHQxcyNJ+/Pwx1rxn8CPDA0DUPDD2/wDpV9daLFY2YtNHsdLiRSlreXEKzpZMgad4o4tybUjTeWL5APTtG10eGfEsvhe4014YHEbWd7b2DJbuZIyTGqhyzSDZKzOqqsavEvJya6h7CVGl/wBKKecN+/zArQ8AcAcHJDHPU15j+ytrvibVbvW9N1zStV0UaBMsdv8A24IbjVJIHeV4kkmilkWULD5J8wM3zSOrO8qS49chSy1a4EiR28y7zlj94MBx/WgCGy0z7PPCJ3S6kmXcZGi3FtvTJ9s1Hqd3dpciHyYmmkYPHtZk81F+9lgpxjK9fWr1naAWqEr5OEO6INhck8k1n38bWksoguJFnKqkLzNmIu2cAfgD+lAB4U8+3W5t7tXQvKXj+ZnG1u24qM9K0opY5pyEcsYxsYFck/T0rO1q6Omi2/fRQxQRt55HKqdjYIXvk7vyq3ptrbtEboztPucyZbgLy3Qdv/rUAQi1fTQ0LMrWjBmaR/mbJPAGflGOetNuZBppt5rkNOFGyGRVAKBgc5xx2HStRli1G02sA0U6Y+oI/wDrVmrZNZwXqQSNthOBGWxx5aUAeVT/AOucBtwDtj8zTKWZxJNKyrtUueN2ee9JQAUUUUAdd8KRcfaLzyXiSM+WJN33yPmxt/X9KualcTaRr8tuTPLbO6LuDnem8kHC/wAQPHP8OM1geA5LmHXYWt5YkHmKHV3xvGG6Dv8A/Xrp9c8V2kIizcNtuSY3Crs2BTyd349O9AE8PhtNZtLknz7eW4jeIvu/esrEMOP4R147Zx2q7LodqqeVHGFW4C7nDFckA/MuOcjH4ZB7VUsPEwlto1WKS5gdtiTNFtUqOuV+hPPerF7Ypqk4MsjSfYxvaGNQFBKlSD1yDlug7ehIIB5L8QPj3qHgn9oLwB4StdK8T6jb+LPt9vMbLSmltLN0a0lWW5dlAhhEUtwgYyqfMiVAkhb5drUPilovwU1DxJp+s3etRaToem3fi7VNf1m/SS00+3nu5X8s7pTMqKFlRFWIxxxwYO3KrJVuU8OfDjxfc6HLf3VtrHxGvMwtYCe/ur5oYxBL+4aOWO0tYI0hDvGEgWWdnZYpLlRLp+L9Dl+IFlqkSXfiTTLvWtIhspLKGK0lm0eKeTZI3lXAlspCo3lspNlVIVZQyBgCX4RfG/8A4Wx8SPGOlWNtrNvbeD9VfS75tR0W6sA84jhMf2eWQmK4jOJXLRYASWHK5O9/S7dkMXyBSg6bRkfhjtXCfAb4E+Ev2YvhpaeEfA/hyx8L+F9IaX7FpemxmK2tA80kjBUycbmcuTnJLk4HAHctdRm2EzHy4wCzMxAC/XNAEV5cSG4g8lA0YkPnkts2rtbn35xXiv8AwU1uXsP+Ccvx7uAxjaH4c+IHZ4xlhjTLg8fkO4+o+8PV729jub2KUW8kijCW12gDiTcCzDKg7R+7HLFVJK8htprw3/gptq91L/wTb/acWfT5rC3tfhv4jhglleMi9zo1yxlTaSQo3CPDhW3RPgFNjuAfxR3YCyvgMQMnBBB9Of8AP5dK/s5/4Ii6na61/wAEjP2eZrSSGSCLwVYW7kjdh4o/Lk4/66K/PYZr+MKJd7McgN97kjGO/XvX9lX/AAb967J4k/4I5fAO5lSZHi8OfZB5gG5lhuJolPHbC0AfWfhrXLTxBazT2V3Bewx3E1q7wyiRUlhleKWMkdHSRWRh2KnPOa16w/FFtfarorppt6um3JddtwbcT7FDDcAh6sV3AelaNnGYywY7mGAxznJ55PvjH6UAW6KKKACiiigAqleKP3fzKGzxkke3bpyR+ZHertI3UUAfw0ft6/s/ar+yd+2R8SPh3q9rqFtdeEfEN3ZRteRPHJc24k3W9wN3LRywmOSOT+OORGHBFfvv/wAGVWryn9gP4nWYjVo4fiBPMTnB3Np1gAo+u0/lX5Sf8HPQx/wXI+OJAkLb9E4fof8AiQad0r9Qf+DJxJf+GU/jODDIIG8V22yQ42Sn7IMj1yPbjk57UAftfaTSNfzRtCyoiIwkLZDklsqP93A/OrlZXhu6e8tJHktprQiaWPZJsy4WRgJPl4w4w474bmtWgAooooAqX8iRAM7MoQFzg9hjJ45/p61Bow2xlTcT3JkzIHcDG0ngDHH9fWp7mFJLuKZmYGJWUDftRt2Ovr04/Gp4gB0GMACgDOurWQ61FOZpY7eGFkWNWAicsyfM2f4ht+X/AHmqPSb68uJpVurFrWNHKxv5qP5q/Lhjjua1Z0Vo2VvukEmoZLeG8tQroskZUYQjrigD+fz/AIPhbbyNS/ZnKQiOJ08UfPhR5jbtI3dPTj86/BCv6Af+D5KL/RP2Y2wo2N4pAx2/5A1fgA3r6k0ANooooAfBnzVx13DFf2/f8EsN3/Dsz9nXft3f8Kw8M5x/2Cbav4goThuCAcjGRmv7e/8AglSJV/4Jjfs6+cys/wDwrHw10GB/yCbWgD32iiigAooooAKKKKACorpxFbuxbaFUnPpUtRXa77eRfVT/ACoA/hU/bN0w6L+178VLPO4WnjDV4d397bezDNeZ16z+3knlftwfGVfTxzrf/pfNXk1ABRRRQB+wX/Bljau3/BTr4gThGaOP4Y3sbMBkKW1XSsZ/75P5V/TXeuI4SzF/lUgkZUH8unTr1HbrX85v/BkppMEv7T3xxvz5H2y18LWMEOc+ZtkuyzYx/BmJN3/Aa/or0uWSazEVwsTzIojnWMExligY7c/w/MB+NAHDeENP1XxPrEmm+KfD8l3pFlpVpf2uoaqtq9y91NLc+faeXB+7Q28cVrl1+VzMcfdrtb9LoaxBHHBAdPaGTzJPtDJLDIDGI1SMJgqVMu596lNqDa4clJbDRbXRtPlgtoIYo3lmnZNmA0k0ju7n/ed3J/3jWd4X8ZWHj22iutH1C0uoIriaC42HzCpilkgljPoUmheM/wC1G3pQBe0WxSykvnXzlkup/PmLyMwZtoXKhmbYNqr8oIx12gnmeeG21N4ptqu8W4JKOGjBxnB6jOBx3xWZ42sL+7gsLqzv76zOlz/bJbW1jhkGqKsbj7K6yRswUlg4aJkcPFH8xQuj2fCN1eX+iwy3ltJZXDxpvgaRZNjY5IK4BB65wD14HAABd0cTJa4uHR5wcOyKUBOTjg+2Oe9XqKKACvwo/wCD4HxJJafB/wDZ80cXG2G+1fWrx4P+ephhs0Vv+A+eR/wOv3TmB3qe3T9RX8+H/B8RrAn8V/s2WK+Z/o9p4jufm6fvH0scf9+6APwhTfaXUZjJQq2Ub1IY4P5j9K/vQ+FvjKD4h/DTw94htjut9d0u11CJv7ySxLID+TV/BVAQiuSSGUArjucj+ma/uA/4JheJm8Z/8E3fgBqztvk1H4ceHp3P+2dNt93/AI9mgD3aoZiEBJ7A855/z0qaigDPTWLZtVexWeH7aiCVod2WCnOCfxBqyPvKRuAbntjNT1QuwzXMYxwMnrghuMEc+me3PPuCAcxqngOTUfifpfiQXl8kWn2c8DWS3t2sUkrtGVcxiZbdgqpIP3kTsDINjxgvvs6P8LdH0zxNq+tw2C2ura/LBNqlzDJJG148MQijLLuI+VAFGD096lkfWYNCuwfs1xqf+lSQPHbmOADefJVgZeWK7MneuSG+4DtDl1f7PLpVossZub2IyqodPMWJFTfKAXJKKzRo2GbmVeTmgDcGFHJ2kNkHBPUYHWv42/8Ag4R+H0Pwz/4LL/H3TYYvLW48RDVWGMbmvbaG9Y/ncV/ZDbyHCh8fO2COuDg5HU9wa/kf/wCDp7wvceHv+C3vxbuJowkGtW2iX9tz95P7HsoWP/fyGSgD88KKKKACiiigAr9hP+DKz/lJv8Q/v/8AJML37vT/AJCulda/Huv2F/4Mqtv/AA85+IW7Gf8AhWF7j/wa6VQB/TvRSL1PSloAjlPI69DxjNRwB1uZCWUxkLtAGNvXP9KsUUAI4DDBGQahgs4rZmMcaIX+8VHWnyMwlTC5HOT6U5SCxwc+3pQBn6jf3EWo2tvHYXU8VwH8y4jaMR22NuN+51f5snGxW+6c44zbgDD72cYGBnP+fzNT1j+IZbuKa0a2jieEO4ui0rI8UXlsQyBUbe28Iu0lAA7NuJQIwB8A/wDB1dffZv8AgiP8UIe97qGhw/lq1q//ALJX8jsuS+T35/rX9VH/AAcv3HjS4/4It/F8+LLbw3psQ13w/wD2TDo99NdE25ubHzUnMkUfzpdfaVVlGHjEZKq2Vr+Vabr0xwP5UAMooooAK/er/gx1uCPFf7ScAjf97a+G28wdE2vqnB+uf0r8Fa/fH/gxv/5C/wC0z/1w8Nfz1agD+giPC5AGD1Ip9RSjBPUcE8HBPSora8iluZYVdPOiVWkjBBZN2cE/XB/KgC1RRRQAUUUUAFFFFAH4Uf8AB77JJ/wp79n1A8QibV9aLL/y0YiC0wR/sjJz9Vr+d9mDJ3z+nb9a/oY/4PgrlY/h1+zpHuxI2pa86r/e2x6fn+Y/Ov55ZeFH+ewoAZ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B96/8ABscP+N4nwNOG4n1foM/8wW/r+wH7wHVRn0x36V/Hh/wbZ3/9mf8ABbP4EyeV5we/1GEr6eZpV7Hn8N1f2IwgFQQMbgDj0oAjs5pJoiZIzGwYjGeoz1qDVVZ4NquEZsgE9yeMDtn0zn6GptQs4dQg8qeNJUPzbG74plzE7uhhmEewFdu3Knp1+n9aAMnw8jadDI02q6jfi1t4YXmu4kiSRlUkzZSNFZnBG7YfLBUbVTLZtT+IrKSKzaO8gH22YxQENnznVGcoi9WO1GOB2BParN8kFxAlrdIkguR5ZXb8snBJA/AGpRFHcwNFIsZVuCuOPT+YNAGJY67O+pPZx211eL5rI9xGgSO1XajorM8is+RJw0YYcEHBHO5bSeapbcxA4wf/ANVZPjC+OieFr2W3mhsntLSaRJpYg0EBRDhnBdAVGc7S65APzL94Z0kOs6ZPbLbi0ntEa2iMFvZgOqBW82Qlpo1Cn5AqqrFdhyJM4jAOrhhSOR2VNpfGT618/wD/AAVu/wCUV/7SX/ZL/Ev/AKarmve7UvgbiSQozkjOec9h/nsK8F/4K1/8osf2kf8Asl/iX/01XNAH8Q7dTRSt0FJQAVIn3Tn7vf64OKjqS3YRuGIBCkGgD+hz/gx98/8A4Vd+0Pvz5H9p6Fsz/e8u/wB3/stfu5X4S/8ABj9eI/wo/aFtwWMkOqaG7A9AGivsY/75Nfu1QAUUUUAFFFFABRRRQA1uv4iv5vP+D3D/AJO1+C//AGJ9x/6WvX9IUhwyjAIJ/Kv5x/8Ag9t08RftJfA26CD9/wCGb+LzN+7fsuoz+GN/60Afh9RRRQAV9K/8EffB8Xj/AP4Km/s+abcQG5tX+IGjXE8fl7w0cN5HM24f3cIdx9M181V9t/8ABut4bvvFf/BZ/wCA9pp8VtNPHrVxeMtxnYsUFhdTStgfxCON9v8AtbaAP7C72S5ii3WiRPJvQMjuVVV3AN82DnChuMdc8jrUlu8sUY89onkDEoypsU8nA5J5245zz6DpVabVJXE62Vu800MoUrNuiDAqrErn7wwRn3zVuaRpJI4mjfLIWZgPkHbafX7x49vpkAyL3wBot14hXWJNNs01RbdbP7eIttysCOJRF5v3tokQNjpxVy1j1CPUk/49pLQpKXwu10fcPLUeuFyCf9kVF4W16LxIl9cwSWs9mLtoIJ7e7S4juNmFckj7rLIHiZecGKuS8X/FQeC/GXgTw9JJoGk3vizULyIWt9dNFLLDFbzSn7LhSktx5ggPkkhmi891z5TYAPSU+82cdsfTH/66krn7WNb2W9t7G+ht1gkUPHboPNt5Wy7B8sQCwdGwQDzk53DGpMTHavjfI4TkKQJD78UAXKKpJcNHawnyZnZsZVjll9zVuPBJIOeaAPhX/g5Z8Rt4Z/4IlfHOeNtsk1nplovv52r2UR/RjX8ecpLKp7dB+Qr+tL/g7F8S/wBgf8EV/HtruZf7b1jRrHA6HGoQ3HP/AH4r+SyU5Vfp/U0AfvR/wY6+JIbXxd+0ppLEefeWnhy8T/chfU0b/wBHrX9BduytuwMY4P4Ej+lfzR/8GUXjBrH9v/4o6CQDHqfw/e+P1g1KyQf+lJr+l6LA3Yxyf/rf0oAkooooAjuXMcRZULsBwB3rL123uNT01oYZp7CaWJwssaK7Qtj5WAYEEg84KkHGD1wZNbleO8slWGaQSysplTy8WvyMfMO7ntt4/wCelYPjLwSfGGsaS08lxDp1niV7eO5miLTxz2tzAxEZClVa3bOc5BK9HagBjfDKK51rWru71LWL1Nehisrm0uLxmtIraOCVBDDDny0Z3mkkeXBlkJVHkaOGBI+ut9gLbCpzycfl/TH4Vzdx4rj0bwzJe6hMUisyqXDwo/zEYB2fMWY7uijLHlNrONtT+GPFcPifSxfwxzvC872+MBipjlaMs23IB3I2VOHTgOqOGUAH5sf8He3hK98R/wDBIua8tLI3cOgeMNL1C7lLoq2cZE1uJTu65knjj4/561/KpOu1VPO1skZ64zj+lf13/wDByX4P1Pxt/wAEX/jqjGNLe1ttHvLeE23mTRNBrFtJO5fzCGVox8o2IVAOc5wv8i+qWzWjRrI6s7Rq5w24rkDgn1xjjtQBSooooAKKKKACirenX02nztJBLJC5UpuQ4JB7fjVeQ9BjGOvOeaAGUU6Pk47H3xUk0flqvMZzn7rZ/OgCGiiigAooooAK+lf+COGg/wDCS/8ABV39nG1xkJ8R9CujzjiG+il/9kr5qr6s/wCCIEzQ/wDBW79nvZNNAG8baeGaLO7b5oyOOx7+1AH9pkQ2KBjAAAHOaiuU3475G3ByR1HUfh17U+MIrMBnI69cd/8A69JPF5kitlxtz91sD8aAKnh/To9KsnjjklkV5pJsvO0pBd2fAJ7fNwPTFaVNQgk+v1zTqACiiigAqtdKskYDfdJ7jP5e/pirNFAH5g/8HTvx9j+Gv/BKrxj4e/sXxPc3Hia/0aK21iytA9hp1ympQXUYmlZwwLR2kwVljdVdY1d43kh3fmX/AMELf+C6C/s/XemfC74n3ck/hLUL+NLTVpvkTRQ0SwJABz+6Xbvywd2OWZWLb4v1n/4Om9OS/wD+CH3xgkdNxs5tEmU46H+2rFP/AGev5LPCGoan4f16O60y5ubO8tyds8Fx5EkWM5YP/BgA/N2zQB/bFo+s2/iPRbLUbOVbmx1CBbm2nVspcRvl1kXk/KwO4c/xdO5sV/O//wAEf/8Agvrq37Il4/gL4htceJ/Al1qbXD3sjLHdaPAyJAvlRFgCVlSLMIzmORz/AA1/QX4H8b6V8SfB2l+IdC1CDVNG161TULO6hKslxFKN6yKwY5Vgcj0GB2oA2rX/AF8f+8v/AKEK9st/9X+X8hXjOhjOsW3yo+2VW2t3xXssONvAAJAJA7UASUUUUAFFFFACNjvTY92456dqfRQAU2X/AFTfSnU2X/VN9KAPFdU/5CVx/wBdW/nVerGqf8hK4/66t/Oq9ABRRRQB1HwkO3xPMeP+PZh/48lddql9OuvW9obCa6tpopBNKrRiKEfL98McnPbHoc1yPwm/5Gd/+vd/5rXpg6mgDNttOW3uVmhaSKNI9gt1b93gdCAOB36VblDGIgHkqR75PSp6q3bYlj5xzxjkk5HGPpnntQBlWyLp11LZRSRW5lMlzCFkVpWZ5DJK2w8EAuvPbd71b0x7e3vZrSFXVlVZXPksqyFs/MGwFYnHO3p36iqVhqk8FhCuqm3tL5i7qsTmRFUSBAwz14dAR23UaPr0esWCHy8TxER3MKLlraUxhypXBxww5/26ANTULqPToFch8Fwvyxlzkn0FMvbSK9h2TxRzRqwcq4LjKkMpwe4IB9qr6HdXl3ayS3cEFvJ57pGIZfODx7/3chOBgsm0kds+1W7G3kitCHmMshZxvAxjJP8AKgCto2kto8V1Cs88yyzPInnHd5e4biM+m4mvzL/4Oo/iDb2H/BN22tYGt75ZPiLpmm6hCsYuTF/oVzc+UUKth2j2OpxlfMVgVIDD9RLOJoItju0hH8R71+WX/B3/ADPF/wAEptNC7FD+O9NUsT86/wCjXv3B3Y/dH+92+8oB+L3/AASg+IvhrQf29NP8XfEfW/Euj6BqNlq+la7f6I8Vrqvh2O80y8tvtUX2ZvOjjgSWaZpFjjEEcHy5OyI/01Wfw+8cXvh6fwf46t9J+JXgC8tbS2bVLu8jOt3iy7vtE1ysVrb2hEbFQpt1VnjQvtMjYH80/wDwb8fBp/2hP+ChGn+C5ta1Hw5pvi3QtXsZ7uw02b7e6JaSsxSaN08h14/ekkeYkSFJVkYP/Vr4Z+IGi+I9A0u8069S6tddwLOY5/fMscjfMG+cOqwNuDAMCpBAYEAA574NfCHQfg14Oh0jw9HDBoMTLIkMFpbWkNuqIojZkjRMgRJGuWG4qi8kYrsbGBbNy8CC4WZsknYqEH59y46g54+hosrRW1EvCVhCQorxrJ5gGMgDb7HcPwqzDp4muBJMIecg4JJPPHzd/p2oAow3cttdyI6zxW90Wl+fa0jE4GAB0HH61ovc5MSRqrOpX93J8rKOeaZfLIsck0SETW0ZWIM5VH+v5Vz2sanrNwltL/ZoBjj8x18wPHIysrIRjoQwH50Aber3tvYabcXskbSpZyF1KNk7unH507RjAtg32TiXAMgcHcCecH354qMajp9m+6WeOISMV2ltqF9xVh9Qymni0cawLgIDGyFZJC+VUAcbR9f5CgBDcNLYzCcPZx7RtZpSZAcnr6A9vxqC+sriSb/j4EaiVXCSP5vmAY6enWiz1JYtPzeSOssUgEshiwCcnHP0q9cXS6jEptZIJACMndk7Mjd9O1AHj+dyhiMFuThcdhSULjy1AGAANv0wMUUAFFFFAG98PWCa6hZICjfu2kdclMhun1x+lZ+vWUWn6nPHCzuluxYOfkzyenrWl4FmgDzxSmJJJXjMLu+3DAnjHfOaY1vc3Wk2wRySELMkPyBSIzkn+9nI/L3oAZot+iqktyzyBTuVpNriMEHOAcdSF/iHTvXT6HZRwlVl3ygxBi6YQs7tyNiggcDBJY4Xd0G41lR22k3FrYx7iGnt1Y702RLIANrs/YjJx9TXRy2I3rbYS6S5gG8uWPnMOxbaVZWBIwewOO+AD5x0P43aV4HHiXX/AIhWOm+Bta8GWd/4h0jwppHihXgurNIPtV5fG1UwPNOXmcy/aLfMZI2As8jv7rZ2GmeIPFVj4puNL0q6uGtZbPTNbgCGeCwn8iR0MrYcLJJEmVUAfJHnnFcBa/sR+HNE+Pc/j3R7/V9GuL4RLe2tlq9+bPUJPIuI2lmtHujZly8ttMsi2/nebbb2kkMnye12TrLKd4IeU78lsZwB0GATjpkgHigB0e/ZuVCrsuGAYN83XqcEgZPce1VtO0ueDWb65e/u5YLhYwlm8caQWzJu3OmIxITJuG7e7j5Bt2/NnSJMbFmZSDyM/Lj/ABqhezR2usQooummuUZxsiZ0+QAYLfdU/Pkbjzg46GgDI+I/gqD4g+FNT8PzT69Yw6zayxve6VqUlhdWx+XBiuImWWKTnKlf7pz2z86f8FpvFb+Hf+CaHxmEfhnxR4jml8E64zPoyQp/ZkZ024je6neWaMpAiy4kERaYxmTbGwDY+pfDnnNpivOLlJJsymOcqWi3EtsyvGFzt+gFfPv/AAWIsbe9/wCCWH7Q4uF3LH8OtedPvcMNOnx0oA/ipuZwZ3C42kthWK4Xg5AAAxyTjgDnpX9kn/BAGG6tv+COvwCW7ks5ZW8Mo6G2+4IjNKYgf9vy9u//AKab6/jSUtLkYwAcnnHP1PSv7If+CAXxU0T4lf8ABIT4Cy6RJCRaeGl0t49vll7izka2nOPaSM8980AfaE0vlpnGecUK2WIxjABrO1q+mstOllis7m/kSJpFht2jV5GALBVLsi5JAUZcDLDJAywPDd9dahpu+8sZtOnEjr5MjI7BVYqrZRmU7gAw5zgjIU5UAGjMhbbg4wc9M1FbWUVu8jpGiPKcuQuC31qxRQBBczi32krI2ePlXP509MAnAwMDtipKKACmv/wL8KdTWG7HOO9AH8g//Bzxv/4flfG/zN3TQcZGf+YFpvbv9K/VD/gycuUb9in4tw8iRPG6SN+8zkNYW+Pl7dDz3/Cvyp/4OdnNx/wXK+OJJLDdog+h/sDTq/Uj/gyT1Oaf9lP42WrlTBF4ss7hMdd0lphs/wDftaAP2s1SSWKxkMCh5hyq+vIo+0xLcxROyLNMDIkZ6tgDJH0z+tXKZKmQOvBzwcUAZOuafHfXWnzMt25s7gzRCG4eMM5jdMOqsFkXDkhXDKGCPgFFdKmj6hDptvY2axagjPCBFHcs80iBNiEO+5juG8AsxJY5OW61rJYiKbfvZcbuC2Vbdjr+VTW0/mTSp5boIyACRw30oAwPFWpsdL1aG3GpLcwW0gja3iRpXYpuAhEuY3kGflDArnAOATmbRNV1AT6gL+0srW3S8Edi0F41w1zAY0IlkDRoI3L+YNimQYVW8wlmRN9xuIGAR71ga7LPLrenQmWa3LLNIxjjyjgBUAYmNl+9IpC70ZtvG4bloA6BSOg7Utc14SsdR08mO6u5b2FUWP7RNJGZZmVAGlcRxoodn3gqCygRoRt3FRt2ysbiSQyFkdVCptwEIznB754/KgD8If8Ag+JiY+Ef2b5F24S68Rg52900z157dq/nymGI1+70zxn0Hr/Sv6Ef+D4Od18D/s4RKmQ1/wCIHLf3dsem/wCP6V/PTIMH196AG0UUUAPQjkYzkYH1r+3n/glFFJB/wTB/ZzWU5f8A4Vj4a/8ATTa1/ENH157c/X2r+3n/AIJQzfaP+CXv7OL+WYQfhf4aAQ9v+JVbUAfQFFFFABRRRQAUUUUAFRz/AHD9DUlRXAB2ggc8cjI9f6UAfww/t7f8nzfGf/setb/9OE9eTV7V/wAFHrX7B/wUH+Otv8n7j4h+II/kGF41K4HH5V4rQAUqg84+lJUsIJDEZ4GSR2HQ/wA6AP36/wCDH/Tli0z9pi6KhnlbwxGDt3EAf2vnseDkflX7xx2V/dajcF72JLXbF5UcUWHjdd3mbn3fMGymBtXbtPXPH4mf8GS3gG80n9nL48+K2cTWeq+INM0uCFPvLLaW00rn8Rex/lX7eBLuTVElLqloIcmLZlnc+p7Yx+tAF5eGJGPU+tZfiMyRwq0cs8BaRFLwx73wXUYI2nC88t/COexrM+JHia38J6HHNdm7QXN5bWMEkNpcXmJ7iZLeLfHB8/l+ZKm9jhI03yOyRo7rcu5bi7sY/stzFHOZYy7SwvIpGcSKBuXaxXIGc7WIJRs7SAN0+V9H01jql+lwZbp/Lm2LEFWWVxDEMAAhVZUDdW27j1rbiA3EjbhjnIOc/wCeK88+HnjO/wBW1TxpJqlvrtpDpeqNFa2lzpPkiGGOKNMwTIzreJKyNKrph0FwInVJUZR1+n2gSS1aa4uJJ7aIwlnfZ5p4GWQYBbjPAx83HBFAGzRWddW5a7t5FiheQAxs7kqyxnG7A+oX9KtQ7/PcEKEAGCDkk85z+lAD5mAZc9c8D17f1r+bD/g9j8YpfftpfB/QBJl9M8FS6gyf3PtF9Kg/P7N+lf0oyDK4Pfjriv5bv+Dy7XF1f/gq74chXrp/w402A85632oy/wDtSgD8m4CVzt+83yj6EEGv7P8A/gg347T4j/8ABHv9nvUUGBB4QttLP1sy1p/7Qr+MCHjJAzjk8446EfrX9dH/AAaxeLIvEv8AwRK+FNskxml0S71qwny2fKb+1ruZU/COWP8AOgD9D6KKKAI5SMr654GcZqlI119tj/dwJCXO9t/zbdp6fjtrQbA5OOO9Zd1dPHOxnRI4QyrE4k5fcQuOORyV6UAZXiPQrPxLqc1o9xqCy/YZrWSKy1O4tXSG5Kgv+6ddsmYmKTAiSLDbGG9gTwH4C0jwDo9np2jWFppmmaRaxWOm2dtF5Vrp9skapHDDGCUjRY0RQqBQAo+XnnMs/htbeCJZ9T06NxqE1xLLMIYI43vFlluJRCxCnavnXG4sOSUXdlcipfGHj2TwtNDFFp1/fLvRr2aJgItNt2Zl892OJCDsfAjVsE/OY0IkUA7CSMNnjkD5R9DnP54r+XP/AIPJtAuNJ/4KtaDdTSQPDqnw+06e2VDlljW8voju/wCBxvX9PJ82R3znJVGDlgfLYg5I+QjjjHJ++eAMZ/nG/wCD1P4Y3Ph/9rj4LeJ5pLq5h1jwTLoqSzY/eNZXjyM3DfeP21SflUcjr0UA/FeiiigAooooAK/YL/gythR/+CnnxAduqfDC+x/4NdKr8fa/YD/gyt/5ShePv+yX3/8A6ddKoA/p5YYcEd6r2KzqZfPdXO75cJtwv9at1BOJTJHsdFXJ3AjJP0oAi1O+h0+FZJnjiUusYZzxuZgoH1JIqS1nEoYgFQCVwRzwSM/Q44qG7tkm27kZ8HOCMjghunTPHB6jtTNG05NKtmijaZwZGkzLO8zfMxOMsc454HQUAXpcKAT2OajtbZIXdlRVMh3EjqfrU9FABRRWRr+t2mlXunQXNzBDLqVyba2jkkCtdSCN5SiDuwjjkfjnEZ96APz5/wCDrPR4NV/4IqfEmWRA82l6hot9F6p/xNbWAt+Anx/wKv5JZW7k5PIJ9ff9a/rg/wCDpmMRf8ERPiyDbtcEXmhfvh1tf+JxYjzWx342f9tBX8kFx977nl9eOeOT/wDq/CgCGiiigAr96f8Agx8llHiT9pZVjLw/Y/DjNzjDB9U2j9Wr8Fq/dP8A4Mrr1xqv7SNrHJqFs9zF4XIuLSBZ2i/f6imCjK2VPmfMccIH5HWgD+h6fzUtmaFQZSMhXb5cntUtqG2BnAVyo3BTlQfaq1gZCfm8wgqv38ZJ5yTgYBPoCcYHAq/QAUUUUAFFFFABRRRQB+D/APwfB+cfh7+zltYiD+0te3+7eXp+3/2av55pMYGM9P171/Qz/wAHwrqfh7+zlHjMj6lrxX6CPT8/zFfzzyfdBHTp+goAj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+1/wDg3SOP+C1HwEPP/IZueR2/0C6r+x63QpLNly2WGAe3Ar+M7/ggHq8mif8ABY74ASxbt0vidLfg44khljP/AKFX9mkBBUkdMnvnuaAJKrzW/nXMT+Y6iMNlAcB846/T+tWKY5wy8gc9f6UAIwzjnv16fhWbczX88KFIVhdZwCC/3k7n7rf0+oq7EzyxsJEERZiMZ68dazbzUTF9ukkL2sFk4kklcAo6BVL9enyg/nQBctmuFWYuoOHbAByCvGP4V9/X6modXedYonh3/KpLRIm55OmFXLAA5xyR0zyv3g7SNYtdSvbuCC6hnltHUTJHIGaIsN67h1GVIx7Cl1q+TS7Ge4mWd44YnkZYomkkIVS3yqoLM3HCrkk9BQBR0mK41zQZYdStGsGuQ8flR3DSusZJC7pAq4fb94AsAejuMMfC/wDgrXptzqn/AASx/aIgtLqWzl/4Vtr8quoEm9F06ZnjJfg+YoZOecOa+g9Fvl1SxhuIlnSOaJJFWaJo5AGUN8ysAytzyrYIPUV47/wUz0+DV/8AgnJ8f7O6uhZ2938N/EcMk+M+UraXcgt/wEZP4UAfxA3e8RRhsBsc5AyeAR74wRjtxxVSpplAVTktuyQduMj1/PP5VDQAUq55xSU8H5G/P/P50Af0Kf8ABj9NnwH+0chEny6hoDZY4HMeo9Pyr93La+hmu5oFkjM0IUyRhslN2cZ+uD+Vfgf/AMGQN7C+n/tKWRGbkT+G5CDjgFdWG7+n/Aq/ejStNtrG6vZ4II4ZNQmFxOyxlTM+xUDN6nYiL/wCgDRoqvcOIhk5wMk4Gffp1PTtVTRtRivLu8ijWZTaSLEd8ToDlQ3BbhvvdRQBp0UUUAV7q2S6VVcsAp38HHT+lSxjGfXr1yaZciUoPKZQ2e4zxTo+nUE98DFADpMY56niv51v+D3222/HD4Az/NiTRNXTnp8txbdPzr+iW5PKjGQTjOcY5Ffz3/8AB8Pb+V41/ZwlDSHzLPxEuGOQMPpnT86APwZooooAK/Qj/g1t0mfUP+C3nwemiSQxWEWt3Fw69I4/7Ev0yf8Agbx1+e9fqd/wZ/8Agg+Lv+CvMN75cbjwz4N1TVCWTcV3NBa8en/H1QB/VPa7TuK4yTzxjpwf1zUN/vcpgnGew3Y6EHGD6fr1FOG2WTG3J+6TgcjAOP1z+FVdEvbm7e8+02wthFOUifzA32lABiTjpnkY9qAPNPgP8OvFfgbSrybxbfWuo6l/ausG0TT3MFslhPq1zPZb4gI4GmS1lhSRzH5kkkbuXfcNvpZt3inFwFlnkVjHgOyKMnk4JP6elWvspu7VorkJIj5DA9x2qRYfKQKgCqoCgZxgCgClqkckiKkTyQuwYeam3zI+DyNwKkjnqMc9exz/AAZrUM3hSGY/2lHZ20Cqs2pwPbTSqEXLyJIquGznO5FOc8YwTuW+8zyZVBHxtYHJbrnNWKAKmmzR3VqJoZVmilAZGU5Ur2x+FW6KKAPyN/4PO/EUukf8Er/CNnESDq3xJsIJP+ua6dqch/VFr+XmRdjbedy8H65r+k3/AIPZfFElp+xh8H9GDqIb/wAaS3siHq5gspEGPp9oP51/NlLuZgT3H6Dj+lAH6hf8GhfjBfDP/BX6xsXKA+JPCOraYNx5OFjueP8AwGr+qaSdEu44Sr7pAz7th2jDD+LseeB3r+Q3/g2F8QDw/wD8Fw/gi7/6q5k1i2b/AIHot+q/+PFa/r1FtGbgSFIhNHuVHPVQ2CfzP8qAKseuQPqMNsyzRzzRyTKrxnOyN1Dcdhl1we/4VpW5GXAAGwhf0B/rUF4rLbMFyMKRjbkH+X8x9awbwy299Pc3ju8UV3H9mW1gm8xVdEjO4RSOZF3u+WKoqY3EfJvYA6a4XKckhR1IJB/Sub1+5TwPoOoXUFpd34hTzI7YXKGS+kIISCLz3SISSPsRd8iKWcZYdatza9ZWOrW1hNcww3l6kjQWryIktxGmzzGRC3KJvXdgEruGcZ5oahoN/e+LLe+/tK5TToINq2EccDW88rOp898xiYGMKAnlygHzX3K+F2gF2Swi1KxSK7thchZY5BFcKrqWSQOj89HyFYE4OUU4U8Va0WOyt9R1CO3Fut1K6XF15aBWkJQIjtjvsjVRnnEY7Yrj/i9az3vhLULd/EKeFrPEl7NqtrdLZXmjWsMLOZ42k3QM8c4jLCZTBsZhKjqSr2Phh8Q/7Tg1DRtUu7K98V+GYIDq0VnGIzIJQ5iuI4dzMsMuyTYdzDckqbi8TgAHin/BbOLT5v8Agkp+0KNVvYdPtV8D6k6TS3X2ZTOsJMMe7+IyShEEf/LQuI/46/i51nVJ9W1GW7uWZ57hi7sRjcc9vbjH4V/c7+154VT4pfshfEzQ30+a9j8Q+EdVsWsynz3Hm2csflY9W3Yr+Fu7AEhAZmAJALDBIHSgCClXG8bs470lFAFyCwlltZrmOORraB1R5AuVVmyVB+u0/lUD5UbTngnjsD/kU1Dw3GTj8verGonYY41n8+NFyp7KT1FAFSiinR9DwSfagBtFWJzAVOxWXpjJz9ar0AFFFFABRRRQAV9Wf8EO7HUL/wD4K6fs8R6YQLgeN9Pd8/8APFZN83/kJXr5Tr7J/wCCAk9tbf8ABYH4DT3l3FZwL4mRdzuimR2hmCRLv4LSOVQKPmYvheaAP7KrOeOdpRG4fy32tjsev9RVmubXVZtVsNMv7eUW1rP/AKRcC5t2hd4WhbCbWYGJ920ksDgIwwCQado/iuDW7y/W32SDT7gQ3HzkPbv5ccgEilRtYpIjAZJ2sp4zigDoqKzLq2ku7+2miubhI1Vi0UZQxz5x13AnjHbHWtCLgHHTtQA+iiigAooooA/O7/g6mTf/AMEP/izzjF5of/p5sq/khgdYlZvmaRRlBtBXGTnP6V/W7/wdR3/2L/giT8VU27xdXmhxFd2BgazZPn/xzH/Aq/kl1icTTRtHEkC+THHtQ53lECl/+BEE/jQBraFq7RDU3S9fS47myEUkUKso1BBLGzRdQONvmfMcExAfeK1+jP8AwRQ/4LS6z+wz8SIfDHjO6tdS+GfinfLNp8QhjTRLhpHY3MKsUSLl2zAjJGyKAqKzRPX5iQSmGUOpKspzn0qzBdshUkujb/M3g4Ynjke45x9aAP7Y/hf8S9B+K/gTSfFXhjU4tY8P63bi7sbxNwNxG6n5nUhdsmQdwKhgcq3K4X6KVuv51/JD/wAEOf8AgtBq/wDwT0+I8nhTxJPd6r8I9WaWe7sA5S40ybiT7VC4IOTtIdP48LypAkT+tLSokjtgsRwiqAPlwcY7+h74wMZ6UAXqKKKACiiigAopsgD4BGR1pIZBMpIGO1AD6R+h+hoPUcZ/pUazJJMVVgWQ/MPTrQB4vqv/ACFrv/rq1QVPqv8AyGL7/ru1QUAFFFFAHT/Cf/kZ5P8Ar2f+a16Yvf615l8J/wDkan/69n/mteknfvG3btyd1AEtVNRleFEKRPKWcKduPlyR83Pp1/Cp0x5h+97Z6fhTLuJ512rIYz1BAzQBTu9Ot79I2mt4pGt3DRs6ofJYfxD3X+lVor02LyytYtbrJMqSHHzyEomCNvYfd/4DT9f1uPQ9LNxOV2q6QlpJBCGLsFHJ+vSmeIWsm0u6/tIWx08Kz3IuQvklBnduB/hAUnJ4OBQBoXMDSQlQzoOMFSQ2MjjmsSx0+81zwzYw6vGkV6FikuDp9xJFEsqgENGQwYx7gMK3XuMDnQXVQzzpbhbmaCZIJ03ANGxRX+bHGdrKfpijWNUisL+xhdZS15KYUKxvIoYKX528D7nf/GgCvoOneTdXF1FE1rHeTM9xHITI07KFjV8biEyka8cH+8N2a/Mb/g8Flksv+CUml3ULMj2njzTH4ZhgG1vkHT3YV+odppksTpLNO88y7gGGQnzbQQVHX7vfpX5T/wDB4fb3Tf8ABMTwysbRSxH4kaUEtyCWuD9h1PdGWPXPB9ttAH5G/wDBuR8MbX4v/wDBTDQ/BN//AGjL4Y8ZeHdWsb82WsTaZfQx/Yp2ElpcRyxypMNio3lMC0ElyjZjZ0f+pf4V/CLTvg9oWh6Npmm2x03wjo8WladeyBTeeWMiZWbCjLmKBmIUB2LN3AH8r3/Btt44h+Gv/BT3wpdya5JomnjRtTbUbqO5jt4vIWxumked2jYrFGoZ9ykbXijJzxj+tC0kF9AfKkxG8SyCVWO5sjkk9+Mc47EdqAKltYw290YmSWKKF1O9WESbuQF2j0VV56c1rQTB7qSQXCmInaqgdGHX+lUr6R4VBt2klDJhpN28jBH8Pfr+FWtOme4ubhWjdIuAuU24OOT/ACoAuSzokgR2UbugP8VQT2qrMkjTSqoOQpbC/jVVtOW51KJpplfyQzRxqee2c/pUV/o8N2XjlheTdcrJnbkHDK3/ALLQBBqUsUzpLFaz3TPcKCySD9zjPzj6dPxqyt1NY3Mk0ku6zA5TyxviOB8p/n+NS2lilnDPCCHjZ2GxVx5YdiT/AOhfpVDTbmG5lmEcU0cVxdGRpA20KRhP12UAXZdDsr028hj2lZfPjZSUIbBx9eM1Vhms9KlgSMS/6WW8tgS+QA3X05Y1c1S1e9jDCIC4iYmAlsgn69sisy0tYzeXCSRWQeFC6RqPNaNGBwT/AHckH649qAPMQ2FVe4B/hx/E1LSu/mMCMYx0B46nt2pKACiiigDb8CXaWeqhpZESJjsZSPnYEHkHtj+tN1W6icSiIfbY41AtppJd5hTLZGO3b8qh8MAzXpgjj3zT4VDuxjHJH44rZ8S29rp2nSRKYrS71Ai4nDtnywvI/PB/KgCLwNAlndi6NzA6lCFi3fPMx6KF/i/pXl3/AAUD/bKt/wBiL9kfxd8SmsLKZ/CUcNxHZ3kdxMl3M1xEBaiOBGdJZDiONyAkckiO5CKxHq91pO94ob8QQ7YBHE1r/riw+WM/7vytn321R8YeDU8f6dDpk8avp7eWLxLKSJRfsksbtbSq4+e1kClXUfejO3ndQBV/ZS0y7Pw2j1iax17Rf+EsittffTNZtrOHU9MlltIFkhuGtQEmnLxtJLIzOxklZd5VVVe8KGNmKLGkAxM0cULLhgwJxggliPYgED15zdJt5kSztpLxnjP7wRSwkzspGQcdFOdx2jG0Mq4+WoPGmvajoOnWV5p5WSCH555Gsp72Ywo6vLEsUK7wWhWXa4PDrGNkpYJQAkmt6R8R7XXPDF9oepXVou/TNQtdQ02RLS8glEqFEd1EUyFVO4Rs21du7G4A9ZaSg/dbmTBQkAA5XdkKO3XrznPbFeeaL8WZPGAtfEMVr4jsvDkqs1gr2EZi1yFrSK7jvDjMtsgAliC3BgfzRho8GMyN+CXjLxT4u0Se88QaPe6RHqp/tHRY53DTW9lJFEyQ3SpGBb3cTsyyRkyqDyjyAusQB2kupWOq+JYrOLUI0vtNKX0tqjgyeXKJEQsp5UORJj12H0r4k/4OMdeXSv8AgmH4505/FmreELDU9Nu4J7i0sbS4tLrZayNHaXslwjmK3nlEduv2dftBubi02EIJa+ytG0Yax4jHiZbrUBZ6rZWaQWctobSSAobht7psWbLi4G6Ob/VGPIVGL18kf8HAHgUeKv8Agkd8cTo95pVtPpGhz3U0F5etaWLr50NxOWCcG5KKzwq3+skkVf8AlsTQB/H7OuYg7GIvjLAEAkZz2GOd3rnCnoMV/YD/AMG6+qadr3/BFv4Lw6PqWn3D2ulXVncyWhBW3uxeT7lbH8allz74r+P5JAoGSHJOCB16HPTnoeeRk+uK/rT/AOCAkF98Jf8AgnL8JBLqOj6R8MIfCFrPbSNuWe91q+uLjUL+eeV08pbdBLDBEVkGJTcxMN0cdAH3xq8Mni7RbKXS9VuLKOeW2vEuLQREzxpIkpjPmKw2SqvltgbtjttaN9si6ljGy3Dsxc/Kq/N3Izk9B/h6Ac54QfD3UdG8QRwaZqviCDTL68bVLy5fURdvHcJJBstY47hZNltJGksbpGybBgoA7tInbWTloMmPo2Vy2R2UdeQQOCCBzmgBdWsIr64tXk8/fbyb4/LldBuI287eCMMetTWs8TXstusgMsaJIyd0Vtyg/iUb8qjs7u3dJ5YZFkUMxkIO75l+Uj9KtWk63MCyJ91xkcYoAlooooAKa+cjGM06mSEkADHJwc0Afx/f8HN4Q/8ABcX457Onn6PkZxz/AGLYV+mv/Bk7YC//AGavj0siuouPEGnRtIrkNIPsswwD2xn9a/MT/g5kdZ/+C33x0MaqFF3pS/L3xothmv0s/wCDH65kl+G37RUZ/wBUmp6E6fUx6hn+QoA/dazwEIBJK4Bydx9evfrU7kLyfpS0UARwRCEEDvzUV0rHaF2qx4DEZx09wfyqLWXdbYLFsE0h2JvTcuT60xgLe12W6RFUUKihtikZ9R078d6AI7axnivZ5fO4lVAAd+V2ls9WI79se/armZEuBt2tEc7iTgqaoXOLbU1kZp2a4UBlAdo02K56jiMHPU/e4FQ+HvEtjqPhqy1SElbK+SGSAmNospIBsyh+6fmHH496AJtZXUX8sWBt1Z2+eSZy3lgEfdUY3Z5z8wxgdamexWS9hlmhikuIVKxzCNQ0W4jdtzyAcDOCegqvqup3FrqFnbW+nXl5Dcs3nXMMkSJabcAbw0iud3ONgb7pzjjOpAcyN1IwOex60AfhN/we5+DBP8K/gF4g+2XiPZ6trGnm2DsbZ/OitHEhB4DL9nwMf3zX89E0hYgkHOOp6nnOa/o+/wCD223s2/ZV+CcsiyNfR+K71YivQRGz/eZ/ER1/N9KGBw3BHGO9ADKKKKAHR/ez3HNf2u/8EsNatdK/4JMfs7ahe3MNlZ2nwt0CS4uZpRFFbRrpduzSO54VVCkkngdTxX8UkfMbAfe6/hg5r+1r/gi3rqeIf+CTH7Os0ZJWH4f6Pa/jFaRx/wDstAH0Z4fvv7U0yC5Ec8KzoJQs0RikXcN2GQ8qwzyDyOh5zWlRVe8kMNu7hGkZVJCLjL+340AWKKr2chmt0co0bMoJRsZT2/CrFADJSAADxu4zUUNukdxJKEQSSYVmHVsZxn8zVimSffX5tvt60APqC8H7k4AYngA98kVPTXGT0yDwaAP4e/8AgqFbtZ/8FLP2homG1o/iZ4kXHp/xNLmvCa+hP+CsqRxf8FR/2kEiGEX4o+JiP/Brc1890AFOQgnBOAe/em0+ElXyOq80Af07f8GW+jS2v/BNHx9fPM7x3vxHulSJn3CPZpunZI9M7h+VfsHX5a/8GgXhCTw1/wAEhLa9cjb4g8Yarfr/AMAEFr/7b1+m3in7edAvBpjWa6iYX+zG7DGASbTt37edueuOcUAcx+0D8OtR+Kvw2l0fSvEF74W1D7ZZ3ceo2rTq6C3uobh4mMM0LmOVImiceYoKyHORwdrwno8XhYyWMAijtriWa8RBEkbNJLNJLMSEULne+SepLEnnlrk0qSTpbPcGOeUb0Eb+W8u3GdueqgFc49a0olAJIAG7nigCK1tYrSNkijWNSdxA6EnvWL40shJcaTeLpt1qVzY3RMSwziMQ+YjRM77mUFArnPDH0Umt+RSV4IB7ZGcVWhkeztC9zKjBAWaQDAxQBmT+YYI7e73xy3sZhZbcsyI2xmYq4AKjPQn0HA5zsWu1VbaScnOdxYenU/SnQTrcxiRCGjcAqR3qWgBk21lIboQRX8lH/B2B4xfxL/wWr+IFi33fD2k6LYqPQNp0Fx/7Xr+tWXAGScYyc+nHWv47f+DkvXP+Eg/4LZfHefzfOEepWFsG/wCuWlWUWPw2Y/CgD4fgk2Eg8K+Fb6ZB/pX9SX/BnJ44fxV/wSc1Wwkznw38QNRsFyMfK1rYXA/9Hmv5bIOT1Axzz0r+kz/gyc8UrP8Asb/GHw+Xt/N0zxlDqDRr/roxcWccY3+x+ynH0NAH7KSX32nTxJDErlZzFtLBQdsvlk89+Dj3xUmj376hbNJLC9uVmkVRIQNyo5QSDHZwNw9nFW57mNLqOFmTzZVLIh6vtxkj6ZH51W1i3kvLKWFLiS086JlE8YBkiLcBlzkZHXkEUAS6bfwXstwsEySNauIZVU58twASD74Ipms6Xbaxbi3ureG5hc5KSxCRMgg5IPf0NVbC1FjcSIkMoa52yz3LKo86TaqEttI+baijO0AYHrTf7TS63lPtMTJN5OZraRBu4APIyw6fMpAPr0oAhutWuZPEcFhHCpha2kmuJQ0ieUcqIwpCFWzhs/vEIwMB8nbq3CqY3BAZWGCu3cTkY6d+3WsLwT4UPhXSJLX7VdXbzTS3Ukk9zNPvmldpJAhnlldI/MZikYfZGm2NQAlcB8UodO8EeIbXxdqOuw6DeRH7Pb3txDHbRy2UeJbm1uJ3/dYl2SSRs5Xac7WwWVgD1a1vY9T0+KdEdUuIxLtkUgqGHVl/p35r8EP+D3WGGWX9nV0t7oy2p8QB7n7K/kgP/Zm1fNPyN90/KvK9/vCv3S8HeL5vGnh7SNThs5oBqkMNxd28wmtprESQbyskU8cUyMpYDbJEjjA3Kp+VfyW/4PT/AA4Jv+Ce/wAMdX2QmWw+IUVmJmO1183Tb1zt/wB7yBn/AHRQB/NBI7MBnoOAO1R1NM2985ODzgnJHeoaACiiigAr9d/+DL2Yxf8ABU/xjH+7xJ8NNQzu68alpnSvyIr9Vv8Agzw1d9M/4K4XUSjIvvAmq25/CW0k/wDadAH9Uka7YgB6U6oQAq4xwODzjAxTNPvoNQjaSCRJVDbCynIyO1AEzng9c4zx1qva3CtdywjO6IKx+XavzZ6evSrdU9UmS1RJJJAgztxx8+SPl59aAKmreHdPvdas9RuLW3a+s4ZreC6MY863jlaNpEWTqquYo9wH3ti+lPkklXUYY/KmZJg7ySrt2Q42AId3Pzc9PQ1A0KR6iblrqWZoHdFVXYrFu2/K0acNjHBbkdutakIIUZ6kD6frz+FACwLtfGMcA8dB14rO8Updy6JdJp9xbWl+0MhtpriEzxRSAfKzxh4y6A4JAkQkDAZc5GlKCduOx9ufaqNulpqN61zE1vLcQ7oPNAG+PplaAPz9/wCDoK7a3/4IjfGVJIfNWebRE3jG1B/blhgjkn257qTgZr+R2fLhSc5wB+gr+tn/AIOnfD1h4l/4IsfFO5nZGn8O3+iXkCln+WVtWtICSF9Y5pOtfySSDAH496AGUUUUAFfvN/wY8wQt42/aQmZAZ47Hw8qN/dVpNS3fqF/KvwZr98P+DGzf/wAJH+0v/c+zeGs/XfquP60Af0Exjkk4z0zT6bH93nGc06gAooooAKKKKACiiigD8Hf+D4W5K+Av2cYQVAk1DxA5z1+WPTun51/PM67WxX9DH/B8N/yIv7N/3/8AkIeIOnT/AFenda/nnbt9KAE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+vf+CCeoJpn/AAWG/Z9eT7kniyCA/WRJIx/6FX9nEpY27GMrvIyM+lfxL/8ABJO61q0/4Kb/AACHh69j03WJ/H+iwQXMkPnxwiS9ijctH/EPLZweRgE8r94f2wWGXRvnPytjhcYx2/L9SfoAC5DnaM4+6OlZmp3U6ahBbra3Jgkilke7jZBHAV2gRkZ37n3MVKqQPKbcQSoa/az+fEzNGY8MRg/zqrfzK8kaoXLZIG3OAe2cdOe/4d8EAqeFLO/tkuft90l1NJcyyRtHCIVjiMjGKPaHbJWPaC+fnxnC8Ku03JGePxrmvhd8QtI+Kvgez8ReH9T07WdE1UNLYX9hMJ7W9t97COWKQfK8bAfK65Rh8yllIY2/E1lBPcWlxNcSwtp3m3KKrjaw8soxZcHIAf04z74oATWdAg1MTxeVLEL5NtxNbyPbSsB0xIjK4bBbBBBHJBHQ8pqPjfU/BGm2cb+CtQvn1DxC1jKNCMEkWn28szsNSmaZoMR4dXmCCSRXlk2idEMrbsmrXfh+CKbUrlJUm+x2iR29mzzLcPJ5TOzA4KszLg7ECBWJyMgN8XX2snwzqKaEAmqJblraea28+JpcnAEZli3NwBsaRFyygsoBNAFzTfEWna5cX9jbX9tcXGjXC2uoRW9zulsZhHHKIpAuGjYxSxSAEDKSofuupPh3/BSzUP8AhBf+CZ/xpSPT7jU47b4b+I4dk3mTx4i0W8b9+7fMyN5ewu3LNIpr3HwreXWqaBbXE6TpcPguJYPIMxAwHEZclAw+YKSCO4U5FeL/APBRC2v/ABT/AME7/wBoS0tLO/u7i8+HWv29glnte41Jm0iYL5IUkmR2JC8Z+UYoA/iSllyAMEY456/5/wABUNT3QzJ1BBJIwNo/LtUFABTkG7A9TTaVeTj1oA/f7/gx20RBH+0lqT8uP+EZhT2/5C+f6V+/UKhVwPujivwF/wCDHm+X7H+0rbqyCYnwy4VjyQP7Y6fmK/cPx38VvDvwq1CyPjDxT4c8PRa/qS6bog1K9jsvt07QNJ9nUuyiWUiKdhGMkiPPagDuqinkEKBjuOPQZNcn4T8Ry+NdP0/UI4bmztmYXkOyeOeLUIXjkVP3isdwIIk56bVHNb+oaRFqeiXFlcFpILqFoJSxwSpXac/hmgC/C24Hhh9Rin1BbqqFlAA53cHPUk/zzU9ABRRRQA1zgr9a/nu/4Pi0/wCKr/Ztfs9t4j/npVf0JHGMevFfz8/8HyMEaal+zLKpzJInihX/AA/sfH8zQB+BVFFFABX7C/8ABlbavJ/wU0+IU6+XiL4Z3iHd1+bVdL6flX49V+3H/Bkt8O/7S/as+Nni07f+JJ4Ts9I5kP8Ay93nm/c/i/48ev8AD+NAH9HcjZByRhSc54xz1z2wKzbme01XULjTxPaySwIpu7ckSSLFJvCFh1XcQ2M9dp9KPEWjW/iLTZrK9tIb+yuopIZ7aZfMiuVY4KMpyCCB3U8Z5Hd2j6ZcWmr3d1JfXdxDcxxKls6xrFAyl97ooQOC5YZ3Ow+RcBecgGlbEZboCvylR0Xv/Iim3WeCOoyRx/L3/wDr1zPjv4i2fw/8SeF9NmsdVl/4SjUX09Lq2tfNtrBxbTTK9y//ACzRjEI1P8Uksa/xV0dkCPMOACWPQkknpnn6f07UAY8Ov3MWv3dm2l6iIbW2W6hu9sbQ3f3swp+8MnmLxneiD5ht3fNjU0yG3tLm4jiEYmcrLMQAHkONgdvUnZjP+zUU/wBrXWGLvCLBUGxQp3tJnnLbgMf7ODn2xzR0nTQ+u6reXNhp0N1MY7SO6hO6e4tkBKCRtoOVkknwoJC7jg5JoA6OmOcDt0JxWfpOj2djfXlzb20EM1+6yzyJGFadgNoLHqeFHX3q/KoyCex/nxQB+Bn/AAfCeJpIrT9mrTEuHELv4luriBehZRpIjJ+m9/zr+f1ySF4HHHHev3K/4Pf/ABN9r+PnwD0X/nw0DVb3/v8A3MCf+29fhlQB9P8A/BF7xK/hP/grD+zvdRyNEZviBo1iWBxxcXcduR/5Fr+1MQpdQurA7G565zyea/hT/ZE8fn4TftWfDPxUCy/8Iz4s0rVsjqPIvIpP/Za/uxiTy025LEdSep70APRQFG3oBgVS1/VbbQtJub+8nS1tLKF5p53bCwooyzH2AGfwpurO6rEF3b2JOV6qMEZx3xkdcD8cA8Bb/GrS/E3xcvfBFvb22oy24uLfUglzHL9lljgsrh4ZI8cKY9QtT8/znzf9X5eZFAPQsndgZ3N8oOdwJ75x0PUZ9q8v+KnnXXimPRtC8X2XhbxJfCxvFheRtQmudMt72IXax2DMIYQ6SiBrsK6x/aY2dGIjU6HxP+NGkfBTwtZanqpuI4Ly/XTrKG30+eZrm5dmjjijSON5Q0hXEZ2lGLqgZg6Gm+ALvRPEPie+srvSNBsNa0Kxi086dGkNxc6dp86o0cTPGzFYZWjwFKopa2cKHCCRgDc07SvENt421v7bLaajoF6iyWUjTMlxZttVGt/JEfltGGDSCbf5nz7ChChjW8HfCiw+HegXVjoUFtYRS3zX6FvMnZJX2lwGaQMUwNqLlVjjRI0QRoijamu7ixiu55o0jtoZAc+YB+7GAzltwCqDklSeFjI5yMeQftJfC+X47+BPFng/T/Emr/DnxPe31nb6P4mNuLu6GGtr6QWX7xXG9LORXjiaJ4vKMqqpVZWAPbtT06PWtPurS58uS2vIDC4K/K6uGUjr0OfT8T2/gw8baRFoXinUrC3vU1C3s7qWKK6QYS5VWKiQf72K/vP0+Z7eORpiwUEncxyFHJ4OTkcdznJPAGBX8PX/AAUF8In4e/t1fGbQjZf2eNH8da3aLbZyLZEv5gsY/wB0cUAeOUUUUAFFFFAF/TrKbUWEVtA8kqozsEXJZVG4n8MVVmLEIG42jAHt1/rUVFABRRRQAUUUUAFFFFABX2F/wQIEf/D4v4AGV0jUeKEwW6bvJlx+uK+Pa+zf+De5in/BZr4AkOU/4qIjj+L/AEabj8aAP7EvBuktoHhewsJHSc2dvHbkpCYVwqgZ2H7o4q9Yactm1yyySSC6lMpOR8uQBx7cVNp8BgjYGVpMtnn+H2p14SIgQATkDOM45HP4dfwoArWcEenOENxJI0hyrSybyfUD061eQ8kfNx61Rs4JorWRXnWSUu5VxH91dxwv4Dj8KuQBhGAzbmxy2MZoAqajNLHfWapDvjdyHbzNuz5Tjjv3/KrUA2jHHAA6e1S0UAFFFQ3DJGhZyoC85PbvQB+c3/B162P+CJfxGx31XRP/AE529fyd+FrVtQ1qGDyo5TcEQRiSdIIxI4wpZ3+UAHBO7jAOeM1/V3/wdPXkF1/wRj+JyQSxyTWes6FDKhbf5Uh1G1fDKeM7HU89iK/k91TUX1vUri4lCeZdSvK+xNvU5OFHHbtQBHewySMZHDMNoDMuCAccZI4zjr3znPOat6fYW50K4uzewxXcU0UUdoYWZpUYOWk3DhQuxc9zvGOhrU8LeGbO/gWXU7u0s7S+ZoILl7gAW8i7WLSRxLJKFCluiEZIzjrWf4u0yPQ9QFmYJLfULRpIr5RMJIllWRh+7x0UKFHLE7g3QYFAG54JvruyN5qNlq1lpl1oNj51vKJja3MxeVIf3Lx/MZV88vg87EkJ6AH+7PSWMkbHnkDHPGMkcdiMgkHqQRmv4HIne6eONnLBiFAJ6ZIr++nR4/J0y3TukSr1z2oAtUUUUAFFNkfbjgmm7xgZAUA96AJKKhtC5D72UnccY9KmoAKZJypHqDT6bL0H1H8xQB4pqZ26rdL6StUFWtb/AOQxe/8AXxJ/6Gaq0AFFFFAHT/Cf/kZ3/wCvd/5rXpaf6xvr/QV5p8J/+RrH/XF/6V6YnQfQUALRUV1Gs0exgxD8cVBHEIZ4kTzQsasP9nt1oAW/gWdEV/ulh1AIzkEdfpj8azf7Hi1vSriHUYjdWl/tZrSdF2W42r+7OOwK557mtGayiluIrhkQzRIyxyYyY92MhfrgfkKkLrFGWYcIuTkYPHegCL7LFcQhJIlYcNtIwARxkfpSXaSS3FqVkQIkheTIz5i7WAUe+7af+A1atZluYVkT7sgzVLVEka4s2jkmURyEuiAFZQVK7Wz/AAgsG45+Uds0AZmr6PqE2owSw6nLBare+bNCkMbGWIw7PJy33T5pEu4At8m0Y3V+V3/B3t4ft4v+CX9jes+pGe+8daXFIPNmmgXyrTVJB+6Y+XH/AKxy0iKGYrGjE7Vx+q/hO1vbW/1r7Xd3F1BLeK9mJIokWCHyIl2IU5K71kbL/Nlj/Dtr8s/+DyCOJ/8Aglr4WEsskIHxG08psUO0j/2fqQCAbhnOSTweA1AH5S/8G20DfFL/AIK5+G7bVtR2yz6PrFws1zp0F9Lc3VxbETs4lik+d45HBlGAQis++MvG/wDVRLG1jPBA2VgMZR5FQqigYwuSTt+vf8OPwe/4M8v2Tl066+IPxrvbFvM1CWPwvo0imUQEIn2i9kWMBUVd0lpEkrbthWUDG81+7Gqm6jjjnDyRMs0SupIIkBIUnAJAwXJ4/uGgCe2sBpNs5t1M9sGzHFHkFcg5O4fezx9MVPb2UQuPO/fCQA48yVhtyo4GawFheOYXNxcwl3kV5gzthYlUKPlH3s4LZ7bvet1JUEgaN2ZWaIruDOhDEj5WPXjPHb8aAIr/AEy5iluDZypiVyHjYfeyqjOfbOfwpzvK9rGPs7xJcRsj8blgJXcCV74Jx+FZ6eIJ7PSxMtg0UpZnmAGMuEVyv/Ajn8qvab4lsNSijZisMtuxzGy5MJGVx7UAJeiVLSVlnj8uY7p2f5AIvLALqO3OKSeylmmZ4LoYaNRKj4YbccsvB+8MflVu7v4Y7eVXV5VDCH9187HIz+FZVy15dzBoZ7lbaNSBHEqiUlOiNn+9k/kaANyygjgtBGMeUVCjgAEH6AVS1G0iZpZI5NiIjKyp3+R+tQ6bctqiy3QjdIpPKHl4UTI6sdwOPTIqm1//AGfHJaFbkiWJnWSSPcX+VePbH9aAPOFcvGM4PHB7kYFFKU2Jj0Y0lABRRRQBteDoUR7i6eRkW2XkL99wVbIH4A1Yto4bzWp5Jxb2JWJZSbld5Awqvlehyz96T4fSoLq5he8e2EyABQMBzzyX/hx+ufajUhDdXExufOvri3KLHLDL5gbn7rH8sfjQB1lo63Wn3O9SbeUOycJ8yKm3KIvJ6d/an29xZ3ljBKiXKhWkhRDHs3Et83yfUde1cnpmq3emRwXKXP2oSx+XtCbnQAynZntj+tdNBrUl1C0xiFtBdIJlcyncCVHJwrBR8uMnpuoArWAubW7v737JPI0MRghi3iRmODwG3DqQox2yOlVfip44034TeCNX8a64sMFn4bsbm7vLpIXea1soh59w6+WJGbEMBkCBfnZUXjNcV8fP2wtJ/Zrt7+/8baFqdhojR2Vto1zavFdTeK9UuEunbS7O2VvNa4CW6BVlSMTvPGke5uK2dQ+IesfELwtLH4ZudH0a4u7G6sW1PWIJpX0rWCIVtI5dNcW0lxGyyPIwaW3LKsBQOk4liANjwX8Tovix8GdJ8ZeD/K1Cw8SaPDq+jf2gZdNSWKe2Wa2Mm6MvEGDxbv3TMgZxtYrtO94c1SWPwdZ3Wo6lY3zpaRS3N/bRGC1uTtBeWNCz7UbBIXzHwpHzN95q2reLtH0aX7Jqd7p9m2ozQ2kaz3CILyWbcI41UsS7v5bjGPmCkAttJra8PWS6bpMFoklxOtrGkSyzyGSSYBR8zOeWY85buc0AT2EflSzN5rShyCuWyqgDGB+INfJH/Bb7wpc+Kf8AgnX8WQ8fhuXSrDwH4lvZf7V0qW9kt7mPSbhoZbd0IEEmwXEe9mX/AF4+/wAxSfWmoSzxBvs8SyN5bEb22qSMYBbkjP8AunpXx9/wXN8KHX/+CYHxl1CTVNT0C60nwVq06XlrILi2QvblJbeWB3CSCeMvbiQxNJB9oaSIpIASAfxym5j+1AqPMjf5GVzkbegBPy56A545Hav66v8Ag3X8D6V4X/4JRfBO/u9B8OaF4j8QaLNOt1bIn27VYjcSbZ5JfKjZpDEIgRh8AL87ZzX8iiwu7sjRnco2sOhQg8gDv64HPGfXP9c//BvTrOkfET/gkP8ABDUFtkEDacdOa1EccVpbX1jeXUT3MUZHE0hi8yRlz5kjM7De8xAB9xa1Jd3kd7FYXdvazrbEo9xZtNBE7ghJCAy+YAVOVVlyD94VPoUF7Z6lcQvBCNNW3haCdrySa4kmJkEqOrLgIoERVg5Ll3yq7QX8W+GH7X/hjxN8dPHfwyis9WuvGHha6zrM7+Hryz0/UQ9tDKpjuGhMNxP5DBBFG8jstsxHyAY6j9lP4yX/AMd/hFoHiy6+xS23inTYdXs7jTo/9Dkgn+eHaxdmZxC8Qcj5M8KSQwUA9UuJhEMnOACfXoM9OprmtZWHUrp5UW+a50V5PJQTz2sTs0BGGP3H4kOCwIX73VavWnjjTL3x5e+G45Q2qafZW+ozRbceXDO8yRnPu1vL+VZnxJ+IFv8AD3SDe3l3o9gs09vZafJqeqLY297dzzLFDbCVgwEksrRxIoUs7SAKM0AdEzruOVCqpwARwfxPHUdPbNVfB/h7T/C2nz2+m2VpYwz3U95KltAsSSTzSvLNIQvBkeRndz1LuxPJNUBr1rpUtgLm8htZdcuPKsILtxDJcziF5jFEj7GZ/KikkMe0ECOVzwprHv8A40+F/DPhy81BdX/tOCwe7e4XTTLqs9uYJJkuAyQB3xHJDLGVx8rxmMZYBaAPQKguug4Zuc4Hf/PvxWZp96t0glh2vAxLK4KgSLjIK44wSce+c5wRuZ4Yu9RnMq31lZWoWKLb5N2ZzvO7dGw8tAu0bCMdd54GMsAfx+f8HE9ktl/wWd+OiqrqJdUtZ8Mkan95p1rJ/BwfvfX15zX6gf8ABjzqRn+HX7RVoePs2oaBJ/33HqP/AMTX5mf8HJs/2r/gtt8d2aQPtv8AT1BHQY0qyGK+8/8AgyJ0iS7+JH7Ql/8A25eQpa6bodr/AGQJP9GvPNlvj9odP4mi8rYp/hF0/rQB/QxNExukYOAiq25P7/TH5f1pz5IG0Ajbxg4P4VWaRxCGihDyOQxVzg+/PqMY/AVbRgVODn8c8+lAGJcaXca3oktreTy200s0oSSylMbiISkx4fsfLCbh35rVjAAYqQwPOD/FgAZz+HWua+KHxDtfh6vh5LpNQkl8Qazb6Pax2lhNdkyyEtufyhmONY45GaRsIqg7uK6CyIaPAUiT5WZSRlTjGOOOMY44yD70AJY6xBc6xdWSSI1xaJG8qCTcyB923I7Z2n8qyvG/h9rprfU7CPR4dcs0MEN7fWnnGK2eWGS4hDKytGJRAgLAkKyRuVfywpku7ANfi5jhlilnkBmYsCrKmQE++p+bdgdVz1HSs+318eH7mXT9SfUltrKG3kXWb54EhvpLiWVBAChAEqMsZOY1XE8ewsd20AraL4n8TW/iTxF/bnh/TtP8O6dbW0+m3ljqM2o31/IVka6SS1W3XZ5ZSPy/LeVpVk+7EVCnbENl4ktLC++y72RhdWjXVu8M1u7oy7trqGicpK6kFQw3kEc1g69ZeJZ9S0m9t3dTbySiawtrmMW8wZtsTzs8TOVCZ3bCDnGMjOOg1PUF03THmZliErKqGd9gDnCxqWPIy4UcgH5vWgD8T/8Ag9W1vVV/Zr+DVqbKNNLbxZeyi6WbezyJZRBCy7RsYmSZcc/6vPGcV/OrO+SoySqghfpk1/R3/wAHq+gajdfsjfBPVo7aOfSbPxVd2lxcCf7k81pvhUL/AB70gnOf4dvvX849zu+UnJBHUnPYcZ+mKAK9FFFAEkamQgZxuIWv7Xv+CMmnWul/8Env2c47T/VP8O9Emb/rpJZRSSf+RHev4oYyADkZwM/5/Sv7R/8AgjXq0HiH/gkn+zo1nOyp/wAIFpVoJUTLQzR2qxSEcEAh0fBYYJwOd1AH1jRXiVt+1ToHiD4xX/ww0XVZ5/HHh+WEaiuo6TexweS8Qfz4ZUhSG4AZ4kdonCRSTKjsrPFHL6d4L064trWa4vYY4L/UDHcXiR3DzxpP5SIyo7Km5BsADBEDDkorFsgGjc6jFBqFvaNJGstwjuiF9rvsK5wO/wB4Z+tWIiWJPQEAgY5HWicIZULR7iM4bbnbTZbhEkjRmjDyZ2huN2PSgCxRTVbJI7jt6U6gAprgEDPr/WnUyXgqcA845oA/iO/4K5Jt/wCCqH7SPv8AE/xKf/Krc18719L/APBZWLyf+Cr/AO0WuAP+Lia4eP8Ar+mr5ooAKlgYxMSO4K/mCKip0bbSecZ4PGaAP68P+DWfTfsf/BD34PzeYHN9ca7P9Ma5fp/7JX3vf6zZ22rWtjLdwx31zFLcW9uW/ezJGUDsq/eYL5iA4/vj1r48/wCDdvwmngz/AIIwfAa1jKlZ9EnvuFxzcXtzcf8AtWvsTXIBc2zROjSRygq6gbgQcA5B4YYJ+U5zzwelAEOi30U2ni+kaWOO7RJFSddjQBlzsI65ySTn1rUhYsM5U5AII7isHwp4dTwr4U0/TYWurhNMtorVGuZ5LqVxHGEG6WV3lkJwcvJI7kk7mbJNZ3gDxzqPiHx74x0fUNEudKi8PXVrHpl092txHrdnLaRSi7Xb/qsXBurcxv8AvP8ARRIfkmjoA6q5d1TKAMwB4PQ+xIBx+VZPh241e/0qI6nZ2dhdkMJI4Lk3KRNk7SHKR5JGD9wYz3rYuGCFSTgZx0zzkYrHi069HhW8tkvlF/OJzFclAVtnZm2DA4Pl8D/gFAE9h4m0/U9Ai1aK6gfTpoftC3DMFUJ1ySegANXbC/h1C2jnt5Y5oJlDpJG25XB6EEcHNFu6wo29wu0AHA2gDscdvT8KsQurxgq24Hv60ANkb5gOSfT2yOa/im/4LSa2niL/AIKyftE3EcrShPiBrFsSexiu5Isf+OV/axcIGTBO0kEA56d/6V/Dd/wUS8Uf8Jv+3/8AHLWs7v7Y+IOv32c5z5uozv8A+zUAePRnb2JIINfvd/wY9+KYk1z9o/RZZmM00Phy9toT0KRnVUkI/GWOvwNr9l/+DKDxSbT/AIKEfE/RMOV1H4eS3px0/calYpz/AOBFAH9LqQICjYDtH8qn+70B/lU6fdFMhCqWxjOecfl/SsH4l+Jj4F8C6xrv2e4uzotjPf8AkQRvJLOIoy5RVQFmZguAoViSRhWIwQC5qviSDSdWsrWZpka9D7WFvI0Q27c7pFBSM/MMByN3OOhpmq6lbW1zZxz3CQzXUpito3kCtPIFZyqjI3EIjvgE8RscfLxzngXWfEd9oV1PremRpdprNxBbRWivF51oZSsUkiSE42xthm3HeIhIqRtJ9mTndZ+KPjLV/i3feFdC8J61p1roiRXc+u6xZxHSdVhBt3ENtNHeeb5zhrhPnhwhiZpFC+ULkAo/CvRNH8X6heazY6r4qtobmwvfDg0u2hl0bRorq21G6j1G8t7THmLPNc4ImlaTMccTW7Ylnabt9I8ARt8PrbQ9cjsNdWxeMqGsgkTNDMstsyo7uodCkTK2eHQMAv3VpfCf4nad8Y/haur+FNXOoJJE0EFxcxNFJFcIoDpcwsiSQTpJuSWGREkjdZFZVIwNnxLMHsTpjW0eoS3VhKES7R0iuQuxTHLJ5bqu8uq4PzHLFVbadoAumXttqmoQNb60t+baGe3nWFoiZ5Fk8p2YqNwZJI3TCYCsGB5Ax+bn/B3h4Ystd/4JA3l5dJqDXGh+LtKvLNoEDRCVvOtyZ+wjMc8mP+mnlV9teE/2ftO8TftE+HfjNqkXi7TPH2n+C38JXmm3l4JLGG3uZrW+lQoqNB9oSaBFMto6pJtwxfZFs+dv+DljwNd/EP8A4Io/Gq1s/I8+zg0zUyZG2qsdvqlnLLz0yER+5oA/kCnbD4OSwJBJPWoqmuMPtP8AEc7ucknNQ0AFFFFABX6Gf8GtfjZ/B3/BbL4UQecY7bXLbWdOnX/nqG0q7dF/GSOOvzzr69/4II/EVPhd/wAFh/2ftSkLhbvxZBo42nHzXyPZD/0ooA/sh8R+JLXRLHzpReSxG5hsybS3kmeN5ZY4kUiJWZV3SrucgLGm93ZFQsKGm6//AMJLoButIhubcR6jNayrqFjNZk+TdNBP8jKrMCUfZLzHIuyVTJGQW3lkt7W98tWiWa7zKqFuZMBQT+HH51ZkUXMWx1V1Ycg9DQBzPhPw5qOlX8l3d6nO7NEIZLGKOFbaSVXcm6XEayCSUMu9Wd1XYoXkMz7qi4bUWAOy3RQegJkYk56dMYH51P5alNqhSmNmztiq15ZRPYNDCuFQHaFkaMBh0+YdKAEuL1YNThhPm5uFdlCwvsG3GdzDheo+915x0NXoTuXPqAeOn4VDYK8VsgcEMFG75y/P1PJq1QBm66LlbBmtVjkuUR2jEjmNN204ywDbRnHO1sehqHTdMS31O5vS120s8UcBR7iR4VVGcqVQnYp+c5cAM427idqhdNyAV+7+Jxx/nFczq2hXWq+HY5o500/Xxp81tDqS26Ty2JkVCWAcEEbkjcr0YxrkMBigD4j/AODn25Mf/BEf43xlcKq6Fh3bAfOuWHC/Tv8AUV/IdPxtHsO/sK/sG/4OE/Aev+Of+CIPxr04RRaprFppGn6jeGCFoYilpf2lxczojM5RUSKSQKXcgIMsTk1/HzMxIXO4YGMHtQBHRRRQAV+9P/BkFdta6v8AtM7IWnb7L4bYIu3c+Dq3yjJHXNfgtX72f8GOczjxR+0rFszE9r4bZm/ukPqmP5n8qAP6Abe6lnMbNA8QddzB2AaLPY4J/wAKsGdIiAzhQTxzndTkIMnGM9fw5x/Wor/ToNTjRLiKOZEYSKHGQGB4P1oAsg557UtMjOScD8cYzT6ACiiigAooooA/BD/g+MgB0L9miTeg8u48S/IerZGk9Pyr+fRxgL9M1/Qf/wAHw108fhz9muJY1ZXuPErlym4ptXSunp1/Sv58phgD0/8ArCgCO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D6C/wCCUEc0n/BT39ndbfZ5x+JPh7bv+7/yEoOtf27DAXB2jsR2r+Jb/gkFNFF/wVR/ZzMsZlX/AIWT4fAG7GD/AGjBg1/bTEMIcNuGc5znvQBBp1091E7SQvAwYqFbuB3+lM1A5ZFJwpJLHOMAdzyMjOB0PWrEkTPcqwcqFHKj+KmykBMY+/kBc4ycHigDz34f3k/gL4bRW8fhzUIjp95d2FppdjZxW7JDDPMtusaLKYUjaKKPYS8alHj3LD/q17DR799Y0uC4ltJ7V7iBZWgmZTJFvQExkozLuBJB2M6/LwxqHR9JTTNauZZb+eeW/leeKCWXhFKoGRV7hdo+man137YiwixWAO6uvmTAlYvlO0iMEb/mwCuU+Usd64wwBzOl/H3wbrHxa1PwFZeKfD9/4z0WIXGo6FbajFJqdhGyLIkk1sp8yON0kjZXIwTKuK539pH402H7I/wE1nxpDoaalpuk6jafa9Ptby000Trd6jFHcTRtPJHC8+bmWTyy6tcSr5akvIoPoFtPHpepJDJNG32uWYb5SEkdyQVjC4G8BQVz6RqMk8mG7i0/xH4hEAvP9P0y2Es0CBcvBcq6rvGMhWaIn5SDmHrjIIBj+CfiXb+MvCFnr9rHNPpN+1r9gvLMSXcWoRXCxFbiLad3kb5WG9kVQqCT/VqGrM+K/hqXTfgR46sdFtTb3WoaTq11EZlAjE8yyNubHI3NIxAHPBLfMTXQfB/w3rXhjwBBba1ez3msTST3lwZr37clpJPNJMbWOcxRNNBbl/JikeJHaKKPcN2TVP8AaCur29/Z38cto0scmq/8I/qKWj5wguBaybM+27FAH8JV0HGCdoBJwB9B684xjrVarFyvlbVByFzkg5UnPUfhiq9ABRRRQB+7f/BkFrFpB8Tf2iLGSTbez6ZoV1Ev96OKW+En6yR/nX71/FP4QeEvi3pVtB4r8L+HfFENhIJIIdW0yG/SCQFHDKkqsM70jPGDuVTkEAj8Jv8AgxwfHiX9paM/x23ho/k+qf41/QXFzk9iSP1NAHK/C74eSfDuPWIP7c17WLW/v2vLaHU51nGkqyqDawPtEjQhlaQec0jgzMocRLFFF11FFAEc8S3ERjcBlcEEHvSQIqIFUBVUBQB2x2qWigAooooAR/umv5/f+D5j/j6/Zh+nir/3C1/QHX4Df8HysJe2/ZhkBxsbxUv5/wBjf4UAfz+UU5l2k89Dim0APjztbHcYP8/6V++n/Bkm9hpMP7Q11dT20F3ql54bsbMSSBGuGEesSvEueWOyNpCB2iJ6A1+BsLbWz6c8/wCf84r+jL/gyJ0aSH9nP47aiYNsVz4j021Sb+/5dtK5T/gPnA/8DoA/Z/WpLqWwughlsHtdzQybVuEkPltt3IvzN83WNeTxg8mr+mJdiaNpJFKlCZU2EFn+Xlc8hc54PPOe9a9V7mJ3aIrIY9r5IxncPSgDH1/Tn12a08lbD/QrqO48ye2FypI3AhBuUpJzw/OOa1rcbAygNtAGCW3Z/XOazrvTXh1O0nt3WKCFX8yABh5pYqQ331XjafvBjycY5zc0e+i1C1Z4ZVnWN2hdwQTvRirA44yCDQBYvJ/s8DPhjtUnCjc34DvVS6VNSs42fzVUFZvvtEw2nPI9OOh681pVk+J7KbUbKNILu5snWeOXzINm5wjq/lnerDa+3acDOGOCDg0AW7WKOOaRxGquwAZsYZgMgZH4cVYZscDqf8arWiyLIdzEqAAPTOTnqM+nc9OgqzKu7GaAP5jv+D1PWWuP+Cl/w7sN+UtPhpaSgehk1TUwf0QV+O9fqt/weG6q2o/8FbraIhwtj4G0uAZfd1lupPw/1lflTQBb0i8k0vUYLuI4ktZVkQ/7QOR+or++bSNQi1TS7a6tzmC5iSWM/wCywBH6Gv4FbbOThtvcc98HH+H41/cr+wD4tb4gfsMfBjxBJMLmTXfAehag0+Meb5unwSZ/8ez+NAHoni2K7l0mY2Gz+0BFL9k80ssXm7Ds3kK2BuwPoSMHJU+Sfs7W/wAQ9J8N61/wm0ul3XjW81ZtQ1iGwsLmz0q3heAwwW1jcyM32kRpDAxuWAZ+d8UDnyovZ9akkitnaOIzSCN9iD+JscDtyen3h1rMfT5dWvLC4kjeBbGRpYwLuTMhIdW3Ip2HqCNzMOe3cAxtZ1y9m1BLSa1vluFia7a3sZkDsqXC5BMgEahgo2M0iO6mdlVGjIGR8LNS8G/GO80Xx/pX9g+JJ7q0urfTtbtLc3DWyl4Yr62S4YfuS09tEkkOImL2uHUvGwXtNVslNs0gacShvPAjuPKMe2MrnqVAwCD2+bPUCsT4MeJtK8b/AAm0fV/D39nT6JfW/n6e9ioFlPaknyzbsoKSW7JtMckfySRlHX5XFAHmn7ZXx8X4fHQ/C1l4ztvC3iTxDNJNBanwbeeKbjxBZwxSSXVra2sDRk3BiDuG3ShFgZmikXOPUvhjO3jB08YxX3iGPTfEej2BtdH1OxawbTyvnymR7eWNJ4bl1uI45Y5QChtUXYjB90fiXwVb+Oddt01nSbSeLRGt9R0a/lt0ll06+2zo80JbOyRI22htifLK6ncrMtamg+H4tDS7RPPlkuLmS4n83LGSSQ5IDEDco3KAedqoqjAUKADdnIDKSMkN8p9Dg/5/Gv4uf+C6Hw7vfhf/AMFev2hdMv5VmnufGd7q6sP+eV8wvYh+Edwg/Cv7HZ/iD4du/G0/hF9X0q58SDTf7YbRTcRyXz2XnGIXJt/veS0g2h8bSwI6g1/Jx/wdC+GF8L/8Fr/i3tKbdRh0a8wJA7AtpFkrF8cBmZGbHoynvQB+fNFFFABRRRQAUUV3nwV/Z78cftE6rfaf4D8F+LfHGo6fALi4s/D+k3GozwRs4jWV0hRyE8x0Uk45cAdaAODor6Xsf+CQH7VfiC2knt/2cPjWoQ5YSeDb+HqTwqtECQPbNVbn/gkd+1WCN/7Nvx1J6fL4F1Rv1EJoA+cqK+hp/wDgkv8AtS20JeT9m748BQcf8iHqv/xim3X/AASe/agtLdpX/Zx+O6RIASzeA9VwM/8AbvQB890V9AW//BLr9pWOS1B/Z6+Nscl+/kWofwPqameTaWKqDB8x2qxx7Z6VLL/wSj/ahiXLfs3/AB4AAGT/AMIDqvGQDj/j364I+lAHz1X0Z/wSM1658O/8FSv2dLm1lkid/iV4etpCn8cUuowRSJ/wKN3X8azrr/gmL+0jpFncXV3+z98bbS2tE86aabwNqcccSAjLMxgGAPWvQf8AgnX+zD8S/Af/AAUV/Z81LVvh14+0ywt/Hvh3V5Ll/D94qrZpqNrK0ylo+UWNlbPOOPXkA/s33tHG7BfMYdAD1/z1/GpYHMkYZlKMRyD2qrbt5SyysSFBz2+b36Dntg9MVah2lcr0b5vzoAkooooAKjlbA6EnBGB1qSqWpbiihA+4ngp94cj/ADzxnGeKAJIpWa5eMxtiNVxIej5znH0x+tRXEMdrbgR7Qu7cecdOev4Y/GoNHmka2czpdK/nSDEwjL481gMbONmCNufm243fNmltdTik0u2vJALdJkRtsuEwW4APv81AH5kf8HQXw+i8Mf8ABIb4065/aOt3Vz4j1vw48trc6lPNY2fk3tvEotbZ5GjtgwGXEQXe4ZmyTx/KlIhECMejE4/Sv62P+DqSCDU/+CKnxSXzkWfT7/QrpoiQSAdWtohx75P5V/JXey+fIrbFTChdo9uKAK9a2hrYPp+ofa57mKcQD7IsdssqSSb1BDsZF8sbN5DbX542jO9cmpYZGjYbRyGDDI9KALV75RKhVUujMG2kbSOwAH88nOfav72/CB3eG7FtuwGBPl9OK/gdM32i6LyZyxydgwc57V/eu8Je20lkmuY1Q7jF+7zdfu2/dtu5/wBrj/nnQBrXSeYoGFPPRlyDyKpeHNSOsaaJ2t7q1JZk8u4XbINrEZP9Ku2/Cj5zJkA7vXjr6f8A66noAKKKa0YZ1Y9V6UAOpsiB8ZXJHT2pVz3paAIvIJPzNnHT2px6fl/OmTO4mRVTIbOW/u04jbjJJ5x9aAPGdb/5Dt5/13k/9CNVa1tT8MX76tebNPu2UzMwZYWIOfpUH/CLamOmnXv/AIDyUAUKK0B4U1V+mnXpx/0xYfzpf+EQ1X/oG33/AH7oA1fhV/yNY/65PXpTdsZzzj0/GvPfh1oV9pniRJbiyuoUCMNzLgCvQ1JBI6gDINACQh2QiTbk/wB2nqNox6UtFAHO+O2u5LS0httMj1Qyz5aOZkWKMorSI7k5IAdE5RJGBK4Tq6PlhuY7AJaTKskUkQ3TxtLmIFSy4yPnZNyg8EFlyGxzp6hM8EkOyGaXe+0lNvyj33dvpWF9n8QnXbeT7Zo0GlQzzedbraSy3E8G0CLZIJFEbKxO7KPkEY245ANOxhksbNxmSdi7uAxBO4sx25AHyrwoGOAo5PWp9K897RvtQiMjSybRGcDy958v8dm3PvRpM8chmiR0d7VhFKA+4qwAIB99pU9B1FP1A7U6rwCfmOFx0JJwcdf50AO0/VLfVBIbeaKYROY3KNnaw6ivzE/4OuvhXr/xv/YS+FfhDwtp95qHiTxL8XdG07TUtwcxzyWeoKjkgjAB4yx2jOSRgMP0d0W21CC3tpFtrGGWYu91bQzH7P5jOWeQN5RLMSTwSP51x3x++H+hfFSz8K6leJDqc/g3Xm1XT2SQOkN0bG8siTg8FYryXPA60AebfsX/ALNuifsp/BHwn8NfDbw2OleFtN+wm4Rdgml2ZnmxxzLIXlIACjzMADBUfQSWc8lhbpDd5jUxqNi+W0oCcjd78flXA+C7p7fxGtwFDtHFLKFC5WQfMCR+Oa9NsZ4F0uKVgIFuVViOnLKKAMC30/UlfddW1nJNFIjIxGXWL5yVZv4sYH5mtOzg8i8ht3jSNLZPM2xniMZwM/XafyrWMKugRgr4xwTnp3rPfUl1CWaFUkcQyLli21T8w4z/AE70AQ31lZXV008ah7l1wXRtpAYhcbu2c/pWJG82nadGEuINMSTbLDubeX/eMzjd3yGp0dldahem2gWaztvtW/MMHkiRQi5DenO3B75NWrjSftN2sl1bRW98YPMV4/vAocMWfv8AeTB/h69qAMmG7N7FAbcCNIEM8ESp5jONzqrBdpzyzelW49O1yWGWXzLadbsBSZ/3RUH5XBXaP7q1M+l3Mij7JEst9a+V5kju0aO3Jbge23jt07VpaTGlrqLrcxQpMMPFiRnBJ+9tz9B+lAEU+hCHTfLubl7a2RFDRR7fLVVPHXnkntWVPaXeq6415HcQz2luZE+SV0KsVGchuDwB0rpNauJksx5cTNJK6o3y5XYWG4n/AIDmsrR7LTLcajJbRmS5gRllk24VmLNkD/gQNAHmznG0dgM9Pc9+9JSsSS27qWJxSUAFFFFAGj4WtGvdV2Knmjy2JTbnd7fj0/Gm35lgO4M6OrARhfky/Y/iMn8aXwzY/wBoassZgluEKkMqDpn5cn6bq19R8ENp988XnEhow1vMZlYySD5RHsPJ4B6UAVvDsm6VHVd0rTAGJpsG4TBwo/HdW1d6v4d0620039zHp39o3BtILaedQksqJJOYhu4yI4pH5/hRiOmRBo8Fu99FBb2zWM8u3bPhztC5ZlAPCng/7LAkHqorzbx74d+D/wC2prt9oOo30/iO4+GOo+Zf6XpviLUrF7CaQywk3FtbSRieFhHPCplDxuiXUYUhJEIBwvi7wVo37Tb+MfB3whlvvC2hanPfaX4s8Q+FdSt9P0+Wa8t7n+0EEBhlBvw2o2t4LmJEeaQpuumSF4JOv8CWnw//AGe/2T9J8K+F7nUvA/h7wlpul6NaXt1eI83h5rxoYrRPtrtJbTSrM9s0iB5o5NyswlWUCTL/AGav2SPh74G8CXGj+EvEsl18PfGmpHxfpFloc2l6botzBL5c8C6aNMijkECD7I/mrIHkeKOQu4mlEnsnjr4UeH/i58PNT8MeJrODxD4e1/Rxp17a6jbLMb2HawkaYP8AIykOp2GNcNyQQQFAPnb4Tah8C9W8URX8Wo/EDXIPin4rubLQtY1u51mTT5NVj09UI0+abCWbi3hmiguUCOzQyxRzlk217f8ACXSbH4K6Fo/wtfxV411/VPsV1fWmrayLy/uXtfPwiSX8yOkk6LNGiiSQzSLEzkMRI1cF8JvAvh3/AIJ/fs96P8KfDHhC8/4QfwrNHZWUl5qSSwHT7q7kedttzdy3U5i85IjGqZlnuYEiijjIEXpfh1df0fUtQf8A4Ri1itf7Ks9Xkn05Ill1TWZfOF1GvnSRscRx26bpo4jtnUB/lZYwDvYNVt1vorSSaFLudGkihMgMkirt3FSeWAyATXyZ/wAFzfEvhOL/AIJn/GLw74jfR7vUNd8F65No2nXlss817PbadcXPmW6kj95biP7RvH3BFnvX09eJqEHiKzuZF0ddEisboXs04YXEUpeAxKvO3ytgud+7B3eTgAbq8C/4LIaheaf/AMEq/wBoR7NHa4k+H+uRl3gEwERsZhKWAZQMx7+c8DB2uf3bgH8YEUYDSb3Xeo25jICYxt3ZAOR68fNzznGf6f8A/g2U/a2+C+s/sF2XgbQvFdpo/iDwXA+parpd9JNbXFgY4raTUZxLLczRS2z3CtLvgS3iSKZEMO9Xll/l+hijzlyQAxV8MNoBGAc88DPOAfrkiv6wv+Dfn9n34H3P/BPP4Xaj4F8M6Jc6noyWniLVr+6828vLTxTd6RFBqMqedlYkktnijAtz5YDtGQHifIB9EftD/B248e+EPD3ij4V+Fvhnr8P2uC/vhqWlRag2paX50FzcRaapkitorySS2tJY7iWTyxLaxl0YKrx7v7K/jDxV4h0W2uLnwTqng/wLDYrpGlaXqZa21S2uLW5ltXLaesEhhgmVRIs7X9xuiWJgkYkZn92t4Ps+EjCpEp+VVHyqOOAB75+lY2rwapMbO4CyxLa3Rae1hMcjXkRVkUFpCAgV2WXKncPKwM7iCAYuvr4m06z0CVYhr08OqIb4WMq2EcltKJVdmSQyeYsayRt5YdSzRghznyzPpPw98MS+NIfGVtomkP4og0s6ENXjt4xdizjm3mzMoVWWMTBm8s4UNu4Ukis3Q9R0X4geIwZNcbU7rwdqhdDp95cQQW9y8D25t7wQusFxKN7yNBKuI3mtpPKSRYZK7q0fzYVaTbuJ28dTg5x7dDxk/U0AVtP106jt+yRi6i8xonnB2rlTtYgdxkEcd1NNu/EOnwMTJcIkcSSySSkEwwrGBuZ3+4uAc/MeecdDVzR9LtNLt3hs4IreLeXZI1Cjcx3E8d+aXV7OC+hjS5jWVFdZFUrn50IdT+BWgBujajb6vYxXVpPFc2twokiliZXSRT0YMvBB9j6VambaeoX3PT/P/wBeqGpSLZ3VtNLdtBGn7ny8qqSO7IqZzznJCjB6v9KdZ3UWoRu8MiSIZGiDD513KxVgQOMhlZT/ALtAH8f/APwcoDH/AAW0+O/7uWPN/p3EnU/8Sqy5Ht6e1fe3/BkDZ3D/ABD/AGiZkuJEto9P0BJIBHuWV2k1HYxPbbtb/vo18Df8HI8tzP8A8FsPjs91t8z+0dPClZPMzENKsvL5/wCuezjt07V+hP8AwY8XGzXv2lY/IDkweG5BNtz5e1tVG323Bj/3zQB+/OrieO23W6JJIZYw4eTYuzePMb67N3HsKtWjMWbcdxyeSNp+8eMeg9e9JFcRTMyRshaEhXUNynGcfkafa2yWqsqFiGO/k56/0oAwPidpd9rfh+GLT5Zop49RsrhjFP5LNFFdwySpu2tw0aupGBndjdH/AKxU1HU9ZtvFNrbx6bYyaKQpnu3upBMrNvwFhWEq3zBCSZFxuHFaniLT49b02awkePF5E6EMA3BGM7T1ALD8xWLrWt6H8O/Cl3qF/cWXh/RdLZ5Lm4uAtvbRAtueVzkBF3Z+Y8A89qAL3ivWIvDPh291GaC9vLfT7WS5mis7eW6uZljy7LHFEHklY4IEaKzNnaASQrYPwm+J6/F7Q7zU4tH8RaTYQXDW1uNb0i40y5u1VIy8hguVSUJvaRBuXDeVuUlSrHoZraSQTB5ZEiZspHEvlspCocM/cgqefu4OD0o0m/N210hZ3MFy8YLWkkGVwGwC3EvX7y/K2DjpQB5F4m+NHjLwZ+03pPhK08PrrXgnWNKXZqtrHe3F7Zar9pkEsc8jItmluLfEgLXfnL5BjWKRp4Q3qVoLq+VNN1DSjNHJapLcXLBHsmk4BhCsd/AAOdgXkY53KvP+IPA0XxN8O6bKUuLKC91my8QX1nO0wnaW18uSGPzI5YzD5dxb2zuDvV1hljKMJDjrZtQSyaBZpbjziwVAQC8vvtAA/TI44GaAPyF/4PQIpT/wTb+HUjiOKOH4lWsXkoSQc6Vqe05IAJG08DpkV/M3K5Z8k5Pr61/TB/weoR5/4J4fDVzMUKfESAeSeRLnTdQ+bPfbjp23V/NBLw3XPJ59fegCOiiigCe3Yoc8bQRnIyP89f1r+zP/AIIF6i2pf8Ed/wBn+R7ObT2XwtFD5UowzCOSRBJ9JAvmD2ev4xlBxkfSv7S/+CGFz9p/4JC/s8t3XwVYIfwjoA+hvit8MtE+MvgS+8M+I9MGraNqibJ7cu0eCCGSRXUho5I3CujoQ8ciI6FWQMNvSYjHE29pSScANn5QOOCeT9Tyc+mAL9FABRRRQAUUUUAFQznBGThQck/iOKmpGI79uaAP4o/+C00Dwf8ABWb9okPH5e74gaw4HqDdyc18wV9Zf8F07b7N/wAFeP2g1wo3eNL9+PeSvk2gAq5YsC5BKBWwpLAkEemBzjjtzVOpbZmSdSmNykMM+3NAH9pP/BIVpof+CXHwM0+3huLO7074faCjiazlgQSyaTazEoWGJuZsl4wy7xJGx8xJBX0VY6ZJbavFeMl3bTXaKLtUuBNb7kUAKfMw3GTgxgbtpLdq8+/4J36YdE/YE+B1o2N1p8PtAgOPVdOgFexS9PYc0AUbaP7FCoJmcO5bkbmjz0XjnAxj8Kj0mwmi1W7uXvbmSO4SNUs2CCK12l8smEV8vuGdxYfIMY5zYitBbzSuDKd77sbt3YdM9KoXaW3huxLFJTHNMo/dW7SHMjBeic455PQdaANyqOpStE8IVHO99rOu39yMZ3nPbgA/Wn2kwlkk4II7DJXG5h16Z45A5HftUtwMlM7uvbIP6UAUtM022i1Ge8S2iiu54o4ZZAgDlELskZI6hTI5H++fWtOsnS9Njg1ee7V7l3uIYkYNcSNENu7G2Mny0PJyUALcbui1qg5oAbJ90n0Br+Cv4v6yfEPxT8R6gf8Al+1W6n/76mY1/d7471e28P8AhLU9QvJra3s7C0muLiSf/VJGsZLF/wDZA5PsK/gmvkKlScZYEnB469vbt9QaAK1fqn/wZ4+OB4S/4K7tYb9v/CT+CNV0zHrtktrv/wBta/Kyvv7/AINgfEcfhv8A4Le/BdppxDFe/wBsWZP95pNGvlQf997KAP6+4yPMbHU8n+X9K8r/AGsvg1rnx5+H0Og6R4s13wrZzXBOsLoyxLe6xYFGSayjmlDJAZFbBkC+YACEaJiJU9RtseZJgAAEAfln+tZ+umYCBopRGyTAsrKSJV7jgZyOo9SoHRqAMzR5dUnkjunZ4EuYlnuNNuI1M1m21QY45Y2K4DAkj58kkhwpUVzPiv4g2/wvNje63CbZfEesWmjLcW8DvPHLcymC28yIOxVC8m0yKx253MoQOydZoXhSx02fVWjtrRJNZeObUjDbJGLycQpCZJMDczmJIUy3RI4wOBWX8Q7u40zVvDq2cdy8msahFZFbe3lwVQPcZmmRHEUKRRT43BRJK0MfmJ5mGANTQ7eWw0xLaVLp/sa+TuuPK8yfYCBIFiwuGwGAAX0CpgLXz18O/jJP43/bC8Vy2S/E77P4NmOga9oWp6ppNpoWgGW2t7yLV1twftdws8YWNJd8sXmLcBERhMw+lJI5UkGxuOTgAAvnJ444z9f4e3Jrnrbw7ba94ehTX7aDV9UtNPVJo2dXkcOUkPRI8bnhTH7tOYhwOgANnwL4XtfA/hLTdEsImh0/SbWK0tYy7P5cca7FXczEkgKOpP1PWvm//gt34Qh8d/8ABJr9oTTpbr7K0HgPVNUU93+yQ/aCv/AvLCf9tK+mJWBVVkCbnbaTnh8gZ7Hg8jnglQO9eO/tFwWX7SX7C3xMsEs9WsbDxT4P1vTGOp6TcafcpvtZ7Zi1tcKsq5BbG8DKhT0IoA/iAu23beoByQT/ABcnn+n4VBU1wRvJDFuTzjGfw7d6hoAKKKKACu9/Zi+Ka/Av9o3wD43eITr4O8SadrhhOf3otbmOfb+Pl4/GuCqeAM+5QMhuvoO+aAP75pZC9iZbfZI5QsmcfPlSQPxOD+NSadHJCjrJIJTvYgj+EEkhfwGK+Lv+CAP7dFv+3t/wTN8D+JJnu38R+ELePwf4jmvJDLNc6hZW0Ae4aT+IzRyRTn0M5r688VeKf7H0v7VaWV9q87iQW9rZIC93IsbyCLexWOLdsIDyuibtoLDcMgGzdKjR4faQ3y4J4OeKyLjSooNWE0Ba3knuftFwqIg+3uIfLCMW5ztRG47Rir+nF2mkGflwpU4wD1yRx/XpjgZyb9AFaBQEyH37gDu9eOvp71ZoooAryn5x6k+pX07/ANKrWl6k9vJKFkxEWBBgaNuPQN/PvWjUNwFOM4Gflz9SOPxoA434vfCzw78d/h3rHh3xHpUGo6T4p0m70K9iliAkks7uPyriPcfuqy4z67V74r+LT/gpH+wz4o/4J0ftd+KvhZ4ot7nzdGn87Tb+SMrHrWnyEtbXkZPUSJ94D7kiyRn5o2r+3DRtPh0yyMMMQjR5JZmUHgvI5kkI/wCBs1fL/wDwVV/4JLfDL/gqz8FE0DxjFJo/iXSi8ugeJ7OEfbdImIGQVODNA+xPMgLLvCKVZHSORAD+Laiv0n/ar/4Nav2tv2evEGoLoPg3T/inoEA8yHVfDF9EZJUJO1TaTGO4D4xlY0ZR0DNg18z3v/BI39qm1kZG/Zt+OpZWIJj8DanIPzWE/wAzQB84V+8P/BkA0h8f/tFqsKGI2Ggb5t+14v3mo4A9c8/kK/J66/4JUftP2MTPL+zj8d4lXqzeAtVx/wCiK/XT/gz1/Zq+K/7Pn7S3xifxx8MvG/g7RtU8M2gW91/R7nSlkuY7o7IUE6J5m5XlY7c7fLXONwoA/oGiBAOeuaJB9eOcDvUMCgM+O+Ow+Y46/wAh+FWKAILKczRbjG8Rzja3ap6KKACiiigAooooA/Bv/g+ERD4K/Zubf++W/wDEGyPH3xs03P5cfnX89chyo9P64Ff0Ff8AB8dHIfDf7NLLnyhc+JQ/1K6Vj+tfz6zHOM9cD8sDFAEd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Hv8A/wAErtVk0L/gph+z3dxeV5kHxK8OsPMBK86lAOcfWv7aLt7UXlos4QzedthBU8ybGJ25/wBgyfhmv4lf+CW2tp4a/wCClH7P2oS7jHY/Efw9O4VcnC6lb/8A6uOeeOa/s2/Z/wDhrqfwx8C6jpms6nHq99d+Jtf1ZZ0MmFt77WLy9tosvyDFbzwxnbwDHlflC0AdqbeeK4ZmnaTkYVgAEGVzgDg9D1GeuCOa5vSfH9p468EaZqGlR6qU8Saet1p5vdOvLCQK8KSILhJI0ltXwwykqJIuDlQVNbOnq/nakx3MbiVXw0kkoOYo/wCBv9WMKf3S/wC8eZDWd4f8VWfjvUfEFppF5Ms3h7VU0/UHMDgCQQwXDRqW+9mOdBvTgfd6pQBw/jrxr4k8G+E7zTrC3ufGvxAt4LvUdFEFlJp2k3FxJPNDb2kjtIsDLAjAyReeZSlq82wMEqf4GeAvEk3w/s7nxbYWPhjV9Rlu9R1XRdF1BZ1S9mu2nXbfQQ2hmAj2qSYUaQY8xpCC7dXq3g7ToIri+ECXBgtbyDfMs2oOgmZPNjVCSWUmPmJRlyqAdKofDfxFpEFtq2lw60b2bw5Pa6Pe2KQRwW+nzSwxSxrGEjTKNDdQYwWUKqqMOsmQC14s8a3em6xDp+laK+tahZTWxvEcvbfZbecTJ58MjRmKV1MLbow+4Ju5LGOOW1qev6R4X1GS5v8AWDpiSATXC3Vxtt/mKQxuxZisAZxhVBTe5bgsCas+K7qC48qCWx1G/khuYCBApTyyZRsk5IDIjKGYDdwuSpxVH4f69qvjLwRa33ivwynhnUGbzZ9NmvYr5bd0lbB8xPkfARZARhgeqqVGQD5J/wCCpvhz9pb48eFtP8Dfs6+KtE8Dprj3Vt4m1ye7jOo2EclldbIY/KjlNmjS25ja73GSOSffEu6LIk/Zhf8Aai8T/AD4r6V+0jD4UuIvFXhu5v8Aw/eaFA1s+krPbSLPptzETwYi0Xku2ZXVpPMJZcD6sm+FtiLy1v8ATpJbDU4rpL+WeCaSM6lILZLbddlSPtX7pEUNID9yM/wCvM/jD+0x4Z8D/Av40eKLjUNd1yz8EaBq17qWjrbJ/wAS1dPt5vMhjxGm2SXyvMVZizESIy4iaPIB/ElcnkZBBHH0xgY/SoKuX6LGyhcFWLEc/MBngMBwDxnA9ap0AFFFFAH7u/8ABkBfbPiT+0Xatys2maDIV7HbNfL9P46/oM8OzyXNvI8kE8DCR0Ak2fOFdlDjb2fG/wD4FX89X/BkFdSD4x/tA2wYCGXSNFkdT/EVmvMf+hGv6I7c7lLdmwQPQYFAEtVLi1eXUoJg+2OJXVl/v7tuP5VbooArvMkLorMqM3Chu+P/ANdUdQl1Bdbtlght2szDL58rzESJJmPywsYQhgRvyTIm3A4bdlNaobtGMJKMEcDhiM4oAbbtt3fdA/hAOeO30FWKitw20biGO0fMBjNS0AFfgZ/wfI/8gr9mP/rv4n/lpFfvnX4Nf8Hwnnr4M/ZxZIVNsLzxEJJim4xNs0zaAe2fm/KgD+eg9BRTpWDYwMYFNoAkiAz83TIyM4yK/py/4MtvD9vY/wDBNj4gakIyLy/+ItzFLIYNpZI9N08oN/8AGAZHPtu96/mQgcoGI6jByByvPX/PrX9P3/Bmh4X8QaH/AMEyvFd7qcynQdX8dXc2jwn78ey1tYp2PoGkTAH+wfWgD9d6rTEnAGMHk+/Tjp096s1T1aSaG0L28ccs6/cVztHuc9uM0AVtAn1Ce1kbULa3tpfMIRIZzMuwHg5Krz7VpTHGMdScZ9KpiRZ7PfC0LBl+Vt26PGDwT3Gc/pS6ELk6Vb/bPK+1+Uvn7Pu7/wCLH+znOKAGXN1HcmRUljJiysh67Bg9f8O/8q/hJdTi0mNNWuLa7vwMyy21q1tESeyxtJKRjjP7xuc9OlWbpLhNWtliSL7I6SeexOHVvl2bf/HquRKU4PPAyT1JoAZZ3Ed1GXjbeoO3P0p8oBTB7/4VJVDU7drmZI3jja0ljdJmLEMCSoAHsQWz9BQB/JL/AMHU2vf21/wW6+K8GzYdMs9Dts+udHspf/atfnZX21/wcUa7/wAJJ/wWa+O1z5scxTWoLTMYwqiCxtoAn1Xy8V8S0APiJCMB/EMfqK/sw/4Io/EPUPiN/wAEev2c9U0yG2uJ7fwrpulTLPKYEWGyYWUrhgj5dY7diq4G84UtGD5ifxoQKdxGMjv/AC/rX9d3/BsH4nHiP/giL8GhJK0kulyazZzMDgqU1q9Kj6CNo8/SgD7purmeez2W7qrTptSdRujhIVyHY/KSOFGQTnKnAB5XRrq2nBgt7qS6bS8WtwqyCR0k2I4RyGJD7XUnthhnjFXtE1KDVrRpYJopkjkeAtGdyrJG5jkT6q6Mp+lZvjLxlY+EY/O1Fzb2iRS3EsoOVjijXdJI+DlUQcliMZKr95lBAHaNq9zqmlSz/YLizkiu57cRXQCtIkczRCQbMgo6qHQdSrLnB4HI+FfED/DT4NaJ/a66rYLaSR6arazq8NxdqPOMNqstxI6rLLK4giBZjIzTpvJcsaq+F9f0TXNfi8ZjxnrYW+0uK7g0fVxFpy2NrdxwGEvayxQ3MBL2cz7Z9kheS5VsrHHHF0ni7wxp/wAWfBl7pepJcNo2rQz2t4ivPZzyqcx+YksZV4+M7XUhgNrq67OQB/hfxRaeKfG/iBbDVpbwaBNDpOpWIZANPvfJjugrAoG3tBd27H94QVMeB1J6LQ7aa2gdZrma7YyMweRUBXLH5RtVeB7jPuapadpDacLYWjSpFEscLNMzyyMibhglySW9WOWPUs3a+1qN/nW6xxyzbQzFOXUZwD9Mn86AH6gzrD8qeYfmyp+6flPXqcZwOAevT0/lf/4O+fCVvoH/AAVra/gsLqzfX/B+mXlxNJG6Jeyo01v5qbkXIEcEaEgvzH97+Ef1Qzx71GdpHQgDqcgnjv0P+Br+cD/g9i8IyWX7XPwa8QG2Cx6n4SutOS58vb5v2e8LmPPmHOw3Of8AVpjf95+iAH4m0UUUAFFFFABX7s/8GTPh+z1fxV+0e8qzrfRW3hpYZYn8vbH5+oSSLuX5/mMUfC8EA57V+E1fup/wZEozfGD9oMgEL/Y+jAuC3ynzrzH+z2J+bnjjvQB/Q7ZuzO+SSSc8kZHJ4wOw4571bqjpF5HdW8hjnW4KyujEEMY2DHKHH90/L+FXqACiiigAooooAKKKKACiiuA/aR+Nmkfs6fB3W/Gmvala6TpeiQhnubnyxCJHdY4kYySRRgvKyIpkliQM43Oo5oA6Txn4k0/wboM+qapew2Gm6ejXN1czN5cNvEv35JHPyoiglmZsKoUsSoUsOG/ZS/a7+HH7ZngPUfE3ww8V6b4w0TTtUm0a4vbIsY1uYcb1G7BZcMrK4yroysjOhVj+dP8Awc1fta25/wCCQmk3Hg7xtLo0fxbns3sbu3uLq1h1vSnt3nnhDqhaRZYyp8uUokqSMPnICn8tP+Def9nn9orwR+1RJ8QvhxNFp3hPS7TUINduv+EisY9O1uCzltTcWryHz1aANNaGW4hileCGXzoRJIIY5QD+qu/hedI0jl8o7gW45KjqKkgdm37kCENgDPUdjWR4F1PT9c8P217pF7a6hpt3EkltcW0olhmTbgMjhmDqccMCRjABIFXda1aDSLdZbgyBM9VjZ8Y57dOnegDQoqvaqAGAzjjk557dD9KyPG17PpejLNb2E+pE3Nuj28M6wsEaeMPIWZgpWNN7spPzKhUdcEA+AP8Ag69/5Qm/Ef8A7C2if+nK3r+SUbfO+fOMf0r+sL/g6X1q31n/AIIgeO7yyuYLyy1HVdDmtrqGRZI7qJr+3KSKykhlZcEMOowa/lEs2SC8TzkMsSNhkzjd1xQBFAXQ5TOQR29+P1qzqeq3V/Z2UM88ksNnE0dujPuESF2cgemWZj+NVpnDEEAqCTgZzgZ6UyTkL8+7+lAFixtTNHI25AoKqQz7Scnt69K/vm0xVt9PhRSWVIwPyAr+BOJ/myRkKQxH4/8A16/vq0KZbjR7aRBtDxK3/jooAlgvo5bqSAMplhVWdR1UNnGfyNWKKKACoJ0c3UbBsRKrb1/vdMf1ql4jiu5bKMWciRTCaPczwecPL3r5nG9MHZuw2eDg7XxsaeyZ2Yk4xtAHGSTluc5PHT9eT2ALcZ3DPQ46elOopr8MCegoAdRUcK+UpHfrUlABRRRQAUUUUAFNkZVxmnU2RN+PagBBIpPH0NNhlQSPGvVME/jT402Z96dQBS1WJ5bbETIkwz5TMCwDY9O/Gage085YT5roIm3DYTGr89CPrnjofwBGjMu4Dlh9DimwRiFCo3HHqcmgDjZ9IvtFkurkPqWq/b7i1Oxp1hWxVZ13HGVBRFYuwIMjqhVpJBsCbvhiW1/sa0TTRayaasSrC0DAxiPA2bcdV24we4wa2qwPHOnaZc2EF/qYtUTRJW1CK6uJfJWyZY3RpPM/5Zjy5JEZv7juDwTQBL4kTy9M8pYLidJSIXS3l8uTEhCZDblK43Z3BgwCnGTgHmfFsLxeArLfBd2mGgUQXMokliAQ8OwdwzjOCwZgSvBIwT2KQxXglSRVkBYHBGOcZGfQ4xx+PesD4rxgeHlfJ+a4jG3suA3+NAHEeGS41NDGqF0idwWj34IBrsNQijaLTr3VLryws0cmFi2gnZgZP41xfh9POvlQLAzNHJjz/wDVD92/J9/T8a9VgsmjsowJVnlCkK8gyucD9MZoA5nRfEE2mx3Ns0lszJKIoy0+4qhfBfHbG8fnU/hnxVGgFrcT2UrRoWDK/MiKqrn8SBUsngWOS3mSG4ULPhk+T90uGGPxyTis+PwsuhIlwlj9qtlwJPPfy3iw7Mz+4yExQBKvi6a9ntyLd7K7S4VJ1ZmYEMy5IA4PAHX1rpJLoWtu6i4iSYHarSYCqSWxwOn41nz6LDrCXLqk9u9ygjYI20SMfn3e/WptX0lI9JlihSUpM5lkCHczHgH+E+lAFTUdYfTruOWae0+xpBHvlLsPMdSxO0DrjA/MVZu9UuNOs2ktYZ7/AM1/lVEZSoHHBPXp+lYdtc2evWFtDdlorlJjHHG0f7zbn/dHpXTXZ/s23hWOWGKOGRU+c7ncYOVHox4xQBn3WpTazoMontzAxcKy/wDLSL0Yj2OKpaLqmpw6bdG5soFnBEZHl7HuGAbc59eNtbl0yR2MjMCsLrhj/rGjJ4GFwcnnn8KydVsrjULaKVrqCNJlESXDqUdg7K2CpAx0oA84UY7Jzknb65PFLQqMgIbPzYbPY/KBn9KKACiiigDd8ESMXvIVaAedFyJWYAgZPQda0dSvZ7nU5JYLG2nW9to5Edom2hvmGVz7Z/SsPwxpq6nqLI8ksSRxtIfLG5nAU/Lt75GfyrpYdEu5pRJZ6hblZoQwWWP98oCj5RH7A/rQBS0m9YW9pBI7pauzxwLHGSLhG2g8Drhto+bC4dsnoD4x8B/ir4f/AGt/go6eIrfQtPufH95dW83hmfxFp2r2fizTJLiQLPDGom3QT2dhfH7KVTcy3wlVnD3A9n8W3cngPQ5r7Uby7l02O0muZZYYVM1p5cZl3RxsGG/CHA2noTwATX5wfDXxRpHwn/aC8QaN8O/izd3Xi628TeHfAYvvF3gm7tbqwRrWe1h0qxh/s2z03Tba3t11CWyazhkinubuM3JWFnNwAfV914l+Cn7HfgXUvif4bn8F6FZeN7fUPEj6lZFrnS9bie2N0l/NeQxSyRW32axXaYcxDIO2UhCLXwm/aJ+CnxJvNA1PSfiH4V8cxnQ10XR9fsdUuNT1GJZri2sJ3+0xySeWJp47UOVdGDRl3Z8u0foHwX0yPxB8SPHOpax/wk9pda7cSafaaNrNpb28L6VZqlsrWyxkmSF5zd3QdmEoGpqsygLbonUfCD4K+Ff2ePD8fh3wV4W0vQNKluppLhNJ0y106IM5eQyOtukaseAu4DceN25smgDW0X4caN4Y8VX/AIis9Ozr+rWsNndX0sjy3M8EEt1NDA0kjlmWJry7KJnC+cwG1cBfPvhL+0bP4q8CX2s67qXwzQWWualp00Wi+K0vrTTIrVnO2S4ZVV5xFE9xIhjj8hTsw3ll26PwA3iDTdU1G18T+I7fU4tcvIr3RJI7O2treGN4FMmnxMshe6KtDLMXeJCyXA2k7Cyczr/gr4WPq/j3xnqXhvwtfaxDp15pWuapPoMdxqVxbxxF7i1mQQiS4iEDxDYpcyoUXDFFZgD1STWNL1rw9fedc2FxYBLiGfe6tFiFmimV8cYVlYMOxyO1fEv/AAcD+OPEWkfsOeLdB8LaRHrF7rvhnxA+pF57kLpOmR6Le/arp4oJF80gvCiecGiSSQNzIIo5Pr/w54l8J6LoOlWum33h+0sbeC3s9PhtJbZIIoX8hYYYAoC+W3nWioFx/roOBuXPzj/wXCvYG/4Jw/Fa3n8US+G47jwd4glto1u7O3HiC6j0e6dbA/aN3nBoRPN5USeYfsZcSRmPDgH8cMkqY2japQMuMhgWzkAY/h4HUtzk981/Tz/waZ/EqTXf2Obrw41jrbjS7W2ukv7/AF/7ZFHDLLdRJbWtoLaFLK3WS2mkwDMZZbmaQytuAH8wynZIACpBOFJIOAG4GBz1HYA8+9f0x/8ABGf/AIKBeCvBP/BJj4E2/wARNW1LQvC3h++uLW58UXY/srRNNOnzef5M08bwIUY3Fnbxx755LmYzh4mijkNAH60eMrvUbXQ7kaVHbvqssckdmty7pA02xjGJHUMY0LAAvtbGcBWJAPgn7QX7eU3wAt9GtrD4feMvH/i/X0u0t/Dmi2chvp7m2tobiVEYq1usCCUxvMZhGk6rCpkkMmz0I6joHxM8UeBvEmieKLme1tFbUoINJv3lsNYtr6CRILmcQsUeJ/LZ4JZRsLIdpDMMfNfj79onT/j/APEf4T6dp1t8RdA8AQ+INTjl8ReE9EW40O/GkXgEkVzqabbjS7FbqCH94FjjuTDJGS1uC0gB7940v/Enwngk1608Gnxfda34mtINWi0qcRtpenCXyft7Qspa6ngt1hdgqtI+dqEpFEKt/Af4ot4r0fV9J0vwY/hzUtCuIZL62eB7TSru6uybm5msp2gRrqIvJKxuBbosshkGRIsqRs8EeHIrHwjLd/Cq60G20W2lmhsdGt7UWulebG9y0yEICYGkuncyOkbZVY9qjLs3NfsvfEPT/wBojUviV4yHgu98K6/4f8Rat4Fj16c+a2tW1jMEa6tZJEQm1FwsiKn+rWWGcqW3PI4B7dLfaguvTwmzjNgtsJYZ/tAy82SDG6EfKMFCDuOeeBjmDVfFlhp3hG51xp2utOitWuzNBEbjzItu7csaZZ+ONqgs2AACa4D4B/GPxP8AFvTdZ/tXQNG8OXtjqW20sf7Wa6v20pnRra6vbfy43sbq4gM0i2p3mLYm6TLNHH03hjxXr2uaTHcXNlp8X/E1v7K6xNcwNHbxXE0Vs0SyQo0kkgWFm5EeXfypZUMbuAbN6dUfW4fsUVu2nmCdpzcPKk4n3J5QXt5Z/e7h2whHBrbs8+UuQgk2jO37ue+PbNZvhrWRrI+0wC3l065gimgnVnWSZmL7sxMo2JgIVO47iz8DALaU4DbMjLZ4GM/X/DPvQB/Hf/wcjeZ/w+x+PHmbd39qWWMf3f7NtMZ/DFfdX/BlBrkuifEr9oWSe5ks9GTStDe6kdo47fzBNeiIPI3zqTuk2heDznoK+Bf+Dhtg3/BZj487YfI/4nsWV8zzN/8AoVt+8z/tfex2zX2X/wAGdvhYfFD4p/HLwhJcTWNtf2PhzWJbmJY5GX7Bqv2gRFJMqVl5jLbSV3cYzyAf0lQyf2gl3BslUIRHvGU8z5Qchvx696zPEmtXXh+90KC20bVdWj1K6+wzzWzwFNKTyZXFzOZJEdo9yLH+5DvunX5du5lgtvHHh/xR4m1rwlDrOh6h4h0i0gn1TSTcxz3VnFceZ5Ek9uMMkcnlS7SygP5b4ztOLHivVH8E/D7UdQs9Mm1S50fT5Z4LGwhKyXjRxsVhiQd2I2qOmWoAyfFtlL4mjkSa61/QYNOvkMZspIPP1RU8q4Kx7fMfymKSRMn7t22SADbtZvMPGVz498Z/ELwinhfXPA3gPSZtdk/4SmxvI31HWfEL2zRssNq8E0SLM1rajc8kk22KYCSIrCUf2TWYdN02C+1LVCv2BIkEq3TBre3RctvKtwhHmsDjqqj0rM8dSTaD4alvIrLxDra6NDLqRttOnhjm1GWELIsKlnQeY7ZCgukTEMJXCnBALHh/wHaeH0jIabUr0+bbzajeP593MkkskrqZD/yzDuwWI4jQABVwqrVLwtr2q+JtVxfRWNtaXWnw3VxpFyynVNMM6xhYp1jleJhuW5y6kAldqbwCx1vCd5Ha6Pa2sFvqkdtb28XlvftLJMiBUwJZJCZGk/vFySeWZiSSeY1zV/Geu6nDc+FbHwnYw/adNS5uNVnmnuPswuJf7QtWigASKeKLHkkyyK8shDqgQFwCW58ZaT4bsdV06C1v9Kt7CyOoXLXNvc2tpBbOrqrJcBGSIboW3Iu1olBcovy7/wA9/wBoL/gk38ev2uf2kdW+K+lftN+LPCNt4hm+wWFjpIvLBfD2jXEVuXFohn861uA9tbyS5CSXLM0DrBGm5v00v7yysX00ai0SzzXIjtWkUZ88o/AwSA2N3Suf8a6baeDpr3X7PTb66u7yGC21GCwjRrm7gEqKJmXKuTAryOBGS5VpAqtIUFAH44f8HXfhfxf4P/4I8fBbTfiDrMHiTxlofj200u/1mCLyU1wxaZqkQvmjHyxSXCRJO8SkiNpigZgoY/zpSEEggEcV/Rh/wd/+NGtP+Cc/wo8J2Hh2/sdLsvHNu11JdXAnn0mWHSbgW1pM29yXmiuJpCS7km3JLMTmv51bpRGwXcWAJGR0OOOPyFAFeiiigCaJMqc5A6Z98Hiv7KP+CEE97J/wRu+ADwW0ZuB4aiQxzMQpUTS8j3r+NNMkEZIGM1/ZT/wbyStL/wAEZfgIz/fOhSg/+BtzQB9lQLtBGST3BbJB9PpUrHkZ7c9KGIBGSM9aSG4SdcowYZxxQBXt7YWrSgY/eylj8vqBSG4jdmBzlDtAYYBORjH44q5RQBQ0WOeKCQXEiSOZGKlU24Tcdg9/lxV+qF3E32+3lE0wiRXV4VC7ZMlcM2eflwen945qzFkkkk5xj2PXmgCao5WCbW9D/SpKjmOEJ9AT+lAH8X//AAXgXb/wWD/aD9/GF2f/AB4V8j19hf8ABfmC6tv+Cxn7QC3f+t/4SmVl/wCuZjj8v/yHsr49oAKs2sgjYlg23jO3gn2z2/8ArVWq/wCHrX7frNtb+bBD9olSPfO22JMsOXP90dT9KAP7zvhtpA0D4f6JYrC9qtlYQQCBm3mDbGBsz329Pwrfrlfg34Qufh38J/Dfh+91a81690PSrWwuNUumzPqUkUKxtO/+3IV3n3euqoAzPENvdXlgY7K5htpyQd8tuZ1wCMjZuXP1zxVm1ZlDhmDYwD9e56nA9u1V9Tna31O13TrHBMHh8ooS0shAK4b+HAD/AFz7VBq0UktxaSRXMsSRSmRo4wrC7AjYeUS3PX5vl5+SgDTu5RbwM5DEICSFGW/CsjxFYS6/pdv9nvb7TisyThoFiDuFOfLbzEcbXHynAzhuCK0IiqqQT5hRcM23l+AT7c5zxRpdvPbrcCe4+0F5mZOMeWp6L+FADYrg2+5iHZWYevUk9M9unf8AAVdQBAQAfXmnUyUcgkZx7ZoA8g/4KC+Kv+EI/YV+M+rJMIZ9N8Ca5dxHdglotPnk4/75r+Gud95ByzZ5JJzk4Ga/tg/4K5axH4T/AOCVP7Rtxf3QRX+HXiC3STGP3k2nTxRD/v46V/E5IMYOCMj8/egBlfUn/BFrxjN4F/4Kwfs739tI8UsvxA0fTyU+9surpLVx9CsxB5/i6GvluvVf2GvHa/Cz9tL4ReJ2bYvhzxpo+qFvTyL2GX/2WgD+4WwttUg8XXck1zaHSGtoI7ezS0IeCZWl8yQy7zuV1aJQvlrs8pvmfdhJPEVnBGY9RuYJ530hpLiGOEtIzExshwg6nazAemavajqMenWyyMs0okdV/dRNKeeOg5xx1qSElAwKgHIAGS2Rnjk/y7UAZGtTahY2u/S7eC9lkuYXlS5vGt1ERkjWVw/lv86w7nWMhQzALuQN5ic98QtN1Hxxo2nT+GptFvptP160cy3NxIIbSOG8WO+8toPnNwIBdRLGxEe9tko2B1aH4p+NbjSbKHT7zw/4ivtL1p57PUNR0m9hsV0O05Et1NcPcQPEqBg26BmnAVmRSVyOQ+Gn7U3w0n8MeGrPwfrunXtlrsFvqtlHHJOIvst1LDIspkkGI8peRSJHJsZw8Sqg8xAADsPHvxOj8C3urNJperaxqllotxq1pYaVCXu9VhhXJtrcyOkL3DSEKqlxgyRElQ429L4e0uO48JrAZpJYLgOwkIlikCOzMFbzS0gcBgG3HJbOQvQRWvg/T7rXrXV7uxs7/WdO85ba/mtI3ntlmKF44pQikIQqKWA+YRpuJKmta3sIrK5uJ9+55gu7cVARFzgZA+6Mnr60AWdPnjvLSOSNg8ciK6MDuDKeRz3qv4nsF1PQru1eFbhLmB4XiZtgkVhtILdhg1lzeOtEW/0i0bV9LW51mWWCxgFyga7aNS8gjU8sVUHOOgbnqK2VmV7cFBwy/KPuYBGQM9qAP4IfEmnS6NrN1ZXCJHc2txJFKqtuCMGwVz3wQazq9y/4Ka6G/hn/AIKOfH7TZSN9h8R/EMB53fd1O4HXvXhtABRRRQAVYthkOem0Z6cn2z24z+VV6KAP2Q/4NIf+CkP/AAz7+1Bq/wAA/E9+0fhD4qSi50HzZCYdO16KPaMAEY+1QL5TY5aSG2T+M1/S5MIDH5c5Qx5yBIQV9uvX8PSv4KPCviG78Ka9a6lp93PY6hZSrPa3UEjxTWsqncssboQyupAIIPWv6Zv+CDv/AAW78If8FEpbX4cfEu71aw+Mkfhy10VtJvtRfUdG8bwWSyyNqEMMiOY9S2yStcx4/eRJHJucQbLYA/W46ptmkSGCaRoiikGNkXBzypPB6dvap5JHS6SNY5GVgzmQEYBBGFP1yfypbM53EPG8ZxtK85HXOc+/9e9W6AKtrNI15Mhj2xKqsr7s7mJbcPwwPzqvrNrJPe2TqzBIXLMAzjdx/s8f99cVpUUAZWoTXYvbEwQwSW7MWud8p3om042qFO47tvcVY0+V5AxkyG2qSCMEcdxk4/IVal54OMHjmsjVL200vVLLzpra3udTmFrErSKkl64R38tc/eIjWSTavO2Nj0BoA2qKo6bbC0DqGlkzIz5dy/3mLcZ6AZIAHQACr1ABRRRQAVDPKySIgRmD5yw/hqaigBF4JHp39aGOB0zS1k+JbW8u9MnGnTQW+ovDIlrLcwtNBFIV+VpEVkZlDAZUOuexBwQAaMO9mbcoA7VLWP4XtpLLTYYJ7ye/nhhjWW5mjWOWd9vLuEVEDEYJCouPQAgDYoAKKr3Co+AQCOODjGcjH4+lVdBvnvrSR3tprVlmkj2y7cuFcgP8vZx8w/3qANKiiigD8Ev+D4uFv+Ec/ZqkCAolz4lBbONpKaVgfjg/lX8+k3GOuMDv7Cv6C/8Ag+NkQ+HP2aYsZme58SlPoF0rP8xX8+soBwQOMAfjgUAR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e4/8E0NMk1n/goz8ArOEr5t38R/D0K7unzanbjn2r+1b4lfDvSviQfDS6xpWhawuj6xBq8Calarci2uokdobi3Dgqs8cm10cgldrbdrYZf4nf8AgnhqkOg/t9/BG+uWZLez8f6DNKQcfKupW5b9Aa/uQtxs3DJIXABzkkYoAwfCEWowyasLlmP+lAW24ScRC3jA5eWQN8wOSm0ZzkFtzNq2TXAvrzzvJ8oSg25QciPYud3/AAPfT7t3aUBQCuDkEZycjjGPTPcduueM+xhvp3Se9isoJozPGAmZ3ETP8hD4XGVCFl2nkAbjjJAKGs/D6y1LxVouqCfU7NtIlnlS2s76a3t7uSVNjG4hRglwAudqyhgjNvADKrCjqM174gtdXS0uprXTobWSztWsXjFyl0HfdIBLGEUxhI/LLHYXZw4KhGPl37Q/wQ8VfHP4ueGPKht9F0XTbDXbC41vTZpP7Utoby0itk+zXMU9tPaXKzOJgAk8ZW1Zsw3Edo9d/pPwzsPBN3DZ+E/DuhaXDHJPDqAVZLO3EU0ZkacW8UYivZmuI4AS2wqs1wRJnMcwB594I+LXizwdJoumfEmTwZa+NPGF1HbWsWjXhibTHu7e9kjs4/OX/TXRdMG6SH5pP30xt7aC3Jro4/EHiX4m+HfE01k/iDw3baq7xWEcWnhtTiiMYQXUJux9ljZklt5kSVGVG85ZUaQOsXJaH8K9A+J/xQiuIPC3iO003wFHZ22j61fXl/pR08PpV6qy2EEuDJNHb6pLFJMVQ5ndDNLJbPDDe+E/wWudd+D3w/vvEXjW6ufEOjMbjUp/C2stDpmuubf7KYGjJ+zsvEJDRpDsnHmQ/Z95QgHq+u67onh2y0bRNRurfQpPEc50rR7UXS2txdXAt7i4NvAVO7ettbzyfIdwSKRhjacY3xP0HRfHGgTW+o6el1fJZXU0Fm5CzyRoI90qQk5baTBgkblcxg4rP/Zr1LxJe+H7qDxJrcOrvYzYsftOjnTdTt7dS0cf2uMyNvk/durTqkMcsglaKJYvLz0WrfC3w+3i+88RjSbKDxLd6X/ZZv0iC3MtupZhA0nV1Us5UH7u9sdaAP4Q7hSqJnI4PfPft7VBVi6TBHG0EkgE5YDOMH6YqvQAUUUUAfuB/wAGSmpmP9o346WKS7XufDWnzhVHz/u7mQbhkFePMxz/AHq/obfUI9MjjtZLlr69WBpkj81Elukj2hnA+RTzImeQo8wZPIz/ADn/APBk9Kf+GyfjDCLeRvN8GwsZxJhYsXsfylf4t2fw2n1r+kqFSrEY+XqPbrxigDF8LXcuv6Np2qT2V9pNzcWyyvZXTIs1m0ihjFLsZ1MicKcOy5HHFbyDgdc4xz1pJl4BwCRyBjPNYl5fJ4hsZ47S8lt3s72OOWSMKCzRujNF83GHHyfRjQBtTdFGBye4z71maXrYuvEN9py2t4q2kENx9qaP/RpvMeVfLjf+J08r5h/CHj9au2jAs/XGQe23J5+vcdfbFW6ACiiigDH1e6lXxJpkSTvHEyzSyRizkkEm0KBmUfJHjceG5bPH3TX4X/8AB7rHOngv9nHZLci3jvvECvAq5hlfy9OKlgOjgb9vqGf0r93rxDIoVSgYg/fXco+oyM1+G/8AweqaVfSfsx/Aa4usTy2uv6jHczQxYjDvbRZ4ydvKn60AfztTA4B7H+feoqfIAABjn1z1plAFm2OSc4wCCcg9OnOO3Nf1Vf8ABoT4WvNA/wCCQltfXT3Lw694v1S9tPNszABEiwWx2v8A8t18yCT952/1f/LKv5V7B9krHOMLnjGfwz/kde1f2Cf8G1vhhPC3/BFT4IW6pap59lqF4fImMoYzapeS5Yno/wA/I/hOV/hoA+7ap6tZDUbOSAvLEJUKF4n2SKD3Vuxq5WfqdukskLu0qmFiwKSMoAxg5AODwe/I6jmgBdB0xdG0uO2S4ubpYhgSTyeZIfqe9XXAJA59eKyfCOhR+HdOktovOAM8058yZpm3SyvKxy3IG5zhB8qDCr8oFbFAENpP54c7GTDY571NRRQBS1AyCMCPb91gSSVwcccjpz7e/bB8q02w+JmpftRy6he6ho+mfCvS9GuLO30m3f7Re6xqE0lm8N3M7wq1sYUivYvJSR1dbuJy7MQkXsVQXQZoSFYISDyRux+HegD+KH/gsRqDal/wVS/aJlk2GVfiJrkLbOFPl30qZwWYg/KeM8V80V6h+2l8QW+LX7X/AMVfFbEMfE/jHWNW3Abc+fezSdO33uleX0APUFs/T/69f1Tf8GenjFfEv/BIdrIYz4e8b6rp5/4FHa3H/txX8rcIycHv6dfSv6V/+DKDxV9r/YQ+LGhny8af48F/w2W/f6dapz6D/RuPxoA/Y/W5kSNYScu6s4UNhsLjLfeXpkc54JB7V5K3xn8Y+FPjtp/gq/8AhzrGo6Lq6CaDxdp2owyWVvNi7kmS5gkZZ4FBjtQixmfd9tI+RIXavZLpgrpkE5yMD/P4fjWLJqN1BaTTm3nEULFURU8yWTkgttyAd2QR9Tx6AH5/+PP2PvGXib/gpFrvjn4ky2tp4D8YWGl6Nptt4S0eS7/tS4tzqLrDrVtiVpi1pdzWTTtG0Elsl3E32XdGD9vfDzw1J8MPDMUVybqabVLjddJbW80ub+eVnmmBaWeSOLfIQqNK8cEUUaKyqgWvnX4X+JfH/wARv29bvU7Lw3o2oeDd9lLL4rW8jaKHSFtNbSCyjRFSddRF1c20jxySXNsLWdJAlvcTES/VniA6oun2x06G0nnaaJbhLmZkCwlgZNu1GBfZn5doB9RQB8b+If8AgpNrulftd32heIPh3r3hXRdB0yc2Pnalc/bdcE72vkXD2H2LyhF9qjktA6XEs0TyNIImgmS4PufwY1m6/aR8Kx6146+Huu+CtQ1HSJ9E1XwzrFxBdwXEUk7pNHKsLSWt1FtgPlv5rExXEjCONJgZO1PhfVF+KF5qFxaaXdaJNa+TbyyOBd2JAQMiARf6qQFyxMw2mJAI33nbueHNa0qe+utLsrhLy40yXy7sxoGWGYqshDlQFWRlkRyoxgSA4AYZALtrp32G5tI7Mw21lbwmI20cCqpOFCBcfcCqMYx0K+lfiL/we0fDqDVvgr8CfF51GCCfRNW1fSUszbzM119qhtZi4nH7pfL+xD5H+Z/M+T7jV+5joLhdhyMgEjuK/IH/AIPOLG/b/gnH4FuLa81OGwj8cwQ3UEEW+3nLWV2yGU+YuNpRsfI/3m+73AP5kbuEROoGOQehHqR06jp0PP51VqzcMSwJKncSeBgenT8PSq1ABRRRQAV+3n/BklI4/ag+NyiaIK3hewLQn7z4vD84/wB3v/vCvxDr9z/+DIK+kX45/Hy0H+qn0TSJW+qXFzj/ANCNAH9FEZ+dhwB6d+p5qWmxEMgI9KdQAUUUUAFFFFABRRRQAjdulcJ8Y/g7YfHPwPcaFrz6pFayyl45tJ1W60y6hG1lys9rJHMvysw+RwTmu8rH8XeJdN8IaLcajq19badp9lG889xPII440RS7Ek8YCqx/4D7UAfnT/wAFq/8AgmP4b8U/8ElfEXg/wY2r6Lp/gG0t9Q0uGxe4mMNrYxn7NZOlvbzTXcMeRtMwLRb3ladVR84X/BCb9kP46fD/APZo+HU3xG8T6n4d0rQLnUptU8N6tpqpqF2twsc0EJuI7uRii3ZnvvPlO5/7QmiEUUbsW+sv2+v2+9D/AGOf2B/Evx1TT9S8U6NpVrZ3lla2bray3yXNzBbxvE0wKgbZ/MyQwKBjscAisP8A4I3/ALdXh3/god+xlpPjzwtotp4dsYtQvNM1LSUnEsml3yOJZY5COGdjMJfM6yLMjkIzMigH014P8P2PhfRks9Ls4rKyR3dYo0KDc7s7sc8l2kZ2Zj8zMxLckmtumR9T82TgfhT6ACmyDI/+vinUUAfmT/wdn2zD/gjN4u2o7k+INGySd2P9LXpX8nsw5HrgZGOnFf1pf8HYd3DD/wAEXfHMMjqst5rWjQwA/wATi/hfH/fKNX8l07FzkjGcn9aAIqKcp4I4571JdOHYERiPjp6+9AEcYz9Priv719J+0w6JocdnEkkLhVuGMmGjj8tjuX1O7ZX8FdrA87EIjOR/d6iv73/AMfleD9NXe8mLSH5m6n92tAGha7vmB5C4AP8Ae4zn9asUUUAZvibT01bR7m1kuZrSO5heIzwy+VLDuUjejdmHUHsQD2qXSyAsgVicuWyW3ZySc59OwHYDHarM6eYhU52kHJHao7aExwBTIZcAgk96AOe8d/DfQPHOpabea1o2m6rdaOZXsHurdJmti6hZCgYNgsoAyBnt3rT8M/a5NPRrzZ9oYAvscOAckkBgqggE7fujO0nvVyG0ihu5JhGnmzKqvIOrhc4z9Mn86p3+tRrcLaxy24v5opZbeGR9pkEZQM3qVUumf94UAa1FVbFuSF+4oVRxgHjOR7cirVABRRRQAUUUUAFFFFABTZd2Plp1FADYt2PmqvefJtYKzEEKAO2SAT+A5/A1apsnagCnBbskYXzWc7ySSOQCxO3I6Y4H4CsS5jbw7qOpazdTST2f2NTIivK4hWNZCxC7zH82R9yND8vzF/l29PH3pzdDQBm2M8l5a71i8h26BsggAkdO3AFY3xZz/wAIxFnn/SI+fXhq6l3VQMnHpXLfFdi3hhCcY+0pj8moA4jwW7Ra/CyKruiSsimTZk+W+OO9elXE15PMuyG3MTxKZA5xsJ3bvryF/KvMfCqu+sxCPaW2SFlb7pTY+7P6V6jeadHdDcxUxzRmIKrMFPQjGPoaAMm71W9s9GiV5II9SLsrB2zGcYyfqAVI+lJDrMniWzWPTJ0gZDsnDBvNibsBjjHUc/3al/siRNDvYxaxztcTGQwySMFwcAHJ6dKoeH9INjLcW88CoEmEqCKOQAuMbfnX72Djr0/GgBuvXlzatDLcmRJrZgFaN1Ec43KCeOeMjr61HJo94LaK3Iiu7XTXeZUSTBlIJJBbtjI4759q15dDt9ZtZmN0y2MpbKjgAZ+b5uo+fdUlpZw+H4RMGgO2Ly4jjc5UfdAbvk0AcdpEX9rT2bM9rarG3nLbSv5J+cnovf7vXvxXVeIbsRWMax2nnzOxhVGH7v5sZOe544qpYat51mfNZmE3mI1rPGTK0Z4VVI6Agrn6CtnRrTybWPMcUTKo3xZLrEcZ2jPTAxn8KAMzw9FfNpk0MyrNFErIkbPtlLD+D/dP9Kx9BlntNeitmZQsTqRb21z+7RifmBHcjA/Ou3nMdvDM7ZTeMHa2f/1Vzt34JmXVxe2rlpsxsu5sEDJz/SgDz1zkkkck9ccngcZ702mxDjPz475bIzgZxTqACiiigDU8H3Nxa6yGt0811jZggXLOV+YAfka3tMuHtLie5N6yskZcx7cOXj+Qof8AdyPzrG8BzrBr43sypJE6Ns+/gjtWrbappOmQ28MM08yxxqN833o/3q5/Pj8qAM3x54rtbv4Xa5Y6pawXdsNMuhfRXF+dPiaDyzuD3CkGJDuwznCqCSSMV8h/sK/Ev9lz9pT4Y6DL4b8BL4VTwej3Ph6TU7HfD4N+0y2N2YbDUnZ7a3nSTWINsEM+6FpDDEpjRVPu3/BQjQPFGv8A7E3jGDwpmbxTrmmx6PZn+wItfjxd3MFsDNZS/JLb+XLL5xcsiQmVninVTC/jHiD9ge+s9YvZdU8I+E/GPh3WbbQbnxhp9yZrIeIxbQ2q6lcy6RbBrdbkTaXpzrHDG8F5bie1kUqYXoA911HwB8UPEHjf4iaZc+KPBOm2Ws2GkwaZrfhnT57fxLa2rfakumuIpGmhaVfnazmTCJI0nmRsIMTeh/Dn4eaxpnw20PQvHOvxePtZtLIwX+tz6VFaSalK0TI8yxQDy4WZJZFKIeVJIPLCvEr74ya/YXviHTtYt/HXwv8ABX9s6DpHhbxRrNxbo93qayzi4t5BIrtb2Us1rbWYlnRknkvQbcyLLFJXqvw9j8SaP8VjDrd34hv8eHLTTLqZJbJPD32+13yyTQxPcS6glxci5Y4begjsl3MWVWkAPJPgz/wT9tPgF+1F4i8XaVp3h/TtW8TQ3sreJdJshFe3kl5qpv72O8gWBIyscMdrBazy3U8sZnusIFd93XeK/G9rH468TeEtD+3aX450Saz1exl1uW6hi1bTjcDcsNxDvN5Aj3U6rbuSFlnihMaBo3HqmheIdG8X6Vaalp962oRLepZT6grrAzSQuwBlI8ssGkBCqAUbzkYJsYGuS8LfF7wb8Nte8P8Ahm91tPD516ztx4asdYsr3S5LwEjbAJbsky3RE0e+E4n3IzMgxkAGP4i0TwPpnx707x3qU8+m+MvDdt5Uli0H2u7NnqgsrdMJbks4aeyhjEg3xqwuFwRiRPhH/gtR+2RpOufs1ePpfBfgi8/4Re3tPEngnxF4+vbWJNOu11LwfLqEMNo4ZpiZrxdDj+0yRxq0scUCNLuYr99fF+xGj/GW0vB488TeF18Q2VnojWml+GoZ3uJxPcfZ5Wv2tZfLjDzzJIJGKJJJa7WhaYpdfNv/AAcP/DO2tv8Agkp8bNR0ptY0eSygj1W4TRdUGjjV5JXS1na8YHbdwGGUNJbkBpDbLjL+VQB/JDb2pmy2Yx5IBy+dqrnAYjHTkHpg59SAf2A/4J//ALJv7W1t+xF4a1T4M+H/AA5J4En0+XxLeWnhi/FtrupajqEEulRE3F5I5ingRIb2RofLgTbEV3TQFY/x9jCu5jYxxjGC2Bx2xnoTjPcA8E81/Tn/AMGm3xL8a+Kv2FZdJ8QeHrCz0DT/AC7nRNXs54nfW4muLizP2/MjXJuIPsH2ePIWL7NDaxLnyuADP/Yk8KftRfBfW/C2heNfEek+HfCt9aSaVpviTxbEdf1G312HXr37RpyX1vdWl4kWoXCWc0cM82oeciQIRIjTQr718F/+ClGhfHtvEvie8tfHmjfB7RZLAahqXjK6Phe70zV7S4sTFBbW9tEjXkF1LLIsiRyTeZcwtbmA291CX+xtX1+xuPEU+lW8klp4w17Sr6WwvI9LkgnS2tJI0+eV4pE/dy3cRUOpWTezKjqHA+Dv23v+CN83jf4SeHLnwDps9vqvhDT7LZpWg36XGq67P/aEF9PFZ6lqZJ0kQSWls9rMsoURloHi8uO3jQAyf2afjn+0RoP7XPxJ+F0+k6/8StDPjA6zba9rfiDRfBf9j2kqXN/ptktpZWz3d1NcRWwFwtwgkWERk20EZLSfYH7Knxhvbr9nb7Nr+t3HjHXvD+qt4f1LUNZ0ufwzPcXLXEUdpBd2t6qyLcy21zasSqtHO77ocRywLXzh8Of2GfHlv8YdCTwRovgbwr8K/DnjO7+IHi638QaZc634j8feJwIJLXzZL+KSK2lhUAnU7K8mV7iMvGiZMY+svi18Dtc+Ifwl8MaZ4T8U+IPh3qOk63p+rPNmHULrylnVrq2uPO89JmaKSUBpPMAlMchY7c0ASfs2/Enw/wDHazv/AIgeGR4P1XQNYiistN13w/NFeprdrB5pXddrtDojzyKsJUeTIJ1zktjm/H/xS0z4C/ATWvHXgzwj4p+Ldtqon8SWmneHbi71ebXLueOK5jawMpaGO2kUNIrRyLGjALEskkgjbsPAevaD478Y3d1catcT+IPA1xfwzR2TX+nafFBc3jbPNgZxbXUirbBDO3mBZEuTGYxJIpbofg6z8WwweIND+2yaXrtnC8WdeMtm0UNws9uI1jM0HlT+Y+Xjz+6CKF+dioBrwfGXR4bTxVfXFxqdpb+G9RTS7lbiwdFNwYYWWO1AQNcl2uI4l8ouXmPlIWbiuzgPyAr8pJBORtyNoHTqBnAIPIx9K4ix8Vi9+JFpodglzZ6bFFJqEeoW81tJb6rcCWSG6syoV5A0MjLK7fu/nKqGYJMqdta7TZxtGp2/Kw3gtx7AduuOgHbigD+On/g4b1iXXv8Agsz8ep5fJ3R67DbL5Q+XZFZW0SfjtQZr7w/4MkNMaX9on473wutn2bw5psX2fAPm77qVt/r8vl7eP+etfBH/AAcE311ff8Fkfj4959h85PEQhX7JL5ieXHbQxx7j18zy1TeD/Hvr7e/4Mpdcgs/2wvi9YPHD9ovvCVu8byEAlUuxujHzj729T9xvudV/iAP6H/Gui3mr+HfE9lBc6gk+p2kkdrJ5ds6wyNCyBUR/lYjbvIm+X5h6nG88TXOmMkcktszofLkYFSp2HBIPIIz35+XmriudjkZfAzjueT/np+dZ/iG6dYLaBLqCzuLqdEjEyF/N2ne6KAyksY1fBB+XBfBCEUAWVnSeN2jkMhRnUMuOGBII54yDxz6GvOj41+GvwqtvFOoWt/4X0dpfECx+I5bSeGJ5tXlgtkCXRX5zcmFrXiT955XkkfKI67u/ju5rScW80cU0inyXmhaZIZCMqzopRmUHHy7lPXnkEeS/B79nC48L+P8AUvF/iy/t/EPia51S61G0mjVUi0o3FpaWsiwKUZ0EkdnG+JJpWiEjRrIYVUAAk+Mfw/1bx54K8MaNpHxGm8N6pdX5trzX4ba0u7nU7fJa7tYY7iKW2DT+WcqyN5SI7Ih8rjmbT9pWT4naN4vtPD9vb6lrnhOa30XVZLm3mhsLa5udNhvpYJYRO3nXCwm3IVZfk+3QxebuEwrvPGV1c+C9BuJXsrzUrjUY7w6XoNjNY6XfXF0bR7h0E7TIhuXeK5xJFIgU3Ts42I0sfDQ/s0WU/g3wJLOmj+Hde0fUbG5nXwpp9wbVo5PKFzYnYT5tjIIIUAmRoljtocBGhjljAO88J+DpdL8f2FxJq91qT6dBc2ccd1fxwtp1tIlpwtrDEBIGe03ebLIXX7RMUYRyCNOksfElvrOu6tax6bqK6hoEi2b3dxYSWsEiywxTEwTsoEkZwiv5bNteMq23aCPH/Gvgvwt4j0zWtW8E6tJo2o6hqVt4kvNV8P6lBut4wZbeW/hFyklijMVmW6dYWlMG9sNP5GPb/BUhufC9rO02p3q3UCzo+o2v2e5dXUuBJEY42jcKwQq8asNvzDduoA/Gv/g7i8d+F/i1/wAEpPAnirwhe6ZrOj6n8UtP8nUrW3Kpep/ZOrlJUl6TRSKRJHIv7t4njkjLRyI7fzeyDGOc8V/Tp/weUeH93/BLzwrc29qF8r4qafPcyhQvnA6PqiGTj6ov/AK/mNlLE/Nnjj8aAI6KKKAHxOUPHbmv7E/+DdCddb/4IofAQkyAx6XeR/LIyf6vU7uPqP8Ad6V/HYh4I/HNf2Gf8G0kjy/8ESPgYzqqMbTVOB6f2zf0AfZmq6jqS3+lNp9lb3Vo908epvcTSW0lrbiGVhJCnlv5z+csKGMtGCsjvvJjEcl/RrSKwEqW8SQq0hkZEVVAdiWc4HcsWY55JYnJzWlWJ4v1WXQ9HnvobC91SSzikmWzs9huLpguRHGHdFLN23MFyBnHUAG3VW+ysalcfKdxJxxge/5fjVKxtYV1ieYvcedLHGm1pXKBVL4IQ/IrEs2SBuI25OAoXW/LFAGN4Kv9Q1Lw7DNqunrpN+cia1FyLnysE4/eDg5XB9s1tUUUAVbjh0IxuBPpnoeme/6dayfD1ri41ORxeq9xeGQx3TLIqYVIx5YHSMhMjPOS9dBVLVIDcLEBNJDtkD5Tb8+Dnbz64oA/jR/4L36cdK/4LC/H+D95h/FU1x88vmH97HHJwfT5uB6Yr4+r7c/4OMbP7D/wWk+O6Y279WtJcHGRv060bBx9a+I6ACuu+CHgO6+Knxd8LeGLMSNd+I9Zs9MgVLhLcmSadY1/eP8AJHy3324XqeAa5Gvfv+CVttDd/wDBTT9nlJ5kgiPxK8O5dxlR/wATO34oA/tt0SP7PAYczssGI1Mow2Mcex69R9DyprRqGAD5gM8YHTA6dRTp41kADAEHjBGaAMnxVoOl6y+nTanBby/2bdrc2jTYxHPgohHv85xWnbuJHOOMHoRgjqP6Vj6l4Y07Vbcx3FhbXKS3UN+yyQiRRcRPG8cuD/Gjxo6nsVGOcVqWDEB8hQFIACncAPr/AE7DFAFiYsq5UAmiEsy5YAGn0UAFYHxBstVv/B+ow6Df22l63Nayx2F5c2TX1vaXDIRFLJbq8ZmVXKsU8xMgH5161v0UAfnP/wAFoPA9/wDAP/ghP+0Ta6r4p1nxTeaoLy++3apctO8aajromjtIiScQQR3CQRgEDZCvyr0r+R+dskcAZA4H0Ff1t/8AB1b4on8Pf8EXfiHawJOTrWp6NZOyBCiKNSt5vn3fwnyQOPx4zX8lM6nYmQeRkFgckYA/Lg4oArVd0DV5tA1m0vrZttxZzJNEfRlYMP1FUqsWgJY4z1GMDdg+uO//ANegD++bRdUi13SLW+hIaG9hSaNsZyrKGH6GsrxXp7+IdKWODy1aG4jlAntxNGzRurAFNwzjBIxyCoI5AB439h7xg3xD/Yy+EniB5/tR1zwXo+oGfbt8/wA2yik347Z3Z/GvRtZlmhtA0CJJOGGxWfYG9efpk49qAPD/AId2/wAb/iV8Hdf0bxrJ4Z8BeL7e6NtY674UupbwXkStuN1HBeWxjtnkGCit9sjQSYk3srwjw7/gk1+yDYfAb4IaR4bmv4fGup6dbWVzrXjK01lNV0zxOzXdzqlq5WRBIlwpvEuQTENkc8OJpMlj9E/tMfFZPhr8LdTs38T2mg3dlp/2i716Yo7aFCFdjqEkJV/MREt7qQqV2MLZw5jjLyJz3/BOn4c/ED4dfASOH4g6hppv7yPTvsGj6esz2/hyCLSbG3NqLq4eS4u2aeGedpppp2zcFPOm2b2AO1+NeveOPD/w91y0+H2lWM/ixbELoEmuXedOmvXWYosgST7Q8UTpG02FD+S7tH5zqIj8w/sr/Ff9o+++Flpez+BPCsWr33i2e98Q2+q2914djSzJaG9toI/tOoIl4l6XkjdWmt7mKNgTbSuij7K1zRri+m1FbjUGGn38EdtFAV8v7KfnV3Eg6sxZMZ/uYH3q5W48Yab8FPBOjL4p8TWF293eSQ6EY0ZLrVGFvPcJawJ5skl3cm3jmOIgzyCN2VOOADovhZ4d0/wvok9tYaTDoZlvJ7y7t4rVbVJLmeZp5p8KzK7yyyvI8gZi7SNuO4EDdkjjtp44jJI7szSAMxZsH5TwO3zde1VvC+q3GtWrT3Fpc2EjSuFt7lomkKq7KsgMTuu11AdfmyFdQyq4YVZu9WtYdVjsftMcd7MjTJCG/eOqlQzBe4BZcntkZ4NAH8en/BxN8EovgP8A8FgPjNp0Frq8MGuauPEkU1/FGn2v7fEl28kRTh4xLLLGGPzHyjv/AHm+viCv0U/4OmfC8Ph7/gtH8Sp4bfyG1bT9GvJT9viulkf+y7VCwVfngJCDMc37wn94Pkljr866ACiiigAooooAK6f4VfEfXPhF4/0nxT4Z1nU/DviDQLqO9sdT0+VormxkQ5EkbqQQwOMDODnB4rmKKAP6oP8AghL/AMHFXhf9vbwboXw3+LOuWGhfH5ZHtY1Wza2sPFqxxvIJ4GAMMVwUjbzImaNWcs0K7SI4/wBSLWFPsQDFlOMELuDKMY2gBiQQD2PGa/gk07DMQArSEgLvxsAOQc54A569s5yMc/sZ/wAEhf8Ag5K/aqsfGnhr4ZX/AIH139piyt5HBit4bifxasJGAWu03rKkXLM9xExK8GVMKygH9KWgaWmkafFbRtKUgUIPMmaZupPLt8zde9XZeBnGcA8evtWH4H8Qz+JPCml315o+qaBd6nax3Mum35ge5092RS0Epgklh3oTtby5HTcDtZhgnQ1K1e8gUCaWHbIjkoMFgrAlPo3SgCTT7R7Xzg88txvcuC+PkB/hH0qWe3SV0ZkRmTO0t1H0ptuMMygDGc5GMZyc/j3/ABrH8ZtrkT6fJoo0p1S6Vb5L1pI91seHaN0BxInDhSpD7Cm6Pf5iAG1cJIyfu22ucdVzipIwfL5IY45OMZrMjjuxqEZZlFuiNmMpuZn42ndk4wM8k87ugwa0Ic4xnKgDBySfz70ATUUUUAFFFFABRRRQAUUUUAFFFFABRRRQB+Bf/B8r/wAgn9mT/rr4o/8AQdIr+fluh+n9a/oH/wCD5L/kGfsyf9dfE/8ALSK/n4f/AFa/T+po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B3v7M2pXmj/tF+AbrTdPk1TUbXxHp0trZx58y6lW5jKRr+8j5ZsAfOnJHzL1r+5rX7+38N+G5bmeK8W1sgZNlrHJPL8hyu2OLMj8AHaOqg5A6V/Dj+yAin9rD4ZFwpQeLNKzubaP8Aj7i6ntX91sDK8YAwflyMHcPz70AYmlXZ8T+H1mK3lql/BvVGjkt5oFflQy8NHIucMvDAjmqem6ha6j4a0f7FHe6dDdRwTQJ9ia2MMYVGETo6/wCjgj5SjAHBZR8xFar6QLbVbq7WZy14iq6seF2BsbcYOeT3HSua0nwAdL8d3+uSeIdfvBeK0aafLLH9ks8rEHECpGsmG8hT87vj95t25JoA1NJ8VLrepTw2pkvFt7s2ly0bjZaMBv5LAMT8wQ7c7W+Xgq7DhNH1jxF4t8bQ6m0Gma54J1mzW30ufS9QjlhnEskzPcuC6rLC9o1phlzIrwzKmYpd7dB4U8PaZb6B/Ymo3ieJ7myu447m8voYZXuriLy3jeTZ8qvExjCl8SDy4+SxV2wPGPieyPj+y1C6tvCdrY+DvtmueILvW/EAtb/wvAILu2tb6OBVki8mZFuwZpZIQkXmEB2MgQAf4A+BY+Fnxb8Z+JRrniTWbHxVJpr6dpuoale3sOgSwW72jLbRtM0ENs6FZmCRK/mSztJJIrQxwb03gDwv4k1my8SQaZ4c1PUktTo0Wsm3jvLt7cTK/kC4GHCefDG5G7CyQg4JAK42leJ9A+MFv4nhTTtd1vT4EuvDeoafqOiva2WtIkaM3lmeNIpo3S5EaSLIsMoeQZfy/ldc+EdL8DaAlr4V8Naf4WvvEH7q2aNbGxjt7poZCWYKJMyxKkgwkUi5kOVZPMYAEH7N/jXxD40j8RnxD4E03wbrK3bHULrStatdVttRuUlmtlzKscMrTLa2tnI4ngTYt1FGpbymCeixX/ltf27m4aaygDtK1u0UUmQ2NpPysRjnb0yM9RXI6Z/wlWufDnU5lay0PXrm6uo4R5G2K3VLqQRSsGJJLwqjEnqSvCjirXizxlqHh/QLe/TRtbubqSNQdKtI4GkAkkhhMsrsVjUQ797bZATGHwjlcAA/hIu28yZmzneS36moav6iwLAGIwsrMCGJJB44ORnPr254A5qhQAUUUUAftF/wZO6ykH7cvxb04/fufAi3Q+kWo2oP/o0V/SqiiMBR0Hy1/Ml/wZUyH/h5V8RY+z/DO7J/DVdL/wAa/pxHPNAFa2u1uZJVWORPKO0lkKhvp61U1vTri+uoAJlWyCOJ4gjCV2JXYyyB12BcNkYO7I6Y5vzRPJNGQ+EXO5cfeqO5t2kkjKyPGqn7qjg/WgBLdfKDDJ+TA5BGfz/nk1JGhS4kcu5D4wh6LjPT6/0qO4sormeOR0R3hYlGPVOmcVZQYJ9+aAI7oOUPl8ORgHGce9V45P7MtF+1XIc7tpkZcA56Cr1FAFO5JSLso5Ax06Ejnt9e2K/n7/4PYvHPjX/hKvgd4bl0qGD4eG11LU7fUUlDSX+rCSNJreSP+BYIPIdX/j+1Sf3a/oQr8U/+D2S03fsZ/B+fMf7vxnMnMeW+ayk6N/D93n149KAP5trlduM8nA5z7DH6VBT3O7B9/wDPNMoAkhcqGx3HPOO4r+0b/ghf8J7L4Mf8Eh/2fNGsP9Tc+DLLW3+bP77UFOoS/wDkS6ev4vbWNZN25lXsM59D6A1/bl/wSnmD/wDBM39nsCUzbfhp4bG/aQD/AMSu39QKAPoKiiigAqC8u47JFeWRY1LBcnuT2qeigBkZO08AAHgD0p9FFACEgHB71QuruZNWRFCLbrE7SOf4W3JtH4jf+VWZot2Oo+h9x26V578a/itb+CfhZ49vQmpJc+GfD17qcsj2U0MTCKCSQbJmRY3PyHOwtt4zjIyAfwweL9Wm17xRqF/PJ5s19cyTyP8A3mZiSfzJrLqe4Zi3zHJyTnIOc4796goAmiOAy5IDDB47df6Cv3+/4MffGFxNZ/tH6JNNI0Ecvh28t4/4Y5HGqrKfxEcf5V/P3X7Y/wDBkp45Sw/bE+Mvhkj97qvg631VPb7LepCf/S0UAf0fSylpWUBk2qHEnJBPPQd/pXM6prGnajZ6HaazZXGovqN4FiCaZO8cNzAj3IllG0iBUeDKyvhRL5IDCRoweqe4igkWMuiPITtDH73c4/OuO+L95p9rb2JuCi3wlD23/EzfTJJ0V42liSZHQlig3CNm2OY137VG9QDhoPD/AId+CvxE1KLwn4U1OW78YX9s+sxaDEFjgmC2Gnm4lZpFhtvLtfskjJEqyyQ2pcI/l13elw61HFeJA1rFpunFI9Mc3st3LfosaiRpiybomEoZQN8xIBZgS3lr5T8SPhE3xm8bM+i/ELxF4Q8UaLHY6wLLRNedbO+hEepJbzXWmjlbee5nui2wjzzZ258x3h2xWfjOuueGfj14YbT/ABx4k8OaRb6N4h168t7mytr3QbgRxWsKw3ZYx3SeXNcpdRCGVQwt7lGkjXYSAetyLavrN5pLwQyrNGJ7iORWYOr7s8MNjrkMCB0LqWUZBaXwD4C0DwD4QsNA0DSNM0fRNJt4bKzsdPgS3t7SKKNY44kjT5VVI1RQB0VVH8Iq1BZNFPNLvkc3cwcjcNqDaqjHXBwuMg8k9gePJ/2ZvFtndeH/ABr4c/4STRvENz4U8QXlrd3Gnsv2sSvDBeTRzQQZeOWI3qoCXklaMwSPJJLIzkA9T8dWiXvh6S3k0k61DOUilssRlbiMyIrBhJ8hUKSSD1AIHWvzN/4O3vC9t4g/4JCX93cfaxJonizSr228m1E8fmN50GZ2H+qj23EmJD1lEa/8ta/TrwvJd+XdJdWi2hSYCMrcGbzgUVmbJ5GHLoAeyDHGK+Iv+DmXwW/jf/gip8aYorSG7m0+207UI9+cxeTqlnI7jHpEstAH8gV7ycbi2CcE4HHGOO3GP5dqq1PcEs+S2SST35568/54qCgAooooAK/bP/gybadf2tvjMqJMYG8IW29hu8pX+2DbuxxnG7GfRsd6/Eyv2X/4MrddurT9vr4o6akQksbzwEbqdvtCjY8Wo2YT90eX/wBa/wA4+5j/AGqAP6YIBt3D8z3JqWqljhSfvHAAyd2O56ng9eo61boAKo6zqSaVp09zIHZLeNpSEQuxC88KOTV6igCrp+x7ZNgdVCgAOpVhj2PIq1RRQAUUUUAFVbyNZSpZd21sg8ZXjqM/l+Jov7eG48sTLGwDZTd/f7Y/WrCHJNAHxX/wWl/Y7H7cn/BOHxV4Qj8MRyeJJntG0aS6uktX0K4N9Cv2uSWGKbFtEmZp1jR3eCJ1UK5V18h/4Nuv+CWep/8ABPb9nHXdW8XSyxeOPGN9Pa3+mSWUMbaQtpd3MCnzUkkLyTKEdm3hNqwqqbkkmm/QX4v6dJrPgK9sksYNTe72QpazajLp0UzNIihWuIld4xz/AAqc/dPXnW8H6XDofh2zs7e3is7e3gjhjtoWLR26qgUImVU7QAMfKPXAzQBpW4O4knhsEDOcfj36VPRRQAUUUUAfmR/wduQQTf8ABG/xI0s5iki8R6S0Kg48x/tGMf8AfO6v5PphuIIBAbJHOa/q6/4O7YWk/wCCOGuFTwninSGP/f1q/lDkUggn+IZoAbRRRQBYsseaM7eoHOMfrx+df3m/CHUrnWvhb4cvLwFb280u1nuAdvEjRKW+7x1z0r+DG1G/cMsAcAkdh/8ArxX95/wc1KHVfhR4ZurZi9vc6TazRMe6NEpX9CKAOmqObO1tuN2049c1JRQBDZ+Z5C+ds83HO3pU1FFABRRRQAjZxx1oXOOetLRQAUUUUAFFFFABRRRQAUUUjHaM+lAC02RN+PalU7hn1paAGxpsz706iigArlvi5/yLMf8A18p/I108j7ce/f0rkviyU/sEB49v+kR4b+9w1AHE+E3ePV4zFxLsl2fNjnypK9B0fUdUOksLu2VLrAEZDZ83r/Lj864LwZLHD4lsmlbbHuwG9DmvVlZo8gnzPmPTrz0/rQBT0e6N3FLJc2ywXWAr5/jxnHP4/rUd/YG4voJV8pbgMNvmSbuMH7o7VNY2jWNvdBZvtKtkgH7wP8QP6VBqJ82ys7eK3mzckrmNtnlfKckt/TvQA+8vWtbRSyIojUsWdjjdn5cKPvfNj6UmlyNNaJIZWmGfNV402blyMLt9xtrNtJbWyNxbki5SNJHllkfYrGSQybCvvu698Vf0/wAUWM5nSJmMduBuMcTbU4+7ken9aAM/UYryXRRNbxyNqjNC0mI9m07eVb1Ud/rWnpKX8jPI7hd20FHHQjO7b/s9MVns+nFZwZI3j+0CaIkPIYnx9/npjmtG31I3N1aok8VwsrFwwYZ2AHBx78/lQBqRxIrAqqZ6ZH61WnR476NAMQEEn5N3OR37VBd6Ur6S6W800GQWDI/OT1p+nySR3MkTxy+XDHFtlds+aSTn8sD86APHnQoSG+8PftgdqSgv5vzdjj+VFABRRRQB0Pw3iH9uNKYZZvLjYfJ2BByPxxWtdeGbO5gtpYG8goimO2mZQFlLjB59Ru6elYvgTVotIvpnlDbnj2RmNNzhj6HsPWuru9ThvbaVbp7O5txEFcIvneX8rbty+pO38qAOa+IPjKH4NfDzUfFV5qM2m+G/DlvdarrFy0aTwWtnbxySyuFU7+NpPyo5O3b8u7evDfFe1uvFPxd8EPJqHiqzk+HuoLq2pWmkXbWI1W0mtbuC3N9KZEha0N1byubctJIZIrdnMcTSodX4pftDeGP2dfG+haFrb3xuvGsN6NLtF2Y1Se3aIyWsEbEZnMUpkWMMGcQOFDNgVr+O/g8PiV4y0DX7e7tBJY6dqfh1rbVtJkura6tby7spbrfAXizui094kYny8ThsSp+7cA1vEdvJqCWuhW9/Nd3MbLdagdQ06e6gvoo1VHgMsQWGKcsY3Crk4VysTDc1eR/BSfSIP2sdalfUrK80e6to9U8Mrr7GXxDYX2ri5vL22jWaX7Va2vk2DSJBcRI4/fxx7be2jij9T0X4baxeeOdR8QahqN/piX1t/Y40Oy1R7zSoIYLq6NreRApEYbqa2uAJgFKq32dA0i2qyycv4vsrn4BfErT9Q0yHxmfC1xpt218Y5Le60W3u2ni2XF/NIZNREp8zas0aPbwwRSmcBI42QA8l/Zf/AGjvh1+0n448eJ8NNX0jW9J8L6xdWfi/Q7qDVb/V2vJ5oxDeLBcywqLWa382TKQvHIfJ8p3aEofpnRPAHh8eIdLu10yx1O58OxXEWnaldhbq80s3DB54op5GMsaOFjGxAFCxxgfKqqvL3Hwa0XVvEV54p0rwz4FutfuHGgpqtlGNN1Kw0tZIku7Y38IeSRkmt5X8lfKQtHFG3llWlrpdRnuvCPhC2Om/2dp+m6NKInjuFlaMWUalHbCqrblwWXgq4A5+YMgBt6lfasniCztrWxtG0uS0mee+luCHtp1aLyYlg25kDK0rFy67PKHDb8r8k/8ABdm3Q/8ABL343fbrOO809PA+phUN28Ucl2RGYMQq37xlxJLlhwUXBOTX1Pd3jXOkfbLCxu9Suop5miG4HyJUWSIsDK6Z+6Y/lYBt+QQDvr4z/wCDgq0vf+Havxaup9MuJ9PtvDNxFHqNtrstk1hM5QK8luvlq4lDPFzI4beU8t/MMbgH8h/mHcwYklxjJbJDZxuHT0xz0ya/qO/4NbvFuleOP+Ce+j6VbeLX8T3fhe2Ep0ia2S3uNAknvJ/3QceVJcwFrBGikkQhSs8a3EwiaK2/l1e2HkxsGSPeobGQcc7eDn8TnA7dhX7zf8Ec/wDgqd4L/Y5/Z7+F/wAPvFngfxH4OsvEPw/u/wCwdZne3fQfGmqXes3iwx3b2+ntdW7Ce3mt45ZFnCLJMzJtVZ5QD9lr7V9QsNQ8KeGbbxr4HtLrTQlhqlpJaCOa/vFtkktvJtY50a1KssU/ls8oaEmLywZFli5jw98aNZ8S6PF8K7bx7KPi5q3hi+1eHxLb+BphpaATi3F5HEZfIUxzuVW2mmMriBiysPnf87vip/wXR8M/Bn47fEmz+KHh/T9V0bTfCg069gtrNNK8RtZjU5NJmsYIbycxatJcNcWuoRyCKyQ2MbStCpKxD6y+En/BUjw5rPwq+H978P8A4aeMLv4T+JvDWnS+GPEULMljYmO4S2u7TUGVXax+yRCSTfK2y5+xXaRbpPIFwAdj+0V/wUGk/ZOiv7dfhLrMWl2Hi610m9uhqtjZpe2uoTKj6nYWcbveXQW/vdLt5lNtC3nasHV5FV5G9N+N/ifW/jL8Bb//AIQDU9c8OXV3d2Kvrsli1sttbG5h+2SLFdPbyNCLUSszxvGxjdpLeUzrHXkGk/EzTPFn7YnxM0vwbdXF78RtO1HTItS0KMzx+H4bi3sluVvNTSK1LQy3cAitIb6dJt/9l2xt8eWYD658HpvijY6J43utX0fTopbnxFdNoOnS6iUFhZw3jWiRxKIGURS2dtDqCMZHYy38sJSJIVyAVfhL+0T4V+IH7QmqeGbDXpr7xZb6PJe3Wl3VxFp09vDDcR2bTxWDkXM1rLKgeK9fz4Sr/upyrhX7H4ufGzw98B/hn4h8SePL5NA8OeH4Xv5rqyW5vZorGHyxLdGKCLzVSLdukdEZI418x3CbwnK6V4s8DeGfFtl4q1aDwha+ItP0/TfCN7rP9jHTNQtV1CWJrW02Tnzre0kuJYdkBeU+bIykKYZMeK/tdfsz/GnxV4607WvCFxd3aX/iDU9WvvD9neW1vpdzDcaba6JDHdXV1G6OY4fP1PZPpV6vm24tleMCNpwDtP2cfixF+0F8QPjB468IW/hTUfEWnWseh+GNStdVXUNI8Q2G2e6sb2O5ic77aaad4JSi4WexuUV5Cg8v2fwT8VL3UvGUuha7o7eGr+7kv5NGtTc/aW1LT7OWCJ7tnQeXb7muIysLfvNhQttYvHH5f/wT1+H3jb4SfB+y8FfE+60XxT480FpbrUNa0uxaKCWGW5uDYpJNJbwC4mW12K8iKGLKS67m3yfQlzYCJ7doFSJIHIACAqEKnOM8A5Ocjrtx3oA/jz/4OJLi9n/4LM/HkahsNwuuxKpCKuIRZ24hGFOP9WE5PzHvX1t/wZXJdH/gol8SvLWJrX/hXc4mDOVfJ1Kw24Hcfez+FfEv/BdPWJNa/wCCu37QDyRTwmLxjeW4WaYTORGwjB3Dsdm4L/CG29q+4P8Agym1K1t/+Cg/xPtZJkW7ufh7K8MR+9IqajZbyPoWX86AP6O/EmoX2n+NdGtLHw/c3tvqxlF9qyy20cOnLCgaISh5BNIZHJVVijYDDlmjwu+ZrkC5sLq1tZtSimfatxC8bLbQtGG35ZgXViq/MgZjv6HBI3BIApcnI+915wB/jmsXxL4L03xL4EvfDl9bC70e/sJNPuYDIy+dC6FHQsvzDKk9OaAK9/rg0/R9Q1LyLu+kgDWyQW0u9rtot4xGhcqjly6liQRsBdgq5XJu/Gj6jAlvZX2y+1ForiwRLSVrj7MVV99wgUmFXaOZdzKAm5RxJiMp4k8B6Tpngn7Mo1aU6DP/AG5DHb3cwvJrlJHnDblYSOHdWBjJ2yLujcNG7KdfVtbuLRLdLS1ga6v7tYIYr+7ECyKWzJgDczyC3E0yx4+YR7WaPqgB514U+Hei/Ef4UeLPhd4uk0HxXot7Zto2qQ2lzceZfWt9Y5uBdLudoWmWWbLCaQuHEnmb5MLa0XX/AAT+zF4C8DeFtS1PTINN0/T7fTdBnNvawm7SC3ZDJHBZxRxQxJCF3mKGOCNZsDC4Fc34t/aYs/gv4NjvL24bXfEPjmO68Q+CvDEGlzeGtSvrWG2t2W0uFvZU8maPfEsr3Zt0TzVVo4dhUer+HbRbbTdumacttps08ryGe4O6SKTzJjIhwxw8sh+VyuxWJAXAUgHM/GfxZrT/AArtvE/g7xJoVpYJNYalJqF5A9/Z3elNcI10VMRDAval2jkVwudmQFyw6TwNJrepeAtCfxMdPtPFK2dnPqqaQ8n2EXuxPPSAzBXMDPvRDIobaR0bhcDxjo/irVmtL/T76y8PTaTewvdKJWmS5tHvLK4uwWkTEZMMV1ECUziRWDwE4TZufDV4+p6JqGmX8lxY6dZS2UllJcMIrhZXgK3e7DO8kSwuqZZQwnkJfoxAPy3/AODxmd5v+CTPgp5be4tJZfiNpZeJtrFG/svU8htvy5ByvHHy8cYr+Ymbr+J7Yr+l7/g8R1TU7f8A4Jl+FoJbVE0yX4m6eIrie/8AMuZ5hputJKBEF2pGAkTKQ53ea2Uj2/N/NFKckcEAccnmgCOiiigBVznA78V/YN/wbH6h/aX/AARA+B78bkh1eM/hrV/X8fqofmA/i4/X/wCtX9cn/Bq3c+b/AMERfhQpfeY7vXFx6f8AE4vTQB+h10XCDywrP7nFRSnLLvCqoGd2QRkdufz/AAqeZhHhicAVVSySJ3+dyJjnBctjvx6DigCtZaakOxp3a6ljneWF5QpaEtn5Fx6KSKmtZoLqS5ijkV2gxDIFf5lYqDg++0rUlhaJbSTvGXb7Q4lO5y3JAHHoMAVcoAitY/JhCc4UY5OTVLWdPF8Ig0tzGiHcRA7IW5XqV5I68dDnmtKigClbSgXMse2QFAGyU4OWfo3QnjoORkZ60mov5flAHBZxtzzuI52j3IB9gMntV6kbp1xQB/Ez/wAFefD/AI/8Kf8ABSz4y2HxO1O01jxvB4luH1C8tE8u2uFfa8DxKeVjMDQ7AeVXav8ADXzVX3Z/wcvnP/Bb74685/0vSv8A0zWFfCdABX2V/wAG/Xwys/i7/wAFjvgJpF9EksFt4j/tkKwJ/eWFvNfRHj0kt0r41r7t/wCDanU4NK/4LZfA2SYyfvL3UoECjq0mkX0YycjHLCgD+wi3cEt15wfukDp7/Sp6r2bFlbPrx+Z9zVigApk3bp+IzT6KAIIZA0zoARsA7YHOelT0UUAFQXXIBwWIyAAATn8anqhq7yRouyMufm+UELv4Py5Pqcf55AB+Un/B3trd3oP/AASLtbW8uZDJq/xDsbRQAAGj2X0yDj0SJa/lyuGLbQRgYGPyA/pX9JH/AAeN/EY+J/8Agmb8JYp7G80u41f4gQagLW5eF5IhFpt8mC0MksR/145SRx75yB/NtImxRzkEZ/XH9KAI6niDbWwMgDnoR35x/XtUFSwgvkDJJwF+tAH9pX/BEvxP/wAJX/wST/Z6ug6zGHwNp1j/AKzcCbeIW+A3f/VdO1fSWvtdC2tZYo71pUuEDQ2piO5XPl7nMnARN/mHb837vgNyjfD/APwbU+LE+IX/AARK+B8l1Apexi1Kwwwzzb6reJGf++ESvui5mWZ2AMh8pvmwjEknsMcj7w5wePbNAGINTn1ODV7bUtP22MUwtoXdVmj1ON4kDfIpYhRI7REOp+73HzHkdGstUlvdQGp6HYWml6RNG/h27u5RqF3FdSS3VsSIIowLaBYmg8t0k3mCdxIImDsbcts998UJdSsbCG11GKEaZcagdIYyTRRI0yRNM0KNNbhrhnVYZBiVBjIMxHmPwJ+F/wAEtC8b6X4j8MHwl4b1zx9pzWlzo9lcBYtSbRVtbQxwxzKjqNNNpHFiKOIowBdFYEUAe66Do2o6NBG13qbX9y1rEl2whCI9yEVGnRCx8vceSm9gAFxgl2eePxZb2Hhk6rqEc+jwQRo88VwAGt8qPkOCVzlh0ryT9j7wdpvh+x8SyWMGti28S+KNbv5S2vza/ptwPPihimimf5IUlhhjlW2h/d27yzxDmNq6n9qy0gtfgFrt8w8TMnhy3GswW/h63mu9UuLizZbiCOC3hIlndpY0HkqwEwPlNlJGoA9MQjBAK4x/D1J6kj86zrw3ra6o8u0bTGt2805P2gybk2KBjBUgvnP+zjvXJ6Jrb/ELQzNpmo6ddanbRy2d1cy2Ami0+4VEJhe2EqyI3mGKTYzN8qHldytXZWcbRq+4RnJCEdgM4xnGeOevUnPGcUAfy9f8Hjfhq30X/gq1o13DatDLrfgHT72eZplcXbLd30AcKv3QFgVOeSUNfk5X7bf8HtHg6ax/au+DHiFntzBqnhS709EEeJUa3u/Mbc38QIulx6Yb1r8SaACiiigAooooAKtWrBCxK7gMHrx17+o/z6060+bcqozyPgIF6g/l6ZGPfPav2F/4NwP+CCFv+2hqVp8b/jDpk4+Gmiaip8P6LcWh8vxhcxMGMsokG2WwUrtIAImfzEb5I2BAPN/+CKP/AAbjeLf+ClGiaR8T/GmqReEfgw15tiaJkl1fxP5M/lzQ26ZCwxFllQzyPkFRsil5Zf6X/wBk79kP4b/sV/Cy28G/C/wdovg3w/AEZ4bG3Cy3sgRU864lP7yeUqqgySkuccnGBXouk2sdlbeTEAkaAKqg5CgcY55PQ8nrV+gAoopsmdvABNADqKp6eZ/Mn84RhN/7nb/cwOv45q5QAUUUUAFFFFABRRVS/ICR7t2C4Hygk57cDnHr7ZzxmgC3RWJ4G8O23hLwxY6TZvObbTLaG0i86d7iUJHGqLulkJeRsLy7EknOec1t0AFFFFABRRRQAUUUhGaAPwM/4Pkv+QZ+zL/118T/AMtHr+fl/wDVr9P6mv6A/wDg+Sbdp37M49H8Uf8AuHr+fpup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NzwPcWFh4qsLnUopZdOguonuUQnc8YYMyjBU5KqwGGU5IIIxX91nw1vdE8dWVh448P6xdavpPifSLOayuIdRln0+8tT5k0E0UZcxKzrcEtKqh5F8oO7iOPb/CX4bngs9Vhe6t1urYSoZYy+zeoYMQGPAJAI5B69K/tqT4Y+LdW/av8D/EGz1GytfAWm+BbzRDoNvbiGQXd1dWVyLiSYSNHIsUVkkUUQhTyzPcHz280IAD3koqJjAGQeO3NYniHwpHrjTSTzamqS27QGO3vZrfapwSV8th8+VXDcMOQCAzA6ShmACs4ZAMgY54zg5zzzWNLdTjWZd+lXUhtYgLe4LReVdmTO6OPMu8MmwFi6KME7c84ALUcqWGnyvNPM6xxB5ZLplQcKeCwAVD64wB1xzk5N98NdD8TeHNV0PUdOGsaPqenDRL7TtRjM9ne2ypJG0TwS/u3R0lZXIGJAwB4ArTtfEdlqEuoR2t3BPcadcpa3KRv5jW0rpGyq4BO1jHKjjPO2RKW0vZW1GW2ijle3ii3STylwXk3EbVBHIwhyQeCV4OeADidF8Eah4H8eanJp+n2q6HqL2q2UWnWkFsmn4t/LmmlQSIZiVggiVgGkRGRFwqvm/8Zb+/t9Bub7RbTVdY13w/Z3Ws6XpVnqC2setXMcEqRWchJClJHcAbztVxG2VIBN7RRd+MtH1rS9U03XtHt7e8msYp7u6hWbVISgYXEb20jFIyX2jzNkn7rDIN3PJ/Hb483nwP17Qp7bwj418a22vzQ6Ylj4c0V727sZJJ4w9xPIzosEKxszsZGHELFdzEIwBH+z38QPFWpahHZ+LtD0vSNY1HR9K1C9FneRuv26aC5S5hWLz5XjVDZJjOEzIyq8rJJIfRNdkTWrJbR7O5b+0reaAlfmWIMgb5vTPb6GvNNUtrnUfBN/rPhvfq9vq2qDWrC8kvH08aVbS2wtrieKZkmV3VPtE0ZEXkuJUCkZEpb8HfGPiey8aa74P8T3ei3+u2gjluLrQPCuo6XaPNczXzwSGWRp4yTZ28CyHzW8uVCGdvtESIAfw+X6FJiuQQny5HQ4AFV61NeQwXjIWEhRiC20qT0PRvmx6Fhnt2rLoAKKKKAP19/wCDLmRl/wCCoPjlQw2t8NL7IK53H+09Mxz2r+nERtPHEXDRGP5tqvnd8pGD+efwr+YX/gzCu2h/4Kp+L037Uk+Gmobh641LS8V/UDJEs9vsbOwrzzjNAFLwvpT6Fo0NnNe3Goy24Ia4uCPMkyScn88fhWpUUAWM7FzhVGOc8VLQBUvbZp7i3dZniETFmVekgx0NQ6tYDVrLyi1wgbDfup3gYc/3lOfw71o0UAc/4hsL24udLa21KexitLnzLhVhWT7ZF5bp5bF+RguJNy85iGcrlW0dNiaJZMsT82BkYJxxn07f/q4Av0UAUL3UFi1O3tjHcMbiORxIIyYk2bfvN/CTu49cH0r8Zf8Ag9Z2SfsO/CQlXEv/AAnD7R7f2dc5/kK/amvxi/4PX7J3/YG+FVwJdscXj4RtH/fLadd4b8Np/wC+qAP5opHzgYwBTafKNrEEDIJyaZQBasg0wdQ2C3HHJbgnGO+SB+OK/uc/Yj+CF1+zT+x/8L/h5fXdpqF94G8J6VoNxdWq7YbqS1tIoXlUdgzIxHtiv4nv2Sfh/D8Wv2pPht4Uudv2bxP4q0vSZS33Qs95FGc+2GNf3X2pTb8uw8D7vTHTj8jQBYoopkg6fXp60APqGVCZ0YMRtB+X+90ogmMkkgKOoU8E9D9KmoAZE24E8j29KfRRQBFKCfXBBBx1r5+/4Kh6vN4S/wCCdn7Qer2axRz23wx8RS/aAN0nmpptx5Q29+S30r6Gr5N/4LpeNYvAH/BIb9oS+nXelx4MvtNA/wBq6T7Mv6yigD+L25UK+ADjJwTgEjtx24qvU0/zbTzlgSx98moaACv1T/4M9/GI8N/8FbprA3McP/CReCNUsPKY4N3tktrjyh/343/9s6/Kyvvf/g2c8UR+Fv8AgtZ8GbmdLqWO4l1W0KWtpNdSEy6RfRqSsQJCb2XfI3yRpukkKxo7qAf15apOI7dMziFnOxZAw3EkHG0d2PYYP0Ncpd6vd2Wmw3Or28VtqKz3VtFbW+rMEubY3AWKQBxBH9olX7NhWAMUk7IkjAF5Oh1XQLbxHZpb6jZw38EN3DcRxzxK/lyxOskUgDZAMciq6t1BQEZOCRwutWYRWliMVyocPbMN2xwdoMg6E4Ibv1FAHiui6hYfEuN9E8ceCvAy/EPW/DOzU/CZ1E3yGwneVhbXTmDy9szR3IETgrJ5NzhpFWQrF+yX4Mt9L+MPxN1hNYtNQvJhoumz6fYaldS2Hh0xafG6WltZyxpHYw+VNBKY493mM7SMVLiKPpdZ+Atjf/tJv8Q30TTH8SNp3/COQal9ouWT+x2ktZpYp7cMIXuPNW5EcgDGNSv8Lyg1viB8BrO4mu5pEWbws+im21nT109dTuNUWJ7UpbzRPDIbxGtop4SJUkmQTt5eCwIAO/1e3tPBlpr2vajrbWGnFxqd5LeXESWthBBEm875AVjiKQl2Y4xljuUgEZMnw88PSeOLbxEtpIL+3tleHY07RR7EkRZYoNxiilMUrIzxr57oYkclEVB0tn4fsbSPUBHZWkR1SYT3TRxBTeOI0QNIAMO+yJVP3sqiD7uAOS+HWn+PLi1uD4rXw/b6jp7S2dneQI04vIlkdVndchozMixSlFceW2U+cIJGANDwF8RpNc0i916/m0228NalNbS+HLgfaFuZ7OW1gcG6imjRobgXDXK+XlsIsRba7Og539ur4OeHv2gv2QPiP4O8VGFfDmu+H7yO/klZljijWMyeYxWSL5VKBj+9ThfvDrXofh3w2mj6xq10krb9UkjmnjwNrSrGI/NB+9lkSNcFiB5Qx3rg/wBu7wFdfFf9ib4v+FbGxOp33ibwRrWk21mv3ruWewmjWIe7FsUAfw1akoW4wh+UkkfMW3e+SBz26DkHgVSqe6XL5yxDZILfePJ6/lUFABRRRQAV+wf/AAZe6vBZf8FK/H9lJ5wmvfhzdNFtkdVympadncF4P3h16c1+PlfoZ/wbZftz/DP/AIJ6/t7a543+K2u3vh3w3e+CtQ0mK7t7e6uM3LTWs6RtHbncwYW7KAyld5TO07WAB/XVGDuYnrgA46f41NXwrZf8HGP7F8ksaH49aCTd26XSBtK1ELGrAcMxtgFPIO1wGBJyB0F+3/4OHv2MJr6WBfjz4ZVrdxGxezvo4yTzw5hCN77Scd+tAH23RXx7D/wXt/Y8uE8xP2g/h/tLbcNcyKfyMeaib/gv3+xtHI6H9oHwOWTg4acjj6R0AfY9FfHUH/BfD9j2/tZriP8AaC8BLFbxtK++eWNmx2UMoLn/AGVBPtWbbf8ABw1+xnNdBP8AhfvhJcorndBdqmDnHzGEDdxyATjjOMjIB9r0V8byf8F/f2N44fM/4aC8DeWOTiSdm/758omtH4I/8Fu/2XP2ofjXoXw5+H/xb0zxP4x8SSSxafp9ppd+PtBjieZ/3jW4jXEcbn5mGccUAfW9FV7VizPkAEnkA5x26/hVigDC8faP/wAJH4TvLD7PbXKX0ZtnS4XdH5cnyOSP4vkZvl/i6d61LRVV2CggDGM56Yx36dOn496LpJHuIirARANvUpu3dMfTvTLshEHAzjjlsA546dB79qALlFee/sz/AB90b9pj4TW/i3QrTWNPspr6/wBNez1WxexvrOeyvJ7KeKWB/mjZZreQbT0r0KgAooooA/MP/g7u/wCUNmuf9jTpH/o16/lAf7xr+rz/AIO793/Dm7W8dP8AhKtIz/39ev5RX/qaAGUUUUAW9NiaVm2kgAZJBxt/2voO/sa/vB+At4dQ+CvhG4aSeVptEsnZ5v8AWOTbo2W9+effNfwf6crkyGPy9yqThsdMEHrx3+vpX9237N91e3/wF8FXGoLsvp9AsXuFAIAkMCluvPU/T0oA7qiiigArK1DTEutWtrpmule3jlRQs0giIbbnfGDsc/KMFxlcnHU1q0UAVLWSNpZI1kVnTG5d+5l5OM9xS3WS6YJAzz6dR+P9OeatUUAZXh67mvbOR5LS6tCJXQJP5e5wGOJBsJGG+9zzz0rUIzWL448O23i7wtf6Vetfx2mpW8lrM1ldzWlwsbqVcxzQkSxPtJxJGyup5VlODTvCGh2vhfQrbTLG0trDT9Mgjtba1t4xHFaxogVY0UAAKqgYwBwcYGMUAbAOaWoxcIT9/pR5yf31/GgCSio/tEf99KQ3Ma/xxj/gWKAJaG6GoftkZYKJI97dAGzT4d2Pm259qAHr0FNkfZj3pJU3kfKpx69qIn3k/Mpx6dqAFjffn2p1FIy7qAFopFXbTZULjhiMdfegB9cv8Xf+RSP/AF2T+tdHsKAbQBkjPvXOfFLd/wAIm+cf69cfrQBw3hSN5vEtpFG7ozTZyFyMD1PavTnVoLuV/ICoo3mQHdvAznjs3p9TXmHhJkh8SQPIAY0kJf5c/LjmvT01GG401ZreISo4ChMYyvOP60Ac/b+MmbTZZkksA0czOGwUiRcgDzG7Pz0707WL27g10paJbySyW3yPK6qqlMkHa3IGXXkdfwq/puh2tmkpXTRBIGLjjO8+n41m6navJdTXFzEguP3csJztKFXGFHrjP60AVY9ZnsI1S4jillOycTnzJIiC4QYXocK46Vt+F9VsWskjgaMxW6CJpUVkUOAARtPTpWdqIv8AUbS4S3trZReiMzyD5HztXr603SvCH9k6vJeKLnzLZzuDNkTLt5A/SgDpHtYo1Z40RQ+1m2Q4yBnr69afb3EN7B/oxRRIxxhcZx1/nWV4RWRbWR83BlmYvKZTxG+TuQD2NXP7LN/dGSeWO4gVcKhh27fmVjz35UflQBoSSCOBmU7gBgYGcH1rOuJ7lY3jlCvhSRKBgco/8sVa0/TItMiIt0EYIJCgY6szfzY0thaPE7O0kjGTqrH7uD2oA8aP+/vOeT+ApKam3Zx17/kKdQAUUUUAbPgVsa8u7eYwjsy5+RsKfvDvWv4o0VrW5trkFFtpGGdkWxY8quPrn+lU/hvHM+pu8UcRWEb3kZctH8rgYPbOf0rpNU0CKxMDhZrhGkWNtxL9Hc4wvzfebPGQNu4g7aAPKP2i9G0/4WXcPj7/AIRa38Z32geFtX0+XTdPiebW72yvLvSmuEt4xIFeAC2SSdRFLKwiiWIbm8uWv8Iv21fh/wCKfh/8K7bwjE+qW/jrSNLu9Mh8M6ZONK0uwubW4mimM0sUMVvbpHY3ICSiOUfZzGsfm7YzyPx+8W+HPhd+3F8NtY8W+Ntas7HxZZ3nhfQfC6eIpRZ6pqEcd3LNN/ZMKD7WPKkWHJmlHmvbj7MrxxzRbfiX9iaxk+CMnhPQ9V8HeCtKt9W0HUdOsNN8I2jaHb3OmXtrdDdZs292muLdYAqzIYoo4I4QjxGWQAydQ/4Kz/Bm/wDjj4J8A6f4nu7ibx689taalDZ3CxWVysmkfZYZFkjwq3n9s26QzMBEz/ugxchB6L458ReMp/iP4d8E+FNS/s7T7nRtWl1bXrvTWvZ7Z7e1s4rUW++REdzLfJOXEU0Z+yyxsEd/l8/+MvwL06L4uaZ4z8ezeCodBGm2NtYrcDB0LxfBe3T2l5p8dy/2WQzSancMd6CQS2lqzFygMPz38Ef23Pin+z38J/iBqnxG8QfCye18PaHr/inTdK8JeCNbTUri105rGJ55Xu7hURoZbg2b2cqQiB7d0NxHFaTKoB9b+Hvi+H+Idn4CfxPptt8T9J8My63qPhjSLeKezuZJBbiS4bzEjZXW6d/LjNwnmJcGRy2VMVPSvgb4C0v4x+MfEmheELefVvGHhWw0iSKSGJNE1awElxu8nykkZspcxLcPgoyJaAfdIHJ/D/Rda+I2vaJ8VrTU9V8FeI/FPhmx1vU9Ngs21GwRnsrs2tpd2zQJdXCRm5kw0cts0sthCpjjYqkmH8OIPid8b/h3+z3b6x4/8CJ8T9Ct4PFWuX0NnPPB4w0gRCB5vIZLGZfOea3lkgEcccN1HbO3ywpbzgH0Bc+O4LP4uxaHN4e8bec1gJX1eO1MukT7ZREtuzISBIxmZx+7VcRHc4Awfh7/AILoeJ7rwp+wL8cPBp8NapFoen/D+K30C9nMKWhVGjNx5TgJKjKGt0ZH3rLsSNVjLOZPrf45P4xX4ifDrTPCOpaFYeINa1KRtc1G78iFLvRrVJDJAbdy81wxmuICEh2bN0pM1vu2y/nl/wAHDGv3Hw//AGTPHthqLeLr/T/iLpWvXccurabdarbaPdW1xpcUcFrcrGr6WkqRZUOWtZ0iuSCzP50wB/NBbXy2WqJPb7d0DrJGXRZBkNkEgqA3IHDKQc4Nf1qf8EmT8Fv2xf8Agk78H9CurrSfFPh6y8M6Fb67pVzff6OusafDZpNE0RlMsPlTWqgxARwTLcsSsq3DLX8k/wBnlXfIIfMjRhuwG2EnOFOMY6Nx14Nf1S/8Eyf+CfXwG1v9gH9lXxkPhHNqmseGPDX9qz6raq8BtLnVNMMmpXN5G08Ul5bTMzxLEqT5Uw7EEB3AA+hPiN/wS4+D3i/4z+JPiN44istb0bU9N1WK50TW4bSXRdLN4v8ApV9ZzSp9psGkhE/nJDPHDLJNLMUEuZa4PV/+CRvwm/ao8KaPoviL40fFP4keGtMsrODWdCs/GcKaR4lW3lt5bV7y2tUVABDDbRBIvLWRUikYNMv2g/Fv7a/7E37NreHPGvgy4/aTvPgp8a/GekGPUbDXfEd1eaRZaWqafqraRJa3SB2soLaci08lbY7o9gDNDJGOZ/YW/wCCIPxD+Gvw51qy8HfG34O+L9bS20zSLaf4ewaZDruhaLq2rW11daq1+0Hn+e2nR3MlsXRph5UbQThYFgkAP1Z8L/8ABPrwb4W+N2jfEnU7nxdq/jnwzZLYWniC31CazkOlRRW0cel3Jtysl/BvtorpxcibfdGV18qNvs6em+BNR8S+PbK8mu7q78PXdteW7CC2hgeKJFMcj25MuZW3rkszxwP5c6YVXXfXkP7INvrvwt/ZetvAWl/FeX4reMPhxJJoer+IfEMV3ql7rOo3EImtprkLI08UHm3cJDbpv9GjBEhT96kcXxn/AGqtU1nX7cfB/wCFmiWaahFpGk3n/Cb3OrrcsRN59/JGllbkWynycxsyTBoplUPvQgA6zwZ8KPFXwpvJtL0ewn13SYNLjFtNrPia9lkkuoRawxwSTLuZIVijbKLalWaJpWeSa8nY+meGm8TTeBpJtZ07R9L16VWD2VpeyapZ2rl2XckjQwySKYyrYMYIyUHAFfKvx6/aV/an0Xx7/wAI94R8G/CDQk0yxS8vfFXjG/vY9JnliCvebIY3SWO0MNzaL9oDSCGeOdGjmDRzVhn9tb9q3wL8XPiX4P134F+GbrRvA8d7q9h41Gs6h/Z2p6WbUvYbYraxuLm5vBIjRXCQQjB+ZEHyGUA+4pNSgvo1VlkBuZ5IUEkLAkoXBbpjbtViM8MPrVLw8uvW+uagupy6fNYNcrNZNEjRPDCUKmFgXfzCsihxKNgYShfLXy8t4Z8Nf22r6G08DaR478H+LdD8QeORbQw39toFxLpMt9O0mbBBG891HJAkUzy/aoYPLjhlmnWBVkVfaPh/q+j+O7m91vTriC/mHl2M13b3hngZYwzr5RVioyJdxZQC27BJ2jAB/HL/AMFxfFNx4v8A+Cun7Q11OMPB441CxXjHy28n2dP/AByJa+rf+DPT4jWPgn/gq9faVdadd3tx4w8FahpVnNBEHSykSa2vC8rdY42jtXj3dC8kaH79fMv/AAXq0bStE/4LCfH+DRkvI7NvFMs8ourn7Q/2mWOOS5IbtH9oeXZH/wAs02J/DX05/wAGeXiy68Pf8FZr7T7UWbR694H1KznMyOZFRZ7SfMRUEB8xAfOQm0vyW2AgH9PXwrsvD2k+BrGy8KRaTB4fsVNtZw6WiJZwBGZGSNU+VQrhgVH3SCO1b05COvUkkcDr1A/wz7V5b+yJ+zzL+zT4C1zQG13UfESaj4l1TxCt5fujXO/UbuS+nV/LjijyLi4nI2RoNrLkFtxPpWs6nBpFrFLczxW8TTRwhpWCq7yMI40ye7OyqB1JIHegDEg8MaTaT2N1pun2W+xMsC3EAw8CM2ZQpXqDIBuT+IjPVRWlrjokPmG2e4ktg06IiAl2ClQAT8oY7hjPv6GqNxrV1onhoajqdqIIbazN1f8A2USXcqusakpGiqWk/jGR83yDAJfKygG9k+zyWlwbVVVsyIHjnJ3DYw3MwYEAsSvcHdyQACSx0O10fS7ewsbW3tLO2jFvbQwxCOOBFXARcfKqfKuBgjsRzXPfDDwpq3gbwzp2m6heS3q6Xp9rb/aJrgz3d/OkZE887CNC0kjEZfLBmG7aGNXPEdp4jufAM/2SHRrrxFFH5ttFdGS3spJkbfEkjxiR1QMq5ZQ3GfkPSr8FvCl/a6pqOnWcOow2bwtdxsH+yK3lvNCspVX8tnjU52qGMY3KpCggHl/xJ0Txt4g8W+GNZ8MzeH/Dmgx6/eR+OGliKXeqaXDb3lvarE89mw4keCYkhEwmEnaMuZui+FHjLVNP+F6XHjW7sBrWjadb3OvTQ2729rDJ9kSSRolkXzAgZSQJf3mVJIClAOE8FfEDx/4k+IXi/wAG6j4U1VvAlqkmn2/ioeIrKTVWvJ7mR2jWC0G6GCGyltnjkmZJyQEKTF0mbpvG/hLXr/xdYXUWvx6BCTENNi0qCFr64aGTz57RJLgiCVbm2t412+VvhAn2SlCTGAfnR/weNaPc6v8A8Es9Ekmhggj0r4n6ZcwGOXeZUbTdRQsRgY+eVx+FfzCTDGPcD+Qr+mr/AIOgtP13x3/wQy8Oal4mg1y01jQ/E3h+/uTqttbW19LM9jNDKZo7Z3gWQSXDhhEwjDhgg2BWb+ZaVtzn6mgCOiiigBe3vmv62v8Ag1SEr/8ABFH4aHzXP/Ey1rAYZA/4mt10r+SZDgH34r+sj/g0zvE/4cz+DLczASDX9aCjuQLxyf50Afoxrfh621a7tZHWZJLWb7QDFNJDuIRl5KHnhzwa0rNRGu0Z4A68HHQcfhUcllBLdRXLRRtNCGRJCoLoGxuwe2cLn6Ulq0rozTLGjgkYRiQVB/Q0AW5BnBz05plvbJAzso5kO41Si12zm1d7AXMDX0aCV7fzNzqpzgkduhq/DjBIOQ3OaAM/VdMgkv4L0wQG5to5IknZAZIkcqzqG6hWMaZA6lVPVRVPw14eXTNd1e+WfUmGpSRs0M93JPBEyLtzEr/6oEYyiYTK7sbmcnfooAilzu464ODn/P8AkVQ8P3c15Yu80K2rrcTRqisGDIsrhH47um1/+BVqU2QgYB7nFAH8e3/BzR/ynC+Of7vyv9I0jj/uC2HNfB1fe3/BznarZ/8ABcf44qpLK76JNz/t6Dpz/wDs1fBNABX6Xf8ABpz8Dx8Yv+CwfhvUnmmiT4faDqXiQqmMTfuhYhDnsTej8q/NGv2f/wCDKLw20/7d3xX1jY5Wy8CCyLBNwUzajauM+n/HufyoA/pWt87SWVgSB1xx7celT1FFgkkdOOc9e/8AWpaACmSDdjk568HFVtW+0CymNqEa4EbeUrnCl+2altceWNoCjAwAcgDHGPagAs7dbVWVSTlt3Jz1qeiigAqO4bYpbPAU8YzUlQ3OMAkkFckfy/rQB+EX/B7L4nbRPhD+z7oDSyO2pa5r2on5sJiJbRcFf4v+Pj8OfWv57blNmOME5PoOuOn4V+63/B8J4uW9+J37O/h8bd2l6ZruoNj/AKeJbFP/AG2r8IqACpYRkEkEr0465wcVFU9sxXdjnI9Afbv069aAP6l/+DPnxZH4g/4JMXlnHK8jaB471PT3VusbtBZz5H/gRX6WeKNeuNY1a50bQ9UsLPX9P+xXtylxbNdRpaTXDKSY1liYvJFb3KowfCMAxSUKYn/If/gyq8W/af2O/i/oHlnOneModRM32mNxJ9pso0wI/wDWLj7N95+H3Db91q/ZfX55LOzkmiha6kijaQQqVzMV+YKNzAAkjgngUAed+MbXxFqniTTLbwe2jaQtnfwXuqf2pps0kYtJLmVLnyBGFWWW4QSlSZh5TLDI8UquUbyu2+M+j/tD/ssDWPDXjCKbw7qun3VtNcWmjQ3M/iC6eGO5yIIrrLQyRtP5tvGFuiJvlmtnjZz9EXFouv2ct7pmoyY1O0C293DIJ4QhBaOaJTuQtl9wIwGAXOQq45fwB8GdN8DWF3pcOm6NDoa3b38NnbafDbwi6kke6mvQqhdtxLcTSSOw4BClSrBsgGX8NPEfgb4OfBDwv4cuNV0DQNO0nwoLuKxvZ7Wz8jTbKCKO4m8mN/JWCASRCTyiYoy4G7lSexhu7Lwr4m0zSYYtUL3Vm8cJWK4mtY4bUqPmlO6KJyZ1X52WSbBI3CI7ec+GHw6i+FupC1sv7c1q31oXl3c6pdXzywqwunmgiZJJCzOyXTRiZVd5I7SMSOQkdXvjFoepeNNIl0nw34rTwx4qjja80+Yotx5YKPF5j2xb96i7yyhhtEqRuVfZtIBialFp/gH4YXFn4KsJNDtrqS+s4r7T7CCe08IzLBO73T27ShTEk0Cbo7dW3zOCVw8jr6FomqGa9ezcXMlwsKSy3AgeOAli4+QnK53Ix2hmIUoSSGUmhonhGWCxlt9V1FtVFwkqNDKi+TIkkkjEsuPmYiQISMKQgwqBitbWhafHpVjHbo0riCNIwZXMjkKNoJY9ScZ+pJ70AfjH/wAHp9n4Wg/Y9+Et3cpp6+NX8YyRae7xR/aWsPsUpu9khQyInmix3BXUNlMhiE2/zc3ahSACDj2wR0/z1Nf0rf8AB6r8P59Z/YZ+FfiWJLby9D8bGxkkZ9sy/arKYgIO4P2fn6Cv5pJm3YONoPIA6CgCOiiigAooqzZqHb5hhc4zjheDzn26474oA+4v+CAv/BK4/wDBUv8AbSTQ9aLx/DjwXBHrXi10Zke7g8zbHZRshDK87BhuBBEaSkENtB/rw+Hvg7SPhz4Ys9A8O6Ppug+H9Ggjs9O0/T7ZbWzs4UG1YoYUASNFA2hVAAxjAABPwF/wa8/sU6V+yn/wS48J+Jhp9vD4s+MMS+KtZuwwkkmhdnFjCHHPlpbFHCH7klxP3Y1+j1AGb4ihuZdKkFmkcl2vzRLJK0aFgRjJXnHtUtuMqSMDPPKEYX0we/v3q7RQBnoI7C6jhhtysUoaQuq4SMjH3vrnj6GrkfzHOeoBxnipKKACiiigAoorJ8S6zZeG9Jnv9SvIbGysoXnnnuJlhhgRRlpHkOAiqM5YkAAn2oA1qK/M/wDam/4Oqv2Sf2cdZudO0vxN4l+KOpWcr21xH4R0nz7aBlYZYT3LQQTKc8NDJIvynkcbvnuf/g9j+EKX+qbPg38RnhjIGnMb2yEl1xz5qhyIu2NrSZyemPmAP20or8Hv+I3zw2t5IB+zxrRhAGxv+EyjDk853L9jwvbox/Tn7r/4Ip/8FxtK/wCCyc/xIj074d3vgI/Dwaaz/aNYXUPt32z7XjGIY9mz7IfXO8dMcgH3tRTU5BOODzTqACsHx5p+ranoDRaJfWmmakXRkuLi2+0oqh13jZkZLJuUHtureooAqWSMAwZlbBxwMDqenJwO2PY1boooAKbKpcAD1p1BGRQB+A//AAfJSK1j+zQoxlW8T5/8o9fz9t1Nfv8Af8Hx7OV/ZpU/cX/hJtv/AJSM1+AT/fP1oAS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CW2BLHaoYgZwea/sG/aY/ay8a+Bv2uP2GfB2ha5JoPhX4vz6w3iZdX0r7Fd6gttpEM1tbSRthLeRpZTmMMJRKsYTIElfx+WmA2WOAD25J4PGK/tY+Ml/4I8b/ALXn7P8Apup+JZtL8ZaZa6t4r8MvAsSJ4giS0jtb22jEkbiU+XeJM0aFZcRh1yI3wAe5aP8AEbRNX8f6p4ThvoX8SaPpllqt/YMP3lva3cl1FbyHqCJHs7oDDHmFvx2tN0+PTi6whIrfIZIlj2bDzk++eKpxWQs3FzHDF9pZY4nZvvvGjHahbk5Xe2Bjks3TcSMXWdc1u303SF/sM6q94IodR+xX4R7Xe0aPLHIyRiRELGRmBiby4sorOVjIB0F9a+U8TxBIi0u5j5Zcv8pwOCMHOOcHADdM7hw2pfFsJ4/0Pw2LDU4tXurm6eaGWOV0itoI7gLcPLAHt0WR1hZFmkjYrKuURxtHUW+p6kk0i3dtYQjzJXX/AEl2RoVMgXJMY2Ns8ksOgLSAFtpZvHvG3xc0jwZ8cvh78P0XxHqXj6507UotHv7+eTTLTVprSyikeO4mKnzopNyMzwwz+U8WWUbl3AHo0PizUtR8f2GlRxWNlaQw3dzei9uw2pyBJkit2ggjypgk3s5leTcAiR+W7TSNFh6HHqWoxapZada3Wga3oeomE3OrtcatA89wtrezS2xaRJJbRTcvAMPAsZiaNUEaItWLP4V3ifGC68Tf8JFLfNc2S6feac1lbC3tyPLdXjIjM+SyLmOad1VJsjy2AL8NqPw81T4y+D9b8B3uqvps2hCytbTULeCK6YIRDdPFdR3bTR3Zlh/cu/lOHUTsJFeR0hAO68X+KtZ+G2sanq8/2K/8NDSpLm+mbUit3p89vEzny7YqsbRshUk+fEUY5IYEunmFv+3r4Y+FXxT8E/DLxJomt6FquuI2mR689hHpPhue7t7YNNDZyTzCWRTKDBFHGJMPtGduxn7fwjFqsHxD0+7j0C90aLW3kudSvZbO0ee6mkglaKxlNm0u17UI4e6lkVMpFEhuHuC6eT/sj/EbR/jb8D/h/wCP/hNodn4F8F2+s6hqPiLTYNNW7v7u2FpcpIvETyXE89yLO4EsX7x1iHzSFnjIB/G14gONYususj+c+5lHyt83UHAP6Dp71m11fxijtoPiZr0VqjR28Op3UcaMSSqCVto5OenryepJJOOUoAKKKKAP1V/4M/2t5v8Agqzqdpcx+bDfeA9UhkR1JhdPOtWZZBnaVKqeGBGccV/UN4U8TjWby4txa31uIoIp1+0xiJlV2lXaULFwQYm5KhCCu0n5sfy7/wDBnneC3/4K7SRFNy3ngfVYT7fvLZ//AGSv6pomDKCOh5/PmgB9Utb0i21mySG6jEsSTRThT03xyLIh/B1U/hV2igCKCMIuBj5QFwO2KloooAKKKiuxIYx5TBWz3GaAJa/HH/g9a/5RxfDT/spFv/6atSr9io/qCPYY5r8ef+D1mI/8O1PhxIP4PiZaD89K1P8AwoA/mNopXXa2KSgD6E/4JNWJ1H/gqJ+zjFnAPxQ8NMfw1W2r+3dMAYHbiv4yf+CAPw9T4nf8Fj/gDprnC23idNW7/wDLjDLe9v8Ar3r+zC0GFbJJOT1z6n1oAnooooAKKKKACmTNtHf1460+igDKt9VWTWbq0NtNCLZI3E7R7Ipy+7hW9Rt5+or89v8Ag508WXmi/wDBIb4zWAMv2fU9L0p48adOyQBNf0uObzLnyzCrsJ02RvIjvtkKB/Lfb+jjgsMAkH1r8pf+DvX43N4A/wCCWq+FFW2Mvj/xPYafskuY0kkit2N4xSPPmSASQQglAQu4biMjIB/LVfyFinso7qxOeckjqck9eR07VUqzMvK4KkEZ+9nsPT+XX1qtQAV9df8ABCHxangv/gr7+z7dvG0yz+Lraw2g97kPbA/fTp5vr+D/AHG+Ra9//wCCU+vJ4Y/4Kdfs7X8hxFb/ABK8PGT/AHDqVurfoTQB/bfaNI07k5CsAVyM9z7/AE/zwqx6ZHb3zTRIsRcfvdiAed6Z+nP51PAMPJ0+9gfTr/U1NQBnar5tlpVy1pCJ7lY3aGJpNivJg7V3fw5OBn3pthPcHXrmE2u2yW3ikhuhLkTuzy702dtoEZ3fxeZ/s1YvXkW4g8tFZSx3Evtxx+tRatYpewIkkskQSRJcocE7GD49wdvNADPEGi2niCxS2vbe3uokmiuVSZcossUiSxv9VkVWHuBUqfIqBVWML1G37qgZ4x6E4/OorzeI8I4RySqDBdS2SBkD65P0z0Bry69/am8Oavo+hx6Feah4i1PxLaJc20Om6ZcSyWsMlvPcpc3UWxpLS3k+zSRo8o+aXbCmZCFIB3Xwu+IWm/ETTtQm08Sx/wBnXZs54ZUCPA3lpKgI9GhlikX/AGJUrc1qeCDTp3uWVLZELSu33VXHOfbHX2ryb9n/AMVXt9rWr6BcaL4h0mbQozqVtJq+o2byy2+oTzyRRi1tp5HWOBopbZWnSMn7Odhf94w9XniaeAoQ247A7IWTJyM4YEH/AD36UAfwQaz5X9oTCB3kt/MZonf77ITxn39ffNUq9q/4KHfDTT/gx+3V8ZPB2lWptdM8K+Odc0q0UyyyYhh1CdIxuleSU/u1X/WySSf3nY814rQAUUUUAFFFFABRRRQAUUUUAFFFFABX3h/wbQOIv+C3PwMYgHN7qa/w99Hvx3/pXwfX3P8A8G2Fybb/AILcfAhgM7tQ1BD+OlXgoA/sKtbxbiWZFDgxkA7o2Tr7nr+FWiOfYVSvpJEhj8tEYl1B3OUAHrn+nem2Opi8jciC6i2yMn7yIqWwfvAeh7HvQBagld5XDJtUY2n1qamxnIOc/iMU6gAqG4JEZ2hd2CRuOBntU1RyoWZSGIwecd6AGWkhngDEruPDbTkZ71meLNbj8P6QbqZLyRUZVCW1vJcSks6rkJH85+926DOa1oo1QuQoBJ5x3qSgD8pv+Dv/AFM2H/BIqOKNyPtfjfSrbh8AYjuXxj1+T8K/lgmJLZJyT8x/Hmv6pv8Ag8G05Lr/AIJFpM10kDWPjfSp1ib/AJfMx3KGP/x/f/2zr+Vu4XD4zuA4yOhxxmgCGiiigC1YyLE7Fs7QpGFOCeD+h6H2Nf3Y/srq3/DNnw+Z5pbhm8M6ZmWU5kf/AESPlvc9T7k1/CTDjnG7zMjbj9a/u0/ZG3f8Mq/DPf8Af/4RTSs/+AcVAHodRytgDsWOM4qSigCvbXcdw8irIjtEdrAHkfWrFQz/AHenYn2Pt+Ncx4t8cXnhfVbSCHQNc1dbq6itTJZpGUh8wt+8be6fu4wvzEZPzCgDraKr2gCrgENwCSBjcfX+VUvE2oS6bp7TxQyTPGGbKRNL5Y2n5ti/M+OPlX5j2oA1aKz9HuftdospL75ER23RNETlRzsb5k7/ACtyO9aFAHjXif8A5GW+/wCvib/0a9UKv+J/+Rlvv+vib/0a9UKACiiigDp/hP8A8jO//Xu/81r0tP8AWN9f6CvNPhP/AMjWP+uL/wBK9MToPoKAFooooAKKKKACiiigArl/i1/yKj/9dk/rXTMmXU5wR+tcv8VI0Xwq5VQGaZNxHfrQBxXg7c3iqxCnaTP97046fjXqkciPdYD5ljTBjzjGT1/SvIvD0TT+IbRV25NwDyua9auGis7lZCiB5T5YbGMUAKlugtisTl+SQd/XnmqlxPOupFWMkUCR8jCncSfvc/wrjn/eFaFkkCRERlSA2CR3NRSrbvfFWEZnK8hhzt70AYq6pD4g+1xx/Z5ZYt4jMgWQuV24YRj7y8nB7fjWppttItuwl8tNxBdQ2Ruxz9PpUsWlwLqD3CgiSSMIcHgr2/rVmOJYEUDcQowKAK08SxxqikRYJ2opx2NSQR7CSWKk4ySc5OBTxGhfaRuKncAf5imbXgiJEgk3MTlu2ewoAsZwOucVBaWaWRcIOHcufxxUsZG4rzuABNOl+4fwoA8NXp/n0FFObov4fyFNoAKKKKAOs+E9y8WqXEYXMcqDedjMRjOOR0610viK3NrF/o7X5eQcpGzliuQG254DbSSB1JGeimuY+FTsur3BRFdvKHBk2n7w6etdddl7qISwxl281cLKOE+cqxH/AAFm57Y96APlj9rf9qzRfhj+0h4H0rw34Zufib8SrC0vk07TdNvmSW3+1wI7bt6fYUZo4llLTTQzJBHKyF45J0Pu3iz4ceIPG2meHbaz1698IW1pdSajqcWmSefcXLtHJ5cSXEq8Is0glYPEd5iRCojZ1PP/ABHtfE2g/ErwXaWvgq+8a6df+JLiQ6nb6jFpln4IsV04p+/j8wS3hkk3LHEsbRl5A7vEY4y3e2fgS1sPEd/qukMNFuNSujd6sLezgVNauPIgt1muH2b5HSG3hjV1kUhEVCSI1CAGZo/w9vdK12Zr6+bxHpl9dNrEz6zKJJtOu0FrHAlpEsSJFCFinkJyGWV9w3b221D4K0/xl8QpLu11/wARwT+H7q3t9RsYNVlghd4EllhjeE/Lsdbws7psabyoN5kVAB013oaTeL9N1GTUNQE2mWtxC9jHckW0omMbedJCCS7r5O1CSdolk9az/H3hy21/T7zRBr8/hy98SK4iuNMeODUZJUVQ0sDOGBcRqgJ2NtC9QKAOU+G/xb0SD4teOPB1npWo6Rqek63aQTy3s8TRazcXViLoS2wWWRtiwRbCrrFt8iQrHtC7sz4nR3OpaboesQaLqfiW006JNV+1m+v9N1mOCNmml8q3trZGe43x2qJbM8Xnxz3MR2pujny7z4sJpHiLxzqfh74W+MdX1/whc6XbXFrBpUdhP4jku1jSRYL66kjjvfKgMG9mdYY3tVQzHyy0fWfDDXtZ+MeuWXjrR/Eutaf4N1bRzaSeFda8Pf2de2F6srH7QRIqXEM3zMrxS7gdkW0RkO0gB0PgD4XeHvhp4V8O+HdG0/8AsOw8M6bHo+lWwu2aWCxtdiRJ5hZnkVVSIfOScE7iSSa+Lf8Ag4n+N+iaD/wTz+I/w9XXdGtPEPibw1f6hNpUmprDqB0+3id/tEVuP3sqG7W0jZV+UJPK8nyRvX27eWdtpWiaI2slr6+spkhtbx7NppEupEaHzlCl2jLLI6k7gAHYEgE4/PP/AIOGfCGv3P8AwSc+NH/CR+ILU33h6DSpNMuLfVmt59VsleyguJ7y02JAWku7udTDEGjBis5VczRxRRAH8rdxfOLd033IikYusGARhgCxye/yx84yw5OOM/0af8EuP+Ctn7N3xA/Zu+Avw/m+MWpfCn4g+ENP0Hw5fS3sR06PWodPisp3sJJgTbtZy3Uc8SySsjqs1wiMgnkWT+ci8017G9mtpdkbRM0UhIPBBxgdyB8uRjcPTiv6rf8AglL/AME7v2Vfix+wt8NdIn+APgLWdaHgnw/rGu6tqugWd9PdXup6VBdSyJdyb5yxaWQ7Qy+VgmMIvlEgHwD40/bZ/wCCenizw34ym8Yal8ZvjVZ6v4hHjqK31awe81qLUZ5FSeze6nSHy4EsNMtIQguZFaOV3k8yS2hNt9G/8E2/+Cgn7Kngr49ap49g0/xZ8Lbz4o+D2utW8X/E3x5ZyaX4vS21GGOaPbDePFLqSpdPtiMIeKOAKiRRyOX+l/g14g/Yz+GvhHWvGXwh+B3hm80Swt73wx4h1vTPBlvo9lFaNazXUsU1zfi3jurWaKHLOkksCRSRzXEkVufOF39tn9ub9lz/AIJi+CtEsPGPwwtriw8G3VjYaVZeGfB1nqUGhNLFK8DxthYrYMI7wBXeOZhBOURgN7AGP4P/AOCwfwFGleKtb17xDb/Djw54S02CWPV0vLS5tBaPf30FvHpzaffTtctcTafK/l21tteK2TzF2vBj2X9jj/gop8IP2pTb6f4G8Taddaj4iudj3eqpbaffeIb6JZVuYDZgQXZuorS1glbzLaNfs01q65AZU83+En7c/wCwx8Wfil4A8Q+HLT4YXPj74pyWcvh2+/4Ra1j1++Yvf2MLcxfad0T2FxblyCEDRjdtcGvVP2cP2/8A9nnV/wDhF/A3g/V/Dvg+fXLPUz4a8Jizi06a7tNP1KaxlNvZxHGHuIrjyYgiyTLDOyI4jl2gG7+1n+1loHwV+HfxA1PUNP8AF88ngjTjeXcen6HcW91NazeUGe01FxHbRoDIolnMqrbLDPLI6Lbs6+ZfCD/gqj4S+IktgvjCw1bwnqnjjxLc+H9BstP1e11x2t7Oyg1BZJfsc9xaNLL9tiQR2jXDzC5tRgjIi+mvGc/gv4lfD9LDxGdB1Tw/43j+wRWGtIht9VFxCwNs0M3Ds8QkBhIBZQ6lQN1c744/Zf8AA2uaRINa0fS20S2t7+C8huo0W1eyuoY7e4tpt3D2v2eJEaFv3RSKJTxCmACfV/ixr/gP4Q+MPEPiqytfD50O+vFs2YNfNd2iTbLeYW1u0jtLKvEdtG5klfYoEby+TF6RoMyyQSBRIESZ1+aNkDNvJLDKjIOc7h8pzxxXDax+zh4Pn+CsfgK30O3sfC9j5L2Wn2jtbrYyQus0DxMhyskcqJIj/wADorj7grs7OwUSWkkV3NLDbRvBtMhKTHKrlj3YbTz3LE9qAP4wP+C2G/8A4e2/tFb+v/Cfatj6faXr6d/4NHLTVp/+CwOkSabp99e21v4V1Z9Slt7wQJY25jRVllQkGaMztBHsXJDzRyY2xMR8x/8ABam5ku/+Csv7Q7SSyTMnj3Vk3PF5ZAFy4Ax6Dpnv1719V/8ABoPrtjpH/BXEW1ylwZ9W8GaraWZiTcFlDQTZYlSANkT4J284+b+FgD9xv+CVPinxh4r/AGuf20p/Fd/4ouo7H4pRafpdvqFq0dna2cWnQLB9nZVMR3QGDKrIz7RFJIkZm+b6++EnjuL4pfDfR/EcOma9osWs2UV0tjrFk1lqNqGX/VzwNzFIO6dia8h/Yi17wp45+Jfx61zSdN1HRvGj+P59J8X2N28hMc9ja29rYToGVUaO50xLG7V03cXQjLHyQqe7awLhpLZYGVUaX98Wj3fIATwcgDnHJz9DQBbhgEMSoMnBzz1FZmvR3EdsGt1E8gmRtsshRdoYbsEAknaWIXgMQFJAJrF0mbxle6zq0d7H4etNLYwS6VcW8kst0y+YwnhnhI2L8iRukySNzcshiH2cPcu1ayvH02Ke7RdUvtPkFzaRwRm3SWVIccZZwoYmTBf5V3qCSQHIBz3gPxrrPjy217UI9EksYYfEAsba21Ke3je5ggeOGe8Elq8wYkBzHE4EgeIJIsTZEWVN4hvfFnwi1q936R45mudR1JtM0rVNPGl22p/ZrmWG1tI2m3AbpI4iLo+YshJmjj2SIiZH7PXjC8+J+t/Ea71b4eah4Ds9O16bSpVurVi3iaBYoLmO6CqSpX/SZo5NiusjhsS4VlrWuvhEvgD4QJH4WuNeil8O2z3Wmx3M76regx2sqxqDdXGJpZN4VmuXZ2EhDSKxWVQDoL4aRYeK7Maj4lSG8jsbkz6RiGJdXXfApnaIhriURG5SNUDGIG9AMZcwGPyv4v8A7QF78BfAvh3xFf8AirS9S8O2WqJv1JWg0m11S3niFnZwST3G+F9013BO80TRqyWk7ovyGCur074GJps+ka2ia+NWudKfQdYlh12fTWmjZmuHvWt7KKO2kvmvCW81YYlVbm5KMqyGOXgP2gPj14n/AGf/AAV4dvNK0dPGPizxZ480vTZLOxuvtIjtb9GV7rTRJK0cIgt0lVTMII53tZ8qhuAQAfnr/wAHIfx98a/Hr/gkd4tsvGXgHUPhvq/g34iaNb3Fml5NqdtqMRsEl/4+2toYnIlu3QiJplzYlvMIda/nGvEEbAB9/XJA4zkj9QAfxr+o/wD4OcvhvqXh3/glH8aNdu7vXNatPE/iPQbu0he6dbLw3FG+nwkeRLMVV5Jo5yfIRRm4O5S+53/lyvkVZgRwSTlecp7cgdKAKtFFFAD4huJ6dO9f1Lf8GjE89v8A8EkLU21m05k8caqkrArHHEvk27b2z8x+7tG0Hl+RtyR/LOuO9f1Tf8GeEjv/AMEjJQ33F8b6ptPc/u7bNAH6feEb641Lw/a3Fzb/AGW6uIUlmhDuywuyglF3qrYByPmRDxyqnIGsTilooAQDFLRRQAUUU2Rtqg8fjQA6kbqfpUUURWd2LsQwGFPRevSpWGVNAH8gP/B0V/ynV+Of10H/ANMGm18BV+g3/B0pHs/4Ll/Gk/JgpoXTr/yAdO61+fNADo85IGa/ez/gx78KpP4n/aQ1ll2PBaeHbGEn+IStqbt/6JWvwYhU5OBx356jk4/HFf0U/wDBkV4Tks/gV8etfaF/K1LW9I09JzHtEn2e3uHKA99v2kf99UAfuNAgRm+v8yT/AFqaiigAooooAKKKKAKl6wiVGOzKksNxIAwOTnt9T9O9Zfh25vL/AMNafNqFodO1F4YpLm1SUXH2WTaDJEH/AI8HK7x13ZHWt+qV+pM0QBZeT06HpkY78Z4/HBxQB/Mn/wAHjni3UdT/AG2vhjpWqQX1rc6f4PubiOO7mt5XeCTWdQjhkUw8CN47dSgb59mzzP3m+vx8r9Mf+DsH4p3/AMSP+Ct2r2V8GjHg7w9ZaDbq1pPbsIlea5BzNgy5Nyf3qARt0UvtMj/mdQAVJEhcMB17+mKjooA/oQ/4MfvEjzeEv2j9LMOY7S78O3IeMdTKmpqQf+/Qr96jy369K/nV/wCDIHx8mnfHH4/eFyMyavoekaqv0tbi5hP/AKWiv6KIsZJHT/J/rQBDZ2S2bSBS53tuO5y3P9KjvFlaWMiWNYQrCRWU5Y8YO7IwBzkYOc9sVcbqM9KrwJKryFnDoeFATbj/ABoAp+GbW+t9MjGovby3pUGZreIxxFuc4UsefU961qorHbW2phv3S3t1H94felVP8N361i/EDX/+Edt9MuWF+0U+oQ2rpbiMoTMTFGZd5HyCR0yFYMTtHIypAG/FXxnN4C8Mi/t7OXUJ/tEUS26Bi0qs43qoHVygYIDwZCi/xVsaPO7OytbvCDGkpOVKbmLblBHUjGSe+7PevE9T8T+LfjhqN7DofhRYNJ06ZPsc/iG5udOF46iwu4p2tVcXMGyXzo/JngDuIWbekZRLjuf2dfHtt8WPhRpPiO2vdKuReNNJOumJKsMM/mOstu4mRJhNC+6KUTRxyiWOTfHE2Y1APzq/4PCwrf8ABJuxB0rUdRI8c6aRPbxyGHTT5F3+/nK9Iz/qxngyTRV/LHNlQB8wHXBPqBz+Nf15f8HL/g3TfiD/AMEZfjCJYdMnuvDo06/tJbqGOQ2cseo2od4ywPlyNDJLGHHI80j+Kv5ENQjKMoOMgYPGMd/QetAFaiiigArsvgD8L7v44fG7wj4LsMG+8Ya1Z6JagkgNNczpDGDjtucflXG19uf8G5nwztPix/wWk+A+mX0XmwWesXGsD/ZksbG5vYj/AN/LdKAP7CvBvhbT/A3hXTtF0q1jsdN0m1is7S3jGFghjQIiD6KoH4VrVHAB8xB3ZOc1JQAUUUUAVNSs4r+0kgmjWWKZTHIjDIZTwc/gT+dPtI1G4qFHAHyjAx1GPzqxUcpIXIALYOB60ASVBcAkrjGTkc9B3z+lPtixiBZdp9PSmXOBtbGSM49emf6CgDxf9s7xz4s0b9nXx2fhdrvh7T/iZoOlLremW+qxRXMFyYXE/wBmmieWJUS6jgmgEhddnm79wKV/Jt/wUI/4LZftB/8ABS/SxofxG8W2kXhKO9a/Tw5olqljpUcpxjIGZpwgACedLKVJfa3z1+wn/B5L+zVDqv7JvhD4qaXp2szanpXie00jWpLVrl7RtPNvdtBLdJgwjybhmjjkfBU3roP9awr+cG5ADcFWGSMgAZ/DqB/9egCO4UjacEbhu57+9Q0UUAFfvp/wY4lf7U/aYydr+T4Z2+/Or5r8C6/fL/gxw3/2r+0zj/VeR4a3/nq2P60Af0Equ0UtImec+tLQAUUUUAFFFFABTZDhl+tOoPUUAfz+/wDB8fIDN+zNGP8Almnib9TpH+FfgM3Q/Wv30/4Pi/8Aj+/Zo/64eJP56TX4Fv8AeNAC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XtOiDedmQR5Urkjg8E4zg4Jxjt1OSBmv6y/2hvFN74E/aY/4Jsyaxdt5s8+pWF5Ff6zLYzzTzeGvKV2idI/NdC7gmSNG3P5e1TOwH8mlhIbaVnXPmAfKcDC8cnJ746Y5yQQcgZ/r78a/s0ab8XPjR+y+fF3hn4i61c/CHVreXRvEF1PfXWl30aeGp3a9maGSctKt8lp++1AWkrS7hG8o3iYA+2NE1qz1nTUls7yG7TzDH5sMiMA33iB2HUYHXBFQXaapp9rp6Wptr1FlUXc93N5REIByy7Ubc3QgHaOetV/A+lWGgeE7SzsdIXQ7OyhS3ttJQQxpp6IiiO3WOMmOMKqgKsZK45BOc024+H9lqfgi90LVY/7ZsdTs3tL8XSK/wDaKPAIpDKPutvXIKtwaAOit8xggkt8vf7xxxk/WuY8awaPqOvaZa3Ml5DqDXEbwm1nnt5HKHz/AC2eHnyz5OWjb5JNoRshtp5j4j/FXw/8FdT8HeFbzVI7HWPHGsDS9Ctnsrm6jungjFxNDGsSkQbbOGaQMdsUfllzwprc8ZeMpvCl1CkMhkTUryUb7RJLma1gigdpJfLXfuIkQRkKmAZkJBYEEAzPih8ZtE+GGoW9lPrOk2+rXUc2qSad89xq+qWVtEzTvZ2Vuj3F3KFRcLAhIOD8xxE3mfwi/aDvbz4l6cl1cXNy3xP0u58VWFglrqN/Fp0MYjS1LzxxSwWUU1kkDPHL5QN00/lCVpyEp+OP2T/AOo/GYXnijX/F3i3xX4skuofD9vf682kQ6MHsdUWO3t4bAWzIY7a+1QJdOst4quSZmZEZbuhfFh7fxr4V+FUHg7xRqcmpeGrM6pMLy9kufDtlHGUY3Wr3BSSeZpJYTEGdbllW7m/1kflkA579oj4sWHwd1Xwfq+o2XjzXbxmv/EVxNqPiNNNgt2sdOup4LARRstnNJKb9LdfK2xS+XumuJ3t0jl9E/Zv8Z6rpvws8O6FF8PJfBEOmaDZ2+maWPsbaWk5t5nNosunFo7e3t/s5i85reKFi0flKSyx1mfsy/smxfsn/AAgtvCqarLPYT6bd3XibW5PM/tPXtUkkDS6tPeiTzRcSIzfKNzrwqz4hQtu/sk/st2P7NPgc2ZvL7WtTudtpd6xfTyTahrMMC/Z7We/cHy57/wCzRwpLdhFaURRqSwRCAD+K39pSOQfH3xuZ5vPuT4h1EyPmRix+1SDJaVVkOSD99Q3TIBJA4KvV/wBuLwbH8N/2zfi14fi1DUNWh0HxnrGmpfX9wbi7vBDeyxiSaU8ySMFBZ/4iSe9eUUAFFFFAH6Xf8Gmnj+28F/8ABZLwnY3NwIG8U6Dq2kwgpu81/s5udntkWzV/Vtrmt2uhaXHNd3ENnDNPbwJ5jbQZJpEjji+ryMqD3cV/KR/waWxq/wDwWe8HOx/1Wg6y3/km9f1kvJG21GwS/Kg96AEtzvLdxwQc8/5zmp6r3dsLlVB/hYMNpweKliGAevPPJzQA587flxn3oTO35sZ9qhupVt4GkYMQgJ+UZP4UtrJvQEZCsoYZGDz6+9AE1U7uaVb2FQqeQyt5jl9rI3G0D1zz+VXKKAIoQQfQEDjvnvn9K/HH/g9W1mzt/wDgnd8MdOe4RNRuviLDdQQ/xyRRaZfrI4/3TLED/viv18v9TlTxBZ2YtLuWGaCaZrhQnkxMjRKqMSch28wlcf8APN89q/Hz/g831Oy1b/gmf8NbiB4rgXHxGspbedOVkibSdSYuvP3WymO3ymgD+aS54OOhBIPqec/1/SoKfKMAfez7jFMoA/RL/g1Y0Eaz/wAFu/hTOemm2euXH56Nexf+1K/rmiYMmR0PP6V/K9/wZ3+DrTxL/wAFbL2+ul3SeHfAeqahbe0jT2duf/Ic8lf1OhlcsT1GeCfl4OP6UAWKKrQXBku5Y9jgRqrBz91856fTH61ZoAKKbIu7H1plu7tI4ZNoB4PrQBLRRUcqnK424HXI7UAJcYO0HjJxnOK/E/8A4PS/FR0j9kf4UaGjTn+3vFx1Iq86rFD9is54RsiP7wE/bzkx8HA3dFr9ptPubmQy/aY0j2viMJJu3KemfQ1+Dv8AwfA+IGt9D/Zt05ZiRJceI7mWFfutsGlKpb/v4cfU0Afz9yjCp93pjjHoPT/9dQVLOPlX24yOnr/WoqACuu+A3jN/h18bvB/iFCA+ha5ZagM+sVwkn/stcjVi0xskyXGQOVPT5hyfb+uKAP7742yueORnj1/zipa8y/Zj8fXvxg/Za+Hfia7mtY9T8WeFdO1SaS0A8kTXFpFIWjz1UFiQO4FdCmvxeJp7i30nUbae70q8EN9tMc62ciokvkzIGVg/lyo4A6F1PTFAHWVma3aLfWyxuqvEwZZI2XcsoKkbTnjuD8wI4OR3HhH/AA3JpWtftgeMvglovhzxJrXjHwPoFh4kvZPJSHTry1uJxGY4blm2rcIAzLHIyB2DjKqjyR+veMtY1PS/DuoDRtJ/tjVlhP2W0knNlb3EhyF3zhW8qIkAsyLK6rkiN2+RgC9brPa3c++4uLqK4k3BWEYWHCInlpg7iDtMnz7j87ZYLgDA8ReET428LQWuNY8MTW+pfaYZ7aaNLmJ45y3mDHmRus/O5G5aOZgwBLY1f7AmuPF0GqS6lefZ4LeSCOzB228pkeNmldc/MyiMbcjKbpecMoXoYMFmABx+h7fyxQB5l4Z+DsHh/wCJMPjDX7y11vxHpGlXOkW2tm3+x3Qs57oTyRSlH8l0AitFUMikNBKwz5hA757C3kvbe5aENNbhkRweYwxXcOeMZXtzxx3rWqvdpkDoFwQx/ujGc/mBQB/GV/wXm8A2/wAMv+Cvfx80u1cyQy+LLnUyTFJH+9vVS9l+/wAn95cNyPl/ufJsr5Ar9Bf+Donw+uhf8FufjE8du9umoLo10oK4EhbRrEM4+rh6/PqgAooooAKKKKACiiigAooooAKKKKACvtX/AIN4LG51D/gs58B47WSSORNanmcoXz5UdlcvKPl5/wBWr+3rxmviqvs3/g3x8Sr4T/4LLfAO6aRIvN8QmyDHqTcW01uAPc+bQB/YV4m1BF1uxtYtQMF4PMu1sUaPzb+KNSrhVfqFeaFiVIIOzJ5ALreGW31a7vb+exZIRsh2xMr2aMq+YpcuwbLKpGFTAIyDnNQeMJ7my1zSriLToryFnliuJlk23VujKCDGNmGGUDMPMQ4j4EjbUq3baPbwQ3mIlhe9kDyyRkxTXLBVHmOygHdhAuRkbUXnbgAAtX929vMZsb7dIzvKqzvn5SCEXrwevb8TV23IcFhuw/zDcSeo/T6VmQWv9jaPBDDHczi0iUCPzN7yYG0LukYEk/7RA4Oal0vT54Nbu7l766khmghhS0YJ5EJQyFpVOwSb33gNudlxEm0Kd5YA1qKrz+Z50WzZt3Hdu+napYsZOOn/ANc0APooooA/K3/g8C0WLV/+CSkcrvIsun+NdMuYNqO2XMdzHjK8D5ZG61/KzMMgEdPrX9TH/B4+jv8A8EmNKZHZdvj/AEzgfxf6LfV/LNKMKufT+poAZT0BJx2JxTKVACeTigC9aRS6jfW1v5pbdIsKnOAuTiv7pP2O7k337JfwwnLbjP4S0mTOc5zZQmv4U4zhsDLDOcev+f61/dF+xDrH/CQfsbfCa/8AM8/7b4L0a483/npusYTn8ev40Aep0UUUANkzxj1qKzuo7qN2jxhWKn6ip6KACoJ0yAQORnHcZxip6KAMCz8I6SPFEmux2FmdVNstmb5YgZ2iVnKx+Z1ZVLvgHoWb1rbiUKOBjAwBjGBUlI/3TQB434p/5GW//wCviX/0a9UKveKf+Ro1D/rvJ/6NeqNABRRRQB0/wn/5Gsf9cX/pXpidB9BXmXwq/wCRrH/XJ69MXr+JoAdRTJZVjZQep6U5c96AFooooAKKKKACuZ+LX/Iov/10Wumrmfi1/wAii/8A10WgDgPDU72viGykj+8JVH4GvV7jTo5DL85AkyCB3Jrybw9/yH7L5d375a9huEjPzSKuFz8x/hoArtZiWBIp4VdQACR2x0q3GAigAYAGAKrOHuRG0ZhkQHIPcfSrY6nn/wCtQAtFQ3UwghZzt+RS3Jx0psN0jwLIdvzgHg560AWKjuJ1twGc4Xpn0pUKglR25p9AELxK0IB+ZOvTOaRGWWP5eFOABjGOamZQcZqGyg8hWX5fvZ4oA8SKeV8vYY/lRT5Op+g/kKZQAUUUUAdl8HCv9oXoI58tSD/wLp/KuwtLphZmecfZ1UnK56YZv58VyHwdC/br0n7wRcfrmu4bZO6q2GRh8v1B5oAqyxshga1MMccj75h5edyEHn88VoRbsHdjPqO9ch8QPhxF4y8W+FNTbUfENjL4bu5rmOKy1W4tbO7DwPEyXcCMI7qPDZVJQ21wrrgrmtqya/Fg3mi2muN7MuzdFHs3HaDksQwXbntknFAF2/ZlVCqbypye3H1/z+HUcnongjUtN8aapq2q+IbvWLS5ZBpllJbrFHpYI/egGM/vd/yAFwSu3Azvbfs32o/aNWt9PUXsdxsNyXW3kMB2soKmUqUydwwp5IywHyHEOh6pqV3qOqJeWBtLe2uEis547kTLdxeWhMnRWVllMkZQ5J2Bud2KAOTvfiHZ+GvHyaL4g1m5027u4NMggu7qGOw0rU76V7wGGzkfLPduLVi8HmSskX2cqF3lzvaHod5Lf219qMk8WoW63MDRRXbS24jllSRTtVIkZlWNArvHvi3uMsJGZsLxfb6vqPiyG7/tayuPDUUDeRotjvttW1DVoZRcLHHei8jjeIRwTI9pJAA+BulWNZFbstev59K05riGyvNQkaVV8m2Mauqs4XzMyFFwincec4XHzHFAHN/EvwTbXvw0bQdO0u+itZ7iK3aHQ74aTNp0Ukyq9zHKrIEaBZGnwrBm8s7AzbQfhT/g5K8JeGbv/gkp8QtL1Cy1h9U0bRbK50O9S4n82QQahY+fBc3EjkOmPImaG5kYzNGrqkk0Csv6JT3O6aSIrINkRYpG7FlDFlHCnd/D/d65IJwa/Lj/AIOovHnh7wp/wTq1yHWf7Zjk8fQ2r6LNdWDXtpbalZ3ls0dvHHMjGwuZrK61GQzIkb4s2VpPlWKUA/l4uERZfl8wtyCT8/QHPXHT3wR19Mft7+zZf/tI+Ftf+GN58K/F1jovh7T/AIZ/D2aWzgE7F7q5t7GwivGtbkwpfXCwaoVzHNLD5NrFBL5Ti3+zfiJuQjLYUgv8g2kAjPTPG3B4HPIPTcDX9O3/AAbaftMWX7W37MnwuvPEKaFqWu/Bvw5deB7Blh043ejQxy2EULErIbyH7XDIkXzL5U504sViZEa4APtuTR/hD8Wf2aPF/jrxJpA8U6Bc6Dqdhrmr674d/s7VL3So/Oe4tpWa3tpGgX94q4Gx1RXBdmLt8L/8FYf2YPHnxl+EHhDxP8F0s/hD4V8b2c1rrWm3sl14b1qGC7hS5hlksNNuIftZjkuJs2tzDPcxXflqqeVPcEfol+zbpuqWXhCy1i4tvD2n6h4infVdTg0PVrjWdFu/PadkvLO6mghZmnzFIyn5EV9ilwYpX/Or/goZ/wAFLPin8AvhvoXiT9njwrZar8NfHlxJb6toI0Mv4o0nUpLu/l1ua3t7ebMVxZSLHFPLLG1vFdTKS8skhCAG9+zD/wAE97/wB8cG8D/FXXNPvV0bw1NLpeneHLCDQ7/xTc6re3NxcatqEkDCK41UNpdlLbqkk3ljSTMEicKw9C/ZwjtPjd8R/Cvhf49eBfBWp/ET4Najcadr9+trH4msLcKH1DR9aivtRuG1OwjdoLxI2mSQO8U6SHH2dxR/ZZ/4KMr8ePGvibwp8UrPUPA914WXSj4ztPD95feIf7I8UrrghfTLmeETw28FwUt40tkeVJUmuog6m3mLfSfh3xH+z/8AB7466Nez+JtGuviV43Nx4d0/U9U1GW+1S/S0v79pbeN3dvKWO+vbyEbAib54bdR81vGQDlf2C/hv4A8H+H9Kt9G0jUdVkvLPXk0LUdW0i6v7/Q9Pn1eS4vtAv9TJngb7PdNGqo94Xm8htgdYS7fVugeH7PRJr+W0t44pNQuPtN1KI1WS6l2qgeQgAuwjSNAzZbZGgycDHF3vwbsI5fDdz4cmPh+z8NX82o2unaTO9jpV2LnP2k3EMLKsxZJriRA+Y1mlWYoZI45BveKPDY8b+GtT0u51C+htL+TyY5tNuZrC5tEGFYCeN9yuGR/nQocEAYOWYAv+OPEcPhHR3v7rbHYW6vJeXEs0UMFjAqFpJ5WkZQI0UHJ5xkZwuWWPwil/DqesrfvdXCvdCW3lMcKW3lFQEjhCMZDtCje03LSM5XCbUTk5bnxL4Y0G8v8AUJtO8Qa6JruXSCIZ9I0oRvueG2naNrsx7UhQNcyK3zudiIZFiHRR67q8N/aRzaK8kN5qBtxPY3aSi1txatKbmdZDGyjz0MAWJZnJaFiqK0nkgH8bX/BcA2x/4K5ftD/ZT8n/AAm+oeZxj975n7z/AMib692/4NUfDFx4j/4LQ/D64hikeHRdL1m+uTGYwI4zptxBlizBgu+aPmMM27ZnC72HgP8AwWjtrq2/4Ks/tBx3t4L+dPHWqL54WAF1E52BvJATeE2huA27O8K+4V7h/wAGvQhX/grj4XuYho03iCy8P63N4dtdUnFvbXupfYJUhiaXDyRgq0mWhjlkChsRsN1AH7s/8E2/jVpXgf8Aby/bR8H391p32ib4pWeoafBb6FcWt9f3F3oXntB90LIRFpkzocliYp5T8s0bN96XsttLIRM8yLZBLotveMbRkgltwBHysSG4Hevnn9h/4RaN8OPit8cW0/wL4I8LeJde8T2V/wCJBo93aXMt3O+lWYMkzQssgLssk4EttalmuZJRGxmeWT6N1rQrbVYYYpYmKQOGjVZXQZHT7vofy69qAMd/EtponjOz07UdcsY5Ndj8vStLk2RTOIVZpXXktLkMmccKAP7xrcW9jkdIQ6ieRPMWNmG5hxngc4BZckdCR61m+LdFstf0KeG9XMBhmR3JCAK8To/3+D8rN8rfKO/QV5f4Z+Olj8UvGHxE0qWPxP4csfC9yfDi6jqFtZ/2XqU5P7ySykZWecoZoo5BLlPNR4lRpIptoB3ulLpUHiDVtcOi2ujajeSW+mT6jPCkc+qxQuwgQyD53CyTSrGrHhpTgEtg+KeJ/jrZ/tHXsPhrwde6l4o0vxZrcXh3XIZtMgi07StPgWW5u52juFWa5t9Rt0a2juYWkt3WSN4WUrvk77xnb2XxN0TWNK8Qrrtt4N1RnSy1XStYm0b7NbQQwOG8+G6juizyid45bfCmODJwMPLxngTwB8M/Dfg/S/EfhL4efD7Q9B8E6kup2V4dA8kCCXToI1vbK4aJCk7Wr20ZkRJQVh+zs6FT5IBUtPi1Y+DPgFrV38StP1Hw14T07Ub+aafxRrdjZf2rYi4ElvJE1vKqmCWWaG3a1u1hH7yVJN0ezz+UuvHWrfCH4v67q8fhfwN4T8GXPiiBdQ1qazu9HiuNEs9Js47KX+04yYJQtzK2PMAiWCKRFiJWW4HVeB/hhqH7V2k6HdfE3QLTT774feIrLU/Dv27yJ9Vu5rJVIvbwW22LE9yj3KRx+Xt8qEvFHLE8Sdb8Vvgf4Q+IqeC9M8VTX1z4i0TxQ3iPwtePfLJfW16ks7eZEzAIw+yTTqYGVv8AR942uIsoAfDv/Bx9qmueM/8Agg54t1PVxpFtfifQb7VVsZWvrC6uJb2xMhsZ5Gik+zpLNIqmW33nHMcf3x/LNeSIzAqckALnr0VR149+34nrX9Zf/Bz14G0O5/4Ib/FJxptmqaBf6Pf6YY4wqWcj6xawvIgGR80dxKmQf+W3bpX8ls2QcHgjgj0oAjooooAmtk3F1yeVPA745/pX9PX/AAZueI5tR/4JfeLLBrG9hTTfiDehZ5V229wJLOyYiLg5K55GP4l9q/mBUnBAPHp61/Uf/wAGaYVP+CUPiE7Npf4j6kD/ALX+hafQB+p+ka9Hc+J77TVS88+ztobiSQ28ggcSPMihZT8jOPJO5F5TK7uGWtyq0U3msw2OoU7ORkH3ot7SOC4knCJ58qqkkgGC4XOM/TJ/OgCzUUqM08ZD7QM5X+9UtQTzMk0aBHYPnLDov1oAlVwWIB5HUelRXAUMrMMgcYxnuOfwqVSASOpHU+tOoAp6VHNFG4nZHkMjlSq4wm47R+VT3HOAPvNwCRkCoLwsJVwSFKsMjqDwRgYOeAf8D2zPDl7fSwFtVtbe1ujdzxRx28zXC+UsjmJyxVSryRhJGTHyF9mXCb2AP5Iv+Dn3WU1n/gt78ZmSG4hMI0aEiYYYkaNY8j29K/P+v0I/4Olbo3P/AAXD+MakECKHQlGT66Fp7f1r896AHp905zjjP0r+nr/gy58OLpv/AATG8c6gWJl1L4j3isPRU03TQv8A6Ea/mGQdfT9PrX9Xv/Bo74a/sL/gjnoV35HkjW/E2rXu7n97tlW33f8AkD9KAP07oqOdmCnaAzYOFJxmm2rM0I8xVSTA3KDnFAE1FFU9X882EwtmRbgxt5RcZUP/AA5/GgC5RUNtgpwQRgYIGARjt7VNQAVUviFAydpGWzx8vbPPGOefrVbxRHcTaFdC0uUtLvyX8qZ4zKsTY4Yp3wcH2qzZlZAWXYUONmwjaQOhH54/CgD+Oz/g4t8Sx+I/+Cx3xrFvsjtdP1O3sI4YzIUhaKyt0kA385MgcnHHPHGK+Ia+of8AgtRrH9uf8Fa/2i5/7nxA1e2/79XLxf8AstfL1ABRRRQB+wP/AAZa+I/sH/BTfx3p0k+yLUvhteMqf89JY9S03b+SNJ+df07QhRGNuNoGAPQV/I3/AMGrnie88P8A/BbX4WW1tdyW1trdnrVjeRqOLuMaTdzrEfbzYI3/AO2df1e/Evxvofwz8Ly6/wCINRbTdM0lHuJZg7kHjH+rXJkY5+VQrEtjA3YoA6ykPJHSuE8XeMYvBvgTVvGGdTfTdK0u41SWyjtZGFyqx+bnydjTiUIh/dooJd2BVnxjzr9hD9o3xv8Atbfs/eCPiLr3gmH4exeLdMuLq80K+uZZdQsJY7ox2zCTYqzQ3FuvmiTamBswJVfKAHtur6SNQ066tpJJ2S6jaIhZWiYBgRwy/MvXqOnXtVLXoJzpUAsra2u3+0xNsvLqSNEjMymRydjlnVCzKhAy6ou6MHzEYh1y58Uq+LG30OK2dZY2R3vJ7ovwQ2QiRKgx92RpDKMeUIv3s3gjwraeD9Ma0skcW7yNP5kkrTSTO5JZ3kclnYnnJ7EAcCgDlvF/wN8O+M/FP/CQSJquna5Nb2ttPqWi6lPp9xeW8Ez3EMczW7L9oRZHlwjhgouJtoUSvu6XwvpUHhq1isUV2mmLTzSGCNTNLx5kkgjVUDO5LEqACxY10VFAHzF/wWS8G6f4z/4JPftGWV/ZwXdunw71u/RJM7UmtrKW5ikHukkKOPdBX8U1zjzDhWVSSVDdQK/uV/b88Iv49/Yd+MuhJAl0Na8Ca7YGFpTEZDLp88YAfa+3O7BOxsZzg4wf4b7wIWXZk5UE5x1xz2HGfy6ds0AVKKKKACv0x/4NLfDMuvf8FkPDN2ls00WheG9Zvp5gMizQ2rQeaf8AgU6p/wBtK/M6v19/4Mt9F+2/8FPvHV40bNHZfDW9G4dEZtT0zGfwVqAP6ebM5j6Y/DH4fh0/CpqhtgfLBbbvIG4jucVNQAUUVXu4RLJGS8ibDu+XofrQBYopiDBbHc5p9ABRVec9BjOT/eK9/X+lQ6VqMeqQPInmYRzGd8TR9D6N/OgD4W/4Oc5pIv8Agh98b2jkER8rRwTtzkf21YZFfx/TybjjAABOABiv6+/+DoPf/wAON/jbsxj/AIkWf/B9p1fyAUAFFFFABX75f8GONuG1n9peYlx5cPhleOnzNq3+FfgbX70/8GOgb/hM/wBpLA+T7F4dzzjnfqWP60Af0IKckj0OP0p9Mi7/AOOafQAUUUUAYvjS2a68N38KaldaMZraVDf2xiE1kChHmoZlaIOnDDerL8vKkZqbw7ey3+lQyypGskkaOwjcvGCRkhWKqSoOQCVU8cqKuXlrHe27QzRpJFKCrIy5DD3qk9hJFfWpt5jb21ujI9ukWVkHG3ntjn86ANWg9RTIsDIGMe1LKu4Ae9AH8/n/AAfHf8ff7M//AFx8S/8AoWk1+BL/AHjX75f8HyD5179mpfS28Sn/AMf0qvwM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L1kFkLk7VKkEZOAevHp+JPTPU4r+rD9sv4q+M/gt8Xv2HfDcNjHbeEfFHxJ0+Sy1qO8VLTw55WgrYppiF1ijK3Ru70xxzyzXEgWdYl3eXFF/KbZk/OFwC2Bk4wBn9PrkfrX9nHw6+Dlrqfi/wm13cT6pd21lomvPHY6tdR32jXE1pHZtI1t9o8tbGT+zbV40lR032t+drO6UAe++MPiHp/hS90+2v7xla4umt2hiZXSIiEtI07M3ESIwkYkAgMrYwDWZ4T+MEnxX/ALC1HwXY2+ueDtXtbyWfWpL9rV7aeCQRJbLC0TSu7SCUOWMflCA43N8tP+E/wWs/hz4K0jw9PqvibxgNMiuY11LxJeNqV7cCSdZmSedwC5WQKFIAwkSrj5K0vC3gnw58C/h3HY6Dpttofh7QLWWVLewttwhiXe5KqiszZJZsKCSSQA2SKAPOP2mv2atQ+Kup+EZvDnirVvB9xa6hffb59PhUT6jDPp8wEZuVja4gUTxWkgCyLGUt1jIJEKpy/wACfh34o/Zy0yy8E6JqnjjxzPeXdldv4q8X+ZfxanYzNOZIFuFdnjuLeCJS891GDK7wJhmm3xev+KfFGgaFHq954n+zaYbCO9S3m82WXUZbIJDLcPDtUS7c7G2QFwuyI53DYnJapa678I4rfTPAHhXWdX8OR6K8Wk21lPZDTtBu7ebYkYtZ57aR0lW7JVFuPs8cWm7U+zuYhMAbvhL4Jt8N9CuNU0mw0nUPGaaT9kZvtVxp1hq9zHDHHA9zGqyhCUhiQzGOWWOL92u9Rhuf+Dvwn8a/CrVvFlx4m8SaR4uhnaK70/ydAk097eVppXuHN09xdzTsVNvCikBo47KBB5hO8ebXP7Snizwx4rk0vw34l8OeL/EPhbTEi8ReDl1Fhb+H7aKTUN1+99LFPdzXDtBa2Z85kVB5lzJFh1FWv2ZP27NW+M3hfWfGHirwV4y8E23hRG0y78PJp8mr6kl0EtRLJ5NkZWvEaf7XBDJZxtGv9n3fmOkhkgtwD0nRP2itG/aB8DXFz4EvtB8ReH1vZrHVNR1WWW0tI7X7OzvJAPs+y7jV3jgLK6xgrMDKZYTC/c/C+XTtRhlutKs57PTbeG1sbBoZFGmXdosKSwy2cccjRiLbPs3BVYmPaSyRxkeP/BbwBpP7PEU3gbwhanwn4P8ADPiGW3axupXh/tFLtbe7M9m87l5Qb3VVM0iz7GlikjWIvNgeuaXq92vj6W2urGVZrmOSRJBbuwjihkVUzMI/KO/zJH2tKjAfdRiZCoB/Fp/wVEEY/wCClP7QvlEmI/EzxJt/8GlxXhFfRv8AwVws00//AIKk/tFwpF5YT4leIf49/XUpz1wCevfnnkmvnKgAooooA/TD/g02tjN/wWS8KurXaPb+H9Xl2wuwWX/RWXZIAw3J8wOCGw6o2Bt3L/U5BrN/ZeLntrw2i2ks6QackN4HnnQQmR5JkdF2NvVwAjNuVQxI3bV/lQ/4NS9euNG/4LXfDm2hIEWraXrdpcZXcPLGmXM3/ocKV/V/qFpHowmv4oGmFtA5W3ghBkZss7bAf4ic4HuaAMX40+I9V8H6HpU2kX/hawkk1mwtrmTXriSCN7R7iNbhIWTlrlofMESHhpNueM10dxPPDKqwQK5kbO6QgRqAV4475Jx7j3rn9a0HSfi7YPaa/wCGodQs9K1a1uraPWLCGaJ7iAxXEF5EHBAaKUoUkAyrw5HIFdfaNvDkHIzxxj9e/wBaAHQdWxkjJ6nPOTU1FIeo6Y/nQAtFUzeNNJLEqhJlHy7v4hViFSEAbG7Azj1oASX7y9NvOfpivxe/4PRF8TS/sT/D2Mroo8Jt41tmMm+T7eL4afqO1QgQq0RiMpJLLtKjhs5X9pq/Hz/g9W/5Rh/Dv/sqVj/6adWoA/mPuGVyuAehzn9PwxjvVanzfwf7oplAH7M/8GUmix3H7fvxS1BseZbfD2S1X6S6lYk/+ihX9MEIyCw/i5r+eP8A4Me/Dn2v4m/tE6v/AM+WmaFZf9/pL9//AG3r+huCMBmI7/4k/wBaAJKKKKACiiigApsgyOuCOc4zTqKAKP2WG0ld0jVWmKiQquN+TgZ+mf1r+e3/AIPedeNx8Rv2eNLKS7rTT9euzI/mYfzX05eP+WfHk/wc8/N/DX9Dc4+ZeM8/lniv5rP+D1zxS13+238I9D3Bk03wO96B5nQz6hcofk/h/wCPcfN/F+FAH4t0UUUAFS27FWO3O44wc4xyKip0ZwfX2oA/tb/4JF6lN4w/4JL/ALPk010/nT/DnRYBMvLoUsIosr7jaa9V8cW9p8LfDbJoJtNFvPEOrg42xBLu6u5kieRlkK+ZIA5k8tXV28rADcqfnP8A4N5fEzeLP+CMPwBuZlG+20SaxHfH2a9uLb/2nX1NN8ONIvLx7hbR4rhpUke5tJpIbiUJO1yI2lQgvGZXfMbHaQ7KwIYigDmPE0KeGta1PxN4O8M2+papqwkk1e90+O2ea/FniMWpzPCWuXxLHGWbCNDtkdQqoeh+G9zq2v8AhPTb29TUdLnv9PSWa11BUkvbaZ0RsStHiHemdhCLt3I2GbOa5T43+CvFXg34E6xZ/BrTPCWl+JZtTGox296r2dpdG41AXOpSboUbF3Okl3IkjRSK1xKjSq6789j4L0jXLHxLqt3quqyXVgLa2tLSANCySiNWeS8bbBGyTSvKyNGJJIgltC6CJpZUoA6LTJso6P5xkiIV3ePZ5hx94Y4Ofar1R28q3EYdGDKRwakoAimcKR3Iyw5/D+tZE2pC5uCkMNzIIZzbyMqqvk4Tdu5ILDIUYGScjgjNblVbwj5QcFSeRgnIxjt169KAP5Sf+DsqDTp/+Co0erQaXd6Vq+ueGIpNXWeK6j+0zW+oX9jFMvnhQVa2tLfBhRYWxvUyF2kb8w6/ab/g9Q+Hg0f9r34N+JfKvi2r+C5tKa4kjYwym1v5ZdiSH7zr9s+Zf4Ayf3q/FmgAooooAKKKKACiiigAooooAKKKKACvtz/g3L8KWfjH/gtR8BLS+QvBDrF1fqAM4lttPuriL/yJEtfEdfeH/BtKWP8AwW0+Bu1irNeamoYYJGdIvs8HrkAj2zQB/YLbJ5ceM5AAAOMHAFT1j+HNJl0uItcX9zfTPFEjtJhVJUHLhRwNxJJ/+tWncQiZCGAZGUqw9QaAItSWY2/7jZ5uRjcM8ZGanjBA5698DAzTbW2S0gWONQsaDCj0qWgAooooAKK5b4teBbP4p/DrWPDmoqxsNbtZLOYhI5NqupG7bIjxnBxw6Ov95GGRWn4at5dP06K3mlkuJLdFjaVoxH5pA5IUYAH0GOOpoA/Lv/g8b/5RIWX/AGPulf8Aoi8r+V+XqPoP5Cv6m/8Ag8g3D/gkxpRV9oHxA0zI25z/AKLfV/LNMPu/T0x3NACINxPIHGeTT7u2Ns6q2PmUNwcjmn2o3F8ANxnnPAwfT06/8BqxqUEUF1GqzrcDbGxZA3y5UEpz/d6fh+AAKUH3x9R2zX9z37BH/JjfwZ9f+EF0Ptj/AJh8FfwySOiXWUJ8sNkZFf3Jf8E9XWT9gz4KMhUofAWg4x/2DregD2OiiigCO5RZ4SjfdfiiFFC/KeFAX8qkooAKKKKACo5/ur9T/I1JUc/3V+p/kaAPHvFX/I06j/18Sf8AobVQq/4q/wCRp1H/AK+JP/Q2qhQAUUUUAdH8Lf8AkbI/+ubf0r0uQNuUhlCgHIPc9q8z+FysfFiFTgCNgeM+lejx3UZuWibcGQD7y4HOen5UAPt4nYZlChwe3cVYpoXa7H1xTqACiiigAooooAK5f4u/8ikf+uyf1rqK5n4tf8ii/wD10WgDgvDX/Ix2H/X0n/oQr1i5eMW5Eq70kIQqRnOQK8m8LPt8SWPvKtesX9pJcJ+6l8mUNkPtzgdxQA8RLb25jhjAVFwqYwM1BbG6Ys8kkCoVHyAcrVsRExbSxDEckcEn1qpaaa9pKzPNPNnhVaTgDvQBNcDzIwnUOhAxj+tYUt9JoFw+6/8ANEeweTNsUDdnAG3ucd61F0yb+1BI06/Z4gdsQjxyfU9+lWo4GYsHWIq/3gBjjtQBm6PrJubyWIW/lyjBljdsypnOC3secfQ1rticFemKilslMIWMmEZByvepkGSTz6YNAAi+VHj0pnm+Y4Hof6Gpqa/+sX6/0NAHiN1/x9y/9dG/majqe9/4+ZP+ujf+hGoKACiiigDtPg3/AMf18Nv8Cfhya79OnTFef/B9XN1eFfLwAmd3X+LpXXeI9XtNA0e5vr64is7Kyhe4uLiZgsUMarlmdjwFAyST2BoAs3N9FHeQ25YCadXaMEZyFxn+YptzdQC6jtXZVlmRnRf7wGAxH03D86rw2Ud3PI7uHiJUrGCCFcE/MCOcnoc91oe6lF/NC0QFq0e5JxJwCOGBP8J5GPx9KAJROJ4ncLJhiwPBHzKduOOecfpWNdtfpezwWEEdiYnt5RPcRiS2uAZP3sShGRw+wFQz52s6MEkClTt6NpyaVZLbpJNKIvl3zNuc9+T361doA5XSNQudagtbyzhtLW3a4JLyKZDPAyM6PHtYYJLKSGHygyDnAJv6GNSOoamNQexe1a5H9niFWV/J8qPf5mSct53m4xxt296XxTb6je2luml3Ntazi5hd2ubVrmN4lkQyLsDoQxTcFfeNj7WKyBTG0Nq17aw2caxRzrNIwmd3KeQu1sNtLMXO7YpG7Dby+7sQC7JapDdSXSQxpPcqqSusRWSQLnblvbLYyO/avz4/4OOPhRrnxL/4JV/GW4TxhLpVl4YtYtTk03TtNsml1S0SSB2t5552Lqn2iNJN8BgciEoUn3BX+7LrVZ9K8Q28F7H5sGoSrDZyW1tNKY3EEskizyoMRx/ulYTSbULOkf32j3fGf/Bxb4p0Hwz/AMEjfi4t9q+haXq2p6WltpMWpXz2cupSb0LQRAHzJpPJMxEY+U4O/wCQSGgD+RNgklyVCCIK/JJwEGeAQd2AOBzkgnk1/Un/AMG33wr+HOmf8E6fDfj34RaP4q8F6t4vsbGHxwNXsL28h13VNGkxdXdmXYxFbgzTR5gDD7qhRNazK38tMM4kcozLkqVVjwCc7gW+U7uwwfbpiv62v+CS2vfBXxH/AMEW/hpp15qB8PeEdE8N6bo/iF9Vur3QoLHWLqO0v3MVxOYiHe7voZILqFziWaMRSlsKAD0/4I6fo3xQ8J6Vr/wl1mGw+HFkl5Hc+E9a8OtbRTapbsr2k8NmPJl02XzoUvSI4W80P5qRRSSOz+H/AB6/bq1b9jr4dfs9Jr3j3Tvjv4h8UeI7y4vPG1zrOmeCPDd5oImZb+drY3MNpf8Ak2bnylV5V85EuGeMNFFN6I3/AARI+Dth+0J4g+Jvhy78ZaVpvxGjuG8Z+EtB1RRoHjaScz5luYpQ7InlXl0jJbyxArMyjO+RZON/aA/4JY/C74v/AB4+CeraRD8T/C7/AAssrPW/h8+kWkzaTf3FsIGFndGVZUslSDTrJRE8NorIwVHuPLeC2APPP2f/ANqL403n/BTL4kR+Dv2eZtN8JSagfBlx4m0zS7bStG12y06OW70S7F60Eszs1l9qhd0E9uEbTY40t2mDj2fx1/wWo8B/AzwnN8Sdb8EeNtI+GWrwq9zql74P1LStUtvEH+jW66VNDcW6QSyhA6vMtyEiayMW6TDGLJ/4KQ/8E2fiR8fPiP8ADX4j/AXx9bfCbxn4NmFpFBfeedP1GKz+1/2fElvbP5IQR3moIHZS32e7kT5Vd4zl/safsaftwWfwmvtK+L37Qmm6Zq1tYaLb+HLjTtLs9eOnNaSXiXSXf2i2RrozRC0kM/mCfJZdyMDMwA/wJ/wUH8UXH7Lfxn8S/BHRvh1428FfDmSx8IfD3wn8MdJu9RvIdUhSCG+sZkAhiNuJXD2tzZoYFtA0zBygiPrh1Dx98XPhV8ddA8U/DLRfGvhddfisvCPha4+wXV1qMTWVrd3Fvqy3E8tmY1vHkV5DNvMe/CrIsav5D/wTD8PftL/DTU/jr4Y+PD+Jfi14Q0i9WLw/4hltpNN1XXgI5lmktLN1AWNziFTHcJEDGJFTZO87/ZvxfPh86VoLax4T1XxJbeINdtIMaZpEt1Ja3Mo8iK9uDGN0cUahQ9weI1VScLgoAc9rHxX+I+r/ALOS3XgrwdpcvxRktrd4NH1q5ex0SQi7SGaT7XAJ1SJoA88KgvKY2iyikMF6u/8AizYfDrw/o2ofEbUtK8GX3iLVIdHtre61ON7I30oKR21tcNHGZRKVbYsyK7swARDtQWrLxNN8Rb6/0i1sdasbL7NcJPrDRSWfkyrPLaqsayIrSMRC77wNmwxOhZJUY7XiCws/EF/a2013tn0+SHUHtBIpICsSjyIc7hmNwpIIyu5RvRXQA/jO/wCC0NmNP/4KvftCxBIo1Hj/AFh8IEwC107HJT5ckksQOQWOfmzXuv8Awa7aeur/APBVfTLOfUV0uyvPCOvRXdyLiS2lgiNi+XimjZJIpFIVg8bo6hSVdDhh8w/8FN9d1/xH/wAFDPjfdeKktI/Eh8d63Hqa20QjhWdb6ZXVAM/KCMA5OQAxJLEn6e/4NcPh5pfxV/4K0aDoWt2EOq6JqXhjXbTUrOdA8N3azWEsEsUikHcjpKUI44YnIxggH7wf8E4IPH+i/wDBR39sGf4gWZg33Hhq38PXtnp0i2ms6Xa2V5DDdJIqn7TOWhdZFM0siSJLH8ixBa+lvib+1lpfwe8TaZa67pOrWtr4m8T6f4R0W4E8DS6lf3bzLhIGkRxDGIQzPEHbb5khXZBMy4fw9/Zb0XxxYve+K/Dem60k15o3iCz1O7tU03VL+9snjuYZ7yCG0t8TR3UUcq7y+DLIoVQpEnuVlo8TWvlzWtsQkrSqETKElixcE87mJLHryT16kA5vwfofiK+0bUY/FV34fv8A7Xqt09hHplm8UMWnmU/ZElaaSTzLgRhXkdQqtI3yqAu8/O/xT/YF+EnxX+Nj+MPGsmq399qfi6Z9GlufEOxbe6k0+zSaCzdp2dRnTWAjiEbo6SFEjRWlf6Z+IuqX0enz2OlWxl1i6sbmexeXAtopY/L2eYdwIJd0xgHoenfB8Z69pni3XLHS7rwtrer2rIJGv/sqw2thIl3aLGFlleNzJvf7QjRB9v2FnysiwBwDmPhV8PPGtxfW1x4jk0rwlpNha6daW3hTSo4r+y0+5tixdrO8KxlrRo3SMK1rBMptvMygIQanxH/Z9Xxr4bg0LRtXl8A6Gk97qUz6DYW0F+dQuDJL9shlkV4onE889w+63LSzEF22GVJeC8QaV40+F9l4etda1/TNI0PS9VjstHhsDJrGsa2kN1F9niYT28ks1y+n2krTywndHHPefunaKO7TxbUfjP8AHbwr8JF8S/B7w54j8XaS1zJp2heEfHwvbfXrpoLfUEuZWu55GnF2b90YrfbbT7NZRrC8RnVkAPc/iJ8Xov2DfgD4SvPFEnifxRZ2MGkeEraK1WO71W/1Rz5Nus1yDbxSGe5MFsHEMKCSfMm2Njs9A8Q3vii0urvU9OvJNVmeG4j0PRfsMmnWM06Quyre3nl3DRxtMhCzpGqhSmI5uPM831+9TxrDefCXUfD0/iTxPa6N/wAJjbT6hqekTyW9z57NbNLDK7zW9z9qVik0Nr9miaMGOSNgIx6DoXhy/wBS1DxH9jn1HTNQvrWI2N9dRSST6MJUEUiRNOk0LFfssMjLHI0cr/M8aFjLKAfIP/Byvaw2X/BB742wW1vDFDH/AGEBHGAqxH+39OLDAAA5yei8EZA6V/Iw/wB41/Xx/wAHAQM//BDH48w6pHFaLbWdpFAupyiYts1i1Fsd/mOXkcCEozMWMjKTzwP5C7lsuOAABgY6UARUUUUAKvGD6Gv6gf8Agz2kjh/4JM+IpEYWs0vxF1OOOVE37GNlpyqxHsWHJwOxIBr+YCJdzgdsiv6e/wDgzOJuf+CW3i5G8xfL+Jd/t3AshH9n6Ux46Z46nkdqAP1F+GKTjQr20ub261Oa0vpIpbma3ntDJI2GlC+b8wj8x22bCyLHsjVm2Vj6L40guP2o/Enh/wD4TFbu6i8MaTqaeFjpyxtpSvd6hG2oG4GGYXJSOHyXPyf2cSAfMNdHr6az4f0uWHw/ptvqc/lXM6i/1ORMTnDRp8yOdrlmBOQEAwM546DS5JpbcPKI1ZwrEI2VUkcgHvzznAznpQA3TFunmmNwsSRg7EjVt54ZvnLYH3lK/LjjB5Oa0KKKACiobp2SLKBSw55UkfpVe0nF6qujyJg/MGVhu+mf6UAXqo6oWEK7WXeXG0Hqx64H5Z+gPI6i6HBJ9qG6jpQB/Hv/AMHKmgav4Y/4LL/Fqz1zVZ9evUj0YrqU1qltJdx/2LYBSUjwmVwVyoGSDkDoPgyv0b/4Orx/xuu+JmYnjP2DRfmL7g//ABKbTp6V+clAEkAZiQvX/I/rX9gH/BsZoa6F/wAEQfgggXa88GrXDH1361ft/Wv4/VyEJHToa/tI/wCCFXhj/hEP+CQP7Plr/wA/HhC1v/8AwJLXH/tWgD6yooooAKKKKACiiigAqKYfJkjcVG4D3FS1HcNtTqF9yMgUAfxE/wDBWDUZdU/4KfftEyyja/8AwszxKuPpq11Xz7Xon7WPjb/hZf7T/wARvEYYN/b3ijVNRyBgHzryWTj/AL7rzugAooooA+xP+CA/iE+Gf+CxnwAuRdmyE3imKz8z+/50UkXl/wDbTds/4HX9kGsWFvJJFLNnEamLDyHyjuK/fTIVuVUDd0zx1NfxQ/8ABJvxFJ4V/wCCoH7O18jeWIviX4eR3/uo+owI/wCasa/tnmhiu4sSIsqg/d2gk7T+X3hn8BQB5n4v+Kul+G/E13rV9q39kaDpkFtZDUbqWQabdXV/cR28KhfM8ub94LdRj5lM6qCBKxqTXPDnjIePtKaIaZP4dXUJGNtHdfZV0iCGBmhmwiI80ks4IkBcRpHIqiKT55K7W28LaZZeJL7V4LC0j1S+t4LK5vFgX7RdQQNK8MTOOXSNp5yqnoZHxyTXnfjH4Y+Ib/8AaW07xUvxBe08OR6BPpGmeFZo5IoG1dy8n28tFMhul8gNGbaVGC+SHjeNg+4A9BfTjptkLrFxc3Nk8s5AdYjKSrDLBflJwRjdk81uWjDDDDhgBuDdiee3HftXNeDdJsfhjoWj6BHeX7ogWxtH1G/uNQubpliZyXuLh3mlbbE5LyOzHbkk5FdTEgjG1QAFAHH0/wD1UAS1Q1u8bT9PkuI4JLmSBWkWJPvSEA/KPfmr9FAHB/Fyy1XWvAd5p+naRaayby6tLaa1umV1u7CSeFLzcHZVJ+ztONhYbtuOeh/hV8VMsur3BW3FqpkbEWUYx4wCpKKq8EHoo6985r+9TX7KO+SJJGCqkiy5xkgqykfTkD5u1fw/f8FEfh1/wqT9uz4yeGl0/wDsmLRfGusWkVl9oW4NpGt9MEj8wfewoHPegDxaiiigAr9kP+DKazZ/+CjHxLuQ5Ah+HM6FP7+7U9P5/Db+tfjfX7H/APBlfBI3/BRX4lTIFKx/DqdDlT1bU7DHzYO3ofrQB/TVCAiYznbxmn1WsfMKHzVVXAAO1twPHrgVZoAKKKKACiiigAooooA/P/8A4OiZUj/4Ia/G0OcZOhY/8H+m1/IK+OMDHFf16f8AB0jCbj/ghv8AGYDtLoLf+V3T/wDGv5DGGApPcf1oAZRRRQAV++P/AAY4zImt/tLxn/WyQeGin4HVs/zFfgdX74/8GN//ACF/2mf+uHhr+erUAf0Eq4YnHY4NOoHU0UAFFFFABRRRQAUHqKKZN90fUfzFAH8/P/B8Z/yFf2af+uHiX+ek1+Br/eNfvh/wfIxj+3v2aZP79v4lH5NpX+Nfgd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WrRlBwwUnqAQSDjJ9QMV/dF+zHq2u61+z/4Hv8AxBbNpurHQLBryD92Y5JntIHcIwZiFWRnQAnOV/iADt/C/p5wWPydgdwyByDk+2QAfrX90XwA8XDW/wBnnwNqVm09/a3Ph+wn86KE4kjazjfzVA5YEEYVPmJagDZfXdK8YQ+FNT0/xTGdP1K4E9mbKeB7fxCGtJ/3RyrGRCm6bEZUg26tu2q6tY1bxLbak2q6Uiw3N95U0Mdleo8C3xEcTsUMigSxAXESs8e5VZihbcrKq2NvbeGZr+YSak0F/f27JFslnS2Zo4IVSNNpEcXyAkr8il5GJGGK5Xhqz1TSvGeo299bSX/h9bCwa21GSeGZ7rUBNdLdA28cK+UQq2zFhIUZpGCxRGNmmALlxLNf30bWlprFq15qYhup1CgwrCGII8xGBgcoEynzATllK4LL4X+y38RfFvhP47eO/hRraaH4i8L+H7trjTtTHia/1fxDbf2gXvIbPUoZrYRxBlF40f8ApJ8qCO1jZT5isfo7UdQe1uLZ3CQxByGZ5PvOzBUQHIGWJwATwSvynqvBeJ/AWhaz8RtMudb1e+l1jT5jJokZlls4vPkiu42K+V5f2qU26Sh0LtiK3VtqYMkgBkyfBPQ7rx14W0DSYbLQdF8BJPJLplosMiX+nz2slpHYTxOpZLB2UuEACGTSrfa2Iipz/ib4wj8ZeKtZ8Ja/8N9RvtC8NX3h+406e9Fm9nrd0b+1kMttF88q/ZJGt8SyRxJ5iyAPGF81a/wf0K58X+L7TWJxb6va6FE8/hvW7eQ6pbarod5I/kxRX0m5nmY2VhNMGkmz5cEgk+fyovTdZ19Ph74JsL7W7tdXuIHs7G6uHVY1kleZIXm2D5UIZ2Yhey4/h4APPvjJ8XfD3w9trLWfFPjXSPhyoW203QNR17X47a11HUbgGRrOezLxxTun2aNgQTJsM/lSRjzSWePvjHb/ALOOj6z4q+IvivQ9AsbG2lupBqOojTtPlCiNme0Z53Zo4LYASK0TeZIPMRIi7o86fDfV/jD4XvL74i+GLC5s7y7Gs2Hhn7Y15fabPDGn2UC5EkdulxtRHKxsYorjJSeTImDNRutA8R+Ifh80nhrRbTxH4vZLrfeXMV1qmhgaZqDpNE6JcRSyqJJ4NxkEOyeXa8oISUA/kI/4Kz6ro2t/8FLvjvf+HrzTr/RdR8eazeWl1YzLLb3KSXkj+ajKSCrElhg9+/U/OdfXP/BdH4a6T8H/APgrL8cdB0Oxg07TbbxG08UMESRRDz7eGdiqIqqoLSsflAGGGAO/yNQAUUUUAfoh/wAGtF9b23/Bbb4UJIspe6tdbhi8sE4Y6PeE5wCQNobnt61/WlpdxfPr10skFqNPMMTQyrOTNNITIJA0ZQBVCrHtYSPvy3ypty/8j/8Awa4zxwf8FyvgoX6lddA4z/zAdRr+vQoCpGA2c8EYzQBNUcwGFyQOe4zSW0KW6BEVUQcgDtUtAEFmJdreawY7jjAxxUxOKWo3GFz1GOnGKAHgYpaq2twZb2aLyXVIlQrIfuyZz0+mP1q1QAV+Pn/B6o+f+CYfw8j7t8UbE/lpOrf41+wdfkD/AMHo2ite/wDBMLwJdpDJI1l8S7HzHUZ8uJtM1MHP1cR/lQB/MG8hYjPYYqSGMyIxGTj/AAJ/oaS53FlLZyQTyMdzTYu57LzQB/Q5/wAGP/hWWz+G37ROuGPFvqOp6FZRyf8APQwR37t+X2hfzr93A2WI9K/Gz/gyl8OtZf8ABPT4n6q3/L98RJbQf9sdNsT/AO1a/ZSgAooooAKKKKACiiigCKRvmQf3jjp7Z/pX8v8A/wAHn9zHP/wVM8GBQm6P4Z6erESbif8AiZ6ocEdutf076nDFOIlmWJwHVwrgHJDAgj3Dbce+K/lH/wCDtrxRJr3/AAWN8R2btOy6H4b0izTe2UAaAzkJ7bp2z/tbqAPzJooooAKdGu5scfSm1LCDhsdvfHt/WgD+tj/g1G8V/wDCR/8ABFf4d2vneZ/Yeqa1Zbf7m7U7m4/9r1+id+wEY3FAvOdwz7dyPXH4ivym/wCDNnxI2uf8EoNetGTb/YvxD1KyHOc5stPm/wDa1fqvq9nBfQqlxEk6LIsqoRn50IdSPcFQaAKOl6hFrf2u3nh8icF0ltpZEaQRF3RZcAkhJNhK59/erlyw0uyRYIGlEZSNYo8Z2khc/QZyfYVbhPDDj5TjgYxUtAGdoGl2ug6Vb2FlGsVpYwpBDGn3Y0QbFUfQLj8BWjUc5YRnaAzY4UnGaICxjG4BWxyoOcUASVGw+YfTHT6VJRQB+Bv/AAe9+HJLrSP2c9TWSERxTeI7VozNmWRn/soqUTuBsOfTI9a/n7mHAOQS3PHT/wDXX9OX/B6ZYzy/8Ezfh9Ok06wQfEuzEsKj93Ju0zUsM3+7ggf7xr+YyXov48/3uTz/AJ9KAIqKKKACiiigAooooAKKKKACiiigAr7s/wCDZ/8A5TffAn/r71X/ANM19XwnX3l/wbMxG4/4LgfAtfmwLrVWOBnpot/QB/YJNn5tuN2DjP3eg61BDC8sUbXSQvLHlht6D6VaiOQTzyfTFPoAZFgjIz83OPSn0UUAFFFFADJPvr82329afRRQB+VP/B4fpv2z/gklaTC2M5svHmlT+aP+XP8AdXaeb/4/s/7aV/K7KjJJhlKkcYP5V/U9/wAHjf8AyiQsv+x90r/0ReV/LNHJtIOBj5Scj0x36j8KAK1WbS4a2WQgIdwwdy7v/wBVaXiLw1qOjaNpN9eWN5bWmrwvLYzywukd5GjmNnjZuGCyK8Z28Axkdc1iUASxnJA9AR19jX9zn7Af/JiXwV/7EPQ//TfBX8MVvneMfeyMfnX9zH/BPnP/AAwZ8FN3X/hAtCz/AOC23oA9gooooAKKKKACiiigApG7fWlpG7fWgDx7xX/yMV7/ANdm/nWbWl4r/wCRivf+uzfzrNoAKKKKAOl+FX/I2p/1yf8ApXprICwYjJXpXmfwq/5Gsf8AXJ69MXr+JoAVSTS0UUAFFFFABRRRQAVzfxV/5E24/wB9a6Suc+Kf/InT/wDXSP8A9CFAHBeEf+Rp07/r5X+Rr1108wFexryLwf8A8jZpn/Xx/Vq9alCvGyldwIJx680ASRLsXb6UjrtwflBAxk9qjhZHRONoYcL6YqSKRZQWX6UARLOEuBCVkJxnd2NTJ/wH8KdRQAUUUUAFNf8A1i/X+hp1Nf8A1i/X+hoA8Uvf+PmT/ro3/oRqCp73/j5k/wCujf8AoRqCgAooooA7f4Mf67UPpH/7PXdBNwGegrhfgx/rtQ+kf/s9d2o4z+nrQBA0qE/KfunkDJPp0FZ0cFjZeJM+aq397AsaRmfBkjhJOVX2Mpz9RWrDCkcjsqbS+Mn1qWgCrLdRwwo8hBWUqoOPWp0zg57HH4U+igCC7lW3Tex2gAknGeAMn+VUPskNrZbI18qGRmZsDrvOSeOcc9c8dTwK05Dg8gEAE9M1BFqCNetbfMZUUM3y4GDnH8qAOY0zw3d2njmfVDq1wunvbv59hIZHjNw3k4mBd2WIIkOBEgABkdjkvx8Qf8HL+iabr3/BJ/4nWUtjrIu76xgnTUrK1DQW4s7qG7EN1N/BE5U7B0Muz0r9Br5sOqlGdHyG+7tHTrmvin/gvf4N0e//AOCaXxd1bUZdTE0HhHVLO2hGo3iae8jWzSJ5sCyC28wSQR+VJPG5EhEcRSScEgH8eEOSpDAnjOB+AHH0/PIr+wL/AII/agvwS/4Jn/AzSNSt7mbTYvhtZ+Kb/wA2C7nv5VmtorhPsNpbxSrcAKzh0iYTAtCzwiS6w38g1tiCRg4j2RksW7Zzj5SvB9unQ4INf1Hf8ED/ANq/4qftB/8ABPn4XaXqHw48ReHbTQ7S00fR/FmnXUH9h+JI9KiFssN3vjmuraRre28t5lt5LZmtwguIbiQRIAff9n8StG8Rax4W0HSdW0y71TVY5PElgY4p9YgfSxLj7StxGypCZY51SFmk25aQRiZYXx3dvZ2vhfQkhihs7DTdMgVUjiVYLeCONcbQMbUjVBjHZRgAY55S98KP4m8W6uuozslr5ECW4jgYxJbby80byNGE3NJGVK+Y5jUDGzecnxF8GW/irVrW7utJ0zxLomoWcmh6ppk9jDetfWd3LFHIu6aVIltVH72ZSsjTIqgKWVEcA8k/av8AB+ifEDxarWnivxdoHinTNU0qCTSdO11/D83jGGCV72306CW5HlTSGVZpVeBo2YwPbSTRQvMai/Zx/az1j4g/Dfw3Dqkz+NfFcOvxeHdfk8F2iNDpGprB5t5a6ov722s1tIpIklP2l2kkU+WFJSI9h8Wfh3rk3iLwRD4euNQj8Q2fiW21ee/kR4LO70aCRo7qzv5raKLIit9RuBaQbhunSCSTzY0u8z+MV0A+CdY8Wab4c8D61dazJBrmkXdhYDV5NUv4o3itb8xwqJLkxQJbsDCzSrHFIsbN5aFgDc8A+HdV+H/wl8J+CL3XdS1DxFpui22mXOshZNSeeaK3WMzzGd3kJlMch8yclWZX3Evgnvnl8u7s1N2sZaV8xsQTMQGBxnn8B04FcD+zL8StX+MXwV8KeL9a8Mah4Cv/ABFYRTXvh3UklS60piQFgaOSOIqwLclokYgqCCFBruJ77+17HfptxazKJvKkbeTHhZAkygqw2uMNg9mxQBtQd+MdOPTis/WbWzkubGW6SFpoZibVn5dZCjA7AOSShfIH8O7tmqVpNqJiunxDcMbhkijdHtdkeQPmJ37jnfhgu1ht6YzWL8MvCWp6Xqni+fWtO8PQya5rZv4ptNEiyXkQtreCKS5Vy2LhY4EjJQ7SIlwBzQB/G7/wWbudEv8A/gql8f7jw+t4unzeOtVkYXVubeb7Q1wzXOUPzBftDTbS3JXbXv3/AAaqR6mP+C0fw8/s97dUXStaa6WTaDLH/ZlxtVWKsVPmmInGDtDdfut4L/wWvct/wVs/aJBbcE8e6qoP0uX4r3n/AINT9fXRf+C1fw6Qrdu1/petwKsHQkaZcy/P/sYjP/AtlAH9XF5qK6JLZRXUd5vvL0RxmKKe6RGIY4couETh8NIQoIj6EqqxS6pZ6AviC+hiu/PhcXF2ZC0SM4hTb5bzhYgmwDLK2wNuz8xarHiHR7fxNYXel6lZ2t9pOoW7W0tvJGkiurB0kWVWyrIVIGCpGS2R0qN7bzNVt7aaHVI4NMEckFysgiiuHKzIyFI2BYqoLEPH5eXjMfzLlQClq+u6hf2t6dLtHu7myt5kFldxy26zysCIl3lGDoSNpZWKYJbPyVxP7TXwRuvix8MvFdtDPaaXqcFtb3nhjUJrSXVIdDvrPzJrS7FgGKySw3B8z92FadDHE2dqkd58O11vTPCmm6dq8VpNqlhZRJcXdr5kdlPIPkPliV5JoyVUPsk3lRIF82QhnM3iCKO6imgvr2eGJU899kr2yooOciTOCOxy23kAr83AB5l+y94+134ofBWxg8Y3llrHim2RJZGvNKi0ySO6U+dFBc2iTz+XeQA25mMMhTzM+XjaVXY+Fen2tt4Y8WeJtAWy1rxD4qupdSvA001nFqF1BBHZxwyI6O9qUFvFBJGVZ0eJ96s+9T5bp3xF+Dfxd+GGnXfw88SaHpU98bbUF16105b0y2tslncXM8l5GcGH7NFDbvepOqRO0K+csiRAd78J/HXhVPCkZn8VaJaa34b1m0TxRaad4giuIdG1i5iS2ks5trtkyzThtk2GaSYSn95jABb+FXiXxnqdhpA8S+FLXTNasoFk11bSWS5tRcPNexSm0uX2SzRmSNZVVrZB5c6YJPypwNt498J618WdZ+GUfiLUNL8faFo+n6r4ytbXwdcWejeJYpFLbRc3lrcRt9rYzRMI55pvLNxGrNNA0sXofxX8aS6n4jg8DaPqGh6Xca7/AKM8uoxvMHAjaWeCJCNkk4hUN5bupWOYTBZVXy2j+KWu6b8KPFPgOTV77wsDr3iddEa/126EF4ZLi3llgtrMpDta4kuYLYLC7qpjQgMzbEcA+Fv+Cz37YXhJ/wDgmd8V/BwudS8aWmveFb6C61PTvCd3rWk2OrvDp+pWXmalbwR2qxyQXsMkExhVWykgkUxOD/LBqJRpiFGBkkYIxycjAGcDBHGTznmv7Hf+CpEN946/4JyftXvrlvcRWPh/wfr0GhPIlxYrPF/YaO0kieY0dwRctOFk2RgLhNpKM7/xvTEE5AyTySRj+XGP8aAK9FFFADk/1bfT+or+nP8A4MydY8//AIJf+PLOKLa9r8TL4luw3aZpmCeRkDbzyOtfzHRDn37dv1r+mn/gyp1YXH/BOf4k2R+9a/EWeX7+eH02wxx2+4aAP130EXmm6VGurXtrd3ZJWSaK3Nujkk4AQu+MDA+8c1rRjGeBkccUO20g4J5xUVrcC5R2ClSGKn8KAJJsbOuOaVByfmzTqKACimy52Hb1oizsG7rQA6o5Y964PQgg/jUlMcA4z057UAfyN/8AB1Nrqax/wWz+KUCeT/xLbPRYDsTaedIs5fm9T+8r86q/S/8A4OzvC40D/gsv4vuxEqNruhaPfFhJu34s47fp2/1FfmhQBIrbASQTjp6Z/wA5r+33/gln4Zk8Gf8ABND9nrSZsC4sPht4eilx/fGm2+79c1/EDFgPyC3bAr+8r4CeDh8Pvgj4O0BQVXQ9DsdPAPUeTbpH/wCy0AdfRRRQAUUUUAFFFFABVae8QXSwhwJSNwHqMgH+YqzXJfHfVzoHwV8XagBuaw0W9uAPXbbuaAP4P/E95/aPiC+uOMT3MjjHuxP9aoU+YEHkbSecUygAooooA7j9mrxZ/wAIJ+0V4C1vO3+xvEenX2f+uVzG/wD7LX93wcAtnHydSfwP9a/gSsJ2tJw6sAwIxn2YH+lf3veD9Z/4SPwtpuoAqwvrSK4yOh3oG/qKADUNQfz/ACLVYZrkBXZJJDGNhYZOQp5x271Ys3W6DOA46jLRmNxyeACAcdOe9S3F1Ek6RM4EsisyLnDMBjOPzFLDKpkZAwLKASM5K5zj+VAEdp5q3cwZVEIVfLbeWZuuc56dqt0U1925duMd6AHUUUUAVrtsMgAyOc9cAY9uv0r+Mj/gvB8O7r4Z/wDBXf4+2NxFPGt94vvNXhMuntY747thcqQh+8P3v+t/5a/6z+Ov7PJMZGe+RX8kH/B1Tp8dr/wWo+JUsbFjd2GjTNmTfj/iVWg/DpQB+c1FFFABX7Rf8GT08i/tz/FmJXQRP4FV2U/eYrqFtjH5n86/F2v2u/4Mn5zH+198ZF3QgP4Pt8oZcSt/pi/dj/jHqf4cj1oA/pKjIYZHVgDg9akqKA5LfX+9nualoAKKKKACiiigAooooA/P7/g6MEh/4IbfGry1LHfoX4f8T7Tq/kGc5HTA/rX9e/8AwdH8f8ENfjV8+z59B49f+J9p1fyDHoKACiiigAr98/8Agxv/AOQn+03/ANcPDP8A6Fq1fgZX77/8GOD/AOm/tNL/AHovDH89XoA/oFHU0U1F2k/X+lOoAKKKKACiiigAoPUUUxugB/i4+vFAH8/P/B8X/wAhL9mj/rh4k/npNfga3b6V++v/AAfE2YF9+zROE25i8Spn1w2k/wCNfgUzFjk0AJ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BYtZNh+6GJI6jI79u9f3Hfsx+L7LTP2M/h34hvrm207Sk8EadqVwzr5EVtEljHI7n+4oGCT22j1r+HC26nONvcE4B74z74r+1/9jf4c6N4S/Yv+C+g6fJoSeIm+HOgaYr3tkt1NfaZaW9qkyNGHRpIlWcoSG2o1whYNkIwB6xoXxZ0nxN8RNR8KwXWojWdKgS+mT+zrmO2hhdjEh89oliYu6yALvLF4plAPlPUFtpXiT4WfC6SzTUbjxnf6bZQ2umTXkPk39/OIliD3c8MbRmSWf53nS2jjjV2YxlUYnqrTR4xMVnDzC2l+0xPK5dg5LE8kk8BgMYAAxjjAWbUpxbpvfaVhBd8DPI+Y8Y59cA5yB9QAc3daBrd3pOqWF5qVrdW2q3dwBcQGfT7jS7N4WRAjLIzSSrIF/eK8AKuWHzL8/zv8P8A4I+HvHfxBk8V+LfDnhm38X+NILHwtqviTUtSnOqa9d6ZCs8lrZWjRwNbqGTU+bdo2P2fzfIlRvMT6PsrPWYtfuLi682eO4uRFDbwyiRLaLgNI+fLXBCqdoDujb9sjhmC53ij4jw+EtJvNUli1W+XT7sNDZWOnyTXd+DArkRqw3XGI5C5a3yBsKcmJ1YA88+NHwp07xK/hf4jWOm/ZtY8K61JrJu7zw4uoXunWCxIt8IbZo1uPtFzBZxwJKga5jM6hd0QaFtb4G/Cvw5pHw/Xwxby6lrVkl3qesXH9oXEMhefUr7UHvLe4jjZkkeKSe5jdHRkLrj7waoPh3+0TH8bntovBvhrTddsPOFzca7DqcP9g3skS20srWVyqtLeYlnjVZVtxExikzIjoqH0FbC1tF07WtSn0ifUdGtJbWbVhB5KIhAa5WN2dzBGXgjZgzv/AMe6qxJUMQDmP2ZPgdN8E/hJ4S8O3uv654gu/C3h6w0CU3V6JIA1vEE3BVSMM7BuXZSzKFzjjN7wr8JtJ8Cp4d8O+FLO38M+HPCkTCxsdFR7GxtVZmxCII1FvJGVEi+UctHuVxtYqwyZPhT4n8IfGp9Y8G/8IdpvhfxCs154livLS4l1DUtQ8iytIJYXV9kUaWtkiGMKVfbGRjad3R/DH4N2fwm1nXTo9to2kaJq2pXWsSWGmaYtqLi8unEt1dXL7iZ5nn8xy+1eHA5xQB/JN/wcY+GrPwn/AMFmfjhaWU0k8R1O0uC0qgMGl060lZcrwwVnZQ33m25bLZY/D1ffH/BzdaNY/wDBbv43oYygNxpDL975s6Lp53c8c+1fA9ABRRRQB93f8G09pLff8Fs/gekU727i61R96bs4XR75ivy84bG0/wC9X9fumxSLqVxK0twY3jRVibb5aEFyzL/Fk7gDu/uDHev5B/8Ag2TnW3/4Lg/A1n+6bjV1/PRb+v6/r0SeX8gXcSB35Gfbp9efoaALdFY3hi6vryFnvRZxPgKyW0pmRHDvu/eEITkbOPLXBzy2eNmgAooooAiup1toGlc4RBk0QzrMgI/iUN+dS1VvLtbaWBWD5mfaMIWGcd/SgC1X5Q/8Hj1l9p/4JLabL8p+yePtMlwRnrbXqf8As9fqyoyoAzxwcV+Vv/B37c2dv/wSaMV6+mxySeMtL+wrOU86SQJcb/J3c+aIjJ0/gMlAH8sE8ZicqedpI6Y6cVHEpZsDqeKmuPv9R1PA6A+3bH9MUyFtkm7BIXk4+tAH9Tn/AAZz+GW0L/gknfXbf8xvx5qd6P8AgNvZW/8A7Qr9W6/O7/g1b0OHSf8AgiF8KJY1Kyahea5PNn++NYvYv/QY1r9EaACiiigAooooAKKKKAIZMAqSDkHIwM4OMf1r+Qv/AIOhvFC+J/8Agt18ZdkhePTv7HsYwVxtCaNYlv8AyI0lf17SgDBwCVyRziv4xP8Agvh4qbxj/wAFjP2g7t8Zh8VzWA5zxbRx24/SIUAfIVFFFABTkPBHrTachIDe4xQB/Sd/wZNePTffsbfGLwqfLxo/jOHVht6/6XZRxc/+AVftBrFimr6dcWkv+ruYmibnBwwIr8GP+DHrXzLpP7SunOArJN4bvIz/AH941VT+WwfnX74IQRkAAEA/WgDn/G3h4eKNHhtmub+zhW7t7vzLO6ltpd0VxHMqlozkxkpiSNvkkQuj/IzCte0JkdsBkIO3ltwOM85/yemfSrlFABRRRQAVFcE7flAZsHCk4zUtFAH5if8AB2Z8K9H8f/8ABHvxHreq296+peB9d0nVdJaCV/JiuJbtLNzOq8GLyLqfBPRxH61/KRe5Ljn9Mdh29emffNf1y/8AB0Yr3f8AwRW+KcMelXWpvPcaQf3KqxskTVbSWSc5IOFjRwSmSAxJ/diQ1/I1cMBGirtYAHIGcZ6Hr3PB49voACrRRRQAUUUUAFFFFABRRRQAUUUUAFfdv/BtJqT6R/wW7+BUyR+YTd6pCR2xJo99Hn/x+vhKvvX/AINjv+U4XwO/c+d+/wBX/wCA/wDElv8AmgD+v4sgRixyifOW7Dkn9MUzT76GeS4iidGa1k8uZV/gcqHI/Jgfxq0nf+frTqACiobggBck9eBjOcc/0qKwsodNSSO3jSNC7OyqMDcxLE/Uk0AW6KKKACiiigD8pf8Ag8U0S51b/gkpYTwf6nTPHul3Nz8+392YLyIfX55Er+WO4IZhgknAzn6DP65r+qj/AIPAb9rT/gkJLCoci88Z6VCcYxws789/4O1fyr3DGR9xx8xJ4x60AQ0UUUASW+7zk2/e3DFf3K/8E8N3/DAXwM3fe/4V9oOf/Bdb1/DXbn5+fujBb6dP61/cn/wTwvEv/wBgP4Gzp92b4faC4+h063P9aAPZKKKKACiiigAooooAKKKKAPIvHP8AyNV9/wBdT/IVkVr+Of8Akar7/rqf5CsigAooooA6L4XDPi2Pt+7bn8uK9Mt97AlgFHZf615t8Kv+RtT/AK5P/SvT6ACiiigAooooAKKKKACud+Kn/ImT/wDXSP8A9DFdC3UcZrm/in/yJd5znmPj0+cUAcH4P/5GvTv+u4/9CevXZYlniZGzhsivIPC//I22P/X2P5tXsEf3m/z3NADYdoQBPur8v5U7Yofdjlqe3Q0L0FADHznnGO1LH3p1FABRRRQAU1/9Yv1/oadSP0P0NAHiN7/x+S/77f8AoRqKp9V/5C13/wBdWqCgAooooA7f4Mf8fN//ALqf+zV3i9fwFcH8GP8AXah9I/8A2eu8T7ooAbN93PpzUFnaLbSzspfMz7jlywzjt6VO67j+BFUry2jMKRuCwVlfHuGUg8c8EZ4445oA0KKoaPIXhYtDLAwdl2uRyA7ANxx82N3r83NX6AMjxPcXVnaLNbW5uni3s0YkCu+EYqFBIUsXCD5mQYJ+YdDZsd4mkDBiCFYArgjqDk9CcjPB7jgdTeooAbITwB37+lfnj/wcweK7Qf8ABIL40Wl19vjtoodNt3NtJajzJJNQgMQdZ/vJ5ka58v8AeKDuX7pr9CJgDKo5yQQOuO34Z+tfFH/BwX8ObD4jf8ElfjhaalqktlFbaCdTsom2bZLizzcrGFP39/lnOeV2h15joA/j2lALMoAKMn8J2A8ZA5HTuM8nGT2r+rz/AIJn/smDS/8Agkl8I9E+C3iy68O634n8O6Bf+J9XXVBFIkNxEdRvI7eCBHihvJPts1stw0IuBGkDyvc/Zo/M/k/jTYikov3sEHoMYJyMbv8A9Zx0Nf1yf8EsP2X/ABJ4B/YK/Z103wt8VvE/hTw1H4V0rxE+mxeHrGS01ZNQi066urS7lmiaSOYyy6hs+zSwMPtcTus8kMjSgH1T+0L+zP4G/aq+Hvirwp4us2vdL8TWltpWqiK6eMPHbzG5gV1z5ZKOxfa8ZR8lHDoSpm8B/s6eD/g/4b0zw/4fi/4RzSorSGzt9I0t47HTrlYPPk+SxgCWyM7TvJL5EMfmbUVyY40Re3+HkGqQeE7VNY1HT9X1NUAub2ytDaW92/OXSIySlQRjq7dK5n9obSdCvNG0+51KPU7PW2nfSdC1vSdDbU9U8P3d7G1t9ptytvcC3IVzumljMKr/AK0FCRQB8U6H/wAFUdW+HPxgt/7c1rS/EPw4s7270bVrqGKXTF0uE65pejWOo28lyj3OqQNPNeCa5iMcELwuhc4gkn+hf2efjp8Nf2qfhlLr/wAOW8UCK71KTxDNYW2m3vhjUr2e3uRI8Qju1gyr3KNFNsdbeaWWfexEsoPMeL/+CeenahommaXN9i1KHRtRt78+JfF7T+Ntd1Vf7QiupLOY3aI1vaGay0ydvKmwvkOiJEIVlLPA3w78LH4Z6J8UrzXbzWZ/F2qaTfSatYX2p2MUratFo9uW0+SzaLbbXDxW1xIiIYZ52d5BG5YRgH0d43uLS10QHU9Dm1aRrkTW9la2Zvmklty91A25gqxSAwgo0jIqSmNVbcYy3nv7M2qt4L8Narpun+F4rOxt9ale6XT/ABXJ4kltr+6lmnu4JGcbo/IZ4/3edqCQIiqiLu7yx8RDwX4Ra88Ua9Zxrp8E7Xl9d4sbWJIPMMs53cKgVSSzMFCLuJONzc58I/GGu+PPhs98vg3U/Bus6nq2oGXTdXHlfY/K1CS288mMlZBLGq3ChWKzK/BUPuAB3viKxXVtNewE8SXDx+aitvw23BBaNGVmXcRuXOHGUPDVV1C9Np4o063iN4JL0SM2bSe4tWjjCbhvVjHCxLLsD8th8K20ldnQ4FtrZwiqkcrtKAM8liWY/iST+Oe+BJqS7ouRIQSAQh5xuGT9PU9QOnNAH8X3/BbyO5i/4K0ftBrdx+Xcf8JvqLY3KcoZPk6d9uD+PRelew/8GteuDR/+C2vwmieZYY9St9atG3OEVydHvWVDnrlkGF7nHpXlP/BdnTk0n/gr3+0DDHIZY28X3VwCZpJeZQsh5k56t0HyjgL8oFeo/wDBrnCsv/Bbr4PbkRvLTWmAOSQf7Fv+QAeSPocDPT7wAP6tLP4s6VqOi6ZN4e8/xXFqWmy6hYSaZPDNHfRxpEQqzPJHGzyiZBGWcBsbiQqswo6Rp1p8bfC+j6xqOl+IfC2rWN5/acFnNeJDqGnymKa2SSeOB5I33QSM3kTB0G4bkDJhdvSxB4wuLjUFOpyad5c1gdPurVoIZJYZyjOI5Y1dsmPCSZaORCskeUcO/S6bdW88s8UM0c0ls4jnC4yj7Q3zY7kMD+NAHHax4c1O+tbTSYtRmh0l7TZcXhhjuJ5pg8PlnzJXK7Sqyq6NC+/zQFdNuDzPx28F+JdW8L3up6S1nqPiDRjcyeHoGtp40mEln5K217suEFzC9yfNkUhEaNYwImkgSevS/FNpd6lYS2lqyQyXMLqJnQyRxn5eqh1JJycduOSOjcf4t8S2vwT8EPc6zq+naRp0MUNrbXk1xa2RnvJiyJHiYRQb3lMSxgsCzsqkDOSAc94Q8A2Hw5s9sWjaXPdeEUi8PWslpph0DTdJ0uS4hkKWRZ5NsUNuYNywt5bvYRriNo1EdHxV8IrW88XyWGpJr2u+HrzUNI1T+zFuBLbeH59PvTe2t+ECfaXnnu4oBId8sbC0MhCFpmkPjN+0Nqvwx8QTW2h+CtU8RqLadLhoFaV59XZbUWFg8aK7QxXAmOb5j5EH2UpJy6Y7HwhJ4x166sr3XH03R/sslzHPpVh5l0szbwsT/a54omYGMM5VYY/mkVA+It0wBzvxB8GeEfiXoOieMddtre0h8Ea9N4kmaO4ZFTULW1ubGRnlR0DtGHkjDSDb+6QAYCV0N7qXg/8AZ9+GMVzPeaX4X8K6dJbRfapZ/Ltw8skUECmQsGcvI8UaqSS2UHOQp29WfTtTvptA1CJb4a/a3M81tcW0lzZzQxiKKVSGUxgHzYwYmILbpCAdrmuY+HvwT1bwZb61Hr/jnxJ40t9W1OTUIbbVoLIw6ITM86LbFIY5CsLFNhleTaIY9oBGaAPJP+ClHgXTrf8A4JbftO3ptoVl1r4d+JNSnkibcZWGlTiNnYMQ7+Wsa78/cSNBhI0Vf4t7pg0xI6Ekj8zX9s3/AAUL8KSWv/BMT9oLSvtd/qN1P8MvEUU1zeSeZLPI+lXAdzgBBk87YwqLuAVVUAV/E1dOWkyQBu+bH1AoAhooooAfEfvDsRyK/pC/4Mm/DEUH7Inxp1QvIZb/AMXW1i6k42iGyVxj/v8An8q/m+U4RgOpH6da/pJ/4Ml9eiu/2PvjPp6lPPtvGcF04HULLZIq5/GJqAP2ps7ZLOERpnavTJyamrG8UC5EEH2WcQ7po0fdbmcFTIm7CqQwYruAfO1NxdgwXFWdFt3tbNY5JZZ3UANLIFDyHuSFAUEnJ4AHPFAGhRRRQAVVubjy72GPynZZFZjIPux4x1+uf0q1SNnI9DQAyM5HHGQDgdKJfu/gefTioradprmYGFo1TGHP8fX+X9ai1DfhGV9iLuJ55PGePyPPPGeOcgA/lg/4PBCjf8Fe5Sr7j/whulZHp809flhX6k/8HdniO11r/grGLKKSWS70HwZpdjebrSSCMSMZ7geWXzuTZOnQna25M/JgfltQBpeFtKOu+ILKxUkG8nSDgZ+8cf1r++a3Xy025zt9sV/DJ+wH4THj/wDbn+DGhGE3I1rx5oVgYcZ80S6hBHt/Hdj8a/uYt23KTjAJyOPf+vX8aAJ6KKKACiiigAooooAK8Q/4KU+LZPAn/BO/48a7Bu87Rvh5r98mDg5j02dx+oFe318t/wDBbXXf+Ee/4JIftEzcfvvAWq2vP/TW2eP/ANmoA/iuukKNg7sjg5Ofm71BTpDk9ueeKbQAUUUUATQEqxIfaRz354P/AOr8a/uX/YA8Yv8AET9hT4L+IXl899d8CaHqBk4+fzdPgkz+O7P41/DKh4POB1xjrX9rX/BFfxQ/i/8A4JLfs63b/eg8AaTYYxjH2a2S3/8AaVAH0rdwpJNHKyxl4QxVmHK5GOD2zWSvgfR18Xf28NPtf7X+x/2ab3ZiY2+8MIt3cbhmugooAghIZnYY+bBPPfH/AOqp6KKACiiigDO1KJ3ubRgyhUclxtLMy7SMLjockfN6Aj+Kv5gP+DyjwlpXhr/gqV4avdO0vT7C78RfD6w1HU7i3RUm1K4F7f24lmxyzLFbwxhj/DEq/wAFf1E3HY9xyOcE98fpX80X/B6dp2oQ/t4fCy6ntbGLTW8CLa2k8b/6RM0d9ctIrp/Ci+am313P6UAfjPRRRQAV+3v/AAZDf8nU/HD/ALFSy/8ASw1+IVft7/wZIaW037T/AMb7wK5SHwvYQH+4DJeMeffEZx+NAH9HyfdFLUUBDZIOd3P4VLQAUUUUAFFFFABRRRQB+fP/AAdLJv8A+CGXxqP919C/9P2nV/IU4wxr+vf/AIOkZUj/AOCHXxlDdWl0LH/g90+v5CpPur9P6mgBlFFFABX76f8ABjhEDqP7TUh/gh8Mj8zq/wDhX4GxsVJI9K/fn/gxttR537TU5/hXwun5nWP8KAP6AF7/AFpabHgDAz8vFOoAKKKKACiiigApsib1xTqR/umgD8CP+D5KTdY/s0L/AHW8T/8AuHr+ftupr+gT/g+S/wCPH9mj/e8T/wDuHr+ftup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HR9TjGe2a/t/8A2frS7H7G/wAEdQj8UTeFYNE8M6PqWoyCOB7bULSPTk822uPNU7IypMnmRsjo0KncU8xH/iDhwTgnCtgE+gzX9uv7LPhvQvih+wV8Izreh6Z4j0/Wfh9pNjPFe2MV3Hc2t1Y2wmt5FkUhoZCsW9DwwRc520AezW9ot7LDKQ+22kMsTK+wE7GTB5OR8zdhj5RjjATwR4k03x74V0rXdF1GDUtH1W0jvbK6tXDQXsEqK8cq442spBHsau6bAbXdCkUMVvEiCMJxjAIxtwAAAFxj3HGK0KAMrxK8sGhXc1vaJd3EEbSwQHjzZE+ZFz2yyjnt1rznwn8PvDPw10Hw34fbw4ttZX+p/bLO1ggudQWx1M/aL6VpJ9rCBQ8bbZJGRC5Ee4vNGj+t1S1O6SwtjNK6xxQgyO5/gUck/TGcmgDj/EnjEfDy209YNKk1BpnRJIbW5hjuUDzwRSThZmjWSKFJZJ5iDv2wtsillKxmHx34jXR/EUGnahpOo6jp2sNbQW6JJbC1EnnqsiNv2NuCSecULMGjt32Dcu17Xg3X9b8W6JcXktg/h+7khD2tjcYneAvGrhZ2QmJ5VdiGEMskYx8sj5Jrpykv2Zld1ZwoDGNdoY+gU5HIwOp69qAMdb++8RPMVi1bR4mhIilYQElnLqHAbeVdFVXAI24lG4Z3BJfB3jrSfF97rtrpl8l7P4Z1D+y9RRQc29yIIpjEcgfN5c0TcEj5xznIFrwvDd6boVlHqFzNe3rIgnmKIm98fMdqfKMnnj1rVLhgx7qemcZxQB/IZ/wdEW0lr/wW/wDjMJLqS63jRnUt0jB0Wx+QfSvz8r9F/wDg6ttfJ/4LafFB9rKJbHRWyTkH/iU2nSvzooAKKKKAPsL/AIIHeJ7vwd/wWG+AF1Y2NzqNxP4qhsGitwpdIrmOS3llO7jZHHK0jd9qHHNf2VLIx83y1LSOAwD/AC8HjH4Y/M1/HV/wbtRCb/gs98BFJwo12ZjyB0sbo9+O319Oa/sZ02BbaMRqXKoABk56ZHfnt9PSgCe3JxhgFIUZUHOKloqpqaTyQoLdkV/MQtuGcpuG4flmgC3UFxEZJIyHkXB6L0P1pbcLksuAOnAwOpqagDG1nXYdN1nTrGVLln1V5IoyltJJGCqbjvcAqnA43decdDWjbSeYgY5BYAkZzjPv0/KrFFABX5ef8HeHgux8Uf8ABHvU7+6Cmfw54s0nULTIyfMaR7Zsf9s7iSv1Dr84v+DrWyiuf+CKXxEmfPm2eraJNB/v/wBp26f+gs1AH8kTjAHvzToUyGOCQB2pZiCcgYBUfy5/Wlt2KKx+g+vOf6UAf2Tf8G8vgd/h1/wRh+AenSKQ0mhS6hz/ANPV7cXP/tavtCvnf/gktpkekf8ABLr9nOGKLyVb4ZeHJSncM+mW7MfzNfRFABRRRQAUUUUAFFFFAFHUHKSR48zliPlHI46+/wBD9egNfxJf8FTfEw8af8FJvj9qqtM8d58RvELxmZJIpCn9oz7d0cn7yPjHyN937vUGv7br3fGUZULlMsFB5Y46c8c+pIxX8m/7TX/Bvb+2n8X/ANpT4ieKbT4I6pcw+IvEmpaqk39vaSFlWa6kkDAtdKed3TGRQB+bFFfe1x/wbR/tt6dpouZPgbeiNio/d+JNIkk+YgcKt3nuKqR/8G2P7bF7KqQ/AvViGJA8zXdIiJwSOQbvjpQB8KUV9/r/AMGwv7czxj/ixb/j4w8PqfyN7mhv+DYD9uUxlv8AhRjjHYeMNAJP5XtAH2B/wZH/ABD/ALO/aZ+OXhH5/wDieeF7DVuPuf6JdPDz/wCB386/o5iIJbgjB/8Ar/1r8HP+DYj/AIJFftIf8E9/28vGHir4t/Dabwh4Z1LwLc6TBetq2m3wa8fULCZE2W1w8nMUM/ONoIGe1fu5aE4YNnGeOc8dMdB6fWgC3RRRQAUUUUAFFFFAHz5/wVT+E2n/ABu/4Jt/HLw1qVpp95De+CdVlhS9fZBHdQ2sk9tKz/weXPHFJv8A4SgbtX8SF2drICB0OMY2nntjqM5/l2r+9T4meGn8Z/DzXdHj8vzdW0+4s03/AHcyRMnPtzX8Fmr2Mmm6rcWsu3zLaRon2/dypwcflQBUooooAKKKKACiiigAooooAKKKKACvvr/g2C/5TlfA3/f1z/0w6lXwLX3x/wAGxX2g/wDBcP4IfZm2v5usb/Qp/Yt/u/SgD+wNPuilpkO0IMHIwMfTtT6ACiiigAooooAKKKKAPyr/AODw7SW1P/gkVFIv/Ll440qY/jFdR/8AtSv5YIYJJYi6I7qDk47YH/16/qY/4PFv+USlgBnJ8e6WMc4P+j3nHH4V/LVqUyTyqUhSDaoUquc5AHJzQBVkznnvzTaKKAHwP5b7sK2Oxr+4f/gmQ2//AIJwfAA4Az8N/DnA/wCwVbV/D3aZ3fw4z/F93oetf3A/8Ev8/wDDtj9nrO3P/Cs/Df3fu/8AILt+lAHutFFFABRRRQAUUUUAFI3U/SlpsnagDyTx1/yNl9/10/oKyK1vHf8AyOWof74/lWTQAUUUUAdH8K/+Rxi/65v/ACr09e/1/rXl/wALf+Rxi/65P/SvUqACiiigAooooAKKKKACsD4o/wDIi3/0T/0Na36wPij/AMiLf/RP/Q1oA8/8K/8AI16f/wBfK/8As1evL1NeQ+Ff+Rr0/wD6+V/9mr15epoAWiiigAooooAKKKKACg9RRTZeg+o/mKAPF9b/AOQxe/8AXw/9Kq1a1v8A5Dt5/wBd5P8A0I1VoAKB98UUD74oA7f4Nf8AHzqP0j/9nrvE+6K4P4Nf8fOof7sf82rvF6/gKAFooooAKKjnztO3G7acZpLXf5S+bt83HzYoAlooooAK+QP+C9nhG18Zf8Ef/j5b3UgiW18K3F9G+3JEkBWVVHu+zZ/wOvr+vg7/AIOYbPVNQ/4IofG2HSbUXdwbXTZZl7x28eq2ck0g/wB2NW/OgD+QSwjSaTc5UgED5mx1IGe3YnqQOBk9j/Vp/wAEKPhF8Y/hX8Bfh/qnxQk8I6l8KPEvgvQNS8Fkanc3GpeGbmXTtOtPssguYlKLeFll8qF2iWaNiFXeC38osAR0bIfIQ7NvYg55/DNf24/8E0WN3/wT1+AN3azK2nXPw58PyKjoWbb/AGVaBcY6dD+dAHpr+BZUi1G5sdX1eDWdUsFs/t01zJNFFIqsEuBasRAj55YpGm44BzgY0Ne14+H1E81tL/Ztvay3Fxc7twt/LxhCi8NuUv8Ad6beeorZS/h+2G381DOqgshPzYPT+tTRzKZGQMpZMZUfw5oAhd4lB3FV3/J1xxnGP5/SqOvaUuqaRJZFrpYp42idobl4HCkYO2SMh0YA5DIVIKjDLnNbDLupCMev09aAOY8M+Ez4d8LW2nz6hqevzw28cE17qLJLPfMkSxmVwoWMM+wsQiom9nIUBsVT+Deu6n4m0G5v9UjitLm5ljdrCO+guzpcnkRefbM0KBQ6T+cD+8myefMwRGm9f2sp1S2dZrwIZDuVdmwfKeu7n8v8K0oD1HPAHPY8UAVbyCQ6jbTLNKI41dXhXbtkyVwzZ5+XB6f3jUjsd6n72BjGeM9j+PT8aS+Zlkj2iQ43HA+6x2ng/wCcfjisnwF4hHijw8159j1Gx2XE9uYL23MEgMMrxFgD95G2ZRx8siFHXKsCQD+Oz/g4AheL/gsX8ffMiihJ8Sk7Y2yHH2eHEn1cfMfcmvRf+DWggf8ABb/4PnoRBruPVj/Yd/8AKO3vz6V5n/wX01Y65/wWL/aCnL7/AC/Fc1tn08qOOPH/AI7Xo/8Awa23SW3/AAXD+DYdtvmxa4gP+0dD1DFAH9Uena/4V8MfHsWy+IdQk1z4gWUptNNN7c3VkyaW+y4lhHMNvKrXUaS4IL+XF3Q112va3F4f1XSbdbDUJ2128a18y1tmeG2YQSzmacjiKMiARiQ/8tJYl6uK1ZGuDfGNUHk+UcSE5w+T/D3qxaIyxAOwdwBuIGMn6dqAI7KLytwO/wCZi/zEk4Yk4yefw7dOmK534h+Hb/xNe6Daxw6NdaKt8ZtYivoDPI8SRu0JgUgr5i3Qt33Pwqxtj5tpHRXnO05wADnK7gBx2/zxmsXR/Hej6new29vrGnXE9zNdwQxx3au8kltL5U6KvUtFJ8jj+EjnkmgCLw7c3kpvra70+/hksnitf7RuTbf8Thfs8bmaPyn3Ab3dDvjiYPG5WPYUd4NJ1bWbrxbfWdzYQHT/ACmC3ymSBzKJGBjMbKwEYiaMrIsjB3EuUjwN1jx7cawljaQ6MhWW6kdZ7rGfskYhkYOiHh3MgjUK3B3knpU+l6bJBBbyb7+B3dpriOSSOUl2wdrsePl5GEOByBxigDH8OXviK3vpLO706w8q3EX+kfaZv3zPNKHbDoefLWNwokkw0uw48oSSt8Z+LJfh18PNa8Svp2r+I9Q8NaXc3txpehI95c6jMkSyGC3hP3p3MeyNM8b8cbq2/GOgJ4ks4IZY5pokuFkkiS8lt0mUZyj7PvqQSfLYbHwA3BrT0wsRLkfKGGxs5DLjjHsOnvjP8VAHif8AwUfsxrH/AATl/aAtJMKtx8OvEMJAk2kbtLn4z/CRn8eD3r+IS6fzJXPzDJJwTu7+vf61/dV+2LpB1/8AZQ+JtiggaS+8JatbKJ/9Ud9nKPm/2fX2zX8Kt5xKPughQCB9P5+vvmgCCiiigCe3Iwc9Ovr2Pb+vav6D/wDgx7ub1vBn7R0Dvmwiu/DrQqZM7ZWTU/M+X+HgR/XHtX890B4YcgHGT6DNf0Jf8GStjZX/AMMfjy0u2W8sdb0aeFT85ts21+isPQkNKPfHtQB+7NxBM2owukiCBFYSxlNxdjt2nPbGD+dTxApweeM5z1Peo7OFII9iABVwAAeBgYGPwAqWVgOvcEc9KAJKRkywPpVa3tit5LLvkxIqqIyflTGeR9c/pVqgChcwqr5UDn5nGcbgBjHUdc9+KreHrye7vdSSawubNbeZYo5JWjIvAEU+aNpJ6nZ83P7utiigAqK4YBckgKBkk9Md/wBM1LRQB/LP/wAHk2nQaf8A8FYtEkix5t78PNMnuMdPMF5fxj/xyNK/Juv12/4PRNv/AA9Q8F7f+iYafn/wa6tX5E0AfTP/AARq0OTxD/wVh/ZygjAJh+Iuh3R+kV9FIf8A0Gv7YVGR7YxX8ev/AAbPeHl8Uf8ABbn4GW0ib4orvVLpgemYdGv5R+qCv7CozuGc5zQA6iiigAooooAKKKKACvgr/g5o8TXPhP8A4Il/Gy4tkYme30u0dhj5Em1exibr7Oa+9a+Sf+C2f7E3jP8A4KJf8E7/ABh8I/AWoeHtM8Q+JbvTpY5talmhtAlvfQXDZeKOR1P7sdENAH8YF0BuG3kdB0z0HpUFfr6f+DML9qSchR41+BCANgk65qhAGBj/AJh317D8ajn/AODLv9qiKQqvjT4EyKO41zVAP/TdQB+Q1Ffr3bf8GXf7Us5Ik8b/AAIhHYnW9UP/ALj6vH/gyr/aZcDHxF+BRI6j+1dVOP8Ayn0Afj1G2CR6j1x2r+xL/g2y8SN4r/4InfAq6ZSphsNRseuf+PfVr6D/ANp1+OEv/Blv+01ZxMw8f/AqTjp/a2qr7dRprHv0A5r9wf8Agih+xJ42/wCCdn/BO/wf8IvH+qeHdW17wvc6g/n6HPNNZ+VcXs90oVpYonz++OcoKAPrSiiigAooooAKKKKAEPUc4/rX4if8HtHw3h1D9l74J+LQALjSPFN7pC4tgxYXdoJT+9/h/wCPIfJ/H/wGv28r8lv+DyfwpHrv/BKrw5fvd2ts+hfEPTrtElzvut9lfwGOPH8Q87zPpEaAP5crg/NyMHPpg/l2qGpZ/vYKhSvGMY/P3qKgAr9xP+DIooP2j/joPORZT4c07bEesg+0y5I+nH51+Hdfuj/wZDNGPjl8fiUnMn9iaRtkH+qVfPushv8AaPGPo1AH9FKdPXjr606oo85PAAx07jrUtABRRRQAUUUUAFFFFAH59f8AB0hbm4/4Id/GUAE7ZdCb8tcsK/kLmOQOMf8A6hX9fX/B0P8A8oMvjb9dC/8AT/p1fyCN0/AUANooooAVe/0r9+/+DGzd5/7TWMbNvhfd+esYr8BE4IPvX7+/8GNtvkftNTHt/wAIuP8A08UAfv6vTtjtS0icAD2paACiiigAooooAKRup+lLSP8AdNAH4Df8Hyf/AB7/ALNH18T/APuHr+f5/vn61/QH/wAHyX/Hj+zR/veJ/wD3D1/P23U0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E0AIJwNzYPBHbBya/t0/4JiTyyf8E4PgAqRxPbD4ZeGhC4fd5h/sqDcD6DhR+NfxERgcg5HvX9sv8AwSxtbib/AIJmfs3S219sjT4U+GljjMCmIsdLtPmccMduONrL1bOeMAHsPiC8vo9UsJI7q4sbe01ZFMdv5Mh1iBrVkO8v9xY3dpiVIbFngBgSpltdTXxN4QS7sIZ5odQhRo4kukVlDkZ2yoShGMcqzBuSCepmWbV4BpaTNZyJsP26cb4iuE5MaHOCWOSzP8oXGCzYrg/hBrvxMvfhPDJrun+HtW8UwnWluJFe50SymuobyaKziSKSCeVLaSMD96S7KqowSYPQB3eveBdJ8R65p+q3un21xqGnWs9pBNLlzBHM0MkqehDNBESep8sDoWqXSYYrC2trCxg+wafpm20W0W28qJIhGpQRbRtIUbQNnyKNw6r8sXiqDWLrS420kWTXKXMJlFzLMqG3Dgy7QgB8wxEhQeAxGeKs+ItBtfFmh3On3kTy2138s0OfknXcTtYD5XVsfMjcMjEOCDigDn/A/wASdS1i3Nt4g07TtF16G1inmsbHUDqe1/Jha4RQEjlfypJlU5iUFZYJP+Wm1ep8J6wviDRIL2OK7t47lFlWG6gaCeDIB2SI3zK3c7ufmqpP4ct4Jbq4sbe2h1C8RYPtMkZkYBAdgPOWRcswQHG5i3BZmrGj8L6toes6F/ZE+mxWJumuPElxc2Ze91oJZ+TCQyFQJiy27NMQ3yWxjCfMDGAd3TJuo/z3FYthZ3ZXbPeKJEuC+63j2KU3EpEQzMSQhUEjAZgzYXOxdeHlScMCwB5xx7cUAfyV/wDB2D/ymp+IPz7v+JVovHp/xLbevzdr9JP+DsL/AJTT/ED/AFf/ACCtH+71/wCQdB1r826ACiiigD6//wCCCd/baZ/wWH/Z+ku3WON/FcMKE/8APWSOSOMf9/GWv7OLc7lzjAbBAr+Lj/ghjpB1v/grx+z1CIjJ5XjSwucenlSeZn/x2v7Sk+UHJJx3oAdRRRQAUUUUAFFFFABX51f8HV3/AChH+KP/AGEND/8ATta1+itfnh/wdQWxuv8AgiB8WyvWO60N/wDysWVAH8iR6CnRnaeAG9iKJDls/wB7mrWiWh1LVILdQWe4kWNV/vEngfnigD+6T9krwf8A8K8/ZR+GGgAKv9h+FNKsCFBGPKs4o+g91Fdl4W8V2PiuxuLmwmM0Vtcz2bv5ZH72GV4pF98OjVo6dZx6daR28ICwW8axov8AdAHT8sVZoAZC/mJnJOfbFPoooAKKKKACiiigAooooAKKKKACiiigAooooAKKKKACiiigAooooArX2GiwSwBOPlBJ5OO3+R17V/Cn+118LB8Df2pviR4KBcjwj4p1XRctD5J/0a8mg+5/D/q+nbp2r+6+ZN5A6Z4J9sjj8a/ij/4LKaBH4b/4Kr/tCW0Vu1pG/j/WbkRk95byWTP47qAPmWiiigAooooAKKKKACiiigAooooAK+//APg14tluf+C5XwSVv4f7df8ALQdRr4Ar9Av+DXD/AJTmfBP6a7/6YNSoA/r3Qg5I78/pT6Re/wBaWgDF8Ya3H4a0S41CWK+ljso3nZbW2lup2VFLlUijVnkY7cBFG5yQq5JAPCeCPj7qnj7xLodpb/DrxvaaZq1ibq81a8FjFa6XNllEDD7SzTN8rHzLdZYWUoySOrA16rRQBVs2PlnIO8ABueCcdhx/IVaoooAKKKKAPye/4PJc/wDDpjScJu/4uBpnOM4/0W+r+Wmb+H157e5r+o//AIPLrczf8EofDkg623xH0yTrj/ly1Ff/AGav5cJgV257e+ff+tAEVFFFAEtuC0qgHaxYAH0r+3z/AIJaqyf8Ey/2dVZwWHwx8Nc+v/Epta/iBhByWH8HNf22/wDBMmytvE//AAS9/ZvF3bw3EP8AwrXwvcbJUDLuTS7R0PPcMFb/AIDQB9DWtxHcoWjYMucH61NWNZeGrKHxJcayIFXUru2is5Zs5aSKJ5WQHtgGaQj/AH61412DGeetADqKKKACiiigApv8Y/GnU3+MfjQB5L48/wCRtv8A/rp/QVj1sePP+Rtv/wDrp/QVj0AFFFFAHRfC3/kcYv8Ark/9K9Sry34W/wDI4xf9cn/pXqVABRRRQAUUUUAFFFFABXPfFP8A5Ea9+qf+hrXQ1gfFH/kRb/6J/wChrQB554e/5GWz/wCvxP8A0clevTyiEAnvxXkHhr/kabD/AK+E/wDRgr1pvM2ny8ffGc+m0UAWEAXgfWlpseMtj1p1ABRRRQAUUUUAFNl6D6j+Yp1B6igDxbX/APkP3v8A13k/9DaqlWtb/wCQxe/9fD/0qrQAUD74oooA7b4N/wDH5f8A0T/2au9XqPpXnvwfTF/fN/diH8zXoCnLn6/0oAfRRRQAUUUUAFRyDOOnHPXHNSVSvVd5Yl65yCMkdwM8H39D9R1oAbHrdsdUWxMyC98vzDCDkgepr5D/AOC+wt4P+CQ/x6ubsyIkfhSdEeKS4ikWR5IhGN8Hz7DIE3I37tuBJ+7DV9OHVb3xH4Xhu9HktbKSe9iKyXSLcwywLcKsmzyplAM0St5b722NLG7RybWjPzj/AMFy9Pm13/gkd8frNJBHPN4PvpFUqreZ5KGdwNzp/wAs4nJPO1UZtpxtIB/GpbRGacInkqo5yWCgY54LEEcA8E88461/Y/8A8Ervh9q3hH9m34X3WieJ9Fn8C694F0DXrXw7Ho8NnLoP2rTYXl8v7MUVxdXQurlppVJSRpVUN5jMn8ds40251MLbi9sIDbwqyyyR3DPKFjEpbPlhUaRZHVWztBRSWOXP9kX/AASU0T4g6J/wTr+BFh4guPCQt7DwxoiWklpBcyS6tpDaDbvEj75sW10ly5DuGnjeO2YrHGbgLbgH1HAtw15AyyDyxEfOjZCzM/G3DZIXHPrnPU9a0LZfkzkHgc5yfxPeqyyy26s9w0ewADcMjJyR07evXvjtk3EYN0OeAaAH0VXuGCplsAAZJY/dHc+nFUfCd3eah4ftJtQsf7NvZIlaa184TCBu67xw2KANais/W7KO+tkSVpFRZFl+R2jOUYOOR2+Xp3pJ1mWznaIK8wVvLVsopOTt69D6nvQBo1Xueq8Z5B64Gcjv/TvWPrfhy28QX+iXl1JfQzaPdG9t1tb+eCJpDBNARMsbqk8flzPiOYOgk8qQKJI43XS053ki+dSrj72d344z7+hP1oA/i/8A+C4NtJY/8Fcf2ghLJPMzeNL9/Mli8tmzJ2HoOgPtXpn/AAbF3kdr/wAFu/gt5j7DK2sxoSu4bzot/gEd88j8a4L/AIL2/Zv+Hw37QX2Td5X/AAlk+7P/AD02R+Z/5E313f8AwbJO0f8AwW5+CWBKxM2rjEbFWH/Ek1Dn8sj/AIFQB/XPqUWpReHpBb3NomorA+y4miZoFlx8rvGpUlQeSA65AxuAORiaRNd+HfGGq/6Nez2t+beQzTXl1cKsoQxPGkWx1iULFG+Qyh2mYkdHfSXwzJplpp6QapqMC2kzT3ChY3GoFlZSsu+NmALsHHllW3KvJXcp5H4y+CvFXiDQLRtF8R67ZXEPifRtSaOwWCMmxivrX7VaOZCubd4FmaTkSnc+0kFYiAd5d6cj69BeG3tHa3tpYEmKAXEYkaIlEbsrbASOMlE9KhsNKh8O2MgsbOKHbJNP5MECRB5ZG8yQgcDMkju5O4Es5zk5rP0nSdcj1dbq41DTjYu1yZbaGydZNxMXkMshkONiJKrgqC7TZBj27WsaZoF8nju+1P8AtFm065sre0XT2togIZI2ldpVlC+aS4mRSrsVXyQVVSzlgDL8YalqGj21kLDUbXT76+Msgs7yIXMr7beVisMMciNIyyeU7AOSURwCpYGq+mfEe4v/AA3pmrS2EcOn3BY6vdtcNDb6UEt5mkkRpY43ljEscarLsAdZhIoC12yadbi5efyYTLKqq0m0bmAzjJ74yfzrP1vw/wD2rqthM884isi7rDGyqu87QsmQu/co3KAGClZH3Kx2lQDR0xg0LFWDDP3h0f3H8vwq3XGaH4R1OFtdefxFqlzLq19HdwL5MUaaQghiT7NEAvKFkeUl2dt8z/Nt2gdNaWXk3ksxedpJFRG3SMUO3OCFztUnJztAzxnoKAOS/abKj9m74gbm2r/wjWo5Pp/oslfwgzKA5CncuTg+tf3gftKyCD9nfx5Lu2mPw5qJB9P9Gkr+D+QEuGJzv5z+NAEdFFFAEkAJzjr/APWNf0Gf8GOcyt4V/aUjGdy3Xht2/FNU/wAK/nwUd/Sv6D/+DHSHb4Z/aUl/56XHhv8AQat/jQB+9lFFFABRRRQAUUUUAFMk+8v+e4p9FAH8vX/B6P8A8pUvBX/ZL9P/APTrq9fkRX6+/wDB6ehH/BUfwA3974V6d/6dtXr8gqAP0h/4NQtEbVf+C1Pw+nEe9dO0rWbhj6Z06eP/ANqV/WL4o1aTRNElvILK51CWJcrbW4BlmBIBAz9c/hX8xn/BmR4Wj13/AIKm+Lr2WMsdH+G9/PC3ZJG1LTIv/QHkr+oO2dZE3KQwb5sjvnkfpigCrHcSQ3yRNDMyyK26Qhdq4AOTj1zj/gNXEGVz0GOnGKkooAKKKKACiiigAooooAKKKKACiiigAooooAKKKKACiiigAooooAK/O7/g6d8D2vi7/gif8Ubm4j3z6Be6LqNr8+3Eh1a0gb6/up5a/RGvj/8A4L2eEbnxt/wR7+P9laWi3ssHhSfUWQxiTZHaulxJJg/3EiZ89tlAH8YsmTgnvTasTxmJsEDr2YMM/UfyqvQAV+8P/Bj1aCX4g/tGTHGYtO0BBnr80mo9Pyr8Hq/dL/gyGNxH8Y/2gmU5tV0XRjIgHzO/n3WzH4b/AM6AP6J4jkt7HFPqrp1w13aLI0bxMRgow5WrVABRRRQAUUUUAFFFFAH5+f8AB0dMbf8A4IafGsju+gj/AMr2nV/IO3Ax6V/Xn/wdKXTW/wDwQ7+MWxtpefQk+v8AxPLD/Cv5D3HIPqP6UAR0UUUAKo4/EV/QB/wY1Mxh/abA6A+Fs/8AlZr8AIxlgCcDqa/oD/4Mb4XWz/aakbfsdvC4XPTj+2c4/OgD99lxziloooAKKKKACiiigAprnaCT0Ap1FAH4Cf8AB8deYt/2aIAO/iZv/TPX4ASEucnrnFf0Df8AB8r/AMgr9mb/AH/FH/uHr+fg/dFAC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W7aJXVsZPQY7kE44Pr0457+lf2rf8ABJTX11L/AIJrfADTwLgXlt8KvCs8kot5Ps7JJpcSoEn2LG7jym3IhZo8ruwGQn+J9e/Ga/tx/wCCSf8Ayit/ZuGNufhf4bH/AJSragD6Gt1KKAx3MFALetZ+r6gbeeKBI7qWWaN2URRnHylc5kPyIeeAxyecdDXNfErxx4Y0X7Na+IdbtdJF3P8AZ7aGfUTp730kzR2axp+8QylpLuKNVG795NDtHmeXXWLAl5bOkgWSKQYI52t9PSgCtq9uL+zeIiUNcIUKqxRlBHOCGUhuOGDAgjIPFUvAXhOLwboq6Zbz6lcWlsqJA1/fTX1wECAYeeZnllOQcvKxc5weAta/2MxzxOjMiQoU8odGHGM/SmzxzfbYGDL9mVWLoybnduNuPTHP50AXqKrl2yPulQB167s9KxX1ybSvDFlc6mkqXLmCCdIYHmIldlTonONzDnoB1oA6KoZkBAB/iBX6cf8A1qr2s6SZJ3DIBwASpyTjB6Z46DkcZ7VKk0bXLxhw0iAFkH8Oen8v0oA/lC/4O2/B3/CL/wDBZHxJeh5HXxJ4c0jUwGfcBi3+zcen/HtX5k1+qX/B4Mm3/grmgKup/wCEI0v7z7s/vLn8q/K2gAooooA+qv8AgiNq8mh/8Fa/2e5kllhMvjjTrUun3gJZfLP4fNzX9pcIALAY5OTgYBOTn8fWv4oP+CNniU+FP+CsX7ON0FLGX4i6JZ4H/Te9ig/9qV/bDbbQpABHr/L+lAEtFFFABRRRQAUUUUAFfn5/wdGw+b/wQ7+MvtLoZ/8AK5YV+gdfAv8Awc+/8oNfjl/uaH/6ftNoA/j/AG6/gP5V6Z+xb4KHxK/a++FXhxl3p4g8Y6RppXdjPnXsMf8A7NXmT/eNfRX/AASL0A+Jf+Cp37OdtxtX4leH53/3I9Rgkb/x1DQB/bbBgRArwCB3zUlQwIo3YAAHyjHoP/r5qagAooooAKKKKACiiigAooooAKKKKACiiigAooooAKKKKACiiigAooooAq3p2xgjO4ZI6c+2e2emfev5Ef8Ag6A8JX/hL/gtX8Wzd2ywW2pppN9ZyiBYReRvpVoGlwv3v3qyoW7mM1/XrMQcA457EZzX8r3/AAeH+EovDn/BWexu0RFl1/wHpeozlRjMgnu7c5/CBaAPynooooAKKKKACiiigAooooAKKKKACv0H/wCDWdc/8FzPgsfRNd/9MOo1+fFfoL/wa1/8pyvgt/ua9/6YNSoA/r1jbOR6U6kH3jS0AFFFFABRRRQAUUUUAfkt/wAHl4vW/wCCUfhz7KyLB/wsbTfteepj+w6jtx/208uv5bW6H61/U3/weRyKP+CS2lKW2lviBpmPf/Rb6v5ZG7fSgCxbxxvbyks4lXGxQmQ3XOfTtUEnQYPHpnpTaKAHRgF+c47461/bz/wSgEQ/4Jffs4+SCE/4Vf4Z6/8AYJtq/iGjznjPvj0r+3b/AIJM+V/w62/Zv8nPl/8ACr/DXXrn+yragD6EooooAKKKKACiiigApG6n6UtN/jH40AeSeOv+Rsvv+un9BWRWx48/5G2//wCun9BWPQAUUUUAdF8Lf+Rxi/65P/SvUq8t+Fv/ACOMX/XJ/wClepUAFFFFABRRRQAUUUUAFYHxR/5EW/8Aon/oa1v1gfFD/kRr76J/6MWgDzrw1/yNFj/18R/+jlr2Neprx3w1/wAjHY/9fMf/AKPWvY6ACqVzYQT30F00MbXFurpFKU3PGHxuA7jO0Z+gq7RQBHGArEDAwAMe1SUUUAFFFFABTZeg+o/mKdTJvuj6j+YoA8Z1/wD5D97/ANd5P/Q2qpV3xF/yH73/AK7yf+htVKgAooooA7b4M/8AH1ff7qf+zV3q9R9K4L4M/wDH1ff7qf8As1d6vUfSgBaKKKACiiigAooooAK+c/8Agr1px1X/AIJX/tGQA4J+G3iBvy06c19GV86/8FY559P/AOCZvx7vIGh83T/h/rl2omtkuonMdhM4R43+RkbGHDgoULhhtJoA/icsHy0mThsBlYnAQ/3iev4DknHXGD/at/wSp0S6j/YC+CeqanpetaFqp8A6NZPp95qbXCwxx2wMbBRK8Q3hy4KhWEbRRuAYQqfxiXn9nWV/ewtb3V75tvE1mx22rW7M8TFvLwwdSm8KAcESBz0Ir+1P9hu+l0z9hH4NpFbajrNxZeD/AA7p9ysZVS7m0tI5Jy0pQOsauXZlJJWNtqu4VCAe+IOB1zjHPWn1naV5qyzeYCAxDhSMFc5yDyfTPAA56scmtGgBkp4HGc9sZqCwjmjV/PkSR9xwVXGFzwKtUUAFFQ3EzRMgCM+48kdqkjOc/Xp6UAOqKXJI+XPIP6j/AD+FS1BPkMuG2Yyc8Y6dP6/hQB/Gd/wX6tb+1/4LHfH9NQs/sU58TuyR/wB+IwxeVL/20j2P/wADro/+Db1vK/4LTfAv9+ttu1K+QSNgjJ0y8G3G5c7vuZzxv6McKeN/4Lq6kmrf8FfP2hJY5/tCx+Mr233dkMTCMp/wHbt/Cuy/4NrvM/4fcfAbZ1/tHUM/T+yrzP6UAf17eFb2fWdJtLq40++0uWSJZDaTyRb4AwB2MYXeMlenyuwGOCQQTpzSxxypC7qJJMsoyATjGSM9cZH51FrNy1jpstxHbzXTQwu6QwECWYgZ2LnHJx6jnFYHh7xfpeteOdS0y00/VotQsow15cz6Hc2ttMSSqlJ5I1jn/wBW3+rd9o25xuXIBtW2qA3kcUyxWskzOEikmUSTBSPnUDrnPP4VU8Z+CtK8bRWi6nptpfzabObuxlljUzWE/lSRedDIfmhl8uWRBImGAlYA4Jrb43kkjPT730pIY1txheRnkZzyaAKtnE0PmBfllKhh8pCk9yM+p69+56ir0W7aM46DpUNjbtbxsGleYlict256VX1u3vJxb/Y7iO3KTBpd8e/zE5yo9CaANGisxNRddd+yCznEPleZ9p/5Zg8/L9R/Wr8SgnI4yAcDpQBz/wAWvB9l8Q/hd4j0DUrdLvTtc0u50+5hfG2aOWJo2U/UMR+NfwX3g5XlSOR8v3Rgngfz/Gv75PE0fmaDertVs28nDfdPy96/gavMiTBABHZfujgdKAIKKKKAAdDX9BX/AAY5/wDII/aW/wCvjw1/LVq/n3j45HUGv38/4Mdb+d0/aUt/JP2YDw0fN/un/ib8UAfv9RTIm3Akgg+lPoAKKKKACiiigAqKYhV3HPyAt+lS02TOOMDjr6UAfzK/8HrOmSQ/8FGPhneHZ5M/w5ghTHXKanqBOf8AvsV+N9ftD/wexY/4bq+Evz/8yI37v+7/AMTG65/H+lfjAqFjgZ5OKAP2s/4MmvDf2v8AbF+MWr/u/wDQfBkNl8wyf317G/H/AH4r+kmDHzHn8Rj3/rX8/H/Bj34Y8zWv2kNXYf6mDw5aRH/ro+plv/QBX9BMJB3EdCaAH0UUUAFFFFABRRRQAUUUUAFFFFABRRRQAUUUUAFFFFABRRRQAUUUUAFeR/t4eCr34k/sTfGDw7p00Vrf694J1vTraeS5+zLBJNYTxq5l/wCWWC2d/wDDjNeuVT1e3jv9PmglVnjmjZHRRlmUjBx+dAH8DV980gwFAy3IGA3J5x2Hb8KqVreMPD1x4T8Ualpd0rLcabdy2koYYYPGxQg/iKyaACv3Q/4Mh7yNfjV8frcpmWTRtGkVvM27QtxdZGO+Sy/lX4X1+5f/AAZEagyfHr492nmgRz6DpMpi2bvMKXFwAfbG8/nQB/RbCdxzweBzipKZDnByQQeh9afQAUUUUAFFFFABRRRQB+c//B1bIyf8ETPieqozCTUNEDEdh/a1rX8jsjlwoP8ACMCv62f+DsH/AJQofET/ALC2i/8Apxgr+SaX/Wt9aAG0UUUASQkqSQccH+Rr+gn/AIMcHz4e/aXjLnK3HhomM/w5XVefxx+lfz7RKWbABOSOnX8K/oA/4Mc4vKsf2mH3xku/hcFR99cf2x97654oA/fiiiigAooooAKKKKACkbofTFLTH49hg8+lAH4D/wDB8du+z/s07vuZ8Tbf/KPmv5/26H61/QD/AMHxrMbP9mkbMKD4mw397/kD1/P63U0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D4eSRt3Zr+1P/gk5ql6v/BJf9nOaSzuLy7T4b6EiW8DoskiLp8IiALlVB2bOSy49c4B/irQjnJb2x61/ap/wRfZm/4JL/s6zyh2k/4V9pSn12/Zk/8ArUAe22+ta5qXxPutKm0mO20G2ihvLTUxIsovz8wlt3TGYWRzDIj7j5mWwBsJbZGpC71y5sXgvY1Vd0cyo3lSDAyQ6jAcMSuCwb5RjPONCKCMyNcRIomuFVXlEeGKjOM+uMn864zx9Za3qenX8VnMkt3Dpctp9kvIl/srVLi4wF8zCiTcmwp8siLi4O4Mdm0A6fR9Rt11G50qP+0HlsY4pWknim8p1dm2BZnUJI3yHcFZmXK7sblzo6XNJLbEyReU+9htznjceaisiyM0Wx1VFABK4B4zxg9BnHrx1NTWqTJNKZHV0bGwBNpHXOfWgBuoqXjUDfywBxjjkc8//rxnHOKq+E76XVNHt7uazu7CS6hjka0udnm2pKjMTbSRlTnOCRknBIxWtWdqElwLmzEcUMkUkhW4Z5WjaNCjYZAFO5t+0bSVwrM27K7WANGopUDcH/PGP61R0xrx7m9+0QwRRLMFt2jlaRpk2rlnBVdrbty7QWG1Vbdliq3bgJhd2OCMc47jH64oA/l3/wCDzW0SD/gqp4UlVNhuvhtp8re+NR1NP/ZK/JGv1s/4PL5Lh/8Agqr4X85UWAfDbTfspU5zH/aGpf8As++vyToAKKKKAPqD/gisiS/8Fav2dFk+6fH+kn8ftKY/Wv7WE5YnGCeP8/rX8Tf/AAR01FNL/wCCrn7OMkhwknxH0KE/WS+ijH6tX9ssTAgkHOeaAH0UUUAFFFFABRRRQBDKzCYYQMO59K+Df+DnSAXP/BDr45jGSkGjt9Ma3YV98V8Jf8HL1i2of8ERPjoiY3R2ulTDP/TPWbCT/wBloA/jyfsemea+y/8Ag3t8D/8ACwf+CzPwC00rkR+ITqJ/7dLaa8/9oV8bOSyrnGBxX6If8GrPhr+3P+C23wruNm4aVaa1dE/3c6TeRf8AtSgD+uSBxLErAYDAGpKjgYMmR3G78+akoAKKKKACiiigAooooAKKKKACoLgcrwWHIxxj9fy/Gp6KAKWmTPMrs8UkO12UK+35gCfnGP73WrtFFABRRRQAUUUUAFFFFABRRRQBVuXIK4GQTz7d85/D9RyK/m9/4PXPCVtZftcfBnXlnVrzU/CFzZTQiMAokF4XR92z5gxuHH+sfGw/Kmcv/SVIuR9eK/Aj/g+G8OTSRfs2anGn7hX8SWsjf3WYaSV/RG/KgD+fyipJcBUweoyfrUdABRRRQAUUUUAFFFFABRRRQAV+gX/Brh/ynM+Cf013/wBMGpV+ftfoF/wa4f8AKcz4K/7mvf8Aph1GgD+vle/1paRPuiloAKKKKACiiigAooooA/Jb/g8wfH/BKDw+PX4jaZ3x/wAuWo1/La/X/wCvmv6gv+D0m5a3/wCCWfghVGRN8T9PQ/8Agq1av5fnJySevSgBtFFFAD4+/GeOn41/bV/wSA4/4JVfs4fP5n/FtPD3Pp/xLLfiv4k1JUEj6V/bn/wSPi8j/glf+zcPX4YeGz/5SragD6IooooAKKKKACiiigApsnanUxvu/wCfSgDyTx3/AMjlqH++P5Vk1tfEH/kcdQ/66L/6AtYtABRRRQB0Xwt/5HGL/rk/9K9Sry34W/8AI4xf9cn/AKV6lQAUUUUAFFFFABRRRQAVgfFD/kRr76J/6MWt+sD4of8AIjX30T/0YtAHnfhr/kY7H/r5j/8AR617HXjPh/d/wkNjt/5+U/8ARlettC09q6b2jL4G5Tgj5R0oAt0VBbRhUHzMSFCnd149anoAKKKKACiiigApsvQfUfzFOpk33R9R/MUAeM6//wAh+9/67yf+htVSrviL/kP3v/XeT/0NqpUAFFFFAHb/AAY/12ofSP8A9nrvE+6K4T4Lff1H/tn/AOz13lABRRRQAUUUUAFFFDdDQAV88/8ABWlgv/BLj9owkFl/4Vl4jGM4yf7MuMV9DL0FeeftQfCnRPjp+z74z8GeJILi40HxboV9o9/HBJ5UzwXFu8UgR+djbGbBwcHsehAP4b9FjfXdO1RbvWo7WG1toZ4rWbz3/tKVWSJYoxGrKHWOaV8uVGxJAG3EA/2u/wDBOHQ20D9jX4aw+ZrFwl34T0e/8y8vo7uGB5bGLdbQMrE+XHtBHGwiRSjMCcfyc/8ABVv/AIJj+Kv+Canx7u9A8QatLrumXjQv4V1aaA+XrGnpGy4dmykc1uI4Y3hyQu5dpaMxs39eX7IPhqPwb+yv8ONIisYtNj0zwvptstpGqottstY12BV4GMdqAPSqKKKACiiigAooooAKilwSM9c5AzjP+f6VLSEjjOKAP4sf+C4UMlr/AMFdP2hkktBZMfG2oNszneDJnzP+2n3/APgdb/8Awb6y3UP/AAWV+AJtLuGykbxEUeSQcNEbaYSRj3kj3oPd657/AILhXcl5/wAFcf2hXkOSPG+oIP8AgMmK0P8Agg4H/wCHwP7Pu19n/FXW2479nG18jP07d6AP7JtQS+GvQCOO3OntBN507Tsk6TbozEqqEIKMPMyxcbSiAI+8lOb+D6+IrrwDZz+JpILnxQIPsN/Jbho7G7ngaSM3UcJZvJScgvsDMVDqhd9gc9o0nlMNsZbLDgcY5POP696ra0BEsUjSSRrE5dsH5XG0ja3tyD1H3ck4BBAMT7TZaqukWmvQ6aNTkldrWGRkLTSRZYywjrnb82VGQCeR3teHNVv9d8H2N/PpV1oWoXyW89zp+pNC9xYhtrSwyGGSWIuil1PlSyR5X5XYc1g+BdA1KO40q6W7urOya0ubm+043R1OGe8vJI5/MS7n/etHAVuI0VAEMdwgUKsaInY6e8txayiWMwOzPyr7xt3HaQe2Vw23tnFAFyLqevU9evU/p6Vna69/by2H2C2t7rNwq3HnXBh8qEg7nUiN9zDjCfID/eGK04FMcSqSWwB8x70lxu2/JjPPX6UAV7MP5kgcKMY5XoTz+R/D05NXawdVi1V9K1dLS4tbe6KMNPmltjNFbt5S7XkjDoZFEm4lQ6kgY3DOauaXFJHd3AcnjAGR1GWwRyeMYGBgZBOBnFAGkRkV/Ar4v+XxNfr6Tv8Azr++S6V2iYRsquR8pYZANfwNeKEkj168WUq8gnfewGMtnmgDOooooAB0Nf0F/wDBjf8A8gj9pn/rv4a/lq1fz7RsUbI+lfv9/wAGN92rR/tLwdwPDLH89XoA/fyikVgy5HSloAKKKKACiiigBG6dse9QJv2jzdmTkcDIxxVimyYYbTjDcYPegD+bv/g9rhcftZfBacpCqS+E7tVIGJTtvOd3tzx+NfiYpIz7j/69fuD/AMHulls/aR+BlyJGYTeHNSTYeibbmLp9d1fiBb5EgK5yCMH0oA/o0/4MiPB39n/s1/HPxB/0FPEmnaf/AOA9tK//ALc1+4dfkD/wZdaC9j/wTE8c6hJGqtqHxJvVjYfxRppumgf+PtJX6/UAFFFFABRRRQAUUUUAFFFFABRRRQBWvnlSNfJRHfd91jgY7mpoup7++c0+igAooooAKKKKACiiigAooooAKp6mHFufLBMh6AHGT19/T0PToehuVHMcFeCwJxjtQB/Dn/wUY8IQ+Af2+vjbodtFfQWmj+PtesreO9z9oWOPUZ1Xf15IGep5zyep8Tr6t/4LkeEx4N/4K7/tDWgkEgn8bX9/kdvtMn2jH/kWvlKgAr93f+DIGwU/Ez9oe7a2iZ7fTdBRbgpueLdLf5RT23bef90V+EVfvH/wY92inxz+0dceYBJHYeH41i/56Bn1Ek/htH50Af0JW2NnA6ADHdfb8KnqKLALAA8dz361LQAUUUUAFFFFABRRRQB+b3/B2D/yhR+IX/YX0X/04wV/JNL/AK1vrX9bf/B15t/4co/ETP8A0F9E/wDTlb1/JI/b0oAbRRRQAq9B9a/f3/gxq+5+039fC3/uZr8BIgS4xxniv6Af+DHO3dLb9piQpIInbwwqM3Rsf2xnH0yKAP33T7opaRPuiloAKKKKACiiigApH+6aWigD8B/+D5L/AI8f2aP97xP/AO4ev5+26mv6B/8Ag+T/AOQd+zN/veKP/cPX8/DdT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WLU5yN2AQR0yCcHt/XtX9nP/AAQe8Sx+LP8AgkD+z9dQshSHwjbWRCyb8NAWhbn6x9O1fxjWpIDnGRjkf5/znFf2Qf8ABvL4hsvE3/BGr4D3Vg88kEWgyWbtMMN50N7cxS4/2PMVtv8As4oA+zpwGZexBypx0PT+tRafFCzSyRIi73IdlGCzKSpz+VV9cv49MtjPMzxxwK0ruAxCoPvZx3weBySegOK4X9kvxTaePfgL4f8AE+l+Kb/xnofjC3PiXSdXu4JLeS6sdQkkvbb93J86BILiKMKcACMAJHjy1AO58R3sum6ZNcw2k989vE8n2aHZ5lzhT+7XeypuY4A3MBnGSBkixp29o38xXU72UBiCSAxAPBPBGD178gHIq5RQAUUUUAFNkAOOMntUd3OLddx3enC5pwO5T1+YdxigD+YT/g9HsfI/4Kf+A5ioHn/DKy/j3Zxquq/l1r8gq/Zj/g9eswv/AAUG+F9wP+Wvw9ij/wC+dSvv/iq/GegAooooA9+/4JU3CWX/AAU//ZxnlO2OD4oeGXZvTGq2x/pX9vUBXBCnPAJPr2/pX8PX/BMGPzv+ClP7PSf3viZ4bH/lUtq/uFhwzMR/u/kTQBJRRRQAUUUUAFFFFABXxJ/wcaae+p/8EVfj3GgyyaPazfQR6hayH9Fr7br4+/4L626XH/BHL9oJXGdvhSZx9RJGaAP4ybhdkjDGMEg/nX6s/wDBnL4TPiP/AIK0aje7Cw0HwHqV6T6brmyt/wD2tX5TTZyMrhjyffNfs9/wZO+ERffty/FrXSjH+zfAy2AYfw+fqFtJ/wC236UAf0rxjjjp0xTqijcNGCO4z/WpaACiiigAooooAKKKKAPkj/gr7/wVS8P/APBJL4F+GPHniPw5qniqy8ReIk0AWWnXcdvcxFrW4uPPXeCGC/ZwhGR/rRXwfpv/AAetfBEEC8+EnxThwo/1MthLj2P75cY+lc7/AMHu3iZ7X9nn4EaMp+S/8Q6pet84H+ptoUHHf/j4r+dCYHKk9x/Lj+lAH9LcP/B698AcP5nwq+MCH+ErFpzbvrm5FTw/8Hrf7PEg/efC/wCM4I7i10w4/O8r+ZmigD+lrW/+D1r4Dw25OnfCn4uXM+flW4XTYFP/AAJbl/5Vwmtf8HvnhW2dzpv7PfiC6Td8v2jxdDAzfgtrIB+f51/PBRQB/QtB/wAHvvh2fcLn9nTWY1wOE8aRueeo5sl7e9fsL+wd+1Zaftx/sjeBPixY6VNolt4501dRXTppxO9md7RshcABsMjdq/hphIw27O04GR25/wAM1/YD/wAGx/iE+I/+CIPwQkZ90ttDq9o/sItZv41/8dVaAPvaiiigAooooAKKKKACvxr/AOD1D4XL4i/YC+GniyO28688NeOVsfM25MUF3ZXBf85LeAV+ylfmN/wdweDJ/FP/AAR0168h0pdRXw94m0nUZpj/AMw2MytbmcfjOsf/AG2oA/lClChBjJGSQT3HFQ1JI5fHp/X1qOgAooooAKKKKACiiigAooooAK/QX/g1tjeT/guT8FipwFXXSf8AwQ6jX59V+hf/AAax3n2X/guJ8H4+13b67B/5Q79//ZKAP67UKngdxn86kqKEAZUHvu/Mk1LQAUUUUAFFFFABRRRQB+QP/B6j/wAouvh//wBlU0//ANNOr1/ME3QV/T5/weoSbP8Agl18PwP4vipp/wCmk6vX8wVABRRRQBKibmPPYnp7Zr+2f/gj9ei+/wCCVX7OUgHI+G2gIeMdNPgFfxLR9H/3R/MV/bd/wSFjMX/BKz9m4evwx8OH/wAplvQB9F0UUUAFIwz2BpaKAIoS5ZtwwOMVLRRQAUxvu/59KfTZeg/H+RoA8n+IP/I46h/10X/0Baxa2viH/wAjff8A/XRf/QFrFoAKKKKAOi+Fv/I4xf8AXJ/6V6lXlvwt/wCRxi/65P8A0r1KgAooooAKKKKACiiigArA+KH/ACI199E/9GLW/XO/EtSPBt4VVmYBSAq7iTvXAx3FAHx7+3N+1zF+yto/w3tbO8sIvFHxE+IWg+FtJguSSCk+pwi7ldQpIiFt5sZcYKPcQ7f3hjr7Y0/cUIYBWAGRnPXn0GevX1zX87f/AAVd/bab4yf8F3vgH8PtB1NYdI+E/jzQbSSffujg1GXUrZ5Zo0/hIGIG9do9K/optwGLEDHQcjBI6/1oAnooooAKKKKACiiigAooooA8a8T/APIy33/XxN/6NeqFX/E//Iy33/XxN/6NeqFABRRRQB3XwW/5if8A2y/9nruq4P4Lff1H/tn/AOz13lABRRRQAUU1xyDycdqzdQ8RWml3KQyzJ50h2rEo+Zie1AGpRVDR7+a/idpoDbkNtWMn5gPU1foAKzvF/wDyKep/9ekv/oBrRrO8Wf8AIuX3/XvL/wCi2oA+Ov26v2I/Bn7fv7PmteAPGcDJDdv5+nanAqLe6RdptaOe3kb7snGNvRlLZ4FfVPwZ8IS/D74U+G/D8s8l2+iaXa2BnbbmYxQqmeOP4Qc9CSa84l/1f4f+zCvbrD/jxh/3F/kKAJqKaxHpnvVa2vopb6a1VgZbdVeQegctj/0E0AW6KKKACiiqd45R48ZALckEDaByc57YHb2+oALlRtww6Z7D8q8i+IXwf8Z+Jfilpuo6J4vs9H8N3Fp/Z/iPSntL+W41OACf5bOaK+hj0+bNwW+0RwtLmKINI4ChfQ/C2iW/hfQbPT7eW8lg02FLWOS7u5LidlT5QZJpGZ3cgZYuxZicnmgD+Mf/AILbBT/wVs/aH2SeaP8AhO9UyfQ/aH4ql/wRs8QS+Gv+Crf7OlzCqO8vxF0O0KsufkmvYonI+isasf8ABaMxj/grJ+0R5NmLBT4+1bMQj8vcftT5kx/tn95n/brF/wCCStybH/gqP+zlMIjOV+JvhwbB1OdTt+aAP7brckkhgN2ASQMZ/wAnNF3MYY1IjaQlgMDqPenw8jPI3AHB6j2ryH9rTxnomlXnwu8L65pWuaonj3x3YafZNphUGwu7GK41yG4mz/ywU6QQ+OcNQB6/Em0HktznJrP1CS8Gp2ohhhezZJPPkaUiSNvl2bUCHeD82TvXGBw2eLFkAhkVUVArYAXHHft9c/iat0AVoCxY7sg7Rkdgcn/PWrNFFABRTZMEYIzmoopy1w6FHwgGHPRs+lAD5sbCc8r835V/BH8SrBtI+IOt2b9bO+ng/wC+ZGFf3t3BUK29vlxyM4r+Ez9rTTBon7UvxJsR92x8VapbjnPC3kooA87ooooAK/eD/gyB8S2dp4//AGitIlMn2u90/QL2P5NyeVDJqKSbvTmePH41+D9fu1/wY9wRn4tftCyMcSrpGiBPoZr3P8hQB/Q7b4wRgZ746en9KlqKFdgYYwM5HvxUtABRRRQAUUUUAFNcA9e4Ip1I4BHPY5oA/nX/AOD3+Db8a/2f5/8Anpousp/3zcWv+NfhhDGXRiDjb/gT/Sv3g/4PiYx/wnX7N8g/j0/xAPyk07/GvwcUZz1oA/rK/wCDSXwR/wAIn/wRh8J33/Qy+IdZ1L/vm7a1/wDbav0xr4L/AODZbQj4d/4IgfAyAkkzWuq3f/f3Wb+T+TV96UAFFFFABRRRQAUUUUAV5h/eI2kEEHp/n8fWvxH/AOCr/wDwdBfEr/gnN/wUG+IPwf0H4d+BfEeieE/7PaC9v5bqK6la5062vH3FJGQgPcMBgDgd6/b6QAlcnGDmv41f+DhvxV/wl/8AwWe+Pl1nIg12Gw/8BrK3tv8A2lQB94wf8Ht/xNFqRN8EPAjzEHDprF0oU9jgqamh/wCD3X4jRKu/4E+CnbA3Ea9cruPrjy6/DiigD9z1/wCD3fx60L5+AnhFnxwR4iuAB65HknP5isLxN/wex/GS5IOk/B34ZWQwMG7ur25x/wB8ulfibRQB+xOof8Hpf7S7zh7f4efA2KE9E/s3VGI+pGoD+Qr2P9gH/g7V+On7VX7aXwv+GvirwJ8JNP0Xxz4lsdDu7rTrS/huYUuZlhynm3joWy64yK/BOvX/APgn74u/4QD9u/4K6+c40Px5oeoH/tlqED/+y0Af3J2p+Zwcl1ChieucZ5xxn6e1WqjiUKxAOQefzJNSUAFFFFABRRRQAVBcA4B6gZ3Duwx0/wA+lT1HOoZMEkA/L+fFAH8j3/B1H8OB4B/4LRfEW6WaGSPxNp2j6qEQf6o/2dbwPn3aSB3/AOB1+dFfrn/webeH7nTf+Co/hS/kKG21b4eWEkG08/JfX6Nn8hX5GUAFfvH/AMGPMrHx5+0dCX/dSWHh92j7OVk1HB/DJ/Ovwcr91/8Agx/uwnxf/aDg8sky6RoriT+5tmvOPxz+lAH9EUbHJDEE9ePSn1Fb/MGOMZIOPTgVLQAUUUUAFFFFABRRRQB+a/8Awdlz+V/wRZ8cAdX1vRl/8no6/ktkUq2PTiv60f8Ag7OOP+CLPjf/ALDmi98f8v0dfyXSHJ/+vmgBtFFFACr0/EV/QB/wY2f6n9pr5Mc+F/m/vf8AIZr8AF9PUiv3+/4MbJP3X7Ta/wB0+F//AHM0Afv2n3RS0ifdFLQAUUUUAFFFFABRRRQB+Bf/AAfK/wDIK/Zm/wB/xR/7h6/n4P3RX9BX/B8j/wAgX9mb/rt4m/lpFfz6t2+lAC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TQFfm3KrE4Azn+lf2H/8ABtrM1x/wRQ+BLuAD/Zt+owSeBql7jr7V/HfC3D5BORxjt/kZr+vn/g191U6t/wAEOvgm7y+bLF/bkLn0269qO3/x0rQB9261aG8spIg23zFZc7A+0kcHDcHnseMkelVfA3h6w8IeGbHRtKtrWy0zR7eKxtba2jWOG2iiQRrEqrwoULgKOAMUnjePUZfDl8mkuI9QaBxbu0nlbH4wd/lyhcdeYnzjoa0dPU7D1IB2nPXI/wAOnU9KALdFFFABRRRQAU1wCR78U6oJ1zIvOAMk989O1AH82P8Awew24H7bXwkn2bTJ4JkQt/e26hcf4/rX4sV+13/B7Fc3sn7YPwbgms3js4vB07xXXmZSeRr1/MQL/CUAjJPfzB6V+KNABRRRQB7v/wAEtf8AlJp+zr/2U/wz/wCna2r+4RPuiv4eP+CX7bP+ClH7PTenxM8N/wDp0t6/uFhOQT2yf5mgB9FFFABRRRQAUUUUAMdtuOVAHJz6V8qf8FsxFrX/AASH/aHETrIv/CDaiwZT3WImvqi4VXGCMg/KeM8GvlP/AILAeFdP0H/gkR+0baWljBBbv4I12+aOFQqvNLHNNJLx/E8ju592NAH8XEhIVT6j/wCt/Sv3n/4MdNBguPF/7SWqMcXFpaeHLRPdZX1N2/8ARC1+DqYCknduxww/DH8jX9FX/BkN4bS3/Z9+PGsBFWS98Q6XZMw6sIbadxn/AMCD+dAH7iREDcuRnOfzJIqaiigAooooAKKKKACmyttUn0GadUMp2kfy6e3WgD8A/wDg+L8Qgz/s1abG5yg8TSzqOhz/AGPt/k1fgQzBh0wck1+2P/B7Z4va8/a4+DHh8vlNM8JXWoBN2dpuLwoTjtn7MPyr8S6ACiiigAooooAfAGZ8LnJ9K/qr/wCDPzx5P4v/AOCQyadNnZ4U8aappUGTn926W95/6FdtX8q1uwjkDHkKwJHtX9LX/Bk946i1L9gj4reGt5N1o/j46jIv91LnTrSJP1tHoA/Z2iiigAooooAKKKKACviH/g4v8HN43/4IwfHSyCzuINJttQYQnBxbX9rcfN8y/J+6+bnhc8Gvt6vnr/grDo8mvf8ABMD9om0ikMUkvwz8RhWzgEjTLg4P1xQB/EndACKMZcsMggjGPYe3XsOc9aqVPdoUmO4kkk5JPXkj+lQUAFFFFABRRRQAUUUUAFFFFABX3P8A8G3ng678c/8ABaX4G2lnrWpaDLa6je6k1xYsoknjttNu7iS1bP8AyyuI43gk/wBiZ6+GK/QX/g1p/wCU53wU/wBzXf8A0w6jQB/Xfb/6xj83JxyRz78fl+AqxSJ9wfSloAKKKKACiiigAooooA/H3/g9Sjd/+CX/AIAKpuRfihY7m/u/8SrVq/mHkGDgHI9a/p2/4PVZyn/BMT4exAf6z4oWTflpWq/41/MTIp3c9xmgBtFFTWpjDN5qlhtOMHHNAEa9PwNf25f8Ejv+UWH7N3/ZMPDX/pqta/iOYkkZznHc54r+3H/gkd/yiw/Zu/7Jh4a/9NVrQB9EUUUUAFFFFABRRRQAUyT7y/X+hp9Mk+8v1/oaAPJ/iD/yOmof76/+gLWNWz8Qf+R01D/fX/0BaxqACiiigDovhb/yOMX/AFyf+lepV5d8K/8AkcYv+ub/AMq9PXv9f60AOooooAKKKKACiiigAryT9tn4uWXwG/Zg8Z+Lr++h0230TTJJFuJ4Jp4IpWZI4TIkP7xkErpnbjAzllGTXrdfFX/BwlcNa/8ABID4zt5Et1GbCxU28Su73BOp2YEYVQSQ3IOQVAzuVlzgA/m3+GeseJ/HH/BSn4T6p4iv766kuPiDod3qiXKyeVJcS61GDPIAFj8ybZ5h2xoPmHyg5A/sVt0EbNjgcYXAGBzjp2r+KL4LJqHww/ax8Bvl4L/w/wCLrG9tpbW/kt4oFS7VHeOVIWKQSbFzJ5TMhjO5VY7X/tY0/eGYS43A9s4zySRnnv8Ah09yAXaKKKACiiigAooooAKZL2JOMc9M0+q9yQGUkdOeme4/zntQB4hLq/8Aaev6urEGS3v54j8uOEleMf8AoFPrl9J1YRfFDXrZd0sn9pXjOxjyIgZmxiT+PPPH8OPeupcqxGOTgZPrQAlFFFAHcfBb7+o/9s//AGeu8rg/gt9/Uf8Atn/7PXeUAFFFFACEZ47VCtrGNwESjd1z3qeigBkMaxLhQoHtT6KKACs3xf8A8izf/wDXtL/6LatKs7xd/wAivqX/AF6y/wDoDUAeOH/Ut/nuK9usP+PGH/cX+QrxS66y/wDAv/Qa9ug/1Y+lAD6KKKACiiigAooooAKZKCy4DbT1p9MlQMRnGPcZoA/iq/4LZzRzf8Fbf2iWjOR/wnmqgn3+0vmuZ/4JTc/8FPv2c/m2f8XP8M8/9xa1rpP+C1ylf+CtX7RQJUn/AIT/AFboMf8ALy9cR/wTj8S2/g7/AIKA/A3V7ttlppnxC8P3Vwewjj1K3kb9EoA/uQT7vXNVL+0S5kgeQuv2dzKNrleQCOfUYJqzCuF5O49z61g63oE914y03U0uWWK0tLm0e38ydRIZWgcPhZBESogYfPGzjf8AJJGDIsoBuW6CLKg8Lx/X+tS1UsBuTjcUPzKW6kHn+vfn+Zt0AFFFFABRRRQBBeS+VCxAyVBYDGckDNfwxft26c2kftsfGG1cbWtfHGtwlcYxtv5hX9zl2PkA5AOfu5z07Y71/DN+3iupr+218XxrP9n/ANrDxtrX2z7Bn7J5/wBvm83yc/8ALLzN+32oA8kooooAK/d3/gx+k2/FL9odfXS9C/gLf8tb78q/CKv3M/4MhNQWP4+/Hu0ZwPP0DSpQn97ZcTjP4b/1oA/osg5QD0AqSmx9Ccgg96dQAUUUUAFFFFABWF458Y6d4G0iC81S+tdPtrm+tdOjknYqr3FzOlvbxD/akmljQe7it2mSxiTaCMjOaAP58v8Ag+HdT4m/ZrYFSzW3iXjPzY36Xgkemc4+hr8F4RuYjB54GBnntX74f8HyKj+1P2ZGC43ReJ/56RX4I2yhtwIY8dv8/j+FAH9qf/BFLwjF4K/4JLfs72kMQhS48BaTqBXGMtc2yXDH8TLX1HXif/BN/Qp/Cv8AwT4+Bel3cX2e8034e+H7W4i7pJHptvGw/AqR+Fe2UAFFFFABRRRQAUUUUAMkxx1454r+JT/gr/qJ1X/gqr+0dMQfk+JXiCDn/pnqM8f/ALLX9tFw21VJYqASSfTg1/DB+3X4wHxD/ba+MfiAHcuu+ONa1AH182/nk/8AZqAPKKKKKACiiigArU8Ka/P4X8TWGq2xAuNNuY7qIkcB0cOM/iKy6mtjlz8zKDxx78H9M0Af316XdR3tjHNCyPDIitGV+6VKgjHtg1bryr9h3xlJ8SP2MPhJ4lmJM/iHwXo+pSE9czWUUp/VzXqtABRRRQAUUUUAFVbot5qdNvO7PQ9OOo/katUUAfzrf8HuPw2h0/4z/AfxgtnGLrWNG1fSJ7lfvOlpcW0sangfdN7J3P3vz/C91Kthuvrmv6Iv+D3nwDc6l8J/2e/E0aP9j0jVdb0uZxE5VXuorKVAXHyrn7G/DcnBI+6a/niu9xYM235snCgBRzjjHHbtQBXr9uP+DJHxItt+1f8AGvRzDuN94TtLwTf88vJu9mPx+0f+O1+I9fuB/wAGREg/4ad+OUZ/j8L2B/K7b/GgD+jiGUOSMAY/xI/pUlMjILtj1/oKfQAUUUUAFFFFABRRRQB+Zv8AwdqHb/wRu8Sn7PLL/wAVHo481Oln/pQ/en2/g/7aV/J3Ku1R0HHTv0H+fzr+sD/g7csWuP8Agjb4kmV9os/EekSn5N2c3Gz8Pv1/J7OnlyFfQkfrQBHRRRQA5P1yK/fz/gxxuc/8NMwGbj/imCqev/IYzX4A1++//BjgWF9+0y3HlLF4Y3/nq+P60Af0BocjPT29KdTUJOc+tOoAKKKKACiiigAooooA/A7/AIPj/wDkCfsy/wDXx4m/lpNfz6HoK/oQ/wCD4pU/4R/9mli2JVuPEmwevGk5/pX8+LkHBAxxzQA2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CaKPdu5IGD+PBI/lX9bP/BqXex3P/BFb4eQrs82z1XW4Z8dd51O4fn/gLrX8kaDJ/X9K/qX/AODN3xSuv/8ABJzWLRWkP9h/EDUrIhu260sLjj2/f0AfqT451m38OeFdQ1C8v4NLtbC2kuZrybHl2iIpZpGz/CAOfbNaFo3zOC2X43c8DjHHtkH8c1ZooAKKKKACiiigAqOXjGBknjGcfjUlQXTBVUkgAHqcfL7/ANPxoA/nO/4PdIG/4aN+BU+xPKk8OakiSKclytzFkH6ZH51+Hdfu/wD8HvgLeP8A9nR/sN1EG0/Xv9Kb/Uy/vNP/AHK/7cf3m/67LX4Qs2QKAEooooA9n/4J1XTWP/BQD4Gzopd4PiDoEgUDOduowH+lf3HwEMDwQTgnIxj/ADiv4aP+Cfm7/hvL4J7d+7/hPtCxs+9/yEIOlf3MwZ2nOc5PX60ASUUUUAFFFV7yH7TbPGSwDqR8pKn8+1AFiiq9nD9mtkjBYhFA+Ylj+ferFABXzd/wWFhE/wDwSl/aPUnA/wCFba+fy0+avpGvnT/gr3bm6/4JWftHRr94/DXxAR/4Lp6AP4k5SODjI/8ArCv6eP8Agyz077N/wTC8fXDKVe4+Jt6CfULpWlY/ma/mIJZQ4I+8oU+3Q/0r+rT/AINEfA6+Ef8Agj7pl8ofHibxZq2p/Mm37rpa/j/x7UAfqFRRRQAUUUUAFFFFABTJTjHofUZFPqtebthwSODyFyRx29/wNAH8xn/B6ddib/gp/wCAYgsi+T8MbHqMKc6rqvT8q/H+v1K/4O9PFEfiD/grrc2flajHNoXhHS7KQzvuhfd5twDANi4jxPzy37zzOnSvy1oAKKKKACiiigB8Z2hunPHNf0Df8GPOtyT6V+0tpxZjBFP4auI1P8JcasG/9Fj8q/n2r9s/+DJbx1Np/wC1t8afDCufI1jwha6m8f8Afe1vViU/gLxvzoA/pIXB5H0pajiIZmwQcHB+vX+tSUAFFFFABRRRQAVzvxX8IQfEP4Y+IdAumkS21zTLnT5mQZYJLE0bY98Ma6KqWplzGgUN15xjB9uh+vbp1FAH8DN6irKwQyFdx2lxhiPU/rVavRv2tPh6nwk/ak+JPhOOA2sfhjxVqmkrB/zx8i7ki2fcj6bMf6tOn3V6DzmgAooooAKKKKACiiigAooooAK/Qn/g1mjD/wDBcT4Pkn7tvrp/8od/X57V+iH/AAat2Zuv+C33wmlHSzs9cmP/AIJr1P8A2egD+uiLCkgeu78yakqG2QICoOQDj8gBU1ABRRRQAUUUUAFFFFAH48f8HqxQ/wDBMz4djeRIfidZlV/vD+ytUyfw4/Ov5jphjA7en4Cv6bf+D1z/AJRp/Dj/ALKbaf8Apq1Ov5jqACiipoNxyFDZbj5ep68UASWr7YpOmOOo3Dr6dM/0zX9uH/BKzw9e+E/+CaX7P2l6jaTWN9p3w48PW9xbToUlt5F02ANG6kZDKeD75r+Zj/g3s/4Jgj9vv9q2PxL4s0yO9+Ffw4kh1HW4JkKprNy+/wCzWKL0kRpI90oA+ZIinWQV/Wl4SZhoFmXYMxt4yWX7pO3JI9ufyxQBr0UUUAFFFFABRRRQAUyT7y/X+hp9Nl6D8f5GgDyb4g/8jpqH++v/AKAtY1bfxD/5HXUP95P/AEWtYlABRRRQB0Xwt/5HGL/rk/8ASvUq8t+Fv/I4xf8AXJ/6V6lQAUUUUAFFFFABRRRQAV8P/wDBxajS/wDBHP4xRpDazNNDpcapceaUYnV7EDiP5iw+8oG7LIo2SAlG+4K+Mf8Ag4C01tW/4JFfGW2MFzdJLp9rmGCF5ZJMX9sQAqEFunTKjuzKoY0AfzB/s+eH7PSP2rPg/Be2kuuQReItFW4tLy7ihs3aPWUQ7CvkoySIJMFfN+S7Db8kgf2eaa7Mjk55IPPX+XT8Tjkdq/jN+Hmnz69+1Z4Qi1bTn0qe48Q6BPd2/m/afKt3mt7hZC0URYmWOeWTMRiX5sIu1SB/ZlZK5mfcTkYT7uBxnkZyf1I+hzQBeooooAKKKKACiiigApk33TztOPvelPqGY7WUk4AOTnp/nOKAPkC7u7hPjD4iMDRQFNavcu483aftMm3/AHctj649q9NtJhPCrDyugxsPUdjjtxivNNf06OD4peIAkPkhtUvZpmkl2LLNubdsHfA25+oruvDOoSywuZVwxdiDjgjc3fvQBq0U5+Tn1ptAHb/Bf/W6h/2z/wDZ672uC+DH+u1D6R/+z13ifdFAC0UUUAFFFFABRRRQAVmeMv8AkU9T/wCvWT/0E1p1meMv+RT1P/r1k/8AQTQB4/c/ek/32/m1e5J90V4dJ/rH/wB9/wCbV7fH95v89zQA+iiigAooooAKKKKACoLrJTrgZ68ce/4danpr4yM468fWgD+LL/guLv8A+Hu/7Q/mTec3/CbX/wA3p+8+7/wHp+FeIfsweK7XwR+0b4A1q9IW00bxLpt/OxGcRxXMbt+i17Z/wW88v/h7f+0N5O/y/wDhOdS+9/e805xXy9pKwtfoLlpEt8/vCnUCgD++2BSqYZgzAAEgYz/nNZOryKvjHTFKakzvbXGDFv8AsoG+DPmY+Xf/AHN3bzMd6t+Gdai8QaFaX0Lb4byFJ4z6qwyK0aAIITyRxkf/AF8Z75qeiigAooooAKKKKAILtDKm0bcsCvIz1Ffw8/8ABTCBrb/goz8fomxuj+I/iIHAx/zE7iv7hbhgChIXcTgZ75xx/n0r+J7/AILBeF9U8Hf8FS/2g7TWNOXTL6bx/rN+YU5jkjubyS4imT/YkiljkX2cUAfNlPjYxk4Gc8UyigCzO6tbRoEQGPJLr1fOOv0/rX7T/wDBkzLdf8NffGSNI0ezfwhbGZmfBRxeLswv8XBf6Y96/E+v2n/4Moj/AMZpfF4f6Nz4Mi+9cFZf+P6L7kX8Q9X/AIOP71AH9KMLbgeScHBPTmpKgtmwD0/Dkfn3NT0AFFFFAEFzOkTxqzohkOAD1P0qVH3ZGD8px9ajngjkdGdNxjyVPpUkYxk5+9zQA6iignAoA/n+/wCD5n/W/sv/APc1/wDuFr8CYEMhKqCS2Bgd/wDJxX7+f8Hylu4j/ZjlT7o/4SpW/H+xv8K/CT4ReHn8W/FPw3pCru/tTVLaywe/mSrH/wCz0Af3feBPDkPhDwfpml242w6daQ2qD0Ecaxj9FFbFMhJZckbT0x6U+gAooooAKKKKACiiigCtebhCSoDHaRtY7Qfx7V/BH411I614s1K+IUG9u5pyFO4DdIx4Pfr1r+8L4qa+PC3wy8Q6qyROumaZc3ZWQ4U+XEzYb245r+DHUpjNO7BEjDMSFQ/KvJPy+3NAFSiiigAooooAKltyVclfvAE/hg5qKnRkA8jP44oA/te/4IveLE8Z/wDBJn9nO7jOVg+HujWH421pHbn/ANFV9OV8F/8ABsrq51j/AIIg/A6R23PFb6tbkbs48vWr+Mf+g196UAFFFFABRRRQAUUUUAfkP/wefaRBd/8ABLjwddPCJJ7T4kWIic9Yw2m6nu/PA/Kv5fH+8a/ro/4OpfBVr4r/AOCJnxTu540afw/eaLqFqzfwSHVrSA/+Q55K/kZlPzdj7jvQAyv3M/4Mg4kb4+/HuQjMqaBpQX6G5nz/ACFfhnX7lf8ABkMYx8f/AI9ZdfOPh/StkZ/iH2mfJ/Dj86AP6MFBBPTHanU2PvTqACiiigAooooAKKKKAPy7/wCDvA/8afdQJZVH/CXaT1Tdn55Pyr+Uhsdq/qt/4PA5Nv8AwSCmBViG8Z6VyOg4n61/Km+c80ANooooAVPvj61/QJ/wY1/8eH7TP+94X/8AczX8/kf3x9fwr+gT/gxt/wCPL9pz7n3vC33ev/MZ60AfvtRRRQAUUUUAFFFFABRRRQB+B3/B8h/yCf2ZP+u/ib+WkV/Poegr+g3/AIPjtn9g/sz5z5v2jxLs/LSc/wBK/nzfHGPSgB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HxEgkqGz7V/Rp/wAGRPxOk1j9nD46eDWK+XoHiPTtZXHXN7bSxH/0gFfzkV+1P/Bk78XZPD37Z/xd8ENOI7bxP4Pg1gof+WktjeJGv5JfS/nQB/SnRUNtHsjC4AC/KB7A8fpipqACiiigAooooAKKKKAPy/8A+Ds79ki+/aP/AOCW0/iXR7JLvVvhFrcHieUrAZJzpxjktrsKQDtRBNHcSHH3LQ1/KZd7cpt3DCj7wAPQE9PcnHtiv73fFug2firQLrTNTtLbUNO1GGS1u7S4iWSG6hdSrxurZUqykggg5BI71/Mp/wAFrv8Ag2W+If7K/wAQtU8cfAjwvqfjv4UajLJfDS9Mhe61jwrubcbVostJcWykkxSqrSKgKS5KLJIAfkJRWhqthLp109vPby208MjRyRyAh42GAVYcYYHORgEd6z6APXf2A2hT9un4Lm5O22HjzQ/NOM4X+0IM/pmv7mYWV8sCrE9wO2T/APXr+GT9g61lv/23fg5BArtcTeONEjiCHDFzfwhQPxIr+5i0KkttAGMBhnJBxnn35FAFmiiigAooooAKKKKACvA/+CqVul1/wTI/aJR13L/wrHxKf/KTdV75Xg//AAVKUt/wTO/aIA6n4ZeJR/5SbqgD+IRiA7DGCpOcdxg1/Xp/wa96Qul/8EOvgnhSr3A1qZ89ydc1D+mK/kLkZoJnA4ZSR+HI/rX9nn/BCDwSnw//AOCP/wCz3YIcibwfa6jn/r6L3X/tagD63ooooAKKKKACiiigAqCf78ZIHXBJOMcZ/mBU9VrwYUHqw6Drn8P0/GgD+Qf/AIOd/Eo8S/8ABbr40usgeKzbR7NcHOGj0axV/wDx/fXwJX2P/wAF+fGeneOv+Cwvx7vtMtJrKG38TSabKkk/mmSe1jjt5ZAeweSJ2A7AivjigAooooAKKKKACv1l/wCDNfxVH4f/AOCrmvWcjhTrvw81KyiB6GRb3T7gfpA1fk1X6Kf8GrXi0eGf+C2PwwtnYiPXLHWrB8f9gq6mH6wigD+uSIqOBjpnjpipKjhbKu3qx/Tj+lSUAFFFFABRRRQAVVvkV4wDk5I4GeeQO3Pfr261aqC56Dkr7g4x2/rn8KAP4s/+C2nw9g+Fv/BWL4/6RbrsibxrqGobfOMoU3Un2ogExxkf677uG2/d8yXHmN8rV+gf/B0F4Y0zwt/wWt+LcemyljeR6Re3UJ/5dJ5NJtGaP8Rtf/tpX5+UAFFFFABRRRQAUUUUAFFFFABX6Zf8Gk+iLq//AAWW8MyMu77B4b1mf6ZtTF/7Ur8za/V7/gzi0ZtV/wCCtOpTBFYad4B1O4Oe2bmyi/8AalAH9TVuQ2SO/wDiakqOGTfGrf3gD+dSUAFFFFABRRRQAUUUUAfj5/weoy7f+CYXw/Tyw2/4nWXzf3MaVqtfzDvwcZzjvX9Of/B6tcFf+CaHw6gD7RJ8TLRyv97bpWqf41/MY/brQAldH8Lfh/rXxX+IGi+GPD2ny6rr3iG+h03T7OIZe6uJnEUaDtku6jnjnnisa0UFiDwvBY8cL3/z3r9tP+DUv/gnE3iDXNT/AGkPF2nK1ppkk2ieC47lHT7TdsPLvLwBh8yorm3SQE7pHuE/5ZUAfqh/wTN/YX0b/gnb+yF4S+G+mrbTatbIl94i1CHP/E01SUobibnnaCoSPv5UcWRuzX234N/5FPTP+vWP/wBBFfPXxV+LPhz4H/DPWPGfi7WLPQvDHh+ybUtT1G5yFt4E+YllHJZnCooHJkeMD5iK9J/Y6+NNr+0j+yz8PPiDZ2k2n2vjbw5p+uW9pM26W0iubZJ44nPQuqSAMRwTkjgigD0+iiigAooooAKKKKACmy9B+P8AI06my9B+P8jQB5R8Q/8AkddQ/wB5P/Ra1iVt/EP/AJHXUP8AeT/0WtYlABRRRQB0Hwy/5HCD/rnJ/wCgmvUIejfUfyFeXfDX/kcLT6t/6A1epW/+r/L+QoAfRRRQAUUUUAFFFFABXyr/AMFpdIi1/wD4Jl/Fe0ntrm7juNPgjMcH3+by3w+fMTbsOH3bvl2btrgFG+qq8B/4Ka+H77xP+w98QLDT445ri4sowySWwuQYxcRNJ+6JCv8AKD8rnZjJYMAVIB/LdL8OdQ8GePo3kuILm80YxrOt3OXtpWke02EiFYVzOVDO148bOkUjTojGN4/7A7DguQzPuw24gfNnODwB2wPoBX8vPxz8F+FbTTzYau1xqCWF9d2MENnCv2iJtspkuI1gijugs80Uwj3hUaOMMs8Zhkhk/pl+DPixfHXwt8O65E4kg1vS7TUI2EjSqVlhVxh25YEEHceTnJAzQB1tFFFABRRRQAUUUUAFRTY289ueuP1qWo5RuIXpuB5HUUAfJvxasotG+M+uu/n+ZHdZjKWexASjy5Z/4/8AWjHpz61t+B5jcabHJJO1zcOqs77cLjHAH611n7SXw4kk8QQeJVluHjeIWkqL0gXuR9f6Vy2hxmKFYY5JdqAKu/8AiXt/WgDo16mnIu9sdgM1Fbblj2su3b39akABYZXc38PsaAO9+DMeYb+UdHMY/Lf/AI129YXw/wBEOheHIo3CiWT942PfpW7QAUUUUAFFFFABRRRQAVleNZfJ8KX7+kLCtWsH4lS/Z/BN63oEH/j60AeWIfm2+gz/AOO17jXiDDZPj3Y/+hV7cvU0ALRRRQAUUUUAFFFFABUcrBCDyc8DAzUlRTcFckgZ6j+VAH8X/wDwXISRP+CvX7Q6vJ5pXxnekkjhQWxn8MivlfVNRutXuFluppp5AioryNuOxRgD6DFfT/8AwXH3r/wVy/aE3x+Wf+E21DA55HmcHmvli1jeaTYil2bgAdSTwP50Af28/wDBLT4hzfFf/gm38BvEV1c/a77Vfh/oU15N/fuP7PgE3/kQPXvlfnf/AMGtnxnj+Lf/AARl+G9q9093qXgu81Tw7qDN/wAsnjvppoY/wtp7f86/RCgAooooAKKKKACiiigCveFTGVYKVIOQxwMdDn2wa/ml/wCDxL9inVfhr+2voHxssdOkfwv8TNKh02+vI42Ij1azQReXKw4UvarbtGCfm8iXH3TX9MVeP/ttfsb+BP29v2eNd+GPxF0xtS8N+II+TFJ5V1ZXC8xXNu+DsmjOXUlWBK4ZXQsjAH8OWs2sdpNEkU8VwjRI+5AwCllBKnPdSSv/AAGqFfpl/wAFDv8Ag2D/AGkv2QfF15d+BfDd/wDGrwJu32mreF7Uz6mqEkKlxp6FpxLjkmASxlSpLhiVHxn4h/YA+O3hmeSLUPgr8WrCS3O11n8HX8ZT65hBB+ozQB4zX7Uf8GT2pxw/to/GCzJuxPdeConj2HEPyXsWd3+38w2+2+vyV1T9mL4k6K2LzwB42tWDBSJtDukIz0HKV+vn/Bmp8JfEHgf9un4pXmu6BqOjqPA/2ZBqFlPbzyb9QtCfL3KFKDYN+eRlMcFqAP6O7Y7l/AHrk/j71PUFuoBG3G0gEAdvy4qegAooooAKKKKACiiigD8If+D4aEj4Y/s6y/3NT15P++obH/CvxY/4JleGk8X/APBSf4A6RNjyNQ+JHh+2l/3Dqdvu/TNftr/we+aW8nwP+AOoBN0VtresWzH0MlvbEf8Aos1+Q/8AwQy8Nnxl/wAFd/2fLURGVovGljfkDt9nkFxn/wAhUAf2hwJ5YK4AVThfpipaijIIO0g7flz9O1S0AFFFFABRRRQAUUUUAeD/APBUTxPJ4L/4Jr/tAavD/r9P+HPiGaL/AHxplxt/XFfw/wAxBVCCSSMt9cmv7U/+C1HjmP4df8EqPj3qc9ja6nG3gzULA2lyziK4N1EbYA7PmyPNyNpByOCpww/i11BleRD8o2jHy9Gx3HT/ACOOMAAFKiiigAooooAKkgG/I7n/AANR1LGpw2AxPQY7H/OaAP6sP+DQT4gN4z/4I82GnH/mU/F+raUP+BmK8/8Abuv1Hr8cP+DKrxdBf/8ABOz4l6F5ha70v4iTXrxn/lnFcabYBD+LQSflX7H0AFFFFABRRRQAUUUUAfJ3/BcfwMnxF/4JI/tAadJH5iQeDb/VceWJMGyiN6DgyR4wbfrlsdfLl/1bfxd3JLMO47HOeOwz7Cv7nf25NCsPEv7Gnxa0/VbCTVNNvfBeswXNpGu6S6jaxlDRKO7MM498V/DNfoqXBC429sqFz3zjsD29sUAVK/cf/gyKtM/tCfHe6O/EPh/S4uBkZe5mxn/vmvw4r96v+DHa1kfxf+0hMEBiS08Oxu390s+p4H47T+VAH9CC45wMevFOqKEdWP3iSCfbJxUtABRRRQAUUUUAFFFFAH5Vf8Hh9+1t/wAEioYV/wCXzxzpUP8A5Cun/wDZa/lcmYu7MerHP581/UN/wedTrD/wSs8IqcbpPiVp6r8mf+Ybqn5V/LxImw47g4oAZRRRQA6NgrZNf0A/8GNszNbftMRn7qN4YI/H+2P8K/n9T74+tf0Cf8GNf/Hh+0z/AL3hf/3M0Afvsn3RS0UUAFFFFABRRRQAUUUUAfgd/wAHx/8AyBP2Zf8Ar48Tfy0mv59D0Ff0I/8AB8cG/wCET/ZsO0mMXfiPcfQ7NLx/Wv58HJ4znNADa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vub/g2++N1t8CP+Cy/wWvr+4kttP8AEOpT+GJSv/LSTULWa1t0P1uZIK+Ga6P4T/EbVvg78TfD/i3Qpzba14W1K21iwm/543FvMk0T/g6KaAP7y8bSuAVZg3p1PO09+M549DXL/s96jrmr/BPwleeJYr2HxDd6LYzapHem3+1RXZt4/PSb7P8AufNWTeG8r93kHbxT/hf8TtM+Nfwl8NeMNBuGvdD8V6RbavYzJ1mt7iGOeNh6kxuMcHk9RTfgZNo0ngIw6BcaFdaXZajf2atpFuLe1ilhvJ4Z4ggZgGjmjkjfB5dH4FAHa0UUUAFFFFABRRRQAU1uSM8fjTqKAOX8V/CXwt8QZ1fXvDOg628YO1tQ06K4xnGceYpxnAzj0Fcdq/7DfwU1sMt58HvhbdhzuYT+FLCUMffdFXrNFAHiVp/wTv8AgDpF5Z3Fr8D/AIQ202nz/a7WSHwbpyyW0wIIkjIhyrD1UivY7NPLBCjCgAD9fy+mOKtUUAFFFFABRRRQAUUUUAFeJf8ABS1PM/4Jz/H5fX4b+Iv/AE2XFe2145/wUN0065+wT8bbFColvfAGvQJn1bTpx/WgD+G0oftBA/h3H8smv7gP+CXulf2D/wAE1P2ebHOTZ/DTw5Cf+A6XbCv4gNxlyc5JGWwM+39a/vD+AHhX/hAfgZ4O0IZ/4kuh2VhyMf6q3RP/AGWgDsaKKKACiiigAooooAKilIUjJAyce/PH+FS1HNgbSxCgHOc4oA/iA/4KkayviL/gpf8AtDahGS0V78S/Ec0ef7japclf0xXg1dx+0v41/wCFk/tE+PfEWd39v+I9R1HOc5866kk/9mrh6ACiiigAooooAK+vv+CCPi8+Bv8AgsR+z7fBygn8WQacT/19RyW2P/ItfINe1/8ABOHxgnw+/wCCgvwM16SXyYtG+IGg30jZ/gj1G3dv0U0Af3HREbScYJ5xT6iiPzvwAQccd+/9TUtABRRRQAUUUUAFV7l9hT1Y4Axxkc/yBqxUVwVC5IycHAx17/0oA/lW/wCDvPwE3hH/AIK63GoPJpmzxR4P0zU4xah/PVUM9qBcbuPMLWrYxx5Yir2v/g0n/wCCa/wo/a/8K/Gbxl8WPAfh7x7Ho11p2laPa6pCLiKzdkuZLg+W3ylnzBgnps46msf/AIPVPCslj+3j8KNcFoVi1HwP9jW78zd55g1G6cx47bPtI/77r69/4MndIEP7BPxYv+c3Pj425/7Z6daH/wBqUAfd03/BFv8AZPlv4p1/Z2+EhMRQ7V8PQKg2MrYZQpVjx839/wC62VLVoQf8Ee/2Vrazmi/4Zy+CpS5MhAfwfp7kb2LDYzR7k5JwB90fKPlVcfUFFAHzDa/8Edv2U4NRF3/wzl8FDLEgjUP4OsTFhc/ejMexjg8sRk/hV/8A4dIfsstOzH9m74E7pAN2PAemBR/ujysL/wABr6PooA+Y7/8A4I3/ALJ1253fs3/Bn5+pTwjZJj6YQfpWRef8ENP2QtRLBv2efhkuSCQmkLEPyXAr6zooA+SR/wAEK/2QYwcfs9/DVcjGTpoOPpk8H361peA/+CNH7KHw30uWz039nj4SyR3BLStqPhq21OZ8nO3zLlJHAyAcZxwK+pKKAPFJv+CefwEvonim+CHwgmik5kWTwbppVyQASQYO4AH/AAEVqfCr9jP4Pfs7+JDrHgD4VfDjwNq0lu9m954f8M2WmXEsLujvCZIY0YozRoSucEouegr1eigCnYEJuXkng/72STuxkkAknr6VcoooAKKKKACiiigAooooA/Hn/g9QYr/wTX+G5Djj4mWh2HHz/wDEr1Pnn0/rX8yd5btbxwsxQ71J+Vw3c+nSv6Zv+D1YQt/wTi+GuXK3H/CyLfYPVP7L1Lf/AOy1/MzExIIO4Ejg+gx9OmM0Ae7/APBNb9h3xD/wUR/ay8OfDLQFNvDqDi51rU9u5dH0yNl+03OP4nVWARcgO7Ih4bI/rm+Enwt0L4LfDDw94O8JafHpXhvwzYQafplnEzPHbW8JWONxwWZtgQ7uSzMJCMs1fCH/AAbo/wDBM6f9hn9kt/GfimHyfiP8WYra+vYpVw2jaaCGtLMt97zGVjNKVwBlI2GYued/4OQv+Crtz+xH8DLf4WeB9QutN+J/xLsnn+1Q7kk0LRWMsDTxSD5fOlaN4omUbo9kkgKyJGaAPib/AIOU/wDgsDb/ALQ/xBm+APw6voZ/AngzUVm8R6nBIDHreqQF/wDRlIOJra33spzlZJh8pZIo5H/ej/gjjqp1n/glP+zpM0Swsnw40GAqr7w3l2EKb8+rbcn0OR2r+KrVBbu6GBy6beSyhG3YBb5QT/ESAc8gDheg/tK/4In/APKJL9nP/sQNJ/8ASZaAPqKiiigAooooAKKKKACmy9B+P8jTqZL0P4/yoA8p+If/ACOuof7yf+i1rErb+Iv/ACOt/wDVP/QFrEoAKKK5b4t+Nm8DeFxdLyZJVjx3wfxH8x9R0IB6R8Mv+Rttvo//AKCa9Rt+sn+8P/QRXgn7NfxVsPiH4gtAvmxzukqxo/STy9u4jgdNw7Dr0HU++xnOTnIPINADqKKKACiiigAooooAK8h/biW0f9lrxWL6/g0y1FsjSXUudsIE0fPQ4JOFBKOoLDcjLlT69XDfH3w+fFXwr1mwPnLHc2rhngjEsyYIcFEIwxG3OOc4Awc5AB/Oh+0BCnjLxzewRaYbO1Vbm+kmlvrONNPMQg3Q+dDIpeTDK8qSJtD2NoZVOG8z96/+CZHjSL4hfsGfCzUI9bbxG9t4fttKutSZUVr26sgbOeRlXIVvNgcMuTtZSMkgsfy3/ao+DOl6Fqmpf2hcLaF55W/0x7S5t7fb5SKVleWQOm5bvcp2xmOMK8mIBGfuL/ggd8SJPFv7FOoeHpLme5j8C+I7nSLU3CAXAt2ihuVErDmRg88g8w/fVVdSyMjsAfcdFFFABRRRQAUUUUAFFFFAEM0KTRlJACjAqwI4IPauA1/4FW7Xsk2l3TWRlO7ySpMSnvjHTNei0UAeXQfBvU41C+da4B+8sj5/I10nhz4YW2k3CTXUn2qVeQpQKAfX3rraKAGp9Bx6U6iigAooooAKKKKACiiigArlPi9M8fhyFUGS9wv8jXTsQCpPrn9K8/8Ai/dCTULKEf8ALKIt/wB9Ef4UAcjEmwoO+Dn8jXuK9TXhh3YO373b8jXuEOdg3dec/nQBJRRRQAUUUUAFFFFABUFzwvUKc4ye3HX/AD6VPUMy7yPfjqVP5j6UAfxdf8F0Jjcf8Fe/2hXMomH/AAml6u4dsMPl/Dp+FfLmh3E9pqEc1tI0NzbnzopFOGRkBYEe/FfUv/BcnT/7L/4K6ftBxEth/Gl9NxEY8eZIZOh5P3utfMNldwT2139qFzLceWotikm0I+4deDn5d3pQB/Qj/wAGTv7QK6n8E/jj8M7iVFGh63ZeKbVHb95MLuB7eYj/AHPsMGf98V+xvxxubjRtR8EakmpW2m2Gn+JbeK+NxdSW63K3MUtlFGNnEkjXN1bbY24ZgO4r+YT/AINR/wBpmy/Z6/4K46Fo99OIdN+KGh33hXzJJCqRzkx3luTwMlpLRYh7zdulf1F/Gnxba+B/CtnfXk2pW6T67pOmq9lDHLJ5l1qNtbxoQ/AjeSVEkcfMqSOVwwBAB19nw8nUYPTsO/8AX8selWqo6YPkbBdlLk5bJOc8gk9efTgcAcCr1ABRRRQAUUUUAFFFFABRRRQAUUUUAFFFFABRRRQAUUUUAFFFFAH4h/8AB7bbo37K/wAEZsN5ieKr2NcSAcNaDPy/xfdHPb8a/L3/AINivDI8Vf8ABbv4LIyGS3tH1i7k4Hy+Xo16yHH/AF0Edfqt/wAHsOkPN+xZ8H7xX2rD42kt2X+/5ljKf/adfnR/waQeGzr3/BZHw7dhcjRfDer3o5xjNv8AZ/8A2vQB/VzCqhnZf4zk8Y7Y/pU1RwqVXBGOnfNSUAFFFFABRRRQAUUUUAfBv/BzTrh8P/8ABED45zAZM1tpNt/391mwj/8AZq/j2c5bPrzX9Y3/AAdveJ20D/gjV4ltF/5jniTSLI8Z+7cfaP8A2hX8nUud3IwaAG0UUUAFFFFABUsT7QfcY6exqKigD+g7/gx+8WtdeHf2j9DbzPLt7nw9fQ7mzzIupo2PT/UrX72I4bp3Ga/m+/4MjfGSWP7V3xs8Pt97VPCdnqA/7drzZ/7c1/R/GeTnrn/61AElFFFABRRRQAUUUUAYPxF0E+K/BOraWJGhGpWktoZBD53l+YhTcU/jAzkr3FfwbeLbKDTPEl9b2ks89pb3EsUEk0XkySRq5CsyfwEjqvY5Ff3u3w3KmNwOT0UsOhHI7jmv4a/29/Bc/wAOP24fjFoFxFFBLo3jfWrIpFGY4h5d9MnyL2T5fl9sUAeSwqWJx2Gemelf0K/8GPGgSWvgH9o7VScw3l/4ftI+McxR6i5/9Hiv56413tjuxA/PvX9KX/Bk94MNh+xH8XPERT/kK+OE0/f/AHvs+nW0m38PtX60AftLRRRQAUUUUAFFFFABRRRQB+P/APweoTbP+CXfgNf7/wAT7D/01arX8wsnBx6V/S//AMHsGpSRfsA/Cu0VyIp/iAsrxjo5TTrwA/hvP51/NDJ0XocigBlFFFACr1757V/QB/wY17fJ/aaxndu8L5/LWK/n/XoPrX7+/wDBjX/qv2nfp4X/APcxQB+/qfdFLSJ90UtABRRRQAUUUUAFFFFAH4H/APB8j/yL37NP/Xx4l/8AQdJr+fRu30r+gr/g+R/5Av7M3/XbxN/LSK/n1bt9KAE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sWzlUfrzgZxnHuPf+mar0UAf1Uf8GmH7ZzftKf8E1D4H1W5hm1/4M6s2hqonLTNpk+bmzdv7qg/aIEH9y0Sv0+8KeGrDwvpb22nWtvaW81zNeOkUXlq800rTTSEf3nld3J9WNfyH/8ABu1/wUaT/gnP/wAFFfD9/rN49v4A8flPC/ifdIFhtYpnH2e9JaRI08i4EbPI+7bbtdBeW5/r5sFKq/ZQ2B17cdD06Y75xnvQBdooooAKKKKACiiigAooooAKKKKACiiigAooooAKKKKACiiigArzT9s0bv2RPimvr4Q1Y/8AknLXpdcX+0Xbrd/ADxvEzbFk0G+G70/0d6AP4Vfh9oA8VeOtF0tmVF1C9gtiWHA8x1T+tf3rWKLFAqKQRGoXI6ccf0r+GX9h7w+vi39tb4RaQU86LVfGmjWW3+95l7DHn/x6v7nYlVG+XGAAv5ZoAlooooAKKKKACiiigAqj4g1OPR9Fub2VtkVpE0zt/dVRuP6Cr1eIf8FKtYvPD/8AwTs+PWoadObW/svh14hntp848iVdMuCr/wDASM/hQB/D9q99Pqepz3Fw/mT3DmaRvVnO4n8zVOrN6SZckZyWPXOeTz/n0qtQAUUUUAFFFFABWz4A8TyeDfGmk6vEW8zS72C7GP8ApnIr/wA1FY1SxcSAMdoY4J9B0NAH9+Nq+6FTknIB596mryz9iHxxdfEz9jX4S+JL1t954g8FaNqU7esk1jDK36vXqdABRRRQAUUUUAFNePcuPfNOooA/BP8A4PhfDrT+F/2cdWWaNVtrnxFaNGfvyeYulsCv08o5+or2L/gysG7/AIJtfElyRvf4mXRJ7n/iV6YefzNVf+D1bwXDqH/BPr4X+ISim40r4hR6erHqsdxpt87/AK2yflVv/gyphP8Aw7Q+IsuOH+Jl2mfUjS9MJ/RhQB+xNFFFABRRRQAUUUUAFFFFABRRRQAUUUUAFFFFABRRRQAUUUUAfjh/wen6rZRf8E7vhtZTTtHfzfEKG6toxDuEix6dfB8t/DjzE+ufavyZ/wCDdX/gndB+3N+3NBq3iTTYL74f/CqOPXdbhuk3W+oXO5vsdm394O8byMn8cVtMO9frz/weF/DhPiH+xR8PvLs9WvdYsfFI/se3srR7g315KI4UtiFVgWdJJGVSPmMRAOflb2P/AIJF/wDBPmw/4JofsS6T4NnuIrnxRqZOueLbx3RY5NRlhVZY43A/1MKL5KuWO8RNLhPN2gA9K/bi/bM8J/sF/s2+I/id4xuHk0/RUWG0tWI+0areSYWC0XIILOwIOQwQb5SMAun8j37W/wC074w/bI+P/iL4l+O9Q/tDxL4rn+0zlVKQ2yBQkcESEkrFGiqiAknaoJJJJP2p/wAHB3/BVyH9v/8AaZg8K+E9S+2/B74fXDRacbeXEfiG8+7cXx9sExRE/wDLOPzOsxr86bty7ckn5myCwPPrx1+vfFAFZPvCv7Vv+CI3/KI39nb/ALEPS/8A0QtfxVxHB7/hX9n3/BBrn/gj3+z4fMMmfCFt8x7cvx+FAH13RRRQAUUUUAFFFFABTJeh/H+VPpkvQ/j/ACoA8p+Iv/I63/1T/wBAWsStv4i/8jrf/VP/AEBaxKAFXJJCqjPwUDHvkc4718Wf8FJ/2nLX4YfE7w9o6XiXKeWrz2aNHA9yTKA+dwLlQhddyFdrSx5PIB+y9V1S20LSrm/vZEhs9Pie7uJZFLJHHGjMxIGWbgHCqpJ68Y5/FL9vz4qn49/tEMmmXWsXt+NYXydGtb2KN7hRcIouFG9N8qqk48zao8p4knbY3lyAH3f/AMEtfjbc+I/2grPSLuGWwS586BVZCRcypayysBIUUhkYSqSQN6iPgbct+mdqwePcOjfMOMdea/Bf/ghrrR0f/gpH4N0qG6mXTtU0DUprWxFyblYLdbbzLZGYIoRkhmQ5XGEeM7f3okk/ea1yykk5z1+Urk+uDQBYooooAKKKKACiiigArF+IHHhW6PHC962qxfiJ/wAibf8A/XP+ooA+M/2svBUkulzalFJ9mkniEEd1bjyJrSQkFJY2IIMisoYBvl+U5zwp87/4Jawj4O/tj+M/DbrttvFNrkfvZY8ajC807QujSshlaB2lcxmVSEH3esn1R4n8NW3ivS3tLqKKWIhv9YflBaNoiCO4KyMPxr5d+IHhi++B/wARvDOu2l9cpa+EL2O64tA1xIp2m5jXcDGIZYw8e9lyvnDBXJyAfo3aMzop3blIBB7n3PTr9Ks1m6Bew6pYRXdtKk1rdIs0MgbdvRhkHOTkEYIOe9aVABRRRQAUUUUAFFFFABRRRQAUUUUAFFFFABRRRQAUUUUAFFFFACMARg968l8f6n/afiy5cD5YwIx+Ga9H8X66vh7QJ7knDKNqf7x6V5A7mRyxOS5Lt/vHrQBNZf8AHzH/ANdF/wDQhXtaf6xvr/QV4pZf8fMf/XRf/QhXtaf6xvr/AEFADqKKKACiiigAooooAKa/UZ6DmnVVuhjaQAS2QO2eM4z26dfYUAfxmf8ABbaxh03/AILBfHtrsNcQyeOb15o1k2HYZeme2fXtXyle3IuGDiOJCFAChQir8v8AdHU9Du71/SP/AMHGn/BFuL9tTSdY+L/w3sHPxX8Pxb7+ytYcDxRYQxthQg63sZ/drj/WBQvpX82WpwNbXDRMP9WShwBjIxnBHB7c9+vegDpfh58X9d+F3xZ8NeNdF1Ca08R+D7+z1PSrxx5jWk1myNakDuEMUWPTbX9un7H37QWiftffsseA/iRo5ik0zxrotrrEcauJPszyIHkgZhwXhkLxP3Dxtnmv4YbUgyDdkLkbtuM49vev3/8A+DO7/gpEtzpuufsyeK9SHmWjT+JfBL3EgI2c/brKPJ4AJ+0KB13XfYUAfvorbu2DinVFB0PX8Tn3/rUtABRRRQAUUUUAFFFFABRRRQAUUUUAFFFFABRRRQAUUUUAFFFFAH4z/wDB69AX/wCCfvwslCsRH8QkUkdBnTb3/Cvhr/gy/wDD66h/wU38dXpkkQ6f8OLwBAm4Nu1PTep7fdr7x/4PV40/4dvfDaRj86/Ei3Vfx0vUv8BXyX/wZI+GWuP2qPjbrPk7ksPCtnZPJ/cM93vA/H7OfyoA/o8i5XPqB39qkqGBQm4d88j0ySf61NQAUUUUAFFFFABRRRQB+R3/AAebeJxo3/BK/wAK2KzIj6v8RtPiaM9ZI0sNRkbH0ZU/Ov5eZi/AbPAGPyH/ANav6H/+D4C8eP4R/s+Wy3JRJtX1t2gxnzdsNn8//AdxH/A6/nhnJJUkdcnP97k8/wCfSgCGiiigAooooAKKKKAP1k/4M3PFMfh//grBrdpLIEGufD7UbFQX27mW8sLgfXiA1/UpFx1GOM/j3r+RD/g1t8UP4b/4Lc/CCESiKLVodaspiehB0a+dR/38jjr+u2HlegB7gdj1oAmooooAKKKKACiiigCtftsQHDNtOcAZz/8AX9Pev4yf+C9Hgdfh/wD8FhP2gtPV7h1m8Wz6iTMuGzdJHckD/ZHnfL/s4r+zqcjAye+cfTn+lfyMf8HT3g+fwv8A8Ft/itcyoEh1210XULb5NuU/sm0hY+/7yGSgD89IVJzgZx17496/qm/4M/vCLeGv+CSDXrwvEfEPjTU9RDtFs84CO2tw3v8A6jrX8rMJIOBxyDk9q/so/wCDe/4N3PwK/wCCNXwD0S6l82S98PN4hVu3l6ncz6jGPwjukoA+z6KKKACiiigAooooAKKKZMoYAN0JxQB+EH/B8B4ruLPwN+zjoaufsmo3/iC9ljCbt7wR6cifTi4cfjX89UpJAySeO/bt/Sv3e/4PhNcF146/ZvsA5It9P8QXW3+75smnD/2l+lfg5QAUUUUAOjG9gvqa/oC/4Ma3zZftNL/dbwv/AO5mv5/F6D61+/v/AAY1fc/ab+vhb/3M0Afv9RSJ90UtABRRRQAUUUUAFFFFAH4If8Hx/wDyAv2Zv+vjxL/LSa/nyPQV/QX/AMHyP/IF/Zm/67eJv5aRX8+rdvpQAl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Bbs2jAcOVCsBzgkjnsO5xngkD9K/pi/4Ns/8AguvoH7TXwb8K/AH4oa69v8YPDkB0vQri/wCY/F9hGpaKNZQAFu4IU8t1ly0oSOQSSSNME/mSrpPhf431f4Z+OdI8SeH9Qn0nxBoF7DqemXsDqktpcwuJIpULcb0dVZfdcdSKAP7zbAswcsT853DOckHvg8j0x2xVuvz7/wCCJv8AwXK8Ff8ABVj4WwaTqbaf4X+M+hW4fW/DazBYtTCgbtQ07d80lu5+Zo2/eQOSjl12SyfftsCGYH+E4z0z36fjQBPRRRQAUUUUAFFFFABRRRQAUUUUAFFFFABRRRQAUUUUAFch8fI/P+CHjGPn59Dvl4OP+Xd66+uc+LUMFx8LvEkdyN1vJpV0sg9V8ls/pmgD+L7/AII5eHj4n/4Kufs6W/P7r4iaHccn/nlfQyf+y1/bBbjYpX+7gfoK/jf/AODefwofGf8AwWg+AdmcgWeuT6hg9ha2dzc/zjNf2RRkZIH8PFADqKKKACiiigAooooAK8A/4Kk6Wde/4Ju/HzT2vNN09dR+HXiC0N1f3f2W1tfN024jEssnZF3ZPFe/18mf8F0PEMXhr/gkR8f55rzTNPSfwjdWImv/AD/KJuNtuI18n5/Nk83y48/J5jp5n7vfQB/F3OfnxjGD65I9qiqa6zuHKkY4Iz/XmoaACiiigAooooAKkgUsxHbv/L+tR1JBuXJGMDr/AD/pQB/ax/wRZ+IVt8Tv+CSv7O2p2pykPgHSdMf/AK62dslpJ/5EgavqCvgj/g2J1T+1f+CHvwPffv8AKi1iD6bNav1/pX3vQAUUUUAFFFFABRRRQB+Zf/B238NR45/4I0eKNV3lT4K8RaPrQA777oWP/t7Xmn/BlhuX/gl54/DE8fFG+xn30jSD/WvpX/g5T8PP4o/4Im/HO1jUF47LTbsEkDHkavYz9/8ArnXzd/wZcQyRf8EuvHbPjbJ8UL9kwQeBpWkr2+lAH690UUUAFFFFABRRRQAUUUUAFFFFABRRRQAUUUUAFFFFABRRRQB5V+0j8H/D/wARb/wlrGs2E95eeDdSOraWxupVt7a5CgJLJCGEMrI+x4zMrbJEVkw+M/kF/wAHL3/BVGD9nz4Lf8KL+H+vWLeO/GCCPxKbKVZZvD+kmBWELDcWimuleNwzKpNuzEZR1x+pH/BUT9sDRv2E/wBi/wAZ/EfVPKubnRLJ20vTWnKNq14RiKDaPmdN2Gk2fOkKSuPuV/GJ+0D8ZvEX7RXxh8Q+OPFuqya34k8UX0mo6hdyKFMsjnOAq/KiKMKsafJGiqq8CgDkrpmkjRi5YHjBPOQBzj8hnviqtFFADoweSCB9a/s8/wCCCEXk/wDBHj9n0ZBP/CJwHg5/jkr+MW3UM/RiewXqa/sq/wCDe97of8EafgILySGWZfD7AGLoI/tM3lg+4j2ZoA+zqKKKACiiigAooooAKZL0P4/yp9Mm+430P8qAPLPiX/yOd3/wD/0Bawa3fiZ/yOd59U/9AWsEjrzt6YYj5VO4YJOQB6cnv0NAHiP/AAUS+M1n8Ef2UfEWoXE1ulzqQTTbSORTI87yHc6pECpnIhSZzCrKzpG+z5whH86HxD8U65pWt3nz2Vq4unvLma5vbWbUtQ8uUR/YriEx+ZLJGzs29kWEys0gyssUjfqD/wAF/Pi/p/jHxppXhS3uXkbwottcvaXF1YtZo89wqG5Mcjc/ZyoXd+4CqHz5oJ2fj3401zR3u9KhszfXGh2FliG6vZYLK68xXhWJ3UkxySpGYpjldzQlhuVtzAA/R/8A4N6fHE8n/BTLwD4W1iy1m31DRbXU3thLcMFIlsLtpZnZgGlEjguImL4YyOHYRgL/AEW2ZDJ2JwBkMW7ev+fXvX8wv/BtZ43Hif8A4LFeFUkiu3uzo+qXt1Jd3TXJMh09wepI3kEFroHDAoNqbto/p8gADvjGBxgDH+f8nvQBPRRRQAUUUUAFFFFABWR4+/5E6/8A+uf9RWvWP49/5FK//wCuR/mKAPJJf9cfqD+grz342eC18QadLN5NrctLFJE8dw0ixmNl2uXZekfIBAwzEqoZQzZ9Cb7zfX+gqDULQ3tnNGoVpHjZIwz7QGb5dxHcAE59iaAKH7HHxPawuG8C6lLPFJChu9HW4WNJWh3M0tuVX/njmMgjK4lChmKNj6Ft5BIm4HIbkfSvhzxfott4b8Q6ZqUFxd2Kaffx3sKxqFMTANImcfOxL/vG28bZpc9RX1B8DPjjpfxa8PwmG4V9SigUXMRjKJIysys8R+60ZZW245wBnqKAPR6KjjIOTnOec47VJQAUUUUAFFFFABRRRQAUUUUAFFFFABRRRQAUUUUAFI4DDB6GhztH14rj/iP4zGk2zWltLi5fh2/55j0/Hn8qAMH4keJRrmp/ZYv+Pe3yp+vGa5lGVh8vQcU+RBG23BU9SPc96bQBPZf8fMf/AF0X/wBCFe1p/rG+v9BXiFud1zEvq6/+hCvbo+GYe/8AQUAPooooAKKKKACiiigAprdfxFOpG6igDx/xhx4tvuWUm5IUr94tgEAH6jPtjd/DX4uf8HCv/BDKT4pWev8Ax/8Ag7p5m162ia+8W+GbWNrg6yMoJb+0APMyBd8sePnRC4ORsk/aPxj/AMjRqH/Xy38hWapIb5WKnBKnkAH2YchsE9OSCwHJFAH8Uuh65o3h3xLOLzSLfX7JUniVVnmhW4donSORSMfKJSkgBRciMAgZwNL4GfHHxT+z18Z9A+IPhTVZtJ8VeFdSh1ewvo8b45kkDBmBGHRgSGRvkdWKsCDg/r3/AMHC3/BCJPDUmr/Hv4J+HgdJJmv/ABtoFkuF00BQ8mp2sIBzB98zRIC0QAlC+SJGX8V9TsjbzPFKv2eWDKFJBhjhiMY6DGOevOeewAP7Ev8AgjV/wWP8E/8ABXP4LXuo6ZaXHh3xz4X+z2/iTQLiTP2eSSMss9tICfNtnZJQjNtkBjcOowrP9oxAHkHOQMHHav4i/wDgm5/wUD8c/wDBMv8Aai0z4n+BTBPfWsEllqWm3Jb7Lrdg5VprWXbztOxHUj7rxxvyF2n+t7/gmZ/wU6+F3/BT/wCCK+LPh9rGNSslij1/w/duq6n4fuHDMqTRjqj4fy5k/dy7H24ZHVQD6bopF5579KWgAooooAKKKKACiiigAooooAKKKKACiiigAooooAKKKKAPx2/4PUkU/wDBNb4dt+73D4k2oG7rj+y9Szj8q8F/4MddLVrj9pm+2/NGvhmGP8f7WJ/pX0N/welKR/wS78CMEVj/AMLPsF3Hqv8AxK9VP/steef8GRXgw2P7MXxy8RHd/wATXxRYafk9D9ntGk/9uqAP2+ixggdjinUUUAFFFFABRRRQAUUVUu2ACk8AHOdu4qfX0xjPJoA/DD/g95tNNk+F37PdxNq6Q6rBqWuJbaW1pI7XcDR2HnXIlHyJ5LCBNj8v9qyPuGv55rlQmOfmzhgVwR07dOufyr90f+D2TxzY3vxQ+BXhdb24/tPT9K1bUXsXtozFDBPPbRRyLN97c7WsuVPTavcmvwtn7H5c5I4yf5/0oAr0UUUAFFFFABRRRQB9Y/8ABDDxs/w//wCCu37Pd+hwZvGdjpx+l1J9mP6TV/aRCoRdoOdtfw3f8E5PFkfgP/goL8Ctcl/1ei/ELQL9v+2WowP/AOy1/cjEQWb2OP6/1oAfRRRQAUUUUAFFFFADJsbf935vyr+Xj/g848K2uhf8FSfCF7bR7G1b4b6fNOc53SJqGoxD/wAhpHX9Qc5AZCRnbyPXPA/rX84n/B7f4En079q/4K+Jm8v7Nq/hS80uLH3t1reea2f/AAMXH40AfjP8J/hrqvxl+KHhvwjoUX2nW/FOqWukafD/AM9bi4mSGJfxd1Ff3a/CH4b6b8HPhZ4c8I6LF9n0fwtpdro9hD/zyt7eFIYl/BEWv5Nv+DX79l1v2lP+Cu/gO6ubCO/0T4bwXPjDUPNzsha3jMdpJ/vJezWrj/rma/rntzncem45A44H+efxoAnooooAKKKKACiiigAqKUAjHqPX8P61LTWI3AHvQB/M9/weteOE1T9vn4W+HgJN2keAxesWHB+0ajdpx/4DV+M1fp5/wd0ePP8AhMP+Cx2uad28KeGNJ0r/AL7ia9/9vK/MOgAooooAd/AP8+tf0A/8GNH/AB6/tOf73hb/ANzNfz+r0H1r9/v+DGr/AFP7Tf8AveFv/czQB+/tFFFABRRRQAUUUUAFFFI3TjGe1AH4F/8AB8n/AMg39mb/AHvFH/uHr+fhupr+gD/g+PdPJ/ZoUffX/hJ93/lHxX4AP98/WgB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6P4ZfETXfhH450vxN4Z1fU9A8QaHcLd6fqOn3DW91aSoch45FIZWHsfbvX9Cv/BIj/g7O8OfE/T9O8D/tPX0XhPxPujgt/G1vbqukapgbc3saD/RJWO0s8aLASWOLcABv5x6s25VUcEkZwM7c7RnORz14H4ZoA/vb8HeLNM8b+HrPVtG1Cx1bS9QiWe1vbK4S4t7qNhlXSRCVdT2Kkj3rYr+Jb9iH/gqT8c/+Cd/idbz4V+P9U0Szml8270Sdjd6Lf7mUsJbOYNHuYLgyqFkVSdjrk5/Xr9jz/g9KsL6W10/46/CibTgWzLrngq486IZJGTZXTl1T1YXDn0HQUAfvfRXxT8EP+Dg79jn4828X9l/HXwhotxIoJg8SedoTxMeql7xIkOPVXI96+m/hd+0T4A+OFqt34L8ceD/F1vIBtl0bWra/Q9ejwuwP59qAO7opkWCCRx2560+gAooooAKKKKACiiigAooooAKKKKACs7xWFbw5fh/uG2kz/wB8mtGuD/aK+MHhj4DfB/XvE/jDW9P0DQtMsZ5ri7vLlIIwEidyAzfxbVYgD0oA/lO/4NbtDGsf8Fw/hA6mQJp0OtXIx0P/ABJb1Of++6/rogA24HYf/W/pX8i//BrvrK6Z/wAFufg6sjqFu4dbtiN4QMTo18RwOvIPNf10B1jjyccAUAS0VTv9XtNLtxNczxwRk43O2ATS/wBqW5RXM8GxuhDA7vSgC3RUZlUEBmAPX60qyqejZoAfRUM93FbY3yImem5sZqvc65aWyAvd28YJxlpQB+tAF6vz3/4OgvGI8J/8EUvi0oGbjVpNIsIS1usyAtqtoz7g3yr+7ST5uqnGPUfcuufEPQPD9u8t/r2k2kUJUSPcXkcaoWIC5JYDrX5G/wDB2t+134G8Q/8ABM6x8KeGPiB4P1rVfE3izT5ZNNsNZtbu5uLGFLlnlWJWLiNJ4oQzrwrMoPLUAfzSXihYUHykrkHAA9D9T1PPT0qnU9wGBG4liBgfQdPwxUFABRRRQAUUUUAFSwOUbKkhhypHXNRVLbnlvp09cc/0oA/qp/4M/fic/j3/AIJDR6U+SvgnxpquixE/3HEF8P1vWr9Tq/Bz/gzn/bC8C/DH9lr4q+AfFfjfwZ4Xv18WprlhZarq8FhdXgnsooZWjErAyIv2SP7udpbnqK/bHw58d/BHjO3STSPGXhbVFmOEaz1aCZSfQFWPNAHZUVh2Hj/Q9SaUW2s6XM0DbJRHdxtsb0PPWm6h8QtC0l1W51zSbcuGZfNvI13Bcbjye2R+dAG9RXJ6j8ZPCemRiS68TeHrdPLM5d9ShVRGMDcSWHGWH51Q0f4/eA/EL3Dad438Kah9iJjn+z6zBJ5bDnDASYHB70Ad3RXkF1+3f8E7bxv/AMI5L8YvhZH4gWMyNpj+K7EXYXufK8zdxUutftw/BXw5Mqal8YfhfYStgKLnxVYwsSegwZR70Aecf8FpPC8XjP8A4JO/tD2dxObaKL4f6zfbgwG9re0knROf7zRqPxr4y/4MzbqCf/glT4nWIlpoviRqSznaBtc2GnMF/wC+Sp/4FXlP/B2l/wAFMvBvir9iDw38Kvhr478H+MpvH+u+Z4hGg69a6kbOzsQk6xTRwu5XzLgwOrHGPszAZya9N/4MwrhpP+CWvjdHeNvK+J+oqoH93+y9KOfxO45/woA/XeiikZttAC0UitupaACiiigAooooAKKKKACiiigAooooAKKKKACiimk4YH2oA/G3/g7++IPxA8BfBH4ZQ+FNftNJ8O+J7TxHoniKzudQa3TUI3hsbhAIywikcR21yg3ZcecQn3mr+aaSEyyogcMZSCCxAHI74J/x796/ff8A4Pitfngtf2aNOVz9kml8SXMsf99kGlBT+Ad/zr+fyRshevAxQA+6QwTGNiCUJBwcr+FQ0UUASRckjOO/49q/sl/4N4Zo5/8AgjH8BmijESf2HMCo/vfbbjP61/GuhwfrX9jv/BuE+/8A4IqfAn/sGXv/AKcrugD7eooooAKKKKACiiigApk33G+h/lT6Zcf6v8/5GgDyv4mf8jnefVP/AEBa4r4gePNJ+F3gbWPEmuX1rpukaHaPeXd1cMyRwxpjlmCsQCdowAWJI2gnArt/iWVj8XXjEgbQpJ9tiZH8q/Nj/g4g/bD1f9nL9lvT/C/hu/k0nVvGUri8vY4JJms7JDEhAVVxy9xHJw4dhblAkiSShQD8U/28vixq/wAf/jp4u1y9vINdbxFr93dwGB4obS2ilTzIYpFVnTzvKMxLJLI4BUk8RE+PeEvFa38+hyq2rm3a7jk1Sa1lezVv3/mwsJEYBHhKuyYDYLFVx8uczX9aupvFM8ranKNPE8llbX1lJJKmm7DGUijZ5MkxqsSDY+AkMYR5VBVsaXWbKO/+23UKXUW54Imlw7eWrFzt+UDzgjgf6sR5C5/iQgH6Y/8ABrxIIv8AgrR4Msbd72GC08NamZ4Lp1UtIbaQ7ECqMIgwSORvkkI4YV/T/AdwJJBY88Dt2r+Vv/g1V1Rrv/gsD4Mtks4Y7Wz0DVx5gt8O6m1ldGcksQSGGMMRgDvuZv6poiSCTjnkYoAfRRRQAUUUUAFFFFABWP49/wCRSv8A/rkf5itisX4if8ibf/8AXP8AqKAPJm+831/oKaU8xWH+yT14/LvTm6/59BSUAct478LNqai4TYJdoRWjTy9m75QzHuFJDf8AAeMNtZfLNB1WfwV4/ttW0hYWuLF3MDQzEW0rSYbDAcv5kW87RnlwSrsrMfeL2CO6spophmKVDGw9m+Un8ia8e+LPg52ju7GJLhmuPMEzREo02+VmG2QMrRsrZIZfmA3EcgUAfSXwU+Pmj/GexnFrKLXUYXIlsJJfnUD/AJaIw++jdQwxweVBBz6HFtf5lwdwHOOtfnH4H03xRZeOPP022bRdSEoiguomMiW0zD5zh5CPLCzqvlxDax3Esjyuw+2fhn8Tb640qOPxO9ompsz+ZJaxtHCo8x9ilCzYPl+Wd2fm3Z2rnaAD0eiorSZLiISRuro3QqeKloAKKKKACiiigAooooAKKKKACiiigApGbbVDV9cttDhElzKsa4OF/ifGOgriPE/xQn1SNobANaRnrKf9Yw9hQBs+O/iCmh77W0IkvCMH/pn/AJ/pXnUkzzyM0jBnY5ZvUmgsJDuCgZ6k/fY9yaSgAoopy9DQA61/4+4v+ui/zFe2xfff6/0FeFq5jm3YzjP8jXusbb1z60AOooooAKKKKACiiigApG6ilqG5kSFN8jKqJ8xJ7UAeSeMf+Ro1D/r5b+QrMq34gnjuNfvZImV43mLBl6GqlACOqshDhSgyTlipJ2tgDCknnkjKjAJJwK/CH/gvd/wb+j4Uwav8bfgHoESeFbe3+0+J/CWmwkvpAAd5tRtY8ti3G3ElvEo+z48xFW3VxB+79KkjxHKdeT1xggEgnHIUEZ3Lkg7TjqQAfxA3jKwyqqoPOB24H+fX1z1r0b9kv9qr4hfsa/GXT/HPwv8AFeo+EPFOm8Jd2zjy5oywJhnRgY5YWIXckqlDxnGM1+on/BwP/wAEJR8F9bk+MHwN8KyyeDtauGbxFoemxSyy6LeTMscc0Ef8NpM5BMa5EUkjAbY2jii/HbVLVrCdomDBo3ZSGGG4OOfxB/KgD+nL/glz/wAHYHwq/afttN8L/HCOz+D/AI9ZfKfV5pCPDOpSAAbhcOc2ZLbvkuT5ag/68kha/Wbwn4gsvF2g2uqabd2l/YahGs9vdWsyzQXEbD5XjdeHUjkMOCD3r+CWyO3J3Ecg43bTnnkH1H9a+jP2Lf8Agqz+0H/wT6URfCj4na54e0qZmeTRbgJf6TIWILN9luUeFGbHLoA2P4higD+2aiv58/2Sf+D1S90uOKw+OXwmt9RO8b9b8FXH2dtoGBmxuncM/HLLcqp7KK+5PhB/wdafsZ/Eq2xqPjjxL4GucAfZvEHhy8kc5z/HaLcR8d8yDqMZ5wAfpRRXy54E/wCCzX7KHxLto5tK/aJ+EaeeuUjvvEttpsv4pcFHX8RXs/w5/aW+HfxfiSTwl8QPBXihJB8v9ka7a3yn3Bids0Ad5RUNs6ypuV/MB75B/lxU1ABRRTZHVCMnFADqKiM8a8l+nFRSXsNvIqNNGjMCQGYDIoAtUVnSa5ZuFUXlvulJSMeaoLt6DPU1V0jxVpestItjqNhdCOV4n8mdHCOv31O08MMjI96ANuiub134jaBoBU3+uaRYLtd83N4kXyrtDMMsOAWUH03D1qL/AIWb4cdZnPiDRQtsQkpW9jxEx2jDEPgfeXr/AHhQB1NFeb2v7U3ww1G8a3h+I3gSacOYmjXXrQvuDFSm3fnO5WH1U1j6r+3H8FdLuLqK4+L3wwt5tPUtcxSeLLCN7cJy28GYFQAOSTj14oA/On/g9EYL/wAEr/BikMd3xP04ZHb/AIlmqmqH/BlZpqxf8EzPiFeYHmXPxMvI2PqE0vTCP/QzXiP/AAdkf8FMvgZ+0r+xr4R+Gfw5+JPhj4g+LLPxtba/cDQbxdQtLG2isb2MubmEtAzFrqNQodjy2cY53P8Ag0S/bX+EfwA/YQ+Ifhbx58T/AIe+Bta/4T2bVEsvEGvW+lTTW8un2UazKtxIgcF4JF+TONnzY+XIB+69FfOF5/wVq/ZctNp/4aO+BpbzRCfL8c6Y5DEHGQszEDjr0Hes1/8Agsb+yhp2utpz/tG/Bfzo41yY/F1k9vyTjEyyeWT6gHI4z2oA+oaK+a7L/gr9+yve3JhX9o/4IBoxuZm8caaF+gLSjJ+lWn/4K4fssJHvH7SPwIPTIHjzSs8/9t6APoqivnNv+Cuf7LAIC/tH/Ak55J/4TzSyf0mNVJv+Cxf7KEMxR/2j/gqcdceMbAj9JOaAPpeq90pZCASuQckZBH418vXH/Bav9ku3lYD9on4RERoWO3xLbMCBjphjlvRRyea5fxX/AMF8/wBj3wysCz/tAeBZPN25azmmvCqswHzeVG+ztkEce33gAfi9/wAHpniK6uv+CjXw40c3Vw+nWPw6t72G2Nxuhimn1LUBLIsX8DuIYtx/iCJ/dr8da++f+Djr9t/wV+3z/wAFJdS8X/DrXV8S+DdI0Kx0PT9QW1mt0n8pXll2JLhigmmkw2xAecBgNx+BqACiiigAooooAKKKKAL/AIc1mXw94gsdQgbZNYXCXMZ9GRgw/UV/e94f1mDxFodnqFq2+2v4EuYm9VcbgfyNfwN2yk78HBGME8AHP8//AK9f1ffsN/8ABxR+ybpn7I3wt0zxh8bdM07xfpvhPSrDXbe90nUI3hv4rSOO4BIt/Lx5itgqxBFAH6a0V8gW3/Bd39kC8tZJ0/aD+HQjUKQJL4xvznorgE9PStO0/wCC3X7I0sAm/wCGivhQEIGA2vxB/wAVJyKAPqyivkZ/+C6P7IBvPIH7QXw4ZtwUn+0sryCeDjHbqKzNe/4L/fsdeHbWOa4+P3gd1lXObUz3RHOOREjFe1AH2ZRXxfrH/Bf/APY30rQzqMv7QHgxrcjOyEXMtz06CGOMzA9Oq1g+Fv8Ag5L/AGKPEtpJdQ/HLS7aOMmMreaJqttI2O4WS1DN+GcfjQB9yXf8PPAJyB1bPAHtyR+Vfz9/8Ht/iDQL7xH+zzpMWrWreJtOttdu7jThMDLFaTvYrFcOmcoskltMqtj5zFJ/c4/Ru5/4OV/2JInnB+OenkWo3OV8Oay2M8Ari0OeTjj1r+cv/guz+3bp3/BQz/gpX448c+HtcbxB4L0+K20PwxcPC8AjsIFH3EkCOA1zLcy8gH976ZoA/Z3/AIM+P2HW+Cv7D3iH4w6tB5Wr/F3UVGmBgJPJ0uxM0KOBgbXkuJLvI5zGkJ71+wsYAzx2A5POPevjb9mT/gqD+x98Kf2dPAXhvQvj78FtE0LQfDmnadpthL4xtI5bO3ito0jikjlk8xHUDDCT58j5ua76P/gr/wDsqT52/tJfA3j+94201f5zCgD6Qor5xb/gr5+yqjAf8NIfAslvTxxpp/lMaF/4K+fsquxH/DSHwLBX18caaP5zCgD6Oor5vk/4K8/srR4P/DSHwMOTj5fHGmH+U9SQf8Fcf2WJFLD9pH4FKCSPn8d6YOn1noA+jKK+eF/4K1/stSRsw/aR+A7BeuPHulf/ACRT0/4KyfsuOm8ftH/Anb/2Pulf/H6APoSmyEEAHucV85y/8Fdv2V1lWL/hpD4GFmBxjxzphAx6kTHH41meI/8AgsZ+ynpFnJLL+0d8GGSEEMLfxZZXTfUJG7MxwDjbQB/LV/wcBfE5fi7/AMFkP2gNXT/V2/iY6OPrYW8Nif8A0nr45rvv2nPivL8ev2jvH/jmdY0n8aeJdR15wnCg3dzJcEAHnGZOM1wNABRRRQAq9B9a/fz/AIMbZNp/aaT+/wD8Iv8Ap/bFfgFX7Wf8Ge/7Xvwp/Zc1f9oC3+JfxF8GfD6bxDD4fbSpPEOsw6XHfCA6n5wSSVlQ7fOiyDn74oA/pOX09AKdXzpB/wAFav2WC/lp+0f8B9zHHHj3SgMn/tuKtW//AAVX/Zfurgxp+0Z8CXkXj/kfdK4/8mKAPoGivBx/wVB/Zqkk2D9of4Gs3X5fHmlf/JFKv/BTL9nC4fMf7QHwTc7ghK+OtLIUnJAOJ++D+VAHu9FeKad/wUP+AWqSOtt8b/hBM6qsjhPGemttDZAPEx67T+VXY/27/gdOePjT8JyV5+XxdpzEf+RKAPXqbIcMv1ryYftz/BYRrKfjD8LvKlzsZvFdgFfHXH7ztkZ+tZd3/wAFCvgJColHxx+ECINylj4x04fNxgf60Z+mRQB+Nn/B8dcAS/szwjqqeJj+ukV+A7enoTX7Wf8AB4n+1r8MP2lPF/wG034f+PPCnji98L2uuyaqdB1WLUorIXL6f5IeSFmjDsYJvlDEjZz2r8UjnAz0oAS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t/lYnjj1OKjooA9D+HX7TvxJ+ETRP4T+IvjfwvJbn9wdI1y6svL9cFJFI/CvSLH/grd+1Pp0eyP8AaP8AjoQMj5/HWpyA5/3pyK+dKKAPpyX/AILLftYkQf8AGR3xmBgHygeLLwD8QJPm/wCBZrZl/wCC4/7W80VuG/aE+J7i2cOMay+RgY5OAT17k18lUUAfUWtf8Fn/ANrHXihn/aK+McbxAqPs3im7tc5/veWy7vbPTnHWs9P+Cv8A+1Wmdv7SHxx56/8AFbaif/alfNtFAH0ddf8ABXn9qm+h2SftH/HMjtt8camn/oMwqGX/AIK4ftTyY/4yQ+O3HH/I+ar/APH6+d6KAPoU/wDBV39qCa5SZv2jPjoZoVZUkHjvVCyK2N2P3/fA/Klf/gq3+1JelUb9o747EFPL2jx7quCp4/57+9fPNFAHvi/8FRP2l7Zg0X7RHxziIJIKePNVBOeT/wAt/eqWof8ABRj9oTxBeLc33x2+Md7cR/dluPGWpTMnzK+QWmJHzRo3H9wegrxCigD17xF+298avFEFrDqnxg+KOox2Uarbpc+Kr6YW6hVxtDS4XACjj+77VwXxA8f678TfELat4k1vWPEGqyII3vNSvXvJ2VfugyOSxA547Vz1FAFzTryXTplngleCeFg6PGSrqRnkMORV3WvGesa9qH2q+1S/vbhl2iW4uGkYD0y1Y1FAE8tzI8KRs7FEJKqTnbnGfzwKiRtpJBYHtim0UASm5kYDLucUnnv/AHpPzqOigB0jl8ZLHHrTaKKACiiigAooooAKKKKACiiigAooooAKKKKACiiigAooooAKKKKAJoAcOOcMMEDk+v8ASvTPgz+2Z8Xf2b9IvbD4c/FP4h+ALPVZRcXsPhvxHd6VFdyAEBpFgkQMQCQN2cZOMZNeW0UAfRFt/wAFZP2o4QVP7SPx2dSMFX8faqwYen+v/WvPfjF+018SP2jLuK8+IXj/AMbeOrmHhLjxFrt1qkiqBjarXDvjAzjp+PGPOaKAPYPAn7b3xj+F3hp9K8MfFr4l+HNKmeV5bPS/E97ZQyvLGscjNHHIAd8ccaN1yFGe1XfA3/BQ/wCPvwugWHw38b/i3oECzSzCLTfFt/bRb5W3SMESVVDMeScZJPNeJUUAfScf/BYL9qyLG39pD42KM9D401Fhx9ZTViT/AILE/tWzxSx/8NH/ABqAk25K+ML8Nxno3mbl69vxr5kooA+p9K/4LUftbaXp7Qx/tGfFxoW4zL4luJ5R/wADdy4+ual0H/gtV+1l4b2CH9on4uMFmMw+0+ILi8ycY/5aMQwwT8p+XoeoGPlOigD64g/4Lkftb2Klof2hviiTJEsLiTWHlUBSxG3dnB+c5bqeAeFWooP+C4/7XcKgD9ob4nhQTwNYOOfavkyigD67j/4LoftfS2f2d/2g/iP5TRsuBqQBwwI64z369uvary/8F5v2xLK+d4/2g/iCG+ZcPdRuuSxP3WUgfX+Hp2r42ooA+6NL/wCDi39smxtjFJ8e/FEixw7UP9m6Y+HHTcWt2LLzyep98Vft/wDg5f8A239JGI/jvfuWOSJfDWjSnOB/fs+B6Yr4IooA/QfT/wDg6M/bj0+QtJ8aIrkHHyyeEtDOfys63NK/4Otv21NLn82b4iaFfqePLn8LaamPceXAn65r83KKAP2H/ZW/4PGPj38N77WD8UvDOgfFa1uxCbCK0eHw9LYOrneC0dtKJFdWxgqCCqkN95W83+IH/B2V+2B4n8UanfaV4n8JeGtNu3X7Lptr4dtLqGyjChcCSdJHkYggsXb72cKoO0fmno9zFDaX0b2trO1xAI0klEhe2O9W8xNpxuO3Z8wIxIeM4Ih1CRZ33g/edsDPQZz6k5Oe5P1PYA91/by/4KX/ABj/AOCket+HdS+L/iuLxLdeFoJrbTEi022sY7RZShkwkEaL83lx+v3e1fPtFFABRRU1vCsiuS6KVHAP8VAC2w3yDuNwyOOfw719Sfs9/wDBZ79p79kr4RaV4H+Hfxg8R+GvCuk+Z9j05ILa5itxJI0rbDNG5UGSSQ4GOvft8rSdF+lNoA/Tf9hP/gtZ+2N+1Z+2Z8MPAOp/Hnxk2n+LPEdlpd61pp9j5sdrJOhuHVVhHIiVvm/hG71r+mhvHGrLLIPtcnyuV+8r4wTgBlVQwH97ud3pX8yf/Bqh+z9H8Wv+Cmkniy7tVubH4X+G7zW083/VG7mKWMCt7gXUkg/64mv6VI4/LTaQwK8Nu/iOASw9iT+lAGvJ441lsf6dP/wGm/8ACbax3v7kVl0UAag8Zau/XUbnj/a201/F+rDH/Eyu/wAJKzaKANA+LNVY/wDISvv+/lKvifVWODqV8D1z5nArOooAfcXcmoSmSSR55HIy2QxkweF54XnByePl5r+cL/g4O/anl+OP7ZfiCwjayuNA8MtJpdheI7J9oiQIs0UkUxDGTzre5kj2sIpTIQASFr96v2zv2idI/ZS/Zh8Y+PNbvUsbTQtPdo389YJGnciOFUcg4bzHXBwcHacHGR/JT8WfiPN4t8aa9e+IHvdT1c6n5gvJJ45AoBuHkjcBGYndIvl/OVVQwYNgGIA5PxfNKkllLeSrMZrSL54pfkuoQ21C5wrrlUAAkXdhQ2SCKpy65azoi3EccqO67jAAjwxKzfIm4HacMcEAj1B4Ibriw6e9vPGzMkspQxNKMqiiNgWVcMCSx6rtOBtZ8EiZdYSy0mBwlta6jpLxfZWjMyyFS0khbpjhinJIxkcHsAbfgn4oeKfgX45sNe8G694l8H+ItOjf7BrOmXs+m6haKEeJwJY/nVmVXBCsdv3Nx2YHuvgj/gqh+0QmpGW9/aQ+PFtp4uVJI8b6ldSWu1sxqiS3aNOMHDp6Njac8fLl551xawRzrK0jytJGHUDzSxAZicZPKnqT0PTvPpUckN2fOjMLxyLscKxaPnBKEdMZBzgn5Rj0IB96aR/wVf8A2hrHTLaytfi/8XtTv76OQafNqPjC/Y3ao7Rqqqt4CZDE8StJ12tLIDI0YlPo3wd/4KnftDa//YmmQ/HD4mXk9rJc2sT3GoajI1zKplAFwqbvML/vUCJOrAqkiSIEEKfBetzLrehWk/2ka+mowXGbaO6k+06dOJnMZ86aIMSzO0xDbv3U02DGSzrNovirXY74NLNfXqX8UNvNLefaHFsJHxDPCgXcwYQgljG2PNGxQ5Q0Afsl+zr/AMFQPiD8RtM8uT4oa/qGq3VkZJNPufFptpkMrxxxOBv3MgRgwaJtjMzkbiVNfe37Mn7aOpXgjOueIdb1GOSAk+ZdGZo/KO+SRWDOkiBR821zj5eWBWR/50PBf7SdpofxHu706hq0ltazXSTQy6jiO48pIVhlVlkQodzIpGCpRJAA77VX9Efgv+15BqvwksTYIlzpWpXF1NCLk3RaOOOO1kR7gxeY26X7TPIIZGlkyVEbOJFhnAP2+g8aajdxrOmqXbiZQwZJflcYHzBf4QTn64p//CX6r/0Er7/v5XyX+wN+0/D4l8I6fomrXeoqYUjhtTq22G6lJiQ7FxySrbvlZQUDIvzAKzfUYHH3sgHBBHIPfJ79qANH/hL9V/6CV9/38qK61y/1WPyp727mTrsZsg1TooAVm3gHoBwB6UlFFACSLvXGOhzWP4p0CXXCPLDorghpV/gz8uPx3H8q2aKAMfwp4Vt/D8CukbPcN+83N/Bv+Yn8c/pWtvjiiYllEcYLs7dAO5pJp47SMzSyLDDCC0khYAKuOR83y8+/PpXzd+1h8bbxPDV9ZabJN5slvFaafFaXIi+0S3D+XGu+VlQSY3snmMqEoRnBYEAzv2t/+Comn/s8WyWHh67vY7rUN1ra3W1RG9z5sCqiu7iNCd7KGkR13MgIOdr+dfC3/gt7408I6zomka1beH/iFBq9mJLKbToXtbi4kWSITRtNF+5DwRz26uogjXzG4Y7j5XgH7UGq2et69PDqvhqa8TSZ9Qls57a2e4bTIjEbfdHCWfbvs44UL58mK2uV8wpHDNct8vR/FeL4OfFHQJ7y01mUw67Kl/AiQpJZTTW5keAu8cdxNDEgdxLllbcXLllFwQD9gNQ/4L4fC/wa0Np4j8LeN9OuJVCtHbQW14ka+a6NIwM8bLACv+sdEXaRkD7q9t8Of+C5H7NvxPshcaf42vPLSyXUrovod/NHYxOyIHkmjieFVJk4IkKttbB4Nfz2/tPftKXUt9a2WpxWXheazCGC50tnkj+1W2oRxm6hjUpE8ccKNJEpdZm8x2cKXili8a8Ka9H4d0k6NpVzp91Iljb2DR30FmtwHS6BlAukBWWBHSJUkIDqokeONVDSSgH9SVn/AMFmf2ZdT1UWcHxd8Oo6bWea4iuLa3jD7tjPPJEsahmXZwSSzoByRnqtM/4KS/BHXLi/W0+Iel3TabEJ7kRQ3J+yR+WzbpdseYsqjMC/VSCM7hX8xPh74yS23xF1HXbrVLbULC8uWtbg+dLeaXcx3dnLI1s1xvdZAzQ2vnKFRmZY1UMkUbR+5fC341/BD4hWc8Pi/wANvDqeqaPZSadPYKIEsPk3oI95DzmIMXa3t4lSddrRLJ5hlQA/od8I/t5/CLxvbLPpHjrRdSR9hHkGV2TcgZQyhCUODnBxxz3NX7f9t34X3t/b2sXimJ57uR4oR9huT5rpjcB+77bh+dfgFqvxF0v4X6qb7wZ4vg8Q6aZGb7LqloLqby5YW/fPLlbeW3LxqIZFYZMEyqqxRziP6G8J/tAX2l65P4hsr7Sb/TbWaNknCWsRW+LzwmEh0Evko0e1ty7MlNqt84jAP2O0H9prwP4mZhY64kxV2jYi1mTLL1HzIM4yK00+NOi3CboXuZlzjIiZQfzr4G/Z1+Kt/wCIL+5shoraMmlwwXJt2bKTxyTznPzJjKKChwpTCL5XlJtiT3bwBriyxCBZI5JlQH90hbaQojcMWJYfNGerEdcAdwD3y6+MkIjJt7OVmX/nq23P09awdR+I+r6grbJxbq/RY1w6fT1rm7K4S5t1dNn3QDh9xz7jtU1AElzdSXcm+V2lkPV2+8frUdFFABRRRQAU5OtNooAhu08xyvY9TuwRTJtfvNMiVI7u8jiHyZE20KT0/iHp71NJtUgsN4H8G7G6qGpX9qqOot/JYjGQ7bhn5cAjpndQBFceMNQt5FVr+8WdchZWlZuPqGOK5qP4z3RvI5Trc/lNcmBs3MjliAeg7VmePfFFpBc+UtlamPT9txNvuZHMWEdCzDcMHYJMevK/xVwsvxXs73WLqyn05UuruMpHHeGTY5jRWLs284UhhxtPyhlyNnIB7n4f+I1xcRJFJfXmTwpM0gB5PSugj1+8I+W+u8e1xJXgmh/ELT5NPFzYWtrDJeQN5aybgoco3lAqXfbFsRNp3cjZwMV2nw/+K0Gs6bbOEVRJDDN5Ql3skcoLoXHZiM/gFoA9Hl1y8fGby7P1mY/zpo1e7k+X7Xdc8/6yqljqNveRNIkKEbivzbu30qfzov8AnhF/5EoAdLqVzfJte5nZW67pPSo3uHmVdzs6rwuWziiR1fG1ETH93dz+dNoAKKKKACiiigBlxapeW8sbqjpJGyMrfMGB6gr/ABCvxK/4OA/+CE2h6J4I1r44/CHT5LG5tn+0a/4ehh/dSRtjfdRj+HBGW9civ24qtq+nQavpdxaXcUFxZ3cbQXEcy7kaNhht3+zjg+u4L/FQB/ELKMHnOckHPXPvUVfq3/wX5/4IhXP7Gnia/wDi/wDDjTZr34Ta1dk6taWtud/g6ZyNolVfnFvJI21ZSPLjkaOJiGeMH8sb1WWTa21SvG3G3ae4I9QeOfT0FAEun6m0GlXNkIbZlupopDKyDzo9gcYV/wCFTv8AmHfC+lNiuntoLmNI1YXUYjPy9PmVvl/7569+az6dH35xxQBNJKZpWYjqSf8AZGTn8q6K70gpbRatpFpfPpFmLSC5urm2DwJePCztEzY24Zop9qt95UfsDXNTypJGgVNhUYJ/vUQuyoyhto4b8R0/nQB0XiCQ6HOsFrdzMWjjkcS2wglikAO5OTxtcuVI5KspIU/ItQXeraRFb6kH1K1F47iG73OgmZcbgr9GxuXOOmR61jzyPK25ySzc0428zwecQSnTNAGn/wAJpqwaVjqmpbpmBkP2l8yYzjdzzjJ/OqE93NLKWkklZnJJJJJP50W+SXwMkjHIHr09vw+netvx7oOm6Nc6c+lawNatrqxt5pZvsclt9nuGiR57f5/v+VI7R7wfm27uARQBz3nv/ek/OmyOXxkscetNooAKKKc23YuOvegBt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So5jbIpKKAJElVg29dzHoc4xUdFFABRRRQBoaDFb3Ooxx3UrQW7uolkVN5RM/MQuRkgcgZ5IA707xBod94cvI7fULWezneGK5WOaPy2McsSSRvjrhkZWB7hge9e0f8E3f2LNZ/4KBftc+FPhnpE0llBq9wJ9X1BV+XSdOiIe6uSdpAKxgqgP35ZIk/jr+qnwr/AME6/gX4V8FWnh//AIVH8PdQs7TRbLw/cS6p4bs7q8urSzVY4RdTPCTK6COM57bTQB/G6Ditjwr4Q1bxjLcx6Tpd/qctvH5sqWsDTMiZAzgAkckc1/Zf4J/ZH+E/wyuvP8M/Cz4Z+G7hskS6V4Vs7SQck/eSNCcks3fG/tnnv9Pg/saAxWitZxt1ji/dg/UdPyoA/ja8NfsFfHLxuqDSPgv8WNW81sR/Y/CV/OD3/ghPYjpXr/gT/ghT+1t44t2kg+BPjOwBTcI9XWHSWPphbp0Y9MdOCy54Nf1kM7O3zdfXdkmkoA/mw+GX/Brf+1pr2qyPPD4B8Fu/n25n1LxKknmK5khIC2qzyYkUkYKgkMO+4D1XwB/wZ7/FC/0yQ+KPi98PdJum2mCLSrK91GOUEfMGaVIGjIIIB2EHYclcDP79UUAfFP8AwR1/4I42f/BJnT/HZPjpvHWqeNfsKm6XQ10uOxhthcfKoEspk3G4bLludg4HNfaqsGUYGMAAD/Z7H+dLRQAUUUUAFFFFABSEEg4ODgBT/tEgAfkTS0CPzXRSCQT2backFRg+p3Yx3yaAPyf/AODpn9rlvhz8H/Anwy03U3tNQ128PiO8WMESQx2rL9mbep8yNAxlYsi7sooDocbvwC10ie5ingEr2O79002EMhRY0Lk732u2EYpuIAZcEgivqD/gtD+1XP8AtQ/t9fE3X4dYEuntfppVvHBO0tvdWtoXgg2Af6oCNVLJ/FK8sn/LWvla1klmtMyo8dlBgJHJdKBhiN3lrJycgc7fbPagCjcXCxxeUkgZQqFZPuFPlG4Ae/r3xVeQ5VAhjOCeCo3duuetaelasuj6tb3MFva77VopRHcxxyo5QZO9X+V1Y5BTowJBByKivNVxGqrDaRBlTcFtw2CqgE/PypOckD5ck4wOAAIusSSbC6xRKEaEtFAsfXHUr1/GkspJViubeIu8TwhXI4G3erZ6gdQP881XMk15Y+VlWht90igsq7d2MnH4DpTtZ0qTToYHl4afcy/Kw3rxh8ng5z29KALc9zAdOaOPMMxaV5ZN5AuVLLsXgkZUgn/HrWrot/Daav8AbRcXsSQXEMUMIcfaBlXKqpOWCoVQHap7dDtrkopjADjGWBXpUs2oTXKx+ZJKwjG1OeAKAO4Xx1PdXry3Asyt23nRyPO++JidrNlQCMYfIXYh77gEx638OvjbF4flv20nUnu21bVHu5xqU0NpdapudmZJmWNtsDQgrNndudpArou/d87abqD2xIcALOPLLL98KwIOPwJrR0zWntbaNolhFxFIJFfyfmjdRvBbPykZLdQTgHHU0Afpx+xt+3Xp2oiPU9SuNMsb2HAitHikiF8yxKzThljDOkwiuwBtMsIeAln81iv7Y/sc/tU6b8W/D1ppd5qds18wk+wPvK/ao0PBVtqiRTGYnyuV3SPypzFH/LX8Lfi7HpmtWazXr6lLpwaWKOCZoYpkH71lLiFZYn2+YPNDEJIUONhZl/Qb9jf/AIKAJ4R8TW9xr2sJouqA2F1BBFcW9vDO0ouZXmSN51jkWSWUMyIi/aHuo2cQgzCgD+gdWLqGIxkenH596WvOf2cP2jdE/aG8FQXenzLbanbwwLe2ZkZ2tneCOUDLBWK7XUbiiZZXIUDivRUUbcr0Jxn1NAC0UUUAFNdN6kZ24BOe/wBKdRQBxXxut7k+GWuIJnjjk8uOVXRnMS71z8o4KlA+QT1C8c5H5tftAePZ9U1e2ll1GMXWkxPPBp8V4IXvL8urkrKsjmVlie1ZjtZpph8qnaY4P1VvbKPU7OS2miWaGcbGUnBP0J4HpnrzxzX42f8ABVz4c6z8NfFWo6bbaG9/qM2qy31vfWEFvp08pnTy4Zdyo7tICCA8qjKQTEuoW1VwD5w1L9rnU7rTJvEWvX2s6JrImfRRBKVjlSJQstti1dI2eMrHK0nz/KzfOBuS1PynrHxybx3B4l1a18iN49Vk1Z7aPU4bG10+1nRkSFUOws4KwMPJ2SqEcFhO26qnxrU6Ro99o8kFtp9jaxRSNZW0qvFLG1sGtUMUrJcKH3W0uY2cAXQDEFQo8ybx1qF4w/tDVC9xe3T397diWZprBnjMfmEq6q22ORjGNznc+3jftcA7601yOK2sJrrTZNas9Ku4b2xs3mlv7e72bFhjCxyRBY2zK4jUDYGkIQK8SmvB43il8Lad9nskvLctJJK1r8l/qMO4zyEPGJYo5Q0KRtkxt5cUIWIqc1xfiGbWLnTRay3r3EEkKXIOnql3ZRqYjK7OYUKiWMuhkYHzAdzH5gijBsdQWYssOpLcGSE2jR3BMcgtyI0Cxu5dUZowyswULGEdSdhFAHqup2fiPxjpGjLb3l3q9hplrLfWssM8kksbb4o2cZ4EhhFu7ugDusO9oztGKGsatNeRG81uyvb3W2+1ynULu6SyTUrxb2OQsUnYBJfLacOsQJZ5FBj8xZSfK7vVhC1ysV0YrR7hbmO0jIjReCw8veSVYDaFY5O1myMsUa8dcbVddt5rqSSx1IMkE0xZEMEYIh+UqsflosLRoF+fmNj8udtAHuXhf47w6z4s0vWNRlub/wAPWc8jPDHqohupGkWNBKImXy4pLiVFWSRQ5CIjvGNik/Q3wr8ceIfiz4zd7K+1iytrq1mvZri6Fra3FuybQBKsMkbRsBFBArRAfvbYK0avHFND8OeCYp9Wvbm6s9VksWspFklu/tHyRz4uCtySAGLpGC6spLLtYL8zrXsfgP4haPm8tIvCr6jZ63JLePF9pkWW3s442meIqhErNvkEZkOTOkblgWBoA/Y/9m74x6pHrl5oV/Zs+t2lm89vaJqCzRSyAGczu+xJWt2dFDm6CgsUjUFIB53058D/AIp2cek2ss15dK11bs8Kzo0wEZmcQneVKgsoyioVUDOAc72/Hr4P/tS6jdeXDanTY7SznvHvrxGmsY9Ht/ORCsbSHzrZS08F0wkkeMPdtHKIHRy/6Hfs2ftaf8JB4ibTJpH0+80tIrhYb0Rb7nzF2mYGJwPLZii4dFlwGLqxYGQA/Qjw5fm5iyQyGXDMHPz5xyWG44P4D8e2o55x6V5R8IvFP9vyvcxStbxR7Yvsx6xlchv4m5DBkPPWI8t94+p20yzwKR17n1oAfRRRQAUUUUAFFFFADZelc/r8ohUsJvKlQhkG7G4Dr/SuiPzEKc4asfxNBZXlq1nNOYPtAaMPux5fBO/HQ4xjn+9QB4r8TfGEsVjcyxyTgWxZ18hS0jyNhVXeASmWIwQjkNtYDKgjxfxX4lnsbrTdahjtU0pZ0u7yZ5Tvhkc/uxLGp4wjuQ4XEjhmVuU2+jfHzwJf6zqUUV2l82jLcNck2xjU3SAQ5iZUOXVtoRs8hIXxliFbwnW/G0trcXqZntYJJ0uLuPVFQFrRzIiwXMTRwoyxgPvzJtV3dhJNtQMAb9h8U7hLkWN02sfbtSiku1KxLbmNliuibbznzAJiYzKVTapzGzxRRJhu68DfEa18Z6v5JNld3GqkuBBefbEjIjiEkWZ1jfeFfcQpZRHIzDAfn5F8ceMtT1vx4lrJJaRW0qRiexuL6f8AtPAkCxM1tJE0gZo1MKnIJ+0MxWUMpf1Lw348vbXULW2mgvrxLqHykS8uOFlk8lm2MzKvnZlZlSUAFnT5UAZQAfe/wi1d9T0pFdJ4yI8FZJPMIY/M2W3Eb9xOQMYG2uzKeXgf7Irxr9kzXZNf0i8kKusEalIBs/dhdxbETljIY8scLJyrb9vyFK9jnlMEUzrtyhzk9hgZoAWiqmk6zb61AZLeRJNpwwXsat0AFFFFABRRRQAUUUUAVNf0LTvFHh+/03VrGz1TS9St2tLuzu7eO4gu4ZPkkilRwwaJ0LK4ZShDYbGRX87H/Bdz/ggpqH7F+sap8WPhNYNe/Bu5mDX2lxLLNd+DHYkbW3FmkszhSsjMWjZyj52iR/6Mqra3oVn4n0a607ULO01Kxv4ntri0uoI7iG5jdSGRopMpIpXIKMDuUsMYzQB/EVcgcEZG4k8nJHoDwOff3qzo7Wr212s0FzLcsq/ZmjlCpG2edy7SW+XOAGXkDr0r9Kf+C6H/AARCl/4J9eM5/iN8P7fUb/4Ha9M8uyGF7ufwdcuV8uznlOM28kzBYZ2O9FJjfzJERp/zYEpsGhdH3fIQC0SsCP8AZDds5H4HuSAAJ4g1X+2tQa5aOOEyYCxozMsagAKoLMzYUAAZPQD3rMbOBnOO1XJYDLamfMeN/ZlB5/2R0qtKNvHuehyKAI6cu3Y2evam0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SWqLJOis21SeT6UAR0q/TNPuFCMQp3KGIDetR0AK30xSUUUAFWrUfMuCQ24Yxgn8B6/wCe9Jay7N3OMjrtztxzke/+Jr9Mf+Dbn/gmAP2yv2p0+JPizTpX+Hvwnu7a9WN42Fvq2srKJbeyO7iSKMI00yr2ESH/AFwoA/U7/g3u/wCCXrfsC/snf8JH4u0oWXxS+JcS3er+dEY7rRLLaHt7Dcf9X8mJJR/flMf/ACyr9Ac8cqqueX2jABIBwPbBHPekDZUYbeMDLnrMQMFyPfHX2x2rxb/goN+214a/4J6/sn+KPif4m2XSaVF9l0vTDIqNrWoyhhb2ozkkMVZnIVtsUcr4OwKwB7TRX8r11/wcTftgJ4kvr+1+LbWqajcPdC1Hh/S5re238iOP7RauQigBQCT93OSSSektP+Dmj9sbTtLg874gaHeE7kE8vhPTFMm3H9yBFOM9h3oA/p9or+Y7Rv8Ag6A/a5trvdJ4r8I3iFGDRTeFbPY3B5/doG49M7T3BGa7C6/4Oqf2pNAmiS4tfhVeNJAkw8rTJJIyJFEnzeXc4Vvm+ZflZTw3zZoA/pBor+dG1/4O6f2j49MMcngr4IySnAEp0jVN+OcggakBzx/DX2r/AMESf+C6nxb/AOCmP7VNx8PfGXg/4eaFpmneG73XLy90ayvo7rbE8EUKKst06KGlnTqrZx27gH6s0UgcuSzBQW+bAPTPOCBgA89gKWgAooooAKKKKACvlD/gtp+1lB+xx/wTb+IfiMXX2XWdftf+EW0I/ZlnLX16rrwCCFZbdLpw7AqvlnhmKqfq4kowZfvDO08cEfNnnj+Hvx69iPwt/wCDtj9qjRvEnjjwJ8IdO1K/OoeEbS41bUoY2TyYrm6e1EETjzDJkWweQMyKg+0EJJLuYRgH41+KtYTVrl2RpktRO7WsTcrGrsWbJJJLcrksS3TJOAayxKiWBRTmRpMtlc8DptPbqc/hVz7OJtUjit7gybiYoXkYJuQll5Gfk/3c9/eqEzMYtnDE8Eggjgk9fxoAfZPIJWKMyuwZcrnJDAqRgdjnB+tP1K2itrlFW5jmjaJHLxBiFLICU57rnb+FVFLzbeS5zgLRcwPbSlHXYeuPSgCVCkX3RvQENkjBI6Efjn9K1GTUtX0j7Y63NzZaZ5Vo0zL5sMAcu0cZP8Odj49dp9Ky9NuI7eR/MRXV1K5Izg0yeRpiD8uAMfKMYAoAfeTm5bc2NxYseORnt9Bj9arq+0n3qfULUWsqqsqTAqG3L2z2qtQBKko3AlcqOtWLe6W0t5SIlLSY8tz/AA4znH5iqsfB6kAc5FTyXEl0S0rFicAE5/Dp+NAGl4c1JLe+DTBXZ3VHJcpvjOQ67ty4BU4PPIJ5HUel/Cj4m6Z8N7WWIPIl5NcWpd5bY6gZYw0MmxYDLGhZCjIdzDeHdcAMwTzex0u3vtMgLXSWsjTeVM0p+QRsV2FQvXBEhOfQVa8PeI5dOvRPLFDeiIEwRzDdBAxUKpAZSBggDkgfJz0FAH66f8E0P+ChGt+CdVi8V36XUTahJ5bmGGO8kvbkXE0bwCSVkErm2QgeZLKf3USjzmV2g/cv4YfErSvi14Mtdb0a6S6sbsBlZSG2HAyrEM2HByGQHCsGxnOT+AP/AAQm/wCCa3jD9sD4oWHj/WI7C1+F+iXDRajeC4niudRk8q2kjtlV23uu2XGV2xp99TuVQf6B/D/h3R/hd4JtNM063ttH0fRrZI0jWIRpBGqglWVQFBGRwADzlgGLEgGvRUOn6hb6xZRXdpMk9rOoMUifcYe1TUAFFFFACEkdC+SMADofc18Lf8F7Pg9Fr/7LX/CbwSPZajoEzWUt5DYPdMFvoXsCWKHzI0CXLhnQMwDnA/iX7qrG+IngbTPiX4F1bQNatorzStVtmt54pGdRg/xBlZSHGDtI+dSdy8rQB/I38XPH8uv6W+nafbXy4mkuTJNfrctF++kmGQiwQxhftFw4kWMqDvII2+cPNf7A3XRuodNu76CYC6+yXMbRxywAGV3aRTGF3rGCNoOdxAwyLn6B/wCCj/7Ph/Zl/aW13wLdQHw4NKlkS6nBeCBpZGk2eTgsDCbeW1aQgF5WR2AK4I+ddW8eTt4XtdNMFiVhv5dQWaLzBJE0yRB0L7gMFY4xhizAq2W5AABS03xNL4bs8QJbpduTIsmBKNpOwqgHC5IZiR1wMcAZy70y295NG4EEiYiaLoBk5KsPRc4/CrGqS232Nrq0nu1eZiHjmiADZ6hWDEsB79Mj1rHDuUKZO04yB3x/hmgC3qUMcVxOEdSY8YI+6fXb/s+lRmRXKkJ1CqQpwHz2NRbxIz73ZyFwpxmi2d7eaN0dkZGDg7emO/4UAdvZeL7waPp0UGr6mt/pl5G2mwI7tDZHDGSaFz80bs4iYrH/AKzzB3Va2/D3xTvfhZ42uJbBb02ykW6Wy3DQTOojmjHOCyzAyOw4KKTjawZRXn8V+82sG78vE+RIBhvmIO7fwwYdM5Ga3bvxJJbaeGS7aMu/lSW6Zhjk2wx7WxGoQ5KrmTJdyodsFgaAPfPhb8TtM8LaTe2Tl7S6WaJ4RZX8tuttMTArRQsqvKjbC8bKqyBXaSRQwV4l+zP2UvipdSeGdP8AEGmt4Rghn0i1mvbyKxkhXToEuHYODGoXMYkuraSRUKpMGYxtlt/5l6fqy2WtIj29la2tmPtKSXtvI5E0UagY24YsZBtKErGZXJk2qML9A/sv/HLXvCek3Gn+HopNHvdc057qxMxhaMpDuCku8LIySSYQiZSgaNnYzebJtAP3S/Yp+Pum69aWGiDU7K01W2zAun3l79o1AsskrbTE2JGBingZi6AqJ0G6Yhpn+xPhv4wj8V2EgGHKzOhlU5SQr8pK+3y5x23V+Gfw3/4KKaXoGlWMF9JqsL2UcliIUZIYLeOBWjeGGV/3rsWm2qZZA8Yt3yZJGyv6Xfsf/G278SW2m3EhS0kiLTahbRutxHbsAqyxqQqY2kxgtn5iDliwZHAPsJGZ1yemcClpsUgnhRx/cAJz1PXpgY4I7D6DpTqACiiigAooooAVeDn0rj/ih8PIvHGkTRx3MlrP5EyBxIyKA6FSThgOODyG6dD91uvrO8To504sjBSvTluvbgdaAPmPxbP45+Edze3l7qJ1Tw+XxPbXCi6zAoDCKGMLtLs7ogLGQ5CqEcO714d8RP2mPg74i8USy6jJdeCtUhjSzvb77BNc2sKlhEWkUKQoJRlJMiMqXGx8n5K+pvH3j++tJfsVzZxam0cqEW7xhPNBYAgeZ8rEKWb1+TjP3W+Zvjl+zn8Lv2htYsfst/p+jappd7JaTwalbsiNJDNHst2dCJFZpI7YqxbaodzjjaoBwXxR/Zmu7nTtJeytPD3jnSbcxXJ1GymS4W4aNQSvl7nSV5TIGLxZYPNvbGVSuKsfF+rajoF1rV/Y3nhXxN4hnuR5s1neQtpUKJ9qxKsio2zfbyGGMmcD7Ocb/LMacX44/ZQ/aL/Zav5/GngHxPqV1pFpePdJpcEhvYrpfKlSGXyt0YincKBLtwRMWlO/IUs+DX/BbCHxO+n+F/j58NpLrUmkktbbUhpqxtcp/o90wWG4DRzHiBowU2ySm3OCzoIwD9Sf2EdJ1DR/hxN/afmi6uXWfDDYm0ggbY97GNRgoATyEVsLu2L6x8QtXfQPBt/epP8AZjbRiTzdwUR4Zckkg/LjOQSqtwpILKR5N/wT68TeCPGnwFj1r4e6zqeteGdUuTPA9+0wuLU7EX7O8coDxugC7gxYliSx3FgN/wDbA8UN4S+EE1z5l/ZoJ1Avra2NybB2VkSQxr8+PnIZl4CGTd8pNAHjGjftR6n4b+ISRxbZ9LcrKHW5MiNbMq5YpMqFAzD5QNrLhmPEiNL9ReCPGtp460VLy2LK7AGWJ08t4yemRgAgjowAzjoMZP5OSfHfw9cQWV7qmv2kdtqmk+faPqkksV3HbiCCdGWYEKR9mJ3hCjRK6ymSNIlJ774Nftky+GfENvqMOrXVtd3MNnf2lmyILG+tJ2dXSF4wqeckQtyyxAK3msWKmXfGAfp7RXGfAz446Z8cfBEGs2EAtVlVCYhcJOqhlDDYyYUocnBwCTuJHNdnlict0PSgAooooAKKKKACiiigDP8AFnhXSvHfhm/0XXdN0/V9G1WE215Z39uLm0uo2wDHLCch4yDhsggDPBJCn+bP/guJ/wAEPdZ/4J9+Nr3x/wDD/TdQ1P4I6lcR+U5mFxJ4SuJpWAsrokk/Z9zBYrhsqweJHbzXy39LlZPjzwFoXxS8F6p4c8TaPY6/4f1q2e01DTruFJob2BlIeJkf5SGGR6g7SvzBaAP4oL7VJLm4jeRjMYkESs3OVUYXrzwMADsqqO1V7e3e7jnIaJBGu8gtt3c9vWvvL/gtz/wRd1n/AIJj/EOHXvDr3evfCDxNclNM1R1y+k3LBpBp9weu4R4ZHPDjI+8j18I6isSTKInZ12KxLqFIYqCy49AxIz3oASNUeISBhkyfMjAhQOOc/wCTWh430GfwzqsNvcS2k0j2lvcA215DdJtlhSQAtESFcbvnjb5433JIBIrgY91N5zgiNY+MYHeoaACiiigArT8MaJdeJNetdN0+0nvb/UJktre3hQvJcSO21Y1UdWYkAD1rMooAvLGY8D5gqHdg/Lwcc469xyO1Ta5PHJa2ES20cEltE0crqzk3Lb2O8huAQCqYXj93WX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VmzBKk7DIFIZl7EZx2574/Gq1FAGnrc0L2lkkcFvE0MTI8sfmZuzvY+Yd3Hfbx/crMoooAKKKKAHIpZgF5J7USxNC+1hginwY2uD3Hp0/wA9PxrZ8Z+LNS+IPjDWNe1e6+1aprN3Nf3k7dZppZS8jAdyXdj+JoAsfCf4da18YPiRonhXw3YXGqeIPEd/BpunWcAHmXM80gjRFPYlmAH1r+vf/gnh+xVo/wDwT7/ZE8JfC/Sja3FzokBl1i/hj2HVNSl+e5nPqN52J/djjjT+Cvyw/wCDVf8A4JgvAtx+034usmWRxdaR4Et2IUHdFJDd6gSf4dpe3j9W870r9umlDJIVyysp2tId28HHD/7x6+wNAFTX9fs/C2gahqepXlvp2m6dbSXV1dXLAW9vGgyzyZIG1V3OSSAAhOQQAf5a/wDgul/wVRvP+ClP7U06aDfTr8JvBby2HhK1ZTCbtCUE1/KCAS87RKQCAVjSIMA4cn9Av+DpD/gqlJ4O09v2afBmpQre6vBFqHjm4jAMsFuzJPaacSehkBWaXH3o/IQ/I71+Emr3kl/c+bNNJcTyFmkeVi7sSSclv4s5znrkmgCpIGIyckEk5xwT3oeBhGrlCqvnaexx1qMfdNTwbp2jhZwig5BPbNAFeinzLtYjIOGIyO9Ph4JOM9vb6fjQA+yGGYZVdwA3EZ2cg5/p+Nfud/wZ7/BkxeHvjJ8QbnSoowJbTwzZX/8Ay1kyhubyJvZClkw/67Gvw98Q6pca/qM+pX1217eX1zLLcSOcySuTuMjH/aLH8jX9J/8AwareAJPBf/BK5L6Qxn/hKfF+p6ou3qAiW9nz/wCAlAH6SspThuTkjPrg4P6g0lFFABRRRQAUUUUAVtb1i18OaJe6jeu0dnYQSXEzqhchUUs2FHJ+QOeOeOOcV/Hl+35+0X/w1x+1n8Q/iJc3N5K/irXp7+1EgBEVoWKQRbRwvlQpFHxwdnHAFf04f8Fs/Gut+Av+CVnxnvvDltqtzrFxoqafD/ZykzRJPcRRSuf3Un7sRNJu4HUcp/rE/k31TTpHD3DiJf3ohbaMbpDnLDk5Hy89OvQUAZ8jAiQKilSeGbsPaoD8vTr0z61pSeIr1NOhtFuZ/ssBlaKEyExRmTaHKKfulti59do9Kzl6DHfjrigBDEyttPHemuSxyatKsoh84urrEQoBbOKhDFmJAyckkCgCKip5oQltG4kRi+cqOq9OtQUAFFFKMYPXPagBKfG2EYbAxPf0qeCNoUEjKxBBxtOCODzmrd+9tLqlytmhjtXmb7OsjAlEydoLHHb36igCpZqWcqrbQ3BOduB7n0zjNfo3/wAEWP8Agh54j/4KEeLbHxt4xt77w78GNMnSS4u50YXPiaWMs0lpZEfJt3oweRvuB1A+ZxXU/wDBF3/g3w8Ufte+ONP8c/Gnw5rnhb4R2scF9a2d2klpfeM96CWOGIfLNHaMhQvOgBcMqQsCzSxfuD+2B+2d8Jf+CV37OFlrnima10LQNOSPTtC0PSxFFeXxTAENnbggHYpXdIoCoowSPlVwDrviL8RPhj+wJ+zhJqmrzaB4B+HfgyzWCGGMR21tbqg2JBbxhgGlYrwi/M7ZH3mevwg/4KXf8HDniH9sHWLnSfAd1qvgL4fWSPiCRlfUdbeQFd8+1iSgEYIRmXdvO7PmDHyp/wAFJP8AgqF8VP8Ago741tdY8Z6zp1to+nSzronhnSFEVnoELokbdi7s/wAoLSSO2UbaI4vKWvmbw7FpkmoqNTnura1IOXt7cXDZ2EqNhePOW25O8Y64PSgD9uv+DfD/AILQyN4rtvgp8S73UZbXVHRtA1W4uftCxzFSBA5OSscknkIiBiqSNEoxg5/bNEEeVDF9pxu7N7n/AGux+gr+JnRtYm8OXEF/bLKuCyROzbUd02srEZ4Knymxzyo554/ol/4IDf8ABbP/AIbasz8I/iXevL8TdOimudKvpRn/AISG0GG8pm7XUZOdn8ccb/3aAP1Coo24LHIYsdxIG1Se5C/wg9QPQiigApChkbaBkEHICksw/ujGTycDoRzzS0UAfiF/wdOfsQanpXjjw58cvC+nhtM1VF0vXktN3nC+jieSK8kjMjRSRi3VkYIiYCEvkDj8W9YhjTUZwbZFnnfzUD3Q2QA7sqXJBc42nJYEHcCCc4/sV/bI/Z0j/ax/Zl8YeAfta2F7r1jjTrpgNtrexus1tIc8ECaNMqchgWXDbtp/kI/aL8E6r8PPizqnhvW9Mk0zxB4fmfTdUt3MpkS6t2MM27zMkNvRshfkU/KvQkgHD37x7YvKjaMBed7bif0HH4fiaLa5H9nywGJGd5EkEn8ahQ4Kj67s/wDARTY1EjkqAi9CTnA4Pp/n9a1J7a88Kan5bwBJntgQtzDndFPEGjkCsOA6SK6n/aB9KAM7XNSn1nUZby5la4url3kmlY5aVixJY/XNUauyOHUqB95AASwYg/LnJHbjgdqd9ve2RBFtgaONo2ZOsmSeDQBTQlScE7ugxWrZXIt2t57WQrcq2X3qG27cEHnsMEn6VmMBvXAZeg56+9TtfyCwNuCDCrEglOcn3oA3bm7uS15PcWsKGZ0UyRxxiKILkbcgbh0wdrDOMHORjp/AvxIvfCd9aWWnXkNra3cQinDmQW4DB0zJ8u4x/O27BLBcqMYOeA0i4NnKXXHmBQ0ePmO5XVgPbpVy9u5Vtraym8+M2zllSUbRC5WNSw9vkGR7CgD3j4W/GSy8H+L9OTWItTguIoIbDVmdYrVziQ3Eu5wDK8sgGGDhsPhmV9qo36m/8E3/ANoWLxd4uWxi0Q2N8gsEheRngQwlvLDDGU/eI1wo3SJvEgbzijQRn8Y/DvjxNOu7K4ME9m8E7NNJbImLG1K9bZHH7q4zudZAyncy49R9s/sV/EjQdOutPTRg1/4l12/axfSbW3t5I3RCTbO3lsiCAC3leVVPnTywxMWJlDWIB/Rv8DfHI8e+B4rrM+Uby/30Txs2BjOGQHHBGWLMcckDaK7KvjT/AIJg/tGXniX4Y+G4PEN5Ym+1y3Etu4uQxljXjz0dB5UuSfLLxZTM+Azbdx+ylYHIA24P3SOR9T3oAWiiigAooooAKpa/AtzpzRsHOTnI2gLjuWPTFXabKqtH8/KjkjHXg9+1AHzz8ddLttTtLgzBhFBndHHCP3HytmZnVgCNu75jgL3ZQWz8q+O9LgXxStvZwPbWb3QQRNbMyXEkkoWaa2JEjlnXzEYkFWLoW3yIhT6p/aJm0GZFEjebcfJPAqMZpYJUYqjAL8yqWkCs3Qbh/Ftr5V8d6/baL9r/AOJzPp+oXWomaKCK2MTXcm6NIXkCho5BHIIWjZhjdD85X52ABx/hP9pHxD8FD/ZzeIre5sY43mEWs+dNPqEXmIZVSaSYrJLJPIrtK+VSYhA0kcmXveNPjn8BPjrokqfE7wDo9jNpm6K8u9MtYLyOOV2w43uoVBKxTYc7nSdcsjSFa8u8W+KLaD4R3OqaNrOn2dokV3qOnpazG3GkAW80aQ25eMRpCyqH/donMshDJCsiHkNU0WXUbKON2vPsd7G+oSCfzJL8TxW07OIS8sqJIiuxMfOPNZ5MzyCMAH61/wDBP/4WeFvhB+zVYWXg27n1DQNQuJtQglnKPNmYI20uPmYKNoAOQv3QzbTjk/8AgqB8afHXwQ+DdhqfgfwkPFk1vdbtQju3jS3SDy2xKxaRCpibbJuVslUdOPM3DtP2FPBcvw//AGc9KsJreC02ySukEakCJNuCRuz8ztvk+YlsyNkk5Y+Q/t7/ALVniz4I+Mb+HTVspdOgt4XZBFcSSGNtoLYCOuUc3DuUUgKhJxhSAD83PiB/wU7+BXxF8M6efjB8F/E/gXXNZeG9M+gPMqCWKFYDJMrvbuFgkhUKMMyLD8gBUgN+GXhr4e6hqunXXwo/aA0m1h1eZ9NOi+IpJYrqKQ29wuxhMkZWOIGNCqC2i2LIGMbqwPZfFH9uLwD+0T4b+z/Er4NL4gtp72yeTV9MjMFpe3ADSCeSGbEhjZRPIc+aFSK7V4/NJhj+Of2gPgn+zXr+lw3HhC71zw1rF0lrNdWN15sn2IgRG4WOZ3cyOvkT7fNJLSvdABzbxpIAfTXwT/bJ+LP7M3xk0Kz0jwjfJ4f0m9vFEFvbG+OpxzPDI8ayuAuQsqb2Bt4oXs2AXMgR/wBzfB2pXuteE9LvNStPsOo3dpFNdW+wp5ErLuZNpYlSCeQ2G7lVBUV+Jv8Awbd/seeKta+LV94p1HxDaaz8L9EgfyLSSOdZJLhnEkYeFyFhb5vNADOHSeJmjdTE8X7iojSLuKxozghucKnLdemMAdgF9M8kgCUVxvwo/aG8FfG/Vta0/wALeJdO1vUfDc4ttShtp/Ma0f5sBh2ztbH+6a7MMGUFVCgnOfU0AJRRRQAUUUUAFFFFAHOfFz4R+G/j58Mtc8F+L9GtvEHhnxPaPp+o6dOWVL2FxzGGQiRH/iV4yHQpuUqwUj+Xv/gsb/wR38Vf8EvfjC09kt74j+E3iW5YeGfEJiJCblLiwumUKBcooYBgAs6oWVUKyRRf1T1xn7QX7Pfg79qj4Q614C8e6Hb+IfC/iOE213aSIWdMgkTREZKTIRuSQAlGAfHymgD+LS5ACIFLMB37H/6+McewqrX1h/wVY/4JY+Nv+CYPx4n0PWoZtY8E6rLJP4W8TRoDb6xahgQGxkJPGHVZY84DEFSyMkj/ACpMzA8jABIx2z3oAiop0ZKtkDJHPTNPup2uWDtt9OBigCK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rmmBPOUN0LDoAT3H8Xy4yR1qxr9899cI8gtw6r5f7mJI1wuFH3eCcDrQBl0UUUAFFFFABRRRQAV9Gf8ABLr9g3W/+Ci/7ZPhb4caZFKukTzpe+JL5SE/srSY3UXM4Y8CTDBI1PDSyRqeCTXgWnIA7NuX5QCM4IznvnIx1HPGSM8Gv6YP+Db3/gm0f2Lf2P28c+KbH7L8Qfi9FBqE8ZBkn0vSPKBtbUqcFJm3yTSdwJ4kPzRNQB9/fDb4faH8J/h9ofhjw1psOjeH/D2nwabptlAD5VtbQoEiQE8nCADceWABPJJrw/8A4Km/8FAdL/4Jt/sha98QbhYLzxA4GneGtOkeMf2hqUgJiDK3LRRhWlkC8+XG2Du219Catq9ro+m3uo39zBZWVpG91dXMs6QR2kcaEvIZGB2FEG4npjJb5Qxr+U3/AILd/wDBTm9/4KbftbSa1p8stv8ADnwikuleENPMjhVty4aW8aNj8ktywViMAqiQxnJizQB8r/FP4ga18W/Hus+KPEeq3et69r97Nf399dnM13NK29pXI4yxbtwMY6YrmKK0fDiWsms2y37yx2LSoLloxlxHn5to7nHT3xQBnUVZu8bwBu6A5YYJyB29PT2qGI/NjDEHqAetADKKnu3jZx5Ssif3S2cGoKALdjIsbYCr5pdSHJ4QDOcjoR0P4V/U9/wbvePvB3ib/gk/8KNE8Na7pep6poFneW+qWK3MbX2n3bX1xcSRzKvKn98HTd1iki9DX8q1dj8F/i54j+BPxCsPFnhDVZ9B8TaR5hsNRgVPNsneKSMyIzAhHCsdrgblOGVlZQwAP7VlG09dxIBJLZb6Glr8sP2Gv+Dnr4V/EXU/CXgr4salc6F4iuNLtV1HxjLpy2ehz6pJDGZYZIF+a2jSZ5IjMT5RMSlljhc7f1OilS4t45YnSSGVFkikQ7knRlDLIGHB3A9B2wec7mAFooooAKKKKAKutaRZ+IdGvdO1C1gvrDUbeS0urWeMSRXMMi7HjdTw6sG2lDwwY5+XNfy5f8Fw/wDgk9e/8E2v2h/tGg2d3P8ACvxfJLeeHtQd2uFsySN9hNJ/fjJDKx5ZJUJ5DV/UvXn37U37MvhH9sT4B+I/hz4509tR8N+I7fyp0jKiaGRTvimhJRyssciq6sAeVwVZWYUAfxjvfSowdS6TMzFnBYPg4G3PsB+tJfQBbeKdAirNlQok3uCuMk+mc/oa+rP+Cp//AASa+IH/AAS3+JVnpviH7L4j8Ja3GZ9G8S6fbSJa3Q3upt5SRiO4ULuaPLcOhDMpU18ra3HFFfSJGyukbMqOM/vQGPzZPXPT8KAKBjOzcehpC2VA9KGzgZzjtSUAFFFTwZOSCBtwf1x9e9AEcSE5IxwM1Jc2zwIjOjqJBkFv4q0dSeK8tLCNbaG3eKFkMsfmZujvdgx3cd/LGP8AnnVqd9K/4RWygSGVNXiup3upnkBinhZYRBGF/hZWFwWPAO5eeAaAMixUO7LwN+AMkKDz0JPAHfn0FfrF/wAEJv8AggFcftWXWn/Fj40aNqWmfDOEiXSdGulks7jxduiR0mOPmWxG8neP9edqrxurtf8Agg//AMG94+K9rpXxp+PGkXVt4ZYLP4a8IXIMZ8Qx7G/0m8QDetsx4jhbb9o2l2DW7qtx95/8Fkv+C2vhH/gmd4N/4RXw3Hp3ir4v6pa50zRy2+00VGOUuL8IQVXJYpChEj+Xg7VctQB0P/BXf/gst4D/AOCWfw/i06C3tPFHxT1m387RfC0M6Rw20PCC5vihBhiBAAER3ybNiFPLlkT+Z79q79rDx1+2T8atV8f/ABD1+fxL4k1Y7Hnl+SC2hBPlwW8IwIYEBIVFAHJJGSSeb+NHxg8S/tAfFLWvGfjDWLzxB4o8S3T3moahdsPMupGP3gBhUUABVRQFQKFUKoCjkrhDFJtPb3zQA2V94XjGBim0U9G25JAPGOaAGV0nwz+I2tfCrxppXiDw7qF3pes6LeRXtjc2zlJYp4yTGwI9+o7jisK7hFvIqiRZBtByP5UQErnH54zjg/rQB/Vr/wAEaP8AgrFoP/BTb4Ds19cWtl8S/DNuv/CR6V5kW66wNou4IfvNCQo3Hs1fZp3AbXzuThiCxVjgHK54xgjgdK/ja/ZZ/at8U/sbftJaT8RvAl+665oFz9oj+2Flhvo9wEkFwFdQ8Mi5VlJ5DHBVtrD+qT/gm7/wUP8ABf8AwUm/ZysPHHhaaO01OEi217Q3lV7rQrvktE+GJeNjuaKYgeZGVyAysqgH0BRRRQAGQoyEBGKyK43g7FIOMsegGCRz3YV+IH/B1h/wT7sPC9hpP7QnhvT0gj1ae28O+Kra3t4ookuALhoNQl2AtJJJkRs5+55Ua/8ALWv2/rjv2g/gF4Y/am+CviT4eeM7Eah4Y8X2h0++i8wRMgLBklV/4XjkRHQ9pFjP8NAH8XU0D3lzIgVIJF3M6t8oQg8gDtzn88dqoSMzYLEn6nNe4ft8/se+If2Ev2pvFvw38R2UkMmjXTvps0mQL6xdmNvcgjqXQgkdm46AivK/G81pqOtSXOn2lvp9rcs0q2UEkjJZ7iWMS+aWkCLkBd7yHHWR23GgDAoqaWBhCkmCEfIX8OtWLG/nhsZLVJWSC6kRpAO5UMo/R2oAit1V4JEIjBbBDseRjPA+v9Ks6dETbTSBAscYIeR9xRWIbaBj+I4OM+hqoWMZRicgjIyM8Zx/So5m3tnIOfQYoAs6g2Z23AggtkEndncfvZ71oaRbQzRXf2ua5inFtvtgsYZZWBG4MxZdi+XvOcOSdq7Du3LibvlI9eamjLyyjbwWIXPpmgDp7ewGp3xtJtkl7dmK2tfMu44UR2bG6YuxVBhcEMVVSVJKBCD6h8K4rnQtcS1sLmeLxEbgW+nxwyGO0uIDcW6r9iuNwklZnDAJ9xlG4O7t5cnj9pdz6aI5YXjgF/bbH+ct+7DbTkDnHyA8An5frXdfD+Y+EvG9pLbzafNcs4uxcWkKXsVoCfmJhKssnkyKWMe07/L3RsAsUjAH7Wf8Euv2hn8Q+OLbSrbQbqexle4eB2R7O+lmLSn7UyyMUeFovJKSR48uQBIxifJ/YNCzAlsbj97YT5ZbAyUz8208cNyCCO1fjR/wb2fBC58SeNL/AFPWo7u4XTY4dW01bgESQxOqSiS7clmlu5BdIUj3OIgso3FmcL+zUpJckgAMSQcbc8kcDsvHHvuoAbRRRQAUUUUAOTg59KyfFGrm0smC7DJN+7VS+wk9eD+HTvVnW9SGlWDTMyLEhzJuZh8o57cdQOteZeLPHt1Za/Hbln8y3/dzPGfMCElTlkTBYATAnJHCtg9aAPOfjn4un1WJrT7RHaalIWniM1vHB5km07IkLMGDkru+UHcI23ZUFW8I8XeKtB1N1SaH7ZeX2JdSubTzDJZjaptBAsLw7I02SOzSM7EvhQIjIo7bxf418K/E2eeHULSQLcNe2bJdWc8QuUVlaRNyqSjKspclV3DyXYBQjRr4Fe+Adb1DSp9V0q4vrHS45QxgdpdQLSTh0uLdX+cOWkMcMkarMrmNRvcykgA4208BX93NZ3unQxa/poWK606yt4Uto4poElktpJZowokYQyKfMVZP9UXRHO14/R/AHwWHgfxdcapHqlwbaO7OputxcLZWkVpJcTQpGZnKRhApjmGPL2zR2wkLziHOPq/xN8J/B/wtZXfiKO41XUbuxWGU2WnTXF/e2zMWMInWRCqu0bYkZgh+zkeUrxxunL/Fv45X3iTV9EOoi8j8NWkMf9oXumXE0F1ZymSMeY3y5uMGENJIDA6eYscmBGTQB+qP7Ouhaf4b+C3h2z0mztNP023sUW2trez+xw26BcqqxkLsI+XbhFUKAOcgn81f+CpOpQ/F3xFcR+Ho73UfsWqRvLZJB5f2uWVgtspjnlRZYllnjlmVuVECxwPGysx/TH4UyDRPgdolyyi2WPS47kBpmcpmJX4lct0U52u/b5S642/kx+1r4jaTSL6TV9TeXULNTLe2zXcdgty29UT52jCq0tvcyOpEZVndA5C/OoB8RftNeGrCLwmtyIf7Eh0K2u9M1GK0jjY3b/aLq4FuvllJ2jE8GxopH/0Q5AYyKfL+e28La38WvjbpvhaSWK8vNR1IWVtZJMshur3dLGhYzR8xCTy42dkAABDDMTGP1X9rrU77w/8AFvUrS7e0vGGnQ32of2OYpFlkijiE8rzAOqwkR3IWMvhcwNHtyqJ94/8ABuB+wE3xW8b33x38XRSTaH4V1O8t/DcXnm4i1HUd372/glZi0yRkoqyYAMkaDllbAB+oX/BPD9kyx/Yu/ZW8N+DYt9xqsNsl1rmoTW6Q3OoXTopd59oB8wcKQxYrtwWZgzHw7/guF/wU3tP2D/2eW0fRNUSH4ieMo5bXSxDtkk02JVVpJ/LJG7CNjJIUEruIUlh9MftW/tU+E/2L/gfrXxC8dalaadpOhwNIF8zab64ALpFEuDvdyDGFwckHhulfym/tc/tf+M/21Pjvr/xD8RXM9xfa0rWV3HBdSx29ujbxDaxhCdsaxxowjO7P2br/AMs1AN/4C/t/+Nf2W/jrD4/8P+JSNdt9Yt9Vl021jSLT9WX7TM9wlzIORFMWcFBtXbellZVQRt/SL/wTW/4Kc+Av+CkXwgi1XRdU0yz8YafbJca/4fjus3NiSoZnRP44t7Mob1iZcts3t/JHNcMbvchd8p5SFgN5G3bjHUHt3xnv1PefA/8AaK8Vfs4fFDQPFvg3xBeeF9W0zLQz6dLIjR5VY5HKkgN5nlgsoOH2gEjNAH9mxTY7/dyGw20bQxwDux2JBGfpRXwp/wAEav8AgtNo3/BTrw3faFreiv4c+ImiKj3YiWT7FqcRjyJYpVwiy/KQ0bjD/KwC5KJ90xv5iK2MBhkDHbtnHAb1A6cUAOooooAKKKKACiiigDi/2iP2efB37V3wY134fePtHg1vwr4lgNtdwMB5kLc+XPE3WOSN9rJIvzI4Q8ruVv5gv+CtH/BHXxv/AMEyvifcTCy1HxB8LNTmWPQ/FYgzFG77iLS7dCY4rpdjjB+WRVDrjLBP6sa5v4vfBnwv+0J8NdY8GeNPD9h4o8MeIYDaX+m3kJlhuFJDD7pDo4ZVKSRkOjBWUqQDQB/FHdOX25HAHBxgeuP1qvX0V/wUf+BHw7/Z8/bE+IvhL4V6/f6/4M8KaodMSbVEjiubeYZE9siMQ8qwzLLF5oALeXuxhld/nu4ZixDZLA856/rzQBDWz4dsbW50/VJp7xLe5s7dJbSExsxvZPOjQxgj7uEZ3z38vHesaigCxeHLLyrYGMjPpx19sVX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Hw9GpjdTRRQAUUUUAFFFFABRRWx4Q8O3HizXbXS7G2uL7UNQnjtrW2t4mlmupXO1YkVeS7MQFAByxUd6APtH/ggJ/wAE4T/wUK/bcsBrenx3fw9+Hzwa54kE8e6C++c/ZtOf2uZEIb/plHMe1f1PTNG53IcxsDgquGAOTuYf3uPmPYndXyr/AMEcP+Cd1r/wTb/Yp0Hwje29o/jzWwNa8YX0LB/Pv5lDCAMHcNHbRGOAMjeXI0ckqgGV69R/bh/bG8IfsEfszeJPih41lP8AZWhw+Vb2UbET6xePn7PZRY6PI6/e/wCWaozn5UYUAfnF/wAHSf8AwU2g+EvwhX9nXwndofFHja3jvvFUsEuG0nTPvJbZ/wCWc11Iodk/59uOl1X8+9w5MaIc4QZGeoyAfy9PrXcftMftBeJf2qfjv4q+IvjG/fU/Eni+/l1G9mJyELn5Yk9I402xoo4RI1UfKoFefUAFFFFABRRRQAUUUUAFPiOO7ZyMAd6mTyfszALIZiRgg4A9c1DJjcMDA+uaALbPNco88pMmcIzODt7kDI7/ACnivuz/AIJHf8FzfiB/wTT13/hH9WW98b/CW5Cmbw5LcgS6UzSKXubF2VgkoRnzGxVJPlyyssbr8C1Zg8tbaTdu8wsAv90dc5/SgD+y79kb9sv4d/txfB2y8dfDfxBaa1ps0cf2u2aVf7Q0eWRBJ9lu4gx8uRQ3TGDk7WdArH1EFdgA69T+Nfxr/si/tg/EP9hT4wQ+Nfhn4pvNA1y1QRu0TCSzvIz1juIGBSePuFcYVwjAhlU1/SN/wR9/4LXeCP8Agpj4LsfDupPZeEvjFptkrapoKTMlvqL5fdLp+4l5IyFDujlmiMoXfIMSMAfcVFJGD5YJxg+g249seopaACiiigDgP2m/2aPB37XfwX1rwD460uPVPD+uwNC4BCXFtIQQssEhUiKVQWw+QRnH3WbH8wn/AAWC/wCCV3i7/gmZ+0LJaXsJvvhv4tvrmTwlraXCA3lupRngmTcXinh81EfzQA5UMmV6f1dV5n+1x+yV4J/bd+BWtfDzx7pq32i63CYo7iKOP7bpdxj93dWskgZYZ425Em08blPysysAfxp3ltHFEjLJCWkBYpyTGM4Az0PHPFUHznmvqD/gqr/wTX8Uf8ExP2lJ/Berzza34b1GL7Z4d8RfZPs9vq9ucb1GCyiWJjtkjDHaSrD5ZEZvmaeJ/JSXYQj5VT2bHX+YoAr0UpOau6c4/eRsgZZF6kDIOCRyen17demQQBthB54dfkJC5AOct7Dtnnv+HNftp/wQb/4N9H1a50v40/H/AMOommeWt54a8HX8IkNyS2VvL2J84RcDbbSLlwzvIVVVWTp/+CE3/BvdL4Gu9C+Nvx502M6wv2fV/CfhKfbmxJCyx3moh0bbKPlCW8n+rcbpAWXYOo/4Lxf8HBFj8ELDXfgv8C9eN349u99l4j8V2E+I/DatlJLW1kDlvt2FIkkB/wBHzgMs+fIAOg/4Lsf8HA0X7I99q3wg+C+oWd58VYC8Ou+IEVLm28ItuYG2gJAD3q/NklCkHH3mJEX89/jDxhqHjfW7vU9YvbrWNV1KV57q/vZzNcXMrMWaR3JJZiTyWJPvjGM/Vr2XUbl555PMlmYyO5wdzMdx6cd+nbP1qPSWgW+hNyrvAJF81EOGZP4sHtxQBWcYYd/f1prdTWnbyWw+0meCaV2U+URMFMbZ6t8p3d+OM+tRXSRLDGQ7eYxOV2YUJxtIOT1O7IwMY75wACjRRRQAVLCwBycgZGSOoHtUVFAGpe3qXNrbxIkflQMSrGNFZs4zvK8npxn3r6U/4JU/8FLvEf8AwTO/aatPF+npdaj4W1Ei08S6BFIETVbEn5wmeFmQEvG54BBB+VzXyvUkTEBh2Yc5OKAP7Xvgz8W/Dvx++FXh/wAb+EdTtNY8M+KrGPUdNvLfOy4hccHnlWBBRozzHIkiHlTXTV/NJ/wb+f8ABZF/2Cfisfh/8RNWvT8GvFcx8wIpkOgahK8areggE+SVGJVGTwjgExhT/SxaX8OrWcN1b3EN1BdKJ4poXEkM6NyJI3GQ6MckMCQeSCQQxAH0jDgnCnoPmXIPIIH1yBj6UtFAH5Y/8HQX/BN9P2j/ANnOz+NHhbTGuPGXwvt5F1by1RX1DQwDJJLLu5xaOrPx/wAs3m9q/nNugynDfeGQR6Ecc+//ANav7edU0q18QaVdade29re2V/C8E9rdIJLe4jdSrpKhBDoyMyFWBVt+0gg7T/Jx/wAFfv8Agndqn/BOz9srX/Ckei3X/CF6xO9/4PvXLOt7p7NkLuBJ3xMxiZXJbMYYFkdHYA+RaKmuUaKUqw2MpIKc/L+dQ0AFORC5wATSI5jbIp6TvHIXU4Y8UANYN1OeeKktAhlXfuCbhuIGcL3qMuSgUngcim0Abrxsz3Qs5WltYQkzLtAQKMqrMD8pwXA5/v4713fgDxRZ33iWxbUdCS/tg0slxHbDyJLqQPI6BUjUqg8ySEGIA42A4w1eX2bYZhuwpHIzjf7Zr7K/4I+/sg6v+2Z+0nonht7W7l8OXc0YvZ5LISW0MSt87sSwEjRKSwQggjeCCMqwB+8//BDH9ny6+CX7FWl6lqUTHUvFMv8AaKZ2oFiMEMaL5ccskalBH5ZKlc+VwioI8/Z+QcbegAGPQ1S8NeHLPwdoFnpWn272llp8KQQwvIXeJQo4YlmLMW3MXJyxY5LHLG7QAUUUUAFAOCc9NporM8XeJLfwposl5c3EdrFF8zO8e/co+ZlUfxMVBwvfBP8ADQByHxi8cNounXf2Yb3SAnyw2HZh8w2DPzNhWwuyTd93ac4PyD8av2hmHiDQBod3dX8txMsV3pSpO8xi3I+4xxu23YhmdmxliitudDIR6L8d/iobnS4Tp9++o29xcupgt/mMki4VUceXIXIlwN4QgMyDqFDfJ/i25uNBvEhvX0+9vb1mkhkE07Wpt1SGWSaUhnMmTGkbQjbM3lSmTeigOAaWpfEuO11rV7XxNY3Ol2EtxLZalPNqHks8asStqkrj93JH55DupO0xTDazNIVZ40/bQ8M6N4CstP8Ah0jTTm5XQ7G71C3e4i8545JJCVCSxT7XtJEI8xk4gO5o2jlrwy/+LQ1jxbu1LR2ubHSZ9SE7QTGQLG00TQwq0m8ICIYFRVaYpHbtcSyrFteLg/jB8VIzB4miCtbyWN4NCvjdMsMRimiYMXkmDzyM0flxeYpGRJGspDF5ZADovjf8WdP+Kuq6x4f1VYLp7K+W4vLqaSz1CDTfMhjkEVuYyskzBxuDCSIK4LKWYbj037O2g2HjTU9Wv9QsL/VtM1uy+zwxJpEgto7W1edZklkgBVWBj3IJreIH7OGRYVYl/Abf4i6/rniLVdCiSa6vo7GLTpbqKzEcmn6gjWiSF4nk3HbOWUwx26yI8ssbEHcZvp/9mbwnJpur6LpN3r+kXUWon7La2AspLmR7aC+iiImiKSqytLeqBMkwhjedEkjCK8tAH6p/GLxZb+Ev2XXuri/tbGC40lIEu2l8uKLdAzGTIOGBUSbVb5SGClslWX8bf2yfA+geO/BUfivWbi7d7S1/tfUtRXTZbmGB7aW3CRBp438mya5e7KTlCdnnMY2BSOv0/wD2+fiFb+Hvh3o/h27GoyxXFmG1QxyZW2jYoiXLnDoJEkTbudigLNglvLNfjl+3Zb6P4hEXhhPE12sHhayi1G7txczmS28tdqyIcCRXIimHmGOVN7RYXYFBAPGPhB8I/Hf7RX7R+k+HtF1Jbu+1vUY9OgW6nhuNSk8m+hi2bmIJjU+U7ShyfORWaUuju39Mf7O/wE8Mfss/BzRfAng+2FroHh21aK1aRP3lw4LMZZQQELOxJZiF38nau/Ffnz/wb3fsYP4T03WvidrtnpyarAp8N6I9jYx2ttfWqqkjXLBHIEzFiNqgKplOWeUzEerf8Ftf+Cmuj/sUfBG48LWNxDdeOPGGmT3FpbNetaywWpBXcWRllLPlocR59XxEsrAA/KL/AIOPP+ClE37VH7Sr+AvC/iGyvfhp4JRVsm0u581dQuidss7yD5XGxSIsfwPn+KvzR8QqkEsjWkNwthNJiOSdfml287j7kOp/EV0vj+/ub7VU1qSR7yWaZbwPFGJLaMMqMsZfc2GRAiMnGzYBz948jPK0cJRpSkVwvmFI/uswZgP60AVJ5i0KR8bVJYYGOuP8K6L4XeAtV+KXjGz8O6Dpkusa3q8y29lZQkedeSNkLFGCQC7EgKMEltoAJIU5WnWwuZEUzxoZXCneP9XnkuTjgDGT7V+/f/Btp/wSB/4U14b0v9oT4labdL4n1KKY+DdIuYfLm0e0mARr2Rf4J5Ywwjj/AIY58/x0AfZP/BJn/gmV4f8A+Cdv7Pdjaz2VpP8AE7xLZI3i3WIlE0sjMzsLWMq7II4s7MqcMwYgspVj9Y7i5YkLlmy208A4AxjsQAPzpI1MaKCUJIySvRiPlJHsdv57qWgAooooAKKKKACiilABwCUwSAwJxhe5PqM4GO5ZaAGMWAJXIKqWDDqDxxj0OTz24Pavgj/gq3/wX4+H3/BNXxtN4AsNFuPH3xIOnPd/YLO6jgsdBZkH2Rb1j+8DSLiQQJ/yzaN+si1xX/Bbb/gvnoH7Ctrq/wAMPhuV8QfGG6tzDcXYkja38GFwMPIXRxPeAcrC6+Ugyz54jf8AnJ+JHjnXPid4w1HxJ4l1jUvEWu65O91falfzvcXV5IxGZHkfJYnjqSR04oAsfGb4naz8a/in4g8Z+JLxb/X/ABZqVzq+pzrwJbmeVpZWC/wgs5wOg7cYrk6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nwymJsjHp0oAZRTn6Af0xTaACiiigCWPiN++RjH65/Sv13/AODWf/gmg3xq+Nlz+0D4rsg/hX4eXLWfh1Jvu3+t7Axl/wB21VlkH/TR4a/Mj9mD9n7xL+1b8d/DHw58H2A1LxJ4wvo9PsomJEUWcl5pSB8sMUavJI/RERnPC1/YP+y/+zf4c/ZN+APhD4Z+Ebc2+geErCOxtDLGInlbbvkuJgB/rZZDLLJ6vM1AHfqC1wQPMbeQeDtYsWBJyflLkk8MCDkEfMBX81P/AAckf8FOH/bI/ajPw38JauLn4afC6VrVhbNGbTWdbUyJcXkbrGjOiKRbxnLIRA7x4WXn9Wv+Dgf/AIKcw/sE/se3WheF9aW2+KXxLifTtDWIlbvSrNxi5vwBzEVjJjhI582dZB/qa/l5uBhV6Dg4Gc4GT/n/APXQA27lMjDJJA4GRjgAAfoBUFFFABRRRQAUUU+F/LfdtDY7GgBlFPmfzH3bQuewplABRT403hvYZ6VLcW5iWMkqd67hhsn8fSgCvRRVvTby4sZXNvI6NIpjO3qwbjH40AMhkZ0KkkrjGByfX+ldT4E+KfiTwFr2jaroOvalpGqeHL46npc1pO0clldOU3Sw7SNjkRxgkcnYvYEjlpbaRLSOUxsIpGZUc9CRjI/DI/Oq9AH75/8ABGL/AIOUG+LPiCw+GX7R2paXZ+IL2QjSfHEggsLO6cDK2+oKAI4mJUbJ4ggOcFA2Xk/ZKBlMEewo6MgYOrbvM7biemSAOnUbT3r+IK1AYPng8BSen4/hmv1S/wCCKv8AwcM6x+xi1n8NPjNd6t4m+Fj+XDpmogtc6h4PHmrlQDmSazHVoVy67QUDAvE4B/RdRWH8NPiRoHxf8A6P4n8LaxYa94c1y0S7sL+xlEttcxsPvIRkdQRgE4xgnIIG5QAUUUUAeS/trfsU+Av2+vgFq3w9+IOl/bdL1FCbS8hbbeaNd7SIru3PBEkbEHklSMq6ujMtfyc/tz/sPePv+Cfvx/v/AIefETTYbPV7eMXlpcWziSz1S0Z3RLq3f+KJmjkHIDKUZXVHVlH9kFfN/wDwU5/4JoeBf+Cm/wCz/L4W8T262XiTRxNd+F/EEUYNzod0yfN3Bkgl2IssGQZAqlSskcbqAfyQeFNEvPEWrQafp1o19qN/IlvbW6IXkldjgKq/xEngDBySAASRj+gj/ghb/wAG91h+zlBo3xi+OGjwXvxJZlutB8MXSjyfCbdY5rhTy2oZKlF3MIMhtrTbWh+nP+CSP/BHfwF/wS6+E8F7cHTvEHxUvrNzrvi8ptFujr+9tLFpFDQ2a8/vFaN5drPJsUhI/wA2/wDguB/wcU3HxebX/hB8A9VNj4RzJZ674ut2KT68OPMtrI4Vre1+8GlU+ZN9xcRbjMAd/wD8F8f+Dgl9Mu9d+BnwG1qA3M8Elj4s8ZWk6loizESWFkylgrhRiSZHOGZkjwwLH8NtRTake7buwT6HHbjoAeo9ck9xTNRbcwboTkEbQoU55GBwPp/+s06ACiipEYCFxt3E45/u0AT28qmCSMopZ2Uh8EkYB+UfU4/KpfEEMdtrN3FDcG7gSeQRzkEecu7h8f7QwfxrPooAKs2M5tptwVGyCuGUMOR6VWqzbIGt5GYMNpXDAZ29aAFn8pYIiGYzEsHXHyqOMYP5/SqtTyxqsanc28k7lIxt6Y/OoKAJrW4a0lWRCVZGDAitK21BE0p4Ws4ZJxJH5c7liY9pcldv3W3bh94fw8dTWPRQBoF/MLl1yW5OxQMZIB+UcD6cc4+lfth/wbtf8FyIPDcXhn9nX4vaokenD/QfBXiOeYKlkefL0y5YfdiO791IfuNtj4ADL+H9XtOYFXUEBmA2FiFXOepJ/L8TyBmgD+3kq0LtGysrR/LtbhlHoR2brn1JJ5zuZa/ID/g3b/4Lh2/xn0bSfgF8XNejj8Z2qC18Ha5qLtJ/wkEIXKWFw+cm6j2gRnKtcJtiy0qqZ/1+GQSCHDE7juIJJ6HdgAbsgg4AAwBhTkUALXyX/wAFnP8AgnRaf8FHf2Ltb8O6fp9lL8RPDo/tbwbeS5WVLxGQyWgcEALcxK0XzfKHMLn/AFYr60pHAaFixwqgs2eFwATye3OOfw70AfxH67pl34c1CSwvLeawvrCVoLm3mjaKeCVSQ6OhAKsCCpB5yvPaqdzbCOzhl85HaZn3Rg/NHjHJ+uf0Nfs3/wAHRf8AwSyuPAfjWT9o7wfZXd5oOvXKW3jO2igZxo1yEjitrhnA/dxSqixnPEUjQL1nFfjFexsrLuBBAI6Ecg89aAK1FFFABTkOSfz64ptTRRboGfIO0hdp6nOen5UAa+ntb3ggREubi5JxIjNnzDkbFQDkktjjuPTGR/R7/wAG037E8nwa/ZZl+KWvaLeaVr/j1kNrazJ5S/ZYfMEV0sZ+ZRIsuwE/6xLeOQZ372/C3/gmv+yFqv7b/wC194J+HmnWE9zHr2oAXlyVYpY2UQMlzPgHkxwiQqMjL+WMnOx/67PA3gjSfhl4M0nw1oFlBp2h+HLOLS9PtoSzJDBCgjjQE4yFRVXOBkgnAzgAGoAygA8470UUUAFFFFACPMlvbySSlViRcyFmwAvqfYHBPsDXzb+1J+05omgWt/a399DYXUUZFtHLOUmnlCOzJFggvMEXiIEbmUliEV2Hr3x7+J8Hwo8BPqNxcQ2sbyrE80wBjiQ5LM2SAo2gjeQQCQMjdmvyh/ad+NGnfE/xnqfhW0sdRXULxb2wiSx8i/U3sVvILWRkhE0SnLzxGMq5LrIpkdZGjoA6D9oXxdaa14fj0q/vLHUhe2yaaF1GXbbatCkTXEyCNR+8hZLiFJtoMWS6ooJUJ81eOPirHJY+IZLpJtatr+R8RwFlvxOsTrEbiUSKkaBrlxHgS+akbCEBmV4/Pvi78RtH8OeJLnyfEGn6WYhbrYX7vJOotprZ4gt08eVMR8y6hz5j7mdXEuHRR5/4t+Kuot4zvNQvBdebdXkGoW2p3sI8iW4QOI453t5VWMpPM8jsryZCQJsQvHGoB6L401K3+GWkeKzp2qvpN6pttKtb5Yfs1k6Np8hMZdkeJ2MQknV2cwrEoQOq+V9n51fGEXg/X/CRvNU1lRqF2YJb83bWUurQS2tosg+UblRWCAMi/u0lUlfLkJHIax8UJ/iJ4nvnuLYPFJFJqkzXcAeGa288zTOLdvkSNvtG6UpHLJ5MTXBWf7RKZMTwR8Tl1bUTY2+nW13pkEd+b6YW6XP2PdE8flxusjJOXWSVpF2HdH50z7DvkiAPof4VW0CeJdR1PTIdF8U2nhSKYFGSR73TJoFgkjvRb8hLVUMAKQgmFZ7dXlQRTY958C2niDwN8S/C17oGvaxZabqF0bqcRW73ElzLaiMqrpczMcBRalMpE26ONpFEbmJ/Ivhnrmh6D8NtNXRtK1tbSY3l1d+TM0uo3TQusdoSiiWVZI7lTuCv8xkBcAFniveHfjpdDV9KNroxg0vWdGlfzo7Wa2HlQ+Y9upSL/V28reVGsxTcHdE8sQyPuAPtH/gqd45ufD/xPutKKtqB8P8Ah8xaXFAm37TcpbB4hHLFI8kQeYXEZVY5ZTIsRSTci18Dfsrfsl337XH7Zuj6VZTafHp2uJFPdrPZKwSFZVmhkYRgLEjaf8qpEfMzE74Bkkzp/tn/ALUdv8a7xlXUZru98R6rPe2zT6jGto7z2kcn2iE3ZcRHzoXlimieWGEyyiKaKPyfN/Uj/gjj+ylbfCT4QX/xH1PRf7P8Z/EzF/K8jXkMwtW8qWJZVlY5dpVd84Unf3AU0AfT3iLWfDf7OPwdWYWn9keF/DFjBa2trY27OlvEqJDBFGkeSz/6tVCKT856HNfy/f8ABVr9q3WP21/2idU8XX2vSM008sOl6LLPPPDbRFULJBvAghTEkj4ZVkXcM54x+sX/AAX2/bY0ubR5/g7puoxSz2779RjstRaC7e8Ft9rsoY2iUkOzqFV5GVEZlb5nCKfwj8Za3bWFydOv9D8/U45na2mhlMcyHeoEZYITLEjrIuAfOLBx5kRDIwB5xf2qWkY/dSxPISzgsCfLbaybeOeD16HIx0pEt4GvpBbhjECAolIUEjH3icDbnHUjkiuk0rw4+s65JZvbztulaRobdB9ohA2jhgrABi5RVLBQSN3Yn6w/4Ji/8Ej/ABx/wUC+K2lfZtN+xeAWZI/EWsQXODp1qXlyV4k/essEkaAIFYhQDyaAPZ/+DdD/AIJe3f7V3x7sviB4x0mWb4ceAwbxYry1ljg1i/kLG3iRm8pJDHJEkr7HkwEjztyN39GkMMdvEFhjjiiwNiKuAowBgcfdGMDk965X4F/BrQf2efhD4e8EeGLU2mg+GLJLGzjL+Y7KMkvI+PmldmZ3O45ZicLu56ygAooooAKKKKACiikLDB3bQMEgsMqjdmPfC9SegAJ6gUABBALYVgo5VmwrfUdcep6AZPUCvzs/4Lh/8FwtC/4J7eB9S+H3gDUrbVfjjqkCpEo/eL4St5Bk3l0MEfaNoYR28nzj93NJuTbG9f8A4Lmf8Fy9H/4J9eEbn4ffDi/0/WPjbq0YR0EizL4LgYbvtFwuCPtjEBobeUbgGSaUMNkb/wA23jjxBdeNNSn17V9auta8Raxf3NzqVxdyyz3NzI5SQ3Ekz8yNI7yE5JfcrFjlhQBD458Vaj488TX+t6xeTajq2rXUt5e3Mz75bieRt8kjHqWZmJJPJYsTyawq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nw7Od+7PbFADKKc+O278abQAUUU9Bu47kgdKAGVYtVDfeAI46nb+v+f0qaMTWNuJo3x525PkbJ4xnPp1r3D/gm1+xHrn/BQz9r3wr8MtFM1tbalL9p1q/RCw0vTYvmuZyP72z5EH8cskadXFAH7C/8Gq//AATf/wCFc/C2/wD2ivFemJ/bHi6OXSPBwdB59nYozR3FzHj/AFbzyr5QY8okErdJhX6v/F74u+HvgB8K/EHjXxXqMekeGfCdhJquoXqx+YlvFGuN0YHzGQnESKMliVUKxkFXvh/4B0b4T+AdE8MeHrCDStA8P2EOn6ZaxL+6t4IEWKOMH+JNsRX3wvda/C7/AIOnv+CmR8ffEGD9m/wpqMUmj+EpI9R8XywSZF1qe3fFYFsjKQI2+Qf89nVOsAoA/N//AIKT/tx67/wUN/av8Q/E3WlktLXUX+x6JpRnklj0PTYifs9qhckEgMzyMuFeaWZwq7q8Aq1fkmbBJO3IGRgj8O309c1VoAKKKKACiiigAooooAKKKKACiiigAooooAKKKKACp4F3qwxk46AEke/4Y/WoKKAPu3/gkB/wWz8cf8Ev/F/9j3aXXi/4S6tcCbUvDrTkSWLNkNc2LE/u5MHLxnEc+xFcqQkqf0tfsz/tT+Af2xfhLpvjb4deJLDxHoWoxKd0TEXNm+OYbiJvnhlXkFGA6bgMPk/xcV67+x7+2n8S/wBhT4sJ4y+GHim/8N6wEEVxHEfMttTh3A+RcQkGOaInqjgj0wcGgD+yuivz0/4I7/8ABfbwZ/wUXaz8EeMLex8CfGBYmIsFYLpviRUUFmsZJDvEpYk/ZXLyADKSMAVT9DDhcKG3EDJbcWDH1Un5ivbLc5BHagBKKKKAPn//AIKd/sY6l+3v+xx4p+G+k+M9X8D6hqcTTwXlpdNb2t7JHFIUs77YGd7KRyplVUJHlqwyUEcn8p37Xn7H/wAQv2H/AIxT+A/iZ4Yu/C/iS2gW7WGYq8d3buWCTxSIWSSMlWG5GIBRlOHRwP7MGOD1PIIwD8xPsO9fMv8AwU5/4JYfD3/gqJ8KbfR/FbT6J4q0SOZ9A8S2luzz6bK6DcskIIFxExjjLR5VmMaBXRiGAB/IlToxn/8AXivU/wBsX9lfxd+xP+0L4h+GnjrT7ew8ReHJVWQ204nt7uGRRJBcRMAuY5YWjddyq2GG5Ebco8qoAtXFhJDYw3JGIZ3dY+e64z/MU7S4ZLq6WGJDLLMRGsYGWkJIAVfck1XhJ3YwTkjA9+1WLiwuIrGC7eGRbe5Z1ikKYWRlxuAPfG4Z+tAE+saelrBaut1FcSXEZklRA+6Bt7LtfcBljtB49azKKKACiiigAooooAX+D8ac0ZWNWPRs4plPk4C/Jt/rQAyrenXb2U/mqsbFeMOquOfY9am0mGCZZ/PMqhYzs2KrfN23AkEL6kdPxr7V/wCCXf8AwQ9+LH/BSHVLfW4bc+Cfhgk5juvFWoWvmLcYX5orG3+VrqXAz8pVV6lg2wMAeFfsL/scfEv9ub9obSfCnwu0q6udfS4jvJtRjm+w2mgxI4JvJ7hRtt0TGQRl2fYkavIyof64v2cfB/iz4ffAXwdofjzxJb+MfGekaPbWms61FbNbnUblEw8jK3LP0BkOPMIL7U3bRyX7EH7Cfw4/4J8/BOz8D/DnSI7O0QCS/wBSmZJdR12bnNzczAAyMSWA4VF5CKi/IvsVABTowxcbSVz3zwuDkHB4OCB19ayPHXj7Qvhb4M1PxD4n1fTtA8PaTbtcX+pX9xHbW1pEBks8jkKvOMZO09CDnB/If9t3/g7N8J+FLrWNB+Bng2XxTdCB7e38VaxNLaWXnkFfPjtGjNxKgO0qsrwncqkx/MSQD6h/4La/8Fbfh9+wB8EtX8A39j/wlPxF+IXhq4h0rQJLQ/2bFBcrLam5vjL+6aA7JgY0yZcmMhVYyxfy538EcZymwoWfAUEYw2OAfmxjHX35yDXr/wC3f+3p8RP+CiXxoXx38SdSsb7WILGPS7SKys0s7WytY3kkWOOJOFBkmlc8klnYmvFkl3NvIzgjgj5T9aAIaKtaldre3RdYY4AQBsj+79aq0AFW7IlwwUBnPCrxkk8cd85IPHpVQdea95/4J0fsbap+3l+174J+GekCSODxDqUa6pchSw0+wQNLc3GO5SGOQgdzgd6AP24/4Ncv2C7D4Sfs4X3xv1LRtQstf+INv/Zmiz3vk710lFheWaPZ8+2e7ikA3/8ALOCLHev1WyxdtwA5IwfvLgkEH8QazPA3gbR/hj4J0bw34esI9L8P+H7GHTdMs42LJaW0CCKKMHuFRFwe4IPetSgAooooAKbLJ5ETyMUCRqWJbsR0P3l9+9OrG+IMlzD4L1JrUSGVoTGAgbeS3A2lcnf3HB6ZwNu9QD86v+CpH7del+HviTL4at7qzs7ezVLqS/ld440QfJK8rhAvko7wlkeX943lqrI5Vx+QPx3/AGpLgKbrSdXFs8U8slxayQC3vBHNYQDz5xOXmeVmkZUCzy7I0KblQxqnuv7c3xG0S9u9Yki0yTU/EtzqEup2GpottY2drbQGWW1S2MplK+Y92ZFjeNQHEbjmULF8LfET4haVr/iiLUJYZbvUZ7SV7+9llZ/tOoK8hDrLI8p8sZhwWySqphlBGADqU+J8iaNqN/NeSyazq9mTOBqUF0xgkkCyQyytIJI3lYyPIysWJnGI4yweap4f8U3NppVybnUtIvLOFFs2aeBJI53lEkIjdWkG4xRfPEkKSoHYF9u6bdx1pe2l5o+rJY2ttcuywxSQyaZHEVckykJmR9hDb1Ah2sV3nH8JoRaymjFbXVjJq2n3Fq0b/ZJGidSZPMYFyPvsAeZQ2xWRyjFFjUA9KbSJLa2n1Ge2RZZrZra9e/8A9MVmNyMpc+ZEHhmNztJj25KvIN8YI3d98G/BKa3ob6DeQ3M9tYWk00OpPDJLGl49wpVoju5i3rMAxcoPs07tvyFPz1Bq1xrEWlSmGS4uoYxAYLg5gmlwIo1wvR2Cbz5jrwpOCv3/ALG+DniGD4d3Gm6ZeXfi6DTJZJtYWxt9OuIrfWY5lnd4bbymWSWGe3jhyqyeZBE1yoIZ3QAHUQ63od54us9NsbCx3wfabYaobpLTTVSVLi7tIjtiME4eCSaUwPtiLRyqpFuLR4O/8a+KdE8E/De+uNcl0Ow1G3l87zLXdaixubWf7RHBPEAWgJuWDSBI2KTqXGzakcfDeJ/GVx8UtKs7XzYdQ0jxFIdTnvbieHT7VUdxbPbRgSbBdSSyWhcq7FgbXMcigyv4t8UfGsXxD12FdHZ4LObTrt9MhhhsoDZsSHDCCVlcNNbNFM0kjKHZjJHHKYY5gAfTf/BLz9mK+/b0/ahtXu7XVYtNtb1NUvd9kILaGwtZbUYMwUPCfMMgjUSMAVhQFRGJz+xH/BS39te0/YT/AGarnU9OsYtR8QaqjafotqZnWODO2NbhymJ3ii3q7BAG2LKwA2bhwH/BFT9lGy/ZK/Yr03xLq1jJp2v+KrWPUtQWWw+zG2tI0CQxmEjdwoeX5s/eyu1CqL+Q3/BXH9tu5/a7/aK8T7NbvbjQ9PT+ztNiKyxrZQxXImBTZGwG5YIHKM67sDaryBNoB4b8cvjpF4yPiLWZn1lb/XL1gZ45ILqCKWVl8wxSxD/VDzJcwrkFr+4YLIjSbvEhYW1zoMcumwahqraLOUjuLm2W2st+WZfMEplib91BLiH5MqFbB8uXf0F34Xt/F0sGn2NtHutQ7tfapqNrcQ2Ni0vmsnkQKwgUSznPlurZuF+UDdW78LfBd74n17Q7NdWjutfVYDNZhXnupYLuOWeQxSFViWFI1XfGZDE8l0VYBGldQBnwA/ZU1f4++NfDvh/wl4e1jxX4p19bUWtnsaCKIPGzBmdfljT5EWKRZskkiUxllUf02/8ABNT9g3Rf+Cen7NOleDLGW01LWWP2rUtXMWx7uZ0VSecsAAgQJudUCBFY7TXzj/wQ+/4Jr6f8C/h9D8TPEuheT4x19jc6ct3bLatBAyhYn8gZ8p9g3ABmBd5WBG7Yv6HLJvX72/H3WP32XsW985oAcyhFwowASMdvrSUUUAFFFFABRRToyCdpOBJ8mSOOew9WJwAO+T6UAIM9A23J+ZuQFX1bHVc4GOpJGOhr82f+C2//AAXt0X9gbSrz4ffDGfS/EXxqvF8ueRwt3ZeDgRnfchf3dxc9Nlu3Ctskm3CJIpOe/wCC6P8AwXq079jnS9X+EXwo1FL/AOK93azW+r6naXGI/Bu+Fgoil/iu1YqQhBVBu6OUI/nO8Qahcavqtxd3k0lzeXcr3E80jl3mdjlmLEksSckknOSaANjxJruq/ELVtZ8S6xqz6tqt/ffaL66vrpri+1GecySSTMX5lJYEux7sCeTmueaJpGVFUsccc5z9Paq9FADnUqxDcEdqb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Tkzg47c0ALGNxI/HrinyRlIEfs5I656YpJ4niVSwwH+YVFQAUUUUAFFFFAFq22+S+WZXyNvOB3OT+WPx9q/o7/AODX7/gnkv7Nn7Jlx8X/ABHp7x+Mfi4qS2EUkf7yw0JGzBGPe5fEzesQtj3r8Z/+COH/AAT9u/8Ago3+3B4c8ETQTt4R08jWPFdzFkNBpkLqZEVh915iVhU9jLn+Gv61LK0t9G0yC2tre1sLW2jjhgggTZDZxBVCxqv/ADzQEBf7pG2gD5V/4LMf8FJbb/gmr+yDf+KNOezuvH3iV30nwhZumRJdsCz3hTvDb7tx/vP5UfSY1/J94x8Tah4x8S3+q6reXOo6pqN1LdXd1cSebLcSyOXd2f8AiLMxJPcknvX1V/wWo/4KTXv/AAUv/bEvfE9obm38C+HIm0fwlZTKUaOzRyWuHQ/dlnk3SMP4QUT/AJZ18f0AFFFFABRRRQAUUUUAFFFFABRRRQAUUUUAFXrW5aCzmhxGUlZGYlBvG3PRiPl6/jxVGigCad/MJPqSeTlvxPeltLhrYuV2/Mu3kZ61BVqwZEky+doIJwcH8OD2z2oAgfoPYelMrR1yW0mv2axhnt7bcfLjmlEzqOOrhUzzn+EYrOoAvWk8X9n3EBtbeSaVkdJ3dg8IXdlVG4Kd2RncCflGMc5S6uFe2jjAQBCWBVQGGccE43HGO5I9Mc1VhUkkr1UZrq/hN8NvE/xv8faL4N8I6XqHiDxBrt2lppem2kXmS3E8jDCr/d6ZLZAABJIGSACT4KaH4p8UfE/w/p3gm11m78Y3OpW40KHSS/29r3eDD5Oz5g4fawYYI29RnNf17/sVQ/FDwP8Aso+CLf4+eIfD198TRbxWusXtk628TzyzCOC2LKAr3OWihYxhYjKW2A8u/wAXf8E+f+CePwd/4IEfsyaj8X/jX4h0OTx7c2og1TWvL+0x6YJVYnStNVQXmlfDq8qLufYfuxxsK/Hv/gqV/wAFkviJ/wAFH/jlaasdQ1Hwj4H8L6h9s8J6Ha3UkP8AZ8icR30roxLX3GfNDHYWYIFBbIB/VnGqqi7cEYHOzYT9R9cgHuAtLX5S/wDBCj/g4Bsv2q7XQfg78ZtVTT/ieu2w0LXblMW/jAAMUilxjy73A+VVKi4b5VPmsEf9WicNyu0kZIBBGckHJAAzkEcAAKFGFORQAUquYyGDlNvIbDFUYAkM2OMYBGT03UlFAHyD/wAFfv8Agkn4R/4KhfAua1eDTtC+KHh2zZvC/iWSOSRrYriQ2VyYgfNtZBlckb4i6ugfDRv/AC6ftH/s7eM/2VPi/rfgLx/oN14b8U+H5zBeWU5V9mQGVkdCUkjZWVlkQlGVgVJBr+0uOUxEEbdwbK7jtBOCNpPYEE/lXzN/wUt/4Ja/DX/gpp8JP7I8X2v9m+KdFtpY/Dnii2Dx3miybcoZCPlnttwAMbDkcqyMAwAP5Dq0dHa0W0vfPL/aDGPs22PcN+4dTvXHGezfSvSP2uv2RvG37Evxu1v4efEHSho/ibQPIeaLzkkjmimiWSOWIqSroytnIOQflZUYMo81urD7LZQy/aIH84MdiyZdOn3l7Zz+hoAW0ha7uCI1eVxucIoLEgZPQDkdz7A0viTR7rw/rFxYX8Etrf2Mr29zBIu14ZFYhkK9iDkH3Bpggt4rDd5rPO+NgXonrn9KpP8AeNACUUUUAFOToTz+FNq1Yo0hcAZBHOOoGCTgeuAaAIprd40RmRlD9Ce9dD8Mfhn4h+MPjjTvDnhXRdS8Q+IdXlFvY6dp1tJc3V1IQcLHHGCzHjsMDqcDmvor/gnN/wAEkfix/wAFMPHBt/B2kppHhSyuBBq/ijUldNP0tgFYxLn5p7jYQRFGM/MpYohLD+jf/gnD/wAEkfhH/wAEzfBSW3hDS/7X8Z39mLfV/FuqRxnU9QR+ZIY88W0JIBMEOdwVd7O6lqAPhj/gkz/wbDaH8MU03x5+0dbWXiPxINt1Z+Co5kn0zTVHzf6e6kLdTBiMpG7wpgq3mk4T9gdMsLfS9NtrS0t4bSztIVgt4Ioo4Y4Il4VERAFSMD7qhVA5wOtT4yCwxhj1/v4AG4A8gEAAA9Npo37WB+cbcn5QCW4Py9CcHvtBbjgEgEABuwp47EkgfMF7gHtXg3/BQP8A4KKfDr/gnF8F7zxd461GKa/K+XpHh+2uA+oa1OQdkKK3yIuMs0smUjAGUcsqn43/AOCvH/Bxp4M/ZE0vVfh/8HNR0vxx8UkRbV9VtpIrzRPDRYne/mDIuLqIjAtw3lozBndmEkTfz6/Hf9oDxt+1B8SLvxV498Uav4r8Q6lIZJr7U7lpm5/hXPEcYxhY0ARFAVQFUAAHvX/BSv8A4K7/ABT/AOCnvjCObxddQaH4R0xy+j+FdOkkGnWo+6sshY7ri5wcGV8AYbaqA7a+UJgEVcZyc844I6A/zpLi2eOBHKny2ZlVv4WIxnH5ioKACirVvfz21tLFFNJHHNjzFViA+M4z9Mn86hVSWwDjHPXNAEdOU7MnjPoRVh49sEbhkZnJBReqYx1+v9Kry/e6YoAuW0rGARuWkjQ8KSAFB5OCemSF5H9cH+gv/g1L/YEX4T/s8658eddhi/t74lI+leHs7Ha10iGTM0yuvee6iMZjPKfYwf4uPxC/YZ/ZV1X9tv8Aaw8EfCzR5PIvPF+orbPPs3/ZLZQZbmfH/TK3SWXHfy8d6/sT+HPw70P4RfD/AETwp4asl03w94ZsYNK0u0Bz9mtYIliiTPfAXGe/XvQBsKQGbA28kYP3gQcEH8QaWiigAooooAKbcWovrSa3Yyqtyhh3RnDgtx8p/vf0zTqUAENyyttIBUsDzxgY7kkcZGaAP5hv+CruhT/C/wDa18f+G9Ot7ixvrLXJkF2t4gublp5HkCuWyAjo8saAAHy7dGzhGVviDxRr/wBvupNskNpDPEW+zQ4aMMMxbCg5DYUcsWc5Ls7sdx/Wf/g6d+BQ8I/tIab4t89IrfxnpH2m2EzKIop7YBLiKJJGkMEpNvbyNIuzd56xnPmDH5C6peteRxMxeV9iySAxkhSqgAlsnOV27jgZ+WgDS1XWP7fSOSXVriYG3zIJLh3lUCRyE+chSADwPf3qDw9eKdUs7VJxDALsOJpQUMDEgLIWVjjaxB+X3z2qvbXgm00Zv4ozAg2x3CGRyVDHamFOEO7G0kKcgn7vEl5ok+hrZ3d9B5bTAMkDSKLh2xDIrMhYyBHiljZXZVV8sFztagDqPhZqtn/aF5damZl0xkYT28TBJLiBUMRto52SQoxWRUy6su1shWlWJT9DfDTxZ4QutR02WGyt5dSbydXjia1eTT90KH/QnUyLcKrO62yIco80yONgbbcfPHgbVdc8UXFhpelxXmoarrDRWFoVXzrlmAEUNvBwdjsBGgO3+LqMc3NS8ThbrUL2BtTvr20u4bmXUYbx1ATy1SSMyKHJjaRUEZ3gr5QAAZhQB7L8QvGtr4c+Hw0Rrq41W/tooHmhsxH9k0tGJikF40RjLSoZrdleTyxbzTvEVJ/et7x/wQg/Yp1H9r79sTQ28Swz/wDCDaIn9vXxZS6al5O2WKxkUhf3XmkErtEZLysMsFSvhHVfEeoeJ9ZVbGaSS8t2JslsoBHFvP3pUTcWRyBCFZAD8oReEFf0W/sXeN/hL/wS+/4I1/D34lXGkWPhbV9b8L2/nTXtiLW81nULkPKquC6M0HnsGV2YO0Kx85AoAqf8F4P+ChelfDHwDc/CzR9XnbXtStZ7rXbe1ClEtvJCrHJ1klRnlX5EHkyMGWZkjEyj8D/GHjGbxnq8aXSabFBGkVv5TF5EsWESWwJJDEApGpeJdx8xSfLEbGAdL+0T8ctS/a/+OOr+L9SvtEl8SeN7mTWdUh8+QQ2rANGwuDJs2FbeIMXiaSNYpFKiNxIqee2qW3hxtPku725vrbUTGJHmlZYrfP2WaRlUFZnRojAOFjYHPlmQx7qAOg0bwTcahqk0VpdNBZ2QW3ureabIupPNmuIonSSQYYBHz5ZcKAqFi8rKP1e/4IMf8E+NQ+OXiObx/wCMLa607wlE8bPaWdj9ls/EEh3hFcMit5QMwd1jxtMKAonBf4s/4Jv/ALJfib9qr9orwqumafqCWms3rXttqm23hskgACajPLCVZy5jCAFmJIldujLX9LHwU+DuhfAH4ZaX4S8OWkdjpmjR+V5apsZ5OrysNoAZ8hjjuxoA6eCNYoI1VFjAQAom7ERHGw7udwGPwK06iigAooooAKKKDkBsYPyknJPyjqWGOcgevAG49QtABt3EfLuIYEAsFGegwTxnJxzwVLDk4Vvyo/4Lnf8ABfyw/ZOs9Y+EnwW1SLUvinEPsuua5DGXtvBwIwyRMet+C6ghuICXRsShlXzb/guX/wAHEsHhyw1/4N/s860Tq4l+wa9470u7CR6bjiS30xlxukJ+VrtW2pyIwGaOWL8KtcikS6DysHeTLM5bfvO4jduHBzjOQSCSeeoAAeIdXuNdvpbu8uXvLy5keW4nmYvNPIzFmd2PLEsWOTzzz2rMop0nX726gBt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U9nGJX2nbliACzYUfWoKsWieZDIDIsY29+/IoAc9uXR2LxKFJUejY9Krv91fpUl2nlzMuVIDHkVDQAUUUUAFXIRsUkqqkYOT1Pfr2/nyKp19sf8ABBn9gRP+CgP7fGiaTq9stx4H8FRDxP4nV/8AV3VrBIgjszx0uJ2hjb/YaQ9qAP24/wCDdT/gnuf2Hf2ENP1rXrE2fj34stF4g1uOcmP7HahZV0+zf3SKV5XB+ZHupVb/AFQrw/8A4Of/APgprc/BT4NJ8A/BWoXsfjDxxZRXXiy8tZHil0rSGO1bZwuDFLdOqoydDbxkHi6r9NP2kfj1oH7LnwG8XfEbxXcSxaB4M0uXVL4o2GnKbSsMf/Td5GRE9ytfx8ftYftJeJP2uP2ivGXxL8S3JfWfGupyXs8atlLZCcRW6f8ATKKMJEn+zGKAPPLpi/lswVSc4GMDHt2xnP45zVWrMEElxOsUau8rNtVVGST2xTbuGS3maOVWSRGIZWGGB75oAgooooAKKKKACiiigAooooAlg2eXJu8zOONvT8aY/wB1fpTaKAJoJCjjBK7SGyOxHekuZGuJC7lmkckknvUVFABRRRQAUUUUAFFFdZ8GPhJ4j+PHxJ0fwd4R0TUfEfiXxFcCy03TrKLzJbmZgcDGQAAASWJAVQzEgKaAH/BT4OeJP2g/iho3gzwdo154h8T+IrtLLTtPtAPNuJWPqSFRQASzsQiKCzEKCR/Rd+wb+wF8Gv8Ag34/ZW1L4vfGHWtHl+IU1uyatrKvvVVaN5F0bSo3wZXk8uRDuw0xAZtkeNp+xV+xF8F/+DeX9kPUPi38WtYsbzx/fWUdvqmtQwO92ryqHXRtKiYqXkLIymUlTNguxigjJh/Ev/gqd/wVK8c/8FRPjcPEfiMf2J4U0nzYPDXhmCTfb6NbM4JJbA82eQKhkmIG4oFVUjjijQAtf8FXf+CqXjP/AIKffHT+3taNzo/hDR90PhzwytyskGkQsE3s7BR5k8pRWkkPPCRgKkSKPlCXk/iTwcikmUggt1YZplAGjpGpTaRcxz28skFzBIkkUkZKujq2VIYHIweeO4HpX7e/8Eav+DlZ4LzQvhb+0jqzSxEpa6V8Q7qZjIMDES6o/qSFQXjZ2kD7Rn95cL+GiDdnhjngYq9FALScxzxyI/BAx8xHt6ZHseQB0JoA/t1hCrCoRt6gAbgeCcDnjjldpBGeGUZ4wHV/MB/wSy/4L2/FH/gnK1p4Z1VZPiP8LZJAX8P3l6yXGlKeG/sybB8gc58lle3LIxVVdhIv9G37J37XHgP9tv4I6R4++HmuW+t6DqcYDAbEuLCYD57eeIHMUqE4KkY7qWQqaAPSaQthuRuUggjbkZ7GlooA+eP+Cln/AATx8J/8FG/2eb/wprKWNh4jtcXvh7XRZxSSaffRq3liQvHIfszkhZkUDehA7DH8+3/BRz/gk34t/ZDvXfVg+v64TBFfT2MLCzggCW8UF66CEOUuZBcIoDFmktpMBiwA/qQrxv8AbW/Yi8E/tx/DO20PxfpNnqEukXK32mzSny2t5QRlDKo8yOGXCxybGXIZQd65jcA/le/ak+AFn4F+G3hbxnoq6jbeGPGLyDR7LUZYhcwRQjyPPYCGAzG4Eayh4ogigqjs8isR4JcAhxkjkA/fDdvb+VfUP/BUf4M/Er4B/tReKvDvxR0WZtUjvXGmasLea2truzWa4iiktozJIogk8slN+ZdkSEkEtXzRremvpc6wy7fNUAkBlOAVXAO0kA/jn1AoAzakhgadtqKWOM1NZEKJCegAzwCcZ7Z6H37V9J/8E+/+CUfxi/4KUeLJbH4eaBFFo9oSl/4l1fzLbRdOfghJJgrO8hyB5cMcknfZsDuoB89+EdAufFGu22nWNtd3d/qEgt7S3trdria5mbhI0jXlmZyoAAJ54DHAP7Hf8Eo/+DXfU/HR07x3+0rb3WhaHKEmtfA0Mxi1G8Q/Mr6hNGc2seNmYUKXD7iu6J1Kt+k3/BMT/gjP8Kf+CaWhw6npNrF4q+JVxB5d94uv7ZRcFSv3bSJjstoSCDiPcTkBpH2KqfXajCrjO0DCnduDe+emfpQBl+B/AuifDLwbpnh/w5pVjoWh6Pbra2On2duttBaQrwqpEoCxr7KMdSCQQa1KKKAPJP2x/wBuP4YfsE/CyXxj8TvFFpoNjGGNlaLiXUNWlBVTFbQctKw8xckIQm5WZo1Bav59P+Crv/BwN8T/ANvPTj4W8KLL8K/hdeRyB9JsdUWfUdZTzGXN9NFtZAfLyLcKFPmMzGRWjav3I/4Kr/8ABMXwh/wVA/Z3k8L6yYNL8XaIJbvwp4gYEtpF2wXKyActbTFI0lUcgBHHzRiv5Vf2lv2ffFf7LPxo1vwH420a58P+JfDc5tLy0nHzEjpKp6NHIPnRhwyMpGQQSAcVczNOqZYnbkAHB2+wPp7dBzVSnoMZzkenHerGoNCwi8hHQBfn3Puy3f6UAVKKKKACiiigAqxallLHAYAfMM44/wA8fjjvVevcv+Cdf7Hut/t3/teeD/hhom6I6/eBtRu/L8xdOsIv3l1cEd9kKuQP4m2p/HQB+z//AAamfsAD4ZfBPxJ8f9bhmXVviAJtF8NMcQiLSYJAZ5xj/nvdxFNn8P2TP8Vfrwy7T16+33SCQRnvyDWR4B8C6T8L/Auj+GdBsodN0Lw5ZQ6Vp1pF9y1toI1jijB/iCoqgH0wO1a1ABRRRQAUUK4jlDE7QvzEgqDjvkn+H1/CuF8DftF+EvH3xa8Q+B9P1ixfxF4Zt1uZbNZ1knltstA04A6KJVkjH/XE0Ad1RvZOF4z1PYU6Vt0hx2+Vs/eZgACx+oA/Km0Afnf/AMHL/wCz/Y/Ff/gnvL4mezt5L/wLqK3UUm6VV2XCG3k3GME5O5ApbMYkKGQeWHdP5nNZmDMgzDIANoKH5cDHOM8Z647ZxxjaP7OP2oPgbaftNfs5eOfh9eNHGnjHRLnS45nDEW0zofJmwvzMElEbEDqAa/jY+JWjXfh3xbf6ZeI6XllKba4R0ZHhaMBPKKN8yFNu0ofuEFf4aAOfEO5gN4yefpVqxtxel2klCqpUOMEtt5y3AOAMDP1qohVY3DBtwxgg9KsWQVHAfMispDIrYOPf1wcHHtQB1ulavJptrb3sbLDbaeweWKGcwNIxWFC6AryxVvQ468Z5LjxHNb2v2uMywtdmZbqWKRnmmWVXDRysJSAWWWUcomeevIFeytrvULOwtA4Nq6i4lMrbltjM6wu2CQPm/dnsRu4I61X8QIdM142cttZWX2QfY5WiVtruhaN5PnVmAYhs8AegGMAA+n/+CRX7FM3/AAUB/bD8LeGLj7U3hjS5pdf8XXTTNa+RplsVJd7gk4MrMIlAIwUOf7y+r/8ABb3/AIKbad+3n8ebjQPCb2f/AAqT4e+bpHheW3iaOznCQsq3QAI8syyK4iTyo/LihjJyu5U3JvjPp3/BMf8A4IvaP4a8OWtxZfGH9ru2n1bVdUt50jk0fw5DdPBBAzbt48+HzdoCIm25mLZKpt/PJ9In0ax07VHeOCG9gZ1kS4FyzESGKRCq/wCrOxgTHKQSjKxOJEDAF0+IZkmiNzai5NtK7mSeI7fMMaqrMrdkbaxU/LwFPyhK9J+DvwRn+Jfi7T/DR1SOS5uL8W0CWk4ltxIZhB5kjj5ipkYFZI+ZfMbZ901wugzX3hlpNYtNQjidI5ZHtHuCjboysLCUEjcWW4lH3dxJYsoRiT+0P/Bt9/wTDTVPBNl8aPGdrL/ZH9o/b/C0cl5JG9zNEGjFxLGi4VEfeYyzNnz3wWUCSQA+8P8AglV/wT1sv2H/AIPpdX7ajd+MNet4zfy6lcR3dzYxbpZVgaZPlllDXEheVfkfcpXoa+q0G1AMYAGFBXDbexNLk8KwYOBlgxyYySSVz1wOvP8AeooAKKKKACiio7qYW8DyGTykiUyO/m+SIlAJ3mQ8IAcZbhgM4PJBAHuu5cBdzPlNvOGBByCBzgHDHGDhTzgkH8Jf+C7f/BwhD8T5dZ+C3wH8Q7vDDMbbxR4wsHZTrIz89nZSo67rccLJOoBuCAFcQpvuIP8AgvV/wXxtPjHo3if4F/Bq+ntPDU8QtfEfidPMt212JnEjWNljkWnI3ynAuE3xpuiIeb8cBqAisplSVma6hEMwxgYVkYHPf7h49h64ABWuCtlMV2pJlc8nO3Iz6D17cfWobtmbbuMfzD+HtTbt98u7uSc8d8moaAJrpw7AiMR8dPX3qGiigCWGREjcMm4nGD6Ux1woOevb0pt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UkDbS3Tp3GajpVODQA+dtxXp07DFR1I8xaFUPRCSPxqOgAooooAngYLJklgMjkHke/+fWv6cv+DaX9h2X9kr/gn3Z+J9atIoPF3xfkg8TThjh4tLERGnwH6xTT3AHf7ZX4X/8ABG39hGT/AIKH/t4+FPAd1HKfCtoTrfimZG2mDS7d084Z7GQukIPYzg9q/pc/4KP/ALbXhj/gmR+xXrvj6e0snl0i2j0vwtobyhBqmoSDFtahTzsjGZXA5EFvIB8wWgD8p/8Ag62/4KHz+JPiHo/7OPhq9eLSfDSRa74uZH8tb29k/e2lvJH2jigYS7Dw73UZ6xivxbuUwM+56gA9fb/PX0rZ+KHjzWPil8Qtc8TeItQl1bxB4j1C41TUr6UKJb25nlaWWZyvBZ5HZjjjnjjFc7QAUUUUAFFFFABRRRQAUUUUAFaGnRRtHOWeRCqqF2IHJJYA5BIwMZ5+gP3qz6KANHW7ZrSaONnVyYkk+WRXA3IrAZHfaRkdj8v8NZ1FFABRRRQAUUUUAFFFeh/s0fs6eNf2sPjBpHgPwBoN74j8Sa5Msdva26/LGM4M0rsQkUSA5aWQhEXJJFAFH4D/AAS8U/tH/FTRfA3gnQ77xL4p8SXAtNP060TMkzkEliSQqIihnZ3KoiqWZlUMR/Q5+yX+yX8Df+DcT9kO8+JXxU1nT9V+KOvWZtb3UraLfeXkjRq66TpEcmyUKcAtKdvmh98nlIsccT/2e/2d/gF/wbQfsg3vj74h6ra+IviprlsdPur+2iU3us3AIkOnaTFKA0VoCQHmIG8YlkCMI4k/Cv8A4KI/8FAfiF/wUb+OU/jnx3qKtEDJBoui20mbHw/aF8rbwKOAMY3MfndhubqtAGj/AMFLf+CkPj3/AIKb/tAS+MvGUkVhptirWugaHayb7PQrQkERqcDzJSApklYBmKgAJGkcUfzhIMOQDuA7+tNooAKKKKAJIIHmR2XpGNxq5o9vby3TJdymKIwSOGC7jvEbFB+LYH41n1JANx29C2Bn8aAH3jF5SzbsvySVxk9/1r6C/wCCb3/BRfx7/wAE1/j1D4z8FXf2i0uV8jWtDuZpV07Xbfa6iOZU/jTzGaKTaTHIQeVLo3gGp30mo3k1xMczzyNI5z13c1JpWnf2jKyGeCAKNxaV9o47D1oA/rx/4Jvf8FNfhx/wU4+DCeJ/Bd1FZa/ZKq6/4ZupgdQ0KVk3eVnjzoOCI7gIBJscH50kVPohVweTnIBBLZbHYGv4yf2Uv2o/G/7Gfxm03x78PPENx4e8S6S5WKeL95FcxkjfDPEQUmgfADIwOflIGVr+mX/gkV/wWc8B/wDBUHwI2nu1r4V+K2jQG41vwwZnPnRKAHurGQ5E0JIyVJ8yMkBywKSOAfaVGA4ZT8xZTlQfmI7kDv2oYFWZMn5D3PXIBzjscEUUAeJ/tsf8E+/hj+3z8ObvRvHnhnS73VGsJ7LSdcFoF1PQ3kClZ7eUDcrCSKIkZ2SbQkivG7of51f+Cm3/AASU+KP7I/xU0XRdUuz8Q9Y8RXgt9OvNI0mSW51t7mWR4nlKiSS4u5pvtICMZZ2ETnPlogX+pao5baKW4tpnt4pZrSXzrZ3i3mOTYycHtlHf8qAPwr/4Jbf8Gsup+I76y8Z/tKvJpOllRLa+BLG4Iv7k7wAt/NGSYVwDm3icSsCf3kZRlP7f/D3wBoPwq8EaX4b8LaLp/h7w5o9uLfT9OsLZLa1tYgxAVEQBAeOcDJ/iJPJ2VjWKMKhyqgLnPHAAHHbgClUAkAgsCcEY3AcE5x3Ix+tACVxH7Qf7SfgP9lD4bXPjH4jeLdI8HeHbBwTd31wI2eUAsqQIAZJZjtOI41ZmBbg18x/8Fbv+C1XgT/gmD4HbS4mtfFnxc1SBZtK8LLIyC18wEC8vZMFYolA+VAGeVjsAVPNli/ms/bP/AG2PiT+3n8Xbjxv8TPElzruqSgxWlsC0dlpFuPu29rD92KMc5C8s253LOzOwB+nn/BSX/g6b8RfEZtQ8Hfs5Wz+DdCuLV7WbxdqlsE1aVg4XfYQh2js1KI4DyBpMTbl+zsgavsv/AIIh/wDBeTRP+ChOm2fw7+JElh4e+NFlbBovLVYLPxrGoJMlrGGIW7U8yW6LvcIzxEJugg/mdtxG0b73dTxgKMg/WtHwx4kvvB+t2mqabe3WnahpsyXNrdWszW89vMh3JJG64ZXUgEMCCOxBwaAP7cQQ4DYDuRuZ5H4chgcY64JAKnpg46g18K/8Frf+CNfh/wD4KbfCg654egsNK+M3hu18vQdUcmKLWIVLH+z7rHAVndzHKeI3UbvkaSvmr/gh9/wcTx/He50f4RfHvUrWz8cXBFpoPjFyttBrkvIjguyP3cVzgALOQscuSJF8wb5P1/jHlz7du1Ih8xEJbYQP7h5HLfc6HO4cYoA/iY+JPgTXPhb461Tw34m0i+0DX9Eu5LTUdNvYXhnsp0O143RuVKkYx14+lc7X9P8A/wAFyv8AgiTZf8FJPBUPjPwLb2WmfGzw7beTbs0iJa+LIFGRaTStwkoxujmbKZLo4VW82L+ZTWtKuNGuZLW5CxXNvI0UsPG6J1wCrd8j8hg85zQBl0Vbt7CZ7GS5WNzbwuqu4XKoxztB+uD+VQTbgdp42kjHYHvQBHVvTPI+3w/avM+z+Yvm+X97Z/Fj8KqVPbjBJO3aOTuzg9eOKALulX8ul3xuFWPfGGBMsayfeDKQVbgnk+4xkcjNf0U/8GuX/BO0fs3fsq3Xxn8RafNF4w+LEQXT4Zo/LuLPRIpGaPCnkG6kXzPQxR27D71fkX/wR/8A+CdEv/BQ/wDbs0nwZct9p8D+GpZNU8W3sIfy20+FwCu7qr3TlYFZfmTeZcYiNf1a6Hotl4b0Oy0/TbKz03T7C3jtreztIBDBZRxqI0hjUcBERVAVflHQc7qALIG0Bc52ApuHR8E5b65yD9KWiigAo+bt93vRWX428aaP8N/BureIfEGq2uhaJoVnLf3+o3UhS3sIIkLyTPjnaqBiSOQu4j5gKAPl3/gsr/wUasP+CdX7JOoavZsZ/HPihJdN8N2kblZUnKhWvORtKweZGSuQzmREBAdmH4Jf8E3/APgpnqn7Jf7bnhbxxd67aXegyX0Gha2dStpXvJ9Hkl2tI6qTEHSOOEGXfJOBt2uw3Y4X/grL/wAFFtd/4KQftfa146dJtM8O2ETaL4YsAoie00qOeYxCYDjznaV3fHAZyBwBXzFbwGQkeYE2qGQM33zuC8fqfoDQB/bvbXUd9Ak0Mq3EMigpMr7xIDyDnoeCORwfrmn18Bf8G5f7eNv+2T+wBpnh/UL2Sfxp8JDH4c1VZ5zJPPabSbG5fPTdErwj1No1fftAACEkQkZBIByuVbnO0+5IAHviv5Uv+DgD9m6L9l3/AIKj/EO0tEii0nxgY/FemrbDakaXoLyp9EuFnQeyCv6r44/NkRdu/ewXb2bJ4H54r8d/+DuD9lqTxH8Cvh78adMs4Jrrw7dN4Z1mVbdJD9juj51rIXblPLnjkj4HP2rtigD8BrUhZkEjsiMQHZeWCnr+lSyXISV1ikldd42HO1iozjP4GoyVUrkbxHlQvtnP9aaYy8ZlQZVfvD+76UAWIZopJWLPOm9wu4NnAOd39KZLZMRK0avJDbuFMm3KgHO3PpnBqG0Z4zvRmVkIKkdjUhundFSSSXbGxcD0Y43fyFAFqwuZMEbxstgzqrsSgzgEDuC3A4/TGRu6FosWtmyht2tXuLyVLAJEJjPO7SIQ5+R8MwZkXYvSN+px5nMPeMUkCvL5UhBdc4DEdM/ma7/9mj4DeJP2ivjj4d8EeGdDPiHXfEl2lpZ6fgnzmfOeQybQqB5CxdVVYmZiFU0AfZf/AARA/wCCai/8FHvjm4117ix8E6Ev9p36W0s0SMhmjj8hG6lpCpCB5ONkrfwkn+l3wJ4J0v4aeCdI8O6FZw6domiWcdnY2sSbEgiQbQoHJ7dSx3HLcbq8f/4J1/sN+Gv2A/2ZdC8E6Jpumwat5CXGv39tDEkuq3pBDSSMipv2LtjVmRWZUDEBmIHu1ABRRRQAUUUUANllWBN8jLHGnLO20Kg6E5POcZ4Hbce1fg//AMHB/wDwXQm+Jfm/BD4M6u0Xg+7haHxXr9ujL/bZEhQ2Fu7cfZQ0TCRx/rgxRsoHVv3jSUxMCH8sDLGQ/wDLHAJ3ggFtyjOAMZ5GRmv5ev8Ag4g/YoP7In7dutHTrSO18NeODJ4ssJn2q0kl1KwuIA7FnkaKWNtxMjf6xThd3IB8GancC/ut4BDMmXbd/rCON3PUnHPqcnjOBPaS2c2lTGaV1vImjWGJIFWOZCG8zfLvBUjCYAVt2TyuPmpX1nNbxRvLG6eaCwZgwLfieD+FVKALbAxldilWUbiejAj/ACO1QXErTSb3ZmZuST3qOigAopV+maG+mKAE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p0al3AAz7U2nxDALelAEk82+QsF2kAAVHK285P3u9BBILdM+/Wpbu5N3IjEudqBfmOen9KAK9FODlVIzw3WkOOP1oASrFsoYkHB5HBOB+dV6+zf+CF3/AAT5T/god+3Xo+g6xbyS+BfCcX/CQ+KNrlGntYWGy1UjnM8xjjJHKxtK45QUAftf/wAG4X7AA/Y7/YXtvGGu2caeOvjDFB4hvVKoslnpxQNYWuT3MTtMRgYN6FPMVfkj/wAHEP8AwU1X9vH9rx/DXhjULe8+GHwwluNL0We1kV4dXumdBeXwZfvI8kKJGf4ooY36yGv2d/4L6f8ABReP9gT9h/V10jUVh+IXxHWfQfDmxwssJZSt1qEYHCeRBLGEI4Es0ZHBFfyw3Ue0AYwoOM46d8D25OD3zQBWlBzz3JOR0P0qOrNxDGlnFIJAZXZg8e3Hl4xj88n8qrUAFFFFABRRRQAUUUUAFFFFABRRRQAUUUUAFFFFABRRXsH7FH7GnxA/bz+POmfDv4caU2oavqJEt1cOStpo9qHVZL26cAmOCPeAWALFnSNA8kiI4BX/AGOP2QPHf7c3x20j4c/DvR31jxDrDbiSNttp0C/6y6uZMHyoIwQWbB6gAM5VG/fTTtI+Bv8AwbAfsO3N29xb+L/i34whV13SpDe+Lr1R8qRLy1vpsJdm8z5lAODunkjWtLVNX/Z8/wCDYL9ii2tLeCXxX8RvFiAyCOaO21vxrdR7wJJGIcWdnEzFRsEixIxVlmmllMn4D/tp/tn+Of28/jrrPxF+IN3bX2u66yiIQxvDaaZbIXEVrbRszeXCgyANzEnczs7s7EAP24P21/iL+3p8arvx38SddfVtUucxWlrEGisNHt87ltbWHJEUSlicZLMW3OWcsx8ZpznJPbnp6U2gAoop8ak5x2GeuKAGUVYu7R7MoHKHeocbSDwar0ASLs8l8538bf60xscYq9puk3GpWN9PDC8kenxLPO6/8skLrGCfq8iD8aqylmkySSW5yfr/AI0AWtG8iS7YXEk0aeW5QxpuYyBSUGM9C+3NQXQGRjA4HAOR90d/X1qvRQA6NgCc5I9PWum+Gvj7VfhL4y0vxL4d1u+0LxLodzHe6bf2bFJbOdHUq4YcjHJyM5xjBDGuXr2L9i/9ij4jft3/ABgtvA3wz8NXGv6xNtmuJ3cQWGlQDO64upm+SKMerHLfdQM7KpAP3w/4Itf8HAuj/tzS2Xw6+LMmneG/i86N9gvEYW9h4twSNka/8sb3oBGn7uQbiu3mOP8ATYxmJirHlflxtxwP/r5GOxU+tfDv/BLn/ghX8Lf+Cc0EXiW6trPx38VJhuk8QXFqywaOSPmttNhfLQ4zxcF3uGA3ArveNPuNlCHG5WOMsUHyZ/2e4Ht0zk9SaAEooooAAA52ZwZcJkHnGQTgcdgTnIxt96/N3/g4R/4KFftA/sLfCO2m+Fvgq30/wlr8X2fUPiBE7X03h6eTfH9lFuYhHaysGjKXEjSg+YwUB9hr9Iqwvif8MPD3xq+HuteEvFmkWOveGvEdq9hqWn3kZkhuoXHKsAQRyAQykMpAIIPzAA/iy8X6/qHjjxBqOs6zq1xq2t6ncy3l/e3s7XFxfTyOzvM8rkvI7sSzMxJJOSSScYcmflz6V+j/APwWM/4IN+L/APgn347uvFXgOy1vxf8ABzUZYTb33kC6u/D80syRpZXeBh8vJHHFMoCylhHgSb0H5z3sRhcBsH3ByG7ZB7jigCGNQUY7wpHb1ppOR0pKmgYqCBjkdCf8/wCc0AfRP/BK79hbVP8Agoh+2b4X+HNjHdLpcj/2nr97AmTp2mQspnkySApYskSt2eVPWv69YYDFapFGeFVcGV95P3VDbtx3clcN3JavhD/g3u/4JxD9g79iq01rX7CG2+I3xSaLXNYeSEmfTbYp/odic/dkSN3kkH8MtzJH/wAs6+pf2wf2ufB/7DX7OfiH4leOp5otA8PR7RawkG61SdwUjtYlLKGkkJI2llAUPIWVYywAPiT/AIOKf+Cth/Yg+BQ+GHga9Vfif8RLJxLMjlZ/DmlPujecEdJ5m3pEf4cSOOUFfzb2GoGzhvFjW3YXsQhcvAjEZYN8u77n3SNy9APeu8/bG/ae8T/tjftHeK/iP4uvZL3WPFF9JcHKFEtoQdsMEalmKRxxBEVSzEKoyzElj5ZQBcuQJI3Z22kHcF/vZJ/Pp1qrIxY5OB7U2igAq9YGNtwcKdwAGQSc54PXjnAPsTjmobRQ+c59fYgAkj9BX6b/APBtf/wTVb9q79sYfETxJbNefD74UyW+pbo/MFtrOr71ktLbdjLpEy+fKo4zDEh/1ooA/W//AIIPf8E2R/wTu/YytV17TltPiX8QXTWvFRJUyWhw32WwyBjEETkt6TTXAHygV9tUB90aYbcpQFMYIKj5QxZflYkqTkc42g9KKACiiigBySeUdxJUJ8x5xu/2T7HP6V+LH/B1P/wUri0LSbT9mXw1qTR3N9FFrPjOe1nIaOIAvZacwHGXYRTvn/lmLb3r9O/+Cgv7bHhz/gn5+yp4o+JniGa2EulW5g0WymG8arqcikW1sE4zucZZs/JGkjZXhl/kN+M3xT8Q/G34oa54w8Warc614k8R3st/qV7cHMtxNI25ifQAnAAACgAADGAAc5dzNKEDZOwYGR+J/Uk/jVdWIBAzg9aSlRzG2RQB96/8G6/7dQ/Yn/4KJeH7bVbuS38G/Ewx+FdbBkxHC0sgNpdEH5VMVwI90h+5DJcD+Ov6kVDKoVuWAGTu3DPQgEfLgEcgfxbj3r+Ia1j3pK5GQgyQBk+v5decEevUV/WB/wAEP/25Lj9vX/gn14Y8S61qEGoeNPD083h3xNJFafZVe8t9pSTyznLSW728jurBGkkk2xxYMagH11Xk/wC3V+y/Z/to/sf/ABE+F12sRk8YaLNa2Dyfdtr5MTWk5/2YrmOGQ/7KGvWKCMrj5RkgZf7g9SfoPm/4DQB/ETrGmTaVcTQ3ED2kttM8DxuuGV1OGQ+44z9aoLGXQkDhetfeH/BwF+ycn7L3/BT7x9bxQCLTviTEni/SFRNyb72djOB6YuIrlfwr4Vubp54o0LyMkY+VWPC8AHH5fpQBCNm5euO9GV3kDhT0yM0yp7cEvkDPI69D7H60AaWj6NczzRb4WiS9byoncbFZs9mPQDuR2yMjNf0Df8Gx3/BMC5+CXwuPx88WW8I17x9aeX4YtlgjjktNOdnzcMd3m7LgCMxqhhAQhm8zeAn5p/8ABB3/AIJbyf8ABSH9qtX8R2cyfC/wZCNR8Q3BiKpqDlgsWnowx88p3EkEERxylSHCA/1HaZYWuk6fBaWNrBY2VtEkVtawoEjtolUKkagAAKAAFAAAGBgEEkAmAAZsHcM8NgfNxjsSOMbemfl5J7LRRQAUUUMcRtndtIIJBJK5BwQBznOACOecdGNADZSqRMzOkQUZ3OxCr7tgH5R3zge4r83/APgoF/wXy0L9mD9pPRfAng/TpfFMlrdA64bW3M0k1soBnWJ0fykwm4LmTbuKmRo0Vg/kn/Ba3/guxb+Cr2f4d/CbWrC5eMJPqOoJh0uwzgmOBxkGEKC4by3EnVR5ewH8NfiV8TLjx/4sm1G+OluWSSGKGOF4ooUUuEOELEPks2fMcHccn1AP6/f2U/2t/A/7aPwc03xx4B1OLUNLv4g09u4WK70xyWBt5odxMbIyunIALRuASFzXy1/wcL/sC/8ADbf7AWrX+j6YupeO/hhv1/Q/Lj33Mtt8v2+1jA5+eFFkx/E9rEvevx1/4Nz/AI+eO/B3/BTr4e+DvDutNb6D4zlu7DVdMuJZpLOW1W3mupmWNXCibEA2k85xX9PQdjIZcTlixKAMjODg5+ZmY/3sei4HO6gD+IRw91Iijc8khwQP4v8AP88+tVrmNoZSjhlZSQQe1fRX/BWWw8AaT/wUM+LFh8NdGXQ/CumeJtQso4IZ0e2kniupY55LdF4htmlV/Kj/AIYwnrgfOFABRRTohubH9cUAWbPTpLy1unRSVtoxK+Ow3qn82qG4GJiPTj9adNCUiR8ph89GyfxqC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BynaDjvxUkuVhCHqvP50lspaT/AHfm/Knscvnn5mDc9MH1oAr0VfFslzZRCBJnuVZ2l/uhBjbj/wAeqnI3A64680AMooooAsW2TkBQxJHHOT1GOPXNf09f8G837Ftj+wp/wTkt/GniiXT9H8RfEu2j8Za5fXknlR2GmLB5loJWYYVIoWlmYt8q/aJs8ha/FP8A4IRf8E9I/wDgoT+3RpOk63pw1DwF4NjHiDxRG7si3dvGwEdkCB964lKIeRiMTN/BX63/APB0n+3zdfs8fskWfwp8O6g1v4t+L8rRalJDCymLRI93n7XJ/d/aJhHEB3jW4XtQB+PH/Bar/goWP+CkP7cuueLNNe6XwV4egXw/4VgnBVxYwszGdlIyHnmeaba3zIsqRZxEtfINTT/ME9xxxgf5zmoaACiiigAooooAKKKKACiiigAqa3MYR96Oxx8pU4x9ahooAllGNp7EdM5qKiigAooooAKKK9m/Yb/Yu8cft7/tDaV8NvAFilzrOqKZ57ufetppFqhHm3c7qDsjQELyCXaRY1BkdFIBofsA/sFfEP8A4KGfH228DfD3Tlkuwn2nUdSuMx2OiWwOGuJ5ACUAOAoALM5VQCTX7PfG39qL4H/8GzX7M0vwh+FdhB44+OWvwi71O4vVCyvc7B5d7qhRt8UKiXNvZQMuE3MZPMZ5XxP2rf23vhZ/wbr/ALNB/Z7+BNvB4o+ON3aQ3us61PBE0dpcS4/0vUNkiyeeYvmt7IZjjSSEyFxlJvw18Taj4i+NXjzWtZ1CfUfEXiTV3vNb1a9lczXN3J+8ubi5mY5+YL5juc9j3zQBqftKftIeN/2sfivqXjj4h+Jr7xX4p1R/9IvbtgNqj7scSKBHFCuSEjjCqozhRXnlWLwMrAFduMg4BAz3H4dPwqvQAUUUUAFOWNnBIBOOtNooACMVYt1Vo23YHI+vQ/pnFV6KAOjuZpLqBL28u47m44thbSmVpvJijCqCSCojVVCDByNgxjGRU8S60/iTW7vUZ47VLi/mkuZVt7WKzhDu24+XDEqxxJzxGgCqPugDAGPRQBZvr2W+dHmkkldV2Zc5IA7U6yhabdtDMBgEL1b2H+e2e1W/Cnhq98Y+ILLSdLsL3VdU1S4js7Ozs4mmuLuaQ7EijjUFndnKhQoJJIABJAr90v8AgkF/wbKxeEZdN+In7TGm2d9qsMsc+k+BvMjntLUruAk1MqSsxLAMIELRDKtMxBlhUA+If+CT3/BBX4i/8FGNU07xR4gil8CfB5Lspe6/J8t1q8acumnRlSsmThfPbECnJXzXjML/ANGf7Kn7H/w4/Ym+FVp4M+Gfhix8O6NbAec6KHvNQlGf3t1OyiSaU5yWYsF3bVIVdq+kWtnDplnDbW8MVtb2sawRQRBRFAijARdvHA/IbQMABVeoYugUKCzYDMcCM4JyfbAPHegArJ8e/EDQvhR4G1bxL4o1fTtB8OaLB9p1DUb+4jt7axiDAmR3kIC8/KOcnftAJYA+Bf8ABSX/AIKh/DT/AIJl/CU634xu4tR8R6nHu0PwpbTBdS1gt91ipDC3tcj55yjbVJCq8rRI/wDNx/wUi/4K1fFr/gpp4otpvHN/Y6f4c0u6mvtG8O6bGsdppZk2qSznMs8m2Nfmlc4JcqqBiCAfvJ8Bf+Djv9nL9oD9rT/hV+najrGl2N80dtpXirUoFg07V7x5XQwJvHmgP8jRvcBVfeyui+XGW+92JDkMrK6sysMEBcMVxzznA6n1GOMV/FJ8MvhprHxg+JejeD/DFlJquv8AiXUIdJ022AVWnnmkWONfm6Hc4GeAOuQAa/sX/ZK+B+ofs1fsy+BfAOreKtV8bar4T0iHTrrXNSlMk9+65LEE9IlZmSNcsVjRVLyMpkYA9DooooAfb3BtriNwXUKwOVJHcZHHJO3ccAggAnopr8GP+C3n/BvJafBPwl44+OfwXNzLoNtPDf6v4Jg0/d/Yltsk+13tvIJHDRK/lSGLaBCkkzr+7iXH7yFxEjM2QoHJz+m3oc+9fn5/wXG/4LUaL/wTq+H2o+B/Cjw6x8Y/EOmTJYpbvbyW3hlH8uMXVyqyLIsuJi8ChHVnhO/CryAfzDTIFRNwwxxkEccjr19MHPfPtX6F/wDBuJ/wTfj/AG2v22LbxT4l0wah8OfhSYtY1OOZP3Oo3reZ9gtSO6NNEZHB+Vkt3Q/6wV8SfCL4Ra78fPi54a8CeFrGbVPEfia/g0nTrWFd/mSSMEH05JY/KCoLE8g1/XB/wT2/Ym8M/wDBPb9lHw38M/Dkdl52nwrea1fRLldX1ORY47m9Zu2/YAi/wxqg7UAe1OCYWDMMYxv3/IucAsTwGTbnq6x4Hfbx/Mt/wcN/8FUh+3z+1RJ4S8F6ubn4T/DqR7TTjbuhtte1DcVuNQ+TIl7RxMWZfLi3rjzWz+l//By7/wAFO/8Ahk/9nmP4PeDdUjtfH3xSs3GoXEE+6fQ9E3BZC2OVe5I8pT/zz+0Y+fYR/N3MNjL3A6cY4/z70AOuh5eACCpzt6Zx05x39j0qrSsdxz60lAClsqB6UqnAPp3GabU9uNyvyx4PC9ehP5cc0Ab/AMNvh9rfxM8faF4b0GwuNQ1vxPfwaVploh2veXE8ixRxqTx8zOo545GeK/rq/wCCav7EGkf8E8/2OvCfwz03yZ9Qsrdb7Xr2Nyy6hqs0aG5kGedgZVSPv5SRZ+bNfkf/AMGo/wDwTuXxr8UdY/aK8S2bHSvB7yaN4SWeHzIJ9QkjC3FxjuIopQgX/p5L/wDLOv3mjXai5DK5UFlZt2Cck4PcAkjd/Ftz3oAdRRRQAUBWZ1CAk7gRgckg8DPoe47gZ7UAFnAUKTxww3B8kAKR3G4qfwr86P8Ag4o/4KlyfsH/ALMtv4I8H6l5fxN+KEE0NtOk5E2iaVylxfKo+5M7ExQemZZBzEKAPyv/AODi3/gp4P22v2s28GeEdSW5+GHwsmk03TnhP7rWNQVsXV62P9Yu8eVGT1SMP/y1NfnLcADhSWVeATwT+H40TgsV4LDHpjnqf51C/wB7pigBKKKdHwc9h7ZoAktlLB+pUjDY64zn+lfpx/wbE/t+Tfs1/tuf8K317WbTT/BXxZj+wuLybZDDqqhjZtHjhWmZjbkD73nr6V+Y80vmheIwB/dG019E/wDBK39i/Xv27P22vBvgXRp7rT4Bcpqur6nblGl0jT7eRJJrhA3Bk+6kYPBlkjB4JoA/r5zuJYMXVuVY8FgPlzt7DIOD3oEhR0wqu4bKqx4c4IxjucE06WQzSGRiN75LDIbByepHJ+p5IwT8xam0AflD/wAHXv7KFz49/ZQ8G/GnQYnj1n4Rautrf3MUflyrp120caSyHuYrpLdE/wCvlq/nh+0G3lUqB8uevI59ff1+lf2hftPfAuw/ac/Zy8c/D3UpFgtPGeiXekNOzEC3aaF0SQ4YFtkhSTZyGMahsKWNfxz/ABM+EXiL4X+JNQ0XWtO+y6nos81vqNtDMl02nzQ3EtvJFcGNmVJBJBJw3JGCMqVoA4yZiW5AGeeBiuz+AXwY8Q/tF/F7w94H8J2Dap4l8U30WnafaKdvmyO3JZsYRAASznhVBJ4BI5NH3KQQvzEEfNgfTGen+Ar+gL/g1z/4JgWHw3+FFp+0b4y0tz4m8TrNbeEI7uIgaVpbDyp75c/6ua5xJEH/AOfZc9LoUAfoR/wTm/YU8Pf8E6f2VNA+Gmg3D6jPZ5vdZ1Nmf/ibajIFE9wFY5jRiihU4Kqi5ycs3ulMibKgHIYDJDdctls59Du6duR2p9ABRRQW2q/zbAykFgOUA+Ytn+EAKTu9cDvQAhxuGSQv8WOCRkHr+HI9AT2r8PP+C8//AAcFNeXGu/BL4H6naG0WKTTfFHiu1kyJnKypNYWo7xDcAZ/4jx/DXon/AAcF/wDBclPhPo/ib4F/Cm/g/wCEiuLabTfFGtqS/wDZ4d2jlsbWQdJ1+YTf88yXQYZFZfwbvJIfEWsRm48yGafAmneUyyzTl8ySO8jKpJJOPmAChcktuYgBd6rcXtxcS7p0gvJGeVIzjeRlm3f3iEd/m75rG88BwzIZGZdvztnB7H8sVa1OyitdSuY7dmmt45THE5ZQV5GG+VmX8mI561Uv5Y5IbYJD5TJHh2znzDuPzf0/CgD74/4NqvAF5rv/AAVz+F+pRxXSWum2mt3jyeTlZEXSbqKQA+xnT86/pK/am+Lc/wAA/wBmT4l+PLY28l54F8Lanr0C3HzRSTWtpJcRpIP7pYLkfxY2/wAVfgD/AMGjng9te/4KS+J9TIzFoXgO9mP7vf8APJeWUS/T7xr9dv8Agvl8bl+Bv/BJn4vX/nNHeeI9OXw7AoP+tbUJlt5hj2gklb/gNAH8qPinWrnxLrt5qd7Pc3t7qEz3Nxc3B3SzSOxdnc92ZiST3znvWTVm8he3ZVkVkJRX2kY6gEH8QQfxqt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SW8ZmkCLnLcdM0AOUmCLP9/p+FREcZ9asX4RSvlk4Hyn5ccim2kkcbt5sZkUqeAcYPrQBBT4JDDIHUgMnIp0rF9pYknHUnPFRUASTFtw3dW+b86nsWEbOTt4AxuwQORzg9R7fj2qpX3j/wAG9n/BP5P26/29NOl1vT0vfAnw3jTxHr0cqK8V+yP/AKJYkNwwnmUF06tBDcAUAftR/wAERv2N9I/4Je/8E1T4l8byt4c1jxRp7eOPGV9fQmGbRLZLUyxW80ZAK/ZrcOxjPKyzSp3r+eb/AIKX/tya1/wUR/a88SfE/V7f+zYNTK2ukaUH3ro2nw5jgtQe5Cgux7vI571+uH/B1n/wUZm8M+FNO/Zy8I6lbPeeIoI9c8bSQMGMVmrCSzs8jozun2iQD5sRxE/JI4P4NX7Frhi+zJOflAA/DAxj6celAFSiiigAooooAKKKKACiiigAooooAKK2vB4sDrVudTt7y7sTKizxWtwLeV0JwQJDHLt9M+W3JHB6GlfIA4AUR47dQOnT1HfvwRyaAKVFFFABRXSeA/HGp+Crmd9PuhFHdeX9qtplWW1v0jkWVYp4nBjmj8xEbZICNyKcEgVj3/WIAcIuzOByR157/j0BA7UANsz0+71GQ2cEZ6cc/wCeOa/S7/gnJ/wWq8F/8E4P+CafjXwp4G8Af2f+0NrGpFbfxK1tFdWepxyFhDdTO3zhrRDIsdtgxM+18N5tyrfmPRQBueOPFupeO/Fmoa3rWpX2tavrE8l5e317OZri7mdizySOSSzMxLEk5JPU9Tj20PnSbePxOKjooAfImMdOuODmmUUUAORgpOQT+NTTT74Y0wo2Z6Lg846+tV6ns7qSzlZ4mKsVK59jQBBRTnwcYOcjn602gAooqaBipYABtwxjGfxoAhr2T9ib9i/4jft0/G7T/BXw08PS65rLlbi4mcBbLTIFPzXF1IwKJCO+4EnoquSFP0H/AMEnv+CI/wASv+Cl3iOPWPm8IfCW2lZdS8S3MQd7zYRutrODIaaY8ckrGmAWYuY45P6Sf2N/2I/hr+wV8ILfwT8NNBt9J05GE19ds/n32r3BHzXFzcEBpZD6EAKOEVU2gAHhf/BLj/gir8M/+CbFg2uQW1p4r+J+oBZL3xHcWwT+z9yndb2ERJFtbqSfvFpHyCzEBFX7N3BjxtwCR8pVgffI6k0lcL+0Z+0p4D/ZM+Fl941+I3iXTvCvhqx/dPeXb/6yRgSsUcahpJZG2nCRoxIVs8ZBAO4kAJIYBkKsHyDtUY6kgEgZwMgcEgkgAkfkl/wVo/4Oa/C/wag1jwH+zteWHjXxtLC0U3jBSt1pGhuWyzW55S9mVVOD89v8yZM21o6+Df8AgrN/wcLfED9vWbUPB3gb+0Phx8I7xXt7jTx5f9qeIIt683ci/wCrX92MW8LbMs++SU4K/nLcodhlRVVQSDtOQM9P85NAHQ/F34neI/jj8QtS8WeLNa1PxL4m1+Y3N/qF9O1xcXUh43MxJPQABeAoAAAUKK5nY9rIVcFXUggEdDVevrX/AII6/wDBNfU/+CmX7WFr4SMWoWng3RYl1PxVq8DCNdMs1cDaHYECaZv3UYwcFmkIKQyCgD9Iv+DU7/gmgtjp95+0v4v0wtJPFLpXgdJ1+YKCYby/T/a4e3T/AGftFftkxPQ8kcFh91yPlJX2449sVi/DzwBpHwo8BaJ4X8Pafb6VoHhvT7fS9NsYM+XY28EaxxwqTywVVB3Eknd1YAMdmgApUbYc/MT0AHekrx79un9trwR/wT9/Z21n4j+O7lxpunL5Nnp1vKEvdbu2/wBVaW6nhnbBZs8JHHJIeIzQB5x/wVp/4Kj+Ff8Aglx+zlL4ivBa61441ppLXwpoDSFReXahS08wUg/ZoAyu+DkkxICpcMv8sH7Qfx78WftR/GTXvHnjbV7nXPFniW6a6v7uVwfMdjhURAAI4kQBFjUBUVQAAMAdd+3/APtw+M/+Chn7SmsfErxrcf6XqIFvp2nxyFrbRbFCfJtIQfuooJY93kkkkPzSEnvv+COn/BPi8/4KS/tq6J4Fcy2/hTTom1vxReIvNtp8LKGRTkYkmd0gU/wmbfghDQB+n3/Bq5/wTDTwf4UuP2lfGWmK2q6xFNYeB4biPBt7YEpd3w9DLh4EbtGtz61+pf7Z/wC1n4X/AGG/2a/FXxO8Wyu+l+FrQzLbJJsk1G4b5YLSI93lkZUD9OWJ+VTXoXhLwlpfgjw5p2h6FpsGl6No9rHpmn6fBGVhtoIgqx20a9kEajaMDH3u9fzg/wDBx3/wVTP7av7R6fDXwbrCXfwu+G9w8KyQzb7bXNWG6Oa8D/8ALWGJcxQE9MSv/wAtqAPhL9rv9pbxJ+2J+0d4s+JXiy4iuNd8W373k/k58mBOFigjB5EUMSxxIDyI4kB5BrzKrl+rCQbsY6DndjAAwSOpHFU6ACtLwzo114j1y006xhNxe308cFvGOryMwCj8+PxrNooAsXK+W4G0jHQn+IYGD+XP412v7N/wJ8Q/tP8Axx8L/D/wrai71/xhqcGl2cZDeWHlcLvkK8rEgy7v0VUJPSue0TxJcafoOoaUot2stSeKadTbRPOWiEgTy5WRnjH7xtwRlDA4bOBj9o/+DTX/AIJ/C/1fxH+0X4is0aPTvN8N+EN8O5pJXXy727i7hlR0hU9xLc+hoA/Yj9lL9mzw9+x9+zl4P+GfhdB/ZHg/Tks1m2Kj38uS091IF+UyzTGSRyOdzkH7teg0gBzk45ABOfvN3bHYHt7YpaACiigEA5O3jsRwc8YP+yQSMdyV9KAOW+N/xo8Nfs6/B/xL458Yala6T4Z8LafLqGo3M77QkSDIVfV3fy0Rf45HjQfM61/It/wUY/bX8Q/8FBv2t/FXxR8QS3KR61ctFpFjNN5v9j6bGSLW0B7lI8bn/jkaRz8zNX6V/wDB0p/wVDh+JPja3/Zt8F6ks2h+FbiO/wDGNxbybhdakoHlWBOQHS3VvMkQ5H2hkTrbCvxmuRhVGACMjtn159+f6dqAK9FFFABRViGfZDImFO/HVcnjPT0qF2DEYBH40ATWjFHzgHpwQCD35z24r+lX/g2Y/wCCdz/so/sdv8SvE2nC18a/GGGLUI98Reaw0by/9FjPoZwz3D/9M5revxv/AOCGn/BOpv8Agov+3Fo+haraNP4D8JBNf8VHBxPaxSLsswR0a4k2xk/wx+c//LOv6uAkVjGADGiwx7lKIEXauCdgPAH3jzwMMepFAGd4l8f6N4KvtHTV9U03SbvxDqCaZpkNxdLB9vvmjeVLWAnrIY4JHVP4hG/pWr91Avy5XjgKAAAAMAdFIGcerNX8zX/BXn/gtBr/AO0Z/wAFEvDviLwHfRReBfgVrnmeDljnaa31eeCdS+oOQRvW4MSoobkQ7Qw3tIT/AEXfs2fHTS/2nP2fvBfxE0VRHpvjTRrbV4YfOWY2fmxhntiw53RSeZGwPR0egDtujphd5LABTjY57Kfxx+VfzT/8HPv7FI/Zo/b6/wCE80a18nwn8abZtdiZRiMapHsj1CP33yGO45/5+6/pYr45/wCC4X/BOqT/AIKN/sXXGgaFb2r+P/DmoQap4akmPlp5hcRXEMkmG2QyQO+TtIWRIHZkjRzQB+G3/BBD/gl1cf8ABQr9q211XX9NM3wr+Hdxbar4jknEaw6m3mbodN2ufnExjk37QcRxydCVr+o/y1hCxoAqxjZtCbAMEjhegGAAMdgK8Y/YD/Yh8I/8E+P2YtC+G3hG2gEdgPtOq38cRRtY1B44/tF0+SxyzLhQXcpEsKbjtAX2egAoooZhHGz7SxT5toIUv/shjwPU5/hDEcqKAGu7ION3I2naSDz1yP4lAySO5C1+WX/Ber/gvHB+xraX3wj+EWpiT4q3SINX1mEJNF4UjZSGiRiDm+ZCh5BEKyFh8/l47H/gvT/wWwtf+Cf3gWT4dfDnU7S6+NmvxFjKhEq+D7Vk/wCPp4mztmlDFoYpeVVjNIGUpG/81ninXb7xRr11qmpXlzqOo6lM9xdXVxK001zK7EvI7sSzOxJJLEsSck5NAEvi3xNqPifUXuNRvnvbmUYkmZsmUgn5iepLEliTyxYscliaw6KKAHwI0kgCruJ7etPeJklKuChHJX0qGnw8bjkjA7daAP2f/wCDOPwBcXnxe+OXisy4s9N0LTNHeL/nq91cyyqfw+xH86+k/wDg7n+KEHhz/gn94K8JhkN94r8cwToh6vDZ2V2JSPpJPbfnXB/8GefgCHT/ANn341+JlWQ3eueINP0glv8AVkWtvLKFX/wNLN7oleIf8HiHxitvEX7Tvwi8CW87TP4W8NXetXAz/qpNQuQgV/8Apr5VjEzezpQB+O8nXvTa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qa1XdvOV+Ve9RKdvP4VbeHybYD15oArztvKnnkd6joooAKKKKAL2moXl2DAO5SG25KHOAeATjJHA68V/Sj/AMEwfg/4T/4Ig/8ABG3Ufir8QreSHXvEWmweLfE6ww/6UTMqx6ZpafKpWRPORPnJEdzd3JPyhq/JH/g3z/4J9f8ADeP7dentrmm2l98Pvh2qeIfEi3QzBdFC32SzYD7wmuFXepIXyo5iegr3b/g6B/4KeL+0r8fIvgb4QvJX8HfDG+kfW5lnJGr63hkdWxI4dbVWki3MFfzZLgNkBMAH5vftU/HzxF+1V+0H4t+I/iydJdd8Z6lPqtwI2YxQCRiUhj3EkRxriNVySqoAeQa85qwxaQKOWzgAdAew/lUdzbvaylJFKuOoNAEdFFa/hS5isr55Z7GC/i8mWPZMzhEZonCyfJ82UPzjt8vPFAGRRVmVlaJcYAyeMk46fhj9f0qtQAUUUUAFFFFABRRRQAUUUUAFFFFABRRRQAUUUUAFFPiUu4UYyxx0qzqt9JqN3NNKB5tzIZWwPXn+tAFOrVndm2imXYjeam3LLkrz2qqRiigB8owfpx0xTKKKACiiu1+DPwq1T43eL7bwx4Z0jXfEXjLW7mO10jR9MsBcvfZDmU7g4aMoFVgQjLgOWKKpyAcvp7LEWzj512+hwff+Htz/ADBIr9f/APgjV/wbbaj8eINM+JX7QWn3Xh/wVNi40nwhKz2uoa+NqsktyQQ9tauOiAxXEvzbTEnlvJ9af8Eff+Dcnwx+yAdL+Ifxqh0fxv8AFOIi40/Rlj+0aT4YlGRGwUjN1MECt57LsibcY1ZhDct+o6nJPLNnkMf4x69T3z1JJxuywYGgDO8G+DdI+HfhTT9B8P6VY6HoOkwLbafp9lbLb21lCowscaKAqqOflAAGc/xYGmoUuA+3ax2kFvYnO3uRj9aZLdR2cZmmdY4IQZJZCATCgBJkwcgqo6gg5GeOtfjf/wAFbP8Ag50074dSaj8PP2bbzTtX16B3stT8cOpu9N0/bkOunK+VuWDkf6Q++H5XESyK6SkA+x/+Cq//AAWo+Gn/AATE8NDTbwJ4x+J+o232jT/CdtOYygbpNfS9LeHgHADPJgqq4Dun84H/AAUE/wCCgfxM/wCCiHxgHiz4j64169sHj07SbV3j0rREbaGjtLdifJVtiZLEyvsUyMxwa8e8feLdV8d+K7zWdd1PUNY1rVJWub+9vrl7i5up2OZHkdyXLlskliSTz3rCoAKKKvaPaT6nfxWtrFJPdXLrDDGgyZHYgKB75xgetAHS/Aj4K+KP2i/ivoPgXwTo91r/AIp8TXaWenWVuBvmkOTkkkKkagF3kchY0RnYqqsa/rF/4Jcf8E4vC/8AwTJ/ZhsfBGiyJqmv3zLqHiXWyrBtYv2RQ7R7gCtsn3IoyFKgMWG93d/nD/g32/4I8J+wN8IU+IfxA0iFPjF4ztNsltcxbW8K6dINwsj/AHrl8rJKf4Q0UfWMk/o+G3LnJOTyCuChwBj8gKACiiuC/ac/ab8Gfse/BDXPiF4/1ZdH8MeH4hLPIq+bcTuWASGCLjzJXPyhcj7xJIUOwAM39sX9r7wJ+wx+z/rnxE+IOrrpWi6bGYYIkObvVLplZorO0jJHmXMmxgi5GAHZmSJZZE/lo/4Km/8ABTjxz/wVF+PknizxKDpXhrRGmtvDPhyGfzLfQbV2DEE4HmXEm1DLMQN5RVVUjjjjST/gqp/wU98Zf8FQvj2vifxAg0fwxonnWvhjw7FLvh0W1dlJ3HjzLiQJGZZsDfsQABY0Vfl2AFtwyQCOf5/0oAs2En7woVHJAHBPqMcdiSMkc+lf1Jf8EBP+CbD/APBPj9jCC71/T5Lb4lfEv7NrXiSG6UQTWEYX/QtNYNyhgSYtID8wlmlQ/wCrFfmL/wAGyH/BK+H9p340SfHTxtZF/A/w31GM6HBNhYtX1tCkis2eGitcxyMvQvJDu+QPX74ftDfH7wx+y38D/FHxB8Y3p0/w14S05r6/ndRJIoT5VhWNnUO8jeXGsLZ3SShON6sAD4Y/4OO/+CnQ/Yk/ZWHgDwnqk1t8TfitA9taT2twIrvRtK3bLi9+TlHl+eGE9RvkdfmjBr+aDUo2iYbkVC2S2zBVj6jHbGDjpzkcEV6z+3l+2X4v/b4/aW8RfE3xlcyPfa3OyWdkHZrfRrNT+4soMk4jiRgPVmLu2Xd2bxegAooooAXjvnNOl27vkzjFT6ZZNeXscIMSl2xmSVY1H1ZvlH40+8gNpdSI3lvsJUmN1kXpgYZflPXtQB1X7PPwS1z9o/40+GfAXhmBLvxF4v1G30nToZDtjeaaRUBd/wCBFyWZuyo1f2G/sl/s4aF+yF+zT4I+GPhuOIaX4L0iHThPHbG2GoTbd892Yz9x55nkmdezyPX4w/8ABpN+wXH42+Inin9oTXrNZ7Xwp5nhnwuGH39QmjU3k/8A2ztpRH/29V+8QIIyro+eSVPX0P5YoAKKKKACvk7/AILGf8FLNM/4Jn/sl33iGBrK78f+Ji+leENMnAkW6uyAXnlT7zW8CkSPj7z+TEeJa+o/E3iSw8HeHdQ1bVr6003SdLtZby+u7qXy4bOCNfMkndudqxqpZm4wqsSyruz/ACb/APBYz/gove/8FK/2y9Y8YRPdW/grRlOkeEbCbANvp0bHbM6j7s07FpnXnYXEQYrEmAD5m8XeJL3xd4jvtX1S9u9S1XVbmW9vLu6mM893LK295ZJCdzuzMxYnqST3NY1FFABRRRQAVZs5hG5ySoOBuGcp7j3xmooR84GASTjBGa/Qz/g3i/4Jsw/t5/th2+u+I7OC/wDhz8MfL1fXoZYXeK8uGYiys2zwVkkR5HUfeitZk/jFAH7D/wDBvP8AsCr+xN/wT+0nVtStIIfGnxbht/E+sSEDNtbyR40+2PHIjt5TJn+GS6m/u185/wDB0Z/wVMh+F3w6/wCGefAutRjxP4qi8/xkbaUibTdKYK8Fi+PuNdqwkaPP/HuqDkXRr7z/AOCo/wDwUN8O/wDBN39lLWviBrElpd+IbnOn+FdImBdtY1JlEkSOAQTEnzSTyAqQiNGrb3RH/k6+J3xA179oX4w6l4o8T6kNR8SeMNSe91K/kwpuLiZ90sjgABSzljtACr0VVQKKAOTaTD5L53c5IznHr7kgfTNf0Af8Gl/7aVr8Qv2ePGPwP1O9mj8R+BbqTxHosU0mRLpdyUWZYl7eRdOXPr9uHpX8/E4IYLkdAeDxyBXtn/BOr9sjVP2Bv2yPA/xT01Lm5i8OXw/tKzgk8ttQsJAY7q3z23ws4B7Hae1AH9izOXkYlPL77D95CSSVP4kn8aKx/h9490f4q+A9E8T+Hr2HU9B8QafBqOm3sJ+S7tpkEsUgHbKOuB2XaP4a2KACiijYZSqqTuY8c9OCc47nANAChVIyw4zhiG2kDBJGe2cD69O9fn1/wW3/AOC3Ghf8E2PBE3gvwoYNc+NXiKy821tpI9tr4bhkVjHezIeC6uimO2PG4FjlSVa//wAFv/8AgsjpP/BOP4a2/hTwpf6bP8ZvGMONK88m4i8K2rcDU7uLZIGKkny4TGwkxJnKo0cn8yvxF8Ya38WPHGqeINd1bVNe1zWpHvr2/wBRu3u7u6cnl5ZW5kc92PPrggigBPip8QNc+K3j7VfE/ifV7zXvEOv3UuoalqF3IZLi7uZXLySOx5LFiT9MDjBA5envjC49OfrTKACiiigAqSPoeue2P8+uKSJQVJLbSOnvUluWBLKCWXkH0PX+hoA/pX/4NTfhwPAv/BLabV5WjSTxX401LVI2UfMsMSWlmCfT95ayH8K/HT/g4N+LR+L3/BW74uzrJK1v4fv4PDkMTybvspsbWG1mjHoPtEc7f8Dr+gL/AIIVfC5fhJ/wSV+BukzzSNJPoDa28jdAuoXM1+oH0ju0r+V39oT4m3Pxt+PPjbxpeMWu/F2v3+szk95Li4kmb9XoA4yiiigB6ZKnHQ4BqW4uJJERGd2SPIUN2+lV6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dGu5sdutAD7WEzzhfXmnahL5s/svFT2Ae1gM5C7XBRdzY/KqkpJAznjjk5oAZT3naQKGJIXpTKKACrFoDG7MCV29SOq+/4HFV6KAP32/wCCX3i3wF/wTY/4Ib+OfGmgfEz4V2vxq8faFqXiiOCfxVYfabS6jhaOwtIljeVnmgVhItu0Jc3N49vJtUmRPwc8RalNrGozXdxM89xdSvNLK5LPKzHJYsxLNk55PJ5J5JqpBs8mQkuJRjYFGQeuc/pUUmNwwcj6YoAZRUi85/Ueo61Nf6hcak0bTyyTNGojQuc4UcACgCrRRRQAUUUUAFPk5C/Pu/pSwp5j4+X8TgUTJ5b4+X8DkUAR0UUUAFFS2s7W8yuuNynIyM0TSNIx3DksWOB60ARVLA21hwGG4fKe9RUUAS3UnnzM+0ICcYHaoqKKACiir2nbSku5kHGQCu7dweAMHnvzjp1FAFGitfxVJYz65dzaZbXNrp0s8jWsNzcC4mii3HaryhIxIwGAXEaAnOFXoMigAooooAKKKKACirloAS2SoBxzgMR17dx6/ga+/P8AgkX/AMEI/HP/AAUj1m28T66b3wV8HrWfF5rj2+681naSXttPQgiVjxunYbIgQ2GIEbgHzx+wH/wTs+KX/BRX4rP4Y+G+g/bI7JY5dV1i9Yw6ZocTsVWS4kwQScPsiUNJJsbYjbWA/pa/4Jgf8EiPhj/wS++Hxt/D9pHr3jrVLcprPi29hi+3XIOA0cByfs1tuU/JEzEjG52YZr2z9mH9lvwJ+xz8HdM8CfDrw9Y+HfDmmDd5cIJmvpyBvuZ5DkzTOAgZ2JPyBc4QV6CRnOeVCkkFN68dyMFjj/ZBI5IBIBAAiOZCzEHcx3PnjDYAwAecAAYJ65rzP9q/9sf4cfsQfCy48ZfEvxVZeGdJhylqrkPd6hP1EVtCMyTS4zgRgFc7yyhCa+Ff+Cpf/Byh8Of2PW1Lwd8J2034ofEi3Z7S5nS4eXQdDYLnMlzDIouZg4VStuRhS+ZkkVkb8Cv2u/2wPGv7avxNTxn4/wBf1zxB4knhaO4nvrtHtoR50jJFaW8caR2sCIyqIkBXcrPxv2qAfYH/AAVn/wCDgz4h/wDBQe01jwZ4Tjf4e/CCe4KJpMLr/aWsxD7r3sy+pDEwxEph9rtMUEjfnheMxClsHr0HAPp0xxxwOBmiJ5hpDqgkWFpB5rD7rH+HP0+b86rSDa2Pc9On4UAaOmS2TaPcwywzNeSTQmGQSIsUaDf5m4FcknKYw6gYOc5GKV6FEvykn1JGOfzNV6s2hLFgGCgjknPGATnjvxQBJp+wyEOQqHAY4BwO/B/xHOOR1r9vP+Dab/gjk8jad+0X8UtFiS1Yrc+A9H1CxilZysiOmsPu5jw8arbjAZuZAvlyRPJ8mf8ABAr/AIJFN/wUH+PK+MPGNhn4PeBLyN9WMkixxa3eBRImnKxI3R42NOVIKxsEBDSqw/ps07TbfR7CC1tLaK0trWNYIYI4kjW2jUAJEqrgKqrgBQAFHAAUKoAJuRuBUqd2fTIwMHHQAjBGP4StFFRX+qQaJptze3VxDaWllE1zcTSyxxJFHGC7OXYjYFC7i5YKoUlgR0AKni7xbpPgHwjqmua9qVhpGi6NaS31/e3syxW1pbxRs8kkrN8gjUDLE44BGcFgf5bv+Cz3/BV/Xv8AgqV+0RcJpc8mnfCzwjLcx+FdKknKC4RTJnUbnzOWup1y2DgopSMBirSye9f8HBP/AAXCh/bMvLv4OfCnVkf4UabNGdV1O1EkQ8W3Eb+aFAIB+xwyqrIjKDJLGsuSqxY/Ka9bfKSAw5IwW3d89e/WgB96wDnGepIyuCR2JPXP+e9er/sMfsh+Jv25/wBpzwv8MfCcbvqPiS4CT3XlGSLTLRfmuLqXHOyOIO2BySFA+YgV5JbD5icHgZyDjHv+Ff0h/wDBsd/wTfX9lz9li4+L3iiwa38dfFi2R7MXECedpWhiRXgXceVa5cRXDY6xC29KAP0P/Z7+BOg/s1/BLwp8PvC8E6+H/COmw6PY+Y4kknijiCZkABBkc/M2AQX3MBtwV/nm/wCDin/gr+P24PjInwu+HmqCX4T+Bbt/Mu7Wb9z4o1NTtN11OYIR+6hOTu/eSZPmYH6Mf8HKP/BUOL9j79nQ/CbwrfXFr8TPipY7ZZIJ3im0XQ2kdJZllPRp5Y5IE2/wLOT0FfzZX0yttCEFVHOBgZ9fx/lgdqAIp28xVOSQMgZ6+v8AMmoalTYIXJLBwRtx096Y5zjgD6UANqeygN3OsQKBnIA3sFH5npUFFAFm7gMEhQ7TsYrlSGX8GHBrc+FfgPV/ip8RNE8MaBp9xquueI7+DS9OsoF3S3lzO4iiiXHPzOyrx61gQtsRiG2nGOvXPBH5V+vv/BqF/wAE+ovi58cdb+PviOwM+hfDqQ6X4e3DAudZkj3PKh/vW8MiYP8AC91E/wDyzoA/af8AYM/ZG0f9hX9kXwP8LdG+yzDwvpyxaheQJsGp37sZbq6IPzfvJndlDfcTy4x/qzXr1KyCMIowAFxgJsCkcYA7DABx6knvSUAFKCSNoxufhcru55P3f4h7UleVftuftXeHv2If2WPGfxP8SSQGz8M6e72trJI0f9pXjjbb2ilejTSlY93VA5c/Kj0Afmb/AMHR3/BUcfDPwXH+zn4L1Ex674qtkvvGU8F0f9C01sG3sC3Y3G1ZZF7QCKPpKa/AmUGRh1yR3A645H5jiuz/AGifjL4k/aR+MPiP4geLL5tV8ReLNQn1bUrgqRiWaVm2gfwoBwi/woFUfKq1wJGKALd7aPbQwOzIRcIZBtbd3I59DxVSrNuQoc/NkDopwSMEH/OOmateI9buvEmrXF/fXE95e3sr3FxPM5eS4kdtzSMSTlmJOT60AM0vUzaWl5AIoXN2ix7nTcyYYH5fQ8VUm+c5J3Fstnv+NRVNaDDE4JIGcdiO/wCmaANbwH4Q1X4heMNM0HQ7C91TWtbu4dPsbKziMtxdzSuI0ijQcszMwUL3Jr+tP/gmV+xjoX/BLX9gbSPCeq3ek2Vzo1rP4h8Z6z5wS0N60aveTGU4BhgjjEQlYqvlQAkg7SPyc/4NRf8AgntB8UPi/r/x+8UaeJ9H8ASHSPDAk37J9WePM8644b7NbyIMH7rXUcg+aJa9f/4Ogv8AgrAnhjw9dfsz+Bb/AHanqscV3471CKRVNrbMRNDpwI5Bl/dzSt1aNooznzJQQD87v+C5f/BRnUf+Cj37VkXiKwnVfhl4fgn0vwVbLcZL2yTMs15NB5jGC4uJEDFGVG8lbYFSFV2+KI2254ByKtXqpKIdhQlly20nk/Q9PT6gnoRUdsokcGTKrnlsbsD6f1oAjuGRlTaGBAwc12n7PPwJ8UftN/Gnw74B8G6XLrPibxXex6fp9pHj55HONzE8Kijc7ueERXc/KprnL7T59Ld5N8TqmwhllWQEMCV+v3T9K/oY/wCDY3/gl9J+zh8DJvjl4xtGg8Y/FDTFi0GKR0b+z9DlEc6zsRzvueJMHpGIT/FQB+g/7EP7OB/ZA/ZK+H/wxfXrzxNL4K0WHTpdUuJC/wBtkUsXePPKwhiyRIeUhSJD8yGvU6C3mNvAKrJ82OxJJ5H1GKKAEchUYnjHXA5x3APavj//AIK6f8FdvB//AAS9+EckjfZtf+J2sW8y+G9AEziNpFQD7RcyKRsii8xWKqfMkJCoUJMifYORg5Ck4PJO3bwcnd1HHAx/EVP8NfzF/wDBzf8Aswa18Bf+Cm+v+Jby4vtQ0H4o2sWvaTd3M0k5TYi209rvfgCKSElIx/q4ZYFoA+Hfjd8VvEvxz+JWq+MPGOr3eu+JfEVw19fX9y5L3DOAeAQNqr91VUBFChVAVRXG1Lbx+c4UsEDMAWP3R7mluohDO6hxIFOAy9GoAhopTnA9KSgAooooAVTgH+XrU+5W2bUIIPP+1yKr103wf8C3vxS+K3hnwzpoDah4i1a00u1BG7Ms8yxJx3+ZxQB/Wp8ZbSD9lz/gkV4ottMie0X4ffB27tdPA7G00SQQn/vtFr+Qu5bJX52YAcE/n/Mmv6sv+DhXxk/w/wD+CPfxrktJ1spbm003TYNo8ous2pWSMmztmB2/Kv5TZ8g4II25ABOdvPSgCG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pyrnjnJOKbVzR4hJdb2BKRDefw6UAPvpgYY4FzshBI/Hr/Kq9tPJayM0btGx+XIOODRfTm6uGkK7d5yPeoKAJ5IysYbg5PTdkr9frSREopcEHHGD2zUNC9RQA5wQe3PPFNobqaKACiiigAooooAKKKKACipIpniVtrlQ3XHeo6ACirmmGESP58byIUYKFOPnwdufbNQ3A3bTznHOTk+36YoAhorr/AII/C7UPjb8XfDPg3R3tU1jxZq9no1i1yG8hJ7mdII2kKgkKHkXOFb6Gv1F+IX/BoP8AHXR5/L0L4kfCLW4kAINzcalaSFskMqhbORNoKnkupP8AdXuAfkXRX6Y3n/BqZ+1TB53kp8NrpYzhTH4hYeb9N0K4/wCBY6/WuN8U/wDBs9+2J4ZtnaL4aaTq6DPNj4r0tmOPRWuEY5/3T+FAHwBRX17P/wAEJf2uIL37I3wI8XmXn5ka3kT8GWQr+tPm/wCCEf7W8FoZf+FGeK2VASQklpI5x6KJN36GgD4/or6Yf/gj/wDtRxzeWv7P3xadkJ3eX4cuWBx/dYR4P4E1Z0z/AII2/tSa5IBafAH4porEAfadBlh+uWcKBQB8vUV9awf8ENv2trieSNPgR45ymMl7eNAc+hZhn8OnFKP+CF37XDM6/wDCifGxMaljmOLoPT95QB8mRjBJBII9qt+INO/sXW7q0LbjayvF0x0JFfUv/DjX9rYj/khXjgEgEboYQMH3MlT3P/BCn9rawshPJ8CfGTI3/PMQSuP+ArJmgD5Fq1pVlJqN9FbwgmWdxGv/AALivq2x/wCCGH7W2oMixfAvxsqyNgedHDFz7hpKuQf8EFf2vZrl4R8DvFQdCTl57SNOOvzNMAOtAHyBOxY7iMFsn9auaaQj7wMyAqY+O+e+eAMZ555A96+sNQ/4IZ/tb+HbqBZvgR4ymkldQpt47e7jXJ4LMjuqg4xlyF7c5xX7Kf8ABHT/AIN3/C37Eb6R8Q/iyukeNfi9Z3AutPhinefR/C7gEI8RYBZroAljMwCwsiGEM8QlkAPl3/gjr/wbVXHjubTfip+0nplxpWlSr9q0zwFcxyR3l63ysk2pbSJIYsbwLUbJHOze6qsiP+5+laPZ+HdItNO0+0t7Cx06FbWC1to1hgtI0ACRJGgCRhU24VRgKUwcEATDn0+X5SdiqXOSSxx2ycDHylVBHU15x+1F48+JHgH4Y3Nx8LPh5bfEXxZOrR21nfa7baPYWxA3CSeaZ8kDbkKsbBsEO8SncQCX9qH9q74efsafCW98cfEvxPp3hjw9YEAS3P7yW5lOdkUEKgyTyseAkYJwWZsIjkfz2f8ABV3/AIOKfiL+3TDq3gfwDDefDT4XTyvFLb21yDrPiKI4Cm8nUkoGxlreJmQFmRpJQqvXd/tZf8EYv+ChH7fXxi1Dxj8UdP0fVdRVpfsaXPizTYrCwiOGW2t4I5mEKtlV2nBO0F2Zjurwm4/4Nrv2ygwX/hVFk20ZDDxbovIPTG28Ix37H5uaAPhK8kaeQMRjqAAMBe+AOwGahjBJPzbQRgnt9K+6Lz/g27/bKscD/hUcLhlJynizRsDBHX/TPerCf8G1f7ZM+7/i1FopViMHxbouTwP+nygD4Tvbj7TKrCNYtqhcL7DrVevu25/4Nt/2y7ZW/wCLRW7bSBhfFmjc/wDk5RB/wbaftlXEO7/hUttFyRtbxZo3/wAl0AfCVfQn/BNr/gn74x/4KQ/tL6b8PvCcSW1s6i61zWJoS9toVgHVZLl8Yy2WComRvdlXIUsw94sP+DaX9siRirfCyxjMi4Bbxdou3qB0+1c8kcDnuMkYr97v+CUH/BM7wt/wTD/ZjsvCmmR2OoeMtZSK+8Xa/EmH1e82khELDettAHaOJG24+dyiPLIWAPX/ANl39mjwh+x78BvDfw68CacdM8M+HLURQIW3vdSMxaW4lk48yaRyzO+BzwAFVVHf0UoYhWwcHGVwEzuyAOW4UAnO7pkAdSKAEL+WCxVmEYL8KSCQCQDjJIz/AAgEtgcYzX8+3/Bwh/wXUP7RGtaj8Efg5rMg+HmnyNa+Kdesp8DxZIpAaC3kU/PYggHfyJzswXjjR5PWf+Dkn/gtV/ZEOt/s3/CXV5UuFka18f6zazL8iFBu0WOQc8E4uRwVZfIfcTOrfh1rE0EqQLHDLHJHGUlMku/cwYgYH8PGMgk87iMAgAAhvkVHG3eyrlVYjBIHY8nkelQzQGONGJQ78/dOT+NQVseEtB1DxTr9lpWkWN1qmp6ncRWtnZW0LTz3k8jBI4o41yzOzMAoUbiSAOTQB9rf8EA/+CaVv/wUV/bJD+JrJrn4Z/DlINa8TKc+XqJMn+jabxz/AKQ8b7u/kwXG359lf0xftI/H7w1+yn8AfF/xH8X3IsfDfhDTJL69MbqjSgYWOCI9PMllZYUX7rTSBeprw/8A4I9/8E77L/gmt+xjoPg2WC2bxtrBTV/FdzFJv87UpSoNuZF4MduoEKuh2nymlXiY1+Qf/Bzd/wAFVIf2mvjavwM8Dao1z4D+Hd4za3dW8g8nW9aXcpxjgpahni3dDI0+392I6APgn9t39srxj+3N+0z4v+Jfie62X3i2cypZW8pFtp1nEMW9pEp/5ZwxqEB6thmb52cnxafcAgbsvH48/wBadcP5qLxgjjjoQABn9KgoAKntJhBIxMYkBUjB7e9Mi+6e/oM96sanDBA8YgmMwKAuSm3a3ce9AFaRNhABB4zkVoWE1lHpVyJYp3vTJH5Mqyjyo1+bfujKHeT8uDuXGDw2eMyp7digchirBTj37H9CaANzwD4G1f4o+OtF8NeHrO41TWvEOoQabp1lCQJrq4mkWOGNc92dlUe596/r/wD+CfX7Hmk/sF/sheDPhdpZiml8O2pOp3iRLH/ad/KfNurjjqrTO4TP3Ykij/5Z1+M//Bp5/wAE/wAfEz4363+0F4gs92j/AA/Z9E8Mq6SMLrVpo/8ASJU2cM1vaS7Qh/jvIpB/qTX7/K37pBxgD5QBhQp5AHfAzjB6EGgAooooAVVLOMKXPQLnGSeBg9myRg/Ud6/nu/4Ohv8AgpTb/GX9ozTPgt4YuLPVfCvwyaabWsNvhvNclt2hZdvY2aSNGB/BLLOn/LOv11/4K6/t9w/8E4P2HvE3j+B7Z/Fd4V0Lwta3ADRT6ncKxR3Uo4ZIYo5pyGG1vJCEgyKa/kr8W+Ib3xbq91q2p3Vxf6lqNzLdXN1O++W4kdt7O7dWcliSSSee2OQDPuXBIGSdvyggYDAYwfrj+lVqKfDM8D7kYqelADF6ihuppWOFAzkdaSgArv8A9mb4A+I/2qPjv4W+HXhGzS+8SeL9Rh06xjkbbGjO3MkhwcRIuXdv4URj2rh7cbgw2lsjHAyR3/p+Wa/e3/g2r/YI0b9lX9nzxN+1X8Vha6Ib3SbiXQru/haP+x9CjUm71DBB4udpVMDc8MR2hluirAH1r8cfi/8ADr/g38/4Ja6ToWkX2n6lq/hnS307wrp1ycXXivVZGMkkzw8FoDcTmeUDBSNo1B3bQf5i/HPxD8WfGj4i+I/E+talqOteJPF0s+pavd53S38ryG4lZtvAGU8zGAAEGAABX0b/AMFnf+CoWq/8FQv2oU8RR2l1o3gbw3bNp/hfSriYSzQwsQZrmZlJQzzuoZghKoqRRgt5e5vkO1tJLqXZEpZsZ/CgCza4QE7UJxgNuCjBBXPPbJGeO3UVa1K+i1C7WSKytrILDGnlw+aPM2xgFzuZiC+CzYOMscADGKekSR299G00ZkijcNIoVSWA6jmvQP2av2avF37U37RXhz4ZeENKGpeKvFGojTba3f5I43GWeSRlB2RRojySMOVjjc9AaAPsv/g31/4JTf8ADf8A+02PFHjDTBJ8Kvh3NFeauk8YEeuXfMkGnKXPIbb5kvB/dx7Osymv6boIUt7ZI40SOOECJI0RUWJFACqAoGMLjg9sHvmvLP2KP2RfC37DX7NXhr4beElWWw0ODNzqHlCKTWrt8Ge8dRwDI+doziONIol+SJK9VoAKK+fv+CjP/BSX4df8EzPgbL4w8c3TXmpXokh0Dw7aTRpqPiG4ULujiDg7YV3p50xG2JHBw8hijf8AKH/gjH/wXB8a/tA/8Fc9dX4m6pBHo/xytotH0uza5eKz8PXNp50mm21sGJ4fzbi3AJLSzXIdiSTQB+79fmz/AMHRX7Hq/tD/APBOyTxzYWiT6/8AB6/XWFYRlpW064KW94insATbzt/s2hr9J2wSxGfvHqmzjtgdl9B2OayvHHgnSPiX4K1fw1r9lBqWh+JLKXSdRtJ1Jiuba4UxTRt7NGzL/wACoA/iWuw8E42llIPPP3Tx19+mfeq0shkcljuJ716l+2n+zfqf7IH7Uvjv4YavIbi78Faxcacl0VwL6BWzBcr/ALE0RjlX2lryugAooooAKKKKALtjYXF3bXEsMUrx2yBpWRchAWABP/Aior6C/wCCTvw3uviT/wAFMvgBpMMEsy3PjjSb7YP44be8WaQ/gkMn5V88wBRbycv5m5QowCp65z7+n41+i3/Brv8AC4eN/wDgq54a1qQxzx+EdB1fWDEdrkfuFsgWz93BvQy/7SLQB+if/B238eIvA37CfgrwXE6Le+P/ABak7K33ja2EJlkH4S3FrX86D/dGM4/z/wDWr9bf+Dvb4tf8JH+2t8OfBsVz58PhLwgb2VfPWRo7i8u5d28D7rmK3t2/3Wj9K/I+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dHjPOa0oj9i0s5fc9z1X+7jp/OqVham8uUiGfnIz9Kv8AiO7jub3bEMRwr5Y+o60AZJGDRQ3U0UAFFFFABRRRQAUUUUAFFFFABRRRQAUVNBHub8QOOT+A71PdWxSxhmyhSVnVQHBYYx1Ufd6j60AUqKK6L4f+FD4w1r7DHqGk6fdSL+4/tG5FtFPJkARiRsRo3JbMrJH8mC2SAQD7m/4Nl/2YrD9o7/gqRoF7qtv9r074ZaZP4zaD/nrPBJDBa/8AfNzcwyf9sq/ol/bE/bi+GX7Bnw2sPFvxV8TN4d0TVL4aVazx2U97NPctBLIAIoYpG2hYHBfbhcjkZr8y/wDg0P8A2Yk8M/Cj4rfFjULOEXutavD4SsZXdXMVtaoLi6DAjDRyvc2w3hjzbjgcFvl3/g6u/bRm+Mn7bWm/CXT5pW0L4S6cqXeJ1ZbvU71IrmViR1EcP2WLB6PHL60AfqRpv/Byb+xte27STfFa7sXMjL5dz4V1hnABIBzFbOhUgDB3ZPOQKtXX/Bxz+xtBZG4j+MEd2I3QFIfCmsLKmWxuJez+4BnIHXj2r+Vqdi0hOQcnJwMDNR0Af1ieGf8Agv3+xz4pkaOH43aLbtuJP27SNWsFbLMoKmW1UEYXsePxFd5of/BXT9l3xC6rafH74SgsyqBc+II7UjOf+ezL6enHev4/6KAP7ILf/gpJ+ztfS7Ivj78D5pWk8tEXx7pKszdl2+cGOf6V1Og/tW/CnxJYtdad8T/h5qNv8xaS28R2sobaQGT5ZiDgsv51/FxG21gSA3saJG3MSAF9hQB/btonivSvEvnf2dq2m6l9nbZKbS5jnAbGeSjNjIIxn0NaiWzynPltjsVXOa/h0Bxz3q1FqdzalWjuJVI6FWxigD+4CW2eFclHVByzFcYpIWN+u+KN5R03Bc5r+JLSNc8y01VLm3jv5ru1EUEs7yFrN/OjYyoFdV3FFeP5w64lOFD7HStqGoyidzEz20cjbwiMQvIBHc84x1JPTJJyaAP7eTbSp1ilX/gOM0x0ZMZDD61/I3/wTH/YI+Lf/BRP47Dwz8P5NV0/SbURN4i8RGaSOy0O0dj80jDG932Nsh6ybG+6iPIn9OP7Af8AwT78A/8ABOn4HQ+D/BNu95eSmOfWfEF8iyahr84QfNKR91F3N5cPAi3v952eRwD3Givjn/gqB/wWs+E//BM7SJdN1F28a/Em5UtZeFNLuoY7iEFfv3kuCttEQdoysjuWwsThZGT+ev8AbK/4K7/Hv9rX42y+MNT+JPifRQBjTtM0G+m0uw0ZHVN0MMUUmDjaF8x2aVxGhcgjaoB/W1RX8YsX7YPxcN75h+KHxHMxbdu/4SW8Dluxz5nriug0b/gor8ffCZddH+OHxj023c4CQ+NNSjBA6ZCzDoKAP7GqK/j3tP8Agql+01ZQeXH+0D8awpOfm8a6k/8A6FMa19F/4K9/tSaTJvj/AGgPizJsGAJ/E13cDn/YkkIP5UAf140V/KH4N/4L6fteeCLRYrX41a5dRk4I1HTrDUAeQcbp4HPOOxrrf+Il79sj7RNMfijp7edKZSjeEtG2kkAdrUH+GgD+o+iv5lPDn/B0V+1rp8qfbPFXhLUI152z+FLLGfUiNELYzkDIBIXJxkH9kf8Agiv+0p+0n+2N8Erj4k/GzTvB2geFtZjWPwpY6bpM9pqWqoGG6/lMlwwSBlJ2ARK0ygvvjQxGUA+2qKCfnILK+3IDLwHXJ2kDsMY47fqUYhQSckqN2FIVj7BjwOvf6jlRQAvIBI27gMruyAD3JK/MoC7iSOMAg9a/Kj/g4d/4LZH9kbw/L8GPhH4ght/ihrsDp4g1WymIufBto6qI4kdCBHeyg7gRlreMBlAkkjlj9C/4Lv8A/Baqw/4J2fDi48A/D3UNM1D41+IItsYB8weEIHAP22SJs4uOogimGVYNNIGUpG/80XizxBfeLvEF3q2q317qmralM9ze3t3OZ57uZ2LvK7sSzOxJLFiWLEknJoAs/wBoJJZXNuYoJrm5lSYXTl/Ojxv3IoXIG/cCRz90e4GJPnCnAGRnio6KAHquScnAxnr1r9gP+DVv/gm+fi58b739oDxPaB/Dfw4umsPDkUsRkF5rRiy8wB+VvsqSqwB5DzxMPuGvy9/Zj/Z88TftVfHTwz8O/B9j9v8AEfi6/jsLRXLCKAE5kmlKglYY41d5HxhERmPAr+tXwfo3w0/4JQfsFWtrdXg0X4d/CDw+rXl28apNcsB+8kZFVVa8uZpM46vPdeUeooA+ef8Agv8Af8FRJf8AgnX+yxBonhO+gh+KPxH83T9FdXUyaPZbD9o1EJ947SyxQhuBJJuG77OY3/l3u3MrbmOS2ee55/X617d/wUY/bY8Sf8FBP2svEvxO8SA2jatJ9n0vTRIZItH0+Ilbe1QnrtXO9v45Wlc8ua8JoAKKltRhiehHfdjFXL7TXh0u2ui1uY7h5I1CTRmT5NuS0YO5PvDBYDdzjoaAM6iiigArrfgn8K9b+O/xU8P+C/DVk+o+IfFeoQaVptsv/LW4mcRpk9hlhk9hk9q5mBM7uuO4Hfgn8uK/aH/g05/YCPi3x/4j/aF8SWUb2Hhky+HfC3nqHE2oTRoLqcL1VooZEjVj983Z/u0AfsT+w7+yXof7DH7Kngv4WaCRNbeFdPWK6uuhv7xyZLq4I7eZO0jgdkdB2r1elZg+DksxAJZj87e7Dsc5pKACjaJGCnGHwG4OcZBxkcgHAGF+YkgjgNSNEZB8oJII4xuV8kAKw7jJB/Cvzm/4ON/+Cno/Yn/ZZ/4V54V1OWH4l/Fe0lt7W4t7jbLomlbhHcXuAQyyyFmigC8jMsgIaFaAPyd/4OGv+Cm7ft7ftg3PhzwxqqXnww+Gzy6To7Wtwr22r3ZYC6vwy/KyPIipGR8rRQxuMGRq/Pqd955xnPboenNXtZunkt7WBltwltuC7YY1fkg/M6gNIMYwW45IXiqVs8axyBo2ZyPkIfbt/wAaAK9FOc5Az6elNoAKKK2PCnhy+8Xa7Z6TpdjcalqmqXUVlZWlrEZri6mkbYkcaD5mZmIAABySoxyKAPqj/gip/wAE4bj/AIKVftmaX4Yvlli8CeGvL1zxbOu9d9ikiqLVHBAWa4dliU53IrSygMIWFfa3/ByR/wAFVLPV7/8A4ZY+EN1Z6Z4H8FRpZeLH0l0itriaA4j0iMR4Rbe2wm9ECKZVSLy0NuS3vnxL07Sv+Dcn/gi5cadpt9awftA/FkCCXUrYp9qfVZI/3skTH5/I06Bm8uXAxcGOTH+k1/P5qG5tskjCSaQsXbJYs245JJ7+30PegCK+J3bTuypIwRyPr75zx2qzo9rDcJctJPFCIIw+GYq0nzqCqkK3OCeuBx+BItPkk0uS7ijmkgt2VJpDFuSFmDbFJ6Ddtb/vmlhnC2sqNDHvMgYyZ+4ozuRR93nK/kPegC3fpaR2GnmEo8s1s5uQ0pYLJ5rqFHyrt+RYyMFxnktglE/ox/4Nuf8AglAf2PfgR/wtrx1YbPiT8S7BDa2d9Z7JfDWlly4j5+bz7jCvIGwVCRIQGRq/Pb/g3V/4JB3H7ZXxug+LXjvRVk+FXw/vEltYbmHfB4q1SNgyWu1xhoIsCSYOCCBHHgiRiv8ASJK29mYMXDuzFsFd5zjdjJHQDJBJyCCSQQABhJYgkEEZBB6jknH5EV4b/wAFBf2/vAn/AATk/Z8vvH3ja6MsqMYNG0e2mRdQ1y8KnbDbhgcYyC8mCI0LEhshW679q39qXwb+xf8AAXxB8R/HuoDTvDfhyETSlRme8mJAgtYQAzGaSXYFwMAjcxVVZh/KN/wUz/4KH+Mf+ClH7Sl/498UPLY6bEGtPD+hLdC4ttAsQ5KQIyois56ySbFMjktgKVVQDH/bY/bh8c/t+/HHWPiF8Q9VlutVu3EWm6dDuGn6LZAuEtLVWbMUaZBAXPmMzu5Ls7N574O+Jet+A/G2geIdFvIdM13wvcwXWl3dvaxxSWs9vMs0UpwoVnV1Vsvu6c84rjqmgkKBgCQGGPb0/qaAP7Jv2Dv2t9E/bp/ZG8EfFPQhBDD4p05JL+ziYsNM1CP91d2uTziOZHVS/wA7RiOQ8SLXrqKW4BwcjHPQ5ADAd2Hb8a/nt/4NWv8Ago9J8DvjxqHwE8T3Sx+FviROb7Q5ZW+Sy1hYwDGR/El1CgjK/wAckcCfx1/Qk3JOQQynaQZN+O4Ge+AQM/h2oA/B3/g7t/Y7bw78S/APx20u1l+x+JLY+E9fkEWxIruDMtnI57tLB5yf9udfi/cv5gQ98c+g7D9AK/sU/wCCi37Hll+3h+xj46+GN1FE15r1j5mkSu4ja21KEiazcP8AwAzxojH/AJ5yOO9fx7+JNHudA1W4sb2CW2vbOR4J4ZF2vC6uVZWX+EggjFAGZRRRQAU5P+BfhTaKAJbny/M/d7sY5z61+wP/AAZ3fDK81P8Aau+LvjJQn9n6J4RttBlP8fnX1/DcR49tmnTE/wC6K/IG3fYrjdgMOQRwwBzj9BX9A/8AwZ9+EIdJ/ZY+L3iM2skD6x4qtLB7x2AWcWlsWRAxRSgjF4zFhKy/MAwRSd4B+an/AAcZfEeP4k/8FgPivLb3MVxZ6QdN0mIRfchaDTLSOaP6rOJQfpXw3XrH7aPxKufjV+1P4/8AGt3NZSHxpr974gRba6S4jjjvJjcxruToRHKgKEBk27CqMhRPJ6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nISjZHUUAa/h7/AECKe8mB8tUKAdyW7/pWZdXL3DDe28qMA+1aeoxR6fo8MSSb3dfMcemen9axqACipYioPOQcj6Y71PdRRLZQMGk89mbehTCqvG0j1zz+VAFOiiigAooooAKKKKACiiigAooqe0tzcyqgKguwX5jhfxPagCCip7u3NtKyEqSjFflOV/A96goAKs2pKhiCqHHckZwCf5gfjiq1e3f8E5P2dl/a0/bp+FPw6miM1h4p8S2dtqIGMrYLIJLtuf7tukrfhQB/TT/wTb+HGl/8E5P+CRHghfFENzpUfhDwbP4u8SJNCY7m3lljk1S7il9ZY90kQ/65R1/Kx8evi9q37QHxp8WeOtelE2ueM9Yu9c1BweDPczNLJj23Mce2K/o+/wCDnr9sr/hnP/gnbdeDNHvGs/EPxjvzokEWUEqaXEFmvmXb22mC2bP/ACzunr+Zq5OVU5Ylsnk8nnqffOf0oArVIkBeJnHRSAfxqOigBWGDVjToxNdIjOI1dghcn7gJ5P5ZqtRQBenuvtd3JcXRkmknYyM2cFif4vzzVOToOCD702igAooqaFtoY+g9+fagC3pUSPKxk8woqk4VlU5wSvJ4PzY46nnFfXP/AASe/wCCPvjr/gqZ8TLiPTZX8LfDvQ5R/bfiy4tjJHA2AwtreMECa6YYwoZUQEF2G5A3S/8ABHP/AIIn+Mv+CnPj5Nb1E3/hb4QaLcKup6+sHz6m6su6ysAwIedhkNIQUhB3MHYpDJ/QL8bv2g/gH/wRZ/ZL0iHUxaeC/A3h+NrDQvDulgS6hrLAkvHbwSNvnlbdl5J3ClijzSZLFgD0T9mP9l34b/sD/s82/g3wPptp4W8HeH7eW+u57i6xJcttDT3l1OwBMhjXexdQo2gIqR+Wi/k9/wAFdv8Ag58h02zufAn7MOq2l5JcxNHqPjuW2kD2uH2mKwgmjVQxCHM58xNshMaq+2RPhj/gqf8A8FzPin/wUr1afREmk8DfCxMGDwvY3IY3bRtkXF5PgG4kyMqqqkagYVN2+ST4e1RZ2WB52kbKbELnOFXChfbGMY7YoAt+LdfvfFPiG81LUtRvNV1PUZ3uru9u5GmuLuSQ7nlkdiWaRmJLEknPcnNZd2I1ZREzsmP4hjmoaKACtDRbE6ld+ShTzGUlQzhN+ATtBPVjgADuTjvWfRQBo689vJqU5s43gsmkdreKSVZXij3HarMMZIHsM9cc1XtFwxOASMYyBj9eD9O9VqnhYKeOmRnIyP8AP4UAWfEF6+panNdSGDfdyPOREiIo3HP3V4X/AHe1VoVyGPYD9cHird/JZNp9sscE8d2rObiRpgySKcbNqBBtx82fmbOR0xz7N+wZ+wx4v/4KG/tG6H8OvAltm7niN7rGoXSk2miWiSKs13MR0Rd8agdXeSNB8zrQB9Kf8EEv+CR8/wDwUd/aDPiDxhBdQ/CTwLcpPrUqZVtbugBJHp8TZBJb70uCCqfKpWSWMj+nfTtNtdF063srK0trCys41ggtrWMRW1siqAscSAAKiqAAoAAGBgEEDz/9lD9l3wl+xf8As/8Ahr4aeCbN7XQfC9r9nWWXBuNQmLFprqdl4aeWQsz44BIC/KFr0Xdt49aADPyYDKrk4QsWABIIyccYwTwetfGf/BZr/grToP8AwTC+AYewa21P4peLrZk8L6K44thjab66VMNHbIQCqj5ppDEnyoZXT1D/AIKP/wDBQHwX/wAE2/2adV8f+LZVurxla00LQ45tlz4gvWU7bZODtjxkySkHykBYB3CRv/KN+2H+1d41/ba+P2u/En4gaiuoeJfEMokkESeVbWcIAEVvBHk7Io0wqjJJA3MWZmdgDlfif8UNe+Lnj3WfFHiXVr3Xde8RXMl5qOoXchknupnOWZ2PfnGBwBgDArF0278i6jZ4lnjjZS0L52y4zgHH1x+NUKKAJ7o7mU4AzzgZwPz/AD/GnW0RlDkglUXc2BnHYZ9BkgfiKrV9P/8ABJb/AIJ5at/wUt/bF0H4fW5ubLw1ARqfinVYNofStMiYGV0ZlZRK5Kwx7lZfMlQsNisQAfr7/wAGs/8AwTdHwZ+Bs/x/8U2LJ4p+I0H9n+GVdSjado6tuknbPyo1zLFkE9Yo4W+5cvXy9/wcvf8ABWhP2g/iUfgB4D1Mv4H8EXQl8SXsEoCa1qkbEfZm2ja8FoMjb0M5fHEUdfe//BeT/gpRpX/BM/8AY00/4a/Dr7DoXj3xrpA0bw7Z2b7W8J6UiLDJc+WpzGFiJgtxgKJGLhi1uwH8y98++QPksXBY7sluT3Pc+9AC3nKoCScZBzweueeT65/E1UoooAKKKKACnJIUUgd6bViBSVbGePTr0J6enHNAHW/s+/BXX/2jfjP4a8B+FrMX3iLxbqMOlafCeFMsrhAxPYKCWJ7AE9q/sL/Y/wD2XfD/AOxX+zL4M+FvhfEmkeDdOWzFzja2oTkl57or286ZpJSOxkYdq/Gv/g0y/YEHiTxz4m/aJ8R27raaB5vhzwkPK4N7Mii7ulb+HyreTyV9ftjelfu6TkA7doIBx18v/YJ7sBgn/eFACUUUofywSoYuBuUjsRyCPUg4IHscfMFoA5b43fGXQP2dPg54n8eeK759N8NeEdNn1PULgDcY440LYVf4nYgIi/xM6oPmda/kJ/b5/bG8T/t5/tUeKfih4qZIbzXrnFnYQzebDo9pGAlvZxN3SKIIN38bbnPzO1fqF/wdV/8ABSuLxb40sv2bPCV9b3Gm+F54tX8ZSxJgXF/tLW1l5mRlY43Msg5+d4Iz80DV+Lt6S5Qk7s/xH+Lgf0x+OaAIrq5kuZN8rMz4xk+lRUUUAFC9RRW34X1j+yLkmS1tr+BnjZrWcHZNtPA+XDjqRlGVuT15FAGVCcbxn7w2kevf+YFfrV/wbIf8E+LXxn8U9V/ac+IEen2Pw6+E6XEumXWosqQSarFCJJbt2cBEhs4Wacyb1dJRbuoKrJj86/2Tv2dvE/7XHx/8K/C7whFBNrPjW+TTld4xIlpCCHluJDtLCKFIjM5UkbEfH8Vfo9/wXY/bi8O/sxfB3w5+xB8Dbv7J4M+H1lFY+NL6Eok+qXSgE2kroiqXaXfc3ZXKm4n8vI8g5APkX/gsV/wUSP8AwUk/bL8Q+MYHu/8AhENHhGieDbVwYjb2UUu7zXTn97NJJNK2WJHmKmdqJXyFLjfxu29s+lWb3LKC2d/O7Iwc98+pz39x+FOgAr2j9gj9jvxH+3r+1V4S+FvhdRHd+JLr/TLx0Vo9Mso1Ml1dPuZQRFCsjhdyl2VUXLsgPkml2smpXaQQpJJNKwSNEQu0jE4ChR1JJAAr+m//AIN+P+CTcH7AH7O0fjfxVZrL8WPiPp8U2pIyBzoFiX3pYIMZEjHy2uCekiCP/llQB9ufs/8AwI8N/sv/AAS8K/DvwhaCz8M+DdMh0uwBCCW4WNfmnl8sKhmlYtK7Kih2lL8liTB+0b+0V4Q/ZO+Cmv8AxA8datHo3hjw1b/abu4YFmY7gscaKDlneRkRFHJdkHQmtz4kfETQfhB4F1fxX4o1my0fw94fspL+/wBSvJ1itreJSxaXLZC4LFVIBfdgKMtkfzBf8Fo/+Cw+vf8ABTn4uxadpaz6B8JPCtww8O6SXHmX0gBQ6ndDnM7qW2xg7YFYopdzLJIAct/wVx/4K0+L/wDgqB8bXvZhcaH8PNBuJU8NeH3YK1rCSFE10VO2S5k2K7t0UtsX5ESvkFm8splVUouPmXOe+f1p14pYK2MKRwN2ccAc+/TP1FVKAJJn8x8/L+AwKjoooA6P4XePNW+FnxB0LxT4fvX0zXPDOoW+q6feRhS9pcQSLLFKobglXRTg8EgDvX9hX7CP7Wmkftz/ALJfgf4qaQLSAeLNNSe/soJjJ/Zd8hMV1a5POI5kcKW+Zlwx4Za/jYgUuzAA7gCRzwMcn9M1+wf/AAae/wDBQf8A4Vb8bNY/Z98QXEz6J8QZX1jw7+9Kra6pDAxniXHQ3FvCmD/E9rHH/wAtaAP3+cbgAFZ3YgIAuTnrx78flmv5gP8Ag5T/AGM1/ZZ/4KR654g02Lb4a+LsbeLbIquFS7lkYX8Y9vtO+Rf9ieOv6f4lZItrsrsCMso4PyrnHsDkY7EH1r83f+Dn79jWH9oj9gSLx9aWF5e6/wDB6/8A7UC2y73k0u42R36bewHl28xf+FbZvWgD+Zqirl9GA6knJOSfm3d/XHPrnngiqdABUtvEZG4xkkLycdaiooAnMTRzNGCCc7cg59q/oC/4J+eOh+wT/wAGuXi/4gSLc2l94osNb1OzaBsSLe31yNFs3+ilLeQ/9c6/n+tV3Sj7v4g4PbHHP5V+03/BbH4iWnwa/wCCBn7I/wAMLZ4oLzxppWj6xNEisf3VppSyz/e+bm51CLrQB+LN3CYn+6VVjlcnPBAI/Qj86r1LKMY4PBI5GOaioAKKKcvOenPc0ANoqWaIRopDq2c8DtUV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VpeGbAahqsaOrNEh8yQAZyB2/E4H41nKc/wA62dNhGn6NJdsxE8x2w+4H3v5igCr4glM145OCS7Ets27jxz+IwfxrPp8rs7cnPemUAFFFFABRRRQAUUUUAFFFFABRRRQAUUVb0loFvoTcq7wCRfNRDhmT+LB7cUAVKKsXLb2yd3JJ+Y5br3OPXNQxhifl69KAG1+qv/Bpd+zzN8R/2/PEXxAmjzpnwy8OSsr+Q0pa9vibeKIYB5aAXhxg7tmMHOR+WTQtE5Q4yvze30/lX9EP/BAHStB/4J//APBDzxf8d9YitHn1waz4su2K+TNcw2Cy2lrYF/7zzQShP+v1qAPzv/4OZv2xIv2l/wDgpNrPhzTZEn8P/CW0/wCEUhK3DSxS3yO0l9KAScOs7m3Y5O77GpzzgfnRJnC59K0fFXiW/wDF/iS+1bVbqe+1PU7iS6u7mZt0k8zsWd2PcliT+NZlABTnkLqAe1NqxE+0N6gbgeOv+HNAFeitfW9ENjpltdCaF0mllg8osBNGyCMsWT+FSZPlPfDelZcWc8dcjr0oAZUskLxIrMhVXztJHWpzFGtvHKzqfMYhkU/NGARz+OTWik0EOn20ccaPKyh7hnUh0IeQFVwwyChQnjPyjBHcAzrSIyFsLuwBkDqRnt6np0+vY1+lP/BFD/gg/wCJ/wBvPV7D4hfEK2m8NfBeyuCjGQ+Ve+MAqktHaFl+SHja1zlcl9kJMgkaP0X/AII0f8EENP8AH/g2P4//ALS8aeE/hTp1q2p6Xouq3P8AZrarAgEi399I/l+VY7VYqMq0wUykrD5Zn6v/AIKw/wDByl9u0vUPhF+y/Hb+HPClpZHSZfGNpC1pKsaKqLHo8cZjW2iWNGjEzIZMSZhWIxpI4B9f/wDBS/8A4LdfCP8A4JJ/D2H4RfCXSPDfiH4geHrcafZ+HLFcaN4PjVmYC9ZFBMqSjJtUkWUliZJELb5P56/2r/2sPH37Z3xdu/HPxH8SX3ibxDfLtE1w2I7KHcWW2gjUCOGBCzbY41Cjce5NcDqziacSkSNPMzSOzHIbJ4xnJJyDkknk47ZNSWFVtInD5d2YMv8AdxjH86AIKKKntgGPPUHIHr14oAgpyNjPAORjmtfWNQtZPDmm2sel2Vtd2zzPPfRSStJeh9m1HBkaMeXhsbEQ/Od275cY1AE93cm5ZGKhQqhRj2qCiigAoorT0HyYpw03nvDvUSRREK8y55VWIOG6Y+U88/w0Aanwo8Aav8V/H+j+FvD2mXGr6/4kvYNM02ztk33FxcTSpHGkSkjc5ZgAPc8jqP6qf+CNv/BL3SP+CYn7MFvo88NjqXxG8ULFqPi7Vbc7kluQG8u1iP8Azwt1dlQ/xFpJMDzNq/Nv/Bur/wAEbYv2R/BZ+NPxB0e4tfiN4wt2j0HSroebeeFtLlAZFcbV2Xs42lzsHlRHy2CySyRp+pbKVJyV5PGw4UjpwvYDG0DsEA7UAIWZ5CW6nt6V5n+11+174A/Yb+B2p/EP4ka2NG8P6aRDGsa+ZdalcsrNHa28WR5szhHwuRtCtIWRY2kTc+Pvx98Jfsu/B7X/AB9451iz0Hwt4atTd3t5cAsBgjZGqjl5HfaqIOXkKIPmYV/Kr/wVo/4Kh+LP+Con7Rj+I9RSfR/BmiCW08KaFJL5n9m2jON0kjdHuJSitK44JUAfKooA5v8A4KX/APBQ/wAaf8FLP2jLnx74taOws4ozZ6FoVvLvtvD9kGLLApwN7kku8uBvZuFRQsafOtTQwlw2PLH+8ev0qJuDj0oASiiigCxasfMOMnjBAONw7j8a/pR/4Ig/s9+Df+CUn/BKC++M/wASprDw/feNrBPF2u6i6N9oh0zygNPtE3/emZJGZYkzvnumhKtgY/IH/ghH/wAE3V/4KOftq2Om65ZS3Hw88ExrrnigoxjF1EGKwWIfGA1xLhSCVJiSYqwYDPsX/Bxr/wAFboP23fjlH8LfAmoQXHwr+H13L5l3ZygWviXVRuje6Qr8jW0QykJXIbdLIGYSLgA+OP8Agox+234g/wCChf7WPif4peIB9lOtzeTpmmLK0kWjafF8lvbJkkDCgu5XaHlklfaN/PhNTzEFRjOPfr0H6ZqCgCSI8+2RxjOakuCgt48M5k3NvUjAXpjH61XooAKmlQoiHKEHONp/nSwwGSN2BQbMfeOD+FRPggEZz3oAEOAeOoxXZ/BD4WeIv2hvi54Y8B+GrV9S8QeK9Rt9H0u2Y4V7iaRUjGf4QWKgt2BJrlLfbtbPBABGGAPB69P/AK9fuL/waZfsQ+F7668c/HPUdNutR13w7qP/AAjfhjUpLUjT4A8O+7e2dyJPP8tljeRo0EcczgFvMIUA/XD9j79lzw/+xV+zJ4L+FvhmQXGl+DtNS0N0YvKa/nJL3FyU/gM07SylP4TIwr0mmxrtUDaqqihB3bIznPtk9Pqe9OoAK8A/4Kb/ALcVj/wTz/Y28VfEaZIrnW4oxpnhmwkXcuo6xOGFrGV43qCru65yYo5cfNivoAOyA7VDNglR3Y9hn0z1B+XAyegr+ZH/AIOMP+Cly/tv/tg3Hg3wxqSXfwz+Fck2kaVJA2I9VvG2C7vC3/LRPMjEaEfKUhVx/rDQB8D/ABS8c6r8TviDrfiXXL6XUtb8RX9xqWoXciBHubiaVpZZGUcKzO7MVHAJ44xXOVLcuZHJJBYsc46H3qKgAooooAKKfC4jfJCtjsehomcSPkBVz2HQUAesfsbftf8Ajv8AYX+N9l8Q/h1qVtpfiPTYZbdZLi1iuYZoZUKSROkgwVZTgjr0PavPPGHibUvGniW+1nWLy41HVtWuJLy8u53Ly3U0jlnkdjyWLliSe9Y9FABU1spkJGCR1P4c/wAgahr2j9gT9jzxD+3l+1j4P+F/horBd+I71Uur1gCul2aAvc3bA8kRQrI+BySqgckUAfaX/BtT/wAE2rv9rP8Aa1s/it4isyPh78H7yDUQ5dozqmtI6SWkCEfN+6YrPIRwfKjjP+uFf0oMxTj5S6MGHlmNMchSFOCFGSWyoJGeQ24CuB/Zn/Zy8J/skfAzwx8OvA+nDS/DPhWzS2tYSqm4m6lp5ivDTSuxkkPQtI2PlcV+On/Bxt/wW3TV5Na/Z0+EuqhbOAtaeNfEOn3aNHfERsJNKtpI/mEa79k8gIaR4mgOYvNRgDwb/g4C/wCC1Uv7bfxFvPhR8N9WUfB3wrcKr31pMyp4yvY/+XiTqfskR+SGLJR2Tz2OSiR/mFesDIFBUhScHOeM/kfqBzT7wqGDoRls5UEEL3wMdBz/AJ5AiN1K1oIAxMIJYD3oArUUp+6KSgCRGA6+oOe4qe4uWksooTHGoiZmDbNrtux949+nH41UooAVm3V03wh+JWs/Bj4n+HvGHh27+w694U1O21jTZ+MwXVvIJonweu10Bx36d65ip4ELOAFZySBgHr7fWgD+z39kn9pXRv2x/wBmbwR8UdAHl6Z410uPUBBncbKbJSe2z38mZZIs9/Lz3rtvFPhnTvGnhbVNG1i0XUNI1izlsL+0ePzFureZTHLEV7hlYqf9lmr8ZP8Ag0q/bjm1Tw34x/Z912/klfSkbxZ4SSUufKiZhHfQpuOARI0ciAAcz3h5yK/auQFNwVUPlAqgj6oQT8y+wG7HtigD+Mr9tf8AZp1D9jn9q3x/8L9TNxJc+CdbuNNjuJ4/La+t1b/R7kL2SaAxTL/syrXlVfsd/wAHcH7FZ8A/tDeDvjdpNjKNM8eWf9ha7LHFuWPU7NVEDSt2aa1IRR3+wv6V+Pd6CzBi28tznqTkA8n15x+FAFWipY5BHE67FYtjk9VqNug/xoAfEM56YHXOcfpX6pf8HQekaj4F8V/sz+Croym18K/Cy0iXczBfP8w28u3d7WsXSvy0sjiOQA8t06Dsc89emRgdc+1d1+0T+014/wD2q/F0Gv8AxE8Y694y1S0txZ2s+p3klwbW3U/LFGG4RAScKMUAeeP0H+OabRRQAUVJC/lvn5fxGRRM/mPn5fwGBQBH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SW8fnSqox8xA5NXdav/PmRF2+XCNi4H51Qj70SdqACR9+Pam0UUAFFFKv0zQAlFK30xSUAFFFFABRRRQAUUUUASwjKsP3fP97r+FRtwcelJRQAUUUUAa/gzwzfeNPE9ho2mWs97qWr3MVlaW8K7pLiaSRUSMDuWYgAepFfvp/wcPeNNL/4J5/8Eg/hl+zb4amhabxALTw7K4gx9rsNLjilurgr/BLLdtaSt6tI/pX51f8ABt1+zCn7S3/BVTwTPdCJtN+Gscnji5DybD5tm8YsyD14vZbRiP4gpX+Ku1/4Onv2j7P41f8ABTH/AIRrS757vT/hl4cs9BlUSbolvHL3U/HQSKJ4oX9Db7f4aAPzbuAd4J6nqf8AH39agqWCLzsgFR9WxTJPw9OuaAG09G2k9cHg49KZTkyc4OMc9aALF9qM+omMzzSTNGoRNzZ2qOgFVanvLZrVlDFPmXd8pz1rqfgj8IvFHx8+JmkeC/Bmiah4j8UeI7hbPTtOsozJNcysDjABAAAySzEKoBLEKDQBk+DvDeo+LtbtdK0jT7nVNS1GeO2trW2gaa4uZXOEjjRclmZsABRuPbvX7U/sD/8ABGj4Zf8ABLv4Up+0b+2bf6XZ3OnNFJonhO4j+2pp9wwLRieAKTdXrFG2W6ExR7GZpGPMXon7N37FPwU/4Nw/2d2+OHxsm03xv8aNQg2aRpsJt5Hs52UB7TTFkK78eYFnvFAIQMI1aMss35E/8FKP+CjXxH/4KW/GSLxl47vYLfTtP82z0Lw9aTt9h0CL5DIscZYne52F5m+aUoo4WNI0APXv+Ct//Bb/AOIn/BTPWJNAjgTwV8KrC8eaw0C1uXaXUlGwJNfybylxKpRiuwBY/MZRn7x+E5m3Pk9e9MooAKKKKACiiigAooooAKKu2epSRadcWwCeVcMjuSm5gV3Ywe33jTYpQrN2LclsZ29wR6Hj9TQAluMq4AJbgKMf55zjj3Nfs5/wbYf8EX1+J2sWP7QnxW0WGXwxYSZ8FaPfwb11e6Vv+P8Ali/54Rt8sa/xy5f/AJY8/Ln/AAQs/wCCRV5/wUn/AGhE1XxPY3dv8IfBlxHJ4guVeSBdRlDqw0yFh8zNIpPmFCnlxtneHeJJP6efD+g6f4V8P6dpWlWNtpumaZZw2lpa28KwxQQxxqkaIiAIkaoqoqKPlCYJzwAC87FwpIOWBJJOSfmPU/3uOfcZ71l+MPGGk/D7wrqWu69qmn6LomkWz3d/f30ghtrC3QZkneQ8IqrnJPGG9QK0JnRIJGllWGCNWeZ3fYioAQzMfQA59gCT8u6v52f+DhH/AILap+2b4nvvg58LdSWb4UaJdJ/amqWshj/4S68jbcMY/wBZZxSEOgPE0sazAYVMAHlf/BdL/gsxqH/BSv4qp4X8KS3Fj8GvCN68ukxyRmCbX7raY21G5jPtvEMZ5ijkO753kr8/bli5RyDhhgEkngADH1x/OkuACEIyA2SBnOB0/Pg/Wq1ABRRRQAVasozNIyAF2bAVVXLMcjAHp/kd6fawhw5YHCfxBc44Jx6ds9egOK/QP/giLY/Az9nzWvFn7Rvxj8YeErqf4QQ+f4Y8Cm/Vda1rVsqYbiCF48TRoWAXyy3luxlfYsQ3AH0Z8fvHNl/wQa/4JN2Xwc0SOOx/aV/aF0sar4wubdMXGh6dL5kexmwCjxx+ZbRIMeXJ9ukB3ba/HDUWGVCnKkA/oO3Y4xn3HpivRf2xv2n/ABN+2Z+0Z4p+JXi+5juNd8UXpuHSJy8NnCqrHBbRFiW8qKJEjTcSdqDPOSfLaACiiigAooooAKKVc54q3asNqlQUkTJ3ZOemePfj9aANb4Y+AdX+KnjzR/DOgWkuo674gvYNN060iHz3VxNIqRxg9iWYY96/sR/Yk/ZL0P8AYb/ZX8F/CzQDDNa+E9PWC5u402jU7tiXubwDPSadpHH91WEf/LOvxG/4NPv2GD8Uv2mvEHxu1ywzoPw1tjp+hyzExwvrFyu13Dfx/Z7QyEjtLdW/rX9B5BK7iDlzuyRzg4Iye7YIJ+tACUUVU13XbPwvol5qepXdvp+madbyXV7dXL7La1gjQvJLKe0aKpdj2VSegoA+Gf8Ag4T/AOCi5/YJ/Yfu9N0G9W2+IPxTM3h/Qyp2yWVv5f8Ap16p/vRRyJGn92W6hk/5Z1/Lhcg7uVIJ56ev9PSvp/8A4K9/8FBNQ/4KP/tn+IfG3nXieE7ORtN8K2U8hb7Lp0Z2o5B+7JMwaVx2aTHRRXyxQAUUUUAFFFFABRRRQBLDg5BHHXgcn2q1e3EZ023iEMIkR3Z5lL75MhcK2ePlwen941QooAt6apecKAhJIGG4HfueB+PHrxmv6Wv+Dd3/AIJLz/sD/A+6+Ivj3Tks/ip8Q7BPNtZYSlx4b0klJEs33cLPI6JLOPvx7YV+9E9fkj/wby/8E+dP/bx/bqifxTpEOsfD/wCHdidf1y1ukb7LfybhFZ2krDgK8zCV1P3orWYd6/Zr/gut/wAFj7b/AIJqfCVPDnhCe0vvjN4xtnfSI7gK50S0JZP7UuEAIfLqyxI2BI6723oskcgB4/8A8HHH/BZaX9knwdP8EPhdrKW3xO8SWoj8RahbSEXPhKwliR1VHXiK6uY5MIR88NvlxtkmjkT+dvUNpdBtRWIyQoHUnPIHAPPQdBgdc1p/EbxzqvxR8b6v4k17UbvWNc1++n1HUNQun3z3s8zmR5ZGycuzMxOT1Nc/QAUUUUAFFFFABT4U8yQLkLkjk9qZRQA+ZPLkK5DYJ5HemUUUAexfsFftTaj+xR+1/wDD/wCKOmJLPJ4P1iG7ubaN9rX1ocpc230lgaSM/wC/X9h/w/8AiDonxW8BaN4m8NahBq3h3xDZxanpl7C25by2mjV45T7spH5V/EzY7lkJQZckbQASSc5GB36V/Qf/AMGnf7ca/FD9m/xR8C9XuVGs/DN5dY0IsU3SaXdzsZEXbyxgvZWcuev24D+GgD7z/wCCm/7Gdl+3r+w94/8AhzLY2d5rV/psl74ce4fyRbaxAjSWbCX/AJZhpAI3PeKWQd6/j/1S2exu3hdJomhZkKSrtdMMeCP4TnqOxr+3u4KbWAjcJny1X+MKckp9cEt9M1/Kr/wcE/snr+yr/wAFLvGT2Cj/AIR/4iO3jHS8dE+1yyfaIx7JdJOF/wBjy6APiGiiigAooooAKemMc+oz9KZRQBo+I/sf2+L7D5nk/ZoN2/r5vlJ5v4eZvr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heooAen3RSSdqWbotMoAKKKKACiiigAooooAKKKKACiiigAooooAKKKKACpYCctjrjP1xz/Soq3fh74N1f4ieNtK0Dw/Y3Wqa7rd5DYadZ2w3T3dzLIscUcY7u0jKB9aAP3Q/4NTfhbYfs8/sb/Gz9oTxOgttKuJGgM7Fk8rTtKhe6uplx1DPPt5721fiB8c/inqXxy+MfirxprBLar4s1i71i8JYn99cTNK/X0L4/Cv3g/4Lf+I9K/4JW/8ABE34b/s5eGrmzOreKUg0C4ZA0X2u3tsXer3ceCCEnvJI1IJ+aPUJPSv5+7tRG6rzhRxldrHPOSOfXH4UAVaKKKACiiigD139iP8AZS139uH9p7wt8LPDWoaJpWs+L55LeC61a48i1hWOGSZyzAFt2yJgqqpLsVQD5q/b5m/Zm/4NjPgdPDaTW3xL/aI8RWTwbpWj/tCZgCCJApP9nWAfO5EaWaQ5XMvlho/57rC7lsblJoJHimiYMjoxVkI6EUX93LfXLzTyPLNKxZ3dizOT1JoA9R/bK/bC8e/txfGq/wDH/wAQteuta1jUhthhJK2mlwDhLa1i+7DCuDhFz1JZncux800+K2ksZ3eSRbtHQQxbB5UikNvLPuBUjC4ABzk9Mc59FAFm8xhcYzyeBjjjHYVWoooAKtacInukFwXWDcPMKDLY7/pmqtFAE1wTvAO44/vDn3/XNJbwNcSKiAtI5AVR3p9rZy3zMsMbyMq7iFGeB3pkqKuApJ4ycjBB9KAC4ga3kZHBWRCQyntUVFFABXsP7DH7H/iv9u79pfw18MvB9lJdap4guALm5P8AqNKs0+a4u5z2iijBY/xEhVQM7Kp8w0LTpNUv47a2gkuLid1jjjjRnd2LAKFCgkkkgYxz25xX9Qn/AAQV/wCCUNv/AME6P2av7d8TaYF+LfxFtIrvXjJnzdFtch4NJV+ilDhp2H3pMp0iBoA+pf2PP2TPCH7D37O3hv4ZeBrWS38P+HLcIJZ0xdajcN8095cN/FNLIWZsfIo2qmEVVX03l8oDgsMjGQSRzjIyemeACcgHGAaV5ASHeQMu4uxxw7EsSyj+7uOM9sZ7V+UX/Bxp/wAFnm/ZX8HXPwO+F+s+T8TNfsx/wkOqWkxD+F7GRSFiTHMV5PEVKkcwwyLIu15kkQA+fv8Ag4e/4LsN4+v9e+AfwV1oL4ajD2HjTxFZtzqx436XaSAkLagqwmkTDTMzIrtbhjP+NWuSWklwn2NbmGERLkSsGLSbQHYYA+Uvux1IGASxG419RIRk+70ydoAHIB7cA84IHTHrmqNAFi8tJbN0SWNoiVDAHuD3qvRRQAUUUUAFFFSRHn2yOMZzQBHRVi4KC3jwzmTc29SMBemMfrUunyQLFcidJHdo/wBztfG2TIwT68ZoApUVLLtBGM9T1Hb/ADmoqAHyQvFjcpXPTNMqaE4Oc4wRjIyM+9TXWp3E2nwWrzSNb2zO0URfKxs2NxA7Z2r+VAFaNsIw2Bie/pWp4V0m+8Sa5a6Zp1ndalqOoyrb2tpaxPLPcyv8ixoqAszMWxtHLdOuKg0i3e5uhFDG0s0uI41VSzMx4AUDqxPA4PXPav3h/wCCCf8Awb9618DPGPhb4+/GcXWj+JbOMah4c8GLFi5sDIAIrm+I4WcB8rZ/6xGMfmbX3RRgH6S/8E2/2N7D9gf9ivwN8MbWGy/tHSLP7Vrl1bRRqt/qc+HuZSyKDJh/3aM+XEUUKN9yvcqCCzliyOXJLPHxHI2SCyj0JHX1BHaigBQTuUAqC7qPm6PzkKfYkA/8Br8of+DqD/goDH8Ff2Y9J+B/h3VJYvFfxQ2XmtJFnzbbQ4nKEHByPtVwiKvZooLlDxJX6c/GT4u+HvgB8KPEfjjxZefYPDXhPT5tU1OcH50ghQyMFHdztAQd5DGO9fyAft7/ALW2t/t0/tX+MvilrwEVz4pvWmtrUNuWws0AjtrcHuY4lRCe5UnvQB5Rfp5DR88tkk4B/DI4JxjPuSD0qjRRQAUUUUAFSW8xgfcMenIzUdFAD5T06c88DFMoooAKs2bFJSwG4gZxjI98+2M5pkAJ3+mOeOOOf6V+in/BDb9iPwre6vqv7UXxuurTQvgT8ErhLtpNQhaVNe1dMNDbxxgfvRHIYS0eG8ySS3jKMsjlQD7y/Znu/DP/AAbX/wDBKiLxZ410+3vvjn8Y5I7yPQZWWKc3SQ/uLKYHDCGyWcNcNkAPcvHkNIjD8Kvj38bPFX7SHxY1rxz4012+8R+J/E1y95fXt3IXkLMeEHZUUAKiIAioFVQANo9i/wCCp3/BRnxP/wAFMf2p9V8ea0bmx0O3L2PhvRXkZ10WwVz5cZYsd8zDDyyZ+aRmwAoQD5moAKKKKACir2lRwmRvPkljj2nBjQOxODt4JHG7FLfWhjhjcOjRy5CjepcEYzuUEleScZ684oAoUUUUAFFFFABRRRQAV9Lf8ElP21H/AGAf27/BPxDnlmGgQzPpniGKMnEumXSGG5Yr/G0SN5yJ/FLDGK+aantwQGxnp269+fyzQB/bxpWuWPivSbXU9Nube/0vVFW7gurefzluIZF3Jtb+JWUqwf8AiBr8gP8Ag6w/ZWbxr8A/CHxYtbbzp/AOp/ZNV8s7Wk0+9KR5du2yWKFB/wBfBr6n/wCDdv45+J/jn/wSh+H134osL23m8LvceFtOvbiPaur2Flsjt54T3jjQi0/66WUtfQn7aXwu034w/st/ETQNW0XUvEVjqvhzUIpdN021jur+9H2WQrHbI/ym43hDEeokVMEfeAB/HFrV3Fd6lPJBALaCSRnii3l/KU9F3Hk4HFUa1vFGkXGg6pPY3ls9ld2U8lvcQSJskhlQhXVlPzAgjGDxkHGOQMm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fD0amL1FSt0FAETdTUsBI6ZzxjA569vemSdqbQBqX1vbTWNq1u05mjgZrneMLv3tt2+3l7KzpFwF68jNMooAehwe3ryKddTec4Jx+C4qKigAooooAKKKKACiiigBf4PxpKKKACiiigCaCTy0cYjOcfeGT+Ffdn/Bt54Ci8ff8FcvhwLrw9a+ILHRoNR1icz27SR6YbexmaG6z9xCs/kqGk4DSLtxL5TL8JRIZCQM9OcfWv15/4N0rLTP2Lf2Sv2j/ANr/AMSQwPb+EdHbwv4fincpFf3Z8maW33D7ry3EmlxK3YSv60AeH/8ABzT+1NJ+0V/wU51/Qra+iutC+FNnF4RsVikYjz48z3ruDx5n2ueaIsOWW2jznAZvzxra8c+JL7xp4t1LW9TuLm81HWbua+ubm4k8ya5lkcu8jv8AxMzliW7nNYyZByKAEop0kZjbBptABRRRQAUUUUAFFFWba6aCORQEPmjacoGI+npQAumXclhdxzwyPFNCweN1OGVhyMfiBUrXCFJFcSyNk7CZMFT059eAPyqpKeFHoMdajoAc5yBn09KbRUkJO7GCckYHv2oAks7uWzd3ikaIlSpI7g9qIreS4fEUbkqNxH0rRtNOnh0U3s1g8lrcsYIp2R1QSDkgFeGPTg1mTbmUZOd2W56g9/5UAPt5YxdIZUdod2XUHBb15qQOkjOYy6gE7VLDO3+Ee/Paqsakk9wBzz2r6/8A+CQf/BMrX/8Agqr+06mgTXmoab4F8MRRXfivWo4vMeztGZhHbQ5BX7TOyssYOQAskhBWJlIB9y/8Gy//AASJ/wCE78ZWf7RvxAsbZtA0JmbwPYzwK8N/ejIbU967t0Vq26NRgf6SGO9DaHP7wlSX5wD8wXeuQNw5y2T8wJYAbmx61l+BPAmjfDTwXonhjw3p9joug6NaRWOnWds2LawiiTZHGvUlFjQLySSQcksGY/L/APwVu/4KveEf+CX3wCl1SSSx1r4i+IYinhbw3LO0bSuel5cIpDR2kX3iUIdyVRSu4sADzj/guD/wWc07/gmt8MU8NeDLjTdT+NHie18zSrWcC4h8O2pG0ahcKeHPykRRHiRz82+NZIpP5jvHHi3U/Hniy/1zW9QvtW1jV7iS8vb29mMs95NIxd5XZuSzFsknOSTWx8cvjX4o/aI+J2seNfGutXviHxT4jupL3UNQutoe4kc9goCogGFWNAERVAUAYA4ugAooooAKKKKACiiigAooooAsQOEtpEKIS5BDt1TGen1/pRCY3k/eFkUDjAzk1XooAfKOckkn3GKZRRQAV6H+zf8ADLx18a/idaeDfhxpWt694o8VA6dDpulbvNvkYgsj4OBCMB3Z8Igj3Fl27h2P7AX7CvxC/wCCg3x60/wL8PtHN5czSRvqepToRYaDaM+x7u5cA7Y1zwoBaRsIquzBG/p9/wCCan/BLP4Zf8EyfhINE8JWv9reJtUhWPXvFV1Bi/1k4GcDcwt4MjiJWZVUqCzuJJHAPnT/AII5/wDBvn4V/YGfT/H3xEn07xl8YFTzLV440l0nwq+3GbXd8s8uOGuGwoOFRfld3/SFZAzEgYDHcMsSy5/hbPfOTkcHd7UpbzHd9ysXb5tp3BSABgHuAAKKAClDmMMwVmKAsMdSR0A9zn9DSV4F/wAFMf28tA/4Jx/sjeIPiXrPl3GoQMuneHtPYEnU9VlVjBEcEHywI5JJMFT5UUmGDbQwB+Xn/B19/wAFCHmu9G/Zw8M3wa2gSHXfGDxM+1mPNnZnacFV+W4cHOZGtz2NfiJHE0sMkoKAL13OFY5z+J6Vt/Fj4jaz8YviHrPivxLqUusa/wCJb2bU9RvJceZPPK5d2OAB1J4AAHYYxnl6AFbjA9KSiigAq5bXog06eAxwkTMjeYUy6bd3CntnPP0FU6KAJJgdx4IBOQD1qOiigAoqSBtjhsBsMPlPQ0XL+bMzbQuT0HagDqvgz8OLz4zfFXw34P0ufT7XVPFmqWmi2U9/cfZrSGa4mSJHmlORHGGZdzHhRlu1fa3/AAWs/bi8PeM77wp+zX8HpLSL4H/AaH+yraSwfMHinV0DJdak+35JF81pvLYb95kmm8x/tGF+ALWd7aXdGSH6UyTO7J780ATXUpfA3MVU8Z4HQDp64AzVeiigAooooAKKKKACiiigB8WQcjn29akmuWkt0i3u0cZJVT/DnGf5CoKKACiiigAr2z/gn/8Asc+If28v2r/CXwx8OLNG+vXa/wBo3ywmWPSLBDvubuRe6RxhiFP332IPmdQfHrMkbsBckY5IA+me35jp71/SZ/wbWf8ABO6L9k/9kVvid4i07Hj34uxJdKs0Igu9M0QOWtbYcnyzPhbl/wC9HLbr1jNAH3/8HPhJof7P3wh8MeBfDNq9n4f8IaXb6RYQuQ0iRQxKil2/idgN7N/GXLn5navmz/gsh/wUisP+Cb/7It/rtpLBN4/8UM+keErFpACbpoyHvHQghorZWEhG073MMeV83cPqPxj4psPCWgajqusahDpulaZazXt7eTv5ccNvEDLLMx7KqiRt3/TMjvX8pf8AwWJ/4KNX/wDwUn/a61HxVC93B4K0NW0rwpYTNzbWStkysO0s77pXH8O9U6RigD5k8UaxdeINTnv9QuZr3UL+aW5urmZ/MknldyzuzkksSxJJzySeO5y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CS3+/Rcffp9v/qjUUvWgBtFFFABRRRQAUUUUAFFFFABRRRQAUUVLbozyAKCzMQoA757UARUVLcRPbytG6lWQkEHtUVABRRRQBZtFXzV3MyqTgkdQO+PfHb3r9d/+CsGmJ+w1/wAEGf2YfgKkt7p/ifx8w8Z+IbVk8qRgYzeSwTR9gk2owIp7/YG9K+Pv+CH/AOwXF/wUJ/b+8NeFNTSCTwp4bibxR4kjlHy3FhavHm3/AO200kEJP8Kys3O3a3Zf8HGv7VKftTf8FR/G0ljdS3OieA9vg6wDfcRrNmF1t9jePcsD3VlbjdtUA+FLkqSNo6EjI6HmoaKKACiiigAoqa3u5LaORUYhZBtYetRyPvC+wxQA2iinx8Bvn2/1oAdbhWYhigB4y2fl9+KmvXR3UrGkWBtwu75sfxc+v9OlVKKACiiigAooooAK1PDcEFxfSi5mhghFvKQ0gcqX8tto+TnJP4evFZ0WMkEMcjgD1q+L1r+TN07SYUDcVBKAH3I7du+cehAB1nwF+B/ib9pH4weG/AngvTpdV8T+K79LCxt0O1mkYj5mY/KkagF2f+BFdm+UZr+tP/gnL+wZ4W/4Jz/st6H8OvDqW13ewD7ZrmspaG3l12/cDzp3U8qoYFI4zykSxqfmBr5B/wCDcn/gka37F3wUk+Kfji0Z/iZ8RLNZLC1kaVP+Ee01wWiDJ90XMyMJGY4mgBjjAVzOo+9/2o/2oPBX7G/wK8Q/Ejx7qjaX4a8NQLcTSRIGnuHLKscEKZAa4lfEYjBAJfeSoV2UA8r/AOCn3/BTXwN/wTB+ADeKvE7R6p4i1gy23hnw5HN5dxr1yke4gkcx28ZaNpZuqbkChpJEU/yw/tTftNeMP2zfjHr/AMRfiN4jGr+KNZZDnyh5McQBVIIEHEUcYG0KOO+SSWPY/wDBTP8Ab98Tf8FJv2q9W+I/iO3i02z8ldL0DSY5PMj0XTIndobUPgb2DSSSO+BvkmkYBVKqvz84iW2AKuJsnJPQjtQBC5yBxz9a0dCtIr24lSW7t7FVhkkEk3mbXZUZhGNgJ3PjYM8ZbkgcjMooAuX0vntvAA5IxgA4684ABPP6VToooAKKKKACiirFv0bAGfXngYPp/nigCvRVzVYkgmQRzRz5jRyy7vlJUHZz/d6fhVOgAooq3YMCzcBiRwpH3u+M9QeOMUARwKGDkgnA54zx/jX17/wSy/4JAfEX/gqB8QTHpCP4e8B6XceXrniq8i3W1mOpigUEG5uSvRAVVeC7KvNe4f8ABFj/AIIOeI/2/ryz+IHxAivvDPwbspspMoe3v/F0kZG6KxZs4gHKNdFSoZXSLLq7R/0afDL4XeG/gl8P9K8I+D9C0zw54b0CBYdP0zT4Ft7e3hHRlVCckkklslnbcXZmySAcJ+xh+wt8Nf8Agn58HbbwP8NNATSdPjKyXl7O3nahrE20ZnuJiAzkksQpCqmSEVVwK2P2n/2q/AX7GnwmuvG/xF8Qw+HtBtpVtkYK0t3ezsGZILaFfnlnbYwCpzjdnCF2Xwb/AIKm/wDBZL4Yf8Ew/B7W2qyweLviReIZNM8G2V0Ibl/ujz7qRUcWsQ3ggyKzyEYRSFlK/mP/AMEfx8Uf+C2//BUuP43fGW6m1/wj8H9uqWdnBAkOj2N+0i/YLC2t2wMKyGc8vK4s0813ZgzAH7weCNT1DW/Buk3uq6TJoGp3tnDcXelyTrM+lyugZrVmT5GMWdhZeCVOMjDNqUDBIYMrlhnchwsmed4XoMkk5H3uvekY7VLfLmMB8Ebt+CMLjuCcE/7ooAUkJG+Qp3DaPnVCuSBnLfLx1wfvHA71/L7/AMHBH/BTJP8AgoD+17eaX4d1OSb4a/DsyaV4dW3mWW21a48zF1qCsvymOZ1PlkdYo4j3r9Uv+Dlf/gprF+yB+y//AMKn8Mahbf8ACwvi1YT2tz84ebSNDKtDcTsv8D3PzwR+iG4dSJI4yP5sr6QTOGCgHHUDAJ6n8B0GO2KAIJeWz2JOPTFR0UUAFFT2z7JOoAJAIJPP5Vb1yVJ54iltHaBIYkKAt8xEaAyc/wB85fj+99KAM2iiigAooooAKKKliDSKyKM7ufyoAiopXznntxSUAFPjJGcDPHpTKKALF7GkbqI5PNXaOcdD6VXop0m3A25z3zQA2iiigAooooAKVcYPSkooAln2bE278853U2NSSQO/FMrtfgL8FvEX7SPxb0DwN4S0+bVvE3im9i07T7SPjzJHP3mPRY1ALOx4VQznhTQB9l/8G+v/AATMT/goL+1u+qeIoI2+HHwzFtq2txSRRzpq8zSn7Np7RsctHMYpTJgHMUUi9XFf07XlwAzqUZVY5UM53AEZIb+HAXcP9k5P8NeM/sAfsR+Gv+CeH7Kvhz4Y+G/IuX01Dda3qSwGGXWdUkC/abqRTyNxVRGp5SBYEPzKa0f2yf2r/C/7FX7O/iX4k+Lp/L0vw5bNLDAkyRT6ndH/AFFnCW5Mkr4UAcdWb5VagD8xv+Dor/gpVceBfC9n+zv4P1R49U8Q266p40e0uY82lgQPs1i2z7nnkea8TH/VC36i4Nfg/eE+YATnAwOQf1HWu1/aN+OPiP8AaV+NXib4g+LboXviDxdqM2o3cwLFFZyMRICfkijXakaD7kaoo+ULXDLt8ls535G3+tAEdFK34/jS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C9RRUluuXz6UAP/g/CoG6mpLlsvj0qOgAooooAKKKKACiiigAooooAKKKKACiiigAooooAKmt1Lt0GOnPQcGoa2PBfhe/8ceJrDRNJtJtQ1bWLiKxsrWFN8lzPI4SONR/eZyqj/eoA/W//gjV4xs/+CX3/BI342/tWavA48UeM7tfBfgi3uP9XqE6DMZUd1M5kdx3j0yRf4q/InX9VuNZ1S4vLu4lu7u6kaaaaR97SuxLMxPcliST3PPev0h/4OGPHOmfAjV/g7+yd4Pus+G/2fvCtsurKlp9lN5rV3Es007f390Zjn9pby49a/Ni6H7qNgpC8qrBcKwGPzPPP4UAVKKKKAHxwvLnapOOuKaxzzjFS2lxJbMTE7IzDacdwajddvY+nNADaKKKACiiigAooooAKK1vDjBro27y2ttHdlImuJ496W/zht5wrMANpztGcZ4PQwapGkDRossUnyK5MedqblU7OQDlckHtnOCepAKFFFFAEkWSrc8HqPXv/Sv1V/4NsP8AgkhH+118XB8afHdg0/w7+H+ppHplo+Ma7rMYSQI4PDQQBlkdOkjtCjfI718d/wDBK7/gnn4k/wCClf7VmnfD/R5ZtM0WGFtR8R6ytuJk0jT4yA77T96R2ZY407yOhOFVmX+qvwx4e+HP7AH7K1tp0LaX4M+Gfwu0UI7yv5cFnaQrl5HlILNO8jtI20FppZHADPJ84Bu/HT43+F/2evhN4g8e+N9ag0Pwr4cs5tQv9QmkcJBGpIURkAu8skmxEhALtJJtUbtuP5dv+CwH/BXvxd/wVH+MsU3kz+Hfhx4ekZfDfh0TCTy85DXNzt+SS4cAD5crGgRAWIeR+o/4LYf8Fpde/wCCnXxIt9D0QXmhfCLwtdGTRtMm2CfU5wpQaheKuV80ozBIgSsIdgCztI7fBl1k4OCAPlx2GABj69M0ANnYErjOBkDPXr39/wD61QUUUAWrO7NtFMuxG81NuWXJXntUEowfpx0xTKKACipIoXlVtqFgvXHao6ACiiigAooooAKKK6L4c+BNV+JvjTTPDug6ffavret3Udlp9jY27T3N7cO22OONFBZizEDAH4EgAgGVp0PnCUlgpjAOCCQ3OMHHIGCefbHUiv2k/wCCMn/BtXd+MX0f4pftH6RPYaJuW40zwJcROl7qaFQyT34XDwx7v+XXKyvyXxGCj+//APBEz/g3o039km40n4q/Guzstb+KNvtm0fQ1mWew8KsUDCV3GVnvlLMAy74om+ePdIkcq/pl8ZvjZ4P/AGfvh3qfjPx74g0jwr4V0oCTUNQvnWGG3VmHy/NktMzL8sI3O42qN4cZAN3Q9EtNB0ez03T7O2srGygFrb2tnEIre2gRSEjjSMbYolyBtRQFLA4Ren5Mf8FcP+Dmvw38CotR8C/s93ej+L/GTbor3xcmy80jRNx5FmSDHeXI4Ic+ZbqNmfOIKr8b/wDBYD/g4w8Y/tkPrfw6+FM9/wCBPhPOXtry/UmPWPFEW/nzD9+2t2A/1Ctlwx8xtsnlp+X926yiMPtTaCCVXntx/nkZx0AoA6Lxr4z8R/HL4kXes67f6x4o8WeI7syXl5czPe3l9PI2B94l3ckhQCe4XGev9Vv/AARm/YIb/gnf+wZ4Z8GanC8XjHWpX8ReKlfjydRuI4kNuo7LBDFBCT/E8MrfxV+H3/BtF+wc/wC1n+3zYeM9Y02O98FfB/yvEN350e6O71EeYdOtzyP+W0TTkYO5bRk/jr+mrCqAo5xklgSQ3Jxz3bbt3H+8SO1ABXJfHn46+GP2Zfgz4l8f+NNR/srwr4Usmv8AUrhT+9SNWUKIwervIyRKO7zKO9dYxKqSuN45QN93cOQT3IyAMDuR6V+Cn/B03/wUxuvHHxST9m/whqijw14XMV74tZVcNdakV3w2zO/P+jxlSwT+Od4z/qRQB+Y37dn7XHiL9uT9qLxV8TvE7LHqHiS43w2kcheHTLZBsgtIiedkUYVM9yrHvXjlW7xtyo2AMg8HPH07Y9KqUAFFFFABRRRQAUUUUAFSW0D3EmyNWZz0AqOigCSVSnUMMEjB7VHRRQAUUUUAFFFFABRRRQAUUUq43jdnHegBKKVsbztzjtSUAFFFFAGjoulz6zcvDbW81zKsUkxSKMyMEjRpHbAHCqiszN0VVYngV+/v/Brz/wAEzJfhD8KZP2hPGulMvirxpbPaeD4Z0/eWelOAz3Uf/PNrtiEDfwwpJ/z81+Vf/BFr/gn1c/8ABRL9uDw74WvLKebwRoDrrni6ZQQh06FgzWu4FSslycQIytuTzGlAIiav6wItPg0SzjsrSG2tLWyiWGKK1iEcUcSKFCxKMBUAwAqqFGMAk7sAEFxIIoSAd6kZXbkiTjJIA5ZsKcKOQVA6Ka/nM/4OU/8AgpYv7WP7SQ+E/hi+E/gX4V3k1tdyxoEXVNaDNHPIWH3o4RuiQ9Gfz3X5JEr9RP8Agvz/AMFM1/4J/wD7KL6NoE0KfEr4mRXGk6NlpI20m1EYFxfll4MkXmQiNT/y0lWQf6mv5hr0/u0yCCMjnAOOCOOvfqev4UAR3MzSAZYkDpnrjAA/QD8qg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rEX+pqKD/AFoqWTqaAIZetNobqaKACinxruOMMSeBjvUl3aSWcmyVGjfqVIxgUAQUUUUAFFFFABRRRQAUUUUAWNPtnvLlIYgWllYIo9c8f1ptwrZ3MCpJPHp3/rUNFABRRRQAV0nwy8fat8LPHmk+JtA1CXSde8P3tvqOm30JHmWdzBMksUq5BUsroGG7jIB7VzdFAHY/HD4xeJP2gvilrPjPxhrl/wCIfEviK4a81DULt98s8hAHbhVCgKqL8qKFUYAwOOoooAKKKKACiiigAooooAKKmtrl4EdUd1EgwQP4qZK5OAccDFADKKKKACnJ1x8vPc02igCSaIRqpDq+ew7V1nwY+EXiX9oD4n6N4M8HaPeeIPE/iW7jsNO061GZbqRz06gBRjczMQqqpZmABNYGiwPfXK2sMby3N0yxxInJkYnhccg5bbwRzgcjv/Sz/wAG+/8AwRqP7AvwuHxC8e2JHxi8Y2qRi1uPLb/hE7V24tlaPLedMpVpyWBAaGIDCF5gD3T/AIJc/wDBOzwd/wAEnv2TH0q4vNGXX7mEa3428UO/2e2vZ4kdyTI23yrW3Hm+WTtCopkYIZZCPw0/4Lmf8Fqta/4KLfFC78GeD7260/4J+Gbwrp9su6H/AISaZGP/ABMLpOCctuMSEAxo/IDMVHvH/ByF/wAFn3+O/iXV/wBnn4X3zw+BdBu/J8V6tA4RdevYXO6yRgcG2hcKZDwJrhCyhkVJZPx/vwVmZW3hlYghhgj2PvnOfegCKc7gvXgY5PX3qGiigCzZajNpzO0EskTupRipxlT1FRSoyYyMccc84qOigAooooAKKKKACiiigAoor2n9hv8AYj+If7fnxus/APw40YalqN1iW9u5y0djpFqp+e5upVBKRL1wFZ3OFRWcqpAOP+AXwI8XftOfFbR/A3gPQNR8UeLPEEwt9O06yVWkmf7zEliFRFQOzOxCIqszFVDEf02/8EfP+CJPgb/gmV4Utdf1E2XjL4u6hAVvvEIjymlhwyNBpwYCSKHbuRpiA84LZEYZIo+6/wCCXn/BJj4df8EwfhpHZ+HIYPEXxA1O3Rdf8XXEAju9VXzFka3RSrmCAsAfJyytsjZy7LGy/LX/AAV8/wCDj7wj+ylY6j8Pfghe6T45+Jfk/Z59cglgv9B8PllJBjZHZbu6TMa7P9WjB95f95EwB9af8FHP+CrXwo/4JofDs3vjLVEvfF15aiTSPCemyI2p6nuyoY8Ew229SpnkBXckigM8aI381n/BRn/gqB8T/wDgpd8UE1zxxqwttFtgY9J8NWMjRaToq9PkT+ORgFLysWZyF5VFSKPxH40fFXxN8cPiNqfirxjr2peJ/EutSeffapqFy1xPeOFCAl26hVRUAHACAL8oUDkaAJpiWUMxJLEnnqenNSWvDnkj+EnGeDx07n2/wqrX6Lf8G4H/AATrk/bS/bdt/FOuWscvgX4Stba5qUUi5Go3rO/2C0x6PLE8jD+JLeRP46AP3L/4I1fsL2n7Af7BHg3wvJafZ/FfiC3TxJ4oZ4tko1C6jRmt255+zxiOAEfe8kyf8tK+p6VnMjljj52ZlOcl13HDE9yeefQAdqayBwwYqAVwu4qo3HGMseVGMkngcc9qAPmz/gq7/wAFC9L/AOCav7IOuePZja3Xii6B0vwrpszbl1DU5VPl70BDNDEA00mCMrEIz/rRX8k3jjxdqXj7xVqGua1fXGq6xrVzLqF/eXDiSe7uJWLySu/JZmYljnuTX2f/AMF9f+CkK/8ABQ79tm8OhXhuPhz8PDPofhjZIfKvl8wfadQ2rI8WbiVPldNpa3itQ3KcfEugQW13rFrFeTPbWksyLPMib2hjz8zbf4sDn8KAM+irNwqq6kklQcYPD8eo/T8KrtjeducdqAEooooAKKKKACiiigAooooAKKKKAJIIHmR2XpGNxpsibcc53DNNooAKKKKACiiigAooooAKKKKACtrwbouo+KddtNI0qzvNQ1DV7mKztrS0geae6ldwEjREyzMzYAUAknGASBihanYzld24YKkHBU565x+Hbkj0r9h/+DXD/gmIvxX+J13+0J4x04f8I54KuHsvCcUsGRd6ooIkvV5+eG0TgMOPPlV85t2oA/TP/giX/wAE2rD/AIJwfsZaPpd7p6Q/EXxjFDrPjC6cRtMLlk/d2Qdfm8q2VmQKSR5jTyKcS4H018XviboPwX+G/iDxd4pv00vw74a0+bUtRu5MlIIIkLs2BySAMgDkkADkiuomclCTlVjwxVX+br90ju+G/HZ7V+Ef/B03/wAFLV8WeKYf2bfB2qA6dossV/43ltnIFzeZVoNOJH+sWHCzuh48xrdetqKAPzX/AOCmv7c+t/8ABRP9r/xF8TNWjaysr7ZZaLp3mBxpenwjbDBkcb/vO5HBkkcjgivnypro75A394Z68moaACiiigAooooAdEnmPj1olTy3x6UsEphfcO1JKSW5+tADa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lUnOB3oAktv4vpTJetSj5V2/3agbqaACnIMkc4989KbRQBPNMHt412RjZn5lHLdOtQUUUAFFFFABRRRQAUUUUAFFFFABRRRQAUUUUAFFFFABRRRQAUUUUAFFSRsVztJU47HHFSXjxtIpijMS7RwWzz60AV6KKKACiiigAooooAKt2Ee6UDGeRkZwSOp57DAzntioIhubHGCQOa/TD/ggN/wRbv8A9uj4rWPxJ+IenXFr8FfC1ykzpOgUeL7mOQEWSbvlNupAedjn5AqAL5nmxgH1V/wbg/8ABFcaJb6L+0V8XNCxqDJFeeAdKvtojgjeMSprMin+P5lFuGGFYPNjzPJdNr/g4a/4Lrw/DC28Qfs+/BvUl/4SmVPsPjPxJZOFGixkYl021K4/0rjE0ikiEFowVmEnldX/AMHBv/Bbq2/Zc8Gaj8Dfg/rkafEq/g+x+ItY04lW8HWpwrW0JUgRXbqSgKktbIx2lZGjeP8Anq1GVpLgs+N5JYnjPJzzjgHJPAxigBNRR0dTIFBbLErggn8P84wRwRVKiigAooooAKKmtYzJIACBuYLlvujPrReQ/Z7ho9yvsOMqcqfpQBDRRRQAUUUUAFT22NxJztXBODgkdOPfmpbNBOxDDcMDjOCeegHc+g/pX6R/8EYP+CCHiT/goTeaf4++IK3nhH4OWc27zgvl6h4tYEFo7XfgJb8FXujlQyssYZlleMA8P/4JU/8ABJj4g/8ABTn4sGx0SOTQfAukSqfEXiqaLMOnRgZMMIGDNdOpIWMEL1LkKCw/o58A/D/9n3/git+yHMY5tI+H3gPR2Q6lqt65lvtYvCB+8lYKZ7m4ZQ4EcS7gCwj2qAlcT+2D+3n8Af8AgiJ+zXpnhi00/SbC402xK+FvAWiOsV5qKNuC3LM6ny4WmEnmXsys5kWb/XTqVb+cH/goD/wUU+Kv/BRb4rDxP8StfNzFbBk0rRbTMWmaHCxH7q3iyQpIVN7szSMUXexKgAA+uf8Agqn/AMHHfj79tu21XwP8Mo774a/Cu5WSyuV80HWfEsJZhm6ljb91G6bd1vEzj533SS4XH5m3rksi9ViGxTk4x16dupJHqTVd2LNluvpimUAFKDikooAuac2GZTwrjax25CqeCT9Ov1APav6xf+CKH7Acf/BPf9hHw54e1Gxa08c+KQviPxX5qhZ7e8niTbZuB/z7xKkR7M6yOP8AWV+HH/BuH/wT6i/be/bottd16yiu/Avwo+z67qsUse+O9uy7fYLQj0eaJpGH8aW8ifx1/T8XLtlsbjksVHDHc3zZ7kjHPoAO1AABuZVzgOQvH3gSeCPocfnX5Wf8HPH/AAU4b9m79nq1+CXhDUJbbxj8TrL7VrUsLBG0zRS5VkGf47p0dM/880nH8Vfov+09+0Z4Z/ZJ+AXir4jeML1LLQPCWnS39xhwk1wwXbHBCx486WVkijU8NJKgPBNfyH/tvftb+Iv26P2nvFvxT8UCKHVPFN6ZktIWzDp1uqqkFrH32RRKqBjy23J5JoA8uWRVgcMhYFOOenI5/kPwqvKQScetMooAcpwtSSTu0KRliyJkqM/dzjP8qhooAKKKKAFGMH1oOcD0p8MTztsRSzE9B3pJ42SQhgVYdQe1ADKKKKACiiigAop0fJx2PvipJo/LVeYznP3Wz+dAENFFFABRVu1iR7SUl2EwZfLQJu39c/THH51XkBzzxyePSgBlFFFABRRRQAUUVYtmYI4H8WFyeg/yM/hmgD3n/gmr+wr4l/4KJ/tY6B8OvD8c0VndOt3r2pIoYaPpiOguLk56sAwVV/jd0X+Kv64fgx8HPD37PPwj8N+BfClkth4c8JafDpWnwA5KRQosfzersVLM38bOz/x18S/8G7v/AATbm/YP/Y5HiXxJbm3+IXxYFrreoxTLtOlWSo/2K1I/56bJZJH/ALrT7P4K+8/FfiLTfBPhvUNZ1a/ttI0jSLd729vbmYW9vZxRqXeZ5T8qKiqXy3y/JnqFoA+WP+Cyn/BSOx/4Jq/shX/ia0k0648eeIpDpXhXTbsGSO5uGH7yeWNcMYIIz5jEdX8mI/67I/lE8Y+Ir/xl4lv9Y1a+vNT1LVrmS8vL28uGnubyeRi8kssjZZ3Z2Ylz94kn1r6e/wCCyX/BR/UP+ClH7YmreJ4J54fAegl9K8IacXIjtrFWz9oMZ+5NcN+9cHldyxZKxLj5I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qe0TLFv7uKgxxmrSoY4gCccZoAS4k8xifWqzdTUw/ipLebyZS23PagCKinbugxjnNNbqaACiiigAooooAKKKKACiiigAooooAKKKKACiinR7MHdnPagBtFFFABRRViBgrdR17gEd+ef8KAK9FbviHxFZ6ro2l2tvoWl6ZNYIyzXdtJctNqOcYaQSSMgxg48tU+82c8YwqACiiigAooooAKKKKACrdq20EZwrDBO3OOv69f8RVeFWZsL1b5a+m/+CXH/BNTxp/wU1/aLi8G+HkbTfD+lbLrxN4imiD2uhWeWGTuZA80mGWKIOpcqxOER3QA9Q/4It/8Ee9f/wCCnHxpXUtUSbRfhH4Suon8RattOb6QFWGmWobO64dSu9zhIUbcxLNDHL+if/BZD/guH4d/4J+eDof2c/2ZV0TTfEHhu0XSdR1TTVSWz8GRR74jZWy8xy3/AHlkbzFhYsMm5LvFzf8AwVu/4Kk+E/8Agld8AtP/AGSP2YJZ9I8Q+H7FdL1vxBA/kXXh5GUeYqyIsZOq3G5pJpwF+zmQ7VWZs2/4Zavcm9uTNLcyXM1wWleRyS7Ek8tnqxOWJyfveuRQA/xHqc+t6tcX13cTXdzdyvNNPNK0kk8jHczszfMSSc5Ykn1PWsyiigAooooAKsRXMkdrJEHYRSMrOg6PjOPyyfzqvRQBdhuCsL8Ahic4A3fdIHPUDnkDg9+1S67qEmp3SSTLArJGkX7mFIlwiheijBPHXqep61m0UAFFFFABVuwTfIVA3hsYG0nccjjjkZ9uelaHg3wrqXj3xHZ6LounXuravqs0dpZWVpA09xdTOwCoiLlmYngAA+nev6Gv+CO//BATwx+wh4ctfjH8ezod58SdJgGpwQXd3G2j+BECbjcSSFhFLdxgj96G8qBlBQsU86gD59/4Ir/8G2lz41uND+K37RGlPDok4W90LwPM/lXGoMcGKfUV3qYoSod1g4diI/MwmY5PqX/grf8A8HCPgH9gGxvfhv8ACW30bxp8UtOUafLbRR7dD8HhVG1JAiqssyLsRbWEhIzvEu1ovLk+Rf8AgtD/AMHJt/8AFi8v/hv+zlrN3pXhCZTDq/jGJJbHUdWbdj7PYMSslvZ7VQNLtjllbdtESBvN/Gy7dXERXceCCSMbjnr1POMdPagDr/j98dPFv7TPxP1Txv468Q6h4m8U+IZ3ur6+vGJeRieijARI1ACqiBVQLtVQqqK4WiigAooooAKt2DCO6Ri0iFTkFGAbI6YPY579qqV99/8ABu1/wT2k/bp/by0zUtUshceCPhZJbeI9ZEqbre9uFl/0Kxf2nlQlv+mUM1AH7n/8EPv2Bx/wT/8A2CPDeh6rZC18deK8eIfFRZAskF1NGnl2ZH8It4BFGV/56+e//LSvr1huAXcV3MAdoOSOpHHODjtz06DLK6SVRH5gaRkcb0Mi4d8929+APqDXyF/wWs/4KIQf8E5/2JNb1/T7uBPiB4tR9E8IWzNh/tTrmS7/AN22jzKM8NKIEP8ArKAPyi/4Oev+Cpi/tE/GYfATwfM6+EPhpqUjeIZ0I26nrsZeNoVxx5dqC8fp5r3G3KbGb8lZgTtJHBHB9QOP6VY1W/l1K7eeaSSWSVi7SSNueQk9WPc+9UqACip7OdYGctEkoK4w3b3qORRhcHJxk0AMopR79KkeFxGjkEK+Qp/vYoAiooooAKKKKACiiigAooooAKKKntyA3JwMgZ6456478ZoAgorQvpIPIWOAM7rNJ+96CRCF2jb2wdx/4F7UlsBE+DGAyEHkAgnPfP8AD2PPegCC2Xe2Bu5IHyjLdewz64p+rLAt9MLZneASN5TuMMyfw5Hbiv6AfhD/AMGmHwj1v4JeCr/xV4w+KmkeOrvS7S68QwWd9YC1t7xola5jiQ2rlVjfzUGXbOztjnW1z/g0K+CWotK9r8Tfivb3MrEtNcyafPHv7kp9nQt827oaAP53aK/erxD/AMGcPhS6tR/Znx78Q2U4cl2ufB0dwpU9MbbqLGOc8HOR0xzyus/8Ga06XZGn/tCxTQADDSeCNhPr/wAxCgD8P6K/bg/8GbmoRtg/tBWgU4/5klm479L447Ulh/wZuanMkv2n9oG0hZCfL8vwW0pdfU5vlx+tAH4o2qhixcZRQCwBwSMgcHB55r9L/wDg2w/4JiWP7Z/7UE/xF8ZL/wAUL8Ibuzvzat8q6zqW9pbeDPR4Y/JaSUDqfJT/AJa19DXv/BnFqFnbsbX9oG2mLKBiTwUYgfUAi/PzEA9jxmv1d/4J5fsR+H/+Cev7Kfhr4Z6FIl7PpkRudX1RYwn9s6hJ/rrnGTtBKhVjJJjSNEPKmgD24k24jYhTJHhcBvnDAdCf4hg5DdgwP8Nfjh/wdN/8FNrfwD8O4/2bfBuswHXfEEcV94wNq/mSWFgrLLaWLHrC8xVZ2CkMIo4QcpdSA/o7/wAFF/24/D//AATt/ZK8S/E/XQl1caWq2uiad53lPq2pyhhb24P9wkM0hGCsKSuMsoVv5G/jl8Z/E37QfxV17xn4v1SbWPEviO8lvdQu5vvySu2SMfwqowqqOERVQYVQoAOZ1NQtyQu0KDwF6fXjjJ68HHPHGKp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+3jMsoA+tTSyeaWb8KigfZmnSPvx7UADj92BkjPb1pkkzyIqsSQnQelORhHKGKhlHUHoaeg+0S/KqpvYKAT8ooAr0VLdQtBcNGxBKHHynI/CoqACiiigAooooAKKKKACiiigAopUQyNgUOpRiD1oASiiigAooooAKKKKACiiigAoopynZk8Z9CKAG0VYa7cwrGXLImdoIyFz1xUDH6flQAlFFFABVzTbl7WUugUkoy8oH6qR0/H+VU67z9nv4G+Kv2l/i1o3gPwTot1r/inxJcpZ2FpboSWY8s7kjakSIGd5XKrGiM7MFU0AehfsA/sQePP+Cjn7TFj8OvBMSNe6ij3mpapcI8lrotmjKZLqUoCQoZ1UL/ABSSRqPmZa/Qj9sT/gqx4L/4JjfAw/ss/sc3+ZdKmmj8WfEeOWKSa/vWVUnNkykhpm2BGnXIjCBbckpHcDyv9tP9s3wN+wX+yxqX7Jv7OOqWuo398VPxS+JulSCNvGVwFdJtNt3O5zYqHCEiTa0ayR7dk1w835sXMQiVR1yM524yCAR39+nsPWgCxrup3Wv6hcX99cT3d3eyPNPcTymSS4ctlnZjyST3PU5/DMoooAKKKKACpI1DZBODjI4ySfSo6KALN3ZS2LIksckbld2GGOD3qtRRQAUUUUAFdb8GfhF4l+PXxO0Twd4O0PUPEfifxFdJZadp1jD5s9xK2cYGQAAAWLEhVVSWIUE11P7Hn7I3jv8Abg+NmneAPh7oU+u69fjzZMDbb6fbh1SS5uJcEQwJ5gLOQeSoAZmVT+8Xgj4bfs9/8GvP7Ktz4i8Rah/wnPxr8VWo8lI5BFqWuTqWVI7KEhltNPj3sXnmDknLMHfyLegDb/4Ju/8ABMT4Vf8ABCz9nLVPjR8bNe8PD4hQ2TtqGuOTNB4fjeNv9A05QN00zgSKZUA81mCIrIpMn5X/APBZX/gt34t/4KW+KR4b0O3vvCPwc0q5aax0NpsS6w6sQl3elSQZNoAWMHbF8ygk7mPh3/BRr/gph8Tv+Ck/xcTxB491CK30vT1MWj+HdNZ10zRIjgsIkYktI+FMkzlnkKrltiRonzfIQx49SaAHysWCAknaMfrUVFFABRUtp5e9vNzt2nGPWmNuzznOO/pQA2nxMAxByQe3rTKKALsIECRusjFiSrDB+Qf/AFxniv6qf+CCX7Cc/wCwl/wT18OadrdlHZ+NvG7/APCUeIUIPm20lxGnkWz5+6YrdYgy/wAMrTetfht/wb2fsJ/8Nw/8FBtFGrWMN14I+HyL4l8Qm4h320oikX7LbSccLLceWG/6ZJNX9TbkzyuzMAxYsVlO1gd+0M3PXJU/UmgBs97Bpts9xdSxQWsA8yeSVxHHFGPvMznhVxwd3ykMQedtfyd/8Ftf+Cis3/BRz9tXVfEWnXc7+A/DMY0PwnA6mMGzj+/dFDyGuJd8vzfMEaJDxGtfsD/wc8/8FKrb9mv9mBvgx4Y1F08dfFO2dNTWNdzaboDLJHOjsHUq9y/7sfKwMS3IOOM/zk3oDKreYjHlSvVhwDkkDBySe5PBzjigClRRRQAUUUUAFFFFABRRRQAUUUUAFFFFABRRRQAU+FxG+SFbHY9DSJjBzVq8mjlt41S3hiZc7mQvl+mM7iR+XrQBXeXc+RhM9l7V9gf8EMP2PI/23P8AgpV4C8Oatpz6n4W0GY+JPEKFVMZs7Mh1ik3cbJrg29u3tcGvkW1keIvsYpuG1iCclT1B9vWv37/4NFP2VV8J/s+fEH4xalp0f2zxpqMfh7SZmiLz/YrMb59hzxHLPNGjf9egoA/YR5meSQs7MxzIXDKCxwPu4/hzn8d1Ub3xFYafem1uL+xtLvyxK8Uk+2QJ3471gfHj43+G/wBm74OeJvH/AIx1BdO8O+FNPn1HULhBvZ40DOBGmV3u8hEcabhvlMa4bNfyDft2ftX+IP23/wBqjxn8T/EbLFfeK9Qa4js0n8+PTbZVSK3thJhd/lQRxRb9o3iINzmgD+ycnzbeKdBugnXdFJjiRfY9/wD69Nr+Kf4X/Gzxj8HdSe78I+LPEvhW7kAU3GjanNYykA8bmiIZgMnjPevpT4O/8FyP2pPgb4f1KHSfjh42vbm8vEnUa6LfxAhj2uJNrajHO0RyI9oQAdc5wMAH9YlFfzYfDP8A4Ot/2ovAYgTX1+HXjkIMStqmgfZZ5Dk/ea0eEBvUqo7V93f8Epv+DiP4k/8ABRz9prR/hjF8EPDkU00L6lrWt2XiOaK30fT4cCWf7PLDI0rl3hjjTzOXlVcru8xAD9YadGyrIGYEhSCcJuwMjJI4GPqw5weccMfEjOiHeFbCsrbt3zAbwdq/xMMjA55wN1fmR/wckf8ABVsfsdfs/n4R+BdRmg+J/wATLJ1nurN1STw5pJbZK+SC3n3OJYkIwVAldWWRIzQB+aX/AAcT/wDBUGX9uP8AambwX4T1R5/hb8NpZNPsvs88c1prmpK7Jc34KZ81fuxQlmb91EHGPNNfnHOgQDHII4PqP8/0qzqjpIIykhk4OTtK9+MjoDjk4zyc5OeM+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B0fenqAQfXtzioqU/dFAD5omRVJ6N05zUdFFABRRRQAUUUUAFXLW9WHTbiEwws8rIwlYfPFtzwv1zz9BVWM7Tn+maJDuOf6YoAdMx3YO71+bqajoooAKKKKACiiigAooooAKKfDC877UUsetNYZUHGB0oASiiigApyISpYfw02igDQ0HS7rXNWtrKzhkubu7mSGCFBlpXZtqqPqTioLtDEFUhgcZ+YYOCBgflg/jVardlaPcwzurIBboJDubb3A49TzQBZ0DR5NXnmjjeBGhgknJmnjhXCIzkBnOC3y8IOWPA5qrfR+U+PlwpK9CD+IPINJCscbN5yOwC8beADUD54yc/jmgBtFFFABXonwR/aK8afs/af4sj8FeJL3wyfGekN4f1eax2R3N3YySK8luJf9Ykb+WN4QgMAFbORXndAOKALl4FEMWFUcE5GOh5A46/U88kfw1TqR5WMaoeiZI/Go6ACiiigAooooAKKVGKHI+lDMSAD2oASiip7fIWQgsAq5ODgkZx/WgBsIycYzuIAyeM+9e/fsDf8E7/ib/wUN+Mtj4T8AaK0sU26W/1m7iaPTtIgQjfNLKAcYJUKoBZ2KqAcmu2/4JZ/8EnPiH/wU++MDaRoMZ0LwVpkqp4j8Tz24kg0tOT5cMeQZrl1U7I1IzhtzKgZh+hP7aX/AAVk+F//AAR1+C7fs4/sd2ujXHizTGaHxH4zbytRW1usBXkMu0Je3xY/MxUwQBfKWID91AAek/Hj9qT4F/8ABtB+zw/wt+EFhpfjn4/a/aQ3Oq39yB++m2t5d7qWGzFDtkLQWUTKUU53/vJJZPwu/aA+Oni39pP4q6v418ceIdR8TeJNamaa6v76Tc7ZOQiqAFjRckLEgVI1AVFVVUVg+NvEuo+M/Ed3rGsaheatqmqzyXl3e3tw1xdXksjbnllkYlndnLEsx3E5zisOgAooooAKKKKAJbc7JgckYPZsfrVzXIYIrmEW0kkkZhjLFo9mJPLXzBjvh9wz3xWdRQAVPbOULEMUIwcj6j/9f4VBX0t/wSV/Yob/AIKAft5+BPhxcpP/AMI7dXn9o+Ipowf3GmW/7yfkfdaQBYUb/npPGO9AH72f8G3P7B8f7H//AAT80zxPqVs8fi/4vmLxDqHmxbJLazCEWNsfUCN3nH/X6a+2Pjz8bPDv7NvwZ8T+PvFt41j4a8JafLqN/Mg3SeWgzsjT+KR/9Wg7u6gfMy46m2t47SCOG3gS2it4gscEMZWNcEjao3DanJXZg/dUj5iufwg/4Ok/+Con/CwvHcX7Nng3UYZtD8Myw3/jS6gl3PdaiozFpznChkgBWR0JYeeyIcNbHIB+Xf7cv7WHif8Abg/ac8V/FDxZO8l/4nvHltrbzA0em2inbb2sWOBHFHtQY6lWJyxY14/Vm4GI4+D93g4xkdfx5zz/AIVWoAKKKKACiiigAooooAKKKKACiiigApQO+OKSigCee0eC3jkYYEudv4Y/xqCiigAp8kZhIB+tMp8LEEherDFAHS/CD4baz8Zvid4f8IeHrcXmveKdRttI02AnBnubiZIYkB7ZdwM9gSa/se/ZN/Z00T9jz9mfwP8ADPw4In0rwLpUGnpNEPLW/uFQNPOw/vzTPLK47NIV7V+AH/Bqt+xx/wAL2/bzvPiPqdo8vhz4Sad9rjcrG8UuqXYe3tI3V+SoT7VICOkkMVfvP+3B+1von7Dv7KnjH4q68sN1beFrAz29kZmVdTvmzFa2ZkUHBlmMSkj7g+f+CgD8mP8Ag7J/b/t7+88Ofs4+GNQhuWsZYvEnjAwtvKS7CLKzf0xGXnYY5RrT0r8P5X3RqBnAH5nv/n2Fdj+0H8aPEP7Rfxh8ReOPFuqTaz4k8T3sl9f3crMfMdjwFDcrGqgKi/woEUcLXH26GSTaMZfA5A9cdT0+tAFeiruoWT21tayOyEXMZlAVgcfMV5A6fdosEwzqcZxk57YyScEgE4BGD6mgBlv0YEbgSoIHJ/Af1/xr+n7/AIN3P+CbzfsH/scr4j8R6Y9n8Sfip5er6slxBibS7EBvsdrs/gcRyNI/o87J/wAs6/JX/g3p/wCCVV9+3T+1FaeNPFWgy3Pwm+HlylzqM1xZtJa61qCFGg0xMsokILJNMikkRqEYDzlz/TWLhr6RXLbpJWEmTKfky42nIZjhWIwBz07KcAHmv7XX7Unhr9iz9m7xd8UPFzsNF8JWHnG0SQLcajKXVYLWPPSSWUoinoGIJ4Br+Q/9rn9pvxZ+2V+0N4n+Jnje7S78Q+Lbs3c3ln91AgVUhgjGTiOKJY4lHULEAckGvvT/AIOTv+CpQ/bG/aMX4U+DNUhl+Gfwwv5I2e1YCLWNXTdHNOHHDwwFpYYD0IaV1+SRK/MK4ULtPAJHIx07UAQ0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SQEKwLDcoYZX1qOigCS6ZXuWKLsUngelR0UUAFFFFABRRRQAUUUUAFPWQrGyjo2M0yigAooooAKKfE2M9PXkZpbmYzSbjjpjgYoAjooooAKKKKACiiigAopQ22nTTGV8n0xQAyiiigAooooAKKuadqE1rDcxxu6R3MYjmC/xIGVsfmoP4VDcMXfc2SzfMSe+ec0AQ0UUUAFFFFABRRRQAUUUUAFFFXLHEnmr8jMyHGVz0569umc+3PBNACaecy5yF7Z5yPcY5z/AFIr9Bv+CRH/AAQ78Q/t8aknxF8fTXHgn4E6G01zqWuSNHbPrHkbjJFZtIrRiFNpEl0y+Qu10Xe67a7X/glB/wAEYfDviv4SXP7Sf7Ud0fBnwD8PWp1WytbyVrWfxKit8rvj959nkZdiLH+9uHYJH2Neef8ABWP/AILV+Iv28Yrr4e+AbGTwB+z/AKD9ntdH8O2kEdob2OEkxPdrDlPLGC0doh8qLyo2AeRXlYA9h/4KX/8ABaXwj8M/g6/7NP7H9ta+D/hHo1ubHUfElh5iXXiIsSZkt5HCyxwvkiS4J8+dsqGMWfM/Ke+YTMrHK5zlQoUKc84A4H04/qU1CUM6sATuHOSCT7njr79+veqlAEsUhWF0AHzkHn2zTZH3kdeOOaZRQBatLgLbyxHYFlIJJTcwxnp6dagcZPXvjnrTKKACinRoZG2jvSMu04oAmt7Z7qVYo1Z5JCAqqMlvpUxeWxSa3ddjbhvR4lLAjPryOvaqVS2/Bz2GD+tAFmWNVIRXScsuQVDZBJHXP9K/fD/g0d/Y6/4Qr4H+OfjnqVoq6n40mbw1oDMuMWVu3mXJHtNciJP+3Ovx3/YR/Y01P9ub9qvwB8MNDv4IZ/Fty3227jhkl/smziDyXE7oQA2yJHYAdSoHfJ/rt8E+EPCX7OHwjsNG0i20vwn4J8E6aI7dDJ9ltNJs4I2kLO3VdoDO7d90rUAfPH/BZX/gofaf8E3f2Kta8YWVxA/jPXZP7F8IWs6iQXF/IGxdGM5Vo7dEaY7hsZoo4m4lr+TvxVrd74n12+1PU7+41TUtRuJLm6vLmZp57uV2LvLJI2Wd2ZiSWO4kknmvqz/gtP8A8FL9U/4KY/taXGu28klv8PfCiy6T4OsSpjAtA/z3bx/wy3DKHYY+RVji6RCvjugAooooAKKKKACprPy97eaxUbTjAzzUtiGZmUCMnHO7AwMHPJ4H884xzVzxRqba1rVzfSfZkkvppJysFulvGgZiQFij+SNPRFACjgDbigDLkBGM5zjuMcUyiigAooooAKKKKACiiigAooooAKtWblVIXJZiNoAB3Hpj16E8d6q19I/8Emv2QX/bm/b5+Hfw9ntZbzQbzUl1DxCiPsP9lWubi7G7sWijZF/25EoA/ot/4IIfsff8Me/8Ex/AOm3lps8Q+N4T4y1kspDtLfRxtDGc/d2WKWqMvaRJfWvze/4O0v28E8bfFXwj8AfDt+ZLHwgg8ReJxFLvEuoXCZtImHbybZjJ/wBvhr9nf2z/ANqfQP2If2XfGXxQ8TLGdL8J2LXSW0bFjfXTMEtoA4/563BhjBPyqxy3yg1/Hv8AHr4u6/8AH/4weJPG/im//tPxJ4r1GfVtSueiyTzOZH2jsAWwAPlAAC/KBQByc2SFJBAIyP5E/mKbFkHcBkqQataPq9zot4J7O4ntpgCu+Fyr4I5H0qCeVpnLMxZmJYknkk9SaACSd2tY4j/q42Zl/HGf5Cuh+EHw11v4zfEzQPCPhzT5dV8QeJtQg0vTLKIgSXVzNII4o1J4BLsBk8DOTwDXOWwzu55x09a/bH/g0+/4J4z61401n9o3xHpitp2kRT6B4PS8gz9pvJMx3d5FwNyxxsIFkHDSSTp1iNAH6v8A/BOn9hvQP+CeP7Jfhn4ZaELS7n06I3etajHGV/trU5mUXEzZ5CbwioDyIoYgfmDV8sf8HE3/AAVZb9gz9m+LwD4O1GSH4p/E6zmggu4Zz5+gaUQY5r5WHKSyEtFARyv72QfNGtfa/wC1d+0z4a/Y6/Zw8XfE/wAXXEseg+ENOkv5kDgTX0nCQ26gnHmz3DRwpngPLGxwFLL/ACMftuftgeLf26v2kPEXxL8a3Pnarr8xMNsjlrfSrZeIbOEHkRRJhRnk8scsxYgHll8hDA4jxjPyDjOBn9fw9OCKq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EkULyq21CwXrjtUdFFABRRRQAUUUUAFFFFABRRVmx0+e/dxBFJK0al2CrnCjqaAK1PjGevAz1xmnMpAHpjOehIqS+sZ7MxieOSMuoZN3dT0xQATxRpaROHzK7MHj242AYx+eT+VRSyCQKAgXHp3qOigApz/wCqT8abRQAUUUUAFFFFABRRRQAUUUUAFFFFABT0bbkkA8Y5plFAE93CLeRVEiyDaDkfyqCilU7Tn0oASilY7jn1rd8DeEdT8eeKNP0bR9PvdW1PVLmK1trKztnubi6lkcIkaRxqzszMwAVVYliowSQKAKOnIJTjeqYIb5jgcH8PzB4z2GTX6nfsgf8ABJ3wP/wT/wDg1a/tIftsWyaVplpibwn8LZlVtW8Q3wUGKO8tTjkHaxtpNoGc3PyI8EnVfAP9k34T/wDBA74YaX8aP2i/7M8ZftGX1qt94G+GkMsUh0OQOwW7nf8AeKJUZSPtDIUheNxD5s0atH+cH7cH7cPxE/4KB/G668efEfWF1DUZg0FjY28Xk2Oi2m9nS1to+dkSlyBuLSNjc7O5LEA73/gpJ/wVU+JP/BSb4iQaj4muYdD8HaM23w14S09tum6FAuFXA2gTSlRhpWG44CgJGkca/L9xnCDnCjAB4Pr/AFqGigAooooAKKKKACiiigAooooAKsxbSBw+AQWIHP8AnGfyqtXoX7LvwJ1j9qH9oTwZ8PNA2Jq/jPWLXSLeVgStsZpQpmb0SNSXY9lQ0Afur/wajfsGP8J/2fPEHx0120Vda+Jif2ToOU2y22lQTDzpQ/ZZ7hPmHf7GK7b/AIOgv+Cgzfs1fsi2/wAKdAu0g8XfGKOaC+Mf+t0/Qo2KTnb/AAtOwECnvELn0r9EvCmgeFv2Y/gbpul281r4d8FfD3w/FbxXN9cLBBpdjZQBfMllfCiCOCPe8hZc4bGccfya/wDBVz9ua9/4KGftp+KPiJMJYNDaT+zPDdjKiRvYaTCzG3R0QlElfe8siqxxLNL7UAfOV5EYnAbAbncuMbCCRj9Kr0UqnHOOhoASip5gnlIytyxOU/u9P51BQAUUUUAFFFFABRRRQAUUUUAFFFFABRRRQAUU+NuD1x14p91byWzASIUZhuGe4NADrRiu4AsCwAG04PUH+n8q/ez/AINHf2PIvDfw1+IPx01OJTceIp08JaJMIyjRWkflXF86E/wvMYEVh0e0lX+Ovwm8D+FtR8deKrDRdItbi+1XV7mGxs7W3QvNdTSyLHHHGq8s7OygKOpr+rzUb3w7/wAEUf8AgkPEpOnSr8JfCKxxId6W2u67IRlVDfOkd1qEzPg52rIzDpQB+WX/AAda/wDBQx/iZ8a9I/Z+8O3g/sLwE0eq+JRCxxPq8sWYIefvLb28gct/z1vJ1/gr8e5SQFJGCR6dR0/pW58SfGmq/Ezx5rHibX9Qm1bXPEd/Pqeo3s2PMu7iaRpJJWA7szFug5YjtXO0AFFFWrRsbxjIAyenoR3479aAPSv2Mv2V/Ev7a/7S/hL4Y+Eod2s+Kr1bbzmUtFYQAF57qUDkxwwrJIwHJVCBliAf7Bf2fPgToH7M3wV8L/D3wpBNaeHvBunQ6TYrPJ+/kjjQLmQr1kd8yuQQCWJHykV+af8Awa0f8E7X+Av7OepfHPxTYvF4s+J9sbHRIpY2RrDQo3DlirADN5NGJCrf8sobeRf9ca93/wCC93/BS9/+Cdv7H15F4b1WK3+J/j2STSvDfllfPsUwBc6jtJDKkKnam7jzpYTgqGBAPzA/4Oef+Cna/tK/HK2+Cfg3UVufA3w2vPN1q4t3zHrOuBNjsf3jjZbIzQjhf3huOvb8oZpDIFySeBx26Af0/Sp9WkMlwzM5d3LFzljls8k7uc//AFqpcd85oASiny7d3yZxim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Ve0a/n067MkE0kDPHJC7R9TG6Mkg+hRmB9jVGigCaXOF+70B4PHQfr61DRU1pEs8wR3WNT/ER0oAhoqWZArcFSMkDHeoqACirEUKGzkkMgEiMoVMffznP5YH51FLwcDkZoAZRRRQAUVbsHSK6RnjjmVWBKSbtr+x288+xovmSS7dkijhVmJCJu2p7Ddzx7mgCpRRRQAUUUUASW0jQTB0baycg0szFzljlmO4n1zUVFABUkS7gevJA4GajooAt6hp01ksDTRuguU82MsMbkyQD+hpbe9a3spofk2TMjNmNS3y5xhiMr17de/Sqde/f8E2/2F/E3/BRL9qvQ/hr4blNg94r3upapJFJJDpNlCu+WZ9nRjhY4wxUNLJGm4FhQByX7Mn7LHxB/bD+JUHg34Z+F9W8W+I73941pYxbvJhBAMs8jFY4olYoDI5VAWXLAlQf1evD8Gf+DZT4U+Xbf2H8XP2yfEWmhJJX3tpfhOGdHPmopCyLFt2AK3lzXK4YiKKTavRftaftpfBv/g3s+C2p/A/9mL7Dr/x01RYovFvie8LXZ0ueJPknnVh5L3SefKIrUqI7fD+cjsf3/wCJ3xD8dax8TfGOpa/4g1a91zWdYupLu8v7udpp7uZzl5HZvmYk9zyePSgDX+PPxs8WftGfE/VPGnjrXtR8S+KtemNxf6jeSh3mOAFAUYWNVACrGoVURUVVUACuIoooAKdGwU8jNNooAu3GpSXNhBbsI/LhYlcJtJz1yfwqO5kjkjjCRspC/MS+7P8AhVaigAooooAKKKKACiiigCe1jLsQCA3YYJJ+mK/b/wD4NRf+CeK3t/rf7SHibTnCWjT6D4I81mQq5Rkv71MjDqEd7VHHBeS5HVK/G79nn4Q6p+0H8cvCHgXRP+Qx4z1qz0KyJXIWa5mWJGPoAzAk9hk9q/sC8AeEvAX/AAT3/ZD07SEks/Dvw++Ffh39/dMqqFtreIyS3DA/elkYGRyPvzM5/joA+A/+Dpb9vtPgT+ydY/BbQtQMfi34uMX1GO2m23FjokMmH5HzbLmdBEo6PHFdofviv50L1eE4CgksPfoCeOMZB6ehr27/AIKB/tg6z/wUC/a/8ZfEvXZns49du2/sy0uHDtpthEAlraZHdIgoJHBcuepNeDuMAZBz6+tAElts89d+7Zkbtv3vwoudnnts3bMnbu+9+NQ1asXgQS+ekjgr8m1sYbtmgCrRT37c59eO9MoAKKKKACiheoobqaACiiigAooooAKKKKACiiigAooqxAVKvu44GMZ+n/1/woA/SD/g2C/YiP7T3/BQGLx3qlqk/hX4LRw69NuZh5mqSM6aZGNv8SzI843fKfshU/eFe6f8HZ/7ecfjb4peFP2fvDupPJaeDsa54qjjVlRr+WJRZwvu6tDbs8ny/KPtu0fdNfbv/BI74aaH/wAElP8AgioPiF4vtFtr+60W4+I/iH95+8uDPbq9hbZ/5ZubcWcIj/gmnY/8tK/nA/aH+NWu/tHfGzxR478Tzvca94s1O41S+ZmztklkLlFB5CJu2Kv8KKqjhRQBxk4xt4wpHHoexI/EVBRRQA6Ncntyccivq7/gj7/wT/u/+Ci37a/hLwTcLcr4QhlOreKbmHzc2+mWxVpUZ0/1RmYxwRuekk0fpXy5YkltgUkuRjABP0Ge/p39Pf8Ap6/4N2/+Cbv/AAwr+xLa+IvE2mzWHxH+K6xavrKzxlZ9NtV3mysvVMRM7yqwDCS4KfeiSgD7f8beM/C/wE+FOpeINZnsfDXg3wlpJnuZGXZBZWMEY+URj5lHlR7QnBwCoyxCt/JR/wAFSP8AgoDrn/BSf9rzX/iPqgubTSXY6f4d0uVw39k6ZG7GGLI4MjFnlkI4MsshGAQo/SD/AIOk/wDgqCPF3iZP2avBmpwS6RpckWo+OprdiwnvQPMgsPM/jWAlJZF/577Iz80DV+LF0MP3AJJwSM9e4HQ0AV6KKKACpbadrWZZI2KSIQVI7VFRQBNcTmdizEtIxLMx75qGiigApyHYDwDnjkU2igCxcBEjjUIUkGdx3Z3en0qv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WYNQlhsprdWIhnZGkX+8Vzj+ZqtRQA6Q7iT6mliI+bPIx0zimUq8nGcA0AT3li9iyByhLqGGDnANV6V+DjOQKSgAooooAKKK+i/wDgnl+whqf7afxDvptS1iy8D/CzwWkOo+OvG2qHZp3hmwZyF3N/HcTFWSCBfnkcEjCo7KAO/wCCc/8AwTi+IX/BSH4wS+HfB0Vppui6PEL3xH4n1PcmleGrQB2M1w/Qsyo4SPq+1idqJJIn2R+1p/wUz+F//BPb4CX/AOzt+xjI6tfpHb+N/ipBIE1PxFKq7WSzuV525aULKuFRWdYcqzSSeS/t/f8ABVDw5qHwXh/Zv/Zn0S58Afs+6DKxvriVyur/ABBuS+XvL+RcN5Uh24iPJVIw2xVjgh+D7k5iXGQvPHYnjJ44/D2oAn1O4m1eSW6mZriVpC0szMzOxY8Ek+vJyeSck9az3UoQDn1ptFABRRRQAUUUUAFAOKKltVjLnzGKjHGBnNADHQhQx/iptPlHOSST7jFMoAKKKKACpoI2cFtpKr1x16H+gP5VDVqycoXPB4HykZBwc8j045oA/Vr/AINW/wBg6f4zftW6l8btbtj/AMIv8KY3h09mjyl5q9zC8a7R/EIInaQntI1v619J/wDB2z+3HJ4P+FnhX9n7RL+WHUPFpTxL4riiyirYQybLS2c/xrJdRSTMP4XtIfWvsP8A4I7fB7SP+Ce//BIXwZdeMJdN8MhNGufHPim/m/dBftW6582c/wDPeK1Fvbsv8Rt1HcV/Nt/wUT/a/wBR/bx/bF8cfFPUFmhj8Sag4021ds/YNPhAhs7fqeUt44wzfxPvbqTQB4vdgq4DcEcbcEYx/wDXzn3zVaiigAooooAKKKKACiiigAooqW1g+0OV3BeM80ARUVMpyG6Y7kDkCn32nz2DoJ4pImkUOoZcZU9DQBWop6HB7evIp11N5zgnH4LigCKiiigAooooAK+kv+CT/wCxs/7d/wC3r8PPh3NDPJol5qaah4geJXzDpdtme7JccRlo0MSsf+WksY7187Wy+ZuAzkj+7nAHP9B+tftv/wAGx/wk8P8A7L37LPxr/a18cRpBpmlafPotgVOJzZ2kYvr0RJJ8rtO62kMQXkvbyL0ZjQBq/wDB2X/wUItJdK0P9nPw5dx/bFmi8ReM0tyoFoAC1jYtjkBg4uWU9ALM/wAVfhle5WXBIOAOhzjj+fr75r0b9rv9pDXf2u/2kPF3xL8TPbnWvGOoSX8yW6BIbdThUhQddsaKqAt8zBQW5JJ8y475zQAlFPl27vkzjFaXhTQrzxTr1ppWm2s17qeqXEVpaW8K7pZ5XcKiIO7MxUAe9AH31/wbg/8ABPyD9tv9t5NX8Q6Ut94D+Fht/EGrOw3LcXeZfsFkww3ySzRtI48ttyWjpld/P7of8Fif+Cj+n/8ABNP9jvVfGUcthP428QE6X4S064Hnfab50JM7pkh4IIwXbdhWG2I4Mq0f8Esv2HtG/wCCU37A9p4Y1u8sLTVre3n8SeONXZtkFveCJGuSW/55W0MIhU/xeWX/AOWtfzs/8Flf+ClOrf8ABTT9re98Tjz7PwP4fV9L8I6bIebayDZM7jtLO4Mjj+H5U6RigD5h8beKdS8c+KNQ1rWNQuNX1jV7mW8vr64laWe8nkcvJLI55ZmYsSTyc5NY0bFTx25ptFAFy5sHigictGQ6bvlcMep6+lU6Kkt/vn5N/HSgCOilboO/vSUAFFFTJOywPGAuHwTxzxQBDRT5SMggn8sUy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rNpcmCCdQkbeYm3LDJHI6VWooAfKm04PXOKZRRQAUUUUAFFFFABRRRQAUUUUAFFFFAEsDooO5SxPTDYxVu21u4tdOms0lkWzuZI5pYg3EjxhghP03t+ZrPooAs3UzSxxKQmI12gquM9+fU80y1h85yDIsfGcnvUNSyROI1dgdrZAPrigB9u4R9xPH3SFOCR3/MZH41PreqXOs6hNeXcrXF1dyvPNK/LSOx+Yn6nn8aoUUAOjz82PSrCtJYFJIpV3spzs6r9aq0UASSnIByxySST3NR0UUAFKOh65pKltPL3t5udu04x60AJc+XvHl5xgZ+tR05t2ec5x39KbQBagsnntZpgYwkJUNuYA85xj16VXcYx/hTaKALFspByCQwII9vc+2K+t/+CUf/AATj1L9tn9vb4feA/EOmXsXhS8iHibXZg3kg6JbyESsJNy+WJnRbdX/ga4Dfw14t+xd+z9qP7U/7UngbwBplte3EvijWbaym+yQiWSOAyDzZMFWUBUDNl1KDGWwoJH9H/wDwRJ/Y0074BX3xP1aw0a3sbVNQtvB+hzQzzSw3VjZxLLPdW8rvIz211dXLyjbNLETBvQI0kgoA+Z/+DsT9u8fDr4O+FP2fPDt0tne+MiniHxIlqxjMWn28hS1tigY/u5rmIy7ONos4258zj8C7yQyNyMYJGM8L3IA7DJP517x/wU6/ayuv23P24PiD8RpppJrHWdVlh0hWLYg06E+TaIMk8+SiM3q7ucDNfP1ABRSqM8YJNOeFowNykZ6e9ADKKVHMbZFDsXYk9aAEooooAKKKKACiiigAopVGFJxkdKdNC8D7XUqetADKKKKACiiigAooooAvaZG9y/lxoJJSylUABdznAC55JyR8ozn04r9jP+C6/jm3/wCCd3/BOP4GfsX+GdYmbUTpUeu+MJUKD7UgndtuUyojl1FryQLnIS0hyWz5j/En/BDXw34Bv/8AgpR8P9b+Jni/wv4M8I+CJ28SzXeu6pHp9tcXNsubSHfJ8rZumgLxnhollzwDXnf/AAUv/agn/bJ/bo+J3xGa9e/sNf1+5GkSOxLJpsJENkmD8wC20cI+bnIPfNAHht9G4cMyGPflgMYX/gPtjFVqKKALFsm8sOMeucEY5z+QP51+qf8Awa7/APBO+4+P37VUvxq8SaPDN4I+E7N/ZxvIUaK913ZmEhJFKubVG+0E5BWb7Jjrx+aHwe+FmufGz4laH4P8M6c+reIvE+oW+l6ZZoVDXFxNII40BbgZdlGTxz7iv6hfHvjb4ef8G+P/AASn0+1gNtqN34Ts/sGlRFAreLteuFeQyOo+by3n8x23fPHbxFBkxxqwB8Vf8HTX/BUBtA02P9mTwTqDLc3MUWqeOrqCXBhgJ322mHDltznbcSqQAVa2AypcV+GOpkPKAFiQBRnyy20nAyefXr+PHGBWx8VviPrnxh+IWs+KfE+oTat4i1+8l1HU76bHm3dxK5eR2xxksWOBwOgAAAHOSy+Yqj0oAZRRVi0tmu2ZU25ClvmOOnpQBXopznAA7deuabQAUUUUAFFTQf6w/qOfm9uPWp7+y+z2sE6vGyzlgFXOUIxkHP1oAp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5Iy6kjtTaKAClU4B5pKKAJZLd44kdhxJnH4VFT22+WuM7uc0ygApR90849vWkooAU/dHGPf1pKKKACinfwD8aWLCk5+nTNAE0EgW2kjKJmRlIkPVMZ6fX+lRSEn2GSAB0p0srNCiHohJHGOuKhoAKKKKACiipLaB7iTZGrM56AUAR0VMD5L5K5AJG1ulMmcSPkBVz2HQUAMooooAKt2AyXzjaV5yeP/r/ANOvaqlWrMBmKn+LjnoDyASfQHFAH6t/8G3n7Pa3X7W+veL7HR9M1y88MeF7aaztZrr7JI1xcx+a0kblkAChPKYO6xsLjdko0KP+y/7dHxn07/gn9/wTh8Xa7Jf4m8L+FJbOwmnd/NutQeEwxHOWJLzOmST1BwFGBXzX/wAGxPhC6P8AwT7vvGOt6VJZ6x4z8W31497IB5+qBIkg8zB4SLahjEZBx5O//lpXi3/B1L+1A1v8ErT4fWh0o29zqCGaaVbh7iOVEjlljRdiRbSs8PzFZFGOqOY9wB+A9y3zfd24JAGSdo9OagrR1eS3McYRGEwLbyG+TbxtAXGRg7uSxJyMgEHOdQAU6NikoKnBB4NNp6DJ7/lnigB8oBiVt2XZjuHp0qJIzI2FBJqe7jjV18p3kTHVhjn0qvQArxmNsMMGkoooAKKKKACiiigApyqCDwSe1NooAdIVZvlGBTaKc23YuOvegBtFFFABRRRQAVPaTm0mWQKjFDkB1DL+IqCigCxesXmLMFUv82FG1efQdqLHCzAktjuF64/x9PfFV69o/wCCf/7Jer/tzftd+B/hXo0ptZ/FeoKl1diMSfYbOJWmup9p4fy4I5HCdXZVQcsKAP1i/wCDVX/gnfFomk6z+1F42iGn2lrDdaT4OkmxGsCAEX+pI5wFCp5luhJI/wCPs4yoZfiH/gvd/wAFOf8Ah5J+18ZPDl1JJ8LvAaS6X4WQRmJLvcy/ar/YeV8940C5CkQw24ZEcOtfox/wcL/8FEvDP7Dn7Lmnfsl/CBrfT9V1DQYtK1lbb97/AGB4fMBjW1JPP2i8Xlmf955EjM3EyEfgHd8TEZBOTnBDfr3+tAEBxgY696SiigAooooAKKKKACiiigBQMgnHH8qkeViioTlVzt9s1F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Too/MbFNooAXb8oPrxSUUu35SfTigBKKdLH5bYptABRRRQAUVZsofOk2jGWIA4Hc471JqNi9lb2jsUIuIzINrg/xsvbp92gClRRSoMnv+FACVYs8mUYLAkgDaMseegFWbGCKfTpWa4treSEjaH375c56bQRxjv61RcbcZBJ75oAtawtumoTC1d5LcSMImddrMn8JI+lUqVvpikoAKKKKACvRP2WfDfhPxj+0T4J0jxze3mmeDNT12yttcvLS4it7i0sWmUTyxySBlR1TLAlW6Ywc4Pna9RX0t/wST/ZHH7cP7f8A8OPh5cRSTaNqGqJfa2Iywf8As21Vrm7VSOA8kMTwpn+OZKAP6kfiA1h+yB+x7431KOOCzg8KeHdR1BlgZkjiKWbygKLiSPbHnam0tHxlmfd50lfy5ftV/G678ffsrfCSzn8SXeu6rqB1DXPEi3HlGdNQN5NFCZtkrMzG0WIrJMiyOhQbnjSMR/vN/wAHB/7X+kaF+xP4y8D6F4w0OPxFrWqW2k6/FbXwubzR7Kdo2uXMMTCdnEUqblXgrLKGJyEk/m8+MPj0+NbfRIQ9+0en2casJ7tpoPOeKNpmiXcViDPlmUfNuJLYyI4wDiZUAVRksR3zx0BwP1pkKCTK87j92o6KAHSxtG5DDBFNop0m3A25z3zQA2iiigCaCPzEc5jGMfeOD+FSRXDJA0QZ/KdgzopyGxnB/DJ/OqtFAEkp3NnjJJPWo6KKACiiigAoopVxvG7OO9ACUUrY3nbnHaprSATuwaRYgFJye/tQBBSqNxx60+UjIwpXjp/Wo6AFYbTj0pKKKACiiigCzbEOW3+npnPsPcnHP1r9nv8Agjv8OtJ/4JBf8E8vHP7ZfxLtYT4k8X6WNF+H2iTuYpdTjkk3x5AOdt1PCrZ6i2tXlXmRa/P3/gkZ/wAE9tZ/4KS/thaJ4DtY7u28MW7pqfinVLdFMmmabG43+WxBxNKxWGParEPIGI2I9enf8F1v+CiGnftgftF2fgT4ey2Nt8E/g5bjwx4Qs9OCpaXIhSKKa6QgtvhdoUWHDAeTDE2xHd8gHx18aPiz4j+O/wAS9Z8Y+LNYvNd8SeIruS81C+upBJLcyscsxI4xnhVHCqqgcAVyNS3B3vnIOepAwM1FQAVNBG8z7EBJfAwBnv8A40+ztlmgnZpkjMaghW6yc9BUEpy2emecelAFy+0yawtbOWWN0jvImlhZv+WiB2Qkf8CRx+FUaKdGuQTx+JxQA2ipLmAwsAdvIzwc1H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DoyQCB/FxU1xO7xoru7CPKgHov0qvRQAUUUUAFFFFADkQlSw/hppOaKKAHxwvLnapbHXFMoooAKKKKAHRo0jgKCxPaiRGjchgVI7U2igAooooAsW6M5wmc47cn3wP896/Wr/gi34kh/wCCcf8AwTn+On7X2uCBfEupwx+BPh7FchQ93cho3bYH4aHz/srn0TTbj1r8z/2XPgNrf7UX7QPg/wCHHhyNX1vxvq9to1ozRmSOB5pAnmyAdIkBLOx+6qlu1fav/Ber9pDw3ovj/wAJfsxfCxmT4T/s32n9iFjIv/E61thuvbuQD7zLLvRgf+W32lv+WlAHwh4/+IGs/ELxrquu69qd7qmq61dS31/cSuFkuJ5G3yMwHcsTn3rnJJAQQi7VY9M5NOni2KGzweAOh6A9PTmoKAFZcAUlFFABVi2Xe2Bu5IHyjLdewz64pbe6kW1kgV3EUrKzoOj7c4J+mT+dRSEEepyTmgCfVlgW+mFszvAJG8p3GGZP4cjtxTba3ElnLKZUVomUCM/ekznp9MfrVaigB8h7Ecgnk9aZRRQAUUUUAFFFFABUlvIYZNwCnHqMio16ihupoAfM25v4fwGKdbyNDMrodrKQQfSoqKALDu11OWdizO3zHuf84qXUtOn09LZp0dPtMXnRlv4kJIBH5GqanKkZwOtOmmed9zsWPSgBlFFKDjPP/wBegBK1vDNrdanqsNjZRTz3V9LHBFDCheSZ2YBVVVBZiTjCryW245Aqmtu8MIaQGNJAcN/exzj88V+if/BGD9jLwLafCL4l/tV/G3RpNY+F/wAFkjbS9IKuv/CRayrJJHAGQjIEht4ijq0Z+2BpAY0ZWAPePi1HL/wb/f8ABJ1fh1ZXGnW/7Sv7SKNP4he3kElx4X0kQMhjDjBSSNZDGrE4824vGU4gXP4737sWWIqyiEsFVh8yAn7v0Bzx6k+teuftdftO+O/26vjx4h+JnxA1NLvW9bDXEUXmMlvY2wkfyrW1RmO2CL5lVQecFmLOzMfG5iSckk5Oc44PSgBsMxifI9MVYtpY0tZQUYzll8tw+3Z1z9c8VUooAfITnnnk8+tM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JrWZraZZExuQ5GRkUlxMZWJbG5mLHAx1qKigAooooAfHKyBgCwDdcUoweBuyeOajooAsXVw9wELuzbRtGe2Kr1JbTvbyb42ZXHQipYZZVLtGXJAOW+vWgCtRTyduMEjv+NSXE7XAWR5C7twc9sdKAPrb/gkv+1j4O/YP8TfEv4ualqcq/EjQPCdxpPw60uGweZpdXvlaE37zY8uKG2hDh1Y75PtIVP4sfKus6jdalqEt7dT3FzdXTtJPNO++SaRjlmYkkliTkknJ696zowScAZJ9BmpX3KACpUgH+DBIoAb8wjKl9uOcetRVNdiMOvlMWXaM8Y5qGgAoqxYymCXeAhxx865X8aZckvKT8vJJ+UYX8KAIqKKKACiiigBfzxT5Nmxduc85qOigAooooAKKKKACiiigAooooAKKKKACp7U4JJAOMHnPzf7PHr/AEqCigDXS3hSIMJo5pWjDqqKxMZz9zkgDjPqcgAdcj9L/wDgov8AtXeAv2ev+CXfw/8A2WfhP4l07xK8kFvqXjrUrC1jigv79mju50kjkVJ0eOf7Oib4kYKjI2ZI5FT8vI2w2QdpByD6VYM/2y533LueMbgM59KAJJpt0LxFFJdgyvIfmTBbOfc9/oKpyZB9Bk4olGD3I7ZGOKZQAUUUUAFPjcbWBXcT09qZ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VLCVEZ3Mw5HA7jvU03kmcGJGMeVwCfveooArKoKMd2CO3rSE5A4q08Bu3llhhdY05IU52VXlQjBOORmgBlFFFABRRRQAUUUUAFFFFABRRRQAU+Lbu+fOMUyigBeO2c0lFFABSqCTgUlKAWJx9aAHywNEoLZ+bpUdSyRN5SSHo+QPwqKgAooooAktojcPsBVc9zU9/efbJEyix+VGI/l9qqUUAT3EQjjjIeNsjovUfWoKKKACiiigAooooAKKKKACiiigAoorQ0+zMum3MoIIiKZQhznO75srwMY7+tAEdtJCun3EbQb53ZDHLv2+UBndx3zkfTFV5iGbI49s5/WlnJLcnPvjr71F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Sq22kooAtWQSR3R3ZC64XHc+hp1zbtEG5CSBypQHG0ADn8f6VTooAvR2UstnLcxRSG3t2VZJAu5UZs7QT2ztP5VWlLKdpzhSeOwPenQuoidCq5Yghz/AA4z/Oo3XaAPm/HpQAyiiigAooooAKnt0BjdmR2VcfMv8NRIuQeGOPSnSNlFHzcZ60AJIS2Ccknue9MoooAKKKKACiiigCROh64yDxT7q2ltXCSqyEjcAfQ96gooAKKKKAJIBuf+L0wvXFXb+zY6db3W+3KTu6BUdA67AvLRryud3BP3sHHQ1nUUAFFPXb5bZzu4xTKAHIN2etWLm0aG2ikMkbiXOAr7iuMdfTrVWp7cLuJIY4I4U4JH+cUAQVLCilWLOUI6e9Sah5Zu5DCGWEsfLDHJ254qtQAv5/WkoooAKKKKACiiigCe3O0kgkOPulc7s1px6rc6XCbeC8d4JVBeOF3CN8yOVOe+5EP1QVi0UAX9Zv5dTu5LmeV57m4dpJZXLFpmJyWOe+c/lVC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fCAXwxIXvTKKAHzgB8KSV7UyiigAooooAKt6akcjS+YgYBCR8+3H+NVKKAHv91cjH4VesLAy6dc3OYgkLJG26WPf8+7G2Njuf7vJX7vfqKzqu6Xp76pM0aNCu1C5MkqxjAHqf5UAQ3Oc4IxyevX/H86gqzdAYUqcqR3UKeg7D+dVqACiiigAooooAKKKKACipY7l44nRSQsmN34VGwxj0oAS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KKACiiigAooooAKKltfL8397u24/h60x+vG7GeM0ANooooAKKKkhA3ckryOQM4oAjoqxKkaltkjFe2Rjd61XoAKKKKACiiigAopyYHJx9Kku12uB5nmDHX0oAhopRjn9KUoVUHHDdKAG0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S2ojaT96zKnsM0k3BHLEdsjHFR0UATW0nlOxMayDGMHtTH4wPl45yKZVixufsV0kvlpLsYHY4yrexoAr0VYvrn7bdPL5aRb2J2IMKvsKr0AFFFFABRRRQBIkRMbOOiYB/GoyMUUUAFFFFABTlVnyBz3ptFADzmQZOT2FIzkqFPam0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FFFABRRRQAUUUUAf/Z', '27113_radiohead.jpg');</text:p>
      <text:p text:style-name="P1">INSERT INTO `content` (`id`, `randomnr`, `text_input`, `image`, `image_name`) VALUES</text:p>
      <text:p text:style-name="P1">(3, 6723053, '', 'data:image/gif;base64,R0lGODlh3AATAPQAAPf09BmK177Y7KnO6aDK57jW67TT6sfd7dXj78Pb7dLh7tjl79vn8N/p8bLT67zX6+Pp8Obr8cne7uzu8u3v8szf7e/w8sXc7c7f7ejs8dPi7sHa7K3Q6vHx86TM6JvI6CH+GkNyZWF0ZWQgd2l0aCBhamF4bG9hZC5pbmZvACH5BAAKAAAAIf8LTkVUU0NBUEUyLjADAQAAACwAAAAA3AATAAAF/yAgjmRpnmiqrmzrvnAsz3Rt33iu73zv/8CgcEgECAaEpHLJbDqf0Kh0Sq1ar9isdjoQtAQFg8PwKIMHnLF63N2438f0mv1I2O8buXjvaOPtaHx7fn96goR4hmuId4qDdX95c4+RG4GCBoyAjpmQhZN0YGYFXitdZBIVGAoKoq4CG6Qaswi1CBtkcG6ytrYJubq8vbfAcMK9v7q7D8O1ycrHvsW6zcTKsczNz8HZw9vG3cjTsMIYqQgDLAQGCQoLDA0QCwUHqfYSFw/xEPz88/X38Onr14+Bp4ADCco7eC8hQYMAEe57yNCew4IVBU7EGNDiRn8Z831cGLHhSIgdE/9chIeBgDoB7gjaWUWTlYAFE3LqzDCTlc9WOHfm7PkTqNCh54rePDqB6M+lR536hCpUqs2gVZM+xbrTqtGoWqdy1emValeXKwgcWABB5y1acFNZmEvXwoJ2cGfJrTv3bl69Ffj2xZt3L1+/fw3XRVw4sGDGcR0fJhxZsF3KtBTThZxZ8mLMgC3fRatCLYMIFCzwLEprg84OsDus/tvqdezZf13Hvr2B9Szdu2X3pg18N+68xXn7rh1c+PLksI/Dhe6cuO3ow3NfV92bdArTqC2Ebc3A8vjf5QWf15Bg7Nz17c2fj69+fnq+8N2Lty+fuP78/eV2X13neIcCeBRwxorbZrAxAJoCDHbgoG8RTshahQ9iSKEEzUmYIYfNWViUhheCGJyIP5E4oom7WWjgCeBBAJNv1DVV01MZdJhhjdkplWNzO/5oXI846njjVEIqR2OS2B1pE5PVscajkxhMycqLJgxQCwT40PjfAV4GqNSXYdZXJn5gSkmmmmJu1aZYb14V51do+pTOCmA00AqVB4hG5IJ9PvYnhIFOxmdqhpaI6GeHCtpooisuutmg+Eg62KOMKuqoTaXgicQWoIYq6qiklmoqFV0UoeqqrLbq6quwxirrrLTWauutJ4QAACH5BAAKAAEALAAAAADcABMAAAX/ICCOZGmeaKqubOu+cCzPdG3feK7vfO//wKBwSAQIBoSkcslsOp/QqHRKrVqv2Kx2OhC0BAXHx/EoCzboAcdhcLDdgwJ6nua03YZ8PMFPoBMca215eg98G36IgYNvDgOGh4lqjHd7fXOTjYV9nItvhJaIfYF4jXuIf4CCbHmOBZySdoOtj5eja59wBmYFXitdHhwSFRgKxhobBgUPAmdoyxoI0tPJaM5+u9PaCQZzZ9gP2tPcdM7L4tLVznPn6OQb18nh6NV0fu3i5OvP8/nd1qjwaasHcIPAcf/gBSyAAMMwBANYEAhWYQGDBhAyLihwYJiEjx8fYMxIcsGDAxVA/yYIOZIkBAaGPIK8INJlRpgrPeasaRPmx5QgJfB0abLjz50tSeIM+pFmUo0nQQIV+vRlTJUSnNq0KlXCSq09ozIFexEBAYkeNiwgOaEtn2LFpGEQsKCtXbcSjOmVlqDuhAx3+eg1Jo3u37sZBA9GoMAw4MB5FyMwfLht4sh7G/utPGHlYAV8Nz9OnOBz4c2VFWem/Pivar0aKCP2LFn2XwhnVxBwsPbuBAQbEGiIFg1BggoWkidva5z4cL7IlStfkED48OIYoiufYIH68+cKPkqfnsB58ePjmZd3Dj199/XE20tv6/27XO3S6z9nPCz9BP3FISDefL/Bt192/uWmAv8BFzAQAQUWWFaaBgqA11hbHWTIXWIVXifNhRlq6FqF1sm1QQYhdiAhbNEYc2KKK1pXnAIvhrjhBh0KxxiINlqQAY4UXjdcjSJyeAx2G2BYJJD7NZQkjCPKuCORKnbAIXsuKhlhBxEomAIBBzgIYXIfHfmhAAyMR2ZkHk62gJoWlNlhi33ZJZ2cQiKTJoG05Wjcm3xith9dcOK5X51tLRenoHTuud2iMnaolp3KGXrdBo7eKYF5p/mXgJcogClmcgzAR5gCKymXYqlCgmacdhp2UCqL96mq4nuDBTmgBasaCFp4sHaQHHUsGvNRiiGyep1exyIra2mS7dprrtA5++z/Z8ZKYGuGsy6GqgTIDvupRGE+6CO0x3xI5Y2mOTkBjD4ySeGU79o44mcaSEClhglgsKyJ9S5ZTGY0Bnzrj+3SiKK9Rh5zjAALCywZBk/ayCWO3hYM5Y8Dn6qxxRFsgAGoJwwgDQRtYXAAragyQOmaLKNZKGaEuUlpyiub+ad/KtPqpntypvvnzR30DBtjMhNodK6Eqrl0zU0/GjTUgG43wdN6Ra2pAhGtAAZGE5Ta8TH6wknd2IytNKaiZ+Or79oR/tcvthIcAPe7DGAs9Edwk6r3qWoTaNzY2fb9HuHh2S343Hs1VIHhYtOt+Hh551rh24vP5YvXSGzh+eeghy76GuikU9FFEainrvrqrLfu+uuwxy777LTXfkIIACH5BAAKAAIALAAAAADcABMAAAX/ICCOZGmeaKqubOu+cCzPdG3feK7vfO//wKBwSAQIBoSkcslsOp/QqHRKrVqv2Kx2OhC0BAWHB2l4CDZo9IDjcBja7UEhTV+3DXi3PJFA8xMcbHiDBgMPG31pgHBvg4Z9iYiBjYx7kWocb26OD398mI2EhoiegJlud4UFiZ5sm6Kdn2mBr5t7pJ9rlG0cHg5gXitdaxwFGArIGgoaGwYCZ3QFDwjU1AoIzdCQzdPV1c0bZ9vS3tUJBmjQaGXl1OB0feze1+faiBvk8wjnimn55e/o4OtWjp+4NPIKogsXjaA3g/fiGZBQAcEAFgQGOChgYEEDCCBBLihwQILJkxIe/3wMKfJBSQkJYJpUyRIkgwcVUJq8QLPmTYoyY6ZcyfJmTp08iYZc8MBkhZgxk9aEcPOlzp5FmwI9KdWn1qASurJkClRoWKwhq6IUqpJBAwQEMBYroAHkhLt3+RyzhgCDgAV48Wbgg+waAnoLMgTOm6DwQ8CLBzdGdvjw38V5JTg2lzhyTMeUEwBWHPgzZc4TSOM1bZia6LuqJxCmnOxv7NSsl1mGHHiw5tOuIWeAEHcFATwJME/ApgFBc3MVLEgPvE+Ddb4JokufPmFBAuvPXWu3MIF89wTOmxvOvp179evQtwf2nr6aApPyzVd3jn089e/8xdfeXe/xdZ9/d1ngHf98lbHH3V0LMrgPgsWpcFwBEFBgHmyNXWeYAgLc1UF5sG2wTHjIhNjBiIKZCN81GGyQwYq9uajeMiBOQGOLJ1KjTI40kmfBYNfc2NcGIpI4pI0vyrhjiT1WFqOOLEIZnjVOVpmajYfBiCSNLGbA5YdOkjdihSkQwIEEEWg4nQUmvYhYe+bFKaFodN5lp3rKvJYfnBKAJ+gGDMi3mmbwWYfng7IheuWihu5p32XcSWdSj+stkF95dp64jJ+RBipocHkCCp6PCiRQ6INookCAAwy0yd2CtNET3Yo7RvihBjFZAOaKDHT43DL4BQnsZMo8xx6uI1oQrHXXhHZrB28G62n/YSYxi+uzP2IrgbbHbiaer7hCiOxDFWhrbmGnLVuus5NFexhFuHLX6gkEECorlLpZo0CWJG4pLjIACykmBsp0eSSVeC15TDJeUhlkowlL+SWLNJpW2WEF87urXzNWSZ6JOEb7b8g1brZMjCg3ezBtWKKc4MvyEtwybPeaMAA1ECRoAQYHYLpbeYYCLfQ+mtL5c9CnfQpYpUtHOSejEgT9ogZ/GSqd0f2m+LR5WzOtHqlQX1pYwpC+WbXKqSYtpJ5Mt4a01lGzS3akF60AxkcTaLgAyRBPWCoDgHfJqwRuBuzdw/1ml3iCwTIeLUWJN0v4McMe7uasCTxseNWPSxc5RbvIgD7geZLbGrqCG3jepUmbbze63Y6fvjiOylbwOITPfIHEFsAHL/zwxBdvPBVdFKH88sw37/zz0Ecv/fTUV2/99SeEAAAh+QQACgADACwAAAAA3AATAAAF/yAgjmRpnmiqrmzrvnAsz3Rt33iu73zv/8CgcEgECAaEpHLJbDqf0Kh0Sq1ar9isdjoQtAQFh2cw8BQEm3T6yHEYHHD4oKCuD9qGvNsxT6QTgAkcHHmFeX11fm17hXwPG35qgnhxbwMPkXaLhgZ9gWp3bpyegX4DcG+inY+Qn6eclpiZkHh6epetgLSUcBxlD2csXXdvBQrHGgoaGhsGaIkFDwjTCArTzX+QadHU3c1ofpHc3dcGG89/4+TYktvS1NYI7OHu3fEJ5tpqBu/k+HX7+nXDB06SuoHm0KXhR65cQT8P3FRAMIAFgVMPwDCAwLHjggIHJIgceeFBg44eC/+ITCCBZYKSJ1FCWPBgpE2YMmc+qNCypwScMmnaXAkUJYOaFVyKLOqx5tCXJnMelcBzJNSYKIX2ZPkzqsyjPLku9Zr1QciVErYxaICAgEUOBRJIgzChbt0MLOPFwyBggV27eCUcmxZvg9+/dfPGo5bg8N/Ag61ZM4w4seDF1fpWhizZmoa+GSortgcaMWd/fkP/HY0MgWbTipVV++wY8GhvqSG4XUEgoYTKE+Qh0OCvggULiBckWEZ4Ggbjx5HXVc58IPQJ0idQJ66XanTpFraTe348+XLizRNcz658eHMN3rNPT+C+G/nodqk3t6a+fN3j+u0Xn3nVTQPfdRPspkL/b+dEIN8EeMm2GAYbTNABdrbJ1hyFFv5lQYTodSZABhc+loCEyhxTYYkZopdMMiNeiBxyIFajV4wYHpfBBspUl8yKHu6ooV5APsZjQxyyeNeJ3N1IYod38cgdPBUid6GCKfRWgAYU4IccSyHew8B3doGJHmMLkGkZcynKk2Z50Ym0zJzLbDCmfBbI6eIyCdyJmJmoqZmnBAXy9+Z/yOlZDZpwYihnj7IZpuYEevrYJ5mJEuqiof4l+NYDEXQpXQcMnNjZNDx1oGqJ4S2nF3EsqWrhqqVWl6JIslpAK5MaIqDeqjJq56qN1aTaQaPbHTPYr8Be6Gsyyh6Da7OkmmqP/7GyztdrNVQBm5+pgw3X7aoYKhfZosb6hyUKBHCgQKij1rghkOAJuZg1SeYIIY+nIpDvf/sqm4yNG5CY64f87qdAwSXKGqFkhPH1ZHb2EgYtw3bpKGVkPz5pJAav+gukjB1UHE/HLNJobWcSX8jiuicMMBFd2OmKwQFs2tjXpDfnPE1j30V3c7iRHlrzBD2HONzODyZtsQJMI4r0AUNaE3XNHQw95c9GC001MpIxDacFQ+ulTNTZlU3O1eWVHa6vb/pnQUUrgHHSBKIuwG+bCPyEqbAg25gMVV1iOB/IGh5YOKLKIQ6xBAcUHmzjIcIqgajZ+Ro42DcvXl7j0U4WOUd+2IGu7DWjI1pt4DYq8BPm0entuGSQY/4tBi9Ss0HqfwngBQtHbCH88MQXb/zxyFfRRRHMN+/889BHL/301Fdv/fXYZ39CCAAh+QQACgAEACwAAAAA3AATAAAF/yAgjmRpnmiqrmzrvnAsz3Rt33iu73zv/8CgcEgECAaEpHLJbDqf0Kh0Sq1ar9isdjoQtAQFh2fAKXsKm7R6Q+Y43vABep0mGwwOPH7w2CT+gHZ3d3lyagl+CQNvg4yGh36LcHoGfHR/ZYOElQ9/a4ocmoRygIiRk5p8pYmZjXePaYBujHoOqp5qZHBlHAUFXitddg8PBg8KGsgayxvGkAkFDwgICtPTzX2mftHW3QnOpojG3dbYkNjk1waxsdDS1N7ga9zw1t/aifTk35fu6Qj3numL14fOuHTNECHqU4DDgQEsCCwidiHBAwYQMmpcUOCAhI8gJVzUuLGThAQnP/9abEAyI4MCIVOKZNnyJUqUJxNcGNlywYOQgHZirGkSJ8gHNEky+AkS58qWEJYC/bMzacmbQHkqNdlUJ1KoSz2i9COhmQYCEXtVrCBgwYS3cCf8qTcNQ9u4cFFOq2bPLV65Cf7dxZthbjW+CgbjnWtNgWPFcAsHdoxgWWK/iyV045sAc2S96SDn1exYw17REwpLQEYt2eW/qtPZRQAB7QoC61RW+GsBwYZ/CXb/XRCYLsAKFizEtUAc+G7lcZsjroscOvTmsoUvx15PwccJ0N8yL17N9PG/E7jv9S4hOV7pdIPDdZ+ePDzv2qMXn2b5+wTbKuAWnF3oZbABZY0lVmD/ApQd9thybxno2GGuCVDggaUpoyBsB1bGGgIYbJCBcuFJiOAyGohIInQSmmdeiBnMF2GHfNUlIoc1rncjYRjW6NgGf3VQGILWwNjBfxEZcAFbC7gHXQcfUYOYdwzQNxo5yUhQZXhvRYlMeVSuSOJHKJa5AQMQThBlZWZ6Bp4Fa1qzTAJbijcBlJrtxeaZ4lnnpZwpukWieGQmYx5ATXIplwTL8DdNZ07CtWYybNIJF4Ap4NZHe0920AEDk035kafieQrqXofK5ympn5JHKYjPrfoWcR8WWQGp4Ul32KPVgXdnqxM6OKqspjIYrGPDrlrsZtRIcOuR86nHFwbPvmes/6PH4frrqbvySh+mKGhaAARPzjjdhCramdoGGOhp44i+zogBkSDuWC5KlE4r4pHJkarXrj++Raq5iLmWLlxHBteavjG+6amJrUkJJI4Ro5sBv9AaOK+jAau77sbH7nspCwNIYIACffL7J4JtWQnen421nNzMcB6AqpRa9klonmBSiR4GNi+cJZpvwgX0ejj71W9yR+eIgaVvQgf0l/A8nWjUFhwtZYWC4hVnkZ3p/PJqNQ5NnwUQrQCGBBBMQIGTtL7abK+5JjAv1fi9bS0GLlJHgdjEgYzzARTwC1fgEWdJuKKBZzj331Y23qB3i9v5aY/rSUC4w7PaLeWXmr9NszMFoN79eeiM232o33EJAIzaSGwh++y012777bhT0UURvPfu++/ABy/88MQXb/zxyCd/QggAIfkEAAoABQAsAAAAANwAEwAABf8gII5kaZ5oqq5s675wLM90bd94ru987//AoHBIBAgGhKRyyWw6n9CodEqtWq/YrHY6ELQEBY5nwCk7xIWNer0hO95wziC9Ttg5b4ND/+Y87IBqZAaEe29zGwmJigmDfHoGiImTjXiQhJEPdYyWhXwDmpuVmHwOoHZqjI6kZ3+MqhyemJKAdo6Ge3OKbEd4ZRwFBV4rc4MPrgYPChrMzAgbyZSJBcoI1tfQoYsJydfe2amT3d7W0OGp1OTl0YtqyQrq0Lt11PDk3KGoG+nxBpvTD9QhwCctm0BzbOyMIwdOUwEDEgawIOCB2oMLgB4wgMCx44IHBySIHClBY0ePfyT/JCB5weRJCAwejFw58kGDlzBTqqTZcuPLmCIBiWx58+VHmiRLFj0JVCVLl0xl7qSZwCbOo0lFWv0pdefQrVFDJtr5gMBEYBgxqBWwYILbtxPsqMPAFu7blfa81bUbN4HAvXAzyLWnoDBguHIRFF6m4LBbwQngMYPXuC3fldbyPrMcGLM3w5wRS1iWWUNlvnElKDZtz/EEwaqvYahQoexEfyILi4RrYYKFZwJ3810QWZ2ECrx9Ew+O3K6F5Yq9zXbb+y30a7olJJ+wnLC16W97Py+uwdtx1NcLWzs/3G9e07stVPc9kHJ0BcLtQp+c3ewKAgYkUAFpCaAmmHqKLSYA/18WHEiZPRhsQF1nlLFWmIR8ZbDBYs0YZuCGpGXWmG92aWiPMwhEOOEEHXRwIALlwXjhio+BeE15IzpnInaLbZBBhhti9x2GbnVQo2Y9ZuCfCgBeMCB+DJDIolt4iVhOaNSJdCOBUfIlkmkyMpPAAvKJ59aXzTQzJo0WoJnmQF36Jp6W1qC4gWW9GZladCiyJd+KnsHImgRRVjfnaDEKuiZvbcYWo5htzefbl5LFWNeSKQAo1QXasdhiiwwUl2B21H3aQaghXnPcp1NagCqYslXAqnV+zYWcpNwVp9l5eepJnHqL4SdBi56CGlmw2Zn6aaiZjZqfb8Y2m+Cz1O0n3f+tnvrGbF6kToApCgAWoNWPeh754JA0vmajiAr4iOuOW7abQXVGNriBWoRdOK8FxNqLwX3oluubhv8yluRbegqGb536ykesuoXhyJqPQJIGbLvQhkcwjKs1zBvBwSZIsbcsDCCBAAf4ya+UEhyQoIiEJtfoZ7oxUOafE2BwgMWMqUydfC1LVtiArk0QtGkWEopzlqM9aJrKHfw5c6wKjFkmXDrbhwFockodtMGFLWpXy9JdiXN1ZDNszV4WSLQCGBKoQYHUyonqrHa4ErewAgMmcAAF7f2baIoVzC2p3gUvJtLcvIWqloy6/R04mIpLwDhciI8qLOB5yud44pHPLbA83hFDWPjNbuk9KnySN57Av+TMBvgEAgzzNhJb5K777rz37vvvVHRRxPDEF2/88cgnr/zyzDfv/PPQnxACACH5BAAKAAYALAAAAADcABMAAAX/ICCOZGmeaKqubOu+cCzPdG3feK7vfO//wKBwSAQIBoSkcslsOp/QqHRKrVqv2Kx2OhC0BIUCwcMpO84OT2HDbm8GHLQjnn6wE3g83SA3DB55G3llfHxnfnZ4gglvew6Gf4ySgmYGlpCJknochWiId3kJcZZyDn93i6KPl4eniopwq6SIoZKxhpenbhtHZRxhXisDopwPgHkGDxrLGgjLG8mC0gkFDwjX2AgJ0bXJ2djbgNJsAtbfCNB2oOnn6MmKbeXt226K1fMGi6j359D69ua+QZskjd+3cOvY9XNgp4ABCQNYEDBl7EIeCQkeMIDAseOCBwckiBSZ4ILGjh4B/40kaXIjSggMHmBcifHky5gYE6zM2OAlzGM6Z5rs+fIjTZ0tfcYMSlLCUJ8fL47kCVXmTjwPiKJkUCDnyqc3CxzQmYeAxAEGLGJYiwCDgAUT4sqdgOebArdw507IUNfuW71xdZ7DC5iuhGsKErf9CxhPYgUaEhPWyzfBMgUIJDPW6zhb5M1y+R5GjFkBaLmCM0dOfHqvztXYJnMejaFCBQlmVxAYsEGkYnQV4lqYMNyCtnYSggNekAC58uJxmTufW5w55mwKkg+nLp105uTC53a/nhg88fMTmDfDVl65Xum/IZt/3/zaag3a5W63nll1dvfiWbaaZLmpQIABCVQA2f9lAhTG112PQWYadXE9+FtmEwKWwQYQJrZagxomsOCAGVImInsSbpCBhhwug6KKcXXQQYUcYuDMggrASFmNzjjzzIrh7cUhhhHqONeGpSEW2QYxHsmjhxpgUGAKB16g4IIbMNCkXMlhaJ8GWVJo2I3NyKclYF1GxgyYDEAnXHJrMpNAm/rFBSczPiYAlwXF8ZnmesvoOdyMbx7m4o0S5LWdn4bex2Z4xYmEzaEb5EUcnxbA+WWglqIn6aHPTInCgVbdlZyMqMrIQHMRSiaBBakS1903p04w434n0loBoQFOt1yu2YAnY68RXiNsqh2s2qqxuyKb7Imtmgcrqsp6h8D/fMSpapldx55nwayK/SfqCQd2hcFdAgDp5GMvqhvakF4mZuS710WGIYy30khekRkMu92GNu6bo7r/ttjqwLaua5+HOdrKq5Cl3dcwi+xKiLBwwwom4b0E6xvuYyqOa8IAEghwQAV45VvovpkxBl2mo0W7AKbCZXoAhgMmWnOkEqx2JX5nUufbgJHpXCfMOGu2QAd8eitpW1eaNrNeMGN27mNz0swziYnpSbXN19gYtstzfXrdYjNHtAIYGFVwwAEvR1dfxdjKxVzAP0twAAW/ir2w3nzTd3W4yQWO3t0DfleB4XYnEHCEhffdKgaA29p0eo4fHLng9qoG+OVyXz0gMeWGY7qq3xhiRIEAwayNxBawxy777LTXbjsVXRSh++689+7778AHL/zwxBdv/PEnhAAAIfkEAAoABwAsAAAAANwAEwAABf8gII5kaZ5oqq5s675wLM90bd94ru987//AoHBIBAgGhKRyyWw6n9CodEqtWq/YrHY6ELQEhYLD4BlwHGg0ubBpuzdm9Dk9eCTu+MTZkDb4PXYbeIIcHHxqf4F3gnqGY2kOdQmCjHCGfpCSjHhmh2N+knmEkJmKg3uHfgaaeY2qn6t2i4t7sKAPbwIJD2VhXisDCQZgDrKDBQ8aGgjKyhvDlJMJyAjV1gjCunkP1NfVwpRtk93e2ZVt5NfCk27jD97f0LPP7/Dr4pTp1veLgvrx7AL+Q/BM25uBegoYkDCABYFhEobhkUBRwoMGEDJqXPDgQMUEFC9c1LjxQUUJICX/iMRIEgIDkycrjmzJMSXFlDNJvkwJsmdOjQwKfDz5M+PLoSGLQqgZU6XSoB/voHxawGbFlS2XGktAwKEADB0xiEWAodqGBRPSqp1wx5qCamDRrp2Qoa3bagLkzrULF4GCvHPTglRAmKxZvWsHayBcliDitHUlvGWM97FgCdYWVw4c2e/kw4HZJlCwmDBhwHPrjraGYTHqtaoxVKggoesKAgd2SX5rbUMFCxOAC8cGDwHFwBYWJCgu4XfwtcqZV0grPHj0u2SnqwU+IXph3rK5b1fOu7Bx5+K7L6/2/Xhg8uyXnQ8dvfRiDe7TwyfNuzlybKYpgIFtKhAgwEKkKcOf/wChZbBBgMucRh1so5XH3wbI1WXafRJy9iCErmX4IWHNaIAhZ6uxBxeGHXQA24P3yYfBBhmgSBozESpwongWOBhggn/N1aKG8a1YY2oVAklgCgQUUwGJ8iXAgItrWUARbwpqIOWEal0ZoYJbzmWlZCWSlsAC6VkwZonNbMAAl5cpg+NiZwpnJ0Xylegmlc+tWY1mjnGnZnB4QukMA9UJRxGOf5r4ppqDjjmnfKilh2ejGiyJAgF1XNmYbC2GmhZ5AcJVgajcXecNqM9Rx8B6bingnlotviqdkB3YCg+rtOaapFsUhSrsq6axJ6sEwoZK7I/HWpCsr57FBxJ1w8LqV/81zbkoXK3LfVeNpic0KRQG4NHoIW/XEmZuaiN6tti62/moWbk18uhjqerWS6GFpe2YVotskVssWfBOAHACrZHoWcGQwQhlvmsdXBZ/F9YLMF2jzUuYBP4a7CLCnoEHrgkDSCDAARUILAGaVVqAwQHR8pZXomm9/ONhgjrbgc2lyYxmpIRK9uSNjrXs8gEbTrYyl2ryTJmsLCdKkWzFQl1lWlOXGmifal6p9VnbQfpyY2SZyXKVV7JmZkMrgIFSyrIeUJ2r7YKnXdivUg1kAgdQ8B7IzJjGsd9zKSdwyBL03WpwDGxwuOASEP5vriO2F3nLjQdIrpaRDxqcBdgIHGA74pKrZXiR2ZWuZt49m+o3pKMC3p4Av7SNxBa456777rz37jsVXRQh/PDEF2/88cgnr/zyzDfv/PMnhAAAIfkEAAoACAAsAAAAANwAEwAABf8gII5kaZ5oqq5s675wLM90bd94ru987//AoHBIBAgGhKRyyWw6n9CodEqtWq/YrHY6ELQEhYLDUPAMHGi0weEpbN7wI8cxTzsGj4R+n+DUxwaBeBt7hH1/gYIPhox+Y3Z3iwmGk36BkIN8egOIl3h8hBuOkAaZhQlna4BrpnyWa4mleZOFjrGKcXoFA2ReKwMJBgISDw6abwUPGggazc0bBqG0G8kI1tcIwZp51djW2nC03d7BjG8J49jl4cgP3t/RetLp1+vT6O7v5fKhAvnk0UKFogeP3zmCCIoZkDCABQFhChQYuKBHgkUJkxpA2MhxQYEDFhNcvPBAI8eNCx7/gMQYckPJkxsZPLhIM8FLmDJrYiRp8mTKkCwT8IQJwSPQkENhpgQpEunNkzlpWkwKdSbGihKocowqVSvKWQkIOBSgQOYFDBgQpI0oYMGEt3AzTLKm4BqGtnDjirxW95vbvG/nWlub8G9euRsiqqWLF/AEkRoiprX2wLDeDQgkW9PQGLDgyNc665WguK8C0XAnRY6oGPUEuRLsgk5g+a3cCxUqSBC7gsCBBXcVq6swwULx4hayvctGPK8FCwsSLE9A3Hje6NOrHzeOnW695sffRi/9HfDz7sIVSNB+XXrmugo0rHcM3X388o6jr44ceb51uNjF1xcC8zk3wXiS8aYC/wESaLABBs7ch0ECjr2WAGvLsLZBeHqVFl9kGxooV0T81TVhBo6NiOEyJ4p4IYnNRBQiYCN6x4wCG3ZAY2If8jXjYRcyk2FmG/5nXAY8wqhWAii+1YGOSGLoY4VRfqiAgikwmIeS1gjAgHkWYLQZf9m49V9gDWYWY5nmTYCRM2TS5pxxb8IZGV5nhplmhJyZadxzbrpnZ2d/6rnZgHIid5xIMDaDgJfbLdrgMkKW+Rygz1kEZz1mehabkBpgiQIByVikwGTqVfDkk2/Vxxqiqur4X3fksHccre8xlxerDLiHjQIVUAgXr77yFeyuOvYqXGbMrbrqBMqaFpFFzhL7qv9i1FX7ZLR0LUNdcc4e6Cus263KbV+inkAAHhJg0BeITR6WmHcaxhvXg/AJiKO9R77ILF1FwmVdAu6WBu+ZFua72mkZWMfqBElKu0G8rFZ5n4ATp5jkmvsOq+Nj7u63ZMMPv4bveyYy6fDH+C6brgnACHBABQUrkGirz2FwAHnM4Mmhzq9yijOrOi/MKabH6VwBiYwZdukEQAvILKTWXVq0ZvH5/CfUM7M29Zetthp1eht0eqkFYw8IKXKA6mzXfTeH7fZg9zW0AhgY0TwthUa6Ch9dBeIsbsFrYkRBfgTfiG0FhwMWnbsoq3cABUYOnu/ejU/A6uNeT8u4wMb1WnBCyJJTLjjnr8o3OeJrUcpc5oCiPqAEkz8tXuLkPeDL3Uhs4fvvwAcv/PDEU9FFEcgnr/zyzDfv/PPQRy/99NRXf0IIACH5BAAKAAkALAAAAADcABMAAAX/ICCOZGmeaKqubOu+cCzPdG3feK7vfO//wKBwSAQIBoSkcslsOp/QqHRKrVqv2Kx2OhC0BIWCw/AoDziOtCHt8BQ28PjmzK57Hom8fo42+P8DeAkbeYQcfX9+gYOFg4d1bIGEjQmPbICClI9/YwaLjHAJdJeKmZOViGtpn3qOqZineoeJgG8CeWUbBV4rAwkGAhIVGL97hGACGsrKCAgbBoTRhLvN1c3PepnU1s2/oZO6AtzdBoPf4eMI3tIJyOnF0YwFD+nY8e3z7+Xfefnj9uz8cVsXCh89axgk7BrAggAwBQsYIChwQILFixIeNIDAseOCBwcSXMy2sSPHjxJE/6a0eEGjSY4MQGK86PIlypUJEmYsaTKmyJ8JW/Ls6HMkzaEn8YwMWtPkx4pGd76E4DMPRqFTY860OGhogwYagBFoKEABA46DEGBAoEBB0AUT4sqdIFKBNbcC4M6dkEEk22oYFOTdG9fvWrtsBxM23MytYL17666t9phwXwlum2lIDHmuSA2IGyuOLOHv38qLMbdFjHruZbWgRXeOe1nC2BUEDiyAMMHZuwoTLAQX3nvDOAUW5Vogru434d4JnAsnPmFB9NBshQXfa9104+Rxl8e13rZxN+CEydtVsFkd+vDjE7C/q52wOvb4s7+faz025frbxefWbSoQIAEDEUCwgf9j7bUlwHN9ZVaegxDK1xYzFMJH24L5saXABhlYxiEzHoKoIV8LYqAMaw9aZqFmJUK4YHuNfRjiXhmk+NcyJgaIolvM8BhiBx3IleN8lH1IWAcRgkZgCgYiaBGJojGgHHFTgtagAFYSZhF7/qnTpY+faVlNAnqJN0EHWa6ozAZjBtgmmBokwMB01LW5jAZwbqfmlNips4B4eOqJgDJ2+imXRZpthuigeC6XZTWIxilXmRo8iYKBCwiWmWkJVEAkfB0w8KI1IvlIpKnOkVpqdB5+h96o8d3lFnijrgprjbfGRSt0lH0nAZG5vsprWxYRW6Suq4UWqrLEsspWg8Io6yv/q6EhK0Fw0GLbjKYn5CZYBYht1laPrnEY67kyrhYbuyceiR28Pso7bYwiXjihjWsWuWF5p/H765HmNoiur3RJsGKNG/jq748XMrwmjhwCfO6QD9v7LQsDxPTAMKsFpthyJCdkmgYiw0VdXF/Om9dyv7YMWGXTLYpZg5wNR11C78oW3p8HSGgul4qyrJppgllJHJZHn0Y0yUwDXCXUNquFZNLKyYXBAVZvxtAKYIQEsmPgDacr0tltO1y/DMwYpkgUpJfTasLGzd3cdCN3gN3UWRcY3epIEPevfq+3njBxq/kqBoGBduvea8f393zICS63ivRBTqgFpgaWZEIUULdcK+frIfAAL2AjscXqrLfu+uuwx05FF0XUbvvtuOeu++689+7778AHL/wJIQAAOwAAAAAAAAAAAA==', 'loader.gif'),</text:p>
      <text:p text:style-name="P1">(4, 4877688, '', 'data:image/png;base64,iVBORw0KGgoAAAANSUhEUgAAASwAAADrCAYAAADT56vNAAAACXBIWXMAAC4jAAAuIwF4pT92AAAKT2lDQ1BQaG90b3Nob3AgSUNDIHByb2ZpbGUAAHjanVNnVFPpFj333vRCS4iAlEtvUhUIIFJCi4AUkSYqIQkQSoghodkVUcERRUUEG8igiAOOjoCMFVEsDIoK2AfkIaKOg6OIisr74Xuja9a89+bN/rXXPues852zzwfACAyWSDNRNYAMqUIeEeCDx8TG4eQuQIEKJHAAEAizZCFz/SMBAPh+PDwrIsAHvgABeNMLCADATZvAMByH/w/qQplcAYCEAcB0kThLCIAUAEB6jkKmAEBGAYCdmCZTAKAEAGDLY2LjAFAtAGAnf+bTAICd+Jl7AQBblCEVAaCRACATZYhEAGg7AKzPVopFAFgwABRmS8Q5ANgtADBJV2ZIALC3AMDOEAuyAAgMADBRiIUpAAR7AGDIIyN4AISZABRG8lc88SuuEOcqAAB4mbI8uSQ5RYFbCC1xB1dXLh4ozkkXKxQ2YQJhmkAuwnmZGTKBNA/g88wAAKCRFRHgg/P9eM4Ors7ONo62Dl8t6r8G/yJiYuP+5c+rcEAAAOF0ftH+LC+zGoA7BoBt/qIl7gRoXgugdfeLZrIPQLUAoOnaV/Nw+H48PEWhkLnZ2eXk5NhKxEJbYcpXff5nwl/AV/1s+X48/Pf14L7iJIEyXYFHBPjgwsz0TKUcz5IJhGLc5o9H/LcL//wd0yLESWK5WCoU41EScY5EmozzMqUiiUKSKcUl0v9k4t8s+wM+3zUAsGo+AXuRLahdYwP2SycQWHTA4vcAAPK7b8HUKAgDgGiD4c93/+8//UegJQCAZkmScQAAXkQkLlTKsz/HCAAARKCBKrBBG/TBGCzABhzBBdzBC/xgNoRCJMTCQhBCCmSAHHJgKayCQiiGzbAdKmAv1EAdNMBRaIaTcA4uwlW4Dj1wD/phCJ7BKLyBCQRByAgTYSHaiAFiilgjjggXmYX4IcFIBBKLJCDJiBRRIkuRNUgxUopUIFVIHfI9cgI5h1xGupE7yAAygvyGvEcxlIGyUT3UDLVDuag3GoRGogvQZHQxmo8WoJvQcrQaPYw2oefQq2gP2o8+Q8cwwOgYBzPEbDAuxsNCsTgsCZNjy7EirAyrxhqwVqwDu4n1Y8+xdwQSgUXACTYEd0IgYR5BSFhMWE7YSKggHCQ0EdoJNwkDhFHCJyKTqEu0JroR+cQYYjIxh1hILCPWEo8TLxB7iEPENyQSiUMyJ7mQAkmxpFTSEtJG0m5SI+ksqZs0SBojk8naZGuyBzmULCAryIXkneTD5DPkG+Qh8lsKnWJAcaT4U+IoUspqShnlEOU05QZlmDJBVaOaUt2ooVQRNY9aQq2htlKvUYeoEzR1mjnNgxZJS6WtopXTGmgXaPdpr+h0uhHdlR5Ol9BX0svpR+iX6AP0dwwNhhWDx4hnKBmbGAcYZxl3GK+YTKYZ04sZx1QwNzHrmOeZD5lvVVgqtip8FZHKCpVKlSaVGyovVKmqpqreqgtV81XLVI+pXlN9rkZVM1PjqQnUlqtVqp1Q61MbU2epO6iHqmeob1Q/pH5Z/YkGWcNMw09DpFGgsV/jvMYgC2MZs3gsIWsNq4Z1gTXEJrHN2Xx2KruY/R27iz2qqaE5QzNKM1ezUvOUZj8H45hx+Jx0TgnnKKeX836K3hTvKeIpG6Y0TLkxZVxrqpaXllirSKtRq0frvTau7aedpr1Fu1n7gQ5Bx0onXCdHZ4/OBZ3nU9lT3acKpxZNPTr1ri6qa6UbobtEd79up+6Ynr5egJ5Mb6feeb3n+hx9L/1U/W36p/VHDFgGswwkBtsMzhg8xTVxbzwdL8fb8VFDXcNAQ6VhlWGX4YSRudE8o9VGjUYPjGnGXOMk423GbcajJgYmISZLTepN7ppSTbmmKaY7TDtMx83MzaLN1pk1mz0x1zLnm+eb15vft2BaeFostqi2uGVJsuRaplnutrxuhVo5WaVYVVpds0atna0l1rutu6cRp7lOk06rntZnw7Dxtsm2qbcZsOXYBtuutm22fWFnYhdnt8Wuw+6TvZN9un2N/T0HDYfZDqsdWh1+c7RyFDpWOt6azpzuP33F9JbpL2dYzxDP2DPjthPLKcRpnVOb00dnF2e5c4PziIuJS4LLLpc+Lpsbxt3IveRKdPVxXeF60vWdm7Obwu2o26/uNu5p7ofcn8w0nymeWTNz0MPIQ+BR5dE/C5+VMGvfrH5PQ0+BZ7XnIy9jL5FXrdewt6V3qvdh7xc+9j5yn+M+4zw33jLeWV/MN8C3yLfLT8Nvnl+F30N/I/9k/3r/0QCngCUBZwOJgUGBWwL7+Hp8Ib+OPzrbZfay2e1BjKC5QRVBj4KtguXBrSFoyOyQrSH355jOkc5pDoVQfujW0Adh5mGLw34MJ4WHhVeGP45wiFga0TGXNXfR3ENz30T6RJZE3ptnMU85ry1KNSo+qi5qPNo3ujS6P8YuZlnM1VidWElsSxw5LiquNm5svt/87fOH4p3iC+N7F5gvyF1weaHOwvSFpxapLhIsOpZATIhOOJTwQRAqqBaMJfITdyWOCnnCHcJnIi/RNtGI2ENcKh5O8kgqTXqS7JG8NXkkxTOlLOW5hCepkLxMDUzdmzqeFpp2IG0yPTq9MYOSkZBxQqohTZO2Z+pn5mZ2y6xlhbL+xW6Lty8elQfJa7OQrAVZLQq2QqboVFoo1yoHsmdlV2a/zYnKOZarnivN7cyzytuQN5zvn//tEsIS4ZK2pYZLVy0dWOa9rGo5sjxxedsK4xUFK4ZWBqw8uIq2Km3VT6vtV5eufr0mek1rgV7ByoLBtQFr6wtVCuWFfevc1+1dT1gvWd+1YfqGnRs+FYmKrhTbF5cVf9go3HjlG4dvyr+Z3JS0qavEuWTPZtJm6ebeLZ5bDpaql+aXDm4N2dq0Dd9WtO319kXbL5fNKNu7g7ZDuaO/PLi8ZafJzs07P1SkVPRU+lQ27tLdtWHX+G7R7ht7vPY07NXbW7z3/T7JvttVAVVN1WbVZftJ+7P3P66Jqun4lvttXa1ObXHtxwPSA/0HIw6217nU1R3SPVRSj9Yr60cOxx++/p3vdy0NNg1VjZzG4iNwRHnk6fcJ3/ceDTradox7rOEH0x92HWcdL2pCmvKaRptTmvtbYlu6T8w+0dbq3nr8R9sfD5w0PFl5SvNUyWna6YLTk2fyz4ydlZ19fi753GDborZ752PO32oPb++6EHTh0kX/i+c7vDvOXPK4dPKy2+UTV7hXmq86X23qdOo8/pPTT8e7nLuarrlca7nuer21e2b36RueN87d9L158Rb/1tWeOT3dvfN6b/fF9/XfFt1+cif9zsu72Xcn7q28T7xf9EDtQdlD3YfVP1v+3Njv3H9qwHeg89HcR/cGhYPP/pH1jw9DBY+Zj8uGDYbrnjg+OTniP3L96fynQ89kzyaeF/6i/suuFxYvfvjV69fO0ZjRoZfyl5O/bXyl/erA6xmv28bCxh6+yXgzMV70VvvtwXfcdx3vo98PT+R8IH8o/2j5sfVT0Kf7kxmTk/8EA5jz/GMzLdsAAAAgY0hSTQAAeiUAAICDAAD5/wAAgOkAAHUwAADqYAAAOpgAABdvkl/FRgAAEOlJREFUeNrs3fuPXNdBwPHvOffOvtd27XhjQ5wmboLtliZFqFFaqbQSFT8ECSTSvwAJCQmpLaK0FW0QiF/oC36iFZSqqKUgQIIWQYAWt6gPWlpCm1BompSmdRw/9uXdnZ19zOMefrh3ZmfWs/YmtuuN8/0o613PzjryHfmrc86990yYmJjgCh4E3gS8Gnh59ViBJF0fEUjAOeAJ4N+Ar+z05LBDsH4aeDvwBuAAsAKse2wl3SDjwBRQB/4T+INh4RoWrF8F3g1MVtVrAsHjKekGS0ANOAK0gT8EPtT/hKxWq/X//hHgd4BLwMXqDzBWkn4UAuWS01LVnl8AXgZ8bliwfhn4PeAHwFo1t5SkmxGuZjU9/DlgA/ha/5TwlcA/V6GqO6qStEemiBPAYeAXga92R1HvpFyzWjFWkvbQSKtRhevXuyOs+4G/r+aNLY+RpD0mA44Cb4nAQ8C+as4oSXtNGxgBHorAfbhuJWlvTw0vAT+VA3ewi4tCQwih0Wh08Ep3SddPnJyczFJK6SrPawEH8qpeV3syRVEUMzMztcnJyZgKmyXpGodNMdJoNIp6vd4OIVxthheAVr7bqeD6+vrGI+95773vfPe7ZhbnFzzakq7JwdsO8f7ff9/sb733PU9PTEyM76ZxOeWC1q4uEh0dHQ1ZloXp6WmPtqRrkmUZo6Oju107T0CWA98H7qG8BuuKms1mAmg0Gh5tSddkbGK815TdjJeA+Ui5pcMku1jHkqSbIFHuGvNYBP4RmAfGPC6S9qARYBX4hwg8RXkf4TG8ZEHS3lJQXnr1r90RFsD7gTngkNGStIdidYByt4YPwdbZwTPAO6pgTRstSXsgVpOU9xC+G/h2f7AAPgO8C7idcjsHoyXpZsXqIPDjwO8Cn+x+Y/v1V39MuZHfGvATlHvRJDyDKOnG6nZmnPIyqwL4NeCD/U8adsHopyl3cPhY9UOvqEp3qPrDJOl6Ga/a8mPAcco7b/4K+HngU9ufnO/wh/wQ+A3gw8AbQgivAY4sLS2NUm5FI0nXbGlpaR54PISwkFL6FvBFyisXhgpXeV9CQgg0Gg1uO3SIRx999AP333f/O+r1ukda0jWZnp7m8Sce/+BDDz30m/MLC0xOTnK1TRuueg9ho9Hg0MGDnD79eV77wAPF8vKyR1rSNVteXua1DzxQnD79eQ4dPLirW/52DNba2hpra2vcfvsRTp8+zX3338f87FwWo2+mI+naxRiZn53L7rv/Pk6fPs3ttx/pdWen3WayoijodDp0Oh2KomBzc5NWq8XMzAxvfetb+fAffZiTp04xPztHCOHngNd7qCVdDyGEr641Gp89/opX8PAvPczU9BRPPPEE9XqdVqtFSol2u91r1MCIqdPpcNttt/H2t72dj3zkIzz8lofZP72P+bl5qucZLEnX01dDCJ9trK5y9OhRfvbNb+Z1Dz7IxsYmc/Nz1Ot1+huVf/mLX7osWCdOnSR1CuYuzhJjxGmgpBs9Pbx06RJFUfDGn3kjb3zTm/jud55kfn6eLMu2gvXg61838INFu2OoJN20cC0sLFAUBffeey8nTp0c+H6+MDc/9Ick6WaPuC573EMj6UUTMg+BJIMlSQZLksGSJIMlSQZLksGSJIMlSQZLksGSJIMlSQZLksGSJIMlSQZLksGSJIMlSQZLksGSJIMlSQZLksGSJIMlSQZLksGSJIMlSQZLksGSJIMlyWBJksGSJIMlyWBJksGSJIMlyWBJksGSJIMlyWBJksGSJIMlyWBJksGSJIMlyWBJksGSJIMlyWBJksGSJIMlyWBJksGSJIMlyWBJksGSJIMlyWBJksGSZLAkyWBJksGSZLAkyWBJksGSZLAkyWBJksGSZLAkyWBJksGSZLAkyWBJksGSZLAkyWBJksGSZLAkyWBJksGSZLAkyWBJksGSZLAkyWBJksGSZLAkyWBJMliSZLAkyWBJMliSZLAkyWBJMliSZLAkyWBJMliSZLAkyWBJMliSZLAkyWBJMliSZLAkyWBJMliSZLAkyWBJMliSZLAkyWBJMliSZLAkyWBJMliSZLAkGSxJMliSZLAkGSxJMliSZLAkGSxJMliSZLAkGSxJMliSZLAkGSxJMliSZLAkGSxJMliSZLAkGSxJMliSZLAkGSxJMliSZLAkGSxJMliSZLAkGSxJMliSDJYkGSxJMliSDJYkGSxJMliSDJYkGSxJMliSDJYkGSxJMliSDJYkGSxJMliSDJYkGSxJMliSDJYkGSxJMliSDJYkGSxJMliS9ogxgyXpxaJhsKQ9JoRACMEDMegvgfc9nx/IPWbSjVcURS9c/Z+7UkovrYDDn6aUfqVTHReDJe0hG5ubkBIxRmKMA+HqPnbLBywACVJKH4hZ9sjExDiEAM/jr2qwpBsoxkir1WJ9Y51IIMRAoIpVjEAiEMjzvBeyYR/lv/cA4cUXsxgjqUh02p1LeS1/W4zxk+MTE4yMjkTgeQ2xDJZ0g/+xbmxssLm+QZZlhBAoUkGWZRw+PEOMkU6nAymRuh8kUgGJBNWUqfu9XsDK/+j+2h2tbcWtHLjcjHWz7v8zxggpsbG5SZ7nH52cmvztkMULeZ5neZ5PAc2U0rrBkvZIrDqdDo1Gg2azSZbnBKDVajFz+wz7pqfpFAXdpqRq7FX+g98KWDltSiSg6BSkVFAUiU7RIRWJVEWtKCtHSokiQYxh6PSyG77tgdkpPls/nbZGh32Phx3+7uUX4cnxiYlHxifG/y7GmK+uru4DmnmerwGt53tMDZZ0g0YZMUSW68usrq4SYiS1W2ysb7J//z5mZmYoUtGLSQiREKpREn3rWjvEJCVI3Z9PkCgoOmXIukErh1mp/Jru8yAVRS9SZQbLIA6sM1Vxuur0c9v38zxndGSEtbW1+fXNjU8UKX2sVqs9U1+tH+l0OstjY2P1sbGxFzynNVjS9Y5VNeZYqa9w4cIF2p0OeZazsb7O6Ngodx2/m1qtRqvdJmaR0Le2FeLgulUZpDIrva9Tqjqx/Wt68cuyRCrK0VnIuqOs1B3+9EKU+n5uK2DV3yEN69Pw1uR5zvjYGPMLC+tPPf3UpzY2Nz9K4BuHDh4aSSl1six7bnR09LKTCwZLusmyPKPdbjM3N8fa2hqjo6OsrtapjYxw4tRJpqamaDWbZNUIqn+xvReGolrLSglSQUqh7/fbI5WqEVcajEq1HtYdMaXuoKs31IIUtr4/MNJid6OsLMvIsoyNjY2NJ7/73T+bnZ39k4mpiW8ePXKUCxcuMDIyshlCoOgb1Rksaa/EKssIAc6fP8/yygpZjCwtLbF//37uf81rmJyapN1uV+tZWwvo3dCU60+JMGxUxVas+r/eHq7e3K//8erhoi9MqVz42lqh38rWwAjsStPezc3NC8vLy5946ntPf3xlZeXJO47dwfG7jwPlMbjeZzQNlnQdpJQYGRkhhMAzzzzD7OwsIQTW1tY4evQor3r1TzI6MkIqUu9sYS9SRRWhIkEoSEWiSAFCdxG9e8YwUZAIqX8q1zelq6Z91bJW+bxQjcr6Rk8pFX2RYmu0Rer9dhdhfmxjc+Njq6urf76wuFhvdzocOHCAGCKbm5sDf0eDJe2lNasQGB8fZ2Wlztmzz3Jp6RKtZpssi5w4eYJ77rmnF4YQQxWpgpS6Z/aq6HRHVXTP/A2OmFJfjLqjrl5gUl9uujO+3pOrSA0Utm9quHubwN8CHwc+Vy6HRUZGRsizrHc1/41ksKRrGFXVajWyLOO5557j3Plz1FfqxBA4dPgwJ0+dZP/+/X2Dn+5ZvCtP7dLWsGorPAyZ+nUjtS1cfU267CzeC4gUwDeBvwb+AjhzM4+5wZJe4KhqbGyM1dVVzp49y+zcLO1mi+n9+7n77rt4+V139aJWVKMprrAOtdOaFH0jpcE49Y2eBr4eFqnLH9uFs8CnqxHVF/bKcTdY0vMMVS2vQYDzFy5w5swPWV5eZt++fRy/+zh33nUX4+PlFk+ddqcvRFcYUQ09qzd8mjcsWDD8coP0wiL1hSpSnwXW9trxN1jSLkOVVes0i0uLXLxwkQsXLjA+Ps6pU6c4duxOJqcmAWh3OlCNqgZGUX2L4jt+vmKktk35hkXq+U/5fgh8uYrUaWB5L78OBku6SqjyPCelxOLiIufPn+fS0hJjo6OcOHmCO+441gtVp9WiuMq61LDLD9Jln7nR61LfqiL1T8CXgPqL5fUwWNIQ3Qsi2+02lxYvce78OVbrdSanJnnVq17J0aNHGR0rp36tVqs8C1dd3Dm4LtUN1E6R4kexLrUCfBH4CvAvlIvoL0oGSxoSqvWNDS4++yzLy8sQYHp6mnvuvYdDh24jZuXtJa1ms9xMIaS+ywy2jaiqsAzGaqcp33Vdl/oy8F/Ao8ATwPlb4fUxWHrJT/m60752u02j0WBpaYlGY5W8VuPYnXcyM3OY8YmJctrX7tDc3OxdOT70VpmdFs8vu24qQeq7gjMNua687/aZKyiAx4D/qKZ4Xwd+cCu+XgZLL8lIdXdDaLVarK2tsb62RrPVIsTIxNQkx+48xr7eNVSpGk2ly6Z5vQ71j6YGPveFjMHHyl8Ltt/Dd1mk0tAp3jeqSH2t+jj/UnjtDJZeErq7BIQQaDabNNbWaDWbhFhu6zI2OcHM9D6m9033nttuteh0CgjlhnpbU7J05UhtW6fqjZ76tm4ZjFC6fE1q68t1yjN5/w78b/X527yIFsoNlrTb6R6BTtFhfX2dTqdDu90mUW6HMnHgANPTU0xMTPZuQG63WrSarcFRUdE3hYPBkdUOZ/x6Ger/esidK9vWpJarkdLXgf8B/ptyHeqir6bB0i0YqN59ekC73e7d3xZjZGpqiqyWMzE+Tl6rlcEoit5ZvrR9kXz72tOQ3w8N0+4Wzp+t4vRYFab/q+I07ytpsHSLKvr2PO90OuW9fXlOiJHR8TGyLGOkNkJtpNb7mU67TbPZqvaZuso1UjtM8658rdRAtM4A8yml7wCPV6F6spreNX0FDZZuRWlrz3JCGaoYI3meQwi9rV3yWk5eq/XtjQ6dTkG72Sr3ghp6W8yV95XacZq3FanFRHqWxBzwVBWjM5RrT99jD97iYrCk69GllAb2ZupN9+LWPXzdHRJillGr1bbtu5TodPc2v9ptMdt25LzKBZ3PAWcT6RKJ71dTuKeBuZTSGeCcr57B0q0apb7P3XeJga03Ge1uAJdlGVmeEWKkltcI8fJ3TN56m6xh07udt2TZ2rol1VNiLpAupsQscDGRvk/i2SpE8wnOkdKir57B0i0apN4Cz0Bj+vYwj+U7y8QYCTGSZdXnEAl5JIY49C3de6OwVGxFp9ja/K4vWJ2U0iyJ+URaSOWU7RIp/SDBLKQzwDyJeWAhJadut1qwjnjIXmLBGa5B+Z5y7WqEFIExYAIGr3nqDxMxlDGqghVj+ZGIxBB672gVQizfKLR/G+GtqeJSSmkhJS6R0koizZLSSkrMQ5pPifMppQVglvIygaUES7fiO78brKv7GzzteitqARtVgNpZlo2FEPalcl/dVWA/UAshHEtwoDy9xgxwJMRQizHWAqFWvhtxKN8JJlSfY4DeY6lNCAnCYiCshxBWQmC1/BxWA2GFQD2EsAispKJYTLCSUlogsQQsJ1KDlOokmgNvXdW/R7kMVuUz1YduIbFcL5qCNE3iUIzxMJABETgKHAZeFkJYAjYJ4VCAlwFNAksBEiFuhsBzEAghNUnhIiFkwGKAJQIhpXAeKEKgQaBVhjIMnNGTruT/BwByv3tnpfJL6wAAAABJRU5ErkJggg==', 'paper copy.png');</text:p>
      <text:p text:style-name="P1">INSERT INTO `content` (`id`, `randomnr`, `text_input`, `image`, `image_name`) VALUES</text:p>
      <text:p text:style-name="P1">(5, 9337115, '', 'data:image/jpeg;base64,/9j/4AAQSkZJRgABAgAAZABkAAD/7AARRHVja3kAAQAEAAAAZAAA/+4ADkFkb2JlAGTAAAAAAf/bAIQAAQEBAQEBAQEBAQEBAQEBAQEBAQEBAQEBAQEBAQEBAQEBAQEBAQEBAQEBAQICAgICAgICAgICAwMDAwMDAwMDAwEBAQEBAQECAQECAgIBAgIDAwMDAwMDAwMDAwMDAwMDAwMDAwMDAwMDAwMDAwMDAwMDAwMDAwMDAwMDAwMDAwMD/8AAEQgBjwJYAwERAAIRAQMRAf/EANMAAAAGAwEBAQAAAAAAAAAAAAMEBQYHCAIJCgEACwEAAQUBAQEBAAAAAAAAAAAAAgABAwQFBgcICRAAAgIBAgQEAwYDBQcCBAENAQIDBAURBgAhEgcxQRMIUSIUYXGBMhUJkaEj8LHBQhbR4VIzJBcK8WJyQzQlgpJzNbJENicZolNjkxgRAAIBAgQCBwUHAgMHAgUACwECEQADITESBEEF8FFhcSITBoGRobEywdHhQiMUB/FSYjMVcoKSsiQWCKJDwlNjNBdzRCXSg5O0ozVFCf/aAAwDAQACEQMRAD8A3i06w5cvMD7fwHh/s4i1g51MFHHMU66tUADl8OXjp4czy8teA8wHAU3lkZ04q1fw1XXTnz/4vt+zhwST208RS9WraEHTy0+H466fHgmYAdtKBxpfr19ANBpyP9j5jiOZNNFLEMGunLXw1+/x+zhTGNNE0rQwkacj/b7hpw5MinilOKIDw/hpr/LhppRR+KPwPiNNP7faOFNPFHkj8fv/ADAc/jr8DwwpqOxx6eOuvh4fxHMeGp4XdSo9Gn+Go4aaejqL4cvu8eHpUdjT+8a/w8OHpqPIn+/x/v8Ax4bupUdRSPu8APPlwqVHI1108fDX/wBPh8eHpUdjHgft05+H36fjw1Kj0Y0+4DT7+HpUbjHh48z/AA+On3cKlR1PH/edNeGpUaQcv7/s5/Hh6VHE56HwOmvw56/jyOvCpUaTx/j/AIf38KlRpPD+8/2+HCpUZTkBy/t/v4VKjaeOvj/h9v8ADhUqNIfH8OFSoynw1+38eXCpUaU6j7ef2f28eFSown5R+P8AfwqVDoRpp58/7+FSowh5afDhUqMJ4fj/ALOFSowp1H3f3eXCpUZU6gfEcKlRhTqPtHjwqVGFbUDnz4VKh1b+PD502XdQ6uRyPL7fDiRGERxpiOqjCSsPE6j+38uJJFMQOGdC+svn+PiP5EcNIpoNYSW4Il6nfT5goHiSzBiAOfwU8NqExxpQaLPkYx+VSftY9P8ALnwVNRWTIWSCY1AAHMrGW08dTqdR5cI4CTgPdSpp5Xd+HxgP6puXFY/TxSxlakEn/wDpjlEp+4LxXbdbZTBuLq6gZPuE0QR2+kE+yo6yPeXt/TLaZybKONT04vH3bQJ//PTRVq/49fAHeWvyq5PdA97EfKjFi6cxA7TTAyfuGw0JYY3bmTs6c1lyN+lj4zrqATHAl99D94PEZ3lwjwoo72n5D7aLyDxYe4/hUfZH3EbmnLJjsfgsdrqFIguZWceOnzzTRw6gf/4tOAbcblsNQA/wr980fkJ2np040xr/AHY7jZLVTncxEja6pj4KmIiA1GoElaGvIf8A8rXgPG31u8drEfAQKLykHAe38TTLu5HcOQYyXr1mwzf5sjk7d9tSdT+d5NBy8NRw620U6hGrrp9Bx+zCkh4LT/8ANudOvlFCuo08QHkLEcuXhwUgDCm0FuygWooeTNZkPkHmKKfh8sYj8f8ADhAzT+XhhnWH0Ua81rx9Q00Zx6p+8M+p14cXGGHCm8se2vGrSnXQaDn4DQc+X4jhFjT+WuXGiz0ZCCOZ8h4+HPXl5cKn0DTjnQf6Yx8QfH+4czqefIcKONJFGnGsv0o/8Pw56ag8tPDhAHIZ0m0qJ4Vl+ksf8un2+B+37deH7DnQFgTlhXww+oJ6T8OQ5fh8TwoM0xAOINffoxGny68vH+I/nwemR2UAbScM69/RT/w6A89fhry/l/jwgCO+kSSZNZfo3/t08R5nn/6cOFPtppr79FHkp/hy/nqQNODEjOmr79FHM9OupHl+HAkGZp6DOFBP5P7a6eQ4MKYkZU1YHCA/5PD8f7tPhwMQZpV5+iDzTnzHh5/H+HDkUq8/RlI0K8/Dw8vLy5cIYUqCfDDX8nIDn5afy18eHBHGmzoB8MvL5dOR0BH+Omh0+HCiceFIGij4YA6FNeWnhoPx+zT+HCgxPCllRF8KP+HQanl5k+X4cGGwg0qIyYZSOSaagcwPs/x4YyD20/ZSVNhgTr0aD/4QB9xHlr8OFJAimqpVXujuqrCsk9DDWivUNVS1ANeehfosN5EDkOOKfnu8tWtWlGb2gfOu2HINpcfSruB7D9lOrBd5cvaJE23McwjcLrDfsxK2pPLSVJjy00H2/Dzj23qTdXQS9m2COpiPnUt/0zYtAFbz4jio+yKkTG92jKVE22Z15gaplIT4efTJVU6afhxbT1E5MPYYf7w+0CqT+nYEi8pHap+w0/6HcrFyAericrDrrzV6cyjQkaaCWMn48aCc5t3BjbcDvB+2qb8lvKZV7ZPtH2U7am/sA/51yUOgJJegGUactNYp5Dz+48GvNtqRk4HaPuNQNyjddSGepvvApy1N57Zk0/8AuBjOg/51S3GNfv8AQZTpxIvNNrdyYgdoIoG5Zu0/JPcQacNbcm3JSAmax3USDo05hOp01/5qoB+J4k/1HZnDzF6d9RnYboH/ACm90/Kl2vksXNp6WSx0h8gl+qfP4CblxIu7sEeG4n/EPvqI7S6pJa2//CfupcgMUg1jlhlAOv8ASkjk0I1H/wAt2PEguqTgQT3igNojMEeylJIX01Kt06jxU+PLTnp9vEoaRhQ6Fzo2kYHI6cNqxxmn0DhR2NOXhy8vH7+G1U2gDKjiIPsH+Gvh568Fq91JUAHbR6JNdPDx8v7fHhgc+ql5YpQjhPhz8j5/x4bVFN5Yoykfx14cOIxpG2MAKMxr/v4Rbqphay66OxqOR8Phr4f7+C1D20/ljjRxFHhwpFN5VHEX+7z/AL9eHoChGWVGkH+HCpaCcqMovh/bnpwhjTaDOVG0H2eX8Pw4emKkUaT/ANf4/wA+FSAmjKA8xp/bQcKkVNGU8NNf5H+2vCoaNL5fh9o/2acKlRpTof8AZ/6HhUqMIfw/h/DhUqMofEeX+P8Av4VKh1On2DzP9vHhUqHVtOY/tz4VKjCnTT+Y/t93CpUYQgH+X8/7uFSowrac/Efy4VKh1bTw/Ea/36efCpUYVvMfiOFSoVXHx0P8OFSoYSfEfw4VKsxKB8fx8P7+FSivjPp5/wB3/rwpNKgJbmg8fw/3cuFSqMt67vbBfQsJI42mM8iySwtZjQxhEUvEJ6xcfOdNGHEF12tkFeo1Lbti5M1DV/f2+srZir4veeJrRyyKv09TFxYux08yyixLDkX16VPP1F+/iubzXDBuXInrCj/0gGpvItj8uPfNVvtbu3rnp5hlcxl519WRfTu5m3Og+dgF+mim9Dp0GngBy4h8q231AMP8RLfE1PpVcAAD3UJBRlYamQKx5kwxBSdT/wATdWvjxKvZgKEicDlRv9MDc3M8n2tKw8fHUIF1H8OCpaQMq8GJjBOlWPX4snqE+fMuCR954WNKFFCDHP4AdI8wB0j7joOHk0oAEV4MYx8QeY0IJ5ePlw/iIoMIivjij/w6/wA/9vCUHuphn2Vh+kajQr5g8+ZGvw58uR58FHGnJrL9I/8AaOXMf7eFEZUu6vRidR+T/wDp8NPH7zpw+maavBh//Z/Lx01I+zggJpiYzrI4f/2+Ov3fDx08OfBaQBQkgiOFejDgH8g5jTw+3X7eFBimD46SKyGIHL5fu5fy+3hBeunJ91Z/pI/4fv5a/dwcDOomk4jhWQxI1/Lp5chz8PjwqCvv0oePSNeXPTX+Hlz4KlX36WB/l1Og8eX8dNPP7uFHupV5+mA6Epp92n4ePx4WVNWP6aPh+GnPThZ0qxOMB5dOg+7T4/dpwWWPGnrA40aHVeY8OWh8OXLQcN3U1YHHDzA/t4fbpw+kRNKg2xw/4f4D4a6/aOGXPCnrD9OB1+Ufy+P8uCeJFNWBx4+H2a6a8CezKlRZ8cP+Ea+Plr9p0/tpwhTUUkx4+Hhz8P7cteHANPNEJcePDp8fhp/YeHBqIE8aRwypPlx41/KOX2f4jlw0ADGmPXxpMnx+vgoH2gfjqdPHhBRNDjWganj/AHKVokSv3WyVyu8YZDewu18nG8ThfTZpXxIeRCjBlbq5+P28Y7+n+W3xpGtJ/wATfCujfm+/s3SpIW4pIxUCCMDM/wBZwpxYvIe6DE9Zi3NtnIK4XVMlsfEv1sCelnerPRfQ6aeWmnElr0pyYDRau31fjiD8xTP6j5kY8/y2HDCPl7aedHuL7mqXzTYbtplD1sCsu3c3RZtOavrSz7L8wPPQfyHDt6M24JZNy7d6qI9wqP8A7l3MQ9pI9v30+Md3v79VdBb7V7AuqNQxqZndFHrHSSvT60V8I2vlodAPPgT6QuqAbe7WeM24A7obHvp/+5Sx0tYw4Q0++njS9x/cWsFGU7HxuF+U/pW93BJU/mVb+2FA105Atwv+z96cV3VlgeGlgfn91D/3NYnS1hwRxmR8qcUHuoEI/wDufZfuDANQWfHZja2QXUA69KTzY1yvV8dPHitc9K83VtCGw3c8fNatp6i2BxIuBYzIpxVfdhsHpP6hsruxjSBpJ17Tw2SROrQA9eP3LI7KBzJC+X38VLnp3m9oeK0pB6nU/bU6872D+NXMDHIyKcNb3VdkpNPXyG8scddG/Uu2u6R0jlqW+jqXhGFH2nTitc5DzlT/APbXD3aT8mqwnOuXuobzABHGR9lOWj7lewMzBR3KxtE/Lr+qYHduHYEnXxt4OJBrp5t58Z93lfMbR/U2t4dugx7xI+NXRv8AZusi6kd/309cX347QWyrY3vVsgMxBCneUGOYanQAx3rVNweXmNeK72N7ZaSt9I/wXAPlBqUPs7iiPKYf7tSdie5uKuafpPc/b94EKUFHfmGu666nlGMrP16j4g8uA/dbyy0G7dEdbMI9hpjt9jcztWie5fsp/wBLd25pV1q5pboPgYjj7w//ABNFC5J0+3g15xzCYF6e8g/ZTHlfLj/7YnsJHyNOSDdu7olBkjhkXQHWbGBQefMdURiPMAf7eLNvnXMtUalYdqj7Iqu3JtgRk69zH7ZpXg3/AJqEqZcbj5Rp4FbVdj92k8ig+XhpxN/r2/U4paI9o+2ojyLZkYPcB9h+yactbuXIdBNt6M/EwZGRTy+yWrJpr9/FhfUF/jYU9zEfYagPIE/LeIPav40rxdwaEhBkw+QiOo6ik9acA/YCIC2v4cTL6gQ/XZYdzA/YKhbkV0fTdQ94I++lWvvbBuSHXIQnw+eorAc/EGGeU/y4sDnmz/MLg9gPyNQtyXeDFTbPt+8UtQbo2/Lp/wDcAh5/86vaj8OR/wDlMOXE6835e35yO9WH2VAeVb9c7c9xB+2lqvmMNNyjytBiOXSbMUbA+OhEhQg8Trv9k5hbqT3x84qBtlvE+q04HdPymlqJopdPSnhl/wDzU0T68vIo54sLdtsPC6kdhB+2oGtuv1KR3g0fSJgAek/HmDpp/ceJATmMqDDKjCr5fz8P/U8EX99KKNIv36fH+w568IOeNKBRlF/h/v8Ax+HD61z402kAyKMoPP8Ahw+oU2kUYRfv5fH+f93BSM6A2z10YVfj/YcPnQ6AO+jKr5/b/Hz4ah04TRhQQfDl4cPQkEZ0Muuo0+PCpqHH8eFSoYa6eOuvCpUOvh5/j/h9nCpUOrDT/wBefly56+XCpUOreX9v56acKlQqt5g8vP8A9Pu4VKhlbXw1B/n/AC8uFSoQSfj8Pt/9OFSrP1NPDXX79P7c+FSrwy/f+J4VKgHmPP4fj/d48KlRGec6eJPlqPx8eFSqD+6KG1FXA11igkbQeHzy8z48vy8Q3BNWbOAJ7arCjT1MtA4ZgI3kPM6gf05AOXPXmeKjrFWhXlDFF5CxXmW6jyA5nx5/b/HhkWnZpp41sTyB6eXL7v7DiWMe2oyRSkmKXl8mumg8PD/Dz4ILQk9VDDFrz+T4+I/HlwtPvpAkV7+lAf5Rp4eWvn/geHimzrz9LGn5PgPDy/3cFFKvv0sf8Pw8vhwopV8MWNB8vh56f38PHHhTV8cYOfLQePh4/f5cSAQKBicq8/TR/wAP2fd48OBjSmR219+nL5j7v/ThgsHsqMuO814ceP8Ah8PDl/Ph4mmZpwwisf08c+Q8tfj/ALuHw9lNqxkV79B9n3Hw/seFS1TXn0Kjn068z9n8Ofx4QoSfdWJojlyHx1AP89Pjw9KvDT/9unP4aePw+JPCypVgag+HL8efDgE5UqwNMHmAOfPl8P7uGIIMGmrE1B8Ofx5eflwqVBfSDx05efwPP7uH4UqDaoD5aeXw+zw58MM6VBGoByOn+3l4+fnwpp6DaoPgOX8P7ffwhTUEao8NPjofs8Dz1HiOXBSRSoFqunLx+0/j9/w4RIJpUUerz1I58GpBwFPhQD1Rp4cz+P8AbXgMZPVTYURkq+PLl5AfD+PhxLSI6qT5avPmAPAgfx5n8OBPZjTRhFJs9UfDn/h5ffrw04xTdla1MbtatC9yrFAgrxW9YEVT0xLaiisz1lXQD0Y7MjMAOS9engBw1r6C3CtLmF17os3rhm8yQx4nSSqse0qACeMTSpUwdALcaJY7cn1Vgx1YXhksOIuiF44o2fqDdcLHTkfsJ5cSWmWNUYk0ru0djZRgbalVliCFGrGSYygj4U5KmDqvIsb4uysj1zPCoiifqmAm/wCncBl+nc+iOkydCt1gag66Wl1k4VA2zAQut60VW4A2JGGHiGHiGJnTJEEwRTzxW0KVh4FbHXQ8h6HkGPkWJfTUdchAaR1heTULp1MfEArox09vaZ81JEVU3G206nW9Y0gSB5gnHIDAYgYnIDKdUinqnagzR156NCnYqlbLWvUE8dpwiJ6CUkSFo2kkk6g5kK9JAABJJXV/05SutpB6ow7ZM4e7HsrGG5RLxs3pAjMHJsIJHFYmcQcjjSLke3OJrWUhmqKsc1aJ6jyVwiWZW9SWSOGY6uZK9VUZ0VPlVgSTqBxmX9q9uTGR+HWR31oWPMuWmZEYshlyBIUHATGRLTiTHVxprz9vtvGavCadRxcisSQTrHEarJWaISFpyU6hIJR0MAVKqx104y7pIYiTI+E5dO6r6bPcNbuOVhrbKrLB1S4MeGOzEHEEgRJopH2w27ci9SKjWkAZo5B6cZaKRTo0MwUsYpIwfyt8w18Bryi8xiZDTHbxprll9rc8u+kGJGGBByIORHURhRQdo9tzzWopcTChr9Bckxu8teSJLAsrFGGlWIuzR8wG6o2A8uB/cX8dTeEHLqo227aEvjFbs5AwCCVKzlOAOHBhWM/YbZkqq9jG0+g66yukcqKYgS3zENp06aaDVurl48F+9ug4Hw0yWWZ9KKdeGGM45f19tN1PbL2/yFmf1dt4puqrWkET4+o/pNHLZjm6W9LmskU0TeRII1AIIDtu7l3B4OPHH51Yv2BYsLxbzGBIwkEKR7iHHynOvP8A/kzYZ+arhoKnSSA1L1KjKQSTp9MYdBq3jz4hu/t2M3bNlz2ov3VXF68BIdx3MaPVfbWccA2G3LvXDgH5P0veO6KaL9qpBlUUcvLTw4rPs+UPi2z25fr0AH3ipV329Q+G9c9pJ+dLlftZ3Tx3T+md4+6dUIPkSTd+VyUeh56GPKNfRx+Gg4gu8n5Fc/8A1ZF/2WZfk1T2+acxtjC8Z7QGke0e6liDBe4ehp9H3gztnTw/V8JtLKrry06jb296jcuX5tTxXb0/yVjKrdUDquN/8RNWBzzmAEBkPXKiluvm/czSP/7y7Oy6qOYyOwaUbNpofnkxN3GOAQPHQfEcV7npjlkeG9uFJynQ0ewoJ9mNWU5/ucNS2z15j7aW6/cz3CUiPrNo9tswo5dcMe68M7eY5pl8pGpP2KQPh5cQt6XtHGzumA/xICe36WWjXn7/AJrSnuaPmKX63fjuVX6Rley1Czpyd8LvmxGT5EpHlNryA/cX5cRv6Y3AH6e5st3oy/It8qmXntg523HtB+6lav7kUgfTL9nO4VTmCxx+Q2rmFTlz0VrmJkcj7h+HFZvTfM1+g7d+64R7tSD7KsjnWzOfmKR/h/GnHU9zHbPwyOC7m4Q8uo3diWbcQPmPUwd/L66aeIB4rnkPNh/+rlh1q9snujUCOkUX+q7IifNj/aDD7Ip4Y73JdmHC6dxnw7ePRmMNvLCFG+EjXMHDCh+OraDiM8v5pYMHb7pR1hSR71n4UQ3Oyv4h7LHtj7akLE99u3ORMaYzvRsiy7kBYZN44aJy3hp6GTtV5g3jyIB4A7rebcAFr6A/3K4y/wBoRTDbbO8TCW2I6iP/AITUqYzeFm+ivi85g80hAIajdxWQVgfDV8fM456/Hh151uBlftseo6Z92BoG5ZtWzR1HZP406Ez2ajGs2ORh5k17EQ1PLUESEcXV5vuyJC22HcfsNVm5XtsRqcH2faKPxbpOoE+PK+X9Odh4eJ6ZIf8AHiwOcv8AntY9hP2g1CeVL+W57x9xpVi3NRf80NlPuEUgPx8JFJA+7iVecWT9aOO6D91Qnld/8rIfePspThzuLk00nkTQ6ESV5hodOYJVXHnxYTm20OJLA9qn7JqFuX7oflBHYw/CletkMbLoFu1QT5NKsZ8uX9XoPgeJxzHZvgt1J7cPnUJ2m4XO20d0/KaU19FgDHLFID5xyI//AOqxPhxOt9G+llPcR99QNaIPiDDvBFCBdOfSR9unEwbsNR6EyoQLr5/28vu4QYcaE2jwoUDy+7giQKY2yMsaFQEf2/w+PCmg0NE0IOXx/u+7hU1DDw/t/P7eHpUIp01/x+8f4cKmoUHx08jp/b4cKlWXU3x4VKvupvHXhUqBaT7vvJ4VKizy/bpr56eP8uXCpUQmk5HQ/wBvhw1Kot3ivrll08IgB9+rnQfcDxCxk4ZCrNoeD2/dVf8AIY4G6rBf8zacvsI/x4hIxqdThS/jcaAF+XU/7wOEAT3ULGe6nVBRAHIDTlr8NP4cHFDFHRTHjoAT5D7OHp6E+jH/AA/2/geFSrz6Mf8ACPv0/t48PTTXn0g+H8vH4aac+HER20iYzrA1R5r8f7aePDnA9YoAeJrw1R8PL4D4/wAeDgUBZjxrA1h4af28fHhARQlpwoP6VdP9vBUJEY159MD5f2/DhZU2FYmsOQ0PL+Gv+HCpVga4/wANNOWvl5cPTVh9Pp5D+w189dTwqVYGD7B/DmDqPv014VKsDANPAeZ+77By4VKg2hHLlpy5f2HCpUGYRzOn9tNPhz4VKgzDpy0+/l8dAdNPv4VKgzDp5a6fx5aDw08eFnT0E0XM8gfPT8PjwqagmhBPhz0HlrwvlSoIwjx058vv+3nw/CKegmiHLl5eY/8ATlw2VMaBaEfDnoRy158PB45UqBaHzA8DoP4fdwqVANB5aD7P9/CBilRaSH7NPw8Ph9vBriKVEZIB8PjryOn3+XLh9WNLsohLDy5+Xhr/AA18PDh1wONLDjSZLD8Rz0/jy5HXy5cOYmgwnCqCVfomlEMJBLNMY3XSSCxL/wA2dYrCSSJJPGG6mRmEnTzA6RqI7JUjTWhutrukTzrggACRiGUHBSVMEKTgGxWcCZMUtwLViljgaSCOWQepHAzIksmrEep0cixMg01/zMCBqeLCsAdJzqj5O4uWzfUO1pcCcSBhlOWXDgOynZRhGumugHjqQOkAalmJ5AADXX7OLVqBnlVRpPfUw7Jx8NnIUUYAxyzoshVVdjEwJZotdULs2gHPTp1I1OnHSbAK0TWbfKjULn1AYDHOePHD51sH2D2fxN7EVJtY1jMJMjf03YzMzt/lBVtHPzH8BxPzDmibRhbKknDDhl1/Kobe2beXGuAgJPwpK337f8TVgSxjUSWuplUCSLWSJ5WEqBWUgoiup+I6dB5DivteYWOYEpdULcAy4YcQenGn3S7rasbmolGgSMJgQAw/r15zVH939t8ZjbbJaxtUyS1jSTWCNAtSowIrwRDVFjhYKSANAVX4Dirvtt5csnEye01q7D1BzRV0JeuBBc1kaji5wLE5knESTxPXTSXE1oJZZki0km9P1ZGZ2MnpAojEE9HV8x5gAnz8tMBlVGOnAVdfc3b6KtxgUWYEDCcT2/GOrM0EMNSszzz+m7vI/wBLYV2ZUBhjijK+nyDAxKB5qQ5I5seIGAYdOmYq4N5u9tat2QQqr41IAmGJMz3k9RwAOQo6m368cUteJ5jDcsSvYUvXWZfWjCyTQuscDO0bomupZgn5TroCGlQQvb8umNWLfM7jXhfcIHtoNODFfCcFIloBloyBbPAmliPGRx2YpWWOMTPLX9OJdI44jWiNeMEgFnBogk8hq5HPTUsAEbrqsb/m7drRBZlAbUcydR1HD/bI9gpbjx8emnLQg8tOZ8fMfw4ckHHhVXtocYWo8sc7QxGaOOSGKf01E8cUxjM0UUv/ADIo5jCnWFI6ii666DhagqkDjSnhxNHlxSEjXwB1ABIHh4HTxH38MR4dQzpd2dHEw8TaaqNNNNDz/tqeEomnmjNnFUsdjrGaytrH4jC1TpazOau4/C4WoQpYixl8nNTx8B0GpEkoIA4i3W62mwtedvbtqzYP5rjqi+9yBTZ4VVTcvvc9hmz8vewO5/d/7bsbmMY4iydOLuht3NfQTu3QK9yxt2fL047PWCCnqFl0+YDjLHP+Uu/lWbrXDhilu64xxEMqFSCMZBIjjUnlXMDBgirBdud0dpO8uFbcPaHuL267r4NEWSfJdud47d3hDUR9en9Qiwd+5bxTEggrajhbl4a8aFjdbfcf5DgnqxDe1TDe8Unt3Lf+YpA7R0FPF9nUZORrRkfagOnLmfDkSRxZDRnQyaLSbCxTnnUhLNqAPTXx5k6DTkNP8eGLE8TTAmaTZO2uDsh9aUBAYp1dCaHRRr0aE6BWJU66HqB8uZLUy5EmnnGeNIVvshtS+GE+FoTqw5+tTgkDcukhg6NqCPjz14NdzeGAY6eqTRB44CmtY9suwZXMi7ZxcEuob1a1SKrJrpyPqVlifUeXPlwz3A6jzEtuv+JFPzBo1v3UxRnUnqY1lB2ElxZ1wO5N7YLpPyfo+9d1Y9UIGg0ir5hIVA+HTpxTu7DlV46r2125PWEC/wDLB9tWF5jvEGkXXjtM/OaVYNl94MXzxXejuZCF5hL+cr56PTXkvTn6GU6gBy5niseT8nJwsFR/huXF+GqPhUi823owZg2PFVpVhyPuTxugh7jY7MKNPk3DsPalskD/AI58bUxE5J10J6tfu4hfkPLT/l3N0i/7at/zIasLze+vidbTewj5HpxpRh7ne4nGrpZwXarPgeJOG3TgpnOnP5qG4rcCAkeIj0566cQn07aH+XubgWfzWkPxUoTUv+sgiTak9jH5EGlGL3EdzqPLNdlMVcA5vJt3ft+BiB4FK+Z21Z018ADKfHx4gf09vAP0txYcdqOnya4MKkXmu1OLJcHX9Le3JaV6vurw8TD9b7S9zcSeXVJRba24IwR4kEZPEWCoB/4NeK7cj5sg1LbsXP8AZu4/+u2vun5VMOY7Jvzso7VP2MflTqo+7LtIekXLfcHAHXQjK7C3CqR+R6psK+YjIXzI14iOx5xaAjbXz/sNbb/luT8KLztjczuWv94EfNafGM9zPZq4VWPu7t+qzaaRZxsvg2Un/K36/iaKD7i3A+fzLbg+am8SOu1cI94Vh0zpeRtLkFfJPcy//vCpGxXdnaOWZFxG/wDYGZ6vBae69s2ZSf8A81BlEl1Ovh068Rnnly2fHdUf7a6f+YKaX+l2mGCPPYSfvp+Vs7bnQPFUiuJp/wAyo0kqN9qyQGdCNOLVrnhufSbT9x+4mq78rUcXA7QPuFG03CFJWfH2IiACSX8P/wAMkcZ5Dizb50Z8Vo+w/hULcsw8LgntH3GjKbjxp/MZ05DxiDgfH8kjH+XEw53tpgrcHsB+2om5XuDlpPt+8UajzeJk/wD22NPskWWPQfb1oNNOJRznYHN4PaG+6oDyvdr+QkdhBpQhvUZeUd2o4/8AbYiHP4aFgQfw4nTmGzcSt22f94D5xUNzZ7hM7bj2GlWOESKDGVkB80KyD+KkjXiwt22/0MD3EGqzIy/UCO/D50FLCyeII+zw8Phrz4LU1MFnKk2UhTp5jX8fw4MMDlTURkk8ef4/4DgqaiEsnI6n8Nf7ePAzTxUf5/8AqPJ5/KBp+Gvn9p4hOdWLf01FFyprYVtP8x8APj/DgDnFH2UvUq4ULy8uHAwpCl6GEADl5feP8OCpUZWL7P8AZ8eXCpjnWQjHw/38LOlImONfemOfL7f7c+XCoZ48Kx9McvDl/b48EI402vgMqDMfx1/iPDiTCcKixjxViYxz/hw2eVLt4UGYuR5eHlpof5cOAKE1gYx8NNfuH8uHpqwMeunmdefw05/x4elWDRDl46aH8PPhUqwKD7vs/sdeFSrAx8/LTlz/AIDhUqCZPw/uPCpUGUPLlr/bw+7hUqDKDX/YeX4cjwqVBFPiBpz8/PXnp4Hx4XYKVBlPh5fdwqVBMg+Gnn9/38ufCpUEyfZy8Pt0/wBnCpUEU18B9/Lhd9KgSo08v4fx/HhznSoFk8tOXC7RnSoJo+f3E/d93h4a8OWwilQBXXx5f3fHnr8eGjqpUAy/iB8P8NPPnwqVAOnI6/EEfYdPLxPLhxjlnS7KJyID/t+37z48FBUzT0Qkj/Nr4eA8f7tfHXgjQngDlSZNH/HX48vhz58zw0ye2kMDhVAHxktevOvrGxZnsRyoY68cA+saaL07DBDIwaGOMDXqCLGpXTnxWtErAGc1v3N5avbhGKaLKIVMsWlIMrjGZJOUljM04TVWRkKx1+pC3TLIJhKg6lYBHgaOQKWUEjrA1HFyQxEZ1iWrosggl9BzAIg98yPhlR5K9gRqtmwtyn6Zhs0RXaN77WJwkKG2lj1Y00dYyrBlder1NdTpMkq0lsO2re23Fjzte3tm1u9QZLmqRb0rJOgrBOBYGQVMaBIqSNoXbdH6F47laNqkrmrNHAvowVa0L1Fib1HDSxNLXDGTVf6enSF43tjufKYF5AzPw/GqHNV2jbpwLbszgFgW8TXHbUWEDwkBiNOPizJrZD2W7nVrGNrQzToIZi5U6BEmj9Vo47MUbHVROE61HiQeNHmOzXe2g6/5oAj3TFc8Tc5bvHsNgARqXMgkA6SeJXLCrI5PJ4u3iLTpbhkQxMQA46utGbQFTzB6ozxzu2225s7tdSkQfZEdftq5u79i5tSdQxEj+la9+7sEV25carbMEqTWIYpYokkMIdYWEipL1xtIqfINQBoxPjz46DdQbMRiR9tV9jftbd7fnWluWiAxUkjVGoAEriASZwxwjKarrPirU8tZZ7wlWCzFP/RrvSldooJICjSV7YBSczFnXQjUDQefHM3bazqOMfD7/bXRWuYbSwtzyLGlrltlhmFwAFg0gMkhl0wCDOJmi1avamj9aG6teG21mUiOsjzLI92w6WIpnk9Neur6adLRuvSuo5niiVMZkHCr9+9tbFwWb9jXuLQQCXKrpFtRoZQJwbU0hlMmDlQ89K7Xhhsx3pZ561lJmMsEUpkSep+nvUhR5I44VntT+r1MxEeumhCqvAlCI0zqnj2x8BnU203exv3msXduiWbtor4XZQCr+aLjEAliqDRAA1ZyCSaGpWrjw+pNKL9JrBFK8I1r2Pqcc8k7iSnFCiiCxFWlj6gzMssZVgFf5YVaSGGKkT06YGrm62OzW6bNlGsb1UBuWiS6hLgCiLjGdSlkaCIKMCGlcXpGBroNCNeR+KnmD5a68WD9NcuMsc6UIwPI+GnLXy8+EACJNNR6JDryGn8NPDy4UCIOVKaZ/dbupsjsR2q7i96+5eYx239g9qdm5zfG6stlJHiow0MLVaSvTk9I+vLPmco9ejBFEDNNPZREBdl4z+ab23y3YXd431KsIIktcYhbaADElnIAAznqmnmPxr8zL3fe+Dux7uO5uU3l3e7ldw+5eIOZylzbe3N5bivWNr7Xxtu27LitobCLVtl7Ux66rHXggoiwIok+plklBc5XLuUW7S+fubS3OYsi63c+a8gAmHeSBMmE0oJgKAKkZ4t+H64xjs4ZY441B+3O62M24Y3pYykbcSTLBQNOqiK1lXjFSLJxfRyyvIG1kaIKI9NBodTxrf8AUBgpwPAnHLh1ipLW6AAGMirM9m/cpnNh56nuPYL707cbwo2WtYrP7W3BlsRlYQkRsTrHJXydbLQ3YdC88E1hlsIRJEZUDLxBe2y3hrugOYg9YHYcwO4irSbu4Yx8M5Zj5ETXV7+2t+9KN+zUO23uc3jFuOgI7VZe5trG2G3zszJR1YsjTTfsGKpr/qrZt+MzhcrHXN7GQokk8lusJJYZrLujFWJKxIBxI4nGZIjrx7TlSuW7O4TzNsArDMcPjl8jkIrpZo2cflaFDJ4u9RymLylOpksXlcZZgv43J469Almlfx16tJLVt0rdaRZIpY2ZHQggni2oD48KoHDA0orBHrqVH2j+32cIDGBS+dGUrxa/lH3cv9nAmlRha0beXP7uR5/fw88KejIqREa9I5/Z/wCnDU1ZjHxt/kHx8Bw5NKvv0uIjmi+XkP8AHhfKnmvGwldhzjXn/wC34/48KYwGVKiku2akgOsKHXx+UAfD+7hTSnqzpMm2Xj5Tq9aI8+Xyg+H8RqOFlgKUxlnSdN25xMx+elEQfjGBqfieXlw4JAwiKfU2c0i2u0G37GvqY2s2uvIwqQNT4A/b/dw4uOPpMRT6zqk400sh7dtl3tfW2/jJCTzL04Wbw+JQka8EbrmZJM9ePv66NbpXKm2fbVt2o/Xi4reJceEmKvXsYw18OlqNiAqBpxXuWNpeX9ezZdj/AHW0PvlamXe7hSCr3BHUx+8Cj0Pa3f8Ah/8A9A90O5eLVRokcO887NCoHkILt21CRr4AqQeKTco5O2P7Wyrf4dSf8hWpxzXejO4W/wBoA/MGjy1PcPjP/o+72fthR8qZvDbWzakDwDvdwbTt4f8AHr9vEL8i5Y2IF9D/AIbzx7mLD7Oypk5vfGYtkdqD/wCGKMLvT3K4zqJyGws7py/+6bKapI/l80uEzOMXX46KNeKb+m7Gdjc7hT/iFp596KfjPbVpOcyPHatkdhcfCTTf3J7je+m0MXkMrk+0fb/ckOMpW7kgx24N0bceRakEkzIpswbjiRpAmngwGvnxlbr09v7Nh71vdWbhVCRrsFZgEwdF3jGYWtDa8z2d+8tlrd1NbASHBzIGWgfOrA9ge7eR7udtaO/bu1F2Tau5bK0HwMWbmzgg/TVqKthMmMfh3dbPrH5DACnT+Y68ctyje7q/sBf3Vu0l8s0hNZXCIILQwniMY6zW9zbYWNtvP29q49xAimWABxmRALDDrn2CpwTOXlRemxaGp0GliUqAPPSQNy42U3l8AFCw7mNY7bKxPiCnvAozUztqe3WgeeRxLKiOHZG5FgCNSvVpoOL+w5nurm9tWGdyrOAQTNUt7y3b29rcvKqhlUkGnK7+P8v9vHbTNcpRGZ+R1P8Ab4cASDicqcUysr8zSH7dP5cBVhMqY00QMy/f5/D4/jwDCiNKlaMaAj8f7uHB4UqVYxyH9tf58FSowPDx1/n4cKlEV7p/b+33cKgINef2/t8NOHptOBnOsSOWg5AfHh5HVjUcECaxIHw05/hwWnCKYvOFY6Dz4YHgaacIoNh8PLx58vu4MRwzpqwIGv3f2H4cPwpqwK8+XwP3fZpp9vPhUqDPD0qDI+w/28gBp56cKlQfCpVgQDr9n2ff4cKlQXCpUCw89APLl9w8uFSoNhr/ALvH7dOfCpUCfH+w4VKsCPHx100/tpw5EUqBI/A8/Lw4alQbAaa6/dyP+3hUqBYcvAeP8T5eHx4cDGlQTDy0/D7+H0jOaXYaCZdPDT+39w4aZONKgGA5aj7hr+J18vDhTjhSoBhr/Hw+3+I4YUqAPh/Y68POM0qKyKCPu8vLx4ecaYCKISAnXX+7+B58OBGIp440nzJ9n3HwB4JQRjxpu2qJ5Cdqs0USQmMySpH9VZgYY7V0kkMcliKb1K7OVCK5Rk9VlXQk8qCM4YBfwrfs7FL9p7ztKohOhCPMOIEhSIaJ1FQwOgM0gCjtdi8jRvE0U6dLNEx6tVOqCWKRQFlg6wR1ciCNGCnlxeR8IOBFYt6wVAuo2uyxgMOsZgjMHj1EZE0Zx2Qr3ygrD6iGalHfinjMM1aepLII4nLRs/piwD1RhwOtASPAjg0ug+MfRwPX3VNvOXbnYKTf8F5LptshDK6uokgggfTgGI+liBxpz1ZijdXQvQF9MIqjoCAdPQyEdIUeGnhpxdt3yMTlWQ6kt5kkXJmZxnOZznjNSFtvd1rGdBimIXpVV9M6RpHHoIxGF+RQvlppy419tvmXGZBFZ+52molmnWTJnr4z2/GamKr3ZvpCym7ab1GHqI9meWMIIChWKBnaJdQoOiKCW5+PF5t9aYDAe7p+FUP2byZk9Ph7KZe4d2G+8TNNM0tj1RXpxrE09po4w7kLLo6pWT5mYMqqGHV4rxR3G7VpAxw932dnyrT2XLLt0PcEC1aALMTCqCYUEwTLHBQBJM9RhrmcsoYCRS5IKOiqykMR1aDrI6v/AIiCADy14ynu6vCKveUEOYMcQZH2ZV96kUCF5WihhiC9TsyQxopKoupPSigswA+3ioxg41ZRLl64EQM91jgACSTme08SaNSqkySRSEqGQ9QVgjqoP/MUc2+QjxIIBHDO2HYKey72ri3beLA4SJBPV7aOVY4CsTxBDAwkkjEYHoMtx2sTTIAOk/UGctr8GOmmp4gwAywqW7dvl2W6W88EA6p1DywFVTOPhCgAcIHUKM1XKV4kJPXEGrtz867vXJ8PEiMH8eCXESabc/57MPpaG/4gG+2KUY2PxOo+38eCFV6U4JW8/wCGnx/Dhz10q5/P/Jf7tX9j+wHt525x1m5VPff3IbYwuY9AJ9Jb252w2juPuHNjsq7aH6Sfc8WHsKgP9R6fPULpxg80s/vOabDbamVbT3dwYHhY2kFpVJ79xrA60ngKTOE8RiO3r4EfHHhX5/1vNSWbJW2VkhEjyqIGCRoAjhOfV0eo7PqwBIJGvmRxsWz5f05dZ6dMKBQ0lnwpz13SUVplSKXpi0ViTKGAHz+iix9MbNG4JUDTRvw4mNss4ZDOHw6dlOrgnsqRcXkZabC1SsT4uaOKqa9lJOj6G3UmaSGR9f6iQkDpaNh0KSp1KBzxVI0MUYyZqyuIGnPsqaNqbrWHJ4/cFDLS7J3tirlWeHO4ScVhFNDN+puZadWYH6FJ1FiSB4Zq2rTNW9HqkVIiioROWft7enbU23Ym7A8Nw/HGegrv8/ZX90g78e1TB7Q3Ffwg3126lzEFnG46/RldtsWM04xd+vRpt6dTF/V2JI4goVVUqOlQy9V2F8tIYF1UBh7TiesxE/fUu+tsLvnQArgZdYHzrcoAPH+3P/Zw3aKoxjRhCOXI+I+z+3PgM6fjFG4z/D4/D7fieGyNKjkfly8eWh/3DhqVHEHny8/jwqVGVC/fw8mlQ4Qcv7a+H8uGpUIE18h/Dl/s5cKlWQj+z7+Xn+I58KlQqxKeYA/2/bwqVDLCp5aD4/dwqVZiuvjp8fLw8P5cKlWf0kZ01Ufy/wBh8eFSrH6CI/5Rz8Pv8/EHnwqVYnGQt/kUj7tef36ePCpUC+GrsPyLy+K/D8Ps4VKop7p4Codlbo6oU0/QssPAH/8AYZ/Dlz4pb/8A+yugZ+U//KavcvJ/eWpy81P+YUD7bcalDtJjKqKqBc3nmKhX06vWroxAI82T+Xw4822FoDaKuGZrveaXSd8Sf7VqczF0AakfmGnM/wCIGmuvFwLpXhVAvrM9lDUIwuRqkgfLKp15EDQO3Ig/z4ucstg8xtH/ABfYTVbf3CdhcAzK/dTvkkP9vL/DjuNR9lcfGNEJn+XTX+33+HDThFEFNNK+Qxbn46/2+HA1OAYprTAeqCft8vt8Pu14Bs8KRxo3CfDT7P5/bwQwp6UEPLT+3+3h6ahw3IDz8/IePCpGstQf7fd/Ph6aOvOvCw8PPhUiaxY8uFQMPDhWOvBAnOaA6dMZGvCR568KRE0IBgxlQZb48/7uXh/HgyRwoawP9vxPBcKasSdNfHw58zprpy4VKguFSrAkeOvgR/Hx1+3lw9Kgidf7vDT7uFSrBjy8vuP4eXmRwqVBH8RwqVBMdeXkPifH+48KKXGgiRz89PLhUqDP8T5nlpz5g8uFSoJuXj/b4c9OHAwmlQR1HLXz/t+PCz7qXzoJ9NfuH93P/HhwDwpUEef3f2/nw2K0jhQB01+Go8eX8teXB5iTGFOMsaCbXw8h/vHAkyZFNxoFuXx+37hwpBGOdKaLt/b7zy/x4acKXGgW+Pj9mug8eXlwjHClRd/DTx+Gn3HTnw4xMmlROQa+Ply+Pj+Phw4wMA0p91EpE11H+wfDzPjwpANLh21Si/TSZOifqaEOsrxKdElMLrLGkqdOroksYbpHiRz1HLigpxrYW9d21zzLJi5BAPESIMdRgkTwmiUCO9s25EMesXoQRSDVwjSCWaSYA9KPOyqOjXVVXnzJAtW44yWPyqlunRLI2tsz4tRPCYgAdi448ScMAKK47FwVOjHKS8dCaO3FIK0cUnoyXrFrH476pXMxhpJEFIUKXj0BPSxXicCAB+QD41e3/Nr+7duYMoW5fTQQWLLqFtEu3QhEarhOrGQrEkCVDUprVhpVDJJkJjHVkWwttnWV6sVZXijjRAZUkZFLdZdX9RiSV5ALISkBcifmcPh041WG6vbndLbtbZPNuKUKRGsuZJJMaZgadJXSAADiST1ekJ4WNfL5v05awpdSXj1KaRNOeaA+kGgvSTVCZJRzJ6tNOs8TAgKSMJj7IjqHZTXd9csX1W/tNobiXDdg28/MGtVbxQ1tVbwpwEaidIpXjtRw5OvUky19LkkT5WKi0ukMlOJ46VlVR4mR6rzOp6WLOjEshTUkmLrThJI6Y1AhZ9i9xdtZO3WLTXNJkMZdDIODATBAAYYOGyA+bzuGqTUEvyme/VWfKpi6h9bIPjfpbtS5aeFbFf0aKKHcmRwszVyiLJIvRwLPJDxgDE8ATHHr7OozgMan5Pt+YeTf/aKRt7qBC5+hWFxHUSVYFpAUQJTWCSqmS4zAlNZrMuZvwQ17E9ySae/XFSJHCr6Mr2ovQOMhUAIjkKo569R14hIA8WOcjE9OmVAu+N/TZG027O1pbcC2dR046xpaRdY/U4xOUaRFKT0XsVHrGzYkSZYRPLKkUszQxztO6p0LEsckvUELEHpQcgDzAyjHPCevp3/DKo9vzBNtul3a2kBTUVAJC6iukEyTIX6o4nMxhRmFY1urXNuV78cMdueGSOL1ZqjyusRGkCrFWFqJtEQlxoBqBoSGpZPHDL3j76J3unZG8tlV2JuaFYE6VuBQSD4jLlCDLQDiQCQYyxDmPoiSS/JVaKGOA5OQiVpoFk9f6ZHjMoQRBNY2YEMG0A6WAEKijw/TwxPVjnV3mi6x5txduu61MzeSPDpaNOsgxM6vEBiCskyCVmM9FixGBydksr4eEqmKQafZLD1H/wCP7eDTLtrLunVZt3OIBQ+zEfAx7KUoyOX3fHlr92nB8ar0owt4Dl92mg+0eHDHClXMj/5Uti1H7SvaQpjeTE//APTO9nu9JcD65ez11MbG4iOvQ9WW4fA/lPlrrkbguvONq6/SLF8H2tYjp31DdIkK06SPiCK4vu2Xt+7r948Xu7P7A2ymaxWx4J7menN+lQZ56uMlzE+Hw0c/pzZfP18TTedoovkSL0+tw8kSvf3nMuW8vdLe8uBblzIYk5gajAMLJGJ7YyNdXyD0T6k9R7Lc8y5VZ17DajxsWCgtGry0n67gXEqBABEkFhTMoF4lLSVJK7QP02IJYngmrywyASrZjmYOQsjkAEJqwIBOuvFtL1lFNyfC2R7CM65q7ZvW7h1KVYGCCII6wf6Vbr269udh9zN14fBbsuSRVrtqskj0546kzRzv80cAdbLHVfytGp6WAJIIA4w99vbu3R7llZYAkTjJH2e2us9Nco2+/wB1btbhiFZlGGeJ4fGt9lD9k/sPuubbmSxncnfeAwN+GG23qx1MhfE46vVr17b1umvH0N0EuFB1/wDdx5q38h7m0xt7qyjXPykSo9sTn0mvev8A8Oci3Ebjb3L6aACyyCceomPdHurYF+1J7AO+HtI9zHcHeG1svlN09k8V3Fp9umnw9pE3BBs/eu3MduOnmMxtXLfSYLObZqXDHRy93HWZb2InVLQrTRGT0fWvTV/bcz9O2OaXio3G5S6CmrTpa0YnVB1Bm+hYXVAE14b6u5Xb5DzjdckVy9m24a0xGJUgMAepgCB1TMwYrqCfPLDkb+Jr4bO3jiVxouZNYsdDiTZysUctKhVsWcjHkclkZI54y61qckaNIFL9fUi2fLcr5koqFtIk4kiJIVQSAJiW0yQYwFchEjHPpj1RSxXvT2IoZoaUMiTo0kOmVqf1ETQSFB6PUxiYgONNY25NoeIifygr7zl7vfSggmTHs/GjKXJ4rNetcx8tSO20kNe0Lda1AbccbTrVsCMRy1pp4Y3MTFWR2QoSrFAzDDEx8fuFPwwxjsilxGPifI6H8Ofn58CY4U1HoAHdY+oKHdR1HUqvUwBZtAT0jXXlrwqVNNt5SQ4tcna25eoPYo5+/jsTey+GbM5aLbtG5kryUa2HsZqurSUqnWnrTRdPrRLL6cj9HEjWmiFZC+kExq0rqiNTFVAgsASJEzpLDGjVAW0zjqjLr9tOxbN+SOKSGpQZZYopUMuVsRD05UWRNWXDygEo418geEURSQzxBjBZHV/cMKHjxijFO3JM9iGxWNSzUaL1IlsJaikhsq7V7NacRwO8chidGV4o3R42BGnSxj45g0o48KP9fPTxGmuoIHMnTTx1BHCypqHTqJ0UEkjw8ef4cLh2ClRqMFh8q6jloR82uo15Eag668vs4QxypUmzZuCrKIJKl0O9ualE0jYutHYngmirSfTtbyleV4hPPGofoALSov5nUF1BbqA7fcMgYnhMUWnCcx2dPlNZz5n6W1jKdmka1jMWJqmPW1fqRrPaiWE/Tddb61EsSmwixISDK50XUg8KOsiOzUe7gM/hxpaZEiYHTroevk2sQUrEUNH0MjV+tqPLkZ4jLWEEVoylZMSoiCV5lZg5UjXTx14RCjNuHV+NIriR1GOmNG47GQ+oEc+JWGsRKXvxZapYji9NOpBJUkhqW/6rfKCiuF8W0HPhaRE6h3eKflGHfTYds9O2j/IjyIP48NTVGPdPT/Rm5fD/APQmU+4E0px/DihzEkbG8R/8m5/yGr3LQTvrPV5qf8wpr9nEI7cYggBS1rKlQC/IC4ya6ltdT0c+PMNsHbbBuOPzNei7ogbph3fKpPDSdEXSzn5tNPUkHIqfHU+WvEqBxAGU9vVVc6ZMx7hR7DvMcrUDM5CNIzayEgr6M3j1ePh+HGnyUXDzS1OQnj/has/mmj/T7kRJA4f4hT6d/Hw+/wC/jvq4wLBmiMz8jz/t+PCNEF402bZ1LeHifPn4+P8APhqOm5Mf645/5dTr4ePAPQmhomA0/h/YfbwQmKKjyP4Dny0J+3Q/7uHpUIH/ALeH8+Hpsqy6hoD/AG1+Hx4VPXpfz/8AX/bwqEicK86+Wv8A68LClBy4V4WH9uf+PDyONAROHGsS4/t8NfhwUA99MTHtrAsPv56cOAPbURzrAv4/4gcuXPnwQ6uNNWBcD+fIcOKVAtIPAnx/2/Z5aDh6asDIPifHw/nrzPCpVgZB5a6/d/jrwqVBlxrzPMfD4jT+fCpUEXGnPl+P2fh58KlQbPz+J4fPA0qDLc9fP+3l58I9mVKMaCLAfD+X8fw4QmlQRYf289fD7+CkjKlQRf8At5/j4ePDEUjlQTMPLl9nh/v14am7qDZxp9nPny/3+HBATj1UqBZ/L+38j8OGBjHhSnGKAdtOX8ef89Pu4JYY404oMvr/AG+PP7vLgWEGKVAsdfw8P4j7Tw1KgWbl/ceX3fHz14WE9lLCi7kaaakf2PkfHh+M8Kaiz+H8fHw+7hajM09E5fx8P8Pt5+HCic8zSqnKtDbpU70DK9e7UrXIm8Q8dmBJkdQTzBD8Zlq4Lltbi/Sygj2ia295aa1eey2DKxU+wxSVIUj6S5VA0iovWwVWkkPTGgJIBZjyA8zy4u2iQay7lssfCCYBPsGdBqjJYaZCrCYQxTIzMGHou/pyRHRwWCSkFSADoOY87Ek4HKozdU2RaeZUkqcIxiQfaBB78DRLH4KhBSqVLNaC9NVieAW5FkEzLJGkB6ZWkadAaUUcXJ+aoR5nWdSoABGEVp731Bv9xvbu727vZsXGDeWCNOBLCQAFPjZmGGBPYIcQp1ZK6VJKkL1VeOeOs6dUKvBYFqGUI2oLR2kDg8/mGvDASYGPT7Kyl327TcHeW7rruSCpYGGhlKMJHAoSpH9pjKjtXH0K3Q1enXhZEZI2SP8A5aM/qSLEp1EXVJoT0BSeWvBKSnhXAdlHf3293CFb9244JBMnMgQJ64GAmYGUUYv4hMpWlhSVKVidPQluLWWaw1No7UT1fUWSvOiaW3IKyKw6nUHpkkBLUJBZQRIJ7YjpxGAwMCpNlzC9syMWewDqCFvCGlTqjET4RMiDCkyVWHOlWpLWWs0UbVoxCI4yAqq1WRJoGQp0hXhmiVwRpo4B4bUdWOfTp7aqLuLqXTeViLxmT16gQe8EEg9lZx4XEjmaEPW0z2nl67CzS2ZQvqzzTpKssssnSOosx1PPx4jIWRgMOwdINXBzXmIwW6wXQFAhdIUGQoUggAHqHwo6cVUWKQVasaTCsK9cNLZ6YY1nS0I4iJ1aNGmjVmCsnqkAOSNeBKjsEkTgOFGnNN27qm4uMbPm62EL4mKlJPhgkKSoJB0AnSAaM1YZoYLcSJYla1ZmsRG3PEwrswQRyM4kdo+mVDN0RhwmvSunhwIXTC/l6dPwqS9ubN7c27rG2gt21RiinxATIiMcCE1NGqNRpZlHTNWlDcuqSs5HLVJ1Dxk+Gg9aFQPtbhapbKqVvx2nQwDAYezA/Ak+yj8ZOvw/noeDNV6U4deX3/Hl566c+B1A4UQFakP31faJuT3e/t1dwcbsOnkcv3J9v+5MX7ktl7bxkcc9vd1TZGGz+D7i7arQPLC0uQk7cblyWRprGTLJaxiQojtKF4o739JrW9x02CS//wCjYQ5yM6SFeInwmImhfCGxwzA6vwz9hrkQ/ab3rHdxHeXs/VmtVM5mJKG69jZek12ulzK5XCLibGByH0rV5rNS9Pt6q6Dr6Gm6OvqRDpwvrizF7b74mUCFSOqG1Bs/8Rivpj+COcI3K996cvDTca+LyNhjqtrbZfdbBnMyRNNL3j9httYrfnaTPYLbxjy/cTDvNvHFWcdPh7lveOPp4ClmsfJj4bdjHVJIc9POIkiJknY6sx0LFvS3NL+429+w7/8AS2VUqx6iT18IHbFYf8jen9onPdu+1tL5u4dwwAILEFQJAwkzwAnj11ua7bdie3Htv7fV92bR7O7MvZ3b+BjOT3Eu3TPlfqIFIt5C1dgrZLLei8pLN6HzBRzOmhHBb7nfM+Z7hkvXXG1e4YAMADhgM8Iz48K9g5f6d5TyLaK2w2tkbu3bA1aRqYxiZxOc5YxxqU+3f7oEW2Nw7U2HvrsDtnde3s/FVnyGc7NbxyG8N37TqWZoI0zu5O1lms26MPhbNa4siSR+r6q6uPlVlWw/I7g2zOpQoBPjBWYGQcnRMR78ax157zI8wthgzI2B8htTW8QNVy3Gor1wSRieuumf2sbzx28u01DM4Pb25MHt9M5lqe38luLAXtvxb2wzpSydfd+2UyMNa5mtqWZMk9OrkxGK116cj1nlgCSN6/6f2PMeX8h2NnmdsWdw231i3rRnS27MbfmqjN5TusP5TkXAjIzopYCvnb+RL213PrDeXdreF9dSh2E6RcVQtxFJAkKRmMJkAmDU8bixZyWM3RWjlWA5vadygk6NXFmDNU4rsmAu147RStJLWtWw6iRhH6kEat8pOm4TCYEBiZGWfXjI4DHHurikwKziA3wOdJGMGWGR2M+Qx+LNzbKX8xfzVWZJ6WRfLpjKOdqU45MnNLjc1nBm7tq3VsvahE1A+lLKhR1lchnuMjLpEKAABqE4Z4qqhVOAxMAxTyAGXEg9fCMu/qnDA5cKObMq5yDEx4HMCx/0OGxn6dmcllosjZs3jms/aWnYkkuT5CSzgFhpqZ5edis0LB3brCRslq2sakgaQADwCLjj2yM8wxyxLsQW1DIkk4cMvl86kenZS1XhtIOlZ06inIiNwWSWPqBIJhnRkOnLVeIqEiDBpTjcjQjxUj+Xh93Dimpi5qK0y1DjYbf1GOTcmAtI+Dzd1YMbujK4mz+pY2SnUatet0oMVGyReosLiUrJLGUKmdEIIF0E22AmCknT9I8TrAnAkzAxUHAGVWXEYYkHqggHPA4Y8Oqi2do7js4fJ4g5KL9PzWD3ZiK0WYoW6VfG5LK4bbsW1HDyYyvYyeM27YxeTlFdJq09hbSF5OmPqiHTOoSVvSCGwfSQzEnSCVP5Y1eEaYzY0VtkVw5xCkExxAwOIymeFPTG5GQy0luWUuXnihxuQvLfx9xcncleWzFkKy1WgsRo1xpgYZK0JrxTqACsZYgwlyUEKSYUapAEYnVjlmSTjUegheMATl8OrujOnM0saosjSRiN2jjSRpFCO80qxRIjE9LPLM4RQObMQBzI4EY5Y0FN/PrWyGGkW3NkY6UqrcVcVHYktX6dXSWWmBBLDHNFlFIieCQ6NESDoT8qyOK6iMY8OYyzwwPXh14UaSGkYHLHhPHr+2kc2MNkZGqyYvuDeOOx9TGi3Em48XjLwnxVHJV7OPnwtmph7X1EFoRTWYuivWKSQrovysZRmJuNbSCZBJUyAeEsTE5yJaAcRFECVGkMo44DLvwz6h9tebhq5fE0JpdhUjW3RkKsNPFZDJVMlnsJSxRyePylmrmKJNyTSsLNp6ah42WxovOJAqmtprylQ4srIJKgaszkpgGcR2BjGeLK6yPNlkxwmMYjPPgJ7saJYGz3KfK4dt51aWRp4qbbM0V3BYC5Ve5koZJv9W31qSiOzHQYis9VPRWSGNX6tDqxdttoUNbcsRMhigaMpMaRLDMCQMuykXtlSFEOZyJI7Izyxzx+NDxw7xTGinYqY3J46liqVCpOlhw8NS/Xgp7qr2m+hx0dqahUUtSOqRSRLH6jBi+oLY1YlxoOGIOQAxnGQxBHWOqiL2yxgEGSeGeOnCTGeNObDX99yZCZN0jHRwJctGCvgqErjJ424t1orN2xfjjmxwwk88FYogVrYQTMykyRsvJKSC2tozwWMBqkTidWrTE+CJlpNAWskeAEHtM8eHsgntJAwiHlDZ6Y68Emi2Po45Gj5kgQrDFM3UNU0SWRV8eevLXnxH2UPbwqNu6thG2VuqMNo64DIMRz+US1bKRksNACTGeWoOg18xxmc3Mct3JHDb3P+Q1pcpE8wsHh56fBhSL2itx1u3eFV4mkCy5VyySgAq2TsldQeRKry481219bW1VSJiePaa73d2nfdMQQJA4dgqSWyEQCgQSAtqRrIh0AA15czrz5DiwNwpjwmc8xVcWWnFhHdR/D24ZcnCqLKrFJnHV0FQEhfUFlbXXQ/DjV5HdW7zNAAZ0seH9p++s7mqMmxaSIlRx6xTyZ/wCPw/ty47jKuTg+yiE8nLx8v9n+HCoqb1l/H7dT+J5g+PDUqb05/rkf+1eXkNef8dOI2zxoTQiP56/2+P2cEpnCnFGlcac+fLUf7Pt1HBU9Cq/wOuv9+nx4elWXX+P9vHhUq9L/ANufCpseNfF/h8OFS7ax6+X4/wBv48PnlQNiMK11e5v90X2v+0zuvd7Md1T3Dl3pjdt7Z3ReG2Nrfq+Kr4/dtKXJYaEXVtB5LjUow8qemoj61Gp114J7XMFVbljbm7ZYSGDqowJBEHHCOyeE0DmwgDPchjPhgk4cTlnwiarnH++/7JbFq1DXxfeN69WOsWvNtCqolsW4pp44YaK3nyXpQxwESzyRRxKxVUMhPKJ15qii4+0IBMAeYmonuygYAyZk5ZwC3No7R5nij+05d/X7Kz//AJ63sobT/ou7o1On/wC5s5Xz11KhgAo8TxKLHOMJ2ZntuJ99Qnc7LhcMf7J++gf/AOep7KHGq1u7Y5nTq2VaBPx/KhAPLz+/lxYGz5vOO1H/APNt/aaAbvZEStxj/uGgH/fT9lCfnr92F+OuzLnI6a6HpQ668SJy7nVwTb2uruupQNv9gubtP+z+NYL++t7IdAW/7rJqAdW2Rkvhrz6a5Oug100156ePDnlvPQYOyf8A47f/AO9PwimbmHL1AJu5/wCE1kP31PY352u5yFuQDbJyvnodNUpt82h8OAOx5yuL7RwB/jT76FuZcvGV2T3GhP8A+ef7F+XVk+4yEllIbZWZBQrybrC486aEcOuw502I2V2OvUkfOkeYbIYFyD/smhV/fH9icnM57f6jz12XmyBr9v6b9nl8OJV5Xztjp/ZuD2utCeZ7AGDcx7jRhP3vfYc/juzesXL5TJsvPIW0XUgKcYGbpB5nw4k/0rnQMnat2+Jfvof9V5fn5n/pajUf72HsJk8d9bniPjpJtHNowB8+lqA5faNR8dOGblnNwZbauB2EHp0ikOa8vaYuCO77M/hRofvT+wBmCydz8xASQNJtr5cFWPVyfWooUjpPI8I8t5yuP7S6V7CPhS/1Xl8x5ome37qOR/vNft8SHRu8tiEn/wDu7ayyjlr4l4kA104AbDmx/wD1S906cKL/AFPl5P8AmrPt+6jqfvEft7SnpPfinCdQD9Rh7kIHh4dcg6tAeenhwL7PmSZ7a9A7Aaf/AFLYxPmCO49D7JpVi/dt/b4sch7i9tRa6aieEwlfD83XYGnjxGbG+Ua/21+OvT+NON/sziLqnu6Clev+6h+37bPTH7ne38ehCn17qxAFvAMfUIBPw4FhukEtY3A//hn7+mdEN9siP823h1tThqfuSexO8Cavug7XSaaAj9fqqRy1+YGQHwPw4ga+wxa3dA7UaKNd1tWErcQgdopYX3/ey2WCWynuV7X/AE8EL2Z5znI/TirxqXkmfoR2EcaqSx0Og4AbuznpfDqUn4Z+yJoxfsk4Mpp34n3d+1/N4+jlMb357czU8ikstMTZealdMMUphEtnF3akGToRWdA9drEUQswMssXXEyuTN9SJK3ATwKMCO8RNMNxZJjUAwwg4H3fblTlre4jsFd0+l709tJNdAOvdNGDXXTTnYaEak6eOnDHcWR4SYPcfup/NtRiwp67c3ts3ela/c2Xu7bG76uLuLjslZ2vncZnYMdkXgW0tC9LjLNhKd1qziQRSdMnQQdNOfB27lu6ToIMZ9lOly25IRgSM4Mx3+4+6l0v8D/H+H38uJCIo6CY/36Dnr+P48LPA09FJD48/t0/vHw1PD4kQOFNwrXh2M3Ed0dqdtWZZPUtYlLO37mupdXxUrR19SdP+ZSaJvhz44n0lvjvuQWLr/wCagKN3rgPesV6B6x2P7Pnl0Afp3QLgP+0PF/6ppyR17r5G1JbhP0eQo1o2rzTCVYZq9mwi1444i0UYkgshnPUxkZQ2oICjqbYMknKB7xWHvrmxXYWrW0b/AK2zffxBSCysqnUSYJhlhQQAoMQZJoASy2cQCslrrljHpy1fRN0otvpgkQWHSJjYrKrOWYFo2Yg9RHF0SV05v0zrLZbe25tDC3oRhIedAOnxA6QTCsSBAwYAZA1h0ZT6Z2rWUxzfqVdvRkt151SB6JprRNuaGzHWs2svNFO0YTQn+lGfn14knAKTjPTvira3uWHchdxba+v7ZhqVGWXFzWbmhWUsqWQ9sMT1XXHhilaCrYXIzkRS/SDKRZgqJJYTLas42OkwrpJpFLVSxE88sXqD+qyHRuepCQomOPzmTHYYx4VXbebd+XohKfujtmsZKdKJeNwFiMQ5Qi2rxOkEYYQ4Y7E7ipPSRbFd5GM4C6GSBlAWSGeSWNISjt1nVJOtR0gLqG4fGYkBazkt2E821u9SXgvhM4BgcmUAlgfpwK6SZMxFBibcRrSBo8LWsNE0Qmr5C08cDvWsIZons48q9iC6IyscqqnTqCxblwLeYUklR14/KtRU9Opu0Kvvrm2DA6XsoC4DKdJCXZCtb1SyEmYgAY0rYw34mjtSob4upO2lG1DNUgEslexWdZJnrRmARNMQ0aMztJoNRoQ+lhgPEYnq68PiPdS3v+m3Vfb2IsCywjzUK3HIDK8hdZDE6QVZgAFkwSaUIpc2JoZIIkDO9q3cx9nJ15VhEtWnUrVU9KJpSrT15Zo2UxRK5ZWJ6uURDiIIkYmTxJHyEgVMF5GLT2dxcYgBLdu6lll1Q9x3cgsBOlkRgdTlQpAGky4BJbkpTJYCY2xLCYq88FqOYJNLAQksTywiNZopzyUq6nQfm58G30nVExw/HrrMK7OzvEO3Jv2FcFldCsqGxUgNMFcyCpGOVCxW8u49T9PrQDpkcpLafr+SKORVaOCvZkX1pOtehVZ00HieRBpKGrH7flCOE/cXHmMQgjFiDizKPCNJ1EhWxGAxB2C3JfrWFMKwSxuqx9FgWUMqxRWIvn9GEpJFKyh0I+UjTU89EkxJA1TQ7ixZ2G5t6LnmWmEmU0kAkqRGppBElWBxEGBSxWmWVElT8siK6jTTQOOor5HVfA/Ag8SCJrOuIbTm22amPdxpXhY/KBp5fxB8f4jgYAbGmHVTirZGjiOnK5TI4zD4zFlL+Ty2bv0MXhcbj67o9y9l8nlJ62MoY2CLUzS2JEhVNesgcRX7tixaa9uXS3tlHiZyFUD/ABM0ADGMT86U44Ynhx+HGuArb2wNvbW9z3uPn2hSoY/acndbuzW2nJt+1D+lwbfj7k5S9gf0i9joYIPQgqoktGatM0YhZTEQpRuPFuZb03+VWgWJdgJmQSMQMD1iD7jX0F6D2LcvW3dAOryVy4GA3eCD7jVoNtW6G6cnE2arxbkFK5VvkZiGLKWJp67dMl+R7MLyyXJDq72OUnqHq8erXKsB7drwEgNgfu7a7xmXdXxuLgDsrSJE4znjWzftdn48h0V1gxlypkIzUs0bdeK1SvU5QVs1p4+hQyyRnTXyJOg104xdyptuDaIkHj1dMuNd7tHt7m2BckEjMHEHr+8H20dr0eyXts7o7Uw2Fxe2tmnftPN7lfeG4Ja+DwuIu7ftU7X+nsbnMm7wUHqpdWRaEcgXokLupDN03bW53O6JXcXW/b2AsYYFm7sCcADgcwONaW35bs1tO9tEV2kRIlgBicYgGSRiMjGVb4e0ee23uHtLt3M9pquzb+H/AElotu4vA5utjtkrcjmBs0qmVwOP3DVxOMSWZpClSpOkZPQkQ15e9cr3jc12FneFgGuKAWIJHhOhjAgtEdYxwJGJr4j9cclvenfVW75ZuQ+D+Yur6ilzxqTMdZx4gTjT6QbvhaslnbmH3DcmvxzXbX1ML4vAULsdknFYS1dxmMyWVioWK0Wkk0MLyNYIKs+g42QFTFLihBhJkMxEH6dTBcC0DUcF7zXIjSVOokNHDr76UcNb3FYsX62dwm1sPLUxcdmvUhsJdeS5JVld5bsg1SthYLlOdEm0SSZImJRNBrHdZbVsu12WnPFREY5nPiACYWCTNFCkgJqIJ+3h2xHypFGez5qVshYx/bCPC3bcMFPMT5dQJUt0sTYxUl6qkF2nTW8ZLM9hVtNLUqNB0CRvUcvd8LQLuk+KAZJDAvhMqDACggAEsWAgASegTpAuE4SI98YYcIJzM9lLmz9x5jMXp6U2V2DfrY+CKSydovkZ40kUrj7tKlYknnx1qhUzCWI0sROWUQLFIvqtKYw/TdTdQuVJEEiAQZ8UzxgkDq4mJZOmgCQQTOBImOE4DGIn4dQk1HOvj/LQf7/HgeFRUi5ZcXRORzWQy+SjWvShtzUXzGQt4+CljJ6tuSaltWKx9K880lQB5UgecszdLDqI4NCDFpEQ3Sc48RnAAknATlkJo11GAMsfkeMU3cGcXcz+WzGPsZWMbZyEeVlv5TAxRwZXCbqwsmfu1MFacR5K3ikmlmZbDQCzBY666mVVYM7gpZUsIBDKAGUsdEZr4mA1EQsjUVkAAiZCSo0sF8QGUiCDGOQmBjGABBzpp1N0bQuYuzunGd9M9+jYexhcLNmcjYqR7Uju7g3Hh9sRmS7cwlW5ksrYy2KlpUWS8yUr96VnSdWVEZwioPNs3FFwrE+ZJBGsaEBAhlYEtoJCQU0iSZrlu+G0G2gaCYGknAE44mI4jCeOIwde3txdtxYq4bHdz/1+9WM2XWnY3FHkCYYzh6BlkhgpxVq9KpelrSIqldLdv1CWebUvpYswW04KHSTpuGGmCCThqERp4AZDE1A63SNTAAEcIHWcs8ccfjS5jt4bYy65Gxi8Tl79alNHZr2auCybY+/YsWkx7T0iIUoyMckxEnpGQyRRGwwK9BI+XfCqShQtEaoBx4mYIgCccgRxMUzArgzA+2chP4d8jhUhUzItOmk7wtKlSosxrRCtVMwrxiU1a6s6165kBMaAt0JoNTpwLRqMSRJx4ntPbUdGYm1fx5+PInxPhxNbAIg5ULYCmpmoaUWQx1xbyQQyV6tCzK8mSyglh2/kmy0VWKOnUtWkycly0oZjbRrQAhkil0XovWwsEwZkGABjMqJBIWMcCFJBgyBnES0AD8eE/LLL316n0mMxeLwF/cOIjyQe1atPj6V6mlv9TnsjHPVxdU2TEGky1aJYZG9Jz0hF1EaBigutqUXGUKAJAJwGMnIfSxwxwJPE0+oySYGPTt6ukUrYtZKtqH1sxWyUtr6cyLHFOsk9X6GrDWnj6zMshklKWJinphfXYEssaAxsiDwLIIHEDPDq4DLGevjg5ZjnSfHg8lYsJft7izld4spZnXHQiCpWapUu34a1OQxvPYsY3IwGKzIpkBkkCkdCf0xSu27YYGDqGP1YExGIAGAzAxg5yanFzwnBTPZ0x4T1U0u6EQq7F3m/rTzNax+WtsbEhcRCaCYpVg6jpDVrrosaDRV5nQa8YvO/DyndEZft7nxU1q8mJPMtvP8A8+2Pcw+NFO09YyduNv6DXr/VfJTppl7yaeYOnT9uvHnOztK2zQcCD8zXd725G8fhEf8AKKkM1iDH1eIJXy5lgV001+HFjyQIkVWFyQYypQwUAjyfWUI6YbADaEeMYUgeX+bjZ5DZCcxniLbfIffWXzi5q2MT+daeTycj/M/f5cdpXLUnzvyI/t58vw4VKkOdtSf7Efy4E01N6d/+ocfDQfDX5RwBxNFGE16r+A15jy4JaaIoyrnT4eHL/Zy4L50qFEg/w/x15efCpVn1+PPw08x/H7ufD0q96/LXXx189Pjrw1KvPU18/t8OR4emrBpdAT46c/5f7uEKaMMM64Xf3jt2DcX7jXuYf12mh2ze7e7GiCvqkQ2l2q2ZTsV9CCNI780+qjn1a68+Os2dhm2lm3On9MHt8RJ+MjOsXmLG3cGqT4F+U/GZrWNSyHpUMvbabSKK7VWf5SdIsfiq9yc+mrBnYPGfv0I8efGla2Hn3EsWhquHBYzljAHxw7ayG3oto1wkAD6pyAGJJ7uNb29v/tU70sdldjbll9uPczd3cjP9q+1+5bGEwe4d3YqRd17hxcke8qeSjpbuywKYlpamR9enjFpyzXvo0hrxwGV/ubk/pn/x7s7XbbLmg5Pb3Fq2bO6v37t7VcuW0Q+ZHnWbaNcc3rRt+ZKiz50uXCL8hN6w/mvc3dzvNj+6/bXb7NtrS2tuQtprhVQDou3LiouhxcKS7P5ehAsm3MX7GXbSXEz0f/4wHPjCSxnKw7f7xrVjzq1q8EGRrYb9IyKCrWvQyS2Kszus0djoSWH0xpyJ3X8K22BbknKP2rXAI/1BdeiZINz98o1MICuqiCplWDV1lrc/yt5RReZ7/wDd6JJ/ZW9OsYAhP2zkCZLKWMhgAylaadj9jnt1VEcWUzHc6o8lZoIjYq928NHZvLGgeesuQ7VZkQRGeNpZIWMxCSqqt1DXidbf8NbgE7Lk22IBBJt79WIHDVp5ooJjAEBZKmRGFVjzb+VbAA3fMLvH6tiV1GCOO168YxgEYzBpCsfsfdqoa00lnfPcasVX+nJZ3DumisYExMoWC17drnW30ko9Iu6r1oGbRWKcG3LP4k3Drbs8jadUnRvGPDD/AP2sRqGIAJgxiRNGeefyQiG6++TQF/PtABnnhs84kgzEjHwkioT3l+xvmbmXq/8Ab3v3tLaeGbGVRZq9xB3JzdtsxE031lts3jezO2auOpWwY/SqmrK0JHOdy4UXrPpv+Dbm3Lcx5L6hO4DEf9Ju9tpKk4ELe311mYZMwdVMYWxBNZ9/1V/K63zc2e75WEOP622vADslNqoAyMYx/diBTJb9jDu6kvSfdD7aJ0bXpEu6d9YhweXT1fqHbF4xoNf48+LFv0v/AOPTwt/k3r3yx/Y21J9632kVUv8ArH+aonb730rJ/vTchf8A+nEZ9dYP+xb3t6Gar7h/bRZ5fKP+7NyFSFDFABa7dQsB83ME6Dx4ut6a/wDGVgFflX8g22H+CyffGqqierv57DF/3PotkP8Aj3Iw9qKBTMu/see6iCULje6ftnykJOjfT98cRHNMmh5f9bt+opJOh05Hl9nEVz0b/wCOF6PF62sJx17In/lssKsn1x/MSrDj0vcu8NF54P8AxX0NJU/7IXvXWQR1b/ZjKRH5VbHd79iszhuRbot26Yk10+C+P4cVG9B/+NLPP+reqbScdewukg+zaEfGif17/MqWwq7D0+9wZadwon/i3ftxFNzKfsl+/iknVW2Vt3LNIzmM43up2rtFtAGfpMm9qYcBBrqRy5+Z4nX+PP8Axpv+Gx6s5xZAAkXeXX/ZP/SD8ag//I/8z2Bq3Pp/ld444297bHfgd0ftiowzX7Qv7huEvYXHWuyF57O45cymFStvTtrkEuLtumt7LSmWl3Bmjq1qtWZC0kzRI8kkaKxZ0U1rX8Rfwdu0vvtvXJNux5esnl11SvmkrbwdUJLEHBQSIYkAAkaI/k/+R9sLbbv0wAL5YJG7RgSsl4Ks4AUDEkxMCZIBb9z9pX9xSuAw9ufcC/GDoHxMe3s5ErpoegSYTdeQQNo3zfZpxXP8I/xBeJQfyBy+1h/7u2Fsn2PeXCp//wAt+uba+P0pfuCf/b3DXP8AksvTCyf7YH7gtFHE/ti70KUVlC1e3W4L41A5sDQjuLz0Phy1/hww/gL+PLvh2f8AIfIYnDW1pR//AFM/hQ//AJo9UWWHm+keZx/hF1vltqlTC/tAe4jI4PEZPcG7Zdg5W7t7I5nI4Ddnt09xDXMBkcfWDx7XuZHE7Ryte7m8tIfTpPCn0rNzsyVV58ZW6/gf0+reXtPUu23ii9bQmwdiyuLhg3ULcxRhatZ3Syi5GFpLpIq7sP5o3e4AO/5BzTZu1u6wFy3f8Jt/Srldswm6P8qDEn9U2hMRH3v/AG2e5fYvtLuPu5uju/2hymG2tVSW7tpNn95cBuozT5TGYjGUYk3L2wp7fhu5e7lVFYS31RyjBigC9XA8+/hnmXLNjuuY2r25bbbW091me1ZNtkTNg9jeXn0wMSbXhkE4aivtnKPUXpXmSGzZ5zyd955Vllsh90ty690S1i0Luzthr1iD5wJVNUBHfOtZ2bvV8RhtxZdPSSWlibtapYSGBZEv5t4sLUeJgi6yhrruAo6tE5ceHX9oLdwJ+aflj7oArpLVxQGdDgFMccTh8yab92/kLU0UuVs2MpkhTx8N7JZK5YyF+WWCtGsvrW7MhsSiNz6Q9Rz0Rqq8tAOM25ZXV5gPiJkDp2ZRVg6RpDBWUKMcMB1dndWFbJ3DNG8FmyvqygL6Vm1ErO7gBQYnRANSCCNek8tNAOKu4RFlGUAgYmBPH20dpQXF1ACD07q/Qm/aR7Sf9nPYV2XpWq5izvcNMz3VzssurW5590WlqYo25mLSTyRYXEw9LOSQr6cc7bdLxfcJ/ls0CMoXwgjviaucoX/p3vmJuXWOEfSp0jLuJ9tbI+vmdfI+Xn93Ly4I9la1Bs/8PD46kan4cOcKVF5G111/lp+HCBjKmFal/alkpIf9X7ZnsmSK1FS3Lj4mCqVkr647JJGikgAxtXY+Hhx5J/H+7027+wcyTpuL/wArf/Ca9n9fbYXLO33yD6Cbbdx8S/EH31aC9H+YeTAj7CCDrrpzHjx6ch68q8muA5qaRI3iKf0HhaOD/ptIHR0iaHSP0G9MlUeLp0KnQrpoeLtsqcap30vI2q8GDt4vECCwOOrHMHOcjSZNio8hbuyXnuiCSvVhghhvSRwo0Zcz2Ioo+UUxeGvIsnyuskevioPE6L4S2Gome3Dt6uzvrT23OrvLtrat7JbJvi4zszWlZiMNKEnErBuBl+llaDgYpahgioVrzVpHRpopJNbFo+kJxA0SSmSZulJZX6fUlY9TkAseXCYgYnp2VSO8u73cWRfVSFYDwpjp1A6YUYhROlQMASBQsWMr27Ve/Ob6okNaM4q2iJFrVjeKJbEcollAh9VvkjZYnY9RDnpYGyBXLniO+Px/Grp5zuNptbmwtCwWLufOWS0OQTpIgY6R4mBcAaQVxBVRQqtUjhkNox1XtWiK9ixUSWaeY3LBniqzRRTJLOCVV9QGY6aFteC0qAC2JA6e2qtrmm5TdG5ZFsXbgVBrRX0gDQukuCVIGZWJwBkCKWKVWuyUnhkvxwwVYErwwX7MEJhB9WMTQxPGsrMHAbrLagactOI2A1S0yMM6V3mG5RryX1svee4xdmtqzavpOlmBKgQSIjMnjSjViqzRx3qmXmFZqYD2o7te8lmijeswsXbq3A1RYw2rAqwUn5hzPEZW2yzJ0Z4HA957jVq5vN3ZuNst3tLf7nzZFtrb2ylwqFBW3bNuH+kgEEEx4SIFKONxsWMHXVsWrSSVa9Vak08H0s0cCgVmjHQI+tKw6F0+QpqdNWJ4eBkMZ7abmHNr3Mzp3NqzadbruXRGDgsSXDYkkFzqM4hoxgAUsRSmCAeqyRiNXZz1gRRR9TdCmR+gdMURVSToOXw4IAKIrLuEXb0WgTqIgRiTGOAnMyYo56yRDrldY1DKpaRggDSOsSDU6AM8sgUDxJOnieGJAxNDbS5dbRaBZyCYGOABJPsAJPUBNGKMqFrCRvG6xzllKOrhPXBlZNVYgET+py8hp5EcASBl11Y3Nu4otvdVlZkjEQTpwnHs0+2aX4JRqNQDp5aeI+3+PlwcmJqrWl798/3Idrts+zjf3tgbemCt93e98+06lvt1UsNkcxV7YYHcOO3PuvLbojpF6+3ql+xjsfXrVr0kFq+tkyQRvHG8i4u6uW9/vbOy24FzytyrXoxW2VVmRWOXma9LC39Q0hmAET0np3l9y/uv3VxJ2aqyknJiwiAD9WBM8B11zQ+13uttqu1LYe6Eq4XI61KO38hab08XkVjhSGvjEtPMn0d9IoRHFDKeiUaLE5YdB4v1h6T3+2uNzPZE3tu2LADxIeJ46gc5GR4ca989K822ZP7PcQl78pP0t2ScAew59dTJ3DfP9mt0/wCp6Mdiba+UM1iXoLsuItlmM6SAM0ghZ9CrnkFGmvHB7O8lxTZcgP0x+/trp+Y7S9sm/d2Mdu2YPCfs4jqq0fZ/3J4eanGy2o7TRvWmq1YTClqUO/rLDX6ZH9ZZB+V/AEjx8BFutlcuGQuBzjs41c5ZzizZGrV4YwBzk8AKtXsbbvd73Zd0dvdob22YMhs3NZWnufLxbr7ebn3Lt7a+2qVuuNwZ+fN/6h2ztpL9PFSRmKFZC0zsYfnLcvQPQHJzd5gu9e7csWNmwvMytaVjpIKqguAlndtKjSjxOsgBSapepPUHKOXcq3HMOb3Va61oi1ZIci48Epb1IG06iIkgAYyeFdRm3sPg9vVI8VtrCYXbeEqNL9Hhtu4bGbfw9X15GmmeriMNUoY2o1idzJJ6cSdTsSefHpbbjcbu8dxuXZ7rHEsSx7pMmBwr5EvXLt1w99me7AksxY4YASSTAGA6gIFE99YbH5jAmxbwtjOXMBOcxhK9KOzYvwZGStYw9m3QqVsvg2tXIsNlbQVDag1BIEiE68T2Sy3ABp8XhMxGkkTiwIGQnuyOVRJg0zAPTqOExwpEy2MwW5cDalPbKTcdzYU/0m0MZuiu8NefLU5mx8VrHxU7GcvLi8SsjSdTQzWUgDRwxliCyBu+Yt6ba3XJhvC5UEEFsPpJBKxKnPVpGTyVlS5CsPFEieMcJk94nroriIMxLSr4mx2Iw+HwteWe7PicluDFSn9bxUpoUb+KpfQ2cZ6hp1GYkTtLE1usHkOkzKTOVcuL6lwPCVzhiSQYjSSTjwnVBYRJiPq8x5OZg9XXOPzjMA05sFV3PhvSTDdu9k7foT2EpvTqZWPHT4zCwQwzRCc42GehlLP6pctufSjiGn/EWEjQvLwz3QWiT4TnEAA9gEY4RGWIpE2iDqZ9Q9sknE9nD20/MbHnP1XKW8nZqDHPGKmGxtJpwsNeO7bnF+/6k0sc+Us1pYYndOhFERCooYkxnSFEYscT2Z4DHLjMT1k4QDFdIVRjxPX90Y9deZisr3aE8Gx6W5bFtRQyGV+u21iL+JxcFmC3FFJfyvRlrtGWwWf6asWTVG6xo/Oa0zhWXzhbQYwfMIY/7KqyyOt9I6j1DAzJM8I/qIpAw+Imx+ayOUfbWMlmyGz62IqjH4xcV6qYWxbeTDZTJWLcteGtmxLWFeI1wkHpM2p6pBwLPcZCdZ+oGDpwwgYgazEkkZDgBgTKxRlCgkQxnEmZ4xlh1zjRv6bedSjio6G3NkWjLJZfK4qaxDFjsXklydi5ic9WEGIxdfIRY2ksUZrJEk7TuGWYFHmci03C4vMG0xqhpI0kMJBnxGFggAJM8ELTagyGzkdvYcTHXPspUw+P3HRv40Jhdh4jBwyyJdr4erKMt9NdGSlvtUux16lSGVp0odaiErZYTH+npGeGuXrtwS912PUZIywGJ6yceoZDVgH6UGAdR44ZznHd35xOGKxLT3W6476XP4ui1SGsliKPFTWKL+i9qF61SpLZWeCtJj5YgGed2WWAdIUOxA/9ObhZ/MK+ycs+rFu/A9lINgRAn29fTqo5gcVkMOtmO7uXLbkWy7zLJmIMdDNUmkt3bcy1Bi69OCOpIbvQEaN2RIo1D6LzBvLytqVHVqLcBxPWZJ4STgBACZtUSFB7BFL6vo3I8+XB28scqBpIr2SpXsNE0gcekGAjhmkrqweWKclvQMcnV60CPqpU9SgknQcWgzcYOHET88PfUfdXsWMxqvG5qpLNHHHEJ5S5maOHX0VZlZR/Q1+TQDo0BXQgHiTW8aeHcKGONHVr1I5/qRBEs3pLCJBDCHWNPR6EWQIJNEFdQBroAvLy4E3GA0ydJ93TGniaxlcanQ8uZ+88U7uJmphgMaifu7L07D3QdR/+ibeoPPkYXX7T4txhc+IXk+6bq29z/lNbHI8eabdf/rp86RO25c9v9vupK9UFxgELqADlLumgDcvt4802yltkjjOD8zXoG5IXeOD1/YKfZMrenoW06HI5uNG6RofzeI+P28T+Wxymq2pROWdLe2WlOSlZ2Yhacy6dTkal64BIYkE+PPx43/TaON+5bIWj81rH54V/ZqBmbg+TU93kP9tNAPHX7+O1rlaTppOR+HP+/wDjz4VKkid+Z/x5f258NSptzSf9RLoTykIH/wCE6Ej+HEZiaP8ALWSyH+HLl5f7OHGdDkMaMq+mh/D/AH8PM4UOdCCQk+P26D/b9/BAU9ZCQfz+Ov28KlXnq/dpz8/x/u4elXxl1+HP4fjwqVexazTQwDmZ5ooQPiZHSMeH/wAXCppgV+eF78d8HfHvT93O5EkE0eZ9x3d2KtKWQKK2G3jkdtUelixDotXEIq6/5Ty0047NBoFsOD4EUd4Cjp8KxN43m7m4D2D3ALVbtl4qfc8uE23VCz3d274/Q6sIX1PXsZjN1dsU0Eaks/U9pFGnj1aDTjsfTFhb/qHa2XDC0161LCRC6g5MjKIJPVXFepbzbTkO8vLBuixdK4AjVoIXCccYETjX6ise2Z4Y1q4vcQk/Roo9vUo0sVaFU08Ov6Y30tm5h1ga1jbGPeJ44HmWCSMhnDcJuaWS/nbvbaReJvNgzHVchxqVbs6XVlYM4UsGkLBrn05TuVthNvuNTWLa2RGlUi2NBIY241KVKkKWAK/VNZfoG5GyGSjx27JWmp/SCKGldwMs86Sg6izFZgf6KaQRyyFWZg3p+PPkhzLlQ29pt1s10Pqkst4BYy0lSNQxUAgCJywxA8v5ib90bfeM1xQnhU2icZzkeEtDHE46eHAa/tfes0lWOxmreSgQqTLfxO0LkEXrRoLMZgvETIEb8xiVywX5eQGobbm3IUV2t7dLVw8EublSYJ0mUw7tRETjxodzyrnFxlS5fa7bETrt2GAkY4MeBziZjDhSfb2bueRCqR7fkFX1U659pYuZ70tizBIlqrFWniihSrFTAcMsbSB1J6imgsWud8oB8f7ka4wG4uAKFUgqxYEnUWJEFgIIEA1Uv8l5ySDtn248tSJO3UkljgU0sAoUAyCBOoZxFCy7P3vNGHL7FmsaTQiW5jcyhFUzRyrAa9WxCsQ9eL1QUk5lhqBpwyc75AjaY5gtrAwr2j4oInUwM4HTiuUwTNQPyD1ERrU8sN3EAtaujwzIEKQBiNWB6qAqbM3dAbkeRo7Rv1LViN0joXc1jniqxCu8VRlsZR4rKxTwBgW6NRy08+Dv885LcCNtrm9t3kUgl1tOCxkFvDbBWQYwnvqXacp9RbW75jpsGE4FGuqQIyAZtJHeKNnZ9sktJtHGyv6hk1i3ReQHQnoLQPm/p25eIKkMfEcQjndnJd7dCxGNhD3wRan4yOupv9H3YH/2to48NxcHvHmRSNN29oFtW7a05NZZZ3EGapyJJLYmeeUvFNcljkDTOToVKgHQADlxdX1JfiBzRxgBjaYEACBBCgjAdc8TjVY8juJgNhmxPh3EySSTILnjwiOGVIeQ7WbWvs73O0YOqRIUhp7YnQ+lGIwUgbCW1dpANXY9RcjU8ydb239V8zsALZ5wuZILG+DiZz81YjgMIGGQEVr3JFuj9Tlt/SABCvaOXZ5bSe0yTSDP2e7dx1mjXsqkkydc8Kz7M2u3r2EFho4bNuLZzmOCWSbQsVbpVVKjVRxfT1h6guXQ7c7UIYBI3F/BcJKqdziQBIEiSTOZqoeQ7G3bKDld+cwDbtETjEkWMpPbhEZCmnc7M9qJlx01jslWx2S6Ery3otk7XlsYCG4lWbKJUtDCY4yQyTQLDIIiPWEauRqqaatv1d6oBuLb52Lm3xKqdxeAulSQmpTcuQYOoavpkjiao/6JySUfdcoJcRqDbe1CyPFDJbtt4SfysNUYyMKTz2o7S17voPtjPUawhhsoYYmxFaWSWfpkxyDCbzw2QMlaI9TSFAhUaKzPoDbHqj1Y9jzU3O2e7qIMnzGAAwf9XbXUAY4BZmcwFqi/JuQpcFtrF5EgEfoogmfpOi7bYwOOUZeIUBL217SpkkaN9/UkaCaIR4zeHdWvjvVRjKssktXum9ivOET01R1SN2YfKW5hWef+sP2hF07C7c1zL2Njrgn6Qp2IUqJxIJYBZJ62v8q9MfuxcRb1tdMQp3OkkcTp3QIYxlAGMAYTRSfYG0hYuDE9we5mJrVyaSI+6u82RY3IzXkezA0+by4em0UpVGClS4Pj0nqspzvmxtWzvOXcuvXW8Ui3y9PCdQCmEt+KRJEyBHXhCeXcn1XBt9zuLaKSuLb4+KAZSbr4AHMCCcOGOhz/AMhbPRdqvZx2/wC2eP7g7qz+Q78986D38be3DdyFS3tTtTh7O7s5eyVDL7fo5Sd23jY2+AyT+kf6ZYuNNNG3zht56Y53vX2G125t7PbbNCttUYPvL+uEe1edAg2u13QYFQSWC+GTOzyLktjbcxTcWL73gpZ2/UdpgBdTreQMTrKQUk4AnDGuJzenqTwbawZMj/ru6IrN1HkQuMXtqvHPO/MlSktrIAkc+cWg5g8eA75Dbd9TCQpggZknDLpjXrljzRZVACVdxMn8oxPvke6kG3dklkksIWRZZHbrBDvrO/r9BYnojZQCNFGuhI5cZZAUAOZYcPhPyzrSBLAsBh7/AOnHKpW7EbMvdzu7Xb3YtWA2Lm5d2YTFQoEDvKtu9DA8ZHXK79XqHnovLmBxnc1ueTaZ7Qk6DA7flU3m+TZ1ESVBPbkY7a/Te2btypsbZ+0NjY9ESlsvam3tp1kTRVCYDEVMY5ULoNHmrs3h/m4wLai3ZVT9QA9/H41ubWz+221vb8VQA9/H4zTmMuo8fEcGsDE51YrAyDx18fL/ABH+zhs6VBNJz5+Hjy008/t8uG4U1aNOzG7oNu9z9nz+q0dLJ3JMFdYxhEWLMq+PXqdjq0P1zRMfL5QdOPnb0vzNNn6g25mLN0+WcP78B/6or6P5/wAuO+5FubRH6qprUTmU8UR3SK2H5mOf07EcMprzgdKuIY5pFKuOtI4pWEbSPGpCltQrEMQdND7wMRANeFWmsreV76B7U5SVBwwJIxgHEgQSMJEzTRSKx61MyQusghkGUklkWdJoXjk9Go0yRRCzOLBV9QvRCgdQfn0NtDgQM4+NBunsG3dhwbetTaAGmCCNTQSSq6ZABMudJI8JIJUqedSDGwLdr4+tSoUa8lOGgL87zVYY4nD35pxCazenp0RxK+h/5mvPi2ATDao9g6YZUW533Izd3F07e5uL92/cZbhum2qoxJEW1WdYmdTOVn8lHrdS7Yxq0JJ2uyy/UxT2DHDU1imrWUjknh6xBIySOgJUDp1LKnUo0l0gkMOBn3Y0HLt/s9vzH94qCzbUKVWWfxKyEhWjUAQGOJ/wloJpVip3C00ku48tJJI9gxdCY2KCNZI4o4Y2rPSmWY1zD1BiVZmdifEAMAJGZA7TQNzHZnSlvl21WyFXVJuszEEliHFxSuoHTEEAKsYgyYMNq5lbqSvLDRGPxSVp4iQBM8uSfKLWJcxs00fpxShlbSMLpzIIUKTL4wcMezsxialtbrbbPlO3NpUfeHcXzcVs4C2RYLYSNJ1smkiW1TThhooZfVGUy/Sssc8MEOQENauY4RDFHFHDApasoHX6bl0L6Eg6cMyhpOMHtMfOqp5m4TQNrsy+kqWa1qdpYsSSzEBz9OpQracARSutCh+nxY6JHr041ijMNOU1jLAiuv09h4gHlhljlIceLeOuvPhFVIhvpHDhSHNeYfv25pcYXN85J1XBrhiQdShsmUgaTkuQEYUY/TKLpHG818wrMjxxPemaKEo0zKK6661WUTsquhVo0AVSFAHA6bZMNjP3H7zU6c83yObqJYW6VILC0oLagoOrDxzpBYNIZiWYEmaHfF154HrvZyLxTCVJzNeltmZLFeWtPGwtesqo8EzAALopOqgNoQxRTgcR0NBa5zuLO5XdLa24vJp06bappKMGU+DSSQQMziBBkYUeioQQP6i3b/pqyyClayUk9AsojHSYbHWwOkfJuolXYvzPAtbQzBOIIzMYiMu6kvM9w66DZ24cj/MSyq3cyZ1LAiTiIxUBcAKNYavXx30sMMysv0MVFY/Ujkm1x/XJDJYl9aaW1ZeGSTqcnTloAOHChDp4QI9gj5ddWOab2/zMXL+4U+YL7XZghf1Y1BFgKiBgsKBxxNVT903u1yXt17bbgzWEweM3V3n3T3Dudkfbn2U+n+szPcHuXYjxc2I3JkrKXz6+zKmDztPPXFWvWSvWmhpSymWYyCtuzubvk8t5Yy/6vulZgxjRt7SEi7eeREWlEjUdLXGVcQGrN2m0fc3dJE2AAzEdUmR3yCPeeFajt8/sVZrvhgbfdDeHuo30fc33Dih3h3X3huTA4fePbHc/c/JoLGdelVwb7Z3Fh8LSuP8ASVZla2BVhUJEsXRGsO3sbHloG25YH/bIW8bGWuEmWuuDiGuNLtjMtiZmuis7x9t4bX+XwGQAGQA6vj141pk9wnsZ7+e07OQbJ767WxkBzYv/AOit97WvHcPb7uBSxrxG1ZwWWlrVMhTuwQtHNZxWTq08nV6gzRNGUmk6CzuLG6WEMOBLDI9/aO3hXd8nv7fmFgm0Yvr9SnPv7j1/KnF2b7zxfRRdqO808l3A3o2pbe3nkNbOQwBX5auOzjvG8uYwI6FC2WL2KqnR/UjGsfmPqr0N+4duZcjQLuJlrIwD9bJjAY8VyY5QcD6XyH1DctAcu5sZ2+S3DiV6lfDEDg2Y44ZRd7kNj7u7F5vb+79lbVtZ7ttUy9Sx3Y3Bsq/Jdp7FpZl4Y9pQ5Orjvq32rHu2NpLFfLNBJjtFjjDerMitV9Fcstc1R7+/t3Dsbb6CMVJYHxgkQYXANEMJzBisT1pp5Tvtum2Xw3JZnUghRgFgdZJ1TiCAa67v2zqPtG3Xs3aXebsX3N7q5rcmdxV7ZX/bDvF3N21uLL9vt0WcbFc3Jt7D4/A7R2XDui3kcXQexjrojnNrGLNJFBFJFZWH0F9jyvlFx7HL9nZ29zcfnD3rjOinVotm7ccKJ0lwo1tpEtpBnyb1NzD1PdtDYc2uC5y5WDqy2lRXAwBLAT4SYKzAJ7RW3em5BPjowH4EfH7efD2QQa4dxDRR2vkYp7dynHFfSWg0KzTWMVk6dKVpkWVDj8lbpw4/KhVPzmrLMsbaqxDAjidQxAZh4cRmMY7JmO0gTwmo449PdTQPbbCSNl0izW8qVLN5qTcVzGUdz3amPjzE+akz9uxTjhCyU4Lt6V1nhjdY5oXdJA4dtZfMRQpa3bZkEDUCZGAEgkg6YGmQdOQgUepowgHLIfdn29eNOTBbRwO3JUs4yGdbawXYJ7k0kEli+l+xWszG/JHWh9VlmqIyhPTTr6nZWkYuYmuFk0AAWhEAThHHPE4mS0nExAwpM7v9RnGnYkvP/wBfD4acRkDhQ0djk1I0Phy+0H+x4Gmo4ra/H/ePu5efCp6yDf3/AN38fMcOTOdKh1bwP9tdOGpqMJJ8fDX8PDz/AB4VKhlk0Pl5ePh9unLhUqFD+A1/hp4fd48KlXjS6Hx0/n5a/wAOJLZgxT0ZSdToNdfu1H+ziyp4VEQRnRlZOY08B+J+I8eCEzjQ0aDgjn/uPBxhNKik7aHUefn/ALeKl4RlUq4rUPd4pNO3+6eYHVi5k1OpGjFVPLkfA/HjnvUOHJd03/0H+Vbnp8TzbbD/AOunzon23upV2DtqNofXKUbB162QSepkbzjTl8uitp4njzra3gmzQAT4ffJPZXd7q0X3dzGJb3YCno2UXVOmAAaM7fM/MDUhA3Tpz15nQ+HhxZ884QsYVX8mJxpc2vdWxftgJ0BKpbXVzzaeEEc1AH4cb/py55m5uYR+n82FYvPU0ba3Jmbn/wAJp4ySf3/z+38Dx19cxSfK/wBuvLTmf58NSpLlcA6/b4+Onx+HA4kRTU1ZJdZZD8ZHPx5Fzp+HAfOpIwArNJOXjp/b+HBTFMccKMrL9un8+CFDGNCLL+On4f4cPSrP1T56/ZoTwqVYmT/ZzP8AD+JPD0qwM2g8R+H+3w4VKhaF2OtkaNmYhYqlqC3MWIUCGpILErN8AscbE/ZwSiSF6zHvpcRPXX5le+Nwybo3jvDdM0hlk3NvTd26ZZD+aV9wbmy2ZaVm01Yyi8NPL8OO+Vla6bYxhjB6xMCuY3zt+4dgfDqJ+2rM/t/7Ok397v8A2WbKSKKQZ/v/ANnrFlGVnRqkXcDEbnvmUasTGmOxErOQfDjrvTjJY3l3eOf/ALbb7i7HE+VYuGB7YiuI9VWr97k/7O3Hm7i7ZtdQBvbi2JPYAcY4V+kbax9e1kJbcsHbuGY5WS7au1MnnsBf9Vbdu/a6mtY2xCwMtp7Dx9UatYd5OpXJfiva3D29stkHmTILQVVa3ZvJGlUWNLg5KqAwSECrBUaaz7pvee9xW2CFrupyly9ZJILMZlSCMSxBgFiSSDjRnaGzY9vtM+P2rgIYb1e6smdo7ssZe3ZFyw8jwGCbDUqnoMG+Vk5RAlOnQ84udc6/1HT+43e4N22yRabbLbVdCwDqF1mkcQcz4pmi5XsL2zVrdjbWBYulmLrfLlmOGINtRlkRlljTyqYuTHuz1KbwdSNGyRtReMoSWA6GroB/UIbXkdeXhy4xL27XcqFvOGxmTrB98nhh+NaFuzcsGbduD2FT9nXFHA2RUEGOVm05M1CrJodDzPozQ9Xzcz4fDiAjbHIgD/bYfMGpC+5Ago3/AAqfkRTZze/sBtq9WxuezWHxd6esLq08hJUx9iSmZXiFiOOzma5EbNA4B0YEqfgeNbYenOZc1277rl1i/e26vpLIGcBoB0kraOOIPDPtFZG/9Rct5XeXbb+9btX2XVpcqp0yRqAa4OIInKRQtPfu37mjR5PHzw8y0lC39UVVifRPTXsyoVOmhJIGvhwF/wBO8ysYNauK/U66e/6lHsHvp7PqXll7FLqMk5qdWHDJj7fhSum6MA5+XJHnz0aK39nMgK4/w4pHlHMRnaw71/Crg51ytsr2PaG/GvLGbx01adKOapVrjRMtea1FPLFDKQeiSaFokaRR8OocNb2G6S6rbjb3HsBvEFIBI6gZMHtimucy2dy0y7fc20vEHSWBIB4SCBI9tNR7W8tZvpd5dubAJY10u4y/A0epPQkrxXSJQi6AkKhOmvnxsrZ5H4fO2PNFOE6biEHrIBXCe81n/uOY4+VvuXtMxKkR1d/wNLWKs7qeJv1OfZE84jXoGLyWQFaSUyqWHz1VsQqtfXTVX1cjwUc6O8tcnVx+1XmCpOPmImoCOxtJ8XaMJ41b2t3mbT+5fYthhodomR/hBjTPA4kcM1hrG4FEhhxuMn6U1i9DcVyIyP0n5CZMGyxJ1cgwLnpOumvLiitvlxjXdurjjNlTA68LuPdAx41f1b/8lu02GEXWE/8A9sgY8fhRupPk5YOq9Vlx8xdlNdMkckhUBdJBYWCspDkkdJQEafbxFet7RLkbdxcSPqKaD3aZb3zUtp90yar6m3cnIPrEdcgL8qydesEP84YEEOqNrqNDp1qdDz8eGU6TK4Hsn7KIyfqJ6d9NhNoYZEkjDZGRXMv/ANTkJbrxiVYlKwvdWw8aw+iPTXUqmraD5jrqnnW+JDfpAiPpQKDE5hYBmfEczh1Cs4cq2gBH6hBnNi0ZYAtqgCMBkMes1wwf+TP3TxmX95PajsbhbEtmj2E7GVMhm/VSmthN595txXN3ZCraerUpI8lTZW2sE0ZI6gk4Da66n087i+n8fbF90AL3Mt9ut2ApJXyduqbCwYZmYE3k3xidJkmBAqrc2G12u7t7ews3LdoEsQknzSXhmVFJ0gKBJOWOQrmAz11p94yKT8m1NsUcf0AsQuQ3G7X7oAB5SpVv9DdXMmIcuXLyjcjUjPHgZzHXC/f+Fddt1ZdI4ovsOr54U3XZ1dREwX5gqj5VjCs3gz6qVZ9dNAwJ1PGRdNpRJkgZ1dPgOpc/h7+Hsrcx+xp2dTuV74dmZq5UWzie2VO9vzImRCUikwtZp6SyKVK6z3FRFJIYlv489zm4LrWdvl5jz3qmJ+ye/torVsXHSywlXuAnuXxH5D413cx2i5Ls3zuWZjrzLMdWP8eICTMV0nGTnRtZ9fA/eNfDXy8Pjw1NXvq8vx58vPxPxPhwqfhXhfx8v7fjws6Vc7vpXQYjXCV7MMiy0ZC0k8sdmFjNA3VH8sZikQHXXkQCPDj5QFq95iNawdTh2EZQe+vq0Os+M+Hjww+dbXMJNBuPb23s+LmTaPcGNx+UlWTKWpDFPcija9AjyTArHDbEiKhbpTTTkBoPpLY3xf5fa3doszPaDYknEiSMyc5EcK8H5sXtcyubJrW2RUuFRps21JUHA5BZKx4jnmxzNRbt/NWLe3NuZrdLUcZm9yz1YV2oJrkc+Iv3bDRPtoC7elyeRzODjikNydkWNmgkkWKOIKeOt3mys2d7d22w13dtZUk3cw6qAfNwAVEckaFkmCoLFjXjXp71lzTd+mOWc59Vvtdjz/mr21GxW2Lb2L14kfsgHm9ev7VVf9xc0qpNu7cW3bsgUryZFplpS4nb9jKVrXr9TuRWKqaYs0p4WtyxVzG7Bo5Q5QoxUAltV4FNsgLDcOqlR3jMAjAT2iM8eFbV3nnMLotPy+1dv2LhYEgqhHhDI3i0rBxDAkEGBMyKO0ruQlVSNmzVA0VuV2u3cWqxT1r81dYJYq0c15/r6cSWYHjikUrJ0t0katN+2so2F9SZEAK2IKg4E4eEypBIOEjA4V7fOOdXkDNs79uVc/qXkhWS4yBSFlybiAXbbKjLDQ2kjF2VpYZYYJhU9AzIjmCxBFHYgLg/0p44/WRJYyOlgGKg+fELW4cgkQOIyPdWjZ3Vy7bW4RcUsAYbBhOMNDEAjI4kTxpWi9LpB9OIEnXlHHprr4+HhwwWGxE1LrY8TPeaV4Gi0XVI9SPH049Px0XTXgTkYFFrudZ95pSjeLTXoj+/00H36aKOBwyp/MaczNHInhbwSPXzHprz+zmgGmnDAAHKktx+sz3mjYWLXURR/NyOscemmvL/AC8wOCIHZRa7gw1H3mjsQi5BUi56EaRx8/D/ANuvhwIwONLzLmWpveaP9daONp7M8NOtT/663clCpFTpUlae/bmfQdEFajHK78wOgHiO/cSzaa+5i2ikk9QAk/CptuS9zyyTDgricJIw/wDVGNcyPZr3j9nO83vG76+/T3L9ztldrezfauKr2i9ueN3ZYmlnqT7hXJUsLLt7C4qnlMrnd2JsLB2792apWmkWzmgWkWGCAJz+x3djbbK7vt1Dc23zgBVBe4tpVVtAAA8EMiSYUkOZljW6lpNttlsWzDMAWkwNXHP3f1rZfsn96T9s9JI8TZ767kUBEWLMDsv3ZqYZo06Y2R7R25NYl8F0JgVfmHx04dt7DFWs317Sqx8HJ9kUabdm+hrc9/4RVtbl72YfuSdpd07A2V3U7dd9NsyRxZG9X2BuOBO4vb/JU+WN3bX2zl4KO8NvXsVPMALT01rsWaCTrR2QzWNxqYXbLEXFmJBB7cGAkH3GrFi7u+XX13FolLq5HMHsMGCDxBrl09zvsm3T7ce6+a7TdxE/U61+tLnO3W/69WSljt77W+q9BctRiUN9HlcbYYV8nVDu9OwNf+XJEz9fs79nfbbVlfXBh1HrHWD+HCvWeSb7ac92utfDuFjWvFTwI61OYPsORotgffnu/wBn3t3357bO8vbXfm4+xHu07V95uym3e8GO2R9Nd7XZPPYiba3120+5bYOe1uDDTZK1LBmdtVrE80dD1rVRYrK+nZo89bdnZf6VdZ121x7bkFiEI81LkFMit0IdRgE4GSM+d9Rf6JtucbVt6XG/R11FZZdAy81QerFGAkRiGWANkH7PvtGr9uti9x9+d46dLuD7Ufc7tTa+1Nhbt2nv8tT21n9n9wtwdWS3BjNsSYzc2wO4uz8zg8dewGdglq3Mcl1jA6yy2IQ/PL21Xl1rlxKXC9xLpeHDpKHQqtgsSx1EeLUsAwDOZzne2mjZcvu6jZuahKiGBSPCSDKkEhhENxGANdGPbw5jAUzsHde8Le99ybaisfRbrzKUY9z7t2rVsVKtDMbmfGQVMTlNyY0ZCtXv5GnDBDkhNWutDDLakiWhtrwupiP1VgN34we4ge+a8+323W24u2liy5wAyU5kY/AcII4TUmpJ4HTw+34Hny4sSCMKo50bST7D8Oeh+H8+I5nE0qDtZChRWM38hj6Andkg+vvVKRsOq9Tx1xamiNh0U6sqdRUcyNODnxwskxkAT8ADhTxxjCg4MvjJiBXvw2WY/KKizWy3wC/SxTBifLTXXhmDgyVaO4j5xSg9nvFK0NtdABFbPkR9HbB5E6gq8ClSp8fA8CRJwy91Iju94o+tnVf+XYHP/NWmB8efIpwtJ7PeKajKzoNCwlUHkC1ewPHn5RHhuylQv1MCjqMoRT0/M6sgJZ1iT86r+aVwo+08NSo2H56afy+/X7+HjrpqGVydOevMc/v4alSDlbl2vkK7RzyrjYMVNcuVq4rRT2JTm8NTks/Vz1bMypjMdZmkEEfp/UO2jMNBoQ0C2SRNyViSQAPFOUSSYAkwMcOIJROAGP4dO2m8vcjZTDCOu4q04y4zM0k8WVjXH4mjt1svUzeVyN27NRiGJo5vDtjBLCJTPemiESvE3qiVbdxT4kISBBKsJ1adAGBJLhlKDAspBHCTKPLTgRww9uAyiDPVBBxpwWd37fq/rsBzFFMht5/pL1GfM4ytMMk0cpgxzpJNZtV5pZ4GiJkhGjq2gbpPEilYDflZomGIzAOAGQkZY9YGFRvbfCBmJ9ntpyVr0UzVZKtxLlWzDYkjmT0mjIieBFeKWOKP1IyzsNTyPIjlxL9JKtgR049nzqGDE8KWxINAPEfzOn2fZwQPEZ01FrLeBH2+HL7eK1/KakTKoX7zyEdvdz9JGpoqo1582sQIoPmRq3HMepiRyHdn/wCg32V0HpxQecbYf/WHwBrHt3Ej7C2wGdU6sYW+bly+stEaa6acxxwW1tKNlaDEadH2mu23bt+7uQPzfYKd7fTxiMtIh/MmvUD0q2oJOp1AAX+7iceWnEe/8arw7TgZpe2s0Ys5D05EfSGMEISdAZD0k6+P5OOi9OBDevlCDCrPv/CsPnpbyrQYR4j8vxp1yPpqNfvHxPHVVzlJ80nidf8AZ/EfAcNSpLeTmf4/YPP+HAtNLDjTS9UEk6k6ksB8SSefLwJJ4HjUtDLJqPH/AGf7uXBA0JwFDrJ9v+/gqCsxIfHXXw1Gnx+7z4VPBrP1Dp/d958xw9NXhl0Hj4+Wuv46DyI4alReSbTUAk6/b5ef3cPSqKu9G7hsjsz3o3qz9P8Ao/s53X3OrFgvTLg+3248jXIZiFX+vXXQkjmeLWxQXN7Ztn6TcWe6RPwpxM4Z+6vzTbE8lfDQFgWkgwinn09YlGPC6eOikyAjlqPhx2W0bzLk5W5499cdfUhtWZIrcF+yvte5uH9yD2+NQx7Zaz262z3V7g08fGYOqzldk9ld8y7fiU2XhgiM258nSUGRlUMV6mAOo7XkvlftN0bp0bV7SW7rknwpf3FiyxwkkBHc4A5YCuS56z3b20Wz/mruNaCAZNizevgAnwqxZF0zh14V1gH3P/uF/wDbz0Kfs/7kduN9S767KYgWctthO6VSPB5zcMuM7kWo6e28nk8dJt/F4XGvce4XhsUfrEBEiiPT0/b+i/4n5jzkfvOc7T9iLG6YgbvbWF1KVay3mF1cXCG0+UVYPoJU6tQPk9n1T/KG25feR+S7q1uVNny38l7+uTDgIAysoEsTCssiCVANVc7u/uf/ALi3anC4TJxe2XbE8+Ry/c+bIYvffaDuXt+SjgMF3an2TseqbSbo2kFzmX2pt/J5VIVinkvpLWaJVjYM/V8p/gL0B6j325TlnNrp2lm5aRGs7vbX9eq3auXHEC5KAXIBkKGGlmBBFZdn+UfXO05dbv8AOdhatbx3u+C5triaVDsloMA1ojUVJJBkg4LA1Ve/bnvo7rWd09udobg257eodwbzynaXbeQ2vLv7dm1t61dxb5xO05N01sHtvIUc4c0+3svmbqxwJNqIaqrLIG634865l/FXpvZcnu8ybe82tMlrcXFLba29phZN0pNxSunzERZJwBYxwFdVY/kLm93f2uXna8vN25cspHmXUfVd0atKlmkqWMCDkAeJragygO4U6qGYKdBqwUnQ8uXMDjwQMdIJzivWygBMHwzh2iaqBvDuEu3e6/dC2208duqDbu2towWLNm7DSnoV8bFBelx8cs+Iy8bLdymW10IjHqJowl1VOPaOT+nhzD0fybbneXtpd3m83OlUttcVmfWA7ablvSEt2SNRJHiABQmT5Bzbn37L1bzncjZ2d3Y5fsds1xmuJbZUQpKLrS5rL3bwOkCcCWV1ECruzt35jau4c1nMNt+pLltz0Mh+n47HSR1qGPe9kmvLKtCKrLFaq1DAUjhkWILHqw6QRx6/zvkuy5vyyxy/fblxstpcTW7gs7hE0RrLAqzSCzAtLYGSDXjfIuf73lHN7/MthtEfd7tH0WkMImpy06ACGVdJAU6YXEQDVuK96DM1MTHZhWK1YowZXJCOpRkSGWwsa2oZJbJWIqmQeQdLKyxr82rKh48Xu7e5sL142mJtLcNtJZwSBOkgLjigBkEScMCRXuti+u829nz1UX3tq7iFIBIGoY4Ea9QjEAY4gGkLuRtKzl8NFPtfI3cPm8E9zI1VxMmSTF5WlFVW5JUvvgumtGJUq9KSyf01YaHpVnPGj6W51a2W+Nvm9q3f2G4Co3mBDctsW0hk83xGNUlV8RHWQorL9Vcgu8y5eLvKbjWOY7fU66Cwt3VC6ij+XAEhYDHAHMgFjVUMl3Q7g2MrZupnGx7vGtdcfjkjTC1jGhUPWoGSzAZCw6mk6nLE66kaDj2La+kvTVvZrtzt/MUGdbkm60n8zwpjgFgR1TXh+69W+on3r3vOW25GnQgAtLAzVJZZnEtLE44xUn4HunXzOXw2Jhp7xpta9CrZlsbz21bjMwANnIPazmz44KMSRRs5jdXA8BryHHJ8x9IXdjsr+8d9i4SWUDa31MflQLa3JLkkgSCO2Ma7HlnqzZcx3232Nqxv0uPpQk7qywLfmebm3AQRJ0kHqE4ClPePcujtvdeYwWP3ZnbeOxWLrJBdTbm18xLY3K0kz26tuWJ9qehhoaxhUSwRzytKZCoKhQavJPSu45ryexzDc7Pbpur15iUN/cWgtiAFZQRuJultR0uyKF0gkEmLnOvUnLeVc6vcttbzdttbNpRrWzYuk3pOpTjt4QLp8ShiWmBEUgp3YiuRxyHujuHb9uYzNPBBs3NpDTavEY60da1S3ffqT/XAgv1U1WNuZBIGt9vRr2WK/wCkbbc2ViCd1aJaTLFlfbIw0ZCLpJGAOJqjb9X7G8Aw5tu9vdJMj9tdAUAHTBt7l1Jc5ykA4kZU4IO8OZuFko938JgWjkgCSZivuVY54Z19NjJHPgdwpF9Gf6kurxg/5Gbw4zrnojY2AG3HJNxuAQZFprEgjHAi9ZJ1ZLg3+ICtSx6xu3DG357ZsgRBuruAIOGINq6MM2xA/tJp2V+7m87elfFb/wC3ksqo8jy387QsRPHVjQTR11v43bhnuXCC8KeovUT0Kp04xrnovkdn9Xect5mqEgAJZdSCxME6Hvwq4BjBiJJrYX1dzl0I2nNOWtcClpa9bIIUSQNduzLNEqJGPhANfm9+/Xv7L7p/e97l+9stuafFdwu8W5WwJuPEXr7H2rJW2Fs6BTA0kSivsvadRz0f0yGLDxY8UP5INvknNT6XsMj2uR7W1y4eWSU87bqf3brqzF3evubk8dXXXp3pu9uOb7OzzLcAq+7RbxBABAcDSCoLAEJpkDwnMATWuCpebLx5PNShfU3LnsnddFbXopRStXowqCNBHHHIyry0HTy8jx5JfuaSRbx6s8JAJ+Pd113QJZdB7u2Bh0NfaofnJXkxcMyI0fSw6V060kCgagu+pZz8NNOMq5bOqfzHhPSe7hRq1onS2AHT+pzMxXXJ/wCO72kXBdte8neq1XAm3NksTsXD2nhMetWtI+Zy/wBOSoIRWhrg+P8AzBr48c3uX8zfMhB/RSAZ4tiR3wBV/ZKjbk3FxVUjuLH7l44410qV7GunwA+Ph4fZw1atKiS8vH+2un+HCpUMJvLXx5fx8NfjpwqavfU/Hnz/AMdfLx4VKufqC7X+lQkosokdQU1k0UhTqdCp1JXp10114+Wrdy2bOY1/KvqRkueZhOmKvb7b9zDP9t7mIZy9naefuUek6K30OWQZSiwQ6kKs72FHiB08ewehd+N5ybyixNyxdZThkD4l9mJjuryz13sTtuapuR9F+yD/ALy+E/DTUj2MfH68VyeSWzfhi9Bcg0VGK50EBSPqKdOtMiyBR1KjKpA00049AtXTpNpcLbHKTB9kwfbNeXXOX2fNXdXfHvkQqLpVBcg4EB1RWAIzCkA9VFIatSGJYY4umFCxRDLPIqdckkraCSQkgyOTp4AnlxdV3ZwXInDq7qqW9rY29sWrSxbEwJY5kk5nrJoykVfX5q0J0IHUY0bXmT4HqPhzPFiZPhYjsqP9vYI+hY7ppVr+lCqxxJHDGuukcSLEi9ZLP0InSi9TMSfiST4ngTLYkktUiW7dtAlsBUHAYAezLpNKMcnMc9Pj/MDlwvEAZGNF3UpxSgAanx0+zXQDU/ZwJmKIkAUbSX4E6efhy/En7OH0wJalShFKdOR5fDXXRvs8vs4AgZ09KUcvx+A5c9dPEaeI8+GkEinxo7DJ5/b5Dz+77eEccKQ66j3vtfs0ewPf29Sd0uU+w/ee1VkTq60sQds90yRunQVfrjdQw0IOvGVzsE8n3K9dlh7xj8KO2AXCt9BInumvzJs/lEltYk69Qhx0XT0s4iSSSV0V1jV0iI9FUBJHMKNdV4HbIEDTniOGABw/AVuX2B3GoYrR/C7kuxMqlEuxKzK1R5jHOGKBJBDLCY5UeKCTwKhW6dSNeDa1aP1Z59MaO3eImDjU89qe7G++3e8Nvdx+ze/MvtHuRt62lrbVyLKttLdeOsKrCdcDuqjPDUyAuI3RLDO8STRsUmjlRmUwsqvIMBOmXUegq5auaW1A+IiI6+wzhBrqv9oX7n3ZD9wjYsPti99+26uN7tbdtC1DmHEe1NwXbEMUVSffewslRVbOA3RFVHp5ejRUVMlQDTwRvGslaM9tub3LNzb3CaX0MDDCQYMgOuGpDxE+6tXl253Wz3Z3fKibW7AgoYKsP7SDgROInEHLrrouyXYrs5u7tzBsNe32wcz21k27j8NS2DbwOKzPbrK7VrVlTGYlsJfguY6zj5amhimPVMjuJ1l9Q+oZNxf3O7vvvL7l91cYszN+Yn5cAABAEACAKw7t6811rm4ZmvM5LFjLFuJPbNM723+17tJ7cdhb67WduaWRpdqN97+y2+KXbnP5CbOY7YN/cGDweH3Ts/CZC/JZzUm37NzBR24YLc9ixUkc+lMUEfQr24/c7azt7iiLaus8WDOXAP8AsEkAjgZ4ClcuXDcFyYdQIIwmMj07qpp+4NvruD7N+0W1PcnsqzNlT7eO62xRlsTlLDir3J7G9x7D7A3p26z8y9Qe9Vls4iSGzp1wTY6hdjHVG68ZT7g8u3di+5PkPd8pwM2DqSuJwlWQEH2ZE1btpa39q5YceIoWn+1lI8Q7MSY7TNXo7Hd+u03uR7Z4XvD2X3VBunYmbspjfqJF+iy23dxFajTbN3XjZiJcPuqo1+FPQbVLSyxTVnmhmiduhRgwDLipPQd/WPsrmL9m5t7htXRDAT2EdY7PlxqYFmjLPEJIzJCdJolkRpYWLSIBNGG64SWidQGA1KMPI8FiWJjOoqQMhhMVkty4bKZGpBaWLbe6dvzNLNNA8dHKZTZ+ZlEVitNBZq9cm3AHlikjkC/L1dLEE1uPZs3LamC5tnh/7euAZzH6hMHCQCchT8P8QMj2iD9lM+T/AFC208xjKeVnsY+5tbIbZpzGnYyFmrZydDKYe5uBrlSYZLL5LH26sz+lFPEjLLCPkfSQkbVq+0uIDHhERpXASIxM+JgQMSQQIqXUq3FIGIaSDhOPwERh2Uq469v7FYzDY2vhK+Q/TNpw1Z3yFbIQzzZPC4Hb+LqpZyseRtQPPezD2bc0iQTB60ZjjDyAyFXgl2896dCO5IAAIXU5wAwJVUxGAJIIgCARVbUAMxmR3kQcewnLPDOaXkv7+qLBKuMrZ5YoJGyN2thpsRJk29OyMfBjKFvIrbx8K2nj62mS0QJWk+WMMsa8qy1wgubaaoWSpwJOLQCJAgwM4InEAtNvTOOrqxwynvnGMuFK+Rk3zFJhYsRNi53jx1hc1Xt0VW3kskskCQWVLz16+Ko/TV7Dp6ZdpZpNSpigKSRKLThpJDYaThA4tOBJJwAgADE4kiEPLmWB0kn3cI7uNOAwX4KmTluP1/qNvGMIo4uiKn9RFh8ZNELBc+uizI2jkJqB4akkpSusBDMEmTAwEnIdg444+ymmYwiAftpf9UMzEkc+Z/iT/jxFwoKzWUeR8D5/3efBZ99Kk3K42vko5PXe20cmNyOLs0oWieteo5J6jWoZq8vpkzf9EojlSaF41ZwG+bh1YjgDiD7pjs48QcqJTBqOYKu1Kuanx9elmLuUjtVK8kMVR79aC1gJ8XVxcpq2cg9ejDja1Gs9JlUQqF1iX1utuLKXdwSAghRJBkLmCDLYElgYxOogAfSAKkIlJYiDw+OXzjCZJxpyVf8AT0u4DGmGjNu5lr8hyMtOYQS3cisl7LXFSTIvWjlsWsXGJGBDvKqIQJdE4AtfKAMSERQBMYAZCY7csOMYSaEqFEqcSch10oQZ60YqDVcFmpHmpZRYa89MoEs07kcbQXrRtTR1FsGPqglkI601HQCOniPTcmcAYHERjj1fLHGkQuPiGfSKVKOXz9kY2Sfb7UIrFi6mRis5FfqsbBEqGjMsaVzHb+pYOrjqjK/KQD1acPqcfUUnskz7aEhMYz7vfP2UHjW3O11ZM3KslUVrcMEdWSpHApjlhFa1chjL2bF29E76lWEMXojRELHrTuGX/F7e3ACOHWTJpoUYL2Uw+88pHb/cZ6un/p4NWPlrdqjX4cc56mIHId0Tl5R+Yrf9NgnnG2HHzfsNJ+zojLsrbjBFYthqrEFVI1JdiBqD4E8edWbBbaIwz8tfl213l66E3Tqcg5p0mBm6CNB/TYaAKCCT4fDU6Dic7csQW6j1VALwAI4TTt2apRsm7HUkVUPhpyacjTT7uOp9L2vLF9pkkoPdqrnPUThvJAyGo/8ALTukk1B89fv/AAA46quapOmk0B5/Hn5/dwsxSpJnk0SQjyjcjT7FP48+BmO+l2GmgkvIePkeXgft08dOAqWjCy8h/b79eCmhOVGFk+J/9QfDx4eaYnryoQSeHgf5c/8Abw+VMZrL1OfP8fw/v58PTVgZvtH9/wDu4elRSSbTxP8As8eZ+068KlVF/wByrdp2h+397x80spimfsPuvb1dgwDfU71tYrZEMaE6gvKdxlQOeuunGjyosu/tupAZNTA9UKx+dRX58i5pEnQ3yj21+fVlpgsEiKI2Ej1az6NoypNcr12IXQBSBNoAOX+PXbNBd8LYIJI90x3YVy14qqgvn1V0gf8AjibUhz3vh7zbwtpEK+wfbLvcQ2ZBKY4snvXeWwdtVSxrRTzIZqcdxQEjZ9NekHjs7T3LHppkRW13t7tUwjEJ5t84sQJHlLgWAxEnCuL5m4v87sIulUs7XdXDicNS2rCmFnM3mxgkRhnXaniIMD9QtHKV9u3/AKqFK3XJZWQVgpkMVWKPJxQ2JxOkiqfS6Wb5Sy8hxkb25zHyjuNo25t6DqgLE5SxKEgQQSNUgYwcTQ7W3tvM8rciw6sInVMZwAHAJmYMQTxGFSrAr04Yq8DTwQwoI4ohLOVRE5BR6kjMQvhzJ08OOQuFb7m7cCs7GSYGJPcK6ZGuWUFq2zpbGQBP30XsU6duWCxapUbVitKs9axZo1LFitOhBSevYmheaCZCNQ6sGB5g8SW79+yjW7Ny4ltxDKrsFYHgQCAQeogiomRHbU6ozgyCVUkHrBIJB7QQaNRr1uif8bqv/wCUQP8AHiFmhS3UKkRNTBBmSB761W703PkLuV7rZOpdngpbt3ocfPGjKI7mOx+Sy92tBOSrdccUdKsRoRoD5g8/r/kXKdtt9nyfaXratf2Ww1g8Vd0toxHUSWevkH1DzbcX95zre2nZbO933lkYQyI9xgD2AIhz40xcZt3M5+DIy4eBLrYutDYyFcXKMV8V360FinTs2oLV+KJY1RhCkrozKOnQjjod3zPY8te0u+Y2xechG0uU1YYMyqVQmSRqKggEzga5jZ8p33MrV19kBcNpAzrrQPpMiUVmDOBgDpDEEgRiKkfNQ5iaDbncraUN+vj6WNxMfpS2p7pwOTwUX0EqwyvBFVlxMwrgjRjIryssiKWGvL7B9jbubr0rzlrbbm5duGQoXzrd46xIBLC4NWMjSQoKsYNddzCxzG5Z2nq3ki3F2tuzbEFi/kvZGgxgAbZAnOQWIZRIoze777ilWzXrYTFV6t/HyY/IepNM17IR2Ypo7vr3oFqyxV7ZsMfRjAVBpzJ1Yw7f+POWIVu3dxea9buh0gDShUgpCHUCVj6mxOOEYCbdfyZza8GtJtrC2Llso4JbU+oEPLiCFaT4QMOsnGoVvT1rdp5aWOTGRTmFIKFWSazFHIUSLorPN1Tt68vNU5kMdB5Dju9vbvWbIW/dN1lkl2AUkYmWAwwGZ6sa873N2zfvm5t7Qs22gBFJYDCIUnHE5DOcBwpQrynA24J66yTbhq3I1gqT0ZfRx16J2Q1bVWwILNzJpN0r6YQRo2o1ckdNe6n+oWWt3SByx0MsHEuhH1Kyyq24k6pkj+0TNu0x5XuFu2wTzS24hWQwjD8rKdLNcBjAAAHixiJg3ztu5f2rk88MJmJquJqYez+r3alakMW+QekMjSt3FjhsZ2xFYtdEMYVRX63MnML6nE+n+aWNtzi1y79xYW9ee4vlIzN5mgNoZVkraBVZYydcKFwJ0976i5bf3nJL3MP2t027Nu23msNHlFyvmKzYG6wZoVYGiWLZDVW91UnUaj7Oeg0Pjp9o/Hj1JS1eStnPGg2j+br01DDXQMDqSDz5n5jyPBBsNPEUxBDauB+NQR7pe6MfY32z9/e7rT/T2dh9p945LDSluljubI4yXbu0o43B1Esm6c1TCaakHnxd5Y9gczsXd0FOzsudxdDYKbO0Rt3fBwODWbDqcOMVe5bsjzLmO35fqKG/et29QEldbhdUcdMzX58ucyb4PaecumQyWKuGmoVrGn9R714Q4KCUDWTrkmS28+vjqPLx4+Keb39xvd7c3e7YNvNxde7cOGNy4xuOcAB9bHEZ58a+6+UJ5aHQddtfChOB0qAiEjh4QMOGVMUQ/QUcZjlZT9HUq1ZFUsojlMfrWI3XnzM7nrY6ctOYPPjmlK+JzmST9nTOtZnZCFiScDH2/Mz2UNTVrFmOAfM9loq0fWi9ReZyI16eoliEGoGo6QdTpxn3wptm8TESfZ0NTpi+hpjt6d3dnX6EP7bXaxey/sz7IbRautXJZbbx3xmkC9Dtf3XItuv63IFmXERVtPHQHjkrTK4bcAEeY5InOOHd1+3vra5fa0WJUYsScerIVsFqz6gHXlpy8/Dn8eDk5caukQINLEc3LX7vLTx+A8OCx9tDRlZNfMeGp/kPs14VNQvqfaD4cvHkTr95/v4elXPDHGwACpJOORMqAIh0IXrBYjoGjaAnTQ8fJSW2BhfFx6unSK+rzc68B06qs/7WM3Jjt+ZjAydH027MFPFGwZ2By2CkbJ1AxICdb0WtKCOZ5ceh/wAe7l7HNLuzuYJdtkjP6kOoe0rqFcZ662q7jk67hZ82xcB/3X8Le46T7KubkE9NiTqNeegBOnloeegGvHsts6jXit1TnxpELaa+XgWKjXkOZ0Gh4u2zJxrLcGazR9CNSNNNRpr8dRoOY/KeLUcRnUQyxo3HLp4jwPPwOmnIEkH+PBANMTFRgEdwo/HL4aH/ADE+Guvl4+QPDrhIOdHApQjl1K89Px8hr8ddeGAJp6PJIfEEnn5cuQ0+3XwHBRGBpUfikPx/vPiTr5ePAmBnTiKVIX1AGvgDoNf56c+BgDEZ0Qg0fjk0PPlz+4c/E89SNOB7eNNR18TS3NRyO18iiyY7dGLyu1shG6hlehuXG28FdRgwIKtWyDjQg8Q7vb/utnd2zf8Au2nT/iUgfOlX5cXdTbF3t/vXcWzb4eK5s7P5nad5WVlc2Nt5u5hJ3aEIASbFNurq0A5eXLjE5bfe9t7RwdjaWWHXpH2/GtncMpcOv0kAj240yaVt0s/nLT6o3XHIehmViVJ9LrYurJ8o06XbTXXi/EwCYGXyprdwL4iMZ+2pT29l8VYlFLPxrNjrn9G0RGY5qFlOkNkIWhUtHPE3keZPIjTQcM4KJEY51cW6CRrwUnp9lTj+j7t222Gy2Onbe+DxU6X9t5GKVq28sR6U3qB9rbrggmsVrdJz1CnKTGToBHroeM8trYMQZB7fw/GthVe0Q4OocOuO/wCyuzz9mX9xVe83t6vbP3vuSrlt1dkcjj4rl20Ep38l2wydiLHPay1LU/o2V2nlbYaaPV0SLq6W9IKBcuNptrexjUFbqxwU+/DsqvurA3H6lseI4GP7hj7SQI7SK337qFivispkMOYlsNDDkY26DJC89UxTMSgPU0V+h1AspDaaaHXiHca1Qsn1D7Dj7DWfYI1hX+nL38fYa1qfui4je/ff2A92NidstqrubfvcPEttPHbUa9Tp2Jt14aOXf+1ocddytjHUEvWcrs8QVGmkiMklj0BrK6rxk80Y39vaughbSXFuPPAWjrMcSdIaMMfp41r8s2N69v22m3BfcOhCARJLeGPj1xka5Wfafe91Xa7274b3Te2jfM2dj3x3NxvaOz2Lwe2N07w3Vn93bA2lL3Iw9jfOyKVaSvuTbG4Mdsi1XdKgrZvEPRjmWwkTlYrzbq0Nxa/05y+5ZLlw4LpW2iBiZJxUoxYyMNIjxVtD0/zFuS/6ruLQbYsSgwOtXV3tuDhKkEQcTgwnCRXU1+2L74+1PvX7LYvN7akp7V7u4jEY7F9we002XmyeQr/6aglqxbu2nkMowze8Nq3a1oI1mX1L1FYUhuGRgtyz0C71N2odAFc/lGQhVXwrkFhQcOs5CAPP9/srm0fX4m27EwxzBJJ0t1HHuPDGQNkFmBbScppKtlIp4quQrx05LlIWhGthqn11W9U65UjAIkikQgc1Og0PxcZ0nMSRl2iDVDGiVbCvTrTV6mdzxlaOUVprdqv9PVnYEpN+nYSrt6tJGkhBaMGPrA0LDxDuFcE6QD3s3/Mx+NGGM+KI9nzpuZelu3FWq+Sx3q7rrw4a1HksTNlZMJjfrIMrWvy5SCo1vL7myOWbAJNXqVa9k1zMil0Lyah00MTGlfpCyNROcgQFQE4Sz5YQY1S4ZGwYECZkcMPlOOA+ykavBv8AyoUpPsrCXrEeSsVMVYxtu/kWGMs1ljnlpZmallY8LYWOMWD/AFJ1kusqSKojeM7i2LY8vzGLqASAqaQSxEzBwI+iSAczP01JqT6graJzkzllhAn2fbTu3BjxPLiYsZDicXmBjhcyNSwMdWyBqS5HDVpozfnmnGNrRyzTR61jNM8knSoderqiVhjkQGEYArk0TCgngcCogN1iBRm0ktqKY44/fHvHVRXGSxfqFxzf2j/qOCVotuUcTLRcXcnDgqFfJQH18tXsTxfU5GZlqBPp4VkhmNmSQFEdmtwEAIYsTJj6J7EBnDxNlwVesmVo1Qxtx4s8DJjjHdxzyp+Sbz2rC0qybhxaLC88c7myJIK0taZK9ivZuRK1SKxBYlVGQuGDHw4rg6oKyQcoBx4YYY49VReVc4iPaPvpZx+Up5KE2aNgWa+qBZljkSKTqXq1i9VI3dV5qTpoHVl8QeCgj6gR34H3UBBUwc6VQ55+f8uR+wc+G40uFNg43cl3IWLL7qs0MYbt6P8AS6VGBGlx8TzrjF+tPpvDYjaYO0yL6rrEkTM6Fjwf6fl6XDF4MGYgk9mMAYAHiSSeFHrA+lVwjPHhj7z7Oqg8btzM4xKkcm+905gQCh9TNl5obE+T+nkRrQtSRCIRm3ErKvphREGAUaL8zHytZKJpXq1Mcu0nEniTn2DAI3CwggYTkAM+oDKOnXTzMzFiSefiRqTy8OQJ56eXA1HQiufE+fP4eXCp6+6j8fv/AMfwPCpDOof71P8A/wAP88Dro6Uk0GmuhyNMcj58/Lz4531TH+g7sddr/wCJa6P0ysc62xwMXD/ytRfaN+1X2dtqOH01VMLR6S0StqGiDksSfmLFuPP7N6+u1t6Y06FjDs767m/ZsturhadRc8acEt64/SA7L0oXBURrq4ZtPBSGHM8j9nEr3NxhjkJ6vsqBbdgSY7ONPDZk0zwZN5mYn16yrrpy+Sdm00UDUk8dX6WN1rN97hzdY7IBnq665n1GEW7ZVMBpb5iKdUsvj9nL+Pw5+I46qucpOmk+PL4aH+/gTT8MaRbk/TDYb4RSf/q6f48CaQHXTSEnza/ZoNPHTw+PA1JRhJR9/wBp+Hw0HnrwUUJodZTpzOv8/wAOCwNDPvoQTf38tefL7eEMKbM16Zueo+P2/wAef3cPS4xQTyn+evP7dRprpwqVFZZtB4+H8/sH8OHpVqV/ey3UNv8A7cPemt6npy7w3j2U2TGQwUsMh3PwGesrz0Df9FtmU6eJ042ORNo5hrgkC0//AKhpnuAM+yqfMDGzcxJwHvYY+yuG2YLYu46JpAfqM3i2YaMWVa87Wn08Ax6YNTp46ny5cdjsQVnAwEIB4dOnbXMXyCF1fUSK68v/ABg9kWL0Pvh7lVa1prwh7M9vMdJBPBVsr9RlN9bpyywWbKNEhjggqOQQWPLTQnUdVzC/Y2vJuX7a+y+Tc3t640hmX9KwirIGOJvRgYwxmK4Vrd/dc53l7bK5NvZJbXSQpBu7hmMFsJ07ecpxwia63quG9aeWTIQ2EjgtSGvWa3Qt07UbwiFpmhXHRzViyctBIH8urQcchd3xS2F27KWZBqbS6spmYnWQ2PZHZjWza2Zdy18OEU4DUrKwiJI0Aj3z24UNk3r7fx1izjUqVJZ56cKi3Jeeo8rsleJRFGbDRkR8gEVF82Og14Darc5lultbou6KrHwhAwAknExOPWSeAp95cTl21a7t9COxUDVqKzkMBPDqgcTSjjbVm39Y8slGWCK3NXrvVhu15R6DlZktJcOjPG2gDxgI+hYciOKu6s2rOhUFwXCgZtRQjEYFSvA5wcRkcasba7du6y5QoGIEBlOGchs+8YHMYVlmcmmFwuazUpCx4fD5XKMWIAAx+PsWxqTyGrQgcNsdod/v7GwTFr9+3b/43Vftp95uhsdlf3zmFs2Llz/gRm+YArUbdQQbV2yXt4mabJ3c7lbMNW+lnK1GhbHYyFMrSEpNBZ/p5JIA6BpEYsCRrx9oWG8zm+7CpeVLVuzbUsmm2067hNto8calDkEhSACJr4t3Y8vkm0Jey129dvXGCuGuLGhALiT4JhigIBIxGFFMDmLWEylDJ05vp7FOxHZgsrGZDXnT8lqJNVDyQqSNDqCrEEHXibmOxs7/AGlzaX11W3UqVmNQOansPzAM1U5Zv7uw3lrd2G03EYMGidJGTAcSvxBxBq5OQaLuJ23zmR2ZgXaxn7UU26ts0bkaYyXMpPXns5SnMrRx08vFYjQggpHLXjaSVGYAt4dtg/pn1Tt9tz3cAWtshG3vupNwWiGC22GJa2QSOLK5CowEge737ln1T6W3O55JtC17cuDuLCPCG6CC1xCMFuBgOoFFLOpOJr1227cU985/L7fzeSyO37VSkcrja1WjHa/URStmplFWf0mE0NeBelJIupZJNSupBHHpfqn1Re9P8us8y2Fq1ubL3PLdmYro1Lqt4SILHEhoIGcAivMPSnpbb+oeZ3+Wcxu3dtdS2bltVQNr0NpuAGDqCrgCuDHESQRVwtvdse3uwOjMR4upi/05psm+4MxkbVrJwxiAJ0m7kVqx46FFkbpWOMO8hAGh0HHiXMvVfqX1HOya897zYtizaRVtkzP0pqLnASWaAMTIr3PlfpL0x6Z/61LKWTb8Zv3XLXAAI+u5p0DHABQS2GcVSfd8ud3huHL7lizFC9DkLE8uGyNiKntm5lcVSsGGOetBLUoyySUmYRWJZpOozqf6j6DT3rkicu5Jyyzyp7Fy29tQLqAtfW3cZZIYhnADYsiqsBCPCs14Hz25zLnvM73NUv2rlt2Y2nIWw1y2rRKgqhJSQrszTqH1NFNyv/rC3Wq7AhyMk1FGu5SLCVM1jHxNQvGLl6a3aqSy1nX06/rSw+q69XSQpflxp3P9EsXX9SXLQXcELbN1rTi40HSoVWAbNtKtpBiQTprHtf67ftJ6Zt3S1gF7gtLdtm2sjU5ZlJXIamXURMYasKYLAanQhjy5rrp46jTXTkQfv+7jpATFc2RicZrDQkjXpGgGhC9KjUHXTpA8FPj4ngshhQwSYMYezp31pm/fQ7prs32f7V7bVbQjyfevu/gqdqDr1afafbTH2d7ZsNHrrJBJuFsJGfBepgDy4w/U+6fl/pDm++VUYvt7WzUEwdW9vAuywQcNrtd0picHAIg16V/Fmx/deqre61KF2lt7pBE6jp8tQoOGrVcVgTlpPGK44t6yLZTbe39T6WWzv6jdDBS743BRq41AJH9SxddvEjWL7OPkbeuGJuE/qBSB2mvrXY2zasG0kaGj3dDSZZElmZxqvVO7MPndXZpGLNGCFXp1bx1Py9OmvHL3XNolzMTj2dOFa1tHc6cJ6dO6Kn/2pdsr/eX3C9pO3lKJ7Dbn3hhacyhVcCGTIQiSYqSH/wCV1ORryRdNdPHP5xfW1y90tAeY0ATP5iBHHKffjU36zghfrggZZ5A954eyv0W8FUp4mnQxOOVY8diKVLD4+NQFC0cXVioUlVV5KBWrJ+PGNpVVFsfSoA91dBZTy1FtTgoA9win3Uk5D7hz/l/A8DhMCpmWRPGleOX48z/LyH4DlweNREYQRjRxJPtA008CR5nwA0BJ+3hSRhQ5UOJDrz5/b/Dy8ieFSIrnugtQp0IwZSJGGgdFPpgjQlNW5qTrqToSvLj5UtRbbxdecxh8q+qSGYyMop4bZ3lFs7dm3dxwSf0MPncbetEdZ9St9QseQjKKqj5qUsikDUDq58avLOYDY82tbufCl1Se0HA/Cqm62B5jsbuzfK5bZe3EYfED8K2i5Yxs7NEweJyHhkUgq8EgDwyK2uhWSNgVI8uPodMpBwr54vIyyrCGBg94wppSPoT/AAPMaD+J14vWiDWTdXHCg/U118/LQty1AP3AAni4jZHhVUiGih45zyGvx1HIeGg1Op11by+zgxB8XGmGVHopuagHm3h9vmeZ8eXLhYaSeNMDxo1WvQWVd608U6JPZqyPFIsipYqTPVtQMykqs1ezEyOvirqQeY4cErgRhE04BypWjnTQasV056+AOniDzOg0HP7eAbU2NEIypSryAkcwfx8dPMgnz8+FJOdPAzFLdeXTTny+A5eXl/Dh1xHbTmj3WvI6fMfsOmvPx8jzPA/mzpppRq2HidJEOjxukiMOfzxsHU8vPVfwHCBKvJxinr89r94Ls9c7M/uB+4nBy0Hp4ndO97XdTZ8iQlVt7V7qwRb5p2KoCgTQQ5HLX6MnR+Sak66aqQOe5Za/Z272yJJNq8wBPFSS6wcMlZY+2tND5tu0+IGmPaCR8gK1fxN06yxD0SSGmACFCzliGEcmrMgYAsCgAJ8ONB1WNLHx8KfEOSPoH9PdTuxd1BPGLnpuH5q3qkiRSPkdnTQ9DsVYeHSvhoefEZll0zVtWVRBxqcdhbmyWOkEe3NzNgMjJDHBNjty1P1TZeZ6EYSJdaOCdsfJYjIVZI0lkiJDaqfnEVxFZfHlhln07K0bV4gjy2h4yP0n4Z9vZWw32Y97JeynuT2F3Tp4htt5rJyTbC7t9uzZ+p2l3g7X7spT7dzuQ2lnOpsfmM9g48iLQrNILcsMDISZlUMdlbdxX2jmdvdRgScSDGEgHHHvq2rTcBXw3ZEgZGDgQesfHLv7vfbt3NTL9uYNgbiyE02TwNbJbPx2WutJKbaY6KzWw6W7Tr1NNNVhQo7HVtejX8o4o+eLtnRcP6umO8jh2Hoaq7nbldwb6AaJkgd+NVC993d4djeweP3vZWebEH3C+2rF5eOGdoJFgzndDF1UlLq0RX6i0sdQ6/N02m15aDjmub2xftWbBBKPuRIBMwLd1jlwgZHv4V6L/GW4s7X1tsr14gA+ZaBIBAa6vloccPrYR2xHGtTns/wNLsDuH3NduIb9uhH2B/cR7b+4LZO6Kr0WyEfbLuPZ2Lm8FHYhjczS07Pa7vtbpzGAOvr02boOhByLu51WtpcclbyK1liuBUgvYOAJ+pdLROEiYIr6K9O+nRa2+65VeQXNuN9vYRpi6m4sruVzgLDkrJ/tMGK1BdyNq5z25d2MpN2m74T1d8bP9yHudx25tt7MguQZba+29qdz8fY7O722rnsDJjb1CHf22dwW+tLFgy498eGVRFKwPV8tvbO/sdtahncbW2WuqdCi6C6MgEggqERsJmTJnCvmv1Zyg8q5nuB5gF1t5fVtu4DOiyGGvPBg5gHEgSMMuv8A/a393u4vdX7Vzuju1uCrb7s9q955Dtr3IzGUhxW37+Zrx4yjm9j7yzleoamI/Ud1YCxMJ7VeOKvbtUJ3ChxJx20Wv2ti9YfzNaHX1h1Yhl7fDob/AHq8n5htxt90baKVtkAgd+cdk5DhgK2UwzxTxRzwTRTwyr1RTwSJLDImpHVFLGWSRdV8QSOXEUmT11RpPy+LlyrYloMhYxkmMycuQ+pqcrbLJhMxifRgkY+moZ8msjh1dHWMqVOoIIMgR1cTqSAQY0kspntwBEZSQeFOCRjhHEHEHspvYjtrgKN0ZbI3s5uTMvhcxt6zlc/kpLs9vC556bZHHWVcMbNMpSjSGOV5FgBkKBTIx4d78oEREVRGQxwJPxLEkDsGQFEbjk4YCZge7hxjjTqbZ+1bFue9bw0Fy5Ynr2TNcntz+i9RI46v0SNYC0Iq6RL0RxBEVhqADqTF5ryDhIk5DMzPzPsJGRil5tyI1HTEdOnV1UpRYDAwioK+Ix9aTH1Go4yeGrD9Ti65rvVVcbLJHIahhgcqhX8o5eHLhzeuEmWJ1Z9uIMHskZUHUeqj1XF42k1eSrSrwyVoGgj9GGKFGV+kvPNDEiRS23Kk+qV6/nbnoeEbjsxaYn4dg6hTmScTNKisOpmCoGfQyvoOp2RelS7AdTlV5DUnQcAQRA4cKajKS6jn/fr8efx8+GIIpUKkhPmANeR08fPz8OGFEwgSKzMhPLlp9mvPh6JFwM5V91aH46eHw58NTFDOAwoVX+B8z4eH4/w4eggxPCsy2o/HhUqhvvYzf6BzKr+ZpMYo+HzZWiDqeZGgJ8jxzXqxv/2DuQctCj/1rXTemFnnW3X/ABN/yNQe1bVOvtPbkMwmkdcJjEkCIB85qxll1dVVgpPiOXHB7fcWbWztBpP6ajAdldtuLV993cK6R4249tLM2VhXoVIn0GnWGKnWMluSlW+Vuog+BGnlwVzeIMApMfj29Oqok2r4kkdnf7qeWzLay0cg6r0qLwQfMDrpAH118tPU0HHYelXW7srtxRA86M/8IP21yvqNSm6toTj5c/GPspyyTDz+/wDnryHHTVz1Js0oAPMf25acMaeJpByM2lSydf8A5YAP2l1HgOfjwJ+NEKaqzH46afj4f3ngaKjSy/7vAafw+zgsTTUMJft8vP7/AB+/gqGKy9X8f7fy4eaY176vjzGmvl/L+fCp8x21g8w+wjw5/wC/lyPCoaIzTcidRp8PDx/w4VOK0Lf+QXu0Yn2c9rds+qqtvT3Mbad4tQpmq7M7d9wc1K3NuaQW79dm5EDUeB0PG5yS3q/cXAJZbajP+5xOHHLLrxyqhzBgu3xMAsBlM4E+yIrjzrWFTLYrRuv0Wv2urX5SIKEyhx1AFpFNnxOvxGmnHW7NmdCT9MgH35fCuZ3QJZdHb8q7w/8AxhtlpifY33e30YTHY377ls7VRypDS43ZXb/ZGMh0JUMyR5LJ218wG6vDw41vVO4J2nK9qR9O0u3J6/MvunwFiK5PkqH/AFLmt3GP3Ni1HUbW3W4e3H9wpOeJwrpDI05ac/PXlp56fHz45AY48K6CvQBz5ff46faOGNMRhByrPlqTp4+Y8+GoTUTd9smcV2i3zMsgjkuYyvhYjy1Z83kqWNkRdfNq08n4cdl/Hu0/eeteXoRK27punutIzg/8QFcf/IG7/Z+i+YXJh3si0D23XRP+UmtVzMdW0OrE6eHiRp48vPXy4+vAMuqvjpjj214h6SdQCAfDUfKfDnqOeunDtjlnQBtJx4U6tr7zz20L0lrEXbEVWzC9bKY315Fo5WjIhSepaRCNDJEzKJkAlj6j0sPDjI5vyLl3OrAs762pvI2q28DXbYGQyk9Rx0mVMYitnk3qDmXI9x5+xuMLLKVuW5Oi4hwZGHaJGoQwnA04FsdrMraNmOxvHtu6U4I60NCrV3Xior8SjWQWalnDZiCvM+uqpGxXkQRzBzTa9X7Oz5TLseaKbhLF2bb3Ch4aWW7bLAcSwnI1qm/6M3143gd7ylvLAVbarubQcRiGV7V0KTwAJGYOEHzI5je2XxNnbFbey7u2y1iG+YrGWrRTSSLpLWeWPcUtbNL6M+oEIZo1cagEsCX2uy5Dst4nNruw/Zc2ClJFtiAMmg2Q1rEZtgSMDAEUO65hz/f7J+UWOYfveUFg8NdUEnNSRfK3cD+SSARImaeM3cC3NsqjtbMUN1YatVxWMr07OKoPSWKxiprDCWtJjjQrImYNgrOkkM3U3QWJYFzhp6bspz65zfZXNnfuveuMy3HDStwLgwfW024lSrLAmAAQo6U+p/M9PW+Tb+1v9ui2ECtbTRDWyxlSmlYuTDBkacNRJ8Rh2e7DQnsVruDzVcTRWoZRJbrYi3axNhYDWrTRDAyw+rDYh1M6g+qPlIHMnt7dh9zbW7Y3FhipUiFa4q3FnUwPnAwQY0E+E4zkK4G9uLezvXLO5224QMrA6mW07WmjSpHkkSGE6wIYeGBiafOzdw7KtQ5zBbk2r9djrdFht/JfoNbMbg250VZ7N67LcpXcTdmx2Nbrss8asGRekoBqvHP885Zz6y+35hyveeXukufrJ5zW7N+WCooVkuKHfC2ASIJkEnGuj9P825BeW/y/mmy83aPaiy/krdv2IVmdiytaYomNwkTIEEDEU+9tdg9rb02+L23u5OMvZdYYIp1xePsSYivaIlPTkK2Rlg3BVawnTz9KJQVYrG3HPc0/kbm/IuZft+Z8qu29kWJHmOBcK4fQyA2W04/mYmRLCuj5R/G3Jef8s/ccs5tZub0KAwtofLVsfrW4RfUn/ZUCDCmuMb/yGNyX8f7vO3HYq1kcfdi7Ndl8RnL/AOlWZpKi7i7u5q9uawZY54a0iW22nt3Cko6h0ilB16WBMHr/ANSbfnHo7lS7W3cW3ut3u92dcBotaNjaUgFgdL294UZW/wDcbDGvQv4/9E730revrzQWmv7pbbW3tljNlWuZSFA1MBIMsNImOPOJm7TWd3ZCXr1Tb+FqYiDpCsGvZGQ277NqAdem3NH8dIwPAcfP91lH+ZmWPsHCPhXtC2xZtgAywGA76S3sP/zC0ikIyhS/UXXmx1IOqMtZVGo0Grfbzyr4YkBYKTj07591WEfwayDj0+Ue+t6v7EnaZ94+5rNdz8lU9Sn2t2pdyUMzpqi5/K64jHFNR8s0M9wuvn0xn4cc5zK5bfcW7Nlj9RY9igYTnmxHtFXtutx76CAYEn2ZfGPdXY3izoqePx8/DTTz56cuKzGTPXW6g686eVd/DQ/3fy8fD+/hoIxFJgZpWjcfy+Pn5eP38MpY4nKhiSSeFHkfw8eX+Hx+zg6FyCZFDK/hzGvLT+XCoRHGudl1DlT1gFCQ69Jd9Dr4EEdPyMCPEn7Bx8luDcXMGvq5XCe2sisjRGJqzAyrpI00jRRuQx10QKWPSzciR4t4nhxbutAIheM5U6tobUDl1VtI7U5+fdXarZmTtv1ZCpiVwOS1OrfXbfdsWZGLaFjYrwRyanmQ+unH0P6c3h3nJdvdb69Glv8AaTwn3xPtrwn1TsxtedbhFB8q4+te5/F8CSKWbBKk6/HQjnryOp0I8DqOR46eyeNcVfABon18/iQOZPh9mn48XlPXlVRyREUIsuhILE6/EjkQBrpzJ568SICcRUZNHIptflOvhr4eROo0+/gm6xTASKNJK3WrdbKE9TVAR0yB+hgzDx6kcHT4an8GABE8KQPvFH45W5t1acwB83lyJJAB6eevI8MYjsosDSlDOyn8xB5a+JA8x/LhwARAohIEcKW61snkxBIAHLUjkBr+HCCwMKVK0c/UAp8eeh5/b948uAH1TS4Udhl5jU/DXmft1I8+enBHOnGWOdcv/wD5MHabGf6X9rvuGp1FhzVfJb37KbkyKIHM+Jjq1t/bKS9Gg9WSGlblziI419MWAvIHUYN8La50pKkpf27amkwGtMsSJjEXInPwiey9tX0oyxljPVwy9grkiWRbAksQsZChjis9RUtVlCKVHqzj1UWZQHVz+ZflAOh4s3AWgxAxol8TSWw6dOFK9SaLoSGQKzGURjTqc+uCrwSaHRjFGJDpp4ka6aa6Ciklo+n51Yt6VMPJHCpFwmWlpyKltvq4nKyRuXDGOZU6W+eNmUzoNU6vDpIA1GhMOkm5JwEVeS6iZY1Z7ZmMkzdSFdu7hWg86q36PmKyXMFlLEOjVYJ4Jy8de8rxFxY6fWjY6ll8DG76HiIjjWpZXWoe2fFnHTKt/vtV/cOydHs1uPsN3fpZvb3e+HCV6uxN1PkHym39/bWDLSzNunnrDLZqbr2hhgSkMsk0luEBhIssREnPeovPt7B12oOqQCwMaQTi2HujPGa3uUJZu8xs/utKlQTEYOVxA+8dnbV1veb3T2F7iP26u+PaPIdxO2rd95+2mE3LtLt1uDuBtrB773duntpvHaPcPamUwO2rGWq7ju5S3Dt0rE9as8r2QelH9TQ5+05ra3Fm1cLf9TauoHgHOdDHKCNLHUOqRxqHn/JeZWbrWeR3RZ3Ttbu2H8LBSlxLpUqTkwRkE5BgQZFUn3F7ltpbX7aW92bY7ZXrHuJ7gduNtdue4LZWvuCDb9XIdsa9Kr273rmq0NU28nJt2rVigjjpJpbSrD60kaIS1G/yvd7q+23JVNszB2YHEE6SdA4N4eOE44kxX0nzb+T+Tcr2b7/ldrzucXYYLHhVwhT9Zj9aAEhQg1EeFiAJrUnHBuuTdm4d37h2Vt3c+a3dmMlm83uKPcUNvN3dxZWwbtu3PJnMTHdo2bVmwSsLFfTXRFBUADp7W3tWdum32RK2LYjSBA459cnE9uPXXzbvd3ut/vLvMd9+pvb7l2YmSWOeeQjCOAEcK3Sfs/8AfKLa/uWx3bHN/qdXC94MTa2Nco5CVamXwW5Ggs3dmZCKzSQUctib2QafFesVLwjLMukXUdei5HcuHzdqIOpC65/VbBYjDGCuomcNSqeArA51tzd2Zuj/ADLbAx2HAj2SDPfXWpEnRFHGpJWOOONeo6uVjQIOo6D5iF58vHi6X1NqOc1yOVGE6gddBp5+Q5f7NeHlSsHOlRpAPHxI8vLT7uApUOp+0+X46fb9nCotDcKOxxseYOg8fH7uEInGm0k5UMU6Trrr8OHWJg5U5VhnWQGvwJ+HPXX7h8eJQ6jCmg5UKNdeY8OIGbGaktrOJoUAkeOg00Gv9vLgdYqXTWfSfI/3n7fh58LWM6eKHWJzz56keGnI/wB3DagO6lHGh1gcDkp0Gn38/wCZ4bXj2UtOEcKz9FyB8p5/Zr9/3cPrihCCZqHe9dSQ7FyYKElreJVV+JOUq9IGvLxGv3ccr6xYf9vbicibY99xK6j0lbLc+sdgc+5GpFwNcttzB9TLGf0jGN8zog1+jg5jrYa9WmumnHDWLAfZ2iYA0LxHUK6/cXim7ugSf1G6/wC40fmepEwWSxCGdQOTdeny9erlFKxgnkNSNTyHPiRv2ywGZdRHaeE9WHVjmajXzmEqpgHup97MmjGJnMbK4N+UEqOWqwwcjqFJOh/nx3Ppjyzy1jbiDdb5LXG+otX79Q0g+UPm1OKWYnX7/wDcPx46GsGk2abkeeg058zr8T4HhjRCm5lZ9Kkh1ADPEv8AFweeunI6fhwJGE8aLjTbWb7/AA+Pl4eHlwNKmj3D7o9ue0G0r+/e62+ds9u9mYxo4rm491ZKPHUBZl6jBQpx9M13J5Oz0H0qtWGezJoelCAdGa4lsS3EwMCST1ACST3USW3uGFGWeQA7STAHtqie4/3hf26to/pj7g9wVujUy1talXJDtR3Zlxqszqps3J02f61SkiurNK8eiIeojp1Ia1c3F+f2+13bx1WwMMp8TgnuAnqE1Nc23lR5l2wv+/8AcPwrYTs/eu2e4G0tsb92Tmq249m71wOO3RtPcVKK3DSz23cxALWKzFGO/Xp3RTyFVhJEZIo2aNg2mhBLbbcWd3t13Ngk2XEgkFTgSDKsAwIIIIIBBFRbmxd2t5tveEXUMHEEZA4EEggggyCQaX/qP5D4n7TxPjUXCg3scvHz5/YOY8/Ph86bKiU8x08QPj8PPnw9KtGH73Htp9xvug2B7eMP2A7aZPuXB2+3f3P3RvehhM1tLH5ai+b23tXB7aeri9z7iwEmaWwkGQDrT+oki6R1KOtdd7k7bRLV7zr1q3uJTQHJUMIcNDQVBEj6iueFUd7auXkVUUmDJgTGXDOOuOquUXfPts9yPaSzPd7n+3zvVsCljq9ijZy27+2+7cLgIcpkYvUp05NyWMacC09ynjbDxCK0/qCIgHUAHolt3Vsjy3tuCUP6bpdMM0LhbLH6iAZ+mRMVzzoy3ZZLgOkjxKQvDiwAx4RnWxz2GfvU97PZB2Ry/YnYNbbe9cZT3pNuXYT5qTFxY7ZZzOdbLdxsHn8VTxN/J7n/ANTklatiW1VmxkqIYwydSt6Lyv1D6OXldrl3qbkt+/zGz5ytdtbk2GuKwUWA4Kto/b3DduTbWboby7kgKR5Vzj0p61fnt/mfIOd7ezyq+1q55N7becbTqGW6ttlZddq8oTUtwh7bIrWnA1I237Z//lLXK0VIb19rtjKOZ1TIybd39j8YVgJybGXHtkIq8U86ItJRHLWgVi1hgw6YUY7mw/irmIY7Tcc02N6RC3LdvcIAfqJddDsBByxJYAxBZgtn+VdkyLutryreWtDS9q9dskkQFAR1YAtOIJgBSQTIA2h9qP8AyDfYR3BgrJnt5Zzt3lHiDWaG7cJdENeRYK0k0S5ShQmx9ho5J2QD1VZ/SZgCCuuXc9Ecr3LheVc12V2UDAMWtGTmpD4SuRiVnIkY1ft+p+bbYf8A7W5VvbDa2Hh0XlIUxqBtzAbMBoYAeIA4Venbf7mHsg3VTp3cV7ju2ViPISejShhz0Nu9asevFWWrXxmLOTyklmWxOqRxiD1JSfkDAHiE/wAYerWDNtNuL6LmUuWyAImSWZABAmZgcak/769Pgf8AU3GtHD6rdwGTkIUMZ7IkwYp192O5nbnvLsJdu9uO7faWzlJs9Wt/TZ3fuO2+LpxUeQjFGsl6Brj20yjRllNYoPSYEhgBx0Hozk3OfRPqNuY+puV81TbpYdJt7V7hQuVlmghQNAYSHkEjCK5/1jueXesfTo5fyPf8vPm3rdzU+5W2rBQ2kKxBklipiADGcxVeW7C92IaaXP8AR9rLVm6yt/auV2xuChYUdAilhMG4IbjIySacoix6GOg1Ucerp/I/oy/cNpd9btP/AG30v2mGcgzZKTI/ujEYmCa8dv8A8W+rrNvzRtXu2v7rLWbqnKPpvasjwWTjhiBUb5Xbu5MCx/Xtq7twfzen15ba2eqwKSpk/wDrEoTY4DpQ8/W0B5eOmvVbPmfKuYj/APZ282W4wn9PcWmPV9JcPx/t+FcTveS855c5HMNnu7ABiXsXVX2NoK48PFTdjv4+yfTrXqVhywVY4btWSUjQHR0WQujHXwKg6c+NNtvubXiu27ijOSrAe+IPvrJ12n8KkFicpE9PZRl43QAMjKNV8VYFh4k66HT+/iFWBMg4weNEwIGI4j29PfWEnzKAQNAR0jXqII589ddCvlwS4GcaT+JdNObA1t3ZvOQHb8GSzWfm1ir2BVTK2NIq4hLtYyMdmtF9PWQL6kjBokHJlIB4yuY3eS7Dl7f6k1qxy1cSNRtri0xCFWMtjpUQxzBrZ5Za57zDmKnli3dxzNsFYKLjYLH1OGUQsDUxlRkRhT0TtH3Rym5qWDz1DPNPZozTjKNcgydGvXreorRNk5r64+IwSgo8PqiTU/KjKdeMI+tPSW05Tc5hy65thbW4B5ek23LNGOgJrMjENpI6yDhXRr6I9Yb7nNrYc2TdF7lsnzdQuqqrIguX0CDgV1av7VIxpUzHt639HDdydK9jstWx81yjbku5D9DsxVscUhEw/VZI6U+LaEAIVn6R09IXQAmnsf5M9OO9vaX7d2zduBXUKnmqWfGP0wWDziZSTMkzVre/xf6jCXd1trlq9ZsuyMbj+SwVIGoeYdJtxgpDxhERTQ7c75z3b/MtDiKWIuHL26uPyIsRPJYtVvqPRWtWyME4FaNJXLxuEcBvm5g6Hc9T+n+XepNiLm9uXrfkozpBAVW0zqZCPEYEMJGGGYrA9N+peZekt2x2VqzdNxgrgiWdQY0K6nw44qQDjjiDX57v7gXuAPub98Huk75SmWLD717yboTAQTzfUzUtibIMOwNpV1nCxq6V9o7MqsCqID1kgc+PG/5DReWc5/7bs3FuWuUbe1sdSiEe7t1/6m4ok4Xd2+4uTmdWM519acmLb0LvblltuXRD5TMWa2AirpZiB4vDJ8IzAOIrWzhpWt072Wl6xZz2Wv5Z2dDJJpJNMkRKhtZehSw6elmA8NNNOPJ9wdbkXDKgR3YV11hQ4LAw0mjxjRtWKu5KdbB2ZuaKCryajrKgBdAdCBxkPcuqCARE/f8AbV9LduQpmOPT3V2KfscdozsX2u5XuDar+lkO6u7HmrNIv9R8FtqI1YGDnQ+hLkLsgHIDWLXmefHMBjc3N66cw2j/AIcT8SK0tnbTW7pOnADqwz+fzre5jD8qeB/H7APv8eENVacYdVOyA6fhpyB01+77eDEgZ0DGBBpTifw/n+P2+HDnqpk7aPo/Lx/u5eXPnpy4XfTypEAYUL1+Wunny1AII+PDigaQZ41zypMVKPImpCx9KRuGBCp0sAXCFS6ORpof4Dj5NfzLZV4MDq+PwNfUxhwVy7aOw2qhjsKzn/iX5/l0+dW/pqCzsCxIOug5aeIPF+zds3A0nwjp09kVEyXBEZirje1PeAvU97bPkmZ3oTUty0lZSute2BisiU11JCT14GPgP6mvnx6V6C5j51vcbDijBx3HA/ET7a8+9ebGE2+/UGTNtuIEeJfmfdVj72nUzanx0HkCerXnx6fZY4AZ15TfUGZypKL6eBGgOuvx15Ec9NdeNBW99ZzKI66+D/lJI11011I008/D4kacToYkGq7RxowsuhABI8f8wJ8fj5a8ECpExjTExGmjaSk+J1PLmdD8NB4HX/bw505jCnJkRxo9BKDpr46g/N4H4gEa+H8uAc9VGoHGlSF9dDqdef4/fwlWcs6kAxg0oxyEEc+Q5jmfP8Nf4cPIxoWAnClyvLy5k8hqOeg105c/x4EkRhnTgYYUpROfHX+XMnXw8/DThjBXDjS761Yfvc9pZ+637cHeLLY6AS7g7J5rZHe7EEw/UEY/A5tdqb2rtD0OZa82y95XZZF0IP06k/l14xOcKF8jclyiWr4DEAYpc8EEnIayjGMfCBlhVrblvNhDBYEd/ZX5+W5V/RbdieKSsJoJWhtUonU1Jwo6GiR4/VMSxOG0OpKN5+INm28NpJJSpzZIYuc8orOnkqmTpi/RkIUkRzQyf0rVaywHqxWCdDoAuqOuofq+U8/lmKFW1H6Txo/NB8Ip24vJqvpLPIgQdSy6hutlLKEMcalm1B16ip1A05cjxCyI5OjP4VPackhcKl/Z26Tg7MZaZxWsTL0ywaH6eTVmhm6mHUs/UeTggkDQjQkEHGpdLDGr9i/5byMqvtsDu/tK1iqmPzsuSmNWSDJUZa+NltX8bkKjhqWUoXEYWKNqkztqvUsciEowdXZeMy/t2KMCNVsjHL7a3dtubQA1GHBkdfs+2rKbe/aP9p/uf7P3O8nbzv8A7rqd2LeW3DDuHE+4XuL2s2xa3BujE42rnchlMNDB/pbKR4m9DkFWvZsllryJ6DSfIpPK8y9V875NuRtE2+1/0xbcqtsPrVcpliwJwMgASTmSa9D5X6M9Heo+Xfvre53VvmGrE3nSDcEcFCkAzgSTpGcAE1TfY+7969pIcz2p3fuHL37uxdwz4WuuYycmXy2Oxyx1nhx0uWksW2t4+jYLGkTLIFrSoqOYwoHQbd139pb6iLjgHKBjjlAx68PZNcLv7f8ApW4bZO+o22I+rUewagTI6jJkYzUpUe6k7RpkshnEkRY2r2YL92KXE5CgjO8aW6csBlkKSPqpGmmnidDoYTQdKkTMH+lV/wB0HhuEZVsK9gW0pu/Puq7H0O2WGtzWtm9ydnb83XmsGMjbobN2PgM1QzW4M1uK90GOjjZaVJ6tdppUFq5NDDEHkdRx0npnZuu5fnF0f/sraKxuOcFLtbcWrIJwa5cfSAgltAZ40oSKPNt7YGwa0CP3N0aVXjiRqJGYVVklsshMkA9tbqZZZJQpX1ZXkC6D5RIxbQaaLovVpy4YMAonqrjxbx7KMpE+mnSfj4cNrWiFsccaNR1WIHLTn5A+fPXw4Yvh20YQUOlObXUISfEePLw04HXRaaU4q9g8jFryGg1I/HlqOXA6znS0ACjYx1mQ69BP3Ly8hp4a8OLhp9NHoMJOTqyFdOfMac/sJ08hwOuMzhThJypUjwEh59HM+R10PM/DiJtxaX62Ue0VIti42QJ9lD/oqxqfWaOMeZdgo+/ViBxXfmOzTO6nvqZdjumytt7qJSnb9TU28zi4ivMh71bqB1006RL1efFV+ecuT/3Qe6rK8o3zmBbNFH3Jsyv8zZqvKF1/5EVic6jXwEULL5fHis/qLZKuqHI7BhVlOQ71jB0g99FG33tZeVWpnMgQORrYuRUJA8A07wr4+Pw4pXfVVhfotOe8gD7KuW/TO4YeO4g+Pymmlmu822sKCbWNr49F6i0mez+HwaIqqWZ5DbnYBQB8RxnXPV19jpsW0nvk+7GtC36TQf510x/s/bhVdN/e5vtPnKc2CyW79iV4HmhlMeK3fDmrTyVmWeLlt6C9KwEi+Gh6tNOKe+b1Jz3bNsjtL7WHg+G26ggEEeLSMjnj7K1djs+UcjvrvPPti6JHiZZEgg4ajwOcVHMXf3tfHVqVqGQ3Ln5YIoI9MJsbdEsf9KJF6FtZTH4qo3SF019TTgLHo71EVRG2zJpAkuyLEAZy0/CmveoeT+a7pfQyxgLJmScoEfGnftzuHU3hlq2Nxu2N300uskQyOaq4nGwQBVLO8kEGUvWm0C6BQoOvGgPR/MGab72ra4ZEse8BRHxrNuepdjbX9IO7dUQPj9xqzmApnD476T1vWLzy2HkClRrKsS9PSzMflEfjx1nKuWjlWzG0D6/EWmIzjtPVXJ8z355luv3JXT4QsTOU9g66UJJ9fA/xH8QNfv40SYqgBSfNNyPP7+BJoqbOZsAVgOXzTp9/ypKddBz0BA4GipuizHEjzTSCKvXimsTyHUiOCCNpppNBzYrGhOgBJ004cAsY40xrkj/cMk9yvvRlwve3cG66vaHtPtKTctLZnZeCGS1vLZ3bqxbrGLdG7FinFXJ92d+JQjluU0aMY2jMlNZEMc7Nw1v1ny883u8vCM99WKIw+kxgVGEgYSW/McIgCvWT/FnNx6ft84NwIkeZctxLhYBDf7RGS/lBkmSa0l5nMna4t4LeFfDbn+ohzdzE7imnmtWLVbIwenFNbpQ2a81WWGGJIUqt/R+Q6hk0Tj0vYbq9csfpki0TLR1jhJ+yvJuZbdNpdhwGz0zIz4wD8+PXXV3+wj7rLndn2/8AcH22Z3oky/tbyWDt7NvwmNUsdoe6t/cd7D4GaFUUpb2TvLE5Sur9TqaN2sgI9LQ5Lo2339zbnT5NwG8kESJbTcBED85Dz1uRTK5v2Fdv8xTpPaAPAfcCvcore81kjnqdeWg+z48TzTV4bHLlp48z9p4VOYjCiss3LkdPD+/lr9nPhUPypBuvqDqNT4ePgPA+Wg04fKlTAzMsqRyrHLLGrRsjLFJJGCjcmVuhl+QgcwfHz4GBqn8w40SllyJFUI71e2nsV3UksSb/AOzfbTd1mUOHu5vY22bmTPWdWcZdsZ+qo+v+ZZg2vnxctb3fbdT5F+6oM5O0YjHAkjHuoLlu1dEXLdtgetR8861t79/ap9q+c+pkwe19xbEsSszpJs3eW5aEEb8wFhx2Yv7gw6wBjqEFUKo8AOL9nnHMUE6rT4fntr810mes5k5zVW5y/Y3MNDLj+ViPgZHsqiXd39qZNnYx8tszu7ua7bu5Grhdu7UzW1sLuLLbiz+RM5xW38VawtrZ7rZsrDJJNYmh+npU4Z7Vh0ghkYXF53d0Kt2yhAOLK5xJy8LA5RkDJz4VQu8m2zEst24F6iB7pEd1V93L+3D7ttmK9jCS7K3K8UccsowG58zgbiy9CPLBXObw1WhMEl1RHFtBJ0h9F10Fvb8+KOCjbizJxIB0iMiShJ7csKqXOQ+YPELF0f2k45cQwAywzjPhUT5PBe+vtzD9FfwXf7G4jHyVJkq4DMZfcu343pX6+RqzPU2Tm8tRtxVMjXjmQSwnolQNpqOOt2X8j+otirPsOa3BccyxLjWS0g43RrBIwhTEGDhXLb/+O+SbyE3XLLPlKAAFWFAERhbbSR4RwOQp6bA97/vzw+462a2D3s7kbX3ntlI8VFj6GbwGw9yW61yO6zzWthX49s2N8KsrOJrktPIWIppkDyBmTTtB/MHqPc2P23PF2O/tQPDuLNu5qxEeO5qPsRlAz05muK3f8QenLF8X+WtzDabw5Pa3F1GQQ30hSFjE4urHECQAAL47O/8AIF/dR7LWq2K3zvrH7nkSpBdgxvdztXBj72Qx7yOkVv6ylHQuTVLEsTqs8auhdGGpIOkVz1N6C3oW5zj03tBqmTtb1yz2SNLaCRxwg8IqA+i/XXLlK8q9R7owMBurFu8pxJ8UKrwcIIPfNbAeyf8A5Nbb13ps/bPur9t/Z1Nj5fcOKxu8O5mJqZHPT7TwU1hYcruhdmTYmzls82Nrs0gp1T68pHSp8+Lg3PoLb7O5f9Ob7n/LuZi0xt21v/pM8eFGcAMiloloaBjBIg5e45Z69bcW057sORc02Buqtx/Ki8EJgult5V2Ax0a1JMDUBjW6HYHvf/ak7z2Xi2d7rPbUljL2558bjc9m97+27J4+vcjgWrjDW3JPtyrLbrtAdJp1Lv1acgPmks+ufVti2mi5vH0KFYl9pzAXGUks4FxfM0tqjSmEjCTlSveivSNy437yzZtteuFranb7zYeWrQq2i1ubLMpUnU7SQccBJfe8O9v7evbbdOD2fvn3CbKwWe3VgK+4NuCPvRhty4XKYSfJZDEQZCHO4zHZHFqbd+hLH0zXo5XEJYKoLMer5Zzb+S+fbEb/AJPZ217beayQdsti4WAQkLbe8jMq6xDJbZdRKySsDmN96e/jDk7hOY3rqBh9abvz7YxI8Vy2jhTgZDup0iYGdXi7Z787Z39tYOPtxurZV/al6o8+2LVO5Vko5OCaaY3LkOeq53Iw5ZLl2nMGlRCHsQuDzTTjzH1Fy3ndzmF3c88tbg8yn9WDqIAhVAt+WukIGURqwVlj6q9S9P3eU2OW2dtyPyxy7RNuFMEMSS5cM2rUVYliMWUzlUo2I8hbrfWLg/1dFSO3XGLzkM9KWzWEv06B7C42GSEu5BOrKfNTpxz1pttZu+Qdx5LElW8y0QwVokwNZBwngeoia2riPuLfmi15qiGGi5K6lnT/AGgjHHMdYMCkaSSvuilcwu7Np3quPtwxrbq3mXIQsFljaFZJsJJPJQsRSIJI3LxsvSHVvPi4qXeUbhN9ybeW33KE6WTwEYGYF0AOCDpIhgZKkVUveRzXb3Nhzfat+1dYZWOoZiJNskqQcVMqREg1ra97VTb/ALVfa97k/c7iN0iGl2i7Lb/3LtvB3ui5mV7lZfGT7Z7XYn6tDHFJRn3zuDGkPKPqXICaakuPZ/TXr3dc33225LzXar5jXfNvXfpsttNojbvdnScdbWLF1AqnRLTMQD5/yj+LeV2fU235zttyDynZt+5excM3S1o+YlsNIDISATq/UZRpEsZr8wLc1o47bFqH6iSe5Zhhxi2ZXIlnntslOzP6h0LSvUjlZ2J569RPjx4nzrmW65hzG7vNy+vcXna47dbOS7E4dZ6q9n2Ftzt2v32L7q5izniTAJxxx7cevHGmx0itDXqxDSGnXhroAQqhiqlyjchq0hY6AAEk+OvHLK7MrFyPMYya3NGjSqDwAD20pYTHW81l8Vh6sTyXcnbqY+vDES7PLasJXCqFdkbXRdAQdPvGnGZvL/lW2dWGkGp5PlksCIE98f0r9Db2xdta/aHsf2m7Z1oFg/0hsbBUbqKvTrmLNVMlmGcHwl/Urkob/wCEcc3ZDpaHmTraWPexk/OtnZpp2yqZGEnrk4matdQGij7AOX38tT58SyY6iauRwpxRNyX+3IE/DTlr/fwiSMeFCQGwOdKcT8hz8/H4/wC4/fw47M6YGRHCjyP5a+PidPw8PL+HDiczSgDAUMG18D4fZ5eH8OHphlBzrnLhIADBpNV6fzdXl+UKq9aqApOvn8R8Pk5A0SZAGf8ASvqVzB7T0xodEYFvSjMrF+lwrooQdSkD1XOioOjqGmv8PBhaZH1oNR+FDr1EK2FTP7fc1NtnuztqxOYq+PzJn2tkl1P/ANNnI/RpOzv0A+lloq7jRT4ffx1no7ePtOfWmaFs3B5bf72XfDRWF6m2y77kt+yJa4o8xQP7kxPvWa2O5OEoz6jUjUNproCD56+B/Dj3q0rTFeDbgCMcqbjKQSPEcvjqP5ajQ8jxp2hI7aymwMCvPm58z4aeH4jT+Hl48TaZqAxFeqxI1GpOnl4Hx6jz5eXhwagLgaCJNHkZtBy56+APjqOQJ5fw4bSpNPB40ow9Wg1IA8tANQOWvj9/DEDhnRxSvXDHQeIPV4eIPIk/Z48RkxjNSrj30qpG5AOnjp5MdNOZ5E8MHXI05WcaVa6Pr+X+2n+zhBvdTBTxpdrRt4AHkfHTx1+zn5cMccuNN3UJuHZW3u4G091bA3nQ/UNnb92vuDZW66XSG+q23uvE28DmoogdQLKY+87xH/LKqsOY4q7u0m5sPt2MB1KzxE5HvBgjtFS2w6sGSQQZ91fmEe6X247m9q3f/u17e+5VK1W3f2v3Zewc07RmaLceAtFcns7eWOmZOjJYTem17NTJVZYwAyzlSFdHHGZy3dXt1tVO5gbpPBdAM6bi/UMDkfqXKUKsBBFWXTTdMElTjj1Hp9nCoExeOjtZivFi5LFe1amr1pGlQvFYrz2YYfRnruF9Qay9SgHqB5r5k6t1ma35f5OHX76GAGDzj/SnjksVlMWYLk1G3VpW3sxYy69GzFiswtKy9axPirrpDWuwpOpT1IiV1H/tbSBzbRvJ/wDdAxHET1/Orrbe+qJuWRls3AdLEEK8GDpORgiDBgEUpY3JGICIjlErF0ZSzmV3kDKHGhYs4YglSddAB58RkXAA5xk/Clbby/CRnl07al7a2+M9iB6dDpBaJYYZpDKs08arEFimaR1/5ZAKk6fm1Gg1HAuiXJCZ5kdBWgl51jV7KsftruDnM/dXKX9q0KW44MGNuT7knp/qUtvFzWjZ/TjHYM9WOpZsyI0iKFWUpzU6amncS2saSemHfV+1edyQVExieupe7ibV2r3BxX6rlsALO9zJtSjc3jg7C4ncbYSK/Bi7GTqxiL6DIX8HjJuqGKxFJDZgrRxMvSAVhW4drci236ZnDPH29Z4zIq3cspuAS6DzCBiMDH4fHKrZ/td/tpbb90vuhXsz3z7ob5p7Srdtt8b7isdtcbicZuTM3ti5rA45MXlcluOvuWhgtvbiwuTmlisxVXtR2Y40UEN1cbvL35WNlueabyyt02EtQjOUQm5c8s6igFxipMhVZZGo6hFY+6227ssg275tBIWT9JMifDwgkg8MK7mexXto7E+1rt9U7Xdj9lbZ7ZbNryRWr8FWx9RuDdOVhiERz++N1ZaeTcG8dwyrr/1F2aQRAlIEhiAjFHmPqZd8ynd3EFu3IS0ihLVsHPy7YwWfzOZd87jscarWuVbljrCu7kAFjiTGUt8gIA4AVNZyW0KiL9TuDFqQo1VLleU6+HhC8zc9Phxntz3YIJ1E90ffUy8k3znBOnwoo++O31XQHMfUHmf+mq3ptSOWgZKnpk8/+IcU39TbIYIrE+37qtp6c3pxaB7vvov/AN0NnL1LTxueyDg9IEFCJOo/+0zXEY9Wv/DxUb1QGny7RPTvqwvpp/z3AOndWNrujWpxPONoXa8KaH6jK3K+PgHLkWkkgkjAIHm3Fa/6n3CD6baDrLD7ZFWbXpuyxC6nZuxSajLN+7DYu3vU/WN4dnNudB0YZruPtwTqNCdDXXLUpg458gpPLimOfc03A/6cyDMaVLyB1aRHxNXf+3uX2pNzVhnMLB7ZNRZk/f52ih6kr939l3pFHODZ+2d3bzm5npAR8Fg87Xcg/B9PA6+fFm3Z9Wb4BtvY3jKZytOsxiY8wLQNtuQbQxeewp7bif8AwkxTRs+/HbdtiuKk70bh1UFP0HtccHXc66fJY3RZ2tIFYkDw5cT/APbnqu6P1bVxQf77tpeE5By2P+zUZ5h6ftf5b2mPUquxj3QfYaRZfd3urKNpiOzndXKdR5S7m33t3bsbDTXqevipd2Og58x5cT2/R/NiD577ZDP5rrvhxgKhHxFRNz7lajwC5HDTbUfNhHuJ7KTJ++vfjLEjE9pO3eHBGqTbi3RuvddhOvkGaGhjNrwu3Pw6/H4cWR6QuDC5urCifyWS2HHF3GPbEd9Vm9R7ZFlLV5j1NcCif91SY+NA/wCrfdDlSvTmO3W3ASNP0Tt81qSPw/JJuTcOah8PDWL8OLq+leWp4nv7h27AiD/lYj31Wb1HeP8Al2bYU/3Fz9o9+dBttv3A5nX9W7171rqxJMW3qm1drRgH8wSTB7dp20XQ89JteXFtfT3IbcHybl1uJuXHM+xSg+GVVn9QczaQrW1H+FB/8Wo/Gi7e3/JZo9W5d6dw9xM+nWMzvzdl2J9dNQaz5Y1Qp5jpCBdPLi5t+W8m2pJsbPbAHPUgc+99Rqtf51zXcAeZuLoj+06MP92KWMb7Wu39ZxJLtvFzy+Jms04LM5PkTPYjllLE+J1/HjTt7o2TO3VE6oUCPcKzrly7dkXWZlPWxP21J2M7L7Yx6qlfFVIAAAFirQRjlofBUUeXw8dOE+83Fz6naO81GAoyAHcKd9Tt3h6+hSpECOeoRRr0kgeA05cVy7EQSYos6e+DwFTH2Y5YYI0ZNSpCgEHQLy0HI6E8RHtpVIYn0A08B5ctPt+3x4jJnOnovJP9v8OZPEZxxowAMaITWPHn5j7/ALT9nPhvnT01s5PpFXGvjK5II5aBPv8AieEYpVB2+e6ewcZQ7ibR/wBebLHcHAbDyGZu7ETeGDh3xRq5nB258Dfm2yMnBuCKDII6zwskQZoR6ikAqxo7/e29js725YjXbtMwUmNRCyBPaYwGONbHI+VXub852fLbcj9xubdvVEwGcAkjHITmIrn93vgt34/KbQ7ad5sPkMjundW2FG5d8bAxOXy+0bW5vTiNzGZijVx1megL1aZZGsO0ELOXOrcurxrb8vG3uf6hbYBydRUkawSZEf3dunHvzr7JvXbqWF5bft67bLoLoCLeAiIjwggRj3CMhzG+8bCf9re/3cLt1UeytPbduGOg9h/m+lv0lsNVkLLqGpGyyA6fMig69Xj9B+n75v8AJbe7IAkY+/p8sq+N/X/L7PKvU97l1skosMs56WEx/u4j3ca6Lf8Axme0W8qtH3Ze5jcGLzmP2nvqPt/2c7eZW9CIMLu5trZrP7s7g3MO0hM2QTbGWfG03nXWFbE80PU0iSKlLcum43q31GFu0UkHizKWB/4V7Ma5/bh1ssH/ADuD/wAII+011QNOTyLfD+7wI+w8NUwOFefUcPTdooF5/tJ8v/Xw8eFnTfKkqzISGA5/fy0+P4cOMqamhk06g3LnoR9mh+PidOEaIYYmorzWMEnUSmp0OnLQa/Dz+PDYgRTg1GGRwSszAx6ag+X2/HTTUnglPE8KeOIzqAFxkG4e8u5ceG64+1GyNrwpXAQqu5u8MucyN29rqf8AqKOydm068ZIBWHLWB4SHicuwC4eEgt24EqPZg09sUBCnAjt+77adlnaoJcrEEYtyIBHgNAQQPLTiRbxC4Goiq6oApi7owWCw2Jyue3K1Clg8DjbuazWVyMEUsONxeNhe1fuSFkMjCCGM9Kr88jdKICzKOGDK/hgE9uPz+NPpP0rmarU/tr2Zvf1N7dw9gY+1ubeMeOlsYLcNGrk/9IbWrxTS7c2JHTux2KNSTG17klvKhYyJs3asklkjgCGhTQLeKqMcCRnnMZnrpmuXWGonUBgJAPvkcTjUO71/bk9te7Vd7XbTDY2yimOKzhYLO3Z64DM5SKTa1vAmOPrYnp06SWJ05niyl65ZGmzecW/7TpYfEH4VA9vb3jqv2UdvaPkaqPvT9ort7KxfZ2+N8bcmmdlr15cnRz9GNykrr/0+fw89toVReYa+NdBz158W7e+3yDUfJdf95G+EifZVJuWbC5gBdQ94YDHgCPtqqG9v2r++eBjnsbU3ntnc8UCNLHTzODyeAndoutzGLeJubnqB5dAurRRJz5kAE8XLXNyrab9pgSfqGl4HXwaRnhVd+Tgwu2viccwR148RiDHdVL93e3v3Fdrm23JuLtrmseu7c5+g4VcbbwuXjmzliN3o4u79Lb0x9rLLXc0haCfU6dCf1dI+NtOeXbZu3drum/QAlg1xSEJzTVB0SRq0gQcxxrm7vIEfyxuduhW80CVt4sBgrx+bPTqJnIHhWOwe+fuS9veaxW9+3u5u8faDJ/QWZ8TuXCtvTaiPjstRsVJ5K1hBBip4rlO1IpkKuF6mGoPMaz+subvtTyzcbrztlrQm25FxdVp9aTJLeG54gCc6obT0ts+Wc0POuW7U7XmRs3LRvIgRzauAB01BQdLFVJAIXUoMYVaftd+8L75+3OVx2XwHuH3PnJsfPmbD1M9LjM1RycmZxi4ppM5HjocLk80+IqpFLj1nuGOjZhWRI9OtW7a5/LfON7Y8rnG35butuSuDbZZAU6oUydAYyHgS4JkyZrhbn8Scut3Fu8t3vNdrulbVqTcsQ2AB8xSD5kqPDqaEOKgZVsV7ff8Akq+7zC5zGWd9bQ7abxwFaey2WxtCHcOGz9+EqkONFbcO4LfcNK7YSGN44mMHXOsjes5IVuNC1619Cb/Wu85Ou3QqADt7zqFOGs+WAinzG8TCYWAEAGFZNr0N682J/Q54N4VOI3G3QM4loBvLqI8tYW2fLJidZYnUG9+5X+/bvD30e1ST204/tPHsCluveWxN1dwd0NuGtlJr9fY1+fO1dp4utQrUIhiMjuSvjLjSz1oH/wClkj9NiRIcne839Dcn5Tutx6U/e/63vNtc2um6ENuzYuujXX1fWbty2jbfBiBavPMGFHY+mbfr23u7ln1Db5em0KYXLTNcuFpA0qCiqqFfrlZ1fTwaub7OyvcsUoTLIIajfqEhbrI9V2lr0+vl8zAQTt0nw5eXHlT3xrLRjl8Mca7+xtyi+SDiMj3YUkv0yBS51J0LEnRR0dLBzyHUGlfl5a/E8ZrM1ljGRq8sFSHwHCr9/tjdmn74e8ntNt6xVaxhduZKXe+5GaPSL9J2rH+qWRYU6sNXiEaA6avIAfLjH5si+ULJGNxh7BmfgDRor7ghATiwHsmW+ANd42IDyyNO46TLI8hGnINIxYj7Bz5fDikWIwroBFSBU5BQdRoB8B/HTlrw8gmnpbiP+zXQ+AI08/D/AB4fvpuFKUTac+RJ5/x18eHwmhxGX00aR9P5D46af48+G8U9lMTj20MHP2D7f7Hh5ExT+LPhXOPTNutcepIBJCiNJDacuFE3UfUhB+dj6ag/M3SB0nXz4+Ul1fQcYyJ+z7K+n2ZGGrJurClVbcMYZWVG6ijcmVgW6howALkqF+YkniyLiKsMIJ6z/U0EMc86Oy5sUzWvUDKl2BobMM0JKtHapOjxOevq0ZZo1IK8uY5DhW75tOLoP6isCI7D099IWtZNtwPLgjHqOfwrY1Z70ZK/tv8A1Li9t4TMett+jnUqWcm2KS7JkBVhjpQWp73WbC3ZtJWVH9NA8hToRiPpvlT2eYcsXmKMpDW1bPMtGQxPhxmMorwDm+y/Zb5tmdcLdKSRkJME9kYz3VC1Hv53H3E0MOP2nsrAXMhes0qNMLld73WjrqEltSJQzmI6KqysNeqP1GRWYLoOfQcttbLc+UtzdKj3FZiFttd8tVxm5pYMCYY6QjFVXUxEgVBf5SbJLMrNbCgySLYknKWBGUYzxwGdINvu13qkSGNdy7UjtZCF7WGi2v2jzVynepR/VRTZGfPbzyeBxi4qK5WEMlig2RCnrK9bIVMG43Gy2qorm6+5cB1C2btu2bREi5rv+WzK5kLoQjAkEiKlscms3GkqotAw2q8hYE/k0Ww5DRjD6T3TIt3t2O7kKX1di29/reMQ3HWJDYQ1YJXk+niVBXiZpR0AqAynUE+PEm+a1bZfKAAKzA7cpPX11zxtkEgrDAkR3GPsp1QUmZxGqs7EhRGis7gkjQBVDHU8UbdwloGJqFljGl+lhrlnlWpWrJVtG9GrNJ0kDUqehCAQP4cWfKusNQmKi81BhOVOBMHYqxPPdi+hgi6PWnuvHUgh9R1WNpZp3jji65HCr1lepmAHMgcQ3bZt2zdb6Rx+HxmpbVxXcIhBJyAzPd+FLb4SapDJPZjNeKEM00lgegkQQkSNK0pURBNOZJGnFHzCMTl7q0AgI7OzGqlbf98vtNz/AHZbslju8GLbuDHl87gZ8dbxGcx2Mq5jblfIWcpRsZ7J0aeLEqx4uYQlZHWy4URlupScTk/qzkPOebtybaXmG7Q3ATcR7dvVaJDqLjhVZpBAA+rMSK909Q/+Nf8AL3pv+MD/AC9zXl23X0T+12+5D297tb24NjdNbWzcG0s3HvwTdQuCoNpZZwuk1K9j3J9mMTlJMeMxuXPJBbr07GR2zszcWcxcM0xT1CtmrUE1qOmjaytDHIoCsFLEcdaV20Enc7ZFUnFnjLiIBnsxr52S5fYBk226cH+22T7xIIPsn2VPeze5Hb7dl7J1MZcyVepicXiMk+dzeMkwGFuyZW3lqn6Tj7OYkpWLGYxiYpZrcJhURQW4GDMWZV5/fcy2W0vtaa6jqFB1pijTMgHOVjxSB9QgnGOu2PIt5uuT2+bLoRn3V2wduxK7lPLt2rgvPbKx5F3zSlpwxJuWbysq6VLaTv31PZD7dfc52F3H7kaG+9m7M9wntq7e5ncNHPz2UsUu6XafbQu5vMdqdznDi3YXLY+xYmtbYyLBvpLkklKT/prfXBx269Ucv2e+R9uxL37ltGQY+ZJCKygSA6yBJIBQQx8KFddfTm7ubF2uIALQZ9URECSCcCVMZCSDiMzPEn2C2FtvuJ3v2ps3eu9ttdtNk3rOQz27N6bnz9Xb2Hx21dpY23unLUsdnLbLWizefjxy06Q1d3km60DMoB797v7fZ3r6EG/bSVWCSzTAACgkwTJ7JwrI9PbLZcy51t9nzR0tcvZ9VxmYINCgllDkhQXAgEnrIMxW0jf8XbTvv2ozHcDM0sttzsjiZYu0ftH7bbUqLjN09x9xQg4qt3CxmKl1kt5LcWWqfQ4WG30VaOEqXLtpE9dpE4hWu7fdorPPNLn6lwmQtsHEqxOGAxuEcSqKev6I3205Tz/k1zcXbTJ6XtjyNilsaXusBpF5BmdbArYVoHlK918GJGqzub213Z2h3fc2hu2DHXL+K+i9XK4i02Qw7teqV7i1mupCvo34UJZoHCzFVEgVo3Rz1ez3dve2fMtMRjkc8MMOzphlXgnqD09zL09vf2u9UNawK3F+gzjExgw4qcerA0jYvI9MgSVWnKqwiIVQGVwuvVIwLloATppoPzdWnnc0KtvWuc41k27sN4sQMqnzZW7YaNmtJfkl9INFX9WOXqlq6kyOixtKGQTI3Nz1cvLzEBW2B4cWNXxemCZirhYDeN6xXiTHUKOJq21CSZvIMtuxPE4VI/0vHVbDrMx9RkjjLD5jqSCeMy6gNyTmDjWvZuakAGZ+XTCt9P7dHcTa3ZzD9yszY7edxN8d593TYbDZO3hL206mPxfbnG1atnFVK12zeW0iZ7cUskt70opoT9LVQEdPzY/MdlvOd212ezNpNtbYl5JBZjgpwB1KBMdRY9laKbjbcqT9xuPMZnywBAgZYkQfie6tpNT3Bd3sqqWMH7f8HieY9GTencK/ftnn8sklLbm06pV0010+q8eLGz/j/dMnmbrdWrT9QRnMR/dqXH2Vlbn1ntlby9vYuXV4nUFx7oI+PZR5+5Huny+q1aXaLa6N519p7o3DPGfDVZszvSKo5GuvzV+enhz4109E8t//AFne7hieCIix7W1zPGQKz29Wbk/5O2tr/tOTPsGmI7DRRsd7p8z0/Wd7MliE1brj2jsft5gAvUeRSd9r5K+pC/CwTr58XbPpP0rZfU67q7AiHulQeskIqY9BVV/U/OrmCCwiniEk+zUTlXv/AGW7oZpSNyd7e9WaWXnLDJ3K3Pi60g5fK1Xb9/EVUXkNVVAv2cXRyL0vbBRNjYKf/UNy4T7XdqrHnXPGxO6f/dVF+SUXh9neyLzrPuDGT7hsFtTNuO/kNwy66DqPqZy3fkYk6g6kji3aXlu2Ova7XbI0RItID7Tpk+2qbbvf3VK3r99l6i7R88PZUlYL2u9vsOF+h2phKTDXQ1cVSgI5jw9KBWHUT5EaDic8w3KjTbbSvUMB8MPhUAVYE49+Puk1J+O7M7frdPp46qmgAOkKgAcuWunLQD7OZ4rvur7nUWaO+iWF+nA9Oyn5Q7b4mDTppxLp5CNB8fv8uIC7HHjTz141p/8A3bvd1jPbtB2c7DdqN47hw/fnem5f9e7jTYV7K1Mts3tdisHl8bjF3DbxFaxHFNvzcGXjlo4+fnLBi2sSCONoJH5rmW+/cb7/AErbMfNtJ5l0gldMiLaEgiWaWcgzpUKTBZZ6fkOzVQd7u7YO3uSlsFQ2ogjUwBBwWAs8SSOBqlXbT3/e8badaaxf34d8Y/Emq2Wrbsg2turI46nZKsljJYuzjI9zY7qjfVBK0fqKuqs2vUMYb7f2bo8q9cC4wGOoHhjqDZcMYrr7nI+U7i0Tc21sERJQlGHsUge8VsF7a/urzxnFnuj2w29mMJcljil3H24v28Nk4opXEK248JnbWUwt8GUhTGtqpo7BSy8yLdv1Du0I/cW1dJxiVIEcJJBMjszzEVk7j0dtLiFtlee3cjAPDKT1SApHf4o6jW5Tt/urZfc7Zm3u4OwsvXz+0t00WvYjKRRNBIfRnlp3aF+nL/XxuXxV+CSvbqyf1IJ42U6jRj1Vm6t+0t+0ZtsJHDoRke2uF3O3vbS+223C6byGCM+4g8QRiDxFPVacSnkAPDwH8f48STwOdQ0MK6Lz6dBp48uZP2cOKVZemg56D+77Of368KYpV8OkH/EnwPDGYpULHIFJ5gaE/Hx4iJmnodrGmo1/jz/xB4E0Qos9nx5+PMfDgSYoqT57PI6nX4c/s/n48CKVR7vvd+C2Xt/M7z3TaWrtjZe3Nybz3PZdggg27tTE2M9m5QzMoDDG42ULzGrEAc+EZFOvbl9grkG9vfZ/vV7ut9bu/cB3tasbC22neCPuDN3d3dKY9vT5S1m1x+F2BtnG2qeRvbypU5bFDbNeKlB9LVSt6RlRomi45v1B6p5L+9f0FsbTcx9TXLCPc29kqTtUuMFW/urhIXbgkzbDMXuGFt22ma6z0Zy7dWeZ7P1jvri7PkVncgh7pZWvacTasKPFclQylgFVSGlgVIqzGx/eb2upbfozx90dm7t3n6dPAtj+2OYy/cfLtlGnkq4nCzYfFNncrU3JN65gix0Ku8bn0+lCAo4Hc2Ht7wbU2ryXtQUB0IaZgACOvAQK+st96l5Iy3Lu13Vi7sVxLK63AJEmSkxlPihuutRu6fZd3t99Huatb+wmwt64/tHvXL5DFy9wa+X7UJlY8zt7aabqym18nt/enc3ZdvD7wr4fqaXFTH9VhZBGYPUJVfT9zzbkvoP0Xf8AUHrDeWNn6e5dYe7fLXUS5CIXNtFYFjecjRbQKxa4VUDGR8s8+t7r+QfXKbL0zt7l3e7x0t2yUYqJMG65H02kBLuxI0oCTXS3kf3DPav+3jtTs97Ze5uA3dtWTa2w8djtsbf7adqsriMBgNjY4PQxOZjxm7spiJsjBnsvBbksWKtu/M+Qew8zuT6j/Of/AI1fyd/Jn8q7TnnqX1Ty8WvSrb8jlkLasXbdoSTtrtqdZuJba29y7dIDuxNotbM13v8AOHoP0V6A3HK+Ucg3StzY7WdyNbX1dsjeDrNtA1wOq27ZJVRFwKwxf2A/eY/b03F9GIe7+7sVJdcJHFmu0W/EWOVj0mOaxh6GbrEqeX9JpdSOXH0/quadbWrgUCSYXD3N8q8JItgj9RCCe37q2fNOVJXUjTQgaMpIYKykqyq66qfAgEeeh5cGCCAeEUxwwoNrGv8AHT7QdQAPHx4IYmKGi0sgI0PhrodNf5jmCNeJIHDOhpEtqG108+X8fsOvIcCBJxopwpo3qynq1B0PnpofH46/D+XDNnFEDhTSuY9WPJdOXiRroCPE+enP7+BU9eVI9lVy7bbenHdr3U5eZAauU7k9qsZQl0BDLtf259sIL0AcjUipfy0gP/CzsPjxNeB1qcQvkJE5E67pJHsK9BQKCGJaIMR7MMfbUuPhlf1QFXRUlmZ3dI444YUaWeeaeVkir14IkZ5JHZY40UsxCgkMpZ4AzpYau2ql4eKx7jdz0Nz4+B4fbVsjNV8vs7ITRlH9y/cHB3OuhvivTmjWaP29dtstXFjASSqP9abhgjyaL+kY+k+RZmOo21+kfUes/wBo7AfqPHIYTT4AYQTxP2D7T3gcasFNt8StqRqep2LtozFiT19WpJJJ8SeZPCONCRhhSVY22urf0wxPidNfgeXMEEfw4KAKUdVNq/tVJCpaPkriQHQj5gDoCfMEHTTmDrz4MOwwFR/VMU2rm1EIICA6AHkDyUnxB1114mS6QZbOaA25GFQT3l7Gbe7vbE3F2+3Qs0eMz9ZEiv1W9O/hMrTmS5hc/i5wPUgymFycEVmCRfmWRAefPW1a3brcW7gSpyOIIyKsOKsJVh1HCDFVN3tNvvNrd2W41izdXSSph0Oauh4PbYB0P9wEyJrW37cMq+I3/vb21e4O3t2n3Aw+ZEOxsbj8ZDQqTVckclnpGym6K982rWV39BbTJ46q6xUK0CPVgJlRg0t7aWLd43NOvaFFIbMqCxUamgERgmJOIk/UJrbPdcwt/pbpmF9DpYwVW4QAfMUEkaXHiwPhJZeFWf3l7Kewm/fVfcnbLat+0eoSz29tYSzaV+SFvrDRhykTqyjVvqA3P+IKqW18uxdupjP1SPc0jrrUa4743Ldt+P04+8VV7dX7SPt+zTO2Brbi2fN1OFbbO6c7RhQszkkY7OvuvE6Kx0K+iijTQADTiQXt6v03EZSPzLB961G9nYX/AK7JSP7Dh7jxqsu7f2Z90xLK2xO8VptFc16e8NoY/L1wPCJDktr5jDW1VT/mGOc/Zz04Q5k4Gm7aJIOJV/sI+2aiflW2YHybzDq1L8MI+FVs35+0p7tNr0MZewR2R3LuZNbMmVwWBzD7QsYMUTHBjpIb2+7OJrbjfJRvLI0YNSSs/wApWRWV+BHMdmAyuLloGCCygz/wzEdRzGM0H+jbmA9l0uMMCJiBnMnPu+dVA357Sfc321jltb19vneLCUIkf1stDsXMbmwCj1OoyjcO0o9x4dYiYy3WbCpp9hHElh7W5CpZuI9w4wCJyy4Y9kTUL7LeWwQbbERJIxie4nGt9P8A4+3ZSZMX3z7+5KhLGtu1iu1W1LNmrND1ehN+ubukqGxGsjGu1apWk5aqzFG+bUcY2+cXOYRGFlIHVqbP2gAg9hFNy+2fOMmdA9sn2dQ+NdOtCuECgKPLn5jT7PHUfbxEMcTnW2cqc0IOnw005+Gg15n7iOFpmlNKcPkPtH8/93DyMqHHjSgjaDkPHT/058EKUUOr6c/j/D7vsPAFpwpj2UKH0/Hn4/h/Ph5wginiDXNpHJIZmhUM5JLqVY9LNzMi6kA/MfE8j48fKYtaWGZgYV9NzqWThSkq/KEAdAiqCqKCdNQPk/qc2IAJPLkSPHhx45Dkk8KfUQfD9XGhFjm6WOkYhQDqbqLyAOAo6uv0k6inzHnpp8ODS0dJDZx8Og91LzcQatH2wy1SfZJxV+6UfBjJJVsJXkuMKcjV79OFIYYpTL1zWzGFQM7IrAa8zx7P6J5rYsckG03l0K9gtB61OIPeCch1V5p6u5Xudxvv3m1tl/NCgjKGHhxOEYAGoovZ7dn1jUsdhclfoxQT1bgo7X3T0ZaQWmjnvyT2IMN+lpnIWWVq8TyxRKnS4LE6w7/1SbfMGXbqg24GKqHYHT4SSztJNwjzCF8C6tCqAIrW5f6fs3tkDu/DcMGGdRplQdIgGdBwBbE9dH3g7lZmSrDZpXKGJpV6uLx8F7dWKwMcGJrO1yCutWzlLl6vELVhpJII29IynqKFtSaW957zbmFw/WbZAAGqIRchMHIRhMVY2vKuT7JiWa2b2qS0FvERpwy4CMp6qu32o7nYHa2z8Rit52KljLU6H0dibEPmM4J1q2LKUp55WoxxzTLQMMTt6gXSIaHTTjp7PqW6dlaS8mreqgBxMGMJJzmOrCZrj+Z+nNre5hdu7W4RtnaRgOIEgYxnJymDVEfeL2Js+67eeEzmF95Hur7EbVxe1J9tZLt/2Vnq7T23n7L5S5fg3Dce1u5WTNCtfatJMa8jPFDDpp0aGn/3HvlveYlmyRhg5aJGOEHumRVO36T5elxrl+9uGZogLohY4iVOJ6ZVMmR24m7dq7X21uXfne3d1jae1dubSgz8O+aWycllqW3aMWPjuZXH7QwZxdvKZUIZLll4jYnkc6ydICi/ufWvqLfXn3Grb2w5kqttREkmBKkxngCB9lceg/TS3C91dw7FtXiuMcTjwIHHKO6i+L7fbH2ft7O7di2kTgdy0lobrO79x5q/PufGJOluvjdzZJ7OCmzGOqWv6sUc0jRwyElAo00zr/qv1IU8ht2yW9SsAoC+JTKtEYspgg8IrT23pP03ZvW9ym2Bv2WDIWZjpYEEEYxgccuFSpuT3n1oZJk3V3r7UYl7HqvagbMbDlstK/U0yy15bWVvGRnPzaqdeenGOLvMN2xwu3dWWlS2PsBrV08r2ceKykf3OB9o+VRDL7se1Veee1R30Mtfnczzz7K2DuPIWJZmAPrfXbY2NXqyyyDXQ+vz8jxNtvTvP9xjY2G4JnMoVk9cnSOOdPufU3LLKCzuN8osAQE8xmUAcAstHYIpPf3ZY204/Tdrd8dwsQFjaTCUcDBLrqBod37xxllFBbkfQ08OXlxpJ6K9TvJNjyh1s6/eYwxyjDOazG9X+nkwS6zkZwpGfVgJ7u320yd0+9KrtV0gy/bd6GTMaPDjdz9zMLJnPQcdSztgtp7a3bkIoujQ9UkiR6HXq058R3PSd3aMV32524uiPAhLN7MAPf76sbX1Em+b/odvfZDPjYBUnqJk/Ce6qq+4T3SZf3J9pu5HYWDbe3drVe4+1LO2ps1i2z+6snj61m9j7565YLUFCkkklBY5fWqk+nIyqgYgjFPKdm26t3bzs72bquqxAJU6hLBjkQDAiYg1pu2+3W0ubYKttbq6S2onPMAQO49hrQV3V/b07h42zZx+D7gdu87ahxUlxMHLQzuEkeII0hqw2MrhqlBso/UfS0m6V5HrGunHd7fnW1FyTbuagczEdvHh8a47c+l935Z0vbbCIE4YYcAPxpBz/cL3K0r3b3OZnt9iqNHtx28j7c7LxlHYOTpYPbSUsNiMdld+42HE5i5XbuHFhKYqS3Xd6YheWIRrG7gypY2G4a8S6TfaXPh1FZ1aB1LPHMwOoVvj1X6n26bUFAqbTb+XaTSdKtpCm7En9TSIz0gEgDEzWXuPm+4u5K8W3cnuvcF3bmMs/XY/Cz14cdHfuy2ZpJM9k72PrULe4MzZszTN9TeaWZIz0KwC6C9a/YoA1hB5oXSCDkOoDEL2xieNYnMebc65jY/Zb6+77adWkgYtiZcgSzSTEmBwioorDOVpIlHoWBGZOlJ4GQBAyh4hbrdCFmOmnSG056+PKeA9skE51g+XpMKIFS7tiPcoqi2KOJoO0kMUdu961qOJ7JKFzVEcTWDEofpVyuoGh18CP1SggqBVhLDhNTCB86ub2q7Z5SL0M3H3Hp2LFcSPT6a0cTVXdVBjhoGMxwPrqF0/qJ0aJprqczcOFuFWRp6+6un5btJXWtwd0Yz2zW4T2CdzL20Pdj2a2nufLw5fD9xDP28ytsRiGCQ7nsjHbblkRiypYh3PFTYdIDFVbTqB4m5IiXdw1pFh2BjiZALRnl4TUfqSf2eliDpGr3H5wSB311eQbPpxED0F5ciCo1DDyPLXUac+OgLmImvPwMcMqVoduVE0/pIOeunQNNdPDkOALwcM6fDM0qRYaBdNIl+/Tw+wg8vHgWY5E02EScqPJjYV/wAoH3D7/Dl83Ax1ZU4YNhlRhasaf5QPAn7P92nDzqEU+R7KHSKPl4DkdeX8dPHlw+mMKYMTgKPRKgOgAH933kc9Rrw+QinFNjuL3J2R2g2Rmu4fcDKfpG28HCOsQ+jJls1kpQwxu29tUJpYP1bcmZnHp1q4YAc5ZWjhjkkWhvt7Y5ftzuL8kTCqPqduCqDxPE5KJY4Crmw2O45juV2m0E3TiSZhV4sx4AfEwBiRXH13+27uTvf7gu9Pub3o4kXvBuuluGh2vu5Xdu49ldv8NicNiNq7X29kcXiLVNMg2P2/gK/1eVjqZOH6ppJFpRQKpbif3Jl7lwAX7jvcYqPzOZ054hRCKxxgAkcK9U2vKF2dpbQdriqiqAZ0gKM9IOEkljwqpe68NmMXnqe4dn4+nsXPbHydeeK9tizftYa1SaH08zhK1a3LJVo4TL0bPTepwRvjLTelYA9VA8dlXDAWwZtmYwGXf0+2huW/LPmqvl3VPAyD/XiMuNPsbugkluTqTjI8jlX/AF7GxLJWx8sG6IvSqZ6nXcvBFFDnq8layF1Ecs0rAkMmgvYcNCrKxn2nP31N50p4iB+PGumX9mXc+QzPt+7w4TJ5mK9Y233wit1sP6Bjs4ijunt9tyy+SmkKgWINy5XEWSnRoiS0puQZ216XlAtJy5EUt5wuPqByEwVgjMEScQK4P1ULn+pJcYAK1lYPWVLAg9WnAdoNbdi+n/r5fH7eNEtjhnXNUGZQBz8vt+zhycMM6VASWNP82nMj+f8ADgC3WMaegDZ56a+Z/wDTw4U0opMy+4sTt7HTZbN34Mdj4NeuxOSS76FlgrRLrNZsvp8saAsfHkOYdEa4dKCX6hSJAzwFU92v74tqbv7zwdoMV273fYF/EbxyuN3HUyOLuSuNk7UzW8cn9ft2Kv61WnYxeBnVJY7Vh4ZSpeMp1Ea55BvVsfuGa3ogYYyCSBGXbVP/AFHbm6LI1asceGFWU7adx9u93+3GM7p7JsSXdqZDMZXa92RijWdu7vwUiJlNrZ0Qloa+Sjgnhs13BMN2nYjliY6sqZ292N/Y3DbvDKMew5HuPD3ZirNjcWr4m2eJ+Gfu6YU45rXLx56k+Omn3/H7OKNWK14/uWZqaf2zZvt/XxW/c/D3fzeE2JuzCdq8Db3V3KvdoMMmX7sd+02Rt2hYq3MpuGTsx20zVSsiSxf17qdTqCWEO5PMPJI5UFbmZIW0GKga2MBvHC+GdUMQsAzVrZJtG3Cnfz+xXG5EyUGajTJlvoEAmWECteO8cR7mMPtaCD24Yj3Gbf7lJsbuj2wxvd3Eewntt2k2bsntH2Sjs90+x+x9uYHvf3tfBbW7j7elzVWtHnNuVr1nIyQg2Ee46TNj8v8AT3pX0DyPfcwdf2/L0tXN3vN1du7c7vcstk3bm53d60nmbhoU6NRUWx+kugGtm5zDnnqzmm12Fk+bu7t1bW326Lc8ix5lzStqzbutpsjGIhoCiZVAA3e2Xse7ab33D7lO4PcLvf2/3R3L7B7G2bne7m/9w4rJmT2t2dl2T3Q2LuE+2/be2tn9ue5Ha7dG0MbkZJLtrcFG5uHMx5C5OJ4XSlHz38KeuOZfyz6esev9/sTteSby7eXlO1KM29bbKzW/397ckm21/cXF8Fq1a8mzaUBWuMzMej/knkG1/jznF30ly/d3L/NzYt3OY3yyJtxcdA6bW1YUK6WrNtpuPdfzLl12ZggAUWU9mXZibEV8/wBwd5Zz2c72x+8MnQ3B2s7me1Ptgva6fuBsK3jgcTmMvClvBbW2/i8vh/of1DG7JweLqZe7WE2Tu5aQK8fwL/54/wA58r9Q84H8Men9w+45HsNxau73cP8At1e5uPLfRskJu22uWtqbp/cPbDF75WyAvlsw+iv/ABv/AI/5l6e5YfXXMbKJzTmG2ZLChXZbe3ZwTeAKuq3txoVrZeNFkBxJuDTJf7hew9jdx/a7vbeO5dsYifdHaGhT3DtXcFjGw2bdTHnPY6hncAzSx2pp8FkcdcmeWvI3pJZWOUBGXny//hn/ACfz3Z/yBs/SWzd7XJeY+ZZuWMRbYpbc2ntqWdke2beLFhKkqQBC1p/zp6O5ZuPSu45xuAG322UXEbCQZXVqMCQyysAY4EzpBGhf2edkcJ3297fYPtvtzb2Jr4LaGQPfPuY+DwmMrPS2b23nq5Olj7f0NcxVotwbnFCgqsqqxuA89NeP1ouXbv7byScLh0yRPaTPXpyzr4bu27S3AFA8Mk/IeycSO6uw+zekktStZmiW5aknsvAbEP1LsxMliQQeobDIhbViFKr5kcAaYjDGgPqdSSW+z4eXj5Hx4VDjWSz9XmDrp4eH3H/Dgx101AynqHPy10PjrqdOXIkeHB9vCmpHsRBtfsB89Pt0+3TXhgAPFSmKRZ4FIOoGvP4+fmBz0PAsCTFEDhUW4yevtm7uTHZ2neoG/uzcO48fnYcXkslic9T3DdW3UWS5iqd047O4essePlq21iaSKpFLXaWNiIzuDIiCsADsgAEEZ5gkHIg9YIB6SYjOAPd25dvfNMbc2xbHePMVqm7aN6l2Xw4M9jY+VhkoT959xM4NSxv3FN03Ye0u2FQvWwNsRNuLJSCfIQfQ1YK9oNZI0jAHPMHu7BxPEnDLNyQghY18SOHcevrI7pqYnoKAB0ooRI40RUWOOOKFBFDFFHGojhhiiQIiIAqIAqgAAcMD2YCo+yi5xo6TqoB0118erX7NNeYP8+FJ+qlGNE5cSDyIHh46eOunLX7+fDkyZpiBSTYwy6fk10115ef/AK+PDn6pyoYwpBs4MHqHTrzJ06fhr4nmeCDEYkUhOVNLI7eVg4MfPTny+XnoAfDUePE3mQcqHT151rx953tI/wC8OJxm+tmYxn7tbFSJqMFHIjbmR39tStbORubKTP8ApyxYjcFewGtYDITrJDSyAMUwanatI2ny7erYuBbzKthjDFlLoAYB1oviZMtYXxwAy+JRUd+359hrP/vAeDELjmFk4CTkTgDn4SaR+yHflB2vobh3/by+5No7esWNr5zuwmAsU9w7FzOHlWjd2h7jO38An3BsHeeCmKw28pBFaxN6Pos9UKScScw5VueW75tndCi5pV1UP5ivbcaluWbo8N6yy4oxh4lWGpWqDZbhdxZ8xSdQJDqw0ujLgyuuQYHOCVOa+GDVz9u2MBuzGxZza2Xw+58RIiSLldvZKnmKJ9ZVeMSWKLzJC8inXok6H0PhxnM1y2ArgrjhOEx1dcdlW1ZWEpB7qddbb8bDqWMnXpPhry56c9OQH2cRs7MZHVTKATJwpz4/bjOyxpEZC7ACNUdmkJ/LogB6mJPgPHiI3IwqVoMEVEvc/wBzfti9vF25j+53c7A4LdOOiSS9tLbVTJ7m3tSEvS0Yv4badWzNiHmU8hflqnp5+A4Y7Rri6ykIcZIie0cT7KkBdTAaDExPDuqryfvFe2mtJDXo7R7jVqSTWnmyeej2+lYQL6hSaKvBnTMZ7soRm6pT0o3+dx0mq0WiQMROYnP3TUhRnGtzJ6+nvq8vaz3y+1vuntWpunbvdzaNQzSS1be38xl62O3FTvV5Ejnh/SrDR3LcGsqNHNEjJJG4b5dSANu8txTAIK5/YfbwqHT4ioxI6Ydfsqyex+53b3uD68Wzd34HPW6kLWbWOo5CJsjFUR/TN36F/TtTUer/AOciNFqR83xl8xfp4nLtpirD6gakhB46EnzB5E6c9Pu8eDU49tDRpGH+J/tpz4IEE4UjQoceWup11Gn4Dx8Dr/blwGE4UuFZep9ngfD+XP8AEcEKaMca5v7MUskUdnrNe2rH0QhhSKWVC3QGBckrGSwHIdQGh04+W7i6kwIV47sa+mLdxkMCCtGIZpo68Ml10SVoh6iyD0oEkGnW8diTRQXZAfm5acuXBW7MhQ+PcOP2+yhdiHLDAduFIk/cvZGIZ0yu7dqVXaJo5IXzmKEiyQqrOBDFasWebeACFj+PGvZ5bzHcqW2m13FwAxItvn1ZVmX+Z8t22G63NhGifE6gxPfXuC787NxtmylbKbyyFC0sLdGztu7yyCTT1m1iEs8OOpUZI0imcAmQhdeXnp03J/R/qe8Sx2d5bRGIMKRlwJyzrnuaesfTdq34d3bZgRioLLxwkDPs99LtnvvhppVlw/a7upmnXU+rlodsYCGRXDp1O2X3TatIysfE1+RGnPjsNt/HfPLjhxbtWx/jcfIT7/trkb/8gcmUHS1y73LEdxOFC/8AebuNYQJg+0WCxqMilH3H3BtzvGdD8r0tubSEJdQAen6r8ddeN6z/AB7vfpvbiyh46Qx92WHz7Kyb3r/bETYsXGaZ8RH2TjRdd89/7g/p2+2u30f/ACUNobgzskYJ/wAs+d3XHAT83yn6fQHnpxo7f+O9vbbVf3bssZBVHzJOFZ17+QN3ctlbe2to3AyT+GPTGsTB3vyQJud2Nx0xIdDFtrbmyNuLGFDN0xSRbXv3lLkecxbw5+PGnZ9E+nbTA3DfusB+ZgAfYAMKy39Z+oLiwDaQHqXH2EzWA7ZbsyoKZnuD3Vy4k0Lx3u4+7Y4OnTpKmnisjjKKo3UAB6eh+HGjb9Oel9uQRtLbdeosZ+MfCqp576iv4vubg7oEfDtzo3W9te17TLLe2zSyky/KJcxA+bmdtVGplzLX5WHIctTxaTb8o27Ra2+3E8dCkjskg4dVVGfmF2WuX7pXq1mCesjieupRwXYXEUFRKOEo0VXT5KNGCkASw1QJWijAJ108NB58uLib8IP04XujL2VH+2ZxDEnvNSthey9bVQ1cOV0IDgsSo0HzKfzAHw5ePA3OYXT4icKe3swhw66qd76+9Nf2u7Kwe0e3y44d7+5leeXbtmzWhvRbE2hVsGjk992qEnWl7MXLx+hwlaQdE1lZpnBjrNxwHqr1FuVC8r2JI3V0EsRmqdSj+5jgCchJGIFdVyDktreXWv3wDt7ZE/4mzg9gGYHZWlDE5LLUGv5bNZjI7h3Tm5ZbOYy2cuzXrdia3I5LZG80hmu2ZWRj0oVhRVKIOhOocRdS5t2AuH9dsSZngMzx7cRjNen7NEFsIBFoZDL3DhViu3m9ZceIatd4fq3/AOos2dIYzTqK8bzTV4NBFHNIWEUOijQt1t8TU16rsZmOh9vGtK2wUaYmpnkz2LyNfP5KeulhhPCtRSI2FR61CKSRLZZj6o+vUGdz8zyOCQSCeIL+7e04t6oIz92feKsWtsrqbkSKRZ9lVpcFSmoSS463Fbxc0ksTGIVZcrVpI82pALKuSRX+YAhZGDE9WvFZ+YEO1qZU5Tn18O2rC8uXQLkEe+kXL+37Yu/DVsbo2xiJRYozJbuR1lx12pbiytqjfNe1ETZWlVyssMyK5IFWV9ddEAW253esibRhsx1e3plQ3uQbfckeauMZ5H34cc6gHP8AsJ2vYvG7gMhaxVe5Hbr2MJagjLYzJ0JXgyWIWzVFqWNqqsHinjglimiIkYoCuulZ9VXlXTfUsoxkYdWf2x76ym9K2y48s6XOEH3dDxqsPfD297w7AUcBns7hczkdhZgTpiN5YqmMthJ7wbpkxli9hfq61W3XqnVFnau06MCoBYLxv8n5/s+Zny0IF8GSpww6wDiR7+2uf55yjecpIN1Cdu2TDEd0jAHDjFQlh+5ObSyi7c27ai10insZCVKUFmJ5F6w1RfVb5U8GIBfq1111J3ntG6SXkL35do/rWGm8a1/lAxxnAHswrfV+x12Utd5Pc3vDvdvk1MzhvblszF7lwmFmlqyxV9/7uzQ29s3NNi5hJcs19o1Kl66to6JBkjRZtGMYOxy23b5byq9vU0nc3bosIZ8ShlZ7rRw1Ivlqep3jEGM/mu5uboi2xbScTnGBELPHEyRxAE116qFKqwIOvzD4nqHmfHmT+PEczjWEQaFGg0AAH38vx5n7OG7eNIDhxrPqA89eWvx8fH7OFRBSBjjWLTBV1JOvP+w0Px4fsoQQMIpPlthT+Yaa6a6DXw8/sHBKJ76WInqot9eoPJv5+X2fYeJSDTRjIwrOXPYzG072UzOUqYbC4ihezGbzN+VYaGFweIpz5LMZe/M5CxU8VjastiViQBHGTxDeuW9vafcbg6bFtGZjEwqiSe3DhUiB7jratDVcYgAdZOAHtrkr7i/uJ5L3s9zNz7tkE+O7ebJ3Hk9vdqe3zHWrjdmWZ5vQ3LfQj/rN8bkxcNe5krboDXLrUhIrxKG8+vLu9/dHMd2BrdfAoYFbVsmQq5YnA3GPiZsMFCgerchTabHaHbbQS0/qt+Z2HE9QX8q5KMcSSTGOYzG6oMnbi7cbnx1m9SENmbA5SZmqS1phHLW9WGCWtkqUwiLBLVeSeJuYkiYj5YltD6mkJkD0zrYFx0bwET1HL8KifKd0/r8vaxu9tg/p+4pav0dmLB3rEsd+nqLFiSvP9DHUuTq5Ekh9BXkQ6mZh1aWbez8tfMRyVORPyw+I4Z1Xfdaybd1ArgcONM7O7kp5WGpXqZ7Hzbc9WSgce228FDFUilV2Ne9kKtqTO4e/HLXiZW9M4+wY+ZVyrcTi4EEE/qnjPwj7p6jFQOdajSQEUTl8j31P3s499e4/aB3kyW/9t7Tye/cVe2JmNp717bvmJ9oYbuhVuxnceypsXud8XuGnU3Lt7L4+WTHXXqTRusz1/wDl3HaO5ttxe2rNcCq2oAY4d2In+hrA5nYTf2fIYkMhLKc8eoTwIwOPUeFdcHtC9zWL94Htu7Y+5LC7C3N2xw/c+tuO1jNnbvymJzWYp1ttbtzm0HyKZfBx16GSxOZu4GaxSmEMEjV2XrjU+PT3LN+ywXcKFuFFYrMxqEjHDhByGdcFNski22pASJjOM+JyOGeYqxEtrTwI0+PkNfIjgcMjTURe1ofH7PPU/cPt4AscuFPFJ1i7YEFhqSV57ghmNOC3O9WpNaCMa8Vm3HFPJWgll0V3VGKKSdDpw4UT4jAnGkSfbWrHv33z3HJPlMTuVZcdnKE81CzhpI/p48IyqC9WrX9SRRFIrBxYLN9SjK4dlZTx2/KeV2zaF1CGtkSDOf49nCsTd73RKMCHmI6q1D763xvPD5sbo2DvHP7C3viXmt7a3ltfIWMdnMBlHhkRLtW3CeuSF0lZJ68gkht1pJIZo5InZG2N/wAtXdbRtqWIDjPHAjFWw6jB+FVtjzBNpvLe6e2t1EPiQj6lODLj1gmOo44Vev8AZ9/cYx2ze/ud9vXuFoYnb2z/AHJTV8RkNxzV4YNj4fvzjHki2tZyUEfp1NqYPuljJpsb1kLWiyi44RvHHIoi823vP7lnmVvZc0t+XdRTauMY0HHwsAZIVhnJIkjITHod70xtrnJzzfkl03bBbWq5sEI8QJGGpD1RIB459Fventl/20x+X3hDZeHZGHrzZDPtfFiW3tGjChls3sg8cUslnb9WAF3tka14h1THoBl4XMNv+3stu7C3LltQSURS7wMyqjEgZkDECcxlmcj2W757zKzyfaG0N9fbShuXFtIzcF1uQoZslGbHACSBWpH3z19+57tl2/7wdntv7N7w0uz24sd3U3T2nnz2/wDa+9+8fbDJ4mhjtz7P7Lb72Dn8JHit4bt7f7ptGrDbNmDNiWGmiH6jU+e7L1Jsudc12629VkW5a2HAKu7KoUXVyiGhcGILzhx9V5t/HXNvS/I91uNwy3dwPBdVRGhVuMrhGzJ1IQx0geAjKSNVvbTu12b7vZ7HY/sd359125+0XZbZu0snszbvu+v7qxzdmN54QfpT0q26ZMVHnMzt7B9vrlyDIYWJ7wtiGtXuNPIlT6f5n/8AMb1hvdvsOR/x1y+6nLtjz25cTmC24dv27tbtWSQzsUti6zuyAoW8sBRhA9a/8ZPTWz3e45j6t3dl91uuXKp2pcFAbgV7jgNpEvoCpJLaQ5LZyafe7j3U9uMB7jdtZb2l0O4e4q2xMRN3C/72e4/aHebYPdjdO4+5uWzry7RfD5TN9s5u4vt829tyrNW2zT3Rgb1ehSvzUce4pQRjj7X5V6e2Pp301sfRuzU2eXcs2dnb2SsC4nk2ksrdt3VJuW7ji3rcKwhySoBNfK/M+dbzm/P916k3gD7/AHe5fcXNQLWyblxrnllGAW6iToAYEFQAZqIs3+6L74GjIx/cram2vRrw1YpdsdpO39CeCtWQR1q8Vu3ib9gCCFQiFpCVRQNSABx4vtv/ABm/gLYXhurHpXldzds0m5eR77FiZLF7tx3LE4liSxOddxuf5v8A5V3dj9tc5rdTbDJba20XuCqgUDqAgDMY1WvfX7gPvc3tSyeF3R7ku4t/A5GFYbuFiO26mGu1iUlkp3sdTwMNW3XEsYcoylNfDw47jlP8afx76Z3Vvfem+R8p2W/tTou2traS6hiCVuadYkE5Hie2uR3/AK49Xc3sXNtzXmW8vWHPiRnOhhnBUQpGXCq/2O83fSyZ2fu33GqtcjaKycXuPI4BrNUSeqa88mAbGGeusiBvTfqj10JXkCOse+7AI7sU4CcK5sNcL6lMGMTlW6H9hDt/uXevuN7099N05Tceax3Z/tLHtfFX87m8tkqkW8e8WZWtK7vkbM9eGzS2Vs/JFixBRbat/m14rsWu318XhQEkCIMiASY4S2RGIxmpLaMhliTIwMn2iK6ON7+57sb2/wDXizvcXDXcjXGjYXafXu/Lluf9KSPBfU0KkhI0/wCoswgHxI4mDKDjieypyjRPZVOt8/uPPEs1ftd2zaSTUrBmu4mSCICOfqx7X21NJJIg8f6mTT/4SOJdJZZXAH2/cJ99Cptz4pOI7PjTa2p+7VsmPcEuxu5+yqEG7qdWhau0O3O56tnNpTySPJTySbE3XJUyE9OwkR0atkZwpUqdCAOOz9Mfx56r9YIW5AuzuOswtzdWLFxtOelLj6mEmAQImcRXOc+9W+n/AE4VXmly8haPos3LoAaY1MikDLjjVrO3nvj9vndnKbo29sfPbmt7m2vtufckmAzuzc1t23moKsJa3j9v2rENqhkclQttHXnjEgIeUNH6sYdl4z+WC/8ACHond+vP5I8rYcn2RKXLfnWm3PnMD5FgWA5cvu2GnbsA1szqdkRWIh2vq70/zAv+wuteVbXmKwt3AlxRgRbcrpLIxC3FMFScQRJC0/ud7e1Ugmzk0WGiZYpLUkuRQrjoPUVb16xHdp417GMxEDGa3PD1+nCpYI3hx8Nfxf8A+dPpn+RPWOx9Hcx9Mcy5Tc5lvrezs7n99tN1aS/dbSg3CaNtctW2YqouqHBY6VViKuXfUGw2q223639sLrAKXQeWZ/8AqKxA9oyMzVgK9mtcrVblOzFbp3atW7RuVpBLXuUbteK3Tt15V5SVbdWZJY2HJkcEcfdDLBKsIYEg9YIwM9tbQM5Ygie+sGj1Px8efM66E+Oug8+I2EY8aevhAG8tfIHQc+X3aanhiTSrNq3hyHkeYH944cREcKVBtWHI6c/s/DxPh+PA4SaVEpafM6a689fh9mvjz58Opk40x6xSbLRXwI8TzOmhOoHifH/DhTOIpYcaRbWNViwCkdXMk8tSBz5efhwWqRjnT4GmrkMGr69UY056EgctBy8B9n8eJEOPbQGJxFVZ7me2rGbpy2T3nsDdOb7Od08rXrxX997OjrI24hQrtXx8O8sPLG1DcyV4GMXVZWR2rn03WWMBONHa8wu7Zk1ql7b25At3BqSGMkRIKgnHwFSGxBBxoblu3eQi5qDEAalOlxGWOMx1GcMMqoflvbN3u2XuKXd+5e3+NylqoliH/uv7QM9ndk90XqrEr0bmU7LPndg4e3ItkO1tMDmZIJ0I6MI8mp47LZ815LetftuXbkbB7jS2231sbnYM2Q039L3bJI43bYCjD9wBjWJe2+/W4bu6tLu0UAJesN5G7VQMQ1uVt3DP9lwav/lGi2d99+7fa/t/A7q7n7rxveHt9nXyuPxO1+4G1M32X90K5DESzVbAgpT7Qw+EzuOp3IRHZmzmFxAMR9SLJWjp1BuOS8u3Vq6t6yuw3tnFru3v293sXBAICRcZw7gyq27twLiGtqBIYb3dWPLuW3N/avI0XbTWdypBIJwXSyiMS6Lhk7EidWfuN/dw9x3defMU9v7g/wC0Pb+SuBj9k9pd118HuGepY9WLq3JvdUrb43RZnhZWeGi9LGkLyUci3MXzy3bBRsrfmMub3DiT1hR4V4gAaiIzONay3LxI8zwKccM+OBOeXYMa1ex9058zcyFDD7YzWXy9u9Pas1KVKpm8tatW3ib6/I5hmrU8bYnnl65LV+eWdm1LAjTXPa/cvXIYkGMpwjqHUOoVaZrazoXPHAYk5z+J9tSbX2x3p3HT+mmxXb/aWLv1EkgkzG6/9V5R6cbmLI5CCrVNbFirQaP0BLCJ4ZLMnRGzIrulJ7S2wSTKnI9faBxAjs9tTWixXp8O7jwFMDcGZHajurtfdW0L24am3LeFwNDI2MDfrVLSZiMyY57+CsoscNi9BP0zW5Or6Z5JGWIemFAOHbb6AB5g49cHu4zhP2VBfDiLuaqZOOOeEZ/0rY92n96PcbbMm0t04XuDeK0sjHb2nuKenVrZGKXHSIrQ5SNVrVxdh9WSK/XEkUdqEgO5jlCije2+aeKBBxMlWxxBjPiCOurRIvJqHHqH2cCPnjXYB7UPcPi/c32Zw/cun+kRZaG/Z2xvCngrRnxVbc2Nq0bc1ihHKTco0cvRyEVqKtP1PXZpIQ8oi9RltbwvKyv/AJ1toPCZEho4SOrCQYqvDqSj5jj1jgfmD2g1ZHUeH8By5c/h468We6mr3rXnz0/E/fodfP8Ax4cEgUq96z4+Gg8/H7+R/v4eAMaWdcyKdqdwXdBlt573vgsWkhGfkxULnpZm6Y9v18SF5kDQMQSD5aa3rPob0jYQaNpaZRj4xrM9cmT8YFUL3rb1VdaX3d0Oc9J0iOqFge3Oj0Ht42tKTPfwy5KwW6zLmJLeZeTUjUu+VtXF6yTqAeXG7tdlyjaKLez21hFGUKKyLu+5pumNzeX7zv2sT07qkLD9m8Hi1T6HD46kEDJpUpV6uiseltBDEgIGh5+Z/jxaO5a3KDBez8OnXVU2jcE3CT3k/b7ae1Xt5VCIvosxAX52U/MvLpVepmDcuR5cxpwP7g/liiWwoXjNOStsKFelVqhV6VHyropXwZSB8BrpwA3AC+Iy81IEEBQIFOKrsauo0MCqgK+MWp1BGjKF5jXp01+HEb3mmVJ1GjW3bUaVy7aclbZcA0/pLqfLpBGmuvIHx5jTTy1+3lH5lwiDlR6UyIxpx19nwrHr0KSANBpoWI56aDQkA+PAG6QdMYGiCCAONOWptaFQv9NdCDoNCCBzGg1I16tdfhz+PEYcSRxqyQdOEU56m3IVUAJoCRoACdCD5eJ5DXzPLgGcAy2dOigCBTqpYSJSAI1A5aA6ciD8f8w0Hh4cAGEzmalCknsp643EV+uP1mirQANJPYlPTDXrxAyTWpnY6JFWgDOzeARSfjxFf3Cbey1+6YtoCxPUAJJ7cBUmkkgAeImuRj3Hd9Md309w/dDvBfmL7csZefE7PqF3Z6uxdqQT4rZ9OoShWI5HGRLacgaLZyLueeo48r5buV3W6u853p0vdOpV8WAyVYOULCkDj8fTbO1O12FvY2o1L9Rylj9R48fgKZNZYN04ivaxSWOlgJslZaHoQRQysEDrANFEw6FUIF6F6E1PMnR321O9XzdvbOnMnsq/s74tt5V5hPDr6fOKdODw2QpiaVutZJL0UBrP1RykVIzPIqxOqqsJmshOgsdeg/HlzG4sPtrxDAhx2dX9a39ubTpqkQcqmTD+vBhExjRvrfSvKwDKfXfK5e1b6+liQB6OPU/KX09XmCOfGJvLge9qzEADv4mt7aWtFoJ3mrGbVoT5TD5CrJE8cs+GtRIxjkbp+lxLGKKZpNYwHlg1+UdTdOqnXwy90zINR+szB6sK3NuiNa0NlIw4mntQrm4sit6qoIsi6o7N1yyXqyWYVhPpBUdrXosF00cxrqCddM/TeS2V+/vq2VRyAfhQO6YbBsCzA605stQ2tn6UzSSwNDumjdu4R2Rho0At16orzshRuiRm16tDxPy+/uFdw/0xJ44H6umdVuYbe22kJhIGPWZgVK+0U2zuPEZrZu7cb+p9uu51D/Tu8sI3THJh9y2pZHobrrx1wq4q79e0d2OSNVEd1p9QwkEXFrcba4GG62Ji6CCOJBGIInv93hqELZv2G2G8GpCImY9nwwPtrUDtb2He5HuH3G3Hs7tz2a3puXHYzcmWwa7ys4OLZfb9jj8pNXW1Y3vuRsLtOszxLrM0FqVnbqKRnlx7ryjbbrd8vs7y+PKsOgOpzAmMRB8R6hCn4V4PzNrWy3t7aAhmtuRAzIkwcMPiK6xP2qf24Md7F13JvrujvXC7q7ud19hzbLkwmxslZuds9rbT/UsNms9gZ8ndq0bO9d9Xr2KpStc9CGlWqxslRZG9abjau7nabflbcp2c3Gu3UuXrrYajbVxbSyv5ETzH1OfHdJWQijScC/dfc3VuRosoCAuEyc2Y8SYgDJcZkmRsbsVpMbNJRlDK1cgIsn5zXkQTU5H1HMy1nQ6+evx14poZUA/UM6pvg00CZjr5g/Dq+/7B5fz4Kgk5gY0G1kAEk6ajn+PLw4enxpLtX1UMCQPuPiP46cKkCCZ403bWU01+Yfx0/sBwaqYkUzA6qSzldSefnpoDrr8B5DiwuAxzoDiZrTZ+9l7tl7Ne2FexG2cm0Xcb3NCfAZCGrM0d7D9lcXdrxb6yT+m3q113llHr4KE6j1qzZAD8h057nt/zGtcuRo1truEcFUyq4f3uJ7kI41ucmsw7b1xIQaVHWzDE/wC6p97A1zh9gsPi6GM9Kzn7VSxYzeWtZihUkmryvYydiCeVZLKgD6FIoIoVii1DiAdXw4zd1eJKgrMDD2fbxxrtuWWxaQkGJJJ9v2cIq8sGO25l6tWGyKK2445J8dl5ZLVe7j7Ls0AhW3Vt0poYpAiDnI8R10df83GIWZb0geGOrDHsroVKOoAjVUzb5ye5N4+2rt52Ih2xsJY+3HcHdXcGvvjG5TN4zdG7rW4KksFKjnK7zWNsvl8GbckdfIpZWd6iQQLGhjdp7O45o13bWts6hLdkkDSCNUnEsJ0kxxxJ9mNS3yrTvLu6Fxne6oGloIWP7TE4/wBuQMnjhRRIsPZvZvbmbzONqdzJKkkcO21+ixO9KVOqHnE+HtvU6c3k1hgeRKxLS2E5J1L1aittbjhsfLz7vdj8jQnQhNhjF7qkSc+BwMD31XzbXa/vnujPU9g7L2md1LTvZLN4u2udxmIwWDv3IY6+NyFu/buQXjiJrQH0PSbS42w5qtX9U9LaFzebHaIbu8cqOoKWLDiAo48OuKwH22+e6LFi3rEkzIAB65OPbxg13v8AtY2tt7tr7Z+wHbPajTPgO3XaDYWzqtiXH2MUbd7D7fpR5+8+OtpDepTZLckly08c8cc4aYl16ieOjtbvb74fudqT+1b6JzCjwqD2gAAiJkVxG7sXttuHs7gBb4YkgZSccOzHMYGpvmtAa8+fMcjyA+PnppxK2IwqtSXNd01+Y/j5nTU6fHgYmKeiL3iFPS3zAajUkLrz8T46HhFWNLDjVJvdb2r2h3SG1lt56LaXca5kqmHxV+KrDafcG2VsRrlqmXqNNAzQYatK8lC6SzQ2D6GkiOVTq/SL747i4oUtytBNw8EbHTp4FnOBXq8RiMef9SXtlt7NsuQOYuYtrxaDiW/wrOfX4RJOGvjvv7dOyWxcSlbI7z3JtLd9utfG2cXlqmUy678ymNizFhsfhbVfENi4LRoYKzZttLNDBj6/pPKyCzXEnaJzHb7jfJsFQm6+WnJRBJ1EmIAHeTAjOuXjmFnbNvbrJ5Kg4NhqMxCgCSTw7JJIrW/u/sf2H3zXxmyku91bffjdhs7dpZw7n2F2u7KYCaxZngrQ5Gfdou0d9wtWUmxNl7+BpRoSlcTS9AbjPWPJ93vLpv3NpbO0tKB5oJa5pnPQBHHjMDqrtfSHqm3sEG22m5IuXWJNplhNXUGmZwnwkSevjd32s/uWe+f9u6xY7Edx9zYz3Q9ttl57N7OxeE7sDe0eLNHAX/0iWn2X77ZLEnclvbNWvWFdK2Qr7hxfpdX00cETLr8r82/kv1F6I57e223tvd5BZui1b85WQErk9u6BKzpGkfqAKJABOH0RtvQPpz1fyi1u2uCxzq/b8x/KZWjV+W5amCROJBttJxJitj3a79yH2kdyqdfHzexDulXiyVrHTRbLtb+7cZbtPUl2suETAW8blA2L3JDDteTa1F6JjxqT13qREICiBeT53/5DehOQBufcx5M55mrayqXLToWYiGIcL4iYI/RwMQDAj0PZfxt/JfqjaL6dXnW2OwZRb81rV0XtIZmIJSVMliW8eMnESSYw7hbC/wBaZ5+5GwO2vtY7BYrM5a/uw4nA9193LmsjuHLX4svuDdG/be88NTo5vJOmLhewlKHHNNGSEexIB0/C/wDLn8ybH+VPXux9Wcm5U235vtMVtWLW6vXb427LeA3LW7SqwtpbbQLNsMyNcUG4wRV+ifQ3pZP409M7n0r6g3u83a3QR5rWLa2bRuobcWChZvGX8Ruu0OqltCyW5x/fF3UbvT7yfcr3FkyS5qvN3DqbBxeQguV7te1ie0m1sFsSY0b9NI6dyva3RjMtOssYK2DOZCXZizfqx/DO59S81/jLlnPvWGpfVPNEvb28rKUa2N1fuXLVnSwDKtmwbVtFIBULjiSa/PX+TdryXYeud/yv02AOSbQWNvbgkhjZ29tXcyW8b3S5eOOEACKpjlbUUcU7rGZRFDJKsMbEyyuYmeOFfzH1JH0AB8CRy049SSyRkQRxmvPXbw9gFbAPeF7S/aj7e/ax7S90dsvcxtT3C+5Dvuf9f928Pszde2Mjj+0G0cn2w2tnKeyLu1MDlc1ksZPi95Ztqwu5cUMrcsLYVq6xRLFBbC8nvcguXE//AMst21pJfEqRd8wBAkIqgW8WckkgiZZUoW23q7/VdH/Rsj/l+kjRp8ZPiJlphY4YQCdddHacdlw0iDr6vlZy0QTpB0VoyGRQ5XRj58gRy442/bvBiExHCtS0UYS3XW2v2i7TvbG7KW6zWcjFU7hbrubryWOjuW46F6HGVIttYWxdowyJUuSJVpTtGzRsVSf5dAxHA7FXa2WvD9XUR2QMo9smriGAAIKEVO1hoY9USKNEVlToCFQCvNQgAVQD8fHXjUsoXOlhIFIlQTQOLxGd3LkocTt7C5bP5SVh00MRSnyFkgkdPqRwBlhRgSNXKoAPHiVFLHy0BPYOnziqzFfqYiKfi/s+70982Ym2luez207G7529FSv7G3F3fyGd2/uXM3J/qZjS2M23MHmpMu+MSmJLVd54iFlVokm/qGLqdjt99y+ym93Yv2+WT/m2hbuaHJGkGbilCTkx0gmACThWDv8AcbLev+yQI+8IMK+pdS8YOk6o/tExmYpRofthfuRftgdvu4vczfneHZ3ebtvX3J2+oR7v7cbsTei7b7eibKw3sV3C293C2Fid0ZPC5LduWx9eN1iyUeJkkFhHjVWJ+df/AC55P6t/ljlnJL2/3Y5r/Hvp23v93uLd5dO9steFizrUamW/at2FdmVHvsiln8gKjOuRyHlG29Pbu9c2W1XbbjdpbtN5Zm08FiNakCMTGooskgFspcVT3gd4d3e1jGbqy+A2jl6dPvz3j27uC/Bsm1BLkO2eN7Vbenxe3rN2tkMc1w7hzGVkgSEqlaUSFooIz6hP5fcy5Ryj/vvcej/Sm2NkLa5Xc2d23YQXbW53u7uWNa7lVRg1sWbd5LBI03puqVLE1ubWxZubotuLNnwScRxhvyknwkYRGmOE5p/ab9wnvzsHb+28DmsBsTeuAw+BwmJx+CyOMk2tk9v4vG4yrSo4ChuDbDV601fCUYI6kL2qNlikKlmY6nj9od4h/dXGt3WeXbxPizmcXYg/U2JbE4k1tbcFbCK4XWFH04AYZAdQ4YDD3VeLY37lvY7PmGtv3bu+e2V5+kS3fok31tlXYgM36hgIq2fgh1Oo68WToefFJmuKTrXw9YIPwwPun7aMgcD4ur8cvlV3O33dbtV3ShEnbjuPszecpA6qGEzlRs3F5lbG3bj1M/XcDxD1VI4EXUYxIB6jgfcY7fnlTlWGMYVJslZ4m9OaKSKQciksbRuvPnqrgMAfu4kg50McaBMOo10OuniNeeh8D8OEeulRdoNdRp8w/n4+WvPTTglAzOVKikkHwXQfHnqNeXCGBwpqT5qoOuq66+J+Hl58EFBxOdMSBSbLSDa/KCOY8NdOevPn4keHBZERTAcaRp8UknPpGv3a6eJGmh4eeunzqrPu479bc9pvY3dXeHO06OYylRocBsPbOQtPSp7s7gZivbk2/hb91P6lLCxrSltX5gVKVK7qpDunF/l20Xe7jy7rFdqi6rjCJCAgHTM+IkgLniZOApMCqNcAkqJjrPAdgPE9QNcInuT7+b972b93B3B7jHJbi3rnbUdrI5WtZsZOt1uZHXH4WKZrUGPxNIMsVWs0YhqQxdKMFUnjS5pzDz1XZbQKmytkhVGAA9mZIzY4k4nE1Q29pg7Xr51bhuzDuHYOoYCq6Qbgr1q8+UyNmK9ZeFzBjaP05SJUUN12riu81qb0z1cykjHkiquh4yUCaSmrhierplSdm1S2XVRmXuXloa1bFU67UaEyCy2NxVhfWvfUTF45clJ/SDSTN0SSxE6Pp0t1BSOJ029q2oYENI93X7emFR+ZcKkSV+3iPZ86L5DfW6ctpVu5/IYyDJmpWtPFaklszY+uDHH9fb9OBIaQhXor166hY1A0HSeKly0zjwqIyHX7MeGNSpurhQq5Pf8Af2VK13u7fv4HBY+zWqmChnttVcTNYhQ2Mdgtteq1OjR6hqoaNpHdvzNJI7fNqp4FEuIDZwkL9v4UZuK0A4phS9t/d8cm262AewKUZ3ftl8ZXyTIYJ6t7IhNw3HVisSynAPJFyGr9XLwGsGoW7hLmfCcpzg6eBwnHuq8xwLJgMO0dIrcF+yB7rty9rPeZU7FZ7cFqPZvfbKZXYWRw+Reb9Pl3bVx1vPdu8/UU6iLJSmuaSzoqpJFbKN8rDpxN2F2m8tbwQpYhHM+Eo5hZ7Q8FeqW66g3F2NF7AkOFYzkr4Se5o7pPbXaaz9PLXw1HP4+B5eR142Vy8WdSmeFYGQ8+Z+HwGnn/AHcvv4Q6hTYxPGsTLyB+/QjzHh9nPhxHGn4Vp6hwKlVcxqeYbXTTxA5keLHn5+XHTkLbJUEzFcsB4QYmleDBwk6NHzGmugYMAW8OkdSsAdP7HgVLDvosWMNlStXw0Y5mP5deTMnh8o00+3TmPLgWljjUgEjD6aVocVGDp6YI18enQnl4gdP5SOf+/hj9OGdMZGVKNfHqeRTQaeDfDw0IUr832dXhw8YYZiiSA2IpXioKmhGgIYaaaA9QHmdNdTpr9h/mBfgBRwoMrFKkNJOnloTqSSCNdAABqNCfAaE8tfv4cOfZRlVI8OJpVhrx6r8oBBOp/KvUQFPiNDqFH3ePnwLA++ihWEjBqVIIVBAZfA8hy10+A08dTw0yPDnRKTkaVYIlAX5fAka+QA18NSdB/HU8MVzpwOzGl+pGNV0HP5l11A005EaAcyOevhpxFOnOpc4PGqX/ALlHfJ+wXs27m53G3TR3Pvw47tFtSaJyltLm+1twZ21SCMrmeltClkCCvNWcEakaccl6w3F7/S/2W31B9zcCMQYItjxOQe0AL1+KBE1tcitLc5gruAUt+KInH8vxxx6q488vmHq0aNNJwkll1sTdUnUvo9Mk3oSAv/8ALrwAHw0McZ+zjgGa419bYkwJOZ+/j9lehghRrPH40+9pd18xh0sR4+y8FZLi0zCWVox9PGZ7TmN9AdPVUHUH51D/AOUcdBZ5pudsiqhEf09k1CNtYvXNbzM1aPavezE2sbjK+4K0d6wkqwRSRloHijdMRL67OgMkzfU2z8zfMWHmo140dvv9hvzo3iDzJjLKYxy6zUj2txZkbdj3fZ8KsxVyWyIMnjYI9wNDRp49JXhlhBuepFSmrCtXOvpet1xOFYFgWdfjxnNyPk926dNyLY4cfZ7cq3F5vv7NkI6frRgT06u6pf2vvbGU5JaVfLuZLGSylKLRSpZsNiBZzXVoxXQ1riso15yFtDy4p7j03s73hV/FGGPVnV2zzzcKNTLGP2YV9Y33j6dinVsTFFuZOhWqXar9PQgq1jHIgHzGPqto4B1aMnUaeHGXtuS7SWs3WzaAa0LvNb6qGXE6ZpE7jbxsVIatH6pJrda3AlKwSWKwp+qZb5OkKOkuqk66/M38Ku39PG1zDSMUKme49tS3ucG5shdOFyRE/KnRgczmdzb0xm2NswSXszvHdO3cXBQoeqZLuUu5qxP6aoAdBXS16gAP/LhBI5a8TbTZu27tbO2JuM8QOw4n2AdwGNTXdwhtPu7hC2UTUWOUASa6bqfafuBtHamItdm+5Wbr7moYbGV8p2/35NW3D243degqxjI4qGvdX1sBbsSB0r2K0iq2ig+II9QZQnhtybaiADjIAgdvd8q8E3G7G5vvduKoVmJwEEST9nCoSyvfCevcwNCXZGY2RvmDeYr3NodZNSxlaOCzz5qviqrR/VzsmKaaZliHV6ahmUrzKQlp0A/QSewSonsglROAkgZkSIQAFmIZeurR7F7mb67mY+rU3B2zz+NvY23+nNu63BDSjtCvVdIqPox9b5Gu8MCSLL1KIR1En5ukkjFTrbAY1WuW0iQRq6qcclsAMdfMg8uY01GngTqDxZGNVSDBpJs5AAHTw0PLUa/x058OJmONNqjAimzeygHVqx/2fefuPEirjBodeMAUzruXOuvVoPjy5EHTl8TxIgANOZJwOFI8mep1o57eRyFXF42lXtX8plLsyQUcTi6NeW5ksrfsOVjgpY2hBJPM7EKkcZJOg4NmSyjXLuFtRJPUBxotBdgiYsTAHWTlXCf70/crk/dt7o9+d3nsWn2xls9JhO2uNmllUYvtNsvJwUtjY6CNh/00uYxlR8paQJqchlJi3iTxxwPn7h9041NcacYlREKoOkGAABB7eJrsrSLZ21vbrmoxjJjxJxiSfhHVTC2fkM3TsRSUIDad5h1qksNOENJJI6Rw27Nd4ZZEIZeoHk3IHgnQkaYxn2VpWXIEjqq2+1u6m3setSrnp3rVrMaxzvNN6orTkmI+rIkMsJRl5M6kBXGoJ5Hik1o6mB+uMP61rLugsaqnDO7px+08Zcz8uf8A9P4iDHvbyOTXINj69rCmL6qO/Fex8sKCRK2vRZJUp+cNyK8VF2/nLgCbmURj3RVt9x5KG5q0oOMxAjEzWqvvZ3IzHfftLR7h4TceSzuU7I3DjM3YtvCm8NybKvJA1PfF3K1Y1yUlrA3qschV3Zo4ZZp1Cgnq3dvtRsr623WBcEDsPFfbx7TFcnvt+/Mdk25suWNgyf7mWcGHHDPuk1Y/2wdxdx7gobU3/tjJzV+4e2M1UnfHY6wYKeMvULNW3lclbtRF57m2t21Yl+rpxJqUndVKMscq53OuXpdsXNsZ8u4COHhnOO48I7K0+UbxryJfMeehEieI+/M411d+3/eXeXvv2fwWS7Bd4Nq9o9+1rIsbm3JuTZc+/dq5KrBC8E2zchtWWzJFg3fLkWYJ6xnnqQxtEVkWQdHO+hbe/s7i9styzrtrK+Ij85JGmJ8OUkkROXVEvro7J9va3FlVa859ogHViPFEwMZ++VJt2/ucdvAJM1239sHuUxUQ1sSdtd43e2m7pUTk30uJ3vHsPDS2HHPoQ2WJ+VQ3n6aLJClkuqzTkykEjDiuEntgDia80DKTDIwnqMgewwSPj9hEfuHbE2lfpYX3I9pe8/tdzV3pjjn7lbWtz7Ps2CxTpx28Ep4qnkYmbTQ1Eua6jTXx4M274TzSvg/wnVEZzGOGPDtypAW2JCuJHA4H44fGrFS+4nsw2ycp3Dody9p5zamIr1bF21hMrBbyJbIWIaeMpw4OT0cz9flLtiOGuj1165HHPTUi5yzYbvm++t8t2C69zdaB1DiWY8FUAkk8BVLmG+2vK9lc5jvm0bS2uonMngAo/MzEhQBxNUhs7/o5/c/cLuJvzMUMfEtexansTXAlHYOzcHQsXIIBcnVFpNj6cTWLLxgFnVyfmZlb3G/y7b+neQ2tnYw29pdTsQB5twkBmI4gmFUE4CB1GvF031/1Bz27u7gBvuwVEBnykH0rPAxLMRxkmtV3bH3b5rvR7je+fuqu7w2R262f7eeymcw3Z7bvcDbdzdOz995buA0W1buzdy7WszSS5TLe4DaO3criso6NFYjXIwR1zXZI3i8I5/zm/s+abPZcsZzzHfb5VDIs+XEHzCox0W5EnqzIJr2M7ba8t9Hc49SczVP9N5Hyx7xRrip59w+C3tlZ8Dd3L/p21z1NIBCkVVB+8O3Nx5s43N4JcDRyc13MVNttZfMxbawN+W5Zwu2rF++Hs5S9jsbYVTJKTNIoUyN6nVx9MW9qqtpZg13QJYCAW/MQBkCZgDKvmjb80vXrFvcbi0bDuoY29Rby9QnRqIBbTlJAJ4gGRRL3IZztxhOzWC3ZmLmR7gVNubjxOO2bsSHuvntpV4rl2rlbeUj25DPfnqYe7UxUdloqyxRxWXJVyvMjkOfem+Q8zQbXmnLk3yXLom2EBduBZSVYF1GI1CJiSBjXonpn1LzvZTuNjvTtktWzDM8KM4UmRCkkzBnOAYiodwuze+GI2Xie9exd87Q3bRo41X2t2C3RvC/kN8ZipmJqGSl2HlsHBszbkuNyyYKaS9iNxw5C4krx/Symb1GZec51/BP8XejbG63Xp66u35vu0S+tvdeUz31/MmlEcWWUl9KhhblSDEhq9A5b/K/r/n7bdOZ/qcuss1r9Brii2YBBJYqbgaB4oLQREyQLrdpsBhu8Paba/eLN3tqe36h3GyWa292k2R3j2zuvOdy+5u5dpbhqbW3lmdr7N2fXs5K72I2TuuZMZmu4kgiwtK68leKGzbqXK0Plyq+3ueVeZ126NEqOrGVErgoxMHhAkg13Cbw7hPMUTKknUccsQZnUfkCNUAiaX779hXu57Hdhsl3p3nU7abh2ztXNZNO4eG7aboyW49wbFlnvX8puHJ5qGTb2Owk2LwmRsTRXGr23kjZTLHHLXHrcZXKfW3J+Ycx/0zbO7XyzoHYeAujadJaZDkiQGAJAwr031V/A3r3016cHqTcWrFzartU3T27TE3E27qH84BlUXLaqwZmtFgoknIgULyG/67xqUkDTTDTlIvUvWS5HQwUdfSmoOuvTqPDjsdAJk4R09teFNdJWEE4e7vpzdr8om4MjPjqtOSxf6JLT1aVYzWZYUk6GsS168bTyKWlGrMNNW+3TiZLLF1FoFic4k/LhQedoUg59pH21tD7Lexj3Kd3sNFmtp9schi8bkq8f6Fld8WF2TWyj2rc+Or38ec9DX0xyW68ulmz9PVIhYiQrz4mHLrbI+4uBVtoCYbNoEkAAE9QmIoTuCsIsl2IyiBJ4mY68Jrtay/7QHtRynbvZG1tq3N3dudzbT2PtfbNvd2yc1HlcRuTL4LBU8de3Bntn7pXI4w2crkIZZ5jQlxbSM5Y8yScCztb62Em7N3QJDjUMcWggq4xyxZRkBERofuPHBE2wSBGHd1jD39tc9Xun7XbP9t/uFte3vEdzcX7gt3423Bir2F7b4qTBZytua9U/VaHbrIrncpJt6vvg4YNfyCxZZ6GDpKZcjYqgacaKbC9s9g3MuaBdvtDBDAs8hmCqQoTXiYgFZIIIlTNVbvMbFzcDa7TU+5g+HAY9UzpmJOYjiBhVTJO+3c3dMk/bzAb13J2eo5arao4btd7WPo23zPkZkFatFvzvpYxeZzWYz8lxhrT29Viq+r1Is8w1bjRPkbRgPK1ohxJhTImOwDrmSaqEXimu7c0OclXGOuTGJ7gAM5NNH2xewXvpV7obdynuZ91/cftlvOpugSYXJbN3Dnd0by2LuyBDktn7y7ubgnyt3B9uahz8dRDSyNpcw80hjepVrFra4e99S+n9nvV2e+VbyXiqXUUwwttgYYfQQMiwHiiMMaPZ8m5rvLbbi25VkGpCRqlhiMCcce/jXSZ7wO9u9L/ZOh7bt4dysnH3O7/Xm7R7pXaO2Nr7eyV2hi9tLujuRkjiLlHMS0NtbrxtVVppDOWke2kCWtVlPHzH/wCW/wDJPqX+Jv4pu809Nuh3+7vLa1EHVc2LoybhrUHUWLXLNm7Da7a3H4jGa/cG72p/bi2biMPOVhOkASfDIEnAoThGImtTcXaCTBdpJOxmMqfoe2pszureeDytvMZbP5XG773BhsLA17dOQyUyY7LYe1W25WpTGlTxX6fFYmlr9cSyV5Pyx/iP+cdnt/5h5b6p51YXe7S5u9jYewQqWlVLr203G3tGUtblGvtdNxzce6LaW2dDDjL2t++u5DXAmm4QMJ1CYABYnFRxEDMnsrX5XtrYhjlRegSxJKqMY2aP1FDBS2oRiNdNddAfDTj95rtopea0TLIxX3GCfbFdMgCjCjPSGZV6F/M2uoUAaglAC3MHpU6cySTxEELjDOkxZGyoRKcBlgmEa+vGY5IbSOUtVm0JX0p4ys1dhpqekqddOfETW1gmBHV104JER9WdWR2F7r/ch2xSGttnuxua7iq+qQ4Deb19+YBYlKt6UdfdKX7VUKvILXsQHly004hFgiShKsRwy9gMgduFSaic4Pz9+BNXL2L+6Vmq4iq91u0WNy6L0ibOdtszJg7xUaKZpds7mbJ42Z/E9MeRrKfADhFb9vPS+HapnvxHVwomFuPATPGcQPl8audsT3z+13fywQDuQmxcpMUjGI7n4uxtCRZ36VWKPNsb205g2ugYZAA/AcEXjBwVw6sPeJyodB7KtXSeplqEOWw9yjmsROoevl8Ncq5fE2EYBleHJ46W1RlUjmOmQ668EpDYqQR2H7qEgjMVi0OuvLTTyAHI6jXw5nUcSYD6aCOByoq9YHyPidNdQRrz8CPIcFq99KKLmkDy0108OXgDy+GmvAnrpVrs/c19oe+fdv7eaW0u3G49p7f3R2+3Lke4kUG84rCYnP0YNnZ3C5PF1srCsyYPLpRyLywTzRSQMy9DmMN1jR5dftpr214sovaQGGQKtPijHSZxIkiMjU9oG7/0yjxXGUDvkgD2z8uFcKXc7sV3c27tPP5fcuJxO1sJg5aVO1FThi/VMq1/K1MdHHK1V5I1rJayEfWQ2gDfL1atph2+f7K7u/2G3cXLrHMTEd5xx7q2N56L5tsNjd5huk8u1ZEkSCSSQMhgACc599VITGLRIRrLyY+G5etiNgiyC4iwVB9QUbmkUADEnUAkAAEEt07WrZQMRmB19+FcWbmpo66VKeXqRSSSvFAbElhei1K0jPCYlCNEkKBVdmQmMM3yBQ5Kl2BUQFA0WyAtQXSzERl199Y5XLpRv3BYiSSzBVPp10fVI4wImqmB0PRJPIGOvTy9PQ/YCutauKGWC/A5dnHLL7KmVfLb/DQ4vYfJQ21W5J0VbMN+KKWTrjZZQrRTK4Hj6bsnMaB008NdYfOLMFvJpY4THDtogmEzJz6Y0sUNwSvRp3rEaF8Nma9gIjemrxxSxpqQiMY2Ya/Kq9IOmh14qPaW5fazbwWDj076upcPkAQdc9Pkavj7LLIyvvG9nVvB5c4nMP7oO1IGUWkjpVeHdGMrejKA4ltrZozaKHk5+ofykc+d5uqnZsHEgFYHUdQg+w4+yqvNG/8A2bc0wLoKYxl4198ZkdWFfo3W5FW1Z5dI+pnKjlqF9RyNfuB418sczWkT4iO2ivreI8NOX36c+eo8NOBU8TSoMy+P3ePjprqBpy4KcY4UJINayErrpppprqAdeeunIAnXmBy0HHR45mucGKwM6PRxcidDyYdRKqB1MNWJZddNT8PHTgdQDQeNMq4Y5UdihC8/yaBerXny1JIGnkefPhXPFAWjCtOFKCKNAw056E8tCQPAjxB5Dn8eBGek5UXCRnR1EXQg/MQfLly05aaDmQPx4cEk4GBSUEnto7Eo0000AAbmF01Ph8fhz+3gBOqKKJHdR6HkATy1APkGAPP+PLhyRkMYqS2Oqj0fLUAAk8wDz1PLzJ5AD7OHYiBNJfCxHGlGJ9CPAHq1+A5+A1J5a6eOvEQgHDEVJJmTlSjC2mg1Oh59IAII1PPy00+zhi0nPGjilqswAHifDT4f5teehPLx4jkmjUg51o+/fbxe5sr229rzUxM2zafdPe53L6Zf0Ys1PtDHy4GayVYIh/TKOSSFjqdWfpGuvHA+q9X+qbW40+Wu3vx1atVon4R7jXQ8gANy4oifCZ4xJw7q5ltz5f6zOrUh0LiMj0j0BIqMKCT1yq6/1ZjBGg1AHpKdfEcYGytqGbc3MQ3HtGXTtwrstw+sC0pxAy7KV8LN0xxSHVqyR5SefrbSKWGIM782CsgZkSNmB0DOWHLnxBfDasM5wq5tl0rgcAKemy8tNkJqCvI3r2stYhdSp6v08CjbtyTKdI1hENUxl9AwLHU+HFa9uDa8S4HETwzyq9tf1W0kYjp9tTcd3TT5+SKvaPRHjXjgQ/MzinSvTvMWJ6pn1eLU6n8+gI1HBbdyttr7kgEiPw+fZNXnGu8tsCegqyO2r2Ul3ga7WbEz43be8NwSeqxIW9nJ49uY9V1AAHVCjJqNGLkjXjSs328w6ThbtyTPEkj5CaT2sfKYfUeHUKe27Mn05bEIpJrU8wKSSKVDTDHCKgk/Ww6A72aZaQ6eI08Ryqi+GKMv1Sf/AFcasNaYMcMBGHdS/n1y25t27V2thaqWMhmLcVKlBcsRUwpt2ZpVneexLFHTx9bGxSvNIWCxQRyO2g41RumtLduAqEUHvyyPbPCore1u7u7asW1lnfuGPE9gGJreZ7Bu0XazaNy5vHF5uLuN3Bw8S0YN2U4RNs+g24cPSyVu929l1ksZF5qF18bNftLBbikqzxRwQwyJLY0eU7H9mg3bBju7yGSwgqAcQBwDYEnMjDDEVietN5vEvHk8oOXpBBUz5sQZJPAE4KMMiSTgNvuFykduhKJeu3SkRq+SqVCbEdaCTWKSS3ZRQKE6g9UQBLh9NFJ431OodhFec3U0mTUE9zaI2jv3t9ufunDRycu0s3k5O1nc+plK2KzWVn3LszPbMGw+5+LyM9es80GH3BLZqW3SN3aqgeZVTpMtq/5AuBI829aNth/cutLk5/UrW1PzoBaW5DY+Ez3GCuBjiCRVitrZHuplqlRa+A2/gMDXr+nWtpuGnk5Z6Z163WahIKUCTg6yydTs7eBIPEbYCXypQoEKDPbRDdKipYSxHJDIkyL9Q1Ykwx3QP6np9QR/SmCllLKvWwcgaaay2mnw8arXlZQGGVR1dyQAOrDQ/N5czz5aeGmnw04trHtqEEcc6YuRy/Nh1+BJ01HLU6DXwB4lCiRQnEzxpk3svodDIdSdD83LUnly1HPiZbck9VM7YDrrSx+8l7srPa/s1gfb9tLMfR7v77pcn3qas/o5DH9nsXMKNuh6iMJKy7/3IPo3BI9bHY+5Hr0yHXA51fN67b2CToHjuQf+BD3nxEcQoGRrb5NYXxbq6AY8KT1/mYdwwHaT1Vy1QzFMpQR5CqLDlIlYyoS0npI0cbPL1AIiagAHoI/jxTRWRZCiThW0D4wQfDUpYjcGSxprSVBHrFNDbjFmBbUDvGDrXnqyM0ctaZCA69WjLpoAeI2RmwkaZ+6rdm6R9InGrB4DvvPRjmjyuKxu3cNPAseTn2LjqWN3JCGSPpsYqfLUM9E04I6fTeJupGI6kOhFd9sOBMD499Xv9RwGsKFGcCD7M+HTCmDuo2+4m1szjcXZ39unZUpy16XCd2BgaeeipwY+56UcGSwWSlxmZxb3GiuVj6YnXQwNH4Op2FG2ZLjsJB4ZRjEyMxx4VU3lwb3bsqa2slSdL4ZdoP0nPr4VTTstmsr2oy2WxCNRysbU/wBF3Psy68VPIXVaqslKWvUtTrBPXy1KSNGjkdSY5JIzqwAO3vBa3trzbUkYlSO+Dj1Th8q53lT3divl3cZADKc8RnHTA9VPDsnlr+0d9Z/B7IyksmKytZ7mGhvQvI1HFK0lzDXpAlmjagmo1JZcdkJI2eWGNJHKP6JHFfd2l3G3VgYK8evgRP8AWrfLr1zb7l7dr/KbEDqHDjwyPyrps/Ys9yuc3b3R3v2szOVw64zdOydzbgsbYhsVrGRp9w+3t/DjIZupB65u4/D5TaVsrJKgarekSCQHqQE1uWbT9vcuiPAQGmM+GfGJ9gqXnW5G72Vu9I8y3c0kTlM8OqQMePdXStbkjTrkineuqKzyOZF9FVHi0juVVEA8WJA41fKkgJOo4Die6ONcybhUanjSMyeHtqtfcP3Tdp9lYrMYvL7pw+965M2OyG0cAINz1chdEHqfo+ZieOxtvqdHUyRWS5CN+RvA9Zyj0Z6n5ldQJt3sWmx8y7KACYJCnxn/AIYPXXM809Yem+XWnZtwl28p+i1FwlswJEoPa0jqrVnlsRtTLZXL722jsPbPaWTdBiEu1+2O1k7V4T9OqtOZMtdenDFauWHjmImmxcWNhssEaVZGWML7t6c9Ocs9P2Ws2V8y+Y8y40O7sPpUKIVVBJhTqOJxzNeJc/8AUXNPUN4NcJsbUA6LayihTmzPGtiVwJUqMBhkKqZ75e4NLBe3zsvsjEbjy1e53f3L3Itb2oWEopTzHbDttd2xj9ixVrkUjZM181u2zfnyizfJbFSmiEJFMJPP/X/Md1vuaPyawum1Y0EkFp8x0DEEYDwghQDkSxOJEek/x/yjb7bk6c5vMSdwXCyB9FtioIJxhiCScCcBkMa3+0rt12j7t4/eW2e8+/Z+2fYnErXyfdLdmA3pHgN/XN0brxOe232wx2zMZh9q7/3jlJ8HRxOUyFiSlhL0dOGy7TCNZVZud9N+kOc829SWeRcn2u43nPru2u3rdu0gkJZ0m4Wuu1tEUAjwm4C7lAqk5ef/AMlcwHPvVe0tc2vra/jXkLWtzvluXAtq5vL63l2LNaCPc3DW2UaLaKwRfPdyojVH24vb1syfuXuyj2a7tbi7rdrtr7vzu3tib8zWHrbW3fnds4jISY3HXt2YGKGCxQuvNRnSvO1LFtkaUcdsVKwnMEXSepuc+tPSV63y7nXLLmx3z2ldRf8AFqQiCylTpMH6gGYoTDAGu05B6b9Jeots+/5Vv03uz8wqTZ8OlpJCtqGoEDiVAbErhkxPfHsuXtZ7ctsPj50bI7o7obfxt2nkKsOXizOLw2Jy+Vngs0rte3FLHUtmCRdEQqJGClS5DYnpq9vfVXOW22+u3DbWyzeBigQsYBXSc4kSZyFb/Pdhy/0xyVL2xs2gzXQp1gOXCqzANOESB1Znrxl79r3uFge9He7a/a3L+3v2zdtdv4bt/wB1d9dyu++B2t3Ctdy9v7L2fsaxHn7uz627O6Gb7fbT3H9Pl0NWahgork2RnhEckeoI6v1p/HXL/Tfpy96oTfb+/v8ARbtIt02WQG6dBJIsqz+DUfE06hM5isr0v6yu+oec2uUDZbSxtrbO7tbF0GFR3XSDeZVIdQDpULpMRIqSP3Huy2/vcNNvT3ebb7cbs2mnaTF7M29sLN4SnmKG0O0Xb3Hx3sf2L7UQ5VEirVNrvSxU1eN4ga2Uyk1yzKXtXHaXwxES/bO0uDRZZYPWJlQ2MSZnjwwr1mzNnd299ZIa/bMgHIgEMynvwmQRjjNEfcd3y7/7s7n94vb523pbnvYf3V4PZW8ttbZ2hsHdnc3uBm9q+5/tDsfutkdvbJwe1zXgmnhm33fxStG5ngStI5VdQ44zZ/x7y8c9t+odbDUy3lRQIa9HiYY5eYGMYRAmcSfqHnv/AJQ843H8Qr/GtnlyLvhy1dhc3twlo24U2SttQA3mPZCrrclQSxVSQI25/tm/sK43AdnY93e6T26bU/1XveS3itydtvcRtTC5Hf0m0JdyZdP1E0Ysx3Ii7dGTbEWPkxNCjNQzIuxz2r0yetHBB6ztNy+38SEhxqAJCspDJpIKyRkSDj9lfHCJbuWcUIDAHGVYENM58SBW43tB+117Kvbv3Ewm4+zvYHZfavMY57bDJ9s9q5HG7o21dqxJLXo5TvBT3Ad2ZCLJ4xUK4iYrSnncGyrMEBqbneXkQbfbW1Z1cyVUFRKkDAjDP2GJ4Vb220sM7XmbQpQZmGbHHj8uE1sLyuwMdlrM9tYo/pLi1bNpjRaTJy3EDM1q9byLS4iWaLQRqkmPswtEhAAOrGK0pCLc1XFcrnrMjugxHs44g0dy4o1W4Rkn+0QfhPxpzYq9k7Mx2zuZUs30pRWIHTrgxO6NvVT9IqpWZpbFG1SewlfIUvVcRh45Y2aGRQjOXI0FiJBCOAJHWIIK6hmMNLDEAeJRGFUAvbUcJU9fXOcHKcxkeBPKn7/f2fdtdtclvDvx2i799090vs/d1rdPc/bnc2Ha0t+IdwblrMbjze29+bdq4aQV/wDUGeiqZf8AVaMjmjaMrThYHDdzYv2Ob7Xy9zbKb029SQwZHCnFdBUaCFXUmksIUqFB01yu82j7S6d1afUgaWkQwnjqEzJMMWAzxJob2qdjsNc2Bmdq9v6GX7edw5W+uu7ow1R8Xvnc22hbiWLHjOXYZdybWxGW/WRjcwuMaqILUVWeedqMtuNPOfV21312zc221v8Al3Lo/TgxpIgkGPpDwRrBmGmIB1bvId5tLtyblty1o+IkZg/2zmVnFQMCO3C90Haftj2U7bvle72X2Z2n7b/plixlsfnbdCG9Zx5VZLJydIyRxkX1aVHladBXkIaVxzU8DyT0ju9y07gFdRMiZYk8XbEeyS1djuecWdsmjbEaVxDHADuBx+EVqK73/umdpO9vcXYezMF2j3H2v7B9nLNDKbC705erltxe4PcWZ23GkWysjsDIYvO3MF2+2DC8MN6TIZn/AFE+XxzMkdfSz6i+W/8Ak7c5jvP4p3v8cejeW8v536ivuFUby4bdjl+kHXuLLlku3L7KBaCJdtK2vzLjHywp819U3/UdpE5r6d2Q3HMWddRe55Iew+JOkA+YDgUUwIJIIyLc9yXvOob92vt3bnbNMhWxe66N+Tdm922vFtifMUIJreHyG3MVTkWu2Na7KpkuS1qmPWWpIiV/6EzDj4i/8Lv/ABntp/InMPW/8m7Hlw3nIntrtNjbc3kG8crdt728A7WP+nCnyba6gLxDkBrK1rcv2+/Ui7zDa2tvqXUoW693EjEQyqEicvEccIGdI6mWjcAgkeR0YHQaj5SnkrBR9/lx+uKWmNwwcc8evvrZRwc+FL8OT1AAIGnSeeoXTX5fA6jX/iIPPnw5swh8Unsohck8M6VIL/j0tofDUDw5gqDyAZmK89fH4cUnGIU41IQDRpbIAHMEMgB5eA61Q6chq3X5a+HPlwStpBnMUwCAyOuhvXjfQEFl0YsNQCG5ActSy9WnMDkOfnwCl2BY5zTkrr7TQLlJVPIPr1Aq4BjZdCWDL4Nr4D48OFB7xT+JgeoUs7U3bvDYGQXKbD3bujZGQDK7W9o5/KbeLuG61axFjLNatcBZBqJo5FI8QRwvItOCrZsMxgfYRjTISuBy6ddXJ2J+477lNo/T19z2dod1aEYVZBu7ALis+8Knn07n2hJhpXmkA/Paq2jqdTrwDLdRiqsY4asfuPxpDSI1LPXHQjp21dTYf7nvZnOLBX7jbM3x22vOQJb2Mjrdw9sqwA65Wnxa4vclWEa+Bx0zKB4nThma4syuHZ0GXGi8sHI49uFXd7fd4+0HdaJX7bdztk7xlYBv0zF52rBn4tf8tjbOTNDcMEg8w1UHUcGL1siJ8XUcD8YoNLcRTF92WT3Bgvbj3xk2rYmx+917eZyvtLlVjnl3NMsK4rHtBfMaWYMhIDDYgXpnnqvIkJEpQjQ5Rt+W77mdnY853a7Hlt7WjXzjoJtXPLCgkAu9wJbtydId1LeEGrmxPMbG5Tecr2zbvdbd0ueWv9quuu42cJaUm6xjJYGJFcjO8N54Xuvh85tPP7bh2hlsslmjncK9qLcWB+vq2vSsJjc4p6YLFPJ1vkSysUoKq0ZkUqx8WvbDeck3huag72XIJWQQRmGHtOUg19HWd5tvUOzaxftMj3VIYESpnCVPxgwRWlv3Ddj949mLgtX60eX21mrU5we46kU8tcdaj1cfkUSPohnMKrodUOqgjUqePVvT/qDac4s6S0X0HiXD3jrE/dXg/qz0TvOQ3TuFBfYuTpaMv8LdRAjv4VVmy8V2MaS+i6RKJk6HQlekAy6Hq0YEHXxVtNQdeR29KrPl5nLp864V00LpPCsIRNcWH1ZIb/oqyBo5I9LMKaqqqjrK0M6aH5TqrfjrxAgKyCD31IMVEYmjEFKyZjJVgmhhctFI/pBkjUdDWK1mu5ZNfVGpGoYHXTXiU3ENuCZYUKrdQ5GlFZbSRyQrGyxmAQ2FMEvSySskkbx/mZk1CupX8vSPmKnivZUayxB1DLOp9TgDEac63E/sr9qoe7H7ifYHB5BRewvbKzf70ZV0iSWH6zt3ty/mKFWYv+Sk24LNISBvmWQ6aeB4xeZKDct7ZwD59zEdi+P/AOGMeuq25ZrrWdsVDJcvDV/sr4yc/wDDHtOFd/skzkuzHrZtW1OupPInmdSdSeLscTWvMnGgPqQp0bVdfNgdBp5HUac/PgiuE0AbGO2g2sA66FfHwB8Broft/jxHBmKIRE1rkV1Hy6Ek/MoHLQnUAN8SeOkkx2VzbNjAFGo5GGg00J15nwAI58iOZ5nT7eBhWMjIU86cKNq3JNTyZiNCddF+bQjpUa8x9n4cP9JJGVPGIjjR1W5keIAGnUNCdQDroQD48vs4GfzcaczqiKNxsNU0OmoBKj5iF05a6afDiTDSTxo9IY4HCjiuF011A5efM/L1A/Zr9vlxGJYzFGQFwo0jjX7Py6HxIII11I+zmOHkDuolULkcaPRPzOhJPmeZHLwOgOg14AkEwcqIAA450eik+BJ10BHLTTmdV8OevAlh7KdQSTSjFJyHMAeX2HXp6SCNQRof7uIhpLaoqVSR3Us15wCOf3fDl489QPs58ADqxGVGRGIqtHvj7YjvF7S+9u0q2N/U9wY/Z97e2zYY4mntQ7v2bG+XxktNUBdbM9ZLFfRebpOyaEHjmPVu3a/yS7dtgtesw6xnCkax3FCwPZWryW+dtzC2xMITpPVBwx+Htrg9rSWL1n03kLWMjlnitsBIsyUqks6SwrIoLSPM6KdPE818jxyyYbUaf8rTI7Jy+ddWpZr0yZ1fCnJbz9RIPpK6oUtLJjJZIlUxMydU92FCXAKIkkcIVVCs8jHUgACh5VxmhpjTWz51vRpT3/OnntqxJXsJeknaGSfGTSK0i+m9XHJYhs5mwyhIlQzWzDQh/KGUSnT5dOKe6MKbZhiWxPx+M1f2QIbXMYdPjhUtdu5YclnUe43p16dJbd+URdKQY+a+mTsmf5/znEYl5NAdOpwNNCBw19jZs21U+FiPh8fnia1dqFu3WuEwAPZj0+2rwds7NaxV3Zv248b28tdx1TH0plSNRRw4jOLqxu4CpDPnIJrUyqHUQ4uTXQuvFjzlbYhbZ8ZY6p4gZR3Dsz41YtWWW8bjzBEDq6TToSSrnM3tyGBWuQ4+PF1YYFfWe1nsrbksa+kpBLRxGeaTU9KNKi8+rQ0juRZtKyDxloHun+laW32t3dboWkElhA7ScBWy/I+w9sLtxPcRhPdH3K7SdzMJt6AVcDs7YHZvd20qFTIWK2Nhxxh7o7ZzhsSenbWGaYywLK7kdIUAcbG13TcuOp9ta3LXnGrUWBAPAHhjxicIkCTXbbb0BuOYcxtbfbcw3GzvQQXRLTrMExpdSTgDjMcYrYf7eb7ba7a7d2tunduX7l9xcfk8hf3L3Th2niNlw7vo5KaR8fStYDaePx20abYXERVayLj+qJDA0jEmUjjo7e8O9vHc2rYs7TSoVdRaIGMFsTJkk9oHCvOf5A5VyXlGzs7Ib23vfU9t2F110AkFmnzFSVQqAiqggyGwzq7eBzWVwNzHZzCWY8Yspia3PbvuyzKSSQaNeE0ash05SCIzdfNZAQDxqbc6SVP0/OvHLyi5gc56d9Uf/dDxez5I/bRawu1dz7iO7LPdq5uqtS3ZHSF1aNbYy46nHZy+QHrZSOTKWZ68zRzyGJ5PU8QeEFQ80FvR+n+2J1ZQdYAXCcQJJ4HCc6gDFbBZmIIugZT+UmeHEfOKovs/fXYfajVMfuGt7vO308XSY5a++ZRh68i9LFoo8fezNC1FExBH9CMMAPlHFm4UV/MUTp9s0lLcWknsraN2C747I3rUi2Ri+6Gb3rFdgP8Apy9vfF4vA5+jkKsfrVsXkLNN6/6ylnp9ETSV4nV2HMjXh1fS/mR7u37eqhvWme1pB6CpMymWKB1YspBIZW6laNgSrIRzKspGhHx41EUHGstoGFR1k8w3Ufm0BLH4k/iCPM+PBhAuPGowza6ZdvMRa6zWY60CBpbNqd1jgqVoo2ls27EpbpSCrArSSE6BVUkkDXgrjhLZe4QttQST2CSaISxgYsT864pveZ3rb3G+4TuT3gvWlajuDKHCducTYsIsWF7ZbTD4HZg1miR47OQoVTkZkOh+rvyk+A45GzefcBtw58V1pGJgL+UZLHhiZ499dqu3Tb2ktg+JVg8JObTieMx7qq/jZCmXpyySIY/+qgj6yvUzSULRXUqCvpsARppzA58jzd2ZiVJmOn21GqRcHBMacn6x6UCSQ+m8Usk1ZpIUiEQmrKT6QRS3pusa8ioAI01OoJ4NbRALRhUpukCVOFK2IsR5WrYluQmbGpHLSyVaC/eoWXjnRHryiWia0v0MrDociZeXI+OnBFSywpAQ1IoRyJxFWVpZmttvY1g1GxuRrz4W1QwCQ2sat/L5xccyxYinTktWblmtMZx9RZZPSrRqzMvW6yBJt2vutlYnJv8ACOJPs9/Cpr+5t7TavdMZHSOJMZDpAjGgvcP2+2l3h7S9sd2bL2tvPIe4bb9Wzjty1sFjYpxl8fWpNHj0v01iWTNSzmpFHHPXcPXLFZI3ZlYV+WbPe8s5huNolsnl1wAhpnGZ8I/LmdU58Ky+YbzZcy2Vm+X08yUQ2GQAjEnPIRGIyqEO0Hs775d29/8Abzbj46r7fN23sZn8tjx7gcHuvZh3hjcOUzOcj7eYm5gFbf2bx0UdyxLjYrFdrEEknz+mJGXvPTnpu9zrdXdk1+1YClS2sNrZTmUQCWIGJxEAgkwDXFeoPUo5JtF3lqy966QwAUgDUMgzHBQTPAkwQBNb2/Zz2V2R7EN2wd3e2uG3/wB+u40eKzvbzI5HC7W9FsFT3lNQrJV212uoJdz+eqzQ46GrTZ8rbuxRf0QjvpJx6yn8Y+n9js3t7u/dNwqG8xnW2FUQxGAIABGJYkx7a8qu/wAp+od5dVdltrIs6gpQK7sXkhTjBPYABiIir5b676e5ruXiJ8tgO3HeHLY6GSeP/SMnZfuL2/misdIH0eSxu5dsY0y24V6tH67EXzA+roQBNYteg/Stg3rV6y25gYi4L1w8TpImP/T1ddUb971z6pu+S9m6NqScChtWxH94MEn/AIs86gig/e+7foX7Xa+1gN03JK1Wnb3ftXd8GQx0M04gipU6+T2vjtrYhgWKS3C9h4gpf6g6ajnt/wDyttLBNvlu0vOpOBuGFbtJEucpiQOECuh5d/GG6uxc3+6soNOIQeMdQXV4B1TBPGaafvg2d3J7d+3fcm8JMOmB3z3MzewO0+y8ptibM3ctld0dzdz1sJjpMbvalkLaVctHjq16arG71WBiMkQ1UE8ba9e+sPVXONt6b2V+3Yubm8LK27do2wxukLi5DtiSBIYEdgy6/cehvSnprk97nl6xcvXrNsuWuXBcZdHiMKCqmACcQRWtz3e7X76vvHa/av3oXb3afvv292vmNp9q+8+SpR2+yfdfbiZi9nVi7hTbVxiilk5szkXD75wlaxIvqIm4sSNHy8fRc99O+oPQvNSnPF83ld5i1vdozXFvBYEq0atSpBazdFu8mHgynN5Rz3lnqrZBOWXPI3NkBW27KENvVjDKIEFp03bZa004kGSKw9zbO+OxXcTtDtOpgs0d4dtu0GKze9tydr6KZbcMkO+oqe4a+7cLn8DUyNbc+0PRkajDuXF3pqNqNDHDIqp1S+ufwbzvmOw9Qc0322tbjmHLz5ZZbC62tWnXSCoUavLJADqVGgsfHOFfOfPbfrHn3KL1z1rt9pyLmVvnG7t8vW6xQ39rZYLbv3i5CC7cBLWipIZFDhdBBNyOyvd/tjtDaGM7gX9vbg29uXeXc/FbC3NhNzvflzORvXs6lG9mP1y3iJL2WxGJ/UXydi1cdZEmkaN5VM3UPZP5y3fIOc/xFud9zDbpZ3isg2guJpvpuluAMUH1R5IuajGhrf1eKJj/AIft825X/IFvabW/cu27hY7krc1WWsG2SuJGmRc0SJDrcPhlDIR/3nt5dp44vaZsns/nctl8vtjHb83L3O3BPYs1xX3zm4dnVK2BpUIVbDxU8BVxdl4rFWWyLMNtOuUujAfLP8O7G1c3O/3N0q1plshQRiNJfUccwSRllp6zX0T/ACZuSm12u1Rf1F81mMyDjbCgdUQSZznCBTj/AGsO32Qu7x2LJuHsRv8AsYvvJYi7Z3u+2czFGh2L23287s5/BY3P7733grmJx+UtRbLXazZitbfLmhP9MrTQtX5t9F+teR+jOc/xTzS5zLmKbfm2yRtxZto83rl6zbL7e0iTBS65C3D5Z0qzEOCpFeQ+iOc73lHrDaom1e6964bThlbQEuOFuOXFvQLltQSqG8pLLBTEGrK+933ud3u7O48t7dvb4/b/AL1+2rBZTHZDax2tTGKzXcOfadbJ7P2PUysE+5qOexm39k4CCGntyhJDIBUeO9YM9uxKy8D6B/iD+K956Htc/wCfbkbr1Fureq6BvUtptsZW0iKywYwZ7oY6y2kAAT2Hqv8Akn13svVX+jcg2yJyy08DVYe411CFDXCdJnxFiFtsvhVS0zU99tv3JO4/sM3D2Zn7T4DYkF6H209ltqdy8Z3L7PbZu70p7l2riZ9ubo7b5TuJjG273MqR7Ro4HF1XhqZqbDiSITx1A0ja+D+p/RzekuZf6Yl1Lu0uBru3dbtm8rWLjM1ov5LlVdQdLrK4rq0jUK9b2PqG16i2Cb+4jJfB0XrZS7aKXVwaBcVZWcUbT9JEmQa319pP3mO0ndzYuwsx302LP7csz3Atxz7VzWPy93fi5vZkQljyXcTF7Zj27it14ba9nKRfQY61lKr07c5ees1uCvK3HPC1fe4232X6oBgsoMDDqPHqgsJ48KsMu3tqty64XV9IbDV7R+XvA6u2tsPaTuZ7eu6MFOn2a7o9sN7TCo16HD7d3dhshumOu5Eli9kMLPfbchmmlkLTTSw9byseoltVEOoWSLLSp6jIOJzx4yDM9tAyXcXIJ6yMRh3YADCKW98bg3NiNyYLZOzdnYvc+7stt7cW858duXc9zZOIobY21lNt4Iq+Yp7X3ZKc/uLOborwY2CStFUWOvZnnnjSJEkMiQpLABm0gnEYAFmgGYWVmAT4hAMEUKrgWYHQOqJkzGfXB93Cmnme6nayvh9gZXL742fsndu7M1DJsrZm/N27X2pvfKZ6pNlsPunZFPb2Sysd/KZnG1sZlqt6OitmMNj5pUZ4oeviK9NpGW94HV1XOR5moBVByYuTpSMX1ALiQKlto+rwAlCDJj8sTPZGBPVGPGtP3uq/cK9nG6cZ3q9tXti7n7G75d8sxBHju+u8dgtFuzt92x2tucCXPNZ3q8ku085u/cddGxtdcbJdrYv+s12evZhrwTb+wvm1uvNvltdu3+mg4EjSpbKEAJMSW1aQV0kmsje6PL8jCbn1cfDx9piPf1Vzn9w/3Ldge1vcTZjtPnJd8dxMHFao49MblK1za+GuNFbpP/qLP45LOBzGRNSw0VmrjoM008Uno/UVhEkhW8sbe8BaujWoI8P09ok9mMR1kHPCvautZZ7qN49PDEd2NUi3HuP3V++DJju73l7rWLePitnMbW2bD6GRwMtyvN1wwXsaZ7mGxKGIdEJuDI3+rpEjQrqOCba7heXHc2NFsj6FHEjHxZx1Y48cKq/6jZbf27fMdR2U+MDqIieExMnjAwpu09sZTC2FgSdpZIGsC47R9MktixMZLXroiLEmkxYdPTodD4DQcfM/qTbf6lzK/dvofPuuSewjA/LGumubja7e/Noj9uANI7IwPtqRLeTtWkxsNjUx0YCkbI/THoxVXYBvlDFQAdAfDXw5cdr/ABj6Stcrs37ltNNy8wZjETpmJjPM51De5jbuEMpkffQ8F5kBIlDnWT/N6iAfN19LEnrGgOh+A5eXHqt3aOIhcBTJeXSWmnFVymijQEeGh01AJ6gSNF+UtoQeenFBrPlNA41aRkYYZ04YMmHVCHZvmPSV6g2pA5EN0t1Mx8NCTppxVNsG4cBNSatMrOFKkOTAYnU9ZUFVA6mYlAV6QCPn56D4/wA+Ca0WXTGFOrYSTjW4T2p/t89qO+vZbE9xMr3I7gb1zm4MFk8/DH7aL/bnuRDslqMrwjaW8dnXqg3HHvGo8Lw2qsk1OP6plSF2TqlUOXjbvcZuYBrYDlfLaUbD88kHCPFkQQQRORh864QFsaGZjnIIGMQYJIk+6CM6oz7m+wmc9tO/8VsvL28/eiz+zMPvfDy7u2Tk+3u5alXLTX6Nvb+e29ftXoIc7gb9B4bUtO1apyEgo/PknSzpW7tmL2mJGWRBiD3iDkImO+6mtE/VUrcjjnj8vflVefrNUKjUqVVFPynQ8i7Mo1BLDUaHTQcQC08zOIzqOSRia8+sB6i3V+cnlz0BPLQ6jnp8fjxJp1Rq+qiU/wB2VZeqjAgOmv8A7CefWSACPl58tTy+X7uInGOkiizHhOVAyQ13KzaIJ4m645yoEsMgYESRzAGWF9QellYHXw4EojppcSOqki/mnxVJ2P7593IcNPsjLbzyO+dk34LULbP7g7hyeWwy6QO4qVruUuPbxUczxRBYopxHLII06erTjnObcr227ti5da5bFslhpOAP+ziOHVNegeh/Um+5JzBrG1s2Nxb3gFt1uASR4vpeRGBIIODZETULYb2vdmt2dvtvZ3e3bfZBz1iXOXWr1MHVatSjfM20p1bciVqi2UhxUEKlZY3aNFEXUyqvHD73nnNf3V027r+Xqw6ogSQMh2V7Da5FyTdWFcWEBJMDCc4xYQTlxxFUx93nt57Wba7bPkdhdr8JFlcVmMd9THtjG3ZsnaqWpEhZYadCWwlmusnS7Io6QpbUgAcWPTPNb/8Aqf8A1lxvJZTnAEjHHAdw48KxPV/JNovIHbYWV/dIw+kHURMGMyesjvNU+7fe0PcG8sftzuzu2ht/ZfbHAS2jmo95stK/krQFpsZBJh4HaaZkb6czLOY1nklESo/9Q8dVv/UloBtlsyf3RIUMvUTBMxnwEZZ15/6b9D3t/ft8z5iqf6chJZXnGOGkY9UzHUJxFXK3d7duzffv2uzblzGwNudoO9e0HkmwG9dk7Hwvb9snWp7lpbZm2zvba+3MhZ27na2WFpbWMtCJLUbVZ4/UKqS3Kct5zzPlHM/Ia+9/lzOVZHbWR4dWtWPb4SMpGOWHtvPPRXpr1V6IfmZ2ljY81sOPKu27QssYKrodUEOrBpBOIOR+qdHWajubezGU21m3gN+hfnryy09BBYsVZ+mO1A5DCLqPWW6VJ56cioPHrO3uW76C+n0EAjuPXXyLzLZXNluX2twgujEGMsDwnoK9xxM9saF7fRYEaukmqB4ZdGMiaERo5cMuvSFA8PHiRjFw6MJ6fhVcMVASJmuxP/x1/aUNtbR7l+9TcydOW302U7M9sKM9GeBq+3sVfxmW3/u+CxKEjmXOZaOrjIPSEiqlKypbn08Yyn9zvnc4+SSg7Sygn3Ax7TUVlfO3xumQlkFRnizgEnEflXAGTJY9VdMjS/afM+fj5kcvhxoAmK0MJyxoEzaaaE+Hx56Dn4a/DhYEY0JOk9lFnkXXkOfkeR8een3anhhAx40ipY45VrxSQD8w56nXUchqxLciSdDrxvklhga5+Apxzo2jhuWuo15D/L46A8+RGpP8DwLyowwokAYmjKScxpoCW0bX5QNSQSByHjp/HhLBGONKWmFo4j8uoEn/ANxJJ08yh0+X5Rpppr/PhaseyiCmZ6xRmOTw0AVddNdRowUctPADQnlwzMSMKdDDY5Gjiyf8XUdAOQ+UHnzZmOpHjwgcc4qYicMzQ6PryckAk6uCQNNNerUEAaEeXPhCNOrjSUCMfqo/HICAddCW18dACF5k6c15f3cQsSHkZAUSwM+NKEUurD5h4nlyB6fDkeQDDnz05k8P+XqqQYnto5HLppoefLnp5a8vDlr9/wCHAg40+eHVSpBOddQRpoDqeeh8fx18uIiRkKIDjwpfqzAgclPJlKt0kHq+VwVI6WDKeYOo4hdC4KtBBEQco6j2cIqWMMK5U/3NP2tu4/a7e+9vcN7c9tWN4dm915DJ7m3DtDb6zTbi7O7lzSSSZey+Jij6rfbrKZKWSWvdriUYgyenZSOIRzNxO45Vf5arW18XLi50GJKLmEY8QDIUgRp0g4jHpthv1uott5G6yk/m9vX1z+FaHdtraOZp4bKULeOixP6nZyVW9DNTtUIqUS3LLGGZV9OwY3LeoBo6kAfK2hr3lUWneVLBcPlFau2a4LwDA6Z+XVTqTdRyN36OON4/1iCO9crGboONwdUSR4PFllbxaGSSzOepVlnmMnJgOMlNm2k3XA028BhmTiT3TAXDCtgbiGCpMtn2Dh+PbVl9l2mxmJimn0ebPW4rSxppIww9L0fpab8l1+uyEKQqmjdaow0Ic8c/v91+roUEBRj75AHwy6orpdkDatQcWY/dU2jd915amEozSI6V2iu9D9QW1NZFL0lki1LJVq1jCzaHmzkAanjNHnAG4rHHMd/9I+Ire25t3GFsCYirre3ChjMh7ie3O2Mz6saT43P5vFQ2A6wZHM4HFTZVaSNI+ps/TUU0HixqtpqXOtvlz69yC5GlASATgScMBxgY+yu09O7IWucW9YwIYr/tBSR7hJjPqyrow2hmsNi9q2rG6KMU2BamK81a7Ur2KLn1EaOWZJuiuKUM3Q7NzPUuigtpr0ovC9CW5D9OmFdZeEbrG9btBTqa476FReOpjxOQGZmIioz21uousWRASGKe/YkCU4pvpgk080ypVjdY/TrIrkR6knpUAgHlx0NhlVFUmcB9nT318lcwIu7y9ewIa47SMsWJkTjGPGr7dr8mcrgtEMJZV/p2LvztCSeoehREaxyWOvXoYo3j9mvG1aA8uez21z13BvbVave33M+g7a47tVtvatnfvcvd+UpblxUq5SHGPtfH7Uz1NM3uSrkLEbuMnPjnmxxqqpjtJdCSDpVdBuXGN63atAFh4iTwWGBH+8R2x3iownge430xAHEnDLhgOmNUc2b352fX9PAd7u2fcTb0yq1eS9LtP/WeOKD5ZbCnAxtYmZo9SStf8o1AbTQzEaydcjqz+ykGUQJg9udTPie1fYPudchzXYHvt26xG+IZ4p4NuXcnc2RlmsRsrRVWwG6K2HvQThlA+WMdROngeAKXEMqZHVmcaYNjojxdnzIq1s//AHCx2HrDuVt23gN01emllbTJ6mHz04QtW3BiL8by1rMeThjb1lVyyTxsSPnHGvtby3RoOF3qOcfbFUN3a0nzFjRUb5LLDrPz+ZGoYjlp4q3gCSfHyPGko8PbWcc5rXl+4x3ybtD7Vd/T0bUqbn7len2o2yIXZbK/6rgsPujIQMskUn/R7Pp3VLAjpksR6kajWhzm4y7PyUkPcYCRGAzOZGEeHjnWpymyLm5FxxKKNUdZyGXbj7Irkov3ANbWUrCKSVOqCE2w7NEi6a/T9J9JQzEIrMoIGp5HXjnbekubZiMunw7q6ZiQoZxEdvSKJYSevYu0prKSRVbFy8sUTOa5jrLQs2VZo06iti48SnkdAvT4ang3t6S1tYOAqJWYwTgvQinrj7dOZJ696rBLUteisqlvpZI5apf6a8JUQq0vouE6uTMDz1HLg0Z1QEYjpgaIXJkOPAek0gZ3N47YWOyWdx9NcghghD43MX4bmHmyCZShHj5hCEaeVa079Tch8mqoQ+jCxandMttVjGJjHp0NRXrw2ls3BiIyPGOnQ1VR5u6He7OXbdehube2+kzNatjsDszDZLJzYyl6VxVxm3sBtqtY/SMVXlj+VIY41Z/mcu5JO3tLG3sqEOAznjPafb7I4CuP3W93O6vanJZ+HADsHD3Vsq9vXYb37Uc3DWOXo9k8VQix5yUHefe09XHGvYVXWKXaMtDdmQityQuHHq1YIQxALEdS8WTcsuhJEscMoaRxAyMcTOPCQahtWt7qJUwsz4jh3HEn4e6t2ezPb7Tlq4LNd0cxtHuVn9oXMTujbG59tbKobPtbV3BioElnzOKzuJyVqR5pLUJeOWCtQcQ/05hMp4rWd4+23S7vZsybhWGk8cIHV18MuyrV3ZWN1YNneKr2mEEZDD8RnXSr7Gvao3aapD317kYyaDuluHHB9n4C2TBc2Ht3KQh1yN6CXnDvzcNOXqMZVXxGOf0z02J5RHd5tzzm3Mrf7Tc7i49nDUkwkg5AAAGOJOByGAxo7TlHJ+X3xuNlYtpeEw4Ev/xEmB1AY8TnWyo7jvio96xayEcalo4BYyMypM0UT2JS03rH0adSvG0tiXkIoVY/m6VbnfKCnSAJ7K1/N14kk0iC9kMg3/3S3cuPK8jrFkXmhjgisRpdFOyjP/0Nc064t5BST9Ljo46xPXK6mdRGUgjP+vTgKhxnHEHLp0ymtGP7nu4L3dH3r/txe2naVPH7ku9usj3N9+PcXbl6ZcTFax+w6kGz+0Ee47Udb0aWS3NuJsxarRyDphaepHII0BPHdfxpvOXbD1vtOY821Dl22V3cqNTIXR0tuBjJRyrx1A6cYrmfWnLue819K7vl3plLd3nlxVZLdxzaW6lp1a5a8zJDdTUiM3hD6dRCFiLO7s7c+3z3ids8/wBuO6u0Ku6cNVsipuXaO4Y7GO31243b9O0y5THXY0hzG3sqqWRLTydOULYUHokli6ifsPmO1Td8u8i4LO99P7+1Iyfb7i3ionSfDcQ6hIK3bTGVKPFfOGw39u9u3a1+42PqDYXdN2202t1tLsaitxSJ0sCCJDWbyYjWmNc0vvR/bv7/APsowDXtqf6j9wPs3xGdsbngyWMv5XBd0uyUM2Uo5eyK27tpxJuvtRQmu0/VvZbB+ptnLWGSfM4r1oYpT4Dz/wBAc49LXG9Regt1utFuSbVtnXd2UXxQPL0jd2FVZLAC6ugm7bKjzT61yn1py3mtlOSesbFks7AC64U7e6TAGLz+2ukmAv8AlmfA0+Cq1+2nsFs/O5zK946ncPL+5LYOMg9STFWbWP293y7S38hlfrMTL35r4epjshuqqtd/p4s3DLc2tm7TerGyTMasHlnOvU3POb2rY5lur9++BIa67ODJJJQsSPFM4QeBwr0HlHp7k3LLjrsbFpLLGf0lCNPAXIhjA4kkE4g1BPvi2hsm73y7aYWDG3Np7NymNoZ+3JkNvYx4YrdC36O4pZMRga+CbLY2/i8cUdVb6h3GjS6fl6H+OObtted2tteGtdzdt2SFOYZ8DjIBDZmMicDFYH8hbFRyPcb3bsLbbexcugt1hTIEYkwARj9QGONX07e949wT9he52dzFvYlbN2cXvDZOdrQSzY/BwbYrbZpHFtS2na3WGxFOtBk46c9efH2EsR+lDDFGkFgj6Y3fo5bO6u7zaPeW7buMwD21IJIfUCYmAAIjDE6sCK+ZeUfyam62ws3Ntbew0JK3NFwKPLKsqYgiWhipnLTipNaqfaPc7Rbiu5Oplt994+ytJMDi2yH+ldpbW7r42W79PTVqOPr5LObSz1aG9drTyQhrMv0aFVZ5VQ6/K3qH0Tz3k9oPsGsbuxflYY6HOJJ1SrIqgEYgzOGFfYHpfm3KfUN65bdn21+xiTGq3jKjTBDkkg4MIjiasp3i76+2zsL3Exm0NsbW7jd7crtWzDmId1e447b2tsvceVz1DHm1J/oPA5zcdO2+C3AIYatK/esY6U1tclXsRT+lWzOY+m996ft7bZ8wNq3u79kXWWydSqGJOksQPFpHiIGBqVOb7HfX79za67lmzdNtdY06ioEtBx06j4e4zVXdwe/HcW5d17n3Bisxns53Fu5iGrna247W35Nx3rrmShBZq7ssGrQhxGHapFRWnBiaiUEaKCCAQohE2xvLpK7NCrKTAzGcDHEzPXn11R3H6h83cMGk8cCTE55RGURHurDCTe7H3Nb5MN/evaP27XI8U9zbe4u7W/f9EJlJcfdjhhx+291R4/Oxw59y3rI8dfGoY4ndJNV049H9Ifxr62/kLd3dry6xaWxt0Fy41wM8HVpWERLjEsQ35AAAeuuX5v6p5PyBVvX7zLeuSAAwTwiNRLuyqANSjFsSQAa2P/t/d2/3Qcru+z2s7Kfub732T3e7db3g2Nu/bXczf+f724KjtaG5nLdWt2lh3Hh+62I7m7AyWTEeTs/pb0JKcTTPL0QGOXjzvn3o7mfpX1Hu/SfPgtn1Bs7jFrQbUoNxEcFYIBL2zbY2yqujABlBDCvKfXX/AJE7n0De23OObcl3O89A8y/b2dlzHbujo99n8s2t2DaL7bRcVwbwa9be1oZSQcOrnsn+2Zkt147t1vj3De8rvj7kO62zMV3Hj2p3O2hhu0ey+3+0t/d9dmbl7e97u7e3KDYjcOV7h92bF7M5CjVzmckv2NlajH4qtShgdT5x/wB0czfmlq1Z5et/kqbpbrbl95Ys29VjXb1mwJuMu3dFTQ7I1ksLiBPET9Nbz+Mv5EXaW9/6i51Z9Pc1O21f6bZ2Jv30N62l1Ev3dzZMvdsul7bsgsWrtsnC6jqTz5e/z/x+JPbptqDvD7Id992u55tLuDE7x7bbjz/613k3/tu1aq2beX2XtvCx7Npb7wdKeGVL+Dv/AE2SyNuFZ6AsvGsNnrPT3OfTvqjlJ5ryG7cW6l5kR9SvtdwAQLht3mZWXy3kEsDbuEMFuEqC3lXrjc85/h/1ZtvT38hcx2G/5LvrClL9izdt7/aX2ZtNne7Wyt7b3LJtaW/d7a9+lqBv2El9HL3vTZE9re+L2vf3JTXN4sWsStPDHdWGzVPI47M5GG/T3biNw47CZ7Zu8sXNL9HPQu47HtFDAiaOQ0zq7uLpAe8FxxDKM5wAjPDMT3yRXbCzbwFpgVjgZkdc+3qHdXRl+0P+zFuf3GbHyXfvuf7y+5XYDYlrKZna/bXbfbPGbWze/N45jAn6TN7q3Bd3hTuYGjsXGZUGlXptVtW8nLFYb1KscaNY+Tf5j/8AKfkv8b+sl9Dcsazd5tZS2+8a/JCm8nmWrFq0ty2xPlkPdvO0JqREtuSxXu+Rfx4/N+UtzTeIBtXJFsAxgp0lmbQ/5sFQLkCzMvhBnL3g+wzfvs+3bgsRu7u5hu+2I3tj8nmdodzsX2/q9scndr4Y0KWU23vPZ+MzGexEO68TJbine/TsLWyVe3G4igkSSPj2r+APUfp3/wAheXcy5hyryV5/ym/Zt7yyhLKg3CM9i4rHxFLmi4niAZWtlWnOvIv5F2W+9C73a2twHHLd1bY2n1Ys1sr5idmnWp7QchFUUyeKlULGQmnXqAo6CNNAqltfFdPsB1568+PrTlXoRdhtiqpDAYzXM7T1It5VCnw/KmlOGhZutyoBOoUHQsw1XmB+RenyAGnjpxS3fp25aUgKC1dDtebIxkN4aDjuiPU+oT4kAHUaBTpqer5mOnjr/hxxu75MxMRGOPXXRWuZKbczIpWiy5A+c6E8mGq8+vmvVoCo6vDQcuR+zjFucsuWjCjCr1rdi5E4ClWLJvKDBFPPDPKJYorEVf6+WrO0fy2IMeJqjZKxWk+aGqssb2pFWKNuuRQarbXcAlkTzLoBK29Yti4wBK2/MaVt+YwCeY40pq1v4VNWXv2Ut62YqnFoLFRxbSILQMdIMtkMSKqj3Y7y5v2/y0u0ntN9wfe7amC3nZ2zN3Tnx8/cHtz+vdzxdmt7rtVsHdbHb3yu2aFyKKWmmZgF8lgjC16azy+3/wAO771TuP4OYfz7yLknLv5B3HN92Ntbs3re+urywuv7QX9xa1ba3u/L/SujZ3nsuFFxfJ8x7Frwn1O3Ktp/Ilxf4/5nzHccpt7C0b5YXbFv90QfMVFZlu3LRLBx51sOp1IZ0q7XDxW/+529MTjM73a3rujfW87FYibO7w3HFujJx4mSxPaw9MXamQv4+rUNGxHMlatIyVvV9NmaRHZvCN9vNju9655ba8rYBittArLGnAmGAOJBMmNQM5GvcuS/6mvK7S83uG5zArLMSDgTKiVJXBYwExkZIpRTM9BHUy89JS/VovSB1clVk6fvBOoPhy14qtYcDUuDGtN3UeA0cGWUABddBqQHk6z06E6sQBroefkeWp4ixLFTg/dRlhp0jIUZTKLrz0HQSrjU/IykEMw5kjXz8OWvERFyDPTphUkiNKjCjiZFSoCOvNidDyUnRQPH/L1achz5cRBCBqONMpC+GsLFmv6bSWBG1bTWVppFECxkdPS7SdMSqerxJA4rMNRLZAddWbbqrApnI/Cmxkt+3u3FSZsFv3bPcPbefxlXP2cdt2juKPIdt8uGeG7tTNy7ipUoMhZs1QtiWfGtZxySkqsmuo44LnFjb7vcs1i2yOjFTlBiIYQSCDj1HKRXufKOYXdty2xca9ZueZbDEK2pkIJBFwEAqx6scpnEVDmR7qQWGTNvkhCZupqwA9JYY/VYNEsqOCx6eWgAOoHjxhHZXcwB8Kt3Oaecf1WhaeuC7tbfzVGhjNzVYc/jqmRTKLjLtyStQvWYCZ6puvFBNNpBPHHOi+mysyKHDBjxTu271psPr6Tj91bvJeabaywt3lD2CZjKePV1jqph9/bV/uBtbN3bG6ZsXbNuXO4XG4FrGNxeMyaxyQRSucfYp2snaatJJEkkr6Rl3IiHUTwOx3K2t2rXQGtyAVygTj29/ZW96k313mXLblq05s2FBZQp/MBgTkCRw4SZGNaQsn2ez9/cdqxLAck9m3KZFhtW7ssUr/N61qx69uSSd/T0KvKD1jn4Hj2SxzK2NtosrAjAxAwwgV8wbz0nznebo3US5c1NwBY9576sNsL29YeKtBLurdNbGQzSqXp0I2bIEaBPkWOCRRODr1eq2o05cZt7nPMXn9tbAjDE4d5nH2ffXYco/iXfborc3TETnwIHZw7ca6Y/2/fffnO1+4th9mdwZnBQe1TG4vFbF2Zt6jsPb23LvbKWzGslreWd3lT9Tcm+snm93T2LmUkuy6LXtOVQvGG4ztjut5sURdyFNvUxuHidTEl5jhIEf2jPKuy5t/CG3tendxvuSlzze3FxLepiGCibtuWJ1O+JQgKAQEiDNdIUkgRiCycuYZGDxuNNRJC4LI8brzVgSrA6jkRx1uoEeEyDXzuThIzos0w+PiORBOmp0059PhoeHggUlAOPGgWlB0GuunPn4/w00J+zhAYTSYxlnWvMS6D5jy1OnUdeZ0Hh5HQeXLjcXxGFGArBgKcaMRufBWKjQEty1GgPxBPSPu8eCwzbHsqMzMLgKMxy6+LAfdrroo11bTTpOnPXhMQq4DGiKkZGjqSnw1bUgkgAaeBJBLaEcvhz4aV4Z0Q1T2UYinGqgFdD8upB0LEaqTpzA5aE8MFaccqkETHCjSynyPLkdS2hHIroerQaaa6aDw8eBLwcBNJZBhThR1ZtBrqRofH5Tz8RoOoefLnw2rw48alABUScaMxzaFmHUR4Aajq5+BU6AHqB4QEiZxFOMMeFKEU+h5ePI6A6eB01PxGp5/y4hLBssqJMMRR+Kc6jmNANdNOYA56A6kEktr9nAeAN2VIsTJzNH4pR4+engeRPwPjy568/PTgRJbwnKpIGYo3fz2H25iMtuLcWXxm39ubfxlrM5/cGauwY7DYPD0ImmuZPJ3rLpDVqQRD5mJJJ0VQzMFMN68lq01260IvH7AOJ6gMTlTgF4UjGtL++/fn3V93vcTcHan2j75zXY7sfsVak3cj3A4/HLD3Q3aL3qDGYLYte+Vk2hHnxBK0MYaG6tRGsXZVVloHnOb82ubWzbu3QRr1aLUgM2GJuHGFAzA4mM8u29G+kdx6o3VxEcJsbIHmXI1GWnSiKcCzQcTgoBJ4Awdv72LdoO4excvt7Gw5eTd0teeal3H3NmZ9xb1tZosJGu5XN2BWWWpb0Ky0q0denoxIjD/1OOCv7vd3mF5Ci3BhpA0qR1RxwyM4V7ePQWytbTyArgHJ2Op54EmB7QABHCtXPev8Ab07o9io5O5D2MZvDYUdOkdzDDpYfI4O00wrh4cW3XZtY7RlQSKQEZtWBHMyrzbcpaNndIsSNLA4Y8GBiCDAkYHsrD5p6FvbBf3+0bzbQHiUA6l7R/cvxHHCoFx9vLZDJV7MeOyi06s8Lw1zjrFX6iSALFSQo5awIqXUHWJBq7wp1DmTxnOinUzFWYngQcPj0HfVPabLdXBp0OFGUgg1aPsb2d7kbv3Rj7NHamey0EmZrRQ16eNu2bmQlWB2rrUhijZrKwJHJKVUl2RDy6VPFM7W8RosoznqAJMdw/Cup5fy5rQ/c7srZ29syzPCgDtLQM4rYLubK9tdj0dvz9wt1Ynt9vzY+6YZMRWwq2rHcnF5lMgkFql/powW7VWaM9JtRW5IUTo1LJoCYrWz3u9uLt9uht31JUEAiDkdU4AAjGThEZ11vMPUvpzlOwXe7vdWRphlCMHuE8CqqZIYdwgzlVycJ7h+xu48VlqO9K2+bW5cR9PagycW4RisbMjMYnkn2xkxlMLXtQ89VpTtE7OSE1A4ury31TsLxWy+2dGwLEEx3Rj74Arz/AJp619KeprA/cNu/KXxaBpWSctUkAx/vR31NG095Q5+l6uIyuJp0YpIpsSmS3DWhdRIGMUxnKwzPYs9OnS6IsQXpCnmR1+xtbm2itu3DPOMDSPYJPv8Ad1V5vzTcbO7cI2dorajiZJ7zAHuq/vaHfYpri3eemsllBVlarlhkOiYIpKRR14OoxvodDqvVpppqeOtUjSGUHRHDGuSuKxczlPVUU95cDQ707rXJ4XctTYm8ttVrse28Xk165s3DJdifJSXZ3lSGlYsWYvTStFJ6cXImQv1ngLYIYvbggxI4jOPtwyoLh8tVGJWc+nzqHMzhe8m3KKx9wuxOM7g4CRFaDd3a/ckFTIrE6MRabHzR2K/1CxsCULIQ/iODVrmo61gYwQRj076AtbbxT454jphTYxOO7a7rZK01XubRup0BsT3O2vBWp1+kdTqNy4OWWoxTTUGR4iNNQfAFm1P7O2pAQwGPinp3Y1aPa+MymB2FfSDdm4rm2LQ68Zgcrl8nmcQ5xzmX67CJlLM0ePjhETKjwhutNVGikng9swt37bN1x3A1HulJ25Bzio0ymXPU3PTpIOhOqcweRbqLEjqHx5/dx1arpHWTWAwgjqrnX/d87xXsp3d7ddo6EzRV9hbQ/wBSX0MJfp3L3BlS3HYdJPlb6Ta2JpCM6adVhxrz45bmn6u+0P8ATaGHXJxb3yB7K6PlTLa2ZcTruN8BgPjNabc/asNCrXromjmaKMSzhK0MoAOsiAFY2IcheWvzqfhyis21czphhPXPT8KtXrjaYBnKpt7Ydiu8vc+zg32d2z3fnMWsdmS1uE4j9G27HLNVavB17k3E2Jwq9f8AkIldjpqABwVrbs+uBlxOHbHeeqkd0F0lzjHvq7Owv25+5WWYW9+9xdmbPqEqJMZtlJu4O4FGiMqTzq2I23WsOkig/wDUWl0YHQjnxPt9stseIwenHu7Kibd6mwGHTGrcbR9gPtpwkCxbm29mu6dgSVrE535m7Jwc81R/WgZ9r7aOCxMsaSgP6VoW420HVr4cToPLg24DDjmT8APhNUr7tuE0ufBOWWXTKauDtTbW2djYsYbYe29ubIwerq+I2dt7D7Xx8jMxV5JqeEqUo55C5IZpOtmPiT48Fcd7hAfGMqiW2iLFoBRx4SaVbONoZHoXJ0KN+NQyRLfoV78aoSQyRiwjhUYanpOoPw8eHJkFPtp2Aiti3sG/bi7Qbg3psP3Y90O3+Mx+P27mv1LsbsupjXobf3vu3DSSyVu5e5ttY+quJv4Ha992nwkckaJk8nCLcgmr1IxLbs+ft1cqR+40/mKgop4pqx1sMBGKqZzIIztwLV1kEeFTwnEjgY4DM9ZwOAroJsPVjnQ5G5Vhmu/XWQ92SP1bKUIVt5S0ok6prH0VZxJMVDFVZdebKDmFsMMMPbGHDvI9pqdANOIkT0+3vpg5DIfWWTPLV6aUEjQUqlmP1IoTUjGVc5aFB1xY/Gw1lyGVP5XnSvTBITTiWNAk/Uezpl8TTSpkLlHQe3vyotdyNGhWt2LskcdWKrJPJ+tyilBKi1pM76WenkCJTrzV60md3C5Kmri68cTAKQpMdQgY/ecuzEnGkBLT8ss4w+Qrnd9uncrB+4/3yfuKe965YtL237dpsX2odss5mIJhJLsXsvh7e9+6O7Z4K1exbrWt3bqavlLFeKKRqsd1a6q3pBeO09J8s3G9Nva7G1r5pvtytm0owZ2ZlVB4iFBZmAHjC/3EZ1Na3e22Nndcx3twJsNrZ1M7ZKiKbl0+EEwIxwJwwGEVYiHeGV27vSG9fl3Gme3H+sb9wvca3b29ZXGbbzCwZSlsraWfxE82M7jdr9s4XFSWY47E88UKWehZqlhWLfU3pbalOXuuwvbewu2e1tLmy03gt27bPltf3Vhxr2m8v3bi2yyKrEoT5d63EfL/AK6ubnmPMre55ptrqc1uWr+4s8yttYZre2Yi5b21m4p8vf7GzZV7ht3WIUP4bu3uglr29ue59TdlHH081BTp5HMU7MtACOeLbW9KIksVLOS2rYyMETSCysMnrVXV2VdRIskWk51dW3vXrg2jFd5tmUXbeoG9t3gMq3NBMgSCrA9qkMCo5rb73ceXasc2tqp3SMbLgMNtvEUspubZriqTOk6rTDWkQwZIuHTb7y/2iZYd3ze5P9vXOL2Q74Y572Yt9rMVkIdp7N3fPYUyZmHaE0iyYfZeWzasEuYW4k+0c0jlJIawd3bhPVX8e8u9S27m624t7bm5Hic6vIunEhriICUun6RuEUGf8+2xL3x2XIfWG/8AT1xbVwvueVDALh59oYSEZj47Qz8l2Mf+00eA6Fu42Jn9zffTauL7p53E+1X3Q9uw/b/cuxe5FHJbG7QbouRx5OahHj7HpWpOye+9xZPImtLjb6SbVyQtLZxmSpgR46Xxr0ztrfor1htT6r29zb7Pb31u3JhmVSCVuLoMPbJhluoxXSdSmBNeh+srd3176N3Nj0xubb7ncWSiEHSjEfUmI1JciQbTqCTIMZVKvebZO5uz+1O4W19y7B7g53ce19k9x8NlIreH2Jk/9Odwb0ZwmBO7Z9p7m3DPtq1SyuaRIp3kqRySmGOOP1ZPTP1zzf19yuzyVt+bj/t76aVuQzgeYJUs6AhEaQdbQsSSZIr89+QfwV6tHrOzau2rC2rG9tm5bS8y/p2dAuILbsTdAVT4cbhbSuABnW57St17H2vl83idxbK3BdzOVwibKyc0FnEzRrNcvPVt3xQ3HUkm27uGhHXaOC1WT6iqRJ0tGzHXxn1LyDf7/a2Lu33NsbZXDr9QkAD8yEB1MiVJAOBMxX3/AOg+dcu5XvNzav7W7+7u29GBUrJJMlWHhYAmCCxGOU47o9he7r9qfYWzxtXv/wBuOw+Q7x7S353V/XZO4Ht7ud1N5Ytr3cDPyYIT7wtdvtwR3gdrx47pMNgxpFGqEKY9F8i/k3bb/Z+rLtncOXs/t9oUOSwdpZxCidOOodZzOJrrPR9/l+75J58Kl791ugwMsQRuboEkjGVg4YLMDKlyD91P9r7Zxy93CbE7UU7Vmzav/Xba9n8NW7MSrotizlJu2uFexkJqhk63MjdWo0IBbXhnvbm2C9m44TrDET2nI4GujI5bIN0WzHWgw7sI9/Cr5YT2qdrvcVudd8t2x2ZFNuPbuF3BuCO7sOljasOJfFVI9lz7YxFeerS2xft4vKTWL74+zXfKSRlLqPEkUQ9q9N+q/Xn8e2Re5PuLtjfPaUOdauGEm4PMDh0dkZgFZl1JEKRJrynm/L/SPrS6P3KhtqC0AIySIVfCVKMobTqKqYYiWXARo9/cj2t3B9v/AHOrdufbtY2x2G27u/IVO9VeftfXi2rvS/uHbWavYOpkN893MvmMjufNXcBmqdqfH1INxYzA4mrJHSrVnkWWRuE9a8y5jzrnN/n3qB71/nfMX8y9euAa2YKv9oAAy0hFWAB211HLOT8m3Hpo+kbW32zemrdnyTZAm2yYxIfUdQxOomQ2IIbGtl3sI/ek3X2rwwxXd3aMPuN7dQ1MRi8/3jpbUSt3T2FubMGF8jid54HCXGw3cTH5rcTyV6+cr2IzavTK8lj1JJYR5bz3kg5pa/ccu8Vi3rZ0A0XGLxJLLEq5OJghiQHWZY+QbK9zn+COZbnmXMTe5/6M3H7a0m5324e7d5ZYQBDaW7dLtfs7cKrWbN5w6WlZNvuAAm1G9bt/+457dt67x21uLI49+wuevRXsnUwO4cNsXNb4zFXERxUMXisp3DyN2fam3P1MXpQ9WhIkqLG8JyEbqrzZXPPSvqKxyVNjstKXSiC3aa6zQoIkafDZwP0goRBMQwBHCelf/NH/AMe/WHrk81Lbrlm5sbu55m9bl22LboIgVLbbrc+Y20tbkXHINspcZbbK96zrU3NUP7x/YT2xe6LeuG9wftWvYHK9+czco7a71Ha2Dnq5DuncuU6tLYWUydZZdMxvrHQ0nxzZWrBLBer+hWuWmnjqM3pXoLku42vLLm29VM62XuK1q+15L2lgQrIVDs9u2QVgNOkgsAFLkb/rr/y9/iO16o5bsPRu7Tm2xu71dpvn29q9ZPLzfQttbrefbtLvbT3Fe277TzRY1Lqcg2rR1E+3L9wjvD7O8XJ2vzvbvde6trbavZRsLk9r26sd7F2r+TlyGTxGa21lrWLmLQ3pJeiQSFl9Qq6dS6n4I/8AKf8A8Odv/JP8kX/Wvp3fWdn6jYJZ3S3lu6XawnkpdRrYZh4QodGUA6QwPCvtL0Z66G39O2dvfXzti6eZauW2VlKXPH1wwMyGBNXX3r7xMt7vu3GB7n7tx+Q2jtvZWM3bZOEy4SxlcCK5jl3BczIx89+OW4uPw0MqJB6n9HQDqbUcfd//APzr/wDEzY/wV6A3+7HNBzf1t6r5lZXcPo/b2Nuu0L2dtt7ZuaSwZr73r25uFQdSIIW0Wb5x/nT19ufU/PrXLrtk2OU8qskpiLj3GvKjO5C5QFCJbEnAnEsAK3boetiO3sPuFwm3/wDuv2G2tunaidyt7bSx+Y3RsvDbPzNuNMu2Vz2JrpHtjOVMHK12GpkTSthIWdUJTpP6Q+oPR+89B760nqS1tnV0a6irdtub1hCFu3baK2u6lsmWdAyYHxGvEtvzDcczsta5Ybq3luC26lGDI+a238MW3uAQisQ5JGE1PO5fazsHN2IchtzP5jDYq76dqGKhPSzmLnoWolsVLuJt3OuwK1uFllQvLMrK4AIBB4Lffxz6X5kwubZr23Gn/wBs61acdX6kkYREMRGIFPtPWXO9qkMUvKWzcaSB/uwCOOKzOZ64x3L7WMbi8BlkxOdyuSz4SOxisjlPp8Vhaxo2FmyuMyNGjFfsaZDFNJNBMGdklhZeghueHuv4S9Objl163tb1485eDZe4QEVsIBVVxRj4XMyCVIwBFaVn+S+cbbdW7m5t2v8ATVJ8xVB1FY8RBLfUANSCIIDKcSDTIf2n92v0+e/XsbKtlFjmgqU9yOZbsUp10qPaxVWos2pBVZJIwy66HXTXzDdfwX6idHZL+zO5H0pqYaozljbheoSYnMiu7238o8oDqPL3H7cjF4UxOUKHkznlliKjPcXYfvtiNu5DJjszNv8ArClagubOsbgwCzZmjPGRcFOKK3ldcjBXf16vqQOjSRjwPTpwnOP4c9fbewdxs9l5l5WELae21zPPSHywgwSca6nl/wDIXpTeu2331/TZKmfNV1QyMpKkdomKrjtfcuyMdvLtTuTc8vuYwncjZm2MvFisT3G7YU+4GMwdXcdy8m3aeBzuRv5fGw7Trbduiv8AU226fTszxuvSx6vLed+oea3dtteVXLdy2+2DoEYEQS/jIGDSGBmfEpkCtHkno3Z7Pm9/ntrdXrvnBRBYXFVElkUTPhgrmSDAPdJNfN+ooLSsX+UKzLDC8kx5vLKlKOtVVpnDMUjjjiBJ6VVQF4xLu1ueaWaWuZscyffj867nb7i0LQQ4KMAMB8sOnvPNmulm5ysD0FSehWVR8gjK9JGnLn58uXiOKx20qAZB6Hrq8sapwjh3UIM6qSfO2jnXVlJ1/L1JzGqDpDDkDqCeKzjHSow6Ci1aH8RxNGzno60bTW7UUEQVuqWaUQogXkwYs/joDyGrfZxRveWgKkiOM9O6pQHOQM01rndCFdIcFXluzuzJ61gPBWVgCxKQqRYs6qwP+QHy58+My5zGwkraxbp7a0LW0ZhNwwB76LVoNy7pl9XM3rbV01lNOD+lRhSIepJ0VoddQFGup1Lc9efGJcvXrpg9eA4E/bWrasWLImyCTHefsq7PuQ9oHcbsD7d9oX8/7dd+7tk7v4Hau5V7w4vDbku7J7f43d9GHMbGw22d1bRgytenuLKQmGPJG9DI9p5/o0jVAZJvNLnqq7ut4LexVktkSGuIQlwEkAqYhixGABBxyr3H0p6d9FJ6bfmG+31rd89vBgbNt2U7ZFgljIWSB+YBlzgkA1qT3/7fPcH2y2TT3XvWthttYe2yWMdR3dunZ2I3Llq0tgwwx7e2rjdz5PdmZvrI4MsIx0T11UtM0XSV47HY7ff7uP3FlbaEZhp4dUkifgK5vb7Pb7669jlF65fCuQW0NpXMiXgLB4cTOAqDq+7N6V6EVeH9PxMuo9WzGpvW1MjsQYmnjjhrFX08VcasPPw0jyHZq4N0sxPDL8SK6nl3JL1tY3BJYewUl37WeyxZs1uDNZRdecd7IWfQR9SI1WpHPDTRiGGgC8l+zUDR22y2Oz1CzZtqxzIAk/P210qWpgPkPb8YJp1bdxtF4Vh9Qq3TK6xB49OttelkLEKEOoOoGoI18OfEjXGZYUT93Turc220sAakUcKd+Os4+gVhrxvetsR6dSlVkyGQkRCi9S47HxXLskjsfKM8jxn3SQ/lj6ia3rNsrC6SWPVJx7OmNTttuxunGwG3la8W2sVVj+onsbnkhhtpTjUs3o7aqWZcxZmI16FuSY2M+DMANDER5h0oQWjtzroNul6xZN2/+jtwCSWwI9kwMOJwHtqSN8fuve5rasu29odo/cJ3OrYrb9Ctjr1qfJYLM0niqQ16eJxtR72GyOPqV8TBF0tFWT0BGfTkaVgX46bk+3uW7f8A1niULCjEGOs5ZcMZ9lfIX8v829Cners/R+2srzFLj3NzftwUuPcg6QdRU6TLNoGgEwCTqqQNvfvSe+FaJx1fujs7cmQDrAL+5O1/bp5+sIhdGlxuKw/9dddBINSzHVom41l2lhhrKtpHafjh8JHfXkFrnOyVgL+31NhMEqvacDPxp7bT/eg96lXJxHdeS2NkKqWoklaPt9tu/hfULBZauWq46ri8/RgMgKSOk8E0IIZerkDO+021y3KKyGP7icOvEEdvbXVbYcj5ha1pb8puBV2J/wDUT9tbz1lGurFSNAOYIUHXUtrpp58uRPEgOMDKvPGx8RxFDpLyBJ5EeJ8QeepI8SQPhr8eGiSdOdCBABoysoIDEknxPPQqASCw5Ag8tNPhz4jd4fSPqqUwbeOZo0s4AALanq8OY101PT56AE+fjwl1NJiBTvgscaMxynzLdIUnTQFjrqQNCAp1J8fiP4JX0kzRKmU5UeWQa6jQnTTnpyIGn4AE8tT4cAtzSIOZNSEKDhnFGY5iNCQBp06jx5c9T4+HhwVxgcBjNOonhjQ6TAkEjkAAOrUfHmNB4HXx4YNHh40vCTiIIo9FZOnSCdNQ3lofH5WGvkTrxGVAONGpMdtKEUuoU9WgGv5joeYGvMeI56eWnEbQMs6NZLTwpUin8zrry5Hn4a+B156a/jwwUYjIVKBBk5VzXfvB+9bLbl7lZD2q7JyU9XYPaybG2+5v00zKu9e6IqxZKDEXmQ6z4Lt9DciijrsTG+WM8zhmggKYpi/eN94Nq25CAHjkXMZkGQoOQkjE0rkhDpOeY6e/8aq/+2X3rwmH3Vvfs5uKxDTy/cLIY7c20Lkz9EeXzuMoT18rt/qGiLkJ6OlqpHp/VEcir8xAON6t2d7c7K3v7Q8G3BDDiFaPF3AiD3zwr3T+D+dbMbi/6c3ZC7m84uWZ/OQsOn+1EMBxxGee7TGWbVS7GldmfUuOldFYsWBLgK7aOrKPmGhHh4ePm631LwT4or6p/wBPS9a0uMMKsrgtt0914x8dkaMNuK3A8E9WzEtqvYhKr1wzQvE6yAqddGA1Gmg1HBLuFcFLkEHDHEH599Y285be2vjQSnT+lNzIe0Tt3A6X4diYKlYLKZLEVIdM4DgN8hPpjrIBI6VI0AB4Rt2NQAChT1CB8Kj21+y6l3VTcHWBI+GFTL242S3blrOd23sTObmm23j7mUfbez6S3tzW8TUpSjNWtrYWxJHNuDNYnEtPZhxdZxfyIiaCostl4opN7kW9s7Xe6t0dFsqQXIkKIgFiMdI4mDA8UQDXJfyRsd7zv0xd2mw8V6UYJIGoKwbQOskDDgSAK1C/ui+2mnviOl79OweQo9w+2e+cVjb/AHPu7WlfIVMZex8VXB0O5tVIYkupgspFTjo7gikjjt4TMVuu3HGZpRD0+52l7l/MvLvjTad1YZYFiDOoEhluSGRgdJmAcQa+TnuEW9LDxKCpBmRGEEHKMiIw41XaWdaGXldS8te/UEJrRSKosV7cUE6OTMYofUlkWNx1MpOhGo15CIZmAmdRknvNUOXs6vOOjKOnGpt2tbyz1abYzKvAaaszLSniismq4ZpBLXlqySv6J1YxsWTTxHI6z7ZBcuhXAKCti9edLeBxArZt7au5Ni/XqYW5ZgtzV7ayQWErrTnbSRQX+k6oollj0UkKoWQcwNfHc8tFQImCgZVnpca8SX+vhUk9/wDdWOl72Q471cZh89ie3+zsjBYjtxYuDIw5m9uKedLLXJ1gNt1qhPzDUKG0111pWVZXuXFGGoD3Dv7adyNIQnDH54fKlavvnuntCBNxdusfb3biMrHJclx9XdYxqVMpCyHL1oqRht1i7jS54shWWT5gqcWCxEDDT9n9ajTTBOM9VRxm/esLFlYO4nt+23JchMR/UMztujupeZ6Vms/pljFTSoXQnQ+vqOY+BjYiNYgt3Tj20Xg0+LUO7j30Jjve3s3cOegG6hiXxdxHxV1KsORgp43FWENRmo4v6GrcrCiACsUYfRAyKdWB4BlukEgfrRKz15j2dY6qMvagoTCR8K0L7r72fu/d3s9n9uYp+1Ht127jcrkcN/qfByYKtVyNaheammYwGVsf6631l6F5IvWrWIYYIpY2UhvmPHRpuL16wly4QtwxIAIIPEcTh1EzWA1oh2RFBjrOfb1R3YUq9n/2y9+9698TVu5XdPvF7p+725p6Vqzh9g4K8+asrUrw1YkvZ+8+5dxth6kVZE+osR4yCvGg0aNAdKqbH925uWw5OolyYCyOJY4DCMyOA6quC8+2s6LjKJOAzMdQHGTM4Gul72cf+PZ2/wBnT4nd3e/bWzu3JrLXnh2jtd6Hczu3YCmVmgz/AHL3QNxbc2Sw0XqTDDJT6u2kkDgHjStW9ttUKgm5e1EjSSqAYRLfW04yAFEZOZqpd3N66RGCxjqgn/h+kd5n/ZrePmfZB7epNhVdo9vu3+0+2ue2/Wuf6N7g1tuRbs3PicpbSNZb25rOdyMWY35VttChsV7mQiY9I+nmraa8V94tzdEOGCXVgCFGnSPy6cAR2mWkzJxl7bm2IPiU4mSc+Bnh3CAcsOHLh7g/YH+4j2b9zfefuD3Mq4fuB7VNkbTvZTbPcztftDbeydmZXbu4b2MTA5jc+1MVZTKYXdmz5o5qWVxzNkIKRZ78Ugqz+qKVpbNna3v3AYbsX0Vc9DKY8ds8AxMMpEo4IkqVLTC/fe+irHkeWTnjIzBGfCZk6lIOBkCFoYND0dPUdToWBCyDpYeXzKp08xwiCCYqyBqx40oqnVoxAZz1PrroADz06vlHSAfxHEafV4sqIyMDnR1Y45I2jYMI5oiroxZS0RHQ45jRJGJ+VtNV8eY4TDEqM+ui8MYTBqhG8Pfj/wCQr2vmuz7Z9z2cyWxcLZlr7ZqZPtv7dN4R4DbdLqp4SjNlsh2hp9UtDDxxwtN6cBdVPJQeNREs3nFlE829HAFmY9wxk9grGvLvLKNclEtr1gAAdrHDLM1Ddf8Aft/fIpTRY/L9+O02REVqJmk3L2M9uQryS0pkkiazFhtkwZC3ClgK/SsEiGRAwUsqkejcn/iL1rzdrZt8tNhSshr7i1MjA6XbUCM8Fk/2muJ5j/JHprlaldxuUdycRaRrkR/iXw49pHeJqfNrfvrfuiy160u+e5ntnzUcCQrDC/tb2pXpXFjuPdnjmzUlzb9hYbE4DystP1LRUBg3SvHsfp3/AMaUuEXfUu/i2AP09upB7i90j3qh65xw8v5x/wCQAtTZ5DsNdwNGu62AzyS3qkwMmYEdhzSN7fvn+/7HWbmV3Ptj2/8Aert3vBYtqbi7S727TWdr9taO2rl2Lce4Mth7vbveeye4NXOZqTFBLdq/msl6lICL6coAgyP5d/hrkHoz0pY5ryfa7gIu6Av3nu3Gc22VwgxJUA3NI8KLjEyMKs/x3/L/ADT1R6ku8s5o9garBNq2iqAHVl14gBi2k4apEDGK30/tT9nLfbL2D9lDlqrx7n7p1c93z3Wb7SGaxk+8Ofs7oxhyMtjVll/0NHiIiW0UONWK6sw8V2g8pLVqZCIMR1nHqBMTGOOHHCvpfbTb2YDCHJLEHtJ9mUdlWG3h7eqkOMy9fa+1m3vsHKnLWt4dhYbsuCzlBNxJNDuvd/YjcdeSGfb28cpXlePI4FnTE5yHqQolg6v7T6f/AJGu7nc2Bz3eDl/qWz5a7XnDKLttvJIO323OLRBF/bW2ANneAHc7UwSzWx4fKvUXoDattNxa5btBvvTO5Fz91ysMbbKLwIv3+V3QQbN+4pIvbSRt9ypIAVyNTu7G4gb8xfcLIWN2w777RZTcde327pR4y1h8hs/JM9uXL4W0l0puTYm89grWr4mxiHWuapiDhWhkiLZXrzmG89G8z5ba2+0flnrnb7cjd3Na3F3Nvwi3dVkmxu9tuyX3CblS/matJIuK0D6U5Byz1lyjmVjmu4XmvobcboPtLelrT7W5LakBMX9nudoAtjyfB5YX6ShEzBJvDJdtTVi33ZsZTaNi/VxmM37DSaZ8TPkGlirVt+1oI2jx1ZpeiFMmqmrKzqJ/TZi3HcekvW3LPV6jZvo2vqHTJskwl6MZ27cTxNokOv5dQEngedfx36n9M3tzcVk3vpbb7a5uBu2e3buW7dvG5b3KMQpdFOpblvwXUViwRgRWmb9+zY/ZvNe37Ye8sjsnAZLvjuzuPtPtd2r3lWm+mzb4TI18jmt14zIXaUqTbh2jHhqyrHVttZrVrF1JYPTdlLR/yWNja9E7ht/bD7u2yJtmIhrN69cmRxCtbt3/ADFA0swBdSwDCp6CG4ueqrP+ntG2u2me8FMpdtoo0kjEEhnTQ+YBMNGB5+d+97e6U+2sd2yl7jbsu9m6u8tqKuzrcmPixGYXbVqnPi8xm5K+PTL56+8m1oZY5b1qy0YCgDQADxXnnN+b2vR9rkj3bi7ZNvas+WD4AisGCQAJCN9PGczhXoPp3lHKv+5L/N7NtP3Fy/cuB48RJGkvnmwGJ4+2pxHtyw+7fa9gPeXikrVdwbP3PujafeGOCMQ2s728wq4S9h+6+RZx0W8zsjK7qmw2SnAMk+Kkpyy9TUpHbI9Jev8Ad7S5Y9Eb5i77i4RsuvUNJNieOo+K2DiCGSYKgep/9n7Tcpf9V210pYUHcdWIaLsZiAPHGBJ1xOonXPm/axvXvJZu91Vp3LidwZZdzR3ccslOnYiyTyxy/SwSWHYQRzxunT1Mx6TzOvGt/Km6W5613NoOJsJZtEESSbdlBOAAkgAnAY5AVwXobbXD6ct7hUI8+7euxBEG5ddmGJaNJlcSTAzo7b9tnfWrsbHbC3Q1LdHavDIckNvWqtuhchvYmjcgxOQyVqjMgtNhqVqSJj8nq1+TFmQEcny7b2OY7yztJGm7cVD1HUdMdZMnhjWvzh95s+V7jdW1Yvasu4jOUUt3ZDsnjW5j2r++zfmB21Pt7Nf9oe5GN2nhNvjBbs3r9TtbuBjorN6OvSp383X3PtYXGrpCI47K1rhK2I0NpmcBfrL1f6R5W3M9ptrCPbe6RbuJZZ48CqC/lm3cgGDIOnEFtETXyp6N9V7/AJZ6V5lzDmTJcfZ2zcQXQiHUzn9I3HupjMAY+GdOs+EUmfuC9ua3fTu/t3uHmosJm83ieznbXCwItH1cFhBbgye67uOwtK/64Ktb3F631bh7E5dXEhj6FX55/kBG2/NF5PYL/tbKsy6oLkszSWYAfUoXCMIiK+hP493a805AvOmVVe+RguQAUQBmMJOIkGZBIxrWPvDt93i7MZbDb+yuzN+V9mZajj4rVTM7dzmCxm9e2+Qu1bFyXZG48xWxWDv3RHSS5iLsFpo479eJy5QOp4Hyg6E2n0NBVoyg/UpIiPZipjiK2vVHJ9j6m5JueR8wtJf2G5ssul1DCYlHAMYo0OMQTGdSxuX3p4jIGa3269rF3uhVyVKjPbyXfbubndlWK+So2LIx2Oxe1Owm5cdE+AxSiIx/XZq3NauGWZ440cRLNqubktcc3GvTOLIFAWCiQolgMySRJ4YV8kenP/EL0pyHZ29kb23vsvmHVd295jN4gOURN7YCTbGlSzXXnEMAdFWt9r+O9u3fzuLtrbm18Tt/L90N+uMXtTsdNNgO2vcLY+4a1S5ZzFf/AFv3Ts90sNkppBTlvwR5CXHRiDpUGxO/Tx2Hpr0DzWz6Q/779U8p5bd5QjM/nWuYKbiqbvki3c2Ssm5Ri/iV0LAr4mUDE+sfzh/FP8eelObcu5D/AOM/Nk59fYsm/wCV8+5Lc5cz/wDSW3t3tnzRE3ezJtutwNbvEsjBRqvDUF3t4n9lHB90t7duKOQ7i53BTW56UHdHA7q7TY7aud2dt7DVlsZWjtrd3byrk+0+69xV09SlWmlWkLZAsf11X0n5DmG/9M833G5t2eX7jabq2Cls+e99GZSF1XGuKrFTiUEk+DSSBiPXPTnpvnPpr01yzZW321hP29k3Nsq2wu3a4mu7ZtGyFtt5TkoGFu3baQygAwN7OU/bU9h9/tNiOzWV9tWwZth4DbE21K1mmmSwu8rmItQSQ32z++sBdxe6NyXMpJPJNYe9PYE08jEpoekbHpX1X6j9I7ZdjyPe3l2gJJt3NN625Yyxa3dDpL/m0hcMBAAq1zP01yPm7G5zDbo9/D9QSlzDKXQhjGYkwDWtHaf7Ie6faBlN4bl/a+96e9/b7h95vJm96+2L3D7Rod8vbH3Fnmgjx8uJ3HXw020d0bcr3MWq1jejTI3RAAkosKAnGhv/AFZc5xu7O65la0GypVPJZtNsFi/6SXWZrY1eKLd1FDGVUZVW/wC3ktK/7e65uvmXiSIgB9ICuATPiUk4y0kmo874e2jemxezncPe3ej2P782J3R2DtmbJ7dn/bsmo+4fsl3TyNGxXx4wmD7Y2cbsnf8A29hnrWEtv9Xt/DVMfShkKXLUkfoN9EfxR/JHNt96g5Z6b3XP+UtyXd3fLuvzZ7m1fZIAzKzbrQRdnTotpqva3ZUPlA6q8l9S+h9um3vXl5buLG7QAo+zCXLN0sVVibWrVaVNWtyETTbVmXzGGg6kqXcztTuzKPtPG90O2tjeUaJPktlrvra0W88FcRYZLFLLbclykeXoZDFWZNJopIgyOGGmh5/UNjmvL7m4bb7XcWL1xNQhLiMWCmCQoYtBEcJxWvFdxyzf2rSvvbN2wrAHxoyRIBzYASJnqz66duFtQZCtlsbBex92PHW3gWTGW6d+PGMscayUbMlSSxHFapWVkBil/qIkiaroRxauHyrqXRMkeIHMnPEZjUCDwyNRIFa21pCCAcCIMdk5SpnPKRIr2vSeua0EMsMNeqgCwQp0t1oRHEo0j0jjjDBh0MpDcukr4TPcDg3CD5hOc+334cZ7wagVCgFuQLa8Iz4DhgOOHHhFa0PcXsrO7Q7qZXJCxctbV7g4+O/hnmd50pT1HRM9tt5urVY8faZJ4VJ1FadABohPHyJ/M/8AHY2vqvb+p+XJHLt9JuAfTb3S43ABGAvCLwGWo3APpr3v+N/Vgbk17ku5cnd7cgoSZLWG+mTP/tNNs/4fL66gOejHGPlUgv8AkbqPIBtdQA3znRuRPPw18OPK93yO4jFwsRwrvttzRHiMR1/GkLJZaDDKv6hbgp/IvTDJK5stqE6DHSWN7jaDQsegaE8zy44vnK7Xl/i3bhepfzGM4UHH7q6nlh3W7M2AWHXwHty+NMa5veWXWHFQPHqVP1llFaQKVYKIafWY49XI1Zyx5HRfDjz/AHPPUZiNmIHWfuiBXV7fljzr3JGrs++lra+yd27/ALayRpZmrrL6c2RuSOmNqKPBFdkCStrppHEp5nTXz4y7VvfczuFbct1schx6DOrd69tdmmpj4uoZ1bvb/Y/DYnCSdERy+YMfXJctaxqrcmdMfXQkQJ1DxbqcgcyBy41f9Ht7Ww0DzL5GZ4dcD7c6oJvn3FxYOm2Dl9/X3Ut7e2kiB60kJUkNFMAummqlAqFB0hFBHl5jXmdOOU3TuDpiAK6PbsBBHCK6DuzH7he9dt9n9qz7g3cu1xsqxidqbrxON2vBuLDby2dSow0IBk6tyabLYGaXbtF2mt1xcimkryFoi/5fnj1b6W9X7LmNux6R3W5tW3ZnCJasXLV0EgeTf8xWZAo8Ou2VLKwJBZZruuVX+XbjZEb6zbubhSFtlmdbiMcVa3pIDEtkrZZZGK5Zvfv7g9u+5X3Md3u/lXbmN2Vtnde4jX7fbTqx1KiYjZGBp1sFtcWWhMNOPJZypj1yWRMcaetdvTdK8hx9J8h5fe2HJttsCHO5t2V1eLXDnFlBgEqpJVTAkCYExXstqzy7kPK7NndsieXbXzGMLrunF3I6yx0gYlVCqSYk6y8rvKuLEteCJUkj6+mSUskcjv1FoonjS3O4YgHmijTwPGzZ5feW8H3AjDDEH31xnOPXOwtIbfL1N27jnKrPDtI7RUc293bop35LSR4e7A+ohgmxtm/TiYsgi6zFJBeD6n5iwZdDroNBrpf6dtnUuTLEnI9OvKvLd9/I/rHY7lr6Db/tSTCFAQBkJbBz7fhTjo+4Pd+KqiCnt/tzXnVn1uw7YyqO88egaP05bg6tCo+ZSNfMDkOKg5cANAdwZ7Mvcas2f5z9UWLeh9jy03APq0OCfYLmn3V7P7lu7FhXgr7mpYSKYnrg25tiKhp6munKxWsvPIV01Lt8pOmvIHgG5NYwKhpnGSfwj41V3P8AO38i7pJt7mxYU8Ldi2COzU2tjHDKo9yu5dy51VsZ7MZ/PesY5St/LyJQ0jHykRJNaLdZXTRYVYDnrxpJt7CvFpVUjMxienaa8/5v6q9Tc6UHnG/3e6XgLlxmUHukD4DrzpKivr1RLGzQFC4kihP9GZfWY+tI7rJNMADoOokN4qAeJRcHiCgFhh+GfTtrCLagGyPV07aMNdllZph6jlGEXTqwdefUiR9JXpJbp6eepGmvw4kBdUIwCkY00BySuBHTp20/aWbky1PoDvHujEQotC8JGitZDHISf0qxPGxlMsOpMT6g6L0k/NxXW5dtsEfG3jB4jt4fbQrqsuDaJDcCJw7K7ijJzA6+oDVterQL0jUMw8OYB8OfLTixbbAmIJojgsDhRhJxrqQQDooJ10Ovyg+Hh1fDhEwZBxpBjGk5UZ9UgICfy6DwA01HMrqx6efhrry4QbUSwGNEcQFodZhqBqWBBPM6N4DmNNVJ5/HgDqK6RgTTsAvdRpJzoOZ0bUKBroBpoGY6HVh5eGvCAAEdVOS+AXKjcc3SNOrmNF/N1eA8QD8rc289QdOGYMxwyqVF04caNJOoOobmAoPPTqHPkAfh/v4EHGeIop05Z0Os/wCX5uWgAB1BPT58uRJ+06fieHxxP5jTqA2Jo9FOAB4MdQVJ18zyHLmfH7uAIxw9tGx6hhSjFL8dANRzI5+WoP268AyQesmpAIEcaA3FvTEdvtqbp3/npFiwOwdr7g3rmDJ0hTjdp4m5nbSt1ELrZWl0AHQFn6R48VN5uPI2ly6SBpUwTlMYfGPtomIQSeFcCW8d4Z7f+6N1b73FNNazm+dx53duYmkPqPNlt05S3lMg/WzEcrt5z0kkgLp4aaQ7PbL+0S2DiigSQBMATgBGOOWZqr5jtc1j6TJ7KZlq1ZpXal7GzTU7tSZbta3WsTVr1OzWlWatcq26kkc1e3UMQeKVCpjdQdeL+1QsjK8EZEcCOI9vQVJ596xcW7tyyXlYFWBIZWGIYEYggiQZwNbHu0v7p/fPYdOhQ3rsraPdxMfFHHDmMtLkds7glWNOlGyWZwMljH5Scxj5pWopMzNq5dufHF8w9E8t3Vxn2lxtuxMkDxD2A4j5V7t6f/8AIH1Py/brZ5rtdtviojzGL2nIyElAVYxmdIMycTV5tk/vp7gxCRPL7QdrZMwMpdq/ejN1DIhYeoUjfYV9wY0GpLchrzGnhSH8f2wVjdmcc0w+fGPuro3/APIv9yhXccpIxH0XifdNuth3Zn98z2cbySrhu8vbbvR2KyE0qepkf0rHd3tmwTsSkj/re1xiNywVI+osScK7Ko05niLceieYW5/a3LV4A4CdLe5sPjUmy/l/09vrurcLf2l2ADqTUh9tuWwwElBia2e9kfer7Fu4mRx7duPdV2cny1p4VxuK3NuSz2y3E9r1f+l+ipdyMftOxLa9ZR6QrvIddAPLjJfkfN9mWa7t7nh4gagO3w6umFdnY9W8g5jpsbfebZ7riQutZMzI0sQTgDOGHVUk97ewOWrw7t7wdjdv033dvKll7fc7tPSlq0tge5mtexFmhk8hjQsT4LbXfu/jZOjHbhraUNzOqY/OLMkkN2kWy5t+1X9jv1Y8seRhOuwzfntg/knG5aiDi9vTc+vm/Vfobbc7Rt1sCLXOVWQWMJdWJ0XD18EufUsgNKQV5NNz5HBZmTGZfatpLWHvhkxYMD0rNWOnkJ8bcxGRxshFnEZjCXKr071GYLPRtV3hkXrQjjp7W2chCSHVkVgynUrBgGDK35lYHUrRiDPGvmxBc21xrV9TbdHZWU5ggkEEdYIgjgQRU6bVoxYuHHZauV/XlgWvkoJh9Svr1AYJ1khbp+nmkj0kQuAsitqCSRrsWNutkSTnwqxubxIBGBq5Htwwm+dw7sxNrZ20NzZmheknb6uripo9v269KZK+Umjy9yKHESR461MkdhBKfSlZVPS56eJNzu9ttEDbp1tq0RqwJGMEDMzBxGEzVjlHKea82vNb5ZYuXmVZbSMFHaSQozyJBq1ffz9v33P96e8adwtoz9scPtzIdv8AYW25E3b3AvY7JRX9vx5mLKJJj8TgMnLHX6rUbRypKfV9RhovSeMK3zfa2rt0w7K9wEEAZaVXATIy+3jXVH0LzlgjXGsWyBBVmaRiTjpVgcDkDTk7J+wP3O9o9z24srujtPmdkZnqizm26u/d1ZCqrofWp36lK9tWoiyxTO0MujRu0EjgFidOJl57swul0uR1wPvok9A84Pj87bFOH149X5OHup7dwP2+N/8AcXLYixtLuT2u2PsyxFl03nYnw+c3PnDaFmr+kNterLHBEIuqK1DZjnmiYEROjMAycRpznaYvouFcIyAPXOJPzq2v8dc3Di1u79pBx0gu3DDEKB3zS/t79s/sPhpaNXcvc/dm6s1P67ZK1nNwY7tnt8IinUUYMbgMzlbU8BUawmZiVPPQaExDnoubny7flWlj85PwIGJ7Iro7P8Zcus7a5vN1a3+8iAFs6SZMQWAZQo6mLEdhIq2HYz9ob2rbgzl/eu4+6+e7m7YmtJdwva7Ye4Fw+38JS6II5KG5t+J6u+9zr9ZG5U1/0bRJAheXp6z2vLb1t9qr6rd+4RiwnQM8lmZ6yxxg+EDPyH1Lyvc8r5tctja7vY7QNCJfH6kRjLRpPEjTMCJMitynbbtd217ObZj2b2l2FtLtvthVT1MRtDDVcUl90Xp+ozV5A+V3DebTVrF+xZnY8y3Fxrj3PrMicsgCeoDATGMDGueCgHUB4+J/H24dVPpflP2jw0I1+Pj8OBpECjEasxHSpJ0/yjUHw+Hh+PCAPCkYzJiscjjsZmcbk8HnsbWyuFzmMyOEzmIvx+pSyuGzFKfG5XGXIyPnq38fakikH/C5058R3bSXrbWbom2wII6wc8qdGZXDofEpBBzgiuZv3Q/tad5+zuRyO4ex+NzPe/tS1ixPQo7fqm73U2bjVcPVxe4dqQF7m7qmPiYRR5LDJYmsCPqsVYGOrZwO522G6h0AP6gESMPqUEkNGZA0mCfDIFaC3LVyNPhefpJ+RjHuMHGJOdawUZyfnbQH5GReoMrh5FdQPFJB0gN4kaHUDlxJOvFRh18D7aMMA5Jz6qVaPpCzB6qdcKzQidFJLsiyL6gI0IZni8FK6HXny4FhcKHy8Ggx9nxpWjLgufAGxHZNaIc72+7jd5M1u+/ne6m4u4lTF733PhsjOm6b9ra2MyWM3BeqS04MfNZG28NBGiq9epBDGscLoIkVGQH9EfR17+IOW+l+Xc0tb3YbM7jYoQlvT+4LKoF22ygNfd7dyVcshLMNUkGa+K/Vn/5b5jz/AH3LE2e43W3sbsqblzCzBMpcW4StpVYHUqo8KCF0gwtOlfbNtrYuEj3R3DytLZm21ijnfcG8dzUNnYluoBiaF3JWsXXyEkqn5FrCeR/BY/I9gvqv05stp+92uw39zYD/APWd0F2O1MSCTd3lzbtMLMW7b8OsVybejvU263A2u/32yt32Amztwd3uBIGASyl8ccC7rOMAwag/Oe5D287fyCbd7T4fJ9z89BFF1WNmbMt5x7FzQ+qtfcO80x6Q1a8iaepXweTVxqVfnpx5z6i/nv03yxztOX3Ns18XQpNhG3Aggn/PvixbjEeK2l7qE5jtOVfwzvdyq7rcJuADan9ZxZJOGVi0bpU5yG8ueMYgkt4z+8TfnZPeeSzPtz3hg+zk9WKjlt55PEwUYaipehvivWxgxtC1kbcjVz68sAh+ni65SV048S9YfzrzL1BsL/I7jsbG6hWOq0E0qytoNtbOKtpgzcXDKcq9S9M/xRtuTX7XMPLtrc2wJWEcvqZWXWGe5GoB5wtnHOM67Tf2wffr2l99PZ/DUtlU6fbzvP2k2thMZ3P7EeqjTYTGYjGY7b1Tc2zEZVOd7Y3ooooq8yK5qPIKtj051jM2dz7k/KOebF/VXpIL+0uuP3G0GFza3nltCqIlTpZrTKAl1FJtwy3rNroPTHqrnXJNzZ9JetmnfKkbbeQfL3VtIXxk4LdAKhwxlWMEsClx9qUNCjloQ8KLUuxqmixn0+lox0IykadPp8gH01A+VtRpx5YbtzbmGOuyfbM5+/iPaK9eBW6NSjTdHz6ZVBHcHt9Yx+803/2zzGM2R3nzdf6fM1c1HZTtr3rx2GSAQYLunVoJ04vPLFMIsVueuq5Cm/ySNNBrGPWvR253fOPSe45L6l2d/mv8dcudWVrBB5jyl7+om/y3VjesLp17vl7E2rikMgR/HXmvqf8Aacq9SWOZ8j3Vnl3rffIwK3pGy5ktnSBa32nC3dOoLtt4oF1GlWLp4acex+4WF39WzmMmxWS2hvjbBix3cPtfutIU3LtWe4jrE1hIw1Hcm0s0qO2Py1T1KOQh8Olw8a8L6r9I8w9KXdtvrV+1v/Te9BubHmO2JO33KocdJ+uxubWAv7a5pvWHzlSrnseQ+pNl6ktX9luLD7bnO38G72O4Cm7ZLAiGGKXtvdE+VfSbV5Ooyo5kf3Ydz7fyfvH7fdn8RNlIe3Hti7UZTu3vatWFvM4jZO8u7M2MJsNUjaSxhtubcwMu28haKh1x1eazMAsaP06/qn1ZzbmXJuR7Dnztd3BR9y7aSGe0Xa1tmukYXCq27rAx9N2Tm08P6e9F8i9Mcy51c9Mqdvy4ultLevWli4FFzcJYBlrVrVcQ+UG0oytpgBQNVfud2unbzYdO5fVpJMtubbSbetY9BZhkrRRWbcmTjMDOtnHSY1yUlgDiQPGykrzPPc85mu42RTMSPbjOfxH31rcq5UNnuVux4hMR3dXThViexfuNwuyPbXtXa8m5dtPWk2b3WyWZw9zJ4y62Svbx3Da2/XxGQwcs9qe+MjicVGj1ZIXM0DnVCr8ec8z5Vb3d7YbiyzLu7dzWGUwyN5kq4YEFGXSCCCCMCMca9L5Rzttpsd5auBW21y2UKMJVwbcEFTIYNqIIIIORGJq7u2NnYnaezdq7XwkFOHEbd27h8Rj1qQCCr9PVpx9fRFo3RFPZZ3QE8uoA8XuYb29zHf3d9una5ubrlmZsy3X28KxdntV2u1t7XbDTZtJA7sz7ySe+kbcu4Je3uPk3xVxVLLWdpTUtw1sTkCqUclLjLla4mOvTMpCU7ioY5ToSiEnQkacXuR7e9v8Amm32NtirXLqgEYwQZkDHEESKp83cWOV7m9dAYCyxg5ZRBjGOuDNXJ7O+yr2Q+/iS33C2D7b/AHEdn9l5HI5GfdGP7ctn9iYuSCHH3bKY/am658nQ7S7pnmy1uNoq2KtVvqp4/TsxQIxkH0D6/wD5r9FelbB2/NvUFhvV9q1bVVay9++Lw0K3mnbrdKqBqE3SHiNIYgivA/R/8PeqPU90XrPJbienrrOGLXUSw1rEK1u3uCouRK/QpRRmVA1CnXcPZV3YW5Lezsj2/wC4Xa9cVEuP27sXuyuXXuBi9nYqGPFYFM5dzUtyXOW/0mnF6k9axapBj6deZ4UQ8eL7z1Ly/wBZc1vc45fuRudu74OCCcIElRBTURq0ESCYIr2vYel39H8l23JTYFi1ZtwqgQhGfgIlXAnTKmIAjCuwX9rTdUG5v2+fbNBakrX8fQ2zubt5bq244rtWvkdjdwd27ar0rVays9ZhPRo10jDL8hCLy6gBztpVD7i2pJa3uboPXBcsDh2MDj7quEHSjHjbU9fAdPhVkN6+072pdyWkbuH7Y/b3vaaQMrWtzdmu32SvAEknoyD4Bb8ZJYn5ZRz5+PEoBQAKYEz7eugKqcwJqhfdX9h79pfvDcny25faBtvA56awlpM922393S7aZCpZj0MVikm1N50aFOeFgCjxQIVI1HFl95uXGlmkHPBcfcB7aiO2snMTjOZ++n17YP2n/bp7N+4NruP7fe4nulxN23tLK7PtbG7ke4/uH3j7UX6GSs0LcVy3snuBey30mbxNigDRv0rVWzVEsq6vFLLE9NbVtbgfEQxJ0mNUgjxZgxMjjMY1aa7eePMdnCrChjIWSCdPVMQezhVysdmu4G371jG7+iw9mlLlcgcFdxcckNW3jhcuy4eu9mzpHZyUONkgimiPpyvNFJKIwjqFttbtkl9sSEgYHMYCZ9swcoOdRagMHz+dSNSdbgWau6szsJZlMiv1yIx9KJ1U/lQ/O3Iak6eQ4DXwanIgyKze7Zry9bmetZZvzoWiaNFA6UjdSOoEkltD5D7eDwbOCtNjnxqC+9/tZ9rvubrPB7j/AG29iO+zV8ZHTGQ7qdq9l7wz1IsUMEOJ3LlMRLn8RLH0qA9a1E6dJ5jifa7zebJg2zvXLRknwsQI/wBmYM9oxwqO7YsXxN5FYxAJGInMA5j2VrF37/4//sBz2Ntx9grXuF9kOUyDUo7t/wBrPeTKYXF5y9ixcmw0u49rdwaO+8PmoMR9dOsY/oSrBOYvVESxqnUen/X/AKs9L2txa5Nu7lpdy+u4QxDFscVklVxxgJE5ASQef5x6Q9P89e3e5ht7bXrS6VIABIGI1FYLd5MniSQCNZ/eP9gv9y3t4l3Oe1n9yqj3to1q0txdle4vtptLD7jlFfqaSjWzc1Tce1cnMsaFvVmtYVBodXQanj1HkH85epmvft+Y81v2C7QrXNpZ3iKcAASnk3tLcQEc44DKuF5x/F3KxaZ+V7Rbjxio3N20T/s6/OUnq1EDrIrnE7p+9Le2Bxa7D725z29d15Ktv6qxP2uwu88J3Iw96tHPHWu1atPP53t5j7PTI0c6Wpakdiu7ADkrcenerP5YPp/Z3fTvqy7ynf7x2a3dTaC9bvI6klGKE3rSMrAA63T8wiGrhuR+hdzzPeLzLlNnfbPb24KtudDIwPhuKGAtu0jqRhIBmQI14dzfd5v/ADCPU7eYmjsynYsx1BfsMud3I6zFYUmjtyQw4+o5LD/lwErqPmPifmT1R/IPMd2HPL7Y2+10n/FcMjiclPAFRh/ca9y5B6W2Ozgbljf3E5kkICDwXM4R9RPdU6bfwGUystatBDbyuSsLCJnIks2rM6BeqaSduuVxI2p1YgAnjxL91uN9eLMz3dy5nGSxnr+Rr1AWbG1siNNu0B3Adwq12w+x0UIiubq0lf5TFiazOI11ZSDdtBuqRj1dJRCAx1+bx46PYcgtAF98ZMTpB+ZrJ3XNTgm1BAy1Hj3VbbCYqrXgjq1YIqtaJSkVevCiRwqNNCkSBUUggajUE/HjctJbtQLQAAGAyHTOswk3ASePvqW8Fj429P5dOoqeliFCgc3I/Oq8ufM6cvHim9z6rayZ6dMOFHbEEEYGaDyu3q1HJRvVrqnrQmzPIPygRNq8kzD5I444ySWJ0A5nQDjl+b2AjCPqPx++un2Jdlk41Vbvn7v+3G09nbv2Hs6/Lu3d+cxGT2rbyuCsKm3Nsrkq7Ur1h8z0sMzdgrTOFhpiSIM3zzLzHFzlPp3cm4m53kWrIIIBHib2HIZYt7BXR8vuvtt1a3jqC1m4rhWEglTIkdUwfZWn7c2WrXrIs5FK0k8R6RHL6kkKVDGQDDD67wozh9B8hbVeevHT2kSzbNmzgk9WJI6zH9Kvcz5ruuabj9xv3LPwBOAHYJw7cJNR1beINIKluo0UJcRxxQRliVUggKUgMaRMPBWbTXkBqODuIH+oElhn1VkX3tKCyjADp8qjjcGYLv8ASV2cMydFiRZOhoV+XrrCQuDCzNr1EakDlyHFYWURSww6fjXC845mb9zyrU6Ptps0/piSkVMo7HWQPJFZkEHNflk/MCGddCOWvwHAhVGJYAnpx9tY1tixMiWoyJYlfpMYEc4A0kKljqVGiHpVToW+XQLy8NdOHu22UBkaYxplYBsRpU0PHajqzSOqCaEdKyRx6rEelvnMjHRnAYAnTly5eXEMllAODChuFi/gEifZwoG88MwDxxCKRTyVWcPonSG69C6odSQw/mPHh/ARqQHtPTp31IVIScCcI6fOigk0jLM7q/ppqWdyqhl/zAgSganTQcwD83Mg8EwJAEyJ9/V0mo0RtRLDh10FHlJqWQr2qLhPSkjXpXlq0kUg6ViEhPS6t4+PjrxELbC4fNMmDUgP9v0V3sCfmdB06sCAByAJYBdW15qx/EHiyMpH0xTxDFRkenwoX1wC2hGmugAH5WAGviQSS3MHlyHARAzxoiVmOFGIpdNT1cgeltCELHxGraM2h+HkeEScAuBNB1t+Xp0/rRlJxqdW6ioJLMSAAPDXn4AjU8x468Dc1YHKalTSe2PZRlJuXNl5A8geR18uRA/Lz58xp/BrZxINEVkyaMLaU6H5j4HUciAviG1YdQIH+Xw4kwEkEU48TSMxnRqOYMT1MTr46gnUEa/lJ6SAB+PAaxEjCjUMZ1YmjSTa6/N5cgQSNBroVYnXnqOIzc0mTTgCMMqNwzKQPJRp8p5gEkBtdNeWg+7hixRpzmpFVdOBxpVgl6mVRqxOgVF1BJ8lToPUSfDQc9eGLnMZVIg1eHqrXx+4Z7iuzeL9qXu17X0e6vb+93Yg7WSYGx25pbuxsu7qtjce59uYKxCcbFZ9WfI4uG/JLbpRtJbrRRsZ4kQPpn79Wv7YaQxsm9bBIy+rVj2EKccuHEUF0B7ZWeqff1Drgz8a5BIpUarAQyktB0N0sAzeg7dQ62ILdIkHgOZPkeHS4CRZuagJ4df41WBaBhhl06YUm23WSViidRXp/L0/5QB1EE+m2jc9COLFkaQQCQpp3ZWhQJFCQqq9Go0KlSi6AuGLKFDMSNF0/wAx4lSwXcwcI41IwVYjhwp6beijNiM9EkiAkNEsnQsi/MTHH0v6inTXmF6Rrr9nEgAJ0HBhUurUY4Gpel2zmPQj+jxEWVqToJI5cnNoUQ9MjazUh6xlRWCsplDErqRoeICzMNLCIMdPZxq1AUYDHrpLdMrtZGmzexsquHWIfVXsHKNx0IInYBvrcbfUuFJ8QSCDrofDg2ZBDa8uH3VG9sEQV8BHV7wRxFXR9t/vE7zdoa1eX26e5XdmwaUEiTT7Ox28p4dqSSqXEkV/tvumK7tNJnU/MRRmJ56c9DxU3fL9tzJGbeWVdCsaiBqwxEEY/ZXQct9U+oeTtbHKd9eS0n/tltdsf/w31KM8IA7OBp+Tb5yG/d9793xumDDUN3d0935TuFvV8NhcbtfH5jfGZo04M5u2hiMElXAY+3uizRW9kWx8cUVrIzT23UTTSkw7bZ2tvZTZ2QRtrK6UBJbSuonSCclEnSuSiAMKq8y5juuZ727zDfaTurzBnKrpBOkKW0j8zASxzZpYkkk1tb9uvtz2v327f7e31vLf1LE4ivJcxVmlsiYRbss38TJ9JPS3XauV48fgb4hCShPSuSTRSJMrqr8ctzXm252W8fabO2TcgQzjw4gYqJxAyJkCZBGFep+jP482fqDltvnXNdyp2bErosEawRmLjMsI2EhQpJUq0gGp/wAd7+dle3iaf207nnrYLd+zDlMh21lj26sOz+4WxbkpyeMyG28zVvinFuKa/LYjt0JFrOlpGjJd1UtBzLY3ecJt+Z2BcdltBLqyCLTKTAGMhCDM5YggTNdDyHecu9E77d+muZOq6nN7buRHm2yIIkAKWEAQTMhowIpDzn70+M7T7k7Ubb7u7ZbbEPdzbE279nrlMjQRL+1YNzZXay5ZbONvZIbduT5PDWDDTyJieSFOoleocPb5JuJIZlJUCVBnSWkjEwOA6x3Vb/719NbrdDZqXt3ifrZYUkQOuCAcOHZWwfbfuD/7/VKWU7U742y1XLV0EU9K0b9fIlV6JaXTXn9almokHKCQaSvp0tz4xt2u62ysCmAkHCZjqORrvOVWOXnReLebaJwZSCBj7cAcxmBwpO9k3d7sx38v5HYvcvcvcOv3Fgyu4Mdj8Jlt2TbL23lRTvTdJoY/ASU7dfcteI+qa1m60olRuquhUl+85T6T5butjb3DO97f+X401yJMnVaChdQAifqIz4wPFvUf8pc8/wBWv2OReVtOWrchGNlDeOnwkXDc1xLKZUAHSYJkVtnxXt42bSqldp7x7hbazQVGivWdwvu2ouQr9P0ly5idzx5CKR4CnSfSMLMhI1158St6a2dmH2T3LVzMNOoT2hp7sIrHP8k+o7h082t7TebQ4MjWhbJQ/UqvZ0MAc8dQBgxwq23b3bcmAxCS5ODbcu5bcaJm85tzb8O30zHpaCGazWjZ29XTm3zEE8x4cbdm0LKRCi4YLFRAJjPoa4Hm2+Xebk/t/OTYKT5dq5dN3y5zCkxh3AVIkbHqUKOtmIUINWLMT8oUDxJPkOJZrJMDE5VDG/O7sOPsT7Y2W9fJbi6JYMjmkeKxi9ryN/S6I/zw5PcCsdVh+eCuV1m6m/pccxzb1BbsM2z5eQ+6yZxBW2eocGfsyU5ycK7/ANNeib+/VOZ84V7PLJBVCCr3hnPAra/xYM/5IHiqCstnNzS1khye68vbhhQBo8zmrkcc0vT8ss0vqIwkmlALMEAXX5FA5ccnf32/df1b9woBkzt75n48OAr1PZcq5HauEWdlt0unI27SSB1RHAZY4/mJNODsTvvMZTudV2vltz28tJkts5ifG7cxK7guYSOfES0VuX5cvnqvqZNsbDaSJfpjCqs/XIh+XTpPS2/3G9uXrV+6bhW0HAksqgOFJ1MJJJIUcOsSQa5T+RuQ7DYclt73l20Wz/1Sq91hbW42tWKgW7RhVbSWOrUcAFYCafnuZ7s+1/bfa7uDtP3Ab22TkduZva+Wo53tlS7gYjG7/wB51Y4fqW23tnH4zdWC3DBuG9NXRKrLZp6WOkNKqk69RuVU2Tr1hZGK4MCDIIMjERMcRIIOVePbdb4uBkEHrIwx65Fcg2eO2TuLcB2dDuCrs583kG2lW3fJjbW66+2hcc4avuWxhY4sRY3BXxzRpaesqQNMpKjnzrJ5vlhGIe4JEgaZ6jGImM4gE5ADAW2IViYIB6cce6Z7TQGHsVcvZvU8dYgyFnF2Gp5WCtZjlbG3GEn/AE9xjOVq2k6CDGwB1Gnjy4c2zbAZuOVNOkeE48fxqs9X9vfE5XuNht5bJ7w7v7DboyO7pMnlcx2123W3fdzte/WyWI9PI7Py6ZPE5q3g62fsyVpUx1uzCZGWNGb0+nrvTXr31b6Pvm/6e3Z2z6YgqjripSSrqymATEggEBokCua5x6S5Fz9Bb5xZ823qmQzK31BgNSspGIzBEglciamLu3+2D7Nfb5uXam6e8ux+8/vY3hv/AG/Pe2H3g70d3ZbHbreu7abPkrHbIR46G1DhNx2dvo2TxlaxTq0cjU9QVW0qW1gy+b+ovUPqzfHe883m43W/Ij9Ry0IcSU1SFUcUQKAIgQSav8s5Lyjke3G35dZt2bQxhFCgsBhqIxZo/M2osZMzTs2/3B7YbRxMGO7De33srsLbkWZnrbZj2R2vxlbK5j0MNNHktnpuPPYPe1nG96tnW3lsJjqiSS34YGYV0UsYcpvItMVQaiMDJ1dzAdOqtW2FeLiEAj2cMuw51X3uL7i+9mKtrufI79zW/MKMdPRzmzsrerJs3deAhJx88kW1YZIm2duKqtT6e3tp7VrNwWohlatGB1EU8tvaruNCODpMtOUCRx4jj2CM6he+1mYgkcAZkDMnq7BNUB3hsLfPaXdmC98v7fe6twbQzXbyxZ3Fn8FtmuljcPbSwYof9QV7GEjglo5rtxmKMrx5fC5CqMfdx9kTV42rO0Ffe5Jz7eend+tywwDEaJcFrV62SCbN9QRNtiFZWBW5acLdtOlxVYc76j9P7Ln+wZLiFrBhoBAe24Bi5abHTcUSOIZdSsrIStdbH7ZH7mvbf9xLt1AbOMo9q/c/tjG2Z+5HaJJZk29u2HDLSizPcnspfyEjy7j2XIbtd8jQ9SXJbdknSK4JKz1r0/oPOORbX1Hy9/UfppSCrhdxt2INy27ZAkBQ4Yn9LcKq29wSEYWtyfLucjyP1NvfS28t+nvVD69m4/6bdwQrAfkfPSVGDISWQDUNVqWS6u/cHX3NvNmystqjkaOEq4zZ1F8hHjqWfbIp9JNTtR271avJYv7szdStVEaTPIUkinCRiOVfV/4l3FjkvpXZftbgcXt5fv7sqGZrDW20w+hSVNvbW9ZW4VwbVbDsCDxf8rG9zPmO72zWT5y7e1b25YhRcDgEG2WOlluXbjWyVnFQGKgqaVtgW48xt2fO5z6etFjpr+25Ny3I4P1RNqbWd7OSS/lGX6iTFYK6110jdzHG0cjeJJPnv81cm2Gz9b2fT3p4eXd3aWr92yjEWBu922lLi2p0JduWRba6yga1KTEGe3/hjm3M936LbnPqJhcXb3Llq1dcA3/2u2ElHunxOiXPMFsEnTBxNcovt1kznuP7he7b3iW74oTd++/O7Km0Wnw1LMxwdudsTMdv4pI8jNFpWqYzIY+k4Gqs2PKnVV6ePJPU+7Tc+ptx+0c/sdsy7eyZlfK26rZRlHhjWtsOeJLYknE+h8jsXbHKrdzcKP3d8teuQIIuXSbjg5zpLlcyMMIGApx7sOw0fb+th8NgLd+fZmQy2Ru1cCjnHba2tn8kj2ZqOA2ok1jHYDB3oxK9aCh9PBWslohEY5IhFk+ebn6EKE1ThPszJw7AYmp7m3ChfLBEHDq+XwqLdqdsUyFjbOAx2OsXspklo0cdicbUs5DJ339b1WqU8fUisZDI2SZTokKSMdRoNdeKG/3W2sKdzurluztrWDO7BFHezEAVc2u0u3mG0sLcu7ljgiKWYnsCgn21039h/wBur3Cdx8HgrW6MbV7M4L9OpRS3e4Ney+6Jq6JFGDS2RjpxmlkMQ16ck+N5gc9OPMOc/wAn+n9i5TYat9uWMyspaBOOLspLdhtoy/4hXc8u9Fcz3CBt3G3XDARcfDDIMqLEYq7h8vAa2mdpP22fbN2/jq3d5bc/737lryRWBf7nU6V7a1WzAeqObG9u4evbI9J9ChyP6nKhUEODx5lzb+QPU3NnZbO4fabU4BLBNvD/ABXAfMbtBfSf7K7DZeluV7IBmtrcvgDxP42nHKQFXMQURXBGFytgEdWFIIKsUUMNWrBHWqVYIo4KdStEojhrU6sKJXq14lACpGiooGgAHHHC2Glo8RzPWTx7z1xnXQK3lfRgTn1k9ZOZPaSTTC7k9oO2XeLbh2l3W2LtjuDt0NI1bHbmxqXHxc8sbxm3gsnG0OZ27kAjnpsUbFeZT4Nxpcs3+/5RuV3vLb1yxuVyZSR7DGY7DI6waqb3a7TmNprO7tq9t8wQpB4SVYFSeokahwIo57V+z3bT2tdsrXZbZz7ok2JLvbe28sTHubJxZ+zghvnJQZe9t6LJR1Kt65i8VkEd6k9j1rgVwJXkdPUb2L0v/KFlb11fU+pd1uLoc30QaJ0IkOiYydGpmRSCSZQZnzbnnoO6VF7kWjy1WDaJYHMmUZyYGMBGY6QMHMwLTYbNxXbFnFS2obF6mqSwzpIjLk8e+voX4+nkXKjplA/LKCCAeXHstjcbXe7dd5sbiXtm+TIwZe6QTj2GD2V5xuNvuNpdNjd23t3xmrAqfjmO0YU4tdPs4lqGvQfgf7HhcI40qxmigtV5qlyvBcqWVEdmrbhSxWnj8emWCUPG+jcwSNQeY0OnCBKnUpIYUq5uv3jt1fuo+yOOH3Neyr3B2cl7Y7dijjO4/bHeXaftZ3Ku9ityX50pYvMY7c+4NmW933u0W7bciVx+o37E2By8iQix9Farx0t+xtNvzba/9MpHNrYJa0BPm21EtdtgY67YE3rY/J+qghbgFTcbi5tvE+j9t/cYEGQApy+rg0jHwk4itKvbf/yd/wBxzt3Zgpd6e0ntt74YOKWJrj2dm7p7Sbpswx9Bl+j3Jszcma2zWd16tC2CmXq05acZR2oQMRcYNwBAK+3EVNa3lu/DNaCoM9LGfcdQM9/wNbuPar/5JvsF78/pm3O9q7u9l+9MpYB+o7sz1t29l7VuzLHFXjTvVtetFHtysoZi025MPhayctZiSSK9x7llTcvKTaBjUviGWB0/VHWYgcTGJntrbvQLLeMidLeE59f0nsxk9VdA2A3Bhtx7fwm6NsZnDbk21ncZXvbX3NtzL4/P7b3DBlwJIMngdwYizbxGXoSVyCk1eaSMg8mPCV0uJrQhkOOBnLChKkGCCK1h/vg+6g+0b9sz3D7sw2VbFb/7q4St7cO1lmLrW2N2944reBzWWx0yOklfIbU7bw53Mxyr1NHLSQ6akadV6P8A+m5pc9QOA1rlO3feYk/5qFbe0EQdS/vLljWpgG2HmQCKr7o/olQWUsQsgSROZHCYBIniMjkfytb0UFYGlVijgqV4Fr06sHpqFSumgUBCBqkcfP4nQHmefM4PDnxPJLMeJJxJ4kkmSeJMyaq29WIYmAIGOP40f7e7YO8O4mxNuOCY8zuvD07DaBileS5HZulVIUaLXrtpyA+7yiusbo8mPC2FWQ3lfqZsuPxrfDtTZeE2xUSvi6McXVGrvYm+azOvX1ayzOAzN1eIB0UH7NTZ2fL9tsrc2lgnjmT3nqqe5vLu4abpJPUch3dtSbQq6qpK8+hdCxZep9FPyknqLKNTp8QDy4nJ0tpGRP30JyJcYxhT7xFdQYW0P5Qo0/MQSzFiwA/Oo0OvELEhjwWantw0EzlRrf8A3J2p2V7c7n7m71sV6uC2xURnVp0gmyuVuyith8LTeYjW5k7bogAR2RA79JCHiKyq374tJguZY8AMyfsxxOFXNpYF28LbHSuZY5ADMnpnhma0F95f3ANz96MxbqXstmE2mJpa8O2NrVrMGBqQh+mmLMNYI2Rkc8y1t7ErEakAchqaOX2iP24DX1/OwBM95ykdWFb68y5VsyLdkmRxzJ7e7sHfUHRb3wmfd6+PvSw25oCDiLelCWMhUXUxlq0iHmS3SWA0Go0PFZ9yt0nWTqHH4+2tC1u9tfEq8kiQBnSTZz71rHRaZY5XkZJ41lkm0Z21RuqZxLIHBK+OmpGh8TxCCNWoEFIp7l5RiSMaaWY3VGdK6zI87JJEJGdVjiVS3SOknoCMTr0+fjr4aygoZZSeuOPThXK845oNP7ewTqOZH4fEUzZr1up6Tto6EK3qNp0FtNS6yEOrnnyXloDqOKbEOx0t7PsrnGl7YnAdfTOhYr6SsLEQVtOlJFLiNgQnqK2nVIwJ5Aj8pA5nz4EIhMtMjHp040yarcjiRia9jvpaWMoyprIY5oWkDaFQZtR0lepQ559I5N4kcLVba6cwIwPTp1U+lgiiZJzrJryQSSRmVgFkD9ZkKL0FzIHDaasC48Dr4c+AUlbmoEFcuvphTkoV0WwZodctAIwWKzyHp9UyAdLHQtIWVX/qI5bwI1JU8tDxKWaW1jSTkKaCwgZikyWy0zAdBVGLKGB1LBn6pImLH5NFA5cgAdR4cIYW9ZIJnLqotI1mSdJ6RXyJ6cqO8g6Co56r8pXqfXUeCvoNPhpoefjDcYEquTHpjTgJp8M6a721sKVX5vAsCSPIHkT8eeuunDgzJ6qIERFDpOdE1fmvIsAQ4Bcf5tPlVmPj58OoEkjjwpigIB6cKMiU8ua/h1N4eBJBHM/HmNeAZpxqYIq4HGs1m0OnLmAAR9pBPUP+HlzHnxJgRM5VCo0mIoyk5bly0+xtBoelQSddSAdNdfAniJ2XPiKmJIwMTRlJyRy1JABXpHLmT8vxUgfH7vLiPDATAPXRAagTRuObqIDEn4nq+XX4DQroAft5+fI8Sjy0THMUygZijUc3Xo6tqo1Yg6MDoCECjkNOoajT4cR3AqiDOo1LHAYCj1eUsOZ8WOvifDmR8vmQR56fz4EsqxPClpA760sfu4/uB7v9vlPbnt57E7pv7b7s7ywUm6O5W7sFFCmf2J2/yUclLbWD2/mZmH+nd27xnjsWpbcHRfo46CFq8kT2g4pNr3N8qjFdtb+qMCzESFnOAMTGZIExIqO9eKjTbMXJxw4fLtPEYddcveG7h5qxk1w+Sv2rtLLWLYl/U2N+4tuyZ5nsjIT2LVp7Nm3IxlcyM8nrN1HVjxp/t7dzbGSQ6CRGXd93VFQWT5YkQWPGn1j7HqV5VkYMySK6FtR1+opDltQPmSRdT5EefgeIdFtnCLgflRajJUjHhQM8xidEWRgXJ9QkEEgDqbQ6HqHiTr4HXw04OwqF2F2CBlSZW0qQc6UYCDoPUGvyK6BdFVGIdXVddJHj1B11Hj4fGQjT4kMzl0+HsqQNAgDGnHTpRaiSS16XWwRX9X00MgJKMDqoQELr83LkTw2hLjS2BA6dO6mViAQsSeNSlt7LQYn5xnU6HcH6dw9jq6epOiEsSsaBuY0fx05EHhXCrjywNQnP3Z9dT22dBDGZ4VJdDeeTPOjbqvGy/JZWWatIDIvQ4McUirqh5ldToeWh5jiJrfj8smDNWUvkr1KKSMxsituphk/0nGVM8A4TcG2phicpMV164MrUsRvgs3DJoEZJ40kKtqsqk6hgi2rnhPg7cc+z7qbwXBMaSeIEdOqm5tHc26+z278bgd1NNm+3G4MnBjJatsWYLO1792wFo3YK1mWxPja/1KBleCaWpICyK6uQBZteXcZrTwbhXwnu+/LryIqINcsXF1Y2mMe35x8K2f8AZLv3uTtNuCXK4u5NLjsp0UNw4eSyHo5nHxh2rfUq0Y/66k0xalbKCWEkxlnjZ42yuYbPb7q0LREEDA8QesfIjI11np71JvOQcw87bMTt3gPbmFcDLuZfysBIyyJFRb7me7WE7lb/AK0uTxkVdNsutraSZ6kbL2GvSxSjNQelrTY2pqoRWQsitGVYBw3HNW7VzYsUSVdsDHEfaOPZWz6p55Y9RblDoAs2cUDfVJxJwwGQEDhVavcNE+79idnu5C25bLYuffXZbMQSMJExcOPuQdytoVqvUWkq1MpV3NlyUOqu9Nz4jTi4117T6WBZLizM8VMEEf7OiK5pEW7bLz+orR7Dl8Zpne273E9zfbR3G2zv7ttuzIbfqUcrRlz2J9Sa7tvI15pErW7eWwRkepfSKB/mKIJeldFIJXpDQC3lsZsvAIPsgg8D1Ee3Cuj5H6i5nyHdC/t2LWR9dsnwOOII4HqYeIRW+D3F+5Ht1v3aXbf3G44Yjtf3f3TvbLduu+GysXma9GDdK1cdHlds908ZiPUqZFMnBZgkrnJ10hnyMFmIvK00TvxV2n7jZ7pNvtLjjbOjOCCQbTowGBEaQ8zgcxIzNdf65b05zrlm29VcpC2t7cueXdtyNbeFjqZfzlSI1geJWGrECun79oHv9uX3C+3C1W7hZKbdW+e12/8AKduoN1WZxay26NuQbfxe6tpSbjukvHNuP/TWRZI7rv05WKhMzMbEEzSen3wd1yrZ830qly/buLcj6Wew4tvcAH0ltVs3EzBdbijRchfEbt7yt5c2kkhdJWc4cEgdRAIYKewqcRJ3FQGJY4xF1P16BEMbrL1EhfTMZAYSdXLT4+HjxmQZjjUciJJwqnfdzvRl8vmb+ztgX2o4LC2bOM3PuKi/TYz+Wh1r3sDi70ZSSng8XKHhszwOstuyrIrrDGfV849Reor9++/L+WPp2qStxxncbIqrZhFMglcXM4hRj7n6D9CbK3sk596ht691dCvYssMLaZrduKcGdxBRGBVEhiCzDTFUO6sDtnA/X5V48UkQFfqllr1Kcj/OUSJ5pIYYFCasWJ0XzOvGRs0XygIg+73V33Mbd03SZ1jPAEkdc9I9lUU71/uV+37ttdv7Uqbvw3cTuP8Ap1i9jNhbJavl1g9AdKnO7uaC1gMNEkhHq/1ZrSD8sDHkde3yzcbsTbSLeGLiF+Ik+z3iuN3vqPlfKZN5w19f/bttqduoHSdCjtY4dRrSBvD9w/uz7he58uxt15bLUces2Rnp4Xb9ifCYDB0SEgGKpzUJa9/JVJI0VJWtNIZ2j6iFUiNOl5NypNiz3Bdc7jRGrIQYJWAfpkYdUCSTXFepfWF7nu2XY7axb23L1fzNI8TFlnSzOcSYJ6sSYAFOKrFFB88NeKB5R0uYIYUkcs3NpCmjSF+rUltSdSfHjS8+4ZUfbXCOSW1fm+NP7Zm0d1dwdw0tnbF25uHeG68gyJU2/tTEXtwZuVCSrSnHY+KaevVRdeuebogjHzO4A14SAtOnExP40zsAJYge7p7q2J+0z9mvvduLctfvL7n9yU/bnNmlWvuXsf27zGE7k71zlGh1U8ZPufd1ZZO3+zdxT4+vCtmSi2fkeKKFWihmiLtOLWpQSSARJBAkHvBPAmc8cjVP9wxMkAmI92R4Z8csMK3+9pOxPZf294iwna3Y+K2vLDSdstuywZs3vfKwVYhLNJlt45VrOblQ+l1mCF69RW5pCg0AlACLHAComLu0nM1HzdjPbXumnmcdmu2+y987X3tu6Pe9vZO8/T3rtCpuaTLVtzQ5HCbQzH1ODw0FPctdsrFDHC0da/NLJD6Ydk4X7O0I1KfAZUnhGUZHCYHUPDlAomvXnBDGZEHL49uFQL+572Qx/cj2V76rbf2dRtWe0ORwvdjE4DbGOr4OzHhMDI+K38m3Km3hhpo8rBsrK2b0UNaaq9yXHJA0nQ7KYL9u2NDkEKjgmIBg4HHqBIJ7Ac8jJtWIc2xkyke0YiuOfetB8li5nZb2VmtwPOtrGwY7EvmqlaGGBN8bSnw8m5aW0N+Y5dYc3s7aOKmylyo0gs21JUWdO/tbtvYpuBdsTddrZtq03bekIdT2tMi3cDgJcnxMrgDwGkN2PPfaFLsrbV9RAFtiSw0q/Fk0y6xIDKZ8QqoGF3pu/wBuXcObfmzrdIQ/TRWdy4GmKOP2xujb9yVfXy9nBY1LiYPG3Z3Z2pCG1uGGx02FcFnFm3t9kl60233RzGHZwDcZ4yuZqnd3N2xcDIojj2/aMePDPGm93ip7dxe9Nse439vjf+8O2vczAxYrvPuPtVgycZvDt13CwcE9jM7s7XVYqVnGS4LH1My9a7gktXpbuNacyieuZ4Et8k5tzH0rvU3dh00wUkgOjW2EPavIwKtbuLg6MCpGYwBqlzXlex5/s7m2urrsuAWtmQZH0upEMtxDiGQgqcVIyrqI/bD/AHWO1P7oHbyLsh3Zlp9sPeJgKEGQzG0du35dtYXvBT2zLXyH/dbsTaEy2MbnsXcx6zZvbHXJaxjn16nrUOr6P1zlnMXtb5vWXoc2V39u1O72l4eYjI3g031efNsNrjbbwkvacixvDrazf3Xlri1sdvb9Ler/ADb/ACN7sbbdL4XsuJYKGXFbgC/q2YCXV/UsCNdixYf91nvVR9sH7d3uJ3Pinixea3JtM9mNkxwmaOaTeHe7Iz7ZyVysNZLMl+rtq/ncq7as5krl2J5njhU5lu+a+q+ZeruZpc87Z7e5eKM0MtxUTabOzqAGkpce0AQsgWyQpAivS32u25dyDZ8h5e1rydzdS2GAGhkLNudw4XEEOi3DEwS4BONa4fbZ2Vsdr/b12Q7VVcTZk3NT2Xt9snjKFSazkb29N3K+585VrUqyTWbV39YzLVwiB2PpgeXHk5e3t7D3r7BLKgsxZgAo4STAECB2+2K7YJd3N5bVtSzsQAFBJJ44CTiZn7qs/h/2ndze5P6PLd3d+x9tdhVM3EL2B2aMVufuXds4a7FYu4a7anaxtrt/kPViCyrcjyOQgB+apGSDx4/zf+YNh5TL6NFvcuGZDuHBa0joSHUWgyuXQ4Fbht6SZKMMD6Ttf473e2uLa9RLcsOUS4ttTpL23hlcXCrBrbqfC1kXFaCPNQjDbz7e/aB7dfavi1odke2GG2xlZayU8lvi+ZtydyM6gUB/1XfWaNnONDKw6jVqPVpKx+SBBy48c5xznm3PNz+65vuLl+/OGojSuf8AlooW2mZ/y0Un8xNd5y/lnL+XWDY2lu3bsn6gogNli8lnuYiR5r3NJJ0wMKszDCV+ZuRYgnXmSTzOp8T4cULVtgNZzNW7lwNgMqVIwNAVXXXlrpy5j4eH8eLtuI8Ik9OH31Rc4wTRjn4Ej7h93L+/iYhsj8Kiw4V5qfIfaP4fHlwschkaUDjXuniNPsOvLw/hrw8kEzl099KeNYpHcE8EmLcQ5GNyaEnpSStFZcdKNGsP9Zg2ujJoyuORU+d7l3Neb8lvfueR3zY3J4YlGM/nQfUOwhu6qu82nLN9ZKc3ti5tRmZAIHGGP0nD6gVI66Tavuo2dTzdjaW88HuPBbkxIWDNX8bBidx7SNtD0PLVv4PM38tRjn5SCC9TrWYgSHX5eo/SHof1fufV+3Y7jlu92W5sgB3ZVO1uOM/214OWuL+YakRlBCsAwryr1b6It+nTb3Wx5lst5sNwSbdsG6m7t2ziv7iy9pUQ46dVu7cRz4kOk4SnS7s7GyESWKeVklrOvULMFd7MGmmvM1mmKtz8CAR8OO88l+MTXDeVcBiKb9v3H9hMZlrGCzPeTt5t7M1pq9ebGbo3FV2vbWe1FDNWhjGf/ToLEk8diMqI3f8AOOKl7d7Pb3Tt9zdtW74AJDOqnESPqI4dVbVn0r6m3OxTmW15fvL3L7gbTct2muIdJIbFA0QQQZAyp15vN9q954DK7U3Jm9g7m2vvTA5HB5rb+SzuByOH3PtrPU5aGTxl2t9ZJBdxeUoWHjcH5WVuR10It7Lmn+n7q1v9lubdrdWnW5bdbigqymVZTPAj7Kyr3Jt9uLVzb39nuHsMCrg2rkQRBBleqvzq/wB+z2/ZT9snujhquwu0NXeXYjvGMpkuzHffO56bI7Xxd2sWs5jtDujGYfoaXuDsuCWKSKa1dihzeKeK3CHmS7DX9V9WepvTnqH05t+d7PlW3Tnznyt3dtvot272JV1tKACt9FNy3JGlhcQahaLHzzk/pznfIeZXbF3fXrnKwdVm1cQm4F4qzuJhT4cMSNJJUtFcrG6+427d3ZOW9uLKvO0pklWpWrw4zFVFbqYJTx9KKKqkbRsSCQz9PizE8eWXriX1lZBGEcPaO8V1xtM7+ZcGPTpNXh9h37snvi/blz0Nv2vd7cxt/ZVi4mQ3D2Q3lG2+uxe75hKsto5jtvl7C0cPdvKgEuUwc2IzGg5Wx50htbepiGZL5P1LHxBwOGAnLhVlL18EI3jtDIHh3HMcSf61en93r9+rfv7q+xfaztd+1CdgB2Rj33uTuJgtvbxk3ZtDfvdXdEOKwGN3RgI8ni6mXx+Dwu0MbaStSvNNNVmy9iH17Kos779rmNyx6cu8mUH93uN3buXbqsVVrdlHFu0ExOktduPc1NDMtqMFxbcJZusjLqgA4GMzhmMxAnIZkEGK0cw92s0hVMhQoXujTrb5qcxYyBgdYtYnAC+DJ4njIEo0dfTKojaGa4GrEe2/vj23wHeXZW5O4Nm9tfD4q3kprWQak+XqVLs+IvVcdNL9Cptiv9dZHWywkxpz5gcSKFtMBJIUz7PvFE1tnhoESJx6cemFdEmy8vtnfGBq53ZG4cJu7AyxQtHmtu5KvlaCu69XRZevKz0ptT80c4jlGnMcXFe1cTUjAgZRw+0UoZL3ksINPOtVIMauoDaalPmAXVWchSzHkC3P4cV2fQTJkVZZdRGVPbHQ/MFGo+bTpAHMKuoGrAk/Mw+BAPj8QvFPKPWen30ayuQrU3+633HwmY/7X9iK+XFm5hbt7uNvnBYyxMuQr3L2PhxexcblWRPpKzWMfcu3Rqz2o0eNgiCRJOLW1tDb7NrjExeIgf4VnEdhY9kleqoN5u7iWhaTw3HIntAyPbjl2itS081fB46KtClajVi/LXrRiGvE7+Kwaeo7SsoGryM7yv8AMxIPCcEMAuCkcKybWuCxYtJ49/TL76jG9kI7U0M2kZKyPJDZV2STnGWPpS6J+ZBrqpB1Hx4olV8SwT041ctvcVgVMe04d1L9bN3nqRLNLBa9MenBbKj6h45ERgtiZQRIyPFoCdD4nUkcGqgDSS2PDqrYHM77WfLaGJETx9tNqw36jXZi5WSuyyxMrsR0kHqhI1PyKPm6iSGPjpwxPl5nE9OgrNYagWfE9OnbRGpnb2MkFaw0ktPUyCOwT/SYlOYbTXpYKCCfMfbwwt20bzEH6nXUZGsECY6qc+Pkjtyl6cplilWR4uccQ5KSvVIxATXr8fJfHg7tzVBgAcenTGgW3ciM6I07DR2WHzdCuoEYCog0cOVXrYnoAGgIJ1IB4NwCskDp0+NIEpApwT+nK5/qeLDU9IUaMCpVSG6hzbTwXmvLTXiiqJJaCMaR8xm0phRZK4i1brBXqaNmVGKHSRToPkZ0Lr0+RHL7tZLiG4ZRoIHT3U6koSIxr71liDjzX1SGUhFPUyxuFCdR1BA05/Mfl+zgQQ3iX6j0mm8SeF+PZw6fGgFtP6qsrMSsiMI9DIT0g9J0eRCp6WOrEH4Hho1vDDHs6ZUUeWCeuu9VZQzdRAU8000GhJLeY8tTrqQPHQcMBpHhxH9Kn0IpmOnThRpZQAmhOoQdTKup08OptRr8yn7PHTThEnVI9lDoGY4e/pjRiOcAa6jVWZQ2raaISTp1eC6Enx5fDnwB1lpORpwxI8NDLN49TE89eY0Lch0gac9FGn4Dz4PUpEDqpIpxJzmjPqaKdOjTTnyUEF9B1EMNCVPPgASywaMqCMRjNGY5dDpzJ1BIHjqD4t4E6EjkOAKlhjnRiJpSRZkgktSoterFqZr1gitSgRdSXntzMtaGMac3ZgBpwbxaEMRhwpLOqCM6rN3O97ntI7MCde4PuE7cVMjWBMuE27lxvjPOV/8AlR47aEeXSKU6eEskQ15HTXgCQzKPzHhBqQowEnI9ta+O4H76Xt+xsk9Dsz2o7j90b0TFFzW5rON7c7TrgdQ+rtFDn8xJCObBOmGRwCANeCAuscEhO34R399MW26jVcfHqH4/dXPb7oe9ea9x/fDuX3r3DXoYrM9x85TyzYjDTZGPEYTH4zC4zbeCxVK1knnsz0qGHw0SB3dmZy7aaE6HtLJsWALhxLMT3sScB1DADsistyHukrkWMe08cp6u4RnVVHlnpXqk0gEb1rFeyC3pykJBMswdigCSg6eP/DzPhxethQDpIKmp1y0nOKnjGXFWQMzPJGzOVDMVR19P1YtNCugd111XTRT+PFG/5SYACOPTP7acA6tTYDhRN7Lc5nKsXjBfUqEXTn0SDUkHrJ5Hy8fHgSqFYtglZ6dMqJZXFs6+gyNiBeqNgFdCvT8hUADX+koQdC6+QK6fbwhHm6VwNSIwfPKleneeaw0swMqxKjyK8ihVUsOmJT8ursqkD8qgA/dxKUKrBIknDp1d1BAFyZMD3U5Is8oYxIqclBjBKtJ0dHT0yEL8qp1A6gjxGnjxNbCm15kQBmR0+FGshzjiRl2U6sXuKeWX0ov+W/Sq9TyLEIxp06dJbkenUAtzI5nx4gd0gE/UOnxqRS4ykrW2L2Q/t2+6T3kQRbm2HhcRsLtfHO1Md3e5lvI4bamXMTiO3X2nj8XUyG498SV5CUeShAlBWXoa2G1HGJzTn/L+Ug29ydW9OItqMRhgWOAXrEmeoV33pr0Fz71Btxvbart+WnK7dmG7baDF4iJ8Kg/mrcpuT/x2pN3bAlwt33c4S/u2KFLGIs2OymUr7ex2WgaKwE/Vo+49/cMeLtTwKsp+jmb0wG9HrVSOXuettwzi5b21uAQfrYGAcsFI7sDjXaX/AOJ9qu3Kne3jeC4TaQKW4fnkdo1ZVz8d/u0/fP2nd0c12e7/AG2bGyN8YF57mPSJmyG3t87fnkMeM3nsTPrHFS3VtDKrH1JYrgtVlJr2Ur2leJeu5PzjY832x3Nk+JIDo8C5bbqYAnBs1YEq4xBOMeY815FzDkm8/Y71YuESjidFxf7kOExkymGQ+FgCKjVct/r+lUw0p0zVGeW7iZwjNLAqor5Wh0tJ1vBbqxmQL8oFiNSNCTrY3G0t7oawMVrNF10B7PxpZyWDmyHbTdvb2vYeFxWrb6w1WUJ0ZjdWxVuWnx0YeN2jymV2bk81DURCnr2RHCSesDipvdkbfL/MEl7ThoEfSfCxPGB4TAOS4U2z3DDdEEDS6x3cRHfVYa22M5eT1ocRk56s0TazXazY+o8MsILgz3/oyY2iKgN8/SNTqvGKFuXB4UME91apv2beLOJ4dBVnsP3b7d7Y2tFJ3EdZ971cU9FZ6EabiyIkqI9anc+qrSz1YTNXhjMqxlumQN0qBpxoWdoWMlWOGf8AU1SublVbFvBw6cMauZ7UvfHm9pYKbanZnvx3Z2bWymZ21uDI39oX85tjFV91bIaXI7Mubux1GxDJlEwhjcVo7MF6BwjGT+ivpi9Y5hzTlNy022ZfI295ryW3Gu2WdVS5qRsGW4qqlxTAZQBnBoymz3iutxQXdAjMMG0gllhh4lgksCDma6WPbD+5N7+fetu3/qcp2q7a9ktoVpsDvLcvavt7Pj95793g0GOK0sXufdGY3XBhoJIBPPk/0uGl9KJ40h9JnQx4Hqb1Q+ztNttsiWN5uRKqpLeUhJkgsS0R4UJOoROowTXof8cehLPqDfNzPmKl+Q7Q+IuTF66BIt4aQQDDXBlEKfqrabgcZWw+GrU468cSCGKOvCq69KqR0og1LsW5c9eot46knjhttaCoqgACPhXtO/3BubswSQDH2dOHVhXMF+597w8l3J7z2+2Ww/1jdG1O3Vu1s/am3Ns0Mhn5dzb2i9WLeO462IwsV2znXXJRvj6mkUojrVWkRQJmZu95JtEsbX9xcEXmyJ4LMDDhqOPCQVxrwn15z599zI7Cxcb9jZgGDAe4RDEkHEL9AByIY8ZqnXYf9vv9xDubmrO+ts+zj3G5BstDPBRu7g7fXu3uNWtMrTJHBe7jy7RoxROXHzdXp/aOOkIbywjaobqB4dOOOXXXBPcsW2AUgn3/ABE1uS9r3/jye5vGbkrdxO9versz23bLY6lck2rtyDd3dTeWCe7Xis2MNmJEp7O2fDmMe0xhn+myeQrLPGwSWWPpdrIQor2YUljGoTEDIgQD7MKrNf1wQGGGR+XGtx/b39nj22bYerZ7hb17qd1rUBV5KIyGK7b7bncA9SvS2tXubmeu7cyv6wh8teAFjMOZnsj786jLsQBhh762Sdtu13bTs7t4bT7T7E2x282+VH1NHbGMjpz5N11P1Gdy0rWM5uK4TzM1+zZk/wDdpy4mCqMhFQMJOM++nxy18vs8Pjpy4KlkAaQN05CGDGWcfJLHB+rUrtWeeaWKFKtKeB61qQSSsqLPMkpSHXX5tW0PRoWIZhC4tTrA8bRAPGq97X23WwsdAje1Kxax0EktDTF0seuamruauuXtNYmjMK6FisKxGSYAhgvym0Ruiddy2fKIg/KR1e6h82yZVGXV3/f99WSrLjdy4QQZin6+H3Bi7eJzuPk6ZfVoZKtPic/jpP8AJIzQTTRc+R1B8+K122PFabFSI7wRQgkEMPqHzrhs9yXbPenavvJ3W7S7m21ldv7r7Z5i5/qL9FluSZCHar5K6di+4ftXuKXC5ODE9vN97agDbiOPK5C3PJboTJ9RWvo7bC8lmydBJuAwdUgowGIJnJsGUjAiMsQNK6Xdwyg6SJwxkcDlA4huI+euXe+1por7ixQjo2BCmYs/otP6KtSo2niYb/2NifoadDE7dzMYlSexkJJ7iSNPIyF5GI2LRuIddwEIcwMCJiHGXDiZmZrPvAPKqZGJGftHb0FVZzWNzuy8tSzGGeWmYclFksE+JuZNlx2SsSSWaed2hPYrWpsvBJbZbM0615ZjLF1Vx1qUa01uwXIMFWEQcZ4eGZz+HwrPcXFAa1IYHPiMfvHtpobt2ja3fnqXevspZs9uPcDs67Hv23je29u9iMpkr+BksZfH94+yaY0YzKT5+CtWjt53E0q1eQKxyOOSSIWaCw7HmPMfTe9t73llxrZtltLeElA6lXU6lZWtuhKsrKyOpKOrKag5hy7Z872lzb7myl1bigXbZ+m5BkMNMFWDAMCpDKwDIQQK2TZD9xbu5+7Xd/bz9pXeHaFKtu3tp3xzfdP3B9wMDNRj2v3t2zsXadd9qbwfA1E0wWch2ydwQ5iOJRjZ7eQgsVRF6j14Op9Wep+T8z9P3LXL9ubPNt+9n9woBW0i7fzCgsOHZrlu61zWbN5Z23kgJeuoUCc36U9N815XzMW93ufO5Jthc/bK/iug3SmvWSo0si29AuW2/WDkuiMGLdNfZfvZT7R7uym4MlsSPcMWdjFOTL45Ik3VtiGSSd7DbZmvvHQmq3ROPq67SU5JlijAsIB0N83+vvS/MfU/Lht+Wbjyr9vUwtsYt3CRgCRk4P0k+GJErJavfPSvOtjyfdm5v7Wu05ALgSywZxGbIeIXEGG03ICi93bbf/bLv7Y3Fujs13KqR752ZJXxO/f0J1/13tCYKz43C94+2OYrx5HKYKxWZZKaZulBZEB9TF30RlmPxrv/AEv6j5TzZ23nn7HmaCHuaSzlUJ0i4hVre/2sEaRcAvWgYsbhM6+mdj6n5ceW29ndSxzD07eabdp2029bAkna7hSH2O6OliwtHRcidztbg8NTZX37RxVWA76sYjbqyTwUo90iealsTJXZ7C04YI8xmHjm2tkLdlgEx+XaJ2Lha9i4NX4n2XqjZHZi5zZrNgF9A3ALLtLjatMLcvaX2zlsBY3YtuZHk3NwPHUN/wBL7jeXmPppb+70qXO2IDb22gXWSbVqRubarM39qHAgm9Z25hak16zQO0ciGORCQ8TDpZX8CrBgCOnTnqNeOv8ALNslHEMDiOM+7h2ia4xby3VDoQUIwIyislbXl8PHTXQHly4kVvyjp2UxXjQgH2+J+PID/E68EASMDiflQE0NGjyukcSPJI5CxxRqXkdydAqIoLMzE8gNSeJIJwXOonZUUvcICDEkmAB1kngK1ge+b94T2K+wH9Q273U7mP3G71U0dYvbr2OGK353WgsgIVi3o4ydPaHamvpIGZtxZGjaMerQVbBHQeo5L6R5xzplNi3osn87+FYBgmTnHUJbqU1kcw5xt9jb8y6wRSAV1Al3BiDbtCHcEGVdvK27CR+4BwrlR91377HvK96mG3BsDYc1j2k9o90U7eNbaHZncWRk7q5LGWj6Ah3j3zSti9wzyWIivrVsBVwFFw7RSiwh1b1nknofkfK2W7fH7vdDPUP01PGFzuD/AGoH+CuO3/qLc3kP7UG0YwuMQbqnObYH6dggg6WQPeUYfuGxpw9sP3Sv3UNmbB2VsfZ7+0zJ1tpbaxG3K+Z3J7c85kd6boixNOKhXzG6r2N7kY+pb3DbghRrk9atWFifqlKdTNr6nsrtu1YFsW7bBcJ1MIA4aQQMMh2Drxrh94+73F03rh8y4xkklpJ6yZknrxNNfK/+RF70Oy+9Nxbc79y9hZctTxNa1jn7XbESCN7VgqIsba2rLuHO5WrmIWZzO095IgigFY2Gj53OrfPdxct3OU30sIFMoFVg2P1FrgZh1QDEYium9Ncy9KbLbvtvUvL1v3dWoXBcvBgDHg0pcUYcDHHHKrZYD937f3eLE0N+be29s2bcG6MLj7lfc0WI21tvI1aqRotcXMpfS/ka8tfrcFYuqSJgV0+UDjyrmQ5tvdybnNLxe/b8H0rhGQEAQJy7K+hORbn05a5Sljk1lxy1xrFs3rhTU2cqWIPbgcsca2j9n/cd3Ot9tsLvbfOXxFpr1dJI4MLYOVhnhIT578mSjY2DKDqNJYXZSSEHIcci+931i4zW3PlgkaTjHfMyOrEHPqrq7vJuVb22mnarbcoCSsgSf7YiI7jTyz3ud2vuzbeU2du7t/s3fW080v0u49n7r2vQ3FtrPwlZYfTyu1Ny0MjiMgI0mZVEsMjKGYAjXnVf1FvLJ1WwoKtJiVxGMxPDrpL6M2F3w3XchhAmGwMYHDEHiMj21xJfuiYb9tbdffWxi/Zv2gzva39AjylDu7n9j7rtr2iy+/pbEEZo9se3OcqZj9Eo7XEUlfIT1shWxli47RVKcKQGzN9Bejk5rd5Rb3PPnI3N0Bkt4FlQ4hmPW8yFMwsSZMV8jfyaPTXL+e3eX+mFV2sHTeuL4bPmZG2i46in0s66E1SAGONajcl2U3cs4bb8+M3NTkIJnS9UxNymgJYSZanlZ6ywADXqeKSeIf8AFqwB6RrcPqtEMg9kd8/ZXnyXwyDzAVMZZz7vhUV5bG5TCXJMbmKU+PuQqvXXsjpkMZAaKWuyF0mrsF1SSMlGXXQkcMLmkwwAPVVnSTiaSixOh001IHhz0GngPDzH48MwnEHCnqQtm7LXNravZEWfoqdJ78dGrYir3rlcfURtOsrpKkCV5YgShUvIp1Gg5mszy5UY50QBIwq0ewdo57t9f/1D2o7k7x7Y7qqSp6dqnk2mxluSNIZfQydOCKuLVd47S6rKJo+nU+m3hwSFreIgPjiM/eT91OoUzqgge7u756qsfuz3/e7bAbXxu0Nwbd2tHmLebxsUndfZ9cULudw4PpSYaKT0bWA23kcpZkT1b4p1rkcQYRxozeqDW9EuxwAzP28J7+7E0iwGFv6u+curv9tWqynvTyW2e0T7/wBobq2tmMvHl8LtcVcZ3bvbzubdz+S+okmbfPabuz262vvirFAmNnjE1Gxao/VGNXkVH4v7e5tLtsi8o8xQPzHGeOEcZxxqpcO4tqL+okngY6YYYCPjWrHe+/aGZzee3vkHt7g3duTIT5fM5jKMXsZLM3nLy2ZE62eZyG0VE9OKBAqqoRQqyby5aW2FIxAywyFZ1kbm67XbpyPtPZ2YdVV0y2XsZO9PLaYSMWBVn/pwRL1P/TYDpCdA/wAygkkfiKrXAUDicRWhpQJCjCkhJWY9JChHKl1JJWPRwSynoDNr0+Wg1H4h7asi+I/jQuQYCjSeNLUd0BqOOTwdpbL9PpqEdYj6TM3yv0K51bQH5dNRr4xecgZjxiO2KS2myRo49/TGiziWN5lURqROrnpKsH6v6i/lCkKNQCVAA6dCBwyXkuOFfFQMKkuKwQAnDj20RuP6sZBTnGWJ5asHUM4BPNmHUAOfxHlxJqXh9VEMvAMaP7SsPDkY4CNVsCSsz6kqD0hUZimujGVhp93mDoazyVIBgA0ysA2MBj+FKkQHqOCpHpu6FYwmvJyqnQNoQ3l5kfHnw4e4p8RBt9dMQAkqMKPGVlA9MdZXQ69Q1RZCGAA0/wAjfby5aDhnVSS4MIfjQ6bhx6Dp769EkzAFn5nXqVGUuV10HV0vrECddNdTyPlz4kRlKQBgOPChVGElzRfVQdXKaaap09KiONjqNSOkrF1IRqdQT9vBa0VYXPjSVYTW0GOyjMciSOHKqWfr1RmKFjoyj82pkB11PI6j7DxAItmc4pjdDN2HtrvPjk1A56eagHUdJLBWHSVJDA+Hw4jb6oAq1BYTMUdj6mBJU9QGmmp0ADN0r1E6gciR9p4eNIkmkFnMY/1o5HDOyvKkZWGNdZLD6rBAgYr6k05LRRqgYas2mnmfPgZWCzHwjPqovqwGBqvvcz3fe1zs2tj/ALkd/O3WGu1Uf1cNi85FuzcJdSQ0IxG1lzFqOYvqNJvSOo0OnEStaZZtmTMeHEDvipACJD4dOqtePc798f2z7WNit2t7f9x+699VkSK9lBjth7eLjVRobBzmYlhLaEj0a56QfiCHtWtyX0hYWcyc/Znl10jpUxOI6seHT8a12d0f3v8A3X7vFin27wnbns7RnDpFbwuCfc+4Vj6dZCuY3TNkooLJ8A8EEPx+XQcEbDlyWc6JyAiBw4mfl2U6Mi4hZeOOXbhhWuHuj7o/cT3ollsd1O9ncTeSOx1oZXcuR/SourQgRYqrOlGKJQwAVIwDppoNOJv26glguJzJJJ+NFLso8XhFRjitrWbqC7kJfoovzQwsC+Usy/5RFBJ1SVYhrr6kgIOmoBA14dLZ8yRl11Uvb1bSkZsOnup6yCCrEkVJIY6UHSEWOSyn9VlJMn1Uy6STPpzkYakEA6KBpOW1DSMx3VlMBfm6xw+ym1KyyiQKjBw2hHU5nQlmQMehyZfzBh0joPkD4cM9htQuE+HtqW2wFuSPCD0zpt3lhki0Qlh1gIxbqUdTdTKqNo9dzp+U/KdQABw9vUcGww6d9WgxI1kQaeO3MsXrwq7ktVX6aUKWLs0AZYfDpZRLDyDcgOY8eKbIpczjJ9gqyZ0auApwx2f6sobRYZV05N0RllHXGG6h1AEkgn7NeY1PEsKihFaTn3VEjMxM4KTlQDyMG9N1kBjUsoPidH8Bz06gfDTw05cPbthrkg4mjZQokYAUrU5VFX1G9SNZnMjElTB0AIIkMjssjzEISOWmpOnEl2zoeWIwGXvn2cPZT2yHxIz/AA9vCjcZdz1RkdR/K5bT/mNqdej5GVSfm0J6j4czxGNQAgxanI9P6U8AmAPEK26fto+xzC+4bctful3jpznsrte96VHbjWJqUvdLcFB0EuPsyRmKxHsDETKFvGFo3yM4asrLGsx45j1J6hXllg2dppO/fLjoH9xxxbPSp7CcIB9l/i7+Ol9SXl53zlT/AKFbbwW8juHU5E//ACVODERrMrlNdj+xe4lPEVMXiMZBj8bisPRqYzF4vFwVsdjMZi6Ea16WNx+OqiKChTqQKqJFGqoi6BePIn3Fy+xu3iWuEyScSScyTxr6zHLLOgIq6UAgACABGAUZADIAYdlWk2l3GhuBVMmoLBRoxZ9QCWBVCSAVIPj944ReFkGsTmXLdLQBwop7hfbT7ePeh2ybtf7hNiY7fO3oWsXdtZatZbEb67e5u3AIJNydud50kfK7UzJAHrKheldRRHbr2I9U4u7Z7tq6NxYdrW5XJ1wMTOkzgynijAqc4kA15/zjk1jmFptnvrQuWGnBhkeDAyCrAwQykNwnSSDyR+7L9lX3Y+0Lcee7jdhFve5rsricfl8tgc/tzFq3d/Z8cFSxKmN7j9scctqxkljrepD+t4CO9SkPTLLTpE+nx3/LPVloo6c402bgOFxZ8pl4kzJtMM4YlTOFz8o8Z57/AB5zDYs13lCtu9mfy/8AvJxIyC3QDMMoDYSbYzOu/ZHarvj3arUszteKhDhMvYuwUs7uHcePwcslvE9ZvUpsdGb+eqZTG2oZK8sf6ehWdGA5c+OrN20m2O4uMzJoLCBmMTIIwIIGYrznymN3yUwMx1GeogwQZ4GPZVObW6stnIoJ5Zq9evYqrZh6pLeTsdM6CbomkmlqU43UtoC1ZlJJAJ5cZ9zmGlC1tVKxxx7jGHZ92FWjy0sdN1isf2/eZoDD39vY1Mna3LGuWx9SCDLKMjYyFGlKKbGK5hZqu3ZcfWR8ukqdBmb5fS01XqOq2+73N0eHAnqjLvAmh3djbWrWrODjJM94HT51fD9qH2Qd7vdV3M7i7q2bjbnbHsPlcrjsRuff1itaelg6lfMPuCbbHbqpk5ZX3XumKq6UavqSTVacMrT3HZEWKep6k5jb5FsLY3Hj5i8m2mTMAI8xhGFsn80DUQQOuup/jn0jvvWvMLrbebXIrLKL+4OIBxJtW/7rwA+nJAwZ+APej2R7NbJ7O7KwOy9o4Wng9tbcoR18djoY1LIQ3qWLVmZRH9bk8hYZp7FiQepPM7MfEAeUW0vbm8293ja9w5knuyA6lAwA4CvqK+NnynZW+Ucoti1sbI0qo6uLMcyzHFm4nOtcf7wH7j1H2R9k6OK2iDlu9Xdq3NtbYGEp2fTtYbBV1rPvjfkzoWkqjbuEtmOgzLo2Xt1PFEl06LkW1HNOYjbmTtra6rpE+FclA7WOQn6Qxrzn1lzoem+RnfyBv9xcNvbgxi2Be5B4W14j85TPGtcH7AveLsfk/wBxnZGb3lVywzvcPt/vPa3to35DurJYjG7Z7lZPB303BsvdmCgt18fm7/cTY/6hSoTXGkNDN0oUijkluRyRe/entkt3kPNNvtHjm67dLpQCVvbO3cV74QaCVuWGWzuBpYFrKX5gJj8xc1uEXtruboDbA3mBck6kvOpS0TiAVcM9ttQMO1sjFsO95YG1Ekkkkz6AlppGkdvM6s5ZyTp58c/JqxQcMcgjUSP1soIZwoXrILfN0jkvCmcqXZXpUcv4Dz/x4VD30EVI+YcviOFNDINB6fNqPA8KhJqmfuY7lbR2bvXae391blxe02yOws5uetl9x5GvidvDH4bcdPF5MNkrEtdIMrXsZWqVi6w1ivK/Rr6bqep9O+nOc87s3txyXb3d1dtbi1aa1aUvcJupce2QozU+U4J/KQs4NXOc+9S8h5A9qzz7c2dnau2rt1bt5wlsCy9pXlmwBBvW4GbajGRquXcDu5282Zt63uHI98uzcdFYp5jHit+4PPWrcJfpMEWLx0li7esrH8iwwrJIzdKgakDjrOSehfWXON2vLNryDnDbxyB49s9pEJmCblzSiDiWZgIk1yHqL+SPQPINi3N+Y+oeS2uXICcN3auuwGYW3bLO7cAqKWJIAxq4Ps57kYzuz7fNq77xU1yXE53Ob8/R5MhC9e4+Owm9c5teMy1ZPnqn18E59JizR66FiddOb9felt56L9U3/TPMdP8AqG2tWDc0mVD3rCX4Vh9QAuCGw1ZwK6H0D6v5b6+9JbX1fyYs3Kd49/ySylWKWb9yxLIQCh1W2lTOnKTWoz97rs3ueHcfabv5eTGX+2eA2buHGbjc7Uln3v2du17+O/Vu6NS1i83tS7v3sfuinaw9Pe2KyNySrtlaNfcFeMQxX56vHbe7as33LADzEADycCIBQjI68NB/K2BzFd3YJ0h8whMiMYYDEHqEHUIgwOqueej2A7k7qWTbmx+09uXbf6sLQym3bG2N3bc7c75pY9xlaMfcerBj9s3Oyu4azCTFq+Uf6fWKCZVK1Hgu3dw+2Bs3FZbqmNJhmBAxQwSI6uBFRpZNxBdQDQ3VlnMx09hojvP2hWosda3F3h3hsHtzRtGPIWKu2EqbuymGysTwTfT4nM1b+ye3OJpGaAWFFXPhoZ41eONW09Oxb3LGGtgJcUggkmVOeGnhxzAqQ7ZFQBpIgiDxHecqp1uS57f+3Fi7mdnncG7slisnPuJd3bi3FPZr0s3pDanytKLZcfbDZ+PexdpRTpDPmM5AlgB1Q89YrtwXXZ3uk3WJkCAAIxAAGI9o7IqIW7S2g6qRpMiScPbI+M05/Y5vvGdsvdL3L79bO25iu6+czXbncX+qqez8Eu+4NrTZfK4bcG+rkWM7Q36lrbUtnEQKbuRxOC3DFjK6zSPQlg+tmgoMtptKbgaUUkhxhAg5yI7pOZ7qFWdbr3wQWIxEEjrJ8OWHGCPjW/ztR7xfbp31v43aWD3tW2Z3Kytd56HbLuITtHcO4BEzLPc7bZbM1qG2e7uDV0JS3t+1amCkCxXrS9UK132d1ZuJFxFA1acSsiRqUGVw44jtq7bvW38AMNOE4T/sn8wPCKTe/ntuu79zWB7l9ue4G8/bx7oO2cDw9r/cT20tT4Pfe3oBI88uy93LC8Kb37ZZWd2+rwuRWxXUSOYk+eSOXG5pynZc42/7beIHSRE4ERMQwhlOJxUgiTwJB3OU843fKLhNgzafB0YBkcHCHRgVcdQZSJg5gEMntb++P3M9uu8T7f8A91vsn9FlrtNsbF7nOw22Keb2b3K266CpNn989lJmixO5MTfifTIS7ZImRiyPgom8fmb1l/Crfur+89OlbNy+hFxHVWS+pwK3UabF9WHhdXW2dIxZmr3b036zsbnb2rtq6yXbFwFAXufoupGl7V9AdztnUgsrfrjVAVrSit//ALcO9HbrutsSjvj2wd0Nm+4jsU9QSJjdhbsrbp3F27rrGsq0sJHkrkW6cJjsfHqsu0t1Q08ljekx0J1REx58f2nL/VHo5/8ATdztrt3k1uV8jUWubdVEj9k91tT2ApGnZbl9dtYG03DKF2x7/mnMeReqmG75sy8v9U3WH/VsgTbb124bsWVayNyxz32y1JcaTvduH17oWywmYxW4MZXzGFvQZDGztLHHbrlxpZrt6dqnZglSO1RvU5PlnrzpHPA/yyIp5cdly/fbPmWxTmHL7i3dm8hXX+5TDKQYZWQ4OjhXQ4MqmuK5ly7f8p3r8u5laazvUAJRo+lsVdWBKujjFLiMyOMUZhjVV/eH77/at7Ctkw719zndTHbPsZevYm2X24w0H+qO8HciWBWP0+xO2+NmXNZKo0miSZO39DhKhINm7COfHS8n5BzXnNzy9nbJBaCxwVessTCgYg4kTkMSBWHuuYbfb2mvalFtJlmJCBgD4ZVXZ3kR5dpLjqSC6qp1Djv95X72P7gPv4sZ7tn7Udubo9pXt8yD2MXKdlZKxL3635iJ3+nKdwe8WNNWHZGOyNZv6uH2n9KUDNFNk7yePtHp30Ny3lmm/vNG73k9X6YHUFOLnOSfDMAAxJ4Lmnqa65a3swVIOF1wBcBEENatgulgyJVybm4UzpuoDpGvrtj+3HlKNWfNb9yFTEY+IyZPNzi7FWjpiRvWs385mMi6wQs7KzS2Z5OttdWYnnx6ls+U3+YXQdOi2BAEAYDqWIjHqrhN3zDy9TklrzmSxlmZjmSTJJJ4sTjSPvr3P+yL22Q28Psyd++u9qEHpRUNhNE+2a9xFPT+q9wrcYxEnpMCHONjyBAHIg8+NMbDlOyAN8m7enFViI6icgffNZp3e6d5VtK9ZxPsGQ9ta2O9Hv8Ae+vddLWKxORo9ptoXVeN9tduPqMfft1JANYcxvKaWbcOQWVPzokleB9T/T05GK05LE7dVtqMhnj14j28MuujbdOLejUcePH4Ze6qQO4LSSt85lLNLIXew8hZhrJMZGEo9Rh8xJLFjrz4qksZ1GGHTOq0nVq4mpo7P99dxdob8n0lHC7gwN2xHPksHmKJshVEZhnkxc7TQPStSwMA/MRyFQSAfmOTzDktrmFoOZF4cRx7G7K6XkPqTd8kYphc2rEEqeHWUygkdeB+Nbyvax7yuy2Y2Lltsx5bYGysvXnkvwz7r7ibp2wktKVDI1Q7IzU1jANPQfqUy1rMjv8AKU0GpHmnO/T2+t7rULTvbYRgs/8AqWcO8V9B+lPXXKd1tGsncW0dcfHc0YH/AAvABGA8Jg0ne6P381cH2J3lge23eTC5He24f0/a2JbZ+6YJr2OxeYtPBuLLY+Kjenkgngwkc8Ec5A9JplZdXA4Xp30o97m9q/v7H/RpLkMpAJA8IMgcSDHGINQ+s/5CTZemtzZ5Pu7bcyuAW00uGZAx8bCCTIXUJ4EzmBWkfHZxLVSNYJfzR/OiOCUBTqdWHMqAGDc9TqAfLj2gBtWt57DXyi1lSdK956p6dtKcucnXGxwRzBHvSRxpMsizMkLyDR3VTqnUqE9HLQnX48SIRLEHp0407qVCjj06e+nPh2wWUxtTC7gw1PPUYLVpK0srsZIKCThbMkdxJPUib1pCU6NT1g+C+Kt2Lb6hcP6nAkY1F5lxSCv0AxTJyXbbtbk7DptvfdnA2hKx+g3Hj7l3HsPUZFhgvUYWtqpKEdXRZ5A6+GvDLa0nSSJBy6f07KsfuLZYZhePZTixfbrfu2bMOfxtfGX6kMDrMuPy1W7i8on0r9daYiatbgmlVVkjEkMban0z4gk22zIxVBLZyKe1cV30qfDPTp/SrG7fsYnNPOhBqT2qtHORqYGhtQNdU6s8bFVLNEIlaMquhU+DDXis+cmWkdPZU+pUTQ31zSzPYqYn6ps20Ix30LQWTIFNaaGEWQxKuJEf1/XRQhB6yR4jQ8PbtG63lkAYTPxqJ2UKGMjsqsW658LmI8lPgcdiuq4YXylyqEnvXLNWM1601mcnWJoQoYBFRXcsW1PzG8Ut7dVCaYOZjHpxwis9He8xDEgjhj/ToKhe3LK3pFpAiRonyEsjRjpYuzOq6alnOunkOKt1hcuFBOqp7ZZMBEfhTXsv6Vj5lbQMCI2DAcmJ10DoelSNdOep8eHdGCAJnUgOoY5VlXAcKxYfMvXrq2vzAkJqCNfuOvhppzHBWmuOSWmQeqkVVl08awayVkuFAY5JXgr1yGHWnUV65AR1N1mvEQfEAMOXDeUhuSzYQZqYQBHGhluq7QM7FQUQ9Kt8p6dFCkdKdI0018fLlzPEC29GpFgmaiZdRj8vGic1hwzoOnSMlesKW1ViSSsjBSFYHTTQHnz4nKlgHkA9OmdOAARGQo/hNIsjWdZHHoSqyuq8wQ2mrDpccmIIB/HiRgNOIEEdPl8qB11GZwFOZh0WZ9B0RmVupAyqHCFZNB0flVpV5faNPLTio6uYTr6fdUrOoIVfp4140ureqGXV2djESTJyQKuiMB5ciU8OemnPUHB0aHmR1UFz6iVPhisza6Yyo6FL9ReXUmRgiAGI8ipH5yRy1XwOpHEkMqaxPd06qBGk4gdPdQQXUEFWJJLacwSFHqdHpyaqsRB8OoHU+Pjw3k3D4ydIFEWQfSJPVS3HJH+Qq3qI/T1F2DApqyiPkNCXIOh0Ckaa8EpXTqiWOdROFII6u2ukPud+9P7ZNnCat272d3C7r3o/USK48VLY+3pHQ9AkFrJDKZeSt1a+NSJiB9vFT9VjqQYduHw9/urReyIBJHd0Fa8u5372/uZ3ObFXtrtft72ooyMVhs1sT/rDcEadJXqN/c7Xsb6nhq0dOHmBoNNeJRbfVFwjyiMhMjtmZmmjQw08D7+zp8K1090/dl7ku9EkzdzO9PcHdFaYknG2twXamGRW6gUiwtCeHGwx6k6qkYHIfDgv29lGlRM9ZnLLt+NGbjFNH5Zn31Xz1CS2ujMx+Z26mJ5akEsTovVz+J4nOpYgQvV041GDIisg5PMaAAFeR0Oo6QdNfPX4c9OAL6jBzoQpGJxFedTfm6fFtNNToQoA6dQ3IDQchwIMtP5qkwjEYUv4SerUlltzxqXhR1qBDJ6osiJ5mdGZG6JY/ANp1gEkENoeJjc8PjxEZfDhVa8HaFtkg5/hXtrO5e9L/Rb6cMxKRwRNENBo8jSN1EfOzasz6nloSeGVEAknwxUBtWgdTCYz6vdRulkcxVb/AKgSW4HYGbpid3CqvzFlQBTB0tzA05eHlwlVdEiYXj0FCxtOhCxBpUWX9RiDxSs6q7dKLoHgKoh1UKAyOgVtVOvUBz5EaGboOA6unGoks3FOlfpONJNtWWRwoB+ZfURVf+p1aKtgfMflPWesHwJ+PMiVd1wzipg2poGEUnU7v0NuNGTWCT5XYL0PK5Z3gklfqCsyNL0/YoAA+IMBokAB/lU4TWBqwp5JY6ldtf8AljpdGX1OhgOgHqIJiiOg1PiPAfDiFfG8Ad/d0yoHVwPCZAP4dPsowlo2A8ErdFiMsIVdGAm8yisGCGRVHTprr4HyPE8krot/WePZUqAkw0H5dPtpZx96CxVjilKl6kjJJzOocatD1uNAoWMlfLRQdeIH8xVlpLdOnyoh4TAOAP3VZf25dlMt367m4bY1A2KuKJ/Ud3ZiszCXD7XqzoLjQsgES5HIPIKtZG8ZH6vBSRT5lvBtNu16MFGHeZA++a6v0h6cu+pebpsidO1B1XG4hAch/ibIe/IV1q9sdq4Pt9tXAbb21j4MNgsFi6GOxVGvERXp46nCIo6yMwbScD8zNqXcl25knjxLmG7ubrcszkkk5nGenyr7k5Ft7Gy2tvabZAti2oVVGEAQAO4D3551NGL3LdgljYSThA8cfqh/6okfXpRUVQNeo/HXkefFRbRHiOVdbNtVgwTGXCp+2dvyer6RMk6GL0wSHI6S0hiAZiWEkmmo8Brz8ODDW1MHFapXrZvjIT1Rnx9nvq4Gxe5bokfrTdB1GplJUElvykAajQ8uQGvDm7oyOVczzHlqXmAUe7u6can7Fb+WwYXjcrJERIrROySDQlllRh0nVek8xzHlxLb3GrDrrIPKQgM5VF3cz24e3Tvver53e/b7FHeEN+LKw742qybV3rJkQiRixlMrioVh3M7xIFZMtXvhgOYGgIubPmG+2LldrcK2iCCh8SEHPwnAE9Yg9tcnzr0hyrmpnmVhDdU4XANLqQIB1iCQOptS9lch/va/Yj9zHt9yb7s9v5n9z/ZW3etzNkMHioMH3Q7Y1jI9mD/uFsiG3koMngaFVek57AJaUsmtilTJUP0fJ+bHe7tOX7vy7N64YW8X02SZEByxJtGOLFkJwDhiFryD1V6L3nJbLb3Yi9utkskoiF7yiJJVVE3QMiVAeATo0gtRD2IftNp353TTyvdCLL2O2+0MtUbd2bmx93F4nLZysyyjZ+x8XloIjk8zXr9It5S/E9bGxP1LW+qljVO69Rc45V6D2Is2ms731RfU+WMGtWVn/NcCQRI8CkgueAUE1yH8eehOc/yfzg73mCX+X+idoR5hKlL24cY+RakBhII814021wGpyI7Gu3PbrYva3aW3tn7F2/itqbV2xRip4HA4uFIKWMqxs0h1jIJs2Z3HXYnlYzTysWkZ3JPHil+/u9/u35hzG417e3W1O7Ykn5ADIKIVRgBGFfX1qxs+U7C3yblVm3t+V2E0W7VsaUVepcZkkkljqZmlmJJmsO4/d3bHbzam4d67pzFPA7a2risnnc5lL88dajQx2KpTXL1mxK4CxwV60Bbx10AA15DgnvlLcgEk4KBmzHAADrJwA91ZNywpchyFtBSzOxwRFxZ2M5ASSa/PO93fuf3P70/czvrvvknvw4IyDaPanD2xJ17f2Li7F16cohlJFW5lDbnv3R0B2nsheXooePov+O/Sa8s5QL+5ht9dPmXOrWR9IngghRnOJ418Qfy763PqXnjvsy45dZUWrK9VpCfHH91wy7ZGTpyAp7/tp95P+wfv79qly/GLPbq77oewzZOV3jT/AE1nbndLatBs3j3mk640qLbInGgRoyf88Stx2/JuTa/VO32u3QzuU3FlD/ivbW9bCEASVZmCx1mMprlNhz1rvJb1rd4lVRzlP6VxLgcE4SAuOURhiBX61coeOaeCQD1a888EnTr0l4ZXiZl15hHKaqP+EjjzlPoBiDA+VdmTjhRdAHDnwCySppz8VcgtpyHPx/HgqaRwrDo8Rp4/x+zw5c+Gpm+FYFDofs/n8f5cKgwFFmGnL8QfLl/PhU1a3f3CfbjV701e3e6LGXwNP/SWM3ZhbON3Vl4NrYa7jci1DOWsnU3ddgsYjD5fDQ4qUmLJquNs1ZXaSWBoFc+ofxf/ACCfQu+3Nsi4Le78pvMRfMKNZ8wANblWZG8yS1s+ahUaVYMRXlX8q/xr/wDkPl+2gJdbZrfHks3l6xe8olkulWUXF8mFS6PKcOdTIVBOmndnuH9sfaiet23rbS27uzf1FsbQTb3bzLbTu2btxrdeN3i3bgJ8piJUs2el3MMtmZmYBY2kHRx6h/33Zv725zHfeorjqyM4si1u7l3EQqi1dSzbBElRruIoA+qMa86H8bLtOXWuVcq9LW7NxGVS5ubGygggtca7t7l+4QxGo+XbuMSfpBqoq/u+92e3vZ/uR2E7V9wcV257T9qO4G/O1PbPuF2uzvb/AGl3C7gZK1kc3lO5uesbg3xjN870wzYPubnchDg6+2drpKcbWqvYsSSPIZPHvXPqy36r9Sbz1Vc2i2OYbq6kC4x3AW3ZS3ZTAlVN027Y1lg6aySqqulR7R/Hvo6z6D9J7D0dZvndbXY2XUuqLYD3Lty7euFVUSltbt1vLX/MZVHmOzFiag9mv3VpuwHbky97M7v3vj3vTcWYy8Xczuz3KyeBe1VykQQfU3923M33W3CJVnmV0jxYryQSND6SxkqeP3V+3uXW5uGLiIhVAWBhECFXw4EBcYxzrtLDtaVrekhwJkns9568Kq73k/eg7491THDtqFsJShrWFq47t/hIaZxrxJ6NGGtv3uFVy1wY6AMS4xuLpEBelCp5isnlqxTbrpBHXMdwAAnvBFJd7cdJbrxAyOPWeHdBqjGXzHup755aDPTUsw0rqCcxdmzW78k1kN1yW33DvGe3Wpu7f5K1eGJAQqKNOcVy+QhS4zOfpywjuAj3fdTh21hrQheyTB44njTdue3HciWvqt9XL+WyAAkKZW9PkDGeQCpV63pRN0gAhUHMgeGmtuxaZl1KBo91QXtJuwxOrtmt1X7RnazaNbId2tv5Oa/h83nq20srs/d2Eljpbi2Lu7ZeVuZPbW69o2gp+iz+Ct35ip0MdmrPZqTo9axNG9Pdoyw/hkZA9nX1z7cONXdo2D2xPDEcDicOqPdW1/ffto7F+5qhuDZXfrt3g8f3OSYNvaTZyU9sY/uFZr6nF91Mbt67j8ttXOWMojetFkLOOtZzD2DLUFxUiUvBbu3UbXZYos4RjpPUCZIGOEETxmpnt23WLqgzie09ZGXXmMJgVDk/ar3LezfamRvdrt9Z33X9iNoYizkrHZvu5avXO+O0Nu4mA2Lw7Vdx6keQyG5q+Nx8buuKvRXP6UZWlSD/ACtMm4su0bpTqP8A7gOWZJdYMyYyMjrAyj037CgoxuL/AGnMZQFPUO2eNZ75l9p3vg7exds955nE1c1kYcbkcfsvdV2ntPuvsTcWawNDcGEu7dXIvXjyWRvbdzFS/Wkxk1yplsXbhl6WilAFPdbNr9spdAa2ciCD7RiSMuPxmtLY7+5ttwL+2YpcWJBEHETBBzBrne7y+zn3PezHvNXm7Z7h7g4LJWnnj2Z3c7T5Tdey9w5XGv0RnEX8ltG9j8vjrqghbNKadq7+IDIdOOB5nyHb3i1nf2rW52rBgFuIHQgiDKtIngcMR2V6pyn1Y5s+dtrj7a+CNWhiuWM5wfaDW9v2re4n96de1FvHbp73dn9nXM3iMbgsL3q7mdqYt4+4/H4CtBHTrzWKOEuYjtfvTN4epCExWU3lhcplqXV/z5YgYjyex/iH0wnNTzrZWLmzu6AjW7T6LF5FQLbF61pOvygIsvIu2lAt23S14DNzf+TN0/LhyVktbnaq5dA4YCzcZiztahwEFwkm9Zti3t77E3L9q7c8VQPvP2i+2/tHbznuL94neXJ9xd87mtfXbs74e6Hf8tvKbtyfisVCC9Zku5sVWASnjaMd1a8YWOCFE0Uet8u5JZS35W1QLZTGFAVFJgEkmMTAlmMmvLd3zLd7p/3G6uMzKIBOSrwRFUBVRfyogCr+VRWuPvz+8V2I7eV7e1Pah2qPca/UjavT31vjH2tl9uapVHCT4fZlP6TeG44FIBU25sKCANYmXlxvJY2W0AgB37BAGOI1HE5TgIxzrHfc5wCTOfX31pF78e773Be5S2z94O4uazeIjmM2P2XjBDtvYeI+dpIhQ2dgRRwzSwnpUWLCWLRA1aVjrqd3cXGAC+FeoYD25k+0n2VW1lgdZOfTqqtr2SAFQKiDyXVRoSSAPzAEfHTUa8zxXDZlp1UJw+nqoJ5XbUkgE6alQAGXQaHUeJOvjy5cT2yxUxlQ5Z0Gsrxs3Py0OvmFOvSVLaDX7OGVFNvxfVTRjPCjCzF9D8nlpry6W5666seoAeH3+HIcBrdZQYCneGEmsG0J0dR4k6FFYqzaKTpoSACg4Z1KrqmQadCpoJ+kghVAZG5EAHqA1bU6BSAF00GnDWyxUr+WkVUZZ0v4bJvWsrHGzpE3qFCp06epWdY3U/L6RkTQqOXPw0PEtl3+g4io3RZ1qYMdO+nNDlemSQAfUTSWeuRm+WKxY/8AmBdWBVYwUGpPidB4cSE2xchvp41CFmVBp2YzOyxxS4qO6VR4i8kSEGOYyuDK6kfMoEmq+OhGh+zggxBL28eHTp10vJXAPlRjBWMRDpI88Mc8bdMxmj/rderMD6unUDGx6tNQfA+HAkgXCxznOorlsvBt4GIqUo9wPSxhurIb9GZ57pZOj0bCrVcNBIXR0LBnCsjLqADy4sruyASwgREdM5qrbsOHkE6hSXhd3ZRLL5PH0NmYzHxCl1xWa2VqZVq6NFbdocljDJF6klgDpWSJhI2upGvEWoHGOHEnuqyjw2ozr6e3ux7aE3DvPO5qzmaeRnEWKlsxzY/HxUWhVViiEHqySyFvWeJDoQrFOl+ehC8MLigkkQSIH9fcKO89y5BP051B9+wmMyYkrKIFnV1sRxMwRuplMTu56Qw6j4ac1A5nTgjcJaVGEdPh8aFbRIBBlppNtWBMbD9SvH6ij1AS6Pov9Qo2pUqsh0LeJUD7+BU+YxfIxSClXGvicaa80gkcc2+Vm1IAJXU6Dp08Rp4a8yDz04Ws6dIzqyyicMqGjf0iAo1GhD8tdeeisPHTXQjXw114Vu8dJjI4UyAEmRRaafWUNqPTiEqx9PIGVgw1YAjq0bl93LiRoYYYCnAI76LJrqjk9fl0fMQANSw1A10JPjr8eK/lsXOjARhRalAxzo6gbUsxfqfTqGh56eA61JB5rz+3Q8+Cjw1GcThSlQlMdhCS66cwQUAJA5lgxVj0sRqSdRpr98ROpQBkD06dAZjRDg+ynRIkYR59AV6/UbRfmUsV6SUcsHDdWuo11I15ePANuGe6EOBqIqgQOTJokrp6jkhUUtqDCpJYHrQM4Zl+VhqAuh5HTTkOFdwMqZbj0igQG42okhScun40Yd9etY4yE6l6GMepfQJ1HXQiMeQ6tG+/TXh0LC1LGSB7qnIEQvvrCOZGceojhgSh6ZBIkvinWVXUFlLaKPDXyOvEpuEJ4CCCKro5GLfUenVSvVrWfUWFY1Mks0UEEbBvVnaSYKsUEQKa9TkDVjp4efEbsdIxiaJ8EKsPEenTGon6zyBJVtToNCT4aKSeZJ1Pj58SsQoKjqq74iZ41gwB6SCQD5afMCR+I6SB8eK8vOOJpMIxHGsjoQNR1AHz0UgnmxAGjHQEc/DiVmAxIhowpRhXoUlgqg+oxAjjBLMxbUAen0ksSdfI8CHw8Rpp6hS9R2tm7wjaGiYEYBvWuMKygK2nUA5+oKjq1PSn8fKpe3W3ttJMnsxqdLFy4sRAPXTurbDg+ZshfkbRNRFSiaHmo+ZUa5EJ2AZtNfTHPz58U7vMmEG2sDtzPu6dlTDa+KHOHZSPumhjsdZx2PpQPDEyJYnmeVzJNOzBT1ySEsgirpoNBoS+v2m9sWuX1Ny6Zg5dXT7KobjTacqnV06TQGCqJKljKWQUhEskMOj14wSihpFilsn0lf5gGdlfQAgKS3K6VUgrq6Dr9/Q1RvFiBbXOJpdqZJGaVaJXVVT6k9NuxFGhLc5Zy8IVUKj+p6YQg8gABwzwqgOYH20CW2VJ0k9ZoCxLVnlae1G1K0BGgyEC+tTlmLJ/RtlPSnjVlAYNPz11I08eBMzAI0n3/KpVlhqQnp7+nuorKVkXSRE61IKP1rKrJIg6ZoDzElcoRqCBqRz015TCVaJ8MU5ceVOnGm7bgVo3Y6KF00jdgAFdA8aQh110ZQSPzE68MwAGkGR07akt6yBqIijlC4w+STpVwOj1H+dZOjwhlRoyNdCQDpoQfHXXgRptMDxNSAYFFpUkmZPkeP0x0soBcSxau+pCPprqG10A10A5Hlw8AHzJwjp8vwoASDAyoH6plkNlJBr6QRXZgJASUGhPRIksfV/lfr0P+YAHUGcMNCnM0TAYHhVxfax7wLPts3FauW9sQbjxGbs487igpMINwtXpRGOGTCXDLLTlSNZTIalpIQz/ADLOOKG/2NvmG1O2U6b35W6j1EcRnxru/SHq7/tjcfrWfM2juC+mNeAjwzgYzgwD110O9lfev2e7146BNl72pTZUQpJc2rlWTC7uoOQFP12Avulufp8DNW+orHXVZDry8q3/ACPebG6RuLRCf3ASvvGR7Gg9lfVXpj1tyDnKA7C8r3gMUPhuL3oYaB1gEdRNWuxW/wCtZRNJhLIIzGoIRASNAPSGokictzI6dT8efGS9iHwy6YV6Bt9+j4ofDPX/AFp/UN/RxeksbszdLHSQsTqNSCwRvT0QHTmNRz8fOuLXjIAw+dalm8rYkiJ4fjj21NO2u7LxRJBHK6M/SvWHT5mA0VCyaOEB1PUermPAcVryO30mIqW7YsOdbY9OmFT5tzudPE0YmtMQfTjjkjkZUVfB4+r8oLE8/M8uQ4W1UyV41VuWbbjw+37+nxqwu1+58MUYYuAnKMOeejyMCrAhyA/kDqdRy04tlQ5lT4qxd5sUuHSc6mHEd0aixLNHaVHSRZIWjmZDGfylEPysHL6tpyOvh48Q3dQXEY9BWV/pLNc0KDMR39uHZhSrlO4NLN48vbmjkMZZoWk6DYBU9E+nhIElB10JAJ58VjaRwBCiDOHx4dDQjaXtluJUMTEHEwOIzwkdlRVlt+wQRTTtYMFdEchn+UNGgKyPoPm6yE1+BJ5a8uLepQviw76iuI1255aiT8uzurlL/eh/cJs9w79j2mdp8tFNt6KxXPdvLUHM1bLX4p4LdDYcM6OVaCiyLZy3TqC6x1200mTj0H0L6dPMN1b5pfDQG/RHX13D2D8vtbqr57/mb1zY5Xs7npLlrqzMs7y4CPCAZFgEcSQDdz/Khx1CtDjzmhTgxlIdFyaJojNKCi06TSLrbmUDq+qnlJKKfA6k/KpB+j9tt22u3WxayAgn5+/qr4p3m4G43rXruM4gT3R0/GlPattdq5XF5Wi3Va2tlMLuyCVlYut7bOVqZ2lZViC8CLkaSS+qdJDprqOo8dJ6ea1svUXLd9fCm3a5htmOo4CLyScIxAmBiJzrO3Fy5c224s2SRcbb3Fhc8UYcRkTE4Ax31+yzSzNTcENLc2Okjmxm6MTh9w0pI260evncdWzNWZHHUrJLVvrzB5gA8eK73aXeXb2/y6+CL+33F2004Gbbshkd617ftr67rbW91axtXLasO5lBw7MaOxepK5ijimllZ2YRQwyTOxIGuixI3VyGvFY4dQFSkY4Ux+4vdTtf2dxsOY7wdy+3nafE2CRXyHcze+19iQ2WDdHRUXc2Vxs96Rm+VUgSR3b5VBY6cWLGz3W5BbbW7jouZVSVGWbRpAxEkkASKF7iIJcgDtNU03Z+6N7L9urIuD39ubufaX1RFF2z2FuHI42zJEWAir7n3VDtDbM4lK/LJDami6T1dRHBtsxa/wDuL+3tnDDX5je60HjtkiDgaSh3ICo8ETMQPe0fCtbvuF/d99z+ZpWMd7RPb32S2rYculfe3uV7jbo3dkoo+nlPT7Ydq8FhcIJ1J5C1uuZNdNYzoQRW9yuypYjcX73AeC0nDE4u7DPLRwPXRttt0QNBtgccyfZgB31rV2pkv3Fvct2o9w0Hum7tyd5+4ncDee0IdrR4ePB7T7Kdmu22x8LlMtcx+zNm0Mfj8HhM7vfMbrt17N2aPIXp48bUjnldih4ku8x1WUNi2tpgZAUAZDT9RJZpkt4iSJOMAAR2ttdDv55kNAicImZiMCcJgxAGAxqJ5f27e6+358Yb299w7pmH6vXqbV7aLLFdFrHXMgyY7KvuyfCwWaGWqtFdt3hNejjrzgRx9SJGjbvd3bJtvbdSzpIjxYyVKmIIbA9sEd1Btdsjvc8wFFS5jwnAGR2dmEn31ob7o+0X3J4XvH3i25tqnvXB7Sv77yu4RX2/bs18S024Yq17JGlmYYvqibdtpPXSGYRtOC51/Maz35bS7QynIj28cY+2jdHQ6bWog/HqI/rhVmPa/wDtG3+5KSbm35lZNqVorCevFZqPktxXm6vmY27nq89SdCzkk6nx58R3txed/EEIYZ4j4DA9JorG3JnNRwnp7q3E9sf24fbh2nqwSwbRTdOWh06snuh1vv6gUASpW9NayK3kOkjQfjxCls6y5YkxwwAHVhV1NvbUZSSB3U79+dqcVWx0lXG4mjSponQterTgr1+hdAgCQIvSE0PMAHmRxbs27YxOJ+NOQCuhxliK1x91u02ks/8A0wTpY6FEKuWYhQ3qaAugC8lPhry+HGpbby/pMoaqbm1r0scIGdS37Kol2Zvqq5PSskj1punp0cfMeh9fMnn+PlpxQ3yaoLEYYx2dIqbbQDpUYE4+yt7WQ21t7eeLpvkq/wDXqf1cflKUzVcti5iADJjshAws1m6tCV6jG+mjBhxkY/UpwIq2TJpp36XcHbNabIQbm2/mcdiIbGSmubvgnxlulRxkEt61ctZXG9cAjq1YGkklaMDpUkgcJSxYKoljgAOPV3mabM1Svscm1RS7p4jdPa3cEu1c/ltqtj9t5nbWK3rsupsfK4zKb82HSj2wlSaaOOom/Ltek9uq1utjK9Ot1RiBIoyCI5XSyqVJzwOcZ44cFiMjhjQDEEnEGMM8Mx7x7chUH+5T3he2r2VvhZt092J7mCuZ7E1Ml7ct0QZbdPcjB4fKzxVJt1doruflG59s4/bnqras4bcliXB2qkbxY6zjphHHLbG3fcgPd8tVE+M4FhImI+sgmZiYkE4CmLDbhpYwSPDMkYcOIHGDh1Vpm90/78XdTcT5javta7aYfstio/q6K9wO5KY3fndCfo1T6zE7bSObt5tNtVLKHizsqHQrMvjwiNntiFsg3n4lsFBDEYKD4sIxZuJGkGhLvdOpDAI7yfsHuJrQB3O7r9z+8W6rm8+7e/8AeHcjdtsyeruDe2fyO4b6RyStMa1aTJWJhj6KO59OvXEcMS6BEA00K5ca6BrxjIDADjgBAHsFVDqmGJLDrk1HXqEsGJJ6Sw8QOeniQOZH2/D7eAIJSRE0JJOeNYueo/8A5Wo15A6nTQn7OJgECgkY0ONBkn49Q5eY0I89PAjl/HiMgLjTmswVBOmhBHI/3ePhxKrIQMMaaK+YDkND4a68ufIDVRrpy0P38vDhFGzBEUgeBGNYdB1AKnUgN9wI1Oo0J1I8/wAeIiVGJp4rIKR+Yka+AKg6jp1GhOmgI4IAEdlIRRiuyCUFwDGdfVCgE9BJDqp8gRz0AI4SiDpTKm1QMaMXa0tOfmrxN/zImD6hRqQenwbq8hqBy4XhyU4jp076aQ0msq+WMY9OZSFcKGdFVnGjaeoFbQeoATzXTiXzUnxjxUJTq40dr5IVZUmqukzkhjG0aorrpr0OgUldCefTz11PhwHmIDNvACk9kldJOfvpft2qtvqnrK6NaZWlhnVS0MgHpSasG+fqGh8tB92nAhldpVvZUWnxQTOHTp8q8xFt4RJSWUrBb/NEsh9H1OjX1OjqeNWYDTl4nUHxHBQVJY4wI6d3ypmADQM6VqueeHHQ49mAnWaOBJCOgCL1l0imQeoQ76DpY6EctBqdeJYbP8sdPdRBRGpR4ugr63lrQydA2LCusK2IUh9RpII4rCmRAdSxBjliGo0AI0B5cgDybQaTnHfjj0BpBCB4hj06RSRk5ze9VHi0sVJOZAHQ0XykOqkdS6DmfHTXTx04NmK8QAen4UCKVErnSVCejH2Nf8zBj1k9OoTqHQwPMBSCBoAPPx4G0qEyeNEVZmE0kwt0hX1BfqHyNr0ycj8xK6xlAQNdSOD1IPAMjU2k1j66IhGpkkICgj/KOkdXPwBJAGnwB+/iGdMhMBTQ00FGFdP8o11U68gATqdCdTqen8eJVcFI4ijJjGh1EyD+npIFCnTTRV6idNBqSNDpqPjwa+PFT7KAhTM179QV61krg8z/AFPnPTz5sOnQcmX7QeIC0TjBmkqL3mlqjIG1dR8o+YEeJDBuptSF0f5+fLXTgAylfH10DuFOj8xpd0llChZFCrKQEYqeUbakEdWikMQeeuq/HlwyaWbSw8UULBSAfhWQryaM0kmio8bDVkPykksBoysy+Oun5NfgOBv6FWSIfGmLKgOGM0VmlqL8rTMFALan5l5jTRfIso+UsSS2vgB4sFa2uvgenT51KAcjl091Fxlo4mIqVDJIsjkOgAcaD86tJ0r83TpyXUjw04ktoFzHgIoSizwmnTtD6/N5OKWfUV6kpmaVDIFZ4x/RUynQjWXTqB0BVWAPPTivcI1BGgWwcuPT30LKScD21GNbGZC9oK1G1LGTykCdMKsvLUzS9EaD5tDq2nEr3LUDUw11cCu2ABinLU2XfkRZLNmrUi6tHMam9ImnykP0NHBGw5g6yaBtASCeKzcxtoxQCXAqUWXIB4GnHU2jiEj9Sf6q8V+c+pIkMLonp/KYKjqWbRtT1TdJJGh8znXeYXwfDgePQ/1qwm3UDxExTrgx9XHJKa9SCoiBOixBGkblZepjMjBkkdY0IJ/qOAeWvLnW81iJZixPA8KsC2qRAGf2+yjoRmLxFwpHSshEKMJBpoZCUMRkZU+X8xJJ8TpzgVND6zOPwozc1YDMUaSB1EjOetmRTIOgxkp1x9LAdMRbRNQCoPj489eAveZcIRcOz8adciSOFNDduBksYyTMQBJJ6VVhLH0pGGqdLmWyiqVJlqqdSvT8wI56jjU2e5axcXbuZDH49Xt+FZm72mpP3NvOcR1gccer5VEl63Ka9KtHIwrwVImSPkqGSXqknkC8h1NKefxI422UhtREHp+NZ6INRY/UTV6Ow+5v0DtNDQx2I27kZsoM7ey8u48VBuClakd89TgxTYS71YmaM1KaevJPDPNJFN6SGJQS9Pf8rTdPNwsFgYqSpAMEnUIIicI4rNdJtuebjZbFNntlthfFq1KHDSTgQcIjPrqvm+Q63TZx+06OEhMR+vi25NklwMwlkbqkiwWSu5G1jFZlCvFBYenoNY44TyMtix+2aDcNwAYFsSMMpGfecZ41h7i9bvk3bdsWjxCzpMnMSSRJ4ZdUVHUfpvHH6UoSq0q/Szku8mPlPWPpbMhI660oYga66ghfHnxbDKQS2J4VTcT2SK8KFxKjxJG8B6JIzICwbQKZIXIBlin6upSADo38Eq+W3WhPuplJUaiZ6fOkexA8MrkAAqRG0enysAT0kI35hyJU+IP28TlR9WYFEt8Thxo7Snl6NYnkRWbXoiKsmujqmsbjpZjoQdHTnwBWGBTFenTjRqTjr9tH5ZJG09ZI5X/pkmbHSynQuSFV4ZZEcMAV89f4jhXEtBpOAoziZEk0JrKwLL9RECdCsVSKlqQSvT6sreo+hBHNtSeXlrwyLaSSDjGFPc1QDwr2ukleaG7jzLBbqussGShs2YrlGRXV47ENupJDYhli6iwdJdOXw4jJF39O5ExxjpjlRpcu2bi3rTlboxBBIIPCCMeNWv7ee9j3JdvBXrUd+/64w8Bjrw43flYZST0o1YyehnoJKubUoiaAyTyKNQSp58Ye49N8vviba+XemSVOeORBBHTOvQuTfyh6p5UAGurubI/LdEmB/jBDe8mrvbG/dXmr/TUO4mw83h5HIRsltK7DuCgwYBlZ6lg0MjAjHwj6pW5+Y45nc+j7ol7FwPjxw+X3V6Zyr+b9s5W3zSxdsN12zrX3YMO7xd/Grldvv3Guye4ZK6Ve4GKx1qQhPos+Jtv3YiHGkPp5dKsfqdA0bodx9vLjE3Ppzd2iW0sV7MfiK9L5b/J/prmK2xb3loXCY0udDT1aXAx99Xb2P7qtv5dIjQztG7X1DfUU70F2CR2YmNVkgeVR+UeB8PMjioeX3NuBqQjvw6Z12W35/ttx+pZZWUjNSGHvGFWz2l7hMPchWE34OuToV5TMV6OQARD+XrbT82hP3anihe2zWW1aSA2XThVtN7ZvHWrjV9v3fbnUzUe71LRvpMvCFVdDGb0fR8nQS6vM6jX0ozqCvPTkNdDxSa1uGyB01q2btlUBeJ6+/wDHtp14vvdgPUEN/NIkjo6Q14JPWmnk1VlhQRsQja6Mxbkqg8vAF02xGI+rq41nbzcC80CJHs9prVh+4l+4TJ2rwN7t32/zsEvcnJ0x9Qajs8OxcTbi/pXsiydXTmplcGlWc9XV/WkAiQB+q9MelbvOdx+43qkcsRoJ/vbPQs5j+8jLLM14x/Kf8kbX0TsTy7lrK3qW8mAz8lCMbrxk3/y1Of1HwjHmFrtcfJ2c3kPXszRvJbt2LEv1N+a/feV0JmkLO+RyDmSWSQlpAWLMTzPH0dyflVnbW/NIAOSgCABwA7B3RFfA/OeZ7je3GKszuzFnJJJYkySTjJJxJPEzThWdYVNu2zfWTussjsiuGcL0rAjySB/TiUdMQUa9Clj4njprdtkTSYKnE9BPtrjxfPmF4i/q6sPjB7o4GmrkctHPXlqoknRfhNST05CrSUpFNdvp2BDiCVSyoerViHbXpA1iv3wrLoJwMiMwcwQe/Gcqs2EcXfNH+YYkdQEcDw7OJzrcJt7/AMhj92F9mbI7Ybe9x2F2hsns1hNs7QwuW2v2c7V0N2b2obMkqLt+Peu7cpgcreyFangq9ShZ/TUxf6hUhX1uuaSaeXivUHq2w3qK5zW5y/Y3d5du+beD+a9u9cLE3n0m9pti+xYsigBCT5JtrpVfV+S8vvPyxNoLl5LSWgikaAyiIWDpxa2pGJmSAWk6ptF27/d095vvq3/nO3fuF94nefZNnIx2LmyO2Pt/y2O9uXbTdOJaJrGY2rZs9sqeG35kc1j6y+rFBfztxrtMOySGSNlbH23Nmu7N72wt7fb3rTSdKargXgy3LhuHDJoAgwRANbIsH90LV0uUM6TkpPFTAmYykweGIqwu3NlbWwl45PE7eofrkvUbG6Mq1rcW7rfUArSXt47itZXdOQkl/wAxltt1Hx4zdxvd9vrjXd7du3if/mOzfAmBkMh1dQq5a21najy7aKFM4xjj1k4n2mpfpGR5OqR25lm+fUsw15M0jEswX/MddNBxVVoWGGPy7KlJPD8ae1AEAPqQD1Ejq01YFSug6gFIUHU/5uLBCDEHHhTYDOa2Geybuht+f/XXabatrAZH3Bbcu4vuhtLt9uzHyW8bvra2cjq7TaHAQxZSnLubPbZztM2rWDMUyWak0U5Kek7rbNlrnLv31lTeFp9F1AGLIGAKXTpmbZMoxjwNBmGAqm1xfONq54UI1K0jEiZXqBwkEZjCtgt9fcDf7Ydz8f7jqGP7e7J2zt/OXcjubesW0tibX7fbUnBnub/x+6MLkcjfq/6bjrxerD1TJ6VbSKV/UdEi8zZ3bdpdugG+mCyhg4aZGslcVfKTJImSRBCOrW7wPLGI6iIxjGfDn+NagsZkdldwakG7tkj9a2RuNXyO1MtkMbNjr+c29K7xYvP2sfbb62hNna0QuNHIBIhn0YAggDcDByl4AN2YgYZA1YtHXbDqTByOXwqRsFRqU0WOvCtfkVdIU6FJJJOhHJgfh5/hxCVgQDgKMjrMmnI0HqjRR1rqSyBT0nUc9WI06Tppy58FbIBknCnk5zhTNzeCrzpKskSSnp6tHXmFIVddCQ2gPnxYUgmFMTTTjPCqm9xu3UN71nFZSSD8g5K+o+XUa6gcz8fjxdRyPBMrVdhJ1HAVF3b3YkuCz8NiKD0f+rjbqPUuhDxEdIbUseRJOoOvEO5Cz1g1JbBmW4fGtq+wnuWMYpV2IrVvXsySlRWq14VUzWbkrhYqtaBfmeRykaLzJ04zAD5hVJYnIZk93XUwHtFaof3Cv3XvaV2f7Z7w7f7V7iVu+G8bef2ttLuHguztyHL4vCbTyuUs2d2bYfub6U2xxu3cuB29cxv01OfITUqlizYlVWijjk2dvyy5ZD7jcxbKCAuDNqYYSoPhwJIDEEmMIkile3VoMtgEljiSP7RnjlJy9tc2HuS/e495PeSTc+I7ZZut7ZNlbpvz3Mzj+0tuzDvzNJJEkFernu6lpI9yrVp00WGOriRiKYhHQ0LczwIuWbTztbYDLgHaGaBgI/IvXIUsD+Y1Hd3N26IJ0p2YYdpzPw7q095TI38net5PKW7uSyOQnks5C/kbc1+9eszMTLYt3bMk1i3O7klndmJJ4p3Ga85e4S1w8SZPtnGoxAwFOlMr9bSxk0xQStG2NtS9IZ5LOLhiSGZ1cMJJLOMlhXqPzF4W8OAuIGQR9eXuy+FW7F2YRgIGVN+9A/qSdfUSzAOG/wArEfIddPEgcwTqCNPjoNsQcxNNdDMxJFJjwSrGJP8A5Z5aOyq2oYgN0agsCQdG8/s4kjV4uFViGGLCguoty6hyJ/y6EDTmPtB05fDgvEcBlTV4yoV6iW15aDX5R8dfA6/7eDdQwwNNiDWPMDl+PMcteeniOY1/9OAXBY4inNZK3SP/AItNdVBKnXX5SQdCf58ODK6TSrMzOp6tdSTqzN5/AaeGgPCwjHKKWMRR+lj7F9vWllSrUUEyXLHypoilmES/mlPloOXMfZxWu3wAAMT1USKCYOAijlmLHwSLVqGaXRl9SzOQrSP1OjLHHzMUZZh1ajqBGvhxIq3FhmiSPdTuFjw5UbgBtQLTsLIssIKRS6IR6bLzWSYt0rICNDrzI6dOfLiw4AExUCjU8A4Uh3KM8bgtHpG56Yukasw1J01OhZuXhpxBAZpBxqUwuFYcoq0BjDGxJJI80nP+nBoIq8Hj09TkOxIGoUga+PDBDr0niKYkR20p0cgRpCI1CBJTK6BVaQqvUokHQxbpZeZ08CTy4A21tnPxUJGEjE0adirpPCCoDiVGDxt1DRXDfIH+VtR5+WnxBtW1d1xIMVGok5QTQ1k9VmHo0CyyR2Edel16eollClgQpfTkDqoGngeJQ7tbkLiB3dPtpAMAROM0NkrkVyWrahLgGRYyCvSztG+mhCk9LMW1JB58AMLel8Tn3caTXCfCRwotk5XhvCeM9TOdSCdUdDyMQBPSRqx1IADE+Z14kKLcUN2UyAAQcehrGOXqhkqBWX13J6AywL1SOWKrp0gjXyA5aeB4jU21eeFGnmNgo8PXSHZililCO6FVLBZImDJoNVb5lLEgjx0PIcK4APp6qPAYUWClTrr0nx6vzKQef5dSdfw04FVLZ0PZWcHQJAJeoo2o6oz4k6EMpI/y/A8yD5Hh0UgyMG7aeRR0xTp0GOQsOfTzRwoDELqVPNmPMa/HlrwaEJPl/UajJAwasGnnTVGZ9CV/MAQQBz8yAOrkP48uILiT4iIaalUxgKHSzJ0oFdVCg8wvPVj1E9fUpLDq/hp8OJbdhdMnrFRsAW7aHS1aboDO8i9PWUjUDpBYgHqjA9Inl16eGuvLkOGtW4ukjPp+NCwAAgQtCmxbk6P6r9Wp1IAeRgGYN1NITGnIfMSPEc9Bw120Zx66RZZmJavTEI4/XtSNJ4hUVlZQeR0Y66ANodeRA5c+fEiW5EcKTNq+k/hQ9OvYur6spix+MGifUDpBl0cD01ZSJJGPmoB5nly5cMLej9TVgOBpj4V0rixqVMRHk7SRY7b1WWhTf1IRbtD0bNlljd3MUMn9GJQyHp9QknUDoGvFO/cVrgGkFzSCvEEHLj06zRmSEkqGbUKWiYJIrOG6DIOklXPPoC9QTQaDjAMon+KK3oBbsFDLWUKqEysyMik853dus6RdRWZwfl+bQL6mvjy4G0Zac2ij8GGqOnuo4sJEb9YJUSySa9Mzs2qSlkJ6pfmj6NebDqHMnlw9wA3ACRJFEkQSfpo7HRjZGk9QzF2bVmLDQBUkRfTV3VAAgJHUNB4HnwBdy4UCQPlxomU6QZ8NGVhhWJppBECgb02SMMFl0dBK7K6D/MNG9RmXX5tAOYv4n0KTBowilSxz4UJVrx9MhR1WJ000ideqYKBIyp6cXohnHUG0kOig8wefEK/X4gdQokUAaRiKP19PljmjjkhkglSVoWDxNC49MK4IigbqhYquvqdLdWo058SMDGqTqBw4dOvuoVOJRwCD7qgLfe0VwTR3aB/+0WZ5oK8J9eSasI4xO8LTvGIrSIzE9SMQo5Hw57+zv3L3geS4GJ6dtYm5sCxckf5bHDvqynY2rMvbpHmkZI8heycVSI9PS6i/haMhbqZWVSuYkYHQglNR4ca94agpJAYD3ziO/wCn41UxLR2fCZpbGEc35FIZo7FevJXsEgyO65GvE9foHLrVHLHy8SdeKdu25Yi4IBBw9hPx4TUrLpt6pnp/Sow3T21ibWzjlhqWJa/9SsUAoXoPUl6YbEYTqhlIHKVANDpqDyPEy/RC4iTPYesdh6RVUKwJmI4VCd6pdxdwVb8EkFuqCUV9QtuqOr1OljEkdiLU/I6+I8RqSOJbY1gsxw6YUzp1ZGvDW9aMSKxCkshZeomKUdeqTB+sekek8/M+A+COAgYD7KhB04PnSU9aWo/VXX8wd2SYsFdU6SyqArBXRm568vu8xhwIU+6rSuIAPGjENsyao07opjWLpaUwlXDL1MwUqXRHXVV1DfDTiK+rQGYfqTw6Z+yp1KKYEx0+VKC2IiCYY5Z3JJYgO5DjTTQlV6FViupHIcjoTz4jGJ0iIipGwGOVGpHmChHh6UPUR9RKiRFDNqQsNdPqpgVYaIekdQPj83CVW8wnUJA4d3zqEoH6wIoVUmjCfnXrBXrkhCJ0q/UEiqIBL8ilR8/QDr8xJHCXzCpjMGenTuokVRguf9PnSitPoBYhntyKSk00kY1+UksR8hQaA9RUaeA1Oo4JLyhY9/Z2/b20zkricTRs1qsNfquBZVIJVJIFl9ZlJ16UkUuwYcyunifAa8DbIIIAGJzNDqJg4xX2LSeDIVp8bLdxMxkrw0o8Pk7GGlM0sqRJJNYjnh9CsZn6CznkSNSBrodqybzGwqhrhPGOPw9+FWLW+3OxHn7W7ctEDEqxUx26TlV9tlZLvj2+zNKjlO7G4PqhRsT/AOl8jkpr0lq3M8WOoxVp76TwpjaFm1HLKsLGR+hWDyRuTxv7X0Fsb5B3y2yRMqpImR/cpBMRjh7aq3P5f9UcqUrst3fJMQbkPlhEOGjhxxzq4OH7t96z9CuJ3fVvVZDkVsixVr/WNRxWOnmtymUvXRGNiMLroQNQF1BHTOf4u5M4YFLgwwCuYk9eoE8QO2ltv/JH12hCPc291VIkvbgwOrQV4g91LGO9+26dg4vN4tdpUsjvhqdeTGZ7LZqymGxrZKhBfqZG5tlKYs379ancVhEbYrPLoGLJqvHH77+O9vtt+bLXtNq28FQo1RGQaQM+MTHCca9S5Z/5IXzyPVb5eLnOHQ6bpuEWVY5MbZUuYwOnXpJ4xhWtLcm572fyeU3VuDINk7uQu28o82U6ZrmZytqSWe3kb8moMi/VS9XTzXXRfyjTju+W8otWUS3GnbLgqjKOn3184c659v8AmG6vb7d3Tf5jfcvcdsSzEyfZ2YQMKR6oAjhntPO0ss72K1LRZJ7c8yoj2QjdHpBowYhI5VURD0jUkcdY1tAAqRoUd0cfx+2uYN3zbesmLk5dfX0+FErgyGRtaWFE1OHpdq1ZgYvSEqqVsyBFM7eqCfyBD0MVBPEK/X4yRPA5dPwqs1zVAQSRmczHHqHZ76j/ADuWRHsx13mtEL035o5CvoiYSPDiccxHqfUSJGscjMAyRjQ6ctKG9uDxBTqZRjHHAYT28er21vbDahgjk6Sfpn3ajjkOHWabOys5OuUyFe3OEXJaShTyapdqxktHVg09WN5aMZiDABtY1J1PLjy7nim8ReCRdBM55Hh1YHGvWuUabAFiZtlRB7QM/bUowZnIY+3VyVLIXcXkcVeqZfFZKjZNXJYvI05FsUsjUvQiOaveo2I1eJ9OpW6gQVJHGFYa7s7gv7cnzBP3HvByI4g9VaxCXJttkT7scD39Rrov9lvuix/uM2XPjs/PQo94Nk160e98TXCVYtxY6Qx1q+/sFTJDDHZCw6pegjGlG83TyikiJ3WW3esLvNsT5RgMpzR/7T2GCUPVhmKr+axY27keYPiP7h8iOB76vdTj0KKhYqPm6gxBBOnMrr0henkR4EcQ8QW404We+npUZSo8RouuvSBqy9WpDcygBOnIg6EHiwNGgwKLEZ5Gqud9e3GT3Pl6G4Np7jym1N34uWhbxOcw1y1jcnVtYqZ7GPvY/JUHjyONv4+duuKevIjo4BDcPs97vOX7kbvYO9rcLkykgicDj2g4jIjMVBubCbq3ocAqevjB++mTjO1HfLupksRhu+Hf7uL3V2vRx7YPHYjfm/N3b4qYTFT348pbx2Cq7kzGWrY6C1kY/WfpCdci9Z1IXTV3nMeZ7tdW4vltQUNCokhY06iiqXKwAC2ogACYEVVtbVbb6EULbknMkSTicZxJrbxs3E08HgMHg8ZF6OOwuKpYymq9TenVqQrHGnWdAwXo8dNR4/fm3B4ixxmr2kaQFwX7qkykApRm00+UnQAgciFJJ1LBioHPlxFp04tlSx45U5oVUxas4VVAUqpHIgEADUaAjQ+Xlw4KqukY00GeyiFypYmA6AWiOhUAgMfHUMAQxJ8+XIePw4kBCwcJp541GPcO1trZm1r+9e4e4trbC2ZiFZ8ju3eufw+1NvUERdfTtZ3M2KVBphp8kYZpn06VUnlxPaW7uLmiyrF+oD5/iaZiqiXICdZyrQ57kf3sPa92ks5HDdgNu5X3HbxqepEu4na5sPs7StoZI/VGVvVF3rvKOBkBK0qeOrzDT07pB6uLDW9uGNvcOTHC2QTkTGsyueB0hoqvcvBR+nie2Y+w9xwrQX7pP3KPd/7tYLOE7p918ji+3Ekkhg7SduIjsXtpFH84ijv4LFSGzu2SEadE+bsZKzp/n568Cl9bAYbZBaQiMCSSIIOpjLGQcROiRIUZVVa5dc+JpX4Z4ZYYcMz1mqb7gttSxuF2pC4WHFRy5fKRRn5JdxZuCu06zdB6JXxeKir1BqD0yJNp+c6wO6gjAhZk959giBQD9SXMScu4Uz9QefzAHUHkCNP/AG68x4c+GJDAwcOFHJigmXw0LaLzIIP8dQT8vAMrAg9dNhRsFloE8wr3w6EagBoqxEnRz/ymZQT4+HBwAmonj8qafFhnXwv2RoWf1dUKBnUMzL4c5WHWxU8l8xpyPEZRSdIGNTi6wEGg5Lk0+vqnqPiATogXRgfkUAA/258Otsowg+GhZ5xNBDTn4tzI1HPmRzA5EMPgeHMiWH00GFe/m1BXwIKnTX/NoCfE6aa/fw6gnGlIOBrH5fPqP5iAB5nz6jr5/wABxGTTiONHKdOzfl9CnC87lVJVeQABVS7ueShWb7+HNy1btksYPTCnVWdoGNPPG7fpQ6NOpyF9nVI4w/p1ar9XSNU6JHZ1k5AMGOgB058Zz7l2E8JqbygGBzWla5TisRWI1lErdSR9RJ9CoNVPoxxsixyNFIOotqeZ/Ny04j1KHQgHhR3LJdpVhNSx7Sdqbc357hO3uz977Fz/AHF2Fkcs+W3ttrbuPzE+YyGEweNyFmcT39vxPn8Nt6pkI1fIy03gY1+rrkACsjeo9ze2nJHvba4tndsAEYxxOOkHDUQMMD15SK6L0JyzZ819VbbYczs3b+wJYuiTJCqSNRXELMaiIw4jOuqvD7H/AGyd1vsraM/s09vGUTKyywXxitrZPDZjC4jHopmu5TPbazOKy0jzOfp0ltWZJ3nbUkkcePW+a88sTcubm8S2c3Ce+ATAjsiK+r7noT+Pt7G222y24JGBCAEYZswxOPWcakfN/tD/ALTndaMxYntZ3H7TS3vWVcv2k7ybp1pOyORIcN3KHcTGN0MNQgjRT09Pw4v7f1Xzy1dwvGP8SqR8lP8A6q53nP8AEHpNbGu3aC3V4o7qT7yy/wDpnLqqjHeD/wAaXPwVMtm/ax7mdo9y6bdV3C9v+82Jk7cbvlhiDGPFw7xwk+d2Zksm/T0rNbr4mq7HR/RGrDsdl6zZgP31pWJw1WzB/wCFj8iTXj3Mv4r0sz8t3LiDgt1cI6taZmciVUdnGudXvD7Zu7nY3ee4O3vcfZm4tk752rdaruLam48bNjsvjXXVoLDohmrW8fZhYSwXazzU7cTh4ZHQhj2e33W33aC7YYNbI6YcDXmW+5fv+V3v22/tNbvDr4jrU5MO1SRUGRfVV5GikQq6sQ0EqlSOstHJqOoFDop6dOQ8z4cSu2gQs6qqoJ8USKuP2s9qeJ7t7bhv7V9wHZfDb4azPJS7Yb4yl3CZ6WCRj6K1cnVW3VtTuBoVaFRqR82p0Fjb69xaJZ9LZAQcY7eA7YqsfMGKIDjxaMOvIzTT7gezrv8Adrj15zaEV6hGXkS9gbjZaDUczNWVq9aedWA+UorDXxPMcWRy/c3WK29N1wswhk+0QD21Wbdorfqq6Nl4hA9/Ttqt+Wjs4+5+m3oHSxRfokgsQyV5YdPn9P0JAjroG8NOfENtLnlkMSpnEZGra6CQZkDqx7a+v3K7Vlr144G6tNZDECVQsWT05AFKsRprzBHgRyHAWwltWGbddX715PK8u2B30gl2UhZVIU6kE8/HzGgJ4diWAwwqiBP01khQaJ8zqfhpqmhB/KT8q+fLnr9nCttDADjTMoGNfGJNdEbUsNWDDoHUwPh1HQaeR5cuH+okH2UykxJoWIzxkL0cjqFHIgnXUdJYcyXPIjgEtsvjHVRMmqhFlSQky15dR+ZoioPPXUhZdUBPgeWoPh46cR3LhI0j6qQWMZ6dPvr0RwEqFMy8tR6lfpIH+bVVdQ35dAPH4+PEiEm2B+bsxpifERwo5BHTZ/6tqRYl6efpmDoGoLnUoej5mJ8T4fxFfMClrf8Amjh10vEWAIGnroyb9OEenFDLcmYKgZmk6+hQAGVVaNYuXiR589eEdbLrfBqFrWogg40YrVZsoOuSOCKuvU5kkmMdGIKSxksTkobQVQR0oVTQc3J4YsVs61kkcBx6e2iChTAGNCz57H0H0oBMrdjMirkbUTRUoVZQpWlUUISp05EhV08Q54jBN21jInMUZX9UNOVG8Tva4M9UvWj6Ymir0bxi6liBhdvpb0cTOVjkgZtXPgRqdOfEN2yNHhmVxFGXkycMKksR+m6RFWDM3T0qyqD/AFPTXUylIvUjdW10DqNeZ5cYcq9vW5E8K1Dhc0QRBpSEcYfmIgsmnQoBjUxqspXpaQhZioGo0jbQa6HUgcQquHhwEY1JoXXLECD93Q0ohOhYkVQ0bqzIfRi6NZQGj1mYEOIkHLSIsOoka8+KrqDiJkVMWAXIRQqCNh85ZG16ZGllXToTq6gxnBYELqdVjI15qo5cTLd0ENmp99CRbIlSfZWbsCj6uzknp6gpL8hrF6QtKSy6sS3RGo056EnQFdKs3mKCGpxqAAmhjAXVAYlhGi9ZPqKzho5IwOgn1ZQJY+oDpjRh5HyAXNB8w/UalAlTGEVnESYlCiJRJC4QAJ6pVEcOqSzSmfVk+bToQHXXkOQJiGEr9QqNYDBZmi+UxmPylWWjlvqY6tiRZXmoRQx3VQdRY0xZM8schPIlkCSDUH5TxKu8vbZRetfWBkfuwqrudut8aGymR092VKG3cxnNpUsVicbiZMpjaMt2rChSpaszxLVFi1IfT9aSOZag6kK1z0yatz6VHG5t+aWSouXcCQAfl09lVX5fuFJKLqUTl7z29IzqRNsbhx+8rH0WKxt2jlYI55a9BjTihyFpZUWSvi4sjZo3vrZLUzutSBZ3jryuFT/pl9e6l6zfYusFgcZOY+/AZdXdVHyr9p4YHRGUd32/Cj9p6dx7VeIWo7GOYw3qWSo2MZl8fPJ6siR5DHXY4MhUYpFoGlj0JDdDN0ni5btMfGwGhu33/aSONDc0EjSSTMRxyphbp2bQz1CaC3GpkX+vFIvU01Z2Q9LQyIS4AcqCBy0Pza8VGiRpI+wxnT+VJMHrqs8+Ou7fyEuNup1PGnUjx9YFqlqTGBoNGlg6WZAdVcBl/wDbxKhV/qwbKoLwyKgFR7xRx6wdIy3R0iISxyo6iBg7iJTqRqp+Ys+vPQj4E8GqhLhBOfDp3dJqINPiOCikSfGsZvXq/wBKdCVkXTRWSJVLMT1Hp1DeJ8Pu5cDdBP6Z6qmF5SZjw1nXInBiaxad00T0vXiCqyOG0Vl1eZGXQDTxGh5+HESWlIJYQTUhunEDEkdMKW4K/pEMlCZC7HWSZxXRtX5iT00SbRtCRqTqDqSeXAHSreAyoz/CnUFB5j4E0owV5kVJEgqiT0yvU6+sOpdG6QXkEkxbl4DTUjU6jXgWcSZB0k9OypLTqwiCDRxEvL1r9PilUs7TWZYljYIy/O4dnZGbpQE8mXlpoeAW3ZvAjxDq6dJpzIOEEULBWSy0UsKT252ZVSexBKwkkKMNIKyxie1I2oKr+UHTlxLY2pLeUgJYmMJz4Corroqa7jabQzJgDvk5fCrGYLstYxuL+u3QqnM31da2KmavNPVm9GK5IcgGf01sVce6ySqAY4TpX5SudO65fyJLCBtxH7p8lzgA8T19fVXA829RG9uG2+xx2aHxP/cez/D8+yrGbM7W5Z8A28txw7iTC4rDNjauXuWp8jXy6YxYauLtrA4rSVMVM1ZBUWQhbEuk4ADhB1VnaCyvmT+oSMDEzjOPt91cXd3JvOSJKBc+GUjD3DqmrD9vcCJ9ubjzkkqwy4jba7ZqCZxFA25s09MSGR5lVV+mSSBJSjMobq5A8a9swyL/AO2WBPdjMdlYzXHFm7dQDzgpgcNWQnuJA6s6C3t2Cj3nBkIMff2rFmY7Ry+33utYvrmsNUebAW6MVwtSiqRX2qQ2aQ9UwgxvopZzxm7vZ7TmN6WT9RGxMRqw7MTAHGr+23m82dn9N/CROkEZcQJ7cYGeU1H+P9mh3Jt2XcLWMxs7P4Xd+Q2Zl8bdxlzN7fXIQYyjnMHloBcQyVcZfxl6MxzO89YFlbpAXXh73L9sGtvb+jGROEgwYxmfb7Kitcxv6XEZniD7MYMA9x9wotlfZTvTGVbP0m5MVctMyn/7jVPqWHYRuS9uvdkjkg9PTSSNXBV9OXB3Nm7W4sgZZ4j4R19tQpuzbva3ljxHTh7Mahzc3tf7xVMddgw77evC1NIJ7LXJaskL1wUmhaOOG9ERHEda4VlDCbUqDqOMzd8u3PlQpl444YcY6/b1VubTmG1W/quI2gzkJ9hxEezrqFp/bV3Txkqz28ZjvpYnaKqa+V9TqYgWLNu28tWNnt3TqAvSzBR8QQcobLcyVcCBkJnDrPTCtm5zKxcRTaJBIxJEdyjuGPDGo4znYjuNi8umSxWLousk6XYkkyUMMlKzHMrfTTGwipLHN0F1dGcBCQVHGDvOQbzcO62gGBBwBxEjLHq+OFdJy31TsbW2X9yXV1MfTMxxwpfubP3VCwd8aqsyrK2lilasxdXWZYmRpOlpHcklkDIOXkdOOOuekufK4CWS4P8Aay9mBkjH8ccq6ZPWXp8iLl8I2QDBpPaIUyPdSvsbeHcrslvTb/dHZ8drC57algy1LnRHcxduvOBDksRmoop2F3BZmFjBaid1QK50IYAi1t+Uc45QzHe7dxs2weYxB6iJ0niGGRAqQc+5LzAgbLc2zucWWJGI7CBI4EdtdS3tt7+bJ9x/bDE9yNlulaWTpxu8Nry2Vnymy91xRiS7gr3g8lGbT16Fojpt1GBHzLIqvvNl+zYQWewxJRoiR28AwnEe3Iitbbbld3Z822RIMMBwP3dXXViZbf08TNyDaMXLKvSo0UgKp1WM/dp8vwOoGfpOc+GpWBwMzUI7szX/AFJAcDQEllBHUCw8CQpOmn38tOLe3thgGjCguOQYHVS32+zbtkI+pyV5BW0lZQdU5MrSP0kxr4qBz5cXvLXBuNRLcbEAiBV/dp3msVIWJHWyJp4MPmBJP+ZF6lHiD8348Z9//MKISRUy6ok/TwqTaDHwTpBKgADmh/NybXyOv2acI6TbHmTgaI6iajPvh7nPb17W8A+5PcH3d2h2yrmB7VLD5m9Jc3hnkUEqNtbExUd7dWbdypAaGq0Gv55F8RLZ2e43C+baGnbj87EKgBMfUc8eCyeyo3uKiy0z1DM9wzrnz90n/kXzmS9tv2a9pIqKq0sCd3u99SLJZFmAcG5tvtbirz4qkQujQy5a9f11HXUBBHFmNlYEvN+7IjNU4gz+duBGKYcKrtu2I/TWO/H3cPmPt52++3uX79+5rcj7v7992N490820zGj/AKjy0s2IwYk5Gvt7bVU1tt7bqaclioVIE0PhwO6v3rxW3IFoAeEAKuEwYAAkScTjGZPGAEmWfFzxP2dXcMKgZpgxDkDl0+emqgHxAA11PMeHj9vENsoqENlS4QKGq+hJcprKrembdVZw2hEkYsIZAF6lI6ogdfu56ajhAE4A4dVJgAuNYXrBuXb15uom5asXGBKlgbE8kqBySyjm4HL8OfCkMfHMk0ggRAFyAotqNARy+VgASOfgR0AAEanXXy5ePDgAmBjApEQK9grz27ENSvG81izOletEvP1p5XSJFA005toNfDl48BqIMRnSOAngKP5d6wsinSZZaeOC0606FdLTx9Rt3gw5ut62zPGWHUIeheXSODngcaYA/VxpI0HPwI0Pj4Dn/k1J5kD8SeGxUycAaKsCRrrrp46cgPEnxH2a8OYJpq+JIB/NryGv2ctND93jw7ALI4UqzUSSnpRSzePSg5Dx1JIGgUc/sHABSACcqeRThx+GjnYPdkdFXpYrGvUGQydB/qKxB6mOg08fEa6cBuGbRgPD19Ptp7YDmCYNPmvEkaJCix0a7yj/AJMYV7AT+m0YZAzJ1qAetTr06liPHjPKkQSNR4VponVAw6fbQ6SD0gr6KhkIihjYo0jL80rTNEE1ViQG10GoAJblwDadQKwCc6Bl0iSeNfSs80hWwv1DswkWNInkhTRdWhnTo6n+Zfl5DnqAunPh/DqCLg00SgZjAU6OzXeLPdgO8uxe5+3s5m8M+JynTuCXbSY0ZaXbOSkjpbnxmNiysVzGvLbxXWIlsKQJel9VOjCPmmxTmmxbaMAxAlSeDDI/Z99afprn13036htc3su621eLgUKSbZMOo1SMV7u+uk3Fb4x1ZNld7Nv5C1lO03dDAQWcxf3hvjaOXlxM16ZLVKS7jsXSxdrE5OWW8zTRLYyJg62VzG0bgeZbvZFrNzwnzLbQQcIIwOHsr685fzG2L9nmu2Ytyrc2w2owYnEHDKJgyT1QK2S9q7OzdwGlar5G3UtiOIrNXyc00cqORoZYi+krqhAU+Y0J5aac7IU/qDw459OFdJv7T3rfm7Yh1PAYd3Cr8bZ3RXwVKrLZuvZx9ZVR/UgZpk6WUepI0RYsT0jVgWGo1+HF604CjJrfd7vtrjL2xuPcYKNN05Yjp7Kh73SdqfbN7wtq18L3HwlazuvDU2r7d3bFUiTP4sMHZcemR/pXJcd9QSyIGVo2OqaEnjZ2nM7+0IO3ZkYdWI7o4z+NY279N299abbcytW721acGGKzmVOanrg8PbXJ77tv21NydtchlM921uRbugoSWrFavYCx5OzAILEZgqWyEMk/oyFRFOpZ3Gvq9Y46rYeqFvXfL36wSR4lnDLMfGRHVFeaeof4m3OxT95yNy9qJ0PniODdfAAiDnqrTnksAmLWSQ1ngr2A9G1FPWdcjhc3Q0W3jJ+sGavYryR9Y6gGPiOXHcWzZ3AF1TqwzBwivErlm9t7jWLylLqmCCIIjv8AlU07F9wHevtnXSptrf8Afu4YP6c21d3abm25Ih6AqfQZVrM9NWYsusTxlR4EnU8HY3W4Ri9sHwjP8c/j8KiueWVxgk5/0P206N495+23dzGtW7k9u5NmbiCMYt3bIf8AUsUth1bSa9hLTjJ0ozJHzEUsvToR0HyJtxc3Pif65zjh3iThjwPfQDbpbOqyO8Dj7Kqnmdu3cXLYmpzw57ExMzJl8YzWa/07EMjXI1VbWMlI8UnSIg+Go4OAg0qZPZ2VLcRrZC3AVbqPbSAs0UgUP/m1U6eAYkEEHxBUfeDxCpJaCaQAAwzrxogGHpSAnQcmASRSwYkMAWVtV005+f38EWOSDKgBkwc69dZQOl4pFOniY+Wg8CrfOOrU+R+zhg+s6pxoojKvhJIh5B9ApJPSxbQDVmOmoA8Tr4acSKXAOrIZUicO2suuRjySY6atqwKDp05k6jQc/Pw+znxAWJOIkfbTMOBwr0wTAKXZkDqCGGvVoR+XXw56DxOvnxYUnTlhQEhDhRmKIE+nGrO8inQ6azyAjqXo9QtEihV1J18NCAdDpGX0ZcalQ6h2UpdGPx6RPeUStJp00Y+sJK3JhJZlYEyrEW8TyBPJOImJuHSwheumAEkzhRHJWbNueOKxYgesqJMteozCvBGWYhXBjj9SYKeZIJGvl4cNAtJ5Y+o0eeIypGkYdbkLoAdNEXoI6QF0KkAgnp+HnwRDKuBpGDWHWQrEHqBAH3c+Q8DofPhlY6SDjTRxFWarxSrOnV1o7Mv5WjRtUGoBDCaXp0HMH5dSBrxyqgaJzUVtBi5g4mj56PUZX60Z1kJ6CsUraEH1DHUjmtSRhkB8Yx1HTw10Z2IXWhkDh06YU+jW/iyn7qNvMi6azHqMihG63EhHQ3TGsMKNbfpVdD8yg/8AxHiK0VJIAx6+nsqa4AijqowwkVB1IVYeqvoxO8AZiyyEGKIPM0gWQdR6ufIE/BW0WYQ59dIlVQEihupIyqoOnqSSSLRJIywkYD0n+nka0/UTr85EnLQ6LwbG4rA5njQ+FxIgLRioYdGjESo3TJ16IkKxFF1XrRWe2Tz0JeQH5h0jx0RskmCYP2Udsa0IjHKg4CYpEEqxsnXosJeOBOsxOOpIR6zzdCtorOUGg5jy4jNoENDEGPfT2wqnHGKFZUUz6GV2YnqU61436BGWmggpNJYkjlB6Q7uo6tNRoNOFaGtAh+rt6e2hZUtuWH0np07qUMfCZ9w4mKORYHF2+Il6V9ZdcFk2WVI4GJaXqhACuxBPhpoRwQRF213zQTlH/EJ+FauwYXLpVcwD7aT+5O0L+Rx7ZHHVw1yCuk9SeNV+oWwty79YtZZFV+klASupbmNdTpxW5deba7oSf0Z9kcKPmu1F+xrUDUIk4Z1F+3O+2aiWhjN61l3RQx0foY/IWZp6u6MJEGRenDbmhV8vTjQINYJWnqMyANCRy47+3uSFM/S4jsjuy/rXDG2C3U05/ZU94HdOIzlaSfCZE5usajBo3rfS7nxvqIJXbI4KhE8eWgran/qsYrSekTrUXpGoXPLlVMBS0mMvjlPunqqIW3tkk+IEYf0Hvwpu7v2rDujDfU02hjydQSzYu5BajlgkMZGkD2IWljlT5AFbqJDeOgJ4iUfrG4uIn30LLqtkk48R06GoDtzX6VZY8hj7ePKzM1lrtO3LGs3UFlaL0o1iWMrozt6pB6/ykE62DGDr2d/TPh11Xtqo8OYmaImtYnXWR1ZQilxM/XISE1RhUrrFWUTRPqrt6o0Yg+HIS5JJ7aciTAAFEJq6UyLE0UtiLrTVvUgEkDrr1CVCjRPCQNA6kcx9oPEynUCuZIw+Aokg+H8wpwUsiiAiGHIWOlAVWzNWlkT5V6WDtOdA7HT/ADHQfHiqlqDpcwenQVb0yZY49IpYFm6tdppHpYyGMSBWljaZlVhoiCa1LDXj69fFQ3zeOvCYySoHh+6l4QIBxqTdndpd47zlguV8c9HEJELkm5tzi3idvU6zD+nZgaSqJbhIj/pJUhkLHQf5gTe2PJeY70+bZTTYH5nkD/d4tl+WfZWNvudcv2ON65N3HwrBOA48FznGJ4TVv+2/azaezEx93KFreSW1NYsZyNKsuTpsyIa17F4eZtKmJpmUI0Yd55ZZWk+dI1B9I5VyPZct0XAA28jFyDMnMATC9nHrNeZ8459u+cC4tyV2AaQikRhkWMSe7AHCBAmpdyXdDtV2w3Bu3c29O29nuDcq7Qp4nt32mtzWa+Fh3VczlQYyXceUmoWqkOCixtSxYam3VnMjfs9ditXSFpeD5g7I+pZW4r4kYHSOAPEmRnkATxip+Wfsrqlb6g7cqBpzIJ/MR1AAnPUWIECpo3nuiDd238Pt7Ylea9b7uxbM3ZtbFKTaaOnmsHRzCYnI/TdCCtStWwtxyIlWPHzyIOlgz7K6biDQQVTM+2R7xBHeBxw5rdrcs37ltPCGfDsEZHr4z3GOBqSMz27n2jW7e9uoZP1MTbjwkWdvx9Ndrmdt17W5rmRlZfWrykQUElLP6ZVZgqg9OnFq2POWFkTMezA4ZxJx7u2qb2ktFbf12wQWyxP1CeE4A+2Kl67t/F29+43buNrTQ4zGQYbDQ1oZKk0MVDF/WTSvFN9YWYWgY5CuvzM5IDHittAzXmkfqY/dJqS/5SL5aTpJAHZ8eMfdUk4ebF3KG4L6Vr1KpubuFurLQSSVjLSNLApT2FiJYzPJAFpV0wvV/lj1cuwOvKXTcCLbIyBwPaZOXXmOPdSXyQ0zxxPDAaezAH2Uv1a2GFGvSpZae4kiyCNLYlgMEbswREhgkZZI2PKEKrdI1JPM8K5riXERnHzx+NIpbMeS0nieAHTKor3DiKtiR6tTUzPNNYm+opSREAPHXkqQpOkiOgZAAXXqfmoA0517ii5b1Wpmf6ZVJbDKwEktHQY9D7Kr/uXbbw1ZIkx1GUuZJfSlaCWypk6owjI0VXXpjA8NTpzK6DXiqo0PDgnt6dO2p3ZlXSQJ6unZ+NQlmtvwaO0tRHJEUPTRlZvTf+r1ggNY+nki69NOlyNNSdOZLQgcFTiev2fdRrcu+WdQlBgI68fdnUQX8LjWmf0pLcbNrp9U6Ixk6SNFXpVWXqfwbQ9X38hVHXUSqkDqpwbLkKC09pzpp39uUWh6ehJoGjkEpniV4nXTpkjkhjgkQNIvyEN56eB5cObBuo63gCpER2Ub3EsBGsyGXI9R7MM8aQeyndjefs/7u1t+7UWxuDY+fCYze2y0nigo7o24s5abHdbs619y4NpzaxFpkV0dehv6Ukqt5/vuXHllw7a4pbl13FT/AGMBhHURxGTDDu9H5Bz391bF9SP3AgXFn6l6/u6u6ul7bG+9r9zNi7d7gbDzUef2duzGfq2CysCtAbERZobVTIVGZpKOXxduJ69yu+sleyjow1GvHHbqzd2942bwi6AMsQQciCMwRiK9DS7be0u4tEGy4wPHt9oOBHXUQbtM4sO6KzL1a9agku7DqDBh8p5aHn5eY4ubGcJwg5HhVe68yRTs7cfUWb1eskNl5p5lVikfqSSBQOhYowGZpOZH5W8zz407llCNVnFgPuqpbYzpadRNPrvJ+4F7T/aXjp6ndXufRyG9KkDGDtd2/jTeO/ZZo4i0FXI06FhMTtt7BXp6srbp9J5hGA0NZ9o8670W1I4nEkZwueHXgO2rzOioJPijIZnp21of9zP7+HuP7lJkdte3LAYz25bSmWeGPclaWLd/dq7VIcBjuXI00w22HkhY6nF0ksRN+WydNeGa7t9sNO3TWZ+t4PdCYqPaX+2oW3F1jCjSOzH4/cB860fbn3vuzfOdyO5977lzu8N0ZmdrGV3HujLXs9nslOzktLey+TntX7J1Y/ncgeHhxW3G5u7oTdYkDKcYxJgdQkkgDAcKhQeWZFIXWuo1PRoAORLMpAALEctdeenPnxBAzNOI4V65J15hgQCQOoAHQMwI5lWbUc/DiTwyMCBSIMyKLkE6EcwSOXNiOk89SQDzA8fMc/HhwA0jgKRiJozVKpbrt1fKLMba+A1LKoILH5dTz18RwwIBNNwwyouR6eoZGVkLLIDoGDIxRl6dQykNrrqBwJBBBJGk1INJEUdx+NyGXv1cViKFvKZS27JUx+Mge9dndFaUrDBVSSST04Y2ZiBoqqWPLU8GGRSIOfSKAme6nPPDjdp0bKG9Wy277kL0wuNnitYnaVOwnRbAyERevltx24mMI+mL1aMTM3qSWHArGIWbjGbhy7Bx9vwHHgKjBdmwEWx8fuHxPzY40OinXkAAGBHSNGJ8RyAb7jz4icqBqXOpB1VgQ48ASGHhp5Eg6eQ05Dx4GdRwp6D0BA0GmvLQnX7h48yeJBguNI0qQYixIR6w9IciYyCJwCA2rIR/RQ6/5tCfIHgGuKJ4mgJjDjRyOOStGpjWNUkrsjhI1dyTJJXmRmcnqdWj6tfFR4dPLSa2y3EWBQl4JHGj1aQUpDIqAhlCoSFEQfQurTJzYSq2viR1fDlxOQly0bTYNxPXQSV8Y6dMaclaczIkhii9URNrZmeIaEOVJgUr6WnSAQGUaDlz11GHdsvaDYyk9JrTtX/N8BGMdIo6k3qKeaiF0BmsMQ87MxCh0OiyjQqCSCdBp0jy4hdNIw+upmIBhsR1V8G6R1KrQVyrdasJJ55dVfqVlTSZi408G6tSNdNDwgmAJHiNOxw1Rh8qY+4FlM9dTAYiK69IHp9fUzHq6/TDBSwI6RqenmPjxo2lC24UnXnFULohz1VJfZrvhv3sHuytu/ZcuLslsZkcTNg9zYxc/tfIYrLeiclRs4u1MortYkrJ1ywPDOCpAYqWVq+95Vt9/a8q+IJMgjA9XccMIIIrd5B6o5p6e3Pn7BwU0lTbeWtkHE4SIxAOpSDPZIOyDsb+63m+30wo722IkWBDyS4//QVySWLFxsdTVhxO47bsKSNqY1W9/TX5FXQADiuaeh7l3x7C6AZxD5Ed4Hw0+2vZPTX83WtoTt+d7RhYjwtZOqOzQ5Bg/wC3I6q2J7b/AHtuzUNSCK+/cDGzNGgeGbakrSAqB84NHIXoyvxA1B18+MJfR/O0fSEtt1EPn7CAa7Zf5h9BblQ143UPHVaafbo1D3GnNb/eT9vuZikJyucisaHSSbZ25Y5V6V6dBFFQeH0mWMM66/MdddCAeLA9MeoUcM9qU7GX76Zf5P8A4+Y/o7oq0ZG3dif+CZ9tQzur9yrsb3GnkEm5zUlbqRps1gM9iomiBBVZ7k1AV1kjJ6hI5AYahjrwTenubofMFtj14qT19fuqm38l+lt0Tt7e5tquQBDgR7V/CtN3uU3H28yvdi1mtqZvC5La2/KEAzy4m5FajxO4aEklaHPaRErE08MkZPIa6Sanw47f0/d3drbPb3dp0dDAkESCAR3xj8K8K/kBuXbvm677l12263U8QUgwy4Th1iM+rM1XPIrNjJ58bcjKyRKkXqdLILddAFisRkl1LSBQSCfHn58dLbZ/LLCJPDpj07K4J7aqdIyoCSaM9X5vSkRVlU9KdJl6OsJopk6JCA45kDXx4FCZBPTOpFOkeHGl7BWYpJDE0AtW6TM0QhkerkTXiPTLJjLkRjnkMcfMw66dI1XQ6g526QqfMtkyerp8K7z0/e2fMrH7fdIrXFHGJ7x1x+NK9namPzUIuwGO7DMCVu9ApZFZQCrLLdqxhXkjI1b6ivO51/NxCm5cIA+J6/dWjufRuz3KncbK4VGnLMT19ndFMLI7PvUOmSGZSvVokF9EqOx69A0VwM2OlHzadTyQvz/Lxobe6GYFvd9k/wBK4zfcg32xOsjUvWM6blsX6EqxWqc1KT/IJFkjVl6teqJyemZW05MpK6eHBnSj61BE9O73ViMpDY4MKyrSWrTCOORerQdImmirg6asQrylIx0hT9+nLgy0+FfbNTWdtc3D6VIB4Yx86W/0SyqrLfyNWqrHUL1SXJdI4mL9IiCVwBEfmHqfAa+XFL9y3+XbBMT7a2V5A6oH3NxFBE9Z+6k6WCu0ipWlsTEoG9SwEQKGA6WFeF3VJGHzKhZukaFhz04uK94p+oAFzrJ3FvbI8bdiQOJwn2UNNaixPRGkYtWX9OWWOZpQmmvWfWeF0lLMvmrqwJ115cQ6hcIdYC8PlUAhRgZpFvW0uN1wQ2YkUufTltNdVDIS0hSSSGOUK7cz1l2+J4mwAjjQxJkUBEzohkYdQJQDq1Kt0MpCORp1AdP5TqOXhwAIP1Uj2ULkLsuRtSXZ1iEsoHqekgjV2UdJdlQBOtvEkAD7Bw+lFQKk05JOJFE9NDzGmhOoB108QAQeeg4QBDQKWFWWhmIYy/IjHWPpLP0zMSVKsiELIGCH7gRp4E8cq0W009Z6fOt3VOUQOn30chIeSSEydAMgUqr+gBGWj6vWr1fUmMyAjQO66AknTXg9LCyTpEUywWzx6dONKPrRuQiIJQPTTrgdy8TS6nrkhr6SSMso1+dgq+AA0511XSAciRRsZOONCesZY1VjqgATUPMkJSNEZWanXQySERnTTqIDHnz4kTSh8I8U0nDAaDkflX2teOJEEfSegqscgMQVWkUlVWqzyOAdRoxDOv5tBwD6wwJwEUywF8uJ0mjEdlYy6FVikeOOMQmOCL5AhLoK6v8A8oliSeotodPEjgglwtieONTo6rbgDhXscio8AcdKSlV1ll+nV1LaLGIIgJCY16NPWOuupPLhnfUTwPGolJ1RwmjzvW62gAj6JeqMI8sEIkhTRZB9JTZbEyJ0/naRQxGpGnhD+oPHwqRwgz4dOn20p4uZoMriLSSQxTx5Co8ZeURrErwz1W6hGrTKpisszuxIC+fMniwltH29yf7T75H3xVzl9xV3AgZzT6siO1SvwACSKCMzhJ2QelHPOkhEbgIEjDWwAFJLcieWnGNccqy3CYI6f1rbbS6m2AYNUU3Rgvo7eSnQaLBmsvSkXnrrBddkdl01jDV542BJIYA8+XHdbRy+3tvwKjumJrhd5tdFx2XABj8/tzpu07t/Gyw3KU81aVXVo5ImKlSpJ+VgNVZG8fPnxbdSRqEiaz4wE5VOG2+7rvKEzy+ldm6Yp8vWrxzSXEOgU5el/TjyjaKAZg0VxVJCykaqXRnQ+MasMu7pgY75pXgty2R+bp7ambH5XFbgrw1lmqmS6RXhPq/UY/Ju/Uv01aaRUkZ5CATWsJFOdNFDgBmctbdtTDIZdUfZHV11XTbhbekGGn31Ee6NoWNuST5DEpLJiohpeolnZ8UsnqSMYlQNK2JQrpJHoXrSfMNVBAHVpfy/yNx93QUzLBnqpAj9OaurxJHq7MZI1cBPmj6ivUzLGyBwTrr0kOG00J6ScMLnhnRwquGFvx9Z6fKr+eyvsZ7Ze7C7uk7/AF7ubtbH7Pp18m+4du7+23tra2QhkSSzYxFmtmdnWc7Ry2HrV3msTQ2LFUwjq60OnVW3374WlbZgs+qGwPHKCDh1QesV33pDY+nObLcfnr3LK2vzeYqKwMn8yyCOJE+yrXb0397Iuyqml7Weym1sluSnHHGvdzurdy3cndTz2eqBH7e4/ewyOA/VHkGkd2ChXSNz1w6leoXeS+mOZ7q+Nz6kvOm1kabCMBqGY8xlxAP9oOWZArE9V+vPSnJLbbD0Ftbd7eDUDu7wNzQcj5CuILf4yAB+UGokpZyXcmfsDJPfyeSvdOSWpetvkpsrnLEiR4+S1djjmN56UbREyP6aKf6qoxMKj1+1cW6qpZUDTAUDIAdmQ9ndXzzeR2u3NzunZjcOpmJlnY8ScyfcOMZQ93xGapGKlJj7UOSuwNk23FmYKVKth44XM9e6Y+j0cxa+khi+nnChK0kBAEs69CX1S8g1CCwMYYx84MnuxntrMe9ac4KQImTIHYSOOWcYZZiKam3e3eL3zuKtDPCLW39uXJJRXmstDby+fy1Vmv3cndaKWf8AUcnBRs2MjKnVNDjqsvQA4Batf2up/NfxsqyAcpnvgnEHqJgZGpdtuGS2Rb8Bdo4AsOPCcQpniADxFTn21Vb3cCxkoAcZm7T4/AYbGwStBc2R2zqY6LF7W2/FSiRsaMzldtUq9iz0HWGBoEYxtYk0u7OwbdkA5vJPVqmZOfuw+FUr90bm+blnwqk4E46YwEdoxnqjKTVwNvPUvdxKbZRrart7CZC/dc03tpDn932EoYWtc6A4D0tuYNmCoqsFJYgqeriUbdtbMhwjDhxlu6fupWr6umm4D4T1YCRAPbAFY46ziaOd31uR6uME1G7mYoY5bLwSGrh6RyU04ljSOGAx1hGoIbRwSBroQAXzbdtjBLE595yoGayWmAvZ2AZzHAdMKV8LaXbWzNp1b9eK5HiMFTeTIRr0PTuZBpbOTtZLJtI2PnjjuSPovTHoOeumvFh2QExgFEkk4YCfZ3zUNq1elV0l1yUAEsST7Z7AAKZGY73bOXIPTrzWdwCPVDQ2tXpZVU6QkiKmYRaeMgWaySJOifU6E8c7u/UvKtshBui5cByTxT7Zgx/tV1nLfSXP96V/RNjbnjd8AH+7BYSete2aZO8O5EWCxWK3TujbN3bu1spItNtzvar5WtRnmlSQLmo8VapW8bBJacE2mWzHHqS+gDPxQ5d6r5Zu96Nje8y0bn0FgNJzzIJ09kgd9aXNPRHN9rtf3NlrV5UMsF1aiOwGNUdhnCkXL30llmEdyS2IYwqWibyzQV9DoYGkq2YLURDclLMhQknXkT1D6VSGXw94x78vfXJyC+kklhhjMiPYfce2opuLD60kzSWZtQI16VrykST6GvojVa6zdBVnA1J+JPFe4Co1qBp6T3cPwo7B8ZEEjLpIplTwV1YqyNbSN5BGpp1WGgQnT1oR1sH0YISSVZQNPPiv5kAs/hDdpn3TVhEIf9OTGYIHTu6GmTkRjCZHEcHooyqY2NmAo8sg16oSTGKyMCW1BLcufPXhLeZYg4H8fj7qC5Z8wERqtiJz4/Z2d1MzPYnD5mnJQszV4oriq6sHggmSbqV0tIQnWJVPiiE6j4eVPmO0Xe7Ztu8kEduBGIjPLr7atcv3B5duVv24gHunrnvp/wDtB9zeR9sW98hsjfk1qz2T3jkkn3TDCJLknb3PyiKrV7l4GjFE80mJngjjiz1aFS09RVtqDLX0k85v7V1cbG+Qt5MEZsBjiFJ4KT9M4KTwBNeq8m5kpteYRO2fE9h6x29fEir398Pfp7bu372qe18rP3p3FD1K9bt/LXTakLRs5H6nv7JwDCrXDfnWgmQn0P8Ay9dBxVO0u2JG4wYHECGIz6jAxzxmt5t7slB8QbsH48OFafu9n7h/uT7gvewdC1X7WdvbMlis23e2uYt4nJZSqrMOnM78UTboyMM0bnWKN8fCwfQwgAjihuN9eIbb7WLTHCY1NEREmO/CKdGd1F0jwCCIkHhxz66pLYv7c3jjpsbUpnDbijklt4uKZISMjefVbFD69FU25coAF1mKSGdUbViW452zt+ZbDcnc3n83asYckmQD+Y55cYnCj1IwlRDdO6ogIJbT8oY6gEEEHUqRpoNNGGnHRBg3i/LUQxrHTQt5AHx0BXlyHmAAfv4ZssMqQzo0AVPP5iDoynwDA6eHT1aan48KBogjGjIg16R8oI0LNzI8dAOY5KNNTrz15gD+CbBgBh+NJiNOFYNyWPmfE8+QPUdG5j/h58tft4kYAiEz40OPGvtAq6Mqtr4EtoPA/aBy18/4cCdIEcaLLupWp5uano5x+Fvy+k8Xq5TEwX3RHQxjUTD0ppFVvlkdXdSAQQeAaMiJM9v30AABnH7KWbXcHdc+Fn29DfqYfCXPlyGN23iMLtmLJx/IBFmZMDQoXM3CrJqqXJZ0VuYAPPhAoD4R4j07/jjxo5IWOBNMvRR8pXQ/5eWmq6adWgIHgeWnByVOGIoY4msSFZiAGPL5T5ka8mbUa6kfby4dRJlhxpE4UqY/EWsiwMIWOIv0maZumPUEfkHMzka/lXUannpxG9xFBkYgVKiF8BnTvr4alQVJA8jzFo4FklCpMXOnWsQETCD+pyGmsnTrqfDWq1x7ri2cBj9v3CrSW0t4jFqOvVjkQ+uvoJJpFFGk2szMgdTIZE61LSpyKg/LqSTry4QKqQDif6YY1E1uTP5s6btqk8KoogZWEknoxx9bsEZWEqskYjYqZFVg3JRqdeRHFq3uJItk+HuqrctAAsR0iiKgtNKepxBO3zOdWWFldXU+lGf6wiII5klQ2oGoHFwEcTww6e6oPDOcEUu4+T0lVrCM9l4vWhXrQoK8gXoZyOoa6qWGoboCgEA8hTuITbLDFJ/p3Vb27oDjOqlUukhB63cjTSHr0gimZAZJfU0RnUuunMMwUgajnxmsrricuFXy6kYceNKOKxOTzN6OhgsZczuVMID06ME0xrxhtJJplUenFXRuRLOi6dPWwHEb3ltDVdICnjPw7fcTRWLVzc3PJsKzuBkBMDAT2Dtozv3tpu3almCpuDFAXrVdJobNO3UyFeaNvT1riSlLMsc1ZFLOj9IGhI15Nwez31pzqUwvaIqTd8r3VgAXE8eeYOHs+VRsYpqwlxV+u1e1TsM3pWIykscpXqMcgk0IWVX1XkR8wPMHjXS6tw+YDIIzGVZLK9hitxdLg4g0DPUTpkYM8pHUVCjVQylDzbUfIw5A89PhxIqM3Dw1CbmpxAnr+FI1oFHSH0TEsXWwLa9bvIELvIdAwY9I5E8hy4qhWDTwqVhGEUega4YZblNJJIaix/UpK/q9PWXR2i06JGh5fN4mMNzJHPiV7qrClszSW0Xl0WYzo1VzC9SFmkgkGo6llboI+zRdABrzHgw8ddOCttmIGNCJDBhnWdtI7GjdMQAPpq8IVY+lmI0PSTH1HkeXTy5kAcSLDOVY4RxqNrknEHVTqrh9yYKSmxikz23EHoFmcS38XGG5EkfM8A+QtqOXT48VoKOWJMEYdn4Um1SAIpnQ3DoRzRmY6qwHJ/l16uo/Jpz5fj5nizbtm5iOrp076kBCCjK22jeKaN2ilgeOSGVCwJkH5GDdWuhbkSDoQfPiJ7bYziPiOnCpdvuH214XrJ03FMiOnvHGn1gd1k3JWeWhjLVxIlsx2fXixluRHcsY2iEklaWYkHXloWPMry4ztzZe0QVEg9MemFej8m9T2tzc0Xytq8wAMzoJ7Oqc+ztp5zvEypJZwQUy+kVtRWlyFJ9Y00UkpZdCdOYYIT5+fFNbl5BKnwnDu6RXWXBZux5iDGMcCDhTbnqSqrNRWWSlKR11J46TYifqUs//AElmGWv1BmGjoquPiDoeJ7L38ixgdeI6ddc3zPkex3J1lQDjiMM/ZTLs09vmUQXI58LOXJWxU9TK4gg6ANJVdzkqYXTXWN5/H/lgDTi+LrvDuoBiDn8uFcDv+XnaXItNNucJ4U5cHsnHZiUKd1YQx9KRtZ/Va8XTGpGqrBZMNhf+WDo0adSn7OIPMuByVTDpxqn5t0pBYlss/hTtubY7Y7VV3t7jfL5NG6mx2Dtw2ZHbQFlnkRZ6ddXkYeJU6chqeCt37zMTcH6ce3492dQNbQEamBJ6dtQtf+iR7H1EQkeRy8ZkLNbVJGaQaqskaqVTRSZOg6gkKddOCCu3jyXqqRzbXwqJ7aQntEfLCqwxgAcuchHMau3IBtGIPSFGnE6gKO2oKxiKt1xOkZ61EayPqWiYNr1IVfQeGh1Dajw4IgN4KWVLr3aF7+nk4GisACMWq3SJ9VHL12Z1inIYAfOCenX5hoBwnVrYlMT1dMacERFFLGKdY/XqTQ3q4XUNXBWeNAA3VLXcdfMPqSvWPHw04BH1NDTNJiAesVPkbpqqdWrOVGqqpACp6mqpGCU/L/w69Op+089cGpcVgD7610YK2nrpRrRx9eskkepC9Qin9LSIsWINeJdWEh5/O+p0+HjGXYpoH01KltSZ4j8KO9fiFKrG+vQnyaF+pn9X6auPVZxGW16ieXkG0HFRrijhUxXSJBE0ZmkKTRrIYfUSJGSJ7TwROwBjHTFB/XlIVh46ooPLXiW3ebQGiBl091NcJYweqiYPpkggaiL+o8nrVQwZvUQLDGGkOgjGpLaydQ1Hjq7kTBmZqNWw8PAUdq6KR/TEaswY6JH6H/LEqStAWksSdcilg3ME8gATw1x3EAjwj30aGRBxahYRHC6KrukbiF+pDHSXkyADoZTPOzo4IQ6ar48teHhmGpR0/CiFsZca9boSScMbEddxp1dcdWF0j9Rj60qK085R+nqZVRW10IJ0HC86V02xL/DGKiIVmIkgij9K3GlyjOHDiCeo7GRY/p5kjtVj0uk8YndNddFI+ZSS2ijThCzdZSozIMx7ensq9tCi3lK9OnTKpZypgLR3Io4q0VkitZVHr9KrLToSPA8XzIlgvCPTYoVA0B89cxgQxttDdM5rpgQArgcYqqm8KKJPvZGjR0pZxLfyqw1WxjcdKkRk5EmSpBKxJGgYagakDjsuT3NWwW04hsT8YrmeY2kFy4wOpCR8APjx6qh6zUWpalrP0mLoSWu7MVWeFwSrqRqod4zqfHVl5eIPGjYu+YhU8DXPvaXXH5Rl20ltG8TB1IVkkHQwIDB1b5SNQGPSUI5DkeAIbs01A6acRjSnitwXsbNIyyMyWCRYjkVXisI7h5I7UEgaKxE3Tpow5a8tOBTFpgEDLs7uqgERBqcdu90EliiqZRBbiZFiPqyoLUEZbXop27UrPLAnlXtF0OvSssY5cSLeYtpYCBlh2DP7++oWtK2RI7ezoaxye32rGbL7WWrkcJYglBgaUwDGXuh1hrTwM/1dMyTAMqHUFWIRmjKMJi3lrC4jMHp0iojbUmHErw6fZUy9o+4+3MHtaSvDXmq5W3i9w7T3NLlUoZp6OM3VinwmezGJo3q01aXcdSnaeWmq1QehehGHSzDsuX3tpc5YbFkEBx4jn4+E5YE59lcjzNN3a30uddiDpXECDgfbHHPD20kYO3k9rZS5gLgsWMtg3hxjWWsypiPpcnVmalkcXek1cRXsdLWmpFF0lrz8nUt1C1tzjouw19ZXEDDv9/dx4Vnbm2Gt+aoi02Mdfu7c5x+FT/s8fV3JcteyFmljW0tWsrjCcVktxZBsZLjBNT+nii+lx1lIyY7ekSvMh9HRmU8a+0uvaYushVnLqntnL8a5y+LF9vJIAXPv+zHHgKW7W7Nw7/zj0to4izhKMzRTbhxEci5PT0pKlbM7nqU53ifFESSLkLuPd2rwTvNOkojBhQrW43GNoOzbcvxwKgwBjxAI7wMDJoxtNrec6UX9xp4DM5nDhnkOM1dH6/E9v4Mdt3bGXiux7fxNye7JTw97Llt0Zt6qx5HJ5vGpDWxhFXHzMwty1Ggj9MB1SDWS34UvkucIw4HISIyI7cD76qlWa15KqJVWJwnEnAznhjIz7cMTva7ce20y+KsV56lKpjK9nI5vL5O7jYhJlctjjkmsrlpZ48dZv1YJ5rFzolda8jRpzEak6j3LJtG4GC7f+6YGBxk8OGJPXPGufsW7tq75KIxv9UFmJbqwxOOQ7B1UgXfc5tiDcVfN4KTPbqsxb73DmpK1Cskk8eEx1V9n7Xx82XsNTxM8kuGxa2i8bTdSXy3ysCDzt71PynZPNx2uEzqCdUkYEkLGAyPbFdftfSHNt4ikBbY0yGcRDEQBABMgYmRxjtpBynd7fu9FzFDF7fwm1sbuKzas3xMRuPLsty0tpkFmaCpioS0MUcDhYHDqnSSQSeOV3nrje3VKbS2tq1rJBMuxXgMwB1nP5V1+x9BcrsweYO95yuIEIoOE5SxXgMR85TNx3MdjxXyXdffTJM0SGtT3Dk5bNyVAFcRYjbaepK0ahQFSrTOnIDQcco+/5nzO4X3F246TGJwiThAwjsiuus7PlXKrX/TW7VlAATAE9jGZJxxzzpiXPcBj8e30XbrZORz1sJKUye41OFxsUcRDPPHhaX1WcnQdPhY/TuoHkdOLe35dcuD9NLhfDCDllJH4Cqu855trWOtSp46oB451UrvL7oO+O7KeQ2Zd3HiL21ceLDbg21hMBioMDXYL0yxRWonvZZ7NSNikrPcmBfVdD0nipu7lvb7lWEeZbIxHWOAIPDjUu1v3t7tfEALbjAQZg8ceBER76tn243hai7ebP/U57H6vS2dgqtqKSEQmH6XH1olJkmrhXerF6asTIOvpblzOvs23v3X2Nk7mTdKLJOerSJnHjHVxrwzmVpLfMr/7dh5JutpjLTqOWHb7aX8puydoyI7UXV0qJEHqpIwsQkLYmdZYkOg08ANCQQFUHiJrpnxZHpGXdU4tG1pW2ZkdOnwpm2Mzc+ntiJ3nmEetmWR5HlrqVeOLomtPMY1jJYDpTqJYcvHUNQZwbn0A4duXVFAEvSziSxGPZw4nL2U0pcqqxizHGfWewsYKwWZZkgUR/UzBOiNAvqA6u51ZtNNTrxDdKF5ciOA6T7hVmzbdFC2jmfEY4d2Xtz786Q7mZpxxF7FTWMRRrVisRStbmbVozKyuzTHqXmzjUAjw1HESbm8X1ZEdO7uo2s2FAtt/l9eccJx7O8zUVbvWGxTOWMk0Nu3YmiQs/qSyUq0ha30Ro0bh4pQsS/lKsWBPykcYXOtm/lDcNGs55nCPjHyre5NvUFxrKmdvw759mHA1AWfy3prPUpllUV4qIRo1iRJRG3VK6JJIY0jj5hR4BiOfhxzJZkEIJSMK6exbLDVxz6Y03snKtZcfaklr0UiilqRf00d8hPaQRCGSORkg9JYXA6ydQVLaDTny2/8AMsbjwqzahPdGZ6+GXbXSbC45ScAow99NHcG2blUV8rRjkaCezFVlmgPyQWrAL4+VJ49COqSNtPNGTQ+RM2y3Z3Cta04ZZCpmU2/E2AmRSDmKVmWv+sSKVlktSUc8gVFepm1636pV1HTDlIozMrD5TYEoA0C6moazcO1cRH09RHV7DhGcR10ysH8S03omYLLy+T0/6g8unrUKW8gQ3x+J4nZvAMONKMa9LHr+YCRiRoWB6+XIDmeR+I8fhwQRyBjhSkE9dZeJOnSfl+1tQoCgajlqoXzI1HBtOfCiAWO2vSQRyCpqQx8yAdP8rEeY1Ph+HD2wVkkyDTZ1hqxPzEH4gHQnzAK+BJ01/v4DVnq9lP7a81B11A5qQp5Er46ryPmfPx8uHBCthjSPwrEqSQw8STyXTy5Hy0568OygiciaGCKMVqVi45StC8zBh1BCoVNST1SO2qgADx8uIy4RvFTgFsQKeuP2xBEqyWum5P1shhGqVYJgCCjN6etsxtoCuqjqOmnMa171+4GlCAIqylgZmnPFEG60qMkrRpGschjkMUb6/MgXnqFGgZUbTlozfGhqLEM54e+rWhUUouZodYFPqhIwZkhZZMgYlnEbdQYwLErQGcRyHQhNenQAk6cjt3GMMeGVM1oDA15DHzYqoYCNzPddgXVyivrCrD5nlUBSOUfSPM8OHL5TM0iNOdF5IJE6xAWkhb03nszSrIJgUYgxFJOtSmniBohGmnEtm5bYFXHj4UDqJDiCKQ7mFgtlp60ggimUlrUxlmRmhjXqPprp1rodWY6A+WvICRdwy4NJINQ3bKuxZRFIkdexWMn1UM1eKYj6aek0aQNMp+RpWmZbMUEigt1ag6+XTxeXcKy+WgBRs56RVZrDoZyBFeLaksvGkDujTusYWCUxVo5nYo4neSUwyrZdAzAsgI10K6acG9q2bYCgHvzI99JrhgcAKuT7V7lKGLuD6dee3uxcfChRYcdZSDGxDphepCeu8ElvSv6xhcD8nV1a6jkudq6XbbERthJGefbwmMuOdeg+jhZu273lid0InL6eEcc8/ZU1Ybtesucjs5es1qxNFbMotyMrSWgqvDA4kd4441C/KhAALfdxzu43l1kNm0TpNddY5Xad/NuqC0zB6cKafd323He9zbOZ2pLTxeaajFicjXuQWvor00EswiMslVZbKsnUVEwjkYR6AqAoI0+Uc2u7UG1fGq1E9o7v61j+ofS68wZb+2KpuBgZyYYEYiSD1HHDCogz/st794XHz5F8HtXI068Lyyti94417BRC0jvHUuLj7ckhA0CqhYsyjTxHG3b9R7H6SXDE4SMK5W56I54g1pbtsoBMh1x7pg+yqqymCcL68RaXX04azIqvCVlSOSN0dgy9BYFnK9ROvLkTxrF9YhCAcyev4VzN5Sx6mHQ/Gl3CTRVfVEMVY2TFzXqAhTqHQ7ydALxwk+RIMmnzcuXGduZcqcQJ99XtsVtAxGqOFIGZwcQX6jGkSSKnq3Kqsg0DHVJ68eoZTIvzNCvUU11Gi8hNt9y4bRc+ngarX7AxuW/aPupqw2ZIteg6A6AggEHy/KQTqPiOfGiWMz2VSpbxWalxmQq5OAgTVnHqRtr6disfkkiYgkn5Dy1HI8+BuabyaYjp+NKSKcm5cfU+shyFVB+nZhDbqyxfKsTsVaxBqSrP0lwyjxAJHlrxPbIFvSGlx76ZiPq66bDVpdC0bJN0yadOpEmgPI68wCR4cvDl8eGNpznhNNII7qKP6inplhZSR8wcakalRq+vPkNBz0H2eHCUEZ58KIyMOFKdLceVxui1bUhVSB6U49VF6SenpJYSRlQOQDBQOK1zb22MjBprY2XPuZbIaLVwtajJvEB3T99Hf9R5bJTpWiqQTTWJHCV4RaLs5HW3QsllwCSCSNdDr4cReULUOSRFXX9TcxvnQApngBSFbnuSzNWsBYXViksKCOIKQ5BWQqeZjbx6idNOLaaGGGCkY+6sbdbvc32i+cZomEiDMQqskYA1YEgsBrqwGh5keGumnETL1HCqojPhShFJkHgAoVmrwgESTwI6vN1MF0M50bXVwOiPTXXnrwxKAQYJHTp3U2nU0xX36b6MLyzFZJAGKwh1JZlJEgOhLM8ZVtfL5SRwluW2OmpfKZRqOY4UjhSzhVHNj0jTnzPiNSfLgyFGPCocaMT13gIBPUAQhcDRBIoDaI2p6uR8eWvCQq3HCnKkLq4Udjrx2oXnDdMsSAyD5WDnrCghTzZmLgactRp48+CLMqgqMKFYmKDMdyiyyqHUBj0yR9XSWC6MANfHoPM6cteBS6JgZmiKnjViIAkKO0jIj6S6eozq6pMB06rX6ZGLa/Io+ZgPh487cLXU0rkPxrYiBqAg1n9XBWaGIuWaUSf0xFGodCAvqJDq7s6nQn1NAdRoDoeFZsM4KZDp91Bdv27KiT4+ygP9S4WK2MYtlUv2bCRiKrIQgZmMhMsyB5IpgRqVkKhT46HlxNd2V1beXhAmen2U1nd22IA4np9tOOWcFgHRoUjVSXLw1kDyahyJyDMOtUVukBdARpzBHFAbZ18bnDgO7GrZuCQB1UDCIxG1iESNGrBfVEqVo9UYBdZ5vULI4UEuis7AEDTU8Tt4oYxUaEyYz6uk0MkgRzIfS164wBBHOEkeaUEyfVPo07PpqNAOkDUHnzBlBcGfAemM1IhgER4hWURZjHP80hDIWavF1sbALK/r3boZI+tQS4TTpJ05DQcHhbU2wJ1Ug2uGBM1ki6zNIQJZQVIFWIiYooLqBZklavFFIqD5fElSfPQxo6J9I8fXh8/xpmRgx1ER0+P9aEb5YY5WVXkE0MZZVNqVZZLQhUNZjABI6iOSkD8oGhHCR280sOHy7c+up9mQLoU9dTJHJBer26q9QtGMl49D67yiKnTeNYpVjMchKnp1PUGOmg8eM27FlyTjjh0muqAcoV7PnFQFuKsBf3sJoS1WxFg19Vh0P1Q4a5VEiAh2AkkrKGOvSU100IA46nlN9Batn8+IP/EMPlHVWVesMbdzWPBnPbHT3VCj0JMjiI7sSxtZxSmrZ6lZi9eGIPAwBDKAa8ZPgRqGJI1141btn9puCyybDGe6TXMvbZkAIGsfZSlg6uPsYXOXJ/RW7TxtmJVkkKqYvp5JldFcSerLPJ0dIBVtU1HLXWrvXZGQCYY5jr7aC4hFk3BAYCMenGo7jqz2LMNaGNpLFmSOGGKNSzPJIVVVVRzJJb7eXPizqW2NbYLn07qzLc3SFXFjU20dh4mpjbFS8fqLM7qsmU6hHJRdAX0qVy46B1karLp6w811AXAv76+18XbWAByPEdvTCtddlbFvy2xY5nq7uympHez+z8nJWlkeOUAQliiS1chRlaTSOWtMGSzUnI0aNielhyIbpbjb2+4bc2cpHEdRw6TWbdstZJVs/nS3LMtl13RgWipyB4Ic9SM79NR5w0aWYJV6JJsbbYlUlfSSNmEbeAZ9rYX/ACT5GVthx9mf2Vk762HQ3IJ0/A1Ne0typLjqFS9hsDuKPGR1Yal7O04K8+NpY25csVcVWzUMq5WfC1v1GdXpySlZxIqshSGAJ2O3vBkBuWw10DBseogSciBPEdU9VcRv11NDF1BMkDI4AYjrIGY9hqWZbtqF8apyf6hIsUFiGWM+ilO4WlSayZGmAVqbKIW1SNUPS+hLhzr2bqWyA0QRj2jq6GuQvhwzAKcGyzg9eWPbkPmT21+7A7fZa/ktvTJkMm0cvQiU47Ec2RLyLDdF2MxT1FqSBX5SdUzQr1p8oIyt1zrY2JAZS5kQuI7jwB6++t3lvp/ml695gUpbzJbA96/m9w7xQlfu3vqzFLHjJYsZYu3rV7I5e0gt5vK2bEMcRezMohiV4EiBjCs6RHVVBU6HF3Xqh2fydsqW7UQDixjuI0g9wM10+09I7a2Dc3bu7HEjIap6x4iI7qGobeymdMuZzluxbrpPJcvZbcNqKpioZ3bqnuTT3pa+HrzyEDVwEeRgGOp0PHPXzc3SMHZn9uAn3D4H511O32tjaqBYRba9g6u2lZu5vbzbUTxY1Lm+8jHN6euGUY/BxShehFlz2Qrt9RFGPlJpVbQcNoDr4QWdkyfWpOAyjMx1/jEU9/mm2teGQSM4+/qoVe5e+dxy3qkuUn7a4moI1WrtfbwlvZaSX6eKOA5rI5ehuJEaxP0l4npJKqM2igBeNnb8qLwbiFAcJM9kxGOHdh11zm/9RGCLLDzMCIxPdjAx7RFD7fxmExeRllfMYrMS23ItS57D7gxL5ATQzxQSWcmoz0ttGCPKTPZlcQ6HpOpHHQ2uX7VF8021Z1y4AnjIxJ4Vzl/fbvcN5b3CA4xOZM5QchxPuqOu4vdG/Up2Nu4E7TjyeXqmok22KOUjXFU7E7zG+lm0IK62TV9KNB0FiW9QsCCgHm3Obezsi1t1Cbg8AfpHE9/Ae+peS8ife7kX90dW2BwmfFjhnw6/dIyqKtm4zGyXYq88fXhcTZhmyCvG88Gay3roVpsgmgeanjZEEtgBvmYhDr83HJ8h5WN9uDv92C21RsBwZs4xz7fjnXT+oeaHY2RstkwG7cQY/KuU95yGPbhFWam3zaEMpiFeKJqqw/8A0MQR9ZCk0qwzXzFH6cHSdG5jqAGp49GbdK9oImBHH315zc2LC6eOGPt6sQKRb+/7s0c3qIscRnZIJ2xiKyVFVBDG7pdk1rSdJJiB0VV8iADElxSwM+IdvH29MasNt3e1rUQBgMOHbBHz6uNMzI92aGMlMt29SKSFeuv61YTSxn1JGj+njnmtHoVo1B5npHynqOgqXt9Zt3PKZhr44/ZljPCrW35Rvryh7anSSBiuGOOfu7uumtL3d25k8fjGx6PYvY6ZksVslXXGyzWgjNDJHVN6Yz0SSjhyGKrEQwUniIcy2l0EWGOvqOYw7fnVjcch3m1AW8oKCDIxw6sOPQV9is/cydyazl8tVp1K0DXp/pLpknnSnCsUbQjqnlleWeNXKoUKrIz9CrHqLSb3b6dV2NanLsJ6dVZ9zZXmTy7SN4sycMfZjn99B5Hc0t+5LlzHWx8cUaw4HHHqkSCBA5lsTRyxFYII3kMz6oS76KfnZhxX5hvLIs+bcxJgD7PhVvZbFxcWzZgICSYyHXn7pjtqJZcU9u5FMcfbsV7t2GBFiRGd/q7BjlyFsMy+hWRNZJpT/ThTQHy14i9zPZrd8kMDcOQGZPymu1s2LzIMQtscT0mrV7V7e7Rx8WVsZO/tnd9atUbFxWccgmrU7za+nXqm3XIuFPWTSaIgSAnQno1PC+qd3zTabtLUlbUagQM54SfqAjGDHurZ2YQWgUHf04fOm3unDY59uTYHEY+q8BwseXix5nZpZ5KGU/6ijUCdNx5mnkklSOLWYIiqikgaw8j3O53NyXjW8YgRB4YUr6qXOJ1cceqen2U1pu1mGvbMs29syVcpgty9OVy0WQr1DvHbVqDHCEx1s5WCR7hw2OmhSYxNHC4XW0DIepTfPOL6bv8AY8zTRuFMK4nS2X1CTBOUgwD1VIt1VtabQBBIOIxHWOvDP7Kqpb7bbwx+F3NnpMbFYxm0c5T27nrdLKYuzLjchejyUldrWH+pGbbHWosZMVuLXNWNk6HkEjKnHRlLvlC4ynyzGIGA44xke/tpalLaen40xF8gATzXQ66k6nTXXTXU8uXEmCGBRVnqEYho9Sp0ZGKuPmBA1AI+ZddfE6N48MxJBBzpxp4ZVj1anRQAT+ZiddWI5nzIBOvLgF0hc6eYMV8eR0K+DcwfFSNSSfgAf4cJwR4jxphXyxs5jREZ3Y9KKgZndmJ5aKCWZvs+HDSmnWcAKQBmONO/G7aPUljLv6MPXyqxt1zWNUBVVlRnALK5HIkgjQka8VLm7X6Lf1df9asJaIGq4MKfaY9K8ccMUEVesWkWCCFGLSkkJq6aM8j9XVqPEFeZI1Apa2ZzM6vnVsKFErEZ9OkUb9OJUjkbrBSOJkoQL6rRukjAKWiZisSt5cl15knThOjQNUR9tP4H8S5148Elg9Msa/1Y3Ip13iLTKpaUHl0SsIzGSFBADa69Q04j1Hy9S5r07qdUYyT9PE1lIIpwoth+ozKYq8byssif03QTlEC6dZZiFHSCdCSdDwI8wQv5alOlTpGdAWK+vyzwoscrxS16SHqMjRyAL1qqsDEkiHqIHQG8CfEWAxdAE+vEdPhwqC4CzTw6d1fTV/SKPcUzRTMI0q1R1kKkoLh/UV1E7oPl8I189VJPAL/iEMBREACMzWduAQTy2Om08XqyinA/T6n04Qxa20r9URtelp1sCYkJ1B6efBC4hthQJfrodRnUCI+6kO1EVdHn+WQ1pZVgrWFK9ZeMMeokmNXQaa6ALpy08yt3BivGmJLMJpEvYqEGJg0Ne2/zARF1iKDqKGUGMFZNOlSxGhJGnxNu3fvrbxEj7PfUN2yjARh07qzwtrKbWyVbL4bIWMbmqk0ctS3SlK2IdTo6Op6vVqyc+tHLCTw0+Bbh7W5txeWbZER19DUmwu7nYX13W2ZlvLkR8jwIPEcatts33SbosUK9vcadvLF2vdmjWe/uK9t3LyyRlRLYsVUw2dQQWPU5FSqkjXTUcZC+nbd55tXBbX/FH9a623/IG4sgLf2ouNGJVtMnrgyB7KkN/djDIsJs1u3Ebxkzof8AuDueYo6MZF0NLtpYVHDakfN5+ZPE3/ado4vuLcdYOP8Ayn5UTfyHdQ//AGTf/wAwNI7NMfH3TTui98mPipWKdnGdvbTTVZIRNNvffM6Q+rz6kjg7TK5bnzUEcwefPivc9K2SxCXpMQMo9vGPYDHVU9v+RXXLayDmNTAx1AlQJ78K197nh21m9y5/PQ702biFzeXuZVMbUx++L1am1pzK8NZ32nVLwtJKSoKJoD4chxvbPYmzthae6hKgCSDw7AD7fxrhOY7595vrm6tWCi3HLadSmCeAPQCkOPHbcq6qvcHCtIPkJi25uxz16FS8hnpVo9QGIPUCB4ga8+Hbao50BwfYR8x91VLe43GsygXtkH7K8Wxg66RrX3bSk6NS0hwGbSZDoil45ZLAk65APzDpIUED4GK5s7anSrS3d9s41ONw5YlgAvThApvWsdtuVhKu4UjkcH5IMJbSNirdKuBNc6kLjTX4nU8SCEAwLE55YfHGoipzkdlNmaKFLEkVaV7MIcrFMYTC0o0HzeiHkKnXwHUeJNMGRQcKe235jl8Tc26ZFNuBXyOHD6spmjGslfUkKpddQB4aMfhwBlbmsRjmaRIBAOVIdexI8DugV3i9SSSGH1DPWjQxerYkRY41jhVZOnXV+QPVpprxYDKE8Zg5UuwCs1nWX5CYnVeqMfBhqxR9ebeZJJ11Og8uFKmG400Z6sq8NWrOPkIRlCgA6lm+AI1DAlQefmdPv4V3w4nMnp1UElQT+UCj+EyNXbObxeVt4uvnq9S3BNawdyzbqVsljCz/AFtSW9jZq9+k9qILGJYHSRBqRqNRxDetncKJy92VTW30MGFIFqQTTW7whjr/AF1mzNBWiYlKsTzF+iIOzSCNNehOo6lVPPh7aACPyikzBmLZzS3g8KbMZuzRgwnrWBZELiQ6r1OQoLFFPjy56HTQ+NPdXUnQh8Qz6f0qxYtFgWIwpxyo3T8/SVrDpimlVQekMQLAAUIWBPSmoA8x4DivaGoSMiamYSojOk+VEH/UygKjMyqoXqYgMVhQgMw9QSD5gv5tQPDxPUFPl4apz+PTq76VzFhq6fGkBq30zasiesXZI31XrJKjqIKtogUqf/cGY+XE4bUeyoGQYmKymiSWEQlW621IYBf+Wn/LIQt1/n108zr068tCIJQ/4aRBZPFnSZQm+jtgTqAhIilVteQI0LjQqNdD8p8tdfLi4hLrI+k9PnVZgR3inJPGqTyCxqVjjVB0xqoEBj61mA1ABlLISCfiOKjuQdKLjPThV1RbcQcafDbhktRhMdUniBJRsjaH00Q1YhZIK/z25wiAfN8ngdSOY4zk2y25Lkdw+/Kp724LpoCkdv4e0caKS5R6MEywSLYuMmsswcRNGxJ6bLPMfCBWU/lPiBr8bNvbPeM4C30wwqi9xLY1Ni/yontzEtVsR3Z1tRWJtJa5aI9PQXlSSy80oIEdg6gHUEhTpz4k3t0qptpBIzotrbD+L8tSaiK9iONWXrcIzCtAbc69bKjKjuQgickkDmGCksddAMlb7aSrDwdPwrT0EN4c+rrpRJPpM0okhlUMvTIovWEk/rMQI0Q1Y5FXQ66EKPgToIcbbE2wCnTjUlsLEiRHT2VkgPrusskqyFY5DDLYieUKqARzBICEhjZj0gqF6SR4ePA6jZJOYM/GiXxElc4oNOpVi9VRGGkXR7ru5GpZg646CJUnYldFRtHI5+HBNcfUDAxoERRPA0amcAIGBcRpEpWzZIraOz9CrDX1nlcSHVupgCpGoHMcMy+GCDPTupOcvsoNXVxWVmZI1mi6goNWRIBagJEKEBYkjRSwk+YanUa8wHthvpIgEdPZ0wq1YdRdUj6pqwGXnmsz/URy/WgyojtfiE85hjkxccEk1qLpmDeoxDv1ENz1HzDjJIXWbZgCD8jl0FdWC648BVe972VGbyMJjWJ7mCScxqryJpDav+k+skrFZGa2oOvPy0A46TkoUbVieF3j2gfDCqO6YTokiVP21C2Byi4fKI1mMSULulG7AW+XpZgkdgoBqrQeoQG/4SRzGoPScwB3FmbeDDGubuaUuENkcKA29bjxOaVpBpXNubHTEshCQs7wxTSdSMgMUnRoWGgDH7+My7+rtfF9QAqJdMEEcek1LVChj8TZ9SnQoV7bGYTGOu0Nx+r1gVFxWcwRsE10UiIjQ9XhritduXrbeaxkcO7pnTW7VsXJtAD2dPdRqWco4kVY0TRlEsPXNJJ6zlmaoEBJVSfTEnMFQflPVyqpaDnM6zl3DpNGzkNAzFNvcmOXLVIk6kisV5oZlmSHS36cqGGTmweJoCygtGoCjkdB089Hlpa05Dt4Tl1VX336lkaQNa9OgpDqYtcTJFYq/UWPTYpJJYdJYrEMiOktdqgiWs1Wyo+dOkkkAg6hSN5rulfCTqrBaTd0tgsUuYFMhS5V5ppACxghnX1lhQaL8kbBo52jQdIJA1Gvykk8aY5vuUtqDIyB6vZWfd5bZuXC5Hhnp11IUUeTu1a+OmFqSlFZtTQY2CFa+PrT3FiNuSvBBGI4/qvQQlQOgMB0geAj3nMt3fTQ1wBFEgfh8asWOW7a0fMRP1TmePvPVThXH0sYjDcGTgxLL1lcdBBJkcu0Sn5enD0xNZRCCdJZvSiI/wA4HPiqlosNXWPb7Puq0l9LUl8p9vuo9HvAxp9NtLb9hJmYL+p52qmYymhcaSVcNVk/SMXIek9IsSWyTyI04m2uxe62uyJYHKOg6Y1S3vN9ttkxwB4k90YZ449tA2MHnc1bFjcGYyGVtJFXrUIMs81v6GWckEVoWrRYrDosYZh9PDGqBgDr4jp9tyhCouXwA5P5Rx+2uN3PP905K7bEA8ZiPsGPGn5QwlOlWmEcogZYpFaRAeidi3p+ituSX1HjPXoR1dXTpqBxti1Z2ygKome89dYr3r+4clyfMj/dJiPsHvoDLXaEbV56ks2kPpRzRRyyEySeuC007Es4hf0n010A5Dw8WfcqV0JAjp9v9aH9uTdW6SY6u2fw/DrY24N20qME56pLs8DTlGEwOvrxiEJEACvrsCFRvlAB1Gg5cZ+63wt2ixMjq9vvxrX2+wuXL6qq+Hr7IqHcnlRiy0+Rn0zeclIeSNPVkx9RYwJfQjRCJGrxKEQ6BeepOuuvCu9zfbk3bhIlsendlXoFiwm12wS0MQuE/b3n8KUa+/Tj4a9bDYZ0q0oY44Wyc/zFCOsSPDErtJM5Bdw7KX1GunI8dGObWtnZXb7dZRcACcO3KTj99c5/ozbq6dxu28ZPAfech3Gkq5vrctlUZcilVfzKaMXpsjdD6R+pMZtGdtNG0108fHlTv863RJS3Cg5xj7px6Z1fTkexRRcMue37hh86bFnKXrhkju3r9okMR9Tbmb1pDyCNAzmBy+o00XyI14y7+53LLqd2MnATI7OkVr7Xa2bVsratqI4haSWcRdaV68ic0Ur0ekdV6XBbRVZAPPXQajz81ZZ9Qu3CNfVSuOpaOIGE06NvTtjX+qdKtiaZWWzVswNJCY2dWVgQoZQEjUllIOvPTnxr2NxatjWow7ePThWNzBLl63AnMRFSPFuWmEjq1sZiRLJKfprGTMbyj0119NLMsf1E0ESguF01XqA6xoDxYvc221hPMvLJGPQZmsy3yrdXXm2xCkR0nAVIPb/ace8Mw8+Zl9XGrZD5Kd5Oua9ajYlKiyOH9ZY3fpIJYKFDNrqOPNefepd7uXYbUstvKcZHdhhh311m15ft9rZAZVa5ExAx7+mNWI3ptDY4xElKJE23mpa4NJaELWLN9lRhUW1Vr/1bMUxbpEpMZAJBOigccvyrbc03d9bm2W4yK2JMwJxxYx1GImakvotw+LC4fj7PhlUtZn2zb8ve1rtH7pJhsva/bve3d7fPYI09rTZE7sTf/bHZuJ3DkrW7sccRDhsPQ3PVyEkmKMdq1ckEEzSIiGPq9j5pyyzzXbbW9vLOibEgqcPrKEEREakJznLgZrL2rvZ3t3aKTNuDj2gHAZ5EY5TI4VDO8e3Ee1O2e5O4WMo47L5jbdFchTgz5vZGCWFslTTL2DBXt1ZOqKuzzRkECOVAw568ZKbHabNALFoAoc59nXHurTaz5iF3PjOXQVTram8sxisfVOLvtEYuvISU5mabHWZ6Vh5krWleN7Hp5mNHrySoRIFlL6nTmO82ew3wW5ulJZfzD6ozIBxzjjVa2HBJBGGXTtE1aXuL3m7F9kN/dvrexO0tpUld7+9psnirQyue2VmsI1D9JTMbsluvm1kqWY5ZKsifRTRosUjIzH07ey3/AC0q37b9TbSUJxkRg0TGMwMYGGHCp3ssR4SVbMdX2/D41rz7n19rUe4u7W2LKJtmWMvJl9p6wy1vRwGaSPLYmo9ewDPWloVriwtE5LI8ZUltCTE4UXWFrG2DhPV8/tqVZKjVE1Hx1B5nUkMpBIPNtdD9uup8eGgu0k0WWFZkgeBIOgGvLTT7OXL5T/Ph5gQIinz76WsZgr+TCyKq16muhszA9JHj/TTq65uryPIaeeg4gvX7dsdbGpLdp7mWQp+Y7F1aCucey9Y6FOQmX1CxJOrKRoPl6CSqEIrctW8OKK3POJW5Eg4Dp0zq4tlbPiOfT3Ur14lb1WjEvWgdPrJPTMchLuzxnVFVxHKrahT0DTiEhrdzwkUaksMRh9tGY1cv0aTySExyTWGZnX+kPVY/OB6hJIXoAEY58yefDhgDA+o5/ZSYErJ4VgyOg1rKHknDh7creogY6qw1RuosjDVFHyDqPPy4ZhODTj06caK2FVp+FegavK1bR7DTei8wZ5gg0VEWEagSKDp1KhVF10JHIcRBlHggiek1K4BXE4dVCmROp/RaR5SgSW4V9VXVJCxiDDm7tEhbpUhfM8xrwWAicSOnTDsqIjVieFC1T1SGFBNJLH1RzWSC8XXIS0ckJA19YFh/TQFV+PxVwiZBg0aOq/VnwoR6xGiwGaSSRmeSYqDHI4Pp9LhX9MWupWCqgjA189eI0uNc8WY6fbTsFOIz41iK3piSOqYZJj1Rz2JWLqjeJTofUTSDrAVUHQCOZB58FZJ1nGmIQDAdIpLtpCWkFZFWZVVbsxEj9bhJFkZy7yFPSUqGhQLHGvgNSSZbQBZi/s6dDUEGRpHf0+FJUqHqkhgAeZekm4hDk9LBAjLohl6Fj16VGi9XPxHEkEJJyHTjRNaMTwpLuIY4pTD6syxxSs9hY264n1J6SzpGshl6By6dEGvPmOFaYFlVvqJw6vtyqNiYLjARlTWqYyG/TlmjtwfXxIJvoXMsU9mP5vVlgZo/QsSQgliocN0nq0IB01XgHq6dPdWaS84ZTQEWLWdf6RYlCOsltY1BDEkA9JZtdABrprrz8OBZmXwnjVhLavjJisDjfmcI8n9LUSSf5EPIFCevwAPzHwXnr5cA90K4yg0xRNRGMUC9Eg9CSdR10J1bp0PiNdPEdPnp5fZwwILYU7W4yMmsVoSMW6G06AQ7E9Kjp5Np+YMFY6E+A+/gww16BnQm3AmvFx8kh6QxHNxq2nS2mhJQ/KNSvPU6AAHXQ8Jj1HGm0HPhQctExxvIrNIiAhnAUoW6wvSNGJA5j7z+PEYue+ia0VE0DSDPbrjrZAJo2Z1OjIqEOzqdRoyqpI5jnxKGZRIzqEicKM4y9LTyFe7Hr60c3WpHLm5IJ08zq3Iaga8OfEC491OIiDlT1yeDV86lmCwcdVyEb2ZJ/pmsw1JZKzixGAhaOVZpiR0hiAr+J004he/osF2Gq4OGHThRWFN24EPhB40HW27Vx/qSWJaGTRQSkM65OnaTplMamrNjbLBJ2YfMJFlWMAnpPFaxvkY6WTCOv7cKuNsmBwYEdlJ0iYFXEMljPYO2pPqR2oaubospJKSfUVzibsUDAjwgmJ+J40TetXLcgkrwBgjuwg/Ks97bBtJA7eHt40kW6Tn+tDk8feSJEVTB9bX0RQOhBHcp1H6unmfEnXxPjxE14zBOPuo1QkYCgaNGS3NCssciwqQZCqMJGTq+YRqVJJIPjp08RXbuhSVPiNS27ZZgGHhGdP02SBHTiisxwiIRyLq56IlCRisqfLIkszAFyOQ1LePGeq6jqJEzV5HEn+2ijyu8n06KEijdnkYgP1mMxyadI6P6MR6R46aePM8Wl0HwicaiJ1P4Qc8fh0/pRaSUzOjgjoQyKfSYgs3V1NLqekEctAp5Aj4eKFshTI8XTp+NE4mGH1CihmDeq7J/TVGVVZSemJgWTUKBJqx6tNASOfx4SYR1T07Oqh8xW4Qw/GgSWCF3IYzdIWPnqXQN6TdA611jDj5uQ6j4HwEmlfFOQoCRMjj86TL9Mxr6q9TMunqAa/lBKk6EcgG5j4qdfhrMjHywBlUDoZJjKlSgTksayqzfWYsAzDQsbGLdjoxKLqWpTlddTp0tr4DgCbinrFBbMNHXTuuyCJYkXSS4/V0FetunRCqPHEJPRVA2gIB0jBA+I4pWbQvHUD4Acat7q4EUapFHMVSrPJNbvM09Soyy3j/U68nYZ/6OPryEHqryE9Kox0Zizjko402e3t7fmTNsDoO+spEe++mIJOFOaF3kJt2i7S2bCysXnMFaDp6Fgq0KwEbCvTg1hUSLoehT46687duB9V3KeFdFYTRbFq2RIz6+n2UfkfrkdpJJZenpMqyusUBZlVHaSWJleQEnQdI6T5AHgFLeXhGNGZ1A9VHhIxrxD1k6UbRRB0wiREaXrGqymb01Lgdaks2pOh8BWCupKA+E0Z8QgdlYQW/FoZK4i9Lr9BEeGBJGboAE03W1yZFbmhbkNfu4me0DaBMUy4SVOAGFex9UzlYSURywYU41kdVCBnE9ydj0MGDE9Y0+YnXloWtlVt6mjA4fZ10wGo4188iJzQpGxWYRCugkn9aQuzqocu0MPyaMfHqb83jwYJZpDQPn0wmm0jj1Ub6maPpaTqUSRyB7CradmMkcvXM6s8Yj6dflQ6gEa/aFgE3PETqyj7qksL+oHGU1LFeRrnyiVZVazUVViAUSH631ZSpZ/wDlLHX5rrroAdOMy/aXb3tUHzD/AF+NdaGLppqCt4you5lXrRvT2wHkavG0ETyT530/T6ZEieSNWQc9GHhzPG9yk67BnDx/Zll1VR3bReAx+j7ahW3GWQgHp5MA3SwLsiL8pJAC69XJeWn8OOtIBtFGGJrA3a5ADGjc0XXLDOZAIcxUWdZCrsFlK+naTQMp/ozgnl5+HLnxmoFJ8siWXCoVBumTgrCpS2rlf1HGAXNZbmLVcfOiBld9WeOtYd9VWFZYn6WcOrFkYfHjJ3W1W3ucv0jiPdiOnXRI+BUfWDB6dM6c06yln64QoljQJEsAELiKSHojCmRkEMUSNqxC9R8W5nigyqHm3gRhHz6qnYpEcTxoIq7etEZJevkfTjnDxdEsbOHLM7ySej0lQD1p5dXjwlIUhsSOnQVEo1Aimdnspb279POaQs0JXZLlZ5OiatPIetZK0wlsIYXPUpX5l6lB1HVpxrbS4Lt3TMNFY+82oHjUw0wcMKHxfcfA1EE8eMy1m3F6thq6CnXVuj1JJAtkyzglUJIIjPyg/LrpxpXFbVqePK4R1+3rqqiFQccfsoWv3VzueS9FiKibeq1oQXjx1j1cjIkgZQ0mTm6L5Csp1FYQBdRqDqOGW5YRh5oEk8cuh91O63mU+VmBwz9n4Ut4ncOPsRivYymNMYOlqvHJHXmdkPU31ErMJXcSHRpGPX5FtDz3tnZ2+nWxDcYnp8K53f8A7sklUYAYEx07p6qf1beeIgHptYx9etHqwrfVQwKWiXrabR7KGSWVVGrlj1N9vG/ZubS1BUhJ4yK5zcbHcbhSWDkjrB+6hJd/0Las1COW7GsnhSLXaqGL+mIhbiX02KqQAC48T5c+M/fc92m3aS86eIxmui5F6A5/zdCdnYmYzIAA7Dj7qzr7izmSr3J69SvjIa0cmn6gxsTSSxFur0KsEjIpLHkrOoI1JGg0GJe9biDbtWw7jiZjvBGXca9S5B/Au73CHcc0vm3bWSVUYyBkZBkHKQcuFQNuTcu48hk7devmrC0KvXXaSpBWrpPYjB9URIql/Q63KDR9DoSBpxFb5nvtxbFx20FzIXDKOJjj91cnzrkPIuWcxfabFAyWmKljJlgcYBJEA4Dr9tF9u1oqqzZ3JWJ7EdQdNR7E0sgdx0lyryMUUagABB1Ag/ZxS3e4vatBYl44mentqC1atQXgKg6oGPbTfFyW/cmyU7f1pupIxKV0hpgDREMigI4C6nzJPgNeJ0ueTagrLddO662wwSlStXt3EIjjKhelvVnEkFcM3/L6Z/TlYgE9QADHl4Ec+Kt24yv5xy7p6dtOLZupgYTp0zpPvLHTjZnzOLMqlQKMbdWqgP1tNIDLNGfn+Xph1YfD8wY3GcSFIniakspbtHHxCcqQXylTqJ9VnZAvQ/TKWaRfm1RyoZQp8yAdNPu4hYXiwBMiuntcw5dbtYCDGUfhRr/V1k9UaQRWhLoC1uEvPIxCggyJMksmr6nUknXidFcrDnAGsXePsbzaralScyMPvp1YLG5jITR/qAbF/U1Mg9GOxh3hilNKNpemG1KY4rDoYwpiclSpHIrqQ+5u3LducQhIx6TjWaTZtGdIK9VO/K7duSR1dwTSmFnxlRMV9AKdetXuRUXhdCkTPaaW0nryEFYl0ZT855cQ7JLV5WQszuCZJmDOPuHwik17UfAAsiYw4d1LOL7p7xoV6New+DySPDE9axkdvUTPEFYiSGeeg9JGs13Q8mVn0+Yt5cWWXasrI9pMBnlPVlQBLjkXGMv19VXB7P2It67bp5BsdSmzlbIT4XO3KkwpyrdjZrMdswtJMsUdijZhdOlQdAQCdOLu2eyLAAkRwz6D250VtAX8IHmYSeGNbzPbztah3N/bG98nZaOM2Mt7de6PYT3p7MqTfPYTBTTXeyfeF0QP1fTw7dt17UwAKat1NpoOOncneek7d5rpNvabxrZtjPTcRbtvBVkrNrcudRMkiMqoX0Xa+pbJKwu528FutlYpxMZvaGGOGOFa8u5WKOR7V9xsTDEIxLsPdlWCJSOr1Y8LeswsojB9IetXHhr4a+Q15XSBcDGSpYe6R19k10dxJsMpzKEd2EfOtM/b2hDnLm38dYsV60V7KQQCzYceg8ds2kiryP1xiOazY6YowW/NIeYPEG4t2jcOhiGIOBw4dDwrKS0wAX31ZH3KbAo7mn7V74dq8WNq4d9u7jezMYJDToV0zO3Y5VBP/wBQk91JGXp9OKE+YHHHejLjPv8Ac8tvEeWHLp/iAMN8Ap6iJ41Y3lxhZVx9f0j7PuqiG6Lcu4dx5PI4+na+lsWfTpp9NIHNKrEkNd3QhumSSCMOV1PRrp4cdpcu2XuM2SE9g6dnu4VHaR0UIcWAonW29k7LaLA3UAvUrEer0srshSMElh6a689COIr1+1YkDqwNTrZuucRTrxe2qFWSI2St64Zo/ShKf0wqnpk6YNdJinVqWb5FI/Hii25ZwVIiAfbU6WFkzwOdOpo/mkaVhFLMG+nrIokcqo6mUq6IkjgEdWuiqDoBqDxWYr5emMRV5dKLCYE++h5YjEiGeR/RHyrXgrsZnkOrI69ALSHqJGhYLopPMcNbUmSufbTFYXWTj1ddCGCSaMmwrINbDJVPR1aHpPpEQqptN0rqFAZNeWrHgdWm7p9/xoXDOZrOSKLob1PUqo4ghFV2JeSSKKIP6kkXopJHNIxb0umTpQBWJ0J4ZgSxK/T3++jg6RhQn0308ciTtFXoxiSH0gBK0o1YfNYXpRS4PJVUDx1OoOq1o4VsdYpaSG6f1rGKI14kMripAEilKRARTOHaNmXXQFoZGUAIi6toQSOAIa5LL3dPxinOAy8VHmUzowZWhg5AQSuYJJwxWQpIvSZoUDOT0IOp1PTyPLgBaLLqRsJ6dPbUkKieIAt0isIo0kEzkzQ0nZSUDGFpNJOQLE/0I3iYAL09atyIH5uHDgt5TYsBnQhEnE59PZRp4HcSGQCtRRFWNQJuqyAvSZVERAjrxgcwCZNT4efDaio8tM/soyFTPqrCT1Ja6pGsNeqkayoI4pI7FiQSqsahZvlQdLLz/wA2obnqDwNvTJg+KYFRsCq6+kUkyRR2HeuhetHE0tayvop68si6o8QC9QqmSQNr4PoD9/EssEhs/splKsZXHCk2SP1Y3FcTRV06QJVUdJQAGQAdccsUSrro3UHBHLqBJ4lt3Tpwy/pQMpVdA+qiJRZHkgWMCFfUErkkaAqknyA9QWEmMgEjUjTmddQ6woDsfFwocCNLjGcabtrA1J7Ikx0prVnZ5EcEGNhH6pDQkg+iFEXPmfHly5i5Z3B8oaj46rPtkDkqYXp8qFjqV2rGKqW+nX1E1lHpCdVcHX1isixxOx06wCOociNTwDXLoaTjNSqi4CDHT76LzL63/KfqijfRpAQjdIbSSNWLaFPl5nz/AB4JgrHT+aKYs1swQDNASQ6hvTVFroFDSdLLIw6QwERdeuOLXkefIafmPPhWwMjnOfu/GhLKDq6xFFWAfoSvEnpdIJII/qdHqKU6WkKpHqpJZtD9ug4Jkh9Rk0DS2CxNep0yJHHAA6rIwZggVXKgoqoo06ImXq8x8p/gmAU44TTgkkJ+ait3rkxrehEegOglaKA6PHHr/UJUFURH8AOlT48/J1KqwBzimuA6I6qScanVNJqdOmrY9NtdNHljNdToP+Eza/hxYnCVGAxqqolopXloR9fRC/opWgKxzOFYShvnLTdA6lWQk6a6kAjyGhgS4QNTjCfhVtttqMCMBXlXN3sT/wBIIykEhhllq2B61WZAGcFYXI6I5w51MbJy000PPh3S3dOtMun3VWOpDBwYVItKKrnK/wCpY+7M1SD0fqcWfTkt4aWT5XR/m1nrTSN0w2ukRg6rIFfQmhuLRtrInT0+FX7F9bhKH6iKGXDQWq5sZKossTP6SxkDVJDL/ThifrVkl+UeoF8gPE68U1vFTKzIPvq15ShhqgicaUcVjYMZDJMsZmlaVYRXQdDmxJMwgqp0uBYijVNZOoEOR0rqPFMLl5tc+DpjReWF8S5dPjR4YyGKKOeVuu7NYQema7RBpnMgfpRZXDVYk1Xq0HME+WnAMzEYzqpzblPMzkY0UtYcQw+mI5BanHTEZCFbTr6nsO0fKRWQgBR0fJoDqSRwVm66sQYg9JoBYVRrM40k3aNeqVhQHVlEjlYZDIlYyhWUoF5TSu3jqeTeHLXiwjvpJzM1Va2ysXXKidrFroldYYwCsMtkdavGFDhYa6yo6uCenqlXTqUAjUHnxKz3RDYkHp3fGjNoQHbBienzpKnol5YoddR1KQunSHdF9SVkAdQoQHUhjqW01AGurreJEkEDhUF0EN1k9I6d1J7wpJq6uEhHVEiqup6onIkdukjQlSQOegP3acSqSpgcRR6FCSMAKKkRSmR3STlE2pNdf+VHpGvV0cmEzK2vV4gD7uJxKocRE9IoHIeI6uzKkatNNg8pWtFeuLXqePqPRNTm6orNV21UH1a5II18xxMrrdWJx+2qdxSD1YyKkVY55JoyCy277CKt1r0JWrANEfQY9b6szlFfQEFifEDhrdmzbslYw499ROxvvLEzTn9GGMmjVYmljpjE8sJQyz5cqUsl0kYxulOP+lGW5pqx0BYcZ+6dGItoThwrR2lnSvmtH4dVHIGTU6MkdlmRmEjGefoLN1g2Hcms3SdAV16W1PPlxnBMMR4Bn09591aRQBNSis+oGbq0EHWSqMweaMIJCzzxRlVUMAxU9B1LHXQEcOlpXEj6R+PtqHWQew0AzMY9ZF0jjcjQfM4BDqodCUjiI9QADVNerx1HDMyC5pFEmqNRyAoaGRy5nlaYyoFcukekWqHVkRSqt1M4U6nrHXyB058EZmMNBoFLFoyah0dmZVUyGM69Cr/SrxNN8zepMA3qIV1J6WkLHUEA6DhMA9uONGkzB68aOWI5lRXjlmHX0DqiJhjkQ6dLGWY+n0q35Okxlv8AMOXEC6lMFcR+MVKywuIw9lDVkEQZVVFkr9MgEcgPT0QlY/UnMfUWQk/lHIafMRwWllbVxJ6dONPYhWgnCpBrSEJEJfTjhYRyrMnpxtEzw5FvT0fX+mWcczpr1D4A8VN0i3G1ZNOXdFdNYY6dIyjOoZ3R1Q7pySLM9k1cNiqr2pdRys3LdppB1alYo44wBqAABzA8ONbldkDaiD9RMezD7KpX7g/d3EjBUU++Z7+FRXJ846OksSA4UsfzEKQfDVuofjpx0Y8wMomWjGqV0K3CRSzTx8l7a1uxH8k2AstYjb5iDDLMBN0gBuWraHwHL468Zp17ffRmG+fZVSCUDLgFMfGh8HkRjM3XnA0o5VfpraACPradWWF9EMj6xXQS2oIAJ+U685t3aa9bM4tw7MsPdUfl6W1L9PHp041Kyv16R9GgDxrGisIokVXOsayqY3gJWQfKfRBXVjy5HnXIS7DnxddE3jXVXyOw6gVRlWJ2jrlSitOWj0MjpGkpMQUFm9PQagepz14kx0zA0mgQg5YgfhSJlq9ezVtQTIfQyEbo3QPWmUNGrLZjJdnkDOqlT1SBNNeRPCskC8HUwFM0Ly6kHI1BAjlxeQMEqgyV51XRyVRwrBlJI5mGdDo3xRjx0tl1u28cUNYtxTbfTkRSvh3XFZ8xxMRUur6UPUOqQxzhLNVD0vGySMwWMsrAgk8Qbm0xtHDEVNtn03eoHCjWRxqtlrYRWeOzIlpi6EMGsdbTp0tyk6Zo2OoJGmnMnQ8TbK6LtkWz9QGM8eqoNwCl8hfprOLBBjq8cUXIakIpDPp1Bvm6X5a+I08D8QeJ3/TgSINVQzsx/tpxYuW3hCwp3mrRS6yvVg6JYWdAFTWKSN16nU6a6htBoT58VtxtrG6taXEuuR48Pf8AbXQ8n9Tc35IWt8vutbVokQCD7CCOynOvcLM1o7MJatM80MsJndXRtWHXJL6KssDzEfKCRy5DyHGe3J7TFVJbEzh1dImu6s/yvz63sn22iwXZSNRU6sRE4MFnjlnwqPK4lyl5KwAKyvrIw60dINC0jsupUkJz1JJ100+HGrdcW18OYrytg1w6nxJONZ7oy6CSDDVtJKdRULpES4lkTQLG5PQzFdBqdeo+R004rW7Ya4b92dRyHTCiMxowgU0JcxaYnok9LmT8mqfNoFbU6EnXpBAPIEeHFhWGeYyimiO6gXORyDdUrWLPLqMtiV2UKuumss7dIOh5AHnry14je6ikgHGpFR3EAGKNVsDclETuBDHIQPm5OOrTQFWK9PLXmdOfEP7gCQBIFSLt3IBOApUrYGt1qJZOoBmLt8yJ0BhGCpkVC/UeZOirp5+OgLdM+IEGMKIW0/NgJNGreOqxVZ/QqP0j1TDZMpYOSokjEbMOmNusAaKumnieJLJuXWxPhHDp8aG8iIpAGFXN7jZ7CdrF7R6nH56jnu11fIb4wZeETZXJpaWtHnq0Vn11jsXbUkyJG5CmGoxUjQDjqFtroNi4ENgJqJOMkmMAff7oIisXSxfV4pLR1iO3q6dYqPsvVxeWwdTObYx+dGJz9jInF49Whmr7e+i+mpYpMcI7D27Fk3qssdjr5fTTIqKCup51H29i6+125nj8Jwnsq/ggBceI4VEzxWa7T0b1S3S9eaSQQWa8tZ6tw6xmeGOUISrurIWHy9Xjy4e6pEaojv8AnTHXqKrxHT3VPvt03hY21vYYO28UVbdSQYhhKypE2ZpLJNgrLdGsfTeaWSlIw5q9mJj4acTWSpebeOBMf1x4R7KOwxV9HBsPbw+72100/tCbjxeS929PsvuOWOrtX3c9ku+ftVzn1KxlFtdydjXMjtN9JpDBJNHuva9SKF/JrGqDVgeOs9Pans7/AJepYNd2ovAiYU7Zhcd4AOI2/wC4A74yJrN9R22XbbbdiNVjcgCePmjQoB//AEnlE8IHdFIDtq7VGV2nm4Ghy9b9Y2dnasoYSV8tjDkNu5itJyBDxZKvKh8By8uOSuG7b8DMGKEg94MHCTx7a6q03mxd0xqAMd4nsrQbtaL6a/Fh7Mar6d+bG3Ffq0AgnmqzFPVJEUiT1yFPIgDXkeK/MbYVTeU4gT8Mvbx/CsJGh9JwH3VOme38m6Nu4va27pYauBxOPpxZvIQ07r5InCWJ6wFkQyMa8E9aZNXjjP8ARmK69QLDL2fJNtYvNzLasRuLltl0SNMNExxzxic+zCp2bU4keAQZ6j0OdR9jdzbBxGexdbE7ZN+GG3Yku3alvI1hkILJvQQ4qvA5qZJrjY6c1vXWzWKSuG6iyhhs2totu8n7o6rRIw7PYRnwjv4UF2+rqRbJDHiOHUcZy6caXe4e1aRx+B3ttTBxbd2/nMfBafHQsoFOtNlcnUoS2GRKjy5HHLAuNtl41P1MBdmkZ3dpeacra1s03liTtm68SAZhhh7D1HCls9+t241i6Zuq0SMjGYPbx7jUTxRxyxO0HpKskyfUWA0mrGBFUyxRyFVlYF9CNVAfmNSNOOeCPcYRgVNbC3NNuQMTRtXI/p1j6npmSJ7bhXRZVf1fTQlz6ohdQCAAnkx4d1ZniIP20anQNTZUZrkxs0ESvYlJU2bM0riNJdQoErFegME1KpGoC9WuoHg0m1if6/0p2UEAxlWCo8M7zLH9RZLTIXl+WGOM9JKyTBiVUdX5E8SnPVufEbtdLCcAKktkKh1ZUI6OknMCxaWIiVZGMCKQv5getxEtgBXYDWSQHwJ5cShwqluFCPEZMgV9aVo5o47CixMUWUQLARKsc8aemfUjJSCF4fmDP/zA3MjlxEtuRAOJ6fOkASccDXoiSMa2pBbtydRgrohghg9P1D6iIAI1KGXX1JG/kSOGtkQQhj7ft76NguM9dHz6JiS4wluSn/6esYh6auoEKzRKvJGPQCZ20KjTkNASiCSEyHHp0mjFtNOoEnpFBukbfTSWlQSM0whrK0gUas7RSqsjddmcnqHWwAUc+fLRKkSQIaKiILEAHw19JoUaW98mj9ENFtXRzFoYEieNum1NH1lzyChm1XXQ8MAdA0/V0/pR5EqcR/ShjKXEs92YrXiPovWHS0U5J1+ZSus80qsNFB6SRpz4UK2AgMOPTpjSibeo4TwNJstYmKOSdngrRwzSiJeoh3ZnUzznqkWzMgRVKkjmSDqR08H4hCnM8enTrpWwiYjARSbKPq4euyBBThljKiR+rWPX+kLa6M0jgJoFOo6SdR0jp4RL28F+k1Cw85uoiithPqBMskSQVo4iRHM0yTmWFwzSWSHWNlaPQ9AGjHx0Xh1lQGJkTTNBwIOvp0zpOtVnZYmVFjqegGKuGCyLIHDvqyjojrunSqDRdF18ORsTbCEH6zkfdQscp/L8aAVDMfUCdNdCZH0HyyKnSYgXjYskcqv1aL4jzAA4bSzmCfFPT3fZTEqkFccOnzolMzWBrAjrArqZHcGF2i1UEr0n1n9Pr1A11ZfDTXgrWlW0HE9Y6dDQMzN9XGiJilsP6KA+hH+ZvnZpZPRjYjpVwyxjUk6HlqRpxaQqshyCxqFwxcADwii5h9RY+lIli9MsZkKlpgjEGPo/IkfM8j8OR58MGZWgGcaLSwaY4Z14sKSBUi+SNJXUyfMj2CQhUsxYhYV10C6acj4AnhHXEjxLT2yDBIhprxpAwlARjCOmQdC9EdjpQMVYKydSK/ifDlp5cJld1VzAEx3UbETESKS8JVewLbhRIWetER1NGjBjNbYF01ZU1qgajgnYonZVAKWPZS8K8VuT5TBGjR6BjH1etIuvqJIgDMsMQQkaaleQ589AhzBT7quqDbXS2I4VnNjoMjHEisyxRvJFFJqrGUykgzrMQpIQKoCDRToBy56xLce3qYRSKLeADTNNyhdym2b8GRpSPEwLCGf0lavbrtrHLBYikDxTV5k1WSJwQQfhz4updt3BiOGVU3tNaeDnwNTJi8pjtwVJL+OC1ZaFaSfI4BuuX9M0RxLksVoTLbxQU+B6pKh06gyANxk7zawddgGDmO77DV/Z7qfBezHHr7+2l+CxDbVrEr+hAleN6qDpdo66r1uXLv6qWLI6h1jU9HUCAW14poP0whJAGdXzJJiKUYoGsxtdurKi/T9UMKGWJK0Sos0dKoQ5HrMSWcAhwpAPM6FBj9K/T10lXUuOA6fGiH9WMixPGOt/pK8vX6YjkkK6Uqjo7aPIpUGQIAFJA15HggrF9JwWaa7oK6lzov6D14FtSK1md5PSh9N2Trn6gmkZ6VeSOBZAoblqxIPynUJSUu6FyJ6+mdRhDGp86RZqphriBINbEzgLGsgDO0hEczMujfK3UVVgWXkTrz0M6u4bxEaKFtNxx1AYUk26q14EqQtGsjtHIknzfUJUMZaeY9I9RmY6htAuobQ66Hh1Idy7T2VG0KI4np9lIlqv19NcoqtKiOwj6utY/U+UO0ZTXoD6EkjQHnxLa1AljlURGEA4UkzJP6yQK6u7nrcouhUFmCKW11eN9NOQBOnMfGyFRxnCRUQDKYP1Gk67CttfSjJDKobpI0KTydTqpUacgvysxAOgHidBw1sFHg4Y++lf06QoxP31IFWRI/qcuD/9MkdbGGXpCLZYPWqMQVCCNADYfVtegcjrxZuu6KHwienfWdt1cmFFG4ldIEVemSNYielpfSEmjdTN1BQYwzqW11f1dfPw4zWNt7jOgxrVAZDhiOrp0xozFKrBo5ZIREjHqURFIQsWvyjkTH+YDxRgPPkeK7rJqyrsVw+mhlkT1XkHUqhpYpRCrLI3Sr9PUrxsyoqOfm0+XxDEDh8Y0pgensqIKT4hhWfWACRJEZ1EYEXj6cgUj+pJ8zzWXA5aFiF/HiIlmMMMOuigqZzJoUPIgZlkYOOqJ5uo69CDRiYdSlbnyB0RtNPHQnh2C4f2zgKltkqSHwNZJJ6kp+SORtD0qQ3pp0AhiynT6lQQo5I/wDcPdBVdAmmBX65wmlV9XiUIj/P62jfUEVnBUOzpzjJiHR/ytSVPLQ+QWdWsqciKlc6lnGaxilOoVGhkGiqsMCdHoEhVASUem7zFlUO3THyA+HJiAccoNR2tWok/0p40JxNDHVCkdccQ16BKmj1rUMsjMgYydJYHUMSRqfEaijuLR1G4WnGul21xmtAEYRUW7h9Js7uUD0vQq0cFXZ1lkbWNcfcmLRmRWMzyygHTXQBuR+G1y0sthWQEkn7YqtdOq9dLdS/ImoxhKN6Zdh0aKTGrEEA9AKiUKxXTp0P5tNPtPHQFgrycW/GqSkFZ/KRT82TAsmNzkEg1gt17cbdfL00EFhQfVbpXpGhPSOeo18dOMPf3Dc3aKuABHzoUtMLRbgSaZUcfXjIykg9arYmhVhr/AJWE0EvPX5OqOTTTmT+HGuqk+F82FQLLYKcR9lTDjbaZSjDPBCkheFfUgr6VhV6VRLBdgVLEz6gaGHQAeOoPHN7vbMu40EEQc+uoyDBCChQ7IoVelEkYsYK0IlnZ0LSSCRQjQl9ToWRJDoCA40PDwY0Ez1U1swCwzpOORw1WPqt7jxFA/TMr1USa1eieIoixy14FJVl6DqjySMjMQBy14tbfl7OBGGPTqqhc3el5UExh1e776i7d9vb9+StNiL1m9bQyR2pJaH0UMsROsTRayO7SISRp0qoXTpA58alrbGwYBBX5VUe6bviIg01Z7zPBXXT+tCABOCRIvTK8oX/hKgt1KdOpTqAdDpxM9w3Fg/T8KESIPEUs1dx3rFn1bJNq46RwwCvUgjZlUSEIkVOGIGUysG6uks2nM8NZtWbYCqIY8B0mmdi0s5x66VrNrL1Y4zao36kTSnomvQfQxyda9T6G76DyhmTXUADUDz4nuFWMFSBHVGVQqDp8BBxpGlyqqWID2CqKH9Dq9LTp6PmkZCza9RB5lefInXiMtaS3pT6qM22Y6uPTqoHIX4x6UcTLIxhRpz6RCo0idbRI79Mj+mvSCSq6Hq0GniNst9TZkn3URg55RTjrOMPirGUsaJeyerQIS8pjrSg+mqM7EpoRq3USSPtGvENxv1AiSUGffUkEYt1U24IY7aGfr6RKOn5wSgtIC0kE0x1NeRoRqj6dLoNebIw4kuXXZtUDKhQjJ86ErsE9R0jXrfTplZI/kjDoAFZlEjOxPPTy18RxOqC5B+mBjSUySDxpWq22jTVqwncSsY5F645ToCIwo6eSK2h0HSfA8/AU7uyUXNVo4fCpbe4ZQVbIZUryLKH9KTqaYwpqskbRBY5ImDOyugC9KgsjDrJJHPXwrC0yfqXR+nJ+/wC2KnRvMGeJoJupVbqJcwvHprGqqDHp83S40ZNNNC5YDXkNOBY6yAAdZPwpvKCyXOHDtyorckX0xH/SYmM9PpMzko6AP1J0pJIUY6ByBzHLkOJLYcTBmDiKK7kMMKLZjN2t3X6ty/LM8sVCnia/qyiQRUcLRhpUK9dQusUYgj63GpBlkY8uWvY8m2lrfXj5+r6PkDA7p+dYe9vGypdAIBqyHYq1ctbdz+1pK1j1cNdG7ME8laTWeragEF+KqSgMyRWK0U3In8xI5E6Ym/5ba2vPG3FqGtBNGByMmOycT9tWLD3b1kEfVE9PZRHu7jM/TxOFvZVzYnkvz1qE8TSyAGeOK5kKcld4Q7JXEQLkM6owGhBbiK8iAamgdcH24/fUmqJJPvHT+lRQMjYngq3qwlq3ackc0FlW6ZILMcompThjySeGdNV8GOjaePEFtGs3DoaoGbDUy5ca3Udje5258T/2m7+dsdw3tpb825c21v7bGdoLBKmA3pt25DcFmtTvQW8fJ+m7goyAwyQvXZNY3R0ZlM223N/Y7tdzt9JvISQrgMpDKQVdTgysrFSDmJ7K1HW3v9qbd1SbDqJjDIhgQRkQQCCOIqb6G687vfI57d+5Ls+S3Pndw5bcW5chZaAS5TP53K2M1mMpI1aOKCM5DI2nmb01SNSekKo5CK9dvO5e5g7sS2GZOJ+2tCxpCL5Q8AAAHYMBj3RWlfult0bX7090sIkXoQ4zeWTuQxxlhFFRyFkZ6qVULokPoZPTkCAQPHnxX3r27iATD4jviPsyrJvWym5cADOffjRjCxYj9YztrKSRtNjtnPkqRsBGjnWtmcdjMhiLTsFNiLK4LLTJo2qPKkbHQqDxFscdvcZcwcO/u6ZVCrfqS+MZDp1iq9JYO284LOPnSapicoWx7vG3qujMGrwskiB7CxRnoLcgyDrUnqXjTS4/haCWw6fZ140HlJqIGFW6w923vTbdbtzZSrIdwV55sbkEuxZHH7dGQoQbgehNDAq5Gb1LVetYmZG6K8n1Giu8nTxs37hubU7S2ASy9fhXI/19pqjb2627/wC7ODBojiwx+Mce4VBu49rbj2dlnxG8aMuEsgl69aRfWq5GBy6w38fdWNYspTl6kVfR8G+VwHV14468Llu4bbLpaZ7O8RhXT22U29amV+NIrR9Qj5pBVVFZonCwvoo0MWpB6YukadK6szHQ6acRXHGkKn10ehWWRmDRyDrnR21lhUKiq4LK8kfpvE7dJV5a6SBhp8oYajTQcQgYgkyRTgs2C4GhFWyrkVYPpYoTMAWVovVkiiQSAqzF3jZz1NI5IYqdPhxIVBYAkkETRTDaW+mvIYTJX6KwhEMvrPPK+s0sZVkUvWhZWQ2mZtFkfQAAeRHAM6AlRj8vupipA1SIrLpj1P0oiZpChNiRiEaZlQt6RUKlmVpH6SNekN46DhMPBIkU5ZgNZx4V7DHLXl9KuWln6S87MgmWuVMiCSVj8rTiVhoiEdJ05efEBNsLJznOjXXOXVXjRPHYFaISWLM0hhmY6xkKrSNFNaZQ8ZgLMwjiVQQw1ALcS2yTi2QyPT50nLT5bZHGszWiiMjhRNecxSqrEMrwuGX05VmMggghcMXQBSQddPAcJrgP059Ps/GmTUuAyoKZDVlhNvpbIt1iMegzdakGSSJIj/yKwUnQnQqTzP8Al4htuolQDpmjuRgx+qvpuqJUsXLHVPY/+mii00DK2qpTj6CY2QgayFddCdAF58LzC0qBhRTKg8ZrOQQIBdty+vG4Y1YIBKojRh0xw9A62kleRWIkOoJ5Aanq4eZWQcenuowAFx6dONFj0CSvPdgYhUIqV1UyrGer1hM6oiCSaRCG6VYoh1/zHh1R2QhiYqKQIgYUReu0leW5aUwwM6Sx10Vh0uoYLZsgqus8mvUyEMQw0LBhpwajxZeAUAZhIjGc6JTKsxP1GkEADOqc3im11X15CIxroCW6VAI08iNCaq7EheA40AI8okfUaRgEm9FOUMAZnRFSRZLLuXZpnDcgJNOteY6upQBpxYZHjw/Vx6fCgIOoapyomQbTuo6xW9QgryQz1xFo7uOguIQ3MnkTqRy0JD4218Map6fKoCQWxGIr6xHLP1xpF11o19P5l6GmZJOqSQEMnXEV0Bbn4lQPMOF0xrwJqQTpOrI0SKNKIkgR/SWMu5fqLyP0lCuqgLHB06gakk66ac+ECFuFScZwoGZgBwHXQZHrqkMBBiQuhaTWNpZF6ekdXQ4IjZdNQQvT4c9TxYEri2R+VMhlYInGiFuVUp2BHzQR+nJoP/ms4jKjmwIDnXUHTQAjXnxMRBCr9M0L+BWgYkfZWGKhlXH1xGq9V2xdJ0ZkmaFY69VGjOqgqJGk1015A6gcK8ENuSdMGqiYzSx0aMIYeiFBKYJX5dQeIH/p1JDFECk/HXU+Z4qyogAEnjVo2yw1jCjqyO0TVUOqxTqZ2hHpmwrxo/pQuAsaCMxk8gFIALaeJEW7ZLF5gj8alUvhxYUNYrw5A/SuBNCPUdpZIxGs8weQ9EEiLGSkaIR1AjTnoeYBjtlbZEHHp07KN1LJET30z3hyW3L1fLYi1YjFeTrgvQlklryEdLRyldOpD+XUjpcHQgEkcWVupeUgjGcKo3bLW4YfT8ql3A5qrupYJKQr1MrC8lnJ4Ra+le3IUUy5LD+mjyKvSGaWmNekDWLQHpFe7tQAblsDUOHT41a2+4YsLbnw9dL8F+O+wUW5DVqSySxoY/VhsOGjEtqTQdTSVvHXpGrDQHUacUlBCllw1YVoOSRAIMdMaGCPeeMRSLFXhLNX63cyKnp6W7nIiMdcpY/MG1ZiQOK+q4pKdvTp3U5KlQvGhVCzTFoUjiqLDCaqoqj6alE5SWeWExM0k8i9UYbQEfMFPCQLMsYYU7agNJpM9WvanF2VZgPRK14I4lE0daJi6JGXjCtFaKkgnpYoDqRqdXLuuURNRqAF1DH7KTZOn5r9hFRyqiYFhCq12kJpw9IaM9bousiKNBy1Gh4U6mzJxoHWZk4np0/rSUIBFWnszRh2Qiw0RD9fWxJigEQVmkEKOzHqI1bQchrxaBAOZ0/L20AAHg99Nu1VKRyIzSPKjyyCHok9SSaRox/SiA5BSVQgEqG1Op8eLFm5gSR4agfHAjxAUg2I/pVHVoXkU9Dk6q8haRmGoIbpgVT56arodOLNkrdMDOoiF4/VTtEg6cZWRo0FQyWZkdGHVJNEK9fTTRmKxllGnz6N9mhHdqxxf6T0+6odh4mJI8Ao36sTdSSBFkZoubrJ16qG+eYclBVmBXq6R9vFO0jMw0Z9Onxq5cKhgpwWaGjuJEK8mqp1SKoMyGWP5i0nRAvUS3qAagMzBeZI8eBdRqIb4VKghtLGRSsroZpvTkk+f1VEMAIDuH1ZiVBMIQsF1Yxsx6vI86wYgY8ONShVZoodz0qhVSNZQVhPTqHClXUyRu5lm6XHNesKPA89eDbxeCfb06cKZgog44UGuidbBJEDR2FQAxtYVTHGFjTn0cnBQ6FeXkdAOE6LMEmaS4Ak8cKFjR4tFWvF0Q/1G+qb5I3HqshijCaFV6jrIY+rUEdXMgFJMODmaHSdWlgJnp91HZJf6EIPTYM+vT0yPDE/yso6ojOwVPHXqLodfjoAjAOoYnjUjXAFAiKzru0YUu0QkijbSFVKqhMitAzzRIzp1EaHT0ifDX41SgLaRJE/jTqQDjgTS1E9ussFz0JIoJJJVSRUb6US0tEmOpUFGL2NOoagtIPm58Fftoy6U+sdOndWvtbpVQpgiKjHN2mms7ptMQY5Gxod0RBExjxFiGPT01jVJHkYsdFA8fDz1eXpFm2ggPjI9s1HuLhGtowP3UwoFkcBljOgB0OhKrqpLDmDoOQ5/wCOnG4bS2xqY4cKoWrhuYipK2lE36XPNrqnoSkDloWZ5VAdtQocPaUqToAp5nyHNXrgXeRJkGtFsduCRjH20gYiCtFbkkyEXRWvzyLCSWkiS7DalAjm0XpMdyMsGjLL1KdVOoA411vBkFtDNzD4xgD8qzlUqxKiOz7qdf6eaFiWDGymtVsyJ6uNldZVkESdcckDwdMcpWXkHKRl0UanT5RQ3F5bhK3JN0ZfLH3ZddGSjDt6dPjR/wDVsbSyMa21EcU0a2gqWIEYurPHGbEtixXiLGzE3SheVx49KjTixy/brdBY8Dmff38Kxd5ca0PLtyWbq91QzuqNpdw5S39OKy5K5LbiiX0ynVbJl6Q0bNFo7v1aqenRuXGiim3iKoqZwOdL1PamNlRXkeyeiMdcjOUjM/8ATDiNVYSyhS5ICLo3T+YcZd7c35OnAz8KvW7CATcmKBOGo15fXpJJHINQIp69S9XkA0HzpkoZoKzsBrq3W3P8oHIum4dRDCQaTWk1wmVLda5lKrKlXJZCvq4kdcO1fDRuOnToP6NBjbOpGqksyLoTp58Ou7v25a0SqHPunKZ6d1Eu1sOYKgkddJs8EKM0pihFiX1FlPUJ7M7spEoN2b1ZJXUcz09RBB+b5TrF5t12JMk1J+mAVVQMfhQRkZFZE+SJjIzNGTohKgNGwbVV+bpYk9RKnkBpxJbttcOJOuowFQlpi3QEW3JbOaau8H1cgEDSQxSOGWSWCKZFlQ6yNdKOA0BI0c6E6/LxeVGWyVx1VQuXAXBWMTSTumS5+oNUsVZqRq9UMdWdZYpERHKFJIZQjxsvTzDc9fjwFolFwxk40bktnlwpHpXErSMJlZ6s6GOzGugkKdQKzQtqFFqrJo8RPLqHSflZgZCc4wNDwpxmISWEjeau769aWUDJXsVHKLHfjIRnCFjpIG+aMhl01Ujh0b9uIYeEjp066kVlu/8A6TjT5xVbbuFhazmsrj7l0q3oU8FYTNWpdJCEX1oB+nVur8v9WVSviQSNOI3YgwMUpxaDJJPjBpPy2cGctRzJEmNrVoI6VaqsjTTxwepK8cUller1p5ZJSzdCKFPJByGtd7yOmgglsx1Tx9nzqZUKqFWe2kixONWh/wDp4lGsUSHVk1KD84J6GY6HViW111HhxHZSfEZn+tO4GTcOnSKM4TDtmpbViZZK+LqVuq5mHmirVqFq0Xjxa357JVtMhZgdFSPqmcKzRqyoxW3a27M5KTpAx6uz3zgMzwyNV3usIBI1kwB8/ZA7vfUlR3dg7VqtLikxmRyKyejFDTByT2Fa368stm7KXEMVmBEjYEj5NQFOra2rf7pn8pZFvPVMcen31BdNtE1uAW48fvp24PudOZMVltv7ehguYHIxfWYkH66GTD2o7ED1IpNFlWH6XVTyPRIqkhgo1lKCzcKXyYYGDlj0Ptol3CsitaUBSRIH2VNPuCiju7b2H3CovIK36xZws1d4PShw31lJwIbUAJMc5ydcpKz/AJxyHFDeK5AVDqiTHZhHThVi8ieUriI6+rh7PuqqVuAO9i6IU9C2ryXE9EukkDyyyoyAdK+rRkZkXXp6VQfE8RWr8uBeMacBHTj86oIrjVxQ1eb2kbgFnaW4NjrNHJlNq5STN42ORnavfwO5gJpoqpb+pWmqZiGZ+nwYWByJ58WblwMwu5A4e7L2Z1p7Vz5ZtGJXLuNXs2R6dinKqrIiSSszorEOA2q9WrOAQpGvSX056eHEN2+ysNWKRVuzKLpGFa/PdxtObBd6RuBgY6HcLaWLtxWdG6Rk9uxHbeWrnT5DK1SOnIwPLSXXz04ztwykKq/UCT7/AMRhVbd24vCTBZcerqj7aq7jcTDu3cNjF20mhiG3Xgaz0NYWtm2t1RirTxJpO1OXLJXrzCImT0ZHZUbpIN/Z2rqpgRpJnHs4H7cMBVOF1agcRAo5vvthdsbFq72pwPFdxFq1DuPHevJM61IZhQu2ax6esthL0LrJ46wszcgg4si663/JMCY6s4nskUd+2Gtm4OGfCgsFuJK2yMVBHaTC5irmcjHBuPGUK+QyteGtXXJ0oBGLVO1QvfXWfTWyXEf0pIVmIMZlu3ru3lkYw4HhmB1GOB7uFR2LaXVgr+oD9XHun31Y/t93Y2R3awcPazvxVpU91ddePam7EC46rdvSKtSCxjciiSRbW3SJelT16Y/JR/Iyq2kbEL+13yeRcXTcxiD+bORjx6suyrBW4jalBgZ9OnfVZ9zYzH4DcufxFDMTZ2hj8xfx2LvrU+ljvxVZniNiOnG80aRiWNlM3UFcgyDRGC8c9eQKWtDxQc+uOnCtC0zSIpFkVRIJrMqvDGyFIgpeJpSwBjiaJ+uaeQx6jUFVHPTUamJAisEAhj8M6sQVM5g9Ok9VPyztbDnYW3N3ne22rmWye6M9tzM9rRHn6W89sUsfVjvYDdGSmtYsbc3HtTckDNHFJSvGzVvI0NmBQ8byV/PuHeXLXlsLKBStyQVaYkRmCD3yMZqQ2ke0t3UhLEgrxEdYgDHHKm36XOQNVSGoo0sBuuEtXcALJY9LQCPoiK+murlj82nIEzcZ21D6hl09tCUUGDipNYGOWU+jDLDDXeLrWwBE7SxaELXUaMlKAD5NfzPzA10B4ka8rquEEZ9ONNcQh4JAXh8qwSz1CT0gkSOTHLYWNV6lV+mUU+v+m9hJUKljqhOupY6cQhdKnRjSABOBjvr0GGBlr0xC8aWHaed1R/p36FQLCrh5Z8i0pPVrqnPU6DiSfACCdVHA1dfb1V4/TTQw1YnnuO7etbmPWrMjMj2JCqpL9RH06pCnUOenhz4ixuAsDFuMu2kZThXlqsIpJCskU9rpiPzyLEsbM5VZZtXZxWR9CFIUg+HUeFadVYBxE0BUMC35uqk+SAVzALMdd7U0hZ4mhEBKgTPY16SvRUZ3XrYhddDqeXB3QJ1KCBSggwThFCrTsQtLZsSh7TIUTHEyK5fkwrU4mBMKMp6mL6kr4EA8xDIF8UyKkRWjAAJwoKSOFkWzcFiXqQiFEPqtVKBHkNWNA0dhWI0Y8iS3ynTQkg5MIPpJqJ5KEDBqIPGXjjnuelDBHM7xDrLLW9VoAiTqQYJZxL8x06o1PL8w5SAmypCYgmmKM0TAge+icqPKs8kyCOGBFVIn1Jj6CWhlnVwEkDAckUt8uhJ00HEwKvDE+L+lMuGQw/rSPMstoQKscUVYgSBZGdWsSRgazWXk5iNEj6kA5lifADiSwyoSSfEcqhusSZiAPtoI1ntFxEkgrNLGzFTGJZokCorzTRav6Ca6hVUctBrrrwpXFmOPv6cKdF1CTBnp+NYzD6hmrV4nirq5T1mDpGzwkOI2IToiruFJ1IUAAEHzMkyvmEzH29PnUT68lFFvRDziD0y0Mf8Azul2BLBD0xQj05FCxyIrsCvkAfzDQNSnxn6urL40zM6jHGgSHK+hDLAvQyJbKIPVkAZWjSEtqqgsTr83JSSD48EgcyXxAGHuxpC2CgAMCkTNhYKJrozSu8sIaTQ6D5pHWLV2Zy7dOpBPVrrr8OJ7Ra5cDHBVoNwBasaJlic6VY4ZKUdOisTSyfpdRJwrvCoFszZBwrojMbBW4nSOQJ+PCvXEZiD14dOqo7Cr5eoCWNZsG6Po4gNU+dmdlf0lRVHUGUq0uoVj1AFuokctOAt3ChII8NSsxaFURQzN9IHhhkeIt+cl9TEjMo6esD/57P8AFerqA8uGNtynm4aPZUiR5U/mnOjEHV6kMFR2SWSsUm6dAsUTMrFyHOkbLy1IALsSDy4gYqTrYeHh06CkQ4An6fto20Ykjiogv1ydST9T6wwwgfN6it0BppVbT5j83LkOegiNXmGdINCZaCw4U08nhbWGtx3sTJMk1c/VkV2b1KbxSARTRyLqBrqD0EkqdQCw8Lu33CMDbaIPx6dlVrm3YDzE4dMKkjBbii3fWkquYaO5zEFsIsiVo8/BGys30TSMsdbKSLr1KT0zNzPzalgu7XRgvEyPx6dlHY3JVSjYzx6qW47YjK1I1sREKVyCtHJDYghjDQR4/wBCTp1txvIPl1Hza6nQcY5sXFJ1HGftrRtkKo1QW6ZUe6vUeKnEiwLFJE9kxSkqTq6wwIjFURUgHpMNOR1JB5cM6IpDXM6lm4xkZVjZiMvp41pJJUpuktx1i+WSUaiCo0jyK3XFInRoACV1BB5Hg2VY8yMOrjw7qaAg0nP2UnWI5J5Vjh1CD0/UiHyQPbkYSQwRkqU6Dr8w/KqjQ8+ZG2bYwb66huiWmMaIW4nYx+mg66qEzmXoJmumYlYflk1P9QdQOoAUAajys29AkPMGgOK4Rq49O6ka7HI1nRSOmKSZRKv5GsSp0mR+pFdRXUE8xoNOR58BbgrgfBRsiquUseNIVmolv1EdJDHEXrJ0aeiXeLUzDRQYgFX4/mI5cXLb+Sw0nE/Yaqm2SuIzoCh6sgeed+sOFaMu/pM3S7aovyxoqsPD5tdTrz8eJ93d1AKoxBodugRQchTg9JgECmFWPWvXO2ki66rE8o1DFx6moAUMvMkjkBRDy8KYoWliJGM0bqkrIsrAsViaKQmIpAqrJ8jggHqZmfkdX6RryHEjIpUhgTJkGp0xwGJFGOoNP0qztIqhY69diCFj8etpASQWIJK+mVU/HTSuUVV0RK0UNq1ZCj3qEJGkkgEgZfkUdTByWKR6kyI07yLqX6W0UctSeTFIXDIdOn3VNqWYxMj7qAaZWRyqyqEUtM4PXaL6prK4iIkWMs2pIZOWnyseGKHPOgDyQM1FGuhTLH6iAkvMWWVh0qWQMjACIjTqGjf03HPkwJOjaXAJX8OnGjwYahn+NGxIzwq/petJ1CKNllcIyxllKlhZCRRRnk/UdF5AjyA2rXmMwmGikQSoJGRoqsriUauvqp1COJI4Fib1gU6GKFi8fVGFEixAKdD16c+JyAFAyFQqSGk4jp0yqVNn5jb1vbk+3N0vjqKY68bODtyvZhezdz0kkeYgntQiSsK1OSrAdZNW0UDTRNeMPf2t556brZlpP1CZEDKB2yR7OFauyuIoYOQBwPv9nAe+os35hKVeXOWMSUs0Ys4MNWk9VF6lixcD1ZJ4okEFgTCG16Mh0LhGXy43uVXHATzsLpUtB6geHdhIxianuhXtEW4IkgkfMiofZTG0S/OA3Sh6mdUX1WHS7jkoXV9fuHHS3LgWwScRiazBNtwFHGOzE1YvbuDxuP27lnnU2LmNrYYW10T0oRbyEaPYlX1QZ68TVNQNQnUDyOug4A7q7d36Pbwtlm65MA5duPfWzuF0bUjCViaj5qaCxdr87VOxHD09DepCJo3aGd4yqdaSSCFH1QaB+Strz41Ed5BceKsgXxMr9WVCM6mGaQMtZAU63kaKQ2GRjznWRpA0rjTT1JWZOokLxPct3XMsPEff0xqu13y8Dx6dPbTL3LWkvywMS/qQoY4T0MyGt80oUoelj0jRiflCljrrqOL2zvNYtaTxPywqluU1nUv1Ck7E43qkRrXXPHWHWiRNoqSsw6tHYtqEfloAfm100IGs93dMFlCBPX3H7/lQpZgicyadgkDCNGZ7B6lMtZF9J4tGdtZHklPQzEgkzHQA/l18KQRrjajwy7atMTAU41i8azy+pNLLCBqpjib1vWErHphDIGmlJj8o1UcmIOnLgEGlyCPDTsoZc8RQXppGJWk1QqqOqIel3fqKBpUVnTpPVqASz9WnIc9UfEPDgtCrm3hEuazaGNDJoldUb5pbE0jzStEHUBEAYMyL1+YjQaEa8iCysBBE07ZTmen3VgssNOnPmbawzRYdo4oKxWOSPIZu2vXTpTMqpGyQpEbNmNB0iKIISTKDxq7RCqayAZyn7qobshgF48envpqYrI5MxXHhmsCaxclnu242MbzSSpK7F7CDrhZpZCWI6dQfHUDiZ7vkjSDj8c6G3bDrgMsKDfEi48Pq25Gc+qxYgSM/5TJ+eX1yetgCzctefhqeKt27+ZIwqz+1MgE50q2cDV/TxXiULPFzjkVxPJJK6s/RO8a+n1EqAwU/KANPtgLutzzW/wAs07WRBtAeIcaR8ez9TYe030lqKbqxViRulaeQkA6q00hHUKGWACkk9MUnS/Jesm82q7aDAA2+nSPtqiEKXNQ+rI9vThSlGJputzB6EyTNFdjZdJa08R0ljnhaX1S0Ug1GvSo+UHzHFC5gxVZgDCtG3pZdeBahoonjlYuwk9VUMllm0XoH5lMyLIg01GoUDo0I1Go4ZcQFOBHv+ynYsDlhRGyw6ZNemV1BkPSixw1ywbUkE/0vUGp+YhmPhry4sW7T6tdVrxIzx6dlP/fjttvGbE2fUaarZx+3sfvLcTRSypPb3RvWouSqGyNesHCbSloVa4bnEryMoUyuW1L1sWRbsW8fAGMgDxticv7RAE9tULJNx33DDwloXuXD4mT98VHVQap19RSZNA0x6Qp9FVLevGT0OhRgQxHiQPs4KyGVwua8RTXwroZqXtgVpZo94Wop2gkGBihmhSZI7F717TTLBV6m/okmuFeTXX5tNNDwPNdOtGgBWJw7o+fQ02wVlRschVt99TSZ3snvNhXgjX19sZPLRdAljx+bD0bP1BgVgsNTO1bMEyOCVUyMAfkbjOvuLeIxBGB+HZxrVuaG27qMD9siaqLhHjnoS6hQ9d2q2Y3Y6M8a9BnALsB6sPLp/wCJeYPhxnX4e71Ln7D7Kz7ZKLpU4VbL2WYmD/Wfcd8nMaNWvtXFY+jbkSMKl3I54W4UWduavXjxcrqD5aDkNOJ2YGyp4A/f88suFaexsqXZzgNOftrYTUzOJ2xLaa3kabwMXZ46kysSXKLqYCAa3qSyEsjEqp1IY6gcMx1AG4fDHCr1sKG1Hgf6VX/v7u3aW7cTt+7Htyn3Bze0dx1Mlg9mTTWY4Nwvf6cbawEz4y3XsW4spKK7fTpMr2XhEaAsygxIqPdBefLx+nPLp8+uo9ybd1dbQVXHOPZmM619zxbz2fvonceHxu2N9Zi5jrsWy8dj4IcNhcVZy1e/BFPXxtuzDGtSLHDqptOZ16gJm9YvxrFbdm0yaWAEEBpmDiMc8vdWJbcXXL21AUnLtHZn07astkty07CZWu708JFmMllLmTjimVoqePzWSt5DJVMYthSzG/ZsvGAR1rH1DmeluMp2ZyLgDeYo98ACfl31p6VA0rAUn+tUwjqtUuWqaKhqUrMtWK187TSwVjN6JHQAjxLCepi2hUtyPjpPurjXEWCJjH3Utta0IV04kn5nso2UVEWtBWBFhElntWU9ZGeQuwZvKxbdgNAQo0IJIJPFJbR0Fn4HrM1O02zpPGjsI6HeGGH1LjRCNzI4MhSPoaIWAFZYVABcCM81HTy0B4gcMfFGA6qkRBIIw6Y0Mo9ArC7zWrUkiayKnpxxKs7o5VV0aKMKvV6oYsSPE8uIFPimDqo0PA4z1dOus0NeKX17LyWJVm9OtXRZo20JUutaEMWBdAFZyNdOfUvImQhiYw0Rj39O6liyyMI+Ay66NLXSxHV+sToUFylSR0njMjMxiEao0STMoX4+mNdeZ0PEYVkeVyp8DByIoawry+tNMy1a/puFjCBXeFY2KTWfT0MUkUsfUY1AcE6MPEGa2FwBxuZ0m1DxtkaTlSSw8QLSVqwjgmkdFUT2Y16HSCR4BHBRrBnYt4O+gHgOERIOGLGOroe+jWWBHH7KFNuSdX9C08az2Gg9SKKMIygxiSCtoB6RecgPM2kRD8/PiN1RNKrOWc9Y/pSOq4NIiaxb0oAIqrESVLKq80nTJFHM8Lx/T9ZjP1NuWXqdG+bqI15a8iVFLqx+jp0iifSBpPAVlA9SKoYK0UjXXgZ70lyMR9JboWWxcMrqAsSkomq6kDROR1aG+vmXhqMRl2fCnUqqwuZoB68dcsnpCa5NGzTwOy9UinpjRbDeq7x1U01ABABAOuuh4lVtSFX4ZdvzqIpJLHOg5YbEPqzWilqyWj9F1IeSUStFGalVEAmFKPmC7HUhdGBAOreF1kDHjOVGAymCZAyrGFH+p/UZWJ6WlCpGOnoD9KpSroi+o5sLGSzrroVOnPQmchRbVQBh8e0/0qMfq4jOg1VpJVltRs8XUHgisNG8UbkMToV9NZJXRwfDkw/4uAI1AB8BnToCARGM8aSrVaa9H1yQxxVZiZkilk6ZHMLsWtyIWSIwkt+UrzY6nnxIEOJ4Rh+FAdaSTiDRaw7WrMYEQggT5nbqRHCy6+rLPK+qCooc9CjRjyAOg4lVbflahGvp06qjuxI04zRB0mnP00ar6Mbv1TKnptY9N0VQkjPGPShI0bXUBQANGIACVCw+ZpAFQIjGsJh6sssFZnbpcRSSo3MfkCwRO2upeFgf8wUE+QHDoCBpHuptYmGmaT5/6AEMXQsag6TBNVrQGVtIYkVVaxYZyF0J1158xz4OAWgiG6dMqFTpOX40U1eJVggRA6Oo6l0BhidtZLT9bgGYaqGP5idNB48TWrYJ1XDK/Dupi2s+Dry6vhSZJQe9kcFjQjtJPLJPMnpqkh9EEhnBYxlnRNCCPIDi1ZR2UsPonDp0zrP3L4aWz99OLLHoyWSELoWXITU4fmBRK+OkWmsjkAylBHVCg6EgHw5jirKk/wCyPeY9vGrG3JW0AMKLwwrEukamSWct6RZ+mbqmGjWSTHEqJGPieQAOo8CFwsWPXFGqDVPAmlCBWrokqKosyvoHKx/9UyxhVlI0YosehOmmpB1014ZGOk23MLGX2VOFUjUhwHT7aAMQrqZy/qTicrGrA9DSeqxieFy2hXr0XTTQ8joefEesOYyWmtgwS4rDnTjkkkJmfkXCsrerKSQnNnbWCsDr1jT83Mc+cjOzQjABKEvqIEd9ZxyJEokJZv6jJ6cYZvVmGnTXLEhfShHiCvT1fZwDLDEr06fbSUI0nNZ403b2FRohkaEjw3km0ZI2RVnn6lLiqQV9J4l1+cL0kg6+OvFq3fNtgLuKkdDxqC7tg6G5bgHqp87c3SM464zNlaW54FaCrkJwsNfItEhWKDJk9WluInRJWBBA6T8vgr1kv47YgHGar2b3luUuyV+VK8U5rQt6i/1HBR0jnWSKxfYdHQ0olaH0oeohCPkc/NqfE5WhnuQY0g41sp4x4MqMV5hUrrISspMx+WQPI4vMjIwiZm65o6o+QjVuYJU/GR9RJC4imLKRBzHzo2r/AEeN+oT05Z4yrP0tNIs9qyWawArgMIIFHSg/N1a6acVBbJvFziTQ6pWCTNAPBHXpzSxwRyydTJX6SSbNydl9Zl0YatCCFUBuS8tddALElsJk8aeU+sY0ReNa9domAklmlkj5kGWS3JGGsz+mzSSSRWHX0wQysCB8CSFoan1GdI6DpFJoKGTAHCm+1aatX9TRpFkKQRoGJSd29T1HRHZjCwZXIDDXReWunFwnVc0kYVAgaInE0i0Boh+mKxn5y5UrPMYPFwyx6gRlTo3Uy6aa6eHFu8EK+PqodUYKJE0rmRG6SkUCjXRmnMaxDQkM4UdchLELopTUc9PPigixJU4caYMQQAAfuoSPT1H6iXY+n6nqj041UqDGwDfMYhK2gDMV0HIcWiz6ApH6fXjSUnUTb+vs9v416jq0Id/SWNYojpXRh1aAqqMqxsHIBB16VJ05ORxACCINSW5KkPIPTp76O69NddFHpllEQToZItFblYLl45G6VHzdTciQQSOYnG4VGCznRgRb7KERJS0aQyWEJLiOUn1JgzLrJ9H/AEw7qqgco0TRfFuZ0AeWsl8entpk1agVzoVBH0mNQJYwQ/5o4KquQujTSF/Rcgk/Kzvz0+UHlwlljhgBl041KIglvq6dPdR0iMVYQSrpIZJF9IyqiRkqPRiZwmragklRGg56cuDUICSPr4x06ugoWH6Y/t6dOmJX1AY5GVY44AIetAhkhAPUTyPIaN1A6vL4n4HRnQSGLCCcsPjQ2yAThNYB2nLERxQF0Lv1kq6IRqIysJktOhVAG6TCig+J4juBZATPpNTWzIbVM91AyPYetNXhadMZ6sUmVlgrjpllEkP6VFPP/wAmsy2oeqEFTI0hYBvnI4N/M0IBOsTp4f7UdeGcHvqzsnEMYhR7aQMstOscdPCYraNbgu2op2Hqeh6qIlCSLUEOD1NKXKdS+QHVxastedGW6GAiAYPtzqTcuo0+SMZx99PBRmWq3hLNkvoWjrNlEhgkWua6v1Y+GzM8arDF65cRkKytMSEPLUZltdsrKF0G7J04icRjGOcZ8euq11tyUOvXowmQY7Jw91J1ZI9HkYMvQDMVjl6pX+U9MLxeq7MhjHIyMDqR0qPK1hqBOdVVCgnio6f0oNy7KToepC4HqnoRteoSJXPoxs0nV/mhj1AH5vMzyzQmQ6/x6qrXQWEvgeHT+lIVmNPn9ViWQM2nqIvqMZQsqS+q3SIg+hJcg9WhI+N+0yqoW4AT140zpgCCI+z+lBL6mg9NlKsEdkg+WMBivJ5RGz+mnTzVQo/jxWurbYamMLwHy6qFWaNIGHXRlmsEFYzpELKBjCh65J+npkIPphYm0I0I62K6kAc+Eijy9StjGR+z4ffUxyERFCRgyRy6l4o42kAOr6TM5H+Ut64ihIHNyvVrqBpqADgj64ofCcDnRYaaaBR9Szs0YMkbME6NXRpVVI108/TTq6dBqeegkMT4ThQOCTJ+oZdMOFemOKVo0Q1uuWQQq80scFJfVmK62DKBVgrrJInVK56UC6+OvD2VVtQYwR10FxrgXwjH39PupB3hNLNZqY2ks36FjJ7lCjkZYGq1cvl+uCXO5ZZZljiLWJXjCJqDFUSBSBrz1QwibYaIGfV0yqmQxaGImemdYxxQR1I4a7RERqWkeKVJJJh8oZfVQyVYyWbqPOQ6gjkNBxWYB2m5geE4fDPh8atqNMBJPd1/GjFdZSdZHABZE+dQzh1PpqwBCg9T6sCeZOp1HnCxGAQYcft+zsqzj9TYt1Uow9ZljjTrWXqTqn1JkC6ydAjUDq0B019JTqxXXQDgdyqo2GKx19OnGhVlUiBJpB3BBUl/rLMi3AGaaCWVIiyBUBBBCFWC6lOpiW5aDQ6GawbgEmfK4Rl7vnVe95TTpgPWQkltV55rcUsGWxcFdMtXs9cD5jF6xLTmlabp/wDu1MMmisOqzF0kalW6rBMNwxOHWD07ahQtMgGONGwwYLIURYG0KwyEaFABzmJVBCmj69I1JYEHwJ4q+WpuQzQ3X06YirQZtJYDDq6dlFrg66kqalYjGA7sQq9eoQK2p9ManmWcggD7eJ0BN7DDp0+NQ3j+kdQxmnf3c1/7ibz9ZpJI0zIWAzJJGrY+rj6UGJMKzIlgwTUY4ngI+R4ShAKlSdTeXLzby49xSGLYSDIGEYdURGFZ/L0tW9siIQ1sA4gyCZM5TjP4019VW9c5a/8AWWlZiB+QOXDOis6AHUA9JLA6gkkchtICAZhY6dDUr9dSJ2xKxbyxfXHFNTmgvw5BXc+ilSWpMqyW2g1MVeKyI26j06a8j1cuJeakftgRMAYYZ908Y7+6g27ubwUqQhOJFXNt0JMn2iNvC5mticq2ycdgt7QXqrJUWHFZoTbNzcFZo5JBDZqU68KSMdLdK2HhYyRdLYN8EqfMjyiJxPwnCD8jnWo4nbkyJjH7PuqrdXt1sKz22TeEXc6lD3By1+Ge1tGE04YcDVXI2KWTx2VoS2kyk96Qg2EnISJYVAGpbi2yTbRmK6YyOcYfEVQElSGgJ9tT/wBq9w4zb+CzVfZdLe+ZlsPi33AE2xcyk75OKi8NNrVxB9JjcdJXDNXijkBIJI15kVnsBs3QT24f1rU2zqiGNROE+En5YAU5F3H3JyKPNtvacOHhqQi79Zu1opbarFdxuKaWjgq8rSZDIV5szHOlRRYlniillSCZa0vTGgsi5puklIjDL3mIHbQPfvkSiGe3v+Pd+NVw7oUt61t32KmYzN/cljFbs9Oplo4Mzhcbncpj7jDGW8HFmcVgL31eaggjemstOvYSOUBooyGUaG2NoJFkKLhAmCCR7ROGf31WvNee8fMBCDPCAak/eOHx1PM9tt3R39s2ZLGNz1CfamLymMs7gxdZIosrSs3cdVb9Ut2bVieWpblkEssUqKsj9QbiLc4OwbVqIGc/HOOwH2VFt1C4kqTPA9P61Ee+nu5DLQ+sl2mIoJ7d1gtytNLWOiwY8IfS1iCfNK2pXQrr4aCsp0LpXUWMY8AZ9taCAltRim4sZlTX1mjRlEliOMCJlAjPT60oDSdHpNr6agHTT4HimW8ER7atEjUNP1dPhR2AwSgrCjpWEUCpPGyQyy/Mnz1IWVmiVIlOnUASCekanlC4cAEnw1M4H54np+FYQiroYKX0PpJoXst0mOP5A0sVdWkjW3OVX5mbmASDz0PBKWQFl1GRkAT3T1CmUKRBiZ6RR1iqJZ6Yq8rSSqr/AFUwWKFmU6yyrKwkPpjwVGGp1OgHjWQ6rkNIHGkePlxFHR1VYxzmu2ZQrsNFRTG7hZFU9JSpWT1By1IHSPHkRLKnDECaQJCDqryRkDfWXtWlQyrVgRAC0a9DPFjqnztIJSzdcp5KoIYjkSUWYK/Enp8qIklZcYdO6gl6ZIa/rEwQQCwoPySY3rKM6tPoES3P0dXiug5Dx8IGYqxNsSx98fZTTJBxCcOqax6/qDN1wrFW9KX5GIhdtZVMsliQzII9EXQISx0PLQc+B8TLDTPWcOnf11IjrJYL7K8iAcpBA6JRMdWWazKtdZWYsGjhjWNWjihGqjUnTpHygtwgoAXzGE/D3/OimCSmZrMaIZoqzxtbXq+onqJOwHrSsJliiYGOSaEuurF9Q41fw4IM4bEeDhUZCHxH6+qgoa0UX0i1p1dz6YkUSpLFCnJLEtyecJHNZaPRii66E/ADgmFstLHH7cMKaWUroEp8qzP0cUVrl68reg08SlFLjSFq65CfRUgol+jkCoHgCeZ4MDSZnD3/AAp4whs6KgRQzxF1lmtiAxSrDM5maCEStE8Rbrl+heXr6W0UvqQeQI4jB1KTiMcJHdnSw1Dqr4f1bDzz9UTSRII44uUcUcqlawhiV11KEa6hSq+WmpIW41BF04v0ihBAbUo6fPpnX0rJZFeSaNYKcfoCrBJJLDGbqx6mYuY+iV3mGkMfNh56nxEA6JP1H4CnJYiAMKSrLpNGokVo8fFbk6+sIkM3VqZHtsQkpWOcD5SQTJoAOZ0lVrgMgEtGGfblQE+ESDjQFxPqPqIq5hiiggH1M8cgilsJ0BV006AaRRCzctApOhB5cTgEY4GRl1Z+7phUVyZIXL8aJaRvGscCJH1rGLNj1oxGiQnpiaCIM8a/UStyA69G5n8unEZ1KxmD09lGAAQZnCvZkWNWhhaBndn6J1YtBE4cxzBukMDKVHUSCWLc20PBENIZT4fjUJiTMY0mlIIIkSN1mczz9LFhLpYBdZHZmCv9S3USy8tPLw4khS8tSOXCKR2ECeo8sb2HMyj0fXaGZ5WEo63eIAwhCGIXx0189eJmZ3IX6UHGPvzoSP7T4Y6cP60WwWWsYTddW7DhZ9wWIKk8K0IXspPO7asksJjq2ZykD9IOqN6g6hqPEaSIvlgav05nPCe/L2VmuyeYJGWfWerp7qOV0EcUk1uRHmeSaeaI6s5sMeqWIxt0yRlX5FB0nr18uMxv8xsMfxq0py6qOxQxeq8liZNXhaToYxiUQdT9MMUYBkjIAPMMB0k8+IlLaojp0mrIIzX6R06fOjyRRsyyWZyrMg0SQQgRwv8A8teggBwUX5tNOjl83PXgCTMMMKJQhfDPp0NYFPVZ5p3gSVpbBihkJhtDRZVfkwL+tJH46aBRoTryHC0prOOFGWeCrZdcUUkDS2K7tpHHJEBVDMgjrxL1dbdDoFkJ0006SWGp5a8FGteqOB41C2lTCwSenupPaL1HiLzNHLF1RwLKSOqHrIsTRdSAyodU1H+Ujz8DaVQ6wxCjpFAYAAX6uyg2sOjAtBLJCJdIQsRBZo4yXfVj0iWQahFUHU6+HAqltnHijqnCl4gCRTYiqxZLMSNlp0oRNOktn6mZa7x0z0dESrYeOUuKugTkfl5/DW8FCWQtszh7O09XXxrMvMxuSRmfdUy5StjoLtJsZZrtVFWKHHqpFmqCw6VnQxEl/wCm3yDpLDQHqB4znS2F8J8Rz6Y+2tSy93TGnhhRMSSmzE5RhWRuigk6kddghQ0iKwAKxtpr4FiV5gg8VNMk6SQvTp99TkkKNX1z99HPUmeSP0k6fR9NK4IaN5LLSD1GPqwN6kcRLnXXpbQjXx1fSgcEkEfH50sAIGPy+VZu8cskOqxqK49CgUX0oLKyt0CxCJRGmsCyEnp5FlB8dBwdwaPoJYcevp3040aI4DOittnZzHCsiKjRQ13kClXml1VZom/MRGokI5BlY+J58VlXTxJHZ9v20d1kK6YjrNEHC/UdMDsESJIInWNNZBo49awD1KYwgZgVCjTkp8DxKwDKC2B6dPfURJkaeGXb11//2Q==', 'room1.jpg');</text:p>
      <text:p text:style-name="P1">INSERT INTO `content` (`id`, `randomnr`, `text_input`, `image`, `image_name`) VALUES</text:p>
      <text:p text:style-name="P1">(6, 9683003, '', 'data:image/jpeg;base64,/9j/4AAQSkZJRgABAgAAZABkAAD/7AARRHVja3kAAQAEAAAAZAAA/+4ADkFkb2JlAGTAAAAAAf/bAIQAAQEBAQEBAQEBAQEBAQEBAQEBAQEBAQEBAQEBAQEBAQEBAQEBAQEBAQEBAQICAgICAgICAgICAwMDAwMDAwMDAwEBAQEBAQECAQECAgIBAgIDAwMDAwMDAwMDAwMDAwMDAwMDAwMDAwMDAwMDAwMDAwMDAwMDAwMDAwMDAwMDAwMD/8AAEQgBjwJYAwERAAIRAQMRAf/EANMAAAAGAwEBAQAAAAAAAAAAAAMEBQYHCAIJCgEACwEAAQUBAQEBAAAAAAAAAAAAAgABAwQFBgcICRAAAgIBAgQEAwYDBQcCBAENAQIDBAURBgAhEgcxQRMIUSIUYXGBMhUJkaEj8LHBQhbR4VIzJBcK8WJyQzQlgpJzNbJENicZolNjkxgRAAIBAgQCBwUHAgMHAgUACwECEQADITESBEEF8FFhcSITBoGRobEywdHhQiMUB/FSYjMVcoKSsiQWCKJDwlNjNBdzRCXSg5O0ozVFCf/aAAwDAQACEQMRAD8A3i06w5cvMD7fwHh/s4i1g51MFHHMU66tUADl8OXjp4czy8teA8wHAU3lkZ04q1fw1XXTnz/4vt+zhwST208RS9WraEHTy0+H466fHgmYAdtKBxpfr19ANBpyP9j5jiOZNNFLEMGunLXw1+/x+zhTGNNE0rQwkacj/b7hpw5MinilOKIDw/hpr/LhppRR+KPwPiNNP7faOFNPFHkj8fv/ADAc/jr8DwwpqOxx6eOuvh4fxHMeGp4XdSo9Gn+Go4aaejqL4cvu8eHpUdjT+8a/w8OHpqPIn+/x/v8Ax4bupUdRSPu8APPlwqVHI1108fDX/wBPh8eHpUdjHgft05+H36fjw1Kj0Y0+4DT7+HpUbjHh48z/AA+On3cKlR1PH/edNeGpUaQcv7/s5/Hh6VHE56HwOmvw56/jyOvCpUaTx/j/AIf38KlRpPD+8/2+HCpUZTkBy/t/v4VKjaeOvj/h9v8ADhUqNIfH8OFSoynw1+38eXCpUaU6j7ef2f28eFSown5R+P8AfwqVDoRpp58/7+FSowh5afDhUqMJ4fj/ALOFSowp1H3f3eXCpUZU6gfEcKlRhTqPtHjwqVGFbUDnz4VKh1b+PD502XdQ6uRyPL7fDiRGERxpiOqjCSsPE6j+38uJJFMQOGdC+svn+PiP5EcNIpoNYSW4Il6nfT5goHiSzBiAOfwU8NqExxpQaLPkYx+VSftY9P8ALnwVNRWTIWSCY1AAHMrGW08dTqdR5cI4CTgPdSpp5Xd+HxgP6puXFY/TxSxlakEn/wDpjlEp+4LxXbdbZTBuLq6gZPuE0QR2+kE+yo6yPeXt/TLaZybKONT04vH3bQJ//PTRVq/49fAHeWvyq5PdA97EfKjFi6cxA7TTAyfuGw0JYY3bmTs6c1lyN+lj4zrqATHAl99D94PEZ3lwjwoo72n5D7aLyDxYe4/hUfZH3EbmnLJjsfgsdrqFIguZWceOnzzTRw6gf/4tOAbcblsNQA/wr980fkJ2np040xr/AHY7jZLVTncxEja6pj4KmIiA1GoElaGvIf8A8rXgPG31u8drEfAQKLykHAe38TTLu5HcOQYyXr1mwzf5sjk7d9tSdT+d5NBy8NRw620U6hGrrp9Bx+zCkh4LT/8ANudOvlFCuo08QHkLEcuXhwUgDCm0FuygWooeTNZkPkHmKKfh8sYj8f8ADhAzT+XhhnWH0Ua81rx9Q00Zx6p+8M+p14cXGGHCm8se2vGrSnXQaDn4DQc+X4jhFjT+WuXGiz0ZCCOZ8h4+HPXl5cKn0DTjnQf6Yx8QfH+4czqefIcKONJFGnGsv0o/8Pw56ag8tPDhAHIZ0m0qJ4Vl+ksf8un2+B+37deH7DnQFgTlhXww+oJ6T8OQ5fh8TwoM0xAOINffoxGny68vH+I/nwemR2UAbScM69/RT/w6A89fhry/l/jwgCO+kSSZNZfo3/t08R5nn/6cOFPtppr79FHkp/hy/nqQNODEjOmr79FHM9OupHl+HAkGZp6DOFBP5P7a6eQ4MKYkZU1YHCA/5PD8f7tPhwMQZpV5+iDzTnzHh5/H+HDkUq8/RlI0K8/Dw8vLy5cIYUqCfDDX8nIDn5afy18eHBHGmzoB8MvL5dOR0BH+Omh0+HCiceFIGij4YA6FNeWnhoPx+zT+HCgxPCllRF8KP+HQanl5k+X4cGGwg0qIyYZSOSaagcwPs/x4YyD20/ZSVNhgTr0aD/4QB9xHlr8OFJAimqpVXujuqrCsk9DDWivUNVS1ANeehfosN5EDkOOKfnu8tWtWlGb2gfOu2HINpcfSruB7D9lOrBd5cvaJE23McwjcLrDfsxK2pPLSVJjy00H2/Dzj23qTdXQS9m2COpiPnUt/0zYtAFbz4jio+yKkTG92jKVE22Z15gaplIT4efTJVU6afhxbT1E5MPYYf7w+0CqT+nYEi8pHap+w0/6HcrFyAericrDrrzV6cyjQkaaCWMn48aCc5t3BjbcDvB+2qb8lvKZV7ZPtH2U7am/sA/51yUOgJJegGUactNYp5Dz+48GvNtqRk4HaPuNQNyjddSGepvvApy1N57Zk0/8AuBjOg/51S3GNfv8AQZTpxIvNNrdyYgdoIoG5Zu0/JPcQacNbcm3JSAmax3USDo05hOp01/5qoB+J4k/1HZnDzF6d9RnYboH/ACm90/Kl2vksXNp6WSx0h8gl+qfP4CblxIu7sEeG4n/EPvqI7S6pJa2//CfupcgMUg1jlhlAOv8ASkjk0I1H/wAt2PEguqTgQT3igNojMEeylJIX01Kt06jxU+PLTnp9vEoaRhQ6Fzo2kYHI6cNqxxmn0DhR2NOXhy8vH7+G1U2gDKjiIPsH+Gvh568Fq91JUAHbR6JNdPDx8v7fHhgc+ql5YpQjhPhz8j5/x4bVFN5Yoykfx14cOIxpG2MAKMxr/v4Rbqphay66OxqOR8Phr4f7+C1D20/ljjRxFHhwpFN5VHEX+7z/AL9eHoChGWVGkH+HCpaCcqMovh/bnpwhjTaDOVG0H2eX8Pw4emKkUaT/ANf4/wA+FSAmjKA8xp/bQcKkVNGU8NNf5H+2vCoaNL5fh9o/2acKlRpTof8AZ/6HhUqMIfw/h/DhUqMofEeX+P8Av4VKh1On2DzP9vHhUqHVtOY/tz4VKjCnTT+Y/t93CpUYQgH+X8/7uFSowrac/Efy4VKh1bTw/Ea/36efCpUYVvMfiOFSoVXHx0P8OFSoYSfEfw4VKsxKB8fx8P7+FSivjPp5/wB3/rwpNKgJbmg8fw/3cuFSqMt67vbBfQsJI42mM8iySwtZjQxhEUvEJ6xcfOdNGHEF12tkFeo1Lbti5M1DV/f2+srZir4veeJrRyyKv09TFxYux08yyixLDkX16VPP1F+/iubzXDBuXInrCj/0gGpvItj8uPfNVvtbu3rnp5hlcxl519WRfTu5m3Og+dgF+mim9Dp0GngBy4h8q231AMP8RLfE1PpVcAAD3UJBRlYamQKx5kwxBSdT/wATdWvjxKvZgKEicDlRv9MDc3M8n2tKw8fHUIF1H8OCpaQMq8GJjBOlWPX4snqE+fMuCR954WNKFFCDHP4AdI8wB0j7joOHk0oAEV4MYx8QeY0IJ5ePlw/iIoMIivjij/w6/wA/9vCUHuphn2Vh+kajQr5g8+ZGvw58uR58FHGnJrL9I/8AaOXMf7eFEZUu6vRidR+T/wDp8NPH7zpw+maavBh//Z/Lx01I+zggJpiYzrI4f/2+Ov3fDx08OfBaQBQkgiOFejDgH8g5jTw+3X7eFBimD46SKyGIHL5fu5fy+3hBeunJ91Z/pI/4fv5a/dwcDOomk4jhWQxI1/Lp5chz8PjwqCvv0oePSNeXPTX+Hlz4KlX36WB/l1Og8eX8dNPP7uFHupV5+mA6Epp92n4ePx4WVNWP6aPh+GnPThZ0qxOMB5dOg+7T4/dpwWWPGnrA40aHVeY8OWh8OXLQcN3U1YHHDzA/t4fbpw+kRNKg2xw/4f4D4a6/aOGXPCnrD9OB1+Ufy+P8uCeJFNWBx4+H2a6a8CezKlRZ8cP+Ea+Plr9p0/tpwhTUUkx4+Hhz8P7cteHANPNEJcePDp8fhp/YeHBqIE8aRwypPlx41/KOX2f4jlw0ADGmPXxpMnx+vgoH2gfjqdPHhBRNDjWganj/AHKVokSv3WyVyu8YZDewu18nG8ThfTZpXxIeRCjBlbq5+P28Y7+n+W3xpGtJ/wATfCujfm+/s3SpIW4pIxUCCMDM/wBZwpxYvIe6DE9Zi3NtnIK4XVMlsfEv1sCelnerPRfQ6aeWmnElr0pyYDRau31fjiD8xTP6j5kY8/y2HDCPl7aedHuL7mqXzTYbtplD1sCsu3c3RZtOavrSz7L8wPPQfyHDt6M24JZNy7d6qI9wqP8A7l3MQ9pI9v30+Md3v79VdBb7V7AuqNQxqZndFHrHSSvT60V8I2vlodAPPgT6QuqAbe7WeM24A7obHvp/+5Sx0tYw4Q0++njS9x/cWsFGU7HxuF+U/pW93BJU/mVb+2FA105Atwv+z96cV3VlgeGlgfn91D/3NYnS1hwRxmR8qcUHuoEI/wDufZfuDANQWfHZja2QXUA69KTzY1yvV8dPHitc9K83VtCGw3c8fNatp6i2BxIuBYzIpxVfdhsHpP6hsruxjSBpJ17Tw2SROrQA9eP3LI7KBzJC+X38VLnp3m9oeK0pB6nU/bU6872D+NXMDHIyKcNb3VdkpNPXyG8scddG/Uu2u6R0jlqW+jqXhGFH2nTitc5DzlT/APbXD3aT8mqwnOuXuobzABHGR9lOWj7lewMzBR3KxtE/Lr+qYHduHYEnXxt4OJBrp5t58Z93lfMbR/U2t4dugx7xI+NXRv8AZusi6kd/309cX347QWyrY3vVsgMxBCneUGOYanQAx3rVNweXmNeK72N7ZaSt9I/wXAPlBqUPs7iiPKYf7tSdie5uKuafpPc/b94EKUFHfmGu666nlGMrP16j4g8uA/dbyy0G7dEdbMI9hpjt9jcztWie5fsp/wBLd25pV1q5pboPgYjj7w//ABNFC5J0+3g15xzCYF6e8g/ZTHlfLj/7YnsJHyNOSDdu7olBkjhkXQHWbGBQefMdURiPMAf7eLNvnXMtUalYdqj7Iqu3JtgRk69zH7ZpXg3/AJqEqZcbj5Rp4FbVdj92k8ig+XhpxN/r2/U4paI9o+2ojyLZkYPcB9h+yactbuXIdBNt6M/EwZGRTy+yWrJpr9/FhfUF/jYU9zEfYagPIE/LeIPav40rxdwaEhBkw+QiOo6ik9acA/YCIC2v4cTL6gQ/XZYdzA/YKhbkV0fTdQ94I++lWvvbBuSHXIQnw+eorAc/EGGeU/y4sDnmz/MLg9gPyNQtyXeDFTbPt+8UtQbo2/Lp/wDcAh5/86vaj8OR/wDlMOXE6835e35yO9WH2VAeVb9c7c9xB+2lqvmMNNyjytBiOXSbMUbA+OhEhQg8Trv9k5hbqT3x84qBtlvE+q04HdPymlqJopdPSnhl/wDzU0T68vIo54sLdtsPC6kdhB+2oGtuv1KR3g0fSJgAek/HmDpp/ceJATmMqDDKjCr5fz8P/U8EX99KKNIv36fH+w568IOeNKBRlF/h/v8Ax+HD61z402kAyKMoPP8Ahw+oU2kUYRfv5fH+f93BSM6A2z10YVfj/YcPnQ6AO+jKr5/b/Hz4ah04TRhQQfDl4cPQkEZ0Muuo0+PCpqHH8eFSoYa6eOuvCpUOvh5/j/h9nCpUOrDT/wBefly56+XCpUOreX9v56acKlQqt5g8vP8A9Pu4VKhlbXw1B/n/AC8uFSoQSfj8Pt/9OFSrP1NPDXX79P7c+FSrwy/f+J4VKgHmPP4fj/d48KlRGec6eJPlqPx8eFSqD+6KG1FXA11igkbQeHzy8z48vy8Q3BNWbOAJ7arCjT1MtA4ZgI3kPM6gf05AOXPXmeKjrFWhXlDFF5CxXmW6jyA5nx5/b/HhkWnZpp41sTyB6eXL7v7DiWMe2oyRSkmKXl8mumg8PD/Dz4ILQk9VDDFrz+T4+I/HlwtPvpAkV7+lAf5Rp4eWvn/geHimzrz9LGn5PgPDy/3cFFKvv0sf8Pw8vhwopV8MWNB8vh56f38PHHhTV8cYOfLQePh4/f5cSAQKBicq8/TR/wAP2fd48OBjSmR219+nL5j7v/ThgsHsqMuO814ceP8Ah8PDl/Ph4mmZpwwisf08c+Q8tfj/ALuHw9lNqxkV79B9n3Hw/seFS1TXn0Kjn068z9n8Ofx4QoSfdWJojlyHx1AP89Pjw9KvDT/9unP4aePw+JPCypVgag+HL8efDgE5UqwNMHmAOfPl8P7uGIIMGmrE1B8Ofx5eflwqVBfSDx05efwPP7uH4UqDaoD5aeXw+zw58MM6VBGoByOn+3l4+fnwpp6DaoPgOX8P7ffwhTUEao8NPjofs8Dz1HiOXBSRSoFqunLx+0/j9/w4RIJpUUerz1I58GpBwFPhQD1Rp4cz+P8AbXgMZPVTYURkq+PLl5AfD+PhxLSI6qT5avPmAPAgfx5n8OBPZjTRhFJs9UfDn/h5ffrw04xTdla1MbtatC9yrFAgrxW9YEVT0xLaiisz1lXQD0Y7MjMAOS9engBw1r6C3CtLmF17os3rhm8yQx4nSSqse0qACeMTSpUwdALcaJY7cn1Vgx1YXhksOIuiF44o2fqDdcLHTkfsJ5cSWmWNUYk0ru0djZRgbalVliCFGrGSYygj4U5KmDqvIsb4uysj1zPCoiifqmAm/wCncBl+nc+iOkydCt1gag66Wl1k4VA2zAQut60VW4A2JGGHiGHiGJnTJEEwRTzxW0KVh4FbHXQ8h6HkGPkWJfTUdchAaR1heTULp1MfEArox09vaZ81JEVU3G206nW9Y0gSB5gnHIDAYgYnIDKdUinqnagzR156NCnYqlbLWvUE8dpwiJ6CUkSFo2kkk6g5kK9JAABJJXV/05SutpB6ow7ZM4e7HsrGG5RLxs3pAjMHJsIJHFYmcQcjjSLke3OJrWUhmqKsc1aJ6jyVwiWZW9SWSOGY6uZK9VUZ0VPlVgSTqBxmX9q9uTGR+HWR31oWPMuWmZEYshlyBIUHATGRLTiTHVxprz9vtvGavCadRxcisSQTrHEarJWaISFpyU6hIJR0MAVKqx104y7pIYiTI+E5dO6r6bPcNbuOVhrbKrLB1S4MeGOzEHEEgRJopH2w27ci9SKjWkAZo5B6cZaKRTo0MwUsYpIwfyt8w18Bryi8xiZDTHbxprll9rc8u+kGJGGBByIORHURhRQdo9tzzWopcTChr9Bckxu8teSJLAsrFGGlWIuzR8wG6o2A8uB/cX8dTeEHLqo227aEvjFbs5AwCCVKzlOAOHBhWM/YbZkqq9jG0+g66yukcqKYgS3zENp06aaDVurl48F+9ug4Hw0yWWZ9KKdeGGM45f19tN1PbL2/yFmf1dt4puqrWkET4+o/pNHLZjm6W9LmskU0TeRII1AIIDtu7l3B4OPHH51Yv2BYsLxbzGBIwkEKR7iHHynOvP8A/kzYZ+arhoKnSSA1L1KjKQSTp9MYdBq3jz4hu/t2M3bNlz2ov3VXF68BIdx3MaPVfbWccA2G3LvXDgH5P0veO6KaL9qpBlUUcvLTw4rPs+UPi2z25fr0AH3ipV329Q+G9c9pJ+dLlftZ3Tx3T+md4+6dUIPkSTd+VyUeh56GPKNfRx+Gg4gu8n5Fc/8A1ZF/2WZfk1T2+acxtjC8Z7QGke0e6liDBe4ehp9H3gztnTw/V8JtLKrry06jb296jcuX5tTxXb0/yVjKrdUDquN/8RNWBzzmAEBkPXKiluvm/czSP/7y7Oy6qOYyOwaUbNpofnkxN3GOAQPHQfEcV7npjlkeG9uFJynQ0ewoJ9mNWU5/ucNS2z15j7aW6/cz3CUiPrNo9tswo5dcMe68M7eY5pl8pGpP2KQPh5cQt6XtHGzumA/xICe36WWjXn7/AJrSnuaPmKX63fjuVX6Rley1Czpyd8LvmxGT5EpHlNryA/cX5cRv6Y3AH6e5st3oy/It8qmXntg523HtB+6lav7kUgfTL9nO4VTmCxx+Q2rmFTlz0VrmJkcj7h+HFZvTfM1+g7d+64R7tSD7KsjnWzOfmKR/h/GnHU9zHbPwyOC7m4Q8uo3diWbcQPmPUwd/L66aeIB4rnkPNh/+rlh1q9snujUCOkUX+q7IifNj/aDD7Ip4Y73JdmHC6dxnw7ePRmMNvLCFG+EjXMHDCh+OraDiM8v5pYMHb7pR1hSR71n4UQ3Oyv4h7LHtj7akLE99u3ORMaYzvRsiy7kBYZN44aJy3hp6GTtV5g3jyIB4A7rebcAFr6A/3K4y/wBoRTDbbO8TCW2I6iP/AITUqYzeFm+ivi85g80hAIajdxWQVgfDV8fM456/Hh151uBlftseo6Z92BoG5ZtWzR1HZP406Ez2ajGs2ORh5k17EQ1PLUESEcXV5vuyJC22HcfsNVm5XtsRqcH2faKPxbpOoE+PK+X9Odh4eJ6ZIf8AHiwOcv8AntY9hP2g1CeVL+W57x9xpVi3NRf80NlPuEUgPx8JFJA+7iVecWT9aOO6D91Qnld/8rIfePspThzuLk00nkTQ6ESV5hodOYJVXHnxYTm20OJLA9qn7JqFuX7oflBHYw/CletkMbLoFu1QT5NKsZ8uX9XoPgeJxzHZvgt1J7cPnUJ2m4XO20d0/KaU19FgDHLFID5xyI//AOqxPhxOt9G+llPcR99QNaIPiDDvBFCBdOfSR9unEwbsNR6EyoQLr5/28vu4QYcaE2jwoUDy+7giQKY2yMsaFQEf2/w+PCmg0NE0IOXx/u+7hU1DDw/t/P7eHpUIp01/x+8f4cKmoUHx08jp/b4cKlWXU3x4VKvupvHXhUqBaT7vvJ4VKizy/bpr56eP8uXCpUQmk5HQ/wBvhw1Kot3ivrll08IgB9+rnQfcDxCxk4ZCrNoeD2/dVf8AIY4G6rBf8zacvsI/x4hIxqdThS/jcaAF+XU/7wOEAT3ULGe6nVBRAHIDTlr8NP4cHFDFHRTHjoAT5D7OHp6E+jH/AA/2/geFSrz6Mf8ACPv0/t48PTTXn0g+H8vH4aac+HER20iYzrA1R5r8f7aePDnA9YoAeJrw1R8PL4D4/wAeDgUBZjxrA1h4af28fHhARQlpwoP6VdP9vBUJEY159MD5f2/DhZU2FYmsOQ0PL+Gv+HCpVga4/wANNOWvl5cPTVh9Pp5D+w189dTwqVYGD7B/DmDqPv014VKsDANPAeZ+77By4VKg2hHLlpy5f2HCpUGYRzOn9tNPhz4VKgzDpy0+/l8dAdNPv4VKgzDp5a6fx5aDw08eFnT0E0XM8gfPT8PjwqagmhBPhz0HlrwvlSoIwjx058vv+3nw/CKegmiHLl5eY/8ATlw2VMaBaEfDnoRy158PB45UqBaHzA8DoP4fdwqVANB5aD7P9/CBilRaSH7NPw8Ph9vBriKVEZIB8PjryOn3+XLh9WNLsohLDy5+Xhr/AA18PDh1wONLDjSZLD8Rz0/jy5HXy5cOYmgwnCqCVfomlEMJBLNMY3XSSCxL/wA2dYrCSSJJPGG6mRmEnTzA6RqI7JUjTWhutrukTzrggACRiGUHBSVMEKTgGxWcCZMUtwLViljgaSCOWQepHAzIksmrEep0cixMg01/zMCBqeLCsAdJzqj5O4uWzfUO1pcCcSBhlOWXDgOynZRhGumugHjqQOkAalmJ5AADXX7OLVqBnlVRpPfUw7Jx8NnIUUYAxyzoshVVdjEwJZotdULs2gHPTp1I1OnHSbAK0TWbfKjULn1AYDHOePHD51sH2D2fxN7EVJtY1jMJMjf03YzMzt/lBVtHPzH8BxPzDmibRhbKknDDhl1/Kobe2beXGuAgJPwpK337f8TVgSxjUSWuplUCSLWSJ5WEqBWUgoiup+I6dB5DivteYWOYEpdULcAy4YcQenGn3S7rasbmolGgSMJgQAw/r15zVH939t8ZjbbJaxtUyS1jSTWCNAtSowIrwRDVFjhYKSANAVX4Dirvtt5csnEye01q7D1BzRV0JeuBBc1kaji5wLE5knESTxPXTSXE1oJZZki0km9P1ZGZ2MnpAojEE9HV8x5gAnz8tMBlVGOnAVdfc3b6KtxgUWYEDCcT2/GOrM0EMNSszzz+m7vI/wBLYV2ZUBhjijK+nyDAxKB5qQ5I5seIGAYdOmYq4N5u9tat2QQqr41IAmGJMz3k9RwAOQo6m368cUteJ5jDcsSvYUvXWZfWjCyTQuscDO0bomupZgn5TroCGlQQvb8umNWLfM7jXhfcIHtoNODFfCcFIloBloyBbPAmliPGRx2YpWWOMTPLX9OJdI44jWiNeMEgFnBogk8hq5HPTUsAEbrqsb/m7drRBZlAbUcydR1HD/bI9gpbjx8emnLQg8tOZ8fMfw4ckHHhVXtocYWo8sc7QxGaOOSGKf01E8cUxjM0UUv/ADIo5jCnWFI6ii666DhagqkDjSnhxNHlxSEjXwB1ABIHh4HTxH38MR4dQzpd2dHEw8TaaqNNNNDz/tqeEomnmjNnFUsdjrGaytrH4jC1TpazOau4/C4WoQpYixl8nNTx8B0GpEkoIA4i3W62mwtedvbtqzYP5rjqi+9yBTZ4VVTcvvc9hmz8vewO5/d/7bsbmMY4iydOLuht3NfQTu3QK9yxt2fL047PWCCnqFl0+YDjLHP+Uu/lWbrXDhilu64xxEMqFSCMZBIjjUnlXMDBgirBdud0dpO8uFbcPaHuL267r4NEWSfJdud47d3hDUR9en9Qiwd+5bxTEggrajhbl4a8aFjdbfcf5DgnqxDe1TDe8Unt3Lf+YpA7R0FPF9nUZORrRkfagOnLmfDkSRxZDRnQyaLSbCxTnnUhLNqAPTXx5k6DTkNP8eGLE8TTAmaTZO2uDsh9aUBAYp1dCaHRRr0aE6BWJU66HqB8uZLUy5EmnnGeNIVvshtS+GE+FoTqw5+tTgkDcukhg6NqCPjz14NdzeGAY6eqTRB44CmtY9suwZXMi7ZxcEuob1a1SKrJrpyPqVlifUeXPlwz3A6jzEtuv+JFPzBo1v3UxRnUnqY1lB2ElxZ1wO5N7YLpPyfo+9d1Y9UIGg0ir5hIVA+HTpxTu7DlV46r2125PWEC/wDLB9tWF5jvEGkXXjtM/OaVYNl94MXzxXejuZCF5hL+cr56PTXkvTn6GU6gBy5niseT8nJwsFR/huXF+GqPhUi823owZg2PFVpVhyPuTxugh7jY7MKNPk3DsPalskD/AI58bUxE5J10J6tfu4hfkPLT/l3N0i/7at/zIasLze+vidbTewj5HpxpRh7ne4nGrpZwXarPgeJOG3TgpnOnP5qG4rcCAkeIj0566cQn07aH+XubgWfzWkPxUoTUv+sgiTak9jH5EGlGL3EdzqPLNdlMVcA5vJt3ft+BiB4FK+Z21Z018ADKfHx4gf09vAP0txYcdqOnya4MKkXmu1OLJcHX9Le3JaV6vurw8TD9b7S9zcSeXVJRba24IwR4kEZPEWCoB/4NeK7cj5sg1LbsXP8AZu4/+u2vun5VMOY7Jvzso7VP2MflTqo+7LtIekXLfcHAHXQjK7C3CqR+R6psK+YjIXzI14iOx5xaAjbXz/sNbb/luT8KLztjczuWv94EfNafGM9zPZq4VWPu7t+qzaaRZxsvg2Un/K36/iaKD7i3A+fzLbg+am8SOu1cI94Vh0zpeRtLkFfJPcy//vCpGxXdnaOWZFxG/wDYGZ6vBae69s2ZSf8A81BlEl1Ovh068Rnnly2fHdUf7a6f+YKaX+l2mGCPPYSfvp+Vs7bnQPFUiuJp/wAyo0kqN9qyQGdCNOLVrnhufSbT9x+4mq78rUcXA7QPuFG03CFJWfH2IiACSX8P/wAMkcZ5Dizb50Z8Vo+w/hULcsw8LgntH3GjKbjxp/MZ05DxiDgfH8kjH+XEw53tpgrcHsB+2om5XuDlpPt+8UajzeJk/wD22NPskWWPQfb1oNNOJRznYHN4PaG+6oDyvdr+QkdhBpQhvUZeUd2o4/8AbYiHP4aFgQfw4nTmGzcSt22f94D5xUNzZ7hM7bj2GlWOESKDGVkB80KyD+KkjXiwt22/0MD3EGqzIy/UCO/D50FLCyeII+zw8Phrz4LU1MFnKk2UhTp5jX8fw4MMDlTURkk8ef4/4DgqaiEsnI6n8Nf7ePAzTxUf5/8AqPJ5/KBp+Gvn9p4hOdWLf01FFyprYVtP8x8APj/DgDnFH2UvUq4ULy8uHAwpCl6GEADl5feP8OCpUZWL7P8AZ8eXCpjnWQjHw/38LOlImONfemOfL7f7c+XCoZ48Kx9McvDl/b48EI402vgMqDMfx1/iPDiTCcKixjxViYxz/hw2eVLt4UGYuR5eHlpof5cOAKE1gYx8NNfuH8uHpqwMeunmdefw05/x4elWDRDl46aH8PPhUqwKD7vs/sdeFSrAx8/LTlz/AIDhUqCZPw/uPCpUGUPLlr/bw+7hUqDKDX/YeX4cjwqVBFPiBpz8/PXnp4Hx4XYKVBlPh5fdwqVBMg+Gnn9/38ufCpUEyfZy8Pt0/wBnCpUEU18B9/Lhd9KgSo08v4fx/HhznSoFk8tOXC7RnSoJo+f3E/d93h4a8OWwilQBXXx5f3fHnr8eGjqpUAy/iB8P8NPPnwqVAOnI6/EEfYdPLxPLhxjlnS7KJyID/t+37z48FBUzT0Qkj/Nr4eA8f7tfHXgjQngDlSZNH/HX48vhz58zw0ye2kMDhVAHxktevOvrGxZnsRyoY68cA+saaL07DBDIwaGOMDXqCLGpXTnxWtErAGc1v3N5avbhGKaLKIVMsWlIMrjGZJOUljM04TVWRkKx1+pC3TLIJhKg6lYBHgaOQKWUEjrA1HFyQxEZ1iWrosggl9BzAIg98yPhlR5K9gRqtmwtyn6Zhs0RXaN77WJwkKG2lj1Y00dYyrBlder1NdTpMkq0lsO2re23Fjzte3tm1u9QZLmqRb0rJOgrBOBYGQVMaBIqSNoXbdH6F47laNqkrmrNHAvowVa0L1Fib1HDSxNLXDGTVf6enSF43tjufKYF5AzPw/GqHNV2jbpwLbszgFgW8TXHbUWEDwkBiNOPizJrZD2W7nVrGNrQzToIZi5U6BEmj9Vo47MUbHVROE61HiQeNHmOzXe2g6/5oAj3TFc8Tc5bvHsNgARqXMgkA6SeJXLCrI5PJ4u3iLTpbhkQxMQA46utGbQFTzB6ozxzu2225s7tdSkQfZEdftq5u79i5tSdQxEj+la9+7sEV25carbMEqTWIYpYokkMIdYWEipL1xtIqfINQBoxPjz46DdQbMRiR9tV9jftbd7fnWluWiAxUkjVGoAEriASZwxwjKarrPirU8tZZ7wlWCzFP/RrvSldooJICjSV7YBSczFnXQjUDQefHM3bazqOMfD7/bXRWuYbSwtzyLGlrltlhmFwAFg0gMkhl0wCDOJmi1avamj9aG6teG21mUiOsjzLI92w6WIpnk9Neur6adLRuvSuo5niiVMZkHCr9+9tbFwWb9jXuLQQCXKrpFtRoZQJwbU0hlMmDlQ89K7Xhhsx3pZ561lJmMsEUpkSep+nvUhR5I44VntT+r1MxEeumhCqvAlCI0zqnj2x8BnU203exv3msXduiWbtor4XZQCr+aLjEAliqDRAA1ZyCSaGpWrjw+pNKL9JrBFK8I1r2Pqcc8k7iSnFCiiCxFWlj6gzMssZVgFf5YVaSGGKkT06YGrm62OzW6bNlGsb1UBuWiS6hLgCiLjGdSlkaCIKMCGlcXpGBroNCNeR+KnmD5a68WD9NcuMsc6UIwPI+GnLXy8+EACJNNR6JDryGn8NPDy4UCIOVKaZ/dbupsjsR2q7i96+5eYx239g9qdm5zfG6stlJHiow0MLVaSvTk9I+vLPmco9ejBFEDNNPZREBdl4z+ab23y3YXd431KsIIktcYhbaADElnIAAznqmnmPxr8zL3fe+Dux7uO5uU3l3e7ldw+5eIOZylzbe3N5bivWNr7Xxtu27LitobCLVtl7Ux66rHXggoiwIok+plklBc5XLuUW7S+fubS3OYsi63c+a8gAmHeSBMmE0oJgKAKkZ4t+H64xjs4ZY441B+3O62M24Y3pYykbcSTLBQNOqiK1lXjFSLJxfRyyvIG1kaIKI9NBodTxrf8AUBgpwPAnHLh1ipLW6AAGMirM9m/cpnNh56nuPYL707cbwo2WtYrP7W3BlsRlYQkRsTrHJXydbLQ3YdC88E1hlsIRJEZUDLxBe2y3hrugOYg9YHYcwO4irSbu4Yx8M5Zj5ETXV7+2t+9KN+zUO23uc3jFuOgI7VZe5trG2G3zszJR1YsjTTfsGKpr/qrZt+MzhcrHXN7GQokk8lusJJYZrLujFWJKxIBxI4nGZIjrx7TlSuW7O4TzNsArDMcPjl8jkIrpZo2cflaFDJ4u9RymLylOpksXlcZZgv43J469Almlfx16tJLVt0rdaRZIpY2ZHQggni2oD48KoHDA0orBHrqVH2j+32cIDGBS+dGUrxa/lH3cv9nAmlRha0beXP7uR5/fw88KejIqREa9I5/Z/wCnDU1ZjHxt/kHx8Bw5NKvv0uIjmi+XkP8AHhfKnmvGwldhzjXn/wC34/48KYwGVKiku2akgOsKHXx+UAfD+7hTSnqzpMm2Xj5Tq9aI8+Xyg+H8RqOFlgKUxlnSdN25xMx+elEQfjGBqfieXlw4JAwiKfU2c0i2u0G37GvqY2s2uvIwqQNT4A/b/dw4uOPpMRT6zqk400sh7dtl3tfW2/jJCTzL04Wbw+JQka8EbrmZJM9ePv66NbpXKm2fbVt2o/Xi4reJceEmKvXsYw18OlqNiAqBpxXuWNpeX9ezZdj/AHW0PvlamXe7hSCr3BHUx+8Cj0Pa3f8Ah/8A9A90O5eLVRokcO887NCoHkILt21CRr4AqQeKTco5O2P7Wyrf4dSf8hWpxzXejO4W/wBoA/MGjy1PcPjP/o+72fthR8qZvDbWzakDwDvdwbTt4f8AHr9vEL8i5Y2IF9D/AIbzx7mLD7Oypk5vfGYtkdqD/wCGKMLvT3K4zqJyGws7py/+6bKapI/l80uEzOMXX46KNeKb+m7Gdjc7hT/iFp596KfjPbVpOcyPHatkdhcfCTTf3J7je+m0MXkMrk+0fb/ckOMpW7kgx24N0bceRakEkzIpswbjiRpAmngwGvnxlbr09v7Nh71vdWbhVCRrsFZgEwdF3jGYWtDa8z2d+8tlrd1NbASHBzIGWgfOrA9ge7eR7udtaO/bu1F2Tau5bK0HwMWbmzgg/TVqKthMmMfh3dbPrH5DACnT+Y68ctyje7q/sBf3Vu0l8s0hNZXCIILQwniMY6zW9zbYWNtvP29q49xAimWABxmRALDDrn2CpwTOXlRemxaGp0GliUqAPPSQNy42U3l8AFCw7mNY7bKxPiCnvAozUztqe3WgeeRxLKiOHZG5FgCNSvVpoOL+w5nurm9tWGdyrOAQTNUt7y3b29rcvKqhlUkGnK7+P8v9vHbTNcpRGZ+R1P8Ab4cASDicqcUysr8zSH7dP5cBVhMqY00QMy/f5/D4/jwDCiNKlaMaAj8f7uHB4UqVYxyH9tf58FSowPDx1/n4cKlEV7p/b+33cKgINef2/t8NOHptOBnOsSOWg5AfHh5HVjUcECaxIHw05/hwWnCKYvOFY6Dz4YHgaacIoNh8PLx58vu4MRwzpqwIGv3f2H4cPwpqwK8+XwP3fZpp9vPhUqDPD0qDI+w/28gBp56cKlQfCpVgQDr9n2ff4cKlQXCpUCw89APLl9w8uFSoNhr/ALvH7dOfCpUCfH+w4VKsCPHx100/tpw5EUqBI/A8/Lw4alQbAaa6/dyP+3hUqBYcvAeP8T5eHx4cDGlQTDy0/D7+H0jOaXYaCZdPDT+39w4aZONKgGA5aj7hr+J18vDhTjhSoBhr/Hw+3+I4YUqAPh/Y68POM0qKyKCPu8vLx4ecaYCKISAnXX+7+B58OBGIp440nzJ9n3HwB4JQRjxpu2qJ5Cdqs0USQmMySpH9VZgYY7V0kkMcliKb1K7OVCK5Rk9VlXQk8qCM4YBfwrfs7FL9p7ztKohOhCPMOIEhSIaJ1FQwOgM0gCjtdi8jRvE0U6dLNEx6tVOqCWKRQFlg6wR1ciCNGCnlxeR8IOBFYt6wVAuo2uyxgMOsZgjMHj1EZE0Zx2Qr3ygrD6iGalHfinjMM1aepLII4nLRs/piwD1RhwOtASPAjg0ug+MfRwPX3VNvOXbnYKTf8F5LptshDK6uokgggfTgGI+liBxpz1ZijdXQvQF9MIqjoCAdPQyEdIUeGnhpxdt3yMTlWQ6kt5kkXJmZxnOZznjNSFtvd1rGdBimIXpVV9M6RpHHoIxGF+RQvlppy419tvmXGZBFZ+52molmnWTJnr4z2/GamKr3ZvpCym7ab1GHqI9meWMIIChWKBnaJdQoOiKCW5+PF5t9aYDAe7p+FUP2byZk9Ph7KZe4d2G+8TNNM0tj1RXpxrE09po4w7kLLo6pWT5mYMqqGHV4rxR3G7VpAxw932dnyrT2XLLt0PcEC1aALMTCqCYUEwTLHBQBJM9RhrmcsoYCRS5IKOiqykMR1aDrI6v/AIiCADy14ynu6vCKveUEOYMcQZH2ZV96kUCF5WihhiC9TsyQxopKoupPSigswA+3ioxg41ZRLl64EQM91jgACSTme08SaNSqkySRSEqGQ9QVgjqoP/MUc2+QjxIIBHDO2HYKey72ri3beLA4SJBPV7aOVY4CsTxBDAwkkjEYHoMtx2sTTIAOk/UGctr8GOmmp4gwAywqW7dvl2W6W88EA6p1DywFVTOPhCgAcIHUKM1XKV4kJPXEGrtz867vXJ8PEiMH8eCXESabc/57MPpaG/4gG+2KUY2PxOo+38eCFV6U4JW8/wCGnx/Dhz10q5/P/Jf7tX9j+wHt525x1m5VPff3IbYwuY9AJ9Jb252w2juPuHNjsq7aH6Sfc8WHsKgP9R6fPULpxg80s/vOabDbamVbT3dwYHhY2kFpVJ79xrA60ngKTOE8RiO3r4EfHHhX5/1vNSWbJW2VkhEjyqIGCRoAjhOfV0eo7PqwBIJGvmRxsWz5f05dZ6dMKBQ0lnwpz13SUVplSKXpi0ViTKGAHz+iix9MbNG4JUDTRvw4mNss4ZDOHw6dlOrgnsqRcXkZabC1SsT4uaOKqa9lJOj6G3UmaSGR9f6iQkDpaNh0KSp1KBzxVI0MUYyZqyuIGnPsqaNqbrWHJ4/cFDLS7J3tirlWeHO4ScVhFNDN+puZadWYH6FJ1FiSB4Zq2rTNW9HqkVIiioROWft7enbU23Ym7A8Nw/HGegrv8/ZX90g78e1TB7Q3Ffwg3126lzEFnG46/RldtsWM04xd+vRpt6dTF/V2JI4goVVUqOlQy9V2F8tIYF1UBh7TiesxE/fUu+tsLvnQArgZdYHzrcoAPH+3P/Zw3aKoxjRhCOXI+I+z+3PgM6fjFG4z/D4/D7fieGyNKjkfly8eWh/3DhqVHEHny8/jwqVGVC/fw8mlQ4Qcv7a+H8uGpUIE18h/Dl/s5cKlWQj+z7+Xn+I58KlQqxKeYA/2/bwqVDLCp5aD4/dwqVZiuvjp8fLw8P5cKlWf0kZ01Ufy/wBh8eFSrH6CI/5Rz8Pv8/EHnwqVYnGQt/kUj7tef36ePCpUC+GrsPyLy+K/D8Ps4VKop7p4Codlbo6oU0/QssPAH/8AYZ/Dlz4pb/8A+yugZ+U//KavcvJ/eWpy81P+YUD7bcalDtJjKqKqBc3nmKhX06vWroxAI82T+Xw4822FoDaKuGZrveaXSd8Sf7VqczF0AakfmGnM/wCIGmuvFwLpXhVAvrM9lDUIwuRqkgfLKp15EDQO3Ig/z4ucstg8xtH/ABfYTVbf3CdhcAzK/dTvkkP9vL/DjuNR9lcfGNEJn+XTX+33+HDThFEFNNK+Qxbn46/2+HA1OAYprTAeqCft8vt8Pu14Bs8KRxo3CfDT7P5/bwQwp6UEPLT+3+3h6ahw3IDz8/IePCpGstQf7fd/Ph6aOvOvCw8PPhUiaxY8uFQMPDhWOvBAnOaA6dMZGvCR568KRE0IBgxlQZb48/7uXh/HgyRwoawP9vxPBcKasSdNfHw58zprpy4VKguFSrAkeOvgR/Hx1+3lw9Kgidf7vDT7uFSrBjy8vuP4eXmRwqVBH8RwqVBMdeXkPifH+48KKXGgiRz89PLhUqDP8T5nlpz5g8uFSoJuXj/b4c9OHAwmlQR1HLXz/t+PCz7qXzoJ9NfuH93P/HhwDwpUEef3f2/nw2K0jhQB01+Go8eX8teXB5iTGFOMsaCbXw8h/vHAkyZFNxoFuXx+37hwpBGOdKaLt/b7zy/x4acKXGgW+Pj9mug8eXlwjHClRd/DTx+Gn3HTnw4xMmlROQa+Ply+Pj+Phw4wMA0p91EpE11H+wfDzPjwpANLh21Si/TSZOifqaEOsrxKdElMLrLGkqdOroksYbpHiRz1HLigpxrYW9d21zzLJi5BAPESIMdRgkTwmiUCO9s25EMesXoQRSDVwjSCWaSYA9KPOyqOjXVVXnzJAtW44yWPyqlunRLI2tsz4tRPCYgAdi448ScMAKK47FwVOjHKS8dCaO3FIK0cUnoyXrFrH476pXMxhpJEFIUKXj0BPSxXicCAB+QD41e3/Nr+7duYMoW5fTQQWLLqFtEu3QhEarhOrGQrEkCVDUprVhpVDJJkJjHVkWwttnWV6sVZXijjRAZUkZFLdZdX9RiSV5ALISkBcifmcPh041WG6vbndLbtbZPNuKUKRGsuZJJMaZgadJXSAADiST1ekJ4WNfL5v05awpdSXj1KaRNOeaA+kGgvSTVCZJRzJ6tNOs8TAgKSMJj7IjqHZTXd9csX1W/tNobiXDdg28/MGtVbxQ1tVbwpwEaidIpXjtRw5OvUky19LkkT5WKi0ukMlOJ46VlVR4mR6rzOp6WLOjEshTUkmLrThJI6Y1AhZ9i9xdtZO3WLTXNJkMZdDIODATBAAYYOGyA+bzuGqTUEvyme/VWfKpi6h9bIPjfpbtS5aeFbFf0aKKHcmRwszVyiLJIvRwLPJDxgDE8ATHHr7OozgMan5Pt+YeTf/aKRt7qBC5+hWFxHUSVYFpAUQJTWCSqmS4zAlNZrMuZvwQ17E9ySae/XFSJHCr6Mr2ovQOMhUAIjkKo569R14hIA8WOcjE9OmVAu+N/TZG027O1pbcC2dR046xpaRdY/U4xOUaRFKT0XsVHrGzYkSZYRPLKkUszQxztO6p0LEsckvUELEHpQcgDzAyjHPCevp3/DKo9vzBNtul3a2kBTUVAJC6iukEyTIX6o4nMxhRmFY1urXNuV78cMdueGSOL1ZqjyusRGkCrFWFqJtEQlxoBqBoSGpZPHDL3j76J3unZG8tlV2JuaFYE6VuBQSD4jLlCDLQDiQCQYyxDmPoiSS/JVaKGOA5OQiVpoFk9f6ZHjMoQRBNY2YEMG0A6WAEKijw/TwxPVjnV3mi6x5txduu61MzeSPDpaNOsgxM6vEBiCskyCVmM9FixGBydksr4eEqmKQafZLD1H/wCP7eDTLtrLunVZt3OIBQ+zEfAx7KUoyOX3fHlr92nB8ar0owt4Dl92mg+0eHDHClXMj/5Uti1H7SvaQpjeTE//APTO9nu9JcD65ez11MbG4iOvQ9WW4fA/lPlrrkbguvONq6/SLF8H2tYjp31DdIkK06SPiCK4vu2Xt+7r948Xu7P7A2ymaxWx4J7menN+lQZ56uMlzE+Hw0c/pzZfP18TTedoovkSL0+tw8kSvf3nMuW8vdLe8uBblzIYk5gajAMLJGJ7YyNdXyD0T6k9R7Lc8y5VZ17DajxsWCgtGry0n67gXEqBABEkFhTMoF4lLSVJK7QP02IJYngmrywyASrZjmYOQsjkAEJqwIBOuvFtL1lFNyfC2R7CM65q7ZvW7h1KVYGCCII6wf6Vbr269udh9zN14fBbsuSRVrtqskj0546kzRzv80cAdbLHVfytGp6WAJIIA4w99vbu3R7llZYAkTjJH2e2us9Nco2+/wB1btbhiFZlGGeJ4fGt9lD9k/sPuubbmSxncnfeAwN+GG23qx1MhfE46vVr17b1umvH0N0EuFB1/wDdx5q38h7m0xt7qyjXPykSo9sTn0mvev8A8Oci3Ebjb3L6aACyyCceomPdHurYF+1J7AO+HtI9zHcHeG1svlN09k8V3Fp9umnw9pE3BBs/eu3MduOnmMxtXLfSYLObZqXDHRy93HWZb2InVLQrTRGT0fWvTV/bcz9O2OaXio3G5S6CmrTpa0YnVB1Bm+hYXVAE14b6u5Xb5DzjdckVy9m24a0xGJUgMAepgCB1TMwYrqCfPLDkb+Jr4bO3jiVxouZNYsdDiTZysUctKhVsWcjHkclkZI54y61qckaNIFL9fUi2fLcr5koqFtIk4kiJIVQSAJiW0yQYwFchEjHPpj1RSxXvT2IoZoaUMiTo0kOmVqf1ETQSFB6PUxiYgONNY25NoeIifygr7zl7vfSggmTHs/GjKXJ4rNetcx8tSO20kNe0Lda1AbccbTrVsCMRy1pp4Y3MTFWR2QoSrFAzDDEx8fuFPwwxjsilxGPifI6H8Ofn58CY4U1HoAHdY+oKHdR1HUqvUwBZtAT0jXXlrwqVNNt5SQ4tcna25eoPYo5+/jsTey+GbM5aLbtG5kryUa2HsZqurSUqnWnrTRdPrRLL6cj9HEjWmiFZC+kExq0rqiNTFVAgsASJEzpLDGjVAW0zjqjLr9tOxbN+SOKSGpQZZYopUMuVsRD05UWRNWXDygEo418geEURSQzxBjBZHV/cMKHjxijFO3JM9iGxWNSzUaL1IlsJaikhsq7V7NacRwO8chidGV4o3R42BGnSxj45g0o48KP9fPTxGmuoIHMnTTx1BHCypqHTqJ0UEkjw8ef4cLh2ClRqMFh8q6jloR82uo15Eag668vs4QxypUmzZuCrKIJKl0O9ualE0jYutHYngmirSfTtbyleV4hPPGofoALSov5nUF1BbqA7fcMgYnhMUWnCcx2dPlNZz5n6W1jKdmka1jMWJqmPW1fqRrPaiWE/Tddb61EsSmwixISDK50XUg8KOsiOzUe7gM/hxpaZEiYHTroevk2sQUrEUNH0MjV+tqPLkZ4jLWEEVoylZMSoiCV5lZg5UjXTx14RCjNuHV+NIriR1GOmNG47GQ+oEc+JWGsRKXvxZapYji9NOpBJUkhqW/6rfKCiuF8W0HPhaRE6h3eKflGHfTYds9O2j/IjyIP48NTVGPdPT/Rm5fD/APQmU+4E0px/DihzEkbG8R/8m5/yGr3LQTvrPV5qf8wpr9nEI7cYggBS1rKlQC/IC4ya6ltdT0c+PMNsHbbBuOPzNei7ogbph3fKpPDSdEXSzn5tNPUkHIqfHU+WvEqBxAGU9vVVc6ZMx7hR7DvMcrUDM5CNIzayEgr6M3j1ePh+HGnyUXDzS1OQnj/has/mmj/T7kRJA4f4hT6d/Hw+/wC/jvq4wLBmiMz8jz/t+PCNEF402bZ1LeHifPn4+P8APhqOm5Mf645/5dTr4ePAPQmhomA0/h/YfbwQmKKjyP4Dny0J+3Q/7uHpUIH/ALeH8+Hpsqy6hoD/AG1+Hx4VPXpfz/8AX/bwqEicK86+Wv8A68LClBy4V4WH9uf+PDyONAROHGsS4/t8NfhwUA99MTHtrAsPv56cOAPbURzrAv4/4gcuXPnwQ6uNNWBcD+fIcOKVAtIPAnx/2/Z5aDh6asDIPifHw/nrzPCpVgZB5a6/d/jrwqVBlxrzPMfD4jT+fCpUEXGnPl+P2fh58KlQbPz+J4fPA0qDLc9fP+3l58I9mVKMaCLAfD+X8fw4QmlQRYf289fD7+CkjKlQRf8At5/j4ePDEUjlQTMPLl9nh/v14am7qDZxp9nPny/3+HBATj1UqBZ/L+38j8OGBjHhSnGKAdtOX8ef89Pu4JYY404oMvr/AG+PP7vLgWEGKVAsdfw8P4j7Tw1KgWbl/ceX3fHz14WE9lLCi7kaaakf2PkfHh+M8Kaiz+H8fHw+7hajM09E5fx8P8Pt5+HCic8zSqnKtDbpU70DK9e7UrXIm8Q8dmBJkdQTzBD8Zlq4Lltbi/Sygj2ia295aa1eey2DKxU+wxSVIUj6S5VA0iovWwVWkkPTGgJIBZjyA8zy4u2iQay7lssfCCYBPsGdBqjJYaZCrCYQxTIzMGHou/pyRHRwWCSkFSADoOY87Ek4HKozdU2RaeZUkqcIxiQfaBB78DRLH4KhBSqVLNaC9NVieAW5FkEzLJGkB6ZWkadAaUUcXJ+aoR5nWdSoABGEVp731Bv9xvbu727vZsXGDeWCNOBLCQAFPjZmGGBPYIcQp1ZK6VJKkL1VeOeOs6dUKvBYFqGUI2oLR2kDg8/mGvDASYGPT7Kyl327TcHeW7rruSCpYGGhlKMJHAoSpH9pjKjtXH0K3Q1enXhZEZI2SP8A5aM/qSLEp1EXVJoT0BSeWvBKSnhXAdlHf3293CFb9244JBMnMgQJ64GAmYGUUYv4hMpWlhSVKVidPQluLWWaw1No7UT1fUWSvOiaW3IKyKw6nUHpkkBLUJBZQRIJ7YjpxGAwMCpNlzC9syMWewDqCFvCGlTqjET4RMiDCkyVWHOlWpLWWs0UbVoxCI4yAqq1WRJoGQp0hXhmiVwRpo4B4bUdWOfTp7aqLuLqXTeViLxmT16gQe8EEg9lZx4XEjmaEPW0z2nl67CzS2ZQvqzzTpKssssnSOosx1PPx4jIWRgMOwdINXBzXmIwW6wXQFAhdIUGQoUggAHqHwo6cVUWKQVasaTCsK9cNLZ6YY1nS0I4iJ1aNGmjVmCsnqkAOSNeBKjsEkTgOFGnNN27qm4uMbPm62EL4mKlJPhgkKSoJB0AnSAaM1YZoYLcSJYla1ZmsRG3PEwrswQRyM4kdo+mVDN0RhwmvSunhwIXTC/l6dPwqS9ubN7c27rG2gt21RiinxATIiMcCE1NGqNRpZlHTNWlDcuqSs5HLVJ1Dxk+Gg9aFQPtbhapbKqVvx2nQwDAYezA/Ak+yj8ZOvw/noeDNV6U4deX3/Hl566c+B1A4UQFakP31faJuT3e/t1dwcbsOnkcv3J9v+5MX7ktl7bxkcc9vd1TZGGz+D7i7arQPLC0uQk7cblyWRprGTLJaxiQojtKF4o739JrW9x02CS//wCjYQ5yM6SFeInwmImhfCGxwzA6vwz9hrkQ/ab3rHdxHeXs/VmtVM5mJKG69jZek12ulzK5XCLibGByH0rV5rNS9Pt6q6Dr6Gm6OvqRDpwvrizF7b74mUCFSOqG1Bs/8Rivpj+COcI3K996cvDTca+LyNhjqtrbZfdbBnMyRNNL3j9httYrfnaTPYLbxjy/cTDvNvHFWcdPh7lveOPp4ClmsfJj4bdjHVJIc9POIkiJknY6sx0LFvS3NL+429+w7/8AS2VUqx6iT18IHbFYf8jen9onPdu+1tL5u4dwwAILEFQJAwkzwAnj11ua7bdie3Htv7fV92bR7O7MvZ3b+BjOT3Eu3TPlfqIFIt5C1dgrZLLei8pLN6HzBRzOmhHBb7nfM+Z7hkvXXG1e4YAMADhgM8Iz48K9g5f6d5TyLaK2w2tkbu3bA1aRqYxiZxOc5YxxqU+3f7oEW2Nw7U2HvrsDtnde3s/FVnyGc7NbxyG8N37TqWZoI0zu5O1lms26MPhbNa4siSR+r6q6uPlVlWw/I7g2zOpQoBPjBWYGQcnRMR78ax157zI8wthgzI2B8htTW8QNVy3Gor1wSRieuumf2sbzx28u01DM4Pb25MHt9M5lqe38luLAXtvxb2wzpSydfd+2UyMNa5mtqWZMk9OrkxGK116cj1nlgCSN6/6f2PMeX8h2NnmdsWdw231i3rRnS27MbfmqjN5TusP5TkXAjIzopYCvnb+RL213PrDeXdreF9dSh2E6RcVQtxFJAkKRmMJkAmDU8bixZyWM3RWjlWA5vadygk6NXFmDNU4rsmAu147RStJLWtWw6iRhH6kEat8pOm4TCYEBiZGWfXjI4DHHurikwKziA3wOdJGMGWGR2M+Qx+LNzbKX8xfzVWZJ6WRfLpjKOdqU45MnNLjc1nBm7tq3VsvahE1A+lLKhR1lchnuMjLpEKAABqE4Z4qqhVOAxMAxTyAGXEg9fCMu/qnDA5cKObMq5yDEx4HMCx/0OGxn6dmcllosjZs3jms/aWnYkkuT5CSzgFhpqZ5edis0LB3brCRslq2sakgaQADwCLjj2yM8wxyxLsQW1DIkk4cMvl86kenZS1XhtIOlZ06inIiNwWSWPqBIJhnRkOnLVeIqEiDBpTjcjQjxUj+Xh93Dimpi5qK0y1DjYbf1GOTcmAtI+Dzd1YMbujK4mz+pY2SnUatet0oMVGyReosLiUrJLGUKmdEIIF0E22AmCknT9I8TrAnAkzAxUHAGVWXEYYkHqggHPA4Y8Oqi2do7js4fJ4g5KL9PzWD3ZiK0WYoW6VfG5LK4bbsW1HDyYyvYyeM27YxeTlFdJq09hbSF5OmPqiHTOoSVvSCGwfSQzEnSCVP5Y1eEaYzY0VtkVw5xCkExxAwOIymeFPTG5GQy0luWUuXnihxuQvLfx9xcncleWzFkKy1WgsRo1xpgYZK0JrxTqACsZYgwlyUEKSYUapAEYnVjlmSTjUegheMATl8OrujOnM0saosjSRiN2jjSRpFCO80qxRIjE9LPLM4RQObMQBzI4EY5Y0FN/PrWyGGkW3NkY6UqrcVcVHYktX6dXSWWmBBLDHNFlFIieCQ6NESDoT8qyOK6iMY8OYyzwwPXh14UaSGkYHLHhPHr+2kc2MNkZGqyYvuDeOOx9TGi3Em48XjLwnxVHJV7OPnwtmph7X1EFoRTWYuivWKSQrovysZRmJuNbSCZBJUyAeEsTE5yJaAcRFECVGkMo44DLvwz6h9tebhq5fE0JpdhUjW3RkKsNPFZDJVMlnsJSxRyePylmrmKJNyTSsLNp6ah42WxovOJAqmtprylQ4srIJKgaszkpgGcR2BjGeLK6yPNlkxwmMYjPPgJ7saJYGz3KfK4dt51aWRp4qbbM0V3BYC5Ve5koZJv9W31qSiOzHQYis9VPRWSGNX6tDqxdttoUNbcsRMhigaMpMaRLDMCQMuykXtlSFEOZyJI7Izyxzx+NDxw7xTGinYqY3J46liqVCpOlhw8NS/Xgp7qr2m+hx0dqahUUtSOqRSRLH6jBi+oLY1YlxoOGIOQAxnGQxBHWOqiL2yxgEGSeGeOnCTGeNObDX99yZCZN0jHRwJctGCvgqErjJ424t1orN2xfjjmxwwk88FYogVrYQTMykyRsvJKSC2tozwWMBqkTidWrTE+CJlpNAWskeAEHtM8eHsgntJAwiHlDZ6Y68Emi2Po45Gj5kgQrDFM3UNU0SWRV8eevLXnxH2UPbwqNu6thG2VuqMNo64DIMRz+US1bKRksNACTGeWoOg18xxmc3Mct3JHDb3P+Q1pcpE8wsHh56fBhSL2itx1u3eFV4mkCy5VyySgAq2TsldQeRKry481219bW1VSJiePaa73d2nfdMQQJA4dgqSWyEQCgQSAtqRrIh0AA15czrz5DiwNwpjwmc8xVcWWnFhHdR/D24ZcnCqLKrFJnHV0FQEhfUFlbXXQ/DjV5HdW7zNAAZ0seH9p++s7mqMmxaSIlRx6xTyZ/wCPw/ty47jKuTg+yiE8nLx8v9n+HCoqb1l/H7dT+J5g+PDUqb05/rkf+1eXkNef8dOI2zxoTQiP56/2+P2cEpnCnFGlcac+fLUf7Pt1HBU9Cq/wOuv9+nx4elWXX+P9vHhUq9L/ANufCpseNfF/h8OFS7ax6+X4/wBv48PnlQNiMK11e5v90X2v+0zuvd7Md1T3Dl3pjdt7Z3ReG2Nrfq+Kr4/dtKXJYaEXVtB5LjUow8qemoj61Gp114J7XMFVbljbm7ZYSGDqowJBEHHCOyeE0DmwgDPchjPhgk4cTlnwiarnH++/7JbFq1DXxfeN69WOsWvNtCqolsW4pp44YaK3nyXpQxwESzyRRxKxVUMhPKJ15qii4+0IBMAeYmonuygYAyZk5ZwC3No7R5nij+05d/X7Kz//AJ63sobT/ou7o1On/wC5s5Xz11KhgAo8TxKLHOMJ2ZntuJ99Qnc7LhcMf7J++gf/AOep7KHGq1u7Y5nTq2VaBPx/KhAPLz+/lxYGz5vOO1H/APNt/aaAbvZEStxj/uGgH/fT9lCfnr92F+OuzLnI6a6HpQ668SJy7nVwTb2uruupQNv9gubtP+z+NYL++t7IdAW/7rJqAdW2Rkvhrz6a5Oug100156ePDnlvPQYOyf8A47f/AO9PwimbmHL1AJu5/wCE1kP31PY352u5yFuQDbJyvnodNUpt82h8OAOx5yuL7RwB/jT76FuZcvGV2T3GhP8A+ef7F+XVk+4yEllIbZWZBQrybrC486aEcOuw502I2V2OvUkfOkeYbIYFyD/smhV/fH9icnM57f6jz12XmyBr9v6b9nl8OJV5Xztjp/ZuD2utCeZ7AGDcx7jRhP3vfYc/juzesXL5TJsvPIW0XUgKcYGbpB5nw4k/0rnQMnat2+Jfvof9V5fn5n/pajUf72HsJk8d9bniPjpJtHNowB8+lqA5faNR8dOGblnNwZbauB2EHp0ikOa8vaYuCO77M/hRofvT+wBmCydz8xASQNJtr5cFWPVyfWooUjpPI8I8t5yuP7S6V7CPhS/1Xl8x5ome37qOR/vNft8SHRu8tiEn/wDu7ayyjlr4l4kA104AbDmx/wD1S906cKL/AFPl5P8AmrPt+6jqfvEft7SnpPfinCdQD9Rh7kIHh4dcg6tAeenhwL7PmSZ7a9A7Aaf/AFLYxPmCO49D7JpVi/dt/b4sch7i9tRa6aieEwlfD83XYGnjxGbG+Ua/21+OvT+NON/sziLqnu6Clev+6h+37bPTH7ne38ehCn17qxAFvAMfUIBPw4FhukEtY3A//hn7+mdEN9siP823h1tThqfuSexO8Cavug7XSaaAj9fqqRy1+YGQHwPw4ga+wxa3dA7UaKNd1tWErcQgdopYX3/ey2WCWynuV7X/AE8EL2Z5znI/TirxqXkmfoR2EcaqSx0Og4AbuznpfDqUn4Z+yJoxfsk4Mpp34n3d+1/N4+jlMb357czU8ikstMTZealdMMUphEtnF3akGToRWdA9drEUQswMssXXEyuTN9SJK3ATwKMCO8RNMNxZJjUAwwg4H3fblTlre4jsFd0+l709tJNdAOvdNGDXXTTnYaEak6eOnDHcWR4SYPcfup/NtRiwp67c3ts3ela/c2Xu7bG76uLuLjslZ2vncZnYMdkXgW0tC9LjLNhKd1qziQRSdMnQQdNOfB27lu6ToIMZ9lOly25IRgSM4Mx3+4+6l0v8D/H+H38uJCIo6CY/36Dnr+P48LPA09FJD48/t0/vHw1PD4kQOFNwrXh2M3Ed0dqdtWZZPUtYlLO37mupdXxUrR19SdP+ZSaJvhz44n0lvjvuQWLr/wCagKN3rgPesV6B6x2P7Pnl0Afp3QLgP+0PF/6ppyR17r5G1JbhP0eQo1o2rzTCVYZq9mwi1444i0UYkgshnPUxkZQ2oICjqbYMknKB7xWHvrmxXYWrW0b/AK2zffxBSCysqnUSYJhlhQQAoMQZJoASy2cQCslrrljHpy1fRN0otvpgkQWHSJjYrKrOWYFo2Yg9RHF0SV05v0zrLZbe25tDC3oRhIedAOnxA6QTCsSBAwYAZA1h0ZT6Z2rWUxzfqVdvRkt151SB6JprRNuaGzHWs2svNFO0YTQn+lGfn14knAKTjPTvira3uWHchdxba+v7ZhqVGWXFzWbmhWUsqWQ9sMT1XXHhilaCrYXIzkRS/SDKRZgqJJYTLas42OkwrpJpFLVSxE88sXqD+qyHRuepCQomOPzmTHYYx4VXbebd+XohKfujtmsZKdKJeNwFiMQ5Qi2rxOkEYYQ4Y7E7ipPSRbFd5GM4C6GSBlAWSGeSWNISjt1nVJOtR0gLqG4fGYkBazkt2E821u9SXgvhM4BgcmUAlgfpwK6SZMxFBibcRrSBo8LWsNE0Qmr5C08cDvWsIZons48q9iC6IyscqqnTqCxblwLeYUklR14/KtRU9Opu0Kvvrm2DA6XsoC4DKdJCXZCtb1SyEmYgAY0rYw34mjtSob4upO2lG1DNUgEslexWdZJnrRmARNMQ0aMztJoNRoQ+lhgPEYnq68PiPdS3v+m3Vfb2IsCywjzUK3HIDK8hdZDE6QVZgAFkwSaUIpc2JoZIIkDO9q3cx9nJ15VhEtWnUrVU9KJpSrT15Zo2UxRK5ZWJ6uURDiIIkYmTxJHyEgVMF5GLT2dxcYgBLdu6lll1Q9x3cgsBOlkRgdTlQpAGky4BJbkpTJYCY2xLCYq88FqOYJNLAQksTywiNZopzyUq6nQfm58G30nVExw/HrrMK7OzvEO3Jv2FcFldCsqGxUgNMFcyCpGOVCxW8u49T9PrQDpkcpLafr+SKORVaOCvZkX1pOtehVZ00HieRBpKGrH7flCOE/cXHmMQgjFiDizKPCNJ1EhWxGAxB2C3JfrWFMKwSxuqx9FgWUMqxRWIvn9GEpJFKyh0I+UjTU89EkxJA1TQ7ixZ2G5t6LnmWmEmU0kAkqRGppBElWBxEGBSxWmWVElT8siK6jTTQOOor5HVfA/Ag8SCJrOuIbTm22amPdxpXhY/KBp5fxB8f4jgYAbGmHVTirZGjiOnK5TI4zD4zFlL+Ty2bv0MXhcbj67o9y9l8nlJ62MoY2CLUzS2JEhVNesgcRX7tixaa9uXS3tlHiZyFUD/ABM0ADGMT86U44Ynhx+HGuArb2wNvbW9z3uPn2hSoY/acndbuzW2nJt+1D+lwbfj7k5S9gf0i9joYIPQgqoktGatM0YhZTEQpRuPFuZb03+VWgWJdgJmQSMQMD1iD7jX0F6D2LcvW3dAOryVy4GA3eCD7jVoNtW6G6cnE2arxbkFK5VvkZiGLKWJp67dMl+R7MLyyXJDq72OUnqHq8erXKsB7drwEgNgfu7a7xmXdXxuLgDsrSJE4znjWzftdn48h0V1gxlypkIzUs0bdeK1SvU5QVs1p4+hQyyRnTXyJOg104xdyptuDaIkHj1dMuNd7tHt7m2BckEjMHEHr+8H20dr0eyXts7o7Uw2Fxe2tmnftPN7lfeG4Ja+DwuIu7ftU7X+nsbnMm7wUHqpdWRaEcgXokLupDN03bW53O6JXcXW/b2AsYYFm7sCcADgcwONaW35bs1tO9tEV2kRIlgBicYgGSRiMjGVb4e0ee23uHtLt3M9pquzb+H/AElotu4vA5utjtkrcjmBs0qmVwOP3DVxOMSWZpClSpOkZPQkQ15e9cr3jc12FneFgGuKAWIJHhOhjAgtEdYxwJGJr4j9cclvenfVW75ZuQ+D+Yur6ilzxqTMdZx4gTjT6QbvhaslnbmH3DcmvxzXbX1ML4vAULsdknFYS1dxmMyWVioWK0Wkk0MLyNYIKs+g42QFTFLihBhJkMxEH6dTBcC0DUcF7zXIjSVOokNHDr76UcNb3FYsX62dwm1sPLUxcdmvUhsJdeS5JVld5bsg1SthYLlOdEm0SSZImJRNBrHdZbVsu12WnPFREY5nPiACYWCTNFCkgJqIJ+3h2xHypFGez5qVshYx/bCPC3bcMFPMT5dQJUt0sTYxUl6qkF2nTW8ZLM9hVtNLUqNB0CRvUcvd8LQLuk+KAZJDAvhMqDACggAEsWAgASegTpAuE4SI98YYcIJzM9lLmz9x5jMXp6U2V2DfrY+CKSydovkZ40kUrj7tKlYknnx1qhUzCWI0sROWUQLFIvqtKYw/TdTdQuVJEEiAQZ8UzxgkDq4mJZOmgCQQTOBImOE4DGIn4dQk1HOvj/LQf7/HgeFRUi5ZcXRORzWQy+SjWvShtzUXzGQt4+CljJ6tuSaltWKx9K880lQB5UgecszdLDqI4NCDFpEQ3Sc48RnAAknATlkJo11GAMsfkeMU3cGcXcz+WzGPsZWMbZyEeVlv5TAxRwZXCbqwsmfu1MFacR5K3ikmlmZbDQCzBY666mVVYM7gpZUsIBDKAGUsdEZr4mA1EQsjUVkAAiZCSo0sF8QGUiCDGOQmBjGABBzpp1N0bQuYuzunGd9M9+jYexhcLNmcjYqR7Uju7g3Hh9sRmS7cwlW5ksrYy2KlpUWS8yUr96VnSdWVEZwioPNs3FFwrE+ZJBGsaEBAhlYEtoJCQU0iSZrlu+G0G2gaCYGknAE44mI4jCeOIwde3txdtxYq4bHdz/1+9WM2XWnY3FHkCYYzh6BlkhgpxVq9KpelrSIqldLdv1CWebUvpYswW04KHSTpuGGmCCThqERp4AZDE1A63SNTAAEcIHWcs8ccfjS5jt4bYy65Gxi8Tl79alNHZr2auCybY+/YsWkx7T0iIUoyMckxEnpGQyRRGwwK9BI+XfCqShQtEaoBx4mYIgCccgRxMUzArgzA+2chP4d8jhUhUzItOmk7wtKlSosxrRCtVMwrxiU1a6s6165kBMaAt0JoNTpwLRqMSRJx4ntPbUdGYm1fx5+PInxPhxNbAIg5ULYCmpmoaUWQx1xbyQQyV6tCzK8mSyglh2/kmy0VWKOnUtWkycly0oZjbRrQAhkil0XovWwsEwZkGABjMqJBIWMcCFJBgyBnES0AD8eE/LLL316n0mMxeLwF/cOIjyQe1atPj6V6mlv9TnsjHPVxdU2TEGky1aJYZG9Jz0hF1EaBigutqUXGUKAJAJwGMnIfSxwxwJPE0+oySYGPTt6ukUrYtZKtqH1sxWyUtr6cyLHFOsk9X6GrDWnj6zMshklKWJinphfXYEssaAxsiDwLIIHEDPDq4DLGevjg5ZjnSfHg8lYsJft7izld4spZnXHQiCpWapUu34a1OQxvPYsY3IwGKzIpkBkkCkdCf0xSu27YYGDqGP1YExGIAGAzAxg5yanFzwnBTPZ0x4T1U0u6EQq7F3m/rTzNax+WtsbEhcRCaCYpVg6jpDVrrosaDRV5nQa8YvO/DyndEZft7nxU1q8mJPMtvP8A8+2Pcw+NFO09YyduNv6DXr/VfJTppl7yaeYOnT9uvHnOztK2zQcCD8zXd725G8fhEf8AKKkM1iDH1eIJXy5lgV001+HFjyQIkVWFyQYypQwUAjyfWUI6YbADaEeMYUgeX+bjZ5DZCcxniLbfIffWXzi5q2MT+daeTycj/M/f5cdpXLUnzvyI/t58vw4VKkOdtSf7Efy4E01N6d/+ocfDQfDX5RwBxNFGE16r+A15jy4JaaIoyrnT4eHL/Zy4L50qFEg/w/x15efCpVn1+PPw08x/H7ufD0q96/LXXx189Pjrw1KvPU18/t8OR4emrBpdAT46c/5f7uEKaMMM64Xf3jt2DcX7jXuYf12mh2ze7e7GiCvqkQ2l2q2ZTsV9CCNI780+qjn1a68+Os2dhm2lm3On9MHt8RJ+MjOsXmLG3cGqT4F+U/GZrWNSyHpUMvbabSKK7VWf5SdIsfiq9yc+mrBnYPGfv0I8efGla2Hn3EsWhquHBYzljAHxw7ayG3oto1wkAD6pyAGJJ7uNb29v/tU70sdldjbll9uPczd3cjP9q+1+5bGEwe4d3YqRd17hxcke8qeSjpbuywKYlpamR9enjFpyzXvo0hrxwGV/ubk/pn/x7s7XbbLmg5Pb3Fq2bO6v37t7VcuW0Q+ZHnWbaNcc3rRt+ZKiz50uXCL8hN6w/mvc3dzvNj+6/bXb7NtrS2tuQtprhVQDou3LiouhxcKS7P5ehAsm3MX7GXbSXEz0f/4wHPjCSxnKw7f7xrVjzq1q8EGRrYb9IyKCrWvQyS2Kszus0djoSWH0xpyJ3X8K22BbknKP2rXAI/1BdeiZINz98o1MICuqiCplWDV1lrc/yt5RReZ7/wDd6JJ/ZW9OsYAhP2zkCZLKWMhgAylaadj9jnt1VEcWUzHc6o8lZoIjYq928NHZvLGgeesuQ7VZkQRGeNpZIWMxCSqqt1DXidbf8NbgE7Lk22IBBJt79WIHDVp5ooJjAEBZKmRGFVjzb+VbAA3fMLvH6tiV1GCOO168YxgEYzBpCsfsfdqoa00lnfPcasVX+nJZ3DumisYExMoWC17drnW30ko9Iu6r1oGbRWKcG3LP4k3Drbs8jadUnRvGPDD/AP2sRqGIAJgxiRNGeefyQiG6++TQF/PtABnnhs84kgzEjHwkioT3l+xvmbmXq/8Ab3v3tLaeGbGVRZq9xB3JzdtsxE031lts3jezO2auOpWwY/SqmrK0JHOdy4UXrPpv+Dbm3Lcx5L6hO4DEf9Ju9tpKk4ELe311mYZMwdVMYWxBNZ9/1V/K63zc2e75WEOP622vADslNqoAyMYx/diBTJb9jDu6kvSfdD7aJ0bXpEu6d9YhweXT1fqHbF4xoNf48+LFv0v/AOPTwt/k3r3yx/Y21J9632kVUv8ArH+aonb730rJ/vTchf8A+nEZ9dYP+xb3t6Gar7h/bRZ5fKP+7NyFSFDFABa7dQsB83ME6Dx4ut6a/wDGVgFflX8g22H+CyffGqqierv57DF/3PotkP8Aj3Iw9qKBTMu/see6iCULje6ftnykJOjfT98cRHNMmh5f9bt+opJOh05Hl9nEVz0b/wCOF6PF62sJx17In/lssKsn1x/MSrDj0vcu8NF54P8AxX0NJU/7IXvXWQR1b/ZjKRH5VbHd79iszhuRbot26Yk10+C+P4cVG9B/+NLPP+reqbScdewukg+zaEfGif17/MqWwq7D0+9wZadwon/i3ftxFNzKfsl+/iknVW2Vt3LNIzmM43up2rtFtAGfpMm9qYcBBrqRy5+Z4nX+PP8Axpv+Gx6s5xZAAkXeXX/ZP/SD8ag//I/8z2Bq3Pp/ld444297bHfgd0ftiowzX7Qv7huEvYXHWuyF57O45cymFStvTtrkEuLtumt7LSmWl3Bmjq1qtWZC0kzRI8kkaKxZ0U1rX8Rfwdu0vvtvXJNux5esnl11SvmkrbwdUJLEHBQSIYkAAkaI/k/+R9sLbbv0wAL5YJG7RgSsl4Ks4AUDEkxMCZIBb9z9pX9xSuAw9ufcC/GDoHxMe3s5ErpoegSYTdeQQNo3zfZpxXP8I/xBeJQfyBy+1h/7u2Fsn2PeXCp//wAt+uba+P0pfuCf/b3DXP8AksvTCyf7YH7gtFHE/ti70KUVlC1e3W4L41A5sDQjuLz0Phy1/hww/gL+PLvh2f8AIfIYnDW1pR//AFM/hQ//AJo9UWWHm+keZx/hF1vltqlTC/tAe4jI4PEZPcG7Zdg5W7t7I5nI4Ddnt09xDXMBkcfWDx7XuZHE7Ryte7m8tIfTpPCn0rNzsyVV58ZW6/gf0+reXtPUu23ii9bQmwdiyuLhg3ULcxRhatZ3Syi5GFpLpIq7sP5o3e4AO/5BzTZu1u6wFy3f8Jt/Srldswm6P8qDEn9U2hMRH3v/AG2e5fYvtLuPu5uju/2hymG2tVSW7tpNn95cBuozT5TGYjGUYk3L2wp7fhu5e7lVFYS31RyjBigC9XA8+/hnmXLNjuuY2r25bbbW091me1ZNtkTNg9jeXn0wMSbXhkE4aivtnKPUXpXmSGzZ5zyd955Vllsh90ty690S1i0Luzthr1iD5wJVNUBHfOtZ2bvV8RhtxZdPSSWlibtapYSGBZEv5t4sLUeJgi6yhrruAo6tE5ceHX9oLdwJ+aflj7oArpLVxQGdDgFMccTh8yab92/kLU0UuVs2MpkhTx8N7JZK5YyF+WWCtGsvrW7MhsSiNz6Q9Rz0Rqq8tAOM25ZXV5gPiJkDp2ZRVg6RpDBWUKMcMB1dndWFbJ3DNG8FmyvqygL6Vm1ErO7gBQYnRANSCCNek8tNAOKu4RFlGUAgYmBPH20dpQXF1ACD07q/Qm/aR7Sf9nPYV2XpWq5izvcNMz3VzssurW5590WlqYo25mLSTyRYXEw9LOSQr6cc7bdLxfcJ/ls0CMoXwgjviaucoX/p3vmJuXWOEfSp0jLuJ9tbI+vmdfI+Xn93Ly4I9la1Bs/8PD46kan4cOcKVF5G111/lp+HCBjKmFal/alkpIf9X7ZnsmSK1FS3Lj4mCqVkr647JJGikgAxtXY+Hhx5J/H+7027+wcyTpuL/wArf/Ca9n9fbYXLO33yD6Cbbdx8S/EH31aC9H+YeTAj7CCDrrpzHjx6ch68q8muA5qaRI3iKf0HhaOD/ptIHR0iaHSP0G9MlUeLp0KnQrpoeLtsqcap30vI2q8GDt4vECCwOOrHMHOcjSZNio8hbuyXnuiCSvVhghhvSRwo0Zcz2Ioo+UUxeGvIsnyuskevioPE6L4S2Gome3Dt6uzvrT23OrvLtrat7JbJvi4zszWlZiMNKEnErBuBl+llaDgYpahgioVrzVpHRpopJNbFo+kJxA0SSmSZulJZX6fUlY9TkAseXCYgYnp2VSO8u73cWRfVSFYDwpjp1A6YUYhROlQMASBQsWMr27Ve/Ob6okNaM4q2iJFrVjeKJbEcollAh9VvkjZYnY9RDnpYGyBXLniO+Px/Grp5zuNptbmwtCwWLufOWS0OQTpIgY6R4mBcAaQVxBVRQqtUjhkNox1XtWiK9ixUSWaeY3LBniqzRRTJLOCVV9QGY6aFteC0qAC2JA6e2qtrmm5TdG5ZFsXbgVBrRX0gDQukuCVIGZWJwBkCKWKVWuyUnhkvxwwVYErwwX7MEJhB9WMTQxPGsrMHAbrLagactOI2A1S0yMM6V3mG5RryX1svee4xdmtqzavpOlmBKgQSIjMnjSjViqzRx3qmXmFZqYD2o7te8lmijeswsXbq3A1RYw2rAqwUn5hzPEZW2yzJ0Z4HA957jVq5vN3ZuNst3tLf7nzZFtrb2ylwqFBW3bNuH+kgEEEx4SIFKONxsWMHXVsWrSSVa9Vak08H0s0cCgVmjHQI+tKw6F0+QpqdNWJ4eBkMZ7abmHNr3Mzp3NqzadbruXRGDgsSXDYkkFzqM4hoxgAUsRSmCAeqyRiNXZz1gRRR9TdCmR+gdMURVSToOXw4IAKIrLuEXb0WgTqIgRiTGOAnMyYo56yRDrldY1DKpaRggDSOsSDU6AM8sgUDxJOnieGJAxNDbS5dbRaBZyCYGOABJPsAJPUBNGKMqFrCRvG6xzllKOrhPXBlZNVYgET+py8hp5EcASBl11Y3Nu4otvdVlZkjEQTpwnHs0+2aX4JRqNQDp5aeI+3+PlwcmJqrWl798/3Idrts+zjf3tgbemCt93e98+06lvt1UsNkcxV7YYHcOO3PuvLbojpF6+3ql+xjsfXrVr0kFq+tkyQRvHG8i4u6uW9/vbOy24FzytyrXoxW2VVmRWOXma9LC39Q0hmAET0np3l9y/uv3VxJ2aqyknJiwiAD9WBM8B11zQ+13uttqu1LYe6Eq4XI61KO38hab08XkVjhSGvjEtPMn0d9IoRHFDKeiUaLE5YdB4v1h6T3+2uNzPZE3tu2LADxIeJ46gc5GR4ca989K822ZP7PcQl78pP0t2ScAew59dTJ3DfP9mt0/wCp6Mdiba+UM1iXoLsuItlmM6SAM0ghZ9CrnkFGmvHB7O8lxTZcgP0x+/trp+Y7S9sm/d2Mdu2YPCfs4jqq0fZ/3J4eanGy2o7TRvWmq1YTClqUO/rLDX6ZH9ZZB+V/AEjx8BFutlcuGQuBzjs41c5ZzizZGrV4YwBzk8AKtXsbbvd73Zd0dvdob22YMhs3NZWnufLxbr7ebn3Lt7a+2qVuuNwZ+fN/6h2ztpL9PFSRmKFZC0zsYfnLcvQPQHJzd5gu9e7csWNmwvMytaVjpIKqguAlndtKjSjxOsgBSapepPUHKOXcq3HMOb3Va61oi1ZIci48Epb1IG06iIkgAYyeFdRm3sPg9vVI8VtrCYXbeEqNL9Hhtu4bGbfw9X15GmmeriMNUoY2o1idzJJ6cSdTsSefHpbbjcbu8dxuXZ7rHEsSx7pMmBwr5EvXLt1w99me7AksxY4YASSTAGA6gIFE99YbH5jAmxbwtjOXMBOcxhK9KOzYvwZGStYw9m3QqVsvg2tXIsNlbQVDag1BIEiE68T2Sy3ABp8XhMxGkkTiwIGQnuyOVRJg0zAPTqOExwpEy2MwW5cDalPbKTcdzYU/0m0MZuiu8NefLU5mx8VrHxU7GcvLi8SsjSdTQzWUgDRwxliCyBu+Yt6ba3XJhvC5UEEFsPpJBKxKnPVpGTyVlS5CsPFEieMcJk94nroriIMxLSr4mx2Iw+HwteWe7PicluDFSn9bxUpoUb+KpfQ2cZ6hp1GYkTtLE1usHkOkzKTOVcuL6lwPCVzhiSQYjSSTjwnVBYRJiPq8x5OZg9XXOPzjMA05sFV3PhvSTDdu9k7foT2EpvTqZWPHT4zCwQwzRCc42GehlLP6pctufSjiGn/EWEjQvLwz3QWiT4TnEAA9gEY4RGWIpE2iDqZ9Q9sknE9nD20/MbHnP1XKW8nZqDHPGKmGxtJpwsNeO7bnF+/6k0sc+Us1pYYndOhFERCooYkxnSFEYscT2Z4DHLjMT1k4QDFdIVRjxPX90Y9deZisr3aE8Gx6W5bFtRQyGV+u21iL+JxcFmC3FFJfyvRlrtGWwWf6asWTVG6xo/Oa0zhWXzhbQYwfMIY/7KqyyOt9I6j1DAzJM8I/qIpAw+Imx+ayOUfbWMlmyGz62IqjH4xcV6qYWxbeTDZTJWLcteGtmxLWFeI1wkHpM2p6pBwLPcZCdZ+oGDpwwgYgazEkkZDgBgTKxRlCgkQxnEmZ4xlh1zjRv6bedSjio6G3NkWjLJZfK4qaxDFjsXklydi5ic9WEGIxdfIRY2ksUZrJEk7TuGWYFHmci03C4vMG0xqhpI0kMJBnxGFggAJM8ELTagyGzkdvYcTHXPspUw+P3HRv40Jhdh4jBwyyJdr4erKMt9NdGSlvtUux16lSGVp0odaiErZYTH+npGeGuXrtwS912PUZIywGJ6yceoZDVgH6UGAdR44ZznHd35xOGKxLT3W6476XP4ui1SGsliKPFTWKL+i9qF61SpLZWeCtJj5YgGed2WWAdIUOxA/9ObhZ/MK+ycs+rFu/A9lINgRAn29fTqo5gcVkMOtmO7uXLbkWy7zLJmIMdDNUmkt3bcy1Bi69OCOpIbvQEaN2RIo1D6LzBvLytqVHVqLcBxPWZJ4STgBACZtUSFB7BFL6vo3I8+XB28scqBpIr2SpXsNE0gcekGAjhmkrqweWKclvQMcnV60CPqpU9SgknQcWgzcYOHET88PfUfdXsWMxqvG5qpLNHHHEJ5S5maOHX0VZlZR/Q1+TQDo0BXQgHiTW8aeHcKGONHVr1I5/qRBEs3pLCJBDCHWNPR6EWQIJNEFdQBroAvLy4E3GA0ydJ93TGniaxlcanQ8uZ+88U7uJmphgMaifu7L07D3QdR/+ibeoPPkYXX7T4txhc+IXk+6bq29z/lNbHI8eabdf/rp86RO25c9v9vupK9UFxgELqADlLumgDcvt4802yltkjjOD8zXoG5IXeOD1/YKfZMrenoW06HI5uNG6RofzeI+P28T+Wxymq2pROWdLe2WlOSlZ2Yhacy6dTkal64BIYkE+PPx43/TaON+5bIWj81rH54V/ZqBmbg+TU93kP9tNAPHX7+O1rlaTppOR+HP+/wDjz4VKkid+Z/x5f258NSptzSf9RLoTykIH/wCE6Ej+HEZiaP8ALWSyH+HLl5f7OHGdDkMaMq+mh/D/AH8PM4UOdCCQk+P26D/b9/BAU9ZCQfz+Ov28KlXnq/dpz8/x/u4elXxl1+HP4fjwqVexazTQwDmZ5ooQPiZHSMeH/wAXCppgV+eF78d8HfHvT93O5EkE0eZ9x3d2KtKWQKK2G3jkdtUelixDotXEIq6/5Ty0047NBoFsOD4EUd4Cjp8KxN43m7m4D2D3ALVbtl4qfc8uE23VCz3d274/Q6sIX1PXsZjN1dsU0Eaks/U9pFGnj1aDTjsfTFhb/qHa2XDC0161LCRC6g5MjKIJPVXFepbzbTkO8vLBuixdK4AjVoIXCccYETjX6ise2Z4Y1q4vcQk/Roo9vUo0sVaFU08Ov6Y30tm5h1ga1jbGPeJ44HmWCSMhnDcJuaWS/nbvbaReJvNgzHVchxqVbs6XVlYM4UsGkLBrn05TuVthNvuNTWLa2RGlUi2NBIY241KVKkKWAK/VNZfoG5GyGSjx27JWmp/SCKGldwMs86Sg6izFZgf6KaQRyyFWZg3p+PPkhzLlQ29pt1s10Pqkst4BYy0lSNQxUAgCJywxA8v5ib90bfeM1xQnhU2icZzkeEtDHE46eHAa/tfes0lWOxmreSgQqTLfxO0LkEXrRoLMZgvETIEb8xiVywX5eQGobbm3IUV2t7dLVw8EublSYJ0mUw7tRETjxodzyrnFxlS5fa7bETrt2GAkY4MeBziZjDhSfb2bueRCqR7fkFX1U659pYuZ70tizBIlqrFWniihSrFTAcMsbSB1J6imgsWud8oB8f7ka4wG4uAKFUgqxYEnUWJEFgIIEA1Uv8l5ySDtn248tSJO3UkljgU0sAoUAyCBOoZxFCy7P3vNGHL7FmsaTQiW5jcyhFUzRyrAa9WxCsQ9eL1QUk5lhqBpwyc75AjaY5gtrAwr2j4oInUwM4HTiuUwTNQPyD1ERrU8sN3EAtaujwzIEKQBiNWB6qAqbM3dAbkeRo7Rv1LViN0joXc1jniqxCu8VRlsZR4rKxTwBgW6NRy08+Dv885LcCNtrm9t3kUgl1tOCxkFvDbBWQYwnvqXacp9RbW75jpsGE4FGuqQIyAZtJHeKNnZ9sktJtHGyv6hk1i3ReQHQnoLQPm/p25eIKkMfEcQjndnJd7dCxGNhD3wRan4yOupv9H3YH/2to48NxcHvHmRSNN29oFtW7a05NZZZ3EGapyJJLYmeeUvFNcljkDTOToVKgHQADlxdX1JfiBzRxgBjaYEACBBCgjAdc8TjVY8juJgNhmxPh3EySSTILnjwiOGVIeQ7WbWvs73O0YOqRIUhp7YnQ+lGIwUgbCW1dpANXY9RcjU8ydb239V8zsALZ5wuZILG+DiZz81YjgMIGGQEVr3JFuj9Tlt/SABCvaOXZ5bSe0yTSDP2e7dx1mjXsqkkydc8Kz7M2u3r2EFho4bNuLZzmOCWSbQsVbpVVKjVRxfT1h6guXQ7c7UIYBI3F/BcJKqdziQBIEiSTOZqoeQ7G3bKDld+cwDbtETjEkWMpPbhEZCmnc7M9qJlx01jslWx2S6Ery3otk7XlsYCG4lWbKJUtDCY4yQyTQLDIIiPWEauRqqaatv1d6oBuLb52Lm3xKqdxeAulSQmpTcuQYOoavpkjiao/6JySUfdcoJcRqDbe1CyPFDJbtt4SfysNUYyMKTz2o7S17voPtjPUawhhsoYYmxFaWSWfpkxyDCbzw2QMlaI9TSFAhUaKzPoDbHqj1Y9jzU3O2e7qIMnzGAAwf9XbXUAY4BZmcwFqi/JuQpcFtrF5EgEfoogmfpOi7bYwOOUZeIUBL217SpkkaN9/UkaCaIR4zeHdWvjvVRjKssktXum9ivOET01R1SN2YfKW5hWef+sP2hF07C7c1zL2Njrgn6Qp2IUqJxIJYBZJ62v8q9MfuxcRb1tdMQp3OkkcTp3QIYxlAGMAYTRSfYG0hYuDE9we5mJrVyaSI+6u82RY3IzXkezA0+by4em0UpVGClS4Pj0nqspzvmxtWzvOXcuvXW8Ui3y9PCdQCmEt+KRJEyBHXhCeXcn1XBt9zuLaKSuLb4+KAZSbr4AHMCCcOGOhz/AMhbPRdqvZx2/wC2eP7g7qz+Q78986D38be3DdyFS3tTtTh7O7s5eyVDL7fo5Sd23jY2+AyT+kf6ZYuNNNG3zht56Y53vX2G125t7PbbNCttUYPvL+uEe1edAg2u13QYFQSWC+GTOzyLktjbcxTcWL73gpZ2/UdpgBdTreQMTrKQUk4AnDGuJzenqTwbawZMj/ru6IrN1HkQuMXtqvHPO/MlSktrIAkc+cWg5g8eA75Dbd9TCQpggZknDLpjXrljzRZVACVdxMn8oxPvke6kG3dklkksIWRZZHbrBDvrO/r9BYnojZQCNFGuhI5cZZAUAOZYcPhPyzrSBLAsBh7/AOnHKpW7EbMvdzu7Xb3YtWA2Lm5d2YTFQoEDvKtu9DA8ZHXK79XqHnovLmBxnc1ueTaZ7Qk6DA7flU3m+TZ1ESVBPbkY7a/Te2btypsbZ+0NjY9ESlsvam3tp1kTRVCYDEVMY5ULoNHmrs3h/m4wLai3ZVT9QA9/H41ubWz+221vb8VQA9/H4zTmMuo8fEcGsDE51YrAyDx18fL/ABH+zhs6VBNJz5+Hjy008/t8uG4U1aNOzG7oNu9z9nz+q0dLJ3JMFdYxhEWLMq+PXqdjq0P1zRMfL5QdOPnb0vzNNn6g25mLN0+WcP78B/6or6P5/wAuO+5FubRH6qprUTmU8UR3SK2H5mOf07EcMprzgdKuIY5pFKuOtI4pWEbSPGpCltQrEMQdND7wMRANeFWmsreV76B7U5SVBwwJIxgHEgQSMJEzTRSKx61MyQusghkGUklkWdJoXjk9Go0yRRCzOLBV9QvRCgdQfn0NtDgQM4+NBunsG3dhwbetTaAGmCCNTQSSq6ZABMudJI8JIJUqedSDGwLdr4+tSoUa8lOGgL87zVYY4nD35pxCazenp0RxK+h/5mvPi2ATDao9g6YZUW533Izd3F07e5uL92/cZbhum2qoxJEW1WdYmdTOVn8lHrdS7Yxq0JJ2uyy/UxT2DHDU1imrWUjknh6xBIySOgJUDp1LKnUo0l0gkMOBn3Y0HLt/s9vzH94qCzbUKVWWfxKyEhWjUAQGOJ/wloJpVip3C00ku48tJJI9gxdCY2KCNZI4o4Y2rPSmWY1zD1BiVZmdifEAMAJGZA7TQNzHZnSlvl21WyFXVJuszEEliHFxSuoHTEEAKsYgyYMNq5lbqSvLDRGPxSVp4iQBM8uSfKLWJcxs00fpxShlbSMLpzIIUKTL4wcMezsxialtbrbbPlO3NpUfeHcXzcVs4C2RYLYSNJ1smkiW1TThhooZfVGUy/Sssc8MEOQENauY4RDFHFHDApasoHX6bl0L6Eg6cMyhpOMHtMfOqp5m4TQNrsy+kqWa1qdpYsSSzEBz9OpQracARSutCh+nxY6JHr041ijMNOU1jLAiuv09h4gHlhljlIceLeOuvPhFVIhvpHDhSHNeYfv25pcYXN85J1XBrhiQdShsmUgaTkuQEYUY/TKLpHG818wrMjxxPemaKEo0zKK6661WUTsquhVo0AVSFAHA6bZMNjP3H7zU6c83yObqJYW6VILC0oLagoOrDxzpBYNIZiWYEmaHfF154HrvZyLxTCVJzNeltmZLFeWtPGwtesqo8EzAALopOqgNoQxRTgcR0NBa5zuLO5XdLa24vJp06bappKMGU+DSSQQMziBBkYUeioQQP6i3b/pqyyClayUk9AsojHSYbHWwOkfJuolXYvzPAtbQzBOIIzMYiMu6kvM9w66DZ24cj/MSyq3cyZ1LAiTiIxUBcAKNYavXx30sMMysv0MVFY/Ujkm1x/XJDJYl9aaW1ZeGSTqcnTloAOHChDp4QI9gj5ddWOab2/zMXL+4U+YL7XZghf1Y1BFgKiBgsKBxxNVT903u1yXt17bbgzWEweM3V3n3T3Dudkfbn2U+n+szPcHuXYjxc2I3JkrKXz6+zKmDztPPXFWvWSvWmhpSymWYyCtuzubvk8t5Yy/6vulZgxjRt7SEi7eeREWlEjUdLXGVcQGrN2m0fc3dJE2AAzEdUmR3yCPeeFajt8/sVZrvhgbfdDeHuo30fc33Dih3h3X3huTA4fePbHc/c/JoLGdelVwb7Z3Fh8LSuP8ASVZla2BVhUJEsXRGsO3sbHloG25YH/bIW8bGWuEmWuuDiGuNLtjMtiZmuis7x9t4bX+XwGQAGQA6vj141pk9wnsZ7+e07OQbJ767WxkBzYv/AOit97WvHcPb7uBSxrxG1ZwWWlrVMhTuwQtHNZxWTq08nV6gzRNGUmk6CzuLG6WEMOBLDI9/aO3hXd8nv7fmFgm0Yvr9SnPv7j1/KnF2b7zxfRRdqO808l3A3o2pbe3nkNbOQwBX5auOzjvG8uYwI6FC2WL2KqnR/UjGsfmPqr0N+4duZcjQLuJlrIwD9bJjAY8VyY5QcD6XyH1DctAcu5sZ2+S3DiV6lfDEDg2Y44ZRd7kNj7u7F5vb+79lbVtZ7ttUy9Sx3Y3Bsq/Jdp7FpZl4Y9pQ5Orjvq32rHu2NpLFfLNBJjtFjjDerMitV9Fcstc1R7+/t3Dsbb6CMVJYHxgkQYXANEMJzBisT1pp5Tvtum2Xw3JZnUghRgFgdZJ1TiCAa67v2zqPtG3Xs3aXebsX3N7q5rcmdxV7ZX/bDvF3N21uLL9vt0WcbFc3Jt7D4/A7R2XDui3kcXQexjrojnNrGLNJFBFJFZWH0F9jyvlFx7HL9nZ29zcfnD3rjOinVotm7ccKJ0lwo1tpEtpBnyb1NzD1PdtDYc2uC5y5WDqy2lRXAwBLAT4SYKzAJ7RW3em5BPjowH4EfH7efD2QQa4dxDRR2vkYp7dynHFfSWg0KzTWMVk6dKVpkWVDj8lbpw4/KhVPzmrLMsbaqxDAjidQxAZh4cRmMY7JmO0gTwmo449PdTQPbbCSNl0izW8qVLN5qTcVzGUdz3amPjzE+akz9uxTjhCyU4Lt6V1nhjdY5oXdJA4dtZfMRQpa3bZkEDUCZGAEgkg6YGmQdOQgUepowgHLIfdn29eNOTBbRwO3JUs4yGdbawXYJ7k0kEli+l+xWszG/JHWh9VlmqIyhPTTr6nZWkYuYmuFk0AAWhEAThHHPE4mS0nExAwpM7v9RnGnYkvP/wBfD4acRkDhQ0djk1I0Phy+0H+x4Gmo4ra/H/ePu5efCp6yDf3/AN38fMcOTOdKh1bwP9tdOGpqMJJ8fDX8PDz/AB4VKhlk0Pl5ePh9unLhUqFD+A1/hp4fd48KlXjS6Hx0/n5a/wAOJLZgxT0ZSdToNdfu1H+ziyp4VEQRnRlZOY08B+J+I8eCEzjQ0aDgjn/uPBxhNKik7aHUefn/ALeKl4RlUq4rUPd4pNO3+6eYHVi5k1OpGjFVPLkfA/HjnvUOHJd03/0H+Vbnp8TzbbD/AOunzon23upV2DtqNofXKUbB162QSepkbzjTl8uitp4njzra3gmzQAT4ffJPZXd7q0X3dzGJb3YCno2UXVOmAAaM7fM/MDUhA3Tpz15nQ+HhxZ884QsYVX8mJxpc2vdWxftgJ0BKpbXVzzaeEEc1AH4cb/py55m5uYR+n82FYvPU0ba3Jmbn/wAJp4ySf3/z+38Dx19cxSfK/wBuvLTmf58NSpLlcA6/b4+Onx+HA4kRTU1ZJdZZD8ZHPx5Fzp+HAfOpIwArNJOXjp/b+HBTFMccKMrL9un8+CFDGNCLL+On4f4cPSrP1T56/ZoTwqVYmT/ZzP8AD+JPD0qwM2g8R+H+3w4VKhaF2OtkaNmYhYqlqC3MWIUCGpILErN8AscbE/ZwSiSF6zHvpcRPXX5le+Nwybo3jvDdM0hlk3NvTd26ZZD+aV9wbmy2ZaVm01Yyi8NPL8OO+Vla6bYxhjB6xMCuY3zt+4dgfDqJ+2rM/t/7Ok397v8A2WbKSKKQZ/v/ANnrFlGVnRqkXcDEbnvmUasTGmOxErOQfDjrvTjJY3l3eOf/ALbb7i7HE+VYuGB7YiuI9VWr97k/7O3Hm7i7ZtdQBvbi2JPYAcY4V+kbax9e1kJbcsHbuGY5WS7au1MnnsBf9Vbdu/a6mtY2xCwMtp7Dx9UatYd5OpXJfiva3D29stkHmTILQVVa3ZvJGlUWNLg5KqAwSECrBUaaz7pvee9xW2CFrupyly9ZJILMZlSCMSxBgFiSSDjRnaGzY9vtM+P2rgIYb1e6smdo7ssZe3ZFyw8jwGCbDUqnoMG+Vk5RAlOnQ84udc6/1HT+43e4N22yRabbLbVdCwDqF1mkcQcz4pmi5XsL2zVrdjbWBYulmLrfLlmOGINtRlkRlljTyqYuTHuz1KbwdSNGyRtReMoSWA6GroB/UIbXkdeXhy4xL27XcqFvOGxmTrB98nhh+NaFuzcsGbduD2FT9nXFHA2RUEGOVm05M1CrJodDzPozQ9Xzcz4fDiAjbHIgD/bYfMGpC+5Ago3/AAqfkRTZze/sBtq9WxuezWHxd6esLq08hJUx9iSmZXiFiOOzma5EbNA4B0YEqfgeNbYenOZc1277rl1i/e26vpLIGcBoB0kraOOIPDPtFZG/9Rct5XeXbb+9btX2XVpcqp0yRqAa4OIInKRQtPfu37mjR5PHzw8y0lC39UVVifRPTXsyoVOmhJIGvhwF/wBO8ysYNauK/U66e/6lHsHvp7PqXll7FLqMk5qdWHDJj7fhSum6MA5+XJHnz0aK39nMgK4/w4pHlHMRnaw71/Crg51ytsr2PaG/GvLGbx01adKOapVrjRMtea1FPLFDKQeiSaFokaRR8OocNb2G6S6rbjb3HsBvEFIBI6gZMHtimucy2dy0y7fc20vEHSWBIB4SCBI9tNR7W8tZvpd5dubAJY10u4y/A0epPQkrxXSJQi6AkKhOmvnxsrZ5H4fO2PNFOE6biEHrIBXCe81n/uOY4+VvuXtMxKkR1d/wNLWKs7qeJv1OfZE84jXoGLyWQFaSUyqWHz1VsQqtfXTVX1cjwUc6O8tcnVx+1XmCpOPmImoCOxtJ8XaMJ41b2t3mbT+5fYthhodomR/hBjTPA4kcM1hrG4FEhhxuMn6U1i9DcVyIyP0n5CZMGyxJ1cgwLnpOumvLiitvlxjXdurjjNlTA68LuPdAx41f1b/8lu02GEXWE/8A9sgY8fhRupPk5YOq9Vlx8xdlNdMkckhUBdJBYWCspDkkdJQEafbxFet7RLkbdxcSPqKaD3aZb3zUtp90yar6m3cnIPrEdcgL8qydesEP84YEEOqNrqNDp1qdDz8eGU6TK4Hsn7KIyfqJ6d9NhNoYZEkjDZGRXMv/ANTkJbrxiVYlKwvdWw8aw+iPTXUqmraD5jrqnnW+JDfpAiPpQKDE5hYBmfEczh1Cs4cq2gBH6hBnNi0ZYAtqgCMBkMes1wwf+TP3TxmX95PajsbhbEtmj2E7GVMhm/VSmthN595txXN3ZCraerUpI8lTZW2sE0ZI6gk4Da66n087i+n8fbF90AL3Mt9ut2ApJXyduqbCwYZmYE3k3xidJkmBAqrc2G12u7t7ews3LdoEsQknzSXhmVFJ0gKBJOWOQrmAz11p94yKT8m1NsUcf0AsQuQ3G7X7oAB5SpVv9DdXMmIcuXLyjcjUjPHgZzHXC/f+Fddt1ZdI4ovsOr54U3XZ1dREwX5gqj5VjCs3gz6qVZ9dNAwJ1PGRdNpRJkgZ1dPgOpc/h7+Hsrcx+xp2dTuV74dmZq5UWzie2VO9vzImRCUikwtZp6SyKVK6z3FRFJIYlv489zm4LrWdvl5jz3qmJ+ye/torVsXHSywlXuAnuXxH5D413cx2i5Ls3zuWZjrzLMdWP8eICTMV0nGTnRtZ9fA/eNfDXy8Pjw1NXvq8vx58vPxPxPhwqfhXhfx8v7fjws6Vc7vpXQYjXCV7MMiy0ZC0k8sdmFjNA3VH8sZikQHXXkQCPDj5QFq95iNawdTh2EZQe+vq0Os+M+Hjww+dbXMJNBuPb23s+LmTaPcGNx+UlWTKWpDFPcija9AjyTArHDbEiKhbpTTTkBoPpLY3xf5fa3doszPaDYknEiSMyc5EcK8H5sXtcyubJrW2RUuFRps21JUHA5BZKx4jnmxzNRbt/NWLe3NuZrdLUcZm9yz1YV2oJrkc+Iv3bDRPtoC7elyeRzODjikNydkWNmgkkWKOIKeOt3mys2d7d22w13dtZUk3cw6qAfNwAVEckaFkmCoLFjXjXp71lzTd+mOWc59Vvtdjz/mr21GxW2Lb2L14kfsgHm9ev7VVf9xc0qpNu7cW3bsgUryZFplpS4nb9jKVrXr9TuRWKqaYs0p4WtyxVzG7Bo5Q5QoxUAltV4FNsgLDcOqlR3jMAjAT2iM8eFbV3nnMLotPy+1dv2LhYEgqhHhDI3i0rBxDAkEGBMyKO0ruQlVSNmzVA0VuV2u3cWqxT1r81dYJYq0c15/r6cSWYHjikUrJ0t0katN+2so2F9SZEAK2IKg4E4eEypBIOEjA4V7fOOdXkDNs79uVc/qXkhWS4yBSFlybiAXbbKjLDQ2kjF2VpYZYYJhU9AzIjmCxBFHYgLg/0p44/WRJYyOlgGKg+fELW4cgkQOIyPdWjZ3Vy7bW4RcUsAYbBhOMNDEAjI4kTxpWi9LpB9OIEnXlHHprr4+HhwwWGxE1LrY8TPeaV4Gi0XVI9SPH049Px0XTXgTkYFFrudZ95pSjeLTXoj+/00H36aKOBwyp/MaczNHInhbwSPXzHprz+zmgGmnDAAHKktx+sz3mjYWLXURR/NyOscemmvL/AC8wOCIHZRa7gw1H3mjsQi5BUi56EaRx8/D/ANuvhwIwONLzLmWpveaP9daONp7M8NOtT/663clCpFTpUlae/bmfQdEFajHK78wOgHiO/cSzaa+5i2ikk9QAk/CptuS9zyyTDgricJIw/wDVGNcyPZr3j9nO83vG76+/T3L9ztldrezfauKr2i9ueN3ZYmlnqT7hXJUsLLt7C4qnlMrnd2JsLB2792apWmkWzmgWkWGCAJz+x3djbbK7vt1Dc23zgBVBe4tpVVtAAA8EMiSYUkOZljW6lpNttlsWzDMAWkwNXHP3f1rZfsn96T9s9JI8TZ767kUBEWLMDsv3ZqYZo06Y2R7R25NYl8F0JgVfmHx04dt7DFWs317Sqx8HJ9kUabdm+hrc9/4RVtbl72YfuSdpd07A2V3U7dd9NsyRxZG9X2BuOBO4vb/JU+WN3bX2zl4KO8NvXsVPMALT01rsWaCTrR2QzWNxqYXbLEXFmJBB7cGAkH3GrFi7u+XX13FolLq5HMHsMGCDxBrl09zvsm3T7ce6+a7TdxE/U61+tLnO3W/69WSljt77W+q9BctRiUN9HlcbYYV8nVDu9OwNf+XJEz9fs79nfbbVlfXBh1HrHWD+HCvWeSb7ac92utfDuFjWvFTwI61OYPsORotgffnu/wBn3t3357bO8vbXfm4+xHu07V95uym3e8GO2R9Nd7XZPPYiba3120+5bYOe1uDDTZK1LBmdtVrE80dD1rVRYrK+nZo89bdnZf6VdZ121x7bkFiEI81LkFMit0IdRgE4GSM+d9Rf6JtucbVt6XG/R11FZZdAy81QerFGAkRiGWANkH7PvtGr9uti9x9+d46dLuD7Ufc7tTa+1Nhbt2nv8tT21n9n9wtwdWS3BjNsSYzc2wO4uz8zg8dewGdglq3Mcl1jA6yy2IQ/PL21Xl1rlxKXC9xLpeHDpKHQqtgsSx1EeLUsAwDOZzne2mjZcvu6jZuahKiGBSPCSDKkEhhENxGANdGPbw5jAUzsHde8Le99ybaisfRbrzKUY9z7t2rVsVKtDMbmfGQVMTlNyY0ZCtXv5GnDBDkhNWutDDLakiWhtrwupiP1VgN34we4ge+a8+323W24u2liy5wAyU5kY/AcII4TUmpJ4HTw+34Hny4sSCMKo50bST7D8Oeh+H8+I5nE0qDtZChRWM38hj6Andkg+vvVKRsOq9Tx1xamiNh0U6sqdRUcyNODnxwskxkAT8ADhTxxjCg4MvjJiBXvw2WY/KKizWy3wC/SxTBifLTXXhmDgyVaO4j5xSg9nvFK0NtdABFbPkR9HbB5E6gq8ClSp8fA8CRJwy91Iju94o+tnVf+XYHP/NWmB8efIpwtJ7PeKajKzoNCwlUHkC1ewPHn5RHhuylQv1MCjqMoRT0/M6sgJZ1iT86r+aVwo+08NSo2H56afy+/X7+HjrpqGVydOevMc/v4alSDlbl2vkK7RzyrjYMVNcuVq4rRT2JTm8NTks/Vz1bMypjMdZmkEEfp/UO2jMNBoQ0C2SRNyViSQAPFOUSSYAkwMcOIJROAGP4dO2m8vcjZTDCOu4q04y4zM0k8WVjXH4mjt1svUzeVyN27NRiGJo5vDtjBLCJTPemiESvE3qiVbdxT4kISBBKsJ1adAGBJLhlKDAspBHCTKPLTgRww9uAyiDPVBBxpwWd37fq/rsBzFFMht5/pL1GfM4ytMMk0cpgxzpJNZtV5pZ4GiJkhGjq2gbpPEilYDflZomGIzAOAGQkZY9YGFRvbfCBmJ9ntpyVr0UzVZKtxLlWzDYkjmT0mjIieBFeKWOKP1IyzsNTyPIjlxL9JKtgR049nzqGDE8KWxINAPEfzOn2fZwQPEZ01FrLeBH2+HL7eK1/KakTKoX7zyEdvdz9JGpoqo1582sQIoPmRq3HMepiRyHdn/wCg32V0HpxQecbYf/WHwBrHt3Ej7C2wGdU6sYW+bly+stEaa6acxxwW1tKNlaDEadH2mu23bt+7uQPzfYKd7fTxiMtIh/MmvUD0q2oJOp1AAX+7iceWnEe/8arw7TgZpe2s0Ys5D05EfSGMEISdAZD0k6+P5OOi9OBDevlCDCrPv/CsPnpbyrQYR4j8vxp1yPpqNfvHxPHVVzlJ80nidf8AZ/EfAcNSpLeTmf4/YPP+HAtNLDjTS9UEk6k6ksB8SSefLwJJ4HjUtDLJqPH/AGf7uXBA0JwFDrJ9v+/gqCsxIfHXXw1Gnx+7z4VPBrP1Dp/d958xw9NXhl0Hj4+Wuv46DyI4alReSbTUAk6/b5ef3cPSqKu9G7hsjsz3o3qz9P8Ao/s53X3OrFgvTLg+3248jXIZiFX+vXXQkjmeLWxQXN7Ztn6TcWe6RPwpxM4Z+6vzTbE8lfDQFgWkgwinn09YlGPC6eOikyAjlqPhx2W0bzLk5W5499cdfUhtWZIrcF+yvte5uH9yD2+NQx7Zaz262z3V7g08fGYOqzldk9ld8y7fiU2XhgiM258nSUGRlUMV6mAOo7XkvlftN0bp0bV7SW7rknwpf3FiyxwkkBHc4A5YCuS56z3b20Wz/mruNaCAZNizevgAnwqxZF0zh14V1gH3P/uF/wDbz0Kfs/7kduN9S767KYgWctthO6VSPB5zcMuM7kWo6e28nk8dJt/F4XGvce4XhsUfrEBEiiPT0/b+i/4n5jzkfvOc7T9iLG6YgbvbWF1KVay3mF1cXCG0+UVYPoJU6tQPk9n1T/KG25feR+S7q1uVNny38l7+uTDgIAysoEsTCssiCVANVc7u/uf/ALi3anC4TJxe2XbE8+Ry/c+bIYvffaDuXt+SjgMF3an2TseqbSbo2kFzmX2pt/J5VIVinkvpLWaJVjYM/V8p/gL0B6j325TlnNrp2lm5aRGs7vbX9eq3auXHEC5KAXIBkKGGlmBBFZdn+UfXO05dbv8AOdhatbx3u+C5triaVDsloMA1ojUVJJBkg4LA1Ve/bnvo7rWd09udobg257eodwbzynaXbeQ2vLv7dm1t61dxb5xO05N01sHtvIUc4c0+3svmbqxwJNqIaqrLIG634865l/FXpvZcnu8ybe82tMlrcXFLba29phZN0pNxSunzERZJwBYxwFdVY/kLm93f2uXna8vN25cspHmXUfVd0atKlmkqWMCDkAeJragygO4U6qGYKdBqwUnQ8uXMDjwQMdIJzivWygBMHwzh2iaqBvDuEu3e6/dC2208duqDbu2towWLNm7DSnoV8bFBelx8cs+Iy8bLdymW10IjHqJowl1VOPaOT+nhzD0fybbneXtpd3m83OlUttcVmfWA7ablvSEt2SNRJHiABQmT5Bzbn37L1bzncjZ2d3Y5fsds1xmuJbZUQpKLrS5rL3bwOkCcCWV1ECruzt35jau4c1nMNt+pLltz0Mh+n47HSR1qGPe9kmvLKtCKrLFaq1DAUjhkWILHqw6QRx6/zvkuy5vyyxy/fblxstpcTW7gs7hE0RrLAqzSCzAtLYGSDXjfIuf73lHN7/MthtEfd7tH0WkMImpy06ACGVdJAU6YXEQDVuK96DM1MTHZhWK1YowZXJCOpRkSGWwsa2oZJbJWIqmQeQdLKyxr82rKh48Xu7e5sL142mJtLcNtJZwSBOkgLjigBkEScMCRXuti+u829nz1UX3tq7iFIBIGoY4Ea9QjEAY4gGkLuRtKzl8NFPtfI3cPm8E9zI1VxMmSTF5WlFVW5JUvvgumtGJUq9KSyf01YaHpVnPGj6W51a2W+Nvm9q3f2G4Co3mBDctsW0hk83xGNUlV8RHWQorL9Vcgu8y5eLvKbjWOY7fU66Cwt3VC6ij+XAEhYDHAHMgFjVUMl3Q7g2MrZupnGx7vGtdcfjkjTC1jGhUPWoGSzAZCw6mk6nLE66kaDj2La+kvTVvZrtzt/MUGdbkm60n8zwpjgFgR1TXh+69W+on3r3vOW25GnQgAtLAzVJZZnEtLE44xUn4HunXzOXw2Jhp7xpta9CrZlsbz21bjMwANnIPazmz44KMSRRs5jdXA8BryHHJ8x9IXdjsr+8d9i4SWUDa31MflQLa3JLkkgSCO2Ma7HlnqzZcx3232Nqxv0uPpQk7qywLfmebm3AQRJ0kHqE4ClPePcujtvdeYwWP3ZnbeOxWLrJBdTbm18xLY3K0kz26tuWJ9qehhoaxhUSwRzytKZCoKhQavJPSu45ryexzDc7Pbpur15iUN/cWgtiAFZQRuJultR0uyKF0gkEmLnOvUnLeVc6vcttbzdttbNpRrWzYuk3pOpTjt4QLp8ShiWmBEUgp3YiuRxyHujuHb9uYzNPBBs3NpDTavEY60da1S3ffqT/XAgv1U1WNuZBIGt9vRr2WK/wCkbbc2ViCd1aJaTLFlfbIw0ZCLpJGAOJqjb9X7G8Aw5tu9vdJMj9tdAUAHTBt7l1Jc5ykA4kZU4IO8OZuFko938JgWjkgCSZivuVY54Z19NjJHPgdwpF9Gf6kurxg/5Gbw4zrnojY2AG3HJNxuAQZFprEgjHAi9ZJ1ZLg3+ICtSx6xu3DG357ZsgRBuruAIOGINq6MM2xA/tJp2V+7m87elfFb/wC3ksqo8jy387QsRPHVjQTR11v43bhnuXCC8KeovUT0Kp04xrnovkdn9Xect5mqEgAJZdSCxME6Hvwq4BjBiJJrYX1dzl0I2nNOWtcClpa9bIIUSQNduzLNEqJGPhANfm9+/Xv7L7p/e97l+9stuafFdwu8W5WwJuPEXr7H2rJW2Fs6BTA0kSivsvadRz0f0yGLDxY8UP5INvknNT6XsMj2uR7W1y4eWSU87bqf3brqzF3evubk8dXXXp3pu9uOb7OzzLcAq+7RbxBABAcDSCoLAEJpkDwnMATWuCpebLx5PNShfU3LnsnddFbXopRStXowqCNBHHHIyry0HTy8jx5JfuaSRbx6s8JAJ+Pd113QJZdB7u2Bh0NfaofnJXkxcMyI0fSw6V060kCgagu+pZz8NNOMq5bOqfzHhPSe7hRq1onS2AHT+pzMxXXJ/wCO72kXBdte8neq1XAm3NksTsXD2nhMetWtI+Zy/wBOSoIRWhrg+P8AzBr48c3uX8zfMhB/RSAZ4tiR3wBV/ZKjbk3FxVUjuLH7l44410qV7GunwA+Ph4fZw1atKiS8vH+2un+HCpUMJvLXx5fx8NfjpwqavfU/Hnz/AMdfLx4VKufqC7X+lQkosokdQU1k0UhTqdCp1JXp10114+Wrdy2bOY1/KvqRkueZhOmKvb7b9zDP9t7mIZy9naefuUek6K30OWQZSiwQ6kKs72FHiB08ewehd+N5ybyixNyxdZThkD4l9mJjuryz13sTtuapuR9F+yD/ALy+E/DTUj2MfH68VyeSWzfhi9Bcg0VGK50EBSPqKdOtMiyBR1KjKpA00049AtXTpNpcLbHKTB9kwfbNeXXOX2fNXdXfHvkQqLpVBcg4EB1RWAIzCkA9VFIatSGJYY4umFCxRDLPIqdckkraCSQkgyOTp4AnlxdV3ZwXInDq7qqW9rY29sWrSxbEwJY5kk5nrJoykVfX5q0J0IHUY0bXmT4HqPhzPFiZPhYjsqP9vYI+hY7ppVr+lCqxxJHDGuukcSLEi9ZLP0InSi9TMSfiST4ngTLYkktUiW7dtAlsBUHAYAezLpNKMcnMc9Pj/MDlwvEAZGNF3UpxSgAanx0+zXQDU/ZwJmKIkAUbSX4E6efhy/En7OH0wJalShFKdOR5fDXXRvs8vs4AgZ09KUcvx+A5c9dPEaeI8+GkEinxo7DJ5/b5Dz+77eEccKQ66j3vtfs0ewPf29Sd0uU+w/ee1VkTq60sQds90yRunQVfrjdQw0IOvGVzsE8n3K9dlh7xj8KO2AXCt9BInumvzJs/lEltYk69Qhx0XT0s4iSSSV0V1jV0iI9FUBJHMKNdV4HbIEDTniOGABw/AVuX2B3GoYrR/C7kuxMqlEuxKzK1R5jHOGKBJBDLCY5UeKCTwKhW6dSNeDa1aP1Z59MaO3eImDjU89qe7G++3e8Nvdx+ze/MvtHuRt62lrbVyLKttLdeOsKrCdcDuqjPDUyAuI3RLDO8STRsUmjlRmUwsqvIMBOmXUegq5auaW1A+IiI6+wzhBrqv9oX7n3ZD9wjYsPti99+26uN7tbdtC1DmHEe1NwXbEMUVSffewslRVbOA3RFVHp5ejRUVMlQDTwRvGslaM9tub3LNzb3CaX0MDDCQYMgOuGpDxE+6tXl253Wz3Z3fKibW7AgoYKsP7SDgROInEHLrrouyXYrs5u7tzBsNe32wcz21k27j8NS2DbwOKzPbrK7VrVlTGYlsJfguY6zj5amhimPVMjuJ1l9Q+oZNxf3O7vvvL7l91cYszN+Yn5cAABAEACAKw7t6811rm4ZmvM5LFjLFuJPbNM723+17tJ7cdhb67WduaWRpdqN97+y2+KXbnP5CbOY7YN/cGDweH3Ts/CZC/JZzUm37NzBR24YLc9ixUkc+lMUEfQr24/c7azt7iiLaus8WDOXAP8AsEkAjgZ4ClcuXDcFyYdQIIwmMj07qpp+4NvruD7N+0W1PcnsqzNlT7eO62xRlsTlLDir3J7G9x7D7A3p26z8y9Qe9Vls4iSGzp1wTY6hdjHVG68ZT7g8u3di+5PkPd8pwM2DqSuJwlWQEH2ZE1btpa39q5YceIoWn+1lI8Q7MSY7TNXo7Hd+u03uR7Z4XvD2X3VBunYmbspjfqJF+iy23dxFajTbN3XjZiJcPuqo1+FPQbVLSyxTVnmhmiduhRgwDLipPQd/WPsrmL9m5t7htXRDAT2EdY7PlxqYFmjLPEJIzJCdJolkRpYWLSIBNGG64SWidQGA1KMPI8FiWJjOoqQMhhMVkty4bKZGpBaWLbe6dvzNLNNA8dHKZTZ+ZlEVitNBZq9cm3AHlikjkC/L1dLEE1uPZs3LamC5tnh/7euAZzH6hMHCQCchT8P8QMj2iD9lM+T/AFC208xjKeVnsY+5tbIbZpzGnYyFmrZydDKYe5uBrlSYZLL5LH26sz+lFPEjLLCPkfSQkbVq+0uIDHhERpXASIxM+JgQMSQQIqXUq3FIGIaSDhOPwERh2Uq469v7FYzDY2vhK+Q/TNpw1Z3yFbIQzzZPC4Hb+LqpZyseRtQPPezD2bc0iQTB60ZjjDyAyFXgl2896dCO5IAAIXU5wAwJVUxGAJIIgCARVbUAMxmR3kQcewnLPDOaXkv7+qLBKuMrZ5YoJGyN2thpsRJk29OyMfBjKFvIrbx8K2nj62mS0QJWk+WMMsa8qy1wgubaaoWSpwJOLQCJAgwM4InEAtNvTOOrqxwynvnGMuFK+Rk3zFJhYsRNi53jx1hc1Xt0VW3kskskCQWVLz16+Ko/TV7Dp6ZdpZpNSpigKSRKLThpJDYaThA4tOBJJwAgADE4kiEPLmWB0kn3cI7uNOAwX4KmTluP1/qNvGMIo4uiKn9RFh8ZNELBc+uizI2jkJqB4akkpSusBDMEmTAwEnIdg444+ymmYwiAftpf9UMzEkc+Z/iT/jxFwoKzWUeR8D5/3efBZ99Kk3K42vko5PXe20cmNyOLs0oWieteo5J6jWoZq8vpkzf9EojlSaF41ZwG+bh1YjgDiD7pjs48QcqJTBqOYKu1Kuanx9elmLuUjtVK8kMVR79aC1gJ8XVxcpq2cg9ejDja1Gs9JlUQqF1iX1utuLKXdwSAghRJBkLmCDLYElgYxOogAfSAKkIlJYiDw+OXzjCZJxpyVf8AT0u4DGmGjNu5lr8hyMtOYQS3cisl7LXFSTIvWjlsWsXGJGBDvKqIQJdE4AtfKAMSERQBMYAZCY7csOMYSaEqFEqcSch10oQZ60YqDVcFmpHmpZRYa89MoEs07kcbQXrRtTR1FsGPqglkI601HQCOniPTcmcAYHERjj1fLHGkQuPiGfSKVKOXz9kY2Sfb7UIrFi6mRis5FfqsbBEqGjMsaVzHb+pYOrjqjK/KQD1acPqcfUUnskz7aEhMYz7vfP2UHjW3O11ZM3KslUVrcMEdWSpHApjlhFa1chjL2bF29E76lWEMXojRELHrTuGX/F7e3ACOHWTJpoUYL2Uw+88pHb/cZ6un/p4NWPlrdqjX4cc56mIHId0Tl5R+Yrf9NgnnG2HHzfsNJ+zojLsrbjBFYthqrEFVI1JdiBqD4E8edWbBbaIwz8tfl213l66E3Tqcg5p0mBm6CNB/TYaAKCCT4fDU6Dic7csQW6j1VALwAI4TTt2apRsm7HUkVUPhpyacjTT7uOp9L2vLF9pkkoPdqrnPUThvJAyGo/8ALTukk1B89fv/AAA46quapOmk0B5/Hn5/dwsxSpJnk0SQjyjcjT7FP48+BmO+l2GmgkvIePkeXgft08dOAqWjCy8h/b79eCmhOVGFk+J/9QfDx4eaYnryoQSeHgf5c/8Abw+VMZrL1OfP8fw/v58PTVgZvtH9/wDu4elRSSbTxP8As8eZ+068KlVF/wByrdp2h+397x80spimfsPuvb1dgwDfU71tYrZEMaE6gvKdxlQOeuunGjyosu/tupAZNTA9UKx+dRX58i5pEnQ3yj21+fVlpgsEiKI2Ej1az6NoypNcr12IXQBSBNoAOX+PXbNBd8LYIJI90x3YVy14qqgvn1V0gf8AjibUhz3vh7zbwtpEK+wfbLvcQ2ZBKY4snvXeWwdtVSxrRTzIZqcdxQEjZ9NekHjs7T3LHppkRW13t7tUwjEJ5t84sQJHlLgWAxEnCuL5m4v87sIulUs7XdXDicNS2rCmFnM3mxgkRhnXaniIMD9QtHKV9u3/AKqFK3XJZWQVgpkMVWKPJxQ2JxOkiqfS6Wb5Sy8hxkb25zHyjuNo25t6DqgLE5SxKEgQQSNUgYwcTQ7W3tvM8rciw6sInVMZwAHAJmYMQTxGFSrAr04Yq8DTwQwoI4ohLOVRE5BR6kjMQvhzJ08OOQuFb7m7cCs7GSYGJPcK6ZGuWUFq2zpbGQBP30XsU6duWCxapUbVitKs9axZo1LFitOhBSevYmheaCZCNQ6sGB5g8SW79+yjW7Ny4ltxDKrsFYHgQCAQeogiomRHbU6ozgyCVUkHrBIJB7QQaNRr1uif8bqv/wCUQP8AHiFmhS3UKkRNTBBmSB761W703PkLuV7rZOpdngpbt3ocfPGjKI7mOx+Sy92tBOSrdccUdKsRoRoD5g8/r/kXKdtt9nyfaXratf2Ww1g8Vd0toxHUSWevkH1DzbcX95zre2nZbO933lkYQyI9xgD2AIhz40xcZt3M5+DIy4eBLrYutDYyFcXKMV8V360FinTs2oLV+KJY1RhCkrozKOnQjjod3zPY8te0u+Y2xechG0uU1YYMyqVQmSRqKggEzga5jZ8p33MrV19kBcNpAzrrQPpMiUVmDOBgDpDEEgRiKkfNQ5iaDbncraUN+vj6WNxMfpS2p7pwOTwUX0EqwyvBFVlxMwrgjRjIryssiKWGvL7B9jbubr0rzlrbbm5duGQoXzrd46xIBLC4NWMjSQoKsYNddzCxzG5Z2nq3ki3F2tuzbEFi/kvZGgxgAbZAnOQWIZRIoze777ilWzXrYTFV6t/HyY/IepNM17IR2Ypo7vr3oFqyxV7ZsMfRjAVBpzJ1Yw7f+POWIVu3dxea9buh0gDShUgpCHUCVj6mxOOEYCbdfyZza8GtJtrC2Llso4JbU+oEPLiCFaT4QMOsnGoVvT1rdp5aWOTGRTmFIKFWSazFHIUSLorPN1Tt68vNU5kMdB5Dju9vbvWbIW/dN1lkl2AUkYmWAwwGZ6sa873N2zfvm5t7Qs22gBFJYDCIUnHE5DOcBwpQrynA24J66yTbhq3I1gqT0ZfRx16J2Q1bVWwILNzJpN0r6YQRo2o1ckdNe6n+oWWt3SByx0MsHEuhH1Kyyq24k6pkj+0TNu0x5XuFu2wTzS24hWQwjD8rKdLNcBjAAAHixiJg3ztu5f2rk88MJmJquJqYez+r3alakMW+QekMjSt3FjhsZ2xFYtdEMYVRX63MnML6nE+n+aWNtzi1y79xYW9ee4vlIzN5mgNoZVkraBVZYydcKFwJ0976i5bf3nJL3MP2t027Nu23msNHlFyvmKzYG6wZoVYGiWLZDVW91UnUaj7Oeg0Pjp9o/Hj1JS1eStnPGg2j+br01DDXQMDqSDz5n5jyPBBsNPEUxBDauB+NQR7pe6MfY32z9/e7rT/T2dh9p945LDSluljubI4yXbu0o43B1Esm6c1TCaakHnxd5Y9gczsXd0FOzsudxdDYKbO0Rt3fBwODWbDqcOMVe5bsjzLmO35fqKG/et29QEldbhdUcdMzX58ucyb4PaecumQyWKuGmoVrGn9R714Q4KCUDWTrkmS28+vjqPLx4+Keb39xvd7c3e7YNvNxde7cOGNy4xuOcAB9bHEZ58a+6+UJ5aHQddtfChOB0qAiEjh4QMOGVMUQ/QUcZjlZT9HUq1ZFUsojlMfrWI3XnzM7nrY6ctOYPPjmlK+JzmST9nTOtZnZCFiScDH2/Mz2UNTVrFmOAfM9loq0fWi9ReZyI16eoliEGoGo6QdTpxn3wptm8TESfZ0NTpi+hpjt6d3dnX6EP7bXaxey/sz7IbRautXJZbbx3xmkC9Dtf3XItuv63IFmXERVtPHQHjkrTK4bcAEeY5InOOHd1+3vra5fa0WJUYsScerIVsFqz6gHXlpy8/Dn8eDk5caukQINLEc3LX7vLTx+A8OCx9tDRlZNfMeGp/kPs14VNQvqfaD4cvHkTr95/v4elXPDHGwACpJOORMqAIh0IXrBYjoGjaAnTQ8fJSW2BhfFx6unSK+rzc68B06qs/7WM3Jjt+ZjAydH027MFPFGwZ2By2CkbJ1AxICdb0WtKCOZ5ceh/wAe7l7HNLuzuYJdtkjP6kOoe0rqFcZ662q7jk67hZ82xcB/3X8Le46T7KubkE9NiTqNeegBOnloeegGvHsts6jXit1TnxpELaa+XgWKjXkOZ0Gh4u2zJxrLcGazR9CNSNNNRpr8dRoOY/KeLUcRnUQyxo3HLp4jwPPwOmnIEkH+PBANMTFRgEdwo/HL4aH/ADE+Guvl4+QPDrhIOdHApQjl1K89Px8hr8ddeGAJp6PJIfEEnn5cuQ0+3XwHBRGBpUfikPx/vPiTr5ePAmBnTiKVIX1AGvgDoNf56c+BgDEZ0Qg0fjk0PPlz+4c/E89SNOB7eNNR18TS3NRyO18iiyY7dGLyu1shG6hlehuXG28FdRgwIKtWyDjQg8Q7vb/utnd2zf8Au2nT/iUgfOlX5cXdTbF3t/vXcWzb4eK5s7P5nad5WVlc2Nt5u5hJ3aEIASbFNurq0A5eXLjE5bfe9t7RwdjaWWHXpH2/GtncMpcOv0kAj240yaVt0s/nLT6o3XHIehmViVJ9LrYurJ8o06XbTXXi/EwCYGXyprdwL4iMZ+2pT29l8VYlFLPxrNjrn9G0RGY5qFlOkNkIWhUtHPE3keZPIjTQcM4KJEY51cW6CRrwUnp9lTj+j7t222Gy2Onbe+DxU6X9t5GKVq28sR6U3qB9rbrggmsVrdJz1CnKTGToBHroeM8trYMQZB7fw/GthVe0Q4OocOuO/wCyuzz9mX9xVe83t6vbP3vuSrlt1dkcjj4rl20Ep38l2wydiLHPay1LU/o2V2nlbYaaPV0SLq6W9IKBcuNptrexjUFbqxwU+/DsqvurA3H6lseI4GP7hj7SQI7SK337qFivispkMOYlsNDDkY26DJC89UxTMSgPU0V+h1AspDaaaHXiHca1Qsn1D7Dj7DWfYI1hX+nL38fYa1qfui4je/ff2A92NidstqrubfvcPEttPHbUa9Tp2Jt14aOXf+1ocddytjHUEvWcrs8QVGmkiMklj0BrK6rxk80Y39vaughbSXFuPPAWjrMcSdIaMMfp41r8s2N69v22m3BfcOhCARJLeGPj1xka5Wfafe91Xa7274b3Te2jfM2dj3x3NxvaOz2Lwe2N07w3Vn93bA2lL3Iw9jfOyKVaSvuTbG4Mdsi1XdKgrZvEPRjmWwkTlYrzbq0Nxa/05y+5ZLlw4LpW2iBiZJxUoxYyMNIjxVtD0/zFuS/6ruLQbYsSgwOtXV3tuDhKkEQcTgwnCRXU1+2L74+1PvX7LYvN7akp7V7u4jEY7F9we002XmyeQr/6aglqxbu2nkMowze8Nq3a1oI1mX1L1FYUhuGRgtyz0C71N2odAFc/lGQhVXwrkFhQcOs5CAPP9/srm0fX4m27EwxzBJJ0t1HHuPDGQNkFmBbScppKtlIp4quQrx05LlIWhGthqn11W9U65UjAIkikQgc1Og0PxcZ0nMSRl2iDVDGiVbCvTrTV6mdzxlaOUVprdqv9PVnYEpN+nYSrt6tJGkhBaMGPrA0LDxDuFcE6QD3s3/Mx+NGGM+KI9nzpuZelu3FWq+Sx3q7rrw4a1HksTNlZMJjfrIMrWvy5SCo1vL7myOWbAJNXqVa9k1zMil0Lyah00MTGlfpCyNROcgQFQE4Sz5YQY1S4ZGwYECZkcMPlOOA+ykavBv8AyoUpPsrCXrEeSsVMVYxtu/kWGMs1ljnlpZmallY8LYWOMWD/AFJ1kusqSKojeM7i2LY8vzGLqASAqaQSxEzBwI+iSAczP01JqT6graJzkzllhAn2fbTu3BjxPLiYsZDicXmBjhcyNSwMdWyBqS5HDVpozfnmnGNrRyzTR61jNM8knSoderqiVhjkQGEYArk0TCgngcCogN1iBRm0ktqKY44/fHvHVRXGSxfqFxzf2j/qOCVotuUcTLRcXcnDgqFfJQH18tXsTxfU5GZlqBPp4VkhmNmSQFEdmtwEAIYsTJj6J7EBnDxNlwVesmVo1Qxtx4s8DJjjHdxzyp+Sbz2rC0qybhxaLC88c7myJIK0taZK9ivZuRK1SKxBYlVGQuGDHw4rg6oKyQcoBx4YYY49VReVc4iPaPvpZx+Up5KE2aNgWa+qBZljkSKTqXq1i9VI3dV5qTpoHVl8QeCgj6gR34H3UBBUwc6VQ55+f8uR+wc+G40uFNg43cl3IWLL7qs0MYbt6P8AS6VGBGlx8TzrjF+tPpvDYjaYO0yL6rrEkTM6Fjwf6fl6XDF4MGYgk9mMAYAHiSSeFHrA+lVwjPHhj7z7Oqg8btzM4xKkcm+905gQCh9TNl5obE+T+nkRrQtSRCIRm3ErKvphREGAUaL8zHytZKJpXq1Mcu0nEniTn2DAI3CwggYTkAM+oDKOnXTzMzFiSefiRqTy8OQJ56eXA1HQiufE+fP4eXCp6+6j8fv/AMfwPCpDOof71P8A/wAP88Dro6Uk0GmuhyNMcj58/Lz4531TH+g7sddr/wCJa6P0ysc62xwMXD/ytRfaN+1X2dtqOH01VMLR6S0StqGiDksSfmLFuPP7N6+u1t6Y06FjDs767m/ZsturhadRc8acEt64/SA7L0oXBURrq4ZtPBSGHM8j9nEr3NxhjkJ6vsqBbdgSY7ONPDZk0zwZN5mYn16yrrpy+Sdm00UDUk8dX6WN1rN97hzdY7IBnq665n1GEW7ZVMBpb5iKdUsvj9nL+Pw5+I46qucpOmk+PL4aH+/gTT8MaRbk/TDYb4RSf/q6f48CaQHXTSEnza/ZoNPHTw+PA1JRhJR9/wBp+Hw0HnrwUUJodZTpzOv8/wAOCwNDPvoQTf38tefL7eEMKbM16Zueo+P2/wAef3cPS4xQTyn+evP7dRprpwqVFZZtB4+H8/sH8OHpVqV/ey3UNv8A7cPemt6npy7w3j2U2TGQwUsMh3PwGesrz0Df9FtmU6eJ042ORNo5hrgkC0//AKhpnuAM+yqfMDGzcxJwHvYY+yuG2YLYu46JpAfqM3i2YaMWVa87Wn08Ax6YNTp46ny5cdjsQVnAwEIB4dOnbXMXyCF1fUSK68v/ABg9kWL0Pvh7lVa1prwh7M9vMdJBPBVsr9RlN9bpyywWbKNEhjggqOQQWPLTQnUdVzC/Y2vJuX7a+y+Tc3t640hmX9KwirIGOJvRgYwxmK4Vrd/dc53l7bK5NvZJbXSQpBu7hmMFsJ07ecpxwia63quG9aeWTIQ2EjgtSGvWa3Qt07UbwiFpmhXHRzViyctBIH8urQcchd3xS2F27KWZBqbS6spmYnWQ2PZHZjWza2Zdy18OEU4DUrKwiJI0Aj3z24UNk3r7fx1izjUqVJZ56cKi3Jeeo8rsleJRFGbDRkR8gEVF82Og14Darc5lultbou6KrHwhAwAknExOPWSeAp95cTl21a7t9COxUDVqKzkMBPDqgcTSjjbVm39Y8slGWCK3NXrvVhu15R6DlZktJcOjPG2gDxgI+hYciOKu6s2rOhUFwXCgZtRQjEYFSvA5wcRkcasba7du6y5QoGIEBlOGchs+8YHMYVlmcmmFwuazUpCx4fD5XKMWIAAx+PsWxqTyGrQgcNsdod/v7GwTFr9+3b/43Vftp95uhsdlf3zmFs2Llz/gRm+YArUbdQQbV2yXt4mabJ3c7lbMNW+lnK1GhbHYyFMrSEpNBZ/p5JIA6BpEYsCRrx9oWG8zm+7CpeVLVuzbUsmm2067hNto8calDkEhSACJr4t3Y8vkm0Jey129dvXGCuGuLGhALiT4JhigIBIxGFFMDmLWEylDJ05vp7FOxHZgsrGZDXnT8lqJNVDyQqSNDqCrEEHXibmOxs7/AGlzaX11W3UqVmNQOansPzAM1U5Zv7uw3lrd2G03EYMGidJGTAcSvxBxBq5OQaLuJ23zmR2ZgXaxn7UU26ts0bkaYyXMpPXns5SnMrRx08vFYjQggpHLXjaSVGYAt4dtg/pn1Tt9tz3cAWtshG3vupNwWiGC22GJa2QSOLK5CowEge737ln1T6W3O55JtC17cuDuLCPCG6CC1xCMFuBgOoFFLOpOJr1227cU985/L7fzeSyO37VSkcrja1WjHa/URStmplFWf0mE0NeBelJIupZJNSupBHHpfqn1Re9P8us8y2Fq1ubL3PLdmYro1Lqt4SILHEhoIGcAivMPSnpbb+oeZ3+Wcxu3dtdS2bltVQNr0NpuAGDqCrgCuDHESQRVwtvdse3uwOjMR4upi/05psm+4MxkbVrJwxiAJ0m7kVqx46FFkbpWOMO8hAGh0HHiXMvVfqX1HOya897zYtizaRVtkzP0pqLnASWaAMTIr3PlfpL0x6Z/61LKWTb8Zv3XLXAAI+u5p0DHABQS2GcVSfd8ud3huHL7lizFC9DkLE8uGyNiKntm5lcVSsGGOetBLUoyySUmYRWJZpOozqf6j6DT3rkicu5Jyyzyp7Fy29tQLqAtfW3cZZIYhnADYsiqsBCPCs14Hz25zLnvM73NUv2rlt2Y2nIWw1y2rRKgqhJSQrszTqH1NFNyv/rC3Wq7AhyMk1FGu5SLCVM1jHxNQvGLl6a3aqSy1nX06/rSw+q69XSQpflxp3P9EsXX9SXLQXcELbN1rTi40HSoVWAbNtKtpBiQTprHtf67ftJ6Zt3S1gF7gtLdtm2sjU5ZlJXIamXURMYasKYLAanQhjy5rrp46jTXTkQfv+7jpATFc2RicZrDQkjXpGgGhC9KjUHXTpA8FPj4ngshhQwSYMYezp31pm/fQ7prs32f7V7bVbQjyfevu/gqdqDr1afafbTH2d7ZsNHrrJBJuFsJGfBepgDy4w/U+6fl/pDm++VUYvt7WzUEwdW9vAuywQcNrtd0picHAIg16V/Fmx/deqre61KF2lt7pBE6jp8tQoOGrVcVgTlpPGK44t6yLZTbe39T6WWzv6jdDBS743BRq41AJH9SxddvEjWL7OPkbeuGJuE/qBSB2mvrXY2zasG0kaGj3dDSZZElmZxqvVO7MPndXZpGLNGCFXp1bx1Py9OmvHL3XNolzMTj2dOFa1tHc6cJ6dO6Kn/2pdsr/eX3C9pO3lKJ7Dbn3hhacyhVcCGTIQiSYqSH/wCV1ORryRdNdPHP5xfW1y90tAeY0ATP5iBHHKffjU36zghfrggZZ5A954eyv0W8FUp4mnQxOOVY8diKVLD4+NQFC0cXVioUlVV5KBWrJ+PGNpVVFsfSoA91dBZTy1FtTgoA9win3Uk5D7hz/l/A8DhMCpmWRPGleOX48z/LyH4DlweNREYQRjRxJPtA008CR5nwA0BJ+3hSRhQ5UOJDrz5/b/Dy8ieFSIrnugtQp0IwZSJGGgdFPpgjQlNW5qTrqToSvLj5UtRbbxdecxh8q+qSGYyMop4bZ3lFs7dm3dxwSf0MPncbetEdZ9St9QseQjKKqj5qUsikDUDq58avLOYDY82tbufCl1Se0HA/Cqm62B5jsbuzfK5bZe3EYfED8K2i5Yxs7NEweJyHhkUgq8EgDwyK2uhWSNgVI8uPodMpBwr54vIyyrCGBg94wppSPoT/AAPMaD+J14vWiDWTdXHCg/U118/LQty1AP3AAni4jZHhVUiGih45zyGvx1HIeGg1Op11by+zgxB8XGmGVHopuagHm3h9vmeZ8eXLhYaSeNMDxo1WvQWVd608U6JPZqyPFIsipYqTPVtQMykqs1ezEyOvirqQeY4cErgRhE04BypWjnTQasV056+AOniDzOg0HP7eAbU2NEIypSryAkcwfx8dPMgnz8+FJOdPAzFLdeXTTny+A5eXl/Dh1xHbTmj3WvI6fMfsOmvPx8jzPA/mzpppRq2HidJEOjxukiMOfzxsHU8vPVfwHCBKvJxinr89r94Ls9c7M/uB+4nBy0Hp4ndO97XdTZ8iQlVt7V7qwRb5p2KoCgTQQ5HLX6MnR+Sak66aqQOe5Za/Z272yJJNq8wBPFSS6wcMlZY+2tND5tu0+IGmPaCR8gK1fxN06yxD0SSGmACFCzliGEcmrMgYAsCgAJ8ONB1WNLHx8KfEOSPoH9PdTuxd1BPGLnpuH5q3qkiRSPkdnTQ9DsVYeHSvhoefEZll0zVtWVRBxqcdhbmyWOkEe3NzNgMjJDHBNjty1P1TZeZ6EYSJdaOCdsfJYjIVZI0lkiJDaqfnEVxFZfHlhln07K0bV4gjy2h4yP0n4Z9vZWw32Y97JeynuT2F3Tp4htt5rJyTbC7t9uzZ+p2l3g7X7spT7dzuQ2lnOpsfmM9g48iLQrNILcsMDISZlUMdlbdxX2jmdvdRgScSDGEgHHHvq2rTcBXw3ZEgZGDgQesfHLv7vfbt3NTL9uYNgbiyE02TwNbJbPx2WutJKbaY6KzWw6W7Tr1NNNVhQo7HVtejX8o4o+eLtnRcP6umO8jh2Hoaq7nbldwb6AaJkgd+NVC993d4djeweP3vZWebEH3C+2rF5eOGdoJFgzndDF1UlLq0RX6i0sdQ6/N02m15aDjmub2xftWbBBKPuRIBMwLd1jlwgZHv4V6L/GW4s7X1tsr14gA+ZaBIBAa6vloccPrYR2xHGtTns/wNLsDuH3NduIb9uhH2B/cR7b+4LZO6Kr0WyEfbLuPZ2Lm8FHYhjczS07Pa7vtbpzGAOvr02boOhByLu51WtpcclbyK1liuBUgvYOAJ+pdLROEiYIr6K9O+nRa2+65VeQXNuN9vYRpi6m4sruVzgLDkrJ/tMGK1BdyNq5z25d2MpN2m74T1d8bP9yHudx25tt7MguQZba+29qdz8fY7O722rnsDJjb1CHf22dwW+tLFgy498eGVRFKwPV8tvbO/sdtahncbW2WuqdCi6C6MgEggqERsJmTJnCvmv1Zyg8q5nuB5gF1t5fVtu4DOiyGGvPBg5gHEgSMMuv8A/a393u4vdX7Vzuju1uCrb7s9q955Dtr3IzGUhxW37+Zrx4yjm9j7yzleoamI/Ud1YCxMJ7VeOKvbtUJ3ChxJx20Wv2ti9YfzNaHX1h1Yhl7fDob/AHq8n5htxt90baKVtkAgd+cdk5DhgK2UwzxTxRzwTRTwyr1RTwSJLDImpHVFLGWSRdV8QSOXEUmT11RpPy+LlyrYloMhYxkmMycuQ+pqcrbLJhMxifRgkY+moZ8msjh1dHWMqVOoIIMgR1cTqSAQY0kspntwBEZSQeFOCRjhHEHEHspvYjtrgKN0ZbI3s5uTMvhcxt6zlc/kpLs9vC556bZHHWVcMbNMpSjSGOV5FgBkKBTIx4d78oEREVRGQxwJPxLEkDsGQFEbjk4YCZge7hxjjTqbZ+1bFue9bw0Fy5Ynr2TNcntz+i9RI46v0SNYC0Iq6RL0RxBEVhqADqTF5ryDhIk5DMzPzPsJGRil5tyI1HTEdOnV1UpRYDAwioK+Ix9aTH1Go4yeGrD9Ti65rvVVcbLJHIahhgcqhX8o5eHLhzeuEmWJ1Z9uIMHskZUHUeqj1XF42k1eSrSrwyVoGgj9GGKFGV+kvPNDEiRS23Kk+qV6/nbnoeEbjsxaYn4dg6hTmScTNKisOpmCoGfQyvoOp2RelS7AdTlV5DUnQcAQRA4cKajKS6jn/fr8efx8+GIIpUKkhPmANeR08fPz8OGFEwgSKzMhPLlp9mvPh6JFwM5V91aH46eHw58NTFDOAwoVX+B8z4eH4/w4eggxPCsy2o/HhUqhvvYzf6BzKr+ZpMYo+HzZWiDqeZGgJ8jxzXqxv/2DuQctCj/1rXTemFnnW3X/ABN/yNQe1bVOvtPbkMwmkdcJjEkCIB85qxll1dVVgpPiOXHB7fcWbWztBpP6ajAdldtuLV993cK6R4249tLM2VhXoVIn0GnWGKnWMluSlW+Vuog+BGnlwVzeIMApMfj29Oqok2r4kkdnf7qeWzLay0cg6r0qLwQfMDrpAH118tPU0HHYelXW7srtxRA86M/8IP21yvqNSm6toTj5c/GPspyyTDz+/wDnryHHTVz1Js0oAPMf25acMaeJpByM2lSydf8A5YAP2l1HgOfjwJ+NEKaqzH46afj4f3ngaKjSy/7vAafw+zgsTTUMJft8vP7/AB+/gqGKy9X8f7fy4eaY176vjzGmvl/L+fCp8x21g8w+wjw5/wC/lyPCoaIzTcidRp8PDx/w4VOK0Lf+QXu0Yn2c9rds+qqtvT3Mbad4tQpmq7M7d9wc1K3NuaQW79dm5EDUeB0PG5yS3q/cXAJZbajP+5xOHHLLrxyqhzBgu3xMAsBlM4E+yIrjzrWFTLYrRuv0Wv2urX5SIKEyhx1AFpFNnxOvxGmnHW7NmdCT9MgH35fCuZ3QJZdHb8q7w/8AxhtlpifY33e30YTHY377ls7VRypDS43ZXb/ZGMh0JUMyR5LJ218wG6vDw41vVO4J2nK9qR9O0u3J6/MvunwFiK5PkqH/AFLmt3GP3Ni1HUbW3W4e3H9wpOeJwrpDI05ac/PXlp56fHz45AY48K6CvQBz5ff46faOGNMRhByrPlqTp4+Y8+GoTUTd9smcV2i3zMsgjkuYyvhYjy1Z83kqWNkRdfNq08n4cdl/Hu0/eeteXoRK27punutIzg/8QFcf/IG7/Z+i+YXJh3si0D23XRP+UmtVzMdW0OrE6eHiRp48vPXy4+vAMuqvjpjj214h6SdQCAfDUfKfDnqOeunDtjlnQBtJx4U6tr7zz20L0lrEXbEVWzC9bKY315Fo5WjIhSepaRCNDJEzKJkAlj6j0sPDjI5vyLl3OrAs762pvI2q28DXbYGQyk9Rx0mVMYitnk3qDmXI9x5+xuMLLKVuW5Oi4hwZGHaJGoQwnA04FsdrMraNmOxvHtu6U4I60NCrV3Xior8SjWQWalnDZiCvM+uqpGxXkQRzBzTa9X7Oz5TLseaKbhLF2bb3Ch4aWW7bLAcSwnI1qm/6M3143gd7ylvLAVbarubQcRiGV7V0KTwAJGYOEHzI5je2XxNnbFbey7u2y1iG+YrGWrRTSSLpLWeWPcUtbNL6M+oEIZo1cagEsCX2uy5Dst4nNruw/Zc2ClJFtiAMmg2Q1rEZtgSMDAEUO65hz/f7J+UWOYfveUFg8NdUEnNSRfK3cD+SSARImaeM3cC3NsqjtbMUN1YatVxWMr07OKoPSWKxiprDCWtJjjQrImYNgrOkkM3U3QWJYFzhp6bspz65zfZXNnfuveuMy3HDStwLgwfW024lSrLAmAAQo6U+p/M9PW+Tb+1v9ui2ECtbTRDWyxlSmlYuTDBkacNRJ8Rh2e7DQnsVruDzVcTRWoZRJbrYi3axNhYDWrTRDAyw+rDYh1M6g+qPlIHMnt7dh9zbW7Y3FhipUiFa4q3FnUwPnAwQY0E+E4zkK4G9uLezvXLO5224QMrA6mW07WmjSpHkkSGE6wIYeGBiafOzdw7KtQ5zBbk2r9djrdFht/JfoNbMbg250VZ7N67LcpXcTdmx2Nbrss8asGRekoBqvHP885Zz6y+35hyveeXukufrJ5zW7N+WCooVkuKHfC2ASIJkEnGuj9P825BeW/y/mmy83aPaiy/krdv2IVmdiytaYomNwkTIEEDEU+9tdg9rb02+L23u5OMvZdYYIp1xePsSYivaIlPTkK2Rlg3BVawnTz9KJQVYrG3HPc0/kbm/IuZft+Z8qu29kWJHmOBcK4fQyA2W04/mYmRLCuj5R/G3Jef8s/ccs5tZub0KAwtofLVsfrW4RfUn/ZUCDCmuMb/yGNyX8f7vO3HYq1kcfdi7Ndl8RnL/AOlWZpKi7i7u5q9uawZY54a0iW22nt3Cko6h0ilB16WBMHr/ANSbfnHo7lS7W3cW3ut3u92dcBotaNjaUgFgdL294UZW/wDcbDGvQv4/9E730revrzQWmv7pbbW3tljNlWuZSFA1MBIMsNImOPOJm7TWd3ZCXr1Tb+FqYiDpCsGvZGQ277NqAdem3NH8dIwPAcfP91lH+ZmWPsHCPhXtC2xZtgAywGA76S3sP/zC0ikIyhS/UXXmx1IOqMtZVGo0Grfbzyr4YkBYKTj07591WEfwayDj0+Ue+t6v7EnaZ94+5rNdz8lU9Sn2t2pdyUMzpqi5/K64jHFNR8s0M9wuvn0xn4cc5zK5bfcW7Nlj9RY9igYTnmxHtFXtutx76CAYEn2ZfGPdXY3izoqePx8/DTTz56cuKzGTPXW6g686eVd/DQ/3fy8fD+/hoIxFJgZpWjcfy+Pn5eP38MpY4nKhiSSeFHkfw8eX+Hx+zg6FyCZFDK/hzGvLT+XCoRHGudl1DlT1gFCQ69Jd9Dr4EEdPyMCPEn7Bx8luDcXMGvq5XCe2sisjRGJqzAyrpI00jRRuQx10QKWPSzciR4t4nhxbutAIheM5U6tobUDl1VtI7U5+fdXarZmTtv1ZCpiVwOS1OrfXbfdsWZGLaFjYrwRyanmQ+unH0P6c3h3nJdvdb69Glv8AaTwn3xPtrwn1TsxtedbhFB8q4+te5/F8CSKWbBKk6/HQjnryOp0I8DqOR46eyeNcVfABon18/iQOZPh9mn48XlPXlVRyREUIsuhILE6/EjkQBrpzJ568SICcRUZNHIptflOvhr4eROo0+/gm6xTASKNJK3WrdbKE9TVAR0yB+hgzDx6kcHT4an8GABE8KQPvFH45W5t1acwB83lyJJAB6eevI8MYjsosDSlDOyn8xB5a+JA8x/LhwARAohIEcKW61snkxBIAHLUjkBr+HCCwMKVK0c/UAp8eeh5/b948uAH1TS4Udhl5jU/DXmft1I8+enBHOnGWOdcv/wD5MHabGf6X9rvuGp1FhzVfJb37KbkyKIHM+Jjq1t/bKS9Gg9WSGlblziI419MWAvIHUYN8La50pKkpf27amkwGtMsSJjEXInPwiey9tX0oyxljPVwy9grkiWRbAksQsZChjis9RUtVlCKVHqzj1UWZQHVz+ZflAOh4s3AWgxAxol8TSWw6dOFK9SaLoSGQKzGURjTqc+uCrwSaHRjFGJDpp4ka6aa6Ciklo+n51Yt6VMPJHCpFwmWlpyKltvq4nKyRuXDGOZU6W+eNmUzoNU6vDpIA1GhMOkm5JwEVeS6iZY1Z7ZmMkzdSFdu7hWg86q36PmKyXMFlLEOjVYJ4Jy8de8rxFxY6fWjY6ll8DG76HiIjjWpZXWoe2fFnHTKt/vtV/cOydHs1uPsN3fpZvb3e+HCV6uxN1PkHym39/bWDLSzNunnrDLZqbr2hhgSkMsk0luEBhIssREnPeovPt7B12oOqQCwMaQTi2HujPGa3uUJZu8xs/utKlQTEYOVxA+8dnbV1veb3T2F7iP26u+PaPIdxO2rd95+2mE3LtLt1uDuBtrB773duntpvHaPcPamUwO2rGWq7ju5S3Dt0rE9as8r2QelH9TQ5+05ra3Fm1cLf9TauoHgHOdDHKCNLHUOqRxqHn/JeZWbrWeR3RZ3Ttbu2H8LBSlxLpUqTkwRkE5BgQZFUn3F7ltpbX7aW92bY7ZXrHuJ7gduNtdue4LZWvuCDb9XIdsa9Kr273rmq0NU28nJt2rVigjjpJpbSrD60kaIS1G/yvd7q+23JVNszB2YHEE6SdA4N4eOE44kxX0nzb+T+Tcr2b7/ldrzucXYYLHhVwhT9Zj9aAEhQg1EeFiAJrUnHBuuTdm4d37h2Vt3c+a3dmMlm83uKPcUNvN3dxZWwbtu3PJnMTHdo2bVmwSsLFfTXRFBUADp7W3tWdum32RK2LYjSBA459cnE9uPXXzbvd3ut/vLvMd9+pvb7l2YmSWOeeQjCOAEcK3Sfs/8AfKLa/uWx3bHN/qdXC94MTa2Nco5CVamXwW5Ggs3dmZCKzSQUctib2QafFesVLwjLMukXUdei5HcuHzdqIOpC65/VbBYjDGCuomcNSqeArA51tzd2Zuj/ADLbAx2HAj2SDPfXWpEnRFHGpJWOOONeo6uVjQIOo6D5iF58vHi6X1NqOc1yOVGE6gddBp5+Q5f7NeHlSsHOlRpAPHxI8vLT7uApUOp+0+X46fb9nCotDcKOxxseYOg8fH7uEInGm0k5UMU6Trrr8OHWJg5U5VhnWQGvwJ+HPXX7h8eJQ6jCmg5UKNdeY8OIGbGaktrOJoUAkeOg00Gv9vLgdYqXTWfSfI/3n7fh58LWM6eKHWJzz56keGnI/wB3DagO6lHGh1gcDkp0Gn38/wCZ4bXj2UtOEcKz9FyB8p5/Zr9/3cPrihCCZqHe9dSQ7FyYKElreJVV+JOUq9IGvLxGv3ccr6xYf9vbicibY99xK6j0lbLc+sdgc+5GpFwNcttzB9TLGf0jGN8zog1+jg5jrYa9WmumnHDWLAfZ2iYA0LxHUK6/cXim7ugSf1G6/wC40fmepEwWSxCGdQOTdeny9erlFKxgnkNSNTyHPiRv2ywGZdRHaeE9WHVjmajXzmEqpgHup97MmjGJnMbK4N+UEqOWqwwcjqFJOh/nx3Ppjyzy1jbiDdb5LXG+otX79Q0g+UPm1OKWYnX7/wDcPx46GsGk2abkeeg058zr8T4HhjRCm5lZ9Kkh1ADPEv8AFweeunI6fhwJGE8aLjTbWb7/AA+Pl4eHlwNKmj3D7o9ue0G0r+/e62+ds9u9mYxo4rm491ZKPHUBZl6jBQpx9M13J5Oz0H0qtWGezJoelCAdGa4lsS3EwMCST1ACST3USW3uGFGWeQA7STAHtqie4/3hf26to/pj7g9wVujUy1talXJDtR3Zlxqszqps3J02f61SkiurNK8eiIeojp1Ia1c3F+f2+13bx1WwMMp8TgnuAnqE1Nc23lR5l2wv+/8AcPwrYTs/eu2e4G0tsb92Tmq249m71wOO3RtPcVKK3DSz23cxALWKzFGO/Xp3RTyFVhJEZIo2aNg2mhBLbbcWd3t13Ngk2XEgkFTgSDKsAwIIIIIBBFRbmxd2t5tveEXUMHEEZA4EEggggyCQaX/qP5D4n7TxPjUXCg3scvHz5/YOY8/Ph86bKiU8x08QPj8PPnw9KtGH73Htp9xvug2B7eMP2A7aZPuXB2+3f3P3RvehhM1tLH5ai+b23tXB7aeri9z7iwEmaWwkGQDrT+oki6R1KOtdd7k7bRLV7zr1q3uJTQHJUMIcNDQVBEj6iueFUd7auXkVUUmDJgTGXDOOuOquUXfPts9yPaSzPd7n+3zvVsCljq9ijZy27+2+7cLgIcpkYvUp05NyWMacC09ynjbDxCK0/qCIgHUAHolt3Vsjy3tuCUP6bpdMM0LhbLH6iAZ+mRMVzzoy3ZZLgOkjxKQvDiwAx4RnWxz2GfvU97PZB2Ry/YnYNbbe9cZT3pNuXYT5qTFxY7ZZzOdbLdxsHn8VTxN/J7n/ANTklatiW1VmxkqIYwydSt6Lyv1D6OXldrl3qbkt+/zGz5ytdtbk2GuKwUWA4Kto/b3DduTbWboby7kgKR5Vzj0p61fnt/mfIOd7ezyq+1q55N7becbTqGW6ttlZddq8oTUtwh7bIrWnA1I237Z//lLXK0VIb19rtjKOZ1TIybd39j8YVgJybGXHtkIq8U86ItJRHLWgVi1hgw6YUY7mw/irmIY7Tcc02N6RC3LdvcIAfqJddDsBByxJYAxBZgtn+VdkyLutryreWtDS9q9dskkQFAR1YAtOIJgBSQTIA2h9qP8AyDfYR3BgrJnt5Zzt3lHiDWaG7cJdENeRYK0k0S5ShQmx9ho5J2QD1VZ/SZgCCuuXc9Ecr3LheVc12V2UDAMWtGTmpD4SuRiVnIkY1ft+p+bbYf8A7W5VvbDa2Hh0XlIUxqBtzAbMBoYAeIA4Venbf7mHsg3VTp3cV7ju2ViPISejShhz0Nu9asevFWWrXxmLOTyklmWxOqRxiD1JSfkDAHiE/wAYerWDNtNuL6LmUuWyAImSWZABAmZgcak/769Pgf8AU3GtHD6rdwGTkIUMZ7IkwYp192O5nbnvLsJdu9uO7faWzlJs9Wt/TZ3fuO2+LpxUeQjFGsl6Brj20yjRllNYoPSYEhgBx0Hozk3OfRPqNuY+puV81TbpYdJt7V7hQuVlmghQNAYSHkEjCK5/1jueXesfTo5fyPf8vPm3rdzU+5W2rBQ2kKxBklipiADGcxVeW7C92IaaXP8AR9rLVm6yt/auV2xuChYUdAilhMG4IbjIySacoix6GOg1Ucerp/I/oy/cNpd9btP/AG30v2mGcgzZKTI/ujEYmCa8dv8A8W+rrNvzRtXu2v7rLWbqnKPpvasjwWTjhiBUb5Xbu5MCx/Xtq7twfzen15ba2eqwKSpk/wDrEoTY4DpQ8/W0B5eOmvVbPmfKuYj/APZ282W4wn9PcWmPV9JcPx/t+FcTveS855c5HMNnu7ABiXsXVX2NoK48PFTdjv4+yfTrXqVhywVY4btWSUjQHR0WQujHXwKg6c+NNtvubXiu27ijOSrAe+IPvrJ12n8KkFicpE9PZRl43QAMjKNV8VYFh4k66HT+/iFWBMg4weNEwIGI4j29PfWEnzKAQNAR0jXqII589ddCvlwS4GcaT+JdNObA1t3ZvOQHb8GSzWfm1ir2BVTK2NIq4hLtYyMdmtF9PWQL6kjBokHJlIB4yuY3eS7Dl7f6k1qxy1cSNRtri0xCFWMtjpUQxzBrZ5Za57zDmKnli3dxzNsFYKLjYLH1OGUQsDUxlRkRhT0TtH3Rym5qWDz1DPNPZozTjKNcgydGvXreorRNk5r64+IwSgo8PqiTU/KjKdeMI+tPSW05Tc5hy65thbW4B5ek23LNGOgJrMjENpI6yDhXRr6I9Yb7nNrYc2TdF7lsnzdQuqqrIguX0CDgV1av7VIxpUzHt639HDdydK9jstWx81yjbku5D9DsxVscUhEw/VZI6U+LaEAIVn6R09IXQAmnsf5M9OO9vaX7d2zduBXUKnmqWfGP0wWDziZSTMkzVre/xf6jCXd1trlq9ZsuyMbj+SwVIGoeYdJtxgpDxhERTQ7c75z3b/MtDiKWIuHL26uPyIsRPJYtVvqPRWtWyME4FaNJXLxuEcBvm5g6Hc9T+n+XepNiLm9uXrfkozpBAVW0zqZCPEYEMJGGGYrA9N+peZekt2x2VqzdNxgrgiWdQY0K6nw44qQDjjiDX57v7gXuAPub98Huk75SmWLD717yboTAQTzfUzUtibIMOwNpV1nCxq6V9o7MqsCqID1kgc+PG/5DReWc5/7bs3FuWuUbe1sdSiEe7t1/6m4ok4Xd2+4uTmdWM519acmLb0LvblltuXRD5TMWa2AirpZiB4vDJ8IzAOIrWzhpWt072Wl6xZz2Wv5Z2dDJJpJNMkRKhtZehSw6elmA8NNNOPJ9wdbkXDKgR3YV11hQ4LAw0mjxjRtWKu5KdbB2ZuaKCryajrKgBdAdCBxkPcuqCARE/f8AbV9LduQpmOPT3V2KfscdozsX2u5XuDar+lkO6u7HmrNIv9R8FtqI1YGDnQ+hLkLsgHIDWLXmefHMBjc3N66cw2j/AIcT8SK0tnbTW7pOnADqwz+fzre5jD8qeB/H7APv8eENVacYdVOyA6fhpyB01+77eDEgZ0DGBBpTifw/n+P2+HDnqpk7aPo/Lx/u5eXPnpy4XfTypEAYUL1+Wunny1AII+PDigaQZ41zypMVKPImpCx9KRuGBCp0sAXCFS6ORpof4Dj5NfzLZV4MDq+PwNfUxhwVy7aOw2qhjsKzn/iX5/l0+dW/pqCzsCxIOug5aeIPF+zds3A0nwjp09kVEyXBEZirje1PeAvU97bPkmZ3oTUty0lZSute2BisiU11JCT14GPgP6mvnx6V6C5j51vcbDijBx3HA/ET7a8+9ebGE2+/UGTNtuIEeJfmfdVj72nUzanx0HkCerXnx6fZY4AZ15TfUGZypKL6eBGgOuvx15Ec9NdeNBW99ZzKI66+D/lJI11011I008/D4kacToYkGq7RxowsuhABI8f8wJ8fj5a8ECpExjTExGmjaSk+J1PLmdD8NB4HX/bw505jCnJkRxo9BKDpr46g/N4H4gEa+H8uAc9VGoHGlSF9dDqdef4/fwlWcs6kAxg0oxyEEc+Q5jmfP8Nf4cPIxoWAnClyvLy5k8hqOeg105c/x4EkRhnTgYYUpROfHX+XMnXw8/DThjBXDjS761Yfvc9pZ+637cHeLLY6AS7g7J5rZHe7EEw/UEY/A5tdqb2rtD0OZa82y95XZZF0IP06k/l14xOcKF8jclyiWr4DEAYpc8EEnIayjGMfCBlhVrblvNhDBYEd/ZX5+W5V/RbdieKSsJoJWhtUonU1Jwo6GiR4/VMSxOG0OpKN5+INm28NpJJSpzZIYuc8orOnkqmTpi/RkIUkRzQyf0rVaywHqxWCdDoAuqOuofq+U8/lmKFW1H6Txo/NB8Ip24vJqvpLPIgQdSy6hutlLKEMcalm1B16ip1A05cjxCyI5OjP4VPackhcKl/Z26Tg7MZaZxWsTL0ywaH6eTVmhm6mHUs/UeTggkDQjQkEHGpdLDGr9i/5byMqvtsDu/tK1iqmPzsuSmNWSDJUZa+NltX8bkKjhqWUoXEYWKNqkztqvUsciEowdXZeMy/t2KMCNVsjHL7a3dtubQA1GHBkdfs+2rKbe/aP9p/uf7P3O8nbzv8A7rqd2LeW3DDuHE+4XuL2s2xa3BujE42rnchlMNDB/pbKR4m9DkFWvZsllryJ6DSfIpPK8y9V875NuRtE2+1/0xbcqtsPrVcpliwJwMgASTmSa9D5X6M9Heo+Xfvre53VvmGrE3nSDcEcFCkAzgSTpGcAE1TfY+7969pIcz2p3fuHL37uxdwz4WuuYycmXy2Oxyx1nhx0uWksW2t4+jYLGkTLIFrSoqOYwoHQbd139pb6iLjgHKBjjlAx68PZNcLv7f8ApW4bZO+o22I+rUewagTI6jJkYzUpUe6k7RpkshnEkRY2r2YL92KXE5CgjO8aW6csBlkKSPqpGmmnidDoYTQdKkTMH+lV/wB0HhuEZVsK9gW0pu/Puq7H0O2WGtzWtm9ydnb83XmsGMjbobN2PgM1QzW4M1uK90GOjjZaVJ6tdppUFq5NDDEHkdRx0npnZuu5fnF0f/sraKxuOcFLtbcWrIJwa5cfSAgltAZ40oSKPNt7YGwa0CP3N0aVXjiRqJGYVVklsshMkA9tbqZZZJQpX1ZXkC6D5RIxbQaaLovVpy4YMAonqrjxbx7KMpE+mnSfj4cNrWiFsccaNR1WIHLTn5A+fPXw4Yvh20YQUOlObXUISfEePLw04HXRaaU4q9g8jFryGg1I/HlqOXA6znS0ACjYx1mQ69BP3Ly8hp4a8OLhp9NHoMJOTqyFdOfMac/sJ08hwOuMzhThJypUjwEh59HM+R10PM/DiJtxaX62Ue0VIti42QJ9lD/oqxqfWaOMeZdgo+/ViBxXfmOzTO6nvqZdjumytt7qJSnb9TU28zi4ivMh71bqB1006RL1efFV+ecuT/3Qe6rK8o3zmBbNFH3Jsyv8zZqvKF1/5EVic6jXwEULL5fHis/qLZKuqHI7BhVlOQ71jB0g99FG33tZeVWpnMgQORrYuRUJA8A07wr4+Pw4pXfVVhfotOe8gD7KuW/TO4YeO4g+Pymmlmu822sKCbWNr49F6i0mez+HwaIqqWZ5DbnYBQB8RxnXPV19jpsW0nvk+7GtC36TQf510x/s/bhVdN/e5vtPnKc2CyW79iV4HmhlMeK3fDmrTyVmWeLlt6C9KwEi+Gh6tNOKe+b1Jz3bNsjtL7WHg+G26ggEEeLSMjnj7K1djs+UcjvrvPPti6JHiZZEgg4ajwOcVHMXf3tfHVqVqGQ3Ln5YIoI9MJsbdEsf9KJF6FtZTH4qo3SF019TTgLHo71EVRG2zJpAkuyLEAZy0/CmveoeT+a7pfQyxgLJmScoEfGnftzuHU3hlq2Nxu2N300uskQyOaq4nGwQBVLO8kEGUvWm0C6BQoOvGgPR/MGab72ra4ZEse8BRHxrNuepdjbX9IO7dUQPj9xqzmApnD476T1vWLzy2HkClRrKsS9PSzMflEfjx1nKuWjlWzG0D6/EWmIzjtPVXJ8z355luv3JXT4QsTOU9g66UJJ9fA/xH8QNfv40SYqgBSfNNyPP7+BJoqbOZsAVgOXzTp9/ypKddBz0BA4GipuizHEjzTSCKvXimsTyHUiOCCNpppNBzYrGhOgBJ004cAsY40xrkj/cMk9yvvRlwve3cG66vaHtPtKTctLZnZeCGS1vLZ3bqxbrGLdG7FinFXJ92d+JQjluU0aMY2jMlNZEMc7Nw1v1ny883u8vCM99WKIw+kxgVGEgYSW/McIgCvWT/FnNx6ft84NwIkeZctxLhYBDf7RGS/lBkmSa0l5nMna4t4LeFfDbn+ohzdzE7imnmtWLVbIwenFNbpQ2a81WWGGJIUqt/R+Q6hk0Tj0vYbq9csfpki0TLR1jhJ+yvJuZbdNpdhwGz0zIz4wD8+PXXV3+wj7rLndn2/8AcH22Z3oky/tbyWDt7NvwmNUsdoe6t/cd7D4GaFUUpb2TvLE5Sur9TqaN2sgI9LQ5Lo2339zbnT5NwG8kESJbTcBED85Dz1uRTK5v2Fdv8xTpPaAPAfcCvcore81kjnqdeWg+z48TzTV4bHLlp48z9p4VOYjCiss3LkdPD+/lr9nPhUPypBuvqDqNT4ePgPA+Wg04fKlTAzMsqRyrHLLGrRsjLFJJGCjcmVuhl+QgcwfHz4GBqn8w40SllyJFUI71e2nsV3UksSb/AOzfbTd1mUOHu5vY22bmTPWdWcZdsZ+qo+v+ZZg2vnxctb3fbdT5F+6oM5O0YjHAkjHuoLlu1dEXLdtgetR8861t79/ap9q+c+pkwe19xbEsSszpJs3eW5aEEb8wFhx2Yv7gw6wBjqEFUKo8AOL9nnHMUE6rT4fntr810mes5k5zVW5y/Y3MNDLj+ViPgZHsqiXd39qZNnYx8tszu7ua7bu5Grhdu7UzW1sLuLLbiz+RM5xW38VawtrZ7rZsrDJJNYmh+npU4Z7Vh0ghkYXF53d0Kt2yhAOLK5xJy8LA5RkDJz4VQu8m2zEst24F6iB7pEd1V93L+3D7ttmK9jCS7K3K8UccsowG58zgbiy9CPLBXObw1WhMEl1RHFtBJ0h9F10Fvb8+KOCjbizJxIB0iMiShJ7csKqXOQ+YPELF0f2k45cQwAywzjPhUT5PBe+vtzD9FfwXf7G4jHyVJkq4DMZfcu343pX6+RqzPU2Tm8tRtxVMjXjmQSwnolQNpqOOt2X8j+otirPsOa3BccyxLjWS0g43RrBIwhTEGDhXLb/+O+SbyE3XLLPlKAAFWFAERhbbSR4RwOQp6bA97/vzw+462a2D3s7kbX3ntlI8VFj6GbwGw9yW61yO6zzWthX49s2N8KsrOJrktPIWIppkDyBmTTtB/MHqPc2P23PF2O/tQPDuLNu5qxEeO5qPsRlAz05muK3f8QenLF8X+WtzDabw5Pa3F1GQQ30hSFjE4urHECQAAL47O/8AIF/dR7LWq2K3zvrH7nkSpBdgxvdztXBj72Qx7yOkVv6ylHQuTVLEsTqs8auhdGGpIOkVz1N6C3oW5zj03tBqmTtb1yz2SNLaCRxwg8IqA+i/XXLlK8q9R7owMBurFu8pxJ8UKrwcIIPfNbAeyf8A5Nbb13ps/bPur9t/Z1Nj5fcOKxu8O5mJqZHPT7TwU1hYcruhdmTYmzls82Nrs0gp1T68pHSp8+Lg3PoLb7O5f9Ob7n/LuZi0xt21v/pM8eFGcAMiloloaBjBIg5e45Z69bcW057sORc02Buqtx/Ki8EJgult5V2Ax0a1JMDUBjW6HYHvf/ak7z2Xi2d7rPbUljL2558bjc9m97+27J4+vcjgWrjDW3JPtyrLbrtAdJp1Lv1acgPmks+ufVti2mi5vH0KFYl9pzAXGUks4FxfM0tqjSmEjCTlSveivSNy437yzZtteuFranb7zYeWrQq2i1ubLMpUnU7SQccBJfe8O9v7evbbdOD2fvn3CbKwWe3VgK+4NuCPvRhty4XKYSfJZDEQZCHO4zHZHFqbd+hLH0zXo5XEJYKoLMer5Zzb+S+fbEb/AJPZ217beayQdsti4WAQkLbe8jMq6xDJbZdRKySsDmN96e/jDk7hOY3rqBh9abvz7YxI8Vy2jhTgZDup0iYGdXi7Z787Z39tYOPtxurZV/al6o8+2LVO5Vko5OCaaY3LkOeq53Iw5ZLl2nMGlRCHsQuDzTTjzH1Fy3ndzmF3c88tbg8yn9WDqIAhVAt+WukIGURqwVlj6q9S9P3eU2OW2dtyPyxy7RNuFMEMSS5cM2rUVYliMWUzlUo2I8hbrfWLg/1dFSO3XGLzkM9KWzWEv06B7C42GSEu5BOrKfNTpxz1pttZu+Qdx5LElW8y0QwVokwNZBwngeoia2riPuLfmi15qiGGi5K6lnT/AGgjHHMdYMCkaSSvuilcwu7Np3quPtwxrbq3mXIQsFljaFZJsJJPJQsRSIJI3LxsvSHVvPi4qXeUbhN9ybeW33KE6WTwEYGYF0AOCDpIhgZKkVUveRzXb3Nhzfat+1dYZWOoZiJNskqQcVMqREg1ra97VTb/ALVfa97k/c7iN0iGl2i7Lb/3LtvB3ui5mV7lZfGT7Z7XYn6tDHFJRn3zuDGkPKPqXICaakuPZ/TXr3dc33225LzXar5jXfNvXfpsttNojbvdnScdbWLF1AqnRLTMQD5/yj+LeV2fU235zttyDynZt+5excM3S1o+YlsNIDISATq/UZRpEsZr8wLc1o47bFqH6iSe5Zhhxi2ZXIlnntslOzP6h0LSvUjlZ2J569RPjx4nzrmW65hzG7vNy+vcXna47dbOS7E4dZ6q9n2Ftzt2v32L7q5izniTAJxxx7cevHGmx0itDXqxDSGnXhroAQqhiqlyjchq0hY6AAEk+OvHLK7MrFyPMYya3NGjSqDwAD20pYTHW81l8Vh6sTyXcnbqY+vDES7PLasJXCqFdkbXRdAQdPvGnGZvL/lW2dWGkGp5PlksCIE98f0r9Db2xdta/aHsf2m7Z1oFg/0hsbBUbqKvTrmLNVMlmGcHwl/Urkob/wCEcc3ZDpaHmTraWPexk/OtnZpp2yqZGEnrk4matdQGij7AOX38tT58SyY6iauRwpxRNyX+3IE/DTlr/fwiSMeFCQGwOdKcT8hz8/H4/wC4/fw47M6YGRHCjyP5a+PidPw8PL+HDiczSgDAUMG18D4fZ5eH8OHphlBzrnLhIADBpNV6fzdXl+UKq9aqApOvn8R8Pk5A0SZAGf8ASvqVzB7T0xodEYFvSjMrF+lwrooQdSkD1XOioOjqGmv8PBhaZH1oNR+FDr1EK2FTP7fc1NtnuztqxOYq+PzJn2tkl1P/ANNnI/RpOzv0A+lloq7jRT4ffx1no7ePtOfWmaFs3B5bf72XfDRWF6m2y77kt+yJa4o8xQP7kxPvWa2O5OEoz6jUjUNproCD56+B/Dj3q0rTFeDbgCMcqbjKQSPEcvjqP5ajQ8jxp2hI7aymwMCvPm58z4aeH4jT+Hl48TaZqAxFeqxI1GpOnl4Hx6jz5eXhwagLgaCJNHkZtBy56+APjqOQJ5fw4bSpNPB40ow9Wg1IA8tANQOWvj9/DEDhnRxSvXDHQeIPV4eIPIk/Z48RkxjNSrj30qpG5AOnjp5MdNOZ5E8MHXI05WcaVa6Pr+X+2n+zhBvdTBTxpdrRt4AHkfHTx1+zn5cMccuNN3UJuHZW3u4G091bA3nQ/UNnb92vuDZW66XSG+q23uvE28DmoogdQLKY+87xH/LKqsOY4q7u0m5sPt2MB1KzxE5HvBgjtFS2w6sGSQQZ91fmEe6X247m9q3f/u17e+5VK1W3f2v3Zewc07RmaLceAtFcns7eWOmZOjJYTem17NTJVZYwAyzlSFdHHGZy3dXt1tVO5gbpPBdAM6bi/UMDkfqXKUKsBBFWXTTdMElTjj1Hp9nCoExeOjtZivFi5LFe1amr1pGlQvFYrz2YYfRnruF9Qay9SgHqB5r5k6t1ma35f5OHX76GAGDzj/SnjksVlMWYLk1G3VpW3sxYy69GzFiswtKy9axPirrpDWuwpOpT1IiV1H/tbSBzbRvJ/wDdAxHET1/Orrbe+qJuWRls3AdLEEK8GDpORgiDBgEUpY3JGICIjlErF0ZSzmV3kDKHGhYs4YglSddAB58RkXAA5xk/Clbby/CRnl07al7a2+M9iB6dDpBaJYYZpDKs08arEFimaR1/5ZAKk6fm1Gg1HAuiXJCZ5kdBWgl51jV7KsftruDnM/dXKX9q0KW44MGNuT7knp/qUtvFzWjZ/TjHYM9WOpZsyI0iKFWUpzU6amncS2saSemHfV+1edyQVExieupe7ibV2r3BxX6rlsALO9zJtSjc3jg7C4ncbYSK/Bi7GTqxiL6DIX8HjJuqGKxFJDZgrRxMvSAVhW4drci236ZnDPH29Z4zIq3cspuAS6DzCBiMDH4fHKrZ/td/tpbb90vuhXsz3z7ob5p7Srdtt8b7isdtcbicZuTM3ti5rA45MXlcluOvuWhgtvbiwuTmlisxVXtR2Y40UEN1cbvL35WNlueabyyt02EtQjOUQm5c8s6igFxipMhVZZGo6hFY+6227ssg275tBIWT9JMifDwgkg8MK7mexXto7E+1rt9U7Xdj9lbZ7ZbNryRWr8FWx9RuDdOVhiERz++N1ZaeTcG8dwyrr/1F2aQRAlIEhiAjFHmPqZd8ynd3EFu3IS0ihLVsHPy7YwWfzOZd87jscarWuVbljrCu7kAFjiTGUt8gIA4AVNZyW0KiL9TuDFqQo1VLleU6+HhC8zc9Phxntz3YIJ1E90ffUy8k3znBOnwoo++O31XQHMfUHmf+mq3ptSOWgZKnpk8/+IcU39TbIYIrE+37qtp6c3pxaB7vvov/AN0NnL1LTxueyDg9IEFCJOo/+0zXEY9Wv/DxUb1QGny7RPTvqwvpp/z3AOndWNrujWpxPONoXa8KaH6jK3K+PgHLkWkkgkjAIHm3Fa/6n3CD6baDrLD7ZFWbXpuyxC6nZuxSajLN+7DYu3vU/WN4dnNudB0YZruPtwTqNCdDXXLUpg458gpPLimOfc03A/6cyDMaVLyB1aRHxNXf+3uX2pNzVhnMLB7ZNRZk/f52ih6kr939l3pFHODZ+2d3bzm5npAR8Fg87Xcg/B9PA6+fFm3Z9Wb4BtvY3jKZytOsxiY8wLQNtuQbQxeewp7bif8AwkxTRs+/HbdtiuKk70bh1UFP0HtccHXc66fJY3RZ2tIFYkDw5cT/APbnqu6P1bVxQf77tpeE5By2P+zUZ5h6ftf5b2mPUquxj3QfYaRZfd3urKNpiOzndXKdR5S7m33t3bsbDTXqevipd2Og58x5cT2/R/NiD577ZDP5rrvhxgKhHxFRNz7lajwC5HDTbUfNhHuJ7KTJ++vfjLEjE9pO3eHBGqTbi3RuvddhOvkGaGhjNrwu3Pw6/H4cWR6QuDC5urCifyWS2HHF3GPbEd9Vm9R7ZFlLV5j1NcCif91SY+NA/wCrfdDlSvTmO3W3ASNP0Tt81qSPw/JJuTcOah8PDWL8OLq+leWp4nv7h27AiD/lYj31Wb1HeP8Al2bYU/3Fz9o9+dBttv3A5nX9W7171rqxJMW3qm1drRgH8wSTB7dp20XQ89JteXFtfT3IbcHybl1uJuXHM+xSg+GVVn9QczaQrW1H+FB/8Wo/Gi7e3/JZo9W5d6dw9xM+nWMzvzdl2J9dNQaz5Y1Qp5jpCBdPLi5t+W8m2pJsbPbAHPUgc+99Rqtf51zXcAeZuLoj+06MP92KWMb7Wu39ZxJLtvFzy+Jms04LM5PkTPYjllLE+J1/HjTt7o2TO3VE6oUCPcKzrly7dkXWZlPWxP21J2M7L7Yx6qlfFVIAAAFirQRjlofBUUeXw8dOE+83Fz6naO81GAoyAHcKd9Tt3h6+hSpECOeoRRr0kgeA05cVy7EQSYos6e+DwFTH2Y5YYI0ZNSpCgEHQLy0HI6E8RHtpVIYn0A08B5ctPt+3x4jJnOnovJP9v8OZPEZxxowAMaITWPHn5j7/ALT9nPhvnT01s5PpFXGvjK5II5aBPv8AieEYpVB2+e6ewcZQ7ibR/wBebLHcHAbDyGZu7ETeGDh3xRq5nB258Dfm2yMnBuCKDII6zwskQZoR6ikAqxo7/e29js725YjXbtMwUmNRCyBPaYwGONbHI+VXub852fLbcj9xubdvVEwGcAkjHITmIrn93vgt34/KbQ7ad5sPkMjundW2FG5d8bAxOXy+0bW5vTiNzGZijVx1megL1aZZGsO0ELOXOrcurxrb8vG3uf6hbYBydRUkawSZEf3dunHvzr7JvXbqWF5bft67bLoLoCLeAiIjwggRj3CMhzG+8bCf9re/3cLt1UeytPbduGOg9h/m+lv0lsNVkLLqGpGyyA6fMig69Xj9B+n75v8AJbe7IAkY+/p8sq+N/X/L7PKvU97l1skosMs56WEx/u4j3ca6Lf8Axme0W8qtH3Ze5jcGLzmP2nvqPt/2c7eZW9CIMLu5trZrP7s7g3MO0hM2QTbGWfG03nXWFbE80PU0iSKlLcum43q31GFu0UkHizKWB/4V7Ma5/bh1ssH/ADuD/wAII+011QNOTyLfD+7wI+w8NUwOFefUcPTdooF5/tJ8v/Xw8eFnTfKkqzISGA5/fy0+P4cOMqamhk06g3LnoR9mh+PidOEaIYYmorzWMEnUSmp0OnLQa/Dz+PDYgRTg1GGRwSszAx6ag+X2/HTTUnglPE8KeOIzqAFxkG4e8u5ceG64+1GyNrwpXAQqu5u8MucyN29rqf8AqKOydm068ZIBWHLWB4SHicuwC4eEgt24EqPZg09sUBCnAjt+77adlnaoJcrEEYtyIBHgNAQQPLTiRbxC4Goiq6oApi7owWCw2Jyue3K1Clg8DjbuazWVyMEUsONxeNhe1fuSFkMjCCGM9Kr88jdKICzKOGDK/hgE9uPz+NPpP0rmarU/tr2Zvf1N7dw9gY+1ubeMeOlsYLcNGrk/9IbWrxTS7c2JHTux2KNSTG17klvKhYyJs3asklkjgCGhTQLeKqMcCRnnMZnrpmuXWGonUBgJAPvkcTjUO71/bk9te7Vd7XbTDY2yimOKzhYLO3Z64DM5SKTa1vAmOPrYnp06SWJ05niyl65ZGmzecW/7TpYfEH4VA9vb3jqv2UdvaPkaqPvT9ort7KxfZ2+N8bcmmdlr15cnRz9GNykrr/0+fw89toVReYa+NdBz158W7e+3yDUfJdf95G+EifZVJuWbC5gBdQ94YDHgCPtqqG9v2r++eBjnsbU3ntnc8UCNLHTzODyeAndoutzGLeJubnqB5dAurRRJz5kAE8XLXNyrab9pgSfqGl4HXwaRnhVd+Tgwu2viccwR148RiDHdVL93e3v3Fdrm23JuLtrmseu7c5+g4VcbbwuXjmzliN3o4u79Lb0x9rLLXc0haCfU6dCf1dI+NtOeXbZu3drum/QAlg1xSEJzTVB0SRq0gQcxxrm7vIEfyxuduhW80CVt4sBgrx+bPTqJnIHhWOwe+fuS9veaxW9+3u5u8faDJ/QWZ8TuXCtvTaiPjstRsVJ5K1hBBip4rlO1IpkKuF6mGoPMaz+subvtTyzcbrztlrQm25FxdVp9aTJLeG54gCc6obT0ts+Wc0POuW7U7XmRs3LRvIgRzauAB01BQdLFVJAIXUoMYVaftd+8L75+3OVx2XwHuH3PnJsfPmbD1M9LjM1RycmZxi4ppM5HjocLk80+IqpFLj1nuGOjZhWRI9OtW7a5/LfON7Y8rnG35butuSuDbZZAU6oUydAYyHgS4JkyZrhbn8Scut3Fu8t3vNdrulbVqTcsQ2AB8xSD5kqPDqaEOKgZVsV7ff8Akq+7zC5zGWd9bQ7abxwFaey2WxtCHcOGz9+EqkONFbcO4LfcNK7YSGN44mMHXOsjes5IVuNC1619Cb/Wu85Ou3QqADt7zqFOGs+WAinzG8TCYWAEAGFZNr0N682J/Q54N4VOI3G3QM4loBvLqI8tYW2fLJidZYnUG9+5X+/bvD30e1ST204/tPHsCluveWxN1dwd0NuGtlJr9fY1+fO1dp4utQrUIhiMjuSvjLjSz1oH/wClkj9NiRIcne839Dcn5Tutx6U/e/63vNtc2um6ENuzYuujXX1fWbty2jbfBiBavPMGFHY+mbfr23u7ln1Db5em0KYXLTNcuFpA0qCiqqFfrlZ1fTwaub7OyvcsUoTLIIajfqEhbrI9V2lr0+vl8zAQTt0nw5eXHlT3xrLRjl8Mca7+xtyi+SDiMj3YUkv0yBS51J0LEnRR0dLBzyHUGlfl5a/E8ZrM1ljGRq8sFSHwHCr9/tjdmn74e8ntNt6xVaxhduZKXe+5GaPSL9J2rH+qWRYU6sNXiEaA6avIAfLjH5si+ULJGNxh7BmfgDRor7ghATiwHsmW+ANd42IDyyNO46TLI8hGnINIxYj7Bz5fDikWIwroBFSBU5BQdRoB8B/HTlrw8gmnpbiP+zXQ+AI08/D/AB4fvpuFKUTac+RJ5/x18eHwmhxGX00aR9P5D46af48+G8U9lMTj20MHP2D7f7Hh5ExT+LPhXOPTNutcepIBJCiNJDacuFE3UfUhB+dj6ag/M3SB0nXz4+Ul1fQcYyJ+z7K+n2ZGGrJurClVbcMYZWVG6ijcmVgW6howALkqF+YkniyLiKsMIJ6z/U0EMc86Oy5sUzWvUDKl2BobMM0JKtHapOjxOevq0ZZo1IK8uY5DhW75tOLoP6isCI7D099IWtZNtwPLgjHqOfwrY1Z70ZK/tv8A1Li9t4TMett+jnUqWcm2KS7JkBVhjpQWp73WbC3ZtJWVH9NA8hToRiPpvlT2eYcsXmKMpDW1bPMtGQxPhxmMorwDm+y/Zb5tmdcLdKSRkJME9kYz3VC1Hv53H3E0MOP2nsrAXMhes0qNMLld73WjrqEltSJQzmI6KqysNeqP1GRWYLoOfQcttbLc+UtzdKj3FZiFttd8tVxm5pYMCYY6QjFVXUxEgVBf5SbJLMrNbCgySLYknKWBGUYzxwGdINvu13qkSGNdy7UjtZCF7WGi2v2jzVynepR/VRTZGfPbzyeBxi4qK5WEMlig2RCnrK9bIVMG43Gy2qorm6+5cB1C2btu2bREi5rv+WzK5kLoQjAkEiKlscms3GkqotAw2q8hYE/k0Ww5DRjD6T3TIt3t2O7kKX1di29/reMQ3HWJDYQ1YJXk+niVBXiZpR0AqAynUE+PEm+a1bZfKAAKzA7cpPX11zxtkEgrDAkR3GPsp1QUmZxGqs7EhRGis7gkjQBVDHU8UbdwloGJqFljGl+lhrlnlWpWrJVtG9GrNJ0kDUqehCAQP4cWfKusNQmKi81BhOVOBMHYqxPPdi+hgi6PWnuvHUgh9R1WNpZp3jji65HCr1lepmAHMgcQ3bZt2zdb6Rx+HxmpbVxXcIhBJyAzPd+FLb4SapDJPZjNeKEM00lgegkQQkSNK0pURBNOZJGnFHzCMTl7q0AgI7OzGqlbf98vtNz/AHZbslju8GLbuDHl87gZ8dbxGcx2Mq5jblfIWcpRsZ7J0aeLEqx4uYQlZHWy4URlupScTk/qzkPOebtybaXmG7Q3ATcR7dvVaJDqLjhVZpBAA+rMSK909Q/+Nf8AL3pv+MD/AC9zXl23X0T+12+5D297tb24NjdNbWzcG0s3HvwTdQuCoNpZZwuk1K9j3J9mMTlJMeMxuXPJBbr07GR2zszcWcxcM0xT1CtmrUE1qOmjaytDHIoCsFLEcdaV20Enc7ZFUnFnjLiIBnsxr52S5fYBk226cH+22T7xIIPsn2VPeze5Hb7dl7J1MZcyVepicXiMk+dzeMkwGFuyZW3lqn6Tj7OYkpWLGYxiYpZrcJhURQW4GDMWZV5/fcy2W0vtaa6jqFB1pijTMgHOVjxSB9QgnGOu2PIt5uuT2+bLoRn3V2wduxK7lPLt2rgvPbKx5F3zSlpwxJuWbysq6VLaTv31PZD7dfc52F3H7kaG+9m7M9wntq7e5ncNHPz2UsUu6XafbQu5vMdqdznDi3YXLY+xYmtbYyLBvpLkklKT/prfXBx269Ucv2e+R9uxL37ltGQY+ZJCKygSA6yBJIBQQx8KFddfTm7ubF2uIALQZ9URECSCcCVMZCSDiMzPEn2C2FtvuJ3v2ps3eu9ttdtNk3rOQz27N6bnz9Xb2Hx21dpY23unLUsdnLbLWizefjxy06Q1d3km60DMoB797v7fZ3r6EG/bSVWCSzTAACgkwTJ7JwrI9PbLZcy51t9nzR0tcvZ9VxmYINCgllDkhQXAgEnrIMxW0jf8XbTvv2ozHcDM0sttzsjiZYu0ftH7bbUqLjN09x9xQg4qt3CxmKl1kt5LcWWqfQ4WG30VaOEqXLtpE9dpE4hWu7fdorPPNLn6lwmQtsHEqxOGAxuEcSqKev6I3205Tz/k1zcXbTJ6XtjyNilsaXusBpF5BmdbArYVoHlK918GJGqzub213Z2h3fc2hu2DHXL+K+i9XK4i02Qw7teqV7i1mupCvo34UJZoHCzFVEgVo3Rz1ez3dve2fMtMRjkc8MMOzphlXgnqD09zL09vf2u9UNawK3F+gzjExgw4qcerA0jYvI9MgSVWnKqwiIVQGVwuvVIwLloATppoPzdWnnc0KtvWuc41k27sN4sQMqnzZW7YaNmtJfkl9INFX9WOXqlq6kyOixtKGQTI3Nz1cvLzEBW2B4cWNXxemCZirhYDeN6xXiTHUKOJq21CSZvIMtuxPE4VI/0vHVbDrMx9RkjjLD5jqSCeMy6gNyTmDjWvZuakAGZ+XTCt9P7dHcTa3ZzD9yszY7edxN8d593TYbDZO3hL206mPxfbnG1atnFVK12zeW0iZ7cUskt70opoT9LVQEdPzY/MdlvOd212ezNpNtbYl5JBZjgpwB1KBMdRY9laKbjbcqT9xuPMZnywBAgZYkQfie6tpNT3Bd3sqqWMH7f8HieY9GTencK/ftnn8sklLbm06pV0010+q8eLGz/j/dMnmbrdWrT9QRnMR/dqXH2Vlbn1ntlby9vYuXV4nUFx7oI+PZR5+5Huny+q1aXaLa6N519p7o3DPGfDVZszvSKo5GuvzV+enhz4109E8t//AFne7hieCIix7W1zPGQKz29Wbk/5O2tr/tOTPsGmI7DRRsd7p8z0/Wd7MliE1brj2jsft5gAvUeRSd9r5K+pC/CwTr58XbPpP0rZfU67q7AiHulQeskIqY9BVV/U/OrmCCwiniEk+zUTlXv/AGW7oZpSNyd7e9WaWXnLDJ3K3Pi60g5fK1Xb9/EVUXkNVVAv2cXRyL0vbBRNjYKf/UNy4T7XdqrHnXPGxO6f/dVF+SUXh9neyLzrPuDGT7hsFtTNuO/kNwy66DqPqZy3fkYk6g6kji3aXlu2Ova7XbI0RItID7Tpk+2qbbvf3VK3r99l6i7R88PZUlYL2u9vsOF+h2phKTDXQ1cVSgI5jw9KBWHUT5EaDic8w3KjTbbSvUMB8MPhUAVYE49+Puk1J+O7M7frdPp46qmgAOkKgAcuWunLQD7OZ4rvur7nUWaO+iWF+nA9Oyn5Q7b4mDTppxLp5CNB8fv8uIC7HHjTz141p/8A3bvd1jPbtB2c7DdqN47hw/fnem5f9e7jTYV7K1Mts3tdisHl8bjF3DbxFaxHFNvzcGXjlo4+fnLBi2sSCONoJH5rmW+/cb7/AErbMfNtJ5l0gldMiLaEgiWaWcgzpUKTBZZ6fkOzVQd7u7YO3uSlsFQ2ogjUwBBwWAs8SSOBqlXbT3/e8badaaxf34d8Y/Emq2Wrbsg2turI46nZKsljJYuzjI9zY7qjfVBK0fqKuqs2vUMYb7f2bo8q9cC4wGOoHhjqDZcMYrr7nI+U7i0Tc21sERJQlGHsUge8VsF7a/urzxnFnuj2w29mMJcljil3H24v28Nk4opXEK248JnbWUwt8GUhTGtqpo7BSy8yLdv1Du0I/cW1dJxiVIEcJJBMjszzEVk7j0dtLiFtlee3cjAPDKT1SApHf4o6jW5Tt/urZfc7Zm3u4OwsvXz+0t00WvYjKRRNBIfRnlp3aF+nL/XxuXxV+CSvbqyf1IJ42U6jRj1Vm6t+0t+0ZtsJHDoRke2uF3O3vbS+223C6byGCM+4g8QRiDxFPVacSnkAPDwH8f48STwOdQ0MK6Lz6dBp48uZP2cOKVZemg56D+77Of368KYpV8OkH/EnwPDGYpULHIFJ5gaE/Hx4iJmnodrGmo1/jz/xB4E0Qos9nx5+PMfDgSYoqT57PI6nX4c/s/n48CKVR7vvd+C2Xt/M7z3TaWrtjZe3Nybz3PZdggg27tTE2M9m5QzMoDDG42ULzGrEAc+EZFOvbl9grkG9vfZ/vV7ut9bu/cB3tasbC22neCPuDN3d3dKY9vT5S1m1x+F2BtnG2qeRvbypU5bFDbNeKlB9LVSt6RlRomi45v1B6p5L+9f0FsbTcx9TXLCPc29kqTtUuMFW/urhIXbgkzbDMXuGFt22ma6z0Zy7dWeZ7P1jvri7PkVncgh7pZWvacTasKPFclQylgFVSGlgVIqzGx/eb2upbfozx90dm7t3n6dPAtj+2OYy/cfLtlGnkq4nCzYfFNncrU3JN65gix0Ku8bn0+lCAo4Hc2Ht7wbU2ryXtQUB0IaZgACOvAQK+st96l5Iy3Lu13Vi7sVxLK63AJEmSkxlPihuutRu6fZd3t99Huatb+wmwt64/tHvXL5DFy9wa+X7UJlY8zt7aabqym18nt/enc3ZdvD7wr4fqaXFTH9VhZBGYPUJVfT9zzbkvoP0Xf8AUHrDeWNn6e5dYe7fLXUS5CIXNtFYFjecjRbQKxa4VUDGR8s8+t7r+QfXKbL0zt7l3e7x0t2yUYqJMG65H02kBLuxI0oCTXS3kf3DPav+3jtTs97Ze5uA3dtWTa2w8djtsbf7adqsriMBgNjY4PQxOZjxm7spiJsjBnsvBbksWKtu/M+Qew8zuT6j/Of/AI1fyd/Jn8q7TnnqX1Ty8WvSrb8jlkLasXbdoSTtrtqdZuJba29y7dIDuxNotbM13v8AOHoP0V6A3HK+Ucg3StzY7WdyNbX1dsjeDrNtA1wOq27ZJVRFwKwxf2A/eY/b03F9GIe7+7sVJdcJHFmu0W/EWOVj0mOaxh6GbrEqeX9JpdSOXH0/quadbWrgUCSYXD3N8q8JItgj9RCCe37q2fNOVJXUjTQgaMpIYKykqyq66qfAgEeeh5cGCCAeEUxwwoNrGv8AHT7QdQAPHx4IYmKGi0sgI0PhrodNf5jmCNeJIHDOhpEtqG108+X8fsOvIcCBJxopwpo3qynq1B0PnpofH46/D+XDNnFEDhTSuY9WPJdOXiRroCPE+enP7+BU9eVI9lVy7bbenHdr3U5eZAauU7k9qsZQl0BDLtf259sIL0AcjUipfy0gP/CzsPjxNeB1qcQvkJE5E67pJHsK9BQKCGJaIMR7MMfbUuPhlf1QFXRUlmZ3dI444YUaWeeaeVkir14IkZ5JHZY40UsxCgkMpZ4AzpYau2ql4eKx7jdz0Nz4+B4fbVsjNV8vs7ITRlH9y/cHB3OuhvivTmjWaP29dtstXFjASSqP9abhgjyaL+kY+k+RZmOo21+kfUes/wBo7AfqPHIYTT4AYQTxP2D7T3gcasFNt8StqRqep2LtozFiT19WpJJJ8SeZPCONCRhhSVY22urf0wxPidNfgeXMEEfw4KAKUdVNq/tVJCpaPkriQHQj5gDoCfMEHTTmDrz4MOwwFR/VMU2rm1EIICA6AHkDyUnxB1114mS6QZbOaA25GFQT3l7Gbe7vbE3F2+3Qs0eMz9ZEiv1W9O/hMrTmS5hc/i5wPUgymFycEVmCRfmWRAefPW1a3brcW7gSpyOIIyKsOKsJVh1HCDFVN3tNvvNrd2W41izdXSSph0Oauh4PbYB0P9wEyJrW37cMq+I3/vb21e4O3t2n3Aw+ZEOxsbj8ZDQqTVckclnpGym6K982rWV39BbTJ46q6xUK0CPVgJlRg0t7aWLd43NOvaFFIbMqCxUamgERgmJOIk/UJrbPdcwt/pbpmF9DpYwVW4QAfMUEkaXHiwPhJZeFWf3l7Kewm/fVfcnbLat+0eoSz29tYSzaV+SFvrDRhykTqyjVvqA3P+IKqW18uxdupjP1SPc0jrrUa4743Ldt+P04+8VV7dX7SPt+zTO2Brbi2fN1OFbbO6c7RhQszkkY7OvuvE6Kx0K+iijTQADTiQXt6v03EZSPzLB961G9nYX/AK7JSP7Dh7jxqsu7f2Z90xLK2xO8VptFc16e8NoY/L1wPCJDktr5jDW1VT/mGOc/Zz04Q5k4Gm7aJIOJV/sI+2aiflW2YHybzDq1L8MI+FVs35+0p7tNr0MZewR2R3LuZNbMmVwWBzD7QsYMUTHBjpIb2+7OJrbjfJRvLI0YNSSs/wApWRWV+BHMdmAyuLloGCCygz/wzEdRzGM0H+jbmA9l0uMMCJiBnMnPu+dVA357Sfc321jltb19vneLCUIkf1stDsXMbmwCj1OoyjcO0o9x4dYiYy3WbCpp9hHElh7W5CpZuI9w4wCJyy4Y9kTUL7LeWwQbbERJIxie4nGt9P8A4+3ZSZMX3z7+5KhLGtu1iu1W1LNmrND1ehN+ubukqGxGsjGu1apWk5aqzFG+bUcY2+cXOYRGFlIHVqbP2gAg9hFNy+2fOMmdA9sn2dQ+NdOtCuECgKPLn5jT7PHUfbxEMcTnW2cqc0IOnw005+Gg15n7iOFpmlNKcPkPtH8/93DyMqHHjSgjaDkPHT/058EKUUOr6c/j/D7vsPAFpwpj2UKH0/Hn4/h/Ph5wginiDXNpHJIZmhUM5JLqVY9LNzMi6kA/MfE8j48fKYtaWGZgYV9NzqWThSkq/KEAdAiqCqKCdNQPk/qc2IAJPLkSPHhx45Dkk8KfUQfD9XGhFjm6WOkYhQDqbqLyAOAo6uv0k6inzHnpp8ODS0dJDZx8Og91LzcQatH2wy1SfZJxV+6UfBjJJVsJXkuMKcjV79OFIYYpTL1zWzGFQM7IrAa8zx7P6J5rYsckG03l0K9gtB61OIPeCch1V5p6u5Xudxvv3m1tl/NCgjKGHhxOEYAGoovZ7dn1jUsdhclfoxQT1bgo7X3T0ZaQWmjnvyT2IMN+lpnIWWVq8TyxRKnS4LE6w7/1SbfMGXbqg24GKqHYHT4SSztJNwjzCF8C6tCqAIrW5f6fs3tkDu/DcMGGdRplQdIgGdBwBbE9dH3g7lZmSrDZpXKGJpV6uLx8F7dWKwMcGJrO1yCutWzlLl6vELVhpJII29IynqKFtSaW957zbmFw/WbZAAGqIRchMHIRhMVY2vKuT7JiWa2b2qS0FvERpwy4CMp6qu32o7nYHa2z8Rit52KljLU6H0dibEPmM4J1q2LKUp55WoxxzTLQMMTt6gXSIaHTTjp7PqW6dlaS8mreqgBxMGMJJzmOrCZrj+Z+nNre5hdu7W4RtnaRgOIEgYxnJymDVEfeL2Js+67eeEzmF95Hur7EbVxe1J9tZLt/2Vnq7T23n7L5S5fg3Dce1u5WTNCtfatJMa8jPFDDpp0aGn/3HvlveYlmyRhg5aJGOEHumRVO36T5elxrl+9uGZogLohY4iVOJ6ZVMmR24m7dq7X21uXfne3d1jae1dubSgz8O+aWycllqW3aMWPjuZXH7QwZxdvKZUIZLll4jYnkc6ydICi/ufWvqLfXn3Grb2w5kqttREkmBKkxngCB9lceg/TS3C91dw7FtXiuMcTjwIHHKO6i+L7fbH2ft7O7di2kTgdy0lobrO79x5q/PufGJOluvjdzZJ7OCmzGOqWv6sUc0jRwyElAo00zr/qv1IU8ht2yW9SsAoC+JTKtEYspgg8IrT23pP03ZvW9ym2Bv2WDIWZjpYEEEYxgccuFSpuT3n1oZJk3V3r7UYl7HqvagbMbDlstK/U0yy15bWVvGRnPzaqdeenGOLvMN2xwu3dWWlS2PsBrV08r2ceKykf3OB9o+VRDL7se1Veee1R30Mtfnczzz7K2DuPIWJZmAPrfXbY2NXqyyyDXQ+vz8jxNtvTvP9xjY2G4JnMoVk9cnSOOdPufU3LLKCzuN8osAQE8xmUAcAstHYIpPf3ZY204/Tdrd8dwsQFjaTCUcDBLrqBod37xxllFBbkfQ08OXlxpJ6K9TvJNjyh1s6/eYwxyjDOazG9X+nkwS6zkZwpGfVgJ7u320yd0+9KrtV0gy/bd6GTMaPDjdz9zMLJnPQcdSztgtp7a3bkIoujQ9UkiR6HXq058R3PSd3aMV32524uiPAhLN7MAPf76sbX1Em+b/odvfZDPjYBUnqJk/Ce6qq+4T3SZf3J9pu5HYWDbe3drVe4+1LO2ps1i2z+6snj61m9j7565YLUFCkkklBY5fWqk+nIyqgYgjFPKdm26t3bzs72bquqxAJU6hLBjkQDAiYg1pu2+3W0ubYKttbq6S2onPMAQO49hrQV3V/b07h42zZx+D7gdu87ahxUlxMHLQzuEkeII0hqw2MrhqlBso/UfS0m6V5HrGunHd7fnW1FyTbuagczEdvHh8a47c+l935Z0vbbCIE4YYcAPxpBz/cL3K0r3b3OZnt9iqNHtx28j7c7LxlHYOTpYPbSUsNiMdld+42HE5i5XbuHFhKYqS3Xd6YheWIRrG7gypY2G4a8S6TfaXPh1FZ1aB1LPHMwOoVvj1X6n26bUFAqbTb+XaTSdKtpCm7En9TSIz0gEgDEzWXuPm+4u5K8W3cnuvcF3bmMs/XY/Cz14cdHfuy2ZpJM9k72PrULe4MzZszTN9TeaWZIz0KwC6C9a/YoA1hB5oXSCDkOoDEL2xieNYnMebc65jY/Zb6+77adWkgYtiZcgSzSTEmBwioorDOVpIlHoWBGZOlJ4GQBAyh4hbrdCFmOmnSG056+PKeA9skE51g+XpMKIFS7tiPcoqi2KOJoO0kMUdu961qOJ7JKFzVEcTWDEofpVyuoGh18CP1SggqBVhLDhNTCB86ub2q7Z5SL0M3H3Hp2LFcSPT6a0cTVXdVBjhoGMxwPrqF0/qJ0aJprqczcOFuFWRp6+6un5btJXWtwd0Yz2zW4T2CdzL20Pdj2a2nufLw5fD9xDP28ytsRiGCQ7nsjHbblkRiypYh3PFTYdIDFVbTqB4m5IiXdw1pFh2BjiZALRnl4TUfqSf2eliDpGr3H5wSB311eQbPpxED0F5ciCo1DDyPLXUac+OgLmImvPwMcMqVoduVE0/pIOeunQNNdPDkOALwcM6fDM0qRYaBdNIl+/Tw+wg8vHgWY5E02EScqPJjYV/wAoH3D7/Dl83Ax1ZU4YNhlRhasaf5QPAn7P92nDzqEU+R7KHSKPl4DkdeX8dPHlw+mMKYMTgKPRKgOgAH933kc9Rrw+QinFNjuL3J2R2g2Rmu4fcDKfpG28HCOsQ+jJls1kpQwxu29tUJpYP1bcmZnHp1q4YAc5ZWjhjkkWhvt7Y5ftzuL8kTCqPqduCqDxPE5KJY4Crmw2O45juV2m0E3TiSZhV4sx4AfEwBiRXH13+27uTvf7gu9Pub3o4kXvBuuluGh2vu5Xdu49ldv8NicNiNq7X29kcXiLVNMg2P2/gK/1eVjqZOH6ppJFpRQKpbif3Jl7lwAX7jvcYqPzOZ054hRCKxxgAkcK9U2vKF2dpbQdriqiqAZ0gKM9IOEkljwqpe68NmMXnqe4dn4+nsXPbHydeeK9tizftYa1SaH08zhK1a3LJVo4TL0bPTepwRvjLTelYA9VA8dlXDAWwZtmYwGXf0+2huW/LPmqvl3VPAyD/XiMuNPsbugkluTqTjI8jlX/AF7GxLJWx8sG6IvSqZ6nXcvBFFDnq8layF1Ecs0rAkMmgvYcNCrKxn2nP31N50p4iB+PGumX9mXc+QzPt+7w4TJ5mK9Y233wit1sP6Bjs4ijunt9tyy+SmkKgWINy5XEWSnRoiS0puQZ216XlAtJy5EUt5wuPqByEwVgjMEScQK4P1ULn+pJcYAK1lYPWVLAg9WnAdoNbdi+n/r5fH7eNEtjhnXNUGZQBz8vt+zhycMM6VASWNP82nMj+f8ADgC3WMaegDZ56a+Z/wDTw4U0opMy+4sTt7HTZbN34Mdj4NeuxOSS76FlgrRLrNZsvp8saAsfHkOYdEa4dKCX6hSJAzwFU92v74tqbv7zwdoMV273fYF/EbxyuN3HUyOLuSuNk7UzW8cn9ft2Kv61WnYxeBnVJY7Vh4ZSpeMp1Ea55BvVsfuGa3ogYYyCSBGXbVP/AFHbm6LI1asceGFWU7adx9u93+3GM7p7JsSXdqZDMZXa92RijWdu7vwUiJlNrZ0Qloa+Sjgnhs13BMN2nYjliY6sqZ292N/Y3DbvDKMew5HuPD3ZirNjcWr4m2eJ+Gfu6YU45rXLx56k+Omn3/H7OKNWK14/uWZqaf2zZvt/XxW/c/D3fzeE2JuzCdq8Db3V3KvdoMMmX7sd+02Rt2hYq3MpuGTsx20zVSsiSxf17qdTqCWEO5PMPJI5UFbmZIW0GKga2MBvHC+GdUMQsAzVrZJtG3Cnfz+xXG5EyUGajTJlvoEAmWECteO8cR7mMPtaCD24Yj3Gbf7lJsbuj2wxvd3Eewntt2k2bsntH2Sjs90+x+x9uYHvf3tfBbW7j7elzVWtHnNuVr1nIyQg2Ee46TNj8v8AT3pX0DyPfcwdf2/L0tXN3vN1du7c7vcstk3bm53d60nmbhoU6NRUWx+kugGtm5zDnnqzmm12Fk+bu7t1bW326Lc8ix5lzStqzbutpsjGIhoCiZVAA3e2Xse7ab33D7lO4PcLvf2/3R3L7B7G2bne7m/9w4rJmT2t2dl2T3Q2LuE+2/be2tn9ue5Ha7dG0MbkZJLtrcFG5uHMx5C5OJ4XSlHz38KeuOZfyz6esev9/sTteSby7eXlO1KM29bbKzW/397ckm21/cXF8Fq1a8mzaUBWuMzMej/knkG1/jznF30ly/d3L/NzYt3OY3yyJtxcdA6bW1YUK6WrNtpuPdfzLl12ZggAUWU9mXZibEV8/wBwd5Zz2c72x+8MnQ3B2s7me1Ptgva6fuBsK3jgcTmMvClvBbW2/i8vh/of1DG7JweLqZe7WE2Tu5aQK8fwL/54/wA58r9Q84H8Men9w+45HsNxau73cP8At1e5uPLfRskJu22uWtqbp/cPbDF75WyAvlsw+iv/ABv/AI/5l6e5YfXXMbKJzTmG2ZLChXZbe3ZwTeAKuq3txoVrZeNFkBxJuDTJf7hew9jdx/a7vbeO5dsYifdHaGhT3DtXcFjGw2bdTHnPY6hncAzSx2pp8FkcdcmeWvI3pJZWOUBGXny//hn/ACfz3Z/yBs/SWzd7XJeY+ZZuWMRbYpbc2ntqWdke2beLFhKkqQBC1p/zp6O5ZuPSu45xuAG322UXEbCQZXVqMCQyysAY4EzpBGhf2edkcJ3297fYPtvtzb2Jr4LaGQPfPuY+DwmMrPS2b23nq5Olj7f0NcxVotwbnFCgqsqqxuA89NeP1ouXbv7byScLh0yRPaTPXpyzr4bu27S3AFA8Mk/IeycSO6uw+zekktStZmiW5aknsvAbEP1LsxMliQQeobDIhbViFKr5kcAaYjDGgPqdSSW+z4eXj5Hx4VDjWSz9XmDrp4eH3H/Dgx101AynqHPy10PjrqdOXIkeHB9vCmpHsRBtfsB89Pt0+3TXhgAPFSmKRZ4FIOoGvP4+fmBz0PAsCTFEDhUW4yevtm7uTHZ2neoG/uzcO48fnYcXkslic9T3DdW3UWS5iqd047O4essePlq21iaSKpFLXaWNiIzuDIiCsADsgAEEZ5gkHIg9YIB6SYjOAPd25dvfNMbc2xbHePMVqm7aN6l2Xw4M9jY+VhkoT959xM4NSxv3FN03Ye0u2FQvWwNsRNuLJSCfIQfQ1YK9oNZI0jAHPMHu7BxPEnDLNyQghY18SOHcevrI7pqYnoKAB0ooRI40RUWOOOKFBFDFFHGojhhiiQIiIAqIAqgAAcMD2YCo+yi5xo6TqoB0118erX7NNeYP8+FJ+qlGNE5cSDyIHh46eOunLX7+fDkyZpiBSTYwy6fk10115ef/AK+PDn6pyoYwpBs4MHqHTrzJ06fhr4nmeCDEYkUhOVNLI7eVg4MfPTny+XnoAfDUePE3mQcqHT151rx953tI/wC8OJxm+tmYxn7tbFSJqMFHIjbmR39tStbORubKTP8ApyxYjcFewGtYDITrJDSyAMUwanatI2ny7erYuBbzKthjDFlLoAYB1oviZMtYXxwAy+JRUd+359hrP/vAeDELjmFk4CTkTgDn4SaR+yHflB2vobh3/by+5No7esWNr5zuwmAsU9w7FzOHlWjd2h7jO38An3BsHeeCmKw28pBFaxN6Pos9UKScScw5VueW75tndCi5pV1UP5ivbcaluWbo8N6yy4oxh4lWGpWqDZbhdxZ8xSdQJDqw0ujLgyuuQYHOCVOa+GDVz9u2MBuzGxZza2Xw+58RIiSLldvZKnmKJ9ZVeMSWKLzJC8inXok6H0PhxnM1y2ArgrjhOEx1dcdlW1ZWEpB7qddbb8bDqWMnXpPhry56c9OQH2cRs7MZHVTKATJwpz4/bjOyxpEZC7ACNUdmkJ/LogB6mJPgPHiI3IwqVoMEVEvc/wBzfti9vF25j+53c7A4LdOOiSS9tLbVTJ7m3tSEvS0Yv4badWzNiHmU8hflqnp5+A4Y7Rri6ykIcZIie0cT7KkBdTAaDExPDuqryfvFe2mtJDXo7R7jVqSTWnmyeej2+lYQL6hSaKvBnTMZ7soRm6pT0o3+dx0mq0WiQMROYnP3TUhRnGtzJ6+nvq8vaz3y+1vuntWpunbvdzaNQzSS1be38xl62O3FTvV5Ejnh/SrDR3LcGsqNHNEjJJG4b5dSANu8txTAIK5/YfbwqHT4ioxI6Ydfsqyex+53b3uD68Wzd34HPW6kLWbWOo5CJsjFUR/TN36F/TtTUer/AOciNFqR83xl8xfp4nLtpirD6gakhB46EnzB5E6c9Pu8eDU49tDRpGH+J/tpz4IEE4UjQoceWup11Gn4Dx8Dr/blwGE4UuFZep9ngfD+XP8AEcEKaMca5v7MUskUdnrNe2rH0QhhSKWVC3QGBckrGSwHIdQGh04+W7i6kwIV47sa+mLdxkMCCtGIZpo68Ml10SVoh6iyD0oEkGnW8diTRQXZAfm5acuXBW7MhQ+PcOP2+yhdiHLDAduFIk/cvZGIZ0yu7dqVXaJo5IXzmKEiyQqrOBDFasWebeACFj+PGvZ5bzHcqW2m13FwAxItvn1ZVmX+Z8t22G63NhGifE6gxPfXuC787NxtmylbKbyyFC0sLdGztu7yyCTT1m1iEs8OOpUZI0imcAmQhdeXnp03J/R/qe8Sx2d5bRGIMKRlwJyzrnuaesfTdq34d3bZgRioLLxwkDPs99LtnvvhppVlw/a7upmnXU+rlodsYCGRXDp1O2X3TatIysfE1+RGnPjsNt/HfPLjhxbtWx/jcfIT7/trkb/8gcmUHS1y73LEdxOFC/8AebuNYQJg+0WCxqMilH3H3BtzvGdD8r0tubSEJdQAen6r8ddeN6z/AB7vfpvbiyh46Qx92WHz7Kyb3r/bETYsXGaZ8RH2TjRdd89/7g/p2+2u30f/ACUNobgzskYJ/wAs+d3XHAT83yn6fQHnpxo7f+O9vbbVf3bssZBVHzJOFZ17+QN3ctlbe2to3AyT+GPTGsTB3vyQJud2Nx0xIdDFtrbmyNuLGFDN0xSRbXv3lLkecxbw5+PGnZ9E+nbTA3DfusB+ZgAfYAMKy39Z+oLiwDaQHqXH2EzWA7ZbsyoKZnuD3Vy4k0Lx3u4+7Y4OnTpKmnisjjKKo3UAB6eh+HGjb9Oel9uQRtLbdeosZ+MfCqp576iv4vubg7oEfDtzo3W9te17TLLe2zSyky/KJcxA+bmdtVGplzLX5WHIctTxaTb8o27Ra2+3E8dCkjskg4dVVGfmF2WuX7pXq1mCesjieupRwXYXEUFRKOEo0VXT5KNGCkASw1QJWijAJ108NB58uLib8IP04XujL2VH+2ZxDEnvNSthey9bVQ1cOV0IDgsSo0HzKfzAHw5ePA3OYXT4icKe3swhw66qd76+9Nf2u7Kwe0e3y44d7+5leeXbtmzWhvRbE2hVsGjk992qEnWl7MXLx+hwlaQdE1lZpnBjrNxwHqr1FuVC8r2JI3V0EsRmqdSj+5jgCchJGIFdVyDktreXWv3wDt7ZE/4mzg9gGYHZWlDE5LLUGv5bNZjI7h3Tm5ZbOYy2cuzXrdia3I5LZG80hmu2ZWRj0oVhRVKIOhOocRdS5t2AuH9dsSZngMzx7cRjNen7NEFsIBFoZDL3DhViu3m9ZceIatd4fq3/AOos2dIYzTqK8bzTV4NBFHNIWEUOijQt1t8TU16rsZmOh9vGtK2wUaYmpnkz2LyNfP5KeulhhPCtRSI2FR61CKSRLZZj6o+vUGdz8zyOCQSCeIL+7e04t6oIz92feKsWtsrqbkSKRZ9lVpcFSmoSS463Fbxc0ksTGIVZcrVpI82pALKuSRX+YAhZGDE9WvFZ+YEO1qZU5Tn18O2rC8uXQLkEe+kXL+37Yu/DVsbo2xiJRYozJbuR1lx12pbiytqjfNe1ETZWlVyssMyK5IFWV9ddEAW253esibRhsx1e3plQ3uQbfckeauMZ5H34cc6gHP8AsJ2vYvG7gMhaxVe5Hbr2MJagjLYzJ0JXgyWIWzVFqWNqqsHinjglimiIkYoCuulZ9VXlXTfUsoxkYdWf2x76ym9K2y48s6XOEH3dDxqsPfD297w7AUcBns7hczkdhZgTpiN5YqmMthJ7wbpkxli9hfq61W3XqnVFnau06MCoBYLxv8n5/s+Zny0IF8GSpww6wDiR7+2uf55yjecpIN1Cdu2TDEd0jAHDjFQlh+5ObSyi7c27ai10insZCVKUFmJ5F6w1RfVb5U8GIBfq1111J3ntG6SXkL35do/rWGm8a1/lAxxnAHswrfV+x12Utd5Pc3vDvdvk1MzhvblszF7lwmFmlqyxV9/7uzQ29s3NNi5hJcs19o1Kl66to6JBkjRZtGMYOxy23b5byq9vU0nc3bosIZ8ShlZ7rRw1Ivlqep3jEGM/mu5uboi2xbScTnGBELPHEyRxAE116qFKqwIOvzD4nqHmfHmT+PEczjWEQaFGg0AAH38vx5n7OG7eNIDhxrPqA89eWvx8fH7OFRBSBjjWLTBV1JOvP+w0Px4fsoQQMIpPlthT+Yaa6a6DXw8/sHBKJ76WInqot9eoPJv5+X2fYeJSDTRjIwrOXPYzG072UzOUqYbC4ihezGbzN+VYaGFweIpz5LMZe/M5CxU8VjastiViQBHGTxDeuW9vafcbg6bFtGZjEwqiSe3DhUiB7jratDVcYgAdZOAHtrkr7i/uJ5L3s9zNz7tkE+O7ebJ3Hk9vdqe3zHWrjdmWZ5vQ3LfQj/rN8bkxcNe5krboDXLrUhIrxKG8+vLu9/dHMd2BrdfAoYFbVsmQq5YnA3GPiZsMFCgerchTabHaHbbQS0/qt+Z2HE9QX8q5KMcSSTGOYzG6oMnbi7cbnx1m9SENmbA5SZmqS1phHLW9WGCWtkqUwiLBLVeSeJuYkiYj5YltD6mkJkD0zrYFx0bwET1HL8KifKd0/r8vaxu9tg/p+4pav0dmLB3rEsd+nqLFiSvP9DHUuTq5Ekh9BXkQ6mZh1aWbez8tfMRyVORPyw+I4Z1Xfdaybd1ArgcONM7O7kp5WGpXqZ7Hzbc9WSgce228FDFUilV2Ne9kKtqTO4e/HLXiZW9M4+wY+ZVyrcTi4EEE/qnjPwj7p6jFQOdajSQEUTl8j31P3s499e4/aB3kyW/9t7Tye/cVe2JmNp717bvmJ9oYbuhVuxnceypsXud8XuGnU3Lt7L4+WTHXXqTRusz1/wDl3HaO5ttxe2rNcCq2oAY4d2In+hrA5nYTf2fIYkMhLKc8eoTwIwOPUeFdcHtC9zWL94Htu7Y+5LC7C3N2xw/c+tuO1jNnbvymJzWYp1ttbtzm0HyKZfBx16GSxOZu4GaxSmEMEjV2XrjU+PT3LN+ywXcKFuFFYrMxqEjHDhByGdcFNski22pASJjOM+JyOGeYqxEtrTwI0+PkNfIjgcMjTURe1ofH7PPU/cPt4AscuFPFJ1i7YEFhqSV57ghmNOC3O9WpNaCMa8Vm3HFPJWgll0V3VGKKSdDpw4UT4jAnGkSfbWrHv33z3HJPlMTuVZcdnKE81CzhpI/p48IyqC9WrX9SRRFIrBxYLN9SjK4dlZTx2/KeV2zaF1CGtkSDOf49nCsTd73RKMCHmI6q1D763xvPD5sbo2DvHP7C3viXmt7a3ltfIWMdnMBlHhkRLtW3CeuSF0lZJ68gkht1pJIZo5InZG2N/wAtXdbRtqWIDjPHAjFWw6jB+FVtjzBNpvLe6e2t1EPiQj6lODLj1gmOo44Vev8AZ9/cYx2ze/ud9vXuFoYnb2z/AHJTV8RkNxzV4YNj4fvzjHki2tZyUEfp1NqYPuljJpsb1kLWiyi44RvHHIoi823vP7lnmVvZc0t+XdRTauMY0HHwsAZIVhnJIkjITHod70xtrnJzzfkl03bBbWq5sEI8QJGGpD1RIB459Fventl/20x+X3hDZeHZGHrzZDPtfFiW3tGjChls3sg8cUslnb9WAF3tka14h1THoBl4XMNv+3stu7C3LltQSURS7wMyqjEgZkDECcxlmcj2W757zKzyfaG0N9fbShuXFtIzcF1uQoZslGbHACSBWpH3z19+57tl2/7wdntv7N7w0uz24sd3U3T2nnz2/wDa+9+8fbDJ4mhjtz7P7Lb72Dn8JHit4bt7f7ptGrDbNmDNiWGmiH6jU+e7L1Jsudc12629VkW5a2HAKu7KoUXVyiGhcGILzhx9V5t/HXNvS/I91uNwy3dwPBdVRGhVuMrhGzJ1IQx0geAjKSNVvbTu12b7vZ7HY/sd359125+0XZbZu0snszbvu+v7qxzdmN54QfpT0q26ZMVHnMzt7B9vrlyDIYWJ7wtiGtXuNPIlT6f5n/8AMb1hvdvsOR/x1y+6nLtjz25cTmC24dv27tbtWSQzsUti6zuyAoW8sBRhA9a/8ZPTWz3e45j6t3dl91uuXKp2pcFAbgV7jgNpEvoCpJLaQ5LZyafe7j3U9uMB7jdtZb2l0O4e4q2xMRN3C/72e4/aHebYPdjdO4+5uWzry7RfD5TN9s5u4vt829tyrNW2zT3Rgb1ehSvzUce4pQRjj7X5V6e2Pp301sfRuzU2eXcs2dnb2SsC4nk2ksrdt3VJuW7ji3rcKwhySoBNfK/M+dbzm/P916k3gD7/AHe5fcXNQLWyblxrnllGAW6iToAYEFQAZqIs3+6L74GjIx/cram2vRrw1YpdsdpO39CeCtWQR1q8Vu3ib9gCCFQiFpCVRQNSABx4vtv/ABm/gLYXhurHpXldzds0m5eR77FiZLF7tx3LE4liSxOddxuf5v8A5V3dj9tc5rdTbDJba20XuCqgUDqAgDMY1WvfX7gPvc3tSyeF3R7ku4t/A5GFYbuFiO26mGu1iUlkp3sdTwMNW3XEsYcoylNfDw47jlP8afx76Z3Vvfem+R8p2W/tTou2traS6hiCVuadYkE5Hie2uR3/AK49Xc3sXNtzXmW8vWHPiRnOhhnBUQpGXCq/2O83fSyZ2fu33GqtcjaKycXuPI4BrNUSeqa88mAbGGeusiBvTfqj10JXkCOse+7AI7sU4CcK5sNcL6lMGMTlW6H9hDt/uXevuN7099N05Tceax3Z/tLHtfFX87m8tkqkW8e8WZWtK7vkbM9eGzS2Vs/JFixBRbat/m14rsWu318XhQEkCIMiASY4S2RGIxmpLaMhliTIwMn2iK6ON7+57sb2/wDXizvcXDXcjXGjYXafXu/Lluf9KSPBfU0KkhI0/wCoswgHxI4mDKDjieypyjRPZVOt8/uPPEs1ftd2zaSTUrBmu4mSCICOfqx7X21NJJIg8f6mTT/4SOJdJZZXAH2/cJ99Cptz4pOI7PjTa2p+7VsmPcEuxu5+yqEG7qdWhau0O3O56tnNpTySPJTySbE3XJUyE9OwkR0atkZwpUqdCAOOz9Mfx56r9YIW5AuzuOswtzdWLFxtOelLj6mEmAQImcRXOc+9W+n/AE4VXmly8haPos3LoAaY1MikDLjjVrO3nvj9vndnKbo29sfPbmt7m2vtufckmAzuzc1t23moKsJa3j9v2rENqhkclQttHXnjEgIeUNH6sYdl4z+WC/8ACHond+vP5I8rYcn2RKXLfnWm3PnMD5FgWA5cvu2GnbsA1szqdkRWIh2vq70/zAv+wuteVbXmKwt3AlxRgRbcrpLIxC3FMFScQRJC0/ud7e1Ugmzk0WGiZYpLUkuRQrjoPUVb16xHdp417GMxEDGa3PD1+nCpYI3hx8Nfxf8A+dPpn+RPWOx9Hcx9Mcy5Tc5lvrezs7n99tN1aS/dbSg3CaNtctW2YqouqHBY6VViKuXfUGw2q223639sLrAKXQeWZ/8AqKxA9oyMzVgK9mtcrVblOzFbp3atW7RuVpBLXuUbteK3Tt15V5SVbdWZJY2HJkcEcfdDLBKsIYEg9YIwM9tbQM5Ygie+sGj1Px8efM66E+Oug8+I2EY8aevhAG8tfIHQc+X3aanhiTSrNq3hyHkeYH944cREcKVBtWHI6c/s/DxPh+PA4SaVEpafM6a689fh9mvjz58Opk40x6xSbLRXwI8TzOmhOoHifH/DhTOIpYcaRbWNViwCkdXMk8tSBz5efhwWqRjnT4GmrkMGr69UY056EgctBy8B9n8eJEOPbQGJxFVZ7me2rGbpy2T3nsDdOb7Od08rXrxX997OjrI24hQrtXx8O8sPLG1DcyV4GMXVZWR2rn03WWMBONHa8wu7Zk1ql7b25At3BqSGMkRIKgnHwFSGxBBxoblu3eQi5qDEAalOlxGWOMx1GcMMqoflvbN3u2XuKXd+5e3+NylqoliH/uv7QM9ndk90XqrEr0bmU7LPndg4e3ItkO1tMDmZIJ0I6MI8mp47LZ815LetftuXbkbB7jS2231sbnYM2Q039L3bJI43bYCjD9wBjWJe2+/W4bu6tLu0UAJesN5G7VQMQ1uVt3DP9lwav/lGi2d99+7fa/t/A7q7n7rxveHt9nXyuPxO1+4G1M32X90K5DESzVbAgpT7Qw+EzuOp3IRHZmzmFxAMR9SLJWjp1BuOS8u3Vq6t6yuw3tnFru3v293sXBAICRcZw7gyq27twLiGtqBIYb3dWPLuW3N/avI0XbTWdypBIJwXSyiMS6Lhk7EidWfuN/dw9x3defMU9v7g/wC0Pb+SuBj9k9pd118HuGepY9WLq3JvdUrb43RZnhZWeGi9LGkLyUci3MXzy3bBRsrfmMub3DiT1hR4V4gAaiIzONay3LxI8zwKccM+OBOeXYMa1ex9058zcyFDD7YzWXy9u9Pas1KVKpm8tatW3ib6/I5hmrU8bYnnl65LV+eWdm1LAjTXPa/cvXIYkGMpwjqHUOoVaZrazoXPHAYk5z+J9tSbX2x3p3HT+mmxXb/aWLv1EkgkzG6/9V5R6cbmLI5CCrVNbFirQaP0BLCJ4ZLMnRGzIrulJ7S2wSTKnI9faBxAjs9tTWixXp8O7jwFMDcGZHajurtfdW0L24am3LeFwNDI2MDfrVLSZiMyY57+CsoscNi9BP0zW5Or6Z5JGWIemFAOHbb6AB5g49cHu4zhP2VBfDiLuaqZOOOeEZ/0rY92n96PcbbMm0t04XuDeK0sjHb2nuKenVrZGKXHSIrQ5SNVrVxdh9WSK/XEkUdqEgO5jlCije2+aeKBBxMlWxxBjPiCOurRIvJqHHqH2cCPnjXYB7UPcPi/c32Zw/cun+kRZaG/Z2xvCngrRnxVbc2Nq0bc1ihHKTco0cvRyEVqKtP1PXZpIQ8oi9RltbwvKyv/AJ1toPCZEho4SOrCQYqvDqSj5jj1jgfmD2g1ZHUeH8By5c/h468We6mr3rXnz0/E/fodfP8Ax4cEgUq96z4+Gg8/H7+R/v4eAMaWdcyKdqdwXdBlt573vgsWkhGfkxULnpZm6Y9v18SF5kDQMQSD5aa3rPob0jYQaNpaZRj4xrM9cmT8YFUL3rb1VdaX3d0Oc9J0iOqFge3Oj0Ht42tKTPfwy5KwW6zLmJLeZeTUjUu+VtXF6yTqAeXG7tdlyjaKLez21hFGUKKyLu+5pumNzeX7zv2sT07qkLD9m8Hi1T6HD46kEDJpUpV6uiseltBDEgIGh5+Z/jxaO5a3KDBez8OnXVU2jcE3CT3k/b7ae1Xt5VCIvosxAX52U/MvLpVepmDcuR5cxpwP7g/liiWwoXjNOStsKFelVqhV6VHyropXwZSB8BrpwA3AC+Iy81IEEBQIFOKrsauo0MCqgK+MWp1BGjKF5jXp01+HEb3mmVJ1GjW3bUaVy7aclbZcA0/pLqfLpBGmuvIHx5jTTy1+3lH5lwiDlR6UyIxpx19nwrHr0KSANBpoWI56aDQkA+PAG6QdMYGiCCAONOWptaFQv9NdCDoNCCBzGg1I16tdfhz+PEYcSRxqyQdOEU56m3IVUAJoCRoACdCD5eJ5DXzPLgGcAy2dOigCBTqpYSJSAI1A5aA6ciD8f8w0Hh4cAGEzmalCknsp643EV+uP1mirQANJPYlPTDXrxAyTWpnY6JFWgDOzeARSfjxFf3Cbey1+6YtoCxPUAJJ7cBUmkkgAeImuRj3Hd9Md309w/dDvBfmL7csZefE7PqF3Z6uxdqQT4rZ9OoShWI5HGRLacgaLZyLueeo48r5buV3W6u853p0vdOpV8WAyVYOULCkDj8fTbO1O12FvY2o1L9Rylj9R48fgKZNZYN04ivaxSWOlgJslZaHoQRQysEDrANFEw6FUIF6F6E1PMnR321O9XzdvbOnMnsq/s74tt5V5hPDr6fOKdODw2QpiaVutZJL0UBrP1RykVIzPIqxOqqsJmshOgsdeg/HlzG4sPtrxDAhx2dX9a39ubTpqkQcqmTD+vBhExjRvrfSvKwDKfXfK5e1b6+liQB6OPU/KX09XmCOfGJvLge9qzEADv4mt7aWtFoJ3mrGbVoT5TD5CrJE8cs+GtRIxjkbp+lxLGKKZpNYwHlg1+UdTdOqnXwy90zINR+szB6sK3NuiNa0NlIw4mntQrm4sit6qoIsi6o7N1yyXqyWYVhPpBUdrXosF00cxrqCddM/TeS2V+/vq2VRyAfhQO6YbBsCzA605stQ2tn6UzSSwNDumjdu4R2Rho0At16orzshRuiRm16tDxPy+/uFdw/0xJ44H6umdVuYbe22kJhIGPWZgVK+0U2zuPEZrZu7cb+p9uu51D/Tu8sI3THJh9y2pZHobrrx1wq4q79e0d2OSNVEd1p9QwkEXFrcba4GG62Ji6CCOJBGIInv93hqELZv2G2G8GpCImY9nwwPtrUDtb2He5HuH3G3Hs7tz2a3puXHYzcmWwa7ys4OLZfb9jj8pNXW1Y3vuRsLtOszxLrM0FqVnbqKRnlx7ryjbbrd8vs7y+PKsOgOpzAmMRB8R6hCn4V4PzNrWy3t7aAhmtuRAzIkwcMPiK6xP2qf24Md7F13JvrujvXC7q7ud19hzbLkwmxslZuds9rbT/UsNms9gZ8ndq0bO9d9Xr2KpStc9CGlWqxslRZG9abjau7nabflbcp2c3Gu3UuXrrYajbVxbSyv5ETzH1OfHdJWQijScC/dfc3VuRosoCAuEyc2Y8SYgDJcZkmRsbsVpMbNJRlDK1cgIsn5zXkQTU5H1HMy1nQ6+evx14poZUA/UM6pvg00CZjr5g/Dq+/7B5fz4Kgk5gY0G1kAEk6ajn+PLw4enxpLtX1UMCQPuPiP46cKkCCZ403bWU01+Yfx0/sBwaqYkUzA6qSzldSefnpoDrr8B5DiwuAxzoDiZrTZ+9l7tl7Ne2FexG2cm0Xcb3NCfAZCGrM0d7D9lcXdrxb6yT+m3q113llHr4KE6j1qzZAD8h057nt/zGtcuRo1truEcFUyq4f3uJ7kI41ucmsw7b1xIQaVHWzDE/wC6p97A1zh9gsPi6GM9Kzn7VSxYzeWtZihUkmryvYydiCeVZLKgD6FIoIoVii1DiAdXw4zd1eJKgrMDD2fbxxrtuWWxaQkGJJJ9v2cIq8sGO25l6tWGyKK2445J8dl5ZLVe7j7Ls0AhW3Vt0poYpAiDnI8R10df83GIWZb0geGOrDHsroVKOoAjVUzb5ye5N4+2rt52Ih2xsJY+3HcHdXcGvvjG5TN4zdG7rW4KksFKjnK7zWNsvl8GbckdfIpZWd6iQQLGhjdp7O45o13bWts6hLdkkDSCNUnEsJ0kxxxJ9mNS3yrTvLu6Fxne6oGloIWP7TE4/wBuQMnjhRRIsPZvZvbmbzONqdzJKkkcO21+ixO9KVOqHnE+HtvU6c3k1hgeRKxLS2E5J1L1aittbjhsfLz7vdj8jQnQhNhjF7qkSc+BwMD31XzbXa/vnujPU9g7L2md1LTvZLN4u2udxmIwWDv3IY6+NyFu/buQXjiJrQH0PSbS42w5qtX9U9LaFzebHaIbu8cqOoKWLDiAo48OuKwH22+e6LFi3rEkzIAB65OPbxg13v8AtY2tt7tr7Z+wHbPajTPgO3XaDYWzqtiXH2MUbd7D7fpR5+8+OtpDepTZLckly08c8cc4aYl16ieOjtbvb74fudqT+1b6JzCjwqD2gAAiJkVxG7sXttuHs7gBb4YkgZSccOzHMYGpvmtAa8+fMcjyA+PnppxK2IwqtSXNd01+Y/j5nTU6fHgYmKeiL3iFPS3zAajUkLrz8T46HhFWNLDjVJvdb2r2h3SG1lt56LaXca5kqmHxV+KrDafcG2VsRrlqmXqNNAzQYatK8lC6SzQ2D6GkiOVTq/SL747i4oUtytBNw8EbHTp4FnOBXq8RiMef9SXtlt7NsuQOYuYtrxaDiW/wrOfX4RJOGvjvv7dOyWxcSlbI7z3JtLd9utfG2cXlqmUy678ymNizFhsfhbVfENi4LRoYKzZttLNDBj6/pPKyCzXEnaJzHb7jfJsFQm6+WnJRBJ1EmIAHeTAjOuXjmFnbNvbrJ5Kg4NhqMxCgCSTw7JJIrW/u/sf2H3zXxmyku91bffjdhs7dpZw7n2F2u7KYCaxZngrQ5Gfdou0d9wtWUmxNl7+BpRoSlcTS9AbjPWPJ93vLpv3NpbO0tKB5oJa5pnPQBHHjMDqrtfSHqm3sEG22m5IuXWJNplhNXUGmZwnwkSevjd32s/uWe+f9u6xY7Edx9zYz3Q9ttl57N7OxeE7sDe0eLNHAX/0iWn2X77ZLEnclvbNWvWFdK2Qr7hxfpdX00cETLr8r82/kv1F6I57e223tvd5BZui1b85WQErk9u6BKzpGkfqAKJABOH0RtvQPpz1fyi1u2uCxzq/b8x/KZWjV+W5amCROJBttJxJitj3a79yH2kdyqdfHzexDulXiyVrHTRbLtb+7cZbtPUl2suETAW8blA2L3JDDteTa1F6JjxqT13qREICiBeT53/5DehOQBufcx5M55mrayqXLToWYiGIcL4iYI/RwMQDAj0PZfxt/JfqjaL6dXnW2OwZRb81rV0XtIZmIJSVMliW8eMnESSYw7hbC/wBaZ5+5GwO2vtY7BYrM5a/uw4nA9193LmsjuHLX4svuDdG/be88NTo5vJOmLhewlKHHNNGSEexIB0/C/wDLn8ybH+VPXux9Wcm5U235vtMVtWLW6vXb427LeA3LW7SqwtpbbQLNsMyNcUG4wRV+ifQ3pZP409M7n0r6g3u83a3QR5rWLa2bRuobcWChZvGX8Ruu0OqltCyW5x/fF3UbvT7yfcr3FkyS5qvN3DqbBxeQguV7te1ie0m1sFsSY0b9NI6dyva3RjMtOssYK2DOZCXZizfqx/DO59S81/jLlnPvWGpfVPNEvb28rKUa2N1fuXLVnSwDKtmwbVtFIBULjiSa/PX+TdryXYeud/yv02AOSbQWNvbgkhjZ29tXcyW8b3S5eOOEACKpjlbUUcU7rGZRFDJKsMbEyyuYmeOFfzH1JH0AB8CRy049SSyRkQRxmvPXbw9gFbAPeF7S/aj7e/ax7S90dsvcxtT3C+5Dvuf9f928Pszde2Mjj+0G0cn2w2tnKeyLu1MDlc1ksZPi95Ztqwu5cUMrcsLYVq6xRLFBbC8nvcguXE//AMst21pJfEqRd8wBAkIqgW8WckkgiZZUoW23q7/VdH/Rsj/l+kjRp8ZPiJlphY4YQCdddHacdlw0iDr6vlZy0QTpB0VoyGRQ5XRj58gRy442/bvBiExHCtS0UYS3XW2v2i7TvbG7KW6zWcjFU7hbrubryWOjuW46F6HGVIttYWxdowyJUuSJVpTtGzRsVSf5dAxHA7FXa2WvD9XUR2QMo9smriGAAIKEVO1hoY9USKNEVlToCFQCvNQgAVQD8fHXjUsoXOlhIFIlQTQOLxGd3LkocTt7C5bP5SVh00MRSnyFkgkdPqRwBlhRgSNXKoAPHiVFLHy0BPYOnziqzFfqYiKfi/s+70982Ym2luez207G7529FSv7G3F3fyGd2/uXM3J/qZjS2M23MHmpMu+MSmJLVd54iFlVokm/qGLqdjt99y+ym93Yv2+WT/m2hbuaHJGkGbilCTkx0gmACThWDv8AcbLev+yQI+8IMK+pdS8YOk6o/tExmYpRofthfuRftgdvu4vczfneHZ3ebtvX3J2+oR7v7cbsTei7b7eibKw3sV3C293C2Fid0ZPC5LduWx9eN1iyUeJkkFhHjVWJ+df/AC55P6t/ljlnJL2/3Y5r/Hvp23v93uLd5dO9steFizrUamW/at2FdmVHvsiln8gKjOuRyHlG29Pbu9c2W1XbbjdpbtN5Zm08FiNakCMTGooskgFspcVT3gd4d3e1jGbqy+A2jl6dPvz3j27uC/Bsm1BLkO2eN7Vbenxe3rN2tkMc1w7hzGVkgSEqlaUSFooIz6hP5fcy5Ryj/vvcej/Sm2NkLa5Xc2d23YQXbW53u7uWNa7lVRg1sWbd5LBI03puqVLE1ubWxZubotuLNnwScRxhvyknwkYRGmOE5p/ab9wnvzsHb+28DmsBsTeuAw+BwmJx+CyOMk2tk9v4vG4yrSo4ChuDbDV601fCUYI6kL2qNlikKlmY6nj9od4h/dXGt3WeXbxPizmcXYg/U2JbE4k1tbcFbCK4XWFH04AYZAdQ4YDD3VeLY37lvY7PmGtv3bu+e2V5+kS3fok31tlXYgM36hgIq2fgh1Oo68WToefFJmuKTrXw9YIPwwPun7aMgcD4ur8cvlV3O33dbtV3ShEnbjuPszecpA6qGEzlRs3F5lbG3bj1M/XcDxD1VI4EXUYxIB6jgfcY7fnlTlWGMYVJslZ4m9OaKSKQciksbRuvPnqrgMAfu4kg50McaBMOo10OuniNeeh8D8OEeulRdoNdRp8w/n4+WvPTTglAzOVKikkHwXQfHnqNeXCGBwpqT5qoOuq66+J+Hl58EFBxOdMSBSbLSDa/KCOY8NdOevPn4keHBZERTAcaRp8UknPpGv3a6eJGmh4eeunzqrPu479bc9pvY3dXeHO06OYylRocBsPbOQtPSp7s7gZivbk2/hb91P6lLCxrSltX5gVKVK7qpDunF/l20Xe7jy7rFdqi6rjCJCAgHTM+IkgLniZOApMCqNcAkqJjrPAdgPE9QNcInuT7+b972b93B3B7jHJbi3rnbUdrI5WtZsZOt1uZHXH4WKZrUGPxNIMsVWs0YhqQxdKMFUnjS5pzDz1XZbQKmytkhVGAA9mZIzY4k4nE1Q29pg7Xr51bhuzDuHYOoYCq6Qbgr1q8+UyNmK9ZeFzBjaP05SJUUN12riu81qb0z1cykjHkiquh4yUCaSmrhierplSdm1S2XVRmXuXloa1bFU67UaEyCy2NxVhfWvfUTF45clJ/SDSTN0SSxE6Pp0t1BSOJ029q2oYENI93X7emFR+ZcKkSV+3iPZ86L5DfW6ctpVu5/IYyDJmpWtPFaklszY+uDHH9fb9OBIaQhXor166hY1A0HSeKly0zjwqIyHX7MeGNSpurhQq5Pf8Af2VK13u7fv4HBY+zWqmChnttVcTNYhQ2Mdgtteq1OjR6hqoaNpHdvzNJI7fNqp4FEuIDZwkL9v4UZuK0A4phS9t/d8cm262AewKUZ3ftl8ZXyTIYJ6t7IhNw3HVisSynAPJFyGr9XLwGsGoW7hLmfCcpzg6eBwnHuq8xwLJgMO0dIrcF+yB7rty9rPeZU7FZ7cFqPZvfbKZXYWRw+Reb9Pl3bVx1vPdu8/UU6iLJSmuaSzoqpJFbKN8rDpxN2F2m8tbwQpYhHM+Eo5hZ7Q8FeqW66g3F2NF7AkOFYzkr4Se5o7pPbXaaz9PLXw1HP4+B5eR142Vy8WdSmeFYGQ8+Z+HwGnn/AHcvv4Q6hTYxPGsTLyB+/QjzHh9nPhxHGn4Vp6hwKlVcxqeYbXTTxA5keLHn5+XHTkLbJUEzFcsB4QYmleDBwk6NHzGmugYMAW8OkdSsAdP7HgVLDvosWMNlStXw0Y5mP5deTMnh8o00+3TmPLgWljjUgEjD6aVocVGDp6YI18enQnl4gdP5SOf+/hj9OGdMZGVKNfHqeRTQaeDfDw0IUr832dXhw8YYZiiSA2IpXioKmhGgIYaaaA9QHmdNdTpr9h/mBfgBRwoMrFKkNJOnloTqSSCNdAABqNCfAaE8tfv4cOfZRlVI8OJpVhrx6r8oBBOp/KvUQFPiNDqFH3ePnwLA++ihWEjBqVIIVBAZfA8hy10+A08dTw0yPDnRKTkaVYIlAX5fAka+QA18NSdB/HU8MVzpwOzGl+pGNV0HP5l11A005EaAcyOevhpxFOnOpc4PGqX/ALlHfJ+wXs27m53G3TR3Pvw47tFtSaJyltLm+1twZ21SCMrmeltClkCCvNWcEakaccl6w3F7/S/2W31B9zcCMQYItjxOQe0AL1+KBE1tcitLc5gruAUt+KInH8vxxx6q488vmHq0aNNJwkll1sTdUnUvo9Mk3oSAv/8ALrwAHw0McZ+zjgGa419bYkwJOZ+/j9lehghRrPH40+9pd18xh0sR4+y8FZLi0zCWVox9PGZ7TmN9AdPVUHUH51D/AOUcdBZ5pudsiqhEf09k1CNtYvXNbzM1aPavezE2sbjK+4K0d6wkqwRSRloHijdMRL67OgMkzfU2z8zfMWHmo140dvv9hvzo3iDzJjLKYxy6zUj2txZkbdj3fZ8KsxVyWyIMnjYI9wNDRp49JXhlhBuepFSmrCtXOvpet1xOFYFgWdfjxnNyPk926dNyLY4cfZ7cq3F5vv7NkI6frRgT06u6pf2vvbGU5JaVfLuZLGSylKLRSpZsNiBZzXVoxXQ1riso15yFtDy4p7j03s73hV/FGGPVnV2zzzcKNTLGP2YV9Y33j6dinVsTFFuZOhWqXar9PQgq1jHIgHzGPqto4B1aMnUaeHGXtuS7SWs3WzaAa0LvNb6qGXE6ZpE7jbxsVIatH6pJrda3AlKwSWKwp+qZb5OkKOkuqk66/M38Ku39PG1zDSMUKme49tS3ucG5shdOFyRE/KnRgczmdzb0xm2NswSXszvHdO3cXBQoeqZLuUu5qxP6aoAdBXS16gAP/LhBI5a8TbTZu27tbO2JuM8QOw4n2AdwGNTXdwhtPu7hC2UTUWOUASa6bqfafuBtHamItdm+5Wbr7moYbGV8p2/35NW3D243degqxjI4qGvdX1sBbsSB0r2K0iq2ig+II9QZQnhtybaiADjIAgdvd8q8E3G7G5vvduKoVmJwEEST9nCoSyvfCevcwNCXZGY2RvmDeYr3NodZNSxlaOCzz5qviqrR/VzsmKaaZliHV6ahmUrzKQlp0A/QSewSonsglROAkgZkSIQAFmIZeurR7F7mb67mY+rU3B2zz+NvY23+nNu63BDSjtCvVdIqPox9b5Gu8MCSLL1KIR1En5ukkjFTrbAY1WuW0iQRq6qcclsAMdfMg8uY01GngTqDxZGNVSDBpJs5AAHTw0PLUa/x058OJmONNqjAimzeygHVqx/2fefuPEirjBodeMAUzruXOuvVoPjy5EHTl8TxIgANOZJwOFI8mep1o57eRyFXF42lXtX8plLsyQUcTi6NeW5ksrfsOVjgpY2hBJPM7EKkcZJOg4NmSyjXLuFtRJPUBxotBdgiYsTAHWTlXCf70/crk/dt7o9+d3nsWn2xls9JhO2uNmllUYvtNsvJwUtjY6CNh/00uYxlR8paQJqchlJi3iTxxwPn7h9041NcacYlREKoOkGAABB7eJrsrSLZ21vbrmoxjJjxJxiSfhHVTC2fkM3TsRSUIDad5h1qksNOENJJI6Rw27Nd4ZZEIZeoHk3IHgnQkaYxn2VpWXIEjqq2+1u6m3setSrnp3rVrMaxzvNN6orTkmI+rIkMsJRl5M6kBXGoJ5Hik1o6mB+uMP61rLugsaqnDO7px+08Zcz8uf8A9P4iDHvbyOTXINj69rCmL6qO/Fex8sKCRK2vRZJUp+cNyK8VF2/nLgCbmURj3RVt9x5KG5q0oOMxAjEzWqvvZ3IzHfftLR7h4TceSzuU7I3DjM3YtvCm8NybKvJA1PfF3K1Y1yUlrA3qschV3Zo4ZZp1Cgnq3dvtRsr623WBcEDsPFfbx7TFcnvt+/Mdk25suWNgyf7mWcGHHDPuk1Y/2wdxdx7gobU3/tjJzV+4e2M1UnfHY6wYKeMvULNW3lclbtRF57m2t21Yl+rpxJqUndVKMscq53OuXpdsXNsZ8u4COHhnOO48I7K0+UbxryJfMeehEieI+/M411d+3/eXeXvv2fwWS7Bd4Nq9o9+1rIsbm3JuTZc+/dq5KrBC8E2zchtWWzJFg3fLkWYJ6xnnqQxtEVkWQdHO+hbe/s7i9styzrtrK+Ij85JGmJ8OUkkROXVEvro7J9va3FlVa859ogHViPFEwMZ++VJt2/ucdvAJM1239sHuUxUQ1sSdtd43e2m7pUTk30uJ3vHsPDS2HHPoQ2WJ+VQ3n6aLJClkuqzTkykEjDiuEntgDia80DKTDIwnqMgewwSPj9hEfuHbE2lfpYX3I9pe8/tdzV3pjjn7lbWtz7Ps2CxTpx28Ep4qnkYmbTQ1Eua6jTXx4M274TzSvg/wnVEZzGOGPDtypAW2JCuJHA4H44fGrFS+4nsw2ycp3Dody9p5zamIr1bF21hMrBbyJbIWIaeMpw4OT0cz9flLtiOGuj1165HHPTUi5yzYbvm++t8t2C69zdaB1DiWY8FUAkk8BVLmG+2vK9lc5jvm0bS2uonMngAo/MzEhQBxNUhs7/o5/c/cLuJvzMUMfEtexansTXAlHYOzcHQsXIIBcnVFpNj6cTWLLxgFnVyfmZlb3G/y7b+neQ2tnYw29pdTsQB5twkBmI4gmFUE4CB1GvF031/1Bz27u7gBvuwVEBnykH0rPAxLMRxkmtV3bH3b5rvR7je+fuqu7w2R262f7eeymcw3Z7bvcDbdzdOz995buA0W1buzdy7WszSS5TLe4DaO3criso6NFYjXIwR1zXZI3i8I5/zm/s+abPZcsZzzHfb5VDIs+XEHzCox0W5EnqzIJr2M7ba8t9Hc49SczVP9N5Hyx7xRrip59w+C3tlZ8Dd3L/p21z1NIBCkVVB+8O3Nx5s43N4JcDRyc13MVNttZfMxbawN+W5Zwu2rF++Hs5S9jsbYVTJKTNIoUyN6nVx9MW9qqtpZg13QJYCAW/MQBkCZgDKvmjb80vXrFvcbi0bDuoY29Rby9QnRqIBbTlJAJ4gGRRL3IZztxhOzWC3ZmLmR7gVNubjxOO2bsSHuvntpV4rl2rlbeUj25DPfnqYe7UxUdloqyxRxWXJVyvMjkOfem+Q8zQbXmnLk3yXLom2EBduBZSVYF1GI1CJiSBjXonpn1LzvZTuNjvTtktWzDM8KM4UmRCkkzBnOAYiodwuze+GI2Xie9exd87Q3bRo41X2t2C3RvC/kN8ZipmJqGSl2HlsHBszbkuNyyYKaS9iNxw5C4krx/Symb1GZec51/BP8XejbG63Xp66u35vu0S+tvdeUz31/MmlEcWWUl9KhhblSDEhq9A5b/K/r/n7bdOZ/qcuss1r9Brii2YBBJYqbgaB4oLQREyQLrdpsBhu8Paba/eLN3tqe36h3GyWa292k2R3j2zuvOdy+5u5dpbhqbW3lmdr7N2fXs5K72I2TuuZMZmu4kgiwtK68leKGzbqXK0Plyq+3ueVeZ126NEqOrGVErgoxMHhAkg13Cbw7hPMUTKknUccsQZnUfkCNUAiaX779hXu57Hdhsl3p3nU7abh2ztXNZNO4eG7aboyW49wbFlnvX8puHJ5qGTb2Owk2LwmRsTRXGr23kjZTLHHLXHrcZXKfW3J+Ycx/0zbO7XyzoHYeAujadJaZDkiQGAJAwr031V/A3r3016cHqTcWrFzartU3T27TE3E27qH84BlUXLaqwZmtFgoknIgULyG/67xqUkDTTDTlIvUvWS5HQwUdfSmoOuvTqPDjsdAJk4R09teFNdJWEE4e7vpzdr8om4MjPjqtOSxf6JLT1aVYzWZYUk6GsS168bTyKWlGrMNNW+3TiZLLF1FoFic4k/LhQedoUg59pH21tD7Lexj3Kd3sNFmtp9schi8bkq8f6Fld8WF2TWyj2rc+Or38ec9DX0xyW68ulmz9PVIhYiQrz4mHLrbI+4uBVtoCYbNoEkAAE9QmIoTuCsIsl2IyiBJ4mY68Jrtay/7QHtRynbvZG1tq3N3dudzbT2PtfbNvd2yc1HlcRuTL4LBU8de3Bntn7pXI4w2crkIZZ5jQlxbSM5Y8yScCztb62Em7N3QJDjUMcWggq4xyxZRkBERofuPHBE2wSBGHd1jD39tc9Xun7XbP9t/uFte3vEdzcX7gt3423Bir2F7b4qTBZytua9U/VaHbrIrncpJt6vvg4YNfyCxZZ6GDpKZcjYqgacaKbC9s9g3MuaBdvtDBDAs8hmCqQoTXiYgFZIIIlTNVbvMbFzcDa7TU+5g+HAY9UzpmJOYjiBhVTJO+3c3dMk/bzAb13J2eo5arao4btd7WPo23zPkZkFatFvzvpYxeZzWYz8lxhrT29Viq+r1Is8w1bjRPkbRgPK1ohxJhTImOwDrmSaqEXimu7c0OclXGOuTGJ7gAM5NNH2xewXvpV7obdynuZ91/cftlvOpugSYXJbN3Dnd0by2LuyBDktn7y7ubgnyt3B9uahz8dRDSyNpcw80hjepVrFra4e99S+n9nvV2e+VbyXiqXUUwwttgYYfQQMiwHiiMMaPZ8m5rvLbbi25VkGpCRqlhiMCcce/jXSZ7wO9u9L/ZOh7bt4dysnH3O7/Xm7R7pXaO2Nr7eyV2hi9tLujuRkjiLlHMS0NtbrxtVVppDOWke2kCWtVlPHzH/wCW/wDJPqX+Jv4pu809Nuh3+7vLa1EHVc2LoybhrUHUWLXLNm7Da7a3H4jGa/cG72p/bi2biMPOVhOkASfDIEnAoThGImtTcXaCTBdpJOxmMqfoe2pszureeDytvMZbP5XG773BhsLA17dOQyUyY7LYe1W25WpTGlTxX6fFYmlr9cSyV5Pyx/iP+cdnt/5h5b6p51YXe7S5u9jYewQqWlVLr203G3tGUtblGvtdNxzce6LaW2dDDjL2t++u5DXAmm4QMJ1CYABYnFRxEDMnsrX5XtrYhjlRegSxJKqMY2aP1FDBS2oRiNdNddAfDTj95rtopea0TLIxX3GCfbFdMgCjCjPSGZV6F/M2uoUAaglAC3MHpU6cySTxEELjDOkxZGyoRKcBlgmEa+vGY5IbSOUtVm0JX0p4ys1dhpqekqddOfETW1gmBHV104JER9WdWR2F7r/ch2xSGttnuxua7iq+qQ4Deb19+YBYlKt6UdfdKX7VUKvILXsQHly004hFgiShKsRwy9gMgduFSaic4Pz9+BNXL2L+6Vmq4iq91u0WNy6L0ibOdtszJg7xUaKZpds7mbJ42Z/E9MeRrKfADhFb9vPS+HapnvxHVwomFuPATPGcQPl8audsT3z+13fywQDuQmxcpMUjGI7n4uxtCRZ36VWKPNsb205g2ugYZAA/AcEXjBwVw6sPeJyodB7KtXSeplqEOWw9yjmsROoevl8Ncq5fE2EYBleHJ46W1RlUjmOmQ668EpDYqQR2H7qEgjMVi0OuvLTTyAHI6jXw5nUcSYD6aCOByoq9YHyPidNdQRrz8CPIcFq99KKLmkDy0108OXgDy+GmvAnrpVrs/c19oe+fdv7eaW0u3G49p7f3R2+3Lke4kUG84rCYnP0YNnZ3C5PF1srCsyYPLpRyLywTzRSQMy9DmMN1jR5dftpr214sovaQGGQKtPijHSZxIkiMjU9oG7/0yjxXGUDvkgD2z8uFcKXc7sV3c27tPP5fcuJxO1sJg5aVO1FThi/VMq1/K1MdHHK1V5I1rJayEfWQ2gDfL1atph2+f7K7u/2G3cXLrHMTEd5xx7q2N56L5tsNjd5huk8u1ZEkSCSSQMhgACc599VITGLRIRrLyY+G5etiNgiyC4iwVB9QUbmkUADEnUAkAAEEt07WrZQMRmB19+FcWbmpo66VKeXqRSSSvFAbElhei1K0jPCYlCNEkKBVdmQmMM3yBQ5Kl2BUQFA0WyAtQXSzERl199Y5XLpRv3BYiSSzBVPp10fVI4wImqmB0PRJPIGOvTy9PQ/YCutauKGWC/A5dnHLL7KmVfLb/DQ4vYfJQ21W5J0VbMN+KKWTrjZZQrRTK4Hj6bsnMaB008NdYfOLMFvJpY4THDtogmEzJz6Y0sUNwSvRp3rEaF8Nma9gIjemrxxSxpqQiMY2Ya/Kq9IOmh14qPaW5fazbwWDj076upcPkAQdc9Pkavj7LLIyvvG9nVvB5c4nMP7oO1IGUWkjpVeHdGMrejKA4ltrZozaKHk5+ofykc+d5uqnZsHEgFYHUdQg+w4+yqvNG/8A2bc0wLoKYxl4198ZkdWFfo3W5FW1Z5dI+pnKjlqF9RyNfuB418sczWkT4iO2ivreI8NOX36c+eo8NOBU8TSoMy+P3ePjprqBpy4KcY4UJINayErrpppprqAdeeunIAnXmBy0HHR45mucGKwM6PRxcidDyYdRKqB1MNWJZddNT8PHTgdQDQeNMq4Y5UdihC8/yaBerXny1JIGnkefPhXPFAWjCtOFKCKNAw056E8tCQPAjxB5Dn8eBGek5UXCRnR1EXQg/MQfLly05aaDmQPx4cEk4GBSUEnto7Eo0000AAbmF01Ph8fhz+3gBOqKKJHdR6HkATy1APkGAPP+PLhyRkMYqS2Oqj0fLUAAk8wDz1PLzJ5AD7OHYiBNJfCxHGlGJ9CPAHq1+A5+A1J5a6eOvEQgHDEVJJmTlSjC2mg1Oh59IAII1PPy00+zhi0nPGjilqswAHifDT4f5teehPLx4jkmjUg51o+/fbxe5sr229rzUxM2zafdPe53L6Zf0Ys1PtDHy4GayVYIh/TKOSSFjqdWfpGuvHA+q9X+qbW40+Wu3vx1atVon4R7jXQ8gANy4oifCZ4xJw7q5ltz5f6zOrUh0LiMj0j0BIqMKCT1yq6/1ZjBGg1AHpKdfEcYGytqGbc3MQ3HtGXTtwrstw+sC0pxAy7KV8LN0xxSHVqyR5SefrbSKWGIM782CsgZkSNmB0DOWHLnxBfDasM5wq5tl0rgcAKemy8tNkJqCvI3r2stYhdSp6v08CjbtyTKdI1hENUxl9AwLHU+HFa9uDa8S4HETwzyq9tf1W0kYjp9tTcd3TT5+SKvaPRHjXjgQ/MzinSvTvMWJ6pn1eLU6n8+gI1HBbdyttr7kgEiPw+fZNXnGu8tsCegqyO2r2Ul3ga7WbEz43be8NwSeqxIW9nJ49uY9V1AAHVCjJqNGLkjXjSs328w6ThbtyTPEkj5CaT2sfKYfUeHUKe27Mn05bEIpJrU8wKSSKVDTDHCKgk/Ww6A72aZaQ6eI08Ryqi+GKMv1Sf/AFcasNaYMcMBGHdS/n1y25t27V2thaqWMhmLcVKlBcsRUwpt2ZpVneexLFHTx9bGxSvNIWCxQRyO2g41RumtLduAqEUHvyyPbPCore1u7u7asW1lnfuGPE9gGJreZ7Bu0XazaNy5vHF5uLuN3Bw8S0YN2U4RNs+g24cPSyVu929l1ksZF5qF18bNftLBbikqzxRwQwyJLY0eU7H9mg3bBju7yGSwgqAcQBwDYEnMjDDEVietN5vEvHk8oOXpBBUz5sQZJPAE4KMMiSTgNvuFykduhKJeu3SkRq+SqVCbEdaCTWKSS3ZRQKE6g9UQBLh9NFJ431OodhFec3U0mTUE9zaI2jv3t9ufunDRycu0s3k5O1nc+plK2KzWVn3LszPbMGw+5+LyM9es80GH3BLZqW3SN3aqgeZVTpMtq/5AuBI829aNth/cutLk5/UrW1PzoBaW5DY+Ez3GCuBjiCRVitrZHuplqlRa+A2/gMDXr+nWtpuGnk5Z6Z163WahIKUCTg6yydTs7eBIPEbYCXypQoEKDPbRDdKipYSxHJDIkyL9Q1Ykwx3QP6np9QR/SmCllLKvWwcgaaay2mnw8arXlZQGGVR1dyQAOrDQ/N5czz5aeGmnw04trHtqEEcc6YuRy/Nh1+BJ01HLU6DXwB4lCiRQnEzxpk3svodDIdSdD83LUnly1HPiZbck9VM7YDrrSx+8l7srPa/s1gfb9tLMfR7v77pcn3qas/o5DH9nsXMKNuh6iMJKy7/3IPo3BI9bHY+5Hr0yHXA51fN67b2CToHjuQf+BD3nxEcQoGRrb5NYXxbq6AY8KT1/mYdwwHaT1Vy1QzFMpQR5CqLDlIlYyoS0npI0cbPL1AIiagAHoI/jxTRWRZCiThW0D4wQfDUpYjcGSxprSVBHrFNDbjFmBbUDvGDrXnqyM0ctaZCA69WjLpoAeI2RmwkaZ+6rdm6R9InGrB4DvvPRjmjyuKxu3cNPAseTn2LjqWN3JCGSPpsYqfLUM9E04I6fTeJupGI6kOhFd9sOBMD499Xv9RwGsKFGcCD7M+HTCmDuo2+4m1szjcXZ39unZUpy16XCd2BgaeeipwY+56UcGSwWSlxmZxb3GiuVj6YnXQwNH4Op2FG2ZLjsJB4ZRjEyMxx4VU3lwb3bsqa2slSdL4ZdoP0nPr4VTTstmsr2oy2WxCNRysbU/wBF3Psy68VPIXVaqslKWvUtTrBPXy1KSNGjkdSY5JIzqwAO3vBa3trzbUkYlSO+Dj1Th8q53lT3divl3cZADKc8RnHTA9VPDsnlr+0d9Z/B7IyksmKytZ7mGhvQvI1HFK0lzDXpAlmjagmo1JZcdkJI2eWGNJHKP6JHFfd2l3G3VgYK8evgRP8AWrfLr1zb7l7dr/KbEDqHDjwyPyrps/Ys9yuc3b3R3v2szOVw64zdOydzbgsbYhsVrGRp9w+3t/DjIZupB65u4/D5TaVsrJKgarekSCQHqQE1uWbT9vcuiPAQGmM+GfGJ9gqXnW5G72Vu9I8y3c0kTlM8OqQMePdXStbkjTrkineuqKzyOZF9FVHi0juVVEA8WJA41fKkgJOo4Die6ONcybhUanjSMyeHtqtfcP3Tdp9lYrMYvL7pw+965M2OyG0cAINz1chdEHqfo+ZieOxtvqdHUyRWS5CN+RvA9Zyj0Z6n5ldQJt3sWmx8y7KACYJCnxn/AIYPXXM809Yem+XWnZtwl28p+i1FwlswJEoPa0jqrVnlsRtTLZXL722jsPbPaWTdBiEu1+2O1k7V4T9OqtOZMtdenDFauWHjmImmxcWNhssEaVZGWML7t6c9Ocs9P2Ws2V8y+Y8y40O7sPpUKIVVBJhTqOJxzNeJc/8AUXNPUN4NcJsbUA6LayihTmzPGtiVwJUqMBhkKqZ75e4NLBe3zsvsjEbjy1e53f3L3Itb2oWEopTzHbDttd2xj9ixVrkUjZM181u2zfnyizfJbFSmiEJFMJPP/X/Md1vuaPyawum1Y0EkFp8x0DEEYDwghQDkSxOJEek/x/yjb7bk6c5vMSdwXCyB9FtioIJxhiCScCcBkMa3+0rt12j7t4/eW2e8+/Z+2fYnErXyfdLdmA3pHgN/XN0brxOe232wx2zMZh9q7/3jlJ8HRxOUyFiSlhL0dOGy7TCNZVZud9N+kOc829SWeRcn2u43nPru2u3rdu0gkJZ0m4Wuu1tEUAjwm4C7lAqk5ef/AMlcwHPvVe0tc2vra/jXkLWtzvluXAtq5vL63l2LNaCPc3DW2UaLaKwRfPdyojVH24vb1syfuXuyj2a7tbi7rdrtr7vzu3tib8zWHrbW3fnds4jISY3HXt2YGKGCxQuvNRnSvO1LFtkaUcdsVKwnMEXSepuc+tPSV63y7nXLLmx3z2ldRf8AFqQiCylTpMH6gGYoTDAGu05B6b9Jeots+/5Vv03uz8wqTZ8OlpJCtqGoEDiVAbErhkxPfHsuXtZ7ctsPj50bI7o7obfxt2nkKsOXizOLw2Jy+Vngs0rte3FLHUtmCRdEQqJGClS5DYnpq9vfVXOW22+u3DbWyzeBigQsYBXSc4kSZyFb/Pdhy/0xyVL2xs2gzXQp1gOXCqzANOESB1Znrxl79r3uFge9He7a/a3L+3v2zdtdv4bt/wB1d9dyu++B2t3Ctdy9v7L2fsaxHn7uz627O6Gb7fbT3H9Pl0NWahgork2RnhEckeoI6v1p/HXL/Tfpy96oTfb+/v8ARbtIt02WQG6dBJIsqz+DUfE06hM5isr0v6yu+oec2uUDZbSxtrbO7tbF0GFR3XSDeZVIdQDpULpMRIqSP3Huy2/vcNNvT3ebb7cbs2mnaTF7M29sLN4SnmKG0O0Xb3Hx3sf2L7UQ5VEirVNrvSxU1eN4ga2Uyk1yzKXtXHaXwxES/bO0uDRZZYPWJlQ2MSZnjwwr1mzNnd299ZIa/bMgHIgEMynvwmQRjjNEfcd3y7/7s7n94vb523pbnvYf3V4PZW8ttbZ2hsHdnc3uBm9q+5/tDsfutkdvbJwe1zXgmnhm33fxStG5ngStI5VdQ44zZ/x7y8c9t+odbDUy3lRQIa9HiYY5eYGMYRAmcSfqHnv/AJQ843H8Qr/GtnlyLvhy1dhc3twlo24U2SttQA3mPZCrrclQSxVSQI25/tm/sK43AdnY93e6T26bU/1XveS3itydtvcRtTC5Hf0m0JdyZdP1E0Ysx3Ii7dGTbEWPkxNCjNQzIuxz2r0yetHBB6ztNy+38SEhxqAJCspDJpIKyRkSDj9lfHCJbuWcUIDAHGVYENM58SBW43tB+117Kvbv3Ewm4+zvYHZfavMY57bDJ9s9q5HG7o21dqxJLXo5TvBT3Ad2ZCLJ4xUK4iYrSnncGyrMEBqbneXkQbfbW1Z1cyVUFRKkDAjDP2GJ4Vb220sM7XmbQpQZmGbHHj8uE1sLyuwMdlrM9tYo/pLi1bNpjRaTJy3EDM1q9byLS4iWaLQRqkmPswtEhAAOrGK0pCLc1XFcrnrMjugxHs44g0dy4o1W4Rkn+0QfhPxpzYq9k7Mx2zuZUs30pRWIHTrgxO6NvVT9IqpWZpbFG1SewlfIUvVcRh45Y2aGRQjOXI0FiJBCOAJHWIIK6hmMNLDEAeJRGFUAvbUcJU9fXOcHKcxkeBPKn7/f2fdtdtclvDvx2i799090vs/d1rdPc/bnc2Ha0t+IdwblrMbjze29+bdq4aQV/wDUGeiqZf8AVaMjmjaMrThYHDdzYv2Ob7Xy9zbKb029SQwZHCnFdBUaCFXUmksIUqFB01yu82j7S6d1afUgaWkQwnjqEzJMMWAzxJob2qdjsNc2Bmdq9v6GX7edw5W+uu7ow1R8Xvnc22hbiWLHjOXYZdybWxGW/WRjcwuMaqILUVWeedqMtuNPOfV21312zc221v8Al3Lo/TgxpIgkGPpDwRrBmGmIB1bvId5tLtyblty1o+IkZg/2zmVnFQMCO3C90Haftj2U7bvle72X2Z2n7b/plixlsfnbdCG9Zx5VZLJydIyRxkX1aVHladBXkIaVxzU8DyT0ju9y07gFdRMiZYk8XbEeyS1djuecWdsmjbEaVxDHADuBx+EVqK73/umdpO9vcXYezMF2j3H2v7B9nLNDKbC705erltxe4PcWZ23GkWysjsDIYvO3MF2+2DC8MN6TIZn/AFE+XxzMkdfSz6i+W/8Ak7c5jvP4p3v8cejeW8v536ivuFUby4bdjl+kHXuLLlku3L7KBaCJdtK2vzLjHywp819U3/UdpE5r6d2Q3HMWddRe55Iew+JOkA+YDgUUwIJIIyLc9yXvOob92vt3bnbNMhWxe66N+Tdm922vFtifMUIJreHyG3MVTkWu2Na7KpkuS1qmPWWpIiV/6EzDj4i/8Lv/ABntp/InMPW/8m7Hlw3nIntrtNjbc3kG8crdt728A7WP+nCnyba6gLxDkBrK1rcv2+/Ui7zDa2tvqXUoW693EjEQyqEicvEccIGdI6mWjcAgkeR0YHQaj5SnkrBR9/lx+uKWmNwwcc8evvrZRwc+FL8OT1AAIGnSeeoXTX5fA6jX/iIPPnw5swh8Unsohck8M6VIL/j0tofDUDw5gqDyAZmK89fH4cUnGIU41IQDRpbIAHMEMgB5eA61Q6chq3X5a+HPlwStpBnMUwCAyOuhvXjfQEFl0YsNQCG5ActSy9WnMDkOfnwCl2BY5zTkrr7TQLlJVPIPr1Aq4BjZdCWDL4Nr4D48OFB7xT+JgeoUs7U3bvDYGQXKbD3bujZGQDK7W9o5/KbeLuG61axFjLNatcBZBqJo5FI8QRwvItOCrZsMxgfYRjTISuBy6ddXJ2J+477lNo/T19z2dod1aEYVZBu7ALis+8Knn07n2hJhpXmkA/Paq2jqdTrwDLdRiqsY4asfuPxpDSI1LPXHQjp21dTYf7nvZnOLBX7jbM3x22vOQJb2Mjrdw9sqwA65Wnxa4vclWEa+Bx0zKB4nThma4syuHZ0GXGi8sHI49uFXd7fd4+0HdaJX7bdztk7xlYBv0zF52rBn4tf8tjbOTNDcMEg8w1UHUcGL1siJ8XUcD8YoNLcRTF92WT3Bgvbj3xk2rYmx+917eZyvtLlVjnl3NMsK4rHtBfMaWYMhIDDYgXpnnqvIkJEpQjQ5Rt+W77mdnY853a7Hlt7WjXzjoJtXPLCgkAu9wJbtydId1LeEGrmxPMbG5Tecr2zbvdbd0ueWv9quuu42cJaUm6xjJYGJFcjO8N54Xuvh85tPP7bh2hlsslmjncK9qLcWB+vq2vSsJjc4p6YLFPJ1vkSysUoKq0ZkUqx8WvbDeck3huag72XIJWQQRmGHtOUg19HWd5tvUOzaxftMj3VIYESpnCVPxgwRWlv3Ddj949mLgtX60eX21mrU5we46kU8tcdaj1cfkUSPohnMKrodUOqgjUqePVvT/qDac4s6S0X0HiXD3jrE/dXg/qz0TvOQ3TuFBfYuTpaMv8LdRAjv4VVmy8V2MaS+i6RKJk6HQlekAy6Hq0YEHXxVtNQdeR29KrPl5nLp864V00LpPCsIRNcWH1ZIb/oqyBo5I9LMKaqqqjrK0M6aH5TqrfjrxAgKyCD31IMVEYmjEFKyZjJVgmhhctFI/pBkjUdDWK1mu5ZNfVGpGoYHXTXiU3ENuCZYUKrdQ5GlFZbSRyQrGyxmAQ2FMEvSySskkbx/mZk1CupX8vSPmKnivZUayxB1DLOp9TgDEac63E/sr9qoe7H7ifYHB5BRewvbKzf70ZV0iSWH6zt3ty/mKFWYv+Sk24LNISBvmWQ6aeB4xeZKDct7ZwD59zEdi+P/AOGMeuq25ZrrWdsVDJcvDV/sr4yc/wDDHtOFd/skzkuzHrZtW1OupPInmdSdSeLscTWvMnGgPqQp0bVdfNgdBp5HUac/PgiuE0AbGO2g2sA66FfHwB8Broft/jxHBmKIRE1rkV1Hy6Ek/MoHLQnUAN8SeOkkx2VzbNjAFGo5GGg00J15nwAI58iOZ5nT7eBhWMjIU86cKNq3JNTyZiNCddF+bQjpUa8x9n4cP9JJGVPGIjjR1W5keIAGnUNCdQDroQD48vs4GfzcaczqiKNxsNU0OmoBKj5iF05a6afDiTDSTxo9IY4HCjiuF011A5efM/L1A/Zr9vlxGJYzFGQFwo0jjX7Py6HxIII11I+zmOHkDuolULkcaPRPzOhJPmeZHLwOgOg14AkEwcqIAA450eik+BJ10BHLTTmdV8OevAlh7KdQSTSjFJyHMAeX2HXp6SCNQRof7uIhpLaoqVSR3Us15wCOf3fDl489QPs58ADqxGVGRGIqtHvj7YjvF7S+9u0q2N/U9wY/Z97e2zYY4mntQ7v2bG+XxktNUBdbM9ZLFfRebpOyaEHjmPVu3a/yS7dtgtesw6xnCkax3FCwPZWryW+dtzC2xMITpPVBwx+Htrg9rSWL1n03kLWMjlnitsBIsyUqks6SwrIoLSPM6KdPE818jxyyYbUaf8rTI7Jy+ddWpZr0yZ1fCnJbz9RIPpK6oUtLJjJZIlUxMydU92FCXAKIkkcIVVCs8jHUgACh5VxmhpjTWz51vRpT3/OnntqxJXsJeknaGSfGTSK0i+m9XHJYhs5mwyhIlQzWzDQh/KGUSnT5dOKe6MKbZhiWxPx+M1f2QIbXMYdPjhUtdu5YclnUe43p16dJbd+URdKQY+a+mTsmf5/znEYl5NAdOpwNNCBw19jZs21U+FiPh8fnia1dqFu3WuEwAPZj0+2rwds7NaxV3Zv248b28tdx1TH0plSNRRw4jOLqxu4CpDPnIJrUyqHUQ4uTXQuvFjzlbYhbZ8ZY6p4gZR3Dsz41YtWWW8bjzBEDq6TToSSrnM3tyGBWuQ4+PF1YYFfWe1nsrbksa+kpBLRxGeaTU9KNKi8+rQ0juRZtKyDxloHun+laW32t3dboWkElhA7ScBWy/I+w9sLtxPcRhPdH3K7SdzMJt6AVcDs7YHZvd20qFTIWK2Nhxxh7o7ZzhsSenbWGaYywLK7kdIUAcbG13TcuOp9ta3LXnGrUWBAPAHhjxicIkCTXbbb0BuOYcxtbfbcw3GzvQQXRLTrMExpdSTgDjMcYrYf7eb7ba7a7d2tunduX7l9xcfk8hf3L3Th2niNlw7vo5KaR8fStYDaePx20abYXERVayLj+qJDA0jEmUjjo7e8O9vHc2rYs7TSoVdRaIGMFsTJkk9oHCvOf5A5VyXlGzs7Ib23vfU9t2F110AkFmnzFSVQqAiqggyGwzq7eBzWVwNzHZzCWY8Yspia3PbvuyzKSSQaNeE0ash05SCIzdfNZAQDxqbc6SVP0/OvHLyi5gc56d9Uf/dDxez5I/bRawu1dz7iO7LPdq5uqtS3ZHSF1aNbYy46nHZy+QHrZSOTKWZ68zRzyGJ5PU8QeEFQ80FvR+n+2J1ZQdYAXCcQJJ4HCc6gDFbBZmIIugZT+UmeHEfOKovs/fXYfajVMfuGt7vO308XSY5a++ZRh68i9LFoo8fezNC1FExBH9CMMAPlHFm4UV/MUTp9s0lLcWknsraN2C747I3rUi2Ri+6Gb3rFdgP8Apy9vfF4vA5+jkKsfrVsXkLNN6/6ylnp9ETSV4nV2HMjXh1fS/mR7u37eqhvWme1pB6CpMymWKB1YspBIZW6laNgSrIRzKspGhHx41EUHGstoGFR1k8w3Ufm0BLH4k/iCPM+PBhAuPGowza6ZdvMRa6zWY60CBpbNqd1jgqVoo2ls27EpbpSCrArSSE6BVUkkDXgrjhLZe4QttQST2CSaISxgYsT864pveZ3rb3G+4TuT3gvWlajuDKHCducTYsIsWF7ZbTD4HZg1miR47OQoVTkZkOh+rvyk+A45GzefcBtw58V1pGJgL+UZLHhiZ499dqu3Tb2ktg+JVg8JObTieMx7qq/jZCmXpyySIY/+qgj6yvUzSULRXUqCvpsARppzA58jzd2ZiVJmOn21GqRcHBMacn6x6UCSQ+m8Usk1ZpIUiEQmrKT6QRS3pusa8ioAI01OoJ4NbRALRhUpukCVOFK2IsR5WrYluQmbGpHLSyVaC/eoWXjnRHryiWia0v0MrDociZeXI+OnBFSywpAQ1IoRyJxFWVpZmttvY1g1GxuRrz4W1QwCQ2sat/L5xccyxYinTktWblmtMZx9RZZPSrRqzMvW6yBJt2vutlYnJv8ACOJPs9/Cpr+5t7TavdMZHSOJMZDpAjGgvcP2+2l3h7S9sd2bL2tvPIe4bb9Wzjty1sFjYpxl8fWpNHj0v01iWTNSzmpFHHPXcPXLFZI3ZlYV+WbPe8s5huNolsnl1wAhpnGZ8I/LmdU58Ky+YbzZcy2Vm+X08yUQ2GQAjEnPIRGIyqEO0Hs775d29/8Abzbj46r7fN23sZn8tjx7gcHuvZh3hjcOUzOcj7eYm5gFbf2bx0UdyxLjYrFdrEEknz+mJGXvPTnpu9zrdXdk1+1YClS2sNrZTmUQCWIGJxEAgkwDXFeoPUo5JtF3lqy966QwAUgDUMgzHBQTPAkwQBNb2/Zz2V2R7EN2wd3e2uG3/wB+u40eKzvbzI5HC7W9FsFT3lNQrJV212uoJdz+eqzQ46GrTZ8rbuxRf0QjvpJx6yn8Y+n9js3t7u/dNwqG8xnW2FUQxGAIABGJYkx7a8qu/wAp+od5dVdltrIs6gpQK7sXkhTjBPYABiIir5b676e5ruXiJ8tgO3HeHLY6GSeP/SMnZfuL2/misdIH0eSxu5dsY0y24V6tH67EXzA+roQBNYteg/Stg3rV6y25gYi4L1w8TpImP/T1ddUb971z6pu+S9m6NqScChtWxH94MEn/AIs86gig/e+7foX7Xa+1gN03JK1Wnb3ftXd8GQx0M04gipU6+T2vjtrYhgWKS3C9h4gpf6g6ajnt/wDyttLBNvlu0vOpOBuGFbtJEucpiQOECuh5d/GG6uxc3+6soNOIQeMdQXV4B1TBPGaafvg2d3J7d+3fcm8JMOmB3z3MzewO0+y8ptibM3ctld0dzdz1sJjpMbvalkLaVctHjq16arG71WBiMkQ1UE8ba9e+sPVXONt6b2V+3Yubm8LK27do2wxukLi5DtiSBIYEdgy6/cehvSnprk97nl6xcvXrNsuWuXBcZdHiMKCqmACcQRWtz3e7X76vvHa/av3oXb3afvv292vmNp9q+8+SpR2+yfdfbiZi9nVi7hTbVxiilk5szkXD75wlaxIvqIm4sSNHy8fRc99O+oPQvNSnPF83ld5i1vdozXFvBYEq0atSpBazdFu8mHgynN5Rz3lnqrZBOWXPI3NkBW27KENvVjDKIEFp03bZa004kGSKw9zbO+OxXcTtDtOpgs0d4dtu0GKze9tydr6KZbcMkO+oqe4a+7cLn8DUyNbc+0PRkajDuXF3pqNqNDHDIqp1S+ufwbzvmOw9Qc0322tbjmHLz5ZZbC62tWnXSCoUavLJADqVGgsfHOFfOfPbfrHn3KL1z1rt9pyLmVvnG7t8vW6xQ39rZYLbv3i5CC7cBLWipIZFDhdBBNyOyvd/tjtDaGM7gX9vbg29uXeXc/FbC3NhNzvflzORvXs6lG9mP1y3iJL2WxGJ/UXydi1cdZEmkaN5VM3UPZP5y3fIOc/xFud9zDbpZ3isg2guJpvpuluAMUH1R5IuajGhrf1eKJj/AIft825X/IFvabW/cu27hY7krc1WWsG2SuJGmRc0SJDrcPhlDIR/3nt5dp44vaZsns/nctl8vtjHb83L3O3BPYs1xX3zm4dnVK2BpUIVbDxU8BVxdl4rFWWyLMNtOuUujAfLP8O7G1c3O/3N0q1plshQRiNJfUccwSRllp6zX0T/ACZuSm12u1Rf1F81mMyDjbCgdUQSZznCBTj/AGsO32Qu7x2LJuHsRv8AsYvvJYi7Z3u+2czFGh2L23287s5/BY3P7733grmJx+UtRbLXazZitbfLmhP9MrTQtX5t9F+teR+jOc/xTzS5zLmKbfm2yRtxZto83rl6zbL7e0iTBS65C3D5Z0qzEOCpFeQ+iOc73lHrDaom1e6964bThlbQEuOFuOXFvQLltQSqG8pLLBTEGrK+933ud3u7O48t7dvb4/b/AL1+2rBZTHZDax2tTGKzXcOfadbJ7P2PUysE+5qOexm39k4CCGntyhJDIBUeO9YM9uxKy8D6B/iD+K956Htc/wCfbkbr1Fureq6BvUtptsZW0iKywYwZ7oY6y2kAAT2Hqv8Akn13svVX+jcg2yJyy08DVYe411CFDXCdJnxFiFtsvhVS0zU99tv3JO4/sM3D2Zn7T4DYkF6H209ltqdy8Z3L7PbZu70p7l2riZ9ubo7b5TuJjG273MqR7Ro4HF1XhqZqbDiSITx1A0ja+D+p/RzekuZf6Yl1Lu0uBru3dbtm8rWLjM1ov5LlVdQdLrK4rq0jUK9b2PqG16i2Cb+4jJfB0XrZS7aKXVwaBcVZWcUbT9JEmQa319pP3mO0ndzYuwsx302LP7csz3Atxz7VzWPy93fi5vZkQljyXcTF7Zj27it14ba9nKRfQY61lKr07c5ees1uCvK3HPC1fe4232X6oBgsoMDDqPHqgsJ48KsMu3tqty64XV9IbDV7R+XvA6u2tsPaTuZ7eu6MFOn2a7o9sN7TCo16HD7d3dhshumOu5Eli9kMLPfbchmmlkLTTSw9byseoltVEOoWSLLSp6jIOJzx4yDM9tAyXcXIJ6yMRh3YADCKW98bg3NiNyYLZOzdnYvc+7stt7cW858duXc9zZOIobY21lNt4Iq+Yp7X3ZKc/uLOborwY2CStFUWOvZnnnjSJEkMiQpLABm0gnEYAFmgGYWVmAT4hAMEUKrgWYHQOqJkzGfXB93Cmnme6nayvh9gZXL742fsndu7M1DJsrZm/N27X2pvfKZ6pNlsPunZFPb2Sysd/KZnG1sZlqt6OitmMNj5pUZ4oeviK9NpGW94HV1XOR5moBVByYuTpSMX1ALiQKlto+rwAlCDJj8sTPZGBPVGPGtP3uq/cK9nG6cZ3q9tXti7n7G75d8sxBHju+u8dgtFuzt92x2tucCXPNZ3q8ku085u/cddGxtdcbJdrYv+s12evZhrwTb+wvm1uvNvltdu3+mg4EjSpbKEAJMSW1aQV0kmsje6PL8jCbn1cfDx9piPf1Vzn9w/3Ldge1vcTZjtPnJd8dxMHFao49MblK1za+GuNFbpP/qLP45LOBzGRNSw0VmrjoM008Uno/UVhEkhW8sbe8BaujWoI8P09ok9mMR1kHPCvautZZ7qN49PDEd2NUi3HuP3V++DJju73l7rWLePitnMbW2bD6GRwMtyvN1wwXsaZ7mGxKGIdEJuDI3+rpEjQrqOCba7heXHc2NFsj6FHEjHxZx1Y48cKq/6jZbf27fMdR2U+MDqIieExMnjAwpu09sZTC2FgSdpZIGsC47R9MktixMZLXroiLEmkxYdPTodD4DQcfM/qTbf6lzK/dvofPuuSewjA/LGumubja7e/Noj9uANI7IwPtqRLeTtWkxsNjUx0YCkbI/THoxVXYBvlDFQAdAfDXw5cdr/ABj6Stcrs37ltNNy8wZjETpmJjPM51De5jbuEMpkffQ8F5kBIlDnWT/N6iAfN19LEnrGgOh+A5eXHqt3aOIhcBTJeXSWmnFVymijQEeGh01AJ6gSNF+UtoQeenFBrPlNA41aRkYYZ04YMmHVCHZvmPSV6g2pA5EN0t1Mx8NCTppxVNsG4cBNSatMrOFKkOTAYnU9ZUFVA6mYlAV6QCPn56D4/wA+Ca0WXTGFOrYSTjW4T2p/t89qO+vZbE9xMr3I7gb1zm4MFk8/DH7aL/bnuRDslqMrwjaW8dnXqg3HHvGo8Lw2qsk1OP6plSF2TqlUOXjbvcZuYBrYDlfLaUbD88kHCPFkQQQRORh864QFsaGZjnIIGMQYJIk+6CM6oz7m+wmc9tO/8VsvL28/eiz+zMPvfDy7u2Tk+3u5alXLTX6Nvb+e29ftXoIc7gb9B4bUtO1apyEgo/PknSzpW7tmL2mJGWRBiD3iDkImO+6mtE/VUrcjjnj8vflVefrNUKjUqVVFPynQ8i7Mo1BLDUaHTQcQC08zOIzqOSRia8+sB6i3V+cnlz0BPLQ6jnp8fjxJp1Rq+qiU/wB2VZeqjAgOmv8A7CefWSACPl58tTy+X7uInGOkiizHhOVAyQ13KzaIJ4m645yoEsMgYESRzAGWF9QellYHXw4EojppcSOqki/mnxVJ2P7593IcNPsjLbzyO+dk34LULbP7g7hyeWwy6QO4qVruUuPbxUczxRBYopxHLII06erTjnObcr227ti5da5bFslhpOAP+ziOHVNegeh/Um+5JzBrG1s2Nxb3gFt1uASR4vpeRGBIIODZETULYb2vdmt2dvtvZ3e3bfZBz1iXOXWr1MHVatSjfM20p1bciVqi2UhxUEKlZY3aNFEXUyqvHD73nnNf3V027r+Xqw6ogSQMh2V7Da5FyTdWFcWEBJMDCc4xYQTlxxFUx93nt57Wba7bPkdhdr8JFlcVmMd9THtjG3ZsnaqWpEhZYadCWwlmusnS7Io6QpbUgAcWPTPNb/8Aqf8A1lxvJZTnAEjHHAdw48KxPV/JNovIHbYWV/dIw+kHURMGMyesjvNU+7fe0PcG8sftzuzu2ht/ZfbHAS2jmo95stK/krQFpsZBJh4HaaZkb6czLOY1nklESo/9Q8dVv/UloBtlsyf3RIUMvUTBMxnwEZZ15/6b9D3t/ft8z5iqf6chJZXnGOGkY9UzHUJxFXK3d7duzffv2uzblzGwNudoO9e0HkmwG9dk7Hwvb9snWp7lpbZm2zvba+3MhZ27na2WFpbWMtCJLUbVZ4/UKqS3Kct5zzPlHM/Ia+9/lzOVZHbWR4dWtWPb4SMpGOWHtvPPRXpr1V6IfmZ2ljY81sOPKu27QssYKrodUEOrBpBOIOR+qdHWajubezGU21m3gN+hfnryy09BBYsVZ+mO1A5DCLqPWW6VJ56cioPHrO3uW76C+n0EAjuPXXyLzLZXNluX2twgujEGMsDwnoK9xxM9saF7fRYEaukmqB4ZdGMiaERo5cMuvSFA8PHiRjFw6MJ6fhVcMVASJmuxP/x1/aUNtbR7l+9TcydOW302U7M9sKM9GeBq+3sVfxmW3/u+CxKEjmXOZaOrjIPSEiqlKypbn08Yyn9zvnc4+SSg7Sygn3Ax7TUVlfO3xumQlkFRnizgEnEflXAGTJY9VdMjS/afM+fj5kcvhxoAmK0MJyxoEzaaaE+Hx56Dn4a/DhYEY0JOk9lFnkXXkOfkeR8een3anhhAx40ipY45VrxSQD8w56nXUchqxLciSdDrxvklhga5+Apxzo2jhuWuo15D/L46A8+RGpP8DwLyowwokAYmjKScxpoCW0bX5QNSQSByHjp/HhLBGONKWmFo4j8uoEn/ANxJJ08yh0+X5Rpppr/PhaseyiCmZ6xRmOTw0AVddNdRowUctPADQnlwzMSMKdDDY5Gjiyf8XUdAOQ+UHnzZmOpHjwgcc4qYicMzQ6PryckAk6uCQNNNerUEAaEeXPhCNOrjSUCMfqo/HICAddCW18dACF5k6c15f3cQsSHkZAUSwM+NKEUurD5h4nlyB6fDkeQDDnz05k8P+XqqQYnto5HLppoefLnp5a8vDlr9/wCHAg40+eHVSpBOddQRpoDqeeh8fx18uIiRkKIDjwpfqzAgclPJlKt0kHq+VwVI6WDKeYOo4hdC4KtBBEQco6j2cIqWMMK5U/3NP2tu4/a7e+9vcN7c9tWN4dm915DJ7m3DtDb6zTbi7O7lzSSSZey+Jij6rfbrKZKWSWvdriUYgyenZSOIRzNxO45Vf5arW18XLi50GJKLmEY8QDIUgRp0g4jHpthv1uott5G6yk/m9vX1z+FaHdtraOZp4bKULeOixP6nZyVW9DNTtUIqUS3LLGGZV9OwY3LeoBo6kAfK2hr3lUWneVLBcPlFau2a4LwDA6Z+XVTqTdRyN36OON4/1iCO9crGboONwdUSR4PFllbxaGSSzOepVlnmMnJgOMlNm2k3XA028BhmTiT3TAXDCtgbiGCpMtn2Dh+PbVl9l2mxmJimn0ebPW4rSxppIww9L0fpab8l1+uyEKQqmjdaow0Ic8c/v91+roUEBRj75AHwy6orpdkDatQcWY/dU2jd915amEozSI6V2iu9D9QW1NZFL0lki1LJVq1jCzaHmzkAanjNHnAG4rHHMd/9I+Ire25t3GFsCYirre3ChjMh7ie3O2Mz6saT43P5vFQ2A6wZHM4HFTZVaSNI+ps/TUU0HixqtpqXOtvlz69yC5GlASATgScMBxgY+yu09O7IWucW9YwIYr/tBSR7hJjPqyrow2hmsNi9q2rG6KMU2BamK81a7Ur2KLn1EaOWZJuiuKUM3Q7NzPUuigtpr0ovC9CW5D9OmFdZeEbrG9btBTqa476FReOpjxOQGZmIioz21uousWRASGKe/YkCU4pvpgk080ypVjdY/TrIrkR6knpUAgHlx0NhlVFUmcB9nT318lcwIu7y9ewIa47SMsWJkTjGPGr7dr8mcrgtEMJZV/p2LvztCSeoehREaxyWOvXoYo3j9mvG1aA8uez21z13BvbVave33M+g7a47tVtvatnfvcvd+UpblxUq5SHGPtfH7Uz1NM3uSrkLEbuMnPjnmxxqqpjtJdCSDpVdBuXGN63atAFh4iTwWGBH+8R2x3iownge430xAHEnDLhgOmNUc2b352fX9PAd7u2fcTb0yq1eS9LtP/WeOKD5ZbCnAxtYmZo9SStf8o1AbTQzEaydcjqz+ykGUQJg9udTPie1fYPudchzXYHvt26xG+IZ4p4NuXcnc2RlmsRsrRVWwG6K2HvQThlA+WMdROngeAKXEMqZHVmcaYNjojxdnzIq1s//AHCx2HrDuVt23gN01emllbTJ6mHz04QtW3BiL8by1rMeThjb1lVyyTxsSPnHGvtby3RoOF3qOcfbFUN3a0nzFjRUb5LLDrPz+ZGoYjlp4q3gCSfHyPGko8PbWcc5rXl+4x3ybtD7Vd/T0bUqbn7len2o2yIXZbK/6rgsPujIQMskUn/R7Pp3VLAjpksR6kajWhzm4y7PyUkPcYCRGAzOZGEeHjnWpymyLm5FxxKKNUdZyGXbj7Irkov3ANbWUrCKSVOqCE2w7NEi6a/T9J9JQzEIrMoIGp5HXjnbekubZiMunw7q6ZiQoZxEdvSKJYSevYu0prKSRVbFy8sUTOa5jrLQs2VZo06iti48SnkdAvT4ang3t6S1tYOAqJWYwTgvQinrj7dOZJ696rBLUteisqlvpZI5apf6a8JUQq0vouE6uTMDz1HLg0Z1QEYjpgaIXJkOPAek0gZ3N47YWOyWdx9NcghghD43MX4bmHmyCZShHj5hCEaeVa079Tch8mqoQ+jCxandMttVjGJjHp0NRXrw2ls3BiIyPGOnQ1VR5u6He7OXbdehube2+kzNatjsDszDZLJzYyl6VxVxm3sBtqtY/SMVXlj+VIY41Z/mcu5JO3tLG3sqEOAznjPafb7I4CuP3W93O6vanJZ+HADsHD3Vsq9vXYb37Uc3DWOXo9k8VQix5yUHefe09XHGvYVXWKXaMtDdmQityQuHHq1YIQxALEdS8WTcsuhJEscMoaRxAyMcTOPCQahtWt7qJUwsz4jh3HEn4e6t2ezPb7Tlq4LNd0cxtHuVn9oXMTujbG59tbKobPtbV3BioElnzOKzuJyVqR5pLUJeOWCtQcQ/05hMp4rWd4+23S7vZsybhWGk8cIHV18MuyrV3ZWN1YNneKr2mEEZDD8RnXSr7Gvao3aapD317kYyaDuluHHB9n4C2TBc2Ht3KQh1yN6CXnDvzcNOXqMZVXxGOf0z02J5RHd5tzzm3Mrf7Tc7i49nDUkwkg5AAAGOJOByGAxo7TlHJ+X3xuNlYtpeEw4Ev/xEmB1AY8TnWyo7jvio96xayEcalo4BYyMypM0UT2JS03rH0adSvG0tiXkIoVY/m6VbnfKCnSAJ7K1/N14kk0iC9kMg3/3S3cuPK8jrFkXmhjgisRpdFOyjP/0Nc064t5BST9Ljo46xPXK6mdRGUgjP+vTgKhxnHEHLp0ymtGP7nu4L3dH3r/txe2naVPH7ku9usj3N9+PcXbl6ZcTFax+w6kGz+0Ee47Udb0aWS3NuJsxarRyDphaepHII0BPHdfxpvOXbD1vtOY821Dl22V3cqNTIXR0tuBjJRyrx1A6cYrmfWnLue819K7vl3plLd3nlxVZLdxzaW6lp1a5a8zJDdTUiM3hD6dRCFiLO7s7c+3z3ids8/wBuO6u0Ku6cNVsipuXaO4Y7GO31243b9O0y5THXY0hzG3sqqWRLTydOULYUHokli6ifsPmO1Td8u8i4LO99P7+1Iyfb7i3ionSfDcQ6hIK3bTGVKPFfOGw39u9u3a1+42PqDYXdN2202t1tLsaitxSJ0sCCJDWbyYjWmNc0vvR/bv7/APsowDXtqf6j9wPs3xGdsbngyWMv5XBd0uyUM2Uo5eyK27tpxJuvtRQmu0/VvZbB+ptnLWGSfM4r1oYpT4Dz/wBAc49LXG9Regt1utFuSbVtnXd2UXxQPL0jd2FVZLAC6ugm7bKjzT61yn1py3mtlOSesbFks7AC64U7e6TAGLz+2ukmAv8AlmfA0+Cq1+2nsFs/O5zK946ncPL+5LYOMg9STFWbWP293y7S38hlfrMTL35r4epjshuqqtd/p4s3DLc2tm7TerGyTMasHlnOvU3POb2rY5lur9++BIa67ODJJJQsSPFM4QeBwr0HlHp7k3LLjrsbFpLLGf0lCNPAXIhjA4kkE4g1BPvi2hsm73y7aYWDG3Np7NymNoZ+3JkNvYx4YrdC36O4pZMRga+CbLY2/i8cUdVb6h3GjS6fl6H+OObtted2tteGtdzdt2SFOYZ8DjIBDZmMicDFYH8hbFRyPcb3bsLbbexcugt1hTIEYkwARj9QGONX07e949wT9he52dzFvYlbN2cXvDZOdrQSzY/BwbYrbZpHFtS2na3WGxFOtBk46c9efH2EsR+lDDFGkFgj6Y3fo5bO6u7zaPeW7buMwD21IJIfUCYmAAIjDE6sCK+ZeUfyam62ws3Ntbew0JK3NFwKPLKsqYgiWhipnLTipNaqfaPc7Rbiu5Oplt994+ytJMDi2yH+ldpbW7r42W79PTVqOPr5LObSz1aG9drTyQhrMv0aFVZ5VQ6/K3qH0Tz3k9oPsGsbuxflYY6HOJJ1SrIqgEYgzOGFfYHpfm3KfUN65bdn21+xiTGq3jKjTBDkkg4MIjiasp3i76+2zsL3Exm0NsbW7jd7crtWzDmId1e447b2tsvceVz1DHm1J/oPA5zcdO2+C3AIYatK/esY6U1tclXsRT+lWzOY+m996ft7bZ8wNq3u79kXWWydSqGJOksQPFpHiIGBqVOb7HfX79za67lmzdNtdY06ioEtBx06j4e4zVXdwe/HcW5d17n3Bisxns53Fu5iGrna247W35Nx3rrmShBZq7ssGrQhxGHapFRWnBiaiUEaKCCAQohE2xvLpK7NCrKTAzGcDHEzPXn11R3H6h83cMGk8cCTE55RGURHurDCTe7H3Nb5MN/evaP27XI8U9zbe4u7W/f9EJlJcfdjhhx+291R4/Oxw59y3rI8dfGoY4ndJNV049H9Ifxr62/kLd3dry6xaWxt0Fy41wM8HVpWERLjEsQ35AAAeuuX5v6p5PyBVvX7zLeuSAAwTwiNRLuyqANSjFsSQAa2P/t/d2/3Qcru+z2s7Kfub732T3e7db3g2Nu/bXczf+f724KjtaG5nLdWt2lh3Hh+62I7m7AyWTEeTs/pb0JKcTTPL0QGOXjzvn3o7mfpX1Hu/SfPgtn1Bs7jFrQbUoNxEcFYIBL2zbY2yqujABlBDCvKfXX/AJE7n0De23OObcl3O89A8y/b2dlzHbujo99n8s2t2DaL7bRcVwbwa9be1oZSQcOrnsn+2Zkt147t1vj3De8rvj7kO62zMV3Hj2p3O2hhu0ey+3+0t/d9dmbl7e97u7e3KDYjcOV7h92bF7M5CjVzmckv2NlajH4qtShgdT5x/wB0czfmlq1Z5et/kqbpbrbl95Ys29VjXb1mwJuMu3dFTQ7I1ksLiBPET9Nbz+Mv5EXaW9/6i51Z9Pc1O21f6bZ2Jv30N62l1Ev3dzZMvdsul7bsgsWrtsnC6jqTz5e/z/x+JPbptqDvD7Id992u55tLuDE7x7bbjz/613k3/tu1aq2beX2XtvCx7Npb7wdKeGVL+Dv/AE2SyNuFZ6AsvGsNnrPT3OfTvqjlJ5ryG7cW6l5kR9SvtdwAQLht3mZWXy3kEsDbuEMFuEqC3lXrjc85/h/1ZtvT38hcx2G/5LvrClL9izdt7/aX2ZtNne7Wyt7b3LJtaW/d7a9+lqBv2El9HL3vTZE9re+L2vf3JTXN4sWsStPDHdWGzVPI47M5GG/T3biNw47CZ7Zu8sXNL9HPQu47HtFDAiaOQ0zq7uLpAe8FxxDKM5wAjPDMT3yRXbCzbwFpgVjgZkdc+3qHdXRl+0P+zFuf3GbHyXfvuf7y+5XYDYlrKZna/bXbfbPGbWze/N45jAn6TN7q3Bd3hTuYGjsXGZUGlXptVtW8nLFYb1KscaNY+Tf5j/8AKfkv8b+sl9Dcsazd5tZS2+8a/JCm8nmWrFq0ty2xPlkPdvO0JqREtuSxXu+Rfx4/N+UtzTeIBtXJFsAxgp0lmbQ/5sFQLkCzMvhBnL3g+wzfvs+3bgsRu7u5hu+2I3tj8nmdodzsX2/q9scndr4Y0KWU23vPZ+MzGexEO68TJbine/TsLWyVe3G4igkSSPj2r+APUfp3/wAheXcy5hyryV5/ym/Zt7yyhLKg3CM9i4rHxFLmi4niAZWtlWnOvIv5F2W+9C73a2twHHLd1bY2n1Ys1sr5idmnWp7QchFUUyeKlULGQmnXqAo6CNNAqltfFdPsB1568+PrTlXoRdhtiqpDAYzXM7T1It5VCnw/KmlOGhZutyoBOoUHQsw1XmB+RenyAGnjpxS3fp25aUgKC1dDtebIxkN4aDjuiPU+oT4kAHUaBTpqer5mOnjr/hxxu75MxMRGOPXXRWuZKbczIpWiy5A+c6E8mGq8+vmvVoCo6vDQcuR+zjFucsuWjCjCr1rdi5E4ClWLJvKDBFPPDPKJYorEVf6+WrO0fy2IMeJqjZKxWk+aGqssb2pFWKNuuRQarbXcAlkTzLoBK29Yti4wBK2/MaVt+YwCeY40pq1v4VNWXv2Ut62YqnFoLFRxbSILQMdIMtkMSKqj3Y7y5v2/y0u0ntN9wfe7amC3nZ2zN3Tnx8/cHtz+vdzxdmt7rtVsHdbHb3yu2aFyKKWmmZgF8lgjC16azy+3/wAO771TuP4OYfz7yLknLv5B3HN92Ntbs3re+urywuv7QX9xa1ba3u/L/SujZ3nsuFFxfJ8x7Frwn1O3Ktp/Ilxf4/5nzHccpt7C0b5YXbFv90QfMVFZlu3LRLBx51sOp1IZ0q7XDxW/+529MTjM73a3rujfW87FYibO7w3HFujJx4mSxPaw9MXamQv4+rUNGxHMlatIyVvV9NmaRHZvCN9vNju9655ba8rYBittArLGnAmGAOJBMmNQM5GvcuS/6mvK7S83uG5zArLMSDgTKiVJXBYwExkZIpRTM9BHUy89JS/VovSB1clVk6fvBOoPhy14qtYcDUuDGtN3UeA0cGWUABddBqQHk6z06E6sQBroefkeWp4ixLFTg/dRlhp0jIUZTKLrz0HQSrjU/IykEMw5kjXz8OWvERFyDPTphUkiNKjCjiZFSoCOvNidDyUnRQPH/L1achz5cRBCBqONMpC+GsLFmv6bSWBG1bTWVppFECxkdPS7SdMSqerxJA4rMNRLZAddWbbqrApnI/Cmxkt+3u3FSZsFv3bPcPbefxlXP2cdt2juKPIdt8uGeG7tTNy7ipUoMhZs1QtiWfGtZxySkqsmuo44LnFjb7vcs1i2yOjFTlBiIYQSCDj1HKRXufKOYXdty2xca9ZueZbDEK2pkIJBFwEAqx6scpnEVDmR7qQWGTNvkhCZupqwA9JYY/VYNEsqOCx6eWgAOoHjxhHZXcwB8Kt3Oaecf1WhaeuC7tbfzVGhjNzVYc/jqmRTKLjLtyStQvWYCZ6puvFBNNpBPHHOi+mysyKHDBjxTu271psPr6Tj91bvJeabaywt3lD2CZjKePV1jqph9/bV/uBtbN3bG6ZsXbNuXO4XG4FrGNxeMyaxyQRSucfYp2snaatJJEkkr6Rl3IiHUTwOx3K2t2rXQGtyAVygTj29/ZW96k313mXLblq05s2FBZQp/MBgTkCRw4SZGNaQsn2ez9/cdqxLAck9m3KZFhtW7ssUr/N61qx69uSSd/T0KvKD1jn4Hj2SxzK2NtosrAjAxAwwgV8wbz0nznebo3US5c1NwBY9576sNsL29YeKtBLurdNbGQzSqXp0I2bIEaBPkWOCRRODr1eq2o05cZt7nPMXn9tbAjDE4d5nH2ffXYco/iXfborc3TETnwIHZw7ca6Y/2/fffnO1+4th9mdwZnBQe1TG4vFbF2Zt6jsPb23LvbKWzGslreWd3lT9Tcm+snm93T2LmUkuy6LXtOVQvGG4ztjut5sURdyFNvUxuHidTEl5jhIEf2jPKuy5t/CG3tendxvuSlzze3FxLepiGCibtuWJ1O+JQgKAQEiDNdIUkgRiCycuYZGDxuNNRJC4LI8brzVgSrA6jkRx1uoEeEyDXzuThIzos0w+PiORBOmp0059PhoeHggUlAOPGgWlB0GuunPn4/w00J+zhAYTSYxlnWvMS6D5jy1OnUdeZ0Hh5HQeXLjcXxGFGArBgKcaMRufBWKjQEty1GgPxBPSPu8eCwzbHsqMzMLgKMxy6+LAfdrroo11bTTpOnPXhMQq4DGiKkZGjqSnw1bUgkgAaeBJBLaEcvhz4aV4Z0Q1T2UYinGqgFdD8upB0LEaqTpzA5aE8MFaccqkETHCjSynyPLkdS2hHIroerQaaa6aDw8eBLwcBNJZBhThR1ZtBrqRofH5Tz8RoOoefLnw2rw48alABUScaMxzaFmHUR4Aajq5+BU6AHqB4QEiZxFOMMeFKEU+h5ePI6A6eB01PxGp5/y4hLBssqJMMRR+Kc6jmNANdNOYA56A6kEktr9nAeAN2VIsTJzNH4pR4+engeRPwPjy568/PTgRJbwnKpIGYo3fz2H25iMtuLcWXxm39ubfxlrM5/cGauwY7DYPD0ImmuZPJ3rLpDVqQRD5mJJJ0VQzMFMN68lq01260IvH7AOJ6gMTlTgF4UjGtL++/fn3V93vcTcHan2j75zXY7sfsVak3cj3A4/HLD3Q3aL3qDGYLYte+Vk2hHnxBK0MYaG6tRGsXZVVloHnOb82ubWzbu3QRr1aLUgM2GJuHGFAzA4mM8u29G+kdx6o3VxEcJsbIHmXI1GWnSiKcCzQcTgoBJ4Awdv72LdoO4excvt7Gw5eTd0teeal3H3NmZ9xb1tZosJGu5XN2BWWWpb0Ky0q0denoxIjD/1OOCv7vd3mF5Ci3BhpA0qR1RxwyM4V7ePQWytbTyArgHJ2Op54EmB7QABHCtXPev8Ab07o9io5O5D2MZvDYUdOkdzDDpYfI4O00wrh4cW3XZtY7RlQSKQEZtWBHMyrzbcpaNndIsSNLA4Y8GBiCDAkYHsrD5p6FvbBf3+0bzbQHiUA6l7R/cvxHHCoFx9vLZDJV7MeOyi06s8Lw1zjrFX6iSALFSQo5awIqXUHWJBq7wp1DmTxnOinUzFWYngQcPj0HfVPabLdXBp0OFGUgg1aPsb2d7kbv3Rj7NHamey0EmZrRQ16eNu2bmQlWB2rrUhijZrKwJHJKVUl2RDy6VPFM7W8RosoznqAJMdw/Cup5fy5rQ/c7srZ29syzPCgDtLQM4rYLubK9tdj0dvz9wt1Ynt9vzY+6YZMRWwq2rHcnF5lMgkFql/powW7VWaM9JtRW5IUTo1LJoCYrWz3u9uLt9uht31JUEAiDkdU4AAjGThEZ11vMPUvpzlOwXe7vdWRphlCMHuE8CqqZIYdwgzlVycJ7h+xu48VlqO9K2+bW5cR9PagycW4RisbMjMYnkn2xkxlMLXtQ89VpTtE7OSE1A4ury31TsLxWy+2dGwLEEx3Rj74Arz/AJp619KeprA/cNu/KXxaBpWSctUkAx/vR31NG095Q5+l6uIyuJp0YpIpsSmS3DWhdRIGMUxnKwzPYs9OnS6IsQXpCnmR1+xtbm2itu3DPOMDSPYJPv8Ad1V5vzTcbO7cI2dorajiZJ7zAHuq/vaHfYpri3eemsllBVlarlhkOiYIpKRR14OoxvodDqvVpppqeOtUjSGUHRHDGuSuKxczlPVUU95cDQ707rXJ4XctTYm8ttVrse28Xk165s3DJdifJSXZ3lSGlYsWYvTStFJ6cXImQv1ngLYIYvbggxI4jOPtwyoLh8tVGJWc+nzqHMzhe8m3KKx9wuxOM7g4CRFaDd3a/ckFTIrE6MRabHzR2K/1CxsCULIQ/iODVrmo61gYwQRj076AtbbxT454jphTYxOO7a7rZK01XubRup0BsT3O2vBWp1+kdTqNy4OWWoxTTUGR4iNNQfAFm1P7O2pAQwGPinp3Y1aPa+MymB2FfSDdm4rm2LQ68Zgcrl8nmcQ5xzmX67CJlLM0ePjhETKjwhutNVGikng9swt37bN1x3A1HulJ25Bzio0ymXPU3PTpIOhOqcweRbqLEjqHx5/dx1arpHWTWAwgjqrnX/d87xXsp3d7ddo6EzRV9hbQ/wBSX0MJfp3L3BlS3HYdJPlb6Ta2JpCM6adVhxrz45bmn6u+0P8ATaGHXJxb3yB7K6PlTLa2ZcTruN8BgPjNabc/asNCrXromjmaKMSzhK0MoAOsiAFY2IcheWvzqfhyis21czphhPXPT8KtXrjaYBnKpt7Ydiu8vc+zg32d2z3fnMWsdmS1uE4j9G27HLNVavB17k3E2Jwq9f8AkIldjpqABwVrbs+uBlxOHbHeeqkd0F0lzjHvq7Owv25+5WWYW9+9xdmbPqEqJMZtlJu4O4FGiMqTzq2I23WsOkig/wDUWl0YHQjnxPt9stseIwenHu7Kibd6mwGHTGrcbR9gPtpwkCxbm29mu6dgSVrE535m7Jwc81R/WgZ9r7aOCxMsaSgP6VoW420HVr4cToPLg24DDjmT8APhNUr7tuE0ufBOWWXTKauDtTbW2djYsYbYe29ubIwerq+I2dt7D7Xx8jMxV5JqeEqUo55C5IZpOtmPiT48Fcd7hAfGMqiW2iLFoBRx4SaVbONoZHoXJ0KN+NQyRLfoV78aoSQyRiwjhUYanpOoPw8eHJkFPtp2Aiti3sG/bi7Qbg3psP3Y90O3+Mx+P27mv1LsbsupjXobf3vu3DSSyVu5e5ttY+quJv4Ha992nwkckaJk8nCLcgmr1IxLbs+ft1cqR+40/mKgop4pqx1sMBGKqZzIIztwLV1kEeFTwnEjgY4DM9ZwOAroJsPVjnQ5G5Vhmu/XWQ92SP1bKUIVt5S0ok6prH0VZxJMVDFVZdebKDmFsMMMPbGHDvI9pqdANOIkT0+3vpg5DIfWWTPLV6aUEjQUqlmP1IoTUjGVc5aFB1xY/Gw1lyGVP5XnSvTBITTiWNAk/Uezpl8TTSpkLlHQe3vyotdyNGhWt2LskcdWKrJPJ+tyilBKi1pM76WenkCJTrzV60md3C5Kmri68cTAKQpMdQgY/ecuzEnGkBLT8ss4w+Qrnd9uncrB+4/3yfuKe965YtL237dpsX2odss5mIJhJLsXsvh7e9+6O7Z4K1exbrWt3bqavlLFeKKRqsd1a6q3pBeO09J8s3G9Nva7G1r5pvtytm0owZ2ZlVB4iFBZmAHjC/3EZ1Na3e22Nndcx3twJsNrZ1M7ZKiKbl0+EEwIxwJwwGEVYiHeGV27vSG9fl3Gme3H+sb9wvca3b29ZXGbbzCwZSlsraWfxE82M7jdr9s4XFSWY47E88UKWehZqlhWLfU3pbalOXuuwvbewu2e1tLmy03gt27bPltf3Vhxr2m8v3bi2yyKrEoT5d63EfL/AK6ubnmPMre55ptrqc1uWr+4s8yttYZre2Yi5b21m4p8vf7GzZV7ht3WIUP4bu3uglr29ue59TdlHH081BTp5HMU7MtACOeLbW9KIksVLOS2rYyMETSCysMnrVXV2VdRIskWk51dW3vXrg2jFd5tmUXbeoG9t3gMq3NBMgSCrA9qkMCo5rb73ceXasc2tqp3SMbLgMNtvEUspubZriqTOk6rTDWkQwZIuHTb7y/2iZYd3ze5P9vXOL2Q74Y572Yt9rMVkIdp7N3fPYUyZmHaE0iyYfZeWzasEuYW4k+0c0jlJIawd3bhPVX8e8u9S27m624t7bm5Hic6vIunEhriICUun6RuEUGf8+2xL3x2XIfWG/8AT1xbVwvueVDALh59oYSEZj47Qz8l2Mf+00eA6Fu42Jn9zffTauL7p53E+1X3Q9uw/b/cuxe5FHJbG7QbouRx5OahHj7HpWpOye+9xZPImtLjb6SbVyQtLZxmSpgR46Xxr0ztrfor1htT6r29zb7Pb31u3JhmVSCVuLoMPbJhluoxXSdSmBNeh+srd3176N3Nj0xubb7ncWSiEHSjEfUmI1JciQbTqCTIMZVKvebZO5uz+1O4W19y7B7g53ce19k9x8NlIreH2Jk/9Odwb0ZwmBO7Z9p7m3DPtq1SyuaRIp3kqRySmGOOP1ZPTP1zzf19yuzyVt+bj/t76aVuQzgeYJUs6AhEaQdbQsSSZIr89+QfwV6tHrOzau2rC2rG9tm5bS8y/p2dAuILbsTdAVT4cbhbSuABnW57St17H2vl83idxbK3BdzOVwibKyc0FnEzRrNcvPVt3xQ3HUkm27uGhHXaOC1WT6iqRJ0tGzHXxn1LyDf7/a2Lu33NsbZXDr9QkAD8yEB1MiVJAOBMxX3/AOg+dcu5XvNzav7W7+7u29GBUrJJMlWHhYAmCCxGOU47o9he7r9qfYWzxtXv/wBuOw+Q7x7S353V/XZO4Ht7ud1N5Ytr3cDPyYIT7wtdvtwR3gdrx47pMNgxpFGqEKY9F8i/k3bb/Z+rLtncOXs/t9oUOSwdpZxCidOOodZzOJrrPR9/l+75J58Kl791ugwMsQRuboEkjGVg4YLMDKlyD91P9r7Zxy93CbE7UU7Vmzav/Xba9n8NW7MSrotizlJu2uFexkJqhk63MjdWo0IBbXhnvbm2C9m44TrDET2nI4GujI5bIN0WzHWgw7sI9/Cr5YT2qdrvcVudd8t2x2ZFNuPbuF3BuCO7sOljasOJfFVI9lz7YxFeerS2xft4vKTWL74+zXfKSRlLqPEkUQ9q9N+q/Xn8e2Re5PuLtjfPaUOdauGEm4PMDh0dkZgFZl1JEKRJrynm/L/SPrS6P3KhtqC0AIySIVfCVKMobTqKqYYiWXARo9/cj2t3B9v/AHOrdufbtY2x2G27u/IVO9VeftfXi2rvS/uHbWavYOpkN893MvmMjufNXcBmqdqfH1INxYzA4mrJHSrVnkWWRuE9a8y5jzrnN/n3qB71/nfMX8y9euAa2YKv9oAAy0hFWAB211HLOT8m3Hpo+kbW32zemrdnyTZAm2yYxIfUdQxOomQ2IIbGtl3sI/ek3X2rwwxXd3aMPuN7dQ1MRi8/3jpbUSt3T2FubMGF8jid54HCXGw3cTH5rcTyV6+cr2IzavTK8lj1JJYR5bz3kg5pa/ccu8Vi3rZ0A0XGLxJLLEq5OJghiQHWZY+QbK9zn+COZbnmXMTe5/6M3H7a0m5324e7d5ZYQBDaW7dLtfs7cKrWbN5w6WlZNvuAAm1G9bt/+457dt67x21uLI49+wuevRXsnUwO4cNsXNb4zFXERxUMXisp3DyN2fam3P1MXpQ9WhIkqLG8JyEbqrzZXPPSvqKxyVNjstKXSiC3aa6zQoIkafDZwP0goRBMQwBHCelf/NH/AMe/WHrk81Lbrlm5sbu55m9bl22LboIgVLbbrc+Y20tbkXHINspcZbbK96zrU3NUP7x/YT2xe6LeuG9wftWvYHK9+czco7a71Ha2Dnq5DuncuU6tLYWUydZZdMxvrHQ0nxzZWrBLBer+hWuWmnjqM3pXoLku42vLLm29VM62XuK1q+15L2lgQrIVDs9u2QVgNOkgsAFLkb/rr/y9/iO16o5bsPRu7Tm2xu71dpvn29q9ZPLzfQttbrefbtLvbT3Fe277TzRY1Lqcg2rR1E+3L9wjvD7O8XJ2vzvbvde6trbavZRsLk9r26sd7F2r+TlyGTxGa21lrWLmLQ3pJeiQSFl9Qq6dS6n4I/8AKf8A8Odv/JP8kX/Wvp3fWdn6jYJZ3S3lu6XawnkpdRrYZh4QodGUA6QwPCvtL0Z66G39O2dvfXzti6eZauW2VlKXPH1wwMyGBNXX3r7xMt7vu3GB7n7tx+Q2jtvZWM3bZOEy4SxlcCK5jl3BczIx89+OW4uPw0MqJB6n9HQDqbUcfd//APzr/wDEzY/wV6A3+7HNBzf1t6r5lZXcPo/b2Nuu0L2dtt7ZuaSwZr73r25uFQdSIIW0Wb5x/nT19ufU/PrXLrtk2OU8qskpiLj3GvKjO5C5QFCJbEnAnEsAK3boetiO3sPuFwm3/wDuv2G2tunaidyt7bSx+Y3RsvDbPzNuNMu2Vz2JrpHtjOVMHK12GpkTSthIWdUJTpP6Q+oPR+89B760nqS1tnV0a6irdtub1hCFu3baK2u6lsmWdAyYHxGvEtvzDcczsta5Ybq3luC26lGDI+a238MW3uAQisQ5JGE1PO5fazsHN2IchtzP5jDYq76dqGKhPSzmLnoWolsVLuJt3OuwK1uFllQvLMrK4AIBB4Lffxz6X5kwubZr23Gn/wBs61acdX6kkYREMRGIFPtPWXO9qkMUvKWzcaSB/uwCOOKzOZ64x3L7WMbi8BlkxOdyuSz4SOxisjlPp8Vhaxo2FmyuMyNGjFfsaZDFNJNBMGdklhZeghueHuv4S9Objl163tb1485eDZe4QEVsIBVVxRj4XMyCVIwBFaVn+S+cbbdW7m5t2v8ATVJ8xVB1FY8RBLfUANSCIIDKcSDTIf2n92v0+e/XsbKtlFjmgqU9yOZbsUp10qPaxVWos2pBVZJIwy66HXTXzDdfwX6idHZL+zO5H0pqYaozljbheoSYnMiu7238o8oDqPL3H7cjF4UxOUKHkznlliKjPcXYfvtiNu5DJjszNv8ArClagubOsbgwCzZmjPGRcFOKK3ldcjBXf16vqQOjSRjwPTpwnOP4c9fbewdxs9l5l5WELae21zPPSHywgwSca6nl/wDIXpTeu2331/TZKmfNV1QyMpKkdomKrjtfcuyMdvLtTuTc8vuYwncjZm2MvFisT3G7YU+4GMwdXcdy8m3aeBzuRv5fGw7Trbduiv8AU226fTszxuvSx6vLed+oea3dtteVXLdy2+2DoEYEQS/jIGDSGBmfEpkCtHkno3Z7Pm9/ntrdXrvnBRBYXFVElkUTPhgrmSDAPdJNfN+ooLSsX+UKzLDC8kx5vLKlKOtVVpnDMUjjjiBJ6VVQF4xLu1ueaWaWuZscyffj867nb7i0LQQ4KMAMB8sOnvPNmulm5ysD0FSehWVR8gjK9JGnLn58uXiOKx20qAZB6Hrq8sapwjh3UIM6qSfO2jnXVlJ1/L1JzGqDpDDkDqCeKzjHSow6Ci1aH8RxNGzno60bTW7UUEQVuqWaUQogXkwYs/joDyGrfZxRveWgKkiOM9O6pQHOQM01rndCFdIcFXluzuzJ61gPBWVgCxKQqRYs6qwP+QHy58+My5zGwkraxbp7a0LW0ZhNwwB76LVoNy7pl9XM3rbV01lNOD+lRhSIepJ0VoddQFGup1Lc9efGJcvXrpg9eA4E/bWrasWLImyCTHefsq7PuQ9oHcbsD7d9oX8/7dd+7tk7v4Hau5V7w4vDbku7J7f43d9GHMbGw22d1bRgytenuLKQmGPJG9DI9p5/o0jVAZJvNLnqq7ut4LexVktkSGuIQlwEkAqYhixGABBxyr3H0p6d9FJ6bfmG+31rd89vBgbNt2U7ZFgljIWSB+YBlzgkA1qT3/7fPcH2y2TT3XvWthttYe2yWMdR3dunZ2I3Llq0tgwwx7e2rjdz5PdmZvrI4MsIx0T11UtM0XSV47HY7ff7uP3FlbaEZhp4dUkifgK5vb7Pb7669jlF65fCuQW0NpXMiXgLB4cTOAqDq+7N6V6EVeH9PxMuo9WzGpvW1MjsQYmnjjhrFX08VcasPPw0jyHZq4N0sxPDL8SK6nl3JL1tY3BJYewUl37WeyxZs1uDNZRdecd7IWfQR9SI1WpHPDTRiGGgC8l+zUDR22y2Oz1CzZtqxzIAk/P210qWpgPkPb8YJp1bdxtF4Vh9Qq3TK6xB49OttelkLEKEOoOoGoI18OfEjXGZYUT93Turc220sAakUcKd+Os4+gVhrxvetsR6dSlVkyGQkRCi9S47HxXLskjsfKM8jxn3SQ/lj6ia3rNsrC6SWPVJx7OmNTttuxunGwG3la8W2sVVj+onsbnkhhtpTjUs3o7aqWZcxZmI16FuSY2M+DMANDER5h0oQWjtzroNul6xZN2/+jtwCSWwI9kwMOJwHtqSN8fuve5rasu29odo/cJ3OrYrb9Ctjr1qfJYLM0niqQ16eJxtR72GyOPqV8TBF0tFWT0BGfTkaVgX46bk+3uW7f8A1niULCjEGOs5ZcMZ9lfIX8v829Cners/R+2srzFLj3NzftwUuPcg6QdRU6TLNoGgEwCTqqQNvfvSe+FaJx1fujs7cmQDrAL+5O1/bp5+sIhdGlxuKw/9dddBINSzHVom41l2lhhrKtpHafjh8JHfXkFrnOyVgL+31NhMEqvacDPxp7bT/eg96lXJxHdeS2NkKqWoklaPt9tu/hfULBZauWq46ri8/RgMgKSOk8E0IIZerkDO+021y3KKyGP7icOvEEdvbXVbYcj5ha1pb8puBV2J/wDUT9tbz1lGurFSNAOYIUHXUtrpp58uRPEgOMDKvPGx8RxFDpLyBJ5EeJ8QeepI8SQPhr8eGiSdOdCBABoysoIDEknxPPQqASCw5Ag8tNPhz4jd4fSPqqUwbeOZo0s4AALanq8OY101PT56AE+fjwl1NJiBTvgscaMxynzLdIUnTQFjrqQNCAp1J8fiP4JX0kzRKmU5UeWQa6jQnTTnpyIGn4AE8tT4cAtzSIOZNSEKDhnFGY5iNCQBp06jx5c9T4+HhwVxgcBjNOonhjQ6TAkEjkAAOrUfHmNB4HXx4YNHh40vCTiIIo9FZOnSCdNQ3lofH5WGvkTrxGVAONGpMdtKEUuoU9WgGv5joeYGvMeI56eWnEbQMs6NZLTwpUin8zrry5Hn4a+B156a/jwwUYjIVKBBk5VzXfvB+9bLbl7lZD2q7JyU9XYPaybG2+5v00zKu9e6IqxZKDEXmQ6z4Lt9DciijrsTG+WM8zhmggKYpi/eN94Nq25CAHjkXMZkGQoOQkjE0rkhDpOeY6e/8aq/+2X3rwmH3Vvfs5uKxDTy/cLIY7c20Lkz9EeXzuMoT18rt/qGiLkJ6OlqpHp/VEcir8xAON6t2d7c7K3v7Q8G3BDDiFaPF3AiD3zwr3T+D+dbMbi/6c3ZC7m84uWZ/OQsOn+1EMBxxGee7TGWbVS7GldmfUuOldFYsWBLgK7aOrKPmGhHh4ePm631LwT4or6p/wBPS9a0uMMKsrgtt0914x8dkaMNuK3A8E9WzEtqvYhKr1wzQvE6yAqddGA1Gmg1HBLuFcFLkEHDHEH599Y285be2vjQSnT+lNzIe0Tt3A6X4diYKlYLKZLEVIdM4DgN8hPpjrIBI6VI0AB4Rt2NQAChT1CB8Kj21+y6l3VTcHWBI+GFTL242S3blrOd23sTObmm23j7mUfbez6S3tzW8TUpSjNWtrYWxJHNuDNYnEtPZhxdZxfyIiaCostl4opN7kW9s7Xe6t0dFsqQXIkKIgFiMdI4mDA8UQDXJfyRsd7zv0xd2mw8V6UYJIGoKwbQOskDDgSAK1C/ui+2mnviOl79OweQo9w+2e+cVjb/AHPu7WlfIVMZex8VXB0O5tVIYkupgspFTjo7gikjjt4TMVuu3HGZpRD0+52l7l/MvLvjTad1YZYFiDOoEhluSGRgdJmAcQa+TnuEW9LDxKCpBmRGEEHKMiIw41XaWdaGXldS8te/UEJrRSKosV7cUE6OTMYofUlkWNx1MpOhGo15CIZmAmdRknvNUOXs6vOOjKOnGpt2tbyz1abYzKvAaaszLSniismq4ZpBLXlqySv6J1YxsWTTxHI6z7ZBcuhXAKCti9edLeBxArZt7au5Ni/XqYW5ZgtzV7ayQWErrTnbSRQX+k6oollj0UkKoWQcwNfHc8tFQImCgZVnpca8SX+vhUk9/wDdWOl72Q471cZh89ie3+zsjBYjtxYuDIw5m9uKedLLXJ1gNt1qhPzDUKG0111pWVZXuXFGGoD3Dv7adyNIQnDH54fKlavvnuntCBNxdusfb3biMrHJclx9XdYxqVMpCyHL1oqRht1i7jS54shWWT5gqcWCxEDDT9n9ajTTBOM9VRxm/esLFlYO4nt+23JchMR/UMztujupeZ6Vms/pljFTSoXQnQ+vqOY+BjYiNYgt3Tj20Xg0+LUO7j30Jjve3s3cOegG6hiXxdxHxV1KsORgp43FWENRmo4v6GrcrCiACsUYfRAyKdWB4BlukEgfrRKz15j2dY6qMvagoTCR8K0L7r72fu/d3s9n9uYp+1Ht127jcrkcN/qfByYKtVyNaheammYwGVsf6631l6F5IvWrWIYYIpY2UhvmPHRpuL16wly4QtwxIAIIPEcTh1EzWA1oh2RFBjrOfb1R3YUq9n/2y9+9698TVu5XdPvF7p+725p6Vqzh9g4K8+asrUrw1YkvZ+8+5dxth6kVZE+osR4yCvGg0aNAdKqbH925uWw5OolyYCyOJY4DCMyOA6quC8+2s6LjKJOAzMdQHGTM4Gul72cf+PZ2/wBnT4nd3e/bWzu3JrLXnh2jtd6Hczu3YCmVmgz/AHL3QNxbc2Sw0XqTDDJT6u2kkDgHjStW9ttUKgm5e1EjSSqAYRLfW04yAFEZOZqpd3N66RGCxjqgn/h+kd5n/ZrePmfZB7epNhVdo9vu3+0+2ue2/Wuf6N7g1tuRbs3PicpbSNZb25rOdyMWY35VttChsV7mQiY9I+nmraa8V94tzdEOGCXVgCFGnSPy6cAR2mWkzJxl7bm2IPiU4mSc+Bnh3CAcsOHLh7g/YH+4j2b9zfefuD3Mq4fuB7VNkbTvZTbPcztftDbeydmZXbu4b2MTA5jc+1MVZTKYXdmz5o5qWVxzNkIKRZ78Ugqz+qKVpbNna3v3AYbsX0Vc9DKY8ds8AxMMpEo4IkqVLTC/fe+irHkeWTnjIzBGfCZk6lIOBkCFoYND0dPUdToWBCyDpYeXzKp08xwiCCYqyBqx40oqnVoxAZz1PrroADz06vlHSAfxHEafV4sqIyMDnR1Y45I2jYMI5oiroxZS0RHQ45jRJGJ+VtNV8eY4TDEqM+ui8MYTBqhG8Pfj/wCQr2vmuz7Z9z2cyWxcLZlr7ZqZPtv7dN4R4DbdLqp4SjNlsh2hp9UtDDxxwtN6cBdVPJQeNREs3nFlE829HAFmY9wxk9grGvLvLKNclEtr1gAAdrHDLM1Ddf8Aft/fIpTRY/L9+O02REVqJmk3L2M9uQryS0pkkiazFhtkwZC3ClgK/SsEiGRAwUsqkejcn/iL1rzdrZt8tNhSshr7i1MjA6XbUCM8Fk/2muJ5j/JHprlaldxuUdycRaRrkR/iXw49pHeJqfNrfvrfuiy160u+e5ntnzUcCQrDC/tb2pXpXFjuPdnjmzUlzb9hYbE4DystP1LRUBg3SvHsfp3/AMaUuEXfUu/i2AP09upB7i90j3qh65xw8v5x/wCQAtTZ5DsNdwNGu62AzyS3qkwMmYEdhzSN7fvn+/7HWbmV3Ptj2/8Aert3vBYtqbi7S727TWdr9taO2rl2Lce4Mth7vbveeye4NXOZqTFBLdq/msl6lICL6coAgyP5d/hrkHoz0pY5ryfa7gIu6Av3nu3Gc22VwgxJUA3NI8KLjEyMKs/x3/L/ADT1R6ku8s5o9garBNq2iqAHVl14gBi2k4apEDGK30/tT9nLfbL2D9lDlqrx7n7p1c93z3Wb7SGaxk+8Ofs7oxhyMtjVll/0NHiIiW0UONWK6sw8V2g8pLVqZCIMR1nHqBMTGOOHHCvpfbTb2YDCHJLEHtJ9mUdlWG3h7eqkOMy9fa+1m3vsHKnLWt4dhYbsuCzlBNxJNDuvd/YjcdeSGfb28cpXlePI4FnTE5yHqQolg6v7T6f/AJGu7nc2Bz3eDl/qWz5a7XnDKLttvJIO323OLRBF/bW2ANneAHc7UwSzWx4fKvUXoDattNxa5btBvvTO5Fz91ysMbbKLwIv3+V3QQbN+4pIvbSRt9ypIAVyNTu7G4gb8xfcLIWN2w777RZTcde327pR4y1h8hs/JM9uXL4W0l0puTYm89grWr4mxiHWuapiDhWhkiLZXrzmG89G8z5ba2+0flnrnb7cjd3Na3F3Nvwi3dVkmxu9tuyX3CblS/matJIuK0D6U5Byz1lyjmVjmu4XmvobcboPtLelrT7W5LakBMX9nudoAtjyfB5YX6ShEzBJvDJdtTVi33ZsZTaNi/VxmM37DSaZ8TPkGlirVt+1oI2jx1ZpeiFMmqmrKzqJ/TZi3HcekvW3LPV6jZvo2vqHTJskwl6MZ27cTxNokOv5dQEngedfx36n9M3tzcVk3vpbb7a5uBu2e3buW7dvG5b3KMQpdFOpblvwXUViwRgRWmb9+zY/ZvNe37Ye8sjsnAZLvjuzuPtPtd2r3lWm+mzb4TI18jmt14zIXaUqTbh2jHhqyrHVttZrVrF1JYPTdlLR/yWNja9E7ht/bD7u2yJtmIhrN69cmRxCtbt3/ADFA0swBdSwDCp6CG4ueqrP+ntG2u2me8FMpdtoo0kjEEhnTQ+YBMNGB5+d+97e6U+2sd2yl7jbsu9m6u8tqKuzrcmPixGYXbVqnPi8xm5K+PTL56+8m1oZY5b1qy0YCgDQADxXnnN+b2vR9rkj3bi7ZNvas+WD4AisGCQAJCN9PGczhXoPp3lHKv+5L/N7NtP3Fy/cuB48RJGkvnmwGJ4+2pxHtyw+7fa9gPeXikrVdwbP3PujafeGOCMQ2s728wq4S9h+6+RZx0W8zsjK7qmw2SnAMk+Kkpyy9TUpHbI9Jev8Ad7S5Y9Eb5i77i4RsuvUNJNieOo+K2DiCGSYKgep/9n7Tcpf9V210pYUHcdWIaLsZiAPHGBJ1xOonXPm/axvXvJZu91Vp3LidwZZdzR3ccslOnYiyTyxy/SwSWHYQRzxunT1Mx6TzOvGt/Km6W5613NoOJsJZtEESSbdlBOAAkgAnAY5AVwXobbXD6ct7hUI8+7euxBEG5ddmGJaNJlcSTAzo7b9tnfWrsbHbC3Q1LdHavDIckNvWqtuhchvYmjcgxOQyVqjMgtNhqVqSJj8nq1+TFmQEcny7b2OY7yztJGm7cVD1HUdMdZMnhjWvzh95s+V7jdW1Yvasu4jOUUt3ZDsnjW5j2r++zfmB21Pt7Nf9oe5GN2nhNvjBbs3r9TtbuBjorN6OvSp383X3PtYXGrpCI47K1rhK2I0NpmcBfrL1f6R5W3M9ptrCPbe6RbuJZZ48CqC/lm3cgGDIOnEFtETXyp6N9V7/AJZ6V5lzDmTJcfZ2zcQXQiHUzn9I3HupjMAY+GdOs+EUmfuC9ua3fTu/t3uHmosJm83ieznbXCwItH1cFhBbgye67uOwtK/64Ktb3F631bh7E5dXEhj6FX55/kBG2/NF5PYL/tbKsy6oLkszSWYAfUoXCMIiK+hP493a805AvOmVVe+RguQAUQBmMJOIkGZBIxrWPvDt93i7MZbDb+yuzN+V9mZajj4rVTM7dzmCxm9e2+Qu1bFyXZG48xWxWDv3RHSS5iLsFpo479eJy5QOp4Hyg6E2n0NBVoyg/UpIiPZipjiK2vVHJ9j6m5JueR8wtJf2G5ssul1DCYlHAMYo0OMQTGdSxuX3p4jIGa3269rF3uhVyVKjPbyXfbubndlWK+So2LIx2Oxe1Owm5cdE+AxSiIx/XZq3NauGWZ440cRLNqubktcc3GvTOLIFAWCiQolgMySRJ4YV8kenP/EL0pyHZ29kb23vsvmHVd295jN4gOURN7YCTbGlSzXXnEMAdFWt9r+O9u3fzuLtrbm18Tt/L90N+uMXtTsdNNgO2vcLY+4a1S5ZzFf/AFv3Ts90sNkppBTlvwR5CXHRiDpUGxO/Tx2Hpr0DzWz6Q/779U8p5bd5QjM/nWuYKbiqbvki3c2Ssm5Ri/iV0LAr4mUDE+sfzh/FP8eelObcu5D/AOM/Nk59fYsm/wCV8+5Lc5cz/wDSW3t3tnzRE3ezJtutwNbvEsjBRqvDUF3t4n9lHB90t7duKOQ7i53BTW56UHdHA7q7TY7aud2dt7DVlsZWjtrd3byrk+0+69xV09SlWmlWkLZAsf11X0n5DmG/9M833G5t2eX7jabq2Cls+e99GZSF1XGuKrFTiUEk+DSSBiPXPTnpvnPpr01yzZW321hP29k3Nsq2wu3a4mu7ZtGyFtt5TkoGFu3baQygAwN7OU/bU9h9/tNiOzWV9tWwZth4DbE21K1mmmSwu8rmItQSQ32z++sBdxe6NyXMpJPJNYe9PYE08jEpoekbHpX1X6j9I7ZdjyPe3l2gJJt3NN625Yyxa3dDpL/m0hcMBAAq1zP01yPm7G5zDbo9/D9QSlzDKXQhjGYkwDWtHaf7Ie6faBlN4bl/a+96e9/b7h95vJm96+2L3D7Rod8vbH3Fnmgjx8uJ3HXw020d0bcr3MWq1jejTI3RAAkosKAnGhv/AFZc5xu7O65la0GypVPJZtNsFi/6SXWZrY1eKLd1FDGVUZVW/wC3ktK/7e65uvmXiSIgB9ICuATPiUk4y0kmo874e2jemxezncPe3ej2P782J3R2DtmbJ7dn/bsmo+4fsl3TyNGxXx4wmD7Y2cbsnf8A29hnrWEtv9Xt/DVMfShkKXLUkfoN9EfxR/JHNt96g5Z6b3XP+UtyXd3fLuvzZ7m1fZIAzKzbrQRdnTotpqva3ZUPlA6q8l9S+h9um3vXl5buLG7QAo+zCXLN0sVVibWrVaVNWtyETTbVmXzGGg6kqXcztTuzKPtPG90O2tjeUaJPktlrvra0W88FcRYZLFLLbclykeXoZDFWZNJopIgyOGGmh5/UNjmvL7m4bb7XcWL1xNQhLiMWCmCQoYtBEcJxWvFdxyzf2rSvvbN2wrAHxoyRIBzYASJnqz66duFtQZCtlsbBex92PHW3gWTGW6d+PGMscayUbMlSSxHFapWVkBil/qIkiaroRxauHyrqXRMkeIHMnPEZjUCDwyNRIFa21pCCAcCIMdk5SpnPKRIr2vSeua0EMsMNeqgCwQp0t1oRHEo0j0jjjDBh0MpDcukr4TPcDg3CD5hOc+334cZ7wagVCgFuQLa8Iz4DhgOOHHhFa0PcXsrO7Q7qZXJCxctbV7g4+O/hnmd50pT1HRM9tt5urVY8faZJ4VJ1FadABohPHyJ/M/8AHY2vqvb+p+XJHLt9JuAfTb3S43ABGAvCLwGWo3APpr3v+N/Vgbk17ku5cnd7cgoSZLWG+mTP/tNNs/4fL66gOejHGPlUgv8AkbqPIBtdQA3znRuRPPw18OPK93yO4jFwsRwrvttzRHiMR1/GkLJZaDDKv6hbgp/IvTDJK5stqE6DHSWN7jaDQsegaE8zy44vnK7Xl/i3bhepfzGM4UHH7q6nlh3W7M2AWHXwHty+NMa5veWXWHFQPHqVP1llFaQKVYKIafWY49XI1Zyx5HRfDjz/AHPPUZiNmIHWfuiBXV7fljzr3JGrs++lra+yd27/ALayRpZmrrL6c2RuSOmNqKPBFdkCStrppHEp5nTXz4y7VvfczuFbct1schx6DOrd69tdmmpj4uoZ1bvb/Y/DYnCSdERy+YMfXJctaxqrcmdMfXQkQJ1DxbqcgcyBy41f9Ht7Ww0DzL5GZ4dcD7c6oJvn3FxYOm2Dl9/X3Ut7e2kiB60kJUkNFMAummqlAqFB0hFBHl5jXmdOOU3TuDpiAK6PbsBBHCK6DuzH7he9dt9n9qz7g3cu1xsqxidqbrxON2vBuLDby2dSow0IBk6tyabLYGaXbtF2mt1xcimkryFoi/5fnj1b6W9X7LmNux6R3W5tW3ZnCJasXLV0EgeTf8xWZAo8Ou2VLKwJBZZruuVX+XbjZEb6zbubhSFtlmdbiMcVa3pIDEtkrZZZGK5Zvfv7g9u+5X3Md3u/lXbmN2Vtnde4jX7fbTqx1KiYjZGBp1sFtcWWhMNOPJZypj1yWRMcaetdvTdK8hx9J8h5fe2HJttsCHO5t2V1eLXDnFlBgEqpJVTAkCYExXstqzy7kPK7NndsieXbXzGMLrunF3I6yx0gYlVCqSYk6y8rvKuLEteCJUkj6+mSUskcjv1FoonjS3O4YgHmijTwPGzZ5feW8H3AjDDEH31xnOPXOwtIbfL1N27jnKrPDtI7RUc293bop35LSR4e7A+ohgmxtm/TiYsgi6zFJBeD6n5iwZdDroNBrpf6dtnUuTLEnI9OvKvLd9/I/rHY7lr6Db/tSTCFAQBkJbBz7fhTjo+4Pd+KqiCnt/tzXnVn1uw7YyqO88egaP05bg6tCo+ZSNfMDkOKg5cANAdwZ7Mvcas2f5z9UWLeh9jy03APq0OCfYLmn3V7P7lu7FhXgr7mpYSKYnrg25tiKhp6munKxWsvPIV01Lt8pOmvIHgG5NYwKhpnGSfwj41V3P8AO38i7pJt7mxYU8Ldi2COzU2tjHDKo9yu5dy51VsZ7MZ/PesY5St/LyJQ0jHykRJNaLdZXTRYVYDnrxpJt7CvFpVUjMxienaa8/5v6q9Tc6UHnG/3e6XgLlxmUHukD4DrzpKivr1RLGzQFC4kihP9GZfWY+tI7rJNMADoOokN4qAeJRcHiCgFhh+GfTtrCLagGyPV07aMNdllZph6jlGEXTqwdefUiR9JXpJbp6eepGmvw4kBdUIwCkY00BySuBHTp20/aWbky1PoDvHujEQotC8JGitZDHISf0qxPGxlMsOpMT6g6L0k/NxXW5dtsEfG3jB4jt4fbQrqsuDaJDcCJw7K7ijJzA6+oDVterQL0jUMw8OYB8OfLTixbbAmIJojgsDhRhJxrqQQDooJ10Ovyg+Hh1fDhEwZBxpBjGk5UZ9UgICfy6DwA01HMrqx6efhrry4QbUSwGNEcQFodZhqBqWBBPM6N4DmNNVJ5/HgDqK6RgTTsAvdRpJzoOZ0bUKBroBpoGY6HVh5eGvCAAEdVOS+AXKjcc3SNOrmNF/N1eA8QD8rc289QdOGYMxwyqVF04caNJOoOobmAoPPTqHPkAfh/v4EHGeIop05Z0Os/wCX5uWgAB1BPT58uRJ+06fieHxxP5jTqA2Jo9FOAB4MdQVJ18zyHLmfH7uAIxw9tGx6hhSjFL8dANRzI5+WoP268AyQesmpAIEcaA3FvTEdvtqbp3/npFiwOwdr7g3rmDJ0hTjdp4m5nbSt1ELrZWl0AHQFn6R48VN5uPI2ly6SBpUwTlMYfGPtomIQSeFcCW8d4Z7f+6N1b73FNNazm+dx53duYmkPqPNlt05S3lMg/WzEcrt5z0kkgLp4aaQ7PbL+0S2DiigSQBMATgBGOOWZqr5jtc1j6TJ7KZlq1ZpXal7GzTU7tSZbta3WsTVr1OzWlWatcq26kkc1e3UMQeKVCpjdQdeL+1QsjK8EZEcCOI9vQVJ596xcW7tyyXlYFWBIZWGIYEYggiQZwNbHu0v7p/fPYdOhQ3rsraPdxMfFHHDmMtLkds7glWNOlGyWZwMljH5Scxj5pWopMzNq5dufHF8w9E8t3Vxn2lxtuxMkDxD2A4j5V7t6f/8AIH1Py/brZ5rtdtviojzGL2nIyElAVYxmdIMycTV5tk/vp7gxCRPL7QdrZMwMpdq/ejN1DIhYeoUjfYV9wY0GpLchrzGnhSH8f2wVjdmcc0w+fGPuro3/APIv9yhXccpIxH0XifdNuth3Zn98z2cbySrhu8vbbvR2KyE0qepkf0rHd3tmwTsSkj/re1xiNywVI+osScK7Ko05niLceieYW5/a3LV4A4CdLe5sPjUmy/l/09vrurcLf2l2ADqTUh9tuWwwElBia2e9kfer7Fu4mRx7duPdV2cny1p4VxuK3NuSz2y3E9r1f+l+ipdyMftOxLa9ZR6QrvIddAPLjJfkfN9mWa7t7nh4gagO3w6umFdnY9W8g5jpsbfebZ7riQutZMzI0sQTgDOGHVUk97ewOWrw7t7wdjdv033dvKll7fc7tPSlq0tge5mtexFmhk8hjQsT4LbXfu/jZOjHbhraUNzOqY/OLMkkN2kWy5t+1X9jv1Y8seRhOuwzfntg/knG5aiDi9vTc+vm/Vfobbc7Rt1sCLXOVWQWMJdWJ0XD18EufUsgNKQV5NNz5HBZmTGZfatpLWHvhkxYMD0rNWOnkJ8bcxGRxshFnEZjCXKr071GYLPRtV3hkXrQjjp7W2chCSHVkVgynUrBgGDK35lYHUrRiDPGvmxBc21xrV9TbdHZWU5ggkEEdYIgjgQRU6bVoxYuHHZauV/XlgWvkoJh9Svr1AYJ1khbp+nmkj0kQuAsitqCSRrsWNutkSTnwqxubxIBGBq5Htwwm+dw7sxNrZ20NzZmheknb6uripo9v269KZK+Umjy9yKHESR461MkdhBKfSlZVPS56eJNzu9ttEDbp1tq0RqwJGMEDMzBxGEzVjlHKea82vNb5ZYuXmVZbSMFHaSQozyJBq1ffz9v33P96e8adwtoz9scPtzIdv8AYW25E3b3AvY7JRX9vx5mLKJJj8TgMnLHX6rUbRypKfV9RhovSeMK3zfa2rt0w7K9wEEAZaVXATIy+3jXVH0LzlgjXGsWyBBVmaRiTjpVgcDkDTk7J+wP3O9o9z24srujtPmdkZnqizm26u/d1ZCqrofWp36lK9tWoiyxTO0MujRu0EjgFidOJl57swul0uR1wPvok9A84Pj87bFOH149X5OHup7dwP2+N/8AcXLYixtLuT2u2PsyxFl03nYnw+c3PnDaFmr+kNterLHBEIuqK1DZjnmiYEROjMAycRpznaYvouFcIyAPXOJPzq2v8dc3Di1u79pBx0gu3DDEKB3zS/t79s/sPhpaNXcvc/dm6s1P67ZK1nNwY7tnt8IinUUYMbgMzlbU8BUawmZiVPPQaExDnoubny7flWlj85PwIGJ7Iro7P8Zcus7a5vN1a3+8iAFs6SZMQWAZQo6mLEdhIq2HYz9ob2rbgzl/eu4+6+e7m7YmtJdwva7Ye4Fw+38JS6II5KG5t+J6u+9zr9ZG5U1/0bRJAheXp6z2vLb1t9qr6rd+4RiwnQM8lmZ6yxxg+EDPyH1Lyvc8r5tctja7vY7QNCJfH6kRjLRpPEjTMCJMitynbbtd217ObZj2b2l2FtLtvthVT1MRtDDVcUl90Xp+ozV5A+V3DebTVrF+xZnY8y3Fxrj3PrMicsgCeoDATGMDGueCgHUB4+J/H24dVPpflP2jw0I1+Pj8OBpECjEasxHSpJ0/yjUHw+Hh+PCAPCkYzJiscjjsZmcbk8HnsbWyuFzmMyOEzmIvx+pSyuGzFKfG5XGXIyPnq38fakikH/C5058R3bSXrbWbom2wII6wc8qdGZXDofEpBBzgiuZv3Q/tad5+zuRyO4ex+NzPe/tS1ixPQo7fqm73U2bjVcPVxe4dqQF7m7qmPiYRR5LDJYmsCPqsVYGOrZwO522G6h0AP6gESMPqUEkNGZA0mCfDIFaC3LVyNPhefpJ+RjHuMHGJOdawUZyfnbQH5GReoMrh5FdQPFJB0gN4kaHUDlxJOvFRh18D7aMMA5Jz6qVaPpCzB6qdcKzQidFJLsiyL6gI0IZni8FK6HXny4FhcKHy8Ggx9nxpWjLgufAGxHZNaIc72+7jd5M1u+/ne6m4u4lTF733PhsjOm6b9ra2MyWM3BeqS04MfNZG28NBGiq9epBDGscLoIkVGQH9EfR17+IOW+l+Xc0tb3YbM7jYoQlvT+4LKoF22ygNfd7dyVcshLMNUkGa+K/Vn/5b5jz/AH3LE2e43W3sbsqblzCzBMpcW4StpVYHUqo8KCF0gwtOlfbNtrYuEj3R3DytLZm21ijnfcG8dzUNnYluoBiaF3JWsXXyEkqn5FrCeR/BY/I9gvqv05stp+92uw39zYD/APWd0F2O1MSCTd3lzbtMLMW7b8OsVybejvU263A2u/32yt32Amztwd3uBIGASyl8ccC7rOMAwag/Oe5D287fyCbd7T4fJ9z89BFF1WNmbMt5x7FzQ+qtfcO80x6Q1a8iaepXweTVxqVfnpx5z6i/nv03yxztOX3Ns18XQpNhG3Aggn/PvixbjEeK2l7qE5jtOVfwzvdyq7rcJuADan9ZxZJOGVi0bpU5yG8ueMYgkt4z+8TfnZPeeSzPtz3hg+zk9WKjlt55PEwUYaipehvivWxgxtC1kbcjVz68sAh+ni65SV048S9YfzrzL1BsL/I7jsbG6hWOq0E0qytoNtbOKtpgzcXDKcq9S9M/xRtuTX7XMPLtrc2wJWEcvqZWXWGe5GoB5wtnHOM67Tf2wffr2l99PZ/DUtlU6fbzvP2k2thMZ3P7EeqjTYTGYjGY7b1Tc2zEZVOd7Y3ooooq8yK5qPIKtj051jM2dz7k/KOebF/VXpIL+0uuP3G0GFza3nltCqIlTpZrTKAl1FJtwy3rNroPTHqrnXJNzZ9JetmnfKkbbeQfL3VtIXxk4LdAKhwxlWMEsClx9qUNCjloQ8KLUuxqmixn0+lox0IykadPp8gH01A+VtRpx5YbtzbmGOuyfbM5+/iPaK9eBW6NSjTdHz6ZVBHcHt9Yx+803/2zzGM2R3nzdf6fM1c1HZTtr3rx2GSAQYLunVoJ04vPLFMIsVueuq5Cm/ySNNBrGPWvR253fOPSe45L6l2d/mv8dcudWVrBB5jyl7+om/y3VjesLp17vl7E2rikMgR/HXmvqf8Aacq9SWOZ8j3Vnl3rffIwK3pGy5ktnSBa32nC3dOoLtt4oF1GlWLp4acex+4WF39WzmMmxWS2hvjbBix3cPtfutIU3LtWe4jrE1hIw1Hcm0s0qO2Py1T1KOQh8Olw8a8L6r9I8w9KXdtvrV+1v/Te9BubHmO2JO33KocdJ+uxubWAv7a5pvWHzlSrnseQ+pNl6ktX9luLD7bnO38G72O4Cm7ZLAiGGKXtvdE+VfSbV5Ooyo5kf3Ydz7fyfvH7fdn8RNlIe3Hti7UZTu3vatWFvM4jZO8u7M2MJsNUjaSxhtubcwMu28haKh1x1eazMAsaP06/qn1ZzbmXJuR7Dnztd3BR9y7aSGe0Xa1tmukYXCq27rAx9N2Tm08P6e9F8i9Mcy51c9Mqdvy4ultLevWli4FFzcJYBlrVrVcQ+UG0oytpgBQNVfud2unbzYdO5fVpJMtubbSbetY9BZhkrRRWbcmTjMDOtnHSY1yUlgDiQPGykrzPPc85mu42RTMSPbjOfxH31rcq5UNnuVux4hMR3dXThViexfuNwuyPbXtXa8m5dtPWk2b3WyWZw9zJ4y62Svbx3Da2/XxGQwcs9qe+MjicVGj1ZIXM0DnVCr8ec8z5Vb3d7YbiyzLu7dzWGUwyN5kq4YEFGXSCCCCMCMca9L5Rzttpsd5auBW21y2UKMJVwbcEFTIYNqIIIIORGJq7u2NnYnaezdq7XwkFOHEbd27h8Rj1qQCCr9PVpx9fRFo3RFPZZ3QE8uoA8XuYb29zHf3d9una5ubrlmZsy3X28KxdntV2u1t7XbDTZtJA7sz7ySe+kbcu4Je3uPk3xVxVLLWdpTUtw1sTkCqUclLjLla4mOvTMpCU7ioY5ToSiEnQkacXuR7e9v8Amm32NtirXLqgEYwQZkDHEESKp83cWOV7m9dAYCyxg5ZRBjGOuDNXJ7O+yr2Q+/iS33C2D7b/AHEdn9l5HI5GfdGP7ctn9iYuSCHH3bKY/am658nQ7S7pnmy1uNoq2KtVvqp4/TsxQIxkH0D6/wD5r9FelbB2/NvUFhvV9q1bVVay9++Lw0K3mnbrdKqBqE3SHiNIYgivA/R/8PeqPU90XrPJbienrrOGLXUSw1rEK1u3uCouRK/QpRRmVA1CnXcPZV3YW5Lezsj2/wC4Xa9cVEuP27sXuyuXXuBi9nYqGPFYFM5dzUtyXOW/0mnF6k9axapBj6deZ4UQ8eL7z1Ly/wBZc1vc45fuRudu74OCCcIElRBTURq0ESCYIr2vYel39H8l23JTYFi1ZtwqgQhGfgIlXAnTKmIAjCuwX9rTdUG5v2+fbNBakrX8fQ2zubt5bq244rtWvkdjdwd27ar0rVays9ZhPRo10jDL8hCLy6gBztpVD7i2pJa3uboPXBcsDh2MDj7quEHSjHjbU9fAdPhVkN6+072pdyWkbuH7Y/b3vaaQMrWtzdmu32SvAEknoyD4Bb8ZJYn5ZRz5+PEoBQAKYEz7eugKqcwJqhfdX9h79pfvDcny25faBtvA56awlpM922393S7aZCpZj0MVikm1N50aFOeFgCjxQIVI1HFl95uXGlmkHPBcfcB7aiO2snMTjOZ++n17YP2n/bp7N+4NruP7fe4nulxN23tLK7PtbG7ke4/uH3j7UX6GSs0LcVy3snuBey30mbxNigDRv0rVWzVEsq6vFLLE9NbVtbgfEQxJ0mNUgjxZgxMjjMY1aa7eePMdnCrChjIWSCdPVMQezhVysdmu4G371jG7+iw9mlLlcgcFdxcckNW3jhcuy4eu9mzpHZyUONkgimiPpyvNFJKIwjqFttbtkl9sSEgYHMYCZ9swcoOdRagMHz+dSNSdbgWau6szsJZlMiv1yIx9KJ1U/lQ/O3Iak6eQ4DXwanIgyKze7Zry9bmetZZvzoWiaNFA6UjdSOoEkltD5D7eDwbOCtNjnxqC+9/tZ9rvubrPB7j/AG29iO+zV8ZHTGQ7qdq9l7wz1IsUMEOJ3LlMRLn8RLH0qA9a1E6dJ5jifa7zebJg2zvXLRknwsQI/wBmYM9oxwqO7YsXxN5FYxAJGInMA5j2VrF37/4//sBz2Ntx9grXuF9kOUyDUo7t/wBrPeTKYXF5y9ixcmw0u49rdwaO+8PmoMR9dOsY/oSrBOYvVESxqnUen/X/AKs9L2txa5Nu7lpdy+u4QxDFscVklVxxgJE5ASQef5x6Q9P89e3e5ht7bXrS6VIABIGI1FYLd5MniSQCNZ/eP9gv9y3t4l3Oe1n9yqj3to1q0txdle4vtptLD7jlFfqaSjWzc1Tce1cnMsaFvVmtYVBodXQanj1HkH85epmvft+Y81v2C7QrXNpZ3iKcAASnk3tLcQEc44DKuF5x/F3KxaZ+V7Rbjxio3N20T/s6/OUnq1EDrIrnE7p+9Le2Bxa7D725z29d15Ktv6qxP2uwu88J3Iw96tHPHWu1atPP53t5j7PTI0c6Wpakdiu7ADkrcenerP5YPp/Z3fTvqy7ynf7x2a3dTaC9bvI6klGKE3rSMrAA63T8wiGrhuR+hdzzPeLzLlNnfbPb24KtudDIwPhuKGAtu0jqRhIBmQI14dzfd5v/ADCPU7eYmjsynYsx1BfsMud3I6zFYUmjtyQw4+o5LD/lwErqPmPifmT1R/IPMd2HPL7Y2+10n/FcMjiclPAFRh/ca9y5B6W2Ozgbljf3E5kkICDwXM4R9RPdU6bfwGUystatBDbyuSsLCJnIks2rM6BeqaSduuVxI2p1YgAnjxL91uN9eLMz3dy5nGSxnr+Rr1AWbG1siNNu0B3Adwq12w+x0UIiubq0lf5TFiazOI11ZSDdtBuqRj1dJRCAx1+bx46PYcgtAF98ZMTpB+ZrJ3XNTgm1BAy1Hj3VbbCYqrXgjq1YIqtaJSkVevCiRwqNNCkSBUUggajUE/HjctJbtQLQAAGAyHTOswk3ASePvqW8Fj429P5dOoqeliFCgc3I/Oq8ufM6cvHim9z6rayZ6dMOFHbEEEYGaDyu3q1HJRvVrqnrQmzPIPygRNq8kzD5I444ySWJ0A5nQDjl+b2AjCPqPx++un2Jdlk41Vbvn7v+3G09nbv2Hs6/Lu3d+cxGT2rbyuCsKm3Nsrkq7Ur1h8z0sMzdgrTOFhpiSIM3zzLzHFzlPp3cm4m53kWrIIIBHib2HIZYt7BXR8vuvtt1a3jqC1m4rhWEglTIkdUwfZWn7c2WrXrIs5FK0k8R6RHL6kkKVDGQDDD67wozh9B8hbVeevHT2kSzbNmzgk9WJI6zH9Kvcz5ruuabj9xv3LPwBOAHYJw7cJNR1beINIKluo0UJcRxxQRliVUggKUgMaRMPBWbTXkBqODuIH+oElhn1VkX3tKCyjADp8qjjcGYLv8ASV2cMydFiRZOhoV+XrrCQuDCzNr1EakDlyHFYWURSww6fjXC845mb9zyrU6Ptps0/piSkVMo7HWQPJFZkEHNflk/MCGddCOWvwHAhVGJYAnpx9tY1tixMiWoyJYlfpMYEc4A0kKljqVGiHpVToW+XQLy8NdOHu22UBkaYxplYBsRpU0PHajqzSOqCaEdKyRx6rEelvnMjHRnAYAnTly5eXEMllAODChuFi/gEifZwoG88MwDxxCKRTyVWcPonSG69C6odSQw/mPHh/ARqQHtPTp31IVIScCcI6fOigk0jLM7q/ppqWdyqhl/zAgSganTQcwD83Mg8EwJAEyJ9/V0mo0RtRLDh10FHlJqWQr2qLhPSkjXpXlq0kUg6ViEhPS6t4+PjrxELbC4fNMmDUgP9v0V3sCfmdB06sCAByAJYBdW15qx/EHiyMpH0xTxDFRkenwoX1wC2hGmugAH5WAGviQSS3MHlyHARAzxoiVmOFGIpdNT1cgeltCELHxGraM2h+HkeEScAuBNB1t+Xp0/rRlJxqdW6ioJLMSAAPDXn4AjU8x468Dc1YHKalTSe2PZRlJuXNl5A8geR18uRA/Lz58xp/BrZxINEVkyaMLaU6H5j4HUciAviG1YdQIH+Xw4kwEkEU48TSMxnRqOYMT1MTr46gnUEa/lJ6SAB+PAaxEjCjUMZ1YmjSTa6/N5cgQSNBroVYnXnqOIzc0mTTgCMMqNwzKQPJRp8p5gEkBtdNeWg+7hixRpzmpFVdOBxpVgl6mVRqxOgVF1BJ8lToPUSfDQc9eGLnMZVIg1eHqrXx+4Z7iuzeL9qXu17X0e6vb+93Yg7WSYGx25pbuxsu7qtjce59uYKxCcbFZ9WfI4uG/JLbpRtJbrRRsZ4kQPpn79Wv7YaQxsm9bBIy+rVj2EKccuHEUF0B7ZWeqff1Drgz8a5BIpUarAQyktB0N0sAzeg7dQ62ILdIkHgOZPkeHS4CRZuagJ4df41WBaBhhl06YUm23WSViidRXp/L0/5QB1EE+m2jc9COLFkaQQCQpp3ZWhQJFCQqq9Go0KlSi6AuGLKFDMSNF0/wAx4lSwXcwcI41IwVYjhwp6beijNiM9EkiAkNEsnQsi/MTHH0v6inTXmF6Rrr9nEgAJ0HBhUurUY4Gpel2zmPQj+jxEWVqToJI5cnNoUQ9MjazUh6xlRWCsplDErqRoeICzMNLCIMdPZxq1AUYDHrpLdMrtZGmzexsquHWIfVXsHKNx0IInYBvrcbfUuFJ8QSCDrofDg2ZBDa8uH3VG9sEQV8BHV7wRxFXR9t/vE7zdoa1eX26e5XdmwaUEiTT7Ox28p4dqSSqXEkV/tvumK7tNJnU/MRRmJ56c9DxU3fL9tzJGbeWVdCsaiBqwxEEY/ZXQct9U+oeTtbHKd9eS0n/tltdsf/w31KM8IA7OBp+Tb5yG/d9793xumDDUN3d0935TuFvV8NhcbtfH5jfGZo04M5u2hiMElXAY+3uizRW9kWx8cUVrIzT23UTTSkw7bZ2tvZTZ2QRtrK6UBJbSuonSCclEnSuSiAMKq8y5juuZ727zDfaTurzBnKrpBOkKW0j8zASxzZpYkkk1tb9uvtz2v327f7e31vLf1LE4ivJcxVmlsiYRbss38TJ9JPS3XauV48fgb4hCShPSuSTRSJMrqr8ctzXm252W8fabO2TcgQzjw4gYqJxAyJkCZBGFep+jP482fqDltvnXNdyp2bErosEawRmLjMsI2EhQpJUq0gGp/wAd7+dle3iaf207nnrYLd+zDlMh21lj26sOz+4WxbkpyeMyG28zVvinFuKa/LYjt0JFrOlpGjJd1UtBzLY3ecJt+Z2BcdltBLqyCLTKTAGMhCDM5YggTNdDyHecu9E77d+muZOq6nN7buRHm2yIIkAKWEAQTMhowIpDzn70+M7T7k7Ubb7u7ZbbEPdzbE279nrlMjQRL+1YNzZXay5ZbONvZIbduT5PDWDDTyJieSFOoleocPb5JuJIZlJUCVBnSWkjEwOA6x3Vb/719NbrdDZqXt3ifrZYUkQOuCAcOHZWwfbfuD/7/VKWU7U742y1XLV0EU9K0b9fIlV6JaXTXn9almokHKCQaSvp0tz4xt2u62ysCmAkHCZjqORrvOVWOXnReLebaJwZSCBj7cAcxmBwpO9k3d7sx38v5HYvcvcvcOv3Fgyu4Mdj8Jlt2TbL23lRTvTdJoY/ASU7dfcteI+qa1m60olRuquhUl+85T6T5butjb3DO97f+X401yJMnVaChdQAifqIz4wPFvUf8pc8/wBWv2OReVtOWrchGNlDeOnwkXDc1xLKZUAHSYJkVtnxXt42bSqldp7x7hbazQVGivWdwvu2ouQr9P0ly5idzx5CKR4CnSfSMLMhI1158St6a2dmH2T3LVzMNOoT2hp7sIrHP8k+o7h082t7TebQ4MjWhbJQ/UqvZ0MAc8dQBgxwq23b3bcmAxCS5ODbcu5bcaJm85tzb8O30zHpaCGazWjZ29XTm3zEE8x4cbdm0LKRCi4YLFRAJjPoa4Hm2+Xebk/t/OTYKT5dq5dN3y5zCkxh3AVIkbHqUKOtmIUINWLMT8oUDxJPkOJZrJMDE5VDG/O7sOPsT7Y2W9fJbi6JYMjmkeKxi9ryN/S6I/zw5PcCsdVh+eCuV1m6m/pccxzb1BbsM2z5eQ+6yZxBW2eocGfsyU5ycK7/ANNeib+/VOZ84V7PLJBVCCr3hnPAra/xYM/5IHiqCstnNzS1khye68vbhhQBo8zmrkcc0vT8ss0vqIwkmlALMEAXX5FA5ccnf32/df1b9woBkzt75n48OAr1PZcq5HauEWdlt0unI27SSB1RHAZY4/mJNODsTvvMZTudV2vltz28tJkts5ifG7cxK7guYSOfES0VuX5cvnqvqZNsbDaSJfpjCqs/XIh+XTpPS2/3G9uXrV+6bhW0HAksqgOFJ1MJJJIUcOsSQa5T+RuQ7DYclt73l20Wz/1Sq91hbW42tWKgW7RhVbSWOrUcAFYCafnuZ7s+1/bfa7uDtP3Ab22TkduZva+Wo53tlS7gYjG7/wB51Y4fqW23tnH4zdWC3DBuG9NXRKrLZp6WOkNKqk69RuVU2Tr1hZGK4MCDIIMjERMcRIIOVePbdb4uBkEHrIwx65Fcg2eO2TuLcB2dDuCrs583kG2lW3fJjbW66+2hcc4avuWxhY4sRY3BXxzRpaesqQNMpKjnzrJ5vlhGIe4JEgaZ6jGImM4gE5ADAW2IViYIB6cce6Z7TQGHsVcvZvU8dYgyFnF2Gp5WCtZjlbG3GEn/AE9xjOVq2k6CDGwB1Gnjy4c2zbAZuOVNOkeE48fxqs9X9vfE5XuNht5bJ7w7v7DboyO7pMnlcx2123W3fdzte/WyWI9PI7Py6ZPE5q3g62fsyVpUx1uzCZGWNGb0+nrvTXr31b6Pvm/6e3Z2z6YgqjripSSrqymATEggEBokCua5x6S5Fz9Bb5xZ823qmQzK31BgNSspGIzBEglciamLu3+2D7Nfb5uXam6e8ux+8/vY3hv/AG/Pe2H3g70d3ZbHbreu7abPkrHbIR46G1DhNx2dvo2TxlaxTq0cjU9QVW0qW1gy+b+ovUPqzfHe883m43W/Ij9Ry0IcSU1SFUcUQKAIgQSav8s5Lyjke3G35dZt2bQxhFCgsBhqIxZo/M2osZMzTs2/3B7YbRxMGO7De33srsLbkWZnrbZj2R2vxlbK5j0MNNHktnpuPPYPe1nG96tnW3lsJjqiSS34YGYV0UsYcpvItMVQaiMDJ1dzAdOqtW2FeLiEAj2cMuw51X3uL7i+9mKtrufI79zW/MKMdPRzmzsrerJs3deAhJx88kW1YZIm2duKqtT6e3tp7VrNwWohlatGB1EU8tvaruNCODpMtOUCRx4jj2CM6he+1mYgkcAZkDMnq7BNUB3hsLfPaXdmC98v7fe6twbQzXbyxZ3Fn8FtmuljcPbSwYof9QV7GEjglo5rtxmKMrx5fC5CqMfdx9kTV42rO0Ffe5Jz7eend+tywwDEaJcFrV62SCbN9QRNtiFZWBW5acLdtOlxVYc76j9P7Ln+wZLiFrBhoBAe24Bi5abHTcUSOIZdSsrIStdbH7ZH7mvbf9xLt1AbOMo9q/c/tjG2Z+5HaJJZk29u2HDLSizPcnspfyEjy7j2XIbtd8jQ9SXJbdknSK4JKz1r0/oPOORbX1Hy9/UfppSCrhdxt2INy27ZAkBQ4Yn9LcKq29wSEYWtyfLucjyP1NvfS28t+nvVD69m4/6bdwQrAfkfPSVGDISWQDUNVqWS6u/cHX3NvNmystqjkaOEq4zZ1F8hHjqWfbIp9JNTtR271avJYv7szdStVEaTPIUkinCRiOVfV/4l3FjkvpXZftbgcXt5fv7sqGZrDW20w+hSVNvbW9ZW4VwbVbDsCDxf8rG9zPmO72zWT5y7e1b25YhRcDgEG2WOlluXbjWyVnFQGKgqaVtgW48xt2fO5z6etFjpr+25Ny3I4P1RNqbWd7OSS/lGX6iTFYK6110jdzHG0cjeJJPnv81cm2Gz9b2fT3p4eXd3aWr92yjEWBu922lLi2p0JduWRba6yga1KTEGe3/hjm3M936LbnPqJhcXb3Llq1dcA3/2u2ElHunxOiXPMFsEnTBxNcovt1kznuP7he7b3iW74oTd++/O7Km0Wnw1LMxwdudsTMdv4pI8jNFpWqYzIY+k4Gqs2PKnVV6ePJPU+7Tc+ptx+0c/sdsy7eyZlfK26rZRlHhjWtsOeJLYknE+h8jsXbHKrdzcKP3d8teuQIIuXSbjg5zpLlcyMMIGApx7sOw0fb+th8NgLd+fZmQy2Ru1cCjnHba2tn8kj2ZqOA2ok1jHYDB3oxK9aCh9PBWslohEY5IhFk+ebn6EKE1ThPszJw7AYmp7m3ChfLBEHDq+XwqLdqdsUyFjbOAx2OsXspklo0cdicbUs5DJ339b1WqU8fUisZDI2SZTokKSMdRoNdeKG/3W2sKdzurluztrWDO7BFHezEAVc2u0u3mG0sLcu7ljgiKWYnsCgn21039h/wBur3Cdx8HgrW6MbV7M4L9OpRS3e4Ney+6Jq6JFGDS2RjpxmlkMQ16ck+N5gc9OPMOc/wAn+n9i5TYat9uWMyspaBOOLspLdhtoy/4hXc8u9Fcz3CBt3G3XDARcfDDIMqLEYq7h8vAa2mdpP22fbN2/jq3d5bc/737lryRWBf7nU6V7a1WzAeqObG9u4evbI9J9ChyP6nKhUEODx5lzb+QPU3NnZbO4fabU4BLBNvD/ABXAfMbtBfSf7K7DZeluV7IBmtrcvgDxP42nHKQFXMQURXBGFytgEdWFIIKsUUMNWrBHWqVYIo4KdStEojhrU6sKJXq14lACpGiooGgAHHHC2Glo8RzPWTx7z1xnXQK3lfRgTn1k9ZOZPaSTTC7k9oO2XeLbh2l3W2LtjuDt0NI1bHbmxqXHxc8sbxm3gsnG0OZ27kAjnpsUbFeZT4Nxpcs3+/5RuV3vLb1yxuVyZSR7DGY7DI6waqb3a7TmNprO7tq9t8wQpB4SVYFSeokahwIo57V+z3bT2tdsrXZbZz7ok2JLvbe28sTHubJxZ+zghvnJQZe9t6LJR1Kt65i8VkEd6k9j1rgVwJXkdPUb2L0v/KFlb11fU+pd1uLoc30QaJ0IkOiYydGpmRSCSZQZnzbnnoO6VF7kWjy1WDaJYHMmUZyYGMBGY6QMHMwLTYbNxXbFnFS2obF6mqSwzpIjLk8e+voX4+nkXKjplA/LKCCAeXHstjcbXe7dd5sbiXtm+TIwZe6QTj2GD2V5xuNvuNpdNjd23t3xmrAqfjmO0YU4tdPs4lqGvQfgf7HhcI40qxmigtV5qlyvBcqWVEdmrbhSxWnj8emWCUPG+jcwSNQeY0OnCBKnUpIYUq5uv3jt1fuo+yOOH3Neyr3B2cl7Y7dijjO4/bHeXaftZ3Ku9ityX50pYvMY7c+4NmW933u0W7bciVx+o37E2By8iQix9Farx0t+xtNvzba/9MpHNrYJa0BPm21EtdtgY67YE3rY/J+qghbgFTcbi5tvE+j9t/cYEGQApy+rg0jHwk4itKvbf/yd/wBxzt3Zgpd6e0ntt74YOKWJrj2dm7p7Sbpswx9Bl+j3Jszcma2zWd16tC2CmXq05acZR2oQMRcYNwBAK+3EVNa3lu/DNaCoM9LGfcdQM9/wNbuPar/5JvsF78/pm3O9q7u9l+9MpYB+o7sz1t29l7VuzLHFXjTvVtetFHtysoZi025MPhayctZiSSK9x7llTcvKTaBjUviGWB0/VHWYgcTGJntrbvQLLeMidLeE59f0nsxk9VdA2A3Bhtx7fwm6NsZnDbk21ncZXvbX3NtzL4/P7b3DBlwJIMngdwYizbxGXoSVyCk1eaSMg8mPCV0uJrQhkOOBnLChKkGCCK1h/vg+6g+0b9sz3D7sw2VbFb/7q4St7cO1lmLrW2N2944reBzWWx0yOklfIbU7bw53Mxyr1NHLSQ6akadV6P8A+m5pc9QOA1rlO3feYk/5qFbe0EQdS/vLljWpgG2HmQCKr7o/olQWUsQsgSROZHCYBIniMjkfytb0UFYGlVijgqV4Fr06sHpqFSumgUBCBqkcfP4nQHmefM4PDnxPJLMeJJxJ4kkmSeJMyaq29WIYmAIGOP40f7e7YO8O4mxNuOCY8zuvD07DaBileS5HZulVIUaLXrtpyA+7yiusbo8mPC2FWQ3lfqZsuPxrfDtTZeE2xUSvi6McXVGrvYm+azOvX1ayzOAzN1eIB0UH7NTZ2fL9tsrc2lgnjmT3nqqe5vLu4abpJPUch3dtSbQq6qpK8+hdCxZep9FPyknqLKNTp8QDy4nJ0tpGRP30JyJcYxhT7xFdQYW0P5Qo0/MQSzFiwA/Oo0OvELEhjwWantw0EzlRrf8A3J2p2V7c7n7m71sV6uC2xURnVp0gmyuVuyith8LTeYjW5k7bogAR2RA79JCHiKyq374tJguZY8AMyfsxxOFXNpYF28LbHSuZY5ADMnpnhma0F95f3ANz96MxbqXstmE2mJpa8O2NrVrMGBqQh+mmLMNYI2Rkc8y1t7ErEakAchqaOX2iP24DX1/OwBM95ykdWFb68y5VsyLdkmRxzJ7e7sHfUHRb3wmfd6+PvSw25oCDiLelCWMhUXUxlq0iHmS3SWA0Go0PFZ9yt0nWTqHH4+2tC1u9tfEq8kiQBnSTZz71rHRaZY5XkZJ41lkm0Z21RuqZxLIHBK+OmpGh8TxCCNWoEFIp7l5RiSMaaWY3VGdK6zI87JJEJGdVjiVS3SOknoCMTr0+fjr4aygoZZSeuOPThXK845oNP7ewTqOZH4fEUzZr1up6Tto6EK3qNp0FtNS6yEOrnnyXloDqOKbEOx0t7PsrnGl7YnAdfTOhYr6SsLEQVtOlJFLiNgQnqK2nVIwJ5Aj8pA5nz4EIhMtMjHp040yarcjiRia9jvpaWMoyprIY5oWkDaFQZtR0lepQ559I5N4kcLVba6cwIwPTp1U+lgiiZJzrJryQSSRmVgFkD9ZkKL0FzIHDaasC48Dr4c+AUlbmoEFcuvphTkoV0WwZodctAIwWKzyHp9UyAdLHQtIWVX/qI5bwI1JU8tDxKWaW1jSTkKaCwgZikyWy0zAdBVGLKGB1LBn6pImLH5NFA5cgAdR4cIYW9ZIJnLqotI1mSdJ6RXyJ6cqO8g6Co56r8pXqfXUeCvoNPhpoefjDcYEquTHpjTgJp8M6a721sKVX5vAsCSPIHkT8eeuunDgzJ6qIERFDpOdE1fmvIsAQ4Bcf5tPlVmPj58OoEkjjwpigIB6cKMiU8ua/h1N4eBJBHM/HmNeAZpxqYIq4HGs1m0OnLmAAR9pBPUP+HlzHnxJgRM5VCo0mIoyk5bly0+xtBoelQSddSAdNdfAniJ2XPiKmJIwMTRlJyRy1JABXpHLmT8vxUgfH7vLiPDATAPXRAagTRuObqIDEn4nq+XX4DQroAft5+fI8Sjy0THMUygZijUc3Xo6tqo1Yg6MDoCECjkNOoajT4cR3AqiDOo1LHAYCj1eUsOZ8WOvifDmR8vmQR56fz4EsqxPClpA760sfu4/uB7v9vlPbnt57E7pv7b7s7ywUm6O5W7sFFCmf2J2/yUclLbWD2/mZmH+nd27xnjsWpbcHRfo46CFq8kT2g4pNr3N8qjFdtb+qMCzESFnOAMTGZIExIqO9eKjTbMXJxw4fLtPEYddcveG7h5qxk1w+Sv2rtLLWLYl/U2N+4tuyZ5nsjIT2LVp7Nm3IxlcyM8nrN1HVjxp/t7dzbGSQ6CRGXd93VFQWT5YkQWPGn1j7HqV5VkYMySK6FtR1+opDltQPmSRdT5EefgeIdFtnCLgflRajJUjHhQM8xidEWRgXJ9QkEEgDqbQ6HqHiTr4HXw04OwqF2F2CBlSZW0qQc6UYCDoPUGvyK6BdFVGIdXVddJHj1B11Hj4fGQjT4kMzl0+HsqQNAgDGnHTpRaiSS16XWwRX9X00MgJKMDqoQELr83LkTw2hLjS2BA6dO6mViAQsSeNSlt7LQYn5xnU6HcH6dw9jq6epOiEsSsaBuY0fx05EHhXCrjywNQnP3Z9dT22dBDGZ4VJdDeeTPOjbqvGy/JZWWatIDIvQ4McUirqh5ldToeWh5jiJrfj8smDNWUvkr1KKSMxsituphk/0nGVM8A4TcG2phicpMV164MrUsRvgs3DJoEZJ40kKtqsqk6hgi2rnhPg7cc+z7qbwXBMaSeIEdOqm5tHc26+z278bgd1NNm+3G4MnBjJatsWYLO1792wFo3YK1mWxPja/1KBleCaWpICyK6uQBZteXcZrTwbhXwnu+/LryIqINcsXF1Y2mMe35x8K2f8AZLv3uTtNuCXK4u5NLjsp0UNw4eSyHo5nHxh2rfUq0Y/66k0xalbKCWEkxlnjZ42yuYbPb7q0LREEDA8QesfIjI11np71JvOQcw87bMTt3gPbmFcDLuZfysBIyyJFRb7me7WE7lb/AK0uTxkVdNsutraSZ6kbL2GvSxSjNQelrTY2pqoRWQsitGVYBw3HNW7VzYsUSVdsDHEfaOPZWz6p55Y9RblDoAs2cUDfVJxJwwGQEDhVavcNE+79idnu5C25bLYuffXZbMQSMJExcOPuQdytoVqvUWkq1MpV3NlyUOqu9Nz4jTi4117T6WBZLizM8VMEEf7OiK5pEW7bLz+orR7Dl8Zpne273E9zfbR3G2zv7ttuzIbfqUcrRlz2J9Sa7tvI15pErW7eWwRkepfSKB/mKIJeldFIJXpDQC3lsZsvAIPsgg8D1Ee3Cuj5H6i5nyHdC/t2LWR9dsnwOOII4HqYeIRW+D3F+5Ht1v3aXbf3G44Yjtf3f3TvbLduu+GysXma9GDdK1cdHlds908ZiPUqZFMnBZgkrnJ10hnyMFmIvK00TvxV2n7jZ7pNvtLjjbOjOCCQbTowGBEaQ8zgcxIzNdf65b05zrlm29VcpC2t7cueXdtyNbeFjqZfzlSI1geJWGrECun79oHv9uX3C+3C1W7hZKbdW+e12/8AKduoN1WZxay26NuQbfxe6tpSbjukvHNuP/TWRZI7rv05WKhMzMbEEzSen3wd1yrZ830qly/buLcj6Wew4tvcAH0ltVs3EzBdbijRchfEbt7yt5c2kkhdJWc4cEgdRAIYKewqcRJ3FQGJY4xF1P16BEMbrL1EhfTMZAYSdXLT4+HjxmQZjjUciJJwqnfdzvRl8vmb+ztgX2o4LC2bOM3PuKi/TYz+Wh1r3sDi70ZSSng8XKHhszwOstuyrIrrDGfV849Reor9++/L+WPp2qStxxncbIqrZhFMglcXM4hRj7n6D9CbK3sk596ht691dCvYssMLaZrduKcGdxBRGBVEhiCzDTFUO6sDtnA/X5V48UkQFfqllr1Kcj/OUSJ5pIYYFCasWJ0XzOvGRs0XygIg+73V33Mbd03SZ1jPAEkdc9I9lUU71/uV+37ttdv7Uqbvw3cTuP8Ap1i9jNhbJavl1g9AdKnO7uaC1gMNEkhHq/1ZrSD8sDHkde3yzcbsTbSLeGLiF+Ik+z3iuN3vqPlfKZN5w19f/bttqduoHSdCjtY4dRrSBvD9w/uz7he58uxt15bLUces2Rnp4Xb9ifCYDB0SEgGKpzUJa9/JVJI0VJWtNIZ2j6iFUiNOl5NypNiz3Bdc7jRGrIQYJWAfpkYdUCSTXFepfWF7nu2XY7axb23L1fzNI8TFlnSzOcSYJ6sSYAFOKrFFB88NeKB5R0uYIYUkcs3NpCmjSF+rUltSdSfHjS8+4ZUfbXCOSW1fm+NP7Zm0d1dwdw0tnbF25uHeG68gyJU2/tTEXtwZuVCSrSnHY+KaevVRdeuebogjHzO4A14SAtOnExP40zsAJYge7p7q2J+0z9mvvduLctfvL7n9yU/bnNmlWvuXsf27zGE7k71zlGh1U8ZPufd1ZZO3+zdxT4+vCtmSi2fkeKKFWihmiLtOLWpQSSARJBAkHvBPAmc8cjVP9wxMkAmI92R4Z8csMK3+9pOxPZf294iwna3Y+K2vLDSdstuywZs3vfKwVYhLNJlt45VrOblQ+l1mCF69RW5pCg0AlACLHAComLu0nM1HzdjPbXumnmcdmu2+y987X3tu6Pe9vZO8/T3rtCpuaTLVtzQ5HCbQzH1ODw0FPctdsrFDHC0da/NLJD6Ydk4X7O0I1KfAZUnhGUZHCYHUPDlAomvXnBDGZEHL49uFQL+572Qx/cj2V76rbf2dRtWe0ORwvdjE4DbGOr4OzHhMDI+K38m3Km3hhpo8rBsrK2b0UNaaq9yXHJA0nQ7KYL9u2NDkEKjgmIBg4HHqBIJ7Ac8jJtWIc2xkyke0YiuOfetB8li5nZb2VmtwPOtrGwY7EvmqlaGGBN8bSnw8m5aW0N+Y5dYc3s7aOKmylyo0gs21JUWdO/tbtvYpuBdsTddrZtq03bekIdT2tMi3cDgJcnxMrgDwGkN2PPfaFLsrbV9RAFtiSw0q/Fk0y6xIDKZ8QqoGF3pu/wBuXcObfmzrdIQ/TRWdy4GmKOP2xujb9yVfXy9nBY1LiYPG3Z3Z2pCG1uGGx02FcFnFm3t9kl60233RzGHZwDcZ4yuZqnd3N2xcDIojj2/aMePDPGm93ip7dxe9Nse439vjf+8O2vczAxYrvPuPtVgycZvDt13CwcE9jM7s7XVYqVnGS4LH1My9a7gktXpbuNacyieuZ4Et8k5tzH0rvU3dh00wUkgOjW2EPavIwKtbuLg6MCpGYwBqlzXlex5/s7m2urrsuAWtmQZH0upEMtxDiGQgqcVIyrqI/bD/AHWO1P7oHbyLsh3Zlp9sPeJgKEGQzG0du35dtYXvBT2zLXyH/dbsTaEy2MbnsXcx6zZvbHXJaxjn16nrUOr6P1zlnMXtb5vWXoc2V39u1O72l4eYjI3g031efNsNrjbbwkvacixvDrazf3Xlri1sdvb9Ler/ADb/ACN7sbbdL4XsuJYKGXFbgC/q2YCXV/UsCNdixYf91nvVR9sH7d3uJ3Pinixea3JtM9mNkxwmaOaTeHe7Iz7ZyVysNZLMl+rtq/ncq7as5krl2J5njhU5lu+a+q+ZeruZpc87Z7e5eKM0MtxUTabOzqAGkpce0AQsgWyQpAivS32u25dyDZ8h5e1rydzdS2GAGhkLNudw4XEEOi3DEwS4BONa4fbZ2Vsdr/b12Q7VVcTZk3NT2Xt9snjKFSazkb29N3K+585VrUqyTWbV39YzLVwiB2PpgeXHk5e3t7D3r7BLKgsxZgAo4STAECB2+2K7YJd3N5bVtSzsQAFBJJ44CTiZn7qs/h/2ndze5P6PLd3d+x9tdhVM3EL2B2aMVufuXds4a7FYu4a7anaxtrt/kPViCyrcjyOQgB+apGSDx4/zf+YNh5TL6NFvcuGZDuHBa0joSHUWgyuXQ4Fbht6SZKMMD6Ttf473e2uLa9RLcsOUS4ttTpL23hlcXCrBrbqfC1kXFaCPNQjDbz7e/aB7dfavi1odke2GG2xlZayU8lvi+ZtydyM6gUB/1XfWaNnONDKw6jVqPVpKx+SBBy48c5xznm3PNz+65vuLl+/OGojSuf8AlooW2mZ/y0Un8xNd5y/lnL+XWDY2lu3bsn6gogNli8lnuYiR5r3NJJ0wMKszDCV+ZuRYgnXmSTzOp8T4cULVtgNZzNW7lwNgMqVIwNAVXXXlrpy5j4eH8eLtuI8Ik9OH31Rc4wTRjn4Ej7h93L+/iYhsj8Kiw4V5qfIfaP4fHlwschkaUDjXuniNPsOvLw/hrw8kEzl099KeNYpHcE8EmLcQ5GNyaEnpSStFZcdKNGsP9Zg2ujJoyuORU+d7l3Neb8lvfueR3zY3J4YlGM/nQfUOwhu6qu82nLN9ZKc3ti5tRmZAIHGGP0nD6gVI66Tavuo2dTzdjaW88HuPBbkxIWDNX8bBidx7SNtD0PLVv4PM38tRjn5SCC9TrWYgSHX5eo/SHof1fufV+3Y7jlu92W5sgB3ZVO1uOM/214OWuL+YakRlBCsAwryr1b6It+nTb3Wx5lst5sNwSbdsG6m7t2ziv7iy9pUQ46dVu7cRz4kOk4SnS7s7GyESWKeVklrOvULMFd7MGmmvM1mmKtz8CAR8OO88l+MTXDeVcBiKb9v3H9hMZlrGCzPeTt5t7M1pq9ebGbo3FV2vbWe1FDNWhjGf/ToLEk8diMqI3f8AOOKl7d7Pb3Tt9zdtW74AJDOqnESPqI4dVbVn0r6m3OxTmW15fvL3L7gbTct2muIdJIbFA0QQQZAyp15vN9q954DK7U3Jm9g7m2vvTA5HB5rb+SzuByOH3PtrPU5aGTxl2t9ZJBdxeUoWHjcH5WVuR10It7Lmn+n7q1v9lubdrdWnW5bdbigqymVZTPAj7Kyr3Jt9uLVzb39nuHsMCrg2rkQRBBleqvzq/wB+z2/ZT9snujhquwu0NXeXYjvGMpkuzHffO56bI7Xxd2sWs5jtDujGYfoaXuDsuCWKSKa1dihzeKeK3CHmS7DX9V9WepvTnqH05t+d7PlW3Tnznyt3dtvot272JV1tKACt9FNy3JGlhcQahaLHzzk/pznfIeZXbF3fXrnKwdVm1cQm4F4qzuJhT4cMSNJJUtFcrG6+427d3ZOW9uLKvO0pklWpWrw4zFVFbqYJTx9KKKqkbRsSCQz9PizE8eWXriX1lZBGEcPaO8V1xtM7+ZcGPTpNXh9h37snvi/blz0Nv2vd7cxt/ZVi4mQ3D2Q3lG2+uxe75hKsto5jtvl7C0cPdvKgEuUwc2IzGg5Wx50htbepiGZL5P1LHxBwOGAnLhVlL18EI3jtDIHh3HMcSf61en93r9+rfv7q+xfaztd+1CdgB2Rj33uTuJgtvbxk3ZtDfvdXdEOKwGN3RgI8ni6mXx+Dwu0MbaStSvNNNVmy9iH17Kos779rmNyx6cu8mUH93uN3buXbqsVVrdlHFu0ExOktduPc1NDMtqMFxbcJZusjLqgA4GMzhmMxAnIZkEGK0cw92s0hVMhQoXujTrb5qcxYyBgdYtYnAC+DJ4njIEo0dfTKojaGa4GrEe2/vj23wHeXZW5O4Nm9tfD4q3kprWQak+XqVLs+IvVcdNL9Cptiv9dZHWywkxpz5gcSKFtMBJIUz7PvFE1tnhoESJx6cemFdEmy8vtnfGBq53ZG4cJu7AyxQtHmtu5KvlaCu69XRZevKz0ptT80c4jlGnMcXFe1cTUjAgZRw+0UoZL3ksINPOtVIMauoDaalPmAXVWchSzHkC3P4cV2fQTJkVZZdRGVPbHQ/MFGo+bTpAHMKuoGrAk/Mw+BAPj8QvFPKPWen30ayuQrU3+633HwmY/7X9iK+XFm5hbt7uNvnBYyxMuQr3L2PhxexcblWRPpKzWMfcu3Rqz2o0eNgiCRJOLW1tDb7NrjExeIgf4VnEdhY9kleqoN5u7iWhaTw3HIntAyPbjl2itS081fB46KtClajVi/LXrRiGvE7+Kwaeo7SsoGryM7yv8AMxIPCcEMAuCkcKybWuCxYtJ49/TL76jG9kI7U0M2kZKyPJDZV2STnGWPpS6J+ZBrqpB1Hx4olV8SwT041ctvcVgVMe04d1L9bN3nqRLNLBa9MenBbKj6h45ERgtiZQRIyPFoCdD4nUkcGqgDSS2PDqrYHM77WfLaGJETx9tNqw36jXZi5WSuyyxMrsR0kHqhI1PyKPm6iSGPjpwxPl5nE9OgrNYagWfE9OnbRGpnb2MkFaw0ktPUyCOwT/SYlOYbTXpYKCCfMfbwwt20bzEH6nXUZGsECY6qc+Pkjtyl6cplilWR4uccQ5KSvVIxATXr8fJfHg7tzVBgAcenTGgW3ciM6I07DR2WHzdCuoEYCog0cOVXrYnoAGgIJ1IB4NwCskDp0+NIEpApwT+nK5/qeLDU9IUaMCpVSG6hzbTwXmvLTXiiqJJaCMaR8xm0phRZK4i1brBXqaNmVGKHSRToPkZ0Lr0+RHL7tZLiG4ZRoIHT3U6koSIxr71liDjzX1SGUhFPUyxuFCdR1BA05/Mfl+zgQQ3iX6j0mm8SeF+PZw6fGgFtP6qsrMSsiMI9DIT0g9J0eRCp6WOrEH4Hho1vDDHs6ZUUeWCeuu9VZQzdRAU8000GhJLeY8tTrqQPHQcMBpHhxH9Kn0IpmOnThRpZQAmhOoQdTKup08OptRr8yn7PHTThEnVI9lDoGY4e/pjRiOcAa6jVWZQ2raaISTp1eC6Enx5fDnwB1lpORpwxI8NDLN49TE89eY0Lch0gac9FGn4Dz4PUpEDqpIpxJzmjPqaKdOjTTnyUEF9B1EMNCVPPgASywaMqCMRjNGY5dDpzJ1BIHjqD4t4E6EjkOAKlhjnRiJpSRZkgktSoterFqZr1gitSgRdSXntzMtaGMac3ZgBpwbxaEMRhwpLOqCM6rN3O97ntI7MCde4PuE7cVMjWBMuE27lxvjPOV/8AlR47aEeXSKU6eEskQ15HTXgCQzKPzHhBqQowEnI9ta+O4H76Xt+xsk9Dsz2o7j90b0TFFzW5rON7c7TrgdQ+rtFDn8xJCObBOmGRwCANeCAuscEhO34R399MW26jVcfHqH4/dXPb7oe9ea9x/fDuX3r3DXoYrM9x85TyzYjDTZGPEYTH4zC4zbeCxVK1knnsz0qGHw0SB3dmZy7aaE6HtLJsWALhxLMT3sScB1DADsistyHukrkWMe08cp6u4RnVVHlnpXqk0gEb1rFeyC3pykJBMswdigCSg6eP/DzPhxethQDpIKmp1y0nOKnjGXFWQMzPJGzOVDMVR19P1YtNCugd111XTRT+PFG/5SYACOPTP7acA6tTYDhRN7Lc5nKsXjBfUqEXTn0SDUkHrJ5Hy8fHgSqFYtglZ6dMqJZXFs6+gyNiBeqNgFdCvT8hUADX+koQdC6+QK6fbwhHm6VwNSIwfPKleneeaw0swMqxKjyK8ihVUsOmJT8ursqkD8qgA/dxKUKrBIknDp1d1BAFyZMD3U5Is8oYxIqclBjBKtJ0dHT0yEL8qp1A6gjxGnjxNbCm15kQBmR0+FGshzjiRl2U6sXuKeWX0ov+W/Sq9TyLEIxp06dJbkenUAtzI5nx4gd0gE/UOnxqRS4ykrW2L2Q/t2+6T3kQRbm2HhcRsLtfHO1Md3e5lvI4bamXMTiO3X2nj8XUyG498SV5CUeShAlBWXoa2G1HGJzTn/L+Ug29ydW9OItqMRhgWOAXrEmeoV33pr0Fz71Btxvbart+WnK7dmG7baDF4iJ8Kg/mrcpuT/x2pN3bAlwt33c4S/u2KFLGIs2OymUr7ex2WgaKwE/Vo+49/cMeLtTwKsp+jmb0wG9HrVSOXuettwzi5b21uAQfrYGAcsFI7sDjXaX/AOJ9qu3Kne3jeC4TaQKW4fnkdo1ZVz8d/u0/fP2nd0c12e7/AG2bGyN8YF57mPSJmyG3t87fnkMeM3nsTPrHFS3VtDKrH1JYrgtVlJr2Ur2leJeu5PzjY832x3Nk+JIDo8C5bbqYAnBs1YEq4xBOMeY815FzDkm8/Y71YuESjidFxf7kOExkymGQ+FgCKjVct/r+lUw0p0zVGeW7iZwjNLAqor5Wh0tJ1vBbqxmQL8oFiNSNCTrY3G0t7oawMVrNF10B7PxpZyWDmyHbTdvb2vYeFxWrb6w1WUJ0ZjdWxVuWnx0YeN2jymV2bk81DURCnr2RHCSesDipvdkbfL/MEl7ThoEfSfCxPGB4TAOS4U2z3DDdEEDS6x3cRHfVYa22M5eT1ocRk56s0TazXazY+o8MsILgz3/oyY2iKgN8/SNTqvGKFuXB4UME91apv2beLOJ4dBVnsP3b7d7Y2tFJ3EdZ971cU9FZ6EabiyIkqI9anc+qrSz1YTNXhjMqxlumQN0qBpxoWdoWMlWOGf8AU1SublVbFvBw6cMauZ7UvfHm9pYKbanZnvx3Z2bWymZ21uDI39oX85tjFV91bIaXI7Mubux1GxDJlEwhjcVo7MF6BwjGT+ivpi9Y5hzTlNy022ZfI295ryW3Gu2WdVS5qRsGW4qqlxTAZQBnBoymz3iutxQXdAjMMG0gllhh4lgksCDma6WPbD+5N7+fetu3/qcp2q7a9ktoVpsDvLcvavt7Pj95793g0GOK0sXufdGY3XBhoJIBPPk/0uGl9KJ40h9JnQx4Hqb1Q+ztNttsiWN5uRKqpLeUhJkgsS0R4UJOoROowTXof8cehLPqDfNzPmKl+Q7Q+IuTF66BIt4aQQDDXBlEKfqrabgcZWw+GrU468cSCGKOvCq69KqR0og1LsW5c9eot46knjhttaCoqgACPhXtO/3BubswSQDH2dOHVhXMF+597w8l3J7z2+2Ww/1jdG1O3Vu1s/am3Ns0Mhn5dzb2i9WLeO462IwsV2znXXJRvj6mkUojrVWkRQJmZu95JtEsbX9xcEXmyJ4LMDDhqOPCQVxrwn15z599zI7Cxcb9jZgGDAe4RDEkHEL9AByIY8ZqnXYf9vv9xDubmrO+ts+zj3G5BstDPBRu7g7fXu3uNWtMrTJHBe7jy7RoxROXHzdXp/aOOkIbywjaobqB4dOOOXXXBPcsW2AUgn3/ABE1uS9r3/jye5vGbkrdxO9versz23bLY6lck2rtyDd3dTeWCe7Xis2MNmJEp7O2fDmMe0xhn+myeQrLPGwSWWPpdrIQor2YUljGoTEDIgQD7MKrNf1wQGGGR+XGtx/b39nj22bYerZ7hb17qd1rUBV5KIyGK7b7bncA9SvS2tXubmeu7cyv6wh8teAFjMOZnsj786jLsQBhh762Sdtu13bTs7t4bT7T7E2x282+VH1NHbGMjpz5N11P1Gdy0rWM5uK4TzM1+zZk/wDdpy4mCqMhFQMJOM++nxy18vs8Pjpy4KlkAaQN05CGDGWcfJLHB+rUrtWeeaWKFKtKeB61qQSSsqLPMkpSHXX5tW0PRoWIZhC4tTrA8bRAPGq97X23WwsdAje1Kxax0EktDTF0seuamruauuXtNYmjMK6FisKxGSYAhgvym0Ruiddy2fKIg/KR1e6h82yZVGXV3/f99WSrLjdy4QQZin6+H3Bi7eJzuPk6ZfVoZKtPic/jpP8AJIzQTTRc+R1B8+K122PFabFSI7wRQgkEMPqHzrhs9yXbPenavvJ3W7S7m21ldv7r7Z5i5/qL9FluSZCHar5K6di+4ftXuKXC5ODE9vN97agDbiOPK5C3PJboTJ9RWvo7bC8lmydBJuAwdUgowGIJnJsGUjAiMsQNK6Xdwyg6SJwxkcDlA4huI+euXe+1por7ixQjo2BCmYs/otP6KtSo2niYb/2NifoadDE7dzMYlSexkJJ7iSNPIyF5GI2LRuIddwEIcwMCJiHGXDiZmZrPvAPKqZGJGftHb0FVZzWNzuy8tSzGGeWmYclFksE+JuZNlx2SsSSWaed2hPYrWpsvBJbZbM0615ZjLF1Vx1qUa01uwXIMFWEQcZ4eGZz+HwrPcXFAa1IYHPiMfvHtpobt2ja3fnqXevspZs9uPcDs67Hv23je29u9iMpkr+BksZfH94+yaY0YzKT5+CtWjt53E0q1eQKxyOOSSIWaCw7HmPMfTe9t73llxrZtltLeElA6lXU6lZWtuhKsrKyOpKOrKag5hy7Z872lzb7myl1bigXbZ+m5BkMNMFWDAMCpDKwDIQQK2TZD9xbu5+7Xd/bz9pXeHaFKtu3tp3xzfdP3B9wMDNRj2v3t2zsXadd9qbwfA1E0wWch2ydwQ5iOJRjZ7eQgsVRF6j14Op9Wep+T8z9P3LXL9ubPNt+9n9woBW0i7fzCgsOHZrlu61zWbN5Z23kgJeuoUCc36U9N815XzMW93ufO5Jthc/bK/iug3SmvWSo0si29AuW2/WDkuiMGLdNfZfvZT7R7uym4MlsSPcMWdjFOTL45Ik3VtiGSSd7DbZmvvHQmq3ROPq67SU5JlijAsIB0N83+vvS/MfU/Lht+Wbjyr9vUwtsYt3CRgCRk4P0k+GJErJavfPSvOtjyfdm5v7Wu05ALgSywZxGbIeIXEGG03ICi93bbf/bLv7Y3Fujs13KqR752ZJXxO/f0J1/13tCYKz43C94+2OYrx5HKYKxWZZKaZulBZEB9TF30RlmPxrv/AEv6j5TzZ23nn7HmaCHuaSzlUJ0i4hVre/2sEaRcAvWgYsbhM6+mdj6n5ceW29ndSxzD07eabdp2029bAkna7hSH2O6OliwtHRcidztbg8NTZX37RxVWA76sYjbqyTwUo90iealsTJXZ7C04YI8xmHjm2tkLdlgEx+XaJ2Lha9i4NX4n2XqjZHZi5zZrNgF9A3ALLtLjatMLcvaX2zlsBY3YtuZHk3NwPHUN/wBL7jeXmPppb+70qXO2IDb22gXWSbVqRubarM39qHAgm9Z25hak16zQO0ciGORCQ8TDpZX8CrBgCOnTnqNeOv8ALNslHEMDiOM+7h2ia4xby3VDoQUIwIyislbXl8PHTXQHly4kVvyjp2UxXjQgH2+J+PID/E68EASMDiflQE0NGjyukcSPJI5CxxRqXkdydAqIoLMzE8gNSeJIJwXOonZUUvcICDEkmAB1kngK1ge+b94T2K+wH9Q273U7mP3G71U0dYvbr2OGK353WgsgIVi3o4ydPaHamvpIGZtxZGjaMerQVbBHQeo5L6R5xzplNi3osn87+FYBgmTnHUJbqU1kcw5xt9jb8y6wRSAV1Al3BiDbtCHcEGVdvK27CR+4BwrlR91377HvK96mG3BsDYc1j2k9o90U7eNbaHZncWRk7q5LGWj6Ah3j3zSti9wzyWIivrVsBVwFFw7RSiwh1b1nknofkfK2W7fH7vdDPUP01PGFzuD/AGoH+CuO3/qLc3kP7UG0YwuMQbqnObYH6dggg6WQPeUYfuGxpw9sP3Sv3UNmbB2VsfZ7+0zJ1tpbaxG3K+Z3J7c85kd6boixNOKhXzG6r2N7kY+pb3DbghRrk9atWFifqlKdTNr6nsrtu1YFsW7bBcJ1MIA4aQQMMh2Drxrh94+73F03rh8y4xkklpJ6yZknrxNNfK/+RF70Oy+9Nxbc79y9hZctTxNa1jn7XbESCN7VgqIsba2rLuHO5WrmIWZzO095IgigFY2Gj53OrfPdxct3OU30sIFMoFVg2P1FrgZh1QDEYium9Ncy9KbLbvtvUvL1v3dWoXBcvBgDHg0pcUYcDHHHKrZYD937f3eLE0N+be29s2bcG6MLj7lfc0WI21tvI1aqRotcXMpfS/ka8tfrcFYuqSJgV0+UDjyrmQ5tvdybnNLxe/b8H0rhGQEAQJy7K+hORbn05a5Sljk1lxy1xrFs3rhTU2cqWIPbgcsca2j9n/cd3Ot9tsLvbfOXxFpr1dJI4MLYOVhnhIT578mSjY2DKDqNJYXZSSEHIcci+931i4zW3PlgkaTjHfMyOrEHPqrq7vJuVb22mnarbcoCSsgSf7YiI7jTyz3ud2vuzbeU2du7t/s3fW080v0u49n7r2vQ3FtrPwlZYfTyu1Ny0MjiMgI0mZVEsMjKGYAjXnVf1FvLJ1WwoKtJiVxGMxPDrpL6M2F3w3XchhAmGwMYHDEHiMj21xJfuiYb9tbdffWxi/Zv2gzva39AjylDu7n9j7rtr2iy+/pbEEZo9se3OcqZj9Eo7XEUlfIT1shWxli47RVKcKQGzN9Bejk5rd5Rb3PPnI3N0Bkt4FlQ4hmPW8yFMwsSZMV8jfyaPTXL+e3eX+mFV2sHTeuL4bPmZG2i46in0s66E1SAGONajcl2U3cs4bb8+M3NTkIJnS9UxNymgJYSZanlZ6ywADXqeKSeIf8AFqwB6RrcPqtEMg9kd8/ZXnyXwyDzAVMZZz7vhUV5bG5TCXJMbmKU+PuQqvXXsjpkMZAaKWuyF0mrsF1SSMlGXXQkcMLmkwwAPVVnSTiaSixOh001IHhz0GngPDzH48MwnEHCnqQtm7LXNravZEWfoqdJ78dGrYir3rlcfURtOsrpKkCV5YgShUvIp1Gg5mszy5UY50QBIwq0ewdo57t9f/1D2o7k7x7Y7qqSp6dqnk2mxluSNIZfQydOCKuLVd47S6rKJo+nU+m3hwSFreIgPjiM/eT91OoUzqgge7u756qsfuz3/e7bAbXxu0Nwbd2tHmLebxsUndfZ9cULudw4PpSYaKT0bWA23kcpZkT1b4p1rkcQYRxozeqDW9EuxwAzP28J7+7E0iwGFv6u+curv9tWqynvTyW2e0T7/wBobq2tmMvHl8LtcVcZ3bvbzubdz+S+okmbfPabuz262vvirFAmNnjE1Gxao/VGNXkVH4v7e5tLtsi8o8xQPzHGeOEcZxxqpcO4tqL+okngY6YYYCPjWrHe+/aGZzee3vkHt7g3duTIT5fM5jKMXsZLM3nLy2ZE62eZyG0VE9OKBAqqoRQqyby5aW2FIxAywyFZ1kbm67XbpyPtPZ2YdVV0y2XsZO9PLaYSMWBVn/pwRL1P/TYDpCdA/wAygkkfiKrXAUDicRWhpQJCjCkhJWY9JChHKl1JJWPRwSynoDNr0+Wg1H4h7asi+I/jQuQYCjSeNLUd0BqOOTwdpbL9PpqEdYj6TM3yv0K51bQH5dNRr4xecgZjxiO2KS2myRo49/TGiziWN5lURqROrnpKsH6v6i/lCkKNQCVAA6dCBwyXkuOFfFQMKkuKwQAnDj20RuP6sZBTnGWJ5asHUM4BPNmHUAOfxHlxJqXh9VEMvAMaP7SsPDkY4CNVsCSsz6kqD0hUZimujGVhp93mDoazyVIBgA0ysA2MBj+FKkQHqOCpHpu6FYwmvJyqnQNoQ3l5kfHnw4e4p8RBt9dMQAkqMKPGVlA9MdZXQ69Q1RZCGAA0/wAjfby5aDhnVSS4MIfjQ6bhx6Dp769EkzAFn5nXqVGUuV10HV0vrECddNdTyPlz4kRlKQBgOPChVGElzRfVQdXKaaap09KiONjqNSOkrF1IRqdQT9vBa0VYXPjSVYTW0GOyjMciSOHKqWfr1RmKFjoyj82pkB11PI6j7DxAItmc4pjdDN2HtrvPjk1A56eagHUdJLBWHSVJDA+Hw4jb6oAq1BYTMUdj6mBJU9QGmmp0ADN0r1E6gciR9p4eNIkmkFnMY/1o5HDOyvKkZWGNdZLD6rBAgYr6k05LRRqgYas2mnmfPgZWCzHwjPqovqwGBqvvcz3fe1zs2tj/ALkd/O3WGu1Uf1cNi85FuzcJdSQ0IxG1lzFqOYvqNJvSOo0OnEStaZZtmTMeHEDvipACJD4dOqtePc798f2z7WNit2t7f9x+699VkSK9lBjth7eLjVRobBzmYlhLaEj0a56QfiCHtWtyX0hYWcyc/Znl10jpUxOI6seHT8a12d0f3v8A3X7vFin27wnbns7RnDpFbwuCfc+4Vj6dZCuY3TNkooLJ8A8EEPx+XQcEbDlyWc6JyAiBw4mfl2U6Mi4hZeOOXbhhWuHuj7o/cT3ollsd1O9ncTeSOx1oZXcuR/SourQgRYqrOlGKJQwAVIwDppoNOJv26glguJzJJJ+NFLso8XhFRjitrWbqC7kJfoovzQwsC+Usy/5RFBJ1SVYhrr6kgIOmoBA14dLZ8yRl11Uvb1bSkZsOnup6yCCrEkVJIY6UHSEWOSyn9VlJMn1Uy6STPpzkYakEA6KBpOW1DSMx3VlMBfm6xw+ym1KyyiQKjBw2hHU5nQlmQMehyZfzBh0joPkD4cM9htQuE+HtqW2wFuSPCD0zpt3lhki0Qlh1gIxbqUdTdTKqNo9dzp+U/KdQABw9vUcGww6d9WgxI1kQaeO3MsXrwq7ktVX6aUKWLs0AZYfDpZRLDyDcgOY8eKbIpczjJ9gqyZ0auApwx2f6sobRYZV05N0RllHXGG6h1AEkgn7NeY1PEsKihFaTn3VEjMxM4KTlQDyMG9N1kBjUsoPidH8Bz06gfDTw05cPbthrkg4mjZQokYAUrU5VFX1G9SNZnMjElTB0AIIkMjssjzEISOWmpOnEl2zoeWIwGXvn2cPZT2yHxIz/AA9vCjcZdz1RkdR/K5bT/mNqdej5GVSfm0J6j4czxGNQAgxanI9P6U8AmAPEK26fto+xzC+4bctful3jpznsrte96VHbjWJqUvdLcFB0EuPsyRmKxHsDETKFvGFo3yM4asrLGsx45j1J6hXllg2dppO/fLjoH9xxxbPSp7CcIB9l/i7+Ol9SXl53zlT/AKFbbwW8juHU5E//ACVODERrMrlNdj+xe4lPEVMXiMZBj8bisPRqYzF4vFwVsdjMZi6Ea16WNx+OqiKChTqQKqJFGqoi6BePIn3Fy+xu3iWuEyScSScyTxr6zHLLOgIq6UAgACABGAUZADIAYdlWk2l3GhuBVMmoLBRoxZ9QCWBVCSAVIPj944ReFkGsTmXLdLQBwop7hfbT7ePeh2ybtf7hNiY7fO3oWsXdtZatZbEb67e5u3AIJNydud50kfK7UzJAHrKheldRRHbr2I9U4u7Z7tq6NxYdrW5XJ1wMTOkzgynijAqc4kA15/zjk1jmFptnvrQuWGnBhkeDAyCrAwQykNwnSSDyR+7L9lX3Y+0Lcee7jdhFve5rsricfl8tgc/tzFq3d/Z8cFSxKmN7j9scctqxkljrepD+t4CO9SkPTLLTpE+nx3/LPVloo6c402bgOFxZ8pl4kzJtMM4YlTOFz8o8Z57/AB5zDYs13lCtu9mfy/8AvJxIyC3QDMMoDYSbYzOu/ZHarvj3arUszteKhDhMvYuwUs7uHcePwcslvE9ZvUpsdGb+eqZTG2oZK8sf6ehWdGA5c+OrN20m2O4uMzJoLCBmMTIIwIIGYrznymN3yUwMx1GeogwQZ4GPZVObW6stnIoJ5Zq9evYqrZh6pLeTsdM6CbomkmlqU43UtoC1ZlJJAJ5cZ9zmGlC1tVKxxx7jGHZ92FWjy0sdN1isf2/eZoDD39vY1Mna3LGuWx9SCDLKMjYyFGlKKbGK5hZqu3ZcfWR8ukqdBmb5fS01XqOq2+73N0eHAnqjLvAmh3djbWrWrODjJM94HT51fD9qH2Qd7vdV3M7i7q2bjbnbHsPlcrjsRuff1itaelg6lfMPuCbbHbqpk5ZX3XumKq6UavqSTVacMrT3HZEWKep6k5jb5FsLY3Hj5i8m2mTMAI8xhGFsn80DUQQOuup/jn0jvvWvMLrbebXIrLKL+4OIBxJtW/7rwA+nJAwZ+APej2R7NbJ7O7KwOy9o4Wng9tbcoR18djoY1LIQ3qWLVmZRH9bk8hYZp7FiQepPM7MfEAeUW0vbm8293ja9w5knuyA6lAwA4CvqK+NnynZW+Ucoti1sbI0qo6uLMcyzHFm4nOtcf7wH7j1H2R9k6OK2iDlu9Xdq3NtbYGEp2fTtYbBV1rPvjfkzoWkqjbuEtmOgzLo2Xt1PFEl06LkW1HNOYjbmTtra6rpE+FclA7WOQn6Qxrzn1lzoem+RnfyBv9xcNvbgxi2Be5B4W14j85TPGtcH7AveLsfk/wBxnZGb3lVywzvcPt/vPa3to35DurJYjG7Z7lZPB303BsvdmCgt18fm7/cTY/6hSoTXGkNDN0oUijkluRyRe/entkt3kPNNvtHjm67dLpQCVvbO3cV74QaCVuWGWzuBpYFrKX5gJj8xc1uEXtruboDbA3mBck6kvOpS0TiAVcM9ttQMO1sjFsO95YG1Ekkkkz6AlppGkdvM6s5ZyTp58c/JqxQcMcgjUSP1soIZwoXrILfN0jkvCmcqXZXpUcv4Dz/x4VD30EVI+YcviOFNDINB6fNqPA8KhJqmfuY7lbR2bvXae391blxe02yOws5uetl9x5GvidvDH4bcdPF5MNkrEtdIMrXsZWqVi6w1ivK/Rr6bqep9O+nOc87s3txyXb3d1dtbi1aa1aUvcJupce2QozU+U4J/KQs4NXOc+9S8h5A9qzz7c2dnau2rt1bt5wlsCy9pXlmwBBvW4GbajGRquXcDu5282Zt63uHI98uzcdFYp5jHit+4PPWrcJfpMEWLx0li7esrH8iwwrJIzdKgakDjrOSehfWXON2vLNryDnDbxyB49s9pEJmCblzSiDiWZgIk1yHqL+SPQPINi3N+Y+oeS2uXICcN3auuwGYW3bLO7cAqKWJIAxq4Ps57kYzuz7fNq77xU1yXE53Ob8/R5MhC9e4+Owm9c5teMy1ZPnqn18E59JizR66FiddOb9felt56L9U3/TPMdP8AqG2tWDc0mVD3rCX4Vh9QAuCGw1ZwK6H0D6v5b6+9JbX1fyYs3Kd49/ySylWKWb9yxLIQCh1W2lTOnKTWoz97rs3ueHcfabv5eTGX+2eA2buHGbjc7Uln3v2du17+O/Vu6NS1i83tS7v3sfuinaw9Pe2KyNySrtlaNfcFeMQxX56vHbe7as33LADzEADycCIBQjI68NB/K2BzFd3YJ0h8whMiMYYDEHqEHUIgwOqueej2A7k7qWTbmx+09uXbf6sLQym3bG2N3bc7c75pY9xlaMfcerBj9s3Oyu4azCTFq+Uf6fWKCZVK1Hgu3dw+2Bs3FZbqmNJhmBAxQwSI6uBFRpZNxBdQDQ3VlnMx09hojvP2hWosda3F3h3hsHtzRtGPIWKu2EqbuymGysTwTfT4nM1b+ye3OJpGaAWFFXPhoZ41eONW09Oxb3LGGtgJcUggkmVOeGnhxzAqQ7ZFQBpIgiDxHecqp1uS57f+3Fi7mdnncG7slisnPuJd3bi3FPZr0s3pDanytKLZcfbDZ+PexdpRTpDPmM5AlgB1Q89YrtwXXZ3uk3WJkCAAIxAAGI9o7IqIW7S2g6qRpMiScPbI+M05/Y5vvGdsvdL3L79bO25iu6+czXbncX+qqez8Eu+4NrTZfK4bcG+rkWM7Q36lrbUtnEQKbuRxOC3DFjK6zSPQlg+tmgoMtptKbgaUUkhxhAg5yI7pOZ7qFWdbr3wQWIxEEjrJ8OWHGCPjW/ztR7xfbp31v43aWD3tW2Z3Kytd56HbLuITtHcO4BEzLPc7bZbM1qG2e7uDV0JS3t+1amCkCxXrS9UK132d1ZuJFxFA1acSsiRqUGVw44jtq7bvW38AMNOE4T/sn8wPCKTe/ntuu79zWB7l9ue4G8/bx7oO2cDw9r/cT20tT4Pfe3oBI88uy93LC8Kb37ZZWd2+rwuRWxXUSOYk+eSOXG5pynZc42/7beIHSRE4ERMQwhlOJxUgiTwJB3OU843fKLhNgzafB0YBkcHCHRgVcdQZSJg5gEMntb++P3M9uu8T7f8A91vsn9FlrtNsbF7nOw22Keb2b3K266CpNn989lJmixO5MTfifTIS7ZImRiyPgom8fmb1l/Crfur+89OlbNy+hFxHVWS+pwK3UabF9WHhdXW2dIxZmr3b036zsbnb2rtq6yXbFwFAXufoupGl7V9AdztnUgsrfrjVAVrSit//ALcO9HbrutsSjvj2wd0Nm+4jsU9QSJjdhbsrbp3F27rrGsq0sJHkrkW6cJjsfHqsu0t1Q08ljekx0J1REx58f2nL/VHo5/8ATdztrt3k1uV8jUWubdVEj9k91tT2ApGnZbl9dtYG03DKF2x7/mnMeReqmG75sy8v9U3WH/VsgTbb124bsWVayNyxz32y1JcaTvduH17oWywmYxW4MZXzGFvQZDGztLHHbrlxpZrt6dqnZglSO1RvU5PlnrzpHPA/yyIp5cdly/fbPmWxTmHL7i3dm8hXX+5TDKQYZWQ4OjhXQ4MqmuK5ly7f8p3r8u5laazvUAJRo+lsVdWBKujjFLiMyOMUZhjVV/eH77/at7Ctkw719zndTHbPsZevYm2X24w0H+qO8HciWBWP0+xO2+NmXNZKo0miSZO39DhKhINm7COfHS8n5BzXnNzy9nbJBaCxwVessTCgYg4kTkMSBWHuuYbfb2mvalFtJlmJCBgD4ZVXZ3kR5dpLjqSC6qp1Djv95X72P7gPv4sZ7tn7Udubo9pXt8yD2MXKdlZKxL3635iJ3+nKdwe8WNNWHZGOyNZv6uH2n9KUDNFNk7yePtHp30Ny3lmm/vNG73k9X6YHUFOLnOSfDMAAxJ4Lmnqa65a3swVIOF1wBcBEENatgulgyJVybm4UzpuoDpGvrtj+3HlKNWfNb9yFTEY+IyZPNzi7FWjpiRvWs385mMi6wQs7KzS2Z5OttdWYnnx6ls+U3+YXQdOi2BAEAYDqWIjHqrhN3zDy9TklrzmSxlmZjmSTJJJ4sTjSPvr3P+yL22Q28Psyd++u9qEHpRUNhNE+2a9xFPT+q9wrcYxEnpMCHONjyBAHIg8+NMbDlOyAN8m7enFViI6icgffNZp3e6d5VtK9ZxPsGQ9ta2O9Hv8Ae+vddLWKxORo9ptoXVeN9tduPqMfft1JANYcxvKaWbcOQWVPzokleB9T/T05GK05LE7dVtqMhnj14j28MuujbdOLejUcePH4Ze6qQO4LSSt85lLNLIXew8hZhrJMZGEo9Rh8xJLFjrz4qksZ1GGHTOq0nVq4mpo7P99dxdob8n0lHC7gwN2xHPksHmKJshVEZhnkxc7TQPStSwMA/MRyFQSAfmOTzDktrmFoOZF4cRx7G7K6XkPqTd8kYphc2rEEqeHWUygkdeB+Nbyvax7yuy2Y2Lltsx5bYGysvXnkvwz7r7ibp2wktKVDI1Q7IzU1jANPQfqUy1rMjv8AKU0GpHmnO/T2+t7rULTvbYRgs/8AqWcO8V9B+lPXXKd1tGsncW0dcfHc0YH/AAvABGA8Jg0ne6P381cH2J3lge23eTC5He24f0/a2JbZ+6YJr2OxeYtPBuLLY+Kjenkgngwkc8Ec5A9JplZdXA4Xp30o97m9q/v7H/RpLkMpAJA8IMgcSDHGINQ+s/5CTZemtzZ5Pu7bcyuAW00uGZAx8bCCTIXUJ4EzmBWkfHZxLVSNYJfzR/OiOCUBTqdWHMqAGDc9TqAfLj2gBtWt57DXyi1lSdK956p6dtKcucnXGxwRzBHvSRxpMsizMkLyDR3VTqnUqE9HLQnX48SIRLEHp0407qVCjj06e+nPh2wWUxtTC7gw1PPUYLVpK0srsZIKCThbMkdxJPUib1pCU6NT1g+C+Kt2Lb6hcP6nAkY1F5lxSCv0AxTJyXbbtbk7DptvfdnA2hKx+g3Hj7l3HsPUZFhgvUYWtqpKEdXRZ5A6+GvDLa0nSSJBy6f07KsfuLZYZhePZTixfbrfu2bMOfxtfGX6kMDrMuPy1W7i8on0r9daYiatbgmlVVkjEkMban0z4gk22zIxVBLZyKe1cV30qfDPTp/SrG7fsYnNPOhBqT2qtHORqYGhtQNdU6s8bFVLNEIlaMquhU+DDXis+cmWkdPZU+pUTQ31zSzPYqYn6ps20Ix30LQWTIFNaaGEWQxKuJEf1/XRQhB6yR4jQ8PbtG63lkAYTPxqJ2UKGMjsqsW658LmI8lPgcdiuq4YXylyqEnvXLNWM1601mcnWJoQoYBFRXcsW1PzG8Ut7dVCaYOZjHpxwis9He8xDEgjhj/ToKhe3LK3pFpAiRonyEsjRjpYuzOq6alnOunkOKt1hcuFBOqp7ZZMBEfhTXsv6Vj5lbQMCI2DAcmJ10DoelSNdOep8eHdGCAJnUgOoY5VlXAcKxYfMvXrq2vzAkJqCNfuOvhppzHBWmuOSWmQeqkVVl08awayVkuFAY5JXgr1yGHWnUV65AR1N1mvEQfEAMOXDeUhuSzYQZqYQBHGhluq7QM7FQUQ9Kt8p6dFCkdKdI0018fLlzPEC29GpFgmaiZdRj8vGic1hwzoOnSMlesKW1ViSSsjBSFYHTTQHnz4nKlgHkA9OmdOAARGQo/hNIsjWdZHHoSqyuq8wQ2mrDpccmIIB/HiRgNOIEEdPl8qB11GZwFOZh0WZ9B0RmVupAyqHCFZNB0flVpV5faNPLTio6uYTr6fdUrOoIVfp4140ureqGXV2djESTJyQKuiMB5ciU8OemnPUHB0aHmR1UFz6iVPhisza6Yyo6FL9ReXUmRgiAGI8ipH5yRy1XwOpHEkMqaxPd06qBGk4gdPdQQXUEFWJJLacwSFHqdHpyaqsRB8OoHU+Pjw3k3D4ydIFEWQfSJPVS3HJH+Qq3qI/T1F2DApqyiPkNCXIOh0Ckaa8EpXTqiWOdROFII6u2ukPud+9P7ZNnCat272d3C7r3o/USK48VLY+3pHQ9AkFrJDKZeSt1a+NSJiB9vFT9VjqQYduHw9/urReyIBJHd0Fa8u5372/uZ3ObFXtrtft72ooyMVhs1sT/rDcEadJXqN/c7Xsb6nhq0dOHmBoNNeJRbfVFwjyiMhMjtmZmmjQw08D7+zp8K1090/dl7ku9EkzdzO9PcHdFaYknG2twXamGRW6gUiwtCeHGwx6k6qkYHIfDgv29lGlRM9ZnLLt+NGbjFNH5Zn31Xz1CS2ujMx+Z26mJ5akEsTovVz+J4nOpYgQvV041GDIisg5PMaAAFeR0Oo6QdNfPX4c9OAL6jBzoQpGJxFedTfm6fFtNNToQoA6dQ3IDQchwIMtP5qkwjEYUv4SerUlltzxqXhR1qBDJ6osiJ5mdGZG6JY/ANp1gEkENoeJjc8PjxEZfDhVa8HaFtkg5/hXtrO5e9L/Rb6cMxKRwRNENBo8jSN1EfOzasz6nloSeGVEAknwxUBtWgdTCYz6vdRulkcxVb/AKgSW4HYGbpid3CqvzFlQBTB0tzA05eHlwlVdEiYXj0FCxtOhCxBpUWX9RiDxSs6q7dKLoHgKoh1UKAyOgVtVOvUBz5EaGboOA6unGoks3FOlfpONJNtWWRwoB+ZfURVf+p1aKtgfMflPWesHwJ+PMiVd1wzipg2poGEUnU7v0NuNGTWCT5XYL0PK5Z3gklfqCsyNL0/YoAA+IMBokAB/lU4TWBqwp5JY6ldtf8AljpdGX1OhgOgHqIJiiOg1PiPAfDiFfG8Ad/d0yoHVwPCZAP4dPsowlo2A8ErdFiMsIVdGAm8yisGCGRVHTprr4HyPE8krot/WePZUqAkw0H5dPtpZx96CxVjilKl6kjJJzOocatD1uNAoWMlfLRQdeIH8xVlpLdOnyoh4TAOAP3VZf25dlMt367m4bY1A2KuKJ/Ud3ZiszCXD7XqzoLjQsgES5HIPIKtZG8ZH6vBSRT5lvBtNu16MFGHeZA++a6v0h6cu+pebpsidO1B1XG4hAch/ibIe/IV1q9sdq4Pt9tXAbb21j4MNgsFi6GOxVGvERXp46nCIo6yMwbScD8zNqXcl25knjxLmG7ubrcszkkk5nGenyr7k5Ft7Gy2tvabZAti2oVVGEAQAO4D3551NGL3LdgljYSThA8cfqh/6okfXpRUVQNeo/HXkefFRbRHiOVdbNtVgwTGXCp+2dvyer6RMk6GL0wSHI6S0hiAZiWEkmmo8Brz8ODDW1MHFapXrZvjIT1Rnx9nvq4Gxe5bokfrTdB1GplJUElvykAajQ8uQGvDm7oyOVczzHlqXmAUe7u6can7Fb+WwYXjcrJERIrROySDQlllRh0nVek8xzHlxLb3GrDrrIPKQgM5VF3cz24e3Tvver53e/b7FHeEN+LKw742qybV3rJkQiRixlMrioVh3M7xIFZMtXvhgOYGgIubPmG+2LldrcK2iCCh8SEHPwnAE9Yg9tcnzr0hyrmpnmVhDdU4XANLqQIB1iCQOptS9lch/va/Yj9zHt9yb7s9v5n9z/ZW3etzNkMHioMH3Q7Y1jI9mD/uFsiG3koMngaFVek57AJaUsmtilTJUP0fJ+bHe7tOX7vy7N64YW8X02SZEByxJtGOLFkJwDhiFryD1V6L3nJbLb3Yi9utkskoiF7yiJJVVE3QMiVAeATo0gtRD2IftNp353TTyvdCLL2O2+0MtUbd2bmx93F4nLZysyyjZ+x8XloIjk8zXr9It5S/E9bGxP1LW+qljVO69Rc45V6D2Is2ms731RfU+WMGtWVn/NcCQRI8CkgueAUE1yH8eehOc/yfzg73mCX+X+idoR5hKlL24cY+RakBhII814021wGpyI7Gu3PbrYva3aW3tn7F2/itqbV2xRip4HA4uFIKWMqxs0h1jIJs2Z3HXYnlYzTysWkZ3JPHil+/u9/u35hzG417e3W1O7Ykn5ADIKIVRgBGFfX1qxs+U7C3yblVm3t+V2E0W7VsaUVepcZkkkljqZmlmJJmsO4/d3bHbzam4d67pzFPA7a2risnnc5lL88dajQx2KpTXL1mxK4CxwV60Bbx10AA15DgnvlLcgEk4KBmzHAADrJwA91ZNywpchyFtBSzOxwRFxZ2M5ASSa/PO93fuf3P70/czvrvvknvw4IyDaPanD2xJ17f2Li7F16cohlJFW5lDbnv3R0B2nsheXooePov+O/Sa8s5QL+5ht9dPmXOrWR9IngghRnOJ418Qfy763PqXnjvsy45dZUWrK9VpCfHH91wy7ZGTpyAp7/tp95P+wfv79qly/GLPbq77oewzZOV3jT/AE1nbndLatBs3j3mk640qLbInGgRoyf88Stx2/JuTa/VO32u3QzuU3FlD/ivbW9bCEASVZmCx1mMprlNhz1rvJb1rd4lVRzlP6VxLgcE4SAuOURhiBX61coeOaeCQD1a888EnTr0l4ZXiZl15hHKaqP+EjjzlPoBiDA+VdmTjhRdAHDnwCySppz8VcgtpyHPx/HgqaRwrDo8Rp4/x+zw5c+Gpm+FYFDofs/n8f5cKgwFFmGnL8QfLl/PhU1a3f3CfbjV701e3e6LGXwNP/SWM3ZhbON3Vl4NrYa7jci1DOWsnU3ddgsYjD5fDQ4qUmLJquNs1ZXaSWBoFc+ofxf/ACCfQu+3Nsi4Le78pvMRfMKNZ8wANblWZG8yS1s+ahUaVYMRXlX8q/xr/wDkPl+2gJdbZrfHks3l6xe8olkulWUXF8mFS6PKcOdTIVBOmndnuH9sfaiet23rbS27uzf1FsbQTb3bzLbTu2btxrdeN3i3bgJ8piJUs2el3MMtmZmYBY2kHRx6h/33Zv725zHfeorjqyM4si1u7l3EQqi1dSzbBElRruIoA+qMa86H8bLtOXWuVcq9LW7NxGVS5ubGygggtca7t7l+4QxGo+XbuMSfpBqoq/u+92e3vZ/uR2E7V9wcV257T9qO4G/O1PbPuF2uzvb/AGl3C7gZK1kc3lO5uesbg3xjN870wzYPubnchDg6+2drpKcbWqvYsSSPIZPHvXPqy36r9Sbz1Vc2i2OYbq6kC4x3AW3ZS3ZTAlVN027Y1lg6aySqqulR7R/Hvo6z6D9J7D0dZvndbXY2XUuqLYD3Lty7euFVUSltbt1vLX/MZVHmOzFiag9mv3VpuwHbky97M7v3vj3vTcWYy8Xczuz3KyeBe1VykQQfU3923M33W3CJVnmV0jxYryQSND6SxkqeP3V+3uXW5uGLiIhVAWBhECFXw4EBcYxzrtLDtaVrekhwJkns9568Kq73k/eg7491THDtqFsJShrWFq47t/hIaZxrxJ6NGGtv3uFVy1wY6AMS4xuLpEBelCp5isnlqxTbrpBHXMdwAAnvBFJd7cdJbrxAyOPWeHdBqjGXzHup755aDPTUsw0rqCcxdmzW78k1kN1yW33DvGe3Wpu7f5K1eGJAQqKNOcVy+QhS4zOfpywjuAj3fdTh21hrQheyTB44njTdue3HciWvqt9XL+WyAAkKZW9PkDGeQCpV63pRN0gAhUHMgeGmtuxaZl1KBo91QXtJuwxOrtmt1X7RnazaNbId2tv5Oa/h83nq20srs/d2Eljpbi2Lu7ZeVuZPbW69o2gp+iz+Ct35ip0MdmrPZqTo9axNG9Pdoyw/hkZA9nX1z7cONXdo2D2xPDEcDicOqPdW1/ffto7F+5qhuDZXfrt3g8f3OSYNvaTZyU9sY/uFZr6nF91Mbt67j8ttXOWMojetFkLOOtZzD2DLUFxUiUvBbu3UbXZYos4RjpPUCZIGOEETxmpnt23WLqgzie09ZGXXmMJgVDk/ar3LezfamRvdrt9Z33X9iNoYizkrHZvu5avXO+O0Nu4mA2Lw7Vdx6keQyG5q+Nx8buuKvRXP6UZWlSD/ACtMm4su0bpTqP8A7gOWZJdYMyYyMjrAyj037CgoxuL/AGnMZQFPUO2eNZ75l9p3vg7exds955nE1c1kYcbkcfsvdV2ntPuvsTcWawNDcGEu7dXIvXjyWRvbdzFS/Wkxk1yplsXbhl6WilAFPdbNr9spdAa2ciCD7RiSMuPxmtLY7+5ttwL+2YpcWJBEHETBBzBrne7y+zn3PezHvNXm7Z7h7g4LJWnnj2Z3c7T5Tdey9w5XGv0RnEX8ltG9j8vjrqghbNKadq7+IDIdOOB5nyHb3i1nf2rW52rBgFuIHQgiDKtIngcMR2V6pyn1Y5s+dtrj7a+CNWhiuWM5wfaDW9v2re4n96de1FvHbp73dn9nXM3iMbgsL3q7mdqYt4+4/H4CtBHTrzWKOEuYjtfvTN4epCExWU3lhcplqXV/z5YgYjyex/iH0wnNTzrZWLmzu6AjW7T6LF5FQLbF61pOvygIsvIu2lAt23S14DNzf+TN0/LhyVktbnaq5dA4YCzcZiztahwEFwkm9Zti3t77E3L9q7c8VQPvP2i+2/tHbznuL94neXJ9xd87mtfXbs74e6Hf8tvKbtyfisVCC9Zku5sVWASnjaMd1a8YWOCFE0Uet8u5JZS35W1QLZTGFAVFJgEkmMTAlmMmvLd3zLd7p/3G6uMzKIBOSrwRFUBVRfyogCr+VRWuPvz+8V2I7eV7e1Pah2qPca/UjavT31vjH2tl9uapVHCT4fZlP6TeG44FIBU25sKCANYmXlxvJY2W0AgB37BAGOI1HE5TgIxzrHfc5wCTOfX31pF78e773Be5S2z94O4uazeIjmM2P2XjBDtvYeI+dpIhQ2dgRRwzSwnpUWLCWLRA1aVjrqd3cXGAC+FeoYD25k+0n2VW1lgdZOfTqqtr2SAFQKiDyXVRoSSAPzAEfHTUa8zxXDZlp1UJw+nqoJ5XbUkgE6alQAGXQaHUeJOvjy5cT2yxUxlQ5Z0Gsrxs3Py0OvmFOvSVLaDX7OGVFNvxfVTRjPCjCzF9D8nlpry6W5666seoAeH3+HIcBrdZQYCneGEmsG0J0dR4k6FFYqzaKTpoSACg4Z1KrqmQadCpoJ+kghVAZG5EAHqA1bU6BSAF00GnDWyxUr+WkVUZZ0v4bJvWsrHGzpE3qFCp06epWdY3U/L6RkTQqOXPw0PEtl3+g4io3RZ1qYMdO+nNDlemSQAfUTSWeuRm+WKxY/8AmBdWBVYwUGpPidB4cSE2xchvp41CFmVBp2YzOyxxS4qO6VR4i8kSEGOYyuDK6kfMoEmq+OhGh+zggxBL28eHTp10vJXAPlRjBWMRDpI88Mc8bdMxmj/rderMD6unUDGx6tNQfA+HAkgXCxznOorlsvBt4GIqUo9wPSxhurIb9GZ57pZOj0bCrVcNBIXR0LBnCsjLqADy4sruyASwgREdM5qrbsOHkE6hSXhd3ZRLL5PH0NmYzHxCl1xWa2VqZVq6NFbdocljDJF6klgDpWSJhI2upGvEWoHGOHEnuqyjw2ozr6e3ux7aE3DvPO5qzmaeRnEWKlsxzY/HxUWhVViiEHqySyFvWeJDoQrFOl+ehC8MLigkkQSIH9fcKO89y5BP051B9+wmMyYkrKIFnV1sRxMwRuplMTu56Qw6j4ac1A5nTgjcJaVGEdPh8aFbRIBBlppNtWBMbD9SvH6ij1AS6Pov9Qo2pUqsh0LeJUD7+BU+YxfIxSClXGvicaa80gkcc2+Vm1IAJXU6Dp08Rp4a8yDz04Ws6dIzqyyicMqGjf0iAo1GhD8tdeeisPHTXQjXw114Vu8dJjI4UyAEmRRaafWUNqPTiEqx9PIGVgw1YAjq0bl93LiRoYYYCnAI76LJrqjk9fl0fMQANSw1A10JPjr8eK/lsXOjARhRalAxzo6gbUsxfqfTqGh56eA61JB5rz+3Q8+Cjw1GcThSlQlMdhCS66cwQUAJA5lgxVj0sRqSdRpr98ROpQBkD06dAZjRDg+ynRIkYR59AV6/UbRfmUsV6SUcsHDdWuo11I15ePANuGe6EOBqIqgQOTJokrp6jkhUUtqDCpJYHrQM4Zl+VhqAuh5HTTkOFdwMqZbj0igQG42okhScun40Yd9etY4yE6l6GMepfQJ1HXQiMeQ6tG+/TXh0LC1LGSB7qnIEQvvrCOZGceojhgSh6ZBIkvinWVXUFlLaKPDXyOvEpuEJ4CCCKro5GLfUenVSvVrWfUWFY1Mks0UEEbBvVnaSYKsUEQKa9TkDVjp4efEbsdIxiaJ8EKsPEenTGon6zyBJVtToNCT4aKSeZJ1Pj58SsQoKjqq74iZ41gwB6SCQD5afMCR+I6SB8eK8vOOJpMIxHGsjoQNR1AHz0UgnmxAGjHQEc/DiVmAxIhowpRhXoUlgqg+oxAjjBLMxbUAen0ksSdfI8CHw8Rpp6hS9R2tm7wjaGiYEYBvWuMKygK2nUA5+oKjq1PSn8fKpe3W3ttJMnsxqdLFy4sRAPXTurbDg+ZshfkbRNRFSiaHmo+ZUa5EJ2AZtNfTHPz58U7vMmEG2sDtzPu6dlTDa+KHOHZSPumhjsdZx2PpQPDEyJYnmeVzJNOzBT1ySEsgirpoNBoS+v2m9sWuX1Ny6Zg5dXT7KobjTacqnV06TQGCqJKljKWQUhEskMOj14wSihpFilsn0lf5gGdlfQAgKS3K6VUgrq6Dr9/Q1RvFiBbXOJpdqZJGaVaJXVVT6k9NuxFGhLc5Zy8IVUKj+p6YQg8gABwzwqgOYH20CW2VJ0k9ZoCxLVnlae1G1K0BGgyEC+tTlmLJ/RtlPSnjVlAYNPz11I08eBMzAI0n3/KpVlhqQnp7+nuorKVkXSRE61IKP1rKrJIg6ZoDzElcoRqCBqRz015TCVaJ8MU5ceVOnGm7bgVo3Y6KF00jdgAFdA8aQh110ZQSPzE68MwAGkGR07akt6yBqIijlC4w+STpVwOj1H+dZOjwhlRoyNdCQDpoQfHXXgRptMDxNSAYFFpUkmZPkeP0x0soBcSxau+pCPprqG10A10A5Hlw8AHzJwjp8vwoASDAyoH6plkNlJBr6QRXZgJASUGhPRIksfV/lfr0P+YAHUGcMNCnM0TAYHhVxfax7wLPts3FauW9sQbjxGbs487igpMINwtXpRGOGTCXDLLTlSNZTIalpIQz/ADLOOKG/2NvmG1O2U6b35W6j1EcRnxru/SHq7/tjcfrWfM2juC+mNeAjwzgYzgwD110O9lfev2e7146BNl72pTZUQpJc2rlWTC7uoOQFP12Avulufp8DNW+orHXVZDry8q3/ACPebG6RuLRCf3ASvvGR7Gg9lfVXpj1tyDnKA7C8r3gMUPhuL3oYaB1gEdRNWuxW/wCtZRNJhLIIzGoIRASNAPSGokictzI6dT8efGS9iHwy6YV6Bt9+j4ofDPX/AFp/UN/RxeksbszdLHSQsTqNSCwRvT0QHTmNRz8fOuLXjIAw+dalm8rYkiJ4fjj21NO2u7LxRJBHK6M/SvWHT5mA0VCyaOEB1PUermPAcVryO30mIqW7YsOdbY9OmFT5tzudPE0YmtMQfTjjkjkZUVfB4+r8oLE8/M8uQ4W1UyV41VuWbbjw+37+nxqwu1+58MUYYuAnKMOeejyMCrAhyA/kDqdRy04tlQ5lT4qxd5sUuHSc6mHEd0aixLNHaVHSRZIWjmZDGfylEPysHL6tpyOvh48Q3dQXEY9BWV/pLNc0KDMR39uHZhSrlO4NLN48vbmjkMZZoWk6DYBU9E+nhIElB10JAJ58VjaRwBCiDOHx4dDQjaXtluJUMTEHEwOIzwkdlRVlt+wQRTTtYMFdEchn+UNGgKyPoPm6yE1+BJ5a8uLepQviw76iuI1255aiT8uzurlL/eh/cJs9w79j2mdp8tFNt6KxXPdvLUHM1bLX4p4LdDYcM6OVaCiyLZy3TqC6x1200mTj0H0L6dPMN1b5pfDQG/RHX13D2D8vtbqr57/mb1zY5Xs7npLlrqzMs7y4CPCAZFgEcSQDdz/Khx1CtDjzmhTgxlIdFyaJojNKCi06TSLrbmUDq+qnlJKKfA6k/KpB+j9tt22u3WxayAgn5+/qr4p3m4G43rXruM4gT3R0/GlPattdq5XF5Wi3Va2tlMLuyCVlYut7bOVqZ2lZViC8CLkaSS+qdJDprqOo8dJ6ea1svUXLd9fCm3a5htmOo4CLyScIxAmBiJzrO3Fy5c224s2SRcbb3Fhc8UYcRkTE4Ax31+yzSzNTcENLc2Okjmxm6MTh9w0pI260evncdWzNWZHHUrJLVvrzB5gA8eK73aXeXb2/y6+CL+33F2004Gbbshkd617ftr67rbW91axtXLasO5lBw7MaOxepK5ijimllZ2YRQwyTOxIGuixI3VyGvFY4dQFSkY4Ux+4vdTtf2dxsOY7wdy+3nafE2CRXyHcze+19iQ2WDdHRUXc2Vxs96Rm+VUgSR3b5VBY6cWLGz3W5BbbW7jouZVSVGWbRpAxEkkASKF7iIJcgDtNU03Z+6N7L9urIuD39ubufaX1RFF2z2FuHI42zJEWAir7n3VDtDbM4lK/LJDami6T1dRHBtsxa/wDuL+3tnDDX5je60HjtkiDgaSh3ICo8ETMQPe0fCtbvuF/d99z+ZpWMd7RPb32S2rYculfe3uV7jbo3dkoo+nlPT7Ydq8FhcIJ1J5C1uuZNdNYzoQRW9yuypYjcX73AeC0nDE4u7DPLRwPXRttt0QNBtgccyfZgB31rV2pkv3Fvct2o9w0Hum7tyd5+4ncDee0IdrR4ePB7T7Kdmu22x8LlMtcx+zNm0Mfj8HhM7vfMbrt17N2aPIXp48bUjnldih4ku8x1WUNi2tpgZAUAZDT9RJZpkt4iSJOMAAR2ttdDv55kNAicImZiMCcJgxAGAxqJ5f27e6+358Yb299w7pmH6vXqbV7aLLFdFrHXMgyY7KvuyfCwWaGWqtFdt3hNejjrzgRx9SJGjbvd3bJtvbdSzpIjxYyVKmIIbA9sEd1Btdsjvc8wFFS5jwnAGR2dmEn31ob7o+0X3J4XvH3i25tqnvXB7Sv77yu4RX2/bs18S024Yq17JGlmYYvqibdtpPXSGYRtOC51/Maz35bS7QynIj28cY+2jdHQ6bWog/HqI/rhVmPa/wDtG3+5KSbm35lZNqVorCevFZqPktxXm6vmY27nq89SdCzkk6nx58R3txed/EEIYZ4j4DA9JorG3JnNRwnp7q3E9sf24fbh2nqwSwbRTdOWh06snuh1vv6gUASpW9NayK3kOkjQfjxCls6y5YkxwwAHVhV1NvbUZSSB3U79+dqcVWx0lXG4mjSponQterTgr1+hdAgCQIvSE0PMAHmRxbs27YxOJ+NOQCuhxliK1x91u02ks/8A0wTpY6FEKuWYhQ3qaAugC8lPhry+HGpbby/pMoaqbm1r0scIGdS37Kol2Zvqq5PSskj1punp0cfMeh9fMnn+PlpxQ3yaoLEYYx2dIqbbQDpUYE4+yt7WQ21t7eeLpvkq/wDXqf1cflKUzVcti5iADJjshAws1m6tCV6jG+mjBhxkY/UpwIq2TJpp36XcHbNabIQbm2/mcdiIbGSmubvgnxlulRxkEt61ctZXG9cAjq1YGkklaMDpUkgcJSxYKoljgAOPV3mabM1Svscm1RS7p4jdPa3cEu1c/ltqtj9t5nbWK3rsupsfK4zKb82HSj2wlSaaOOom/Ltek9uq1utjK9Ot1RiBIoyCI5XSyqVJzwOcZ44cFiMjhjQDEEnEGMM8Mx7x7chUH+5T3he2r2VvhZt092J7mCuZ7E1Ml7ct0QZbdPcjB4fKzxVJt1doruflG59s4/bnqras4bcliXB2qkbxY6zjphHHLbG3fcgPd8tVE+M4FhImI+sgmZiYkE4CmLDbhpYwSPDMkYcOIHGDh1Vpm90/78XdTcT5javta7aYfstio/q6K9wO5KY3fndCfo1T6zE7bSObt5tNtVLKHizsqHQrMvjwiNntiFsg3n4lsFBDEYKD4sIxZuJGkGhLvdOpDAI7yfsHuJrQB3O7r9z+8W6rm8+7e/8AeHcjdtsyeruDe2fyO4b6RyStMa1aTJWJhj6KO59OvXEcMS6BEA00K5ca6BrxjIDADjgBAHsFVDqmGJLDrk1HXqEsGJJ6Sw8QOeniQOZH2/D7eAIJSRE0JJOeNYueo/8A5Wo15A6nTQn7OJgECgkY0ONBkn49Q5eY0I89PAjl/HiMgLjTmswVBOmhBHI/3ePhxKrIQMMaaK+YDkND4a68ufIDVRrpy0P38vDhFGzBEUgeBGNYdB1AKnUgN9wI1Oo0J1I8/wAeIiVGJp4rIKR+Yka+AKg6jp1GhOmgI4IAEdlIRRiuyCUFwDGdfVCgE9BJDqp8gRz0AI4SiDpTKm1QMaMXa0tOfmrxN/zImD6hRqQenwbq8hqBy4XhyU4jp076aQ0msq+WMY9OZSFcKGdFVnGjaeoFbQeoATzXTiXzUnxjxUJTq40dr5IVZUmqukzkhjG0aorrpr0OgUldCefTz11PhwHmIDNvACk9kldJOfvpft2qtvqnrK6NaZWlhnVS0MgHpSasG+fqGh8tB92nAhldpVvZUWnxQTOHTp8q8xFt4RJSWUrBb/NEsh9H1OjX1OjqeNWYDTl4nUHxHBQVJY4wI6d3ypmADQM6VqueeHHQ49mAnWaOBJCOgCL1l0imQeoQ76DpY6EctBqdeJYbP8sdPdRBRGpR4ugr63lrQydA2LCusK2IUh9RpII4rCmRAdSxBjliGo0AI0B5cgDybQaTnHfjj0BpBCB4hj06RSRk5ze9VHi0sVJOZAHQ0XykOqkdS6DmfHTXTx04NmK8QAen4UCKVErnSVCejH2Nf8zBj1k9OoTqHQwPMBSCBoAPPx4G0qEyeNEVZmE0kwt0hX1BfqHyNr0ycj8xK6xlAQNdSOD1IPAMjU2k1j66IhGpkkICgj/KOkdXPwBJAGnwB+/iGdMhMBTQ00FGFdP8o11U68gATqdCdTqen8eJVcFI4ijJjGh1EyD+npIFCnTTRV6idNBqSNDpqPjwa+PFT7KAhTM179QV61krg8z/AFPnPTz5sOnQcmX7QeIC0TjBmkqL3mlqjIG1dR8o+YEeJDBuptSF0f5+fLXTgAylfH10DuFOj8xpd0llChZFCrKQEYqeUbakEdWikMQeeuq/HlwyaWbSw8UULBSAfhWQryaM0kmio8bDVkPykksBoysy+Oun5NfgOBv6FWSIfGmLKgOGM0VmlqL8rTMFALan5l5jTRfIso+UsSS2vgB4sFa2uvgenT51KAcjl091Fxlo4mIqVDJIsjkOgAcaD86tJ0r83TpyXUjw04ktoFzHgIoSizwmnTtD6/N5OKWfUV6kpmaVDIFZ4x/RUynQjWXTqB0BVWAPPTivcI1BGgWwcuPT30LKScD21GNbGZC9oK1G1LGTykCdMKsvLUzS9EaD5tDq2nEr3LUDUw11cCu2ABinLU2XfkRZLNmrUi6tHMam9ImnykP0NHBGw5g6yaBtASCeKzcxtoxQCXAqUWXIB4GnHU2jiEj9Sf6q8V+c+pIkMLonp/KYKjqWbRtT1TdJJGh8znXeYXwfDgePQ/1qwm3UDxExTrgx9XHJKa9SCoiBOixBGkblZepjMjBkkdY0IJ/qOAeWvLnW81iJZixPA8KsC2qRAGf2+yjoRmLxFwpHSshEKMJBpoZCUMRkZU+X8xJJ8TpzgVND6zOPwozc1YDMUaSB1EjOetmRTIOgxkp1x9LAdMRbRNQCoPj489eAveZcIRcOz8adciSOFNDduBksYyTMQBJJ6VVhLH0pGGqdLmWyiqVJlqqdSvT8wI56jjU2e5axcXbuZDH49Xt+FZm72mpP3NvOcR1gccer5VEl63Ka9KtHIwrwVImSPkqGSXqknkC8h1NKefxI422UhtREHp+NZ6INRY/UTV6Ow+5v0DtNDQx2I27kZsoM7ey8u48VBuClakd89TgxTYS71YmaM1KaevJPDPNJFN6SGJQS9Pf8rTdPNwsFgYqSpAMEnUIIicI4rNdJtuebjZbFNntlthfFq1KHDSTgQcIjPrqvm+Q63TZx+06OEhMR+vi25NklwMwlkbqkiwWSu5G1jFZlCvFBYenoNY44TyMtix+2aDcNwAYFsSMMpGfecZ41h7i9bvk3bdsWjxCzpMnMSSRJ4ZdUVHUfpvHH6UoSq0q/Szku8mPlPWPpbMhI660oYga66ghfHnxbDKQS2J4VTcT2SK8KFxKjxJG8B6JIzICwbQKZIXIBlin6upSADo38Eq+W3WhPuplJUaiZ6fOkexA8MrkAAqRG0enysAT0kI35hyJU+IP28TlR9WYFEt8Thxo7Snl6NYnkRWbXoiKsmujqmsbjpZjoQdHTnwBWGBTFenTjRqTjr9tH5ZJG09ZI5X/pkmbHSynQuSFV4ZZEcMAV89f4jhXEtBpOAoziZEk0JrKwLL9RECdCsVSKlqQSvT6sreo+hBHNtSeXlrwyLaSSDjGFPc1QDwr2ukleaG7jzLBbqussGShs2YrlGRXV47ENupJDYhli6iwdJdOXw4jJF39O5ExxjpjlRpcu2bi3rTlboxBBIIPCCMeNWv7ee9j3JdvBXrUd+/64w8Bjrw43flYZST0o1YyehnoJKubUoiaAyTyKNQSp58Ye49N8vviba+XemSVOeORBBHTOvQuTfyh6p5UAGurubI/LdEmB/jBDe8mrvbG/dXmr/TUO4mw83h5HIRsltK7DuCgwYBlZ6lg0MjAjHwj6pW5+Y45nc+j7ol7FwPjxw+X3V6Zyr+b9s5W3zSxdsN12zrX3YMO7xd/Grldvv3Guye4ZK6Ve4GKx1qQhPos+Jtv3YiHGkPp5dKsfqdA0bodx9vLjE3Ppzd2iW0sV7MfiK9L5b/J/prmK2xb3loXCY0udDT1aXAx99Xb2P7qtv5dIjQztG7X1DfUU70F2CR2YmNVkgeVR+UeB8PMjioeX3NuBqQjvw6Z12W35/ttx+pZZWUjNSGHvGFWz2l7hMPchWE34OuToV5TMV6OQARD+XrbT82hP3anihe2zWW1aSA2XThVtN7ZvHWrjV9v3fbnUzUe71LRvpMvCFVdDGb0fR8nQS6vM6jX0ozqCvPTkNdDxSa1uGyB01q2btlUBeJ6+/wDHtp14vvdgPUEN/NIkjo6Q14JPWmnk1VlhQRsQja6Mxbkqg8vAF02xGI+rq41nbzcC80CJHs9prVh+4l+4TJ2rwN7t32/zsEvcnJ0x9Qajs8OxcTbi/pXsiydXTmplcGlWc9XV/WkAiQB+q9MelbvOdx+43qkcsRoJ/vbPQs5j+8jLLM14x/Kf8kbX0TsTy7lrK3qW8mAz8lCMbrxk3/y1Of1HwjHmFrtcfJ2c3kPXszRvJbt2LEv1N+a/feV0JmkLO+RyDmSWSQlpAWLMTzPH0dyflVnbW/NIAOSgCABwA7B3RFfA/OeZ7je3GKszuzFnJJJYkySTjJJxJPEzThWdYVNu2zfWTussjsiuGcL0rAjySB/TiUdMQUa9Clj4njprdtkTSYKnE9BPtrjxfPmF4i/q6sPjB7o4GmrkctHPXlqoknRfhNST05CrSUpFNdvp2BDiCVSyoerViHbXpA1iv3wrLoJwMiMwcwQe/Gcqs2EcXfNH+YYkdQEcDw7OJzrcJt7/AMhj92F9mbI7Ybe9x2F2hsns1hNs7QwuW2v2c7V0N2b2obMkqLt+Peu7cpgcreyFangq9ShZ/TUxf6hUhX1uuaSaeXivUHq2w3qK5zW5y/Y3d5du+beD+a9u9cLE3n0m9pti+xYsigBCT5JtrpVfV+S8vvPyxNoLl5LSWgikaAyiIWDpxa2pGJmSAWk6ptF27/d095vvq3/nO3fuF94nefZNnIx2LmyO2Pt/y2O9uXbTdOJaJrGY2rZs9sqeG35kc1j6y+rFBfztxrtMOySGSNlbH23Nmu7N72wt7fb3rTSdKargXgy3LhuHDJoAgwRANbIsH90LV0uUM6TkpPFTAmYykweGIqwu3NlbWwl45PE7eofrkvUbG6Mq1rcW7rfUArSXt47itZXdOQkl/wAxltt1Hx4zdxvd9vrjXd7du3if/mOzfAmBkMh1dQq5a21najy7aKFM4xjj1k4n2mpfpGR5OqR25lm+fUsw15M0jEswX/MddNBxVVoWGGPy7KlJPD8ae1AEAPqQD1Ejq01YFSug6gFIUHU/5uLBCDEHHhTYDOa2Geybuht+f/XXabatrAZH3Bbcu4vuhtLt9uzHyW8bvra2cjq7TaHAQxZSnLubPbZztM2rWDMUyWak0U5Kek7rbNlrnLv31lTeFp9F1AGLIGAKXTpmbZMoxjwNBmGAqm1xfONq54UI1K0jEiZXqBwkEZjCtgt9fcDf7Ydz8f7jqGP7e7J2zt/OXcjubesW0tibX7fbUnBnub/x+6MLkcjfq/6bjrxerD1TJ6VbSKV/UdEi8zZ3bdpdugG+mCyhg4aZGslcVfKTJImSRBCOrW7wPLGI6iIxjGfDn+NagsZkdldwakG7tkj9a2RuNXyO1MtkMbNjr+c29K7xYvP2sfbb62hNna0QuNHIBIhn0YAggDcDByl4AN2YgYZA1YtHXbDqTByOXwqRsFRqU0WOvCtfkVdIU6FJJJOhHJgfh5/hxCVgQDgKMjrMmnI0HqjRR1rqSyBT0nUc9WI06Tppy58FbIBknCnk5zhTNzeCrzpKskSSnp6tHXmFIVddCQ2gPnxYUgmFMTTTjPCqm9xu3UN71nFZSSD8g5K+o+XUa6gcz8fjxdRyPBMrVdhJ1HAVF3b3YkuCz8NiKD0f+rjbqPUuhDxEdIbUseRJOoOvEO5Cz1g1JbBmW4fGtq+wnuWMYpV2IrVvXsySlRWq14VUzWbkrhYqtaBfmeRykaLzJ04zAD5hVJYnIZk93XUwHtFaof3Cv3XvaV2f7Z7w7f7V7iVu+G8bef2ttLuHguztyHL4vCbTyuUs2d2bYfub6U2xxu3cuB29cxv01OfITUqlizYlVWijjk2dvyy5ZD7jcxbKCAuDNqYYSoPhwJIDEEmMIkile3VoMtgEljiSP7RnjlJy9tc2HuS/e495PeSTc+I7ZZut7ZNlbpvz3Mzj+0tuzDvzNJJEkFernu6lpI9yrVp00WGOriRiKYhHQ0LczwIuWbTztbYDLgHaGaBgI/IvXIUsD+Y1Hd3N26IJ0p2YYdpzPw7q095TI38net5PKW7uSyOQnks5C/kbc1+9eszMTLYt3bMk1i3O7klndmJJ4p3Ga85e4S1w8SZPtnGoxAwFOlMr9bSxk0xQStG2NtS9IZ5LOLhiSGZ1cMJJLOMlhXqPzF4W8OAuIGQR9eXuy+FW7F2YRgIGVN+9A/qSdfUSzAOG/wArEfIddPEgcwTqCNPjoNsQcxNNdDMxJFJjwSrGJP8A5Z5aOyq2oYgN0agsCQdG8/s4kjV4uFViGGLCguoty6hyJ/y6EDTmPtB05fDgvEcBlTV4yoV6iW15aDX5R8dfA6/7eDdQwwNNiDWPMDl+PMcteeniOY1/9OAXBY4inNZK3SP/AItNdVBKnXX5SQdCf58ODK6TSrMzOp6tdSTqzN5/AaeGgPCwjHKKWMRR+lj7F9vWllSrUUEyXLHypoilmES/mlPloOXMfZxWu3wAAMT1USKCYOAijlmLHwSLVqGaXRl9SzOQrSP1OjLHHzMUZZh1ajqBGvhxIq3FhmiSPdTuFjw5UbgBtQLTsLIssIKRS6IR6bLzWSYt0rICNDrzI6dOfLiw4AExUCjU8A4Uh3KM8bgtHpG56Yukasw1J01OhZuXhpxBAZpBxqUwuFYcoq0BjDGxJJI80nP+nBoIq8Hj09TkOxIGoUga+PDBDr0niKYkR20p0cgRpCI1CBJTK6BVaQqvUokHQxbpZeZ08CTy4A21tnPxUJGEjE0adirpPCCoDiVGDxt1DRXDfIH+VtR5+WnxBtW1d1xIMVGok5QTQ1k9VmHo0CyyR2Edel16eollClgQpfTkDqoGngeJQ7tbkLiB3dPtpAMAROM0NkrkVyWrahLgGRYyCvSztG+mhCk9LMW1JB58AMLel8Tn3caTXCfCRwotk5XhvCeM9TOdSCdUdDyMQBPSRqx1IADE+Z14kKLcUN2UyAAQcehrGOXqhkqBWX13J6AywL1SOWKrp0gjXyA5aeB4jU21eeFGnmNgo8PXSHZililCO6FVLBZImDJoNVb5lLEgjx0PIcK4APp6qPAYUWClTrr0nx6vzKQef5dSdfw04FVLZ0PZWcHQJAJeoo2o6oz4k6EMpI/y/A8yD5Hh0UgyMG7aeRR0xTp0GOQsOfTzRwoDELqVPNmPMa/HlrwaEJPl/UajJAwasGnnTVGZ9CV/MAQQBz8yAOrkP48uILiT4iIaalUxgKHSzJ0oFdVCg8wvPVj1E9fUpLDq/hp8OJbdhdMnrFRsAW7aHS1aboDO8i9PWUjUDpBYgHqjA9Inl16eGuvLkOGtW4ukjPp+NCwAAgQtCmxbk6P6r9Wp1IAeRgGYN1NITGnIfMSPEc9Bw120Zx66RZZmJavTEI4/XtSNJ4hUVlZQeR0Y66ANodeRA5c+fEiW5EcKTNq+k/hQ9OvYur6spix+MGifUDpBl0cD01ZSJJGPmoB5nly5cMLej9TVgOBpj4V0rixqVMRHk7SRY7b1WWhTf1IRbtD0bNlljd3MUMn9GJQyHp9QknUDoGvFO/cVrgGkFzSCvEEHLj06zRmSEkqGbUKWiYJIrOG6DIOklXPPoC9QTQaDjAMon+KK3oBbsFDLWUKqEysyMik853dus6RdRWZwfl+bQL6mvjy4G0Zac2ij8GGqOnuo4sJEb9YJUSySa9Mzs2qSlkJ6pfmj6NebDqHMnlw9wA3ACRJFEkQSfpo7HRjZGk9QzF2bVmLDQBUkRfTV3VAAgJHUNB4HnwBdy4UCQPlxomU6QZ8NGVhhWJppBECgb02SMMFl0dBK7K6D/MNG9RmXX5tAOYv4n0KTBowilSxz4UJVrx9MhR1WJ000ideqYKBIyp6cXohnHUG0kOig8wefEK/X4gdQokUAaRiKP19PljmjjkhkglSVoWDxNC49MK4IigbqhYquvqdLdWo058SMDGqTqBw4dOvuoVOJRwCD7qgLfe0VwTR3aB/+0WZ5oK8J9eSasI4xO8LTvGIrSIzE9SMQo5Hw57+zv3L3geS4GJ6dtYm5sCxckf5bHDvqynY2rMvbpHmkZI8heycVSI9PS6i/haMhbqZWVSuYkYHQglNR4ca94agpJAYD3ziO/wCn41UxLR2fCZpbGEc35FIZo7FevJXsEgyO65GvE9foHLrVHLHy8SdeKdu25Yi4IBBw9hPx4TUrLpt6pnp/Sow3T21ibWzjlhqWJa/9SsUAoXoPUl6YbEYTqhlIHKVANDpqDyPEy/RC4iTPYesdh6RVUKwJmI4VCd6pdxdwVb8EkFuqCUV9QtuqOr1OljEkdiLU/I6+I8RqSOJbY1gsxw6YUzp1ZGvDW9aMSKxCkshZeomKUdeqTB+sekek8/M+A+COAgYD7KhB04PnSU9aWo/VXX8wd2SYsFdU6SyqArBXRm568vu8xhwIU+6rSuIAPGjENsyao07opjWLpaUwlXDL1MwUqXRHXVV1DfDTiK+rQGYfqTw6Z+yp1KKYEx0+VKC2IiCYY5Z3JJYgO5DjTTQlV6FViupHIcjoTz4jGJ0iIipGwGOVGpHmChHh6UPUR9RKiRFDNqQsNdPqpgVYaIekdQPj83CVW8wnUJA4d3zqEoH6wIoVUmjCfnXrBXrkhCJ0q/UEiqIBL8ilR8/QDr8xJHCXzCpjMGenTuokVRguf9PnSitPoBYhntyKSk00kY1+UksR8hQaA9RUaeA1Oo4JLyhY9/Z2/b20zkricTRs1qsNfquBZVIJVJIFl9ZlJ16UkUuwYcyunifAa8DbIIIAGJzNDqJg4xX2LSeDIVp8bLdxMxkrw0o8Pk7GGlM0sqRJJNYjnh9CsZn6CznkSNSBrodqybzGwqhrhPGOPw9+FWLW+3OxHn7W7ctEDEqxUx26TlV9tlZLvj2+zNKjlO7G4PqhRsT/AOl8jkpr0lq3M8WOoxVp76TwpjaFm1HLKsLGR+hWDyRuTxv7X0Fsb5B3y2yRMqpImR/cpBMRjh7aq3P5f9UcqUrst3fJMQbkPlhEOGjhxxzq4OH7t96z9CuJ3fVvVZDkVsixVr/WNRxWOnmtymUvXRGNiMLroQNQF1BHTOf4u5M4YFLgwwCuYk9eoE8QO2ltv/JH12hCPc291VIkvbgwOrQV4g91LGO9+26dg4vN4tdpUsjvhqdeTGZ7LZqymGxrZKhBfqZG5tlKYs379ancVhEbYrPLoGLJqvHH77+O9vtt+bLXtNq28FQo1RGQaQM+MTHCca9S5Z/5IXzyPVb5eLnOHQ6bpuEWVY5MbZUuYwOnXpJ4xhWtLcm572fyeU3VuDINk7uQu28o82U6ZrmZytqSWe3kb8moMi/VS9XTzXXRfyjTju+W8otWUS3GnbLgqjKOn3184c659v8AmG6vb7d3Tf5jfcvcdsSzEyfZ2YQMKR6oAjhntPO0ss72K1LRZJ7c8yoj2QjdHpBowYhI5VURD0jUkcdY1tAAqRoUd0cfx+2uYN3zbesmLk5dfX0+FErgyGRtaWFE1OHpdq1ZgYvSEqqVsyBFM7eqCfyBD0MVBPEK/X4yRPA5dPwqs1zVAQSRmczHHqHZ76j/ADuWRHsx13mtEL035o5CvoiYSPDiccxHqfUSJGscjMAyRjQ6ctKG9uDxBTqZRjHHAYT28er21vbDahgjk6Sfpn3ajjkOHWabOys5OuUyFe3OEXJaShTyapdqxktHVg09WN5aMZiDABtY1J1PLjy7nim8ReCRdBM55Hh1YHGvWuUabAFiZtlRB7QM/bUowZnIY+3VyVLIXcXkcVeqZfFZKjZNXJYvI05FsUsjUvQiOaveo2I1eJ9OpW6gQVJHGFYa7s7gv7cnzBP3HvByI4g9VaxCXJttkT7scD39Rrov9lvuix/uM2XPjs/PQo94Nk160e98TXCVYtxY6Qx1q+/sFTJDDHZCw6pegjGlG83TyikiJ3WW3esLvNsT5RgMpzR/7T2GCUPVhmKr+axY27keYPiP7h8iOB76vdTj0KKhYqPm6gxBBOnMrr0henkR4EcQ8QW404We+npUZSo8RouuvSBqy9WpDcygBOnIg6EHiwNGgwKLEZ5Gqud9e3GT3Pl6G4Np7jym1N34uWhbxOcw1y1jcnVtYqZ7GPvY/JUHjyONv4+duuKevIjo4BDcPs97vOX7kbvYO9rcLkykgicDj2g4jIjMVBubCbq3ocAqevjB++mTjO1HfLupksRhu+Hf7uL3V2vRx7YPHYjfm/N3b4qYTFT348pbx2Cq7kzGWrY6C1kY/WfpCdci9Z1IXTV3nMeZ7tdW4vltQUNCokhY06iiqXKwAC2ogACYEVVtbVbb6EULbknMkSTicZxJrbxs3E08HgMHg8ZF6OOwuKpYymq9TenVqQrHGnWdAwXo8dNR4/fm3B4ixxmr2kaQFwX7qkykApRm00+UnQAgciFJJ1LBioHPlxFp04tlSx45U5oVUxas4VVAUqpHIgEADUaAjQ+Xlw4KqukY00GeyiFypYmA6AWiOhUAgMfHUMAQxJ8+XIePw4kBCwcJp541GPcO1trZm1r+9e4e4trbC2ZiFZ8ju3eufw+1NvUERdfTtZ3M2KVBphp8kYZpn06VUnlxPaW7uLmiyrF+oD5/iaZiqiXICdZyrQ57kf3sPa92ks5HDdgNu5X3HbxqepEu4na5sPs7StoZI/VGVvVF3rvKOBkBK0qeOrzDT07pB6uLDW9uGNvcOTHC2QTkTGsyueB0hoqvcvBR+nie2Y+w9xwrQX7pP3KPd/7tYLOE7p918ji+3Ekkhg7SduIjsXtpFH84ijv4LFSGzu2SEadE+bsZKzp/n568Cl9bAYbZBaQiMCSSIIOpjLGQcROiRIUZVVa5dc+JpX4Z4ZYYcMz1mqb7gttSxuF2pC4WHFRy5fKRRn5JdxZuCu06zdB6JXxeKir1BqD0yJNp+c6wO6gjAhZk959giBQD9SXMScu4Uz9QefzAHUHkCNP/AG68x4c+GJDAwcOFHJigmXw0LaLzIIP8dQT8vAMrAg9dNhRsFloE8wr3w6EagBoqxEnRz/ymZQT4+HBwAmonj8qafFhnXwv2RoWf1dUKBnUMzL4c5WHWxU8l8xpyPEZRSdIGNTi6wEGg5Lk0+vqnqPiATogXRgfkUAA/258Otsowg+GhZ5xNBDTn4tzI1HPmRzA5EMPgeHMiWH00GFe/m1BXwIKnTX/NoCfE6aa/fw6gnGlIOBrH5fPqP5iAB5nz6jr5/wABxGTTiONHKdOzfl9CnC87lVJVeQABVS7ueShWb7+HNy1btksYPTCnVWdoGNPPG7fpQ6NOpyF9nVI4w/p1ar9XSNU6JHZ1k5AMGOgB058Zz7l2E8JqbygGBzWla5TisRWI1lErdSR9RJ9CoNVPoxxsixyNFIOotqeZ/Ny04j1KHQgHhR3LJdpVhNSx7Sdqbc357hO3uz977Fz/AHF2Fkcs+W3ttrbuPzE+YyGEweNyFmcT39vxPn8Nt6pkI1fIy03gY1+rrkACsjeo9ze2nJHvba4tndsAEYxxOOkHDUQMMD15SK6L0JyzZ819VbbYczs3b+wJYuiTJCqSNRXELMaiIw4jOuqvD7H/AGyd1vsraM/s09vGUTKyywXxitrZPDZjC4jHopmu5TPbazOKy0jzOfp0ltWZJ3nbUkkcePW+a88sTcubm8S2c3Ce+ATAjsiK+r7noT+Pt7G222y24JGBCAEYZswxOPWcakfN/tD/ALTndaMxYntZ3H7TS3vWVcv2k7ybp1pOyORIcN3KHcTGN0MNQgjRT09Pw4v7f1Xzy1dwvGP8SqR8lP8A6q53nP8AEHpNbGu3aC3V4o7qT7yy/wDpnLqqjHeD/wAaXPwVMtm/ax7mdo9y6bdV3C9v+82Jk7cbvlhiDGPFw7xwk+d2Zksm/T0rNbr4mq7HR/RGrDsdl6zZgP31pWJw1WzB/wCFj8iTXj3Mv4r0sz8t3LiDgt1cI6taZmciVUdnGudXvD7Zu7nY3ee4O3vcfZm4tk752rdaruLam48bNjsvjXXVoLDohmrW8fZhYSwXazzU7cTh4ZHQhj2e33W33aC7YYNbI6YcDXmW+5fv+V3v22/tNbvDr4jrU5MO1SRUGRfVV5GikQq6sQ0EqlSOstHJqOoFDop6dOQ8z4cSu2gQs6qqoJ8USKuP2s9qeJ7t7bhv7V9wHZfDb4azPJS7Yb4yl3CZ6WCRj6K1cnVW3VtTuBoVaFRqR82p0Fjb69xaJZ9LZAQcY7eA7YqsfMGKIDjxaMOvIzTT7gezrv8Adrj15zaEV6hGXkS9gbjZaDUczNWVq9aedWA+UorDXxPMcWRy/c3WK29N1wswhk+0QD21Wbdorfqq6Nl4hA9/Ttqt+Wjs4+5+m3oHSxRfokgsQyV5YdPn9P0JAjroG8NOfENtLnlkMSpnEZGra6CQZkDqx7a+v3K7Vlr144G6tNZDECVQsWT05AFKsRprzBHgRyHAWwltWGbddX715PK8u2B30gl2UhZVIU6kE8/HzGgJ4diWAwwqiBP01khQaJ8zqfhpqmhB/KT8q+fLnr9nCttDADjTMoGNfGJNdEbUsNWDDoHUwPh1HQaeR5cuH+okH2UykxJoWIzxkL0cjqFHIgnXUdJYcyXPIjgEtsvjHVRMmqhFlSQky15dR+ZoioPPXUhZdUBPgeWoPh46cR3LhI0j6qQWMZ6dPvr0RwEqFMy8tR6lfpIH+bVVdQ35dAPH4+PEiEm2B+bsxpifERwo5BHTZ/6tqRYl6efpmDoGoLnUoej5mJ8T4fxFfMClrf8Amjh10vEWAIGnroyb9OEenFDLcmYKgZmk6+hQAGVVaNYuXiR589eEdbLrfBqFrWogg40YrVZsoOuSOCKuvU5kkmMdGIKSxksTkobQVQR0oVTQc3J4YsVs61kkcBx6e2iChTAGNCz57H0H0oBMrdjMirkbUTRUoVZQpWlUUISp05EhV08Q54jBN21jInMUZX9UNOVG8Tva4M9UvWj6Ymir0bxi6liBhdvpb0cTOVjkgZtXPgRqdOfEN2yNHhmVxFGXkycMKksR+m6RFWDM3T0qyqD/AFPTXUylIvUjdW10DqNeZ5cYcq9vW5E8K1Dhc0QRBpSEcYfmIgsmnQoBjUxqspXpaQhZioGo0jbQa6HUgcQquHhwEY1JoXXLECD93Q0ohOhYkVQ0bqzIfRi6NZQGj1mYEOIkHLSIsOoka8+KrqDiJkVMWAXIRQqCNh85ZG16ZGllXToTq6gxnBYELqdVjI15qo5cTLd0ENmp99CRbIlSfZWbsCj6uzknp6gpL8hrF6QtKSy6sS3RGo056EnQFdKs3mKCGpxqAAmhjAXVAYlhGi9ZPqKzho5IwOgn1ZQJY+oDpjRh5HyAXNB8w/UalAlTGEVnESYlCiJRJC4QAJ6pVEcOqSzSmfVk+bToQHXXkOQJiGEr9QqNYDBZmi+UxmPylWWjlvqY6tiRZXmoRQx3VQdRY0xZM8schPIlkCSDUH5TxKu8vbZRetfWBkfuwqrudut8aGymR092VKG3cxnNpUsVicbiZMpjaMt2rChSpaszxLVFi1IfT9aSOZag6kK1z0yatz6VHG5t+aWSouXcCQAfl09lVX5fuFJKLqUTl7z29IzqRNsbhx+8rH0WKxt2jlYI55a9BjTihyFpZUWSvi4sjZo3vrZLUzutSBZ3jryuFT/pl9e6l6zfYusFgcZOY+/AZdXdVHyr9p4YHRGUd32/Cj9p6dx7VeIWo7GOYw3qWSo2MZl8fPJ6siR5DHXY4MhUYpFoGlj0JDdDN0ni5btMfGwGhu33/aSONDc0EjSSTMRxyphbp2bQz1CaC3GpkX+vFIvU01Z2Q9LQyIS4AcqCBy0Pza8VGiRpI+wxnT+VJMHrqs8+Ou7fyEuNup1PGnUjx9YFqlqTGBoNGlg6WZAdVcBl/wDbxKhV/qwbKoLwyKgFR7xRx6wdIy3R0iISxyo6iBg7iJTqRqp+Ys+vPQj4E8GqhLhBOfDp3dJqINPiOCikSfGsZvXq/wBKdCVkXTRWSJVLMT1Hp1DeJ8Pu5cDdBP6Z6qmF5SZjw1nXInBiaxad00T0vXiCqyOG0Vl1eZGXQDTxGh5+HESWlIJYQTUhunEDEkdMKW4K/pEMlCZC7HWSZxXRtX5iT00SbRtCRqTqDqSeXAHSreAyoz/CnUFB5j4E0owV5kVJEgqiT0yvU6+sOpdG6QXkEkxbl4DTUjU6jXgWcSZB0k9OypLTqwiCDRxEvL1r9PilUs7TWZYljYIy/O4dnZGbpQE8mXlpoeAW3ZvAjxDq6dJpzIOEEULBWSy0UsKT252ZVSexBKwkkKMNIKyxie1I2oKr+UHTlxLY2pLeUgJYmMJz4Corroqa7jabQzJgDvk5fCrGYLstYxuL+u3QqnM31da2KmavNPVm9GK5IcgGf01sVce6ySqAY4TpX5SudO65fyJLCBtxH7p8lzgA8T19fVXA829RG9uG2+xx2aHxP/cez/D8+yrGbM7W5Z8A28txw7iTC4rDNjauXuWp8jXy6YxYauLtrA4rSVMVM1ZBUWQhbEuk4ADhB1VnaCyvmT+oSMDEzjOPt91cXd3JvOSJKBc+GUjD3DqmrD9vcCJ9ubjzkkqwy4jba7ZqCZxFA25s09MSGR5lVV+mSSBJSjMobq5A8a9swyL/AO2WBPdjMdlYzXHFm7dQDzgpgcNWQnuJA6s6C3t2Cj3nBkIMff2rFmY7Ry+33utYvrmsNUebAW6MVwtSiqRX2qQ2aQ9UwgxvopZzxm7vZ7TmN6WT9RGxMRqw7MTAHGr+23m82dn9N/CROkEZcQJ7cYGeU1H+P9mh3Jt2XcLWMxs7P4Xd+Q2Zl8bdxlzN7fXIQYyjnMHloBcQyVcZfxl6MxzO89YFlbpAXXh73L9sGtvb+jGROEgwYxmfb7Kitcxv6XEZniD7MYMA9x9wotlfZTvTGVbP0m5MVctMyn/7jVPqWHYRuS9uvdkjkg9PTSSNXBV9OXB3Nm7W4sgZZ4j4R19tQpuzbva3ljxHTh7Mahzc3tf7xVMddgw77evC1NIJ7LXJaskL1wUmhaOOG9ERHEda4VlDCbUqDqOMzd8u3PlQpl444YcY6/b1VubTmG1W/quI2gzkJ9hxEezrqFp/bV3Txkqz28ZjvpYnaKqa+V9TqYgWLNu28tWNnt3TqAvSzBR8QQcobLcyVcCBkJnDrPTCtm5zKxcRTaJBIxJEdyjuGPDGo4znYjuNi8umSxWLousk6XYkkyUMMlKzHMrfTTGwipLHN0F1dGcBCQVHGDvOQbzcO62gGBBwBxEjLHq+OFdJy31TsbW2X9yXV1MfTMxxwpfubP3VCwd8aqsyrK2lilasxdXWZYmRpOlpHcklkDIOXkdOOOuekufK4CWS4P8Aay9mBkjH8ccq6ZPWXp8iLl8I2QDBpPaIUyPdSvsbeHcrslvTb/dHZ8drC57algy1LnRHcxduvOBDksRmoop2F3BZmFjBaid1QK50IYAi1t+Uc45QzHe7dxs2weYxB6iJ0niGGRAqQc+5LzAgbLc2zucWWJGI7CBI4EdtdS3tt7+bJ9x/bDE9yNlulaWTpxu8Nry2Vnymy91xRiS7gr3g8lGbT16Fojpt1GBHzLIqvvNl+zYQWewxJRoiR28AwnEe3Iitbbbld3Z822RIMMBwP3dXXViZbf08TNyDaMXLKvSo0UgKp1WM/dp8vwOoGfpOc+GpWBwMzUI7szX/AFJAcDQEllBHUCw8CQpOmn38tOLe3thgGjCguOQYHVS32+zbtkI+pyV5BW0lZQdU5MrSP0kxr4qBz5cXvLXBuNRLcbEAiBV/dp3msVIWJHWyJp4MPmBJP+ZF6lHiD8348Z9//MKISRUy6ok/TwqTaDHwTpBKgADmh/NybXyOv2acI6TbHmTgaI6iajPvh7nPb17W8A+5PcH3d2h2yrmB7VLD5m9Jc3hnkUEqNtbExUd7dWbdypAaGq0Gv55F8RLZ2e43C+baGnbj87EKgBMfUc8eCyeyo3uKiy0z1DM9wzrnz90n/kXzmS9tv2a9pIqKq0sCd3u99SLJZFmAcG5tvtbirz4qkQujQy5a9f11HXUBBHFmNlYEvN+7IjNU4gz+duBGKYcKrtu2I/TWO/H3cPmPt52++3uX79+5rcj7v7992N490820zGj/AKjy0s2IwYk5Gvt7bVU1tt7bqaclioVIE0PhwO6v3rxW3IFoAeEAKuEwYAAkScTjGZPGAEmWfFzxP2dXcMKgZpgxDkDl0+emqgHxAA11PMeHj9vENsoqENlS4QKGq+hJcprKrembdVZw2hEkYsIZAF6lI6ogdfu56ajhAE4A4dVJgAuNYXrBuXb15uom5asXGBKlgbE8kqBySyjm4HL8OfCkMfHMk0ggRAFyAotqNARy+VgASOfgR0AAEanXXy5ePDgAmBjApEQK9grz27ENSvG81izOletEvP1p5XSJFA005toNfDl48BqIMRnSOAngKP5d6wsinSZZaeOC0606FdLTx9Rt3gw5ut62zPGWHUIeheXSODngcaYA/VxpI0HPwI0Pj4Dn/k1J5kD8SeGxUycAaKsCRrrrp46cgPEnxH2a8OYJpq+JIB/NryGv2ctND93jw7ALI4UqzUSSnpRSzePSg5Dx1JIGgUc/sHABSACcqeRThx+GjnYPdkdFXpYrGvUGQydB/qKxB6mOg08fEa6cBuGbRgPD19Ptp7YDmCYNPmvEkaJCix0a7yj/AJMYV7AT+m0YZAzJ1qAetTr06liPHjPKkQSNR4VponVAw6fbQ6SD0gr6KhkIihjYo0jL80rTNEE1ViQG10GoAJblwDadQKwCc6Bl0iSeNfSs80hWwv1DswkWNInkhTRdWhnTo6n+Zfl5DnqAunPh/DqCLg00SgZjAU6OzXeLPdgO8uxe5+3s5m8M+JynTuCXbSY0ZaXbOSkjpbnxmNiysVzGvLbxXWIlsKQJel9VOjCPmmxTmmxbaMAxAlSeDDI/Z99afprn13036htc3su621eLgUKSbZMOo1SMV7u+uk3Fb4x1ZNld7Nv5C1lO03dDAQWcxf3hvjaOXlxM16ZLVKS7jsXSxdrE5OWW8zTRLYyJg62VzG0bgeZbvZFrNzwnzLbQQcIIwOHsr685fzG2L9nmu2Ytyrc2w2owYnEHDKJgyT1QK2S9q7OzdwGlar5G3UtiOIrNXyc00cqORoZYi+krqhAU+Y0J5aac7IU/qDw459OFdJv7T3rfm7Yh1PAYd3Cr8bZ3RXwVKrLZuvZx9ZVR/UgZpk6WUepI0RYsT0jVgWGo1+HF604CjJrfd7vtrjL2xuPcYKNN05Yjp7Kh73SdqfbN7wtq18L3HwlazuvDU2r7d3bFUiTP4sMHZcemR/pXJcd9QSyIGVo2OqaEnjZ2nM7+0IO3ZkYdWI7o4z+NY279N299abbcytW721acGGKzmVOanrg8PbXJ77tv21NydtchlM921uRbugoSWrFavYCx5OzAILEZgqWyEMk/oyFRFOpZ3Gvq9Y46rYeqFvXfL36wSR4lnDLMfGRHVFeaeof4m3OxT95yNy9qJ0PniODdfAAiDnqrTnksAmLWSQ1ngr2A9G1FPWdcjhc3Q0W3jJ+sGavYryR9Y6gGPiOXHcWzZ3AF1TqwzBwivErlm9t7jWLylLqmCCIIjv8AlU07F9wHevtnXSptrf8Afu4YP6c21d3abm25Ih6AqfQZVrM9NWYsusTxlR4EnU8HY3W4Ri9sHwjP8c/j8KiueWVxgk5/0P206N495+23dzGtW7k9u5NmbiCMYt3bIf8AUsUth1bSa9hLTjJ0ozJHzEUsvToR0HyJtxc3Pif65zjh3iThjwPfQDbpbOqyO8Dj7Kqnmdu3cXLYmpzw57ExMzJl8YzWa/07EMjXI1VbWMlI8UnSIg+Go4OAg0qZPZ2VLcRrZC3AVbqPbSAs0UgUP/m1U6eAYkEEHxBUfeDxCpJaCaQAAwzrxogGHpSAnQcmASRSwYkMAWVtV005+f38EWOSDKgBkwc69dZQOl4pFOniY+Wg8CrfOOrU+R+zhg+s6pxoojKvhJIh5B9ApJPSxbQDVmOmoA8Tr4acSKXAOrIZUicO2suuRjySY6atqwKDp05k6jQc/Pw+znxAWJOIkfbTMOBwr0wTAKXZkDqCGGvVoR+XXw56DxOvnxYUnTlhQEhDhRmKIE+nGrO8inQ6azyAjqXo9QtEihV1J18NCAdDpGX0ZcalQ6h2UpdGPx6RPeUStJp00Y+sJK3JhJZlYEyrEW8TyBPJOImJuHSwheumAEkzhRHJWbNueOKxYgesqJMteozCvBGWYhXBjj9SYKeZIJGvl4cNAtJ5Y+o0eeIypGkYdbkLoAdNEXoI6QF0KkAgnp+HnwRDKuBpGDWHWQrEHqBAH3c+Q8DofPhlY6SDjTRxFWarxSrOnV1o7Mv5WjRtUGoBDCaXp0HMH5dSBrxyqgaJzUVtBi5g4mj56PUZX60Z1kJ6CsUraEH1DHUjmtSRhkB8Yx1HTw10Z2IXWhkDh06YU+jW/iyn7qNvMi6azHqMihG63EhHQ3TGsMKNbfpVdD8yg/8AxHiK0VJIAx6+nsqa4AijqowwkVB1IVYeqvoxO8AZiyyEGKIPM0gWQdR6ufIE/BW0WYQ59dIlVQEihupIyqoOnqSSSLRJIywkYD0n+nka0/UTr85EnLQ6LwbG4rA5njQ+FxIgLRioYdGjESo3TJ16IkKxFF1XrRWe2Tz0JeQH5h0jx0RskmCYP2Udsa0IjHKg4CYpEEqxsnXosJeOBOsxOOpIR6zzdCtorOUGg5jy4jNoENDEGPfT2wqnHGKFZUUz6GV2YnqU61436BGWmggpNJYkjlB6Q7uo6tNRoNOFaGtAh+rt6e2hZUtuWH0np07qUMfCZ9w4mKORYHF2+Il6V9ZdcFk2WVI4GJaXqhACuxBPhpoRwQRF213zQTlH/EJ+FauwYXLpVcwD7aT+5O0L+Rx7ZHHVw1yCuk9SeNV+oWwty79YtZZFV+klASupbmNdTpxW5deba7oSf0Z9kcKPmu1F+xrUDUIk4Z1F+3O+2aiWhjN61l3RQx0foY/IWZp6u6MJEGRenDbmhV8vTjQINYJWnqMyANCRy47+3uSFM/S4jsjuy/rXDG2C3U05/ZU94HdOIzlaSfCZE5usajBo3rfS7nxvqIJXbI4KhE8eWgran/qsYrSekTrUXpGoXPLlVMBS0mMvjlPunqqIW3tkk+IEYf0Hvwpu7v2rDujDfU02hjydQSzYu5BajlgkMZGkD2IWljlT5AFbqJDeOgJ4iUfrG4uIn30LLqtkk48R06GoDtzX6VZY8hj7ePKzM1lrtO3LGs3UFlaL0o1iWMrozt6pB6/ykE62DGDr2d/TPh11Xtqo8OYmaImtYnXWR1ZQilxM/XISE1RhUrrFWUTRPqrt6o0Yg+HIS5JJ7aciTAAFEJq6UyLE0UtiLrTVvUgEkDrr1CVCjRPCQNA6kcx9oPEynUCuZIw+Aokg+H8wpwUsiiAiGHIWOlAVWzNWlkT5V6WDtOdA7HT/ADHQfHiqlqDpcwenQVb0yZY49IpYFm6tdppHpYyGMSBWljaZlVhoiCa1LDXj69fFQ3zeOvCYySoHh+6l4QIBxqTdndpd47zlguV8c9HEJELkm5tzi3idvU6zD+nZgaSqJbhIj/pJUhkLHQf5gTe2PJeY70+bZTTYH5nkD/d4tl+WfZWNvudcv2ON65N3HwrBOA48FznGJ4TVv+2/azaezEx93KFreSW1NYsZyNKsuTpsyIa17F4eZtKmJpmUI0Yd55ZZWk+dI1B9I5VyPZct0XAA28jFyDMnMATC9nHrNeZ8459u+cC4tyV2AaQikRhkWMSe7AHCBAmpdyXdDtV2w3Bu3c29O29nuDcq7Qp4nt32mtzWa+Fh3VczlQYyXceUmoWqkOCixtSxYam3VnMjfs9ditXSFpeD5g7I+pZW4r4kYHSOAPEmRnkATxip+Wfsrqlb6g7cqBpzIJ/MR1AAnPUWIECpo3nuiDd238Pt7Ylea9b7uxbM3ZtbFKTaaOnmsHRzCYnI/TdCCtStWwtxyIlWPHzyIOlgz7K6biDQQVTM+2R7xBHeBxw5rdrcs37ltPCGfDsEZHr4z3GOBqSMz27n2jW7e9uoZP1MTbjwkWdvx9Ndrmdt17W5rmRlZfWrykQUElLP6ZVZgqg9OnFq2POWFkTMezA4ZxJx7u2qb2ktFbf12wQWyxP1CeE4A+2Kl67t/F29+43buNrTQ4zGQYbDQ1oZKk0MVDF/WTSvFN9YWYWgY5CuvzM5IDHittAzXmkfqY/dJqS/5SL5aTpJAHZ8eMfdUk4ebF3KG4L6Vr1KpubuFurLQSSVjLSNLApT2FiJYzPJAFpV0wvV/lj1cuwOvKXTcCLbIyBwPaZOXXmOPdSXyQ0zxxPDAaezAH2Uv1a2GFGvSpZae4kiyCNLYlgMEbswREhgkZZI2PKEKrdI1JPM8K5riXERnHzx+NIpbMeS0nieAHTKor3DiKtiR6tTUzPNNYm+opSREAPHXkqQpOkiOgZAAXXqfmoA0517ii5b1Wpmf6ZVJbDKwEktHQY9D7Kr/uXbbw1ZIkx1GUuZJfSlaCWypk6owjI0VXXpjA8NTpzK6DXiqo0PDgnt6dO2p3ZlXSQJ6unZ+NQlmtvwaO0tRHJEUPTRlZvTf+r1ggNY+nki69NOlyNNSdOZLQgcFTiev2fdRrcu+WdQlBgI68fdnUQX8LjWmf0pLcbNrp9U6Ixk6SNFXpVWXqfwbQ9X38hVHXUSqkDqpwbLkKC09pzpp39uUWh6ehJoGjkEpniV4nXTpkjkhjgkQNIvyEN56eB5cObBuo63gCpER2Ub3EsBGsyGXI9R7MM8aQeyndjefs/7u1t+7UWxuDY+fCYze2y0nigo7o24s5abHdbs619y4NpzaxFpkV0dehv6Ukqt5/vuXHllw7a4pbl13FT/AGMBhHURxGTDDu9H5Bz391bF9SP3AgXFn6l6/u6u6ul7bG+9r9zNi7d7gbDzUef2duzGfq2CysCtAbERZobVTIVGZpKOXxduJ69yu+sleyjow1GvHHbqzd2942bwi6AMsQQciCMwRiK9DS7be0u4tEGy4wPHt9oOBHXUQbtM4sO6KzL1a9agku7DqDBh8p5aHn5eY4ubGcJwg5HhVe68yRTs7cfUWb1eskNl5p5lVikfqSSBQOhYowGZpOZH5W8zz407llCNVnFgPuqpbYzpadRNPrvJ+4F7T/aXjp6ndXufRyG9KkDGDtd2/jTeO/ZZo4i0FXI06FhMTtt7BXp6srbp9J5hGA0NZ9o8670W1I4nEkZwueHXgO2rzOioJPijIZnp21of9zP7+HuP7lJkdte3LAYz25bSmWeGPclaWLd/dq7VIcBjuXI00w22HkhY6nF0ksRN+WydNeGa7t9sNO3TWZ+t4PdCYqPaX+2oW3F1jCjSOzH4/cB860fbn3vuzfOdyO5977lzu8N0ZmdrGV3HujLXs9nslOzktLey+TntX7J1Y/ncgeHhxW3G5u7oTdYkDKcYxJgdQkkgDAcKhQeWZFIXWuo1PRoAORLMpAALEctdeenPnxBAzNOI4V65J15hgQCQOoAHQMwI5lWbUc/DiTwyMCBSIMyKLkE6EcwSOXNiOk89SQDzA8fMc/HhwA0jgKRiJozVKpbrt1fKLMba+A1LKoILH5dTz18RwwIBNNwwyouR6eoZGVkLLIDoGDIxRl6dQykNrrqBwJBBBJGk1INJEUdx+NyGXv1cViKFvKZS27JUx+Mge9dndFaUrDBVSSST04Y2ZiBoqqWPLU8GGRSIOfSKAme6nPPDjdp0bKG9Wy277kL0wuNnitYnaVOwnRbAyERevltx24mMI+mL1aMTM3qSWHArGIWbjGbhy7Bx9vwHHgKjBdmwEWx8fuHxPzY40OinXkAAGBHSNGJ8RyAb7jz4icqBqXOpB1VgQ48ASGHhp5Eg6eQ05Dx4GdRwp6D0BA0GmvLQnX7h48yeJBguNI0qQYixIR6w9IciYyCJwCA2rIR/RQ6/5tCfIHgGuKJ4mgJjDjRyOOStGpjWNUkrsjhI1dyTJJXmRmcnqdWj6tfFR4dPLSa2y3EWBQl4JHGj1aQUpDIqAhlCoSFEQfQurTJzYSq2viR1fDlxOQly0bTYNxPXQSV8Y6dMaclaczIkhii9URNrZmeIaEOVJgUr6WnSAQGUaDlz11GHdsvaDYyk9JrTtX/N8BGMdIo6k3qKeaiF0BmsMQ87MxCh0OiyjQqCSCdBp0jy4hdNIw+upmIBhsR1V8G6R1KrQVyrdasJJ55dVfqVlTSZi408G6tSNdNDwgmAJHiNOxw1Rh8qY+4FlM9dTAYiK69IHp9fUzHq6/TDBSwI6RqenmPjxo2lC24UnXnFULohz1VJfZrvhv3sHuytu/ZcuLslsZkcTNg9zYxc/tfIYrLeiclRs4u1MortYkrJ1ywPDOCpAYqWVq+95Vt9/a8q+IJMgjA9XccMIIIrd5B6o5p6e3Pn7BwU0lTbeWtkHE4SIxAOpSDPZIOyDsb+63m+30wo722IkWBDyS4//QVySWLFxsdTVhxO47bsKSNqY1W9/TX5FXQADiuaeh7l3x7C6AZxD5Ed4Hw0+2vZPTX83WtoTt+d7RhYjwtZOqOzQ5Bg/wC3I6q2J7b/AHtuzUNSCK+/cDGzNGgeGbakrSAqB84NHIXoyvxA1B18+MJfR/O0fSEtt1EPn7CAa7Zf5h9BblQ143UPHVaafbo1D3GnNb/eT9vuZikJyucisaHSSbZ25Y5V6V6dBFFQeH0mWMM66/MdddCAeLA9MeoUcM9qU7GX76Zf5P8A4+Y/o7oq0ZG3dif+CZ9tQzur9yrsb3GnkEm5zUlbqRps1gM9iomiBBVZ7k1AV1kjJ6hI5AYahjrwTenubofMFtj14qT19fuqm38l+lt0Tt7e5tquQBDgR7V/CtN3uU3H28yvdi1mtqZvC5La2/KEAzy4m5FajxO4aEklaHPaRErE08MkZPIa6Sanw47f0/d3drbPb3dp0dDAkESCAR3xj8K8K/kBuXbvm677l12263U8QUgwy4Th1iM+rM1XPIrNjJ58bcjKyRKkXqdLILddAFisRkl1LSBQSCfHn58dLbZ/LLCJPDpj07K4J7aqdIyoCSaM9X5vSkRVlU9KdJl6OsJopk6JCA45kDXx4FCZBPTOpFOkeHGl7BWYpJDE0AtW6TM0QhkerkTXiPTLJjLkRjnkMcfMw66dI1XQ6g526QqfMtkyerp8K7z0/e2fMrH7fdIrXFHGJ7x1x+NK9namPzUIuwGO7DMCVu9ApZFZQCrLLdqxhXkjI1b6ivO51/NxCm5cIA+J6/dWjufRuz3KncbK4VGnLMT19ndFMLI7PvUOmSGZSvVokF9EqOx69A0VwM2OlHzadTyQvz/Lxobe6GYFvd9k/wBK4zfcg32xOsjUvWM6blsX6EqxWqc1KT/IJFkjVl6teqJyemZW05MpK6eHBnSj61BE9O73ViMpDY4MKyrSWrTCOORerQdImmirg6asQrylIx0hT9+nLgy0+FfbNTWdtc3D6VIB4Yx86W/0SyqrLfyNWqrHUL1SXJdI4mL9IiCVwBEfmHqfAa+XFL9y3+XbBMT7a2V5A6oH3NxFBE9Z+6k6WCu0ipWlsTEoG9SwEQKGA6WFeF3VJGHzKhZukaFhz04uK94p+oAFzrJ3FvbI8bdiQOJwn2UNNaixPRGkYtWX9OWWOZpQmmvWfWeF0lLMvmrqwJ115cQ6hcIdYC8PlUAhRgZpFvW0uN1wQ2YkUufTltNdVDIS0hSSSGOUK7cz1l2+J4mwAjjQxJkUBEzohkYdQJQDq1Kt0MpCORp1AdP5TqOXhwAIP1Uj2ULkLsuRtSXZ1iEsoHqekgjV2UdJdlQBOtvEkAD7Bw+lFQKk05JOJFE9NDzGmhOoB108QAQeeg4QBDQKWFWWhmIYy/IjHWPpLP0zMSVKsiELIGCH7gRp4E8cq0W009Z6fOt3VOUQOn30chIeSSEydAMgUqr+gBGWj6vWr1fUmMyAjQO66AknTXg9LCyTpEUywWzx6dONKPrRuQiIJQPTTrgdy8TS6nrkhr6SSMso1+dgq+AA0511XSAciRRsZOONCesZY1VjqgATUPMkJSNEZWanXQySERnTTqIDHnz4kTSh8I8U0nDAaDkflX2teOJEEfSegqscgMQVWkUlVWqzyOAdRoxDOv5tBwD6wwJwEUywF8uJ0mjEdlYy6FVikeOOMQmOCL5AhLoK6v8A8oliSeotodPEjgglwtieONTo6rbgDhXscio8AcdKSlV1ll+nV1LaLGIIgJCY16NPWOuupPLhnfUTwPGolJ1RwmjzvW62gAj6JeqMI8sEIkhTRZB9JTZbEyJ0/naRQxGpGnhD+oPHwqRwgz4dOn20p4uZoMriLSSQxTx5Co8ZeURrErwz1W6hGrTKpisszuxIC+fMniwltH29yf7T75H3xVzl9xV3AgZzT6siO1SvwACSKCMzhJ2QelHPOkhEbgIEjDWwAFJLcieWnGNccqy3CYI6f1rbbS6m2AYNUU3Rgvo7eSnQaLBmsvSkXnrrBddkdl01jDV542BJIYA8+XHdbRy+3tvwKjumJrhd5tdFx2XABj8/tzpu07t/Gyw3KU81aVXVo5ImKlSpJ+VgNVZG8fPnxbdSRqEiaz4wE5VOG2+7rvKEzy+ldm6Yp8vWrxzSXEOgU5el/TjyjaKAZg0VxVJCykaqXRnQ+MasMu7pgY75pXgty2R+bp7ambH5XFbgrw1lmqmS6RXhPq/UY/Ju/Uv01aaRUkZ5CATWsJFOdNFDgBmctbdtTDIZdUfZHV11XTbhbekGGn31Ee6NoWNuST5DEpLJiohpeolnZ8UsnqSMYlQNK2JQrpJHoXrSfMNVBAHVpfy/yNx93QUzLBnqpAj9OaurxJHq7MZI1cBPmj6ivUzLGyBwTrr0kOG00J6ScMLnhnRwquGFvx9Z6fKr+eyvsZ7Ze7C7uk7/AF7ubtbH7Pp18m+4du7+23tra2QhkSSzYxFmtmdnWc7Ry2HrV3msTQ2LFUwjq60OnVW3374WlbZgs+qGwPHKCDh1QesV33pDY+nObLcfnr3LK2vzeYqKwMn8yyCOJE+yrXb0397Iuyqml7Weym1sluSnHHGvdzurdy3cndTz2eqBH7e4/ewyOA/VHkGkd2ChXSNz1w6leoXeS+mOZ7q+Nz6kvOm1kabCMBqGY8xlxAP9oOWZArE9V+vPSnJLbbD0Ftbd7eDUDu7wNzQcj5CuILf4yAB+UGokpZyXcmfsDJPfyeSvdOSWpetvkpsrnLEiR4+S1djjmN56UbREyP6aKf6qoxMKj1+1cW6qpZUDTAUDIAdmQ9ndXzzeR2u3NzunZjcOpmJlnY8ScyfcOMZQ93xGapGKlJj7UOSuwNk23FmYKVKth44XM9e6Y+j0cxa+khi+nnChK0kBAEs69CX1S8g1CCwMYYx84MnuxntrMe9ac4KQImTIHYSOOWcYZZiKam3e3eL3zuKtDPCLW39uXJJRXmstDby+fy1Vmv3cndaKWf8AUcnBRs2MjKnVNDjqsvQA4Batf2up/NfxsqyAcpnvgnEHqJgZGpdtuGS2Rb8Bdo4AsOPCcQpniADxFTn21Vb3cCxkoAcZm7T4/AYbGwStBc2R2zqY6LF7W2/FSiRsaMzldtUq9iz0HWGBoEYxtYk0u7OwbdkA5vJPVqmZOfuw+FUr90bm+blnwqk4E46YwEdoxnqjKTVwNvPUvdxKbZRrart7CZC/dc03tpDn932EoYWtc6A4D0tuYNmCoqsFJYgqeriUbdtbMhwjDhxlu6fupWr6umm4D4T1YCRAPbAFY46ziaOd31uR6uME1G7mYoY5bLwSGrh6RyU04ljSOGAx1hGoIbRwSBroQAXzbdtjBLE595yoGayWmAvZ2AZzHAdMKV8LaXbWzNp1b9eK5HiMFTeTIRr0PTuZBpbOTtZLJtI2PnjjuSPovTHoOeumvFh2QExgFEkk4YCfZ3zUNq1elV0l1yUAEsST7Z7AAKZGY73bOXIPTrzWdwCPVDQ2tXpZVU6QkiKmYRaeMgWaySJOifU6E8c7u/UvKtshBui5cByTxT7Zgx/tV1nLfSXP96V/RNjbnjd8AH+7BYSete2aZO8O5EWCxWK3TujbN3bu1spItNtzvar5WtRnmlSQLmo8VapW8bBJacE2mWzHHqS+gDPxQ5d6r5Zu96Nje8y0bn0FgNJzzIJ09kgd9aXNPRHN9rtf3NlrV5UMsF1aiOwGNUdhnCkXL30llmEdyS2IYwqWibyzQV9DoYGkq2YLURDclLMhQknXkT1D6VSGXw94x78vfXJyC+kklhhjMiPYfce2opuLD60kzSWZtQI16VrykST6GvojVa6zdBVnA1J+JPFe4Co1qBp6T3cPwo7B8ZEEjLpIplTwV1YqyNbSN5BGpp1WGgQnT1oR1sH0YISSVZQNPPiv5kAs/hDdpn3TVhEIf9OTGYIHTu6GmTkRjCZHEcHooyqY2NmAo8sg16oSTGKyMCW1BLcufPXhLeZYg4H8fj7qC5Z8wERqtiJz4/Z2d1MzPYnD5mnJQszV4oriq6sHggmSbqV0tIQnWJVPiiE6j4eVPmO0Xe7Ztu8kEduBGIjPLr7atcv3B5duVv24gHunrnvp/wDtB9zeR9sW98hsjfk1qz2T3jkkn3TDCJLknb3PyiKrV7l4GjFE80mJngjjiz1aFS09RVtqDLX0k85v7V1cbG+Qt5MEZsBjiFJ4KT9M4KTwBNeq8m5kpteYRO2fE9h6x29fEir398Pfp7bu372qe18rP3p3FD1K9bt/LXTakLRs5H6nv7JwDCrXDfnWgmQn0P8Ay9dBxVO0u2JG4wYHECGIz6jAxzxmt5t7slB8QbsH48OFafu9n7h/uT7gvewdC1X7WdvbMlis23e2uYt4nJZSqrMOnM78UTboyMM0bnWKN8fCwfQwgAjihuN9eIbb7WLTHCY1NEREmO/CKdGd1F0jwCCIkHhxz66pLYv7c3jjpsbUpnDbijklt4uKZISMjefVbFD69FU25coAF1mKSGdUbViW452zt+ZbDcnc3n83asYckmQD+Y55cYnCj1IwlRDdO6ogIJbT8oY6gEEEHUqRpoNNGGnHRBg3i/LUQxrHTQt5AHx0BXlyHmAAfv4ZssMqQzo0AVPP5iDoynwDA6eHT1aan48KBogjGjIg16R8oI0LNzI8dAOY5KNNTrz15gD+CbBgBh+NJiNOFYNyWPmfE8+QPUdG5j/h58tft4kYAiEz40OPGvtAq6Mqtr4EtoPA/aBy18/4cCdIEcaLLupWp5uano5x+Fvy+k8Xq5TEwX3RHQxjUTD0ppFVvlkdXdSAQQeAaMiJM9v30AABnH7KWbXcHdc+Fn29DfqYfCXPlyGN23iMLtmLJx/IBFmZMDQoXM3CrJqqXJZ0VuYAPPhAoD4R4j07/jjxo5IWOBNMvRR8pXQ/5eWmq6adWgIHgeWnByVOGIoY4msSFZiAGPL5T5ka8mbUa6kfby4dRJlhxpE4UqY/EWsiwMIWOIv0maZumPUEfkHMzka/lXUannpxG9xFBkYgVKiF8BnTvr4alQVJA8jzFo4FklCpMXOnWsQETCD+pyGmsnTrqfDWq1x7ri2cBj9v3CrSW0t4jFqOvVjkQ+uvoJJpFFGk2szMgdTIZE61LSpyKg/LqSTry4QKqQDif6YY1E1uTP5s6btqk8KoogZWEknoxx9bsEZWEqskYjYqZFVg3JRqdeRHFq3uJItk+HuqrctAAsR0iiKgtNKepxBO3zOdWWFldXU+lGf6wiII5klQ2oGoHFwEcTww6e6oPDOcEUu4+T0lVrCM9l4vWhXrQoK8gXoZyOoa6qWGoboCgEA8hTuITbLDFJ/p3Vb27oDjOqlUukhB63cjTSHr0gimZAZJfU0RnUuunMMwUgajnxmsrricuFXy6kYceNKOKxOTzN6OhgsZczuVMID06ME0xrxhtJJplUenFXRuRLOi6dPWwHEb3ltDVdICnjPw7fcTRWLVzc3PJsKzuBkBMDAT2Dtozv3tpu3almCpuDFAXrVdJobNO3UyFeaNvT1riSlLMsc1ZFLOj9IGhI15Nwez31pzqUwvaIqTd8r3VgAXE8eeYOHs+VRsYpqwlxV+u1e1TsM3pWIykscpXqMcgk0IWVX1XkR8wPMHjXS6tw+YDIIzGVZLK9hitxdLg4g0DPUTpkYM8pHUVCjVQylDzbUfIw5A89PhxIqM3Dw1CbmpxAnr+FI1oFHSH0TEsXWwLa9bvIELvIdAwY9I5E8hy4qhWDTwqVhGEUega4YZblNJJIaix/UpK/q9PWXR2i06JGh5fN4mMNzJHPiV7qrClszSW0Xl0WYzo1VzC9SFmkgkGo6llboI+zRdABrzHgw8ddOCttmIGNCJDBhnWdtI7GjdMQAPpq8IVY+lmI0PSTH1HkeXTy5kAcSLDOVY4RxqNrknEHVTqrh9yYKSmxikz23EHoFmcS38XGG5EkfM8A+QtqOXT48VoKOWJMEYdn4Um1SAIpnQ3DoRzRmY6qwHJ/l16uo/Jpz5fj5nizbtm5iOrp076kBCCjK22jeKaN2ilgeOSGVCwJkH5GDdWuhbkSDoQfPiJ7bYziPiOnCpdvuH214XrJ03FMiOnvHGn1gd1k3JWeWhjLVxIlsx2fXixluRHcsY2iEklaWYkHXloWPMry4ztzZe0QVEg9MemFej8m9T2tzc0Xytq8wAMzoJ7Oqc+ztp5zvEypJZwQUy+kVtRWlyFJ9Y00UkpZdCdOYYIT5+fFNbl5BKnwnDu6RXWXBZux5iDGMcCDhTbnqSqrNRWWSlKR11J46TYifqUs//AElmGWv1BmGjoquPiDoeJ7L38ixgdeI6ddc3zPkex3J1lQDjiMM/ZTLs09vmUQXI58LOXJWxU9TK4gg6ANJVdzkqYXTXWN5/H/lgDTi+LrvDuoBiDn8uFcDv+XnaXItNNucJ4U5cHsnHZiUKd1YQx9KRtZ/Va8XTGpGqrBZMNhf+WDo0adSn7OIPMuByVTDpxqn5t0pBYlss/hTtubY7Y7VV3t7jfL5NG6mx2Dtw2ZHbQFlnkRZ6ddXkYeJU6chqeCt37zMTcH6ce3492dQNbQEamBJ6dtQtf+iR7H1EQkeRy8ZkLNbVJGaQaqskaqVTRSZOg6gkKddOCCu3jyXqqRzbXwqJ7aQntEfLCqwxgAcuchHMau3IBtGIPSFGnE6gKO2oKxiKt1xOkZ61EayPqWiYNr1IVfQeGh1Dajw4IgN4KWVLr3aF7+nk4GisACMWq3SJ9VHL12Z1inIYAfOCenX5hoBwnVrYlMT1dMacERFFLGKdY/XqTQ3q4XUNXBWeNAA3VLXcdfMPqSvWPHw04BH1NDTNJiAesVPkbpqqdWrOVGqqpACp6mqpGCU/L/w69Op+089cGpcVgD7610YK2nrpRrRx9eskkepC9Qin9LSIsWINeJdWEh5/O+p0+HjGXYpoH01KltSZ4j8KO9fiFKrG+vQnyaF+pn9X6auPVZxGW16ieXkG0HFRrijhUxXSJBE0ZmkKTRrIYfUSJGSJ7TwROwBjHTFB/XlIVh46ooPLXiW3ebQGiBl091NcJYweqiYPpkggaiL+o8nrVQwZvUQLDGGkOgjGpLaydQ1Hjq7kTBmZqNWw8PAUdq6KR/TEaswY6JH6H/LEqStAWksSdcilg3ME8gATw1x3EAjwj30aGRBxahYRHC6KrukbiF+pDHSXkyADoZTPOzo4IQ6ar48teHhmGpR0/CiFsZca9boSScMbEddxp1dcdWF0j9Rj60qK085R+nqZVRW10IJ0HC86V02xL/DGKiIVmIkgij9K3GlyjOHDiCeo7GRY/p5kjtVj0uk8YndNddFI+ZSS2ijThCzdZSozIMx7ensq9tCi3lK9OnTKpZypgLR3Io4q0VkitZVHr9KrLToSPA8XzIlgvCPTYoVA0B89cxgQxttDdM5rpgQArgcYqqm8KKJPvZGjR0pZxLfyqw1WxjcdKkRk5EmSpBKxJGgYagakDjsuT3NWwW04hsT8YrmeY2kFy4wOpCR8APjx6qh6zUWpalrP0mLoSWu7MVWeFwSrqRqod4zqfHVl5eIPGjYu+YhU8DXPvaXXH5Rl20ltG8TB1IVkkHQwIDB1b5SNQGPSUI5DkeAIbs01A6acRjSnitwXsbNIyyMyWCRYjkVXisI7h5I7UEgaKxE3Tpow5a8tOBTFpgEDLs7uqgERBqcdu90EliiqZRBbiZFiPqyoLUEZbXop27UrPLAnlXtF0OvSssY5cSLeYtpYCBlh2DP7++oWtK2RI7ezoaxye32rGbL7WWrkcJYglBgaUwDGXuh1hrTwM/1dMyTAMqHUFWIRmjKMJi3lrC4jMHp0iojbUmHErw6fZUy9o+4+3MHtaSvDXmq5W3i9w7T3NLlUoZp6OM3VinwmezGJo3q01aXcdSnaeWmq1QehehGHSzDsuX3tpc5YbFkEBx4jn4+E5YE59lcjzNN3a30uddiDpXECDgfbHHPD20kYO3k9rZS5gLgsWMtg3hxjWWsypiPpcnVmalkcXek1cRXsdLWmpFF0lrz8nUt1C1tzjouw19ZXEDDv9/dx4Vnbm2Gt+aoi02Mdfu7c5x+FT/s8fV3JcteyFmljW0tWsrjCcVktxZBsZLjBNT+nii+lx1lIyY7ekSvMh9HRmU8a+0uvaYushVnLqntnL8a5y+LF9vJIAXPv+zHHgKW7W7Nw7/zj0to4izhKMzRTbhxEci5PT0pKlbM7nqU53ifFESSLkLuPd2rwTvNOkojBhQrW43GNoOzbcvxwKgwBjxAI7wMDJoxtNrec6UX9xp4DM5nDhnkOM1dH6/E9v4Mdt3bGXiux7fxNye7JTw97Llt0Zt6qx5HJ5vGpDWxhFXHzMwty1Ggj9MB1SDWS34UvkucIw4HISIyI7cD76qlWa15KqJVWJwnEnAznhjIz7cMTva7ce20y+KsV56lKpjK9nI5vL5O7jYhJlctjjkmsrlpZ48dZv1YJ5rFzolda8jRpzEak6j3LJtG4GC7f+6YGBxk8OGJPXPGufsW7tq75KIxv9UFmJbqwxOOQ7B1UgXfc5tiDcVfN4KTPbqsxb73DmpK1Cskk8eEx1V9n7Xx82XsNTxM8kuGxa2i8bTdSXy3ysCDzt71PynZPNx2uEzqCdUkYEkLGAyPbFdftfSHNt4ikBbY0yGcRDEQBABMgYmRxjtpBynd7fu9FzFDF7fwm1sbuKzas3xMRuPLsty0tpkFmaCpioS0MUcDhYHDqnSSQSeOV3nrje3VKbS2tq1rJBMuxXgMwB1nP5V1+x9BcrsweYO95yuIEIoOE5SxXgMR85TNx3MdjxXyXdffTJM0SGtT3Dk5bNyVAFcRYjbaepK0ahQFSrTOnIDQcco+/5nzO4X3F246TGJwiThAwjsiuus7PlXKrX/TW7VlAATAE9jGZJxxzzpiXPcBj8e30XbrZORz1sJKUye41OFxsUcRDPPHhaX1WcnQdPhY/TuoHkdOLe35dcuD9NLhfDCDllJH4Cqu855trWOtSp46oB451UrvL7oO+O7KeQ2Zd3HiL21ceLDbg21hMBioMDXYL0yxRWonvZZ7NSNikrPcmBfVdD0nipu7lvb7lWEeZbIxHWOAIPDjUu1v3t7tfEALbjAQZg8ceBER76tn243hai7ebP/U57H6vS2dgqtqKSEQmH6XH1olJkmrhXerF6asTIOvpblzOvs23v3X2Nk7mTdKLJOerSJnHjHVxrwzmVpLfMr/7dh5JutpjLTqOWHb7aX8puydoyI7UXV0qJEHqpIwsQkLYmdZYkOg08ANCQQFUHiJrpnxZHpGXdU4tG1pW2ZkdOnwpm2Mzc+ntiJ3nmEetmWR5HlrqVeOLomtPMY1jJYDpTqJYcvHUNQZwbn0A4duXVFAEvSziSxGPZw4nL2U0pcqqxizHGfWewsYKwWZZkgUR/UzBOiNAvqA6u51ZtNNTrxDdKF5ciOA6T7hVmzbdFC2jmfEY4d2Xtz786Q7mZpxxF7FTWMRRrVisRStbmbVozKyuzTHqXmzjUAjw1HESbm8X1ZEdO7uo2s2FAtt/l9eccJx7O8zUVbvWGxTOWMk0Nu3YmiQs/qSyUq0ha30Ro0bh4pQsS/lKsWBPykcYXOtm/lDcNGs55nCPjHyre5NvUFxrKmdvw759mHA1AWfy3prPUpllUV4qIRo1iRJRG3VK6JJIY0jj5hR4BiOfhxzJZkEIJSMK6exbLDVxz6Y03snKtZcfaklr0UiilqRf00d8hPaQRCGSORkg9JYXA6ydQVLaDTny2/8AMsbjwqzahPdGZ6+GXbXSbC45ScAow99NHcG2blUV8rRjkaCezFVlmgPyQWrAL4+VJ49COqSNtPNGTQ+RM2y3Z3Cta04ZZCpmU2/E2AmRSDmKVmWv+sSKVlktSUc8gVFepm1636pV1HTDlIozMrD5TYEoA0C6moazcO1cRH09RHV7DhGcR10ysH8S03omYLLy+T0/6g8unrUKW8gQ3x+J4nZvAMONKMa9LHr+YCRiRoWB6+XIDmeR+I8fhwQRyBjhSkE9dZeJOnSfl+1tQoCgajlqoXzI1HBtOfCiAWO2vSQRyCpqQx8yAdP8rEeY1Ph+HD2wVkkyDTZ1hqxPzEH4gHQnzAK+BJ01/v4DVnq9lP7a81B11A5qQp5Er46ryPmfPx8uHBCthjSPwrEqSQw8STyXTy5Hy0568OygiciaGCKMVqVi45StC8zBh1BCoVNST1SO2qgADx8uIy4RvFTgFsQKeuP2xBEqyWum5P1shhGqVYJgCCjN6etsxtoCuqjqOmnMa171+4GlCAIqylgZmnPFEG60qMkrRpGschjkMUb6/MgXnqFGgZUbTlozfGhqLEM54e+rWhUUouZodYFPqhIwZkhZZMgYlnEbdQYwLErQGcRyHQhNenQAk6cjt3GMMeGVM1oDA15DHzYqoYCNzPddgXVyivrCrD5nlUBSOUfSPM8OHL5TM0iNOdF5IJE6xAWkhb03nszSrIJgUYgxFJOtSmniBohGmnEtm5bYFXHj4UDqJDiCKQ7mFgtlp60ggimUlrUxlmRmhjXqPprp1rodWY6A+WvICRdwy4NJINQ3bKuxZRFIkdexWMn1UM1eKYj6aek0aQNMp+RpWmZbMUEigt1ag6+XTxeXcKy+WgBRs56RVZrDoZyBFeLaksvGkDujTusYWCUxVo5nYo4neSUwyrZdAzAsgI10K6acG9q2bYCgHvzI99JrhgcAKuT7V7lKGLuD6dee3uxcfChRYcdZSDGxDphepCeu8ElvSv6xhcD8nV1a6jkudq6XbbERthJGefbwmMuOdeg+jhZu273lid0InL6eEcc8/ZU1Ybtesucjs5es1qxNFbMotyMrSWgqvDA4kd4441C/KhAALfdxzu43l1kNm0TpNddY5Xad/NuqC0zB6cKafd323He9zbOZ2pLTxeaajFicjXuQWvor00EswiMslVZbKsnUVEwjkYR6AqAoI0+Uc2u7UG1fGq1E9o7v61j+ofS68wZb+2KpuBgZyYYEYiSD1HHDCogz/st794XHz5F8HtXI068Lyyti94417BRC0jvHUuLj7ckhA0CqhYsyjTxHG3b9R7H6SXDE4SMK5W56I54g1pbtsoBMh1x7pg+yqqymCcL68RaXX04azIqvCVlSOSN0dgy9BYFnK9ROvLkTxrF9YhCAcyev4VzN5Sx6mHQ/Gl3CTRVfVEMVY2TFzXqAhTqHQ7ydALxwk+RIMmnzcuXGduZcqcQJ99XtsVtAxGqOFIGZwcQX6jGkSSKnq3Kqsg0DHVJ68eoZTIvzNCvUU11Gi8hNt9y4bRc+ngarX7AxuW/aPupqw2ZIteg6A6AggEHy/KQTqPiOfGiWMz2VSpbxWalxmQq5OAgTVnHqRtr6disfkkiYgkn5Dy1HI8+BuabyaYjp+NKSKcm5cfU+shyFVB+nZhDbqyxfKsTsVaxBqSrP0lwyjxAJHlrxPbIFvSGlx76ZiPq66bDVpdC0bJN0yadOpEmgPI68wCR4cvDl8eGNpznhNNII7qKP6inplhZSR8wcakalRq+vPkNBz0H2eHCUEZ58KIyMOFKdLceVxui1bUhVSB6U49VF6SenpJYSRlQOQDBQOK1zb22MjBprY2XPuZbIaLVwtajJvEB3T99Hf9R5bJTpWiqQTTWJHCV4RaLs5HW3QsllwCSCSNdDr4cReULUOSRFXX9TcxvnQApngBSFbnuSzNWsBYXViksKCOIKQ5BWQqeZjbx6idNOLaaGGGCkY+6sbdbvc32i+cZomEiDMQqskYA1YEgsBrqwGh5keGumnETL1HCqojPhShFJkHgAoVmrwgESTwI6vN1MF0M50bXVwOiPTXXnrwxKAQYJHTp3U2nU0xX36b6MLyzFZJAGKwh1JZlJEgOhLM8ZVtfL5SRwluW2OmpfKZRqOY4UjhSzhVHNj0jTnzPiNSfLgyFGPCocaMT13gIBPUAQhcDRBIoDaI2p6uR8eWvCQq3HCnKkLq4Udjrx2oXnDdMsSAyD5WDnrCghTzZmLgactRp48+CLMqgqMKFYmKDMdyiyyqHUBj0yR9XSWC6MANfHoPM6cteBS6JgZmiKnjViIAkKO0jIj6S6eozq6pMB06rX6ZGLa/Io+ZgPh487cLXU0rkPxrYiBqAg1n9XBWaGIuWaUSf0xFGodCAvqJDq7s6nQn1NAdRoDoeFZsM4KZDp91Bdv27KiT4+ygP9S4WK2MYtlUv2bCRiKrIQgZmMhMsyB5IpgRqVkKhT46HlxNd2V1beXhAmen2U1nd22IA4np9tOOWcFgHRoUjVSXLw1kDyahyJyDMOtUVukBdARpzBHFAbZ18bnDgO7GrZuCQB1UDCIxG1iESNGrBfVEqVo9UYBdZ5vULI4UEuis7AEDTU8Tt4oYxUaEyYz6uk0MkgRzIfS164wBBHOEkeaUEyfVPo07PpqNAOkDUHnzBlBcGfAemM1IhgER4hWURZjHP80hDIWavF1sbALK/r3boZI+tQS4TTpJ05DQcHhbU2wJ1Ug2uGBM1ki6zNIQJZQVIFWIiYooLqBZklavFFIqD5fElSfPQxo6J9I8fXh8/xpmRgx1ER0+P9aEb5YY5WVXkE0MZZVNqVZZLQhUNZjABI6iOSkD8oGhHCR280sOHy7c+up9mQLoU9dTJHJBer26q9QtGMl49D67yiKnTeNYpVjMchKnp1PUGOmg8eM27FlyTjjh0muqAcoV7PnFQFuKsBf3sJoS1WxFg19Vh0P1Q4a5VEiAh2AkkrKGOvSU100IA46nlN9Batn8+IP/EMPlHVWVesMbdzWPBnPbHT3VCj0JMjiI7sSxtZxSmrZ6lZi9eGIPAwBDKAa8ZPgRqGJI1141btn9puCyybDGe6TXMvbZkAIGsfZSlg6uPsYXOXJ/RW7TxtmJVkkKqYvp5JldFcSerLPJ0dIBVtU1HLXWrvXZGQCYY5jr7aC4hFk3BAYCMenGo7jqz2LMNaGNpLFmSOGGKNSzPJIVVVVRzJJb7eXPizqW2NbYLn07qzLc3SFXFjU20dh4mpjbFS8fqLM7qsmU6hHJRdAX0qVy46B1karLp6w811AXAv76+18XbWAByPEdvTCtddlbFvy2xY5nq7uympHez+z8nJWlkeOUAQliiS1chRlaTSOWtMGSzUnI0aNielhyIbpbjb2+4bc2cpHEdRw6TWbdstZJVs/nS3LMtl13RgWipyB4Ic9SM79NR5w0aWYJV6JJsbbYlUlfSSNmEbeAZ9rYX/ACT5GVthx9mf2Vk762HQ3IJ0/A1Ne0typLjqFS9hsDuKPGR1Yal7O04K8+NpY25csVcVWzUMq5WfC1v1GdXpySlZxIqshSGAJ2O3vBkBuWw10DBseogSciBPEdU9VcRv11NDF1BMkDI4AYjrIGY9hqWZbtqF8apyf6hIsUFiGWM+ilO4WlSayZGmAVqbKIW1SNUPS+hLhzr2bqWyA0QRj2jq6GuQvhwzAKcGyzg9eWPbkPmT21+7A7fZa/ktvTJkMm0cvQiU47Ec2RLyLDdF2MxT1FqSBX5SdUzQr1p8oIyt1zrY2JAZS5kQuI7jwB6++t3lvp/ml695gUpbzJbA96/m9w7xQlfu3vqzFLHjJYsZYu3rV7I5e0gt5vK2bEMcRezMohiV4EiBjCs6RHVVBU6HF3Xqh2fydsqW7UQDixjuI0g9wM10+09I7a2Dc3bu7HEjIap6x4iI7qGobeymdMuZzluxbrpPJcvZbcNqKpioZ3bqnuTT3pa+HrzyEDVwEeRgGOp0PHPXzc3SMHZn9uAn3D4H511O32tjaqBYRba9g6u2lZu5vbzbUTxY1Lm+8jHN6euGUY/BxShehFlz2Qrt9RFGPlJpVbQcNoDr4QWdkyfWpOAyjMx1/jEU9/mm2teGQSM4+/qoVe5e+dxy3qkuUn7a4moI1WrtfbwlvZaSX6eKOA5rI5ehuJEaxP0l4npJKqM2igBeNnb8qLwbiFAcJM9kxGOHdh11zm/9RGCLLDzMCIxPdjAx7RFD7fxmExeRllfMYrMS23ItS57D7gxL5ATQzxQSWcmoz0ttGCPKTPZlcQ6HpOpHHQ2uX7VF8021Z1y4AnjIxJ4Vzl/fbvcN5b3CA4xOZM5QchxPuqOu4vdG/Up2Nu4E7TjyeXqmok22KOUjXFU7E7zG+lm0IK62TV9KNB0FiW9QsCCgHm3Obezsi1t1Cbg8AfpHE9/Ae+peS8ife7kX90dW2BwmfFjhnw6/dIyqKtm4zGyXYq88fXhcTZhmyCvG88Gay3roVpsgmgeanjZEEtgBvmYhDr83HJ8h5WN9uDv92C21RsBwZs4xz7fjnXT+oeaHY2RstkwG7cQY/KuU95yGPbhFWam3zaEMpiFeKJqqw/8A0MQR9ZCk0qwzXzFH6cHSdG5jqAGp49GbdK9oImBHH315zc2LC6eOGPt6sQKRb+/7s0c3qIscRnZIJ2xiKyVFVBDG7pdk1rSdJJiB0VV8iADElxSwM+IdvH29MasNt3e1rUQBgMOHbBHz6uNMzI92aGMlMt29SKSFeuv61YTSxn1JGj+njnmtHoVo1B5npHynqOgqXt9Zt3PKZhr44/ZljPCrW35Rvryh7anSSBiuGOOfu7uumtL3d25k8fjGx6PYvY6ZksVslXXGyzWgjNDJHVN6Yz0SSjhyGKrEQwUniIcy2l0EWGOvqOYw7fnVjcch3m1AW8oKCDIxw6sOPQV9is/cydyazl8tVp1K0DXp/pLpknnSnCsUbQjqnlleWeNXKoUKrIz9CrHqLSb3b6dV2NanLsJ6dVZ9zZXmTy7SN4sycMfZjn99B5Hc0t+5LlzHWx8cUaw4HHHqkSCBA5lsTRyxFYII3kMz6oS76KfnZhxX5hvLIs+bcxJgD7PhVvZbFxcWzZgICSYyHXn7pjtqJZcU9u5FMcfbsV7t2GBFiRGd/q7BjlyFsMy+hWRNZJpT/ThTQHy14i9zPZrd8kMDcOQGZPymu1s2LzIMQtscT0mrV7V7e7Rx8WVsZO/tnd9atUbFxWccgmrU7za+nXqm3XIuFPWTSaIgSAnQno1PC+qd3zTabtLUlbUagQM54SfqAjGDHurZ2YQWgUHf04fOm3unDY59uTYHEY+q8BwseXix5nZpZ5KGU/6ijUCdNx5mnkklSOLWYIiqikgaw8j3O53NyXjW8YgRB4YUr6qXOJ1cceqen2U1pu1mGvbMs29syVcpgty9OVy0WQr1DvHbVqDHCEx1s5WCR7hw2OmhSYxNHC4XW0DIepTfPOL6bv8AY8zTRuFMK4nS2X1CTBOUgwD1VIt1VtabQBBIOIxHWOvDP7Kqpb7bbwx+F3NnpMbFYxm0c5T27nrdLKYuzLjchejyUldrWH+pGbbHWosZMVuLXNWNk6HkEjKnHRlLvlC4ynyzGIGA44xke/tpalLaen40xF8gATzXQ66k6nTXXTXU8uXEmCGBRVnqEYho9Sp0ZGKuPmBA1AI+ZddfE6N48MxJBBzpxp4ZVj1anRQAT+ZiddWI5nzIBOvLgF0hc6eYMV8eR0K+DcwfFSNSSfgAf4cJwR4jxphXyxs5jREZ3Y9KKgZndmJ5aKCWZvs+HDSmnWcAKQBmONO/G7aPUljLv6MPXyqxt1zWNUBVVlRnALK5HIkgjQka8VLm7X6Lf1df9asJaIGq4MKfaY9K8ccMUEVesWkWCCFGLSkkJq6aM8j9XVqPEFeZI1Apa2ZzM6vnVsKFErEZ9OkUb9OJUjkbrBSOJkoQL6rRukjAKWiZisSt5cl15knThOjQNUR9tP4H8S5148Elg9Msa/1Y3Ip13iLTKpaUHl0SsIzGSFBADa69Q04j1Hy9S5r07qdUYyT9PE1lIIpwoth+ozKYq8byssif03QTlEC6dZZiFHSCdCSdDwI8wQv5alOlTpGdAWK+vyzwoscrxS16SHqMjRyAL1qqsDEkiHqIHQG8CfEWAxdAE+vEdPhwqC4CzTw6d1fTV/SKPcUzRTMI0q1R1kKkoLh/UV1E7oPl8I189VJPAL/iEMBREACMzWduAQTy2Om08XqyinA/T6n04Qxa20r9URtelp1sCYkJ1B6efBC4hthQJfrodRnUCI+6kO1EVdHn+WQ1pZVgrWFK9ZeMMeokmNXQaa6ALpy08yt3BivGmJLMJpEvYqEGJg0Ne2/zARF1iKDqKGUGMFZNOlSxGhJGnxNu3fvrbxEj7PfUN2yjARh07qzwtrKbWyVbL4bIWMbmqk0ctS3SlK2IdTo6Op6vVqyc+tHLCTw0+Bbh7W5txeWbZER19DUmwu7nYX13W2ZlvLkR8jwIPEcatts33SbosUK9vcadvLF2vdmjWe/uK9t3LyyRlRLYsVUw2dQQWPU5FSqkjXTUcZC+nbd55tXBbX/FH9a623/IG4sgLf2ouNGJVtMnrgyB7KkN/djDIsJs1u3Ebxkzof8AuDueYo6MZF0NLtpYVHDakfN5+ZPE3/ado4vuLcdYOP8Ayn5UTfyHdQ//AGTf/wAwNI7NMfH3TTui98mPipWKdnGdvbTTVZIRNNvffM6Q+rz6kjg7TK5bnzUEcwefPivc9K2SxCXpMQMo9vGPYDHVU9v+RXXLayDmNTAx1AlQJ78K197nh21m9y5/PQ702biFzeXuZVMbUx++L1am1pzK8NZ32nVLwtJKSoKJoD4chxvbPYmzthae6hKgCSDw7AD7fxrhOY7595vrm6tWCi3HLadSmCeAPQCkOPHbcq6qvcHCtIPkJi25uxz16FS8hnpVo9QGIPUCB4ga8+Hbao50BwfYR8x91VLe43GsygXtkH7K8Wxg66RrX3bSk6NS0hwGbSZDoil45ZLAk65APzDpIUED4GK5s7anSrS3d9s41ONw5YlgAvThApvWsdtuVhKu4UjkcH5IMJbSNirdKuBNc6kLjTX4nU8SCEAwLE55YfHGoipzkdlNmaKFLEkVaV7MIcrFMYTC0o0HzeiHkKnXwHUeJNMGRQcKe235jl8Tc26ZFNuBXyOHD6spmjGslfUkKpddQB4aMfhwBlbmsRjmaRIBAOVIdexI8DugV3i9SSSGH1DPWjQxerYkRY41jhVZOnXV+QPVpprxYDKE8Zg5UuwCs1nWX5CYnVeqMfBhqxR9ebeZJJ11Og8uFKmG400Z6sq8NWrOPkIRlCgA6lm+AI1DAlQefmdPv4V3w4nMnp1UElQT+UCj+EyNXbObxeVt4uvnq9S3BNawdyzbqVsljCz/AFtSW9jZq9+k9qILGJYHSRBqRqNRxDetncKJy92VTW30MGFIFqQTTW7whjr/AF1mzNBWiYlKsTzF+iIOzSCNNehOo6lVPPh7aACPyikzBmLZzS3g8KbMZuzRgwnrWBZELiQ6r1OQoLFFPjy56HTQ+NPdXUnQh8Qz6f0qxYtFgWIwpxyo3T8/SVrDpimlVQekMQLAAUIWBPSmoA8x4DivaGoSMiamYSojOk+VEH/UygKjMyqoXqYgMVhQgMw9QSD5gv5tQPDxPUFPl4apz+PTq76VzFhq6fGkBq30zasiesXZI31XrJKjqIKtogUqf/cGY+XE4bUeyoGQYmKymiSWEQlW621IYBf+Wn/LIQt1/n108zr068tCIJQ/4aRBZPFnSZQm+jtgTqAhIilVteQI0LjQqNdD8p8tdfLi4hLrI+k9PnVZgR3inJPGqTyCxqVjjVB0xqoEBj61mA1ABlLISCfiOKjuQdKLjPThV1RbcQcafDbhktRhMdUniBJRsjaH00Q1YhZIK/z25wiAfN8ngdSOY4zk2y25Lkdw+/Kp724LpoCkdv4e0caKS5R6MEywSLYuMmsswcRNGxJ6bLPMfCBWU/lPiBr8bNvbPeM4C30wwqi9xLY1Ni/yontzEtVsR3Z1tRWJtJa5aI9PQXlSSy80oIEdg6gHUEhTpz4k3t0qptpBIzotrbD+L8tSaiK9iONWXrcIzCtAbc69bKjKjuQgickkDmGCksddAMlb7aSrDwdPwrT0EN4c+rrpRJPpM0okhlUMvTIovWEk/rMQI0Q1Y5FXQ66EKPgToIcbbE2wCnTjUlsLEiRHT2VkgPrusskqyFY5DDLYieUKqARzBICEhjZj0gqF6SR4ePA6jZJOYM/GiXxElc4oNOpVi9VRGGkXR7ru5GpZg646CJUnYldFRtHI5+HBNcfUDAxoERRPA0amcAIGBcRpEpWzZIraOz9CrDX1nlcSHVupgCpGoHMcMy+GCDPTupOcvsoNXVxWVmZI1mi6goNWRIBagJEKEBYkjRSwk+YanUa8wHthvpIgEdPZ0wq1YdRdUj6pqwGXnmsz/URy/WgyojtfiE85hjkxccEk1qLpmDeoxDv1ENz1HzDjJIXWbZgCD8jl0FdWC648BVe972VGbyMJjWJ7mCScxqryJpDav+k+skrFZGa2oOvPy0A46TkoUbVieF3j2gfDCqO6YTokiVP21C2Byi4fKI1mMSULulG7AW+XpZgkdgoBqrQeoQG/4SRzGoPScwB3FmbeDDGubuaUuENkcKA29bjxOaVpBpXNubHTEshCQs7wxTSdSMgMUnRoWGgDH7+My7+rtfF9QAqJdMEEcek1LVChj8TZ9SnQoV7bGYTGOu0Nx+r1gVFxWcwRsE10UiIjQ9XhritduXrbeaxkcO7pnTW7VsXJtAD2dPdRqWco4kVY0TRlEsPXNJJ6zlmaoEBJVSfTEnMFQflPVyqpaDnM6zl3DpNGzkNAzFNvcmOXLVIk6kisV5oZlmSHS36cqGGTmweJoCygtGoCjkdB089Hlpa05Dt4Tl1VX336lkaQNa9OgpDqYtcTJFYq/UWPTYpJJYdJYrEMiOktdqgiWs1Wyo+dOkkkAg6hSN5rulfCTqrBaTd0tgsUuYFMhS5V5ppACxghnX1lhQaL8kbBo52jQdIJA1Gvykk8aY5vuUtqDIyB6vZWfd5bZuXC5Hhnp11IUUeTu1a+OmFqSlFZtTQY2CFa+PrT3FiNuSvBBGI4/qvQQlQOgMB0geAj3nMt3fTQ1wBFEgfh8asWOW7a0fMRP1TmePvPVThXH0sYjDcGTgxLL1lcdBBJkcu0Sn5enD0xNZRCCdJZvSiI/wA4HPiqlosNXWPb7Puq0l9LUl8p9vuo9HvAxp9NtLb9hJmYL+p52qmYymhcaSVcNVk/SMXIek9IsSWyTyI04m2uxe62uyJYHKOg6Y1S3vN9ttkxwB4k90YZ449tA2MHnc1bFjcGYyGVtJFXrUIMs81v6GWckEVoWrRYrDosYZh9PDGqBgDr4jp9tyhCouXwA5P5Rx+2uN3PP905K7bEA8ZiPsGPGn5QwlOlWmEcogZYpFaRAeidi3p+ituSX1HjPXoR1dXTpqBxti1Z2ygKome89dYr3r+4clyfMj/dJiPsHvoDLXaEbV56ks2kPpRzRRyyEySeuC007Es4hf0n010A5Dw8WfcqV0JAjp9v9aH9uTdW6SY6u2fw/DrY24N20qME56pLs8DTlGEwOvrxiEJEACvrsCFRvlAB1Gg5cZ+63wt2ixMjq9vvxrX2+wuXL6qq+Hr7IqHcnlRiy0+Rn0zeclIeSNPVkx9RYwJfQjRCJGrxKEQ6BeepOuuvCu9zfbk3bhIlsendlXoFiwm12wS0MQuE/b3n8KUa+/Tj4a9bDYZ0q0oY44Wyc/zFCOsSPDErtJM5Bdw7KX1GunI8dGObWtnZXb7dZRcACcO3KTj99c5/ozbq6dxu28ZPAfech3Gkq5vrctlUZcilVfzKaMXpsjdD6R+pMZtGdtNG0108fHlTv863RJS3Cg5xj7px6Z1fTkexRRcMue37hh86bFnKXrhkju3r9okMR9Tbmb1pDyCNAzmBy+o00XyI14y7+53LLqd2MnATI7OkVr7Xa2bVsratqI4haSWcRdaV68ic0Ur0ekdV6XBbRVZAPPXQajz81ZZ9Qu3CNfVSuOpaOIGE06NvTtjX+qdKtiaZWWzVswNJCY2dWVgQoZQEjUllIOvPTnxr2NxatjWow7ePThWNzBLl63AnMRFSPFuWmEjq1sZiRLJKfprGTMbyj0119NLMsf1E0ESguF01XqA6xoDxYvc221hPMvLJGPQZmsy3yrdXXm2xCkR0nAVIPb/ace8Mw8+Zl9XGrZD5Kd5Oua9ajYlKiyOH9ZY3fpIJYKFDNrqOPNefepd7uXYbUstvKcZHdhhh311m15ft9rZAZVa5ExAx7+mNWI3ptDY4xElKJE23mpa4NJaELWLN9lRhUW1Vr/1bMUxbpEpMZAJBOigccvyrbc03d9bm2W4yK2JMwJxxYx1GImakvotw+LC4fj7PhlUtZn2zb8ve1rtH7pJhsva/bve3d7fPYI09rTZE7sTf/bHZuJ3DkrW7sccRDhsPQ3PVyEkmKMdq1ckEEzSIiGPq9j5pyyzzXbbW9vLOibEgqcPrKEEREakJznLgZrL2rvZ3t3aKTNuDj2gHAZ5EY5TI4VDO8e3Ee1O2e5O4WMo47L5jbdFchTgz5vZGCWFslTTL2DBXt1ZOqKuzzRkECOVAw568ZKbHabNALFoAoc59nXHurTaz5iF3PjOXQVTram8sxisfVOLvtEYuvISU5mabHWZ6Vh5krWleN7Hp5mNHrySoRIFlL6nTmO82ew3wW5ulJZfzD6ozIBxzjjVa2HBJBGGXTtE1aXuL3m7F9kN/dvrexO0tpUld7+9psnirQyue2VmsI1D9JTMbsluvm1kqWY5ZKsifRTRosUjIzH07ey3/AC0q37b9TbSUJxkRg0TGMwMYGGHCp3ssR4SVbMdX2/D41rz7n19rUe4u7W2LKJtmWMvJl9p6wy1vRwGaSPLYmo9ewDPWloVriwtE5LI8ZUltCTE4UXWFrG2DhPV8/tqVZKjVE1Hx1B5nUkMpBIPNtdD9uup8eGgu0k0WWFZkgeBIOgGvLTT7OXL5T/Ph5gQIinz76WsZgr+TCyKq16muhszA9JHj/TTq65uryPIaeeg4gvX7dsdbGpLdp7mWQp+Y7F1aCucey9Y6FOQmX1CxJOrKRoPl6CSqEIrctW8OKK3POJW5Eg4Dp0zq4tlbPiOfT3Ur14lb1WjEvWgdPrJPTMchLuzxnVFVxHKrahT0DTiEhrdzwkUaksMRh9tGY1cv0aTySExyTWGZnX+kPVY/OB6hJIXoAEY58yefDhgDA+o5/ZSYErJ4VgyOg1rKHknDh7creogY6qw1RuosjDVFHyDqPPy4ZhODTj06caK2FVp+FegavK1bR7DTei8wZ5gg0VEWEagSKDp1KhVF10JHIcRBlHggiek1K4BXE4dVCmROp/RaR5SgSW4V9VXVJCxiDDm7tEhbpUhfM8xrwWAicSOnTDsqIjVieFC1T1SGFBNJLH1RzWSC8XXIS0ckJA19YFh/TQFV+PxVwiZBg0aOq/VnwoR6xGiwGaSSRmeSYqDHI4Pp9LhX9MWupWCqgjA189eI0uNc8WY6fbTsFOIz41iK3piSOqYZJj1Rz2JWLqjeJTofUTSDrAVUHQCOZB58FZJ1nGmIQDAdIpLtpCWkFZFWZVVbsxEj9bhJFkZy7yFPSUqGhQLHGvgNSSZbQBZi/s6dDUEGRpHf0+FJUqHqkhgAeZekm4hDk9LBAjLohl6Fj16VGi9XPxHEkEJJyHTjRNaMTwpLuIY4pTD6syxxSs9hY264n1J6SzpGshl6By6dEGvPmOFaYFlVvqJw6vtyqNiYLjARlTWqYyG/TlmjtwfXxIJvoXMsU9mP5vVlgZo/QsSQgliocN0nq0IB01XgHq6dPdWaS84ZTQEWLWdf6RYlCOsltY1BDEkA9JZtdABrprrz8OBZmXwnjVhLavjJisDjfmcI8n9LUSSf5EPIFCevwAPzHwXnr5cA90K4yg0xRNRGMUC9Eg9CSdR10J1bp0PiNdPEdPnp5fZwwILYU7W4yMmsVoSMW6G06AQ7E9Kjp5Np+YMFY6E+A+/gww16BnQm3AmvFx8kh6QxHNxq2nS2mhJQ/KNSvPU6AAHXQ8Jj1HGm0HPhQctExxvIrNIiAhnAUoW6wvSNGJA5j7z+PEYue+ia0VE0DSDPbrjrZAJo2Z1OjIqEOzqdRoyqpI5jnxKGZRIzqEicKM4y9LTyFe7Hr60c3WpHLm5IJ08zq3Iaga8OfEC491OIiDlT1yeDV86lmCwcdVyEb2ZJ/pmsw1JZKzixGAhaOVZpiR0hiAr+J004he/osF2Gq4OGHThRWFN24EPhB40HW27Vx/qSWJaGTRQSkM65OnaTplMamrNjbLBJ2YfMJFlWMAnpPFaxvkY6WTCOv7cKuNsmBwYEdlJ0iYFXEMljPYO2pPqR2oaubospJKSfUVzibsUDAjwgmJ+J40TetXLcgkrwBgjuwg/Ks97bBtJA7eHt40kW6Tn+tDk8feSJEVTB9bX0RQOhBHcp1H6unmfEnXxPjxE14zBOPuo1QkYCgaNGS3NCssciwqQZCqMJGTq+YRqVJJIPjp08RXbuhSVPiNS27ZZgGHhGdP02SBHTiisxwiIRyLq56IlCRisqfLIkszAFyOQ1LePGeq6jqJEzV5HEn+2ijyu8n06KEijdnkYgP1mMxyadI6P6MR6R46aePM8Wl0HwicaiJ1P4Qc8fh0/pRaSUzOjgjoQyKfSYgs3V1NLqekEctAp5Aj4eKFshTI8XTp+NE4mGH1CihmDeq7J/TVGVVZSemJgWTUKBJqx6tNASOfx4SYR1T07Oqh8xW4Qw/GgSWCF3IYzdIWPnqXQN6TdA611jDj5uQ6j4HwEmlfFOQoCRMjj86TL9Mxr6q9TMunqAa/lBKk6EcgG5j4qdfhrMjHywBlUDoZJjKlSgTksayqzfWYsAzDQsbGLdjoxKLqWpTlddTp0tr4DgCbinrFBbMNHXTuuyCJYkXSS4/V0FetunRCqPHEJPRVA2gIB0jBA+I4pWbQvHUD4Acat7q4EUapFHMVSrPJNbvM09Soyy3j/U68nYZ/6OPryEHqryE9Kox0Zizjko402e3t7fmTNsDoO+spEe++mIJOFOaF3kJt2i7S2bCysXnMFaDp6Fgq0KwEbCvTg1hUSLoehT46687duB9V3KeFdFYTRbFq2RIz6+n2UfkfrkdpJJZenpMqyusUBZlVHaSWJleQEnQdI6T5AHgFLeXhGNGZ1A9VHhIxrxD1k6UbRRB0wiREaXrGqymb01Lgdaks2pOh8BWCupKA+E0Z8QgdlYQW/FoZK4i9Lr9BEeGBJGboAE03W1yZFbmhbkNfu4me0DaBMUy4SVOAGFex9UzlYSURywYU41kdVCBnE9ydj0MGDE9Y0+YnXloWtlVt6mjA4fZ10wGo4188iJzQpGxWYRCugkn9aQuzqocu0MPyaMfHqb83jwYJZpDQPn0wmm0jj1Ub6maPpaTqUSRyB7CradmMkcvXM6s8Yj6dflQ6gEa/aFgE3PETqyj7qksL+oHGU1LFeRrnyiVZVazUVViAUSH631ZSpZ/wDlLHX5rrroAdOMy/aXb3tUHzD/AF+NdaGLppqCt4you5lXrRvT2wHkavG0ETyT530/T6ZEieSNWQc9GHhzPG9yk67BnDx/Zll1VR3bReAx+j7ahW3GWQgHp5MA3SwLsiL8pJAC69XJeWn8OOtIBtFGGJrA3a5ADGjc0XXLDOZAIcxUWdZCrsFlK+naTQMp/ozgnl5+HLnxmoFJ8siWXCoVBumTgrCpS2rlf1HGAXNZbmLVcfOiBld9WeOtYd9VWFZYn6WcOrFkYfHjJ3W1W3ucv0jiPdiOnXRI+BUfWDB6dM6c06yln64QoljQJEsAELiKSHojCmRkEMUSNqxC9R8W5nigyqHm3gRhHz6qnYpEcTxoIq7etEZJevkfTjnDxdEsbOHLM7ySej0lQD1p5dXjwlIUhsSOnQVEo1Aimdnspb279POaQs0JXZLlZ5OiatPIetZK0wlsIYXPUpX5l6lB1HVpxrbS4Lt3TMNFY+82oHjUw0wcMKHxfcfA1EE8eMy1m3F6thq6CnXVuj1JJAtkyzglUJIIjPyg/LrpxpXFbVqePK4R1+3rqqiFQccfsoWv3VzueS9FiKibeq1oQXjx1j1cjIkgZQ0mTm6L5Csp1FYQBdRqDqOGW5YRh5oEk8cuh91O63mU+VmBwz9n4Ut4ncOPsRivYymNMYOlqvHJHXmdkPU31ErMJXcSHRpGPX5FtDz3tnZ2+nWxDcYnp8K53f8A7sklUYAYEx07p6qf1beeIgHptYx9etHqwrfVQwKWiXrabR7KGSWVVGrlj1N9vG/ZubS1BUhJ4yK5zcbHcbhSWDkjrB+6hJd/0Las1COW7GsnhSLXaqGL+mIhbiX02KqQAC48T5c+M/fc92m3aS86eIxmui5F6A5/zdCdnYmYzIAA7Dj7qzr7izmSr3J69SvjIa0cmn6gxsTSSxFur0KsEjIpLHkrOoI1JGg0GJe9biDbtWw7jiZjvBGXca9S5B/Au73CHcc0vm3bWSVUYyBkZBkHKQcuFQNuTcu48hk7devmrC0KvXXaSpBWrpPYjB9URIql/Q63KDR9DoSBpxFb5nvtxbFx20FzIXDKOJjj91cnzrkPIuWcxfabFAyWmKljJlgcYBJEA4Dr9tF9u1oqqzZ3JWJ7EdQdNR7E0sgdx0lyryMUUagABB1Ag/ZxS3e4vatBYl44mentqC1atQXgKg6oGPbTfFyW/cmyU7f1pupIxKV0hpgDREMigI4C6nzJPgNeJ0ueTagrLddO662wwSlStXt3EIjjKhelvVnEkFcM3/L6Z/TlYgE9QADHl4Ec+Kt24yv5xy7p6dtOLZupgYTp0zpPvLHTjZnzOLMqlQKMbdWqgP1tNIDLNGfn+Xph1YfD8wY3GcSFIniakspbtHHxCcqQXylTqJ9VnZAvQ/TKWaRfm1RyoZQp8yAdNPu4hYXiwBMiuntcw5dbtYCDGUfhRr/V1k9UaQRWhLoC1uEvPIxCggyJMksmr6nUknXidFcrDnAGsXePsbzaralScyMPvp1YLG5jITR/qAbF/U1Mg9GOxh3hilNKNpemG1KY4rDoYwpiclSpHIrqQ+5u3LducQhIx6TjWaTZtGdIK9VO/K7duSR1dwTSmFnxlRMV9AKdetXuRUXhdCkTPaaW0nryEFYl0ZT855cQ7JLV5WQszuCZJmDOPuHwik17UfAAsiYw4d1LOL7p7xoV6New+DySPDE9axkdvUTPEFYiSGeeg9JGs13Q8mVn0+Yt5cWWXasrI9pMBnlPVlQBLjkXGMv19VXB7P2It67bp5BsdSmzlbIT4XO3KkwpyrdjZrMdswtJMsUdijZhdOlQdAQCdOLu2eyLAAkRwz6D250VtAX8IHmYSeGNbzPbztah3N/bG98nZaOM2Mt7de6PYT3p7MqTfPYTBTTXeyfeF0QP1fTw7dt17UwAKat1NpoOOncneek7d5rpNvabxrZtjPTcRbtvBVkrNrcudRMkiMqoX0Xa+pbJKwu528FutlYpxMZvaGGOGOFa8u5WKOR7V9xsTDEIxLsPdlWCJSOr1Y8LeswsojB9IetXHhr4a+Q15XSBcDGSpYe6R19k10dxJsMpzKEd2EfOtM/b2hDnLm38dYsV60V7KQQCzYceg8ds2kiryP1xiOazY6YowW/NIeYPEG4t2jcOhiGIOBw4dDwrKS0wAX31ZH3KbAo7mn7V74dq8WNq4d9u7jezMYJDToV0zO3Y5VBP/wBQk91JGXp9OKE+YHHHejLjPv8Ac8tvEeWHLp/iAMN8Ap6iJ41Y3lxhZVx9f0j7PuqiG6Lcu4dx5PI4+na+lsWfTpp9NIHNKrEkNd3QhumSSCMOV1PRrp4cdpcu2XuM2SE9g6dnu4VHaR0UIcWAonW29k7LaLA3UAvUrEer0srshSMElh6a689COIr1+1YkDqwNTrZuucRTrxe2qFWSI2St64Zo/ShKf0wqnpk6YNdJinVqWb5FI/Hii25ZwVIiAfbU6WFkzwOdOpo/mkaVhFLMG+nrIokcqo6mUq6IkjgEdWuiqDoBqDxWYr5emMRV5dKLCYE++h5YjEiGeR/RHyrXgrsZnkOrI69ALSHqJGhYLopPMcNbUmSufbTFYXWTj1ddCGCSaMmwrINbDJVPR1aHpPpEQqptN0rqFAZNeWrHgdWm7p9/xoXDOZrOSKLob1PUqo4ghFV2JeSSKKIP6kkXopJHNIxb0umTpQBWJ0J4ZgSxK/T3++jg6RhQn0308ciTtFXoxiSH0gBK0o1YfNYXpRS4PJVUDx1OoOq1o4VsdYpaSG6f1rGKI14kMripAEilKRARTOHaNmXXQFoZGUAIi6toQSOAIa5LL3dPxinOAy8VHmUzowZWhg5AQSuYJJwxWQpIvSZoUDOT0IOp1PTyPLgBaLLqRsJ6dPbUkKieIAt0isIo0kEzkzQ0nZSUDGFpNJOQLE/0I3iYAL09atyIH5uHDgt5TYsBnQhEnE59PZRp4HcSGQCtRRFWNQJuqyAvSZVERAjrxgcwCZNT4efDaio8tM/soyFTPqrCT1Ja6pGsNeqkayoI4pI7FiQSqsahZvlQdLLz/wA2obnqDwNvTJg+KYFRsCq6+kUkyRR2HeuhetHE0tayvop68si6o8QC9QqmSQNr4PoD9/EssEhs/splKsZXHCk2SP1Y3FcTRV06QJVUdJQAGQAdccsUSrro3UHBHLqBJ4lt3Tpwy/pQMpVdA+qiJRZHkgWMCFfUErkkaAqknyA9QWEmMgEjUjTmddQ6woDsfFwocCNLjGcabtrA1J7Ikx0prVnZ5EcEGNhH6pDQkg+iFEXPmfHly5i5Z3B8oaj46rPtkDkqYXp8qFjqV2rGKqW+nX1E1lHpCdVcHX1isixxOx06wCOociNTwDXLoaTjNSqi4CDHT76LzL63/KfqijfRpAQjdIbSSNWLaFPl5nz/AB4JgrHT+aKYs1swQDNASQ6hvTVFroFDSdLLIw6QwERdeuOLXkefIafmPPhWwMjnOfu/GhLKDq6xFFWAfoSvEnpdIJII/qdHqKU6WkKpHqpJZtD9ug4Jkh9Rk0DS2CxNep0yJHHAA6rIwZggVXKgoqoo06ImXq8x8p/gmAU44TTgkkJ+ait3rkxrehEegOglaKA6PHHr/UJUFURH8AOlT48/J1KqwBzimuA6I6qScanVNJqdOmrY9NtdNHljNdToP+Eza/hxYnCVGAxqqolopXloR9fRC/opWgKxzOFYShvnLTdA6lWQk6a6kAjyGhgS4QNTjCfhVtttqMCMBXlXN3sT/wBIIykEhhllq2B61WZAGcFYXI6I5w51MbJy000PPh3S3dOtMun3VWOpDBwYVItKKrnK/wCpY+7M1SD0fqcWfTkt4aWT5XR/m1nrTSN0w2ukRg6rIFfQmhuLRtrInT0+FX7F9bhKH6iKGXDQWq5sZKossTP6SxkDVJDL/ThifrVkl+UeoF8gPE68U1vFTKzIPvq15ShhqgicaUcVjYMZDJMsZmlaVYRXQdDmxJMwgqp0uBYijVNZOoEOR0rqPFMLl5tc+DpjReWF8S5dPjR4YyGKKOeVuu7NYQema7RBpnMgfpRZXDVYk1Xq0HME+WnAMzEYzqpzblPMzkY0UtYcQw+mI5BanHTEZCFbTr6nsO0fKRWQgBR0fJoDqSRwVm66sQYg9JoBYVRrM40k3aNeqVhQHVlEjlYZDIlYyhWUoF5TSu3jqeTeHLXiwjvpJzM1Va2ysXXKidrFroldYYwCsMtkdavGFDhYa6yo6uCenqlXTqUAjUHnxKz3RDYkHp3fGjNoQHbBienzpKnol5YoddR1KQunSHdF9SVkAdQoQHUhjqW01AGurreJEkEDhUF0EN1k9I6d1J7wpJq6uEhHVEiqup6onIkdukjQlSQOegP3acSqSpgcRR6FCSMAKKkRSmR3STlE2pNdf+VHpGvV0cmEzK2vV4gD7uJxKocRE9IoHIeI6uzKkatNNg8pWtFeuLXqePqPRNTm6orNV21UH1a5II18xxMrrdWJx+2qdxSD1YyKkVY55JoyCy277CKt1r0JWrANEfQY9b6szlFfQEFifEDhrdmzbslYw499ROxvvLEzTn9GGMmjVYmljpjE8sJQyz5cqUsl0kYxulOP+lGW5pqx0BYcZ+6dGItoThwrR2lnSvmtH4dVHIGTU6MkdlmRmEjGefoLN1g2Hcms3SdAV16W1PPlxnBMMR4Bn09591aRQBNSis+oGbq0EHWSqMweaMIJCzzxRlVUMAxU9B1LHXQEcOlpXEj6R+PtqHWQew0AzMY9ZF0jjcjQfM4BDqodCUjiI9QADVNerx1HDMyC5pFEmqNRyAoaGRy5nlaYyoFcukekWqHVkRSqt1M4U6nrHXyB058EZmMNBoFLFoyah0dmZVUyGM69Cr/SrxNN8zepMA3qIV1J6WkLHUEA6DhMA9uONGkzB68aOWI5lRXjlmHX0DqiJhjkQ6dLGWY+n0q35Okxlv8AMOXEC6lMFcR+MVKywuIw9lDVkEQZVVFkr9MgEcgPT0QlY/UnMfUWQk/lHIafMRwWllbVxJ6dONPYhWgnCpBrSEJEJfTjhYRyrMnpxtEzw5FvT0fX+mWcczpr1D4A8VN0i3G1ZNOXdFdNYY6dIyjOoZ3R1Q7pySLM9k1cNiqr2pdRys3LdppB1alYo44wBqAABzA8ONbldkDaiD9RMezD7KpX7g/d3EjBUU++Z7+FRXJ846OksSA4UsfzEKQfDVuofjpx0Y8wMomWjGqV0K3CRSzTx8l7a1uxH8k2AstYjb5iDDLMBN0gBuWraHwHL468Zp17ffRmG+fZVSCUDLgFMfGh8HkRjM3XnA0o5VfpraACPradWWF9EMj6xXQS2oIAJ+U685t3aa9bM4tw7MsPdUfl6W1L9PHp041Kyv16R9GgDxrGisIokVXOsayqY3gJWQfKfRBXVjy5HnXIS7DnxddE3jXVXyOw6gVRlWJ2jrlSitOWj0MjpGkpMQUFm9PQagepz14kx0zA0mgQg5YgfhSJlq9ezVtQTIfQyEbo3QPWmUNGrLZjJdnkDOqlT1SBNNeRPCskC8HUwFM0Ly6kHI1BAjlxeQMEqgyV51XRyVRwrBlJI5mGdDo3xRjx0tl1u28cUNYtxTbfTkRSvh3XFZ8xxMRUur6UPUOqQxzhLNVD0vGySMwWMsrAgk8Qbm0xtHDEVNtn03eoHCjWRxqtlrYRWeOzIlpi6EMGsdbTp0tyk6Zo2OoJGmnMnQ8TbK6LtkWz9QGM8eqoNwCl8hfprOLBBjq8cUXIakIpDPp1Bvm6X5a+I08D8QeJ3/TgSINVQzsx/tpxYuW3hCwp3mrRS6yvVg6JYWdAFTWKSN16nU6a6htBoT58VtxtrG6taXEuuR48Pf8AbXQ8n9Tc35IWt8vutbVokQCD7CCOynOvcLM1o7MJatM80MsJndXRtWHXJL6KssDzEfKCRy5DyHGe3J7TFVJbEzh1dImu6s/yvz63sn22iwXZSNRU6sRE4MFnjlnwqPK4lyl5KwAKyvrIw60dINC0jsupUkJz1JJ100+HGrdcW18OYrytg1w6nxJONZ7oy6CSDDVtJKdRULpES4lkTQLG5PQzFdBqdeo+R004rW7Ya4b92dRyHTCiMxowgU0JcxaYnok9LmT8mqfNoFbU6EnXpBAPIEeHFhWGeYyimiO6gXORyDdUrWLPLqMtiV2UKuumss7dIOh5AHnry14je6ikgHGpFR3EAGKNVsDclETuBDHIQPm5OOrTQFWK9PLXmdOfEP7gCQBIFSLt3IBOApUrYGt1qJZOoBmLt8yJ0BhGCpkVC/UeZOirp5+OgLdM+IEGMKIW0/NgJNGreOqxVZ/QqP0j1TDZMpYOSokjEbMOmNusAaKumnieJLJuXWxPhHDp8aG8iIpAGFXN7jZ7CdrF7R6nH56jnu11fIb4wZeETZXJpaWtHnq0Vn11jsXbUkyJG5CmGoxUjQDjqFtroNi4ENgJqJOMkmMAff7oIisXSxfV4pLR1iO3q6dYqPsvVxeWwdTObYx+dGJz9jInF49Whmr7e+i+mpYpMcI7D27Fk3qssdjr5fTTIqKCup51H29i6+125nj8Jwnsq/ggBceI4VEzxWa7T0b1S3S9eaSQQWa8tZ6tw6xmeGOUISrurIWHy9Xjy4e6pEaojv8AnTHXqKrxHT3VPvt03hY21vYYO28UVbdSQYhhKypE2ZpLJNgrLdGsfTeaWSlIw5q9mJj4acTWSpebeOBMf1x4R7KOwxV9HBsPbw+72100/tCbjxeS929PsvuOWOrtX3c9ku+ftVzn1KxlFtdydjXMjtN9JpDBJNHuva9SKF/JrGqDVgeOs9Pans7/AJepYNd2ovAiYU7Zhcd4AOI2/wC4A74yJrN9R22XbbbdiNVjcgCePmjQoB//AEnlE8IHdFIDtq7VGV2nm4Ghy9b9Y2dnasoYSV8tjDkNu5itJyBDxZKvKh8By8uOSuG7b8DMGKEg94MHCTx7a6q03mxd0xqAMd4nsrQbtaL6a/Fh7Mar6d+bG3Ffq0AgnmqzFPVJEUiT1yFPIgDXkeK/MbYVTeU4gT8Mvbx/CsJGh9JwH3VOme38m6Nu4va27pYauBxOPpxZvIQ07r5InCWJ6wFkQyMa8E9aZNXjjP8ARmK69QLDL2fJNtYvNzLasRuLltl0SNMNExxzxic+zCp2bU4keAQZ6j0OdR9jdzbBxGexdbE7ZN+GG3Yku3alvI1hkILJvQQ4qvA5qZJrjY6c1vXWzWKSuG6iyhhs2totu8n7o6rRIw7PYRnwjv4UF2+rqRbJDHiOHUcZy6caXe4e1aRx+B3ttTBxbd2/nMfBafHQsoFOtNlcnUoS2GRKjy5HHLAuNtl41P1MBdmkZ3dpeacra1s03liTtm68SAZhhh7D1HCls9+t241i6Zuq0SMjGYPbx7jUTxRxyxO0HpKskyfUWA0mrGBFUyxRyFVlYF9CNVAfmNSNOOeCPcYRgVNbC3NNuQMTRtXI/p1j6npmSJ7bhXRZVf1fTQlz6ohdQCAAnkx4d1ZniIP20anQNTZUZrkxs0ESvYlJU2bM0riNJdQoErFegME1KpGoC9WuoHg0m1if6/0p2UEAxlWCo8M7zLH9RZLTIXl+WGOM9JKyTBiVUdX5E8SnPVufEbtdLCcAKktkKh1ZUI6OknMCxaWIiVZGMCKQv5getxEtgBXYDWSQHwJ5cShwqluFCPEZMgV9aVo5o47CixMUWUQLARKsc8aemfUjJSCF4fmDP/zA3MjlxEtuRAOJ6fOkASccDXoiSMa2pBbtydRgrohghg9P1D6iIAI1KGXX1JG/kSOGtkQQhj7ft76NguM9dHz6JiS4wluSn/6esYh6auoEKzRKvJGPQCZ20KjTkNASiCSEyHHp0mjFtNOoEnpFBukbfTSWlQSM0whrK0gUas7RSqsjddmcnqHWwAUc+fLRKkSQIaKiILEAHw19JoUaW98mj9ENFtXRzFoYEieNum1NH1lzyChm1XXQ8MAdA0/V0/pR5EqcR/ShjKXEs92YrXiPovWHS0U5J1+ZSus80qsNFB6SRpz4UK2AgMOPTpjSibeo4TwNJstYmKOSdngrRwzSiJeoh3ZnUzznqkWzMgRVKkjmSDqR08H4hCnM8enTrpWwiYjARSbKPq4euyBBThljKiR+rWPX+kLa6M0jgJoFOo6SdR0jp4RL28F+k1Cw85uoiithPqBMskSQVo4iRHM0yTmWFwzSWSHWNlaPQ9AGjHx0Xh1lQGJkTTNBwIOvp0zpOtVnZYmVFjqegGKuGCyLIHDvqyjojrunSqDRdF18ORsTbCEH6zkfdQscp/L8aAVDMfUCdNdCZH0HyyKnSYgXjYskcqv1aL4jzAA4bSzmCfFPT3fZTEqkFccOnzolMzWBrAjrArqZHcGF2i1UEr0n1n9Pr1A11ZfDTXgrWlW0HE9Y6dDQMzN9XGiJilsP6KA+hH+ZvnZpZPRjYjpVwyxjUk6HlqRpxaQqshyCxqFwxcADwii5h9RY+lIli9MsZkKlpgjEGPo/IkfM8j8OR58MGZWgGcaLSwaY4Z14sKSBUi+SNJXUyfMj2CQhUsxYhYV10C6acj4AnhHXEjxLT2yDBIhprxpAwlARjCOmQdC9EdjpQMVYKydSK/ifDlp5cJld1VzAEx3UbETESKS8JVewLbhRIWetER1NGjBjNbYF01ZU1qgajgnYonZVAKWPZS8K8VuT5TBGjR6BjH1etIuvqJIgDMsMQQkaaleQ589AhzBT7quqDbXS2I4VnNjoMjHEisyxRvJFFJqrGUykgzrMQpIQKoCDRToBy56xLce3qYRSKLeADTNNyhdym2b8GRpSPEwLCGf0lavbrtrHLBYikDxTV5k1WSJwQQfhz4updt3BiOGVU3tNaeDnwNTJi8pjtwVJL+OC1ZaFaSfI4BuuX9M0RxLksVoTLbxQU+B6pKh06gyANxk7zawddgGDmO77DV/Z7qfBezHHr7+2l+CxDbVrEr+hAleN6qDpdo66r1uXLv6qWLI6h1jU9HUCAW14poP0whJAGdXzJJiKUYoGsxtdurKi/T9UMKGWJK0Sos0dKoQ5HrMSWcAhwpAPM6FBj9K/T10lXUuOA6fGiH9WMixPGOt/pK8vX6YjkkK6Uqjo7aPIpUGQIAFJA15HggrF9JwWaa7oK6lzov6D14FtSK1md5PSh9N2Trn6gmkZ6VeSOBZAoblqxIPynUJSUu6FyJ6+mdRhDGp86RZqphriBINbEzgLGsgDO0hEczMujfK3UVVgWXkTrz0M6u4bxEaKFtNxx1AYUk26q14EqQtGsjtHIknzfUJUMZaeY9I9RmY6htAuobQ66Hh1Idy7T2VG0KI4np9lIlqv19NcoqtKiOwj6utY/U+UO0ZTXoD6EkjQHnxLa1AljlURGEA4UkzJP6yQK6u7nrcouhUFmCKW11eN9NOQBOnMfGyFRxnCRUQDKYP1Gk67CttfSjJDKobpI0KTydTqpUacgvysxAOgHidBw1sFHg4Y++lf06QoxP31IFWRI/qcuD/9MkdbGGXpCLZYPWqMQVCCNADYfVtegcjrxZuu6KHwienfWdt1cmFFG4ldIEVemSNYielpfSEmjdTN1BQYwzqW11f1dfPw4zWNt7jOgxrVAZDhiOrp0xozFKrBo5ZIREjHqURFIQsWvyjkTH+YDxRgPPkeK7rJqyrsVw+mhlkT1XkHUqhpYpRCrLI3Sr9PUrxsyoqOfm0+XxDEDh8Y0pgensqIKT4hhWfWACRJEZ1EYEXj6cgUj+pJ8zzWXA5aFiF/HiIlmMMMOuigqZzJoUPIgZlkYOOqJ5uo69CDRiYdSlbnyB0RtNPHQnh2C4f2zgKltkqSHwNZJJ6kp+SORtD0qQ3pp0AhiynT6lQQo5I/wDcPdBVdAmmBX65wmlV9XiUIj/P62jfUEVnBUOzpzjJiHR/ytSVPLQ+QWdWsqciKlc6lnGaxilOoVGhkGiqsMCdHoEhVASUem7zFlUO3THyA+HJiAccoNR2tWok/0p40JxNDHVCkdccQ16BKmj1rUMsjMgYydJYHUMSRqfEaijuLR1G4WnGul21xmtAEYRUW7h9Js7uUD0vQq0cFXZ1lkbWNcfcmLRmRWMzyygHTXQBuR+G1y0sthWQEkn7YqtdOq9dLdS/ImoxhKN6Zdh0aKTGrEEA9AKiUKxXTp0P5tNPtPHQFgrycW/GqSkFZ/KRT82TAsmNzkEg1gt17cbdfL00EFhQfVbpXpGhPSOeo18dOMPf3Dc3aKuABHzoUtMLRbgSaZUcfXjIykg9arYmhVhr/AJWE0EvPX5OqOTTTmT+HGuqk+F82FQLLYKcR9lTDjbaZSjDPBCkheFfUgr6VhV6VRLBdgVLEz6gaGHQAeOoPHN7vbMu40EEQc+uoyDBCChQ7IoVelEkYsYK0IlnZ0LSSCRQjQl9ToWRJDoCA40PDwY0Ez1U1swCwzpOORw1WPqt7jxFA/TMr1USa1eieIoixy14FJVl6DqjySMjMQBy14tbfl7OBGGPTqqhc3el5UExh1e776i7d9vb9+StNiL1m9bQyR2pJaH0UMsROsTRayO7SISRp0qoXTpA58alrbGwYBBX5VUe6bviIg01Z7zPBXXT+tCABOCRIvTK8oX/hKgt1KdOpTqAdDpxM9w3Fg/T8KESIPEUs1dx3rFn1bJNq46RwwCvUgjZlUSEIkVOGIGUysG6uks2nM8NZtWbYCqIY8B0mmdi0s5x66VrNrL1Y4zao36kTSnomvQfQxyda9T6G76DyhmTXUADUDz4nuFWMFSBHVGVQqDp8BBxpGlyqqWID2CqKH9Dq9LTp6PmkZCza9RB5lefInXiMtaS3pT6qM22Y6uPTqoHIX4x6UcTLIxhRpz6RCo0idbRI79Mj+mvSCSq6Hq0GniNst9TZkn3URg55RTjrOMPirGUsaJeyerQIS8pjrSg+mqM7EpoRq3USSPtGvENxv1AiSUGffUkEYt1U24IY7aGfr6RKOn5wSgtIC0kE0x1NeRoRqj6dLoNebIw4kuXXZtUDKhQjJ86ErsE9R0jXrfTplZI/kjDoAFZlEjOxPPTy18RxOqC5B+mBjSUySDxpWq22jTVqwncSsY5F645ToCIwo6eSK2h0HSfA8/AU7uyUXNVo4fCpbe4ZQVbIZUryLKH9KTqaYwpqskbRBY5ImDOyugC9KgsjDrJJHPXwrC0yfqXR+nJ+/wC2KnRvMGeJoJupVbqJcwvHprGqqDHp83S40ZNNNC5YDXkNOBY6yAAdZPwpvKCyXOHDtyorckX0xH/SYmM9PpMzko6AP1J0pJIUY6ByBzHLkOJLYcTBmDiKK7kMMKLZjN2t3X6ty/LM8sVCnia/qyiQRUcLRhpUK9dQusUYgj63GpBlkY8uWvY8m2lrfXj5+r6PkDA7p+dYe9vGypdAIBqyHYq1ctbdz+1pK1j1cNdG7ME8laTWeragEF+KqSgMyRWK0U3In8xI5E6Ym/5ba2vPG3FqGtBNGByMmOycT9tWLD3b1kEfVE9PZRHu7jM/TxOFvZVzYnkvz1qE8TSyAGeOK5kKcld4Q7JXEQLkM6owGhBbiK8iAamgdcH24/fUmqJJPvHT+lRQMjYngq3qwlq3ackc0FlW6ZILMcompThjySeGdNV8GOjaePEFtGs3DoaoGbDUy5ca3Udje5258T/2m7+dsdw3tpb825c21v7bGdoLBKmA3pt25DcFmtTvQW8fJ+m7goyAwyQvXZNY3R0ZlM223N/Y7tdzt9JvISQrgMpDKQVdTgysrFSDmJ7K1HW3v9qbd1SbDqJjDIhgQRkQQCCOIqb6G687vfI57d+5Ls+S3Pndw5bcW5chZaAS5TP53K2M1mMpI1aOKCM5DI2nmb01SNSekKo5CK9dvO5e5g7sS2GZOJ+2tCxpCL5Q8AAAHYMBj3RWlfult0bX7090sIkXoQ4zeWTuQxxlhFFRyFkZ6qVULokPoZPTkCAQPHnxX3r27iATD4jviPsyrJvWym5cADOffjRjCxYj9YztrKSRtNjtnPkqRsBGjnWtmcdjMhiLTsFNiLK4LLTJo2qPKkbHQqDxFscdvcZcwcO/u6ZVCrfqS+MZDp1iq9JYO284LOPnSapicoWx7vG3qujMGrwskiB7CxRnoLcgyDrUnqXjTS4/haCWw6fZ140HlJqIGFW6w923vTbdbtzZSrIdwV55sbkEuxZHH7dGQoQbgehNDAq5Gb1LVetYmZG6K8n1Giu8nTxs37hubU7S2ASy9fhXI/19pqjb2627/wC7ODBojiwx+Mce4VBu49rbj2dlnxG8aMuEsgl69aRfWq5GBy6w38fdWNYspTl6kVfR8G+VwHV14468Llu4bbLpaZ7O8RhXT22U29amV+NIrR9Qj5pBVVFZonCwvoo0MWpB6YukadK6szHQ6acRXHGkKn10ehWWRmDRyDrnR21lhUKiq4LK8kfpvE7dJV5a6SBhp8oYajTQcQgYgkyRTgs2C4GhFWyrkVYPpYoTMAWVovVkiiQSAqzF3jZz1NI5IYqdPhxIVBYAkkETRTDaW+mvIYTJX6KwhEMvrPPK+s0sZVkUvWhZWQ2mZtFkfQAAeRHAM6AlRj8vupipA1SIrLpj1P0oiZpChNiRiEaZlQt6RUKlmVpH6SNekN46DhMPBIkU5ZgNZx4V7DHLXl9KuWln6S87MgmWuVMiCSVj8rTiVhoiEdJ05efEBNsLJznOjXXOXVXjRPHYFaISWLM0hhmY6xkKrSNFNaZQ8ZgLMwjiVQQw1ALcS2yTi2QyPT50nLT5bZHGszWiiMjhRNecxSqrEMrwuGX05VmMggghcMXQBSQddPAcJrgP059Ps/GmTUuAyoKZDVlhNvpbIt1iMegzdakGSSJIj/yKwUnQnQqTzP8Al4htuolQDpmjuRgx+qvpuqJUsXLHVPY/+mii00DK2qpTj6CY2QgayFddCdAF58LzC0qBhRTKg8ZrOQQIBdty+vG4Y1YIBKojRh0xw9A62kleRWIkOoJ5Aanq4eZWQcenuowAFx6dONFj0CSvPdgYhUIqV1UyrGer1hM6oiCSaRCG6VYoh1/zHh1R2QhiYqKQIgYUReu0leW5aUwwM6Sx10Vh0uoYLZsgqus8mvUyEMQw0LBhpwajxZeAUAZhIjGc6JTKsxP1GkEADOqc3im11X15CIxroCW6VAI08iNCaq7EheA40AI8okfUaRgEm9FOUMAZnRFSRZLLuXZpnDcgJNOteY6upQBpxYZHjw/Vx6fCgIOoapyomQbTuo6xW9QgryQz1xFo7uOguIQ3MnkTqRy0JD4218Map6fKoCQWxGIr6xHLP1xpF11o19P5l6GmZJOqSQEMnXEV0Bbn4lQPMOF0xrwJqQTpOrI0SKNKIkgR/SWMu5fqLyP0lCuqgLHB06gakk66ac+ECFuFScZwoGZgBwHXQZHrqkMBBiQuhaTWNpZF6ekdXQ4IjZdNQQvT4c9TxYEri2R+VMhlYInGiFuVUp2BHzQR+nJoP/ms4jKjmwIDnXUHTQAjXnxMRBCr9M0L+BWgYkfZWGKhlXH1xGq9V2xdJ0ZkmaFY69VGjOqgqJGk1015A6gcK8ENuSdMGqiYzSx0aMIYeiFBKYJX5dQeIH/p1JDFECk/HXU+Z4qyogAEnjVo2yw1jCjqyO0TVUOqxTqZ2hHpmwrxo/pQuAsaCMxk8gFIALaeJEW7ZLF5gj8alUvhxYUNYrw5A/SuBNCPUdpZIxGs8weQ9EEiLGSkaIR1AjTnoeYBjtlbZEHHp07KN1LJET30z3hyW3L1fLYi1YjFeTrgvQlklryEdLRyldOpD+XUjpcHQgEkcWVupeUgjGcKo3bLW4YfT8ql3A5qrupYJKQr1MrC8lnJ4Ra+le3IUUy5LD+mjyKvSGaWmNekDWLQHpFe7tQAblsDUOHT41a2+4YsLbnw9dL8F+O+wUW5DVqSySxoY/VhsOGjEtqTQdTSVvHXpGrDQHUacUlBCllw1YVoOSRAIMdMaGCPeeMRSLFXhLNX63cyKnp6W7nIiMdcpY/MG1ZiQOK+q4pKdvTp3U5KlQvGhVCzTFoUjiqLDCaqoqj6alE5SWeWExM0k8i9UYbQEfMFPCQLMsYYU7agNJpM9WvanF2VZgPRK14I4lE0daJi6JGXjCtFaKkgnpYoDqRqdXLuuURNRqAF1DH7KTZOn5r9hFRyqiYFhCq12kJpw9IaM9bousiKNBy1Gh4U6mzJxoHWZk4np0/rSUIBFWnszRh2Qiw0RD9fWxJigEQVmkEKOzHqI1bQchrxaBAOZ0/L20AAHg99Nu1VKRyIzSPKjyyCHok9SSaRox/SiA5BSVQgEqG1Op8eLFm5gSR4agfHAjxAUg2I/pVHVoXkU9Dk6q8haRmGoIbpgVT56arodOLNkrdMDOoiF4/VTtEg6cZWRo0FQyWZkdGHVJNEK9fTTRmKxllGnz6N9mhHdqxxf6T0+6odh4mJI8Ao36sTdSSBFkZoubrJ16qG+eYclBVmBXq6R9vFO0jMw0Z9Onxq5cKhgpwWaGjuJEK8mqp1SKoMyGWP5i0nRAvUS3qAagMzBeZI8eBdRqIb4VKghtLGRSsroZpvTkk+f1VEMAIDuH1ZiVBMIQsF1Yxsx6vI86wYgY8ONShVZoodz0qhVSNZQVhPTqHClXUyRu5lm6XHNesKPA89eDbxeCfb06cKZgog44UGuidbBJEDR2FQAxtYVTHGFjTn0cnBQ6FeXkdAOE6LMEmaS4Ak8cKFjR4tFWvF0Q/1G+qb5I3HqshijCaFV6jrIY+rUEdXMgFJMODmaHSdWlgJnp91HZJf6EIPTYM+vT0yPDE/yso6ojOwVPHXqLodfjoAjAOoYnjUjXAFAiKzru0YUu0QkijbSFVKqhMitAzzRIzp1EaHT0ifDX41SgLaRJE/jTqQDjgTS1E9ussFz0JIoJJJVSRUb6US0tEmOpUFGL2NOoagtIPm58Fftoy6U+sdOndWvtbpVQpgiKjHN2mms7ptMQY5Gxod0RBExjxFiGPT01jVJHkYsdFA8fDz1eXpFm2ggPjI9s1HuLhGtowP3UwoFkcBljOgB0OhKrqpLDmDoOQ5/wCOnG4bS2xqY4cKoWrhuYipK2lE36XPNrqnoSkDloWZ5VAdtQocPaUqToAp5nyHNXrgXeRJkGtFsduCRjH20gYiCtFbkkyEXRWvzyLCSWkiS7DalAjm0XpMdyMsGjLL1KdVOoA411vBkFtDNzD4xgD8qzlUqxKiOz7qdf6eaFiWDGymtVsyJ6uNldZVkESdcckDwdMcpWXkHKRl0UanT5RQ3F5bhK3JN0ZfLH3ZddGSjDt6dPjR/wDVsbSyMa21EcU0a2gqWIEYurPHGbEtixXiLGzE3SheVx49KjTixy/brdBY8Dmff38Kxd5ca0PLtyWbq91QzuqNpdw5S39OKy5K5LbiiX0ynVbJl6Q0bNFo7v1aqenRuXGiim3iKoqZwOdL1PamNlRXkeyeiMdcjOUjM/8ATDiNVYSyhS5ICLo3T+YcZd7c35OnAz8KvW7CATcmKBOGo15fXpJJHINQIp69S9XkA0HzpkoZoKzsBrq3W3P8oHIum4dRDCQaTWk1wmVLda5lKrKlXJZCvq4kdcO1fDRuOnToP6NBjbOpGqksyLoTp58Ou7v25a0SqHPunKZ6d1Eu1sOYKgkddJs8EKM0pihFiX1FlPUJ7M7spEoN2b1ZJXUcz09RBB+b5TrF5t12JMk1J+mAVVQMfhQRkZFZE+SJjIzNGTohKgNGwbVV+bpYk9RKnkBpxJbttcOJOuowFQlpi3QEW3JbOaau8H1cgEDSQxSOGWSWCKZFlQ6yNdKOA0BI0c6E6/LxeVGWyVx1VQuXAXBWMTSTumS5+oNUsVZqRq9UMdWdZYpERHKFJIZQjxsvTzDc9fjwFolFwxk40bktnlwpHpXErSMJlZ6s6GOzGugkKdQKzQtqFFqrJo8RPLqHSflZgZCc4wNDwpxmISWEjeau769aWUDJXsVHKLHfjIRnCFjpIG+aMhl01Ujh0b9uIYeEjp066kVlu/8A6TjT5xVbbuFhazmsrj7l0q3oU8FYTNWpdJCEX1oB+nVur8v9WVSviQSNOI3YgwMUpxaDJJPjBpPy2cGctRzJEmNrVoI6VaqsjTTxwepK8cUller1p5ZJSzdCKFPJByGtd7yOmgglsx1Tx9nzqZUKqFWe2kixONWh/wDp4lGsUSHVk1KD84J6GY6HViW111HhxHZSfEZn+tO4GTcOnSKM4TDtmpbViZZK+LqVuq5mHmirVqFq0Xjxa357JVtMhZgdFSPqmcKzRqyoxW3a27M5KTpAx6uz3zgMzwyNV3usIBI1kwB8/ZA7vfUlR3dg7VqtLikxmRyKyejFDTByT2Fa368stm7KXEMVmBEjYEj5NQFOra2rf7pn8pZFvPVMcen31BdNtE1uAW48fvp24PudOZMVltv7ehguYHIxfWYkH66GTD2o7ED1IpNFlWH6XVTyPRIqkhgo1lKCzcKXyYYGDlj0Ptol3CsitaUBSRIH2VNPuCiju7b2H3CovIK36xZws1d4PShw31lJwIbUAJMc5ydcpKz/AJxyHFDeK5AVDqiTHZhHThVi8ieUriI6+rh7PuqqVuAO9i6IU9C2ryXE9EukkDyyyoyAdK+rRkZkXXp6VQfE8RWr8uBeMacBHTj86oIrjVxQ1eb2kbgFnaW4NjrNHJlNq5STN42ORnavfwO5gJpoqpb+pWmqZiGZ+nwYWByJ58WblwMwu5A4e7L2Z1p7Vz5ZtGJXLuNXs2R6dinKqrIiSSszorEOA2q9WrOAQpGvSX056eHEN2+ysNWKRVuzKLpGFa/PdxtObBd6RuBgY6HcLaWLtxWdG6Rk9uxHbeWrnT5DK1SOnIwPLSXXz04ztwykKq/UCT7/AMRhVbd24vCTBZcerqj7aq7jcTDu3cNjF20mhiG3Xgaz0NYWtm2t1RirTxJpO1OXLJXrzCImT0ZHZUbpIN/Z2rqpgRpJnHs4H7cMBVOF1agcRAo5vvthdsbFq72pwPFdxFq1DuPHevJM61IZhQu2ax6esthL0LrJ46wszcgg4si663/JMCY6s4nskUd+2Gtm4OGfCgsFuJK2yMVBHaTC5irmcjHBuPGUK+QyteGtXXJ0oBGLVO1QvfXWfTWyXEf0pIVmIMZlu3ru3lkYw4HhmB1GOB7uFR2LaXVgr+oD9XHun31Y/t93Y2R3awcPazvxVpU91ddePam7EC46rdvSKtSCxjciiSRbW3SJelT16Y/JR/Iyq2kbEL+13yeRcXTcxiD+bORjx6suyrBW4jalBgZ9OnfVZ9zYzH4DcufxFDMTZ2hj8xfx2LvrU+ljvxVZniNiOnG80aRiWNlM3UFcgyDRGC8c9eQKWtDxQc+uOnCtC0zSIpFkVRIJrMqvDGyFIgpeJpSwBjiaJ+uaeQx6jUFVHPTUamJAisEAhj8M6sQVM5g9Ok9VPyztbDnYW3N3ne22rmWye6M9tzM9rRHn6W89sUsfVjvYDdGSmtYsbc3HtTckDNHFJSvGzVvI0NmBQ8byV/PuHeXLXlsLKBStyQVaYkRmCD3yMZqQ2ke0t3UhLEgrxEdYgDHHKm36XOQNVSGoo0sBuuEtXcALJY9LQCPoiK+murlj82nIEzcZ21D6hl09tCUUGDipNYGOWU+jDLDDXeLrWwBE7SxaELXUaMlKAD5NfzPzA10B4ka8rquEEZ9ONNcQh4JAXh8qwSz1CT0gkSOTHLYWNV6lV+mUU+v+m9hJUKljqhOupY6cQhdKnRjSABOBjvr0GGBlr0xC8aWHaed1R/p36FQLCrh5Z8i0pPVrqnPU6DiSfACCdVHA1dfb1V4/TTQw1YnnuO7etbmPWrMjMj2JCqpL9RH06pCnUOenhz4ixuAsDFuMu2kZThXlqsIpJCskU9rpiPzyLEsbM5VZZtXZxWR9CFIUg+HUeFadVYBxE0BUMC35uqk+SAVzALMdd7U0hZ4mhEBKgTPY16SvRUZ3XrYhddDqeXB3QJ1KCBSggwThFCrTsQtLZsSh7TIUTHEyK5fkwrU4mBMKMp6mL6kr4EA8xDIF8UyKkRWjAAJwoKSOFkWzcFiXqQiFEPqtVKBHkNWNA0dhWI0Y8iS3ynTQkg5MIPpJqJ5KEDBqIPGXjjnuelDBHM7xDrLLW9VoAiTqQYJZxL8x06o1PL8w5SAmypCYgmmKM0TAge+icqPKs8kyCOGBFVIn1Jj6CWhlnVwEkDAckUt8uhJ00HEwKvDE+L+lMuGQw/rSPMstoQKscUVYgSBZGdWsSRgazWXk5iNEj6kA5lifADiSwyoSSfEcqhusSZiAPtoI1ntFxEkgrNLGzFTGJZokCorzTRav6Ca6hVUctBrrrwpXFmOPv6cKdF1CTBnp+NYzD6hmrV4nirq5T1mDpGzwkOI2IToiruFJ1IUAAEHzMkyvmEzH29PnUT68lFFvRDziD0y0Mf8Azul2BLBD0xQj05FCxyIrsCvkAfzDQNSnxn6urL40zM6jHGgSHK+hDLAvQyJbKIPVkAZWjSEtqqgsTr83JSSD48EgcyXxAGHuxpC2CgAMCkTNhYKJrozSu8sIaTQ6D5pHWLV2Zy7dOpBPVrrr8OJ7Ra5cDHBVoNwBasaJlic6VY4ZKUdOisTSyfpdRJwrvCoFszZBwrojMbBW4nSOQJ+PCvXEZiD14dOqo7Cr5eoCWNZsG6Po4gNU+dmdlf0lRVHUGUq0uoVj1AFuokctOAt3ChII8NSsxaFURQzN9IHhhkeIt+cl9TEjMo6esD/57P8AFerqA8uGNtynm4aPZUiR5U/mnOjEHV6kMFR2SWSsUm6dAsUTMrFyHOkbLy1IALsSDy4gYqTrYeHh06CkQ4An6fto20Ykjiogv1ydST9T6wwwgfN6it0BppVbT5j83LkOegiNXmGdINCZaCw4U08nhbWGtx3sTJMk1c/VkV2b1KbxSARTRyLqBrqD0EkqdQCw8Lu33CMDbaIPx6dlVrm3YDzE4dMKkjBbii3fWkquYaO5zEFsIsiVo8/BGys30TSMsdbKSLr1KT0zNzPzalgu7XRgvEyPx6dlHY3JVSjYzx6qW47YjK1I1sREKVyCtHJDYghjDQR4/wBCTp1txvIPl1Hza6nQcY5sXFJ1HGftrRtkKo1QW6ZUe6vUeKnEiwLFJE9kxSkqTq6wwIjFURUgHpMNOR1JB5cM6IpDXM6lm4xkZVjZiMvp41pJJUpuktx1i+WSUaiCo0jyK3XFInRoACV1BB5Hg2VY8yMOrjw7qaAg0nP2UnWI5J5Vjh1CD0/UiHyQPbkYSQwRkqU6Dr8w/KqjQ8+ZG2bYwb66huiWmMaIW4nYx+mg66qEzmXoJmumYlYflk1P9QdQOoAUAajys29AkPMGgOK4Rq49O6ka7HI1nRSOmKSZRKv5GsSp0mR+pFdRXUE8xoNOR58BbgrgfBRsiquUseNIVmolv1EdJDHEXrJ0aeiXeLUzDRQYgFX4/mI5cXLb+Sw0nE/Yaqm2SuIzoCh6sgeed+sOFaMu/pM3S7aovyxoqsPD5tdTrz8eJ93d1AKoxBodugRQchTg9JgECmFWPWvXO2ki66rE8o1DFx6moAUMvMkjkBRDy8KYoWliJGM0bqkrIsrAsViaKQmIpAqrJ8jggHqZmfkdX6RryHEjIpUhgTJkGp0xwGJFGOoNP0qztIqhY69diCFj8etpASQWIJK+mVU/HTSuUVV0RK0UNq1ZCj3qEJGkkgEgZfkUdTByWKR6kyI07yLqX6W0UctSeTFIXDIdOn3VNqWYxMj7qAaZWRyqyqEUtM4PXaL6prK4iIkWMs2pIZOWnyseGKHPOgDyQM1FGuhTLH6iAkvMWWVh0qWQMjACIjTqGjf03HPkwJOjaXAJX8OnGjwYahn+NGxIzwq/petJ1CKNllcIyxllKlhZCRRRnk/UdF5AjyA2rXmMwmGikQSoJGRoqsriUauvqp1COJI4Fib1gU6GKFi8fVGFEixAKdD16c+JyAFAyFQqSGk4jp0yqVNn5jb1vbk+3N0vjqKY68bODtyvZhezdz0kkeYgntQiSsK1OSrAdZNW0UDTRNeMPf2t556brZlpP1CZEDKB2yR7OFauyuIoYOQBwPv9nAe+os35hKVeXOWMSUs0Ys4MNWk9VF6lixcD1ZJ4okEFgTCG16Mh0LhGXy43uVXHATzsLpUtB6geHdhIxianuhXtEW4IkgkfMiofZTG0S/OA3Sh6mdUX1WHS7jkoXV9fuHHS3LgWwScRiazBNtwFHGOzE1YvbuDxuP27lnnU2LmNrYYW10T0oRbyEaPYlX1QZ68TVNQNQnUDyOug4A7q7d36Pbwtlm65MA5duPfWzuF0bUjCViaj5qaCxdr87VOxHD09DepCJo3aGd4yqdaSSCFH1QaB+Strz41Ed5BceKsgXxMr9WVCM6mGaQMtZAU63kaKQ2GRjznWRpA0rjTT1JWZOokLxPct3XMsPEff0xqu13y8Dx6dPbTL3LWkvywMS/qQoY4T0MyGt80oUoelj0jRiflCljrrqOL2zvNYtaTxPywqluU1nUv1Ck7E43qkRrXXPHWHWiRNoqSsw6tHYtqEfloAfm100IGs93dMFlCBPX3H7/lQpZgicyadgkDCNGZ7B6lMtZF9J4tGdtZHklPQzEgkzHQA/l18KQRrjajwy7atMTAU41i8azy+pNLLCBqpjib1vWErHphDIGmlJj8o1UcmIOnLgEGlyCPDTsoZc8RQXppGJWk1QqqOqIel3fqKBpUVnTpPVqASz9WnIc9UfEPDgtCrm3hEuazaGNDJoldUb5pbE0jzStEHUBEAYMyL1+YjQaEa8iCysBBE07ZTmen3VgssNOnPmbawzRYdo4oKxWOSPIZu2vXTpTMqpGyQpEbNmNB0iKIISTKDxq7RCqayAZyn7qobshgF48envpqYrI5MxXHhmsCaxclnu242MbzSSpK7F7CDrhZpZCWI6dQfHUDiZ7vkjSDj8c6G3bDrgMsKDfEi48Pq25Gc+qxYgSM/5TJ+eX1yetgCzctefhqeKt27+ZIwqz+1MgE50q2cDV/TxXiULPFzjkVxPJJK6s/RO8a+n1EqAwU/KANPtgLutzzW/wAs07WRBtAeIcaR8ez9TYe030lqKbqxViRulaeQkA6q00hHUKGWACkk9MUnS/Jesm82q7aDAA2+nSPtqiEKXNQ+rI9vThSlGJputzB6EyTNFdjZdJa08R0ljnhaX1S0Ug1GvSo+UHzHFC5gxVZgDCtG3pZdeBahoonjlYuwk9VUMllm0XoH5lMyLIg01GoUDo0I1Go4ZcQFOBHv+ynYsDlhRGyw6ZNemV1BkPSixw1ywbUkE/0vUGp+YhmPhry4sW7T6tdVrxIzx6dlP/fjttvGbE2fUaarZx+3sfvLcTRSypPb3RvWouSqGyNesHCbSloVa4bnEryMoUyuW1L1sWRbsW8fAGMgDxticv7RAE9tULJNx33DDwloXuXD4mT98VHVQap19RSZNA0x6Qp9FVLevGT0OhRgQxHiQPs4KyGVwua8RTXwroZqXtgVpZo94Wop2gkGBihmhSZI7F717TTLBV6m/okmuFeTXX5tNNDwPNdOtGgBWJw7o+fQ02wVlRschVt99TSZ3snvNhXgjX19sZPLRdAljx+bD0bP1BgVgsNTO1bMEyOCVUyMAfkbjOvuLeIxBGB+HZxrVuaG27qMD9siaqLhHjnoS6hQ9d2q2Y3Y6M8a9BnALsB6sPLp/wCJeYPhxnX4e71Ln7D7Kz7ZKLpU4VbL2WYmD/Wfcd8nMaNWvtXFY+jbkSMKl3I54W4UWduavXjxcrqD5aDkNOJ2YGyp4A/f88suFaexsqXZzgNOftrYTUzOJ2xLaa3kabwMXZ46kysSXKLqYCAa3qSyEsjEqp1IY6gcMx1AG4fDHCr1sKG1Hgf6VX/v7u3aW7cTt+7Htyn3Bze0dx1Mlg9mTTWY4Nwvf6cbawEz4y3XsW4spKK7fTpMr2XhEaAsygxIqPdBefLx+nPLp8+uo9ybd1dbQVXHOPZmM619zxbz2fvonceHxu2N9Zi5jrsWy8dj4IcNhcVZy1e/BFPXxtuzDGtSLHDqptOZ16gJm9YvxrFbdm0yaWAEEBpmDiMc8vdWJbcXXL21AUnLtHZn07astkty07CZWu708JFmMllLmTjimVoqePzWSt5DJVMYthSzG/ZsvGAR1rH1DmeluMp2ZyLgDeYo98ACfl31p6VA0rAUn+tUwjqtUuWqaKhqUrMtWK187TSwVjN6JHQAjxLCepi2hUtyPjpPurjXEWCJjH3Utta0IV04kn5nso2UVEWtBWBFhElntWU9ZGeQuwZvKxbdgNAQo0IJIJPFJbR0Fn4HrM1O02zpPGjsI6HeGGH1LjRCNzI4MhSPoaIWAFZYVABcCM81HTy0B4gcMfFGA6qkRBIIw6Y0Mo9ArC7zWrUkiayKnpxxKs7o5VV0aKMKvV6oYsSPE8uIFPimDqo0PA4z1dOus0NeKX17LyWJVm9OtXRZo20JUutaEMWBdAFZyNdOfUvImQhiYw0Rj39O6liyyMI+Ay66NLXSxHV+sToUFylSR0njMjMxiEao0STMoX4+mNdeZ0PEYVkeVyp8DByIoawry+tNMy1a/puFjCBXeFY2KTWfT0MUkUsfUY1AcE6MPEGa2FwBxuZ0m1DxtkaTlSSw8QLSVqwjgmkdFUT2Y16HSCR4BHBRrBnYt4O+gHgOERIOGLGOroe+jWWBHH7KFNuSdX9C08az2Gg9SKKMIygxiSCtoB6RecgPM2kRD8/PiN1RNKrOWc9Y/pSOq4NIiaxb0oAIqrESVLKq80nTJFHM8Lx/T9ZjP1NuWXqdG+bqI15a8iVFLqx+jp0iifSBpPAVlA9SKoYK0UjXXgZ70lyMR9JboWWxcMrqAsSkomq6kDROR1aG+vmXhqMRl2fCnUqqwuZoB68dcsnpCa5NGzTwOy9UinpjRbDeq7x1U01ABABAOuuh4lVtSFX4ZdvzqIpJLHOg5YbEPqzWilqyWj9F1IeSUStFGalVEAmFKPmC7HUhdGBAOreF1kDHjOVGAymCZAyrGFH+p/UZWJ6WlCpGOnoD9KpSroi+o5sLGSzrroVOnPQmchRbVQBh8e0/0qMfq4jOg1VpJVltRs8XUHgisNG8UbkMToV9NZJXRwfDkw/4uAI1AB8BnToCARGM8aSrVaa9H1yQxxVZiZkilk6ZHMLsWtyIWSIwkt+UrzY6nnxIEOJ4Rh+FAdaSTiDRaw7WrMYEQggT5nbqRHCy6+rLPK+qCooc9CjRjyAOg4lVbflahGvp06qjuxI04zRB0mnP00ar6Mbv1TKnptY9N0VQkjPGPShI0bXUBQANGIACVCw+ZpAFQIjGsJh6sssFZnbpcRSSo3MfkCwRO2upeFgf8wUE+QHDoCBpHuptYmGmaT5/6AEMXQsag6TBNVrQGVtIYkVVaxYZyF0J1158xz4OAWgiG6dMqFTpOX40U1eJVggRA6Oo6l0BhidtZLT9bgGYaqGP5idNB48TWrYJ1XDK/Dupi2s+Dry6vhSZJQe9kcFjQjtJPLJPMnpqkh9EEhnBYxlnRNCCPIDi1ZR2UsPonDp0zrP3L4aWz99OLLHoyWSELoWXITU4fmBRK+OkWmsjkAylBHVCg6EgHw5jirKk/wCyPeY9vGrG3JW0AMKLwwrEukamSWct6RZ+mbqmGjWSTHEqJGPieQAOo8CFwsWPXFGqDVPAmlCBWrokqKosyvoHKx/9UyxhVlI0YosehOmmpB1014ZGOk23MLGX2VOFUjUhwHT7aAMQrqZy/qTicrGrA9DSeqxieFy2hXr0XTTQ8joefEesOYyWmtgwS4rDnTjkkkJmfkXCsrerKSQnNnbWCsDr1jT83Mc+cjOzQjABKEvqIEd9ZxyJEokJZv6jJ6cYZvVmGnTXLEhfShHiCvT1fZwDLDEr06fbSUI0nNZ403b2FRohkaEjw3km0ZI2RVnn6lLiqQV9J4l1+cL0kg6+OvFq3fNtgLuKkdDxqC7tg6G5bgHqp87c3SM464zNlaW54FaCrkJwsNfItEhWKDJk9WluInRJWBBA6T8vgr1kv47YgHGar2b3luUuyV+VK8U5rQt6i/1HBR0jnWSKxfYdHQ0olaH0oeohCPkc/NqfE5WhnuQY0g41sp4x4MqMV5hUrrISspMx+WQPI4vMjIwiZm65o6o+QjVuYJU/GR9RJC4imLKRBzHzo2r/AEeN+oT05Z4yrP0tNIs9qyWawArgMIIFHSg/N1a6acVBbJvFziTQ6pWCTNAPBHXpzSxwRyydTJX6SSbNydl9Zl0YatCCFUBuS8tddALElsJk8aeU+sY0ReNa9domAklmlkj5kGWS3JGGsz+mzSSSRWHX0wQysCB8CSFoan1GdI6DpFJoKGTAHCm+1aatX9TRpFkKQRoGJSd29T1HRHZjCwZXIDDXReWunFwnVc0kYVAgaInE0i0Boh+mKxn5y5UrPMYPFwyx6gRlTo3Uy6aa6eHFu8EK+PqodUYKJE0rmRG6SkUCjXRmnMaxDQkM4UdchLELopTUc9PPigixJU4caYMQQAAfuoSPT1H6iXY+n6nqj041UqDGwDfMYhK2gDMV0HIcWiz6ApH6fXjSUnUTb+vs9v416jq0Id/SWNYojpXRh1aAqqMqxsHIBB16VJ05ORxACCINSW5KkPIPTp76O69NddFHpllEQToZItFblYLl45G6VHzdTciQQSOYnG4VGCznRgRb7KERJS0aQyWEJLiOUn1JgzLrJ9H/AEw7qqgco0TRfFuZ0AeWsl8entpk1agVzoVBH0mNQJYwQ/5o4KquQujTSF/Rcgk/Kzvz0+UHlwlljhgBl041KIglvq6dPdR0iMVYQSrpIZJF9IyqiRkqPRiZwmragklRGg56cuDUICSPr4x06ugoWH6Y/t6dOmJX1AY5GVY44AIetAhkhAPUTyPIaN1A6vL4n4HRnQSGLCCcsPjQ2yAThNYB2nLERxQF0Lv1kq6IRqIysJktOhVAG6TCig+J4juBZATPpNTWzIbVM91AyPYetNXhadMZ6sUmVlgrjpllEkP6VFPP/wAmsy2oeqEFTI0hYBvnI4N/M0IBOsTp4f7UdeGcHvqzsnEMYhR7aQMstOscdPCYraNbgu2op2Hqeh6qIlCSLUEOD1NKXKdS+QHVxastedGW6GAiAYPtzqTcuo0+SMZx99PBRmWq3hLNkvoWjrNlEhgkWua6v1Y+GzM8arDF65cRkKytMSEPLUZltdsrKF0G7J04icRjGOcZ8euq11tyUOvXowmQY7Jw91J1ZI9HkYMvQDMVjl6pX+U9MLxeq7MhjHIyMDqR0qPK1hqBOdVVCgnio6f0oNy7KToepC4HqnoRteoSJXPoxs0nV/mhj1AH5vMzyzQmQ6/x6qrXQWEvgeHT+lIVmNPn9ViWQM2nqIvqMZQsqS+q3SIg+hJcg9WhI+N+0yqoW4AT140zpgCCI+z+lBL6mg9NlKsEdkg+WMBivJ5RGz+mnTzVQo/jxWurbYamMLwHy6qFWaNIGHXRlmsEFYzpELKBjCh65J+npkIPphYm0I0I62K6kAc+Eijy9StjGR+z4ffUxyERFCRgyRy6l4o42kAOr6TM5H+Ut64ihIHNyvVrqBpqADgj64ofCcDnRYaaaBR9Szs0YMkbME6NXRpVVI108/TTq6dBqeegkMT4ThQOCTJ+oZdMOFemOKVo0Q1uuWQQq80scFJfVmK62DKBVgrrJInVK56UC6+OvD2VVtQYwR10FxrgXwjH39PupB3hNLNZqY2ks36FjJ7lCjkZYGq1cvl+uCXO5ZZZljiLWJXjCJqDFUSBSBrz1QwibYaIGfV0yqmQxaGImemdYxxQR1I4a7RERqWkeKVJJJh8oZfVQyVYyWbqPOQ6gjkNBxWYB2m5geE4fDPh8atqNMBJPd1/GjFdZSdZHABZE+dQzh1PpqwBCg9T6sCeZOp1HnCxGAQYcft+zsqzj9TYt1Uow9ZljjTrWXqTqn1JkC6ydAjUDq0B019JTqxXXQDgdyqo2GKx19OnGhVlUiBJpB3BBUl/rLMi3AGaaCWVIiyBUBBBCFWC6lOpiW5aDQ6GawbgEmfK4Rl7vnVe95TTpgPWQkltV55rcUsGWxcFdMtXs9cD5jF6xLTmlabp/wDu1MMmisOqzF0kalW6rBMNwxOHWD07ahQtMgGONGwwYLIURYG0KwyEaFABzmJVBCmj69I1JYEHwJ4q+WpuQzQ3X06YirQZtJYDDq6dlFrg66kqalYjGA7sQq9eoQK2p9ManmWcggD7eJ0BN7DDp0+NQ3j+kdQxmnf3c1/7ibz9ZpJI0zIWAzJJGrY+rj6UGJMKzIlgwTUY4ngI+R4ShAKlSdTeXLzby49xSGLYSDIGEYdURGFZ/L0tW9siIQ1sA4gyCZM5TjP4019VW9c5a/8AWWlZiB+QOXDOis6AHUA9JLA6gkkchtICAZhY6dDUr9dSJ2xKxbyxfXHFNTmgvw5BXc+ilSWpMqyW2g1MVeKyI26j06a8j1cuJeakftgRMAYYZ908Y7+6g27ubwUqQhOJFXNt0JMn2iNvC5mticq2ycdgt7QXqrJUWHFZoTbNzcFZo5JBDZqU68KSMdLdK2HhYyRdLYN8EqfMjyiJxPwnCD8jnWo4nbkyJjH7PuqrdXt1sKz22TeEXc6lD3By1+Ge1tGE04YcDVXI2KWTx2VoS2kyk96Qg2EnISJYVAGpbi2yTbRmK6YyOcYfEVQElSGgJ9tT/wBq9w4zb+CzVfZdLe+ZlsPi33AE2xcyk75OKi8NNrVxB9JjcdJXDNXijkBIJI15kVnsBs3QT24f1rU2zqiGNROE+En5YAU5F3H3JyKPNtvacOHhqQi79Zu1opbarFdxuKaWjgq8rSZDIV5szHOlRRYlniillSCZa0vTGgsi5puklIjDL3mIHbQPfvkSiGe3v+Pd+NVw7oUt61t32KmYzN/cljFbs9Oplo4Mzhcbncpj7jDGW8HFmcVgL31eaggjemstOvYSOUBooyGUaG2NoJFkKLhAmCCR7ROGf31WvNee8fMBCDPCAak/eOHx1PM9tt3R39s2ZLGNz1CfamLymMs7gxdZIosrSs3cdVb9Ut2bVieWpblkEssUqKsj9QbiLc4OwbVqIGc/HOOwH2VFt1C4kqTPA9P61Ee+nu5DLQ+sl2mIoJ7d1gtytNLWOiwY8IfS1iCfNK2pXQrr4aCsp0LpXUWMY8AZ9taCAltRim4sZlTX1mjRlEliOMCJlAjPT60oDSdHpNr6agHTT4HimW8ER7atEjUNP1dPhR2AwSgrCjpWEUCpPGyQyy/Mnz1IWVmiVIlOnUASCekanlC4cAEnw1M4H54np+FYQiroYKX0PpJoXst0mOP5A0sVdWkjW3OVX5mbmASDz0PBKWQFl1GRkAT3T1CmUKRBiZ6RR1iqJZ6Yq8rSSqr/AFUwWKFmU6yyrKwkPpjwVGGp1OgHjWQ6rkNIHGkePlxFHR1VYxzmu2ZQrsNFRTG7hZFU9JSpWT1By1IHSPHkRLKnDECaQJCDqryRkDfWXtWlQyrVgRAC0a9DPFjqnztIJSzdcp5KoIYjkSUWYK/Enp8qIklZcYdO6gl6ZIa/rEwQQCwoPySY3rKM6tPoES3P0dXiug5Dx8IGYqxNsSx98fZTTJBxCcOqax6/qDN1wrFW9KX5GIhdtZVMsliQzII9EXQISx0PLQc+B8TLDTPWcOnf11IjrJYL7K8iAcpBA6JRMdWWazKtdZWYsGjhjWNWjihGqjUnTpHygtwgoAXzGE/D3/OimCSmZrMaIZoqzxtbXq+onqJOwHrSsJliiYGOSaEuurF9Q41fw4IM4bEeDhUZCHxH6+qgoa0UX0i1p1dz6YkUSpLFCnJLEtyecJHNZaPRii66E/ADgmFstLHH7cMKaWUroEp8qzP0cUVrl68reg08SlFLjSFq65CfRUgol+jkCoHgCeZ4MDSZnD3/AAp4whs6KgRQzxF1lmtiAxSrDM5maCEStE8Rbrl+heXr6W0UvqQeQI4jB1KTiMcJHdnSw1Dqr4f1bDzz9UTSRII44uUcUcqlawhiV11KEa6hSq+WmpIW41BF04v0ihBAbUo6fPpnX0rJZFeSaNYKcfoCrBJJLDGbqx6mYuY+iV3mGkMfNh56nxEA6JP1H4CnJYiAMKSrLpNGokVo8fFbk6+sIkM3VqZHtsQkpWOcD5SQTJoAOZ0lVrgMgEtGGfblQE+ESDjQFxPqPqIq5hiiggH1M8cgilsJ0BV006AaRRCzctApOhB5cTgEY4GRl1Z+7phUVyZIXL8aJaRvGscCJH1rGLNj1oxGiQnpiaCIM8a/UStyA69G5n8unEZ1KxmD09lGAAQZnCvZkWNWhhaBndn6J1YtBE4cxzBukMDKVHUSCWLc20PBENIZT4fjUJiTMY0mlIIIkSN1mczz9LFhLpYBdZHZmCv9S3USy8tPLw4khS8tSOXCKR2ECeo8sb2HMyj0fXaGZ5WEo63eIAwhCGIXx0189eJmZ3IX6UHGPvzoSP7T4Y6cP60WwWWsYTddW7DhZ9wWIKk8K0IXspPO7asksJjq2ZykD9IOqN6g6hqPEaSIvlgav05nPCe/L2VmuyeYJGWfWerp7qOV0EcUk1uRHmeSaeaI6s5sMeqWIxt0yRlX5FB0nr18uMxv8xsMfxq0py6qOxQxeq8liZNXhaToYxiUQdT9MMUYBkjIAPMMB0k8+IlLaojp0mrIIzX6R06fOjyRRsyyWZyrMg0SQQgRwv8A8teggBwUX5tNOjl83PXgCTMMMKJQhfDPp0NYFPVZ5p3gSVpbBihkJhtDRZVfkwL+tJH46aBRoTryHC0prOOFGWeCrZdcUUkDS2K7tpHHJEBVDMgjrxL1dbdDoFkJ0006SWGp5a8FGteqOB41C2lTCwSenupPaL1HiLzNHLF1RwLKSOqHrIsTRdSAyodU1H+Ujz8DaVQ6wxCjpFAYAAX6uyg2sOjAtBLJCJdIQsRBZo4yXfVj0iWQahFUHU6+HAqltnHijqnCl4gCRTYiqxZLMSNlp0oRNOktn6mZa7x0z0dESrYeOUuKugTkfl5/DW8FCWQtszh7O09XXxrMvMxuSRmfdUy5StjoLtJsZZrtVFWKHHqpFmqCw6VnQxEl/wCm3yDpLDQHqB4znS2F8J8Rz6Y+2tSy93TGnhhRMSSmzE5RhWRuigk6kddghQ0iKwAKxtpr4FiV5gg8VNMk6SQvTp99TkkKNX1z99HPUmeSP0k6fR9NK4IaN5LLSD1GPqwN6kcRLnXXpbQjXx1fSgcEkEfH50sAIGPy+VZu8cskOqxqK49CgUX0oLKyt0CxCJRGmsCyEnp5FlB8dBwdwaPoJYcevp3040aI4DOittnZzHCsiKjRQ13kClXml1VZom/MRGokI5BlY+J58VlXTxJHZ9v20d1kK6YjrNEHC/UdMDsESJIInWNNZBo49awD1KYwgZgVCjTkp8DxKwDKC2B6dPfURJkaeGXb11//2Q==', 'room1.jpg');</text:p>
      <text:p text:style-name="P1">INSERT INTO `content` (`id`, `randomnr`, `text_input`, `image`, `image_name`) VALUES</text:p>
      <text:p text:style-name="P1">(7, 7189705, '', 'data:image/jpeg;base64,/9j/4AAQSkZJRgABAgAAZABkAAD/7AARRHVja3kAAQAEAAAAZAAA/+4ADkFkb2JlAGTAAAAAAf/bAIQAAQEBAQEBAQEBAQEBAQEBAQEBAQEBAQEBAQEBAQEBAQEBAQEBAQEBAQEBAQICAgICAgICAgICAwMDAwMDAwMDAwEBAQEBAQECAQECAgIBAgIDAwMDAwMDAwMDAwMDAwMDAwMDAwMDAwMDAwMDAwMDAwMDAwMDAwMDAwMDAwMDAwMD/8AAEQgBjwJYAwERAAIRAQMRAf/EANMAAAAGAwEBAQAAAAAAAAAAAAMEBQYHCAIJCgEACwEAAQUBAQEBAAAAAAAAAAAAAgABAwQFBgcICRAAAgIBAgQEAwYDBQcCBAENAQIDBAURBgAhEgcxQRMIUSIUYXGBMhUJkaEj8LHBQhbR4VIzJBcK8WJyQzQlgpJzNbJENicZolNjkxgRAAIBAgQCBwUHAgMHAgUACwECEQADITESBEEF8FFhcSITBoGRobEywdHhQiMUB/FSYjMVcoKSsiQWCKJDwlNjNBdzRCXSg5O0ozVFCf/aAAwDAQACEQMRAD8A3i06w5cvMD7fwHh/s4i1g51MFHHMU66tUADl8OXjp4czy8teA8wHAU3lkZ04q1fw1XXTnz/4vt+zhwST208RS9WraEHTy0+H466fHgmYAdtKBxpfr19ANBpyP9j5jiOZNNFLEMGunLXw1+/x+zhTGNNE0rQwkacj/b7hpw5MinilOKIDw/hpr/LhppRR+KPwPiNNP7faOFNPFHkj8fv/ADAc/jr8DwwpqOxx6eOuvh4fxHMeGp4XdSo9Gn+Go4aaejqL4cvu8eHpUdjT+8a/w8OHpqPIn+/x/v8Ax4bupUdRSPu8APPlwqVHI1108fDX/wBPh8eHpUdjHgft05+H36fjw1Kj0Y0+4DT7+HpUbjHh48z/AA+On3cKlR1PH/edNeGpUaQcv7/s5/Hh6VHE56HwOmvw56/jyOvCpUaTx/j/AIf38KlRpPD+8/2+HCpUZTkBy/t/v4VKjaeOvj/h9v8ADhUqNIfH8OFSoynw1+38eXCpUaU6j7ef2f28eFSown5R+P8AfwqVDoRpp58/7+FSowh5afDhUqMJ4fj/ALOFSowp1H3f3eXCpUZU6gfEcKlRhTqPtHjwqVGFbUDnz4VKh1b+PD502XdQ6uRyPL7fDiRGERxpiOqjCSsPE6j+38uJJFMQOGdC+svn+PiP5EcNIpoNYSW4Il6nfT5goHiSzBiAOfwU8NqExxpQaLPkYx+VSftY9P8ALnwVNRWTIWSCY1AAHMrGW08dTqdR5cI4CTgPdSpp5Xd+HxgP6puXFY/TxSxlakEn/wDpjlEp+4LxXbdbZTBuLq6gZPuE0QR2+kE+yo6yPeXt/TLaZybKONT04vH3bQJ//PTRVq/49fAHeWvyq5PdA97EfKjFi6cxA7TTAyfuGw0JYY3bmTs6c1lyN+lj4zrqATHAl99D94PEZ3lwjwoo72n5D7aLyDxYe4/hUfZH3EbmnLJjsfgsdrqFIguZWceOnzzTRw6gf/4tOAbcblsNQA/wr980fkJ2np040xr/AHY7jZLVTncxEja6pj4KmIiA1GoElaGvIf8A8rXgPG31u8drEfAQKLykHAe38TTLu5HcOQYyXr1mwzf5sjk7d9tSdT+d5NBy8NRw620U6hGrrp9Bx+zCkh4LT/8ANudOvlFCuo08QHkLEcuXhwUgDCm0FuygWooeTNZkPkHmKKfh8sYj8f8ADhAzT+XhhnWH0Ua81rx9Q00Zx6p+8M+p14cXGGHCm8se2vGrSnXQaDn4DQc+X4jhFjT+WuXGiz0ZCCOZ8h4+HPXl5cKn0DTjnQf6Yx8QfH+4czqefIcKONJFGnGsv0o/8Pw56ag8tPDhAHIZ0m0qJ4Vl+ksf8un2+B+37deH7DnQFgTlhXww+oJ6T8OQ5fh8TwoM0xAOINffoxGny68vH+I/nwemR2UAbScM69/RT/w6A89fhry/l/jwgCO+kSSZNZfo3/t08R5nn/6cOFPtppr79FHkp/hy/nqQNODEjOmr79FHM9OupHl+HAkGZp6DOFBP5P7a6eQ4MKYkZU1YHCA/5PD8f7tPhwMQZpV5+iDzTnzHh5/H+HDkUq8/RlI0K8/Dw8vLy5cIYUqCfDDX8nIDn5afy18eHBHGmzoB8MvL5dOR0BH+Omh0+HCiceFIGij4YA6FNeWnhoPx+zT+HCgxPCllRF8KP+HQanl5k+X4cGGwg0qIyYZSOSaagcwPs/x4YyD20/ZSVNhgTr0aD/4QB9xHlr8OFJAimqpVXujuqrCsk9DDWivUNVS1ANeehfosN5EDkOOKfnu8tWtWlGb2gfOu2HINpcfSruB7D9lOrBd5cvaJE23McwjcLrDfsxK2pPLSVJjy00H2/Dzj23qTdXQS9m2COpiPnUt/0zYtAFbz4jio+yKkTG92jKVE22Z15gaplIT4efTJVU6afhxbT1E5MPYYf7w+0CqT+nYEi8pHap+w0/6HcrFyAericrDrrzV6cyjQkaaCWMn48aCc5t3BjbcDvB+2qb8lvKZV7ZPtH2U7am/sA/51yUOgJJegGUactNYp5Dz+48GvNtqRk4HaPuNQNyjddSGepvvApy1N57Zk0/8AuBjOg/51S3GNfv8AQZTpxIvNNrdyYgdoIoG5Zu0/JPcQacNbcm3JSAmax3USDo05hOp01/5qoB+J4k/1HZnDzF6d9RnYboH/ACm90/Kl2vksXNp6WSx0h8gl+qfP4CblxIu7sEeG4n/EPvqI7S6pJa2//CfupcgMUg1jlhlAOv8ASkjk0I1H/wAt2PEguqTgQT3igNojMEeylJIX01Kt06jxU+PLTnp9vEoaRhQ6Fzo2kYHI6cNqxxmn0DhR2NOXhy8vH7+G1U2gDKjiIPsH+Gvh568Fq91JUAHbR6JNdPDx8v7fHhgc+ql5YpQjhPhz8j5/x4bVFN5Yoykfx14cOIxpG2MAKMxr/v4Rbqphay66OxqOR8Phr4f7+C1D20/ljjRxFHhwpFN5VHEX+7z/AL9eHoChGWVGkH+HCpaCcqMovh/bnpwhjTaDOVG0H2eX8Pw4emKkUaT/ANf4/wA+FSAmjKA8xp/bQcKkVNGU8NNf5H+2vCoaNL5fh9o/2acKlRpTof8AZ/6HhUqMIfw/h/DhUqMofEeX+P8Av4VKh1On2DzP9vHhUqHVtOY/tz4VKjCnTT+Y/t93CpUYQgH+X8/7uFSowrac/Efy4VKh1bTw/Ea/36efCpUYVvMfiOFSoVXHx0P8OFSoYSfEfw4VKsxKB8fx8P7+FSivjPp5/wB3/rwpNKgJbmg8fw/3cuFSqMt67vbBfQsJI42mM8iySwtZjQxhEUvEJ6xcfOdNGHEF12tkFeo1Lbti5M1DV/f2+srZir4veeJrRyyKv09TFxYux08yyixLDkX16VPP1F+/iubzXDBuXInrCj/0gGpvItj8uPfNVvtbu3rnp5hlcxl519WRfTu5m3Og+dgF+mim9Dp0GngBy4h8q231AMP8RLfE1PpVcAAD3UJBRlYamQKx5kwxBSdT/wATdWvjxKvZgKEicDlRv9MDc3M8n2tKw8fHUIF1H8OCpaQMq8GJjBOlWPX4snqE+fMuCR954WNKFFCDHP4AdI8wB0j7joOHk0oAEV4MYx8QeY0IJ5ePlw/iIoMIivjij/w6/wA/9vCUHuphn2Vh+kajQr5g8+ZGvw58uR58FHGnJrL9I/8AaOXMf7eFEZUu6vRidR+T/wDp8NPH7zpw+maavBh//Z/Lx01I+zggJpiYzrI4f/2+Ov3fDx08OfBaQBQkgiOFejDgH8g5jTw+3X7eFBimD46SKyGIHL5fu5fy+3hBeunJ91Z/pI/4fv5a/dwcDOomk4jhWQxI1/Lp5chz8PjwqCvv0oePSNeXPTX+Hlz4KlX36WB/l1Og8eX8dNPP7uFHupV5+mA6Epp92n4ePx4WVNWP6aPh+GnPThZ0qxOMB5dOg+7T4/dpwWWPGnrA40aHVeY8OWh8OXLQcN3U1YHHDzA/t4fbpw+kRNKg2xw/4f4D4a6/aOGXPCnrD9OB1+Ufy+P8uCeJFNWBx4+H2a6a8CezKlRZ8cP+Ea+Plr9p0/tpwhTUUkx4+Hhz8P7cteHANPNEJcePDp8fhp/YeHBqIE8aRwypPlx41/KOX2f4jlw0ADGmPXxpMnx+vgoH2gfjqdPHhBRNDjWganj/AHKVokSv3WyVyu8YZDewu18nG8ThfTZpXxIeRCjBlbq5+P28Y7+n+W3xpGtJ/wATfCujfm+/s3SpIW4pIxUCCMDM/wBZwpxYvIe6DE9Zi3NtnIK4XVMlsfEv1sCelnerPRfQ6aeWmnElr0pyYDRau31fjiD8xTP6j5kY8/y2HDCPl7aedHuL7mqXzTYbtplD1sCsu3c3RZtOavrSz7L8wPPQfyHDt6M24JZNy7d6qI9wqP8A7l3MQ9pI9v30+Md3v79VdBb7V7AuqNQxqZndFHrHSSvT60V8I2vlodAPPgT6QuqAbe7WeM24A7obHvp/+5Sx0tYw4Q0++njS9x/cWsFGU7HxuF+U/pW93BJU/mVb+2FA105Atwv+z96cV3VlgeGlgfn91D/3NYnS1hwRxmR8qcUHuoEI/wDufZfuDANQWfHZja2QXUA69KTzY1yvV8dPHitc9K83VtCGw3c8fNatp6i2BxIuBYzIpxVfdhsHpP6hsruxjSBpJ17Tw2SROrQA9eP3LI7KBzJC+X38VLnp3m9oeK0pB6nU/bU6872D+NXMDHIyKcNb3VdkpNPXyG8scddG/Uu2u6R0jlqW+jqXhGFH2nTitc5DzlT/APbXD3aT8mqwnOuXuobzABHGR9lOWj7lewMzBR3KxtE/Lr+qYHduHYEnXxt4OJBrp5t58Z93lfMbR/U2t4dugx7xI+NXRv8AZusi6kd/309cX347QWyrY3vVsgMxBCneUGOYanQAx3rVNweXmNeK72N7ZaSt9I/wXAPlBqUPs7iiPKYf7tSdie5uKuafpPc/b94EKUFHfmGu666nlGMrP16j4g8uA/dbyy0G7dEdbMI9hpjt9jcztWie5fsp/wBLd25pV1q5pboPgYjj7w//ABNFC5J0+3g15xzCYF6e8g/ZTHlfLj/7YnsJHyNOSDdu7olBkjhkXQHWbGBQefMdURiPMAf7eLNvnXMtUalYdqj7Iqu3JtgRk69zH7ZpXg3/AJqEqZcbj5Rp4FbVdj92k8ig+XhpxN/r2/U4paI9o+2ojyLZkYPcB9h+yactbuXIdBNt6M/EwZGRTy+yWrJpr9/FhfUF/jYU9zEfYagPIE/LeIPav40rxdwaEhBkw+QiOo6ik9acA/YCIC2v4cTL6gQ/XZYdzA/YKhbkV0fTdQ94I++lWvvbBuSHXIQnw+eorAc/EGGeU/y4sDnmz/MLg9gPyNQtyXeDFTbPt+8UtQbo2/Lp/wDcAh5/86vaj8OR/wDlMOXE6835e35yO9WH2VAeVb9c7c9xB+2lqvmMNNyjytBiOXSbMUbA+OhEhQg8Trv9k5hbqT3x84qBtlvE+q04HdPymlqJopdPSnhl/wDzU0T68vIo54sLdtsPC6kdhB+2oGtuv1KR3g0fSJgAek/HmDpp/ceJATmMqDDKjCr5fz8P/U8EX99KKNIv36fH+w568IOeNKBRlF/h/v8Ax+HD61z402kAyKMoPP8Ahw+oU2kUYRfv5fH+f93BSM6A2z10YVfj/YcPnQ6AO+jKr5/b/Hz4ah04TRhQQfDl4cPQkEZ0Muuo0+PCpqHH8eFSoYa6eOuvCpUOvh5/j/h9nCpUOrDT/wBefly56+XCpUOreX9v56acKlQqt5g8vP8A9Pu4VKhlbXw1B/n/AC8uFSoQSfj8Pt/9OFSrP1NPDXX79P7c+FSrwy/f+J4VKgHmPP4fj/d48KlRGec6eJPlqPx8eFSqD+6KG1FXA11igkbQeHzy8z48vy8Q3BNWbOAJ7arCjT1MtA4ZgI3kPM6gf05AOXPXmeKjrFWhXlDFF5CxXmW6jyA5nx5/b/HhkWnZpp41sTyB6eXL7v7DiWMe2oyRSkmKXl8mumg8PD/Dz4ILQk9VDDFrz+T4+I/HlwtPvpAkV7+lAf5Rp4eWvn/geHimzrz9LGn5PgPDy/3cFFKvv0sf8Pw8vhwopV8MWNB8vh56f38PHHhTV8cYOfLQePh4/f5cSAQKBicq8/TR/wAP2fd48OBjSmR219+nL5j7v/ThgsHsqMuO814ceP8Ah8PDl/Ph4mmZpwwisf08c+Q8tfj/ALuHw9lNqxkV79B9n3Hw/seFS1TXn0Kjn068z9n8Ofx4QoSfdWJojlyHx1AP89Pjw9KvDT/9unP4aePw+JPCypVgag+HL8efDgE5UqwNMHmAOfPl8P7uGIIMGmrE1B8Ofx5eflwqVBfSDx05efwPP7uH4UqDaoD5aeXw+zw58MM6VBGoByOn+3l4+fnwpp6DaoPgOX8P7ffwhTUEao8NPjofs8Dz1HiOXBSRSoFqunLx+0/j9/w4RIJpUUerz1I58GpBwFPhQD1Rp4cz+P8AbXgMZPVTYURkq+PLl5AfD+PhxLSI6qT5avPmAPAgfx5n8OBPZjTRhFJs9UfDn/h5ffrw04xTdla1MbtatC9yrFAgrxW9YEVT0xLaiisz1lXQD0Y7MjMAOS9engBw1r6C3CtLmF17os3rhm8yQx4nSSqse0qACeMTSpUwdALcaJY7cn1Vgx1YXhksOIuiF44o2fqDdcLHTkfsJ5cSWmWNUYk0ru0djZRgbalVliCFGrGSYygj4U5KmDqvIsb4uysj1zPCoiifqmAm/wCncBl+nc+iOkydCt1gag66Wl1k4VA2zAQut60VW4A2JGGHiGHiGJnTJEEwRTzxW0KVh4FbHXQ8h6HkGPkWJfTUdchAaR1heTULp1MfEArox09vaZ81JEVU3G206nW9Y0gSB5gnHIDAYgYnIDKdUinqnagzR156NCnYqlbLWvUE8dpwiJ6CUkSFo2kkk6g5kK9JAABJJXV/05SutpB6ow7ZM4e7HsrGG5RLxs3pAjMHJsIJHFYmcQcjjSLke3OJrWUhmqKsc1aJ6jyVwiWZW9SWSOGY6uZK9VUZ0VPlVgSTqBxmX9q9uTGR+HWR31oWPMuWmZEYshlyBIUHATGRLTiTHVxprz9vtvGavCadRxcisSQTrHEarJWaISFpyU6hIJR0MAVKqx104y7pIYiTI+E5dO6r6bPcNbuOVhrbKrLB1S4MeGOzEHEEgRJopH2w27ci9SKjWkAZo5B6cZaKRTo0MwUsYpIwfyt8w18Bryi8xiZDTHbxprll9rc8u+kGJGGBByIORHURhRQdo9tzzWopcTChr9Bckxu8teSJLAsrFGGlWIuzR8wG6o2A8uB/cX8dTeEHLqo227aEvjFbs5AwCCVKzlOAOHBhWM/YbZkqq9jG0+g66yukcqKYgS3zENp06aaDVurl48F+9ug4Hw0yWWZ9KKdeGGM45f19tN1PbL2/yFmf1dt4puqrWkET4+o/pNHLZjm6W9LmskU0TeRII1AIIDtu7l3B4OPHH51Yv2BYsLxbzGBIwkEKR7iHHynOvP8A/kzYZ+arhoKnSSA1L1KjKQSTp9MYdBq3jz4hu/t2M3bNlz2ov3VXF68BIdx3MaPVfbWccA2G3LvXDgH5P0veO6KaL9qpBlUUcvLTw4rPs+UPi2z25fr0AH3ipV329Q+G9c9pJ+dLlftZ3Tx3T+md4+6dUIPkSTd+VyUeh56GPKNfRx+Gg4gu8n5Fc/8A1ZF/2WZfk1T2+acxtjC8Z7QGke0e6liDBe4ehp9H3gztnTw/V8JtLKrry06jb296jcuX5tTxXb0/yVjKrdUDquN/8RNWBzzmAEBkPXKiluvm/czSP/7y7Oy6qOYyOwaUbNpofnkxN3GOAQPHQfEcV7npjlkeG9uFJynQ0ewoJ9mNWU5/ucNS2z15j7aW6/cz3CUiPrNo9tswo5dcMe68M7eY5pl8pGpP2KQPh5cQt6XtHGzumA/xICe36WWjXn7/AJrSnuaPmKX63fjuVX6Rley1Czpyd8LvmxGT5EpHlNryA/cX5cRv6Y3AH6e5st3oy/It8qmXntg523HtB+6lav7kUgfTL9nO4VTmCxx+Q2rmFTlz0VrmJkcj7h+HFZvTfM1+g7d+64R7tSD7KsjnWzOfmKR/h/GnHU9zHbPwyOC7m4Q8uo3diWbcQPmPUwd/L66aeIB4rnkPNh/+rlh1q9snujUCOkUX+q7IifNj/aDD7Ip4Y73JdmHC6dxnw7ePRmMNvLCFG+EjXMHDCh+OraDiM8v5pYMHb7pR1hSR71n4UQ3Oyv4h7LHtj7akLE99u3ORMaYzvRsiy7kBYZN44aJy3hp6GTtV5g3jyIB4A7rebcAFr6A/3K4y/wBoRTDbbO8TCW2I6iP/AITUqYzeFm+ivi85g80hAIajdxWQVgfDV8fM456/Hh151uBlftseo6Z92BoG5ZtWzR1HZP406Ez2ajGs2ORh5k17EQ1PLUESEcXV5vuyJC22HcfsNVm5XtsRqcH2faKPxbpOoE+PK+X9Odh4eJ6ZIf8AHiwOcv8AntY9hP2g1CeVL+W57x9xpVi3NRf80NlPuEUgPx8JFJA+7iVecWT9aOO6D91Qnld/8rIfePspThzuLk00nkTQ6ESV5hodOYJVXHnxYTm20OJLA9qn7JqFuX7oflBHYw/CletkMbLoFu1QT5NKsZ8uX9XoPgeJxzHZvgt1J7cPnUJ2m4XO20d0/KaU19FgDHLFID5xyI//AOqxPhxOt9G+llPcR99QNaIPiDDvBFCBdOfSR9unEwbsNR6EyoQLr5/28vu4QYcaE2jwoUDy+7giQKY2yMsaFQEf2/w+PCmg0NE0IOXx/u+7hU1DDw/t/P7eHpUIp01/x+8f4cKmoUHx08jp/b4cKlWXU3x4VKvupvHXhUqBaT7vvJ4VKizy/bpr56eP8uXCpUQmk5HQ/wBvhw1Kot3ivrll08IgB9+rnQfcDxCxk4ZCrNoeD2/dVf8AIY4G6rBf8zacvsI/x4hIxqdThS/jcaAF+XU/7wOEAT3ULGe6nVBRAHIDTlr8NP4cHFDFHRTHjoAT5D7OHp6E+jH/AA/2/geFSrz6Mf8ACPv0/t48PTTXn0g+H8vH4aac+HER20iYzrA1R5r8f7aePDnA9YoAeJrw1R8PL4D4/wAeDgUBZjxrA1h4af28fHhARQlpwoP6VdP9vBUJEY159MD5f2/DhZU2FYmsOQ0PL+Gv+HCpVga4/wANNOWvl5cPTVh9Pp5D+w189dTwqVYGD7B/DmDqPv014VKsDANPAeZ+77By4VKg2hHLlpy5f2HCpUGYRzOn9tNPhz4VKgzDpy0+/l8dAdNPv4VKgzDp5a6fx5aDw08eFnT0E0XM8gfPT8PjwqagmhBPhz0HlrwvlSoIwjx058vv+3nw/CKegmiHLl5eY/8ATlw2VMaBaEfDnoRy158PB45UqBaHzA8DoP4fdwqVANB5aD7P9/CBilRaSH7NPw8Ph9vBriKVEZIB8PjryOn3+XLh9WNLsohLDy5+Xhr/AA18PDh1wONLDjSZLD8Rz0/jy5HXy5cOYmgwnCqCVfomlEMJBLNMY3XSSCxL/wA2dYrCSSJJPGG6mRmEnTzA6RqI7JUjTWhutrukTzrggACRiGUHBSVMEKTgGxWcCZMUtwLViljgaSCOWQepHAzIksmrEep0cixMg01/zMCBqeLCsAdJzqj5O4uWzfUO1pcCcSBhlOWXDgOynZRhGumugHjqQOkAalmJ5AADXX7OLVqBnlVRpPfUw7Jx8NnIUUYAxyzoshVVdjEwJZotdULs2gHPTp1I1OnHSbAK0TWbfKjULn1AYDHOePHD51sH2D2fxN7EVJtY1jMJMjf03YzMzt/lBVtHPzH8BxPzDmibRhbKknDDhl1/Kobe2beXGuAgJPwpK337f8TVgSxjUSWuplUCSLWSJ5WEqBWUgoiup+I6dB5DivteYWOYEpdULcAy4YcQenGn3S7rasbmolGgSMJgQAw/r15zVH939t8ZjbbJaxtUyS1jSTWCNAtSowIrwRDVFjhYKSANAVX4Dirvtt5csnEye01q7D1BzRV0JeuBBc1kaji5wLE5knESTxPXTSXE1oJZZki0km9P1ZGZ2MnpAojEE9HV8x5gAnz8tMBlVGOnAVdfc3b6KtxgUWYEDCcT2/GOrM0EMNSszzz+m7vI/wBLYV2ZUBhjijK+nyDAxKB5qQ5I5seIGAYdOmYq4N5u9tat2QQqr41IAmGJMz3k9RwAOQo6m368cUteJ5jDcsSvYUvXWZfWjCyTQuscDO0bomupZgn5TroCGlQQvb8umNWLfM7jXhfcIHtoNODFfCcFIloBloyBbPAmliPGRx2YpWWOMTPLX9OJdI44jWiNeMEgFnBogk8hq5HPTUsAEbrqsb/m7drRBZlAbUcydR1HD/bI9gpbjx8emnLQg8tOZ8fMfw4ckHHhVXtocYWo8sc7QxGaOOSGKf01E8cUxjM0UUv/ADIo5jCnWFI6ii666DhagqkDjSnhxNHlxSEjXwB1ABIHh4HTxH38MR4dQzpd2dHEw8TaaqNNNNDz/tqeEomnmjNnFUsdjrGaytrH4jC1TpazOau4/C4WoQpYixl8nNTx8B0GpEkoIA4i3W62mwtedvbtqzYP5rjqi+9yBTZ4VVTcvvc9hmz8vewO5/d/7bsbmMY4iydOLuht3NfQTu3QK9yxt2fL047PWCCnqFl0+YDjLHP+Uu/lWbrXDhilu64xxEMqFSCMZBIjjUnlXMDBgirBdud0dpO8uFbcPaHuL267r4NEWSfJdud47d3hDUR9en9Qiwd+5bxTEggrajhbl4a8aFjdbfcf5DgnqxDe1TDe8Unt3Lf+YpA7R0FPF9nUZORrRkfagOnLmfDkSRxZDRnQyaLSbCxTnnUhLNqAPTXx5k6DTkNP8eGLE8TTAmaTZO2uDsh9aUBAYp1dCaHRRr0aE6BWJU66HqB8uZLUy5EmnnGeNIVvshtS+GE+FoTqw5+tTgkDcukhg6NqCPjz14NdzeGAY6eqTRB44CmtY9suwZXMi7ZxcEuob1a1SKrJrpyPqVlifUeXPlwz3A6jzEtuv+JFPzBo1v3UxRnUnqY1lB2ElxZ1wO5N7YLpPyfo+9d1Y9UIGg0ir5hIVA+HTpxTu7DlV46r2125PWEC/wDLB9tWF5jvEGkXXjtM/OaVYNl94MXzxXejuZCF5hL+cr56PTXkvTn6GU6gBy5niseT8nJwsFR/huXF+GqPhUi823owZg2PFVpVhyPuTxugh7jY7MKNPk3DsPalskD/AI58bUxE5J10J6tfu4hfkPLT/l3N0i/7at/zIasLze+vidbTewj5HpxpRh7ne4nGrpZwXarPgeJOG3TgpnOnP5qG4rcCAkeIj0566cQn07aH+XubgWfzWkPxUoTUv+sgiTak9jH5EGlGL3EdzqPLNdlMVcA5vJt3ft+BiB4FK+Z21Z018ADKfHx4gf09vAP0txYcdqOnya4MKkXmu1OLJcHX9Le3JaV6vurw8TD9b7S9zcSeXVJRba24IwR4kEZPEWCoB/4NeK7cj5sg1LbsXP8AZu4/+u2vun5VMOY7Jvzso7VP2MflTqo+7LtIekXLfcHAHXQjK7C3CqR+R6psK+YjIXzI14iOx5xaAjbXz/sNbb/luT8KLztjczuWv94EfNafGM9zPZq4VWPu7t+qzaaRZxsvg2Un/K36/iaKD7i3A+fzLbg+am8SOu1cI94Vh0zpeRtLkFfJPcy//vCpGxXdnaOWZFxG/wDYGZ6vBae69s2ZSf8A81BlEl1Ovh068Rnnly2fHdUf7a6f+YKaX+l2mGCPPYSfvp+Vs7bnQPFUiuJp/wAyo0kqN9qyQGdCNOLVrnhufSbT9x+4mq78rUcXA7QPuFG03CFJWfH2IiACSX8P/wAMkcZ5Dizb50Z8Vo+w/hULcsw8LgntH3GjKbjxp/MZ05DxiDgfH8kjH+XEw53tpgrcHsB+2om5XuDlpPt+8UajzeJk/wD22NPskWWPQfb1oNNOJRznYHN4PaG+6oDyvdr+QkdhBpQhvUZeUd2o4/8AbYiHP4aFgQfw4nTmGzcSt22f94D5xUNzZ7hM7bj2GlWOESKDGVkB80KyD+KkjXiwt22/0MD3EGqzIy/UCO/D50FLCyeII+zw8Phrz4LU1MFnKk2UhTp5jX8fw4MMDlTURkk8ef4/4DgqaiEsnI6n8Nf7ePAzTxUf5/8AqPJ5/KBp+Gvn9p4hOdWLf01FFyprYVtP8x8APj/DgDnFH2UvUq4ULy8uHAwpCl6GEADl5feP8OCpUZWL7P8AZ8eXCpjnWQjHw/38LOlImONfemOfL7f7c+XCoZ48Kx9McvDl/b48EI402vgMqDMfx1/iPDiTCcKixjxViYxz/hw2eVLt4UGYuR5eHlpof5cOAKE1gYx8NNfuH8uHpqwMeunmdefw05/x4elWDRDl46aH8PPhUqwKD7vs/sdeFSrAx8/LTlz/AIDhUqCZPw/uPCpUGUPLlr/bw+7hUqDKDX/YeX4cjwqVBFPiBpz8/PXnp4Hx4XYKVBlPh5fdwqVBMg+Gnn9/38ufCpUEyfZy8Pt0/wBnCpUEU18B9/Lhd9KgSo08v4fx/HhznSoFk8tOXC7RnSoJo+f3E/d93h4a8OWwilQBXXx5f3fHnr8eGjqpUAy/iB8P8NPPnwqVAOnI6/EEfYdPLxPLhxjlnS7KJyID/t+37z48FBUzT0Qkj/Nr4eA8f7tfHXgjQngDlSZNH/HX48vhz58zw0ye2kMDhVAHxktevOvrGxZnsRyoY68cA+saaL07DBDIwaGOMDXqCLGpXTnxWtErAGc1v3N5avbhGKaLKIVMsWlIMrjGZJOUljM04TVWRkKx1+pC3TLIJhKg6lYBHgaOQKWUEjrA1HFyQxEZ1iWrosggl9BzAIg98yPhlR5K9gRqtmwtyn6Zhs0RXaN77WJwkKG2lj1Y00dYyrBlder1NdTpMkq0lsO2re23Fjzte3tm1u9QZLmqRb0rJOgrBOBYGQVMaBIqSNoXbdH6F47laNqkrmrNHAvowVa0L1Fib1HDSxNLXDGTVf6enSF43tjufKYF5AzPw/GqHNV2jbpwLbszgFgW8TXHbUWEDwkBiNOPizJrZD2W7nVrGNrQzToIZi5U6BEmj9Vo47MUbHVROE61HiQeNHmOzXe2g6/5oAj3TFc8Tc5bvHsNgARqXMgkA6SeJXLCrI5PJ4u3iLTpbhkQxMQA46utGbQFTzB6ozxzu2225s7tdSkQfZEdftq5u79i5tSdQxEj+la9+7sEV25carbMEqTWIYpYokkMIdYWEipL1xtIqfINQBoxPjz46DdQbMRiR9tV9jftbd7fnWluWiAxUkjVGoAEriASZwxwjKarrPirU8tZZ7wlWCzFP/RrvSldooJICjSV7YBSczFnXQjUDQefHM3bazqOMfD7/bXRWuYbSwtzyLGlrltlhmFwAFg0gMkhl0wCDOJmi1avamj9aG6teG21mUiOsjzLI92w6WIpnk9Neur6adLRuvSuo5niiVMZkHCr9+9tbFwWb9jXuLQQCXKrpFtRoZQJwbU0hlMmDlQ89K7Xhhsx3pZ561lJmMsEUpkSep+nvUhR5I44VntT+r1MxEeumhCqvAlCI0zqnj2x8BnU203exv3msXduiWbtor4XZQCr+aLjEAliqDRAA1ZyCSaGpWrjw+pNKL9JrBFK8I1r2Pqcc8k7iSnFCiiCxFWlj6gzMssZVgFf5YVaSGGKkT06YGrm62OzW6bNlGsb1UBuWiS6hLgCiLjGdSlkaCIKMCGlcXpGBroNCNeR+KnmD5a68WD9NcuMsc6UIwPI+GnLXy8+EACJNNR6JDryGn8NPDy4UCIOVKaZ/dbupsjsR2q7i96+5eYx239g9qdm5zfG6stlJHiow0MLVaSvTk9I+vLPmco9ejBFEDNNPZREBdl4z+ab23y3YXd431KsIIktcYhbaADElnIAAznqmnmPxr8zL3fe+Dux7uO5uU3l3e7ldw+5eIOZylzbe3N5bivWNr7Xxtu27LitobCLVtl7Ux66rHXggoiwIok+plklBc5XLuUW7S+fubS3OYsi63c+a8gAmHeSBMmE0oJgKAKkZ4t+H64xjs4ZY441B+3O62M24Y3pYykbcSTLBQNOqiK1lXjFSLJxfRyyvIG1kaIKI9NBodTxrf8AUBgpwPAnHLh1ipLW6AAGMirM9m/cpnNh56nuPYL707cbwo2WtYrP7W3BlsRlYQkRsTrHJXydbLQ3YdC88E1hlsIRJEZUDLxBe2y3hrugOYg9YHYcwO4irSbu4Yx8M5Zj5ETXV7+2t+9KN+zUO23uc3jFuOgI7VZe5trG2G3zszJR1YsjTTfsGKpr/qrZt+MzhcrHXN7GQokk8lusJJYZrLujFWJKxIBxI4nGZIjrx7TlSuW7O4TzNsArDMcPjl8jkIrpZo2cflaFDJ4u9RymLylOpksXlcZZgv43J469Almlfx16tJLVt0rdaRZIpY2ZHQggni2oD48KoHDA0orBHrqVH2j+32cIDGBS+dGUrxa/lH3cv9nAmlRha0beXP7uR5/fw88KejIqREa9I5/Z/wCnDU1ZjHxt/kHx8Bw5NKvv0uIjmi+XkP8AHhfKnmvGwldhzjXn/wC34/48KYwGVKiku2akgOsKHXx+UAfD+7hTSnqzpMm2Xj5Tq9aI8+Xyg+H8RqOFlgKUxlnSdN25xMx+elEQfjGBqfieXlw4JAwiKfU2c0i2u0G37GvqY2s2uvIwqQNT4A/b/dw4uOPpMRT6zqk400sh7dtl3tfW2/jJCTzL04Wbw+JQka8EbrmZJM9ePv66NbpXKm2fbVt2o/Xi4reJceEmKvXsYw18OlqNiAqBpxXuWNpeX9ezZdj/AHW0PvlamXe7hSCr3BHUx+8Cj0Pa3f8Ah/8A9A90O5eLVRokcO887NCoHkILt21CRr4AqQeKTco5O2P7Wyrf4dSf8hWpxzXejO4W/wBoA/MGjy1PcPjP/o+72fthR8qZvDbWzakDwDvdwbTt4f8AHr9vEL8i5Y2IF9D/AIbzx7mLD7Oypk5vfGYtkdqD/wCGKMLvT3K4zqJyGws7py/+6bKapI/l80uEzOMXX46KNeKb+m7Gdjc7hT/iFp596KfjPbVpOcyPHatkdhcfCTTf3J7je+m0MXkMrk+0fb/ckOMpW7kgx24N0bceRakEkzIpswbjiRpAmngwGvnxlbr09v7Nh71vdWbhVCRrsFZgEwdF3jGYWtDa8z2d+8tlrd1NbASHBzIGWgfOrA9ge7eR7udtaO/bu1F2Tau5bK0HwMWbmzgg/TVqKthMmMfh3dbPrH5DACnT+Y68ctyje7q/sBf3Vu0l8s0hNZXCIILQwniMY6zW9zbYWNtvP29q49xAimWABxmRALDDrn2CpwTOXlRemxaGp0GliUqAPPSQNy42U3l8AFCw7mNY7bKxPiCnvAozUztqe3WgeeRxLKiOHZG5FgCNSvVpoOL+w5nurm9tWGdyrOAQTNUt7y3b29rcvKqhlUkGnK7+P8v9vHbTNcpRGZ+R1P8Ab4cASDicqcUysr8zSH7dP5cBVhMqY00QMy/f5/D4/jwDCiNKlaMaAj8f7uHB4UqVYxyH9tf58FSowPDx1/n4cKlEV7p/b+33cKgINef2/t8NOHptOBnOsSOWg5AfHh5HVjUcECaxIHw05/hwWnCKYvOFY6Dz4YHgaacIoNh8PLx58vu4MRwzpqwIGv3f2H4cPwpqwK8+XwP3fZpp9vPhUqDPD0qDI+w/28gBp56cKlQfCpVgQDr9n2ff4cKlQXCpUCw89APLl9w8uFSoNhr/ALvH7dOfCpUCfH+w4VKsCPHx100/tpw5EUqBI/A8/Lw4alQbAaa6/dyP+3hUqBYcvAeP8T5eHx4cDGlQTDy0/D7+H0jOaXYaCZdPDT+39w4aZONKgGA5aj7hr+J18vDhTjhSoBhr/Hw+3+I4YUqAPh/Y68POM0qKyKCPu8vLx4ecaYCKISAnXX+7+B58OBGIp440nzJ9n3HwB4JQRjxpu2qJ5Cdqs0USQmMySpH9VZgYY7V0kkMcliKb1K7OVCK5Rk9VlXQk8qCM4YBfwrfs7FL9p7ztKohOhCPMOIEhSIaJ1FQwOgM0gCjtdi8jRvE0U6dLNEx6tVOqCWKRQFlg6wR1ciCNGCnlxeR8IOBFYt6wVAuo2uyxgMOsZgjMHj1EZE0Zx2Qr3ygrD6iGalHfinjMM1aepLII4nLRs/piwD1RhwOtASPAjg0ug+MfRwPX3VNvOXbnYKTf8F5LptshDK6uokgggfTgGI+liBxpz1ZijdXQvQF9MIqjoCAdPQyEdIUeGnhpxdt3yMTlWQ6kt5kkXJmZxnOZznjNSFtvd1rGdBimIXpVV9M6RpHHoIxGF+RQvlppy419tvmXGZBFZ+52molmnWTJnr4z2/GamKr3ZvpCym7ab1GHqI9meWMIIChWKBnaJdQoOiKCW5+PF5t9aYDAe7p+FUP2byZk9Ph7KZe4d2G+8TNNM0tj1RXpxrE09po4w7kLLo6pWT5mYMqqGHV4rxR3G7VpAxw932dnyrT2XLLt0PcEC1aALMTCqCYUEwTLHBQBJM9RhrmcsoYCRS5IKOiqykMR1aDrI6v/AIiCADy14ynu6vCKveUEOYMcQZH2ZV96kUCF5WihhiC9TsyQxopKoupPSigswA+3ioxg41ZRLl64EQM91jgACSTme08SaNSqkySRSEqGQ9QVgjqoP/MUc2+QjxIIBHDO2HYKey72ri3beLA4SJBPV7aOVY4CsTxBDAwkkjEYHoMtx2sTTIAOk/UGctr8GOmmp4gwAywqW7dvl2W6W88EA6p1DywFVTOPhCgAcIHUKM1XKV4kJPXEGrtz867vXJ8PEiMH8eCXESabc/57MPpaG/4gG+2KUY2PxOo+38eCFV6U4JW8/wCGnx/Dhz10q5/P/Jf7tX9j+wHt525x1m5VPff3IbYwuY9AJ9Jb252w2juPuHNjsq7aH6Sfc8WHsKgP9R6fPULpxg80s/vOabDbamVbT3dwYHhY2kFpVJ79xrA60ngKTOE8RiO3r4EfHHhX5/1vNSWbJW2VkhEjyqIGCRoAjhOfV0eo7PqwBIJGvmRxsWz5f05dZ6dMKBQ0lnwpz13SUVplSKXpi0ViTKGAHz+iix9MbNG4JUDTRvw4mNss4ZDOHw6dlOrgnsqRcXkZabC1SsT4uaOKqa9lJOj6G3UmaSGR9f6iQkDpaNh0KSp1KBzxVI0MUYyZqyuIGnPsqaNqbrWHJ4/cFDLS7J3tirlWeHO4ScVhFNDN+puZadWYH6FJ1FiSB4Zq2rTNW9HqkVIiioROWft7enbU23Ym7A8Nw/HGegrv8/ZX90g78e1TB7Q3Ffwg3126lzEFnG46/RldtsWM04xd+vRpt6dTF/V2JI4goVVUqOlQy9V2F8tIYF1UBh7TiesxE/fUu+tsLvnQArgZdYHzrcoAPH+3P/Zw3aKoxjRhCOXI+I+z+3PgM6fjFG4z/D4/D7fieGyNKjkfly8eWh/3DhqVHEHny8/jwqVGVC/fw8mlQ4Qcv7a+H8uGpUIE18h/Dl/s5cKlWQj+z7+Xn+I58KlQqxKeYA/2/bwqVDLCp5aD4/dwqVZiuvjp8fLw8P5cKlWf0kZ01Ufy/wBh8eFSrH6CI/5Rz8Pv8/EHnwqVYnGQt/kUj7tef36ePCpUC+GrsPyLy+K/D8Ps4VKop7p4Codlbo6oU0/QssPAH/8AYZ/Dlz4pb/8A+yugZ+U//KavcvJ/eWpy81P+YUD7bcalDtJjKqKqBc3nmKhX06vWroxAI82T+Xw4822FoDaKuGZrveaXSd8Sf7VqczF0AakfmGnM/wCIGmuvFwLpXhVAvrM9lDUIwuRqkgfLKp15EDQO3Ig/z4ucstg8xtH/ABfYTVbf3CdhcAzK/dTvkkP9vL/DjuNR9lcfGNEJn+XTX+33+HDThFEFNNK+Qxbn46/2+HA1OAYprTAeqCft8vt8Pu14Bs8KRxo3CfDT7P5/bwQwp6UEPLT+3+3h6ahw3IDz8/IePCpGstQf7fd/Ph6aOvOvCw8PPhUiaxY8uFQMPDhWOvBAnOaA6dMZGvCR568KRE0IBgxlQZb48/7uXh/HgyRwoawP9vxPBcKasSdNfHw58zprpy4VKguFSrAkeOvgR/Hx1+3lw9Kgidf7vDT7uFSrBjy8vuP4eXmRwqVBH8RwqVBMdeXkPifH+48KKXGgiRz89PLhUqDP8T5nlpz5g8uFSoJuXj/b4c9OHAwmlQR1HLXz/t+PCz7qXzoJ9NfuH93P/HhwDwpUEef3f2/nw2K0jhQB01+Go8eX8teXB5iTGFOMsaCbXw8h/vHAkyZFNxoFuXx+37hwpBGOdKaLt/b7zy/x4acKXGgW+Pj9mug8eXlwjHClRd/DTx+Gn3HTnw4xMmlROQa+Ply+Pj+Phw4wMA0p91EpE11H+wfDzPjwpANLh21Si/TSZOifqaEOsrxKdElMLrLGkqdOroksYbpHiRz1HLigpxrYW9d21zzLJi5BAPESIMdRgkTwmiUCO9s25EMesXoQRSDVwjSCWaSYA9KPOyqOjXVVXnzJAtW44yWPyqlunRLI2tsz4tRPCYgAdi448ScMAKK47FwVOjHKS8dCaO3FIK0cUnoyXrFrH476pXMxhpJEFIUKXj0BPSxXicCAB+QD41e3/Nr+7duYMoW5fTQQWLLqFtEu3QhEarhOrGQrEkCVDUprVhpVDJJkJjHVkWwttnWV6sVZXijjRAZUkZFLdZdX9RiSV5ALISkBcifmcPh041WG6vbndLbtbZPNuKUKRGsuZJJMaZgadJXSAADiST1ekJ4WNfL5v05awpdSXj1KaRNOeaA+kGgvSTVCZJRzJ6tNOs8TAgKSMJj7IjqHZTXd9csX1W/tNobiXDdg28/MGtVbxQ1tVbwpwEaidIpXjtRw5OvUky19LkkT5WKi0ukMlOJ46VlVR4mR6rzOp6WLOjEshTUkmLrThJI6Y1AhZ9i9xdtZO3WLTXNJkMZdDIODATBAAYYOGyA+bzuGqTUEvyme/VWfKpi6h9bIPjfpbtS5aeFbFf0aKKHcmRwszVyiLJIvRwLPJDxgDE8ATHHr7OozgMan5Pt+YeTf/aKRt7qBC5+hWFxHUSVYFpAUQJTWCSqmS4zAlNZrMuZvwQ17E9ySae/XFSJHCr6Mr2ovQOMhUAIjkKo569R14hIA8WOcjE9OmVAu+N/TZG027O1pbcC2dR046xpaRdY/U4xOUaRFKT0XsVHrGzYkSZYRPLKkUszQxztO6p0LEsckvUELEHpQcgDzAyjHPCevp3/DKo9vzBNtul3a2kBTUVAJC6iukEyTIX6o4nMxhRmFY1urXNuV78cMdueGSOL1ZqjyusRGkCrFWFqJtEQlxoBqBoSGpZPHDL3j76J3unZG8tlV2JuaFYE6VuBQSD4jLlCDLQDiQCQYyxDmPoiSS/JVaKGOA5OQiVpoFk9f6ZHjMoQRBNY2YEMG0A6WAEKijw/TwxPVjnV3mi6x5txduu61MzeSPDpaNOsgxM6vEBiCskyCVmM9FixGBydksr4eEqmKQafZLD1H/wCP7eDTLtrLunVZt3OIBQ+zEfAx7KUoyOX3fHlr92nB8ar0owt4Dl92mg+0eHDHClXMj/5Uti1H7SvaQpjeTE//APTO9nu9JcD65ez11MbG4iOvQ9WW4fA/lPlrrkbguvONq6/SLF8H2tYjp31DdIkK06SPiCK4vu2Xt+7r948Xu7P7A2ymaxWx4J7menN+lQZ56uMlzE+Hw0c/pzZfP18TTedoovkSL0+tw8kSvf3nMuW8vdLe8uBblzIYk5gajAMLJGJ7YyNdXyD0T6k9R7Lc8y5VZ17DajxsWCgtGry0n67gXEqBABEkFhTMoF4lLSVJK7QP02IJYngmrywyASrZjmYOQsjkAEJqwIBOuvFtL1lFNyfC2R7CM65q7ZvW7h1KVYGCCII6wf6Vbr269udh9zN14fBbsuSRVrtqskj0546kzRzv80cAdbLHVfytGp6WAJIIA4w99vbu3R7llZYAkTjJH2e2us9Nco2+/wB1btbhiFZlGGeJ4fGt9lD9k/sPuubbmSxncnfeAwN+GG23qx1MhfE46vVr17b1umvH0N0EuFB1/wDdx5q38h7m0xt7qyjXPykSo9sTn0mvev8A8Oci3Ebjb3L6aACyyCceomPdHurYF+1J7AO+HtI9zHcHeG1svlN09k8V3Fp9umnw9pE3BBs/eu3MduOnmMxtXLfSYLObZqXDHRy93HWZb2InVLQrTRGT0fWvTV/bcz9O2OaXio3G5S6CmrTpa0YnVB1Bm+hYXVAE14b6u5Xb5DzjdckVy9m24a0xGJUgMAepgCB1TMwYrqCfPLDkb+Jr4bO3jiVxouZNYsdDiTZysUctKhVsWcjHkclkZI54y61qckaNIFL9fUi2fLcr5koqFtIk4kiJIVQSAJiW0yQYwFchEjHPpj1RSxXvT2IoZoaUMiTo0kOmVqf1ETQSFB6PUxiYgONNY25NoeIifygr7zl7vfSggmTHs/GjKXJ4rNetcx8tSO20kNe0Lda1AbccbTrVsCMRy1pp4Y3MTFWR2QoSrFAzDDEx8fuFPwwxjsilxGPifI6H8Ofn58CY4U1HoAHdY+oKHdR1HUqvUwBZtAT0jXXlrwqVNNt5SQ4tcna25eoPYo5+/jsTey+GbM5aLbtG5kryUa2HsZqurSUqnWnrTRdPrRLL6cj9HEjWmiFZC+kExq0rqiNTFVAgsASJEzpLDGjVAW0zjqjLr9tOxbN+SOKSGpQZZYopUMuVsRD05UWRNWXDygEo418geEURSQzxBjBZHV/cMKHjxijFO3JM9iGxWNSzUaL1IlsJaikhsq7V7NacRwO8chidGV4o3R42BGnSxj45g0o48KP9fPTxGmuoIHMnTTx1BHCypqHTqJ0UEkjw8ef4cLh2ClRqMFh8q6jloR82uo15Eag668vs4QxypUmzZuCrKIJKl0O9ualE0jYutHYngmirSfTtbyleV4hPPGofoALSov5nUF1BbqA7fcMgYnhMUWnCcx2dPlNZz5n6W1jKdmka1jMWJqmPW1fqRrPaiWE/Tddb61EsSmwixISDK50XUg8KOsiOzUe7gM/hxpaZEiYHTroevk2sQUrEUNH0MjV+tqPLkZ4jLWEEVoylZMSoiCV5lZg5UjXTx14RCjNuHV+NIriR1GOmNG47GQ+oEc+JWGsRKXvxZapYji9NOpBJUkhqW/6rfKCiuF8W0HPhaRE6h3eKflGHfTYds9O2j/IjyIP48NTVGPdPT/Rm5fD/APQmU+4E0px/DihzEkbG8R/8m5/yGr3LQTvrPV5qf8wpr9nEI7cYggBS1rKlQC/IC4ya6ltdT0c+PMNsHbbBuOPzNei7ogbph3fKpPDSdEXSzn5tNPUkHIqfHU+WvEqBxAGU9vVVc6ZMx7hR7DvMcrUDM5CNIzayEgr6M3j1ePh+HGnyUXDzS1OQnj/has/mmj/T7kRJA4f4hT6d/Hw+/wC/jvq4wLBmiMz8jz/t+PCNEF402bZ1LeHifPn4+P8APhqOm5Mf645/5dTr4ePAPQmhomA0/h/YfbwQmKKjyP4Dny0J+3Q/7uHpUIH/ALeH8+Hpsqy6hoD/AG1+Hx4VPXpfz/8AX/bwqEicK86+Wv8A68LClBy4V4WH9uf+PDyONAROHGsS4/t8NfhwUA99MTHtrAsPv56cOAPbURzrAv4/4gcuXPnwQ6uNNWBcD+fIcOKVAtIPAnx/2/Z5aDh6asDIPifHw/nrzPCpVgZB5a6/d/jrwqVBlxrzPMfD4jT+fCpUEXGnPl+P2fh58KlQbPz+J4fPA0qDLc9fP+3l58I9mVKMaCLAfD+X8fw4QmlQRYf289fD7+CkjKlQRf8At5/j4ePDEUjlQTMPLl9nh/v14am7qDZxp9nPny/3+HBATj1UqBZ/L+38j8OGBjHhSnGKAdtOX8ef89Pu4JYY404oMvr/AG+PP7vLgWEGKVAsdfw8P4j7Tw1KgWbl/ceX3fHz14WE9lLCi7kaaakf2PkfHh+M8Kaiz+H8fHw+7hajM09E5fx8P8Pt5+HCic8zSqnKtDbpU70DK9e7UrXIm8Q8dmBJkdQTzBD8Zlq4Lltbi/Sygj2ia295aa1eey2DKxU+wxSVIUj6S5VA0iovWwVWkkPTGgJIBZjyA8zy4u2iQay7lssfCCYBPsGdBqjJYaZCrCYQxTIzMGHou/pyRHRwWCSkFSADoOY87Ek4HKozdU2RaeZUkqcIxiQfaBB78DRLH4KhBSqVLNaC9NVieAW5FkEzLJGkB6ZWkadAaUUcXJ+aoR5nWdSoABGEVp731Bv9xvbu727vZsXGDeWCNOBLCQAFPjZmGGBPYIcQp1ZK6VJKkL1VeOeOs6dUKvBYFqGUI2oLR2kDg8/mGvDASYGPT7Kyl327TcHeW7rruSCpYGGhlKMJHAoSpH9pjKjtXH0K3Q1enXhZEZI2SP8A5aM/qSLEp1EXVJoT0BSeWvBKSnhXAdlHf3293CFb9244JBMnMgQJ64GAmYGUUYv4hMpWlhSVKVidPQluLWWaw1No7UT1fUWSvOiaW3IKyKw6nUHpkkBLUJBZQRIJ7YjpxGAwMCpNlzC9syMWewDqCFvCGlTqjET4RMiDCkyVWHOlWpLWWs0UbVoxCI4yAqq1WRJoGQp0hXhmiVwRpo4B4bUdWOfTp7aqLuLqXTeViLxmT16gQe8EEg9lZx4XEjmaEPW0z2nl67CzS2ZQvqzzTpKssssnSOosx1PPx4jIWRgMOwdINXBzXmIwW6wXQFAhdIUGQoUggAHqHwo6cVUWKQVasaTCsK9cNLZ6YY1nS0I4iJ1aNGmjVmCsnqkAOSNeBKjsEkTgOFGnNN27qm4uMbPm62EL4mKlJPhgkKSoJB0AnSAaM1YZoYLcSJYla1ZmsRG3PEwrswQRyM4kdo+mVDN0RhwmvSunhwIXTC/l6dPwqS9ubN7c27rG2gt21RiinxATIiMcCE1NGqNRpZlHTNWlDcuqSs5HLVJ1Dxk+Gg9aFQPtbhapbKqVvx2nQwDAYezA/Ak+yj8ZOvw/noeDNV6U4deX3/Hl566c+B1A4UQFakP31faJuT3e/t1dwcbsOnkcv3J9v+5MX7ktl7bxkcc9vd1TZGGz+D7i7arQPLC0uQk7cblyWRprGTLJaxiQojtKF4o739JrW9x02CS//wCjYQ5yM6SFeInwmImhfCGxwzA6vwz9hrkQ/ab3rHdxHeXs/VmtVM5mJKG69jZek12ulzK5XCLibGByH0rV5rNS9Pt6q6Dr6Gm6OvqRDpwvrizF7b74mUCFSOqG1Bs/8Rivpj+COcI3K996cvDTca+LyNhjqtrbZfdbBnMyRNNL3j9httYrfnaTPYLbxjy/cTDvNvHFWcdPh7lveOPp4ClmsfJj4bdjHVJIc9POIkiJknY6sx0LFvS3NL+429+w7/8AS2VUqx6iT18IHbFYf8jen9onPdu+1tL5u4dwwAILEFQJAwkzwAnj11ua7bdie3Htv7fV92bR7O7MvZ3b+BjOT3Eu3TPlfqIFIt5C1dgrZLLei8pLN6HzBRzOmhHBb7nfM+Z7hkvXXG1e4YAMADhgM8Iz48K9g5f6d5TyLaK2w2tkbu3bA1aRqYxiZxOc5YxxqU+3f7oEW2Nw7U2HvrsDtnde3s/FVnyGc7NbxyG8N37TqWZoI0zu5O1lms26MPhbNa4siSR+r6q6uPlVlWw/I7g2zOpQoBPjBWYGQcnRMR78ax157zI8wthgzI2B8htTW8QNVy3Gor1wSRieuumf2sbzx28u01DM4Pb25MHt9M5lqe38luLAXtvxb2wzpSydfd+2UyMNa5mtqWZMk9OrkxGK116cj1nlgCSN6/6f2PMeX8h2NnmdsWdw231i3rRnS27MbfmqjN5TusP5TkXAjIzopYCvnb+RL213PrDeXdreF9dSh2E6RcVQtxFJAkKRmMJkAmDU8bixZyWM3RWjlWA5vadygk6NXFmDNU4rsmAu147RStJLWtWw6iRhH6kEat8pOm4TCYEBiZGWfXjI4DHHurikwKziA3wOdJGMGWGR2M+Qx+LNzbKX8xfzVWZJ6WRfLpjKOdqU45MnNLjc1nBm7tq3VsvahE1A+lLKhR1lchnuMjLpEKAABqE4Z4qqhVOAxMAxTyAGXEg9fCMu/qnDA5cKObMq5yDEx4HMCx/0OGxn6dmcllosjZs3jms/aWnYkkuT5CSzgFhpqZ5edis0LB3brCRslq2sakgaQADwCLjj2yM8wxyxLsQW1DIkk4cMvl86kenZS1XhtIOlZ06inIiNwWSWPqBIJhnRkOnLVeIqEiDBpTjcjQjxUj+Xh93Dimpi5qK0y1DjYbf1GOTcmAtI+Dzd1YMbujK4mz+pY2SnUatet0oMVGyReosLiUrJLGUKmdEIIF0E22AmCknT9I8TrAnAkzAxUHAGVWXEYYkHqggHPA4Y8Oqi2do7js4fJ4g5KL9PzWD3ZiK0WYoW6VfG5LK4bbsW1HDyYyvYyeM27YxeTlFdJq09hbSF5OmPqiHTOoSVvSCGwfSQzEnSCVP5Y1eEaYzY0VtkVw5xCkExxAwOIymeFPTG5GQy0luWUuXnihxuQvLfx9xcncleWzFkKy1WgsRo1xpgYZK0JrxTqACsZYgwlyUEKSYUapAEYnVjlmSTjUegheMATl8OrujOnM0saosjSRiN2jjSRpFCO80qxRIjE9LPLM4RQObMQBzI4EY5Y0FN/PrWyGGkW3NkY6UqrcVcVHYktX6dXSWWmBBLDHNFlFIieCQ6NESDoT8qyOK6iMY8OYyzwwPXh14UaSGkYHLHhPHr+2kc2MNkZGqyYvuDeOOx9TGi3Em48XjLwnxVHJV7OPnwtmph7X1EFoRTWYuivWKSQrovysZRmJuNbSCZBJUyAeEsTE5yJaAcRFECVGkMo44DLvwz6h9tebhq5fE0JpdhUjW3RkKsNPFZDJVMlnsJSxRyePylmrmKJNyTSsLNp6ah42WxovOJAqmtprylQ4srIJKgaszkpgGcR2BjGeLK6yPNlkxwmMYjPPgJ7saJYGz3KfK4dt51aWRp4qbbM0V3BYC5Ve5koZJv9W31qSiOzHQYis9VPRWSGNX6tDqxdttoUNbcsRMhigaMpMaRLDMCQMuykXtlSFEOZyJI7Izyxzx+NDxw7xTGinYqY3J46liqVCpOlhw8NS/Xgp7qr2m+hx0dqahUUtSOqRSRLH6jBi+oLY1YlxoOGIOQAxnGQxBHWOqiL2yxgEGSeGeOnCTGeNObDX99yZCZN0jHRwJctGCvgqErjJ424t1orN2xfjjmxwwk88FYogVrYQTMykyRsvJKSC2tozwWMBqkTidWrTE+CJlpNAWskeAEHtM8eHsgntJAwiHlDZ6Y68Emi2Po45Gj5kgQrDFM3UNU0SWRV8eevLXnxH2UPbwqNu6thG2VuqMNo64DIMRz+US1bKRksNACTGeWoOg18xxmc3Mct3JHDb3P+Q1pcpE8wsHh56fBhSL2itx1u3eFV4mkCy5VyySgAq2TsldQeRKry481219bW1VSJiePaa73d2nfdMQQJA4dgqSWyEQCgQSAtqRrIh0AA15czrz5DiwNwpjwmc8xVcWWnFhHdR/D24ZcnCqLKrFJnHV0FQEhfUFlbXXQ/DjV5HdW7zNAAZ0seH9p++s7mqMmxaSIlRx6xTyZ/wCPw/ty47jKuTg+yiE8nLx8v9n+HCoqb1l/H7dT+J5g+PDUqb05/rkf+1eXkNef8dOI2zxoTQiP56/2+P2cEpnCnFGlcac+fLUf7Pt1HBU9Cq/wOuv9+nx4elWXX+P9vHhUq9L/ANufCpseNfF/h8OFS7ax6+X4/wBv48PnlQNiMK11e5v90X2v+0zuvd7Md1T3Dl3pjdt7Z3ReG2Nrfq+Kr4/dtKXJYaEXVtB5LjUow8qemoj61Gp114J7XMFVbljbm7ZYSGDqowJBEHHCOyeE0DmwgDPchjPhgk4cTlnwiarnH++/7JbFq1DXxfeN69WOsWvNtCqolsW4pp44YaK3nyXpQxwESzyRRxKxVUMhPKJ15qii4+0IBMAeYmonuygYAyZk5ZwC3No7R5nij+05d/X7Kz//AJ63sobT/ou7o1On/wC5s5Xz11KhgAo8TxKLHOMJ2ZntuJ99Qnc7LhcMf7J++gf/AOep7KHGq1u7Y5nTq2VaBPx/KhAPLz+/lxYGz5vOO1H/APNt/aaAbvZEStxj/uGgH/fT9lCfnr92F+OuzLnI6a6HpQ668SJy7nVwTb2uruupQNv9gubtP+z+NYL++t7IdAW/7rJqAdW2Rkvhrz6a5Oug100156ePDnlvPQYOyf8A47f/AO9PwimbmHL1AJu5/wCE1kP31PY352u5yFuQDbJyvnodNUpt82h8OAOx5yuL7RwB/jT76FuZcvGV2T3GhP8A+ef7F+XVk+4yEllIbZWZBQrybrC486aEcOuw502I2V2OvUkfOkeYbIYFyD/smhV/fH9icnM57f6jz12XmyBr9v6b9nl8OJV5Xztjp/ZuD2utCeZ7AGDcx7jRhP3vfYc/juzesXL5TJsvPIW0XUgKcYGbpB5nw4k/0rnQMnat2+Jfvof9V5fn5n/pajUf72HsJk8d9bniPjpJtHNowB8+lqA5faNR8dOGblnNwZbauB2EHp0ikOa8vaYuCO77M/hRofvT+wBmCydz8xASQNJtr5cFWPVyfWooUjpPI8I8t5yuP7S6V7CPhS/1Xl8x5ome37qOR/vNft8SHRu8tiEn/wDu7ayyjlr4l4kA104AbDmx/wD1S906cKL/AFPl5P8AmrPt+6jqfvEft7SnpPfinCdQD9Rh7kIHh4dcg6tAeenhwL7PmSZ7a9A7Aaf/AFLYxPmCO49D7JpVi/dt/b4sch7i9tRa6aieEwlfD83XYGnjxGbG+Ua/21+OvT+NON/sziLqnu6Clev+6h+37bPTH7ne38ehCn17qxAFvAMfUIBPw4FhukEtY3A//hn7+mdEN9siP823h1tThqfuSexO8Cavug7XSaaAj9fqqRy1+YGQHwPw4ga+wxa3dA7UaKNd1tWErcQgdopYX3/ey2WCWynuV7X/AE8EL2Z5znI/TirxqXkmfoR2EcaqSx0Og4AbuznpfDqUn4Z+yJoxfsk4Mpp34n3d+1/N4+jlMb357czU8ikstMTZealdMMUphEtnF3akGToRWdA9drEUQswMssXXEyuTN9SJK3ATwKMCO8RNMNxZJjUAwwg4H3fblTlre4jsFd0+l709tJNdAOvdNGDXXTTnYaEak6eOnDHcWR4SYPcfup/NtRiwp67c3ts3ela/c2Xu7bG76uLuLjslZ2vncZnYMdkXgW0tC9LjLNhKd1qziQRSdMnQQdNOfB27lu6ToIMZ9lOly25IRgSM4Mx3+4+6l0v8D/H+H38uJCIo6CY/36Dnr+P48LPA09FJD48/t0/vHw1PD4kQOFNwrXh2M3Ed0dqdtWZZPUtYlLO37mupdXxUrR19SdP+ZSaJvhz44n0lvjvuQWLr/wCagKN3rgPesV6B6x2P7Pnl0Afp3QLgP+0PF/6ppyR17r5G1JbhP0eQo1o2rzTCVYZq9mwi1444i0UYkgshnPUxkZQ2oICjqbYMknKB7xWHvrmxXYWrW0b/AK2zffxBSCysqnUSYJhlhQQAoMQZJoASy2cQCslrrljHpy1fRN0otvpgkQWHSJjYrKrOWYFo2Yg9RHF0SV05v0zrLZbe25tDC3oRhIedAOnxA6QTCsSBAwYAZA1h0ZT6Z2rWUxzfqVdvRkt151SB6JprRNuaGzHWs2svNFO0YTQn+lGfn14knAKTjPTvira3uWHchdxba+v7ZhqVGWXFzWbmhWUsqWQ9sMT1XXHhilaCrYXIzkRS/SDKRZgqJJYTLas42OkwrpJpFLVSxE88sXqD+qyHRuepCQomOPzmTHYYx4VXbebd+XohKfujtmsZKdKJeNwFiMQ5Qi2rxOkEYYQ4Y7E7ipPSRbFd5GM4C6GSBlAWSGeSWNISjt1nVJOtR0gLqG4fGYkBazkt2E821u9SXgvhM4BgcmUAlgfpwK6SZMxFBibcRrSBo8LWsNE0Qmr5C08cDvWsIZons48q9iC6IyscqqnTqCxblwLeYUklR14/KtRU9Opu0Kvvrm2DA6XsoC4DKdJCXZCtb1SyEmYgAY0rYw34mjtSob4upO2lG1DNUgEslexWdZJnrRmARNMQ0aMztJoNRoQ+lhgPEYnq68PiPdS3v+m3Vfb2IsCywjzUK3HIDK8hdZDE6QVZgAFkwSaUIpc2JoZIIkDO9q3cx9nJ15VhEtWnUrVU9KJpSrT15Zo2UxRK5ZWJ6uURDiIIkYmTxJHyEgVMF5GLT2dxcYgBLdu6lll1Q9x3cgsBOlkRgdTlQpAGky4BJbkpTJYCY2xLCYq88FqOYJNLAQksTywiNZopzyUq6nQfm58G30nVExw/HrrMK7OzvEO3Jv2FcFldCsqGxUgNMFcyCpGOVCxW8u49T9PrQDpkcpLafr+SKORVaOCvZkX1pOtehVZ00HieRBpKGrH7flCOE/cXHmMQgjFiDizKPCNJ1EhWxGAxB2C3JfrWFMKwSxuqx9FgWUMqxRWIvn9GEpJFKyh0I+UjTU89EkxJA1TQ7ixZ2G5t6LnmWmEmU0kAkqRGppBElWBxEGBSxWmWVElT8siK6jTTQOOor5HVfA/Ag8SCJrOuIbTm22amPdxpXhY/KBp5fxB8f4jgYAbGmHVTirZGjiOnK5TI4zD4zFlL+Ty2bv0MXhcbj67o9y9l8nlJ62MoY2CLUzS2JEhVNesgcRX7tixaa9uXS3tlHiZyFUD/ABM0ADGMT86U44Ynhx+HGuArb2wNvbW9z3uPn2hSoY/acndbuzW2nJt+1D+lwbfj7k5S9gf0i9joYIPQgqoktGatM0YhZTEQpRuPFuZb03+VWgWJdgJmQSMQMD1iD7jX0F6D2LcvW3dAOryVy4GA3eCD7jVoNtW6G6cnE2arxbkFK5VvkZiGLKWJp67dMl+R7MLyyXJDq72OUnqHq8erXKsB7drwEgNgfu7a7xmXdXxuLgDsrSJE4znjWzftdn48h0V1gxlypkIzUs0bdeK1SvU5QVs1p4+hQyyRnTXyJOg104xdyptuDaIkHj1dMuNd7tHt7m2BckEjMHEHr+8H20dr0eyXts7o7Uw2Fxe2tmnftPN7lfeG4Ja+DwuIu7ftU7X+nsbnMm7wUHqpdWRaEcgXokLupDN03bW53O6JXcXW/b2AsYYFm7sCcADgcwONaW35bs1tO9tEV2kRIlgBicYgGSRiMjGVb4e0ee23uHtLt3M9pquzb+H/AElotu4vA5utjtkrcjmBs0qmVwOP3DVxOMSWZpClSpOkZPQkQ15e9cr3jc12FneFgGuKAWIJHhOhjAgtEdYxwJGJr4j9cclvenfVW75ZuQ+D+Yur6ilzxqTMdZx4gTjT6QbvhaslnbmH3DcmvxzXbX1ML4vAULsdknFYS1dxmMyWVioWK0Wkk0MLyNYIKs+g42QFTFLihBhJkMxEH6dTBcC0DUcF7zXIjSVOokNHDr76UcNb3FYsX62dwm1sPLUxcdmvUhsJdeS5JVld5bsg1SthYLlOdEm0SSZImJRNBrHdZbVsu12WnPFREY5nPiACYWCTNFCkgJqIJ+3h2xHypFGez5qVshYx/bCPC3bcMFPMT5dQJUt0sTYxUl6qkF2nTW8ZLM9hVtNLUqNB0CRvUcvd8LQLuk+KAZJDAvhMqDACggAEsWAgASegTpAuE4SI98YYcIJzM9lLmz9x5jMXp6U2V2DfrY+CKSydovkZ40kUrj7tKlYknnx1qhUzCWI0sROWUQLFIvqtKYw/TdTdQuVJEEiAQZ8UzxgkDq4mJZOmgCQQTOBImOE4DGIn4dQk1HOvj/LQf7/HgeFRUi5ZcXRORzWQy+SjWvShtzUXzGQt4+CljJ6tuSaltWKx9K880lQB5UgecszdLDqI4NCDFpEQ3Sc48RnAAknATlkJo11GAMsfkeMU3cGcXcz+WzGPsZWMbZyEeVlv5TAxRwZXCbqwsmfu1MFacR5K3ikmlmZbDQCzBY666mVVYM7gpZUsIBDKAGUsdEZr4mA1EQsjUVkAAiZCSo0sF8QGUiCDGOQmBjGABBzpp1N0bQuYuzunGd9M9+jYexhcLNmcjYqR7Uju7g3Hh9sRmS7cwlW5ksrYy2KlpUWS8yUr96VnSdWVEZwioPNs3FFwrE+ZJBGsaEBAhlYEtoJCQU0iSZrlu+G0G2gaCYGknAE44mI4jCeOIwde3txdtxYq4bHdz/1+9WM2XWnY3FHkCYYzh6BlkhgpxVq9KpelrSIqldLdv1CWebUvpYswW04KHSTpuGGmCCThqERp4AZDE1A63SNTAAEcIHWcs8ccfjS5jt4bYy65Gxi8Tl79alNHZr2auCybY+/YsWkx7T0iIUoyMckxEnpGQyRRGwwK9BI+XfCqShQtEaoBx4mYIgCccgRxMUzArgzA+2chP4d8jhUhUzItOmk7wtKlSosxrRCtVMwrxiU1a6s6165kBMaAt0JoNTpwLRqMSRJx4ntPbUdGYm1fx5+PInxPhxNbAIg5ULYCmpmoaUWQx1xbyQQyV6tCzK8mSyglh2/kmy0VWKOnUtWkycly0oZjbRrQAhkil0XovWwsEwZkGABjMqJBIWMcCFJBgyBnES0AD8eE/LLL316n0mMxeLwF/cOIjyQe1atPj6V6mlv9TnsjHPVxdU2TEGky1aJYZG9Jz0hF1EaBigutqUXGUKAJAJwGMnIfSxwxwJPE0+oySYGPTt6ukUrYtZKtqH1sxWyUtr6cyLHFOsk9X6GrDWnj6zMshklKWJinphfXYEssaAxsiDwLIIHEDPDq4DLGevjg5ZjnSfHg8lYsJft7izld4spZnXHQiCpWapUu34a1OQxvPYsY3IwGKzIpkBkkCkdCf0xSu27YYGDqGP1YExGIAGAzAxg5yanFzwnBTPZ0x4T1U0u6EQq7F3m/rTzNax+WtsbEhcRCaCYpVg6jpDVrrosaDRV5nQa8YvO/DyndEZft7nxU1q8mJPMtvP8A8+2Pcw+NFO09YyduNv6DXr/VfJTppl7yaeYOnT9uvHnOztK2zQcCD8zXd725G8fhEf8AKKkM1iDH1eIJXy5lgV001+HFjyQIkVWFyQYypQwUAjyfWUI6YbADaEeMYUgeX+bjZ5DZCcxniLbfIffWXzi5q2MT+daeTycj/M/f5cdpXLUnzvyI/t58vw4VKkOdtSf7Efy4E01N6d/+ocfDQfDX5RwBxNFGE16r+A15jy4JaaIoyrnT4eHL/Zy4L50qFEg/w/x15efCpVn1+PPw08x/H7ufD0q96/LXXx189Pjrw1KvPU18/t8OR4emrBpdAT46c/5f7uEKaMMM64Xf3jt2DcX7jXuYf12mh2ze7e7GiCvqkQ2l2q2ZTsV9CCNI780+qjn1a68+Os2dhm2lm3On9MHt8RJ+MjOsXmLG3cGqT4F+U/GZrWNSyHpUMvbabSKK7VWf5SdIsfiq9yc+mrBnYPGfv0I8efGla2Hn3EsWhquHBYzljAHxw7ayG3oto1wkAD6pyAGJJ7uNb29v/tU70sdldjbll9uPczd3cjP9q+1+5bGEwe4d3YqRd17hxcke8qeSjpbuywKYlpamR9enjFpyzXvo0hrxwGV/ubk/pn/x7s7XbbLmg5Pb3Fq2bO6v37t7VcuW0Q+ZHnWbaNcc3rRt+ZKiz50uXCL8hN6w/mvc3dzvNj+6/bXb7NtrS2tuQtprhVQDou3LiouhxcKS7P5ehAsm3MX7GXbSXEz0f/4wHPjCSxnKw7f7xrVjzq1q8EGRrYb9IyKCrWvQyS2Kszus0djoSWH0xpyJ3X8K22BbknKP2rXAI/1BdeiZINz98o1MICuqiCplWDV1lrc/yt5RReZ7/wDd6JJ/ZW9OsYAhP2zkCZLKWMhgAylaadj9jnt1VEcWUzHc6o8lZoIjYq928NHZvLGgeesuQ7VZkQRGeNpZIWMxCSqqt1DXidbf8NbgE7Lk22IBBJt79WIHDVp5ooJjAEBZKmRGFVjzb+VbAA3fMLvH6tiV1GCOO168YxgEYzBpCsfsfdqoa00lnfPcasVX+nJZ3DumisYExMoWC17drnW30ko9Iu6r1oGbRWKcG3LP4k3Drbs8jadUnRvGPDD/AP2sRqGIAJgxiRNGeefyQiG6++TQF/PtABnnhs84kgzEjHwkioT3l+xvmbmXq/8Ab3v3tLaeGbGVRZq9xB3JzdtsxE031lts3jezO2auOpWwY/SqmrK0JHOdy4UXrPpv+Dbm3Lcx5L6hO4DEf9Ju9tpKk4ELe311mYZMwdVMYWxBNZ9/1V/K63zc2e75WEOP622vADslNqoAyMYx/diBTJb9jDu6kvSfdD7aJ0bXpEu6d9YhweXT1fqHbF4xoNf48+LFv0v/AOPTwt/k3r3yx/Y21J9632kVUv8ArH+aonb730rJ/vTchf8A+nEZ9dYP+xb3t6Gar7h/bRZ5fKP+7NyFSFDFABa7dQsB83ME6Dx4ut6a/wDGVgFflX8g22H+CyffGqqierv57DF/3PotkP8Aj3Iw9qKBTMu/see6iCULje6ftnykJOjfT98cRHNMmh5f9bt+opJOh05Hl9nEVz0b/wCOF6PF62sJx17In/lssKsn1x/MSrDj0vcu8NF54P8AxX0NJU/7IXvXWQR1b/ZjKRH5VbHd79iszhuRbot26Yk10+C+P4cVG9B/+NLPP+reqbScdewukg+zaEfGif17/MqWwq7D0+9wZadwon/i3ftxFNzKfsl+/iknVW2Vt3LNIzmM43up2rtFtAGfpMm9qYcBBrqRy5+Z4nX+PP8Axpv+Gx6s5xZAAkXeXX/ZP/SD8ag//I/8z2Bq3Pp/ld444297bHfgd0ftiowzX7Qv7huEvYXHWuyF57O45cymFStvTtrkEuLtumt7LSmWl3Bmjq1qtWZC0kzRI8kkaKxZ0U1rX8Rfwdu0vvtvXJNux5esnl11SvmkrbwdUJLEHBQSIYkAAkaI/k/+R9sLbbv0wAL5YJG7RgSsl4Ks4AUDEkxMCZIBb9z9pX9xSuAw9ufcC/GDoHxMe3s5ErpoegSYTdeQQNo3zfZpxXP8I/xBeJQfyBy+1h/7u2Fsn2PeXCp//wAt+uba+P0pfuCf/b3DXP8AksvTCyf7YH7gtFHE/ti70KUVlC1e3W4L41A5sDQjuLz0Phy1/hww/gL+PLvh2f8AIfIYnDW1pR//AFM/hQ//AJo9UWWHm+keZx/hF1vltqlTC/tAe4jI4PEZPcG7Zdg5W7t7I5nI4Ddnt09xDXMBkcfWDx7XuZHE7Ryte7m8tIfTpPCn0rNzsyVV58ZW6/gf0+reXtPUu23ii9bQmwdiyuLhg3ULcxRhatZ3Syi5GFpLpIq7sP5o3e4AO/5BzTZu1u6wFy3f8Jt/Srldswm6P8qDEn9U2hMRH3v/AG2e5fYvtLuPu5uju/2hymG2tVSW7tpNn95cBuozT5TGYjGUYk3L2wp7fhu5e7lVFYS31RyjBigC9XA8+/hnmXLNjuuY2r25bbbW091me1ZNtkTNg9jeXn0wMSbXhkE4aivtnKPUXpXmSGzZ5zyd955Vllsh90ty690S1i0Luzthr1iD5wJVNUBHfOtZ2bvV8RhtxZdPSSWlibtapYSGBZEv5t4sLUeJgi6yhrruAo6tE5ceHX9oLdwJ+aflj7oArpLVxQGdDgFMccTh8yab92/kLU0UuVs2MpkhTx8N7JZK5YyF+WWCtGsvrW7MhsSiNz6Q9Rz0Rqq8tAOM25ZXV5gPiJkDp2ZRVg6RpDBWUKMcMB1dndWFbJ3DNG8FmyvqygL6Vm1ErO7gBQYnRANSCCNek8tNAOKu4RFlGUAgYmBPH20dpQXF1ACD07q/Qm/aR7Sf9nPYV2XpWq5izvcNMz3VzssurW5590WlqYo25mLSTyRYXEw9LOSQr6cc7bdLxfcJ/ls0CMoXwgjviaucoX/p3vmJuXWOEfSp0jLuJ9tbI+vmdfI+Xn93Ly4I9la1Bs/8PD46kan4cOcKVF5G111/lp+HCBjKmFal/alkpIf9X7ZnsmSK1FS3Lj4mCqVkr647JJGikgAxtXY+Hhx5J/H+7027+wcyTpuL/wArf/Ca9n9fbYXLO33yD6Cbbdx8S/EH31aC9H+YeTAj7CCDrrpzHjx6ch68q8muA5qaRI3iKf0HhaOD/ptIHR0iaHSP0G9MlUeLp0KnQrpoeLtsqcap30vI2q8GDt4vECCwOOrHMHOcjSZNio8hbuyXnuiCSvVhghhvSRwo0Zcz2Ioo+UUxeGvIsnyuskevioPE6L4S2Gome3Dt6uzvrT23OrvLtrat7JbJvi4zszWlZiMNKEnErBuBl+llaDgYpahgioVrzVpHRpopJNbFo+kJxA0SSmSZulJZX6fUlY9TkAseXCYgYnp2VSO8u73cWRfVSFYDwpjp1A6YUYhROlQMASBQsWMr27Ve/Ob6okNaM4q2iJFrVjeKJbEcollAh9VvkjZYnY9RDnpYGyBXLniO+Px/Grp5zuNptbmwtCwWLufOWS0OQTpIgY6R4mBcAaQVxBVRQqtUjhkNox1XtWiK9ixUSWaeY3LBniqzRRTJLOCVV9QGY6aFteC0qAC2JA6e2qtrmm5TdG5ZFsXbgVBrRX0gDQukuCVIGZWJwBkCKWKVWuyUnhkvxwwVYErwwX7MEJhB9WMTQxPGsrMHAbrLagactOI2A1S0yMM6V3mG5RryX1svee4xdmtqzavpOlmBKgQSIjMnjSjViqzRx3qmXmFZqYD2o7te8lmijeswsXbq3A1RYw2rAqwUn5hzPEZW2yzJ0Z4HA957jVq5vN3ZuNst3tLf7nzZFtrb2ylwqFBW3bNuH+kgEEEx4SIFKONxsWMHXVsWrSSVa9Vak08H0s0cCgVmjHQI+tKw6F0+QpqdNWJ4eBkMZ7abmHNr3Mzp3NqzadbruXRGDgsSXDYkkFzqM4hoxgAUsRSmCAeqyRiNXZz1gRRR9TdCmR+gdMURVSToOXw4IAKIrLuEXb0WgTqIgRiTGOAnMyYo56yRDrldY1DKpaRggDSOsSDU6AM8sgUDxJOnieGJAxNDbS5dbRaBZyCYGOABJPsAJPUBNGKMqFrCRvG6xzllKOrhPXBlZNVYgET+py8hp5EcASBl11Y3Nu4otvdVlZkjEQTpwnHs0+2aX4JRqNQDp5aeI+3+PlwcmJqrWl798/3Idrts+zjf3tgbemCt93e98+06lvt1UsNkcxV7YYHcOO3PuvLbojpF6+3ql+xjsfXrVr0kFq+tkyQRvHG8i4u6uW9/vbOy24FzytyrXoxW2VVmRWOXma9LC39Q0hmAET0np3l9y/uv3VxJ2aqyknJiwiAD9WBM8B11zQ+13uttqu1LYe6Eq4XI61KO38hab08XkVjhSGvjEtPMn0d9IoRHFDKeiUaLE5YdB4v1h6T3+2uNzPZE3tu2LADxIeJ46gc5GR4ca989K822ZP7PcQl78pP0t2ScAew59dTJ3DfP9mt0/wCp6Mdiba+UM1iXoLsuItlmM6SAM0ghZ9CrnkFGmvHB7O8lxTZcgP0x+/trp+Y7S9sm/d2Mdu2YPCfs4jqq0fZ/3J4eanGy2o7TRvWmq1YTClqUO/rLDX6ZH9ZZB+V/AEjx8BFutlcuGQuBzjs41c5ZzizZGrV4YwBzk8AKtXsbbvd73Zd0dvdob22YMhs3NZWnufLxbr7ebn3Lt7a+2qVuuNwZ+fN/6h2ztpL9PFSRmKFZC0zsYfnLcvQPQHJzd5gu9e7csWNmwvMytaVjpIKqguAlndtKjSjxOsgBSapepPUHKOXcq3HMOb3Va61oi1ZIci48Epb1IG06iIkgAYyeFdRm3sPg9vVI8VtrCYXbeEqNL9Hhtu4bGbfw9X15GmmeriMNUoY2o1idzJJ6cSdTsSefHpbbjcbu8dxuXZ7rHEsSx7pMmBwr5EvXLt1w99me7AksxY4YASSTAGA6gIFE99YbH5jAmxbwtjOXMBOcxhK9KOzYvwZGStYw9m3QqVsvg2tXIsNlbQVDag1BIEiE68T2Sy3ABp8XhMxGkkTiwIGQnuyOVRJg0zAPTqOExwpEy2MwW5cDalPbKTcdzYU/0m0MZuiu8NefLU5mx8VrHxU7GcvLi8SsjSdTQzWUgDRwxliCyBu+Yt6ba3XJhvC5UEEFsPpJBKxKnPVpGTyVlS5CsPFEieMcJk94nroriIMxLSr4mx2Iw+HwteWe7PicluDFSn9bxUpoUb+KpfQ2cZ6hp1GYkTtLE1usHkOkzKTOVcuL6lwPCVzhiSQYjSSTjwnVBYRJiPq8x5OZg9XXOPzjMA05sFV3PhvSTDdu9k7foT2EpvTqZWPHT4zCwQwzRCc42GehlLP6pctufSjiGn/EWEjQvLwz3QWiT4TnEAA9gEY4RGWIpE2iDqZ9Q9sknE9nD20/MbHnP1XKW8nZqDHPGKmGxtJpwsNeO7bnF+/6k0sc+Us1pYYndOhFERCooYkxnSFEYscT2Z4DHLjMT1k4QDFdIVRjxPX90Y9deZisr3aE8Gx6W5bFtRQyGV+u21iL+JxcFmC3FFJfyvRlrtGWwWf6asWTVG6xo/Oa0zhWXzhbQYwfMIY/7KqyyOt9I6j1DAzJM8I/qIpAw+Imx+ayOUfbWMlmyGz62IqjH4xcV6qYWxbeTDZTJWLcteGtmxLWFeI1wkHpM2p6pBwLPcZCdZ+oGDpwwgYgazEkkZDgBgTKxRlCgkQxnEmZ4xlh1zjRv6bedSjio6G3NkWjLJZfK4qaxDFjsXklydi5ic9WEGIxdfIRY2ksUZrJEk7TuGWYFHmci03C4vMG0xqhpI0kMJBnxGFggAJM8ELTagyGzkdvYcTHXPspUw+P3HRv40Jhdh4jBwyyJdr4erKMt9NdGSlvtUux16lSGVp0odaiErZYTH+npGeGuXrtwS912PUZIywGJ6yceoZDVgH6UGAdR44ZznHd35xOGKxLT3W6476XP4ui1SGsliKPFTWKL+i9qF61SpLZWeCtJj5YgGed2WWAdIUOxA/9ObhZ/MK+ycs+rFu/A9lINgRAn29fTqo5gcVkMOtmO7uXLbkWy7zLJmIMdDNUmkt3bcy1Bi69OCOpIbvQEaN2RIo1D6LzBvLytqVHVqLcBxPWZJ4STgBACZtUSFB7BFL6vo3I8+XB28scqBpIr2SpXsNE0gcekGAjhmkrqweWKclvQMcnV60CPqpU9SgknQcWgzcYOHET88PfUfdXsWMxqvG5qpLNHHHEJ5S5maOHX0VZlZR/Q1+TQDo0BXQgHiTW8aeHcKGONHVr1I5/qRBEs3pLCJBDCHWNPR6EWQIJNEFdQBroAvLy4E3GA0ydJ93TGniaxlcanQ8uZ+88U7uJmphgMaifu7L07D3QdR/+ibeoPPkYXX7T4txhc+IXk+6bq29z/lNbHI8eabdf/rp86RO25c9v9vupK9UFxgELqADlLumgDcvt4802yltkjjOD8zXoG5IXeOD1/YKfZMrenoW06HI5uNG6RofzeI+P28T+Wxymq2pROWdLe2WlOSlZ2Yhacy6dTkal64BIYkE+PPx43/TaON+5bIWj81rH54V/ZqBmbg+TU93kP9tNAPHX7+O1rlaTppOR+HP+/wDjz4VKkid+Z/x5f258NSptzSf9RLoTykIH/wCE6Ej+HEZiaP8ALWSyH+HLl5f7OHGdDkMaMq+mh/D/AH8PM4UOdCCQk+P26D/b9/BAU9ZCQfz+Ov28KlXnq/dpz8/x/u4elXxl1+HP4fjwqVexazTQwDmZ5ooQPiZHSMeH/wAXCppgV+eF78d8HfHvT93O5EkE0eZ9x3d2KtKWQKK2G3jkdtUelixDotXEIq6/5Ty0047NBoFsOD4EUd4Cjp8KxN43m7m4D2D3ALVbtl4qfc8uE23VCz3d274/Q6sIX1PXsZjN1dsU0Eaks/U9pFGnj1aDTjsfTFhb/qHa2XDC0161LCRC6g5MjKIJPVXFepbzbTkO8vLBuixdK4AjVoIXCccYETjX6ise2Z4Y1q4vcQk/Roo9vUo0sVaFU08Ov6Y30tm5h1ga1jbGPeJ44HmWCSMhnDcJuaWS/nbvbaReJvNgzHVchxqVbs6XVlYM4UsGkLBrn05TuVthNvuNTWLa2RGlUi2NBIY241KVKkKWAK/VNZfoG5GyGSjx27JWmp/SCKGldwMs86Sg6izFZgf6KaQRyyFWZg3p+PPkhzLlQ29pt1s10Pqkst4BYy0lSNQxUAgCJywxA8v5ib90bfeM1xQnhU2icZzkeEtDHE46eHAa/tfes0lWOxmreSgQqTLfxO0LkEXrRoLMZgvETIEb8xiVywX5eQGobbm3IUV2t7dLVw8EublSYJ0mUw7tRETjxodzyrnFxlS5fa7bETrt2GAkY4MeBziZjDhSfb2bueRCqR7fkFX1U659pYuZ70tizBIlqrFWniihSrFTAcMsbSB1J6imgsWud8oB8f7ka4wG4uAKFUgqxYEnUWJEFgIIEA1Uv8l5ySDtn248tSJO3UkljgU0sAoUAyCBOoZxFCy7P3vNGHL7FmsaTQiW5jcyhFUzRyrAa9WxCsQ9eL1QUk5lhqBpwyc75AjaY5gtrAwr2j4oInUwM4HTiuUwTNQPyD1ERrU8sN3EAtaujwzIEKQBiNWB6qAqbM3dAbkeRo7Rv1LViN0joXc1jniqxCu8VRlsZR4rKxTwBgW6NRy08+Dv885LcCNtrm9t3kUgl1tOCxkFvDbBWQYwnvqXacp9RbW75jpsGE4FGuqQIyAZtJHeKNnZ9sktJtHGyv6hk1i3ReQHQnoLQPm/p25eIKkMfEcQjndnJd7dCxGNhD3wRan4yOupv9H3YH/2to48NxcHvHmRSNN29oFtW7a05NZZZ3EGapyJJLYmeeUvFNcljkDTOToVKgHQADlxdX1JfiBzRxgBjaYEACBBCgjAdc8TjVY8juJgNhmxPh3EySSTILnjwiOGVIeQ7WbWvs73O0YOqRIUhp7YnQ+lGIwUgbCW1dpANXY9RcjU8ydb239V8zsALZ5wuZILG+DiZz81YjgMIGGQEVr3JFuj9Tlt/SABCvaOXZ5bSe0yTSDP2e7dx1mjXsqkkydc8Kz7M2u3r2EFho4bNuLZzmOCWSbQsVbpVVKjVRxfT1h6guXQ7c7UIYBI3F/BcJKqdziQBIEiSTOZqoeQ7G3bKDld+cwDbtETjEkWMpPbhEZCmnc7M9qJlx01jslWx2S6Ery3otk7XlsYCG4lWbKJUtDCY4yQyTQLDIIiPWEauRqqaatv1d6oBuLb52Lm3xKqdxeAulSQmpTcuQYOoavpkjiao/6JySUfdcoJcRqDbe1CyPFDJbtt4SfysNUYyMKTz2o7S17voPtjPUawhhsoYYmxFaWSWfpkxyDCbzw2QMlaI9TSFAhUaKzPoDbHqj1Y9jzU3O2e7qIMnzGAAwf9XbXUAY4BZmcwFqi/JuQpcFtrF5EgEfoogmfpOi7bYwOOUZeIUBL217SpkkaN9/UkaCaIR4zeHdWvjvVRjKssktXum9ivOET01R1SN2YfKW5hWef+sP2hF07C7c1zL2Njrgn6Qp2IUqJxIJYBZJ62v8q9MfuxcRb1tdMQp3OkkcTp3QIYxlAGMAYTRSfYG0hYuDE9we5mJrVyaSI+6u82RY3IzXkezA0+by4em0UpVGClS4Pj0nqspzvmxtWzvOXcuvXW8Ui3y9PCdQCmEt+KRJEyBHXhCeXcn1XBt9zuLaKSuLb4+KAZSbr4AHMCCcOGOhz/AMhbPRdqvZx2/wC2eP7g7qz+Q78986D38be3DdyFS3tTtTh7O7s5eyVDL7fo5Sd23jY2+AyT+kf6ZYuNNNG3zht56Y53vX2G125t7PbbNCttUYPvL+uEe1edAg2u13QYFQSWC+GTOzyLktjbcxTcWL73gpZ2/UdpgBdTreQMTrKQUk4AnDGuJzenqTwbawZMj/ru6IrN1HkQuMXtqvHPO/MlSktrIAkc+cWg5g8eA75Dbd9TCQpggZknDLpjXrljzRZVACVdxMn8oxPvke6kG3dklkksIWRZZHbrBDvrO/r9BYnojZQCNFGuhI5cZZAUAOZYcPhPyzrSBLAsBh7/AOnHKpW7EbMvdzu7Xb3YtWA2Lm5d2YTFQoEDvKtu9DA8ZHXK79XqHnovLmBxnc1ueTaZ7Qk6DA7flU3m+TZ1ESVBPbkY7a/Te2btypsbZ+0NjY9ESlsvam3tp1kTRVCYDEVMY5ULoNHmrs3h/m4wLai3ZVT9QA9/H41ubWz+221vb8VQA9/H4zTmMuo8fEcGsDE51YrAyDx18fL/ABH+zhs6VBNJz5+Hjy008/t8uG4U1aNOzG7oNu9z9nz+q0dLJ3JMFdYxhEWLMq+PXqdjq0P1zRMfL5QdOPnb0vzNNn6g25mLN0+WcP78B/6or6P5/wAuO+5FubRH6qprUTmU8UR3SK2H5mOf07EcMprzgdKuIY5pFKuOtI4pWEbSPGpCltQrEMQdND7wMRANeFWmsreV76B7U5SVBwwJIxgHEgQSMJEzTRSKx61MyQusghkGUklkWdJoXjk9Go0yRRCzOLBV9QvRCgdQfn0NtDgQM4+NBunsG3dhwbetTaAGmCCNTQSSq6ZABMudJI8JIJUqedSDGwLdr4+tSoUa8lOGgL87zVYY4nD35pxCazenp0RxK+h/5mvPi2ATDao9g6YZUW533Izd3F07e5uL92/cZbhum2qoxJEW1WdYmdTOVn8lHrdS7Yxq0JJ2uyy/UxT2DHDU1imrWUjknh6xBIySOgJUDp1LKnUo0l0gkMOBn3Y0HLt/s9vzH94qCzbUKVWWfxKyEhWjUAQGOJ/wloJpVip3C00ku48tJJI9gxdCY2KCNZI4o4Y2rPSmWY1zD1BiVZmdifEAMAJGZA7TQNzHZnSlvl21WyFXVJuszEEliHFxSuoHTEEAKsYgyYMNq5lbqSvLDRGPxSVp4iQBM8uSfKLWJcxs00fpxShlbSMLpzIIUKTL4wcMezsxialtbrbbPlO3NpUfeHcXzcVs4C2RYLYSNJ1smkiW1TThhooZfVGUy/Sssc8MEOQENauY4RDFHFHDApasoHX6bl0L6Eg6cMyhpOMHtMfOqp5m4TQNrsy+kqWa1qdpYsSSzEBz9OpQracARSutCh+nxY6JHr041ijMNOU1jLAiuv09h4gHlhljlIceLeOuvPhFVIhvpHDhSHNeYfv25pcYXN85J1XBrhiQdShsmUgaTkuQEYUY/TKLpHG818wrMjxxPemaKEo0zKK6661WUTsquhVo0AVSFAHA6bZMNjP3H7zU6c83yObqJYW6VILC0oLagoOrDxzpBYNIZiWYEmaHfF154HrvZyLxTCVJzNeltmZLFeWtPGwtesqo8EzAALopOqgNoQxRTgcR0NBa5zuLO5XdLa24vJp06bappKMGU+DSSQQMziBBkYUeioQQP6i3b/pqyyClayUk9AsojHSYbHWwOkfJuolXYvzPAtbQzBOIIzMYiMu6kvM9w66DZ24cj/MSyq3cyZ1LAiTiIxUBcAKNYavXx30sMMysv0MVFY/Ujkm1x/XJDJYl9aaW1ZeGSTqcnTloAOHChDp4QI9gj5ddWOab2/zMXL+4U+YL7XZghf1Y1BFgKiBgsKBxxNVT903u1yXt17bbgzWEweM3V3n3T3Dudkfbn2U+n+szPcHuXYjxc2I3JkrKXz6+zKmDztPPXFWvWSvWmhpSymWYyCtuzubvk8t5Yy/6vulZgxjRt7SEi7eeREWlEjUdLXGVcQGrN2m0fc3dJE2AAzEdUmR3yCPeeFajt8/sVZrvhgbfdDeHuo30fc33Dih3h3X3huTA4fePbHc/c/JoLGdelVwb7Z3Fh8LSuP8ASVZla2BVhUJEsXRGsO3sbHloG25YH/bIW8bGWuEmWuuDiGuNLtjMtiZmuis7x9t4bX+XwGQAGQA6vj141pk9wnsZ7+e07OQbJ767WxkBzYv/AOit97WvHcPb7uBSxrxG1ZwWWlrVMhTuwQtHNZxWTq08nV6gzRNGUmk6CzuLG6WEMOBLDI9/aO3hXd8nv7fmFgm0Yvr9SnPv7j1/KnF2b7zxfRRdqO808l3A3o2pbe3nkNbOQwBX5auOzjvG8uYwI6FC2WL2KqnR/UjGsfmPqr0N+4duZcjQLuJlrIwD9bJjAY8VyY5QcD6XyH1DctAcu5sZ2+S3DiV6lfDEDg2Y44ZRd7kNj7u7F5vb+79lbVtZ7ttUy9Sx3Y3Bsq/Jdp7FpZl4Y9pQ5Orjvq32rHu2NpLFfLNBJjtFjjDerMitV9Fcstc1R7+/t3Dsbb6CMVJYHxgkQYXANEMJzBisT1pp5Tvtum2Xw3JZnUghRgFgdZJ1TiCAa67v2zqPtG3Xs3aXebsX3N7q5rcmdxV7ZX/bDvF3N21uLL9vt0WcbFc3Jt7D4/A7R2XDui3kcXQexjrojnNrGLNJFBFJFZWH0F9jyvlFx7HL9nZ29zcfnD3rjOinVotm7ccKJ0lwo1tpEtpBnyb1NzD1PdtDYc2uC5y5WDqy2lRXAwBLAT4SYKzAJ7RW3em5BPjowH4EfH7efD2QQa4dxDRR2vkYp7dynHFfSWg0KzTWMVk6dKVpkWVDj8lbpw4/KhVPzmrLMsbaqxDAjidQxAZh4cRmMY7JmO0gTwmo449PdTQPbbCSNl0izW8qVLN5qTcVzGUdz3amPjzE+akz9uxTjhCyU4Lt6V1nhjdY5oXdJA4dtZfMRQpa3bZkEDUCZGAEgkg6YGmQdOQgUepowgHLIfdn29eNOTBbRwO3JUs4yGdbawXYJ7k0kEli+l+xWszG/JHWh9VlmqIyhPTTr6nZWkYuYmuFk0AAWhEAThHHPE4mS0nExAwpM7v9RnGnYkvP/wBfD4acRkDhQ0djk1I0Phy+0H+x4Gmo4ra/H/ePu5efCp6yDf3/AN38fMcOTOdKh1bwP9tdOGpqMJJ8fDX8PDz/AB4VKhlk0Pl5ePh9unLhUqFD+A1/hp4fd48KlXjS6Hx0/n5a/wAOJLZgxT0ZSdToNdfu1H+ziyp4VEQRnRlZOY08B+J+I8eCEzjQ0aDgjn/uPBxhNKik7aHUefn/ALeKl4RlUq4rUPd4pNO3+6eYHVi5k1OpGjFVPLkfA/HjnvUOHJd03/0H+Vbnp8TzbbD/AOunzon23upV2DtqNofXKUbB162QSepkbzjTl8uitp4njzra3gmzQAT4ffJPZXd7q0X3dzGJb3YCno2UXVOmAAaM7fM/MDUhA3Tpz15nQ+HhxZ884QsYVX8mJxpc2vdWxftgJ0BKpbXVzzaeEEc1AH4cb/py55m5uYR+n82FYvPU0ba3Jmbn/wAJp4ySf3/z+38Dx19cxSfK/wBuvLTmf58NSpLlcA6/b4+Onx+HA4kRTU1ZJdZZD8ZHPx5Fzp+HAfOpIwArNJOXjp/b+HBTFMccKMrL9un8+CFDGNCLL+On4f4cPSrP1T56/ZoTwqVYmT/ZzP8AD+JPD0qwM2g8R+H+3w4VKhaF2OtkaNmYhYqlqC3MWIUCGpILErN8AscbE/ZwSiSF6zHvpcRPXX5le+Nwybo3jvDdM0hlk3NvTd26ZZD+aV9wbmy2ZaVm01Yyi8NPL8OO+Vla6bYxhjB6xMCuY3zt+4dgfDqJ+2rM/t/7Ok397v8A2WbKSKKQZ/v/ANnrFlGVnRqkXcDEbnvmUasTGmOxErOQfDjrvTjJY3l3eOf/ALbb7i7HE+VYuGB7YiuI9VWr97k/7O3Hm7i7ZtdQBvbi2JPYAcY4V+kbax9e1kJbcsHbuGY5WS7au1MnnsBf9Vbdu/a6mtY2xCwMtp7Dx9UatYd5OpXJfiva3D29stkHmTILQVVa3ZvJGlUWNLg5KqAwSECrBUaaz7pvee9xW2CFrupyly9ZJILMZlSCMSxBgFiSSDjRnaGzY9vtM+P2rgIYb1e6smdo7ssZe3ZFyw8jwGCbDUqnoMG+Vk5RAlOnQ84udc6/1HT+43e4N22yRabbLbVdCwDqF1mkcQcz4pmi5XsL2zVrdjbWBYulmLrfLlmOGINtRlkRlljTyqYuTHuz1KbwdSNGyRtReMoSWA6GroB/UIbXkdeXhy4xL27XcqFvOGxmTrB98nhh+NaFuzcsGbduD2FT9nXFHA2RUEGOVm05M1CrJodDzPozQ9Xzcz4fDiAjbHIgD/bYfMGpC+5Ago3/AAqfkRTZze/sBtq9WxuezWHxd6esLq08hJUx9iSmZXiFiOOzma5EbNA4B0YEqfgeNbYenOZc1277rl1i/e26vpLIGcBoB0kraOOIPDPtFZG/9Rct5XeXbb+9btX2XVpcqp0yRqAa4OIInKRQtPfu37mjR5PHzw8y0lC39UVVifRPTXsyoVOmhJIGvhwF/wBO8ysYNauK/U66e/6lHsHvp7PqXll7FLqMk5qdWHDJj7fhSum6MA5+XJHnz0aK39nMgK4/w4pHlHMRnaw71/Crg51ytsr2PaG/GvLGbx01adKOapVrjRMtea1FPLFDKQeiSaFokaRR8OocNb2G6S6rbjb3HsBvEFIBI6gZMHtimucy2dy0y7fc20vEHSWBIB4SCBI9tNR7W8tZvpd5dubAJY10u4y/A0epPQkrxXSJQi6AkKhOmvnxsrZ5H4fO2PNFOE6biEHrIBXCe81n/uOY4+VvuXtMxKkR1d/wNLWKs7qeJv1OfZE84jXoGLyWQFaSUyqWHz1VsQqtfXTVX1cjwUc6O8tcnVx+1XmCpOPmImoCOxtJ8XaMJ41b2t3mbT+5fYthhodomR/hBjTPA4kcM1hrG4FEhhxuMn6U1i9DcVyIyP0n5CZMGyxJ1cgwLnpOumvLiitvlxjXdurjjNlTA68LuPdAx41f1b/8lu02GEXWE/8A9sgY8fhRupPk5YOq9Vlx8xdlNdMkckhUBdJBYWCspDkkdJQEafbxFet7RLkbdxcSPqKaD3aZb3zUtp90yar6m3cnIPrEdcgL8qydesEP84YEEOqNrqNDp1qdDz8eGU6TK4Hsn7KIyfqJ6d9NhNoYZEkjDZGRXMv/ANTkJbrxiVYlKwvdWw8aw+iPTXUqmraD5jrqnnW+JDfpAiPpQKDE5hYBmfEczh1Cs4cq2gBH6hBnNi0ZYAtqgCMBkMes1wwf+TP3TxmX95PajsbhbEtmj2E7GVMhm/VSmthN595txXN3ZCraerUpI8lTZW2sE0ZI6gk4Da66n087i+n8fbF90AL3Mt9ut2ApJXyduqbCwYZmYE3k3xidJkmBAqrc2G12u7t7ews3LdoEsQknzSXhmVFJ0gKBJOWOQrmAz11p94yKT8m1NsUcf0AsQuQ3G7X7oAB5SpVv9DdXMmIcuXLyjcjUjPHgZzHXC/f+Fddt1ZdI4ovsOr54U3XZ1dREwX5gqj5VjCs3gz6qVZ9dNAwJ1PGRdNpRJkgZ1dPgOpc/h7+Hsrcx+xp2dTuV74dmZq5UWzie2VO9vzImRCUikwtZp6SyKVK6z3FRFJIYlv489zm4LrWdvl5jz3qmJ+ye/torVsXHSywlXuAnuXxH5D413cx2i5Ls3zuWZjrzLMdWP8eICTMV0nGTnRtZ9fA/eNfDXy8Pjw1NXvq8vx58vPxPxPhwqfhXhfx8v7fjws6Vc7vpXQYjXCV7MMiy0ZC0k8sdmFjNA3VH8sZikQHXXkQCPDj5QFq95iNawdTh2EZQe+vq0Os+M+Hjww+dbXMJNBuPb23s+LmTaPcGNx+UlWTKWpDFPcija9AjyTArHDbEiKhbpTTTkBoPpLY3xf5fa3doszPaDYknEiSMyc5EcK8H5sXtcyubJrW2RUuFRps21JUHA5BZKx4jnmxzNRbt/NWLe3NuZrdLUcZm9yz1YV2oJrkc+Iv3bDRPtoC7elyeRzODjikNydkWNmgkkWKOIKeOt3mys2d7d22w13dtZUk3cw6qAfNwAVEckaFkmCoLFjXjXp71lzTd+mOWc59Vvtdjz/mr21GxW2Lb2L14kfsgHm9ev7VVf9xc0qpNu7cW3bsgUryZFplpS4nb9jKVrXr9TuRWKqaYs0p4WtyxVzG7Bo5Q5QoxUAltV4FNsgLDcOqlR3jMAjAT2iM8eFbV3nnMLotPy+1dv2LhYEgqhHhDI3i0rBxDAkEGBMyKO0ruQlVSNmzVA0VuV2u3cWqxT1r81dYJYq0c15/r6cSWYHjikUrJ0t0katN+2so2F9SZEAK2IKg4E4eEypBIOEjA4V7fOOdXkDNs79uVc/qXkhWS4yBSFlybiAXbbKjLDQ2kjF2VpYZYYJhU9AzIjmCxBFHYgLg/0p44/WRJYyOlgGKg+fELW4cgkQOIyPdWjZ3Vy7bW4RcUsAYbBhOMNDEAjI4kTxpWi9LpB9OIEnXlHHprr4+HhwwWGxE1LrY8TPeaV4Gi0XVI9SPH049Px0XTXgTkYFFrudZ95pSjeLTXoj+/00H36aKOBwyp/MaczNHInhbwSPXzHprz+zmgGmnDAAHKktx+sz3mjYWLXURR/NyOscemmvL/AC8wOCIHZRa7gw1H3mjsQi5BUi56EaRx8/D/ANuvhwIwONLzLmWpveaP9daONp7M8NOtT/663clCpFTpUlae/bmfQdEFajHK78wOgHiO/cSzaa+5i2ikk9QAk/CptuS9zyyTDgricJIw/wDVGNcyPZr3j9nO83vG76+/T3L9ztldrezfauKr2i9ueN3ZYmlnqT7hXJUsLLt7C4qnlMrnd2JsLB2792apWmkWzmgWkWGCAJz+x3djbbK7vt1Dc23zgBVBe4tpVVtAAA8EMiSYUkOZljW6lpNttlsWzDMAWkwNXHP3f1rZfsn96T9s9JI8TZ767kUBEWLMDsv3ZqYZo06Y2R7R25NYl8F0JgVfmHx04dt7DFWs317Sqx8HJ9kUabdm+hrc9/4RVtbl72YfuSdpd07A2V3U7dd9NsyRxZG9X2BuOBO4vb/JU+WN3bX2zl4KO8NvXsVPMALT01rsWaCTrR2QzWNxqYXbLEXFmJBB7cGAkH3GrFi7u+XX13FolLq5HMHsMGCDxBrl09zvsm3T7ce6+a7TdxE/U61+tLnO3W/69WSljt77W+q9BctRiUN9HlcbYYV8nVDu9OwNf+XJEz9fs79nfbbVlfXBh1HrHWD+HCvWeSb7ac92utfDuFjWvFTwI61OYPsORotgffnu/wBn3t3357bO8vbXfm4+xHu07V95uym3e8GO2R9Nd7XZPPYiba3120+5bYOe1uDDTZK1LBmdtVrE80dD1rVRYrK+nZo89bdnZf6VdZ121x7bkFiEI81LkFMit0IdRgE4GSM+d9Rf6JtucbVt6XG/R11FZZdAy81QerFGAkRiGWANkH7PvtGr9uti9x9+d46dLuD7Ufc7tTa+1Nhbt2nv8tT21n9n9wtwdWS3BjNsSYzc2wO4uz8zg8dewGdglq3Mcl1jA6yy2IQ/PL21Xl1rlxKXC9xLpeHDpKHQqtgsSx1EeLUsAwDOZzne2mjZcvu6jZuahKiGBSPCSDKkEhhENxGANdGPbw5jAUzsHde8Le99ybaisfRbrzKUY9z7t2rVsVKtDMbmfGQVMTlNyY0ZCtXv5GnDBDkhNWutDDLakiWhtrwupiP1VgN34we4ge+a8+323W24u2liy5wAyU5kY/AcII4TUmpJ4HTw+34Hny4sSCMKo50bST7D8Oeh+H8+I5nE0qDtZChRWM38hj6Andkg+vvVKRsOq9Tx1xamiNh0U6sqdRUcyNODnxwskxkAT8ADhTxxjCg4MvjJiBXvw2WY/KKizWy3wC/SxTBifLTXXhmDgyVaO4j5xSg9nvFK0NtdABFbPkR9HbB5E6gq8ClSp8fA8CRJwy91Iju94o+tnVf+XYHP/NWmB8efIpwtJ7PeKajKzoNCwlUHkC1ewPHn5RHhuylQv1MCjqMoRT0/M6sgJZ1iT86r+aVwo+08NSo2H56afy+/X7+HjrpqGVydOevMc/v4alSDlbl2vkK7RzyrjYMVNcuVq4rRT2JTm8NTks/Vz1bMypjMdZmkEEfp/UO2jMNBoQ0C2SRNyViSQAPFOUSSYAkwMcOIJROAGP4dO2m8vcjZTDCOu4q04y4zM0k8WVjXH4mjt1svUzeVyN27NRiGJo5vDtjBLCJTPemiESvE3qiVbdxT4kISBBKsJ1adAGBJLhlKDAspBHCTKPLTgRww9uAyiDPVBBxpwWd37fq/rsBzFFMht5/pL1GfM4ytMMk0cpgxzpJNZtV5pZ4GiJkhGjq2gbpPEilYDflZomGIzAOAGQkZY9YGFRvbfCBmJ9ntpyVr0UzVZKtxLlWzDYkjmT0mjIieBFeKWOKP1IyzsNTyPIjlxL9JKtgR049nzqGDE8KWxINAPEfzOn2fZwQPEZ01FrLeBH2+HL7eK1/KakTKoX7zyEdvdz9JGpoqo1582sQIoPmRq3HMepiRyHdn/wCg32V0HpxQecbYf/WHwBrHt3Ej7C2wGdU6sYW+bly+stEaa6acxxwW1tKNlaDEadH2mu23bt+7uQPzfYKd7fTxiMtIh/MmvUD0q2oJOp1AAX+7iceWnEe/8arw7TgZpe2s0Ys5D05EfSGMEISdAZD0k6+P5OOi9OBDevlCDCrPv/CsPnpbyrQYR4j8vxp1yPpqNfvHxPHVVzlJ80nidf8AZ/EfAcNSpLeTmf4/YPP+HAtNLDjTS9UEk6k6ksB8SSefLwJJ4HjUtDLJqPH/AGf7uXBA0JwFDrJ9v+/gqCsxIfHXXw1Gnx+7z4VPBrP1Dp/d958xw9NXhl0Hj4+Wuv46DyI4alReSbTUAk6/b5ef3cPSqKu9G7hsjsz3o3qz9P8Ao/s53X3OrFgvTLg+3248jXIZiFX+vXXQkjmeLWxQXN7Ztn6TcWe6RPwpxM4Z+6vzTbE8lfDQFgWkgwinn09YlGPC6eOikyAjlqPhx2W0bzLk5W5499cdfUhtWZIrcF+yvte5uH9yD2+NQx7Zaz262z3V7g08fGYOqzldk9ld8y7fiU2XhgiM258nSUGRlUMV6mAOo7XkvlftN0bp0bV7SW7rknwpf3FiyxwkkBHc4A5YCuS56z3b20Wz/mruNaCAZNizevgAnwqxZF0zh14V1gH3P/uF/wDbz0Kfs/7kduN9S767KYgWctthO6VSPB5zcMuM7kWo6e28nk8dJt/F4XGvce4XhsUfrEBEiiPT0/b+i/4n5jzkfvOc7T9iLG6YgbvbWF1KVay3mF1cXCG0+UVYPoJU6tQPk9n1T/KG25feR+S7q1uVNny38l7+uTDgIAysoEsTCssiCVANVc7u/uf/ALi3anC4TJxe2XbE8+Ry/c+bIYvffaDuXt+SjgMF3an2TseqbSbo2kFzmX2pt/J5VIVinkvpLWaJVjYM/V8p/gL0B6j325TlnNrp2lm5aRGs7vbX9eq3auXHEC5KAXIBkKGGlmBBFZdn+UfXO05dbv8AOdhatbx3u+C5triaVDsloMA1ojUVJJBkg4LA1Ve/bnvo7rWd09udobg257eodwbzynaXbeQ2vLv7dm1t61dxb5xO05N01sHtvIUc4c0+3svmbqxwJNqIaqrLIG634865l/FXpvZcnu8ybe82tMlrcXFLba29phZN0pNxSunzERZJwBYxwFdVY/kLm93f2uXna8vN25cspHmXUfVd0atKlmkqWMCDkAeJragygO4U6qGYKdBqwUnQ8uXMDjwQMdIJzivWygBMHwzh2iaqBvDuEu3e6/dC2208duqDbu2towWLNm7DSnoV8bFBelx8cs+Iy8bLdymW10IjHqJowl1VOPaOT+nhzD0fybbneXtpd3m83OlUttcVmfWA7ablvSEt2SNRJHiABQmT5Bzbn37L1bzncjZ2d3Y5fsds1xmuJbZUQpKLrS5rL3bwOkCcCWV1ECruzt35jau4c1nMNt+pLltz0Mh+n47HSR1qGPe9kmvLKtCKrLFaq1DAUjhkWILHqw6QRx6/zvkuy5vyyxy/fblxstpcTW7gs7hE0RrLAqzSCzAtLYGSDXjfIuf73lHN7/MthtEfd7tH0WkMImpy06ACGVdJAU6YXEQDVuK96DM1MTHZhWK1YowZXJCOpRkSGWwsa2oZJbJWIqmQeQdLKyxr82rKh48Xu7e5sL142mJtLcNtJZwSBOkgLjigBkEScMCRXuti+u829nz1UX3tq7iFIBIGoY4Ea9QjEAY4gGkLuRtKzl8NFPtfI3cPm8E9zI1VxMmSTF5WlFVW5JUvvgumtGJUq9KSyf01YaHpVnPGj6W51a2W+Nvm9q3f2G4Co3mBDctsW0hk83xGNUlV8RHWQorL9Vcgu8y5eLvKbjWOY7fU66Cwt3VC6ij+XAEhYDHAHMgFjVUMl3Q7g2MrZupnGx7vGtdcfjkjTC1jGhUPWoGSzAZCw6mk6nLE66kaDj2La+kvTVvZrtzt/MUGdbkm60n8zwpjgFgR1TXh+69W+on3r3vOW25GnQgAtLAzVJZZnEtLE44xUn4HunXzOXw2Jhp7xpta9CrZlsbz21bjMwANnIPazmz44KMSRRs5jdXA8BryHHJ8x9IXdjsr+8d9i4SWUDa31MflQLa3JLkkgSCO2Ma7HlnqzZcx3232Nqxv0uPpQk7qywLfmebm3AQRJ0kHqE4ClPePcujtvdeYwWP3ZnbeOxWLrJBdTbm18xLY3K0kz26tuWJ9qehhoaxhUSwRzytKZCoKhQavJPSu45ryexzDc7Pbpur15iUN/cWgtiAFZQRuJultR0uyKF0gkEmLnOvUnLeVc6vcttbzdttbNpRrWzYuk3pOpTjt4QLp8ShiWmBEUgp3YiuRxyHujuHb9uYzNPBBs3NpDTavEY60da1S3ffqT/XAgv1U1WNuZBIGt9vRr2WK/wCkbbc2ViCd1aJaTLFlfbIw0ZCLpJGAOJqjb9X7G8Aw5tu9vdJMj9tdAUAHTBt7l1Jc5ykA4kZU4IO8OZuFko938JgWjkgCSZivuVY54Z19NjJHPgdwpF9Gf6kurxg/5Gbw4zrnojY2AG3HJNxuAQZFprEgjHAi9ZJ1ZLg3+ICtSx6xu3DG357ZsgRBuruAIOGINq6MM2xA/tJp2V+7m87elfFb/wC3ksqo8jy387QsRPHVjQTR11v43bhnuXCC8KeovUT0Kp04xrnovkdn9Xect5mqEgAJZdSCxME6Hvwq4BjBiJJrYX1dzl0I2nNOWtcClpa9bIIUSQNduzLNEqJGPhANfm9+/Xv7L7p/e97l+9stuafFdwu8W5WwJuPEXr7H2rJW2Fs6BTA0kSivsvadRz0f0yGLDxY8UP5INvknNT6XsMj2uR7W1y4eWSU87bqf3brqzF3evubk8dXXXp3pu9uOb7OzzLcAq+7RbxBABAcDSCoLAEJpkDwnMATWuCpebLx5PNShfU3LnsnddFbXopRStXowqCNBHHHIyry0HTy8jx5JfuaSRbx6s8JAJ+Pd113QJZdB7u2Bh0NfaofnJXkxcMyI0fSw6V060kCgagu+pZz8NNOMq5bOqfzHhPSe7hRq1onS2AHT+pzMxXXJ/wCO72kXBdte8neq1XAm3NksTsXD2nhMetWtI+Zy/wBOSoIRWhrg+P8AzBr48c3uX8zfMhB/RSAZ4tiR3wBV/ZKjbk3FxVUjuLH7l44410qV7GunwA+Ph4fZw1atKiS8vH+2un+HCpUMJvLXx5fx8NfjpwqavfU/Hnz/AMdfLx4VKufqC7X+lQkosokdQU1k0UhTqdCp1JXp10114+Wrdy2bOY1/KvqRkueZhOmKvb7b9zDP9t7mIZy9naefuUek6K30OWQZSiwQ6kKs72FHiB08ewehd+N5ybyixNyxdZThkD4l9mJjuryz13sTtuapuR9F+yD/ALy+E/DTUj2MfH68VyeSWzfhi9Bcg0VGK50EBSPqKdOtMiyBR1KjKpA00049AtXTpNpcLbHKTB9kwfbNeXXOX2fNXdXfHvkQqLpVBcg4EB1RWAIzCkA9VFIatSGJYY4umFCxRDLPIqdckkraCSQkgyOTp4AnlxdV3ZwXInDq7qqW9rY29sWrSxbEwJY5kk5nrJoykVfX5q0J0IHUY0bXmT4HqPhzPFiZPhYjsqP9vYI+hY7ppVr+lCqxxJHDGuukcSLEi9ZLP0InSi9TMSfiST4ngTLYkktUiW7dtAlsBUHAYAezLpNKMcnMc9Pj/MDlwvEAZGNF3UpxSgAanx0+zXQDU/ZwJmKIkAUbSX4E6efhy/En7OH0wJalShFKdOR5fDXXRvs8vs4AgZ09KUcvx+A5c9dPEaeI8+GkEinxo7DJ5/b5Dz+77eEccKQ66j3vtfs0ewPf29Sd0uU+w/ee1VkTq60sQds90yRunQVfrjdQw0IOvGVzsE8n3K9dlh7xj8KO2AXCt9BInumvzJs/lEltYk69Qhx0XT0s4iSSSV0V1jV0iI9FUBJHMKNdV4HbIEDTniOGABw/AVuX2B3GoYrR/C7kuxMqlEuxKzK1R5jHOGKBJBDLCY5UeKCTwKhW6dSNeDa1aP1Z59MaO3eImDjU89qe7G++3e8Nvdx+ze/MvtHuRt62lrbVyLKttLdeOsKrCdcDuqjPDUyAuI3RLDO8STRsUmjlRmUwsqvIMBOmXUegq5auaW1A+IiI6+wzhBrqv9oX7n3ZD9wjYsPti99+26uN7tbdtC1DmHEe1NwXbEMUVSffewslRVbOA3RFVHp5ejRUVMlQDTwRvGslaM9tub3LNzb3CaX0MDDCQYMgOuGpDxE+6tXl253Wz3Z3fKibW7AgoYKsP7SDgROInEHLrrouyXYrs5u7tzBsNe32wcz21k27j8NS2DbwOKzPbrK7VrVlTGYlsJfguY6zj5amhimPVMjuJ1l9Q+oZNxf3O7vvvL7l91cYszN+Yn5cAABAEACAKw7t6811rm4ZmvM5LFjLFuJPbNM723+17tJ7cdhb67WduaWRpdqN97+y2+KXbnP5CbOY7YN/cGDweH3Ts/CZC/JZzUm37NzBR24YLc9ixUkc+lMUEfQr24/c7azt7iiLaus8WDOXAP8AsEkAjgZ4ClcuXDcFyYdQIIwmMj07qpp+4NvruD7N+0W1PcnsqzNlT7eO62xRlsTlLDir3J7G9x7D7A3p26z8y9Qe9Vls4iSGzp1wTY6hdjHVG68ZT7g8u3di+5PkPd8pwM2DqSuJwlWQEH2ZE1btpa39q5YceIoWn+1lI8Q7MSY7TNXo7Hd+u03uR7Z4XvD2X3VBunYmbspjfqJF+iy23dxFajTbN3XjZiJcPuqo1+FPQbVLSyxTVnmhmiduhRgwDLipPQd/WPsrmL9m5t7htXRDAT2EdY7PlxqYFmjLPEJIzJCdJolkRpYWLSIBNGG64SWidQGA1KMPI8FiWJjOoqQMhhMVkty4bKZGpBaWLbe6dvzNLNNA8dHKZTZ+ZlEVitNBZq9cm3AHlikjkC/L1dLEE1uPZs3LamC5tnh/7euAZzH6hMHCQCchT8P8QMj2iD9lM+T/AFC208xjKeVnsY+5tbIbZpzGnYyFmrZydDKYe5uBrlSYZLL5LH26sz+lFPEjLLCPkfSQkbVq+0uIDHhERpXASIxM+JgQMSQQIqXUq3FIGIaSDhOPwERh2Uq469v7FYzDY2vhK+Q/TNpw1Z3yFbIQzzZPC4Hb+LqpZyseRtQPPezD2bc0iQTB60ZjjDyAyFXgl2896dCO5IAAIXU5wAwJVUxGAJIIgCARVbUAMxmR3kQcewnLPDOaXkv7+qLBKuMrZ5YoJGyN2thpsRJk29OyMfBjKFvIrbx8K2nj62mS0QJWk+WMMsa8qy1wgubaaoWSpwJOLQCJAgwM4InEAtNvTOOrqxwynvnGMuFK+Rk3zFJhYsRNi53jx1hc1Xt0VW3kskskCQWVLz16+Ko/TV7Dp6ZdpZpNSpigKSRKLThpJDYaThA4tOBJJwAgADE4kiEPLmWB0kn3cI7uNOAwX4KmTluP1/qNvGMIo4uiKn9RFh8ZNELBc+uizI2jkJqB4akkpSusBDMEmTAwEnIdg444+ymmYwiAftpf9UMzEkc+Z/iT/jxFwoKzWUeR8D5/3efBZ99Kk3K42vko5PXe20cmNyOLs0oWieteo5J6jWoZq8vpkzf9EojlSaF41ZwG+bh1YjgDiD7pjs48QcqJTBqOYKu1Kuanx9elmLuUjtVK8kMVR79aC1gJ8XVxcpq2cg9ejDja1Gs9JlUQqF1iX1utuLKXdwSAghRJBkLmCDLYElgYxOogAfSAKkIlJYiDw+OXzjCZJxpyVf8AT0u4DGmGjNu5lr8hyMtOYQS3cisl7LXFSTIvWjlsWsXGJGBDvKqIQJdE4AtfKAMSERQBMYAZCY7csOMYSaEqFEqcSch10oQZ60YqDVcFmpHmpZRYa89MoEs07kcbQXrRtTR1FsGPqglkI601HQCOniPTcmcAYHERjj1fLHGkQuPiGfSKVKOXz9kY2Sfb7UIrFi6mRis5FfqsbBEqGjMsaVzHb+pYOrjqjK/KQD1acPqcfUUnskz7aEhMYz7vfP2UHjW3O11ZM3KslUVrcMEdWSpHApjlhFa1chjL2bF29E76lWEMXojRELHrTuGX/F7e3ACOHWTJpoUYL2Uw+88pHb/cZ6un/p4NWPlrdqjX4cc56mIHId0Tl5R+Yrf9NgnnG2HHzfsNJ+zojLsrbjBFYthqrEFVI1JdiBqD4E8edWbBbaIwz8tfl213l66E3Tqcg5p0mBm6CNB/TYaAKCCT4fDU6Dic7csQW6j1VALwAI4TTt2apRsm7HUkVUPhpyacjTT7uOp9L2vLF9pkkoPdqrnPUThvJAyGo/8ALTukk1B89fv/AAA46quapOmk0B5/Hn5/dwsxSpJnk0SQjyjcjT7FP48+BmO+l2GmgkvIePkeXgft08dOAqWjCy8h/b79eCmhOVGFk+J/9QfDx4eaYnryoQSeHgf5c/8Abw+VMZrL1OfP8fw/v58PTVgZvtH9/wDu4elRSSbTxP8As8eZ+068KlVF/wByrdp2h+397x80spimfsPuvb1dgwDfU71tYrZEMaE6gvKdxlQOeuunGjyosu/tupAZNTA9UKx+dRX58i5pEnQ3yj21+fVlpgsEiKI2Ej1az6NoypNcr12IXQBSBNoAOX+PXbNBd8LYIJI90x3YVy14qqgvn1V0gf8AjibUhz3vh7zbwtpEK+wfbLvcQ2ZBKY4snvXeWwdtVSxrRTzIZqcdxQEjZ9NekHjs7T3LHppkRW13t7tUwjEJ5t84sQJHlLgWAxEnCuL5m4v87sIulUs7XdXDicNS2rCmFnM3mxgkRhnXaniIMD9QtHKV9u3/AKqFK3XJZWQVgpkMVWKPJxQ2JxOkiqfS6Wb5Sy8hxkb25zHyjuNo25t6DqgLE5SxKEgQQSNUgYwcTQ7W3tvM8rciw6sInVMZwAHAJmYMQTxGFSrAr04Yq8DTwQwoI4ohLOVRE5BR6kjMQvhzJ08OOQuFb7m7cCs7GSYGJPcK6ZGuWUFq2zpbGQBP30XsU6duWCxapUbVitKs9axZo1LFitOhBSevYmheaCZCNQ6sGB5g8SW79+yjW7Ny4ltxDKrsFYHgQCAQeogiomRHbU6ozgyCVUkHrBIJB7QQaNRr1uif8bqv/wCUQP8AHiFmhS3UKkRNTBBmSB761W703PkLuV7rZOpdngpbt3ocfPGjKI7mOx+Sy92tBOSrdccUdKsRoRoD5g8/r/kXKdtt9nyfaXratf2Ww1g8Vd0toxHUSWevkH1DzbcX95zre2nZbO933lkYQyI9xgD2AIhz40xcZt3M5+DIy4eBLrYutDYyFcXKMV8V360FinTs2oLV+KJY1RhCkrozKOnQjjod3zPY8te0u+Y2xechG0uU1YYMyqVQmSRqKggEzga5jZ8p33MrV19kBcNpAzrrQPpMiUVmDOBgDpDEEgRiKkfNQ5iaDbncraUN+vj6WNxMfpS2p7pwOTwUX0EqwyvBFVlxMwrgjRjIryssiKWGvL7B9jbubr0rzlrbbm5duGQoXzrd46xIBLC4NWMjSQoKsYNddzCxzG5Z2nq3ki3F2tuzbEFi/kvZGgxgAbZAnOQWIZRIoze777ilWzXrYTFV6t/HyY/IepNM17IR2Ypo7vr3oFqyxV7ZsMfRjAVBpzJ1Yw7f+POWIVu3dxea9buh0gDShUgpCHUCVj6mxOOEYCbdfyZza8GtJtrC2Llso4JbU+oEPLiCFaT4QMOsnGoVvT1rdp5aWOTGRTmFIKFWSazFHIUSLorPN1Tt68vNU5kMdB5Dju9vbvWbIW/dN1lkl2AUkYmWAwwGZ6sa873N2zfvm5t7Qs22gBFJYDCIUnHE5DOcBwpQrynA24J66yTbhq3I1gqT0ZfRx16J2Q1bVWwILNzJpN0r6YQRo2o1ckdNe6n+oWWt3SByx0MsHEuhH1Kyyq24k6pkj+0TNu0x5XuFu2wTzS24hWQwjD8rKdLNcBjAAAHixiJg3ztu5f2rk88MJmJquJqYez+r3alakMW+QekMjSt3FjhsZ2xFYtdEMYVRX63MnML6nE+n+aWNtzi1y79xYW9ee4vlIzN5mgNoZVkraBVZYydcKFwJ0976i5bf3nJL3MP2t027Nu23msNHlFyvmKzYG6wZoVYGiWLZDVW91UnUaj7Oeg0Pjp9o/Hj1JS1eStnPGg2j+br01DDXQMDqSDz5n5jyPBBsNPEUxBDauB+NQR7pe6MfY32z9/e7rT/T2dh9p945LDSluljubI4yXbu0o43B1Esm6c1TCaakHnxd5Y9gczsXd0FOzsudxdDYKbO0Rt3fBwODWbDqcOMVe5bsjzLmO35fqKG/et29QEldbhdUcdMzX58ucyb4PaecumQyWKuGmoVrGn9R714Q4KCUDWTrkmS28+vjqPLx4+Keb39xvd7c3e7YNvNxde7cOGNy4xuOcAB9bHEZ58a+6+UJ5aHQddtfChOB0qAiEjh4QMOGVMUQ/QUcZjlZT9HUq1ZFUsojlMfrWI3XnzM7nrY6ctOYPPjmlK+JzmST9nTOtZnZCFiScDH2/Mz2UNTVrFmOAfM9loq0fWi9ReZyI16eoliEGoGo6QdTpxn3wptm8TESfZ0NTpi+hpjt6d3dnX6EP7bXaxey/sz7IbRautXJZbbx3xmkC9Dtf3XItuv63IFmXERVtPHQHjkrTK4bcAEeY5InOOHd1+3vra5fa0WJUYsScerIVsFqz6gHXlpy8/Dn8eDk5caukQINLEc3LX7vLTx+A8OCx9tDRlZNfMeGp/kPs14VNQvqfaD4cvHkTr95/v4elXPDHGwACpJOORMqAIh0IXrBYjoGjaAnTQ8fJSW2BhfFx6unSK+rzc68B06qs/7WM3Jjt+ZjAydH027MFPFGwZ2By2CkbJ1AxICdb0WtKCOZ5ceh/wAe7l7HNLuzuYJdtkjP6kOoe0rqFcZ662q7jk67hZ82xcB/3X8Le46T7KubkE9NiTqNeegBOnloeegGvHsts6jXit1TnxpELaa+XgWKjXkOZ0Gh4u2zJxrLcGazR9CNSNNNRpr8dRoOY/KeLUcRnUQyxo3HLp4jwPPwOmnIEkH+PBANMTFRgEdwo/HL4aH/ADE+Guvl4+QPDrhIOdHApQjl1K89Px8hr8ddeGAJp6PJIfEEnn5cuQ0+3XwHBRGBpUfikPx/vPiTr5ePAmBnTiKVIX1AGvgDoNf56c+BgDEZ0Qg0fjk0PPlz+4c/E89SNOB7eNNR18TS3NRyO18iiyY7dGLyu1shG6hlehuXG28FdRgwIKtWyDjQg8Q7vb/utnd2zf8Au2nT/iUgfOlX5cXdTbF3t/vXcWzb4eK5s7P5nad5WVlc2Nt5u5hJ3aEIASbFNurq0A5eXLjE5bfe9t7RwdjaWWHXpH2/GtncMpcOv0kAj240yaVt0s/nLT6o3XHIehmViVJ9LrYurJ8o06XbTXXi/EwCYGXyprdwL4iMZ+2pT29l8VYlFLPxrNjrn9G0RGY5qFlOkNkIWhUtHPE3keZPIjTQcM4KJEY51cW6CRrwUnp9lTj+j7t222Gy2Onbe+DxU6X9t5GKVq28sR6U3qB9rbrggmsVrdJz1CnKTGToBHroeM8trYMQZB7fw/GthVe0Q4OocOuO/wCyuzz9mX9xVe83t6vbP3vuSrlt1dkcjj4rl20Ep38l2wydiLHPay1LU/o2V2nlbYaaPV0SLq6W9IKBcuNptrexjUFbqxwU+/DsqvurA3H6lseI4GP7hj7SQI7SK337qFivispkMOYlsNDDkY26DJC89UxTMSgPU0V+h1AspDaaaHXiHca1Qsn1D7Dj7DWfYI1hX+nL38fYa1qfui4je/ff2A92NidstqrubfvcPEttPHbUa9Tp2Jt14aOXf+1ocddytjHUEvWcrs8QVGmkiMklj0BrK6rxk80Y39vaughbSXFuPPAWjrMcSdIaMMfp41r8s2N69v22m3BfcOhCARJLeGPj1xka5Wfafe91Xa7274b3Te2jfM2dj3x3NxvaOz2Lwe2N07w3Vn93bA2lL3Iw9jfOyKVaSvuTbG4Mdsi1XdKgrZvEPRjmWwkTlYrzbq0Nxa/05y+5ZLlw4LpW2iBiZJxUoxYyMNIjxVtD0/zFuS/6ruLQbYsSgwOtXV3tuDhKkEQcTgwnCRXU1+2L74+1PvX7LYvN7akp7V7u4jEY7F9we002XmyeQr/6aglqxbu2nkMowze8Nq3a1oI1mX1L1FYUhuGRgtyz0C71N2odAFc/lGQhVXwrkFhQcOs5CAPP9/srm0fX4m27EwxzBJJ0t1HHuPDGQNkFmBbScppKtlIp4quQrx05LlIWhGthqn11W9U65UjAIkikQgc1Og0PxcZ0nMSRl2iDVDGiVbCvTrTV6mdzxlaOUVprdqv9PVnYEpN+nYSrt6tJGkhBaMGPrA0LDxDuFcE6QD3s3/Mx+NGGM+KI9nzpuZelu3FWq+Sx3q7rrw4a1HksTNlZMJjfrIMrWvy5SCo1vL7myOWbAJNXqVa9k1zMil0Lyah00MTGlfpCyNROcgQFQE4Sz5YQY1S4ZGwYECZkcMPlOOA+ykavBv8AyoUpPsrCXrEeSsVMVYxtu/kWGMs1ljnlpZmallY8LYWOMWD/AFJ1kusqSKojeM7i2LY8vzGLqASAqaQSxEzBwI+iSAczP01JqT6graJzkzllhAn2fbTu3BjxPLiYsZDicXmBjhcyNSwMdWyBqS5HDVpozfnmnGNrRyzTR61jNM8knSoderqiVhjkQGEYArk0TCgngcCogN1iBRm0ktqKY44/fHvHVRXGSxfqFxzf2j/qOCVotuUcTLRcXcnDgqFfJQH18tXsTxfU5GZlqBPp4VkhmNmSQFEdmtwEAIYsTJj6J7EBnDxNlwVesmVo1Qxtx4s8DJjjHdxzyp+Sbz2rC0qybhxaLC88c7myJIK0taZK9ivZuRK1SKxBYlVGQuGDHw4rg6oKyQcoBx4YYY49VReVc4iPaPvpZx+Up5KE2aNgWa+qBZljkSKTqXq1i9VI3dV5qTpoHVl8QeCgj6gR34H3UBBUwc6VQ55+f8uR+wc+G40uFNg43cl3IWLL7qs0MYbt6P8AS6VGBGlx8TzrjF+tPpvDYjaYO0yL6rrEkTM6Fjwf6fl6XDF4MGYgk9mMAYAHiSSeFHrA+lVwjPHhj7z7Oqg8btzM4xKkcm+905gQCh9TNl5obE+T+nkRrQtSRCIRm3ErKvphREGAUaL8zHytZKJpXq1Mcu0nEniTn2DAI3CwggYTkAM+oDKOnXTzMzFiSefiRqTy8OQJ56eXA1HQiufE+fP4eXCp6+6j8fv/AMfwPCpDOof71P8A/wAP88Dro6Uk0GmuhyNMcj58/Lz4531TH+g7sddr/wCJa6P0ysc62xwMXD/ytRfaN+1X2dtqOH01VMLR6S0StqGiDksSfmLFuPP7N6+u1t6Y06FjDs767m/ZsturhadRc8acEt64/SA7L0oXBURrq4ZtPBSGHM8j9nEr3NxhjkJ6vsqBbdgSY7ONPDZk0zwZN5mYn16yrrpy+Sdm00UDUk8dX6WN1rN97hzdY7IBnq665n1GEW7ZVMBpb5iKdUsvj9nL+Pw5+I46qucpOmk+PL4aH+/gTT8MaRbk/TDYb4RSf/q6f48CaQHXTSEnza/ZoNPHTw+PA1JRhJR9/wBp+Hw0HnrwUUJodZTpzOv8/wAOCwNDPvoQTf38tefL7eEMKbM16Zueo+P2/wAef3cPS4xQTyn+evP7dRprpwqVFZZtB4+H8/sH8OHpVqV/ey3UNv8A7cPemt6npy7w3j2U2TGQwUsMh3PwGesrz0Df9FtmU6eJ042ORNo5hrgkC0//AKhpnuAM+yqfMDGzcxJwHvYY+yuG2YLYu46JpAfqM3i2YaMWVa87Wn08Ax6YNTp46ny5cdjsQVnAwEIB4dOnbXMXyCF1fUSK68v/ABg9kWL0Pvh7lVa1prwh7M9vMdJBPBVsr9RlN9bpyywWbKNEhjggqOQQWPLTQnUdVzC/Y2vJuX7a+y+Tc3t640hmX9KwirIGOJvRgYwxmK4Vrd/dc53l7bK5NvZJbXSQpBu7hmMFsJ07ecpxwia63quG9aeWTIQ2EjgtSGvWa3Qt07UbwiFpmhXHRzViyctBIH8urQcchd3xS2F27KWZBqbS6spmYnWQ2PZHZjWza2Zdy18OEU4DUrKwiJI0Aj3z24UNk3r7fx1izjUqVJZ56cKi3Jeeo8rsleJRFGbDRkR8gEVF82Og14Darc5lultbou6KrHwhAwAknExOPWSeAp95cTl21a7t9COxUDVqKzkMBPDqgcTSjjbVm39Y8slGWCK3NXrvVhu15R6DlZktJcOjPG2gDxgI+hYciOKu6s2rOhUFwXCgZtRQjEYFSvA5wcRkcasba7du6y5QoGIEBlOGchs+8YHMYVlmcmmFwuazUpCx4fD5XKMWIAAx+PsWxqTyGrQgcNsdod/v7GwTFr9+3b/43Vftp95uhsdlf3zmFs2Llz/gRm+YArUbdQQbV2yXt4mabJ3c7lbMNW+lnK1GhbHYyFMrSEpNBZ/p5JIA6BpEYsCRrx9oWG8zm+7CpeVLVuzbUsmm2067hNto8calDkEhSACJr4t3Y8vkm0Jey129dvXGCuGuLGhALiT4JhigIBIxGFFMDmLWEylDJ05vp7FOxHZgsrGZDXnT8lqJNVDyQqSNDqCrEEHXibmOxs7/AGlzaX11W3UqVmNQOansPzAM1U5Zv7uw3lrd2G03EYMGidJGTAcSvxBxBq5OQaLuJ23zmR2ZgXaxn7UU26ts0bkaYyXMpPXns5SnMrRx08vFYjQggpHLXjaSVGYAt4dtg/pn1Tt9tz3cAWtshG3vupNwWiGC22GJa2QSOLK5CowEge737ln1T6W3O55JtC17cuDuLCPCG6CC1xCMFuBgOoFFLOpOJr1227cU985/L7fzeSyO37VSkcrja1WjHa/URStmplFWf0mE0NeBelJIupZJNSupBHHpfqn1Re9P8us8y2Fq1ubL3PLdmYro1Lqt4SILHEhoIGcAivMPSnpbb+oeZ3+Wcxu3dtdS2bltVQNr0NpuAGDqCrgCuDHESQRVwtvdse3uwOjMR4upi/05psm+4MxkbVrJwxiAJ0m7kVqx46FFkbpWOMO8hAGh0HHiXMvVfqX1HOya897zYtizaRVtkzP0pqLnASWaAMTIr3PlfpL0x6Z/61LKWTb8Zv3XLXAAI+u5p0DHABQS2GcVSfd8ud3huHL7lizFC9DkLE8uGyNiKntm5lcVSsGGOetBLUoyySUmYRWJZpOozqf6j6DT3rkicu5Jyyzyp7Fy29tQLqAtfW3cZZIYhnADYsiqsBCPCs14Hz25zLnvM73NUv2rlt2Y2nIWw1y2rRKgqhJSQrszTqH1NFNyv/rC3Wq7AhyMk1FGu5SLCVM1jHxNQvGLl6a3aqSy1nX06/rSw+q69XSQpflxp3P9EsXX9SXLQXcELbN1rTi40HSoVWAbNtKtpBiQTprHtf67ftJ6Zt3S1gF7gtLdtm2sjU5ZlJXIamXURMYasKYLAanQhjy5rrp46jTXTkQfv+7jpATFc2RicZrDQkjXpGgGhC9KjUHXTpA8FPj4ngshhQwSYMYezp31pm/fQ7prs32f7V7bVbQjyfevu/gqdqDr1afafbTH2d7ZsNHrrJBJuFsJGfBepgDy4w/U+6fl/pDm++VUYvt7WzUEwdW9vAuywQcNrtd0picHAIg16V/Fmx/deqre61KF2lt7pBE6jp8tQoOGrVcVgTlpPGK44t6yLZTbe39T6WWzv6jdDBS743BRq41AJH9SxddvEjWL7OPkbeuGJuE/qBSB2mvrXY2zasG0kaGj3dDSZZElmZxqvVO7MPndXZpGLNGCFXp1bx1Py9OmvHL3XNolzMTj2dOFa1tHc6cJ6dO6Kn/2pdsr/eX3C9pO3lKJ7Dbn3hhacyhVcCGTIQiSYqSH/wCV1ORryRdNdPHP5xfW1y90tAeY0ATP5iBHHKffjU36zghfrggZZ5A954eyv0W8FUp4mnQxOOVY8diKVLD4+NQFC0cXVioUlVV5KBWrJ+PGNpVVFsfSoA91dBZTy1FtTgoA9win3Uk5D7hz/l/A8DhMCpmWRPGleOX48z/LyH4DlweNREYQRjRxJPtA008CR5nwA0BJ+3hSRhQ5UOJDrz5/b/Dy8ieFSIrnugtQp0IwZSJGGgdFPpgjQlNW5qTrqToSvLj5UtRbbxdecxh8q+qSGYyMop4bZ3lFs7dm3dxwSf0MPncbetEdZ9St9QseQjKKqj5qUsikDUDq58avLOYDY82tbufCl1Se0HA/Cqm62B5jsbuzfK5bZe3EYfED8K2i5Yxs7NEweJyHhkUgq8EgDwyK2uhWSNgVI8uPodMpBwr54vIyyrCGBg94wppSPoT/AAPMaD+J14vWiDWTdXHCg/U118/LQty1AP3AAni4jZHhVUiGih45zyGvx1HIeGg1Op11by+zgxB8XGmGVHopuagHm3h9vmeZ8eXLhYaSeNMDxo1WvQWVd608U6JPZqyPFIsipYqTPVtQMykqs1ezEyOvirqQeY4cErgRhE04BypWjnTQasV056+AOniDzOg0HP7eAbU2NEIypSryAkcwfx8dPMgnz8+FJOdPAzFLdeXTTny+A5eXl/Dh1xHbTmj3WvI6fMfsOmvPx8jzPA/mzpppRq2HidJEOjxukiMOfzxsHU8vPVfwHCBKvJxinr89r94Ls9c7M/uB+4nBy0Hp4ndO97XdTZ8iQlVt7V7qwRb5p2KoCgTQQ5HLX6MnR+Sak66aqQOe5Za/Z272yJJNq8wBPFSS6wcMlZY+2tND5tu0+IGmPaCR8gK1fxN06yxD0SSGmACFCzliGEcmrMgYAsCgAJ8ONB1WNLHx8KfEOSPoH9PdTuxd1BPGLnpuH5q3qkiRSPkdnTQ9DsVYeHSvhoefEZll0zVtWVRBxqcdhbmyWOkEe3NzNgMjJDHBNjty1P1TZeZ6EYSJdaOCdsfJYjIVZI0lkiJDaqfnEVxFZfHlhln07K0bV4gjy2h4yP0n4Z9vZWw32Y97JeynuT2F3Tp4htt5rJyTbC7t9uzZ+p2l3g7X7spT7dzuQ2lnOpsfmM9g48iLQrNILcsMDISZlUMdlbdxX2jmdvdRgScSDGEgHHHvq2rTcBXw3ZEgZGDgQesfHLv7vfbt3NTL9uYNgbiyE02TwNbJbPx2WutJKbaY6KzWw6W7Tr1NNNVhQo7HVtejX8o4o+eLtnRcP6umO8jh2Hoaq7nbldwb6AaJkgd+NVC993d4djeweP3vZWebEH3C+2rF5eOGdoJFgzndDF1UlLq0RX6i0sdQ6/N02m15aDjmub2xftWbBBKPuRIBMwLd1jlwgZHv4V6L/GW4s7X1tsr14gA+ZaBIBAa6vloccPrYR2xHGtTns/wNLsDuH3NduIb9uhH2B/cR7b+4LZO6Kr0WyEfbLuPZ2Lm8FHYhjczS07Pa7vtbpzGAOvr02boOhByLu51WtpcclbyK1liuBUgvYOAJ+pdLROEiYIr6K9O+nRa2+65VeQXNuN9vYRpi6m4sruVzgLDkrJ/tMGK1BdyNq5z25d2MpN2m74T1d8bP9yHudx25tt7MguQZba+29qdz8fY7O722rnsDJjb1CHf22dwW+tLFgy498eGVRFKwPV8tvbO/sdtahncbW2WuqdCi6C6MgEggqERsJmTJnCvmv1Zyg8q5nuB5gF1t5fVtu4DOiyGGvPBg5gHEgSMMuv8A/a393u4vdX7Vzuju1uCrb7s9q955Dtr3IzGUhxW37+Zrx4yjm9j7yzleoamI/Ud1YCxMJ7VeOKvbtUJ3ChxJx20Wv2ti9YfzNaHX1h1Yhl7fDob/AHq8n5htxt90baKVtkAgd+cdk5DhgK2UwzxTxRzwTRTwyr1RTwSJLDImpHVFLGWSRdV8QSOXEUmT11RpPy+LlyrYloMhYxkmMycuQ+pqcrbLJhMxifRgkY+moZ8msjh1dHWMqVOoIIMgR1cTqSAQY0kspntwBEZSQeFOCRjhHEHEHspvYjtrgKN0ZbI3s5uTMvhcxt6zlc/kpLs9vC556bZHHWVcMbNMpSjSGOV5FgBkKBTIx4d78oEREVRGQxwJPxLEkDsGQFEbjk4YCZge7hxjjTqbZ+1bFue9bw0Fy5Ynr2TNcntz+i9RI46v0SNYC0Iq6RL0RxBEVhqADqTF5ryDhIk5DMzPzPsJGRil5tyI1HTEdOnV1UpRYDAwioK+Ix9aTH1Go4yeGrD9Ti65rvVVcbLJHIahhgcqhX8o5eHLhzeuEmWJ1Z9uIMHskZUHUeqj1XF42k1eSrSrwyVoGgj9GGKFGV+kvPNDEiRS23Kk+qV6/nbnoeEbjsxaYn4dg6hTmScTNKisOpmCoGfQyvoOp2RelS7AdTlV5DUnQcAQRA4cKajKS6jn/fr8efx8+GIIpUKkhPmANeR08fPz8OGFEwgSKzMhPLlp9mvPh6JFwM5V91aH46eHw58NTFDOAwoVX+B8z4eH4/w4eggxPCsy2o/HhUqhvvYzf6BzKr+ZpMYo+HzZWiDqeZGgJ8jxzXqxv/2DuQctCj/1rXTemFnnW3X/ABN/yNQe1bVOvtPbkMwmkdcJjEkCIB85qxll1dVVgpPiOXHB7fcWbWztBpP6ajAdldtuLV993cK6R4249tLM2VhXoVIn0GnWGKnWMluSlW+Vuog+BGnlwVzeIMApMfj29Oqok2r4kkdnf7qeWzLay0cg6r0qLwQfMDrpAH118tPU0HHYelXW7srtxRA86M/8IP21yvqNSm6toTj5c/GPspyyTDz+/wDnryHHTVz1Js0oAPMf25acMaeJpByM2lSydf8A5YAP2l1HgOfjwJ+NEKaqzH46afj4f3ngaKjSy/7vAafw+zgsTTUMJft8vP7/AB+/gqGKy9X8f7fy4eaY176vjzGmvl/L+fCp8x21g8w+wjw5/wC/lyPCoaIzTcidRp8PDx/w4VOK0Lf+QXu0Yn2c9rds+qqtvT3Mbad4tQpmq7M7d9wc1K3NuaQW79dm5EDUeB0PG5yS3q/cXAJZbajP+5xOHHLLrxyqhzBgu3xMAsBlM4E+yIrjzrWFTLYrRuv0Wv2urX5SIKEyhx1AFpFNnxOvxGmnHW7NmdCT9MgH35fCuZ3QJZdHb8q7w/8AxhtlpifY33e30YTHY377ls7VRypDS43ZXb/ZGMh0JUMyR5LJ218wG6vDw41vVO4J2nK9qR9O0u3J6/MvunwFiK5PkqH/AFLmt3GP3Ni1HUbW3W4e3H9wpOeJwrpDI05ac/PXlp56fHz45AY48K6CvQBz5ff46faOGNMRhByrPlqTp4+Y8+GoTUTd9smcV2i3zMsgjkuYyvhYjy1Z83kqWNkRdfNq08n4cdl/Hu0/eeteXoRK27punutIzg/8QFcf/IG7/Z+i+YXJh3si0D23XRP+UmtVzMdW0OrE6eHiRp48vPXy4+vAMuqvjpjj214h6SdQCAfDUfKfDnqOeunDtjlnQBtJx4U6tr7zz20L0lrEXbEVWzC9bKY315Fo5WjIhSepaRCNDJEzKJkAlj6j0sPDjI5vyLl3OrAs762pvI2q28DXbYGQyk9Rx0mVMYitnk3qDmXI9x5+xuMLLKVuW5Oi4hwZGHaJGoQwnA04FsdrMraNmOxvHtu6U4I60NCrV3Xior8SjWQWalnDZiCvM+uqpGxXkQRzBzTa9X7Oz5TLseaKbhLF2bb3Ch4aWW7bLAcSwnI1qm/6M3143gd7ylvLAVbarubQcRiGV7V0KTwAJGYOEHzI5je2XxNnbFbey7u2y1iG+YrGWrRTSSLpLWeWPcUtbNL6M+oEIZo1cagEsCX2uy5Dst4nNruw/Zc2ClJFtiAMmg2Q1rEZtgSMDAEUO65hz/f7J+UWOYfveUFg8NdUEnNSRfK3cD+SSARImaeM3cC3NsqjtbMUN1YatVxWMr07OKoPSWKxiprDCWtJjjQrImYNgrOkkM3U3QWJYFzhp6bspz65zfZXNnfuveuMy3HDStwLgwfW024lSrLAmAAQo6U+p/M9PW+Tb+1v9ui2ECtbTRDWyxlSmlYuTDBkacNRJ8Rh2e7DQnsVruDzVcTRWoZRJbrYi3axNhYDWrTRDAyw+rDYh1M6g+qPlIHMnt7dh9zbW7Y3FhipUiFa4q3FnUwPnAwQY0E+E4zkK4G9uLezvXLO5224QMrA6mW07WmjSpHkkSGE6wIYeGBiafOzdw7KtQ5zBbk2r9djrdFht/JfoNbMbg250VZ7N67LcpXcTdmx2Nbrss8asGRekoBqvHP885Zz6y+35hyveeXukufrJ5zW7N+WCooVkuKHfC2ASIJkEnGuj9P825BeW/y/mmy83aPaiy/krdv2IVmdiytaYomNwkTIEEDEU+9tdg9rb02+L23u5OMvZdYYIp1xePsSYivaIlPTkK2Rlg3BVawnTz9KJQVYrG3HPc0/kbm/IuZft+Z8qu29kWJHmOBcK4fQyA2W04/mYmRLCuj5R/G3Jef8s/ccs5tZub0KAwtofLVsfrW4RfUn/ZUCDCmuMb/yGNyX8f7vO3HYq1kcfdi7Ndl8RnL/AOlWZpKi7i7u5q9uawZY54a0iW22nt3Cko6h0ilB16WBMHr/ANSbfnHo7lS7W3cW3ut3u92dcBotaNjaUgFgdL294UZW/wDcbDGvQv4/9E730revrzQWmv7pbbW3tljNlWuZSFA1MBIMsNImOPOJm7TWd3ZCXr1Tb+FqYiDpCsGvZGQ277NqAdem3NH8dIwPAcfP91lH+ZmWPsHCPhXtC2xZtgAywGA76S3sP/zC0ikIyhS/UXXmx1IOqMtZVGo0Grfbzyr4YkBYKTj07591WEfwayDj0+Ue+t6v7EnaZ94+5rNdz8lU9Sn2t2pdyUMzpqi5/K64jHFNR8s0M9wuvn0xn4cc5zK5bfcW7Nlj9RY9igYTnmxHtFXtutx76CAYEn2ZfGPdXY3izoqePx8/DTTz56cuKzGTPXW6g686eVd/DQ/3fy8fD+/hoIxFJgZpWjcfy+Pn5eP38MpY4nKhiSSeFHkfw8eX+Hx+zg6FyCZFDK/hzGvLT+XCoRHGudl1DlT1gFCQ69Jd9Dr4EEdPyMCPEn7Bx8luDcXMGvq5XCe2sisjRGJqzAyrpI00jRRuQx10QKWPSzciR4t4nhxbutAIheM5U6tobUDl1VtI7U5+fdXarZmTtv1ZCpiVwOS1OrfXbfdsWZGLaFjYrwRyanmQ+unH0P6c3h3nJdvdb69Glv8AaTwn3xPtrwn1TsxtedbhFB8q4+te5/F8CSKWbBKk6/HQjnryOp0I8DqOR46eyeNcVfABon18/iQOZPh9mn48XlPXlVRyREUIsuhILE6/EjkQBrpzJ568SICcRUZNHIptflOvhr4eROo0+/gm6xTASKNJK3WrdbKE9TVAR0yB+hgzDx6kcHT4an8GABE8KQPvFH45W5t1acwB83lyJJAB6eevI8MYjsosDSlDOyn8xB5a+JA8x/LhwARAohIEcKW61snkxBIAHLUjkBr+HCCwMKVK0c/UAp8eeh5/b948uAH1TS4Udhl5jU/DXmft1I8+enBHOnGWOdcv/wD5MHabGf6X9rvuGp1FhzVfJb37KbkyKIHM+Jjq1t/bKS9Gg9WSGlblziI419MWAvIHUYN8La50pKkpf27amkwGtMsSJjEXInPwiey9tX0oyxljPVwy9grkiWRbAksQsZChjis9RUtVlCKVHqzj1UWZQHVz+ZflAOh4s3AWgxAxol8TSWw6dOFK9SaLoSGQKzGURjTqc+uCrwSaHRjFGJDpp4ka6aa6Ciklo+n51Yt6VMPJHCpFwmWlpyKltvq4nKyRuXDGOZU6W+eNmUzoNU6vDpIA1GhMOkm5JwEVeS6iZY1Z7ZmMkzdSFdu7hWg86q36PmKyXMFlLEOjVYJ4Jy8de8rxFxY6fWjY6ll8DG76HiIjjWpZXWoe2fFnHTKt/vtV/cOydHs1uPsN3fpZvb3e+HCV6uxN1PkHym39/bWDLSzNunnrDLZqbr2hhgSkMsk0luEBhIssREnPeovPt7B12oOqQCwMaQTi2HujPGa3uUJZu8xs/utKlQTEYOVxA+8dnbV1veb3T2F7iP26u+PaPIdxO2rd95+2mE3LtLt1uDuBtrB773duntpvHaPcPamUwO2rGWq7ju5S3Dt0rE9as8r2QelH9TQ5+05ra3Fm1cLf9TauoHgHOdDHKCNLHUOqRxqHn/JeZWbrWeR3RZ3Ttbu2H8LBSlxLpUqTkwRkE5BgQZFUn3F7ltpbX7aW92bY7ZXrHuJ7gduNtdue4LZWvuCDb9XIdsa9Kr273rmq0NU28nJt2rVigjjpJpbSrD60kaIS1G/yvd7q+23JVNszB2YHEE6SdA4N4eOE44kxX0nzb+T+Tcr2b7/ldrzucXYYLHhVwhT9Zj9aAEhQg1EeFiAJrUnHBuuTdm4d37h2Vt3c+a3dmMlm83uKPcUNvN3dxZWwbtu3PJnMTHdo2bVmwSsLFfTXRFBUADp7W3tWdum32RK2LYjSBA459cnE9uPXXzbvd3ut/vLvMd9+pvb7l2YmSWOeeQjCOAEcK3Sfs/8AfKLa/uWx3bHN/qdXC94MTa2Nco5CVamXwW5Ggs3dmZCKzSQUctib2QafFesVLwjLMukXUdei5HcuHzdqIOpC65/VbBYjDGCuomcNSqeArA51tzd2Zuj/ADLbAx2HAj2SDPfXWpEnRFHGpJWOOONeo6uVjQIOo6D5iF58vHi6X1NqOc1yOVGE6gddBp5+Q5f7NeHlSsHOlRpAPHxI8vLT7uApUOp+0+X46fb9nCotDcKOxxseYOg8fH7uEInGm0k5UMU6Trrr8OHWJg5U5VhnWQGvwJ+HPXX7h8eJQ6jCmg5UKNdeY8OIGbGaktrOJoUAkeOg00Gv9vLgdYqXTWfSfI/3n7fh58LWM6eKHWJzz56keGnI/wB3DagO6lHGh1gcDkp0Gn38/wCZ4bXj2UtOEcKz9FyB8p5/Zr9/3cPrihCCZqHe9dSQ7FyYKElreJVV+JOUq9IGvLxGv3ccr6xYf9vbicibY99xK6j0lbLc+sdgc+5GpFwNcttzB9TLGf0jGN8zog1+jg5jrYa9WmumnHDWLAfZ2iYA0LxHUK6/cXim7ugSf1G6/wC40fmepEwWSxCGdQOTdeny9erlFKxgnkNSNTyHPiRv2ywGZdRHaeE9WHVjmajXzmEqpgHup97MmjGJnMbK4N+UEqOWqwwcjqFJOh/nx3Ppjyzy1jbiDdb5LXG+otX79Q0g+UPm1OKWYnX7/wDcPx46GsGk2abkeeg058zr8T4HhjRCm5lZ9Kkh1ADPEv8AFweeunI6fhwJGE8aLjTbWb7/AA+Pl4eHlwNKmj3D7o9ue0G0r+/e62+ds9u9mYxo4rm491ZKPHUBZl6jBQpx9M13J5Oz0H0qtWGezJoelCAdGa4lsS3EwMCST1ACST3USW3uGFGWeQA7STAHtqie4/3hf26to/pj7g9wVujUy1talXJDtR3Zlxqszqps3J02f61SkiurNK8eiIeojp1Ia1c3F+f2+13bx1WwMMp8TgnuAnqE1Nc23lR5l2wv+/8AcPwrYTs/eu2e4G0tsb92Tmq249m71wOO3RtPcVKK3DSz23cxALWKzFGO/Xp3RTyFVhJEZIo2aNg2mhBLbbcWd3t13Ngk2XEgkFTgSDKsAwIIIIIBBFRbmxd2t5tveEXUMHEEZA4EEggggyCQaX/qP5D4n7TxPjUXCg3scvHz5/YOY8/Ph86bKiU8x08QPj8PPnw9KtGH73Htp9xvug2B7eMP2A7aZPuXB2+3f3P3RvehhM1tLH5ai+b23tXB7aeri9z7iwEmaWwkGQDrT+oki6R1KOtdd7k7bRLV7zr1q3uJTQHJUMIcNDQVBEj6iueFUd7auXkVUUmDJgTGXDOOuOquUXfPts9yPaSzPd7n+3zvVsCljq9ijZy27+2+7cLgIcpkYvUp05NyWMacC09ynjbDxCK0/qCIgHUAHolt3Vsjy3tuCUP6bpdMM0LhbLH6iAZ+mRMVzzoy3ZZLgOkjxKQvDiwAx4RnWxz2GfvU97PZB2Ry/YnYNbbe9cZT3pNuXYT5qTFxY7ZZzOdbLdxsHn8VTxN/J7n/ANTklatiW1VmxkqIYwydSt6Lyv1D6OXldrl3qbkt+/zGz5ytdtbk2GuKwUWA4Kto/b3DduTbWboby7kgKR5Vzj0p61fnt/mfIOd7ezyq+1q55N7becbTqGW6ttlZddq8oTUtwh7bIrWnA1I237Z//lLXK0VIb19rtjKOZ1TIybd39j8YVgJybGXHtkIq8U86ItJRHLWgVi1hgw6YUY7mw/irmIY7Tcc02N6RC3LdvcIAfqJddDsBByxJYAxBZgtn+VdkyLutryreWtDS9q9dskkQFAR1YAtOIJgBSQTIA2h9qP8AyDfYR3BgrJnt5Zzt3lHiDWaG7cJdENeRYK0k0S5ShQmx9ho5J2QD1VZ/SZgCCuuXc9Ecr3LheVc12V2UDAMWtGTmpD4SuRiVnIkY1ft+p+bbYf8A7W5VvbDa2Hh0XlIUxqBtzAbMBoYAeIA4Venbf7mHsg3VTp3cV7ju2ViPISejShhz0Nu9asevFWWrXxmLOTyklmWxOqRxiD1JSfkDAHiE/wAYerWDNtNuL6LmUuWyAImSWZABAmZgcak/769Pgf8AU3GtHD6rdwGTkIUMZ7IkwYp192O5nbnvLsJdu9uO7faWzlJs9Wt/TZ3fuO2+LpxUeQjFGsl6Brj20yjRllNYoPSYEhgBx0Hozk3OfRPqNuY+puV81TbpYdJt7V7hQuVlmghQNAYSHkEjCK5/1jueXesfTo5fyPf8vPm3rdzU+5W2rBQ2kKxBklipiADGcxVeW7C92IaaXP8AR9rLVm6yt/auV2xuChYUdAilhMG4IbjIySacoix6GOg1Ucerp/I/oy/cNpd9btP/AG30v2mGcgzZKTI/ujEYmCa8dv8A8W+rrNvzRtXu2v7rLWbqnKPpvasjwWTjhiBUb5Xbu5MCx/Xtq7twfzen15ba2eqwKSpk/wDrEoTY4DpQ8/W0B5eOmvVbPmfKuYj/APZ282W4wn9PcWmPV9JcPx/t+FcTveS855c5HMNnu7ABiXsXVX2NoK48PFTdjv4+yfTrXqVhywVY4btWSUjQHR0WQujHXwKg6c+NNtvubXiu27ijOSrAe+IPvrJ12n8KkFicpE9PZRl43QAMjKNV8VYFh4k66HT+/iFWBMg4weNEwIGI4j29PfWEnzKAQNAR0jXqII589ddCvlwS4GcaT+JdNObA1t3ZvOQHb8GSzWfm1ir2BVTK2NIq4hLtYyMdmtF9PWQL6kjBokHJlIB4yuY3eS7Dl7f6k1qxy1cSNRtri0xCFWMtjpUQxzBrZ5Za57zDmKnli3dxzNsFYKLjYLH1OGUQsDUxlRkRhT0TtH3Rym5qWDz1DPNPZozTjKNcgydGvXreorRNk5r64+IwSgo8PqiTU/KjKdeMI+tPSW05Tc5hy65thbW4B5ek23LNGOgJrMjENpI6yDhXRr6I9Yb7nNrYc2TdF7lsnzdQuqqrIguX0CDgV1av7VIxpUzHt639HDdydK9jstWx81yjbku5D9DsxVscUhEw/VZI6U+LaEAIVn6R09IXQAmnsf5M9OO9vaX7d2zduBXUKnmqWfGP0wWDziZSTMkzVre/xf6jCXd1trlq9ZsuyMbj+SwVIGoeYdJtxgpDxhERTQ7c75z3b/MtDiKWIuHL26uPyIsRPJYtVvqPRWtWyME4FaNJXLxuEcBvm5g6Hc9T+n+XepNiLm9uXrfkozpBAVW0zqZCPEYEMJGGGYrA9N+peZekt2x2VqzdNxgrgiWdQY0K6nw44qQDjjiDX57v7gXuAPub98Huk75SmWLD717yboTAQTzfUzUtibIMOwNpV1nCxq6V9o7MqsCqID1kgc+PG/5DReWc5/7bs3FuWuUbe1sdSiEe7t1/6m4ok4Xd2+4uTmdWM519acmLb0LvblltuXRD5TMWa2AirpZiB4vDJ8IzAOIrWzhpWt072Wl6xZz2Wv5Z2dDJJpJNMkRKhtZehSw6elmA8NNNOPJ9wdbkXDKgR3YV11hQ4LAw0mjxjRtWKu5KdbB2ZuaKCryajrKgBdAdCBxkPcuqCARE/f8AbV9LduQpmOPT3V2KfscdozsX2u5XuDar+lkO6u7HmrNIv9R8FtqI1YGDnQ+hLkLsgHIDWLXmefHMBjc3N66cw2j/AIcT8SK0tnbTW7pOnADqwz+fzre5jD8qeB/H7APv8eENVacYdVOyA6fhpyB01+77eDEgZ0DGBBpTifw/n+P2+HDnqpk7aPo/Lx/u5eXPnpy4XfTypEAYUL1+Wunny1AII+PDigaQZ41zypMVKPImpCx9KRuGBCp0sAXCFS6ORpof4Dj5NfzLZV4MDq+PwNfUxhwVy7aOw2qhjsKzn/iX5/l0+dW/pqCzsCxIOug5aeIPF+zds3A0nwjp09kVEyXBEZirje1PeAvU97bPkmZ3oTUty0lZSute2BisiU11JCT14GPgP6mvnx6V6C5j51vcbDijBx3HA/ET7a8+9ebGE2+/UGTNtuIEeJfmfdVj72nUzanx0HkCerXnx6fZY4AZ15TfUGZypKL6eBGgOuvx15Ec9NdeNBW99ZzKI66+D/lJI11011I008/D4kacToYkGq7RxowsuhABI8f8wJ8fj5a8ECpExjTExGmjaSk+J1PLmdD8NB4HX/bw505jCnJkRxo9BKDpr46g/N4H4gEa+H8uAc9VGoHGlSF9dDqdef4/fwlWcs6kAxg0oxyEEc+Q5jmfP8Nf4cPIxoWAnClyvLy5k8hqOeg105c/x4EkRhnTgYYUpROfHX+XMnXw8/DThjBXDjS761Yfvc9pZ+637cHeLLY6AS7g7J5rZHe7EEw/UEY/A5tdqb2rtD0OZa82y95XZZF0IP06k/l14xOcKF8jclyiWr4DEAYpc8EEnIayjGMfCBlhVrblvNhDBYEd/ZX5+W5V/RbdieKSsJoJWhtUonU1Jwo6GiR4/VMSxOG0OpKN5+INm28NpJJSpzZIYuc8orOnkqmTpi/RkIUkRzQyf0rVaywHqxWCdDoAuqOuofq+U8/lmKFW1H6Txo/NB8Ip24vJqvpLPIgQdSy6hutlLKEMcalm1B16ip1A05cjxCyI5OjP4VPackhcKl/Z26Tg7MZaZxWsTL0ywaH6eTVmhm6mHUs/UeTggkDQjQkEHGpdLDGr9i/5byMqvtsDu/tK1iqmPzsuSmNWSDJUZa+NltX8bkKjhqWUoXEYWKNqkztqvUsciEowdXZeMy/t2KMCNVsjHL7a3dtubQA1GHBkdfs+2rKbe/aP9p/uf7P3O8nbzv8A7rqd2LeW3DDuHE+4XuL2s2xa3BujE42rnchlMNDB/pbKR4m9DkFWvZsllryJ6DSfIpPK8y9V875NuRtE2+1/0xbcqtsPrVcpliwJwMgASTmSa9D5X6M9Heo+Xfvre53VvmGrE3nSDcEcFCkAzgSTpGcAE1TfY+7969pIcz2p3fuHL37uxdwz4WuuYycmXy2Oxyx1nhx0uWksW2t4+jYLGkTLIFrSoqOYwoHQbd139pb6iLjgHKBjjlAx68PZNcLv7f8ApW4bZO+o22I+rUewagTI6jJkYzUpUe6k7RpkshnEkRY2r2YL92KXE5CgjO8aW6csBlkKSPqpGmmnidDoYTQdKkTMH+lV/wB0HhuEZVsK9gW0pu/Puq7H0O2WGtzWtm9ydnb83XmsGMjbobN2PgM1QzW4M1uK90GOjjZaVJ6tdppUFq5NDDEHkdRx0npnZuu5fnF0f/sraKxuOcFLtbcWrIJwa5cfSAgltAZ40oSKPNt7YGwa0CP3N0aVXjiRqJGYVVklsshMkA9tbqZZZJQpX1ZXkC6D5RIxbQaaLovVpy4YMAonqrjxbx7KMpE+mnSfj4cNrWiFsccaNR1WIHLTn5A+fPXw4Yvh20YQUOlObXUISfEePLw04HXRaaU4q9g8jFryGg1I/HlqOXA6znS0ACjYx1mQ69BP3Ly8hp4a8OLhp9NHoMJOTqyFdOfMac/sJ08hwOuMzhThJypUjwEh59HM+R10PM/DiJtxaX62Ue0VIti42QJ9lD/oqxqfWaOMeZdgo+/ViBxXfmOzTO6nvqZdjumytt7qJSnb9TU28zi4ivMh71bqB1006RL1efFV+ecuT/3Qe6rK8o3zmBbNFH3Jsyv8zZqvKF1/5EVic6jXwEULL5fHis/qLZKuqHI7BhVlOQ71jB0g99FG33tZeVWpnMgQORrYuRUJA8A07wr4+Pw4pXfVVhfotOe8gD7KuW/TO4YeO4g+Pymmlmu822sKCbWNr49F6i0mez+HwaIqqWZ5DbnYBQB8RxnXPV19jpsW0nvk+7GtC36TQf510x/s/bhVdN/e5vtPnKc2CyW79iV4HmhlMeK3fDmrTyVmWeLlt6C9KwEi+Gh6tNOKe+b1Jz3bNsjtL7WHg+G26ggEEeLSMjnj7K1djs+UcjvrvPPti6JHiZZEgg4ajwOcVHMXf3tfHVqVqGQ3Ln5YIoI9MJsbdEsf9KJF6FtZTH4qo3SF019TTgLHo71EVRG2zJpAkuyLEAZy0/CmveoeT+a7pfQyxgLJmScoEfGnftzuHU3hlq2Nxu2N300uskQyOaq4nGwQBVLO8kEGUvWm0C6BQoOvGgPR/MGab72ra4ZEse8BRHxrNuepdjbX9IO7dUQPj9xqzmApnD476T1vWLzy2HkClRrKsS9PSzMflEfjx1nKuWjlWzG0D6/EWmIzjtPVXJ8z355luv3JXT4QsTOU9g66UJJ9fA/xH8QNfv40SYqgBSfNNyPP7+BJoqbOZsAVgOXzTp9/ypKddBz0BA4GipuizHEjzTSCKvXimsTyHUiOCCNpppNBzYrGhOgBJ004cAsY40xrkj/cMk9yvvRlwve3cG66vaHtPtKTctLZnZeCGS1vLZ3bqxbrGLdG7FinFXJ92d+JQjluU0aMY2jMlNZEMc7Nw1v1ny883u8vCM99WKIw+kxgVGEgYSW/McIgCvWT/FnNx6ft84NwIkeZctxLhYBDf7RGS/lBkmSa0l5nMna4t4LeFfDbn+ohzdzE7imnmtWLVbIwenFNbpQ2a81WWGGJIUqt/R+Q6hk0Tj0vYbq9csfpki0TLR1jhJ+yvJuZbdNpdhwGz0zIz4wD8+PXXV3+wj7rLndn2/8AcH22Z3oky/tbyWDt7NvwmNUsdoe6t/cd7D4GaFUUpb2TvLE5Sur9TqaN2sgI9LQ5Lo2339zbnT5NwG8kESJbTcBED85Dz1uRTK5v2Fdv8xTpPaAPAfcCvcore81kjnqdeWg+z48TzTV4bHLlp48z9p4VOYjCiss3LkdPD+/lr9nPhUPypBuvqDqNT4ePgPA+Wg04fKlTAzMsqRyrHLLGrRsjLFJJGCjcmVuhl+QgcwfHz4GBqn8w40SllyJFUI71e2nsV3UksSb/AOzfbTd1mUOHu5vY22bmTPWdWcZdsZ+qo+v+ZZg2vnxctb3fbdT5F+6oM5O0YjHAkjHuoLlu1dEXLdtgetR8861t79/ap9q+c+pkwe19xbEsSszpJs3eW5aEEb8wFhx2Yv7gw6wBjqEFUKo8AOL9nnHMUE6rT4fntr810mes5k5zVW5y/Y3MNDLj+ViPgZHsqiXd39qZNnYx8tszu7ua7bu5Grhdu7UzW1sLuLLbiz+RM5xW38VawtrZ7rZsrDJJNYmh+npU4Z7Vh0ghkYXF53d0Kt2yhAOLK5xJy8LA5RkDJz4VQu8m2zEst24F6iB7pEd1V93L+3D7ttmK9jCS7K3K8UccsowG58zgbiy9CPLBXObw1WhMEl1RHFtBJ0h9F10Fvb8+KOCjbizJxIB0iMiShJ7csKqXOQ+YPELF0f2k45cQwAywzjPhUT5PBe+vtzD9FfwXf7G4jHyVJkq4DMZfcu343pX6+RqzPU2Tm8tRtxVMjXjmQSwnolQNpqOOt2X8j+otirPsOa3BccyxLjWS0g43RrBIwhTEGDhXLb/+O+SbyE3XLLPlKAAFWFAERhbbSR4RwOQp6bA97/vzw+462a2D3s7kbX3ntlI8VFj6GbwGw9yW61yO6zzWthX49s2N8KsrOJrktPIWIppkDyBmTTtB/MHqPc2P23PF2O/tQPDuLNu5qxEeO5qPsRlAz05muK3f8QenLF8X+WtzDabw5Pa3F1GQQ30hSFjE4urHECQAAL47O/8AIF/dR7LWq2K3zvrH7nkSpBdgxvdztXBj72Qx7yOkVv6ylHQuTVLEsTqs8auhdGGpIOkVz1N6C3oW5zj03tBqmTtb1yz2SNLaCRxwg8IqA+i/XXLlK8q9R7owMBurFu8pxJ8UKrwcIIPfNbAeyf8A5Nbb13ps/bPur9t/Z1Nj5fcOKxu8O5mJqZHPT7TwU1hYcruhdmTYmzls82Nrs0gp1T68pHSp8+Lg3PoLb7O5f9Ob7n/LuZi0xt21v/pM8eFGcAMiloloaBjBIg5e45Z69bcW057sORc02Buqtx/Ki8EJgult5V2Ax0a1JMDUBjW6HYHvf/ak7z2Xi2d7rPbUljL2558bjc9m97+27J4+vcjgWrjDW3JPtyrLbrtAdJp1Lv1acgPmks+ufVti2mi5vH0KFYl9pzAXGUks4FxfM0tqjSmEjCTlSveivSNy437yzZtteuFranb7zYeWrQq2i1ubLMpUnU7SQccBJfe8O9v7evbbdOD2fvn3CbKwWe3VgK+4NuCPvRhty4XKYSfJZDEQZCHO4zHZHFqbd+hLH0zXo5XEJYKoLMer5Zzb+S+fbEb/AJPZ217beayQdsti4WAQkLbe8jMq6xDJbZdRKySsDmN96e/jDk7hOY3rqBh9abvz7YxI8Vy2jhTgZDup0iYGdXi7Z787Z39tYOPtxurZV/al6o8+2LVO5Vko5OCaaY3LkOeq53Iw5ZLl2nMGlRCHsQuDzTTjzH1Fy3ndzmF3c88tbg8yn9WDqIAhVAt+WukIGURqwVlj6q9S9P3eU2OW2dtyPyxy7RNuFMEMSS5cM2rUVYliMWUzlUo2I8hbrfWLg/1dFSO3XGLzkM9KWzWEv06B7C42GSEu5BOrKfNTpxz1pttZu+Qdx5LElW8y0QwVokwNZBwngeoia2riPuLfmi15qiGGi5K6lnT/AGgjHHMdYMCkaSSvuilcwu7Np3quPtwxrbq3mXIQsFljaFZJsJJPJQsRSIJI3LxsvSHVvPi4qXeUbhN9ybeW33KE6WTwEYGYF0AOCDpIhgZKkVUveRzXb3Nhzfat+1dYZWOoZiJNskqQcVMqREg1ra97VTb/ALVfa97k/c7iN0iGl2i7Lb/3LtvB3ui5mV7lZfGT7Z7XYn6tDHFJRn3zuDGkPKPqXICaakuPZ/TXr3dc33225LzXar5jXfNvXfpsttNojbvdnScdbWLF1AqnRLTMQD5/yj+LeV2fU235zttyDynZt+5excM3S1o+YlsNIDISATq/UZRpEsZr8wLc1o47bFqH6iSe5Zhhxi2ZXIlnntslOzP6h0LSvUjlZ2J569RPjx4nzrmW65hzG7vNy+vcXna47dbOS7E4dZ6q9n2Ftzt2v32L7q5izniTAJxxx7cevHGmx0itDXqxDSGnXhroAQqhiqlyjchq0hY6AAEk+OvHLK7MrFyPMYya3NGjSqDwAD20pYTHW81l8Vh6sTyXcnbqY+vDES7PLasJXCqFdkbXRdAQdPvGnGZvL/lW2dWGkGp5PlksCIE98f0r9Db2xdta/aHsf2m7Z1oFg/0hsbBUbqKvTrmLNVMlmGcHwl/Urkob/wCEcc3ZDpaHmTraWPexk/OtnZpp2yqZGEnrk4matdQGij7AOX38tT58SyY6iauRwpxRNyX+3IE/DTlr/fwiSMeFCQGwOdKcT8hz8/H4/wC4/fw47M6YGRHCjyP5a+PidPw8PL+HDiczSgDAUMG18D4fZ5eH8OHphlBzrnLhIADBpNV6fzdXl+UKq9aqApOvn8R8Pk5A0SZAGf8ASvqVzB7T0xodEYFvSjMrF+lwrooQdSkD1XOioOjqGmv8PBhaZH1oNR+FDr1EK2FTP7fc1NtnuztqxOYq+PzJn2tkl1P/ANNnI/RpOzv0A+lloq7jRT4ffx1no7ePtOfWmaFs3B5bf72XfDRWF6m2y77kt+yJa4o8xQP7kxPvWa2O5OEoz6jUjUNproCD56+B/Dj3q0rTFeDbgCMcqbjKQSPEcvjqP5ajQ8jxp2hI7aymwMCvPm58z4aeH4jT+Hl48TaZqAxFeqxI1GpOnl4Hx6jz5eXhwagLgaCJNHkZtBy56+APjqOQJ5fw4bSpNPB40ow9Wg1IA8tANQOWvj9/DEDhnRxSvXDHQeIPV4eIPIk/Z48RkxjNSrj30qpG5AOnjp5MdNOZ5E8MHXI05WcaVa6Pr+X+2n+zhBvdTBTxpdrRt4AHkfHTx1+zn5cMccuNN3UJuHZW3u4G091bA3nQ/UNnb92vuDZW66XSG+q23uvE28DmoogdQLKY+87xH/LKqsOY4q7u0m5sPt2MB1KzxE5HvBgjtFS2w6sGSQQZ91fmEe6X247m9q3f/u17e+5VK1W3f2v3Zewc07RmaLceAtFcns7eWOmZOjJYTem17NTJVZYwAyzlSFdHHGZy3dXt1tVO5gbpPBdAM6bi/UMDkfqXKUKsBBFWXTTdMElTjj1Hp9nCoExeOjtZivFi5LFe1amr1pGlQvFYrz2YYfRnruF9Qay9SgHqB5r5k6t1ma35f5OHX76GAGDzj/SnjksVlMWYLk1G3VpW3sxYy69GzFiswtKy9axPirrpDWuwpOpT1IiV1H/tbSBzbRvJ/wDdAxHET1/Orrbe+qJuWRls3AdLEEK8GDpORgiDBgEUpY3JGICIjlErF0ZSzmV3kDKHGhYs4YglSddAB58RkXAA5xk/Clbby/CRnl07al7a2+M9iB6dDpBaJYYZpDKs08arEFimaR1/5ZAKk6fm1Gg1HAuiXJCZ5kdBWgl51jV7KsftruDnM/dXKX9q0KW44MGNuT7knp/qUtvFzWjZ/TjHYM9WOpZsyI0iKFWUpzU6amncS2saSemHfV+1edyQVExieupe7ibV2r3BxX6rlsALO9zJtSjc3jg7C4ncbYSK/Bi7GTqxiL6DIX8HjJuqGKxFJDZgrRxMvSAVhW4drci236ZnDPH29Z4zIq3cspuAS6DzCBiMDH4fHKrZ/td/tpbb90vuhXsz3z7ob5p7Srdtt8b7isdtcbicZuTM3ti5rA45MXlcluOvuWhgtvbiwuTmlisxVXtR2Y40UEN1cbvL35WNlueabyyt02EtQjOUQm5c8s6igFxipMhVZZGo6hFY+6227ssg275tBIWT9JMifDwgkg8MK7mexXto7E+1rt9U7Xdj9lbZ7ZbNryRWr8FWx9RuDdOVhiERz++N1ZaeTcG8dwyrr/1F2aQRAlIEhiAjFHmPqZd8ynd3EFu3IS0ihLVsHPy7YwWfzOZd87jscarWuVbljrCu7kAFjiTGUt8gIA4AVNZyW0KiL9TuDFqQo1VLleU6+HhC8zc9Phxntz3YIJ1E90ffUy8k3znBOnwoo++O31XQHMfUHmf+mq3ptSOWgZKnpk8/+IcU39TbIYIrE+37qtp6c3pxaB7vvov/AN0NnL1LTxueyDg9IEFCJOo/+0zXEY9Wv/DxUb1QGny7RPTvqwvpp/z3AOndWNrujWpxPONoXa8KaH6jK3K+PgHLkWkkgkjAIHm3Fa/6n3CD6baDrLD7ZFWbXpuyxC6nZuxSajLN+7DYu3vU/WN4dnNudB0YZruPtwTqNCdDXXLUpg458gpPLimOfc03A/6cyDMaVLyB1aRHxNXf+3uX2pNzVhnMLB7ZNRZk/f52ih6kr939l3pFHODZ+2d3bzm5npAR8Fg87Xcg/B9PA6+fFm3Z9Wb4BtvY3jKZytOsxiY8wLQNtuQbQxeewp7bif8AwkxTRs+/HbdtiuKk70bh1UFP0HtccHXc66fJY3RZ2tIFYkDw5cT/APbnqu6P1bVxQf77tpeE5By2P+zUZ5h6ftf5b2mPUquxj3QfYaRZfd3urKNpiOzndXKdR5S7m33t3bsbDTXqevipd2Og58x5cT2/R/NiD577ZDP5rrvhxgKhHxFRNz7lajwC5HDTbUfNhHuJ7KTJ++vfjLEjE9pO3eHBGqTbi3RuvddhOvkGaGhjNrwu3Pw6/H4cWR6QuDC5urCifyWS2HHF3GPbEd9Vm9R7ZFlLV5j1NcCif91SY+NA/wCrfdDlSvTmO3W3ASNP0Tt81qSPw/JJuTcOah8PDWL8OLq+leWp4nv7h27AiD/lYj31Wb1HeP8Al2bYU/3Fz9o9+dBttv3A5nX9W7171rqxJMW3qm1drRgH8wSTB7dp20XQ89JteXFtfT3IbcHybl1uJuXHM+xSg+GVVn9QczaQrW1H+FB/8Wo/Gi7e3/JZo9W5d6dw9xM+nWMzvzdl2J9dNQaz5Y1Qp5jpCBdPLi5t+W8m2pJsbPbAHPUgc+99Rqtf51zXcAeZuLoj+06MP92KWMb7Wu39ZxJLtvFzy+Jms04LM5PkTPYjllLE+J1/HjTt7o2TO3VE6oUCPcKzrly7dkXWZlPWxP21J2M7L7Yx6qlfFVIAAAFirQRjlofBUUeXw8dOE+83Fz6naO81GAoyAHcKd9Tt3h6+hSpECOeoRRr0kgeA05cVy7EQSYos6e+DwFTH2Y5YYI0ZNSpCgEHQLy0HI6E8RHtpVIYn0A08B5ctPt+3x4jJnOnovJP9v8OZPEZxxowAMaITWPHn5j7/ALT9nPhvnT01s5PpFXGvjK5II5aBPv8AieEYpVB2+e6ewcZQ7ibR/wBebLHcHAbDyGZu7ETeGDh3xRq5nB258Dfm2yMnBuCKDII6zwskQZoR6ikAqxo7/e29js725YjXbtMwUmNRCyBPaYwGONbHI+VXub852fLbcj9xubdvVEwGcAkjHITmIrn93vgt34/KbQ7ad5sPkMjundW2FG5d8bAxOXy+0bW5vTiNzGZijVx1megL1aZZGsO0ELOXOrcurxrb8vG3uf6hbYBydRUkawSZEf3dunHvzr7JvXbqWF5bft67bLoLoCLeAiIjwggRj3CMhzG+8bCf9re/3cLt1UeytPbduGOg9h/m+lv0lsNVkLLqGpGyyA6fMig69Xj9B+n75v8AJbe7IAkY+/p8sq+N/X/L7PKvU97l1skosMs56WEx/u4j3ca6Lf8Axme0W8qtH3Ze5jcGLzmP2nvqPt/2c7eZW9CIMLu5trZrP7s7g3MO0hM2QTbGWfG03nXWFbE80PU0iSKlLcum43q31GFu0UkHizKWB/4V7Ma5/bh1ssH/ADuD/wAII+011QNOTyLfD+7wI+w8NUwOFefUcPTdooF5/tJ8v/Xw8eFnTfKkqzISGA5/fy0+P4cOMqamhk06g3LnoR9mh+PidOEaIYYmorzWMEnUSmp0OnLQa/Dz+PDYgRTg1GGRwSszAx6ag+X2/HTTUnglPE8KeOIzqAFxkG4e8u5ceG64+1GyNrwpXAQqu5u8MucyN29rqf8AqKOydm068ZIBWHLWB4SHicuwC4eEgt24EqPZg09sUBCnAjt+77adlnaoJcrEEYtyIBHgNAQQPLTiRbxC4Goiq6oApi7owWCw2Jyue3K1Clg8DjbuazWVyMEUsONxeNhe1fuSFkMjCCGM9Kr88jdKICzKOGDK/hgE9uPz+NPpP0rmarU/tr2Zvf1N7dw9gY+1ubeMeOlsYLcNGrk/9IbWrxTS7c2JHTux2KNSTG17klvKhYyJs3asklkjgCGhTQLeKqMcCRnnMZnrpmuXWGonUBgJAPvkcTjUO71/bk9te7Vd7XbTDY2yimOKzhYLO3Z64DM5SKTa1vAmOPrYnp06SWJ05niyl65ZGmzecW/7TpYfEH4VA9vb3jqv2UdvaPkaqPvT9ort7KxfZ2+N8bcmmdlr15cnRz9GNykrr/0+fw89toVReYa+NdBz158W7e+3yDUfJdf95G+EifZVJuWbC5gBdQ94YDHgCPtqqG9v2r++eBjnsbU3ntnc8UCNLHTzODyeAndoutzGLeJubnqB5dAurRRJz5kAE8XLXNyrab9pgSfqGl4HXwaRnhVd+Tgwu2viccwR148RiDHdVL93e3v3Fdrm23JuLtrmseu7c5+g4VcbbwuXjmzliN3o4u79Lb0x9rLLXc0haCfU6dCf1dI+NtOeXbZu3drum/QAlg1xSEJzTVB0SRq0gQcxxrm7vIEfyxuduhW80CVt4sBgrx+bPTqJnIHhWOwe+fuS9veaxW9+3u5u8faDJ/QWZ8TuXCtvTaiPjstRsVJ5K1hBBip4rlO1IpkKuF6mGoPMaz+subvtTyzcbrztlrQm25FxdVp9aTJLeG54gCc6obT0ts+Wc0POuW7U7XmRs3LRvIgRzauAB01BQdLFVJAIXUoMYVaftd+8L75+3OVx2XwHuH3PnJsfPmbD1M9LjM1RycmZxi4ppM5HjocLk80+IqpFLj1nuGOjZhWRI9OtW7a5/LfON7Y8rnG35butuSuDbZZAU6oUydAYyHgS4JkyZrhbn8Scut3Fu8t3vNdrulbVqTcsQ2AB8xSD5kqPDqaEOKgZVsV7ff8Akq+7zC5zGWd9bQ7abxwFaey2WxtCHcOGz9+EqkONFbcO4LfcNK7YSGN44mMHXOsjes5IVuNC1619Cb/Wu85Ou3QqADt7zqFOGs+WAinzG8TCYWAEAGFZNr0N682J/Q54N4VOI3G3QM4loBvLqI8tYW2fLJidZYnUG9+5X+/bvD30e1ST204/tPHsCluveWxN1dwd0NuGtlJr9fY1+fO1dp4utQrUIhiMjuSvjLjSz1oH/wClkj9NiRIcne839Dcn5Tutx6U/e/63vNtc2um6ENuzYuujXX1fWbty2jbfBiBavPMGFHY+mbfr23u7ln1Db5em0KYXLTNcuFpA0qCiqqFfrlZ1fTwaub7OyvcsUoTLIIajfqEhbrI9V2lr0+vl8zAQTt0nw5eXHlT3xrLRjl8Mca7+xtyi+SDiMj3YUkv0yBS51J0LEnRR0dLBzyHUGlfl5a/E8ZrM1ljGRq8sFSHwHCr9/tjdmn74e8ntNt6xVaxhduZKXe+5GaPSL9J2rH+qWRYU6sNXiEaA6avIAfLjH5si+ULJGNxh7BmfgDRor7ghATiwHsmW+ANd42IDyyNO46TLI8hGnINIxYj7Bz5fDikWIwroBFSBU5BQdRoB8B/HTlrw8gmnpbiP+zXQ+AI08/D/AB4fvpuFKUTac+RJ5/x18eHwmhxGX00aR9P5D46af48+G8U9lMTj20MHP2D7f7Hh5ExT+LPhXOPTNutcepIBJCiNJDacuFE3UfUhB+dj6ag/M3SB0nXz4+Ul1fQcYyJ+z7K+n2ZGGrJurClVbcMYZWVG6ijcmVgW6howALkqF+YkniyLiKsMIJ6z/U0EMc86Oy5sUzWvUDKl2BobMM0JKtHapOjxOevq0ZZo1IK8uY5DhW75tOLoP6isCI7D099IWtZNtwPLgjHqOfwrY1Z70ZK/tv8A1Li9t4TMett+jnUqWcm2KS7JkBVhjpQWp73WbC3ZtJWVH9NA8hToRiPpvlT2eYcsXmKMpDW1bPMtGQxPhxmMorwDm+y/Zb5tmdcLdKSRkJME9kYz3VC1Hv53H3E0MOP2nsrAXMhes0qNMLld73WjrqEltSJQzmI6KqysNeqP1GRWYLoOfQcttbLc+UtzdKj3FZiFttd8tVxm5pYMCYY6QjFVXUxEgVBf5SbJLMrNbCgySLYknKWBGUYzxwGdINvu13qkSGNdy7UjtZCF7WGi2v2jzVynepR/VRTZGfPbzyeBxi4qK5WEMlig2RCnrK9bIVMG43Gy2qorm6+5cB1C2btu2bREi5rv+WzK5kLoQjAkEiKlscms3GkqotAw2q8hYE/k0Ww5DRjD6T3TIt3t2O7kKX1di29/reMQ3HWJDYQ1YJXk+niVBXiZpR0AqAynUE+PEm+a1bZfKAAKzA7cpPX11zxtkEgrDAkR3GPsp1QUmZxGqs7EhRGis7gkjQBVDHU8UbdwloGJqFljGl+lhrlnlWpWrJVtG9GrNJ0kDUqehCAQP4cWfKusNQmKi81BhOVOBMHYqxPPdi+hgi6PWnuvHUgh9R1WNpZp3jji65HCr1lepmAHMgcQ3bZt2zdb6Rx+HxmpbVxXcIhBJyAzPd+FLb4SapDJPZjNeKEM00lgegkQQkSNK0pURBNOZJGnFHzCMTl7q0AgI7OzGqlbf98vtNz/AHZbslju8GLbuDHl87gZ8dbxGcx2Mq5jblfIWcpRsZ7J0aeLEqx4uYQlZHWy4URlupScTk/qzkPOebtybaXmG7Q3ATcR7dvVaJDqLjhVZpBAA+rMSK909Q/+Nf8AL3pv+MD/AC9zXl23X0T+12+5D297tb24NjdNbWzcG0s3HvwTdQuCoNpZZwuk1K9j3J9mMTlJMeMxuXPJBbr07GR2zszcWcxcM0xT1CtmrUE1qOmjaytDHIoCsFLEcdaV20Enc7ZFUnFnjLiIBnsxr52S5fYBk226cH+22T7xIIPsn2VPeze5Hb7dl7J1MZcyVepicXiMk+dzeMkwGFuyZW3lqn6Tj7OYkpWLGYxiYpZrcJhURQW4GDMWZV5/fcy2W0vtaa6jqFB1pijTMgHOVjxSB9QgnGOu2PIt5uuT2+bLoRn3V2wduxK7lPLt2rgvPbKx5F3zSlpwxJuWbysq6VLaTv31PZD7dfc52F3H7kaG+9m7M9wntq7e5ncNHPz2UsUu6XafbQu5vMdqdznDi3YXLY+xYmtbYyLBvpLkklKT/prfXBx269Ucv2e+R9uxL37ltGQY+ZJCKygSA6yBJIBQQx8KFddfTm7ubF2uIALQZ9URECSCcCVMZCSDiMzPEn2C2FtvuJ3v2ps3eu9ttdtNk3rOQz27N6bnz9Xb2Hx21dpY23unLUsdnLbLWizefjxy06Q1d3km60DMoB797v7fZ3r6EG/bSVWCSzTAACgkwTJ7JwrI9PbLZcy51t9nzR0tcvZ9VxmYINCgllDkhQXAgEnrIMxW0jf8XbTvv2ozHcDM0sttzsjiZYu0ftH7bbUqLjN09x9xQg4qt3CxmKl1kt5LcWWqfQ4WG30VaOEqXLtpE9dpE4hWu7fdorPPNLn6lwmQtsHEqxOGAxuEcSqKev6I3205Tz/k1zcXbTJ6XtjyNilsaXusBpF5BmdbArYVoHlK918GJGqzub213Z2h3fc2hu2DHXL+K+i9XK4i02Qw7teqV7i1mupCvo34UJZoHCzFVEgVo3Rz1ez3dve2fMtMRjkc8MMOzphlXgnqD09zL09vf2u9UNawK3F+gzjExgw4qcerA0jYvI9MgSVWnKqwiIVQGVwuvVIwLloATppoPzdWnnc0KtvWuc41k27sN4sQMqnzZW7YaNmtJfkl9INFX9WOXqlq6kyOixtKGQTI3Nz1cvLzEBW2B4cWNXxemCZirhYDeN6xXiTHUKOJq21CSZvIMtuxPE4VI/0vHVbDrMx9RkjjLD5jqSCeMy6gNyTmDjWvZuakAGZ+XTCt9P7dHcTa3ZzD9yszY7edxN8d593TYbDZO3hL206mPxfbnG1atnFVK12zeW0iZ7cUskt70opoT9LVQEdPzY/MdlvOd212ezNpNtbYl5JBZjgpwB1KBMdRY9laKbjbcqT9xuPMZnywBAgZYkQfie6tpNT3Bd3sqqWMH7f8HieY9GTencK/ftnn8sklLbm06pV0010+q8eLGz/j/dMnmbrdWrT9QRnMR/dqXH2Vlbn1ntlby9vYuXV4nUFx7oI+PZR5+5Huny+q1aXaLa6N519p7o3DPGfDVZszvSKo5GuvzV+enhz4109E8t//AFne7hieCIix7W1zPGQKz29Wbk/5O2tr/tOTPsGmI7DRRsd7p8z0/Wd7MliE1brj2jsft5gAvUeRSd9r5K+pC/CwTr58XbPpP0rZfU67q7AiHulQeskIqY9BVV/U/OrmCCwiniEk+zUTlXv/AGW7oZpSNyd7e9WaWXnLDJ3K3Pi60g5fK1Xb9/EVUXkNVVAv2cXRyL0vbBRNjYKf/UNy4T7XdqrHnXPGxO6f/dVF+SUXh9neyLzrPuDGT7hsFtTNuO/kNwy66DqPqZy3fkYk6g6kji3aXlu2Ova7XbI0RItID7Tpk+2qbbvf3VK3r99l6i7R88PZUlYL2u9vsOF+h2phKTDXQ1cVSgI5jw9KBWHUT5EaDic8w3KjTbbSvUMB8MPhUAVYE49+Puk1J+O7M7frdPp46qmgAOkKgAcuWunLQD7OZ4rvur7nUWaO+iWF+nA9Oyn5Q7b4mDTppxLp5CNB8fv8uIC7HHjTz141p/8A3bvd1jPbtB2c7DdqN47hw/fnem5f9e7jTYV7K1Mts3tdisHl8bjF3DbxFaxHFNvzcGXjlo4+fnLBi2sSCONoJH5rmW+/cb7/AErbMfNtJ5l0gldMiLaEgiWaWcgzpUKTBZZ6fkOzVQd7u7YO3uSlsFQ2ogjUwBBwWAs8SSOBqlXbT3/e8badaaxf34d8Y/Emq2Wrbsg2turI46nZKsljJYuzjI9zY7qjfVBK0fqKuqs2vUMYb7f2bo8q9cC4wGOoHhjqDZcMYrr7nI+U7i0Tc21sERJQlGHsUge8VsF7a/urzxnFnuj2w29mMJcljil3H24v28Nk4opXEK248JnbWUwt8GUhTGtqpo7BSy8yLdv1Du0I/cW1dJxiVIEcJJBMjszzEVk7j0dtLiFtlee3cjAPDKT1SApHf4o6jW5Tt/urZfc7Zm3u4OwsvXz+0t00WvYjKRRNBIfRnlp3aF+nL/XxuXxV+CSvbqyf1IJ42U6jRj1Vm6t+0t+0ZtsJHDoRke2uF3O3vbS+223C6byGCM+4g8QRiDxFPVacSnkAPDwH8f48STwOdQ0MK6Lz6dBp48uZP2cOKVZemg56D+77Of368KYpV8OkH/EnwPDGYpULHIFJ5gaE/Hx4iJmnodrGmo1/jz/xB4E0Qos9nx5+PMfDgSYoqT57PI6nX4c/s/n48CKVR7vvd+C2Xt/M7z3TaWrtjZe3Nybz3PZdggg27tTE2M9m5QzMoDDG42ULzGrEAc+EZFOvbl9grkG9vfZ/vV7ut9bu/cB3tasbC22neCPuDN3d3dKY9vT5S1m1x+F2BtnG2qeRvbypU5bFDbNeKlB9LVSt6RlRomi45v1B6p5L+9f0FsbTcx9TXLCPc29kqTtUuMFW/urhIXbgkzbDMXuGFt22ma6z0Zy7dWeZ7P1jvri7PkVncgh7pZWvacTasKPFclQylgFVSGlgVIqzGx/eb2upbfozx90dm7t3n6dPAtj+2OYy/cfLtlGnkq4nCzYfFNncrU3JN65gix0Ku8bn0+lCAo4Hc2Ht7wbU2ryXtQUB0IaZgACOvAQK+st96l5Iy3Lu13Vi7sVxLK63AJEmSkxlPihuutRu6fZd3t99Huatb+wmwt64/tHvXL5DFy9wa+X7UJlY8zt7aabqym18nt/enc3ZdvD7wr4fqaXFTH9VhZBGYPUJVfT9zzbkvoP0Xf8AUHrDeWNn6e5dYe7fLXUS5CIXNtFYFjecjRbQKxa4VUDGR8s8+t7r+QfXKbL0zt7l3e7x0t2yUYqJMG65H02kBLuxI0oCTXS3kf3DPav+3jtTs97Ze5uA3dtWTa2w8djtsbf7adqsriMBgNjY4PQxOZjxm7spiJsjBnsvBbksWKtu/M+Qew8zuT6j/Of/AI1fyd/Jn8q7TnnqX1Ty8WvSrb8jlkLasXbdoSTtrtqdZuJba29y7dIDuxNotbM13v8AOHoP0V6A3HK+Ucg3StzY7WdyNbX1dsjeDrNtA1wOq27ZJVRFwKwxf2A/eY/b03F9GIe7+7sVJdcJHFmu0W/EWOVj0mOaxh6GbrEqeX9JpdSOXH0/quadbWrgUCSYXD3N8q8JItgj9RCCe37q2fNOVJXUjTQgaMpIYKykqyq66qfAgEeeh5cGCCAeEUxwwoNrGv8AHT7QdQAPHx4IYmKGi0sgI0PhrodNf5jmCNeJIHDOhpEtqG108+X8fsOvIcCBJxopwpo3qynq1B0PnpofH46/D+XDNnFEDhTSuY9WPJdOXiRroCPE+enP7+BU9eVI9lVy7bbenHdr3U5eZAauU7k9qsZQl0BDLtf259sIL0AcjUipfy0gP/CzsPjxNeB1qcQvkJE5E67pJHsK9BQKCGJaIMR7MMfbUuPhlf1QFXRUlmZ3dI444YUaWeeaeVkir14IkZ5JHZY40UsxCgkMpZ4AzpYau2ql4eKx7jdz0Nz4+B4fbVsjNV8vs7ITRlH9y/cHB3OuhvivTmjWaP29dtstXFjASSqP9abhgjyaL+kY+k+RZmOo21+kfUes/wBo7AfqPHIYTT4AYQTxP2D7T3gcasFNt8StqRqep2LtozFiT19WpJJJ8SeZPCONCRhhSVY22urf0wxPidNfgeXMEEfw4KAKUdVNq/tVJCpaPkriQHQj5gDoCfMEHTTmDrz4MOwwFR/VMU2rm1EIICA6AHkDyUnxB1114mS6QZbOaA25GFQT3l7Gbe7vbE3F2+3Qs0eMz9ZEiv1W9O/hMrTmS5hc/i5wPUgymFycEVmCRfmWRAefPW1a3brcW7gSpyOIIyKsOKsJVh1HCDFVN3tNvvNrd2W41izdXSSph0Oauh4PbYB0P9wEyJrW37cMq+I3/vb21e4O3t2n3Aw+ZEOxsbj8ZDQqTVckclnpGym6K982rWV39BbTJ46q6xUK0CPVgJlRg0t7aWLd43NOvaFFIbMqCxUamgERgmJOIk/UJrbPdcwt/pbpmF9DpYwVW4QAfMUEkaXHiwPhJZeFWf3l7Kewm/fVfcnbLat+0eoSz29tYSzaV+SFvrDRhykTqyjVvqA3P+IKqW18uxdupjP1SPc0jrrUa4743Ldt+P04+8VV7dX7SPt+zTO2Brbi2fN1OFbbO6c7RhQszkkY7OvuvE6Kx0K+iijTQADTiQXt6v03EZSPzLB961G9nYX/AK7JSP7Dh7jxqsu7f2Z90xLK2xO8VptFc16e8NoY/L1wPCJDktr5jDW1VT/mGOc/Zz04Q5k4Gm7aJIOJV/sI+2aiflW2YHybzDq1L8MI+FVs35+0p7tNr0MZewR2R3LuZNbMmVwWBzD7QsYMUTHBjpIb2+7OJrbjfJRvLI0YNSSs/wApWRWV+BHMdmAyuLloGCCygz/wzEdRzGM0H+jbmA9l0uMMCJiBnMnPu+dVA357Sfc321jltb19vneLCUIkf1stDsXMbmwCj1OoyjcO0o9x4dYiYy3WbCpp9hHElh7W5CpZuI9w4wCJyy4Y9kTUL7LeWwQbbERJIxie4nGt9P8A4+3ZSZMX3z7+5KhLGtu1iu1W1LNmrND1ehN+ubukqGxGsjGu1apWk5aqzFG+bUcY2+cXOYRGFlIHVqbP2gAg9hFNy+2fOMmdA9sn2dQ+NdOtCuECgKPLn5jT7PHUfbxEMcTnW2cqc0IOnw005+Gg15n7iOFpmlNKcPkPtH8/93DyMqHHjSgjaDkPHT/058EKUUOr6c/j/D7vsPAFpwpj2UKH0/Hn4/h/Ph5wginiDXNpHJIZmhUM5JLqVY9LNzMi6kA/MfE8j48fKYtaWGZgYV9NzqWThSkq/KEAdAiqCqKCdNQPk/qc2IAJPLkSPHhx45Dkk8KfUQfD9XGhFjm6WOkYhQDqbqLyAOAo6uv0k6inzHnpp8ODS0dJDZx8Og91LzcQatH2wy1SfZJxV+6UfBjJJVsJXkuMKcjV79OFIYYpTL1zWzGFQM7IrAa8zx7P6J5rYsckG03l0K9gtB61OIPeCch1V5p6u5Xudxvv3m1tl/NCgjKGHhxOEYAGoovZ7dn1jUsdhclfoxQT1bgo7X3T0ZaQWmjnvyT2IMN+lpnIWWVq8TyxRKnS4LE6w7/1SbfMGXbqg24GKqHYHT4SSztJNwjzCF8C6tCqAIrW5f6fs3tkDu/DcMGGdRplQdIgGdBwBbE9dH3g7lZmSrDZpXKGJpV6uLx8F7dWKwMcGJrO1yCutWzlLl6vELVhpJII29IynqKFtSaW957zbmFw/WbZAAGqIRchMHIRhMVY2vKuT7JiWa2b2qS0FvERpwy4CMp6qu32o7nYHa2z8Rit52KljLU6H0dibEPmM4J1q2LKUp55WoxxzTLQMMTt6gXSIaHTTjp7PqW6dlaS8mreqgBxMGMJJzmOrCZrj+Z+nNre5hdu7W4RtnaRgOIEgYxnJymDVEfeL2Js+67eeEzmF95Hur7EbVxe1J9tZLt/2Vnq7T23n7L5S5fg3Dce1u5WTNCtfatJMa8jPFDDpp0aGn/3HvlveYlmyRhg5aJGOEHumRVO36T5elxrl+9uGZogLohY4iVOJ6ZVMmR24m7dq7X21uXfne3d1jae1dubSgz8O+aWycllqW3aMWPjuZXH7QwZxdvKZUIZLll4jYnkc6ydICi/ufWvqLfXn3Grb2w5kqttREkmBKkxngCB9lceg/TS3C91dw7FtXiuMcTjwIHHKO6i+L7fbH2ft7O7di2kTgdy0lobrO79x5q/PufGJOluvjdzZJ7OCmzGOqWv6sUc0jRwyElAo00zr/qv1IU8ht2yW9SsAoC+JTKtEYspgg8IrT23pP03ZvW9ym2Bv2WDIWZjpYEEEYxgccuFSpuT3n1oZJk3V3r7UYl7HqvagbMbDlstK/U0yy15bWVvGRnPzaqdeenGOLvMN2xwu3dWWlS2PsBrV08r2ceKykf3OB9o+VRDL7se1Veee1R30Mtfnczzz7K2DuPIWJZmAPrfXbY2NXqyyyDXQ+vz8jxNtvTvP9xjY2G4JnMoVk9cnSOOdPufU3LLKCzuN8osAQE8xmUAcAstHYIpPf3ZY204/Tdrd8dwsQFjaTCUcDBLrqBod37xxllFBbkfQ08OXlxpJ6K9TvJNjyh1s6/eYwxyjDOazG9X+nkwS6zkZwpGfVgJ7u320yd0+9KrtV0gy/bd6GTMaPDjdz9zMLJnPQcdSztgtp7a3bkIoujQ9UkiR6HXq058R3PSd3aMV32524uiPAhLN7MAPf76sbX1Em+b/odvfZDPjYBUnqJk/Ce6qq+4T3SZf3J9pu5HYWDbe3drVe4+1LO2ps1i2z+6snj61m9j7565YLUFCkkklBY5fWqk+nIyqgYgjFPKdm26t3bzs72bquqxAJU6hLBjkQDAiYg1pu2+3W0ubYKttbq6S2onPMAQO49hrQV3V/b07h42zZx+D7gdu87ahxUlxMHLQzuEkeII0hqw2MrhqlBso/UfS0m6V5HrGunHd7fnW1FyTbuagczEdvHh8a47c+l935Z0vbbCIE4YYcAPxpBz/cL3K0r3b3OZnt9iqNHtx28j7c7LxlHYOTpYPbSUsNiMdld+42HE5i5XbuHFhKYqS3Xd6YheWIRrG7gypY2G4a8S6TfaXPh1FZ1aB1LPHMwOoVvj1X6n26bUFAqbTb+XaTSdKtpCm7En9TSIz0gEgDEzWXuPm+4u5K8W3cnuvcF3bmMs/XY/Cz14cdHfuy2ZpJM9k72PrULe4MzZszTN9TeaWZIz0KwC6C9a/YoA1hB5oXSCDkOoDEL2xieNYnMebc65jY/Zb6+77adWkgYtiZcgSzSTEmBwioorDOVpIlHoWBGZOlJ4GQBAyh4hbrdCFmOmnSG056+PKeA9skE51g+XpMKIFS7tiPcoqi2KOJoO0kMUdu961qOJ7JKFzVEcTWDEofpVyuoGh18CP1SggqBVhLDhNTCB86ub2q7Z5SL0M3H3Hp2LFcSPT6a0cTVXdVBjhoGMxwPrqF0/qJ0aJprqczcOFuFWRp6+6un5btJXWtwd0Yz2zW4T2CdzL20Pdj2a2nufLw5fD9xDP28ytsRiGCQ7nsjHbblkRiypYh3PFTYdIDFVbTqB4m5IiXdw1pFh2BjiZALRnl4TUfqSf2eliDpGr3H5wSB311eQbPpxED0F5ciCo1DDyPLXUac+OgLmImvPwMcMqVoduVE0/pIOeunQNNdPDkOALwcM6fDM0qRYaBdNIl+/Tw+wg8vHgWY5E02EScqPJjYV/wAoH3D7/Dl83Ax1ZU4YNhlRhasaf5QPAn7P92nDzqEU+R7KHSKPl4DkdeX8dPHlw+mMKYMTgKPRKgOgAH933kc9Rrw+QinFNjuL3J2R2g2Rmu4fcDKfpG28HCOsQ+jJls1kpQwxu29tUJpYP1bcmZnHp1q4YAc5ZWjhjkkWhvt7Y5ftzuL8kTCqPqduCqDxPE5KJY4Crmw2O45juV2m0E3TiSZhV4sx4AfEwBiRXH13+27uTvf7gu9Pub3o4kXvBuuluGh2vu5Xdu49ldv8NicNiNq7X29kcXiLVNMg2P2/gK/1eVjqZOH6ppJFpRQKpbif3Jl7lwAX7jvcYqPzOZ054hRCKxxgAkcK9U2vKF2dpbQdriqiqAZ0gKM9IOEkljwqpe68NmMXnqe4dn4+nsXPbHydeeK9tizftYa1SaH08zhK1a3LJVo4TL0bPTepwRvjLTelYA9VA8dlXDAWwZtmYwGXf0+2huW/LPmqvl3VPAyD/XiMuNPsbugkluTqTjI8jlX/AF7GxLJWx8sG6IvSqZ6nXcvBFFDnq8layF1Ecs0rAkMmgvYcNCrKxn2nP31N50p4iB+PGumX9mXc+QzPt+7w4TJ5mK9Y233wit1sP6Bjs4ijunt9tyy+SmkKgWINy5XEWSnRoiS0puQZ216XlAtJy5EUt5wuPqByEwVgjMEScQK4P1ULn+pJcYAK1lYPWVLAg9WnAdoNbdi+n/r5fH7eNEtjhnXNUGZQBz8vt+zhycMM6VASWNP82nMj+f8ADgC3WMaegDZ56a+Z/wDTw4U0opMy+4sTt7HTZbN34Mdj4NeuxOSS76FlgrRLrNZsvp8saAsfHkOYdEa4dKCX6hSJAzwFU92v74tqbv7zwdoMV273fYF/EbxyuN3HUyOLuSuNk7UzW8cn9ft2Kv61WnYxeBnVJY7Vh4ZSpeMp1Ea55BvVsfuGa3ogYYyCSBGXbVP/AFHbm6LI1asceGFWU7adx9u93+3GM7p7JsSXdqZDMZXa92RijWdu7vwUiJlNrZ0Qloa+Sjgnhs13BMN2nYjliY6sqZ292N/Y3DbvDKMew5HuPD3ZirNjcWr4m2eJ+Gfu6YU45rXLx56k+Omn3/H7OKNWK14/uWZqaf2zZvt/XxW/c/D3fzeE2JuzCdq8Db3V3KvdoMMmX7sd+02Rt2hYq3MpuGTsx20zVSsiSxf17qdTqCWEO5PMPJI5UFbmZIW0GKga2MBvHC+GdUMQsAzVrZJtG3Cnfz+xXG5EyUGajTJlvoEAmWECteO8cR7mMPtaCD24Yj3Gbf7lJsbuj2wxvd3Eewntt2k2bsntH2Sjs90+x+x9uYHvf3tfBbW7j7elzVWtHnNuVr1nIyQg2Ee46TNj8v8AT3pX0DyPfcwdf2/L0tXN3vN1du7c7vcstk3bm53d60nmbhoU6NRUWx+kugGtm5zDnnqzmm12Fk+bu7t1bW326Lc8ix5lzStqzbutpsjGIhoCiZVAA3e2Xse7ab33D7lO4PcLvf2/3R3L7B7G2bne7m/9w4rJmT2t2dl2T3Q2LuE+2/be2tn9ue5Ha7dG0MbkZJLtrcFG5uHMx5C5OJ4XSlHz38KeuOZfyz6esev9/sTteSby7eXlO1KM29bbKzW/397ckm21/cXF8Fq1a8mzaUBWuMzMej/knkG1/jznF30ly/d3L/NzYt3OY3yyJtxcdA6bW1YUK6WrNtpuPdfzLl12ZggAUWU9mXZibEV8/wBwd5Zz2c72x+8MnQ3B2s7me1Ptgva6fuBsK3jgcTmMvClvBbW2/i8vh/of1DG7JweLqZe7WE2Tu5aQK8fwL/54/wA58r9Q84H8Men9w+45HsNxau73cP8At1e5uPLfRskJu22uWtqbp/cPbDF75WyAvlsw+iv/ABv/AI/5l6e5YfXXMbKJzTmG2ZLChXZbe3ZwTeAKuq3txoVrZeNFkBxJuDTJf7hew9jdx/a7vbeO5dsYifdHaGhT3DtXcFjGw2bdTHnPY6hncAzSx2pp8FkcdcmeWvI3pJZWOUBGXny//hn/ACfz3Z/yBs/SWzd7XJeY+ZZuWMRbYpbc2ntqWdke2beLFhKkqQBC1p/zp6O5ZuPSu45xuAG322UXEbCQZXVqMCQyysAY4EzpBGhf2edkcJ3297fYPtvtzb2Jr4LaGQPfPuY+DwmMrPS2b23nq5Olj7f0NcxVotwbnFCgqsqqxuA89NeP1ouXbv7byScLh0yRPaTPXpyzr4bu27S3AFA8Mk/IeycSO6uw+zekktStZmiW5aknsvAbEP1LsxMliQQeobDIhbViFKr5kcAaYjDGgPqdSSW+z4eXj5Hx4VDjWSz9XmDrp4eH3H/Dgx101AynqHPy10PjrqdOXIkeHB9vCmpHsRBtfsB89Pt0+3TXhgAPFSmKRZ4FIOoGvP4+fmBz0PAsCTFEDhUW4yevtm7uTHZ2neoG/uzcO48fnYcXkslic9T3DdW3UWS5iqd047O4essePlq21iaSKpFLXaWNiIzuDIiCsADsgAEEZ5gkHIg9YIB6SYjOAPd25dvfNMbc2xbHePMVqm7aN6l2Xw4M9jY+VhkoT959xM4NSxv3FN03Ye0u2FQvWwNsRNuLJSCfIQfQ1YK9oNZI0jAHPMHu7BxPEnDLNyQghY18SOHcevrI7pqYnoKAB0ooRI40RUWOOOKFBFDFFHGojhhiiQIiIAqIAqgAAcMD2YCo+yi5xo6TqoB0118erX7NNeYP8+FJ+qlGNE5cSDyIHh46eOunLX7+fDkyZpiBSTYwy6fk10115ef/AK+PDn6pyoYwpBs4MHqHTrzJ06fhr4nmeCDEYkUhOVNLI7eVg4MfPTny+XnoAfDUePE3mQcqHT151rx953tI/wC8OJxm+tmYxn7tbFSJqMFHIjbmR39tStbORubKTP8ApyxYjcFewGtYDITrJDSyAMUwanatI2ny7erYuBbzKthjDFlLoAYB1oviZMtYXxwAy+JRUd+359hrP/vAeDELjmFk4CTkTgDn4SaR+yHflB2vobh3/by+5No7esWNr5zuwmAsU9w7FzOHlWjd2h7jO38An3BsHeeCmKw28pBFaxN6Pos9UKScScw5VueW75tndCi5pV1UP5ivbcaluWbo8N6yy4oxh4lWGpWqDZbhdxZ8xSdQJDqw0ujLgyuuQYHOCVOa+GDVz9u2MBuzGxZza2Xw+58RIiSLldvZKnmKJ9ZVeMSWKLzJC8inXok6H0PhxnM1y2ArgrjhOEx1dcdlW1ZWEpB7qddbb8bDqWMnXpPhry56c9OQH2cRs7MZHVTKATJwpz4/bjOyxpEZC7ACNUdmkJ/LogB6mJPgPHiI3IwqVoMEVEvc/wBzfti9vF25j+53c7A4LdOOiSS9tLbVTJ7m3tSEvS0Yv4badWzNiHmU8hflqnp5+A4Y7Rri6ykIcZIie0cT7KkBdTAaDExPDuqryfvFe2mtJDXo7R7jVqSTWnmyeej2+lYQL6hSaKvBnTMZ7soRm6pT0o3+dx0mq0WiQMROYnP3TUhRnGtzJ6+nvq8vaz3y+1vuntWpunbvdzaNQzSS1be38xl62O3FTvV5Ejnh/SrDR3LcGsqNHNEjJJG4b5dSANu8txTAIK5/YfbwqHT4ioxI6Ydfsqyex+53b3uD68Wzd34HPW6kLWbWOo5CJsjFUR/TN36F/TtTUer/AOciNFqR83xl8xfp4nLtpirD6gakhB46EnzB5E6c9Pu8eDU49tDRpGH+J/tpz4IEE4UjQoceWup11Gn4Dx8Dr/blwGE4UuFZep9ngfD+XP8AEcEKaMca5v7MUskUdnrNe2rH0QhhSKWVC3QGBckrGSwHIdQGh04+W7i6kwIV47sa+mLdxkMCCtGIZpo68Ml10SVoh6iyD0oEkGnW8diTRQXZAfm5acuXBW7MhQ+PcOP2+yhdiHLDAduFIk/cvZGIZ0yu7dqVXaJo5IXzmKEiyQqrOBDFasWebeACFj+PGvZ5bzHcqW2m13FwAxItvn1ZVmX+Z8t22G63NhGifE6gxPfXuC787NxtmylbKbyyFC0sLdGztu7yyCTT1m1iEs8OOpUZI0imcAmQhdeXnp03J/R/qe8Sx2d5bRGIMKRlwJyzrnuaesfTdq34d3bZgRioLLxwkDPs99LtnvvhppVlw/a7upmnXU+rlodsYCGRXDp1O2X3TatIysfE1+RGnPjsNt/HfPLjhxbtWx/jcfIT7/trkb/8gcmUHS1y73LEdxOFC/8AebuNYQJg+0WCxqMilH3H3BtzvGdD8r0tubSEJdQAen6r8ddeN6z/AB7vfpvbiyh46Qx92WHz7Kyb3r/bETYsXGaZ8RH2TjRdd89/7g/p2+2u30f/ACUNobgzskYJ/wAs+d3XHAT83yn6fQHnpxo7f+O9vbbVf3bssZBVHzJOFZ17+QN3ctlbe2to3AyT+GPTGsTB3vyQJud2Nx0xIdDFtrbmyNuLGFDN0xSRbXv3lLkecxbw5+PGnZ9E+nbTA3DfusB+ZgAfYAMKy39Z+oLiwDaQHqXH2EzWA7ZbsyoKZnuD3Vy4k0Lx3u4+7Y4OnTpKmnisjjKKo3UAB6eh+HGjb9Oel9uQRtLbdeosZ+MfCqp576iv4vubg7oEfDtzo3W9te17TLLe2zSyky/KJcxA+bmdtVGplzLX5WHIctTxaTb8o27Ra2+3E8dCkjskg4dVVGfmF2WuX7pXq1mCesjieupRwXYXEUFRKOEo0VXT5KNGCkASw1QJWijAJ108NB58uLib8IP04XujL2VH+2ZxDEnvNSthey9bVQ1cOV0IDgsSo0HzKfzAHw5ePA3OYXT4icKe3swhw66qd76+9Nf2u7Kwe0e3y44d7+5leeXbtmzWhvRbE2hVsGjk992qEnWl7MXLx+hwlaQdE1lZpnBjrNxwHqr1FuVC8r2JI3V0EsRmqdSj+5jgCchJGIFdVyDktreXWv3wDt7ZE/4mzg9gGYHZWlDE5LLUGv5bNZjI7h3Tm5ZbOYy2cuzXrdia3I5LZG80hmu2ZWRj0oVhRVKIOhOocRdS5t2AuH9dsSZngMzx7cRjNen7NEFsIBFoZDL3DhViu3m9ZceIatd4fq3/AOos2dIYzTqK8bzTV4NBFHNIWEUOijQt1t8TU16rsZmOh9vGtK2wUaYmpnkz2LyNfP5KeulhhPCtRSI2FR61CKSRLZZj6o+vUGdz8zyOCQSCeIL+7e04t6oIz92feKsWtsrqbkSKRZ9lVpcFSmoSS463Fbxc0ksTGIVZcrVpI82pALKuSRX+YAhZGDE9WvFZ+YEO1qZU5Tn18O2rC8uXQLkEe+kXL+37Yu/DVsbo2xiJRYozJbuR1lx12pbiytqjfNe1ETZWlVyssMyK5IFWV9ddEAW253esibRhsx1e3plQ3uQbfckeauMZ5H34cc6gHP8AsJ2vYvG7gMhaxVe5Hbr2MJagjLYzJ0JXgyWIWzVFqWNqqsHinjglimiIkYoCuulZ9VXlXTfUsoxkYdWf2x76ym9K2y48s6XOEH3dDxqsPfD297w7AUcBns7hczkdhZgTpiN5YqmMthJ7wbpkxli9hfq61W3XqnVFnau06MCoBYLxv8n5/s+Zny0IF8GSpww6wDiR7+2uf55yjecpIN1Cdu2TDEd0jAHDjFQlh+5ObSyi7c27ai10insZCVKUFmJ5F6w1RfVb5U8GIBfq1111J3ntG6SXkL35do/rWGm8a1/lAxxnAHswrfV+x12Utd5Pc3vDvdvk1MzhvblszF7lwmFmlqyxV9/7uzQ29s3NNi5hJcs19o1Kl66to6JBkjRZtGMYOxy23b5byq9vU0nc3bosIZ8ShlZ7rRw1Ivlqep3jEGM/mu5uboi2xbScTnGBELPHEyRxAE116qFKqwIOvzD4nqHmfHmT+PEczjWEQaFGg0AAH38vx5n7OG7eNIDhxrPqA89eWvx8fH7OFRBSBjjWLTBV1JOvP+w0Px4fsoQQMIpPlthT+Yaa6a6DXw8/sHBKJ76WInqot9eoPJv5+X2fYeJSDTRjIwrOXPYzG072UzOUqYbC4ihezGbzN+VYaGFweIpz5LMZe/M5CxU8VjastiViQBHGTxDeuW9vafcbg6bFtGZjEwqiSe3DhUiB7jratDVcYgAdZOAHtrkr7i/uJ5L3s9zNz7tkE+O7ebJ3Hk9vdqe3zHWrjdmWZ5vQ3LfQj/rN8bkxcNe5krboDXLrUhIrxKG8+vLu9/dHMd2BrdfAoYFbVsmQq5YnA3GPiZsMFCgerchTabHaHbbQS0/qt+Z2HE9QX8q5KMcSSTGOYzG6oMnbi7cbnx1m9SENmbA5SZmqS1phHLW9WGCWtkqUwiLBLVeSeJuYkiYj5YltD6mkJkD0zrYFx0bwET1HL8KifKd0/r8vaxu9tg/p+4pav0dmLB3rEsd+nqLFiSvP9DHUuTq5Ekh9BXkQ6mZh1aWbez8tfMRyVORPyw+I4Z1Xfdaybd1ArgcONM7O7kp5WGpXqZ7Hzbc9WSgce228FDFUilV2Ne9kKtqTO4e/HLXiZW9M4+wY+ZVyrcTi4EEE/qnjPwj7p6jFQOdajSQEUTl8j31P3s499e4/aB3kyW/9t7Tye/cVe2JmNp717bvmJ9oYbuhVuxnceypsXud8XuGnU3Lt7L4+WTHXXqTRusz1/wDl3HaO5ttxe2rNcCq2oAY4d2In+hrA5nYTf2fIYkMhLKc8eoTwIwOPUeFdcHtC9zWL94Htu7Y+5LC7C3N2xw/c+tuO1jNnbvymJzWYp1ttbtzm0HyKZfBx16GSxOZu4GaxSmEMEjV2XrjU+PT3LN+ywXcKFuFFYrMxqEjHDhByGdcFNski22pASJjOM+JyOGeYqxEtrTwI0+PkNfIjgcMjTURe1ofH7PPU/cPt4AscuFPFJ1i7YEFhqSV57ghmNOC3O9WpNaCMa8Vm3HFPJWgll0V3VGKKSdDpw4UT4jAnGkSfbWrHv33z3HJPlMTuVZcdnKE81CzhpI/p48IyqC9WrX9SRRFIrBxYLN9SjK4dlZTx2/KeV2zaF1CGtkSDOf49nCsTd73RKMCHmI6q1D763xvPD5sbo2DvHP7C3viXmt7a3ltfIWMdnMBlHhkRLtW3CeuSF0lZJ68gkht1pJIZo5InZG2N/wAtXdbRtqWIDjPHAjFWw6jB+FVtjzBNpvLe6e2t1EPiQj6lODLj1gmOo44Vev8AZ9/cYx2ze/ud9vXuFoYnb2z/AHJTV8RkNxzV4YNj4fvzjHki2tZyUEfp1NqYPuljJpsb1kLWiyi44RvHHIoi823vP7lnmVvZc0t+XdRTauMY0HHwsAZIVhnJIkjITHod70xtrnJzzfkl03bBbWq5sEI8QJGGpD1RIB459Fventl/20x+X3hDZeHZGHrzZDPtfFiW3tGjChls3sg8cUslnb9WAF3tka14h1THoBl4XMNv+3stu7C3LltQSURS7wMyqjEgZkDECcxlmcj2W757zKzyfaG0N9fbShuXFtIzcF1uQoZslGbHACSBWpH3z19+57tl2/7wdntv7N7w0uz24sd3U3T2nnz2/wDa+9+8fbDJ4mhjtz7P7Lb72Dn8JHit4bt7f7ptGrDbNmDNiWGmiH6jU+e7L1Jsudc12629VkW5a2HAKu7KoUXVyiGhcGILzhx9V5t/HXNvS/I91uNwy3dwPBdVRGhVuMrhGzJ1IQx0geAjKSNVvbTu12b7vZ7HY/sd359125+0XZbZu0snszbvu+v7qxzdmN54QfpT0q26ZMVHnMzt7B9vrlyDIYWJ7wtiGtXuNPIlT6f5n/8AMb1hvdvsOR/x1y+6nLtjz25cTmC24dv27tbtWSQzsUti6zuyAoW8sBRhA9a/8ZPTWz3e45j6t3dl91uuXKp2pcFAbgV7jgNpEvoCpJLaQ5LZyafe7j3U9uMB7jdtZb2l0O4e4q2xMRN3C/72e4/aHebYPdjdO4+5uWzry7RfD5TN9s5u4vt829tyrNW2zT3Rgb1ehSvzUce4pQRjj7X5V6e2Pp301sfRuzU2eXcs2dnb2SsC4nk2ksrdt3VJuW7ji3rcKwhySoBNfK/M+dbzm/P916k3gD7/AHe5fcXNQLWyblxrnllGAW6iToAYEFQAZqIs3+6L74GjIx/cram2vRrw1YpdsdpO39CeCtWQR1q8Vu3ib9gCCFQiFpCVRQNSABx4vtv/ABm/gLYXhurHpXldzds0m5eR77FiZLF7tx3LE4liSxOddxuf5v8A5V3dj9tc5rdTbDJba20XuCqgUDqAgDMY1WvfX7gPvc3tSyeF3R7ku4t/A5GFYbuFiO26mGu1iUlkp3sdTwMNW3XEsYcoylNfDw47jlP8afx76Z3Vvfem+R8p2W/tTou2traS6hiCVuadYkE5Hie2uR3/AK49Xc3sXNtzXmW8vWHPiRnOhhnBUQpGXCq/2O83fSyZ2fu33GqtcjaKycXuPI4BrNUSeqa88mAbGGeusiBvTfqj10JXkCOse+7AI7sU4CcK5sNcL6lMGMTlW6H9hDt/uXevuN7099N05Tceax3Z/tLHtfFX87m8tkqkW8e8WZWtK7vkbM9eGzS2Vs/JFixBRbat/m14rsWu318XhQEkCIMiASY4S2RGIxmpLaMhliTIwMn2iK6ON7+57sb2/wDXizvcXDXcjXGjYXafXu/Lluf9KSPBfU0KkhI0/wCoswgHxI4mDKDjieypyjRPZVOt8/uPPEs1ftd2zaSTUrBmu4mSCICOfqx7X21NJJIg8f6mTT/4SOJdJZZXAH2/cJ99Cptz4pOI7PjTa2p+7VsmPcEuxu5+yqEG7qdWhau0O3O56tnNpTySPJTySbE3XJUyE9OwkR0atkZwpUqdCAOOz9Mfx56r9YIW5AuzuOswtzdWLFxtOelLj6mEmAQImcRXOc+9W+n/AE4VXmly8haPos3LoAaY1MikDLjjVrO3nvj9vndnKbo29sfPbmt7m2vtufckmAzuzc1t23moKsJa3j9v2rENqhkclQttHXnjEgIeUNH6sYdl4z+WC/8ACHond+vP5I8rYcn2RKXLfnWm3PnMD5FgWA5cvu2GnbsA1szqdkRWIh2vq70/zAv+wuteVbXmKwt3AlxRgRbcrpLIxC3FMFScQRJC0/ud7e1Ugmzk0WGiZYpLUkuRQrjoPUVb16xHdp417GMxEDGa3PD1+nCpYI3hx8Nfxf8A+dPpn+RPWOx9Hcx9Mcy5Tc5lvrezs7n99tN1aS/dbSg3CaNtctW2YqouqHBY6VViKuXfUGw2q223639sLrAKXQeWZ/8AqKxA9oyMzVgK9mtcrVblOzFbp3atW7RuVpBLXuUbteK3Tt15V5SVbdWZJY2HJkcEcfdDLBKsIYEg9YIwM9tbQM5Ygie+sGj1Px8efM66E+Oug8+I2EY8aevhAG8tfIHQc+X3aanhiTSrNq3hyHkeYH944cREcKVBtWHI6c/s/DxPh+PA4SaVEpafM6a689fh9mvjz58Opk40x6xSbLRXwI8TzOmhOoHifH/DhTOIpYcaRbWNViwCkdXMk8tSBz5efhwWqRjnT4GmrkMGr69UY056EgctBy8B9n8eJEOPbQGJxFVZ7me2rGbpy2T3nsDdOb7Od08rXrxX997OjrI24hQrtXx8O8sPLG1DcyV4GMXVZWR2rn03WWMBONHa8wu7Zk1ql7b25At3BqSGMkRIKgnHwFSGxBBxoblu3eQi5qDEAalOlxGWOMx1GcMMqoflvbN3u2XuKXd+5e3+NylqoliH/uv7QM9ndk90XqrEr0bmU7LPndg4e3ItkO1tMDmZIJ0I6MI8mp47LZ815LetftuXbkbB7jS2231sbnYM2Q039L3bJI43bYCjD9wBjWJe2+/W4bu6tLu0UAJesN5G7VQMQ1uVt3DP9lwav/lGi2d99+7fa/t/A7q7n7rxveHt9nXyuPxO1+4G1M32X90K5DESzVbAgpT7Qw+EzuOp3IRHZmzmFxAMR9SLJWjp1BuOS8u3Vq6t6yuw3tnFru3v293sXBAICRcZw7gyq27twLiGtqBIYb3dWPLuW3N/avI0XbTWdypBIJwXSyiMS6Lhk7EidWfuN/dw9x3defMU9v7g/wC0Pb+SuBj9k9pd118HuGepY9WLq3JvdUrb43RZnhZWeGi9LGkLyUci3MXzy3bBRsrfmMub3DiT1hR4V4gAaiIzONay3LxI8zwKccM+OBOeXYMa1ex9058zcyFDD7YzWXy9u9Pas1KVKpm8tatW3ib6/I5hmrU8bYnnl65LV+eWdm1LAjTXPa/cvXIYkGMpwjqHUOoVaZrazoXPHAYk5z+J9tSbX2x3p3HT+mmxXb/aWLv1EkgkzG6/9V5R6cbmLI5CCrVNbFirQaP0BLCJ4ZLMnRGzIrulJ7S2wSTKnI9faBxAjs9tTWixXp8O7jwFMDcGZHajurtfdW0L24am3LeFwNDI2MDfrVLSZiMyY57+CsoscNi9BP0zW5Or6Z5JGWIemFAOHbb6AB5g49cHu4zhP2VBfDiLuaqZOOOeEZ/0rY92n96PcbbMm0t04XuDeK0sjHb2nuKenVrZGKXHSIrQ5SNVrVxdh9WSK/XEkUdqEgO5jlCije2+aeKBBxMlWxxBjPiCOurRIvJqHHqH2cCPnjXYB7UPcPi/c32Zw/cun+kRZaG/Z2xvCngrRnxVbc2Nq0bc1ihHKTco0cvRyEVqKtP1PXZpIQ8oi9RltbwvKyv/AJ1toPCZEho4SOrCQYqvDqSj5jj1jgfmD2g1ZHUeH8By5c/h468We6mr3rXnz0/E/fodfP8Ax4cEgUq96z4+Gg8/H7+R/v4eAMaWdcyKdqdwXdBlt573vgsWkhGfkxULnpZm6Y9v18SF5kDQMQSD5aa3rPob0jYQaNpaZRj4xrM9cmT8YFUL3rb1VdaX3d0Oc9J0iOqFge3Oj0Ht42tKTPfwy5KwW6zLmJLeZeTUjUu+VtXF6yTqAeXG7tdlyjaKLez21hFGUKKyLu+5pumNzeX7zv2sT07qkLD9m8Hi1T6HD46kEDJpUpV6uiseltBDEgIGh5+Z/jxaO5a3KDBez8OnXVU2jcE3CT3k/b7ae1Xt5VCIvosxAX52U/MvLpVepmDcuR5cxpwP7g/liiWwoXjNOStsKFelVqhV6VHyropXwZSB8BrpwA3AC+Iy81IEEBQIFOKrsauo0MCqgK+MWp1BGjKF5jXp01+HEb3mmVJ1GjW3bUaVy7aclbZcA0/pLqfLpBGmuvIHx5jTTy1+3lH5lwiDlR6UyIxpx19nwrHr0KSANBpoWI56aDQkA+PAG6QdMYGiCCAONOWptaFQv9NdCDoNCCBzGg1I16tdfhz+PEYcSRxqyQdOEU56m3IVUAJoCRoACdCD5eJ5DXzPLgGcAy2dOigCBTqpYSJSAI1A5aA6ciD8f8w0Hh4cAGEzmalCknsp643EV+uP1mirQANJPYlPTDXrxAyTWpnY6JFWgDOzeARSfjxFf3Cbey1+6YtoCxPUAJJ7cBUmkkgAeImuRj3Hd9Md309w/dDvBfmL7csZefE7PqF3Z6uxdqQT4rZ9OoShWI5HGRLacgaLZyLueeo48r5buV3W6u853p0vdOpV8WAyVYOULCkDj8fTbO1O12FvY2o1L9Rylj9R48fgKZNZYN04ivaxSWOlgJslZaHoQRQysEDrANFEw6FUIF6F6E1PMnR321O9XzdvbOnMnsq/s74tt5V5hPDr6fOKdODw2QpiaVutZJL0UBrP1RykVIzPIqxOqqsJmshOgsdeg/HlzG4sPtrxDAhx2dX9a39ubTpqkQcqmTD+vBhExjRvrfSvKwDKfXfK5e1b6+liQB6OPU/KX09XmCOfGJvLge9qzEADv4mt7aWtFoJ3mrGbVoT5TD5CrJE8cs+GtRIxjkbp+lxLGKKZpNYwHlg1+UdTdOqnXwy90zINR+szB6sK3NuiNa0NlIw4mntQrm4sit6qoIsi6o7N1yyXqyWYVhPpBUdrXosF00cxrqCddM/TeS2V+/vq2VRyAfhQO6YbBsCzA605stQ2tn6UzSSwNDumjdu4R2Rho0At16orzshRuiRm16tDxPy+/uFdw/0xJ44H6umdVuYbe22kJhIGPWZgVK+0U2zuPEZrZu7cb+p9uu51D/Tu8sI3THJh9y2pZHobrrx1wq4q79e0d2OSNVEd1p9QwkEXFrcba4GG62Ji6CCOJBGIInv93hqELZv2G2G8GpCImY9nwwPtrUDtb2He5HuH3G3Hs7tz2a3puXHYzcmWwa7ys4OLZfb9jj8pNXW1Y3vuRsLtOszxLrM0FqVnbqKRnlx7ryjbbrd8vs7y+PKsOgOpzAmMRB8R6hCn4V4PzNrWy3t7aAhmtuRAzIkwcMPiK6xP2qf24Md7F13JvrujvXC7q7ud19hzbLkwmxslZuds9rbT/UsNms9gZ8ndq0bO9d9Xr2KpStc9CGlWqxslRZG9abjau7nabflbcp2c3Gu3UuXrrYajbVxbSyv5ETzH1OfHdJWQijScC/dfc3VuRosoCAuEyc2Y8SYgDJcZkmRsbsVpMbNJRlDK1cgIsn5zXkQTU5H1HMy1nQ6+evx14poZUA/UM6pvg00CZjr5g/Dq+/7B5fz4Kgk5gY0G1kAEk6ajn+PLw4enxpLtX1UMCQPuPiP46cKkCCZ403bWU01+Yfx0/sBwaqYkUzA6qSzldSefnpoDrr8B5DiwuAxzoDiZrTZ+9l7tl7Ne2FexG2cm0Xcb3NCfAZCGrM0d7D9lcXdrxb6yT+m3q113llHr4KE6j1qzZAD8h057nt/zGtcuRo1truEcFUyq4f3uJ7kI41ucmsw7b1xIQaVHWzDE/wC6p97A1zh9gsPi6GM9Kzn7VSxYzeWtZihUkmryvYydiCeVZLKgD6FIoIoVii1DiAdXw4zd1eJKgrMDD2fbxxrtuWWxaQkGJJJ9v2cIq8sGO25l6tWGyKK2445J8dl5ZLVe7j7Ls0AhW3Vt0poYpAiDnI8R10df83GIWZb0geGOrDHsroVKOoAjVUzb5ye5N4+2rt52Ih2xsJY+3HcHdXcGvvjG5TN4zdG7rW4KksFKjnK7zWNsvl8GbckdfIpZWd6iQQLGhjdp7O45o13bWts6hLdkkDSCNUnEsJ0kxxxJ9mNS3yrTvLu6Fxne6oGloIWP7TE4/wBuQMnjhRRIsPZvZvbmbzONqdzJKkkcO21+ixO9KVOqHnE+HtvU6c3k1hgeRKxLS2E5J1L1aittbjhsfLz7vdj8jQnQhNhjF7qkSc+BwMD31XzbXa/vnujPU9g7L2md1LTvZLN4u2udxmIwWDv3IY6+NyFu/buQXjiJrQH0PSbS42w5qtX9U9LaFzebHaIbu8cqOoKWLDiAo48OuKwH22+e6LFi3rEkzIAB65OPbxg13v8AtY2tt7tr7Z+wHbPajTPgO3XaDYWzqtiXH2MUbd7D7fpR5+8+OtpDepTZLckly08c8cc4aYl16ieOjtbvb74fudqT+1b6JzCjwqD2gAAiJkVxG7sXttuHs7gBb4YkgZSccOzHMYGpvmtAa8+fMcjyA+PnppxK2IwqtSXNd01+Y/j5nTU6fHgYmKeiL3iFPS3zAajUkLrz8T46HhFWNLDjVJvdb2r2h3SG1lt56LaXca5kqmHxV+KrDafcG2VsRrlqmXqNNAzQYatK8lC6SzQ2D6GkiOVTq/SL747i4oUtytBNw8EbHTp4FnOBXq8RiMef9SXtlt7NsuQOYuYtrxaDiW/wrOfX4RJOGvjvv7dOyWxcSlbI7z3JtLd9utfG2cXlqmUy678ymNizFhsfhbVfENi4LRoYKzZttLNDBj6/pPKyCzXEnaJzHb7jfJsFQm6+WnJRBJ1EmIAHeTAjOuXjmFnbNvbrJ5Kg4NhqMxCgCSTw7JJIrW/u/sf2H3zXxmyku91bffjdhs7dpZw7n2F2u7KYCaxZngrQ5Gfdou0d9wtWUmxNl7+BpRoSlcTS9AbjPWPJ93vLpv3NpbO0tKB5oJa5pnPQBHHjMDqrtfSHqm3sEG22m5IuXWJNplhNXUGmZwnwkSevjd32s/uWe+f9u6xY7Edx9zYz3Q9ttl57N7OxeE7sDe0eLNHAX/0iWn2X77ZLEnclvbNWvWFdK2Qr7hxfpdX00cETLr8r82/kv1F6I57e223tvd5BZui1b85WQErk9u6BKzpGkfqAKJABOH0RtvQPpz1fyi1u2uCxzq/b8x/KZWjV+W5amCROJBttJxJitj3a79yH2kdyqdfHzexDulXiyVrHTRbLtb+7cZbtPUl2suETAW8blA2L3JDDteTa1F6JjxqT13qREICiBeT53/5DehOQBufcx5M55mrayqXLToWYiGIcL4iYI/RwMQDAj0PZfxt/JfqjaL6dXnW2OwZRb81rV0XtIZmIJSVMliW8eMnESSYw7hbC/wBaZ5+5GwO2vtY7BYrM5a/uw4nA9193LmsjuHLX4svuDdG/be88NTo5vJOmLhewlKHHNNGSEexIB0/C/wDLn8ybH+VPXux9Wcm5U235vtMVtWLW6vXb427LeA3LW7SqwtpbbQLNsMyNcUG4wRV+ifQ3pZP409M7n0r6g3u83a3QR5rWLa2bRuobcWChZvGX8Ruu0OqltCyW5x/fF3UbvT7yfcr3FkyS5qvN3DqbBxeQguV7te1ie0m1sFsSY0b9NI6dyva3RjMtOssYK2DOZCXZizfqx/DO59S81/jLlnPvWGpfVPNEvb28rKUa2N1fuXLVnSwDKtmwbVtFIBULjiSa/PX+TdryXYeud/yv02AOSbQWNvbgkhjZ29tXcyW8b3S5eOOEACKpjlbUUcU7rGZRFDJKsMbEyyuYmeOFfzH1JH0AB8CRy049SSyRkQRxmvPXbw9gFbAPeF7S/aj7e/ax7S90dsvcxtT3C+5Dvuf9f928Pszde2Mjj+0G0cn2w2tnKeyLu1MDlc1ksZPi95Ztqwu5cUMrcsLYVq6xRLFBbC8nvcguXE//AMst21pJfEqRd8wBAkIqgW8WckkgiZZUoW23q7/VdH/Rsj/l+kjRp8ZPiJlphY4YQCdddHacdlw0iDr6vlZy0QTpB0VoyGRQ5XRj58gRy442/bvBiExHCtS0UYS3XW2v2i7TvbG7KW6zWcjFU7hbrubryWOjuW46F6HGVIttYWxdowyJUuSJVpTtGzRsVSf5dAxHA7FXa2WvD9XUR2QMo9smriGAAIKEVO1hoY9USKNEVlToCFQCvNQgAVQD8fHXjUsoXOlhIFIlQTQOLxGd3LkocTt7C5bP5SVh00MRSnyFkgkdPqRwBlhRgSNXKoAPHiVFLHy0BPYOnziqzFfqYiKfi/s+70982Ym2luez207G7529FSv7G3F3fyGd2/uXM3J/qZjS2M23MHmpMu+MSmJLVd54iFlVokm/qGLqdjt99y+ym93Yv2+WT/m2hbuaHJGkGbilCTkx0gmACThWDv8AcbLev+yQI+8IMK+pdS8YOk6o/tExmYpRofthfuRftgdvu4vczfneHZ3ebtvX3J2+oR7v7cbsTei7b7eibKw3sV3C293C2Fid0ZPC5LduWx9eN1iyUeJkkFhHjVWJ+df/AC55P6t/ljlnJL2/3Y5r/Hvp23v93uLd5dO9steFizrUamW/at2FdmVHvsiln8gKjOuRyHlG29Pbu9c2W1XbbjdpbtN5Zm08FiNakCMTGooskgFspcVT3gd4d3e1jGbqy+A2jl6dPvz3j27uC/Bsm1BLkO2eN7Vbenxe3rN2tkMc1w7hzGVkgSEqlaUSFooIz6hP5fcy5Ryj/vvcej/Sm2NkLa5Xc2d23YQXbW53u7uWNa7lVRg1sWbd5LBI03puqVLE1ubWxZubotuLNnwScRxhvyknwkYRGmOE5p/ab9wnvzsHb+28DmsBsTeuAw+BwmJx+CyOMk2tk9v4vG4yrSo4ChuDbDV601fCUYI6kL2qNlikKlmY6nj9od4h/dXGt3WeXbxPizmcXYg/U2JbE4k1tbcFbCK4XWFH04AYZAdQ4YDD3VeLY37lvY7PmGtv3bu+e2V5+kS3fok31tlXYgM36hgIq2fgh1Oo68WToefFJmuKTrXw9YIPwwPun7aMgcD4ur8cvlV3O33dbtV3ShEnbjuPszecpA6qGEzlRs3F5lbG3bj1M/XcDxD1VI4EXUYxIB6jgfcY7fnlTlWGMYVJslZ4m9OaKSKQciksbRuvPnqrgMAfu4kg50McaBMOo10OuniNeeh8D8OEeulRdoNdRp8w/n4+WvPTTglAzOVKikkHwXQfHnqNeXCGBwpqT5qoOuq66+J+Hl58EFBxOdMSBSbLSDa/KCOY8NdOevPn4keHBZERTAcaRp8UknPpGv3a6eJGmh4eeunzqrPu479bc9pvY3dXeHO06OYylRocBsPbOQtPSp7s7gZivbk2/hb91P6lLCxrSltX5gVKVK7qpDunF/l20Xe7jy7rFdqi6rjCJCAgHTM+IkgLniZOApMCqNcAkqJjrPAdgPE9QNcInuT7+b972b93B3B7jHJbi3rnbUdrI5WtZsZOt1uZHXH4WKZrUGPxNIMsVWs0YhqQxdKMFUnjS5pzDz1XZbQKmytkhVGAA9mZIzY4k4nE1Q29pg7Xr51bhuzDuHYOoYCq6Qbgr1q8+UyNmK9ZeFzBjaP05SJUUN12riu81qb0z1cykjHkiquh4yUCaSmrhierplSdm1S2XVRmXuXloa1bFU67UaEyCy2NxVhfWvfUTF45clJ/SDSTN0SSxE6Pp0t1BSOJ029q2oYENI93X7emFR+ZcKkSV+3iPZ86L5DfW6ctpVu5/IYyDJmpWtPFaklszY+uDHH9fb9OBIaQhXor166hY1A0HSeKly0zjwqIyHX7MeGNSpurhQq5Pf8Af2VK13u7fv4HBY+zWqmChnttVcTNYhQ2Mdgtteq1OjR6hqoaNpHdvzNJI7fNqp4FEuIDZwkL9v4UZuK0A4phS9t/d8cm262AewKUZ3ftl8ZXyTIYJ6t7IhNw3HVisSynAPJFyGr9XLwGsGoW7hLmfCcpzg6eBwnHuq8xwLJgMO0dIrcF+yB7rty9rPeZU7FZ7cFqPZvfbKZXYWRw+Reb9Pl3bVx1vPdu8/UU6iLJSmuaSzoqpJFbKN8rDpxN2F2m8tbwQpYhHM+Eo5hZ7Q8FeqW66g3F2NF7AkOFYzkr4Se5o7pPbXaaz9PLXw1HP4+B5eR142Vy8WdSmeFYGQ8+Z+HwGnn/AHcvv4Q6hTYxPGsTLyB+/QjzHh9nPhxHGn4Vp6hwKlVcxqeYbXTTxA5keLHn5+XHTkLbJUEzFcsB4QYmleDBwk6NHzGmugYMAW8OkdSsAdP7HgVLDvosWMNlStXw0Y5mP5deTMnh8o00+3TmPLgWljjUgEjD6aVocVGDp6YI18enQnl4gdP5SOf+/hj9OGdMZGVKNfHqeRTQaeDfDw0IUr832dXhw8YYZiiSA2IpXioKmhGgIYaaaA9QHmdNdTpr9h/mBfgBRwoMrFKkNJOnloTqSSCNdAABqNCfAaE8tfv4cOfZRlVI8OJpVhrx6r8oBBOp/KvUQFPiNDqFH3ePnwLA++ihWEjBqVIIVBAZfA8hy10+A08dTw0yPDnRKTkaVYIlAX5fAka+QA18NSdB/HU8MVzpwOzGl+pGNV0HP5l11A005EaAcyOevhpxFOnOpc4PGqX/ALlHfJ+wXs27m53G3TR3Pvw47tFtSaJyltLm+1twZ21SCMrmeltClkCCvNWcEakaccl6w3F7/S/2W31B9zcCMQYItjxOQe0AL1+KBE1tcitLc5gruAUt+KInH8vxxx6q488vmHq0aNNJwkll1sTdUnUvo9Mk3oSAv/8ALrwAHw0McZ+zjgGa419bYkwJOZ+/j9lehghRrPH40+9pd18xh0sR4+y8FZLi0zCWVox9PGZ7TmN9AdPVUHUH51D/AOUcdBZ5pudsiqhEf09k1CNtYvXNbzM1aPavezE2sbjK+4K0d6wkqwRSRloHijdMRL67OgMkzfU2z8zfMWHmo140dvv9hvzo3iDzJjLKYxy6zUj2txZkbdj3fZ8KsxVyWyIMnjYI9wNDRp49JXhlhBuepFSmrCtXOvpet1xOFYFgWdfjxnNyPk926dNyLY4cfZ7cq3F5vv7NkI6frRgT06u6pf2vvbGU5JaVfLuZLGSylKLRSpZsNiBZzXVoxXQ1riso15yFtDy4p7j03s73hV/FGGPVnV2zzzcKNTLGP2YV9Y33j6dinVsTFFuZOhWqXar9PQgq1jHIgHzGPqto4B1aMnUaeHGXtuS7SWs3WzaAa0LvNb6qGXE6ZpE7jbxsVIatH6pJrda3AlKwSWKwp+qZb5OkKOkuqk66/M38Ku39PG1zDSMUKme49tS3ucG5shdOFyRE/KnRgczmdzb0xm2NswSXszvHdO3cXBQoeqZLuUu5qxP6aoAdBXS16gAP/LhBI5a8TbTZu27tbO2JuM8QOw4n2AdwGNTXdwhtPu7hC2UTUWOUASa6bqfafuBtHamItdm+5Wbr7moYbGV8p2/35NW3D243degqxjI4qGvdX1sBbsSB0r2K0iq2ig+II9QZQnhtybaiADjIAgdvd8q8E3G7G5vvduKoVmJwEEST9nCoSyvfCevcwNCXZGY2RvmDeYr3NodZNSxlaOCzz5qviqrR/VzsmKaaZliHV6ahmUrzKQlp0A/QSewSonsglROAkgZkSIQAFmIZeurR7F7mb67mY+rU3B2zz+NvY23+nNu63BDSjtCvVdIqPox9b5Gu8MCSLL1KIR1En5ukkjFTrbAY1WuW0iQRq6qcclsAMdfMg8uY01GngTqDxZGNVSDBpJs5AAHTw0PLUa/x058OJmONNqjAimzeygHVqx/2fefuPEirjBodeMAUzruXOuvVoPjy5EHTl8TxIgANOZJwOFI8mep1o57eRyFXF42lXtX8plLsyQUcTi6NeW5ksrfsOVjgpY2hBJPM7EKkcZJOg4NmSyjXLuFtRJPUBxotBdgiYsTAHWTlXCf70/crk/dt7o9+d3nsWn2xls9JhO2uNmllUYvtNsvJwUtjY6CNh/00uYxlR8paQJqchlJi3iTxxwPn7h9041NcacYlREKoOkGAABB7eJrsrSLZ21vbrmoxjJjxJxiSfhHVTC2fkM3TsRSUIDad5h1qksNOENJJI6Rw27Nd4ZZEIZeoHk3IHgnQkaYxn2VpWXIEjqq2+1u6m3setSrnp3rVrMaxzvNN6orTkmI+rIkMsJRl5M6kBXGoJ5Hik1o6mB+uMP61rLugsaqnDO7px+08Zcz8uf8A9P4iDHvbyOTXINj69rCmL6qO/Fex8sKCRK2vRZJUp+cNyK8VF2/nLgCbmURj3RVt9x5KG5q0oOMxAjEzWqvvZ3IzHfftLR7h4TceSzuU7I3DjM3YtvCm8NybKvJA1PfF3K1Y1yUlrA3qschV3Zo4ZZp1Cgnq3dvtRsr623WBcEDsPFfbx7TFcnvt+/Mdk25suWNgyf7mWcGHHDPuk1Y/2wdxdx7gobU3/tjJzV+4e2M1UnfHY6wYKeMvULNW3lclbtRF57m2t21Yl+rpxJqUndVKMscq53OuXpdsXNsZ8u4COHhnOO48I7K0+UbxryJfMeehEieI+/M411d+3/eXeXvv2fwWS7Bd4Nq9o9+1rIsbm3JuTZc+/dq5KrBC8E2zchtWWzJFg3fLkWYJ6xnnqQxtEVkWQdHO+hbe/s7i9styzrtrK+Ij85JGmJ8OUkkROXVEvro7J9va3FlVa859ogHViPFEwMZ++VJt2/ucdvAJM1239sHuUxUQ1sSdtd43e2m7pUTk30uJ3vHsPDS2HHPoQ2WJ+VQ3n6aLJClkuqzTkykEjDiuEntgDia80DKTDIwnqMgewwSPj9hEfuHbE2lfpYX3I9pe8/tdzV3pjjn7lbWtz7Ps2CxTpx28Ep4qnkYmbTQ1Eua6jTXx4M274TzSvg/wnVEZzGOGPDtypAW2JCuJHA4H44fGrFS+4nsw2ycp3Dody9p5zamIr1bF21hMrBbyJbIWIaeMpw4OT0cz9flLtiOGuj1165HHPTUi5yzYbvm++t8t2C69zdaB1DiWY8FUAkk8BVLmG+2vK9lc5jvm0bS2uonMngAo/MzEhQBxNUhs7/o5/c/cLuJvzMUMfEtexansTXAlHYOzcHQsXIIBcnVFpNj6cTWLLxgFnVyfmZlb3G/y7b+neQ2tnYw29pdTsQB5twkBmI4gmFUE4CB1GvF031/1Bz27u7gBvuwVEBnykH0rPAxLMRxkmtV3bH3b5rvR7je+fuqu7w2R262f7eeymcw3Z7bvcDbdzdOz995buA0W1buzdy7WszSS5TLe4DaO3criso6NFYjXIwR1zXZI3i8I5/zm/s+abPZcsZzzHfb5VDIs+XEHzCox0W5EnqzIJr2M7ba8t9Hc49SczVP9N5Hyx7xRrip59w+C3tlZ8Dd3L/p21z1NIBCkVVB+8O3Nx5s43N4JcDRyc13MVNttZfMxbawN+W5Zwu2rF++Hs5S9jsbYVTJKTNIoUyN6nVx9MW9qqtpZg13QJYCAW/MQBkCZgDKvmjb80vXrFvcbi0bDuoY29Rby9QnRqIBbTlJAJ4gGRRL3IZztxhOzWC3ZmLmR7gVNubjxOO2bsSHuvntpV4rl2rlbeUj25DPfnqYe7UxUdloqyxRxWXJVyvMjkOfem+Q8zQbXmnLk3yXLom2EBduBZSVYF1GI1CJiSBjXonpn1LzvZTuNjvTtktWzDM8KM4UmRCkkzBnOAYiodwuze+GI2Xie9exd87Q3bRo41X2t2C3RvC/kN8ZipmJqGSl2HlsHBszbkuNyyYKaS9iNxw5C4krx/Symb1GZec51/BP8XejbG63Xp66u35vu0S+tvdeUz31/MmlEcWWUl9KhhblSDEhq9A5b/K/r/n7bdOZ/qcuss1r9Brii2YBBJYqbgaB4oLQREyQLrdpsBhu8Paba/eLN3tqe36h3GyWa292k2R3j2zuvOdy+5u5dpbhqbW3lmdr7N2fXs5K72I2TuuZMZmu4kgiwtK68leKGzbqXK0Plyq+3ueVeZ126NEqOrGVErgoxMHhAkg13Cbw7hPMUTKknUccsQZnUfkCNUAiaX779hXu57Hdhsl3p3nU7abh2ztXNZNO4eG7aboyW49wbFlnvX8puHJ5qGTb2Owk2LwmRsTRXGr23kjZTLHHLXHrcZXKfW3J+Ycx/0zbO7XyzoHYeAujadJaZDkiQGAJAwr031V/A3r3016cHqTcWrFzartU3T27TE3E27qH84BlUXLaqwZmtFgoknIgULyG/67xqUkDTTDTlIvUvWS5HQwUdfSmoOuvTqPDjsdAJk4R09teFNdJWEE4e7vpzdr8om4MjPjqtOSxf6JLT1aVYzWZYUk6GsS168bTyKWlGrMNNW+3TiZLLF1FoFic4k/LhQedoUg59pH21tD7Lexj3Kd3sNFmtp9schi8bkq8f6Fld8WF2TWyj2rc+Or38ec9DX0xyW68ulmz9PVIhYiQrz4mHLrbI+4uBVtoCYbNoEkAAE9QmIoTuCsIsl2IyiBJ4mY68Jrtay/7QHtRynbvZG1tq3N3dudzbT2PtfbNvd2yc1HlcRuTL4LBU8de3Bntn7pXI4w2crkIZZ5jQlxbSM5Y8yScCztb62Em7N3QJDjUMcWggq4xyxZRkBERofuPHBE2wSBGHd1jD39tc9Xun7XbP9t/uFte3vEdzcX7gt3423Bir2F7b4qTBZytua9U/VaHbrIrncpJt6vvg4YNfyCxZZ6GDpKZcjYqgacaKbC9s9g3MuaBdvtDBDAs8hmCqQoTXiYgFZIIIlTNVbvMbFzcDa7TU+5g+HAY9UzpmJOYjiBhVTJO+3c3dMk/bzAb13J2eo5arao4btd7WPo23zPkZkFatFvzvpYxeZzWYz8lxhrT29Viq+r1Is8w1bjRPkbRgPK1ohxJhTImOwDrmSaqEXimu7c0OclXGOuTGJ7gAM5NNH2xewXvpV7obdynuZ91/cftlvOpugSYXJbN3Dnd0by2LuyBDktn7y7ubgnyt3B9uahz8dRDSyNpcw80hjepVrFra4e99S+n9nvV2e+VbyXiqXUUwwttgYYfQQMiwHiiMMaPZ8m5rvLbbi25VkGpCRqlhiMCcce/jXSZ7wO9u9L/ZOh7bt4dysnH3O7/Xm7R7pXaO2Nr7eyV2hi9tLujuRkjiLlHMS0NtbrxtVVppDOWke2kCWtVlPHzH/wCW/wDJPqX+Jv4pu809Nuh3+7vLa1EHVc2LoybhrUHUWLXLNm7Da7a3H4jGa/cG72p/bi2biMPOVhOkASfDIEnAoThGImtTcXaCTBdpJOxmMqfoe2pszureeDytvMZbP5XG773BhsLA17dOQyUyY7LYe1W25WpTGlTxX6fFYmlr9cSyV5Pyx/iP+cdnt/5h5b6p51YXe7S5u9jYewQqWlVLr203G3tGUtblGvtdNxzce6LaW2dDDjL2t++u5DXAmm4QMJ1CYABYnFRxEDMnsrX5XtrYhjlRegSxJKqMY2aP1FDBS2oRiNdNddAfDTj95rtopea0TLIxX3GCfbFdMgCjCjPSGZV6F/M2uoUAaglAC3MHpU6cySTxEELjDOkxZGyoRKcBlgmEa+vGY5IbSOUtVm0JX0p4ys1dhpqekqddOfETW1gmBHV104JER9WdWR2F7r/ch2xSGttnuxua7iq+qQ4Deb19+YBYlKt6UdfdKX7VUKvILXsQHly004hFgiShKsRwy9gMgduFSaic4Pz9+BNXL2L+6Vmq4iq91u0WNy6L0ibOdtszJg7xUaKZpds7mbJ42Z/E9MeRrKfADhFb9vPS+HapnvxHVwomFuPATPGcQPl8audsT3z+13fywQDuQmxcpMUjGI7n4uxtCRZ36VWKPNsb205g2ugYZAA/AcEXjBwVw6sPeJyodB7KtXSeplqEOWw9yjmsROoevl8Ncq5fE2EYBleHJ46W1RlUjmOmQ668EpDYqQR2H7qEgjMVi0OuvLTTyAHI6jXw5nUcSYD6aCOByoq9YHyPidNdQRrz8CPIcFq99KKLmkDy0108OXgDy+GmvAnrpVrs/c19oe+fdv7eaW0u3G49p7f3R2+3Lke4kUG84rCYnP0YNnZ3C5PF1srCsyYPLpRyLywTzRSQMy9DmMN1jR5dftpr214sovaQGGQKtPijHSZxIkiMjU9oG7/0yjxXGUDvkgD2z8uFcKXc7sV3c27tPP5fcuJxO1sJg5aVO1FThi/VMq1/K1MdHHK1V5I1rJayEfWQ2gDfL1atph2+f7K7u/2G3cXLrHMTEd5xx7q2N56L5tsNjd5huk8u1ZEkSCSSQMhgACc599VITGLRIRrLyY+G5etiNgiyC4iwVB9QUbmkUADEnUAkAAEEt07WrZQMRmB19+FcWbmpo66VKeXqRSSSvFAbElhei1K0jPCYlCNEkKBVdmQmMM3yBQ5Kl2BUQFA0WyAtQXSzERl199Y5XLpRv3BYiSSzBVPp10fVI4wImqmB0PRJPIGOvTy9PQ/YCutauKGWC/A5dnHLL7KmVfLb/DQ4vYfJQ21W5J0VbMN+KKWTrjZZQrRTK4Hj6bsnMaB008NdYfOLMFvJpY4THDtogmEzJz6Y0sUNwSvRp3rEaF8Nma9gIjemrxxSxpqQiMY2Ya/Kq9IOmh14qPaW5fazbwWDj076upcPkAQdc9Pkavj7LLIyvvG9nVvB5c4nMP7oO1IGUWkjpVeHdGMrejKA4ltrZozaKHk5+ofykc+d5uqnZsHEgFYHUdQg+w4+yqvNG/8A2bc0wLoKYxl4198ZkdWFfo3W5FW1Z5dI+pnKjlqF9RyNfuB418sczWkT4iO2ivreI8NOX36c+eo8NOBU8TSoMy+P3ePjprqBpy4KcY4UJINayErrpppprqAdeeunIAnXmBy0HHR45mucGKwM6PRxcidDyYdRKqB1MNWJZddNT8PHTgdQDQeNMq4Y5UdihC8/yaBerXny1JIGnkefPhXPFAWjCtOFKCKNAw056E8tCQPAjxB5Dn8eBGek5UXCRnR1EXQg/MQfLly05aaDmQPx4cEk4GBSUEnto7Eo0000AAbmF01Ph8fhz+3gBOqKKJHdR6HkATy1APkGAPP+PLhyRkMYqS2Oqj0fLUAAk8wDz1PLzJ5AD7OHYiBNJfCxHGlGJ9CPAHq1+A5+A1J5a6eOvEQgHDEVJJmTlSjC2mg1Oh59IAII1PPy00+zhi0nPGjilqswAHifDT4f5teehPLx4jkmjUg51o+/fbxe5sr229rzUxM2zafdPe53L6Zf0Ys1PtDHy4GayVYIh/TKOSSFjqdWfpGuvHA+q9X+qbW40+Wu3vx1atVon4R7jXQ8gANy4oifCZ4xJw7q5ltz5f6zOrUh0LiMj0j0BIqMKCT1yq6/1ZjBGg1AHpKdfEcYGytqGbc3MQ3HtGXTtwrstw+sC0pxAy7KV8LN0xxSHVqyR5SefrbSKWGIM782CsgZkSNmB0DOWHLnxBfDasM5wq5tl0rgcAKemy8tNkJqCvI3r2stYhdSp6v08CjbtyTKdI1hENUxl9AwLHU+HFa9uDa8S4HETwzyq9tf1W0kYjp9tTcd3TT5+SKvaPRHjXjgQ/MzinSvTvMWJ6pn1eLU6n8+gI1HBbdyttr7kgEiPw+fZNXnGu8tsCegqyO2r2Ul3ga7WbEz43be8NwSeqxIW9nJ49uY9V1AAHVCjJqNGLkjXjSs328w6ThbtyTPEkj5CaT2sfKYfUeHUKe27Mn05bEIpJrU8wKSSKVDTDHCKgk/Ww6A72aZaQ6eI08Ryqi+GKMv1Sf/AFcasNaYMcMBGHdS/n1y25t27V2thaqWMhmLcVKlBcsRUwpt2ZpVneexLFHTx9bGxSvNIWCxQRyO2g41RumtLduAqEUHvyyPbPCore1u7u7asW1lnfuGPE9gGJreZ7Bu0XazaNy5vHF5uLuN3Bw8S0YN2U4RNs+g24cPSyVu929l1ksZF5qF18bNftLBbikqzxRwQwyJLY0eU7H9mg3bBju7yGSwgqAcQBwDYEnMjDDEVietN5vEvHk8oOXpBBUz5sQZJPAE4KMMiSTgNvuFykduhKJeu3SkRq+SqVCbEdaCTWKSS3ZRQKE6g9UQBLh9NFJ431OodhFec3U0mTUE9zaI2jv3t9ufunDRycu0s3k5O1nc+plK2KzWVn3LszPbMGw+5+LyM9es80GH3BLZqW3SN3aqgeZVTpMtq/5AuBI829aNth/cutLk5/UrW1PzoBaW5DY+Ez3GCuBjiCRVitrZHuplqlRa+A2/gMDXr+nWtpuGnk5Z6Z163WahIKUCTg6yydTs7eBIPEbYCXypQoEKDPbRDdKipYSxHJDIkyL9Q1Ykwx3QP6np9QR/SmCllLKvWwcgaaay2mnw8arXlZQGGVR1dyQAOrDQ/N5czz5aeGmnw04trHtqEEcc6YuRy/Nh1+BJ01HLU6DXwB4lCiRQnEzxpk3svodDIdSdD83LUnly1HPiZbck9VM7YDrrSx+8l7srPa/s1gfb9tLMfR7v77pcn3qas/o5DH9nsXMKNuh6iMJKy7/3IPo3BI9bHY+5Hr0yHXA51fN67b2CToHjuQf+BD3nxEcQoGRrb5NYXxbq6AY8KT1/mYdwwHaT1Vy1QzFMpQR5CqLDlIlYyoS0npI0cbPL1AIiagAHoI/jxTRWRZCiThW0D4wQfDUpYjcGSxprSVBHrFNDbjFmBbUDvGDrXnqyM0ctaZCA69WjLpoAeI2RmwkaZ+6rdm6R9InGrB4DvvPRjmjyuKxu3cNPAseTn2LjqWN3JCGSPpsYqfLUM9E04I6fTeJupGI6kOhFd9sOBMD499Xv9RwGsKFGcCD7M+HTCmDuo2+4m1szjcXZ39unZUpy16XCd2BgaeeipwY+56UcGSwWSlxmZxb3GiuVj6YnXQwNH4Op2FG2ZLjsJB4ZRjEyMxx4VU3lwb3bsqa2slSdL4ZdoP0nPr4VTTstmsr2oy2WxCNRysbU/wBF3Psy68VPIXVaqslKWvUtTrBPXy1KSNGjkdSY5JIzqwAO3vBa3trzbUkYlSO+Dj1Th8q53lT3divl3cZADKc8RnHTA9VPDsnlr+0d9Z/B7IyksmKytZ7mGhvQvI1HFK0lzDXpAlmjagmo1JZcdkJI2eWGNJHKP6JHFfd2l3G3VgYK8evgRP8AWrfLr1zb7l7dr/KbEDqHDjwyPyrps/Ys9yuc3b3R3v2szOVw64zdOydzbgsbYhsVrGRp9w+3t/DjIZupB65u4/D5TaVsrJKgarekSCQHqQE1uWbT9vcuiPAQGmM+GfGJ9gqXnW5G72Vu9I8y3c0kTlM8OqQMePdXStbkjTrkineuqKzyOZF9FVHi0juVVEA8WJA41fKkgJOo4Die6ONcybhUanjSMyeHtqtfcP3Tdp9lYrMYvL7pw+965M2OyG0cAINz1chdEHqfo+ZieOxtvqdHUyRWS5CN+RvA9Zyj0Z6n5ldQJt3sWmx8y7KACYJCnxn/AIYPXXM809Yem+XWnZtwl28p+i1FwlswJEoPa0jqrVnlsRtTLZXL722jsPbPaWTdBiEu1+2O1k7V4T9OqtOZMtdenDFauWHjmImmxcWNhssEaVZGWML7t6c9Ocs9P2Ws2V8y+Y8y40O7sPpUKIVVBJhTqOJxzNeJc/8AUXNPUN4NcJsbUA6LayihTmzPGtiVwJUqMBhkKqZ75e4NLBe3zsvsjEbjy1e53f3L3Itb2oWEopTzHbDttd2xj9ixVrkUjZM181u2zfnyizfJbFSmiEJFMJPP/X/Md1vuaPyawum1Y0EkFp8x0DEEYDwghQDkSxOJEek/x/yjb7bk6c5vMSdwXCyB9FtioIJxhiCScCcBkMa3+0rt12j7t4/eW2e8+/Z+2fYnErXyfdLdmA3pHgN/XN0brxOe232wx2zMZh9q7/3jlJ8HRxOUyFiSlhL0dOGy7TCNZVZud9N+kOc829SWeRcn2u43nPru2u3rdu0gkJZ0m4Wuu1tEUAjwm4C7lAqk5ef/AMlcwHPvVe0tc2vra/jXkLWtzvluXAtq5vL63l2LNaCPc3DW2UaLaKwRfPdyojVH24vb1syfuXuyj2a7tbi7rdrtr7vzu3tib8zWHrbW3fnds4jISY3HXt2YGKGCxQuvNRnSvO1LFtkaUcdsVKwnMEXSepuc+tPSV63y7nXLLmx3z2ldRf8AFqQiCylTpMH6gGYoTDAGu05B6b9Jeots+/5Vv03uz8wqTZ8OlpJCtqGoEDiVAbErhkxPfHsuXtZ7ctsPj50bI7o7obfxt2nkKsOXizOLw2Jy+Vngs0rte3FLHUtmCRdEQqJGClS5DYnpq9vfVXOW22+u3DbWyzeBigQsYBXSc4kSZyFb/Pdhy/0xyVL2xs2gzXQp1gOXCqzANOESB1Znrxl79r3uFge9He7a/a3L+3v2zdtdv4bt/wB1d9dyu++B2t3Ctdy9v7L2fsaxHn7uz627O6Gb7fbT3H9Pl0NWahgork2RnhEckeoI6v1p/HXL/Tfpy96oTfb+/v8ARbtIt02WQG6dBJIsqz+DUfE06hM5isr0v6yu+oec2uUDZbSxtrbO7tbF0GFR3XSDeZVIdQDpULpMRIqSP3Huy2/vcNNvT3ebb7cbs2mnaTF7M29sLN4SnmKG0O0Xb3Hx3sf2L7UQ5VEirVNrvSxU1eN4ga2Uyk1yzKXtXHaXwxES/bO0uDRZZYPWJlQ2MSZnjwwr1mzNnd299ZIa/bMgHIgEMynvwmQRjjNEfcd3y7/7s7n94vb523pbnvYf3V4PZW8ttbZ2hsHdnc3uBm9q+5/tDsfutkdvbJwe1zXgmnhm33fxStG5ngStI5VdQ44zZ/x7y8c9t+odbDUy3lRQIa9HiYY5eYGMYRAmcSfqHnv/AJQ843H8Qr/GtnlyLvhy1dhc3twlo24U2SttQA3mPZCrrclQSxVSQI25/tm/sK43AdnY93e6T26bU/1XveS3itydtvcRtTC5Hf0m0JdyZdP1E0Ysx3Ii7dGTbEWPkxNCjNQzIuxz2r0yetHBB6ztNy+38SEhxqAJCspDJpIKyRkSDj9lfHCJbuWcUIDAHGVYENM58SBW43tB+117Kvbv3Ewm4+zvYHZfavMY57bDJ9s9q5HG7o21dqxJLXo5TvBT3Ad2ZCLJ4xUK4iYrSnncGyrMEBqbneXkQbfbW1Z1cyVUFRKkDAjDP2GJ4Vb220sM7XmbQpQZmGbHHj8uE1sLyuwMdlrM9tYo/pLi1bNpjRaTJy3EDM1q9byLS4iWaLQRqkmPswtEhAAOrGK0pCLc1XFcrnrMjugxHs44g0dy4o1W4Rkn+0QfhPxpzYq9k7Mx2zuZUs30pRWIHTrgxO6NvVT9IqpWZpbFG1SewlfIUvVcRh45Y2aGRQjOXI0FiJBCOAJHWIIK6hmMNLDEAeJRGFUAvbUcJU9fXOcHKcxkeBPKn7/f2fdtdtclvDvx2i799090vs/d1rdPc/bnc2Ha0t+IdwblrMbjze29+bdq4aQV/wDUGeiqZf8AVaMjmjaMrThYHDdzYv2Ob7Xy9zbKb029SQwZHCnFdBUaCFXUmksIUqFB01yu82j7S6d1afUgaWkQwnjqEzJMMWAzxJob2qdjsNc2Bmdq9v6GX7edw5W+uu7ow1R8Xvnc22hbiWLHjOXYZdybWxGW/WRjcwuMaqILUVWeedqMtuNPOfV21312zc221v8Al3Lo/TgxpIgkGPpDwRrBmGmIB1bvId5tLtyblty1o+IkZg/2zmVnFQMCO3C90Haftj2U7bvle72X2Z2n7b/plixlsfnbdCG9Zx5VZLJydIyRxkX1aVHladBXkIaVxzU8DyT0ju9y07gFdRMiZYk8XbEeyS1djuecWdsmjbEaVxDHADuBx+EVqK73/umdpO9vcXYezMF2j3H2v7B9nLNDKbC705erltxe4PcWZ23GkWysjsDIYvO3MF2+2DC8MN6TIZn/AFE+XxzMkdfSz6i+W/8Ak7c5jvP4p3v8cejeW8v536ivuFUby4bdjl+kHXuLLlku3L7KBaCJdtK2vzLjHywp819U3/UdpE5r6d2Q3HMWddRe55Iew+JOkA+YDgUUwIJIIyLc9yXvOob92vt3bnbNMhWxe66N+Tdm922vFtifMUIJreHyG3MVTkWu2Na7KpkuS1qmPWWpIiV/6EzDj4i/8Lv/ABntp/InMPW/8m7Hlw3nIntrtNjbc3kG8crdt728A7WP+nCnyba6gLxDkBrK1rcv2+/Ui7zDa2tvqXUoW693EjEQyqEicvEccIGdI6mWjcAgkeR0YHQaj5SnkrBR9/lx+uKWmNwwcc8evvrZRwc+FL8OT1AAIGnSeeoXTX5fA6jX/iIPPnw5swh8Unsohck8M6VIL/j0tofDUDw5gqDyAZmK89fH4cUnGIU41IQDRpbIAHMEMgB5eA61Q6chq3X5a+HPlwStpBnMUwCAyOuhvXjfQEFl0YsNQCG5ActSy9WnMDkOfnwCl2BY5zTkrr7TQLlJVPIPr1Aq4BjZdCWDL4Nr4D48OFB7xT+JgeoUs7U3bvDYGQXKbD3bujZGQDK7W9o5/KbeLuG61axFjLNatcBZBqJo5FI8QRwvItOCrZsMxgfYRjTISuBy6ddXJ2J+477lNo/T19z2dod1aEYVZBu7ALis+8Knn07n2hJhpXmkA/Paq2jqdTrwDLdRiqsY4asfuPxpDSI1LPXHQjp21dTYf7nvZnOLBX7jbM3x22vOQJb2Mjrdw9sqwA65Wnxa4vclWEa+Bx0zKB4nThma4syuHZ0GXGi8sHI49uFXd7fd4+0HdaJX7bdztk7xlYBv0zF52rBn4tf8tjbOTNDcMEg8w1UHUcGL1siJ8XUcD8YoNLcRTF92WT3Bgvbj3xk2rYmx+917eZyvtLlVjnl3NMsK4rHtBfMaWYMhIDDYgXpnnqvIkJEpQjQ5Rt+W77mdnY853a7Hlt7WjXzjoJtXPLCgkAu9wJbtydId1LeEGrmxPMbG5Tecr2zbvdbd0ueWv9quuu42cJaUm6xjJYGJFcjO8N54Xuvh85tPP7bh2hlsslmjncK9qLcWB+vq2vSsJjc4p6YLFPJ1vkSysUoKq0ZkUqx8WvbDeck3huag72XIJWQQRmGHtOUg19HWd5tvUOzaxftMj3VIYESpnCVPxgwRWlv3Ddj949mLgtX60eX21mrU5we46kU8tcdaj1cfkUSPohnMKrodUOqgjUqePVvT/qDac4s6S0X0HiXD3jrE/dXg/qz0TvOQ3TuFBfYuTpaMv8LdRAjv4VVmy8V2MaS+i6RKJk6HQlekAy6Hq0YEHXxVtNQdeR29KrPl5nLp864V00LpPCsIRNcWH1ZIb/oqyBo5I9LMKaqqqjrK0M6aH5TqrfjrxAgKyCD31IMVEYmjEFKyZjJVgmhhctFI/pBkjUdDWK1mu5ZNfVGpGoYHXTXiU3ENuCZYUKrdQ5GlFZbSRyQrGyxmAQ2FMEvSySskkbx/mZk1CupX8vSPmKnivZUayxB1DLOp9TgDEac63E/sr9qoe7H7ifYHB5BRewvbKzf70ZV0iSWH6zt3ty/mKFWYv+Sk24LNISBvmWQ6aeB4xeZKDct7ZwD59zEdi+P/AOGMeuq25ZrrWdsVDJcvDV/sr4yc/wDDHtOFd/skzkuzHrZtW1OupPInmdSdSeLscTWvMnGgPqQp0bVdfNgdBp5HUac/PgiuE0AbGO2g2sA66FfHwB8Broft/jxHBmKIRE1rkV1Hy6Ek/MoHLQnUAN8SeOkkx2VzbNjAFGo5GGg00J15nwAI58iOZ5nT7eBhWMjIU86cKNq3JNTyZiNCddF+bQjpUa8x9n4cP9JJGVPGIjjR1W5keIAGnUNCdQDroQD48vs4GfzcaczqiKNxsNU0OmoBKj5iF05a6afDiTDSTxo9IY4HCjiuF011A5efM/L1A/Zr9vlxGJYzFGQFwo0jjX7Py6HxIII11I+zmOHkDuolULkcaPRPzOhJPmeZHLwOgOg14AkEwcqIAA450eik+BJ10BHLTTmdV8OevAlh7KdQSTSjFJyHMAeX2HXp6SCNQRof7uIhpLaoqVSR3Us15wCOf3fDl489QPs58ADqxGVGRGIqtHvj7YjvF7S+9u0q2N/U9wY/Z97e2zYY4mntQ7v2bG+XxktNUBdbM9ZLFfRebpOyaEHjmPVu3a/yS7dtgtesw6xnCkax3FCwPZWryW+dtzC2xMITpPVBwx+Htrg9rSWL1n03kLWMjlnitsBIsyUqks6SwrIoLSPM6KdPE818jxyyYbUaf8rTI7Jy+ddWpZr0yZ1fCnJbz9RIPpK6oUtLJjJZIlUxMydU92FCXAKIkkcIVVCs8jHUgACh5VxmhpjTWz51vRpT3/OnntqxJXsJeknaGSfGTSK0i+m9XHJYhs5mwyhIlQzWzDQh/KGUSnT5dOKe6MKbZhiWxPx+M1f2QIbXMYdPjhUtdu5YclnUe43p16dJbd+URdKQY+a+mTsmf5/znEYl5NAdOpwNNCBw19jZs21U+FiPh8fnia1dqFu3WuEwAPZj0+2rwds7NaxV3Zv248b28tdx1TH0plSNRRw4jOLqxu4CpDPnIJrUyqHUQ4uTXQuvFjzlbYhbZ8ZY6p4gZR3Dsz41YtWWW8bjzBEDq6TToSSrnM3tyGBWuQ4+PF1YYFfWe1nsrbksa+kpBLRxGeaTU9KNKi8+rQ0juRZtKyDxloHun+laW32t3dboWkElhA7ScBWy/I+w9sLtxPcRhPdH3K7SdzMJt6AVcDs7YHZvd20qFTIWK2Nhxxh7o7ZzhsSenbWGaYywLK7kdIUAcbG13TcuOp9ta3LXnGrUWBAPAHhjxicIkCTXbbb0BuOYcxtbfbcw3GzvQQXRLTrMExpdSTgDjMcYrYf7eb7ba7a7d2tunduX7l9xcfk8hf3L3Th2niNlw7vo5KaR8fStYDaePx20abYXERVayLj+qJDA0jEmUjjo7e8O9vHc2rYs7TSoVdRaIGMFsTJkk9oHCvOf5A5VyXlGzs7Ib23vfU9t2F110AkFmnzFSVQqAiqggyGwzq7eBzWVwNzHZzCWY8Yspia3PbvuyzKSSQaNeE0ash05SCIzdfNZAQDxqbc6SVP0/OvHLyi5gc56d9Uf/dDxez5I/bRawu1dz7iO7LPdq5uqtS3ZHSF1aNbYy46nHZy+QHrZSOTKWZ68zRzyGJ5PU8QeEFQ80FvR+n+2J1ZQdYAXCcQJJ4HCc6gDFbBZmIIugZT+UmeHEfOKovs/fXYfajVMfuGt7vO308XSY5a++ZRh68i9LFoo8fezNC1FExBH9CMMAPlHFm4UV/MUTp9s0lLcWknsraN2C747I3rUi2Ri+6Gb3rFdgP8Apy9vfF4vA5+jkKsfrVsXkLNN6/6ylnp9ETSV4nV2HMjXh1fS/mR7u37eqhvWme1pB6CpMymWKB1YspBIZW6laNgSrIRzKspGhHx41EUHGstoGFR1k8w3Ufm0BLH4k/iCPM+PBhAuPGowza6ZdvMRa6zWY60CBpbNqd1jgqVoo2ls27EpbpSCrArSSE6BVUkkDXgrjhLZe4QttQST2CSaISxgYsT864pveZ3rb3G+4TuT3gvWlajuDKHCducTYsIsWF7ZbTD4HZg1miR47OQoVTkZkOh+rvyk+A45GzefcBtw58V1pGJgL+UZLHhiZ499dqu3Tb2ktg+JVg8JObTieMx7qq/jZCmXpyySIY/+qgj6yvUzSULRXUqCvpsARppzA58jzd2ZiVJmOn21GqRcHBMacn6x6UCSQ+m8Usk1ZpIUiEQmrKT6QRS3pusa8ioAI01OoJ4NbRALRhUpukCVOFK2IsR5WrYluQmbGpHLSyVaC/eoWXjnRHryiWia0v0MrDociZeXI+OnBFSywpAQ1IoRyJxFWVpZmttvY1g1GxuRrz4W1QwCQ2sat/L5xccyxYinTktWblmtMZx9RZZPSrRqzMvW6yBJt2vutlYnJv8ACOJPs9/Cpr+5t7TavdMZHSOJMZDpAjGgvcP2+2l3h7S9sd2bL2tvPIe4bb9Wzjty1sFjYpxl8fWpNHj0v01iWTNSzmpFHHPXcPXLFZI3ZlYV+WbPe8s5huNolsnl1wAhpnGZ8I/LmdU58Ky+YbzZcy2Vm+X08yUQ2GQAjEnPIRGIyqEO0Hs775d29/8Abzbj46r7fN23sZn8tjx7gcHuvZh3hjcOUzOcj7eYm5gFbf2bx0UdyxLjYrFdrEEknz+mJGXvPTnpu9zrdXdk1+1YClS2sNrZTmUQCWIGJxEAgkwDXFeoPUo5JtF3lqy966QwAUgDUMgzHBQTPAkwQBNb2/Zz2V2R7EN2wd3e2uG3/wB+u40eKzvbzI5HC7W9FsFT3lNQrJV212uoJdz+eqzQ46GrTZ8rbuxRf0QjvpJx6yn8Y+n9js3t7u/dNwqG8xnW2FUQxGAIABGJYkx7a8qu/wAp+od5dVdltrIs6gpQK7sXkhTjBPYABiIir5b676e5ruXiJ8tgO3HeHLY6GSeP/SMnZfuL2/misdIH0eSxu5dsY0y24V6tH67EXzA+roQBNYteg/Stg3rV6y25gYi4L1w8TpImP/T1ddUb971z6pu+S9m6NqScChtWxH94MEn/AIs86gig/e+7foX7Xa+1gN03JK1Wnb3ftXd8GQx0M04gipU6+T2vjtrYhgWKS3C9h4gpf6g6ajnt/wDyttLBNvlu0vOpOBuGFbtJEucpiQOECuh5d/GG6uxc3+6soNOIQeMdQXV4B1TBPGaafvg2d3J7d+3fcm8JMOmB3z3MzewO0+y8ptibM3ctld0dzdz1sJjpMbvalkLaVctHjq16arG71WBiMkQ1UE8ba9e+sPVXONt6b2V+3Yubm8LK27do2wxukLi5DtiSBIYEdgy6/cehvSnprk97nl6xcvXrNsuWuXBcZdHiMKCqmACcQRWtz3e7X76vvHa/av3oXb3afvv292vmNp9q+8+SpR2+yfdfbiZi9nVi7hTbVxiilk5szkXD75wlaxIvqIm4sSNHy8fRc99O+oPQvNSnPF83ld5i1vdozXFvBYEq0atSpBazdFu8mHgynN5Rz3lnqrZBOWXPI3NkBW27KENvVjDKIEFp03bZa004kGSKw9zbO+OxXcTtDtOpgs0d4dtu0GKze9tydr6KZbcMkO+oqe4a+7cLn8DUyNbc+0PRkajDuXF3pqNqNDHDIqp1S+ufwbzvmOw9Qc0322tbjmHLz5ZZbC62tWnXSCoUavLJADqVGgsfHOFfOfPbfrHn3KL1z1rt9pyLmVvnG7t8vW6xQ39rZYLbv3i5CC7cBLWipIZFDhdBBNyOyvd/tjtDaGM7gX9vbg29uXeXc/FbC3NhNzvflzORvXs6lG9mP1y3iJL2WxGJ/UXydi1cdZEmkaN5VM3UPZP5y3fIOc/xFud9zDbpZ3isg2guJpvpuluAMUH1R5IuajGhrf1eKJj/AIft825X/IFvabW/cu27hY7krc1WWsG2SuJGmRc0SJDrcPhlDIR/3nt5dp44vaZsns/nctl8vtjHb83L3O3BPYs1xX3zm4dnVK2BpUIVbDxU8BVxdl4rFWWyLMNtOuUujAfLP8O7G1c3O/3N0q1plshQRiNJfUccwSRllp6zX0T/ACZuSm12u1Rf1F81mMyDjbCgdUQSZznCBTj/AGsO32Qu7x2LJuHsRv8AsYvvJYi7Z3u+2czFGh2L23287s5/BY3P7733grmJx+UtRbLXazZitbfLmhP9MrTQtX5t9F+teR+jOc/xTzS5zLmKbfm2yRtxZto83rl6zbL7e0iTBS65C3D5Z0qzEOCpFeQ+iOc73lHrDaom1e6964bThlbQEuOFuOXFvQLltQSqG8pLLBTEGrK+933ud3u7O48t7dvb4/b/AL1+2rBZTHZDax2tTGKzXcOfadbJ7P2PUysE+5qOexm39k4CCGntyhJDIBUeO9YM9uxKy8D6B/iD+K956Htc/wCfbkbr1Fureq6BvUtptsZW0iKywYwZ7oY6y2kAAT2Hqv8Akn13svVX+jcg2yJyy08DVYe411CFDXCdJnxFiFtsvhVS0zU99tv3JO4/sM3D2Zn7T4DYkF6H209ltqdy8Z3L7PbZu70p7l2riZ9ubo7b5TuJjG273MqR7Ro4HF1XhqZqbDiSITx1A0ja+D+p/RzekuZf6Yl1Lu0uBru3dbtm8rWLjM1ov5LlVdQdLrK4rq0jUK9b2PqG16i2Cb+4jJfB0XrZS7aKXVwaBcVZWcUbT9JEmQa319pP3mO0ndzYuwsx302LP7csz3Atxz7VzWPy93fi5vZkQljyXcTF7Zj27it14ba9nKRfQY61lKr07c5ees1uCvK3HPC1fe4232X6oBgsoMDDqPHqgsJ48KsMu3tqty64XV9IbDV7R+XvA6u2tsPaTuZ7eu6MFOn2a7o9sN7TCo16HD7d3dhshumOu5Eli9kMLPfbchmmlkLTTSw9byseoltVEOoWSLLSp6jIOJzx4yDM9tAyXcXIJ6yMRh3YADCKW98bg3NiNyYLZOzdnYvc+7stt7cW858duXc9zZOIobY21lNt4Iq+Yp7X3ZKc/uLOborwY2CStFUWOvZnnnjSJEkMiQpLABm0gnEYAFmgGYWVmAT4hAMEUKrgWYHQOqJkzGfXB93Cmnme6nayvh9gZXL742fsndu7M1DJsrZm/N27X2pvfKZ6pNlsPunZFPb2Sysd/KZnG1sZlqt6OitmMNj5pUZ4oeviK9NpGW94HV1XOR5moBVByYuTpSMX1ALiQKlto+rwAlCDJj8sTPZGBPVGPGtP3uq/cK9nG6cZ3q9tXti7n7G75d8sxBHju+u8dgtFuzt92x2tucCXPNZ3q8ku085u/cddGxtdcbJdrYv+s12evZhrwTb+wvm1uvNvltdu3+mg4EjSpbKEAJMSW1aQV0kmsje6PL8jCbn1cfDx9piPf1Vzn9w/3Ldge1vcTZjtPnJd8dxMHFao49MblK1za+GuNFbpP/qLP45LOBzGRNSw0VmrjoM008Uno/UVhEkhW8sbe8BaujWoI8P09ok9mMR1kHPCvautZZ7qN49PDEd2NUi3HuP3V++DJju73l7rWLePitnMbW2bD6GRwMtyvN1wwXsaZ7mGxKGIdEJuDI3+rpEjQrqOCba7heXHc2NFsj6FHEjHxZx1Y48cKq/6jZbf27fMdR2U+MDqIieExMnjAwpu09sZTC2FgSdpZIGsC47R9MktixMZLXroiLEmkxYdPTodD4DQcfM/qTbf6lzK/dvofPuuSewjA/LGumubja7e/Noj9uANI7IwPtqRLeTtWkxsNjUx0YCkbI/THoxVXYBvlDFQAdAfDXw5cdr/ABj6Stcrs37ltNNy8wZjETpmJjPM51De5jbuEMpkffQ8F5kBIlDnWT/N6iAfN19LEnrGgOh+A5eXHqt3aOIhcBTJeXSWmnFVymijQEeGh01AJ6gSNF+UtoQeenFBrPlNA41aRkYYZ04YMmHVCHZvmPSV6g2pA5EN0t1Mx8NCTppxVNsG4cBNSatMrOFKkOTAYnU9ZUFVA6mYlAV6QCPn56D4/wA+Ca0WXTGFOrYSTjW4T2p/t89qO+vZbE9xMr3I7gb1zm4MFk8/DH7aL/bnuRDslqMrwjaW8dnXqg3HHvGo8Lw2qsk1OP6plSF2TqlUOXjbvcZuYBrYDlfLaUbD88kHCPFkQQQRORh864QFsaGZjnIIGMQYJIk+6CM6oz7m+wmc9tO/8VsvL28/eiz+zMPvfDy7u2Tk+3u5alXLTX6Nvb+e29ftXoIc7gb9B4bUtO1apyEgo/PknSzpW7tmL2mJGWRBiD3iDkImO+6mtE/VUrcjjnj8vflVefrNUKjUqVVFPynQ8i7Mo1BLDUaHTQcQC08zOIzqOSRia8+sB6i3V+cnlz0BPLQ6jnp8fjxJp1Rq+qiU/wB2VZeqjAgOmv8A7CefWSACPl58tTy+X7uInGOkiizHhOVAyQ13KzaIJ4m645yoEsMgYESRzAGWF9QellYHXw4EojppcSOqki/mnxVJ2P7593IcNPsjLbzyO+dk34LULbP7g7hyeWwy6QO4qVruUuPbxUczxRBYopxHLII06erTjnObcr227ti5da5bFslhpOAP+ziOHVNegeh/Um+5JzBrG1s2Nxb3gFt1uASR4vpeRGBIIODZETULYb2vdmt2dvtvZ3e3bfZBz1iXOXWr1MHVatSjfM20p1bciVqi2UhxUEKlZY3aNFEXUyqvHD73nnNf3V027r+Xqw6ogSQMh2V7Da5FyTdWFcWEBJMDCc4xYQTlxxFUx93nt57Wba7bPkdhdr8JFlcVmMd9THtjG3ZsnaqWpEhZYadCWwlmusnS7Io6QpbUgAcWPTPNb/8Aqf8A1lxvJZTnAEjHHAdw48KxPV/JNovIHbYWV/dIw+kHURMGMyesjvNU+7fe0PcG8sftzuzu2ht/ZfbHAS2jmo95stK/krQFpsZBJh4HaaZkb6czLOY1nklESo/9Q8dVv/UloBtlsyf3RIUMvUTBMxnwEZZ15/6b9D3t/ft8z5iqf6chJZXnGOGkY9UzHUJxFXK3d7duzffv2uzblzGwNudoO9e0HkmwG9dk7Hwvb9snWp7lpbZm2zvba+3MhZ27na2WFpbWMtCJLUbVZ4/UKqS3Kct5zzPlHM/Ia+9/lzOVZHbWR4dWtWPb4SMpGOWHtvPPRXpr1V6IfmZ2ljY81sOPKu27QssYKrodUEOrBpBOIOR+qdHWajubezGU21m3gN+hfnryy09BBYsVZ+mO1A5DCLqPWW6VJ56cioPHrO3uW76C+n0EAjuPXXyLzLZXNluX2twgujEGMsDwnoK9xxM9saF7fRYEaukmqB4ZdGMiaERo5cMuvSFA8PHiRjFw6MJ6fhVcMVASJmuxP/x1/aUNtbR7l+9TcydOW302U7M9sKM9GeBq+3sVfxmW3/u+CxKEjmXOZaOrjIPSEiqlKypbn08Yyn9zvnc4+SSg7Sygn3Ax7TUVlfO3xumQlkFRnizgEnEflXAGTJY9VdMjS/afM+fj5kcvhxoAmK0MJyxoEzaaaE+Hx56Dn4a/DhYEY0JOk9lFnkXXkOfkeR8een3anhhAx40ipY45VrxSQD8w56nXUchqxLciSdDrxvklhga5+Apxzo2jhuWuo15D/L46A8+RGpP8DwLyowwokAYmjKScxpoCW0bX5QNSQSByHjp/HhLBGONKWmFo4j8uoEn/ANxJJ08yh0+X5Rpppr/PhaseyiCmZ6xRmOTw0AVddNdRowUctPADQnlwzMSMKdDDY5Gjiyf8XUdAOQ+UHnzZmOpHjwgcc4qYicMzQ6PryckAk6uCQNNNerUEAaEeXPhCNOrjSUCMfqo/HICAddCW18dACF5k6c15f3cQsSHkZAUSwM+NKEUurD5h4nlyB6fDkeQDDnz05k8P+XqqQYnto5HLppoefLnp5a8vDlr9/wCHAg40+eHVSpBOddQRpoDqeeh8fx18uIiRkKIDjwpfqzAgclPJlKt0kHq+VwVI6WDKeYOo4hdC4KtBBEQco6j2cIqWMMK5U/3NP2tu4/a7e+9vcN7c9tWN4dm915DJ7m3DtDb6zTbi7O7lzSSSZey+Jij6rfbrKZKWSWvdriUYgyenZSOIRzNxO45Vf5arW18XLi50GJKLmEY8QDIUgRp0g4jHpthv1uott5G6yk/m9vX1z+FaHdtraOZp4bKULeOixP6nZyVW9DNTtUIqUS3LLGGZV9OwY3LeoBo6kAfK2hr3lUWneVLBcPlFau2a4LwDA6Z+XVTqTdRyN36OON4/1iCO9crGboONwdUSR4PFllbxaGSSzOepVlnmMnJgOMlNm2k3XA028BhmTiT3TAXDCtgbiGCpMtn2Dh+PbVl9l2mxmJimn0ebPW4rSxppIww9L0fpab8l1+uyEKQqmjdaow0Ic8c/v91+roUEBRj75AHwy6orpdkDatQcWY/dU2jd915amEozSI6V2iu9D9QW1NZFL0lki1LJVq1jCzaHmzkAanjNHnAG4rHHMd/9I+Ire25t3GFsCYirre3ChjMh7ie3O2Mz6saT43P5vFQ2A6wZHM4HFTZVaSNI+ps/TUU0HixqtpqXOtvlz69yC5GlASATgScMBxgY+yu09O7IWucW9YwIYr/tBSR7hJjPqyrow2hmsNi9q2rG6KMU2BamK81a7Ur2KLn1EaOWZJuiuKUM3Q7NzPUuigtpr0ovC9CW5D9OmFdZeEbrG9btBTqa476FReOpjxOQGZmIioz21uousWRASGKe/YkCU4pvpgk080ypVjdY/TrIrkR6knpUAgHlx0NhlVFUmcB9nT318lcwIu7y9ewIa47SMsWJkTjGPGr7dr8mcrgtEMJZV/p2LvztCSeoehREaxyWOvXoYo3j9mvG1aA8uez21z13BvbVave33M+g7a47tVtvatnfvcvd+UpblxUq5SHGPtfH7Uz1NM3uSrkLEbuMnPjnmxxqqpjtJdCSDpVdBuXGN63atAFh4iTwWGBH+8R2x3iownge430xAHEnDLhgOmNUc2b352fX9PAd7u2fcTb0yq1eS9LtP/WeOKD5ZbCnAxtYmZo9SStf8o1AbTQzEaydcjqz+ykGUQJg9udTPie1fYPudchzXYHvt26xG+IZ4p4NuXcnc2RlmsRsrRVWwG6K2HvQThlA+WMdROngeAKXEMqZHVmcaYNjojxdnzIq1s//AHCx2HrDuVt23gN01emllbTJ6mHz04QtW3BiL8by1rMeThjb1lVyyTxsSPnHGvtby3RoOF3qOcfbFUN3a0nzFjRUb5LLDrPz+ZGoYjlp4q3gCSfHyPGko8PbWcc5rXl+4x3ybtD7Vd/T0bUqbn7len2o2yIXZbK/6rgsPujIQMskUn/R7Pp3VLAjpksR6kajWhzm4y7PyUkPcYCRGAzOZGEeHjnWpymyLm5FxxKKNUdZyGXbj7Irkov3ANbWUrCKSVOqCE2w7NEi6a/T9J9JQzEIrMoIGp5HXjnbekubZiMunw7q6ZiQoZxEdvSKJYSevYu0prKSRVbFy8sUTOa5jrLQs2VZo06iti48SnkdAvT4ang3t6S1tYOAqJWYwTgvQinrj7dOZJ696rBLUteisqlvpZI5apf6a8JUQq0vouE6uTMDz1HLg0Z1QEYjpgaIXJkOPAek0gZ3N47YWOyWdx9NcghghD43MX4bmHmyCZShHj5hCEaeVa079Tch8mqoQ+jCxandMttVjGJjHp0NRXrw2ls3BiIyPGOnQ1VR5u6He7OXbdehube2+kzNatjsDszDZLJzYyl6VxVxm3sBtqtY/SMVXlj+VIY41Z/mcu5JO3tLG3sqEOAznjPafb7I4CuP3W93O6vanJZ+HADsHD3Vsq9vXYb37Uc3DWOXo9k8VQix5yUHefe09XHGvYVXWKXaMtDdmQityQuHHq1YIQxALEdS8WTcsuhJEscMoaRxAyMcTOPCQahtWt7qJUwsz4jh3HEn4e6t2ezPb7Tlq4LNd0cxtHuVn9oXMTujbG59tbKobPtbV3BioElnzOKzuJyVqR5pLUJeOWCtQcQ/05hMp4rWd4+23S7vZsybhWGk8cIHV18MuyrV3ZWN1YNneKr2mEEZDD8RnXSr7Gvao3aapD317kYyaDuluHHB9n4C2TBc2Ht3KQh1yN6CXnDvzcNOXqMZVXxGOf0z02J5RHd5tzzm3Mrf7Tc7i49nDUkwkg5AAAGOJOByGAxo7TlHJ+X3xuNlYtpeEw4Ev/xEmB1AY8TnWyo7jvio96xayEcalo4BYyMypM0UT2JS03rH0adSvG0tiXkIoVY/m6VbnfKCnSAJ7K1/N14kk0iC9kMg3/3S3cuPK8jrFkXmhjgisRpdFOyjP/0Nc064t5BST9Ljo46xPXK6mdRGUgjP+vTgKhxnHEHLp0ymtGP7nu4L3dH3r/txe2naVPH7ku9usj3N9+PcXbl6ZcTFax+w6kGz+0Ee47Udb0aWS3NuJsxarRyDphaepHII0BPHdfxpvOXbD1vtOY821Dl22V3cqNTIXR0tuBjJRyrx1A6cYrmfWnLue819K7vl3plLd3nlxVZLdxzaW6lp1a5a8zJDdTUiM3hD6dRCFiLO7s7c+3z3ids8/wBuO6u0Ku6cNVsipuXaO4Y7GO31243b9O0y5THXY0hzG3sqqWRLTydOULYUHokli6ifsPmO1Td8u8i4LO99P7+1Iyfb7i3ionSfDcQ6hIK3bTGVKPFfOGw39u9u3a1+42PqDYXdN2202t1tLsaitxSJ0sCCJDWbyYjWmNc0vvR/bv7/APsowDXtqf6j9wPs3xGdsbngyWMv5XBd0uyUM2Uo5eyK27tpxJuvtRQmu0/VvZbB+ptnLWGSfM4r1oYpT4Dz/wBAc49LXG9Regt1utFuSbVtnXd2UXxQPL0jd2FVZLAC6ugm7bKjzT61yn1py3mtlOSesbFks7AC64U7e6TAGLz+2ukmAv8AlmfA0+Cq1+2nsFs/O5zK946ncPL+5LYOMg9STFWbWP293y7S38hlfrMTL35r4epjshuqqtd/p4s3DLc2tm7TerGyTMasHlnOvU3POb2rY5lur9++BIa67ODJJJQsSPFM4QeBwr0HlHp7k3LLjrsbFpLLGf0lCNPAXIhjA4kkE4g1BPvi2hsm73y7aYWDG3Np7NymNoZ+3JkNvYx4YrdC36O4pZMRga+CbLY2/i8cUdVb6h3GjS6fl6H+OObtted2tteGtdzdt2SFOYZ8DjIBDZmMicDFYH8hbFRyPcb3bsLbbexcugt1hTIEYkwARj9QGONX07e949wT9he52dzFvYlbN2cXvDZOdrQSzY/BwbYrbZpHFtS2na3WGxFOtBk46c9efH2EsR+lDDFGkFgj6Y3fo5bO6u7zaPeW7buMwD21IJIfUCYmAAIjDE6sCK+ZeUfyam62ws3Ntbew0JK3NFwKPLKsqYgiWhipnLTipNaqfaPc7Rbiu5Oplt994+ytJMDi2yH+ldpbW7r42W79PTVqOPr5LObSz1aG9drTyQhrMv0aFVZ5VQ6/K3qH0Tz3k9oPsGsbuxflYY6HOJJ1SrIqgEYgzOGFfYHpfm3KfUN65bdn21+xiTGq3jKjTBDkkg4MIjiasp3i76+2zsL3Exm0NsbW7jd7crtWzDmId1e447b2tsvceVz1DHm1J/oPA5zcdO2+C3AIYatK/esY6U1tclXsRT+lWzOY+m996ft7bZ8wNq3u79kXWWydSqGJOksQPFpHiIGBqVOb7HfX79za67lmzdNtdY06ioEtBx06j4e4zVXdwe/HcW5d17n3Bisxns53Fu5iGrna247W35Nx3rrmShBZq7ssGrQhxGHapFRWnBiaiUEaKCCAQohE2xvLpK7NCrKTAzGcDHEzPXn11R3H6h83cMGk8cCTE55RGURHurDCTe7H3Nb5MN/evaP27XI8U9zbe4u7W/f9EJlJcfdjhhx+291R4/Oxw59y3rI8dfGoY4ndJNV049H9Ifxr62/kLd3dry6xaWxt0Fy41wM8HVpWERLjEsQ35AAAeuuX5v6p5PyBVvX7zLeuSAAwTwiNRLuyqANSjFsSQAa2P/t/d2/3Qcru+z2s7Kfub732T3e7db3g2Nu/bXczf+f724KjtaG5nLdWt2lh3Hh+62I7m7AyWTEeTs/pb0JKcTTPL0QGOXjzvn3o7mfpX1Hu/SfPgtn1Bs7jFrQbUoNxEcFYIBL2zbY2yqujABlBDCvKfXX/AJE7n0De23OObcl3O89A8y/b2dlzHbujo99n8s2t2DaL7bRcVwbwa9be1oZSQcOrnsn+2Zkt147t1vj3De8rvj7kO62zMV3Hj2p3O2hhu0ey+3+0t/d9dmbl7e97u7e3KDYjcOV7h92bF7M5CjVzmckv2NlajH4qtShgdT5x/wB0czfmlq1Z5et/kqbpbrbl95Ys29VjXb1mwJuMu3dFTQ7I1ksLiBPET9Nbz+Mv5EXaW9/6i51Z9Pc1O21f6bZ2Jv30N62l1Ev3dzZMvdsul7bsgsWrtsnC6jqTz5e/z/x+JPbptqDvD7Id992u55tLuDE7x7bbjz/613k3/tu1aq2beX2XtvCx7Npb7wdKeGVL+Dv/AE2SyNuFZ6AsvGsNnrPT3OfTvqjlJ5ryG7cW6l5kR9SvtdwAQLht3mZWXy3kEsDbuEMFuEqC3lXrjc85/h/1ZtvT38hcx2G/5LvrClL9izdt7/aX2ZtNne7Wyt7b3LJtaW/d7a9+lqBv2El9HL3vTZE9re+L2vf3JTXN4sWsStPDHdWGzVPI47M5GG/T3biNw47CZ7Zu8sXNL9HPQu47HtFDAiaOQ0zq7uLpAe8FxxDKM5wAjPDMT3yRXbCzbwFpgVjgZkdc+3qHdXRl+0P+zFuf3GbHyXfvuf7y+5XYDYlrKZna/bXbfbPGbWze/N45jAn6TN7q3Bd3hTuYGjsXGZUGlXptVtW8nLFYb1KscaNY+Tf5j/8AKfkv8b+sl9Dcsazd5tZS2+8a/JCm8nmWrFq0ty2xPlkPdvO0JqREtuSxXu+Rfx4/N+UtzTeIBtXJFsAxgp0lmbQ/5sFQLkCzMvhBnL3g+wzfvs+3bgsRu7u5hu+2I3tj8nmdodzsX2/q9scndr4Y0KWU23vPZ+MzGexEO68TJbine/TsLWyVe3G4igkSSPj2r+APUfp3/wAheXcy5hyryV5/ym/Zt7yyhLKg3CM9i4rHxFLmi4niAZWtlWnOvIv5F2W+9C73a2twHHLd1bY2n1Ys1sr5idmnWp7QchFUUyeKlULGQmnXqAo6CNNAqltfFdPsB1568+PrTlXoRdhtiqpDAYzXM7T1It5VCnw/KmlOGhZutyoBOoUHQsw1XmB+RenyAGnjpxS3fp25aUgKC1dDtebIxkN4aDjuiPU+oT4kAHUaBTpqer5mOnjr/hxxu75MxMRGOPXXRWuZKbczIpWiy5A+c6E8mGq8+vmvVoCo6vDQcuR+zjFucsuWjCjCr1rdi5E4ClWLJvKDBFPPDPKJYorEVf6+WrO0fy2IMeJqjZKxWk+aGqssb2pFWKNuuRQarbXcAlkTzLoBK29Yti4wBK2/MaVt+YwCeY40pq1v4VNWXv2Ut62YqnFoLFRxbSILQMdIMtkMSKqj3Y7y5v2/y0u0ntN9wfe7amC3nZ2zN3Tnx8/cHtz+vdzxdmt7rtVsHdbHb3yu2aFyKKWmmZgF8lgjC16azy+3/wAO771TuP4OYfz7yLknLv5B3HN92Ntbs3re+urywuv7QX9xa1ba3u/L/SujZ3nsuFFxfJ8x7Frwn1O3Ktp/Ilxf4/5nzHccpt7C0b5YXbFv90QfMVFZlu3LRLBx51sOp1IZ0q7XDxW/+529MTjM73a3rujfW87FYibO7w3HFujJx4mSxPaw9MXamQv4+rUNGxHMlatIyVvV9NmaRHZvCN9vNju9655ba8rYBittArLGnAmGAOJBMmNQM5GvcuS/6mvK7S83uG5zArLMSDgTKiVJXBYwExkZIpRTM9BHUy89JS/VovSB1clVk6fvBOoPhy14qtYcDUuDGtN3UeA0cGWUABddBqQHk6z06E6sQBroefkeWp4ixLFTg/dRlhp0jIUZTKLrz0HQSrjU/IykEMw5kjXz8OWvERFyDPTphUkiNKjCjiZFSoCOvNidDyUnRQPH/L1achz5cRBCBqONMpC+GsLFmv6bSWBG1bTWVppFECxkdPS7SdMSqerxJA4rMNRLZAddWbbqrApnI/Cmxkt+3u3FSZsFv3bPcPbefxlXP2cdt2juKPIdt8uGeG7tTNy7ipUoMhZs1QtiWfGtZxySkqsmuo44LnFjb7vcs1i2yOjFTlBiIYQSCDj1HKRXufKOYXdty2xca9ZueZbDEK2pkIJBFwEAqx6scpnEVDmR7qQWGTNvkhCZupqwA9JYY/VYNEsqOCx6eWgAOoHjxhHZXcwB8Kt3Oaecf1WhaeuC7tbfzVGhjNzVYc/jqmRTKLjLtyStQvWYCZ6puvFBNNpBPHHOi+mysyKHDBjxTu271psPr6Tj91bvJeabaywt3lD2CZjKePV1jqph9/bV/uBtbN3bG6ZsXbNuXO4XG4FrGNxeMyaxyQRSucfYp2snaatJJEkkr6Rl3IiHUTwOx3K2t2rXQGtyAVygTj29/ZW96k313mXLblq05s2FBZQp/MBgTkCRw4SZGNaQsn2ez9/cdqxLAck9m3KZFhtW7ssUr/N61qx69uSSd/T0KvKD1jn4Hj2SxzK2NtosrAjAxAwwgV8wbz0nznebo3US5c1NwBY9576sNsL29YeKtBLurdNbGQzSqXp0I2bIEaBPkWOCRRODr1eq2o05cZt7nPMXn9tbAjDE4d5nH2ffXYco/iXfborc3TETnwIHZw7ca6Y/2/fffnO1+4th9mdwZnBQe1TG4vFbF2Zt6jsPb23LvbKWzGslreWd3lT9Tcm+snm93T2LmUkuy6LXtOVQvGG4ztjut5sURdyFNvUxuHidTEl5jhIEf2jPKuy5t/CG3tendxvuSlzze3FxLepiGCibtuWJ1O+JQgKAQEiDNdIUkgRiCycuYZGDxuNNRJC4LI8brzVgSrA6jkRx1uoEeEyDXzuThIzos0w+PiORBOmp0059PhoeHggUlAOPGgWlB0GuunPn4/w00J+zhAYTSYxlnWvMS6D5jy1OnUdeZ0Hh5HQeXLjcXxGFGArBgKcaMRufBWKjQEty1GgPxBPSPu8eCwzbHsqMzMLgKMxy6+LAfdrroo11bTTpOnPXhMQq4DGiKkZGjqSnw1bUgkgAaeBJBLaEcvhz4aV4Z0Q1T2UYinGqgFdD8upB0LEaqTpzA5aE8MFaccqkETHCjSynyPLkdS2hHIroerQaaa6aDw8eBLwcBNJZBhThR1ZtBrqRofH5Tz8RoOoefLnw2rw48alABUScaMxzaFmHUR4Aajq5+BU6AHqB4QEiZxFOMMeFKEU+h5ePI6A6eB01PxGp5/y4hLBssqJMMRR+Kc6jmNANdNOYA56A6kEktr9nAeAN2VIsTJzNH4pR4+engeRPwPjy568/PTgRJbwnKpIGYo3fz2H25iMtuLcWXxm39ubfxlrM5/cGauwY7DYPD0ImmuZPJ3rLpDVqQRD5mJJJ0VQzMFMN68lq01260IvH7AOJ6gMTlTgF4UjGtL++/fn3V93vcTcHan2j75zXY7sfsVak3cj3A4/HLD3Q3aL3qDGYLYte+Vk2hHnxBK0MYaG6tRGsXZVVloHnOb82ubWzbu3QRr1aLUgM2GJuHGFAzA4mM8u29G+kdx6o3VxEcJsbIHmXI1GWnSiKcCzQcTgoBJ4Awdv72LdoO4excvt7Gw5eTd0teeal3H3NmZ9xb1tZosJGu5XN2BWWWpb0Ky0q0denoxIjD/1OOCv7vd3mF5Ci3BhpA0qR1RxwyM4V7ePQWytbTyArgHJ2Op54EmB7QABHCtXPev8Ab07o9io5O5D2MZvDYUdOkdzDDpYfI4O00wrh4cW3XZtY7RlQSKQEZtWBHMyrzbcpaNndIsSNLA4Y8GBiCDAkYHsrD5p6FvbBf3+0bzbQHiUA6l7R/cvxHHCoFx9vLZDJV7MeOyi06s8Lw1zjrFX6iSALFSQo5awIqXUHWJBq7wp1DmTxnOinUzFWYngQcPj0HfVPabLdXBp0OFGUgg1aPsb2d7kbv3Rj7NHamey0EmZrRQ16eNu2bmQlWB2rrUhijZrKwJHJKVUl2RDy6VPFM7W8RosoznqAJMdw/Cup5fy5rQ/c7srZ29syzPCgDtLQM4rYLubK9tdj0dvz9wt1Ynt9vzY+6YZMRWwq2rHcnF5lMgkFql/powW7VWaM9JtRW5IUTo1LJoCYrWz3u9uLt9uht31JUEAiDkdU4AAjGThEZ11vMPUvpzlOwXe7vdWRphlCMHuE8CqqZIYdwgzlVycJ7h+xu48VlqO9K2+bW5cR9PagycW4RisbMjMYnkn2xkxlMLXtQ89VpTtE7OSE1A4ury31TsLxWy+2dGwLEEx3Rj74Arz/AJp619KeprA/cNu/KXxaBpWSctUkAx/vR31NG095Q5+l6uIyuJp0YpIpsSmS3DWhdRIGMUxnKwzPYs9OnS6IsQXpCnmR1+xtbm2itu3DPOMDSPYJPv8Ad1V5vzTcbO7cI2dorajiZJ7zAHuq/vaHfYpri3eemsllBVlarlhkOiYIpKRR14OoxvodDqvVpppqeOtUjSGUHRHDGuSuKxczlPVUU95cDQ707rXJ4XctTYm8ttVrse28Xk165s3DJdifJSXZ3lSGlYsWYvTStFJ6cXImQv1ngLYIYvbggxI4jOPtwyoLh8tVGJWc+nzqHMzhe8m3KKx9wuxOM7g4CRFaDd3a/ckFTIrE6MRabHzR2K/1CxsCULIQ/iODVrmo61gYwQRj076AtbbxT454jphTYxOO7a7rZK01XubRup0BsT3O2vBWp1+kdTqNy4OWWoxTTUGR4iNNQfAFm1P7O2pAQwGPinp3Y1aPa+MymB2FfSDdm4rm2LQ68Zgcrl8nmcQ5xzmX67CJlLM0ePjhETKjwhutNVGikng9swt37bN1x3A1HulJ25Bzio0ymXPU3PTpIOhOqcweRbqLEjqHx5/dx1arpHWTWAwgjqrnX/d87xXsp3d7ddo6EzRV9hbQ/wBSX0MJfp3L3BlS3HYdJPlb6Ta2JpCM6adVhxrz45bmn6u+0P8ATaGHXJxb3yB7K6PlTLa2ZcTruN8BgPjNabc/asNCrXromjmaKMSzhK0MoAOsiAFY2IcheWvzqfhyis21czphhPXPT8KtXrjaYBnKpt7Ydiu8vc+zg32d2z3fnMWsdmS1uE4j9G27HLNVavB17k3E2Jwq9f8AkIldjpqABwVrbs+uBlxOHbHeeqkd0F0lzjHvq7Owv25+5WWYW9+9xdmbPqEqJMZtlJu4O4FGiMqTzq2I23WsOkig/wDUWl0YHQjnxPt9stseIwenHu7Kibd6mwGHTGrcbR9gPtpwkCxbm29mu6dgSVrE535m7Jwc81R/WgZ9r7aOCxMsaSgP6VoW420HVr4cToPLg24DDjmT8APhNUr7tuE0ufBOWWXTKauDtTbW2djYsYbYe29ubIwerq+I2dt7D7Xx8jMxV5JqeEqUo55C5IZpOtmPiT48Fcd7hAfGMqiW2iLFoBRx4SaVbONoZHoXJ0KN+NQyRLfoV78aoSQyRiwjhUYanpOoPw8eHJkFPtp2Aiti3sG/bi7Qbg3psP3Y90O3+Mx+P27mv1LsbsupjXobf3vu3DSSyVu5e5ttY+quJv4Ha992nwkckaJk8nCLcgmr1IxLbs+ft1cqR+40/mKgop4pqx1sMBGKqZzIIztwLV1kEeFTwnEjgY4DM9ZwOAroJsPVjnQ5G5Vhmu/XWQ92SP1bKUIVt5S0ok6prH0VZxJMVDFVZdebKDmFsMMMPbGHDvI9pqdANOIkT0+3vpg5DIfWWTPLV6aUEjQUqlmP1IoTUjGVc5aFB1xY/Gw1lyGVP5XnSvTBITTiWNAk/Uezpl8TTSpkLlHQe3vyotdyNGhWt2LskcdWKrJPJ+tyilBKi1pM76WenkCJTrzV60md3C5Kmri68cTAKQpMdQgY/ecuzEnGkBLT8ss4w+Qrnd9uncrB+4/3yfuKe965YtL237dpsX2odss5mIJhJLsXsvh7e9+6O7Z4K1exbrWt3bqavlLFeKKRqsd1a6q3pBeO09J8s3G9Nva7G1r5pvtytm0owZ2ZlVB4iFBZmAHjC/3EZ1Na3e22Nndcx3twJsNrZ1M7ZKiKbl0+EEwIxwJwwGEVYiHeGV27vSG9fl3Gme3H+sb9wvca3b29ZXGbbzCwZSlsraWfxE82M7jdr9s4XFSWY47E88UKWehZqlhWLfU3pbalOXuuwvbewu2e1tLmy03gt27bPltf3Vhxr2m8v3bi2yyKrEoT5d63EfL/AK6ubnmPMre55ptrqc1uWr+4s8yttYZre2Yi5b21m4p8vf7GzZV7ht3WIUP4bu3uglr29ue59TdlHH081BTp5HMU7MtACOeLbW9KIksVLOS2rYyMETSCysMnrVXV2VdRIskWk51dW3vXrg2jFd5tmUXbeoG9t3gMq3NBMgSCrA9qkMCo5rb73ceXasc2tqp3SMbLgMNtvEUspubZriqTOk6rTDWkQwZIuHTb7y/2iZYd3ze5P9vXOL2Q74Y572Yt9rMVkIdp7N3fPYUyZmHaE0iyYfZeWzasEuYW4k+0c0jlJIawd3bhPVX8e8u9S27m624t7bm5Hic6vIunEhriICUun6RuEUGf8+2xL3x2XIfWG/8AT1xbVwvueVDALh59oYSEZj47Qz8l2Mf+00eA6Fu42Jn9zffTauL7p53E+1X3Q9uw/b/cuxe5FHJbG7QbouRx5OahHj7HpWpOye+9xZPImtLjb6SbVyQtLZxmSpgR46Xxr0ztrfor1htT6r29zb7Pb31u3JhmVSCVuLoMPbJhluoxXSdSmBNeh+srd3176N3Nj0xubb7ncWSiEHSjEfUmI1JciQbTqCTIMZVKvebZO5uz+1O4W19y7B7g53ce19k9x8NlIreH2Jk/9Odwb0ZwmBO7Z9p7m3DPtq1SyuaRIp3kqRySmGOOP1ZPTP1zzf19yuzyVt+bj/t76aVuQzgeYJUs6AhEaQdbQsSSZIr89+QfwV6tHrOzau2rC2rG9tm5bS8y/p2dAuILbsTdAVT4cbhbSuABnW57St17H2vl83idxbK3BdzOVwibKyc0FnEzRrNcvPVt3xQ3HUkm27uGhHXaOC1WT6iqRJ0tGzHXxn1LyDf7/a2Lu33NsbZXDr9QkAD8yEB1MiVJAOBMxX3/AOg+dcu5XvNzav7W7+7u29GBUrJJMlWHhYAmCCxGOU47o9he7r9qfYWzxtXv/wBuOw+Q7x7S353V/XZO4Ht7ud1N5Ytr3cDPyYIT7wtdvtwR3gdrx47pMNgxpFGqEKY9F8i/k3bb/Z+rLtncOXs/t9oUOSwdpZxCidOOodZzOJrrPR9/l+75J58Kl791ugwMsQRuboEkjGVg4YLMDKlyD91P9r7Zxy93CbE7UU7Vmzav/Xba9n8NW7MSrotizlJu2uFexkJqhk63MjdWo0IBbXhnvbm2C9m44TrDET2nI4GujI5bIN0WzHWgw7sI9/Cr5YT2qdrvcVudd8t2x2ZFNuPbuF3BuCO7sOljasOJfFVI9lz7YxFeerS2xft4vKTWL74+zXfKSRlLqPEkUQ9q9N+q/Xn8e2Re5PuLtjfPaUOdauGEm4PMDh0dkZgFZl1JEKRJrynm/L/SPrS6P3KhtqC0AIySIVfCVKMobTqKqYYiWXARo9/cj2t3B9v/AHOrdufbtY2x2G27u/IVO9VeftfXi2rvS/uHbWavYOpkN893MvmMjufNXcBmqdqfH1INxYzA4mrJHSrVnkWWRuE9a8y5jzrnN/n3qB71/nfMX8y9euAa2YKv9oAAy0hFWAB211HLOT8m3Hpo+kbW32zemrdnyTZAm2yYxIfUdQxOomQ2IIbGtl3sI/ek3X2rwwxXd3aMPuN7dQ1MRi8/3jpbUSt3T2FubMGF8jid54HCXGw3cTH5rcTyV6+cr2IzavTK8lj1JJYR5bz3kg5pa/ccu8Vi3rZ0A0XGLxJLLEq5OJghiQHWZY+QbK9zn+COZbnmXMTe5/6M3H7a0m5324e7d5ZYQBDaW7dLtfs7cKrWbN5w6WlZNvuAAm1G9bt/+457dt67x21uLI49+wuevRXsnUwO4cNsXNb4zFXERxUMXisp3DyN2fam3P1MXpQ9WhIkqLG8JyEbqrzZXPPSvqKxyVNjstKXSiC3aa6zQoIkafDZwP0goRBMQwBHCelf/NH/AMe/WHrk81Lbrlm5sbu55m9bl22LboIgVLbbrc+Y20tbkXHINspcZbbK96zrU3NUP7x/YT2xe6LeuG9wftWvYHK9+czco7a71Ha2Dnq5DuncuU6tLYWUydZZdMxvrHQ0nxzZWrBLBer+hWuWmnjqM3pXoLku42vLLm29VM62XuK1q+15L2lgQrIVDs9u2QVgNOkgsAFLkb/rr/y9/iO16o5bsPRu7Tm2xu71dpvn29q9ZPLzfQttbrefbtLvbT3Fe277TzRY1Lqcg2rR1E+3L9wjvD7O8XJ2vzvbvde6trbavZRsLk9r26sd7F2r+TlyGTxGa21lrWLmLQ3pJeiQSFl9Qq6dS6n4I/8AKf8A8Odv/JP8kX/Wvp3fWdn6jYJZ3S3lu6XawnkpdRrYZh4QodGUA6QwPCvtL0Z66G39O2dvfXzti6eZauW2VlKXPH1wwMyGBNXX3r7xMt7vu3GB7n7tx+Q2jtvZWM3bZOEy4SxlcCK5jl3BczIx89+OW4uPw0MqJB6n9HQDqbUcfd//APzr/wDEzY/wV6A3+7HNBzf1t6r5lZXcPo/b2Nuu0L2dtt7ZuaSwZr73r25uFQdSIIW0Wb5x/nT19ufU/PrXLrtk2OU8qskpiLj3GvKjO5C5QFCJbEnAnEsAK3boetiO3sPuFwm3/wDuv2G2tunaidyt7bSx+Y3RsvDbPzNuNMu2Vz2JrpHtjOVMHK12GpkTSthIWdUJTpP6Q+oPR+89B760nqS1tnV0a6irdtub1hCFu3baK2u6lsmWdAyYHxGvEtvzDcczsta5Ybq3luC26lGDI+a238MW3uAQisQ5JGE1PO5fazsHN2IchtzP5jDYq76dqGKhPSzmLnoWolsVLuJt3OuwK1uFllQvLMrK4AIBB4Lffxz6X5kwubZr23Gn/wBs61acdX6kkYREMRGIFPtPWXO9qkMUvKWzcaSB/uwCOOKzOZ64x3L7WMbi8BlkxOdyuSz4SOxisjlPp8Vhaxo2FmyuMyNGjFfsaZDFNJNBMGdklhZeghueHuv4S9Objl163tb1485eDZe4QEVsIBVVxRj4XMyCVIwBFaVn+S+cbbdW7m5t2v8ATVJ8xVB1FY8RBLfUANSCIIDKcSDTIf2n92v0+e/XsbKtlFjmgqU9yOZbsUp10qPaxVWos2pBVZJIwy66HXTXzDdfwX6idHZL+zO5H0pqYaozljbheoSYnMiu7238o8oDqPL3H7cjF4UxOUKHkznlliKjPcXYfvtiNu5DJjszNv8ArClagubOsbgwCzZmjPGRcFOKK3ldcjBXf16vqQOjSRjwPTpwnOP4c9fbewdxs9l5l5WELae21zPPSHywgwSca6nl/wDIXpTeu2331/TZKmfNV1QyMpKkdomKrjtfcuyMdvLtTuTc8vuYwncjZm2MvFisT3G7YU+4GMwdXcdy8m3aeBzuRv5fGw7Trbduiv8AU226fTszxuvSx6vLed+oea3dtteVXLdy2+2DoEYEQS/jIGDSGBmfEpkCtHkno3Z7Pm9/ntrdXrvnBRBYXFVElkUTPhgrmSDAPdJNfN+ooLSsX+UKzLDC8kx5vLKlKOtVVpnDMUjjjiBJ6VVQF4xLu1ueaWaWuZscyffj867nb7i0LQQ4KMAMB8sOnvPNmulm5ysD0FSehWVR8gjK9JGnLn58uXiOKx20qAZB6Hrq8sapwjh3UIM6qSfO2jnXVlJ1/L1JzGqDpDDkDqCeKzjHSow6Ci1aH8RxNGzno60bTW7UUEQVuqWaUQogXkwYs/joDyGrfZxRveWgKkiOM9O6pQHOQM01rndCFdIcFXluzuzJ61gPBWVgCxKQqRYs6qwP+QHy58+My5zGwkraxbp7a0LW0ZhNwwB76LVoNy7pl9XM3rbV01lNOD+lRhSIepJ0VoddQFGup1Lc9efGJcvXrpg9eA4E/bWrasWLImyCTHefsq7PuQ9oHcbsD7d9oX8/7dd+7tk7v4Hau5V7w4vDbku7J7f43d9GHMbGw22d1bRgytenuLKQmGPJG9DI9p5/o0jVAZJvNLnqq7ut4LexVktkSGuIQlwEkAqYhixGABBxyr3H0p6d9FJ6bfmG+31rd89vBgbNt2U7ZFgljIWSB+YBlzgkA1qT3/7fPcH2y2TT3XvWthttYe2yWMdR3dunZ2I3Llq0tgwwx7e2rjdz5PdmZvrI4MsIx0T11UtM0XSV47HY7ff7uP3FlbaEZhp4dUkifgK5vb7Pb7669jlF65fCuQW0NpXMiXgLB4cTOAqDq+7N6V6EVeH9PxMuo9WzGpvW1MjsQYmnjjhrFX08VcasPPw0jyHZq4N0sxPDL8SK6nl3JL1tY3BJYewUl37WeyxZs1uDNZRdecd7IWfQR9SI1WpHPDTRiGGgC8l+zUDR22y2Oz1CzZtqxzIAk/P210qWpgPkPb8YJp1bdxtF4Vh9Qq3TK6xB49OttelkLEKEOoOoGoI18OfEjXGZYUT93Turc220sAakUcKd+Os4+gVhrxvetsR6dSlVkyGQkRCi9S47HxXLskjsfKM8jxn3SQ/lj6ia3rNsrC6SWPVJx7OmNTttuxunGwG3la8W2sVVj+onsbnkhhtpTjUs3o7aqWZcxZmI16FuSY2M+DMANDER5h0oQWjtzroNul6xZN2/+jtwCSWwI9kwMOJwHtqSN8fuve5rasu29odo/cJ3OrYrb9Ctjr1qfJYLM0niqQ16eJxtR72GyOPqV8TBF0tFWT0BGfTkaVgX46bk+3uW7f8A1niULCjEGOs5ZcMZ9lfIX8v829Cners/R+2srzFLj3NzftwUuPcg6QdRU6TLNoGgEwCTqqQNvfvSe+FaJx1fujs7cmQDrAL+5O1/bp5+sIhdGlxuKw/9dddBINSzHVom41l2lhhrKtpHafjh8JHfXkFrnOyVgL+31NhMEqvacDPxp7bT/eg96lXJxHdeS2NkKqWoklaPt9tu/hfULBZauWq46ri8/RgMgKSOk8E0IIZerkDO+021y3KKyGP7icOvEEdvbXVbYcj5ha1pb8puBV2J/wDUT9tbz1lGurFSNAOYIUHXUtrpp58uRPEgOMDKvPGx8RxFDpLyBJ5EeJ8QeepI8SQPhr8eGiSdOdCBABoysoIDEknxPPQqASCw5Ag8tNPhz4jd4fSPqqUwbeOZo0s4AALanq8OY101PT56AE+fjwl1NJiBTvgscaMxynzLdIUnTQFjrqQNCAp1J8fiP4JX0kzRKmU5UeWQa6jQnTTnpyIGn4AE8tT4cAtzSIOZNSEKDhnFGY5iNCQBp06jx5c9T4+HhwVxgcBjNOonhjQ6TAkEjkAAOrUfHmNB4HXx4YNHh40vCTiIIo9FZOnSCdNQ3lofH5WGvkTrxGVAONGpMdtKEUuoU9WgGv5joeYGvMeI56eWnEbQMs6NZLTwpUin8zrry5Hn4a+B156a/jwwUYjIVKBBk5VzXfvB+9bLbl7lZD2q7JyU9XYPaybG2+5v00zKu9e6IqxZKDEXmQ6z4Lt9DciijrsTG+WM8zhmggKYpi/eN94Nq25CAHjkXMZkGQoOQkjE0rkhDpOeY6e/8aq/+2X3rwmH3Vvfs5uKxDTy/cLIY7c20Lkz9EeXzuMoT18rt/qGiLkJ6OlqpHp/VEcir8xAON6t2d7c7K3v7Q8G3BDDiFaPF3AiD3zwr3T+D+dbMbi/6c3ZC7m84uWZ/OQsOn+1EMBxxGee7TGWbVS7GldmfUuOldFYsWBLgK7aOrKPmGhHh4ePm631LwT4or6p/wBPS9a0uMMKsrgtt0914x8dkaMNuK3A8E9WzEtqvYhKr1wzQvE6yAqddGA1Gmg1HBLuFcFLkEHDHEH599Y285be2vjQSnT+lNzIe0Tt3A6X4diYKlYLKZLEVIdM4DgN8hPpjrIBI6VI0AB4Rt2NQAChT1CB8Kj21+y6l3VTcHWBI+GFTL242S3blrOd23sTObmm23j7mUfbez6S3tzW8TUpSjNWtrYWxJHNuDNYnEtPZhxdZxfyIiaCostl4opN7kW9s7Xe6t0dFsqQXIkKIgFiMdI4mDA8UQDXJfyRsd7zv0xd2mw8V6UYJIGoKwbQOskDDgSAK1C/ui+2mnviOl79OweQo9w+2e+cVjb/AHPu7WlfIVMZex8VXB0O5tVIYkupgspFTjo7gikjjt4TMVuu3HGZpRD0+52l7l/MvLvjTad1YZYFiDOoEhluSGRgdJmAcQa+TnuEW9LDxKCpBmRGEEHKMiIw41XaWdaGXldS8te/UEJrRSKosV7cUE6OTMYofUlkWNx1MpOhGo15CIZmAmdRknvNUOXs6vOOjKOnGpt2tbyz1abYzKvAaaszLSniismq4ZpBLXlqySv6J1YxsWTTxHI6z7ZBcuhXAKCti9edLeBxArZt7au5Ni/XqYW5ZgtzV7ayQWErrTnbSRQX+k6oollj0UkKoWQcwNfHc8tFQImCgZVnpca8SX+vhUk9/wDdWOl72Q471cZh89ie3+zsjBYjtxYuDIw5m9uKedLLXJ1gNt1qhPzDUKG0111pWVZXuXFGGoD3Dv7adyNIQnDH54fKlavvnuntCBNxdusfb3biMrHJclx9XdYxqVMpCyHL1oqRht1i7jS54shWWT5gqcWCxEDDT9n9ajTTBOM9VRxm/esLFlYO4nt+23JchMR/UMztujupeZ6Vms/pljFTSoXQnQ+vqOY+BjYiNYgt3Tj20Xg0+LUO7j30Jjve3s3cOegG6hiXxdxHxV1KsORgp43FWENRmo4v6GrcrCiACsUYfRAyKdWB4BlukEgfrRKz15j2dY6qMvagoTCR8K0L7r72fu/d3s9n9uYp+1Ht127jcrkcN/qfByYKtVyNaheammYwGVsf6631l6F5IvWrWIYYIpY2UhvmPHRpuL16wly4QtwxIAIIPEcTh1EzWA1oh2RFBjrOfb1R3YUq9n/2y9+9698TVu5XdPvF7p+725p6Vqzh9g4K8+asrUrw1YkvZ+8+5dxth6kVZE+osR4yCvGg0aNAdKqbH925uWw5OolyYCyOJY4DCMyOA6quC8+2s6LjKJOAzMdQHGTM4Gul72cf+PZ2/wBnT4nd3e/bWzu3JrLXnh2jtd6Hczu3YCmVmgz/AHL3QNxbc2Sw0XqTDDJT6u2kkDgHjStW9ttUKgm5e1EjSSqAYRLfW04yAFEZOZqpd3N66RGCxjqgn/h+kd5n/ZrePmfZB7epNhVdo9vu3+0+2ue2/Wuf6N7g1tuRbs3PicpbSNZb25rOdyMWY35VttChsV7mQiY9I+nmraa8V94tzdEOGCXVgCFGnSPy6cAR2mWkzJxl7bm2IPiU4mSc+Bnh3CAcsOHLh7g/YH+4j2b9zfefuD3Mq4fuB7VNkbTvZTbPcztftDbeydmZXbu4b2MTA5jc+1MVZTKYXdmz5o5qWVxzNkIKRZ78Ugqz+qKVpbNna3v3AYbsX0Vc9DKY8ds8AxMMpEo4IkqVLTC/fe+irHkeWTnjIzBGfCZk6lIOBkCFoYND0dPUdToWBCyDpYeXzKp08xwiCCYqyBqx40oqnVoxAZz1PrroADz06vlHSAfxHEafV4sqIyMDnR1Y45I2jYMI5oiroxZS0RHQ45jRJGJ+VtNV8eY4TDEqM+ui8MYTBqhG8Pfj/wCQr2vmuz7Z9z2cyWxcLZlr7ZqZPtv7dN4R4DbdLqp4SjNlsh2hp9UtDDxxwtN6cBdVPJQeNREs3nFlE829HAFmY9wxk9grGvLvLKNclEtr1gAAdrHDLM1Ddf8Aft/fIpTRY/L9+O02REVqJmk3L2M9uQryS0pkkiazFhtkwZC3ClgK/SsEiGRAwUsqkejcn/iL1rzdrZt8tNhSshr7i1MjA6XbUCM8Fk/2muJ5j/JHprlaldxuUdycRaRrkR/iXw49pHeJqfNrfvrfuiy160u+e5ntnzUcCQrDC/tb2pXpXFjuPdnjmzUlzb9hYbE4DystP1LRUBg3SvHsfp3/AMaUuEXfUu/i2AP09upB7i90j3qh65xw8v5x/wCQAtTZ5DsNdwNGu62AzyS3qkwMmYEdhzSN7fvn+/7HWbmV3Ptj2/8Aert3vBYtqbi7S727TWdr9taO2rl2Lce4Mth7vbveeye4NXOZqTFBLdq/msl6lICL6coAgyP5d/hrkHoz0pY5ryfa7gIu6Av3nu3Gc22VwgxJUA3NI8KLjEyMKs/x3/L/ADT1R6ku8s5o9garBNq2iqAHVl14gBi2k4apEDGK30/tT9nLfbL2D9lDlqrx7n7p1c93z3Wb7SGaxk+8Ofs7oxhyMtjVll/0NHiIiW0UONWK6sw8V2g8pLVqZCIMR1nHqBMTGOOHHCvpfbTb2YDCHJLEHtJ9mUdlWG3h7eqkOMy9fa+1m3vsHKnLWt4dhYbsuCzlBNxJNDuvd/YjcdeSGfb28cpXlePI4FnTE5yHqQolg6v7T6f/AJGu7nc2Bz3eDl/qWz5a7XnDKLttvJIO323OLRBF/bW2ANneAHc7UwSzWx4fKvUXoDattNxa5btBvvTO5Fz91ysMbbKLwIv3+V3QQbN+4pIvbSRt9ypIAVyNTu7G4gb8xfcLIWN2w777RZTcde327pR4y1h8hs/JM9uXL4W0l0puTYm89grWr4mxiHWuapiDhWhkiLZXrzmG89G8z5ba2+0flnrnb7cjd3Na3F3Nvwi3dVkmxu9tuyX3CblS/matJIuK0D6U5Byz1lyjmVjmu4XmvobcboPtLelrT7W5LakBMX9nudoAtjyfB5YX6ShEzBJvDJdtTVi33ZsZTaNi/VxmM37DSaZ8TPkGlirVt+1oI2jx1ZpeiFMmqmrKzqJ/TZi3HcekvW3LPV6jZvo2vqHTJskwl6MZ27cTxNokOv5dQEngedfx36n9M3tzcVk3vpbb7a5uBu2e3buW7dvG5b3KMQpdFOpblvwXUViwRgRWmb9+zY/ZvNe37Ye8sjsnAZLvjuzuPtPtd2r3lWm+mzb4TI18jmt14zIXaUqTbh2jHhqyrHVttZrVrF1JYPTdlLR/yWNja9E7ht/bD7u2yJtmIhrN69cmRxCtbt3/ADFA0swBdSwDCp6CG4ueqrP+ntG2u2me8FMpdtoo0kjEEhnTQ+YBMNGB5+d+97e6U+2sd2yl7jbsu9m6u8tqKuzrcmPixGYXbVqnPi8xm5K+PTL56+8m1oZY5b1qy0YCgDQADxXnnN+b2vR9rkj3bi7ZNvas+WD4AisGCQAJCN9PGczhXoPp3lHKv+5L/N7NtP3Fy/cuB48RJGkvnmwGJ4+2pxHtyw+7fa9gPeXikrVdwbP3PujafeGOCMQ2s728wq4S9h+6+RZx0W8zsjK7qmw2SnAMk+Kkpyy9TUpHbI9Jev8Ad7S5Y9Eb5i77i4RsuvUNJNieOo+K2DiCGSYKgep/9n7Tcpf9V210pYUHcdWIaLsZiAPHGBJ1xOonXPm/axvXvJZu91Vp3LidwZZdzR3ccslOnYiyTyxy/SwSWHYQRzxunT1Mx6TzOvGt/Km6W5613NoOJsJZtEESSbdlBOAAkgAnAY5AVwXobbXD6ct7hUI8+7euxBEG5ddmGJaNJlcSTAzo7b9tnfWrsbHbC3Q1LdHavDIckNvWqtuhchvYmjcgxOQyVqjMgtNhqVqSJj8nq1+TFmQEcny7b2OY7yztJGm7cVD1HUdMdZMnhjWvzh95s+V7jdW1Yvasu4jOUUt3ZDsnjW5j2r++zfmB21Pt7Nf9oe5GN2nhNvjBbs3r9TtbuBjorN6OvSp383X3PtYXGrpCI47K1rhK2I0NpmcBfrL1f6R5W3M9ptrCPbe6RbuJZZ48CqC/lm3cgGDIOnEFtETXyp6N9V7/AJZ6V5lzDmTJcfZ2zcQXQiHUzn9I3HupjMAY+GdOs+EUmfuC9ua3fTu/t3uHmosJm83ieznbXCwItH1cFhBbgye67uOwtK/64Ktb3F631bh7E5dXEhj6FX55/kBG2/NF5PYL/tbKsy6oLkszSWYAfUoXCMIiK+hP493a805AvOmVVe+RguQAUQBmMJOIkGZBIxrWPvDt93i7MZbDb+yuzN+V9mZajj4rVTM7dzmCxm9e2+Qu1bFyXZG48xWxWDv3RHSS5iLsFpo479eJy5QOp4Hyg6E2n0NBVoyg/UpIiPZipjiK2vVHJ9j6m5JueR8wtJf2G5ssul1DCYlHAMYo0OMQTGdSxuX3p4jIGa3269rF3uhVyVKjPbyXfbubndlWK+So2LIx2Oxe1Owm5cdE+AxSiIx/XZq3NauGWZ440cRLNqubktcc3GvTOLIFAWCiQolgMySRJ4YV8kenP/EL0pyHZ29kb23vsvmHVd295jN4gOURN7YCTbGlSzXXnEMAdFWt9r+O9u3fzuLtrbm18Tt/L90N+uMXtTsdNNgO2vcLY+4a1S5ZzFf/AFv3Ts90sNkppBTlvwR5CXHRiDpUGxO/Tx2Hpr0DzWz6Q/779U8p5bd5QjM/nWuYKbiqbvki3c2Ssm5Ri/iV0LAr4mUDE+sfzh/FP8eelObcu5D/AOM/Nk59fYsm/wCV8+5Lc5cz/wDSW3t3tnzRE3ezJtutwNbvEsjBRqvDUF3t4n9lHB90t7duKOQ7i53BTW56UHdHA7q7TY7aud2dt7DVlsZWjtrd3byrk+0+69xV09SlWmlWkLZAsf11X0n5DmG/9M833G5t2eX7jabq2Cls+e99GZSF1XGuKrFTiUEk+DSSBiPXPTnpvnPpr01yzZW321hP29k3Nsq2wu3a4mu7ZtGyFtt5TkoGFu3baQygAwN7OU/bU9h9/tNiOzWV9tWwZth4DbE21K1mmmSwu8rmItQSQ32z++sBdxe6NyXMpJPJNYe9PYE08jEpoekbHpX1X6j9I7ZdjyPe3l2gJJt3NN625Yyxa3dDpL/m0hcMBAAq1zP01yPm7G5zDbo9/D9QSlzDKXQhjGYkwDWtHaf7Ie6faBlN4bl/a+96e9/b7h95vJm96+2L3D7Rod8vbH3Fnmgjx8uJ3HXw020d0bcr3MWq1jejTI3RAAkosKAnGhv/AFZc5xu7O65la0GypVPJZtNsFi/6SXWZrY1eKLd1FDGVUZVW/wC3ktK/7e65uvmXiSIgB9ICuATPiUk4y0kmo874e2jemxezncPe3ej2P782J3R2DtmbJ7dn/bsmo+4fsl3TyNGxXx4wmD7Y2cbsnf8A29hnrWEtv9Xt/DVMfShkKXLUkfoN9EfxR/JHNt96g5Z6b3XP+UtyXd3fLuvzZ7m1fZIAzKzbrQRdnTotpqva3ZUPlA6q8l9S+h9um3vXl5buLG7QAo+zCXLN0sVVibWrVaVNWtyETTbVmXzGGg6kqXcztTuzKPtPG90O2tjeUaJPktlrvra0W88FcRYZLFLLbclykeXoZDFWZNJopIgyOGGmh5/UNjmvL7m4bb7XcWL1xNQhLiMWCmCQoYtBEcJxWvFdxyzf2rSvvbN2wrAHxoyRIBzYASJnqz66duFtQZCtlsbBex92PHW3gWTGW6d+PGMscayUbMlSSxHFapWVkBil/qIkiaroRxauHyrqXRMkeIHMnPEZjUCDwyNRIFa21pCCAcCIMdk5SpnPKRIr2vSeua0EMsMNeqgCwQp0t1oRHEo0j0jjjDBh0MpDcukr4TPcDg3CD5hOc+334cZ7wagVCgFuQLa8Iz4DhgOOHHhFa0PcXsrO7Q7qZXJCxctbV7g4+O/hnmd50pT1HRM9tt5urVY8faZJ4VJ1FadABohPHyJ/M/8AHY2vqvb+p+XJHLt9JuAfTb3S43ABGAvCLwGWo3APpr3v+N/Vgbk17ku5cnd7cgoSZLWG+mTP/tNNs/4fL66gOejHGPlUgv8AkbqPIBtdQA3znRuRPPw18OPK93yO4jFwsRwrvttzRHiMR1/GkLJZaDDKv6hbgp/IvTDJK5stqE6DHSWN7jaDQsegaE8zy44vnK7Xl/i3bhepfzGM4UHH7q6nlh3W7M2AWHXwHty+NMa5veWXWHFQPHqVP1llFaQKVYKIafWY49XI1Zyx5HRfDjz/AHPPUZiNmIHWfuiBXV7fljzr3JGrs++lra+yd27/ALayRpZmrrL6c2RuSOmNqKPBFdkCStrppHEp5nTXz4y7VvfczuFbct1schx6DOrd69tdmmpj4uoZ1bvb/Y/DYnCSdERy+YMfXJctaxqrcmdMfXQkQJ1DxbqcgcyBy41f9Ht7Ww0DzL5GZ4dcD7c6oJvn3FxYOm2Dl9/X3Ut7e2kiB60kJUkNFMAummqlAqFB0hFBHl5jXmdOOU3TuDpiAK6PbsBBHCK6DuzH7he9dt9n9qz7g3cu1xsqxidqbrxON2vBuLDby2dSow0IBk6tyabLYGaXbtF2mt1xcimkryFoi/5fnj1b6W9X7LmNux6R3W5tW3ZnCJasXLV0EgeTf8xWZAo8Ou2VLKwJBZZruuVX+XbjZEb6zbubhSFtlmdbiMcVa3pIDEtkrZZZGK5Zvfv7g9u+5X3Md3u/lXbmN2Vtnde4jX7fbTqx1KiYjZGBp1sFtcWWhMNOPJZypj1yWRMcaetdvTdK8hx9J8h5fe2HJttsCHO5t2V1eLXDnFlBgEqpJVTAkCYExXstqzy7kPK7NndsieXbXzGMLrunF3I6yx0gYlVCqSYk6y8rvKuLEteCJUkj6+mSUskcjv1FoonjS3O4YgHmijTwPGzZ5feW8H3AjDDEH31xnOPXOwtIbfL1N27jnKrPDtI7RUc293bop35LSR4e7A+ohgmxtm/TiYsgi6zFJBeD6n5iwZdDroNBrpf6dtnUuTLEnI9OvKvLd9/I/rHY7lr6Db/tSTCFAQBkJbBz7fhTjo+4Pd+KqiCnt/tzXnVn1uw7YyqO88egaP05bg6tCo+ZSNfMDkOKg5cANAdwZ7Mvcas2f5z9UWLeh9jy03APq0OCfYLmn3V7P7lu7FhXgr7mpYSKYnrg25tiKhp6munKxWsvPIV01Lt8pOmvIHgG5NYwKhpnGSfwj41V3P8AO38i7pJt7mxYU8Ldi2COzU2tjHDKo9yu5dy51VsZ7MZ/PesY5St/LyJQ0jHykRJNaLdZXTRYVYDnrxpJt7CvFpVUjMxienaa8/5v6q9Tc6UHnG/3e6XgLlxmUHukD4DrzpKivr1RLGzQFC4kihP9GZfWY+tI7rJNMADoOokN4qAeJRcHiCgFhh+GfTtrCLagGyPV07aMNdllZph6jlGEXTqwdefUiR9JXpJbp6eepGmvw4kBdUIwCkY00BySuBHTp20/aWbky1PoDvHujEQotC8JGitZDHISf0qxPGxlMsOpMT6g6L0k/NxXW5dtsEfG3jB4jt4fbQrqsuDaJDcCJw7K7ijJzA6+oDVterQL0jUMw8OYB8OfLTixbbAmIJojgsDhRhJxrqQQDooJ10Ovyg+Hh1fDhEwZBxpBjGk5UZ9UgICfy6DwA01HMrqx6efhrry4QbUSwGNEcQFodZhqBqWBBPM6N4DmNNVJ5/HgDqK6RgTTsAvdRpJzoOZ0bUKBroBpoGY6HVh5eGvCAAEdVOS+AXKjcc3SNOrmNF/N1eA8QD8rc289QdOGYMxwyqVF04caNJOoOobmAoPPTqHPkAfh/v4EHGeIop05Z0Os/wCX5uWgAB1BPT58uRJ+06fieHxxP5jTqA2Jo9FOAB4MdQVJ18zyHLmfH7uAIxw9tGx6hhSjFL8dANRzI5+WoP268AyQesmpAIEcaA3FvTEdvtqbp3/npFiwOwdr7g3rmDJ0hTjdp4m5nbSt1ELrZWl0AHQFn6R48VN5uPI2ly6SBpUwTlMYfGPtomIQSeFcCW8d4Z7f+6N1b73FNNazm+dx53duYmkPqPNlt05S3lMg/WzEcrt5z0kkgLp4aaQ7PbL+0S2DiigSQBMATgBGOOWZqr5jtc1j6TJ7KZlq1ZpXal7GzTU7tSZbta3WsTVr1OzWlWatcq26kkc1e3UMQeKVCpjdQdeL+1QsjK8EZEcCOI9vQVJ596xcW7tyyXlYFWBIZWGIYEYggiQZwNbHu0v7p/fPYdOhQ3rsraPdxMfFHHDmMtLkds7glWNOlGyWZwMljH5Scxj5pWopMzNq5dufHF8w9E8t3Vxn2lxtuxMkDxD2A4j5V7t6f/8AIH1Py/brZ5rtdtviojzGL2nIyElAVYxmdIMycTV5tk/vp7gxCRPL7QdrZMwMpdq/ejN1DIhYeoUjfYV9wY0GpLchrzGnhSH8f2wVjdmcc0w+fGPuro3/APIv9yhXccpIxH0XifdNuth3Zn98z2cbySrhu8vbbvR2KyE0qepkf0rHd3tmwTsSkj/re1xiNywVI+osScK7Ko05niLceieYW5/a3LV4A4CdLe5sPjUmy/l/09vrurcLf2l2ADqTUh9tuWwwElBia2e9kfer7Fu4mRx7duPdV2cny1p4VxuK3NuSz2y3E9r1f+l+ipdyMftOxLa9ZR6QrvIddAPLjJfkfN9mWa7t7nh4gagO3w6umFdnY9W8g5jpsbfebZ7riQutZMzI0sQTgDOGHVUk97ewOWrw7t7wdjdv033dvKll7fc7tPSlq0tge5mtexFmhk8hjQsT4LbXfu/jZOjHbhraUNzOqY/OLMkkN2kWy5t+1X9jv1Y8seRhOuwzfntg/knG5aiDi9vTc+vm/Vfobbc7Rt1sCLXOVWQWMJdWJ0XD18EufUsgNKQV5NNz5HBZmTGZfatpLWHvhkxYMD0rNWOnkJ8bcxGRxshFnEZjCXKr071GYLPRtV3hkXrQjjp7W2chCSHVkVgynUrBgGDK35lYHUrRiDPGvmxBc21xrV9TbdHZWU5ggkEEdYIgjgQRU6bVoxYuHHZauV/XlgWvkoJh9Svr1AYJ1khbp+nmkj0kQuAsitqCSRrsWNutkSTnwqxubxIBGBq5Htwwm+dw7sxNrZ20NzZmheknb6uripo9v269KZK+Umjy9yKHESR461MkdhBKfSlZVPS56eJNzu9ttEDbp1tq0RqwJGMEDMzBxGEzVjlHKea82vNb5ZYuXmVZbSMFHaSQozyJBq1ffz9v33P96e8adwtoz9scPtzIdv8AYW25E3b3AvY7JRX9vx5mLKJJj8TgMnLHX6rUbRypKfV9RhovSeMK3zfa2rt0w7K9wEEAZaVXATIy+3jXVH0LzlgjXGsWyBBVmaRiTjpVgcDkDTk7J+wP3O9o9z24srujtPmdkZnqizm26u/d1ZCqrofWp36lK9tWoiyxTO0MujRu0EjgFidOJl57swul0uR1wPvok9A84Pj87bFOH149X5OHup7dwP2+N/8AcXLYixtLuT2u2PsyxFl03nYnw+c3PnDaFmr+kNterLHBEIuqK1DZjnmiYEROjMAycRpznaYvouFcIyAPXOJPzq2v8dc3Di1u79pBx0gu3DDEKB3zS/t79s/sPhpaNXcvc/dm6s1P67ZK1nNwY7tnt8IinUUYMbgMzlbU8BUawmZiVPPQaExDnoubny7flWlj85PwIGJ7Iro7P8Zcus7a5vN1a3+8iAFs6SZMQWAZQo6mLEdhIq2HYz9ob2rbgzl/eu4+6+e7m7YmtJdwva7Ye4Fw+38JS6II5KG5t+J6u+9zr9ZG5U1/0bRJAheXp6z2vLb1t9qr6rd+4RiwnQM8lmZ6yxxg+EDPyH1Lyvc8r5tctja7vY7QNCJfH6kRjLRpPEjTMCJMitynbbtd217ObZj2b2l2FtLtvthVT1MRtDDVcUl90Xp+ozV5A+V3DebTVrF+xZnY8y3Fxrj3PrMicsgCeoDATGMDGueCgHUB4+J/H24dVPpflP2jw0I1+Pj8OBpECjEasxHSpJ0/yjUHw+Hh+PCAPCkYzJiscjjsZmcbk8HnsbWyuFzmMyOEzmIvx+pSyuGzFKfG5XGXIyPnq38fakikH/C5058R3bSXrbWbom2wII6wc8qdGZXDofEpBBzgiuZv3Q/tad5+zuRyO4ex+NzPe/tS1ixPQo7fqm73U2bjVcPVxe4dqQF7m7qmPiYRR5LDJYmsCPqsVYGOrZwO522G6h0AP6gESMPqUEkNGZA0mCfDIFaC3LVyNPhefpJ+RjHuMHGJOdawUZyfnbQH5GReoMrh5FdQPFJB0gN4kaHUDlxJOvFRh18D7aMMA5Jz6qVaPpCzB6qdcKzQidFJLsiyL6gI0IZni8FK6HXny4FhcKHy8Ggx9nxpWjLgufAGxHZNaIc72+7jd5M1u+/ne6m4u4lTF733PhsjOm6b9ra2MyWM3BeqS04MfNZG28NBGiq9epBDGscLoIkVGQH9EfR17+IOW+l+Xc0tb3YbM7jYoQlvT+4LKoF22ygNfd7dyVcshLMNUkGa+K/Vn/5b5jz/AH3LE2e43W3sbsqblzCzBMpcW4StpVYHUqo8KCF0gwtOlfbNtrYuEj3R3DytLZm21ijnfcG8dzUNnYluoBiaF3JWsXXyEkqn5FrCeR/BY/I9gvqv05stp+92uw39zYD/APWd0F2O1MSCTd3lzbtMLMW7b8OsVybejvU263A2u/32yt32Amztwd3uBIGASyl8ccC7rOMAwag/Oe5D287fyCbd7T4fJ9z89BFF1WNmbMt5x7FzQ+qtfcO80x6Q1a8iaepXweTVxqVfnpx5z6i/nv03yxztOX3Ns18XQpNhG3Aggn/PvixbjEeK2l7qE5jtOVfwzvdyq7rcJuADan9ZxZJOGVi0bpU5yG8ueMYgkt4z+8TfnZPeeSzPtz3hg+zk9WKjlt55PEwUYaipehvivWxgxtC1kbcjVz68sAh+ni65SV048S9YfzrzL1BsL/I7jsbG6hWOq0E0qytoNtbOKtpgzcXDKcq9S9M/xRtuTX7XMPLtrc2wJWEcvqZWXWGe5GoB5wtnHOM67Tf2wffr2l99PZ/DUtlU6fbzvP2k2thMZ3P7EeqjTYTGYjGY7b1Tc2zEZVOd7Y3ooooq8yK5qPIKtj051jM2dz7k/KOebF/VXpIL+0uuP3G0GFza3nltCqIlTpZrTKAl1FJtwy3rNroPTHqrnXJNzZ9JetmnfKkbbeQfL3VtIXxk4LdAKhwxlWMEsClx9qUNCjloQ8KLUuxqmixn0+lox0IykadPp8gH01A+VtRpx5YbtzbmGOuyfbM5+/iPaK9eBW6NSjTdHz6ZVBHcHt9Yx+803/2zzGM2R3nzdf6fM1c1HZTtr3rx2GSAQYLunVoJ04vPLFMIsVueuq5Cm/ySNNBrGPWvR253fOPSe45L6l2d/mv8dcudWVrBB5jyl7+om/y3VjesLp17vl7E2rikMgR/HXmvqf8Aacq9SWOZ8j3Vnl3rffIwK3pGy5ktnSBa32nC3dOoLtt4oF1GlWLp4acex+4WF39WzmMmxWS2hvjbBix3cPtfutIU3LtWe4jrE1hIw1Hcm0s0qO2Py1T1KOQh8Olw8a8L6r9I8w9KXdtvrV+1v/Te9BubHmO2JO33KocdJ+uxubWAv7a5pvWHzlSrnseQ+pNl6ktX9luLD7bnO38G72O4Cm7ZLAiGGKXtvdE+VfSbV5Ooyo5kf3Ydz7fyfvH7fdn8RNlIe3Hti7UZTu3vatWFvM4jZO8u7M2MJsNUjaSxhtubcwMu28haKh1x1eazMAsaP06/qn1ZzbmXJuR7Dnztd3BR9y7aSGe0Xa1tmukYXCq27rAx9N2Tm08P6e9F8i9Mcy51c9Mqdvy4ultLevWli4FFzcJYBlrVrVcQ+UG0oytpgBQNVfud2unbzYdO5fVpJMtubbSbetY9BZhkrRRWbcmTjMDOtnHSY1yUlgDiQPGykrzPPc85mu42RTMSPbjOfxH31rcq5UNnuVux4hMR3dXThViexfuNwuyPbXtXa8m5dtPWk2b3WyWZw9zJ4y62Svbx3Da2/XxGQwcs9qe+MjicVGj1ZIXM0DnVCr8ec8z5Vb3d7YbiyzLu7dzWGUwyN5kq4YEFGXSCCCCMCMca9L5Rzttpsd5auBW21y2UKMJVwbcEFTIYNqIIIIORGJq7u2NnYnaezdq7XwkFOHEbd27h8Rj1qQCCr9PVpx9fRFo3RFPZZ3QE8uoA8XuYb29zHf3d9una5ubrlmZsy3X28KxdntV2u1t7XbDTZtJA7sz7ySe+kbcu4Je3uPk3xVxVLLWdpTUtw1sTkCqUclLjLla4mOvTMpCU7ioY5ToSiEnQkacXuR7e9v8Amm32NtirXLqgEYwQZkDHEESKp83cWOV7m9dAYCyxg5ZRBjGOuDNXJ7O+yr2Q+/iS33C2D7b/AHEdn9l5HI5GfdGP7ctn9iYuSCHH3bKY/am658nQ7S7pnmy1uNoq2KtVvqp4/TsxQIxkH0D6/wD5r9FelbB2/NvUFhvV9q1bVVay9++Lw0K3mnbrdKqBqE3SHiNIYgivA/R/8PeqPU90XrPJbienrrOGLXUSw1rEK1u3uCouRK/QpRRmVA1CnXcPZV3YW5Lezsj2/wC4Xa9cVEuP27sXuyuXXuBi9nYqGPFYFM5dzUtyXOW/0mnF6k9axapBj6deZ4UQ8eL7z1Ly/wBZc1vc45fuRudu74OCCcIElRBTURq0ESCYIr2vYel39H8l23JTYFi1ZtwqgQhGfgIlXAnTKmIAjCuwX9rTdUG5v2+fbNBakrX8fQ2zubt5bq244rtWvkdjdwd27ar0rVays9ZhPRo10jDL8hCLy6gBztpVD7i2pJa3uboPXBcsDh2MDj7quEHSjHjbU9fAdPhVkN6+072pdyWkbuH7Y/b3vaaQMrWtzdmu32SvAEknoyD4Bb8ZJYn5ZRz5+PEoBQAKYEz7eugKqcwJqhfdX9h79pfvDcny25faBtvA56awlpM922393S7aZCpZj0MVikm1N50aFOeFgCjxQIVI1HFl95uXGlmkHPBcfcB7aiO2snMTjOZ++n17YP2n/bp7N+4NruP7fe4nulxN23tLK7PtbG7ke4/uH3j7UX6GSs0LcVy3snuBey30mbxNigDRv0rVWzVEsq6vFLLE9NbVtbgfEQxJ0mNUgjxZgxMjjMY1aa7eePMdnCrChjIWSCdPVMQezhVysdmu4G371jG7+iw9mlLlcgcFdxcckNW3jhcuy4eu9mzpHZyUONkgimiPpyvNFJKIwjqFttbtkl9sSEgYHMYCZ9swcoOdRagMHz+dSNSdbgWau6szsJZlMiv1yIx9KJ1U/lQ/O3Iak6eQ4DXwanIgyKze7Zry9bmetZZvzoWiaNFA6UjdSOoEkltD5D7eDwbOCtNjnxqC+9/tZ9rvubrPB7j/AG29iO+zV8ZHTGQ7qdq9l7wz1IsUMEOJ3LlMRLn8RLH0qA9a1E6dJ5jifa7zebJg2zvXLRknwsQI/wBmYM9oxwqO7YsXxN5FYxAJGInMA5j2VrF37/4//sBz2Ntx9grXuF9kOUyDUo7t/wBrPeTKYXF5y9ixcmw0u49rdwaO+8PmoMR9dOsY/oSrBOYvVESxqnUen/X/AKs9L2txa5Nu7lpdy+u4QxDFscVklVxxgJE5ASQef5x6Q9P89e3e5ht7bXrS6VIABIGI1FYLd5MniSQCNZ/eP9gv9y3t4l3Oe1n9yqj3to1q0txdle4vtptLD7jlFfqaSjWzc1Tce1cnMsaFvVmtYVBodXQanj1HkH85epmvft+Y81v2C7QrXNpZ3iKcAASnk3tLcQEc44DKuF5x/F3KxaZ+V7Rbjxio3N20T/s6/OUnq1EDrIrnE7p+9Le2Bxa7D725z29d15Ktv6qxP2uwu88J3Iw96tHPHWu1atPP53t5j7PTI0c6Wpakdiu7ADkrcenerP5YPp/Z3fTvqy7ynf7x2a3dTaC9bvI6klGKE3rSMrAA63T8wiGrhuR+hdzzPeLzLlNnfbPb24KtudDIwPhuKGAtu0jqRhIBmQI14dzfd5v/ADCPU7eYmjsynYsx1BfsMud3I6zFYUmjtyQw4+o5LD/lwErqPmPifmT1R/IPMd2HPL7Y2+10n/FcMjiclPAFRh/ca9y5B6W2Ozgbljf3E5kkICDwXM4R9RPdU6bfwGUystatBDbyuSsLCJnIks2rM6BeqaSduuVxI2p1YgAnjxL91uN9eLMz3dy5nGSxnr+Rr1AWbG1siNNu0B3Adwq12w+x0UIiubq0lf5TFiazOI11ZSDdtBuqRj1dJRCAx1+bx46PYcgtAF98ZMTpB+ZrJ3XNTgm1BAy1Hj3VbbCYqrXgjq1YIqtaJSkVevCiRwqNNCkSBUUggajUE/HjctJbtQLQAAGAyHTOswk3ASePvqW8Fj429P5dOoqeliFCgc3I/Oq8ufM6cvHim9z6rayZ6dMOFHbEEEYGaDyu3q1HJRvVrqnrQmzPIPygRNq8kzD5I444ySWJ0A5nQDjl+b2AjCPqPx++un2Jdlk41Vbvn7v+3G09nbv2Hs6/Lu3d+cxGT2rbyuCsKm3Nsrkq7Ur1h8z0sMzdgrTOFhpiSIM3zzLzHFzlPp3cm4m53kWrIIIBHib2HIZYt7BXR8vuvtt1a3jqC1m4rhWEglTIkdUwfZWn7c2WrXrIs5FK0k8R6RHL6kkKVDGQDDD67wozh9B8hbVeevHT2kSzbNmzgk9WJI6zH9Kvcz5ruuabj9xv3LPwBOAHYJw7cJNR1beINIKluo0UJcRxxQRliVUggKUgMaRMPBWbTXkBqODuIH+oElhn1VkX3tKCyjADp8qjjcGYLv8ASV2cMydFiRZOhoV+XrrCQuDCzNr1EakDlyHFYWURSww6fjXC845mb9zyrU6Ptps0/piSkVMo7HWQPJFZkEHNflk/MCGddCOWvwHAhVGJYAnpx9tY1tixMiWoyJYlfpMYEc4A0kKljqVGiHpVToW+XQLy8NdOHu22UBkaYxplYBsRpU0PHajqzSOqCaEdKyRx6rEelvnMjHRnAYAnTly5eXEMllAODChuFi/gEifZwoG88MwDxxCKRTyVWcPonSG69C6odSQw/mPHh/ARqQHtPTp31IVIScCcI6fOigk0jLM7q/ppqWdyqhl/zAgSganTQcwD83Mg8EwJAEyJ9/V0mo0RtRLDh10FHlJqWQr2qLhPSkjXpXlq0kUg6ViEhPS6t4+PjrxELbC4fNMmDUgP9v0V3sCfmdB06sCAByAJYBdW15qx/EHiyMpH0xTxDFRkenwoX1wC2hGmugAH5WAGviQSS3MHlyHARAzxoiVmOFGIpdNT1cgeltCELHxGraM2h+HkeEScAuBNB1t+Xp0/rRlJxqdW6ioJLMSAAPDXn4AjU8x468Dc1YHKalTSe2PZRlJuXNl5A8geR18uRA/Lz58xp/BrZxINEVkyaMLaU6H5j4HUciAviG1YdQIH+Xw4kwEkEU48TSMxnRqOYMT1MTr46gnUEa/lJ6SAB+PAaxEjCjUMZ1YmjSTa6/N5cgQSNBroVYnXnqOIzc0mTTgCMMqNwzKQPJRp8p5gEkBtdNeWg+7hixRpzmpFVdOBxpVgl6mVRqxOgVF1BJ8lToPUSfDQc9eGLnMZVIg1eHqrXx+4Z7iuzeL9qXu17X0e6vb+93Yg7WSYGx25pbuxsu7qtjce59uYKxCcbFZ9WfI4uG/JLbpRtJbrRRsZ4kQPpn79Wv7YaQxsm9bBIy+rVj2EKccuHEUF0B7ZWeqff1Drgz8a5BIpUarAQyktB0N0sAzeg7dQ62ILdIkHgOZPkeHS4CRZuagJ4df41WBaBhhl06YUm23WSViidRXp/L0/5QB1EE+m2jc9COLFkaQQCQpp3ZWhQJFCQqq9Go0KlSi6AuGLKFDMSNF0/wAx4lSwXcwcI41IwVYjhwp6beijNiM9EkiAkNEsnQsi/MTHH0v6inTXmF6Rrr9nEgAJ0HBhUurUY4Gpel2zmPQj+jxEWVqToJI5cnNoUQ9MjazUh6xlRWCsplDErqRoeICzMNLCIMdPZxq1AUYDHrpLdMrtZGmzexsquHWIfVXsHKNx0IInYBvrcbfUuFJ8QSCDrofDg2ZBDa8uH3VG9sEQV8BHV7wRxFXR9t/vE7zdoa1eX26e5XdmwaUEiTT7Ox28p4dqSSqXEkV/tvumK7tNJnU/MRRmJ56c9DxU3fL9tzJGbeWVdCsaiBqwxEEY/ZXQct9U+oeTtbHKd9eS0n/tltdsf/w31KM8IA7OBp+Tb5yG/d9793xumDDUN3d0935TuFvV8NhcbtfH5jfGZo04M5u2hiMElXAY+3uizRW9kWx8cUVrIzT23UTTSkw7bZ2tvZTZ2QRtrK6UBJbSuonSCclEnSuSiAMKq8y5juuZ727zDfaTurzBnKrpBOkKW0j8zASxzZpYkkk1tb9uvtz2v327f7e31vLf1LE4ivJcxVmlsiYRbss38TJ9JPS3XauV48fgb4hCShPSuSTRSJMrqr8ctzXm252W8fabO2TcgQzjw4gYqJxAyJkCZBGFep+jP482fqDltvnXNdyp2bErosEawRmLjMsI2EhQpJUq0gGp/wAd7+dle3iaf207nnrYLd+zDlMh21lj26sOz+4WxbkpyeMyG28zVvinFuKa/LYjt0JFrOlpGjJd1UtBzLY3ecJt+Z2BcdltBLqyCLTKTAGMhCDM5YggTNdDyHecu9E77d+muZOq6nN7buRHm2yIIkAKWEAQTMhowIpDzn70+M7T7k7Ubb7u7ZbbEPdzbE279nrlMjQRL+1YNzZXay5ZbONvZIbduT5PDWDDTyJieSFOoleocPb5JuJIZlJUCVBnSWkjEwOA6x3Vb/719NbrdDZqXt3ifrZYUkQOuCAcOHZWwfbfuD/7/VKWU7U742y1XLV0EU9K0b9fIlV6JaXTXn9almokHKCQaSvp0tz4xt2u62ysCmAkHCZjqORrvOVWOXnReLebaJwZSCBj7cAcxmBwpO9k3d7sx38v5HYvcvcvcOv3Fgyu4Mdj8Jlt2TbL23lRTvTdJoY/ASU7dfcteI+qa1m60olRuquhUl+85T6T5butjb3DO97f+X401yJMnVaChdQAifqIz4wPFvUf8pc8/wBWv2OReVtOWrchGNlDeOnwkXDc1xLKZUAHSYJkVtnxXt42bSqldp7x7hbazQVGivWdwvu2ouQr9P0ly5idzx5CKR4CnSfSMLMhI1158St6a2dmH2T3LVzMNOoT2hp7sIrHP8k+o7h082t7TebQ4MjWhbJQ/UqvZ0MAc8dQBgxwq23b3bcmAxCS5ODbcu5bcaJm85tzb8O30zHpaCGazWjZ29XTm3zEE8x4cbdm0LKRCi4YLFRAJjPoa4Hm2+Xebk/t/OTYKT5dq5dN3y5zCkxh3AVIkbHqUKOtmIUINWLMT8oUDxJPkOJZrJMDE5VDG/O7sOPsT7Y2W9fJbi6JYMjmkeKxi9ryN/S6I/zw5PcCsdVh+eCuV1m6m/pccxzb1BbsM2z5eQ+6yZxBW2eocGfsyU5ycK7/ANNeib+/VOZ84V7PLJBVCCr3hnPAra/xYM/5IHiqCstnNzS1khye68vbhhQBo8zmrkcc0vT8ss0vqIwkmlALMEAXX5FA5ccnf32/df1b9woBkzt75n48OAr1PZcq5HauEWdlt0unI27SSB1RHAZY4/mJNODsTvvMZTudV2vltz28tJkts5ifG7cxK7guYSOfES0VuX5cvnqvqZNsbDaSJfpjCqs/XIh+XTpPS2/3G9uXrV+6bhW0HAksqgOFJ1MJJJIUcOsSQa5T+RuQ7DYclt73l20Wz/1Sq91hbW42tWKgW7RhVbSWOrUcAFYCafnuZ7s+1/bfa7uDtP3Ab22TkduZva+Wo53tlS7gYjG7/wB51Y4fqW23tnH4zdWC3DBuG9NXRKrLZp6WOkNKqk69RuVU2Tr1hZGK4MCDIIMjERMcRIIOVePbdb4uBkEHrIwx65Fcg2eO2TuLcB2dDuCrs583kG2lW3fJjbW66+2hcc4avuWxhY4sRY3BXxzRpaesqQNMpKjnzrJ5vlhGIe4JEgaZ6jGImM4gE5ADAW2IViYIB6cce6Z7TQGHsVcvZvU8dYgyFnF2Gp5WCtZjlbG3GEn/AE9xjOVq2k6CDGwB1Gnjy4c2zbAZuOVNOkeE48fxqs9X9vfE5XuNht5bJ7w7v7DboyO7pMnlcx2123W3fdzte/WyWI9PI7Py6ZPE5q3g62fsyVpUx1uzCZGWNGb0+nrvTXr31b6Pvm/6e3Z2z6YgqjripSSrqymATEggEBokCua5x6S5Fz9Bb5xZ823qmQzK31BgNSspGIzBEglciamLu3+2D7Nfb5uXam6e8ux+8/vY3hv/AG/Pe2H3g70d3ZbHbreu7abPkrHbIR46G1DhNx2dvo2TxlaxTq0cjU9QVW0qW1gy+b+ovUPqzfHe883m43W/Ij9Ry0IcSU1SFUcUQKAIgQSav8s5Lyjke3G35dZt2bQxhFCgsBhqIxZo/M2osZMzTs2/3B7YbRxMGO7De33srsLbkWZnrbZj2R2vxlbK5j0MNNHktnpuPPYPe1nG96tnW3lsJjqiSS34YGYV0UsYcpvItMVQaiMDJ1dzAdOqtW2FeLiEAj2cMuw51X3uL7i+9mKtrufI79zW/MKMdPRzmzsrerJs3deAhJx88kW1YZIm2duKqtT6e3tp7VrNwWohlatGB1EU8tvaruNCODpMtOUCRx4jj2CM6he+1mYgkcAZkDMnq7BNUB3hsLfPaXdmC98v7fe6twbQzXbyxZ3Fn8FtmuljcPbSwYof9QV7GEjglo5rtxmKMrx5fC5CqMfdx9kTV42rO0Ffe5Jz7eend+tywwDEaJcFrV62SCbN9QRNtiFZWBW5acLdtOlxVYc76j9P7Ln+wZLiFrBhoBAe24Bi5abHTcUSOIZdSsrIStdbH7ZH7mvbf9xLt1AbOMo9q/c/tjG2Z+5HaJJZk29u2HDLSizPcnspfyEjy7j2XIbtd8jQ9SXJbdknSK4JKz1r0/oPOORbX1Hy9/UfppSCrhdxt2INy27ZAkBQ4Yn9LcKq29wSEYWtyfLucjyP1NvfS28t+nvVD69m4/6bdwQrAfkfPSVGDISWQDUNVqWS6u/cHX3NvNmystqjkaOEq4zZ1F8hHjqWfbIp9JNTtR271avJYv7szdStVEaTPIUkinCRiOVfV/4l3FjkvpXZftbgcXt5fv7sqGZrDW20w+hSVNvbW9ZW4VwbVbDsCDxf8rG9zPmO72zWT5y7e1b25YhRcDgEG2WOlluXbjWyVnFQGKgqaVtgW48xt2fO5z6etFjpr+25Ny3I4P1RNqbWd7OSS/lGX6iTFYK6110jdzHG0cjeJJPnv81cm2Gz9b2fT3p4eXd3aWr92yjEWBu922lLi2p0JduWRba6yga1KTEGe3/hjm3M936LbnPqJhcXb3Llq1dcA3/2u2ElHunxOiXPMFsEnTBxNcovt1kznuP7he7b3iW74oTd++/O7Km0Wnw1LMxwdudsTMdv4pI8jNFpWqYzIY+k4Gqs2PKnVV6ePJPU+7Tc+ptx+0c/sdsy7eyZlfK26rZRlHhjWtsOeJLYknE+h8jsXbHKrdzcKP3d8teuQIIuXSbjg5zpLlcyMMIGApx7sOw0fb+th8NgLd+fZmQy2Ru1cCjnHba2tn8kj2ZqOA2ok1jHYDB3oxK9aCh9PBWslohEY5IhFk+ebn6EKE1ThPszJw7AYmp7m3ChfLBEHDq+XwqLdqdsUyFjbOAx2OsXspklo0cdicbUs5DJ339b1WqU8fUisZDI2SZTokKSMdRoNdeKG/3W2sKdzurluztrWDO7BFHezEAVc2u0u3mG0sLcu7ljgiKWYnsCgn21039h/wBur3Cdx8HgrW6MbV7M4L9OpRS3e4Ney+6Jq6JFGDS2RjpxmlkMQ16ck+N5gc9OPMOc/wAn+n9i5TYat9uWMyspaBOOLspLdhtoy/4hXc8u9Fcz3CBt3G3XDARcfDDIMqLEYq7h8vAa2mdpP22fbN2/jq3d5bc/737lryRWBf7nU6V7a1WzAeqObG9u4evbI9J9ChyP6nKhUEODx5lzb+QPU3NnZbO4fabU4BLBNvD/ABXAfMbtBfSf7K7DZeluV7IBmtrcvgDxP42nHKQFXMQURXBGFytgEdWFIIKsUUMNWrBHWqVYIo4KdStEojhrU6sKJXq14lACpGiooGgAHHHC2Glo8RzPWTx7z1xnXQK3lfRgTn1k9ZOZPaSTTC7k9oO2XeLbh2l3W2LtjuDt0NI1bHbmxqXHxc8sbxm3gsnG0OZ27kAjnpsUbFeZT4Nxpcs3+/5RuV3vLb1yxuVyZSR7DGY7DI6waqb3a7TmNprO7tq9t8wQpB4SVYFSeokahwIo57V+z3bT2tdsrXZbZz7ok2JLvbe28sTHubJxZ+zghvnJQZe9t6LJR1Kt65i8VkEd6k9j1rgVwJXkdPUb2L0v/KFlb11fU+pd1uLoc30QaJ0IkOiYydGpmRSCSZQZnzbnnoO6VF7kWjy1WDaJYHMmUZyYGMBGY6QMHMwLTYbNxXbFnFS2obF6mqSwzpIjLk8e+voX4+nkXKjplA/LKCCAeXHstjcbXe7dd5sbiXtm+TIwZe6QTj2GD2V5xuNvuNpdNjd23t3xmrAqfjmO0YU4tdPs4lqGvQfgf7HhcI40qxmigtV5qlyvBcqWVEdmrbhSxWnj8emWCUPG+jcwSNQeY0OnCBKnUpIYUq5uv3jt1fuo+yOOH3Neyr3B2cl7Y7dijjO4/bHeXaftZ3Ku9ityX50pYvMY7c+4NmW933u0W7bciVx+o37E2By8iQix9Farx0t+xtNvzba/9MpHNrYJa0BPm21EtdtgY67YE3rY/J+qghbgFTcbi5tvE+j9t/cYEGQApy+rg0jHwk4itKvbf/yd/wBxzt3Zgpd6e0ntt74YOKWJrj2dm7p7Sbpswx9Bl+j3Jszcma2zWd16tC2CmXq05acZR2oQMRcYNwBAK+3EVNa3lu/DNaCoM9LGfcdQM9/wNbuPar/5JvsF78/pm3O9q7u9l+9MpYB+o7sz1t29l7VuzLHFXjTvVtetFHtysoZi025MPhayctZiSSK9x7llTcvKTaBjUviGWB0/VHWYgcTGJntrbvQLLeMidLeE59f0nsxk9VdA2A3Bhtx7fwm6NsZnDbk21ncZXvbX3NtzL4/P7b3DBlwJIMngdwYizbxGXoSVyCk1eaSMg8mPCV0uJrQhkOOBnLChKkGCCK1h/vg+6g+0b9sz3D7sw2VbFb/7q4St7cO1lmLrW2N2944reBzWWx0yOklfIbU7bw53Mxyr1NHLSQ6akadV6P8A+m5pc9QOA1rlO3feYk/5qFbe0EQdS/vLljWpgG2HmQCKr7o/olQWUsQsgSROZHCYBIniMjkfytb0UFYGlVijgqV4Fr06sHpqFSumgUBCBqkcfP4nQHmefM4PDnxPJLMeJJxJ4kkmSeJMyaq29WIYmAIGOP40f7e7YO8O4mxNuOCY8zuvD07DaBileS5HZulVIUaLXrtpyA+7yiusbo8mPC2FWQ3lfqZsuPxrfDtTZeE2xUSvi6McXVGrvYm+azOvX1ayzOAzN1eIB0UH7NTZ2fL9tsrc2lgnjmT3nqqe5vLu4abpJPUch3dtSbQq6qpK8+hdCxZep9FPyknqLKNTp8QDy4nJ0tpGRP30JyJcYxhT7xFdQYW0P5Qo0/MQSzFiwA/Oo0OvELEhjwWantw0EzlRrf8A3J2p2V7c7n7m71sV6uC2xURnVp0gmyuVuyith8LTeYjW5k7bogAR2RA79JCHiKyq374tJguZY8AMyfsxxOFXNpYF28LbHSuZY5ADMnpnhma0F95f3ANz96MxbqXstmE2mJpa8O2NrVrMGBqQh+mmLMNYI2Rkc8y1t7ErEakAchqaOX2iP24DX1/OwBM95ykdWFb68y5VsyLdkmRxzJ7e7sHfUHRb3wmfd6+PvSw25oCDiLelCWMhUXUxlq0iHmS3SWA0Go0PFZ9yt0nWTqHH4+2tC1u9tfEq8kiQBnSTZz71rHRaZY5XkZJ41lkm0Z21RuqZxLIHBK+OmpGh8TxCCNWoEFIp7l5RiSMaaWY3VGdK6zI87JJEJGdVjiVS3SOknoCMTr0+fjr4aygoZZSeuOPThXK845oNP7ewTqOZH4fEUzZr1up6Tto6EK3qNp0FtNS6yEOrnnyXloDqOKbEOx0t7PsrnGl7YnAdfTOhYr6SsLEQVtOlJFLiNgQnqK2nVIwJ5Aj8pA5nz4EIhMtMjHp040yarcjiRia9jvpaWMoyprIY5oWkDaFQZtR0lepQ559I5N4kcLVba6cwIwPTp1U+lgiiZJzrJryQSSRmVgFkD9ZkKL0FzIHDaasC48Dr4c+AUlbmoEFcuvphTkoV0WwZodctAIwWKzyHp9UyAdLHQtIWVX/qI5bwI1JU8tDxKWaW1jSTkKaCwgZikyWy0zAdBVGLKGB1LBn6pImLH5NFA5cgAdR4cIYW9ZIJnLqotI1mSdJ6RXyJ6cqO8g6Co56r8pXqfXUeCvoNPhpoefjDcYEquTHpjTgJp8M6a721sKVX5vAsCSPIHkT8eeuunDgzJ6qIERFDpOdE1fmvIsAQ4Bcf5tPlVmPj58OoEkjjwpigIB6cKMiU8ua/h1N4eBJBHM/HmNeAZpxqYIq4HGs1m0OnLmAAR9pBPUP+HlzHnxJgRM5VCo0mIoyk5bly0+xtBoelQSddSAdNdfAniJ2XPiKmJIwMTRlJyRy1JABXpHLmT8vxUgfH7vLiPDATAPXRAagTRuObqIDEn4nq+XX4DQroAft5+fI8Sjy0THMUygZijUc3Xo6tqo1Yg6MDoCECjkNOoajT4cR3AqiDOo1LHAYCj1eUsOZ8WOvifDmR8vmQR56fz4EsqxPClpA760sfu4/uB7v9vlPbnt57E7pv7b7s7ywUm6O5W7sFFCmf2J2/yUclLbWD2/mZmH+nd27xnjsWpbcHRfo46CFq8kT2g4pNr3N8qjFdtb+qMCzESFnOAMTGZIExIqO9eKjTbMXJxw4fLtPEYddcveG7h5qxk1w+Sv2rtLLWLYl/U2N+4tuyZ5nsjIT2LVp7Nm3IxlcyM8nrN1HVjxp/t7dzbGSQ6CRGXd93VFQWT5YkQWPGn1j7HqV5VkYMySK6FtR1+opDltQPmSRdT5EefgeIdFtnCLgflRajJUjHhQM8xidEWRgXJ9QkEEgDqbQ6HqHiTr4HXw04OwqF2F2CBlSZW0qQc6UYCDoPUGvyK6BdFVGIdXVddJHj1B11Hj4fGQjT4kMzl0+HsqQNAgDGnHTpRaiSS16XWwRX9X00MgJKMDqoQELr83LkTw2hLjS2BA6dO6mViAQsSeNSlt7LQYn5xnU6HcH6dw9jq6epOiEsSsaBuY0fx05EHhXCrjywNQnP3Z9dT22dBDGZ4VJdDeeTPOjbqvGy/JZWWatIDIvQ4McUirqh5ldToeWh5jiJrfj8smDNWUvkr1KKSMxsituphk/0nGVM8A4TcG2phicpMV164MrUsRvgs3DJoEZJ40kKtqsqk6hgi2rnhPg7cc+z7qbwXBMaSeIEdOqm5tHc26+z278bgd1NNm+3G4MnBjJatsWYLO1792wFo3YK1mWxPja/1KBleCaWpICyK6uQBZteXcZrTwbhXwnu+/LryIqINcsXF1Y2mMe35x8K2f8AZLv3uTtNuCXK4u5NLjsp0UNw4eSyHo5nHxh2rfUq0Y/66k0xalbKCWEkxlnjZ42yuYbPb7q0LREEDA8QesfIjI11np71JvOQcw87bMTt3gPbmFcDLuZfysBIyyJFRb7me7WE7lb/AK0uTxkVdNsutraSZ6kbL2GvSxSjNQelrTY2pqoRWQsitGVYBw3HNW7VzYsUSVdsDHEfaOPZWz6p55Y9RblDoAs2cUDfVJxJwwGQEDhVavcNE+79idnu5C25bLYuffXZbMQSMJExcOPuQdytoVqvUWkq1MpV3NlyUOqu9Nz4jTi4117T6WBZLizM8VMEEf7OiK5pEW7bLz+orR7Dl8Zpne273E9zfbR3G2zv7ttuzIbfqUcrRlz2J9Sa7tvI15pErW7eWwRkepfSKB/mKIJeldFIJXpDQC3lsZsvAIPsgg8D1Ee3Cuj5H6i5nyHdC/t2LWR9dsnwOOII4HqYeIRW+D3F+5Ht1v3aXbf3G44Yjtf3f3TvbLduu+GysXma9GDdK1cdHlds908ZiPUqZFMnBZgkrnJ10hnyMFmIvK00TvxV2n7jZ7pNvtLjjbOjOCCQbTowGBEaQ8zgcxIzNdf65b05zrlm29VcpC2t7cueXdtyNbeFjqZfzlSI1geJWGrECun79oHv9uX3C+3C1W7hZKbdW+e12/8AKduoN1WZxay26NuQbfxe6tpSbjukvHNuP/TWRZI7rv05WKhMzMbEEzSen3wd1yrZ830qly/buLcj6Wew4tvcAH0ltVs3EzBdbijRchfEbt7yt5c2kkhdJWc4cEgdRAIYKewqcRJ3FQGJY4xF1P16BEMbrL1EhfTMZAYSdXLT4+HjxmQZjjUciJJwqnfdzvRl8vmb+ztgX2o4LC2bOM3PuKi/TYz+Wh1r3sDi70ZSSng8XKHhszwOstuyrIrrDGfV849Reor9++/L+WPp2qStxxncbIqrZhFMglcXM4hRj7n6D9CbK3sk596ht691dCvYssMLaZrduKcGdxBRGBVEhiCzDTFUO6sDtnA/X5V48UkQFfqllr1Kcj/OUSJ5pIYYFCasWJ0XzOvGRs0XygIg+73V33Mbd03SZ1jPAEkdc9I9lUU71/uV+37ttdv7Uqbvw3cTuP8Ap1i9jNhbJavl1g9AdKnO7uaC1gMNEkhHq/1ZrSD8sDHkde3yzcbsTbSLeGLiF+Ik+z3iuN3vqPlfKZN5w19f/bttqduoHSdCjtY4dRrSBvD9w/uz7he58uxt15bLUces2Rnp4Xb9ifCYDB0SEgGKpzUJa9/JVJI0VJWtNIZ2j6iFUiNOl5NypNiz3Bdc7jRGrIQYJWAfpkYdUCSTXFepfWF7nu2XY7axb23L1fzNI8TFlnSzOcSYJ6sSYAFOKrFFB88NeKB5R0uYIYUkcs3NpCmjSF+rUltSdSfHjS8+4ZUfbXCOSW1fm+NP7Zm0d1dwdw0tnbF25uHeG68gyJU2/tTEXtwZuVCSrSnHY+KaevVRdeuebogjHzO4A14SAtOnExP40zsAJYge7p7q2J+0z9mvvduLctfvL7n9yU/bnNmlWvuXsf27zGE7k71zlGh1U8ZPufd1ZZO3+zdxT4+vCtmSi2fkeKKFWihmiLtOLWpQSSARJBAkHvBPAmc8cjVP9wxMkAmI92R4Z8csMK3+9pOxPZf294iwna3Y+K2vLDSdstuywZs3vfKwVYhLNJlt45VrOblQ+l1mCF69RW5pCg0AlACLHAComLu0nM1HzdjPbXumnmcdmu2+y987X3tu6Pe9vZO8/T3rtCpuaTLVtzQ5HCbQzH1ODw0FPctdsrFDHC0da/NLJD6Ydk4X7O0I1KfAZUnhGUZHCYHUPDlAomvXnBDGZEHL49uFQL+572Qx/cj2V76rbf2dRtWe0ORwvdjE4DbGOr4OzHhMDI+K38m3Km3hhpo8rBsrK2b0UNaaq9yXHJA0nQ7KYL9u2NDkEKjgmIBg4HHqBIJ7Ac8jJtWIc2xkyke0YiuOfetB8li5nZb2VmtwPOtrGwY7EvmqlaGGBN8bSnw8m5aW0N+Y5dYc3s7aOKmylyo0gs21JUWdO/tbtvYpuBdsTddrZtq03bekIdT2tMi3cDgJcnxMrgDwGkN2PPfaFLsrbV9RAFtiSw0q/Fk0y6xIDKZ8QqoGF3pu/wBuXcObfmzrdIQ/TRWdy4GmKOP2xujb9yVfXy9nBY1LiYPG3Z3Z2pCG1uGGx02FcFnFm3t9kl60233RzGHZwDcZ4yuZqnd3N2xcDIojj2/aMePDPGm93ip7dxe9Nse439vjf+8O2vczAxYrvPuPtVgycZvDt13CwcE9jM7s7XVYqVnGS4LH1My9a7gktXpbuNacyieuZ4Et8k5tzH0rvU3dh00wUkgOjW2EPavIwKtbuLg6MCpGYwBqlzXlex5/s7m2urrsuAWtmQZH0upEMtxDiGQgqcVIyrqI/bD/AHWO1P7oHbyLsh3Zlp9sPeJgKEGQzG0du35dtYXvBT2zLXyH/dbsTaEy2MbnsXcx6zZvbHXJaxjn16nrUOr6P1zlnMXtb5vWXoc2V39u1O72l4eYjI3g031efNsNrjbbwkvacixvDrazf3Xlri1sdvb9Ler/ADb/ACN7sbbdL4XsuJYKGXFbgC/q2YCXV/UsCNdixYf91nvVR9sH7d3uJ3Pinixea3JtM9mNkxwmaOaTeHe7Iz7ZyVysNZLMl+rtq/ncq7as5krl2J5njhU5lu+a+q+ZeruZpc87Z7e5eKM0MtxUTabOzqAGkpce0AQsgWyQpAivS32u25dyDZ8h5e1rydzdS2GAGhkLNudw4XEEOi3DEwS4BONa4fbZ2Vsdr/b12Q7VVcTZk3NT2Xt9snjKFSazkb29N3K+585VrUqyTWbV39YzLVwiB2PpgeXHk5e3t7D3r7BLKgsxZgAo4STAECB2+2K7YJd3N5bVtSzsQAFBJJ44CTiZn7qs/h/2ndze5P6PLd3d+x9tdhVM3EL2B2aMVufuXds4a7FYu4a7anaxtrt/kPViCyrcjyOQgB+apGSDx4/zf+YNh5TL6NFvcuGZDuHBa0joSHUWgyuXQ4Fbht6SZKMMD6Ttf473e2uLa9RLcsOUS4ttTpL23hlcXCrBrbqfC1kXFaCPNQjDbz7e/aB7dfavi1odke2GG2xlZayU8lvi+ZtydyM6gUB/1XfWaNnONDKw6jVqPVpKx+SBBy48c5xznm3PNz+65vuLl+/OGojSuf8AlooW2mZ/y0Un8xNd5y/lnL+XWDY2lu3bsn6gogNli8lnuYiR5r3NJJ0wMKszDCV+ZuRYgnXmSTzOp8T4cULVtgNZzNW7lwNgMqVIwNAVXXXlrpy5j4eH8eLtuI8Ik9OH31Rc4wTRjn4Ej7h93L+/iYhsj8Kiw4V5qfIfaP4fHlwschkaUDjXuniNPsOvLw/hrw8kEzl099KeNYpHcE8EmLcQ5GNyaEnpSStFZcdKNGsP9Zg2ujJoyuORU+d7l3Neb8lvfueR3zY3J4YlGM/nQfUOwhu6qu82nLN9ZKc3ti5tRmZAIHGGP0nD6gVI66Tavuo2dTzdjaW88HuPBbkxIWDNX8bBidx7SNtD0PLVv4PM38tRjn5SCC9TrWYgSHX5eo/SHof1fufV+3Y7jlu92W5sgB3ZVO1uOM/214OWuL+YakRlBCsAwryr1b6It+nTb3Wx5lst5sNwSbdsG6m7t2ziv7iy9pUQ46dVu7cRz4kOk4SnS7s7GyESWKeVklrOvULMFd7MGmmvM1mmKtz8CAR8OO88l+MTXDeVcBiKb9v3H9hMZlrGCzPeTt5t7M1pq9ebGbo3FV2vbWe1FDNWhjGf/ToLEk8diMqI3f8AOOKl7d7Pb3Tt9zdtW74AJDOqnESPqI4dVbVn0r6m3OxTmW15fvL3L7gbTct2muIdJIbFA0QQQZAyp15vN9q954DK7U3Jm9g7m2vvTA5HB5rb+SzuByOH3PtrPU5aGTxl2t9ZJBdxeUoWHjcH5WVuR10It7Lmn+n7q1v9lubdrdWnW5bdbigqymVZTPAj7Kyr3Jt9uLVzb39nuHsMCrg2rkQRBBleqvzq/wB+z2/ZT9snujhquwu0NXeXYjvGMpkuzHffO56bI7Xxd2sWs5jtDujGYfoaXuDsuCWKSKa1dihzeKeK3CHmS7DX9V9WepvTnqH05t+d7PlW3Tnznyt3dtvot272JV1tKACt9FNy3JGlhcQahaLHzzk/pznfIeZXbF3fXrnKwdVm1cQm4F4qzuJhT4cMSNJJUtFcrG6+427d3ZOW9uLKvO0pklWpWrw4zFVFbqYJTx9KKKqkbRsSCQz9PizE8eWXriX1lZBGEcPaO8V1xtM7+ZcGPTpNXh9h37snvi/blz0Nv2vd7cxt/ZVi4mQ3D2Q3lG2+uxe75hKsto5jtvl7C0cPdvKgEuUwc2IzGg5Wx50htbepiGZL5P1LHxBwOGAnLhVlL18EI3jtDIHh3HMcSf61en93r9+rfv7q+xfaztd+1CdgB2Rj33uTuJgtvbxk3ZtDfvdXdEOKwGN3RgI8ni6mXx+Dwu0MbaStSvNNNVmy9iH17Kos779rmNyx6cu8mUH93uN3buXbqsVVrdlHFu0ExOktduPc1NDMtqMFxbcJZusjLqgA4GMzhmMxAnIZkEGK0cw92s0hVMhQoXujTrb5qcxYyBgdYtYnAC+DJ4njIEo0dfTKojaGa4GrEe2/vj23wHeXZW5O4Nm9tfD4q3kprWQak+XqVLs+IvVcdNL9Cptiv9dZHWywkxpz5gcSKFtMBJIUz7PvFE1tnhoESJx6cemFdEmy8vtnfGBq53ZG4cJu7AyxQtHmtu5KvlaCu69XRZevKz0ptT80c4jlGnMcXFe1cTUjAgZRw+0UoZL3ksINPOtVIMauoDaalPmAXVWchSzHkC3P4cV2fQTJkVZZdRGVPbHQ/MFGo+bTpAHMKuoGrAk/Mw+BAPj8QvFPKPWen30ayuQrU3+633HwmY/7X9iK+XFm5hbt7uNvnBYyxMuQr3L2PhxexcblWRPpKzWMfcu3Rqz2o0eNgiCRJOLW1tDb7NrjExeIgf4VnEdhY9kleqoN5u7iWhaTw3HIntAyPbjl2itS081fB46KtClajVi/LXrRiGvE7+Kwaeo7SsoGryM7yv8AMxIPCcEMAuCkcKybWuCxYtJ49/TL76jG9kI7U0M2kZKyPJDZV2STnGWPpS6J+ZBrqpB1Hx4olV8SwT041ctvcVgVMe04d1L9bN3nqRLNLBa9MenBbKj6h45ERgtiZQRIyPFoCdD4nUkcGqgDSS2PDqrYHM77WfLaGJETx9tNqw36jXZi5WSuyyxMrsR0kHqhI1PyKPm6iSGPjpwxPl5nE9OgrNYagWfE9OnbRGpnb2MkFaw0ktPUyCOwT/SYlOYbTXpYKCCfMfbwwt20bzEH6nXUZGsECY6qc+Pkjtyl6cplilWR4uccQ5KSvVIxATXr8fJfHg7tzVBgAcenTGgW3ciM6I07DR2WHzdCuoEYCog0cOVXrYnoAGgIJ1IB4NwCskDp0+NIEpApwT+nK5/qeLDU9IUaMCpVSG6hzbTwXmvLTXiiqJJaCMaR8xm0phRZK4i1brBXqaNmVGKHSRToPkZ0Lr0+RHL7tZLiG4ZRoIHT3U6koSIxr71liDjzX1SGUhFPUyxuFCdR1BA05/Mfl+zgQQ3iX6j0mm8SeF+PZw6fGgFtP6qsrMSsiMI9DIT0g9J0eRCp6WOrEH4Hho1vDDHs6ZUUeWCeuu9VZQzdRAU8000GhJLeY8tTrqQPHQcMBpHhxH9Kn0IpmOnThRpZQAmhOoQdTKup08OptRr8yn7PHTThEnVI9lDoGY4e/pjRiOcAa6jVWZQ2raaISTp1eC6Enx5fDnwB1lpORpwxI8NDLN49TE89eY0Lch0gac9FGn4Dz4PUpEDqpIpxJzmjPqaKdOjTTnyUEF9B1EMNCVPPgASywaMqCMRjNGY5dDpzJ1BIHjqD4t4E6EjkOAKlhjnRiJpSRZkgktSoterFqZr1gitSgRdSXntzMtaGMac3ZgBpwbxaEMRhwpLOqCM6rN3O97ntI7MCde4PuE7cVMjWBMuE27lxvjPOV/8AlR47aEeXSKU6eEskQ15HTXgCQzKPzHhBqQowEnI9ta+O4H76Xt+xsk9Dsz2o7j90b0TFFzW5rON7c7TrgdQ+rtFDn8xJCObBOmGRwCANeCAuscEhO34R399MW26jVcfHqH4/dXPb7oe9ea9x/fDuX3r3DXoYrM9x85TyzYjDTZGPEYTH4zC4zbeCxVK1knnsz0qGHw0SB3dmZy7aaE6HtLJsWALhxLMT3sScB1DADsistyHukrkWMe08cp6u4RnVVHlnpXqk0gEb1rFeyC3pykJBMswdigCSg6eP/DzPhxethQDpIKmp1y0nOKnjGXFWQMzPJGzOVDMVR19P1YtNCugd111XTRT+PFG/5SYACOPTP7acA6tTYDhRN7Lc5nKsXjBfUqEXTn0SDUkHrJ5Hy8fHgSqFYtglZ6dMqJZXFs6+gyNiBeqNgFdCvT8hUADX+koQdC6+QK6fbwhHm6VwNSIwfPKleneeaw0swMqxKjyK8ihVUsOmJT8ursqkD8qgA/dxKUKrBIknDp1d1BAFyZMD3U5Is8oYxIqclBjBKtJ0dHT0yEL8qp1A6gjxGnjxNbCm15kQBmR0+FGshzjiRl2U6sXuKeWX0ov+W/Sq9TyLEIxp06dJbkenUAtzI5nx4gd0gE/UOnxqRS4ykrW2L2Q/t2+6T3kQRbm2HhcRsLtfHO1Md3e5lvI4bamXMTiO3X2nj8XUyG498SV5CUeShAlBWXoa2G1HGJzTn/L+Ug29ydW9OItqMRhgWOAXrEmeoV33pr0Fz71Btxvbart+WnK7dmG7baDF4iJ8Kg/mrcpuT/x2pN3bAlwt33c4S/u2KFLGIs2OymUr7ex2WgaKwE/Vo+49/cMeLtTwKsp+jmb0wG9HrVSOXuettwzi5b21uAQfrYGAcsFI7sDjXaX/AOJ9qu3Kne3jeC4TaQKW4fnkdo1ZVz8d/u0/fP2nd0c12e7/AG2bGyN8YF57mPSJmyG3t87fnkMeM3nsTPrHFS3VtDKrH1JYrgtVlJr2Ur2leJeu5PzjY832x3Nk+JIDo8C5bbqYAnBs1YEq4xBOMeY815FzDkm8/Y71YuESjidFxf7kOExkymGQ+FgCKjVct/r+lUw0p0zVGeW7iZwjNLAqor5Wh0tJ1vBbqxmQL8oFiNSNCTrY3G0t7oawMVrNF10B7PxpZyWDmyHbTdvb2vYeFxWrb6w1WUJ0ZjdWxVuWnx0YeN2jymV2bk81DURCnr2RHCSesDipvdkbfL/MEl7ThoEfSfCxPGB4TAOS4U2z3DDdEEDS6x3cRHfVYa22M5eT1ocRk56s0TazXazY+o8MsILgz3/oyY2iKgN8/SNTqvGKFuXB4UME91apv2beLOJ4dBVnsP3b7d7Y2tFJ3EdZ971cU9FZ6EabiyIkqI9anc+qrSz1YTNXhjMqxlumQN0qBpxoWdoWMlWOGf8AU1SublVbFvBw6cMauZ7UvfHm9pYKbanZnvx3Z2bWymZ21uDI39oX85tjFV91bIaXI7Mubux1GxDJlEwhjcVo7MF6BwjGT+ivpi9Y5hzTlNy022ZfI295ryW3Gu2WdVS5qRsGW4qqlxTAZQBnBoymz3iutxQXdAjMMG0gllhh4lgksCDma6WPbD+5N7+fetu3/qcp2q7a9ktoVpsDvLcvavt7Pj95793g0GOK0sXufdGY3XBhoJIBPPk/0uGl9KJ40h9JnQx4Hqb1Q+ztNttsiWN5uRKqpLeUhJkgsS0R4UJOoROowTXof8cehLPqDfNzPmKl+Q7Q+IuTF66BIt4aQQDDXBlEKfqrabgcZWw+GrU468cSCGKOvCq69KqR0og1LsW5c9eot46knjhttaCoqgACPhXtO/3BubswSQDH2dOHVhXMF+597w8l3J7z2+2Ww/1jdG1O3Vu1s/am3Ns0Mhn5dzb2i9WLeO462IwsV2znXXJRvj6mkUojrVWkRQJmZu95JtEsbX9xcEXmyJ4LMDDhqOPCQVxrwn15z599zI7Cxcb9jZgGDAe4RDEkHEL9AByIY8ZqnXYf9vv9xDubmrO+ts+zj3G5BstDPBRu7g7fXu3uNWtMrTJHBe7jy7RoxROXHzdXp/aOOkIbywjaobqB4dOOOXXXBPcsW2AUgn3/ABE1uS9r3/jye5vGbkrdxO9versz23bLY6lck2rtyDd3dTeWCe7Xis2MNmJEp7O2fDmMe0xhn+myeQrLPGwSWWPpdrIQor2YUljGoTEDIgQD7MKrNf1wQGGGR+XGtx/b39nj22bYerZ7hb17qd1rUBV5KIyGK7b7bncA9SvS2tXubmeu7cyv6wh8teAFjMOZnsj786jLsQBhh762Sdtu13bTs7t4bT7T7E2x282+VH1NHbGMjpz5N11P1Gdy0rWM5uK4TzM1+zZk/wDdpy4mCqMhFQMJOM++nxy18vs8Pjpy4KlkAaQN05CGDGWcfJLHB+rUrtWeeaWKFKtKeB61qQSSsqLPMkpSHXX5tW0PRoWIZhC4tTrA8bRAPGq97X23WwsdAje1Kxax0EktDTF0seuamruauuXtNYmjMK6FisKxGSYAhgvym0Ruiddy2fKIg/KR1e6h82yZVGXV3/f99WSrLjdy4QQZin6+H3Bi7eJzuPk6ZfVoZKtPic/jpP8AJIzQTTRc+R1B8+K122PFabFSI7wRQgkEMPqHzrhs9yXbPenavvJ3W7S7m21ldv7r7Z5i5/qL9FluSZCHar5K6di+4ftXuKXC5ODE9vN97agDbiOPK5C3PJboTJ9RWvo7bC8lmydBJuAwdUgowGIJnJsGUjAiMsQNK6Xdwyg6SJwxkcDlA4huI+euXe+1por7ixQjo2BCmYs/otP6KtSo2niYb/2NifoadDE7dzMYlSexkJJ7iSNPIyF5GI2LRuIddwEIcwMCJiHGXDiZmZrPvAPKqZGJGftHb0FVZzWNzuy8tSzGGeWmYclFksE+JuZNlx2SsSSWaed2hPYrWpsvBJbZbM0615ZjLF1Vx1qUa01uwXIMFWEQcZ4eGZz+HwrPcXFAa1IYHPiMfvHtpobt2ja3fnqXevspZs9uPcDs67Hv23je29u9iMpkr+BksZfH94+yaY0YzKT5+CtWjt53E0q1eQKxyOOSSIWaCw7HmPMfTe9t73llxrZtltLeElA6lXU6lZWtuhKsrKyOpKOrKag5hy7Z872lzb7myl1bigXbZ+m5BkMNMFWDAMCpDKwDIQQK2TZD9xbu5+7Xd/bz9pXeHaFKtu3tp3xzfdP3B9wMDNRj2v3t2zsXadd9qbwfA1E0wWch2ydwQ5iOJRjZ7eQgsVRF6j14Op9Wep+T8z9P3LXL9ubPNt+9n9woBW0i7fzCgsOHZrlu61zWbN5Z23kgJeuoUCc36U9N815XzMW93ufO5Jthc/bK/iug3SmvWSo0si29AuW2/WDkuiMGLdNfZfvZT7R7uym4MlsSPcMWdjFOTL45Ik3VtiGSSd7DbZmvvHQmq3ROPq67SU5JlijAsIB0N83+vvS/MfU/Lht+Wbjyr9vUwtsYt3CRgCRk4P0k+GJErJavfPSvOtjyfdm5v7Wu05ALgSywZxGbIeIXEGG03ICi93bbf/bLv7Y3Fujs13KqR752ZJXxO/f0J1/13tCYKz43C94+2OYrx5HKYKxWZZKaZulBZEB9TF30RlmPxrv/AEv6j5TzZ23nn7HmaCHuaSzlUJ0i4hVre/2sEaRcAvWgYsbhM6+mdj6n5ceW29ndSxzD07eabdp2029bAkna7hSH2O6OliwtHRcidztbg8NTZX37RxVWA76sYjbqyTwUo90iealsTJXZ7C04YI8xmHjm2tkLdlgEx+XaJ2Lha9i4NX4n2XqjZHZi5zZrNgF9A3ALLtLjatMLcvaX2zlsBY3YtuZHk3NwPHUN/wBL7jeXmPppb+70qXO2IDb22gXWSbVqRubarM39qHAgm9Z25hak16zQO0ciGORCQ8TDpZX8CrBgCOnTnqNeOv8ALNslHEMDiOM+7h2ia4xby3VDoQUIwIyislbXl8PHTXQHly4kVvyjp2UxXjQgH2+J+PID/E68EASMDiflQE0NGjyukcSPJI5CxxRqXkdydAqIoLMzE8gNSeJIJwXOonZUUvcICDEkmAB1kngK1ge+b94T2K+wH9Q273U7mP3G71U0dYvbr2OGK353WgsgIVi3o4ydPaHamvpIGZtxZGjaMerQVbBHQeo5L6R5xzplNi3osn87+FYBgmTnHUJbqU1kcw5xt9jb8y6wRSAV1Al3BiDbtCHcEGVdvK27CR+4BwrlR91377HvK96mG3BsDYc1j2k9o90U7eNbaHZncWRk7q5LGWj6Ah3j3zSti9wzyWIivrVsBVwFFw7RSiwh1b1nknofkfK2W7fH7vdDPUP01PGFzuD/AGoH+CuO3/qLc3kP7UG0YwuMQbqnObYH6dggg6WQPeUYfuGxpw9sP3Sv3UNmbB2VsfZ7+0zJ1tpbaxG3K+Z3J7c85kd6boixNOKhXzG6r2N7kY+pb3DbghRrk9atWFifqlKdTNr6nsrtu1YFsW7bBcJ1MIA4aQQMMh2Drxrh94+73F03rh8y4xkklpJ6yZknrxNNfK/+RF70Oy+9Nxbc79y9hZctTxNa1jn7XbESCN7VgqIsba2rLuHO5WrmIWZzO095IgigFY2Gj53OrfPdxct3OU30sIFMoFVg2P1FrgZh1QDEYium9Ncy9KbLbvtvUvL1v3dWoXBcvBgDHg0pcUYcDHHHKrZYD937f3eLE0N+be29s2bcG6MLj7lfc0WI21tvI1aqRotcXMpfS/ka8tfrcFYuqSJgV0+UDjyrmQ5tvdybnNLxe/b8H0rhGQEAQJy7K+hORbn05a5Sljk1lxy1xrFs3rhTU2cqWIPbgcsca2j9n/cd3Ot9tsLvbfOXxFpr1dJI4MLYOVhnhIT578mSjY2DKDqNJYXZSSEHIcci+931i4zW3PlgkaTjHfMyOrEHPqrq7vJuVb22mnarbcoCSsgSf7YiI7jTyz3ud2vuzbeU2du7t/s3fW080v0u49n7r2vQ3FtrPwlZYfTyu1Ny0MjiMgI0mZVEsMjKGYAjXnVf1FvLJ1WwoKtJiVxGMxPDrpL6M2F3w3XchhAmGwMYHDEHiMj21xJfuiYb9tbdffWxi/Zv2gzva39AjylDu7n9j7rtr2iy+/pbEEZo9se3OcqZj9Eo7XEUlfIT1shWxli47RVKcKQGzN9Bejk5rd5Rb3PPnI3N0Bkt4FlQ4hmPW8yFMwsSZMV8jfyaPTXL+e3eX+mFV2sHTeuL4bPmZG2i46in0s66E1SAGONajcl2U3cs4bb8+M3NTkIJnS9UxNymgJYSZanlZ6ywADXqeKSeIf8AFqwB6RrcPqtEMg9kd8/ZXnyXwyDzAVMZZz7vhUV5bG5TCXJMbmKU+PuQqvXXsjpkMZAaKWuyF0mrsF1SSMlGXXQkcMLmkwwAPVVnSTiaSixOh001IHhz0GngPDzH48MwnEHCnqQtm7LXNravZEWfoqdJ78dGrYir3rlcfURtOsrpKkCV5YgShUvIp1Gg5mszy5UY50QBIwq0ewdo57t9f/1D2o7k7x7Y7qqSp6dqnk2mxluSNIZfQydOCKuLVd47S6rKJo+nU+m3hwSFreIgPjiM/eT91OoUzqgge7u756qsfuz3/e7bAbXxu0Nwbd2tHmLebxsUndfZ9cULudw4PpSYaKT0bWA23kcpZkT1b4p1rkcQYRxozeqDW9EuxwAzP28J7+7E0iwGFv6u+curv9tWqynvTyW2e0T7/wBobq2tmMvHl8LtcVcZ3bvbzubdz+S+okmbfPabuz262vvirFAmNnjE1Gxao/VGNXkVH4v7e5tLtsi8o8xQPzHGeOEcZxxqpcO4tqL+okngY6YYYCPjWrHe+/aGZzee3vkHt7g3duTIT5fM5jKMXsZLM3nLy2ZE62eZyG0VE9OKBAqqoRQqyby5aW2FIxAywyFZ1kbm67XbpyPtPZ2YdVV0y2XsZO9PLaYSMWBVn/pwRL1P/TYDpCdA/wAygkkfiKrXAUDicRWhpQJCjCkhJWY9JChHKl1JJWPRwSynoDNr0+Wg1H4h7asi+I/jQuQYCjSeNLUd0BqOOTwdpbL9PpqEdYj6TM3yv0K51bQH5dNRr4xecgZjxiO2KS2myRo49/TGiziWN5lURqROrnpKsH6v6i/lCkKNQCVAA6dCBwyXkuOFfFQMKkuKwQAnDj20RuP6sZBTnGWJ5asHUM4BPNmHUAOfxHlxJqXh9VEMvAMaP7SsPDkY4CNVsCSsz6kqD0hUZimujGVhp93mDoazyVIBgA0ysA2MBj+FKkQHqOCpHpu6FYwmvJyqnQNoQ3l5kfHnw4e4p8RBt9dMQAkqMKPGVlA9MdZXQ69Q1RZCGAA0/wAjfby5aDhnVSS4MIfjQ6bhx6Dp769EkzAFn5nXqVGUuV10HV0vrECddNdTyPlz4kRlKQBgOPChVGElzRfVQdXKaaap09KiONjqNSOkrF1IRqdQT9vBa0VYXPjSVYTW0GOyjMciSOHKqWfr1RmKFjoyj82pkB11PI6j7DxAItmc4pjdDN2HtrvPjk1A56eagHUdJLBWHSVJDA+Hw4jb6oAq1BYTMUdj6mBJU9QGmmp0ADN0r1E6gciR9p4eNIkmkFnMY/1o5HDOyvKkZWGNdZLD6rBAgYr6k05LRRqgYas2mnmfPgZWCzHwjPqovqwGBqvvcz3fe1zs2tj/ALkd/O3WGu1Uf1cNi85FuzcJdSQ0IxG1lzFqOYvqNJvSOo0OnEStaZZtmTMeHEDvipACJD4dOqtePc798f2z7WNit2t7f9x+699VkSK9lBjth7eLjVRobBzmYlhLaEj0a56QfiCHtWtyX0hYWcyc/Znl10jpUxOI6seHT8a12d0f3v8A3X7vFin27wnbns7RnDpFbwuCfc+4Vj6dZCuY3TNkooLJ8A8EEPx+XQcEbDlyWc6JyAiBw4mfl2U6Mi4hZeOOXbhhWuHuj7o/cT3ollsd1O9ncTeSOx1oZXcuR/SourQgRYqrOlGKJQwAVIwDppoNOJv26glguJzJJJ+NFLso8XhFRjitrWbqC7kJfoovzQwsC+Usy/5RFBJ1SVYhrr6kgIOmoBA14dLZ8yRl11Uvb1bSkZsOnup6yCCrEkVJIY6UHSEWOSyn9VlJMn1Uy6STPpzkYakEA6KBpOW1DSMx3VlMBfm6xw+ym1KyyiQKjBw2hHU5nQlmQMehyZfzBh0joPkD4cM9htQuE+HtqW2wFuSPCD0zpt3lhki0Qlh1gIxbqUdTdTKqNo9dzp+U/KdQABw9vUcGww6d9WgxI1kQaeO3MsXrwq7ktVX6aUKWLs0AZYfDpZRLDyDcgOY8eKbIpczjJ9gqyZ0auApwx2f6sobRYZV05N0RllHXGG6h1AEkgn7NeY1PEsKihFaTn3VEjMxM4KTlQDyMG9N1kBjUsoPidH8Bz06gfDTw05cPbthrkg4mjZQokYAUrU5VFX1G9SNZnMjElTB0AIIkMjssjzEISOWmpOnEl2zoeWIwGXvn2cPZT2yHxIz/AA9vCjcZdz1RkdR/K5bT/mNqdej5GVSfm0J6j4czxGNQAgxanI9P6U8AmAPEK26fto+xzC+4bctful3jpznsrte96VHbjWJqUvdLcFB0EuPsyRmKxHsDETKFvGFo3yM4asrLGsx45j1J6hXllg2dppO/fLjoH9xxxbPSp7CcIB9l/i7+Ol9SXl53zlT/AKFbbwW8juHU5E//ACVODERrMrlNdj+xe4lPEVMXiMZBj8bisPRqYzF4vFwVsdjMZi6Ea16WNx+OqiKChTqQKqJFGqoi6BePIn3Fy+xu3iWuEyScSScyTxr6zHLLOgIq6UAgACABGAUZADIAYdlWk2l3GhuBVMmoLBRoxZ9QCWBVCSAVIPj944ReFkGsTmXLdLQBwop7hfbT7ePeh2ybtf7hNiY7fO3oWsXdtZatZbEb67e5u3AIJNydud50kfK7UzJAHrKheldRRHbr2I9U4u7Z7tq6NxYdrW5XJ1wMTOkzgynijAqc4kA15/zjk1jmFptnvrQuWGnBhkeDAyCrAwQykNwnSSDyR+7L9lX3Y+0Lcee7jdhFve5rsricfl8tgc/tzFq3d/Z8cFSxKmN7j9scctqxkljrepD+t4CO9SkPTLLTpE+nx3/LPVloo6c402bgOFxZ8pl4kzJtMM4YlTOFz8o8Z57/AB5zDYs13lCtu9mfy/8AvJxIyC3QDMMoDYSbYzOu/ZHarvj3arUszteKhDhMvYuwUs7uHcePwcslvE9ZvUpsdGb+eqZTG2oZK8sf6ehWdGA5c+OrN20m2O4uMzJoLCBmMTIIwIIGYrznymN3yUwMx1GeogwQZ4GPZVObW6stnIoJ5Zq9evYqrZh6pLeTsdM6CbomkmlqU43UtoC1ZlJJAJ5cZ9zmGlC1tVKxxx7jGHZ92FWjy0sdN1isf2/eZoDD39vY1Mna3LGuWx9SCDLKMjYyFGlKKbGK5hZqu3ZcfWR8ukqdBmb5fS01XqOq2+73N0eHAnqjLvAmh3djbWrWrODjJM94HT51fD9qH2Qd7vdV3M7i7q2bjbnbHsPlcrjsRuff1itaelg6lfMPuCbbHbqpk5ZX3XumKq6UavqSTVacMrT3HZEWKep6k5jb5FsLY3Hj5i8m2mTMAI8xhGFsn80DUQQOuup/jn0jvvWvMLrbebXIrLKL+4OIBxJtW/7rwA+nJAwZ+APej2R7NbJ7O7KwOy9o4Wng9tbcoR18djoY1LIQ3qWLVmZRH9bk8hYZp7FiQepPM7MfEAeUW0vbm8293ja9w5knuyA6lAwA4CvqK+NnynZW+Ucoti1sbI0qo6uLMcyzHFm4nOtcf7wH7j1H2R9k6OK2iDlu9Xdq3NtbYGEp2fTtYbBV1rPvjfkzoWkqjbuEtmOgzLo2Xt1PFEl06LkW1HNOYjbmTtra6rpE+FclA7WOQn6Qxrzn1lzoem+RnfyBv9xcNvbgxi2Be5B4W14j85TPGtcH7AveLsfk/wBxnZGb3lVywzvcPt/vPa3to35DurJYjG7Z7lZPB303BsvdmCgt18fm7/cTY/6hSoTXGkNDN0oUijkluRyRe/entkt3kPNNvtHjm67dLpQCVvbO3cV74QaCVuWGWzuBpYFrKX5gJj8xc1uEXtruboDbA3mBck6kvOpS0TiAVcM9ttQMO1sjFsO95YG1Ekkkkz6AlppGkdvM6s5ZyTp58c/JqxQcMcgjUSP1soIZwoXrILfN0jkvCmcqXZXpUcv4Dz/x4VD30EVI+YcviOFNDINB6fNqPA8KhJqmfuY7lbR2bvXae391blxe02yOws5uetl9x5GvidvDH4bcdPF5MNkrEtdIMrXsZWqVi6w1ivK/Rr6bqep9O+nOc87s3txyXb3d1dtbi1aa1aUvcJupce2QozU+U4J/KQs4NXOc+9S8h5A9qzz7c2dnau2rt1bt5wlsCy9pXlmwBBvW4GbajGRquXcDu5282Zt63uHI98uzcdFYp5jHit+4PPWrcJfpMEWLx0li7esrH8iwwrJIzdKgakDjrOSehfWXON2vLNryDnDbxyB49s9pEJmCblzSiDiWZgIk1yHqL+SPQPINi3N+Y+oeS2uXICcN3auuwGYW3bLO7cAqKWJIAxq4Ps57kYzuz7fNq77xU1yXE53Ob8/R5MhC9e4+Owm9c5teMy1ZPnqn18E59JizR66FiddOb9felt56L9U3/TPMdP8AqG2tWDc0mVD3rCX4Vh9QAuCGw1ZwK6H0D6v5b6+9JbX1fyYs3Kd49/ySylWKWb9yxLIQCh1W2lTOnKTWoz97rs3ueHcfabv5eTGX+2eA2buHGbjc7Uln3v2du17+O/Vu6NS1i83tS7v3sfuinaw9Pe2KyNySrtlaNfcFeMQxX56vHbe7as33LADzEADycCIBQjI68NB/K2BzFd3YJ0h8whMiMYYDEHqEHUIgwOqueej2A7k7qWTbmx+09uXbf6sLQym3bG2N3bc7c75pY9xlaMfcerBj9s3Oyu4azCTFq+Uf6fWKCZVK1Hgu3dw+2Bs3FZbqmNJhmBAxQwSI6uBFRpZNxBdQDQ3VlnMx09hojvP2hWosda3F3h3hsHtzRtGPIWKu2EqbuymGysTwTfT4nM1b+ye3OJpGaAWFFXPhoZ41eONW09Oxb3LGGtgJcUggkmVOeGnhxzAqQ7ZFQBpIgiDxHecqp1uS57f+3Fi7mdnncG7slisnPuJd3bi3FPZr0s3pDanytKLZcfbDZ+PexdpRTpDPmM5AlgB1Q89YrtwXXZ3uk3WJkCAAIxAAGI9o7IqIW7S2g6qRpMiScPbI+M05/Y5vvGdsvdL3L79bO25iu6+czXbncX+qqez8Eu+4NrTZfK4bcG+rkWM7Q36lrbUtnEQKbuRxOC3DFjK6zSPQlg+tmgoMtptKbgaUUkhxhAg5yI7pOZ7qFWdbr3wQWIxEEjrJ8OWHGCPjW/ztR7xfbp31v43aWD3tW2Z3Kytd56HbLuITtHcO4BEzLPc7bZbM1qG2e7uDV0JS3t+1amCkCxXrS9UK132d1ZuJFxFA1acSsiRqUGVw44jtq7bvW38AMNOE4T/sn8wPCKTe/ntuu79zWB7l9ue4G8/bx7oO2cDw9r/cT20tT4Pfe3oBI88uy93LC8Kb37ZZWd2+rwuRWxXUSOYk+eSOXG5pynZc42/7beIHSRE4ERMQwhlOJxUgiTwJB3OU843fKLhNgzafB0YBkcHCHRgVcdQZSJg5gEMntb++P3M9uu8T7f8A91vsn9FlrtNsbF7nOw22Keb2b3K266CpNn989lJmixO5MTfifTIS7ZImRiyPgom8fmb1l/Crfur+89OlbNy+hFxHVWS+pwK3UabF9WHhdXW2dIxZmr3b036zsbnb2rtq6yXbFwFAXufoupGl7V9AdztnUgsrfrjVAVrSit//ALcO9HbrutsSjvj2wd0Nm+4jsU9QSJjdhbsrbp3F27rrGsq0sJHkrkW6cJjsfHqsu0t1Q08ljekx0J1REx58f2nL/VHo5/8ATdztrt3k1uV8jUWubdVEj9k91tT2ApGnZbl9dtYG03DKF2x7/mnMeReqmG75sy8v9U3WH/VsgTbb124bsWVayNyxz32y1JcaTvduH17oWywmYxW4MZXzGFvQZDGztLHHbrlxpZrt6dqnZglSO1RvU5PlnrzpHPA/yyIp5cdly/fbPmWxTmHL7i3dm8hXX+5TDKQYZWQ4OjhXQ4MqmuK5ly7f8p3r8u5laazvUAJRo+lsVdWBKujjFLiMyOMUZhjVV/eH77/at7Ctkw719zndTHbPsZevYm2X24w0H+qO8HciWBWP0+xO2+NmXNZKo0miSZO39DhKhINm7COfHS8n5BzXnNzy9nbJBaCxwVessTCgYg4kTkMSBWHuuYbfb2mvalFtJlmJCBgD4ZVXZ3kR5dpLjqSC6qp1Djv95X72P7gPv4sZ7tn7Udubo9pXt8yD2MXKdlZKxL3635iJ3+nKdwe8WNNWHZGOyNZv6uH2n9KUDNFNk7yePtHp30Ny3lmm/vNG73k9X6YHUFOLnOSfDMAAxJ4Lmnqa65a3swVIOF1wBcBEENatgulgyJVybm4UzpuoDpGvrtj+3HlKNWfNb9yFTEY+IyZPNzi7FWjpiRvWs385mMi6wQs7KzS2Z5OttdWYnnx6ls+U3+YXQdOi2BAEAYDqWIjHqrhN3zDy9TklrzmSxlmZjmSTJJJ4sTjSPvr3P+yL22Q28Psyd++u9qEHpRUNhNE+2a9xFPT+q9wrcYxEnpMCHONjyBAHIg8+NMbDlOyAN8m7enFViI6icgffNZp3e6d5VtK9ZxPsGQ9ta2O9Hv8Ae+vddLWKxORo9ptoXVeN9tduPqMfft1JANYcxvKaWbcOQWVPzokleB9T/T05GK05LE7dVtqMhnj14j28MuujbdOLejUcePH4Ze6qQO4LSSt85lLNLIXew8hZhrJMZGEo9Rh8xJLFjrz4qksZ1GGHTOq0nVq4mpo7P99dxdob8n0lHC7gwN2xHPksHmKJshVEZhnkxc7TQPStSwMA/MRyFQSAfmOTzDktrmFoOZF4cRx7G7K6XkPqTd8kYphc2rEEqeHWUygkdeB+Nbyvax7yuy2Y2Lltsx5bYGysvXnkvwz7r7ibp2wktKVDI1Q7IzU1jANPQfqUy1rMjv8AKU0GpHmnO/T2+t7rULTvbYRgs/8AqWcO8V9B+lPXXKd1tGsncW0dcfHc0YH/AAvABGA8Jg0ne6P381cH2J3lge23eTC5He24f0/a2JbZ+6YJr2OxeYtPBuLLY+Kjenkgngwkc8Ec5A9JplZdXA4Xp30o97m9q/v7H/RpLkMpAJA8IMgcSDHGINQ+s/5CTZemtzZ5Pu7bcyuAW00uGZAx8bCCTIXUJ4EzmBWkfHZxLVSNYJfzR/OiOCUBTqdWHMqAGDc9TqAfLj2gBtWt57DXyi1lSdK956p6dtKcucnXGxwRzBHvSRxpMsizMkLyDR3VTqnUqE9HLQnX48SIRLEHp0407qVCjj06e+nPh2wWUxtTC7gw1PPUYLVpK0srsZIKCThbMkdxJPUib1pCU6NT1g+C+Kt2Lb6hcP6nAkY1F5lxSCv0AxTJyXbbtbk7DptvfdnA2hKx+g3Hj7l3HsPUZFhgvUYWtqpKEdXRZ5A6+GvDLa0nSSJBy6f07KsfuLZYZhePZTixfbrfu2bMOfxtfGX6kMDrMuPy1W7i8on0r9daYiatbgmlVVkjEkMban0z4gk22zIxVBLZyKe1cV30qfDPTp/SrG7fsYnNPOhBqT2qtHORqYGhtQNdU6s8bFVLNEIlaMquhU+DDXis+cmWkdPZU+pUTQ31zSzPYqYn6ps20Ix30LQWTIFNaaGEWQxKuJEf1/XRQhB6yR4jQ8PbtG63lkAYTPxqJ2UKGMjsqsW658LmI8lPgcdiuq4YXylyqEnvXLNWM1601mcnWJoQoYBFRXcsW1PzG8Ut7dVCaYOZjHpxwis9He8xDEgjhj/ToKhe3LK3pFpAiRonyEsjRjpYuzOq6alnOunkOKt1hcuFBOqp7ZZMBEfhTXsv6Vj5lbQMCI2DAcmJ10DoelSNdOep8eHdGCAJnUgOoY5VlXAcKxYfMvXrq2vzAkJqCNfuOvhppzHBWmuOSWmQeqkVVl08awayVkuFAY5JXgr1yGHWnUV65AR1N1mvEQfEAMOXDeUhuSzYQZqYQBHGhluq7QM7FQUQ9Kt8p6dFCkdKdI0018fLlzPEC29GpFgmaiZdRj8vGic1hwzoOnSMlesKW1ViSSsjBSFYHTTQHnz4nKlgHkA9OmdOAARGQo/hNIsjWdZHHoSqyuq8wQ2mrDpccmIIB/HiRgNOIEEdPl8qB11GZwFOZh0WZ9B0RmVupAyqHCFZNB0flVpV5faNPLTio6uYTr6fdUrOoIVfp4140ureqGXV2djESTJyQKuiMB5ciU8OemnPUHB0aHmR1UFz6iVPhisza6Yyo6FL9ReXUmRgiAGI8ipH5yRy1XwOpHEkMqaxPd06qBGk4gdPdQQXUEFWJJLacwSFHqdHpyaqsRB8OoHU+Pjw3k3D4ydIFEWQfSJPVS3HJH+Qq3qI/T1F2DApqyiPkNCXIOh0Ckaa8EpXTqiWOdROFII6u2ukPud+9P7ZNnCat272d3C7r3o/USK48VLY+3pHQ9AkFrJDKZeSt1a+NSJiB9vFT9VjqQYduHw9/urReyIBJHd0Fa8u5372/uZ3ObFXtrtft72ooyMVhs1sT/rDcEadJXqN/c7Xsb6nhq0dOHmBoNNeJRbfVFwjyiMhMjtmZmmjQw08D7+zp8K1090/dl7ku9EkzdzO9PcHdFaYknG2twXamGRW6gUiwtCeHGwx6k6qkYHIfDgv29lGlRM9ZnLLt+NGbjFNH5Zn31Xz1CS2ujMx+Z26mJ5akEsTovVz+J4nOpYgQvV041GDIisg5PMaAAFeR0Oo6QdNfPX4c9OAL6jBzoQpGJxFedTfm6fFtNNToQoA6dQ3IDQchwIMtP5qkwjEYUv4SerUlltzxqXhR1qBDJ6osiJ5mdGZG6JY/ANp1gEkENoeJjc8PjxEZfDhVa8HaFtkg5/hXtrO5e9L/Rb6cMxKRwRNENBo8jSN1EfOzasz6nloSeGVEAknwxUBtWgdTCYz6vdRulkcxVb/AKgSW4HYGbpid3CqvzFlQBTB0tzA05eHlwlVdEiYXj0FCxtOhCxBpUWX9RiDxSs6q7dKLoHgKoh1UKAyOgVtVOvUBz5EaGboOA6unGoks3FOlfpONJNtWWRwoB+ZfURVf+p1aKtgfMflPWesHwJ+PMiVd1wzipg2poGEUnU7v0NuNGTWCT5XYL0PK5Z3gklfqCsyNL0/YoAA+IMBokAB/lU4TWBqwp5JY6ldtf8AljpdGX1OhgOgHqIJiiOg1PiPAfDiFfG8Ad/d0yoHVwPCZAP4dPsowlo2A8ErdFiMsIVdGAm8yisGCGRVHTprr4HyPE8krot/WePZUqAkw0H5dPtpZx96CxVjilKl6kjJJzOocatD1uNAoWMlfLRQdeIH8xVlpLdOnyoh4TAOAP3VZf25dlMt367m4bY1A2KuKJ/Ud3ZiszCXD7XqzoLjQsgES5HIPIKtZG8ZH6vBSRT5lvBtNu16MFGHeZA++a6v0h6cu+pebpsidO1B1XG4hAch/ibIe/IV1q9sdq4Pt9tXAbb21j4MNgsFi6GOxVGvERXp46nCIo6yMwbScD8zNqXcl25knjxLmG7ubrcszkkk5nGenyr7k5Ft7Gy2tvabZAti2oVVGEAQAO4D3551NGL3LdgljYSThA8cfqh/6okfXpRUVQNeo/HXkefFRbRHiOVdbNtVgwTGXCp+2dvyer6RMk6GL0wSHI6S0hiAZiWEkmmo8Brz8ODDW1MHFapXrZvjIT1Rnx9nvq4Gxe5bokfrTdB1GplJUElvykAajQ8uQGvDm7oyOVczzHlqXmAUe7u6can7Fb+WwYXjcrJERIrROySDQlllRh0nVek8xzHlxLb3GrDrrIPKQgM5VF3cz24e3Tvver53e/b7FHeEN+LKw742qybV3rJkQiRixlMrioVh3M7xIFZMtXvhgOYGgIubPmG+2LldrcK2iCCh8SEHPwnAE9Yg9tcnzr0hyrmpnmVhDdU4XANLqQIB1iCQOptS9lch/va/Yj9zHt9yb7s9v5n9z/ZW3etzNkMHioMH3Q7Y1jI9mD/uFsiG3koMngaFVek57AJaUsmtilTJUP0fJ+bHe7tOX7vy7N64YW8X02SZEByxJtGOLFkJwDhiFryD1V6L3nJbLb3Yi9utkskoiF7yiJJVVE3QMiVAeATo0gtRD2IftNp353TTyvdCLL2O2+0MtUbd2bmx93F4nLZysyyjZ+x8XloIjk8zXr9It5S/E9bGxP1LW+qljVO69Rc45V6D2Is2ms731RfU+WMGtWVn/NcCQRI8CkgueAUE1yH8eehOc/yfzg73mCX+X+idoR5hKlL24cY+RakBhII814021wGpyI7Gu3PbrYva3aW3tn7F2/itqbV2xRip4HA4uFIKWMqxs0h1jIJs2Z3HXYnlYzTysWkZ3JPHil+/u9/u35hzG417e3W1O7Ykn5ADIKIVRgBGFfX1qxs+U7C3yblVm3t+V2E0W7VsaUVepcZkkkljqZmlmJJmsO4/d3bHbzam4d67pzFPA7a2risnnc5lL88dajQx2KpTXL1mxK4CxwV60Bbx10AA15DgnvlLcgEk4KBmzHAADrJwA91ZNywpchyFtBSzOxwRFxZ2M5ASSa/PO93fuf3P70/czvrvvknvw4IyDaPanD2xJ17f2Li7F16cohlJFW5lDbnv3R0B2nsheXooePov+O/Sa8s5QL+5ht9dPmXOrWR9IngghRnOJ418Qfy763PqXnjvsy45dZUWrK9VpCfHH91wy7ZGTpyAp7/tp95P+wfv79qly/GLPbq77oewzZOV3jT/AE1nbndLatBs3j3mk640qLbInGgRoyf88Stx2/JuTa/VO32u3QzuU3FlD/ivbW9bCEASVZmCx1mMprlNhz1rvJb1rd4lVRzlP6VxLgcE4SAuOURhiBX61coeOaeCQD1a888EnTr0l4ZXiZl15hHKaqP+EjjzlPoBiDA+VdmTjhRdAHDnwCySppz8VcgtpyHPx/HgqaRwrDo8Rp4/x+zw5c+Gpm+FYFDofs/n8f5cKgwFFmGnL8QfLl/PhU1a3f3CfbjV701e3e6LGXwNP/SWM3ZhbON3Vl4NrYa7jci1DOWsnU3ddgsYjD5fDQ4qUmLJquNs1ZXaSWBoFc+ofxf/ACCfQu+3Nsi4Le78pvMRfMKNZ8wANblWZG8yS1s+ahUaVYMRXlX8q/xr/wDkPl+2gJdbZrfHks3l6xe8olkulWUXF8mFS6PKcOdTIVBOmndnuH9sfaiet23rbS27uzf1FsbQTb3bzLbTu2btxrdeN3i3bgJ8piJUs2el3MMtmZmYBY2kHRx6h/33Zv725zHfeorjqyM4si1u7l3EQqi1dSzbBElRruIoA+qMa86H8bLtOXWuVcq9LW7NxGVS5ubGygggtca7t7l+4QxGo+XbuMSfpBqoq/u+92e3vZ/uR2E7V9wcV257T9qO4G/O1PbPuF2uzvb/AGl3C7gZK1kc3lO5uesbg3xjN870wzYPubnchDg6+2drpKcbWqvYsSSPIZPHvXPqy36r9Sbz1Vc2i2OYbq6kC4x3AW3ZS3ZTAlVN027Y1lg6aySqqulR7R/Hvo6z6D9J7D0dZvndbXY2XUuqLYD3Lty7euFVUSltbt1vLX/MZVHmOzFiag9mv3VpuwHbky97M7v3vj3vTcWYy8Xczuz3KyeBe1VykQQfU3923M33W3CJVnmV0jxYryQSND6SxkqeP3V+3uXW5uGLiIhVAWBhECFXw4EBcYxzrtLDtaVrekhwJkns9568Kq73k/eg7491THDtqFsJShrWFq47t/hIaZxrxJ6NGGtv3uFVy1wY6AMS4xuLpEBelCp5isnlqxTbrpBHXMdwAAnvBFJd7cdJbrxAyOPWeHdBqjGXzHup755aDPTUsw0rqCcxdmzW78k1kN1yW33DvGe3Wpu7f5K1eGJAQqKNOcVy+QhS4zOfpywjuAj3fdTh21hrQheyTB44njTdue3HciWvqt9XL+WyAAkKZW9PkDGeQCpV63pRN0gAhUHMgeGmtuxaZl1KBo91QXtJuwxOrtmt1X7RnazaNbId2tv5Oa/h83nq20srs/d2Eljpbi2Lu7ZeVuZPbW69o2gp+iz+Ct35ip0MdmrPZqTo9axNG9Pdoyw/hkZA9nX1z7cONXdo2D2xPDEcDicOqPdW1/ffto7F+5qhuDZXfrt3g8f3OSYNvaTZyU9sY/uFZr6nF91Mbt67j8ttXOWMojetFkLOOtZzD2DLUFxUiUvBbu3UbXZYos4RjpPUCZIGOEETxmpnt23WLqgzie09ZGXXmMJgVDk/ar3LezfamRvdrt9Z33X9iNoYizkrHZvu5avXO+O0Nu4mA2Lw7Vdx6keQyG5q+Nx8buuKvRXP6UZWlSD/ACtMm4su0bpTqP8A7gOWZJdYMyYyMjrAyj037CgoxuL/AGnMZQFPUO2eNZ75l9p3vg7exds955nE1c1kYcbkcfsvdV2ntPuvsTcWawNDcGEu7dXIvXjyWRvbdzFS/Wkxk1yplsXbhl6WilAFPdbNr9spdAa2ciCD7RiSMuPxmtLY7+5ttwL+2YpcWJBEHETBBzBrne7y+zn3PezHvNXm7Z7h7g4LJWnnj2Z3c7T5Tdey9w5XGv0RnEX8ltG9j8vjrqghbNKadq7+IDIdOOB5nyHb3i1nf2rW52rBgFuIHQgiDKtIngcMR2V6pyn1Y5s+dtrj7a+CNWhiuWM5wfaDW9v2re4n96de1FvHbp73dn9nXM3iMbgsL3q7mdqYt4+4/H4CtBHTrzWKOEuYjtfvTN4epCExWU3lhcplqXV/z5YgYjyex/iH0wnNTzrZWLmzu6AjW7T6LF5FQLbF61pOvygIsvIu2lAt23S14DNzf+TN0/LhyVktbnaq5dA4YCzcZiztahwEFwkm9Zti3t77E3L9q7c8VQPvP2i+2/tHbznuL94neXJ9xd87mtfXbs74e6Hf8tvKbtyfisVCC9Zku5sVWASnjaMd1a8YWOCFE0Uet8u5JZS35W1QLZTGFAVFJgEkmMTAlmMmvLd3zLd7p/3G6uMzKIBOSrwRFUBVRfyogCr+VRWuPvz+8V2I7eV7e1Pah2qPca/UjavT31vjH2tl9uapVHCT4fZlP6TeG44FIBU25sKCANYmXlxvJY2W0AgB37BAGOI1HE5TgIxzrHfc5wCTOfX31pF78e773Be5S2z94O4uazeIjmM2P2XjBDtvYeI+dpIhQ2dgRRwzSwnpUWLCWLRA1aVjrqd3cXGAC+FeoYD25k+0n2VW1lgdZOfTqqtr2SAFQKiDyXVRoSSAPzAEfHTUa8zxXDZlp1UJw+nqoJ5XbUkgE6alQAGXQaHUeJOvjy5cT2yxUxlQ5Z0Gsrxs3Py0OvmFOvSVLaDX7OGVFNvxfVTRjPCjCzF9D8nlpry6W5666seoAeH3+HIcBrdZQYCneGEmsG0J0dR4k6FFYqzaKTpoSACg4Z1KrqmQadCpoJ+kghVAZG5EAHqA1bU6BSAF00GnDWyxUr+WkVUZZ0v4bJvWsrHGzpE3qFCp06epWdY3U/L6RkTQqOXPw0PEtl3+g4io3RZ1qYMdO+nNDlemSQAfUTSWeuRm+WKxY/8AmBdWBVYwUGpPidB4cSE2xchvp41CFmVBp2YzOyxxS4qO6VR4i8kSEGOYyuDK6kfMoEmq+OhGh+zggxBL28eHTp10vJXAPlRjBWMRDpI88Mc8bdMxmj/rderMD6unUDGx6tNQfA+HAkgXCxznOorlsvBt4GIqUo9wPSxhurIb9GZ57pZOj0bCrVcNBIXR0LBnCsjLqADy4sruyASwgREdM5qrbsOHkE6hSXhd3ZRLL5PH0NmYzHxCl1xWa2VqZVq6NFbdocljDJF6klgDpWSJhI2upGvEWoHGOHEnuqyjw2ozr6e3ux7aE3DvPO5qzmaeRnEWKlsxzY/HxUWhVViiEHqySyFvWeJDoQrFOl+ehC8MLigkkQSIH9fcKO89y5BP051B9+wmMyYkrKIFnV1sRxMwRuplMTu56Qw6j4ac1A5nTgjcJaVGEdPh8aFbRIBBlppNtWBMbD9SvH6ij1AS6Pov9Qo2pUqsh0LeJUD7+BU+YxfIxSClXGvicaa80gkcc2+Vm1IAJXU6Dp08Rp4a8yDz04Ws6dIzqyyicMqGjf0iAo1GhD8tdeeisPHTXQjXw114Vu8dJjI4UyAEmRRaafWUNqPTiEqx9PIGVgw1YAjq0bl93LiRoYYYCnAI76LJrqjk9fl0fMQANSw1A10JPjr8eK/lsXOjARhRalAxzo6gbUsxfqfTqGh56eA61JB5rz+3Q8+Cjw1GcThSlQlMdhCS66cwQUAJA5lgxVj0sRqSdRpr98ROpQBkD06dAZjRDg+ynRIkYR59AV6/UbRfmUsV6SUcsHDdWuo11I15ePANuGe6EOBqIqgQOTJokrp6jkhUUtqDCpJYHrQM4Zl+VhqAuh5HTTkOFdwMqZbj0igQG42okhScun40Yd9etY4yE6l6GMepfQJ1HXQiMeQ6tG+/TXh0LC1LGSB7qnIEQvvrCOZGceojhgSh6ZBIkvinWVXUFlLaKPDXyOvEpuEJ4CCCKro5GLfUenVSvVrWfUWFY1Mks0UEEbBvVnaSYKsUEQKa9TkDVjp4efEbsdIxiaJ8EKsPEenTGon6zyBJVtToNCT4aKSeZJ1Pj58SsQoKjqq74iZ41gwB6SCQD5afMCR+I6SB8eK8vOOJpMIxHGsjoQNR1AHz0UgnmxAGjHQEc/DiVmAxIhowpRhXoUlgqg+oxAjjBLMxbUAen0ksSdfI8CHw8Rpp6hS9R2tm7wjaGiYEYBvWuMKygK2nUA5+oKjq1PSn8fKpe3W3ttJMnsxqdLFy4sRAPXTurbDg+ZshfkbRNRFSiaHmo+ZUa5EJ2AZtNfTHPz58U7vMmEG2sDtzPu6dlTDa+KHOHZSPumhjsdZx2PpQPDEyJYnmeVzJNOzBT1ySEsgirpoNBoS+v2m9sWuX1Ny6Zg5dXT7KobjTacqnV06TQGCqJKljKWQUhEskMOj14wSihpFilsn0lf5gGdlfQAgKS3K6VUgrq6Dr9/Q1RvFiBbXOJpdqZJGaVaJXVVT6k9NuxFGhLc5Zy8IVUKj+p6YQg8gABwzwqgOYH20CW2VJ0k9ZoCxLVnlae1G1K0BGgyEC+tTlmLJ/RtlPSnjVlAYNPz11I08eBMzAI0n3/KpVlhqQnp7+nuorKVkXSRE61IKP1rKrJIg6ZoDzElcoRqCBqRz015TCVaJ8MU5ceVOnGm7bgVo3Y6KF00jdgAFdA8aQh110ZQSPzE68MwAGkGR07akt6yBqIijlC4w+STpVwOj1H+dZOjwhlRoyNdCQDpoQfHXXgRptMDxNSAYFFpUkmZPkeP0x0soBcSxau+pCPprqG10A10A5Hlw8AHzJwjp8vwoASDAyoH6plkNlJBr6QRXZgJASUGhPRIksfV/lfr0P+YAHUGcMNCnM0TAYHhVxfax7wLPts3FauW9sQbjxGbs487igpMINwtXpRGOGTCXDLLTlSNZTIalpIQz/ADLOOKG/2NvmG1O2U6b35W6j1EcRnxru/SHq7/tjcfrWfM2juC+mNeAjwzgYzgwD110O9lfev2e7146BNl72pTZUQpJc2rlWTC7uoOQFP12Avulufp8DNW+orHXVZDry8q3/ACPebG6RuLRCf3ASvvGR7Gg9lfVXpj1tyDnKA7C8r3gMUPhuL3oYaB1gEdRNWuxW/wCtZRNJhLIIzGoIRASNAPSGokictzI6dT8efGS9iHwy6YV6Bt9+j4ofDPX/AFp/UN/RxeksbszdLHSQsTqNSCwRvT0QHTmNRz8fOuLXjIAw+dalm8rYkiJ4fjj21NO2u7LxRJBHK6M/SvWHT5mA0VCyaOEB1PUermPAcVryO30mIqW7YsOdbY9OmFT5tzudPE0YmtMQfTjjkjkZUVfB4+r8oLE8/M8uQ4W1UyV41VuWbbjw+37+nxqwu1+58MUYYuAnKMOeejyMCrAhyA/kDqdRy04tlQ5lT4qxd5sUuHSc6mHEd0aixLNHaVHSRZIWjmZDGfylEPysHL6tpyOvh48Q3dQXEY9BWV/pLNc0KDMR39uHZhSrlO4NLN48vbmjkMZZoWk6DYBU9E+nhIElB10JAJ58VjaRwBCiDOHx4dDQjaXtluJUMTEHEwOIzwkdlRVlt+wQRTTtYMFdEchn+UNGgKyPoPm6yE1+BJ5a8uLepQviw76iuI1255aiT8uzurlL/eh/cJs9w79j2mdp8tFNt6KxXPdvLUHM1bLX4p4LdDYcM6OVaCiyLZy3TqC6x1200mTj0H0L6dPMN1b5pfDQG/RHX13D2D8vtbqr57/mb1zY5Xs7npLlrqzMs7y4CPCAZFgEcSQDdz/Khx1CtDjzmhTgxlIdFyaJojNKCi06TSLrbmUDq+qnlJKKfA6k/KpB+j9tt22u3WxayAgn5+/qr4p3m4G43rXruM4gT3R0/GlPattdq5XF5Wi3Va2tlMLuyCVlYut7bOVqZ2lZViC8CLkaSS+qdJDprqOo8dJ6ea1svUXLd9fCm3a5htmOo4CLyScIxAmBiJzrO3Fy5c224s2SRcbb3Fhc8UYcRkTE4Ax31+yzSzNTcENLc2Okjmxm6MTh9w0pI260evncdWzNWZHHUrJLVvrzB5gA8eK73aXeXb2/y6+CL+33F2004Gbbshkd617ftr67rbW91axtXLasO5lBw7MaOxepK5ijimllZ2YRQwyTOxIGuixI3VyGvFY4dQFSkY4Ux+4vdTtf2dxsOY7wdy+3nafE2CRXyHcze+19iQ2WDdHRUXc2Vxs96Rm+VUgSR3b5VBY6cWLGz3W5BbbW7jouZVSVGWbRpAxEkkASKF7iIJcgDtNU03Z+6N7L9urIuD39ubufaX1RFF2z2FuHI42zJEWAir7n3VDtDbM4lK/LJDami6T1dRHBtsxa/wDuL+3tnDDX5je60HjtkiDgaSh3ICo8ETMQPe0fCtbvuF/d99z+ZpWMd7RPb32S2rYculfe3uV7jbo3dkoo+nlPT7Ydq8FhcIJ1J5C1uuZNdNYzoQRW9yuypYjcX73AeC0nDE4u7DPLRwPXRttt0QNBtgccyfZgB31rV2pkv3Fvct2o9w0Hum7tyd5+4ncDee0IdrR4ePB7T7Kdmu22x8LlMtcx+zNm0Mfj8HhM7vfMbrt17N2aPIXp48bUjnldih4ku8x1WUNi2tpgZAUAZDT9RJZpkt4iSJOMAAR2ttdDv55kNAicImZiMCcJgxAGAxqJ5f27e6+358Yb299w7pmH6vXqbV7aLLFdFrHXMgyY7KvuyfCwWaGWqtFdt3hNejjrzgRx9SJGjbvd3bJtvbdSzpIjxYyVKmIIbA9sEd1Btdsjvc8wFFS5jwnAGR2dmEn31ob7o+0X3J4XvH3i25tqnvXB7Sv77yu4RX2/bs18S024Yq17JGlmYYvqibdtpPXSGYRtOC51/Maz35bS7QynIj28cY+2jdHQ6bWog/HqI/rhVmPa/wDtG3+5KSbm35lZNqVorCevFZqPktxXm6vmY27nq89SdCzkk6nx58R3txed/EEIYZ4j4DA9JorG3JnNRwnp7q3E9sf24fbh2nqwSwbRTdOWh06snuh1vv6gUASpW9NayK3kOkjQfjxCls6y5YkxwwAHVhV1NvbUZSSB3U79+dqcVWx0lXG4mjSponQterTgr1+hdAgCQIvSE0PMAHmRxbs27YxOJ+NOQCuhxliK1x91u02ks/8A0wTpY6FEKuWYhQ3qaAugC8lPhry+HGpbby/pMoaqbm1r0scIGdS37Kol2Zvqq5PSskj1punp0cfMeh9fMnn+PlpxQ3yaoLEYYx2dIqbbQDpUYE4+yt7WQ21t7eeLpvkq/wDXqf1cflKUzVcti5iADJjshAws1m6tCV6jG+mjBhxkY/UpwIq2TJpp36XcHbNabIQbm2/mcdiIbGSmubvgnxlulRxkEt61ctZXG9cAjq1YGkklaMDpUkgcJSxYKoljgAOPV3mabM1Svscm1RS7p4jdPa3cEu1c/ltqtj9t5nbWK3rsupsfK4zKb82HSj2wlSaaOOom/Ltek9uq1utjK9Ot1RiBIoyCI5XSyqVJzwOcZ44cFiMjhjQDEEnEGMM8Mx7x7chUH+5T3he2r2VvhZt092J7mCuZ7E1Ml7ct0QZbdPcjB4fKzxVJt1doruflG59s4/bnqras4bcliXB2qkbxY6zjphHHLbG3fcgPd8tVE+M4FhImI+sgmZiYkE4CmLDbhpYwSPDMkYcOIHGDh1Vpm90/78XdTcT5javta7aYfstio/q6K9wO5KY3fndCfo1T6zE7bSObt5tNtVLKHizsqHQrMvjwiNntiFsg3n4lsFBDEYKD4sIxZuJGkGhLvdOpDAI7yfsHuJrQB3O7r9z+8W6rm8+7e/8AeHcjdtsyeruDe2fyO4b6RyStMa1aTJWJhj6KO59OvXEcMS6BEA00K5ca6BrxjIDADjgBAHsFVDqmGJLDrk1HXqEsGJJ6Sw8QOeniQOZH2/D7eAIJSRE0JJOeNYueo/8A5Wo15A6nTQn7OJgECgkY0ONBkn49Q5eY0I89PAjl/HiMgLjTmswVBOmhBHI/3ePhxKrIQMMaaK+YDkND4a68ufIDVRrpy0P38vDhFGzBEUgeBGNYdB1AKnUgN9wI1Oo0J1I8/wAeIiVGJp4rIKR+Yka+AKg6jp1GhOmgI4IAEdlIRRiuyCUFwDGdfVCgE9BJDqp8gRz0AI4SiDpTKm1QMaMXa0tOfmrxN/zImD6hRqQenwbq8hqBy4XhyU4jp076aQ0msq+WMY9OZSFcKGdFVnGjaeoFbQeoATzXTiXzUnxjxUJTq40dr5IVZUmqukzkhjG0aorrpr0OgUldCefTz11PhwHmIDNvACk9kldJOfvpft2qtvqnrK6NaZWlhnVS0MgHpSasG+fqGh8tB92nAhldpVvZUWnxQTOHTp8q8xFt4RJSWUrBb/NEsh9H1OjX1OjqeNWYDTl4nUHxHBQVJY4wI6d3ypmADQM6VqueeHHQ49mAnWaOBJCOgCL1l0imQeoQ76DpY6EctBqdeJYbP8sdPdRBRGpR4ugr63lrQydA2LCusK2IUh9RpII4rCmRAdSxBjliGo0AI0B5cgDybQaTnHfjj0BpBCB4hj06RSRk5ze9VHi0sVJOZAHQ0XykOqkdS6DmfHTXTx04NmK8QAen4UCKVErnSVCejH2Nf8zBj1k9OoTqHQwPMBSCBoAPPx4G0qEyeNEVZmE0kwt0hX1BfqHyNr0ycj8xK6xlAQNdSOD1IPAMjU2k1j66IhGpkkICgj/KOkdXPwBJAGnwB+/iGdMhMBTQ00FGFdP8o11U68gATqdCdTqen8eJVcFI4ijJjGh1EyD+npIFCnTTRV6idNBqSNDpqPjwa+PFT7KAhTM179QV61krg8z/AFPnPTz5sOnQcmX7QeIC0TjBmkqL3mlqjIG1dR8o+YEeJDBuptSF0f5+fLXTgAylfH10DuFOj8xpd0llChZFCrKQEYqeUbakEdWikMQeeuq/HlwyaWbSw8UULBSAfhWQryaM0kmio8bDVkPykksBoysy+Oun5NfgOBv6FWSIfGmLKgOGM0VmlqL8rTMFALan5l5jTRfIso+UsSS2vgB4sFa2uvgenT51KAcjl091Fxlo4mIqVDJIsjkOgAcaD86tJ0r83TpyXUjw04ktoFzHgIoSizwmnTtD6/N5OKWfUV6kpmaVDIFZ4x/RUynQjWXTqB0BVWAPPTivcI1BGgWwcuPT30LKScD21GNbGZC9oK1G1LGTykCdMKsvLUzS9EaD5tDq2nEr3LUDUw11cCu2ABinLU2XfkRZLNmrUi6tHMam9ImnykP0NHBGw5g6yaBtASCeKzcxtoxQCXAqUWXIB4GnHU2jiEj9Sf6q8V+c+pIkMLonp/KYKjqWbRtT1TdJJGh8znXeYXwfDgePQ/1qwm3UDxExTrgx9XHJKa9SCoiBOixBGkblZepjMjBkkdY0IJ/qOAeWvLnW81iJZixPA8KsC2qRAGf2+yjoRmLxFwpHSshEKMJBpoZCUMRkZU+X8xJJ8TpzgVND6zOPwozc1YDMUaSB1EjOetmRTIOgxkp1x9LAdMRbRNQCoPj489eAveZcIRcOz8adciSOFNDduBksYyTMQBJJ6VVhLH0pGGqdLmWyiqVJlqqdSvT8wI56jjU2e5axcXbuZDH49Xt+FZm72mpP3NvOcR1gccer5VEl63Ka9KtHIwrwVImSPkqGSXqknkC8h1NKefxI422UhtREHp+NZ6INRY/UTV6Ow+5v0DtNDQx2I27kZsoM7ey8u48VBuClakd89TgxTYS71YmaM1KaevJPDPNJFN6SGJQS9Pf8rTdPNwsFgYqSpAMEnUIIicI4rNdJtuebjZbFNntlthfFq1KHDSTgQcIjPrqvm+Q63TZx+06OEhMR+vi25NklwMwlkbqkiwWSu5G1jFZlCvFBYenoNY44TyMtix+2aDcNwAYFsSMMpGfecZ41h7i9bvk3bdsWjxCzpMnMSSRJ4ZdUVHUfpvHH6UoSq0q/Szku8mPlPWPpbMhI660oYga66ghfHnxbDKQS2J4VTcT2SK8KFxKjxJG8B6JIzICwbQKZIXIBlin6upSADo38Eq+W3WhPuplJUaiZ6fOkexA8MrkAAqRG0enysAT0kI35hyJU+IP28TlR9WYFEt8Thxo7Snl6NYnkRWbXoiKsmujqmsbjpZjoQdHTnwBWGBTFenTjRqTjr9tH5ZJG09ZI5X/pkmbHSynQuSFV4ZZEcMAV89f4jhXEtBpOAoziZEk0JrKwLL9RECdCsVSKlqQSvT6sreo+hBHNtSeXlrwyLaSSDjGFPc1QDwr2ukleaG7jzLBbqussGShs2YrlGRXV47ENupJDYhli6iwdJdOXw4jJF39O5ExxjpjlRpcu2bi3rTlboxBBIIPCCMeNWv7ee9j3JdvBXrUd+/64w8Bjrw43flYZST0o1YyehnoJKubUoiaAyTyKNQSp58Ye49N8vviba+XemSVOeORBBHTOvQuTfyh6p5UAGurubI/LdEmB/jBDe8mrvbG/dXmr/TUO4mw83h5HIRsltK7DuCgwYBlZ6lg0MjAjHwj6pW5+Y45nc+j7ol7FwPjxw+X3V6Zyr+b9s5W3zSxdsN12zrX3YMO7xd/Grldvv3Guye4ZK6Ve4GKx1qQhPos+Jtv3YiHGkPp5dKsfqdA0bodx9vLjE3Ppzd2iW0sV7MfiK9L5b/J/prmK2xb3loXCY0udDT1aXAx99Xb2P7qtv5dIjQztG7X1DfUU70F2CR2YmNVkgeVR+UeB8PMjioeX3NuBqQjvw6Z12W35/ttx+pZZWUjNSGHvGFWz2l7hMPchWE34OuToV5TMV6OQARD+XrbT82hP3anihe2zWW1aSA2XThVtN7ZvHWrjV9v3fbnUzUe71LRvpMvCFVdDGb0fR8nQS6vM6jX0ozqCvPTkNdDxSa1uGyB01q2btlUBeJ6+/wDHtp14vvdgPUEN/NIkjo6Q14JPWmnk1VlhQRsQja6Mxbkqg8vAF02xGI+rq41nbzcC80CJHs9prVh+4l+4TJ2rwN7t32/zsEvcnJ0x9Qajs8OxcTbi/pXsiydXTmplcGlWc9XV/WkAiQB+q9MelbvOdx+43qkcsRoJ/vbPQs5j+8jLLM14x/Kf8kbX0TsTy7lrK3qW8mAz8lCMbrxk3/y1Of1HwjHmFrtcfJ2c3kPXszRvJbt2LEv1N+a/feV0JmkLO+RyDmSWSQlpAWLMTzPH0dyflVnbW/NIAOSgCABwA7B3RFfA/OeZ7je3GKszuzFnJJJYkySTjJJxJPEzThWdYVNu2zfWTussjsiuGcL0rAjySB/TiUdMQUa9Clj4njprdtkTSYKnE9BPtrjxfPmF4i/q6sPjB7o4GmrkctHPXlqoknRfhNST05CrSUpFNdvp2BDiCVSyoerViHbXpA1iv3wrLoJwMiMwcwQe/Gcqs2EcXfNH+YYkdQEcDw7OJzrcJt7/AMhj92F9mbI7Ybe9x2F2hsns1hNs7QwuW2v2c7V0N2b2obMkqLt+Peu7cpgcreyFangq9ShZ/TUxf6hUhX1uuaSaeXivUHq2w3qK5zW5y/Y3d5du+beD+a9u9cLE3n0m9pti+xYsigBCT5JtrpVfV+S8vvPyxNoLl5LSWgikaAyiIWDpxa2pGJmSAWk6ptF27/d095vvq3/nO3fuF94nefZNnIx2LmyO2Pt/y2O9uXbTdOJaJrGY2rZs9sqeG35kc1j6y+rFBfztxrtMOySGSNlbH23Nmu7N72wt7fb3rTSdKargXgy3LhuHDJoAgwRANbIsH90LV0uUM6TkpPFTAmYykweGIqwu3NlbWwl45PE7eofrkvUbG6Mq1rcW7rfUArSXt47itZXdOQkl/wAxltt1Hx4zdxvd9vrjXd7du3if/mOzfAmBkMh1dQq5a21najy7aKFM4xjj1k4n2mpfpGR5OqR25lm+fUsw15M0jEswX/MddNBxVVoWGGPy7KlJPD8ae1AEAPqQD1Ejq01YFSug6gFIUHU/5uLBCDEHHhTYDOa2Geybuht+f/XXabatrAZH3Bbcu4vuhtLt9uzHyW8bvra2cjq7TaHAQxZSnLubPbZztM2rWDMUyWak0U5Kek7rbNlrnLv31lTeFp9F1AGLIGAKXTpmbZMoxjwNBmGAqm1xfONq54UI1K0jEiZXqBwkEZjCtgt9fcDf7Ydz8f7jqGP7e7J2zt/OXcjubesW0tibX7fbUnBnub/x+6MLkcjfq/6bjrxerD1TJ6VbSKV/UdEi8zZ3bdpdugG+mCyhg4aZGslcVfKTJImSRBCOrW7wPLGI6iIxjGfDn+NagsZkdldwakG7tkj9a2RuNXyO1MtkMbNjr+c29K7xYvP2sfbb62hNna0QuNHIBIhn0YAggDcDByl4AN2YgYZA1YtHXbDqTByOXwqRsFRqU0WOvCtfkVdIU6FJJJOhHJgfh5/hxCVgQDgKMjrMmnI0HqjRR1rqSyBT0nUc9WI06Tppy58FbIBknCnk5zhTNzeCrzpKskSSnp6tHXmFIVddCQ2gPnxYUgmFMTTTjPCqm9xu3UN71nFZSSD8g5K+o+XUa6gcz8fjxdRyPBMrVdhJ1HAVF3b3YkuCz8NiKD0f+rjbqPUuhDxEdIbUseRJOoOvEO5Cz1g1JbBmW4fGtq+wnuWMYpV2IrVvXsySlRWq14VUzWbkrhYqtaBfmeRykaLzJ04zAD5hVJYnIZk93XUwHtFaof3Cv3XvaV2f7Z7w7f7V7iVu+G8bef2ttLuHguztyHL4vCbTyuUs2d2bYfub6U2xxu3cuB29cxv01OfITUqlizYlVWijjk2dvyy5ZD7jcxbKCAuDNqYYSoPhwJIDEEmMIkile3VoMtgEljiSP7RnjlJy9tc2HuS/e495PeSTc+I7ZZut7ZNlbpvz3Mzj+0tuzDvzNJJEkFernu6lpI9yrVp00WGOriRiKYhHQ0LczwIuWbTztbYDLgHaGaBgI/IvXIUsD+Y1Hd3N26IJ0p2YYdpzPw7q095TI38net5PKW7uSyOQnks5C/kbc1+9eszMTLYt3bMk1i3O7klndmJJ4p3Ga85e4S1w8SZPtnGoxAwFOlMr9bSxk0xQStG2NtS9IZ5LOLhiSGZ1cMJJLOMlhXqPzF4W8OAuIGQR9eXuy+FW7F2YRgIGVN+9A/qSdfUSzAOG/wArEfIddPEgcwTqCNPjoNsQcxNNdDMxJFJjwSrGJP8A5Z5aOyq2oYgN0agsCQdG8/s4kjV4uFViGGLCguoty6hyJ/y6EDTmPtB05fDgvEcBlTV4yoV6iW15aDX5R8dfA6/7eDdQwwNNiDWPMDl+PMcteeniOY1/9OAXBY4inNZK3SP/AItNdVBKnXX5SQdCf58ODK6TSrMzOp6tdSTqzN5/AaeGgPCwjHKKWMRR+lj7F9vWllSrUUEyXLHypoilmES/mlPloOXMfZxWu3wAAMT1USKCYOAijlmLHwSLVqGaXRl9SzOQrSP1OjLHHzMUZZh1ajqBGvhxIq3FhmiSPdTuFjw5UbgBtQLTsLIssIKRS6IR6bLzWSYt0rICNDrzI6dOfLiw4AExUCjU8A4Uh3KM8bgtHpG56Yukasw1J01OhZuXhpxBAZpBxqUwuFYcoq0BjDGxJJI80nP+nBoIq8Hj09TkOxIGoUga+PDBDr0niKYkR20p0cgRpCI1CBJTK6BVaQqvUokHQxbpZeZ08CTy4A21tnPxUJGEjE0adirpPCCoDiVGDxt1DRXDfIH+VtR5+WnxBtW1d1xIMVGok5QTQ1k9VmHo0CyyR2Edel16eollClgQpfTkDqoGngeJQ7tbkLiB3dPtpAMAROM0NkrkVyWrahLgGRYyCvSztG+mhCk9LMW1JB58AMLel8Tn3caTXCfCRwotk5XhvCeM9TOdSCdUdDyMQBPSRqx1IADE+Z14kKLcUN2UyAAQcehrGOXqhkqBWX13J6AywL1SOWKrp0gjXyA5aeB4jU21eeFGnmNgo8PXSHZililCO6FVLBZImDJoNVb5lLEgjx0PIcK4APp6qPAYUWClTrr0nx6vzKQef5dSdfw04FVLZ0PZWcHQJAJeoo2o6oz4k6EMpI/y/A8yD5Hh0UgyMG7aeRR0xTp0GOQsOfTzRwoDELqVPNmPMa/HlrwaEJPl/UajJAwasGnnTVGZ9CV/MAQQBz8yAOrkP48uILiT4iIaalUxgKHSzJ0oFdVCg8wvPVj1E9fUpLDq/hp8OJbdhdMnrFRsAW7aHS1aboDO8i9PWUjUDpBYgHqjA9Inl16eGuvLkOGtW4ukjPp+NCwAAgQtCmxbk6P6r9Wp1IAeRgGYN1NITGnIfMSPEc9Bw120Zx66RZZmJavTEI4/XtSNJ4hUVlZQeR0Y66ANodeRA5c+fEiW5EcKTNq+k/hQ9OvYur6spix+MGifUDpBl0cD01ZSJJGPmoB5nly5cMLej9TVgOBpj4V0rixqVMRHk7SRY7b1WWhTf1IRbtD0bNlljd3MUMn9GJQyHp9QknUDoGvFO/cVrgGkFzSCvEEHLj06zRmSEkqGbUKWiYJIrOG6DIOklXPPoC9QTQaDjAMon+KK3oBbsFDLWUKqEysyMik853dus6RdRWZwfl+bQL6mvjy4G0Zac2ij8GGqOnuo4sJEb9YJUSySa9Mzs2qSlkJ6pfmj6NebDqHMnlw9wA3ACRJFEkQSfpo7HRjZGk9QzF2bVmLDQBUkRfTV3VAAgJHUNB4HnwBdy4UCQPlxomU6QZ8NGVhhWJppBECgb02SMMFl0dBK7K6D/MNG9RmXX5tAOYv4n0KTBowilSxz4UJVrx9MhR1WJ000ideqYKBIyp6cXohnHUG0kOig8wefEK/X4gdQokUAaRiKP19PljmjjkhkglSVoWDxNC49MK4IigbqhYquvqdLdWo058SMDGqTqBw4dOvuoVOJRwCD7qgLfe0VwTR3aB/+0WZ5oK8J9eSasI4xO8LTvGIrSIzE9SMQo5Hw57+zv3L3geS4GJ6dtYm5sCxckf5bHDvqynY2rMvbpHmkZI8heycVSI9PS6i/haMhbqZWVSuYkYHQglNR4ca94agpJAYD3ziO/wCn41UxLR2fCZpbGEc35FIZo7FevJXsEgyO65GvE9foHLrVHLHy8SdeKdu25Yi4IBBw9hPx4TUrLpt6pnp/Sow3T21ibWzjlhqWJa/9SsUAoXoPUl6YbEYTqhlIHKVANDpqDyPEy/RC4iTPYesdh6RVUKwJmI4VCd6pdxdwVb8EkFuqCUV9QtuqOr1OljEkdiLU/I6+I8RqSOJbY1gsxw6YUzp1ZGvDW9aMSKxCkshZeomKUdeqTB+sekek8/M+A+COAgYD7KhB04PnSU9aWo/VXX8wd2SYsFdU6SyqArBXRm568vu8xhwIU+6rSuIAPGjENsyao07opjWLpaUwlXDL1MwUqXRHXVV1DfDTiK+rQGYfqTw6Z+yp1KKYEx0+VKC2IiCYY5Z3JJYgO5DjTTQlV6FViupHIcjoTz4jGJ0iIipGwGOVGpHmChHh6UPUR9RKiRFDNqQsNdPqpgVYaIekdQPj83CVW8wnUJA4d3zqEoH6wIoVUmjCfnXrBXrkhCJ0q/UEiqIBL8ilR8/QDr8xJHCXzCpjMGenTuokVRguf9PnSitPoBYhntyKSk00kY1+UksR8hQaA9RUaeA1Oo4JLyhY9/Z2/b20zkricTRs1qsNfquBZVIJVJIFl9ZlJ16UkUuwYcyunifAa8DbIIIAGJzNDqJg4xX2LSeDIVp8bLdxMxkrw0o8Pk7GGlM0sqRJJNYjnh9CsZn6CznkSNSBrodqybzGwqhrhPGOPw9+FWLW+3OxHn7W7ctEDEqxUx26TlV9tlZLvj2+zNKjlO7G4PqhRsT/AOl8jkpr0lq3M8WOoxVp76TwpjaFm1HLKsLGR+hWDyRuTxv7X0Fsb5B3y2yRMqpImR/cpBMRjh7aq3P5f9UcqUrst3fJMQbkPlhEOGjhxxzq4OH7t96z9CuJ3fVvVZDkVsixVr/WNRxWOnmtymUvXRGNiMLroQNQF1BHTOf4u5M4YFLgwwCuYk9eoE8QO2ltv/JH12hCPc291VIkvbgwOrQV4g91LGO9+26dg4vN4tdpUsjvhqdeTGZ7LZqymGxrZKhBfqZG5tlKYs379ancVhEbYrPLoGLJqvHH77+O9vtt+bLXtNq28FQo1RGQaQM+MTHCca9S5Z/5IXzyPVb5eLnOHQ6bpuEWVY5MbZUuYwOnXpJ4xhWtLcm572fyeU3VuDINk7uQu28o82U6ZrmZytqSWe3kb8moMi/VS9XTzXXRfyjTju+W8otWUS3GnbLgqjKOn3184c659v8AmG6vb7d3Tf5jfcvcdsSzEyfZ2YQMKR6oAjhntPO0ss72K1LRZJ7c8yoj2QjdHpBowYhI5VURD0jUkcdY1tAAqRoUd0cfx+2uYN3zbesmLk5dfX0+FErgyGRtaWFE1OHpdq1ZgYvSEqqVsyBFM7eqCfyBD0MVBPEK/X4yRPA5dPwqs1zVAQSRmczHHqHZ76j/ADuWRHsx13mtEL035o5CvoiYSPDiccxHqfUSJGscjMAyRjQ6ctKG9uDxBTqZRjHHAYT28er21vbDahgjk6Sfpn3ajjkOHWabOys5OuUyFe3OEXJaShTyapdqxktHVg09WN5aMZiDABtY1J1PLjy7nim8ReCRdBM55Hh1YHGvWuUabAFiZtlRB7QM/bUowZnIY+3VyVLIXcXkcVeqZfFZKjZNXJYvI05FsUsjUvQiOaveo2I1eJ9OpW6gQVJHGFYa7s7gv7cnzBP3HvByI4g9VaxCXJttkT7scD39Rrov9lvuix/uM2XPjs/PQo94Nk160e98TXCVYtxY6Qx1q+/sFTJDDHZCw6pegjGlG83TyikiJ3WW3esLvNsT5RgMpzR/7T2GCUPVhmKr+axY27keYPiP7h8iOB76vdTj0KKhYqPm6gxBBOnMrr0henkR4EcQ8QW404We+npUZSo8RouuvSBqy9WpDcygBOnIg6EHiwNGgwKLEZ5Gqud9e3GT3Pl6G4Np7jym1N34uWhbxOcw1y1jcnVtYqZ7GPvY/JUHjyONv4+duuKevIjo4BDcPs97vOX7kbvYO9rcLkykgicDj2g4jIjMVBubCbq3ocAqevjB++mTjO1HfLupksRhu+Hf7uL3V2vRx7YPHYjfm/N3b4qYTFT348pbx2Cq7kzGWrY6C1kY/WfpCdci9Z1IXTV3nMeZ7tdW4vltQUNCokhY06iiqXKwAC2ogACYEVVtbVbb6EULbknMkSTicZxJrbxs3E08HgMHg8ZF6OOwuKpYymq9TenVqQrHGnWdAwXo8dNR4/fm3B4ixxmr2kaQFwX7qkykApRm00+UnQAgciFJJ1LBioHPlxFp04tlSx45U5oVUxas4VVAUqpHIgEADUaAjQ+Xlw4KqukY00GeyiFypYmA6AWiOhUAgMfHUMAQxJ8+XIePw4kBCwcJp541GPcO1trZm1r+9e4e4trbC2ZiFZ8ju3eufw+1NvUERdfTtZ3M2KVBphp8kYZpn06VUnlxPaW7uLmiyrF+oD5/iaZiqiXICdZyrQ57kf3sPa92ks5HDdgNu5X3HbxqepEu4na5sPs7StoZI/VGVvVF3rvKOBkBK0qeOrzDT07pB6uLDW9uGNvcOTHC2QTkTGsyueB0hoqvcvBR+nie2Y+w9xwrQX7pP3KPd/7tYLOE7p918ji+3Ekkhg7SduIjsXtpFH84ijv4LFSGzu2SEadE+bsZKzp/n568Cl9bAYbZBaQiMCSSIIOpjLGQcROiRIUZVVa5dc+JpX4Z4ZYYcMz1mqb7gttSxuF2pC4WHFRy5fKRRn5JdxZuCu06zdB6JXxeKir1BqD0yJNp+c6wO6gjAhZk959giBQD9SXMScu4Uz9QefzAHUHkCNP/AG68x4c+GJDAwcOFHJigmXw0LaLzIIP8dQT8vAMrAg9dNhRsFloE8wr3w6EagBoqxEnRz/ymZQT4+HBwAmonj8qafFhnXwv2RoWf1dUKBnUMzL4c5WHWxU8l8xpyPEZRSdIGNTi6wEGg5Lk0+vqnqPiATogXRgfkUAA/258Otsowg+GhZ5xNBDTn4tzI1HPmRzA5EMPgeHMiWH00GFe/m1BXwIKnTX/NoCfE6aa/fw6gnGlIOBrH5fPqP5iAB5nz6jr5/wABxGTTiONHKdOzfl9CnC87lVJVeQABVS7ueShWb7+HNy1btksYPTCnVWdoGNPPG7fpQ6NOpyF9nVI4w/p1ar9XSNU6JHZ1k5AMGOgB058Zz7l2E8JqbygGBzWla5TisRWI1lErdSR9RJ9CoNVPoxxsixyNFIOotqeZ/Ny04j1KHQgHhR3LJdpVhNSx7Sdqbc357hO3uz977Fz/AHF2Fkcs+W3ttrbuPzE+YyGEweNyFmcT39vxPn8Nt6pkI1fIy03gY1+rrkACsjeo9ze2nJHvba4tndsAEYxxOOkHDUQMMD15SK6L0JyzZ819VbbYczs3b+wJYuiTJCqSNRXELMaiIw4jOuqvD7H/AGyd1vsraM/s09vGUTKyywXxitrZPDZjC4jHopmu5TPbazOKy0jzOfp0ltWZJ3nbUkkcePW+a88sTcubm8S2c3Ce+ATAjsiK+r7noT+Pt7G222y24JGBCAEYZswxOPWcakfN/tD/ALTndaMxYntZ3H7TS3vWVcv2k7ybp1pOyORIcN3KHcTGN0MNQgjRT09Pw4v7f1Xzy1dwvGP8SqR8lP8A6q53nP8AEHpNbGu3aC3V4o7qT7yy/wDpnLqqjHeD/wAaXPwVMtm/ax7mdo9y6bdV3C9v+82Jk7cbvlhiDGPFw7xwk+d2Zksm/T0rNbr4mq7HR/RGrDsdl6zZgP31pWJw1WzB/wCFj8iTXj3Mv4r0sz8t3LiDgt1cI6taZmciVUdnGudXvD7Zu7nY3ee4O3vcfZm4tk752rdaruLam48bNjsvjXXVoLDohmrW8fZhYSwXazzU7cTh4ZHQhj2e33W33aC7YYNbI6YcDXmW+5fv+V3v22/tNbvDr4jrU5MO1SRUGRfVV5GikQq6sQ0EqlSOstHJqOoFDop6dOQ8z4cSu2gQs6qqoJ8USKuP2s9qeJ7t7bhv7V9wHZfDb4azPJS7Yb4yl3CZ6WCRj6K1cnVW3VtTuBoVaFRqR82p0Fjb69xaJZ9LZAQcY7eA7YqsfMGKIDjxaMOvIzTT7gezrv8Adrj15zaEV6hGXkS9gbjZaDUczNWVq9aedWA+UorDXxPMcWRy/c3WK29N1wswhk+0QD21Wbdorfqq6Nl4hA9/Ttqt+Wjs4+5+m3oHSxRfokgsQyV5YdPn9P0JAjroG8NOfENtLnlkMSpnEZGra6CQZkDqx7a+v3K7Vlr144G6tNZDECVQsWT05AFKsRprzBHgRyHAWwltWGbddX715PK8u2B30gl2UhZVIU6kE8/HzGgJ4diWAwwqiBP01khQaJ8zqfhpqmhB/KT8q+fLnr9nCttDADjTMoGNfGJNdEbUsNWDDoHUwPh1HQaeR5cuH+okH2UykxJoWIzxkL0cjqFHIgnXUdJYcyXPIjgEtsvjHVRMmqhFlSQky15dR+ZoioPPXUhZdUBPgeWoPh46cR3LhI0j6qQWMZ6dPvr0RwEqFMy8tR6lfpIH+bVVdQ35dAPH4+PEiEm2B+bsxpifERwo5BHTZ/6tqRYl6efpmDoGoLnUoej5mJ8T4fxFfMClrf8Amjh10vEWAIGnroyb9OEenFDLcmYKgZmk6+hQAGVVaNYuXiR589eEdbLrfBqFrWogg40YrVZsoOuSOCKuvU5kkmMdGIKSxksTkobQVQR0oVTQc3J4YsVs61kkcBx6e2iChTAGNCz57H0H0oBMrdjMirkbUTRUoVZQpWlUUISp05EhV08Q54jBN21jInMUZX9UNOVG8Tva4M9UvWj6Ymir0bxi6liBhdvpb0cTOVjkgZtXPgRqdOfEN2yNHhmVxFGXkycMKksR+m6RFWDM3T0qyqD/AFPTXUylIvUjdW10DqNeZ5cYcq9vW5E8K1Dhc0QRBpSEcYfmIgsmnQoBjUxqspXpaQhZioGo0jbQa6HUgcQquHhwEY1JoXXLECD93Q0ohOhYkVQ0bqzIfRi6NZQGj1mYEOIkHLSIsOoka8+KrqDiJkVMWAXIRQqCNh85ZG16ZGllXToTq6gxnBYELqdVjI15qo5cTLd0ENmp99CRbIlSfZWbsCj6uzknp6gpL8hrF6QtKSy6sS3RGo056EnQFdKs3mKCGpxqAAmhjAXVAYlhGi9ZPqKzho5IwOgn1ZQJY+oDpjRh5HyAXNB8w/UalAlTGEVnESYlCiJRJC4QAJ6pVEcOqSzSmfVk+bToQHXXkOQJiGEr9QqNYDBZmi+UxmPylWWjlvqY6tiRZXmoRQx3VQdRY0xZM8schPIlkCSDUH5TxKu8vbZRetfWBkfuwqrudut8aGymR092VKG3cxnNpUsVicbiZMpjaMt2rChSpaszxLVFi1IfT9aSOZag6kK1z0yatz6VHG5t+aWSouXcCQAfl09lVX5fuFJKLqUTl7z29IzqRNsbhx+8rH0WKxt2jlYI55a9BjTihyFpZUWSvi4sjZo3vrZLUzutSBZ3jryuFT/pl9e6l6zfYusFgcZOY+/AZdXdVHyr9p4YHRGUd32/Cj9p6dx7VeIWo7GOYw3qWSo2MZl8fPJ6siR5DHXY4MhUYpFoGlj0JDdDN0ni5btMfGwGhu33/aSONDc0EjSSTMRxyphbp2bQz1CaC3GpkX+vFIvU01Z2Q9LQyIS4AcqCBy0Pza8VGiRpI+wxnT+VJMHrqs8+Ou7fyEuNup1PGnUjx9YFqlqTGBoNGlg6WZAdVcBl/wDbxKhV/qwbKoLwyKgFR7xRx6wdIy3R0iISxyo6iBg7iJTqRqp+Ys+vPQj4E8GqhLhBOfDp3dJqINPiOCikSfGsZvXq/wBKdCVkXTRWSJVLMT1Hp1DeJ8Pu5cDdBP6Z6qmF5SZjw1nXInBiaxad00T0vXiCqyOG0Vl1eZGXQDTxGh5+HESWlIJYQTUhunEDEkdMKW4K/pEMlCZC7HWSZxXRtX5iT00SbRtCRqTqDqSeXAHSreAyoz/CnUFB5j4E0owV5kVJEgqiT0yvU6+sOpdG6QXkEkxbl4DTUjU6jXgWcSZB0k9OypLTqwiCDRxEvL1r9PilUs7TWZYljYIy/O4dnZGbpQE8mXlpoeAW3ZvAjxDq6dJpzIOEEULBWSy0UsKT252ZVSexBKwkkKMNIKyxie1I2oKr+UHTlxLY2pLeUgJYmMJz4Corroqa7jabQzJgDvk5fCrGYLstYxuL+u3QqnM31da2KmavNPVm9GK5IcgGf01sVce6ySqAY4TpX5SudO65fyJLCBtxH7p8lzgA8T19fVXA829RG9uG2+xx2aHxP/cez/D8+yrGbM7W5Z8A28txw7iTC4rDNjauXuWp8jXy6YxYauLtrA4rSVMVM1ZBUWQhbEuk4ADhB1VnaCyvmT+oSMDEzjOPt91cXd3JvOSJKBc+GUjD3DqmrD9vcCJ9ubjzkkqwy4jba7ZqCZxFA25s09MSGR5lVV+mSSBJSjMobq5A8a9swyL/AO2WBPdjMdlYzXHFm7dQDzgpgcNWQnuJA6s6C3t2Cj3nBkIMff2rFmY7Ry+33utYvrmsNUebAW6MVwtSiqRX2qQ2aQ9UwgxvopZzxm7vZ7TmN6WT9RGxMRqw7MTAHGr+23m82dn9N/CROkEZcQJ7cYGeU1H+P9mh3Jt2XcLWMxs7P4Xd+Q2Zl8bdxlzN7fXIQYyjnMHloBcQyVcZfxl6MxzO89YFlbpAXXh73L9sGtvb+jGROEgwYxmfb7Kitcxv6XEZniD7MYMA9x9wotlfZTvTGVbP0m5MVctMyn/7jVPqWHYRuS9uvdkjkg9PTSSNXBV9OXB3Nm7W4sgZZ4j4R19tQpuzbva3ljxHTh7Mahzc3tf7xVMddgw77evC1NIJ7LXJaskL1wUmhaOOG9ERHEda4VlDCbUqDqOMzd8u3PlQpl444YcY6/b1VubTmG1W/quI2gzkJ9hxEezrqFp/bV3Txkqz28ZjvpYnaKqa+V9TqYgWLNu28tWNnt3TqAvSzBR8QQcobLcyVcCBkJnDrPTCtm5zKxcRTaJBIxJEdyjuGPDGo4znYjuNi8umSxWLousk6XYkkyUMMlKzHMrfTTGwipLHN0F1dGcBCQVHGDvOQbzcO62gGBBwBxEjLHq+OFdJy31TsbW2X9yXV1MfTMxxwpfubP3VCwd8aqsyrK2lilasxdXWZYmRpOlpHcklkDIOXkdOOOuekufK4CWS4P8Aay9mBkjH8ccq6ZPWXp8iLl8I2QDBpPaIUyPdSvsbeHcrslvTb/dHZ8drC57algy1LnRHcxduvOBDksRmoop2F3BZmFjBaid1QK50IYAi1t+Uc45QzHe7dxs2weYxB6iJ0niGGRAqQc+5LzAgbLc2zucWWJGI7CBI4EdtdS3tt7+bJ9x/bDE9yNlulaWTpxu8Nry2Vnymy91xRiS7gr3g8lGbT16Fojpt1GBHzLIqvvNl+zYQWewxJRoiR28AwnEe3Iitbbbld3Z822RIMMBwP3dXXViZbf08TNyDaMXLKvSo0UgKp1WM/dp8vwOoGfpOc+GpWBwMzUI7szX/AFJAcDQEllBHUCw8CQpOmn38tOLe3thgGjCguOQYHVS32+zbtkI+pyV5BW0lZQdU5MrSP0kxr4qBz5cXvLXBuNRLcbEAiBV/dp3msVIWJHWyJp4MPmBJP+ZF6lHiD8348Z9//MKISRUy6ok/TwqTaDHwTpBKgADmh/NybXyOv2acI6TbHmTgaI6iajPvh7nPb17W8A+5PcH3d2h2yrmB7VLD5m9Jc3hnkUEqNtbExUd7dWbdypAaGq0Gv55F8RLZ2e43C+baGnbj87EKgBMfUc8eCyeyo3uKiy0z1DM9wzrnz90n/kXzmS9tv2a9pIqKq0sCd3u99SLJZFmAcG5tvtbirz4qkQujQy5a9f11HXUBBHFmNlYEvN+7IjNU4gz+duBGKYcKrtu2I/TWO/H3cPmPt52++3uX79+5rcj7v7992N490820zGj/AKjy0s2IwYk5Gvt7bVU1tt7bqaclioVIE0PhwO6v3rxW3IFoAeEAKuEwYAAkScTjGZPGAEmWfFzxP2dXcMKgZpgxDkDl0+emqgHxAA11PMeHj9vENsoqENlS4QKGq+hJcprKrembdVZw2hEkYsIZAF6lI6ogdfu56ajhAE4A4dVJgAuNYXrBuXb15uom5asXGBKlgbE8kqBySyjm4HL8OfCkMfHMk0ggRAFyAotqNARy+VgASOfgR0AAEanXXy5ePDgAmBjApEQK9grz27ENSvG81izOletEvP1p5XSJFA005toNfDl48BqIMRnSOAngKP5d6wsinSZZaeOC0606FdLTx9Rt3gw5ut62zPGWHUIeheXSODngcaYA/VxpI0HPwI0Pj4Dn/k1J5kD8SeGxUycAaKsCRrrrp46cgPEnxH2a8OYJpq+JIB/NryGv2ctND93jw7ALI4UqzUSSnpRSzePSg5Dx1JIGgUc/sHABSACcqeRThx+GjnYPdkdFXpYrGvUGQydB/qKxB6mOg08fEa6cBuGbRgPD19Ptp7YDmCYNPmvEkaJCix0a7yj/AJMYV7AT+m0YZAzJ1qAetTr06liPHjPKkQSNR4VponVAw6fbQ6SD0gr6KhkIihjYo0jL80rTNEE1ViQG10GoAJblwDadQKwCc6Bl0iSeNfSs80hWwv1DswkWNInkhTRdWhnTo6n+Zfl5DnqAunPh/DqCLg00SgZjAU6OzXeLPdgO8uxe5+3s5m8M+JynTuCXbSY0ZaXbOSkjpbnxmNiysVzGvLbxXWIlsKQJel9VOjCPmmxTmmxbaMAxAlSeDDI/Z99afprn13036htc3su621eLgUKSbZMOo1SMV7u+uk3Fb4x1ZNld7Nv5C1lO03dDAQWcxf3hvjaOXlxM16ZLVKS7jsXSxdrE5OWW8zTRLYyJg62VzG0bgeZbvZFrNzwnzLbQQcIIwOHsr685fzG2L9nmu2Ytyrc2w2owYnEHDKJgyT1QK2S9q7OzdwGlar5G3UtiOIrNXyc00cqORoZYi+krqhAU+Y0J5aac7IU/qDw459OFdJv7T3rfm7Yh1PAYd3Cr8bZ3RXwVKrLZuvZx9ZVR/UgZpk6WUepI0RYsT0jVgWGo1+HF604CjJrfd7vtrjL2xuPcYKNN05Yjp7Kh73SdqfbN7wtq18L3HwlazuvDU2r7d3bFUiTP4sMHZcemR/pXJcd9QSyIGVo2OqaEnjZ2nM7+0IO3ZkYdWI7o4z+NY279N299abbcytW721acGGKzmVOanrg8PbXJ77tv21NydtchlM921uRbugoSWrFavYCx5OzAILEZgqWyEMk/oyFRFOpZ3Gvq9Y46rYeqFvXfL36wSR4lnDLMfGRHVFeaeof4m3OxT95yNy9qJ0PniODdfAAiDnqrTnksAmLWSQ1ngr2A9G1FPWdcjhc3Q0W3jJ+sGavYryR9Y6gGPiOXHcWzZ3AF1TqwzBwivErlm9t7jWLylLqmCCIIjv8AlU07F9wHevtnXSptrf8Afu4YP6c21d3abm25Ih6AqfQZVrM9NWYsusTxlR4EnU8HY3W4Ri9sHwjP8c/j8KiueWVxgk5/0P206N495+23dzGtW7k9u5NmbiCMYt3bIf8AUsUth1bSa9hLTjJ0ozJHzEUsvToR0HyJtxc3Pif65zjh3iThjwPfQDbpbOqyO8Dj7Kqnmdu3cXLYmpzw57ExMzJl8YzWa/07EMjXI1VbWMlI8UnSIg+Go4OAg0qZPZ2VLcRrZC3AVbqPbSAs0UgUP/m1U6eAYkEEHxBUfeDxCpJaCaQAAwzrxogGHpSAnQcmASRSwYkMAWVtV005+f38EWOSDKgBkwc69dZQOl4pFOniY+Wg8CrfOOrU+R+zhg+s6pxoojKvhJIh5B9ApJPSxbQDVmOmoA8Tr4acSKXAOrIZUicO2suuRjySY6atqwKDp05k6jQc/Pw+znxAWJOIkfbTMOBwr0wTAKXZkDqCGGvVoR+XXw56DxOvnxYUnTlhQEhDhRmKIE+nGrO8inQ6azyAjqXo9QtEihV1J18NCAdDpGX0ZcalQ6h2UpdGPx6RPeUStJp00Y+sJK3JhJZlYEyrEW8TyBPJOImJuHSwheumAEkzhRHJWbNueOKxYgesqJMteozCvBGWYhXBjj9SYKeZIJGvl4cNAtJ5Y+o0eeIypGkYdbkLoAdNEXoI6QF0KkAgnp+HnwRDKuBpGDWHWQrEHqBAH3c+Q8DofPhlY6SDjTRxFWarxSrOnV1o7Mv5WjRtUGoBDCaXp0HMH5dSBrxyqgaJzUVtBi5g4mj56PUZX60Z1kJ6CsUraEH1DHUjmtSRhkB8Yx1HTw10Z2IXWhkDh06YU+jW/iyn7qNvMi6azHqMihG63EhHQ3TGsMKNbfpVdD8yg/8AxHiK0VJIAx6+nsqa4AijqowwkVB1IVYeqvoxO8AZiyyEGKIPM0gWQdR6ufIE/BW0WYQ59dIlVQEihupIyqoOnqSSSLRJIywkYD0n+nka0/UTr85EnLQ6LwbG4rA5njQ+FxIgLRioYdGjESo3TJ16IkKxFF1XrRWe2Tz0JeQH5h0jx0RskmCYP2Udsa0IjHKg4CYpEEqxsnXosJeOBOsxOOpIR6zzdCtorOUGg5jy4jNoENDEGPfT2wqnHGKFZUUz6GV2YnqU61436BGWmggpNJYkjlB6Q7uo6tNRoNOFaGtAh+rt6e2hZUtuWH0np07qUMfCZ9w4mKORYHF2+Il6V9ZdcFk2WVI4GJaXqhACuxBPhpoRwQRF213zQTlH/EJ+FauwYXLpVcwD7aT+5O0L+Rx7ZHHVw1yCuk9SeNV+oWwty79YtZZFV+klASupbmNdTpxW5deba7oSf0Z9kcKPmu1F+xrUDUIk4Z1F+3O+2aiWhjN61l3RQx0foY/IWZp6u6MJEGRenDbmhV8vTjQINYJWnqMyANCRy47+3uSFM/S4jsjuy/rXDG2C3U05/ZU94HdOIzlaSfCZE5usajBo3rfS7nxvqIJXbI4KhE8eWgran/qsYrSekTrUXpGoXPLlVMBS0mMvjlPunqqIW3tkk+IEYf0Hvwpu7v2rDujDfU02hjydQSzYu5BajlgkMZGkD2IWljlT5AFbqJDeOgJ4iUfrG4uIn30LLqtkk48R06GoDtzX6VZY8hj7ePKzM1lrtO3LGs3UFlaL0o1iWMrozt6pB6/ykE62DGDr2d/TPh11Xtqo8OYmaImtYnXWR1ZQilxM/XISE1RhUrrFWUTRPqrt6o0Yg+HIS5JJ7aciTAAFEJq6UyLE0UtiLrTVvUgEkDrr1CVCjRPCQNA6kcx9oPEynUCuZIw+Aokg+H8wpwUsiiAiGHIWOlAVWzNWlkT5V6WDtOdA7HT/ADHQfHiqlqDpcwenQVb0yZY49IpYFm6tdppHpYyGMSBWljaZlVhoiCa1LDXj69fFQ3zeOvCYySoHh+6l4QIBxqTdndpd47zlguV8c9HEJELkm5tzi3idvU6zD+nZgaSqJbhIj/pJUhkLHQf5gTe2PJeY70+bZTTYH5nkD/d4tl+WfZWNvudcv2ON65N3HwrBOA48FznGJ4TVv+2/azaezEx93KFreSW1NYsZyNKsuTpsyIa17F4eZtKmJpmUI0Yd55ZZWk+dI1B9I5VyPZct0XAA28jFyDMnMATC9nHrNeZ8459u+cC4tyV2AaQikRhkWMSe7AHCBAmpdyXdDtV2w3Bu3c29O29nuDcq7Qp4nt32mtzWa+Fh3VczlQYyXceUmoWqkOCixtSxYam3VnMjfs9ditXSFpeD5g7I+pZW4r4kYHSOAPEmRnkATxip+Wfsrqlb6g7cqBpzIJ/MR1AAnPUWIECpo3nuiDd238Pt7Ylea9b7uxbM3ZtbFKTaaOnmsHRzCYnI/TdCCtStWwtxyIlWPHzyIOlgz7K6biDQQVTM+2R7xBHeBxw5rdrcs37ltPCGfDsEZHr4z3GOBqSMz27n2jW7e9uoZP1MTbjwkWdvx9Ndrmdt17W5rmRlZfWrykQUElLP6ZVZgqg9OnFq2POWFkTMezA4ZxJx7u2qb2ktFbf12wQWyxP1CeE4A+2Kl67t/F29+43buNrTQ4zGQYbDQ1oZKk0MVDF/WTSvFN9YWYWgY5CuvzM5IDHittAzXmkfqY/dJqS/5SL5aTpJAHZ8eMfdUk4ebF3KG4L6Vr1KpubuFurLQSSVjLSNLApT2FiJYzPJAFpV0wvV/lj1cuwOvKXTcCLbIyBwPaZOXXmOPdSXyQ0zxxPDAaezAH2Uv1a2GFGvSpZae4kiyCNLYlgMEbswREhgkZZI2PKEKrdI1JPM8K5riXERnHzx+NIpbMeS0nieAHTKor3DiKtiR6tTUzPNNYm+opSREAPHXkqQpOkiOgZAAXXqfmoA0517ii5b1Wpmf6ZVJbDKwEktHQY9D7Kr/uXbbw1ZIkx1GUuZJfSlaCWypk6owjI0VXXpjA8NTpzK6DXiqo0PDgnt6dO2p3ZlXSQJ6unZ+NQlmtvwaO0tRHJEUPTRlZvTf+r1ggNY+nki69NOlyNNSdOZLQgcFTiev2fdRrcu+WdQlBgI68fdnUQX8LjWmf0pLcbNrp9U6Ixk6SNFXpVWXqfwbQ9X38hVHXUSqkDqpwbLkKC09pzpp39uUWh6ehJoGjkEpniV4nXTpkjkhjgkQNIvyEN56eB5cObBuo63gCpER2Ub3EsBGsyGXI9R7MM8aQeyndjefs/7u1t+7UWxuDY+fCYze2y0nigo7o24s5abHdbs619y4NpzaxFpkV0dehv6Ukqt5/vuXHllw7a4pbl13FT/AGMBhHURxGTDDu9H5Bz391bF9SP3AgXFn6l6/u6u6ul7bG+9r9zNi7d7gbDzUef2duzGfq2CysCtAbERZobVTIVGZpKOXxduJ69yu+sleyjow1GvHHbqzd2942bwi6AMsQQciCMwRiK9DS7be0u4tEGy4wPHt9oOBHXUQbtM4sO6KzL1a9agku7DqDBh8p5aHn5eY4ubGcJwg5HhVe68yRTs7cfUWb1eskNl5p5lVikfqSSBQOhYowGZpOZH5W8zz407llCNVnFgPuqpbYzpadRNPrvJ+4F7T/aXjp6ndXufRyG9KkDGDtd2/jTeO/ZZo4i0FXI06FhMTtt7BXp6srbp9J5hGA0NZ9o8670W1I4nEkZwueHXgO2rzOioJPijIZnp21of9zP7+HuP7lJkdte3LAYz25bSmWeGPclaWLd/dq7VIcBjuXI00w22HkhY6nF0ksRN+WydNeGa7t9sNO3TWZ+t4PdCYqPaX+2oW3F1jCjSOzH4/cB860fbn3vuzfOdyO5977lzu8N0ZmdrGV3HujLXs9nslOzktLey+TntX7J1Y/ncgeHhxW3G5u7oTdYkDKcYxJgdQkkgDAcKhQeWZFIXWuo1PRoAORLMpAALEctdeenPnxBAzNOI4V65J15hgQCQOoAHQMwI5lWbUc/DiTwyMCBSIMyKLkE6EcwSOXNiOk89SQDzA8fMc/HhwA0jgKRiJozVKpbrt1fKLMba+A1LKoILH5dTz18RwwIBNNwwyouR6eoZGVkLLIDoGDIxRl6dQykNrrqBwJBBBJGk1INJEUdx+NyGXv1cViKFvKZS27JUx+Mge9dndFaUrDBVSSST04Y2ZiBoqqWPLU8GGRSIOfSKAme6nPPDjdp0bKG9Wy277kL0wuNnitYnaVOwnRbAyERevltx24mMI+mL1aMTM3qSWHArGIWbjGbhy7Bx9vwHHgKjBdmwEWx8fuHxPzY40OinXkAAGBHSNGJ8RyAb7jz4icqBqXOpB1VgQ48ASGHhp5Eg6eQ05Dx4GdRwp6D0BA0GmvLQnX7h48yeJBguNI0qQYixIR6w9IciYyCJwCA2rIR/RQ6/5tCfIHgGuKJ4mgJjDjRyOOStGpjWNUkrsjhI1dyTJJXmRmcnqdWj6tfFR4dPLSa2y3EWBQl4JHGj1aQUpDIqAhlCoSFEQfQurTJzYSq2viR1fDlxOQly0bTYNxPXQSV8Y6dMaclaczIkhii9URNrZmeIaEOVJgUr6WnSAQGUaDlz11GHdsvaDYyk9JrTtX/N8BGMdIo6k3qKeaiF0BmsMQ87MxCh0OiyjQqCSCdBp0jy4hdNIw+upmIBhsR1V8G6R1KrQVyrdasJJ55dVfqVlTSZi408G6tSNdNDwgmAJHiNOxw1Rh8qY+4FlM9dTAYiK69IHp9fUzHq6/TDBSwI6RqenmPjxo2lC24UnXnFULohz1VJfZrvhv3sHuytu/ZcuLslsZkcTNg9zYxc/tfIYrLeiclRs4u1MortYkrJ1ywPDOCpAYqWVq+95Vt9/a8q+IJMgjA9XccMIIIrd5B6o5p6e3Pn7BwU0lTbeWtkHE4SIxAOpSDPZIOyDsb+63m+30wo722IkWBDyS4//QVySWLFxsdTVhxO47bsKSNqY1W9/TX5FXQADiuaeh7l3x7C6AZxD5Ed4Hw0+2vZPTX83WtoTt+d7RhYjwtZOqOzQ5Bg/wC3I6q2J7b/AHtuzUNSCK+/cDGzNGgeGbakrSAqB84NHIXoyvxA1B18+MJfR/O0fSEtt1EPn7CAa7Zf5h9BblQ143UPHVaafbo1D3GnNb/eT9vuZikJyucisaHSSbZ25Y5V6V6dBFFQeH0mWMM66/MdddCAeLA9MeoUcM9qU7GX76Zf5P8A4+Y/o7oq0ZG3dif+CZ9tQzur9yrsb3GnkEm5zUlbqRps1gM9iomiBBVZ7k1AV1kjJ6hI5AYahjrwTenubofMFtj14qT19fuqm38l+lt0Tt7e5tquQBDgR7V/CtN3uU3H28yvdi1mtqZvC5La2/KEAzy4m5FajxO4aEklaHPaRErE08MkZPIa6Sanw47f0/d3drbPb3dp0dDAkESCAR3xj8K8K/kBuXbvm677l12263U8QUgwy4Th1iM+rM1XPIrNjJ58bcjKyRKkXqdLILddAFisRkl1LSBQSCfHn58dLbZ/LLCJPDpj07K4J7aqdIyoCSaM9X5vSkRVlU9KdJl6OsJopk6JCA45kDXx4FCZBPTOpFOkeHGl7BWYpJDE0AtW6TM0QhkerkTXiPTLJjLkRjnkMcfMw66dI1XQ6g526QqfMtkyerp8K7z0/e2fMrH7fdIrXFHGJ7x1x+NK9namPzUIuwGO7DMCVu9ApZFZQCrLLdqxhXkjI1b6ivO51/NxCm5cIA+J6/dWjufRuz3KncbK4VGnLMT19ndFMLI7PvUOmSGZSvVokF9EqOx69A0VwM2OlHzadTyQvz/Lxobe6GYFvd9k/wBK4zfcg32xOsjUvWM6blsX6EqxWqc1KT/IJFkjVl6teqJyemZW05MpK6eHBnSj61BE9O73ViMpDY4MKyrSWrTCOORerQdImmirg6asQrylIx0hT9+nLgy0+FfbNTWdtc3D6VIB4Yx86W/0SyqrLfyNWqrHUL1SXJdI4mL9IiCVwBEfmHqfAa+XFL9y3+XbBMT7a2V5A6oH3NxFBE9Z+6k6WCu0ipWlsTEoG9SwEQKGA6WFeF3VJGHzKhZukaFhz04uK94p+oAFzrJ3FvbI8bdiQOJwn2UNNaixPRGkYtWX9OWWOZpQmmvWfWeF0lLMvmrqwJ115cQ6hcIdYC8PlUAhRgZpFvW0uN1wQ2YkUufTltNdVDIS0hSSSGOUK7cz1l2+J4mwAjjQxJkUBEzohkYdQJQDq1Kt0MpCORp1AdP5TqOXhwAIP1Uj2ULkLsuRtSXZ1iEsoHqekgjV2UdJdlQBOtvEkAD7Bw+lFQKk05JOJFE9NDzGmhOoB108QAQeeg4QBDQKWFWWhmIYy/IjHWPpLP0zMSVKsiELIGCH7gRp4E8cq0W009Z6fOt3VOUQOn30chIeSSEydAMgUqr+gBGWj6vWr1fUmMyAjQO66AknTXg9LCyTpEUywWzx6dONKPrRuQiIJQPTTrgdy8TS6nrkhr6SSMso1+dgq+AA0511XSAciRRsZOONCesZY1VjqgATUPMkJSNEZWanXQySERnTTqIDHnz4kTSh8I8U0nDAaDkflX2teOJEEfSegqscgMQVWkUlVWqzyOAdRoxDOv5tBwD6wwJwEUywF8uJ0mjEdlYy6FVikeOOMQmOCL5AhLoK6v8A8oliSeotodPEjgglwtieONTo6rbgDhXscio8AcdKSlV1ll+nV1LaLGIIgJCY16NPWOuupPLhnfUTwPGolJ1RwmjzvW62gAj6JeqMI8sEIkhTRZB9JTZbEyJ0/naRQxGpGnhD+oPHwqRwgz4dOn20p4uZoMriLSSQxTx5Co8ZeURrErwz1W6hGrTKpisszuxIC+fMniwltH29yf7T75H3xVzl9xV3AgZzT6siO1SvwACSKCMzhJ2QelHPOkhEbgIEjDWwAFJLcieWnGNccqy3CYI6f1rbbS6m2AYNUU3Rgvo7eSnQaLBmsvSkXnrrBddkdl01jDV542BJIYA8+XHdbRy+3tvwKjumJrhd5tdFx2XABj8/tzpu07t/Gyw3KU81aVXVo5ImKlSpJ+VgNVZG8fPnxbdSRqEiaz4wE5VOG2+7rvKEzy+ldm6Yp8vWrxzSXEOgU5el/TjyjaKAZg0VxVJCykaqXRnQ+MasMu7pgY75pXgty2R+bp7ambH5XFbgrw1lmqmS6RXhPq/UY/Ju/Uv01aaRUkZ5CATWsJFOdNFDgBmctbdtTDIZdUfZHV11XTbhbekGGn31Ee6NoWNuST5DEpLJiohpeolnZ8UsnqSMYlQNK2JQrpJHoXrSfMNVBAHVpfy/yNx93QUzLBnqpAj9OaurxJHq7MZI1cBPmj6ivUzLGyBwTrr0kOG00J6ScMLnhnRwquGFvx9Z6fKr+eyvsZ7Ze7C7uk7/AF7ubtbH7Pp18m+4du7+23tra2QhkSSzYxFmtmdnWc7Ry2HrV3msTQ2LFUwjq60OnVW3374WlbZgs+qGwPHKCDh1QesV33pDY+nObLcfnr3LK2vzeYqKwMn8yyCOJE+yrXb0397Iuyqml7Weym1sluSnHHGvdzurdy3cndTz2eqBH7e4/ewyOA/VHkGkd2ChXSNz1w6leoXeS+mOZ7q+Nz6kvOm1kabCMBqGY8xlxAP9oOWZArE9V+vPSnJLbbD0Ftbd7eDUDu7wNzQcj5CuILf4yAB+UGokpZyXcmfsDJPfyeSvdOSWpetvkpsrnLEiR4+S1djjmN56UbREyP6aKf6qoxMKj1+1cW6qpZUDTAUDIAdmQ9ndXzzeR2u3NzunZjcOpmJlnY8ScyfcOMZQ93xGapGKlJj7UOSuwNk23FmYKVKth44XM9e6Y+j0cxa+khi+nnChK0kBAEs69CX1S8g1CCwMYYx84MnuxntrMe9ac4KQImTIHYSOOWcYZZiKam3e3eL3zuKtDPCLW39uXJJRXmstDby+fy1Vmv3cndaKWf8AUcnBRs2MjKnVNDjqsvQA4Batf2up/NfxsqyAcpnvgnEHqJgZGpdtuGS2Rb8Bdo4AsOPCcQpniADxFTn21Vb3cCxkoAcZm7T4/AYbGwStBc2R2zqY6LF7W2/FSiRsaMzldtUq9iz0HWGBoEYxtYk0u7OwbdkA5vJPVqmZOfuw+FUr90bm+blnwqk4E46YwEdoxnqjKTVwNvPUvdxKbZRrart7CZC/dc03tpDn932EoYWtc6A4D0tuYNmCoqsFJYgqeriUbdtbMhwjDhxlu6fupWr6umm4D4T1YCRAPbAFY46ziaOd31uR6uME1G7mYoY5bLwSGrh6RyU04ljSOGAx1hGoIbRwSBroQAXzbdtjBLE595yoGayWmAvZ2AZzHAdMKV8LaXbWzNp1b9eK5HiMFTeTIRr0PTuZBpbOTtZLJtI2PnjjuSPovTHoOeumvFh2QExgFEkk4YCfZ3zUNq1elV0l1yUAEsST7Z7AAKZGY73bOXIPTrzWdwCPVDQ2tXpZVU6QkiKmYRaeMgWaySJOifU6E8c7u/UvKtshBui5cByTxT7Zgx/tV1nLfSXP96V/RNjbnjd8AH+7BYSete2aZO8O5EWCxWK3TujbN3bu1spItNtzvar5WtRnmlSQLmo8VapW8bBJacE2mWzHHqS+gDPxQ5d6r5Zu96Nje8y0bn0FgNJzzIJ09kgd9aXNPRHN9rtf3NlrV5UMsF1aiOwGNUdhnCkXL30llmEdyS2IYwqWibyzQV9DoYGkq2YLURDclLMhQknXkT1D6VSGXw94x78vfXJyC+kklhhjMiPYfce2opuLD60kzSWZtQI16VrykST6GvojVa6zdBVnA1J+JPFe4Co1qBp6T3cPwo7B8ZEEjLpIplTwV1YqyNbSN5BGpp1WGgQnT1oR1sH0YISSVZQNPPiv5kAs/hDdpn3TVhEIf9OTGYIHTu6GmTkRjCZHEcHooyqY2NmAo8sg16oSTGKyMCW1BLcufPXhLeZYg4H8fj7qC5Z8wERqtiJz4/Z2d1MzPYnD5mnJQszV4oriq6sHggmSbqV0tIQnWJVPiiE6j4eVPmO0Xe7Ztu8kEduBGIjPLr7atcv3B5duVv24gHunrnvp/wDtB9zeR9sW98hsjfk1qz2T3jkkn3TDCJLknb3PyiKrV7l4GjFE80mJngjjiz1aFS09RVtqDLX0k85v7V1cbG+Qt5MEZsBjiFJ4KT9M4KTwBNeq8m5kpteYRO2fE9h6x29fEir398Pfp7bu372qe18rP3p3FD1K9bt/LXTakLRs5H6nv7JwDCrXDfnWgmQn0P8Ay9dBxVO0u2JG4wYHECGIz6jAxzxmt5t7slB8QbsH48OFafu9n7h/uT7gvewdC1X7WdvbMlis23e2uYt4nJZSqrMOnM78UTboyMM0bnWKN8fCwfQwgAjihuN9eIbb7WLTHCY1NEREmO/CKdGd1F0jwCCIkHhxz66pLYv7c3jjpsbUpnDbijklt4uKZISMjefVbFD69FU25coAF1mKSGdUbViW452zt+ZbDcnc3n83asYckmQD+Y55cYnCj1IwlRDdO6ogIJbT8oY6gEEEHUqRpoNNGGnHRBg3i/LUQxrHTQt5AHx0BXlyHmAAfv4ZssMqQzo0AVPP5iDoynwDA6eHT1aan48KBogjGjIg16R8oI0LNzI8dAOY5KNNTrz15gD+CbBgBh+NJiNOFYNyWPmfE8+QPUdG5j/h58tft4kYAiEz40OPGvtAq6Mqtr4EtoPA/aBy18/4cCdIEcaLLupWp5uano5x+Fvy+k8Xq5TEwX3RHQxjUTD0ppFVvlkdXdSAQQeAaMiJM9v30AABnH7KWbXcHdc+Fn29DfqYfCXPlyGN23iMLtmLJx/IBFmZMDQoXM3CrJqqXJZ0VuYAPPhAoD4R4j07/jjxo5IWOBNMvRR8pXQ/5eWmq6adWgIHgeWnByVOGIoY4msSFZiAGPL5T5ka8mbUa6kfby4dRJlhxpE4UqY/EWsiwMIWOIv0maZumPUEfkHMzka/lXUannpxG9xFBkYgVKiF8BnTvr4alQVJA8jzFo4FklCpMXOnWsQETCD+pyGmsnTrqfDWq1x7ri2cBj9v3CrSW0t4jFqOvVjkQ+uvoJJpFFGk2szMgdTIZE61LSpyKg/LqSTry4QKqQDif6YY1E1uTP5s6btqk8KoogZWEknoxx9bsEZWEqskYjYqZFVg3JRqdeRHFq3uJItk+HuqrctAAsR0iiKgtNKepxBO3zOdWWFldXU+lGf6wiII5klQ2oGoHFwEcTww6e6oPDOcEUu4+T0lVrCM9l4vWhXrQoK8gXoZyOoa6qWGoboCgEA8hTuITbLDFJ/p3Vb27oDjOqlUukhB63cjTSHr0gimZAZJfU0RnUuunMMwUgajnxmsrricuFXy6kYceNKOKxOTzN6OhgsZczuVMID06ME0xrxhtJJplUenFXRuRLOi6dPWwHEb3ltDVdICnjPw7fcTRWLVzc3PJsKzuBkBMDAT2Dtozv3tpu3almCpuDFAXrVdJobNO3UyFeaNvT1riSlLMsc1ZFLOj9IGhI15Nwez31pzqUwvaIqTd8r3VgAXE8eeYOHs+VRsYpqwlxV+u1e1TsM3pWIykscpXqMcgk0IWVX1XkR8wPMHjXS6tw+YDIIzGVZLK9hitxdLg4g0DPUTpkYM8pHUVCjVQylDzbUfIw5A89PhxIqM3Dw1CbmpxAnr+FI1oFHSH0TEsXWwLa9bvIELvIdAwY9I5E8hy4qhWDTwqVhGEUega4YZblNJJIaix/UpK/q9PWXR2i06JGh5fN4mMNzJHPiV7qrClszSW0Xl0WYzo1VzC9SFmkgkGo6llboI+zRdABrzHgw8ddOCttmIGNCJDBhnWdtI7GjdMQAPpq8IVY+lmI0PSTH1HkeXTy5kAcSLDOVY4RxqNrknEHVTqrh9yYKSmxikz23EHoFmcS38XGG5EkfM8A+QtqOXT48VoKOWJMEYdn4Um1SAIpnQ3DoRzRmY6qwHJ/l16uo/Jpz5fj5nizbtm5iOrp076kBCCjK22jeKaN2ilgeOSGVCwJkH5GDdWuhbkSDoQfPiJ7bYziPiOnCpdvuH214XrJ03FMiOnvHGn1gd1k3JWeWhjLVxIlsx2fXixluRHcsY2iEklaWYkHXloWPMry4ztzZe0QVEg9MemFej8m9T2tzc0Xytq8wAMzoJ7Oqc+ztp5zvEypJZwQUy+kVtRWlyFJ9Y00UkpZdCdOYYIT5+fFNbl5BKnwnDu6RXWXBZux5iDGMcCDhTbnqSqrNRWWSlKR11J46TYifqUs//AElmGWv1BmGjoquPiDoeJ7L38ixgdeI6ddc3zPkex3J1lQDjiMM/ZTLs09vmUQXI58LOXJWxU9TK4gg6ANJVdzkqYXTXWN5/H/lgDTi+LrvDuoBiDn8uFcDv+XnaXItNNucJ4U5cHsnHZiUKd1YQx9KRtZ/Va8XTGpGqrBZMNhf+WDo0adSn7OIPMuByVTDpxqn5t0pBYlss/hTtubY7Y7VV3t7jfL5NG6mx2Dtw2ZHbQFlnkRZ6ddXkYeJU6chqeCt37zMTcH6ce3492dQNbQEamBJ6dtQtf+iR7H1EQkeRy8ZkLNbVJGaQaqskaqVTRSZOg6gkKddOCCu3jyXqqRzbXwqJ7aQntEfLCqwxgAcuchHMau3IBtGIPSFGnE6gKO2oKxiKt1xOkZ61EayPqWiYNr1IVfQeGh1Dajw4IgN4KWVLr3aF7+nk4GisACMWq3SJ9VHL12Z1inIYAfOCenX5hoBwnVrYlMT1dMacERFFLGKdY/XqTQ3q4XUNXBWeNAA3VLXcdfMPqSvWPHw04BH1NDTNJiAesVPkbpqqdWrOVGqqpACp6mqpGCU/L/w69Op+089cGpcVgD7610YK2nrpRrRx9eskkepC9Qin9LSIsWINeJdWEh5/O+p0+HjGXYpoH01KltSZ4j8KO9fiFKrG+vQnyaF+pn9X6auPVZxGW16ieXkG0HFRrijhUxXSJBE0ZmkKTRrIYfUSJGSJ7TwROwBjHTFB/XlIVh46ooPLXiW3ebQGiBl091NcJYweqiYPpkggaiL+o8nrVQwZvUQLDGGkOgjGpLaydQ1Hjq7kTBmZqNWw8PAUdq6KR/TEaswY6JH6H/LEqStAWksSdcilg3ME8gATw1x3EAjwj30aGRBxahYRHC6KrukbiF+pDHSXkyADoZTPOzo4IQ6ar48teHhmGpR0/CiFsZca9boSScMbEddxp1dcdWF0j9Rj60qK085R+nqZVRW10IJ0HC86V02xL/DGKiIVmIkgij9K3GlyjOHDiCeo7GRY/p5kjtVj0uk8YndNddFI+ZSS2ijThCzdZSozIMx7ensq9tCi3lK9OnTKpZypgLR3Io4q0VkitZVHr9KrLToSPA8XzIlgvCPTYoVA0B89cxgQxttDdM5rpgQArgcYqqm8KKJPvZGjR0pZxLfyqw1WxjcdKkRk5EmSpBKxJGgYagakDjsuT3NWwW04hsT8YrmeY2kFy4wOpCR8APjx6qh6zUWpalrP0mLoSWu7MVWeFwSrqRqod4zqfHVl5eIPGjYu+YhU8DXPvaXXH5Rl20ltG8TB1IVkkHQwIDB1b5SNQGPSUI5DkeAIbs01A6acRjSnitwXsbNIyyMyWCRYjkVXisI7h5I7UEgaKxE3Tpow5a8tOBTFpgEDLs7uqgERBqcdu90EliiqZRBbiZFiPqyoLUEZbXop27UrPLAnlXtF0OvSssY5cSLeYtpYCBlh2DP7++oWtK2RI7ezoaxye32rGbL7WWrkcJYglBgaUwDGXuh1hrTwM/1dMyTAMqHUFWIRmjKMJi3lrC4jMHp0iojbUmHErw6fZUy9o+4+3MHtaSvDXmq5W3i9w7T3NLlUoZp6OM3VinwmezGJo3q01aXcdSnaeWmq1QehehGHSzDsuX3tpc5YbFkEBx4jn4+E5YE59lcjzNN3a30uddiDpXECDgfbHHPD20kYO3k9rZS5gLgsWMtg3hxjWWsypiPpcnVmalkcXek1cRXsdLWmpFF0lrz8nUt1C1tzjouw19ZXEDDv9/dx4Vnbm2Gt+aoi02Mdfu7c5x+FT/s8fV3JcteyFmljW0tWsrjCcVktxZBsZLjBNT+nii+lx1lIyY7ekSvMh9HRmU8a+0uvaYushVnLqntnL8a5y+LF9vJIAXPv+zHHgKW7W7Nw7/zj0to4izhKMzRTbhxEci5PT0pKlbM7nqU53ifFESSLkLuPd2rwTvNOkojBhQrW43GNoOzbcvxwKgwBjxAI7wMDJoxtNrec6UX9xp4DM5nDhnkOM1dH6/E9v4Mdt3bGXiux7fxNye7JTw97Llt0Zt6qx5HJ5vGpDWxhFXHzMwty1Ggj9MB1SDWS34UvkucIw4HISIyI7cD76qlWa15KqJVWJwnEnAznhjIz7cMTva7ce20y+KsV56lKpjK9nI5vL5O7jYhJlctjjkmsrlpZ48dZv1YJ5rFzolda8jRpzEak6j3LJtG4GC7f+6YGBxk8OGJPXPGufsW7tq75KIxv9UFmJbqwxOOQ7B1UgXfc5tiDcVfN4KTPbqsxb73DmpK1Cskk8eEx1V9n7Xx82XsNTxM8kuGxa2i8bTdSXy3ysCDzt71PynZPNx2uEzqCdUkYEkLGAyPbFdftfSHNt4ikBbY0yGcRDEQBABMgYmRxjtpBynd7fu9FzFDF7fwm1sbuKzas3xMRuPLsty0tpkFmaCpioS0MUcDhYHDqnSSQSeOV3nrje3VKbS2tq1rJBMuxXgMwB1nP5V1+x9BcrsweYO95yuIEIoOE5SxXgMR85TNx3MdjxXyXdffTJM0SGtT3Dk5bNyVAFcRYjbaepK0ahQFSrTOnIDQcco+/5nzO4X3F246TGJwiThAwjsiuus7PlXKrX/TW7VlAATAE9jGZJxxzzpiXPcBj8e30XbrZORz1sJKUye41OFxsUcRDPPHhaX1WcnQdPhY/TuoHkdOLe35dcuD9NLhfDCDllJH4Cqu855trWOtSp46oB451UrvL7oO+O7KeQ2Zd3HiL21ceLDbg21hMBioMDXYL0yxRWonvZZ7NSNikrPcmBfVdD0nipu7lvb7lWEeZbIxHWOAIPDjUu1v3t7tfEALbjAQZg8ceBER76tn243hai7ebP/U57H6vS2dgqtqKSEQmH6XH1olJkmrhXerF6asTIOvpblzOvs23v3X2Nk7mTdKLJOerSJnHjHVxrwzmVpLfMr/7dh5JutpjLTqOWHb7aX8puydoyI7UXV0qJEHqpIwsQkLYmdZYkOg08ANCQQFUHiJrpnxZHpGXdU4tG1pW2ZkdOnwpm2Mzc+ntiJ3nmEetmWR5HlrqVeOLomtPMY1jJYDpTqJYcvHUNQZwbn0A4duXVFAEvSziSxGPZw4nL2U0pcqqxizHGfWewsYKwWZZkgUR/UzBOiNAvqA6u51ZtNNTrxDdKF5ciOA6T7hVmzbdFC2jmfEY4d2Xtz786Q7mZpxxF7FTWMRRrVisRStbmbVozKyuzTHqXmzjUAjw1HESbm8X1ZEdO7uo2s2FAtt/l9eccJx7O8zUVbvWGxTOWMk0Nu3YmiQs/qSyUq0ha30Ro0bh4pQsS/lKsWBPykcYXOtm/lDcNGs55nCPjHyre5NvUFxrKmdvw759mHA1AWfy3prPUpllUV4qIRo1iRJRG3VK6JJIY0jj5hR4BiOfhxzJZkEIJSMK6exbLDVxz6Y03snKtZcfaklr0UiilqRf00d8hPaQRCGSORkg9JYXA6ydQVLaDTny2/8AMsbjwqzahPdGZ6+GXbXSbC45ScAow99NHcG2blUV8rRjkaCezFVlmgPyQWrAL4+VJ49COqSNtPNGTQ+RM2y3Z3Cta04ZZCpmU2/E2AmRSDmKVmWv+sSKVlktSUc8gVFepm1636pV1HTDlIozMrD5TYEoA0C6moazcO1cRH09RHV7DhGcR10ysH8S03omYLLy+T0/6g8unrUKW8gQ3x+J4nZvAMONKMa9LHr+YCRiRoWB6+XIDmeR+I8fhwQRyBjhSkE9dZeJOnSfl+1tQoCgajlqoXzI1HBtOfCiAWO2vSQRyCpqQx8yAdP8rEeY1Ph+HD2wVkkyDTZ1hqxPzEH4gHQnzAK+BJ01/v4DVnq9lP7a81B11A5qQp5Er46ryPmfPx8uHBCthjSPwrEqSQw8STyXTy5Hy0568OygiciaGCKMVqVi45StC8zBh1BCoVNST1SO2qgADx8uIy4RvFTgFsQKeuP2xBEqyWum5P1shhGqVYJgCCjN6etsxtoCuqjqOmnMa171+4GlCAIqylgZmnPFEG60qMkrRpGschjkMUb6/MgXnqFGgZUbTlozfGhqLEM54e+rWhUUouZodYFPqhIwZkhZZMgYlnEbdQYwLErQGcRyHQhNenQAk6cjt3GMMeGVM1oDA15DHzYqoYCNzPddgXVyivrCrD5nlUBSOUfSPM8OHL5TM0iNOdF5IJE6xAWkhb03nszSrIJgUYgxFJOtSmniBohGmnEtm5bYFXHj4UDqJDiCKQ7mFgtlp60ggimUlrUxlmRmhjXqPprp1rodWY6A+WvICRdwy4NJINQ3bKuxZRFIkdexWMn1UM1eKYj6aek0aQNMp+RpWmZbMUEigt1ag6+XTxeXcKy+WgBRs56RVZrDoZyBFeLaksvGkDujTusYWCUxVo5nYo4neSUwyrZdAzAsgI10K6acG9q2bYCgHvzI99JrhgcAKuT7V7lKGLuD6dee3uxcfChRYcdZSDGxDphepCeu8ElvSv6xhcD8nV1a6jkudq6XbbERthJGefbwmMuOdeg+jhZu273lid0InL6eEcc8/ZU1Ybtesucjs5es1qxNFbMotyMrSWgqvDA4kd4441C/KhAALfdxzu43l1kNm0TpNddY5Xad/NuqC0zB6cKafd323He9zbOZ2pLTxeaajFicjXuQWvor00EswiMslVZbKsnUVEwjkYR6AqAoI0+Uc2u7UG1fGq1E9o7v61j+ofS68wZb+2KpuBgZyYYEYiSD1HHDCogz/st794XHz5F8HtXI068Lyyti94417BRC0jvHUuLj7ckhA0CqhYsyjTxHG3b9R7H6SXDE4SMK5W56I54g1pbtsoBMh1x7pg+yqqymCcL68RaXX04azIqvCVlSOSN0dgy9BYFnK9ROvLkTxrF9YhCAcyev4VzN5Sx6mHQ/Gl3CTRVfVEMVY2TFzXqAhTqHQ7ydALxwk+RIMmnzcuXGduZcqcQJ99XtsVtAxGqOFIGZwcQX6jGkSSKnq3Kqsg0DHVJ68eoZTIvzNCvUU11Gi8hNt9y4bRc+ngarX7AxuW/aPupqw2ZIteg6A6AggEHy/KQTqPiOfGiWMz2VSpbxWalxmQq5OAgTVnHqRtr6disfkkiYgkn5Dy1HI8+BuabyaYjp+NKSKcm5cfU+shyFVB+nZhDbqyxfKsTsVaxBqSrP0lwyjxAJHlrxPbIFvSGlx76ZiPq66bDVpdC0bJN0yadOpEmgPI68wCR4cvDl8eGNpznhNNII7qKP6inplhZSR8wcakalRq+vPkNBz0H2eHCUEZ58KIyMOFKdLceVxui1bUhVSB6U49VF6SenpJYSRlQOQDBQOK1zb22MjBprY2XPuZbIaLVwtajJvEB3T99Hf9R5bJTpWiqQTTWJHCV4RaLs5HW3QsllwCSCSNdDr4cReULUOSRFXX9TcxvnQApngBSFbnuSzNWsBYXViksKCOIKQ5BWQqeZjbx6idNOLaaGGGCkY+6sbdbvc32i+cZomEiDMQqskYA1YEgsBrqwGh5keGumnETL1HCqojPhShFJkHgAoVmrwgESTwI6vN1MF0M50bXVwOiPTXXnrwxKAQYJHTp3U2nU0xX36b6MLyzFZJAGKwh1JZlJEgOhLM8ZVtfL5SRwluW2OmpfKZRqOY4UjhSzhVHNj0jTnzPiNSfLgyFGPCocaMT13gIBPUAQhcDRBIoDaI2p6uR8eWvCQq3HCnKkLq4Udjrx2oXnDdMsSAyD5WDnrCghTzZmLgactRp48+CLMqgqMKFYmKDMdyiyyqHUBj0yR9XSWC6MANfHoPM6cteBS6JgZmiKnjViIAkKO0jIj6S6eozq6pMB06rX6ZGLa/Io+ZgPh487cLXU0rkPxrYiBqAg1n9XBWaGIuWaUSf0xFGodCAvqJDq7s6nQn1NAdRoDoeFZsM4KZDp91Bdv27KiT4+ygP9S4WK2MYtlUv2bCRiKrIQgZmMhMsyB5IpgRqVkKhT46HlxNd2V1beXhAmen2U1nd22IA4np9tOOWcFgHRoUjVSXLw1kDyahyJyDMOtUVukBdARpzBHFAbZ18bnDgO7GrZuCQB1UDCIxG1iESNGrBfVEqVo9UYBdZ5vULI4UEuis7AEDTU8Tt4oYxUaEyYz6uk0MkgRzIfS164wBBHOEkeaUEyfVPo07PpqNAOkDUHnzBlBcGfAemM1IhgER4hWURZjHP80hDIWavF1sbALK/r3boZI+tQS4TTpJ05DQcHhbU2wJ1Ug2uGBM1ki6zNIQJZQVIFWIiYooLqBZklavFFIqD5fElSfPQxo6J9I8fXh8/xpmRgx1ER0+P9aEb5YY5WVXkE0MZZVNqVZZLQhUNZjABI6iOSkD8oGhHCR280sOHy7c+up9mQLoU9dTJHJBer26q9QtGMl49D67yiKnTeNYpVjMchKnp1PUGOmg8eM27FlyTjjh0muqAcoV7PnFQFuKsBf3sJoS1WxFg19Vh0P1Q4a5VEiAh2AkkrKGOvSU100IA46nlN9Batn8+IP/EMPlHVWVesMbdzWPBnPbHT3VCj0JMjiI7sSxtZxSmrZ6lZi9eGIPAwBDKAa8ZPgRqGJI1141btn9puCyybDGe6TXMvbZkAIGsfZSlg6uPsYXOXJ/RW7TxtmJVkkKqYvp5JldFcSerLPJ0dIBVtU1HLXWrvXZGQCYY5jr7aC4hFk3BAYCMenGo7jqz2LMNaGNpLFmSOGGKNSzPJIVVVVRzJJb7eXPizqW2NbYLn07qzLc3SFXFjU20dh4mpjbFS8fqLM7qsmU6hHJRdAX0qVy46B1karLp6w811AXAv76+18XbWAByPEdvTCtddlbFvy2xY5nq7uympHez+z8nJWlkeOUAQliiS1chRlaTSOWtMGSzUnI0aNielhyIbpbjb2+4bc2cpHEdRw6TWbdstZJVs/nS3LMtl13RgWipyB4Ic9SM79NR5w0aWYJV6JJsbbYlUlfSSNmEbeAZ9rYX/ACT5GVthx9mf2Vk762HQ3IJ0/A1Ne0typLjqFS9hsDuKPGR1Yal7O04K8+NpY25csVcVWzUMq5WfC1v1GdXpySlZxIqshSGAJ2O3vBkBuWw10DBseogSciBPEdU9VcRv11NDF1BMkDI4AYjrIGY9hqWZbtqF8apyf6hIsUFiGWM+ilO4WlSayZGmAVqbKIW1SNUPS+hLhzr2bqWyA0QRj2jq6GuQvhwzAKcGyzg9eWPbkPmT21+7A7fZa/ktvTJkMm0cvQiU47Ec2RLyLDdF2MxT1FqSBX5SdUzQr1p8oIyt1zrY2JAZS5kQuI7jwB6++t3lvp/ml695gUpbzJbA96/m9w7xQlfu3vqzFLHjJYsZYu3rV7I5e0gt5vK2bEMcRezMohiV4EiBjCs6RHVVBU6HF3Xqh2fydsqW7UQDixjuI0g9wM10+09I7a2Dc3bu7HEjIap6x4iI7qGobeymdMuZzluxbrpPJcvZbcNqKpioZ3bqnuTT3pa+HrzyEDVwEeRgGOp0PHPXzc3SMHZn9uAn3D4H511O32tjaqBYRba9g6u2lZu5vbzbUTxY1Lm+8jHN6euGUY/BxShehFlz2Qrt9RFGPlJpVbQcNoDr4QWdkyfWpOAyjMx1/jEU9/mm2teGQSM4+/qoVe5e+dxy3qkuUn7a4moI1WrtfbwlvZaSX6eKOA5rI5ehuJEaxP0l4npJKqM2igBeNnb8qLwbiFAcJM9kxGOHdh11zm/9RGCLLDzMCIxPdjAx7RFD7fxmExeRllfMYrMS23ItS57D7gxL5ATQzxQSWcmoz0ttGCPKTPZlcQ6HpOpHHQ2uX7VF8021Z1y4AnjIxJ4Vzl/fbvcN5b3CA4xOZM5QchxPuqOu4vdG/Up2Nu4E7TjyeXqmok22KOUjXFU7E7zG+lm0IK62TV9KNB0FiW9QsCCgHm3Obezsi1t1Cbg8AfpHE9/Ae+peS8ife7kX90dW2BwmfFjhnw6/dIyqKtm4zGyXYq88fXhcTZhmyCvG88Gay3roVpsgmgeanjZEEtgBvmYhDr83HJ8h5WN9uDv92C21RsBwZs4xz7fjnXT+oeaHY2RstkwG7cQY/KuU95yGPbhFWam3zaEMpiFeKJqqw/8A0MQR9ZCk0qwzXzFH6cHSdG5jqAGp49GbdK9oImBHH315zc2LC6eOGPt6sQKRb+/7s0c3qIscRnZIJ2xiKyVFVBDG7pdk1rSdJJiB0VV8iADElxSwM+IdvH29MasNt3e1rUQBgMOHbBHz6uNMzI92aGMlMt29SKSFeuv61YTSxn1JGj+njnmtHoVo1B5npHynqOgqXt9Zt3PKZhr44/ZljPCrW35Rvryh7anSSBiuGOOfu7uumtL3d25k8fjGx6PYvY6ZksVslXXGyzWgjNDJHVN6Yz0SSjhyGKrEQwUniIcy2l0EWGOvqOYw7fnVjcch3m1AW8oKCDIxw6sOPQV9is/cydyazl8tVp1K0DXp/pLpknnSnCsUbQjqnlleWeNXKoUKrIz9CrHqLSb3b6dV2NanLsJ6dVZ9zZXmTy7SN4sycMfZjn99B5Hc0t+5LlzHWx8cUaw4HHHqkSCBA5lsTRyxFYII3kMz6oS76KfnZhxX5hvLIs+bcxJgD7PhVvZbFxcWzZgICSYyHXn7pjtqJZcU9u5FMcfbsV7t2GBFiRGd/q7BjlyFsMy+hWRNZJpT/ThTQHy14i9zPZrd8kMDcOQGZPymu1s2LzIMQtscT0mrV7V7e7Rx8WVsZO/tnd9atUbFxWccgmrU7za+nXqm3XIuFPWTSaIgSAnQno1PC+qd3zTabtLUlbUagQM54SfqAjGDHurZ2YQWgUHf04fOm3unDY59uTYHEY+q8BwseXix5nZpZ5KGU/6ijUCdNx5mnkklSOLWYIiqikgaw8j3O53NyXjW8YgRB4YUr6qXOJ1cceqen2U1pu1mGvbMs29syVcpgty9OVy0WQr1DvHbVqDHCEx1s5WCR7hw2OmhSYxNHC4XW0DIepTfPOL6bv8AY8zTRuFMK4nS2X1CTBOUgwD1VIt1VtabQBBIOIxHWOvDP7Kqpb7bbwx+F3NnpMbFYxm0c5T27nrdLKYuzLjchejyUldrWH+pGbbHWosZMVuLXNWNk6HkEjKnHRlLvlC4ynyzGIGA44xke/tpalLaen40xF8gATzXQ66k6nTXXTXU8uXEmCGBRVnqEYho9Sp0ZGKuPmBA1AI+ZddfE6N48MxJBBzpxp4ZVj1anRQAT+ZiddWI5nzIBOvLgF0hc6eYMV8eR0K+DcwfFSNSSfgAf4cJwR4jxphXyxs5jREZ3Y9KKgZndmJ5aKCWZvs+HDSmnWcAKQBmONO/G7aPUljLv6MPXyqxt1zWNUBVVlRnALK5HIkgjQka8VLm7X6Lf1df9asJaIGq4MKfaY9K8ccMUEVesWkWCCFGLSkkJq6aM8j9XVqPEFeZI1Apa2ZzM6vnVsKFErEZ9OkUb9OJUjkbrBSOJkoQL6rRukjAKWiZisSt5cl15knThOjQNUR9tP4H8S5148Elg9Msa/1Y3Ip13iLTKpaUHl0SsIzGSFBADa69Q04j1Hy9S5r07qdUYyT9PE1lIIpwoth+ozKYq8byssif03QTlEC6dZZiFHSCdCSdDwI8wQv5alOlTpGdAWK+vyzwoscrxS16SHqMjRyAL1qqsDEkiHqIHQG8CfEWAxdAE+vEdPhwqC4CzTw6d1fTV/SKPcUzRTMI0q1R1kKkoLh/UV1E7oPl8I189VJPAL/iEMBREACMzWduAQTy2Om08XqyinA/T6n04Qxa20r9URtelp1sCYkJ1B6efBC4hthQJfrodRnUCI+6kO1EVdHn+WQ1pZVgrWFK9ZeMMeokmNXQaa6ALpy08yt3BivGmJLMJpEvYqEGJg0Ne2/zARF1iKDqKGUGMFZNOlSxGhJGnxNu3fvrbxEj7PfUN2yjARh07qzwtrKbWyVbL4bIWMbmqk0ctS3SlK2IdTo6Op6vVqyc+tHLCTw0+Bbh7W5txeWbZER19DUmwu7nYX13W2ZlvLkR8jwIPEcatts33SbosUK9vcadvLF2vdmjWe/uK9t3LyyRlRLYsVUw2dQQWPU5FSqkjXTUcZC+nbd55tXBbX/FH9a623/IG4sgLf2ouNGJVtMnrgyB7KkN/djDIsJs1u3Ebxkzof8AuDueYo6MZF0NLtpYVHDakfN5+ZPE3/ado4vuLcdYOP8Ayn5UTfyHdQ//AGTf/wAwNI7NMfH3TTui98mPipWKdnGdvbTTVZIRNNvffM6Q+rz6kjg7TK5bnzUEcwefPivc9K2SxCXpMQMo9vGPYDHVU9v+RXXLayDmNTAx1AlQJ78K197nh21m9y5/PQ702biFzeXuZVMbUx++L1am1pzK8NZ32nVLwtJKSoKJoD4chxvbPYmzthae6hKgCSDw7AD7fxrhOY7595vrm6tWCi3HLadSmCeAPQCkOPHbcq6qvcHCtIPkJi25uxz16FS8hnpVo9QGIPUCB4ga8+Hbao50BwfYR8x91VLe43GsygXtkH7K8Wxg66RrX3bSk6NS0hwGbSZDoil45ZLAk65APzDpIUED4GK5s7anSrS3d9s41ONw5YlgAvThApvWsdtuVhKu4UjkcH5IMJbSNirdKuBNc6kLjTX4nU8SCEAwLE55YfHGoipzkdlNmaKFLEkVaV7MIcrFMYTC0o0HzeiHkKnXwHUeJNMGRQcKe235jl8Tc26ZFNuBXyOHD6spmjGslfUkKpddQB4aMfhwBlbmsRjmaRIBAOVIdexI8DugV3i9SSSGH1DPWjQxerYkRY41jhVZOnXV+QPVpprxYDKE8Zg5UuwCs1nWX5CYnVeqMfBhqxR9ebeZJJ11Og8uFKmG400Z6sq8NWrOPkIRlCgA6lm+AI1DAlQefmdPv4V3w4nMnp1UElQT+UCj+EyNXbObxeVt4uvnq9S3BNawdyzbqVsljCz/AFtSW9jZq9+k9qILGJYHSRBqRqNRxDetncKJy92VTW30MGFIFqQTTW7whjr/AF1mzNBWiYlKsTzF+iIOzSCNNehOo6lVPPh7aACPyikzBmLZzS3g8KbMZuzRgwnrWBZELiQ6r1OQoLFFPjy56HTQ+NPdXUnQh8Qz6f0qxYtFgWIwpxyo3T8/SVrDpimlVQekMQLAAUIWBPSmoA8x4DivaGoSMiamYSojOk+VEH/UygKjMyqoXqYgMVhQgMw9QSD5gv5tQPDxPUFPl4apz+PTq76VzFhq6fGkBq30zasiesXZI31XrJKjqIKtogUqf/cGY+XE4bUeyoGQYmKymiSWEQlW621IYBf+Wn/LIQt1/n108zr068tCIJQ/4aRBZPFnSZQm+jtgTqAhIilVteQI0LjQqNdD8p8tdfLi4hLrI+k9PnVZgR3inJPGqTyCxqVjjVB0xqoEBj61mA1ABlLISCfiOKjuQdKLjPThV1RbcQcafDbhktRhMdUniBJRsjaH00Q1YhZIK/z25wiAfN8ngdSOY4zk2y25Lkdw+/Kp724LpoCkdv4e0caKS5R6MEywSLYuMmsswcRNGxJ6bLPMfCBWU/lPiBr8bNvbPeM4C30wwqi9xLY1Ni/yontzEtVsR3Z1tRWJtJa5aI9PQXlSSy80oIEdg6gHUEhTpz4k3t0qptpBIzotrbD+L8tSaiK9iONWXrcIzCtAbc69bKjKjuQgickkDmGCksddAMlb7aSrDwdPwrT0EN4c+rrpRJPpM0okhlUMvTIovWEk/rMQI0Q1Y5FXQ66EKPgToIcbbE2wCnTjUlsLEiRHT2VkgPrusskqyFY5DDLYieUKqARzBICEhjZj0gqF6SR4ePA6jZJOYM/GiXxElc4oNOpVi9VRGGkXR7ru5GpZg646CJUnYldFRtHI5+HBNcfUDAxoERRPA0amcAIGBcRpEpWzZIraOz9CrDX1nlcSHVupgCpGoHMcMy+GCDPTupOcvsoNXVxWVmZI1mi6goNWRIBagJEKEBYkjRSwk+YanUa8wHthvpIgEdPZ0wq1YdRdUj6pqwGXnmsz/URy/WgyojtfiE85hjkxccEk1qLpmDeoxDv1ENz1HzDjJIXWbZgCD8jl0FdWC648BVe972VGbyMJjWJ7mCScxqryJpDav+k+skrFZGa2oOvPy0A46TkoUbVieF3j2gfDCqO6YTokiVP21C2Byi4fKI1mMSULulG7AW+XpZgkdgoBqrQeoQG/4SRzGoPScwB3FmbeDDGubuaUuENkcKA29bjxOaVpBpXNubHTEshCQs7wxTSdSMgMUnRoWGgDH7+My7+rtfF9QAqJdMEEcek1LVChj8TZ9SnQoV7bGYTGOu0Nx+r1gVFxWcwRsE10UiIjQ9XhritduXrbeaxkcO7pnTW7VsXJtAD2dPdRqWco4kVY0TRlEsPXNJJ6zlmaoEBJVSfTEnMFQflPVyqpaDnM6zl3DpNGzkNAzFNvcmOXLVIk6kisV5oZlmSHS36cqGGTmweJoCygtGoCjkdB089Hlpa05Dt4Tl1VX336lkaQNa9OgpDqYtcTJFYq/UWPTYpJJYdJYrEMiOktdqgiWs1Wyo+dOkkkAg6hSN5rulfCTqrBaTd0tgsUuYFMhS5V5ppACxghnX1lhQaL8kbBo52jQdIJA1Gvykk8aY5vuUtqDIyB6vZWfd5bZuXC5Hhnp11IUUeTu1a+OmFqSlFZtTQY2CFa+PrT3FiNuSvBBGI4/qvQQlQOgMB0geAj3nMt3fTQ1wBFEgfh8asWOW7a0fMRP1TmePvPVThXH0sYjDcGTgxLL1lcdBBJkcu0Sn5enD0xNZRCCdJZvSiI/wA4HPiqlosNXWPb7Puq0l9LUl8p9vuo9HvAxp9NtLb9hJmYL+p52qmYymhcaSVcNVk/SMXIek9IsSWyTyI04m2uxe62uyJYHKOg6Y1S3vN9ttkxwB4k90YZ449tA2MHnc1bFjcGYyGVtJFXrUIMs81v6GWckEVoWrRYrDosYZh9PDGqBgDr4jp9tyhCouXwA5P5Rx+2uN3PP905K7bEA8ZiPsGPGn5QwlOlWmEcogZYpFaRAeidi3p+ituSX1HjPXoR1dXTpqBxti1Z2ygKome89dYr3r+4clyfMj/dJiPsHvoDLXaEbV56ks2kPpRzRRyyEySeuC007Es4hf0n010A5Dw8WfcqV0JAjp9v9aH9uTdW6SY6u2fw/DrY24N20qME56pLs8DTlGEwOvrxiEJEACvrsCFRvlAB1Gg5cZ+63wt2ixMjq9vvxrX2+wuXL6qq+Hr7IqHcnlRiy0+Rn0zeclIeSNPVkx9RYwJfQjRCJGrxKEQ6BeepOuuvCu9zfbk3bhIlsendlXoFiwm12wS0MQuE/b3n8KUa+/Tj4a9bDYZ0q0oY44Wyc/zFCOsSPDErtJM5Bdw7KX1GunI8dGObWtnZXb7dZRcACcO3KTj99c5/ozbq6dxu28ZPAfech3Gkq5vrctlUZcilVfzKaMXpsjdD6R+pMZtGdtNG0108fHlTv863RJS3Cg5xj7px6Z1fTkexRRcMue37hh86bFnKXrhkju3r9okMR9Tbmb1pDyCNAzmBy+o00XyI14y7+53LLqd2MnATI7OkVr7Xa2bVsratqI4haSWcRdaV68ic0Ur0ekdV6XBbRVZAPPXQajz81ZZ9Qu3CNfVSuOpaOIGE06NvTtjX+qdKtiaZWWzVswNJCY2dWVgQoZQEjUllIOvPTnxr2NxatjWow7ePThWNzBLl63AnMRFSPFuWmEjq1sZiRLJKfprGTMbyj0119NLMsf1E0ESguF01XqA6xoDxYvc221hPMvLJGPQZmsy3yrdXXm2xCkR0nAVIPb/ace8Mw8+Zl9XGrZD5Kd5Oua9ajYlKiyOH9ZY3fpIJYKFDNrqOPNefepd7uXYbUstvKcZHdhhh311m15ft9rZAZVa5ExAx7+mNWI3ptDY4xElKJE23mpa4NJaELWLN9lRhUW1Vr/1bMUxbpEpMZAJBOigccvyrbc03d9bm2W4yK2JMwJxxYx1GImakvotw+LC4fj7PhlUtZn2zb8ve1rtH7pJhsva/bve3d7fPYI09rTZE7sTf/bHZuJ3DkrW7sccRDhsPQ3PVyEkmKMdq1ckEEzSIiGPq9j5pyyzzXbbW9vLOibEgqcPrKEEREakJznLgZrL2rvZ3t3aKTNuDj2gHAZ5EY5TI4VDO8e3Ee1O2e5O4WMo47L5jbdFchTgz5vZGCWFslTTL2DBXt1ZOqKuzzRkECOVAw568ZKbHabNALFoAoc59nXHurTaz5iF3PjOXQVTram8sxisfVOLvtEYuvISU5mabHWZ6Vh5krWleN7Hp5mNHrySoRIFlL6nTmO82ew3wW5ulJZfzD6ozIBxzjjVa2HBJBGGXTtE1aXuL3m7F9kN/dvrexO0tpUld7+9psnirQyue2VmsI1D9JTMbsluvm1kqWY5ZKsifRTRosUjIzH07ey3/AC0q37b9TbSUJxkRg0TGMwMYGGHCp3ssR4SVbMdX2/D41rz7n19rUe4u7W2LKJtmWMvJl9p6wy1vRwGaSPLYmo9ewDPWloVriwtE5LI8ZUltCTE4UXWFrG2DhPV8/tqVZKjVE1Hx1B5nUkMpBIPNtdD9uup8eGgu0k0WWFZkgeBIOgGvLTT7OXL5T/Ph5gQIinz76WsZgr+TCyKq16muhszA9JHj/TTq65uryPIaeeg4gvX7dsdbGpLdp7mWQp+Y7F1aCucey9Y6FOQmX1CxJOrKRoPl6CSqEIrctW8OKK3POJW5Eg4Dp0zq4tlbPiOfT3Ur14lb1WjEvWgdPrJPTMchLuzxnVFVxHKrahT0DTiEhrdzwkUaksMRh9tGY1cv0aTySExyTWGZnX+kPVY/OB6hJIXoAEY58yefDhgDA+o5/ZSYErJ4VgyOg1rKHknDh7creogY6qw1RuosjDVFHyDqPPy4ZhODTj06caK2FVp+FegavK1bR7DTei8wZ5gg0VEWEagSKDp1KhVF10JHIcRBlHggiek1K4BXE4dVCmROp/RaR5SgSW4V9VXVJCxiDDm7tEhbpUhfM8xrwWAicSOnTDsqIjVieFC1T1SGFBNJLH1RzWSC8XXIS0ckJA19YFh/TQFV+PxVwiZBg0aOq/VnwoR6xGiwGaSSRmeSYqDHI4Pp9LhX9MWupWCqgjA189eI0uNc8WY6fbTsFOIz41iK3piSOqYZJj1Rz2JWLqjeJTofUTSDrAVUHQCOZB58FZJ1nGmIQDAdIpLtpCWkFZFWZVVbsxEj9bhJFkZy7yFPSUqGhQLHGvgNSSZbQBZi/s6dDUEGRpHf0+FJUqHqkhgAeZekm4hDk9LBAjLohl6Fj16VGi9XPxHEkEJJyHTjRNaMTwpLuIY4pTD6syxxSs9hY264n1J6SzpGshl6By6dEGvPmOFaYFlVvqJw6vtyqNiYLjARlTWqYyG/TlmjtwfXxIJvoXMsU9mP5vVlgZo/QsSQgliocN0nq0IB01XgHq6dPdWaS84ZTQEWLWdf6RYlCOsltY1BDEkA9JZtdABrprrz8OBZmXwnjVhLavjJisDjfmcI8n9LUSSf5EPIFCevwAPzHwXnr5cA90K4yg0xRNRGMUC9Eg9CSdR10J1bp0PiNdPEdPnp5fZwwILYU7W4yMmsVoSMW6G06AQ7E9Kjp5Np+YMFY6E+A+/gww16BnQm3AmvFx8kh6QxHNxq2nS2mhJQ/KNSvPU6AAHXQ8Jj1HGm0HPhQctExxvIrNIiAhnAUoW6wvSNGJA5j7z+PEYue+ia0VE0DSDPbrjrZAJo2Z1OjIqEOzqdRoyqpI5jnxKGZRIzqEicKM4y9LTyFe7Hr60c3WpHLm5IJ08zq3Iaga8OfEC491OIiDlT1yeDV86lmCwcdVyEb2ZJ/pmsw1JZKzixGAhaOVZpiR0hiAr+J004he/osF2Gq4OGHThRWFN24EPhB40HW27Vx/qSWJaGTRQSkM65OnaTplMamrNjbLBJ2YfMJFlWMAnpPFaxvkY6WTCOv7cKuNsmBwYEdlJ0iYFXEMljPYO2pPqR2oaubospJKSfUVzibsUDAjwgmJ+J40TetXLcgkrwBgjuwg/Ks97bBtJA7eHt40kW6Tn+tDk8feSJEVTB9bX0RQOhBHcp1H6unmfEnXxPjxE14zBOPuo1QkYCgaNGS3NCssciwqQZCqMJGTq+YRqVJJIPjp08RXbuhSVPiNS27ZZgGHhGdP02SBHTiisxwiIRyLq56IlCRisqfLIkszAFyOQ1LePGeq6jqJEzV5HEn+2ijyu8n06KEijdnkYgP1mMxyadI6P6MR6R46aePM8Wl0HwicaiJ1P4Qc8fh0/pRaSUzOjgjoQyKfSYgs3V1NLqekEctAp5Aj4eKFshTI8XTp+NE4mGH1CihmDeq7J/TVGVVZSemJgWTUKBJqx6tNASOfx4SYR1T07Oqh8xW4Qw/GgSWCF3IYzdIWPnqXQN6TdA611jDj5uQ6j4HwEmlfFOQoCRMjj86TL9Mxr6q9TMunqAa/lBKk6EcgG5j4qdfhrMjHywBlUDoZJjKlSgTksayqzfWYsAzDQsbGLdjoxKLqWpTlddTp0tr4DgCbinrFBbMNHXTuuyCJYkXSS4/V0FetunRCqPHEJPRVA2gIB0jBA+I4pWbQvHUD4Acat7q4EUapFHMVSrPJNbvM09Soyy3j/U68nYZ/6OPryEHqryE9Kox0Zizjko402e3t7fmTNsDoO+spEe++mIJOFOaF3kJt2i7S2bCysXnMFaDp6Fgq0KwEbCvTg1hUSLoehT46687duB9V3KeFdFYTRbFq2RIz6+n2UfkfrkdpJJZenpMqyusUBZlVHaSWJleQEnQdI6T5AHgFLeXhGNGZ1A9VHhIxrxD1k6UbRRB0wiREaXrGqymb01Lgdaks2pOh8BWCupKA+E0Z8QgdlYQW/FoZK4i9Lr9BEeGBJGboAE03W1yZFbmhbkNfu4me0DaBMUy4SVOAGFex9UzlYSURywYU41kdVCBnE9ydj0MGDE9Y0+YnXloWtlVt6mjA4fZ10wGo4188iJzQpGxWYRCugkn9aQuzqocu0MPyaMfHqb83jwYJZpDQPn0wmm0jj1Ub6maPpaTqUSRyB7CradmMkcvXM6s8Yj6dflQ6gEa/aFgE3PETqyj7qksL+oHGU1LFeRrnyiVZVazUVViAUSH631ZSpZ/wDlLHX5rrroAdOMy/aXb3tUHzD/AF+NdaGLppqCt4you5lXrRvT2wHkavG0ETyT530/T6ZEieSNWQc9GHhzPG9yk67BnDx/Zll1VR3bReAx+j7ahW3GWQgHp5MA3SwLsiL8pJAC69XJeWn8OOtIBtFGGJrA3a5ADGjc0XXLDOZAIcxUWdZCrsFlK+naTQMp/ozgnl5+HLnxmoFJ8siWXCoVBumTgrCpS2rlf1HGAXNZbmLVcfOiBld9WeOtYd9VWFZYn6WcOrFkYfHjJ3W1W3ucv0jiPdiOnXRI+BUfWDB6dM6c06yln64QoljQJEsAELiKSHojCmRkEMUSNqxC9R8W5nigyqHm3gRhHz6qnYpEcTxoIq7etEZJevkfTjnDxdEsbOHLM7ySej0lQD1p5dXjwlIUhsSOnQVEo1Aimdnspb279POaQs0JXZLlZ5OiatPIetZK0wlsIYXPUpX5l6lB1HVpxrbS4Lt3TMNFY+82oHjUw0wcMKHxfcfA1EE8eMy1m3F6thq6CnXVuj1JJAtkyzglUJIIjPyg/LrpxpXFbVqePK4R1+3rqqiFQccfsoWv3VzueS9FiKibeq1oQXjx1j1cjIkgZQ0mTm6L5Csp1FYQBdRqDqOGW5YRh5oEk8cuh91O63mU+VmBwz9n4Ut4ncOPsRivYymNMYOlqvHJHXmdkPU31ErMJXcSHRpGPX5FtDz3tnZ2+nWxDcYnp8K53f8A7sklUYAYEx07p6qf1beeIgHptYx9etHqwrfVQwKWiXrabR7KGSWVVGrlj1N9vG/ZubS1BUhJ4yK5zcbHcbhSWDkjrB+6hJd/0Las1COW7GsnhSLXaqGL+mIhbiX02KqQAC48T5c+M/fc92m3aS86eIxmui5F6A5/zdCdnYmYzIAA7Dj7qzr7izmSr3J69SvjIa0cmn6gxsTSSxFur0KsEjIpLHkrOoI1JGg0GJe9biDbtWw7jiZjvBGXca9S5B/Au73CHcc0vm3bWSVUYyBkZBkHKQcuFQNuTcu48hk7devmrC0KvXXaSpBWrpPYjB9URIql/Q63KDR9DoSBpxFb5nvtxbFx20FzIXDKOJjj91cnzrkPIuWcxfabFAyWmKljJlgcYBJEA4Dr9tF9u1oqqzZ3JWJ7EdQdNR7E0sgdx0lyryMUUagABB1Ag/ZxS3e4vatBYl44mentqC1atQXgKg6oGPbTfFyW/cmyU7f1pupIxKV0hpgDREMigI4C6nzJPgNeJ0ueTagrLddO662wwSlStXt3EIjjKhelvVnEkFcM3/L6Z/TlYgE9QADHl4Ec+Kt24yv5xy7p6dtOLZupgYTp0zpPvLHTjZnzOLMqlQKMbdWqgP1tNIDLNGfn+Xph1YfD8wY3GcSFIniakspbtHHxCcqQXylTqJ9VnZAvQ/TKWaRfm1RyoZQp8yAdNPu4hYXiwBMiuntcw5dbtYCDGUfhRr/V1k9UaQRWhLoC1uEvPIxCggyJMksmr6nUknXidFcrDnAGsXePsbzaralScyMPvp1YLG5jITR/qAbF/U1Mg9GOxh3hilNKNpemG1KY4rDoYwpiclSpHIrqQ+5u3LducQhIx6TjWaTZtGdIK9VO/K7duSR1dwTSmFnxlRMV9AKdetXuRUXhdCkTPaaW0nryEFYl0ZT855cQ7JLV5WQszuCZJmDOPuHwik17UfAAsiYw4d1LOL7p7xoV6New+DySPDE9axkdvUTPEFYiSGeeg9JGs13Q8mVn0+Yt5cWWXasrI9pMBnlPVlQBLjkXGMv19VXB7P2It67bp5BsdSmzlbIT4XO3KkwpyrdjZrMdswtJMsUdijZhdOlQdAQCdOLu2eyLAAkRwz6D250VtAX8IHmYSeGNbzPbztah3N/bG98nZaOM2Mt7de6PYT3p7MqTfPYTBTTXeyfeF0QP1fTw7dt17UwAKat1NpoOOncneek7d5rpNvabxrZtjPTcRbtvBVkrNrcudRMkiMqoX0Xa+pbJKwu528FutlYpxMZvaGGOGOFa8u5WKOR7V9xsTDEIxLsPdlWCJSOr1Y8LeswsojB9IetXHhr4a+Q15XSBcDGSpYe6R19k10dxJsMpzKEd2EfOtM/b2hDnLm38dYsV60V7KQQCzYceg8ds2kiryP1xiOazY6YowW/NIeYPEG4t2jcOhiGIOBw4dDwrKS0wAX31ZH3KbAo7mn7V74dq8WNq4d9u7jezMYJDToV0zO3Y5VBP/wBQk91JGXp9OKE+YHHHejLjPv8Ac8tvEeWHLp/iAMN8Ap6iJ41Y3lxhZVx9f0j7PuqiG6Lcu4dx5PI4+na+lsWfTpp9NIHNKrEkNd3QhumSSCMOV1PRrp4cdpcu2XuM2SE9g6dnu4VHaR0UIcWAonW29k7LaLA3UAvUrEer0srshSMElh6a689COIr1+1YkDqwNTrZuucRTrxe2qFWSI2St64Zo/ShKf0wqnpk6YNdJinVqWb5FI/Hii25ZwVIiAfbU6WFkzwOdOpo/mkaVhFLMG+nrIokcqo6mUq6IkjgEdWuiqDoBqDxWYr5emMRV5dKLCYE++h5YjEiGeR/RHyrXgrsZnkOrI69ALSHqJGhYLopPMcNbUmSufbTFYXWTj1ddCGCSaMmwrINbDJVPR1aHpPpEQqptN0rqFAZNeWrHgdWm7p9/xoXDOZrOSKLob1PUqo4ghFV2JeSSKKIP6kkXopJHNIxb0umTpQBWJ0J4ZgSxK/T3++jg6RhQn0308ciTtFXoxiSH0gBK0o1YfNYXpRS4PJVUDx1OoOq1o4VsdYpaSG6f1rGKI14kMripAEilKRARTOHaNmXXQFoZGUAIi6toQSOAIa5LL3dPxinOAy8VHmUzowZWhg5AQSuYJJwxWQpIvSZoUDOT0IOp1PTyPLgBaLLqRsJ6dPbUkKieIAt0isIo0kEzkzQ0nZSUDGFpNJOQLE/0I3iYAL09atyIH5uHDgt5TYsBnQhEnE59PZRp4HcSGQCtRRFWNQJuqyAvSZVERAjrxgcwCZNT4efDaio8tM/soyFTPqrCT1Ja6pGsNeqkayoI4pI7FiQSqsahZvlQdLLz/wA2obnqDwNvTJg+KYFRsCq6+kUkyRR2HeuhetHE0tayvop68si6o8QC9QqmSQNr4PoD9/EssEhs/splKsZXHCk2SP1Y3FcTRV06QJVUdJQAGQAdccsUSrro3UHBHLqBJ4lt3Tpwy/pQMpVdA+qiJRZHkgWMCFfUErkkaAqknyA9QWEmMgEjUjTmddQ6woDsfFwocCNLjGcabtrA1J7Ikx0prVnZ5EcEGNhH6pDQkg+iFEXPmfHly5i5Z3B8oaj46rPtkDkqYXp8qFjqV2rGKqW+nX1E1lHpCdVcHX1isixxOx06wCOociNTwDXLoaTjNSqi4CDHT76LzL63/KfqijfRpAQjdIbSSNWLaFPl5nz/AB4JgrHT+aKYs1swQDNASQ6hvTVFroFDSdLLIw6QwERdeuOLXkefIafmPPhWwMjnOfu/GhLKDq6xFFWAfoSvEnpdIJII/qdHqKU6WkKpHqpJZtD9ug4Jkh9Rk0DS2CxNep0yJHHAA6rIwZggVXKgoqoo06ImXq8x8p/gmAU44TTgkkJ+ait3rkxrehEegOglaKA6PHHr/UJUFURH8AOlT48/J1KqwBzimuA6I6qScanVNJqdOmrY9NtdNHljNdToP+Eza/hxYnCVGAxqqolopXloR9fRC/opWgKxzOFYShvnLTdA6lWQk6a6kAjyGhgS4QNTjCfhVtttqMCMBXlXN3sT/wBIIykEhhllq2B61WZAGcFYXI6I5w51MbJy000PPh3S3dOtMun3VWOpDBwYVItKKrnK/wCpY+7M1SD0fqcWfTkt4aWT5XR/m1nrTSN0w2ukRg6rIFfQmhuLRtrInT0+FX7F9bhKH6iKGXDQWq5sZKossTP6SxkDVJDL/ThifrVkl+UeoF8gPE68U1vFTKzIPvq15ShhqgicaUcVjYMZDJMsZmlaVYRXQdDmxJMwgqp0uBYijVNZOoEOR0rqPFMLl5tc+DpjReWF8S5dPjR4YyGKKOeVuu7NYQema7RBpnMgfpRZXDVYk1Xq0HME+WnAMzEYzqpzblPMzkY0UtYcQw+mI5BanHTEZCFbTr6nsO0fKRWQgBR0fJoDqSRwVm66sQYg9JoBYVRrM40k3aNeqVhQHVlEjlYZDIlYyhWUoF5TSu3jqeTeHLXiwjvpJzM1Va2ysXXKidrFroldYYwCsMtkdavGFDhYa6yo6uCenqlXTqUAjUHnxKz3RDYkHp3fGjNoQHbBienzpKnol5YoddR1KQunSHdF9SVkAdQoQHUhjqW01AGurreJEkEDhUF0EN1k9I6d1J7wpJq6uEhHVEiqup6onIkdukjQlSQOegP3acSqSpgcRR6FCSMAKKkRSmR3STlE2pNdf+VHpGvV0cmEzK2vV4gD7uJxKocRE9IoHIeI6uzKkatNNg8pWtFeuLXqePqPRNTm6orNV21UH1a5II18xxMrrdWJx+2qdxSD1YyKkVY55JoyCy277CKt1r0JWrANEfQY9b6szlFfQEFifEDhrdmzbslYw499ROxvvLEzTn9GGMmjVYmljpjE8sJQyz5cqUsl0kYxulOP+lGW5pqx0BYcZ+6dGItoThwrR2lnSvmtH4dVHIGTU6MkdlmRmEjGefoLN1g2Hcms3SdAV16W1PPlxnBMMR4Bn09591aRQBNSis+oGbq0EHWSqMweaMIJCzzxRlVUMAxU9B1LHXQEcOlpXEj6R+PtqHWQew0AzMY9ZF0jjcjQfM4BDqodCUjiI9QADVNerx1HDMyC5pFEmqNRyAoaGRy5nlaYyoFcukekWqHVkRSqt1M4U6nrHXyB058EZmMNBoFLFoyah0dmZVUyGM69Cr/SrxNN8zepMA3qIV1J6WkLHUEA6DhMA9uONGkzB68aOWI5lRXjlmHX0DqiJhjkQ6dLGWY+n0q35Okxlv8AMOXEC6lMFcR+MVKywuIw9lDVkEQZVVFkr9MgEcgPT0QlY/UnMfUWQk/lHIafMRwWllbVxJ6dONPYhWgnCpBrSEJEJfTjhYRyrMnpxtEzw5FvT0fX+mWcczpr1D4A8VN0i3G1ZNOXdFdNYY6dIyjOoZ3R1Q7pySLM9k1cNiqr2pdRys3LdppB1alYo44wBqAABzA8ONbldkDaiD9RMezD7KpX7g/d3EjBUU++Z7+FRXJ846OksSA4UsfzEKQfDVuofjpx0Y8wMomWjGqV0K3CRSzTx8l7a1uxH8k2AstYjb5iDDLMBN0gBuWraHwHL468Zp17ffRmG+fZVSCUDLgFMfGh8HkRjM3XnA0o5VfpraACPradWWF9EMj6xXQS2oIAJ+U685t3aa9bM4tw7MsPdUfl6W1L9PHp041Kyv16R9GgDxrGisIokVXOsayqY3gJWQfKfRBXVjy5HnXIS7DnxddE3jXVXyOw6gVRlWJ2jrlSitOWj0MjpGkpMQUFm9PQagepz14kx0zA0mgQg5YgfhSJlq9ezVtQTIfQyEbo3QPWmUNGrLZjJdnkDOqlT1SBNNeRPCskC8HUwFM0Ly6kHI1BAjlxeQMEqgyV51XRyVRwrBlJI5mGdDo3xRjx0tl1u28cUNYtxTbfTkRSvh3XFZ8xxMRUur6UPUOqQxzhLNVD0vGySMwWMsrAgk8Qbm0xtHDEVNtn03eoHCjWRxqtlrYRWeOzIlpi6EMGsdbTp0tyk6Zo2OoJGmnMnQ8TbK6LtkWz9QGM8eqoNwCl8hfprOLBBjq8cUXIakIpDPp1Bvm6X5a+I08D8QeJ3/TgSINVQzsx/tpxYuW3hCwp3mrRS6yvVg6JYWdAFTWKSN16nU6a6htBoT58VtxtrG6taXEuuR48Pf8AbXQ8n9Tc35IWt8vutbVokQCD7CCOynOvcLM1o7MJatM80MsJndXRtWHXJL6KssDzEfKCRy5DyHGe3J7TFVJbEzh1dImu6s/yvz63sn22iwXZSNRU6sRE4MFnjlnwqPK4lyl5KwAKyvrIw60dINC0jsupUkJz1JJ100+HGrdcW18OYrytg1w6nxJONZ7oy6CSDDVtJKdRULpES4lkTQLG5PQzFdBqdeo+R004rW7Ya4b92dRyHTCiMxowgU0JcxaYnok9LmT8mqfNoFbU6EnXpBAPIEeHFhWGeYyimiO6gXORyDdUrWLPLqMtiV2UKuumss7dIOh5AHnry14je6ikgHGpFR3EAGKNVsDclETuBDHIQPm5OOrTQFWK9PLXmdOfEP7gCQBIFSLt3IBOApUrYGt1qJZOoBmLt8yJ0BhGCpkVC/UeZOirp5+OgLdM+IEGMKIW0/NgJNGreOqxVZ/QqP0j1TDZMpYOSokjEbMOmNusAaKumnieJLJuXWxPhHDp8aG8iIpAGFXN7jZ7CdrF7R6nH56jnu11fIb4wZeETZXJpaWtHnq0Vn11jsXbUkyJG5CmGoxUjQDjqFtroNi4ENgJqJOMkmMAff7oIisXSxfV4pLR1iO3q6dYqPsvVxeWwdTObYx+dGJz9jInF49Whmr7e+i+mpYpMcI7D27Fk3qssdjr5fTTIqKCup51H29i6+125nj8Jwnsq/ggBceI4VEzxWa7T0b1S3S9eaSQQWa8tZ6tw6xmeGOUISrurIWHy9Xjy4e6pEaojv8AnTHXqKrxHT3VPvt03hY21vYYO28UVbdSQYhhKypE2ZpLJNgrLdGsfTeaWSlIw5q9mJj4acTWSpebeOBMf1x4R7KOwxV9HBsPbw+72100/tCbjxeS929PsvuOWOrtX3c9ku+ftVzn1KxlFtdydjXMjtN9JpDBJNHuva9SKF/JrGqDVgeOs9Pans7/AJepYNd2ovAiYU7Zhcd4AOI2/wC4A74yJrN9R22XbbbdiNVjcgCePmjQoB//AEnlE8IHdFIDtq7VGV2nm4Ghy9b9Y2dnasoYSV8tjDkNu5itJyBDxZKvKh8By8uOSuG7b8DMGKEg94MHCTx7a6q03mxd0xqAMd4nsrQbtaL6a/Fh7Mar6d+bG3Ffq0AgnmqzFPVJEUiT1yFPIgDXkeK/MbYVTeU4gT8Mvbx/CsJGh9JwH3VOme38m6Nu4va27pYauBxOPpxZvIQ07r5InCWJ6wFkQyMa8E9aZNXjjP8ARmK69QLDL2fJNtYvNzLasRuLltl0SNMNExxzxic+zCp2bU4keAQZ6j0OdR9jdzbBxGexdbE7ZN+GG3Yku3alvI1hkILJvQQ4qvA5qZJrjY6c1vXWzWKSuG6iyhhs2totu8n7o6rRIw7PYRnwjv4UF2+rqRbJDHiOHUcZy6caXe4e1aRx+B3ttTBxbd2/nMfBafHQsoFOtNlcnUoS2GRKjy5HHLAuNtl41P1MBdmkZ3dpeacra1s03liTtm68SAZhhh7D1HCls9+t241i6Zuq0SMjGYPbx7jUTxRxyxO0HpKskyfUWA0mrGBFUyxRyFVlYF9CNVAfmNSNOOeCPcYRgVNbC3NNuQMTRtXI/p1j6npmSJ7bhXRZVf1fTQlz6ohdQCAAnkx4d1ZniIP20anQNTZUZrkxs0ESvYlJU2bM0riNJdQoErFegME1KpGoC9WuoHg0m1if6/0p2UEAxlWCo8M7zLH9RZLTIXl+WGOM9JKyTBiVUdX5E8SnPVufEbtdLCcAKktkKh1ZUI6OknMCxaWIiVZGMCKQv5getxEtgBXYDWSQHwJ5cShwqluFCPEZMgV9aVo5o47CixMUWUQLARKsc8aemfUjJSCF4fmDP/zA3MjlxEtuRAOJ6fOkASccDXoiSMa2pBbtydRgrohghg9P1D6iIAI1KGXX1JG/kSOGtkQQhj7ft76NguM9dHz6JiS4wluSn/6esYh6auoEKzRKvJGPQCZ20KjTkNASiCSEyHHp0mjFtNOoEnpFBukbfTSWlQSM0whrK0gUas7RSqsjddmcnqHWwAUc+fLRKkSQIaKiILEAHw19JoUaW98mj9ENFtXRzFoYEieNum1NH1lzyChm1XXQ8MAdA0/V0/pR5EqcR/ShjKXEs92YrXiPovWHS0U5J1+ZSus80qsNFB6SRpz4UK2AgMOPTpjSibeo4TwNJstYmKOSdngrRwzSiJeoh3ZnUzznqkWzMgRVKkjmSDqR08H4hCnM8enTrpWwiYjARSbKPq4euyBBThljKiR+rWPX+kLa6M0jgJoFOo6SdR0jp4RL28F+k1Cw85uoiithPqBMskSQVo4iRHM0yTmWFwzSWSHWNlaPQ9AGjHx0Xh1lQGJkTTNBwIOvp0zpOtVnZYmVFjqegGKuGCyLIHDvqyjojrunSqDRdF18ORsTbCEH6zkfdQscp/L8aAVDMfUCdNdCZH0HyyKnSYgXjYskcqv1aL4jzAA4bSzmCfFPT3fZTEqkFccOnzolMzWBrAjrArqZHcGF2i1UEr0n1n9Pr1A11ZfDTXgrWlW0HE9Y6dDQMzN9XGiJilsP6KA+hH+ZvnZpZPRjYjpVwyxjUk6HlqRpxaQqshyCxqFwxcADwii5h9RY+lIli9MsZkKlpgjEGPo/IkfM8j8OR58MGZWgGcaLSwaY4Z14sKSBUi+SNJXUyfMj2CQhUsxYhYV10C6acj4AnhHXEjxLT2yDBIhprxpAwlARjCOmQdC9EdjpQMVYKydSK/ifDlp5cJld1VzAEx3UbETESKS8JVewLbhRIWetER1NGjBjNbYF01ZU1qgajgnYonZVAKWPZS8K8VuT5TBGjR6BjH1etIuvqJIgDMsMQQkaaleQ589AhzBT7quqDbXS2I4VnNjoMjHEisyxRvJFFJqrGUykgzrMQpIQKoCDRToBy56xLce3qYRSKLeADTNNyhdym2b8GRpSPEwLCGf0lavbrtrHLBYikDxTV5k1WSJwQQfhz4updt3BiOGVU3tNaeDnwNTJi8pjtwVJL+OC1ZaFaSfI4BuuX9M0RxLksVoTLbxQU+B6pKh06gyANxk7zawddgGDmO77DV/Z7qfBezHHr7+2l+CxDbVrEr+hAleN6qDpdo66r1uXLv6qWLI6h1jU9HUCAW14poP0whJAGdXzJJiKUYoGsxtdurKi/T9UMKGWJK0Sos0dKoQ5HrMSWcAhwpAPM6FBj9K/T10lXUuOA6fGiH9WMixPGOt/pK8vX6YjkkK6Uqjo7aPIpUGQIAFJA15HggrF9JwWaa7oK6lzov6D14FtSK1md5PSh9N2Trn6gmkZ6VeSOBZAoblqxIPynUJSUu6FyJ6+mdRhDGp86RZqphriBINbEzgLGsgDO0hEczMujfK3UVVgWXkTrz0M6u4bxEaKFtNxx1AYUk26q14EqQtGsjtHIknzfUJUMZaeY9I9RmY6htAuobQ66Hh1Idy7T2VG0KI4np9lIlqv19NcoqtKiOwj6utY/U+UO0ZTXoD6EkjQHnxLa1AljlURGEA4UkzJP6yQK6u7nrcouhUFmCKW11eN9NOQBOnMfGyFRxnCRUQDKYP1Gk67CttfSjJDKobpI0KTydTqpUacgvysxAOgHidBw1sFHg4Y++lf06QoxP31IFWRI/qcuD/9MkdbGGXpCLZYPWqMQVCCNADYfVtegcjrxZuu6KHwienfWdt1cmFFG4ldIEVemSNYielpfSEmjdTN1BQYwzqW11f1dfPw4zWNt7jOgxrVAZDhiOrp0xozFKrBo5ZIREjHqURFIQsWvyjkTH+YDxRgPPkeK7rJqyrsVw+mhlkT1XkHUqhpYpRCrLI3Sr9PUrxsyoqOfm0+XxDEDh8Y0pgensqIKT4hhWfWACRJEZ1EYEXj6cgUj+pJ8zzWXA5aFiF/HiIlmMMMOuigqZzJoUPIgZlkYOOqJ5uo69CDRiYdSlbnyB0RtNPHQnh2C4f2zgKltkqSHwNZJJ6kp+SORtD0qQ3pp0AhiynT6lQQo5I/wDcPdBVdAmmBX65wmlV9XiUIj/P62jfUEVnBUOzpzjJiHR/ytSVPLQ+QWdWsqciKlc6lnGaxilOoVGhkGiqsMCdHoEhVASUem7zFlUO3THyA+HJiAccoNR2tWok/0p40JxNDHVCkdccQ16BKmj1rUMsjMgYydJYHUMSRqfEaijuLR1G4WnGul21xmtAEYRUW7h9Js7uUD0vQq0cFXZ1lkbWNcfcmLRmRWMzyygHTXQBuR+G1y0sthWQEkn7YqtdOq9dLdS/ImoxhKN6Zdh0aKTGrEEA9AKiUKxXTp0P5tNPtPHQFgrycW/GqSkFZ/KRT82TAsmNzkEg1gt17cbdfL00EFhQfVbpXpGhPSOeo18dOMPf3Dc3aKuABHzoUtMLRbgSaZUcfXjIykg9arYmhVhr/AJWE0EvPX5OqOTTTmT+HGuqk+F82FQLLYKcR9lTDjbaZSjDPBCkheFfUgr6VhV6VRLBdgVLEz6gaGHQAeOoPHN7vbMu40EEQc+uoyDBCChQ7IoVelEkYsYK0IlnZ0LSSCRQjQl9ToWRJDoCA40PDwY0Ez1U1swCwzpOORw1WPqt7jxFA/TMr1USa1eieIoixy14FJVl6DqjySMjMQBy14tbfl7OBGGPTqqhc3el5UExh1e776i7d9vb9+StNiL1m9bQyR2pJaH0UMsROsTRayO7SISRp0qoXTpA58alrbGwYBBX5VUe6bviIg01Z7zPBXXT+tCABOCRIvTK8oX/hKgt1KdOpTqAdDpxM9w3Fg/T8KESIPEUs1dx3rFn1bJNq46RwwCvUgjZlUSEIkVOGIGUysG6uks2nM8NZtWbYCqIY8B0mmdi0s5x66VrNrL1Y4zao36kTSnomvQfQxyda9T6G76DyhmTXUADUDz4nuFWMFSBHVGVQqDp8BBxpGlyqqWID2CqKH9Dq9LTp6PmkZCza9RB5lefInXiMtaS3pT6qM22Y6uPTqoHIX4x6UcTLIxhRpz6RCo0idbRI79Mj+mvSCSq6Hq0GniNst9TZkn3URg55RTjrOMPirGUsaJeyerQIS8pjrSg+mqM7EpoRq3USSPtGvENxv1AiSUGffUkEYt1U24IY7aGfr6RKOn5wSgtIC0kE0x1NeRoRqj6dLoNebIw4kuXXZtUDKhQjJ86ErsE9R0jXrfTplZI/kjDoAFZlEjOxPPTy18RxOqC5B+mBjSUySDxpWq22jTVqwncSsY5F645ToCIwo6eSK2h0HSfA8/AU7uyUXNVo4fCpbe4ZQVbIZUryLKH9KTqaYwpqskbRBY5ImDOyugC9KgsjDrJJHPXwrC0yfqXR+nJ+/wC2KnRvMGeJoJupVbqJcwvHprGqqDHp83S40ZNNNC5YDXkNOBY6yAAdZPwpvKCyXOHDtyorckX0xH/SYmM9PpMzko6AP1J0pJIUY6ByBzHLkOJLYcTBmDiKK7kMMKLZjN2t3X6ty/LM8sVCnia/qyiQRUcLRhpUK9dQusUYgj63GpBlkY8uWvY8m2lrfXj5+r6PkDA7p+dYe9vGypdAIBqyHYq1ctbdz+1pK1j1cNdG7ME8laTWeragEF+KqSgMyRWK0U3In8xI5E6Ym/5ba2vPG3FqGtBNGByMmOycT9tWLD3b1kEfVE9PZRHu7jM/TxOFvZVzYnkvz1qE8TSyAGeOK5kKcld4Q7JXEQLkM6owGhBbiK8iAamgdcH24/fUmqJJPvHT+lRQMjYngq3qwlq3ackc0FlW6ZILMcompThjySeGdNV8GOjaePEFtGs3DoaoGbDUy5ca3Udje5258T/2m7+dsdw3tpb825c21v7bGdoLBKmA3pt25DcFmtTvQW8fJ+m7goyAwyQvXZNY3R0ZlM223N/Y7tdzt9JvISQrgMpDKQVdTgysrFSDmJ7K1HW3v9qbd1SbDqJjDIhgQRkQQCCOIqb6G687vfI57d+5Ls+S3Pndw5bcW5chZaAS5TP53K2M1mMpI1aOKCM5DI2nmb01SNSekKo5CK9dvO5e5g7sS2GZOJ+2tCxpCL5Q8AAAHYMBj3RWlfult0bX7090sIkXoQ4zeWTuQxxlhFFRyFkZ6qVULokPoZPTkCAQPHnxX3r27iATD4jviPsyrJvWym5cADOffjRjCxYj9YztrKSRtNjtnPkqRsBGjnWtmcdjMhiLTsFNiLK4LLTJo2qPKkbHQqDxFscdvcZcwcO/u6ZVCrfqS+MZDp1iq9JYO284LOPnSapicoWx7vG3qujMGrwskiB7CxRnoLcgyDrUnqXjTS4/haCWw6fZ140HlJqIGFW6w923vTbdbtzZSrIdwV55sbkEuxZHH7dGQoQbgehNDAq5Gb1LVetYmZG6K8n1Giu8nTxs37hubU7S2ASy9fhXI/19pqjb2627/wC7ODBojiwx+Mce4VBu49rbj2dlnxG8aMuEsgl69aRfWq5GBy6w38fdWNYspTl6kVfR8G+VwHV14468Llu4bbLpaZ7O8RhXT22U29amV+NIrR9Qj5pBVVFZonCwvoo0MWpB6YukadK6szHQ6acRXHGkKn10ehWWRmDRyDrnR21lhUKiq4LK8kfpvE7dJV5a6SBhp8oYajTQcQgYgkyRTgs2C4GhFWyrkVYPpYoTMAWVovVkiiQSAqzF3jZz1NI5IYqdPhxIVBYAkkETRTDaW+mvIYTJX6KwhEMvrPPK+s0sZVkUvWhZWQ2mZtFkfQAAeRHAM6AlRj8vupipA1SIrLpj1P0oiZpChNiRiEaZlQt6RUKlmVpH6SNekN46DhMPBIkU5ZgNZx4V7DHLXl9KuWln6S87MgmWuVMiCSVj8rTiVhoiEdJ05efEBNsLJznOjXXOXVXjRPHYFaISWLM0hhmY6xkKrSNFNaZQ8ZgLMwjiVQQw1ALcS2yTi2QyPT50nLT5bZHGszWiiMjhRNecxSqrEMrwuGX05VmMggghcMXQBSQddPAcJrgP059Ps/GmTUuAyoKZDVlhNvpbIt1iMegzdakGSSJIj/yKwUnQnQqTzP8Al4htuolQDpmjuRgx+qvpuqJUsXLHVPY/+mii00DK2qpTj6CY2QgayFddCdAF58LzC0qBhRTKg8ZrOQQIBdty+vG4Y1YIBKojRh0xw9A62kleRWIkOoJ5Aanq4eZWQcenuowAFx6dONFj0CSvPdgYhUIqV1UyrGer1hM6oiCSaRCG6VYoh1/zHh1R2QhiYqKQIgYUReu0leW5aUwwM6Sx10Vh0uoYLZsgqus8mvUyEMQw0LBhpwajxZeAUAZhIjGc6JTKsxP1GkEADOqc3im11X15CIxroCW6VAI08iNCaq7EheA40AI8okfUaRgEm9FOUMAZnRFSRZLLuXZpnDcgJNOteY6upQBpxYZHjw/Vx6fCgIOoapyomQbTuo6xW9QgryQz1xFo7uOguIQ3MnkTqRy0JD4218Map6fKoCQWxGIr6xHLP1xpF11o19P5l6GmZJOqSQEMnXEV0Bbn4lQPMOF0xrwJqQTpOrI0SKNKIkgR/SWMu5fqLyP0lCuqgLHB06gakk66ac+ECFuFScZwoGZgBwHXQZHrqkMBBiQuhaTWNpZF6ekdXQ4IjZdNQQvT4c9TxYEri2R+VMhlYInGiFuVUp2BHzQR+nJoP/ms4jKjmwIDnXUHTQAjXnxMRBCr9M0L+BWgYkfZWGKhlXH1xGq9V2xdJ0ZkmaFY69VGjOqgqJGk1015A6gcK8ENuSdMGqiYzSx0aMIYeiFBKYJX5dQeIH/p1JDFECk/HXU+Z4qyogAEnjVo2yw1jCjqyO0TVUOqxTqZ2hHpmwrxo/pQuAsaCMxk8gFIALaeJEW7ZLF5gj8alUvhxYUNYrw5A/SuBNCPUdpZIxGs8weQ9EEiLGSkaIR1AjTnoeYBjtlbZEHHp07KN1LJET30z3hyW3L1fLYi1YjFeTrgvQlklryEdLRyldOpD+XUjpcHQgEkcWVupeUgjGcKo3bLW4YfT8ql3A5qrupYJKQr1MrC8lnJ4Ra+le3IUUy5LD+mjyKvSGaWmNekDWLQHpFe7tQAblsDUOHT41a2+4YsLbnw9dL8F+O+wUW5DVqSySxoY/VhsOGjEtqTQdTSVvHXpGrDQHUacUlBCllw1YVoOSRAIMdMaGCPeeMRSLFXhLNX63cyKnp6W7nIiMdcpY/MG1ZiQOK+q4pKdvTp3U5KlQvGhVCzTFoUjiqLDCaqoqj6alE5SWeWExM0k8i9UYbQEfMFPCQLMsYYU7agNJpM9WvanF2VZgPRK14I4lE0daJi6JGXjCtFaKkgnpYoDqRqdXLuuURNRqAF1DH7KTZOn5r9hFRyqiYFhCq12kJpw9IaM9bousiKNBy1Gh4U6mzJxoHWZk4np0/rSUIBFWnszRh2Qiw0RD9fWxJigEQVmkEKOzHqI1bQchrxaBAOZ0/L20AAHg99Nu1VKRyIzSPKjyyCHok9SSaRox/SiA5BSVQgEqG1Op8eLFm5gSR4agfHAjxAUg2I/pVHVoXkU9Dk6q8haRmGoIbpgVT56arodOLNkrdMDOoiF4/VTtEg6cZWRo0FQyWZkdGHVJNEK9fTTRmKxllGnz6N9mhHdqxxf6T0+6odh4mJI8Ao36sTdSSBFkZoubrJ16qG+eYclBVmBXq6R9vFO0jMw0Z9Onxq5cKhgpwWaGjuJEK8mqp1SKoMyGWP5i0nRAvUS3qAagMzBeZI8eBdRqIb4VKghtLGRSsroZpvTkk+f1VEMAIDuH1ZiVBMIQsF1Yxsx6vI86wYgY8ONShVZoodz0qhVSNZQVhPTqHClXUyRu5lm6XHNesKPA89eDbxeCfb06cKZgog44UGuidbBJEDR2FQAxtYVTHGFjTn0cnBQ6FeXkdAOE6LMEmaS4Ak8cKFjR4tFWvF0Q/1G+qb5I3HqshijCaFV6jrIY+rUEdXMgFJMODmaHSdWlgJnp91HZJf6EIPTYM+vT0yPDE/yso6ojOwVPHXqLodfjoAjAOoYnjUjXAFAiKzru0YUu0QkijbSFVKqhMitAzzRIzp1EaHT0ifDX41SgLaRJE/jTqQDjgTS1E9ussFz0JIoJJJVSRUb6US0tEmOpUFGL2NOoagtIPm58Fftoy6U+sdOndWvtbpVQpgiKjHN2mms7ptMQY5Gxod0RBExjxFiGPT01jVJHkYsdFA8fDz1eXpFm2ggPjI9s1HuLhGtowP3UwoFkcBljOgB0OhKrqpLDmDoOQ5/wCOnG4bS2xqY4cKoWrhuYipK2lE36XPNrqnoSkDloWZ5VAdtQocPaUqToAp5nyHNXrgXeRJkGtFsduCRjH20gYiCtFbkkyEXRWvzyLCSWkiS7DalAjm0XpMdyMsGjLL1KdVOoA411vBkFtDNzD4xgD8qzlUqxKiOz7qdf6eaFiWDGymtVsyJ6uNldZVkESdcckDwdMcpWXkHKRl0UanT5RQ3F5bhK3JN0ZfLH3ZddGSjDt6dPjR/wDVsbSyMa21EcU0a2gqWIEYurPHGbEtixXiLGzE3SheVx49KjTixy/brdBY8Dmff38Kxd5ca0PLtyWbq91QzuqNpdw5S39OKy5K5LbiiX0ynVbJl6Q0bNFo7v1aqenRuXGiim3iKoqZwOdL1PamNlRXkeyeiMdcjOUjM/8ATDiNVYSyhS5ICLo3T+YcZd7c35OnAz8KvW7CATcmKBOGo15fXpJJHINQIp69S9XkA0HzpkoZoKzsBrq3W3P8oHIum4dRDCQaTWk1wmVLda5lKrKlXJZCvq4kdcO1fDRuOnToP6NBjbOpGqksyLoTp58Ou7v25a0SqHPunKZ6d1Eu1sOYKgkddJs8EKM0pihFiX1FlPUJ7M7spEoN2b1ZJXUcz09RBB+b5TrF5t12JMk1J+mAVVQMfhQRkZFZE+SJjIzNGTohKgNGwbVV+bpYk9RKnkBpxJbttcOJOuowFQlpi3QEW3JbOaau8H1cgEDSQxSOGWSWCKZFlQ6yNdKOA0BI0c6E6/LxeVGWyVx1VQuXAXBWMTSTumS5+oNUsVZqRq9UMdWdZYpERHKFJIZQjxsvTzDc9fjwFolFwxk40bktnlwpHpXErSMJlZ6s6GOzGugkKdQKzQtqFFqrJo8RPLqHSflZgZCc4wNDwpxmISWEjeau769aWUDJXsVHKLHfjIRnCFjpIG+aMhl01Ujh0b9uIYeEjp066kVlu/8A6TjT5xVbbuFhazmsrj7l0q3oU8FYTNWpdJCEX1oB+nVur8v9WVSviQSNOI3YgwMUpxaDJJPjBpPy2cGctRzJEmNrVoI6VaqsjTTxwepK8cUller1p5ZJSzdCKFPJByGtd7yOmgglsx1Tx9nzqZUKqFWe2kixONWh/wDp4lGsUSHVk1KD84J6GY6HViW111HhxHZSfEZn+tO4GTcOnSKM4TDtmpbViZZK+LqVuq5mHmirVqFq0Xjxa357JVtMhZgdFSPqmcKzRqyoxW3a27M5KTpAx6uz3zgMzwyNV3usIBI1kwB8/ZA7vfUlR3dg7VqtLikxmRyKyejFDTByT2Fa368stm7KXEMVmBEjYEj5NQFOra2rf7pn8pZFvPVMcen31BdNtE1uAW48fvp24PudOZMVltv7ehguYHIxfWYkH66GTD2o7ED1IpNFlWH6XVTyPRIqkhgo1lKCzcKXyYYGDlj0Ptol3CsitaUBSRIH2VNPuCiju7b2H3CovIK36xZws1d4PShw31lJwIbUAJMc5ydcpKz/AJxyHFDeK5AVDqiTHZhHThVi8ieUriI6+rh7PuqqVuAO9i6IU9C2ryXE9EukkDyyyoyAdK+rRkZkXXp6VQfE8RWr8uBeMacBHTj86oIrjVxQ1eb2kbgFnaW4NjrNHJlNq5STN42ORnavfwO5gJpoqpb+pWmqZiGZ+nwYWByJ58WblwMwu5A4e7L2Z1p7Vz5ZtGJXLuNXs2R6dinKqrIiSSszorEOA2q9WrOAQpGvSX056eHEN2+ysNWKRVuzKLpGFa/PdxtObBd6RuBgY6HcLaWLtxWdG6Rk9uxHbeWrnT5DK1SOnIwPLSXXz04ztwykKq/UCT7/AMRhVbd24vCTBZcerqj7aq7jcTDu3cNjF20mhiG3Xgaz0NYWtm2t1RirTxJpO1OXLJXrzCImT0ZHZUbpIN/Z2rqpgRpJnHs4H7cMBVOF1agcRAo5vvthdsbFq72pwPFdxFq1DuPHevJM61IZhQu2ax6esthL0LrJ46wszcgg4si663/JMCY6s4nskUd+2Gtm4OGfCgsFuJK2yMVBHaTC5irmcjHBuPGUK+QyteGtXXJ0oBGLVO1QvfXWfTWyXEf0pIVmIMZlu3ru3lkYw4HhmB1GOB7uFR2LaXVgr+oD9XHun31Y/t93Y2R3awcPazvxVpU91ddePam7EC46rdvSKtSCxjciiSRbW3SJelT16Y/JR/Iyq2kbEL+13yeRcXTcxiD+bORjx6suyrBW4jalBgZ9OnfVZ9zYzH4DcufxFDMTZ2hj8xfx2LvrU+ljvxVZniNiOnG80aRiWNlM3UFcgyDRGC8c9eQKWtDxQc+uOnCtC0zSIpFkVRIJrMqvDGyFIgpeJpSwBjiaJ+uaeQx6jUFVHPTUamJAisEAhj8M6sQVM5g9Ok9VPyztbDnYW3N3ne22rmWye6M9tzM9rRHn6W89sUsfVjvYDdGSmtYsbc3HtTckDNHFJSvGzVvI0NmBQ8byV/PuHeXLXlsLKBStyQVaYkRmCD3yMZqQ2ke0t3UhLEgrxEdYgDHHKm36XOQNVSGoo0sBuuEtXcALJY9LQCPoiK+murlj82nIEzcZ21D6hl09tCUUGDipNYGOWU+jDLDDXeLrWwBE7SxaELXUaMlKAD5NfzPzA10B4ka8rquEEZ9ONNcQh4JAXh8qwSz1CT0gkSOTHLYWNV6lV+mUU+v+m9hJUKljqhOupY6cQhdKnRjSABOBjvr0GGBlr0xC8aWHaed1R/p36FQLCrh5Z8i0pPVrqnPU6DiSfACCdVHA1dfb1V4/TTQw1YnnuO7etbmPWrMjMj2JCqpL9RH06pCnUOenhz4ixuAsDFuMu2kZThXlqsIpJCskU9rpiPzyLEsbM5VZZtXZxWR9CFIUg+HUeFadVYBxE0BUMC35uqk+SAVzALMdd7U0hZ4mhEBKgTPY16SvRUZ3XrYhddDqeXB3QJ1KCBSggwThFCrTsQtLZsSh7TIUTHEyK5fkwrU4mBMKMp6mL6kr4EA8xDIF8UyKkRWjAAJwoKSOFkWzcFiXqQiFEPqtVKBHkNWNA0dhWI0Y8iS3ynTQkg5MIPpJqJ5KEDBqIPGXjjnuelDBHM7xDrLLW9VoAiTqQYJZxL8x06o1PL8w5SAmypCYgmmKM0TAge+icqPKs8kyCOGBFVIn1Jj6CWhlnVwEkDAckUt8uhJ00HEwKvDE+L+lMuGQw/rSPMstoQKscUVYgSBZGdWsSRgazWXk5iNEj6kA5lifADiSwyoSSfEcqhusSZiAPtoI1ntFxEkgrNLGzFTGJZokCorzTRav6Ca6hVUctBrrrwpXFmOPv6cKdF1CTBnp+NYzD6hmrV4nirq5T1mDpGzwkOI2IToiruFJ1IUAAEHzMkyvmEzH29PnUT68lFFvRDziD0y0Mf8Azul2BLBD0xQj05FCxyIrsCvkAfzDQNSnxn6urL40zM6jHGgSHK+hDLAvQyJbKIPVkAZWjSEtqqgsTr83JSSD48EgcyXxAGHuxpC2CgAMCkTNhYKJrozSu8sIaTQ6D5pHWLV2Zy7dOpBPVrrr8OJ7Ra5cDHBVoNwBasaJlic6VY4ZKUdOisTSyfpdRJwrvCoFszZBwrojMbBW4nSOQJ+PCvXEZiD14dOqo7Cr5eoCWNZsG6Po4gNU+dmdlf0lRVHUGUq0uoVj1AFuokctOAt3ChII8NSsxaFURQzN9IHhhkeIt+cl9TEjMo6esD/57P8AFerqA8uGNtynm4aPZUiR5U/mnOjEHV6kMFR2SWSsUm6dAsUTMrFyHOkbLy1IALsSDy4gYqTrYeHh06CkQ4An6fto20Ykjiogv1ydST9T6wwwgfN6it0BppVbT5j83LkOegiNXmGdINCZaCw4U08nhbWGtx3sTJMk1c/VkV2b1KbxSARTRyLqBrqD0EkqdQCw8Lu33CMDbaIPx6dlVrm3YDzE4dMKkjBbii3fWkquYaO5zEFsIsiVo8/BGys30TSMsdbKSLr1KT0zNzPzalgu7XRgvEyPx6dlHY3JVSjYzx6qW47YjK1I1sREKVyCtHJDYghjDQR4/wBCTp1txvIPl1Hza6nQcY5sXFJ1HGftrRtkKo1QW6ZUe6vUeKnEiwLFJE9kxSkqTq6wwIjFURUgHpMNOR1JB5cM6IpDXM6lm4xkZVjZiMvp41pJJUpuktx1i+WSUaiCo0jyK3XFInRoACV1BB5Hg2VY8yMOrjw7qaAg0nP2UnWI5J5Vjh1CD0/UiHyQPbkYSQwRkqU6Dr8w/KqjQ8+ZG2bYwb66huiWmMaIW4nYx+mg66qEzmXoJmumYlYflk1P9QdQOoAUAajys29AkPMGgOK4Rq49O6ka7HI1nRSOmKSZRKv5GsSp0mR+pFdRXUE8xoNOR58BbgrgfBRsiquUseNIVmolv1EdJDHEXrJ0aeiXeLUzDRQYgFX4/mI5cXLb+Sw0nE/Yaqm2SuIzoCh6sgeed+sOFaMu/pM3S7aovyxoqsPD5tdTrz8eJ93d1AKoxBodugRQchTg9JgECmFWPWvXO2ki66rE8o1DFx6moAUMvMkjkBRDy8KYoWliJGM0bqkrIsrAsViaKQmIpAqrJ8jggHqZmfkdX6RryHEjIpUhgTJkGp0xwGJFGOoNP0qztIqhY69diCFj8etpASQWIJK+mVU/HTSuUVV0RK0UNq1ZCj3qEJGkkgEgZfkUdTByWKR6kyI07yLqX6W0UctSeTFIXDIdOn3VNqWYxMj7qAaZWRyqyqEUtM4PXaL6prK4iIkWMs2pIZOWnyseGKHPOgDyQM1FGuhTLH6iAkvMWWVh0qWQMjACIjTqGjf03HPkwJOjaXAJX8OnGjwYahn+NGxIzwq/petJ1CKNllcIyxllKlhZCRRRnk/UdF5AjyA2rXmMwmGikQSoJGRoqsriUauvqp1COJI4Fib1gU6GKFi8fVGFEixAKdD16c+JyAFAyFQqSGk4jp0yqVNn5jb1vbk+3N0vjqKY68bODtyvZhezdz0kkeYgntQiSsK1OSrAdZNW0UDTRNeMPf2t556brZlpP1CZEDKB2yR7OFauyuIoYOQBwPv9nAe+os35hKVeXOWMSUs0Ys4MNWk9VF6lixcD1ZJ4okEFgTCG16Mh0LhGXy43uVXHATzsLpUtB6geHdhIxianuhXtEW4IkgkfMiofZTG0S/OA3Sh6mdUX1WHS7jkoXV9fuHHS3LgWwScRiazBNtwFHGOzE1YvbuDxuP27lnnU2LmNrYYW10T0oRbyEaPYlX1QZ68TVNQNQnUDyOug4A7q7d36Pbwtlm65MA5duPfWzuF0bUjCViaj5qaCxdr87VOxHD09DepCJo3aGd4yqdaSSCFH1QaB+Strz41Ed5BceKsgXxMr9WVCM6mGaQMtZAU63kaKQ2GRjznWRpA0rjTT1JWZOokLxPct3XMsPEff0xqu13y8Dx6dPbTL3LWkvywMS/qQoY4T0MyGt80oUoelj0jRiflCljrrqOL2zvNYtaTxPywqluU1nUv1Ck7E43qkRrXXPHWHWiRNoqSsw6tHYtqEfloAfm100IGs93dMFlCBPX3H7/lQpZgicyadgkDCNGZ7B6lMtZF9J4tGdtZHklPQzEgkzHQA/l18KQRrjajwy7atMTAU41i8azy+pNLLCBqpjib1vWErHphDIGmlJj8o1UcmIOnLgEGlyCPDTsoZc8RQXppGJWk1QqqOqIel3fqKBpUVnTpPVqASz9WnIc9UfEPDgtCrm3hEuazaGNDJoldUb5pbE0jzStEHUBEAYMyL1+YjQaEa8iCysBBE07ZTmen3VgssNOnPmbawzRYdo4oKxWOSPIZu2vXTpTMqpGyQpEbNmNB0iKIISTKDxq7RCqayAZyn7qobshgF48envpqYrI5MxXHhmsCaxclnu242MbzSSpK7F7CDrhZpZCWI6dQfHUDiZ7vkjSDj8c6G3bDrgMsKDfEi48Pq25Gc+qxYgSM/5TJ+eX1yetgCzctefhqeKt27+ZIwqz+1MgE50q2cDV/TxXiULPFzjkVxPJJK6s/RO8a+n1EqAwU/KANPtgLutzzW/wAs07WRBtAeIcaR8ez9TYe030lqKbqxViRulaeQkA6q00hHUKGWACkk9MUnS/Jesm82q7aDAA2+nSPtqiEKXNQ+rI9vThSlGJputzB6EyTNFdjZdJa08R0ljnhaX1S0Ug1GvSo+UHzHFC5gxVZgDCtG3pZdeBahoonjlYuwk9VUMllm0XoH5lMyLIg01GoUDo0I1Go4ZcQFOBHv+ynYsDlhRGyw6ZNemV1BkPSixw1ywbUkE/0vUGp+YhmPhry4sW7T6tdVrxIzx6dlP/fjttvGbE2fUaarZx+3sfvLcTRSypPb3RvWouSqGyNesHCbSloVa4bnEryMoUyuW1L1sWRbsW8fAGMgDxticv7RAE9tULJNx33DDwloXuXD4mT98VHVQap19RSZNA0x6Qp9FVLevGT0OhRgQxHiQPs4KyGVwua8RTXwroZqXtgVpZo94Wop2gkGBihmhSZI7F717TTLBV6m/okmuFeTXX5tNNDwPNdOtGgBWJw7o+fQ02wVlRschVt99TSZ3snvNhXgjX19sZPLRdAljx+bD0bP1BgVgsNTO1bMEyOCVUyMAfkbjOvuLeIxBGB+HZxrVuaG27qMD9siaqLhHjnoS6hQ9d2q2Y3Y6M8a9BnALsB6sPLp/wCJeYPhxnX4e71Ln7D7Kz7ZKLpU4VbL2WYmD/Wfcd8nMaNWvtXFY+jbkSMKl3I54W4UWduavXjxcrqD5aDkNOJ2YGyp4A/f88suFaexsqXZzgNOftrYTUzOJ2xLaa3kabwMXZ46kysSXKLqYCAa3qSyEsjEqp1IY6gcMx1AG4fDHCr1sKG1Hgf6VX/v7u3aW7cTt+7Htyn3Bze0dx1Mlg9mTTWY4Nwvf6cbawEz4y3XsW4spKK7fTpMr2XhEaAsygxIqPdBefLx+nPLp8+uo9ybd1dbQVXHOPZmM619zxbz2fvonceHxu2N9Zi5jrsWy8dj4IcNhcVZy1e/BFPXxtuzDGtSLHDqptOZ16gJm9YvxrFbdm0yaWAEEBpmDiMc8vdWJbcXXL21AUnLtHZn07astkty07CZWu708JFmMllLmTjimVoqePzWSt5DJVMYthSzG/ZsvGAR1rH1DmeluMp2ZyLgDeYo98ACfl31p6VA0rAUn+tUwjqtUuWqaKhqUrMtWK187TSwVjN6JHQAjxLCepi2hUtyPjpPurjXEWCJjH3Utta0IV04kn5nso2UVEWtBWBFhElntWU9ZGeQuwZvKxbdgNAQo0IJIJPFJbR0Fn4HrM1O02zpPGjsI6HeGGH1LjRCNzI4MhSPoaIWAFZYVABcCM81HTy0B4gcMfFGA6qkRBIIw6Y0Mo9ArC7zWrUkiayKnpxxKs7o5VV0aKMKvV6oYsSPE8uIFPimDqo0PA4z1dOus0NeKX17LyWJVm9OtXRZo20JUutaEMWBdAFZyNdOfUvImQhiYw0Rj39O6liyyMI+Ay66NLXSxHV+sToUFylSR0njMjMxiEao0STMoX4+mNdeZ0PEYVkeVyp8DByIoawry+tNMy1a/puFjCBXeFY2KTWfT0MUkUsfUY1AcE6MPEGa2FwBxuZ0m1DxtkaTlSSw8QLSVqwjgmkdFUT2Y16HSCR4BHBRrBnYt4O+gHgOERIOGLGOroe+jWWBHH7KFNuSdX9C08az2Gg9SKKMIygxiSCtoB6RecgPM2kRD8/PiN1RNKrOWc9Y/pSOq4NIiaxb0oAIqrESVLKq80nTJFHM8Lx/T9ZjP1NuWXqdG+bqI15a8iVFLqx+jp0iifSBpPAVlA9SKoYK0UjXXgZ70lyMR9JboWWxcMrqAsSkomq6kDROR1aG+vmXhqMRl2fCnUqqwuZoB68dcsnpCa5NGzTwOy9UinpjRbDeq7x1U01ABABAOuuh4lVtSFX4ZdvzqIpJLHOg5YbEPqzWilqyWj9F1IeSUStFGalVEAmFKPmC7HUhdGBAOreF1kDHjOVGAymCZAyrGFH+p/UZWJ6WlCpGOnoD9KpSroi+o5sLGSzrroVOnPQmchRbVQBh8e0/0qMfq4jOg1VpJVltRs8XUHgisNG8UbkMToV9NZJXRwfDkw/4uAI1AB8BnToCARGM8aSrVaa9H1yQxxVZiZkilk6ZHMLsWtyIWSIwkt+UrzY6nnxIEOJ4Rh+FAdaSTiDRaw7WrMYEQggT5nbqRHCy6+rLPK+qCooc9CjRjyAOg4lVbflahGvp06qjuxI04zRB0mnP00ar6Mbv1TKnptY9N0VQkjPGPShI0bXUBQANGIACVCw+ZpAFQIjGsJh6sssFZnbpcRSSo3MfkCwRO2upeFgf8wUE+QHDoCBpHuptYmGmaT5/6AEMXQsag6TBNVrQGVtIYkVVaxYZyF0J1158xz4OAWgiG6dMqFTpOX40U1eJVggRA6Oo6l0BhidtZLT9bgGYaqGP5idNB48TWrYJ1XDK/Dupi2s+Dry6vhSZJQe9kcFjQjtJPLJPMnpqkh9EEhnBYxlnRNCCPIDi1ZR2UsPonDp0zrP3L4aWz99OLLHoyWSELoWXITU4fmBRK+OkWmsjkAylBHVCg6EgHw5jirKk/wCyPeY9vGrG3JW0AMKLwwrEukamSWct6RZ+mbqmGjWSTHEqJGPieQAOo8CFwsWPXFGqDVPAmlCBWrokqKosyvoHKx/9UyxhVlI0YosehOmmpB1014ZGOk23MLGX2VOFUjUhwHT7aAMQrqZy/qTicrGrA9DSeqxieFy2hXr0XTTQ8joefEesOYyWmtgwS4rDnTjkkkJmfkXCsrerKSQnNnbWCsDr1jT83Mc+cjOzQjABKEvqIEd9ZxyJEokJZv6jJ6cYZvVmGnTXLEhfShHiCvT1fZwDLDEr06fbSUI0nNZ403b2FRohkaEjw3km0ZI2RVnn6lLiqQV9J4l1+cL0kg6+OvFq3fNtgLuKkdDxqC7tg6G5bgHqp87c3SM464zNlaW54FaCrkJwsNfItEhWKDJk9WluInRJWBBA6T8vgr1kv47YgHGar2b3luUuyV+VK8U5rQt6i/1HBR0jnWSKxfYdHQ0olaH0oeohCPkc/NqfE5WhnuQY0g41sp4x4MqMV5hUrrISspMx+WQPI4vMjIwiZm65o6o+QjVuYJU/GR9RJC4imLKRBzHzo2r/AEeN+oT05Z4yrP0tNIs9qyWawArgMIIFHSg/N1a6acVBbJvFziTQ6pWCTNAPBHXpzSxwRyydTJX6SSbNydl9Zl0YatCCFUBuS8tddALElsJk8aeU+sY0ReNa9domAklmlkj5kGWS3JGGsz+mzSSSRWHX0wQysCB8CSFoan1GdI6DpFJoKGTAHCm+1aatX9TRpFkKQRoGJSd29T1HRHZjCwZXIDDXReWunFwnVc0kYVAgaInE0i0Boh+mKxn5y5UrPMYPFwyx6gRlTo3Uy6aa6eHFu8EK+PqodUYKJE0rmRG6SkUCjXRmnMaxDQkM4UdchLELopTUc9PPigixJU4caYMQQAAfuoSPT1H6iXY+n6nqj041UqDGwDfMYhK2gDMV0HIcWiz6ApH6fXjSUnUTb+vs9v416jq0Id/SWNYojpXRh1aAqqMqxsHIBB16VJ05ORxACCINSW5KkPIPTp76O69NddFHpllEQToZItFblYLl45G6VHzdTciQQSOYnG4VGCznRgRb7KERJS0aQyWEJLiOUn1JgzLrJ9H/AEw7qqgco0TRfFuZ0AeWsl8entpk1agVzoVBH0mNQJYwQ/5o4KquQujTSF/Rcgk/Kzvz0+UHlwlljhgBl041KIglvq6dPdR0iMVYQSrpIZJF9IyqiRkqPRiZwmragklRGg56cuDUICSPr4x06ugoWH6Y/t6dOmJX1AY5GVY44AIetAhkhAPUTyPIaN1A6vL4n4HRnQSGLCCcsPjQ2yAThNYB2nLERxQF0Lv1kq6IRqIysJktOhVAG6TCig+J4juBZATPpNTWzIbVM91AyPYetNXhadMZ6sUmVlgrjpllEkP6VFPP/wAmsy2oeqEFTI0hYBvnI4N/M0IBOsTp4f7UdeGcHvqzsnEMYhR7aQMstOscdPCYraNbgu2op2Hqeh6qIlCSLUEOD1NKXKdS+QHVxastedGW6GAiAYPtzqTcuo0+SMZx99PBRmWq3hLNkvoWjrNlEhgkWua6v1Y+GzM8arDF65cRkKytMSEPLUZltdsrKF0G7J04icRjGOcZ8euq11tyUOvXowmQY7Jw91J1ZI9HkYMvQDMVjl6pX+U9MLxeq7MhjHIyMDqR0qPK1hqBOdVVCgnio6f0oNy7KToepC4HqnoRteoSJXPoxs0nV/mhj1AH5vMzyzQmQ6/x6qrXQWEvgeHT+lIVmNPn9ViWQM2nqIvqMZQsqS+q3SIg+hJcg9WhI+N+0yqoW4AT140zpgCCI+z+lBL6mg9NlKsEdkg+WMBivJ5RGz+mnTzVQo/jxWurbYamMLwHy6qFWaNIGHXRlmsEFYzpELKBjCh65J+npkIPphYm0I0I62K6kAc+Eijy9StjGR+z4ffUxyERFCRgyRy6l4o42kAOr6TM5H+Ut64ihIHNyvVrqBpqADgj64ofCcDnRYaaaBR9Szs0YMkbME6NXRpVVI108/TTq6dBqeegkMT4ThQOCTJ+oZdMOFemOKVo0Q1uuWQQq80scFJfVmK62DKBVgrrJInVK56UC6+OvD2VVtQYwR10FxrgXwjH39PupB3hNLNZqY2ks36FjJ7lCjkZYGq1cvl+uCXO5ZZZljiLWJXjCJqDFUSBSBrz1QwibYaIGfV0yqmQxaGImemdYxxQR1I4a7RERqWkeKVJJJh8oZfVQyVYyWbqPOQ6gjkNBxWYB2m5geE4fDPh8atqNMBJPd1/GjFdZSdZHABZE+dQzh1PpqwBCg9T6sCeZOp1HnCxGAQYcft+zsqzj9TYt1Uow9ZljjTrWXqTqn1JkC6ydAjUDq0B019JTqxXXQDgdyqo2GKx19OnGhVlUiBJpB3BBUl/rLMi3AGaaCWVIiyBUBBBCFWC6lOpiW5aDQ6GawbgEmfK4Rl7vnVe95TTpgPWQkltV55rcUsGWxcFdMtXs9cD5jF6xLTmlabp/wDu1MMmisOqzF0kalW6rBMNwxOHWD07ahQtMgGONGwwYLIURYG0KwyEaFABzmJVBCmj69I1JYEHwJ4q+WpuQzQ3X06YirQZtJYDDq6dlFrg66kqalYjGA7sQq9eoQK2p9ManmWcggD7eJ0BN7DDp0+NQ3j+kdQxmnf3c1/7ibz9ZpJI0zIWAzJJGrY+rj6UGJMKzIlgwTUY4ngI+R4ShAKlSdTeXLzby49xSGLYSDIGEYdURGFZ/L0tW9siIQ1sA4gyCZM5TjP4019VW9c5a/8AWWlZiB+QOXDOis6AHUA9JLA6gkkchtICAZhY6dDUr9dSJ2xKxbyxfXHFNTmgvw5BXc+ilSWpMqyW2g1MVeKyI26j06a8j1cuJeakftgRMAYYZ908Y7+6g27ubwUqQhOJFXNt0JMn2iNvC5mticq2ycdgt7QXqrJUWHFZoTbNzcFZo5JBDZqU68KSMdLdK2HhYyRdLYN8EqfMjyiJxPwnCD8jnWo4nbkyJjH7PuqrdXt1sKz22TeEXc6lD3By1+Ge1tGE04YcDVXI2KWTx2VoS2kyk96Qg2EnISJYVAGpbi2yTbRmK6YyOcYfEVQElSGgJ9tT/wBq9w4zb+CzVfZdLe+ZlsPi33AE2xcyk75OKi8NNrVxB9JjcdJXDNXijkBIJI15kVnsBs3QT24f1rU2zqiGNROE+En5YAU5F3H3JyKPNtvacOHhqQi79Zu1opbarFdxuKaWjgq8rSZDIV5szHOlRRYlniillSCZa0vTGgsi5puklIjDL3mIHbQPfvkSiGe3v+Pd+NVw7oUt61t32KmYzN/cljFbs9Oplo4Mzhcbncpj7jDGW8HFmcVgL31eaggjemstOvYSOUBooyGUaG2NoJFkKLhAmCCR7ROGf31WvNee8fMBCDPCAak/eOHx1PM9tt3R39s2ZLGNz1CfamLymMs7gxdZIosrSs3cdVb9Ut2bVieWpblkEssUqKsj9QbiLc4OwbVqIGc/HOOwH2VFt1C4kqTPA9P61Ee+nu5DLQ+sl2mIoJ7d1gtytNLWOiwY8IfS1iCfNK2pXQrr4aCsp0LpXUWMY8AZ9taCAltRim4sZlTX1mjRlEliOMCJlAjPT60oDSdHpNr6agHTT4HimW8ER7atEjUNP1dPhR2AwSgrCjpWEUCpPGyQyy/Mnz1IWVmiVIlOnUASCekanlC4cAEnw1M4H54np+FYQiroYKX0PpJoXst0mOP5A0sVdWkjW3OVX5mbmASDz0PBKWQFl1GRkAT3T1CmUKRBiZ6RR1iqJZ6Yq8rSSqr/AFUwWKFmU6yyrKwkPpjwVGGp1OgHjWQ6rkNIHGkePlxFHR1VYxzmu2ZQrsNFRTG7hZFU9JSpWT1By1IHSPHkRLKnDECaQJCDqryRkDfWXtWlQyrVgRAC0a9DPFjqnztIJSzdcp5KoIYjkSUWYK/Enp8qIklZcYdO6gl6ZIa/rEwQQCwoPySY3rKM6tPoES3P0dXiug5Dx8IGYqxNsSx98fZTTJBxCcOqax6/qDN1wrFW9KX5GIhdtZVMsliQzII9EXQISx0PLQc+B8TLDTPWcOnf11IjrJYL7K8iAcpBA6JRMdWWazKtdZWYsGjhjWNWjihGqjUnTpHygtwgoAXzGE/D3/OimCSmZrMaIZoqzxtbXq+onqJOwHrSsJliiYGOSaEuurF9Q41fw4IM4bEeDhUZCHxH6+qgoa0UX0i1p1dz6YkUSpLFCnJLEtyecJHNZaPRii66E/ADgmFstLHH7cMKaWUroEp8qzP0cUVrl68reg08SlFLjSFq65CfRUgol+jkCoHgCeZ4MDSZnD3/AAp4whs6KgRQzxF1lmtiAxSrDM5maCEStE8Rbrl+heXr6W0UvqQeQI4jB1KTiMcJHdnSw1Dqr4f1bDzz9UTSRII44uUcUcqlawhiV11KEa6hSq+WmpIW41BF04v0ihBAbUo6fPpnX0rJZFeSaNYKcfoCrBJJLDGbqx6mYuY+iV3mGkMfNh56nxEA6JP1H4CnJYiAMKSrLpNGokVo8fFbk6+sIkM3VqZHtsQkpWOcD5SQTJoAOZ0lVrgMgEtGGfblQE+ESDjQFxPqPqIq5hiiggH1M8cgilsJ0BV006AaRRCzctApOhB5cTgEY4GRl1Z+7phUVyZIXL8aJaRvGscCJH1rGLNj1oxGiQnpiaCIM8a/UStyA69G5n8unEZ1KxmD09lGAAQZnCvZkWNWhhaBndn6J1YtBE4cxzBukMDKVHUSCWLc20PBENIZT4fjUJiTMY0mlIIIkSN1mczz9LFhLpYBdZHZmCv9S3USy8tPLw4khS8tSOXCKR2ECeo8sb2HMyj0fXaGZ5WEo63eIAwhCGIXx0189eJmZ3IX6UHGPvzoSP7T4Y6cP60WwWWsYTddW7DhZ9wWIKk8K0IXspPO7asksJjq2ZykD9IOqN6g6hqPEaSIvlgav05nPCe/L2VmuyeYJGWfWerp7qOV0EcUk1uRHmeSaeaI6s5sMeqWIxt0yRlX5FB0nr18uMxv8xsMfxq0py6qOxQxeq8liZNXhaToYxiUQdT9MMUYBkjIAPMMB0k8+IlLaojp0mrIIzX6R06fOjyRRsyyWZyrMg0SQQgRwv8A8teggBwUX5tNOjl83PXgCTMMMKJQhfDPp0NYFPVZ5p3gSVpbBihkJhtDRZVfkwL+tJH46aBRoTryHC0prOOFGWeCrZdcUUkDS2K7tpHHJEBVDMgjrxL1dbdDoFkJ0006SWGp5a8FGteqOB41C2lTCwSenupPaL1HiLzNHLF1RwLKSOqHrIsTRdSAyodU1H+Ujz8DaVQ6wxCjpFAYAAX6uyg2sOjAtBLJCJdIQsRBZo4yXfVj0iWQahFUHU6+HAqltnHijqnCl4gCRTYiqxZLMSNlp0oRNOktn6mZa7x0z0dESrYeOUuKugTkfl5/DW8FCWQtszh7O09XXxrMvMxuSRmfdUy5StjoLtJsZZrtVFWKHHqpFmqCw6VnQxEl/wCm3yDpLDQHqB4znS2F8J8Rz6Y+2tSy93TGnhhRMSSmzE5RhWRuigk6kddghQ0iKwAKxtpr4FiV5gg8VNMk6SQvTp99TkkKNX1z99HPUmeSP0k6fR9NK4IaN5LLSD1GPqwN6kcRLnXXpbQjXx1fSgcEkEfH50sAIGPy+VZu8cskOqxqK49CgUX0oLKyt0CxCJRGmsCyEnp5FlB8dBwdwaPoJYcevp3040aI4DOittnZzHCsiKjRQ13kClXml1VZom/MRGokI5BlY+J58VlXTxJHZ9v20d1kK6YjrNEHC/UdMDsESJIInWNNZBo49awD1KYwgZgVCjTkp8DxKwDKC2B6dPfURJkaeGXb11//2Q==', 'room1.jpg');</text:p>
      <text:p text:style-name="P1">INSERT INTO `content` (`id`, `randomnr`, `text_input`, `image`, `image_name`) VALUES</text:p>
      <text:p text:style-name="P1">(8, 8425533, '', 'data:image/jpeg;base64,/9j/4AAQSkZJRgABAgAAZABkAAD/7AARRHVja3kAAQAEAAAAZAAA/+4ADkFkb2JlAGTAAAAAAf/bAIQAAQEBAQEBAQEBAQEBAQEBAQEBAQEBAQEBAQEBAQEBAQEBAQEBAQEBAQEBAQICAgICAgICAgICAwMDAwMDAwMDAwEBAQEBAQECAQECAgIBAgIDAwMDAwMDAwMDAwMDAwMDAwMDAwMDAwMDAwMDAwMDAwMDAwMDAwMDAwMDAwMDAwMD/8AAEQgBjwJYAwERAAIRAQMRAf/EANMAAAAGAwEBAQAAAAAAAAAAAAMEBQYHCAIJCgEACwEAAQUBAQEBAAAAAAAAAAAAAgABAwQFBgcICRAAAgIBAgQEAwYDBQcCBAENAQIDBAURBgAhEgcxQRMIUSIUYXGBMhUJkaEj8LHBQhbR4VIzJBcK8WJyQzQlgpJzNbJENicZolNjkxgRAAIBAgQCBwUHAgMHAgUACwECEQADITESBEEF8FFhcSITBoGRobEywdHhQiMUB/FSYjMVcoKSsiQWCKJDwlNjNBdzRCXSg5O0ozVFCf/aAAwDAQACEQMRAD8A3i06w5cvMD7fwHh/s4i1g51MFHHMU66tUADl8OXjp4czy8teA8wHAU3lkZ04q1fw1XXTnz/4vt+zhwST208RS9WraEHTy0+H466fHgmYAdtKBxpfr19ANBpyP9j5jiOZNNFLEMGunLXw1+/x+zhTGNNE0rQwkacj/b7hpw5MinilOKIDw/hpr/LhppRR+KPwPiNNP7faOFNPFHkj8fv/ADAc/jr8DwwpqOxx6eOuvh4fxHMeGp4XdSo9Gn+Go4aaejqL4cvu8eHpUdjT+8a/w8OHpqPIn+/x/v8Ax4bupUdRSPu8APPlwqVHI1108fDX/wBPh8eHpUdjHgft05+H36fjw1Kj0Y0+4DT7+HpUbjHh48z/AA+On3cKlR1PH/edNeGpUaQcv7/s5/Hh6VHE56HwOmvw56/jyOvCpUaTx/j/AIf38KlRpPD+8/2+HCpUZTkBy/t/v4VKjaeOvj/h9v8ADhUqNIfH8OFSoynw1+38eXCpUaU6j7ef2f28eFSown5R+P8AfwqVDoRpp58/7+FSowh5afDhUqMJ4fj/ALOFSowp1H3f3eXCpUZU6gfEcKlRhTqPtHjwqVGFbUDnz4VKh1b+PD502XdQ6uRyPL7fDiRGERxpiOqjCSsPE6j+38uJJFMQOGdC+svn+PiP5EcNIpoNYSW4Il6nfT5goHiSzBiAOfwU8NqExxpQaLPkYx+VSftY9P8ALnwVNRWTIWSCY1AAHMrGW08dTqdR5cI4CTgPdSpp5Xd+HxgP6puXFY/TxSxlakEn/wDpjlEp+4LxXbdbZTBuLq6gZPuE0QR2+kE+yo6yPeXt/TLaZybKONT04vH3bQJ//PTRVq/49fAHeWvyq5PdA97EfKjFi6cxA7TTAyfuGw0JYY3bmTs6c1lyN+lj4zrqATHAl99D94PEZ3lwjwoo72n5D7aLyDxYe4/hUfZH3EbmnLJjsfgsdrqFIguZWceOnzzTRw6gf/4tOAbcblsNQA/wr980fkJ2np040xr/AHY7jZLVTncxEja6pj4KmIiA1GoElaGvIf8A8rXgPG31u8drEfAQKLykHAe38TTLu5HcOQYyXr1mwzf5sjk7d9tSdT+d5NBy8NRw620U6hGrrp9Bx+zCkh4LT/8ANudOvlFCuo08QHkLEcuXhwUgDCm0FuygWooeTNZkPkHmKKfh8sYj8f8ADhAzT+XhhnWH0Ua81rx9Q00Zx6p+8M+p14cXGGHCm8se2vGrSnXQaDn4DQc+X4jhFjT+WuXGiz0ZCCOZ8h4+HPXl5cKn0DTjnQf6Yx8QfH+4czqefIcKONJFGnGsv0o/8Pw56ag8tPDhAHIZ0m0qJ4Vl+ksf8un2+B+37deH7DnQFgTlhXww+oJ6T8OQ5fh8TwoM0xAOINffoxGny68vH+I/nwemR2UAbScM69/RT/w6A89fhry/l/jwgCO+kSSZNZfo3/t08R5nn/6cOFPtppr79FHkp/hy/nqQNODEjOmr79FHM9OupHl+HAkGZp6DOFBP5P7a6eQ4MKYkZU1YHCA/5PD8f7tPhwMQZpV5+iDzTnzHh5/H+HDkUq8/RlI0K8/Dw8vLy5cIYUqCfDDX8nIDn5afy18eHBHGmzoB8MvL5dOR0BH+Omh0+HCiceFIGij4YA6FNeWnhoPx+zT+HCgxPCllRF8KP+HQanl5k+X4cGGwg0qIyYZSOSaagcwPs/x4YyD20/ZSVNhgTr0aD/4QB9xHlr8OFJAimqpVXujuqrCsk9DDWivUNVS1ANeehfosN5EDkOOKfnu8tWtWlGb2gfOu2HINpcfSruB7D9lOrBd5cvaJE23McwjcLrDfsxK2pPLSVJjy00H2/Dzj23qTdXQS9m2COpiPnUt/0zYtAFbz4jio+yKkTG92jKVE22Z15gaplIT4efTJVU6afhxbT1E5MPYYf7w+0CqT+nYEi8pHap+w0/6HcrFyAericrDrrzV6cyjQkaaCWMn48aCc5t3BjbcDvB+2qb8lvKZV7ZPtH2U7am/sA/51yUOgJJegGUactNYp5Dz+48GvNtqRk4HaPuNQNyjddSGepvvApy1N57Zk0/8AuBjOg/51S3GNfv8AQZTpxIvNNrdyYgdoIoG5Zu0/JPcQacNbcm3JSAmax3USDo05hOp01/5qoB+J4k/1HZnDzF6d9RnYboH/ACm90/Kl2vksXNp6WSx0h8gl+qfP4CblxIu7sEeG4n/EPvqI7S6pJa2//CfupcgMUg1jlhlAOv8ASkjk0I1H/wAt2PEguqTgQT3igNojMEeylJIX01Kt06jxU+PLTnp9vEoaRhQ6Fzo2kYHI6cNqxxmn0DhR2NOXhy8vH7+G1U2gDKjiIPsH+Gvh568Fq91JUAHbR6JNdPDx8v7fHhgc+ql5YpQjhPhz8j5/x4bVFN5Yoykfx14cOIxpG2MAKMxr/v4Rbqphay66OxqOR8Phr4f7+C1D20/ljjRxFHhwpFN5VHEX+7z/AL9eHoChGWVGkH+HCpaCcqMovh/bnpwhjTaDOVG0H2eX8Pw4emKkUaT/ANf4/wA+FSAmjKA8xp/bQcKkVNGU8NNf5H+2vCoaNL5fh9o/2acKlRpTof8AZ/6HhUqMIfw/h/DhUqMofEeX+P8Av4VKh1On2DzP9vHhUqHVtOY/tz4VKjCnTT+Y/t93CpUYQgH+X8/7uFSowrac/Efy4VKh1bTw/Ea/36efCpUYVvMfiOFSoVXHx0P8OFSoYSfEfw4VKsxKB8fx8P7+FSivjPp5/wB3/rwpNKgJbmg8fw/3cuFSqMt67vbBfQsJI42mM8iySwtZjQxhEUvEJ6xcfOdNGHEF12tkFeo1Lbti5M1DV/f2+srZir4veeJrRyyKv09TFxYux08yyixLDkX16VPP1F+/iubzXDBuXInrCj/0gGpvItj8uPfNVvtbu3rnp5hlcxl519WRfTu5m3Og+dgF+mim9Dp0GngBy4h8q231AMP8RLfE1PpVcAAD3UJBRlYamQKx5kwxBSdT/wATdWvjxKvZgKEicDlRv9MDc3M8n2tKw8fHUIF1H8OCpaQMq8GJjBOlWPX4snqE+fMuCR954WNKFFCDHP4AdI8wB0j7joOHk0oAEV4MYx8QeY0IJ5ePlw/iIoMIivjij/w6/wA/9vCUHuphn2Vh+kajQr5g8+ZGvw58uR58FHGnJrL9I/8AaOXMf7eFEZUu6vRidR+T/wDp8NPH7zpw+maavBh//Z/Lx01I+zggJpiYzrI4f/2+Ov3fDx08OfBaQBQkgiOFejDgH8g5jTw+3X7eFBimD46SKyGIHL5fu5fy+3hBeunJ91Z/pI/4fv5a/dwcDOomk4jhWQxI1/Lp5chz8PjwqCvv0oePSNeXPTX+Hlz4KlX36WB/l1Og8eX8dNPP7uFHupV5+mA6Epp92n4ePx4WVNWP6aPh+GnPThZ0qxOMB5dOg+7T4/dpwWWPGnrA40aHVeY8OWh8OXLQcN3U1YHHDzA/t4fbpw+kRNKg2xw/4f4D4a6/aOGXPCnrD9OB1+Ufy+P8uCeJFNWBx4+H2a6a8CezKlRZ8cP+Ea+Plr9p0/tpwhTUUkx4+Hhz8P7cteHANPNEJcePDp8fhp/YeHBqIE8aRwypPlx41/KOX2f4jlw0ADGmPXxpMnx+vgoH2gfjqdPHhBRNDjWganj/AHKVokSv3WyVyu8YZDewu18nG8ThfTZpXxIeRCjBlbq5+P28Y7+n+W3xpGtJ/wATfCujfm+/s3SpIW4pIxUCCMDM/wBZwpxYvIe6DE9Zi3NtnIK4XVMlsfEv1sCelnerPRfQ6aeWmnElr0pyYDRau31fjiD8xTP6j5kY8/y2HDCPl7aedHuL7mqXzTYbtplD1sCsu3c3RZtOavrSz7L8wPPQfyHDt6M24JZNy7d6qI9wqP8A7l3MQ9pI9v30+Md3v79VdBb7V7AuqNQxqZndFHrHSSvT60V8I2vlodAPPgT6QuqAbe7WeM24A7obHvp/+5Sx0tYw4Q0++njS9x/cWsFGU7HxuF+U/pW93BJU/mVb+2FA105Atwv+z96cV3VlgeGlgfn91D/3NYnS1hwRxmR8qcUHuoEI/wDufZfuDANQWfHZja2QXUA69KTzY1yvV8dPHitc9K83VtCGw3c8fNatp6i2BxIuBYzIpxVfdhsHpP6hsruxjSBpJ17Tw2SROrQA9eP3LI7KBzJC+X38VLnp3m9oeK0pB6nU/bU6872D+NXMDHIyKcNb3VdkpNPXyG8scddG/Uu2u6R0jlqW+jqXhGFH2nTitc5DzlT/APbXD3aT8mqwnOuXuobzABHGR9lOWj7lewMzBR3KxtE/Lr+qYHduHYEnXxt4OJBrp5t58Z93lfMbR/U2t4dugx7xI+NXRv8AZusi6kd/309cX347QWyrY3vVsgMxBCneUGOYanQAx3rVNweXmNeK72N7ZaSt9I/wXAPlBqUPs7iiPKYf7tSdie5uKuafpPc/b94EKUFHfmGu666nlGMrP16j4g8uA/dbyy0G7dEdbMI9hpjt9jcztWie5fsp/wBLd25pV1q5pboPgYjj7w//ABNFC5J0+3g15xzCYF6e8g/ZTHlfLj/7YnsJHyNOSDdu7olBkjhkXQHWbGBQefMdURiPMAf7eLNvnXMtUalYdqj7Iqu3JtgRk69zH7ZpXg3/AJqEqZcbj5Rp4FbVdj92k8ig+XhpxN/r2/U4paI9o+2ojyLZkYPcB9h+yactbuXIdBNt6M/EwZGRTy+yWrJpr9/FhfUF/jYU9zEfYagPIE/LeIPav40rxdwaEhBkw+QiOo6ik9acA/YCIC2v4cTL6gQ/XZYdzA/YKhbkV0fTdQ94I++lWvvbBuSHXIQnw+eorAc/EGGeU/y4sDnmz/MLg9gPyNQtyXeDFTbPt+8UtQbo2/Lp/wDcAh5/86vaj8OR/wDlMOXE6835e35yO9WH2VAeVb9c7c9xB+2lqvmMNNyjytBiOXSbMUbA+OhEhQg8Trv9k5hbqT3x84qBtlvE+q04HdPymlqJopdPSnhl/wDzU0T68vIo54sLdtsPC6kdhB+2oGtuv1KR3g0fSJgAek/HmDpp/ceJATmMqDDKjCr5fz8P/U8EX99KKNIv36fH+w568IOeNKBRlF/h/v8Ax+HD61z402kAyKMoPP8Ahw+oU2kUYRfv5fH+f93BSM6A2z10YVfj/YcPnQ6AO+jKr5/b/Hz4ah04TRhQQfDl4cPQkEZ0Muuo0+PCpqHH8eFSoYa6eOuvCpUOvh5/j/h9nCpUOrDT/wBefly56+XCpUOreX9v56acKlQqt5g8vP8A9Pu4VKhlbXw1B/n/AC8uFSoQSfj8Pt/9OFSrP1NPDXX79P7c+FSrwy/f+J4VKgHmPP4fj/d48KlRGec6eJPlqPx8eFSqD+6KG1FXA11igkbQeHzy8z48vy8Q3BNWbOAJ7arCjT1MtA4ZgI3kPM6gf05AOXPXmeKjrFWhXlDFF5CxXmW6jyA5nx5/b/HhkWnZpp41sTyB6eXL7v7DiWMe2oyRSkmKXl8mumg8PD/Dz4ILQk9VDDFrz+T4+I/HlwtPvpAkV7+lAf5Rp4eWvn/geHimzrz9LGn5PgPDy/3cFFKvv0sf8Pw8vhwopV8MWNB8vh56f38PHHhTV8cYOfLQePh4/f5cSAQKBicq8/TR/wAP2fd48OBjSmR219+nL5j7v/ThgsHsqMuO814ceP8Ah8PDl/Ph4mmZpwwisf08c+Q8tfj/ALuHw9lNqxkV79B9n3Hw/seFS1TXn0Kjn068z9n8Ofx4QoSfdWJojlyHx1AP89Pjw9KvDT/9unP4aePw+JPCypVgag+HL8efDgE5UqwNMHmAOfPl8P7uGIIMGmrE1B8Ofx5eflwqVBfSDx05efwPP7uH4UqDaoD5aeXw+zw58MM6VBGoByOn+3l4+fnwpp6DaoPgOX8P7ffwhTUEao8NPjofs8Dz1HiOXBSRSoFqunLx+0/j9/w4RIJpUUerz1I58GpBwFPhQD1Rp4cz+P8AbXgMZPVTYURkq+PLl5AfD+PhxLSI6qT5avPmAPAgfx5n8OBPZjTRhFJs9UfDn/h5ffrw04xTdla1MbtatC9yrFAgrxW9YEVT0xLaiisz1lXQD0Y7MjMAOS9engBw1r6C3CtLmF17os3rhm8yQx4nSSqse0qACeMTSpUwdALcaJY7cn1Vgx1YXhksOIuiF44o2fqDdcLHTkfsJ5cSWmWNUYk0ru0djZRgbalVliCFGrGSYygj4U5KmDqvIsb4uysj1zPCoiifqmAm/wCncBl+nc+iOkydCt1gag66Wl1k4VA2zAQut60VW4A2JGGHiGHiGJnTJEEwRTzxW0KVh4FbHXQ8h6HkGPkWJfTUdchAaR1heTULp1MfEArox09vaZ81JEVU3G206nW9Y0gSB5gnHIDAYgYnIDKdUinqnagzR156NCnYqlbLWvUE8dpwiJ6CUkSFo2kkk6g5kK9JAABJJXV/05SutpB6ow7ZM4e7HsrGG5RLxs3pAjMHJsIJHFYmcQcjjSLke3OJrWUhmqKsc1aJ6jyVwiWZW9SWSOGY6uZK9VUZ0VPlVgSTqBxmX9q9uTGR+HWR31oWPMuWmZEYshlyBIUHATGRLTiTHVxprz9vtvGavCadRxcisSQTrHEarJWaISFpyU6hIJR0MAVKqx104y7pIYiTI+E5dO6r6bPcNbuOVhrbKrLB1S4MeGOzEHEEgRJopH2w27ci9SKjWkAZo5B6cZaKRTo0MwUsYpIwfyt8w18Bryi8xiZDTHbxprll9rc8u+kGJGGBByIORHURhRQdo9tzzWopcTChr9Bckxu8teSJLAsrFGGlWIuzR8wG6o2A8uB/cX8dTeEHLqo227aEvjFbs5AwCCVKzlOAOHBhWM/YbZkqq9jG0+g66yukcqKYgS3zENp06aaDVurl48F+9ug4Hw0yWWZ9KKdeGGM45f19tN1PbL2/yFmf1dt4puqrWkET4+o/pNHLZjm6W9LmskU0TeRII1AIIDtu7l3B4OPHH51Yv2BYsLxbzGBIwkEKR7iHHynOvP8A/kzYZ+arhoKnSSA1L1KjKQSTp9MYdBq3jz4hu/t2M3bNlz2ov3VXF68BIdx3MaPVfbWccA2G3LvXDgH5P0veO6KaL9qpBlUUcvLTw4rPs+UPi2z25fr0AH3ipV329Q+G9c9pJ+dLlftZ3Tx3T+md4+6dUIPkSTd+VyUeh56GPKNfRx+Gg4gu8n5Fc/8A1ZF/2WZfk1T2+acxtjC8Z7QGke0e6liDBe4ehp9H3gztnTw/V8JtLKrry06jb296jcuX5tTxXb0/yVjKrdUDquN/8RNWBzzmAEBkPXKiluvm/czSP/7y7Oy6qOYyOwaUbNpofnkxN3GOAQPHQfEcV7npjlkeG9uFJynQ0ewoJ9mNWU5/ucNS2z15j7aW6/cz3CUiPrNo9tswo5dcMe68M7eY5pl8pGpP2KQPh5cQt6XtHGzumA/xICe36WWjXn7/AJrSnuaPmKX63fjuVX6Rley1Czpyd8LvmxGT5EpHlNryA/cX5cRv6Y3AH6e5st3oy/It8qmXntg523HtB+6lav7kUgfTL9nO4VTmCxx+Q2rmFTlz0VrmJkcj7h+HFZvTfM1+g7d+64R7tSD7KsjnWzOfmKR/h/GnHU9zHbPwyOC7m4Q8uo3diWbcQPmPUwd/L66aeIB4rnkPNh/+rlh1q9snujUCOkUX+q7IifNj/aDD7Ip4Y73JdmHC6dxnw7ePRmMNvLCFG+EjXMHDCh+OraDiM8v5pYMHb7pR1hSR71n4UQ3Oyv4h7LHtj7akLE99u3ORMaYzvRsiy7kBYZN44aJy3hp6GTtV5g3jyIB4A7rebcAFr6A/3K4y/wBoRTDbbO8TCW2I6iP/AITUqYzeFm+ivi85g80hAIajdxWQVgfDV8fM456/Hh151uBlftseo6Z92BoG5ZtWzR1HZP406Ez2ajGs2ORh5k17EQ1PLUESEcXV5vuyJC22HcfsNVm5XtsRqcH2faKPxbpOoE+PK+X9Odh4eJ6ZIf8AHiwOcv8AntY9hP2g1CeVL+W57x9xpVi3NRf80NlPuEUgPx8JFJA+7iVecWT9aOO6D91Qnld/8rIfePspThzuLk00nkTQ6ESV5hodOYJVXHnxYTm20OJLA9qn7JqFuX7oflBHYw/CletkMbLoFu1QT5NKsZ8uX9XoPgeJxzHZvgt1J7cPnUJ2m4XO20d0/KaU19FgDHLFID5xyI//AOqxPhxOt9G+llPcR99QNaIPiDDvBFCBdOfSR9unEwbsNR6EyoQLr5/28vu4QYcaE2jwoUDy+7giQKY2yMsaFQEf2/w+PCmg0NE0IOXx/u+7hU1DDw/t/P7eHpUIp01/x+8f4cKmoUHx08jp/b4cKlWXU3x4VKvupvHXhUqBaT7vvJ4VKizy/bpr56eP8uXCpUQmk5HQ/wBvhw1Kot3ivrll08IgB9+rnQfcDxCxk4ZCrNoeD2/dVf8AIY4G6rBf8zacvsI/x4hIxqdThS/jcaAF+XU/7wOEAT3ULGe6nVBRAHIDTlr8NP4cHFDFHRTHjoAT5D7OHp6E+jH/AA/2/geFSrz6Mf8ACPv0/t48PTTXn0g+H8vH4aac+HER20iYzrA1R5r8f7aePDnA9YoAeJrw1R8PL4D4/wAeDgUBZjxrA1h4af28fHhARQlpwoP6VdP9vBUJEY159MD5f2/DhZU2FYmsOQ0PL+Gv+HCpVga4/wANNOWvl5cPTVh9Pp5D+w189dTwqVYGD7B/DmDqPv014VKsDANPAeZ+77By4VKg2hHLlpy5f2HCpUGYRzOn9tNPhz4VKgzDpy0+/l8dAdNPv4VKgzDp5a6fx5aDw08eFnT0E0XM8gfPT8PjwqagmhBPhz0HlrwvlSoIwjx058vv+3nw/CKegmiHLl5eY/8ATlw2VMaBaEfDnoRy158PB45UqBaHzA8DoP4fdwqVANB5aD7P9/CBilRaSH7NPw8Ph9vBriKVEZIB8PjryOn3+XLh9WNLsohLDy5+Xhr/AA18PDh1wONLDjSZLD8Rz0/jy5HXy5cOYmgwnCqCVfomlEMJBLNMY3XSSCxL/wA2dYrCSSJJPGG6mRmEnTzA6RqI7JUjTWhutrukTzrggACRiGUHBSVMEKTgGxWcCZMUtwLViljgaSCOWQepHAzIksmrEep0cixMg01/zMCBqeLCsAdJzqj5O4uWzfUO1pcCcSBhlOWXDgOynZRhGumugHjqQOkAalmJ5AADXX7OLVqBnlVRpPfUw7Jx8NnIUUYAxyzoshVVdjEwJZotdULs2gHPTp1I1OnHSbAK0TWbfKjULn1AYDHOePHD51sH2D2fxN7EVJtY1jMJMjf03YzMzt/lBVtHPzH8BxPzDmibRhbKknDDhl1/Kobe2beXGuAgJPwpK337f8TVgSxjUSWuplUCSLWSJ5WEqBWUgoiup+I6dB5DivteYWOYEpdULcAy4YcQenGn3S7rasbmolGgSMJgQAw/r15zVH939t8ZjbbJaxtUyS1jSTWCNAtSowIrwRDVFjhYKSANAVX4Dirvtt5csnEye01q7D1BzRV0JeuBBc1kaji5wLE5knESTxPXTSXE1oJZZki0km9P1ZGZ2MnpAojEE9HV8x5gAnz8tMBlVGOnAVdfc3b6KtxgUWYEDCcT2/GOrM0EMNSszzz+m7vI/wBLYV2ZUBhjijK+nyDAxKB5qQ5I5seIGAYdOmYq4N5u9tat2QQqr41IAmGJMz3k9RwAOQo6m368cUteJ5jDcsSvYUvXWZfWjCyTQuscDO0bomupZgn5TroCGlQQvb8umNWLfM7jXhfcIHtoNODFfCcFIloBloyBbPAmliPGRx2YpWWOMTPLX9OJdI44jWiNeMEgFnBogk8hq5HPTUsAEbrqsb/m7drRBZlAbUcydR1HD/bI9gpbjx8emnLQg8tOZ8fMfw4ckHHhVXtocYWo8sc7QxGaOOSGKf01E8cUxjM0UUv/ADIo5jCnWFI6ii666DhagqkDjSnhxNHlxSEjXwB1ABIHh4HTxH38MR4dQzpd2dHEw8TaaqNNNNDz/tqeEomnmjNnFUsdjrGaytrH4jC1TpazOau4/C4WoQpYixl8nNTx8B0GpEkoIA4i3W62mwtedvbtqzYP5rjqi+9yBTZ4VVTcvvc9hmz8vewO5/d/7bsbmMY4iydOLuht3NfQTu3QK9yxt2fL047PWCCnqFl0+YDjLHP+Uu/lWbrXDhilu64xxEMqFSCMZBIjjUnlXMDBgirBdud0dpO8uFbcPaHuL267r4NEWSfJdud47d3hDUR9en9Qiwd+5bxTEggrajhbl4a8aFjdbfcf5DgnqxDe1TDe8Unt3Lf+YpA7R0FPF9nUZORrRkfagOnLmfDkSRxZDRnQyaLSbCxTnnUhLNqAPTXx5k6DTkNP8eGLE8TTAmaTZO2uDsh9aUBAYp1dCaHRRr0aE6BWJU66HqB8uZLUy5EmnnGeNIVvshtS+GE+FoTqw5+tTgkDcukhg6NqCPjz14NdzeGAY6eqTRB44CmtY9suwZXMi7ZxcEuob1a1SKrJrpyPqVlifUeXPlwz3A6jzEtuv+JFPzBo1v3UxRnUnqY1lB2ElxZ1wO5N7YLpPyfo+9d1Y9UIGg0ir5hIVA+HTpxTu7DlV46r2125PWEC/wDLB9tWF5jvEGkXXjtM/OaVYNl94MXzxXejuZCF5hL+cr56PTXkvTn6GU6gBy5niseT8nJwsFR/huXF+GqPhUi823owZg2PFVpVhyPuTxugh7jY7MKNPk3DsPalskD/AI58bUxE5J10J6tfu4hfkPLT/l3N0i/7at/zIasLze+vidbTewj5HpxpRh7ne4nGrpZwXarPgeJOG3TgpnOnP5qG4rcCAkeIj0566cQn07aH+XubgWfzWkPxUoTUv+sgiTak9jH5EGlGL3EdzqPLNdlMVcA5vJt3ft+BiB4FK+Z21Z018ADKfHx4gf09vAP0txYcdqOnya4MKkXmu1OLJcHX9Le3JaV6vurw8TD9b7S9zcSeXVJRba24IwR4kEZPEWCoB/4NeK7cj5sg1LbsXP8AZu4/+u2vun5VMOY7Jvzso7VP2MflTqo+7LtIekXLfcHAHXQjK7C3CqR+R6psK+YjIXzI14iOx5xaAjbXz/sNbb/luT8KLztjczuWv94EfNafGM9zPZq4VWPu7t+qzaaRZxsvg2Un/K36/iaKD7i3A+fzLbg+am8SOu1cI94Vh0zpeRtLkFfJPcy//vCpGxXdnaOWZFxG/wDYGZ6vBae69s2ZSf8A81BlEl1Ovh068Rnnly2fHdUf7a6f+YKaX+l2mGCPPYSfvp+Vs7bnQPFUiuJp/wAyo0kqN9qyQGdCNOLVrnhufSbT9x+4mq78rUcXA7QPuFG03CFJWfH2IiACSX8P/wAMkcZ5Dizb50Z8Vo+w/hULcsw8LgntH3GjKbjxp/MZ05DxiDgfH8kjH+XEw53tpgrcHsB+2om5XuDlpPt+8UajzeJk/wD22NPskWWPQfb1oNNOJRznYHN4PaG+6oDyvdr+QkdhBpQhvUZeUd2o4/8AbYiHP4aFgQfw4nTmGzcSt22f94D5xUNzZ7hM7bj2GlWOESKDGVkB80KyD+KkjXiwt22/0MD3EGqzIy/UCO/D50FLCyeII+zw8Phrz4LU1MFnKk2UhTp5jX8fw4MMDlTURkk8ef4/4DgqaiEsnI6n8Nf7ePAzTxUf5/8AqPJ5/KBp+Gvn9p4hOdWLf01FFyprYVtP8x8APj/DgDnFH2UvUq4ULy8uHAwpCl6GEADl5feP8OCpUZWL7P8AZ8eXCpjnWQjHw/38LOlImONfemOfL7f7c+XCoZ48Kx9McvDl/b48EI402vgMqDMfx1/iPDiTCcKixjxViYxz/hw2eVLt4UGYuR5eHlpof5cOAKE1gYx8NNfuH8uHpqwMeunmdefw05/x4elWDRDl46aH8PPhUqwKD7vs/sdeFSrAx8/LTlz/AIDhUqCZPw/uPCpUGUPLlr/bw+7hUqDKDX/YeX4cjwqVBFPiBpz8/PXnp4Hx4XYKVBlPh5fdwqVBMg+Gnn9/38ufCpUEyfZy8Pt0/wBnCpUEU18B9/Lhd9KgSo08v4fx/HhznSoFk8tOXC7RnSoJo+f3E/d93h4a8OWwilQBXXx5f3fHnr8eGjqpUAy/iB8P8NPPnwqVAOnI6/EEfYdPLxPLhxjlnS7KJyID/t+37z48FBUzT0Qkj/Nr4eA8f7tfHXgjQngDlSZNH/HX48vhz58zw0ye2kMDhVAHxktevOvrGxZnsRyoY68cA+saaL07DBDIwaGOMDXqCLGpXTnxWtErAGc1v3N5avbhGKaLKIVMsWlIMrjGZJOUljM04TVWRkKx1+pC3TLIJhKg6lYBHgaOQKWUEjrA1HFyQxEZ1iWrosggl9BzAIg98yPhlR5K9gRqtmwtyn6Zhs0RXaN77WJwkKG2lj1Y00dYyrBlder1NdTpMkq0lsO2re23Fjzte3tm1u9QZLmqRb0rJOgrBOBYGQVMaBIqSNoXbdH6F47laNqkrmrNHAvowVa0L1Fib1HDSxNLXDGTVf6enSF43tjufKYF5AzPw/GqHNV2jbpwLbszgFgW8TXHbUWEDwkBiNOPizJrZD2W7nVrGNrQzToIZi5U6BEmj9Vo47MUbHVROE61HiQeNHmOzXe2g6/5oAj3TFc8Tc5bvHsNgARqXMgkA6SeJXLCrI5PJ4u3iLTpbhkQxMQA46utGbQFTzB6ozxzu2225s7tdSkQfZEdftq5u79i5tSdQxEj+la9+7sEV25carbMEqTWIYpYokkMIdYWEipL1xtIqfINQBoxPjz46DdQbMRiR9tV9jftbd7fnWluWiAxUkjVGoAEriASZwxwjKarrPirU8tZZ7wlWCzFP/RrvSldooJICjSV7YBSczFnXQjUDQefHM3bazqOMfD7/bXRWuYbSwtzyLGlrltlhmFwAFg0gMkhl0wCDOJmi1avamj9aG6teG21mUiOsjzLI92w6WIpnk9Neur6adLRuvSuo5niiVMZkHCr9+9tbFwWb9jXuLQQCXKrpFtRoZQJwbU0hlMmDlQ89K7Xhhsx3pZ561lJmMsEUpkSep+nvUhR5I44VntT+r1MxEeumhCqvAlCI0zqnj2x8BnU203exv3msXduiWbtor4XZQCr+aLjEAliqDRAA1ZyCSaGpWrjw+pNKL9JrBFK8I1r2Pqcc8k7iSnFCiiCxFWlj6gzMssZVgFf5YVaSGGKkT06YGrm62OzW6bNlGsb1UBuWiS6hLgCiLjGdSlkaCIKMCGlcXpGBroNCNeR+KnmD5a68WD9NcuMsc6UIwPI+GnLXy8+EACJNNR6JDryGn8NPDy4UCIOVKaZ/dbupsjsR2q7i96+5eYx239g9qdm5zfG6stlJHiow0MLVaSvTk9I+vLPmco9ejBFEDNNPZREBdl4z+ab23y3YXd431KsIIktcYhbaADElnIAAznqmnmPxr8zL3fe+Dux7uO5uU3l3e7ldw+5eIOZylzbe3N5bivWNr7Xxtu27LitobCLVtl7Ux66rHXggoiwIok+plklBc5XLuUW7S+fubS3OYsi63c+a8gAmHeSBMmE0oJgKAKkZ4t+H64xjs4ZY441B+3O62M24Y3pYykbcSTLBQNOqiK1lXjFSLJxfRyyvIG1kaIKI9NBodTxrf8AUBgpwPAnHLh1ipLW6AAGMirM9m/cpnNh56nuPYL707cbwo2WtYrP7W3BlsRlYQkRsTrHJXydbLQ3YdC88E1hlsIRJEZUDLxBe2y3hrugOYg9YHYcwO4irSbu4Yx8M5Zj5ETXV7+2t+9KN+zUO23uc3jFuOgI7VZe5trG2G3zszJR1YsjTTfsGKpr/qrZt+MzhcrHXN7GQokk8lusJJYZrLujFWJKxIBxI4nGZIjrx7TlSuW7O4TzNsArDMcPjl8jkIrpZo2cflaFDJ4u9RymLylOpksXlcZZgv43J469Almlfx16tJLVt0rdaRZIpY2ZHQggni2oD48KoHDA0orBHrqVH2j+32cIDGBS+dGUrxa/lH3cv9nAmlRha0beXP7uR5/fw88KejIqREa9I5/Z/wCnDU1ZjHxt/kHx8Bw5NKvv0uIjmi+XkP8AHhfKnmvGwldhzjXn/wC34/48KYwGVKiku2akgOsKHXx+UAfD+7hTSnqzpMm2Xj5Tq9aI8+Xyg+H8RqOFlgKUxlnSdN25xMx+elEQfjGBqfieXlw4JAwiKfU2c0i2u0G37GvqY2s2uvIwqQNT4A/b/dw4uOPpMRT6zqk400sh7dtl3tfW2/jJCTzL04Wbw+JQka8EbrmZJM9ePv66NbpXKm2fbVt2o/Xi4reJceEmKvXsYw18OlqNiAqBpxXuWNpeX9ezZdj/AHW0PvlamXe7hSCr3BHUx+8Cj0Pa3f8Ah/8A9A90O5eLVRokcO887NCoHkILt21CRr4AqQeKTco5O2P7Wyrf4dSf8hWpxzXejO4W/wBoA/MGjy1PcPjP/o+72fthR8qZvDbWzakDwDvdwbTt4f8AHr9vEL8i5Y2IF9D/AIbzx7mLD7Oypk5vfGYtkdqD/wCGKMLvT3K4zqJyGws7py/+6bKapI/l80uEzOMXX46KNeKb+m7Gdjc7hT/iFp596KfjPbVpOcyPHatkdhcfCTTf3J7je+m0MXkMrk+0fb/ckOMpW7kgx24N0bceRakEkzIpswbjiRpAmngwGvnxlbr09v7Nh71vdWbhVCRrsFZgEwdF3jGYWtDa8z2d+8tlrd1NbASHBzIGWgfOrA9ge7eR7udtaO/bu1F2Tau5bK0HwMWbmzgg/TVqKthMmMfh3dbPrH5DACnT+Y68ctyje7q/sBf3Vu0l8s0hNZXCIILQwniMY6zW9zbYWNtvP29q49xAimWABxmRALDDrn2CpwTOXlRemxaGp0GliUqAPPSQNy42U3l8AFCw7mNY7bKxPiCnvAozUztqe3WgeeRxLKiOHZG5FgCNSvVpoOL+w5nurm9tWGdyrOAQTNUt7y3b29rcvKqhlUkGnK7+P8v9vHbTNcpRGZ+R1P8Ab4cASDicqcUysr8zSH7dP5cBVhMqY00QMy/f5/D4/jwDCiNKlaMaAj8f7uHB4UqVYxyH9tf58FSowPDx1/n4cKlEV7p/b+33cKgINef2/t8NOHptOBnOsSOWg5AfHh5HVjUcECaxIHw05/hwWnCKYvOFY6Dz4YHgaacIoNh8PLx58vu4MRwzpqwIGv3f2H4cPwpqwK8+XwP3fZpp9vPhUqDPD0qDI+w/28gBp56cKlQfCpVgQDr9n2ff4cKlQXCpUCw89APLl9w8uFSoNhr/ALvH7dOfCpUCfH+w4VKsCPHx100/tpw5EUqBI/A8/Lw4alQbAaa6/dyP+3hUqBYcvAeP8T5eHx4cDGlQTDy0/D7+H0jOaXYaCZdPDT+39w4aZONKgGA5aj7hr+J18vDhTjhSoBhr/Hw+3+I4YUqAPh/Y68POM0qKyKCPu8vLx4ecaYCKISAnXX+7+B58OBGIp440nzJ9n3HwB4JQRjxpu2qJ5Cdqs0USQmMySpH9VZgYY7V0kkMcliKb1K7OVCK5Rk9VlXQk8qCM4YBfwrfs7FL9p7ztKohOhCPMOIEhSIaJ1FQwOgM0gCjtdi8jRvE0U6dLNEx6tVOqCWKRQFlg6wR1ciCNGCnlxeR8IOBFYt6wVAuo2uyxgMOsZgjMHj1EZE0Zx2Qr3ygrD6iGalHfinjMM1aepLII4nLRs/piwD1RhwOtASPAjg0ug+MfRwPX3VNvOXbnYKTf8F5LptshDK6uokgggfTgGI+liBxpz1ZijdXQvQF9MIqjoCAdPQyEdIUeGnhpxdt3yMTlWQ6kt5kkXJmZxnOZznjNSFtvd1rGdBimIXpVV9M6RpHHoIxGF+RQvlppy419tvmXGZBFZ+52molmnWTJnr4z2/GamKr3ZvpCym7ab1GHqI9meWMIIChWKBnaJdQoOiKCW5+PF5t9aYDAe7p+FUP2byZk9Ph7KZe4d2G+8TNNM0tj1RXpxrE09po4w7kLLo6pWT5mYMqqGHV4rxR3G7VpAxw932dnyrT2XLLt0PcEC1aALMTCqCYUEwTLHBQBJM9RhrmcsoYCRS5IKOiqykMR1aDrI6v/AIiCADy14ynu6vCKveUEOYMcQZH2ZV96kUCF5WihhiC9TsyQxopKoupPSigswA+3ioxg41ZRLl64EQM91jgACSTme08SaNSqkySRSEqGQ9QVgjqoP/MUc2+QjxIIBHDO2HYKey72ri3beLA4SJBPV7aOVY4CsTxBDAwkkjEYHoMtx2sTTIAOk/UGctr8GOmmp4gwAywqW7dvl2W6W88EA6p1DywFVTOPhCgAcIHUKM1XKV4kJPXEGrtz867vXJ8PEiMH8eCXESabc/57MPpaG/4gG+2KUY2PxOo+38eCFV6U4JW8/wCGnx/Dhz10q5/P/Jf7tX9j+wHt525x1m5VPff3IbYwuY9AJ9Jb252w2juPuHNjsq7aH6Sfc8WHsKgP9R6fPULpxg80s/vOabDbamVbT3dwYHhY2kFpVJ79xrA60ngKTOE8RiO3r4EfHHhX5/1vNSWbJW2VkhEjyqIGCRoAjhOfV0eo7PqwBIJGvmRxsWz5f05dZ6dMKBQ0lnwpz13SUVplSKXpi0ViTKGAHz+iix9MbNG4JUDTRvw4mNss4ZDOHw6dlOrgnsqRcXkZabC1SsT4uaOKqa9lJOj6G3UmaSGR9f6iQkDpaNh0KSp1KBzxVI0MUYyZqyuIGnPsqaNqbrWHJ4/cFDLS7J3tirlWeHO4ScVhFNDN+puZadWYH6FJ1FiSB4Zq2rTNW9HqkVIiioROWft7enbU23Ym7A8Nw/HGegrv8/ZX90g78e1TB7Q3Ffwg3126lzEFnG46/RldtsWM04xd+vRpt6dTF/V2JI4goVVUqOlQy9V2F8tIYF1UBh7TiesxE/fUu+tsLvnQArgZdYHzrcoAPH+3P/Zw3aKoxjRhCOXI+I+z+3PgM6fjFG4z/D4/D7fieGyNKjkfly8eWh/3DhqVHEHny8/jwqVGVC/fw8mlQ4Qcv7a+H8uGpUIE18h/Dl/s5cKlWQj+z7+Xn+I58KlQqxKeYA/2/bwqVDLCp5aD4/dwqVZiuvjp8fLw8P5cKlWf0kZ01Ufy/wBh8eFSrH6CI/5Rz8Pv8/EHnwqVYnGQt/kUj7tef36ePCpUC+GrsPyLy+K/D8Ps4VKop7p4Codlbo6oU0/QssPAH/8AYZ/Dlz4pb/8A+yugZ+U//KavcvJ/eWpy81P+YUD7bcalDtJjKqKqBc3nmKhX06vWroxAI82T+Xw4822FoDaKuGZrveaXSd8Sf7VqczF0AakfmGnM/wCIGmuvFwLpXhVAvrM9lDUIwuRqkgfLKp15EDQO3Ig/z4ucstg8xtH/ABfYTVbf3CdhcAzK/dTvkkP9vL/DjuNR9lcfGNEJn+XTX+33+HDThFEFNNK+Qxbn46/2+HA1OAYprTAeqCft8vt8Pu14Bs8KRxo3CfDT7P5/bwQwp6UEPLT+3+3h6ahw3IDz8/IePCpGstQf7fd/Ph6aOvOvCw8PPhUiaxY8uFQMPDhWOvBAnOaA6dMZGvCR568KRE0IBgxlQZb48/7uXh/HgyRwoawP9vxPBcKasSdNfHw58zprpy4VKguFSrAkeOvgR/Hx1+3lw9Kgidf7vDT7uFSrBjy8vuP4eXmRwqVBH8RwqVBMdeXkPifH+48KKXGgiRz89PLhUqDP8T5nlpz5g8uFSoJuXj/b4c9OHAwmlQR1HLXz/t+PCz7qXzoJ9NfuH93P/HhwDwpUEef3f2/nw2K0jhQB01+Go8eX8teXB5iTGFOMsaCbXw8h/vHAkyZFNxoFuXx+37hwpBGOdKaLt/b7zy/x4acKXGgW+Pj9mug8eXlwjHClRd/DTx+Gn3HTnw4xMmlROQa+Ply+Pj+Phw4wMA0p91EpE11H+wfDzPjwpANLh21Si/TSZOifqaEOsrxKdElMLrLGkqdOroksYbpHiRz1HLigpxrYW9d21zzLJi5BAPESIMdRgkTwmiUCO9s25EMesXoQRSDVwjSCWaSYA9KPOyqOjXVVXnzJAtW44yWPyqlunRLI2tsz4tRPCYgAdi448ScMAKK47FwVOjHKS8dCaO3FIK0cUnoyXrFrH476pXMxhpJEFIUKXj0BPSxXicCAB+QD41e3/Nr+7duYMoW5fTQQWLLqFtEu3QhEarhOrGQrEkCVDUprVhpVDJJkJjHVkWwttnWV6sVZXijjRAZUkZFLdZdX9RiSV5ALISkBcifmcPh041WG6vbndLbtbZPNuKUKRGsuZJJMaZgadJXSAADiST1ekJ4WNfL5v05awpdSXj1KaRNOeaA+kGgvSTVCZJRzJ6tNOs8TAgKSMJj7IjqHZTXd9csX1W/tNobiXDdg28/MGtVbxQ1tVbwpwEaidIpXjtRw5OvUky19LkkT5WKi0ukMlOJ46VlVR4mR6rzOp6WLOjEshTUkmLrThJI6Y1AhZ9i9xdtZO3WLTXNJkMZdDIODATBAAYYOGyA+bzuGqTUEvyme/VWfKpi6h9bIPjfpbtS5aeFbFf0aKKHcmRwszVyiLJIvRwLPJDxgDE8ATHHr7OozgMan5Pt+YeTf/aKRt7qBC5+hWFxHUSVYFpAUQJTWCSqmS4zAlNZrMuZvwQ17E9ySae/XFSJHCr6Mr2ovQOMhUAIjkKo569R14hIA8WOcjE9OmVAu+N/TZG027O1pbcC2dR046xpaRdY/U4xOUaRFKT0XsVHrGzYkSZYRPLKkUszQxztO6p0LEsckvUELEHpQcgDzAyjHPCevp3/DKo9vzBNtul3a2kBTUVAJC6iukEyTIX6o4nMxhRmFY1urXNuV78cMdueGSOL1ZqjyusRGkCrFWFqJtEQlxoBqBoSGpZPHDL3j76J3unZG8tlV2JuaFYE6VuBQSD4jLlCDLQDiQCQYyxDmPoiSS/JVaKGOA5OQiVpoFk9f6ZHjMoQRBNY2YEMG0A6WAEKijw/TwxPVjnV3mi6x5txduu61MzeSPDpaNOsgxM6vEBiCskyCVmM9FixGBydksr4eEqmKQafZLD1H/wCP7eDTLtrLunVZt3OIBQ+zEfAx7KUoyOX3fHlr92nB8ar0owt4Dl92mg+0eHDHClXMj/5Uti1H7SvaQpjeTE//APTO9nu9JcD65ez11MbG4iOvQ9WW4fA/lPlrrkbguvONq6/SLF8H2tYjp31DdIkK06SPiCK4vu2Xt+7r948Xu7P7A2ymaxWx4J7menN+lQZ56uMlzE+Hw0c/pzZfP18TTedoovkSL0+tw8kSvf3nMuW8vdLe8uBblzIYk5gajAMLJGJ7YyNdXyD0T6k9R7Lc8y5VZ17DajxsWCgtGry0n67gXEqBABEkFhTMoF4lLSVJK7QP02IJYngmrywyASrZjmYOQsjkAEJqwIBOuvFtL1lFNyfC2R7CM65q7ZvW7h1KVYGCCII6wf6Vbr269udh9zN14fBbsuSRVrtqskj0546kzRzv80cAdbLHVfytGp6WAJIIA4w99vbu3R7llZYAkTjJH2e2us9Nco2+/wB1btbhiFZlGGeJ4fGt9lD9k/sPuubbmSxncnfeAwN+GG23qx1MhfE46vVr17b1umvH0N0EuFB1/wDdx5q38h7m0xt7qyjXPykSo9sTn0mvev8A8Oci3Ebjb3L6aACyyCceomPdHurYF+1J7AO+HtI9zHcHeG1svlN09k8V3Fp9umnw9pE3BBs/eu3MduOnmMxtXLfSYLObZqXDHRy93HWZb2InVLQrTRGT0fWvTV/bcz9O2OaXio3G5S6CmrTpa0YnVB1Bm+hYXVAE14b6u5Xb5DzjdckVy9m24a0xGJUgMAepgCB1TMwYrqCfPLDkb+Jr4bO3jiVxouZNYsdDiTZysUctKhVsWcjHkclkZI54y61qckaNIFL9fUi2fLcr5koqFtIk4kiJIVQSAJiW0yQYwFchEjHPpj1RSxXvT2IoZoaUMiTo0kOmVqf1ETQSFB6PUxiYgONNY25NoeIifygr7zl7vfSggmTHs/GjKXJ4rNetcx8tSO20kNe0Lda1AbccbTrVsCMRy1pp4Y3MTFWR2QoSrFAzDDEx8fuFPwwxjsilxGPifI6H8Ofn58CY4U1HoAHdY+oKHdR1HUqvUwBZtAT0jXXlrwqVNNt5SQ4tcna25eoPYo5+/jsTey+GbM5aLbtG5kryUa2HsZqurSUqnWnrTRdPrRLL6cj9HEjWmiFZC+kExq0rqiNTFVAgsASJEzpLDGjVAW0zjqjLr9tOxbN+SOKSGpQZZYopUMuVsRD05UWRNWXDygEo418geEURSQzxBjBZHV/cMKHjxijFO3JM9iGxWNSzUaL1IlsJaikhsq7V7NacRwO8chidGV4o3R42BGnSxj45g0o48KP9fPTxGmuoIHMnTTx1BHCypqHTqJ0UEkjw8ef4cLh2ClRqMFh8q6jloR82uo15Eag668vs4QxypUmzZuCrKIJKl0O9ualE0jYutHYngmirSfTtbyleV4hPPGofoALSov5nUF1BbqA7fcMgYnhMUWnCcx2dPlNZz5n6W1jKdmka1jMWJqmPW1fqRrPaiWE/Tddb61EsSmwixISDK50XUg8KOsiOzUe7gM/hxpaZEiYHTroevk2sQUrEUNH0MjV+tqPLkZ4jLWEEVoylZMSoiCV5lZg5UjXTx14RCjNuHV+NIriR1GOmNG47GQ+oEc+JWGsRKXvxZapYji9NOpBJUkhqW/6rfKCiuF8W0HPhaRE6h3eKflGHfTYds9O2j/IjyIP48NTVGPdPT/Rm5fD/APQmU+4E0px/DihzEkbG8R/8m5/yGr3LQTvrPV5qf8wpr9nEI7cYggBS1rKlQC/IC4ya6ltdT0c+PMNsHbbBuOPzNei7ogbph3fKpPDSdEXSzn5tNPUkHIqfHU+WvEqBxAGU9vVVc6ZMx7hR7DvMcrUDM5CNIzayEgr6M3j1ePh+HGnyUXDzS1OQnj/has/mmj/T7kRJA4f4hT6d/Hw+/wC/jvq4wLBmiMz8jz/t+PCNEF402bZ1LeHifPn4+P8APhqOm5Mf645/5dTr4ePAPQmhomA0/h/YfbwQmKKjyP4Dny0J+3Q/7uHpUIH/ALeH8+Hpsqy6hoD/AG1+Hx4VPXpfz/8AX/bwqEicK86+Wv8A68LClBy4V4WH9uf+PDyONAROHGsS4/t8NfhwUA99MTHtrAsPv56cOAPbURzrAv4/4gcuXPnwQ6uNNWBcD+fIcOKVAtIPAnx/2/Z5aDh6asDIPifHw/nrzPCpVgZB5a6/d/jrwqVBlxrzPMfD4jT+fCpUEXGnPl+P2fh58KlQbPz+J4fPA0qDLc9fP+3l58I9mVKMaCLAfD+X8fw4QmlQRYf289fD7+CkjKlQRf8At5/j4ePDEUjlQTMPLl9nh/v14am7qDZxp9nPny/3+HBATj1UqBZ/L+38j8OGBjHhSnGKAdtOX8ef89Pu4JYY404oMvr/AG+PP7vLgWEGKVAsdfw8P4j7Tw1KgWbl/ceX3fHz14WE9lLCi7kaaakf2PkfHh+M8Kaiz+H8fHw+7hajM09E5fx8P8Pt5+HCic8zSqnKtDbpU70DK9e7UrXIm8Q8dmBJkdQTzBD8Zlq4Lltbi/Sygj2ia295aa1eey2DKxU+wxSVIUj6S5VA0iovWwVWkkPTGgJIBZjyA8zy4u2iQay7lssfCCYBPsGdBqjJYaZCrCYQxTIzMGHou/pyRHRwWCSkFSADoOY87Ek4HKozdU2RaeZUkqcIxiQfaBB78DRLH4KhBSqVLNaC9NVieAW5FkEzLJGkB6ZWkadAaUUcXJ+aoR5nWdSoABGEVp731Bv9xvbu727vZsXGDeWCNOBLCQAFPjZmGGBPYIcQp1ZK6VJKkL1VeOeOs6dUKvBYFqGUI2oLR2kDg8/mGvDASYGPT7Kyl327TcHeW7rruSCpYGGhlKMJHAoSpH9pjKjtXH0K3Q1enXhZEZI2SP8A5aM/qSLEp1EXVJoT0BSeWvBKSnhXAdlHf3293CFb9244JBMnMgQJ64GAmYGUUYv4hMpWlhSVKVidPQluLWWaw1No7UT1fUWSvOiaW3IKyKw6nUHpkkBLUJBZQRIJ7YjpxGAwMCpNlzC9syMWewDqCFvCGlTqjET4RMiDCkyVWHOlWpLWWs0UbVoxCI4yAqq1WRJoGQp0hXhmiVwRpo4B4bUdWOfTp7aqLuLqXTeViLxmT16gQe8EEg9lZx4XEjmaEPW0z2nl67CzS2ZQvqzzTpKssssnSOosx1PPx4jIWRgMOwdINXBzXmIwW6wXQFAhdIUGQoUggAHqHwo6cVUWKQVasaTCsK9cNLZ6YY1nS0I4iJ1aNGmjVmCsnqkAOSNeBKjsEkTgOFGnNN27qm4uMbPm62EL4mKlJPhgkKSoJB0AnSAaM1YZoYLcSJYla1ZmsRG3PEwrswQRyM4kdo+mVDN0RhwmvSunhwIXTC/l6dPwqS9ubN7c27rG2gt21RiinxATIiMcCE1NGqNRpZlHTNWlDcuqSs5HLVJ1Dxk+Gg9aFQPtbhapbKqVvx2nQwDAYezA/Ak+yj8ZOvw/noeDNV6U4deX3/Hl566c+B1A4UQFakP31faJuT3e/t1dwcbsOnkcv3J9v+5MX7ktl7bxkcc9vd1TZGGz+D7i7arQPLC0uQk7cblyWRprGTLJaxiQojtKF4o739JrW9x02CS//wCjYQ5yM6SFeInwmImhfCGxwzA6vwz9hrkQ/ab3rHdxHeXs/VmtVM5mJKG69jZek12ulzK5XCLibGByH0rV5rNS9Pt6q6Dr6Gm6OvqRDpwvrizF7b74mUCFSOqG1Bs/8Rivpj+COcI3K996cvDTca+LyNhjqtrbZfdbBnMyRNNL3j9httYrfnaTPYLbxjy/cTDvNvHFWcdPh7lveOPp4ClmsfJj4bdjHVJIc9POIkiJknY6sx0LFvS3NL+429+w7/8AS2VUqx6iT18IHbFYf8jen9onPdu+1tL5u4dwwAILEFQJAwkzwAnj11ua7bdie3Htv7fV92bR7O7MvZ3b+BjOT3Eu3TPlfqIFIt5C1dgrZLLei8pLN6HzBRzOmhHBb7nfM+Z7hkvXXG1e4YAMADhgM8Iz48K9g5f6d5TyLaK2w2tkbu3bA1aRqYxiZxOc5YxxqU+3f7oEW2Nw7U2HvrsDtnde3s/FVnyGc7NbxyG8N37TqWZoI0zu5O1lms26MPhbNa4siSR+r6q6uPlVlWw/I7g2zOpQoBPjBWYGQcnRMR78ax157zI8wthgzI2B8htTW8QNVy3Gor1wSRieuumf2sbzx28u01DM4Pb25MHt9M5lqe38luLAXtvxb2wzpSydfd+2UyMNa5mtqWZMk9OrkxGK116cj1nlgCSN6/6f2PMeX8h2NnmdsWdw231i3rRnS27MbfmqjN5TusP5TkXAjIzopYCvnb+RL213PrDeXdreF9dSh2E6RcVQtxFJAkKRmMJkAmDU8bixZyWM3RWjlWA5vadygk6NXFmDNU4rsmAu147RStJLWtWw6iRhH6kEat8pOm4TCYEBiZGWfXjI4DHHurikwKziA3wOdJGMGWGR2M+Qx+LNzbKX8xfzVWZJ6WRfLpjKOdqU45MnNLjc1nBm7tq3VsvahE1A+lLKhR1lchnuMjLpEKAABqE4Z4qqhVOAxMAxTyAGXEg9fCMu/qnDA5cKObMq5yDEx4HMCx/0OGxn6dmcllosjZs3jms/aWnYkkuT5CSzgFhpqZ5edis0LB3brCRslq2sakgaQADwCLjj2yM8wxyxLsQW1DIkk4cMvl86kenZS1XhtIOlZ06inIiNwWSWPqBIJhnRkOnLVeIqEiDBpTjcjQjxUj+Xh93Dimpi5qK0y1DjYbf1GOTcmAtI+Dzd1YMbujK4mz+pY2SnUatet0oMVGyReosLiUrJLGUKmdEIIF0E22AmCknT9I8TrAnAkzAxUHAGVWXEYYkHqggHPA4Y8Oqi2do7js4fJ4g5KL9PzWD3ZiK0WYoW6VfG5LK4bbsW1HDyYyvYyeM27YxeTlFdJq09hbSF5OmPqiHTOoSVvSCGwfSQzEnSCVP5Y1eEaYzY0VtkVw5xCkExxAwOIymeFPTG5GQy0luWUuXnihxuQvLfx9xcncleWzFkKy1WgsRo1xpgYZK0JrxTqACsZYgwlyUEKSYUapAEYnVjlmSTjUegheMATl8OrujOnM0saosjSRiN2jjSRpFCO80qxRIjE9LPLM4RQObMQBzI4EY5Y0FN/PrWyGGkW3NkY6UqrcVcVHYktX6dXSWWmBBLDHNFlFIieCQ6NESDoT8qyOK6iMY8OYyzwwPXh14UaSGkYHLHhPHr+2kc2MNkZGqyYvuDeOOx9TGi3Em48XjLwnxVHJV7OPnwtmph7X1EFoRTWYuivWKSQrovysZRmJuNbSCZBJUyAeEsTE5yJaAcRFECVGkMo44DLvwz6h9tebhq5fE0JpdhUjW3RkKsNPFZDJVMlnsJSxRyePylmrmKJNyTSsLNp6ah42WxovOJAqmtprylQ4srIJKgaszkpgGcR2BjGeLK6yPNlkxwmMYjPPgJ7saJYGz3KfK4dt51aWRp4qbbM0V3BYC5Ve5koZJv9W31qSiOzHQYis9VPRWSGNX6tDqxdttoUNbcsRMhigaMpMaRLDMCQMuykXtlSFEOZyJI7Izyxzx+NDxw7xTGinYqY3J46liqVCpOlhw8NS/Xgp7qr2m+hx0dqahUUtSOqRSRLH6jBi+oLY1YlxoOGIOQAxnGQxBHWOqiL2yxgEGSeGeOnCTGeNObDX99yZCZN0jHRwJctGCvgqErjJ424t1orN2xfjjmxwwk88FYogVrYQTMykyRsvJKSC2tozwWMBqkTidWrTE+CJlpNAWskeAEHtM8eHsgntJAwiHlDZ6Y68Emi2Po45Gj5kgQrDFM3UNU0SWRV8eevLXnxH2UPbwqNu6thG2VuqMNo64DIMRz+US1bKRksNACTGeWoOg18xxmc3Mct3JHDb3P+Q1pcpE8wsHh56fBhSL2itx1u3eFV4mkCy5VyySgAq2TsldQeRKry481219bW1VSJiePaa73d2nfdMQQJA4dgqSWyEQCgQSAtqRrIh0AA15czrz5DiwNwpjwmc8xVcWWnFhHdR/D24ZcnCqLKrFJnHV0FQEhfUFlbXXQ/DjV5HdW7zNAAZ0seH9p++s7mqMmxaSIlRx6xTyZ/wCPw/ty47jKuTg+yiE8nLx8v9n+HCoqb1l/H7dT+J5g+PDUqb05/rkf+1eXkNef8dOI2zxoTQiP56/2+P2cEpnCnFGlcac+fLUf7Pt1HBU9Cq/wOuv9+nx4elWXX+P9vHhUq9L/ANufCpseNfF/h8OFS7ax6+X4/wBv48PnlQNiMK11e5v90X2v+0zuvd7Md1T3Dl3pjdt7Z3ReG2Nrfq+Kr4/dtKXJYaEXVtB5LjUow8qemoj61Gp114J7XMFVbljbm7ZYSGDqowJBEHHCOyeE0DmwgDPchjPhgk4cTlnwiarnH++/7JbFq1DXxfeN69WOsWvNtCqolsW4pp44YaK3nyXpQxwESzyRRxKxVUMhPKJ15qii4+0IBMAeYmonuygYAyZk5ZwC3No7R5nij+05d/X7Kz//AJ63sobT/ou7o1On/wC5s5Xz11KhgAo8TxKLHOMJ2ZntuJ99Qnc7LhcMf7J++gf/AOep7KHGq1u7Y5nTq2VaBPx/KhAPLz+/lxYGz5vOO1H/APNt/aaAbvZEStxj/uGgH/fT9lCfnr92F+OuzLnI6a6HpQ668SJy7nVwTb2uruupQNv9gubtP+z+NYL++t7IdAW/7rJqAdW2Rkvhrz6a5Oug100156ePDnlvPQYOyf8A47f/AO9PwimbmHL1AJu5/wCE1kP31PY352u5yFuQDbJyvnodNUpt82h8OAOx5yuL7RwB/jT76FuZcvGV2T3GhP8A+ef7F+XVk+4yEllIbZWZBQrybrC486aEcOuw502I2V2OvUkfOkeYbIYFyD/smhV/fH9icnM57f6jz12XmyBr9v6b9nl8OJV5Xztjp/ZuD2utCeZ7AGDcx7jRhP3vfYc/juzesXL5TJsvPIW0XUgKcYGbpB5nw4k/0rnQMnat2+Jfvof9V5fn5n/pajUf72HsJk8d9bniPjpJtHNowB8+lqA5faNR8dOGblnNwZbauB2EHp0ikOa8vaYuCO77M/hRofvT+wBmCydz8xASQNJtr5cFWPVyfWooUjpPI8I8t5yuP7S6V7CPhS/1Xl8x5ome37qOR/vNft8SHRu8tiEn/wDu7ayyjlr4l4kA104AbDmx/wD1S906cKL/AFPl5P8AmrPt+6jqfvEft7SnpPfinCdQD9Rh7kIHh4dcg6tAeenhwL7PmSZ7a9A7Aaf/AFLYxPmCO49D7JpVi/dt/b4sch7i9tRa6aieEwlfD83XYGnjxGbG+Ua/21+OvT+NON/sziLqnu6Clev+6h+37bPTH7ne38ehCn17qxAFvAMfUIBPw4FhukEtY3A//hn7+mdEN9siP823h1tThqfuSexO8Cavug7XSaaAj9fqqRy1+YGQHwPw4ga+wxa3dA7UaKNd1tWErcQgdopYX3/ey2WCWynuV7X/AE8EL2Z5znI/TirxqXkmfoR2EcaqSx0Og4AbuznpfDqUn4Z+yJoxfsk4Mpp34n3d+1/N4+jlMb357czU8ikstMTZealdMMUphEtnF3akGToRWdA9drEUQswMssXXEyuTN9SJK3ATwKMCO8RNMNxZJjUAwwg4H3fblTlre4jsFd0+l709tJNdAOvdNGDXXTTnYaEak6eOnDHcWR4SYPcfup/NtRiwp67c3ts3ela/c2Xu7bG76uLuLjslZ2vncZnYMdkXgW0tC9LjLNhKd1qziQRSdMnQQdNOfB27lu6ToIMZ9lOly25IRgSM4Mx3+4+6l0v8D/H+H38uJCIo6CY/36Dnr+P48LPA09FJD48/t0/vHw1PD4kQOFNwrXh2M3Ed0dqdtWZZPUtYlLO37mupdXxUrR19SdP+ZSaJvhz44n0lvjvuQWLr/wCagKN3rgPesV6B6x2P7Pnl0Afp3QLgP+0PF/6ppyR17r5G1JbhP0eQo1o2rzTCVYZq9mwi1444i0UYkgshnPUxkZQ2oICjqbYMknKB7xWHvrmxXYWrW0b/AK2zffxBSCysqnUSYJhlhQQAoMQZJoASy2cQCslrrljHpy1fRN0otvpgkQWHSJjYrKrOWYFo2Yg9RHF0SV05v0zrLZbe25tDC3oRhIedAOnxA6QTCsSBAwYAZA1h0ZT6Z2rWUxzfqVdvRkt151SB6JprRNuaGzHWs2svNFO0YTQn+lGfn14knAKTjPTvira3uWHchdxba+v7ZhqVGWXFzWbmhWUsqWQ9sMT1XXHhilaCrYXIzkRS/SDKRZgqJJYTLas42OkwrpJpFLVSxE88sXqD+qyHRuepCQomOPzmTHYYx4VXbebd+XohKfujtmsZKdKJeNwFiMQ5Qi2rxOkEYYQ4Y7E7ipPSRbFd5GM4C6GSBlAWSGeSWNISjt1nVJOtR0gLqG4fGYkBazkt2E821u9SXgvhM4BgcmUAlgfpwK6SZMxFBibcRrSBo8LWsNE0Qmr5C08cDvWsIZons48q9iC6IyscqqnTqCxblwLeYUklR14/KtRU9Opu0Kvvrm2DA6XsoC4DKdJCXZCtb1SyEmYgAY0rYw34mjtSob4upO2lG1DNUgEslexWdZJnrRmARNMQ0aMztJoNRoQ+lhgPEYnq68PiPdS3v+m3Vfb2IsCywjzUK3HIDK8hdZDE6QVZgAFkwSaUIpc2JoZIIkDO9q3cx9nJ15VhEtWnUrVU9KJpSrT15Zo2UxRK5ZWJ6uURDiIIkYmTxJHyEgVMF5GLT2dxcYgBLdu6lll1Q9x3cgsBOlkRgdTlQpAGky4BJbkpTJYCY2xLCYq88FqOYJNLAQksTywiNZopzyUq6nQfm58G30nVExw/HrrMK7OzvEO3Jv2FcFldCsqGxUgNMFcyCpGOVCxW8u49T9PrQDpkcpLafr+SKORVaOCvZkX1pOtehVZ00HieRBpKGrH7flCOE/cXHmMQgjFiDizKPCNJ1EhWxGAxB2C3JfrWFMKwSxuqx9FgWUMqxRWIvn9GEpJFKyh0I+UjTU89EkxJA1TQ7ixZ2G5t6LnmWmEmU0kAkqRGppBElWBxEGBSxWmWVElT8siK6jTTQOOor5HVfA/Ag8SCJrOuIbTm22amPdxpXhY/KBp5fxB8f4jgYAbGmHVTirZGjiOnK5TI4zD4zFlL+Ty2bv0MXhcbj67o9y9l8nlJ62MoY2CLUzS2JEhVNesgcRX7tixaa9uXS3tlHiZyFUD/ABM0ADGMT86U44Ynhx+HGuArb2wNvbW9z3uPn2hSoY/acndbuzW2nJt+1D+lwbfj7k5S9gf0i9joYIPQgqoktGatM0YhZTEQpRuPFuZb03+VWgWJdgJmQSMQMD1iD7jX0F6D2LcvW3dAOryVy4GA3eCD7jVoNtW6G6cnE2arxbkFK5VvkZiGLKWJp67dMl+R7MLyyXJDq72OUnqHq8erXKsB7drwEgNgfu7a7xmXdXxuLgDsrSJE4znjWzftdn48h0V1gxlypkIzUs0bdeK1SvU5QVs1p4+hQyyRnTXyJOg104xdyptuDaIkHj1dMuNd7tHt7m2BckEjMHEHr+8H20dr0eyXts7o7Uw2Fxe2tmnftPN7lfeG4Ja+DwuIu7ftU7X+nsbnMm7wUHqpdWRaEcgXokLupDN03bW53O6JXcXW/b2AsYYFm7sCcADgcwONaW35bs1tO9tEV2kRIlgBicYgGSRiMjGVb4e0ee23uHtLt3M9pquzb+H/AElotu4vA5utjtkrcjmBs0qmVwOP3DVxOMSWZpClSpOkZPQkQ15e9cr3jc12FneFgGuKAWIJHhOhjAgtEdYxwJGJr4j9cclvenfVW75ZuQ+D+Yur6ilzxqTMdZx4gTjT6QbvhaslnbmH3DcmvxzXbX1ML4vAULsdknFYS1dxmMyWVioWK0Wkk0MLyNYIKs+g42QFTFLihBhJkMxEH6dTBcC0DUcF7zXIjSVOokNHDr76UcNb3FYsX62dwm1sPLUxcdmvUhsJdeS5JVld5bsg1SthYLlOdEm0SSZImJRNBrHdZbVsu12WnPFREY5nPiACYWCTNFCkgJqIJ+3h2xHypFGez5qVshYx/bCPC3bcMFPMT5dQJUt0sTYxUl6qkF2nTW8ZLM9hVtNLUqNB0CRvUcvd8LQLuk+KAZJDAvhMqDACggAEsWAgASegTpAuE4SI98YYcIJzM9lLmz9x5jMXp6U2V2DfrY+CKSydovkZ40kUrj7tKlYknnx1qhUzCWI0sROWUQLFIvqtKYw/TdTdQuVJEEiAQZ8UzxgkDq4mJZOmgCQQTOBImOE4DGIn4dQk1HOvj/LQf7/HgeFRUi5ZcXRORzWQy+SjWvShtzUXzGQt4+CljJ6tuSaltWKx9K880lQB5UgecszdLDqI4NCDFpEQ3Sc48RnAAknATlkJo11GAMsfkeMU3cGcXcz+WzGPsZWMbZyEeVlv5TAxRwZXCbqwsmfu1MFacR5K3ikmlmZbDQCzBY666mVVYM7gpZUsIBDKAGUsdEZr4mA1EQsjUVkAAiZCSo0sF8QGUiCDGOQmBjGABBzpp1N0bQuYuzunGd9M9+jYexhcLNmcjYqR7Uju7g3Hh9sRmS7cwlW5ksrYy2KlpUWS8yUr96VnSdWVEZwioPNs3FFwrE+ZJBGsaEBAhlYEtoJCQU0iSZrlu+G0G2gaCYGknAE44mI4jCeOIwde3txdtxYq4bHdz/1+9WM2XWnY3FHkCYYzh6BlkhgpxVq9KpelrSIqldLdv1CWebUvpYswW04KHSTpuGGmCCThqERp4AZDE1A63SNTAAEcIHWcs8ccfjS5jt4bYy65Gxi8Tl79alNHZr2auCybY+/YsWkx7T0iIUoyMckxEnpGQyRRGwwK9BI+XfCqShQtEaoBx4mYIgCccgRxMUzArgzA+2chP4d8jhUhUzItOmk7wtKlSosxrRCtVMwrxiU1a6s6165kBMaAt0JoNTpwLRqMSRJx4ntPbUdGYm1fx5+PInxPhxNbAIg5ULYCmpmoaUWQx1xbyQQyV6tCzK8mSyglh2/kmy0VWKOnUtWkycly0oZjbRrQAhkil0XovWwsEwZkGABjMqJBIWMcCFJBgyBnES0AD8eE/LLL316n0mMxeLwF/cOIjyQe1atPj6V6mlv9TnsjHPVxdU2TEGky1aJYZG9Jz0hF1EaBigutqUXGUKAJAJwGMnIfSxwxwJPE0+oySYGPTt6ukUrYtZKtqH1sxWyUtr6cyLHFOsk9X6GrDWnj6zMshklKWJinphfXYEssaAxsiDwLIIHEDPDq4DLGevjg5ZjnSfHg8lYsJft7izld4spZnXHQiCpWapUu34a1OQxvPYsY3IwGKzIpkBkkCkdCf0xSu27YYGDqGP1YExGIAGAzAxg5yanFzwnBTPZ0x4T1U0u6EQq7F3m/rTzNax+WtsbEhcRCaCYpVg6jpDVrrosaDRV5nQa8YvO/DyndEZft7nxU1q8mJPMtvP8A8+2Pcw+NFO09YyduNv6DXr/VfJTppl7yaeYOnT9uvHnOztK2zQcCD8zXd725G8fhEf8AKKkM1iDH1eIJXy5lgV001+HFjyQIkVWFyQYypQwUAjyfWUI6YbADaEeMYUgeX+bjZ5DZCcxniLbfIffWXzi5q2MT+daeTycj/M/f5cdpXLUnzvyI/t58vw4VKkOdtSf7Efy4E01N6d/+ocfDQfDX5RwBxNFGE16r+A15jy4JaaIoyrnT4eHL/Zy4L50qFEg/w/x15efCpVn1+PPw08x/H7ufD0q96/LXXx189Pjrw1KvPU18/t8OR4emrBpdAT46c/5f7uEKaMMM64Xf3jt2DcX7jXuYf12mh2ze7e7GiCvqkQ2l2q2ZTsV9CCNI780+qjn1a68+Os2dhm2lm3On9MHt8RJ+MjOsXmLG3cGqT4F+U/GZrWNSyHpUMvbabSKK7VWf5SdIsfiq9yc+mrBnYPGfv0I8efGla2Hn3EsWhquHBYzljAHxw7ayG3oto1wkAD6pyAGJJ7uNb29v/tU70sdldjbll9uPczd3cjP9q+1+5bGEwe4d3YqRd17hxcke8qeSjpbuywKYlpamR9enjFpyzXvo0hrxwGV/ubk/pn/x7s7XbbLmg5Pb3Fq2bO6v37t7VcuW0Q+ZHnWbaNcc3rRt+ZKiz50uXCL8hN6w/mvc3dzvNj+6/bXb7NtrS2tuQtprhVQDou3LiouhxcKS7P5ehAsm3MX7GXbSXEz0f/4wHPjCSxnKw7f7xrVjzq1q8EGRrYb9IyKCrWvQyS2Kszus0djoSWH0xpyJ3X8K22BbknKP2rXAI/1BdeiZINz98o1MICuqiCplWDV1lrc/yt5RReZ7/wDd6JJ/ZW9OsYAhP2zkCZLKWMhgAylaadj9jnt1VEcWUzHc6o8lZoIjYq928NHZvLGgeesuQ7VZkQRGeNpZIWMxCSqqt1DXidbf8NbgE7Lk22IBBJt79WIHDVp5ooJjAEBZKmRGFVjzb+VbAA3fMLvH6tiV1GCOO168YxgEYzBpCsfsfdqoa00lnfPcasVX+nJZ3DumisYExMoWC17drnW30ko9Iu6r1oGbRWKcG3LP4k3Drbs8jadUnRvGPDD/AP2sRqGIAJgxiRNGeefyQiG6++TQF/PtABnnhs84kgzEjHwkioT3l+xvmbmXq/8Ab3v3tLaeGbGVRZq9xB3JzdtsxE031lts3jezO2auOpWwY/SqmrK0JHOdy4UXrPpv+Dbm3Lcx5L6hO4DEf9Ju9tpKk4ELe311mYZMwdVMYWxBNZ9/1V/K63zc2e75WEOP622vADslNqoAyMYx/diBTJb9jDu6kvSfdD7aJ0bXpEu6d9YhweXT1fqHbF4xoNf48+LFv0v/AOPTwt/k3r3yx/Y21J9632kVUv8ArH+aonb730rJ/vTchf8A+nEZ9dYP+xb3t6Gar7h/bRZ5fKP+7NyFSFDFABa7dQsB83ME6Dx4ut6a/wDGVgFflX8g22H+CyffGqqierv57DF/3PotkP8Aj3Iw9qKBTMu/see6iCULje6ftnykJOjfT98cRHNMmh5f9bt+opJOh05Hl9nEVz0b/wCOF6PF62sJx17In/lssKsn1x/MSrDj0vcu8NF54P8AxX0NJU/7IXvXWQR1b/ZjKRH5VbHd79iszhuRbot26Yk10+C+P4cVG9B/+NLPP+reqbScdewukg+zaEfGif17/MqWwq7D0+9wZadwon/i3ftxFNzKfsl+/iknVW2Vt3LNIzmM43up2rtFtAGfpMm9qYcBBrqRy5+Z4nX+PP8Axpv+Gx6s5xZAAkXeXX/ZP/SD8ag//I/8z2Bq3Pp/ld444297bHfgd0ftiowzX7Qv7huEvYXHWuyF57O45cymFStvTtrkEuLtumt7LSmWl3Bmjq1qtWZC0kzRI8kkaKxZ0U1rX8Rfwdu0vvtvXJNux5esnl11SvmkrbwdUJLEHBQSIYkAAkaI/k/+R9sLbbv0wAL5YJG7RgSsl4Ks4AUDEkxMCZIBb9z9pX9xSuAw9ufcC/GDoHxMe3s5ErpoegSYTdeQQNo3zfZpxXP8I/xBeJQfyBy+1h/7u2Fsn2PeXCp//wAt+uba+P0pfuCf/b3DXP8AksvTCyf7YH7gtFHE/ti70KUVlC1e3W4L41A5sDQjuLz0Phy1/hww/gL+PLvh2f8AIfIYnDW1pR//AFM/hQ//AJo9UWWHm+keZx/hF1vltqlTC/tAe4jI4PEZPcG7Zdg5W7t7I5nI4Ddnt09xDXMBkcfWDx7XuZHE7Ryte7m8tIfTpPCn0rNzsyVV58ZW6/gf0+reXtPUu23ii9bQmwdiyuLhg3ULcxRhatZ3Syi5GFpLpIq7sP5o3e4AO/5BzTZu1u6wFy3f8Jt/Srldswm6P8qDEn9U2hMRH3v/AG2e5fYvtLuPu5uju/2hymG2tVSW7tpNn95cBuozT5TGYjGUYk3L2wp7fhu5e7lVFYS31RyjBigC9XA8+/hnmXLNjuuY2r25bbbW091me1ZNtkTNg9jeXn0wMSbXhkE4aivtnKPUXpXmSGzZ5zyd955Vllsh90ty690S1i0Luzthr1iD5wJVNUBHfOtZ2bvV8RhtxZdPSSWlibtapYSGBZEv5t4sLUeJgi6yhrruAo6tE5ceHX9oLdwJ+aflj7oArpLVxQGdDgFMccTh8yab92/kLU0UuVs2MpkhTx8N7JZK5YyF+WWCtGsvrW7MhsSiNz6Q9Rz0Rqq8tAOM25ZXV5gPiJkDp2ZRVg6RpDBWUKMcMB1dndWFbJ3DNG8FmyvqygL6Vm1ErO7gBQYnRANSCCNek8tNAOKu4RFlGUAgYmBPH20dpQXF1ACD07q/Qm/aR7Sf9nPYV2XpWq5izvcNMz3VzssurW5590WlqYo25mLSTyRYXEw9LOSQr6cc7bdLxfcJ/ls0CMoXwgjviaucoX/p3vmJuXWOEfSp0jLuJ9tbI+vmdfI+Xn93Ly4I9la1Bs/8PD46kan4cOcKVF5G111/lp+HCBjKmFal/alkpIf9X7ZnsmSK1FS3Lj4mCqVkr647JJGikgAxtXY+Hhx5J/H+7027+wcyTpuL/wArf/Ca9n9fbYXLO33yD6Cbbdx8S/EH31aC9H+YeTAj7CCDrrpzHjx6ch68q8muA5qaRI3iKf0HhaOD/ptIHR0iaHSP0G9MlUeLp0KnQrpoeLtsqcap30vI2q8GDt4vECCwOOrHMHOcjSZNio8hbuyXnuiCSvVhghhvSRwo0Zcz2Ioo+UUxeGvIsnyuskevioPE6L4S2Gome3Dt6uzvrT23OrvLtrat7JbJvi4zszWlZiMNKEnErBuBl+llaDgYpahgioVrzVpHRpopJNbFo+kJxA0SSmSZulJZX6fUlY9TkAseXCYgYnp2VSO8u73cWRfVSFYDwpjp1A6YUYhROlQMASBQsWMr27Ve/Ob6okNaM4q2iJFrVjeKJbEcollAh9VvkjZYnY9RDnpYGyBXLniO+Px/Grp5zuNptbmwtCwWLufOWS0OQTpIgY6R4mBcAaQVxBVRQqtUjhkNox1XtWiK9ixUSWaeY3LBniqzRRTJLOCVV9QGY6aFteC0qAC2JA6e2qtrmm5TdG5ZFsXbgVBrRX0gDQukuCVIGZWJwBkCKWKVWuyUnhkvxwwVYErwwX7MEJhB9WMTQxPGsrMHAbrLagactOI2A1S0yMM6V3mG5RryX1svee4xdmtqzavpOlmBKgQSIjMnjSjViqzRx3qmXmFZqYD2o7te8lmijeswsXbq3A1RYw2rAqwUn5hzPEZW2yzJ0Z4HA957jVq5vN3ZuNst3tLf7nzZFtrb2ylwqFBW3bNuH+kgEEEx4SIFKONxsWMHXVsWrSSVa9Vak08H0s0cCgVmjHQI+tKw6F0+QpqdNWJ4eBkMZ7abmHNr3Mzp3NqzadbruXRGDgsSXDYkkFzqM4hoxgAUsRSmCAeqyRiNXZz1gRRR9TdCmR+gdMURVSToOXw4IAKIrLuEXb0WgTqIgRiTGOAnMyYo56yRDrldY1DKpaRggDSOsSDU6AM8sgUDxJOnieGJAxNDbS5dbRaBZyCYGOABJPsAJPUBNGKMqFrCRvG6xzllKOrhPXBlZNVYgET+py8hp5EcASBl11Y3Nu4otvdVlZkjEQTpwnHs0+2aX4JRqNQDp5aeI+3+PlwcmJqrWl798/3Idrts+zjf3tgbemCt93e98+06lvt1UsNkcxV7YYHcOO3PuvLbojpF6+3ql+xjsfXrVr0kFq+tkyQRvHG8i4u6uW9/vbOy24FzytyrXoxW2VVmRWOXma9LC39Q0hmAET0np3l9y/uv3VxJ2aqyknJiwiAD9WBM8B11zQ+13uttqu1LYe6Eq4XI61KO38hab08XkVjhSGvjEtPMn0d9IoRHFDKeiUaLE5YdB4v1h6T3+2uNzPZE3tu2LADxIeJ46gc5GR4ca989K822ZP7PcQl78pP0t2ScAew59dTJ3DfP9mt0/wCp6Mdiba+UM1iXoLsuItlmM6SAM0ghZ9CrnkFGmvHB7O8lxTZcgP0x+/trp+Y7S9sm/d2Mdu2YPCfs4jqq0fZ/3J4eanGy2o7TRvWmq1YTClqUO/rLDX6ZH9ZZB+V/AEjx8BFutlcuGQuBzjs41c5ZzizZGrV4YwBzk8AKtXsbbvd73Zd0dvdob22YMhs3NZWnufLxbr7ebn3Lt7a+2qVuuNwZ+fN/6h2ztpL9PFSRmKFZC0zsYfnLcvQPQHJzd5gu9e7csWNmwvMytaVjpIKqguAlndtKjSjxOsgBSapepPUHKOXcq3HMOb3Va61oi1ZIci48Epb1IG06iIkgAYyeFdRm3sPg9vVI8VtrCYXbeEqNL9Hhtu4bGbfw9X15GmmeriMNUoY2o1idzJJ6cSdTsSefHpbbjcbu8dxuXZ7rHEsSx7pMmBwr5EvXLt1w99me7AksxY4YASSTAGA6gIFE99YbH5jAmxbwtjOXMBOcxhK9KOzYvwZGStYw9m3QqVsvg2tXIsNlbQVDag1BIEiE68T2Sy3ABp8XhMxGkkTiwIGQnuyOVRJg0zAPTqOExwpEy2MwW5cDalPbKTcdzYU/0m0MZuiu8NefLU5mx8VrHxU7GcvLi8SsjSdTQzWUgDRwxliCyBu+Yt6ba3XJhvC5UEEFsPpJBKxKnPVpGTyVlS5CsPFEieMcJk94nroriIMxLSr4mx2Iw+HwteWe7PicluDFSn9bxUpoUb+KpfQ2cZ6hp1GYkTtLE1usHkOkzKTOVcuL6lwPCVzhiSQYjSSTjwnVBYRJiPq8x5OZg9XXOPzjMA05sFV3PhvSTDdu9k7foT2EpvTqZWPHT4zCwQwzRCc42GehlLP6pctufSjiGn/EWEjQvLwz3QWiT4TnEAA9gEY4RGWIpE2iDqZ9Q9sknE9nD20/MbHnP1XKW8nZqDHPGKmGxtJpwsNeO7bnF+/6k0sc+Us1pYYndOhFERCooYkxnSFEYscT2Z4DHLjMT1k4QDFdIVRjxPX90Y9deZisr3aE8Gx6W5bFtRQyGV+u21iL+JxcFmC3FFJfyvRlrtGWwWf6asWTVG6xo/Oa0zhWXzhbQYwfMIY/7KqyyOt9I6j1DAzJM8I/qIpAw+Imx+ayOUfbWMlmyGz62IqjH4xcV6qYWxbeTDZTJWLcteGtmxLWFeI1wkHpM2p6pBwLPcZCdZ+oGDpwwgYgazEkkZDgBgTKxRlCgkQxnEmZ4xlh1zjRv6bedSjio6G3NkWjLJZfK4qaxDFjsXklydi5ic9WEGIxdfIRY2ksUZrJEk7TuGWYFHmci03C4vMG0xqhpI0kMJBnxGFggAJM8ELTagyGzkdvYcTHXPspUw+P3HRv40Jhdh4jBwyyJdr4erKMt9NdGSlvtUux16lSGVp0odaiErZYTH+npGeGuXrtwS912PUZIywGJ6yceoZDVgH6UGAdR44ZznHd35xOGKxLT3W6476XP4ui1SGsliKPFTWKL+i9qF61SpLZWeCtJj5YgGed2WWAdIUOxA/9ObhZ/MK+ycs+rFu/A9lINgRAn29fTqo5gcVkMOtmO7uXLbkWy7zLJmIMdDNUmkt3bcy1Bi69OCOpIbvQEaN2RIo1D6LzBvLytqVHVqLcBxPWZJ4STgBACZtUSFB7BFL6vo3I8+XB28scqBpIr2SpXsNE0gcekGAjhmkrqweWKclvQMcnV60CPqpU9SgknQcWgzcYOHET88PfUfdXsWMxqvG5qpLNHHHEJ5S5maOHX0VZlZR/Q1+TQDo0BXQgHiTW8aeHcKGONHVr1I5/qRBEs3pLCJBDCHWNPR6EWQIJNEFdQBroAvLy4E3GA0ydJ93TGniaxlcanQ8uZ+88U7uJmphgMaifu7L07D3QdR/+ibeoPPkYXX7T4txhc+IXk+6bq29z/lNbHI8eabdf/rp86RO25c9v9vupK9UFxgELqADlLumgDcvt4802yltkjjOD8zXoG5IXeOD1/YKfZMrenoW06HI5uNG6RofzeI+P28T+Wxymq2pROWdLe2WlOSlZ2Yhacy6dTkal64BIYkE+PPx43/TaON+5bIWj81rH54V/ZqBmbg+TU93kP9tNAPHX7+O1rlaTppOR+HP+/wDjz4VKkid+Z/x5f258NSptzSf9RLoTykIH/wCE6Ej+HEZiaP8ALWSyH+HLl5f7OHGdDkMaMq+mh/D/AH8PM4UOdCCQk+P26D/b9/BAU9ZCQfz+Ov28KlXnq/dpz8/x/u4elXxl1+HP4fjwqVexazTQwDmZ5ooQPiZHSMeH/wAXCppgV+eF78d8HfHvT93O5EkE0eZ9x3d2KtKWQKK2G3jkdtUelixDotXEIq6/5Ty0047NBoFsOD4EUd4Cjp8KxN43m7m4D2D3ALVbtl4qfc8uE23VCz3d274/Q6sIX1PXsZjN1dsU0Eaks/U9pFGnj1aDTjsfTFhb/qHa2XDC0161LCRC6g5MjKIJPVXFepbzbTkO8vLBuixdK4AjVoIXCccYETjX6ise2Z4Y1q4vcQk/Roo9vUo0sVaFU08Ov6Y30tm5h1ga1jbGPeJ44HmWCSMhnDcJuaWS/nbvbaReJvNgzHVchxqVbs6XVlYM4UsGkLBrn05TuVthNvuNTWLa2RGlUi2NBIY241KVKkKWAK/VNZfoG5GyGSjx27JWmp/SCKGldwMs86Sg6izFZgf6KaQRyyFWZg3p+PPkhzLlQ29pt1s10Pqkst4BYy0lSNQxUAgCJywxA8v5ib90bfeM1xQnhU2icZzkeEtDHE46eHAa/tfes0lWOxmreSgQqTLfxO0LkEXrRoLMZgvETIEb8xiVywX5eQGobbm3IUV2t7dLVw8EublSYJ0mUw7tRETjxodzyrnFxlS5fa7bETrt2GAkY4MeBziZjDhSfb2bueRCqR7fkFX1U659pYuZ70tizBIlqrFWniihSrFTAcMsbSB1J6imgsWud8oB8f7ka4wG4uAKFUgqxYEnUWJEFgIIEA1Uv8l5ySDtn248tSJO3UkljgU0sAoUAyCBOoZxFCy7P3vNGHL7FmsaTQiW5jcyhFUzRyrAa9WxCsQ9eL1QUk5lhqBpwyc75AjaY5gtrAwr2j4oInUwM4HTiuUwTNQPyD1ERrU8sN3EAtaujwzIEKQBiNWB6qAqbM3dAbkeRo7Rv1LViN0joXc1jniqxCu8VRlsZR4rKxTwBgW6NRy08+Dv885LcCNtrm9t3kUgl1tOCxkFvDbBWQYwnvqXacp9RbW75jpsGE4FGuqQIyAZtJHeKNnZ9sktJtHGyv6hk1i3ReQHQnoLQPm/p25eIKkMfEcQjndnJd7dCxGNhD3wRan4yOupv9H3YH/2to48NxcHvHmRSNN29oFtW7a05NZZZ3EGapyJJLYmeeUvFNcljkDTOToVKgHQADlxdX1JfiBzRxgBjaYEACBBCgjAdc8TjVY8juJgNhmxPh3EySSTILnjwiOGVIeQ7WbWvs73O0YOqRIUhp7YnQ+lGIwUgbCW1dpANXY9RcjU8ydb239V8zsALZ5wuZILG+DiZz81YjgMIGGQEVr3JFuj9Tlt/SABCvaOXZ5bSe0yTSDP2e7dx1mjXsqkkydc8Kz7M2u3r2EFho4bNuLZzmOCWSbQsVbpVVKjVRxfT1h6guXQ7c7UIYBI3F/BcJKqdziQBIEiSTOZqoeQ7G3bKDld+cwDbtETjEkWMpPbhEZCmnc7M9qJlx01jslWx2S6Ery3otk7XlsYCG4lWbKJUtDCY4yQyTQLDIIiPWEauRqqaatv1d6oBuLb52Lm3xKqdxeAulSQmpTcuQYOoavpkjiao/6JySUfdcoJcRqDbe1CyPFDJbtt4SfysNUYyMKTz2o7S17voPtjPUawhhsoYYmxFaWSWfpkxyDCbzw2QMlaI9TSFAhUaKzPoDbHqj1Y9jzU3O2e7qIMnzGAAwf9XbXUAY4BZmcwFqi/JuQpcFtrF5EgEfoogmfpOi7bYwOOUZeIUBL217SpkkaN9/UkaCaIR4zeHdWvjvVRjKssktXum9ivOET01R1SN2YfKW5hWef+sP2hF07C7c1zL2Njrgn6Qp2IUqJxIJYBZJ62v8q9MfuxcRb1tdMQp3OkkcTp3QIYxlAGMAYTRSfYG0hYuDE9we5mJrVyaSI+6u82RY3IzXkezA0+by4em0UpVGClS4Pj0nqspzvmxtWzvOXcuvXW8Ui3y9PCdQCmEt+KRJEyBHXhCeXcn1XBt9zuLaKSuLb4+KAZSbr4AHMCCcOGOhz/AMhbPRdqvZx2/wC2eP7g7qz+Q78986D38be3DdyFS3tTtTh7O7s5eyVDL7fo5Sd23jY2+AyT+kf6ZYuNNNG3zht56Y53vX2G125t7PbbNCttUYPvL+uEe1edAg2u13QYFQSWC+GTOzyLktjbcxTcWL73gpZ2/UdpgBdTreQMTrKQUk4AnDGuJzenqTwbawZMj/ru6IrN1HkQuMXtqvHPO/MlSktrIAkc+cWg5g8eA75Dbd9TCQpggZknDLpjXrljzRZVACVdxMn8oxPvke6kG3dklkksIWRZZHbrBDvrO/r9BYnojZQCNFGuhI5cZZAUAOZYcPhPyzrSBLAsBh7/AOnHKpW7EbMvdzu7Xb3YtWA2Lm5d2YTFQoEDvKtu9DA8ZHXK79XqHnovLmBxnc1ueTaZ7Qk6DA7flU3m+TZ1ESVBPbkY7a/Te2btypsbZ+0NjY9ESlsvam3tp1kTRVCYDEVMY5ULoNHmrs3h/m4wLai3ZVT9QA9/H41ubWz+221vb8VQA9/H4zTmMuo8fEcGsDE51YrAyDx18fL/ABH+zhs6VBNJz5+Hjy008/t8uG4U1aNOzG7oNu9z9nz+q0dLJ3JMFdYxhEWLMq+PXqdjq0P1zRMfL5QdOPnb0vzNNn6g25mLN0+WcP78B/6or6P5/wAuO+5FubRH6qprUTmU8UR3SK2H5mOf07EcMprzgdKuIY5pFKuOtI4pWEbSPGpCltQrEMQdND7wMRANeFWmsreV76B7U5SVBwwJIxgHEgQSMJEzTRSKx61MyQusghkGUklkWdJoXjk9Go0yRRCzOLBV9QvRCgdQfn0NtDgQM4+NBunsG3dhwbetTaAGmCCNTQSSq6ZABMudJI8JIJUqedSDGwLdr4+tSoUa8lOGgL87zVYY4nD35pxCazenp0RxK+h/5mvPi2ATDao9g6YZUW533Izd3F07e5uL92/cZbhum2qoxJEW1WdYmdTOVn8lHrdS7Yxq0JJ2uyy/UxT2DHDU1imrWUjknh6xBIySOgJUDp1LKnUo0l0gkMOBn3Y0HLt/s9vzH94qCzbUKVWWfxKyEhWjUAQGOJ/wloJpVip3C00ku48tJJI9gxdCY2KCNZI4o4Y2rPSmWY1zD1BiVZmdifEAMAJGZA7TQNzHZnSlvl21WyFXVJuszEEliHFxSuoHTEEAKsYgyYMNq5lbqSvLDRGPxSVp4iQBM8uSfKLWJcxs00fpxShlbSMLpzIIUKTL4wcMezsxialtbrbbPlO3NpUfeHcXzcVs4C2RYLYSNJ1smkiW1TThhooZfVGUy/Sssc8MEOQENauY4RDFHFHDApasoHX6bl0L6Eg6cMyhpOMHtMfOqp5m4TQNrsy+kqWa1qdpYsSSzEBz9OpQracARSutCh+nxY6JHr041ijMNOU1jLAiuv09h4gHlhljlIceLeOuvPhFVIhvpHDhSHNeYfv25pcYXN85J1XBrhiQdShsmUgaTkuQEYUY/TKLpHG818wrMjxxPemaKEo0zKK6661WUTsquhVo0AVSFAHA6bZMNjP3H7zU6c83yObqJYW6VILC0oLagoOrDxzpBYNIZiWYEmaHfF154HrvZyLxTCVJzNeltmZLFeWtPGwtesqo8EzAALopOqgNoQxRTgcR0NBa5zuLO5XdLa24vJp06bappKMGU+DSSQQMziBBkYUeioQQP6i3b/pqyyClayUk9AsojHSYbHWwOkfJuolXYvzPAtbQzBOIIzMYiMu6kvM9w66DZ24cj/MSyq3cyZ1LAiTiIxUBcAKNYavXx30sMMysv0MVFY/Ujkm1x/XJDJYl9aaW1ZeGSTqcnTloAOHChDp4QI9gj5ddWOab2/zMXL+4U+YL7XZghf1Y1BFgKiBgsKBxxNVT903u1yXt17bbgzWEweM3V3n3T3Dudkfbn2U+n+szPcHuXYjxc2I3JkrKXz6+zKmDztPPXFWvWSvWmhpSymWYyCtuzubvk8t5Yy/6vulZgxjRt7SEi7eeREWlEjUdLXGVcQGrN2m0fc3dJE2AAzEdUmR3yCPeeFajt8/sVZrvhgbfdDeHuo30fc33Dih3h3X3huTA4fePbHc/c/JoLGdelVwb7Z3Fh8LSuP8ASVZla2BVhUJEsXRGsO3sbHloG25YH/bIW8bGWuEmWuuDiGuNLtjMtiZmuis7x9t4bX+XwGQAGQA6vj141pk9wnsZ7+e07OQbJ767WxkBzYv/AOit97WvHcPb7uBSxrxG1ZwWWlrVMhTuwQtHNZxWTq08nV6gzRNGUmk6CzuLG6WEMOBLDI9/aO3hXd8nv7fmFgm0Yvr9SnPv7j1/KnF2b7zxfRRdqO808l3A3o2pbe3nkNbOQwBX5auOzjvG8uYwI6FC2WL2KqnR/UjGsfmPqr0N+4duZcjQLuJlrIwD9bJjAY8VyY5QcD6XyH1DctAcu5sZ2+S3DiV6lfDEDg2Y44ZRd7kNj7u7F5vb+79lbVtZ7ttUy9Sx3Y3Bsq/Jdp7FpZl4Y9pQ5Orjvq32rHu2NpLFfLNBJjtFjjDerMitV9Fcstc1R7+/t3Dsbb6CMVJYHxgkQYXANEMJzBisT1pp5Tvtum2Xw3JZnUghRgFgdZJ1TiCAa67v2zqPtG3Xs3aXebsX3N7q5rcmdxV7ZX/bDvF3N21uLL9vt0WcbFc3Jt7D4/A7R2XDui3kcXQexjrojnNrGLNJFBFJFZWH0F9jyvlFx7HL9nZ29zcfnD3rjOinVotm7ccKJ0lwo1tpEtpBnyb1NzD1PdtDYc2uC5y5WDqy2lRXAwBLAT4SYKzAJ7RW3em5BPjowH4EfH7efD2QQa4dxDRR2vkYp7dynHFfSWg0KzTWMVk6dKVpkWVDj8lbpw4/KhVPzmrLMsbaqxDAjidQxAZh4cRmMY7JmO0gTwmo449PdTQPbbCSNl0izW8qVLN5qTcVzGUdz3amPjzE+akz9uxTjhCyU4Lt6V1nhjdY5oXdJA4dtZfMRQpa3bZkEDUCZGAEgkg6YGmQdOQgUepowgHLIfdn29eNOTBbRwO3JUs4yGdbawXYJ7k0kEli+l+xWszG/JHWh9VlmqIyhPTTr6nZWkYuYmuFk0AAWhEAThHHPE4mS0nExAwpM7v9RnGnYkvP/wBfD4acRkDhQ0djk1I0Phy+0H+x4Gmo4ra/H/ePu5efCp6yDf3/AN38fMcOTOdKh1bwP9tdOGpqMJJ8fDX8PDz/AB4VKhlk0Pl5ePh9unLhUqFD+A1/hp4fd48KlXjS6Hx0/n5a/wAOJLZgxT0ZSdToNdfu1H+ziyp4VEQRnRlZOY08B+J+I8eCEzjQ0aDgjn/uPBxhNKik7aHUefn/ALeKl4RlUq4rUPd4pNO3+6eYHVi5k1OpGjFVPLkfA/HjnvUOHJd03/0H+Vbnp8TzbbD/AOunzon23upV2DtqNofXKUbB162QSepkbzjTl8uitp4njzra3gmzQAT4ffJPZXd7q0X3dzGJb3YCno2UXVOmAAaM7fM/MDUhA3Tpz15nQ+HhxZ884QsYVX8mJxpc2vdWxftgJ0BKpbXVzzaeEEc1AH4cb/py55m5uYR+n82FYvPU0ba3Jmbn/wAJp4ySf3/z+38Dx19cxSfK/wBuvLTmf58NSpLlcA6/b4+Onx+HA4kRTU1ZJdZZD8ZHPx5Fzp+HAfOpIwArNJOXjp/b+HBTFMccKMrL9un8+CFDGNCLL+On4f4cPSrP1T56/ZoTwqVYmT/ZzP8AD+JPD0qwM2g8R+H+3w4VKhaF2OtkaNmYhYqlqC3MWIUCGpILErN8AscbE/ZwSiSF6zHvpcRPXX5le+Nwybo3jvDdM0hlk3NvTd26ZZD+aV9wbmy2ZaVm01Yyi8NPL8OO+Vla6bYxhjB6xMCuY3zt+4dgfDqJ+2rM/t/7Ok397v8A2WbKSKKQZ/v/ANnrFlGVnRqkXcDEbnvmUasTGmOxErOQfDjrvTjJY3l3eOf/ALbb7i7HE+VYuGB7YiuI9VWr97k/7O3Hm7i7ZtdQBvbi2JPYAcY4V+kbax9e1kJbcsHbuGY5WS7au1MnnsBf9Vbdu/a6mtY2xCwMtp7Dx9UatYd5OpXJfiva3D29stkHmTILQVVa3ZvJGlUWNLg5KqAwSECrBUaaz7pvee9xW2CFrupyly9ZJILMZlSCMSxBgFiSSDjRnaGzY9vtM+P2rgIYb1e6smdo7ssZe3ZFyw8jwGCbDUqnoMG+Vk5RAlOnQ84udc6/1HT+43e4N22yRabbLbVdCwDqF1mkcQcz4pmi5XsL2zVrdjbWBYulmLrfLlmOGINtRlkRlljTyqYuTHuz1KbwdSNGyRtReMoSWA6GroB/UIbXkdeXhy4xL27XcqFvOGxmTrB98nhh+NaFuzcsGbduD2FT9nXFHA2RUEGOVm05M1CrJodDzPozQ9Xzcz4fDiAjbHIgD/bYfMGpC+5Ago3/AAqfkRTZze/sBtq9WxuezWHxd6esLq08hJUx9iSmZXiFiOOzma5EbNA4B0YEqfgeNbYenOZc1277rl1i/e26vpLIGcBoB0kraOOIPDPtFZG/9Rct5XeXbb+9btX2XVpcqp0yRqAa4OIInKRQtPfu37mjR5PHzw8y0lC39UVVifRPTXsyoVOmhJIGvhwF/wBO8ysYNauK/U66e/6lHsHvp7PqXll7FLqMk5qdWHDJj7fhSum6MA5+XJHnz0aK39nMgK4/w4pHlHMRnaw71/Crg51ytsr2PaG/GvLGbx01adKOapVrjRMtea1FPLFDKQeiSaFokaRR8OocNb2G6S6rbjb3HsBvEFIBI6gZMHtimucy2dy0y7fc20vEHSWBIB4SCBI9tNR7W8tZvpd5dubAJY10u4y/A0epPQkrxXSJQi6AkKhOmvnxsrZ5H4fO2PNFOE6biEHrIBXCe81n/uOY4+VvuXtMxKkR1d/wNLWKs7qeJv1OfZE84jXoGLyWQFaSUyqWHz1VsQqtfXTVX1cjwUc6O8tcnVx+1XmCpOPmImoCOxtJ8XaMJ41b2t3mbT+5fYthhodomR/hBjTPA4kcM1hrG4FEhhxuMn6U1i9DcVyIyP0n5CZMGyxJ1cgwLnpOumvLiitvlxjXdurjjNlTA68LuPdAx41f1b/8lu02GEXWE/8A9sgY8fhRupPk5YOq9Vlx8xdlNdMkckhUBdJBYWCspDkkdJQEafbxFet7RLkbdxcSPqKaD3aZb3zUtp90yar6m3cnIPrEdcgL8qydesEP84YEEOqNrqNDp1qdDz8eGU6TK4Hsn7KIyfqJ6d9NhNoYZEkjDZGRXMv/ANTkJbrxiVYlKwvdWw8aw+iPTXUqmraD5jrqnnW+JDfpAiPpQKDE5hYBmfEczh1Cs4cq2gBH6hBnNi0ZYAtqgCMBkMes1wwf+TP3TxmX95PajsbhbEtmj2E7GVMhm/VSmthN595txXN3ZCraerUpI8lTZW2sE0ZI6gk4Da66n087i+n8fbF90AL3Mt9ut2ApJXyduqbCwYZmYE3k3xidJkmBAqrc2G12u7t7ews3LdoEsQknzSXhmVFJ0gKBJOWOQrmAz11p94yKT8m1NsUcf0AsQuQ3G7X7oAB5SpVv9DdXMmIcuXLyjcjUjPHgZzHXC/f+Fddt1ZdI4ovsOr54U3XZ1dREwX5gqj5VjCs3gz6qVZ9dNAwJ1PGRdNpRJkgZ1dPgOpc/h7+Hsrcx+xp2dTuV74dmZq5UWzie2VO9vzImRCUikwtZp6SyKVK6z3FRFJIYlv489zm4LrWdvl5jz3qmJ+ye/torVsXHSywlXuAnuXxH5D413cx2i5Ls3zuWZjrzLMdWP8eICTMV0nGTnRtZ9fA/eNfDXy8Pjw1NXvq8vx58vPxPxPhwqfhXhfx8v7fjws6Vc7vpXQYjXCV7MMiy0ZC0k8sdmFjNA3VH8sZikQHXXkQCPDj5QFq95iNawdTh2EZQe+vq0Os+M+Hjww+dbXMJNBuPb23s+LmTaPcGNx+UlWTKWpDFPcija9AjyTArHDbEiKhbpTTTkBoPpLY3xf5fa3doszPaDYknEiSMyc5EcK8H5sXtcyubJrW2RUuFRps21JUHA5BZKx4jnmxzNRbt/NWLe3NuZrdLUcZm9yz1YV2oJrkc+Iv3bDRPtoC7elyeRzODjikNydkWNmgkkWKOIKeOt3mys2d7d22w13dtZUk3cw6qAfNwAVEckaFkmCoLFjXjXp71lzTd+mOWc59Vvtdjz/mr21GxW2Lb2L14kfsgHm9ev7VVf9xc0qpNu7cW3bsgUryZFplpS4nb9jKVrXr9TuRWKqaYs0p4WtyxVzG7Bo5Q5QoxUAltV4FNsgLDcOqlR3jMAjAT2iM8eFbV3nnMLotPy+1dv2LhYEgqhHhDI3i0rBxDAkEGBMyKO0ruQlVSNmzVA0VuV2u3cWqxT1r81dYJYq0c15/r6cSWYHjikUrJ0t0katN+2so2F9SZEAK2IKg4E4eEypBIOEjA4V7fOOdXkDNs79uVc/qXkhWS4yBSFlybiAXbbKjLDQ2kjF2VpYZYYJhU9AzIjmCxBFHYgLg/0p44/WRJYyOlgGKg+fELW4cgkQOIyPdWjZ3Vy7bW4RcUsAYbBhOMNDEAjI4kTxpWi9LpB9OIEnXlHHprr4+HhwwWGxE1LrY8TPeaV4Gi0XVI9SPH049Px0XTXgTkYFFrudZ95pSjeLTXoj+/00H36aKOBwyp/MaczNHInhbwSPXzHprz+zmgGmnDAAHKktx+sz3mjYWLXURR/NyOscemmvL/AC8wOCIHZRa7gw1H3mjsQi5BUi56EaRx8/D/ANuvhwIwONLzLmWpveaP9daONp7M8NOtT/663clCpFTpUlae/bmfQdEFajHK78wOgHiO/cSzaa+5i2ikk9QAk/CptuS9zyyTDgricJIw/wDVGNcyPZr3j9nO83vG76+/T3L9ztldrezfauKr2i9ueN3ZYmlnqT7hXJUsLLt7C4qnlMrnd2JsLB2792apWmkWzmgWkWGCAJz+x3djbbK7vt1Dc23zgBVBe4tpVVtAAA8EMiSYUkOZljW6lpNttlsWzDMAWkwNXHP3f1rZfsn96T9s9JI8TZ767kUBEWLMDsv3ZqYZo06Y2R7R25NYl8F0JgVfmHx04dt7DFWs317Sqx8HJ9kUabdm+hrc9/4RVtbl72YfuSdpd07A2V3U7dd9NsyRxZG9X2BuOBO4vb/JU+WN3bX2zl4KO8NvXsVPMALT01rsWaCTrR2QzWNxqYXbLEXFmJBB7cGAkH3GrFi7u+XX13FolLq5HMHsMGCDxBrl09zvsm3T7ce6+a7TdxE/U61+tLnO3W/69WSljt77W+q9BctRiUN9HlcbYYV8nVDu9OwNf+XJEz9fs79nfbbVlfXBh1HrHWD+HCvWeSb7ac92utfDuFjWvFTwI61OYPsORotgffnu/wBn3t3357bO8vbXfm4+xHu07V95uym3e8GO2R9Nd7XZPPYiba3120+5bYOe1uDDTZK1LBmdtVrE80dD1rVRYrK+nZo89bdnZf6VdZ121x7bkFiEI81LkFMit0IdRgE4GSM+d9Rf6JtucbVt6XG/R11FZZdAy81QerFGAkRiGWANkH7PvtGr9uti9x9+d46dLuD7Ufc7tTa+1Nhbt2nv8tT21n9n9wtwdWS3BjNsSYzc2wO4uz8zg8dewGdglq3Mcl1jA6yy2IQ/PL21Xl1rlxKXC9xLpeHDpKHQqtgsSx1EeLUsAwDOZzne2mjZcvu6jZuahKiGBSPCSDKkEhhENxGANdGPbw5jAUzsHde8Le99ybaisfRbrzKUY9z7t2rVsVKtDMbmfGQVMTlNyY0ZCtXv5GnDBDkhNWutDDLakiWhtrwupiP1VgN34we4ge+a8+323W24u2liy5wAyU5kY/AcII4TUmpJ4HTw+34Hny4sSCMKo50bST7D8Oeh+H8+I5nE0qDtZChRWM38hj6Andkg+vvVKRsOq9Tx1xamiNh0U6sqdRUcyNODnxwskxkAT8ADhTxxjCg4MvjJiBXvw2WY/KKizWy3wC/SxTBifLTXXhmDgyVaO4j5xSg9nvFK0NtdABFbPkR9HbB5E6gq8ClSp8fA8CRJwy91Iju94o+tnVf+XYHP/NWmB8efIpwtJ7PeKajKzoNCwlUHkC1ewPHn5RHhuylQv1MCjqMoRT0/M6sgJZ1iT86r+aVwo+08NSo2H56afy+/X7+HjrpqGVydOevMc/v4alSDlbl2vkK7RzyrjYMVNcuVq4rRT2JTm8NTks/Vz1bMypjMdZmkEEfp/UO2jMNBoQ0C2SRNyViSQAPFOUSSYAkwMcOIJROAGP4dO2m8vcjZTDCOu4q04y4zM0k8WVjXH4mjt1svUzeVyN27NRiGJo5vDtjBLCJTPemiESvE3qiVbdxT4kISBBKsJ1adAGBJLhlKDAspBHCTKPLTgRww9uAyiDPVBBxpwWd37fq/rsBzFFMht5/pL1GfM4ytMMk0cpgxzpJNZtV5pZ4GiJkhGjq2gbpPEilYDflZomGIzAOAGQkZY9YGFRvbfCBmJ9ntpyVr0UzVZKtxLlWzDYkjmT0mjIieBFeKWOKP1IyzsNTyPIjlxL9JKtgR049nzqGDE8KWxINAPEfzOn2fZwQPEZ01FrLeBH2+HL7eK1/KakTKoX7zyEdvdz9JGpoqo1582sQIoPmRq3HMepiRyHdn/wCg32V0HpxQecbYf/WHwBrHt3Ej7C2wGdU6sYW+bly+stEaa6acxxwW1tKNlaDEadH2mu23bt+7uQPzfYKd7fTxiMtIh/MmvUD0q2oJOp1AAX+7iceWnEe/8arw7TgZpe2s0Ys5D05EfSGMEISdAZD0k6+P5OOi9OBDevlCDCrPv/CsPnpbyrQYR4j8vxp1yPpqNfvHxPHVVzlJ80nidf8AZ/EfAcNSpLeTmf4/YPP+HAtNLDjTS9UEk6k6ksB8SSefLwJJ4HjUtDLJqPH/AGf7uXBA0JwFDrJ9v+/gqCsxIfHXXw1Gnx+7z4VPBrP1Dp/d958xw9NXhl0Hj4+Wuv46DyI4alReSbTUAk6/b5ef3cPSqKu9G7hsjsz3o3qz9P8Ao/s53X3OrFgvTLg+3248jXIZiFX+vXXQkjmeLWxQXN7Ztn6TcWe6RPwpxM4Z+6vzTbE8lfDQFgWkgwinn09YlGPC6eOikyAjlqPhx2W0bzLk5W5499cdfUhtWZIrcF+yvte5uH9yD2+NQx7Zaz262z3V7g08fGYOqzldk9ld8y7fiU2XhgiM258nSUGRlUMV6mAOo7XkvlftN0bp0bV7SW7rknwpf3FiyxwkkBHc4A5YCuS56z3b20Wz/mruNaCAZNizevgAnwqxZF0zh14V1gH3P/uF/wDbz0Kfs/7kduN9S767KYgWctthO6VSPB5zcMuM7kWo6e28nk8dJt/F4XGvce4XhsUfrEBEiiPT0/b+i/4n5jzkfvOc7T9iLG6YgbvbWF1KVay3mF1cXCG0+UVYPoJU6tQPk9n1T/KG25feR+S7q1uVNny38l7+uTDgIAysoEsTCssiCVANVc7u/uf/ALi3anC4TJxe2XbE8+Ry/c+bIYvffaDuXt+SjgMF3an2TseqbSbo2kFzmX2pt/J5VIVinkvpLWaJVjYM/V8p/gL0B6j325TlnNrp2lm5aRGs7vbX9eq3auXHEC5KAXIBkKGGlmBBFZdn+UfXO05dbv8AOdhatbx3u+C5triaVDsloMA1ojUVJJBkg4LA1Ve/bnvo7rWd09udobg257eodwbzynaXbeQ2vLv7dm1t61dxb5xO05N01sHtvIUc4c0+3svmbqxwJNqIaqrLIG634865l/FXpvZcnu8ybe82tMlrcXFLba29phZN0pNxSunzERZJwBYxwFdVY/kLm93f2uXna8vN25cspHmXUfVd0atKlmkqWMCDkAeJragygO4U6qGYKdBqwUnQ8uXMDjwQMdIJzivWygBMHwzh2iaqBvDuEu3e6/dC2208duqDbu2towWLNm7DSnoV8bFBelx8cs+Iy8bLdymW10IjHqJowl1VOPaOT+nhzD0fybbneXtpd3m83OlUttcVmfWA7ablvSEt2SNRJHiABQmT5Bzbn37L1bzncjZ2d3Y5fsds1xmuJbZUQpKLrS5rL3bwOkCcCWV1ECruzt35jau4c1nMNt+pLltz0Mh+n47HSR1qGPe9kmvLKtCKrLFaq1DAUjhkWILHqw6QRx6/zvkuy5vyyxy/fblxstpcTW7gs7hE0RrLAqzSCzAtLYGSDXjfIuf73lHN7/MthtEfd7tH0WkMImpy06ACGVdJAU6YXEQDVuK96DM1MTHZhWK1YowZXJCOpRkSGWwsa2oZJbJWIqmQeQdLKyxr82rKh48Xu7e5sL142mJtLcNtJZwSBOkgLjigBkEScMCRXuti+u829nz1UX3tq7iFIBIGoY4Ea9QjEAY4gGkLuRtKzl8NFPtfI3cPm8E9zI1VxMmSTF5WlFVW5JUvvgumtGJUq9KSyf01YaHpVnPGj6W51a2W+Nvm9q3f2G4Co3mBDctsW0hk83xGNUlV8RHWQorL9Vcgu8y5eLvKbjWOY7fU66Cwt3VC6ij+XAEhYDHAHMgFjVUMl3Q7g2MrZupnGx7vGtdcfjkjTC1jGhUPWoGSzAZCw6mk6nLE66kaDj2La+kvTVvZrtzt/MUGdbkm60n8zwpjgFgR1TXh+69W+on3r3vOW25GnQgAtLAzVJZZnEtLE44xUn4HunXzOXw2Jhp7xpta9CrZlsbz21bjMwANnIPazmz44KMSRRs5jdXA8BryHHJ8x9IXdjsr+8d9i4SWUDa31MflQLa3JLkkgSCO2Ma7HlnqzZcx3232Nqxv0uPpQk7qywLfmebm3AQRJ0kHqE4ClPePcujtvdeYwWP3ZnbeOxWLrJBdTbm18xLY3K0kz26tuWJ9qehhoaxhUSwRzytKZCoKhQavJPSu45ryexzDc7Pbpur15iUN/cWgtiAFZQRuJultR0uyKF0gkEmLnOvUnLeVc6vcttbzdttbNpRrWzYuk3pOpTjt4QLp8ShiWmBEUgp3YiuRxyHujuHb9uYzNPBBs3NpDTavEY60da1S3ffqT/XAgv1U1WNuZBIGt9vRr2WK/wCkbbc2ViCd1aJaTLFlfbIw0ZCLpJGAOJqjb9X7G8Aw5tu9vdJMj9tdAUAHTBt7l1Jc5ykA4kZU4IO8OZuFko938JgWjkgCSZivuVY54Z19NjJHPgdwpF9Gf6kurxg/5Gbw4zrnojY2AG3HJNxuAQZFprEgjHAi9ZJ1ZLg3+ICtSx6xu3DG357ZsgRBuruAIOGINq6MM2xA/tJp2V+7m87elfFb/wC3ksqo8jy387QsRPHVjQTR11v43bhnuXCC8KeovUT0Kp04xrnovkdn9Xect5mqEgAJZdSCxME6Hvwq4BjBiJJrYX1dzl0I2nNOWtcClpa9bIIUSQNduzLNEqJGPhANfm9+/Xv7L7p/e97l+9stuafFdwu8W5WwJuPEXr7H2rJW2Fs6BTA0kSivsvadRz0f0yGLDxY8UP5INvknNT6XsMj2uR7W1y4eWSU87bqf3brqzF3evubk8dXXXp3pu9uOb7OzzLcAq+7RbxBABAcDSCoLAEJpkDwnMATWuCpebLx5PNShfU3LnsnddFbXopRStXowqCNBHHHIyry0HTy8jx5JfuaSRbx6s8JAJ+Pd113QJZdB7u2Bh0NfaofnJXkxcMyI0fSw6V060kCgagu+pZz8NNOMq5bOqfzHhPSe7hRq1onS2AHT+pzMxXXJ/wCO72kXBdte8neq1XAm3NksTsXD2nhMetWtI+Zy/wBOSoIRWhrg+P8AzBr48c3uX8zfMhB/RSAZ4tiR3wBV/ZKjbk3FxVUjuLH7l44410qV7GunwA+Ph4fZw1atKiS8vH+2un+HCpUMJvLXx5fx8NfjpwqavfU/Hnz/AMdfLx4VKufqC7X+lQkosokdQU1k0UhTqdCp1JXp10114+Wrdy2bOY1/KvqRkueZhOmKvb7b9zDP9t7mIZy9naefuUek6K30OWQZSiwQ6kKs72FHiB08ewehd+N5ybyixNyxdZThkD4l9mJjuryz13sTtuapuR9F+yD/ALy+E/DTUj2MfH68VyeSWzfhi9Bcg0VGK50EBSPqKdOtMiyBR1KjKpA00049AtXTpNpcLbHKTB9kwfbNeXXOX2fNXdXfHvkQqLpVBcg4EB1RWAIzCkA9VFIatSGJYY4umFCxRDLPIqdckkraCSQkgyOTp4AnlxdV3ZwXInDq7qqW9rY29sWrSxbEwJY5kk5nrJoykVfX5q0J0IHUY0bXmT4HqPhzPFiZPhYjsqP9vYI+hY7ppVr+lCqxxJHDGuukcSLEi9ZLP0InSi9TMSfiST4ngTLYkktUiW7dtAlsBUHAYAezLpNKMcnMc9Pj/MDlwvEAZGNF3UpxSgAanx0+zXQDU/ZwJmKIkAUbSX4E6efhy/En7OH0wJalShFKdOR5fDXXRvs8vs4AgZ09KUcvx+A5c9dPEaeI8+GkEinxo7DJ5/b5Dz+77eEccKQ66j3vtfs0ewPf29Sd0uU+w/ee1VkTq60sQds90yRunQVfrjdQw0IOvGVzsE8n3K9dlh7xj8KO2AXCt9BInumvzJs/lEltYk69Qhx0XT0s4iSSSV0V1jV0iI9FUBJHMKNdV4HbIEDTniOGABw/AVuX2B3GoYrR/C7kuxMqlEuxKzK1R5jHOGKBJBDLCY5UeKCTwKhW6dSNeDa1aP1Z59MaO3eImDjU89qe7G++3e8Nvdx+ze/MvtHuRt62lrbVyLKttLdeOsKrCdcDuqjPDUyAuI3RLDO8STRsUmjlRmUwsqvIMBOmXUegq5auaW1A+IiI6+wzhBrqv9oX7n3ZD9wjYsPti99+26uN7tbdtC1DmHEe1NwXbEMUVSffewslRVbOA3RFVHp5ejRUVMlQDTwRvGslaM9tub3LNzb3CaX0MDDCQYMgOuGpDxE+6tXl253Wz3Z3fKibW7AgoYKsP7SDgROInEHLrrouyXYrs5u7tzBsNe32wcz21k27j8NS2DbwOKzPbrK7VrVlTGYlsJfguY6zj5amhimPVMjuJ1l9Q+oZNxf3O7vvvL7l91cYszN+Yn5cAABAEACAKw7t6811rm4ZmvM5LFjLFuJPbNM723+17tJ7cdhb67WduaWRpdqN97+y2+KXbnP5CbOY7YN/cGDweH3Ts/CZC/JZzUm37NzBR24YLc9ixUkc+lMUEfQr24/c7azt7iiLaus8WDOXAP8AsEkAjgZ4ClcuXDcFyYdQIIwmMj07qpp+4NvruD7N+0W1PcnsqzNlT7eO62xRlsTlLDir3J7G9x7D7A3p26z8y9Qe9Vls4iSGzp1wTY6hdjHVG68ZT7g8u3di+5PkPd8pwM2DqSuJwlWQEH2ZE1btpa39q5YceIoWn+1lI8Q7MSY7TNXo7Hd+u03uR7Z4XvD2X3VBunYmbspjfqJF+iy23dxFajTbN3XjZiJcPuqo1+FPQbVLSyxTVnmhmiduhRgwDLipPQd/WPsrmL9m5t7htXRDAT2EdY7PlxqYFmjLPEJIzJCdJolkRpYWLSIBNGG64SWidQGA1KMPI8FiWJjOoqQMhhMVkty4bKZGpBaWLbe6dvzNLNNA8dHKZTZ+ZlEVitNBZq9cm3AHlikjkC/L1dLEE1uPZs3LamC5tnh/7euAZzH6hMHCQCchT8P8QMj2iD9lM+T/AFC208xjKeVnsY+5tbIbZpzGnYyFmrZydDKYe5uBrlSYZLL5LH26sz+lFPEjLLCPkfSQkbVq+0uIDHhERpXASIxM+JgQMSQQIqXUq3FIGIaSDhOPwERh2Uq469v7FYzDY2vhK+Q/TNpw1Z3yFbIQzzZPC4Hb+LqpZyseRtQPPezD2bc0iQTB60ZjjDyAyFXgl2896dCO5IAAIXU5wAwJVUxGAJIIgCARVbUAMxmR3kQcewnLPDOaXkv7+qLBKuMrZ5YoJGyN2thpsRJk29OyMfBjKFvIrbx8K2nj62mS0QJWk+WMMsa8qy1wgubaaoWSpwJOLQCJAgwM4InEAtNvTOOrqxwynvnGMuFK+Rk3zFJhYsRNi53jx1hc1Xt0VW3kskskCQWVLz16+Ko/TV7Dp6ZdpZpNSpigKSRKLThpJDYaThA4tOBJJwAgADE4kiEPLmWB0kn3cI7uNOAwX4KmTluP1/qNvGMIo4uiKn9RFh8ZNELBc+uizI2jkJqB4akkpSusBDMEmTAwEnIdg444+ymmYwiAftpf9UMzEkc+Z/iT/jxFwoKzWUeR8D5/3efBZ99Kk3K42vko5PXe20cmNyOLs0oWieteo5J6jWoZq8vpkzf9EojlSaF41ZwG+bh1YjgDiD7pjs48QcqJTBqOYKu1Kuanx9elmLuUjtVK8kMVR79aC1gJ8XVxcpq2cg9ejDja1Gs9JlUQqF1iX1utuLKXdwSAghRJBkLmCDLYElgYxOogAfSAKkIlJYiDw+OXzjCZJxpyVf8AT0u4DGmGjNu5lr8hyMtOYQS3cisl7LXFSTIvWjlsWsXGJGBDvKqIQJdE4AtfKAMSERQBMYAZCY7csOMYSaEqFEqcSch10oQZ60YqDVcFmpHmpZRYa89MoEs07kcbQXrRtTR1FsGPqglkI601HQCOniPTcmcAYHERjj1fLHGkQuPiGfSKVKOXz9kY2Sfb7UIrFi6mRis5FfqsbBEqGjMsaVzHb+pYOrjqjK/KQD1acPqcfUUnskz7aEhMYz7vfP2UHjW3O11ZM3KslUVrcMEdWSpHApjlhFa1chjL2bF29E76lWEMXojRELHrTuGX/F7e3ACOHWTJpoUYL2Uw+88pHb/cZ6un/p4NWPlrdqjX4cc56mIHId0Tl5R+Yrf9NgnnG2HHzfsNJ+zojLsrbjBFYthqrEFVI1JdiBqD4E8edWbBbaIwz8tfl213l66E3Tqcg5p0mBm6CNB/TYaAKCCT4fDU6Dic7csQW6j1VALwAI4TTt2apRsm7HUkVUPhpyacjTT7uOp9L2vLF9pkkoPdqrnPUThvJAyGo/8ALTukk1B89fv/AAA46quapOmk0B5/Hn5/dwsxSpJnk0SQjyjcjT7FP48+BmO+l2GmgkvIePkeXgft08dOAqWjCy8h/b79eCmhOVGFk+J/9QfDx4eaYnryoQSeHgf5c/8Abw+VMZrL1OfP8fw/v58PTVgZvtH9/wDu4elRSSbTxP8As8eZ+068KlVF/wByrdp2h+397x80spimfsPuvb1dgwDfU71tYrZEMaE6gvKdxlQOeuunGjyosu/tupAZNTA9UKx+dRX58i5pEnQ3yj21+fVlpgsEiKI2Ej1az6NoypNcr12IXQBSBNoAOX+PXbNBd8LYIJI90x3YVy14qqgvn1V0gf8AjibUhz3vh7zbwtpEK+wfbLvcQ2ZBKY4snvXeWwdtVSxrRTzIZqcdxQEjZ9NekHjs7T3LHppkRW13t7tUwjEJ5t84sQJHlLgWAxEnCuL5m4v87sIulUs7XdXDicNS2rCmFnM3mxgkRhnXaniIMD9QtHKV9u3/AKqFK3XJZWQVgpkMVWKPJxQ2JxOkiqfS6Wb5Sy8hxkb25zHyjuNo25t6DqgLE5SxKEgQQSNUgYwcTQ7W3tvM8rciw6sInVMZwAHAJmYMQTxGFSrAr04Yq8DTwQwoI4ohLOVRE5BR6kjMQvhzJ08OOQuFb7m7cCs7GSYGJPcK6ZGuWUFq2zpbGQBP30XsU6duWCxapUbVitKs9axZo1LFitOhBSevYmheaCZCNQ6sGB5g8SW79+yjW7Ny4ltxDKrsFYHgQCAQeogiomRHbU6ozgyCVUkHrBIJB7QQaNRr1uif8bqv/wCUQP8AHiFmhS3UKkRNTBBmSB761W703PkLuV7rZOpdngpbt3ocfPGjKI7mOx+Sy92tBOSrdccUdKsRoRoD5g8/r/kXKdtt9nyfaXratf2Ww1g8Vd0toxHUSWevkH1DzbcX95zre2nZbO933lkYQyI9xgD2AIhz40xcZt3M5+DIy4eBLrYutDYyFcXKMV8V360FinTs2oLV+KJY1RhCkrozKOnQjjod3zPY8te0u+Y2xechG0uU1YYMyqVQmSRqKggEzga5jZ8p33MrV19kBcNpAzrrQPpMiUVmDOBgDpDEEgRiKkfNQ5iaDbncraUN+vj6WNxMfpS2p7pwOTwUX0EqwyvBFVlxMwrgjRjIryssiKWGvL7B9jbubr0rzlrbbm5duGQoXzrd46xIBLC4NWMjSQoKsYNddzCxzG5Z2nq3ki3F2tuzbEFi/kvZGgxgAbZAnOQWIZRIoze777ilWzXrYTFV6t/HyY/IepNM17IR2Ypo7vr3oFqyxV7ZsMfRjAVBpzJ1Yw7f+POWIVu3dxea9buh0gDShUgpCHUCVj6mxOOEYCbdfyZza8GtJtrC2Llso4JbU+oEPLiCFaT4QMOsnGoVvT1rdp5aWOTGRTmFIKFWSazFHIUSLorPN1Tt68vNU5kMdB5Dju9vbvWbIW/dN1lkl2AUkYmWAwwGZ6sa873N2zfvm5t7Qs22gBFJYDCIUnHE5DOcBwpQrynA24J66yTbhq3I1gqT0ZfRx16J2Q1bVWwILNzJpN0r6YQRo2o1ckdNe6n+oWWt3SByx0MsHEuhH1Kyyq24k6pkj+0TNu0x5XuFu2wTzS24hWQwjD8rKdLNcBjAAAHixiJg3ztu5f2rk88MJmJquJqYez+r3alakMW+QekMjSt3FjhsZ2xFYtdEMYVRX63MnML6nE+n+aWNtzi1y79xYW9ee4vlIzN5mgNoZVkraBVZYydcKFwJ0976i5bf3nJL3MP2t027Nu23msNHlFyvmKzYG6wZoVYGiWLZDVW91UnUaj7Oeg0Pjp9o/Hj1JS1eStnPGg2j+br01DDXQMDqSDz5n5jyPBBsNPEUxBDauB+NQR7pe6MfY32z9/e7rT/T2dh9p945LDSluljubI4yXbu0o43B1Esm6c1TCaakHnxd5Y9gczsXd0FOzsudxdDYKbO0Rt3fBwODWbDqcOMVe5bsjzLmO35fqKG/et29QEldbhdUcdMzX58ucyb4PaecumQyWKuGmoVrGn9R714Q4KCUDWTrkmS28+vjqPLx4+Keb39xvd7c3e7YNvNxde7cOGNy4xuOcAB9bHEZ58a+6+UJ5aHQddtfChOB0qAiEjh4QMOGVMUQ/QUcZjlZT9HUq1ZFUsojlMfrWI3XnzM7nrY6ctOYPPjmlK+JzmST9nTOtZnZCFiScDH2/Mz2UNTVrFmOAfM9loq0fWi9ReZyI16eoliEGoGo6QdTpxn3wptm8TESfZ0NTpi+hpjt6d3dnX6EP7bXaxey/sz7IbRautXJZbbx3xmkC9Dtf3XItuv63IFmXERVtPHQHjkrTK4bcAEeY5InOOHd1+3vra5fa0WJUYsScerIVsFqz6gHXlpy8/Dn8eDk5caukQINLEc3LX7vLTx+A8OCx9tDRlZNfMeGp/kPs14VNQvqfaD4cvHkTr95/v4elXPDHGwACpJOORMqAIh0IXrBYjoGjaAnTQ8fJSW2BhfFx6unSK+rzc68B06qs/7WM3Jjt+ZjAydH027MFPFGwZ2By2CkbJ1AxICdb0WtKCOZ5ceh/wAe7l7HNLuzuYJdtkjP6kOoe0rqFcZ662q7jk67hZ82xcB/3X8Le46T7KubkE9NiTqNeegBOnloeegGvHsts6jXit1TnxpELaa+XgWKjXkOZ0Gh4u2zJxrLcGazR9CNSNNNRpr8dRoOY/KeLUcRnUQyxo3HLp4jwPPwOmnIEkH+PBANMTFRgEdwo/HL4aH/ADE+Guvl4+QPDrhIOdHApQjl1K89Px8hr8ddeGAJp6PJIfEEnn5cuQ0+3XwHBRGBpUfikPx/vPiTr5ePAmBnTiKVIX1AGvgDoNf56c+BgDEZ0Qg0fjk0PPlz+4c/E89SNOB7eNNR18TS3NRyO18iiyY7dGLyu1shG6hlehuXG28FdRgwIKtWyDjQg8Q7vb/utnd2zf8Au2nT/iUgfOlX5cXdTbF3t/vXcWzb4eK5s7P5nad5WVlc2Nt5u5hJ3aEIASbFNurq0A5eXLjE5bfe9t7RwdjaWWHXpH2/GtncMpcOv0kAj240yaVt0s/nLT6o3XHIehmViVJ9LrYurJ8o06XbTXXi/EwCYGXyprdwL4iMZ+2pT29l8VYlFLPxrNjrn9G0RGY5qFlOkNkIWhUtHPE3keZPIjTQcM4KJEY51cW6CRrwUnp9lTj+j7t222Gy2Onbe+DxU6X9t5GKVq28sR6U3qB9rbrggmsVrdJz1CnKTGToBHroeM8trYMQZB7fw/GthVe0Q4OocOuO/wCyuzz9mX9xVe83t6vbP3vuSrlt1dkcjj4rl20Ep38l2wydiLHPay1LU/o2V2nlbYaaPV0SLq6W9IKBcuNptrexjUFbqxwU+/DsqvurA3H6lseI4GP7hj7SQI7SK337qFivispkMOYlsNDDkY26DJC89UxTMSgPU0V+h1AspDaaaHXiHca1Qsn1D7Dj7DWfYI1hX+nL38fYa1qfui4je/ff2A92NidstqrubfvcPEttPHbUa9Tp2Jt14aOXf+1ocddytjHUEvWcrs8QVGmkiMklj0BrK6rxk80Y39vaughbSXFuPPAWjrMcSdIaMMfp41r8s2N69v22m3BfcOhCARJLeGPj1xka5Wfafe91Xa7274b3Te2jfM2dj3x3NxvaOz2Lwe2N07w3Vn93bA2lL3Iw9jfOyKVaSvuTbG4Mdsi1XdKgrZvEPRjmWwkTlYrzbq0Nxa/05y+5ZLlw4LpW2iBiZJxUoxYyMNIjxVtD0/zFuS/6ruLQbYsSgwOtXV3tuDhKkEQcTgwnCRXU1+2L74+1PvX7LYvN7akp7V7u4jEY7F9we002XmyeQr/6aglqxbu2nkMowze8Nq3a1oI1mX1L1FYUhuGRgtyz0C71N2odAFc/lGQhVXwrkFhQcOs5CAPP9/srm0fX4m27EwxzBJJ0t1HHuPDGQNkFmBbScppKtlIp4quQrx05LlIWhGthqn11W9U65UjAIkikQgc1Og0PxcZ0nMSRl2iDVDGiVbCvTrTV6mdzxlaOUVprdqv9PVnYEpN+nYSrt6tJGkhBaMGPrA0LDxDuFcE6QD3s3/Mx+NGGM+KI9nzpuZelu3FWq+Sx3q7rrw4a1HksTNlZMJjfrIMrWvy5SCo1vL7myOWbAJNXqVa9k1zMil0Lyah00MTGlfpCyNROcgQFQE4Sz5YQY1S4ZGwYECZkcMPlOOA+ykavBv8AyoUpPsrCXrEeSsVMVYxtu/kWGMs1ljnlpZmallY8LYWOMWD/AFJ1kusqSKojeM7i2LY8vzGLqASAqaQSxEzBwI+iSAczP01JqT6graJzkzllhAn2fbTu3BjxPLiYsZDicXmBjhcyNSwMdWyBqS5HDVpozfnmnGNrRyzTR61jNM8knSoderqiVhjkQGEYArk0TCgngcCogN1iBRm0ktqKY44/fHvHVRXGSxfqFxzf2j/qOCVotuUcTLRcXcnDgqFfJQH18tXsTxfU5GZlqBPp4VkhmNmSQFEdmtwEAIYsTJj6J7EBnDxNlwVesmVo1Qxtx4s8DJjjHdxzyp+Sbz2rC0qybhxaLC88c7myJIK0taZK9ivZuRK1SKxBYlVGQuGDHw4rg6oKyQcoBx4YYY49VReVc4iPaPvpZx+Up5KE2aNgWa+qBZljkSKTqXq1i9VI3dV5qTpoHVl8QeCgj6gR34H3UBBUwc6VQ55+f8uR+wc+G40uFNg43cl3IWLL7qs0MYbt6P8AS6VGBGlx8TzrjF+tPpvDYjaYO0yL6rrEkTM6Fjwf6fl6XDF4MGYgk9mMAYAHiSSeFHrA+lVwjPHhj7z7Oqg8btzM4xKkcm+905gQCh9TNl5obE+T+nkRrQtSRCIRm3ErKvphREGAUaL8zHytZKJpXq1Mcu0nEniTn2DAI3CwggYTkAM+oDKOnXTzMzFiSefiRqTy8OQJ56eXA1HQiufE+fP4eXCp6+6j8fv/AMfwPCpDOof71P8A/wAP88Dro6Uk0GmuhyNMcj58/Lz4531TH+g7sddr/wCJa6P0ysc62xwMXD/ytRfaN+1X2dtqOH01VMLR6S0StqGiDksSfmLFuPP7N6+u1t6Y06FjDs767m/ZsturhadRc8acEt64/SA7L0oXBURrq4ZtPBSGHM8j9nEr3NxhjkJ6vsqBbdgSY7ONPDZk0zwZN5mYn16yrrpy+Sdm00UDUk8dX6WN1rN97hzdY7IBnq665n1GEW7ZVMBpb5iKdUsvj9nL+Pw5+I46qucpOmk+PL4aH+/gTT8MaRbk/TDYb4RSf/q6f48CaQHXTSEnza/ZoNPHTw+PA1JRhJR9/wBp+Hw0HnrwUUJodZTpzOv8/wAOCwNDPvoQTf38tefL7eEMKbM16Zueo+P2/wAef3cPS4xQTyn+evP7dRprpwqVFZZtB4+H8/sH8OHpVqV/ey3UNv8A7cPemt6npy7w3j2U2TGQwUsMh3PwGesrz0Df9FtmU6eJ042ORNo5hrgkC0//AKhpnuAM+yqfMDGzcxJwHvYY+yuG2YLYu46JpAfqM3i2YaMWVa87Wn08Ax6YNTp46ny5cdjsQVnAwEIB4dOnbXMXyCF1fUSK68v/ABg9kWL0Pvh7lVa1prwh7M9vMdJBPBVsr9RlN9bpyywWbKNEhjggqOQQWPLTQnUdVzC/Y2vJuX7a+y+Tc3t640hmX9KwirIGOJvRgYwxmK4Vrd/dc53l7bK5NvZJbXSQpBu7hmMFsJ07ecpxwia63quG9aeWTIQ2EjgtSGvWa3Qt07UbwiFpmhXHRzViyctBIH8urQcchd3xS2F27KWZBqbS6spmYnWQ2PZHZjWza2Zdy18OEU4DUrKwiJI0Aj3z24UNk3r7fx1izjUqVJZ56cKi3Jeeo8rsleJRFGbDRkR8gEVF82Og14Darc5lultbou6KrHwhAwAknExOPWSeAp95cTl21a7t9COxUDVqKzkMBPDqgcTSjjbVm39Y8slGWCK3NXrvVhu15R6DlZktJcOjPG2gDxgI+hYciOKu6s2rOhUFwXCgZtRQjEYFSvA5wcRkcasba7du6y5QoGIEBlOGchs+8YHMYVlmcmmFwuazUpCx4fD5XKMWIAAx+PsWxqTyGrQgcNsdod/v7GwTFr9+3b/43Vftp95uhsdlf3zmFs2Llz/gRm+YArUbdQQbV2yXt4mabJ3c7lbMNW+lnK1GhbHYyFMrSEpNBZ/p5JIA6BpEYsCRrx9oWG8zm+7CpeVLVuzbUsmm2067hNto8calDkEhSACJr4t3Y8vkm0Jey129dvXGCuGuLGhALiT4JhigIBIxGFFMDmLWEylDJ05vp7FOxHZgsrGZDXnT8lqJNVDyQqSNDqCrEEHXibmOxs7/AGlzaX11W3UqVmNQOansPzAM1U5Zv7uw3lrd2G03EYMGidJGTAcSvxBxBq5OQaLuJ23zmR2ZgXaxn7UU26ts0bkaYyXMpPXns5SnMrRx08vFYjQggpHLXjaSVGYAt4dtg/pn1Tt9tz3cAWtshG3vupNwWiGC22GJa2QSOLK5CowEge737ln1T6W3O55JtC17cuDuLCPCG6CC1xCMFuBgOoFFLOpOJr1227cU985/L7fzeSyO37VSkcrja1WjHa/URStmplFWf0mE0NeBelJIupZJNSupBHHpfqn1Re9P8us8y2Fq1ubL3PLdmYro1Lqt4SILHEhoIGcAivMPSnpbb+oeZ3+Wcxu3dtdS2bltVQNr0NpuAGDqCrgCuDHESQRVwtvdse3uwOjMR4upi/05psm+4MxkbVrJwxiAJ0m7kVqx46FFkbpWOMO8hAGh0HHiXMvVfqX1HOya897zYtizaRVtkzP0pqLnASWaAMTIr3PlfpL0x6Z/61LKWTb8Zv3XLXAAI+u5p0DHABQS2GcVSfd8ud3huHL7lizFC9DkLE8uGyNiKntm5lcVSsGGOetBLUoyySUmYRWJZpOozqf6j6DT3rkicu5Jyyzyp7Fy29tQLqAtfW3cZZIYhnADYsiqsBCPCs14Hz25zLnvM73NUv2rlt2Y2nIWw1y2rRKgqhJSQrszTqH1NFNyv/rC3Wq7AhyMk1FGu5SLCVM1jHxNQvGLl6a3aqSy1nX06/rSw+q69XSQpflxp3P9EsXX9SXLQXcELbN1rTi40HSoVWAbNtKtpBiQTprHtf67ftJ6Zt3S1gF7gtLdtm2sjU5ZlJXIamXURMYasKYLAanQhjy5rrp46jTXTkQfv+7jpATFc2RicZrDQkjXpGgGhC9KjUHXTpA8FPj4ngshhQwSYMYezp31pm/fQ7prs32f7V7bVbQjyfevu/gqdqDr1afafbTH2d7ZsNHrrJBJuFsJGfBepgDy4w/U+6fl/pDm++VUYvt7WzUEwdW9vAuywQcNrtd0picHAIg16V/Fmx/deqre61KF2lt7pBE6jp8tQoOGrVcVgTlpPGK44t6yLZTbe39T6WWzv6jdDBS743BRq41AJH9SxddvEjWL7OPkbeuGJuE/qBSB2mvrXY2zasG0kaGj3dDSZZElmZxqvVO7MPndXZpGLNGCFXp1bx1Py9OmvHL3XNolzMTj2dOFa1tHc6cJ6dO6Kn/2pdsr/eX3C9pO3lKJ7Dbn3hhacyhVcCGTIQiSYqSH/wCV1ORryRdNdPHP5xfW1y90tAeY0ATP5iBHHKffjU36zghfrggZZ5A954eyv0W8FUp4mnQxOOVY8diKVLD4+NQFC0cXVioUlVV5KBWrJ+PGNpVVFsfSoA91dBZTy1FtTgoA9win3Uk5D7hz/l/A8DhMCpmWRPGleOX48z/LyH4DlweNREYQRjRxJPtA008CR5nwA0BJ+3hSRhQ5UOJDrz5/b/Dy8ieFSIrnugtQp0IwZSJGGgdFPpgjQlNW5qTrqToSvLj5UtRbbxdecxh8q+qSGYyMop4bZ3lFs7dm3dxwSf0MPncbetEdZ9St9QseQjKKqj5qUsikDUDq58avLOYDY82tbufCl1Se0HA/Cqm62B5jsbuzfK5bZe3EYfED8K2i5Yxs7NEweJyHhkUgq8EgDwyK2uhWSNgVI8uPodMpBwr54vIyyrCGBg94wppSPoT/AAPMaD+J14vWiDWTdXHCg/U118/LQty1AP3AAni4jZHhVUiGih45zyGvx1HIeGg1Op11by+zgxB8XGmGVHopuagHm3h9vmeZ8eXLhYaSeNMDxo1WvQWVd608U6JPZqyPFIsipYqTPVtQMykqs1ezEyOvirqQeY4cErgRhE04BypWjnTQasV056+AOniDzOg0HP7eAbU2NEIypSryAkcwfx8dPMgnz8+FJOdPAzFLdeXTTny+A5eXl/Dh1xHbTmj3WvI6fMfsOmvPx8jzPA/mzpppRq2HidJEOjxukiMOfzxsHU8vPVfwHCBKvJxinr89r94Ls9c7M/uB+4nBy0Hp4ndO97XdTZ8iQlVt7V7qwRb5p2KoCgTQQ5HLX6MnR+Sak66aqQOe5Za/Z272yJJNq8wBPFSS6wcMlZY+2tND5tu0+IGmPaCR8gK1fxN06yxD0SSGmACFCzliGEcmrMgYAsCgAJ8ONB1WNLHx8KfEOSPoH9PdTuxd1BPGLnpuH5q3qkiRSPkdnTQ9DsVYeHSvhoefEZll0zVtWVRBxqcdhbmyWOkEe3NzNgMjJDHBNjty1P1TZeZ6EYSJdaOCdsfJYjIVZI0lkiJDaqfnEVxFZfHlhln07K0bV4gjy2h4yP0n4Z9vZWw32Y97JeynuT2F3Tp4htt5rJyTbC7t9uzZ+p2l3g7X7spT7dzuQ2lnOpsfmM9g48iLQrNILcsMDISZlUMdlbdxX2jmdvdRgScSDGEgHHHvq2rTcBXw3ZEgZGDgQesfHLv7vfbt3NTL9uYNgbiyE02TwNbJbPx2WutJKbaY6KzWw6W7Tr1NNNVhQo7HVtejX8o4o+eLtnRcP6umO8jh2Hoaq7nbldwb6AaJkgd+NVC993d4djeweP3vZWebEH3C+2rF5eOGdoJFgzndDF1UlLq0RX6i0sdQ6/N02m15aDjmub2xftWbBBKPuRIBMwLd1jlwgZHv4V6L/GW4s7X1tsr14gA+ZaBIBAa6vloccPrYR2xHGtTns/wNLsDuH3NduIb9uhH2B/cR7b+4LZO6Kr0WyEfbLuPZ2Lm8FHYhjczS07Pa7vtbpzGAOvr02boOhByLu51WtpcclbyK1liuBUgvYOAJ+pdLROEiYIr6K9O+nRa2+65VeQXNuN9vYRpi6m4sruVzgLDkrJ/tMGK1BdyNq5z25d2MpN2m74T1d8bP9yHudx25tt7MguQZba+29qdz8fY7O722rnsDJjb1CHf22dwW+tLFgy498eGVRFKwPV8tvbO/sdtahncbW2WuqdCi6C6MgEggqERsJmTJnCvmv1Zyg8q5nuB5gF1t5fVtu4DOiyGGvPBg5gHEgSMMuv8A/a393u4vdX7Vzuju1uCrb7s9q955Dtr3IzGUhxW37+Zrx4yjm9j7yzleoamI/Ud1YCxMJ7VeOKvbtUJ3ChxJx20Wv2ti9YfzNaHX1h1Yhl7fDob/AHq8n5htxt90baKVtkAgd+cdk5DhgK2UwzxTxRzwTRTwyr1RTwSJLDImpHVFLGWSRdV8QSOXEUmT11RpPy+LlyrYloMhYxkmMycuQ+pqcrbLJhMxifRgkY+moZ8msjh1dHWMqVOoIIMgR1cTqSAQY0kspntwBEZSQeFOCRjhHEHEHspvYjtrgKN0ZbI3s5uTMvhcxt6zlc/kpLs9vC556bZHHWVcMbNMpSjSGOV5FgBkKBTIx4d78oEREVRGQxwJPxLEkDsGQFEbjk4YCZge7hxjjTqbZ+1bFue9bw0Fy5Ynr2TNcntz+i9RI46v0SNYC0Iq6RL0RxBEVhqADqTF5ryDhIk5DMzPzPsJGRil5tyI1HTEdOnV1UpRYDAwioK+Ix9aTH1Go4yeGrD9Ti65rvVVcbLJHIahhgcqhX8o5eHLhzeuEmWJ1Z9uIMHskZUHUeqj1XF42k1eSrSrwyVoGgj9GGKFGV+kvPNDEiRS23Kk+qV6/nbnoeEbjsxaYn4dg6hTmScTNKisOpmCoGfQyvoOp2RelS7AdTlV5DUnQcAQRA4cKajKS6jn/fr8efx8+GIIpUKkhPmANeR08fPz8OGFEwgSKzMhPLlp9mvPh6JFwM5V91aH46eHw58NTFDOAwoVX+B8z4eH4/w4eggxPCsy2o/HhUqhvvYzf6BzKr+ZpMYo+HzZWiDqeZGgJ8jxzXqxv/2DuQctCj/1rXTemFnnW3X/ABN/yNQe1bVOvtPbkMwmkdcJjEkCIB85qxll1dVVgpPiOXHB7fcWbWztBpP6ajAdldtuLV993cK6R4249tLM2VhXoVIn0GnWGKnWMluSlW+Vuog+BGnlwVzeIMApMfj29Oqok2r4kkdnf7qeWzLay0cg6r0qLwQfMDrpAH118tPU0HHYelXW7srtxRA86M/8IP21yvqNSm6toTj5c/GPspyyTDz+/wDnryHHTVz1Js0oAPMf25acMaeJpByM2lSydf8A5YAP2l1HgOfjwJ+NEKaqzH46afj4f3ngaKjSy/7vAafw+zgsTTUMJft8vP7/AB+/gqGKy9X8f7fy4eaY176vjzGmvl/L+fCp8x21g8w+wjw5/wC/lyPCoaIzTcidRp8PDx/w4VOK0Lf+QXu0Yn2c9rds+qqtvT3Mbad4tQpmq7M7d9wc1K3NuaQW79dm5EDUeB0PG5yS3q/cXAJZbajP+5xOHHLLrxyqhzBgu3xMAsBlM4E+yIrjzrWFTLYrRuv0Wv2urX5SIKEyhx1AFpFNnxOvxGmnHW7NmdCT9MgH35fCuZ3QJZdHb8q7w/8AxhtlpifY33e30YTHY377ls7VRypDS43ZXb/ZGMh0JUMyR5LJ218wG6vDw41vVO4J2nK9qR9O0u3J6/MvunwFiK5PkqH/AFLmt3GP3Ni1HUbW3W4e3H9wpOeJwrpDI05ac/PXlp56fHz45AY48K6CvQBz5ff46faOGNMRhByrPlqTp4+Y8+GoTUTd9smcV2i3zMsgjkuYyvhYjy1Z83kqWNkRdfNq08n4cdl/Hu0/eeteXoRK27punutIzg/8QFcf/IG7/Z+i+YXJh3si0D23XRP+UmtVzMdW0OrE6eHiRp48vPXy4+vAMuqvjpjj214h6SdQCAfDUfKfDnqOeunDtjlnQBtJx4U6tr7zz20L0lrEXbEVWzC9bKY315Fo5WjIhSepaRCNDJEzKJkAlj6j0sPDjI5vyLl3OrAs762pvI2q28DXbYGQyk9Rx0mVMYitnk3qDmXI9x5+xuMLLKVuW5Oi4hwZGHaJGoQwnA04FsdrMraNmOxvHtu6U4I60NCrV3Xior8SjWQWalnDZiCvM+uqpGxXkQRzBzTa9X7Oz5TLseaKbhLF2bb3Ch4aWW7bLAcSwnI1qm/6M3143gd7ylvLAVbarubQcRiGV7V0KTwAJGYOEHzI5je2XxNnbFbey7u2y1iG+YrGWrRTSSLpLWeWPcUtbNL6M+oEIZo1cagEsCX2uy5Dst4nNruw/Zc2ClJFtiAMmg2Q1rEZtgSMDAEUO65hz/f7J+UWOYfveUFg8NdUEnNSRfK3cD+SSARImaeM3cC3NsqjtbMUN1YatVxWMr07OKoPSWKxiprDCWtJjjQrImYNgrOkkM3U3QWJYFzhp6bspz65zfZXNnfuveuMy3HDStwLgwfW024lSrLAmAAQo6U+p/M9PW+Tb+1v9ui2ECtbTRDWyxlSmlYuTDBkacNRJ8Rh2e7DQnsVruDzVcTRWoZRJbrYi3axNhYDWrTRDAyw+rDYh1M6g+qPlIHMnt7dh9zbW7Y3FhipUiFa4q3FnUwPnAwQY0E+E4zkK4G9uLezvXLO5224QMrA6mW07WmjSpHkkSGE6wIYeGBiafOzdw7KtQ5zBbk2r9djrdFht/JfoNbMbg250VZ7N67LcpXcTdmx2Nbrss8asGRekoBqvHP885Zz6y+35hyveeXukufrJ5zW7N+WCooVkuKHfC2ASIJkEnGuj9P825BeW/y/mmy83aPaiy/krdv2IVmdiytaYomNwkTIEEDEU+9tdg9rb02+L23u5OMvZdYYIp1xePsSYivaIlPTkK2Rlg3BVawnTz9KJQVYrG3HPc0/kbm/IuZft+Z8qu29kWJHmOBcK4fQyA2W04/mYmRLCuj5R/G3Jef8s/ccs5tZub0KAwtofLVsfrW4RfUn/ZUCDCmuMb/yGNyX8f7vO3HYq1kcfdi7Ndl8RnL/AOlWZpKi7i7u5q9uawZY54a0iW22nt3Cko6h0ilB16WBMHr/ANSbfnHo7lS7W3cW3ut3u92dcBotaNjaUgFgdL294UZW/wDcbDGvQv4/9E730revrzQWmv7pbbW3tljNlWuZSFA1MBIMsNImOPOJm7TWd3ZCXr1Tb+FqYiDpCsGvZGQ277NqAdem3NH8dIwPAcfP91lH+ZmWPsHCPhXtC2xZtgAywGA76S3sP/zC0ikIyhS/UXXmx1IOqMtZVGo0Grfbzyr4YkBYKTj07591WEfwayDj0+Ue+t6v7EnaZ94+5rNdz8lU9Sn2t2pdyUMzpqi5/K64jHFNR8s0M9wuvn0xn4cc5zK5bfcW7Nlj9RY9igYTnmxHtFXtutx76CAYEn2ZfGPdXY3izoqePx8/DTTz56cuKzGTPXW6g686eVd/DQ/3fy8fD+/hoIxFJgZpWjcfy+Pn5eP38MpY4nKhiSSeFHkfw8eX+Hx+zg6FyCZFDK/hzGvLT+XCoRHGudl1DlT1gFCQ69Jd9Dr4EEdPyMCPEn7Bx8luDcXMGvq5XCe2sisjRGJqzAyrpI00jRRuQx10QKWPSzciR4t4nhxbutAIheM5U6tobUDl1VtI7U5+fdXarZmTtv1ZCpiVwOS1OrfXbfdsWZGLaFjYrwRyanmQ+unH0P6c3h3nJdvdb69Glv8AaTwn3xPtrwn1TsxtedbhFB8q4+te5/F8CSKWbBKk6/HQjnryOp0I8DqOR46eyeNcVfABon18/iQOZPh9mn48XlPXlVRyREUIsuhILE6/EjkQBrpzJ568SICcRUZNHIptflOvhr4eROo0+/gm6xTASKNJK3WrdbKE9TVAR0yB+hgzDx6kcHT4an8GABE8KQPvFH45W5t1acwB83lyJJAB6eevI8MYjsosDSlDOyn8xB5a+JA8x/LhwARAohIEcKW61snkxBIAHLUjkBr+HCCwMKVK0c/UAp8eeh5/b948uAH1TS4Udhl5jU/DXmft1I8+enBHOnGWOdcv/wD5MHabGf6X9rvuGp1FhzVfJb37KbkyKIHM+Jjq1t/bKS9Gg9WSGlblziI419MWAvIHUYN8La50pKkpf27amkwGtMsSJjEXInPwiey9tX0oyxljPVwy9grkiWRbAksQsZChjis9RUtVlCKVHqzj1UWZQHVz+ZflAOh4s3AWgxAxol8TSWw6dOFK9SaLoSGQKzGURjTqc+uCrwSaHRjFGJDpp4ka6aa6Ciklo+n51Yt6VMPJHCpFwmWlpyKltvq4nKyRuXDGOZU6W+eNmUzoNU6vDpIA1GhMOkm5JwEVeS6iZY1Z7ZmMkzdSFdu7hWg86q36PmKyXMFlLEOjVYJ4Jy8de8rxFxY6fWjY6ll8DG76HiIjjWpZXWoe2fFnHTKt/vtV/cOydHs1uPsN3fpZvb3e+HCV6uxN1PkHym39/bWDLSzNunnrDLZqbr2hhgSkMsk0luEBhIssREnPeovPt7B12oOqQCwMaQTi2HujPGa3uUJZu8xs/utKlQTEYOVxA+8dnbV1veb3T2F7iP26u+PaPIdxO2rd95+2mE3LtLt1uDuBtrB773duntpvHaPcPamUwO2rGWq7ju5S3Dt0rE9as8r2QelH9TQ5+05ra3Fm1cLf9TauoHgHOdDHKCNLHUOqRxqHn/JeZWbrWeR3RZ3Ttbu2H8LBSlxLpUqTkwRkE5BgQZFUn3F7ltpbX7aW92bY7ZXrHuJ7gduNtdue4LZWvuCDb9XIdsa9Kr273rmq0NU28nJt2rVigjjpJpbSrD60kaIS1G/yvd7q+23JVNszB2YHEE6SdA4N4eOE44kxX0nzb+T+Tcr2b7/ldrzucXYYLHhVwhT9Zj9aAEhQg1EeFiAJrUnHBuuTdm4d37h2Vt3c+a3dmMlm83uKPcUNvN3dxZWwbtu3PJnMTHdo2bVmwSsLFfTXRFBUADp7W3tWdum32RK2LYjSBA459cnE9uPXXzbvd3ut/vLvMd9+pvb7l2YmSWOeeQjCOAEcK3Sfs/8AfKLa/uWx3bHN/qdXC94MTa2Nco5CVamXwW5Ggs3dmZCKzSQUctib2QafFesVLwjLMukXUdei5HcuHzdqIOpC65/VbBYjDGCuomcNSqeArA51tzd2Zuj/ADLbAx2HAj2SDPfXWpEnRFHGpJWOOONeo6uVjQIOo6D5iF58vHi6X1NqOc1yOVGE6gddBp5+Q5f7NeHlSsHOlRpAPHxI8vLT7uApUOp+0+X46fb9nCotDcKOxxseYOg8fH7uEInGm0k5UMU6Trrr8OHWJg5U5VhnWQGvwJ+HPXX7h8eJQ6jCmg5UKNdeY8OIGbGaktrOJoUAkeOg00Gv9vLgdYqXTWfSfI/3n7fh58LWM6eKHWJzz56keGnI/wB3DagO6lHGh1gcDkp0Gn38/wCZ4bXj2UtOEcKz9FyB8p5/Zr9/3cPrihCCZqHe9dSQ7FyYKElreJVV+JOUq9IGvLxGv3ccr6xYf9vbicibY99xK6j0lbLc+sdgc+5GpFwNcttzB9TLGf0jGN8zog1+jg5jrYa9WmumnHDWLAfZ2iYA0LxHUK6/cXim7ugSf1G6/wC40fmepEwWSxCGdQOTdeny9erlFKxgnkNSNTyHPiRv2ywGZdRHaeE9WHVjmajXzmEqpgHup97MmjGJnMbK4N+UEqOWqwwcjqFJOh/nx3Ppjyzy1jbiDdb5LXG+otX79Q0g+UPm1OKWYnX7/wDcPx46GsGk2abkeeg058zr8T4HhjRCm5lZ9Kkh1ADPEv8AFweeunI6fhwJGE8aLjTbWb7/AA+Pl4eHlwNKmj3D7o9ue0G0r+/e62+ds9u9mYxo4rm491ZKPHUBZl6jBQpx9M13J5Oz0H0qtWGezJoelCAdGa4lsS3EwMCST1ACST3USW3uGFGWeQA7STAHtqie4/3hf26to/pj7g9wVujUy1talXJDtR3Zlxqszqps3J02f61SkiurNK8eiIeojp1Ia1c3F+f2+13bx1WwMMp8TgnuAnqE1Nc23lR5l2wv+/8AcPwrYTs/eu2e4G0tsb92Tmq249m71wOO3RtPcVKK3DSz23cxALWKzFGO/Xp3RTyFVhJEZIo2aNg2mhBLbbcWd3t13Ngk2XEgkFTgSDKsAwIIIIIBBFRbmxd2t5tveEXUMHEEZA4EEggggyCQaX/qP5D4n7TxPjUXCg3scvHz5/YOY8/Ph86bKiU8x08QPj8PPnw9KtGH73Htp9xvug2B7eMP2A7aZPuXB2+3f3P3RvehhM1tLH5ai+b23tXB7aeri9z7iwEmaWwkGQDrT+oki6R1KOtdd7k7bRLV7zr1q3uJTQHJUMIcNDQVBEj6iueFUd7auXkVUUmDJgTGXDOOuOquUXfPts9yPaSzPd7n+3zvVsCljq9ijZy27+2+7cLgIcpkYvUp05NyWMacC09ynjbDxCK0/qCIgHUAHolt3Vsjy3tuCUP6bpdMM0LhbLH6iAZ+mRMVzzoy3ZZLgOkjxKQvDiwAx4RnWxz2GfvU97PZB2Ry/YnYNbbe9cZT3pNuXYT5qTFxY7ZZzOdbLdxsHn8VTxN/J7n/ANTklatiW1VmxkqIYwydSt6Lyv1D6OXldrl3qbkt+/zGz5ytdtbk2GuKwUWA4Kto/b3DduTbWboby7kgKR5Vzj0p61fnt/mfIOd7ezyq+1q55N7becbTqGW6ttlZddq8oTUtwh7bIrWnA1I237Z//lLXK0VIb19rtjKOZ1TIybd39j8YVgJybGXHtkIq8U86ItJRHLWgVi1hgw6YUY7mw/irmIY7Tcc02N6RC3LdvcIAfqJddDsBByxJYAxBZgtn+VdkyLutryreWtDS9q9dskkQFAR1YAtOIJgBSQTIA2h9qP8AyDfYR3BgrJnt5Zzt3lHiDWaG7cJdENeRYK0k0S5ShQmx9ho5J2QD1VZ/SZgCCuuXc9Ecr3LheVc12V2UDAMWtGTmpD4SuRiVnIkY1ft+p+bbYf8A7W5VvbDa2Hh0XlIUxqBtzAbMBoYAeIA4Venbf7mHsg3VTp3cV7ju2ViPISejShhz0Nu9asevFWWrXxmLOTyklmWxOqRxiD1JSfkDAHiE/wAYerWDNtNuL6LmUuWyAImSWZABAmZgcak/769Pgf8AU3GtHD6rdwGTkIUMZ7IkwYp192O5nbnvLsJdu9uO7faWzlJs9Wt/TZ3fuO2+LpxUeQjFGsl6Brj20yjRllNYoPSYEhgBx0Hozk3OfRPqNuY+puV81TbpYdJt7V7hQuVlmghQNAYSHkEjCK5/1jueXesfTo5fyPf8vPm3rdzU+5W2rBQ2kKxBklipiADGcxVeW7C92IaaXP8AR9rLVm6yt/auV2xuChYUdAilhMG4IbjIySacoix6GOg1Ucerp/I/oy/cNpd9btP/AG30v2mGcgzZKTI/ujEYmCa8dv8A8W+rrNvzRtXu2v7rLWbqnKPpvasjwWTjhiBUb5Xbu5MCx/Xtq7twfzen15ba2eqwKSpk/wDrEoTY4DpQ8/W0B5eOmvVbPmfKuYj/APZ282W4wn9PcWmPV9JcPx/t+FcTveS855c5HMNnu7ABiXsXVX2NoK48PFTdjv4+yfTrXqVhywVY4btWSUjQHR0WQujHXwKg6c+NNtvubXiu27ijOSrAe+IPvrJ12n8KkFicpE9PZRl43QAMjKNV8VYFh4k66HT+/iFWBMg4weNEwIGI4j29PfWEnzKAQNAR0jXqII589ddCvlwS4GcaT+JdNObA1t3ZvOQHb8GSzWfm1ir2BVTK2NIq4hLtYyMdmtF9PWQL6kjBokHJlIB4yuY3eS7Dl7f6k1qxy1cSNRtri0xCFWMtjpUQxzBrZ5Za57zDmKnli3dxzNsFYKLjYLH1OGUQsDUxlRkRhT0TtH3Rym5qWDz1DPNPZozTjKNcgydGvXreorRNk5r64+IwSgo8PqiTU/KjKdeMI+tPSW05Tc5hy65thbW4B5ek23LNGOgJrMjENpI6yDhXRr6I9Yb7nNrYc2TdF7lsnzdQuqqrIguX0CDgV1av7VIxpUzHt639HDdydK9jstWx81yjbku5D9DsxVscUhEw/VZI6U+LaEAIVn6R09IXQAmnsf5M9OO9vaX7d2zduBXUKnmqWfGP0wWDziZSTMkzVre/xf6jCXd1trlq9ZsuyMbj+SwVIGoeYdJtxgpDxhERTQ7c75z3b/MtDiKWIuHL26uPyIsRPJYtVvqPRWtWyME4FaNJXLxuEcBvm5g6Hc9T+n+XepNiLm9uXrfkozpBAVW0zqZCPEYEMJGGGYrA9N+peZekt2x2VqzdNxgrgiWdQY0K6nw44qQDjjiDX57v7gXuAPub98Huk75SmWLD717yboTAQTzfUzUtibIMOwNpV1nCxq6V9o7MqsCqID1kgc+PG/5DReWc5/7bs3FuWuUbe1sdSiEe7t1/6m4ok4Xd2+4uTmdWM519acmLb0LvblltuXRD5TMWa2AirpZiB4vDJ8IzAOIrWzhpWt072Wl6xZz2Wv5Z2dDJJpJNMkRKhtZehSw6elmA8NNNOPJ9wdbkXDKgR3YV11hQ4LAw0mjxjRtWKu5KdbB2ZuaKCryajrKgBdAdCBxkPcuqCARE/f8AbV9LduQpmOPT3V2KfscdozsX2u5XuDar+lkO6u7HmrNIv9R8FtqI1YGDnQ+hLkLsgHIDWLXmefHMBjc3N66cw2j/AIcT8SK0tnbTW7pOnADqwz+fzre5jD8qeB/H7APv8eENVacYdVOyA6fhpyB01+77eDEgZ0DGBBpTifw/n+P2+HDnqpk7aPo/Lx/u5eXPnpy4XfTypEAYUL1+Wunny1AII+PDigaQZ41zypMVKPImpCx9KRuGBCp0sAXCFS6ORpof4Dj5NfzLZV4MDq+PwNfUxhwVy7aOw2qhjsKzn/iX5/l0+dW/pqCzsCxIOug5aeIPF+zds3A0nwjp09kVEyXBEZirje1PeAvU97bPkmZ3oTUty0lZSute2BisiU11JCT14GPgP6mvnx6V6C5j51vcbDijBx3HA/ET7a8+9ebGE2+/UGTNtuIEeJfmfdVj72nUzanx0HkCerXnx6fZY4AZ15TfUGZypKL6eBGgOuvx15Ec9NdeNBW99ZzKI66+D/lJI11011I008/D4kacToYkGq7RxowsuhABI8f8wJ8fj5a8ECpExjTExGmjaSk+J1PLmdD8NB4HX/bw505jCnJkRxo9BKDpr46g/N4H4gEa+H8uAc9VGoHGlSF9dDqdef4/fwlWcs6kAxg0oxyEEc+Q5jmfP8Nf4cPIxoWAnClyvLy5k8hqOeg105c/x4EkRhnTgYYUpROfHX+XMnXw8/DThjBXDjS761Yfvc9pZ+637cHeLLY6AS7g7J5rZHe7EEw/UEY/A5tdqb2rtD0OZa82y95XZZF0IP06k/l14xOcKF8jclyiWr4DEAYpc8EEnIayjGMfCBlhVrblvNhDBYEd/ZX5+W5V/RbdieKSsJoJWhtUonU1Jwo6GiR4/VMSxOG0OpKN5+INm28NpJJSpzZIYuc8orOnkqmTpi/RkIUkRzQyf0rVaywHqxWCdDoAuqOuofq+U8/lmKFW1H6Txo/NB8Ip24vJqvpLPIgQdSy6hutlLKEMcalm1B16ip1A05cjxCyI5OjP4VPackhcKl/Z26Tg7MZaZxWsTL0ywaH6eTVmhm6mHUs/UeTggkDQjQkEHGpdLDGr9i/5byMqvtsDu/tK1iqmPzsuSmNWSDJUZa+NltX8bkKjhqWUoXEYWKNqkztqvUsciEowdXZeMy/t2KMCNVsjHL7a3dtubQA1GHBkdfs+2rKbe/aP9p/uf7P3O8nbzv8A7rqd2LeW3DDuHE+4XuL2s2xa3BujE42rnchlMNDB/pbKR4m9DkFWvZsllryJ6DSfIpPK8y9V875NuRtE2+1/0xbcqtsPrVcpliwJwMgASTmSa9D5X6M9Heo+Xfvre53VvmGrE3nSDcEcFCkAzgSTpGcAE1TfY+7969pIcz2p3fuHL37uxdwz4WuuYycmXy2Oxyx1nhx0uWksW2t4+jYLGkTLIFrSoqOYwoHQbd139pb6iLjgHKBjjlAx68PZNcLv7f8ApW4bZO+o22I+rUewagTI6jJkYzUpUe6k7RpkshnEkRY2r2YL92KXE5CgjO8aW6csBlkKSPqpGmmnidDoYTQdKkTMH+lV/wB0HhuEZVsK9gW0pu/Puq7H0O2WGtzWtm9ydnb83XmsGMjbobN2PgM1QzW4M1uK90GOjjZaVJ6tdppUFq5NDDEHkdRx0npnZuu5fnF0f/sraKxuOcFLtbcWrIJwa5cfSAgltAZ40oSKPNt7YGwa0CP3N0aVXjiRqJGYVVklsshMkA9tbqZZZJQpX1ZXkC6D5RIxbQaaLovVpy4YMAonqrjxbx7KMpE+mnSfj4cNrWiFsccaNR1WIHLTn5A+fPXw4Yvh20YQUOlObXUISfEePLw04HXRaaU4q9g8jFryGg1I/HlqOXA6znS0ACjYx1mQ69BP3Ly8hp4a8OLhp9NHoMJOTqyFdOfMac/sJ08hwOuMzhThJypUjwEh59HM+R10PM/DiJtxaX62Ue0VIti42QJ9lD/oqxqfWaOMeZdgo+/ViBxXfmOzTO6nvqZdjumytt7qJSnb9TU28zi4ivMh71bqB1006RL1efFV+ecuT/3Qe6rK8o3zmBbNFH3Jsyv8zZqvKF1/5EVic6jXwEULL5fHis/qLZKuqHI7BhVlOQ71jB0g99FG33tZeVWpnMgQORrYuRUJA8A07wr4+Pw4pXfVVhfotOe8gD7KuW/TO4YeO4g+Pymmlmu822sKCbWNr49F6i0mez+HwaIqqWZ5DbnYBQB8RxnXPV19jpsW0nvk+7GtC36TQf510x/s/bhVdN/e5vtPnKc2CyW79iV4HmhlMeK3fDmrTyVmWeLlt6C9KwEi+Gh6tNOKe+b1Jz3bNsjtL7WHg+G26ggEEeLSMjnj7K1djs+UcjvrvPPti6JHiZZEgg4ajwOcVHMXf3tfHVqVqGQ3Ln5YIoI9MJsbdEsf9KJF6FtZTH4qo3SF019TTgLHo71EVRG2zJpAkuyLEAZy0/CmveoeT+a7pfQyxgLJmScoEfGnftzuHU3hlq2Nxu2N300uskQyOaq4nGwQBVLO8kEGUvWm0C6BQoOvGgPR/MGab72ra4ZEse8BRHxrNuepdjbX9IO7dUQPj9xqzmApnD476T1vWLzy2HkClRrKsS9PSzMflEfjx1nKuWjlWzG0D6/EWmIzjtPVXJ8z355luv3JXT4QsTOU9g66UJJ9fA/xH8QNfv40SYqgBSfNNyPP7+BJoqbOZsAVgOXzTp9/ypKddBz0BA4GipuizHEjzTSCKvXimsTyHUiOCCNpppNBzYrGhOgBJ004cAsY40xrkj/cMk9yvvRlwve3cG66vaHtPtKTctLZnZeCGS1vLZ3bqxbrGLdG7FinFXJ92d+JQjluU0aMY2jMlNZEMc7Nw1v1ny883u8vCM99WKIw+kxgVGEgYSW/McIgCvWT/FnNx6ft84NwIkeZctxLhYBDf7RGS/lBkmSa0l5nMna4t4LeFfDbn+ohzdzE7imnmtWLVbIwenFNbpQ2a81WWGGJIUqt/R+Q6hk0Tj0vYbq9csfpki0TLR1jhJ+yvJuZbdNpdhwGz0zIz4wD8+PXXV3+wj7rLndn2/8AcH22Z3oky/tbyWDt7NvwmNUsdoe6t/cd7D4GaFUUpb2TvLE5Sur9TqaN2sgI9LQ5Lo2339zbnT5NwG8kESJbTcBED85Dz1uRTK5v2Fdv8xTpPaAPAfcCvcore81kjnqdeWg+z48TzTV4bHLlp48z9p4VOYjCiss3LkdPD+/lr9nPhUPypBuvqDqNT4ePgPA+Wg04fKlTAzMsqRyrHLLGrRsjLFJJGCjcmVuhl+QgcwfHz4GBqn8w40SllyJFUI71e2nsV3UksSb/AOzfbTd1mUOHu5vY22bmTPWdWcZdsZ+qo+v+ZZg2vnxctb3fbdT5F+6oM5O0YjHAkjHuoLlu1dEXLdtgetR8861t79/ap9q+c+pkwe19xbEsSszpJs3eW5aEEb8wFhx2Yv7gw6wBjqEFUKo8AOL9nnHMUE6rT4fntr810mes5k5zVW5y/Y3MNDLj+ViPgZHsqiXd39qZNnYx8tszu7ua7bu5Grhdu7UzW1sLuLLbiz+RM5xW38VawtrZ7rZsrDJJNYmh+npU4Z7Vh0ghkYXF53d0Kt2yhAOLK5xJy8LA5RkDJz4VQu8m2zEst24F6iB7pEd1V93L+3D7ttmK9jCS7K3K8UccsowG58zgbiy9CPLBXObw1WhMEl1RHFtBJ0h9F10Fvb8+KOCjbizJxIB0iMiShJ7csKqXOQ+YPELF0f2k45cQwAywzjPhUT5PBe+vtzD9FfwXf7G4jHyVJkq4DMZfcu343pX6+RqzPU2Tm8tRtxVMjXjmQSwnolQNpqOOt2X8j+otirPsOa3BccyxLjWS0g43RrBIwhTEGDhXLb/+O+SbyE3XLLPlKAAFWFAERhbbSR4RwOQp6bA97/vzw+462a2D3s7kbX3ntlI8VFj6GbwGw9yW61yO6zzWthX49s2N8KsrOJrktPIWIppkDyBmTTtB/MHqPc2P23PF2O/tQPDuLNu5qxEeO5qPsRlAz05muK3f8QenLF8X+WtzDabw5Pa3F1GQQ30hSFjE4urHECQAAL47O/8AIF/dR7LWq2K3zvrH7nkSpBdgxvdztXBj72Qx7yOkVv6ylHQuTVLEsTqs8auhdGGpIOkVz1N6C3oW5zj03tBqmTtb1yz2SNLaCRxwg8IqA+i/XXLlK8q9R7owMBurFu8pxJ8UKrwcIIPfNbAeyf8A5Nbb13ps/bPur9t/Z1Nj5fcOKxu8O5mJqZHPT7TwU1hYcruhdmTYmzls82Nrs0gp1T68pHSp8+Lg3PoLb7O5f9Ob7n/LuZi0xt21v/pM8eFGcAMiloloaBjBIg5e45Z69bcW057sORc02Buqtx/Ki8EJgult5V2Ax0a1JMDUBjW6HYHvf/ak7z2Xi2d7rPbUljL2558bjc9m97+27J4+vcjgWrjDW3JPtyrLbrtAdJp1Lv1acgPmks+ufVti2mi5vH0KFYl9pzAXGUks4FxfM0tqjSmEjCTlSveivSNy437yzZtteuFranb7zYeWrQq2i1ubLMpUnU7SQccBJfe8O9v7evbbdOD2fvn3CbKwWe3VgK+4NuCPvRhty4XKYSfJZDEQZCHO4zHZHFqbd+hLH0zXo5XEJYKoLMer5Zzb+S+fbEb/AJPZ217beayQdsti4WAQkLbe8jMq6xDJbZdRKySsDmN96e/jDk7hOY3rqBh9abvz7YxI8Vy2jhTgZDup0iYGdXi7Z787Z39tYOPtxurZV/al6o8+2LVO5Vko5OCaaY3LkOeq53Iw5ZLl2nMGlRCHsQuDzTTjzH1Fy3ndzmF3c88tbg8yn9WDqIAhVAt+WukIGURqwVlj6q9S9P3eU2OW2dtyPyxy7RNuFMEMSS5cM2rUVYliMWUzlUo2I8hbrfWLg/1dFSO3XGLzkM9KWzWEv06B7C42GSEu5BOrKfNTpxz1pttZu+Qdx5LElW8y0QwVokwNZBwngeoia2riPuLfmi15qiGGi5K6lnT/AGgjHHMdYMCkaSSvuilcwu7Np3quPtwxrbq3mXIQsFljaFZJsJJPJQsRSIJI3LxsvSHVvPi4qXeUbhN9ybeW33KE6WTwEYGYF0AOCDpIhgZKkVUveRzXb3Nhzfat+1dYZWOoZiJNskqQcVMqREg1ra97VTb/ALVfa97k/c7iN0iGl2i7Lb/3LtvB3ui5mV7lZfGT7Z7XYn6tDHFJRn3zuDGkPKPqXICaakuPZ/TXr3dc33225LzXar5jXfNvXfpsttNojbvdnScdbWLF1AqnRLTMQD5/yj+LeV2fU235zttyDynZt+5excM3S1o+YlsNIDISATq/UZRpEsZr8wLc1o47bFqH6iSe5Zhhxi2ZXIlnntslOzP6h0LSvUjlZ2J569RPjx4nzrmW65hzG7vNy+vcXna47dbOS7E4dZ6q9n2Ftzt2v32L7q5izniTAJxxx7cevHGmx0itDXqxDSGnXhroAQqhiqlyjchq0hY6AAEk+OvHLK7MrFyPMYya3NGjSqDwAD20pYTHW81l8Vh6sTyXcnbqY+vDES7PLasJXCqFdkbXRdAQdPvGnGZvL/lW2dWGkGp5PlksCIE98f0r9Db2xdta/aHsf2m7Z1oFg/0hsbBUbqKvTrmLNVMlmGcHwl/Urkob/wCEcc3ZDpaHmTraWPexk/OtnZpp2yqZGEnrk4matdQGij7AOX38tT58SyY6iauRwpxRNyX+3IE/DTlr/fwiSMeFCQGwOdKcT8hz8/H4/wC4/fw47M6YGRHCjyP5a+PidPw8PL+HDiczSgDAUMG18D4fZ5eH8OHphlBzrnLhIADBpNV6fzdXl+UKq9aqApOvn8R8Pk5A0SZAGf8ASvqVzB7T0xodEYFvSjMrF+lwrooQdSkD1XOioOjqGmv8PBhaZH1oNR+FDr1EK2FTP7fc1NtnuztqxOYq+PzJn2tkl1P/ANNnI/RpOzv0A+lloq7jRT4ffx1no7ePtOfWmaFs3B5bf72XfDRWF6m2y77kt+yJa4o8xQP7kxPvWa2O5OEoz6jUjUNproCD56+B/Dj3q0rTFeDbgCMcqbjKQSPEcvjqP5ajQ8jxp2hI7aymwMCvPm58z4aeH4jT+Hl48TaZqAxFeqxI1GpOnl4Hx6jz5eXhwagLgaCJNHkZtBy56+APjqOQJ5fw4bSpNPB40ow9Wg1IA8tANQOWvj9/DEDhnRxSvXDHQeIPV4eIPIk/Z48RkxjNSrj30qpG5AOnjp5MdNOZ5E8MHXI05WcaVa6Pr+X+2n+zhBvdTBTxpdrRt4AHkfHTx1+zn5cMccuNN3UJuHZW3u4G091bA3nQ/UNnb92vuDZW66XSG+q23uvE28DmoogdQLKY+87xH/LKqsOY4q7u0m5sPt2MB1KzxE5HvBgjtFS2w6sGSQQZ91fmEe6X247m9q3f/u17e+5VK1W3f2v3Zewc07RmaLceAtFcns7eWOmZOjJYTem17NTJVZYwAyzlSFdHHGZy3dXt1tVO5gbpPBdAM6bi/UMDkfqXKUKsBBFWXTTdMElTjj1Hp9nCoExeOjtZivFi5LFe1amr1pGlQvFYrz2YYfRnruF9Qay9SgHqB5r5k6t1ma35f5OHX76GAGDzj/SnjksVlMWYLk1G3VpW3sxYy69GzFiswtKy9axPirrpDWuwpOpT1IiV1H/tbSBzbRvJ/wDdAxHET1/Orrbe+qJuWRls3AdLEEK8GDpORgiDBgEUpY3JGICIjlErF0ZSzmV3kDKHGhYs4YglSddAB58RkXAA5xk/Clbby/CRnl07al7a2+M9iB6dDpBaJYYZpDKs08arEFimaR1/5ZAKk6fm1Gg1HAuiXJCZ5kdBWgl51jV7KsftruDnM/dXKX9q0KW44MGNuT7knp/qUtvFzWjZ/TjHYM9WOpZsyI0iKFWUpzU6amncS2saSemHfV+1edyQVExieupe7ibV2r3BxX6rlsALO9zJtSjc3jg7C4ncbYSK/Bi7GTqxiL6DIX8HjJuqGKxFJDZgrRxMvSAVhW4drci236ZnDPH29Z4zIq3cspuAS6DzCBiMDH4fHKrZ/td/tpbb90vuhXsz3z7ob5p7Srdtt8b7isdtcbicZuTM3ti5rA45MXlcluOvuWhgtvbiwuTmlisxVXtR2Y40UEN1cbvL35WNlueabyyt02EtQjOUQm5c8s6igFxipMhVZZGo6hFY+6227ssg275tBIWT9JMifDwgkg8MK7mexXto7E+1rt9U7Xdj9lbZ7ZbNryRWr8FWx9RuDdOVhiERz++N1ZaeTcG8dwyrr/1F2aQRAlIEhiAjFHmPqZd8ynd3EFu3IS0ihLVsHPy7YwWfzOZd87jscarWuVbljrCu7kAFjiTGUt8gIA4AVNZyW0KiL9TuDFqQo1VLleU6+HhC8zc9Phxntz3YIJ1E90ffUy8k3znBOnwoo++O31XQHMfUHmf+mq3ptSOWgZKnpk8/+IcU39TbIYIrE+37qtp6c3pxaB7vvov/AN0NnL1LTxueyDg9IEFCJOo/+0zXEY9Wv/DxUb1QGny7RPTvqwvpp/z3AOndWNrujWpxPONoXa8KaH6jK3K+PgHLkWkkgkjAIHm3Fa/6n3CD6baDrLD7ZFWbXpuyxC6nZuxSajLN+7DYu3vU/WN4dnNudB0YZruPtwTqNCdDXXLUpg458gpPLimOfc03A/6cyDMaVLyB1aRHxNXf+3uX2pNzVhnMLB7ZNRZk/f52ih6kr939l3pFHODZ+2d3bzm5npAR8Fg87Xcg/B9PA6+fFm3Z9Wb4BtvY3jKZytOsxiY8wLQNtuQbQxeewp7bif8AwkxTRs+/HbdtiuKk70bh1UFP0HtccHXc66fJY3RZ2tIFYkDw5cT/APbnqu6P1bVxQf77tpeE5By2P+zUZ5h6ftf5b2mPUquxj3QfYaRZfd3urKNpiOzndXKdR5S7m33t3bsbDTXqevipd2Og58x5cT2/R/NiD577ZDP5rrvhxgKhHxFRNz7lajwC5HDTbUfNhHuJ7KTJ++vfjLEjE9pO3eHBGqTbi3RuvddhOvkGaGhjNrwu3Pw6/H4cWR6QuDC5urCifyWS2HHF3GPbEd9Vm9R7ZFlLV5j1NcCif91SY+NA/wCrfdDlSvTmO3W3ASNP0Tt81qSPw/JJuTcOah8PDWL8OLq+leWp4nv7h27AiD/lYj31Wb1HeP8Al2bYU/3Fz9o9+dBttv3A5nX9W7171rqxJMW3qm1drRgH8wSTB7dp20XQ89JteXFtfT3IbcHybl1uJuXHM+xSg+GVVn9QczaQrW1H+FB/8Wo/Gi7e3/JZo9W5d6dw9xM+nWMzvzdl2J9dNQaz5Y1Qp5jpCBdPLi5t+W8m2pJsbPbAHPUgc+99Rqtf51zXcAeZuLoj+06MP92KWMb7Wu39ZxJLtvFzy+Jms04LM5PkTPYjllLE+J1/HjTt7o2TO3VE6oUCPcKzrly7dkXWZlPWxP21J2M7L7Yx6qlfFVIAAAFirQRjlofBUUeXw8dOE+83Fz6naO81GAoyAHcKd9Tt3h6+hSpECOeoRRr0kgeA05cVy7EQSYos6e+DwFTH2Y5YYI0ZNSpCgEHQLy0HI6E8RHtpVIYn0A08B5ctPt+3x4jJnOnovJP9v8OZPEZxxowAMaITWPHn5j7/ALT9nPhvnT01s5PpFXGvjK5II5aBPv8AieEYpVB2+e6ewcZQ7ibR/wBebLHcHAbDyGZu7ETeGDh3xRq5nB258Dfm2yMnBuCKDII6zwskQZoR6ikAqxo7/e29js725YjXbtMwUmNRCyBPaYwGONbHI+VXub852fLbcj9xubdvVEwGcAkjHITmIrn93vgt34/KbQ7ad5sPkMjundW2FG5d8bAxOXy+0bW5vTiNzGZijVx1megL1aZZGsO0ELOXOrcurxrb8vG3uf6hbYBydRUkawSZEf3dunHvzr7JvXbqWF5bft67bLoLoCLeAiIjwggRj3CMhzG+8bCf9re/3cLt1UeytPbduGOg9h/m+lv0lsNVkLLqGpGyyA6fMig69Xj9B+n75v8AJbe7IAkY+/p8sq+N/X/L7PKvU97l1skosMs56WEx/u4j3ca6Lf8Axme0W8qtH3Ze5jcGLzmP2nvqPt/2c7eZW9CIMLu5trZrP7s7g3MO0hM2QTbGWfG03nXWFbE80PU0iSKlLcum43q31GFu0UkHizKWB/4V7Ma5/bh1ssH/ADuD/wAII+011QNOTyLfD+7wI+w8NUwOFefUcPTdooF5/tJ8v/Xw8eFnTfKkqzISGA5/fy0+P4cOMqamhk06g3LnoR9mh+PidOEaIYYmorzWMEnUSmp0OnLQa/Dz+PDYgRTg1GGRwSszAx6ag+X2/HTTUnglPE8KeOIzqAFxkG4e8u5ceG64+1GyNrwpXAQqu5u8MucyN29rqf8AqKOydm068ZIBWHLWB4SHicuwC4eEgt24EqPZg09sUBCnAjt+77adlnaoJcrEEYtyIBHgNAQQPLTiRbxC4Goiq6oApi7owWCw2Jyue3K1Clg8DjbuazWVyMEUsONxeNhe1fuSFkMjCCGM9Kr88jdKICzKOGDK/hgE9uPz+NPpP0rmarU/tr2Zvf1N7dw9gY+1ubeMeOlsYLcNGrk/9IbWrxTS7c2JHTux2KNSTG17klvKhYyJs3asklkjgCGhTQLeKqMcCRnnMZnrpmuXWGonUBgJAPvkcTjUO71/bk9te7Vd7XbTDY2yimOKzhYLO3Z64DM5SKTa1vAmOPrYnp06SWJ05niyl65ZGmzecW/7TpYfEH4VA9vb3jqv2UdvaPkaqPvT9ort7KxfZ2+N8bcmmdlr15cnRz9GNykrr/0+fw89toVReYa+NdBz158W7e+3yDUfJdf95G+EifZVJuWbC5gBdQ94YDHgCPtqqG9v2r++eBjnsbU3ntnc8UCNLHTzODyeAndoutzGLeJubnqB5dAurRRJz5kAE8XLXNyrab9pgSfqGl4HXwaRnhVd+Tgwu2viccwR148RiDHdVL93e3v3Fdrm23JuLtrmseu7c5+g4VcbbwuXjmzliN3o4u79Lb0x9rLLXc0haCfU6dCf1dI+NtOeXbZu3drum/QAlg1xSEJzTVB0SRq0gQcxxrm7vIEfyxuduhW80CVt4sBgrx+bPTqJnIHhWOwe+fuS9veaxW9+3u5u8faDJ/QWZ8TuXCtvTaiPjstRsVJ5K1hBBip4rlO1IpkKuF6mGoPMaz+subvtTyzcbrztlrQm25FxdVp9aTJLeG54gCc6obT0ts+Wc0POuW7U7XmRs3LRvIgRzauAB01BQdLFVJAIXUoMYVaftd+8L75+3OVx2XwHuH3PnJsfPmbD1M9LjM1RycmZxi4ppM5HjocLk80+IqpFLj1nuGOjZhWRI9OtW7a5/LfON7Y8rnG35butuSuDbZZAU6oUydAYyHgS4JkyZrhbn8Scut3Fu8t3vNdrulbVqTcsQ2AB8xSD5kqPDqaEOKgZVsV7ff8Akq+7zC5zGWd9bQ7abxwFaey2WxtCHcOGz9+EqkONFbcO4LfcNK7YSGN44mMHXOsjes5IVuNC1619Cb/Wu85Ou3QqADt7zqFOGs+WAinzG8TCYWAEAGFZNr0N682J/Q54N4VOI3G3QM4loBvLqI8tYW2fLJidZYnUG9+5X+/bvD30e1ST204/tPHsCluveWxN1dwd0NuGtlJr9fY1+fO1dp4utQrUIhiMjuSvjLjSz1oH/wClkj9NiRIcne839Dcn5Tutx6U/e/63vNtc2um6ENuzYuujXX1fWbty2jbfBiBavPMGFHY+mbfr23u7ln1Db5em0KYXLTNcuFpA0qCiqqFfrlZ1fTwaub7OyvcsUoTLIIajfqEhbrI9V2lr0+vl8zAQTt0nw5eXHlT3xrLRjl8Mca7+xtyi+SDiMj3YUkv0yBS51J0LEnRR0dLBzyHUGlfl5a/E8ZrM1ljGRq8sFSHwHCr9/tjdmn74e8ntNt6xVaxhduZKXe+5GaPSL9J2rH+qWRYU6sNXiEaA6avIAfLjH5si+ULJGNxh7BmfgDRor7ghATiwHsmW+ANd42IDyyNO46TLI8hGnINIxYj7Bz5fDikWIwroBFSBU5BQdRoB8B/HTlrw8gmnpbiP+zXQ+AI08/D/AB4fvpuFKUTac+RJ5/x18eHwmhxGX00aR9P5D46af48+G8U9lMTj20MHP2D7f7Hh5ExT+LPhXOPTNutcepIBJCiNJDacuFE3UfUhB+dj6ag/M3SB0nXz4+Ul1fQcYyJ+z7K+n2ZGGrJurClVbcMYZWVG6ijcmVgW6howALkqF+YkniyLiKsMIJ6z/U0EMc86Oy5sUzWvUDKl2BobMM0JKtHapOjxOevq0ZZo1IK8uY5DhW75tOLoP6isCI7D099IWtZNtwPLgjHqOfwrY1Z70ZK/tv8A1Li9t4TMett+jnUqWcm2KS7JkBVhjpQWp73WbC3ZtJWVH9NA8hToRiPpvlT2eYcsXmKMpDW1bPMtGQxPhxmMorwDm+y/Zb5tmdcLdKSRkJME9kYz3VC1Hv53H3E0MOP2nsrAXMhes0qNMLld73WjrqEltSJQzmI6KqysNeqP1GRWYLoOfQcttbLc+UtzdKj3FZiFttd8tVxm5pYMCYY6QjFVXUxEgVBf5SbJLMrNbCgySLYknKWBGUYzxwGdINvu13qkSGNdy7UjtZCF7WGi2v2jzVynepR/VRTZGfPbzyeBxi4qK5WEMlig2RCnrK9bIVMG43Gy2qorm6+5cB1C2btu2bREi5rv+WzK5kLoQjAkEiKlscms3GkqotAw2q8hYE/k0Ww5DRjD6T3TIt3t2O7kKX1di29/reMQ3HWJDYQ1YJXk+niVBXiZpR0AqAynUE+PEm+a1bZfKAAKzA7cpPX11zxtkEgrDAkR3GPsp1QUmZxGqs7EhRGis7gkjQBVDHU8UbdwloGJqFljGl+lhrlnlWpWrJVtG9GrNJ0kDUqehCAQP4cWfKusNQmKi81BhOVOBMHYqxPPdi+hgi6PWnuvHUgh9R1WNpZp3jji65HCr1lepmAHMgcQ3bZt2zdb6Rx+HxmpbVxXcIhBJyAzPd+FLb4SapDJPZjNeKEM00lgegkQQkSNK0pURBNOZJGnFHzCMTl7q0AgI7OzGqlbf98vtNz/AHZbslju8GLbuDHl87gZ8dbxGcx2Mq5jblfIWcpRsZ7J0aeLEqx4uYQlZHWy4URlupScTk/qzkPOebtybaXmG7Q3ATcR7dvVaJDqLjhVZpBAA+rMSK909Q/+Nf8AL3pv+MD/AC9zXl23X0T+12+5D297tb24NjdNbWzcG0s3HvwTdQuCoNpZZwuk1K9j3J9mMTlJMeMxuXPJBbr07GR2zszcWcxcM0xT1CtmrUE1qOmjaytDHIoCsFLEcdaV20Enc7ZFUnFnjLiIBnsxr52S5fYBk226cH+22T7xIIPsn2VPeze5Hb7dl7J1MZcyVepicXiMk+dzeMkwGFuyZW3lqn6Tj7OYkpWLGYxiYpZrcJhURQW4GDMWZV5/fcy2W0vtaa6jqFB1pijTMgHOVjxSB9QgnGOu2PIt5uuT2+bLoRn3V2wduxK7lPLt2rgvPbKx5F3zSlpwxJuWbysq6VLaTv31PZD7dfc52F3H7kaG+9m7M9wntq7e5ncNHPz2UsUu6XafbQu5vMdqdznDi3YXLY+xYmtbYyLBvpLkklKT/prfXBx269Ucv2e+R9uxL37ltGQY+ZJCKygSA6yBJIBQQx8KFddfTm7ubF2uIALQZ9URECSCcCVMZCSDiMzPEn2C2FtvuJ3v2ps3eu9ttdtNk3rOQz27N6bnz9Xb2Hx21dpY23unLUsdnLbLWizefjxy06Q1d3km60DMoB797v7fZ3r6EG/bSVWCSzTAACgkwTJ7JwrI9PbLZcy51t9nzR0tcvZ9VxmYINCgllDkhQXAgEnrIMxW0jf8XbTvv2ozHcDM0sttzsjiZYu0ftH7bbUqLjN09x9xQg4qt3CxmKl1kt5LcWWqfQ4WG30VaOEqXLtpE9dpE4hWu7fdorPPNLn6lwmQtsHEqxOGAxuEcSqKev6I3205Tz/k1zcXbTJ6XtjyNilsaXusBpF5BmdbArYVoHlK918GJGqzub213Z2h3fc2hu2DHXL+K+i9XK4i02Qw7teqV7i1mupCvo34UJZoHCzFVEgVo3Rz1ez3dve2fMtMRjkc8MMOzphlXgnqD09zL09vf2u9UNawK3F+gzjExgw4qcerA0jYvI9MgSVWnKqwiIVQGVwuvVIwLloATppoPzdWnnc0KtvWuc41k27sN4sQMqnzZW7YaNmtJfkl9INFX9WOXqlq6kyOixtKGQTI3Nz1cvLzEBW2B4cWNXxemCZirhYDeN6xXiTHUKOJq21CSZvIMtuxPE4VI/0vHVbDrMx9RkjjLD5jqSCeMy6gNyTmDjWvZuakAGZ+XTCt9P7dHcTa3ZzD9yszY7edxN8d593TYbDZO3hL206mPxfbnG1atnFVK12zeW0iZ7cUskt70opoT9LVQEdPzY/MdlvOd212ezNpNtbYl5JBZjgpwB1KBMdRY9laKbjbcqT9xuPMZnywBAgZYkQfie6tpNT3Bd3sqqWMH7f8HieY9GTencK/ftnn8sklLbm06pV0010+q8eLGz/j/dMnmbrdWrT9QRnMR/dqXH2Vlbn1ntlby9vYuXV4nUFx7oI+PZR5+5Huny+q1aXaLa6N519p7o3DPGfDVZszvSKo5GuvzV+enhz4109E8t//AFne7hieCIix7W1zPGQKz29Wbk/5O2tr/tOTPsGmI7DRRsd7p8z0/Wd7MliE1brj2jsft5gAvUeRSd9r5K+pC/CwTr58XbPpP0rZfU67q7AiHulQeskIqY9BVV/U/OrmCCwiniEk+zUTlXv/AGW7oZpSNyd7e9WaWXnLDJ3K3Pi60g5fK1Xb9/EVUXkNVVAv2cXRyL0vbBRNjYKf/UNy4T7XdqrHnXPGxO6f/dVF+SUXh9neyLzrPuDGT7hsFtTNuO/kNwy66DqPqZy3fkYk6g6kji3aXlu2Ova7XbI0RItID7Tpk+2qbbvf3VK3r99l6i7R88PZUlYL2u9vsOF+h2phKTDXQ1cVSgI5jw9KBWHUT5EaDic8w3KjTbbSvUMB8MPhUAVYE49+Puk1J+O7M7frdPp46qmgAOkKgAcuWunLQD7OZ4rvur7nUWaO+iWF+nA9Oyn5Q7b4mDTppxLp5CNB8fv8uIC7HHjTz141p/8A3bvd1jPbtB2c7DdqN47hw/fnem5f9e7jTYV7K1Mts3tdisHl8bjF3DbxFaxHFNvzcGXjlo4+fnLBi2sSCONoJH5rmW+/cb7/AErbMfNtJ5l0gldMiLaEgiWaWcgzpUKTBZZ6fkOzVQd7u7YO3uSlsFQ2ogjUwBBwWAs8SSOBqlXbT3/e8badaaxf34d8Y/Emq2Wrbsg2turI46nZKsljJYuzjI9zY7qjfVBK0fqKuqs2vUMYb7f2bo8q9cC4wGOoHhjqDZcMYrr7nI+U7i0Tc21sERJQlGHsUge8VsF7a/urzxnFnuj2w29mMJcljil3H24v28Nk4opXEK248JnbWUwt8GUhTGtqpo7BSy8yLdv1Du0I/cW1dJxiVIEcJJBMjszzEVk7j0dtLiFtlee3cjAPDKT1SApHf4o6jW5Tt/urZfc7Zm3u4OwsvXz+0t00WvYjKRRNBIfRnlp3aF+nL/XxuXxV+CSvbqyf1IJ42U6jRj1Vm6t+0t+0ZtsJHDoRke2uF3O3vbS+223C6byGCM+4g8QRiDxFPVacSnkAPDwH8f48STwOdQ0MK6Lz6dBp48uZP2cOKVZemg56D+77Of368KYpV8OkH/EnwPDGYpULHIFJ5gaE/Hx4iJmnodrGmo1/jz/xB4E0Qos9nx5+PMfDgSYoqT57PI6nX4c/s/n48CKVR7vvd+C2Xt/M7z3TaWrtjZe3Nybz3PZdggg27tTE2M9m5QzMoDDG42ULzGrEAc+EZFOvbl9grkG9vfZ/vV7ut9bu/cB3tasbC22neCPuDN3d3dKY9vT5S1m1x+F2BtnG2qeRvbypU5bFDbNeKlB9LVSt6RlRomi45v1B6p5L+9f0FsbTcx9TXLCPc29kqTtUuMFW/urhIXbgkzbDMXuGFt22ma6z0Zy7dWeZ7P1jvri7PkVncgh7pZWvacTasKPFclQylgFVSGlgVIqzGx/eb2upbfozx90dm7t3n6dPAtj+2OYy/cfLtlGnkq4nCzYfFNncrU3JN65gix0Ku8bn0+lCAo4Hc2Ht7wbU2ryXtQUB0IaZgACOvAQK+st96l5Iy3Lu13Vi7sVxLK63AJEmSkxlPihuutRu6fZd3t99Huatb+wmwt64/tHvXL5DFy9wa+X7UJlY8zt7aabqym18nt/enc3ZdvD7wr4fqaXFTH9VhZBGYPUJVfT9zzbkvoP0Xf8AUHrDeWNn6e5dYe7fLXUS5CIXNtFYFjecjRbQKxa4VUDGR8s8+t7r+QfXKbL0zt7l3e7x0t2yUYqJMG65H02kBLuxI0oCTXS3kf3DPav+3jtTs97Ze5uA3dtWTa2w8djtsbf7adqsriMBgNjY4PQxOZjxm7spiJsjBnsvBbksWKtu/M+Qew8zuT6j/Of/AI1fyd/Jn8q7TnnqX1Ty8WvSrb8jlkLasXbdoSTtrtqdZuJba29y7dIDuxNotbM13v8AOHoP0V6A3HK+Ucg3StzY7WdyNbX1dsjeDrNtA1wOq27ZJVRFwKwxf2A/eY/b03F9GIe7+7sVJdcJHFmu0W/EWOVj0mOaxh6GbrEqeX9JpdSOXH0/quadbWrgUCSYXD3N8q8JItgj9RCCe37q2fNOVJXUjTQgaMpIYKykqyq66qfAgEeeh5cGCCAeEUxwwoNrGv8AHT7QdQAPHx4IYmKGi0sgI0PhrodNf5jmCNeJIHDOhpEtqG108+X8fsOvIcCBJxopwpo3qynq1B0PnpofH46/D+XDNnFEDhTSuY9WPJdOXiRroCPE+enP7+BU9eVI9lVy7bbenHdr3U5eZAauU7k9qsZQl0BDLtf259sIL0AcjUipfy0gP/CzsPjxNeB1qcQvkJE5E67pJHsK9BQKCGJaIMR7MMfbUuPhlf1QFXRUlmZ3dI444YUaWeeaeVkir14IkZ5JHZY40UsxCgkMpZ4AzpYau2ql4eKx7jdz0Nz4+B4fbVsjNV8vs7ITRlH9y/cHB3OuhvivTmjWaP29dtstXFjASSqP9abhgjyaL+kY+k+RZmOo21+kfUes/wBo7AfqPHIYTT4AYQTxP2D7T3gcasFNt8StqRqep2LtozFiT19WpJJJ8SeZPCONCRhhSVY22urf0wxPidNfgeXMEEfw4KAKUdVNq/tVJCpaPkriQHQj5gDoCfMEHTTmDrz4MOwwFR/VMU2rm1EIICA6AHkDyUnxB1114mS6QZbOaA25GFQT3l7Gbe7vbE3F2+3Qs0eMz9ZEiv1W9O/hMrTmS5hc/i5wPUgymFycEVmCRfmWRAefPW1a3brcW7gSpyOIIyKsOKsJVh1HCDFVN3tNvvNrd2W41izdXSSph0Oauh4PbYB0P9wEyJrW37cMq+I3/vb21e4O3t2n3Aw+ZEOxsbj8ZDQqTVckclnpGym6K982rWV39BbTJ46q6xUK0CPVgJlRg0t7aWLd43NOvaFFIbMqCxUamgERgmJOIk/UJrbPdcwt/pbpmF9DpYwVW4QAfMUEkaXHiwPhJZeFWf3l7Kewm/fVfcnbLat+0eoSz29tYSzaV+SFvrDRhykTqyjVvqA3P+IKqW18uxdupjP1SPc0jrrUa4743Ldt+P04+8VV7dX7SPt+zTO2Brbi2fN1OFbbO6c7RhQszkkY7OvuvE6Kx0K+iijTQADTiQXt6v03EZSPzLB961G9nYX/AK7JSP7Dh7jxqsu7f2Z90xLK2xO8VptFc16e8NoY/L1wPCJDktr5jDW1VT/mGOc/Zz04Q5k4Gm7aJIOJV/sI+2aiflW2YHybzDq1L8MI+FVs35+0p7tNr0MZewR2R3LuZNbMmVwWBzD7QsYMUTHBjpIb2+7OJrbjfJRvLI0YNSSs/wApWRWV+BHMdmAyuLloGCCygz/wzEdRzGM0H+jbmA9l0uMMCJiBnMnPu+dVA357Sfc321jltb19vneLCUIkf1stDsXMbmwCj1OoyjcO0o9x4dYiYy3WbCpp9hHElh7W5CpZuI9w4wCJyy4Y9kTUL7LeWwQbbERJIxie4nGt9P8A4+3ZSZMX3z7+5KhLGtu1iu1W1LNmrND1ehN+ubukqGxGsjGu1apWk5aqzFG+bUcY2+cXOYRGFlIHVqbP2gAg9hFNy+2fOMmdA9sn2dQ+NdOtCuECgKPLn5jT7PHUfbxEMcTnW2cqc0IOnw005+Gg15n7iOFpmlNKcPkPtH8/93DyMqHHjSgjaDkPHT/058EKUUOr6c/j/D7vsPAFpwpj2UKH0/Hn4/h/Ph5wginiDXNpHJIZmhUM5JLqVY9LNzMi6kA/MfE8j48fKYtaWGZgYV9NzqWThSkq/KEAdAiqCqKCdNQPk/qc2IAJPLkSPHhx45Dkk8KfUQfD9XGhFjm6WOkYhQDqbqLyAOAo6uv0k6inzHnpp8ODS0dJDZx8Og91LzcQatH2wy1SfZJxV+6UfBjJJVsJXkuMKcjV79OFIYYpTL1zWzGFQM7IrAa8zx7P6J5rYsckG03l0K9gtB61OIPeCch1V5p6u5Xudxvv3m1tl/NCgjKGHhxOEYAGoovZ7dn1jUsdhclfoxQT1bgo7X3T0ZaQWmjnvyT2IMN+lpnIWWVq8TyxRKnS4LE6w7/1SbfMGXbqg24GKqHYHT4SSztJNwjzCF8C6tCqAIrW5f6fs3tkDu/DcMGGdRplQdIgGdBwBbE9dH3g7lZmSrDZpXKGJpV6uLx8F7dWKwMcGJrO1yCutWzlLl6vELVhpJII29IynqKFtSaW957zbmFw/WbZAAGqIRchMHIRhMVY2vKuT7JiWa2b2qS0FvERpwy4CMp6qu32o7nYHa2z8Rit52KljLU6H0dibEPmM4J1q2LKUp55WoxxzTLQMMTt6gXSIaHTTjp7PqW6dlaS8mreqgBxMGMJJzmOrCZrj+Z+nNre5hdu7W4RtnaRgOIEgYxnJymDVEfeL2Js+67eeEzmF95Hur7EbVxe1J9tZLt/2Vnq7T23n7L5S5fg3Dce1u5WTNCtfatJMa8jPFDDpp0aGn/3HvlveYlmyRhg5aJGOEHumRVO36T5elxrl+9uGZogLohY4iVOJ6ZVMmR24m7dq7X21uXfne3d1jae1dubSgz8O+aWycllqW3aMWPjuZXH7QwZxdvKZUIZLll4jYnkc6ydICi/ufWvqLfXn3Grb2w5kqttREkmBKkxngCB9lceg/TS3C91dw7FtXiuMcTjwIHHKO6i+L7fbH2ft7O7di2kTgdy0lobrO79x5q/PufGJOluvjdzZJ7OCmzGOqWv6sUc0jRwyElAo00zr/qv1IU8ht2yW9SsAoC+JTKtEYspgg8IrT23pP03ZvW9ym2Bv2WDIWZjpYEEEYxgccuFSpuT3n1oZJk3V3r7UYl7HqvagbMbDlstK/U0yy15bWVvGRnPzaqdeenGOLvMN2xwu3dWWlS2PsBrV08r2ceKykf3OB9o+VRDL7se1Veee1R30Mtfnczzz7K2DuPIWJZmAPrfXbY2NXqyyyDXQ+vz8jxNtvTvP9xjY2G4JnMoVk9cnSOOdPufU3LLKCzuN8osAQE8xmUAcAstHYIpPf3ZY204/Tdrd8dwsQFjaTCUcDBLrqBod37xxllFBbkfQ08OXlxpJ6K9TvJNjyh1s6/eYwxyjDOazG9X+nkwS6zkZwpGfVgJ7u320yd0+9KrtV0gy/bd6GTMaPDjdz9zMLJnPQcdSztgtp7a3bkIoujQ9UkiR6HXq058R3PSd3aMV32524uiPAhLN7MAPf76sbX1Em+b/odvfZDPjYBUnqJk/Ce6qq+4T3SZf3J9pu5HYWDbe3drVe4+1LO2ps1i2z+6snj61m9j7565YLUFCkkklBY5fWqk+nIyqgYgjFPKdm26t3bzs72bquqxAJU6hLBjkQDAiYg1pu2+3W0ubYKttbq6S2onPMAQO49hrQV3V/b07h42zZx+D7gdu87ahxUlxMHLQzuEkeII0hqw2MrhqlBso/UfS0m6V5HrGunHd7fnW1FyTbuagczEdvHh8a47c+l935Z0vbbCIE4YYcAPxpBz/cL3K0r3b3OZnt9iqNHtx28j7c7LxlHYOTpYPbSUsNiMdld+42HE5i5XbuHFhKYqS3Xd6YheWIRrG7gypY2G4a8S6TfaXPh1FZ1aB1LPHMwOoVvj1X6n26bUFAqbTb+XaTSdKtpCm7En9TSIz0gEgDEzWXuPm+4u5K8W3cnuvcF3bmMs/XY/Cz14cdHfuy2ZpJM9k72PrULe4MzZszTN9TeaWZIz0KwC6C9a/YoA1hB5oXSCDkOoDEL2xieNYnMebc65jY/Zb6+77adWkgYtiZcgSzSTEmBwioorDOVpIlHoWBGZOlJ4GQBAyh4hbrdCFmOmnSG056+PKeA9skE51g+XpMKIFS7tiPcoqi2KOJoO0kMUdu961qOJ7JKFzVEcTWDEofpVyuoGh18CP1SggqBVhLDhNTCB86ub2q7Z5SL0M3H3Hp2LFcSPT6a0cTVXdVBjhoGMxwPrqF0/qJ0aJprqczcOFuFWRp6+6un5btJXWtwd0Yz2zW4T2CdzL20Pdj2a2nufLw5fD9xDP28ytsRiGCQ7nsjHbblkRiypYh3PFTYdIDFVbTqB4m5IiXdw1pFh2BjiZALRnl4TUfqSf2eliDpGr3H5wSB311eQbPpxED0F5ciCo1DDyPLXUac+OgLmImvPwMcMqVoduVE0/pIOeunQNNdPDkOALwcM6fDM0qRYaBdNIl+/Tw+wg8vHgWY5E02EScqPJjYV/wAoH3D7/Dl83Ax1ZU4YNhlRhasaf5QPAn7P92nDzqEU+R7KHSKPl4DkdeX8dPHlw+mMKYMTgKPRKgOgAH933kc9Rrw+QinFNjuL3J2R2g2Rmu4fcDKfpG28HCOsQ+jJls1kpQwxu29tUJpYP1bcmZnHp1q4YAc5ZWjhjkkWhvt7Y5ftzuL8kTCqPqduCqDxPE5KJY4Crmw2O45juV2m0E3TiSZhV4sx4AfEwBiRXH13+27uTvf7gu9Pub3o4kXvBuuluGh2vu5Xdu49ldv8NicNiNq7X29kcXiLVNMg2P2/gK/1eVjqZOH6ppJFpRQKpbif3Jl7lwAX7jvcYqPzOZ054hRCKxxgAkcK9U2vKF2dpbQdriqiqAZ0gKM9IOEkljwqpe68NmMXnqe4dn4+nsXPbHydeeK9tizftYa1SaH08zhK1a3LJVo4TL0bPTepwRvjLTelYA9VA8dlXDAWwZtmYwGXf0+2huW/LPmqvl3VPAyD/XiMuNPsbugkluTqTjI8jlX/AF7GxLJWx8sG6IvSqZ6nXcvBFFDnq8layF1Ecs0rAkMmgvYcNCrKxn2nP31N50p4iB+PGumX9mXc+QzPt+7w4TJ5mK9Y233wit1sP6Bjs4ijunt9tyy+SmkKgWINy5XEWSnRoiS0puQZ216XlAtJy5EUt5wuPqByEwVgjMEScQK4P1ULn+pJcYAK1lYPWVLAg9WnAdoNbdi+n/r5fH7eNEtjhnXNUGZQBz8vt+zhycMM6VASWNP82nMj+f8ADgC3WMaegDZ56a+Z/wDTw4U0opMy+4sTt7HTZbN34Mdj4NeuxOSS76FlgrRLrNZsvp8saAsfHkOYdEa4dKCX6hSJAzwFU92v74tqbv7zwdoMV273fYF/EbxyuN3HUyOLuSuNk7UzW8cn9ft2Kv61WnYxeBnVJY7Vh4ZSpeMp1Ea55BvVsfuGa3ogYYyCSBGXbVP/AFHbm6LI1asceGFWU7adx9u93+3GM7p7JsSXdqZDMZXa92RijWdu7vwUiJlNrZ0Qloa+Sjgnhs13BMN2nYjliY6sqZ292N/Y3DbvDKMew5HuPD3ZirNjcWr4m2eJ+Gfu6YU45rXLx56k+Omn3/H7OKNWK14/uWZqaf2zZvt/XxW/c/D3fzeE2JuzCdq8Db3V3KvdoMMmX7sd+02Rt2hYq3MpuGTsx20zVSsiSxf17qdTqCWEO5PMPJI5UFbmZIW0GKga2MBvHC+GdUMQsAzVrZJtG3Cnfz+xXG5EyUGajTJlvoEAmWECteO8cR7mMPtaCD24Yj3Gbf7lJsbuj2wxvd3Eewntt2k2bsntH2Sjs90+x+x9uYHvf3tfBbW7j7elzVWtHnNuVr1nIyQg2Ee46TNj8v8AT3pX0DyPfcwdf2/L0tXN3vN1du7c7vcstk3bm53d60nmbhoU6NRUWx+kugGtm5zDnnqzmm12Fk+bu7t1bW326Lc8ix5lzStqzbutpsjGIhoCiZVAA3e2Xse7ab33D7lO4PcLvf2/3R3L7B7G2bne7m/9w4rJmT2t2dl2T3Q2LuE+2/be2tn9ue5Ha7dG0MbkZJLtrcFG5uHMx5C5OJ4XSlHz38KeuOZfyz6esev9/sTteSby7eXlO1KM29bbKzW/397ckm21/cXF8Fq1a8mzaUBWuMzMej/knkG1/jznF30ly/d3L/NzYt3OY3yyJtxcdA6bW1YUK6WrNtpuPdfzLl12ZggAUWU9mXZibEV8/wBwd5Zz2c72x+8MnQ3B2s7me1Ptgva6fuBsK3jgcTmMvClvBbW2/i8vh/of1DG7JweLqZe7WE2Tu5aQK8fwL/54/wA58r9Q84H8Men9w+45HsNxau73cP8At1e5uPLfRskJu22uWtqbp/cPbDF75WyAvlsw+iv/ABv/AI/5l6e5YfXXMbKJzTmG2ZLChXZbe3ZwTeAKuq3txoVrZeNFkBxJuDTJf7hew9jdx/a7vbeO5dsYifdHaGhT3DtXcFjGw2bdTHnPY6hncAzSx2pp8FkcdcmeWvI3pJZWOUBGXny//hn/ACfz3Z/yBs/SWzd7XJeY+ZZuWMRbYpbc2ntqWdke2beLFhKkqQBC1p/zp6O5ZuPSu45xuAG322UXEbCQZXVqMCQyysAY4EzpBGhf2edkcJ3297fYPtvtzb2Jr4LaGQPfPuY+DwmMrPS2b23nq5Olj7f0NcxVotwbnFCgqsqqxuA89NeP1ouXbv7byScLh0yRPaTPXpyzr4bu27S3AFA8Mk/IeycSO6uw+zekktStZmiW5aknsvAbEP1LsxMliQQeobDIhbViFKr5kcAaYjDGgPqdSSW+z4eXj5Hx4VDjWSz9XmDrp4eH3H/Dgx101AynqHPy10PjrqdOXIkeHB9vCmpHsRBtfsB89Pt0+3TXhgAPFSmKRZ4FIOoGvP4+fmBz0PAsCTFEDhUW4yevtm7uTHZ2neoG/uzcO48fnYcXkslic9T3DdW3UWS5iqd047O4essePlq21iaSKpFLXaWNiIzuDIiCsADsgAEEZ5gkHIg9YIB6SYjOAPd25dvfNMbc2xbHePMVqm7aN6l2Xw4M9jY+VhkoT959xM4NSxv3FN03Ye0u2FQvWwNsRNuLJSCfIQfQ1YK9oNZI0jAHPMHu7BxPEnDLNyQghY18SOHcevrI7pqYnoKAB0ooRI40RUWOOOKFBFDFFHGojhhiiQIiIAqIAqgAAcMD2YCo+yi5xo6TqoB0118erX7NNeYP8+FJ+qlGNE5cSDyIHh46eOunLX7+fDkyZpiBSTYwy6fk10115ef/AK+PDn6pyoYwpBs4MHqHTrzJ06fhr4nmeCDEYkUhOVNLI7eVg4MfPTny+XnoAfDUePE3mQcqHT151rx953tI/wC8OJxm+tmYxn7tbFSJqMFHIjbmR39tStbORubKTP8ApyxYjcFewGtYDITrJDSyAMUwanatI2ny7erYuBbzKthjDFlLoAYB1oviZMtYXxwAy+JRUd+359hrP/vAeDELjmFk4CTkTgDn4SaR+yHflB2vobh3/by+5No7esWNr5zuwmAsU9w7FzOHlWjd2h7jO38An3BsHeeCmKw28pBFaxN6Pos9UKScScw5VueW75tndCi5pV1UP5ivbcaluWbo8N6yy4oxh4lWGpWqDZbhdxZ8xSdQJDqw0ujLgyuuQYHOCVOa+GDVz9u2MBuzGxZza2Xw+58RIiSLldvZKnmKJ9ZVeMSWKLzJC8inXok6H0PhxnM1y2ArgrjhOEx1dcdlW1ZWEpB7qddbb8bDqWMnXpPhry56c9OQH2cRs7MZHVTKATJwpz4/bjOyxpEZC7ACNUdmkJ/LogB6mJPgPHiI3IwqVoMEVEvc/wBzfti9vF25j+53c7A4LdOOiSS9tLbVTJ7m3tSEvS0Yv4badWzNiHmU8hflqnp5+A4Y7Rri6ykIcZIie0cT7KkBdTAaDExPDuqryfvFe2mtJDXo7R7jVqSTWnmyeej2+lYQL6hSaKvBnTMZ7soRm6pT0o3+dx0mq0WiQMROYnP3TUhRnGtzJ6+nvq8vaz3y+1vuntWpunbvdzaNQzSS1be38xl62O3FTvV5Ejnh/SrDR3LcGsqNHNEjJJG4b5dSANu8txTAIK5/YfbwqHT4ioxI6Ydfsqyex+53b3uD68Wzd34HPW6kLWbWOo5CJsjFUR/TN36F/TtTUer/AOciNFqR83xl8xfp4nLtpirD6gakhB46EnzB5E6c9Pu8eDU49tDRpGH+J/tpz4IEE4UjQoceWup11Gn4Dx8Dr/blwGE4UuFZep9ngfD+XP8AEcEKaMca5v7MUskUdnrNe2rH0QhhSKWVC3QGBckrGSwHIdQGh04+W7i6kwIV47sa+mLdxkMCCtGIZpo68Ml10SVoh6iyD0oEkGnW8diTRQXZAfm5acuXBW7MhQ+PcOP2+yhdiHLDAduFIk/cvZGIZ0yu7dqVXaJo5IXzmKEiyQqrOBDFasWebeACFj+PGvZ5bzHcqW2m13FwAxItvn1ZVmX+Z8t22G63NhGifE6gxPfXuC787NxtmylbKbyyFC0sLdGztu7yyCTT1m1iEs8OOpUZI0imcAmQhdeXnp03J/R/qe8Sx2d5bRGIMKRlwJyzrnuaesfTdq34d3bZgRioLLxwkDPs99LtnvvhppVlw/a7upmnXU+rlodsYCGRXDp1O2X3TatIysfE1+RGnPjsNt/HfPLjhxbtWx/jcfIT7/trkb/8gcmUHS1y73LEdxOFC/8AebuNYQJg+0WCxqMilH3H3BtzvGdD8r0tubSEJdQAen6r8ddeN6z/AB7vfpvbiyh46Qx92WHz7Kyb3r/bETYsXGaZ8RH2TjRdd89/7g/p2+2u30f/ACUNobgzskYJ/wAs+d3XHAT83yn6fQHnpxo7f+O9vbbVf3bssZBVHzJOFZ17+QN3ctlbe2to3AyT+GPTGsTB3vyQJud2Nx0xIdDFtrbmyNuLGFDN0xSRbXv3lLkecxbw5+PGnZ9E+nbTA3DfusB+ZgAfYAMKy39Z+oLiwDaQHqXH2EzWA7ZbsyoKZnuD3Vy4k0Lx3u4+7Y4OnTpKmnisjjKKo3UAB6eh+HGjb9Oel9uQRtLbdeosZ+MfCqp576iv4vubg7oEfDtzo3W9te17TLLe2zSyky/KJcxA+bmdtVGplzLX5WHIctTxaTb8o27Ra2+3E8dCkjskg4dVVGfmF2WuX7pXq1mCesjieupRwXYXEUFRKOEo0VXT5KNGCkASw1QJWijAJ108NB58uLib8IP04XujL2VH+2ZxDEnvNSthey9bVQ1cOV0IDgsSo0HzKfzAHw5ePA3OYXT4icKe3swhw66qd76+9Nf2u7Kwe0e3y44d7+5leeXbtmzWhvRbE2hVsGjk992qEnWl7MXLx+hwlaQdE1lZpnBjrNxwHqr1FuVC8r2JI3V0EsRmqdSj+5jgCchJGIFdVyDktreXWv3wDt7ZE/4mzg9gGYHZWlDE5LLUGv5bNZjI7h3Tm5ZbOYy2cuzXrdia3I5LZG80hmu2ZWRj0oVhRVKIOhOocRdS5t2AuH9dsSZngMzx7cRjNen7NEFsIBFoZDL3DhViu3m9ZceIatd4fq3/AOos2dIYzTqK8bzTV4NBFHNIWEUOijQt1t8TU16rsZmOh9vGtK2wUaYmpnkz2LyNfP5KeulhhPCtRSI2FR61CKSRLZZj6o+vUGdz8zyOCQSCeIL+7e04t6oIz92feKsWtsrqbkSKRZ9lVpcFSmoSS463Fbxc0ksTGIVZcrVpI82pALKuSRX+YAhZGDE9WvFZ+YEO1qZU5Tn18O2rC8uXQLkEe+kXL+37Yu/DVsbo2xiJRYozJbuR1lx12pbiytqjfNe1ETZWlVyssMyK5IFWV9ddEAW253esibRhsx1e3plQ3uQbfckeauMZ5H34cc6gHP8AsJ2vYvG7gMhaxVe5Hbr2MJagjLYzJ0JXgyWIWzVFqWNqqsHinjglimiIkYoCuulZ9VXlXTfUsoxkYdWf2x76ym9K2y48s6XOEH3dDxqsPfD297w7AUcBns7hczkdhZgTpiN5YqmMthJ7wbpkxli9hfq61W3XqnVFnau06MCoBYLxv8n5/s+Zny0IF8GSpww6wDiR7+2uf55yjecpIN1Cdu2TDEd0jAHDjFQlh+5ObSyi7c27ai10insZCVKUFmJ5F6w1RfVb5U8GIBfq1111J3ntG6SXkL35do/rWGm8a1/lAxxnAHswrfV+x12Utd5Pc3vDvdvk1MzhvblszF7lwmFmlqyxV9/7uzQ29s3NNi5hJcs19o1Kl66to6JBkjRZtGMYOxy23b5byq9vU0nc3bosIZ8ShlZ7rRw1Ivlqep3jEGM/mu5uboi2xbScTnGBELPHEyRxAE116qFKqwIOvzD4nqHmfHmT+PEczjWEQaFGg0AAH38vx5n7OG7eNIDhxrPqA89eWvx8fH7OFRBSBjjWLTBV1JOvP+w0Px4fsoQQMIpPlthT+Yaa6a6DXw8/sHBKJ76WInqot9eoPJv5+X2fYeJSDTRjIwrOXPYzG072UzOUqYbC4ihezGbzN+VYaGFweIpz5LMZe/M5CxU8VjastiViQBHGTxDeuW9vafcbg6bFtGZjEwqiSe3DhUiB7jratDVcYgAdZOAHtrkr7i/uJ5L3s9zNz7tkE+O7ebJ3Hk9vdqe3zHWrjdmWZ5vQ3LfQj/rN8bkxcNe5krboDXLrUhIrxKG8+vLu9/dHMd2BrdfAoYFbVsmQq5YnA3GPiZsMFCgerchTabHaHbbQS0/qt+Z2HE9QX8q5KMcSSTGOYzG6oMnbi7cbnx1m9SENmbA5SZmqS1phHLW9WGCWtkqUwiLBLVeSeJuYkiYj5YltD6mkJkD0zrYFx0bwET1HL8KifKd0/r8vaxu9tg/p+4pav0dmLB3rEsd+nqLFiSvP9DHUuTq5Ekh9BXkQ6mZh1aWbez8tfMRyVORPyw+I4Z1Xfdaybd1ArgcONM7O7kp5WGpXqZ7Hzbc9WSgce228FDFUilV2Ne9kKtqTO4e/HLXiZW9M4+wY+ZVyrcTi4EEE/qnjPwj7p6jFQOdajSQEUTl8j31P3s499e4/aB3kyW/9t7Tye/cVe2JmNp717bvmJ9oYbuhVuxnceypsXud8XuGnU3Lt7L4+WTHXXqTRusz1/wDl3HaO5ttxe2rNcCq2oAY4d2In+hrA5nYTf2fIYkMhLKc8eoTwIwOPUeFdcHtC9zWL94Htu7Y+5LC7C3N2xw/c+tuO1jNnbvymJzWYp1ttbtzm0HyKZfBx16GSxOZu4GaxSmEMEjV2XrjU+PT3LN+ywXcKFuFFYrMxqEjHDhByGdcFNski22pASJjOM+JyOGeYqxEtrTwI0+PkNfIjgcMjTURe1ofH7PPU/cPt4AscuFPFJ1i7YEFhqSV57ghmNOC3O9WpNaCMa8Vm3HFPJWgll0V3VGKKSdDpw4UT4jAnGkSfbWrHv33z3HJPlMTuVZcdnKE81CzhpI/p48IyqC9WrX9SRRFIrBxYLN9SjK4dlZTx2/KeV2zaF1CGtkSDOf49nCsTd73RKMCHmI6q1D763xvPD5sbo2DvHP7C3viXmt7a3ltfIWMdnMBlHhkRLtW3CeuSF0lZJ68gkht1pJIZo5InZG2N/wAtXdbRtqWIDjPHAjFWw6jB+FVtjzBNpvLe6e2t1EPiQj6lODLj1gmOo44Vev8AZ9/cYx2ze/ud9vXuFoYnb2z/AHJTV8RkNxzV4YNj4fvzjHki2tZyUEfp1NqYPuljJpsb1kLWiyi44RvHHIoi823vP7lnmVvZc0t+XdRTauMY0HHwsAZIVhnJIkjITHod70xtrnJzzfkl03bBbWq5sEI8QJGGpD1RIB459Fventl/20x+X3hDZeHZGHrzZDPtfFiW3tGjChls3sg8cUslnb9WAF3tka14h1THoBl4XMNv+3stu7C3LltQSURS7wMyqjEgZkDECcxlmcj2W757zKzyfaG0N9fbShuXFtIzcF1uQoZslGbHACSBWpH3z19+57tl2/7wdntv7N7w0uz24sd3U3T2nnz2/wDa+9+8fbDJ4mhjtz7P7Lb72Dn8JHit4bt7f7ptGrDbNmDNiWGmiH6jU+e7L1Jsudc12629VkW5a2HAKu7KoUXVyiGhcGILzhx9V5t/HXNvS/I91uNwy3dwPBdVRGhVuMrhGzJ1IQx0geAjKSNVvbTu12b7vZ7HY/sd359125+0XZbZu0snszbvu+v7qxzdmN54QfpT0q26ZMVHnMzt7B9vrlyDIYWJ7wtiGtXuNPIlT6f5n/8AMb1hvdvsOR/x1y+6nLtjz25cTmC24dv27tbtWSQzsUti6zuyAoW8sBRhA9a/8ZPTWz3e45j6t3dl91uuXKp2pcFAbgV7jgNpEvoCpJLaQ5LZyafe7j3U9uMB7jdtZb2l0O4e4q2xMRN3C/72e4/aHebYPdjdO4+5uWzry7RfD5TN9s5u4vt829tyrNW2zT3Rgb1ehSvzUce4pQRjj7X5V6e2Pp301sfRuzU2eXcs2dnb2SsC4nk2ksrdt3VJuW7ji3rcKwhySoBNfK/M+dbzm/P916k3gD7/AHe5fcXNQLWyblxrnllGAW6iToAYEFQAZqIs3+6L74GjIx/cram2vRrw1YpdsdpO39CeCtWQR1q8Vu3ib9gCCFQiFpCVRQNSABx4vtv/ABm/gLYXhurHpXldzds0m5eR77FiZLF7tx3LE4liSxOddxuf5v8A5V3dj9tc5rdTbDJba20XuCqgUDqAgDMY1WvfX7gPvc3tSyeF3R7ku4t/A5GFYbuFiO26mGu1iUlkp3sdTwMNW3XEsYcoylNfDw47jlP8afx76Z3Vvfem+R8p2W/tTou2traS6hiCVuadYkE5Hie2uR3/AK49Xc3sXNtzXmW8vWHPiRnOhhnBUQpGXCq/2O83fSyZ2fu33GqtcjaKycXuPI4BrNUSeqa88mAbGGeusiBvTfqj10JXkCOse+7AI7sU4CcK5sNcL6lMGMTlW6H9hDt/uXevuN7099N05Tceax3Z/tLHtfFX87m8tkqkW8e8WZWtK7vkbM9eGzS2Vs/JFixBRbat/m14rsWu318XhQEkCIMiASY4S2RGIxmpLaMhliTIwMn2iK6ON7+57sb2/wDXizvcXDXcjXGjYXafXu/Lluf9KSPBfU0KkhI0/wCoswgHxI4mDKDjieypyjRPZVOt8/uPPEs1ftd2zaSTUrBmu4mSCICOfqx7X21NJJIg8f6mTT/4SOJdJZZXAH2/cJ99Cptz4pOI7PjTa2p+7VsmPcEuxu5+yqEG7qdWhau0O3O56tnNpTySPJTySbE3XJUyE9OwkR0atkZwpUqdCAOOz9Mfx56r9YIW5AuzuOswtzdWLFxtOelLj6mEmAQImcRXOc+9W+n/AE4VXmly8haPos3LoAaY1MikDLjjVrO3nvj9vndnKbo29sfPbmt7m2vtufckmAzuzc1t23moKsJa3j9v2rENqhkclQttHXnjEgIeUNH6sYdl4z+WC/8ACHond+vP5I8rYcn2RKXLfnWm3PnMD5FgWA5cvu2GnbsA1szqdkRWIh2vq70/zAv+wuteVbXmKwt3AlxRgRbcrpLIxC3FMFScQRJC0/ud7e1Ugmzk0WGiZYpLUkuRQrjoPUVb16xHdp417GMxEDGa3PD1+nCpYI3hx8Nfxf8A+dPpn+RPWOx9Hcx9Mcy5Tc5lvrezs7n99tN1aS/dbSg3CaNtctW2YqouqHBY6VViKuXfUGw2q223639sLrAKXQeWZ/8AqKxA9oyMzVgK9mtcrVblOzFbp3atW7RuVpBLXuUbteK3Tt15V5SVbdWZJY2HJkcEcfdDLBKsIYEg9YIwM9tbQM5Ygie+sGj1Px8efM66E+Oug8+I2EY8aevhAG8tfIHQc+X3aanhiTSrNq3hyHkeYH944cREcKVBtWHI6c/s/DxPh+PA4SaVEpafM6a689fh9mvjz58Opk40x6xSbLRXwI8TzOmhOoHifH/DhTOIpYcaRbWNViwCkdXMk8tSBz5efhwWqRjnT4GmrkMGr69UY056EgctBy8B9n8eJEOPbQGJxFVZ7me2rGbpy2T3nsDdOb7Od08rXrxX997OjrI24hQrtXx8O8sPLG1DcyV4GMXVZWR2rn03WWMBONHa8wu7Zk1ql7b25At3BqSGMkRIKgnHwFSGxBBxoblu3eQi5qDEAalOlxGWOMx1GcMMqoflvbN3u2XuKXd+5e3+NylqoliH/uv7QM9ndk90XqrEr0bmU7LPndg4e3ItkO1tMDmZIJ0I6MI8mp47LZ815LetftuXbkbB7jS2231sbnYM2Q039L3bJI43bYCjD9wBjWJe2+/W4bu6tLu0UAJesN5G7VQMQ1uVt3DP9lwav/lGi2d99+7fa/t/A7q7n7rxveHt9nXyuPxO1+4G1M32X90K5DESzVbAgpT7Qw+EzuOp3IRHZmzmFxAMR9SLJWjp1BuOS8u3Vq6t6yuw3tnFru3v293sXBAICRcZw7gyq27twLiGtqBIYb3dWPLuW3N/avI0XbTWdypBIJwXSyiMS6Lhk7EidWfuN/dw9x3defMU9v7g/wC0Pb+SuBj9k9pd118HuGepY9WLq3JvdUrb43RZnhZWeGi9LGkLyUci3MXzy3bBRsrfmMub3DiT1hR4V4gAaiIzONay3LxI8zwKccM+OBOeXYMa1ex9058zcyFDD7YzWXy9u9Pas1KVKpm8tatW3ib6/I5hmrU8bYnnl65LV+eWdm1LAjTXPa/cvXIYkGMpwjqHUOoVaZrazoXPHAYk5z+J9tSbX2x3p3HT+mmxXb/aWLv1EkgkzG6/9V5R6cbmLI5CCrVNbFirQaP0BLCJ4ZLMnRGzIrulJ7S2wSTKnI9faBxAjs9tTWixXp8O7jwFMDcGZHajurtfdW0L24am3LeFwNDI2MDfrVLSZiMyY57+CsoscNi9BP0zW5Or6Z5JGWIemFAOHbb6AB5g49cHu4zhP2VBfDiLuaqZOOOeEZ/0rY92n96PcbbMm0t04XuDeK0sjHb2nuKenVrZGKXHSIrQ5SNVrVxdh9WSK/XEkUdqEgO5jlCije2+aeKBBxMlWxxBjPiCOurRIvJqHHqH2cCPnjXYB7UPcPi/c32Zw/cun+kRZaG/Z2xvCngrRnxVbc2Nq0bc1ihHKTco0cvRyEVqKtP1PXZpIQ8oi9RltbwvKyv/AJ1toPCZEho4SOrCQYqvDqSj5jj1jgfmD2g1ZHUeH8By5c/h468We6mr3rXnz0/E/fodfP8Ax4cEgUq96z4+Gg8/H7+R/v4eAMaWdcyKdqdwXdBlt573vgsWkhGfkxULnpZm6Y9v18SF5kDQMQSD5aa3rPob0jYQaNpaZRj4xrM9cmT8YFUL3rb1VdaX3d0Oc9J0iOqFge3Oj0Ht42tKTPfwy5KwW6zLmJLeZeTUjUu+VtXF6yTqAeXG7tdlyjaKLez21hFGUKKyLu+5pumNzeX7zv2sT07qkLD9m8Hi1T6HD46kEDJpUpV6uiseltBDEgIGh5+Z/jxaO5a3KDBez8OnXVU2jcE3CT3k/b7ae1Xt5VCIvosxAX52U/MvLpVepmDcuR5cxpwP7g/liiWwoXjNOStsKFelVqhV6VHyropXwZSB8BrpwA3AC+Iy81IEEBQIFOKrsauo0MCqgK+MWp1BGjKF5jXp01+HEb3mmVJ1GjW3bUaVy7aclbZcA0/pLqfLpBGmuvIHx5jTTy1+3lH5lwiDlR6UyIxpx19nwrHr0KSANBpoWI56aDQkA+PAG6QdMYGiCCAONOWptaFQv9NdCDoNCCBzGg1I16tdfhz+PEYcSRxqyQdOEU56m3IVUAJoCRoACdCD5eJ5DXzPLgGcAy2dOigCBTqpYSJSAI1A5aA6ciD8f8w0Hh4cAGEzmalCknsp643EV+uP1mirQANJPYlPTDXrxAyTWpnY6JFWgDOzeARSfjxFf3Cbey1+6YtoCxPUAJJ7cBUmkkgAeImuRj3Hd9Md309w/dDvBfmL7csZefE7PqF3Z6uxdqQT4rZ9OoShWI5HGRLacgaLZyLueeo48r5buV3W6u853p0vdOpV8WAyVYOULCkDj8fTbO1O12FvY2o1L9Rylj9R48fgKZNZYN04ivaxSWOlgJslZaHoQRQysEDrANFEw6FUIF6F6E1PMnR321O9XzdvbOnMnsq/s74tt5V5hPDr6fOKdODw2QpiaVutZJL0UBrP1RykVIzPIqxOqqsJmshOgsdeg/HlzG4sPtrxDAhx2dX9a39ubTpqkQcqmTD+vBhExjRvrfSvKwDKfXfK5e1b6+liQB6OPU/KX09XmCOfGJvLge9qzEADv4mt7aWtFoJ3mrGbVoT5TD5CrJE8cs+GtRIxjkbp+lxLGKKZpNYwHlg1+UdTdOqnXwy90zINR+szB6sK3NuiNa0NlIw4mntQrm4sit6qoIsi6o7N1yyXqyWYVhPpBUdrXosF00cxrqCddM/TeS2V+/vq2VRyAfhQO6YbBsCzA605stQ2tn6UzSSwNDumjdu4R2Rho0At16orzshRuiRm16tDxPy+/uFdw/0xJ44H6umdVuYbe22kJhIGPWZgVK+0U2zuPEZrZu7cb+p9uu51D/Tu8sI3THJh9y2pZHobrrx1wq4q79e0d2OSNVEd1p9QwkEXFrcba4GG62Ji6CCOJBGIInv93hqELZv2G2G8GpCImY9nwwPtrUDtb2He5HuH3G3Hs7tz2a3puXHYzcmWwa7ys4OLZfb9jj8pNXW1Y3vuRsLtOszxLrM0FqVnbqKRnlx7ryjbbrd8vs7y+PKsOgOpzAmMRB8R6hCn4V4PzNrWy3t7aAhmtuRAzIkwcMPiK6xP2qf24Md7F13JvrujvXC7q7ud19hzbLkwmxslZuds9rbT/UsNms9gZ8ndq0bO9d9Xr2KpStc9CGlWqxslRZG9abjau7nabflbcp2c3Gu3UuXrrYajbVxbSyv5ETzH1OfHdJWQijScC/dfc3VuRosoCAuEyc2Y8SYgDJcZkmRsbsVpMbNJRlDK1cgIsn5zXkQTU5H1HMy1nQ6+evx14poZUA/UM6pvg00CZjr5g/Dq+/7B5fz4Kgk5gY0G1kAEk6ajn+PLw4enxpLtX1UMCQPuPiP46cKkCCZ403bWU01+Yfx0/sBwaqYkUzA6qSzldSefnpoDrr8B5DiwuAxzoDiZrTZ+9l7tl7Ne2FexG2cm0Xcb3NCfAZCGrM0d7D9lcXdrxb6yT+m3q113llHr4KE6j1qzZAD8h057nt/zGtcuRo1truEcFUyq4f3uJ7kI41ucmsw7b1xIQaVHWzDE/wC6p97A1zh9gsPi6GM9Kzn7VSxYzeWtZihUkmryvYydiCeVZLKgD6FIoIoVii1DiAdXw4zd1eJKgrMDD2fbxxrtuWWxaQkGJJJ9v2cIq8sGO25l6tWGyKK2445J8dl5ZLVe7j7Ls0AhW3Vt0poYpAiDnI8R10df83GIWZb0geGOrDHsroVKOoAjVUzb5ye5N4+2rt52Ih2xsJY+3HcHdXcGvvjG5TN4zdG7rW4KksFKjnK7zWNsvl8GbckdfIpZWd6iQQLGhjdp7O45o13bWts6hLdkkDSCNUnEsJ0kxxxJ9mNS3yrTvLu6Fxne6oGloIWP7TE4/wBuQMnjhRRIsPZvZvbmbzONqdzJKkkcO21+ixO9KVOqHnE+HtvU6c3k1hgeRKxLS2E5J1L1aittbjhsfLz7vdj8jQnQhNhjF7qkSc+BwMD31XzbXa/vnujPU9g7L2md1LTvZLN4u2udxmIwWDv3IY6+NyFu/buQXjiJrQH0PSbS42w5qtX9U9LaFzebHaIbu8cqOoKWLDiAo48OuKwH22+e6LFi3rEkzIAB65OPbxg13v8AtY2tt7tr7Z+wHbPajTPgO3XaDYWzqtiXH2MUbd7D7fpR5+8+OtpDepTZLckly08c8cc4aYl16ieOjtbvb74fudqT+1b6JzCjwqD2gAAiJkVxG7sXttuHs7gBb4YkgZSccOzHMYGpvmtAa8+fMcjyA+PnppxK2IwqtSXNd01+Y/j5nTU6fHgYmKeiL3iFPS3zAajUkLrz8T46HhFWNLDjVJvdb2r2h3SG1lt56LaXca5kqmHxV+KrDafcG2VsRrlqmXqNNAzQYatK8lC6SzQ2D6GkiOVTq/SL747i4oUtytBNw8EbHTp4FnOBXq8RiMef9SXtlt7NsuQOYuYtrxaDiW/wrOfX4RJOGvjvv7dOyWxcSlbI7z3JtLd9utfG2cXlqmUy678ymNizFhsfhbVfENi4LRoYKzZttLNDBj6/pPKyCzXEnaJzHb7jfJsFQm6+WnJRBJ1EmIAHeTAjOuXjmFnbNvbrJ5Kg4NhqMxCgCSTw7JJIrW/u/sf2H3zXxmyku91bffjdhs7dpZw7n2F2u7KYCaxZngrQ5Gfdou0d9wtWUmxNl7+BpRoSlcTS9AbjPWPJ93vLpv3NpbO0tKB5oJa5pnPQBHHjMDqrtfSHqm3sEG22m5IuXWJNplhNXUGmZwnwkSevjd32s/uWe+f9u6xY7Edx9zYz3Q9ttl57N7OxeE7sDe0eLNHAX/0iWn2X77ZLEnclvbNWvWFdK2Qr7hxfpdX00cETLr8r82/kv1F6I57e223tvd5BZui1b85WQErk9u6BKzpGkfqAKJABOH0RtvQPpz1fyi1u2uCxzq/b8x/KZWjV+W5amCROJBttJxJitj3a79yH2kdyqdfHzexDulXiyVrHTRbLtb+7cZbtPUl2suETAW8blA2L3JDDteTa1F6JjxqT13qREICiBeT53/5DehOQBufcx5M55mrayqXLToWYiGIcL4iYI/RwMQDAj0PZfxt/JfqjaL6dXnW2OwZRb81rV0XtIZmIJSVMliW8eMnESSYw7hbC/wBaZ5+5GwO2vtY7BYrM5a/uw4nA9193LmsjuHLX4svuDdG/be88NTo5vJOmLhewlKHHNNGSEexIB0/C/wDLn8ybH+VPXux9Wcm5U235vtMVtWLW6vXb427LeA3LW7SqwtpbbQLNsMyNcUG4wRV+ifQ3pZP409M7n0r6g3u83a3QR5rWLa2bRuobcWChZvGX8Ruu0OqltCyW5x/fF3UbvT7yfcr3FkyS5qvN3DqbBxeQguV7te1ie0m1sFsSY0b9NI6dyva3RjMtOssYK2DOZCXZizfqx/DO59S81/jLlnPvWGpfVPNEvb28rKUa2N1fuXLVnSwDKtmwbVtFIBULjiSa/PX+TdryXYeud/yv02AOSbQWNvbgkhjZ29tXcyW8b3S5eOOEACKpjlbUUcU7rGZRFDJKsMbEyyuYmeOFfzH1JH0AB8CRy049SSyRkQRxmvPXbw9gFbAPeF7S/aj7e/ax7S90dsvcxtT3C+5Dvuf9f928Pszde2Mjj+0G0cn2w2tnKeyLu1MDlc1ksZPi95Ztqwu5cUMrcsLYVq6xRLFBbC8nvcguXE//AMst21pJfEqRd8wBAkIqgW8WckkgiZZUoW23q7/VdH/Rsj/l+kjRp8ZPiJlphY4YQCdddHacdlw0iDr6vlZy0QTpB0VoyGRQ5XRj58gRy442/bvBiExHCtS0UYS3XW2v2i7TvbG7KW6zWcjFU7hbrubryWOjuW46F6HGVIttYWxdowyJUuSJVpTtGzRsVSf5dAxHA7FXa2WvD9XUR2QMo9smriGAAIKEVO1hoY9USKNEVlToCFQCvNQgAVQD8fHXjUsoXOlhIFIlQTQOLxGd3LkocTt7C5bP5SVh00MRSnyFkgkdPqRwBlhRgSNXKoAPHiVFLHy0BPYOnziqzFfqYiKfi/s+70982Ym2luez207G7529FSv7G3F3fyGd2/uXM3J/qZjS2M23MHmpMu+MSmJLVd54iFlVokm/qGLqdjt99y+ym93Yv2+WT/m2hbuaHJGkGbilCTkx0gmACThWDv8AcbLev+yQI+8IMK+pdS8YOk6o/tExmYpRofthfuRftgdvu4vczfneHZ3ebtvX3J2+oR7v7cbsTei7b7eibKw3sV3C293C2Fid0ZPC5LduWx9eN1iyUeJkkFhHjVWJ+df/AC55P6t/ljlnJL2/3Y5r/Hvp23v93uLd5dO9steFizrUamW/at2FdmVHvsiln8gKjOuRyHlG29Pbu9c2W1XbbjdpbtN5Zm08FiNakCMTGooskgFspcVT3gd4d3e1jGbqy+A2jl6dPvz3j27uC/Bsm1BLkO2eN7Vbenxe3rN2tkMc1w7hzGVkgSEqlaUSFooIz6hP5fcy5Ryj/vvcej/Sm2NkLa5Xc2d23YQXbW53u7uWNa7lVRg1sWbd5LBI03puqVLE1ubWxZubotuLNnwScRxhvyknwkYRGmOE5p/ab9wnvzsHb+28DmsBsTeuAw+BwmJx+CyOMk2tk9v4vG4yrSo4ChuDbDV601fCUYI6kL2qNlikKlmY6nj9od4h/dXGt3WeXbxPizmcXYg/U2JbE4k1tbcFbCK4XWFH04AYZAdQ4YDD3VeLY37lvY7PmGtv3bu+e2V5+kS3fok31tlXYgM36hgIq2fgh1Oo68WToefFJmuKTrXw9YIPwwPun7aMgcD4ur8cvlV3O33dbtV3ShEnbjuPszecpA6qGEzlRs3F5lbG3bj1M/XcDxD1VI4EXUYxIB6jgfcY7fnlTlWGMYVJslZ4m9OaKSKQciksbRuvPnqrgMAfu4kg50McaBMOo10OuniNeeh8D8OEeulRdoNdRp8w/n4+WvPTTglAzOVKikkHwXQfHnqNeXCGBwpqT5qoOuq66+J+Hl58EFBxOdMSBSbLSDa/KCOY8NdOevPn4keHBZERTAcaRp8UknPpGv3a6eJGmh4eeunzqrPu479bc9pvY3dXeHO06OYylRocBsPbOQtPSp7s7gZivbk2/hb91P6lLCxrSltX5gVKVK7qpDunF/l20Xe7jy7rFdqi6rjCJCAgHTM+IkgLniZOApMCqNcAkqJjrPAdgPE9QNcInuT7+b972b93B3B7jHJbi3rnbUdrI5WtZsZOt1uZHXH4WKZrUGPxNIMsVWs0YhqQxdKMFUnjS5pzDz1XZbQKmytkhVGAA9mZIzY4k4nE1Q29pg7Xr51bhuzDuHYOoYCq6Qbgr1q8+UyNmK9ZeFzBjaP05SJUUN12riu81qb0z1cykjHkiquh4yUCaSmrhierplSdm1S2XVRmXuXloa1bFU67UaEyCy2NxVhfWvfUTF45clJ/SDSTN0SSxE6Pp0t1BSOJ029q2oYENI93X7emFR+ZcKkSV+3iPZ86L5DfW6ctpVu5/IYyDJmpWtPFaklszY+uDHH9fb9OBIaQhXor166hY1A0HSeKly0zjwqIyHX7MeGNSpurhQq5Pf8Af2VK13u7fv4HBY+zWqmChnttVcTNYhQ2Mdgtteq1OjR6hqoaNpHdvzNJI7fNqp4FEuIDZwkL9v4UZuK0A4phS9t/d8cm262AewKUZ3ftl8ZXyTIYJ6t7IhNw3HVisSynAPJFyGr9XLwGsGoW7hLmfCcpzg6eBwnHuq8xwLJgMO0dIrcF+yB7rty9rPeZU7FZ7cFqPZvfbKZXYWRw+Reb9Pl3bVx1vPdu8/UU6iLJSmuaSzoqpJFbKN8rDpxN2F2m8tbwQpYhHM+Eo5hZ7Q8FeqW66g3F2NF7AkOFYzkr4Se5o7pPbXaaz9PLXw1HP4+B5eR142Vy8WdSmeFYGQ8+Z+HwGnn/AHcvv4Q6hTYxPGsTLyB+/QjzHh9nPhxHGn4Vp6hwKlVcxqeYbXTTxA5keLHn5+XHTkLbJUEzFcsB4QYmleDBwk6NHzGmugYMAW8OkdSsAdP7HgVLDvosWMNlStXw0Y5mP5deTMnh8o00+3TmPLgWljjUgEjD6aVocVGDp6YI18enQnl4gdP5SOf+/hj9OGdMZGVKNfHqeRTQaeDfDw0IUr832dXhw8YYZiiSA2IpXioKmhGgIYaaaA9QHmdNdTpr9h/mBfgBRwoMrFKkNJOnloTqSSCNdAABqNCfAaE8tfv4cOfZRlVI8OJpVhrx6r8oBBOp/KvUQFPiNDqFH3ePnwLA++ihWEjBqVIIVBAZfA8hy10+A08dTw0yPDnRKTkaVYIlAX5fAka+QA18NSdB/HU8MVzpwOzGl+pGNV0HP5l11A005EaAcyOevhpxFOnOpc4PGqX/ALlHfJ+wXs27m53G3TR3Pvw47tFtSaJyltLm+1twZ21SCMrmeltClkCCvNWcEakaccl6w3F7/S/2W31B9zcCMQYItjxOQe0AL1+KBE1tcitLc5gruAUt+KInH8vxxx6q488vmHq0aNNJwkll1sTdUnUvo9Mk3oSAv/8ALrwAHw0McZ+zjgGa419bYkwJOZ+/j9lehghRrPH40+9pd18xh0sR4+y8FZLi0zCWVox9PGZ7TmN9AdPVUHUH51D/AOUcdBZ5pudsiqhEf09k1CNtYvXNbzM1aPavezE2sbjK+4K0d6wkqwRSRloHijdMRL67OgMkzfU2z8zfMWHmo140dvv9hvzo3iDzJjLKYxy6zUj2txZkbdj3fZ8KsxVyWyIMnjYI9wNDRp49JXhlhBuepFSmrCtXOvpet1xOFYFgWdfjxnNyPk926dNyLY4cfZ7cq3F5vv7NkI6frRgT06u6pf2vvbGU5JaVfLuZLGSylKLRSpZsNiBZzXVoxXQ1riso15yFtDy4p7j03s73hV/FGGPVnV2zzzcKNTLGP2YV9Y33j6dinVsTFFuZOhWqXar9PQgq1jHIgHzGPqto4B1aMnUaeHGXtuS7SWs3WzaAa0LvNb6qGXE6ZpE7jbxsVIatH6pJrda3AlKwSWKwp+qZb5OkKOkuqk66/M38Ku39PG1zDSMUKme49tS3ucG5shdOFyRE/KnRgczmdzb0xm2NswSXszvHdO3cXBQoeqZLuUu5qxP6aoAdBXS16gAP/LhBI5a8TbTZu27tbO2JuM8QOw4n2AdwGNTXdwhtPu7hC2UTUWOUASa6bqfafuBtHamItdm+5Wbr7moYbGV8p2/35NW3D243degqxjI4qGvdX1sBbsSB0r2K0iq2ig+II9QZQnhtybaiADjIAgdvd8q8E3G7G5vvduKoVmJwEEST9nCoSyvfCevcwNCXZGY2RvmDeYr3NodZNSxlaOCzz5qviqrR/VzsmKaaZliHV6ahmUrzKQlp0A/QSewSonsglROAkgZkSIQAFmIZeurR7F7mb67mY+rU3B2zz+NvY23+nNu63BDSjtCvVdIqPox9b5Gu8MCSLL1KIR1En5ukkjFTrbAY1WuW0iQRq6qcclsAMdfMg8uY01GngTqDxZGNVSDBpJs5AAHTw0PLUa/x058OJmONNqjAimzeygHVqx/2fefuPEirjBodeMAUzruXOuvVoPjy5EHTl8TxIgANOZJwOFI8mep1o57eRyFXF42lXtX8plLsyQUcTi6NeW5ksrfsOVjgpY2hBJPM7EKkcZJOg4NmSyjXLuFtRJPUBxotBdgiYsTAHWTlXCf70/crk/dt7o9+d3nsWn2xls9JhO2uNmllUYvtNsvJwUtjY6CNh/00uYxlR8paQJqchlJi3iTxxwPn7h9041NcacYlREKoOkGAABB7eJrsrSLZ21vbrmoxjJjxJxiSfhHVTC2fkM3TsRSUIDad5h1qksNOENJJI6Rw27Nd4ZZEIZeoHk3IHgnQkaYxn2VpWXIEjqq2+1u6m3setSrnp3rVrMaxzvNN6orTkmI+rIkMsJRl5M6kBXGoJ5Hik1o6mB+uMP61rLugsaqnDO7px+08Zcz8uf8A9P4iDHvbyOTXINj69rCmL6qO/Fex8sKCRK2vRZJUp+cNyK8VF2/nLgCbmURj3RVt9x5KG5q0oOMxAjEzWqvvZ3IzHfftLR7h4TceSzuU7I3DjM3YtvCm8NybKvJA1PfF3K1Y1yUlrA3qschV3Zo4ZZp1Cgnq3dvtRsr623WBcEDsPFfbx7TFcnvt+/Mdk25suWNgyf7mWcGHHDPuk1Y/2wdxdx7gobU3/tjJzV+4e2M1UnfHY6wYKeMvULNW3lclbtRF57m2t21Yl+rpxJqUndVKMscq53OuXpdsXNsZ8u4COHhnOO48I7K0+UbxryJfMeehEieI+/M411d+3/eXeXvv2fwWS7Bd4Nq9o9+1rIsbm3JuTZc+/dq5KrBC8E2zchtWWzJFg3fLkWYJ6xnnqQxtEVkWQdHO+hbe/s7i9styzrtrK+Ij85JGmJ8OUkkROXVEvro7J9va3FlVa859ogHViPFEwMZ++VJt2/ucdvAJM1239sHuUxUQ1sSdtd43e2m7pUTk30uJ3vHsPDS2HHPoQ2WJ+VQ3n6aLJClkuqzTkykEjDiuEntgDia80DKTDIwnqMgewwSPj9hEfuHbE2lfpYX3I9pe8/tdzV3pjjn7lbWtz7Ps2CxTpx28Ep4qnkYmbTQ1Eua6jTXx4M274TzSvg/wnVEZzGOGPDtypAW2JCuJHA4H44fGrFS+4nsw2ycp3Dody9p5zamIr1bF21hMrBbyJbIWIaeMpw4OT0cz9flLtiOGuj1165HHPTUi5yzYbvm++t8t2C69zdaB1DiWY8FUAkk8BVLmG+2vK9lc5jvm0bS2uonMngAo/MzEhQBxNUhs7/o5/c/cLuJvzMUMfEtexansTXAlHYOzcHQsXIIBcnVFpNj6cTWLLxgFnVyfmZlb3G/y7b+neQ2tnYw29pdTsQB5twkBmI4gmFUE4CB1GvF031/1Bz27u7gBvuwVEBnykH0rPAxLMRxkmtV3bH3b5rvR7je+fuqu7w2R262f7eeymcw3Z7bvcDbdzdOz995buA0W1buzdy7WszSS5TLe4DaO3criso6NFYjXIwR1zXZI3i8I5/zm/s+abPZcsZzzHfb5VDIs+XEHzCox0W5EnqzIJr2M7ba8t9Hc49SczVP9N5Hyx7xRrip59w+C3tlZ8Dd3L/p21z1NIBCkVVB+8O3Nx5s43N4JcDRyc13MVNttZfMxbawN+W5Zwu2rF++Hs5S9jsbYVTJKTNIoUyN6nVx9MW9qqtpZg13QJYCAW/MQBkCZgDKvmjb80vXrFvcbi0bDuoY29Rby9QnRqIBbTlJAJ4gGRRL3IZztxhOzWC3ZmLmR7gVNubjxOO2bsSHuvntpV4rl2rlbeUj25DPfnqYe7UxUdloqyxRxWXJVyvMjkOfem+Q8zQbXmnLk3yXLom2EBduBZSVYF1GI1CJiSBjXonpn1LzvZTuNjvTtktWzDM8KM4UmRCkkzBnOAYiodwuze+GI2Xie9exd87Q3bRo41X2t2C3RvC/kN8ZipmJqGSl2HlsHBszbkuNyyYKaS9iNxw5C4krx/Symb1GZec51/BP8XejbG63Xp66u35vu0S+tvdeUz31/MmlEcWWUl9KhhblSDEhq9A5b/K/r/n7bdOZ/qcuss1r9Brii2YBBJYqbgaB4oLQREyQLrdpsBhu8Paba/eLN3tqe36h3GyWa292k2R3j2zuvOdy+5u5dpbhqbW3lmdr7N2fXs5K72I2TuuZMZmu4kgiwtK68leKGzbqXK0Plyq+3ueVeZ126NEqOrGVErgoxMHhAkg13Cbw7hPMUTKknUccsQZnUfkCNUAiaX779hXu57Hdhsl3p3nU7abh2ztXNZNO4eG7aboyW49wbFlnvX8puHJ5qGTb2Owk2LwmRsTRXGr23kjZTLHHLXHrcZXKfW3J+Ycx/0zbO7XyzoHYeAujadJaZDkiQGAJAwr031V/A3r3016cHqTcWrFzartU3T27TE3E27qH84BlUXLaqwZmtFgoknIgULyG/67xqUkDTTDTlIvUvWS5HQwUdfSmoOuvTqPDjsdAJk4R09teFNdJWEE4e7vpzdr8om4MjPjqtOSxf6JLT1aVYzWZYUk6GsS168bTyKWlGrMNNW+3TiZLLF1FoFic4k/LhQedoUg59pH21tD7Lexj3Kd3sNFmtp9schi8bkq8f6Fld8WF2TWyj2rc+Or38ec9DX0xyW68ulmz9PVIhYiQrz4mHLrbI+4uBVtoCYbNoEkAAE9QmIoTuCsIsl2IyiBJ4mY68Jrtay/7QHtRynbvZG1tq3N3dudzbT2PtfbNvd2yc1HlcRuTL4LBU8de3Bntn7pXI4w2crkIZZ5jQlxbSM5Y8yScCztb62Em7N3QJDjUMcWggq4xyxZRkBERofuPHBE2wSBGHd1jD39tc9Xun7XbP9t/uFte3vEdzcX7gt3423Bir2F7b4qTBZytua9U/VaHbrIrncpJt6vvg4YNfyCxZZ6GDpKZcjYqgacaKbC9s9g3MuaBdvtDBDAs8hmCqQoTXiYgFZIIIlTNVbvMbFzcDa7TU+5g+HAY9UzpmJOYjiBhVTJO+3c3dMk/bzAb13J2eo5arao4btd7WPo23zPkZkFatFvzvpYxeZzWYz8lxhrT29Viq+r1Is8w1bjRPkbRgPK1ohxJhTImOwDrmSaqEXimu7c0OclXGOuTGJ7gAM5NNH2xewXvpV7obdynuZ91/cftlvOpugSYXJbN3Dnd0by2LuyBDktn7y7ubgnyt3B9uahz8dRDSyNpcw80hjepVrFra4e99S+n9nvV2e+VbyXiqXUUwwttgYYfQQMiwHiiMMaPZ8m5rvLbbi25VkGpCRqlhiMCcce/jXSZ7wO9u9L/ZOh7bt4dysnH3O7/Xm7R7pXaO2Nr7eyV2hi9tLujuRkjiLlHMS0NtbrxtVVppDOWke2kCWtVlPHzH/wCW/wDJPqX+Jv4pu809Nuh3+7vLa1EHVc2LoybhrUHUWLXLNm7Da7a3H4jGa/cG72p/bi2biMPOVhOkASfDIEnAoThGImtTcXaCTBdpJOxmMqfoe2pszureeDytvMZbP5XG773BhsLA17dOQyUyY7LYe1W25WpTGlTxX6fFYmlr9cSyV5Pyx/iP+cdnt/5h5b6p51YXe7S5u9jYewQqWlVLr203G3tGUtblGvtdNxzce6LaW2dDDjL2t++u5DXAmm4QMJ1CYABYnFRxEDMnsrX5XtrYhjlRegSxJKqMY2aP1FDBS2oRiNdNddAfDTj95rtopea0TLIxX3GCfbFdMgCjCjPSGZV6F/M2uoUAaglAC3MHpU6cySTxEELjDOkxZGyoRKcBlgmEa+vGY5IbSOUtVm0JX0p4ys1dhpqekqddOfETW1gmBHV104JER9WdWR2F7r/ch2xSGttnuxua7iq+qQ4Deb19+YBYlKt6UdfdKX7VUKvILXsQHly004hFgiShKsRwy9gMgduFSaic4Pz9+BNXL2L+6Vmq4iq91u0WNy6L0ibOdtszJg7xUaKZpds7mbJ42Z/E9MeRrKfADhFb9vPS+HapnvxHVwomFuPATPGcQPl8audsT3z+13fywQDuQmxcpMUjGI7n4uxtCRZ36VWKPNsb205g2ugYZAA/AcEXjBwVw6sPeJyodB7KtXSeplqEOWw9yjmsROoevl8Ncq5fE2EYBleHJ46W1RlUjmOmQ668EpDYqQR2H7qEgjMVi0OuvLTTyAHI6jXw5nUcSYD6aCOByoq9YHyPidNdQRrz8CPIcFq99KKLmkDy0108OXgDy+GmvAnrpVrs/c19oe+fdv7eaW0u3G49p7f3R2+3Lke4kUG84rCYnP0YNnZ3C5PF1srCsyYPLpRyLywTzRSQMy9DmMN1jR5dftpr214sovaQGGQKtPijHSZxIkiMjU9oG7/0yjxXGUDvkgD2z8uFcKXc7sV3c27tPP5fcuJxO1sJg5aVO1FThi/VMq1/K1MdHHK1V5I1rJayEfWQ2gDfL1atph2+f7K7u/2G3cXLrHMTEd5xx7q2N56L5tsNjd5huk8u1ZEkSCSSQMhgACc599VITGLRIRrLyY+G5etiNgiyC4iwVB9QUbmkUADEnUAkAAEEt07WrZQMRmB19+FcWbmpo66VKeXqRSSSvFAbElhei1K0jPCYlCNEkKBVdmQmMM3yBQ5Kl2BUQFA0WyAtQXSzERl199Y5XLpRv3BYiSSzBVPp10fVI4wImqmB0PRJPIGOvTy9PQ/YCutauKGWC/A5dnHLL7KmVfLb/DQ4vYfJQ21W5J0VbMN+KKWTrjZZQrRTK4Hj6bsnMaB008NdYfOLMFvJpY4THDtogmEzJz6Y0sUNwSvRp3rEaF8Nma9gIjemrxxSxpqQiMY2Ya/Kq9IOmh14qPaW5fazbwWDj076upcPkAQdc9Pkavj7LLIyvvG9nVvB5c4nMP7oO1IGUWkjpVeHdGMrejKA4ltrZozaKHk5+ofykc+d5uqnZsHEgFYHUdQg+w4+yqvNG/8A2bc0wLoKYxl4198ZkdWFfo3W5FW1Z5dI+pnKjlqF9RyNfuB418sczWkT4iO2ivreI8NOX36c+eo8NOBU8TSoMy+P3ePjprqBpy4KcY4UJINayErrpppprqAdeeunIAnXmBy0HHR45mucGKwM6PRxcidDyYdRKqB1MNWJZddNT8PHTgdQDQeNMq4Y5UdihC8/yaBerXny1JIGnkefPhXPFAWjCtOFKCKNAw056E8tCQPAjxB5Dn8eBGek5UXCRnR1EXQg/MQfLly05aaDmQPx4cEk4GBSUEnto7Eo0000AAbmF01Ph8fhz+3gBOqKKJHdR6HkATy1APkGAPP+PLhyRkMYqS2Oqj0fLUAAk8wDz1PLzJ5AD7OHYiBNJfCxHGlGJ9CPAHq1+A5+A1J5a6eOvEQgHDEVJJmTlSjC2mg1Oh59IAII1PPy00+zhi0nPGjilqswAHifDT4f5teehPLx4jkmjUg51o+/fbxe5sr229rzUxM2zafdPe53L6Zf0Ys1PtDHy4GayVYIh/TKOSSFjqdWfpGuvHA+q9X+qbW40+Wu3vx1atVon4R7jXQ8gANy4oifCZ4xJw7q5ltz5f6zOrUh0LiMj0j0BIqMKCT1yq6/1ZjBGg1AHpKdfEcYGytqGbc3MQ3HtGXTtwrstw+sC0pxAy7KV8LN0xxSHVqyR5SefrbSKWGIM782CsgZkSNmB0DOWHLnxBfDasM5wq5tl0rgcAKemy8tNkJqCvI3r2stYhdSp6v08CjbtyTKdI1hENUxl9AwLHU+HFa9uDa8S4HETwzyq9tf1W0kYjp9tTcd3TT5+SKvaPRHjXjgQ/MzinSvTvMWJ6pn1eLU6n8+gI1HBbdyttr7kgEiPw+fZNXnGu8tsCegqyO2r2Ul3ga7WbEz43be8NwSeqxIW9nJ49uY9V1AAHVCjJqNGLkjXjSs328w6ThbtyTPEkj5CaT2sfKYfUeHUKe27Mn05bEIpJrU8wKSSKVDTDHCKgk/Ww6A72aZaQ6eI08Ryqi+GKMv1Sf/AFcasNaYMcMBGHdS/n1y25t27V2thaqWMhmLcVKlBcsRUwpt2ZpVneexLFHTx9bGxSvNIWCxQRyO2g41RumtLduAqEUHvyyPbPCore1u7u7asW1lnfuGPE9gGJreZ7Bu0XazaNy5vHF5uLuN3Bw8S0YN2U4RNs+g24cPSyVu929l1ksZF5qF18bNftLBbikqzxRwQwyJLY0eU7H9mg3bBju7yGSwgqAcQBwDYEnMjDDEVietN5vEvHk8oOXpBBUz5sQZJPAE4KMMiSTgNvuFykduhKJeu3SkRq+SqVCbEdaCTWKSS3ZRQKE6g9UQBLh9NFJ431OodhFec3U0mTUE9zaI2jv3t9ufunDRycu0s3k5O1nc+plK2KzWVn3LszPbMGw+5+LyM9es80GH3BLZqW3SN3aqgeZVTpMtq/5AuBI829aNth/cutLk5/UrW1PzoBaW5DY+Ez3GCuBjiCRVitrZHuplqlRa+A2/gMDXr+nWtpuGnk5Z6Z163WahIKUCTg6yydTs7eBIPEbYCXypQoEKDPbRDdKipYSxHJDIkyL9Q1Ykwx3QP6np9QR/SmCllLKvWwcgaaay2mnw8arXlZQGGVR1dyQAOrDQ/N5czz5aeGmnw04trHtqEEcc6YuRy/Nh1+BJ01HLU6DXwB4lCiRQnEzxpk3svodDIdSdD83LUnly1HPiZbck9VM7YDrrSx+8l7srPa/s1gfb9tLMfR7v77pcn3qas/o5DH9nsXMKNuh6iMJKy7/3IPo3BI9bHY+5Hr0yHXA51fN67b2CToHjuQf+BD3nxEcQoGRrb5NYXxbq6AY8KT1/mYdwwHaT1Vy1QzFMpQR5CqLDlIlYyoS0npI0cbPL1AIiagAHoI/jxTRWRZCiThW0D4wQfDUpYjcGSxprSVBHrFNDbjFmBbUDvGDrXnqyM0ctaZCA69WjLpoAeI2RmwkaZ+6rdm6R9InGrB4DvvPRjmjyuKxu3cNPAseTn2LjqWN3JCGSPpsYqfLUM9E04I6fTeJupGI6kOhFd9sOBMD499Xv9RwGsKFGcCD7M+HTCmDuo2+4m1szjcXZ39unZUpy16XCd2BgaeeipwY+56UcGSwWSlxmZxb3GiuVj6YnXQwNH4Op2FG2ZLjsJB4ZRjEyMxx4VU3lwb3bsqa2slSdL4ZdoP0nPr4VTTstmsr2oy2WxCNRysbU/wBF3Psy68VPIXVaqslKWvUtTrBPXy1KSNGjkdSY5JIzqwAO3vBa3trzbUkYlSO+Dj1Th8q53lT3divl3cZADKc8RnHTA9VPDsnlr+0d9Z/B7IyksmKytZ7mGhvQvI1HFK0lzDXpAlmjagmo1JZcdkJI2eWGNJHKP6JHFfd2l3G3VgYK8evgRP8AWrfLr1zb7l7dr/KbEDqHDjwyPyrps/Ys9yuc3b3R3v2szOVw64zdOydzbgsbYhsVrGRp9w+3t/DjIZupB65u4/D5TaVsrJKgarekSCQHqQE1uWbT9vcuiPAQGmM+GfGJ9gqXnW5G72Vu9I8y3c0kTlM8OqQMePdXStbkjTrkineuqKzyOZF9FVHi0juVVEA8WJA41fKkgJOo4Die6ONcybhUanjSMyeHtqtfcP3Tdp9lYrMYvL7pw+965M2OyG0cAINz1chdEHqfo+ZieOxtvqdHUyRWS5CN+RvA9Zyj0Z6n5ldQJt3sWmx8y7KACYJCnxn/AIYPXXM809Yem+XWnZtwl28p+i1FwlswJEoPa0jqrVnlsRtTLZXL722jsPbPaWTdBiEu1+2O1k7V4T9OqtOZMtdenDFauWHjmImmxcWNhssEaVZGWML7t6c9Ocs9P2Ws2V8y+Y8y40O7sPpUKIVVBJhTqOJxzNeJc/8AUXNPUN4NcJsbUA6LayihTmzPGtiVwJUqMBhkKqZ75e4NLBe3zsvsjEbjy1e53f3L3Itb2oWEopTzHbDttd2xj9ixVrkUjZM181u2zfnyizfJbFSmiEJFMJPP/X/Md1vuaPyawum1Y0EkFp8x0DEEYDwghQDkSxOJEek/x/yjb7bk6c5vMSdwXCyB9FtioIJxhiCScCcBkMa3+0rt12j7t4/eW2e8+/Z+2fYnErXyfdLdmA3pHgN/XN0brxOe232wx2zMZh9q7/3jlJ8HRxOUyFiSlhL0dOGy7TCNZVZud9N+kOc829SWeRcn2u43nPru2u3rdu0gkJZ0m4Wuu1tEUAjwm4C7lAqk5ef/AMlcwHPvVe0tc2vra/jXkLWtzvluXAtq5vL63l2LNaCPc3DW2UaLaKwRfPdyojVH24vb1syfuXuyj2a7tbi7rdrtr7vzu3tib8zWHrbW3fnds4jISY3HXt2YGKGCxQuvNRnSvO1LFtkaUcdsVKwnMEXSepuc+tPSV63y7nXLLmx3z2ldRf8AFqQiCylTpMH6gGYoTDAGu05B6b9Jeots+/5Vv03uz8wqTZ8OlpJCtqGoEDiVAbErhkxPfHsuXtZ7ctsPj50bI7o7obfxt2nkKsOXizOLw2Jy+Vngs0rte3FLHUtmCRdEQqJGClS5DYnpq9vfVXOW22+u3DbWyzeBigQsYBXSc4kSZyFb/Pdhy/0xyVL2xs2gzXQp1gOXCqzANOESB1Znrxl79r3uFge9He7a/a3L+3v2zdtdv4bt/wB1d9dyu++B2t3Ctdy9v7L2fsaxHn7uz627O6Gb7fbT3H9Pl0NWahgork2RnhEckeoI6v1p/HXL/Tfpy96oTfb+/v8ARbtIt02WQG6dBJIsqz+DUfE06hM5isr0v6yu+oec2uUDZbSxtrbO7tbF0GFR3XSDeZVIdQDpULpMRIqSP3Huy2/vcNNvT3ebb7cbs2mnaTF7M29sLN4SnmKG0O0Xb3Hx3sf2L7UQ5VEirVNrvSxU1eN4ga2Uyk1yzKXtXHaXwxES/bO0uDRZZYPWJlQ2MSZnjwwr1mzNnd299ZIa/bMgHIgEMynvwmQRjjNEfcd3y7/7s7n94vb523pbnvYf3V4PZW8ttbZ2hsHdnc3uBm9q+5/tDsfutkdvbJwe1zXgmnhm33fxStG5ngStI5VdQ44zZ/x7y8c9t+odbDUy3lRQIa9HiYY5eYGMYRAmcSfqHnv/AJQ843H8Qr/GtnlyLvhy1dhc3twlo24U2SttQA3mPZCrrclQSxVSQI25/tm/sK43AdnY93e6T26bU/1XveS3itydtvcRtTC5Hf0m0JdyZdP1E0Ysx3Ii7dGTbEWPkxNCjNQzIuxz2r0yetHBB6ztNy+38SEhxqAJCspDJpIKyRkSDj9lfHCJbuWcUIDAHGVYENM58SBW43tB+117Kvbv3Ewm4+zvYHZfavMY57bDJ9s9q5HG7o21dqxJLXo5TvBT3Ad2ZCLJ4xUK4iYrSnncGyrMEBqbneXkQbfbW1Z1cyVUFRKkDAjDP2GJ4Vb220sM7XmbQpQZmGbHHj8uE1sLyuwMdlrM9tYo/pLi1bNpjRaTJy3EDM1q9byLS4iWaLQRqkmPswtEhAAOrGK0pCLc1XFcrnrMjugxHs44g0dy4o1W4Rkn+0QfhPxpzYq9k7Mx2zuZUs30pRWIHTrgxO6NvVT9IqpWZpbFG1SewlfIUvVcRh45Y2aGRQjOXI0FiJBCOAJHWIIK6hmMNLDEAeJRGFUAvbUcJU9fXOcHKcxkeBPKn7/f2fdtdtclvDvx2i799090vs/d1rdPc/bnc2Ha0t+IdwblrMbjze29+bdq4aQV/wDUGeiqZf8AVaMjmjaMrThYHDdzYv2Ob7Xy9zbKb029SQwZHCnFdBUaCFXUmksIUqFB01yu82j7S6d1afUgaWkQwnjqEzJMMWAzxJob2qdjsNc2Bmdq9v6GX7edw5W+uu7ow1R8Xvnc22hbiWLHjOXYZdybWxGW/WRjcwuMaqILUVWeedqMtuNPOfV21312zc221v8Al3Lo/TgxpIgkGPpDwRrBmGmIB1bvId5tLtyblty1o+IkZg/2zmVnFQMCO3C90Haftj2U7bvle72X2Z2n7b/plixlsfnbdCG9Zx5VZLJydIyRxkX1aVHladBXkIaVxzU8DyT0ju9y07gFdRMiZYk8XbEeyS1djuecWdsmjbEaVxDHADuBx+EVqK73/umdpO9vcXYezMF2j3H2v7B9nLNDKbC705erltxe4PcWZ23GkWysjsDIYvO3MF2+2DC8MN6TIZn/AFE+XxzMkdfSz6i+W/8Ak7c5jvP4p3v8cejeW8v536ivuFUby4bdjl+kHXuLLlku3L7KBaCJdtK2vzLjHywp819U3/UdpE5r6d2Q3HMWddRe55Iew+JOkA+YDgUUwIJIIyLc9yXvOob92vt3bnbNMhWxe66N+Tdm922vFtifMUIJreHyG3MVTkWu2Na7KpkuS1qmPWWpIiV/6EzDj4i/8Lv/ABntp/InMPW/8m7Hlw3nIntrtNjbc3kG8crdt728A7WP+nCnyba6gLxDkBrK1rcv2+/Ui7zDa2tvqXUoW693EjEQyqEicvEccIGdI6mWjcAgkeR0YHQaj5SnkrBR9/lx+uKWmNwwcc8evvrZRwc+FL8OT1AAIGnSeeoXTX5fA6jX/iIPPnw5swh8Unsohck8M6VIL/j0tofDUDw5gqDyAZmK89fH4cUnGIU41IQDRpbIAHMEMgB5eA61Q6chq3X5a+HPlwStpBnMUwCAyOuhvXjfQEFl0YsNQCG5ActSy9WnMDkOfnwCl2BY5zTkrr7TQLlJVPIPr1Aq4BjZdCWDL4Nr4D48OFB7xT+JgeoUs7U3bvDYGQXKbD3bujZGQDK7W9o5/KbeLuG61axFjLNatcBZBqJo5FI8QRwvItOCrZsMxgfYRjTISuBy6ddXJ2J+477lNo/T19z2dod1aEYVZBu7ALis+8Knn07n2hJhpXmkA/Paq2jqdTrwDLdRiqsY4asfuPxpDSI1LPXHQjp21dTYf7nvZnOLBX7jbM3x22vOQJb2Mjrdw9sqwA65Wnxa4vclWEa+Bx0zKB4nThma4syuHZ0GXGi8sHI49uFXd7fd4+0HdaJX7bdztk7xlYBv0zF52rBn4tf8tjbOTNDcMEg8w1UHUcGL1siJ8XUcD8YoNLcRTF92WT3Bgvbj3xk2rYmx+917eZyvtLlVjnl3NMsK4rHtBfMaWYMhIDDYgXpnnqvIkJEpQjQ5Rt+W77mdnY853a7Hlt7WjXzjoJtXPLCgkAu9wJbtydId1LeEGrmxPMbG5Tecr2zbvdbd0ueWv9quuu42cJaUm6xjJYGJFcjO8N54Xuvh85tPP7bh2hlsslmjncK9qLcWB+vq2vSsJjc4p6YLFPJ1vkSysUoKq0ZkUqx8WvbDeck3huag72XIJWQQRmGHtOUg19HWd5tvUOzaxftMj3VIYESpnCVPxgwRWlv3Ddj949mLgtX60eX21mrU5we46kU8tcdaj1cfkUSPohnMKrodUOqgjUqePVvT/qDac4s6S0X0HiXD3jrE/dXg/qz0TvOQ3TuFBfYuTpaMv8LdRAjv4VVmy8V2MaS+i6RKJk6HQlekAy6Hq0YEHXxVtNQdeR29KrPl5nLp864V00LpPCsIRNcWH1ZIb/oqyBo5I9LMKaqqqjrK0M6aH5TqrfjrxAgKyCD31IMVEYmjEFKyZjJVgmhhctFI/pBkjUdDWK1mu5ZNfVGpGoYHXTXiU3ENuCZYUKrdQ5GlFZbSRyQrGyxmAQ2FMEvSySskkbx/mZk1CupX8vSPmKnivZUayxB1DLOp9TgDEac63E/sr9qoe7H7ifYHB5BRewvbKzf70ZV0iSWH6zt3ty/mKFWYv+Sk24LNISBvmWQ6aeB4xeZKDct7ZwD59zEdi+P/AOGMeuq25ZrrWdsVDJcvDV/sr4yc/wDDHtOFd/skzkuzHrZtW1OupPInmdSdSeLscTWvMnGgPqQp0bVdfNgdBp5HUac/PgiuE0AbGO2g2sA66FfHwB8Broft/jxHBmKIRE1rkV1Hy6Ek/MoHLQnUAN8SeOkkx2VzbNjAFGo5GGg00J15nwAI58iOZ5nT7eBhWMjIU86cKNq3JNTyZiNCddF+bQjpUa8x9n4cP9JJGVPGIjjR1W5keIAGnUNCdQDroQD48vs4GfzcaczqiKNxsNU0OmoBKj5iF05a6afDiTDSTxo9IY4HCjiuF011A5efM/L1A/Zr9vlxGJYzFGQFwo0jjX7Py6HxIII11I+zmOHkDuolULkcaPRPzOhJPmeZHLwOgOg14AkEwcqIAA450eik+BJ10BHLTTmdV8OevAlh7KdQSTSjFJyHMAeX2HXp6SCNQRof7uIhpLaoqVSR3Us15wCOf3fDl489QPs58ADqxGVGRGIqtHvj7YjvF7S+9u0q2N/U9wY/Z97e2zYY4mntQ7v2bG+XxktNUBdbM9ZLFfRebpOyaEHjmPVu3a/yS7dtgtesw6xnCkax3FCwPZWryW+dtzC2xMITpPVBwx+Htrg9rSWL1n03kLWMjlnitsBIsyUqks6SwrIoLSPM6KdPE818jxyyYbUaf8rTI7Jy+ddWpZr0yZ1fCnJbz9RIPpK6oUtLJjJZIlUxMydU92FCXAKIkkcIVVCs8jHUgACh5VxmhpjTWz51vRpT3/OnntqxJXsJeknaGSfGTSK0i+m9XHJYhs5mwyhIlQzWzDQh/KGUSnT5dOKe6MKbZhiWxPx+M1f2QIbXMYdPjhUtdu5YclnUe43p16dJbd+URdKQY+a+mTsmf5/znEYl5NAdOpwNNCBw19jZs21U+FiPh8fnia1dqFu3WuEwAPZj0+2rwds7NaxV3Zv248b28tdx1TH0plSNRRw4jOLqxu4CpDPnIJrUyqHUQ4uTXQuvFjzlbYhbZ8ZY6p4gZR3Dsz41YtWWW8bjzBEDq6TToSSrnM3tyGBWuQ4+PF1YYFfWe1nsrbksa+kpBLRxGeaTU9KNKi8+rQ0juRZtKyDxloHun+laW32t3dboWkElhA7ScBWy/I+w9sLtxPcRhPdH3K7SdzMJt6AVcDs7YHZvd20qFTIWK2Nhxxh7o7ZzhsSenbWGaYywLK7kdIUAcbG13TcuOp9ta3LXnGrUWBAPAHhjxicIkCTXbbb0BuOYcxtbfbcw3GzvQQXRLTrMExpdSTgDjMcYrYf7eb7ba7a7d2tunduX7l9xcfk8hf3L3Th2niNlw7vo5KaR8fStYDaePx20abYXERVayLj+qJDA0jEmUjjo7e8O9vHc2rYs7TSoVdRaIGMFsTJkk9oHCvOf5A5VyXlGzs7Ib23vfU9t2F110AkFmnzFSVQqAiqggyGwzq7eBzWVwNzHZzCWY8Yspia3PbvuyzKSSQaNeE0ash05SCIzdfNZAQDxqbc6SVP0/OvHLyi5gc56d9Uf/dDxez5I/bRawu1dz7iO7LPdq5uqtS3ZHSF1aNbYy46nHZy+QHrZSOTKWZ68zRzyGJ5PU8QeEFQ80FvR+n+2J1ZQdYAXCcQJJ4HCc6gDFbBZmIIugZT+UmeHEfOKovs/fXYfajVMfuGt7vO308XSY5a++ZRh68i9LFoo8fezNC1FExBH9CMMAPlHFm4UV/MUTp9s0lLcWknsraN2C747I3rUi2Ri+6Gb3rFdgP8Apy9vfF4vA5+jkKsfrVsXkLNN6/6ylnp9ETSV4nV2HMjXh1fS/mR7u37eqhvWme1pB6CpMymWKB1YspBIZW6laNgSrIRzKspGhHx41EUHGstoGFR1k8w3Ufm0BLH4k/iCPM+PBhAuPGowza6ZdvMRa6zWY60CBpbNqd1jgqVoo2ls27EpbpSCrArSSE6BVUkkDXgrjhLZe4QttQST2CSaISxgYsT864pveZ3rb3G+4TuT3gvWlajuDKHCducTYsIsWF7ZbTD4HZg1miR47OQoVTkZkOh+rvyk+A45GzefcBtw58V1pGJgL+UZLHhiZ499dqu3Tb2ktg+JVg8JObTieMx7qq/jZCmXpyySIY/+qgj6yvUzSULRXUqCvpsARppzA58jzd2ZiVJmOn21GqRcHBMacn6x6UCSQ+m8Usk1ZpIUiEQmrKT6QRS3pusa8ioAI01OoJ4NbRALRhUpukCVOFK2IsR5WrYluQmbGpHLSyVaC/eoWXjnRHryiWia0v0MrDociZeXI+OnBFSywpAQ1IoRyJxFWVpZmttvY1g1GxuRrz4W1QwCQ2sat/L5xccyxYinTktWblmtMZx9RZZPSrRqzMvW6yBJt2vutlYnJv8ACOJPs9/Cpr+5t7TavdMZHSOJMZDpAjGgvcP2+2l3h7S9sd2bL2tvPIe4bb9Wzjty1sFjYpxl8fWpNHj0v01iWTNSzmpFHHPXcPXLFZI3ZlYV+WbPe8s5huNolsnl1wAhpnGZ8I/LmdU58Ky+YbzZcy2Vm+X08yUQ2GQAjEnPIRGIyqEO0Hs775d29/8Abzbj46r7fN23sZn8tjx7gcHuvZh3hjcOUzOcj7eYm5gFbf2bx0UdyxLjYrFdrEEknz+mJGXvPTnpu9zrdXdk1+1YClS2sNrZTmUQCWIGJxEAgkwDXFeoPUo5JtF3lqy966QwAUgDUMgzHBQTPAkwQBNb2/Zz2V2R7EN2wd3e2uG3/wB+u40eKzvbzI5HC7W9FsFT3lNQrJV212uoJdz+eqzQ46GrTZ8rbuxRf0QjvpJx6yn8Y+n9js3t7u/dNwqG8xnW2FUQxGAIABGJYkx7a8qu/wAp+od5dVdltrIs6gpQK7sXkhTjBPYABiIir5b676e5ruXiJ8tgO3HeHLY6GSeP/SMnZfuL2/misdIH0eSxu5dsY0y24V6tH67EXzA+roQBNYteg/Stg3rV6y25gYi4L1w8TpImP/T1ddUb971z6pu+S9m6NqScChtWxH94MEn/AIs86gig/e+7foX7Xa+1gN03JK1Wnb3ftXd8GQx0M04gipU6+T2vjtrYhgWKS3C9h4gpf6g6ajnt/wDyttLBNvlu0vOpOBuGFbtJEucpiQOECuh5d/GG6uxc3+6soNOIQeMdQXV4B1TBPGaafvg2d3J7d+3fcm8JMOmB3z3MzewO0+y8ptibM3ctld0dzdz1sJjpMbvalkLaVctHjq16arG71WBiMkQ1UE8ba9e+sPVXONt6b2V+3Yubm8LK27do2wxukLi5DtiSBIYEdgy6/cehvSnprk97nl6xcvXrNsuWuXBcZdHiMKCqmACcQRWtz3e7X76vvHa/av3oXb3afvv292vmNp9q+8+SpR2+yfdfbiZi9nVi7hTbVxiilk5szkXD75wlaxIvqIm4sSNHy8fRc99O+oPQvNSnPF83ld5i1vdozXFvBYEq0atSpBazdFu8mHgynN5Rz3lnqrZBOWXPI3NkBW27KENvVjDKIEFp03bZa004kGSKw9zbO+OxXcTtDtOpgs0d4dtu0GKze9tydr6KZbcMkO+oqe4a+7cLn8DUyNbc+0PRkajDuXF3pqNqNDHDIqp1S+ufwbzvmOw9Qc0322tbjmHLz5ZZbC62tWnXSCoUavLJADqVGgsfHOFfOfPbfrHn3KL1z1rt9pyLmVvnG7t8vW6xQ39rZYLbv3i5CC7cBLWipIZFDhdBBNyOyvd/tjtDaGM7gX9vbg29uXeXc/FbC3NhNzvflzORvXs6lG9mP1y3iJL2WxGJ/UXydi1cdZEmkaN5VM3UPZP5y3fIOc/xFud9zDbpZ3isg2guJpvpuluAMUH1R5IuajGhrf1eKJj/AIft825X/IFvabW/cu27hY7krc1WWsG2SuJGmRc0SJDrcPhlDIR/3nt5dp44vaZsns/nctl8vtjHb83L3O3BPYs1xX3zm4dnVK2BpUIVbDxU8BVxdl4rFWWyLMNtOuUujAfLP8O7G1c3O/3N0q1plshQRiNJfUccwSRllp6zX0T/ACZuSm12u1Rf1F81mMyDjbCgdUQSZznCBTj/AGsO32Qu7x2LJuHsRv8AsYvvJYi7Z3u+2czFGh2L23287s5/BY3P7733grmJx+UtRbLXazZitbfLmhP9MrTQtX5t9F+teR+jOc/xTzS5zLmKbfm2yRtxZto83rl6zbL7e0iTBS65C3D5Z0qzEOCpFeQ+iOc73lHrDaom1e6964bThlbQEuOFuOXFvQLltQSqG8pLLBTEGrK+933ud3u7O48t7dvb4/b/AL1+2rBZTHZDax2tTGKzXcOfadbJ7P2PUysE+5qOexm39k4CCGntyhJDIBUeO9YM9uxKy8D6B/iD+K956Htc/wCfbkbr1Fureq6BvUtptsZW0iKywYwZ7oY6y2kAAT2Hqv8Akn13svVX+jcg2yJyy08DVYe411CFDXCdJnxFiFtsvhVS0zU99tv3JO4/sM3D2Zn7T4DYkF6H209ltqdy8Z3L7PbZu70p7l2riZ9ubo7b5TuJjG273MqR7Ro4HF1XhqZqbDiSITx1A0ja+D+p/RzekuZf6Yl1Lu0uBru3dbtm8rWLjM1ov5LlVdQdLrK4rq0jUK9b2PqG16i2Cb+4jJfB0XrZS7aKXVwaBcVZWcUbT9JEmQa319pP3mO0ndzYuwsx302LP7csz3Atxz7VzWPy93fi5vZkQljyXcTF7Zj27it14ba9nKRfQY61lKr07c5ees1uCvK3HPC1fe4232X6oBgsoMDDqPHqgsJ48KsMu3tqty64XV9IbDV7R+XvA6u2tsPaTuZ7eu6MFOn2a7o9sN7TCo16HD7d3dhshumOu5Eli9kMLPfbchmmlkLTTSw9byseoltVEOoWSLLSp6jIOJzx4yDM9tAyXcXIJ6yMRh3YADCKW98bg3NiNyYLZOzdnYvc+7stt7cW858duXc9zZOIobY21lNt4Iq+Yp7X3ZKc/uLOborwY2CStFUWOvZnnnjSJEkMiQpLABm0gnEYAFmgGYWVmAT4hAMEUKrgWYHQOqJkzGfXB93Cmnme6nayvh9gZXL742fsndu7M1DJsrZm/N27X2pvfKZ6pNlsPunZFPb2Sysd/KZnG1sZlqt6OitmMNj5pUZ4oeviK9NpGW94HV1XOR5moBVByYuTpSMX1ALiQKlto+rwAlCDJj8sTPZGBPVGPGtP3uq/cK9nG6cZ3q9tXti7n7G75d8sxBHju+u8dgtFuzt92x2tucCXPNZ3q8ku085u/cddGxtdcbJdrYv+s12evZhrwTb+wvm1uvNvltdu3+mg4EjSpbKEAJMSW1aQV0kmsje6PL8jCbn1cfDx9piPf1Vzn9w/3Ldge1vcTZjtPnJd8dxMHFao49MblK1za+GuNFbpP/qLP45LOBzGRNSw0VmrjoM008Uno/UVhEkhW8sbe8BaujWoI8P09ok9mMR1kHPCvautZZ7qN49PDEd2NUi3HuP3V++DJju73l7rWLePitnMbW2bD6GRwMtyvN1wwXsaZ7mGxKGIdEJuDI3+rpEjQrqOCba7heXHc2NFsj6FHEjHxZx1Y48cKq/6jZbf27fMdR2U+MDqIieExMnjAwpu09sZTC2FgSdpZIGsC47R9MktixMZLXroiLEmkxYdPTodD4DQcfM/qTbf6lzK/dvofPuuSewjA/LGumubja7e/Noj9uANI7IwPtqRLeTtWkxsNjUx0YCkbI/THoxVXYBvlDFQAdAfDXw5cdr/ABj6Stcrs37ltNNy8wZjETpmJjPM51De5jbuEMpkffQ8F5kBIlDnWT/N6iAfN19LEnrGgOh+A5eXHqt3aOIhcBTJeXSWmnFVymijQEeGh01AJ6gSNF+UtoQeenFBrPlNA41aRkYYZ04YMmHVCHZvmPSV6g2pA5EN0t1Mx8NCTppxVNsG4cBNSatMrOFKkOTAYnU9ZUFVA6mYlAV6QCPn56D4/wA+Ca0WXTGFOrYSTjW4T2p/t89qO+vZbE9xMr3I7gb1zm4MFk8/DH7aL/bnuRDslqMrwjaW8dnXqg3HHvGo8Lw2qsk1OP6plSF2TqlUOXjbvcZuYBrYDlfLaUbD88kHCPFkQQQRORh864QFsaGZjnIIGMQYJIk+6CM6oz7m+wmc9tO/8VsvL28/eiz+zMPvfDy7u2Tk+3u5alXLTX6Nvb+e29ftXoIc7gb9B4bUtO1apyEgo/PknSzpW7tmL2mJGWRBiD3iDkImO+6mtE/VUrcjjnj8vflVefrNUKjUqVVFPynQ8i7Mo1BLDUaHTQcQC08zOIzqOSRia8+sB6i3V+cnlz0BPLQ6jnp8fjxJp1Rq+qiU/wB2VZeqjAgOmv8A7CefWSACPl58tTy+X7uInGOkiizHhOVAyQ13KzaIJ4m645yoEsMgYESRzAGWF9QellYHXw4EojppcSOqki/mnxVJ2P7593IcNPsjLbzyO+dk34LULbP7g7hyeWwy6QO4qVruUuPbxUczxRBYopxHLII06erTjnObcr227ti5da5bFslhpOAP+ziOHVNegeh/Um+5JzBrG1s2Nxb3gFt1uASR4vpeRGBIIODZETULYb2vdmt2dvtvZ3e3bfZBz1iXOXWr1MHVatSjfM20p1bciVqi2UhxUEKlZY3aNFEXUyqvHD73nnNf3V027r+Xqw6ogSQMh2V7Da5FyTdWFcWEBJMDCc4xYQTlxxFUx93nt57Wba7bPkdhdr8JFlcVmMd9THtjG3ZsnaqWpEhZYadCWwlmusnS7Io6QpbUgAcWPTPNb/8Aqf8A1lxvJZTnAEjHHAdw48KxPV/JNovIHbYWV/dIw+kHURMGMyesjvNU+7fe0PcG8sftzuzu2ht/ZfbHAS2jmo95stK/krQFpsZBJh4HaaZkb6czLOY1nklESo/9Q8dVv/UloBtlsyf3RIUMvUTBMxnwEZZ15/6b9D3t/ft8z5iqf6chJZXnGOGkY9UzHUJxFXK3d7duzffv2uzblzGwNudoO9e0HkmwG9dk7Hwvb9snWp7lpbZm2zvba+3MhZ27na2WFpbWMtCJLUbVZ4/UKqS3Kct5zzPlHM/Ia+9/lzOVZHbWR4dWtWPb4SMpGOWHtvPPRXpr1V6IfmZ2ljY81sOPKu27QssYKrodUEOrBpBOIOR+qdHWajubezGU21m3gN+hfnryy09BBYsVZ+mO1A5DCLqPWW6VJ56cioPHrO3uW76C+n0EAjuPXXyLzLZXNluX2twgujEGMsDwnoK9xxM9saF7fRYEaukmqB4ZdGMiaERo5cMuvSFA8PHiRjFw6MJ6fhVcMVASJmuxP/x1/aUNtbR7l+9TcydOW302U7M9sKM9GeBq+3sVfxmW3/u+CxKEjmXOZaOrjIPSEiqlKypbn08Yyn9zvnc4+SSg7Sygn3Ax7TUVlfO3xumQlkFRnizgEnEflXAGTJY9VdMjS/afM+fj5kcvhxoAmK0MJyxoEzaaaE+Hx56Dn4a/DhYEY0JOk9lFnkXXkOfkeR8een3anhhAx40ipY45VrxSQD8w56nXUchqxLciSdDrxvklhga5+Apxzo2jhuWuo15D/L46A8+RGpP8DwLyowwokAYmjKScxpoCW0bX5QNSQSByHjp/HhLBGONKWmFo4j8uoEn/ANxJJ08yh0+X5Rpppr/PhaseyiCmZ6xRmOTw0AVddNdRowUctPADQnlwzMSMKdDDY5Gjiyf8XUdAOQ+UHnzZmOpHjwgcc4qYicMzQ6PryckAk6uCQNNNerUEAaEeXPhCNOrjSUCMfqo/HICAddCW18dACF5k6c15f3cQsSHkZAUSwM+NKEUurD5h4nlyB6fDkeQDDnz05k8P+XqqQYnto5HLppoefLnp5a8vDlr9/wCHAg40+eHVSpBOddQRpoDqeeh8fx18uIiRkKIDjwpfqzAgclPJlKt0kHq+VwVI6WDKeYOo4hdC4KtBBEQco6j2cIqWMMK5U/3NP2tu4/a7e+9vcN7c9tWN4dm915DJ7m3DtDb6zTbi7O7lzSSSZey+Jij6rfbrKZKWSWvdriUYgyenZSOIRzNxO45Vf5arW18XLi50GJKLmEY8QDIUgRp0g4jHpthv1uott5G6yk/m9vX1z+FaHdtraOZp4bKULeOixP6nZyVW9DNTtUIqUS3LLGGZV9OwY3LeoBo6kAfK2hr3lUWneVLBcPlFau2a4LwDA6Z+XVTqTdRyN36OON4/1iCO9crGboONwdUSR4PFllbxaGSSzOepVlnmMnJgOMlNm2k3XA028BhmTiT3TAXDCtgbiGCpMtn2Dh+PbVl9l2mxmJimn0ebPW4rSxppIww9L0fpab8l1+uyEKQqmjdaow0Ic8c/v91+roUEBRj75AHwy6orpdkDatQcWY/dU2jd915amEozSI6V2iu9D9QW1NZFL0lki1LJVq1jCzaHmzkAanjNHnAG4rHHMd/9I+Ire25t3GFsCYirre3ChjMh7ie3O2Mz6saT43P5vFQ2A6wZHM4HFTZVaSNI+ps/TUU0HixqtpqXOtvlz69yC5GlASATgScMBxgY+yu09O7IWucW9YwIYr/tBSR7hJjPqyrow2hmsNi9q2rG6KMU2BamK81a7Ur2KLn1EaOWZJuiuKUM3Q7NzPUuigtpr0ovC9CW5D9OmFdZeEbrG9btBTqa476FReOpjxOQGZmIioz21uousWRASGKe/YkCU4pvpgk080ypVjdY/TrIrkR6knpUAgHlx0NhlVFUmcB9nT318lcwIu7y9ewIa47SMsWJkTjGPGr7dr8mcrgtEMJZV/p2LvztCSeoehREaxyWOvXoYo3j9mvG1aA8uez21z13BvbVave33M+g7a47tVtvatnfvcvd+UpblxUq5SHGPtfH7Uz1NM3uSrkLEbuMnPjnmxxqqpjtJdCSDpVdBuXGN63atAFh4iTwWGBH+8R2x3iownge430xAHEnDLhgOmNUc2b352fX9PAd7u2fcTb0yq1eS9LtP/WeOKD5ZbCnAxtYmZo9SStf8o1AbTQzEaydcjqz+ykGUQJg9udTPie1fYPudchzXYHvt26xG+IZ4p4NuXcnc2RlmsRsrRVWwG6K2HvQThlA+WMdROngeAKXEMqZHVmcaYNjojxdnzIq1s//AHCx2HrDuVt23gN01emllbTJ6mHz04QtW3BiL8by1rMeThjb1lVyyTxsSPnHGvtby3RoOF3qOcfbFUN3a0nzFjRUb5LLDrPz+ZGoYjlp4q3gCSfHyPGko8PbWcc5rXl+4x3ybtD7Vd/T0bUqbn7len2o2yIXZbK/6rgsPujIQMskUn/R7Pp3VLAjpksR6kajWhzm4y7PyUkPcYCRGAzOZGEeHjnWpymyLm5FxxKKNUdZyGXbj7Irkov3ANbWUrCKSVOqCE2w7NEi6a/T9J9JQzEIrMoIGp5HXjnbekubZiMunw7q6ZiQoZxEdvSKJYSevYu0prKSRVbFy8sUTOa5jrLQs2VZo06iti48SnkdAvT4ang3t6S1tYOAqJWYwTgvQinrj7dOZJ696rBLUteisqlvpZI5apf6a8JUQq0vouE6uTMDz1HLg0Z1QEYjpgaIXJkOPAek0gZ3N47YWOyWdx9NcghghD43MX4bmHmyCZShHj5hCEaeVa079Tch8mqoQ+jCxandMttVjGJjHp0NRXrw2ls3BiIyPGOnQ1VR5u6He7OXbdehube2+kzNatjsDszDZLJzYyl6VxVxm3sBtqtY/SMVXlj+VIY41Z/mcu5JO3tLG3sqEOAznjPafb7I4CuP3W93O6vanJZ+HADsHD3Vsq9vXYb37Uc3DWOXo9k8VQix5yUHefe09XHGvYVXWKXaMtDdmQityQuHHq1YIQxALEdS8WTcsuhJEscMoaRxAyMcTOPCQahtWt7qJUwsz4jh3HEn4e6t2ezPb7Tlq4LNd0cxtHuVn9oXMTujbG59tbKobPtbV3BioElnzOKzuJyVqR5pLUJeOWCtQcQ/05hMp4rWd4+23S7vZsybhWGk8cIHV18MuyrV3ZWN1YNneKr2mEEZDD8RnXSr7Gvao3aapD317kYyaDuluHHB9n4C2TBc2Ht3KQh1yN6CXnDvzcNOXqMZVXxGOf0z02J5RHd5tzzm3Mrf7Tc7i49nDUkwkg5AAAGOJOByGAxo7TlHJ+X3xuNlYtpeEw4Ev/xEmB1AY8TnWyo7jvio96xayEcalo4BYyMypM0UT2JS03rH0adSvG0tiXkIoVY/m6VbnfKCnSAJ7K1/N14kk0iC9kMg3/3S3cuPK8jrFkXmhjgisRpdFOyjP/0Nc064t5BST9Ljo46xPXK6mdRGUgjP+vTgKhxnHEHLp0ymtGP7nu4L3dH3r/txe2naVPH7ku9usj3N9+PcXbl6ZcTFax+w6kGz+0Ee47Udb0aWS3NuJsxarRyDphaepHII0BPHdfxpvOXbD1vtOY821Dl22V3cqNTIXR0tuBjJRyrx1A6cYrmfWnLue819K7vl3plLd3nlxVZLdxzaW6lp1a5a8zJDdTUiM3hD6dRCFiLO7s7c+3z3ids8/wBuO6u0Ku6cNVsipuXaO4Y7GO31243b9O0y5THXY0hzG3sqqWRLTydOULYUHokli6ifsPmO1Td8u8i4LO99P7+1Iyfb7i3ionSfDcQ6hIK3bTGVKPFfOGw39u9u3a1+42PqDYXdN2202t1tLsaitxSJ0sCCJDWbyYjWmNc0vvR/bv7/APsowDXtqf6j9wPs3xGdsbngyWMv5XBd0uyUM2Uo5eyK27tpxJuvtRQmu0/VvZbB+ptnLWGSfM4r1oYpT4Dz/wBAc49LXG9Regt1utFuSbVtnXd2UXxQPL0jd2FVZLAC6ugm7bKjzT61yn1py3mtlOSesbFks7AC64U7e6TAGLz+2ukmAv8AlmfA0+Cq1+2nsFs/O5zK946ncPL+5LYOMg9STFWbWP293y7S38hlfrMTL35r4epjshuqqtd/p4s3DLc2tm7TerGyTMasHlnOvU3POb2rY5lur9++BIa67ODJJJQsSPFM4QeBwr0HlHp7k3LLjrsbFpLLGf0lCNPAXIhjA4kkE4g1BPvi2hsm73y7aYWDG3Np7NymNoZ+3JkNvYx4YrdC36O4pZMRga+CbLY2/i8cUdVb6h3GjS6fl6H+OObtted2tteGtdzdt2SFOYZ8DjIBDZmMicDFYH8hbFRyPcb3bsLbbexcugt1hTIEYkwARj9QGONX07e949wT9he52dzFvYlbN2cXvDZOdrQSzY/BwbYrbZpHFtS2na3WGxFOtBk46c9efH2EsR+lDDFGkFgj6Y3fo5bO6u7zaPeW7buMwD21IJIfUCYmAAIjDE6sCK+ZeUfyam62ws3Ntbew0JK3NFwKPLKsqYgiWhipnLTipNaqfaPc7Rbiu5Oplt994+ytJMDi2yH+ldpbW7r42W79PTVqOPr5LObSz1aG9drTyQhrMv0aFVZ5VQ6/K3qH0Tz3k9oPsGsbuxflYY6HOJJ1SrIqgEYgzOGFfYHpfm3KfUN65bdn21+xiTGq3jKjTBDkkg4MIjiasp3i76+2zsL3Exm0NsbW7jd7crtWzDmId1e447b2tsvceVz1DHm1J/oPA5zcdO2+C3AIYatK/esY6U1tclXsRT+lWzOY+m996ft7bZ8wNq3u79kXWWydSqGJOksQPFpHiIGBqVOb7HfX79za67lmzdNtdY06ioEtBx06j4e4zVXdwe/HcW5d17n3Bisxns53Fu5iGrna247W35Nx3rrmShBZq7ssGrQhxGHapFRWnBiaiUEaKCCAQohE2xvLpK7NCrKTAzGcDHEzPXn11R3H6h83cMGk8cCTE55RGURHurDCTe7H3Nb5MN/evaP27XI8U9zbe4u7W/f9EJlJcfdjhhx+291R4/Oxw59y3rI8dfGoY4ndJNV049H9Ifxr62/kLd3dry6xaWxt0Fy41wM8HVpWERLjEsQ35AAAeuuX5v6p5PyBVvX7zLeuSAAwTwiNRLuyqANSjFsSQAa2P/t/d2/3Qcru+z2s7Kfub732T3e7db3g2Nu/bXczf+f724KjtaG5nLdWt2lh3Hh+62I7m7AyWTEeTs/pb0JKcTTPL0QGOXjzvn3o7mfpX1Hu/SfPgtn1Bs7jFrQbUoNxEcFYIBL2zbY2yqujABlBDCvKfXX/AJE7n0De23OObcl3O89A8y/b2dlzHbujo99n8s2t2DaL7bRcVwbwa9be1oZSQcOrnsn+2Zkt147t1vj3De8rvj7kO62zMV3Hj2p3O2hhu0ey+3+0t/d9dmbl7e97u7e3KDYjcOV7h92bF7M5CjVzmckv2NlajH4qtShgdT5x/wB0czfmlq1Z5et/kqbpbrbl95Ys29VjXb1mwJuMu3dFTQ7I1ksLiBPET9Nbz+Mv5EXaW9/6i51Z9Pc1O21f6bZ2Jv30N62l1Ev3dzZMvdsul7bsgsWrtsnC6jqTz5e/z/x+JPbptqDvD7Id992u55tLuDE7x7bbjz/613k3/tu1aq2beX2XtvCx7Npb7wdKeGVL+Dv/AE2SyNuFZ6AsvGsNnrPT3OfTvqjlJ5ryG7cW6l5kR9SvtdwAQLht3mZWXy3kEsDbuEMFuEqC3lXrjc85/h/1ZtvT38hcx2G/5LvrClL9izdt7/aX2ZtNne7Wyt7b3LJtaW/d7a9+lqBv2El9HL3vTZE9re+L2vf3JTXN4sWsStPDHdWGzVPI47M5GG/T3biNw47CZ7Zu8sXNL9HPQu47HtFDAiaOQ0zq7uLpAe8FxxDKM5wAjPDMT3yRXbCzbwFpgVjgZkdc+3qHdXRl+0P+zFuf3GbHyXfvuf7y+5XYDYlrKZna/bXbfbPGbWze/N45jAn6TN7q3Bd3hTuYGjsXGZUGlXptVtW8nLFYb1KscaNY+Tf5j/8AKfkv8b+sl9Dcsazd5tZS2+8a/JCm8nmWrFq0ty2xPlkPdvO0JqREtuSxXu+Rfx4/N+UtzTeIBtXJFsAxgp0lmbQ/5sFQLkCzMvhBnL3g+wzfvs+3bgsRu7u5hu+2I3tj8nmdodzsX2/q9scndr4Y0KWU23vPZ+MzGexEO68TJbine/TsLWyVe3G4igkSSPj2r+APUfp3/wAheXcy5hyryV5/ym/Zt7yyhLKg3CM9i4rHxFLmi4niAZWtlWnOvIv5F2W+9C73a2twHHLd1bY2n1Ys1sr5idmnWp7QchFUUyeKlULGQmnXqAo6CNNAqltfFdPsB1568+PrTlXoRdhtiqpDAYzXM7T1It5VCnw/KmlOGhZutyoBOoUHQsw1XmB+RenyAGnjpxS3fp25aUgKC1dDtebIxkN4aDjuiPU+oT4kAHUaBTpqer5mOnjr/hxxu75MxMRGOPXXRWuZKbczIpWiy5A+c6E8mGq8+vmvVoCo6vDQcuR+zjFucsuWjCjCr1rdi5E4ClWLJvKDBFPPDPKJYorEVf6+WrO0fy2IMeJqjZKxWk+aGqssb2pFWKNuuRQarbXcAlkTzLoBK29Yti4wBK2/MaVt+YwCeY40pq1v4VNWXv2Ut62YqnFoLFRxbSILQMdIMtkMSKqj3Y7y5v2/y0u0ntN9wfe7amC3nZ2zN3Tnx8/cHtz+vdzxdmt7rtVsHdbHb3yu2aFyKKWmmZgF8lgjC16azy+3/wAO771TuP4OYfz7yLknLv5B3HN92Ntbs3re+urywuv7QX9xa1ba3u/L/SujZ3nsuFFxfJ8x7Frwn1O3Ktp/Ilxf4/5nzHccpt7C0b5YXbFv90QfMVFZlu3LRLBx51sOp1IZ0q7XDxW/+529MTjM73a3rujfW87FYibO7w3HFujJx4mSxPaw9MXamQv4+rUNGxHMlatIyVvV9NmaRHZvCN9vNju9655ba8rYBittArLGnAmGAOJBMmNQM5GvcuS/6mvK7S83uG5zArLMSDgTKiVJXBYwExkZIpRTM9BHUy89JS/VovSB1clVk6fvBOoPhy14qtYcDUuDGtN3UeA0cGWUABddBqQHk6z06E6sQBroefkeWp4ixLFTg/dRlhp0jIUZTKLrz0HQSrjU/IykEMw5kjXz8OWvERFyDPTphUkiNKjCjiZFSoCOvNidDyUnRQPH/L1achz5cRBCBqONMpC+GsLFmv6bSWBG1bTWVppFECxkdPS7SdMSqerxJA4rMNRLZAddWbbqrApnI/Cmxkt+3u3FSZsFv3bPcPbefxlXP2cdt2juKPIdt8uGeG7tTNy7ipUoMhZs1QtiWfGtZxySkqsmuo44LnFjb7vcs1i2yOjFTlBiIYQSCDj1HKRXufKOYXdty2xca9ZueZbDEK2pkIJBFwEAqx6scpnEVDmR7qQWGTNvkhCZupqwA9JYY/VYNEsqOCx6eWgAOoHjxhHZXcwB8Kt3Oaecf1WhaeuC7tbfzVGhjNzVYc/jqmRTKLjLtyStQvWYCZ6puvFBNNpBPHHOi+mysyKHDBjxTu271psPr6Tj91bvJeabaywt3lD2CZjKePV1jqph9/bV/uBtbN3bG6ZsXbNuXO4XG4FrGNxeMyaxyQRSucfYp2snaatJJEkkr6Rl3IiHUTwOx3K2t2rXQGtyAVygTj29/ZW96k313mXLblq05s2FBZQp/MBgTkCRw4SZGNaQsn2ez9/cdqxLAck9m3KZFhtW7ssUr/N61qx69uSSd/T0KvKD1jn4Hj2SxzK2NtosrAjAxAwwgV8wbz0nznebo3US5c1NwBY9576sNsL29YeKtBLurdNbGQzSqXp0I2bIEaBPkWOCRRODr1eq2o05cZt7nPMXn9tbAjDE4d5nH2ffXYco/iXfborc3TETnwIHZw7ca6Y/2/fffnO1+4th9mdwZnBQe1TG4vFbF2Zt6jsPb23LvbKWzGslreWd3lT9Tcm+snm93T2LmUkuy6LXtOVQvGG4ztjut5sURdyFNvUxuHidTEl5jhIEf2jPKuy5t/CG3tendxvuSlzze3FxLepiGCibtuWJ1O+JQgKAQEiDNdIUkgRiCycuYZGDxuNNRJC4LI8brzVgSrA6jkRx1uoEeEyDXzuThIzos0w+PiORBOmp0059PhoeHggUlAOPGgWlB0GuunPn4/w00J+zhAYTSYxlnWvMS6D5jy1OnUdeZ0Hh5HQeXLjcXxGFGArBgKcaMRufBWKjQEty1GgPxBPSPu8eCwzbHsqMzMLgKMxy6+LAfdrroo11bTTpOnPXhMQq4DGiKkZGjqSnw1bUgkgAaeBJBLaEcvhz4aV4Z0Q1T2UYinGqgFdD8upB0LEaqTpzA5aE8MFaccqkETHCjSynyPLkdS2hHIroerQaaa6aDw8eBLwcBNJZBhThR1ZtBrqRofH5Tz8RoOoefLnw2rw48alABUScaMxzaFmHUR4Aajq5+BU6AHqB4QEiZxFOMMeFKEU+h5ePI6A6eB01PxGp5/y4hLBssqJMMRR+Kc6jmNANdNOYA56A6kEktr9nAeAN2VIsTJzNH4pR4+engeRPwPjy568/PTgRJbwnKpIGYo3fz2H25iMtuLcWXxm39ubfxlrM5/cGauwY7DYPD0ImmuZPJ3rLpDVqQRD5mJJJ0VQzMFMN68lq01260IvH7AOJ6gMTlTgF4UjGtL++/fn3V93vcTcHan2j75zXY7sfsVak3cj3A4/HLD3Q3aL3qDGYLYte+Vk2hHnxBK0MYaG6tRGsXZVVloHnOb82ubWzbu3QRr1aLUgM2GJuHGFAzA4mM8u29G+kdx6o3VxEcJsbIHmXI1GWnSiKcCzQcTgoBJ4Awdv72LdoO4excvt7Gw5eTd0teeal3H3NmZ9xb1tZosJGu5XN2BWWWpb0Ky0q0denoxIjD/1OOCv7vd3mF5Ci3BhpA0qR1RxwyM4V7ePQWytbTyArgHJ2Op54EmB7QABHCtXPev8Ab07o9io5O5D2MZvDYUdOkdzDDpYfI4O00wrh4cW3XZtY7RlQSKQEZtWBHMyrzbcpaNndIsSNLA4Y8GBiCDAkYHsrD5p6FvbBf3+0bzbQHiUA6l7R/cvxHHCoFx9vLZDJV7MeOyi06s8Lw1zjrFX6iSALFSQo5awIqXUHWJBq7wp1DmTxnOinUzFWYngQcPj0HfVPabLdXBp0OFGUgg1aPsb2d7kbv3Rj7NHamey0EmZrRQ16eNu2bmQlWB2rrUhijZrKwJHJKVUl2RDy6VPFM7W8RosoznqAJMdw/Cup5fy5rQ/c7srZ29syzPCgDtLQM4rYLubK9tdj0dvz9wt1Ynt9vzY+6YZMRWwq2rHcnF5lMgkFql/powW7VWaM9JtRW5IUTo1LJoCYrWz3u9uLt9uht31JUEAiDkdU4AAjGThEZ11vMPUvpzlOwXe7vdWRphlCMHuE8CqqZIYdwgzlVycJ7h+xu48VlqO9K2+bW5cR9PagycW4RisbMjMYnkn2xkxlMLXtQ89VpTtE7OSE1A4ury31TsLxWy+2dGwLEEx3Rj74Arz/AJp619KeprA/cNu/KXxaBpWSctUkAx/vR31NG095Q5+l6uIyuJp0YpIpsSmS3DWhdRIGMUxnKwzPYs9OnS6IsQXpCnmR1+xtbm2itu3DPOMDSPYJPv8Ad1V5vzTcbO7cI2dorajiZJ7zAHuq/vaHfYpri3eemsllBVlarlhkOiYIpKRR14OoxvodDqvVpppqeOtUjSGUHRHDGuSuKxczlPVUU95cDQ707rXJ4XctTYm8ttVrse28Xk165s3DJdifJSXZ3lSGlYsWYvTStFJ6cXImQv1ngLYIYvbggxI4jOPtwyoLh8tVGJWc+nzqHMzhe8m3KKx9wuxOM7g4CRFaDd3a/ckFTIrE6MRabHzR2K/1CxsCULIQ/iODVrmo61gYwQRj076AtbbxT454jphTYxOO7a7rZK01XubRup0BsT3O2vBWp1+kdTqNy4OWWoxTTUGR4iNNQfAFm1P7O2pAQwGPinp3Y1aPa+MymB2FfSDdm4rm2LQ68Zgcrl8nmcQ5xzmX67CJlLM0ePjhETKjwhutNVGikng9swt37bN1x3A1HulJ25Bzio0ymXPU3PTpIOhOqcweRbqLEjqHx5/dx1arpHWTWAwgjqrnX/d87xXsp3d7ddo6EzRV9hbQ/wBSX0MJfp3L3BlS3HYdJPlb6Ta2JpCM6adVhxrz45bmn6u+0P8ATaGHXJxb3yB7K6PlTLa2ZcTruN8BgPjNabc/asNCrXromjmaKMSzhK0MoAOsiAFY2IcheWvzqfhyis21czphhPXPT8KtXrjaYBnKpt7Ydiu8vc+zg32d2z3fnMWsdmS1uE4j9G27HLNVavB17k3E2Jwq9f8AkIldjpqABwVrbs+uBlxOHbHeeqkd0F0lzjHvq7Owv25+5WWYW9+9xdmbPqEqJMZtlJu4O4FGiMqTzq2I23WsOkig/wDUWl0YHQjnxPt9stseIwenHu7Kibd6mwGHTGrcbR9gPtpwkCxbm29mu6dgSVrE535m7Jwc81R/WgZ9r7aOCxMsaSgP6VoW420HVr4cToPLg24DDjmT8APhNUr7tuE0ufBOWWXTKauDtTbW2djYsYbYe29ubIwerq+I2dt7D7Xx8jMxV5JqeEqUo55C5IZpOtmPiT48Fcd7hAfGMqiW2iLFoBRx4SaVbONoZHoXJ0KN+NQyRLfoV78aoSQyRiwjhUYanpOoPw8eHJkFPtp2Aiti3sG/bi7Qbg3psP3Y90O3+Mx+P27mv1LsbsupjXobf3vu3DSSyVu5e5ttY+quJv4Ha992nwkckaJk8nCLcgmr1IxLbs+ft1cqR+40/mKgop4pqx1sMBGKqZzIIztwLV1kEeFTwnEjgY4DM9ZwOAroJsPVjnQ5G5Vhmu/XWQ92SP1bKUIVt5S0ok6prH0VZxJMVDFVZdebKDmFsMMMPbGHDvI9pqdANOIkT0+3vpg5DIfWWTPLV6aUEjQUqlmP1IoTUjGVc5aFB1xY/Gw1lyGVP5XnSvTBITTiWNAk/Uezpl8TTSpkLlHQe3vyotdyNGhWt2LskcdWKrJPJ+tyilBKi1pM76WenkCJTrzV60md3C5Kmri68cTAKQpMdQgY/ecuzEnGkBLT8ss4w+Qrnd9uncrB+4/3yfuKe965YtL237dpsX2odss5mIJhJLsXsvh7e9+6O7Z4K1exbrWt3bqavlLFeKKRqsd1a6q3pBeO09J8s3G9Nva7G1r5pvtytm0owZ2ZlVB4iFBZmAHjC/3EZ1Na3e22Nndcx3twJsNrZ1M7ZKiKbl0+EEwIxwJwwGEVYiHeGV27vSG9fl3Gme3H+sb9wvca3b29ZXGbbzCwZSlsraWfxE82M7jdr9s4XFSWY47E88UKWehZqlhWLfU3pbalOXuuwvbewu2e1tLmy03gt27bPltf3Vhxr2m8v3bi2yyKrEoT5d63EfL/AK6ubnmPMre55ptrqc1uWr+4s8yttYZre2Yi5b21m4p8vf7GzZV7ht3WIUP4bu3uglr29ue59TdlHH081BTp5HMU7MtACOeLbW9KIksVLOS2rYyMETSCysMnrVXV2VdRIskWk51dW3vXrg2jFd5tmUXbeoG9t3gMq3NBMgSCrA9qkMCo5rb73ceXasc2tqp3SMbLgMNtvEUspubZriqTOk6rTDWkQwZIuHTb7y/2iZYd3ze5P9vXOL2Q74Y572Yt9rMVkIdp7N3fPYUyZmHaE0iyYfZeWzasEuYW4k+0c0jlJIawd3bhPVX8e8u9S27m624t7bm5Hic6vIunEhriICUun6RuEUGf8+2xL3x2XIfWG/8AT1xbVwvueVDALh59oYSEZj47Qz8l2Mf+00eA6Fu42Jn9zffTauL7p53E+1X3Q9uw/b/cuxe5FHJbG7QbouRx5OahHj7HpWpOye+9xZPImtLjb6SbVyQtLZxmSpgR46Xxr0ztrfor1htT6r29zb7Pb31u3JhmVSCVuLoMPbJhluoxXSdSmBNeh+srd3176N3Nj0xubb7ncWSiEHSjEfUmI1JciQbTqCTIMZVKvebZO5uz+1O4W19y7B7g53ce19k9x8NlIreH2Jk/9Odwb0ZwmBO7Z9p7m3DPtq1SyuaRIp3kqRySmGOOP1ZPTP1zzf19yuzyVt+bj/t76aVuQzgeYJUs6AhEaQdbQsSSZIr89+QfwV6tHrOzau2rC2rG9tm5bS8y/p2dAuILbsTdAVT4cbhbSuABnW57St17H2vl83idxbK3BdzOVwibKyc0FnEzRrNcvPVt3xQ3HUkm27uGhHXaOC1WT6iqRJ0tGzHXxn1LyDf7/a2Lu33NsbZXDr9QkAD8yEB1MiVJAOBMxX3/AOg+dcu5XvNzav7W7+7u29GBUrJJMlWHhYAmCCxGOU47o9he7r9qfYWzxtXv/wBuOw+Q7x7S353V/XZO4Ht7ud1N5Ytr3cDPyYIT7wtdvtwR3gdrx47pMNgxpFGqEKY9F8i/k3bb/Z+rLtncOXs/t9oUOSwdpZxCidOOodZzOJrrPR9/l+75J58Kl791ugwMsQRuboEkjGVg4YLMDKlyD91P9r7Zxy93CbE7UU7Vmzav/Xba9n8NW7MSrotizlJu2uFexkJqhk63MjdWo0IBbXhnvbm2C9m44TrDET2nI4GujI5bIN0WzHWgw7sI9/Cr5YT2qdrvcVudd8t2x2ZFNuPbuF3BuCO7sOljasOJfFVI9lz7YxFeerS2xft4vKTWL74+zXfKSRlLqPEkUQ9q9N+q/Xn8e2Re5PuLtjfPaUOdauGEm4PMDh0dkZgFZl1JEKRJrynm/L/SPrS6P3KhtqC0AIySIVfCVKMobTqKqYYiWXARo9/cj2t3B9v/AHOrdufbtY2x2G27u/IVO9VeftfXi2rvS/uHbWavYOpkN893MvmMjufNXcBmqdqfH1INxYzA4mrJHSrVnkWWRuE9a8y5jzrnN/n3qB71/nfMX8y9euAa2YKv9oAAy0hFWAB211HLOT8m3Hpo+kbW32zemrdnyTZAm2yYxIfUdQxOomQ2IIbGtl3sI/ek3X2rwwxXd3aMPuN7dQ1MRi8/3jpbUSt3T2FubMGF8jid54HCXGw3cTH5rcTyV6+cr2IzavTK8lj1JJYR5bz3kg5pa/ccu8Vi3rZ0A0XGLxJLLEq5OJghiQHWZY+QbK9zn+COZbnmXMTe5/6M3H7a0m5324e7d5ZYQBDaW7dLtfs7cKrWbN5w6WlZNvuAAm1G9bt/+457dt67x21uLI49+wuevRXsnUwO4cNsXNb4zFXERxUMXisp3DyN2fam3P1MXpQ9WhIkqLG8JyEbqrzZXPPSvqKxyVNjstKXSiC3aa6zQoIkafDZwP0goRBMQwBHCelf/NH/AMe/WHrk81Lbrlm5sbu55m9bl22LboIgVLbbrc+Y20tbkXHINspcZbbK96zrU3NUP7x/YT2xe6LeuG9wftWvYHK9+czco7a71Ha2Dnq5DuncuU6tLYWUydZZdMxvrHQ0nxzZWrBLBer+hWuWmnjqM3pXoLku42vLLm29VM62XuK1q+15L2lgQrIVDs9u2QVgNOkgsAFLkb/rr/y9/iO16o5bsPRu7Tm2xu71dpvn29q9ZPLzfQttbrefbtLvbT3Fe277TzRY1Lqcg2rR1E+3L9wjvD7O8XJ2vzvbvde6trbavZRsLk9r26sd7F2r+TlyGTxGa21lrWLmLQ3pJeiQSFl9Qq6dS6n4I/8AKf8A8Odv/JP8kX/Wvp3fWdn6jYJZ3S3lu6XawnkpdRrYZh4QodGUA6QwPCvtL0Z66G39O2dvfXzti6eZauW2VlKXPH1wwMyGBNXX3r7xMt7vu3GB7n7tx+Q2jtvZWM3bZOEy4SxlcCK5jl3BczIx89+OW4uPw0MqJB6n9HQDqbUcfd//APzr/wDEzY/wV6A3+7HNBzf1t6r5lZXcPo/b2Nuu0L2dtt7ZuaSwZr73r25uFQdSIIW0Wb5x/nT19ufU/PrXLrtk2OU8qskpiLj3GvKjO5C5QFCJbEnAnEsAK3boetiO3sPuFwm3/wDuv2G2tunaidyt7bSx+Y3RsvDbPzNuNMu2Vz2JrpHtjOVMHK12GpkTSthIWdUJTpP6Q+oPR+89B760nqS1tnV0a6irdtub1hCFu3baK2u6lsmWdAyYHxGvEtvzDcczsta5Ybq3luC26lGDI+a238MW3uAQisQ5JGE1PO5fazsHN2IchtzP5jDYq76dqGKhPSzmLnoWolsVLuJt3OuwK1uFllQvLMrK4AIBB4Lffxz6X5kwubZr23Gn/wBs61acdX6kkYREMRGIFPtPWXO9qkMUvKWzcaSB/uwCOOKzOZ64x3L7WMbi8BlkxOdyuSz4SOxisjlPp8Vhaxo2FmyuMyNGjFfsaZDFNJNBMGdklhZeghueHuv4S9Objl163tb1485eDZe4QEVsIBVVxRj4XMyCVIwBFaVn+S+cbbdW7m5t2v8ATVJ8xVB1FY8RBLfUANSCIIDKcSDTIf2n92v0+e/XsbKtlFjmgqU9yOZbsUp10qPaxVWos2pBVZJIwy66HXTXzDdfwX6idHZL+zO5H0pqYaozljbheoSYnMiu7238o8oDqPL3H7cjF4UxOUKHkznlliKjPcXYfvtiNu5DJjszNv8ArClagubOsbgwCzZmjPGRcFOKK3ldcjBXf16vqQOjSRjwPTpwnOP4c9fbewdxs9l5l5WELae21zPPSHywgwSca6nl/wDIXpTeu2331/TZKmfNV1QyMpKkdomKrjtfcuyMdvLtTuTc8vuYwncjZm2MvFisT3G7YU+4GMwdXcdy8m3aeBzuRv5fGw7Trbduiv8AU226fTszxuvSx6vLed+oea3dtteVXLdy2+2DoEYEQS/jIGDSGBmfEpkCtHkno3Z7Pm9/ntrdXrvnBRBYXFVElkUTPhgrmSDAPdJNfN+ooLSsX+UKzLDC8kx5vLKlKOtVVpnDMUjjjiBJ6VVQF4xLu1ueaWaWuZscyffj867nb7i0LQQ4KMAMB8sOnvPNmulm5ysD0FSehWVR8gjK9JGnLn58uXiOKx20qAZB6Hrq8sapwjh3UIM6qSfO2jnXVlJ1/L1JzGqDpDDkDqCeKzjHSow6Ci1aH8RxNGzno60bTW7UUEQVuqWaUQogXkwYs/joDyGrfZxRveWgKkiOM9O6pQHOQM01rndCFdIcFXluzuzJ61gPBWVgCxKQqRYs6qwP+QHy58+My5zGwkraxbp7a0LW0ZhNwwB76LVoNy7pl9XM3rbV01lNOD+lRhSIepJ0VoddQFGup1Lc9efGJcvXrpg9eA4E/bWrasWLImyCTHefsq7PuQ9oHcbsD7d9oX8/7dd+7tk7v4Hau5V7w4vDbku7J7f43d9GHMbGw22d1bRgytenuLKQmGPJG9DI9p5/o0jVAZJvNLnqq7ut4LexVktkSGuIQlwEkAqYhixGABBxyr3H0p6d9FJ6bfmG+31rd89vBgbNt2U7ZFgljIWSB+YBlzgkA1qT3/7fPcH2y2TT3XvWthttYe2yWMdR3dunZ2I3Llq0tgwwx7e2rjdz5PdmZvrI4MsIx0T11UtM0XSV47HY7ff7uP3FlbaEZhp4dUkifgK5vb7Pb7669jlF65fCuQW0NpXMiXgLB4cTOAqDq+7N6V6EVeH9PxMuo9WzGpvW1MjsQYmnjjhrFX08VcasPPw0jyHZq4N0sxPDL8SK6nl3JL1tY3BJYewUl37WeyxZs1uDNZRdecd7IWfQR9SI1WpHPDTRiGGgC8l+zUDR22y2Oz1CzZtqxzIAk/P210qWpgPkPb8YJp1bdxtF4Vh9Qq3TK6xB49OttelkLEKEOoOoGoI18OfEjXGZYUT93Turc220sAakUcKd+Os4+gVhrxvetsR6dSlVkyGQkRCi9S47HxXLskjsfKM8jxn3SQ/lj6ia3rNsrC6SWPVJx7OmNTttuxunGwG3la8W2sVVj+onsbnkhhtpTjUs3o7aqWZcxZmI16FuSY2M+DMANDER5h0oQWjtzroNul6xZN2/+jtwCSWwI9kwMOJwHtqSN8fuve5rasu29odo/cJ3OrYrb9Ctjr1qfJYLM0niqQ16eJxtR72GyOPqV8TBF0tFWT0BGfTkaVgX46bk+3uW7f8A1niULCjEGOs5ZcMZ9lfIX8v829Cners/R+2srzFLj3NzftwUuPcg6QdRU6TLNoGgEwCTqqQNvfvSe+FaJx1fujs7cmQDrAL+5O1/bp5+sIhdGlxuKw/9dddBINSzHVom41l2lhhrKtpHafjh8JHfXkFrnOyVgL+31NhMEqvacDPxp7bT/eg96lXJxHdeS2NkKqWoklaPt9tu/hfULBZauWq46ri8/RgMgKSOk8E0IIZerkDO+021y3KKyGP7icOvEEdvbXVbYcj5ha1pb8puBV2J/wDUT9tbz1lGurFSNAOYIUHXUtrpp58uRPEgOMDKvPGx8RxFDpLyBJ5EeJ8QeepI8SQPhr8eGiSdOdCBABoysoIDEknxPPQqASCw5Ag8tNPhz4jd4fSPqqUwbeOZo0s4AALanq8OY101PT56AE+fjwl1NJiBTvgscaMxynzLdIUnTQFjrqQNCAp1J8fiP4JX0kzRKmU5UeWQa6jQnTTnpyIGn4AE8tT4cAtzSIOZNSEKDhnFGY5iNCQBp06jx5c9T4+HhwVxgcBjNOonhjQ6TAkEjkAAOrUfHmNB4HXx4YNHh40vCTiIIo9FZOnSCdNQ3lofH5WGvkTrxGVAONGpMdtKEUuoU9WgGv5joeYGvMeI56eWnEbQMs6NZLTwpUin8zrry5Hn4a+B156a/jwwUYjIVKBBk5VzXfvB+9bLbl7lZD2q7JyU9XYPaybG2+5v00zKu9e6IqxZKDEXmQ6z4Lt9DciijrsTG+WM8zhmggKYpi/eN94Nq25CAHjkXMZkGQoOQkjE0rkhDpOeY6e/8aq/+2X3rwmH3Vvfs5uKxDTy/cLIY7c20Lkz9EeXzuMoT18rt/qGiLkJ6OlqpHp/VEcir8xAON6t2d7c7K3v7Q8G3BDDiFaPF3AiD3zwr3T+D+dbMbi/6c3ZC7m84uWZ/OQsOn+1EMBxxGee7TGWbVS7GldmfUuOldFYsWBLgK7aOrKPmGhHh4ePm631LwT4or6p/wBPS9a0uMMKsrgtt0914x8dkaMNuK3A8E9WzEtqvYhKr1wzQvE6yAqddGA1Gmg1HBLuFcFLkEHDHEH599Y285be2vjQSnT+lNzIe0Tt3A6X4diYKlYLKZLEVIdM4DgN8hPpjrIBI6VI0AB4Rt2NQAChT1CB8Kj21+y6l3VTcHWBI+GFTL242S3blrOd23sTObmm23j7mUfbez6S3tzW8TUpSjNWtrYWxJHNuDNYnEtPZhxdZxfyIiaCostl4opN7kW9s7Xe6t0dFsqQXIkKIgFiMdI4mDA8UQDXJfyRsd7zv0xd2mw8V6UYJIGoKwbQOskDDgSAK1C/ui+2mnviOl79OweQo9w+2e+cVjb/AHPu7WlfIVMZex8VXB0O5tVIYkupgspFTjo7gikjjt4TMVuu3HGZpRD0+52l7l/MvLvjTad1YZYFiDOoEhluSGRgdJmAcQa+TnuEW9LDxKCpBmRGEEHKMiIw41XaWdaGXldS8te/UEJrRSKosV7cUE6OTMYofUlkWNx1MpOhGo15CIZmAmdRknvNUOXs6vOOjKOnGpt2tbyz1abYzKvAaaszLSniismq4ZpBLXlqySv6J1YxsWTTxHI6z7ZBcuhXAKCti9edLeBxArZt7au5Ni/XqYW5ZgtzV7ayQWErrTnbSRQX+k6oollj0UkKoWQcwNfHc8tFQImCgZVnpca8SX+vhUk9/wDdWOl72Q471cZh89ie3+zsjBYjtxYuDIw5m9uKedLLXJ1gNt1qhPzDUKG0111pWVZXuXFGGoD3Dv7adyNIQnDH54fKlavvnuntCBNxdusfb3biMrHJclx9XdYxqVMpCyHL1oqRht1i7jS54shWWT5gqcWCxEDDT9n9ajTTBOM9VRxm/esLFlYO4nt+23JchMR/UMztujupeZ6Vms/pljFTSoXQnQ+vqOY+BjYiNYgt3Tj20Xg0+LUO7j30Jjve3s3cOegG6hiXxdxHxV1KsORgp43FWENRmo4v6GrcrCiACsUYfRAyKdWB4BlukEgfrRKz15j2dY6qMvagoTCR8K0L7r72fu/d3s9n9uYp+1Ht127jcrkcN/qfByYKtVyNaheammYwGVsf6631l6F5IvWrWIYYIpY2UhvmPHRpuL16wly4QtwxIAIIPEcTh1EzWA1oh2RFBjrOfb1R3YUq9n/2y9+9698TVu5XdPvF7p+725p6Vqzh9g4K8+asrUrw1YkvZ+8+5dxth6kVZE+osR4yCvGg0aNAdKqbH925uWw5OolyYCyOJY4DCMyOA6quC8+2s6LjKJOAzMdQHGTM4Gul72cf+PZ2/wBnT4nd3e/bWzu3JrLXnh2jtd6Hczu3YCmVmgz/AHL3QNxbc2Sw0XqTDDJT6u2kkDgHjStW9ttUKgm5e1EjSSqAYRLfW04yAFEZOZqpd3N66RGCxjqgn/h+kd5n/ZrePmfZB7epNhVdo9vu3+0+2ue2/Wuf6N7g1tuRbs3PicpbSNZb25rOdyMWY35VttChsV7mQiY9I+nmraa8V94tzdEOGCXVgCFGnSPy6cAR2mWkzJxl7bm2IPiU4mSc+Bnh3CAcsOHLh7g/YH+4j2b9zfefuD3Mq4fuB7VNkbTvZTbPcztftDbeydmZXbu4b2MTA5jc+1MVZTKYXdmz5o5qWVxzNkIKRZ78Ugqz+qKVpbNna3v3AYbsX0Vc9DKY8ds8AxMMpEo4IkqVLTC/fe+irHkeWTnjIzBGfCZk6lIOBkCFoYND0dPUdToWBCyDpYeXzKp08xwiCCYqyBqx40oqnVoxAZz1PrroADz06vlHSAfxHEafV4sqIyMDnR1Y45I2jYMI5oiroxZS0RHQ45jRJGJ+VtNV8eY4TDEqM+ui8MYTBqhG8Pfj/wCQr2vmuz7Z9z2cyWxcLZlr7ZqZPtv7dN4R4DbdLqp4SjNlsh2hp9UtDDxxwtN6cBdVPJQeNREs3nFlE829HAFmY9wxk9grGvLvLKNclEtr1gAAdrHDLM1Ddf8Aft/fIpTRY/L9+O02REVqJmk3L2M9uQryS0pkkiazFhtkwZC3ClgK/SsEiGRAwUsqkejcn/iL1rzdrZt8tNhSshr7i1MjA6XbUCM8Fk/2muJ5j/JHprlaldxuUdycRaRrkR/iXw49pHeJqfNrfvrfuiy160u+e5ntnzUcCQrDC/tb2pXpXFjuPdnjmzUlzb9hYbE4DystP1LRUBg3SvHsfp3/AMaUuEXfUu/i2AP09upB7i90j3qh65xw8v5x/wCQAtTZ5DsNdwNGu62AzyS3qkwMmYEdhzSN7fvn+/7HWbmV3Ptj2/8Aert3vBYtqbi7S727TWdr9taO2rl2Lce4Mth7vbveeye4NXOZqTFBLdq/msl6lICL6coAgyP5d/hrkHoz0pY5ryfa7gIu6Av3nu3Gc22VwgxJUA3NI8KLjEyMKs/x3/L/ADT1R6ku8s5o9garBNq2iqAHVl14gBi2k4apEDGK30/tT9nLfbL2D9lDlqrx7n7p1c93z3Wb7SGaxk+8Ofs7oxhyMtjVll/0NHiIiW0UONWK6sw8V2g8pLVqZCIMR1nHqBMTGOOHHCvpfbTb2YDCHJLEHtJ9mUdlWG3h7eqkOMy9fa+1m3vsHKnLWt4dhYbsuCzlBNxJNDuvd/YjcdeSGfb28cpXlePI4FnTE5yHqQolg6v7T6f/AJGu7nc2Bz3eDl/qWz5a7XnDKLttvJIO323OLRBF/bW2ANneAHc7UwSzWx4fKvUXoDattNxa5btBvvTO5Fz91ysMbbKLwIv3+V3QQbN+4pIvbSRt9ypIAVyNTu7G4gb8xfcLIWN2w777RZTcde327pR4y1h8hs/JM9uXL4W0l0puTYm89grWr4mxiHWuapiDhWhkiLZXrzmG89G8z5ba2+0flnrnb7cjd3Na3F3Nvwi3dVkmxu9tuyX3CblS/matJIuK0D6U5Byz1lyjmVjmu4XmvobcboPtLelrT7W5LakBMX9nudoAtjyfB5YX6ShEzBJvDJdtTVi33ZsZTaNi/VxmM37DSaZ8TPkGlirVt+1oI2jx1ZpeiFMmqmrKzqJ/TZi3HcekvW3LPV6jZvo2vqHTJskwl6MZ27cTxNokOv5dQEngedfx36n9M3tzcVk3vpbb7a5uBu2e3buW7dvG5b3KMQpdFOpblvwXUViwRgRWmb9+zY/ZvNe37Ye8sjsnAZLvjuzuPtPtd2r3lWm+mzb4TI18jmt14zIXaUqTbh2jHhqyrHVttZrVrF1JYPTdlLR/yWNja9E7ht/bD7u2yJtmIhrN69cmRxCtbt3/ADFA0swBdSwDCp6CG4ueqrP+ntG2u2me8FMpdtoo0kjEEhnTQ+YBMNGB5+d+97e6U+2sd2yl7jbsu9m6u8tqKuzrcmPixGYXbVqnPi8xm5K+PTL56+8m1oZY5b1qy0YCgDQADxXnnN+b2vR9rkj3bi7ZNvas+WD4AisGCQAJCN9PGczhXoPp3lHKv+5L/N7NtP3Fy/cuB48RJGkvnmwGJ4+2pxHtyw+7fa9gPeXikrVdwbP3PujafeGOCMQ2s728wq4S9h+6+RZx0W8zsjK7qmw2SnAMk+Kkpyy9TUpHbI9Jev8Ad7S5Y9Eb5i77i4RsuvUNJNieOo+K2DiCGSYKgep/9n7Tcpf9V210pYUHcdWIaLsZiAPHGBJ1xOonXPm/axvXvJZu91Vp3LidwZZdzR3ccslOnYiyTyxy/SwSWHYQRzxunT1Mx6TzOvGt/Km6W5613NoOJsJZtEESSbdlBOAAkgAnAY5AVwXobbXD6ct7hUI8+7euxBEG5ddmGJaNJlcSTAzo7b9tnfWrsbHbC3Q1LdHavDIckNvWqtuhchvYmjcgxOQyVqjMgtNhqVqSJj8nq1+TFmQEcny7b2OY7yztJGm7cVD1HUdMdZMnhjWvzh95s+V7jdW1Yvasu4jOUUt3ZDsnjW5j2r++zfmB21Pt7Nf9oe5GN2nhNvjBbs3r9TtbuBjorN6OvSp383X3PtYXGrpCI47K1rhK2I0NpmcBfrL1f6R5W3M9ptrCPbe6RbuJZZ48CqC/lm3cgGDIOnEFtETXyp6N9V7/AJZ6V5lzDmTJcfZ2zcQXQiHUzn9I3HupjMAY+GdOs+EUmfuC9ua3fTu/t3uHmosJm83ieznbXCwItH1cFhBbgye67uOwtK/64Ktb3F631bh7E5dXEhj6FX55/kBG2/NF5PYL/tbKsy6oLkszSWYAfUoXCMIiK+hP493a805AvOmVVe+RguQAUQBmMJOIkGZBIxrWPvDt93i7MZbDb+yuzN+V9mZajj4rVTM7dzmCxm9e2+Qu1bFyXZG48xWxWDv3RHSS5iLsFpo479eJy5QOp4Hyg6E2n0NBVoyg/UpIiPZipjiK2vVHJ9j6m5JueR8wtJf2G5ssul1DCYlHAMYo0OMQTGdSxuX3p4jIGa3269rF3uhVyVKjPbyXfbubndlWK+So2LIx2Oxe1Owm5cdE+AxSiIx/XZq3NauGWZ440cRLNqubktcc3GvTOLIFAWCiQolgMySRJ4YV8kenP/EL0pyHZ29kb23vsvmHVd295jN4gOURN7YCTbGlSzXXnEMAdFWt9r+O9u3fzuLtrbm18Tt/L90N+uMXtTsdNNgO2vcLY+4a1S5ZzFf/AFv3Ts90sNkppBTlvwR5CXHRiDpUGxO/Tx2Hpr0DzWz6Q/779U8p5bd5QjM/nWuYKbiqbvki3c2Ssm5Ri/iV0LAr4mUDE+sfzh/FP8eelObcu5D/AOM/Nk59fYsm/wCV8+5Lc5cz/wDSW3t3tnzRE3ezJtutwNbvEsjBRqvDUF3t4n9lHB90t7duKOQ7i53BTW56UHdHA7q7TY7aud2dt7DVlsZWjtrd3byrk+0+69xV09SlWmlWkLZAsf11X0n5DmG/9M833G5t2eX7jabq2Cls+e99GZSF1XGuKrFTiUEk+DSSBiPXPTnpvnPpr01yzZW321hP29k3Nsq2wu3a4mu7ZtGyFtt5TkoGFu3baQygAwN7OU/bU9h9/tNiOzWV9tWwZth4DbE21K1mmmSwu8rmItQSQ32z++sBdxe6NyXMpJPJNYe9PYE08jEpoekbHpX1X6j9I7ZdjyPe3l2gJJt3NN625Yyxa3dDpL/m0hcMBAAq1zP01yPm7G5zDbo9/D9QSlzDKXQhjGYkwDWtHaf7Ie6faBlN4bl/a+96e9/b7h95vJm96+2L3D7Rod8vbH3Fnmgjx8uJ3HXw020d0bcr3MWq1jejTI3RAAkosKAnGhv/AFZc5xu7O65la0GypVPJZtNsFi/6SXWZrY1eKLd1FDGVUZVW/wC3ktK/7e65uvmXiSIgB9ICuATPiUk4y0kmo874e2jemxezncPe3ej2P782J3R2DtmbJ7dn/bsmo+4fsl3TyNGxXx4wmD7Y2cbsnf8A29hnrWEtv9Xt/DVMfShkKXLUkfoN9EfxR/JHNt96g5Z6b3XP+UtyXd3fLuvzZ7m1fZIAzKzbrQRdnTotpqva3ZUPlA6q8l9S+h9um3vXl5buLG7QAo+zCXLN0sVVibWrVaVNWtyETTbVmXzGGg6kqXcztTuzKPtPG90O2tjeUaJPktlrvra0W88FcRYZLFLLbclykeXoZDFWZNJopIgyOGGmh5/UNjmvL7m4bb7XcWL1xNQhLiMWCmCQoYtBEcJxWvFdxyzf2rSvvbN2wrAHxoyRIBzYASJnqz66duFtQZCtlsbBex92PHW3gWTGW6d+PGMscayUbMlSSxHFapWVkBil/qIkiaroRxauHyrqXRMkeIHMnPEZjUCDwyNRIFa21pCCAcCIMdk5SpnPKRIr2vSeua0EMsMNeqgCwQp0t1oRHEo0j0jjjDBh0MpDcukr4TPcDg3CD5hOc+334cZ7wagVCgFuQLa8Iz4DhgOOHHhFa0PcXsrO7Q7qZXJCxctbV7g4+O/hnmd50pT1HRM9tt5urVY8faZJ4VJ1FadABohPHyJ/M/8AHY2vqvb+p+XJHLt9JuAfTb3S43ABGAvCLwGWo3APpr3v+N/Vgbk17ku5cnd7cgoSZLWG+mTP/tNNs/4fL66gOejHGPlUgv8AkbqPIBtdQA3znRuRPPw18OPK93yO4jFwsRwrvttzRHiMR1/GkLJZaDDKv6hbgp/IvTDJK5stqE6DHSWN7jaDQsegaE8zy44vnK7Xl/i3bhepfzGM4UHH7q6nlh3W7M2AWHXwHty+NMa5veWXWHFQPHqVP1llFaQKVYKIafWY49XI1Zyx5HRfDjz/AHPPUZiNmIHWfuiBXV7fljzr3JGrs++lra+yd27/ALayRpZmrrL6c2RuSOmNqKPBFdkCStrppHEp5nTXz4y7VvfczuFbct1schx6DOrd69tdmmpj4uoZ1bvb/Y/DYnCSdERy+YMfXJctaxqrcmdMfXQkQJ1DxbqcgcyBy41f9Ht7Ww0DzL5GZ4dcD7c6oJvn3FxYOm2Dl9/X3Ut7e2kiB60kJUkNFMAummqlAqFB0hFBHl5jXmdOOU3TuDpiAK6PbsBBHCK6DuzH7he9dt9n9qz7g3cu1xsqxidqbrxON2vBuLDby2dSow0IBk6tyabLYGaXbtF2mt1xcimkryFoi/5fnj1b6W9X7LmNux6R3W5tW3ZnCJasXLV0EgeTf8xWZAo8Ou2VLKwJBZZruuVX+XbjZEb6zbubhSFtlmdbiMcVa3pIDEtkrZZZGK5Zvfv7g9u+5X3Md3u/lXbmN2Vtnde4jX7fbTqx1KiYjZGBp1sFtcWWhMNOPJZypj1yWRMcaetdvTdK8hx9J8h5fe2HJttsCHO5t2V1eLXDnFlBgEqpJVTAkCYExXstqzy7kPK7NndsieXbXzGMLrunF3I6yx0gYlVCqSYk6y8rvKuLEteCJUkj6+mSUskcjv1FoonjS3O4YgHmijTwPGzZ5feW8H3AjDDEH31xnOPXOwtIbfL1N27jnKrPDtI7RUc293bop35LSR4e7A+ohgmxtm/TiYsgi6zFJBeD6n5iwZdDroNBrpf6dtnUuTLEnI9OvKvLd9/I/rHY7lr6Db/tSTCFAQBkJbBz7fhTjo+4Pd+KqiCnt/tzXnVn1uw7YyqO88egaP05bg6tCo+ZSNfMDkOKg5cANAdwZ7Mvcas2f5z9UWLeh9jy03APq0OCfYLmn3V7P7lu7FhXgr7mpYSKYnrg25tiKhp6munKxWsvPIV01Lt8pOmvIHgG5NYwKhpnGSfwj41V3P8AO38i7pJt7mxYU8Ldi2COzU2tjHDKo9yu5dy51VsZ7MZ/PesY5St/LyJQ0jHykRJNaLdZXTRYVYDnrxpJt7CvFpVUjMxienaa8/5v6q9Tc6UHnG/3e6XgLlxmUHukD4DrzpKivr1RLGzQFC4kihP9GZfWY+tI7rJNMADoOokN4qAeJRcHiCgFhh+GfTtrCLagGyPV07aMNdllZph6jlGEXTqwdefUiR9JXpJbp6eepGmvw4kBdUIwCkY00BySuBHTp20/aWbky1PoDvHujEQotC8JGitZDHISf0qxPGxlMsOpMT6g6L0k/NxXW5dtsEfG3jB4jt4fbQrqsuDaJDcCJw7K7ijJzA6+oDVterQL0jUMw8OYB8OfLTixbbAmIJojgsDhRhJxrqQQDooJ10Ovyg+Hh1fDhEwZBxpBjGk5UZ9UgICfy6DwA01HMrqx6efhrry4QbUSwGNEcQFodZhqBqWBBPM6N4DmNNVJ5/HgDqK6RgTTsAvdRpJzoOZ0bUKBroBpoGY6HVh5eGvCAAEdVOS+AXKjcc3SNOrmNF/N1eA8QD8rc289QdOGYMxwyqVF04caNJOoOobmAoPPTqHPkAfh/v4EHGeIop05Z0Os/wCX5uWgAB1BPT58uRJ+06fieHxxP5jTqA2Jo9FOAB4MdQVJ18zyHLmfH7uAIxw9tGx6hhSjFL8dANRzI5+WoP268AyQesmpAIEcaA3FvTEdvtqbp3/npFiwOwdr7g3rmDJ0hTjdp4m5nbSt1ELrZWl0AHQFn6R48VN5uPI2ly6SBpUwTlMYfGPtomIQSeFcCW8d4Z7f+6N1b73FNNazm+dx53duYmkPqPNlt05S3lMg/WzEcrt5z0kkgLp4aaQ7PbL+0S2DiigSQBMATgBGOOWZqr5jtc1j6TJ7KZlq1ZpXal7GzTU7tSZbta3WsTVr1OzWlWatcq26kkc1e3UMQeKVCpjdQdeL+1QsjK8EZEcCOI9vQVJ596xcW7tyyXlYFWBIZWGIYEYggiQZwNbHu0v7p/fPYdOhQ3rsraPdxMfFHHDmMtLkds7glWNOlGyWZwMljH5Scxj5pWopMzNq5dufHF8w9E8t3Vxn2lxtuxMkDxD2A4j5V7t6f/8AIH1Py/brZ5rtdtviojzGL2nIyElAVYxmdIMycTV5tk/vp7gxCRPL7QdrZMwMpdq/ejN1DIhYeoUjfYV9wY0GpLchrzGnhSH8f2wVjdmcc0w+fGPuro3/APIv9yhXccpIxH0XifdNuth3Zn98z2cbySrhu8vbbvR2KyE0qepkf0rHd3tmwTsSkj/re1xiNywVI+osScK7Ko05niLceieYW5/a3LV4A4CdLe5sPjUmy/l/09vrurcLf2l2ADqTUh9tuWwwElBia2e9kfer7Fu4mRx7duPdV2cny1p4VxuK3NuSz2y3E9r1f+l+ipdyMftOxLa9ZR6QrvIddAPLjJfkfN9mWa7t7nh4gagO3w6umFdnY9W8g5jpsbfebZ7riQutZMzI0sQTgDOGHVUk97ewOWrw7t7wdjdv033dvKll7fc7tPSlq0tge5mtexFmhk8hjQsT4LbXfu/jZOjHbhraUNzOqY/OLMkkN2kWy5t+1X9jv1Y8seRhOuwzfntg/knG5aiDi9vTc+vm/Vfobbc7Rt1sCLXOVWQWMJdWJ0XD18EufUsgNKQV5NNz5HBZmTGZfatpLWHvhkxYMD0rNWOnkJ8bcxGRxshFnEZjCXKr071GYLPRtV3hkXrQjjp7W2chCSHVkVgynUrBgGDK35lYHUrRiDPGvmxBc21xrV9TbdHZWU5ggkEEdYIgjgQRU6bVoxYuHHZauV/XlgWvkoJh9Svr1AYJ1khbp+nmkj0kQuAsitqCSRrsWNutkSTnwqxubxIBGBq5Htwwm+dw7sxNrZ20NzZmheknb6uripo9v269KZK+Umjy9yKHESR461MkdhBKfSlZVPS56eJNzu9ttEDbp1tq0RqwJGMEDMzBxGEzVjlHKea82vNb5ZYuXmVZbSMFHaSQozyJBq1ffz9v33P96e8adwtoz9scPtzIdv8AYW25E3b3AvY7JRX9vx5mLKJJj8TgMnLHX6rUbRypKfV9RhovSeMK3zfa2rt0w7K9wEEAZaVXATIy+3jXVH0LzlgjXGsWyBBVmaRiTjpVgcDkDTk7J+wP3O9o9z24srujtPmdkZnqizm26u/d1ZCqrofWp36lK9tWoiyxTO0MujRu0EjgFidOJl57swul0uR1wPvok9A84Pj87bFOH149X5OHup7dwP2+N/8AcXLYixtLuT2u2PsyxFl03nYnw+c3PnDaFmr+kNterLHBEIuqK1DZjnmiYEROjMAycRpznaYvouFcIyAPXOJPzq2v8dc3Di1u79pBx0gu3DDEKB3zS/t79s/sPhpaNXcvc/dm6s1P67ZK1nNwY7tnt8IinUUYMbgMzlbU8BUawmZiVPPQaExDnoubny7flWlj85PwIGJ7Iro7P8Zcus7a5vN1a3+8iAFs6SZMQWAZQo6mLEdhIq2HYz9ob2rbgzl/eu4+6+e7m7YmtJdwva7Ye4Fw+38JS6II5KG5t+J6u+9zr9ZG5U1/0bRJAheXp6z2vLb1t9qr6rd+4RiwnQM8lmZ6yxxg+EDPyH1Lyvc8r5tctja7vY7QNCJfH6kRjLRpPEjTMCJMitynbbtd217ObZj2b2l2FtLtvthVT1MRtDDVcUl90Xp+ozV5A+V3DebTVrF+xZnY8y3Fxrj3PrMicsgCeoDATGMDGueCgHUB4+J/H24dVPpflP2jw0I1+Pj8OBpECjEasxHSpJ0/yjUHw+Hh+PCAPCkYzJiscjjsZmcbk8HnsbWyuFzmMyOEzmIvx+pSyuGzFKfG5XGXIyPnq38fakikH/C5058R3bSXrbWbom2wII6wc8qdGZXDofEpBBzgiuZv3Q/tad5+zuRyO4ex+NzPe/tS1ixPQo7fqm73U2bjVcPVxe4dqQF7m7qmPiYRR5LDJYmsCPqsVYGOrZwO522G6h0AP6gESMPqUEkNGZA0mCfDIFaC3LVyNPhefpJ+RjHuMHGJOdawUZyfnbQH5GReoMrh5FdQPFJB0gN4kaHUDlxJOvFRh18D7aMMA5Jz6qVaPpCzB6qdcKzQidFJLsiyL6gI0IZni8FK6HXny4FhcKHy8Ggx9nxpWjLgufAGxHZNaIc72+7jd5M1u+/ne6m4u4lTF733PhsjOm6b9ra2MyWM3BeqS04MfNZG28NBGiq9epBDGscLoIkVGQH9EfR17+IOW+l+Xc0tb3YbM7jYoQlvT+4LKoF22ygNfd7dyVcshLMNUkGa+K/Vn/5b5jz/AH3LE2e43W3sbsqblzCzBMpcW4StpVYHUqo8KCF0gwtOlfbNtrYuEj3R3DytLZm21ijnfcG8dzUNnYluoBiaF3JWsXXyEkqn5FrCeR/BY/I9gvqv05stp+92uw39zYD/APWd0F2O1MSCTd3lzbtMLMW7b8OsVybejvU263A2u/32yt32Amztwd3uBIGASyl8ccC7rOMAwag/Oe5D287fyCbd7T4fJ9z89BFF1WNmbMt5x7FzQ+qtfcO80x6Q1a8iaepXweTVxqVfnpx5z6i/nv03yxztOX3Ns18XQpNhG3Aggn/PvixbjEeK2l7qE5jtOVfwzvdyq7rcJuADan9ZxZJOGVi0bpU5yG8ueMYgkt4z+8TfnZPeeSzPtz3hg+zk9WKjlt55PEwUYaipehvivWxgxtC1kbcjVz68sAh+ni65SV048S9YfzrzL1BsL/I7jsbG6hWOq0E0qytoNtbOKtpgzcXDKcq9S9M/xRtuTX7XMPLtrc2wJWEcvqZWXWGe5GoB5wtnHOM67Tf2wffr2l99PZ/DUtlU6fbzvP2k2thMZ3P7EeqjTYTGYjGY7b1Tc2zEZVOd7Y3ooooq8yK5qPIKtj051jM2dz7k/KOebF/VXpIL+0uuP3G0GFza3nltCqIlTpZrTKAl1FJtwy3rNroPTHqrnXJNzZ9JetmnfKkbbeQfL3VtIXxk4LdAKhwxlWMEsClx9qUNCjloQ8KLUuxqmixn0+lox0IykadPp8gH01A+VtRpx5YbtzbmGOuyfbM5+/iPaK9eBW6NSjTdHz6ZVBHcHt9Yx+803/2zzGM2R3nzdf6fM1c1HZTtr3rx2GSAQYLunVoJ04vPLFMIsVueuq5Cm/ySNNBrGPWvR253fOPSe45L6l2d/mv8dcudWVrBB5jyl7+om/y3VjesLp17vl7E2rikMgR/HXmvqf8Aacq9SWOZ8j3Vnl3rffIwK3pGy5ktnSBa32nC3dOoLtt4oF1GlWLp4acex+4WF39WzmMmxWS2hvjbBix3cPtfutIU3LtWe4jrE1hIw1Hcm0s0qO2Py1T1KOQh8Olw8a8L6r9I8w9KXdtvrV+1v/Te9BubHmO2JO33KocdJ+uxubWAv7a5pvWHzlSrnseQ+pNl6ktX9luLD7bnO38G72O4Cm7ZLAiGGKXtvdE+VfSbV5Ooyo5kf3Ydz7fyfvH7fdn8RNlIe3Hti7UZTu3vatWFvM4jZO8u7M2MJsNUjaSxhtubcwMu28haKh1x1eazMAsaP06/qn1ZzbmXJuR7Dnztd3BR9y7aSGe0Xa1tmukYXCq27rAx9N2Tm08P6e9F8i9Mcy51c9Mqdvy4ultLevWli4FFzcJYBlrVrVcQ+UG0oytpgBQNVfud2unbzYdO5fVpJMtubbSbetY9BZhkrRRWbcmTjMDOtnHSY1yUlgDiQPGykrzPPc85mu42RTMSPbjOfxH31rcq5UNnuVux4hMR3dXThViexfuNwuyPbXtXa8m5dtPWk2b3WyWZw9zJ4y62Svbx3Da2/XxGQwcs9qe+MjicVGj1ZIXM0DnVCr8ec8z5Vb3d7YbiyzLu7dzWGUwyN5kq4YEFGXSCCCCMCMca9L5Rzttpsd5auBW21y2UKMJVwbcEFTIYNqIIIIORGJq7u2NnYnaezdq7XwkFOHEbd27h8Rj1qQCCr9PVpx9fRFo3RFPZZ3QE8uoA8XuYb29zHf3d9una5ubrlmZsy3X28KxdntV2u1t7XbDTZtJA7sz7ySe+kbcu4Je3uPk3xVxVLLWdpTUtw1sTkCqUclLjLla4mOvTMpCU7ioY5ToSiEnQkacXuR7e9v8Amm32NtirXLqgEYwQZkDHEESKp83cWOV7m9dAYCyxg5ZRBjGOuDNXJ7O+yr2Q+/iS33C2D7b/AHEdn9l5HI5GfdGP7ctn9iYuSCHH3bKY/am658nQ7S7pnmy1uNoq2KtVvqp4/TsxQIxkH0D6/wD5r9FelbB2/NvUFhvV9q1bVVay9++Lw0K3mnbrdKqBqE3SHiNIYgivA/R/8PeqPU90XrPJbienrrOGLXUSw1rEK1u3uCouRK/QpRRmVA1CnXcPZV3YW5Lezsj2/wC4Xa9cVEuP27sXuyuXXuBi9nYqGPFYFM5dzUtyXOW/0mnF6k9axapBj6deZ4UQ8eL7z1Ly/wBZc1vc45fuRudu74OCCcIElRBTURq0ESCYIr2vYel39H8l23JTYFi1ZtwqgQhGfgIlXAnTKmIAjCuwX9rTdUG5v2+fbNBakrX8fQ2zubt5bq244rtWvkdjdwd27ar0rVays9ZhPRo10jDL8hCLy6gBztpVD7i2pJa3uboPXBcsDh2MDj7quEHSjHjbU9fAdPhVkN6+072pdyWkbuH7Y/b3vaaQMrWtzdmu32SvAEknoyD4Bb8ZJYn5ZRz5+PEoBQAKYEz7eugKqcwJqhfdX9h79pfvDcny25faBtvA56awlpM922393S7aZCpZj0MVikm1N50aFOeFgCjxQIVI1HFl95uXGlmkHPBcfcB7aiO2snMTjOZ++n17YP2n/bp7N+4NruP7fe4nulxN23tLK7PtbG7ke4/uH3j7UX6GSs0LcVy3snuBey30mbxNigDRv0rVWzVEsq6vFLLE9NbVtbgfEQxJ0mNUgjxZgxMjjMY1aa7eePMdnCrChjIWSCdPVMQezhVysdmu4G371jG7+iw9mlLlcgcFdxcckNW3jhcuy4eu9mzpHZyUONkgimiPpyvNFJKIwjqFttbtkl9sSEgYHMYCZ9swcoOdRagMHz+dSNSdbgWau6szsJZlMiv1yIx9KJ1U/lQ/O3Iak6eQ4DXwanIgyKze7Zry9bmetZZvzoWiaNFA6UjdSOoEkltD5D7eDwbOCtNjnxqC+9/tZ9rvubrPB7j/AG29iO+zV8ZHTGQ7qdq9l7wz1IsUMEOJ3LlMRLn8RLH0qA9a1E6dJ5jifa7zebJg2zvXLRknwsQI/wBmYM9oxwqO7YsXxN5FYxAJGInMA5j2VrF37/4//sBz2Ntx9grXuF9kOUyDUo7t/wBrPeTKYXF5y9ixcmw0u49rdwaO+8PmoMR9dOsY/oSrBOYvVESxqnUen/X/AKs9L2txa5Nu7lpdy+u4QxDFscVklVxxgJE5ASQef5x6Q9P89e3e5ht7bXrS6VIABIGI1FYLd5MniSQCNZ/eP9gv9y3t4l3Oe1n9yqj3to1q0txdle4vtptLD7jlFfqaSjWzc1Tce1cnMsaFvVmtYVBodXQanj1HkH85epmvft+Y81v2C7QrXNpZ3iKcAASnk3tLcQEc44DKuF5x/F3KxaZ+V7Rbjxio3N20T/s6/OUnq1EDrIrnE7p+9Le2Bxa7D725z29d15Ktv6qxP2uwu88J3Iw96tHPHWu1atPP53t5j7PTI0c6Wpakdiu7ADkrcenerP5YPp/Z3fTvqy7ynf7x2a3dTaC9bvI6klGKE3rSMrAA63T8wiGrhuR+hdzzPeLzLlNnfbPb24KtudDIwPhuKGAtu0jqRhIBmQI14dzfd5v/ADCPU7eYmjsynYsx1BfsMud3I6zFYUmjtyQw4+o5LD/lwErqPmPifmT1R/IPMd2HPL7Y2+10n/FcMjiclPAFRh/ca9y5B6W2Ozgbljf3E5kkICDwXM4R9RPdU6bfwGUystatBDbyuSsLCJnIks2rM6BeqaSduuVxI2p1YgAnjxL91uN9eLMz3dy5nGSxnr+Rr1AWbG1siNNu0B3Adwq12w+x0UIiubq0lf5TFiazOI11ZSDdtBuqRj1dJRCAx1+bx46PYcgtAF98ZMTpB+ZrJ3XNTgm1BAy1Hj3VbbCYqrXgjq1YIqtaJSkVevCiRwqNNCkSBUUggajUE/HjctJbtQLQAAGAyHTOswk3ASePvqW8Fj429P5dOoqeliFCgc3I/Oq8ufM6cvHim9z6rayZ6dMOFHbEEEYGaDyu3q1HJRvVrqnrQmzPIPygRNq8kzD5I444ySWJ0A5nQDjl+b2AjCPqPx++un2Jdlk41Vbvn7v+3G09nbv2Hs6/Lu3d+cxGT2rbyuCsKm3Nsrkq7Ur1h8z0sMzdgrTOFhpiSIM3zzLzHFzlPp3cm4m53kWrIIIBHib2HIZYt7BXR8vuvtt1a3jqC1m4rhWEglTIkdUwfZWn7c2WrXrIs5FK0k8R6RHL6kkKVDGQDDD67wozh9B8hbVeevHT2kSzbNmzgk9WJI6zH9Kvcz5ruuabj9xv3LPwBOAHYJw7cJNR1beINIKluo0UJcRxxQRliVUggKUgMaRMPBWbTXkBqODuIH+oElhn1VkX3tKCyjADp8qjjcGYLv8ASV2cMydFiRZOhoV+XrrCQuDCzNr1EakDlyHFYWURSww6fjXC845mb9zyrU6Ptps0/piSkVMo7HWQPJFZkEHNflk/MCGddCOWvwHAhVGJYAnpx9tY1tixMiWoyJYlfpMYEc4A0kKljqVGiHpVToW+XQLy8NdOHu22UBkaYxplYBsRpU0PHajqzSOqCaEdKyRx6rEelvnMjHRnAYAnTly5eXEMllAODChuFi/gEifZwoG88MwDxxCKRTyVWcPonSG69C6odSQw/mPHh/ARqQHtPTp31IVIScCcI6fOigk0jLM7q/ppqWdyqhl/zAgSganTQcwD83Mg8EwJAEyJ9/V0mo0RtRLDh10FHlJqWQr2qLhPSkjXpXlq0kUg6ViEhPS6t4+PjrxELbC4fNMmDUgP9v0V3sCfmdB06sCAByAJYBdW15qx/EHiyMpH0xTxDFRkenwoX1wC2hGmugAH5WAGviQSS3MHlyHARAzxoiVmOFGIpdNT1cgeltCELHxGraM2h+HkeEScAuBNB1t+Xp0/rRlJxqdW6ioJLMSAAPDXn4AjU8x468Dc1YHKalTSe2PZRlJuXNl5A8geR18uRA/Lz58xp/BrZxINEVkyaMLaU6H5j4HUciAviG1YdQIH+Xw4kwEkEU48TSMxnRqOYMT1MTr46gnUEa/lJ6SAB+PAaxEjCjUMZ1YmjSTa6/N5cgQSNBroVYnXnqOIzc0mTTgCMMqNwzKQPJRp8p5gEkBtdNeWg+7hixRpzmpFVdOBxpVgl6mVRqxOgVF1BJ8lToPUSfDQc9eGLnMZVIg1eHqrXx+4Z7iuzeL9qXu17X0e6vb+93Yg7WSYGx25pbuxsu7qtjce59uYKxCcbFZ9WfI4uG/JLbpRtJbrRRsZ4kQPpn79Wv7YaQxsm9bBIy+rVj2EKccuHEUF0B7ZWeqff1Drgz8a5BIpUarAQyktB0N0sAzeg7dQ62ILdIkHgOZPkeHS4CRZuagJ4df41WBaBhhl06YUm23WSViidRXp/L0/5QB1EE+m2jc9COLFkaQQCQpp3ZWhQJFCQqq9Go0KlSi6AuGLKFDMSNF0/wAx4lSwXcwcI41IwVYjhwp6beijNiM9EkiAkNEsnQsi/MTHH0v6inTXmF6Rrr9nEgAJ0HBhUurUY4Gpel2zmPQj+jxEWVqToJI5cnNoUQ9MjazUh6xlRWCsplDErqRoeICzMNLCIMdPZxq1AUYDHrpLdMrtZGmzexsquHWIfVXsHKNx0IInYBvrcbfUuFJ8QSCDrofDg2ZBDa8uH3VG9sEQV8BHV7wRxFXR9t/vE7zdoa1eX26e5XdmwaUEiTT7Ox28p4dqSSqXEkV/tvumK7tNJnU/MRRmJ56c9DxU3fL9tzJGbeWVdCsaiBqwxEEY/ZXQct9U+oeTtbHKd9eS0n/tltdsf/w31KM8IA7OBp+Tb5yG/d9793xumDDUN3d0935TuFvV8NhcbtfH5jfGZo04M5u2hiMElXAY+3uizRW9kWx8cUVrIzT23UTTSkw7bZ2tvZTZ2QRtrK6UBJbSuonSCclEnSuSiAMKq8y5juuZ727zDfaTurzBnKrpBOkKW0j8zASxzZpYkkk1tb9uvtz2v327f7e31vLf1LE4ivJcxVmlsiYRbss38TJ9JPS3XauV48fgb4hCShPSuSTRSJMrqr8ctzXm252W8fabO2TcgQzjw4gYqJxAyJkCZBGFep+jP482fqDltvnXNdyp2bErosEawRmLjMsI2EhQpJUq0gGp/wAd7+dle3iaf207nnrYLd+zDlMh21lj26sOz+4WxbkpyeMyG28zVvinFuKa/LYjt0JFrOlpGjJd1UtBzLY3ecJt+Z2BcdltBLqyCLTKTAGMhCDM5YggTNdDyHecu9E77d+muZOq6nN7buRHm2yIIkAKWEAQTMhowIpDzn70+M7T7k7Ubb7u7ZbbEPdzbE279nrlMjQRL+1YNzZXay5ZbONvZIbduT5PDWDDTyJieSFOoleocPb5JuJIZlJUCVBnSWkjEwOA6x3Vb/719NbrdDZqXt3ifrZYUkQOuCAcOHZWwfbfuD/7/VKWU7U742y1XLV0EU9K0b9fIlV6JaXTXn9almokHKCQaSvp0tz4xt2u62ysCmAkHCZjqORrvOVWOXnReLebaJwZSCBj7cAcxmBwpO9k3d7sx38v5HYvcvcvcOv3Fgyu4Mdj8Jlt2TbL23lRTvTdJoY/ASU7dfcteI+qa1m60olRuquhUl+85T6T5butjb3DO97f+X401yJMnVaChdQAifqIz4wPFvUf8pc8/wBWv2OReVtOWrchGNlDeOnwkXDc1xLKZUAHSYJkVtnxXt42bSqldp7x7hbazQVGivWdwvu2ouQr9P0ly5idzx5CKR4CnSfSMLMhI1158St6a2dmH2T3LVzMNOoT2hp7sIrHP8k+o7h082t7TebQ4MjWhbJQ/UqvZ0MAc8dQBgxwq23b3bcmAxCS5ODbcu5bcaJm85tzb8O30zHpaCGazWjZ29XTm3zEE8x4cbdm0LKRCi4YLFRAJjPoa4Hm2+Xebk/t/OTYKT5dq5dN3y5zCkxh3AVIkbHqUKOtmIUINWLMT8oUDxJPkOJZrJMDE5VDG/O7sOPsT7Y2W9fJbi6JYMjmkeKxi9ryN/S6I/zw5PcCsdVh+eCuV1m6m/pccxzb1BbsM2z5eQ+6yZxBW2eocGfsyU5ycK7/ANNeib+/VOZ84V7PLJBVCCr3hnPAra/xYM/5IHiqCstnNzS1khye68vbhhQBo8zmrkcc0vT8ss0vqIwkmlALMEAXX5FA5ccnf32/df1b9woBkzt75n48OAr1PZcq5HauEWdlt0unI27SSB1RHAZY4/mJNODsTvvMZTudV2vltz28tJkts5ifG7cxK7guYSOfES0VuX5cvnqvqZNsbDaSJfpjCqs/XIh+XTpPS2/3G9uXrV+6bhW0HAksqgOFJ1MJJJIUcOsSQa5T+RuQ7DYclt73l20Wz/1Sq91hbW42tWKgW7RhVbSWOrUcAFYCafnuZ7s+1/bfa7uDtP3Ab22TkduZva+Wo53tlS7gYjG7/wB51Y4fqW23tnH4zdWC3DBuG9NXRKrLZp6WOkNKqk69RuVU2Tr1hZGK4MCDIIMjERMcRIIOVePbdb4uBkEHrIwx65Fcg2eO2TuLcB2dDuCrs583kG2lW3fJjbW66+2hcc4avuWxhY4sRY3BXxzRpaesqQNMpKjnzrJ5vlhGIe4JEgaZ6jGImM4gE5ADAW2IViYIB6cce6Z7TQGHsVcvZvU8dYgyFnF2Gp5WCtZjlbG3GEn/AE9xjOVq2k6CDGwB1Gnjy4c2zbAZuOVNOkeE48fxqs9X9vfE5XuNht5bJ7w7v7DboyO7pMnlcx2123W3fdzte/WyWI9PI7Py6ZPE5q3g62fsyVpUx1uzCZGWNGb0+nrvTXr31b6Pvm/6e3Z2z6YgqjripSSrqymATEggEBokCua5x6S5Fz9Bb5xZ823qmQzK31BgNSspGIzBEglciamLu3+2D7Nfb5uXam6e8ux+8/vY3hv/AG/Pe2H3g70d3ZbHbreu7abPkrHbIR46G1DhNx2dvo2TxlaxTq0cjU9QVW0qW1gy+b+ovUPqzfHe883m43W/Ij9Ry0IcSU1SFUcUQKAIgQSav8s5Lyjke3G35dZt2bQxhFCgsBhqIxZo/M2osZMzTs2/3B7YbRxMGO7De33srsLbkWZnrbZj2R2vxlbK5j0MNNHktnpuPPYPe1nG96tnW3lsJjqiSS34YGYV0UsYcpvItMVQaiMDJ1dzAdOqtW2FeLiEAj2cMuw51X3uL7i+9mKtrufI79zW/MKMdPRzmzsrerJs3deAhJx88kW1YZIm2duKqtT6e3tp7VrNwWohlatGB1EU8tvaruNCODpMtOUCRx4jj2CM6he+1mYgkcAZkDMnq7BNUB3hsLfPaXdmC98v7fe6twbQzXbyxZ3Fn8FtmuljcPbSwYof9QV7GEjglo5rtxmKMrx5fC5CqMfdx9kTV42rO0Ffe5Jz7eend+tywwDEaJcFrV62SCbN9QRNtiFZWBW5acLdtOlxVYc76j9P7Ln+wZLiFrBhoBAe24Bi5abHTcUSOIZdSsrIStdbH7ZH7mvbf9xLt1AbOMo9q/c/tjG2Z+5HaJJZk29u2HDLSizPcnspfyEjy7j2XIbtd8jQ9SXJbdknSK4JKz1r0/oPOORbX1Hy9/UfppSCrhdxt2INy27ZAkBQ4Yn9LcKq29wSEYWtyfLucjyP1NvfS28t+nvVD69m4/6bdwQrAfkfPSVGDISWQDUNVqWS6u/cHX3NvNmystqjkaOEq4zZ1F8hHjqWfbIp9JNTtR271avJYv7szdStVEaTPIUkinCRiOVfV/4l3FjkvpXZftbgcXt5fv7sqGZrDW20w+hSVNvbW9ZW4VwbVbDsCDxf8rG9zPmO72zWT5y7e1b25YhRcDgEG2WOlluXbjWyVnFQGKgqaVtgW48xt2fO5z6etFjpr+25Ny3I4P1RNqbWd7OSS/lGX6iTFYK6110jdzHG0cjeJJPnv81cm2Gz9b2fT3p4eXd3aWr92yjEWBu922lLi2p0JduWRba6yga1KTEGe3/hjm3M936LbnPqJhcXb3Llq1dcA3/2u2ElHunxOiXPMFsEnTBxNcovt1kznuP7he7b3iW74oTd++/O7Km0Wnw1LMxwdudsTMdv4pI8jNFpWqYzIY+k4Gqs2PKnVV6ePJPU+7Tc+ptx+0c/sdsy7eyZlfK26rZRlHhjWtsOeJLYknE+h8jsXbHKrdzcKP3d8teuQIIuXSbjg5zpLlcyMMIGApx7sOw0fb+th8NgLd+fZmQy2Ru1cCjnHba2tn8kj2ZqOA2ok1jHYDB3oxK9aCh9PBWslohEY5IhFk+ebn6EKE1ThPszJw7AYmp7m3ChfLBEHDq+XwqLdqdsUyFjbOAx2OsXspklo0cdicbUs5DJ339b1WqU8fUisZDI2SZTokKSMdRoNdeKG/3W2sKdzurluztrWDO7BFHezEAVc2u0u3mG0sLcu7ljgiKWYnsCgn21039h/wBur3Cdx8HgrW6MbV7M4L9OpRS3e4Ney+6Jq6JFGDS2RjpxmlkMQ16ck+N5gc9OPMOc/wAn+n9i5TYat9uWMyspaBOOLspLdhtoy/4hXc8u9Fcz3CBt3G3XDARcfDDIMqLEYq7h8vAa2mdpP22fbN2/jq3d5bc/737lryRWBf7nU6V7a1WzAeqObG9u4evbI9J9ChyP6nKhUEODx5lzb+QPU3NnZbO4fabU4BLBNvD/ABXAfMbtBfSf7K7DZeluV7IBmtrcvgDxP42nHKQFXMQURXBGFytgEdWFIIKsUUMNWrBHWqVYIo4KdStEojhrU6sKJXq14lACpGiooGgAHHHC2Glo8RzPWTx7z1xnXQK3lfRgTn1k9ZOZPaSTTC7k9oO2XeLbh2l3W2LtjuDt0NI1bHbmxqXHxc8sbxm3gsnG0OZ27kAjnpsUbFeZT4Nxpcs3+/5RuV3vLb1yxuVyZSR7DGY7DI6waqb3a7TmNprO7tq9t8wQpB4SVYFSeokahwIo57V+z3bT2tdsrXZbZz7ok2JLvbe28sTHubJxZ+zghvnJQZe9t6LJR1Kt65i8VkEd6k9j1rgVwJXkdPUb2L0v/KFlb11fU+pd1uLoc30QaJ0IkOiYydGpmRSCSZQZnzbnnoO6VF7kWjy1WDaJYHMmUZyYGMBGY6QMHMwLTYbNxXbFnFS2obF6mqSwzpIjLk8e+voX4+nkXKjplA/LKCCAeXHstjcbXe7dd5sbiXtm+TIwZe6QTj2GD2V5xuNvuNpdNjd23t3xmrAqfjmO0YU4tdPs4lqGvQfgf7HhcI40qxmigtV5qlyvBcqWVEdmrbhSxWnj8emWCUPG+jcwSNQeY0OnCBKnUpIYUq5uv3jt1fuo+yOOH3Neyr3B2cl7Y7dijjO4/bHeXaftZ3Ku9ityX50pYvMY7c+4NmW933u0W7bciVx+o37E2By8iQix9Farx0t+xtNvzba/9MpHNrYJa0BPm21EtdtgY67YE3rY/J+qghbgFTcbi5tvE+j9t/cYEGQApy+rg0jHwk4itKvbf/yd/wBxzt3Zgpd6e0ntt74YOKWJrj2dm7p7Sbpswx9Bl+j3Jszcma2zWd16tC2CmXq05acZR2oQMRcYNwBAK+3EVNa3lu/DNaCoM9LGfcdQM9/wNbuPar/5JvsF78/pm3O9q7u9l+9MpYB+o7sz1t29l7VuzLHFXjTvVtetFHtysoZi025MPhayctZiSSK9x7llTcvKTaBjUviGWB0/VHWYgcTGJntrbvQLLeMidLeE59f0nsxk9VdA2A3Bhtx7fwm6NsZnDbk21ncZXvbX3NtzL4/P7b3DBlwJIMngdwYizbxGXoSVyCk1eaSMg8mPCV0uJrQhkOOBnLChKkGCCK1h/vg+6g+0b9sz3D7sw2VbFb/7q4St7cO1lmLrW2N2944reBzWWx0yOklfIbU7bw53Mxyr1NHLSQ6akadV6P8A+m5pc9QOA1rlO3feYk/5qFbe0EQdS/vLljWpgG2HmQCKr7o/olQWUsQsgSROZHCYBIniMjkfytb0UFYGlVijgqV4Fr06sHpqFSumgUBCBqkcfP4nQHmefM4PDnxPJLMeJJxJ4kkmSeJMyaq29WIYmAIGOP40f7e7YO8O4mxNuOCY8zuvD07DaBileS5HZulVIUaLXrtpyA+7yiusbo8mPC2FWQ3lfqZsuPxrfDtTZeE2xUSvi6McXVGrvYm+azOvX1ayzOAzN1eIB0UH7NTZ2fL9tsrc2lgnjmT3nqqe5vLu4abpJPUch3dtSbQq6qpK8+hdCxZep9FPyknqLKNTp8QDy4nJ0tpGRP30JyJcYxhT7xFdQYW0P5Qo0/MQSzFiwA/Oo0OvELEhjwWantw0EzlRrf8A3J2p2V7c7n7m71sV6uC2xURnVp0gmyuVuyith8LTeYjW5k7bogAR2RA79JCHiKyq374tJguZY8AMyfsxxOFXNpYF28LbHSuZY5ADMnpnhma0F95f3ANz96MxbqXstmE2mJpa8O2NrVrMGBqQh+mmLMNYI2Rkc8y1t7ErEakAchqaOX2iP24DX1/OwBM95ykdWFb68y5VsyLdkmRxzJ7e7sHfUHRb3wmfd6+PvSw25oCDiLelCWMhUXUxlq0iHmS3SWA0Go0PFZ9yt0nWTqHH4+2tC1u9tfEq8kiQBnSTZz71rHRaZY5XkZJ41lkm0Z21RuqZxLIHBK+OmpGh8TxCCNWoEFIp7l5RiSMaaWY3VGdK6zI87JJEJGdVjiVS3SOknoCMTr0+fjr4aygoZZSeuOPThXK845oNP7ewTqOZH4fEUzZr1up6Tto6EK3qNp0FtNS6yEOrnnyXloDqOKbEOx0t7PsrnGl7YnAdfTOhYr6SsLEQVtOlJFLiNgQnqK2nVIwJ5Aj8pA5nz4EIhMtMjHp040yarcjiRia9jvpaWMoyprIY5oWkDaFQZtR0lepQ559I5N4kcLVba6cwIwPTp1U+lgiiZJzrJryQSSRmVgFkD9ZkKL0FzIHDaasC48Dr4c+AUlbmoEFcuvphTkoV0WwZodctAIwWKzyHp9UyAdLHQtIWVX/qI5bwI1JU8tDxKWaW1jSTkKaCwgZikyWy0zAdBVGLKGB1LBn6pImLH5NFA5cgAdR4cIYW9ZIJnLqotI1mSdJ6RXyJ6cqO8g6Co56r8pXqfXUeCvoNPhpoefjDcYEquTHpjTgJp8M6a721sKVX5vAsCSPIHkT8eeuunDgzJ6qIERFDpOdE1fmvIsAQ4Bcf5tPlVmPj58OoEkjjwpigIB6cKMiU8ua/h1N4eBJBHM/HmNeAZpxqYIq4HGs1m0OnLmAAR9pBPUP+HlzHnxJgRM5VCo0mIoyk5bly0+xtBoelQSddSAdNdfAniJ2XPiKmJIwMTRlJyRy1JABXpHLmT8vxUgfH7vLiPDATAPXRAagTRuObqIDEn4nq+XX4DQroAft5+fI8Sjy0THMUygZijUc3Xo6tqo1Yg6MDoCECjkNOoajT4cR3AqiDOo1LHAYCj1eUsOZ8WOvifDmR8vmQR56fz4EsqxPClpA760sfu4/uB7v9vlPbnt57E7pv7b7s7ywUm6O5W7sFFCmf2J2/yUclLbWD2/mZmH+nd27xnjsWpbcHRfo46CFq8kT2g4pNr3N8qjFdtb+qMCzESFnOAMTGZIExIqO9eKjTbMXJxw4fLtPEYddcveG7h5qxk1w+Sv2rtLLWLYl/U2N+4tuyZ5nsjIT2LVp7Nm3IxlcyM8nrN1HVjxp/t7dzbGSQ6CRGXd93VFQWT5YkQWPGn1j7HqV5VkYMySK6FtR1+opDltQPmSRdT5EefgeIdFtnCLgflRajJUjHhQM8xidEWRgXJ9QkEEgDqbQ6HqHiTr4HXw04OwqF2F2CBlSZW0qQc6UYCDoPUGvyK6BdFVGIdXVddJHj1B11Hj4fGQjT4kMzl0+HsqQNAgDGnHTpRaiSS16XWwRX9X00MgJKMDqoQELr83LkTw2hLjS2BA6dO6mViAQsSeNSlt7LQYn5xnU6HcH6dw9jq6epOiEsSsaBuY0fx05EHhXCrjywNQnP3Z9dT22dBDGZ4VJdDeeTPOjbqvGy/JZWWatIDIvQ4McUirqh5ldToeWh5jiJrfj8smDNWUvkr1KKSMxsituphk/0nGVM8A4TcG2phicpMV164MrUsRvgs3DJoEZJ40kKtqsqk6hgi2rnhPg7cc+z7qbwXBMaSeIEdOqm5tHc26+z278bgd1NNm+3G4MnBjJatsWYLO1792wFo3YK1mWxPja/1KBleCaWpICyK6uQBZteXcZrTwbhXwnu+/LryIqINcsXF1Y2mMe35x8K2f8AZLv3uTtNuCXK4u5NLjsp0UNw4eSyHo5nHxh2rfUq0Y/66k0xalbKCWEkxlnjZ42yuYbPb7q0LREEDA8QesfIjI11np71JvOQcw87bMTt3gPbmFcDLuZfysBIyyJFRb7me7WE7lb/AK0uTxkVdNsutraSZ6kbL2GvSxSjNQelrTY2pqoRWQsitGVYBw3HNW7VzYsUSVdsDHEfaOPZWz6p55Y9RblDoAs2cUDfVJxJwwGQEDhVavcNE+79idnu5C25bLYuffXZbMQSMJExcOPuQdytoVqvUWkq1MpV3NlyUOqu9Nz4jTi4117T6WBZLizM8VMEEf7OiK5pEW7bLz+orR7Dl8Zpne273E9zfbR3G2zv7ttuzIbfqUcrRlz2J9Sa7tvI15pErW7eWwRkepfSKB/mKIJeldFIJXpDQC3lsZsvAIPsgg8D1Ee3Cuj5H6i5nyHdC/t2LWR9dsnwOOII4HqYeIRW+D3F+5Ht1v3aXbf3G44Yjtf3f3TvbLduu+GysXma9GDdK1cdHlds908ZiPUqZFMnBZgkrnJ10hnyMFmIvK00TvxV2n7jZ7pNvtLjjbOjOCCQbTowGBEaQ8zgcxIzNdf65b05zrlm29VcpC2t7cueXdtyNbeFjqZfzlSI1geJWGrECun79oHv9uX3C+3C1W7hZKbdW+e12/8AKduoN1WZxay26NuQbfxe6tpSbjukvHNuP/TWRZI7rv05WKhMzMbEEzSen3wd1yrZ830qly/buLcj6Wew4tvcAH0ltVs3EzBdbijRchfEbt7yt5c2kkhdJWc4cEgdRAIYKewqcRJ3FQGJY4xF1P16BEMbrL1EhfTMZAYSdXLT4+HjxmQZjjUciJJwqnfdzvRl8vmb+ztgX2o4LC2bOM3PuKi/TYz+Wh1r3sDi70ZSSng8XKHhszwOstuyrIrrDGfV849Reor9++/L+WPp2qStxxncbIqrZhFMglcXM4hRj7n6D9CbK3sk596ht691dCvYssMLaZrduKcGdxBRGBVEhiCzDTFUO6sDtnA/X5V48UkQFfqllr1Kcj/OUSJ5pIYYFCasWJ0XzOvGRs0XygIg+73V33Mbd03SZ1jPAEkdc9I9lUU71/uV+37ttdv7Uqbvw3cTuP8Ap1i9jNhbJavl1g9AdKnO7uaC1gMNEkhHq/1ZrSD8sDHkde3yzcbsTbSLeGLiF+Ik+z3iuN3vqPlfKZN5w19f/bttqduoHSdCjtY4dRrSBvD9w/uz7he58uxt15bLUces2Rnp4Xb9ifCYDB0SEgGKpzUJa9/JVJI0VJWtNIZ2j6iFUiNOl5NypNiz3Bdc7jRGrIQYJWAfpkYdUCSTXFepfWF7nu2XY7axb23L1fzNI8TFlnSzOcSYJ6sSYAFOKrFFB88NeKB5R0uYIYUkcs3NpCmjSF+rUltSdSfHjS8+4ZUfbXCOSW1fm+NP7Zm0d1dwdw0tnbF25uHeG68gyJU2/tTEXtwZuVCSrSnHY+KaevVRdeuebogjHzO4A14SAtOnExP40zsAJYge7p7q2J+0z9mvvduLctfvL7n9yU/bnNmlWvuXsf27zGE7k71zlGh1U8ZPufd1ZZO3+zdxT4+vCtmSi2fkeKKFWihmiLtOLWpQSSARJBAkHvBPAmc8cjVP9wxMkAmI92R4Z8csMK3+9pOxPZf294iwna3Y+K2vLDSdstuywZs3vfKwVYhLNJlt45VrOblQ+l1mCF69RW5pCg0AlACLHAComLu0nM1HzdjPbXumnmcdmu2+y987X3tu6Pe9vZO8/T3rtCpuaTLVtzQ5HCbQzH1ODw0FPctdsrFDHC0da/NLJD6Ydk4X7O0I1KfAZUnhGUZHCYHUPDlAomvXnBDGZEHL49uFQL+572Qx/cj2V76rbf2dRtWe0ORwvdjE4DbGOr4OzHhMDI+K38m3Km3hhpo8rBsrK2b0UNaaq9yXHJA0nQ7KYL9u2NDkEKjgmIBg4HHqBIJ7Ac8jJtWIc2xkyke0YiuOfetB8li5nZb2VmtwPOtrGwY7EvmqlaGGBN8bSnw8m5aW0N+Y5dYc3s7aOKmylyo0gs21JUWdO/tbtvYpuBdsTddrZtq03bekIdT2tMi3cDgJcnxMrgDwGkN2PPfaFLsrbV9RAFtiSw0q/Fk0y6xIDKZ8QqoGF3pu/wBuXcObfmzrdIQ/TRWdy4GmKOP2xujb9yVfXy9nBY1LiYPG3Z3Z2pCG1uGGx02FcFnFm3t9kl60233RzGHZwDcZ4yuZqnd3N2xcDIojj2/aMePDPGm93ip7dxe9Nse439vjf+8O2vczAxYrvPuPtVgycZvDt13CwcE9jM7s7XVYqVnGS4LH1My9a7gktXpbuNacyieuZ4Et8k5tzH0rvU3dh00wUkgOjW2EPavIwKtbuLg6MCpGYwBqlzXlex5/s7m2urrsuAWtmQZH0upEMtxDiGQgqcVIyrqI/bD/AHWO1P7oHbyLsh3Zlp9sPeJgKEGQzG0du35dtYXvBT2zLXyH/dbsTaEy2MbnsXcx6zZvbHXJaxjn16nrUOr6P1zlnMXtb5vWXoc2V39u1O72l4eYjI3g031efNsNrjbbwkvacixvDrazf3Xlri1sdvb9Ler/ADb/ACN7sbbdL4XsuJYKGXFbgC/q2YCXV/UsCNdixYf91nvVR9sH7d3uJ3Pinixea3JtM9mNkxwmaOaTeHe7Iz7ZyVysNZLMl+rtq/ncq7as5krl2J5njhU5lu+a+q+ZeruZpc87Z7e5eKM0MtxUTabOzqAGkpce0AQsgWyQpAivS32u25dyDZ8h5e1rydzdS2GAGhkLNudw4XEEOi3DEwS4BONa4fbZ2Vsdr/b12Q7VVcTZk3NT2Xt9snjKFSazkb29N3K+585VrUqyTWbV39YzLVwiB2PpgeXHk5e3t7D3r7BLKgsxZgAo4STAECB2+2K7YJd3N5bVtSzsQAFBJJ44CTiZn7qs/h/2ndze5P6PLd3d+x9tdhVM3EL2B2aMVufuXds4a7FYu4a7anaxtrt/kPViCyrcjyOQgB+apGSDx4/zf+YNh5TL6NFvcuGZDuHBa0joSHUWgyuXQ4Fbht6SZKMMD6Ttf473e2uLa9RLcsOUS4ttTpL23hlcXCrBrbqfC1kXFaCPNQjDbz7e/aB7dfavi1odke2GG2xlZayU8lvi+ZtydyM6gUB/1XfWaNnONDKw6jVqPVpKx+SBBy48c5xznm3PNz+65vuLl+/OGojSuf8AlooW2mZ/y0Un8xNd5y/lnL+XWDY2lu3bsn6gogNli8lnuYiR5r3NJJ0wMKszDCV+ZuRYgnXmSTzOp8T4cULVtgNZzNW7lwNgMqVIwNAVXXXlrpy5j4eH8eLtuI8Ik9OH31Rc4wTRjn4Ej7h93L+/iYhsj8Kiw4V5qfIfaP4fHlwschkaUDjXuniNPsOvLw/hrw8kEzl099KeNYpHcE8EmLcQ5GNyaEnpSStFZcdKNGsP9Zg2ujJoyuORU+d7l3Neb8lvfueR3zY3J4YlGM/nQfUOwhu6qu82nLN9ZKc3ti5tRmZAIHGGP0nD6gVI66Tavuo2dTzdjaW88HuPBbkxIWDNX8bBidx7SNtD0PLVv4PM38tRjn5SCC9TrWYgSHX5eo/SHof1fufV+3Y7jlu92W5sgB3ZVO1uOM/214OWuL+YakRlBCsAwryr1b6It+nTb3Wx5lst5sNwSbdsG6m7t2ziv7iy9pUQ46dVu7cRz4kOk4SnS7s7GyESWKeVklrOvULMFd7MGmmvM1mmKtz8CAR8OO88l+MTXDeVcBiKb9v3H9hMZlrGCzPeTt5t7M1pq9ebGbo3FV2vbWe1FDNWhjGf/ToLEk8diMqI3f8AOOKl7d7Pb3Tt9zdtW74AJDOqnESPqI4dVbVn0r6m3OxTmW15fvL3L7gbTct2muIdJIbFA0QQQZAyp15vN9q954DK7U3Jm9g7m2vvTA5HB5rb+SzuByOH3PtrPU5aGTxl2t9ZJBdxeUoWHjcH5WVuR10It7Lmn+n7q1v9lubdrdWnW5bdbigqymVZTPAj7Kyr3Jt9uLVzb39nuHsMCrg2rkQRBBleqvzq/wB+z2/ZT9snujhquwu0NXeXYjvGMpkuzHffO56bI7Xxd2sWs5jtDujGYfoaXuDsuCWKSKa1dihzeKeK3CHmS7DX9V9WepvTnqH05t+d7PlW3Tnznyt3dtvot272JV1tKACt9FNy3JGlhcQahaLHzzk/pznfIeZXbF3fXrnKwdVm1cQm4F4qzuJhT4cMSNJJUtFcrG6+427d3ZOW9uLKvO0pklWpWrw4zFVFbqYJTx9KKKqkbRsSCQz9PizE8eWXriX1lZBGEcPaO8V1xtM7+ZcGPTpNXh9h37snvi/blz0Nv2vd7cxt/ZVi4mQ3D2Q3lG2+uxe75hKsto5jtvl7C0cPdvKgEuUwc2IzGg5Wx50htbepiGZL5P1LHxBwOGAnLhVlL18EI3jtDIHh3HMcSf61en93r9+rfv7q+xfaztd+1CdgB2Rj33uTuJgtvbxk3ZtDfvdXdEOKwGN3RgI8ni6mXx+Dwu0MbaStSvNNNVmy9iH17Kos779rmNyx6cu8mUH93uN3buXbqsVVrdlHFu0ExOktduPc1NDMtqMFxbcJZusjLqgA4GMzhmMxAnIZkEGK0cw92s0hVMhQoXujTrb5qcxYyBgdYtYnAC+DJ4njIEo0dfTKojaGa4GrEe2/vj23wHeXZW5O4Nm9tfD4q3kprWQak+XqVLs+IvVcdNL9Cptiv9dZHWywkxpz5gcSKFtMBJIUz7PvFE1tnhoESJx6cemFdEmy8vtnfGBq53ZG4cJu7AyxQtHmtu5KvlaCu69XRZevKz0ptT80c4jlGnMcXFe1cTUjAgZRw+0UoZL3ksINPOtVIMauoDaalPmAXVWchSzHkC3P4cV2fQTJkVZZdRGVPbHQ/MFGo+bTpAHMKuoGrAk/Mw+BAPj8QvFPKPWen30ayuQrU3+633HwmY/7X9iK+XFm5hbt7uNvnBYyxMuQr3L2PhxexcblWRPpKzWMfcu3Rqz2o0eNgiCRJOLW1tDb7NrjExeIgf4VnEdhY9kleqoN5u7iWhaTw3HIntAyPbjl2itS081fB46KtClajVi/LXrRiGvE7+Kwaeo7SsoGryM7yv8AMxIPCcEMAuCkcKybWuCxYtJ49/TL76jG9kI7U0M2kZKyPJDZV2STnGWPpS6J+ZBrqpB1Hx4olV8SwT041ctvcVgVMe04d1L9bN3nqRLNLBa9MenBbKj6h45ERgtiZQRIyPFoCdD4nUkcGqgDSS2PDqrYHM77WfLaGJETx9tNqw36jXZi5WSuyyxMrsR0kHqhI1PyKPm6iSGPjpwxPl5nE9OgrNYagWfE9OnbRGpnb2MkFaw0ktPUyCOwT/SYlOYbTXpYKCCfMfbwwt20bzEH6nXUZGsECY6qc+Pkjtyl6cplilWR4uccQ5KSvVIxATXr8fJfHg7tzVBgAcenTGgW3ciM6I07DR2WHzdCuoEYCog0cOVXrYnoAGgIJ1IB4NwCskDp0+NIEpApwT+nK5/qeLDU9IUaMCpVSG6hzbTwXmvLTXiiqJJaCMaR8xm0phRZK4i1brBXqaNmVGKHSRToPkZ0Lr0+RHL7tZLiG4ZRoIHT3U6koSIxr71liDjzX1SGUhFPUyxuFCdR1BA05/Mfl+zgQQ3iX6j0mm8SeF+PZw6fGgFtP6qsrMSsiMI9DIT0g9J0eRCp6WOrEH4Hho1vDDHs6ZUUeWCeuu9VZQzdRAU8000GhJLeY8tTrqQPHQcMBpHhxH9Kn0IpmOnThRpZQAmhOoQdTKup08OptRr8yn7PHTThEnVI9lDoGY4e/pjRiOcAa6jVWZQ2raaISTp1eC6Enx5fDnwB1lpORpwxI8NDLN49TE89eY0Lch0gac9FGn4Dz4PUpEDqpIpxJzmjPqaKdOjTTnyUEF9B1EMNCVPPgASywaMqCMRjNGY5dDpzJ1BIHjqD4t4E6EjkOAKlhjnRiJpSRZkgktSoterFqZr1gitSgRdSXntzMtaGMac3ZgBpwbxaEMRhwpLOqCM6rN3O97ntI7MCde4PuE7cVMjWBMuE27lxvjPOV/8AlR47aEeXSKU6eEskQ15HTXgCQzKPzHhBqQowEnI9ta+O4H76Xt+xsk9Dsz2o7j90b0TFFzW5rON7c7TrgdQ+rtFDn8xJCObBOmGRwCANeCAuscEhO34R399MW26jVcfHqH4/dXPb7oe9ea9x/fDuX3r3DXoYrM9x85TyzYjDTZGPEYTH4zC4zbeCxVK1knnsz0qGHw0SB3dmZy7aaE6HtLJsWALhxLMT3sScB1DADsistyHukrkWMe08cp6u4RnVVHlnpXqk0gEb1rFeyC3pykJBMswdigCSg6eP/DzPhxethQDpIKmp1y0nOKnjGXFWQMzPJGzOVDMVR19P1YtNCugd111XTRT+PFG/5SYACOPTP7acA6tTYDhRN7Lc5nKsXjBfUqEXTn0SDUkHrJ5Hy8fHgSqFYtglZ6dMqJZXFs6+gyNiBeqNgFdCvT8hUADX+koQdC6+QK6fbwhHm6VwNSIwfPKleneeaw0swMqxKjyK8ihVUsOmJT8ursqkD8qgA/dxKUKrBIknDp1d1BAFyZMD3U5Is8oYxIqclBjBKtJ0dHT0yEL8qp1A6gjxGnjxNbCm15kQBmR0+FGshzjiRl2U6sXuKeWX0ov+W/Sq9TyLEIxp06dJbkenUAtzI5nx4gd0gE/UOnxqRS4ykrW2L2Q/t2+6T3kQRbm2HhcRsLtfHO1Md3e5lvI4bamXMTiO3X2nj8XUyG498SV5CUeShAlBWXoa2G1HGJzTn/L+Ug29ydW9OItqMRhgWOAXrEmeoV33pr0Fz71Btxvbart+WnK7dmG7baDF4iJ8Kg/mrcpuT/x2pN3bAlwt33c4S/u2KFLGIs2OymUr7ex2WgaKwE/Vo+49/cMeLtTwKsp+jmb0wG9HrVSOXuettwzi5b21uAQfrYGAcsFI7sDjXaX/AOJ9qu3Kne3jeC4TaQKW4fnkdo1ZVz8d/u0/fP2nd0c12e7/AG2bGyN8YF57mPSJmyG3t87fnkMeM3nsTPrHFS3VtDKrH1JYrgtVlJr2Ur2leJeu5PzjY832x3Nk+JIDo8C5bbqYAnBs1YEq4xBOMeY815FzDkm8/Y71YuESjidFxf7kOExkymGQ+FgCKjVct/r+lUw0p0zVGeW7iZwjNLAqor5Wh0tJ1vBbqxmQL8oFiNSNCTrY3G0t7oawMVrNF10B7PxpZyWDmyHbTdvb2vYeFxWrb6w1WUJ0ZjdWxVuWnx0YeN2jymV2bk81DURCnr2RHCSesDipvdkbfL/MEl7ThoEfSfCxPGB4TAOS4U2z3DDdEEDS6x3cRHfVYa22M5eT1ocRk56s0TazXazY+o8MsILgz3/oyY2iKgN8/SNTqvGKFuXB4UME91apv2beLOJ4dBVnsP3b7d7Y2tFJ3EdZ971cU9FZ6EabiyIkqI9anc+qrSz1YTNXhjMqxlumQN0qBpxoWdoWMlWOGf8AU1SublVbFvBw6cMauZ7UvfHm9pYKbanZnvx3Z2bWymZ21uDI39oX85tjFV91bIaXI7Mubux1GxDJlEwhjcVo7MF6BwjGT+ivpi9Y5hzTlNy022ZfI295ryW3Gu2WdVS5qRsGW4qqlxTAZQBnBoymz3iutxQXdAjMMG0gllhh4lgksCDma6WPbD+5N7+fetu3/qcp2q7a9ktoVpsDvLcvavt7Pj95793g0GOK0sXufdGY3XBhoJIBPPk/0uGl9KJ40h9JnQx4Hqb1Q+ztNttsiWN5uRKqpLeUhJkgsS0R4UJOoROowTXof8cehLPqDfNzPmKl+Q7Q+IuTF66BIt4aQQDDXBlEKfqrabgcZWw+GrU468cSCGKOvCq69KqR0og1LsW5c9eot46knjhttaCoqgACPhXtO/3BubswSQDH2dOHVhXMF+597w8l3J7z2+2Ww/1jdG1O3Vu1s/am3Ns0Mhn5dzb2i9WLeO462IwsV2znXXJRvj6mkUojrVWkRQJmZu95JtEsbX9xcEXmyJ4LMDDhqOPCQVxrwn15z599zI7Cxcb9jZgGDAe4RDEkHEL9AByIY8ZqnXYf9vv9xDubmrO+ts+zj3G5BstDPBRu7g7fXu3uNWtMrTJHBe7jy7RoxROXHzdXp/aOOkIbywjaobqB4dOOOXXXBPcsW2AUgn3/ABE1uS9r3/jye5vGbkrdxO9versz23bLY6lck2rtyDd3dTeWCe7Xis2MNmJEp7O2fDmMe0xhn+myeQrLPGwSWWPpdrIQor2YUljGoTEDIgQD7MKrNf1wQGGGR+XGtx/b39nj22bYerZ7hb17qd1rUBV5KIyGK7b7bncA9SvS2tXubmeu7cyv6wh8teAFjMOZnsj786jLsQBhh762Sdtu13bTs7t4bT7T7E2x282+VH1NHbGMjpz5N11P1Gdy0rWM5uK4TzM1+zZk/wDdpy4mCqMhFQMJOM++nxy18vs8Pjpy4KlkAaQN05CGDGWcfJLHB+rUrtWeeaWKFKtKeB61qQSSsqLPMkpSHXX5tW0PRoWIZhC4tTrA8bRAPGq97X23WwsdAje1Kxax0EktDTF0seuamruauuXtNYmjMK6FisKxGSYAhgvym0Ruiddy2fKIg/KR1e6h82yZVGXV3/f99WSrLjdy4QQZin6+H3Bi7eJzuPk6ZfVoZKtPic/jpP8AJIzQTTRc+R1B8+K122PFabFSI7wRQgkEMPqHzrhs9yXbPenavvJ3W7S7m21ldv7r7Z5i5/qL9FluSZCHar5K6di+4ftXuKXC5ODE9vN97agDbiOPK5C3PJboTJ9RWvo7bC8lmydBJuAwdUgowGIJnJsGUjAiMsQNK6Xdwyg6SJwxkcDlA4huI+euXe+1por7ixQjo2BCmYs/otP6KtSo2niYb/2NifoadDE7dzMYlSexkJJ7iSNPIyF5GI2LRuIddwEIcwMCJiHGXDiZmZrPvAPKqZGJGftHb0FVZzWNzuy8tSzGGeWmYclFksE+JuZNlx2SsSSWaed2hPYrWpsvBJbZbM0615ZjLF1Vx1qUa01uwXIMFWEQcZ4eGZz+HwrPcXFAa1IYHPiMfvHtpobt2ja3fnqXevspZs9uPcDs67Hv23je29u9iMpkr+BksZfH94+yaY0YzKT5+CtWjt53E0q1eQKxyOOSSIWaCw7HmPMfTe9t73llxrZtltLeElA6lXU6lZWtuhKsrKyOpKOrKag5hy7Z872lzb7myl1bigXbZ+m5BkMNMFWDAMCpDKwDIQQK2TZD9xbu5+7Xd/bz9pXeHaFKtu3tp3xzfdP3B9wMDNRj2v3t2zsXadd9qbwfA1E0wWch2ydwQ5iOJRjZ7eQgsVRF6j14Op9Wep+T8z9P3LXL9ubPNt+9n9woBW0i7fzCgsOHZrlu61zWbN5Z23kgJeuoUCc36U9N815XzMW93ufO5Jthc/bK/iug3SmvWSo0si29AuW2/WDkuiMGLdNfZfvZT7R7uym4MlsSPcMWdjFOTL45Ik3VtiGSSd7DbZmvvHQmq3ROPq67SU5JlijAsIB0N83+vvS/MfU/Lht+Wbjyr9vUwtsYt3CRgCRk4P0k+GJErJavfPSvOtjyfdm5v7Wu05ALgSywZxGbIeIXEGG03ICi93bbf/bLv7Y3Fujs13KqR752ZJXxO/f0J1/13tCYKz43C94+2OYrx5HKYKxWZZKaZulBZEB9TF30RlmPxrv/AEv6j5TzZ23nn7HmaCHuaSzlUJ0i4hVre/2sEaRcAvWgYsbhM6+mdj6n5ceW29ndSxzD07eabdp2029bAkna7hSH2O6OliwtHRcidztbg8NTZX37RxVWA76sYjbqyTwUo90iealsTJXZ7C04YI8xmHjm2tkLdlgEx+XaJ2Lha9i4NX4n2XqjZHZi5zZrNgF9A3ALLtLjatMLcvaX2zlsBY3YtuZHk3NwPHUN/wBL7jeXmPppb+70qXO2IDb22gXWSbVqRubarM39qHAgm9Z25hak16zQO0ciGORCQ8TDpZX8CrBgCOnTnqNeOv8ALNslHEMDiOM+7h2ia4xby3VDoQUIwIyislbXl8PHTXQHly4kVvyjp2UxXjQgH2+J+PID/E68EASMDiflQE0NGjyukcSPJI5CxxRqXkdydAqIoLMzE8gNSeJIJwXOonZUUvcICDEkmAB1kngK1ge+b94T2K+wH9Q273U7mP3G71U0dYvbr2OGK353WgsgIVi3o4ydPaHamvpIGZtxZGjaMerQVbBHQeo5L6R5xzplNi3osn87+FYBgmTnHUJbqU1kcw5xt9jb8y6wRSAV1Al3BiDbtCHcEGVdvK27CR+4BwrlR91377HvK96mG3BsDYc1j2k9o90U7eNbaHZncWRk7q5LGWj6Ah3j3zSti9wzyWIivrVsBVwFFw7RSiwh1b1nknofkfK2W7fH7vdDPUP01PGFzuD/AGoH+CuO3/qLc3kP7UG0YwuMQbqnObYH6dggg6WQPeUYfuGxpw9sP3Sv3UNmbB2VsfZ7+0zJ1tpbaxG3K+Z3J7c85kd6boixNOKhXzG6r2N7kY+pb3DbghRrk9atWFifqlKdTNr6nsrtu1YFsW7bBcJ1MIA4aQQMMh2Drxrh94+73F03rh8y4xkklpJ6yZknrxNNfK/+RF70Oy+9Nxbc79y9hZctTxNa1jn7XbESCN7VgqIsba2rLuHO5WrmIWZzO095IgigFY2Gj53OrfPdxct3OU30sIFMoFVg2P1FrgZh1QDEYium9Ncy9KbLbvtvUvL1v3dWoXBcvBgDHg0pcUYcDHHHKrZYD937f3eLE0N+be29s2bcG6MLj7lfc0WI21tvI1aqRotcXMpfS/ka8tfrcFYuqSJgV0+UDjyrmQ5tvdybnNLxe/b8H0rhGQEAQJy7K+hORbn05a5Sljk1lxy1xrFs3rhTU2cqWIPbgcsca2j9n/cd3Ot9tsLvbfOXxFpr1dJI4MLYOVhnhIT578mSjY2DKDqNJYXZSSEHIcci+931i4zW3PlgkaTjHfMyOrEHPqrq7vJuVb22mnarbcoCSsgSf7YiI7jTyz3ud2vuzbeU2du7t/s3fW080v0u49n7r2vQ3FtrPwlZYfTyu1Ny0MjiMgI0mZVEsMjKGYAjXnVf1FvLJ1WwoKtJiVxGMxPDrpL6M2F3w3XchhAmGwMYHDEHiMj21xJfuiYb9tbdffWxi/Zv2gzva39AjylDu7n9j7rtr2iy+/pbEEZo9se3OcqZj9Eo7XEUlfIT1shWxli47RVKcKQGzN9Bejk5rd5Rb3PPnI3N0Bkt4FlQ4hmPW8yFMwsSZMV8jfyaPTXL+e3eX+mFV2sHTeuL4bPmZG2i46in0s66E1SAGONajcl2U3cs4bb8+M3NTkIJnS9UxNymgJYSZanlZ6ywADXqeKSeIf8AFqwB6RrcPqtEMg9kd8/ZXnyXwyDzAVMZZz7vhUV5bG5TCXJMbmKU+PuQqvXXsjpkMZAaKWuyF0mrsF1SSMlGXXQkcMLmkwwAPVVnSTiaSixOh001IHhz0GngPDzH48MwnEHCnqQtm7LXNravZEWfoqdJ78dGrYir3rlcfURtOsrpKkCV5YgShUvIp1Gg5mszy5UY50QBIwq0ewdo57t9f/1D2o7k7x7Y7qqSp6dqnk2mxluSNIZfQydOCKuLVd47S6rKJo+nU+m3hwSFreIgPjiM/eT91OoUzqgge7u756qsfuz3/e7bAbXxu0Nwbd2tHmLebxsUndfZ9cULudw4PpSYaKT0bWA23kcpZkT1b4p1rkcQYRxozeqDW9EuxwAzP28J7+7E0iwGFv6u+curv9tWqynvTyW2e0T7/wBobq2tmMvHl8LtcVcZ3bvbzubdz+S+okmbfPabuz262vvirFAmNnjE1Gxao/VGNXkVH4v7e5tLtsi8o8xQPzHGeOEcZxxqpcO4tqL+okngY6YYYCPjWrHe+/aGZzee3vkHt7g3duTIT5fM5jKMXsZLM3nLy2ZE62eZyG0VE9OKBAqqoRQqyby5aW2FIxAywyFZ1kbm67XbpyPtPZ2YdVV0y2XsZO9PLaYSMWBVn/pwRL1P/TYDpCdA/wAygkkfiKrXAUDicRWhpQJCjCkhJWY9JChHKl1JJWPRwSynoDNr0+Wg1H4h7asi+I/jQuQYCjSeNLUd0BqOOTwdpbL9PpqEdYj6TM3yv0K51bQH5dNRr4xecgZjxiO2KS2myRo49/TGiziWN5lURqROrnpKsH6v6i/lCkKNQCVAA6dCBwyXkuOFfFQMKkuKwQAnDj20RuP6sZBTnGWJ5asHUM4BPNmHUAOfxHlxJqXh9VEMvAMaP7SsPDkY4CNVsCSsz6kqD0hUZimujGVhp93mDoazyVIBgA0ysA2MBj+FKkQHqOCpHpu6FYwmvJyqnQNoQ3l5kfHnw4e4p8RBt9dMQAkqMKPGVlA9MdZXQ69Q1RZCGAA0/wAjfby5aDhnVSS4MIfjQ6bhx6Dp769EkzAFn5nXqVGUuV10HV0vrECddNdTyPlz4kRlKQBgOPChVGElzRfVQdXKaaap09KiONjqNSOkrF1IRqdQT9vBa0VYXPjSVYTW0GOyjMciSOHKqWfr1RmKFjoyj82pkB11PI6j7DxAItmc4pjdDN2HtrvPjk1A56eagHUdJLBWHSVJDA+Hw4jb6oAq1BYTMUdj6mBJU9QGmmp0ADN0r1E6gciR9p4eNIkmkFnMY/1o5HDOyvKkZWGNdZLD6rBAgYr6k05LRRqgYas2mnmfPgZWCzHwjPqovqwGBqvvcz3fe1zs2tj/ALkd/O3WGu1Uf1cNi85FuzcJdSQ0IxG1lzFqOYvqNJvSOo0OnEStaZZtmTMeHEDvipACJD4dOqtePc798f2z7WNit2t7f9x+699VkSK9lBjth7eLjVRobBzmYlhLaEj0a56QfiCHtWtyX0hYWcyc/Znl10jpUxOI6seHT8a12d0f3v8A3X7vFin27wnbns7RnDpFbwuCfc+4Vj6dZCuY3TNkooLJ8A8EEPx+XQcEbDlyWc6JyAiBw4mfl2U6Mi4hZeOOXbhhWuHuj7o/cT3ollsd1O9ncTeSOx1oZXcuR/SourQgRYqrOlGKJQwAVIwDppoNOJv26glguJzJJJ+NFLso8XhFRjitrWbqC7kJfoovzQwsC+Usy/5RFBJ1SVYhrr6kgIOmoBA14dLZ8yRl11Uvb1bSkZsOnup6yCCrEkVJIY6UHSEWOSyn9VlJMn1Uy6STPpzkYakEA6KBpOW1DSMx3VlMBfm6xw+ym1KyyiQKjBw2hHU5nQlmQMehyZfzBh0joPkD4cM9htQuE+HtqW2wFuSPCD0zpt3lhki0Qlh1gIxbqUdTdTKqNo9dzp+U/KdQABw9vUcGww6d9WgxI1kQaeO3MsXrwq7ktVX6aUKWLs0AZYfDpZRLDyDcgOY8eKbIpczjJ9gqyZ0auApwx2f6sobRYZV05N0RllHXGG6h1AEkgn7NeY1PEsKihFaTn3VEjMxM4KTlQDyMG9N1kBjUsoPidH8Bz06gfDTw05cPbthrkg4mjZQokYAUrU5VFX1G9SNZnMjElTB0AIIkMjssjzEISOWmpOnEl2zoeWIwGXvn2cPZT2yHxIz/AA9vCjcZdz1RkdR/K5bT/mNqdej5GVSfm0J6j4czxGNQAgxanI9P6U8AmAPEK26fto+xzC+4bctful3jpznsrte96VHbjWJqUvdLcFB0EuPsyRmKxHsDETKFvGFo3yM4asrLGsx45j1J6hXllg2dppO/fLjoH9xxxbPSp7CcIB9l/i7+Ol9SXl53zlT/AKFbbwW8juHU5E//ACVODERrMrlNdj+xe4lPEVMXiMZBj8bisPRqYzF4vFwVsdjMZi6Ea16WNx+OqiKChTqQKqJFGqoi6BePIn3Fy+xu3iWuEyScSScyTxr6zHLLOgIq6UAgACABGAUZADIAYdlWk2l3GhuBVMmoLBRoxZ9QCWBVCSAVIPj944ReFkGsTmXLdLQBwop7hfbT7ePeh2ybtf7hNiY7fO3oWsXdtZatZbEb67e5u3AIJNydud50kfK7UzJAHrKheldRRHbr2I9U4u7Z7tq6NxYdrW5XJ1wMTOkzgynijAqc4kA15/zjk1jmFptnvrQuWGnBhkeDAyCrAwQykNwnSSDyR+7L9lX3Y+0Lcee7jdhFve5rsricfl8tgc/tzFq3d/Z8cFSxKmN7j9scctqxkljrepD+t4CO9SkPTLLTpE+nx3/LPVloo6c402bgOFxZ8pl4kzJtMM4YlTOFz8o8Z57/AB5zDYs13lCtu9mfy/8AvJxIyC3QDMMoDYSbYzOu/ZHarvj3arUszteKhDhMvYuwUs7uHcePwcslvE9ZvUpsdGb+eqZTG2oZK8sf6ehWdGA5c+OrN20m2O4uMzJoLCBmMTIIwIIGYrznymN3yUwMx1GeogwQZ4GPZVObW6stnIoJ5Zq9evYqrZh6pLeTsdM6CbomkmlqU43UtoC1ZlJJAJ5cZ9zmGlC1tVKxxx7jGHZ92FWjy0sdN1isf2/eZoDD39vY1Mna3LGuWx9SCDLKMjYyFGlKKbGK5hZqu3ZcfWR8ukqdBmb5fS01XqOq2+73N0eHAnqjLvAmh3djbWrWrODjJM94HT51fD9qH2Qd7vdV3M7i7q2bjbnbHsPlcrjsRuff1itaelg6lfMPuCbbHbqpk5ZX3XumKq6UavqSTVacMrT3HZEWKep6k5jb5FsLY3Hj5i8m2mTMAI8xhGFsn80DUQQOuup/jn0jvvWvMLrbebXIrLKL+4OIBxJtW/7rwA+nJAwZ+APej2R7NbJ7O7KwOy9o4Wng9tbcoR18djoY1LIQ3qWLVmZRH9bk8hYZp7FiQepPM7MfEAeUW0vbm8293ja9w5knuyA6lAwA4CvqK+NnynZW+Ucoti1sbI0qo6uLMcyzHFm4nOtcf7wH7j1H2R9k6OK2iDlu9Xdq3NtbYGEp2fTtYbBV1rPvjfkzoWkqjbuEtmOgzLo2Xt1PFEl06LkW1HNOYjbmTtra6rpE+FclA7WOQn6Qxrzn1lzoem+RnfyBv9xcNvbgxi2Be5B4W14j85TPGtcH7AveLsfk/wBxnZGb3lVywzvcPt/vPa3to35DurJYjG7Z7lZPB303BsvdmCgt18fm7/cTY/6hSoTXGkNDN0oUijkluRyRe/entkt3kPNNvtHjm67dLpQCVvbO3cV74QaCVuWGWzuBpYFrKX5gJj8xc1uEXtruboDbA3mBck6kvOpS0TiAVcM9ttQMO1sjFsO95YG1Ekkkkz6AlppGkdvM6s5ZyTp58c/JqxQcMcgjUSP1soIZwoXrILfN0jkvCmcqXZXpUcv4Dz/x4VD30EVI+YcviOFNDINB6fNqPA8KhJqmfuY7lbR2bvXae391blxe02yOws5uetl9x5GvidvDH4bcdPF5MNkrEtdIMrXsZWqVi6w1ivK/Rr6bqep9O+nOc87s3txyXb3d1dtbi1aa1aUvcJupce2QozU+U4J/KQs4NXOc+9S8h5A9qzz7c2dnau2rt1bt5wlsCy9pXlmwBBvW4GbajGRquXcDu5282Zt63uHI98uzcdFYp5jHit+4PPWrcJfpMEWLx0li7esrH8iwwrJIzdKgakDjrOSehfWXON2vLNryDnDbxyB49s9pEJmCblzSiDiWZgIk1yHqL+SPQPINi3N+Y+oeS2uXICcN3auuwGYW3bLO7cAqKWJIAxq4Ps57kYzuz7fNq77xU1yXE53Ob8/R5MhC9e4+Owm9c5teMy1ZPnqn18E59JizR66FiddOb9felt56L9U3/TPMdP8AqG2tWDc0mVD3rCX4Vh9QAuCGw1ZwK6H0D6v5b6+9JbX1fyYs3Kd49/ySylWKWb9yxLIQCh1W2lTOnKTWoz97rs3ueHcfabv5eTGX+2eA2buHGbjc7Uln3v2du17+O/Vu6NS1i83tS7v3sfuinaw9Pe2KyNySrtlaNfcFeMQxX56vHbe7as33LADzEADycCIBQjI68NB/K2BzFd3YJ0h8whMiMYYDEHqEHUIgwOqueej2A7k7qWTbmx+09uXbf6sLQym3bG2N3bc7c75pY9xlaMfcerBj9s3Oyu4azCTFq+Uf6fWKCZVK1Hgu3dw+2Bs3FZbqmNJhmBAxQwSI6uBFRpZNxBdQDQ3VlnMx09hojvP2hWosda3F3h3hsHtzRtGPIWKu2EqbuymGysTwTfT4nM1b+ye3OJpGaAWFFXPhoZ41eONW09Oxb3LGGtgJcUggkmVOeGnhxzAqQ7ZFQBpIgiDxHecqp1uS57f+3Fi7mdnncG7slisnPuJd3bi3FPZr0s3pDanytKLZcfbDZ+PexdpRTpDPmM5AlgB1Q89YrtwXXZ3uk3WJkCAAIxAAGI9o7IqIW7S2g6qRpMiScPbI+M05/Y5vvGdsvdL3L79bO25iu6+czXbncX+qqez8Eu+4NrTZfK4bcG+rkWM7Q36lrbUtnEQKbuRxOC3DFjK6zSPQlg+tmgoMtptKbgaUUkhxhAg5yI7pOZ7qFWdbr3wQWIxEEjrJ8OWHGCPjW/ztR7xfbp31v43aWD3tW2Z3Kytd56HbLuITtHcO4BEzLPc7bZbM1qG2e7uDV0JS3t+1amCkCxXrS9UK132d1ZuJFxFA1acSsiRqUGVw44jtq7bvW38AMNOE4T/sn8wPCKTe/ntuu79zWB7l9ue4G8/bx7oO2cDw9r/cT20tT4Pfe3oBI88uy93LC8Kb37ZZWd2+rwuRWxXUSOYk+eSOXG5pynZc42/7beIHSRE4ERMQwhlOJxUgiTwJB3OU843fKLhNgzafB0YBkcHCHRgVcdQZSJg5gEMntb++P3M9uu8T7f8A91vsn9FlrtNsbF7nOw22Keb2b3K266CpNn989lJmixO5MTfifTIS7ZImRiyPgom8fmb1l/Crfur+89OlbNy+hFxHVWS+pwK3UabF9WHhdXW2dIxZmr3b036zsbnb2rtq6yXbFwFAXufoupGl7V9AdztnUgsrfrjVAVrSit//ALcO9HbrutsSjvj2wd0Nm+4jsU9QSJjdhbsrbp3F27rrGsq0sJHkrkW6cJjsfHqsu0t1Q08ljekx0J1REx58f2nL/VHo5/8ATdztrt3k1uV8jUWubdVEj9k91tT2ApGnZbl9dtYG03DKF2x7/mnMeReqmG75sy8v9U3WH/VsgTbb124bsWVayNyxz32y1JcaTvduH17oWywmYxW4MZXzGFvQZDGztLHHbrlxpZrt6dqnZglSO1RvU5PlnrzpHPA/yyIp5cdly/fbPmWxTmHL7i3dm8hXX+5TDKQYZWQ4OjhXQ4MqmuK5ly7f8p3r8u5laazvUAJRo+lsVdWBKujjFLiMyOMUZhjVV/eH77/at7Ctkw719zndTHbPsZevYm2X24w0H+qO8HciWBWP0+xO2+NmXNZKo0miSZO39DhKhINm7COfHS8n5BzXnNzy9nbJBaCxwVessTCgYg4kTkMSBWHuuYbfb2mvalFtJlmJCBgD4ZVXZ3kR5dpLjqSC6qp1Djv95X72P7gPv4sZ7tn7Udubo9pXt8yD2MXKdlZKxL3635iJ3+nKdwe8WNNWHZGOyNZv6uH2n9KUDNFNk7yePtHp30Ny3lmm/vNG73k9X6YHUFOLnOSfDMAAxJ4Lmnqa65a3swVIOF1wBcBEENatgulgyJVybm4UzpuoDpGvrtj+3HlKNWfNb9yFTEY+IyZPNzi7FWjpiRvWs385mMi6wQs7KzS2Z5OttdWYnnx6ls+U3+YXQdOi2BAEAYDqWIjHqrhN3zDy9TklrzmSxlmZjmSTJJJ4sTjSPvr3P+yL22Q28Psyd++u9qEHpRUNhNE+2a9xFPT+q9wrcYxEnpMCHONjyBAHIg8+NMbDlOyAN8m7enFViI6icgffNZp3e6d5VtK9ZxPsGQ9ta2O9Hv8Ae+vddLWKxORo9ptoXVeN9tduPqMfft1JANYcxvKaWbcOQWVPzokleB9T/T05GK05LE7dVtqMhnj14j28MuujbdOLejUcePH4Ze6qQO4LSSt85lLNLIXew8hZhrJMZGEo9Rh8xJLFjrz4qksZ1GGHTOq0nVq4mpo7P99dxdob8n0lHC7gwN2xHPksHmKJshVEZhnkxc7TQPStSwMA/MRyFQSAfmOTzDktrmFoOZF4cRx7G7K6XkPqTd8kYphc2rEEqeHWUygkdeB+Nbyvax7yuy2Y2Lltsx5bYGysvXnkvwz7r7ibp2wktKVDI1Q7IzU1jANPQfqUy1rMjv8AKU0GpHmnO/T2+t7rULTvbYRgs/8AqWcO8V9B+lPXXKd1tGsncW0dcfHc0YH/AAvABGA8Jg0ne6P381cH2J3lge23eTC5He24f0/a2JbZ+6YJr2OxeYtPBuLLY+Kjenkgngwkc8Ec5A9JplZdXA4Xp30o97m9q/v7H/RpLkMpAJA8IMgcSDHGINQ+s/5CTZemtzZ5Pu7bcyuAW00uGZAx8bCCTIXUJ4EzmBWkfHZxLVSNYJfzR/OiOCUBTqdWHMqAGDc9TqAfLj2gBtWt57DXyi1lSdK956p6dtKcucnXGxwRzBHvSRxpMsizMkLyDR3VTqnUqE9HLQnX48SIRLEHp0407qVCjj06e+nPh2wWUxtTC7gw1PPUYLVpK0srsZIKCThbMkdxJPUib1pCU6NT1g+C+Kt2Lb6hcP6nAkY1F5lxSCv0AxTJyXbbtbk7DptvfdnA2hKx+g3Hj7l3HsPUZFhgvUYWtqpKEdXRZ5A6+GvDLa0nSSJBy6f07KsfuLZYZhePZTixfbrfu2bMOfxtfGX6kMDrMuPy1W7i8on0r9daYiatbgmlVVkjEkMban0z4gk22zIxVBLZyKe1cV30qfDPTp/SrG7fsYnNPOhBqT2qtHORqYGhtQNdU6s8bFVLNEIlaMquhU+DDXis+cmWkdPZU+pUTQ31zSzPYqYn6ps20Ix30LQWTIFNaaGEWQxKuJEf1/XRQhB6yR4jQ8PbtG63lkAYTPxqJ2UKGMjsqsW658LmI8lPgcdiuq4YXylyqEnvXLNWM1601mcnWJoQoYBFRXcsW1PzG8Ut7dVCaYOZjHpxwis9He8xDEgjhj/ToKhe3LK3pFpAiRonyEsjRjpYuzOq6alnOunkOKt1hcuFBOqp7ZZMBEfhTXsv6Vj5lbQMCI2DAcmJ10DoelSNdOep8eHdGCAJnUgOoY5VlXAcKxYfMvXrq2vzAkJqCNfuOvhppzHBWmuOSWmQeqkVVl08awayVkuFAY5JXgr1yGHWnUV65AR1N1mvEQfEAMOXDeUhuSzYQZqYQBHGhluq7QM7FQUQ9Kt8p6dFCkdKdI0018fLlzPEC29GpFgmaiZdRj8vGic1hwzoOnSMlesKW1ViSSsjBSFYHTTQHnz4nKlgHkA9OmdOAARGQo/hNIsjWdZHHoSqyuq8wQ2mrDpccmIIB/HiRgNOIEEdPl8qB11GZwFOZh0WZ9B0RmVupAyqHCFZNB0flVpV5faNPLTio6uYTr6fdUrOoIVfp4140ureqGXV2djESTJyQKuiMB5ciU8OemnPUHB0aHmR1UFz6iVPhisza6Yyo6FL9ReXUmRgiAGI8ipH5yRy1XwOpHEkMqaxPd06qBGk4gdPdQQXUEFWJJLacwSFHqdHpyaqsRB8OoHU+Pjw3k3D4ydIFEWQfSJPVS3HJH+Qq3qI/T1F2DApqyiPkNCXIOh0Ckaa8EpXTqiWOdROFII6u2ukPud+9P7ZNnCat272d3C7r3o/USK48VLY+3pHQ9AkFrJDKZeSt1a+NSJiB9vFT9VjqQYduHw9/urReyIBJHd0Fa8u5372/uZ3ObFXtrtft72ooyMVhs1sT/rDcEadJXqN/c7Xsb6nhq0dOHmBoNNeJRbfVFwjyiMhMjtmZmmjQw08D7+zp8K1090/dl7ku9EkzdzO9PcHdFaYknG2twXamGRW6gUiwtCeHGwx6k6qkYHIfDgv29lGlRM9ZnLLt+NGbjFNH5Zn31Xz1CS2ujMx+Z26mJ5akEsTovVz+J4nOpYgQvV041GDIisg5PMaAAFeR0Oo6QdNfPX4c9OAL6jBzoQpGJxFedTfm6fFtNNToQoA6dQ3IDQchwIMtP5qkwjEYUv4SerUlltzxqXhR1qBDJ6osiJ5mdGZG6JY/ANp1gEkENoeJjc8PjxEZfDhVa8HaFtkg5/hXtrO5e9L/Rb6cMxKRwRNENBo8jSN1EfOzasz6nloSeGVEAknwxUBtWgdTCYz6vdRulkcxVb/AKgSW4HYGbpid3CqvzFlQBTB0tzA05eHlwlVdEiYXj0FCxtOhCxBpUWX9RiDxSs6q7dKLoHgKoh1UKAyOgVtVOvUBz5EaGboOA6unGoks3FOlfpONJNtWWRwoB+ZfURVf+p1aKtgfMflPWesHwJ+PMiVd1wzipg2poGEUnU7v0NuNGTWCT5XYL0PK5Z3gklfqCsyNL0/YoAA+IMBokAB/lU4TWBqwp5JY6ldtf8AljpdGX1OhgOgHqIJiiOg1PiPAfDiFfG8Ad/d0yoHVwPCZAP4dPsowlo2A8ErdFiMsIVdGAm8yisGCGRVHTprr4HyPE8krot/WePZUqAkw0H5dPtpZx96CxVjilKl6kjJJzOocatD1uNAoWMlfLRQdeIH8xVlpLdOnyoh4TAOAP3VZf25dlMt367m4bY1A2KuKJ/Ud3ZiszCXD7XqzoLjQsgES5HIPIKtZG8ZH6vBSRT5lvBtNu16MFGHeZA++a6v0h6cu+pebpsidO1B1XG4hAch/ibIe/IV1q9sdq4Pt9tXAbb21j4MNgsFi6GOxVGvERXp46nCIo6yMwbScD8zNqXcl25knjxLmG7ubrcszkkk5nGenyr7k5Ft7Gy2tvabZAti2oVVGEAQAO4D3551NGL3LdgljYSThA8cfqh/6okfXpRUVQNeo/HXkefFRbRHiOVdbNtVgwTGXCp+2dvyer6RMk6GL0wSHI6S0hiAZiWEkmmo8Brz8ODDW1MHFapXrZvjIT1Rnx9nvq4Gxe5bokfrTdB1GplJUElvykAajQ8uQGvDm7oyOVczzHlqXmAUe7u6can7Fb+WwYXjcrJERIrROySDQlllRh0nVek8xzHlxLb3GrDrrIPKQgM5VF3cz24e3Tvver53e/b7FHeEN+LKw742qybV3rJkQiRixlMrioVh3M7xIFZMtXvhgOYGgIubPmG+2LldrcK2iCCh8SEHPwnAE9Yg9tcnzr0hyrmpnmVhDdU4XANLqQIB1iCQOptS9lch/va/Yj9zHt9yb7s9v5n9z/ZW3etzNkMHioMH3Q7Y1jI9mD/uFsiG3koMngaFVek57AJaUsmtilTJUP0fJ+bHe7tOX7vy7N64YW8X02SZEByxJtGOLFkJwDhiFryD1V6L3nJbLb3Yi9utkskoiF7yiJJVVE3QMiVAeATo0gtRD2IftNp353TTyvdCLL2O2+0MtUbd2bmx93F4nLZysyyjZ+x8XloIjk8zXr9It5S/E9bGxP1LW+qljVO69Rc45V6D2Is2ms731RfU+WMGtWVn/NcCQRI8CkgueAUE1yH8eehOc/yfzg73mCX+X+idoR5hKlL24cY+RakBhII814021wGpyI7Gu3PbrYva3aW3tn7F2/itqbV2xRip4HA4uFIKWMqxs0h1jIJs2Z3HXYnlYzTysWkZ3JPHil+/u9/u35hzG417e3W1O7Ykn5ADIKIVRgBGFfX1qxs+U7C3yblVm3t+V2E0W7VsaUVepcZkkkljqZmlmJJmsO4/d3bHbzam4d67pzFPA7a2risnnc5lL88dajQx2KpTXL1mxK4CxwV60Bbx10AA15DgnvlLcgEk4KBmzHAADrJwA91ZNywpchyFtBSzOxwRFxZ2M5ASSa/PO93fuf3P70/czvrvvknvw4IyDaPanD2xJ17f2Li7F16cohlJFW5lDbnv3R0B2nsheXooePov+O/Sa8s5QL+5ht9dPmXOrWR9IngghRnOJ418Qfy763PqXnjvsy45dZUWrK9VpCfHH91wy7ZGTpyAp7/tp95P+wfv79qly/GLPbq77oewzZOV3jT/AE1nbndLatBs3j3mk640qLbInGgRoyf88Stx2/JuTa/VO32u3QzuU3FlD/ivbW9bCEASVZmCx1mMprlNhz1rvJb1rd4lVRzlP6VxLgcE4SAuOURhiBX61coeOaeCQD1a888EnTr0l4ZXiZl15hHKaqP+EjjzlPoBiDA+VdmTjhRdAHDnwCySppz8VcgtpyHPx/HgqaRwrDo8Rp4/x+zw5c+Gpm+FYFDofs/n8f5cKgwFFmGnL8QfLl/PhU1a3f3CfbjV701e3e6LGXwNP/SWM3ZhbON3Vl4NrYa7jci1DOWsnU3ddgsYjD5fDQ4qUmLJquNs1ZXaSWBoFc+ofxf/ACCfQu+3Nsi4Le78pvMRfMKNZ8wANblWZG8yS1s+ahUaVYMRXlX8q/xr/wDkPl+2gJdbZrfHks3l6xe8olkulWUXF8mFS6PKcOdTIVBOmndnuH9sfaiet23rbS27uzf1FsbQTb3bzLbTu2btxrdeN3i3bgJ8piJUs2el3MMtmZmYBY2kHRx6h/33Zv725zHfeorjqyM4si1u7l3EQqi1dSzbBElRruIoA+qMa86H8bLtOXWuVcq9LW7NxGVS5ubGygggtca7t7l+4QxGo+XbuMSfpBqoq/u+92e3vZ/uR2E7V9wcV257T9qO4G/O1PbPuF2uzvb/AGl3C7gZK1kc3lO5uesbg3xjN870wzYPubnchDg6+2drpKcbWqvYsSSPIZPHvXPqy36r9Sbz1Vc2i2OYbq6kC4x3AW3ZS3ZTAlVN027Y1lg6aySqqulR7R/Hvo6z6D9J7D0dZvndbXY2XUuqLYD3Lty7euFVUSltbt1vLX/MZVHmOzFiag9mv3VpuwHbky97M7v3vj3vTcWYy8Xczuz3KyeBe1VykQQfU3923M33W3CJVnmV0jxYryQSND6SxkqeP3V+3uXW5uGLiIhVAWBhECFXw4EBcYxzrtLDtaVrekhwJkns9568Kq73k/eg7491THDtqFsJShrWFq47t/hIaZxrxJ6NGGtv3uFVy1wY6AMS4xuLpEBelCp5isnlqxTbrpBHXMdwAAnvBFJd7cdJbrxAyOPWeHdBqjGXzHup755aDPTUsw0rqCcxdmzW78k1kN1yW33DvGe3Wpu7f5K1eGJAQqKNOcVy+QhS4zOfpywjuAj3fdTh21hrQheyTB44njTdue3HciWvqt9XL+WyAAkKZW9PkDGeQCpV63pRN0gAhUHMgeGmtuxaZl1KBo91QXtJuwxOrtmt1X7RnazaNbId2tv5Oa/h83nq20srs/d2Eljpbi2Lu7ZeVuZPbW69o2gp+iz+Ct35ip0MdmrPZqTo9axNG9Pdoyw/hkZA9nX1z7cONXdo2D2xPDEcDicOqPdW1/ffto7F+5qhuDZXfrt3g8f3OSYNvaTZyU9sY/uFZr6nF91Mbt67j8ttXOWMojetFkLOOtZzD2DLUFxUiUvBbu3UbXZYos4RjpPUCZIGOEETxmpnt23WLqgzie09ZGXXmMJgVDk/ar3LezfamRvdrt9Z33X9iNoYizkrHZvu5avXO+O0Nu4mA2Lw7Vdx6keQyG5q+Nx8buuKvRXP6UZWlSD/ACtMm4su0bpTqP8A7gOWZJdYMyYyMjrAyj037CgoxuL/AGnMZQFPUO2eNZ75l9p3vg7exds955nE1c1kYcbkcfsvdV2ntPuvsTcWawNDcGEu7dXIvXjyWRvbdzFS/Wkxk1yplsXbhl6WilAFPdbNr9spdAa2ciCD7RiSMuPxmtLY7+5ttwL+2YpcWJBEHETBBzBrne7y+zn3PezHvNXm7Z7h7g4LJWnnj2Z3c7T5Tdey9w5XGv0RnEX8ltG9j8vjrqghbNKadq7+IDIdOOB5nyHb3i1nf2rW52rBgFuIHQgiDKtIngcMR2V6pyn1Y5s+dtrj7a+CNWhiuWM5wfaDW9v2re4n96de1FvHbp73dn9nXM3iMbgsL3q7mdqYt4+4/H4CtBHTrzWKOEuYjtfvTN4epCExWU3lhcplqXV/z5YgYjyex/iH0wnNTzrZWLmzu6AjW7T6LF5FQLbF61pOvygIsvIu2lAt23S14DNzf+TN0/LhyVktbnaq5dA4YCzcZiztahwEFwkm9Zti3t77E3L9q7c8VQPvP2i+2/tHbznuL94neXJ9xd87mtfXbs74e6Hf8tvKbtyfisVCC9Zku5sVWASnjaMd1a8YWOCFE0Uet8u5JZS35W1QLZTGFAVFJgEkmMTAlmMmvLd3zLd7p/3G6uMzKIBOSrwRFUBVRfyogCr+VRWuPvz+8V2I7eV7e1Pah2qPca/UjavT31vjH2tl9uapVHCT4fZlP6TeG44FIBU25sKCANYmXlxvJY2W0AgB37BAGOI1HE5TgIxzrHfc5wCTOfX31pF78e773Be5S2z94O4uazeIjmM2P2XjBDtvYeI+dpIhQ2dgRRwzSwnpUWLCWLRA1aVjrqd3cXGAC+FeoYD25k+0n2VW1lgdZOfTqqtr2SAFQKiDyXVRoSSAPzAEfHTUa8zxXDZlp1UJw+nqoJ5XbUkgE6alQAGXQaHUeJOvjy5cT2yxUxlQ5Z0Gsrxs3Py0OvmFOvSVLaDX7OGVFNvxfVTRjPCjCzF9D8nlpry6W5666seoAeH3+HIcBrdZQYCneGEmsG0J0dR4k6FFYqzaKTpoSACg4Z1KrqmQadCpoJ+kghVAZG5EAHqA1bU6BSAF00GnDWyxUr+WkVUZZ0v4bJvWsrHGzpE3qFCp06epWdY3U/L6RkTQqOXPw0PEtl3+g4io3RZ1qYMdO+nNDlemSQAfUTSWeuRm+WKxY/8AmBdWBVYwUGpPidB4cSE2xchvp41CFmVBp2YzOyxxS4qO6VR4i8kSEGOYyuDK6kfMoEmq+OhGh+zggxBL28eHTp10vJXAPlRjBWMRDpI88Mc8bdMxmj/rderMD6unUDGx6tNQfA+HAkgXCxznOorlsvBt4GIqUo9wPSxhurIb9GZ57pZOj0bCrVcNBIXR0LBnCsjLqADy4sruyASwgREdM5qrbsOHkE6hSXhd3ZRLL5PH0NmYzHxCl1xWa2VqZVq6NFbdocljDJF6klgDpWSJhI2upGvEWoHGOHEnuqyjw2ozr6e3ux7aE3DvPO5qzmaeRnEWKlsxzY/HxUWhVViiEHqySyFvWeJDoQrFOl+ehC8MLigkkQSIH9fcKO89y5BP051B9+wmMyYkrKIFnV1sRxMwRuplMTu56Qw6j4ac1A5nTgjcJaVGEdPh8aFbRIBBlppNtWBMbD9SvH6ij1AS6Pov9Qo2pUqsh0LeJUD7+BU+YxfIxSClXGvicaa80gkcc2+Vm1IAJXU6Dp08Rp4a8yDz04Ws6dIzqyyicMqGjf0iAo1GhD8tdeeisPHTXQjXw114Vu8dJjI4UyAEmRRaafWUNqPTiEqx9PIGVgw1YAjq0bl93LiRoYYYCnAI76LJrqjk9fl0fMQANSw1A10JPjr8eK/lsXOjARhRalAxzo6gbUsxfqfTqGh56eA61JB5rz+3Q8+Cjw1GcThSlQlMdhCS66cwQUAJA5lgxVj0sRqSdRpr98ROpQBkD06dAZjRDg+ynRIkYR59AV6/UbRfmUsV6SUcsHDdWuo11I15ePANuGe6EOBqIqgQOTJokrp6jkhUUtqDCpJYHrQM4Zl+VhqAuh5HTTkOFdwMqZbj0igQG42okhScun40Yd9etY4yE6l6GMepfQJ1HXQiMeQ6tG+/TXh0LC1LGSB7qnIEQvvrCOZGceojhgSh6ZBIkvinWVXUFlLaKPDXyOvEpuEJ4CCCKro5GLfUenVSvVrWfUWFY1Mks0UEEbBvVnaSYKsUEQKa9TkDVjp4efEbsdIxiaJ8EKsPEenTGon6zyBJVtToNCT4aKSeZJ1Pj58SsQoKjqq74iZ41gwB6SCQD5afMCR+I6SB8eK8vOOJpMIxHGsjoQNR1AHz0UgnmxAGjHQEc/DiVmAxIhowpRhXoUlgqg+oxAjjBLMxbUAen0ksSdfI8CHw8Rpp6hS9R2tm7wjaGiYEYBvWuMKygK2nUA5+oKjq1PSn8fKpe3W3ttJMnsxqdLFy4sRAPXTurbDg+ZshfkbRNRFSiaHmo+ZUa5EJ2AZtNfTHPz58U7vMmEG2sDtzPu6dlTDa+KHOHZSPumhjsdZx2PpQPDEyJYnmeVzJNOzBT1ySEsgirpoNBoS+v2m9sWuX1Ny6Zg5dXT7KobjTacqnV06TQGCqJKljKWQUhEskMOj14wSihpFilsn0lf5gGdlfQAgKS3K6VUgrq6Dr9/Q1RvFiBbXOJpdqZJGaVaJXVVT6k9NuxFGhLc5Zy8IVUKj+p6YQg8gABwzwqgOYH20CW2VJ0k9ZoCxLVnlae1G1K0BGgyEC+tTlmLJ/RtlPSnjVlAYNPz11I08eBMzAI0n3/KpVlhqQnp7+nuorKVkXSRE61IKP1rKrJIg6ZoDzElcoRqCBqRz015TCVaJ8MU5ceVOnGm7bgVo3Y6KF00jdgAFdA8aQh110ZQSPzE68MwAGkGR07akt6yBqIijlC4w+STpVwOj1H+dZOjwhlRoyNdCQDpoQfHXXgRptMDxNSAYFFpUkmZPkeP0x0soBcSxau+pCPprqG10A10A5Hlw8AHzJwjp8vwoASDAyoH6plkNlJBr6QRXZgJASUGhPRIksfV/lfr0P+YAHUGcMNCnM0TAYHhVxfax7wLPts3FauW9sQbjxGbs487igpMINwtXpRGOGTCXDLLTlSNZTIalpIQz/ADLOOKG/2NvmG1O2U6b35W6j1EcRnxru/SHq7/tjcfrWfM2juC+mNeAjwzgYzgwD110O9lfev2e7146BNl72pTZUQpJc2rlWTC7uoOQFP12Avulufp8DNW+orHXVZDry8q3/ACPebG6RuLRCf3ASvvGR7Gg9lfVXpj1tyDnKA7C8r3gMUPhuL3oYaB1gEdRNWuxW/wCtZRNJhLIIzGoIRASNAPSGokictzI6dT8efGS9iHwy6YV6Bt9+j4ofDPX/AFp/UN/RxeksbszdLHSQsTqNSCwRvT0QHTmNRz8fOuLXjIAw+dalm8rYkiJ4fjj21NO2u7LxRJBHK6M/SvWHT5mA0VCyaOEB1PUermPAcVryO30mIqW7YsOdbY9OmFT5tzudPE0YmtMQfTjjkjkZUVfB4+r8oLE8/M8uQ4W1UyV41VuWbbjw+37+nxqwu1+58MUYYuAnKMOeejyMCrAhyA/kDqdRy04tlQ5lT4qxd5sUuHSc6mHEd0aixLNHaVHSRZIWjmZDGfylEPysHL6tpyOvh48Q3dQXEY9BWV/pLNc0KDMR39uHZhSrlO4NLN48vbmjkMZZoWk6DYBU9E+nhIElB10JAJ58VjaRwBCiDOHx4dDQjaXtluJUMTEHEwOIzwkdlRVlt+wQRTTtYMFdEchn+UNGgKyPoPm6yE1+BJ5a8uLepQviw76iuI1255aiT8uzurlL/eh/cJs9w79j2mdp8tFNt6KxXPdvLUHM1bLX4p4LdDYcM6OVaCiyLZy3TqC6x1200mTj0H0L6dPMN1b5pfDQG/RHX13D2D8vtbqr57/mb1zY5Xs7npLlrqzMs7y4CPCAZFgEcSQDdz/Khx1CtDjzmhTgxlIdFyaJojNKCi06TSLrbmUDq+qnlJKKfA6k/KpB+j9tt22u3WxayAgn5+/qr4p3m4G43rXruM4gT3R0/GlPattdq5XF5Wi3Va2tlMLuyCVlYut7bOVqZ2lZViC8CLkaSS+qdJDprqOo8dJ6ea1svUXLd9fCm3a5htmOo4CLyScIxAmBiJzrO3Fy5c224s2SRcbb3Fhc8UYcRkTE4Ax31+yzSzNTcENLc2Okjmxm6MTh9w0pI260evncdWzNWZHHUrJLVvrzB5gA8eK73aXeXb2/y6+CL+33F2004Gbbshkd617ftr67rbW91axtXLasO5lBw7MaOxepK5ijimllZ2YRQwyTOxIGuixI3VyGvFY4dQFSkY4Ux+4vdTtf2dxsOY7wdy+3nafE2CRXyHcze+19iQ2WDdHRUXc2Vxs96Rm+VUgSR3b5VBY6cWLGz3W5BbbW7jouZVSVGWbRpAxEkkASKF7iIJcgDtNU03Z+6N7L9urIuD39ubufaX1RFF2z2FuHI42zJEWAir7n3VDtDbM4lK/LJDami6T1dRHBtsxa/wDuL+3tnDDX5je60HjtkiDgaSh3ICo8ETMQPe0fCtbvuF/d99z+ZpWMd7RPb32S2rYculfe3uV7jbo3dkoo+nlPT7Ydq8FhcIJ1J5C1uuZNdNYzoQRW9yuypYjcX73AeC0nDE4u7DPLRwPXRttt0QNBtgccyfZgB31rV2pkv3Fvct2o9w0Hum7tyd5+4ncDee0IdrR4ePB7T7Kdmu22x8LlMtcx+zNm0Mfj8HhM7vfMbrt17N2aPIXp48bUjnldih4ku8x1WUNi2tpgZAUAZDT9RJZpkt4iSJOMAAR2ttdDv55kNAicImZiMCcJgxAGAxqJ5f27e6+358Yb299w7pmH6vXqbV7aLLFdFrHXMgyY7KvuyfCwWaGWqtFdt3hNejjrzgRx9SJGjbvd3bJtvbdSzpIjxYyVKmIIbA9sEd1Btdsjvc8wFFS5jwnAGR2dmEn31ob7o+0X3J4XvH3i25tqnvXB7Sv77yu4RX2/bs18S024Yq17JGlmYYvqibdtpPXSGYRtOC51/Maz35bS7QynIj28cY+2jdHQ6bWog/HqI/rhVmPa/wDtG3+5KSbm35lZNqVorCevFZqPktxXm6vmY27nq89SdCzkk6nx58R3txed/EEIYZ4j4DA9JorG3JnNRwnp7q3E9sf24fbh2nqwSwbRTdOWh06snuh1vv6gUASpW9NayK3kOkjQfjxCls6y5YkxwwAHVhV1NvbUZSSB3U79+dqcVWx0lXG4mjSponQterTgr1+hdAgCQIvSE0PMAHmRxbs27YxOJ+NOQCuhxliK1x91u02ks/8A0wTpY6FEKuWYhQ3qaAugC8lPhry+HGpbby/pMoaqbm1r0scIGdS37Kol2Zvqq5PSskj1punp0cfMeh9fMnn+PlpxQ3yaoLEYYx2dIqbbQDpUYE4+yt7WQ21t7eeLpvkq/wDXqf1cflKUzVcti5iADJjshAws1m6tCV6jG+mjBhxkY/UpwIq2TJpp36XcHbNabIQbm2/mcdiIbGSmubvgnxlulRxkEt61ctZXG9cAjq1YGkklaMDpUkgcJSxYKoljgAOPV3mabM1Svscm1RS7p4jdPa3cEu1c/ltqtj9t5nbWK3rsupsfK4zKb82HSj2wlSaaOOom/Ltek9uq1utjK9Ot1RiBIoyCI5XSyqVJzwOcZ44cFiMjhjQDEEnEGMM8Mx7x7chUH+5T3he2r2VvhZt092J7mCuZ7E1Ml7ct0QZbdPcjB4fKzxVJt1doruflG59s4/bnqras4bcliXB2qkbxY6zjphHHLbG3fcgPd8tVE+M4FhImI+sgmZiYkE4CmLDbhpYwSPDMkYcOIHGDh1Vpm90/78XdTcT5javta7aYfstio/q6K9wO5KY3fndCfo1T6zE7bSObt5tNtVLKHizsqHQrMvjwiNntiFsg3n4lsFBDEYKD4sIxZuJGkGhLvdOpDAI7yfsHuJrQB3O7r9z+8W6rm8+7e/8AeHcjdtsyeruDe2fyO4b6RyStMa1aTJWJhj6KO59OvXEcMS6BEA00K5ca6BrxjIDADjgBAHsFVDqmGJLDrk1HXqEsGJJ6Sw8QOeniQOZH2/D7eAIJSRE0JJOeNYueo/8A5Wo15A6nTQn7OJgECgkY0ONBkn49Q5eY0I89PAjl/HiMgLjTmswVBOmhBHI/3ePhxKrIQMMaaK+YDkND4a68ufIDVRrpy0P38vDhFGzBEUgeBGNYdB1AKnUgN9wI1Oo0J1I8/wAeIiVGJp4rIKR+Yka+AKg6jp1GhOmgI4IAEdlIRRiuyCUFwDGdfVCgE9BJDqp8gRz0AI4SiDpTKm1QMaMXa0tOfmrxN/zImD6hRqQenwbq8hqBy4XhyU4jp076aQ0msq+WMY9OZSFcKGdFVnGjaeoFbQeoATzXTiXzUnxjxUJTq40dr5IVZUmqukzkhjG0aorrpr0OgUldCefTz11PhwHmIDNvACk9kldJOfvpft2qtvqnrK6NaZWlhnVS0MgHpSasG+fqGh8tB92nAhldpVvZUWnxQTOHTp8q8xFt4RJSWUrBb/NEsh9H1OjX1OjqeNWYDTl4nUHxHBQVJY4wI6d3ypmADQM6VqueeHHQ49mAnWaOBJCOgCL1l0imQeoQ76DpY6EctBqdeJYbP8sdPdRBRGpR4ugr63lrQydA2LCusK2IUh9RpII4rCmRAdSxBjliGo0AI0B5cgDybQaTnHfjj0BpBCB4hj06RSRk5ze9VHi0sVJOZAHQ0XykOqkdS6DmfHTXTx04NmK8QAen4UCKVErnSVCejH2Nf8zBj1k9OoTqHQwPMBSCBoAPPx4G0qEyeNEVZmE0kwt0hX1BfqHyNr0ycj8xK6xlAQNdSOD1IPAMjU2k1j66IhGpkkICgj/KOkdXPwBJAGnwB+/iGdMhMBTQ00FGFdP8o11U68gATqdCdTqen8eJVcFI4ijJjGh1EyD+npIFCnTTRV6idNBqSNDpqPjwa+PFT7KAhTM179QV61krg8z/AFPnPTz5sOnQcmX7QeIC0TjBmkqL3mlqjIG1dR8o+YEeJDBuptSF0f5+fLXTgAylfH10DuFOj8xpd0llChZFCrKQEYqeUbakEdWikMQeeuq/HlwyaWbSw8UULBSAfhWQryaM0kmio8bDVkPykksBoysy+Oun5NfgOBv6FWSIfGmLKgOGM0VmlqL8rTMFALan5l5jTRfIso+UsSS2vgB4sFa2uvgenT51KAcjl091Fxlo4mIqVDJIsjkOgAcaD86tJ0r83TpyXUjw04ktoFzHgIoSizwmnTtD6/N5OKWfUV6kpmaVDIFZ4x/RUynQjWXTqB0BVWAPPTivcI1BGgWwcuPT30LKScD21GNbGZC9oK1G1LGTykCdMKsvLUzS9EaD5tDq2nEr3LUDUw11cCu2ABinLU2XfkRZLNmrUi6tHMam9ImnykP0NHBGw5g6yaBtASCeKzcxtoxQCXAqUWXIB4GnHU2jiEj9Sf6q8V+c+pIkMLonp/KYKjqWbRtT1TdJJGh8znXeYXwfDgePQ/1qwm3UDxExTrgx9XHJKa9SCoiBOixBGkblZepjMjBkkdY0IJ/qOAeWvLnW81iJZixPA8KsC2qRAGf2+yjoRmLxFwpHSshEKMJBpoZCUMRkZU+X8xJJ8TpzgVND6zOPwozc1YDMUaSB1EjOetmRTIOgxkp1x9LAdMRbRNQCoPj489eAveZcIRcOz8adciSOFNDduBksYyTMQBJJ6VVhLH0pGGqdLmWyiqVJlqqdSvT8wI56jjU2e5axcXbuZDH49Xt+FZm72mpP3NvOcR1gccer5VEl63Ka9KtHIwrwVImSPkqGSXqknkC8h1NKefxI422UhtREHp+NZ6INRY/UTV6Ow+5v0DtNDQx2I27kZsoM7ey8u48VBuClakd89TgxTYS71YmaM1KaevJPDPNJFN6SGJQS9Pf8rTdPNwsFgYqSpAMEnUIIicI4rNdJtuebjZbFNntlthfFq1KHDSTgQcIjPrqvm+Q63TZx+06OEhMR+vi25NklwMwlkbqkiwWSu5G1jFZlCvFBYenoNY44TyMtix+2aDcNwAYFsSMMpGfecZ41h7i9bvk3bdsWjxCzpMnMSSRJ4ZdUVHUfpvHH6UoSq0q/Szku8mPlPWPpbMhI660oYga66ghfHnxbDKQS2J4VTcT2SK8KFxKjxJG8B6JIzICwbQKZIXIBlin6upSADo38Eq+W3WhPuplJUaiZ6fOkexA8MrkAAqRG0enysAT0kI35hyJU+IP28TlR9WYFEt8Thxo7Snl6NYnkRWbXoiKsmujqmsbjpZjoQdHTnwBWGBTFenTjRqTjr9tH5ZJG09ZI5X/pkmbHSynQuSFV4ZZEcMAV89f4jhXEtBpOAoziZEk0JrKwLL9RECdCsVSKlqQSvT6sreo+hBHNtSeXlrwyLaSSDjGFPc1QDwr2ukleaG7jzLBbqussGShs2YrlGRXV47ENupJDYhli6iwdJdOXw4jJF39O5ExxjpjlRpcu2bi3rTlboxBBIIPCCMeNWv7ee9j3JdvBXrUd+/64w8Bjrw43flYZST0o1YyehnoJKubUoiaAyTyKNQSp58Ye49N8vviba+XemSVOeORBBHTOvQuTfyh6p5UAGurubI/LdEmB/jBDe8mrvbG/dXmr/TUO4mw83h5HIRsltK7DuCgwYBlZ6lg0MjAjHwj6pW5+Y45nc+j7ol7FwPjxw+X3V6Zyr+b9s5W3zSxdsN12zrX3YMO7xd/Grldvv3Guye4ZK6Ve4GKx1qQhPos+Jtv3YiHGkPp5dKsfqdA0bodx9vLjE3Ppzd2iW0sV7MfiK9L5b/J/prmK2xb3loXCY0udDT1aXAx99Xb2P7qtv5dIjQztG7X1DfUU70F2CR2YmNVkgeVR+UeB8PMjioeX3NuBqQjvw6Z12W35/ttx+pZZWUjNSGHvGFWz2l7hMPchWE34OuToV5TMV6OQARD+XrbT82hP3anihe2zWW1aSA2XThVtN7ZvHWrjV9v3fbnUzUe71LRvpMvCFVdDGb0fR8nQS6vM6jX0ozqCvPTkNdDxSa1uGyB01q2btlUBeJ6+/wDHtp14vvdgPUEN/NIkjo6Q14JPWmnk1VlhQRsQja6Mxbkqg8vAF02xGI+rq41nbzcC80CJHs9prVh+4l+4TJ2rwN7t32/zsEvcnJ0x9Qajs8OxcTbi/pXsiydXTmplcGlWc9XV/WkAiQB+q9MelbvOdx+43qkcsRoJ/vbPQs5j+8jLLM14x/Kf8kbX0TsTy7lrK3qW8mAz8lCMbrxk3/y1Of1HwjHmFrtcfJ2c3kPXszRvJbt2LEv1N+a/feV0JmkLO+RyDmSWSQlpAWLMTzPH0dyflVnbW/NIAOSgCABwA7B3RFfA/OeZ7je3GKszuzFnJJJYkySTjJJxJPEzThWdYVNu2zfWTussjsiuGcL0rAjySB/TiUdMQUa9Clj4njprdtkTSYKnE9BPtrjxfPmF4i/q6sPjB7o4GmrkctHPXlqoknRfhNST05CrSUpFNdvp2BDiCVSyoerViHbXpA1iv3wrLoJwMiMwcwQe/Gcqs2EcXfNH+YYkdQEcDw7OJzrcJt7/AMhj92F9mbI7Ybe9x2F2hsns1hNs7QwuW2v2c7V0N2b2obMkqLt+Peu7cpgcreyFangq9ShZ/TUxf6hUhX1uuaSaeXivUHq2w3qK5zW5y/Y3d5du+beD+a9u9cLE3n0m9pti+xYsigBCT5JtrpVfV+S8vvPyxNoLl5LSWgikaAyiIWDpxa2pGJmSAWk6ptF27/d095vvq3/nO3fuF94nefZNnIx2LmyO2Pt/y2O9uXbTdOJaJrGY2rZs9sqeG35kc1j6y+rFBfztxrtMOySGSNlbH23Nmu7N72wt7fb3rTSdKargXgy3LhuHDJoAgwRANbIsH90LV0uUM6TkpPFTAmYykweGIqwu3NlbWwl45PE7eofrkvUbG6Mq1rcW7rfUArSXt47itZXdOQkl/wAxltt1Hx4zdxvd9vrjXd7du3if/mOzfAmBkMh1dQq5a21najy7aKFM4xjj1k4n2mpfpGR5OqR25lm+fUsw15M0jEswX/MddNBxVVoWGGPy7KlJPD8ae1AEAPqQD1Ejq01YFSug6gFIUHU/5uLBCDEHHhTYDOa2Geybuht+f/XXabatrAZH3Bbcu4vuhtLt9uzHyW8bvra2cjq7TaHAQxZSnLubPbZztM2rWDMUyWak0U5Kek7rbNlrnLv31lTeFp9F1AGLIGAKXTpmbZMoxjwNBmGAqm1xfONq54UI1K0jEiZXqBwkEZjCtgt9fcDf7Ydz8f7jqGP7e7J2zt/OXcjubesW0tibX7fbUnBnub/x+6MLkcjfq/6bjrxerD1TJ6VbSKV/UdEi8zZ3bdpdugG+mCyhg4aZGslcVfKTJImSRBCOrW7wPLGI6iIxjGfDn+NagsZkdldwakG7tkj9a2RuNXyO1MtkMbNjr+c29K7xYvP2sfbb62hNna0QuNHIBIhn0YAggDcDByl4AN2YgYZA1YtHXbDqTByOXwqRsFRqU0WOvCtfkVdIU6FJJJOhHJgfh5/hxCVgQDgKMjrMmnI0HqjRR1rqSyBT0nUc9WI06Tppy58FbIBknCnk5zhTNzeCrzpKskSSnp6tHXmFIVddCQ2gPnxYUgmFMTTTjPCqm9xu3UN71nFZSSD8g5K+o+XUa6gcz8fjxdRyPBMrVdhJ1HAVF3b3YkuCz8NiKD0f+rjbqPUuhDxEdIbUseRJOoOvEO5Cz1g1JbBmW4fGtq+wnuWMYpV2IrVvXsySlRWq14VUzWbkrhYqtaBfmeRykaLzJ04zAD5hVJYnIZk93XUwHtFaof3Cv3XvaV2f7Z7w7f7V7iVu+G8bef2ttLuHguztyHL4vCbTyuUs2d2bYfub6U2xxu3cuB29cxv01OfITUqlizYlVWijjk2dvyy5ZD7jcxbKCAuDNqYYSoPhwJIDEEmMIkile3VoMtgEljiSP7RnjlJy9tc2HuS/e495PeSTc+I7ZZut7ZNlbpvz3Mzj+0tuzDvzNJJEkFernu6lpI9yrVp00WGOriRiKYhHQ0LczwIuWbTztbYDLgHaGaBgI/IvXIUsD+Y1Hd3N26IJ0p2YYdpzPw7q095TI38net5PKW7uSyOQnks5C/kbc1+9eszMTLYt3bMk1i3O7klndmJJ4p3Ga85e4S1w8SZPtnGoxAwFOlMr9bSxk0xQStG2NtS9IZ5LOLhiSGZ1cMJJLOMlhXqPzF4W8OAuIGQR9eXuy+FW7F2YRgIGVN+9A/qSdfUSzAOG/wArEfIddPEgcwTqCNPjoNsQcxNNdDMxJFJjwSrGJP8A5Z5aOyq2oYgN0agsCQdG8/s4kjV4uFViGGLCguoty6hyJ/y6EDTmPtB05fDgvEcBlTV4yoV6iW15aDX5R8dfA6/7eDdQwwNNiDWPMDl+PMcteeniOY1/9OAXBY4inNZK3SP/AItNdVBKnXX5SQdCf58ODK6TSrMzOp6tdSTqzN5/AaeGgPCwjHKKWMRR+lj7F9vWllSrUUEyXLHypoilmES/mlPloOXMfZxWu3wAAMT1USKCYOAijlmLHwSLVqGaXRl9SzOQrSP1OjLHHzMUZZh1ajqBGvhxIq3FhmiSPdTuFjw5UbgBtQLTsLIssIKRS6IR6bLzWSYt0rICNDrzI6dOfLiw4AExUCjU8A4Uh3KM8bgtHpG56Yukasw1J01OhZuXhpxBAZpBxqUwuFYcoq0BjDGxJJI80nP+nBoIq8Hj09TkOxIGoUga+PDBDr0niKYkR20p0cgRpCI1CBJTK6BVaQqvUokHQxbpZeZ08CTy4A21tnPxUJGEjE0adirpPCCoDiVGDxt1DRXDfIH+VtR5+WnxBtW1d1xIMVGok5QTQ1k9VmHo0CyyR2Edel16eollClgQpfTkDqoGngeJQ7tbkLiB3dPtpAMAROM0NkrkVyWrahLgGRYyCvSztG+mhCk9LMW1JB58AMLel8Tn3caTXCfCRwotk5XhvCeM9TOdSCdUdDyMQBPSRqx1IADE+Z14kKLcUN2UyAAQcehrGOXqhkqBWX13J6AywL1SOWKrp0gjXyA5aeB4jU21eeFGnmNgo8PXSHZililCO6FVLBZImDJoNVb5lLEgjx0PIcK4APp6qPAYUWClTrr0nx6vzKQef5dSdfw04FVLZ0PZWcHQJAJeoo2o6oz4k6EMpI/y/A8yD5Hh0UgyMG7aeRR0xTp0GOQsOfTzRwoDELqVPNmPMa/HlrwaEJPl/UajJAwasGnnTVGZ9CV/MAQQBz8yAOrkP48uILiT4iIaalUxgKHSzJ0oFdVCg8wvPVj1E9fUpLDq/hp8OJbdhdMnrFRsAW7aHS1aboDO8i9PWUjUDpBYgHqjA9Inl16eGuvLkOGtW4ukjPp+NCwAAgQtCmxbk6P6r9Wp1IAeRgGYN1NITGnIfMSPEc9Bw120Zx66RZZmJavTEI4/XtSNJ4hUVlZQeR0Y66ANodeRA5c+fEiW5EcKTNq+k/hQ9OvYur6spix+MGifUDpBl0cD01ZSJJGPmoB5nly5cMLej9TVgOBpj4V0rixqVMRHk7SRY7b1WWhTf1IRbtD0bNlljd3MUMn9GJQyHp9QknUDoGvFO/cVrgGkFzSCvEEHLj06zRmSEkqGbUKWiYJIrOG6DIOklXPPoC9QTQaDjAMon+KK3oBbsFDLWUKqEysyMik853dus6RdRWZwfl+bQL6mvjy4G0Zac2ij8GGqOnuo4sJEb9YJUSySa9Mzs2qSlkJ6pfmj6NebDqHMnlw9wA3ACRJFEkQSfpo7HRjZGk9QzF2bVmLDQBUkRfTV3VAAgJHUNB4HnwBdy4UCQPlxomU6QZ8NGVhhWJppBECgb02SMMFl0dBK7K6D/MNG9RmXX5tAOYv4n0KTBowilSxz4UJVrx9MhR1WJ000ideqYKBIyp6cXohnHUG0kOig8wefEK/X4gdQokUAaRiKP19PljmjjkhkglSVoWDxNC49MK4IigbqhYquvqdLdWo058SMDGqTqBw4dOvuoVOJRwCD7qgLfe0VwTR3aB/+0WZ5oK8J9eSasI4xO8LTvGIrSIzE9SMQo5Hw57+zv3L3geS4GJ6dtYm5sCxckf5bHDvqynY2rMvbpHmkZI8heycVSI9PS6i/haMhbqZWVSuYkYHQglNR4ca94agpJAYD3ziO/wCn41UxLR2fCZpbGEc35FIZo7FevJXsEgyO65GvE9foHLrVHLHy8SdeKdu25Yi4IBBw9hPx4TUrLpt6pnp/Sow3T21ibWzjlhqWJa/9SsUAoXoPUl6YbEYTqhlIHKVANDpqDyPEy/RC4iTPYesdh6RVUKwJmI4VCd6pdxdwVb8EkFuqCUV9QtuqOr1OljEkdiLU/I6+I8RqSOJbY1gsxw6YUzp1ZGvDW9aMSKxCkshZeomKUdeqTB+sekek8/M+A+COAgYD7KhB04PnSU9aWo/VXX8wd2SYsFdU6SyqArBXRm568vu8xhwIU+6rSuIAPGjENsyao07opjWLpaUwlXDL1MwUqXRHXVV1DfDTiK+rQGYfqTw6Z+yp1KKYEx0+VKC2IiCYY5Z3JJYgO5DjTTQlV6FViupHIcjoTz4jGJ0iIipGwGOVGpHmChHh6UPUR9RKiRFDNqQsNdPqpgVYaIekdQPj83CVW8wnUJA4d3zqEoH6wIoVUmjCfnXrBXrkhCJ0q/UEiqIBL8ilR8/QDr8xJHCXzCpjMGenTuokVRguf9PnSitPoBYhntyKSk00kY1+UksR8hQaA9RUaeA1Oo4JLyhY9/Z2/b20zkricTRs1qsNfquBZVIJVJIFl9ZlJ16UkUuwYcyunifAa8DbIIIAGJzNDqJg4xX2LSeDIVp8bLdxMxkrw0o8Pk7GGlM0sqRJJNYjnh9CsZn6CznkSNSBrodqybzGwqhrhPGOPw9+FWLW+3OxHn7W7ctEDEqxUx26TlV9tlZLvj2+zNKjlO7G4PqhRsT/AOl8jkpr0lq3M8WOoxVp76TwpjaFm1HLKsLGR+hWDyRuTxv7X0Fsb5B3y2yRMqpImR/cpBMRjh7aq3P5f9UcqUrst3fJMQbkPlhEOGjhxxzq4OH7t96z9CuJ3fVvVZDkVsixVr/WNRxWOnmtymUvXRGNiMLroQNQF1BHTOf4u5M4YFLgwwCuYk9eoE8QO2ltv/JH12hCPc291VIkvbgwOrQV4g91LGO9+26dg4vN4tdpUsjvhqdeTGZ7LZqymGxrZKhBfqZG5tlKYs379ancVhEbYrPLoGLJqvHH77+O9vtt+bLXtNq28FQo1RGQaQM+MTHCca9S5Z/5IXzyPVb5eLnOHQ6bpuEWVY5MbZUuYwOnXpJ4xhWtLcm572fyeU3VuDINk7uQu28o82U6ZrmZytqSWe3kb8moMi/VS9XTzXXRfyjTju+W8otWUS3GnbLgqjKOn3184c659v8AmG6vb7d3Tf5jfcvcdsSzEyfZ2YQMKR6oAjhntPO0ss72K1LRZJ7c8yoj2QjdHpBowYhI5VURD0jUkcdY1tAAqRoUd0cfx+2uYN3zbesmLk5dfX0+FErgyGRtaWFE1OHpdq1ZgYvSEqqVsyBFM7eqCfyBD0MVBPEK/X4yRPA5dPwqs1zVAQSRmczHHqHZ76j/ADuWRHsx13mtEL035o5CvoiYSPDiccxHqfUSJGscjMAyRjQ6ctKG9uDxBTqZRjHHAYT28er21vbDahgjk6Sfpn3ajjkOHWabOys5OuUyFe3OEXJaShTyapdqxktHVg09WN5aMZiDABtY1J1PLjy7nim8ReCRdBM55Hh1YHGvWuUabAFiZtlRB7QM/bUowZnIY+3VyVLIXcXkcVeqZfFZKjZNXJYvI05FsUsjUvQiOaveo2I1eJ9OpW6gQVJHGFYa7s7gv7cnzBP3HvByI4g9VaxCXJttkT7scD39Rrov9lvuix/uM2XPjs/PQo94Nk160e98TXCVYtxY6Qx1q+/sFTJDDHZCw6pegjGlG83TyikiJ3WW3esLvNsT5RgMpzR/7T2GCUPVhmKr+axY27keYPiP7h8iOB76vdTj0KKhYqPm6gxBBOnMrr0henkR4EcQ8QW404We+npUZSo8RouuvSBqy9WpDcygBOnIg6EHiwNGgwKLEZ5Gqud9e3GT3Pl6G4Np7jym1N34uWhbxOcw1y1jcnVtYqZ7GPvY/JUHjyONv4+duuKevIjo4BDcPs97vOX7kbvYO9rcLkykgicDj2g4jIjMVBubCbq3ocAqevjB++mTjO1HfLupksRhu+Hf7uL3V2vRx7YPHYjfm/N3b4qYTFT348pbx2Cq7kzGWrY6C1kY/WfpCdci9Z1IXTV3nMeZ7tdW4vltQUNCokhY06iiqXKwAC2ogACYEVVtbVbb6EULbknMkSTicZxJrbxs3E08HgMHg8ZF6OOwuKpYymq9TenVqQrHGnWdAwXo8dNR4/fm3B4ixxmr2kaQFwX7qkykApRm00+UnQAgciFJJ1LBioHPlxFp04tlSx45U5oVUxas4VVAUqpHIgEADUaAjQ+Xlw4KqukY00GeyiFypYmA6AWiOhUAgMfHUMAQxJ8+XIePw4kBCwcJp541GPcO1trZm1r+9e4e4trbC2ZiFZ8ju3eufw+1NvUERdfTtZ3M2KVBphp8kYZpn06VUnlxPaW7uLmiyrF+oD5/iaZiqiXICdZyrQ57kf3sPa92ks5HDdgNu5X3HbxqepEu4na5sPs7StoZI/VGVvVF3rvKOBkBK0qeOrzDT07pB6uLDW9uGNvcOTHC2QTkTGsyueB0hoqvcvBR+nie2Y+w9xwrQX7pP3KPd/7tYLOE7p918ji+3Ekkhg7SduIjsXtpFH84ijv4LFSGzu2SEadE+bsZKzp/n568Cl9bAYbZBaQiMCSSIIOpjLGQcROiRIUZVVa5dc+JpX4Z4ZYYcMz1mqb7gttSxuF2pC4WHFRy5fKRRn5JdxZuCu06zdB6JXxeKir1BqD0yJNp+c6wO6gjAhZk959giBQD9SXMScu4Uz9QefzAHUHkCNP/AG68x4c+GJDAwcOFHJigmXw0LaLzIIP8dQT8vAMrAg9dNhRsFloE8wr3w6EagBoqxEnRz/ymZQT4+HBwAmonj8qafFhnXwv2RoWf1dUKBnUMzL4c5WHWxU8l8xpyPEZRSdIGNTi6wEGg5Lk0+vqnqPiATogXRgfkUAA/258Otsowg+GhZ5xNBDTn4tzI1HPmRzA5EMPgeHMiWH00GFe/m1BXwIKnTX/NoCfE6aa/fw6gnGlIOBrH5fPqP5iAB5nz6jr5/wABxGTTiONHKdOzfl9CnC87lVJVeQABVS7ueShWb7+HNy1btksYPTCnVWdoGNPPG7fpQ6NOpyF9nVI4w/p1ar9XSNU6JHZ1k5AMGOgB058Zz7l2E8JqbygGBzWla5TisRWI1lErdSR9RJ9CoNVPoxxsixyNFIOotqeZ/Ny04j1KHQgHhR3LJdpVhNSx7Sdqbc357hO3uz977Fz/AHF2Fkcs+W3ttrbuPzE+YyGEweNyFmcT39vxPn8Nt6pkI1fIy03gY1+rrkACsjeo9ze2nJHvba4tndsAEYxxOOkHDUQMMD15SK6L0JyzZ819VbbYczs3b+wJYuiTJCqSNRXELMaiIw4jOuqvD7H/AGyd1vsraM/s09vGUTKyywXxitrZPDZjC4jHopmu5TPbazOKy0jzOfp0ltWZJ3nbUkkcePW+a88sTcubm8S2c3Ce+ATAjsiK+r7noT+Pt7G222y24JGBCAEYZswxOPWcakfN/tD/ALTndaMxYntZ3H7TS3vWVcv2k7ybp1pOyORIcN3KHcTGN0MNQgjRT09Pw4v7f1Xzy1dwvGP8SqR8lP8A6q53nP8AEHpNbGu3aC3V4o7qT7yy/wDpnLqqjHeD/wAaXPwVMtm/ax7mdo9y6bdV3C9v+82Jk7cbvlhiDGPFw7xwk+d2Zksm/T0rNbr4mq7HR/RGrDsdl6zZgP31pWJw1WzB/wCFj8iTXj3Mv4r0sz8t3LiDgt1cI6taZmciVUdnGudXvD7Zu7nY3ee4O3vcfZm4tk752rdaruLam48bNjsvjXXVoLDohmrW8fZhYSwXazzU7cTh4ZHQhj2e33W33aC7YYNbI6YcDXmW+5fv+V3v22/tNbvDr4jrU5MO1SRUGRfVV5GikQq6sQ0EqlSOstHJqOoFDop6dOQ8z4cSu2gQs6qqoJ8USKuP2s9qeJ7t7bhv7V9wHZfDb4azPJS7Yb4yl3CZ6WCRj6K1cnVW3VtTuBoVaFRqR82p0Fjb69xaJZ9LZAQcY7eA7YqsfMGKIDjxaMOvIzTT7gezrv8Adrj15zaEV6hGXkS9gbjZaDUczNWVq9aedWA+UorDXxPMcWRy/c3WK29N1wswhk+0QD21Wbdorfqq6Nl4hA9/Ttqt+Wjs4+5+m3oHSxRfokgsQyV5YdPn9P0JAjroG8NOfENtLnlkMSpnEZGra6CQZkDqx7a+v3K7Vlr144G6tNZDECVQsWT05AFKsRprzBHgRyHAWwltWGbddX715PK8u2B30gl2UhZVIU6kE8/HzGgJ4diWAwwqiBP01khQaJ8zqfhpqmhB/KT8q+fLnr9nCttDADjTMoGNfGJNdEbUsNWDDoHUwPh1HQaeR5cuH+okH2UykxJoWIzxkL0cjqFHIgnXUdJYcyXPIjgEtsvjHVRMmqhFlSQky15dR+ZoioPPXUhZdUBPgeWoPh46cR3LhI0j6qQWMZ6dPvr0RwEqFMy8tR6lfpIH+bVVdQ35dAPH4+PEiEm2B+bsxpifERwo5BHTZ/6tqRYl6efpmDoGoLnUoej5mJ8T4fxFfMClrf8Amjh10vEWAIGnroyb9OEenFDLcmYKgZmk6+hQAGVVaNYuXiR589eEdbLrfBqFrWogg40YrVZsoOuSOCKuvU5kkmMdGIKSxksTkobQVQR0oVTQc3J4YsVs61kkcBx6e2iChTAGNCz57H0H0oBMrdjMirkbUTRUoVZQpWlUUISp05EhV08Q54jBN21jInMUZX9UNOVG8Tva4M9UvWj6Ymir0bxi6liBhdvpb0cTOVjkgZtXPgRqdOfEN2yNHhmVxFGXkycMKksR+m6RFWDM3T0qyqD/AFPTXUylIvUjdW10DqNeZ5cYcq9vW5E8K1Dhc0QRBpSEcYfmIgsmnQoBjUxqspXpaQhZioGo0jbQa6HUgcQquHhwEY1JoXXLECD93Q0ohOhYkVQ0bqzIfRi6NZQGj1mYEOIkHLSIsOoka8+KrqDiJkVMWAXIRQqCNh85ZG16ZGllXToTq6gxnBYELqdVjI15qo5cTLd0ENmp99CRbIlSfZWbsCj6uzknp6gpL8hrF6QtKSy6sS3RGo056EnQFdKs3mKCGpxqAAmhjAXVAYlhGi9ZPqKzho5IwOgn1ZQJY+oDpjRh5HyAXNB8w/UalAlTGEVnESYlCiJRJC4QAJ6pVEcOqSzSmfVk+bToQHXXkOQJiGEr9QqNYDBZmi+UxmPylWWjlvqY6tiRZXmoRQx3VQdRY0xZM8schPIlkCSDUH5TxKu8vbZRetfWBkfuwqrudut8aGymR092VKG3cxnNpUsVicbiZMpjaMt2rChSpaszxLVFi1IfT9aSOZag6kK1z0yatz6VHG5t+aWSouXcCQAfl09lVX5fuFJKLqUTl7z29IzqRNsbhx+8rH0WKxt2jlYI55a9BjTihyFpZUWSvi4sjZo3vrZLUzutSBZ3jryuFT/pl9e6l6zfYusFgcZOY+/AZdXdVHyr9p4YHRGUd32/Cj9p6dx7VeIWo7GOYw3qWSo2MZl8fPJ6siR5DHXY4MhUYpFoGlj0JDdDN0ni5btMfGwGhu33/aSONDc0EjSSTMRxyphbp2bQz1CaC3GpkX+vFIvU01Z2Q9LQyIS4AcqCBy0Pza8VGiRpI+wxnT+VJMHrqs8+Ou7fyEuNup1PGnUjx9YFqlqTGBoNGlg6WZAdVcBl/wDbxKhV/qwbKoLwyKgFR7xRx6wdIy3R0iISxyo6iBg7iJTqRqp+Ys+vPQj4E8GqhLhBOfDp3dJqINPiOCikSfGsZvXq/wBKdCVkXTRWSJVLMT1Hp1DeJ8Pu5cDdBP6Z6qmF5SZjw1nXInBiaxad00T0vXiCqyOG0Vl1eZGXQDTxGh5+HESWlIJYQTUhunEDEkdMKW4K/pEMlCZC7HWSZxXRtX5iT00SbRtCRqTqDqSeXAHSreAyoz/CnUFB5j4E0owV5kVJEgqiT0yvU6+sOpdG6QXkEkxbl4DTUjU6jXgWcSZB0k9OypLTqwiCDRxEvL1r9PilUs7TWZYljYIy/O4dnZGbpQE8mXlpoeAW3ZvAjxDq6dJpzIOEEULBWSy0UsKT252ZVSexBKwkkKMNIKyxie1I2oKr+UHTlxLY2pLeUgJYmMJz4Corroqa7jabQzJgDvk5fCrGYLstYxuL+u3QqnM31da2KmavNPVm9GK5IcgGf01sVce6ySqAY4TpX5SudO65fyJLCBtxH7p8lzgA8T19fVXA829RG9uG2+xx2aHxP/cez/D8+yrGbM7W5Z8A28txw7iTC4rDNjauXuWp8jXy6YxYauLtrA4rSVMVM1ZBUWQhbEuk4ADhB1VnaCyvmT+oSMDEzjOPt91cXd3JvOSJKBc+GUjD3DqmrD9vcCJ9ubjzkkqwy4jba7ZqCZxFA25s09MSGR5lVV+mSSBJSjMobq5A8a9swyL/AO2WBPdjMdlYzXHFm7dQDzgpgcNWQnuJA6s6C3t2Cj3nBkIMff2rFmY7Ry+33utYvrmsNUebAW6MVwtSiqRX2qQ2aQ9UwgxvopZzxm7vZ7TmN6WT9RGxMRqw7MTAHGr+23m82dn9N/CROkEZcQJ7cYGeU1H+P9mh3Jt2XcLWMxs7P4Xd+Q2Zl8bdxlzN7fXIQYyjnMHloBcQyVcZfxl6MxzO89YFlbpAXXh73L9sGtvb+jGROEgwYxmfb7Kitcxv6XEZniD7MYMA9x9wotlfZTvTGVbP0m5MVctMyn/7jVPqWHYRuS9uvdkjkg9PTSSNXBV9OXB3Nm7W4sgZZ4j4R19tQpuzbva3ljxHTh7Mahzc3tf7xVMddgw77evC1NIJ7LXJaskL1wUmhaOOG9ERHEda4VlDCbUqDqOMzd8u3PlQpl444YcY6/b1VubTmG1W/quI2gzkJ9hxEezrqFp/bV3Txkqz28ZjvpYnaKqa+V9TqYgWLNu28tWNnt3TqAvSzBR8QQcobLcyVcCBkJnDrPTCtm5zKxcRTaJBIxJEdyjuGPDGo4znYjuNi8umSxWLousk6XYkkyUMMlKzHMrfTTGwipLHN0F1dGcBCQVHGDvOQbzcO62gGBBwBxEjLHq+OFdJy31TsbW2X9yXV1MfTMxxwpfubP3VCwd8aqsyrK2lilasxdXWZYmRpOlpHcklkDIOXkdOOOuekufK4CWS4P8Aay9mBkjH8ccq6ZPWXp8iLl8I2QDBpPaIUyPdSvsbeHcrslvTb/dHZ8drC57algy1LnRHcxduvOBDksRmoop2F3BZmFjBaid1QK50IYAi1t+Uc45QzHe7dxs2weYxB6iJ0niGGRAqQc+5LzAgbLc2zucWWJGI7CBI4EdtdS3tt7+bJ9x/bDE9yNlulaWTpxu8Nry2Vnymy91xRiS7gr3g8lGbT16Fojpt1GBHzLIqvvNl+zYQWewxJRoiR28AwnEe3Iitbbbld3Z822RIMMBwP3dXXViZbf08TNyDaMXLKvSo0UgKp1WM/dp8vwOoGfpOc+GpWBwMzUI7szX/AFJAcDQEllBHUCw8CQpOmn38tOLe3thgGjCguOQYHVS32+zbtkI+pyV5BW0lZQdU5MrSP0kxr4qBz5cXvLXBuNRLcbEAiBV/dp3msVIWJHWyJp4MPmBJP+ZF6lHiD8348Z9//MKISRUy6ok/TwqTaDHwTpBKgADmh/NybXyOv2acI6TbHmTgaI6iajPvh7nPb17W8A+5PcH3d2h2yrmB7VLD5m9Jc3hnkUEqNtbExUd7dWbdypAaGq0Gv55F8RLZ2e43C+baGnbj87EKgBMfUc8eCyeyo3uKiy0z1DM9wzrnz90n/kXzmS9tv2a9pIqKq0sCd3u99SLJZFmAcG5tvtbirz4qkQujQy5a9f11HXUBBHFmNlYEvN+7IjNU4gz+duBGKYcKrtu2I/TWO/H3cPmPt52++3uX79+5rcj7v7992N490820zGj/AKjy0s2IwYk5Gvt7bVU1tt7bqaclioVIE0PhwO6v3rxW3IFoAeEAKuEwYAAkScTjGZPGAEmWfFzxP2dXcMKgZpgxDkDl0+emqgHxAA11PMeHj9vENsoqENlS4QKGq+hJcprKrembdVZw2hEkYsIZAF6lI6ogdfu56ajhAE4A4dVJgAuNYXrBuXb15uom5asXGBKlgbE8kqBySyjm4HL8OfCkMfHMk0ggRAFyAotqNARy+VgASOfgR0AAEanXXy5ePDgAmBjApEQK9grz27ENSvG81izOletEvP1p5XSJFA005toNfDl48BqIMRnSOAngKP5d6wsinSZZaeOC0606FdLTx9Rt3gw5ut62zPGWHUIeheXSODngcaYA/VxpI0HPwI0Pj4Dn/k1J5kD8SeGxUycAaKsCRrrrp46cgPEnxH2a8OYJpq+JIB/NryGv2ctND93jw7ALI4UqzUSSnpRSzePSg5Dx1JIGgUc/sHABSACcqeRThx+GjnYPdkdFXpYrGvUGQydB/qKxB6mOg08fEa6cBuGbRgPD19Ptp7YDmCYNPmvEkaJCix0a7yj/AJMYV7AT+m0YZAzJ1qAetTr06liPHjPKkQSNR4VponVAw6fbQ6SD0gr6KhkIihjYo0jL80rTNEE1ViQG10GoAJblwDadQKwCc6Bl0iSeNfSs80hWwv1DswkWNInkhTRdWhnTo6n+Zfl5DnqAunPh/DqCLg00SgZjAU6OzXeLPdgO8uxe5+3s5m8M+JynTuCXbSY0ZaXbOSkjpbnxmNiysVzGvLbxXWIlsKQJel9VOjCPmmxTmmxbaMAxAlSeDDI/Z99afprn13036htc3su621eLgUKSbZMOo1SMV7u+uk3Fb4x1ZNld7Nv5C1lO03dDAQWcxf3hvjaOXlxM16ZLVKS7jsXSxdrE5OWW8zTRLYyJg62VzG0bgeZbvZFrNzwnzLbQQcIIwOHsr685fzG2L9nmu2Ytyrc2w2owYnEHDKJgyT1QK2S9q7OzdwGlar5G3UtiOIrNXyc00cqORoZYi+krqhAU+Y0J5aac7IU/qDw459OFdJv7T3rfm7Yh1PAYd3Cr8bZ3RXwVKrLZuvZx9ZVR/UgZpk6WUepI0RYsT0jVgWGo1+HF604CjJrfd7vtrjL2xuPcYKNN05Yjp7Kh73SdqfbN7wtq18L3HwlazuvDU2r7d3bFUiTP4sMHZcemR/pXJcd9QSyIGVo2OqaEnjZ2nM7+0IO3ZkYdWI7o4z+NY279N299abbcytW721acGGKzmVOanrg8PbXJ77tv21NydtchlM921uRbugoSWrFavYCx5OzAILEZgqWyEMk/oyFRFOpZ3Gvq9Y46rYeqFvXfL36wSR4lnDLMfGRHVFeaeof4m3OxT95yNy9qJ0PniODdfAAiDnqrTnksAmLWSQ1ngr2A9G1FPWdcjhc3Q0W3jJ+sGavYryR9Y6gGPiOXHcWzZ3AF1TqwzBwivErlm9t7jWLylLqmCCIIjv8AlU07F9wHevtnXSptrf8Afu4YP6c21d3abm25Ih6AqfQZVrM9NWYsusTxlR4EnU8HY3W4Ri9sHwjP8c/j8KiueWVxgk5/0P206N495+23dzGtW7k9u5NmbiCMYt3bIf8AUsUth1bSa9hLTjJ0ozJHzEUsvToR0HyJtxc3Pif65zjh3iThjwPfQDbpbOqyO8Dj7Kqnmdu3cXLYmpzw57ExMzJl8YzWa/07EMjXI1VbWMlI8UnSIg+Go4OAg0qZPZ2VLcRrZC3AVbqPbSAs0UgUP/m1U6eAYkEEHxBUfeDxCpJaCaQAAwzrxogGHpSAnQcmASRSwYkMAWVtV005+f38EWOSDKgBkwc69dZQOl4pFOniY+Wg8CrfOOrU+R+zhg+s6pxoojKvhJIh5B9ApJPSxbQDVmOmoA8Tr4acSKXAOrIZUicO2suuRjySY6atqwKDp05k6jQc/Pw+znxAWJOIkfbTMOBwr0wTAKXZkDqCGGvVoR+XXw56DxOvnxYUnTlhQEhDhRmKIE+nGrO8inQ6azyAjqXo9QtEihV1J18NCAdDpGX0ZcalQ6h2UpdGPx6RPeUStJp00Y+sJK3JhJZlYEyrEW8TyBPJOImJuHSwheumAEkzhRHJWbNueOKxYgesqJMteozCvBGWYhXBjj9SYKeZIJGvl4cNAtJ5Y+o0eeIypGkYdbkLoAdNEXoI6QF0KkAgnp+HnwRDKuBpGDWHWQrEHqBAH3c+Q8DofPhlY6SDjTRxFWarxSrOnV1o7Mv5WjRtUGoBDCaXp0HMH5dSBrxyqgaJzUVtBi5g4mj56PUZX60Z1kJ6CsUraEH1DHUjmtSRhkB8Yx1HTw10Z2IXWhkDh06YU+jW/iyn7qNvMi6azHqMihG63EhHQ3TGsMKNbfpVdD8yg/8AxHiK0VJIAx6+nsqa4AijqowwkVB1IVYeqvoxO8AZiyyEGKIPM0gWQdR6ufIE/BW0WYQ59dIlVQEihupIyqoOnqSSSLRJIywkYD0n+nka0/UTr85EnLQ6LwbG4rA5njQ+FxIgLRioYdGjESo3TJ16IkKxFF1XrRWe2Tz0JeQH5h0jx0RskmCYP2Udsa0IjHKg4CYpEEqxsnXosJeOBOsxOOpIR6zzdCtorOUGg5jy4jNoENDEGPfT2wqnHGKFZUUz6GV2YnqU61436BGWmggpNJYkjlB6Q7uo6tNRoNOFaGtAh+rt6e2hZUtuWH0np07qUMfCZ9w4mKORYHF2+Il6V9ZdcFk2WVI4GJaXqhACuxBPhpoRwQRF213zQTlH/EJ+FauwYXLpVcwD7aT+5O0L+Rx7ZHHVw1yCuk9SeNV+oWwty79YtZZFV+klASupbmNdTpxW5deba7oSf0Z9kcKPmu1F+xrUDUIk4Z1F+3O+2aiWhjN61l3RQx0foY/IWZp6u6MJEGRenDbmhV8vTjQINYJWnqMyANCRy47+3uSFM/S4jsjuy/rXDG2C3U05/ZU94HdOIzlaSfCZE5usajBo3rfS7nxvqIJXbI4KhE8eWgran/qsYrSekTrUXpGoXPLlVMBS0mMvjlPunqqIW3tkk+IEYf0Hvwpu7v2rDujDfU02hjydQSzYu5BajlgkMZGkD2IWljlT5AFbqJDeOgJ4iUfrG4uIn30LLqtkk48R06GoDtzX6VZY8hj7ePKzM1lrtO3LGs3UFlaL0o1iWMrozt6pB6/ykE62DGDr2d/TPh11Xtqo8OYmaImtYnXWR1ZQilxM/XISE1RhUrrFWUTRPqrt6o0Yg+HIS5JJ7aciTAAFEJq6UyLE0UtiLrTVvUgEkDrr1CVCjRPCQNA6kcx9oPEynUCuZIw+Aokg+H8wpwUsiiAiGHIWOlAVWzNWlkT5V6WDtOdA7HT/ADHQfHiqlqDpcwenQVb0yZY49IpYFm6tdppHpYyGMSBWljaZlVhoiCa1LDXj69fFQ3zeOvCYySoHh+6l4QIBxqTdndpd47zlguV8c9HEJELkm5tzi3idvU6zD+nZgaSqJbhIj/pJUhkLHQf5gTe2PJeY70+bZTTYH5nkD/d4tl+WfZWNvudcv2ON65N3HwrBOA48FznGJ4TVv+2/azaezEx93KFreSW1NYsZyNKsuTpsyIa17F4eZtKmJpmUI0Yd55ZZWk+dI1B9I5VyPZct0XAA28jFyDMnMATC9nHrNeZ8459u+cC4tyV2AaQikRhkWMSe7AHCBAmpdyXdDtV2w3Bu3c29O29nuDcq7Qp4nt32mtzWa+Fh3VczlQYyXceUmoWqkOCixtSxYam3VnMjfs9ditXSFpeD5g7I+pZW4r4kYHSOAPEmRnkATxip+Wfsrqlb6g7cqBpzIJ/MR1AAnPUWIECpo3nuiDd238Pt7Ylea9b7uxbM3ZtbFKTaaOnmsHRzCYnI/TdCCtStWwtxyIlWPHzyIOlgz7K6biDQQVTM+2R7xBHeBxw5rdrcs37ltPCGfDsEZHr4z3GOBqSMz27n2jW7e9uoZP1MTbjwkWdvx9Ndrmdt17W5rmRlZfWrykQUElLP6ZVZgqg9OnFq2POWFkTMezA4ZxJx7u2qb2ktFbf12wQWyxP1CeE4A+2Kl67t/F29+43buNrTQ4zGQYbDQ1oZKk0MVDF/WTSvFN9YWYWgY5CuvzM5IDHittAzXmkfqY/dJqS/5SL5aTpJAHZ8eMfdUk4ebF3KG4L6Vr1KpubuFurLQSSVjLSNLApT2FiJYzPJAFpV0wvV/lj1cuwOvKXTcCLbIyBwPaZOXXmOPdSXyQ0zxxPDAaezAH2Uv1a2GFGvSpZae4kiyCNLYlgMEbswREhgkZZI2PKEKrdI1JPM8K5riXERnHzx+NIpbMeS0nieAHTKor3DiKtiR6tTUzPNNYm+opSREAPHXkqQpOkiOgZAAXXqfmoA0517ii5b1Wpmf6ZVJbDKwEktHQY9D7Kr/uXbbw1ZIkx1GUuZJfSlaCWypk6owjI0VXXpjA8NTpzK6DXiqo0PDgnt6dO2p3ZlXSQJ6unZ+NQlmtvwaO0tRHJEUPTRlZvTf+r1ggNY+nki69NOlyNNSdOZLQgcFTiev2fdRrcu+WdQlBgI68fdnUQX8LjWmf0pLcbNrp9U6Ixk6SNFXpVWXqfwbQ9X38hVHXUSqkDqpwbLkKC09pzpp39uUWh6ehJoGjkEpniV4nXTpkjkhjgkQNIvyEN56eB5cObBuo63gCpER2Ub3EsBGsyGXI9R7MM8aQeyndjefs/7u1t+7UWxuDY+fCYze2y0nigo7o24s5abHdbs619y4NpzaxFpkV0dehv6Ukqt5/vuXHllw7a4pbl13FT/AGMBhHURxGTDDu9H5Bz391bF9SP3AgXFn6l6/u6u6ul7bG+9r9zNi7d7gbDzUef2duzGfq2CysCtAbERZobVTIVGZpKOXxduJ69yu+sleyjow1GvHHbqzd2942bwi6AMsQQciCMwRiK9DS7be0u4tEGy4wPHt9oOBHXUQbtM4sO6KzL1a9agku7DqDBh8p5aHn5eY4ubGcJwg5HhVe68yRTs7cfUWb1eskNl5p5lVikfqSSBQOhYowGZpOZH5W8zz407llCNVnFgPuqpbYzpadRNPrvJ+4F7T/aXjp6ndXufRyG9KkDGDtd2/jTeO/ZZo4i0FXI06FhMTtt7BXp6srbp9J5hGA0NZ9o8670W1I4nEkZwueHXgO2rzOioJPijIZnp21of9zP7+HuP7lJkdte3LAYz25bSmWeGPclaWLd/dq7VIcBjuXI00w22HkhY6nF0ksRN+WydNeGa7t9sNO3TWZ+t4PdCYqPaX+2oW3F1jCjSOzH4/cB860fbn3vuzfOdyO5977lzu8N0ZmdrGV3HujLXs9nslOzktLey+TntX7J1Y/ncgeHhxW3G5u7oTdYkDKcYxJgdQkkgDAcKhQeWZFIXWuo1PRoAORLMpAALEctdeenPnxBAzNOI4V65J15hgQCQOoAHQMwI5lWbUc/DiTwyMCBSIMyKLkE6EcwSOXNiOk89SQDzA8fMc/HhwA0jgKRiJozVKpbrt1fKLMba+A1LKoILH5dTz18RwwIBNNwwyouR6eoZGVkLLIDoGDIxRl6dQykNrrqBwJBBBJGk1INJEUdx+NyGXv1cViKFvKZS27JUx+Mge9dndFaUrDBVSSST04Y2ZiBoqqWPLU8GGRSIOfSKAme6nPPDjdp0bKG9Wy277kL0wuNnitYnaVOwnRbAyERevltx24mMI+mL1aMTM3qSWHArGIWbjGbhy7Bx9vwHHgKjBdmwEWx8fuHxPzY40OinXkAAGBHSNGJ8RyAb7jz4icqBqXOpB1VgQ48ASGHhp5Eg6eQ05Dx4GdRwp6D0BA0GmvLQnX7h48yeJBguNI0qQYixIR6w9IciYyCJwCA2rIR/RQ6/5tCfIHgGuKJ4mgJjDjRyOOStGpjWNUkrsjhI1dyTJJXmRmcnqdWj6tfFR4dPLSa2y3EWBQl4JHGj1aQUpDIqAhlCoSFEQfQurTJzYSq2viR1fDlxOQly0bTYNxPXQSV8Y6dMaclaczIkhii9URNrZmeIaEOVJgUr6WnSAQGUaDlz11GHdsvaDYyk9JrTtX/N8BGMdIo6k3qKeaiF0BmsMQ87MxCh0OiyjQqCSCdBp0jy4hdNIw+upmIBhsR1V8G6R1KrQVyrdasJJ55dVfqVlTSZi408G6tSNdNDwgmAJHiNOxw1Rh8qY+4FlM9dTAYiK69IHp9fUzHq6/TDBSwI6RqenmPjxo2lC24UnXnFULohz1VJfZrvhv3sHuytu/ZcuLslsZkcTNg9zYxc/tfIYrLeiclRs4u1MortYkrJ1ywPDOCpAYqWVq+95Vt9/a8q+IJMgjA9XccMIIIrd5B6o5p6e3Pn7BwU0lTbeWtkHE4SIxAOpSDPZIOyDsb+63m+30wo722IkWBDyS4//QVySWLFxsdTVhxO47bsKSNqY1W9/TX5FXQADiuaeh7l3x7C6AZxD5Ed4Hw0+2vZPTX83WtoTt+d7RhYjwtZOqOzQ5Bg/wC3I6q2J7b/AHtuzUNSCK+/cDGzNGgeGbakrSAqB84NHIXoyvxA1B18+MJfR/O0fSEtt1EPn7CAa7Zf5h9BblQ143UPHVaafbo1D3GnNb/eT9vuZikJyucisaHSSbZ25Y5V6V6dBFFQeH0mWMM66/MdddCAeLA9MeoUcM9qU7GX76Zf5P8A4+Y/o7oq0ZG3dif+CZ9tQzur9yrsb3GnkEm5zUlbqRps1gM9iomiBBVZ7k1AV1kjJ6hI5AYahjrwTenubofMFtj14qT19fuqm38l+lt0Tt7e5tquQBDgR7V/CtN3uU3H28yvdi1mtqZvC5La2/KEAzy4m5FajxO4aEklaHPaRErE08MkZPIa6Sanw47f0/d3drbPb3dp0dDAkESCAR3xj8K8K/kBuXbvm677l12263U8QUgwy4Th1iM+rM1XPIrNjJ58bcjKyRKkXqdLILddAFisRkl1LSBQSCfHn58dLbZ/LLCJPDpj07K4J7aqdIyoCSaM9X5vSkRVlU9KdJl6OsJopk6JCA45kDXx4FCZBPTOpFOkeHGl7BWYpJDE0AtW6TM0QhkerkTXiPTLJjLkRjnkMcfMw66dI1XQ6g526QqfMtkyerp8K7z0/e2fMrH7fdIrXFHGJ7x1x+NK9namPzUIuwGO7DMCVu9ApZFZQCrLLdqxhXkjI1b6ivO51/NxCm5cIA+J6/dWjufRuz3KncbK4VGnLMT19ndFMLI7PvUOmSGZSvVokF9EqOx69A0VwM2OlHzadTyQvz/Lxobe6GYFvd9k/wBK4zfcg32xOsjUvWM6blsX6EqxWqc1KT/IJFkjVl6teqJyemZW05MpK6eHBnSj61BE9O73ViMpDY4MKyrSWrTCOORerQdImmirg6asQrylIx0hT9+nLgy0+FfbNTWdtc3D6VIB4Yx86W/0SyqrLfyNWqrHUL1SXJdI4mL9IiCVwBEfmHqfAa+XFL9y3+XbBMT7a2V5A6oH3NxFBE9Z+6k6WCu0ipWlsTEoG9SwEQKGA6WFeF3VJGHzKhZukaFhz04uK94p+oAFzrJ3FvbI8bdiQOJwn2UNNaixPRGkYtWX9OWWOZpQmmvWfWeF0lLMvmrqwJ115cQ6hcIdYC8PlUAhRgZpFvW0uN1wQ2YkUufTltNdVDIS0hSSSGOUK7cz1l2+J4mwAjjQxJkUBEzohkYdQJQDq1Kt0MpCORp1AdP5TqOXhwAIP1Uj2ULkLsuRtSXZ1iEsoHqekgjV2UdJdlQBOtvEkAD7Bw+lFQKk05JOJFE9NDzGmhOoB108QAQeeg4QBDQKWFWWhmIYy/IjHWPpLP0zMSVKsiELIGCH7gRp4E8cq0W009Z6fOt3VOUQOn30chIeSSEydAMgUqr+gBGWj6vWr1fUmMyAjQO66AknTXg9LCyTpEUywWzx6dONKPrRuQiIJQPTTrgdy8TS6nrkhr6SSMso1+dgq+AA0511XSAciRRsZOONCesZY1VjqgATUPMkJSNEZWanXQySERnTTqIDHnz4kTSh8I8U0nDAaDkflX2teOJEEfSegqscgMQVWkUlVWqzyOAdRoxDOv5tBwD6wwJwEUywF8uJ0mjEdlYy6FVikeOOMQmOCL5AhLoK6v8A8oliSeotodPEjgglwtieONTo6rbgDhXscio8AcdKSlV1ll+nV1LaLGIIgJCY16NPWOuupPLhnfUTwPGolJ1RwmjzvW62gAj6JeqMI8sEIkhTRZB9JTZbEyJ0/naRQxGpGnhD+oPHwqRwgz4dOn20p4uZoMriLSSQxTx5Co8ZeURrErwz1W6hGrTKpisszuxIC+fMniwltH29yf7T75H3xVzl9xV3AgZzT6siO1SvwACSKCMzhJ2QelHPOkhEbgIEjDWwAFJLcieWnGNccqy3CYI6f1rbbS6m2AYNUU3Rgvo7eSnQaLBmsvSkXnrrBddkdl01jDV542BJIYA8+XHdbRy+3tvwKjumJrhd5tdFx2XABj8/tzpu07t/Gyw3KU81aVXVo5ImKlSpJ+VgNVZG8fPnxbdSRqEiaz4wE5VOG2+7rvKEzy+ldm6Yp8vWrxzSXEOgU5el/TjyjaKAZg0VxVJCykaqXRnQ+MasMu7pgY75pXgty2R+bp7ambH5XFbgrw1lmqmS6RXhPq/UY/Ju/Uv01aaRUkZ5CATWsJFOdNFDgBmctbdtTDIZdUfZHV11XTbhbekGGn31Ee6NoWNuST5DEpLJiohpeolnZ8UsnqSMYlQNK2JQrpJHoXrSfMNVBAHVpfy/yNx93QUzLBnqpAj9OaurxJHq7MZI1cBPmj6ivUzLGyBwTrr0kOG00J6ScMLnhnRwquGFvx9Z6fKr+eyvsZ7Ze7C7uk7/AF7ubtbH7Pp18m+4du7+23tra2QhkSSzYxFmtmdnWc7Ry2HrV3msTQ2LFUwjq60OnVW3374WlbZgs+qGwPHKCDh1QesV33pDY+nObLcfnr3LK2vzeYqKwMn8yyCOJE+yrXb0397Iuyqml7Weym1sluSnHHGvdzurdy3cndTz2eqBH7e4/ewyOA/VHkGkd2ChXSNz1w6leoXeS+mOZ7q+Nz6kvOm1kabCMBqGY8xlxAP9oOWZArE9V+vPSnJLbbD0Ftbd7eDUDu7wNzQcj5CuILf4yAB+UGokpZyXcmfsDJPfyeSvdOSWpetvkpsrnLEiR4+S1djjmN56UbREyP6aKf6qoxMKj1+1cW6qpZUDTAUDIAdmQ9ndXzzeR2u3NzunZjcOpmJlnY8ScyfcOMZQ93xGapGKlJj7UOSuwNk23FmYKVKth44XM9e6Y+j0cxa+khi+nnChK0kBAEs69CX1S8g1CCwMYYx84MnuxntrMe9ac4KQImTIHYSOOWcYZZiKam3e3eL3zuKtDPCLW39uXJJRXmstDby+fy1Vmv3cndaKWf8AUcnBRs2MjKnVNDjqsvQA4Batf2up/NfxsqyAcpnvgnEHqJgZGpdtuGS2Rb8Bdo4AsOPCcQpniADxFTn21Vb3cCxkoAcZm7T4/AYbGwStBc2R2zqY6LF7W2/FSiRsaMzldtUq9iz0HWGBoEYxtYk0u7OwbdkA5vJPVqmZOfuw+FUr90bm+blnwqk4E46YwEdoxnqjKTVwNvPUvdxKbZRrart7CZC/dc03tpDn932EoYWtc6A4D0tuYNmCoqsFJYgqeriUbdtbMhwjDhxlu6fupWr6umm4D4T1YCRAPbAFY46ziaOd31uR6uME1G7mYoY5bLwSGrh6RyU04ljSOGAx1hGoIbRwSBroQAXzbdtjBLE595yoGayWmAvZ2AZzHAdMKV8LaXbWzNp1b9eK5HiMFTeTIRr0PTuZBpbOTtZLJtI2PnjjuSPovTHoOeumvFh2QExgFEkk4YCfZ3zUNq1elV0l1yUAEsST7Z7AAKZGY73bOXIPTrzWdwCPVDQ2tXpZVU6QkiKmYRaeMgWaySJOifU6E8c7u/UvKtshBui5cByTxT7Zgx/tV1nLfSXP96V/RNjbnjd8AH+7BYSete2aZO8O5EWCxWK3TujbN3bu1spItNtzvar5WtRnmlSQLmo8VapW8bBJacE2mWzHHqS+gDPxQ5d6r5Zu96Nje8y0bn0FgNJzzIJ09kgd9aXNPRHN9rtf3NlrV5UMsF1aiOwGNUdhnCkXL30llmEdyS2IYwqWibyzQV9DoYGkq2YLURDclLMhQknXkT1D6VSGXw94x78vfXJyC+kklhhjMiPYfce2opuLD60kzSWZtQI16VrykST6GvojVa6zdBVnA1J+JPFe4Co1qBp6T3cPwo7B8ZEEjLpIplTwV1YqyNbSN5BGpp1WGgQnT1oR1sH0YISSVZQNPPiv5kAs/hDdpn3TVhEIf9OTGYIHTu6GmTkRjCZHEcHooyqY2NmAo8sg16oSTGKyMCW1BLcufPXhLeZYg4H8fj7qC5Z8wERqtiJz4/Z2d1MzPYnD5mnJQszV4oriq6sHggmSbqV0tIQnWJVPiiE6j4eVPmO0Xe7Ztu8kEduBGIjPLr7atcv3B5duVv24gHunrnvp/wDtB9zeR9sW98hsjfk1qz2T3jkkn3TDCJLknb3PyiKrV7l4GjFE80mJngjjiz1aFS09RVtqDLX0k85v7V1cbG+Qt5MEZsBjiFJ4KT9M4KTwBNeq8m5kpteYRO2fE9h6x29fEir398Pfp7bu372qe18rP3p3FD1K9bt/LXTakLRs5H6nv7JwDCrXDfnWgmQn0P8Ay9dBxVO0u2JG4wYHECGIz6jAxzxmt5t7slB8QbsH48OFafu9n7h/uT7gvewdC1X7WdvbMlis23e2uYt4nJZSqrMOnM78UTboyMM0bnWKN8fCwfQwgAjihuN9eIbb7WLTHCY1NEREmO/CKdGd1F0jwCCIkHhxz66pLYv7c3jjpsbUpnDbijklt4uKZISMjefVbFD69FU25coAF1mKSGdUbViW452zt+ZbDcnc3n83asYckmQD+Y55cYnCj1IwlRDdO6ogIJbT8oY6gEEEHUqRpoNNGGnHRBg3i/LUQxrHTQt5AHx0BXlyHmAAfv4ZssMqQzo0AVPP5iDoynwDA6eHT1aan48KBogjGjIg16R8oI0LNzI8dAOY5KNNTrz15gD+CbBgBh+NJiNOFYNyWPmfE8+QPUdG5j/h58tft4kYAiEz40OPGvtAq6Mqtr4EtoPA/aBy18/4cCdIEcaLLupWp5uano5x+Fvy+k8Xq5TEwX3RHQxjUTD0ppFVvlkdXdSAQQeAaMiJM9v30AABnH7KWbXcHdc+Fn29DfqYfCXPlyGN23iMLtmLJx/IBFmZMDQoXM3CrJqqXJZ0VuYAPPhAoD4R4j07/jjxo5IWOBNMvRR8pXQ/5eWmq6adWgIHgeWnByVOGIoY4msSFZiAGPL5T5ka8mbUa6kfby4dRJlhxpE4UqY/EWsiwMIWOIv0maZumPUEfkHMzka/lXUannpxG9xFBkYgVKiF8BnTvr4alQVJA8jzFo4FklCpMXOnWsQETCD+pyGmsnTrqfDWq1x7ri2cBj9v3CrSW0t4jFqOvVjkQ+uvoJJpFFGk2szMgdTIZE61LSpyKg/LqSTry4QKqQDif6YY1E1uTP5s6btqk8KoogZWEknoxx9bsEZWEqskYjYqZFVg3JRqdeRHFq3uJItk+HuqrctAAsR0iiKgtNKepxBO3zOdWWFldXU+lGf6wiII5klQ2oGoHFwEcTww6e6oPDOcEUu4+T0lVrCM9l4vWhXrQoK8gXoZyOoa6qWGoboCgEA8hTuITbLDFJ/p3Vb27oDjOqlUukhB63cjTSHr0gimZAZJfU0RnUuunMMwUgajnxmsrricuFXy6kYceNKOKxOTzN6OhgsZczuVMID06ME0xrxhtJJplUenFXRuRLOi6dPWwHEb3ltDVdICnjPw7fcTRWLVzc3PJsKzuBkBMDAT2Dtozv3tpu3almCpuDFAXrVdJobNO3UyFeaNvT1riSlLMsc1ZFLOj9IGhI15Nwez31pzqUwvaIqTd8r3VgAXE8eeYOHs+VRsYpqwlxV+u1e1TsM3pWIykscpXqMcgk0IWVX1XkR8wPMHjXS6tw+YDIIzGVZLK9hitxdLg4g0DPUTpkYM8pHUVCjVQylDzbUfIw5A89PhxIqM3Dw1CbmpxAnr+FI1oFHSH0TEsXWwLa9bvIELvIdAwY9I5E8hy4qhWDTwqVhGEUega4YZblNJJIaix/UpK/q9PWXR2i06JGh5fN4mMNzJHPiV7qrClszSW0Xl0WYzo1VzC9SFmkgkGo6llboI+zRdABrzHgw8ddOCttmIGNCJDBhnWdtI7GjdMQAPpq8IVY+lmI0PSTH1HkeXTy5kAcSLDOVY4RxqNrknEHVTqrh9yYKSmxikz23EHoFmcS38XGG5EkfM8A+QtqOXT48VoKOWJMEYdn4Um1SAIpnQ3DoRzRmY6qwHJ/l16uo/Jpz5fj5nizbtm5iOrp076kBCCjK22jeKaN2ilgeOSGVCwJkH5GDdWuhbkSDoQfPiJ7bYziPiOnCpdvuH214XrJ03FMiOnvHGn1gd1k3JWeWhjLVxIlsx2fXixluRHcsY2iEklaWYkHXloWPMry4ztzZe0QVEg9MemFej8m9T2tzc0Xytq8wAMzoJ7Oqc+ztp5zvEypJZwQUy+kVtRWlyFJ9Y00UkpZdCdOYYIT5+fFNbl5BKnwnDu6RXWXBZux5iDGMcCDhTbnqSqrNRWWSlKR11J46TYifqUs//AElmGWv1BmGjoquPiDoeJ7L38ixgdeI6ddc3zPkex3J1lQDjiMM/ZTLs09vmUQXI58LOXJWxU9TK4gg6ANJVdzkqYXTXWN5/H/lgDTi+LrvDuoBiDn8uFcDv+XnaXItNNucJ4U5cHsnHZiUKd1YQx9KRtZ/Va8XTGpGqrBZMNhf+WDo0adSn7OIPMuByVTDpxqn5t0pBYlss/hTtubY7Y7VV3t7jfL5NG6mx2Dtw2ZHbQFlnkRZ6ddXkYeJU6chqeCt37zMTcH6ce3492dQNbQEamBJ6dtQtf+iR7H1EQkeRy8ZkLNbVJGaQaqskaqVTRSZOg6gkKddOCCu3jyXqqRzbXwqJ7aQntEfLCqwxgAcuchHMau3IBtGIPSFGnE6gKO2oKxiKt1xOkZ61EayPqWiYNr1IVfQeGh1Dajw4IgN4KWVLr3aF7+nk4GisACMWq3SJ9VHL12Z1inIYAfOCenX5hoBwnVrYlMT1dMacERFFLGKdY/XqTQ3q4XUNXBWeNAA3VLXcdfMPqSvWPHw04BH1NDTNJiAesVPkbpqqdWrOVGqqpACp6mqpGCU/L/w69Op+089cGpcVgD7610YK2nrpRrRx9eskkepC9Qin9LSIsWINeJdWEh5/O+p0+HjGXYpoH01KltSZ4j8KO9fiFKrG+vQnyaF+pn9X6auPVZxGW16ieXkG0HFRrijhUxXSJBE0ZmkKTRrIYfUSJGSJ7TwROwBjHTFB/XlIVh46ooPLXiW3ebQGiBl091NcJYweqiYPpkggaiL+o8nrVQwZvUQLDGGkOgjGpLaydQ1Hjq7kTBmZqNWw8PAUdq6KR/TEaswY6JH6H/LEqStAWksSdcilg3ME8gATw1x3EAjwj30aGRBxahYRHC6KrukbiF+pDHSXkyADoZTPOzo4IQ6ar48teHhmGpR0/CiFsZca9boSScMbEddxp1dcdWF0j9Rj60qK085R+nqZVRW10IJ0HC86V02xL/DGKiIVmIkgij9K3GlyjOHDiCeo7GRY/p5kjtVj0uk8YndNddFI+ZSS2ijThCzdZSozIMx7ensq9tCi3lK9OnTKpZypgLR3Io4q0VkitZVHr9KrLToSPA8XzIlgvCPTYoVA0B89cxgQxttDdM5rpgQArgcYqqm8KKJPvZGjR0pZxLfyqw1WxjcdKkRk5EmSpBKxJGgYagakDjsuT3NWwW04hsT8YrmeY2kFy4wOpCR8APjx6qh6zUWpalrP0mLoSWu7MVWeFwSrqRqod4zqfHVl5eIPGjYu+YhU8DXPvaXXH5Rl20ltG8TB1IVkkHQwIDB1b5SNQGPSUI5DkeAIbs01A6acRjSnitwXsbNIyyMyWCRYjkVXisI7h5I7UEgaKxE3Tpow5a8tOBTFpgEDLs7uqgERBqcdu90EliiqZRBbiZFiPqyoLUEZbXop27UrPLAnlXtF0OvSssY5cSLeYtpYCBlh2DP7++oWtK2RI7ezoaxye32rGbL7WWrkcJYglBgaUwDGXuh1hrTwM/1dMyTAMqHUFWIRmjKMJi3lrC4jMHp0iojbUmHErw6fZUy9o+4+3MHtaSvDXmq5W3i9w7T3NLlUoZp6OM3VinwmezGJo3q01aXcdSnaeWmq1QehehGHSzDsuX3tpc5YbFkEBx4jn4+E5YE59lcjzNN3a30uddiDpXECDgfbHHPD20kYO3k9rZS5gLgsWMtg3hxjWWsypiPpcnVmalkcXek1cRXsdLWmpFF0lrz8nUt1C1tzjouw19ZXEDDv9/dx4Vnbm2Gt+aoi02Mdfu7c5x+FT/s8fV3JcteyFmljW0tWsrjCcVktxZBsZLjBNT+nii+lx1lIyY7ekSvMh9HRmU8a+0uvaYushVnLqntnL8a5y+LF9vJIAXPv+zHHgKW7W7Nw7/zj0to4izhKMzRTbhxEci5PT0pKlbM7nqU53ifFESSLkLuPd2rwTvNOkojBhQrW43GNoOzbcvxwKgwBjxAI7wMDJoxtNrec6UX9xp4DM5nDhnkOM1dH6/E9v4Mdt3bGXiux7fxNye7JTw97Llt0Zt6qx5HJ5vGpDWxhFXHzMwty1Ggj9MB1SDWS34UvkucIw4HISIyI7cD76qlWa15KqJVWJwnEnAznhjIz7cMTva7ce20y+KsV56lKpjK9nI5vL5O7jYhJlctjjkmsrlpZ48dZv1YJ5rFzolda8jRpzEak6j3LJtG4GC7f+6YGBxk8OGJPXPGufsW7tq75KIxv9UFmJbqwxOOQ7B1UgXfc5tiDcVfN4KTPbqsxb73DmpK1Cskk8eEx1V9n7Xx82XsNTxM8kuGxa2i8bTdSXy3ysCDzt71PynZPNx2uEzqCdUkYEkLGAyPbFdftfSHNt4ikBbY0yGcRDEQBABMgYmRxjtpBynd7fu9FzFDF7fwm1sbuKzas3xMRuPLsty0tpkFmaCpioS0MUcDhYHDqnSSQSeOV3nrje3VKbS2tq1rJBMuxXgMwB1nP5V1+x9BcrsweYO95yuIEIoOE5SxXgMR85TNx3MdjxXyXdffTJM0SGtT3Dk5bNyVAFcRYjbaepK0ahQFSrTOnIDQcco+/5nzO4X3F246TGJwiThAwjsiuus7PlXKrX/TW7VlAATAE9jGZJxxzzpiXPcBj8e30XbrZORz1sJKUye41OFxsUcRDPPHhaX1WcnQdPhY/TuoHkdOLe35dcuD9NLhfDCDllJH4Cqu855trWOtSp46oB451UrvL7oO+O7KeQ2Zd3HiL21ceLDbg21hMBioMDXYL0yxRWonvZZ7NSNikrPcmBfVdD0nipu7lvb7lWEeZbIxHWOAIPDjUu1v3t7tfEALbjAQZg8ceBER76tn243hai7ebP/U57H6vS2dgqtqKSEQmH6XH1olJkmrhXerF6asTIOvpblzOvs23v3X2Nk7mTdKLJOerSJnHjHVxrwzmVpLfMr/7dh5JutpjLTqOWHb7aX8puydoyI7UXV0qJEHqpIwsQkLYmdZYkOg08ANCQQFUHiJrpnxZHpGXdU4tG1pW2ZkdOnwpm2Mzc+ntiJ3nmEetmWR5HlrqVeOLomtPMY1jJYDpTqJYcvHUNQZwbn0A4duXVFAEvSziSxGPZw4nL2U0pcqqxizHGfWewsYKwWZZkgUR/UzBOiNAvqA6u51ZtNNTrxDdKF5ciOA6T7hVmzbdFC2jmfEY4d2Xtz786Q7mZpxxF7FTWMRRrVisRStbmbVozKyuzTHqXmzjUAjw1HESbm8X1ZEdO7uo2s2FAtt/l9eccJx7O8zUVbvWGxTOWMk0Nu3YmiQs/qSyUq0ha30Ro0bh4pQsS/lKsWBPykcYXOtm/lDcNGs55nCPjHyre5NvUFxrKmdvw759mHA1AWfy3prPUpllUV4qIRo1iRJRG3VK6JJIY0jj5hR4BiOfhxzJZkEIJSMK6exbLDVxz6Y03snKtZcfaklr0UiilqRf00d8hPaQRCGSORkg9JYXA6ydQVLaDTny2/8AMsbjwqzahPdGZ6+GXbXSbC45ScAow99NHcG2blUV8rRjkaCezFVlmgPyQWrAL4+VJ49COqSNtPNGTQ+RM2y3Z3Cta04ZZCpmU2/E2AmRSDmKVmWv+sSKVlktSUc8gVFepm1636pV1HTDlIozMrD5TYEoA0C6moazcO1cRH09RHV7DhGcR10ysH8S03omYLLy+T0/6g8unrUKW8gQ3x+J4nZvAMONKMa9LHr+YCRiRoWB6+XIDmeR+I8fhwQRyBjhSkE9dZeJOnSfl+1tQoCgajlqoXzI1HBtOfCiAWO2vSQRyCpqQx8yAdP8rEeY1Ph+HD2wVkkyDTZ1hqxPzEH4gHQnzAK+BJ01/v4DVnq9lP7a81B11A5qQp5Er46ryPmfPx8uHBCthjSPwrEqSQw8STyXTy5Hy0568OygiciaGCKMVqVi45StC8zBh1BCoVNST1SO2qgADx8uIy4RvFTgFsQKeuP2xBEqyWum5P1shhGqVYJgCCjN6etsxtoCuqjqOmnMa171+4GlCAIqylgZmnPFEG60qMkrRpGschjkMUb6/MgXnqFGgZUbTlozfGhqLEM54e+rWhUUouZodYFPqhIwZkhZZMgYlnEbdQYwLErQGcRyHQhNenQAk6cjt3GMMeGVM1oDA15DHzYqoYCNzPddgXVyivrCrD5nlUBSOUfSPM8OHL5TM0iNOdF5IJE6xAWkhb03nszSrIJgUYgxFJOtSmniBohGmnEtm5bYFXHj4UDqJDiCKQ7mFgtlp60ggimUlrUxlmRmhjXqPprp1rodWY6A+WvICRdwy4NJINQ3bKuxZRFIkdexWMn1UM1eKYj6aek0aQNMp+RpWmZbMUEigt1ag6+XTxeXcKy+WgBRs56RVZrDoZyBFeLaksvGkDujTusYWCUxVo5nYo4neSUwyrZdAzAsgI10K6acG9q2bYCgHvzI99JrhgcAKuT7V7lKGLuD6dee3uxcfChRYcdZSDGxDphepCeu8ElvSv6xhcD8nV1a6jkudq6XbbERthJGefbwmMuOdeg+jhZu273lid0InL6eEcc8/ZU1Ybtesucjs5es1qxNFbMotyMrSWgqvDA4kd4441C/KhAALfdxzu43l1kNm0TpNddY5Xad/NuqC0zB6cKafd323He9zbOZ2pLTxeaajFicjXuQWvor00EswiMslVZbKsnUVEwjkYR6AqAoI0+Uc2u7UG1fGq1E9o7v61j+ofS68wZb+2KpuBgZyYYEYiSD1HHDCogz/st794XHz5F8HtXI068Lyyti94417BRC0jvHUuLj7ckhA0CqhYsyjTxHG3b9R7H6SXDE4SMK5W56I54g1pbtsoBMh1x7pg+yqqymCcL68RaXX04azIqvCVlSOSN0dgy9BYFnK9ROvLkTxrF9YhCAcyev4VzN5Sx6mHQ/Gl3CTRVfVEMVY2TFzXqAhTqHQ7ydALxwk+RIMmnzcuXGduZcqcQJ99XtsVtAxGqOFIGZwcQX6jGkSSKnq3Kqsg0DHVJ68eoZTIvzNCvUU11Gi8hNt9y4bRc+ngarX7AxuW/aPupqw2ZIteg6A6AggEHy/KQTqPiOfGiWMz2VSpbxWalxmQq5OAgTVnHqRtr6disfkkiYgkn5Dy1HI8+BuabyaYjp+NKSKcm5cfU+shyFVB+nZhDbqyxfKsTsVaxBqSrP0lwyjxAJHlrxPbIFvSGlx76ZiPq66bDVpdC0bJN0yadOpEmgPI68wCR4cvDl8eGNpznhNNII7qKP6inplhZSR8wcakalRq+vPkNBz0H2eHCUEZ58KIyMOFKdLceVxui1bUhVSB6U49VF6SenpJYSRlQOQDBQOK1zb22MjBprY2XPuZbIaLVwtajJvEB3T99Hf9R5bJTpWiqQTTWJHCV4RaLs5HW3QsllwCSCSNdDr4cReULUOSRFXX9TcxvnQApngBSFbnuSzNWsBYXViksKCOIKQ5BWQqeZjbx6idNOLaaGGGCkY+6sbdbvc32i+cZomEiDMQqskYA1YEgsBrqwGh5keGumnETL1HCqojPhShFJkHgAoVmrwgESTwI6vN1MF0M50bXVwOiPTXXnrwxKAQYJHTp3U2nU0xX36b6MLyzFZJAGKwh1JZlJEgOhLM8ZVtfL5SRwluW2OmpfKZRqOY4UjhSzhVHNj0jTnzPiNSfLgyFGPCocaMT13gIBPUAQhcDRBIoDaI2p6uR8eWvCQq3HCnKkLq4Udjrx2oXnDdMsSAyD5WDnrCghTzZmLgactRp48+CLMqgqMKFYmKDMdyiyyqHUBj0yR9XSWC6MANfHoPM6cteBS6JgZmiKnjViIAkKO0jIj6S6eozq6pMB06rX6ZGLa/Io+ZgPh487cLXU0rkPxrYiBqAg1n9XBWaGIuWaUSf0xFGodCAvqJDq7s6nQn1NAdRoDoeFZsM4KZDp91Bdv27KiT4+ygP9S4WK2MYtlUv2bCRiKrIQgZmMhMsyB5IpgRqVkKhT46HlxNd2V1beXhAmen2U1nd22IA4np9tOOWcFgHRoUjVSXLw1kDyahyJyDMOtUVukBdARpzBHFAbZ18bnDgO7GrZuCQB1UDCIxG1iESNGrBfVEqVo9UYBdZ5vULI4UEuis7AEDTU8Tt4oYxUaEyYz6uk0MkgRzIfS164wBBHOEkeaUEyfVPo07PpqNAOkDUHnzBlBcGfAemM1IhgER4hWURZjHP80hDIWavF1sbALK/r3boZI+tQS4TTpJ05DQcHhbU2wJ1Ug2uGBM1ki6zNIQJZQVIFWIiYooLqBZklavFFIqD5fElSfPQxo6J9I8fXh8/xpmRgx1ER0+P9aEb5YY5WVXkE0MZZVNqVZZLQhUNZjABI6iOSkD8oGhHCR280sOHy7c+up9mQLoU9dTJHJBer26q9QtGMl49D67yiKnTeNYpVjMchKnp1PUGOmg8eM27FlyTjjh0muqAcoV7PnFQFuKsBf3sJoS1WxFg19Vh0P1Q4a5VEiAh2AkkrKGOvSU100IA46nlN9Batn8+IP/EMPlHVWVesMbdzWPBnPbHT3VCj0JMjiI7sSxtZxSmrZ6lZi9eGIPAwBDKAa8ZPgRqGJI1141btn9puCyybDGe6TXMvbZkAIGsfZSlg6uPsYXOXJ/RW7TxtmJVkkKqYvp5JldFcSerLPJ0dIBVtU1HLXWrvXZGQCYY5jr7aC4hFk3BAYCMenGo7jqz2LMNaGNpLFmSOGGKNSzPJIVVVVRzJJb7eXPizqW2NbYLn07qzLc3SFXFjU20dh4mpjbFS8fqLM7qsmU6hHJRdAX0qVy46B1karLp6w811AXAv76+18XbWAByPEdvTCtddlbFvy2xY5nq7uympHez+z8nJWlkeOUAQliiS1chRlaTSOWtMGSzUnI0aNielhyIbpbjb2+4bc2cpHEdRw6TWbdstZJVs/nS3LMtl13RgWipyB4Ic9SM79NR5w0aWYJV6JJsbbYlUlfSSNmEbeAZ9rYX/ACT5GVthx9mf2Vk762HQ3IJ0/A1Ne0typLjqFS9hsDuKPGR1Yal7O04K8+NpY25csVcVWzUMq5WfC1v1GdXpySlZxIqshSGAJ2O3vBkBuWw10DBseogSciBPEdU9VcRv11NDF1BMkDI4AYjrIGY9hqWZbtqF8apyf6hIsUFiGWM+ilO4WlSayZGmAVqbKIW1SNUPS+hLhzr2bqWyA0QRj2jq6GuQvhwzAKcGyzg9eWPbkPmT21+7A7fZa/ktvTJkMm0cvQiU47Ec2RLyLDdF2MxT1FqSBX5SdUzQr1p8oIyt1zrY2JAZS5kQuI7jwB6++t3lvp/ml695gUpbzJbA96/m9w7xQlfu3vqzFLHjJYsZYu3rV7I5e0gt5vK2bEMcRezMohiV4EiBjCs6RHVVBU6HF3Xqh2fydsqW7UQDixjuI0g9wM10+09I7a2Dc3bu7HEjIap6x4iI7qGobeymdMuZzluxbrpPJcvZbcNqKpioZ3bqnuTT3pa+HrzyEDVwEeRgGOp0PHPXzc3SMHZn9uAn3D4H511O32tjaqBYRba9g6u2lZu5vbzbUTxY1Lm+8jHN6euGUY/BxShehFlz2Qrt9RFGPlJpVbQcNoDr4QWdkyfWpOAyjMx1/jEU9/mm2teGQSM4+/qoVe5e+dxy3qkuUn7a4moI1WrtfbwlvZaSX6eKOA5rI5ehuJEaxP0l4npJKqM2igBeNnb8qLwbiFAcJM9kxGOHdh11zm/9RGCLLDzMCIxPdjAx7RFD7fxmExeRllfMYrMS23ItS57D7gxL5ATQzxQSWcmoz0ttGCPKTPZlcQ6HpOpHHQ2uX7VF8021Z1y4AnjIxJ4Vzl/fbvcN5b3CA4xOZM5QchxPuqOu4vdG/Up2Nu4E7TjyeXqmok22KOUjXFU7E7zG+lm0IK62TV9KNB0FiW9QsCCgHm3Obezsi1t1Cbg8AfpHE9/Ae+peS8ife7kX90dW2BwmfFjhnw6/dIyqKtm4zGyXYq88fXhcTZhmyCvG88Gay3roVpsgmgeanjZEEtgBvmYhDr83HJ8h5WN9uDv92C21RsBwZs4xz7fjnXT+oeaHY2RstkwG7cQY/KuU95yGPbhFWam3zaEMpiFeKJqqw/8A0MQR9ZCk0qwzXzFH6cHSdG5jqAGp49GbdK9oImBHH315zc2LC6eOGPt6sQKRb+/7s0c3qIscRnZIJ2xiKyVFVBDG7pdk1rSdJJiB0VV8iADElxSwM+IdvH29MasNt3e1rUQBgMOHbBHz6uNMzI92aGMlMt29SKSFeuv61YTSxn1JGj+njnmtHoVo1B5npHynqOgqXt9Zt3PKZhr44/ZljPCrW35Rvryh7anSSBiuGOOfu7uumtL3d25k8fjGx6PYvY6ZksVslXXGyzWgjNDJHVN6Yz0SSjhyGKrEQwUniIcy2l0EWGOvqOYw7fnVjcch3m1AW8oKCDIxw6sOPQV9is/cydyazl8tVp1K0DXp/pLpknnSnCsUbQjqnlleWeNXKoUKrIz9CrHqLSb3b6dV2NanLsJ6dVZ9zZXmTy7SN4sycMfZjn99B5Hc0t+5LlzHWx8cUaw4HHHqkSCBA5lsTRyxFYII3kMz6oS76KfnZhxX5hvLIs+bcxJgD7PhVvZbFxcWzZgICSYyHXn7pjtqJZcU9u5FMcfbsV7t2GBFiRGd/q7BjlyFsMy+hWRNZJpT/ThTQHy14i9zPZrd8kMDcOQGZPymu1s2LzIMQtscT0mrV7V7e7Rx8WVsZO/tnd9atUbFxWccgmrU7za+nXqm3XIuFPWTSaIgSAnQno1PC+qd3zTabtLUlbUagQM54SfqAjGDHurZ2YQWgUHf04fOm3unDY59uTYHEY+q8BwseXix5nZpZ5KGU/6ijUCdNx5mnkklSOLWYIiqikgaw8j3O53NyXjW8YgRB4YUr6qXOJ1cceqen2U1pu1mGvbMs29syVcpgty9OVy0WQr1DvHbVqDHCEx1s5WCR7hw2OmhSYxNHC4XW0DIepTfPOL6bv8AY8zTRuFMK4nS2X1CTBOUgwD1VIt1VtabQBBIOIxHWOvDP7Kqpb7bbwx+F3NnpMbFYxm0c5T27nrdLKYuzLjchejyUldrWH+pGbbHWosZMVuLXNWNk6HkEjKnHRlLvlC4ynyzGIGA44xke/tpalLaen40xF8gATzXQ66k6nTXXTXU8uXEmCGBRVnqEYho9Sp0ZGKuPmBA1AI+ZddfE6N48MxJBBzpxp4ZVj1anRQAT+ZiddWI5nzIBOvLgF0hc6eYMV8eR0K+DcwfFSNSSfgAf4cJwR4jxphXyxs5jREZ3Y9KKgZndmJ5aKCWZvs+HDSmnWcAKQBmONO/G7aPUljLv6MPXyqxt1zWNUBVVlRnALK5HIkgjQka8VLm7X6Lf1df9asJaIGq4MKfaY9K8ccMUEVesWkWCCFGLSkkJq6aM8j9XVqPEFeZI1Apa2ZzM6vnVsKFErEZ9OkUb9OJUjkbrBSOJkoQL6rRukjAKWiZisSt5cl15knThOjQNUR9tP4H8S5148Elg9Msa/1Y3Ip13iLTKpaUHl0SsIzGSFBADa69Q04j1Hy9S5r07qdUYyT9PE1lIIpwoth+ozKYq8byssif03QTlEC6dZZiFHSCdCSdDwI8wQv5alOlTpGdAWK+vyzwoscrxS16SHqMjRyAL1qqsDEkiHqIHQG8CfEWAxdAE+vEdPhwqC4CzTw6d1fTV/SKPcUzRTMI0q1R1kKkoLh/UV1E7oPl8I189VJPAL/iEMBREACMzWduAQTy2Om08XqyinA/T6n04Qxa20r9URtelp1sCYkJ1B6efBC4hthQJfrodRnUCI+6kO1EVdHn+WQ1pZVgrWFK9ZeMMeokmNXQaa6ALpy08yt3BivGmJLMJpEvYqEGJg0Ne2/zARF1iKDqKGUGMFZNOlSxGhJGnxNu3fvrbxEj7PfUN2yjARh07qzwtrKbWyVbL4bIWMbmqk0ctS3SlK2IdTo6Op6vVqyc+tHLCTw0+Bbh7W5txeWbZER19DUmwu7nYX13W2ZlvLkR8jwIPEcatts33SbosUK9vcadvLF2vdmjWe/uK9t3LyyRlRLYsVUw2dQQWPU5FSqkjXTUcZC+nbd55tXBbX/FH9a623/IG4sgLf2ouNGJVtMnrgyB7KkN/djDIsJs1u3Ebxkzof8AuDueYo6MZF0NLtpYVHDakfN5+ZPE3/ado4vuLcdYOP8Ayn5UTfyHdQ//AGTf/wAwNI7NMfH3TTui98mPipWKdnGdvbTTVZIRNNvffM6Q+rz6kjg7TK5bnzUEcwefPivc9K2SxCXpMQMo9vGPYDHVU9v+RXXLayDmNTAx1AlQJ78K197nh21m9y5/PQ702biFzeXuZVMbUx++L1am1pzK8NZ32nVLwtJKSoKJoD4chxvbPYmzthae6hKgCSDw7AD7fxrhOY7595vrm6tWCi3HLadSmCeAPQCkOPHbcq6qvcHCtIPkJi25uxz16FS8hnpVo9QGIPUCB4ga8+Hbao50BwfYR8x91VLe43GsygXtkH7K8Wxg66RrX3bSk6NS0hwGbSZDoil45ZLAk65APzDpIUED4GK5s7anSrS3d9s41ONw5YlgAvThApvWsdtuVhKu4UjkcH5IMJbSNirdKuBNc6kLjTX4nU8SCEAwLE55YfHGoipzkdlNmaKFLEkVaV7MIcrFMYTC0o0HzeiHkKnXwHUeJNMGRQcKe235jl8Tc26ZFNuBXyOHD6spmjGslfUkKpddQB4aMfhwBlbmsRjmaRIBAOVIdexI8DugV3i9SSSGH1DPWjQxerYkRY41jhVZOnXV+QPVpprxYDKE8Zg5UuwCs1nWX5CYnVeqMfBhqxR9ebeZJJ11Og8uFKmG400Z6sq8NWrOPkIRlCgA6lm+AI1DAlQefmdPv4V3w4nMnp1UElQT+UCj+EyNXbObxeVt4uvnq9S3BNawdyzbqVsljCz/AFtSW9jZq9+k9qILGJYHSRBqRqNRxDetncKJy92VTW30MGFIFqQTTW7whjr/AF1mzNBWiYlKsTzF+iIOzSCNNehOo6lVPPh7aACPyikzBmLZzS3g8KbMZuzRgwnrWBZELiQ6r1OQoLFFPjy56HTQ+NPdXUnQh8Qz6f0qxYtFgWIwpxyo3T8/SVrDpimlVQekMQLAAUIWBPSmoA8x4DivaGoSMiamYSojOk+VEH/UygKjMyqoXqYgMVhQgMw9QSD5gv5tQPDxPUFPl4apz+PTq76VzFhq6fGkBq30zasiesXZI31XrJKjqIKtogUqf/cGY+XE4bUeyoGQYmKymiSWEQlW621IYBf+Wn/LIQt1/n108zr068tCIJQ/4aRBZPFnSZQm+jtgTqAhIilVteQI0LjQqNdD8p8tdfLi4hLrI+k9PnVZgR3inJPGqTyCxqVjjVB0xqoEBj61mA1ABlLISCfiOKjuQdKLjPThV1RbcQcafDbhktRhMdUniBJRsjaH00Q1YhZIK/z25wiAfN8ngdSOY4zk2y25Lkdw+/Kp724LpoCkdv4e0caKS5R6MEywSLYuMmsswcRNGxJ6bLPMfCBWU/lPiBr8bNvbPeM4C30wwqi9xLY1Ni/yontzEtVsR3Z1tRWJtJa5aI9PQXlSSy80oIEdg6gHUEhTpz4k3t0qptpBIzotrbD+L8tSaiK9iONWXrcIzCtAbc69bKjKjuQgickkDmGCksddAMlb7aSrDwdPwrT0EN4c+rrpRJPpM0okhlUMvTIovWEk/rMQI0Q1Y5FXQ66EKPgToIcbbE2wCnTjUlsLEiRHT2VkgPrusskqyFY5DDLYieUKqARzBICEhjZj0gqF6SR4ePA6jZJOYM/GiXxElc4oNOpVi9VRGGkXR7ru5GpZg646CJUnYldFRtHI5+HBNcfUDAxoERRPA0amcAIGBcRpEpWzZIraOz9CrDX1nlcSHVupgCpGoHMcMy+GCDPTupOcvsoNXVxWVmZI1mi6goNWRIBagJEKEBYkjRSwk+YanUa8wHthvpIgEdPZ0wq1YdRdUj6pqwGXnmsz/URy/WgyojtfiE85hjkxccEk1qLpmDeoxDv1ENz1HzDjJIXWbZgCD8jl0FdWC648BVe972VGbyMJjWJ7mCScxqryJpDav+k+skrFZGa2oOvPy0A46TkoUbVieF3j2gfDCqO6YTokiVP21C2Byi4fKI1mMSULulG7AW+XpZgkdgoBqrQeoQG/4SRzGoPScwB3FmbeDDGubuaUuENkcKA29bjxOaVpBpXNubHTEshCQs7wxTSdSMgMUnRoWGgDH7+My7+rtfF9QAqJdMEEcek1LVChj8TZ9SnQoV7bGYTGOu0Nx+r1gVFxWcwRsE10UiIjQ9XhritduXrbeaxkcO7pnTW7VsXJtAD2dPdRqWco4kVY0TRlEsPXNJJ6zlmaoEBJVSfTEnMFQflPVyqpaDnM6zl3DpNGzkNAzFNvcmOXLVIk6kisV5oZlmSHS36cqGGTmweJoCygtGoCjkdB089Hlpa05Dt4Tl1VX336lkaQNa9OgpDqYtcTJFYq/UWPTYpJJYdJYrEMiOktdqgiWs1Wyo+dOkkkAg6hSN5rulfCTqrBaTd0tgsUuYFMhS5V5ppACxghnX1lhQaL8kbBo52jQdIJA1Gvykk8aY5vuUtqDIyB6vZWfd5bZuXC5Hhnp11IUUeTu1a+OmFqSlFZtTQY2CFa+PrT3FiNuSvBBGI4/qvQQlQOgMB0geAj3nMt3fTQ1wBFEgfh8asWOW7a0fMRP1TmePvPVThXH0sYjDcGTgxLL1lcdBBJkcu0Sn5enD0xNZRCCdJZvSiI/wA4HPiqlosNXWPb7Puq0l9LUl8p9vuo9HvAxp9NtLb9hJmYL+p52qmYymhcaSVcNVk/SMXIek9IsSWyTyI04m2uxe62uyJYHKOg6Y1S3vN9ttkxwB4k90YZ449tA2MHnc1bFjcGYyGVtJFXrUIMs81v6GWckEVoWrRYrDosYZh9PDGqBgDr4jp9tyhCouXwA5P5Rx+2uN3PP905K7bEA8ZiPsGPGn5QwlOlWmEcogZYpFaRAeidi3p+ituSX1HjPXoR1dXTpqBxti1Z2ygKome89dYr3r+4clyfMj/dJiPsHvoDLXaEbV56ks2kPpRzRRyyEySeuC007Es4hf0n010A5Dw8WfcqV0JAjp9v9aH9uTdW6SY6u2fw/DrY24N20qME56pLs8DTlGEwOvrxiEJEACvrsCFRvlAB1Gg5cZ+63wt2ixMjq9vvxrX2+wuXL6qq+Hr7IqHcnlRiy0+Rn0zeclIeSNPVkx9RYwJfQjRCJGrxKEQ6BeepOuuvCu9zfbk3bhIlsendlXoFiwm12wS0MQuE/b3n8KUa+/Tj4a9bDYZ0q0oY44Wyc/zFCOsSPDErtJM5Bdw7KX1GunI8dGObWtnZXb7dZRcACcO3KTj99c5/ozbq6dxu28ZPAfech3Gkq5vrctlUZcilVfzKaMXpsjdD6R+pMZtGdtNG0108fHlTv863RJS3Cg5xj7px6Z1fTkexRRcMue37hh86bFnKXrhkju3r9okMR9Tbmb1pDyCNAzmBy+o00XyI14y7+53LLqd2MnATI7OkVr7Xa2bVsratqI4haSWcRdaV68ic0Ur0ekdV6XBbRVZAPPXQajz81ZZ9Qu3CNfVSuOpaOIGE06NvTtjX+qdKtiaZWWzVswNJCY2dWVgQoZQEjUllIOvPTnxr2NxatjWow7ePThWNzBLl63AnMRFSPFuWmEjq1sZiRLJKfprGTMbyj0119NLMsf1E0ESguF01XqA6xoDxYvc221hPMvLJGPQZmsy3yrdXXm2xCkR0nAVIPb/ace8Mw8+Zl9XGrZD5Kd5Oua9ajYlKiyOH9ZY3fpIJYKFDNrqOPNefepd7uXYbUstvKcZHdhhh311m15ft9rZAZVa5ExAx7+mNWI3ptDY4xElKJE23mpa4NJaELWLN9lRhUW1Vr/1bMUxbpEpMZAJBOigccvyrbc03d9bm2W4yK2JMwJxxYx1GImakvotw+LC4fj7PhlUtZn2zb8ve1rtH7pJhsva/bve3d7fPYI09rTZE7sTf/bHZuJ3DkrW7sccRDhsPQ3PVyEkmKMdq1ckEEzSIiGPq9j5pyyzzXbbW9vLOibEgqcPrKEEREakJznLgZrL2rvZ3t3aKTNuDj2gHAZ5EY5TI4VDO8e3Ee1O2e5O4WMo47L5jbdFchTgz5vZGCWFslTTL2DBXt1ZOqKuzzRkECOVAw568ZKbHabNALFoAoc59nXHurTaz5iF3PjOXQVTram8sxisfVOLvtEYuvISU5mabHWZ6Vh5krWleN7Hp5mNHrySoRIFlL6nTmO82ew3wW5ulJZfzD6ozIBxzjjVa2HBJBGGXTtE1aXuL3m7F9kN/dvrexO0tpUld7+9psnirQyue2VmsI1D9JTMbsluvm1kqWY5ZKsifRTRosUjIzH07ey3/AC0q37b9TbSUJxkRg0TGMwMYGGHCp3ssR4SVbMdX2/D41rz7n19rUe4u7W2LKJtmWMvJl9p6wy1vRwGaSPLYmo9ewDPWloVriwtE5LI8ZUltCTE4UXWFrG2DhPV8/tqVZKjVE1Hx1B5nUkMpBIPNtdD9uup8eGgu0k0WWFZkgeBIOgGvLTT7OXL5T/Ph5gQIinz76WsZgr+TCyKq16muhszA9JHj/TTq65uryPIaeeg4gvX7dsdbGpLdp7mWQp+Y7F1aCucey9Y6FOQmX1CxJOrKRoPl6CSqEIrctW8OKK3POJW5Eg4Dp0zq4tlbPiOfT3Ur14lb1WjEvWgdPrJPTMchLuzxnVFVxHKrahT0DTiEhrdzwkUaksMRh9tGY1cv0aTySExyTWGZnX+kPVY/OB6hJIXoAEY58yefDhgDA+o5/ZSYErJ4VgyOg1rKHknDh7creogY6qw1RuosjDVFHyDqPPy4ZhODTj06caK2FVp+FegavK1bR7DTei8wZ5gg0VEWEagSKDp1KhVF10JHIcRBlHggiek1K4BXE4dVCmROp/RaR5SgSW4V9VXVJCxiDDm7tEhbpUhfM8xrwWAicSOnTDsqIjVieFC1T1SGFBNJLH1RzWSC8XXIS0ckJA19YFh/TQFV+PxVwiZBg0aOq/VnwoR6xGiwGaSSRmeSYqDHI4Pp9LhX9MWupWCqgjA189eI0uNc8WY6fbTsFOIz41iK3piSOqYZJj1Rz2JWLqjeJTofUTSDrAVUHQCOZB58FZJ1nGmIQDAdIpLtpCWkFZFWZVVbsxEj9bhJFkZy7yFPSUqGhQLHGvgNSSZbQBZi/s6dDUEGRpHf0+FJUqHqkhgAeZekm4hDk9LBAjLohl6Fj16VGi9XPxHEkEJJyHTjRNaMTwpLuIY4pTD6syxxSs9hY264n1J6SzpGshl6By6dEGvPmOFaYFlVvqJw6vtyqNiYLjARlTWqYyG/TlmjtwfXxIJvoXMsU9mP5vVlgZo/QsSQgliocN0nq0IB01XgHq6dPdWaS84ZTQEWLWdf6RYlCOsltY1BDEkA9JZtdABrprrz8OBZmXwnjVhLavjJisDjfmcI8n9LUSSf5EPIFCevwAPzHwXnr5cA90K4yg0xRNRGMUC9Eg9CSdR10J1bp0PiNdPEdPnp5fZwwILYU7W4yMmsVoSMW6G06AQ7E9Kjp5Np+YMFY6E+A+/gww16BnQm3AmvFx8kh6QxHNxq2nS2mhJQ/KNSvPU6AAHXQ8Jj1HGm0HPhQctExxvIrNIiAhnAUoW6wvSNGJA5j7z+PEYue+ia0VE0DSDPbrjrZAJo2Z1OjIqEOzqdRoyqpI5jnxKGZRIzqEicKM4y9LTyFe7Hr60c3WpHLm5IJ08zq3Iaga8OfEC491OIiDlT1yeDV86lmCwcdVyEb2ZJ/pmsw1JZKzixGAhaOVZpiR0hiAr+J004he/osF2Gq4OGHThRWFN24EPhB40HW27Vx/qSWJaGTRQSkM65OnaTplMamrNjbLBJ2YfMJFlWMAnpPFaxvkY6WTCOv7cKuNsmBwYEdlJ0iYFXEMljPYO2pPqR2oaubospJKSfUVzibsUDAjwgmJ+J40TetXLcgkrwBgjuwg/Ks97bBtJA7eHt40kW6Tn+tDk8feSJEVTB9bX0RQOhBHcp1H6unmfEnXxPjxE14zBOPuo1QkYCgaNGS3NCssciwqQZCqMJGTq+YRqVJJIPjp08RXbuhSVPiNS27ZZgGHhGdP02SBHTiisxwiIRyLq56IlCRisqfLIkszAFyOQ1LePGeq6jqJEzV5HEn+2ijyu8n06KEijdnkYgP1mMxyadI6P6MR6R46aePM8Wl0HwicaiJ1P4Qc8fh0/pRaSUzOjgjoQyKfSYgs3V1NLqekEctAp5Aj4eKFshTI8XTp+NE4mGH1CihmDeq7J/TVGVVZSemJgWTUKBJqx6tNASOfx4SYR1T07Oqh8xW4Qw/GgSWCF3IYzdIWPnqXQN6TdA611jDj5uQ6j4HwEmlfFOQoCRMjj86TL9Mxr6q9TMunqAa/lBKk6EcgG5j4qdfhrMjHywBlUDoZJjKlSgTksayqzfWYsAzDQsbGLdjoxKLqWpTlddTp0tr4DgCbinrFBbMNHXTuuyCJYkXSS4/V0FetunRCqPHEJPRVA2gIB0jBA+I4pWbQvHUD4Acat7q4EUapFHMVSrPJNbvM09Soyy3j/U68nYZ/6OPryEHqryE9Kox0Zizjko402e3t7fmTNsDoO+spEe++mIJOFOaF3kJt2i7S2bCysXnMFaDp6Fgq0KwEbCvTg1hUSLoehT46687duB9V3KeFdFYTRbFq2RIz6+n2UfkfrkdpJJZenpMqyusUBZlVHaSWJleQEnQdI6T5AHgFLeXhGNGZ1A9VHhIxrxD1k6UbRRB0wiREaXrGqymb01Lgdaks2pOh8BWCupKA+E0Z8QgdlYQW/FoZK4i9Lr9BEeGBJGboAE03W1yZFbmhbkNfu4me0DaBMUy4SVOAGFex9UzlYSURywYU41kdVCBnE9ydj0MGDE9Y0+YnXloWtlVt6mjA4fZ10wGo4188iJzQpGxWYRCugkn9aQuzqocu0MPyaMfHqb83jwYJZpDQPn0wmm0jj1Ub6maPpaTqUSRyB7CradmMkcvXM6s8Yj6dflQ6gEa/aFgE3PETqyj7qksL+oHGU1LFeRrnyiVZVazUVViAUSH631ZSpZ/wDlLHX5rrroAdOMy/aXb3tUHzD/AF+NdaGLppqCt4you5lXrRvT2wHkavG0ETyT530/T6ZEieSNWQc9GHhzPG9yk67BnDx/Zll1VR3bReAx+j7ahW3GWQgHp5MA3SwLsiL8pJAC69XJeWn8OOtIBtFGGJrA3a5ADGjc0XXLDOZAIcxUWdZCrsFlK+naTQMp/ozgnl5+HLnxmoFJ8siWXCoVBumTgrCpS2rlf1HGAXNZbmLVcfOiBld9WeOtYd9VWFZYn6WcOrFkYfHjJ3W1W3ucv0jiPdiOnXRI+BUfWDB6dM6c06yln64QoljQJEsAELiKSHojCmRkEMUSNqxC9R8W5nigyqHm3gRhHz6qnYpEcTxoIq7etEZJevkfTjnDxdEsbOHLM7ySej0lQD1p5dXjwlIUhsSOnQVEo1Aimdnspb279POaQs0JXZLlZ5OiatPIetZK0wlsIYXPUpX5l6lB1HVpxrbS4Lt3TMNFY+82oHjUw0wcMKHxfcfA1EE8eMy1m3F6thq6CnXVuj1JJAtkyzglUJIIjPyg/LrpxpXFbVqePK4R1+3rqqiFQccfsoWv3VzueS9FiKibeq1oQXjx1j1cjIkgZQ0mTm6L5Csp1FYQBdRqDqOGW5YRh5oEk8cuh91O63mU+VmBwz9n4Ut4ncOPsRivYymNMYOlqvHJHXmdkPU31ErMJXcSHRpGPX5FtDz3tnZ2+nWxDcYnp8K53f8A7sklUYAYEx07p6qf1beeIgHptYx9etHqwrfVQwKWiXrabR7KGSWVVGrlj1N9vG/ZubS1BUhJ4yK5zcbHcbhSWDkjrB+6hJd/0Las1COW7GsnhSLXaqGL+mIhbiX02KqQAC48T5c+M/fc92m3aS86eIxmui5F6A5/zdCdnYmYzIAA7Dj7qzr7izmSr3J69SvjIa0cmn6gxsTSSxFur0KsEjIpLHkrOoI1JGg0GJe9biDbtWw7jiZjvBGXca9S5B/Au73CHcc0vm3bWSVUYyBkZBkHKQcuFQNuTcu48hk7devmrC0KvXXaSpBWrpPYjB9URIql/Q63KDR9DoSBpxFb5nvtxbFx20FzIXDKOJjj91cnzrkPIuWcxfabFAyWmKljJlgcYBJEA4Dr9tF9u1oqqzZ3JWJ7EdQdNR7E0sgdx0lyryMUUagABB1Ag/ZxS3e4vatBYl44mentqC1atQXgKg6oGPbTfFyW/cmyU7f1pupIxKV0hpgDREMigI4C6nzJPgNeJ0ueTagrLddO662wwSlStXt3EIjjKhelvVnEkFcM3/L6Z/TlYgE9QADHl4Ec+Kt24yv5xy7p6dtOLZupgYTp0zpPvLHTjZnzOLMqlQKMbdWqgP1tNIDLNGfn+Xph1YfD8wY3GcSFIniakspbtHHxCcqQXylTqJ9VnZAvQ/TKWaRfm1RyoZQp8yAdNPu4hYXiwBMiuntcw5dbtYCDGUfhRr/V1k9UaQRWhLoC1uEvPIxCggyJMksmr6nUknXidFcrDnAGsXePsbzaralScyMPvp1YLG5jITR/qAbF/U1Mg9GOxh3hilNKNpemG1KY4rDoYwpiclSpHIrqQ+5u3LducQhIx6TjWaTZtGdIK9VO/K7duSR1dwTSmFnxlRMV9AKdetXuRUXhdCkTPaaW0nryEFYl0ZT855cQ7JLV5WQszuCZJmDOPuHwik17UfAAsiYw4d1LOL7p7xoV6New+DySPDE9axkdvUTPEFYiSGeeg9JGs13Q8mVn0+Yt5cWWXasrI9pMBnlPVlQBLjkXGMv19VXB7P2It67bp5BsdSmzlbIT4XO3KkwpyrdjZrMdswtJMsUdijZhdOlQdAQCdOLu2eyLAAkRwz6D250VtAX8IHmYSeGNbzPbztah3N/bG98nZaOM2Mt7de6PYT3p7MqTfPYTBTTXeyfeF0QP1fTw7dt17UwAKat1NpoOOncneek7d5rpNvabxrZtjPTcRbtvBVkrNrcudRMkiMqoX0Xa+pbJKwu528FutlYpxMZvaGGOGOFa8u5WKOR7V9xsTDEIxLsPdlWCJSOr1Y8LeswsojB9IetXHhr4a+Q15XSBcDGSpYe6R19k10dxJsMpzKEd2EfOtM/b2hDnLm38dYsV60V7KQQCzYceg8ds2kiryP1xiOazY6YowW/NIeYPEG4t2jcOhiGIOBw4dDwrKS0wAX31ZH3KbAo7mn7V74dq8WNq4d9u7jezMYJDToV0zO3Y5VBP/wBQk91JGXp9OKE+YHHHejLjPv8Ac8tvEeWHLp/iAMN8Ap6iJ41Y3lxhZVx9f0j7PuqiG6Lcu4dx5PI4+na+lsWfTpp9NIHNKrEkNd3QhumSSCMOV1PRrp4cdpcu2XuM2SE9g6dnu4VHaR0UIcWAonW29k7LaLA3UAvUrEer0srshSMElh6a689COIr1+1YkDqwNTrZuucRTrxe2qFWSI2St64Zo/ShKf0wqnpk6YNdJinVqWb5FI/Hii25ZwVIiAfbU6WFkzwOdOpo/mkaVhFLMG+nrIokcqo6mUq6IkjgEdWuiqDoBqDxWYr5emMRV5dKLCYE++h5YjEiGeR/RHyrXgrsZnkOrI69ALSHqJGhYLopPMcNbUmSufbTFYXWTj1ddCGCSaMmwrINbDJVPR1aHpPpEQqptN0rqFAZNeWrHgdWm7p9/xoXDOZrOSKLob1PUqo4ghFV2JeSSKKIP6kkXopJHNIxb0umTpQBWJ0J4ZgSxK/T3++jg6RhQn0308ciTtFXoxiSH0gBK0o1YfNYXpRS4PJVUDx1OoOq1o4VsdYpaSG6f1rGKI14kMripAEilKRARTOHaNmXXQFoZGUAIi6toQSOAIa5LL3dPxinOAy8VHmUzowZWhg5AQSuYJJwxWQpIvSZoUDOT0IOp1PTyPLgBaLLqRsJ6dPbUkKieIAt0isIo0kEzkzQ0nZSUDGFpNJOQLE/0I3iYAL09atyIH5uHDgt5TYsBnQhEnE59PZRp4HcSGQCtRRFWNQJuqyAvSZVERAjrxgcwCZNT4efDaio8tM/soyFTPqrCT1Ja6pGsNeqkayoI4pI7FiQSqsahZvlQdLLz/wA2obnqDwNvTJg+KYFRsCq6+kUkyRR2HeuhetHE0tayvop68si6o8QC9QqmSQNr4PoD9/EssEhs/splKsZXHCk2SP1Y3FcTRV06QJVUdJQAGQAdccsUSrro3UHBHLqBJ4lt3Tpwy/pQMpVdA+qiJRZHkgWMCFfUErkkaAqknyA9QWEmMgEjUjTmddQ6woDsfFwocCNLjGcabtrA1J7Ikx0prVnZ5EcEGNhH6pDQkg+iFEXPmfHly5i5Z3B8oaj46rPtkDkqYXp8qFjqV2rGKqW+nX1E1lHpCdVcHX1isixxOx06wCOociNTwDXLoaTjNSqi4CDHT76LzL63/KfqijfRpAQjdIbSSNWLaFPl5nz/AB4JgrHT+aKYs1swQDNASQ6hvTVFroFDSdLLIw6QwERdeuOLXkefIafmPPhWwMjnOfu/GhLKDq6xFFWAfoSvEnpdIJII/qdHqKU6WkKpHqpJZtD9ug4Jkh9Rk0DS2CxNep0yJHHAA6rIwZggVXKgoqoo06ImXq8x8p/gmAU44TTgkkJ+ait3rkxrehEegOglaKA6PHHr/UJUFURH8AOlT48/J1KqwBzimuA6I6qScanVNJqdOmrY9NtdNHljNdToP+Eza/hxYnCVGAxqqolopXloR9fRC/opWgKxzOFYShvnLTdA6lWQk6a6kAjyGhgS4QNTjCfhVtttqMCMBXlXN3sT/wBIIykEhhllq2B61WZAGcFYXI6I5w51MbJy000PPh3S3dOtMun3VWOpDBwYVItKKrnK/wCpY+7M1SD0fqcWfTkt4aWT5XR/m1nrTSN0w2ukRg6rIFfQmhuLRtrInT0+FX7F9bhKH6iKGXDQWq5sZKossTP6SxkDVJDL/ThifrVkl+UeoF8gPE68U1vFTKzIPvq15ShhqgicaUcVjYMZDJMsZmlaVYRXQdDmxJMwgqp0uBYijVNZOoEOR0rqPFMLl5tc+DpjReWF8S5dPjR4YyGKKOeVuu7NYQema7RBpnMgfpRZXDVYk1Xq0HME+WnAMzEYzqpzblPMzkY0UtYcQw+mI5BanHTEZCFbTr6nsO0fKRWQgBR0fJoDqSRwVm66sQYg9JoBYVRrM40k3aNeqVhQHVlEjlYZDIlYyhWUoF5TSu3jqeTeHLXiwjvpJzM1Va2ysXXKidrFroldYYwCsMtkdavGFDhYa6yo6uCenqlXTqUAjUHnxKz3RDYkHp3fGjNoQHbBienzpKnol5YoddR1KQunSHdF9SVkAdQoQHUhjqW01AGurreJEkEDhUF0EN1k9I6d1J7wpJq6uEhHVEiqup6onIkdukjQlSQOegP3acSqSpgcRR6FCSMAKKkRSmR3STlE2pNdf+VHpGvV0cmEzK2vV4gD7uJxKocRE9IoHIeI6uzKkatNNg8pWtFeuLXqePqPRNTm6orNV21UH1a5II18xxMrrdWJx+2qdxSD1YyKkVY55JoyCy277CKt1r0JWrANEfQY9b6szlFfQEFifEDhrdmzbslYw499ROxvvLEzTn9GGMmjVYmljpjE8sJQyz5cqUsl0kYxulOP+lGW5pqx0BYcZ+6dGItoThwrR2lnSvmtH4dVHIGTU6MkdlmRmEjGefoLN1g2Hcms3SdAV16W1PPlxnBMMR4Bn09591aRQBNSis+oGbq0EHWSqMweaMIJCzzxRlVUMAxU9B1LHXQEcOlpXEj6R+PtqHWQew0AzMY9ZF0jjcjQfM4BDqodCUjiI9QADVNerx1HDMyC5pFEmqNRyAoaGRy5nlaYyoFcukekWqHVkRSqt1M4U6nrHXyB058EZmMNBoFLFoyah0dmZVUyGM69Cr/SrxNN8zepMA3qIV1J6WkLHUEA6DhMA9uONGkzB68aOWI5lRXjlmHX0DqiJhjkQ6dLGWY+n0q35Okxlv8AMOXEC6lMFcR+MVKywuIw9lDVkEQZVVFkr9MgEcgPT0QlY/UnMfUWQk/lHIafMRwWllbVxJ6dONPYhWgnCpBrSEJEJfTjhYRyrMnpxtEzw5FvT0fX+mWcczpr1D4A8VN0i3G1ZNOXdFdNYY6dIyjOoZ3R1Q7pySLM9k1cNiqr2pdRys3LdppB1alYo44wBqAABzA8ONbldkDaiD9RMezD7KpX7g/d3EjBUU++Z7+FRXJ846OksSA4UsfzEKQfDVuofjpx0Y8wMomWjGqV0K3CRSzTx8l7a1uxH8k2AstYjb5iDDLMBN0gBuWraHwHL468Zp17ffRmG+fZVSCUDLgFMfGh8HkRjM3XnA0o5VfpraACPradWWF9EMj6xXQS2oIAJ+U685t3aa9bM4tw7MsPdUfl6W1L9PHp041Kyv16R9GgDxrGisIokVXOsayqY3gJWQfKfRBXVjy5HnXIS7DnxddE3jXVXyOw6gVRlWJ2jrlSitOWj0MjpGkpMQUFm9PQagepz14kx0zA0mgQg5YgfhSJlq9ezVtQTIfQyEbo3QPWmUNGrLZjJdnkDOqlT1SBNNeRPCskC8HUwFM0Ly6kHI1BAjlxeQMEqgyV51XRyVRwrBlJI5mGdDo3xRjx0tl1u28cUNYtxTbfTkRSvh3XFZ8xxMRUur6UPUOqQxzhLNVD0vGySMwWMsrAgk8Qbm0xtHDEVNtn03eoHCjWRxqtlrYRWeOzIlpi6EMGsdbTp0tyk6Zo2OoJGmnMnQ8TbK6LtkWz9QGM8eqoNwCl8hfprOLBBjq8cUXIakIpDPp1Bvm6X5a+I08D8QeJ3/TgSINVQzsx/tpxYuW3hCwp3mrRS6yvVg6JYWdAFTWKSN16nU6a6htBoT58VtxtrG6taXEuuR48Pf8AbXQ8n9Tc35IWt8vutbVokQCD7CCOynOvcLM1o7MJatM80MsJndXRtWHXJL6KssDzEfKCRy5DyHGe3J7TFVJbEzh1dImu6s/yvz63sn22iwXZSNRU6sRE4MFnjlnwqPK4lyl5KwAKyvrIw60dINC0jsupUkJz1JJ100+HGrdcW18OYrytg1w6nxJONZ7oy6CSDDVtJKdRULpES4lkTQLG5PQzFdBqdeo+R004rW7Ya4b92dRyHTCiMxowgU0JcxaYnok9LmT8mqfNoFbU6EnXpBAPIEeHFhWGeYyimiO6gXORyDdUrWLPLqMtiV2UKuumss7dIOh5AHnry14je6ikgHGpFR3EAGKNVsDclETuBDHIQPm5OOrTQFWK9PLXmdOfEP7gCQBIFSLt3IBOApUrYGt1qJZOoBmLt8yJ0BhGCpkVC/UeZOirp5+OgLdM+IEGMKIW0/NgJNGreOqxVZ/QqP0j1TDZMpYOSokjEbMOmNusAaKumnieJLJuXWxPhHDp8aG8iIpAGFXN7jZ7CdrF7R6nH56jnu11fIb4wZeETZXJpaWtHnq0Vn11jsXbUkyJG5CmGoxUjQDjqFtroNi4ENgJqJOMkmMAff7oIisXSxfV4pLR1iO3q6dYqPsvVxeWwdTObYx+dGJz9jInF49Whmr7e+i+mpYpMcI7D27Fk3qssdjr5fTTIqKCup51H29i6+125nj8Jwnsq/ggBceI4VEzxWa7T0b1S3S9eaSQQWa8tZ6tw6xmeGOUISrurIWHy9Xjy4e6pEaojv8AnTHXqKrxHT3VPvt03hY21vYYO28UVbdSQYhhKypE2ZpLJNgrLdGsfTeaWSlIw5q9mJj4acTWSpebeOBMf1x4R7KOwxV9HBsPbw+72100/tCbjxeS929PsvuOWOrtX3c9ku+ftVzn1KxlFtdydjXMjtN9JpDBJNHuva9SKF/JrGqDVgeOs9Pans7/AJepYNd2ovAiYU7Zhcd4AOI2/wC4A74yJrN9R22XbbbdiNVjcgCePmjQoB//AEnlE8IHdFIDtq7VGV2nm4Ghy9b9Y2dnasoYSV8tjDkNu5itJyBDxZKvKh8By8uOSuG7b8DMGKEg94MHCTx7a6q03mxd0xqAMd4nsrQbtaL6a/Fh7Mar6d+bG3Ffq0AgnmqzFPVJEUiT1yFPIgDXkeK/MbYVTeU4gT8Mvbx/CsJGh9JwH3VOme38m6Nu4va27pYauBxOPpxZvIQ07r5InCWJ6wFkQyMa8E9aZNXjjP8ARmK69QLDL2fJNtYvNzLasRuLltl0SNMNExxzxic+zCp2bU4keAQZ6j0OdR9jdzbBxGexdbE7ZN+GG3Yku3alvI1hkILJvQQ4qvA5qZJrjY6c1vXWzWKSuG6iyhhs2totu8n7o6rRIw7PYRnwjv4UF2+rqRbJDHiOHUcZy6caXe4e1aRx+B3ttTBxbd2/nMfBafHQsoFOtNlcnUoS2GRKjy5HHLAuNtl41P1MBdmkZ3dpeacra1s03liTtm68SAZhhh7D1HCls9+t241i6Zuq0SMjGYPbx7jUTxRxyxO0HpKskyfUWA0mrGBFUyxRyFVlYF9CNVAfmNSNOOeCPcYRgVNbC3NNuQMTRtXI/p1j6npmSJ7bhXRZVf1fTQlz6ohdQCAAnkx4d1ZniIP20anQNTZUZrkxs0ESvYlJU2bM0riNJdQoErFegME1KpGoC9WuoHg0m1if6/0p2UEAxlWCo8M7zLH9RZLTIXl+WGOM9JKyTBiVUdX5E8SnPVufEbtdLCcAKktkKh1ZUI6OknMCxaWIiVZGMCKQv5getxEtgBXYDWSQHwJ5cShwqluFCPEZMgV9aVo5o47CixMUWUQLARKsc8aemfUjJSCF4fmDP/zA3MjlxEtuRAOJ6fOkASccDXoiSMa2pBbtydRgrohghg9P1D6iIAI1KGXX1JG/kSOGtkQQhj7ft76NguM9dHz6JiS4wluSn/6esYh6auoEKzRKvJGPQCZ20KjTkNASiCSEyHHp0mjFtNOoEnpFBukbfTSWlQSM0whrK0gUas7RSqsjddmcnqHWwAUc+fLRKkSQIaKiILEAHw19JoUaW98mj9ENFtXRzFoYEieNum1NH1lzyChm1XXQ8MAdA0/V0/pR5EqcR/ShjKXEs92YrXiPovWHS0U5J1+ZSus80qsNFB6SRpz4UK2AgMOPTpjSibeo4TwNJstYmKOSdngrRwzSiJeoh3ZnUzznqkWzMgRVKkjmSDqR08H4hCnM8enTrpWwiYjARSbKPq4euyBBThljKiR+rWPX+kLa6M0jgJoFOo6SdR0jp4RL28F+k1Cw85uoiithPqBMskSQVo4iRHM0yTmWFwzSWSHWNlaPQ9AGjHx0Xh1lQGJkTTNBwIOvp0zpOtVnZYmVFjqegGKuGCyLIHDvqyjojrunSqDRdF18ORsTbCEH6zkfdQscp/L8aAVDMfUCdNdCZH0HyyKnSYgXjYskcqv1aL4jzAA4bSzmCfFPT3fZTEqkFccOnzolMzWBrAjrArqZHcGF2i1UEr0n1n9Pr1A11ZfDTXgrWlW0HE9Y6dDQMzN9XGiJilsP6KA+hH+ZvnZpZPRjYjpVwyxjUk6HlqRpxaQqshyCxqFwxcADwii5h9RY+lIli9MsZkKlpgjEGPo/IkfM8j8OR58MGZWgGcaLSwaY4Z14sKSBUi+SNJXUyfMj2CQhUsxYhYV10C6acj4AnhHXEjxLT2yDBIhprxpAwlARjCOmQdC9EdjpQMVYKydSK/ifDlp5cJld1VzAEx3UbETESKS8JVewLbhRIWetER1NGjBjNbYF01ZU1qgajgnYonZVAKWPZS8K8VuT5TBGjR6BjH1etIuvqJIgDMsMQQkaaleQ589AhzBT7quqDbXS2I4VnNjoMjHEisyxRvJFFJqrGUykgzrMQpIQKoCDRToBy56xLce3qYRSKLeADTNNyhdym2b8GRpSPEwLCGf0lavbrtrHLBYikDxTV5k1WSJwQQfhz4updt3BiOGVU3tNaeDnwNTJi8pjtwVJL+OC1ZaFaSfI4BuuX9M0RxLksVoTLbxQU+B6pKh06gyANxk7zawddgGDmO77DV/Z7qfBezHHr7+2l+CxDbVrEr+hAleN6qDpdo66r1uXLv6qWLI6h1jU9HUCAW14poP0whJAGdXzJJiKUYoGsxtdurKi/T9UMKGWJK0Sos0dKoQ5HrMSWcAhwpAPM6FBj9K/T10lXUuOA6fGiH9WMixPGOt/pK8vX6YjkkK6Uqjo7aPIpUGQIAFJA15HggrF9JwWaa7oK6lzov6D14FtSK1md5PSh9N2Trn6gmkZ6VeSOBZAoblqxIPynUJSUu6FyJ6+mdRhDGp86RZqphriBINbEzgLGsgDO0hEczMujfK3UVVgWXkTrz0M6u4bxEaKFtNxx1AYUk26q14EqQtGsjtHIknzfUJUMZaeY9I9RmY6htAuobQ66Hh1Idy7T2VG0KI4np9lIlqv19NcoqtKiOwj6utY/U+UO0ZTXoD6EkjQHnxLa1AljlURGEA4UkzJP6yQK6u7nrcouhUFmCKW11eN9NOQBOnMfGyFRxnCRUQDKYP1Gk67CttfSjJDKobpI0KTydTqpUacgvysxAOgHidBw1sFHg4Y++lf06QoxP31IFWRI/qcuD/9MkdbGGXpCLZYPWqMQVCCNADYfVtegcjrxZuu6KHwienfWdt1cmFFG4ldIEVemSNYielpfSEmjdTN1BQYwzqW11f1dfPw4zWNt7jOgxrVAZDhiOrp0xozFKrBo5ZIREjHqURFIQsWvyjkTH+YDxRgPPkeK7rJqyrsVw+mhlkT1XkHUqhpYpRCrLI3Sr9PUrxsyoqOfm0+XxDEDh8Y0pgensqIKT4hhWfWACRJEZ1EYEXj6cgUj+pJ8zzWXA5aFiF/HiIlmMMMOuigqZzJoUPIgZlkYOOqJ5uo69CDRiYdSlbnyB0RtNPHQnh2C4f2zgKltkqSHwNZJJ6kp+SORtD0qQ3pp0AhiynT6lQQo5I/wDcPdBVdAmmBX65wmlV9XiUIj/P62jfUEVnBUOzpzjJiHR/ytSVPLQ+QWdWsqciKlc6lnGaxilOoVGhkGiqsMCdHoEhVASUem7zFlUO3THyA+HJiAccoNR2tWok/0p40JxNDHVCkdccQ16BKmj1rUMsjMgYydJYHUMSRqfEaijuLR1G4WnGul21xmtAEYRUW7h9Js7uUD0vQq0cFXZ1lkbWNcfcmLRmRWMzyygHTXQBuR+G1y0sthWQEkn7YqtdOq9dLdS/ImoxhKN6Zdh0aKTGrEEA9AKiUKxXTp0P5tNPtPHQFgrycW/GqSkFZ/KRT82TAsmNzkEg1gt17cbdfL00EFhQfVbpXpGhPSOeo18dOMPf3Dc3aKuABHzoUtMLRbgSaZUcfXjIykg9arYmhVhr/AJWE0EvPX5OqOTTTmT+HGuqk+F82FQLLYKcR9lTDjbaZSjDPBCkheFfUgr6VhV6VRLBdgVLEz6gaGHQAeOoPHN7vbMu40EEQc+uoyDBCChQ7IoVelEkYsYK0IlnZ0LSSCRQjQl9ToWRJDoCA40PDwY0Ez1U1swCwzpOORw1WPqt7jxFA/TMr1USa1eieIoixy14FJVl6DqjySMjMQBy14tbfl7OBGGPTqqhc3el5UExh1e776i7d9vb9+StNiL1m9bQyR2pJaH0UMsROsTRayO7SISRp0qoXTpA58alrbGwYBBX5VUe6bviIg01Z7zPBXXT+tCABOCRIvTK8oX/hKgt1KdOpTqAdDpxM9w3Fg/T8KESIPEUs1dx3rFn1bJNq46RwwCvUgjZlUSEIkVOGIGUysG6uks2nM8NZtWbYCqIY8B0mmdi0s5x66VrNrL1Y4zao36kTSnomvQfQxyda9T6G76DyhmTXUADUDz4nuFWMFSBHVGVQqDp8BBxpGlyqqWID2CqKH9Dq9LTp6PmkZCza9RB5lefInXiMtaS3pT6qM22Y6uPTqoHIX4x6UcTLIxhRpz6RCo0idbRI79Mj+mvSCSq6Hq0GniNst9TZkn3URg55RTjrOMPirGUsaJeyerQIS8pjrSg+mqM7EpoRq3USSPtGvENxv1AiSUGffUkEYt1U24IY7aGfr6RKOn5wSgtIC0kE0x1NeRoRqj6dLoNebIw4kuXXZtUDKhQjJ86ErsE9R0jXrfTplZI/kjDoAFZlEjOxPPTy18RxOqC5B+mBjSUySDxpWq22jTVqwncSsY5F645ToCIwo6eSK2h0HSfA8/AU7uyUXNVo4fCpbe4ZQVbIZUryLKH9KTqaYwpqskbRBY5ImDOyugC9KgsjDrJJHPXwrC0yfqXR+nJ+/wC2KnRvMGeJoJupVbqJcwvHprGqqDHp83S40ZNNNC5YDXkNOBY6yAAdZPwpvKCyXOHDtyorckX0xH/SYmM9PpMzko6AP1J0pJIUY6ByBzHLkOJLYcTBmDiKK7kMMKLZjN2t3X6ty/LM8sVCnia/qyiQRUcLRhpUK9dQusUYgj63GpBlkY8uWvY8m2lrfXj5+r6PkDA7p+dYe9vGypdAIBqyHYq1ctbdz+1pK1j1cNdG7ME8laTWeragEF+KqSgMyRWK0U3In8xI5E6Ym/5ba2vPG3FqGtBNGByMmOycT9tWLD3b1kEfVE9PZRHu7jM/TxOFvZVzYnkvz1qE8TSyAGeOK5kKcld4Q7JXEQLkM6owGhBbiK8iAamgdcH24/fUmqJJPvHT+lRQMjYngq3qwlq3ackc0FlW6ZILMcompThjySeGdNV8GOjaePEFtGs3DoaoGbDUy5ca3Udje5258T/2m7+dsdw3tpb825c21v7bGdoLBKmA3pt25DcFmtTvQW8fJ+m7goyAwyQvXZNY3R0ZlM223N/Y7tdzt9JvISQrgMpDKQVdTgysrFSDmJ7K1HW3v9qbd1SbDqJjDIhgQRkQQCCOIqb6G687vfI57d+5Ls+S3Pndw5bcW5chZaAS5TP53K2M1mMpI1aOKCM5DI2nmb01SNSekKo5CK9dvO5e5g7sS2GZOJ+2tCxpCL5Q8AAAHYMBj3RWlfult0bX7090sIkXoQ4zeWTuQxxlhFFRyFkZ6qVULokPoZPTkCAQPHnxX3r27iATD4jviPsyrJvWym5cADOffjRjCxYj9YztrKSRtNjtnPkqRsBGjnWtmcdjMhiLTsFNiLK4LLTJo2qPKkbHQqDxFscdvcZcwcO/u6ZVCrfqS+MZDp1iq9JYO284LOPnSapicoWx7vG3qujMGrwskiB7CxRnoLcgyDrUnqXjTS4/haCWw6fZ140HlJqIGFW6w923vTbdbtzZSrIdwV55sbkEuxZHH7dGQoQbgehNDAq5Gb1LVetYmZG6K8n1Giu8nTxs37hubU7S2ASy9fhXI/19pqjb2627/wC7ODBojiwx+Mce4VBu49rbj2dlnxG8aMuEsgl69aRfWq5GBy6w38fdWNYspTl6kVfR8G+VwHV14468Llu4bbLpaZ7O8RhXT22U29amV+NIrR9Qj5pBVVFZonCwvoo0MWpB6YukadK6szHQ6acRXHGkKn10ehWWRmDRyDrnR21lhUKiq4LK8kfpvE7dJV5a6SBhp8oYajTQcQgYgkyRTgs2C4GhFWyrkVYPpYoTMAWVovVkiiQSAqzF3jZz1NI5IYqdPhxIVBYAkkETRTDaW+mvIYTJX6KwhEMvrPPK+s0sZVkUvWhZWQ2mZtFkfQAAeRHAM6AlRj8vupipA1SIrLpj1P0oiZpChNiRiEaZlQt6RUKlmVpH6SNekN46DhMPBIkU5ZgNZx4V7DHLXl9KuWln6S87MgmWuVMiCSVj8rTiVhoiEdJ05efEBNsLJznOjXXOXVXjRPHYFaISWLM0hhmY6xkKrSNFNaZQ8ZgLMwjiVQQw1ALcS2yTi2QyPT50nLT5bZHGszWiiMjhRNecxSqrEMrwuGX05VmMggghcMXQBSQddPAcJrgP059Ps/GmTUuAyoKZDVlhNvpbIt1iMegzdakGSSJIj/yKwUnQnQqTzP8Al4htuolQDpmjuRgx+qvpuqJUsXLHVPY/+mii00DK2qpTj6CY2QgayFddCdAF58LzC0qBhRTKg8ZrOQQIBdty+vG4Y1YIBKojRh0xw9A62kleRWIkOoJ5Aanq4eZWQcenuowAFx6dONFj0CSvPdgYhUIqV1UyrGer1hM6oiCSaRCG6VYoh1/zHh1R2QhiYqKQIgYUReu0leW5aUwwM6Sx10Vh0uoYLZsgqus8mvUyEMQw0LBhpwajxZeAUAZhIjGc6JTKsxP1GkEADOqc3im11X15CIxroCW6VAI08iNCaq7EheA40AI8okfUaRgEm9FOUMAZnRFSRZLLuXZpnDcgJNOteY6upQBpxYZHjw/Vx6fCgIOoapyomQbTuo6xW9QgryQz1xFo7uOguIQ3MnkTqRy0JD4218Map6fKoCQWxGIr6xHLP1xpF11o19P5l6GmZJOqSQEMnXEV0Bbn4lQPMOF0xrwJqQTpOrI0SKNKIkgR/SWMu5fqLyP0lCuqgLHB06gakk66ac+ECFuFScZwoGZgBwHXQZHrqkMBBiQuhaTWNpZF6ekdXQ4IjZdNQQvT4c9TxYEri2R+VMhlYInGiFuVUp2BHzQR+nJoP/ms4jKjmwIDnXUHTQAjXnxMRBCr9M0L+BWgYkfZWGKhlXH1xGq9V2xdJ0ZkmaFY69VGjOqgqJGk1015A6gcK8ENuSdMGqiYzSx0aMIYeiFBKYJX5dQeIH/p1JDFECk/HXU+Z4qyogAEnjVo2yw1jCjqyO0TVUOqxTqZ2hHpmwrxo/pQuAsaCMxk8gFIALaeJEW7ZLF5gj8alUvhxYUNYrw5A/SuBNCPUdpZIxGs8weQ9EEiLGSkaIR1AjTnoeYBjtlbZEHHp07KN1LJET30z3hyW3L1fLYi1YjFeTrgvQlklryEdLRyldOpD+XUjpcHQgEkcWVupeUgjGcKo3bLW4YfT8ql3A5qrupYJKQr1MrC8lnJ4Ra+le3IUUy5LD+mjyKvSGaWmNekDWLQHpFe7tQAblsDUOHT41a2+4YsLbnw9dL8F+O+wUW5DVqSySxoY/VhsOGjEtqTQdTSVvHXpGrDQHUacUlBCllw1YVoOSRAIMdMaGCPeeMRSLFXhLNX63cyKnp6W7nIiMdcpY/MG1ZiQOK+q4pKdvTp3U5KlQvGhVCzTFoUjiqLDCaqoqj6alE5SWeWExM0k8i9UYbQEfMFPCQLMsYYU7agNJpM9WvanF2VZgPRK14I4lE0daJi6JGXjCtFaKkgnpYoDqRqdXLuuURNRqAF1DH7KTZOn5r9hFRyqiYFhCq12kJpw9IaM9bousiKNBy1Gh4U6mzJxoHWZk4np0/rSUIBFWnszRh2Qiw0RD9fWxJigEQVmkEKOzHqI1bQchrxaBAOZ0/L20AAHg99Nu1VKRyIzSPKjyyCHok9SSaRox/SiA5BSVQgEqG1Op8eLFm5gSR4agfHAjxAUg2I/pVHVoXkU9Dk6q8haRmGoIbpgVT56arodOLNkrdMDOoiF4/VTtEg6cZWRo0FQyWZkdGHVJNEK9fTTRmKxllGnz6N9mhHdqxxf6T0+6odh4mJI8Ao36sTdSSBFkZoubrJ16qG+eYclBVmBXq6R9vFO0jMw0Z9Onxq5cKhgpwWaGjuJEK8mqp1SKoMyGWP5i0nRAvUS3qAagMzBeZI8eBdRqIb4VKghtLGRSsroZpvTkk+f1VEMAIDuH1ZiVBMIQsF1Yxsx6vI86wYgY8ONShVZoodz0qhVSNZQVhPTqHClXUyRu5lm6XHNesKPA89eDbxeCfb06cKZgog44UGuidbBJEDR2FQAxtYVTHGFjTn0cnBQ6FeXkdAOE6LMEmaS4Ak8cKFjR4tFWvF0Q/1G+qb5I3HqshijCaFV6jrIY+rUEdXMgFJMODmaHSdWlgJnp91HZJf6EIPTYM+vT0yPDE/yso6ojOwVPHXqLodfjoAjAOoYnjUjXAFAiKzru0YUu0QkijbSFVKqhMitAzzRIzp1EaHT0ifDX41SgLaRJE/jTqQDjgTS1E9ussFz0JIoJJJVSRUb6US0tEmOpUFGL2NOoagtIPm58Fftoy6U+sdOndWvtbpVQpgiKjHN2mms7ptMQY5Gxod0RBExjxFiGPT01jVJHkYsdFA8fDz1eXpFm2ggPjI9s1HuLhGtowP3UwoFkcBljOgB0OhKrqpLDmDoOQ5/wCOnG4bS2xqY4cKoWrhuYipK2lE36XPNrqnoSkDloWZ5VAdtQocPaUqToAp5nyHNXrgXeRJkGtFsduCRjH20gYiCtFbkkyEXRWvzyLCSWkiS7DalAjm0XpMdyMsGjLL1KdVOoA411vBkFtDNzD4xgD8qzlUqxKiOz7qdf6eaFiWDGymtVsyJ6uNldZVkESdcckDwdMcpWXkHKRl0UanT5RQ3F5bhK3JN0ZfLH3ZddGSjDt6dPjR/wDVsbSyMa21EcU0a2gqWIEYurPHGbEtixXiLGzE3SheVx49KjTixy/brdBY8Dmff38Kxd5ca0PLtyWbq91QzuqNpdw5S39OKy5K5LbiiX0ynVbJl6Q0bNFo7v1aqenRuXGiim3iKoqZwOdL1PamNlRXkeyeiMdcjOUjM/8ATDiNVYSyhS5ICLo3T+YcZd7c35OnAz8KvW7CATcmKBOGo15fXpJJHINQIp69S9XkA0HzpkoZoKzsBrq3W3P8oHIum4dRDCQaTWk1wmVLda5lKrKlXJZCvq4kdcO1fDRuOnToP6NBjbOpGqksyLoTp58Ou7v25a0SqHPunKZ6d1Eu1sOYKgkddJs8EKM0pihFiX1FlPUJ7M7spEoN2b1ZJXUcz09RBB+b5TrF5t12JMk1J+mAVVQMfhQRkZFZE+SJjIzNGTohKgNGwbVV+bpYk9RKnkBpxJbttcOJOuowFQlpi3QEW3JbOaau8H1cgEDSQxSOGWSWCKZFlQ6yNdKOA0BI0c6E6/LxeVGWyVx1VQuXAXBWMTSTumS5+oNUsVZqRq9UMdWdZYpERHKFJIZQjxsvTzDc9fjwFolFwxk40bktnlwpHpXErSMJlZ6s6GOzGugkKdQKzQtqFFqrJo8RPLqHSflZgZCc4wNDwpxmISWEjeau769aWUDJXsVHKLHfjIRnCFjpIG+aMhl01Ujh0b9uIYeEjp066kVlu/8A6TjT5xVbbuFhazmsrj7l0q3oU8FYTNWpdJCEX1oB+nVur8v9WVSviQSNOI3YgwMUpxaDJJPjBpPy2cGctRzJEmNrVoI6VaqsjTTxwepK8cUller1p5ZJSzdCKFPJByGtd7yOmgglsx1Tx9nzqZUKqFWe2kixONWh/wDp4lGsUSHVk1KD84J6GY6HViW111HhxHZSfEZn+tO4GTcOnSKM4TDtmpbViZZK+LqVuq5mHmirVqFq0Xjxa357JVtMhZgdFSPqmcKzRqyoxW3a27M5KTpAx6uz3zgMzwyNV3usIBI1kwB8/ZA7vfUlR3dg7VqtLikxmRyKyejFDTByT2Fa368stm7KXEMVmBEjYEj5NQFOra2rf7pn8pZFvPVMcen31BdNtE1uAW48fvp24PudOZMVltv7ehguYHIxfWYkH66GTD2o7ED1IpNFlWH6XVTyPRIqkhgo1lKCzcKXyYYGDlj0Ptol3CsitaUBSRIH2VNPuCiju7b2H3CovIK36xZws1d4PShw31lJwIbUAJMc5ydcpKz/AJxyHFDeK5AVDqiTHZhHThVi8ieUriI6+rh7PuqqVuAO9i6IU9C2ryXE9EukkDyyyoyAdK+rRkZkXXp6VQfE8RWr8uBeMacBHTj86oIrjVxQ1eb2kbgFnaW4NjrNHJlNq5STN42ORnavfwO5gJpoqpb+pWmqZiGZ+nwYWByJ58WblwMwu5A4e7L2Z1p7Vz5ZtGJXLuNXs2R6dinKqrIiSSszorEOA2q9WrOAQpGvSX056eHEN2+ysNWKRVuzKLpGFa/PdxtObBd6RuBgY6HcLaWLtxWdG6Rk9uxHbeWrnT5DK1SOnIwPLSXXz04ztwykKq/UCT7/AMRhVbd24vCTBZcerqj7aq7jcTDu3cNjF20mhiG3Xgaz0NYWtm2t1RirTxJpO1OXLJXrzCImT0ZHZUbpIN/Z2rqpgRpJnHs4H7cMBVOF1agcRAo5vvthdsbFq72pwPFdxFq1DuPHevJM61IZhQu2ax6esthL0LrJ46wszcgg4si663/JMCY6s4nskUd+2Gtm4OGfCgsFuJK2yMVBHaTC5irmcjHBuPGUK+QyteGtXXJ0oBGLVO1QvfXWfTWyXEf0pIVmIMZlu3ru3lkYw4HhmB1GOB7uFR2LaXVgr+oD9XHun31Y/t93Y2R3awcPazvxVpU91ddePam7EC46rdvSKtSCxjciiSRbW3SJelT16Y/JR/Iyq2kbEL+13yeRcXTcxiD+bORjx6suyrBW4jalBgZ9OnfVZ9zYzH4DcufxFDMTZ2hj8xfx2LvrU+ljvxVZniNiOnG80aRiWNlM3UFcgyDRGC8c9eQKWtDxQc+uOnCtC0zSIpFkVRIJrMqvDGyFIgpeJpSwBjiaJ+uaeQx6jUFVHPTUamJAisEAhj8M6sQVM5g9Ok9VPyztbDnYW3N3ne22rmWye6M9tzM9rRHn6W89sUsfVjvYDdGSmtYsbc3HtTckDNHFJSvGzVvI0NmBQ8byV/PuHeXLXlsLKBStyQVaYkRmCD3yMZqQ2ke0t3UhLEgrxEdYgDHHKm36XOQNVSGoo0sBuuEtXcALJY9LQCPoiK+murlj82nIEzcZ21D6hl09tCUUGDipNYGOWU+jDLDDXeLrWwBE7SxaELXUaMlKAD5NfzPzA10B4ka8rquEEZ9ONNcQh4JAXh8qwSz1CT0gkSOTHLYWNV6lV+mUU+v+m9hJUKljqhOupY6cQhdKnRjSABOBjvr0GGBlr0xC8aWHaed1R/p36FQLCrh5Z8i0pPVrqnPU6DiSfACCdVHA1dfb1V4/TTQw1YnnuO7etbmPWrMjMj2JCqpL9RH06pCnUOenhz4ixuAsDFuMu2kZThXlqsIpJCskU9rpiPzyLEsbM5VZZtXZxWR9CFIUg+HUeFadVYBxE0BUMC35uqk+SAVzALMdd7U0hZ4mhEBKgTPY16SvRUZ3XrYhddDqeXB3QJ1KCBSggwThFCrTsQtLZsSh7TIUTHEyK5fkwrU4mBMKMp6mL6kr4EA8xDIF8UyKkRWjAAJwoKSOFkWzcFiXqQiFEPqtVKBHkNWNA0dhWI0Y8iS3ynTQkg5MIPpJqJ5KEDBqIPGXjjnuelDBHM7xDrLLW9VoAiTqQYJZxL8x06o1PL8w5SAmypCYgmmKM0TAge+icqPKs8kyCOGBFVIn1Jj6CWhlnVwEkDAckUt8uhJ00HEwKvDE+L+lMuGQw/rSPMstoQKscUVYgSBZGdWsSRgazWXk5iNEj6kA5lifADiSwyoSSfEcqhusSZiAPtoI1ntFxEkgrNLGzFTGJZokCorzTRav6Ca6hVUctBrrrwpXFmOPv6cKdF1CTBnp+NYzD6hmrV4nirq5T1mDpGzwkOI2IToiruFJ1IUAAEHzMkyvmEzH29PnUT68lFFvRDziD0y0Mf8Azul2BLBD0xQj05FCxyIrsCvkAfzDQNSnxn6urL40zM6jHGgSHK+hDLAvQyJbKIPVkAZWjSEtqqgsTr83JSSD48EgcyXxAGHuxpC2CgAMCkTNhYKJrozSu8sIaTQ6D5pHWLV2Zy7dOpBPVrrr8OJ7Ra5cDHBVoNwBasaJlic6VY4ZKUdOisTSyfpdRJwrvCoFszZBwrojMbBW4nSOQJ+PCvXEZiD14dOqo7Cr5eoCWNZsG6Po4gNU+dmdlf0lRVHUGUq0uoVj1AFuokctOAt3ChII8NSsxaFURQzN9IHhhkeIt+cl9TEjMo6esD/57P8AFerqA8uGNtynm4aPZUiR5U/mnOjEHV6kMFR2SWSsUm6dAsUTMrFyHOkbLy1IALsSDy4gYqTrYeHh06CkQ4An6fto20Ykjiogv1ydST9T6wwwgfN6it0BppVbT5j83LkOegiNXmGdINCZaCw4U08nhbWGtx3sTJMk1c/VkV2b1KbxSARTRyLqBrqD0EkqdQCw8Lu33CMDbaIPx6dlVrm3YDzE4dMKkjBbii3fWkquYaO5zEFsIsiVo8/BGys30TSMsdbKSLr1KT0zNzPzalgu7XRgvEyPx6dlHY3JVSjYzx6qW47YjK1I1sREKVyCtHJDYghjDQR4/wBCTp1txvIPl1Hza6nQcY5sXFJ1HGftrRtkKo1QW6ZUe6vUeKnEiwLFJE9kxSkqTq6wwIjFURUgHpMNOR1JB5cM6IpDXM6lm4xkZVjZiMvp41pJJUpuktx1i+WSUaiCo0jyK3XFInRoACV1BB5Hg2VY8yMOrjw7qaAg0nP2UnWI5J5Vjh1CD0/UiHyQPbkYSQwRkqU6Dr8w/KqjQ8+ZG2bYwb66huiWmMaIW4nYx+mg66qEzmXoJmumYlYflk1P9QdQOoAUAajys29AkPMGgOK4Rq49O6ka7HI1nRSOmKSZRKv5GsSp0mR+pFdRXUE8xoNOR58BbgrgfBRsiquUseNIVmolv1EdJDHEXrJ0aeiXeLUzDRQYgFX4/mI5cXLb+Sw0nE/Yaqm2SuIzoCh6sgeed+sOFaMu/pM3S7aovyxoqsPD5tdTrz8eJ93d1AKoxBodugRQchTg9JgECmFWPWvXO2ki66rE8o1DFx6moAUMvMkjkBRDy8KYoWliJGM0bqkrIsrAsViaKQmIpAqrJ8jggHqZmfkdX6RryHEjIpUhgTJkGp0xwGJFGOoNP0qztIqhY69diCFj8etpASQWIJK+mVU/HTSuUVV0RK0UNq1ZCj3qEJGkkgEgZfkUdTByWKR6kyI07yLqX6W0UctSeTFIXDIdOn3VNqWYxMj7qAaZWRyqyqEUtM4PXaL6prK4iIkWMs2pIZOWnyseGKHPOgDyQM1FGuhTLH6iAkvMWWVh0qWQMjACIjTqGjf03HPkwJOjaXAJX8OnGjwYahn+NGxIzwq/petJ1CKNllcIyxllKlhZCRRRnk/UdF5AjyA2rXmMwmGikQSoJGRoqsriUauvqp1COJI4Fib1gU6GKFi8fVGFEixAKdD16c+JyAFAyFQqSGk4jp0yqVNn5jb1vbk+3N0vjqKY68bODtyvZhezdz0kkeYgntQiSsK1OSrAdZNW0UDTRNeMPf2t556brZlpP1CZEDKB2yR7OFauyuIoYOQBwPv9nAe+os35hKVeXOWMSUs0Ys4MNWk9VF6lixcD1ZJ4okEFgTCG16Mh0LhGXy43uVXHATzsLpUtB6geHdhIxianuhXtEW4IkgkfMiofZTG0S/OA3Sh6mdUX1WHS7jkoXV9fuHHS3LgWwScRiazBNtwFHGOzE1YvbuDxuP27lnnU2LmNrYYW10T0oRbyEaPYlX1QZ68TVNQNQnUDyOug4A7q7d36Pbwtlm65MA5duPfWzuF0bUjCViaj5qaCxdr87VOxHD09DepCJo3aGd4yqdaSSCFH1QaB+Strz41Ed5BceKsgXxMr9WVCM6mGaQMtZAU63kaKQ2GRjznWRpA0rjTT1JWZOokLxPct3XMsPEff0xqu13y8Dx6dPbTL3LWkvywMS/qQoY4T0MyGt80oUoelj0jRiflCljrrqOL2zvNYtaTxPywqluU1nUv1Ck7E43qkRrXXPHWHWiRNoqSsw6tHYtqEfloAfm100IGs93dMFlCBPX3H7/lQpZgicyadgkDCNGZ7B6lMtZF9J4tGdtZHklPQzEgkzHQA/l18KQRrjajwy7atMTAU41i8azy+pNLLCBqpjib1vWErHphDIGmlJj8o1UcmIOnLgEGlyCPDTsoZc8RQXppGJWk1QqqOqIel3fqKBpUVnTpPVqASz9WnIc9UfEPDgtCrm3hEuazaGNDJoldUb5pbE0jzStEHUBEAYMyL1+YjQaEa8iCysBBE07ZTmen3VgssNOnPmbawzRYdo4oKxWOSPIZu2vXTpTMqpGyQpEbNmNB0iKIISTKDxq7RCqayAZyn7qobshgF48envpqYrI5MxXHhmsCaxclnu242MbzSSpK7F7CDrhZpZCWI6dQfHUDiZ7vkjSDj8c6G3bDrgMsKDfEi48Pq25Gc+qxYgSM/5TJ+eX1yetgCzctefhqeKt27+ZIwqz+1MgE50q2cDV/TxXiULPFzjkVxPJJK6s/RO8a+n1EqAwU/KANPtgLutzzW/wAs07WRBtAeIcaR8ez9TYe030lqKbqxViRulaeQkA6q00hHUKGWACkk9MUnS/Jesm82q7aDAA2+nSPtqiEKXNQ+rI9vThSlGJputzB6EyTNFdjZdJa08R0ljnhaX1S0Ug1GvSo+UHzHFC5gxVZgDCtG3pZdeBahoonjlYuwk9VUMllm0XoH5lMyLIg01GoUDo0I1Go4ZcQFOBHv+ynYsDlhRGyw6ZNemV1BkPSixw1ywbUkE/0vUGp+YhmPhry4sW7T6tdVrxIzx6dlP/fjttvGbE2fUaarZx+3sfvLcTRSypPb3RvWouSqGyNesHCbSloVa4bnEryMoUyuW1L1sWRbsW8fAGMgDxticv7RAE9tULJNx33DDwloXuXD4mT98VHVQap19RSZNA0x6Qp9FVLevGT0OhRgQxHiQPs4KyGVwua8RTXwroZqXtgVpZo94Wop2gkGBihmhSZI7F717TTLBV6m/okmuFeTXX5tNNDwPNdOtGgBWJw7o+fQ02wVlRschVt99TSZ3snvNhXgjX19sZPLRdAljx+bD0bP1BgVgsNTO1bMEyOCVUyMAfkbjOvuLeIxBGB+HZxrVuaG27qMD9siaqLhHjnoS6hQ9d2q2Y3Y6M8a9BnALsB6sPLp/wCJeYPhxnX4e71Ln7D7Kz7ZKLpU4VbL2WYmD/Wfcd8nMaNWvtXFY+jbkSMKl3I54W4UWduavXjxcrqD5aDkNOJ2YGyp4A/f88suFaexsqXZzgNOftrYTUzOJ2xLaa3kabwMXZ46kysSXKLqYCAa3qSyEsjEqp1IY6gcMx1AG4fDHCr1sKG1Hgf6VX/v7u3aW7cTt+7Htyn3Bze0dx1Mlg9mTTWY4Nwvf6cbawEz4y3XsW4spKK7fTpMr2XhEaAsygxIqPdBefLx+nPLp8+uo9ybd1dbQVXHOPZmM619zxbz2fvonceHxu2N9Zi5jrsWy8dj4IcNhcVZy1e/BFPXxtuzDGtSLHDqptOZ16gJm9YvxrFbdm0yaWAEEBpmDiMc8vdWJbcXXL21AUnLtHZn07astkty07CZWu708JFmMllLmTjimVoqePzWSt5DJVMYthSzG/ZsvGAR1rH1DmeluMp2ZyLgDeYo98ACfl31p6VA0rAUn+tUwjqtUuWqaKhqUrMtWK187TSwVjN6JHQAjxLCepi2hUtyPjpPurjXEWCJjH3Utta0IV04kn5nso2UVEWtBWBFhElntWU9ZGeQuwZvKxbdgNAQo0IJIJPFJbR0Fn4HrM1O02zpPGjsI6HeGGH1LjRCNzI4MhSPoaIWAFZYVABcCM81HTy0B4gcMfFGA6qkRBIIw6Y0Mo9ArC7zWrUkiayKnpxxKs7o5VV0aKMKvV6oYsSPE8uIFPimDqo0PA4z1dOus0NeKX17LyWJVm9OtXRZo20JUutaEMWBdAFZyNdOfUvImQhiYw0Rj39O6liyyMI+Ay66NLXSxHV+sToUFylSR0njMjMxiEao0STMoX4+mNdeZ0PEYVkeVyp8DByIoawry+tNMy1a/puFjCBXeFY2KTWfT0MUkUsfUY1AcE6MPEGa2FwBxuZ0m1DxtkaTlSSw8QLSVqwjgmkdFUT2Y16HSCR4BHBRrBnYt4O+gHgOERIOGLGOroe+jWWBHH7KFNuSdX9C08az2Gg9SKKMIygxiSCtoB6RecgPM2kRD8/PiN1RNKrOWc9Y/pSOq4NIiaxb0oAIqrESVLKq80nTJFHM8Lx/T9ZjP1NuWXqdG+bqI15a8iVFLqx+jp0iifSBpPAVlA9SKoYK0UjXXgZ70lyMR9JboWWxcMrqAsSkomq6kDROR1aG+vmXhqMRl2fCnUqqwuZoB68dcsnpCa5NGzTwOy9UinpjRbDeq7x1U01ABABAOuuh4lVtSFX4ZdvzqIpJLHOg5YbEPqzWilqyWj9F1IeSUStFGalVEAmFKPmC7HUhdGBAOreF1kDHjOVGAymCZAyrGFH+p/UZWJ6WlCpGOnoD9KpSroi+o5sLGSzrroVOnPQmchRbVQBh8e0/0qMfq4jOg1VpJVltRs8XUHgisNG8UbkMToV9NZJXRwfDkw/4uAI1AB8BnToCARGM8aSrVaa9H1yQxxVZiZkilk6ZHMLsWtyIWSIwkt+UrzY6nnxIEOJ4Rh+FAdaSTiDRaw7WrMYEQggT5nbqRHCy6+rLPK+qCooc9CjRjyAOg4lVbflahGvp06qjuxI04zRB0mnP00ar6Mbv1TKnptY9N0VQkjPGPShI0bXUBQANGIACVCw+ZpAFQIjGsJh6sssFZnbpcRSSo3MfkCwRO2upeFgf8wUE+QHDoCBpHuptYmGmaT5/6AEMXQsag6TBNVrQGVtIYkVVaxYZyF0J1158xz4OAWgiG6dMqFTpOX40U1eJVggRA6Oo6l0BhidtZLT9bgGYaqGP5idNB48TWrYJ1XDK/Dupi2s+Dry6vhSZJQe9kcFjQjtJPLJPMnpqkh9EEhnBYxlnRNCCPIDi1ZR2UsPonDp0zrP3L4aWz99OLLHoyWSELoWXITU4fmBRK+OkWmsjkAylBHVCg6EgHw5jirKk/wCyPeY9vGrG3JW0AMKLwwrEukamSWct6RZ+mbqmGjWSTHEqJGPieQAOo8CFwsWPXFGqDVPAmlCBWrokqKosyvoHKx/9UyxhVlI0YosehOmmpB1014ZGOk23MLGX2VOFUjUhwHT7aAMQrqZy/qTicrGrA9DSeqxieFy2hXr0XTTQ8joefEesOYyWmtgwS4rDnTjkkkJmfkXCsrerKSQnNnbWCsDr1jT83Mc+cjOzQjABKEvqIEd9ZxyJEokJZv6jJ6cYZvVmGnTXLEhfShHiCvT1fZwDLDEr06fbSUI0nNZ403b2FRohkaEjw3km0ZI2RVnn6lLiqQV9J4l1+cL0kg6+OvFq3fNtgLuKkdDxqC7tg6G5bgHqp87c3SM464zNlaW54FaCrkJwsNfItEhWKDJk9WluInRJWBBA6T8vgr1kv47YgHGar2b3luUuyV+VK8U5rQt6i/1HBR0jnWSKxfYdHQ0olaH0oeohCPkc/NqfE5WhnuQY0g41sp4x4MqMV5hUrrISspMx+WQPI4vMjIwiZm65o6o+QjVuYJU/GR9RJC4imLKRBzHzo2r/AEeN+oT05Z4yrP0tNIs9qyWawArgMIIFHSg/N1a6acVBbJvFziTQ6pWCTNAPBHXpzSxwRyydTJX6SSbNydl9Zl0YatCCFUBuS8tddALElsJk8aeU+sY0ReNa9domAklmlkj5kGWS3JGGsz+mzSSSRWHX0wQysCB8CSFoan1GdI6DpFJoKGTAHCm+1aatX9TRpFkKQRoGJSd29T1HRHZjCwZXIDDXReWunFwnVc0kYVAgaInE0i0Boh+mKxn5y5UrPMYPFwyx6gRlTo3Uy6aa6eHFu8EK+PqodUYKJE0rmRG6SkUCjXRmnMaxDQkM4UdchLELopTUc9PPigixJU4caYMQQAAfuoSPT1H6iXY+n6nqj041UqDGwDfMYhK2gDMV0HIcWiz6ApH6fXjSUnUTb+vs9v416jq0Id/SWNYojpXRh1aAqqMqxsHIBB16VJ05ORxACCINSW5KkPIPTp76O69NddFHpllEQToZItFblYLl45G6VHzdTciQQSOYnG4VGCznRgRb7KERJS0aQyWEJLiOUn1JgzLrJ9H/AEw7qqgco0TRfFuZ0AeWsl8entpk1agVzoVBH0mNQJYwQ/5o4KquQujTSF/Rcgk/Kzvz0+UHlwlljhgBl041KIglvq6dPdR0iMVYQSrpIZJF9IyqiRkqPRiZwmragklRGg56cuDUICSPr4x06ugoWH6Y/t6dOmJX1AY5GVY44AIetAhkhAPUTyPIaN1A6vL4n4HRnQSGLCCcsPjQ2yAThNYB2nLERxQF0Lv1kq6IRqIysJktOhVAG6TCig+J4juBZATPpNTWzIbVM91AyPYetNXhadMZ6sUmVlgrjpllEkP6VFPP/wAmsy2oeqEFTI0hYBvnI4N/M0IBOsTp4f7UdeGcHvqzsnEMYhR7aQMstOscdPCYraNbgu2op2Hqeh6qIlCSLUEOD1NKXKdS+QHVxastedGW6GAiAYPtzqTcuo0+SMZx99PBRmWq3hLNkvoWjrNlEhgkWua6v1Y+GzM8arDF65cRkKytMSEPLUZltdsrKF0G7J04icRjGOcZ8euq11tyUOvXowmQY7Jw91J1ZI9HkYMvQDMVjl6pX+U9MLxeq7MhjHIyMDqR0qPK1hqBOdVVCgnio6f0oNy7KToepC4HqnoRteoSJXPoxs0nV/mhj1AH5vMzyzQmQ6/x6qrXQWEvgeHT+lIVmNPn9ViWQM2nqIvqMZQsqS+q3SIg+hJcg9WhI+N+0yqoW4AT140zpgCCI+z+lBL6mg9NlKsEdkg+WMBivJ5RGz+mnTzVQo/jxWurbYamMLwHy6qFWaNIGHXRlmsEFYzpELKBjCh65J+npkIPphYm0I0I62K6kAc+Eijy9StjGR+z4ffUxyERFCRgyRy6l4o42kAOr6TM5H+Ut64ihIHNyvVrqBpqADgj64ofCcDnRYaaaBR9Szs0YMkbME6NXRpVVI108/TTq6dBqeegkMT4ThQOCTJ+oZdMOFemOKVo0Q1uuWQQq80scFJfVmK62DKBVgrrJInVK56UC6+OvD2VVtQYwR10FxrgXwjH39PupB3hNLNZqY2ks36FjJ7lCjkZYGq1cvl+uCXO5ZZZljiLWJXjCJqDFUSBSBrz1QwibYaIGfV0yqmQxaGImemdYxxQR1I4a7RERqWkeKVJJJh8oZfVQyVYyWbqPOQ6gjkNBxWYB2m5geE4fDPh8atqNMBJPd1/GjFdZSdZHABZE+dQzh1PpqwBCg9T6sCeZOp1HnCxGAQYcft+zsqzj9TYt1Uow9ZljjTrWXqTqn1JkC6ydAjUDq0B019JTqxXXQDgdyqo2GKx19OnGhVlUiBJpB3BBUl/rLMi3AGaaCWVIiyBUBBBCFWC6lOpiW5aDQ6GawbgEmfK4Rl7vnVe95TTpgPWQkltV55rcUsGWxcFdMtXs9cD5jF6xLTmlabp/wDu1MMmisOqzF0kalW6rBMNwxOHWD07ahQtMgGONGwwYLIURYG0KwyEaFABzmJVBCmj69I1JYEHwJ4q+WpuQzQ3X06YirQZtJYDDq6dlFrg66kqalYjGA7sQq9eoQK2p9ManmWcggD7eJ0BN7DDp0+NQ3j+kdQxmnf3c1/7ibz9ZpJI0zIWAzJJGrY+rj6UGJMKzIlgwTUY4ngI+R4ShAKlSdTeXLzby49xSGLYSDIGEYdURGFZ/L0tW9siIQ1sA4gyCZM5TjP4019VW9c5a/8AWWlZiB+QOXDOis6AHUA9JLA6gkkchtICAZhY6dDUr9dSJ2xKxbyxfXHFNTmgvw5BXc+ilSWpMqyW2g1MVeKyI26j06a8j1cuJeakftgRMAYYZ908Y7+6g27ubwUqQhOJFXNt0JMn2iNvC5mticq2ycdgt7QXqrJUWHFZoTbNzcFZo5JBDZqU68KSMdLdK2HhYyRdLYN8EqfMjyiJxPwnCD8jnWo4nbkyJjH7PuqrdXt1sKz22TeEXc6lD3By1+Ge1tGE04YcDVXI2KWTx2VoS2kyk96Qg2EnISJYVAGpbi2yTbRmK6YyOcYfEVQElSGgJ9tT/wBq9w4zb+CzVfZdLe+ZlsPi33AE2xcyk75OKi8NNrVxB9JjcdJXDNXijkBIJI15kVnsBs3QT24f1rU2zqiGNROE+En5YAU5F3H3JyKPNtvacOHhqQi79Zu1opbarFdxuKaWjgq8rSZDIV5szHOlRRYlniillSCZa0vTGgsi5puklIjDL3mIHbQPfvkSiGe3v+Pd+NVw7oUt61t32KmYzN/cljFbs9Oplo4Mzhcbncpj7jDGW8HFmcVgL31eaggjemstOvYSOUBooyGUaG2NoJFkKLhAmCCR7ROGf31WvNee8fMBCDPCAak/eOHx1PM9tt3R39s2ZLGNz1CfamLymMs7gxdZIosrSs3cdVb9Ut2bVieWpblkEssUqKsj9QbiLc4OwbVqIGc/HOOwH2VFt1C4kqTPA9P61Ee+nu5DLQ+sl2mIoJ7d1gtytNLWOiwY8IfS1iCfNK2pXQrr4aCsp0LpXUWMY8AZ9taCAltRim4sZlTX1mjRlEliOMCJlAjPT60oDSdHpNr6agHTT4HimW8ER7atEjUNP1dPhR2AwSgrCjpWEUCpPGyQyy/Mnz1IWVmiVIlOnUASCekanlC4cAEnw1M4H54np+FYQiroYKX0PpJoXst0mOP5A0sVdWkjW3OVX5mbmASDz0PBKWQFl1GRkAT3T1CmUKRBiZ6RR1iqJZ6Yq8rSSqr/AFUwWKFmU6yyrKwkPpjwVGGp1OgHjWQ6rkNIHGkePlxFHR1VYxzmu2ZQrsNFRTG7hZFU9JSpWT1By1IHSPHkRLKnDECaQJCDqryRkDfWXtWlQyrVgRAC0a9DPFjqnztIJSzdcp5KoIYjkSUWYK/Enp8qIklZcYdO6gl6ZIa/rEwQQCwoPySY3rKM6tPoES3P0dXiug5Dx8IGYqxNsSx98fZTTJBxCcOqax6/qDN1wrFW9KX5GIhdtZVMsliQzII9EXQISx0PLQc+B8TLDTPWcOnf11IjrJYL7K8iAcpBA6JRMdWWazKtdZWYsGjhjWNWjihGqjUnTpHygtwgoAXzGE/D3/OimCSmZrMaIZoqzxtbXq+onqJOwHrSsJliiYGOSaEuurF9Q41fw4IM4bEeDhUZCHxH6+qgoa0UX0i1p1dz6YkUSpLFCnJLEtyecJHNZaPRii66E/ADgmFstLHH7cMKaWUroEp8qzP0cUVrl68reg08SlFLjSFq65CfRUgol+jkCoHgCeZ4MDSZnD3/AAp4whs6KgRQzxF1lmtiAxSrDM5maCEStE8Rbrl+heXr6W0UvqQeQI4jB1KTiMcJHdnSw1Dqr4f1bDzz9UTSRII44uUcUcqlawhiV11KEa6hSq+WmpIW41BF04v0ihBAbUo6fPpnX0rJZFeSaNYKcfoCrBJJLDGbqx6mYuY+iV3mGkMfNh56nxEA6JP1H4CnJYiAMKSrLpNGokVo8fFbk6+sIkM3VqZHtsQkpWOcD5SQTJoAOZ0lVrgMgEtGGfblQE+ESDjQFxPqPqIq5hiiggH1M8cgilsJ0BV006AaRRCzctApOhB5cTgEY4GRl1Z+7phUVyZIXL8aJaRvGscCJH1rGLNj1oxGiQnpiaCIM8a/UStyA69G5n8unEZ1KxmD09lGAAQZnCvZkWNWhhaBndn6J1YtBE4cxzBukMDKVHUSCWLc20PBENIZT4fjUJiTMY0mlIIIkSN1mczz9LFhLpYBdZHZmCv9S3USy8tPLw4khS8tSOXCKR2ECeo8sb2HMyj0fXaGZ5WEo63eIAwhCGIXx0189eJmZ3IX6UHGPvzoSP7T4Y6cP60WwWWsYTddW7DhZ9wWIKk8K0IXspPO7asksJjq2ZykD9IOqN6g6hqPEaSIvlgav05nPCe/L2VmuyeYJGWfWerp7qOV0EcUk1uRHmeSaeaI6s5sMeqWIxt0yRlX5FB0nr18uMxv8xsMfxq0py6qOxQxeq8liZNXhaToYxiUQdT9MMUYBkjIAPMMB0k8+IlLaojp0mrIIzX6R06fOjyRRsyyWZyrMg0SQQgRwv8A8teggBwUX5tNOjl83PXgCTMMMKJQhfDPp0NYFPVZ5p3gSVpbBihkJhtDRZVfkwL+tJH46aBRoTryHC0prOOFGWeCrZdcUUkDS2K7tpHHJEBVDMgjrxL1dbdDoFkJ0006SWGp5a8FGteqOB41C2lTCwSenupPaL1HiLzNHLF1RwLKSOqHrIsTRdSAyodU1H+Ujz8DaVQ6wxCjpFAYAAX6uyg2sOjAtBLJCJdIQsRBZo4yXfVj0iWQahFUHU6+HAqltnHijqnCl4gCRTYiqxZLMSNlp0oRNOktn6mZa7x0z0dESrYeOUuKugTkfl5/DW8FCWQtszh7O09XXxrMvMxuSRmfdUy5StjoLtJsZZrtVFWKHHqpFmqCw6VnQxEl/wCm3yDpLDQHqB4znS2F8J8Rz6Y+2tSy93TGnhhRMSSmzE5RhWRuigk6kddghQ0iKwAKxtpr4FiV5gg8VNMk6SQvTp99TkkKNX1z99HPUmeSP0k6fR9NK4IaN5LLSD1GPqwN6kcRLnXXpbQjXx1fSgcEkEfH50sAIGPy+VZu8cskOqxqK49CgUX0oLKyt0CxCJRGmsCyEnp5FlB8dBwdwaPoJYcevp3040aI4DOittnZzHCsiKjRQ13kClXml1VZom/MRGokI5BlY+J58VlXTxJHZ9v20d1kK6YjrNEHC/UdMDsESJIInWNNZBo49awD1KYwgZgVCjTkp8DxKwDKC2B6dPfURJkaeGXb11//2Q==', 'room1.jpg');</text:p>
      <text:p text:style-name="P1"/>
      <text:p text:style-name="P1">-- --------------------------------------------------------</text:p>
      <text:p text:style-name="P1"/>
      <text:p text:style-name="P1">--</text:p>
      <text:p text:style-name="P1">-- Table structure for table `log`</text:p>
      <text:p text:style-name="P1">--</text:p>
      <text:p text:style-name="P1"/>
      <text:p text:style-name="P1">CREATE TABLE `log` (</text:p>
      <text:p text:style-name="P1"><text:s text:c="2"/>`id` int(11) NOT NULL AUTO_INCREMENT,</text:p>
      <text:p text:style-name="P1"><text:s text:c="2"/>`ip` int(20) NOT NULL,</text:p>
      <text:p text:style-name="P1"><text:s text:c="2"/>`date` timestamp NOT NULL DEFAULT CURRENT_TIMESTAMP,</text:p>
      <text:p text:style-name="P1"><text:s text:c="2"/>PRIMARY KEY (`id`)</text:p>
      <text:p text:style-name="P1">) ENGINE=InnoDB DEFAULT CHARSET=latin1 AUTO_INCREMENT=1 ;</text:p>
      <text:p text:style-name="P1"/>
      <text:p text:style-name="P1">-- --------------------------------------------------------</text:p>
      <text:p text:style-name="P1"/>
      <text:p text:style-name="P1">--</text:p>
      <text:p text:style-name="P1">-- Table structure for table `roles`</text:p>
      <text:p text:style-name="P1">--</text:p>
      <text:p text:style-name="P1"/>
      <text:p text:style-name="P1">CREATE TABLE `roles` (</text:p>
      <text:p text:style-name="P1"><text:s text:c="2"/>`role_id` int(11) NOT NULL AUTO_INCREMENT,</text:p>
      <text:p text:style-name="P1"><text:s text:c="2"/>`role_name` varchar(100) NOT NULL,</text:p>
      <text:p text:style-name="P1"><text:s text:c="2"/>PRIMARY KEY (`role_id`)</text:p>
      <text:p text:style-name="P1">) ENGINE=InnoDB <text:s/>DEFAULT CHARSET=latin1 AUTO_INCREMENT=3 ;</text:p>
      <text:p text:style-name="P1"/>
      <text:p text:style-name="P1">--</text:p>
      <text:p text:style-name="P1">-- Dumping data for table `roles`</text:p>
      <text:p text:style-name="P1">--</text:p>
      <text:p text:style-name="P1"/>
      <text:p text:style-name="P1">INSERT INTO `roles` (`role_id`, `role_name`) VALUES</text:p>
      <text:p text:style-name="P1">(1, 'admin'),</text:p>
      <text:p text:style-name="P1">(2, 'user');</text:p>
      <text:p text:style-name="P1"/>
      <text:p text:style-name="P1">-- --------------------------------------------------------</text:p>
      <text:p text:style-name="P1"/>
      <text:p text:style-name="P1">--</text:p>
      <text:p text:style-name="P1">-- Table structure for table `users`</text:p>
      <text:p text:style-name="P1">--</text:p>
      <text:p text:style-name="P1"/>
      <text:p text:style-name="P1">CREATE TABLE `users` (</text:p>
      <text:p text:style-name="P1"><text:s text:c="2"/>`id` int(11) NOT NULL AUTO_INCREMENT,</text:p>
      <text:p text:style-name="P1"><text:s text:c="2"/>`first_name` varchar(25) NOT NULL,</text:p>
      <text:p text:style-name="P1"><text:s text:c="2"/>`last_name` varchar(25) NOT NULL,</text:p>
      <text:p text:style-name="P1"><text:s text:c="2"/>`password` varchar(100) NOT NULL,</text:p>
      <text:p text:style-name="P1"><text:s text:c="2"/>`salt` varchar(100) NOT NULL,</text:p>
      <text:p text:style-name="P1"><text:s text:c="2"/>`email` varchar(100) NOT NULL,</text:p>
      <text:p text:style-name="P1"><text:s text:c="2"/>PRIMARY KEY (`id`)</text:p>
      <text:p text:style-name="P1">) ENGINE=InnoDB <text:s/>DEFAULT CHARSET=latin1 AUTO_INCREMENT=30 ;</text:p>
      <text:p text:style-name="P1"/>
      <text:p text:style-name="P1">--</text:p>
      <text:p text:style-name="P1">-- Dumping data for table `users`</text:p>
      <text:p text:style-name="P1">--</text:p>
      <text:p text:style-name="P1"/>
      <text:p text:style-name="P1">INSERT INTO `users` (`id`, `first_name`, `last_name`, `password`, `salt`, `email`) VALUES</text:p>
      <text:p text:style-name="P1">(19, 'bNUhiUfXIq4=', 'r744MMxjvH8=', '1346703c5a9b37f64dbbbcdb3ea42c7de6afe6d14a2de62ddbadb787ad3e78cb', 'XxmTqJuRimCpQg2j2GzJ1oMVx6YvABhxaDsAnXtGk66bn8vpP59QtXM24LyEnPdx', 'onLQ4VI/qOr8wmiBRIuFtQ=='),</text:p>
      <text:p text:style-name="P1">(23, 'e/A9fafeOSQ=', 'FLe515C4HxMRByAGz8QT6g==', 'ecacf016b5a580ec0abc36faf2dc0ebda458c545aaabfef9db408d6e8fdda6aa', 'G3h4hJm9cv7fFr9BuyHKtiJkxzEE6YOM27QjQet3JAjp2s2x1Jjv23PzDvfJt4xw', 'bLmsXbwTwWRHC7CpH7qXKXXL7sGvoteQ'),</text:p>
      <text:p text:style-name="P1">(27, 'UdA66b+DiSQ=', 'UdA66b+DiSQ=', '7457193c9d92d845a102c3155c6f540dcc9449d0dee23dd29a8d20d01de0bf80', 'glkkqpmHCSAtFaqCpE5LGlpBFTwA1b0hxlCYLZGpShSyrkcQZhDGD3jkXPUZ2Vgz', '6ypV5CA/qH8FPKtQvu/KJg=='),</text:p>
      <text:p text:style-name="P1">(28, 'bNUhiUfXIq4=', 'bNUhiUfXIq4=', 'd5ccc24afd6bab5b0162b5cead02ae039452f5e680869a649f3170d8063cda9a', 'LGFEogDc3lRfSc4ZVGLIMuMAGHCqUdgGUVmkd1xgnpwgCAfyi2i5w6GeNjEJxVrs', 'onLQ4VI/qOr8wmiBRIuFtQ=='),</text:p>
      <text:p text:style-name="P1">(29, 'bNUhiUfXIq4=', 'bNUhiUfXIq4=', 'bc6e0d14757aa544ef7178e06f12307ae4f5b03aa27880fd709528d98bb2ce48', 'zOO7Y69BCyAPR66tUnRofcODgBcyHcKi2zp0GyBk8da1khvfFnEVzuzQ6MpN0a62', 'onLQ4VI/qOprgRZWKKKkgg==');</text:p>
      <text:p text:style-name="P1"/>
      <text:p text:style-name="P1">-- --------------------------------------------------------</text:p>
      <text:p text:style-name="P1"/>
      <text:p text:style-name="P1">--</text:p>
      <text:p text:style-name="P1">-- Table structure for table `user_roles`</text:p>
      <text:p text:style-name="P1">--</text:p>
      <text:p text:style-name="P1"/>
      <text:p text:style-name="P1">CREATE TABLE `user_roles` (</text:p>
      <text:p text:style-name="P1"><text:s text:c="2"/>`id` int(11) NOT NULL AUTO_INCREMENT,</text:p>
      <text:p text:style-name="P1"><text:s text:c="2"/>`user_id` int(10) NOT NULL,</text:p>
      <text:p text:style-name="P1"><text:s text:c="2"/>`role_id` int(10) NOT NULL,</text:p>
      <text:p text:style-name="P1"><text:s text:c="2"/>PRIMARY KEY (`id`)</text:p>
      <text:p text:style-name="P1">) ENGINE=InnoDB <text:s/>DEFAULT CHARSET=latin1 AUTO_INCREMENT=15 ;</text:p>
      <text:p text:style-name="P1"/>
      <text:p text:style-name="P1">--</text:p>
      <text:p text:style-name="P1">-- Dumping data for table `user_roles`</text:p>
      <text:p text:style-name="P1">--</text:p>
      <text:p text:style-name="P1"/>
      <text:p text:style-name="P1">INSERT INTO `user_roles` (`id`, `user_id`, `role_id`) VALUES</text:p>
      <text:p text:style-name="P1">(2, 19, 2),</text:p>
      <text:p text:style-name="P1">(5, 23, 1),</text:p>
      <text:p text:style-name="P1">(9, 27, 2),</text:p>
      <text:p text:style-name="P1">(10, 19, 2),</text:p>
      <text:p text:style-name="P1">(11, 28, 2),</text:p>
      <text:p text:style-name="P1">(12, 19, 2),</text:p>
      <text:p text:style-name="P1">(13, 28, 2),</text:p>
      <text:p text:style-name="P1">(14, 29, 2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</office:meta>
</office:document-meta>
</file>